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hangeSheets.xml" manifest:media-type="text/xml"/>
  <manifest:file-entry manifest:full-path="Basic/Standard/Save.xml" manifest:media-type="text/xml"/>
  <manifest:file-entry manifest:full-path="Basic/Standard/ChangeSheet.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 svg:font-family="'Nachlieli CLM'"/>
    <style:font-face style:name="Lucida Sans" svg:font-family="'Lucida Sans'"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25mm"/>
    </style:style>
    <style:style style:name="co2" style:family="table-column">
      <style:table-column-properties fo:break-before="auto" style:column-width="22.58mm"/>
    </style:style>
    <style:style style:name="co3" style:family="table-column">
      <style:table-column-properties fo:break-before="auto" style:column-width="146.3mm"/>
    </style:style>
    <style:style style:name="co4" style:family="table-column">
      <style:table-column-properties fo:break-before="auto" style:column-width="34.59mm"/>
    </style:style>
    <style:style style:name="co5" style:family="table-column">
      <style:table-column-properties fo:break-before="auto" style:column-width="25.96mm"/>
    </style:style>
    <style:style style:name="co6" style:family="table-column">
      <style:table-column-properties fo:break-before="auto" style:column-width="21.1mm"/>
    </style:style>
    <style:style style:name="co7" style:family="table-column">
      <style:table-column-properties fo:break-before="auto" style:column-width="20.66mm"/>
    </style:style>
    <style:style style:name="co8" style:family="table-column">
      <style:table-column-properties fo:break-before="auto" style:column-width="21.94mm"/>
    </style:style>
    <style:style style:name="co9" style:family="table-column">
      <style:table-column-properties fo:break-before="auto" style:column-width="29.16mm"/>
    </style:style>
    <style:style style:name="ro1" style:family="table-row">
      <style:table-row-properties style:row-height="5.29mm" fo:break-before="auto" style:use-optimal-row-height="true"/>
    </style:style>
    <style:style style:name="ro2" style:family="table-row">
      <style:table-row-properties style:row-height="19.12mm" fo:break-before="auto" style:use-optimal-row-height="true"/>
    </style:style>
    <style:style style:name="ro3" style:family="table-row">
      <style:table-row-properties style:row-height="5.31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2.52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4.6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none" fo:font-weight="bold" style:text-underline-mode="continuous" style:text-overline-mode="continuous" style:text-line-through-mode="continuous" style:font-name-asian="Lucida Sans" style:font-size-asian="12pt" style:language-asian="hi" style:country-asian="IN" style:font-style-asian="normal" style:font-weight-asian="bold" style:font-name-complex="Tahoma" style:font-size-complex="12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Lucida Sans"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Liberation Serif"/>
    </style:style>
    <style:style style:name="ce10" style:family="table-cell" style:parent-style-name="Default">
      <style:table-cell-properties fo:wrap-option="wrap"/>
      <style:text-properties style:font-name="Liberation Serif" fo:font-weight="bold" style:font-weight-asian="bold" style:font-weight-complex="bold"/>
    </style:style>
    <style:style style:name="ce11" style:family="table-cell" style:parent-style-name="Default">
      <style:table-cell-properties fo:wrap-option="wrap"/>
      <style:text-properties style:font-name="Liberation Serif" fo:font-weight="normal" style:font-weight-asian="normal" style:font-weight-complex="normal"/>
    </style:style>
    <style:style style:name="ce32" style:family="table-cell" style:parent-style-name="Default" style:data-style-name="N0">
      <style:table-cell-properties fo:wrap-option="wrap"/>
      <style:text-properties fo:font-weight="bold" style:font-weight-asian="bold" style:font-weight-complex="bold"/>
    </style:style>
    <style:style style:name="ce33" style:family="table-cell" style:parent-style-name="Default" style:data-style-name="N100">
      <style:table-cell-properties fo:wrap-option="wrap"/>
    </style:style>
    <style:style style:name="ce34" style:family="table-cell" style:parent-style-name="Default" style:data-style-name="N0">
      <style:table-cell-properties fo:wrap-option="wrap"/>
    </style:style>
    <style:style style:name="ce21" style:family="table-cell" style:parent-style-name="Default">
      <style:text-properties fo:font-weight="bold" style:font-weight-asian="bold" style:font-weight-complex="bold"/>
    </style:style>
    <style:style style:name="ce7" style:family="table-cell" style:parent-style-name="Default">
      <style:table-cell-properties style:cell-protect="none" style:print-content="true"/>
    </style:style>
    <style:style style:name="ce37" style:family="table-cell" style:parent-style-name="Default">
      <style:table-cell-properties fo:wrap-option="wrap"/>
      <style:text-properties fo:font-weight="bold" style:font-weight-asian="bold" style:font-weight-complex="bold"/>
    </style:style>
    <style:style style:name="ce38" style:family="table-cell" style:parent-style-name="Default">
      <style:table-cell-properties fo:wrap-option="wrap"/>
    </style:style>
    <style:style style:name="ce8" style:family="table-cell" style:parent-style-name="Default">
      <style:table-cell-properties style:cell-protect="protected" style:print-content="true"/>
      <style:text-properties fo:font-weight="bold" style:font-weight-asian="bold" style:font-weight-complex="bold"/>
    </style:style>
    <style:style style:name="ce9" style:family="table-cell" style:parent-style-name="Default">
      <style:table-cell-properties style:cell-protect="protected" style:print-content="true"/>
    </style:style>
    <style:style style:name="gr1" style:family="graphic">
      <style:graphic-properties fo:background-color="#fff200"/>
    </style:style>
    <style:style style:name="P1" style:family="paragraph">
      <style:paragraph-properties fo:text-align="center"/>
    </style:style>
    <style:style style:name="T1" style:family="text">
      <style:text-properties fo:font-weight="normal" style:text-position="super 58%" style:font-weight-asian="normal" style:font-weight-complex="normal"/>
    </style:style>
    <style:style style:name="T2" style:family="text">
      <style:text-properties fo:font-size="12pt" fo:font-weight="bold" style:text-underline-style="none" style:text-underline-color="font-color" style:text-line-through-type="none" fo:font-style="normal" style:text-outline="false" fo:text-shadow="none" style:text-line-through-mode="continuous" fo:language="en" fo:country="GB" style:language-asian="hi" style:country-asian="IN" style:language-complex="none" style:country-complex="none" style:font-name-asian="Lucida Sans" style:font-name-complex="Tahoma"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font-size="12pt" style:text-underline-style="none" style:text-underline-color="font-color" style:text-line-through-type="none" fo:font-style="normal" style:text-outline="false" fo:text-shadow="none" style:text-line-through-mode="continuous" fo:language="en" fo:country="GB" style:language-asian="hi" style:country-asian="IN" style:language-complex="none" style:country-complex="none" style:font-name-asian="Lucida Sans" style:font-name-complex="Tahoma" style:font-size-asian="12pt" style:font-size-complex="12pt" style:font-style-asian="normal" style:font-style-complex="normal" style:text-emphasize="none" style:font-relief="none" style:text-overline-style="none" style:text-overline-color="font-color" fo:font-weight="normal" style:text-position="super 58%" style:font-weight-asian="normal" style:font-weight-complex="normal"/>
    </style:style>
    <style:style style:name="T4" style:family="text">
      <style:text-properties style:font-name="Nachlieli CLM"/>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yes&quot;;&quot;no&quot;)" table:allow-empty-cell="true" table:display-list="unsorted" table:base-cell-address="Contradiction.C1">
          <table:error-message table:message-type="stop" table:title="invalid input" table:display="true">
            <text:p>Please answer the question with "yes" or "no".</text:p>
          </table:error-message>
        </table:content-validation>
      </table:content-validations>
      <table:table table:name="Guidelines"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table:table-column table:style-name="co1" table:default-cell-style-name="ce6"/>
        <table:table-column table:style-name="co2" table:number-columns-repeated="1023" table:default-cell-style-name="ce6"/>
        <table:table-row table:style-name="ro1">
          <table:table-cell table:style-name="ce1" office:value-type="string" calcext:value-type="string">
            <text:p>General Instructions</text:p>
          </table:table-cell>
          <table:table-cell table:number-columns-repeated="1023"/>
        </table:table-row>
        <table:table-row table:style-name="ro1">
          <table:table-cell table:style-name="ce2" office:value-type="string" calcext:value-type="string">
            <text:p>You are always presented with two sentences: Sentence1 and Sentence2. Take care to not mismatch them in the questions!</text:p>
          </table:table-cell>
          <table:table-cell table:number-columns-repeated="1023"/>
        </table:table-row>
        <table:table-row table:style-name="ro1">
          <table:table-cell table:style-name="ce2" office:value-type="string" calcext:value-type="string">
            <text:p>In the case of pronouns (he, she, it, mine, his, our, …) being used, you can assume they reference</text:p>
          </table:table-cell>
          <table:table-cell table:number-columns-repeated="1023"/>
        </table:table-row>
        <table:table-row table:style-name="ro1">
          <table:table-cell table:style-name="ce2" office:value-type="string" calcext:value-type="string">
            <text:p>proper names, if your common sense does not suggest otherwise.</text:p>
          </table:table-cell>
          <table:table-cell table:number-columns-repeated="1023"/>
        </table:table-row>
        <table:table-row table:style-name="ro1">
          <table:table-cell table:style-name="ce3"/>
          <table:table-cell table:number-columns-repeated="1023"/>
        </table:table-row>
        <table:table-row table:style-name="ro2">
          <table:table-cell table:style-name="ce2" office:value-type="string" calcext:value-type="string">
            <text:p>In the document, there is a sheet for each question category with several sentence pairs. You will always see only one sheet at a time named after the question category you are in right now (have a look at the bottom left). When you have answered the question for every sentence pair, click the “NEXT” button in order to go to the next sheet / question category. Keep in mind that once you have clicked the button you are not able to go back to that sheet.</text:p>
          </table:table-cell>
          <table:table-cell table:number-columns-repeated="1023"/>
        </table:table-row>
        <table:table-row table:style-name="ro1">
          <table:table-cell table:style-name="ce2" office:value-type="string" calcext:value-type="string">
            <text:p>This instruction sheet will always be available. To switch between this sheet and the question sheet, click on the respective slot at the bottom.</text:p>
          </table:table-cell>
          <table:table-cell table:number-columns-repeated="1023"/>
        </table:table-row>
        <table:table-row table:style-name="ro1">
          <table:table-cell table:style-name="ce3"/>
          <table:table-cell table:number-columns-repeated="1023"/>
        </table:table-row>
        <table:table-row table:style-name="ro3">
          <table:table-cell table:style-name="ce1" office:value-type="string" calcext:value-type="string">
            <text:p>Contradiction<text:span text:style-name="T1"> [1]</text:span></text:p>
          </table:table-cell>
          <table:table-cell table:number-columns-repeated="1023"/>
        </table:table-row>
        <table:table-row table:style-name="ro1">
          <table:table-cell table:style-name="ce2" office:value-type="string" calcext:value-type="string">
            <text:p>Definition: If Sentence1 is true, Sentence2 is false and the other way round.</text:p>
          </table:table-cell>
          <table:table-cell table:number-columns-repeated="1023"/>
        </table:table-row>
        <table:table-row table:style-name="ro1">
          <table:table-cell table:style-name="ce2" office:value-type="string" calcext:value-type="string">
            <text:p>Does Sentence2 contradict Sentence1?</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2 does contradict Sentence1”:</text:p>
          </table:table-cell>
          <table:table-cell table:number-columns-repeated="1023"/>
        </table:table-row>
        <table:table-row table:style-name="ro1">
          <table:table-cell table:style-name="ce2" office:value-type="string" calcext:value-type="string">
            <text:p>Sentence1: John bought a new house near the beach.</text:p>
          </table:table-cell>
          <table:table-cell table:number-columns-repeated="1023"/>
        </table:table-row>
        <table:table-row table:style-name="ro1">
          <table:table-cell table:style-name="ce2" office:value-type="string" calcext:value-type="string">
            <text:p>Sentence2: John didn't buy the house near the beach.</text:p>
          </table:table-cell>
          <table:table-cell table:number-columns-repeated="1023"/>
        </table:table-row>
        <table:table-row table:style-name="ro1">
          <table:table-cell table:style-name="ce2" office:value-type="string" calcext:value-type="string">
            <text:p>The second sentence directly contradicts the first one – they can't both be true.</text:p>
          </table:table-cell>
          <table:table-cell table:number-columns-repeated="1023"/>
        </table:table-row>
        <table:table-row table:style-name="ro1">
          <table:table-cell table:style-name="ce2" office:value-type="string" calcext:value-type="string">
            <text:p>Sentence1: Mary is on a vacation in Florida.</text:p>
          </table:table-cell>
          <table:table-cell table:number-columns-repeated="1023"/>
        </table:table-row>
        <table:table-row table:style-name="ro1">
          <table:table-cell table:style-name="ce2" office:value-type="string" calcext:value-type="string">
            <text:p>Sentence2: Mary is at the office, working.</text:p>
          </table:table-cell>
          <table:table-cell table:number-columns-repeated="1023"/>
        </table:table-row>
        <table:table-row table:style-name="ro1">
          <table:table-cell table:style-name="ce2" office:value-type="string" calcext:value-type="string">
            <text:p>The two sentences can't be true at the same time Mary is either on vacation in Florida, or at the office. She can't be in two places.</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2 does not contradict Sentence1":</text:p>
          </table:table-cell>
          <table:table-cell table:number-columns-repeated="1023"/>
        </table:table-row>
        <table:table-row table:style-name="ro1">
          <table:table-cell table:style-name="ce2" office:value-type="string" calcext:value-type="string">
            <text:p>Sentence1: Mary is on vacation in Florida.</text:p>
          </table:table-cell>
          <table:table-cell table:number-columns-repeated="1023"/>
        </table:table-row>
        <table:table-row table:style-name="ro1">
          <table:table-cell table:style-name="ce2" office:value-type="string" calcext:value-type="string">
            <text:p>Sentence2: John is at the office.</text:p>
          </table:table-cell>
          <table:table-cell table:number-columns-repeated="1023"/>
        </table:table-row>
        <table:table-row table:style-name="ro1">
          <table:table-cell table:style-name="ce2" office:value-type="string" calcext:value-type="string">
            <text:p>John and Mary are two different persons. There is no contradiction. Both statements can be true.</text:p>
          </table:table-cell>
          <table:table-cell table:number-columns-repeated="1023"/>
        </table:table-row>
        <table:table-row table:style-name="ro1" table:number-rows-repeated="2">
          <table:table-cell table:style-name="ce3"/>
          <table:table-cell table:number-columns-repeated="1023"/>
        </table:table-row>
        <table:table-row table:style-name="ro3">
          <table:table-cell table:style-name="ce1" office:value-type="string" calcext:value-type="string">
            <text:p><text:span text:style-name="T2">Entailment</text:span><text:span text:style-name="T3"> [1]</text:span></text:p>
          </table:table-cell>
          <table:table-cell table:number-columns-repeated="1023"/>
        </table:table-row>
        <table:table-row table:style-name="ro1">
          <table:table-cell table:style-name="ce2" office:value-type="string" calcext:value-type="string">
            <text:p>Definition: If Sentence2 is true, Sentence1 or parts of Sentence1 are true, too.</text:p>
          </table:table-cell>
          <table:table-cell table:number-columns-repeated="1023"/>
        </table:table-row>
        <table:table-row table:style-name="ro1">
          <table:table-cell table:style-name="ce2" office:value-type="string" calcext:value-type="string">
            <text:p>Does Sentence2 cause Sentence1 to be true or partially true?</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2 causes Sentence1 to be true":</text:p>
          </table:table-cell>
          <table:table-cell table:number-columns-repeated="1023"/>
        </table:table-row>
        <table:table-row table:style-name="ro1">
          <table:table-cell table:style-name="ce2" office:value-type="string" calcext:value-type="string">
            <text:p>Sentence1: John has a car.</text:p>
          </table:table-cell>
          <table:table-cell table:number-columns-repeated="1023"/>
        </table:table-row>
        <table:table-row table:style-name="ro1">
          <table:table-cell table:style-name="ce2" office:value-type="string" calcext:value-type="string">
            <text:p>Sentence2: John bought a car from Mike.</text:p>
          </table:table-cell>
          <table:table-cell table:number-columns-repeated="1023"/>
        </table:table-row>
        <table:table-row table:style-name="ro1">
          <table:table-cell table:style-name="ce2" office:value-type="string" calcext:value-type="string">
            <text:p>In that case, the second sentence causes the first sentence to be true, as assuming that John bought</text:p>
          </table:table-cell>
          <table:table-cell table:number-columns-repeated="1023"/>
        </table:table-row>
        <table:table-row table:style-name="ro1">
          <table:table-cell table:style-name="ce2" office:value-type="string" calcext:value-type="string">
            <text:p>a car, it means that he has a car now.</text:p>
          </table:table-cell>
          <table:table-cell table:number-columns-repeated="1023"/>
        </table:table-row>
        <table:table-row table:style-name="ro1">
          <table:table-cell table:style-name="ce2" office:value-type="string" calcext:value-type="string">
            <text:p>Sentence1: Boys play games.</text:p>
          </table:table-cell>
          <table:table-cell table:number-columns-repeated="1023"/>
        </table:table-row>
        <table:table-row table:style-name="ro1">
          <table:table-cell table:style-name="ce2" office:value-type="string" calcext:value-type="string">
            <text:p>Sentence2: Boys and girls play games.</text:p>
          </table:table-cell>
          <table:table-cell table:number-columns-repeated="1023"/>
        </table:table-row>
        <table:table-row table:style-name="ro1">
          <table:table-cell table:style-name="ce2" office:value-type="string" calcext:value-type="string">
            <text:p>In that case, the second sentence causes the first sentence to be true, as the second sentence says</text:p>
          </table:table-cell>
          <table:table-cell table:number-columns-repeated="1023"/>
        </table:table-row>
        <table:table-row table:style-name="ro1">
          <table:table-cell table:style-name="ce2" office:value-type="string" calcext:value-type="string">
            <text:p>that both boys and girls play games, it also contains the information that boys play games.</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2 does not cause Sentence1 to be true":</text:p>
          </table:table-cell>
          <table:table-cell table:number-columns-repeated="1023"/>
        </table:table-row>
        <table:table-row table:style-name="ro1">
          <table:table-cell table:style-name="ce2" office:value-type="string" calcext:value-type="string">
            <text:p>Sentence1: John bought a car from Mike.</text:p>
          </table:table-cell>
          <table:table-cell table:number-columns-repeated="1023"/>
        </table:table-row>
        <table:table-row table:style-name="ro1">
          <table:table-cell table:style-name="ce2" office:value-type="string" calcext:value-type="string">
            <text:p>Sentence2: John has a car.</text:p>
          </table:table-cell>
          <table:table-cell table:number-columns-repeated="1023"/>
        </table:table-row>
        <table:table-row table:style-name="ro1">
          <table:table-cell table:style-name="ce2" office:value-type="string" calcext:value-type="string">
            <text:p>If the first sentence makes the second sentence true (but the second doesn't make the first</text:p>
          </table:table-cell>
          <table:table-cell table:number-columns-repeated="1023"/>
        </table:table-row>
        <table:table-row table:style-name="ro1">
          <table:table-cell table:style-name="ce2" office:value-type="string" calcext:value-type="string">
            <text:p>true), answer with “no”.</text:p>
          </table:table-cell>
          <table:table-cell table:number-columns-repeated="1023"/>
        </table:table-row>
        <table:table-row table:style-name="ro1">
          <table:table-cell table:style-name="ce2" office:value-type="string" calcext:value-type="string">
            <text:p>Sentence1: He is an English teacher.</text:p>
          </table:table-cell>
          <table:table-cell table:number-columns-repeated="1023"/>
        </table:table-row>
        <table:table-row table:style-name="ro1">
          <table:table-cell table:style-name="ce2" office:value-type="string" calcext:value-type="string">
            <text:p>Sentence2: He works as a teacher in Peru.</text:p>
          </table:table-cell>
          <table:table-cell table:number-columns-repeated="1023"/>
        </table:table-row>
        <table:table-row table:style-name="ro1">
          <table:table-cell table:style-name="ce2" office:value-type="string" calcext:value-type="string">
            <text:p>If you cannot tell if the second sentence causes the first sentence to be true, answer with “no”.</text:p>
          </table:table-cell>
          <table:table-cell table:number-columns-repeated="1023"/>
        </table:table-row>
        <table:table-row table:style-name="ro1" table:number-rows-repeated="2">
          <table:table-cell table:style-name="ce3"/>
          <table:table-cell table:number-columns-repeated="1023"/>
        </table:table-row>
        <table:table-row table:style-name="ro3">
          <table:table-cell table:style-name="ce1" office:value-type="string" calcext:value-type="string">
            <text:p><text:span text:style-name="T2">Specificity</text:span><text:span text:style-name="T3"> [1]</text:span></text:p>
          </table:table-cell>
          <table:table-cell table:number-columns-repeated="1023"/>
        </table:table-row>
        <table:table-row table:style-name="ro1">
          <table:table-cell table:style-name="ce2" office:value-type="string" calcext:value-type="string">
            <text:p>Is Sentence2 more specific than Sentence1 or partially more specific than Sentence1?</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2 is more specific than Sentence1":</text:p>
          </table:table-cell>
          <table:table-cell table:number-columns-repeated="1023"/>
        </table:table-row>
        <table:table-row table:style-name="ro1">
          <table:table-cell table:style-name="ce2" office:value-type="string" calcext:value-type="string">
            <text:p>Sentence1: I like animals.</text:p>
          </table:table-cell>
          <table:table-cell table:number-columns-repeated="1023"/>
        </table:table-row>
        <table:table-row table:style-name="ro1">
          <table:table-cell table:style-name="ce2" office:value-type="string" calcext:value-type="string">
            <text:p>Sentence2: I like cats.</text:p>
          </table:table-cell>
          <table:table-cell table:number-columns-repeated="1023"/>
        </table:table-row>
        <table:table-row table:style-name="ro1">
          <table:table-cell table:style-name="ce2" office:value-type="string" calcext:value-type="string">
            <text:p>As the 2nd sentence gives the more specific information on which animal is liked, it is more specific.</text:p>
          </table:table-cell>
          <table:table-cell table:number-columns-repeated="1023"/>
        </table:table-row>
        <table:table-row table:style-name="ro1">
          <table:table-cell table:style-name="ce2" office:value-type="string" calcext:value-type="string">
            <text:p>Hence, you have to answer with “yes”.</text:p>
          </table:table-cell>
          <table:table-cell table:number-columns-repeated="1023"/>
        </table:table-row>
        <table:table-row table:style-name="ro1">
          <table:table-cell table:style-name="ce2" office:value-type="string" calcext:value-type="string">
            <text:p>Sentence1: The cafe sells coffee.</text:p>
          </table:table-cell>
          <table:table-cell table:number-columns-repeated="1023"/>
        </table:table-row>
        <table:table-row table:style-name="ro1">
          <table:table-cell table:style-name="ce2" office:value-type="string" calcext:value-type="string">
            <text:p>Sentence2: The cute cafe has great coffee.</text:p>
          </table:table-cell>
          <table:table-cell table:number-columns-repeated="1023"/>
        </table:table-row>
        <table:table-row table:style-name="ro1">
          <table:table-cell table:style-name="ce2" office:value-type="string" calcext:value-type="string">
            <text:p>As the 2nd sentence gives the more specific information on both the cafe and the coffee, it is more specific. Hence, you have to answer with “yes”.</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2 is not more specific than Sentence1":</text:p>
          </table:table-cell>
          <table:table-cell table:number-columns-repeated="1023"/>
        </table:table-row>
        <table:table-row table:style-name="ro1">
          <table:table-cell table:style-name="ce2" office:value-type="string" calcext:value-type="string">
            <text:p>Sentence1: I like cats.</text:p>
          </table:table-cell>
          <table:table-cell table:number-columns-repeated="1023"/>
        </table:table-row>
        <table:table-row table:style-name="ro1">
          <table:table-cell table:style-name="ce2" office:value-type="string" calcext:value-type="string">
            <text:p>Sentence2: I like animals.</text:p>
          </table:table-cell>
          <table:table-cell table:number-columns-repeated="1023"/>
        </table:table-row>
        <table:table-row table:style-name="ro1">
          <table:table-cell table:style-name="ce2" office:value-type="string" calcext:value-type="string">
            <text:p>As the 1st sentence gives the more specific information on which animal is liked, it is more specific.</text:p>
          </table:table-cell>
          <table:table-cell table:number-columns-repeated="1023"/>
        </table:table-row>
        <table:table-row table:style-name="ro1">
          <table:table-cell table:style-name="ce2" office:value-type="string" calcext:value-type="string">
            <text:p>Hence, you have to answer with “no”.</text:p>
          </table:table-cell>
          <table:table-cell table:number-columns-repeated="1023"/>
        </table:table-row>
        <table:table-row table:style-name="ro1">
          <table:table-cell table:style-name="ce2" office:value-type="string" calcext:value-type="string">
            <text:p>Sentence1: I like cats.</text:p>
          </table:table-cell>
          <table:table-cell table:number-columns-repeated="1023"/>
        </table:table-row>
        <table:table-row table:style-name="ro1">
          <table:table-cell table:style-name="ce2" office:value-type="string" calcext:value-type="string">
            <text:p>Sentence2: I like dogs.</text:p>
          </table:table-cell>
          <table:table-cell table:number-columns-repeated="1023"/>
        </table:table-row>
        <table:table-row table:style-name="ro1">
          <table:table-cell table:style-name="ce2" office:value-type="string" calcext:value-type="string">
            <text:p>Now, as in both cases the liked animal is mentioned, they have the same level of specificity. Hence,</text:p>
          </table:table-cell>
          <table:table-cell table:number-columns-repeated="1023"/>
        </table:table-row>
        <table:table-row table:style-name="ro1">
          <table:table-cell table:style-name="ce2" office:value-type="string" calcext:value-type="string">
            <text:p>you have to answer with “no”.</text:p>
          </table:table-cell>
          <table:table-cell table:number-columns-repeated="1023"/>
        </table:table-row>
        <table:table-row table:style-name="ro1">
          <table:table-cell table:style-name="ce2" office:value-type="string" calcext:value-type="string">
            <text:p>Sentence1: He saw a blind cat.</text:p>
          </table:table-cell>
          <table:table-cell table:number-columns-repeated="1023"/>
        </table:table-row>
        <table:table-row table:style-name="ro1">
          <table:table-cell table:style-name="ce2" office:value-type="string" calcext:value-type="string">
            <text:p>Sentence2: I like black dogs.</text:p>
          </table:table-cell>
          <table:table-cell table:number-columns-repeated="1023"/>
        </table:table-row>
        <table:table-row table:style-name="ro1">
          <table:table-cell table:style-name="ce2" office:value-type="string" calcext:value-type="string">
            <text:p>Now, as the information is very diverse, it is impossible to say which sentence is more specific.</text:p>
          </table:table-cell>
          <table:table-cell table:number-columns-repeated="1023"/>
        </table:table-row>
        <table:table-row table:style-name="ro1">
          <table:table-cell table:style-name="ce2" office:value-type="string" calcext:value-type="string">
            <text:p>Hence, you have to answer with “no”.</text:p>
          </table:table-cell>
          <table:table-cell table:number-columns-repeated="1023"/>
        </table:table-row>
        <table:table-row table:style-name="ro1" table:number-rows-repeated="2">
          <table:table-cell table:style-name="ce3"/>
          <table:table-cell table:number-columns-repeated="1023"/>
        </table:table-row>
        <table:table-row table:style-name="ro3">
          <table:table-cell table:style-name="ce1" office:value-type="string" calcext:value-type="string">
            <text:p><text:span text:style-name="T2">Paraphrase</text:span><text:span text:style-name="T3"> [1]</text:span></text:p>
          </table:table-cell>
          <table:table-cell table:number-columns-repeated="1023"/>
        </table:table-row>
        <table:table-row table:style-name="ro1">
          <table:table-cell table:style-name="ce2" office:value-type="string" calcext:value-type="string">
            <text:p>Do Sentence1 and Sentence2 have approximately the same meaning?</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1 and Sentence2 have approximately the same meaning":</text:p>
          </table:table-cell>
          <table:table-cell table:number-columns-repeated="1023"/>
        </table:table-row>
        <table:table-row table:style-name="ro1">
          <table:table-cell table:style-name="ce2" office:value-type="string" calcext:value-type="string">
            <text:p>Sentence1: John goes to work every day with the metro.</text:p>
          </table:table-cell>
          <table:table-cell table:number-columns-repeated="1023"/>
        </table:table-row>
        <table:table-row table:style-name="ro1">
          <table:table-cell table:style-name="ce2" office:value-type="string" calcext:value-type="string">
            <text:p>Sentence2: He takes the metro to work every day.</text:p>
          </table:table-cell>
          <table:table-cell table:number-columns-repeated="1023"/>
        </table:table-row>
        <table:table-row table:style-name="ro1">
          <table:table-cell table:style-name="ce2" office:value-type="string" calcext:value-type="string">
            <text:p>In the content of the task, we assume that "He" and "John" are the same person.</text:p>
          </table:table-cell>
          <table:table-cell table:number-columns-repeated="1023"/>
        </table:table-row>
        <table:table-row table:style-name="ro1">
          <table:table-cell table:style-name="ce2" office:value-type="string" calcext:value-type="string">
            <text:p>Sentence1: Mary sold her Toyota to Jeanne.</text:p>
          </table:table-cell>
          <table:table-cell table:number-columns-repeated="1023"/>
        </table:table-row>
        <table:table-row table:style-name="ro1">
          <table:table-cell table:style-name="ce2" office:value-type="string" calcext:value-type="string">
            <text:p>Sentence2: Jeanne bought her Toyota from Mary Smith.</text:p>
          </table:table-cell>
          <table:table-cell table:number-columns-repeated="1023"/>
        </table:table-row>
        <table:table-row table:style-name="ro1">
          <table:table-cell table:style-name="ce2" office:value-type="string" calcext:value-type="string">
            <text:p>In the content of the task, we assume that "Mary Smith" and "Mary" are the same person.</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 for "Sentence1 and Sentence2 have not the same meaning":</text:p>
          </table:table-cell>
          <table:table-cell table:number-columns-repeated="1023"/>
        </table:table-row>
        <table:table-row table:style-name="ro1">
          <table:table-cell table:style-name="ce2" office:value-type="string" calcext:value-type="string">
            <text:p>Sentence1: Mary sold her Toyota to Jeanne.</text:p>
          </table:table-cell>
          <table:table-cell table:number-columns-repeated="1023"/>
        </table:table-row>
        <table:table-row table:style-name="ro1">
          <table:table-cell table:style-name="ce2" office:value-type="string" calcext:value-type="string">
            <text:p>Sentence2: Mary had a blue Toyota.</text:p>
          </table:table-cell>
          <table:table-cell table:number-columns-repeated="1023"/>
        </table:table-row>
        <table:table-row table:style-name="ro1">
          <table:table-cell table:style-name="ce2" office:value-type="string" calcext:value-type="string">
            <text:p>The two texts are related but are not the same.</text:p>
          </table:table-cell>
          <table:table-cell table:number-columns-repeated="1023"/>
        </table:table-row>
        <table:table-row table:style-name="ro1">
          <table:table-cell table:style-name="ce2" office:value-type="string" calcext:value-type="string">
            <text:p>Sentence1: John Smith takes the metro to work every day.</text:p>
          </table:table-cell>
          <table:table-cell table:number-columns-repeated="1023"/>
        </table:table-row>
        <table:table-row table:style-name="ro1">
          <table:table-cell table:style-name="ce2" office:value-type="string" calcext:value-type="string">
            <text:p>Sentence2: John works from home every Tuesday.</text:p>
          </table:table-cell>
          <table:table-cell table:number-columns-repeated="1023"/>
        </table:table-row>
        <table:table-row table:style-name="ro1">
          <table:table-cell table:style-name="ce2" office:value-type="string" calcext:value-type="string">
            <text:p>The two texts are not closely related except for the person (John).</text:p>
          </table:table-cell>
          <table:table-cell table:number-columns-repeated="1023"/>
        </table:table-row>
        <table:table-row table:style-name="ro1" table:number-rows-repeated="2">
          <table:table-cell table:style-name="ce3"/>
          <table:table-cell table:number-columns-repeated="1023"/>
        </table:table-row>
        <table:table-row table:style-name="ro3">
          <table:table-cell table:style-name="ce1" office:value-type="string" calcext:value-type="string">
            <text:p><text:span text:style-name="T2">Local Relevance</text:span><text:span text:style-name="T3"> [2]</text:span></text:p>
          </table:table-cell>
          <table:table-cell table:number-columns-repeated="1023"/>
        </table:table-row>
        <table:table-row table:style-name="ro1">
          <table:table-cell table:style-name="ce2" office:value-type="string" calcext:value-type="string">
            <text:p>Important: You should be open to see Sentence2 as relevant even if it does not match your own stance on the issue.</text:p>
          </table:table-cell>
          <table:table-cell table:number-columns-repeated="1023"/>
        </table:table-row>
        <table:table-row table:style-name="ro1">
          <table:table-cell table:style-name="ce2" office:value-type="string" calcext:value-type="string">
            <text:p>Does Sentence2 contribute to the acceptance or rejection of Sentence1?</text:p>
          </table:table-cell>
          <table:table-cell table:number-columns-repeated="1023"/>
        </table:table-row>
        <table:table-row table:style-name="ro1">
          <table:table-cell table:style-name="ce3"/>
          <table:table-cell table:number-columns-repeated="1023"/>
        </table:table-row>
        <table:table-row table:style-name="ro1">
          <table:table-cell table:style-name="ce4" office:value-type="string" calcext:value-type="string">
            <text:p>Examples:</text:p>
          </table:table-cell>
          <table:table-cell table:number-columns-repeated="1023"/>
        </table:table-row>
        <table:table-row table:style-name="ro1">
          <table:table-cell table:style-name="ce2" office:value-type="string" calcext:value-type="string">
            <text:p>If you think Sentence2 is worthy of being considered as a reason or evidence for Sentence1, you have to answer with “yes”.</text:p>
          </table:table-cell>
          <table:table-cell table:number-columns-repeated="1023"/>
        </table:table-row>
        <table:table-row table:style-name="ro1">
          <table:table-cell table:style-name="ce2" office:value-type="string" calcext:value-type="string">
            <text:p>If you think Sentence2 is similar regarding the conclusion of Sentence1, you have to answer with “yes”.</text:p>
          </table:table-cell>
          <table:table-cell table:number-columns-repeated="1023"/>
        </table:table-row>
        <table:table-row table:style-name="ro1" table:number-rows-repeated="5">
          <table:table-cell table:style-name="ce3"/>
          <table:table-cell table:number-columns-repeated="1023"/>
        </table:table-row>
        <table:table-row table:style-name="ro1">
          <table:table-cell table:style-name="ce1" office:value-type="string" calcext:value-type="string">
            <text:p>Sources:</text:p>
          </table:table-cell>
          <table:table-cell table:number-columns-repeated="1023"/>
        </table:table-row>
        <table:table-row table:style-name="ro4">
          <table:table-cell table:style-name="ce5" office:value-type="string" calcext:value-type="string">
            <text:p>[1] Darina Gold, Venelin Kovatchev and Torsten Zesch. 2019. Annotating and analyzing the interactions between meaning relations. In Proceedings of the 13th Linguistic Annotation Workshop, pages 26-36. Association for Computational Linguistics.</text:p>
          </table:table-cell>
          <table:table-cell table:number-columns-repeated="1023"/>
        </table:table-row>
        <table:table-row table:style-name="ro5">
          <table:table-cell table:style-name="ce5" office:value-type="string" calcext:value-type="string">
            <text:p>[2] Henning Wachsmuth, Nona Naderi, Yufang Hou, Yonatan Bilu, Vinodkumar Prabhakaran, Tim Alberdingk Thijm, Graeme Hirst and Benno Stein. 2017. Computational Argumentation Quality Assessment in Natural Language. In Proceedings of the 15th Conference of the European Chapter of the Association for Computational Linguistics: Volume 1, Long Papers, pages 167-187. Association for Computational Linguistics.</text:p>
          </table:table-cell>
          <table:table-cell table:number-columns-repeated="1023"/>
        </table:table-row>
        <table:table-row table:style-name="ro6">
          <table:table-cell table:style-name="ce5"/>
          <table:table-cell table:number-columns-repeated="1023"/>
        </table:table-row>
        <table:table-row table:style-name="ro6">
          <table:table-cell table:number-columns-repeated="1024"/>
        </table:table-row>
        <table:table-row table:style-name="ro6">
          <table:table-cell table:style-name="ce10" office:value-type="string" calcext:value-type="string">
            <text:p>License:</text:p>
          </table:table-cell>
          <table:table-cell table:number-columns-repeated="1023"/>
        </table:table-row>
        <table:table-row table:style-name="ro7">
          <table:table-cell table:style-name="ce11" office:value-type="string" calcext:value-type="string">
            <text:p><text:span text:style-name="T4">©</text:span>2020 Carolin Schindler</text:p>
          </table:table-cell>
          <table:table-cell table:number-columns-repeated="1023"/>
        </table:table-row>
        <table:table-row table:style-name="ro4">
          <table:table-cell office:value-type="string" calcext:value-type="string">
            <text:p><text:span text:style-name="T5">This work is licensed under the Creative Commons Attribution 4.0 International (CC BY 4.0) License.</text:span></text:p>
            <text:p><text:span text:style-name="T5">To view a copy of this license, visit https://creativecommons.org/licenses/by/4.0/</text:span>.</text:p>
          </table:table-cell>
          <table:table-cell table:number-columns-repeated="1023"/>
        </table:table-row>
        <table:table-row table:style-name="ro6" table:number-rows-repeated="1048458">
          <table:table-cell table:number-columns-repeated="1024"/>
        </table:table-row>
        <table:table-row table:style-name="ro6">
          <table:table-cell table:number-columns-repeated="1024"/>
        </table:table-row>
      </table:table>
      <table:table table:name="Contradiction"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NEX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ngeSheets.FromContradictionToEntailment?language=Basic&amp;location=document" xlink:type="simple"/>
              </office:event-listeners>
            </form:button>
          </form:form>
        </office:forms>
        <table:table-column table:style-name="co3" table:number-columns-repeated="2" table:default-cell-style-name="ce33"/>
        <table:table-column table:style-name="co2" table:default-cell-style-name="ce7"/>
        <table:table-column table:style-name="co4" table:default-cell-style-name="Default"/>
        <table:table-row table:style-name="ro6">
          <table:table-cell table:style-name="ce32" office:value-type="string" calcext:value-type="string">
            <text:p>Sentence1</text:p>
          </table:table-cell>
          <table:table-cell table:style-name="ce32" office:value-type="string" calcext:value-type="string">
            <text:p>Sentence2</text:p>
          </table:table-cell>
          <table:table-cell table:style-name="ce21" office:value-type="string" calcext:value-type="string">
            <text:p>Answer</text:p>
          </table:table-cell>
          <table:table-cell>
            <draw:control table:end-cell-address="Contradiction.D1" table:end-x="34.59mm" table:end-y="4.51mm" draw:z-index="0" draw:style-name="gr1" draw:text-style-name="P1" svg:width="34.58mm" svg:height="4.51mm" svg:x="0mm" svg:y="0mm" draw:control="control1"/>
          </table:table-cell>
        </table:table-row>
        <table:table-row table:style-name="ro6">
          <table:table-cell table:formula="of:=IF(ISBLANK([$Result.A2]);&quot;&quot;; [$Result.A2])">
            <text:p/>
          </table:table-cell>
          <table:table-cell table:style-name="ce34" table:formula="of:=IF(ISBLANK([$Result.B2]);&quot;&quot;; [$Result.B2])">
            <text:p/>
          </table:table-cell>
          <table:table-cell table:content-validation-name="val1"/>
          <table:table-cell/>
        </table:table-row>
        <table:table-row table:style-name="ro6">
          <table:table-cell table:formula="of:=IF(ISBLANK([$Result.A3]);&quot;&quot;; [$Result.A3])">
            <text:p/>
          </table:table-cell>
          <table:table-cell table:style-name="ce34" table:formula="of:=IF(ISBLANK([$Result.B3]);&quot;&quot;; [$Result.B3])">
            <text:p/>
          </table:table-cell>
          <table:table-cell table:content-validation-name="val1"/>
          <table:table-cell/>
        </table:table-row>
        <table:table-row table:style-name="ro6">
          <table:table-cell table:formula="of:=IF(ISBLANK([$Result.A4]);&quot;&quot;; [$Result.A4])">
            <text:p/>
          </table:table-cell>
          <table:table-cell table:style-name="ce34" table:formula="of:=IF(ISBLANK([$Result.B4]);&quot;&quot;; [$Result.B4])">
            <text:p/>
          </table:table-cell>
          <table:table-cell table:content-validation-name="val1"/>
          <table:table-cell/>
        </table:table-row>
        <table:table-row table:style-name="ro6">
          <table:table-cell table:formula="of:=IF(ISBLANK([$Result.A5]);&quot;&quot;; [$Result.A5])">
            <text:p/>
          </table:table-cell>
          <table:table-cell table:style-name="ce34" table:formula="of:=IF(ISBLANK([$Result.B5]);&quot;&quot;; [$Result.B5])">
            <text:p/>
          </table:table-cell>
          <table:table-cell table:content-validation-name="val1"/>
          <table:table-cell/>
        </table:table-row>
        <table:table-row table:style-name="ro6">
          <table:table-cell table:formula="of:=IF(ISBLANK([$Result.A6]);&quot;&quot;; [$Result.A6])">
            <text:p/>
          </table:table-cell>
          <table:table-cell table:style-name="ce34" table:formula="of:=IF(ISBLANK([$Result.B6]);&quot;&quot;; [$Result.B6])">
            <text:p/>
          </table:table-cell>
          <table:table-cell table:content-validation-name="val1"/>
          <table:table-cell/>
        </table:table-row>
        <table:table-row table:style-name="ro6">
          <table:table-cell table:formula="of:=IF(ISBLANK([$Result.A7]);&quot;&quot;; [$Result.A7])">
            <text:p/>
          </table:table-cell>
          <table:table-cell table:style-name="ce34" table:formula="of:=IF(ISBLANK([$Result.B7]);&quot;&quot;; [$Result.B7])">
            <text:p/>
          </table:table-cell>
          <table:table-cell table:content-validation-name="val1"/>
          <table:table-cell/>
        </table:table-row>
        <table:table-row table:style-name="ro6">
          <table:table-cell table:formula="of:=IF(ISBLANK([$Result.A8]);&quot;&quot;; [$Result.A8])">
            <text:p/>
          </table:table-cell>
          <table:table-cell table:style-name="ce34" table:formula="of:=IF(ISBLANK([$Result.B8]);&quot;&quot;; [$Result.B8])">
            <text:p/>
          </table:table-cell>
          <table:table-cell table:content-validation-name="val1"/>
          <table:table-cell/>
        </table:table-row>
        <table:table-row table:style-name="ro6">
          <table:table-cell table:formula="of:=IF(ISBLANK([$Result.A9]);&quot;&quot;; [$Result.A9])">
            <text:p/>
          </table:table-cell>
          <table:table-cell table:style-name="ce34" table:formula="of:=IF(ISBLANK([$Result.B9]);&quot;&quot;; [$Result.B9])">
            <text:p/>
          </table:table-cell>
          <table:table-cell table:content-validation-name="val1"/>
          <table:table-cell/>
        </table:table-row>
        <table:table-row table:style-name="ro6">
          <table:table-cell table:formula="of:=IF(ISBLANK([$Result.A10]);&quot;&quot;; [$Result.A10])">
            <text:p/>
          </table:table-cell>
          <table:table-cell table:style-name="ce34" table:formula="of:=IF(ISBLANK([$Result.B10]);&quot;&quot;; [$Result.B10])">
            <text:p/>
          </table:table-cell>
          <table:table-cell table:content-validation-name="val1"/>
          <table:table-cell/>
        </table:table-row>
        <table:table-row table:style-name="ro6">
          <table:table-cell table:formula="of:=IF(ISBLANK([$Result.A11]);&quot;&quot;; [$Result.A11])">
            <text:p/>
          </table:table-cell>
          <table:table-cell table:style-name="ce34" table:formula="of:=IF(ISBLANK([$Result.B11]);&quot;&quot;; [$Result.B11])">
            <text:p/>
          </table:table-cell>
          <table:table-cell table:content-validation-name="val1"/>
          <table:table-cell/>
        </table:table-row>
        <table:table-row table:style-name="ro6">
          <table:table-cell table:formula="of:=IF(ISBLANK([$Result.A12]);&quot;&quot;; [$Result.A12])">
            <text:p/>
          </table:table-cell>
          <table:table-cell table:style-name="ce34" table:formula="of:=IF(ISBLANK([$Result.B12]);&quot;&quot;; [$Result.B12])">
            <text:p/>
          </table:table-cell>
          <table:table-cell table:content-validation-name="val1"/>
          <table:table-cell/>
        </table:table-row>
        <table:table-row table:style-name="ro6">
          <table:table-cell table:formula="of:=IF(ISBLANK([$Result.A13]);&quot;&quot;; [$Result.A13])">
            <text:p/>
          </table:table-cell>
          <table:table-cell table:style-name="ce34" table:formula="of:=IF(ISBLANK([$Result.B13]);&quot;&quot;; [$Result.B13])">
            <text:p/>
          </table:table-cell>
          <table:table-cell table:content-validation-name="val1"/>
          <table:table-cell/>
        </table:table-row>
        <table:table-row table:style-name="ro6">
          <table:table-cell table:formula="of:=IF(ISBLANK([$Result.A14]);&quot;&quot;; [$Result.A14])">
            <text:p/>
          </table:table-cell>
          <table:table-cell table:style-name="ce34" table:formula="of:=IF(ISBLANK([$Result.B14]);&quot;&quot;; [$Result.B14])">
            <text:p/>
          </table:table-cell>
          <table:table-cell table:content-validation-name="val1"/>
          <table:table-cell/>
        </table:table-row>
        <table:table-row table:style-name="ro6">
          <table:table-cell table:formula="of:=IF(ISBLANK([$Result.A15]);&quot;&quot;; [$Result.A15])">
            <text:p/>
          </table:table-cell>
          <table:table-cell table:style-name="ce34" table:formula="of:=IF(ISBLANK([$Result.B15]);&quot;&quot;; [$Result.B15])">
            <text:p/>
          </table:table-cell>
          <table:table-cell table:content-validation-name="val1"/>
          <table:table-cell/>
        </table:table-row>
        <table:table-row table:style-name="ro6">
          <table:table-cell table:formula="of:=IF(ISBLANK([$Result.A16]);&quot;&quot;; [$Result.A16])">
            <text:p/>
          </table:table-cell>
          <table:table-cell table:style-name="ce34" table:formula="of:=IF(ISBLANK([$Result.B16]);&quot;&quot;; [$Result.B16])">
            <text:p/>
          </table:table-cell>
          <table:table-cell table:content-validation-name="val1"/>
          <table:table-cell/>
        </table:table-row>
        <table:table-row table:style-name="ro6">
          <table:table-cell table:formula="of:=IF(ISBLANK([$Result.A17]);&quot;&quot;; [$Result.A17])">
            <text:p/>
          </table:table-cell>
          <table:table-cell table:style-name="ce34" table:formula="of:=IF(ISBLANK([$Result.B17]);&quot;&quot;; [$Result.B17])">
            <text:p/>
          </table:table-cell>
          <table:table-cell table:content-validation-name="val1"/>
          <table:table-cell/>
        </table:table-row>
        <table:table-row table:style-name="ro6">
          <table:table-cell table:formula="of:=IF(ISBLANK([$Result.A18]);&quot;&quot;; [$Result.A18])">
            <text:p/>
          </table:table-cell>
          <table:table-cell table:style-name="ce34" table:formula="of:=IF(ISBLANK([$Result.B18]);&quot;&quot;; [$Result.B18])">
            <text:p/>
          </table:table-cell>
          <table:table-cell table:content-validation-name="val1"/>
          <table:table-cell/>
        </table:table-row>
        <table:table-row table:style-name="ro6">
          <table:table-cell table:formula="of:=IF(ISBLANK([$Result.A19]);&quot;&quot;; [$Result.A19])">
            <text:p/>
          </table:table-cell>
          <table:table-cell table:style-name="ce34" table:formula="of:=IF(ISBLANK([$Result.B19]);&quot;&quot;; [$Result.B19])">
            <text:p/>
          </table:table-cell>
          <table:table-cell table:content-validation-name="val1"/>
          <table:table-cell/>
        </table:table-row>
        <table:table-row table:style-name="ro6">
          <table:table-cell table:formula="of:=IF(ISBLANK([$Result.A20]);&quot;&quot;; [$Result.A20])">
            <text:p/>
          </table:table-cell>
          <table:table-cell table:style-name="ce34" table:formula="of:=IF(ISBLANK([$Result.B20]);&quot;&quot;; [$Result.B20])">
            <text:p/>
          </table:table-cell>
          <table:table-cell table:content-validation-name="val1"/>
          <table:table-cell/>
        </table:table-row>
        <table:table-row table:style-name="ro6">
          <table:table-cell table:formula="of:=IF(ISBLANK([$Result.A21]);&quot;&quot;; [$Result.A21])">
            <text:p/>
          </table:table-cell>
          <table:table-cell table:style-name="ce34" table:formula="of:=IF(ISBLANK([$Result.B21]);&quot;&quot;; [$Result.B21])">
            <text:p/>
          </table:table-cell>
          <table:table-cell table:content-validation-name="val1"/>
          <table:table-cell/>
        </table:table-row>
        <table:table-row table:style-name="ro6">
          <table:table-cell table:formula="of:=IF(ISBLANK([$Result.A22]);&quot;&quot;; [$Result.A22])">
            <text:p/>
          </table:table-cell>
          <table:table-cell table:style-name="ce34" table:formula="of:=IF(ISBLANK([$Result.B22]);&quot;&quot;; [$Result.B22])">
            <text:p/>
          </table:table-cell>
          <table:table-cell table:content-validation-name="val1"/>
          <table:table-cell/>
        </table:table-row>
        <table:table-row table:style-name="ro6">
          <table:table-cell table:formula="of:=IF(ISBLANK([$Result.A23]);&quot;&quot;; [$Result.A23])">
            <text:p/>
          </table:table-cell>
          <table:table-cell table:style-name="ce34" table:formula="of:=IF(ISBLANK([$Result.B23]);&quot;&quot;; [$Result.B23])">
            <text:p/>
          </table:table-cell>
          <table:table-cell table:content-validation-name="val1"/>
          <table:table-cell/>
        </table:table-row>
        <table:table-row table:style-name="ro6">
          <table:table-cell table:formula="of:=IF(ISBLANK([$Result.A24]);&quot;&quot;; [$Result.A24])">
            <text:p/>
          </table:table-cell>
          <table:table-cell table:style-name="ce34" table:formula="of:=IF(ISBLANK([$Result.B24]);&quot;&quot;; [$Result.B24])">
            <text:p/>
          </table:table-cell>
          <table:table-cell table:content-validation-name="val1"/>
          <table:table-cell/>
        </table:table-row>
        <table:table-row table:style-name="ro6">
          <table:table-cell table:formula="of:=IF(ISBLANK([$Result.A25]);&quot;&quot;; [$Result.A25])">
            <text:p/>
          </table:table-cell>
          <table:table-cell table:style-name="ce34" table:formula="of:=IF(ISBLANK([$Result.B25]);&quot;&quot;; [$Result.B25])">
            <text:p/>
          </table:table-cell>
          <table:table-cell table:content-validation-name="val1"/>
          <table:table-cell/>
        </table:table-row>
        <table:table-row table:style-name="ro6">
          <table:table-cell table:formula="of:=IF(ISBLANK([$Result.A26]);&quot;&quot;; [$Result.A26])">
            <text:p/>
          </table:table-cell>
          <table:table-cell table:style-name="ce34" table:formula="of:=IF(ISBLANK([$Result.B26]);&quot;&quot;; [$Result.B26])">
            <text:p/>
          </table:table-cell>
          <table:table-cell table:content-validation-name="val1"/>
          <table:table-cell/>
        </table:table-row>
        <table:table-row table:style-name="ro6">
          <table:table-cell table:formula="of:=IF(ISBLANK([$Result.A27]);&quot;&quot;; [$Result.A27])">
            <text:p/>
          </table:table-cell>
          <table:table-cell table:style-name="ce34" table:formula="of:=IF(ISBLANK([$Result.B27]);&quot;&quot;; [$Result.B27])">
            <text:p/>
          </table:table-cell>
          <table:table-cell table:content-validation-name="val1"/>
          <table:table-cell/>
        </table:table-row>
        <table:table-row table:style-name="ro6">
          <table:table-cell table:formula="of:=IF(ISBLANK([$Result.A28]);&quot;&quot;; [$Result.A28])">
            <text:p/>
          </table:table-cell>
          <table:table-cell table:style-name="ce34" table:formula="of:=IF(ISBLANK([$Result.B28]);&quot;&quot;; [$Result.B28])">
            <text:p/>
          </table:table-cell>
          <table:table-cell table:content-validation-name="val1"/>
          <table:table-cell/>
        </table:table-row>
        <table:table-row table:style-name="ro6">
          <table:table-cell table:formula="of:=IF(ISBLANK([$Result.A29]);&quot;&quot;; [$Result.A29])">
            <text:p/>
          </table:table-cell>
          <table:table-cell table:style-name="ce34" table:formula="of:=IF(ISBLANK([$Result.B29]);&quot;&quot;; [$Result.B29])">
            <text:p/>
          </table:table-cell>
          <table:table-cell table:content-validation-name="val1"/>
          <table:table-cell/>
        </table:table-row>
        <table:table-row table:style-name="ro6">
          <table:table-cell table:formula="of:=IF(ISBLANK([$Result.A30]);&quot;&quot;; [$Result.A30])">
            <text:p/>
          </table:table-cell>
          <table:table-cell table:style-name="ce34" table:formula="of:=IF(ISBLANK([$Result.B30]);&quot;&quot;; [$Result.B30])">
            <text:p/>
          </table:table-cell>
          <table:table-cell table:content-validation-name="val1"/>
          <table:table-cell/>
        </table:table-row>
        <table:table-row table:style-name="ro6">
          <table:table-cell table:formula="of:=IF(ISBLANK([$Result.A31]);&quot;&quot;; [$Result.A31])">
            <text:p/>
          </table:table-cell>
          <table:table-cell table:style-name="ce34" table:formula="of:=IF(ISBLANK([$Result.B31]);&quot;&quot;; [$Result.B31])">
            <text:p/>
          </table:table-cell>
          <table:table-cell table:content-validation-name="val1"/>
          <table:table-cell/>
        </table:table-row>
        <table:table-row table:style-name="ro6">
          <table:table-cell table:formula="of:=IF(ISBLANK([$Result.A32]);&quot;&quot;; [$Result.A32])">
            <text:p/>
          </table:table-cell>
          <table:table-cell table:style-name="ce34" table:formula="of:=IF(ISBLANK([$Result.B32]);&quot;&quot;; [$Result.B32])">
            <text:p/>
          </table:table-cell>
          <table:table-cell table:content-validation-name="val1"/>
          <table:table-cell/>
        </table:table-row>
        <table:table-row table:style-name="ro6">
          <table:table-cell table:formula="of:=IF(ISBLANK([$Result.A33]);&quot;&quot;; [$Result.A33])">
            <text:p/>
          </table:table-cell>
          <table:table-cell table:style-name="ce34" table:formula="of:=IF(ISBLANK([$Result.B33]);&quot;&quot;; [$Result.B33])">
            <text:p/>
          </table:table-cell>
          <table:table-cell table:content-validation-name="val1"/>
          <table:table-cell/>
        </table:table-row>
        <table:table-row table:style-name="ro6">
          <table:table-cell table:formula="of:=IF(ISBLANK([$Result.A34]);&quot;&quot;; [$Result.A34])">
            <text:p/>
          </table:table-cell>
          <table:table-cell table:style-name="ce34" table:formula="of:=IF(ISBLANK([$Result.B34]);&quot;&quot;; [$Result.B34])">
            <text:p/>
          </table:table-cell>
          <table:table-cell table:content-validation-name="val1"/>
          <table:table-cell/>
        </table:table-row>
        <table:table-row table:style-name="ro6">
          <table:table-cell table:formula="of:=IF(ISBLANK([$Result.A35]);&quot;&quot;; [$Result.A35])">
            <text:p/>
          </table:table-cell>
          <table:table-cell table:style-name="ce34" table:formula="of:=IF(ISBLANK([$Result.B35]);&quot;&quot;; [$Result.B35])">
            <text:p/>
          </table:table-cell>
          <table:table-cell table:content-validation-name="val1"/>
          <table:table-cell/>
        </table:table-row>
        <table:table-row table:style-name="ro6">
          <table:table-cell table:formula="of:=IF(ISBLANK([$Result.A36]);&quot;&quot;; [$Result.A36])">
            <text:p/>
          </table:table-cell>
          <table:table-cell table:style-name="ce34" table:formula="of:=IF(ISBLANK([$Result.B36]);&quot;&quot;; [$Result.B36])">
            <text:p/>
          </table:table-cell>
          <table:table-cell table:content-validation-name="val1"/>
          <table:table-cell/>
        </table:table-row>
        <table:table-row table:style-name="ro6">
          <table:table-cell table:formula="of:=IF(ISBLANK([$Result.A37]);&quot;&quot;; [$Result.A37])">
            <text:p/>
          </table:table-cell>
          <table:table-cell table:style-name="ce34" table:formula="of:=IF(ISBLANK([$Result.B37]);&quot;&quot;; [$Result.B37])">
            <text:p/>
          </table:table-cell>
          <table:table-cell table:content-validation-name="val1"/>
          <table:table-cell/>
        </table:table-row>
        <table:table-row table:style-name="ro6">
          <table:table-cell table:formula="of:=IF(ISBLANK([$Result.A38]);&quot;&quot;; [$Result.A38])">
            <text:p/>
          </table:table-cell>
          <table:table-cell table:style-name="ce34" table:formula="of:=IF(ISBLANK([$Result.B38]);&quot;&quot;; [$Result.B38])">
            <text:p/>
          </table:table-cell>
          <table:table-cell table:content-validation-name="val1"/>
          <table:table-cell/>
        </table:table-row>
        <table:table-row table:style-name="ro6">
          <table:table-cell table:formula="of:=IF(ISBLANK([$Result.A39]);&quot;&quot;; [$Result.A39])">
            <text:p/>
          </table:table-cell>
          <table:table-cell table:style-name="ce34" table:formula="of:=IF(ISBLANK([$Result.B39]);&quot;&quot;; [$Result.B39])">
            <text:p/>
          </table:table-cell>
          <table:table-cell table:content-validation-name="val1"/>
          <table:table-cell/>
        </table:table-row>
        <table:table-row table:style-name="ro6">
          <table:table-cell table:formula="of:=IF(ISBLANK([$Result.A40]);&quot;&quot;; [$Result.A40])">
            <text:p/>
          </table:table-cell>
          <table:table-cell table:style-name="ce34" table:formula="of:=IF(ISBLANK([$Result.B40]);&quot;&quot;; [$Result.B40])">
            <text:p/>
          </table:table-cell>
          <table:table-cell table:content-validation-name="val1"/>
          <table:table-cell/>
        </table:table-row>
        <table:table-row table:style-name="ro6">
          <table:table-cell table:formula="of:=IF(ISBLANK([$Result.A41]);&quot;&quot;; [$Result.A41])">
            <text:p/>
          </table:table-cell>
          <table:table-cell table:style-name="ce34" table:formula="of:=IF(ISBLANK([$Result.B41]);&quot;&quot;; [$Result.B41])">
            <text:p/>
          </table:table-cell>
          <table:table-cell table:content-validation-name="val1"/>
          <table:table-cell/>
        </table:table-row>
        <table:table-row table:style-name="ro6">
          <table:table-cell table:formula="of:=IF(ISBLANK([$Result.A42]);&quot;&quot;; [$Result.A42])">
            <text:p/>
          </table:table-cell>
          <table:table-cell table:style-name="ce34" table:formula="of:=IF(ISBLANK([$Result.B42]);&quot;&quot;; [$Result.B42])">
            <text:p/>
          </table:table-cell>
          <table:table-cell table:content-validation-name="val1"/>
          <table:table-cell/>
        </table:table-row>
        <table:table-row table:style-name="ro6">
          <table:table-cell table:formula="of:=IF(ISBLANK([$Result.A43]);&quot;&quot;; [$Result.A43])">
            <text:p/>
          </table:table-cell>
          <table:table-cell table:style-name="ce34" table:formula="of:=IF(ISBLANK([$Result.B43]);&quot;&quot;; [$Result.B43])">
            <text:p/>
          </table:table-cell>
          <table:table-cell table:content-validation-name="val1"/>
          <table:table-cell/>
        </table:table-row>
        <table:table-row table:style-name="ro6">
          <table:table-cell table:formula="of:=IF(ISBLANK([$Result.A44]);&quot;&quot;; [$Result.A44])">
            <text:p/>
          </table:table-cell>
          <table:table-cell table:style-name="ce34" table:formula="of:=IF(ISBLANK([$Result.B44]);&quot;&quot;; [$Result.B44])">
            <text:p/>
          </table:table-cell>
          <table:table-cell table:content-validation-name="val1"/>
          <table:table-cell/>
        </table:table-row>
        <table:table-row table:style-name="ro6">
          <table:table-cell table:formula="of:=IF(ISBLANK([$Result.A45]);&quot;&quot;; [$Result.A45])">
            <text:p/>
          </table:table-cell>
          <table:table-cell table:style-name="ce34" table:formula="of:=IF(ISBLANK([$Result.B45]);&quot;&quot;; [$Result.B45])">
            <text:p/>
          </table:table-cell>
          <table:table-cell table:content-validation-name="val1"/>
          <table:table-cell/>
        </table:table-row>
        <table:table-row table:style-name="ro6">
          <table:table-cell table:formula="of:=IF(ISBLANK([$Result.A46]);&quot;&quot;; [$Result.A46])">
            <text:p/>
          </table:table-cell>
          <table:table-cell table:style-name="ce34" table:formula="of:=IF(ISBLANK([$Result.B46]);&quot;&quot;; [$Result.B46])">
            <text:p/>
          </table:table-cell>
          <table:table-cell table:content-validation-name="val1"/>
          <table:table-cell/>
        </table:table-row>
        <table:table-row table:style-name="ro6">
          <table:table-cell table:formula="of:=IF(ISBLANK([$Result.A47]);&quot;&quot;; [$Result.A47])">
            <text:p/>
          </table:table-cell>
          <table:table-cell table:style-name="ce34" table:formula="of:=IF(ISBLANK([$Result.B47]);&quot;&quot;; [$Result.B47])">
            <text:p/>
          </table:table-cell>
          <table:table-cell table:content-validation-name="val1"/>
          <table:table-cell/>
        </table:table-row>
        <table:table-row table:style-name="ro6">
          <table:table-cell table:formula="of:=IF(ISBLANK([$Result.A48]);&quot;&quot;; [$Result.A48])">
            <text:p/>
          </table:table-cell>
          <table:table-cell table:style-name="ce34" table:formula="of:=IF(ISBLANK([$Result.B48]);&quot;&quot;; [$Result.B48])">
            <text:p/>
          </table:table-cell>
          <table:table-cell table:content-validation-name="val1"/>
          <table:table-cell/>
        </table:table-row>
        <table:table-row table:style-name="ro6">
          <table:table-cell table:formula="of:=IF(ISBLANK([$Result.A49]);&quot;&quot;; [$Result.A49])">
            <text:p/>
          </table:table-cell>
          <table:table-cell table:style-name="ce34" table:formula="of:=IF(ISBLANK([$Result.B49]);&quot;&quot;; [$Result.B49])">
            <text:p/>
          </table:table-cell>
          <table:table-cell table:content-validation-name="val1"/>
          <table:table-cell/>
        </table:table-row>
        <table:table-row table:style-name="ro6">
          <table:table-cell table:formula="of:=IF(ISBLANK([$Result.A50]);&quot;&quot;; [$Result.A50])">
            <text:p/>
          </table:table-cell>
          <table:table-cell table:style-name="ce34" table:formula="of:=IF(ISBLANK([$Result.B50]);&quot;&quot;; [$Result.B50])">
            <text:p/>
          </table:table-cell>
          <table:table-cell table:content-validation-name="val1"/>
          <table:table-cell/>
        </table:table-row>
        <table:table-row table:style-name="ro6">
          <table:table-cell table:formula="of:=IF(ISBLANK([$Result.A51]);&quot;&quot;; [$Result.A51])">
            <text:p/>
          </table:table-cell>
          <table:table-cell table:style-name="ce34" table:formula="of:=IF(ISBLANK([$Result.B51]);&quot;&quot;; [$Result.B51])">
            <text:p/>
          </table:table-cell>
          <table:table-cell table:content-validation-name="val1"/>
          <table:table-cell/>
        </table:table-row>
        <table:table-row table:style-name="ro6">
          <table:table-cell table:formula="of:=IF(ISBLANK([$Result.A52]);&quot;&quot;; [$Result.A52])">
            <text:p/>
          </table:table-cell>
          <table:table-cell table:style-name="ce34" table:formula="of:=IF(ISBLANK([$Result.B52]);&quot;&quot;; [$Result.B52])">
            <text:p/>
          </table:table-cell>
          <table:table-cell table:content-validation-name="val1"/>
          <table:table-cell/>
        </table:table-row>
        <table:table-row table:style-name="ro6">
          <table:table-cell table:formula="of:=IF(ISBLANK([$Result.A53]);&quot;&quot;; [$Result.A53])">
            <text:p/>
          </table:table-cell>
          <table:table-cell table:style-name="ce34" table:formula="of:=IF(ISBLANK([$Result.B53]);&quot;&quot;; [$Result.B53])">
            <text:p/>
          </table:table-cell>
          <table:table-cell table:content-validation-name="val1"/>
          <table:table-cell/>
        </table:table-row>
        <table:table-row table:style-name="ro6">
          <table:table-cell table:formula="of:=IF(ISBLANK([$Result.A54]);&quot;&quot;; [$Result.A54])">
            <text:p/>
          </table:table-cell>
          <table:table-cell table:style-name="ce34" table:formula="of:=IF(ISBLANK([$Result.B54]);&quot;&quot;; [$Result.B54])">
            <text:p/>
          </table:table-cell>
          <table:table-cell table:content-validation-name="val1"/>
          <table:table-cell/>
        </table:table-row>
        <table:table-row table:style-name="ro6">
          <table:table-cell table:formula="of:=IF(ISBLANK([$Result.A55]);&quot;&quot;; [$Result.A55])">
            <text:p/>
          </table:table-cell>
          <table:table-cell table:style-name="ce34" table:formula="of:=IF(ISBLANK([$Result.B55]);&quot;&quot;; [$Result.B55])">
            <text:p/>
          </table:table-cell>
          <table:table-cell table:content-validation-name="val1"/>
          <table:table-cell/>
        </table:table-row>
        <table:table-row table:style-name="ro6">
          <table:table-cell table:formula="of:=IF(ISBLANK([$Result.A56]);&quot;&quot;; [$Result.A56])">
            <text:p/>
          </table:table-cell>
          <table:table-cell table:style-name="ce34" table:formula="of:=IF(ISBLANK([$Result.B56]);&quot;&quot;; [$Result.B56])">
            <text:p/>
          </table:table-cell>
          <table:table-cell table:content-validation-name="val1"/>
          <table:table-cell/>
        </table:table-row>
        <table:table-row table:style-name="ro6">
          <table:table-cell table:formula="of:=IF(ISBLANK([$Result.A57]);&quot;&quot;; [$Result.A57])">
            <text:p/>
          </table:table-cell>
          <table:table-cell table:style-name="ce34" table:formula="of:=IF(ISBLANK([$Result.B57]);&quot;&quot;; [$Result.B57])">
            <text:p/>
          </table:table-cell>
          <table:table-cell table:content-validation-name="val1"/>
          <table:table-cell/>
        </table:table-row>
        <table:table-row table:style-name="ro6">
          <table:table-cell table:formula="of:=IF(ISBLANK([$Result.A58]);&quot;&quot;; [$Result.A58])">
            <text:p/>
          </table:table-cell>
          <table:table-cell table:style-name="ce34" table:formula="of:=IF(ISBLANK([$Result.B58]);&quot;&quot;; [$Result.B58])">
            <text:p/>
          </table:table-cell>
          <table:table-cell table:content-validation-name="val1"/>
          <table:table-cell/>
        </table:table-row>
        <table:table-row table:style-name="ro6">
          <table:table-cell table:formula="of:=IF(ISBLANK([$Result.A59]);&quot;&quot;; [$Result.A59])">
            <text:p/>
          </table:table-cell>
          <table:table-cell table:style-name="ce34" table:formula="of:=IF(ISBLANK([$Result.B59]);&quot;&quot;; [$Result.B59])">
            <text:p/>
          </table:table-cell>
          <table:table-cell table:content-validation-name="val1"/>
          <table:table-cell/>
        </table:table-row>
        <table:table-row table:style-name="ro6">
          <table:table-cell table:formula="of:=IF(ISBLANK([$Result.A60]);&quot;&quot;; [$Result.A60])">
            <text:p/>
          </table:table-cell>
          <table:table-cell table:style-name="ce34" table:formula="of:=IF(ISBLANK([$Result.B60]);&quot;&quot;; [$Result.B60])">
            <text:p/>
          </table:table-cell>
          <table:table-cell table:content-validation-name="val1"/>
          <table:table-cell/>
        </table:table-row>
        <table:table-row table:style-name="ro6">
          <table:table-cell table:formula="of:=IF(ISBLANK([$Result.A61]);&quot;&quot;; [$Result.A61])">
            <text:p/>
          </table:table-cell>
          <table:table-cell table:style-name="ce34" table:formula="of:=IF(ISBLANK([$Result.B61]);&quot;&quot;; [$Result.B61])">
            <text:p/>
          </table:table-cell>
          <table:table-cell table:content-validation-name="val1"/>
          <table:table-cell/>
        </table:table-row>
        <table:table-row table:style-name="ro6">
          <table:table-cell table:formula="of:=IF(ISBLANK([$Result.A62]);&quot;&quot;; [$Result.A62])">
            <text:p/>
          </table:table-cell>
          <table:table-cell table:style-name="ce34" table:formula="of:=IF(ISBLANK([$Result.B62]);&quot;&quot;; [$Result.B62])">
            <text:p/>
          </table:table-cell>
          <table:table-cell table:content-validation-name="val1"/>
          <table:table-cell/>
        </table:table-row>
        <table:table-row table:style-name="ro6">
          <table:table-cell table:formula="of:=IF(ISBLANK([$Result.A63]);&quot;&quot;; [$Result.A63])">
            <text:p/>
          </table:table-cell>
          <table:table-cell table:style-name="ce34" table:formula="of:=IF(ISBLANK([$Result.B63]);&quot;&quot;; [$Result.B63])">
            <text:p/>
          </table:table-cell>
          <table:table-cell table:content-validation-name="val1"/>
          <table:table-cell/>
        </table:table-row>
        <table:table-row table:style-name="ro6">
          <table:table-cell table:formula="of:=IF(ISBLANK([$Result.A64]);&quot;&quot;; [$Result.A64])">
            <text:p/>
          </table:table-cell>
          <table:table-cell table:style-name="ce34" table:formula="of:=IF(ISBLANK([$Result.B64]);&quot;&quot;; [$Result.B64])">
            <text:p/>
          </table:table-cell>
          <table:table-cell table:content-validation-name="val1"/>
          <table:table-cell/>
        </table:table-row>
        <table:table-row table:style-name="ro6">
          <table:table-cell table:formula="of:=IF(ISBLANK([$Result.A65]);&quot;&quot;; [$Result.A65])">
            <text:p/>
          </table:table-cell>
          <table:table-cell table:style-name="ce34" table:formula="of:=IF(ISBLANK([$Result.B65]);&quot;&quot;; [$Result.B65])">
            <text:p/>
          </table:table-cell>
          <table:table-cell table:content-validation-name="val1"/>
          <table:table-cell/>
        </table:table-row>
        <table:table-row table:style-name="ro6">
          <table:table-cell table:formula="of:=IF(ISBLANK([$Result.A66]);&quot;&quot;; [$Result.A66])">
            <text:p/>
          </table:table-cell>
          <table:table-cell table:style-name="ce34" table:formula="of:=IF(ISBLANK([$Result.B66]);&quot;&quot;; [$Result.B66])">
            <text:p/>
          </table:table-cell>
          <table:table-cell table:content-validation-name="val1"/>
          <table:table-cell/>
        </table:table-row>
        <table:table-row table:style-name="ro6">
          <table:table-cell table:formula="of:=IF(ISBLANK([$Result.A67]);&quot;&quot;; [$Result.A67])">
            <text:p/>
          </table:table-cell>
          <table:table-cell table:style-name="ce34" table:formula="of:=IF(ISBLANK([$Result.B67]);&quot;&quot;; [$Result.B67])">
            <text:p/>
          </table:table-cell>
          <table:table-cell table:content-validation-name="val1"/>
          <table:table-cell/>
        </table:table-row>
        <table:table-row table:style-name="ro6">
          <table:table-cell table:formula="of:=IF(ISBLANK([$Result.A68]);&quot;&quot;; [$Result.A68])">
            <text:p/>
          </table:table-cell>
          <table:table-cell table:style-name="ce34" table:formula="of:=IF(ISBLANK([$Result.B68]);&quot;&quot;; [$Result.B68])">
            <text:p/>
          </table:table-cell>
          <table:table-cell table:content-validation-name="val1"/>
          <table:table-cell/>
        </table:table-row>
        <table:table-row table:style-name="ro6">
          <table:table-cell table:formula="of:=IF(ISBLANK([$Result.A69]);&quot;&quot;; [$Result.A69])">
            <text:p/>
          </table:table-cell>
          <table:table-cell table:style-name="ce34" table:formula="of:=IF(ISBLANK([$Result.B69]);&quot;&quot;; [$Result.B69])">
            <text:p/>
          </table:table-cell>
          <table:table-cell table:content-validation-name="val1"/>
          <table:table-cell/>
        </table:table-row>
        <table:table-row table:style-name="ro6">
          <table:table-cell table:formula="of:=IF(ISBLANK([$Result.A70]);&quot;&quot;; [$Result.A70])">
            <text:p/>
          </table:table-cell>
          <table:table-cell table:style-name="ce34" table:formula="of:=IF(ISBLANK([$Result.B70]);&quot;&quot;; [$Result.B70])">
            <text:p/>
          </table:table-cell>
          <table:table-cell table:content-validation-name="val1"/>
          <table:table-cell/>
        </table:table-row>
        <table:table-row table:style-name="ro6">
          <table:table-cell table:formula="of:=IF(ISBLANK([$Result.A71]);&quot;&quot;; [$Result.A71])">
            <text:p/>
          </table:table-cell>
          <table:table-cell table:style-name="ce34" table:formula="of:=IF(ISBLANK([$Result.B71]);&quot;&quot;; [$Result.B71])">
            <text:p/>
          </table:table-cell>
          <table:table-cell table:content-validation-name="val1"/>
          <table:table-cell/>
        </table:table-row>
        <table:table-row table:style-name="ro6">
          <table:table-cell table:formula="of:=IF(ISBLANK([$Result.A72]);&quot;&quot;; [$Result.A72])">
            <text:p/>
          </table:table-cell>
          <table:table-cell table:style-name="ce34" table:formula="of:=IF(ISBLANK([$Result.B72]);&quot;&quot;; [$Result.B72])">
            <text:p/>
          </table:table-cell>
          <table:table-cell table:content-validation-name="val1"/>
          <table:table-cell/>
        </table:table-row>
        <table:table-row table:style-name="ro6">
          <table:table-cell table:formula="of:=IF(ISBLANK([$Result.A73]);&quot;&quot;; [$Result.A73])">
            <text:p/>
          </table:table-cell>
          <table:table-cell table:style-name="ce34" table:formula="of:=IF(ISBLANK([$Result.B73]);&quot;&quot;; [$Result.B73])">
            <text:p/>
          </table:table-cell>
          <table:table-cell table:content-validation-name="val1"/>
          <table:table-cell/>
        </table:table-row>
        <table:table-row table:style-name="ro6">
          <table:table-cell table:formula="of:=IF(ISBLANK([$Result.A74]);&quot;&quot;; [$Result.A74])">
            <text:p/>
          </table:table-cell>
          <table:table-cell table:style-name="ce34" table:formula="of:=IF(ISBLANK([$Result.B74]);&quot;&quot;; [$Result.B74])">
            <text:p/>
          </table:table-cell>
          <table:table-cell table:content-validation-name="val1"/>
          <table:table-cell/>
        </table:table-row>
        <table:table-row table:style-name="ro6">
          <table:table-cell table:formula="of:=IF(ISBLANK([$Result.A75]);&quot;&quot;; [$Result.A75])">
            <text:p/>
          </table:table-cell>
          <table:table-cell table:style-name="ce34" table:formula="of:=IF(ISBLANK([$Result.B75]);&quot;&quot;; [$Result.B75])">
            <text:p/>
          </table:table-cell>
          <table:table-cell table:content-validation-name="val1"/>
          <table:table-cell/>
        </table:table-row>
        <table:table-row table:style-name="ro6">
          <table:table-cell table:formula="of:=IF(ISBLANK([$Result.A76]);&quot;&quot;; [$Result.A76])">
            <text:p/>
          </table:table-cell>
          <table:table-cell table:style-name="ce34" table:formula="of:=IF(ISBLANK([$Result.B76]);&quot;&quot;; [$Result.B76])">
            <text:p/>
          </table:table-cell>
          <table:table-cell table:content-validation-name="val1"/>
          <table:table-cell/>
        </table:table-row>
        <table:table-row table:style-name="ro6">
          <table:table-cell table:formula="of:=IF(ISBLANK([$Result.A77]);&quot;&quot;; [$Result.A77])">
            <text:p/>
          </table:table-cell>
          <table:table-cell table:style-name="ce34" table:formula="of:=IF(ISBLANK([$Result.B77]);&quot;&quot;; [$Result.B77])">
            <text:p/>
          </table:table-cell>
          <table:table-cell table:content-validation-name="val1"/>
          <table:table-cell/>
        </table:table-row>
        <table:table-row table:style-name="ro6">
          <table:table-cell table:formula="of:=IF(ISBLANK([$Result.A78]);&quot;&quot;; [$Result.A78])">
            <text:p/>
          </table:table-cell>
          <table:table-cell table:style-name="ce34" table:formula="of:=IF(ISBLANK([$Result.B78]);&quot;&quot;; [$Result.B78])">
            <text:p/>
          </table:table-cell>
          <table:table-cell table:content-validation-name="val1"/>
          <table:table-cell/>
        </table:table-row>
        <table:table-row table:style-name="ro6">
          <table:table-cell table:formula="of:=IF(ISBLANK([$Result.A79]);&quot;&quot;; [$Result.A79])">
            <text:p/>
          </table:table-cell>
          <table:table-cell table:style-name="ce34" table:formula="of:=IF(ISBLANK([$Result.B79]);&quot;&quot;; [$Result.B79])">
            <text:p/>
          </table:table-cell>
          <table:table-cell table:content-validation-name="val1"/>
          <table:table-cell/>
        </table:table-row>
        <table:table-row table:style-name="ro6">
          <table:table-cell table:formula="of:=IF(ISBLANK([$Result.A80]);&quot;&quot;; [$Result.A80])">
            <text:p/>
          </table:table-cell>
          <table:table-cell table:style-name="ce34" table:formula="of:=IF(ISBLANK([$Result.B80]);&quot;&quot;; [$Result.B80])">
            <text:p/>
          </table:table-cell>
          <table:table-cell table:content-validation-name="val1"/>
          <table:table-cell/>
        </table:table-row>
        <table:table-row table:style-name="ro6">
          <table:table-cell table:formula="of:=IF(ISBLANK([$Result.A81]);&quot;&quot;; [$Result.A81])">
            <text:p/>
          </table:table-cell>
          <table:table-cell table:style-name="ce34" table:formula="of:=IF(ISBLANK([$Result.B81]);&quot;&quot;; [$Result.B81])">
            <text:p/>
          </table:table-cell>
          <table:table-cell table:content-validation-name="val1"/>
          <table:table-cell/>
        </table:table-row>
        <table:table-row table:style-name="ro6">
          <table:table-cell table:formula="of:=IF(ISBLANK([$Result.A82]);&quot;&quot;; [$Result.A82])">
            <text:p/>
          </table:table-cell>
          <table:table-cell table:style-name="ce34" table:formula="of:=IF(ISBLANK([$Result.B82]);&quot;&quot;; [$Result.B82])">
            <text:p/>
          </table:table-cell>
          <table:table-cell table:content-validation-name="val1"/>
          <table:table-cell/>
        </table:table-row>
        <table:table-row table:style-name="ro6">
          <table:table-cell table:formula="of:=IF(ISBLANK([$Result.A83]);&quot;&quot;; [$Result.A83])">
            <text:p/>
          </table:table-cell>
          <table:table-cell table:style-name="ce34" table:formula="of:=IF(ISBLANK([$Result.B83]);&quot;&quot;; [$Result.B83])">
            <text:p/>
          </table:table-cell>
          <table:table-cell table:content-validation-name="val1"/>
          <table:table-cell/>
        </table:table-row>
        <table:table-row table:style-name="ro6">
          <table:table-cell table:formula="of:=IF(ISBLANK([$Result.A84]);&quot;&quot;; [$Result.A84])">
            <text:p/>
          </table:table-cell>
          <table:table-cell table:style-name="ce34" table:formula="of:=IF(ISBLANK([$Result.B84]);&quot;&quot;; [$Result.B84])">
            <text:p/>
          </table:table-cell>
          <table:table-cell table:content-validation-name="val1"/>
          <table:table-cell/>
        </table:table-row>
        <table:table-row table:style-name="ro6">
          <table:table-cell table:formula="of:=IF(ISBLANK([$Result.A85]);&quot;&quot;; [$Result.A85])">
            <text:p/>
          </table:table-cell>
          <table:table-cell table:style-name="ce34" table:formula="of:=IF(ISBLANK([$Result.B85]);&quot;&quot;; [$Result.B85])">
            <text:p/>
          </table:table-cell>
          <table:table-cell table:content-validation-name="val1"/>
          <table:table-cell/>
        </table:table-row>
        <table:table-row table:style-name="ro6">
          <table:table-cell table:formula="of:=IF(ISBLANK([$Result.A86]);&quot;&quot;; [$Result.A86])">
            <text:p/>
          </table:table-cell>
          <table:table-cell table:style-name="ce34" table:formula="of:=IF(ISBLANK([$Result.B86]);&quot;&quot;; [$Result.B86])">
            <text:p/>
          </table:table-cell>
          <table:table-cell table:content-validation-name="val1"/>
          <table:table-cell/>
        </table:table-row>
        <table:table-row table:style-name="ro6">
          <table:table-cell table:formula="of:=IF(ISBLANK([$Result.A87]);&quot;&quot;; [$Result.A87])">
            <text:p/>
          </table:table-cell>
          <table:table-cell table:style-name="ce34" table:formula="of:=IF(ISBLANK([$Result.B87]);&quot;&quot;; [$Result.B87])">
            <text:p/>
          </table:table-cell>
          <table:table-cell table:content-validation-name="val1"/>
          <table:table-cell/>
        </table:table-row>
        <table:table-row table:style-name="ro6">
          <table:table-cell table:formula="of:=IF(ISBLANK([$Result.A88]);&quot;&quot;; [$Result.A88])">
            <text:p/>
          </table:table-cell>
          <table:table-cell table:style-name="ce34" table:formula="of:=IF(ISBLANK([$Result.B88]);&quot;&quot;; [$Result.B88])">
            <text:p/>
          </table:table-cell>
          <table:table-cell table:content-validation-name="val1"/>
          <table:table-cell/>
        </table:table-row>
        <table:table-row table:style-name="ro6">
          <table:table-cell table:formula="of:=IF(ISBLANK([$Result.A89]);&quot;&quot;; [$Result.A89])">
            <text:p/>
          </table:table-cell>
          <table:table-cell table:style-name="ce34" table:formula="of:=IF(ISBLANK([$Result.B89]);&quot;&quot;; [$Result.B89])">
            <text:p/>
          </table:table-cell>
          <table:table-cell table:content-validation-name="val1"/>
          <table:table-cell/>
        </table:table-row>
        <table:table-row table:style-name="ro6">
          <table:table-cell table:formula="of:=IF(ISBLANK([$Result.A90]);&quot;&quot;; [$Result.A90])">
            <text:p/>
          </table:table-cell>
          <table:table-cell table:style-name="ce34" table:formula="of:=IF(ISBLANK([$Result.B90]);&quot;&quot;; [$Result.B90])">
            <text:p/>
          </table:table-cell>
          <table:table-cell table:content-validation-name="val1"/>
          <table:table-cell/>
        </table:table-row>
        <table:table-row table:style-name="ro6">
          <table:table-cell table:formula="of:=IF(ISBLANK([$Result.A91]);&quot;&quot;; [$Result.A91])">
            <text:p/>
          </table:table-cell>
          <table:table-cell table:style-name="ce34" table:formula="of:=IF(ISBLANK([$Result.B91]);&quot;&quot;; [$Result.B91])">
            <text:p/>
          </table:table-cell>
          <table:table-cell table:content-validation-name="val1"/>
          <table:table-cell/>
        </table:table-row>
        <table:table-row table:style-name="ro6">
          <table:table-cell table:formula="of:=IF(ISBLANK([$Result.A92]);&quot;&quot;; [$Result.A92])">
            <text:p/>
          </table:table-cell>
          <table:table-cell table:style-name="ce34" table:formula="of:=IF(ISBLANK([$Result.B92]);&quot;&quot;; [$Result.B92])">
            <text:p/>
          </table:table-cell>
          <table:table-cell table:content-validation-name="val1"/>
          <table:table-cell/>
        </table:table-row>
        <table:table-row table:style-name="ro6">
          <table:table-cell table:formula="of:=IF(ISBLANK([$Result.A93]);&quot;&quot;; [$Result.A93])">
            <text:p/>
          </table:table-cell>
          <table:table-cell table:style-name="ce34" table:formula="of:=IF(ISBLANK([$Result.B93]);&quot;&quot;; [$Result.B93])">
            <text:p/>
          </table:table-cell>
          <table:table-cell table:content-validation-name="val1"/>
          <table:table-cell/>
        </table:table-row>
        <table:table-row table:style-name="ro6">
          <table:table-cell table:formula="of:=IF(ISBLANK([$Result.A94]);&quot;&quot;; [$Result.A94])">
            <text:p/>
          </table:table-cell>
          <table:table-cell table:style-name="ce34" table:formula="of:=IF(ISBLANK([$Result.B94]);&quot;&quot;; [$Result.B94])">
            <text:p/>
          </table:table-cell>
          <table:table-cell table:content-validation-name="val1"/>
          <table:table-cell/>
        </table:table-row>
        <table:table-row table:style-name="ro6">
          <table:table-cell table:formula="of:=IF(ISBLANK([$Result.A95]);&quot;&quot;; [$Result.A95])">
            <text:p/>
          </table:table-cell>
          <table:table-cell table:style-name="ce34" table:formula="of:=IF(ISBLANK([$Result.B95]);&quot;&quot;; [$Result.B95])">
            <text:p/>
          </table:table-cell>
          <table:table-cell table:content-validation-name="val1"/>
          <table:table-cell/>
        </table:table-row>
        <table:table-row table:style-name="ro6">
          <table:table-cell table:formula="of:=IF(ISBLANK([$Result.A96]);&quot;&quot;; [$Result.A96])">
            <text:p/>
          </table:table-cell>
          <table:table-cell table:style-name="ce34" table:formula="of:=IF(ISBLANK([$Result.B96]);&quot;&quot;; [$Result.B96])">
            <text:p/>
          </table:table-cell>
          <table:table-cell table:content-validation-name="val1"/>
          <table:table-cell/>
        </table:table-row>
        <table:table-row table:style-name="ro6">
          <table:table-cell table:formula="of:=IF(ISBLANK([$Result.A97]);&quot;&quot;; [$Result.A97])">
            <text:p/>
          </table:table-cell>
          <table:table-cell table:style-name="ce34" table:formula="of:=IF(ISBLANK([$Result.B97]);&quot;&quot;; [$Result.B97])">
            <text:p/>
          </table:table-cell>
          <table:table-cell table:content-validation-name="val1"/>
          <table:table-cell/>
        </table:table-row>
        <table:table-row table:style-name="ro6">
          <table:table-cell table:formula="of:=IF(ISBLANK([$Result.A98]);&quot;&quot;; [$Result.A98])">
            <text:p/>
          </table:table-cell>
          <table:table-cell table:style-name="ce34" table:formula="of:=IF(ISBLANK([$Result.B98]);&quot;&quot;; [$Result.B98])">
            <text:p/>
          </table:table-cell>
          <table:table-cell table:content-validation-name="val1"/>
          <table:table-cell/>
        </table:table-row>
        <table:table-row table:style-name="ro6">
          <table:table-cell table:formula="of:=IF(ISBLANK([$Result.A99]);&quot;&quot;; [$Result.A99])">
            <text:p/>
          </table:table-cell>
          <table:table-cell table:style-name="ce34" table:formula="of:=IF(ISBLANK([$Result.B99]);&quot;&quot;; [$Result.B99])">
            <text:p/>
          </table:table-cell>
          <table:table-cell table:content-validation-name="val1"/>
          <table:table-cell/>
        </table:table-row>
        <table:table-row table:style-name="ro6">
          <table:table-cell table:formula="of:=IF(ISBLANK([$Result.A100]);&quot;&quot;; [$Result.A100])">
            <text:p/>
          </table:table-cell>
          <table:table-cell table:style-name="ce34" table:formula="of:=IF(ISBLANK([$Result.B100]);&quot;&quot;; [$Result.B100])">
            <text:p/>
          </table:table-cell>
          <table:table-cell table:content-validation-name="val1"/>
          <table:table-cell/>
        </table:table-row>
        <table:table-row table:style-name="ro6">
          <table:table-cell table:formula="of:=IF(ISBLANK([$Result.A101]);&quot;&quot;; [$Result.A101])">
            <text:p/>
          </table:table-cell>
          <table:table-cell table:style-name="ce34" table:formula="of:=IF(ISBLANK([$Result.B101]);&quot;&quot;; [$Result.B101])">
            <text:p/>
          </table:table-cell>
          <table:table-cell table:content-validation-name="val1"/>
          <table:table-cell/>
        </table:table-row>
        <table:table-row table:style-name="ro6">
          <table:table-cell table:formula="of:=IF(ISBLANK([$Result.A102]);&quot;&quot;; [$Result.A102])">
            <text:p/>
          </table:table-cell>
          <table:table-cell table:style-name="ce34" table:formula="of:=IF(ISBLANK([$Result.B102]);&quot;&quot;; [$Result.B102])">
            <text:p/>
          </table:table-cell>
          <table:table-cell table:content-validation-name="val1"/>
          <table:table-cell/>
        </table:table-row>
        <table:table-row table:style-name="ro6">
          <table:table-cell table:formula="of:=IF(ISBLANK([$Result.A103]);&quot;&quot;; [$Result.A103])">
            <text:p/>
          </table:table-cell>
          <table:table-cell table:style-name="ce34" table:formula="of:=IF(ISBLANK([$Result.B103]);&quot;&quot;; [$Result.B103])">
            <text:p/>
          </table:table-cell>
          <table:table-cell table:content-validation-name="val1"/>
          <table:table-cell/>
        </table:table-row>
        <table:table-row table:style-name="ro6">
          <table:table-cell table:formula="of:=IF(ISBLANK([$Result.A104]);&quot;&quot;; [$Result.A104])">
            <text:p/>
          </table:table-cell>
          <table:table-cell table:style-name="ce34" table:formula="of:=IF(ISBLANK([$Result.B104]);&quot;&quot;; [$Result.B104])">
            <text:p/>
          </table:table-cell>
          <table:table-cell table:content-validation-name="val1"/>
          <table:table-cell/>
        </table:table-row>
        <table:table-row table:style-name="ro6">
          <table:table-cell table:formula="of:=IF(ISBLANK([$Result.A105]);&quot;&quot;; [$Result.A105])">
            <text:p/>
          </table:table-cell>
          <table:table-cell table:style-name="ce34" table:formula="of:=IF(ISBLANK([$Result.B105]);&quot;&quot;; [$Result.B105])">
            <text:p/>
          </table:table-cell>
          <table:table-cell table:content-validation-name="val1"/>
          <table:table-cell/>
        </table:table-row>
        <table:table-row table:style-name="ro6">
          <table:table-cell table:formula="of:=IF(ISBLANK([$Result.A106]);&quot;&quot;; [$Result.A106])">
            <text:p/>
          </table:table-cell>
          <table:table-cell table:style-name="ce34" table:formula="of:=IF(ISBLANK([$Result.B106]);&quot;&quot;; [$Result.B106])">
            <text:p/>
          </table:table-cell>
          <table:table-cell table:content-validation-name="val1"/>
          <table:table-cell/>
        </table:table-row>
        <table:table-row table:style-name="ro6">
          <table:table-cell table:formula="of:=IF(ISBLANK([$Result.A107]);&quot;&quot;; [$Result.A107])">
            <text:p/>
          </table:table-cell>
          <table:table-cell table:style-name="ce34" table:formula="of:=IF(ISBLANK([$Result.B107]);&quot;&quot;; [$Result.B107])">
            <text:p/>
          </table:table-cell>
          <table:table-cell table:content-validation-name="val1"/>
          <table:table-cell/>
        </table:table-row>
        <table:table-row table:style-name="ro6">
          <table:table-cell table:formula="of:=IF(ISBLANK([$Result.A108]);&quot;&quot;; [$Result.A108])">
            <text:p/>
          </table:table-cell>
          <table:table-cell table:style-name="ce34" table:formula="of:=IF(ISBLANK([$Result.B108]);&quot;&quot;; [$Result.B108])">
            <text:p/>
          </table:table-cell>
          <table:table-cell table:content-validation-name="val1"/>
          <table:table-cell/>
        </table:table-row>
        <table:table-row table:style-name="ro6">
          <table:table-cell table:formula="of:=IF(ISBLANK([$Result.A109]);&quot;&quot;; [$Result.A109])">
            <text:p/>
          </table:table-cell>
          <table:table-cell table:style-name="ce34" table:formula="of:=IF(ISBLANK([$Result.B109]);&quot;&quot;; [$Result.B109])">
            <text:p/>
          </table:table-cell>
          <table:table-cell table:content-validation-name="val1"/>
          <table:table-cell/>
        </table:table-row>
        <table:table-row table:style-name="ro6">
          <table:table-cell table:formula="of:=IF(ISBLANK([$Result.A110]);&quot;&quot;; [$Result.A110])">
            <text:p/>
          </table:table-cell>
          <table:table-cell table:style-name="ce34" table:formula="of:=IF(ISBLANK([$Result.B110]);&quot;&quot;; [$Result.B110])">
            <text:p/>
          </table:table-cell>
          <table:table-cell table:content-validation-name="val1"/>
          <table:table-cell/>
        </table:table-row>
        <table:table-row table:style-name="ro6">
          <table:table-cell table:formula="of:=IF(ISBLANK([$Result.A111]);&quot;&quot;; [$Result.A111])">
            <text:p/>
          </table:table-cell>
          <table:table-cell table:style-name="ce34" table:formula="of:=IF(ISBLANK([$Result.B111]);&quot;&quot;; [$Result.B111])">
            <text:p/>
          </table:table-cell>
          <table:table-cell table:content-validation-name="val1"/>
          <table:table-cell/>
        </table:table-row>
        <table:table-row table:style-name="ro6">
          <table:table-cell table:formula="of:=IF(ISBLANK([$Result.A112]);&quot;&quot;; [$Result.A112])">
            <text:p/>
          </table:table-cell>
          <table:table-cell table:style-name="ce34" table:formula="of:=IF(ISBLANK([$Result.B112]);&quot;&quot;; [$Result.B112])">
            <text:p/>
          </table:table-cell>
          <table:table-cell table:content-validation-name="val1"/>
          <table:table-cell/>
        </table:table-row>
        <table:table-row table:style-name="ro6">
          <table:table-cell table:formula="of:=IF(ISBLANK([$Result.A113]);&quot;&quot;; [$Result.A113])">
            <text:p/>
          </table:table-cell>
          <table:table-cell table:style-name="ce34" table:formula="of:=IF(ISBLANK([$Result.B113]);&quot;&quot;; [$Result.B113])">
            <text:p/>
          </table:table-cell>
          <table:table-cell table:content-validation-name="val1"/>
          <table:table-cell/>
        </table:table-row>
        <table:table-row table:style-name="ro6">
          <table:table-cell table:formula="of:=IF(ISBLANK([$Result.A114]);&quot;&quot;; [$Result.A114])">
            <text:p/>
          </table:table-cell>
          <table:table-cell table:style-name="ce34" table:formula="of:=IF(ISBLANK([$Result.B114]);&quot;&quot;; [$Result.B114])">
            <text:p/>
          </table:table-cell>
          <table:table-cell table:content-validation-name="val1"/>
          <table:table-cell/>
        </table:table-row>
        <table:table-row table:style-name="ro6">
          <table:table-cell table:formula="of:=IF(ISBLANK([$Result.A115]);&quot;&quot;; [$Result.A115])">
            <text:p/>
          </table:table-cell>
          <table:table-cell table:style-name="ce34" table:formula="of:=IF(ISBLANK([$Result.B115]);&quot;&quot;; [$Result.B115])">
            <text:p/>
          </table:table-cell>
          <table:table-cell table:content-validation-name="val1"/>
          <table:table-cell/>
        </table:table-row>
        <table:table-row table:style-name="ro6">
          <table:table-cell table:formula="of:=IF(ISBLANK([$Result.A116]);&quot;&quot;; [$Result.A116])">
            <text:p/>
          </table:table-cell>
          <table:table-cell table:style-name="ce34" table:formula="of:=IF(ISBLANK([$Result.B116]);&quot;&quot;; [$Result.B116])">
            <text:p/>
          </table:table-cell>
          <table:table-cell table:content-validation-name="val1"/>
          <table:table-cell/>
        </table:table-row>
        <table:table-row table:style-name="ro6">
          <table:table-cell table:formula="of:=IF(ISBLANK([$Result.A117]);&quot;&quot;; [$Result.A117])">
            <text:p/>
          </table:table-cell>
          <table:table-cell table:style-name="ce34" table:formula="of:=IF(ISBLANK([$Result.B117]);&quot;&quot;; [$Result.B117])">
            <text:p/>
          </table:table-cell>
          <table:table-cell table:content-validation-name="val1"/>
          <table:table-cell/>
        </table:table-row>
        <table:table-row table:style-name="ro6">
          <table:table-cell table:formula="of:=IF(ISBLANK([$Result.A118]);&quot;&quot;; [$Result.A118])">
            <text:p/>
          </table:table-cell>
          <table:table-cell table:style-name="ce34" table:formula="of:=IF(ISBLANK([$Result.B118]);&quot;&quot;; [$Result.B118])">
            <text:p/>
          </table:table-cell>
          <table:table-cell table:content-validation-name="val1"/>
          <table:table-cell/>
        </table:table-row>
        <table:table-row table:style-name="ro6">
          <table:table-cell table:formula="of:=IF(ISBLANK([$Result.A119]);&quot;&quot;; [$Result.A119])">
            <text:p/>
          </table:table-cell>
          <table:table-cell table:style-name="ce34" table:formula="of:=IF(ISBLANK([$Result.B119]);&quot;&quot;; [$Result.B119])">
            <text:p/>
          </table:table-cell>
          <table:table-cell table:content-validation-name="val1"/>
          <table:table-cell/>
        </table:table-row>
        <table:table-row table:style-name="ro6">
          <table:table-cell table:formula="of:=IF(ISBLANK([$Result.A120]);&quot;&quot;; [$Result.A120])">
            <text:p/>
          </table:table-cell>
          <table:table-cell table:style-name="ce34" table:formula="of:=IF(ISBLANK([$Result.B120]);&quot;&quot;; [$Result.B120])">
            <text:p/>
          </table:table-cell>
          <table:table-cell table:content-validation-name="val1"/>
          <table:table-cell/>
        </table:table-row>
        <table:table-row table:style-name="ro6">
          <table:table-cell table:formula="of:=IF(ISBLANK([$Result.A121]);&quot;&quot;; [$Result.A121])">
            <text:p/>
          </table:table-cell>
          <table:table-cell table:style-name="ce34" table:formula="of:=IF(ISBLANK([$Result.B121]);&quot;&quot;; [$Result.B121])">
            <text:p/>
          </table:table-cell>
          <table:table-cell table:content-validation-name="val1"/>
          <table:table-cell/>
        </table:table-row>
        <table:table-row table:style-name="ro6">
          <table:table-cell table:formula="of:=IF(ISBLANK([$Result.A122]);&quot;&quot;; [$Result.A122])">
            <text:p/>
          </table:table-cell>
          <table:table-cell table:style-name="ce34" table:formula="of:=IF(ISBLANK([$Result.B122]);&quot;&quot;; [$Result.B122])">
            <text:p/>
          </table:table-cell>
          <table:table-cell table:content-validation-name="val1"/>
          <table:table-cell/>
        </table:table-row>
        <table:table-row table:style-name="ro6">
          <table:table-cell table:formula="of:=IF(ISBLANK([$Result.A123]);&quot;&quot;; [$Result.A123])">
            <text:p/>
          </table:table-cell>
          <table:table-cell table:style-name="ce34" table:formula="of:=IF(ISBLANK([$Result.B123]);&quot;&quot;; [$Result.B123])">
            <text:p/>
          </table:table-cell>
          <table:table-cell table:content-validation-name="val1"/>
          <table:table-cell/>
        </table:table-row>
        <table:table-row table:style-name="ro6">
          <table:table-cell table:formula="of:=IF(ISBLANK([$Result.A124]);&quot;&quot;; [$Result.A124])">
            <text:p/>
          </table:table-cell>
          <table:table-cell table:style-name="ce34" table:formula="of:=IF(ISBLANK([$Result.B124]);&quot;&quot;; [$Result.B124])">
            <text:p/>
          </table:table-cell>
          <table:table-cell table:content-validation-name="val1"/>
          <table:table-cell/>
        </table:table-row>
        <table:table-row table:style-name="ro6">
          <table:table-cell table:formula="of:=IF(ISBLANK([$Result.A125]);&quot;&quot;; [$Result.A125])">
            <text:p/>
          </table:table-cell>
          <table:table-cell table:style-name="ce34" table:formula="of:=IF(ISBLANK([$Result.B125]);&quot;&quot;; [$Result.B125])">
            <text:p/>
          </table:table-cell>
          <table:table-cell table:content-validation-name="val1"/>
          <table:table-cell/>
        </table:table-row>
        <table:table-row table:style-name="ro6">
          <table:table-cell table:formula="of:=IF(ISBLANK([$Result.A126]);&quot;&quot;; [$Result.A126])">
            <text:p/>
          </table:table-cell>
          <table:table-cell table:style-name="ce34" table:formula="of:=IF(ISBLANK([$Result.B126]);&quot;&quot;; [$Result.B126])">
            <text:p/>
          </table:table-cell>
          <table:table-cell table:content-validation-name="val1"/>
          <table:table-cell/>
        </table:table-row>
        <table:table-row table:style-name="ro6">
          <table:table-cell table:formula="of:=IF(ISBLANK([$Result.A127]);&quot;&quot;; [$Result.A127])">
            <text:p/>
          </table:table-cell>
          <table:table-cell table:style-name="ce34" table:formula="of:=IF(ISBLANK([$Result.B127]);&quot;&quot;; [$Result.B127])">
            <text:p/>
          </table:table-cell>
          <table:table-cell table:content-validation-name="val1"/>
          <table:table-cell/>
        </table:table-row>
        <table:table-row table:style-name="ro6">
          <table:table-cell table:formula="of:=IF(ISBLANK([$Result.A128]);&quot;&quot;; [$Result.A128])">
            <text:p/>
          </table:table-cell>
          <table:table-cell table:style-name="ce34" table:formula="of:=IF(ISBLANK([$Result.B128]);&quot;&quot;; [$Result.B128])">
            <text:p/>
          </table:table-cell>
          <table:table-cell table:content-validation-name="val1"/>
          <table:table-cell/>
        </table:table-row>
        <table:table-row table:style-name="ro6">
          <table:table-cell table:formula="of:=IF(ISBLANK([$Result.A129]);&quot;&quot;; [$Result.A129])">
            <text:p/>
          </table:table-cell>
          <table:table-cell table:style-name="ce34" table:formula="of:=IF(ISBLANK([$Result.B129]);&quot;&quot;; [$Result.B129])">
            <text:p/>
          </table:table-cell>
          <table:table-cell table:content-validation-name="val1"/>
          <table:table-cell/>
        </table:table-row>
        <table:table-row table:style-name="ro6">
          <table:table-cell table:formula="of:=IF(ISBLANK([$Result.A130]);&quot;&quot;; [$Result.A130])">
            <text:p/>
          </table:table-cell>
          <table:table-cell table:style-name="ce34" table:formula="of:=IF(ISBLANK([$Result.B130]);&quot;&quot;; [$Result.B130])">
            <text:p/>
          </table:table-cell>
          <table:table-cell table:content-validation-name="val1"/>
          <table:table-cell/>
        </table:table-row>
        <table:table-row table:style-name="ro6">
          <table:table-cell table:formula="of:=IF(ISBLANK([$Result.A131]);&quot;&quot;; [$Result.A131])">
            <text:p/>
          </table:table-cell>
          <table:table-cell table:style-name="ce34" table:formula="of:=IF(ISBLANK([$Result.B131]);&quot;&quot;; [$Result.B131])">
            <text:p/>
          </table:table-cell>
          <table:table-cell table:content-validation-name="val1"/>
          <table:table-cell/>
        </table:table-row>
        <table:table-row table:style-name="ro6">
          <table:table-cell table:formula="of:=IF(ISBLANK([$Result.A132]);&quot;&quot;; [$Result.A132])">
            <text:p/>
          </table:table-cell>
          <table:table-cell table:style-name="ce34" table:formula="of:=IF(ISBLANK([$Result.B132]);&quot;&quot;; [$Result.B132])">
            <text:p/>
          </table:table-cell>
          <table:table-cell table:content-validation-name="val1"/>
          <table:table-cell/>
        </table:table-row>
        <table:table-row table:style-name="ro6">
          <table:table-cell table:formula="of:=IF(ISBLANK([$Result.A133]);&quot;&quot;; [$Result.A133])">
            <text:p/>
          </table:table-cell>
          <table:table-cell table:style-name="ce34" table:formula="of:=IF(ISBLANK([$Result.B133]);&quot;&quot;; [$Result.B133])">
            <text:p/>
          </table:table-cell>
          <table:table-cell table:content-validation-name="val1"/>
          <table:table-cell/>
        </table:table-row>
        <table:table-row table:style-name="ro6">
          <table:table-cell table:formula="of:=IF(ISBLANK([$Result.A134]);&quot;&quot;; [$Result.A134])">
            <text:p/>
          </table:table-cell>
          <table:table-cell table:style-name="ce34" table:formula="of:=IF(ISBLANK([$Result.B134]);&quot;&quot;; [$Result.B134])">
            <text:p/>
          </table:table-cell>
          <table:table-cell table:content-validation-name="val1"/>
          <table:table-cell/>
        </table:table-row>
        <table:table-row table:style-name="ro6">
          <table:table-cell table:formula="of:=IF(ISBLANK([$Result.A135]);&quot;&quot;; [$Result.A135])">
            <text:p/>
          </table:table-cell>
          <table:table-cell table:style-name="ce34" table:formula="of:=IF(ISBLANK([$Result.B135]);&quot;&quot;; [$Result.B135])">
            <text:p/>
          </table:table-cell>
          <table:table-cell table:content-validation-name="val1"/>
          <table:table-cell/>
        </table:table-row>
        <table:table-row table:style-name="ro6">
          <table:table-cell table:formula="of:=IF(ISBLANK([$Result.A136]);&quot;&quot;; [$Result.A136])">
            <text:p/>
          </table:table-cell>
          <table:table-cell table:style-name="ce34" table:formula="of:=IF(ISBLANK([$Result.B136]);&quot;&quot;; [$Result.B136])">
            <text:p/>
          </table:table-cell>
          <table:table-cell table:content-validation-name="val1"/>
          <table:table-cell/>
        </table:table-row>
        <table:table-row table:style-name="ro6">
          <table:table-cell table:formula="of:=IF(ISBLANK([$Result.A137]);&quot;&quot;; [$Result.A137])">
            <text:p/>
          </table:table-cell>
          <table:table-cell table:style-name="ce34" table:formula="of:=IF(ISBLANK([$Result.B137]);&quot;&quot;; [$Result.B137])">
            <text:p/>
          </table:table-cell>
          <table:table-cell table:content-validation-name="val1"/>
          <table:table-cell/>
        </table:table-row>
        <table:table-row table:style-name="ro6">
          <table:table-cell table:formula="of:=IF(ISBLANK([$Result.A138]);&quot;&quot;; [$Result.A138])">
            <text:p/>
          </table:table-cell>
          <table:table-cell table:style-name="ce34" table:formula="of:=IF(ISBLANK([$Result.B138]);&quot;&quot;; [$Result.B138])">
            <text:p/>
          </table:table-cell>
          <table:table-cell table:content-validation-name="val1"/>
          <table:table-cell/>
        </table:table-row>
        <table:table-row table:style-name="ro6">
          <table:table-cell table:formula="of:=IF(ISBLANK([$Result.A139]);&quot;&quot;; [$Result.A139])">
            <text:p/>
          </table:table-cell>
          <table:table-cell table:style-name="ce34" table:formula="of:=IF(ISBLANK([$Result.B139]);&quot;&quot;; [$Result.B139])">
            <text:p/>
          </table:table-cell>
          <table:table-cell table:content-validation-name="val1"/>
          <table:table-cell/>
        </table:table-row>
        <table:table-row table:style-name="ro6">
          <table:table-cell table:formula="of:=IF(ISBLANK([$Result.A140]);&quot;&quot;; [$Result.A140])">
            <text:p/>
          </table:table-cell>
          <table:table-cell table:style-name="ce34" table:formula="of:=IF(ISBLANK([$Result.B140]);&quot;&quot;; [$Result.B140])">
            <text:p/>
          </table:table-cell>
          <table:table-cell table:content-validation-name="val1"/>
          <table:table-cell/>
        </table:table-row>
        <table:table-row table:style-name="ro6">
          <table:table-cell table:formula="of:=IF(ISBLANK([$Result.A141]);&quot;&quot;; [$Result.A141])">
            <text:p/>
          </table:table-cell>
          <table:table-cell table:style-name="ce34" table:formula="of:=IF(ISBLANK([$Result.B141]);&quot;&quot;; [$Result.B141])">
            <text:p/>
          </table:table-cell>
          <table:table-cell table:content-validation-name="val1"/>
          <table:table-cell/>
        </table:table-row>
        <table:table-row table:style-name="ro6">
          <table:table-cell table:formula="of:=IF(ISBLANK([$Result.A142]);&quot;&quot;; [$Result.A142])">
            <text:p/>
          </table:table-cell>
          <table:table-cell table:style-name="ce34" table:formula="of:=IF(ISBLANK([$Result.B142]);&quot;&quot;; [$Result.B142])">
            <text:p/>
          </table:table-cell>
          <table:table-cell table:content-validation-name="val1"/>
          <table:table-cell/>
        </table:table-row>
        <table:table-row table:style-name="ro6">
          <table:table-cell table:formula="of:=IF(ISBLANK([$Result.A143]);&quot;&quot;; [$Result.A143])">
            <text:p/>
          </table:table-cell>
          <table:table-cell table:style-name="ce34" table:formula="of:=IF(ISBLANK([$Result.B143]);&quot;&quot;; [$Result.B143])">
            <text:p/>
          </table:table-cell>
          <table:table-cell table:content-validation-name="val1"/>
          <table:table-cell/>
        </table:table-row>
        <table:table-row table:style-name="ro6">
          <table:table-cell table:formula="of:=IF(ISBLANK([$Result.A144]);&quot;&quot;; [$Result.A144])">
            <text:p/>
          </table:table-cell>
          <table:table-cell table:style-name="ce34" table:formula="of:=IF(ISBLANK([$Result.B144]);&quot;&quot;; [$Result.B144])">
            <text:p/>
          </table:table-cell>
          <table:table-cell table:content-validation-name="val1"/>
          <table:table-cell/>
        </table:table-row>
        <table:table-row table:style-name="ro6">
          <table:table-cell table:formula="of:=IF(ISBLANK([$Result.A145]);&quot;&quot;; [$Result.A145])">
            <text:p/>
          </table:table-cell>
          <table:table-cell table:style-name="ce34" table:formula="of:=IF(ISBLANK([$Result.B145]);&quot;&quot;; [$Result.B145])">
            <text:p/>
          </table:table-cell>
          <table:table-cell table:content-validation-name="val1"/>
          <table:table-cell/>
        </table:table-row>
        <table:table-row table:style-name="ro6">
          <table:table-cell table:formula="of:=IF(ISBLANK([$Result.A146]);&quot;&quot;; [$Result.A146])">
            <text:p/>
          </table:table-cell>
          <table:table-cell table:style-name="ce34" table:formula="of:=IF(ISBLANK([$Result.B146]);&quot;&quot;; [$Result.B146])">
            <text:p/>
          </table:table-cell>
          <table:table-cell table:content-validation-name="val1"/>
          <table:table-cell/>
        </table:table-row>
        <table:table-row table:style-name="ro6">
          <table:table-cell table:formula="of:=IF(ISBLANK([$Result.A147]);&quot;&quot;; [$Result.A147])">
            <text:p/>
          </table:table-cell>
          <table:table-cell table:style-name="ce34" table:formula="of:=IF(ISBLANK([$Result.B147]);&quot;&quot;; [$Result.B147])">
            <text:p/>
          </table:table-cell>
          <table:table-cell table:content-validation-name="val1"/>
          <table:table-cell/>
        </table:table-row>
        <table:table-row table:style-name="ro6">
          <table:table-cell table:formula="of:=IF(ISBLANK([$Result.A148]);&quot;&quot;; [$Result.A148])">
            <text:p/>
          </table:table-cell>
          <table:table-cell table:style-name="ce34" table:formula="of:=IF(ISBLANK([$Result.B148]);&quot;&quot;; [$Result.B148])">
            <text:p/>
          </table:table-cell>
          <table:table-cell table:content-validation-name="val1"/>
          <table:table-cell/>
        </table:table-row>
        <table:table-row table:style-name="ro6">
          <table:table-cell table:formula="of:=IF(ISBLANK([$Result.A149]);&quot;&quot;; [$Result.A149])">
            <text:p/>
          </table:table-cell>
          <table:table-cell table:style-name="ce34" table:formula="of:=IF(ISBLANK([$Result.B149]);&quot;&quot;; [$Result.B149])">
            <text:p/>
          </table:table-cell>
          <table:table-cell table:content-validation-name="val1"/>
          <table:table-cell/>
        </table:table-row>
        <table:table-row table:style-name="ro6">
          <table:table-cell table:formula="of:=IF(ISBLANK([$Result.A150]);&quot;&quot;; [$Result.A150])">
            <text:p/>
          </table:table-cell>
          <table:table-cell table:style-name="ce34" table:formula="of:=IF(ISBLANK([$Result.B150]);&quot;&quot;; [$Result.B150])">
            <text:p/>
          </table:table-cell>
          <table:table-cell table:content-validation-name="val1"/>
          <table:table-cell/>
        </table:table-row>
        <table:table-row table:style-name="ro6">
          <table:table-cell table:formula="of:=IF(ISBLANK([$Result.A151]);&quot;&quot;; [$Result.A151])">
            <text:p/>
          </table:table-cell>
          <table:table-cell table:style-name="ce34" table:formula="of:=IF(ISBLANK([$Result.B151]);&quot;&quot;; [$Result.B151])">
            <text:p/>
          </table:table-cell>
          <table:table-cell table:content-validation-name="val1"/>
          <table:table-cell/>
        </table:table-row>
        <table:table-row table:style-name="ro6">
          <table:table-cell table:formula="of:=IF(ISBLANK([$Result.A152]);&quot;&quot;; [$Result.A152])">
            <text:p/>
          </table:table-cell>
          <table:table-cell table:style-name="ce34" table:formula="of:=IF(ISBLANK([$Result.B152]);&quot;&quot;; [$Result.B152])">
            <text:p/>
          </table:table-cell>
          <table:table-cell table:content-validation-name="val1"/>
          <table:table-cell/>
        </table:table-row>
        <table:table-row table:style-name="ro6">
          <table:table-cell table:formula="of:=IF(ISBLANK([$Result.A153]);&quot;&quot;; [$Result.A153])">
            <text:p/>
          </table:table-cell>
          <table:table-cell table:style-name="ce34" table:formula="of:=IF(ISBLANK([$Result.B153]);&quot;&quot;; [$Result.B153])">
            <text:p/>
          </table:table-cell>
          <table:table-cell table:content-validation-name="val1"/>
          <table:table-cell/>
        </table:table-row>
        <table:table-row table:style-name="ro6">
          <table:table-cell table:formula="of:=IF(ISBLANK([$Result.A154]);&quot;&quot;; [$Result.A154])">
            <text:p/>
          </table:table-cell>
          <table:table-cell table:style-name="ce34" table:formula="of:=IF(ISBLANK([$Result.B154]);&quot;&quot;; [$Result.B154])">
            <text:p/>
          </table:table-cell>
          <table:table-cell table:content-validation-name="val1"/>
          <table:table-cell/>
        </table:table-row>
        <table:table-row table:style-name="ro6">
          <table:table-cell table:formula="of:=IF(ISBLANK([$Result.A155]);&quot;&quot;; [$Result.A155])">
            <text:p/>
          </table:table-cell>
          <table:table-cell table:style-name="ce34" table:formula="of:=IF(ISBLANK([$Result.B155]);&quot;&quot;; [$Result.B155])">
            <text:p/>
          </table:table-cell>
          <table:table-cell table:content-validation-name="val1"/>
          <table:table-cell/>
        </table:table-row>
        <table:table-row table:style-name="ro6">
          <table:table-cell table:formula="of:=IF(ISBLANK([$Result.A156]);&quot;&quot;; [$Result.A156])">
            <text:p/>
          </table:table-cell>
          <table:table-cell table:style-name="ce34" table:formula="of:=IF(ISBLANK([$Result.B156]);&quot;&quot;; [$Result.B156])">
            <text:p/>
          </table:table-cell>
          <table:table-cell table:content-validation-name="val1"/>
          <table:table-cell/>
        </table:table-row>
        <table:table-row table:style-name="ro6">
          <table:table-cell table:formula="of:=IF(ISBLANK([$Result.A157]);&quot;&quot;; [$Result.A157])">
            <text:p/>
          </table:table-cell>
          <table:table-cell table:style-name="ce34" table:formula="of:=IF(ISBLANK([$Result.B157]);&quot;&quot;; [$Result.B157])">
            <text:p/>
          </table:table-cell>
          <table:table-cell table:content-validation-name="val1"/>
          <table:table-cell/>
        </table:table-row>
        <table:table-row table:style-name="ro6">
          <table:table-cell table:formula="of:=IF(ISBLANK([$Result.A158]);&quot;&quot;; [$Result.A158])">
            <text:p/>
          </table:table-cell>
          <table:table-cell table:style-name="ce34" table:formula="of:=IF(ISBLANK([$Result.B158]);&quot;&quot;; [$Result.B158])">
            <text:p/>
          </table:table-cell>
          <table:table-cell table:content-validation-name="val1"/>
          <table:table-cell/>
        </table:table-row>
        <table:table-row table:style-name="ro6">
          <table:table-cell table:formula="of:=IF(ISBLANK([$Result.A159]);&quot;&quot;; [$Result.A159])">
            <text:p/>
          </table:table-cell>
          <table:table-cell table:style-name="ce34" table:formula="of:=IF(ISBLANK([$Result.B159]);&quot;&quot;; [$Result.B159])">
            <text:p/>
          </table:table-cell>
          <table:table-cell table:content-validation-name="val1"/>
          <table:table-cell/>
        </table:table-row>
        <table:table-row table:style-name="ro6">
          <table:table-cell table:formula="of:=IF(ISBLANK([$Result.A160]);&quot;&quot;; [$Result.A160])">
            <text:p/>
          </table:table-cell>
          <table:table-cell table:style-name="ce34" table:formula="of:=IF(ISBLANK([$Result.B160]);&quot;&quot;; [$Result.B160])">
            <text:p/>
          </table:table-cell>
          <table:table-cell table:content-validation-name="val1"/>
          <table:table-cell/>
        </table:table-row>
        <table:table-row table:style-name="ro6">
          <table:table-cell table:formula="of:=IF(ISBLANK([$Result.A161]);&quot;&quot;; [$Result.A161])">
            <text:p/>
          </table:table-cell>
          <table:table-cell table:style-name="ce34" table:formula="of:=IF(ISBLANK([$Result.B161]);&quot;&quot;; [$Result.B161])">
            <text:p/>
          </table:table-cell>
          <table:table-cell table:content-validation-name="val1"/>
          <table:table-cell/>
        </table:table-row>
        <table:table-row table:style-name="ro6">
          <table:table-cell table:formula="of:=IF(ISBLANK([$Result.A162]);&quot;&quot;; [$Result.A162])">
            <text:p/>
          </table:table-cell>
          <table:table-cell table:style-name="ce34" table:formula="of:=IF(ISBLANK([$Result.B162]);&quot;&quot;; [$Result.B162])">
            <text:p/>
          </table:table-cell>
          <table:table-cell table:content-validation-name="val1"/>
          <table:table-cell/>
        </table:table-row>
        <table:table-row table:style-name="ro6">
          <table:table-cell table:formula="of:=IF(ISBLANK([$Result.A163]);&quot;&quot;; [$Result.A163])">
            <text:p/>
          </table:table-cell>
          <table:table-cell table:style-name="ce34" table:formula="of:=IF(ISBLANK([$Result.B163]);&quot;&quot;; [$Result.B163])">
            <text:p/>
          </table:table-cell>
          <table:table-cell table:content-validation-name="val1"/>
          <table:table-cell/>
        </table:table-row>
        <table:table-row table:style-name="ro6">
          <table:table-cell table:formula="of:=IF(ISBLANK([$Result.A164]);&quot;&quot;; [$Result.A164])">
            <text:p/>
          </table:table-cell>
          <table:table-cell table:style-name="ce34" table:formula="of:=IF(ISBLANK([$Result.B164]);&quot;&quot;; [$Result.B164])">
            <text:p/>
          </table:table-cell>
          <table:table-cell table:content-validation-name="val1"/>
          <table:table-cell/>
        </table:table-row>
        <table:table-row table:style-name="ro6">
          <table:table-cell table:formula="of:=IF(ISBLANK([$Result.A165]);&quot;&quot;; [$Result.A165])">
            <text:p/>
          </table:table-cell>
          <table:table-cell table:style-name="ce34" table:formula="of:=IF(ISBLANK([$Result.B165]);&quot;&quot;; [$Result.B165])">
            <text:p/>
          </table:table-cell>
          <table:table-cell table:content-validation-name="val1"/>
          <table:table-cell/>
        </table:table-row>
        <table:table-row table:style-name="ro6">
          <table:table-cell table:formula="of:=IF(ISBLANK([$Result.A166]);&quot;&quot;; [$Result.A166])">
            <text:p/>
          </table:table-cell>
          <table:table-cell table:style-name="ce34" table:formula="of:=IF(ISBLANK([$Result.B166]);&quot;&quot;; [$Result.B166])">
            <text:p/>
          </table:table-cell>
          <table:table-cell table:content-validation-name="val1"/>
          <table:table-cell/>
        </table:table-row>
        <table:table-row table:style-name="ro6">
          <table:table-cell table:formula="of:=IF(ISBLANK([$Result.A167]);&quot;&quot;; [$Result.A167])">
            <text:p/>
          </table:table-cell>
          <table:table-cell table:style-name="ce34" table:formula="of:=IF(ISBLANK([$Result.B167]);&quot;&quot;; [$Result.B167])">
            <text:p/>
          </table:table-cell>
          <table:table-cell table:content-validation-name="val1"/>
          <table:table-cell/>
        </table:table-row>
        <table:table-row table:style-name="ro6">
          <table:table-cell table:formula="of:=IF(ISBLANK([$Result.A168]);&quot;&quot;; [$Result.A168])">
            <text:p/>
          </table:table-cell>
          <table:table-cell table:style-name="ce34" table:formula="of:=IF(ISBLANK([$Result.B168]);&quot;&quot;; [$Result.B168])">
            <text:p/>
          </table:table-cell>
          <table:table-cell table:content-validation-name="val1"/>
          <table:table-cell/>
        </table:table-row>
        <table:table-row table:style-name="ro6">
          <table:table-cell table:formula="of:=IF(ISBLANK([$Result.A169]);&quot;&quot;; [$Result.A169])">
            <text:p/>
          </table:table-cell>
          <table:table-cell table:style-name="ce34" table:formula="of:=IF(ISBLANK([$Result.B169]);&quot;&quot;; [$Result.B169])">
            <text:p/>
          </table:table-cell>
          <table:table-cell table:content-validation-name="val1"/>
          <table:table-cell/>
        </table:table-row>
        <table:table-row table:style-name="ro6">
          <table:table-cell table:formula="of:=IF(ISBLANK([$Result.A170]);&quot;&quot;; [$Result.A170])">
            <text:p/>
          </table:table-cell>
          <table:table-cell table:style-name="ce34" table:formula="of:=IF(ISBLANK([$Result.B170]);&quot;&quot;; [$Result.B170])">
            <text:p/>
          </table:table-cell>
          <table:table-cell table:content-validation-name="val1"/>
          <table:table-cell/>
        </table:table-row>
        <table:table-row table:style-name="ro6">
          <table:table-cell table:formula="of:=IF(ISBLANK([$Result.A171]);&quot;&quot;; [$Result.A171])">
            <text:p/>
          </table:table-cell>
          <table:table-cell table:style-name="ce34" table:formula="of:=IF(ISBLANK([$Result.B171]);&quot;&quot;; [$Result.B171])">
            <text:p/>
          </table:table-cell>
          <table:table-cell table:content-validation-name="val1"/>
          <table:table-cell/>
        </table:table-row>
        <table:table-row table:style-name="ro6">
          <table:table-cell table:formula="of:=IF(ISBLANK([$Result.A172]);&quot;&quot;; [$Result.A172])">
            <text:p/>
          </table:table-cell>
          <table:table-cell table:style-name="ce34" table:formula="of:=IF(ISBLANK([$Result.B172]);&quot;&quot;; [$Result.B172])">
            <text:p/>
          </table:table-cell>
          <table:table-cell table:content-validation-name="val1"/>
          <table:table-cell/>
        </table:table-row>
        <table:table-row table:style-name="ro6">
          <table:table-cell table:formula="of:=IF(ISBLANK([$Result.A173]);&quot;&quot;; [$Result.A173])">
            <text:p/>
          </table:table-cell>
          <table:table-cell table:style-name="ce34" table:formula="of:=IF(ISBLANK([$Result.B173]);&quot;&quot;; [$Result.B173])">
            <text:p/>
          </table:table-cell>
          <table:table-cell table:content-validation-name="val1"/>
          <table:table-cell/>
        </table:table-row>
        <table:table-row table:style-name="ro6">
          <table:table-cell table:formula="of:=IF(ISBLANK([$Result.A174]);&quot;&quot;; [$Result.A174])">
            <text:p/>
          </table:table-cell>
          <table:table-cell table:style-name="ce34" table:formula="of:=IF(ISBLANK([$Result.B174]);&quot;&quot;; [$Result.B174])">
            <text:p/>
          </table:table-cell>
          <table:table-cell table:content-validation-name="val1"/>
          <table:table-cell/>
        </table:table-row>
        <table:table-row table:style-name="ro6">
          <table:table-cell table:formula="of:=IF(ISBLANK([$Result.A175]);&quot;&quot;; [$Result.A175])">
            <text:p/>
          </table:table-cell>
          <table:table-cell table:style-name="ce34" table:formula="of:=IF(ISBLANK([$Result.B175]);&quot;&quot;; [$Result.B175])">
            <text:p/>
          </table:table-cell>
          <table:table-cell table:content-validation-name="val1"/>
          <table:table-cell/>
        </table:table-row>
        <table:table-row table:style-name="ro6">
          <table:table-cell table:formula="of:=IF(ISBLANK([$Result.A176]);&quot;&quot;; [$Result.A176])">
            <text:p/>
          </table:table-cell>
          <table:table-cell table:style-name="ce34" table:formula="of:=IF(ISBLANK([$Result.B176]);&quot;&quot;; [$Result.B176])">
            <text:p/>
          </table:table-cell>
          <table:table-cell table:content-validation-name="val1"/>
          <table:table-cell/>
        </table:table-row>
        <table:table-row table:style-name="ro6">
          <table:table-cell table:formula="of:=IF(ISBLANK([$Result.A177]);&quot;&quot;; [$Result.A177])">
            <text:p/>
          </table:table-cell>
          <table:table-cell table:style-name="ce34" table:formula="of:=IF(ISBLANK([$Result.B177]);&quot;&quot;; [$Result.B177])">
            <text:p/>
          </table:table-cell>
          <table:table-cell table:content-validation-name="val1"/>
          <table:table-cell/>
        </table:table-row>
        <table:table-row table:style-name="ro6">
          <table:table-cell table:formula="of:=IF(ISBLANK([$Result.A178]);&quot;&quot;; [$Result.A178])">
            <text:p/>
          </table:table-cell>
          <table:table-cell table:style-name="ce34" table:formula="of:=IF(ISBLANK([$Result.B178]);&quot;&quot;; [$Result.B178])">
            <text:p/>
          </table:table-cell>
          <table:table-cell table:content-validation-name="val1"/>
          <table:table-cell/>
        </table:table-row>
        <table:table-row table:style-name="ro6">
          <table:table-cell table:formula="of:=IF(ISBLANK([$Result.A179]);&quot;&quot;; [$Result.A179])">
            <text:p/>
          </table:table-cell>
          <table:table-cell table:style-name="ce34" table:formula="of:=IF(ISBLANK([$Result.B179]);&quot;&quot;; [$Result.B179])">
            <text:p/>
          </table:table-cell>
          <table:table-cell table:content-validation-name="val1"/>
          <table:table-cell/>
        </table:table-row>
        <table:table-row table:style-name="ro6">
          <table:table-cell table:formula="of:=IF(ISBLANK([$Result.A180]);&quot;&quot;; [$Result.A180])">
            <text:p/>
          </table:table-cell>
          <table:table-cell table:style-name="ce34" table:formula="of:=IF(ISBLANK([$Result.B180]);&quot;&quot;; [$Result.B180])">
            <text:p/>
          </table:table-cell>
          <table:table-cell table:content-validation-name="val1"/>
          <table:table-cell/>
        </table:table-row>
        <table:table-row table:style-name="ro6">
          <table:table-cell table:formula="of:=IF(ISBLANK([$Result.A181]);&quot;&quot;; [$Result.A181])">
            <text:p/>
          </table:table-cell>
          <table:table-cell table:style-name="ce34" table:formula="of:=IF(ISBLANK([$Result.B181]);&quot;&quot;; [$Result.B181])">
            <text:p/>
          </table:table-cell>
          <table:table-cell table:content-validation-name="val1"/>
          <table:table-cell/>
        </table:table-row>
        <table:table-row table:style-name="ro6">
          <table:table-cell table:formula="of:=IF(ISBLANK([$Result.A182]);&quot;&quot;; [$Result.A182])">
            <text:p/>
          </table:table-cell>
          <table:table-cell table:style-name="ce34" table:formula="of:=IF(ISBLANK([$Result.B182]);&quot;&quot;; [$Result.B182])">
            <text:p/>
          </table:table-cell>
          <table:table-cell table:content-validation-name="val1"/>
          <table:table-cell/>
        </table:table-row>
        <table:table-row table:style-name="ro6">
          <table:table-cell table:formula="of:=IF(ISBLANK([$Result.A183]);&quot;&quot;; [$Result.A183])">
            <text:p/>
          </table:table-cell>
          <table:table-cell table:style-name="ce34" table:formula="of:=IF(ISBLANK([$Result.B183]);&quot;&quot;; [$Result.B183])">
            <text:p/>
          </table:table-cell>
          <table:table-cell table:content-validation-name="val1"/>
          <table:table-cell/>
        </table:table-row>
        <table:table-row table:style-name="ro6">
          <table:table-cell table:formula="of:=IF(ISBLANK([$Result.A184]);&quot;&quot;; [$Result.A184])">
            <text:p/>
          </table:table-cell>
          <table:table-cell table:style-name="ce34" table:formula="of:=IF(ISBLANK([$Result.B184]);&quot;&quot;; [$Result.B184])">
            <text:p/>
          </table:table-cell>
          <table:table-cell table:content-validation-name="val1"/>
          <table:table-cell/>
        </table:table-row>
        <table:table-row table:style-name="ro6">
          <table:table-cell table:formula="of:=IF(ISBLANK([$Result.A185]);&quot;&quot;; [$Result.A185])">
            <text:p/>
          </table:table-cell>
          <table:table-cell table:style-name="ce34" table:formula="of:=IF(ISBLANK([$Result.B185]);&quot;&quot;; [$Result.B185])">
            <text:p/>
          </table:table-cell>
          <table:table-cell table:content-validation-name="val1"/>
          <table:table-cell/>
        </table:table-row>
        <table:table-row table:style-name="ro6">
          <table:table-cell table:formula="of:=IF(ISBLANK([$Result.A186]);&quot;&quot;; [$Result.A186])">
            <text:p/>
          </table:table-cell>
          <table:table-cell table:style-name="ce34" table:formula="of:=IF(ISBLANK([$Result.B186]);&quot;&quot;; [$Result.B186])">
            <text:p/>
          </table:table-cell>
          <table:table-cell table:content-validation-name="val1"/>
          <table:table-cell/>
        </table:table-row>
        <table:table-row table:style-name="ro6">
          <table:table-cell table:formula="of:=IF(ISBLANK([$Result.A187]);&quot;&quot;; [$Result.A187])">
            <text:p/>
          </table:table-cell>
          <table:table-cell table:style-name="ce34" table:formula="of:=IF(ISBLANK([$Result.B187]);&quot;&quot;; [$Result.B187])">
            <text:p/>
          </table:table-cell>
          <table:table-cell table:content-validation-name="val1"/>
          <table:table-cell/>
        </table:table-row>
        <table:table-row table:style-name="ro6">
          <table:table-cell table:formula="of:=IF(ISBLANK([$Result.A188]);&quot;&quot;; [$Result.A188])">
            <text:p/>
          </table:table-cell>
          <table:table-cell table:style-name="ce34" table:formula="of:=IF(ISBLANK([$Result.B188]);&quot;&quot;; [$Result.B188])">
            <text:p/>
          </table:table-cell>
          <table:table-cell table:content-validation-name="val1"/>
          <table:table-cell/>
        </table:table-row>
        <table:table-row table:style-name="ro6">
          <table:table-cell table:formula="of:=IF(ISBLANK([$Result.A189]);&quot;&quot;; [$Result.A189])">
            <text:p/>
          </table:table-cell>
          <table:table-cell table:style-name="ce34" table:formula="of:=IF(ISBLANK([$Result.B189]);&quot;&quot;; [$Result.B189])">
            <text:p/>
          </table:table-cell>
          <table:table-cell table:content-validation-name="val1"/>
          <table:table-cell/>
        </table:table-row>
        <table:table-row table:style-name="ro6">
          <table:table-cell table:formula="of:=IF(ISBLANK([$Result.A190]);&quot;&quot;; [$Result.A190])">
            <text:p/>
          </table:table-cell>
          <table:table-cell table:style-name="ce34" table:formula="of:=IF(ISBLANK([$Result.B190]);&quot;&quot;; [$Result.B190])">
            <text:p/>
          </table:table-cell>
          <table:table-cell table:content-validation-name="val1"/>
          <table:table-cell/>
        </table:table-row>
        <table:table-row table:style-name="ro6">
          <table:table-cell table:formula="of:=IF(ISBLANK([$Result.A191]);&quot;&quot;; [$Result.A191])">
            <text:p/>
          </table:table-cell>
          <table:table-cell table:style-name="ce34" table:formula="of:=IF(ISBLANK([$Result.B191]);&quot;&quot;; [$Result.B191])">
            <text:p/>
          </table:table-cell>
          <table:table-cell table:content-validation-name="val1"/>
          <table:table-cell/>
        </table:table-row>
        <table:table-row table:style-name="ro6">
          <table:table-cell table:formula="of:=IF(ISBLANK([$Result.A192]);&quot;&quot;; [$Result.A192])">
            <text:p/>
          </table:table-cell>
          <table:table-cell table:style-name="ce34" table:formula="of:=IF(ISBLANK([$Result.B192]);&quot;&quot;; [$Result.B192])">
            <text:p/>
          </table:table-cell>
          <table:table-cell table:content-validation-name="val1"/>
          <table:table-cell/>
        </table:table-row>
        <table:table-row table:style-name="ro6">
          <table:table-cell table:formula="of:=IF(ISBLANK([$Result.A193]);&quot;&quot;; [$Result.A193])">
            <text:p/>
          </table:table-cell>
          <table:table-cell table:style-name="ce34" table:formula="of:=IF(ISBLANK([$Result.B193]);&quot;&quot;; [$Result.B193])">
            <text:p/>
          </table:table-cell>
          <table:table-cell table:content-validation-name="val1"/>
          <table:table-cell/>
        </table:table-row>
        <table:table-row table:style-name="ro6">
          <table:table-cell table:formula="of:=IF(ISBLANK([$Result.A194]);&quot;&quot;; [$Result.A194])">
            <text:p/>
          </table:table-cell>
          <table:table-cell table:style-name="ce34" table:formula="of:=IF(ISBLANK([$Result.B194]);&quot;&quot;; [$Result.B194])">
            <text:p/>
          </table:table-cell>
          <table:table-cell table:content-validation-name="val1"/>
          <table:table-cell/>
        </table:table-row>
        <table:table-row table:style-name="ro6">
          <table:table-cell table:formula="of:=IF(ISBLANK([$Result.A195]);&quot;&quot;; [$Result.A195])">
            <text:p/>
          </table:table-cell>
          <table:table-cell table:style-name="ce34" table:formula="of:=IF(ISBLANK([$Result.B195]);&quot;&quot;; [$Result.B195])">
            <text:p/>
          </table:table-cell>
          <table:table-cell table:content-validation-name="val1"/>
          <table:table-cell/>
        </table:table-row>
        <table:table-row table:style-name="ro6">
          <table:table-cell table:formula="of:=IF(ISBLANK([$Result.A196]);&quot;&quot;; [$Result.A196])">
            <text:p/>
          </table:table-cell>
          <table:table-cell table:style-name="ce34" table:formula="of:=IF(ISBLANK([$Result.B196]);&quot;&quot;; [$Result.B196])">
            <text:p/>
          </table:table-cell>
          <table:table-cell table:content-validation-name="val1"/>
          <table:table-cell/>
        </table:table-row>
        <table:table-row table:style-name="ro6">
          <table:table-cell table:formula="of:=IF(ISBLANK([$Result.A197]);&quot;&quot;; [$Result.A197])">
            <text:p/>
          </table:table-cell>
          <table:table-cell table:style-name="ce34" table:formula="of:=IF(ISBLANK([$Result.B197]);&quot;&quot;; [$Result.B197])">
            <text:p/>
          </table:table-cell>
          <table:table-cell table:content-validation-name="val1"/>
          <table:table-cell/>
        </table:table-row>
        <table:table-row table:style-name="ro6">
          <table:table-cell table:formula="of:=IF(ISBLANK([$Result.A198]);&quot;&quot;; [$Result.A198])">
            <text:p/>
          </table:table-cell>
          <table:table-cell table:style-name="ce34" table:formula="of:=IF(ISBLANK([$Result.B198]);&quot;&quot;; [$Result.B198])">
            <text:p/>
          </table:table-cell>
          <table:table-cell table:content-validation-name="val1"/>
          <table:table-cell/>
        </table:table-row>
        <table:table-row table:style-name="ro6">
          <table:table-cell table:formula="of:=IF(ISBLANK([$Result.A199]);&quot;&quot;; [$Result.A199])">
            <text:p/>
          </table:table-cell>
          <table:table-cell table:style-name="ce34" table:formula="of:=IF(ISBLANK([$Result.B199]);&quot;&quot;; [$Result.B199])">
            <text:p/>
          </table:table-cell>
          <table:table-cell table:content-validation-name="val1"/>
          <table:table-cell/>
        </table:table-row>
        <table:table-row table:style-name="ro6">
          <table:table-cell table:formula="of:=IF(ISBLANK([$Result.A200]);&quot;&quot;; [$Result.A200])">
            <text:p/>
          </table:table-cell>
          <table:table-cell table:style-name="ce34" table:formula="of:=IF(ISBLANK([$Result.B200]);&quot;&quot;; [$Result.B200])">
            <text:p/>
          </table:table-cell>
          <table:table-cell table:content-validation-name="val1"/>
          <table:table-cell/>
        </table:table-row>
        <table:table-row table:style-name="ro6">
          <table:table-cell table:formula="of:=IF(ISBLANK([$Result.A201]);&quot;&quot;; [$Result.A201])">
            <text:p/>
          </table:table-cell>
          <table:table-cell table:style-name="ce34" table:formula="of:=IF(ISBLANK([$Result.B201]);&quot;&quot;; [$Result.B201])">
            <text:p/>
          </table:table-cell>
          <table:table-cell table:content-validation-name="val1"/>
          <table:table-cell/>
        </table:table-row>
        <table:table-row table:style-name="ro6">
          <table:table-cell table:formula="of:=IF(ISBLANK([$Result.A202]);&quot;&quot;; [$Result.A202])">
            <text:p/>
          </table:table-cell>
          <table:table-cell table:style-name="ce34" table:formula="of:=IF(ISBLANK([$Result.B202]);&quot;&quot;; [$Result.B202])">
            <text:p/>
          </table:table-cell>
          <table:table-cell table:content-validation-name="val1"/>
          <table:table-cell/>
        </table:table-row>
        <table:table-row table:style-name="ro6">
          <table:table-cell table:formula="of:=IF(ISBLANK([$Result.A203]);&quot;&quot;; [$Result.A203])">
            <text:p/>
          </table:table-cell>
          <table:table-cell table:style-name="ce34" table:formula="of:=IF(ISBLANK([$Result.B203]);&quot;&quot;; [$Result.B203])">
            <text:p/>
          </table:table-cell>
          <table:table-cell table:content-validation-name="val1"/>
          <table:table-cell/>
        </table:table-row>
        <table:table-row table:style-name="ro6">
          <table:table-cell table:formula="of:=IF(ISBLANK([$Result.A204]);&quot;&quot;; [$Result.A204])">
            <text:p/>
          </table:table-cell>
          <table:table-cell table:style-name="ce34" table:formula="of:=IF(ISBLANK([$Result.B204]);&quot;&quot;; [$Result.B204])">
            <text:p/>
          </table:table-cell>
          <table:table-cell table:content-validation-name="val1"/>
          <table:table-cell/>
        </table:table-row>
        <table:table-row table:style-name="ro6">
          <table:table-cell table:formula="of:=IF(ISBLANK([$Result.A205]);&quot;&quot;; [$Result.A205])">
            <text:p/>
          </table:table-cell>
          <table:table-cell table:style-name="ce34" table:formula="of:=IF(ISBLANK([$Result.B205]);&quot;&quot;; [$Result.B205])">
            <text:p/>
          </table:table-cell>
          <table:table-cell table:content-validation-name="val1"/>
          <table:table-cell/>
        </table:table-row>
        <table:table-row table:style-name="ro6">
          <table:table-cell table:formula="of:=IF(ISBLANK([$Result.A206]);&quot;&quot;; [$Result.A206])">
            <text:p/>
          </table:table-cell>
          <table:table-cell table:style-name="ce34" table:formula="of:=IF(ISBLANK([$Result.B206]);&quot;&quot;; [$Result.B206])">
            <text:p/>
          </table:table-cell>
          <table:table-cell table:content-validation-name="val1"/>
          <table:table-cell/>
        </table:table-row>
        <table:table-row table:style-name="ro6">
          <table:table-cell table:formula="of:=IF(ISBLANK([$Result.A207]);&quot;&quot;; [$Result.A207])">
            <text:p/>
          </table:table-cell>
          <table:table-cell table:style-name="ce34" table:formula="of:=IF(ISBLANK([$Result.B207]);&quot;&quot;; [$Result.B207])">
            <text:p/>
          </table:table-cell>
          <table:table-cell table:content-validation-name="val1"/>
          <table:table-cell/>
        </table:table-row>
        <table:table-row table:style-name="ro6">
          <table:table-cell table:formula="of:=IF(ISBLANK([$Result.A208]);&quot;&quot;; [$Result.A208])">
            <text:p/>
          </table:table-cell>
          <table:table-cell table:style-name="ce34" table:formula="of:=IF(ISBLANK([$Result.B208]);&quot;&quot;; [$Result.B208])">
            <text:p/>
          </table:table-cell>
          <table:table-cell table:content-validation-name="val1"/>
          <table:table-cell/>
        </table:table-row>
        <table:table-row table:style-name="ro6">
          <table:table-cell table:formula="of:=IF(ISBLANK([$Result.A209]);&quot;&quot;; [$Result.A209])">
            <text:p/>
          </table:table-cell>
          <table:table-cell table:style-name="ce34" table:formula="of:=IF(ISBLANK([$Result.B209]);&quot;&quot;; [$Result.B209])">
            <text:p/>
          </table:table-cell>
          <table:table-cell table:content-validation-name="val1"/>
          <table:table-cell/>
        </table:table-row>
        <table:table-row table:style-name="ro6">
          <table:table-cell table:formula="of:=IF(ISBLANK([$Result.A210]);&quot;&quot;; [$Result.A210])">
            <text:p/>
          </table:table-cell>
          <table:table-cell table:style-name="ce34" table:formula="of:=IF(ISBLANK([$Result.B210]);&quot;&quot;; [$Result.B210])">
            <text:p/>
          </table:table-cell>
          <table:table-cell table:content-validation-name="val1"/>
          <table:table-cell/>
        </table:table-row>
        <table:table-row table:style-name="ro6">
          <table:table-cell table:formula="of:=IF(ISBLANK([$Result.A211]);&quot;&quot;; [$Result.A211])">
            <text:p/>
          </table:table-cell>
          <table:table-cell table:style-name="ce34" table:formula="of:=IF(ISBLANK([$Result.B211]);&quot;&quot;; [$Result.B211])">
            <text:p/>
          </table:table-cell>
          <table:table-cell table:content-validation-name="val1"/>
          <table:table-cell/>
        </table:table-row>
        <table:table-row table:style-name="ro6">
          <table:table-cell table:formula="of:=IF(ISBLANK([$Result.A212]);&quot;&quot;; [$Result.A212])">
            <text:p/>
          </table:table-cell>
          <table:table-cell table:style-name="ce34" table:formula="of:=IF(ISBLANK([$Result.B212]);&quot;&quot;; [$Result.B212])">
            <text:p/>
          </table:table-cell>
          <table:table-cell table:content-validation-name="val1"/>
          <table:table-cell/>
        </table:table-row>
        <table:table-row table:style-name="ro6">
          <table:table-cell table:formula="of:=IF(ISBLANK([$Result.A213]);&quot;&quot;; [$Result.A213])">
            <text:p/>
          </table:table-cell>
          <table:table-cell table:style-name="ce34" table:formula="of:=IF(ISBLANK([$Result.B213]);&quot;&quot;; [$Result.B213])">
            <text:p/>
          </table:table-cell>
          <table:table-cell table:content-validation-name="val1"/>
          <table:table-cell/>
        </table:table-row>
        <table:table-row table:style-name="ro6">
          <table:table-cell table:formula="of:=IF(ISBLANK([$Result.A214]);&quot;&quot;; [$Result.A214])">
            <text:p/>
          </table:table-cell>
          <table:table-cell table:style-name="ce34" table:formula="of:=IF(ISBLANK([$Result.B214]);&quot;&quot;; [$Result.B214])">
            <text:p/>
          </table:table-cell>
          <table:table-cell table:content-validation-name="val1"/>
          <table:table-cell/>
        </table:table-row>
        <table:table-row table:style-name="ro6">
          <table:table-cell table:formula="of:=IF(ISBLANK([$Result.A215]);&quot;&quot;; [$Result.A215])">
            <text:p/>
          </table:table-cell>
          <table:table-cell table:style-name="ce34" table:formula="of:=IF(ISBLANK([$Result.B215]);&quot;&quot;; [$Result.B215])">
            <text:p/>
          </table:table-cell>
          <table:table-cell table:content-validation-name="val1"/>
          <table:table-cell/>
        </table:table-row>
        <table:table-row table:style-name="ro6">
          <table:table-cell table:formula="of:=IF(ISBLANK([$Result.A216]);&quot;&quot;; [$Result.A216])">
            <text:p/>
          </table:table-cell>
          <table:table-cell table:style-name="ce34" table:formula="of:=IF(ISBLANK([$Result.B216]);&quot;&quot;; [$Result.B216])">
            <text:p/>
          </table:table-cell>
          <table:table-cell table:content-validation-name="val1"/>
          <table:table-cell/>
        </table:table-row>
        <table:table-row table:style-name="ro6">
          <table:table-cell table:formula="of:=IF(ISBLANK([$Result.A217]);&quot;&quot;; [$Result.A217])">
            <text:p/>
          </table:table-cell>
          <table:table-cell table:style-name="ce34" table:formula="of:=IF(ISBLANK([$Result.B217]);&quot;&quot;; [$Result.B217])">
            <text:p/>
          </table:table-cell>
          <table:table-cell table:content-validation-name="val1"/>
          <table:table-cell/>
        </table:table-row>
        <table:table-row table:style-name="ro6">
          <table:table-cell table:formula="of:=IF(ISBLANK([$Result.A218]);&quot;&quot;; [$Result.A218])">
            <text:p/>
          </table:table-cell>
          <table:table-cell table:style-name="ce34" table:formula="of:=IF(ISBLANK([$Result.B218]);&quot;&quot;; [$Result.B218])">
            <text:p/>
          </table:table-cell>
          <table:table-cell table:content-validation-name="val1"/>
          <table:table-cell/>
        </table:table-row>
        <table:table-row table:style-name="ro6">
          <table:table-cell table:formula="of:=IF(ISBLANK([$Result.A219]);&quot;&quot;; [$Result.A219])">
            <text:p/>
          </table:table-cell>
          <table:table-cell table:style-name="ce34" table:formula="of:=IF(ISBLANK([$Result.B219]);&quot;&quot;; [$Result.B219])">
            <text:p/>
          </table:table-cell>
          <table:table-cell table:content-validation-name="val1"/>
          <table:table-cell/>
        </table:table-row>
        <table:table-row table:style-name="ro6">
          <table:table-cell table:formula="of:=IF(ISBLANK([$Result.A220]);&quot;&quot;; [$Result.A220])">
            <text:p/>
          </table:table-cell>
          <table:table-cell table:style-name="ce34" table:formula="of:=IF(ISBLANK([$Result.B220]);&quot;&quot;; [$Result.B220])">
            <text:p/>
          </table:table-cell>
          <table:table-cell table:content-validation-name="val1"/>
          <table:table-cell/>
        </table:table-row>
        <table:table-row table:style-name="ro6">
          <table:table-cell table:formula="of:=IF(ISBLANK([$Result.A221]);&quot;&quot;; [$Result.A221])">
            <text:p/>
          </table:table-cell>
          <table:table-cell table:style-name="ce34" table:formula="of:=IF(ISBLANK([$Result.B221]);&quot;&quot;; [$Result.B221])">
            <text:p/>
          </table:table-cell>
          <table:table-cell table:content-validation-name="val1"/>
          <table:table-cell/>
        </table:table-row>
        <table:table-row table:style-name="ro6">
          <table:table-cell table:formula="of:=IF(ISBLANK([$Result.A222]);&quot;&quot;; [$Result.A222])">
            <text:p/>
          </table:table-cell>
          <table:table-cell table:style-name="ce34" table:formula="of:=IF(ISBLANK([$Result.B222]);&quot;&quot;; [$Result.B222])">
            <text:p/>
          </table:table-cell>
          <table:table-cell table:content-validation-name="val1"/>
          <table:table-cell/>
        </table:table-row>
        <table:table-row table:style-name="ro6">
          <table:table-cell table:formula="of:=IF(ISBLANK([$Result.A223]);&quot;&quot;; [$Result.A223])">
            <text:p/>
          </table:table-cell>
          <table:table-cell table:style-name="ce34" table:formula="of:=IF(ISBLANK([$Result.B223]);&quot;&quot;; [$Result.B223])">
            <text:p/>
          </table:table-cell>
          <table:table-cell table:content-validation-name="val1"/>
          <table:table-cell/>
        </table:table-row>
        <table:table-row table:style-name="ro6">
          <table:table-cell table:formula="of:=IF(ISBLANK([$Result.A224]);&quot;&quot;; [$Result.A224])">
            <text:p/>
          </table:table-cell>
          <table:table-cell table:style-name="ce34" table:formula="of:=IF(ISBLANK([$Result.B224]);&quot;&quot;; [$Result.B224])">
            <text:p/>
          </table:table-cell>
          <table:table-cell table:content-validation-name="val1"/>
          <table:table-cell/>
        </table:table-row>
        <table:table-row table:style-name="ro6">
          <table:table-cell table:formula="of:=IF(ISBLANK([$Result.A225]);&quot;&quot;; [$Result.A225])">
            <text:p/>
          </table:table-cell>
          <table:table-cell table:style-name="ce34" table:formula="of:=IF(ISBLANK([$Result.B225]);&quot;&quot;; [$Result.B225])">
            <text:p/>
          </table:table-cell>
          <table:table-cell table:content-validation-name="val1"/>
          <table:table-cell/>
        </table:table-row>
        <table:table-row table:style-name="ro6">
          <table:table-cell table:formula="of:=IF(ISBLANK([$Result.A226]);&quot;&quot;; [$Result.A226])">
            <text:p/>
          </table:table-cell>
          <table:table-cell table:style-name="ce34" table:formula="of:=IF(ISBLANK([$Result.B226]);&quot;&quot;; [$Result.B226])">
            <text:p/>
          </table:table-cell>
          <table:table-cell table:content-validation-name="val1"/>
          <table:table-cell/>
        </table:table-row>
        <table:table-row table:style-name="ro6">
          <table:table-cell table:formula="of:=IF(ISBLANK([$Result.A227]);&quot;&quot;; [$Result.A227])">
            <text:p/>
          </table:table-cell>
          <table:table-cell table:style-name="ce34" table:formula="of:=IF(ISBLANK([$Result.B227]);&quot;&quot;; [$Result.B227])">
            <text:p/>
          </table:table-cell>
          <table:table-cell table:content-validation-name="val1"/>
          <table:table-cell/>
        </table:table-row>
        <table:table-row table:style-name="ro6">
          <table:table-cell table:formula="of:=IF(ISBLANK([$Result.A228]);&quot;&quot;; [$Result.A228])">
            <text:p/>
          </table:table-cell>
          <table:table-cell table:style-name="ce34" table:formula="of:=IF(ISBLANK([$Result.B228]);&quot;&quot;; [$Result.B228])">
            <text:p/>
          </table:table-cell>
          <table:table-cell table:content-validation-name="val1"/>
          <table:table-cell/>
        </table:table-row>
        <table:table-row table:style-name="ro6">
          <table:table-cell table:formula="of:=IF(ISBLANK([$Result.A229]);&quot;&quot;; [$Result.A229])">
            <text:p/>
          </table:table-cell>
          <table:table-cell table:style-name="ce34" table:formula="of:=IF(ISBLANK([$Result.B229]);&quot;&quot;; [$Result.B229])">
            <text:p/>
          </table:table-cell>
          <table:table-cell table:content-validation-name="val1"/>
          <table:table-cell/>
        </table:table-row>
        <table:table-row table:style-name="ro6">
          <table:table-cell table:formula="of:=IF(ISBLANK([$Result.A230]);&quot;&quot;; [$Result.A230])">
            <text:p/>
          </table:table-cell>
          <table:table-cell table:style-name="ce34" table:formula="of:=IF(ISBLANK([$Result.B230]);&quot;&quot;; [$Result.B230])">
            <text:p/>
          </table:table-cell>
          <table:table-cell table:content-validation-name="val1"/>
          <table:table-cell/>
        </table:table-row>
        <table:table-row table:style-name="ro6">
          <table:table-cell table:formula="of:=IF(ISBLANK([$Result.A231]);&quot;&quot;; [$Result.A231])">
            <text:p/>
          </table:table-cell>
          <table:table-cell table:style-name="ce34" table:formula="of:=IF(ISBLANK([$Result.B231]);&quot;&quot;; [$Result.B231])">
            <text:p/>
          </table:table-cell>
          <table:table-cell table:content-validation-name="val1"/>
          <table:table-cell/>
        </table:table-row>
        <table:table-row table:style-name="ro6">
          <table:table-cell table:formula="of:=IF(ISBLANK([$Result.A232]);&quot;&quot;; [$Result.A232])">
            <text:p/>
          </table:table-cell>
          <table:table-cell table:style-name="ce34" table:formula="of:=IF(ISBLANK([$Result.B232]);&quot;&quot;; [$Result.B232])">
            <text:p/>
          </table:table-cell>
          <table:table-cell table:content-validation-name="val1"/>
          <table:table-cell/>
        </table:table-row>
        <table:table-row table:style-name="ro6">
          <table:table-cell table:formula="of:=IF(ISBLANK([$Result.A233]);&quot;&quot;; [$Result.A233])">
            <text:p/>
          </table:table-cell>
          <table:table-cell table:style-name="ce34" table:formula="of:=IF(ISBLANK([$Result.B233]);&quot;&quot;; [$Result.B233])">
            <text:p/>
          </table:table-cell>
          <table:table-cell table:content-validation-name="val1"/>
          <table:table-cell/>
        </table:table-row>
        <table:table-row table:style-name="ro6">
          <table:table-cell table:formula="of:=IF(ISBLANK([$Result.A234]);&quot;&quot;; [$Result.A234])">
            <text:p/>
          </table:table-cell>
          <table:table-cell table:style-name="ce34" table:formula="of:=IF(ISBLANK([$Result.B234]);&quot;&quot;; [$Result.B234])">
            <text:p/>
          </table:table-cell>
          <table:table-cell table:content-validation-name="val1"/>
          <table:table-cell/>
        </table:table-row>
        <table:table-row table:style-name="ro6">
          <table:table-cell table:formula="of:=IF(ISBLANK([$Result.A235]);&quot;&quot;; [$Result.A235])">
            <text:p/>
          </table:table-cell>
          <table:table-cell table:style-name="ce34" table:formula="of:=IF(ISBLANK([$Result.B235]);&quot;&quot;; [$Result.B235])">
            <text:p/>
          </table:table-cell>
          <table:table-cell table:content-validation-name="val1"/>
          <table:table-cell/>
        </table:table-row>
        <table:table-row table:style-name="ro6">
          <table:table-cell table:formula="of:=IF(ISBLANK([$Result.A236]);&quot;&quot;; [$Result.A236])">
            <text:p/>
          </table:table-cell>
          <table:table-cell table:style-name="ce34" table:formula="of:=IF(ISBLANK([$Result.B236]);&quot;&quot;; [$Result.B236])">
            <text:p/>
          </table:table-cell>
          <table:table-cell table:content-validation-name="val1"/>
          <table:table-cell/>
        </table:table-row>
        <table:table-row table:style-name="ro6">
          <table:table-cell table:formula="of:=IF(ISBLANK([$Result.A237]);&quot;&quot;; [$Result.A237])">
            <text:p/>
          </table:table-cell>
          <table:table-cell table:style-name="ce34" table:formula="of:=IF(ISBLANK([$Result.B237]);&quot;&quot;; [$Result.B237])">
            <text:p/>
          </table:table-cell>
          <table:table-cell table:content-validation-name="val1"/>
          <table:table-cell/>
        </table:table-row>
        <table:table-row table:style-name="ro6">
          <table:table-cell table:formula="of:=IF(ISBLANK([$Result.A238]);&quot;&quot;; [$Result.A238])">
            <text:p/>
          </table:table-cell>
          <table:table-cell table:style-name="ce34" table:formula="of:=IF(ISBLANK([$Result.B238]);&quot;&quot;; [$Result.B238])">
            <text:p/>
          </table:table-cell>
          <table:table-cell table:content-validation-name="val1"/>
          <table:table-cell/>
        </table:table-row>
        <table:table-row table:style-name="ro6">
          <table:table-cell table:formula="of:=IF(ISBLANK([$Result.A239]);&quot;&quot;; [$Result.A239])">
            <text:p/>
          </table:table-cell>
          <table:table-cell table:style-name="ce34" table:formula="of:=IF(ISBLANK([$Result.B239]);&quot;&quot;; [$Result.B239])">
            <text:p/>
          </table:table-cell>
          <table:table-cell table:content-validation-name="val1"/>
          <table:table-cell/>
        </table:table-row>
        <table:table-row table:style-name="ro6">
          <table:table-cell table:formula="of:=IF(ISBLANK([$Result.A240]);&quot;&quot;; [$Result.A240])">
            <text:p/>
          </table:table-cell>
          <table:table-cell table:style-name="ce34" table:formula="of:=IF(ISBLANK([$Result.B240]);&quot;&quot;; [$Result.B240])">
            <text:p/>
          </table:table-cell>
          <table:table-cell table:content-validation-name="val1"/>
          <table:table-cell/>
        </table:table-row>
        <table:table-row table:style-name="ro6">
          <table:table-cell table:formula="of:=IF(ISBLANK([$Result.A241]);&quot;&quot;; [$Result.A241])">
            <text:p/>
          </table:table-cell>
          <table:table-cell table:style-name="ce34" table:formula="of:=IF(ISBLANK([$Result.B241]);&quot;&quot;; [$Result.B241])">
            <text:p/>
          </table:table-cell>
          <table:table-cell table:content-validation-name="val1"/>
          <table:table-cell/>
        </table:table-row>
        <table:table-row table:style-name="ro6">
          <table:table-cell table:formula="of:=IF(ISBLANK([$Result.A242]);&quot;&quot;; [$Result.A242])">
            <text:p/>
          </table:table-cell>
          <table:table-cell table:style-name="ce34" table:formula="of:=IF(ISBLANK([$Result.B242]);&quot;&quot;; [$Result.B242])">
            <text:p/>
          </table:table-cell>
          <table:table-cell table:content-validation-name="val1"/>
          <table:table-cell/>
        </table:table-row>
        <table:table-row table:style-name="ro6">
          <table:table-cell table:formula="of:=IF(ISBLANK([$Result.A243]);&quot;&quot;; [$Result.A243])">
            <text:p/>
          </table:table-cell>
          <table:table-cell table:style-name="ce34" table:formula="of:=IF(ISBLANK([$Result.B243]);&quot;&quot;; [$Result.B243])">
            <text:p/>
          </table:table-cell>
          <table:table-cell table:content-validation-name="val1"/>
          <table:table-cell/>
        </table:table-row>
        <table:table-row table:style-name="ro6">
          <table:table-cell table:formula="of:=IF(ISBLANK([$Result.A244]);&quot;&quot;; [$Result.A244])">
            <text:p/>
          </table:table-cell>
          <table:table-cell table:style-name="ce34" table:formula="of:=IF(ISBLANK([$Result.B244]);&quot;&quot;; [$Result.B244])">
            <text:p/>
          </table:table-cell>
          <table:table-cell table:content-validation-name="val1"/>
          <table:table-cell/>
        </table:table-row>
        <table:table-row table:style-name="ro6">
          <table:table-cell table:formula="of:=IF(ISBLANK([$Result.A245]);&quot;&quot;; [$Result.A245])">
            <text:p/>
          </table:table-cell>
          <table:table-cell table:style-name="ce34" table:formula="of:=IF(ISBLANK([$Result.B245]);&quot;&quot;; [$Result.B245])">
            <text:p/>
          </table:table-cell>
          <table:table-cell table:content-validation-name="val1"/>
          <table:table-cell/>
        </table:table-row>
        <table:table-row table:style-name="ro6">
          <table:table-cell table:formula="of:=IF(ISBLANK([$Result.A246]);&quot;&quot;; [$Result.A246])">
            <text:p/>
          </table:table-cell>
          <table:table-cell table:style-name="ce34" table:formula="of:=IF(ISBLANK([$Result.B246]);&quot;&quot;; [$Result.B246])">
            <text:p/>
          </table:table-cell>
          <table:table-cell table:content-validation-name="val1"/>
          <table:table-cell/>
        </table:table-row>
        <table:table-row table:style-name="ro6">
          <table:table-cell table:formula="of:=IF(ISBLANK([$Result.A247]);&quot;&quot;; [$Result.A247])">
            <text:p/>
          </table:table-cell>
          <table:table-cell table:style-name="ce34" table:formula="of:=IF(ISBLANK([$Result.B247]);&quot;&quot;; [$Result.B247])">
            <text:p/>
          </table:table-cell>
          <table:table-cell table:content-validation-name="val1"/>
          <table:table-cell/>
        </table:table-row>
        <table:table-row table:style-name="ro6">
          <table:table-cell table:formula="of:=IF(ISBLANK([$Result.A248]);&quot;&quot;; [$Result.A248])">
            <text:p/>
          </table:table-cell>
          <table:table-cell table:style-name="ce34" table:formula="of:=IF(ISBLANK([$Result.B248]);&quot;&quot;; [$Result.B248])">
            <text:p/>
          </table:table-cell>
          <table:table-cell table:content-validation-name="val1"/>
          <table:table-cell/>
        </table:table-row>
        <table:table-row table:style-name="ro6">
          <table:table-cell table:formula="of:=IF(ISBLANK([$Result.A249]);&quot;&quot;; [$Result.A249])">
            <text:p/>
          </table:table-cell>
          <table:table-cell table:style-name="ce34" table:formula="of:=IF(ISBLANK([$Result.B249]);&quot;&quot;; [$Result.B249])">
            <text:p/>
          </table:table-cell>
          <table:table-cell table:content-validation-name="val1"/>
          <table:table-cell/>
        </table:table-row>
        <table:table-row table:style-name="ro6">
          <table:table-cell table:formula="of:=IF(ISBLANK([$Result.A250]);&quot;&quot;; [$Result.A250])">
            <text:p/>
          </table:table-cell>
          <table:table-cell table:style-name="ce34" table:formula="of:=IF(ISBLANK([$Result.B250]);&quot;&quot;; [$Result.B250])">
            <text:p/>
          </table:table-cell>
          <table:table-cell table:content-validation-name="val1"/>
          <table:table-cell/>
        </table:table-row>
        <table:table-row table:style-name="ro6">
          <table:table-cell table:formula="of:=IF(ISBLANK([$Result.A251]);&quot;&quot;; [$Result.A251])">
            <text:p/>
          </table:table-cell>
          <table:table-cell table:style-name="ce34" table:formula="of:=IF(ISBLANK([$Result.B251]);&quot;&quot;; [$Result.B251])">
            <text:p/>
          </table:table-cell>
          <table:table-cell table:content-validation-name="val1"/>
          <table:table-cell/>
        </table:table-row>
        <table:table-row table:style-name="ro6">
          <table:table-cell table:formula="of:=IF(ISBLANK([$Result.A252]);&quot;&quot;; [$Result.A252])">
            <text:p/>
          </table:table-cell>
          <table:table-cell table:style-name="ce34" table:formula="of:=IF(ISBLANK([$Result.B252]);&quot;&quot;; [$Result.B252])">
            <text:p/>
          </table:table-cell>
          <table:table-cell table:content-validation-name="val1"/>
          <table:table-cell/>
        </table:table-row>
        <table:table-row table:style-name="ro6">
          <table:table-cell table:formula="of:=IF(ISBLANK([$Result.A253]);&quot;&quot;; [$Result.A253])">
            <text:p/>
          </table:table-cell>
          <table:table-cell table:style-name="ce34" table:formula="of:=IF(ISBLANK([$Result.B253]);&quot;&quot;; [$Result.B253])">
            <text:p/>
          </table:table-cell>
          <table:table-cell table:content-validation-name="val1"/>
          <table:table-cell/>
        </table:table-row>
        <table:table-row table:style-name="ro6">
          <table:table-cell table:formula="of:=IF(ISBLANK([$Result.A254]);&quot;&quot;; [$Result.A254])">
            <text:p/>
          </table:table-cell>
          <table:table-cell table:style-name="ce34" table:formula="of:=IF(ISBLANK([$Result.B254]);&quot;&quot;; [$Result.B254])">
            <text:p/>
          </table:table-cell>
          <table:table-cell table:content-validation-name="val1"/>
          <table:table-cell/>
        </table:table-row>
        <table:table-row table:style-name="ro6">
          <table:table-cell table:formula="of:=IF(ISBLANK([$Result.A255]);&quot;&quot;; [$Result.A255])">
            <text:p/>
          </table:table-cell>
          <table:table-cell table:style-name="ce34" table:formula="of:=IF(ISBLANK([$Result.B255]);&quot;&quot;; [$Result.B255])">
            <text:p/>
          </table:table-cell>
          <table:table-cell table:content-validation-name="val1"/>
          <table:table-cell/>
        </table:table-row>
        <table:table-row table:style-name="ro6">
          <table:table-cell table:formula="of:=IF(ISBLANK([$Result.A256]);&quot;&quot;; [$Result.A256])">
            <text:p/>
          </table:table-cell>
          <table:table-cell table:style-name="ce34" table:formula="of:=IF(ISBLANK([$Result.B256]);&quot;&quot;; [$Result.B256])">
            <text:p/>
          </table:table-cell>
          <table:table-cell table:content-validation-name="val1"/>
          <table:table-cell/>
        </table:table-row>
        <table:table-row table:style-name="ro6">
          <table:table-cell table:formula="of:=IF(ISBLANK([$Result.A257]);&quot;&quot;; [$Result.A257])">
            <text:p/>
          </table:table-cell>
          <table:table-cell table:style-name="ce34" table:formula="of:=IF(ISBLANK([$Result.B257]);&quot;&quot;; [$Result.B257])">
            <text:p/>
          </table:table-cell>
          <table:table-cell table:content-validation-name="val1"/>
          <table:table-cell/>
        </table:table-row>
        <table:table-row table:style-name="ro6">
          <table:table-cell table:formula="of:=IF(ISBLANK([$Result.A258]);&quot;&quot;; [$Result.A258])">
            <text:p/>
          </table:table-cell>
          <table:table-cell table:style-name="ce34" table:formula="of:=IF(ISBLANK([$Result.B258]);&quot;&quot;; [$Result.B258])">
            <text:p/>
          </table:table-cell>
          <table:table-cell table:content-validation-name="val1"/>
          <table:table-cell/>
        </table:table-row>
        <table:table-row table:style-name="ro6">
          <table:table-cell table:formula="of:=IF(ISBLANK([$Result.A259]);&quot;&quot;; [$Result.A259])">
            <text:p/>
          </table:table-cell>
          <table:table-cell table:style-name="ce34" table:formula="of:=IF(ISBLANK([$Result.B259]);&quot;&quot;; [$Result.B259])">
            <text:p/>
          </table:table-cell>
          <table:table-cell table:content-validation-name="val1"/>
          <table:table-cell/>
        </table:table-row>
        <table:table-row table:style-name="ro6">
          <table:table-cell table:formula="of:=IF(ISBLANK([$Result.A260]);&quot;&quot;; [$Result.A260])">
            <text:p/>
          </table:table-cell>
          <table:table-cell table:style-name="ce34" table:formula="of:=IF(ISBLANK([$Result.B260]);&quot;&quot;; [$Result.B260])">
            <text:p/>
          </table:table-cell>
          <table:table-cell table:content-validation-name="val1"/>
          <table:table-cell/>
        </table:table-row>
        <table:table-row table:style-name="ro6">
          <table:table-cell table:formula="of:=IF(ISBLANK([$Result.A261]);&quot;&quot;; [$Result.A261])">
            <text:p/>
          </table:table-cell>
          <table:table-cell table:style-name="ce34" table:formula="of:=IF(ISBLANK([$Result.B261]);&quot;&quot;; [$Result.B261])">
            <text:p/>
          </table:table-cell>
          <table:table-cell table:content-validation-name="val1"/>
          <table:table-cell/>
        </table:table-row>
        <table:table-row table:style-name="ro6">
          <table:table-cell table:formula="of:=IF(ISBLANK([$Result.A262]);&quot;&quot;; [$Result.A262])">
            <text:p/>
          </table:table-cell>
          <table:table-cell table:style-name="ce34" table:formula="of:=IF(ISBLANK([$Result.B262]);&quot;&quot;; [$Result.B262])">
            <text:p/>
          </table:table-cell>
          <table:table-cell table:content-validation-name="val1"/>
          <table:table-cell/>
        </table:table-row>
        <table:table-row table:style-name="ro6">
          <table:table-cell table:formula="of:=IF(ISBLANK([$Result.A263]);&quot;&quot;; [$Result.A263])">
            <text:p/>
          </table:table-cell>
          <table:table-cell table:style-name="ce34" table:formula="of:=IF(ISBLANK([$Result.B263]);&quot;&quot;; [$Result.B263])">
            <text:p/>
          </table:table-cell>
          <table:table-cell table:content-validation-name="val1"/>
          <table:table-cell/>
        </table:table-row>
        <table:table-row table:style-name="ro6">
          <table:table-cell table:formula="of:=IF(ISBLANK([$Result.A264]);&quot;&quot;; [$Result.A264])">
            <text:p/>
          </table:table-cell>
          <table:table-cell table:style-name="ce34" table:formula="of:=IF(ISBLANK([$Result.B264]);&quot;&quot;; [$Result.B264])">
            <text:p/>
          </table:table-cell>
          <table:table-cell table:content-validation-name="val1"/>
          <table:table-cell/>
        </table:table-row>
        <table:table-row table:style-name="ro6">
          <table:table-cell table:formula="of:=IF(ISBLANK([$Result.A265]);&quot;&quot;; [$Result.A265])">
            <text:p/>
          </table:table-cell>
          <table:table-cell table:style-name="ce34" table:formula="of:=IF(ISBLANK([$Result.B265]);&quot;&quot;; [$Result.B265])">
            <text:p/>
          </table:table-cell>
          <table:table-cell table:content-validation-name="val1"/>
          <table:table-cell/>
        </table:table-row>
        <table:table-row table:style-name="ro6">
          <table:table-cell table:formula="of:=IF(ISBLANK([$Result.A266]);&quot;&quot;; [$Result.A266])">
            <text:p/>
          </table:table-cell>
          <table:table-cell table:style-name="ce34" table:formula="of:=IF(ISBLANK([$Result.B266]);&quot;&quot;; [$Result.B266])">
            <text:p/>
          </table:table-cell>
          <table:table-cell table:content-validation-name="val1"/>
          <table:table-cell/>
        </table:table-row>
        <table:table-row table:style-name="ro6">
          <table:table-cell table:formula="of:=IF(ISBLANK([$Result.A267]);&quot;&quot;; [$Result.A267])">
            <text:p/>
          </table:table-cell>
          <table:table-cell table:style-name="ce34" table:formula="of:=IF(ISBLANK([$Result.B267]);&quot;&quot;; [$Result.B267])">
            <text:p/>
          </table:table-cell>
          <table:table-cell table:content-validation-name="val1"/>
          <table:table-cell/>
        </table:table-row>
        <table:table-row table:style-name="ro6">
          <table:table-cell table:formula="of:=IF(ISBLANK([$Result.A268]);&quot;&quot;; [$Result.A268])">
            <text:p/>
          </table:table-cell>
          <table:table-cell table:style-name="ce34" table:formula="of:=IF(ISBLANK([$Result.B268]);&quot;&quot;; [$Result.B268])">
            <text:p/>
          </table:table-cell>
          <table:table-cell table:content-validation-name="val1"/>
          <table:table-cell/>
        </table:table-row>
        <table:table-row table:style-name="ro6">
          <table:table-cell table:formula="of:=IF(ISBLANK([$Result.A269]);&quot;&quot;; [$Result.A269])">
            <text:p/>
          </table:table-cell>
          <table:table-cell table:style-name="ce34" table:formula="of:=IF(ISBLANK([$Result.B269]);&quot;&quot;; [$Result.B269])">
            <text:p/>
          </table:table-cell>
          <table:table-cell table:content-validation-name="val1"/>
          <table:table-cell/>
        </table:table-row>
        <table:table-row table:style-name="ro6">
          <table:table-cell table:formula="of:=IF(ISBLANK([$Result.A270]);&quot;&quot;; [$Result.A270])">
            <text:p/>
          </table:table-cell>
          <table:table-cell table:style-name="ce34" table:formula="of:=IF(ISBLANK([$Result.B270]);&quot;&quot;; [$Result.B270])">
            <text:p/>
          </table:table-cell>
          <table:table-cell table:content-validation-name="val1"/>
          <table:table-cell/>
        </table:table-row>
        <table:table-row table:style-name="ro6">
          <table:table-cell table:formula="of:=IF(ISBLANK([$Result.A271]);&quot;&quot;; [$Result.A271])">
            <text:p/>
          </table:table-cell>
          <table:table-cell table:style-name="ce34" table:formula="of:=IF(ISBLANK([$Result.B271]);&quot;&quot;; [$Result.B271])">
            <text:p/>
          </table:table-cell>
          <table:table-cell table:content-validation-name="val1"/>
          <table:table-cell/>
        </table:table-row>
        <table:table-row table:style-name="ro6">
          <table:table-cell table:formula="of:=IF(ISBLANK([$Result.A272]);&quot;&quot;; [$Result.A272])">
            <text:p/>
          </table:table-cell>
          <table:table-cell table:style-name="ce34" table:formula="of:=IF(ISBLANK([$Result.B272]);&quot;&quot;; [$Result.B272])">
            <text:p/>
          </table:table-cell>
          <table:table-cell table:content-validation-name="val1"/>
          <table:table-cell/>
        </table:table-row>
        <table:table-row table:style-name="ro6">
          <table:table-cell table:formula="of:=IF(ISBLANK([$Result.A273]);&quot;&quot;; [$Result.A273])">
            <text:p/>
          </table:table-cell>
          <table:table-cell table:style-name="ce34" table:formula="of:=IF(ISBLANK([$Result.B273]);&quot;&quot;; [$Result.B273])">
            <text:p/>
          </table:table-cell>
          <table:table-cell table:content-validation-name="val1"/>
          <table:table-cell/>
        </table:table-row>
        <table:table-row table:style-name="ro6">
          <table:table-cell table:formula="of:=IF(ISBLANK([$Result.A274]);&quot;&quot;; [$Result.A274])">
            <text:p/>
          </table:table-cell>
          <table:table-cell table:style-name="ce34" table:formula="of:=IF(ISBLANK([$Result.B274]);&quot;&quot;; [$Result.B274])">
            <text:p/>
          </table:table-cell>
          <table:table-cell table:content-validation-name="val1"/>
          <table:table-cell/>
        </table:table-row>
        <table:table-row table:style-name="ro6">
          <table:table-cell table:formula="of:=IF(ISBLANK([$Result.A275]);&quot;&quot;; [$Result.A275])">
            <text:p/>
          </table:table-cell>
          <table:table-cell table:style-name="ce34" table:formula="of:=IF(ISBLANK([$Result.B275]);&quot;&quot;; [$Result.B275])">
            <text:p/>
          </table:table-cell>
          <table:table-cell table:content-validation-name="val1"/>
          <table:table-cell/>
        </table:table-row>
        <table:table-row table:style-name="ro6">
          <table:table-cell table:formula="of:=IF(ISBLANK([$Result.A276]);&quot;&quot;; [$Result.A276])">
            <text:p/>
          </table:table-cell>
          <table:table-cell table:style-name="ce34" table:formula="of:=IF(ISBLANK([$Result.B276]);&quot;&quot;; [$Result.B276])">
            <text:p/>
          </table:table-cell>
          <table:table-cell table:content-validation-name="val1"/>
          <table:table-cell/>
        </table:table-row>
        <table:table-row table:style-name="ro6">
          <table:table-cell table:formula="of:=IF(ISBLANK([$Result.A277]);&quot;&quot;; [$Result.A277])">
            <text:p/>
          </table:table-cell>
          <table:table-cell table:style-name="ce34" table:formula="of:=IF(ISBLANK([$Result.B277]);&quot;&quot;; [$Result.B277])">
            <text:p/>
          </table:table-cell>
          <table:table-cell table:content-validation-name="val1"/>
          <table:table-cell/>
        </table:table-row>
        <table:table-row table:style-name="ro6">
          <table:table-cell table:formula="of:=IF(ISBLANK([$Result.A278]);&quot;&quot;; [$Result.A278])">
            <text:p/>
          </table:table-cell>
          <table:table-cell table:style-name="ce34" table:formula="of:=IF(ISBLANK([$Result.B278]);&quot;&quot;; [$Result.B278])">
            <text:p/>
          </table:table-cell>
          <table:table-cell table:content-validation-name="val1"/>
          <table:table-cell/>
        </table:table-row>
        <table:table-row table:style-name="ro6">
          <table:table-cell table:formula="of:=IF(ISBLANK([$Result.A279]);&quot;&quot;; [$Result.A279])">
            <text:p/>
          </table:table-cell>
          <table:table-cell table:style-name="ce34" table:formula="of:=IF(ISBLANK([$Result.B279]);&quot;&quot;; [$Result.B279])">
            <text:p/>
          </table:table-cell>
          <table:table-cell table:content-validation-name="val1"/>
          <table:table-cell/>
        </table:table-row>
        <table:table-row table:style-name="ro6">
          <table:table-cell table:formula="of:=IF(ISBLANK([$Result.A280]);&quot;&quot;; [$Result.A280])">
            <text:p/>
          </table:table-cell>
          <table:table-cell table:style-name="ce34" table:formula="of:=IF(ISBLANK([$Result.B280]);&quot;&quot;; [$Result.B280])">
            <text:p/>
          </table:table-cell>
          <table:table-cell table:content-validation-name="val1"/>
          <table:table-cell/>
        </table:table-row>
        <table:table-row table:style-name="ro6">
          <table:table-cell table:formula="of:=IF(ISBLANK([$Result.A281]);&quot;&quot;; [$Result.A281])">
            <text:p/>
          </table:table-cell>
          <table:table-cell table:style-name="ce34" table:formula="of:=IF(ISBLANK([$Result.B281]);&quot;&quot;; [$Result.B281])">
            <text:p/>
          </table:table-cell>
          <table:table-cell table:content-validation-name="val1"/>
          <table:table-cell/>
        </table:table-row>
        <table:table-row table:style-name="ro6">
          <table:table-cell table:formula="of:=IF(ISBLANK([$Result.A282]);&quot;&quot;; [$Result.A282])">
            <text:p/>
          </table:table-cell>
          <table:table-cell table:style-name="ce34" table:formula="of:=IF(ISBLANK([$Result.B282]);&quot;&quot;; [$Result.B282])">
            <text:p/>
          </table:table-cell>
          <table:table-cell table:content-validation-name="val1"/>
          <table:table-cell/>
        </table:table-row>
        <table:table-row table:style-name="ro6">
          <table:table-cell table:formula="of:=IF(ISBLANK([$Result.A283]);&quot;&quot;; [$Result.A283])">
            <text:p/>
          </table:table-cell>
          <table:table-cell table:style-name="ce34" table:formula="of:=IF(ISBLANK([$Result.B283]);&quot;&quot;; [$Result.B283])">
            <text:p/>
          </table:table-cell>
          <table:table-cell table:content-validation-name="val1"/>
          <table:table-cell/>
        </table:table-row>
        <table:table-row table:style-name="ro6">
          <table:table-cell table:formula="of:=IF(ISBLANK([$Result.A284]);&quot;&quot;; [$Result.A284])">
            <text:p/>
          </table:table-cell>
          <table:table-cell table:style-name="ce34" table:formula="of:=IF(ISBLANK([$Result.B284]);&quot;&quot;; [$Result.B284])">
            <text:p/>
          </table:table-cell>
          <table:table-cell table:content-validation-name="val1"/>
          <table:table-cell/>
        </table:table-row>
        <table:table-row table:style-name="ro6">
          <table:table-cell table:formula="of:=IF(ISBLANK([$Result.A285]);&quot;&quot;; [$Result.A285])">
            <text:p/>
          </table:table-cell>
          <table:table-cell table:style-name="ce34" table:formula="of:=IF(ISBLANK([$Result.B285]);&quot;&quot;; [$Result.B285])">
            <text:p/>
          </table:table-cell>
          <table:table-cell table:content-validation-name="val1"/>
          <table:table-cell/>
        </table:table-row>
        <table:table-row table:style-name="ro6">
          <table:table-cell table:formula="of:=IF(ISBLANK([$Result.A286]);&quot;&quot;; [$Result.A286])">
            <text:p/>
          </table:table-cell>
          <table:table-cell table:style-name="ce34" table:formula="of:=IF(ISBLANK([$Result.B286]);&quot;&quot;; [$Result.B286])">
            <text:p/>
          </table:table-cell>
          <table:table-cell table:content-validation-name="val1"/>
          <table:table-cell/>
        </table:table-row>
        <table:table-row table:style-name="ro6">
          <table:table-cell table:formula="of:=IF(ISBLANK([$Result.A287]);&quot;&quot;; [$Result.A287])">
            <text:p/>
          </table:table-cell>
          <table:table-cell table:style-name="ce34" table:formula="of:=IF(ISBLANK([$Result.B287]);&quot;&quot;; [$Result.B287])">
            <text:p/>
          </table:table-cell>
          <table:table-cell table:content-validation-name="val1"/>
          <table:table-cell/>
        </table:table-row>
        <table:table-row table:style-name="ro6">
          <table:table-cell table:formula="of:=IF(ISBLANK([$Result.A288]);&quot;&quot;; [$Result.A288])">
            <text:p/>
          </table:table-cell>
          <table:table-cell table:style-name="ce34" table:formula="of:=IF(ISBLANK([$Result.B288]);&quot;&quot;; [$Result.B288])">
            <text:p/>
          </table:table-cell>
          <table:table-cell table:content-validation-name="val1"/>
          <table:table-cell/>
        </table:table-row>
        <table:table-row table:style-name="ro6">
          <table:table-cell table:formula="of:=IF(ISBLANK([$Result.A289]);&quot;&quot;; [$Result.A289])">
            <text:p/>
          </table:table-cell>
          <table:table-cell table:style-name="ce34" table:formula="of:=IF(ISBLANK([$Result.B289]);&quot;&quot;; [$Result.B289])">
            <text:p/>
          </table:table-cell>
          <table:table-cell table:content-validation-name="val1"/>
          <table:table-cell/>
        </table:table-row>
        <table:table-row table:style-name="ro6">
          <table:table-cell table:formula="of:=IF(ISBLANK([$Result.A290]);&quot;&quot;; [$Result.A290])">
            <text:p/>
          </table:table-cell>
          <table:table-cell table:style-name="ce34" table:formula="of:=IF(ISBLANK([$Result.B290]);&quot;&quot;; [$Result.B290])">
            <text:p/>
          </table:table-cell>
          <table:table-cell table:content-validation-name="val1"/>
          <table:table-cell/>
        </table:table-row>
        <table:table-row table:style-name="ro6">
          <table:table-cell table:formula="of:=IF(ISBLANK([$Result.A291]);&quot;&quot;; [$Result.A291])">
            <text:p/>
          </table:table-cell>
          <table:table-cell table:style-name="ce34" table:formula="of:=IF(ISBLANK([$Result.B291]);&quot;&quot;; [$Result.B291])">
            <text:p/>
          </table:table-cell>
          <table:table-cell table:content-validation-name="val1"/>
          <table:table-cell/>
        </table:table-row>
        <table:table-row table:style-name="ro6">
          <table:table-cell table:formula="of:=IF(ISBLANK([$Result.A292]);&quot;&quot;; [$Result.A292])">
            <text:p/>
          </table:table-cell>
          <table:table-cell table:style-name="ce34" table:formula="of:=IF(ISBLANK([$Result.B292]);&quot;&quot;; [$Result.B292])">
            <text:p/>
          </table:table-cell>
          <table:table-cell table:content-validation-name="val1"/>
          <table:table-cell/>
        </table:table-row>
        <table:table-row table:style-name="ro6">
          <table:table-cell table:formula="of:=IF(ISBLANK([$Result.A293]);&quot;&quot;; [$Result.A293])">
            <text:p/>
          </table:table-cell>
          <table:table-cell table:style-name="ce34" table:formula="of:=IF(ISBLANK([$Result.B293]);&quot;&quot;; [$Result.B293])">
            <text:p/>
          </table:table-cell>
          <table:table-cell table:content-validation-name="val1"/>
          <table:table-cell/>
        </table:table-row>
        <table:table-row table:style-name="ro6">
          <table:table-cell table:formula="of:=IF(ISBLANK([$Result.A294]);&quot;&quot;; [$Result.A294])">
            <text:p/>
          </table:table-cell>
          <table:table-cell table:style-name="ce34" table:formula="of:=IF(ISBLANK([$Result.B294]);&quot;&quot;; [$Result.B294])">
            <text:p/>
          </table:table-cell>
          <table:table-cell table:content-validation-name="val1"/>
          <table:table-cell/>
        </table:table-row>
        <table:table-row table:style-name="ro6">
          <table:table-cell table:formula="of:=IF(ISBLANK([$Result.A295]);&quot;&quot;; [$Result.A295])">
            <text:p/>
          </table:table-cell>
          <table:table-cell table:style-name="ce34" table:formula="of:=IF(ISBLANK([$Result.B295]);&quot;&quot;; [$Result.B295])">
            <text:p/>
          </table:table-cell>
          <table:table-cell table:content-validation-name="val1"/>
          <table:table-cell/>
        </table:table-row>
        <table:table-row table:style-name="ro6">
          <table:table-cell table:formula="of:=IF(ISBLANK([$Result.A296]);&quot;&quot;; [$Result.A296])">
            <text:p/>
          </table:table-cell>
          <table:table-cell table:style-name="ce34" table:formula="of:=IF(ISBLANK([$Result.B296]);&quot;&quot;; [$Result.B296])">
            <text:p/>
          </table:table-cell>
          <table:table-cell table:content-validation-name="val1"/>
          <table:table-cell/>
        </table:table-row>
        <table:table-row table:style-name="ro6">
          <table:table-cell table:formula="of:=IF(ISBLANK([$Result.A297]);&quot;&quot;; [$Result.A297])">
            <text:p/>
          </table:table-cell>
          <table:table-cell table:style-name="ce34" table:formula="of:=IF(ISBLANK([$Result.B297]);&quot;&quot;; [$Result.B297])">
            <text:p/>
          </table:table-cell>
          <table:table-cell table:content-validation-name="val1"/>
          <table:table-cell/>
        </table:table-row>
        <table:table-row table:style-name="ro6">
          <table:table-cell table:formula="of:=IF(ISBLANK([$Result.A298]);&quot;&quot;; [$Result.A298])">
            <text:p/>
          </table:table-cell>
          <table:table-cell table:style-name="ce34" table:formula="of:=IF(ISBLANK([$Result.B298]);&quot;&quot;; [$Result.B298])">
            <text:p/>
          </table:table-cell>
          <table:table-cell table:content-validation-name="val1"/>
          <table:table-cell/>
        </table:table-row>
        <table:table-row table:style-name="ro6">
          <table:table-cell table:formula="of:=IF(ISBLANK([$Result.A299]);&quot;&quot;; [$Result.A299])">
            <text:p/>
          </table:table-cell>
          <table:table-cell table:style-name="ce34" table:formula="of:=IF(ISBLANK([$Result.B299]);&quot;&quot;; [$Result.B299])">
            <text:p/>
          </table:table-cell>
          <table:table-cell table:content-validation-name="val1"/>
          <table:table-cell/>
        </table:table-row>
        <table:table-row table:style-name="ro6">
          <table:table-cell table:formula="of:=IF(ISBLANK([$Result.A300]);&quot;&quot;; [$Result.A300])">
            <text:p/>
          </table:table-cell>
          <table:table-cell table:style-name="ce34" table:formula="of:=IF(ISBLANK([$Result.B300]);&quot;&quot;; [$Result.B300])">
            <text:p/>
          </table:table-cell>
          <table:table-cell table:content-validation-name="val1"/>
          <table:table-cell/>
        </table:table-row>
        <table:table-row table:style-name="ro6">
          <table:table-cell table:formula="of:=IF(ISBLANK([$Result.A301]);&quot;&quot;; [$Result.A301])">
            <text:p/>
          </table:table-cell>
          <table:table-cell table:style-name="ce34" table:formula="of:=IF(ISBLANK([$Result.B301]);&quot;&quot;; [$Result.B301])">
            <text:p/>
          </table:table-cell>
          <table:table-cell table:content-validation-name="val1"/>
          <table:table-cell/>
        </table:table-row>
        <table:table-row table:style-name="ro6">
          <table:table-cell table:formula="of:=IF(ISBLANK([$Result.A302]);&quot;&quot;; [$Result.A302])">
            <text:p/>
          </table:table-cell>
          <table:table-cell table:style-name="ce34" table:formula="of:=IF(ISBLANK([$Result.B302]);&quot;&quot;; [$Result.B302])">
            <text:p/>
          </table:table-cell>
          <table:table-cell table:content-validation-name="val1"/>
          <table:table-cell/>
        </table:table-row>
        <table:table-row table:style-name="ro6">
          <table:table-cell table:formula="of:=IF(ISBLANK([$Result.A303]);&quot;&quot;; [$Result.A303])">
            <text:p/>
          </table:table-cell>
          <table:table-cell table:style-name="ce34" table:formula="of:=IF(ISBLANK([$Result.B303]);&quot;&quot;; [$Result.B303])">
            <text:p/>
          </table:table-cell>
          <table:table-cell table:content-validation-name="val1"/>
          <table:table-cell/>
        </table:table-row>
        <table:table-row table:style-name="ro6">
          <table:table-cell table:formula="of:=IF(ISBLANK([$Result.A304]);&quot;&quot;; [$Result.A304])">
            <text:p/>
          </table:table-cell>
          <table:table-cell table:style-name="ce34" table:formula="of:=IF(ISBLANK([$Result.B304]);&quot;&quot;; [$Result.B304])">
            <text:p/>
          </table:table-cell>
          <table:table-cell table:content-validation-name="val1"/>
          <table:table-cell/>
        </table:table-row>
        <table:table-row table:style-name="ro6">
          <table:table-cell table:formula="of:=IF(ISBLANK([$Result.A305]);&quot;&quot;; [$Result.A305])">
            <text:p/>
          </table:table-cell>
          <table:table-cell table:style-name="ce34" table:formula="of:=IF(ISBLANK([$Result.B305]);&quot;&quot;; [$Result.B305])">
            <text:p/>
          </table:table-cell>
          <table:table-cell table:content-validation-name="val1"/>
          <table:table-cell/>
        </table:table-row>
        <table:table-row table:style-name="ro6">
          <table:table-cell table:formula="of:=IF(ISBLANK([$Result.A306]);&quot;&quot;; [$Result.A306])">
            <text:p/>
          </table:table-cell>
          <table:table-cell table:style-name="ce34" table:formula="of:=IF(ISBLANK([$Result.B306]);&quot;&quot;; [$Result.B306])">
            <text:p/>
          </table:table-cell>
          <table:table-cell table:content-validation-name="val1"/>
          <table:table-cell/>
        </table:table-row>
        <table:table-row table:style-name="ro6">
          <table:table-cell table:formula="of:=IF(ISBLANK([$Result.A307]);&quot;&quot;; [$Result.A307])">
            <text:p/>
          </table:table-cell>
          <table:table-cell table:style-name="ce34" table:formula="of:=IF(ISBLANK([$Result.B307]);&quot;&quot;; [$Result.B307])">
            <text:p/>
          </table:table-cell>
          <table:table-cell table:content-validation-name="val1"/>
          <table:table-cell/>
        </table:table-row>
        <table:table-row table:style-name="ro6">
          <table:table-cell table:formula="of:=IF(ISBLANK([$Result.A308]);&quot;&quot;; [$Result.A308])">
            <text:p/>
          </table:table-cell>
          <table:table-cell table:style-name="ce34" table:formula="of:=IF(ISBLANK([$Result.B308]);&quot;&quot;; [$Result.B308])">
            <text:p/>
          </table:table-cell>
          <table:table-cell table:content-validation-name="val1"/>
          <table:table-cell/>
        </table:table-row>
        <table:table-row table:style-name="ro6">
          <table:table-cell table:formula="of:=IF(ISBLANK([$Result.A309]);&quot;&quot;; [$Result.A309])">
            <text:p/>
          </table:table-cell>
          <table:table-cell table:style-name="ce34" table:formula="of:=IF(ISBLANK([$Result.B309]);&quot;&quot;; [$Result.B309])">
            <text:p/>
          </table:table-cell>
          <table:table-cell table:content-validation-name="val1"/>
          <table:table-cell/>
        </table:table-row>
        <table:table-row table:style-name="ro6">
          <table:table-cell table:formula="of:=IF(ISBLANK([$Result.A310]);&quot;&quot;; [$Result.A310])">
            <text:p/>
          </table:table-cell>
          <table:table-cell table:style-name="ce34" table:formula="of:=IF(ISBLANK([$Result.B310]);&quot;&quot;; [$Result.B310])">
            <text:p/>
          </table:table-cell>
          <table:table-cell table:content-validation-name="val1"/>
          <table:table-cell/>
        </table:table-row>
        <table:table-row table:style-name="ro6">
          <table:table-cell table:formula="of:=IF(ISBLANK([$Result.A311]);&quot;&quot;; [$Result.A311])">
            <text:p/>
          </table:table-cell>
          <table:table-cell table:style-name="ce34" table:formula="of:=IF(ISBLANK([$Result.B311]);&quot;&quot;; [$Result.B311])">
            <text:p/>
          </table:table-cell>
          <table:table-cell table:content-validation-name="val1"/>
          <table:table-cell/>
        </table:table-row>
        <table:table-row table:style-name="ro6">
          <table:table-cell table:formula="of:=IF(ISBLANK([$Result.A312]);&quot;&quot;; [$Result.A312])">
            <text:p/>
          </table:table-cell>
          <table:table-cell table:style-name="ce34" table:formula="of:=IF(ISBLANK([$Result.B312]);&quot;&quot;; [$Result.B312])">
            <text:p/>
          </table:table-cell>
          <table:table-cell table:content-validation-name="val1"/>
          <table:table-cell/>
        </table:table-row>
        <table:table-row table:style-name="ro6">
          <table:table-cell table:formula="of:=IF(ISBLANK([$Result.A313]);&quot;&quot;; [$Result.A313])">
            <text:p/>
          </table:table-cell>
          <table:table-cell table:style-name="ce34" table:formula="of:=IF(ISBLANK([$Result.B313]);&quot;&quot;; [$Result.B313])">
            <text:p/>
          </table:table-cell>
          <table:table-cell table:content-validation-name="val1"/>
          <table:table-cell/>
        </table:table-row>
        <table:table-row table:style-name="ro6">
          <table:table-cell table:formula="of:=IF(ISBLANK([$Result.A314]);&quot;&quot;; [$Result.A314])">
            <text:p/>
          </table:table-cell>
          <table:table-cell table:style-name="ce34" table:formula="of:=IF(ISBLANK([$Result.B314]);&quot;&quot;; [$Result.B314])">
            <text:p/>
          </table:table-cell>
          <table:table-cell table:content-validation-name="val1"/>
          <table:table-cell/>
        </table:table-row>
        <table:table-row table:style-name="ro6">
          <table:table-cell table:formula="of:=IF(ISBLANK([$Result.A315]);&quot;&quot;; [$Result.A315])">
            <text:p/>
          </table:table-cell>
          <table:table-cell table:style-name="ce34" table:formula="of:=IF(ISBLANK([$Result.B315]);&quot;&quot;; [$Result.B315])">
            <text:p/>
          </table:table-cell>
          <table:table-cell table:content-validation-name="val1"/>
          <table:table-cell/>
        </table:table-row>
        <table:table-row table:style-name="ro6">
          <table:table-cell table:formula="of:=IF(ISBLANK([$Result.A316]);&quot;&quot;; [$Result.A316])">
            <text:p/>
          </table:table-cell>
          <table:table-cell table:style-name="ce34" table:formula="of:=IF(ISBLANK([$Result.B316]);&quot;&quot;; [$Result.B316])">
            <text:p/>
          </table:table-cell>
          <table:table-cell table:content-validation-name="val1"/>
          <table:table-cell/>
        </table:table-row>
        <table:table-row table:style-name="ro6">
          <table:table-cell table:formula="of:=IF(ISBLANK([$Result.A317]);&quot;&quot;; [$Result.A317])">
            <text:p/>
          </table:table-cell>
          <table:table-cell table:style-name="ce34" table:formula="of:=IF(ISBLANK([$Result.B317]);&quot;&quot;; [$Result.B317])">
            <text:p/>
          </table:table-cell>
          <table:table-cell table:content-validation-name="val1"/>
          <table:table-cell/>
        </table:table-row>
        <table:table-row table:style-name="ro6">
          <table:table-cell table:formula="of:=IF(ISBLANK([$Result.A318]);&quot;&quot;; [$Result.A318])">
            <text:p/>
          </table:table-cell>
          <table:table-cell table:style-name="ce34" table:formula="of:=IF(ISBLANK([$Result.B318]);&quot;&quot;; [$Result.B318])">
            <text:p/>
          </table:table-cell>
          <table:table-cell table:content-validation-name="val1"/>
          <table:table-cell/>
        </table:table-row>
        <table:table-row table:style-name="ro6">
          <table:table-cell table:formula="of:=IF(ISBLANK([$Result.A319]);&quot;&quot;; [$Result.A319])">
            <text:p/>
          </table:table-cell>
          <table:table-cell table:style-name="ce34" table:formula="of:=IF(ISBLANK([$Result.B319]);&quot;&quot;; [$Result.B319])">
            <text:p/>
          </table:table-cell>
          <table:table-cell table:content-validation-name="val1"/>
          <table:table-cell/>
        </table:table-row>
        <table:table-row table:style-name="ro6">
          <table:table-cell table:formula="of:=IF(ISBLANK([$Result.A320]);&quot;&quot;; [$Result.A320])">
            <text:p/>
          </table:table-cell>
          <table:table-cell table:style-name="ce34" table:formula="of:=IF(ISBLANK([$Result.B320]);&quot;&quot;; [$Result.B320])">
            <text:p/>
          </table:table-cell>
          <table:table-cell table:content-validation-name="val1"/>
          <table:table-cell/>
        </table:table-row>
        <table:table-row table:style-name="ro6">
          <table:table-cell table:formula="of:=IF(ISBLANK([$Result.A321]);&quot;&quot;; [$Result.A321])">
            <text:p/>
          </table:table-cell>
          <table:table-cell table:style-name="ce34" table:formula="of:=IF(ISBLANK([$Result.B321]);&quot;&quot;; [$Result.B321])">
            <text:p/>
          </table:table-cell>
          <table:table-cell table:content-validation-name="val1"/>
          <table:table-cell/>
        </table:table-row>
        <table:table-row table:style-name="ro6">
          <table:table-cell table:formula="of:=IF(ISBLANK([$Result.A322]);&quot;&quot;; [$Result.A322])">
            <text:p/>
          </table:table-cell>
          <table:table-cell table:style-name="ce34" table:formula="of:=IF(ISBLANK([$Result.B322]);&quot;&quot;; [$Result.B322])">
            <text:p/>
          </table:table-cell>
          <table:table-cell table:content-validation-name="val1"/>
          <table:table-cell/>
        </table:table-row>
        <table:table-row table:style-name="ro6">
          <table:table-cell table:formula="of:=IF(ISBLANK([$Result.A323]);&quot;&quot;; [$Result.A323])">
            <text:p/>
          </table:table-cell>
          <table:table-cell table:style-name="ce34" table:formula="of:=IF(ISBLANK([$Result.B323]);&quot;&quot;; [$Result.B323])">
            <text:p/>
          </table:table-cell>
          <table:table-cell table:content-validation-name="val1"/>
          <table:table-cell/>
        </table:table-row>
        <table:table-row table:style-name="ro6">
          <table:table-cell table:formula="of:=IF(ISBLANK([$Result.A324]);&quot;&quot;; [$Result.A324])">
            <text:p/>
          </table:table-cell>
          <table:table-cell table:style-name="ce34" table:formula="of:=IF(ISBLANK([$Result.B324]);&quot;&quot;; [$Result.B324])">
            <text:p/>
          </table:table-cell>
          <table:table-cell table:content-validation-name="val1"/>
          <table:table-cell/>
        </table:table-row>
        <table:table-row table:style-name="ro6">
          <table:table-cell table:formula="of:=IF(ISBLANK([$Result.A325]);&quot;&quot;; [$Result.A325])">
            <text:p/>
          </table:table-cell>
          <table:table-cell table:style-name="ce34" table:formula="of:=IF(ISBLANK([$Result.B325]);&quot;&quot;; [$Result.B325])">
            <text:p/>
          </table:table-cell>
          <table:table-cell table:content-validation-name="val1"/>
          <table:table-cell/>
        </table:table-row>
        <table:table-row table:style-name="ro6">
          <table:table-cell table:formula="of:=IF(ISBLANK([$Result.A326]);&quot;&quot;; [$Result.A326])">
            <text:p/>
          </table:table-cell>
          <table:table-cell table:style-name="ce34" table:formula="of:=IF(ISBLANK([$Result.B326]);&quot;&quot;; [$Result.B326])">
            <text:p/>
          </table:table-cell>
          <table:table-cell table:content-validation-name="val1"/>
          <table:table-cell/>
        </table:table-row>
        <table:table-row table:style-name="ro6">
          <table:table-cell table:formula="of:=IF(ISBLANK([$Result.A327]);&quot;&quot;; [$Result.A327])">
            <text:p/>
          </table:table-cell>
          <table:table-cell table:style-name="ce34" table:formula="of:=IF(ISBLANK([$Result.B327]);&quot;&quot;; [$Result.B327])">
            <text:p/>
          </table:table-cell>
          <table:table-cell table:content-validation-name="val1"/>
          <table:table-cell/>
        </table:table-row>
        <table:table-row table:style-name="ro6">
          <table:table-cell table:formula="of:=IF(ISBLANK([$Result.A328]);&quot;&quot;; [$Result.A328])">
            <text:p/>
          </table:table-cell>
          <table:table-cell table:style-name="ce34" table:formula="of:=IF(ISBLANK([$Result.B328]);&quot;&quot;; [$Result.B328])">
            <text:p/>
          </table:table-cell>
          <table:table-cell table:content-validation-name="val1"/>
          <table:table-cell/>
        </table:table-row>
        <table:table-row table:style-name="ro6">
          <table:table-cell table:formula="of:=IF(ISBLANK([$Result.A329]);&quot;&quot;; [$Result.A329])">
            <text:p/>
          </table:table-cell>
          <table:table-cell table:style-name="ce34" table:formula="of:=IF(ISBLANK([$Result.B329]);&quot;&quot;; [$Result.B329])">
            <text:p/>
          </table:table-cell>
          <table:table-cell table:content-validation-name="val1"/>
          <table:table-cell/>
        </table:table-row>
        <table:table-row table:style-name="ro6">
          <table:table-cell table:formula="of:=IF(ISBLANK([$Result.A330]);&quot;&quot;; [$Result.A330])">
            <text:p/>
          </table:table-cell>
          <table:table-cell table:style-name="ce34" table:formula="of:=IF(ISBLANK([$Result.B330]);&quot;&quot;; [$Result.B330])">
            <text:p/>
          </table:table-cell>
          <table:table-cell table:content-validation-name="val1"/>
          <table:table-cell/>
        </table:table-row>
        <table:table-row table:style-name="ro6">
          <table:table-cell table:formula="of:=IF(ISBLANK([$Result.A331]);&quot;&quot;; [$Result.A331])">
            <text:p/>
          </table:table-cell>
          <table:table-cell table:style-name="ce34" table:formula="of:=IF(ISBLANK([$Result.B331]);&quot;&quot;; [$Result.B331])">
            <text:p/>
          </table:table-cell>
          <table:table-cell table:content-validation-name="val1"/>
          <table:table-cell/>
        </table:table-row>
        <table:table-row table:style-name="ro6">
          <table:table-cell table:formula="of:=IF(ISBLANK([$Result.A332]);&quot;&quot;; [$Result.A332])">
            <text:p/>
          </table:table-cell>
          <table:table-cell table:style-name="ce34" table:formula="of:=IF(ISBLANK([$Result.B332]);&quot;&quot;; [$Result.B332])">
            <text:p/>
          </table:table-cell>
          <table:table-cell table:content-validation-name="val1"/>
          <table:table-cell/>
        </table:table-row>
        <table:table-row table:style-name="ro6">
          <table:table-cell table:formula="of:=IF(ISBLANK([$Result.A333]);&quot;&quot;; [$Result.A333])">
            <text:p/>
          </table:table-cell>
          <table:table-cell table:style-name="ce34" table:formula="of:=IF(ISBLANK([$Result.B333]);&quot;&quot;; [$Result.B333])">
            <text:p/>
          </table:table-cell>
          <table:table-cell table:content-validation-name="val1"/>
          <table:table-cell/>
        </table:table-row>
        <table:table-row table:style-name="ro6">
          <table:table-cell table:formula="of:=IF(ISBLANK([$Result.A334]);&quot;&quot;; [$Result.A334])">
            <text:p/>
          </table:table-cell>
          <table:table-cell table:style-name="ce34" table:formula="of:=IF(ISBLANK([$Result.B334]);&quot;&quot;; [$Result.B334])">
            <text:p/>
          </table:table-cell>
          <table:table-cell table:content-validation-name="val1"/>
          <table:table-cell/>
        </table:table-row>
        <table:table-row table:style-name="ro6">
          <table:table-cell table:formula="of:=IF(ISBLANK([$Result.A335]);&quot;&quot;; [$Result.A335])">
            <text:p/>
          </table:table-cell>
          <table:table-cell table:style-name="ce34" table:formula="of:=IF(ISBLANK([$Result.B335]);&quot;&quot;; [$Result.B335])">
            <text:p/>
          </table:table-cell>
          <table:table-cell table:content-validation-name="val1"/>
          <table:table-cell/>
        </table:table-row>
        <table:table-row table:style-name="ro6">
          <table:table-cell table:formula="of:=IF(ISBLANK([$Result.A336]);&quot;&quot;; [$Result.A336])">
            <text:p/>
          </table:table-cell>
          <table:table-cell table:style-name="ce34" table:formula="of:=IF(ISBLANK([$Result.B336]);&quot;&quot;; [$Result.B336])">
            <text:p/>
          </table:table-cell>
          <table:table-cell table:content-validation-name="val1"/>
          <table:table-cell/>
        </table:table-row>
        <table:table-row table:style-name="ro6">
          <table:table-cell table:formula="of:=IF(ISBLANK([$Result.A337]);&quot;&quot;; [$Result.A337])">
            <text:p/>
          </table:table-cell>
          <table:table-cell table:style-name="ce34" table:formula="of:=IF(ISBLANK([$Result.B337]);&quot;&quot;; [$Result.B337])">
            <text:p/>
          </table:table-cell>
          <table:table-cell table:content-validation-name="val1"/>
          <table:table-cell/>
        </table:table-row>
        <table:table-row table:style-name="ro6">
          <table:table-cell table:formula="of:=IF(ISBLANK([$Result.A338]);&quot;&quot;; [$Result.A338])">
            <text:p/>
          </table:table-cell>
          <table:table-cell table:style-name="ce34" table:formula="of:=IF(ISBLANK([$Result.B338]);&quot;&quot;; [$Result.B338])">
            <text:p/>
          </table:table-cell>
          <table:table-cell table:content-validation-name="val1"/>
          <table:table-cell/>
        </table:table-row>
        <table:table-row table:style-name="ro6">
          <table:table-cell table:formula="of:=IF(ISBLANK([$Result.A339]);&quot;&quot;; [$Result.A339])">
            <text:p/>
          </table:table-cell>
          <table:table-cell table:style-name="ce34" table:formula="of:=IF(ISBLANK([$Result.B339]);&quot;&quot;; [$Result.B339])">
            <text:p/>
          </table:table-cell>
          <table:table-cell table:content-validation-name="val1"/>
          <table:table-cell/>
        </table:table-row>
        <table:table-row table:style-name="ro6">
          <table:table-cell table:formula="of:=IF(ISBLANK([$Result.A340]);&quot;&quot;; [$Result.A340])">
            <text:p/>
          </table:table-cell>
          <table:table-cell table:style-name="ce34" table:formula="of:=IF(ISBLANK([$Result.B340]);&quot;&quot;; [$Result.B340])">
            <text:p/>
          </table:table-cell>
          <table:table-cell table:content-validation-name="val1"/>
          <table:table-cell/>
        </table:table-row>
        <table:table-row table:style-name="ro6">
          <table:table-cell table:formula="of:=IF(ISBLANK([$Result.A341]);&quot;&quot;; [$Result.A341])">
            <text:p/>
          </table:table-cell>
          <table:table-cell table:style-name="ce34" table:formula="of:=IF(ISBLANK([$Result.B341]);&quot;&quot;; [$Result.B341])">
            <text:p/>
          </table:table-cell>
          <table:table-cell table:content-validation-name="val1"/>
          <table:table-cell/>
        </table:table-row>
        <table:table-row table:style-name="ro6">
          <table:table-cell table:formula="of:=IF(ISBLANK([$Result.A342]);&quot;&quot;; [$Result.A342])">
            <text:p/>
          </table:table-cell>
          <table:table-cell table:style-name="ce34" table:formula="of:=IF(ISBLANK([$Result.B342]);&quot;&quot;; [$Result.B342])">
            <text:p/>
          </table:table-cell>
          <table:table-cell table:content-validation-name="val1"/>
          <table:table-cell/>
        </table:table-row>
        <table:table-row table:style-name="ro6">
          <table:table-cell table:formula="of:=IF(ISBLANK([$Result.A343]);&quot;&quot;; [$Result.A343])">
            <text:p/>
          </table:table-cell>
          <table:table-cell table:style-name="ce34" table:formula="of:=IF(ISBLANK([$Result.B343]);&quot;&quot;; [$Result.B343])">
            <text:p/>
          </table:table-cell>
          <table:table-cell table:content-validation-name="val1"/>
          <table:table-cell/>
        </table:table-row>
        <table:table-row table:style-name="ro6">
          <table:table-cell table:formula="of:=IF(ISBLANK([$Result.A344]);&quot;&quot;; [$Result.A344])">
            <text:p/>
          </table:table-cell>
          <table:table-cell table:style-name="ce34" table:formula="of:=IF(ISBLANK([$Result.B344]);&quot;&quot;; [$Result.B344])">
            <text:p/>
          </table:table-cell>
          <table:table-cell table:content-validation-name="val1"/>
          <table:table-cell/>
        </table:table-row>
        <table:table-row table:style-name="ro6">
          <table:table-cell table:formula="of:=IF(ISBLANK([$Result.A345]);&quot;&quot;; [$Result.A345])">
            <text:p/>
          </table:table-cell>
          <table:table-cell table:style-name="ce34" table:formula="of:=IF(ISBLANK([$Result.B345]);&quot;&quot;; [$Result.B345])">
            <text:p/>
          </table:table-cell>
          <table:table-cell table:content-validation-name="val1"/>
          <table:table-cell/>
        </table:table-row>
        <table:table-row table:style-name="ro6">
          <table:table-cell table:formula="of:=IF(ISBLANK([$Result.A346]);&quot;&quot;; [$Result.A346])">
            <text:p/>
          </table:table-cell>
          <table:table-cell table:style-name="ce34" table:formula="of:=IF(ISBLANK([$Result.B346]);&quot;&quot;; [$Result.B346])">
            <text:p/>
          </table:table-cell>
          <table:table-cell table:content-validation-name="val1"/>
          <table:table-cell/>
        </table:table-row>
        <table:table-row table:style-name="ro6">
          <table:table-cell table:formula="of:=IF(ISBLANK([$Result.A347]);&quot;&quot;; [$Result.A347])">
            <text:p/>
          </table:table-cell>
          <table:table-cell table:style-name="ce34" table:formula="of:=IF(ISBLANK([$Result.B347]);&quot;&quot;; [$Result.B347])">
            <text:p/>
          </table:table-cell>
          <table:table-cell table:content-validation-name="val1"/>
          <table:table-cell/>
        </table:table-row>
        <table:table-row table:style-name="ro6">
          <table:table-cell table:formula="of:=IF(ISBLANK([$Result.A348]);&quot;&quot;; [$Result.A348])">
            <text:p/>
          </table:table-cell>
          <table:table-cell table:style-name="ce34" table:formula="of:=IF(ISBLANK([$Result.B348]);&quot;&quot;; [$Result.B348])">
            <text:p/>
          </table:table-cell>
          <table:table-cell table:content-validation-name="val1"/>
          <table:table-cell/>
        </table:table-row>
        <table:table-row table:style-name="ro6">
          <table:table-cell table:formula="of:=IF(ISBLANK([$Result.A349]);&quot;&quot;; [$Result.A349])">
            <text:p/>
          </table:table-cell>
          <table:table-cell table:style-name="ce34" table:formula="of:=IF(ISBLANK([$Result.B349]);&quot;&quot;; [$Result.B349])">
            <text:p/>
          </table:table-cell>
          <table:table-cell table:content-validation-name="val1"/>
          <table:table-cell/>
        </table:table-row>
        <table:table-row table:style-name="ro6">
          <table:table-cell table:formula="of:=IF(ISBLANK([$Result.A350]);&quot;&quot;; [$Result.A350])">
            <text:p/>
          </table:table-cell>
          <table:table-cell table:style-name="ce34" table:formula="of:=IF(ISBLANK([$Result.B350]);&quot;&quot;; [$Result.B350])">
            <text:p/>
          </table:table-cell>
          <table:table-cell table:content-validation-name="val1"/>
          <table:table-cell/>
        </table:table-row>
        <table:table-row table:style-name="ro6">
          <table:table-cell table:formula="of:=IF(ISBLANK([$Result.A351]);&quot;&quot;; [$Result.A351])">
            <text:p/>
          </table:table-cell>
          <table:table-cell table:style-name="ce34" table:formula="of:=IF(ISBLANK([$Result.B351]);&quot;&quot;; [$Result.B351])">
            <text:p/>
          </table:table-cell>
          <table:table-cell table:content-validation-name="val1"/>
          <table:table-cell/>
        </table:table-row>
        <table:table-row table:style-name="ro6">
          <table:table-cell table:formula="of:=IF(ISBLANK([$Result.A352]);&quot;&quot;; [$Result.A352])">
            <text:p/>
          </table:table-cell>
          <table:table-cell table:style-name="ce34" table:formula="of:=IF(ISBLANK([$Result.B352]);&quot;&quot;; [$Result.B352])">
            <text:p/>
          </table:table-cell>
          <table:table-cell table:content-validation-name="val1"/>
          <table:table-cell/>
        </table:table-row>
        <table:table-row table:style-name="ro6">
          <table:table-cell table:formula="of:=IF(ISBLANK([$Result.A353]);&quot;&quot;; [$Result.A353])">
            <text:p/>
          </table:table-cell>
          <table:table-cell table:style-name="ce34" table:formula="of:=IF(ISBLANK([$Result.B353]);&quot;&quot;; [$Result.B353])">
            <text:p/>
          </table:table-cell>
          <table:table-cell table:content-validation-name="val1"/>
          <table:table-cell/>
        </table:table-row>
        <table:table-row table:style-name="ro6">
          <table:table-cell table:formula="of:=IF(ISBLANK([$Result.A354]);&quot;&quot;; [$Result.A354])">
            <text:p/>
          </table:table-cell>
          <table:table-cell table:style-name="ce34" table:formula="of:=IF(ISBLANK([$Result.B354]);&quot;&quot;; [$Result.B354])">
            <text:p/>
          </table:table-cell>
          <table:table-cell table:content-validation-name="val1"/>
          <table:table-cell/>
        </table:table-row>
        <table:table-row table:style-name="ro6">
          <table:table-cell table:formula="of:=IF(ISBLANK([$Result.A355]);&quot;&quot;; [$Result.A355])">
            <text:p/>
          </table:table-cell>
          <table:table-cell table:style-name="ce34" table:formula="of:=IF(ISBLANK([$Result.B355]);&quot;&quot;; [$Result.B355])">
            <text:p/>
          </table:table-cell>
          <table:table-cell table:content-validation-name="val1"/>
          <table:table-cell/>
        </table:table-row>
        <table:table-row table:style-name="ro6">
          <table:table-cell table:formula="of:=IF(ISBLANK([$Result.A356]);&quot;&quot;; [$Result.A356])">
            <text:p/>
          </table:table-cell>
          <table:table-cell table:style-name="ce34" table:formula="of:=IF(ISBLANK([$Result.B356]);&quot;&quot;; [$Result.B356])">
            <text:p/>
          </table:table-cell>
          <table:table-cell table:content-validation-name="val1"/>
          <table:table-cell/>
        </table:table-row>
        <table:table-row table:style-name="ro6">
          <table:table-cell table:formula="of:=IF(ISBLANK([$Result.A357]);&quot;&quot;; [$Result.A357])">
            <text:p/>
          </table:table-cell>
          <table:table-cell table:style-name="ce34" table:formula="of:=IF(ISBLANK([$Result.B357]);&quot;&quot;; [$Result.B357])">
            <text:p/>
          </table:table-cell>
          <table:table-cell table:content-validation-name="val1"/>
          <table:table-cell/>
        </table:table-row>
        <table:table-row table:style-name="ro6">
          <table:table-cell table:formula="of:=IF(ISBLANK([$Result.A358]);&quot;&quot;; [$Result.A358])">
            <text:p/>
          </table:table-cell>
          <table:table-cell table:style-name="ce34" table:formula="of:=IF(ISBLANK([$Result.B358]);&quot;&quot;; [$Result.B358])">
            <text:p/>
          </table:table-cell>
          <table:table-cell table:content-validation-name="val1"/>
          <table:table-cell/>
        </table:table-row>
        <table:table-row table:style-name="ro6">
          <table:table-cell table:formula="of:=IF(ISBLANK([$Result.A359]);&quot;&quot;; [$Result.A359])">
            <text:p/>
          </table:table-cell>
          <table:table-cell table:style-name="ce34" table:formula="of:=IF(ISBLANK([$Result.B359]);&quot;&quot;; [$Result.B359])">
            <text:p/>
          </table:table-cell>
          <table:table-cell table:content-validation-name="val1"/>
          <table:table-cell/>
        </table:table-row>
        <table:table-row table:style-name="ro6">
          <table:table-cell table:formula="of:=IF(ISBLANK([$Result.A360]);&quot;&quot;; [$Result.A360])">
            <text:p/>
          </table:table-cell>
          <table:table-cell table:style-name="ce34" table:formula="of:=IF(ISBLANK([$Result.B360]);&quot;&quot;; [$Result.B360])">
            <text:p/>
          </table:table-cell>
          <table:table-cell table:content-validation-name="val1"/>
          <table:table-cell/>
        </table:table-row>
        <table:table-row table:style-name="ro6">
          <table:table-cell table:formula="of:=IF(ISBLANK([$Result.A361]);&quot;&quot;; [$Result.A361])">
            <text:p/>
          </table:table-cell>
          <table:table-cell table:style-name="ce34" table:formula="of:=IF(ISBLANK([$Result.B361]);&quot;&quot;; [$Result.B361])">
            <text:p/>
          </table:table-cell>
          <table:table-cell table:content-validation-name="val1"/>
          <table:table-cell/>
        </table:table-row>
        <table:table-row table:style-name="ro6">
          <table:table-cell table:formula="of:=IF(ISBLANK([$Result.A362]);&quot;&quot;; [$Result.A362])">
            <text:p/>
          </table:table-cell>
          <table:table-cell table:style-name="ce34" table:formula="of:=IF(ISBLANK([$Result.B362]);&quot;&quot;; [$Result.B362])">
            <text:p/>
          </table:table-cell>
          <table:table-cell table:content-validation-name="val1"/>
          <table:table-cell/>
        </table:table-row>
        <table:table-row table:style-name="ro6">
          <table:table-cell table:formula="of:=IF(ISBLANK([$Result.A363]);&quot;&quot;; [$Result.A363])">
            <text:p/>
          </table:table-cell>
          <table:table-cell table:style-name="ce34" table:formula="of:=IF(ISBLANK([$Result.B363]);&quot;&quot;; [$Result.B363])">
            <text:p/>
          </table:table-cell>
          <table:table-cell table:content-validation-name="val1"/>
          <table:table-cell/>
        </table:table-row>
        <table:table-row table:style-name="ro6">
          <table:table-cell table:formula="of:=IF(ISBLANK([$Result.A364]);&quot;&quot;; [$Result.A364])">
            <text:p/>
          </table:table-cell>
          <table:table-cell table:style-name="ce34" table:formula="of:=IF(ISBLANK([$Result.B364]);&quot;&quot;; [$Result.B364])">
            <text:p/>
          </table:table-cell>
          <table:table-cell table:content-validation-name="val1"/>
          <table:table-cell/>
        </table:table-row>
        <table:table-row table:style-name="ro6">
          <table:table-cell table:formula="of:=IF(ISBLANK([$Result.A365]);&quot;&quot;; [$Result.A365])">
            <text:p/>
          </table:table-cell>
          <table:table-cell table:style-name="ce34" table:formula="of:=IF(ISBLANK([$Result.B365]);&quot;&quot;; [$Result.B365])">
            <text:p/>
          </table:table-cell>
          <table:table-cell table:content-validation-name="val1"/>
          <table:table-cell/>
        </table:table-row>
        <table:table-row table:style-name="ro6">
          <table:table-cell table:formula="of:=IF(ISBLANK([$Result.A366]);&quot;&quot;; [$Result.A366])">
            <text:p/>
          </table:table-cell>
          <table:table-cell table:style-name="ce34" table:formula="of:=IF(ISBLANK([$Result.B366]);&quot;&quot;; [$Result.B366])">
            <text:p/>
          </table:table-cell>
          <table:table-cell table:content-validation-name="val1"/>
          <table:table-cell/>
        </table:table-row>
        <table:table-row table:style-name="ro6">
          <table:table-cell table:formula="of:=IF(ISBLANK([$Result.A367]);&quot;&quot;; [$Result.A367])">
            <text:p/>
          </table:table-cell>
          <table:table-cell table:style-name="ce34" table:formula="of:=IF(ISBLANK([$Result.B367]);&quot;&quot;; [$Result.B367])">
            <text:p/>
          </table:table-cell>
          <table:table-cell table:content-validation-name="val1"/>
          <table:table-cell/>
        </table:table-row>
        <table:table-row table:style-name="ro6">
          <table:table-cell table:formula="of:=IF(ISBLANK([$Result.A368]);&quot;&quot;; [$Result.A368])">
            <text:p/>
          </table:table-cell>
          <table:table-cell table:style-name="ce34" table:formula="of:=IF(ISBLANK([$Result.B368]);&quot;&quot;; [$Result.B368])">
            <text:p/>
          </table:table-cell>
          <table:table-cell table:content-validation-name="val1"/>
          <table:table-cell/>
        </table:table-row>
        <table:table-row table:style-name="ro6">
          <table:table-cell table:formula="of:=IF(ISBLANK([$Result.A369]);&quot;&quot;; [$Result.A369])">
            <text:p/>
          </table:table-cell>
          <table:table-cell table:style-name="ce34" table:formula="of:=IF(ISBLANK([$Result.B369]);&quot;&quot;; [$Result.B369])">
            <text:p/>
          </table:table-cell>
          <table:table-cell table:content-validation-name="val1"/>
          <table:table-cell/>
        </table:table-row>
        <table:table-row table:style-name="ro6">
          <table:table-cell table:formula="of:=IF(ISBLANK([$Result.A370]);&quot;&quot;; [$Result.A370])">
            <text:p/>
          </table:table-cell>
          <table:table-cell table:style-name="ce34" table:formula="of:=IF(ISBLANK([$Result.B370]);&quot;&quot;; [$Result.B370])">
            <text:p/>
          </table:table-cell>
          <table:table-cell table:content-validation-name="val1"/>
          <table:table-cell/>
        </table:table-row>
        <table:table-row table:style-name="ro6">
          <table:table-cell table:formula="of:=IF(ISBLANK([$Result.A371]);&quot;&quot;; [$Result.A371])">
            <text:p/>
          </table:table-cell>
          <table:table-cell table:style-name="ce34" table:formula="of:=IF(ISBLANK([$Result.B371]);&quot;&quot;; [$Result.B371])">
            <text:p/>
          </table:table-cell>
          <table:table-cell table:content-validation-name="val1"/>
          <table:table-cell/>
        </table:table-row>
        <table:table-row table:style-name="ro6">
          <table:table-cell table:formula="of:=IF(ISBLANK([$Result.A372]);&quot;&quot;; [$Result.A372])">
            <text:p/>
          </table:table-cell>
          <table:table-cell table:style-name="ce34" table:formula="of:=IF(ISBLANK([$Result.B372]);&quot;&quot;; [$Result.B372])">
            <text:p/>
          </table:table-cell>
          <table:table-cell table:content-validation-name="val1"/>
          <table:table-cell/>
        </table:table-row>
        <table:table-row table:style-name="ro6">
          <table:table-cell table:formula="of:=IF(ISBLANK([$Result.A373]);&quot;&quot;; [$Result.A373])">
            <text:p/>
          </table:table-cell>
          <table:table-cell table:style-name="ce34" table:formula="of:=IF(ISBLANK([$Result.B373]);&quot;&quot;; [$Result.B373])">
            <text:p/>
          </table:table-cell>
          <table:table-cell table:content-validation-name="val1"/>
          <table:table-cell/>
        </table:table-row>
        <table:table-row table:style-name="ro6">
          <table:table-cell table:formula="of:=IF(ISBLANK([$Result.A374]);&quot;&quot;; [$Result.A374])">
            <text:p/>
          </table:table-cell>
          <table:table-cell table:style-name="ce34" table:formula="of:=IF(ISBLANK([$Result.B374]);&quot;&quot;; [$Result.B374])">
            <text:p/>
          </table:table-cell>
          <table:table-cell table:content-validation-name="val1"/>
          <table:table-cell/>
        </table:table-row>
        <table:table-row table:style-name="ro6">
          <table:table-cell table:formula="of:=IF(ISBLANK([$Result.A375]);&quot;&quot;; [$Result.A375])">
            <text:p/>
          </table:table-cell>
          <table:table-cell table:style-name="ce34" table:formula="of:=IF(ISBLANK([$Result.B375]);&quot;&quot;; [$Result.B375])">
            <text:p/>
          </table:table-cell>
          <table:table-cell table:content-validation-name="val1"/>
          <table:table-cell/>
        </table:table-row>
        <table:table-row table:style-name="ro6">
          <table:table-cell table:formula="of:=IF(ISBLANK([$Result.A376]);&quot;&quot;; [$Result.A376])">
            <text:p/>
          </table:table-cell>
          <table:table-cell table:style-name="ce34" table:formula="of:=IF(ISBLANK([$Result.B376]);&quot;&quot;; [$Result.B376])">
            <text:p/>
          </table:table-cell>
          <table:table-cell table:content-validation-name="val1"/>
          <table:table-cell/>
        </table:table-row>
        <table:table-row table:style-name="ro6">
          <table:table-cell table:formula="of:=IF(ISBLANK([$Result.A377]);&quot;&quot;; [$Result.A377])">
            <text:p/>
          </table:table-cell>
          <table:table-cell table:style-name="ce34" table:formula="of:=IF(ISBLANK([$Result.B377]);&quot;&quot;; [$Result.B377])">
            <text:p/>
          </table:table-cell>
          <table:table-cell table:content-validation-name="val1"/>
          <table:table-cell/>
        </table:table-row>
        <table:table-row table:style-name="ro6">
          <table:table-cell table:formula="of:=IF(ISBLANK([$Result.A378]);&quot;&quot;; [$Result.A378])">
            <text:p/>
          </table:table-cell>
          <table:table-cell table:style-name="ce34" table:formula="of:=IF(ISBLANK([$Result.B378]);&quot;&quot;; [$Result.B378])">
            <text:p/>
          </table:table-cell>
          <table:table-cell table:content-validation-name="val1"/>
          <table:table-cell/>
        </table:table-row>
        <table:table-row table:style-name="ro6">
          <table:table-cell table:formula="of:=IF(ISBLANK([$Result.A379]);&quot;&quot;; [$Result.A379])">
            <text:p/>
          </table:table-cell>
          <table:table-cell table:style-name="ce34" table:formula="of:=IF(ISBLANK([$Result.B379]);&quot;&quot;; [$Result.B379])">
            <text:p/>
          </table:table-cell>
          <table:table-cell table:content-validation-name="val1"/>
          <table:table-cell/>
        </table:table-row>
        <table:table-row table:style-name="ro6">
          <table:table-cell table:formula="of:=IF(ISBLANK([$Result.A380]);&quot;&quot;; [$Result.A380])">
            <text:p/>
          </table:table-cell>
          <table:table-cell table:style-name="ce34" table:formula="of:=IF(ISBLANK([$Result.B380]);&quot;&quot;; [$Result.B380])">
            <text:p/>
          </table:table-cell>
          <table:table-cell table:content-validation-name="val1"/>
          <table:table-cell/>
        </table:table-row>
        <table:table-row table:style-name="ro6">
          <table:table-cell table:formula="of:=IF(ISBLANK([$Result.A381]);&quot;&quot;; [$Result.A381])">
            <text:p/>
          </table:table-cell>
          <table:table-cell table:style-name="ce34" table:formula="of:=IF(ISBLANK([$Result.B381]);&quot;&quot;; [$Result.B381])">
            <text:p/>
          </table:table-cell>
          <table:table-cell table:content-validation-name="val1"/>
          <table:table-cell/>
        </table:table-row>
        <table:table-row table:style-name="ro6">
          <table:table-cell table:formula="of:=IF(ISBLANK([$Result.A382]);&quot;&quot;; [$Result.A382])">
            <text:p/>
          </table:table-cell>
          <table:table-cell table:style-name="ce34" table:formula="of:=IF(ISBLANK([$Result.B382]);&quot;&quot;; [$Result.B382])">
            <text:p/>
          </table:table-cell>
          <table:table-cell table:content-validation-name="val1"/>
          <table:table-cell/>
        </table:table-row>
        <table:table-row table:style-name="ro6">
          <table:table-cell table:formula="of:=IF(ISBLANK([$Result.A383]);&quot;&quot;; [$Result.A383])">
            <text:p/>
          </table:table-cell>
          <table:table-cell table:style-name="ce34" table:formula="of:=IF(ISBLANK([$Result.B383]);&quot;&quot;; [$Result.B383])">
            <text:p/>
          </table:table-cell>
          <table:table-cell table:content-validation-name="val1"/>
          <table:table-cell/>
        </table:table-row>
        <table:table-row table:style-name="ro6">
          <table:table-cell table:formula="of:=IF(ISBLANK([$Result.A384]);&quot;&quot;; [$Result.A384])">
            <text:p/>
          </table:table-cell>
          <table:table-cell table:style-name="ce34" table:formula="of:=IF(ISBLANK([$Result.B384]);&quot;&quot;; [$Result.B384])">
            <text:p/>
          </table:table-cell>
          <table:table-cell table:content-validation-name="val1"/>
          <table:table-cell/>
        </table:table-row>
        <table:table-row table:style-name="ro6">
          <table:table-cell table:formula="of:=IF(ISBLANK([$Result.A385]);&quot;&quot;; [$Result.A385])">
            <text:p/>
          </table:table-cell>
          <table:table-cell table:style-name="ce34" table:formula="of:=IF(ISBLANK([$Result.B385]);&quot;&quot;; [$Result.B385])">
            <text:p/>
          </table:table-cell>
          <table:table-cell table:content-validation-name="val1"/>
          <table:table-cell/>
        </table:table-row>
        <table:table-row table:style-name="ro6">
          <table:table-cell table:formula="of:=IF(ISBLANK([$Result.A386]);&quot;&quot;; [$Result.A386])">
            <text:p/>
          </table:table-cell>
          <table:table-cell table:style-name="ce34" table:formula="of:=IF(ISBLANK([$Result.B386]);&quot;&quot;; [$Result.B386])">
            <text:p/>
          </table:table-cell>
          <table:table-cell table:content-validation-name="val1"/>
          <table:table-cell/>
        </table:table-row>
        <table:table-row table:style-name="ro6">
          <table:table-cell table:formula="of:=IF(ISBLANK([$Result.A387]);&quot;&quot;; [$Result.A387])">
            <text:p/>
          </table:table-cell>
          <table:table-cell table:style-name="ce34" table:formula="of:=IF(ISBLANK([$Result.B387]);&quot;&quot;; [$Result.B387])">
            <text:p/>
          </table:table-cell>
          <table:table-cell table:content-validation-name="val1"/>
          <table:table-cell/>
        </table:table-row>
        <table:table-row table:style-name="ro6">
          <table:table-cell table:formula="of:=IF(ISBLANK([$Result.A388]);&quot;&quot;; [$Result.A388])">
            <text:p/>
          </table:table-cell>
          <table:table-cell table:style-name="ce34" table:formula="of:=IF(ISBLANK([$Result.B388]);&quot;&quot;; [$Result.B388])">
            <text:p/>
          </table:table-cell>
          <table:table-cell table:content-validation-name="val1"/>
          <table:table-cell/>
        </table:table-row>
        <table:table-row table:style-name="ro6">
          <table:table-cell table:formula="of:=IF(ISBLANK([$Result.A389]);&quot;&quot;; [$Result.A389])">
            <text:p/>
          </table:table-cell>
          <table:table-cell table:style-name="ce34" table:formula="of:=IF(ISBLANK([$Result.B389]);&quot;&quot;; [$Result.B389])">
            <text:p/>
          </table:table-cell>
          <table:table-cell table:content-validation-name="val1"/>
          <table:table-cell/>
        </table:table-row>
        <table:table-row table:style-name="ro6">
          <table:table-cell table:formula="of:=IF(ISBLANK([$Result.A390]);&quot;&quot;; [$Result.A390])">
            <text:p/>
          </table:table-cell>
          <table:table-cell table:style-name="ce34" table:formula="of:=IF(ISBLANK([$Result.B390]);&quot;&quot;; [$Result.B390])">
            <text:p/>
          </table:table-cell>
          <table:table-cell table:content-validation-name="val1"/>
          <table:table-cell/>
        </table:table-row>
        <table:table-row table:style-name="ro6">
          <table:table-cell table:formula="of:=IF(ISBLANK([$Result.A391]);&quot;&quot;; [$Result.A391])">
            <text:p/>
          </table:table-cell>
          <table:table-cell table:style-name="ce34" table:formula="of:=IF(ISBLANK([$Result.B391]);&quot;&quot;; [$Result.B391])">
            <text:p/>
          </table:table-cell>
          <table:table-cell table:content-validation-name="val1"/>
          <table:table-cell/>
        </table:table-row>
        <table:table-row table:style-name="ro6">
          <table:table-cell table:formula="of:=IF(ISBLANK([$Result.A392]);&quot;&quot;; [$Result.A392])">
            <text:p/>
          </table:table-cell>
          <table:table-cell table:style-name="ce34" table:formula="of:=IF(ISBLANK([$Result.B392]);&quot;&quot;; [$Result.B392])">
            <text:p/>
          </table:table-cell>
          <table:table-cell table:content-validation-name="val1"/>
          <table:table-cell/>
        </table:table-row>
        <table:table-row table:style-name="ro6">
          <table:table-cell table:formula="of:=IF(ISBLANK([$Result.A393]);&quot;&quot;; [$Result.A393])">
            <text:p/>
          </table:table-cell>
          <table:table-cell table:style-name="ce34" table:formula="of:=IF(ISBLANK([$Result.B393]);&quot;&quot;; [$Result.B393])">
            <text:p/>
          </table:table-cell>
          <table:table-cell table:content-validation-name="val1"/>
          <table:table-cell/>
        </table:table-row>
        <table:table-row table:style-name="ro6">
          <table:table-cell table:formula="of:=IF(ISBLANK([$Result.A394]);&quot;&quot;; [$Result.A394])">
            <text:p/>
          </table:table-cell>
          <table:table-cell table:style-name="ce34" table:formula="of:=IF(ISBLANK([$Result.B394]);&quot;&quot;; [$Result.B394])">
            <text:p/>
          </table:table-cell>
          <table:table-cell table:content-validation-name="val1"/>
          <table:table-cell/>
        </table:table-row>
        <table:table-row table:style-name="ro6">
          <table:table-cell table:formula="of:=IF(ISBLANK([$Result.A395]);&quot;&quot;; [$Result.A395])">
            <text:p/>
          </table:table-cell>
          <table:table-cell table:style-name="ce34" table:formula="of:=IF(ISBLANK([$Result.B395]);&quot;&quot;; [$Result.B395])">
            <text:p/>
          </table:table-cell>
          <table:table-cell table:content-validation-name="val1"/>
          <table:table-cell/>
        </table:table-row>
        <table:table-row table:style-name="ro6">
          <table:table-cell table:formula="of:=IF(ISBLANK([$Result.A396]);&quot;&quot;; [$Result.A396])">
            <text:p/>
          </table:table-cell>
          <table:table-cell table:style-name="ce34" table:formula="of:=IF(ISBLANK([$Result.B396]);&quot;&quot;; [$Result.B396])">
            <text:p/>
          </table:table-cell>
          <table:table-cell table:content-validation-name="val1"/>
          <table:table-cell/>
        </table:table-row>
        <table:table-row table:style-name="ro6">
          <table:table-cell table:formula="of:=IF(ISBLANK([$Result.A397]);&quot;&quot;; [$Result.A397])">
            <text:p/>
          </table:table-cell>
          <table:table-cell table:style-name="ce34" table:formula="of:=IF(ISBLANK([$Result.B397]);&quot;&quot;; [$Result.B397])">
            <text:p/>
          </table:table-cell>
          <table:table-cell table:content-validation-name="val1"/>
          <table:table-cell/>
        </table:table-row>
        <table:table-row table:style-name="ro6">
          <table:table-cell table:formula="of:=IF(ISBLANK([$Result.A398]);&quot;&quot;; [$Result.A398])">
            <text:p/>
          </table:table-cell>
          <table:table-cell table:style-name="ce34" table:formula="of:=IF(ISBLANK([$Result.B398]);&quot;&quot;; [$Result.B398])">
            <text:p/>
          </table:table-cell>
          <table:table-cell table:content-validation-name="val1"/>
          <table:table-cell/>
        </table:table-row>
        <table:table-row table:style-name="ro6">
          <table:table-cell table:formula="of:=IF(ISBLANK([$Result.A399]);&quot;&quot;; [$Result.A399])">
            <text:p/>
          </table:table-cell>
          <table:table-cell table:style-name="ce34" table:formula="of:=IF(ISBLANK([$Result.B399]);&quot;&quot;; [$Result.B399])">
            <text:p/>
          </table:table-cell>
          <table:table-cell table:content-validation-name="val1"/>
          <table:table-cell/>
        </table:table-row>
        <table:table-row table:style-name="ro6">
          <table:table-cell table:formula="of:=IF(ISBLANK([$Result.A400]);&quot;&quot;; [$Result.A400])">
            <text:p/>
          </table:table-cell>
          <table:table-cell table:style-name="ce34" table:formula="of:=IF(ISBLANK([$Result.B400]);&quot;&quot;; [$Result.B400])">
            <text:p/>
          </table:table-cell>
          <table:table-cell table:content-validation-name="val1"/>
          <table:table-cell/>
        </table:table-row>
        <table:table-row table:style-name="ro6">
          <table:table-cell table:formula="of:=IF(ISBLANK([$Result.A401]);&quot;&quot;; [$Result.A401])">
            <text:p/>
          </table:table-cell>
          <table:table-cell table:style-name="ce34" table:formula="of:=IF(ISBLANK([$Result.B401]);&quot;&quot;; [$Result.B401])">
            <text:p/>
          </table:table-cell>
          <table:table-cell table:content-validation-name="val1"/>
          <table:table-cell/>
        </table:table-row>
        <table:table-row table:style-name="ro6">
          <table:table-cell table:formula="of:=IF(ISBLANK([$Result.A402]);&quot;&quot;; [$Result.A402])">
            <text:p/>
          </table:table-cell>
          <table:table-cell table:style-name="ce34" table:formula="of:=IF(ISBLANK([$Result.B402]);&quot;&quot;; [$Result.B402])">
            <text:p/>
          </table:table-cell>
          <table:table-cell table:content-validation-name="val1"/>
          <table:table-cell/>
        </table:table-row>
        <table:table-row table:style-name="ro6">
          <table:table-cell table:formula="of:=IF(ISBLANK([$Result.A403]);&quot;&quot;; [$Result.A403])">
            <text:p/>
          </table:table-cell>
          <table:table-cell table:style-name="ce34" table:formula="of:=IF(ISBLANK([$Result.B403]);&quot;&quot;; [$Result.B403])">
            <text:p/>
          </table:table-cell>
          <table:table-cell table:content-validation-name="val1"/>
          <table:table-cell/>
        </table:table-row>
        <table:table-row table:style-name="ro6">
          <table:table-cell table:formula="of:=IF(ISBLANK([$Result.A404]);&quot;&quot;; [$Result.A404])">
            <text:p/>
          </table:table-cell>
          <table:table-cell table:style-name="ce34" table:formula="of:=IF(ISBLANK([$Result.B404]);&quot;&quot;; [$Result.B404])">
            <text:p/>
          </table:table-cell>
          <table:table-cell table:content-validation-name="val1"/>
          <table:table-cell/>
        </table:table-row>
        <table:table-row table:style-name="ro6">
          <table:table-cell table:formula="of:=IF(ISBLANK([$Result.A405]);&quot;&quot;; [$Result.A405])">
            <text:p/>
          </table:table-cell>
          <table:table-cell table:style-name="ce34" table:formula="of:=IF(ISBLANK([$Result.B405]);&quot;&quot;; [$Result.B405])">
            <text:p/>
          </table:table-cell>
          <table:table-cell table:content-validation-name="val1"/>
          <table:table-cell/>
        </table:table-row>
        <table:table-row table:style-name="ro6">
          <table:table-cell table:formula="of:=IF(ISBLANK([$Result.A406]);&quot;&quot;; [$Result.A406])">
            <text:p/>
          </table:table-cell>
          <table:table-cell table:style-name="ce34" table:formula="of:=IF(ISBLANK([$Result.B406]);&quot;&quot;; [$Result.B406])">
            <text:p/>
          </table:table-cell>
          <table:table-cell table:content-validation-name="val1"/>
          <table:table-cell/>
        </table:table-row>
        <table:table-row table:style-name="ro6">
          <table:table-cell table:formula="of:=IF(ISBLANK([$Result.A407]);&quot;&quot;; [$Result.A407])">
            <text:p/>
          </table:table-cell>
          <table:table-cell table:style-name="ce34" table:formula="of:=IF(ISBLANK([$Result.B407]);&quot;&quot;; [$Result.B407])">
            <text:p/>
          </table:table-cell>
          <table:table-cell table:content-validation-name="val1"/>
          <table:table-cell/>
        </table:table-row>
        <table:table-row table:style-name="ro6">
          <table:table-cell table:formula="of:=IF(ISBLANK([$Result.A408]);&quot;&quot;; [$Result.A408])">
            <text:p/>
          </table:table-cell>
          <table:table-cell table:style-name="ce34" table:formula="of:=IF(ISBLANK([$Result.B408]);&quot;&quot;; [$Result.B408])">
            <text:p/>
          </table:table-cell>
          <table:table-cell table:content-validation-name="val1"/>
          <table:table-cell/>
        </table:table-row>
        <table:table-row table:style-name="ro6">
          <table:table-cell table:formula="of:=IF(ISBLANK([$Result.A409]);&quot;&quot;; [$Result.A409])">
            <text:p/>
          </table:table-cell>
          <table:table-cell table:style-name="ce34" table:formula="of:=IF(ISBLANK([$Result.B409]);&quot;&quot;; [$Result.B409])">
            <text:p/>
          </table:table-cell>
          <table:table-cell table:content-validation-name="val1"/>
          <table:table-cell/>
        </table:table-row>
        <table:table-row table:style-name="ro6">
          <table:table-cell table:formula="of:=IF(ISBLANK([$Result.A410]);&quot;&quot;; [$Result.A410])">
            <text:p/>
          </table:table-cell>
          <table:table-cell table:style-name="ce34" table:formula="of:=IF(ISBLANK([$Result.B410]);&quot;&quot;; [$Result.B410])">
            <text:p/>
          </table:table-cell>
          <table:table-cell table:content-validation-name="val1"/>
          <table:table-cell/>
        </table:table-row>
        <table:table-row table:style-name="ro6">
          <table:table-cell table:formula="of:=IF(ISBLANK([$Result.A411]);&quot;&quot;; [$Result.A411])">
            <text:p/>
          </table:table-cell>
          <table:table-cell table:style-name="ce34" table:formula="of:=IF(ISBLANK([$Result.B411]);&quot;&quot;; [$Result.B411])">
            <text:p/>
          </table:table-cell>
          <table:table-cell table:content-validation-name="val1"/>
          <table:table-cell/>
        </table:table-row>
        <table:table-row table:style-name="ro6">
          <table:table-cell table:formula="of:=IF(ISBLANK([$Result.A412]);&quot;&quot;; [$Result.A412])">
            <text:p/>
          </table:table-cell>
          <table:table-cell table:style-name="ce34" table:formula="of:=IF(ISBLANK([$Result.B412]);&quot;&quot;; [$Result.B412])">
            <text:p/>
          </table:table-cell>
          <table:table-cell table:content-validation-name="val1"/>
          <table:table-cell/>
        </table:table-row>
        <table:table-row table:style-name="ro6">
          <table:table-cell table:formula="of:=IF(ISBLANK([$Result.A413]);&quot;&quot;; [$Result.A413])">
            <text:p/>
          </table:table-cell>
          <table:table-cell table:style-name="ce34" table:formula="of:=IF(ISBLANK([$Result.B413]);&quot;&quot;; [$Result.B413])">
            <text:p/>
          </table:table-cell>
          <table:table-cell table:content-validation-name="val1"/>
          <table:table-cell/>
        </table:table-row>
        <table:table-row table:style-name="ro6">
          <table:table-cell table:formula="of:=IF(ISBLANK([$Result.A414]);&quot;&quot;; [$Result.A414])">
            <text:p/>
          </table:table-cell>
          <table:table-cell table:style-name="ce34" table:formula="of:=IF(ISBLANK([$Result.B414]);&quot;&quot;; [$Result.B414])">
            <text:p/>
          </table:table-cell>
          <table:table-cell table:content-validation-name="val1"/>
          <table:table-cell/>
        </table:table-row>
        <table:table-row table:style-name="ro6">
          <table:table-cell table:formula="of:=IF(ISBLANK([$Result.A415]);&quot;&quot;; [$Result.A415])">
            <text:p/>
          </table:table-cell>
          <table:table-cell table:style-name="ce34" table:formula="of:=IF(ISBLANK([$Result.B415]);&quot;&quot;; [$Result.B415])">
            <text:p/>
          </table:table-cell>
          <table:table-cell table:content-validation-name="val1"/>
          <table:table-cell/>
        </table:table-row>
        <table:table-row table:style-name="ro6">
          <table:table-cell table:formula="of:=IF(ISBLANK([$Result.A416]);&quot;&quot;; [$Result.A416])">
            <text:p/>
          </table:table-cell>
          <table:table-cell table:style-name="ce34" table:formula="of:=IF(ISBLANK([$Result.B416]);&quot;&quot;; [$Result.B416])">
            <text:p/>
          </table:table-cell>
          <table:table-cell table:content-validation-name="val1"/>
          <table:table-cell/>
        </table:table-row>
        <table:table-row table:style-name="ro6">
          <table:table-cell table:formula="of:=IF(ISBLANK([$Result.A417]);&quot;&quot;; [$Result.A417])">
            <text:p/>
          </table:table-cell>
          <table:table-cell table:style-name="ce34" table:formula="of:=IF(ISBLANK([$Result.B417]);&quot;&quot;; [$Result.B417])">
            <text:p/>
          </table:table-cell>
          <table:table-cell table:content-validation-name="val1"/>
          <table:table-cell/>
        </table:table-row>
        <table:table-row table:style-name="ro6">
          <table:table-cell table:formula="of:=IF(ISBLANK([$Result.A418]);&quot;&quot;; [$Result.A418])">
            <text:p/>
          </table:table-cell>
          <table:table-cell table:style-name="ce34" table:formula="of:=IF(ISBLANK([$Result.B418]);&quot;&quot;; [$Result.B418])">
            <text:p/>
          </table:table-cell>
          <table:table-cell table:content-validation-name="val1"/>
          <table:table-cell/>
        </table:table-row>
        <table:table-row table:style-name="ro6">
          <table:table-cell table:formula="of:=IF(ISBLANK([$Result.A419]);&quot;&quot;; [$Result.A419])">
            <text:p/>
          </table:table-cell>
          <table:table-cell table:style-name="ce34" table:formula="of:=IF(ISBLANK([$Result.B419]);&quot;&quot;; [$Result.B419])">
            <text:p/>
          </table:table-cell>
          <table:table-cell table:content-validation-name="val1"/>
          <table:table-cell/>
        </table:table-row>
        <table:table-row table:style-name="ro6">
          <table:table-cell table:formula="of:=IF(ISBLANK([$Result.A420]);&quot;&quot;; [$Result.A420])">
            <text:p/>
          </table:table-cell>
          <table:table-cell table:style-name="ce34" table:formula="of:=IF(ISBLANK([$Result.B420]);&quot;&quot;; [$Result.B420])">
            <text:p/>
          </table:table-cell>
          <table:table-cell table:content-validation-name="val1"/>
          <table:table-cell/>
        </table:table-row>
        <table:table-row table:style-name="ro6">
          <table:table-cell table:formula="of:=IF(ISBLANK([$Result.A421]);&quot;&quot;; [$Result.A421])">
            <text:p/>
          </table:table-cell>
          <table:table-cell table:style-name="ce34" table:formula="of:=IF(ISBLANK([$Result.B421]);&quot;&quot;; [$Result.B421])">
            <text:p/>
          </table:table-cell>
          <table:table-cell table:content-validation-name="val1"/>
          <table:table-cell/>
        </table:table-row>
        <table:table-row table:style-name="ro6">
          <table:table-cell table:formula="of:=IF(ISBLANK([$Result.A422]);&quot;&quot;; [$Result.A422])">
            <text:p/>
          </table:table-cell>
          <table:table-cell table:style-name="ce34" table:formula="of:=IF(ISBLANK([$Result.B422]);&quot;&quot;; [$Result.B422])">
            <text:p/>
          </table:table-cell>
          <table:table-cell table:content-validation-name="val1"/>
          <table:table-cell/>
        </table:table-row>
        <table:table-row table:style-name="ro6">
          <table:table-cell table:formula="of:=IF(ISBLANK([$Result.A423]);&quot;&quot;; [$Result.A423])">
            <text:p/>
          </table:table-cell>
          <table:table-cell table:style-name="ce34" table:formula="of:=IF(ISBLANK([$Result.B423]);&quot;&quot;; [$Result.B423])">
            <text:p/>
          </table:table-cell>
          <table:table-cell table:content-validation-name="val1"/>
          <table:table-cell/>
        </table:table-row>
        <table:table-row table:style-name="ro6">
          <table:table-cell table:formula="of:=IF(ISBLANK([$Result.A424]);&quot;&quot;; [$Result.A424])">
            <text:p/>
          </table:table-cell>
          <table:table-cell table:style-name="ce34" table:formula="of:=IF(ISBLANK([$Result.B424]);&quot;&quot;; [$Result.B424])">
            <text:p/>
          </table:table-cell>
          <table:table-cell table:content-validation-name="val1"/>
          <table:table-cell/>
        </table:table-row>
        <table:table-row table:style-name="ro6">
          <table:table-cell table:formula="of:=IF(ISBLANK([$Result.A425]);&quot;&quot;; [$Result.A425])">
            <text:p/>
          </table:table-cell>
          <table:table-cell table:style-name="ce34" table:formula="of:=IF(ISBLANK([$Result.B425]);&quot;&quot;; [$Result.B425])">
            <text:p/>
          </table:table-cell>
          <table:table-cell table:content-validation-name="val1"/>
          <table:table-cell/>
        </table:table-row>
        <table:table-row table:style-name="ro6">
          <table:table-cell table:formula="of:=IF(ISBLANK([$Result.A426]);&quot;&quot;; [$Result.A426])">
            <text:p/>
          </table:table-cell>
          <table:table-cell table:style-name="ce34" table:formula="of:=IF(ISBLANK([$Result.B426]);&quot;&quot;; [$Result.B426])">
            <text:p/>
          </table:table-cell>
          <table:table-cell table:content-validation-name="val1"/>
          <table:table-cell/>
        </table:table-row>
        <table:table-row table:style-name="ro6">
          <table:table-cell table:formula="of:=IF(ISBLANK([$Result.A427]);&quot;&quot;; [$Result.A427])">
            <text:p/>
          </table:table-cell>
          <table:table-cell table:style-name="ce34" table:formula="of:=IF(ISBLANK([$Result.B427]);&quot;&quot;; [$Result.B427])">
            <text:p/>
          </table:table-cell>
          <table:table-cell table:content-validation-name="val1"/>
          <table:table-cell/>
        </table:table-row>
        <table:table-row table:style-name="ro6">
          <table:table-cell table:formula="of:=IF(ISBLANK([$Result.A428]);&quot;&quot;; [$Result.A428])">
            <text:p/>
          </table:table-cell>
          <table:table-cell table:style-name="ce34" table:formula="of:=IF(ISBLANK([$Result.B428]);&quot;&quot;; [$Result.B428])">
            <text:p/>
          </table:table-cell>
          <table:table-cell table:content-validation-name="val1"/>
          <table:table-cell/>
        </table:table-row>
        <table:table-row table:style-name="ro6">
          <table:table-cell table:formula="of:=IF(ISBLANK([$Result.A429]);&quot;&quot;; [$Result.A429])">
            <text:p/>
          </table:table-cell>
          <table:table-cell table:style-name="ce34" table:formula="of:=IF(ISBLANK([$Result.B429]);&quot;&quot;; [$Result.B429])">
            <text:p/>
          </table:table-cell>
          <table:table-cell table:content-validation-name="val1"/>
          <table:table-cell/>
        </table:table-row>
        <table:table-row table:style-name="ro6">
          <table:table-cell table:formula="of:=IF(ISBLANK([$Result.A430]);&quot;&quot;; [$Result.A430])">
            <text:p/>
          </table:table-cell>
          <table:table-cell table:style-name="ce34" table:formula="of:=IF(ISBLANK([$Result.B430]);&quot;&quot;; [$Result.B430])">
            <text:p/>
          </table:table-cell>
          <table:table-cell table:content-validation-name="val1"/>
          <table:table-cell/>
        </table:table-row>
        <table:table-row table:style-name="ro6">
          <table:table-cell table:formula="of:=IF(ISBLANK([$Result.A431]);&quot;&quot;; [$Result.A431])">
            <text:p/>
          </table:table-cell>
          <table:table-cell table:style-name="ce34" table:formula="of:=IF(ISBLANK([$Result.B431]);&quot;&quot;; [$Result.B431])">
            <text:p/>
          </table:table-cell>
          <table:table-cell table:content-validation-name="val1"/>
          <table:table-cell/>
        </table:table-row>
        <table:table-row table:style-name="ro6">
          <table:table-cell table:formula="of:=IF(ISBLANK([$Result.A432]);&quot;&quot;; [$Result.A432])">
            <text:p/>
          </table:table-cell>
          <table:table-cell table:style-name="ce34" table:formula="of:=IF(ISBLANK([$Result.B432]);&quot;&quot;; [$Result.B432])">
            <text:p/>
          </table:table-cell>
          <table:table-cell table:content-validation-name="val1"/>
          <table:table-cell/>
        </table:table-row>
        <table:table-row table:style-name="ro6">
          <table:table-cell table:formula="of:=IF(ISBLANK([$Result.A433]);&quot;&quot;; [$Result.A433])">
            <text:p/>
          </table:table-cell>
          <table:table-cell table:style-name="ce34" table:formula="of:=IF(ISBLANK([$Result.B433]);&quot;&quot;; [$Result.B433])">
            <text:p/>
          </table:table-cell>
          <table:table-cell table:content-validation-name="val1"/>
          <table:table-cell/>
        </table:table-row>
        <table:table-row table:style-name="ro6">
          <table:table-cell table:formula="of:=IF(ISBLANK([$Result.A434]);&quot;&quot;; [$Result.A434])">
            <text:p/>
          </table:table-cell>
          <table:table-cell table:style-name="ce34" table:formula="of:=IF(ISBLANK([$Result.B434]);&quot;&quot;; [$Result.B434])">
            <text:p/>
          </table:table-cell>
          <table:table-cell table:content-validation-name="val1"/>
          <table:table-cell/>
        </table:table-row>
        <table:table-row table:style-name="ro6">
          <table:table-cell table:formula="of:=IF(ISBLANK([$Result.A435]);&quot;&quot;; [$Result.A435])">
            <text:p/>
          </table:table-cell>
          <table:table-cell table:style-name="ce34" table:formula="of:=IF(ISBLANK([$Result.B435]);&quot;&quot;; [$Result.B435])">
            <text:p/>
          </table:table-cell>
          <table:table-cell table:content-validation-name="val1"/>
          <table:table-cell/>
        </table:table-row>
        <table:table-row table:style-name="ro6">
          <table:table-cell table:formula="of:=IF(ISBLANK([$Result.A436]);&quot;&quot;; [$Result.A436])">
            <text:p/>
          </table:table-cell>
          <table:table-cell table:style-name="ce34" table:formula="of:=IF(ISBLANK([$Result.B436]);&quot;&quot;; [$Result.B436])">
            <text:p/>
          </table:table-cell>
          <table:table-cell table:content-validation-name="val1"/>
          <table:table-cell/>
        </table:table-row>
        <table:table-row table:style-name="ro6">
          <table:table-cell table:formula="of:=IF(ISBLANK([$Result.A437]);&quot;&quot;; [$Result.A437])">
            <text:p/>
          </table:table-cell>
          <table:table-cell table:style-name="ce34" table:formula="of:=IF(ISBLANK([$Result.B437]);&quot;&quot;; [$Result.B437])">
            <text:p/>
          </table:table-cell>
          <table:table-cell table:content-validation-name="val1"/>
          <table:table-cell/>
        </table:table-row>
        <table:table-row table:style-name="ro6">
          <table:table-cell table:formula="of:=IF(ISBLANK([$Result.A438]);&quot;&quot;; [$Result.A438])">
            <text:p/>
          </table:table-cell>
          <table:table-cell table:style-name="ce34" table:formula="of:=IF(ISBLANK([$Result.B438]);&quot;&quot;; [$Result.B438])">
            <text:p/>
          </table:table-cell>
          <table:table-cell table:content-validation-name="val1"/>
          <table:table-cell/>
        </table:table-row>
        <table:table-row table:style-name="ro6">
          <table:table-cell table:formula="of:=IF(ISBLANK([$Result.A439]);&quot;&quot;; [$Result.A439])">
            <text:p/>
          </table:table-cell>
          <table:table-cell table:style-name="ce34" table:formula="of:=IF(ISBLANK([$Result.B439]);&quot;&quot;; [$Result.B439])">
            <text:p/>
          </table:table-cell>
          <table:table-cell table:content-validation-name="val1"/>
          <table:table-cell/>
        </table:table-row>
        <table:table-row table:style-name="ro6">
          <table:table-cell table:formula="of:=IF(ISBLANK([$Result.A440]);&quot;&quot;; [$Result.A440])">
            <text:p/>
          </table:table-cell>
          <table:table-cell table:style-name="ce34" table:formula="of:=IF(ISBLANK([$Result.B440]);&quot;&quot;; [$Result.B440])">
            <text:p/>
          </table:table-cell>
          <table:table-cell table:content-validation-name="val1"/>
          <table:table-cell/>
        </table:table-row>
        <table:table-row table:style-name="ro6">
          <table:table-cell table:formula="of:=IF(ISBLANK([$Result.A441]);&quot;&quot;; [$Result.A441])">
            <text:p/>
          </table:table-cell>
          <table:table-cell table:style-name="ce34" table:formula="of:=IF(ISBLANK([$Result.B441]);&quot;&quot;; [$Result.B441])">
            <text:p/>
          </table:table-cell>
          <table:table-cell table:content-validation-name="val1"/>
          <table:table-cell/>
        </table:table-row>
        <table:table-row table:style-name="ro6">
          <table:table-cell table:formula="of:=IF(ISBLANK([$Result.A442]);&quot;&quot;; [$Result.A442])">
            <text:p/>
          </table:table-cell>
          <table:table-cell table:style-name="ce34" table:formula="of:=IF(ISBLANK([$Result.B442]);&quot;&quot;; [$Result.B442])">
            <text:p/>
          </table:table-cell>
          <table:table-cell table:content-validation-name="val1"/>
          <table:table-cell/>
        </table:table-row>
        <table:table-row table:style-name="ro6">
          <table:table-cell table:formula="of:=IF(ISBLANK([$Result.A443]);&quot;&quot;; [$Result.A443])">
            <text:p/>
          </table:table-cell>
          <table:table-cell table:style-name="ce34" table:formula="of:=IF(ISBLANK([$Result.B443]);&quot;&quot;; [$Result.B443])">
            <text:p/>
          </table:table-cell>
          <table:table-cell table:content-validation-name="val1"/>
          <table:table-cell/>
        </table:table-row>
        <table:table-row table:style-name="ro6">
          <table:table-cell table:formula="of:=IF(ISBLANK([$Result.A444]);&quot;&quot;; [$Result.A444])">
            <text:p/>
          </table:table-cell>
          <table:table-cell table:style-name="ce34" table:formula="of:=IF(ISBLANK([$Result.B444]);&quot;&quot;; [$Result.B444])">
            <text:p/>
          </table:table-cell>
          <table:table-cell table:content-validation-name="val1"/>
          <table:table-cell/>
        </table:table-row>
        <table:table-row table:style-name="ro6">
          <table:table-cell table:formula="of:=IF(ISBLANK([$Result.A445]);&quot;&quot;; [$Result.A445])">
            <text:p/>
          </table:table-cell>
          <table:table-cell table:style-name="ce34" table:formula="of:=IF(ISBLANK([$Result.B445]);&quot;&quot;; [$Result.B445])">
            <text:p/>
          </table:table-cell>
          <table:table-cell table:content-validation-name="val1"/>
          <table:table-cell/>
        </table:table-row>
        <table:table-row table:style-name="ro6">
          <table:table-cell table:formula="of:=IF(ISBLANK([$Result.A446]);&quot;&quot;; [$Result.A446])">
            <text:p/>
          </table:table-cell>
          <table:table-cell table:style-name="ce34" table:formula="of:=IF(ISBLANK([$Result.B446]);&quot;&quot;; [$Result.B446])">
            <text:p/>
          </table:table-cell>
          <table:table-cell table:content-validation-name="val1"/>
          <table:table-cell/>
        </table:table-row>
        <table:table-row table:style-name="ro6">
          <table:table-cell table:formula="of:=IF(ISBLANK([$Result.A447]);&quot;&quot;; [$Result.A447])">
            <text:p/>
          </table:table-cell>
          <table:table-cell table:style-name="ce34" table:formula="of:=IF(ISBLANK([$Result.B447]);&quot;&quot;; [$Result.B447])">
            <text:p/>
          </table:table-cell>
          <table:table-cell table:content-validation-name="val1"/>
          <table:table-cell/>
        </table:table-row>
        <table:table-row table:style-name="ro6">
          <table:table-cell table:formula="of:=IF(ISBLANK([$Result.A448]);&quot;&quot;; [$Result.A448])">
            <text:p/>
          </table:table-cell>
          <table:table-cell table:style-name="ce34" table:formula="of:=IF(ISBLANK([$Result.B448]);&quot;&quot;; [$Result.B448])">
            <text:p/>
          </table:table-cell>
          <table:table-cell table:content-validation-name="val1"/>
          <table:table-cell/>
        </table:table-row>
        <table:table-row table:style-name="ro6">
          <table:table-cell table:formula="of:=IF(ISBLANK([$Result.A449]);&quot;&quot;; [$Result.A449])">
            <text:p/>
          </table:table-cell>
          <table:table-cell table:style-name="ce34" table:formula="of:=IF(ISBLANK([$Result.B449]);&quot;&quot;; [$Result.B449])">
            <text:p/>
          </table:table-cell>
          <table:table-cell table:content-validation-name="val1"/>
          <table:table-cell/>
        </table:table-row>
        <table:table-row table:style-name="ro6">
          <table:table-cell table:formula="of:=IF(ISBLANK([$Result.A450]);&quot;&quot;; [$Result.A450])">
            <text:p/>
          </table:table-cell>
          <table:table-cell table:style-name="ce34" table:formula="of:=IF(ISBLANK([$Result.B450]);&quot;&quot;; [$Result.B450])">
            <text:p/>
          </table:table-cell>
          <table:table-cell table:content-validation-name="val1"/>
          <table:table-cell/>
        </table:table-row>
        <table:table-row table:style-name="ro6">
          <table:table-cell table:formula="of:=IF(ISBLANK([$Result.A451]);&quot;&quot;; [$Result.A451])">
            <text:p/>
          </table:table-cell>
          <table:table-cell table:style-name="ce34" table:formula="of:=IF(ISBLANK([$Result.B451]);&quot;&quot;; [$Result.B451])">
            <text:p/>
          </table:table-cell>
          <table:table-cell table:content-validation-name="val1"/>
          <table:table-cell/>
        </table:table-row>
        <table:table-row table:style-name="ro6">
          <table:table-cell table:formula="of:=IF(ISBLANK([$Result.A452]);&quot;&quot;; [$Result.A452])">
            <text:p/>
          </table:table-cell>
          <table:table-cell table:style-name="ce34" table:formula="of:=IF(ISBLANK([$Result.B452]);&quot;&quot;; [$Result.B452])">
            <text:p/>
          </table:table-cell>
          <table:table-cell table:content-validation-name="val1"/>
          <table:table-cell/>
        </table:table-row>
        <table:table-row table:style-name="ro6">
          <table:table-cell table:formula="of:=IF(ISBLANK([$Result.A453]);&quot;&quot;; [$Result.A453])">
            <text:p/>
          </table:table-cell>
          <table:table-cell table:style-name="ce34" table:formula="of:=IF(ISBLANK([$Result.B453]);&quot;&quot;; [$Result.B453])">
            <text:p/>
          </table:table-cell>
          <table:table-cell table:content-validation-name="val1"/>
          <table:table-cell/>
        </table:table-row>
        <table:table-row table:style-name="ro6">
          <table:table-cell table:formula="of:=IF(ISBLANK([$Result.A454]);&quot;&quot;; [$Result.A454])">
            <text:p/>
          </table:table-cell>
          <table:table-cell table:style-name="ce34" table:formula="of:=IF(ISBLANK([$Result.B454]);&quot;&quot;; [$Result.B454])">
            <text:p/>
          </table:table-cell>
          <table:table-cell table:content-validation-name="val1"/>
          <table:table-cell/>
        </table:table-row>
        <table:table-row table:style-name="ro6">
          <table:table-cell table:formula="of:=IF(ISBLANK([$Result.A455]);&quot;&quot;; [$Result.A455])">
            <text:p/>
          </table:table-cell>
          <table:table-cell table:style-name="ce34" table:formula="of:=IF(ISBLANK([$Result.B455]);&quot;&quot;; [$Result.B455])">
            <text:p/>
          </table:table-cell>
          <table:table-cell table:content-validation-name="val1"/>
          <table:table-cell/>
        </table:table-row>
        <table:table-row table:style-name="ro6">
          <table:table-cell table:formula="of:=IF(ISBLANK([$Result.A456]);&quot;&quot;; [$Result.A456])">
            <text:p/>
          </table:table-cell>
          <table:table-cell table:style-name="ce34" table:formula="of:=IF(ISBLANK([$Result.B456]);&quot;&quot;; [$Result.B456])">
            <text:p/>
          </table:table-cell>
          <table:table-cell table:content-validation-name="val1"/>
          <table:table-cell/>
        </table:table-row>
        <table:table-row table:style-name="ro6">
          <table:table-cell table:formula="of:=IF(ISBLANK([$Result.A457]);&quot;&quot;; [$Result.A457])">
            <text:p/>
          </table:table-cell>
          <table:table-cell table:style-name="ce34" table:formula="of:=IF(ISBLANK([$Result.B457]);&quot;&quot;; [$Result.B457])">
            <text:p/>
          </table:table-cell>
          <table:table-cell table:content-validation-name="val1"/>
          <table:table-cell/>
        </table:table-row>
        <table:table-row table:style-name="ro6">
          <table:table-cell table:formula="of:=IF(ISBLANK([$Result.A458]);&quot;&quot;; [$Result.A458])">
            <text:p/>
          </table:table-cell>
          <table:table-cell table:style-name="ce34" table:formula="of:=IF(ISBLANK([$Result.B458]);&quot;&quot;; [$Result.B458])">
            <text:p/>
          </table:table-cell>
          <table:table-cell table:content-validation-name="val1"/>
          <table:table-cell/>
        </table:table-row>
        <table:table-row table:style-name="ro6">
          <table:table-cell table:formula="of:=IF(ISBLANK([$Result.A459]);&quot;&quot;; [$Result.A459])">
            <text:p/>
          </table:table-cell>
          <table:table-cell table:style-name="ce34" table:formula="of:=IF(ISBLANK([$Result.B459]);&quot;&quot;; [$Result.B459])">
            <text:p/>
          </table:table-cell>
          <table:table-cell table:content-validation-name="val1"/>
          <table:table-cell/>
        </table:table-row>
        <table:table-row table:style-name="ro6">
          <table:table-cell table:formula="of:=IF(ISBLANK([$Result.A460]);&quot;&quot;; [$Result.A460])">
            <text:p/>
          </table:table-cell>
          <table:table-cell table:style-name="ce34" table:formula="of:=IF(ISBLANK([$Result.B460]);&quot;&quot;; [$Result.B460])">
            <text:p/>
          </table:table-cell>
          <table:table-cell table:content-validation-name="val1"/>
          <table:table-cell/>
        </table:table-row>
        <table:table-row table:style-name="ro6">
          <table:table-cell table:formula="of:=IF(ISBLANK([$Result.A461]);&quot;&quot;; [$Result.A461])">
            <text:p/>
          </table:table-cell>
          <table:table-cell table:style-name="ce34" table:formula="of:=IF(ISBLANK([$Result.B461]);&quot;&quot;; [$Result.B461])">
            <text:p/>
          </table:table-cell>
          <table:table-cell table:content-validation-name="val1"/>
          <table:table-cell/>
        </table:table-row>
        <table:table-row table:style-name="ro6">
          <table:table-cell table:formula="of:=IF(ISBLANK([$Result.A462]);&quot;&quot;; [$Result.A462])">
            <text:p/>
          </table:table-cell>
          <table:table-cell table:style-name="ce34" table:formula="of:=IF(ISBLANK([$Result.B462]);&quot;&quot;; [$Result.B462])">
            <text:p/>
          </table:table-cell>
          <table:table-cell table:content-validation-name="val1"/>
          <table:table-cell/>
        </table:table-row>
        <table:table-row table:style-name="ro6">
          <table:table-cell table:formula="of:=IF(ISBLANK([$Result.A463]);&quot;&quot;; [$Result.A463])">
            <text:p/>
          </table:table-cell>
          <table:table-cell table:style-name="ce34" table:formula="of:=IF(ISBLANK([$Result.B463]);&quot;&quot;; [$Result.B463])">
            <text:p/>
          </table:table-cell>
          <table:table-cell table:content-validation-name="val1"/>
          <table:table-cell/>
        </table:table-row>
        <table:table-row table:style-name="ro6">
          <table:table-cell table:formula="of:=IF(ISBLANK([$Result.A464]);&quot;&quot;; [$Result.A464])">
            <text:p/>
          </table:table-cell>
          <table:table-cell table:style-name="ce34" table:formula="of:=IF(ISBLANK([$Result.B464]);&quot;&quot;; [$Result.B464])">
            <text:p/>
          </table:table-cell>
          <table:table-cell table:content-validation-name="val1"/>
          <table:table-cell/>
        </table:table-row>
        <table:table-row table:style-name="ro6">
          <table:table-cell table:formula="of:=IF(ISBLANK([$Result.A465]);&quot;&quot;; [$Result.A465])">
            <text:p/>
          </table:table-cell>
          <table:table-cell table:style-name="ce34" table:formula="of:=IF(ISBLANK([$Result.B465]);&quot;&quot;; [$Result.B465])">
            <text:p/>
          </table:table-cell>
          <table:table-cell table:content-validation-name="val1"/>
          <table:table-cell/>
        </table:table-row>
        <table:table-row table:style-name="ro6">
          <table:table-cell table:formula="of:=IF(ISBLANK([$Result.A466]);&quot;&quot;; [$Result.A466])">
            <text:p/>
          </table:table-cell>
          <table:table-cell table:style-name="ce34" table:formula="of:=IF(ISBLANK([$Result.B466]);&quot;&quot;; [$Result.B466])">
            <text:p/>
          </table:table-cell>
          <table:table-cell table:content-validation-name="val1"/>
          <table:table-cell/>
        </table:table-row>
        <table:table-row table:style-name="ro6">
          <table:table-cell table:formula="of:=IF(ISBLANK([$Result.A467]);&quot;&quot;; [$Result.A467])">
            <text:p/>
          </table:table-cell>
          <table:table-cell table:style-name="ce34" table:formula="of:=IF(ISBLANK([$Result.B467]);&quot;&quot;; [$Result.B467])">
            <text:p/>
          </table:table-cell>
          <table:table-cell table:content-validation-name="val1"/>
          <table:table-cell/>
        </table:table-row>
        <table:table-row table:style-name="ro6">
          <table:table-cell table:formula="of:=IF(ISBLANK([$Result.A468]);&quot;&quot;; [$Result.A468])">
            <text:p/>
          </table:table-cell>
          <table:table-cell table:style-name="ce34" table:formula="of:=IF(ISBLANK([$Result.B468]);&quot;&quot;; [$Result.B468])">
            <text:p/>
          </table:table-cell>
          <table:table-cell table:content-validation-name="val1"/>
          <table:table-cell/>
        </table:table-row>
        <table:table-row table:style-name="ro6">
          <table:table-cell table:formula="of:=IF(ISBLANK([$Result.A469]);&quot;&quot;; [$Result.A469])">
            <text:p/>
          </table:table-cell>
          <table:table-cell table:style-name="ce34" table:formula="of:=IF(ISBLANK([$Result.B469]);&quot;&quot;; [$Result.B469])">
            <text:p/>
          </table:table-cell>
          <table:table-cell table:content-validation-name="val1"/>
          <table:table-cell/>
        </table:table-row>
        <table:table-row table:style-name="ro6">
          <table:table-cell table:formula="of:=IF(ISBLANK([$Result.A470]);&quot;&quot;; [$Result.A470])">
            <text:p/>
          </table:table-cell>
          <table:table-cell table:style-name="ce34" table:formula="of:=IF(ISBLANK([$Result.B470]);&quot;&quot;; [$Result.B470])">
            <text:p/>
          </table:table-cell>
          <table:table-cell table:content-validation-name="val1"/>
          <table:table-cell/>
        </table:table-row>
        <table:table-row table:style-name="ro6">
          <table:table-cell table:formula="of:=IF(ISBLANK([$Result.A471]);&quot;&quot;; [$Result.A471])">
            <text:p/>
          </table:table-cell>
          <table:table-cell table:style-name="ce34" table:formula="of:=IF(ISBLANK([$Result.B471]);&quot;&quot;; [$Result.B471])">
            <text:p/>
          </table:table-cell>
          <table:table-cell table:content-validation-name="val1"/>
          <table:table-cell/>
        </table:table-row>
        <table:table-row table:style-name="ro6">
          <table:table-cell table:formula="of:=IF(ISBLANK([$Result.A472]);&quot;&quot;; [$Result.A472])">
            <text:p/>
          </table:table-cell>
          <table:table-cell table:style-name="ce34" table:formula="of:=IF(ISBLANK([$Result.B472]);&quot;&quot;; [$Result.B472])">
            <text:p/>
          </table:table-cell>
          <table:table-cell table:content-validation-name="val1"/>
          <table:table-cell/>
        </table:table-row>
        <table:table-row table:style-name="ro6">
          <table:table-cell table:formula="of:=IF(ISBLANK([$Result.A473]);&quot;&quot;; [$Result.A473])">
            <text:p/>
          </table:table-cell>
          <table:table-cell table:style-name="ce34" table:formula="of:=IF(ISBLANK([$Result.B473]);&quot;&quot;; [$Result.B473])">
            <text:p/>
          </table:table-cell>
          <table:table-cell table:content-validation-name="val1"/>
          <table:table-cell/>
        </table:table-row>
        <table:table-row table:style-name="ro6">
          <table:table-cell table:formula="of:=IF(ISBLANK([$Result.A474]);&quot;&quot;; [$Result.A474])">
            <text:p/>
          </table:table-cell>
          <table:table-cell table:style-name="ce34" table:formula="of:=IF(ISBLANK([$Result.B474]);&quot;&quot;; [$Result.B474])">
            <text:p/>
          </table:table-cell>
          <table:table-cell table:content-validation-name="val1"/>
          <table:table-cell/>
        </table:table-row>
        <table:table-row table:style-name="ro6">
          <table:table-cell table:formula="of:=IF(ISBLANK([$Result.A475]);&quot;&quot;; [$Result.A475])">
            <text:p/>
          </table:table-cell>
          <table:table-cell table:style-name="ce34" table:formula="of:=IF(ISBLANK([$Result.B475]);&quot;&quot;; [$Result.B475])">
            <text:p/>
          </table:table-cell>
          <table:table-cell table:content-validation-name="val1"/>
          <table:table-cell/>
        </table:table-row>
        <table:table-row table:style-name="ro6">
          <table:table-cell table:formula="of:=IF(ISBLANK([$Result.A476]);&quot;&quot;; [$Result.A476])">
            <text:p/>
          </table:table-cell>
          <table:table-cell table:style-name="ce34" table:formula="of:=IF(ISBLANK([$Result.B476]);&quot;&quot;; [$Result.B476])">
            <text:p/>
          </table:table-cell>
          <table:table-cell table:content-validation-name="val1"/>
          <table:table-cell/>
        </table:table-row>
        <table:table-row table:style-name="ro6">
          <table:table-cell table:formula="of:=IF(ISBLANK([$Result.A477]);&quot;&quot;; [$Result.A477])">
            <text:p/>
          </table:table-cell>
          <table:table-cell table:style-name="ce34" table:formula="of:=IF(ISBLANK([$Result.B477]);&quot;&quot;; [$Result.B477])">
            <text:p/>
          </table:table-cell>
          <table:table-cell table:content-validation-name="val1"/>
          <table:table-cell/>
        </table:table-row>
        <table:table-row table:style-name="ro6">
          <table:table-cell table:formula="of:=IF(ISBLANK([$Result.A478]);&quot;&quot;; [$Result.A478])">
            <text:p/>
          </table:table-cell>
          <table:table-cell table:style-name="ce34" table:formula="of:=IF(ISBLANK([$Result.B478]);&quot;&quot;; [$Result.B478])">
            <text:p/>
          </table:table-cell>
          <table:table-cell table:content-validation-name="val1"/>
          <table:table-cell/>
        </table:table-row>
        <table:table-row table:style-name="ro6">
          <table:table-cell table:formula="of:=IF(ISBLANK([$Result.A479]);&quot;&quot;; [$Result.A479])">
            <text:p/>
          </table:table-cell>
          <table:table-cell table:style-name="ce34" table:formula="of:=IF(ISBLANK([$Result.B479]);&quot;&quot;; [$Result.B479])">
            <text:p/>
          </table:table-cell>
          <table:table-cell table:content-validation-name="val1"/>
          <table:table-cell/>
        </table:table-row>
        <table:table-row table:style-name="ro6">
          <table:table-cell table:formula="of:=IF(ISBLANK([$Result.A480]);&quot;&quot;; [$Result.A480])">
            <text:p/>
          </table:table-cell>
          <table:table-cell table:style-name="ce34" table:formula="of:=IF(ISBLANK([$Result.B480]);&quot;&quot;; [$Result.B480])">
            <text:p/>
          </table:table-cell>
          <table:table-cell table:content-validation-name="val1"/>
          <table:table-cell/>
        </table:table-row>
        <table:table-row table:style-name="ro6">
          <table:table-cell table:formula="of:=IF(ISBLANK([$Result.A481]);&quot;&quot;; [$Result.A481])">
            <text:p/>
          </table:table-cell>
          <table:table-cell table:style-name="ce34" table:formula="of:=IF(ISBLANK([$Result.B481]);&quot;&quot;; [$Result.B481])">
            <text:p/>
          </table:table-cell>
          <table:table-cell table:content-validation-name="val1"/>
          <table:table-cell/>
        </table:table-row>
        <table:table-row table:style-name="ro6">
          <table:table-cell table:formula="of:=IF(ISBLANK([$Result.A482]);&quot;&quot;; [$Result.A482])">
            <text:p/>
          </table:table-cell>
          <table:table-cell table:style-name="ce34" table:formula="of:=IF(ISBLANK([$Result.B482]);&quot;&quot;; [$Result.B482])">
            <text:p/>
          </table:table-cell>
          <table:table-cell table:content-validation-name="val1"/>
          <table:table-cell/>
        </table:table-row>
        <table:table-row table:style-name="ro6">
          <table:table-cell table:formula="of:=IF(ISBLANK([$Result.A483]);&quot;&quot;; [$Result.A483])">
            <text:p/>
          </table:table-cell>
          <table:table-cell table:style-name="ce34" table:formula="of:=IF(ISBLANK([$Result.B483]);&quot;&quot;; [$Result.B483])">
            <text:p/>
          </table:table-cell>
          <table:table-cell table:content-validation-name="val1"/>
          <table:table-cell/>
        </table:table-row>
        <table:table-row table:style-name="ro6">
          <table:table-cell table:formula="of:=IF(ISBLANK([$Result.A484]);&quot;&quot;; [$Result.A484])">
            <text:p/>
          </table:table-cell>
          <table:table-cell table:style-name="ce34" table:formula="of:=IF(ISBLANK([$Result.B484]);&quot;&quot;; [$Result.B484])">
            <text:p/>
          </table:table-cell>
          <table:table-cell table:content-validation-name="val1"/>
          <table:table-cell/>
        </table:table-row>
        <table:table-row table:style-name="ro6">
          <table:table-cell table:formula="of:=IF(ISBLANK([$Result.A485]);&quot;&quot;; [$Result.A485])">
            <text:p/>
          </table:table-cell>
          <table:table-cell table:style-name="ce34" table:formula="of:=IF(ISBLANK([$Result.B485]);&quot;&quot;; [$Result.B485])">
            <text:p/>
          </table:table-cell>
          <table:table-cell table:content-validation-name="val1"/>
          <table:table-cell/>
        </table:table-row>
        <table:table-row table:style-name="ro6">
          <table:table-cell table:formula="of:=IF(ISBLANK([$Result.A486]);&quot;&quot;; [$Result.A486])">
            <text:p/>
          </table:table-cell>
          <table:table-cell table:style-name="ce34" table:formula="of:=IF(ISBLANK([$Result.B486]);&quot;&quot;; [$Result.B486])">
            <text:p/>
          </table:table-cell>
          <table:table-cell table:content-validation-name="val1"/>
          <table:table-cell/>
        </table:table-row>
        <table:table-row table:style-name="ro6">
          <table:table-cell table:formula="of:=IF(ISBLANK([$Result.A487]);&quot;&quot;; [$Result.A487])">
            <text:p/>
          </table:table-cell>
          <table:table-cell table:style-name="ce34" table:formula="of:=IF(ISBLANK([$Result.B487]);&quot;&quot;; [$Result.B487])">
            <text:p/>
          </table:table-cell>
          <table:table-cell table:content-validation-name="val1"/>
          <table:table-cell/>
        </table:table-row>
        <table:table-row table:style-name="ro6">
          <table:table-cell table:formula="of:=IF(ISBLANK([$Result.A488]);&quot;&quot;; [$Result.A488])">
            <text:p/>
          </table:table-cell>
          <table:table-cell table:style-name="ce34" table:formula="of:=IF(ISBLANK([$Result.B488]);&quot;&quot;; [$Result.B488])">
            <text:p/>
          </table:table-cell>
          <table:table-cell table:content-validation-name="val1"/>
          <table:table-cell/>
        </table:table-row>
        <table:table-row table:style-name="ro6">
          <table:table-cell table:formula="of:=IF(ISBLANK([$Result.A489]);&quot;&quot;; [$Result.A489])">
            <text:p/>
          </table:table-cell>
          <table:table-cell table:style-name="ce34" table:formula="of:=IF(ISBLANK([$Result.B489]);&quot;&quot;; [$Result.B489])">
            <text:p/>
          </table:table-cell>
          <table:table-cell table:content-validation-name="val1"/>
          <table:table-cell/>
        </table:table-row>
        <table:table-row table:style-name="ro6">
          <table:table-cell table:formula="of:=IF(ISBLANK([$Result.A490]);&quot;&quot;; [$Result.A490])">
            <text:p/>
          </table:table-cell>
          <table:table-cell table:style-name="ce34" table:formula="of:=IF(ISBLANK([$Result.B490]);&quot;&quot;; [$Result.B490])">
            <text:p/>
          </table:table-cell>
          <table:table-cell table:content-validation-name="val1"/>
          <table:table-cell/>
        </table:table-row>
        <table:table-row table:style-name="ro6">
          <table:table-cell table:formula="of:=IF(ISBLANK([$Result.A491]);&quot;&quot;; [$Result.A491])">
            <text:p/>
          </table:table-cell>
          <table:table-cell table:style-name="ce34" table:formula="of:=IF(ISBLANK([$Result.B491]);&quot;&quot;; [$Result.B491])">
            <text:p/>
          </table:table-cell>
          <table:table-cell table:content-validation-name="val1"/>
          <table:table-cell/>
        </table:table-row>
        <table:table-row table:style-name="ro6">
          <table:table-cell table:formula="of:=IF(ISBLANK([$Result.A492]);&quot;&quot;; [$Result.A492])">
            <text:p/>
          </table:table-cell>
          <table:table-cell table:style-name="ce34" table:formula="of:=IF(ISBLANK([$Result.B492]);&quot;&quot;; [$Result.B492])">
            <text:p/>
          </table:table-cell>
          <table:table-cell table:content-validation-name="val1"/>
          <table:table-cell/>
        </table:table-row>
        <table:table-row table:style-name="ro6">
          <table:table-cell table:formula="of:=IF(ISBLANK([$Result.A493]);&quot;&quot;; [$Result.A493])">
            <text:p/>
          </table:table-cell>
          <table:table-cell table:style-name="ce34" table:formula="of:=IF(ISBLANK([$Result.B493]);&quot;&quot;; [$Result.B493])">
            <text:p/>
          </table:table-cell>
          <table:table-cell table:content-validation-name="val1"/>
          <table:table-cell/>
        </table:table-row>
        <table:table-row table:style-name="ro6">
          <table:table-cell table:formula="of:=IF(ISBLANK([$Result.A494]);&quot;&quot;; [$Result.A494])">
            <text:p/>
          </table:table-cell>
          <table:table-cell table:style-name="ce34" table:formula="of:=IF(ISBLANK([$Result.B494]);&quot;&quot;; [$Result.B494])">
            <text:p/>
          </table:table-cell>
          <table:table-cell table:content-validation-name="val1"/>
          <table:table-cell/>
        </table:table-row>
        <table:table-row table:style-name="ro6">
          <table:table-cell table:formula="of:=IF(ISBLANK([$Result.A495]);&quot;&quot;; [$Result.A495])">
            <text:p/>
          </table:table-cell>
          <table:table-cell table:style-name="ce34" table:formula="of:=IF(ISBLANK([$Result.B495]);&quot;&quot;; [$Result.B495])">
            <text:p/>
          </table:table-cell>
          <table:table-cell table:content-validation-name="val1"/>
          <table:table-cell/>
        </table:table-row>
        <table:table-row table:style-name="ro6">
          <table:table-cell table:formula="of:=IF(ISBLANK([$Result.A496]);&quot;&quot;; [$Result.A496])">
            <text:p/>
          </table:table-cell>
          <table:table-cell table:style-name="ce34" table:formula="of:=IF(ISBLANK([$Result.B496]);&quot;&quot;; [$Result.B496])">
            <text:p/>
          </table:table-cell>
          <table:table-cell table:content-validation-name="val1"/>
          <table:table-cell/>
        </table:table-row>
        <table:table-row table:style-name="ro6">
          <table:table-cell table:formula="of:=IF(ISBLANK([$Result.A497]);&quot;&quot;; [$Result.A497])">
            <text:p/>
          </table:table-cell>
          <table:table-cell table:style-name="ce34" table:formula="of:=IF(ISBLANK([$Result.B497]);&quot;&quot;; [$Result.B497])">
            <text:p/>
          </table:table-cell>
          <table:table-cell table:content-validation-name="val1"/>
          <table:table-cell/>
        </table:table-row>
        <table:table-row table:style-name="ro6">
          <table:table-cell table:formula="of:=IF(ISBLANK([$Result.A498]);&quot;&quot;; [$Result.A498])">
            <text:p/>
          </table:table-cell>
          <table:table-cell table:style-name="ce34" table:formula="of:=IF(ISBLANK([$Result.B498]);&quot;&quot;; [$Result.B498])">
            <text:p/>
          </table:table-cell>
          <table:table-cell table:content-validation-name="val1"/>
          <table:table-cell/>
        </table:table-row>
        <table:table-row table:style-name="ro6">
          <table:table-cell table:formula="of:=IF(ISBLANK([$Result.A499]);&quot;&quot;; [$Result.A499])">
            <text:p/>
          </table:table-cell>
          <table:table-cell table:style-name="ce34" table:formula="of:=IF(ISBLANK([$Result.B499]);&quot;&quot;; [$Result.B499])">
            <text:p/>
          </table:table-cell>
          <table:table-cell table:content-validation-name="val1"/>
          <table:table-cell/>
        </table:table-row>
        <table:table-row table:style-name="ro6">
          <table:table-cell table:formula="of:=IF(ISBLANK([$Result.A500]);&quot;&quot;; [$Result.A500])">
            <text:p/>
          </table:table-cell>
          <table:table-cell table:style-name="ce34" table:formula="of:=IF(ISBLANK([$Result.B500]);&quot;&quot;; [$Result.B500])">
            <text:p/>
          </table:table-cell>
          <table:table-cell table:content-validation-name="val1"/>
          <table:table-cell/>
        </table:table-row>
        <table:table-row table:style-name="ro6">
          <table:table-cell table:formula="of:=IF(ISBLANK([$Result.A501]);&quot;&quot;; [$Result.A501])">
            <text:p/>
          </table:table-cell>
          <table:table-cell table:style-name="ce34" table:formula="of:=IF(ISBLANK([$Result.B501]);&quot;&quot;; [$Result.B501])">
            <text:p/>
          </table:table-cell>
          <table:table-cell table:content-validation-name="val1"/>
          <table:table-cell/>
        </table:table-row>
        <table:table-row table:style-name="ro6">
          <table:table-cell table:formula="of:=IF(ISBLANK([$Result.A502]);&quot;&quot;; [$Result.A502])">
            <text:p/>
          </table:table-cell>
          <table:table-cell table:style-name="ce34" table:formula="of:=IF(ISBLANK([$Result.B502]);&quot;&quot;; [$Result.B502])">
            <text:p/>
          </table:table-cell>
          <table:table-cell table:content-validation-name="val1"/>
          <table:table-cell/>
        </table:table-row>
        <table:table-row table:style-name="ro6">
          <table:table-cell table:formula="of:=IF(ISBLANK([$Result.A503]);&quot;&quot;; [$Result.A503])">
            <text:p/>
          </table:table-cell>
          <table:table-cell table:style-name="ce34" table:formula="of:=IF(ISBLANK([$Result.B503]);&quot;&quot;; [$Result.B503])">
            <text:p/>
          </table:table-cell>
          <table:table-cell table:content-validation-name="val1"/>
          <table:table-cell/>
        </table:table-row>
        <table:table-row table:style-name="ro6">
          <table:table-cell table:formula="of:=IF(ISBLANK([$Result.A504]);&quot;&quot;; [$Result.A504])">
            <text:p/>
          </table:table-cell>
          <table:table-cell table:style-name="ce34" table:formula="of:=IF(ISBLANK([$Result.B504]);&quot;&quot;; [$Result.B504])">
            <text:p/>
          </table:table-cell>
          <table:table-cell table:content-validation-name="val1"/>
          <table:table-cell/>
        </table:table-row>
        <table:table-row table:style-name="ro6">
          <table:table-cell table:formula="of:=IF(ISBLANK([$Result.A505]);&quot;&quot;; [$Result.A505])">
            <text:p/>
          </table:table-cell>
          <table:table-cell table:style-name="ce34" table:formula="of:=IF(ISBLANK([$Result.B505]);&quot;&quot;; [$Result.B505])">
            <text:p/>
          </table:table-cell>
          <table:table-cell table:content-validation-name="val1"/>
          <table:table-cell/>
        </table:table-row>
        <table:table-row table:style-name="ro6">
          <table:table-cell table:formula="of:=IF(ISBLANK([$Result.A506]);&quot;&quot;; [$Result.A506])">
            <text:p/>
          </table:table-cell>
          <table:table-cell table:style-name="ce34" table:formula="of:=IF(ISBLANK([$Result.B506]);&quot;&quot;; [$Result.B506])">
            <text:p/>
          </table:table-cell>
          <table:table-cell table:content-validation-name="val1"/>
          <table:table-cell/>
        </table:table-row>
        <table:table-row table:style-name="ro6">
          <table:table-cell table:formula="of:=IF(ISBLANK([$Result.A507]);&quot;&quot;; [$Result.A507])">
            <text:p/>
          </table:table-cell>
          <table:table-cell table:style-name="ce34" table:formula="of:=IF(ISBLANK([$Result.B507]);&quot;&quot;; [$Result.B507])">
            <text:p/>
          </table:table-cell>
          <table:table-cell table:content-validation-name="val1"/>
          <table:table-cell/>
        </table:table-row>
        <table:table-row table:style-name="ro6">
          <table:table-cell table:formula="of:=IF(ISBLANK([$Result.A508]);&quot;&quot;; [$Result.A508])">
            <text:p/>
          </table:table-cell>
          <table:table-cell table:style-name="ce34" table:formula="of:=IF(ISBLANK([$Result.B508]);&quot;&quot;; [$Result.B508])">
            <text:p/>
          </table:table-cell>
          <table:table-cell table:content-validation-name="val1"/>
          <table:table-cell/>
        </table:table-row>
        <table:table-row table:style-name="ro6">
          <table:table-cell table:formula="of:=IF(ISBLANK([$Result.A509]);&quot;&quot;; [$Result.A509])">
            <text:p/>
          </table:table-cell>
          <table:table-cell table:style-name="ce34" table:formula="of:=IF(ISBLANK([$Result.B509]);&quot;&quot;; [$Result.B509])">
            <text:p/>
          </table:table-cell>
          <table:table-cell table:content-validation-name="val1"/>
          <table:table-cell/>
        </table:table-row>
        <table:table-row table:style-name="ro6">
          <table:table-cell table:formula="of:=IF(ISBLANK([$Result.A510]);&quot;&quot;; [$Result.A510])">
            <text:p/>
          </table:table-cell>
          <table:table-cell table:style-name="ce34" table:formula="of:=IF(ISBLANK([$Result.B510]);&quot;&quot;; [$Result.B510])">
            <text:p/>
          </table:table-cell>
          <table:table-cell table:content-validation-name="val1"/>
          <table:table-cell/>
        </table:table-row>
        <table:table-row table:style-name="ro6">
          <table:table-cell table:formula="of:=IF(ISBLANK([$Result.A511]);&quot;&quot;; [$Result.A511])">
            <text:p/>
          </table:table-cell>
          <table:table-cell table:style-name="ce34" table:formula="of:=IF(ISBLANK([$Result.B511]);&quot;&quot;; [$Result.B511])">
            <text:p/>
          </table:table-cell>
          <table:table-cell table:content-validation-name="val1"/>
          <table:table-cell/>
        </table:table-row>
        <table:table-row table:style-name="ro6">
          <table:table-cell table:formula="of:=IF(ISBLANK([$Result.A512]);&quot;&quot;; [$Result.A512])">
            <text:p/>
          </table:table-cell>
          <table:table-cell table:style-name="ce34" table:formula="of:=IF(ISBLANK([$Result.B512]);&quot;&quot;; [$Result.B512])">
            <text:p/>
          </table:table-cell>
          <table:table-cell table:content-validation-name="val1"/>
          <table:table-cell/>
        </table:table-row>
        <table:table-row table:style-name="ro6">
          <table:table-cell table:formula="of:=IF(ISBLANK([$Result.A513]);&quot;&quot;; [$Result.A513])">
            <text:p/>
          </table:table-cell>
          <table:table-cell table:style-name="ce34" table:formula="of:=IF(ISBLANK([$Result.B513]);&quot;&quot;; [$Result.B513])">
            <text:p/>
          </table:table-cell>
          <table:table-cell table:content-validation-name="val1"/>
          <table:table-cell/>
        </table:table-row>
        <table:table-row table:style-name="ro6">
          <table:table-cell table:formula="of:=IF(ISBLANK([$Result.A514]);&quot;&quot;; [$Result.A514])">
            <text:p/>
          </table:table-cell>
          <table:table-cell table:style-name="ce34" table:formula="of:=IF(ISBLANK([$Result.B514]);&quot;&quot;; [$Result.B514])">
            <text:p/>
          </table:table-cell>
          <table:table-cell table:content-validation-name="val1"/>
          <table:table-cell/>
        </table:table-row>
        <table:table-row table:style-name="ro6">
          <table:table-cell table:formula="of:=IF(ISBLANK([$Result.A515]);&quot;&quot;; [$Result.A515])">
            <text:p/>
          </table:table-cell>
          <table:table-cell table:style-name="ce34" table:formula="of:=IF(ISBLANK([$Result.B515]);&quot;&quot;; [$Result.B515])">
            <text:p/>
          </table:table-cell>
          <table:table-cell table:content-validation-name="val1"/>
          <table:table-cell/>
        </table:table-row>
        <table:table-row table:style-name="ro6">
          <table:table-cell table:formula="of:=IF(ISBLANK([$Result.A516]);&quot;&quot;; [$Result.A516])">
            <text:p/>
          </table:table-cell>
          <table:table-cell table:style-name="ce34" table:formula="of:=IF(ISBLANK([$Result.B516]);&quot;&quot;; [$Result.B516])">
            <text:p/>
          </table:table-cell>
          <table:table-cell table:content-validation-name="val1"/>
          <table:table-cell/>
        </table:table-row>
        <table:table-row table:style-name="ro6">
          <table:table-cell table:formula="of:=IF(ISBLANK([$Result.A517]);&quot;&quot;; [$Result.A517])">
            <text:p/>
          </table:table-cell>
          <table:table-cell table:style-name="ce34" table:formula="of:=IF(ISBLANK([$Result.B517]);&quot;&quot;; [$Result.B517])">
            <text:p/>
          </table:table-cell>
          <table:table-cell table:content-validation-name="val1"/>
          <table:table-cell/>
        </table:table-row>
        <table:table-row table:style-name="ro6">
          <table:table-cell table:formula="of:=IF(ISBLANK([$Result.A518]);&quot;&quot;; [$Result.A518])">
            <text:p/>
          </table:table-cell>
          <table:table-cell table:style-name="ce34" table:formula="of:=IF(ISBLANK([$Result.B518]);&quot;&quot;; [$Result.B518])">
            <text:p/>
          </table:table-cell>
          <table:table-cell table:content-validation-name="val1"/>
          <table:table-cell/>
        </table:table-row>
        <table:table-row table:style-name="ro6">
          <table:table-cell table:formula="of:=IF(ISBLANK([$Result.A519]);&quot;&quot;; [$Result.A519])">
            <text:p/>
          </table:table-cell>
          <table:table-cell table:style-name="ce34" table:formula="of:=IF(ISBLANK([$Result.B519]);&quot;&quot;; [$Result.B519])">
            <text:p/>
          </table:table-cell>
          <table:table-cell table:content-validation-name="val1"/>
          <table:table-cell/>
        </table:table-row>
        <table:table-row table:style-name="ro6">
          <table:table-cell table:formula="of:=IF(ISBLANK([$Result.A520]);&quot;&quot;; [$Result.A520])">
            <text:p/>
          </table:table-cell>
          <table:table-cell table:style-name="ce34" table:formula="of:=IF(ISBLANK([$Result.B520]);&quot;&quot;; [$Result.B520])">
            <text:p/>
          </table:table-cell>
          <table:table-cell table:content-validation-name="val1"/>
          <table:table-cell/>
        </table:table-row>
        <table:table-row table:style-name="ro6">
          <table:table-cell table:formula="of:=IF(ISBLANK([$Result.A521]);&quot;&quot;; [$Result.A521])">
            <text:p/>
          </table:table-cell>
          <table:table-cell table:style-name="ce34" table:formula="of:=IF(ISBLANK([$Result.B521]);&quot;&quot;; [$Result.B521])">
            <text:p/>
          </table:table-cell>
          <table:table-cell table:content-validation-name="val1"/>
          <table:table-cell/>
        </table:table-row>
        <table:table-row table:style-name="ro6">
          <table:table-cell table:formula="of:=IF(ISBLANK([$Result.A522]);&quot;&quot;; [$Result.A522])">
            <text:p/>
          </table:table-cell>
          <table:table-cell table:style-name="ce34" table:formula="of:=IF(ISBLANK([$Result.B522]);&quot;&quot;; [$Result.B522])">
            <text:p/>
          </table:table-cell>
          <table:table-cell table:content-validation-name="val1"/>
          <table:table-cell/>
        </table:table-row>
        <table:table-row table:style-name="ro6">
          <table:table-cell table:formula="of:=IF(ISBLANK([$Result.A523]);&quot;&quot;; [$Result.A523])">
            <text:p/>
          </table:table-cell>
          <table:table-cell table:style-name="ce34" table:formula="of:=IF(ISBLANK([$Result.B523]);&quot;&quot;; [$Result.B523])">
            <text:p/>
          </table:table-cell>
          <table:table-cell table:content-validation-name="val1"/>
          <table:table-cell/>
        </table:table-row>
        <table:table-row table:style-name="ro6">
          <table:table-cell table:formula="of:=IF(ISBLANK([$Result.A524]);&quot;&quot;; [$Result.A524])">
            <text:p/>
          </table:table-cell>
          <table:table-cell table:style-name="ce34" table:formula="of:=IF(ISBLANK([$Result.B524]);&quot;&quot;; [$Result.B524])">
            <text:p/>
          </table:table-cell>
          <table:table-cell table:content-validation-name="val1"/>
          <table:table-cell/>
        </table:table-row>
        <table:table-row table:style-name="ro6">
          <table:table-cell table:formula="of:=IF(ISBLANK([$Result.A525]);&quot;&quot;; [$Result.A525])">
            <text:p/>
          </table:table-cell>
          <table:table-cell table:style-name="ce34" table:formula="of:=IF(ISBLANK([$Result.B525]);&quot;&quot;; [$Result.B525])">
            <text:p/>
          </table:table-cell>
          <table:table-cell table:content-validation-name="val1"/>
          <table:table-cell/>
        </table:table-row>
        <table:table-row table:style-name="ro6">
          <table:table-cell table:formula="of:=IF(ISBLANK([$Result.A526]);&quot;&quot;; [$Result.A526])">
            <text:p/>
          </table:table-cell>
          <table:table-cell table:style-name="ce34" table:formula="of:=IF(ISBLANK([$Result.B526]);&quot;&quot;; [$Result.B526])">
            <text:p/>
          </table:table-cell>
          <table:table-cell table:content-validation-name="val1"/>
          <table:table-cell/>
        </table:table-row>
        <table:table-row table:style-name="ro6">
          <table:table-cell table:formula="of:=IF(ISBLANK([$Result.A527]);&quot;&quot;; [$Result.A527])">
            <text:p/>
          </table:table-cell>
          <table:table-cell table:style-name="ce34" table:formula="of:=IF(ISBLANK([$Result.B527]);&quot;&quot;; [$Result.B527])">
            <text:p/>
          </table:table-cell>
          <table:table-cell table:content-validation-name="val1"/>
          <table:table-cell/>
        </table:table-row>
        <table:table-row table:style-name="ro6">
          <table:table-cell table:formula="of:=IF(ISBLANK([$Result.A528]);&quot;&quot;; [$Result.A528])">
            <text:p/>
          </table:table-cell>
          <table:table-cell table:style-name="ce34" table:formula="of:=IF(ISBLANK([$Result.B528]);&quot;&quot;; [$Result.B528])">
            <text:p/>
          </table:table-cell>
          <table:table-cell table:content-validation-name="val1"/>
          <table:table-cell/>
        </table:table-row>
        <table:table-row table:style-name="ro6">
          <table:table-cell table:formula="of:=IF(ISBLANK([$Result.A529]);&quot;&quot;; [$Result.A529])">
            <text:p/>
          </table:table-cell>
          <table:table-cell table:style-name="ce34" table:formula="of:=IF(ISBLANK([$Result.B529]);&quot;&quot;; [$Result.B529])">
            <text:p/>
          </table:table-cell>
          <table:table-cell table:content-validation-name="val1"/>
          <table:table-cell/>
        </table:table-row>
        <table:table-row table:style-name="ro6">
          <table:table-cell table:formula="of:=IF(ISBLANK([$Result.A530]);&quot;&quot;; [$Result.A530])">
            <text:p/>
          </table:table-cell>
          <table:table-cell table:style-name="ce34" table:formula="of:=IF(ISBLANK([$Result.B530]);&quot;&quot;; [$Result.B530])">
            <text:p/>
          </table:table-cell>
          <table:table-cell table:content-validation-name="val1"/>
          <table:table-cell/>
        </table:table-row>
        <table:table-row table:style-name="ro6">
          <table:table-cell table:formula="of:=IF(ISBLANK([$Result.A531]);&quot;&quot;; [$Result.A531])">
            <text:p/>
          </table:table-cell>
          <table:table-cell table:style-name="ce34" table:formula="of:=IF(ISBLANK([$Result.B531]);&quot;&quot;; [$Result.B531])">
            <text:p/>
          </table:table-cell>
          <table:table-cell table:content-validation-name="val1"/>
          <table:table-cell/>
        </table:table-row>
        <table:table-row table:style-name="ro6">
          <table:table-cell table:formula="of:=IF(ISBLANK([$Result.A532]);&quot;&quot;; [$Result.A532])">
            <text:p/>
          </table:table-cell>
          <table:table-cell table:style-name="ce34" table:formula="of:=IF(ISBLANK([$Result.B532]);&quot;&quot;; [$Result.B532])">
            <text:p/>
          </table:table-cell>
          <table:table-cell table:content-validation-name="val1"/>
          <table:table-cell/>
        </table:table-row>
        <table:table-row table:style-name="ro6">
          <table:table-cell table:formula="of:=IF(ISBLANK([$Result.A533]);&quot;&quot;; [$Result.A533])">
            <text:p/>
          </table:table-cell>
          <table:table-cell table:style-name="ce34" table:formula="of:=IF(ISBLANK([$Result.B533]);&quot;&quot;; [$Result.B533])">
            <text:p/>
          </table:table-cell>
          <table:table-cell table:content-validation-name="val1"/>
          <table:table-cell/>
        </table:table-row>
        <table:table-row table:style-name="ro6">
          <table:table-cell table:formula="of:=IF(ISBLANK([$Result.A534]);&quot;&quot;; [$Result.A534])">
            <text:p/>
          </table:table-cell>
          <table:table-cell table:style-name="ce34" table:formula="of:=IF(ISBLANK([$Result.B534]);&quot;&quot;; [$Result.B534])">
            <text:p/>
          </table:table-cell>
          <table:table-cell table:content-validation-name="val1"/>
          <table:table-cell/>
        </table:table-row>
        <table:table-row table:style-name="ro6">
          <table:table-cell table:formula="of:=IF(ISBLANK([$Result.A535]);&quot;&quot;; [$Result.A535])">
            <text:p/>
          </table:table-cell>
          <table:table-cell table:style-name="ce34" table:formula="of:=IF(ISBLANK([$Result.B535]);&quot;&quot;; [$Result.B535])">
            <text:p/>
          </table:table-cell>
          <table:table-cell table:content-validation-name="val1"/>
          <table:table-cell/>
        </table:table-row>
        <table:table-row table:style-name="ro6">
          <table:table-cell table:formula="of:=IF(ISBLANK([$Result.A536]);&quot;&quot;; [$Result.A536])">
            <text:p/>
          </table:table-cell>
          <table:table-cell table:style-name="ce34" table:formula="of:=IF(ISBLANK([$Result.B536]);&quot;&quot;; [$Result.B536])">
            <text:p/>
          </table:table-cell>
          <table:table-cell table:content-validation-name="val1"/>
          <table:table-cell/>
        </table:table-row>
        <table:table-row table:style-name="ro6">
          <table:table-cell table:formula="of:=IF(ISBLANK([$Result.A537]);&quot;&quot;; [$Result.A537])">
            <text:p/>
          </table:table-cell>
          <table:table-cell table:style-name="ce34" table:formula="of:=IF(ISBLANK([$Result.B537]);&quot;&quot;; [$Result.B537])">
            <text:p/>
          </table:table-cell>
          <table:table-cell table:content-validation-name="val1"/>
          <table:table-cell/>
        </table:table-row>
        <table:table-row table:style-name="ro6">
          <table:table-cell table:formula="of:=IF(ISBLANK([$Result.A538]);&quot;&quot;; [$Result.A538])">
            <text:p/>
          </table:table-cell>
          <table:table-cell table:style-name="ce34" table:formula="of:=IF(ISBLANK([$Result.B538]);&quot;&quot;; [$Result.B538])">
            <text:p/>
          </table:table-cell>
          <table:table-cell table:content-validation-name="val1"/>
          <table:table-cell/>
        </table:table-row>
        <table:table-row table:style-name="ro6">
          <table:table-cell table:formula="of:=IF(ISBLANK([$Result.A539]);&quot;&quot;; [$Result.A539])">
            <text:p/>
          </table:table-cell>
          <table:table-cell table:style-name="ce34" table:formula="of:=IF(ISBLANK([$Result.B539]);&quot;&quot;; [$Result.B539])">
            <text:p/>
          </table:table-cell>
          <table:table-cell table:content-validation-name="val1"/>
          <table:table-cell/>
        </table:table-row>
        <table:table-row table:style-name="ro6">
          <table:table-cell table:formula="of:=IF(ISBLANK([$Result.A540]);&quot;&quot;; [$Result.A540])">
            <text:p/>
          </table:table-cell>
          <table:table-cell table:style-name="ce34" table:formula="of:=IF(ISBLANK([$Result.B540]);&quot;&quot;; [$Result.B540])">
            <text:p/>
          </table:table-cell>
          <table:table-cell table:content-validation-name="val1"/>
          <table:table-cell/>
        </table:table-row>
        <table:table-row table:style-name="ro6">
          <table:table-cell table:formula="of:=IF(ISBLANK([$Result.A541]);&quot;&quot;; [$Result.A541])">
            <text:p/>
          </table:table-cell>
          <table:table-cell table:style-name="ce34" table:formula="of:=IF(ISBLANK([$Result.B541]);&quot;&quot;; [$Result.B541])">
            <text:p/>
          </table:table-cell>
          <table:table-cell table:content-validation-name="val1"/>
          <table:table-cell/>
        </table:table-row>
        <table:table-row table:style-name="ro6">
          <table:table-cell table:formula="of:=IF(ISBLANK([$Result.A542]);&quot;&quot;; [$Result.A542])">
            <text:p/>
          </table:table-cell>
          <table:table-cell table:style-name="ce34" table:formula="of:=IF(ISBLANK([$Result.B542]);&quot;&quot;; [$Result.B542])">
            <text:p/>
          </table:table-cell>
          <table:table-cell table:content-validation-name="val1"/>
          <table:table-cell/>
        </table:table-row>
        <table:table-row table:style-name="ro6">
          <table:table-cell table:formula="of:=IF(ISBLANK([$Result.A543]);&quot;&quot;; [$Result.A543])">
            <text:p/>
          </table:table-cell>
          <table:table-cell table:style-name="ce34" table:formula="of:=IF(ISBLANK([$Result.B543]);&quot;&quot;; [$Result.B543])">
            <text:p/>
          </table:table-cell>
          <table:table-cell table:content-validation-name="val1"/>
          <table:table-cell/>
        </table:table-row>
        <table:table-row table:style-name="ro6">
          <table:table-cell table:formula="of:=IF(ISBLANK([$Result.A544]);&quot;&quot;; [$Result.A544])">
            <text:p/>
          </table:table-cell>
          <table:table-cell table:style-name="ce34" table:formula="of:=IF(ISBLANK([$Result.B544]);&quot;&quot;; [$Result.B544])">
            <text:p/>
          </table:table-cell>
          <table:table-cell table:content-validation-name="val1"/>
          <table:table-cell/>
        </table:table-row>
        <table:table-row table:style-name="ro6">
          <table:table-cell table:formula="of:=IF(ISBLANK([$Result.A545]);&quot;&quot;; [$Result.A545])">
            <text:p/>
          </table:table-cell>
          <table:table-cell table:style-name="ce34" table:formula="of:=IF(ISBLANK([$Result.B545]);&quot;&quot;; [$Result.B545])">
            <text:p/>
          </table:table-cell>
          <table:table-cell table:content-validation-name="val1"/>
          <table:table-cell/>
        </table:table-row>
        <table:table-row table:style-name="ro6">
          <table:table-cell table:formula="of:=IF(ISBLANK([$Result.A546]);&quot;&quot;; [$Result.A546])">
            <text:p/>
          </table:table-cell>
          <table:table-cell table:style-name="ce34" table:formula="of:=IF(ISBLANK([$Result.B546]);&quot;&quot;; [$Result.B546])">
            <text:p/>
          </table:table-cell>
          <table:table-cell table:content-validation-name="val1"/>
          <table:table-cell/>
        </table:table-row>
        <table:table-row table:style-name="ro6">
          <table:table-cell table:formula="of:=IF(ISBLANK([$Result.A547]);&quot;&quot;; [$Result.A547])">
            <text:p/>
          </table:table-cell>
          <table:table-cell table:style-name="ce34" table:formula="of:=IF(ISBLANK([$Result.B547]);&quot;&quot;; [$Result.B547])">
            <text:p/>
          </table:table-cell>
          <table:table-cell table:content-validation-name="val1"/>
          <table:table-cell/>
        </table:table-row>
        <table:table-row table:style-name="ro6">
          <table:table-cell table:formula="of:=IF(ISBLANK([$Result.A548]);&quot;&quot;; [$Result.A548])">
            <text:p/>
          </table:table-cell>
          <table:table-cell table:style-name="ce34" table:formula="of:=IF(ISBLANK([$Result.B548]);&quot;&quot;; [$Result.B548])">
            <text:p/>
          </table:table-cell>
          <table:table-cell table:content-validation-name="val1"/>
          <table:table-cell/>
        </table:table-row>
        <table:table-row table:style-name="ro6">
          <table:table-cell table:formula="of:=IF(ISBLANK([$Result.A549]);&quot;&quot;; [$Result.A549])">
            <text:p/>
          </table:table-cell>
          <table:table-cell table:style-name="ce34" table:formula="of:=IF(ISBLANK([$Result.B549]);&quot;&quot;; [$Result.B549])">
            <text:p/>
          </table:table-cell>
          <table:table-cell table:content-validation-name="val1"/>
          <table:table-cell/>
        </table:table-row>
        <table:table-row table:style-name="ro6">
          <table:table-cell table:formula="of:=IF(ISBLANK([$Result.A550]);&quot;&quot;; [$Result.A550])">
            <text:p/>
          </table:table-cell>
          <table:table-cell table:style-name="ce34" table:formula="of:=IF(ISBLANK([$Result.B550]);&quot;&quot;; [$Result.B550])">
            <text:p/>
          </table:table-cell>
          <table:table-cell table:content-validation-name="val1"/>
          <table:table-cell/>
        </table:table-row>
        <table:table-row table:style-name="ro6">
          <table:table-cell table:formula="of:=IF(ISBLANK([$Result.A551]);&quot;&quot;; [$Result.A551])">
            <text:p/>
          </table:table-cell>
          <table:table-cell table:style-name="ce34" table:formula="of:=IF(ISBLANK([$Result.B551]);&quot;&quot;; [$Result.B551])">
            <text:p/>
          </table:table-cell>
          <table:table-cell table:content-validation-name="val1"/>
          <table:table-cell/>
        </table:table-row>
        <table:table-row table:style-name="ro6">
          <table:table-cell table:formula="of:=IF(ISBLANK([$Result.A552]);&quot;&quot;; [$Result.A552])">
            <text:p/>
          </table:table-cell>
          <table:table-cell table:style-name="ce34" table:formula="of:=IF(ISBLANK([$Result.B552]);&quot;&quot;; [$Result.B552])">
            <text:p/>
          </table:table-cell>
          <table:table-cell table:content-validation-name="val1"/>
          <table:table-cell/>
        </table:table-row>
        <table:table-row table:style-name="ro6">
          <table:table-cell table:formula="of:=IF(ISBLANK([$Result.A553]);&quot;&quot;; [$Result.A553])">
            <text:p/>
          </table:table-cell>
          <table:table-cell table:style-name="ce34" table:formula="of:=IF(ISBLANK([$Result.B553]);&quot;&quot;; [$Result.B553])">
            <text:p/>
          </table:table-cell>
          <table:table-cell table:content-validation-name="val1"/>
          <table:table-cell/>
        </table:table-row>
        <table:table-row table:style-name="ro6">
          <table:table-cell table:formula="of:=IF(ISBLANK([$Result.A554]);&quot;&quot;; [$Result.A554])">
            <text:p/>
          </table:table-cell>
          <table:table-cell table:style-name="ce34" table:formula="of:=IF(ISBLANK([$Result.B554]);&quot;&quot;; [$Result.B554])">
            <text:p/>
          </table:table-cell>
          <table:table-cell table:content-validation-name="val1"/>
          <table:table-cell/>
        </table:table-row>
        <table:table-row table:style-name="ro6">
          <table:table-cell table:formula="of:=IF(ISBLANK([$Result.A555]);&quot;&quot;; [$Result.A555])">
            <text:p/>
          </table:table-cell>
          <table:table-cell table:style-name="ce34" table:formula="of:=IF(ISBLANK([$Result.B555]);&quot;&quot;; [$Result.B555])">
            <text:p/>
          </table:table-cell>
          <table:table-cell table:content-validation-name="val1"/>
          <table:table-cell/>
        </table:table-row>
        <table:table-row table:style-name="ro6">
          <table:table-cell table:formula="of:=IF(ISBLANK([$Result.A556]);&quot;&quot;; [$Result.A556])">
            <text:p/>
          </table:table-cell>
          <table:table-cell table:style-name="ce34" table:formula="of:=IF(ISBLANK([$Result.B556]);&quot;&quot;; [$Result.B556])">
            <text:p/>
          </table:table-cell>
          <table:table-cell table:content-validation-name="val1"/>
          <table:table-cell/>
        </table:table-row>
        <table:table-row table:style-name="ro6">
          <table:table-cell table:formula="of:=IF(ISBLANK([$Result.A557]);&quot;&quot;; [$Result.A557])">
            <text:p/>
          </table:table-cell>
          <table:table-cell table:style-name="ce34" table:formula="of:=IF(ISBLANK([$Result.B557]);&quot;&quot;; [$Result.B557])">
            <text:p/>
          </table:table-cell>
          <table:table-cell table:content-validation-name="val1"/>
          <table:table-cell/>
        </table:table-row>
        <table:table-row table:style-name="ro6">
          <table:table-cell table:formula="of:=IF(ISBLANK([$Result.A558]);&quot;&quot;; [$Result.A558])">
            <text:p/>
          </table:table-cell>
          <table:table-cell table:style-name="ce34" table:formula="of:=IF(ISBLANK([$Result.B558]);&quot;&quot;; [$Result.B558])">
            <text:p/>
          </table:table-cell>
          <table:table-cell table:content-validation-name="val1"/>
          <table:table-cell/>
        </table:table-row>
        <table:table-row table:style-name="ro6">
          <table:table-cell table:formula="of:=IF(ISBLANK([$Result.A559]);&quot;&quot;; [$Result.A559])">
            <text:p/>
          </table:table-cell>
          <table:table-cell table:style-name="ce34" table:formula="of:=IF(ISBLANK([$Result.B559]);&quot;&quot;; [$Result.B559])">
            <text:p/>
          </table:table-cell>
          <table:table-cell table:content-validation-name="val1"/>
          <table:table-cell/>
        </table:table-row>
        <table:table-row table:style-name="ro6">
          <table:table-cell table:formula="of:=IF(ISBLANK([$Result.A560]);&quot;&quot;; [$Result.A560])">
            <text:p/>
          </table:table-cell>
          <table:table-cell table:style-name="ce34" table:formula="of:=IF(ISBLANK([$Result.B560]);&quot;&quot;; [$Result.B560])">
            <text:p/>
          </table:table-cell>
          <table:table-cell table:content-validation-name="val1"/>
          <table:table-cell/>
        </table:table-row>
        <table:table-row table:style-name="ro6">
          <table:table-cell table:formula="of:=IF(ISBLANK([$Result.A561]);&quot;&quot;; [$Result.A561])">
            <text:p/>
          </table:table-cell>
          <table:table-cell table:style-name="ce34" table:formula="of:=IF(ISBLANK([$Result.B561]);&quot;&quot;; [$Result.B561])">
            <text:p/>
          </table:table-cell>
          <table:table-cell table:content-validation-name="val1"/>
          <table:table-cell/>
        </table:table-row>
        <table:table-row table:style-name="ro6">
          <table:table-cell table:formula="of:=IF(ISBLANK([$Result.A562]);&quot;&quot;; [$Result.A562])">
            <text:p/>
          </table:table-cell>
          <table:table-cell table:style-name="ce34" table:formula="of:=IF(ISBLANK([$Result.B562]);&quot;&quot;; [$Result.B562])">
            <text:p/>
          </table:table-cell>
          <table:table-cell table:content-validation-name="val1"/>
          <table:table-cell/>
        </table:table-row>
        <table:table-row table:style-name="ro6">
          <table:table-cell table:formula="of:=IF(ISBLANK([$Result.A563]);&quot;&quot;; [$Result.A563])">
            <text:p/>
          </table:table-cell>
          <table:table-cell table:style-name="ce34" table:formula="of:=IF(ISBLANK([$Result.B563]);&quot;&quot;; [$Result.B563])">
            <text:p/>
          </table:table-cell>
          <table:table-cell table:content-validation-name="val1"/>
          <table:table-cell/>
        </table:table-row>
        <table:table-row table:style-name="ro6">
          <table:table-cell table:formula="of:=IF(ISBLANK([$Result.A564]);&quot;&quot;; [$Result.A564])">
            <text:p/>
          </table:table-cell>
          <table:table-cell table:style-name="ce34" table:formula="of:=IF(ISBLANK([$Result.B564]);&quot;&quot;; [$Result.B564])">
            <text:p/>
          </table:table-cell>
          <table:table-cell table:content-validation-name="val1"/>
          <table:table-cell/>
        </table:table-row>
        <table:table-row table:style-name="ro6">
          <table:table-cell table:formula="of:=IF(ISBLANK([$Result.A565]);&quot;&quot;; [$Result.A565])">
            <text:p/>
          </table:table-cell>
          <table:table-cell table:style-name="ce34" table:formula="of:=IF(ISBLANK([$Result.B565]);&quot;&quot;; [$Result.B565])">
            <text:p/>
          </table:table-cell>
          <table:table-cell table:content-validation-name="val1"/>
          <table:table-cell/>
        </table:table-row>
        <table:table-row table:style-name="ro6">
          <table:table-cell table:formula="of:=IF(ISBLANK([$Result.A566]);&quot;&quot;; [$Result.A566])">
            <text:p/>
          </table:table-cell>
          <table:table-cell table:style-name="ce34" table:formula="of:=IF(ISBLANK([$Result.B566]);&quot;&quot;; [$Result.B566])">
            <text:p/>
          </table:table-cell>
          <table:table-cell table:content-validation-name="val1"/>
          <table:table-cell/>
        </table:table-row>
        <table:table-row table:style-name="ro6">
          <table:table-cell table:formula="of:=IF(ISBLANK([$Result.A567]);&quot;&quot;; [$Result.A567])">
            <text:p/>
          </table:table-cell>
          <table:table-cell table:style-name="ce34" table:formula="of:=IF(ISBLANK([$Result.B567]);&quot;&quot;; [$Result.B567])">
            <text:p/>
          </table:table-cell>
          <table:table-cell table:content-validation-name="val1"/>
          <table:table-cell/>
        </table:table-row>
        <table:table-row table:style-name="ro6">
          <table:table-cell table:formula="of:=IF(ISBLANK([$Result.A568]);&quot;&quot;; [$Result.A568])">
            <text:p/>
          </table:table-cell>
          <table:table-cell table:style-name="ce34" table:formula="of:=IF(ISBLANK([$Result.B568]);&quot;&quot;; [$Result.B568])">
            <text:p/>
          </table:table-cell>
          <table:table-cell table:content-validation-name="val1"/>
          <table:table-cell/>
        </table:table-row>
        <table:table-row table:style-name="ro6">
          <table:table-cell table:formula="of:=IF(ISBLANK([$Result.A569]);&quot;&quot;; [$Result.A569])">
            <text:p/>
          </table:table-cell>
          <table:table-cell table:style-name="ce34" table:formula="of:=IF(ISBLANK([$Result.B569]);&quot;&quot;; [$Result.B569])">
            <text:p/>
          </table:table-cell>
          <table:table-cell table:content-validation-name="val1"/>
          <table:table-cell/>
        </table:table-row>
        <table:table-row table:style-name="ro6">
          <table:table-cell table:formula="of:=IF(ISBLANK([$Result.A570]);&quot;&quot;; [$Result.A570])">
            <text:p/>
          </table:table-cell>
          <table:table-cell table:style-name="ce34" table:formula="of:=IF(ISBLANK([$Result.B570]);&quot;&quot;; [$Result.B570])">
            <text:p/>
          </table:table-cell>
          <table:table-cell table:content-validation-name="val1"/>
          <table:table-cell/>
        </table:table-row>
        <table:table-row table:style-name="ro6">
          <table:table-cell table:formula="of:=IF(ISBLANK([$Result.A571]);&quot;&quot;; [$Result.A571])">
            <text:p/>
          </table:table-cell>
          <table:table-cell table:style-name="ce34" table:formula="of:=IF(ISBLANK([$Result.B571]);&quot;&quot;; [$Result.B571])">
            <text:p/>
          </table:table-cell>
          <table:table-cell table:content-validation-name="val1"/>
          <table:table-cell/>
        </table:table-row>
        <table:table-row table:style-name="ro6">
          <table:table-cell table:formula="of:=IF(ISBLANK([$Result.A572]);&quot;&quot;; [$Result.A572])">
            <text:p/>
          </table:table-cell>
          <table:table-cell table:style-name="ce34" table:formula="of:=IF(ISBLANK([$Result.B572]);&quot;&quot;; [$Result.B572])">
            <text:p/>
          </table:table-cell>
          <table:table-cell table:content-validation-name="val1"/>
          <table:table-cell/>
        </table:table-row>
        <table:table-row table:style-name="ro6">
          <table:table-cell table:formula="of:=IF(ISBLANK([$Result.A573]);&quot;&quot;; [$Result.A573])">
            <text:p/>
          </table:table-cell>
          <table:table-cell table:style-name="ce34" table:formula="of:=IF(ISBLANK([$Result.B573]);&quot;&quot;; [$Result.B573])">
            <text:p/>
          </table:table-cell>
          <table:table-cell table:content-validation-name="val1"/>
          <table:table-cell/>
        </table:table-row>
        <table:table-row table:style-name="ro6">
          <table:table-cell table:formula="of:=IF(ISBLANK([$Result.A574]);&quot;&quot;; [$Result.A574])">
            <text:p/>
          </table:table-cell>
          <table:table-cell table:style-name="ce34" table:formula="of:=IF(ISBLANK([$Result.B574]);&quot;&quot;; [$Result.B574])">
            <text:p/>
          </table:table-cell>
          <table:table-cell table:content-validation-name="val1"/>
          <table:table-cell/>
        </table:table-row>
        <table:table-row table:style-name="ro6">
          <table:table-cell table:formula="of:=IF(ISBLANK([$Result.A575]);&quot;&quot;; [$Result.A575])">
            <text:p/>
          </table:table-cell>
          <table:table-cell table:style-name="ce34" table:formula="of:=IF(ISBLANK([$Result.B575]);&quot;&quot;; [$Result.B575])">
            <text:p/>
          </table:table-cell>
          <table:table-cell table:content-validation-name="val1"/>
          <table:table-cell/>
        </table:table-row>
        <table:table-row table:style-name="ro6">
          <table:table-cell table:formula="of:=IF(ISBLANK([$Result.A576]);&quot;&quot;; [$Result.A576])">
            <text:p/>
          </table:table-cell>
          <table:table-cell table:style-name="ce34" table:formula="of:=IF(ISBLANK([$Result.B576]);&quot;&quot;; [$Result.B576])">
            <text:p/>
          </table:table-cell>
          <table:table-cell table:content-validation-name="val1"/>
          <table:table-cell/>
        </table:table-row>
        <table:table-row table:style-name="ro6">
          <table:table-cell table:formula="of:=IF(ISBLANK([$Result.A577]);&quot;&quot;; [$Result.A577])">
            <text:p/>
          </table:table-cell>
          <table:table-cell table:style-name="ce34" table:formula="of:=IF(ISBLANK([$Result.B577]);&quot;&quot;; [$Result.B577])">
            <text:p/>
          </table:table-cell>
          <table:table-cell table:content-validation-name="val1"/>
          <table:table-cell/>
        </table:table-row>
        <table:table-row table:style-name="ro6">
          <table:table-cell table:formula="of:=IF(ISBLANK([$Result.A578]);&quot;&quot;; [$Result.A578])">
            <text:p/>
          </table:table-cell>
          <table:table-cell table:style-name="ce34" table:formula="of:=IF(ISBLANK([$Result.B578]);&quot;&quot;; [$Result.B578])">
            <text:p/>
          </table:table-cell>
          <table:table-cell table:content-validation-name="val1"/>
          <table:table-cell/>
        </table:table-row>
        <table:table-row table:style-name="ro6">
          <table:table-cell table:formula="of:=IF(ISBLANK([$Result.A579]);&quot;&quot;; [$Result.A579])">
            <text:p/>
          </table:table-cell>
          <table:table-cell table:style-name="ce34" table:formula="of:=IF(ISBLANK([$Result.B579]);&quot;&quot;; [$Result.B579])">
            <text:p/>
          </table:table-cell>
          <table:table-cell table:content-validation-name="val1"/>
          <table:table-cell/>
        </table:table-row>
        <table:table-row table:style-name="ro6">
          <table:table-cell table:formula="of:=IF(ISBLANK([$Result.A580]);&quot;&quot;; [$Result.A580])">
            <text:p/>
          </table:table-cell>
          <table:table-cell table:style-name="ce34" table:formula="of:=IF(ISBLANK([$Result.B580]);&quot;&quot;; [$Result.B580])">
            <text:p/>
          </table:table-cell>
          <table:table-cell table:content-validation-name="val1"/>
          <table:table-cell/>
        </table:table-row>
        <table:table-row table:style-name="ro6">
          <table:table-cell table:formula="of:=IF(ISBLANK([$Result.A581]);&quot;&quot;; [$Result.A581])">
            <text:p/>
          </table:table-cell>
          <table:table-cell table:style-name="ce34" table:formula="of:=IF(ISBLANK([$Result.B581]);&quot;&quot;; [$Result.B581])">
            <text:p/>
          </table:table-cell>
          <table:table-cell table:content-validation-name="val1"/>
          <table:table-cell/>
        </table:table-row>
        <table:table-row table:style-name="ro6">
          <table:table-cell table:formula="of:=IF(ISBLANK([$Result.A582]);&quot;&quot;; [$Result.A582])">
            <text:p/>
          </table:table-cell>
          <table:table-cell table:style-name="ce34" table:formula="of:=IF(ISBLANK([$Result.B582]);&quot;&quot;; [$Result.B582])">
            <text:p/>
          </table:table-cell>
          <table:table-cell table:content-validation-name="val1"/>
          <table:table-cell/>
        </table:table-row>
        <table:table-row table:style-name="ro6">
          <table:table-cell table:formula="of:=IF(ISBLANK([$Result.A583]);&quot;&quot;; [$Result.A583])">
            <text:p/>
          </table:table-cell>
          <table:table-cell table:style-name="ce34" table:formula="of:=IF(ISBLANK([$Result.B583]);&quot;&quot;; [$Result.B583])">
            <text:p/>
          </table:table-cell>
          <table:table-cell table:content-validation-name="val1"/>
          <table:table-cell/>
        </table:table-row>
        <table:table-row table:style-name="ro6">
          <table:table-cell table:formula="of:=IF(ISBLANK([$Result.A584]);&quot;&quot;; [$Result.A584])">
            <text:p/>
          </table:table-cell>
          <table:table-cell table:style-name="ce34" table:formula="of:=IF(ISBLANK([$Result.B584]);&quot;&quot;; [$Result.B584])">
            <text:p/>
          </table:table-cell>
          <table:table-cell table:content-validation-name="val1"/>
          <table:table-cell/>
        </table:table-row>
        <table:table-row table:style-name="ro6">
          <table:table-cell table:formula="of:=IF(ISBLANK([$Result.A585]);&quot;&quot;; [$Result.A585])">
            <text:p/>
          </table:table-cell>
          <table:table-cell table:style-name="ce34" table:formula="of:=IF(ISBLANK([$Result.B585]);&quot;&quot;; [$Result.B585])">
            <text:p/>
          </table:table-cell>
          <table:table-cell table:content-validation-name="val1"/>
          <table:table-cell/>
        </table:table-row>
        <table:table-row table:style-name="ro6">
          <table:table-cell table:formula="of:=IF(ISBLANK([$Result.A586]);&quot;&quot;; [$Result.A586])">
            <text:p/>
          </table:table-cell>
          <table:table-cell table:style-name="ce34" table:formula="of:=IF(ISBLANK([$Result.B586]);&quot;&quot;; [$Result.B586])">
            <text:p/>
          </table:table-cell>
          <table:table-cell table:content-validation-name="val1"/>
          <table:table-cell/>
        </table:table-row>
        <table:table-row table:style-name="ro6">
          <table:table-cell table:formula="of:=IF(ISBLANK([$Result.A587]);&quot;&quot;; [$Result.A587])">
            <text:p/>
          </table:table-cell>
          <table:table-cell table:style-name="ce34" table:formula="of:=IF(ISBLANK([$Result.B587]);&quot;&quot;; [$Result.B587])">
            <text:p/>
          </table:table-cell>
          <table:table-cell table:content-validation-name="val1"/>
          <table:table-cell/>
        </table:table-row>
        <table:table-row table:style-name="ro6">
          <table:table-cell table:formula="of:=IF(ISBLANK([$Result.A588]);&quot;&quot;; [$Result.A588])">
            <text:p/>
          </table:table-cell>
          <table:table-cell table:style-name="ce34" table:formula="of:=IF(ISBLANK([$Result.B588]);&quot;&quot;; [$Result.B588])">
            <text:p/>
          </table:table-cell>
          <table:table-cell table:content-validation-name="val1"/>
          <table:table-cell/>
        </table:table-row>
        <table:table-row table:style-name="ro6">
          <table:table-cell table:formula="of:=IF(ISBLANK([$Result.A589]);&quot;&quot;; [$Result.A589])">
            <text:p/>
          </table:table-cell>
          <table:table-cell table:style-name="ce34" table:formula="of:=IF(ISBLANK([$Result.B589]);&quot;&quot;; [$Result.B589])">
            <text:p/>
          </table:table-cell>
          <table:table-cell table:content-validation-name="val1"/>
          <table:table-cell/>
        </table:table-row>
        <table:table-row table:style-name="ro6">
          <table:table-cell table:formula="of:=IF(ISBLANK([$Result.A590]);&quot;&quot;; [$Result.A590])">
            <text:p/>
          </table:table-cell>
          <table:table-cell table:style-name="ce34" table:formula="of:=IF(ISBLANK([$Result.B590]);&quot;&quot;; [$Result.B590])">
            <text:p/>
          </table:table-cell>
          <table:table-cell table:content-validation-name="val1"/>
          <table:table-cell/>
        </table:table-row>
        <table:table-row table:style-name="ro6">
          <table:table-cell table:formula="of:=IF(ISBLANK([$Result.A591]);&quot;&quot;; [$Result.A591])">
            <text:p/>
          </table:table-cell>
          <table:table-cell table:style-name="ce34" table:formula="of:=IF(ISBLANK([$Result.B591]);&quot;&quot;; [$Result.B591])">
            <text:p/>
          </table:table-cell>
          <table:table-cell table:content-validation-name="val1"/>
          <table:table-cell/>
        </table:table-row>
        <table:table-row table:style-name="ro6">
          <table:table-cell table:formula="of:=IF(ISBLANK([$Result.A592]);&quot;&quot;; [$Result.A592])">
            <text:p/>
          </table:table-cell>
          <table:table-cell table:style-name="ce34" table:formula="of:=IF(ISBLANK([$Result.B592]);&quot;&quot;; [$Result.B592])">
            <text:p/>
          </table:table-cell>
          <table:table-cell table:content-validation-name="val1"/>
          <table:table-cell/>
        </table:table-row>
        <table:table-row table:style-name="ro6">
          <table:table-cell table:formula="of:=IF(ISBLANK([$Result.A593]);&quot;&quot;; [$Result.A593])">
            <text:p/>
          </table:table-cell>
          <table:table-cell table:style-name="ce34" table:formula="of:=IF(ISBLANK([$Result.B593]);&quot;&quot;; [$Result.B593])">
            <text:p/>
          </table:table-cell>
          <table:table-cell table:content-validation-name="val1"/>
          <table:table-cell/>
        </table:table-row>
        <table:table-row table:style-name="ro6">
          <table:table-cell table:formula="of:=IF(ISBLANK([$Result.A594]);&quot;&quot;; [$Result.A594])">
            <text:p/>
          </table:table-cell>
          <table:table-cell table:style-name="ce34" table:formula="of:=IF(ISBLANK([$Result.B594]);&quot;&quot;; [$Result.B594])">
            <text:p/>
          </table:table-cell>
          <table:table-cell table:content-validation-name="val1"/>
          <table:table-cell/>
        </table:table-row>
        <table:table-row table:style-name="ro6">
          <table:table-cell table:formula="of:=IF(ISBLANK([$Result.A595]);&quot;&quot;; [$Result.A595])">
            <text:p/>
          </table:table-cell>
          <table:table-cell table:style-name="ce34" table:formula="of:=IF(ISBLANK([$Result.B595]);&quot;&quot;; [$Result.B595])">
            <text:p/>
          </table:table-cell>
          <table:table-cell table:content-validation-name="val1"/>
          <table:table-cell/>
        </table:table-row>
        <table:table-row table:style-name="ro6">
          <table:table-cell table:formula="of:=IF(ISBLANK([$Result.A596]);&quot;&quot;; [$Result.A596])">
            <text:p/>
          </table:table-cell>
          <table:table-cell table:style-name="ce34" table:formula="of:=IF(ISBLANK([$Result.B596]);&quot;&quot;; [$Result.B596])">
            <text:p/>
          </table:table-cell>
          <table:table-cell table:content-validation-name="val1"/>
          <table:table-cell/>
        </table:table-row>
        <table:table-row table:style-name="ro6">
          <table:table-cell table:formula="of:=IF(ISBLANK([$Result.A597]);&quot;&quot;; [$Result.A597])">
            <text:p/>
          </table:table-cell>
          <table:table-cell table:style-name="ce34" table:formula="of:=IF(ISBLANK([$Result.B597]);&quot;&quot;; [$Result.B597])">
            <text:p/>
          </table:table-cell>
          <table:table-cell table:content-validation-name="val1"/>
          <table:table-cell/>
        </table:table-row>
        <table:table-row table:style-name="ro6">
          <table:table-cell table:formula="of:=IF(ISBLANK([$Result.A598]);&quot;&quot;; [$Result.A598])">
            <text:p/>
          </table:table-cell>
          <table:table-cell table:style-name="ce34" table:formula="of:=IF(ISBLANK([$Result.B598]);&quot;&quot;; [$Result.B598])">
            <text:p/>
          </table:table-cell>
          <table:table-cell table:content-validation-name="val1"/>
          <table:table-cell/>
        </table:table-row>
        <table:table-row table:style-name="ro6">
          <table:table-cell table:formula="of:=IF(ISBLANK([$Result.A599]);&quot;&quot;; [$Result.A599])">
            <text:p/>
          </table:table-cell>
          <table:table-cell table:style-name="ce34" table:formula="of:=IF(ISBLANK([$Result.B599]);&quot;&quot;; [$Result.B599])">
            <text:p/>
          </table:table-cell>
          <table:table-cell table:content-validation-name="val1"/>
          <table:table-cell/>
        </table:table-row>
        <table:table-row table:style-name="ro6">
          <table:table-cell table:formula="of:=IF(ISBLANK([$Result.A600]);&quot;&quot;; [$Result.A600])">
            <text:p/>
          </table:table-cell>
          <table:table-cell table:style-name="ce34" table:formula="of:=IF(ISBLANK([$Result.B600]);&quot;&quot;; [$Result.B600])">
            <text:p/>
          </table:table-cell>
          <table:table-cell table:content-validation-name="val1"/>
          <table:table-cell/>
        </table:table-row>
        <table:table-row table:style-name="ro6">
          <table:table-cell table:formula="of:=IF(ISBLANK([$Result.A601]);&quot;&quot;; [$Result.A601])">
            <text:p/>
          </table:table-cell>
          <table:table-cell table:style-name="ce34" table:formula="of:=IF(ISBLANK([$Result.B601]);&quot;&quot;; [$Result.B601])">
            <text:p/>
          </table:table-cell>
          <table:table-cell table:content-validation-name="val1"/>
          <table:table-cell/>
        </table:table-row>
        <table:table-row table:style-name="ro6">
          <table:table-cell table:formula="of:=IF(ISBLANK([$Result.A602]);&quot;&quot;; [$Result.A602])">
            <text:p/>
          </table:table-cell>
          <table:table-cell table:style-name="ce34" table:formula="of:=IF(ISBLANK([$Result.B602]);&quot;&quot;; [$Result.B602])">
            <text:p/>
          </table:table-cell>
          <table:table-cell table:content-validation-name="val1"/>
          <table:table-cell/>
        </table:table-row>
        <table:table-row table:style-name="ro6">
          <table:table-cell table:formula="of:=IF(ISBLANK([$Result.A603]);&quot;&quot;; [$Result.A603])">
            <text:p/>
          </table:table-cell>
          <table:table-cell table:style-name="ce34" table:formula="of:=IF(ISBLANK([$Result.B603]);&quot;&quot;; [$Result.B603])">
            <text:p/>
          </table:table-cell>
          <table:table-cell table:content-validation-name="val1"/>
          <table:table-cell/>
        </table:table-row>
        <table:table-row table:style-name="ro6">
          <table:table-cell table:formula="of:=IF(ISBLANK([$Result.A604]);&quot;&quot;; [$Result.A604])">
            <text:p/>
          </table:table-cell>
          <table:table-cell table:style-name="ce34" table:formula="of:=IF(ISBLANK([$Result.B604]);&quot;&quot;; [$Result.B604])">
            <text:p/>
          </table:table-cell>
          <table:table-cell table:content-validation-name="val1"/>
          <table:table-cell/>
        </table:table-row>
        <table:table-row table:style-name="ro6">
          <table:table-cell table:formula="of:=IF(ISBLANK([$Result.A605]);&quot;&quot;; [$Result.A605])">
            <text:p/>
          </table:table-cell>
          <table:table-cell table:style-name="ce34" table:formula="of:=IF(ISBLANK([$Result.B605]);&quot;&quot;; [$Result.B605])">
            <text:p/>
          </table:table-cell>
          <table:table-cell table:content-validation-name="val1"/>
          <table:table-cell/>
        </table:table-row>
        <table:table-row table:style-name="ro6">
          <table:table-cell table:formula="of:=IF(ISBLANK([$Result.A606]);&quot;&quot;; [$Result.A606])">
            <text:p/>
          </table:table-cell>
          <table:table-cell table:style-name="ce34" table:formula="of:=IF(ISBLANK([$Result.B606]);&quot;&quot;; [$Result.B606])">
            <text:p/>
          </table:table-cell>
          <table:table-cell table:content-validation-name="val1"/>
          <table:table-cell/>
        </table:table-row>
        <table:table-row table:style-name="ro6">
          <table:table-cell table:formula="of:=IF(ISBLANK([$Result.A607]);&quot;&quot;; [$Result.A607])">
            <text:p/>
          </table:table-cell>
          <table:table-cell table:style-name="ce34" table:formula="of:=IF(ISBLANK([$Result.B607]);&quot;&quot;; [$Result.B607])">
            <text:p/>
          </table:table-cell>
          <table:table-cell table:content-validation-name="val1"/>
          <table:table-cell/>
        </table:table-row>
        <table:table-row table:style-name="ro6">
          <table:table-cell table:formula="of:=IF(ISBLANK([$Result.A608]);&quot;&quot;; [$Result.A608])">
            <text:p/>
          </table:table-cell>
          <table:table-cell table:style-name="ce34" table:formula="of:=IF(ISBLANK([$Result.B608]);&quot;&quot;; [$Result.B608])">
            <text:p/>
          </table:table-cell>
          <table:table-cell table:content-validation-name="val1"/>
          <table:table-cell/>
        </table:table-row>
        <table:table-row table:style-name="ro6">
          <table:table-cell table:formula="of:=IF(ISBLANK([$Result.A609]);&quot;&quot;; [$Result.A609])">
            <text:p/>
          </table:table-cell>
          <table:table-cell table:style-name="ce34" table:formula="of:=IF(ISBLANK([$Result.B609]);&quot;&quot;; [$Result.B609])">
            <text:p/>
          </table:table-cell>
          <table:table-cell table:content-validation-name="val1"/>
          <table:table-cell/>
        </table:table-row>
        <table:table-row table:style-name="ro6">
          <table:table-cell table:formula="of:=IF(ISBLANK([$Result.A610]);&quot;&quot;; [$Result.A610])">
            <text:p/>
          </table:table-cell>
          <table:table-cell table:style-name="ce34" table:formula="of:=IF(ISBLANK([$Result.B610]);&quot;&quot;; [$Result.B610])">
            <text:p/>
          </table:table-cell>
          <table:table-cell table:content-validation-name="val1"/>
          <table:table-cell/>
        </table:table-row>
        <table:table-row table:style-name="ro6">
          <table:table-cell table:formula="of:=IF(ISBLANK([$Result.A611]);&quot;&quot;; [$Result.A611])">
            <text:p/>
          </table:table-cell>
          <table:table-cell table:style-name="ce34" table:formula="of:=IF(ISBLANK([$Result.B611]);&quot;&quot;; [$Result.B611])">
            <text:p/>
          </table:table-cell>
          <table:table-cell table:content-validation-name="val1"/>
          <table:table-cell/>
        </table:table-row>
        <table:table-row table:style-name="ro6">
          <table:table-cell table:formula="of:=IF(ISBLANK([$Result.A612]);&quot;&quot;; [$Result.A612])">
            <text:p/>
          </table:table-cell>
          <table:table-cell table:style-name="ce34" table:formula="of:=IF(ISBLANK([$Result.B612]);&quot;&quot;; [$Result.B612])">
            <text:p/>
          </table:table-cell>
          <table:table-cell table:content-validation-name="val1"/>
          <table:table-cell/>
        </table:table-row>
        <table:table-row table:style-name="ro6">
          <table:table-cell table:formula="of:=IF(ISBLANK([$Result.A613]);&quot;&quot;; [$Result.A613])">
            <text:p/>
          </table:table-cell>
          <table:table-cell table:style-name="ce34" table:formula="of:=IF(ISBLANK([$Result.B613]);&quot;&quot;; [$Result.B613])">
            <text:p/>
          </table:table-cell>
          <table:table-cell table:content-validation-name="val1"/>
          <table:table-cell/>
        </table:table-row>
        <table:table-row table:style-name="ro6">
          <table:table-cell table:formula="of:=IF(ISBLANK([$Result.A614]);&quot;&quot;; [$Result.A614])">
            <text:p/>
          </table:table-cell>
          <table:table-cell table:style-name="ce34" table:formula="of:=IF(ISBLANK([$Result.B614]);&quot;&quot;; [$Result.B614])">
            <text:p/>
          </table:table-cell>
          <table:table-cell table:content-validation-name="val1"/>
          <table:table-cell/>
        </table:table-row>
        <table:table-row table:style-name="ro6">
          <table:table-cell table:formula="of:=IF(ISBLANK([$Result.A615]);&quot;&quot;; [$Result.A615])">
            <text:p/>
          </table:table-cell>
          <table:table-cell table:style-name="ce34" table:formula="of:=IF(ISBLANK([$Result.B615]);&quot;&quot;; [$Result.B615])">
            <text:p/>
          </table:table-cell>
          <table:table-cell table:content-validation-name="val1"/>
          <table:table-cell/>
        </table:table-row>
        <table:table-row table:style-name="ro6">
          <table:table-cell table:formula="of:=IF(ISBLANK([$Result.A616]);&quot;&quot;; [$Result.A616])">
            <text:p/>
          </table:table-cell>
          <table:table-cell table:style-name="ce34" table:formula="of:=IF(ISBLANK([$Result.B616]);&quot;&quot;; [$Result.B616])">
            <text:p/>
          </table:table-cell>
          <table:table-cell table:content-validation-name="val1"/>
          <table:table-cell/>
        </table:table-row>
        <table:table-row table:style-name="ro6">
          <table:table-cell table:formula="of:=IF(ISBLANK([$Result.A617]);&quot;&quot;; [$Result.A617])">
            <text:p/>
          </table:table-cell>
          <table:table-cell table:style-name="ce34" table:formula="of:=IF(ISBLANK([$Result.B617]);&quot;&quot;; [$Result.B617])">
            <text:p/>
          </table:table-cell>
          <table:table-cell table:content-validation-name="val1"/>
          <table:table-cell/>
        </table:table-row>
        <table:table-row table:style-name="ro6">
          <table:table-cell table:formula="of:=IF(ISBLANK([$Result.A618]);&quot;&quot;; [$Result.A618])">
            <text:p/>
          </table:table-cell>
          <table:table-cell table:style-name="ce34" table:formula="of:=IF(ISBLANK([$Result.B618]);&quot;&quot;; [$Result.B618])">
            <text:p/>
          </table:table-cell>
          <table:table-cell table:content-validation-name="val1"/>
          <table:table-cell/>
        </table:table-row>
        <table:table-row table:style-name="ro6">
          <table:table-cell table:formula="of:=IF(ISBLANK([$Result.A619]);&quot;&quot;; [$Result.A619])">
            <text:p/>
          </table:table-cell>
          <table:table-cell table:style-name="ce34" table:formula="of:=IF(ISBLANK([$Result.B619]);&quot;&quot;; [$Result.B619])">
            <text:p/>
          </table:table-cell>
          <table:table-cell table:content-validation-name="val1"/>
          <table:table-cell/>
        </table:table-row>
        <table:table-row table:style-name="ro6">
          <table:table-cell table:formula="of:=IF(ISBLANK([$Result.A620]);&quot;&quot;; [$Result.A620])">
            <text:p/>
          </table:table-cell>
          <table:table-cell table:style-name="ce34" table:formula="of:=IF(ISBLANK([$Result.B620]);&quot;&quot;; [$Result.B620])">
            <text:p/>
          </table:table-cell>
          <table:table-cell table:content-validation-name="val1"/>
          <table:table-cell/>
        </table:table-row>
        <table:table-row table:style-name="ro6">
          <table:table-cell table:formula="of:=IF(ISBLANK([$Result.A621]);&quot;&quot;; [$Result.A621])">
            <text:p/>
          </table:table-cell>
          <table:table-cell table:style-name="ce34" table:formula="of:=IF(ISBLANK([$Result.B621]);&quot;&quot;; [$Result.B621])">
            <text:p/>
          </table:table-cell>
          <table:table-cell table:content-validation-name="val1"/>
          <table:table-cell/>
        </table:table-row>
        <table:table-row table:style-name="ro6">
          <table:table-cell table:formula="of:=IF(ISBLANK([$Result.A622]);&quot;&quot;; [$Result.A622])">
            <text:p/>
          </table:table-cell>
          <table:table-cell table:style-name="ce34" table:formula="of:=IF(ISBLANK([$Result.B622]);&quot;&quot;; [$Result.B622])">
            <text:p/>
          </table:table-cell>
          <table:table-cell table:content-validation-name="val1"/>
          <table:table-cell/>
        </table:table-row>
        <table:table-row table:style-name="ro6">
          <table:table-cell table:formula="of:=IF(ISBLANK([$Result.A623]);&quot;&quot;; [$Result.A623])">
            <text:p/>
          </table:table-cell>
          <table:table-cell table:style-name="ce34" table:formula="of:=IF(ISBLANK([$Result.B623]);&quot;&quot;; [$Result.B623])">
            <text:p/>
          </table:table-cell>
          <table:table-cell table:content-validation-name="val1"/>
          <table:table-cell/>
        </table:table-row>
        <table:table-row table:style-name="ro6">
          <table:table-cell table:formula="of:=IF(ISBLANK([$Result.A624]);&quot;&quot;; [$Result.A624])">
            <text:p/>
          </table:table-cell>
          <table:table-cell table:style-name="ce34" table:formula="of:=IF(ISBLANK([$Result.B624]);&quot;&quot;; [$Result.B624])">
            <text:p/>
          </table:table-cell>
          <table:table-cell table:content-validation-name="val1"/>
          <table:table-cell/>
        </table:table-row>
        <table:table-row table:style-name="ro6">
          <table:table-cell table:formula="of:=IF(ISBLANK([$Result.A625]);&quot;&quot;; [$Result.A625])">
            <text:p/>
          </table:table-cell>
          <table:table-cell table:style-name="ce34" table:formula="of:=IF(ISBLANK([$Result.B625]);&quot;&quot;; [$Result.B625])">
            <text:p/>
          </table:table-cell>
          <table:table-cell table:content-validation-name="val1"/>
          <table:table-cell/>
        </table:table-row>
        <table:table-row table:style-name="ro6">
          <table:table-cell table:formula="of:=IF(ISBLANK([$Result.A626]);&quot;&quot;; [$Result.A626])">
            <text:p/>
          </table:table-cell>
          <table:table-cell table:style-name="ce34" table:formula="of:=IF(ISBLANK([$Result.B626]);&quot;&quot;; [$Result.B626])">
            <text:p/>
          </table:table-cell>
          <table:table-cell table:content-validation-name="val1"/>
          <table:table-cell/>
        </table:table-row>
        <table:table-row table:style-name="ro6">
          <table:table-cell table:formula="of:=IF(ISBLANK([$Result.A627]);&quot;&quot;; [$Result.A627])">
            <text:p/>
          </table:table-cell>
          <table:table-cell table:style-name="ce34" table:formula="of:=IF(ISBLANK([$Result.B627]);&quot;&quot;; [$Result.B627])">
            <text:p/>
          </table:table-cell>
          <table:table-cell table:content-validation-name="val1"/>
          <table:table-cell/>
        </table:table-row>
        <table:table-row table:style-name="ro6">
          <table:table-cell table:formula="of:=IF(ISBLANK([$Result.A628]);&quot;&quot;; [$Result.A628])">
            <text:p/>
          </table:table-cell>
          <table:table-cell table:style-name="ce34" table:formula="of:=IF(ISBLANK([$Result.B628]);&quot;&quot;; [$Result.B628])">
            <text:p/>
          </table:table-cell>
          <table:table-cell table:content-validation-name="val1"/>
          <table:table-cell/>
        </table:table-row>
        <table:table-row table:style-name="ro6">
          <table:table-cell table:formula="of:=IF(ISBLANK([$Result.A629]);&quot;&quot;; [$Result.A629])">
            <text:p/>
          </table:table-cell>
          <table:table-cell table:style-name="ce34" table:formula="of:=IF(ISBLANK([$Result.B629]);&quot;&quot;; [$Result.B629])">
            <text:p/>
          </table:table-cell>
          <table:table-cell table:content-validation-name="val1"/>
          <table:table-cell/>
        </table:table-row>
        <table:table-row table:style-name="ro6">
          <table:table-cell table:formula="of:=IF(ISBLANK([$Result.A630]);&quot;&quot;; [$Result.A630])">
            <text:p/>
          </table:table-cell>
          <table:table-cell table:style-name="ce34" table:formula="of:=IF(ISBLANK([$Result.B630]);&quot;&quot;; [$Result.B630])">
            <text:p/>
          </table:table-cell>
          <table:table-cell table:content-validation-name="val1"/>
          <table:table-cell/>
        </table:table-row>
        <table:table-row table:style-name="ro6">
          <table:table-cell table:formula="of:=IF(ISBLANK([$Result.A631]);&quot;&quot;; [$Result.A631])">
            <text:p/>
          </table:table-cell>
          <table:table-cell table:style-name="ce34" table:formula="of:=IF(ISBLANK([$Result.B631]);&quot;&quot;; [$Result.B631])">
            <text:p/>
          </table:table-cell>
          <table:table-cell table:content-validation-name="val1"/>
          <table:table-cell/>
        </table:table-row>
        <table:table-row table:style-name="ro6">
          <table:table-cell table:formula="of:=IF(ISBLANK([$Result.A632]);&quot;&quot;; [$Result.A632])">
            <text:p/>
          </table:table-cell>
          <table:table-cell table:style-name="ce34" table:formula="of:=IF(ISBLANK([$Result.B632]);&quot;&quot;; [$Result.B632])">
            <text:p/>
          </table:table-cell>
          <table:table-cell table:content-validation-name="val1"/>
          <table:table-cell/>
        </table:table-row>
        <table:table-row table:style-name="ro6">
          <table:table-cell table:formula="of:=IF(ISBLANK([$Result.A633]);&quot;&quot;; [$Result.A633])">
            <text:p/>
          </table:table-cell>
          <table:table-cell table:style-name="ce34" table:formula="of:=IF(ISBLANK([$Result.B633]);&quot;&quot;; [$Result.B633])">
            <text:p/>
          </table:table-cell>
          <table:table-cell table:content-validation-name="val1"/>
          <table:table-cell/>
        </table:table-row>
        <table:table-row table:style-name="ro6">
          <table:table-cell table:formula="of:=IF(ISBLANK([$Result.A634]);&quot;&quot;; [$Result.A634])">
            <text:p/>
          </table:table-cell>
          <table:table-cell table:style-name="ce34" table:formula="of:=IF(ISBLANK([$Result.B634]);&quot;&quot;; [$Result.B634])">
            <text:p/>
          </table:table-cell>
          <table:table-cell table:content-validation-name="val1"/>
          <table:table-cell/>
        </table:table-row>
        <table:table-row table:style-name="ro6">
          <table:table-cell table:formula="of:=IF(ISBLANK([$Result.A635]);&quot;&quot;; [$Result.A635])">
            <text:p/>
          </table:table-cell>
          <table:table-cell table:style-name="ce34" table:formula="of:=IF(ISBLANK([$Result.B635]);&quot;&quot;; [$Result.B635])">
            <text:p/>
          </table:table-cell>
          <table:table-cell table:content-validation-name="val1"/>
          <table:table-cell/>
        </table:table-row>
        <table:table-row table:style-name="ro6">
          <table:table-cell table:formula="of:=IF(ISBLANK([$Result.A636]);&quot;&quot;; [$Result.A636])">
            <text:p/>
          </table:table-cell>
          <table:table-cell table:style-name="ce34" table:formula="of:=IF(ISBLANK([$Result.B636]);&quot;&quot;; [$Result.B636])">
            <text:p/>
          </table:table-cell>
          <table:table-cell table:content-validation-name="val1"/>
          <table:table-cell/>
        </table:table-row>
        <table:table-row table:style-name="ro6">
          <table:table-cell table:formula="of:=IF(ISBLANK([$Result.A637]);&quot;&quot;; [$Result.A637])">
            <text:p/>
          </table:table-cell>
          <table:table-cell table:style-name="ce34" table:formula="of:=IF(ISBLANK([$Result.B637]);&quot;&quot;; [$Result.B637])">
            <text:p/>
          </table:table-cell>
          <table:table-cell table:content-validation-name="val1"/>
          <table:table-cell/>
        </table:table-row>
        <table:table-row table:style-name="ro6">
          <table:table-cell table:formula="of:=IF(ISBLANK([$Result.A638]);&quot;&quot;; [$Result.A638])">
            <text:p/>
          </table:table-cell>
          <table:table-cell table:style-name="ce34" table:formula="of:=IF(ISBLANK([$Result.B638]);&quot;&quot;; [$Result.B638])">
            <text:p/>
          </table:table-cell>
          <table:table-cell table:content-validation-name="val1"/>
          <table:table-cell/>
        </table:table-row>
        <table:table-row table:style-name="ro6">
          <table:table-cell table:formula="of:=IF(ISBLANK([$Result.A639]);&quot;&quot;; [$Result.A639])">
            <text:p/>
          </table:table-cell>
          <table:table-cell table:style-name="ce34" table:formula="of:=IF(ISBLANK([$Result.B639]);&quot;&quot;; [$Result.B639])">
            <text:p/>
          </table:table-cell>
          <table:table-cell table:content-validation-name="val1"/>
          <table:table-cell/>
        </table:table-row>
        <table:table-row table:style-name="ro6">
          <table:table-cell table:formula="of:=IF(ISBLANK([$Result.A640]);&quot;&quot;; [$Result.A640])">
            <text:p/>
          </table:table-cell>
          <table:table-cell table:style-name="ce34" table:formula="of:=IF(ISBLANK([$Result.B640]);&quot;&quot;; [$Result.B640])">
            <text:p/>
          </table:table-cell>
          <table:table-cell table:content-validation-name="val1"/>
          <table:table-cell/>
        </table:table-row>
        <table:table-row table:style-name="ro6">
          <table:table-cell table:formula="of:=IF(ISBLANK([$Result.A641]);&quot;&quot;; [$Result.A641])">
            <text:p/>
          </table:table-cell>
          <table:table-cell table:style-name="ce34" table:formula="of:=IF(ISBLANK([$Result.B641]);&quot;&quot;; [$Result.B641])">
            <text:p/>
          </table:table-cell>
          <table:table-cell table:content-validation-name="val1"/>
          <table:table-cell/>
        </table:table-row>
        <table:table-row table:style-name="ro6">
          <table:table-cell table:formula="of:=IF(ISBLANK([$Result.A642]);&quot;&quot;; [$Result.A642])">
            <text:p/>
          </table:table-cell>
          <table:table-cell table:style-name="ce34" table:formula="of:=IF(ISBLANK([$Result.B642]);&quot;&quot;; [$Result.B642])">
            <text:p/>
          </table:table-cell>
          <table:table-cell table:content-validation-name="val1"/>
          <table:table-cell/>
        </table:table-row>
        <table:table-row table:style-name="ro6">
          <table:table-cell table:formula="of:=IF(ISBLANK([$Result.A643]);&quot;&quot;; [$Result.A643])">
            <text:p/>
          </table:table-cell>
          <table:table-cell table:style-name="ce34" table:formula="of:=IF(ISBLANK([$Result.B643]);&quot;&quot;; [$Result.B643])">
            <text:p/>
          </table:table-cell>
          <table:table-cell table:content-validation-name="val1"/>
          <table:table-cell/>
        </table:table-row>
        <table:table-row table:style-name="ro6">
          <table:table-cell table:formula="of:=IF(ISBLANK([$Result.A644]);&quot;&quot;; [$Result.A644])">
            <text:p/>
          </table:table-cell>
          <table:table-cell table:style-name="ce34" table:formula="of:=IF(ISBLANK([$Result.B644]);&quot;&quot;; [$Result.B644])">
            <text:p/>
          </table:table-cell>
          <table:table-cell table:content-validation-name="val1"/>
          <table:table-cell/>
        </table:table-row>
        <table:table-row table:style-name="ro6">
          <table:table-cell table:formula="of:=IF(ISBLANK([$Result.A645]);&quot;&quot;; [$Result.A645])">
            <text:p/>
          </table:table-cell>
          <table:table-cell table:style-name="ce34" table:formula="of:=IF(ISBLANK([$Result.B645]);&quot;&quot;; [$Result.B645])">
            <text:p/>
          </table:table-cell>
          <table:table-cell table:content-validation-name="val1"/>
          <table:table-cell/>
        </table:table-row>
        <table:table-row table:style-name="ro6">
          <table:table-cell table:formula="of:=IF(ISBLANK([$Result.A646]);&quot;&quot;; [$Result.A646])">
            <text:p/>
          </table:table-cell>
          <table:table-cell table:style-name="ce34" table:formula="of:=IF(ISBLANK([$Result.B646]);&quot;&quot;; [$Result.B646])">
            <text:p/>
          </table:table-cell>
          <table:table-cell table:content-validation-name="val1"/>
          <table:table-cell/>
        </table:table-row>
        <table:table-row table:style-name="ro6">
          <table:table-cell table:formula="of:=IF(ISBLANK([$Result.A647]);&quot;&quot;; [$Result.A647])">
            <text:p/>
          </table:table-cell>
          <table:table-cell table:style-name="ce34" table:formula="of:=IF(ISBLANK([$Result.B647]);&quot;&quot;; [$Result.B647])">
            <text:p/>
          </table:table-cell>
          <table:table-cell table:content-validation-name="val1"/>
          <table:table-cell/>
        </table:table-row>
        <table:table-row table:style-name="ro6">
          <table:table-cell table:formula="of:=IF(ISBLANK([$Result.A648]);&quot;&quot;; [$Result.A648])">
            <text:p/>
          </table:table-cell>
          <table:table-cell table:style-name="ce34" table:formula="of:=IF(ISBLANK([$Result.B648]);&quot;&quot;; [$Result.B648])">
            <text:p/>
          </table:table-cell>
          <table:table-cell table:content-validation-name="val1"/>
          <table:table-cell/>
        </table:table-row>
        <table:table-row table:style-name="ro6">
          <table:table-cell table:formula="of:=IF(ISBLANK([$Result.A649]);&quot;&quot;; [$Result.A649])">
            <text:p/>
          </table:table-cell>
          <table:table-cell table:style-name="ce34" table:formula="of:=IF(ISBLANK([$Result.B649]);&quot;&quot;; [$Result.B649])">
            <text:p/>
          </table:table-cell>
          <table:table-cell table:content-validation-name="val1"/>
          <table:table-cell/>
        </table:table-row>
        <table:table-row table:style-name="ro6">
          <table:table-cell table:formula="of:=IF(ISBLANK([$Result.A650]);&quot;&quot;; [$Result.A650])">
            <text:p/>
          </table:table-cell>
          <table:table-cell table:style-name="ce34" table:formula="of:=IF(ISBLANK([$Result.B650]);&quot;&quot;; [$Result.B650])">
            <text:p/>
          </table:table-cell>
          <table:table-cell table:content-validation-name="val1"/>
          <table:table-cell/>
        </table:table-row>
        <table:table-row table:style-name="ro6">
          <table:table-cell table:formula="of:=IF(ISBLANK([$Result.A651]);&quot;&quot;; [$Result.A651])">
            <text:p/>
          </table:table-cell>
          <table:table-cell table:style-name="ce34" table:formula="of:=IF(ISBLANK([$Result.B651]);&quot;&quot;; [$Result.B651])">
            <text:p/>
          </table:table-cell>
          <table:table-cell table:content-validation-name="val1"/>
          <table:table-cell/>
        </table:table-row>
        <table:table-row table:style-name="ro6">
          <table:table-cell table:formula="of:=IF(ISBLANK([$Result.A652]);&quot;&quot;; [$Result.A652])">
            <text:p/>
          </table:table-cell>
          <table:table-cell table:style-name="ce34" table:formula="of:=IF(ISBLANK([$Result.B652]);&quot;&quot;; [$Result.B652])">
            <text:p/>
          </table:table-cell>
          <table:table-cell table:content-validation-name="val1"/>
          <table:table-cell/>
        </table:table-row>
        <table:table-row table:style-name="ro6">
          <table:table-cell table:formula="of:=IF(ISBLANK([$Result.A653]);&quot;&quot;; [$Result.A653])">
            <text:p/>
          </table:table-cell>
          <table:table-cell table:style-name="ce34" table:formula="of:=IF(ISBLANK([$Result.B653]);&quot;&quot;; [$Result.B653])">
            <text:p/>
          </table:table-cell>
          <table:table-cell table:content-validation-name="val1"/>
          <table:table-cell/>
        </table:table-row>
        <table:table-row table:style-name="ro6">
          <table:table-cell table:formula="of:=IF(ISBLANK([$Result.A654]);&quot;&quot;; [$Result.A654])">
            <text:p/>
          </table:table-cell>
          <table:table-cell table:style-name="ce34" table:formula="of:=IF(ISBLANK([$Result.B654]);&quot;&quot;; [$Result.B654])">
            <text:p/>
          </table:table-cell>
          <table:table-cell table:content-validation-name="val1"/>
          <table:table-cell/>
        </table:table-row>
        <table:table-row table:style-name="ro6">
          <table:table-cell table:formula="of:=IF(ISBLANK([$Result.A655]);&quot;&quot;; [$Result.A655])">
            <text:p/>
          </table:table-cell>
          <table:table-cell table:style-name="ce34" table:formula="of:=IF(ISBLANK([$Result.B655]);&quot;&quot;; [$Result.B655])">
            <text:p/>
          </table:table-cell>
          <table:table-cell table:content-validation-name="val1"/>
          <table:table-cell/>
        </table:table-row>
        <table:table-row table:style-name="ro6">
          <table:table-cell table:formula="of:=IF(ISBLANK([$Result.A656]);&quot;&quot;; [$Result.A656])">
            <text:p/>
          </table:table-cell>
          <table:table-cell table:style-name="ce34" table:formula="of:=IF(ISBLANK([$Result.B656]);&quot;&quot;; [$Result.B656])">
            <text:p/>
          </table:table-cell>
          <table:table-cell table:content-validation-name="val1"/>
          <table:table-cell/>
        </table:table-row>
        <table:table-row table:style-name="ro6">
          <table:table-cell table:formula="of:=IF(ISBLANK([$Result.A657]);&quot;&quot;; [$Result.A657])">
            <text:p/>
          </table:table-cell>
          <table:table-cell table:style-name="ce34" table:formula="of:=IF(ISBLANK([$Result.B657]);&quot;&quot;; [$Result.B657])">
            <text:p/>
          </table:table-cell>
          <table:table-cell table:content-validation-name="val1"/>
          <table:table-cell/>
        </table:table-row>
        <table:table-row table:style-name="ro6">
          <table:table-cell table:formula="of:=IF(ISBLANK([$Result.A658]);&quot;&quot;; [$Result.A658])">
            <text:p/>
          </table:table-cell>
          <table:table-cell table:style-name="ce34" table:formula="of:=IF(ISBLANK([$Result.B658]);&quot;&quot;; [$Result.B658])">
            <text:p/>
          </table:table-cell>
          <table:table-cell table:content-validation-name="val1"/>
          <table:table-cell/>
        </table:table-row>
        <table:table-row table:style-name="ro6">
          <table:table-cell table:formula="of:=IF(ISBLANK([$Result.A659]);&quot;&quot;; [$Result.A659])">
            <text:p/>
          </table:table-cell>
          <table:table-cell table:style-name="ce34" table:formula="of:=IF(ISBLANK([$Result.B659]);&quot;&quot;; [$Result.B659])">
            <text:p/>
          </table:table-cell>
          <table:table-cell table:content-validation-name="val1"/>
          <table:table-cell/>
        </table:table-row>
        <table:table-row table:style-name="ro6">
          <table:table-cell table:formula="of:=IF(ISBLANK([$Result.A660]);&quot;&quot;; [$Result.A660])">
            <text:p/>
          </table:table-cell>
          <table:table-cell table:style-name="ce34" table:formula="of:=IF(ISBLANK([$Result.B660]);&quot;&quot;; [$Result.B660])">
            <text:p/>
          </table:table-cell>
          <table:table-cell table:content-validation-name="val1"/>
          <table:table-cell/>
        </table:table-row>
        <table:table-row table:style-name="ro6">
          <table:table-cell table:formula="of:=IF(ISBLANK([$Result.A661]);&quot;&quot;; [$Result.A661])">
            <text:p/>
          </table:table-cell>
          <table:table-cell table:style-name="ce34" table:formula="of:=IF(ISBLANK([$Result.B661]);&quot;&quot;; [$Result.B661])">
            <text:p/>
          </table:table-cell>
          <table:table-cell table:content-validation-name="val1"/>
          <table:table-cell/>
        </table:table-row>
        <table:table-row table:style-name="ro6">
          <table:table-cell table:formula="of:=IF(ISBLANK([$Result.A662]);&quot;&quot;; [$Result.A662])">
            <text:p/>
          </table:table-cell>
          <table:table-cell table:style-name="ce34" table:formula="of:=IF(ISBLANK([$Result.B662]);&quot;&quot;; [$Result.B662])">
            <text:p/>
          </table:table-cell>
          <table:table-cell table:content-validation-name="val1"/>
          <table:table-cell/>
        </table:table-row>
        <table:table-row table:style-name="ro6">
          <table:table-cell table:formula="of:=IF(ISBLANK([$Result.A663]);&quot;&quot;; [$Result.A663])">
            <text:p/>
          </table:table-cell>
          <table:table-cell table:style-name="ce34" table:formula="of:=IF(ISBLANK([$Result.B663]);&quot;&quot;; [$Result.B663])">
            <text:p/>
          </table:table-cell>
          <table:table-cell table:content-validation-name="val1"/>
          <table:table-cell/>
        </table:table-row>
        <table:table-row table:style-name="ro6">
          <table:table-cell table:formula="of:=IF(ISBLANK([$Result.A664]);&quot;&quot;; [$Result.A664])">
            <text:p/>
          </table:table-cell>
          <table:table-cell table:style-name="ce34" table:formula="of:=IF(ISBLANK([$Result.B664]);&quot;&quot;; [$Result.B664])">
            <text:p/>
          </table:table-cell>
          <table:table-cell table:content-validation-name="val1"/>
          <table:table-cell/>
        </table:table-row>
        <table:table-row table:style-name="ro6">
          <table:table-cell table:formula="of:=IF(ISBLANK([$Result.A665]);&quot;&quot;; [$Result.A665])">
            <text:p/>
          </table:table-cell>
          <table:table-cell table:style-name="ce34" table:formula="of:=IF(ISBLANK([$Result.B665]);&quot;&quot;; [$Result.B665])">
            <text:p/>
          </table:table-cell>
          <table:table-cell table:content-validation-name="val1"/>
          <table:table-cell/>
        </table:table-row>
        <table:table-row table:style-name="ro6">
          <table:table-cell table:formula="of:=IF(ISBLANK([$Result.A666]);&quot;&quot;; [$Result.A666])">
            <text:p/>
          </table:table-cell>
          <table:table-cell table:style-name="ce34" table:formula="of:=IF(ISBLANK([$Result.B666]);&quot;&quot;; [$Result.B666])">
            <text:p/>
          </table:table-cell>
          <table:table-cell table:content-validation-name="val1"/>
          <table:table-cell/>
        </table:table-row>
        <table:table-row table:style-name="ro6">
          <table:table-cell table:formula="of:=IF(ISBLANK([$Result.A667]);&quot;&quot;; [$Result.A667])">
            <text:p/>
          </table:table-cell>
          <table:table-cell table:style-name="ce34" table:formula="of:=IF(ISBLANK([$Result.B667]);&quot;&quot;; [$Result.B667])">
            <text:p/>
          </table:table-cell>
          <table:table-cell table:content-validation-name="val1"/>
          <table:table-cell/>
        </table:table-row>
        <table:table-row table:style-name="ro6">
          <table:table-cell table:formula="of:=IF(ISBLANK([$Result.A668]);&quot;&quot;; [$Result.A668])">
            <text:p/>
          </table:table-cell>
          <table:table-cell table:style-name="ce34" table:formula="of:=IF(ISBLANK([$Result.B668]);&quot;&quot;; [$Result.B668])">
            <text:p/>
          </table:table-cell>
          <table:table-cell table:content-validation-name="val1"/>
          <table:table-cell/>
        </table:table-row>
        <table:table-row table:style-name="ro6">
          <table:table-cell table:formula="of:=IF(ISBLANK([$Result.A669]);&quot;&quot;; [$Result.A669])">
            <text:p/>
          </table:table-cell>
          <table:table-cell table:style-name="ce34" table:formula="of:=IF(ISBLANK([$Result.B669]);&quot;&quot;; [$Result.B669])">
            <text:p/>
          </table:table-cell>
          <table:table-cell table:content-validation-name="val1"/>
          <table:table-cell/>
        </table:table-row>
        <table:table-row table:style-name="ro6">
          <table:table-cell table:formula="of:=IF(ISBLANK([$Result.A670]);&quot;&quot;; [$Result.A670])">
            <text:p/>
          </table:table-cell>
          <table:table-cell table:style-name="ce34" table:formula="of:=IF(ISBLANK([$Result.B670]);&quot;&quot;; [$Result.B670])">
            <text:p/>
          </table:table-cell>
          <table:table-cell table:content-validation-name="val1"/>
          <table:table-cell/>
        </table:table-row>
        <table:table-row table:style-name="ro6">
          <table:table-cell table:formula="of:=IF(ISBLANK([$Result.A671]);&quot;&quot;; [$Result.A671])">
            <text:p/>
          </table:table-cell>
          <table:table-cell table:style-name="ce34" table:formula="of:=IF(ISBLANK([$Result.B671]);&quot;&quot;; [$Result.B671])">
            <text:p/>
          </table:table-cell>
          <table:table-cell table:content-validation-name="val1"/>
          <table:table-cell/>
        </table:table-row>
        <table:table-row table:style-name="ro6">
          <table:table-cell table:formula="of:=IF(ISBLANK([$Result.A672]);&quot;&quot;; [$Result.A672])">
            <text:p/>
          </table:table-cell>
          <table:table-cell table:style-name="ce34" table:formula="of:=IF(ISBLANK([$Result.B672]);&quot;&quot;; [$Result.B672])">
            <text:p/>
          </table:table-cell>
          <table:table-cell table:content-validation-name="val1"/>
          <table:table-cell/>
        </table:table-row>
        <table:table-row table:style-name="ro6">
          <table:table-cell table:formula="of:=IF(ISBLANK([$Result.A673]);&quot;&quot;; [$Result.A673])">
            <text:p/>
          </table:table-cell>
          <table:table-cell table:style-name="ce34" table:formula="of:=IF(ISBLANK([$Result.B673]);&quot;&quot;; [$Result.B673])">
            <text:p/>
          </table:table-cell>
          <table:table-cell table:content-validation-name="val1"/>
          <table:table-cell/>
        </table:table-row>
        <table:table-row table:style-name="ro6">
          <table:table-cell table:formula="of:=IF(ISBLANK([$Result.A674]);&quot;&quot;; [$Result.A674])">
            <text:p/>
          </table:table-cell>
          <table:table-cell table:style-name="ce34" table:formula="of:=IF(ISBLANK([$Result.B674]);&quot;&quot;; [$Result.B674])">
            <text:p/>
          </table:table-cell>
          <table:table-cell table:content-validation-name="val1"/>
          <table:table-cell/>
        </table:table-row>
        <table:table-row table:style-name="ro6">
          <table:table-cell table:formula="of:=IF(ISBLANK([$Result.A675]);&quot;&quot;; [$Result.A675])">
            <text:p/>
          </table:table-cell>
          <table:table-cell table:style-name="ce34" table:formula="of:=IF(ISBLANK([$Result.B675]);&quot;&quot;; [$Result.B675])">
            <text:p/>
          </table:table-cell>
          <table:table-cell table:content-validation-name="val1"/>
          <table:table-cell/>
        </table:table-row>
        <table:table-row table:style-name="ro6">
          <table:table-cell table:formula="of:=IF(ISBLANK([$Result.A676]);&quot;&quot;; [$Result.A676])">
            <text:p/>
          </table:table-cell>
          <table:table-cell table:style-name="ce34" table:formula="of:=IF(ISBLANK([$Result.B676]);&quot;&quot;; [$Result.B676])">
            <text:p/>
          </table:table-cell>
          <table:table-cell table:content-validation-name="val1"/>
          <table:table-cell/>
        </table:table-row>
        <table:table-row table:style-name="ro6">
          <table:table-cell table:formula="of:=IF(ISBLANK([$Result.A677]);&quot;&quot;; [$Result.A677])">
            <text:p/>
          </table:table-cell>
          <table:table-cell table:style-name="ce34" table:formula="of:=IF(ISBLANK([$Result.B677]);&quot;&quot;; [$Result.B677])">
            <text:p/>
          </table:table-cell>
          <table:table-cell table:content-validation-name="val1"/>
          <table:table-cell/>
        </table:table-row>
        <table:table-row table:style-name="ro6">
          <table:table-cell table:formula="of:=IF(ISBLANK([$Result.A678]);&quot;&quot;; [$Result.A678])">
            <text:p/>
          </table:table-cell>
          <table:table-cell table:style-name="ce34" table:formula="of:=IF(ISBLANK([$Result.B678]);&quot;&quot;; [$Result.B678])">
            <text:p/>
          </table:table-cell>
          <table:table-cell table:content-validation-name="val1"/>
          <table:table-cell/>
        </table:table-row>
        <table:table-row table:style-name="ro6">
          <table:table-cell table:formula="of:=IF(ISBLANK([$Result.A679]);&quot;&quot;; [$Result.A679])">
            <text:p/>
          </table:table-cell>
          <table:table-cell table:style-name="ce34" table:formula="of:=IF(ISBLANK([$Result.B679]);&quot;&quot;; [$Result.B679])">
            <text:p/>
          </table:table-cell>
          <table:table-cell table:content-validation-name="val1"/>
          <table:table-cell/>
        </table:table-row>
        <table:table-row table:style-name="ro6">
          <table:table-cell table:formula="of:=IF(ISBLANK([$Result.A680]);&quot;&quot;; [$Result.A680])">
            <text:p/>
          </table:table-cell>
          <table:table-cell table:style-name="ce34" table:formula="of:=IF(ISBLANK([$Result.B680]);&quot;&quot;; [$Result.B680])">
            <text:p/>
          </table:table-cell>
          <table:table-cell table:content-validation-name="val1"/>
          <table:table-cell/>
        </table:table-row>
        <table:table-row table:style-name="ro6">
          <table:table-cell table:formula="of:=IF(ISBLANK([$Result.A681]);&quot;&quot;; [$Result.A681])">
            <text:p/>
          </table:table-cell>
          <table:table-cell table:style-name="ce34" table:formula="of:=IF(ISBLANK([$Result.B681]);&quot;&quot;; [$Result.B681])">
            <text:p/>
          </table:table-cell>
          <table:table-cell table:content-validation-name="val1"/>
          <table:table-cell/>
        </table:table-row>
        <table:table-row table:style-name="ro6">
          <table:table-cell table:formula="of:=IF(ISBLANK([$Result.A682]);&quot;&quot;; [$Result.A682])">
            <text:p/>
          </table:table-cell>
          <table:table-cell table:style-name="ce34" table:formula="of:=IF(ISBLANK([$Result.B682]);&quot;&quot;; [$Result.B682])">
            <text:p/>
          </table:table-cell>
          <table:table-cell table:content-validation-name="val1"/>
          <table:table-cell/>
        </table:table-row>
        <table:table-row table:style-name="ro6">
          <table:table-cell table:formula="of:=IF(ISBLANK([$Result.A683]);&quot;&quot;; [$Result.A683])">
            <text:p/>
          </table:table-cell>
          <table:table-cell table:style-name="ce34" table:formula="of:=IF(ISBLANK([$Result.B683]);&quot;&quot;; [$Result.B683])">
            <text:p/>
          </table:table-cell>
          <table:table-cell table:content-validation-name="val1"/>
          <table:table-cell/>
        </table:table-row>
        <table:table-row table:style-name="ro6">
          <table:table-cell table:formula="of:=IF(ISBLANK([$Result.A684]);&quot;&quot;; [$Result.A684])">
            <text:p/>
          </table:table-cell>
          <table:table-cell table:style-name="ce34" table:formula="of:=IF(ISBLANK([$Result.B684]);&quot;&quot;; [$Result.B684])">
            <text:p/>
          </table:table-cell>
          <table:table-cell table:content-validation-name="val1"/>
          <table:table-cell/>
        </table:table-row>
        <table:table-row table:style-name="ro6">
          <table:table-cell table:formula="of:=IF(ISBLANK([$Result.A685]);&quot;&quot;; [$Result.A685])">
            <text:p/>
          </table:table-cell>
          <table:table-cell table:style-name="ce34" table:formula="of:=IF(ISBLANK([$Result.B685]);&quot;&quot;; [$Result.B685])">
            <text:p/>
          </table:table-cell>
          <table:table-cell table:content-validation-name="val1"/>
          <table:table-cell/>
        </table:table-row>
        <table:table-row table:style-name="ro6">
          <table:table-cell table:formula="of:=IF(ISBLANK([$Result.A686]);&quot;&quot;; [$Result.A686])">
            <text:p/>
          </table:table-cell>
          <table:table-cell table:style-name="ce34" table:formula="of:=IF(ISBLANK([$Result.B686]);&quot;&quot;; [$Result.B686])">
            <text:p/>
          </table:table-cell>
          <table:table-cell table:content-validation-name="val1"/>
          <table:table-cell/>
        </table:table-row>
        <table:table-row table:style-name="ro6">
          <table:table-cell table:formula="of:=IF(ISBLANK([$Result.A687]);&quot;&quot;; [$Result.A687])">
            <text:p/>
          </table:table-cell>
          <table:table-cell table:style-name="ce34" table:formula="of:=IF(ISBLANK([$Result.B687]);&quot;&quot;; [$Result.B687])">
            <text:p/>
          </table:table-cell>
          <table:table-cell table:content-validation-name="val1"/>
          <table:table-cell/>
        </table:table-row>
        <table:table-row table:style-name="ro6">
          <table:table-cell table:formula="of:=IF(ISBLANK([$Result.A688]);&quot;&quot;; [$Result.A688])">
            <text:p/>
          </table:table-cell>
          <table:table-cell table:style-name="ce34" table:formula="of:=IF(ISBLANK([$Result.B688]);&quot;&quot;; [$Result.B688])">
            <text:p/>
          </table:table-cell>
          <table:table-cell table:content-validation-name="val1"/>
          <table:table-cell/>
        </table:table-row>
        <table:table-row table:style-name="ro6">
          <table:table-cell table:formula="of:=IF(ISBLANK([$Result.A689]);&quot;&quot;; [$Result.A689])">
            <text:p/>
          </table:table-cell>
          <table:table-cell table:style-name="ce34" table:formula="of:=IF(ISBLANK([$Result.B689]);&quot;&quot;; [$Result.B689])">
            <text:p/>
          </table:table-cell>
          <table:table-cell table:content-validation-name="val1"/>
          <table:table-cell/>
        </table:table-row>
        <table:table-row table:style-name="ro6">
          <table:table-cell table:formula="of:=IF(ISBLANK([$Result.A690]);&quot;&quot;; [$Result.A690])">
            <text:p/>
          </table:table-cell>
          <table:table-cell table:style-name="ce34" table:formula="of:=IF(ISBLANK([$Result.B690]);&quot;&quot;; [$Result.B690])">
            <text:p/>
          </table:table-cell>
          <table:table-cell table:content-validation-name="val1"/>
          <table:table-cell/>
        </table:table-row>
        <table:table-row table:style-name="ro6">
          <table:table-cell table:formula="of:=IF(ISBLANK([$Result.A691]);&quot;&quot;; [$Result.A691])">
            <text:p/>
          </table:table-cell>
          <table:table-cell table:style-name="ce34" table:formula="of:=IF(ISBLANK([$Result.B691]);&quot;&quot;; [$Result.B691])">
            <text:p/>
          </table:table-cell>
          <table:table-cell table:content-validation-name="val1"/>
          <table:table-cell/>
        </table:table-row>
        <table:table-row table:style-name="ro6">
          <table:table-cell table:formula="of:=IF(ISBLANK([$Result.A692]);&quot;&quot;; [$Result.A692])">
            <text:p/>
          </table:table-cell>
          <table:table-cell table:style-name="ce34" table:formula="of:=IF(ISBLANK([$Result.B692]);&quot;&quot;; [$Result.B692])">
            <text:p/>
          </table:table-cell>
          <table:table-cell table:content-validation-name="val1"/>
          <table:table-cell/>
        </table:table-row>
        <table:table-row table:style-name="ro6">
          <table:table-cell table:formula="of:=IF(ISBLANK([$Result.A693]);&quot;&quot;; [$Result.A693])">
            <text:p/>
          </table:table-cell>
          <table:table-cell table:style-name="ce34" table:formula="of:=IF(ISBLANK([$Result.B693]);&quot;&quot;; [$Result.B693])">
            <text:p/>
          </table:table-cell>
          <table:table-cell table:content-validation-name="val1"/>
          <table:table-cell/>
        </table:table-row>
        <table:table-row table:style-name="ro6">
          <table:table-cell table:formula="of:=IF(ISBLANK([$Result.A694]);&quot;&quot;; [$Result.A694])">
            <text:p/>
          </table:table-cell>
          <table:table-cell table:style-name="ce34" table:formula="of:=IF(ISBLANK([$Result.B694]);&quot;&quot;; [$Result.B694])">
            <text:p/>
          </table:table-cell>
          <table:table-cell table:content-validation-name="val1"/>
          <table:table-cell/>
        </table:table-row>
        <table:table-row table:style-name="ro6">
          <table:table-cell table:formula="of:=IF(ISBLANK([$Result.A695]);&quot;&quot;; [$Result.A695])">
            <text:p/>
          </table:table-cell>
          <table:table-cell table:style-name="ce34" table:formula="of:=IF(ISBLANK([$Result.B695]);&quot;&quot;; [$Result.B695])">
            <text:p/>
          </table:table-cell>
          <table:table-cell table:content-validation-name="val1"/>
          <table:table-cell/>
        </table:table-row>
        <table:table-row table:style-name="ro6">
          <table:table-cell table:formula="of:=IF(ISBLANK([$Result.A696]);&quot;&quot;; [$Result.A696])">
            <text:p/>
          </table:table-cell>
          <table:table-cell table:style-name="ce34" table:formula="of:=IF(ISBLANK([$Result.B696]);&quot;&quot;; [$Result.B696])">
            <text:p/>
          </table:table-cell>
          <table:table-cell table:content-validation-name="val1"/>
          <table:table-cell/>
        </table:table-row>
        <table:table-row table:style-name="ro6">
          <table:table-cell table:formula="of:=IF(ISBLANK([$Result.A697]);&quot;&quot;; [$Result.A697])">
            <text:p/>
          </table:table-cell>
          <table:table-cell table:style-name="ce34" table:formula="of:=IF(ISBLANK([$Result.B697]);&quot;&quot;; [$Result.B697])">
            <text:p/>
          </table:table-cell>
          <table:table-cell table:content-validation-name="val1"/>
          <table:table-cell/>
        </table:table-row>
        <table:table-row table:style-name="ro6">
          <table:table-cell table:formula="of:=IF(ISBLANK([$Result.A698]);&quot;&quot;; [$Result.A698])">
            <text:p/>
          </table:table-cell>
          <table:table-cell table:style-name="ce34" table:formula="of:=IF(ISBLANK([$Result.B698]);&quot;&quot;; [$Result.B698])">
            <text:p/>
          </table:table-cell>
          <table:table-cell table:content-validation-name="val1"/>
          <table:table-cell/>
        </table:table-row>
        <table:table-row table:style-name="ro6">
          <table:table-cell table:formula="of:=IF(ISBLANK([$Result.A699]);&quot;&quot;; [$Result.A699])">
            <text:p/>
          </table:table-cell>
          <table:table-cell table:style-name="ce34" table:formula="of:=IF(ISBLANK([$Result.B699]);&quot;&quot;; [$Result.B699])">
            <text:p/>
          </table:table-cell>
          <table:table-cell table:content-validation-name="val1"/>
          <table:table-cell/>
        </table:table-row>
        <table:table-row table:style-name="ro6">
          <table:table-cell table:formula="of:=IF(ISBLANK([$Result.A700]);&quot;&quot;; [$Result.A700])">
            <text:p/>
          </table:table-cell>
          <table:table-cell table:style-name="ce34" table:formula="of:=IF(ISBLANK([$Result.B700]);&quot;&quot;; [$Result.B700])">
            <text:p/>
          </table:table-cell>
          <table:table-cell table:content-validation-name="val1"/>
          <table:table-cell/>
        </table:table-row>
        <table:table-row table:style-name="ro6">
          <table:table-cell table:formula="of:=IF(ISBLANK([$Result.A701]);&quot;&quot;; [$Result.A701])">
            <text:p/>
          </table:table-cell>
          <table:table-cell table:style-name="ce34" table:formula="of:=IF(ISBLANK([$Result.B701]);&quot;&quot;; [$Result.B701])">
            <text:p/>
          </table:table-cell>
          <table:table-cell table:content-validation-name="val1"/>
          <table:table-cell/>
        </table:table-row>
        <table:table-row table:style-name="ro6">
          <table:table-cell table:formula="of:=IF(ISBLANK([$Result.A702]);&quot;&quot;; [$Result.A702])">
            <text:p/>
          </table:table-cell>
          <table:table-cell table:style-name="ce34" table:formula="of:=IF(ISBLANK([$Result.B702]);&quot;&quot;; [$Result.B702])">
            <text:p/>
          </table:table-cell>
          <table:table-cell table:content-validation-name="val1"/>
          <table:table-cell/>
        </table:table-row>
        <table:table-row table:style-name="ro6">
          <table:table-cell table:formula="of:=IF(ISBLANK([$Result.A703]);&quot;&quot;; [$Result.A703])">
            <text:p/>
          </table:table-cell>
          <table:table-cell table:style-name="ce34" table:formula="of:=IF(ISBLANK([$Result.B703]);&quot;&quot;; [$Result.B703])">
            <text:p/>
          </table:table-cell>
          <table:table-cell table:content-validation-name="val1"/>
          <table:table-cell/>
        </table:table-row>
        <table:table-row table:style-name="ro6">
          <table:table-cell table:formula="of:=IF(ISBLANK([$Result.A704]);&quot;&quot;; [$Result.A704])">
            <text:p/>
          </table:table-cell>
          <table:table-cell table:style-name="ce34" table:formula="of:=IF(ISBLANK([$Result.B704]);&quot;&quot;; [$Result.B704])">
            <text:p/>
          </table:table-cell>
          <table:table-cell table:content-validation-name="val1"/>
          <table:table-cell/>
        </table:table-row>
        <table:table-row table:style-name="ro6">
          <table:table-cell table:formula="of:=IF(ISBLANK([$Result.A705]);&quot;&quot;; [$Result.A705])">
            <text:p/>
          </table:table-cell>
          <table:table-cell table:style-name="ce34" table:formula="of:=IF(ISBLANK([$Result.B705]);&quot;&quot;; [$Result.B705])">
            <text:p/>
          </table:table-cell>
          <table:table-cell table:content-validation-name="val1"/>
          <table:table-cell/>
        </table:table-row>
        <table:table-row table:style-name="ro6">
          <table:table-cell table:formula="of:=IF(ISBLANK([$Result.A706]);&quot;&quot;; [$Result.A706])">
            <text:p/>
          </table:table-cell>
          <table:table-cell table:style-name="ce34" table:formula="of:=IF(ISBLANK([$Result.B706]);&quot;&quot;; [$Result.B706])">
            <text:p/>
          </table:table-cell>
          <table:table-cell table:content-validation-name="val1"/>
          <table:table-cell/>
        </table:table-row>
        <table:table-row table:style-name="ro6">
          <table:table-cell table:formula="of:=IF(ISBLANK([$Result.A707]);&quot;&quot;; [$Result.A707])">
            <text:p/>
          </table:table-cell>
          <table:table-cell table:style-name="ce34" table:formula="of:=IF(ISBLANK([$Result.B707]);&quot;&quot;; [$Result.B707])">
            <text:p/>
          </table:table-cell>
          <table:table-cell table:content-validation-name="val1"/>
          <table:table-cell/>
        </table:table-row>
        <table:table-row table:style-name="ro6">
          <table:table-cell table:formula="of:=IF(ISBLANK([$Result.A708]);&quot;&quot;; [$Result.A708])">
            <text:p/>
          </table:table-cell>
          <table:table-cell table:style-name="ce34" table:formula="of:=IF(ISBLANK([$Result.B708]);&quot;&quot;; [$Result.B708])">
            <text:p/>
          </table:table-cell>
          <table:table-cell table:content-validation-name="val1"/>
          <table:table-cell/>
        </table:table-row>
        <table:table-row table:style-name="ro6">
          <table:table-cell table:formula="of:=IF(ISBLANK([$Result.A709]);&quot;&quot;; [$Result.A709])">
            <text:p/>
          </table:table-cell>
          <table:table-cell table:style-name="ce34" table:formula="of:=IF(ISBLANK([$Result.B709]);&quot;&quot;; [$Result.B709])">
            <text:p/>
          </table:table-cell>
          <table:table-cell table:content-validation-name="val1"/>
          <table:table-cell/>
        </table:table-row>
        <table:table-row table:style-name="ro6">
          <table:table-cell table:formula="of:=IF(ISBLANK([$Result.A710]);&quot;&quot;; [$Result.A710])">
            <text:p/>
          </table:table-cell>
          <table:table-cell table:style-name="ce34" table:formula="of:=IF(ISBLANK([$Result.B710]);&quot;&quot;; [$Result.B710])">
            <text:p/>
          </table:table-cell>
          <table:table-cell table:content-validation-name="val1"/>
          <table:table-cell/>
        </table:table-row>
        <table:table-row table:style-name="ro6">
          <table:table-cell table:formula="of:=IF(ISBLANK([$Result.A711]);&quot;&quot;; [$Result.A711])">
            <text:p/>
          </table:table-cell>
          <table:table-cell table:style-name="ce34" table:formula="of:=IF(ISBLANK([$Result.B711]);&quot;&quot;; [$Result.B711])">
            <text:p/>
          </table:table-cell>
          <table:table-cell table:content-validation-name="val1"/>
          <table:table-cell/>
        </table:table-row>
        <table:table-row table:style-name="ro6">
          <table:table-cell table:formula="of:=IF(ISBLANK([$Result.A712]);&quot;&quot;; [$Result.A712])">
            <text:p/>
          </table:table-cell>
          <table:table-cell table:style-name="ce34" table:formula="of:=IF(ISBLANK([$Result.B712]);&quot;&quot;; [$Result.B712])">
            <text:p/>
          </table:table-cell>
          <table:table-cell table:content-validation-name="val1"/>
          <table:table-cell/>
        </table:table-row>
        <table:table-row table:style-name="ro6">
          <table:table-cell table:formula="of:=IF(ISBLANK([$Result.A713]);&quot;&quot;; [$Result.A713])">
            <text:p/>
          </table:table-cell>
          <table:table-cell table:style-name="ce34" table:formula="of:=IF(ISBLANK([$Result.B713]);&quot;&quot;; [$Result.B713])">
            <text:p/>
          </table:table-cell>
          <table:table-cell table:content-validation-name="val1"/>
          <table:table-cell/>
        </table:table-row>
        <table:table-row table:style-name="ro6">
          <table:table-cell table:formula="of:=IF(ISBLANK([$Result.A714]);&quot;&quot;; [$Result.A714])">
            <text:p/>
          </table:table-cell>
          <table:table-cell table:style-name="ce34" table:formula="of:=IF(ISBLANK([$Result.B714]);&quot;&quot;; [$Result.B714])">
            <text:p/>
          </table:table-cell>
          <table:table-cell table:content-validation-name="val1"/>
          <table:table-cell/>
        </table:table-row>
        <table:table-row table:style-name="ro6">
          <table:table-cell table:formula="of:=IF(ISBLANK([$Result.A715]);&quot;&quot;; [$Result.A715])">
            <text:p/>
          </table:table-cell>
          <table:table-cell table:style-name="ce34" table:formula="of:=IF(ISBLANK([$Result.B715]);&quot;&quot;; [$Result.B715])">
            <text:p/>
          </table:table-cell>
          <table:table-cell table:content-validation-name="val1"/>
          <table:table-cell/>
        </table:table-row>
        <table:table-row table:style-name="ro6">
          <table:table-cell table:formula="of:=IF(ISBLANK([$Result.A716]);&quot;&quot;; [$Result.A716])">
            <text:p/>
          </table:table-cell>
          <table:table-cell table:style-name="ce34" table:formula="of:=IF(ISBLANK([$Result.B716]);&quot;&quot;; [$Result.B716])">
            <text:p/>
          </table:table-cell>
          <table:table-cell table:content-validation-name="val1"/>
          <table:table-cell/>
        </table:table-row>
        <table:table-row table:style-name="ro6">
          <table:table-cell table:formula="of:=IF(ISBLANK([$Result.A717]);&quot;&quot;; [$Result.A717])">
            <text:p/>
          </table:table-cell>
          <table:table-cell table:style-name="ce34" table:formula="of:=IF(ISBLANK([$Result.B717]);&quot;&quot;; [$Result.B717])">
            <text:p/>
          </table:table-cell>
          <table:table-cell table:content-validation-name="val1"/>
          <table:table-cell/>
        </table:table-row>
        <table:table-row table:style-name="ro6">
          <table:table-cell table:formula="of:=IF(ISBLANK([$Result.A718]);&quot;&quot;; [$Result.A718])">
            <text:p/>
          </table:table-cell>
          <table:table-cell table:style-name="ce34" table:formula="of:=IF(ISBLANK([$Result.B718]);&quot;&quot;; [$Result.B718])">
            <text:p/>
          </table:table-cell>
          <table:table-cell table:content-validation-name="val1"/>
          <table:table-cell/>
        </table:table-row>
        <table:table-row table:style-name="ro6">
          <table:table-cell table:formula="of:=IF(ISBLANK([$Result.A719]);&quot;&quot;; [$Result.A719])">
            <text:p/>
          </table:table-cell>
          <table:table-cell table:style-name="ce34" table:formula="of:=IF(ISBLANK([$Result.B719]);&quot;&quot;; [$Result.B719])">
            <text:p/>
          </table:table-cell>
          <table:table-cell table:content-validation-name="val1"/>
          <table:table-cell/>
        </table:table-row>
        <table:table-row table:style-name="ro6">
          <table:table-cell table:formula="of:=IF(ISBLANK([$Result.A720]);&quot;&quot;; [$Result.A720])">
            <text:p/>
          </table:table-cell>
          <table:table-cell table:style-name="ce34" table:formula="of:=IF(ISBLANK([$Result.B720]);&quot;&quot;; [$Result.B720])">
            <text:p/>
          </table:table-cell>
          <table:table-cell table:content-validation-name="val1"/>
          <table:table-cell/>
        </table:table-row>
        <table:table-row table:style-name="ro6">
          <table:table-cell table:formula="of:=IF(ISBLANK([$Result.A721]);&quot;&quot;; [$Result.A721])">
            <text:p/>
          </table:table-cell>
          <table:table-cell table:style-name="ce34" table:formula="of:=IF(ISBLANK([$Result.B721]);&quot;&quot;; [$Result.B721])">
            <text:p/>
          </table:table-cell>
          <table:table-cell table:content-validation-name="val1"/>
          <table:table-cell/>
        </table:table-row>
        <table:table-row table:style-name="ro6">
          <table:table-cell table:formula="of:=IF(ISBLANK([$Result.A722]);&quot;&quot;; [$Result.A722])">
            <text:p/>
          </table:table-cell>
          <table:table-cell table:style-name="ce34" table:formula="of:=IF(ISBLANK([$Result.B722]);&quot;&quot;; [$Result.B722])">
            <text:p/>
          </table:table-cell>
          <table:table-cell table:content-validation-name="val1"/>
          <table:table-cell/>
        </table:table-row>
        <table:table-row table:style-name="ro6">
          <table:table-cell table:formula="of:=IF(ISBLANK([$Result.A723]);&quot;&quot;; [$Result.A723])">
            <text:p/>
          </table:table-cell>
          <table:table-cell table:style-name="ce34" table:formula="of:=IF(ISBLANK([$Result.B723]);&quot;&quot;; [$Result.B723])">
            <text:p/>
          </table:table-cell>
          <table:table-cell table:content-validation-name="val1"/>
          <table:table-cell/>
        </table:table-row>
        <table:table-row table:style-name="ro6">
          <table:table-cell table:formula="of:=IF(ISBLANK([$Result.A724]);&quot;&quot;; [$Result.A724])">
            <text:p/>
          </table:table-cell>
          <table:table-cell table:style-name="ce34" table:formula="of:=IF(ISBLANK([$Result.B724]);&quot;&quot;; [$Result.B724])">
            <text:p/>
          </table:table-cell>
          <table:table-cell table:content-validation-name="val1"/>
          <table:table-cell/>
        </table:table-row>
        <table:table-row table:style-name="ro6">
          <table:table-cell table:formula="of:=IF(ISBLANK([$Result.A725]);&quot;&quot;; [$Result.A725])">
            <text:p/>
          </table:table-cell>
          <table:table-cell table:style-name="ce34" table:formula="of:=IF(ISBLANK([$Result.B725]);&quot;&quot;; [$Result.B725])">
            <text:p/>
          </table:table-cell>
          <table:table-cell table:content-validation-name="val1"/>
          <table:table-cell/>
        </table:table-row>
        <table:table-row table:style-name="ro6">
          <table:table-cell table:formula="of:=IF(ISBLANK([$Result.A726]);&quot;&quot;; [$Result.A726])">
            <text:p/>
          </table:table-cell>
          <table:table-cell table:style-name="ce34" table:formula="of:=IF(ISBLANK([$Result.B726]);&quot;&quot;; [$Result.B726])">
            <text:p/>
          </table:table-cell>
          <table:table-cell table:content-validation-name="val1"/>
          <table:table-cell/>
        </table:table-row>
        <table:table-row table:style-name="ro6">
          <table:table-cell table:formula="of:=IF(ISBLANK([$Result.A727]);&quot;&quot;; [$Result.A727])">
            <text:p/>
          </table:table-cell>
          <table:table-cell table:style-name="ce34" table:formula="of:=IF(ISBLANK([$Result.B727]);&quot;&quot;; [$Result.B727])">
            <text:p/>
          </table:table-cell>
          <table:table-cell table:content-validation-name="val1"/>
          <table:table-cell/>
        </table:table-row>
        <table:table-row table:style-name="ro6">
          <table:table-cell table:formula="of:=IF(ISBLANK([$Result.A728]);&quot;&quot;; [$Result.A728])">
            <text:p/>
          </table:table-cell>
          <table:table-cell table:style-name="ce34" table:formula="of:=IF(ISBLANK([$Result.B728]);&quot;&quot;; [$Result.B728])">
            <text:p/>
          </table:table-cell>
          <table:table-cell table:content-validation-name="val1"/>
          <table:table-cell/>
        </table:table-row>
        <table:table-row table:style-name="ro6">
          <table:table-cell table:formula="of:=IF(ISBLANK([$Result.A729]);&quot;&quot;; [$Result.A729])">
            <text:p/>
          </table:table-cell>
          <table:table-cell table:style-name="ce34" table:formula="of:=IF(ISBLANK([$Result.B729]);&quot;&quot;; [$Result.B729])">
            <text:p/>
          </table:table-cell>
          <table:table-cell table:content-validation-name="val1"/>
          <table:table-cell/>
        </table:table-row>
        <table:table-row table:style-name="ro6">
          <table:table-cell table:formula="of:=IF(ISBLANK([$Result.A730]);&quot;&quot;; [$Result.A730])">
            <text:p/>
          </table:table-cell>
          <table:table-cell table:style-name="ce34" table:formula="of:=IF(ISBLANK([$Result.B730]);&quot;&quot;; [$Result.B730])">
            <text:p/>
          </table:table-cell>
          <table:table-cell table:content-validation-name="val1"/>
          <table:table-cell/>
        </table:table-row>
        <table:table-row table:style-name="ro6">
          <table:table-cell table:formula="of:=IF(ISBLANK([$Result.A731]);&quot;&quot;; [$Result.A731])">
            <text:p/>
          </table:table-cell>
          <table:table-cell table:style-name="ce34" table:formula="of:=IF(ISBLANK([$Result.B731]);&quot;&quot;; [$Result.B731])">
            <text:p/>
          </table:table-cell>
          <table:table-cell table:content-validation-name="val1"/>
          <table:table-cell/>
        </table:table-row>
        <table:table-row table:style-name="ro6">
          <table:table-cell table:formula="of:=IF(ISBLANK([$Result.A732]);&quot;&quot;; [$Result.A732])">
            <text:p/>
          </table:table-cell>
          <table:table-cell table:style-name="ce34" table:formula="of:=IF(ISBLANK([$Result.B732]);&quot;&quot;; [$Result.B732])">
            <text:p/>
          </table:table-cell>
          <table:table-cell table:content-validation-name="val1"/>
          <table:table-cell/>
        </table:table-row>
        <table:table-row table:style-name="ro6">
          <table:table-cell table:formula="of:=IF(ISBLANK([$Result.A733]);&quot;&quot;; [$Result.A733])">
            <text:p/>
          </table:table-cell>
          <table:table-cell table:style-name="ce34" table:formula="of:=IF(ISBLANK([$Result.B733]);&quot;&quot;; [$Result.B733])">
            <text:p/>
          </table:table-cell>
          <table:table-cell table:content-validation-name="val1"/>
          <table:table-cell/>
        </table:table-row>
        <table:table-row table:style-name="ro6">
          <table:table-cell table:formula="of:=IF(ISBLANK([$Result.A734]);&quot;&quot;; [$Result.A734])">
            <text:p/>
          </table:table-cell>
          <table:table-cell table:style-name="ce34" table:formula="of:=IF(ISBLANK([$Result.B734]);&quot;&quot;; [$Result.B734])">
            <text:p/>
          </table:table-cell>
          <table:table-cell table:content-validation-name="val1"/>
          <table:table-cell/>
        </table:table-row>
        <table:table-row table:style-name="ro6">
          <table:table-cell table:formula="of:=IF(ISBLANK([$Result.A735]);&quot;&quot;; [$Result.A735])">
            <text:p/>
          </table:table-cell>
          <table:table-cell table:style-name="ce34" table:formula="of:=IF(ISBLANK([$Result.B735]);&quot;&quot;; [$Result.B735])">
            <text:p/>
          </table:table-cell>
          <table:table-cell table:content-validation-name="val1"/>
          <table:table-cell/>
        </table:table-row>
        <table:table-row table:style-name="ro6">
          <table:table-cell table:formula="of:=IF(ISBLANK([$Result.A736]);&quot;&quot;; [$Result.A736])">
            <text:p/>
          </table:table-cell>
          <table:table-cell table:style-name="ce34" table:formula="of:=IF(ISBLANK([$Result.B736]);&quot;&quot;; [$Result.B736])">
            <text:p/>
          </table:table-cell>
          <table:table-cell table:content-validation-name="val1"/>
          <table:table-cell/>
        </table:table-row>
        <table:table-row table:style-name="ro6">
          <table:table-cell table:formula="of:=IF(ISBLANK([$Result.A737]);&quot;&quot;; [$Result.A737])">
            <text:p/>
          </table:table-cell>
          <table:table-cell table:style-name="ce34" table:formula="of:=IF(ISBLANK([$Result.B737]);&quot;&quot;; [$Result.B737])">
            <text:p/>
          </table:table-cell>
          <table:table-cell table:content-validation-name="val1"/>
          <table:table-cell/>
        </table:table-row>
        <table:table-row table:style-name="ro6">
          <table:table-cell table:formula="of:=IF(ISBLANK([$Result.A738]);&quot;&quot;; [$Result.A738])">
            <text:p/>
          </table:table-cell>
          <table:table-cell table:style-name="ce34" table:formula="of:=IF(ISBLANK([$Result.B738]);&quot;&quot;; [$Result.B738])">
            <text:p/>
          </table:table-cell>
          <table:table-cell table:content-validation-name="val1"/>
          <table:table-cell/>
        </table:table-row>
        <table:table-row table:style-name="ro6">
          <table:table-cell table:formula="of:=IF(ISBLANK([$Result.A739]);&quot;&quot;; [$Result.A739])">
            <text:p/>
          </table:table-cell>
          <table:table-cell table:style-name="ce34" table:formula="of:=IF(ISBLANK([$Result.B739]);&quot;&quot;; [$Result.B739])">
            <text:p/>
          </table:table-cell>
          <table:table-cell table:content-validation-name="val1"/>
          <table:table-cell/>
        </table:table-row>
        <table:table-row table:style-name="ro6">
          <table:table-cell table:formula="of:=IF(ISBLANK([$Result.A740]);&quot;&quot;; [$Result.A740])">
            <text:p/>
          </table:table-cell>
          <table:table-cell table:style-name="ce34" table:formula="of:=IF(ISBLANK([$Result.B740]);&quot;&quot;; [$Result.B740])">
            <text:p/>
          </table:table-cell>
          <table:table-cell table:content-validation-name="val1"/>
          <table:table-cell/>
        </table:table-row>
        <table:table-row table:style-name="ro6">
          <table:table-cell table:formula="of:=IF(ISBLANK([$Result.A741]);&quot;&quot;; [$Result.A741])">
            <text:p/>
          </table:table-cell>
          <table:table-cell table:style-name="ce34" table:formula="of:=IF(ISBLANK([$Result.B741]);&quot;&quot;; [$Result.B741])">
            <text:p/>
          </table:table-cell>
          <table:table-cell table:content-validation-name="val1"/>
          <table:table-cell/>
        </table:table-row>
        <table:table-row table:style-name="ro6">
          <table:table-cell table:formula="of:=IF(ISBLANK([$Result.A742]);&quot;&quot;; [$Result.A742])">
            <text:p/>
          </table:table-cell>
          <table:table-cell table:style-name="ce34" table:formula="of:=IF(ISBLANK([$Result.B742]);&quot;&quot;; [$Result.B742])">
            <text:p/>
          </table:table-cell>
          <table:table-cell table:content-validation-name="val1"/>
          <table:table-cell/>
        </table:table-row>
        <table:table-row table:style-name="ro6">
          <table:table-cell table:formula="of:=IF(ISBLANK([$Result.A743]);&quot;&quot;; [$Result.A743])">
            <text:p/>
          </table:table-cell>
          <table:table-cell table:style-name="ce34" table:formula="of:=IF(ISBLANK([$Result.B743]);&quot;&quot;; [$Result.B743])">
            <text:p/>
          </table:table-cell>
          <table:table-cell table:content-validation-name="val1"/>
          <table:table-cell/>
        </table:table-row>
        <table:table-row table:style-name="ro6">
          <table:table-cell table:formula="of:=IF(ISBLANK([$Result.A744]);&quot;&quot;; [$Result.A744])">
            <text:p/>
          </table:table-cell>
          <table:table-cell table:style-name="ce34" table:formula="of:=IF(ISBLANK([$Result.B744]);&quot;&quot;; [$Result.B744])">
            <text:p/>
          </table:table-cell>
          <table:table-cell table:content-validation-name="val1"/>
          <table:table-cell/>
        </table:table-row>
        <table:table-row table:style-name="ro6">
          <table:table-cell table:formula="of:=IF(ISBLANK([$Result.A745]);&quot;&quot;; [$Result.A745])">
            <text:p/>
          </table:table-cell>
          <table:table-cell table:style-name="ce34" table:formula="of:=IF(ISBLANK([$Result.B745]);&quot;&quot;; [$Result.B745])">
            <text:p/>
          </table:table-cell>
          <table:table-cell table:content-validation-name="val1"/>
          <table:table-cell/>
        </table:table-row>
        <table:table-row table:style-name="ro6">
          <table:table-cell table:formula="of:=IF(ISBLANK([$Result.A746]);&quot;&quot;; [$Result.A746])">
            <text:p/>
          </table:table-cell>
          <table:table-cell table:style-name="ce34" table:formula="of:=IF(ISBLANK([$Result.B746]);&quot;&quot;; [$Result.B746])">
            <text:p/>
          </table:table-cell>
          <table:table-cell table:content-validation-name="val1"/>
          <table:table-cell/>
        </table:table-row>
        <table:table-row table:style-name="ro6">
          <table:table-cell table:formula="of:=IF(ISBLANK([$Result.A747]);&quot;&quot;; [$Result.A747])">
            <text:p/>
          </table:table-cell>
          <table:table-cell table:style-name="ce34" table:formula="of:=IF(ISBLANK([$Result.B747]);&quot;&quot;; [$Result.B747])">
            <text:p/>
          </table:table-cell>
          <table:table-cell table:content-validation-name="val1"/>
          <table:table-cell/>
        </table:table-row>
        <table:table-row table:style-name="ro6">
          <table:table-cell table:formula="of:=IF(ISBLANK([$Result.A748]);&quot;&quot;; [$Result.A748])">
            <text:p/>
          </table:table-cell>
          <table:table-cell table:style-name="ce34" table:formula="of:=IF(ISBLANK([$Result.B748]);&quot;&quot;; [$Result.B748])">
            <text:p/>
          </table:table-cell>
          <table:table-cell table:content-validation-name="val1"/>
          <table:table-cell/>
        </table:table-row>
        <table:table-row table:style-name="ro6">
          <table:table-cell table:formula="of:=IF(ISBLANK([$Result.A749]);&quot;&quot;; [$Result.A749])">
            <text:p/>
          </table:table-cell>
          <table:table-cell table:style-name="ce34" table:formula="of:=IF(ISBLANK([$Result.B749]);&quot;&quot;; [$Result.B749])">
            <text:p/>
          </table:table-cell>
          <table:table-cell table:content-validation-name="val1"/>
          <table:table-cell/>
        </table:table-row>
        <table:table-row table:style-name="ro6">
          <table:table-cell table:formula="of:=IF(ISBLANK([$Result.A750]);&quot;&quot;; [$Result.A750])">
            <text:p/>
          </table:table-cell>
          <table:table-cell table:style-name="ce34" table:formula="of:=IF(ISBLANK([$Result.B750]);&quot;&quot;; [$Result.B750])">
            <text:p/>
          </table:table-cell>
          <table:table-cell table:content-validation-name="val1"/>
          <table:table-cell/>
        </table:table-row>
        <table:table-row table:style-name="ro6">
          <table:table-cell table:formula="of:=IF(ISBLANK([$Result.A751]);&quot;&quot;; [$Result.A751])">
            <text:p/>
          </table:table-cell>
          <table:table-cell table:style-name="ce34" table:formula="of:=IF(ISBLANK([$Result.B751]);&quot;&quot;; [$Result.B751])">
            <text:p/>
          </table:table-cell>
          <table:table-cell table:content-validation-name="val1"/>
          <table:table-cell/>
        </table:table-row>
        <table:table-row table:style-name="ro6">
          <table:table-cell table:formula="of:=IF(ISBLANK([$Result.A752]);&quot;&quot;; [$Result.A752])">
            <text:p/>
          </table:table-cell>
          <table:table-cell table:style-name="ce34" table:formula="of:=IF(ISBLANK([$Result.B752]);&quot;&quot;; [$Result.B752])">
            <text:p/>
          </table:table-cell>
          <table:table-cell table:content-validation-name="val1"/>
          <table:table-cell/>
        </table:table-row>
        <table:table-row table:style-name="ro6">
          <table:table-cell table:formula="of:=IF(ISBLANK([$Result.A753]);&quot;&quot;; [$Result.A753])">
            <text:p/>
          </table:table-cell>
          <table:table-cell table:style-name="ce34" table:formula="of:=IF(ISBLANK([$Result.B753]);&quot;&quot;; [$Result.B753])">
            <text:p/>
          </table:table-cell>
          <table:table-cell table:content-validation-name="val1"/>
          <table:table-cell/>
        </table:table-row>
        <table:table-row table:style-name="ro6">
          <table:table-cell table:formula="of:=IF(ISBLANK([$Result.A754]);&quot;&quot;; [$Result.A754])">
            <text:p/>
          </table:table-cell>
          <table:table-cell table:style-name="ce34" table:formula="of:=IF(ISBLANK([$Result.B754]);&quot;&quot;; [$Result.B754])">
            <text:p/>
          </table:table-cell>
          <table:table-cell table:content-validation-name="val1"/>
          <table:table-cell/>
        </table:table-row>
        <table:table-row table:style-name="ro6">
          <table:table-cell table:formula="of:=IF(ISBLANK([$Result.A755]);&quot;&quot;; [$Result.A755])">
            <text:p/>
          </table:table-cell>
          <table:table-cell table:style-name="ce34" table:formula="of:=IF(ISBLANK([$Result.B755]);&quot;&quot;; [$Result.B755])">
            <text:p/>
          </table:table-cell>
          <table:table-cell table:content-validation-name="val1"/>
          <table:table-cell/>
        </table:table-row>
        <table:table-row table:style-name="ro6">
          <table:table-cell table:formula="of:=IF(ISBLANK([$Result.A756]);&quot;&quot;; [$Result.A756])">
            <text:p/>
          </table:table-cell>
          <table:table-cell table:style-name="ce34" table:formula="of:=IF(ISBLANK([$Result.B756]);&quot;&quot;; [$Result.B756])">
            <text:p/>
          </table:table-cell>
          <table:table-cell table:content-validation-name="val1"/>
          <table:table-cell/>
        </table:table-row>
        <table:table-row table:style-name="ro6">
          <table:table-cell table:formula="of:=IF(ISBLANK([$Result.A757]);&quot;&quot;; [$Result.A757])">
            <text:p/>
          </table:table-cell>
          <table:table-cell table:style-name="ce34" table:formula="of:=IF(ISBLANK([$Result.B757]);&quot;&quot;; [$Result.B757])">
            <text:p/>
          </table:table-cell>
          <table:table-cell table:content-validation-name="val1"/>
          <table:table-cell/>
        </table:table-row>
        <table:table-row table:style-name="ro6">
          <table:table-cell table:formula="of:=IF(ISBLANK([$Result.A758]);&quot;&quot;; [$Result.A758])">
            <text:p/>
          </table:table-cell>
          <table:table-cell table:style-name="ce34" table:formula="of:=IF(ISBLANK([$Result.B758]);&quot;&quot;; [$Result.B758])">
            <text:p/>
          </table:table-cell>
          <table:table-cell table:content-validation-name="val1"/>
          <table:table-cell/>
        </table:table-row>
        <table:table-row table:style-name="ro6">
          <table:table-cell table:formula="of:=IF(ISBLANK([$Result.A759]);&quot;&quot;; [$Result.A759])">
            <text:p/>
          </table:table-cell>
          <table:table-cell table:style-name="ce34" table:formula="of:=IF(ISBLANK([$Result.B759]);&quot;&quot;; [$Result.B759])">
            <text:p/>
          </table:table-cell>
          <table:table-cell table:content-validation-name="val1"/>
          <table:table-cell/>
        </table:table-row>
        <table:table-row table:style-name="ro6">
          <table:table-cell table:formula="of:=IF(ISBLANK([$Result.A760]);&quot;&quot;; [$Result.A760])">
            <text:p/>
          </table:table-cell>
          <table:table-cell table:style-name="ce34" table:formula="of:=IF(ISBLANK([$Result.B760]);&quot;&quot;; [$Result.B760])">
            <text:p/>
          </table:table-cell>
          <table:table-cell table:content-validation-name="val1"/>
          <table:table-cell/>
        </table:table-row>
        <table:table-row table:style-name="ro6">
          <table:table-cell table:formula="of:=IF(ISBLANK([$Result.A761]);&quot;&quot;; [$Result.A761])">
            <text:p/>
          </table:table-cell>
          <table:table-cell table:style-name="ce34" table:formula="of:=IF(ISBLANK([$Result.B761]);&quot;&quot;; [$Result.B761])">
            <text:p/>
          </table:table-cell>
          <table:table-cell table:content-validation-name="val1"/>
          <table:table-cell/>
        </table:table-row>
        <table:table-row table:style-name="ro6">
          <table:table-cell table:formula="of:=IF(ISBLANK([$Result.A762]);&quot;&quot;; [$Result.A762])">
            <text:p/>
          </table:table-cell>
          <table:table-cell table:style-name="ce34" table:formula="of:=IF(ISBLANK([$Result.B762]);&quot;&quot;; [$Result.B762])">
            <text:p/>
          </table:table-cell>
          <table:table-cell table:content-validation-name="val1"/>
          <table:table-cell/>
        </table:table-row>
        <table:table-row table:style-name="ro6">
          <table:table-cell table:formula="of:=IF(ISBLANK([$Result.A763]);&quot;&quot;; [$Result.A763])">
            <text:p/>
          </table:table-cell>
          <table:table-cell table:style-name="ce34" table:formula="of:=IF(ISBLANK([$Result.B763]);&quot;&quot;; [$Result.B763])">
            <text:p/>
          </table:table-cell>
          <table:table-cell table:content-validation-name="val1"/>
          <table:table-cell/>
        </table:table-row>
        <table:table-row table:style-name="ro6">
          <table:table-cell table:formula="of:=IF(ISBLANK([$Result.A764]);&quot;&quot;; [$Result.A764])">
            <text:p/>
          </table:table-cell>
          <table:table-cell table:style-name="ce34" table:formula="of:=IF(ISBLANK([$Result.B764]);&quot;&quot;; [$Result.B764])">
            <text:p/>
          </table:table-cell>
          <table:table-cell table:content-validation-name="val1"/>
          <table:table-cell/>
        </table:table-row>
        <table:table-row table:style-name="ro6">
          <table:table-cell table:formula="of:=IF(ISBLANK([$Result.A765]);&quot;&quot;; [$Result.A765])">
            <text:p/>
          </table:table-cell>
          <table:table-cell table:style-name="ce34" table:formula="of:=IF(ISBLANK([$Result.B765]);&quot;&quot;; [$Result.B765])">
            <text:p/>
          </table:table-cell>
          <table:table-cell table:content-validation-name="val1"/>
          <table:table-cell/>
        </table:table-row>
        <table:table-row table:style-name="ro6">
          <table:table-cell table:formula="of:=IF(ISBLANK([$Result.A766]);&quot;&quot;; [$Result.A766])">
            <text:p/>
          </table:table-cell>
          <table:table-cell table:style-name="ce34" table:formula="of:=IF(ISBLANK([$Result.B766]);&quot;&quot;; [$Result.B766])">
            <text:p/>
          </table:table-cell>
          <table:table-cell table:content-validation-name="val1"/>
          <table:table-cell/>
        </table:table-row>
        <table:table-row table:style-name="ro6">
          <table:table-cell table:formula="of:=IF(ISBLANK([$Result.A767]);&quot;&quot;; [$Result.A767])">
            <text:p/>
          </table:table-cell>
          <table:table-cell table:style-name="ce34" table:formula="of:=IF(ISBLANK([$Result.B767]);&quot;&quot;; [$Result.B767])">
            <text:p/>
          </table:table-cell>
          <table:table-cell table:content-validation-name="val1"/>
          <table:table-cell/>
        </table:table-row>
        <table:table-row table:style-name="ro6">
          <table:table-cell table:formula="of:=IF(ISBLANK([$Result.A768]);&quot;&quot;; [$Result.A768])">
            <text:p/>
          </table:table-cell>
          <table:table-cell table:style-name="ce34" table:formula="of:=IF(ISBLANK([$Result.B768]);&quot;&quot;; [$Result.B768])">
            <text:p/>
          </table:table-cell>
          <table:table-cell table:content-validation-name="val1"/>
          <table:table-cell/>
        </table:table-row>
        <table:table-row table:style-name="ro6">
          <table:table-cell table:formula="of:=IF(ISBLANK([$Result.A769]);&quot;&quot;; [$Result.A769])">
            <text:p/>
          </table:table-cell>
          <table:table-cell table:style-name="ce34" table:formula="of:=IF(ISBLANK([$Result.B769]);&quot;&quot;; [$Result.B769])">
            <text:p/>
          </table:table-cell>
          <table:table-cell table:content-validation-name="val1"/>
          <table:table-cell/>
        </table:table-row>
        <table:table-row table:style-name="ro6">
          <table:table-cell table:formula="of:=IF(ISBLANK([$Result.A770]);&quot;&quot;; [$Result.A770])">
            <text:p/>
          </table:table-cell>
          <table:table-cell table:style-name="ce34" table:formula="of:=IF(ISBLANK([$Result.B770]);&quot;&quot;; [$Result.B770])">
            <text:p/>
          </table:table-cell>
          <table:table-cell table:content-validation-name="val1"/>
          <table:table-cell/>
        </table:table-row>
        <table:table-row table:style-name="ro6">
          <table:table-cell table:formula="of:=IF(ISBLANK([$Result.A771]);&quot;&quot;; [$Result.A771])">
            <text:p/>
          </table:table-cell>
          <table:table-cell table:style-name="ce34" table:formula="of:=IF(ISBLANK([$Result.B771]);&quot;&quot;; [$Result.B771])">
            <text:p/>
          </table:table-cell>
          <table:table-cell table:content-validation-name="val1"/>
          <table:table-cell/>
        </table:table-row>
        <table:table-row table:style-name="ro6">
          <table:table-cell table:formula="of:=IF(ISBLANK([$Result.A772]);&quot;&quot;; [$Result.A772])">
            <text:p/>
          </table:table-cell>
          <table:table-cell table:style-name="ce34" table:formula="of:=IF(ISBLANK([$Result.B772]);&quot;&quot;; [$Result.B772])">
            <text:p/>
          </table:table-cell>
          <table:table-cell table:content-validation-name="val1"/>
          <table:table-cell/>
        </table:table-row>
        <table:table-row table:style-name="ro6">
          <table:table-cell table:formula="of:=IF(ISBLANK([$Result.A773]);&quot;&quot;; [$Result.A773])">
            <text:p/>
          </table:table-cell>
          <table:table-cell table:style-name="ce34" table:formula="of:=IF(ISBLANK([$Result.B773]);&quot;&quot;; [$Result.B773])">
            <text:p/>
          </table:table-cell>
          <table:table-cell table:content-validation-name="val1"/>
          <table:table-cell/>
        </table:table-row>
        <table:table-row table:style-name="ro6">
          <table:table-cell table:formula="of:=IF(ISBLANK([$Result.A774]);&quot;&quot;; [$Result.A774])">
            <text:p/>
          </table:table-cell>
          <table:table-cell table:style-name="ce34" table:formula="of:=IF(ISBLANK([$Result.B774]);&quot;&quot;; [$Result.B774])">
            <text:p/>
          </table:table-cell>
          <table:table-cell table:content-validation-name="val1"/>
          <table:table-cell/>
        </table:table-row>
        <table:table-row table:style-name="ro6">
          <table:table-cell table:formula="of:=IF(ISBLANK([$Result.A775]);&quot;&quot;; [$Result.A775])">
            <text:p/>
          </table:table-cell>
          <table:table-cell table:style-name="ce34" table:formula="of:=IF(ISBLANK([$Result.B775]);&quot;&quot;; [$Result.B775])">
            <text:p/>
          </table:table-cell>
          <table:table-cell table:content-validation-name="val1"/>
          <table:table-cell/>
        </table:table-row>
        <table:table-row table:style-name="ro6">
          <table:table-cell table:formula="of:=IF(ISBLANK([$Result.A776]);&quot;&quot;; [$Result.A776])">
            <text:p/>
          </table:table-cell>
          <table:table-cell table:style-name="ce34" table:formula="of:=IF(ISBLANK([$Result.B776]);&quot;&quot;; [$Result.B776])">
            <text:p/>
          </table:table-cell>
          <table:table-cell table:content-validation-name="val1"/>
          <table:table-cell/>
        </table:table-row>
        <table:table-row table:style-name="ro6">
          <table:table-cell table:formula="of:=IF(ISBLANK([$Result.A777]);&quot;&quot;; [$Result.A777])">
            <text:p/>
          </table:table-cell>
          <table:table-cell table:style-name="ce34" table:formula="of:=IF(ISBLANK([$Result.B777]);&quot;&quot;; [$Result.B777])">
            <text:p/>
          </table:table-cell>
          <table:table-cell table:content-validation-name="val1"/>
          <table:table-cell/>
        </table:table-row>
        <table:table-row table:style-name="ro6">
          <table:table-cell table:formula="of:=IF(ISBLANK([$Result.A778]);&quot;&quot;; [$Result.A778])">
            <text:p/>
          </table:table-cell>
          <table:table-cell table:style-name="ce34" table:formula="of:=IF(ISBLANK([$Result.B778]);&quot;&quot;; [$Result.B778])">
            <text:p/>
          </table:table-cell>
          <table:table-cell table:content-validation-name="val1"/>
          <table:table-cell/>
        </table:table-row>
        <table:table-row table:style-name="ro6">
          <table:table-cell table:formula="of:=IF(ISBLANK([$Result.A779]);&quot;&quot;; [$Result.A779])">
            <text:p/>
          </table:table-cell>
          <table:table-cell table:style-name="ce34" table:formula="of:=IF(ISBLANK([$Result.B779]);&quot;&quot;; [$Result.B779])">
            <text:p/>
          </table:table-cell>
          <table:table-cell table:content-validation-name="val1"/>
          <table:table-cell/>
        </table:table-row>
        <table:table-row table:style-name="ro6">
          <table:table-cell table:formula="of:=IF(ISBLANK([$Result.A780]);&quot;&quot;; [$Result.A780])">
            <text:p/>
          </table:table-cell>
          <table:table-cell table:style-name="ce34" table:formula="of:=IF(ISBLANK([$Result.B780]);&quot;&quot;; [$Result.B780])">
            <text:p/>
          </table:table-cell>
          <table:table-cell table:content-validation-name="val1"/>
          <table:table-cell/>
        </table:table-row>
        <table:table-row table:style-name="ro6">
          <table:table-cell table:formula="of:=IF(ISBLANK([$Result.A781]);&quot;&quot;; [$Result.A781])">
            <text:p/>
          </table:table-cell>
          <table:table-cell table:style-name="ce34" table:formula="of:=IF(ISBLANK([$Result.B781]);&quot;&quot;; [$Result.B781])">
            <text:p/>
          </table:table-cell>
          <table:table-cell table:content-validation-name="val1"/>
          <table:table-cell/>
        </table:table-row>
        <table:table-row table:style-name="ro6">
          <table:table-cell table:formula="of:=IF(ISBLANK([$Result.A782]);&quot;&quot;; [$Result.A782])">
            <text:p/>
          </table:table-cell>
          <table:table-cell table:style-name="ce34" table:formula="of:=IF(ISBLANK([$Result.B782]);&quot;&quot;; [$Result.B782])">
            <text:p/>
          </table:table-cell>
          <table:table-cell table:content-validation-name="val1"/>
          <table:table-cell/>
        </table:table-row>
        <table:table-row table:style-name="ro6">
          <table:table-cell table:formula="of:=IF(ISBLANK([$Result.A783]);&quot;&quot;; [$Result.A783])">
            <text:p/>
          </table:table-cell>
          <table:table-cell table:style-name="ce34" table:formula="of:=IF(ISBLANK([$Result.B783]);&quot;&quot;; [$Result.B783])">
            <text:p/>
          </table:table-cell>
          <table:table-cell table:content-validation-name="val1"/>
          <table:table-cell/>
        </table:table-row>
        <table:table-row table:style-name="ro6">
          <table:table-cell table:formula="of:=IF(ISBLANK([$Result.A784]);&quot;&quot;; [$Result.A784])">
            <text:p/>
          </table:table-cell>
          <table:table-cell table:style-name="ce34" table:formula="of:=IF(ISBLANK([$Result.B784]);&quot;&quot;; [$Result.B784])">
            <text:p/>
          </table:table-cell>
          <table:table-cell table:content-validation-name="val1"/>
          <table:table-cell/>
        </table:table-row>
        <table:table-row table:style-name="ro6">
          <table:table-cell table:formula="of:=IF(ISBLANK([$Result.A785]);&quot;&quot;; [$Result.A785])">
            <text:p/>
          </table:table-cell>
          <table:table-cell table:style-name="ce34" table:formula="of:=IF(ISBLANK([$Result.B785]);&quot;&quot;; [$Result.B785])">
            <text:p/>
          </table:table-cell>
          <table:table-cell table:content-validation-name="val1"/>
          <table:table-cell/>
        </table:table-row>
        <table:table-row table:style-name="ro6">
          <table:table-cell table:formula="of:=IF(ISBLANK([$Result.A786]);&quot;&quot;; [$Result.A786])">
            <text:p/>
          </table:table-cell>
          <table:table-cell table:style-name="ce34" table:formula="of:=IF(ISBLANK([$Result.B786]);&quot;&quot;; [$Result.B786])">
            <text:p/>
          </table:table-cell>
          <table:table-cell table:content-validation-name="val1"/>
          <table:table-cell/>
        </table:table-row>
        <table:table-row table:style-name="ro6">
          <table:table-cell table:formula="of:=IF(ISBLANK([$Result.A787]);&quot;&quot;; [$Result.A787])">
            <text:p/>
          </table:table-cell>
          <table:table-cell table:style-name="ce34" table:formula="of:=IF(ISBLANK([$Result.B787]);&quot;&quot;; [$Result.B787])">
            <text:p/>
          </table:table-cell>
          <table:table-cell table:content-validation-name="val1"/>
          <table:table-cell/>
        </table:table-row>
        <table:table-row table:style-name="ro6">
          <table:table-cell table:formula="of:=IF(ISBLANK([$Result.A788]);&quot;&quot;; [$Result.A788])">
            <text:p/>
          </table:table-cell>
          <table:table-cell table:style-name="ce34" table:formula="of:=IF(ISBLANK([$Result.B788]);&quot;&quot;; [$Result.B788])">
            <text:p/>
          </table:table-cell>
          <table:table-cell table:content-validation-name="val1"/>
          <table:table-cell/>
        </table:table-row>
        <table:table-row table:style-name="ro6">
          <table:table-cell table:formula="of:=IF(ISBLANK([$Result.A789]);&quot;&quot;; [$Result.A789])">
            <text:p/>
          </table:table-cell>
          <table:table-cell table:style-name="ce34" table:formula="of:=IF(ISBLANK([$Result.B789]);&quot;&quot;; [$Result.B789])">
            <text:p/>
          </table:table-cell>
          <table:table-cell table:content-validation-name="val1"/>
          <table:table-cell/>
        </table:table-row>
        <table:table-row table:style-name="ro6">
          <table:table-cell table:formula="of:=IF(ISBLANK([$Result.A790]);&quot;&quot;; [$Result.A790])">
            <text:p/>
          </table:table-cell>
          <table:table-cell table:style-name="ce34" table:formula="of:=IF(ISBLANK([$Result.B790]);&quot;&quot;; [$Result.B790])">
            <text:p/>
          </table:table-cell>
          <table:table-cell table:content-validation-name="val1"/>
          <table:table-cell/>
        </table:table-row>
        <table:table-row table:style-name="ro6">
          <table:table-cell table:formula="of:=IF(ISBLANK([$Result.A791]);&quot;&quot;; [$Result.A791])">
            <text:p/>
          </table:table-cell>
          <table:table-cell table:style-name="ce34" table:formula="of:=IF(ISBLANK([$Result.B791]);&quot;&quot;; [$Result.B791])">
            <text:p/>
          </table:table-cell>
          <table:table-cell table:content-validation-name="val1"/>
          <table:table-cell/>
        </table:table-row>
        <table:table-row table:style-name="ro6">
          <table:table-cell table:formula="of:=IF(ISBLANK([$Result.A792]);&quot;&quot;; [$Result.A792])">
            <text:p/>
          </table:table-cell>
          <table:table-cell table:style-name="ce34" table:formula="of:=IF(ISBLANK([$Result.B792]);&quot;&quot;; [$Result.B792])">
            <text:p/>
          </table:table-cell>
          <table:table-cell table:content-validation-name="val1"/>
          <table:table-cell/>
        </table:table-row>
        <table:table-row table:style-name="ro6">
          <table:table-cell table:formula="of:=IF(ISBLANK([$Result.A793]);&quot;&quot;; [$Result.A793])">
            <text:p/>
          </table:table-cell>
          <table:table-cell table:style-name="ce34" table:formula="of:=IF(ISBLANK([$Result.B793]);&quot;&quot;; [$Result.B793])">
            <text:p/>
          </table:table-cell>
          <table:table-cell table:content-validation-name="val1"/>
          <table:table-cell/>
        </table:table-row>
        <table:table-row table:style-name="ro6">
          <table:table-cell table:formula="of:=IF(ISBLANK([$Result.A794]);&quot;&quot;; [$Result.A794])">
            <text:p/>
          </table:table-cell>
          <table:table-cell table:style-name="ce34" table:formula="of:=IF(ISBLANK([$Result.B794]);&quot;&quot;; [$Result.B794])">
            <text:p/>
          </table:table-cell>
          <table:table-cell table:content-validation-name="val1"/>
          <table:table-cell/>
        </table:table-row>
        <table:table-row table:style-name="ro6">
          <table:table-cell table:formula="of:=IF(ISBLANK([$Result.A795]);&quot;&quot;; [$Result.A795])">
            <text:p/>
          </table:table-cell>
          <table:table-cell table:style-name="ce34" table:formula="of:=IF(ISBLANK([$Result.B795]);&quot;&quot;; [$Result.B795])">
            <text:p/>
          </table:table-cell>
          <table:table-cell table:content-validation-name="val1"/>
          <table:table-cell/>
        </table:table-row>
        <table:table-row table:style-name="ro6">
          <table:table-cell table:formula="of:=IF(ISBLANK([$Result.A796]);&quot;&quot;; [$Result.A796])">
            <text:p/>
          </table:table-cell>
          <table:table-cell table:style-name="ce34" table:formula="of:=IF(ISBLANK([$Result.B796]);&quot;&quot;; [$Result.B796])">
            <text:p/>
          </table:table-cell>
          <table:table-cell table:content-validation-name="val1"/>
          <table:table-cell/>
        </table:table-row>
        <table:table-row table:style-name="ro6">
          <table:table-cell table:formula="of:=IF(ISBLANK([$Result.A797]);&quot;&quot;; [$Result.A797])">
            <text:p/>
          </table:table-cell>
          <table:table-cell table:style-name="ce34" table:formula="of:=IF(ISBLANK([$Result.B797]);&quot;&quot;; [$Result.B797])">
            <text:p/>
          </table:table-cell>
          <table:table-cell table:content-validation-name="val1"/>
          <table:table-cell/>
        </table:table-row>
        <table:table-row table:style-name="ro6">
          <table:table-cell table:formula="of:=IF(ISBLANK([$Result.A798]);&quot;&quot;; [$Result.A798])">
            <text:p/>
          </table:table-cell>
          <table:table-cell table:style-name="ce34" table:formula="of:=IF(ISBLANK([$Result.B798]);&quot;&quot;; [$Result.B798])">
            <text:p/>
          </table:table-cell>
          <table:table-cell table:content-validation-name="val1"/>
          <table:table-cell/>
        </table:table-row>
        <table:table-row table:style-name="ro6">
          <table:table-cell table:formula="of:=IF(ISBLANK([$Result.A799]);&quot;&quot;; [$Result.A799])">
            <text:p/>
          </table:table-cell>
          <table:table-cell table:style-name="ce34" table:formula="of:=IF(ISBLANK([$Result.B799]);&quot;&quot;; [$Result.B799])">
            <text:p/>
          </table:table-cell>
          <table:table-cell table:content-validation-name="val1"/>
          <table:table-cell/>
        </table:table-row>
        <table:table-row table:style-name="ro6">
          <table:table-cell table:formula="of:=IF(ISBLANK([$Result.A800]);&quot;&quot;; [$Result.A800])">
            <text:p/>
          </table:table-cell>
          <table:table-cell table:style-name="ce34" table:formula="of:=IF(ISBLANK([$Result.B800]);&quot;&quot;; [$Result.B800])">
            <text:p/>
          </table:table-cell>
          <table:table-cell table:content-validation-name="val1"/>
          <table:table-cell/>
        </table:table-row>
        <table:table-row table:style-name="ro6">
          <table:table-cell table:formula="of:=IF(ISBLANK([$Result.A801]);&quot;&quot;; [$Result.A801])">
            <text:p/>
          </table:table-cell>
          <table:table-cell table:style-name="ce34" table:formula="of:=IF(ISBLANK([$Result.B801]);&quot;&quot;; [$Result.B801])">
            <text:p/>
          </table:table-cell>
          <table:table-cell table:content-validation-name="val1"/>
          <table:table-cell/>
        </table:table-row>
        <table:table-row table:style-name="ro6">
          <table:table-cell table:formula="of:=IF(ISBLANK([$Result.A802]);&quot;&quot;; [$Result.A802])">
            <text:p/>
          </table:table-cell>
          <table:table-cell table:style-name="ce34" table:formula="of:=IF(ISBLANK([$Result.B802]);&quot;&quot;; [$Result.B802])">
            <text:p/>
          </table:table-cell>
          <table:table-cell table:content-validation-name="val1"/>
          <table:table-cell/>
        </table:table-row>
        <table:table-row table:style-name="ro6">
          <table:table-cell table:formula="of:=IF(ISBLANK([$Result.A803]);&quot;&quot;; [$Result.A803])">
            <text:p/>
          </table:table-cell>
          <table:table-cell table:style-name="ce34" table:formula="of:=IF(ISBLANK([$Result.B803]);&quot;&quot;; [$Result.B803])">
            <text:p/>
          </table:table-cell>
          <table:table-cell table:content-validation-name="val1"/>
          <table:table-cell/>
        </table:table-row>
        <table:table-row table:style-name="ro6">
          <table:table-cell table:formula="of:=IF(ISBLANK([$Result.A804]);&quot;&quot;; [$Result.A804])">
            <text:p/>
          </table:table-cell>
          <table:table-cell table:style-name="ce34" table:formula="of:=IF(ISBLANK([$Result.B804]);&quot;&quot;; [$Result.B804])">
            <text:p/>
          </table:table-cell>
          <table:table-cell table:content-validation-name="val1"/>
          <table:table-cell/>
        </table:table-row>
        <table:table-row table:style-name="ro6">
          <table:table-cell table:formula="of:=IF(ISBLANK([$Result.A805]);&quot;&quot;; [$Result.A805])">
            <text:p/>
          </table:table-cell>
          <table:table-cell table:style-name="ce34" table:formula="of:=IF(ISBLANK([$Result.B805]);&quot;&quot;; [$Result.B805])">
            <text:p/>
          </table:table-cell>
          <table:table-cell table:content-validation-name="val1"/>
          <table:table-cell/>
        </table:table-row>
        <table:table-row table:style-name="ro6">
          <table:table-cell table:formula="of:=IF(ISBLANK([$Result.A806]);&quot;&quot;; [$Result.A806])">
            <text:p/>
          </table:table-cell>
          <table:table-cell table:style-name="ce34" table:formula="of:=IF(ISBLANK([$Result.B806]);&quot;&quot;; [$Result.B806])">
            <text:p/>
          </table:table-cell>
          <table:table-cell table:content-validation-name="val1"/>
          <table:table-cell/>
        </table:table-row>
        <table:table-row table:style-name="ro6">
          <table:table-cell table:formula="of:=IF(ISBLANK([$Result.A807]);&quot;&quot;; [$Result.A807])">
            <text:p/>
          </table:table-cell>
          <table:table-cell table:style-name="ce34" table:formula="of:=IF(ISBLANK([$Result.B807]);&quot;&quot;; [$Result.B807])">
            <text:p/>
          </table:table-cell>
          <table:table-cell table:content-validation-name="val1"/>
          <table:table-cell/>
        </table:table-row>
        <table:table-row table:style-name="ro6">
          <table:table-cell table:formula="of:=IF(ISBLANK([$Result.A808]);&quot;&quot;; [$Result.A808])">
            <text:p/>
          </table:table-cell>
          <table:table-cell table:style-name="ce34" table:formula="of:=IF(ISBLANK([$Result.B808]);&quot;&quot;; [$Result.B808])">
            <text:p/>
          </table:table-cell>
          <table:table-cell table:content-validation-name="val1"/>
          <table:table-cell/>
        </table:table-row>
        <table:table-row table:style-name="ro6">
          <table:table-cell table:formula="of:=IF(ISBLANK([$Result.A809]);&quot;&quot;; [$Result.A809])">
            <text:p/>
          </table:table-cell>
          <table:table-cell table:style-name="ce34" table:formula="of:=IF(ISBLANK([$Result.B809]);&quot;&quot;; [$Result.B809])">
            <text:p/>
          </table:table-cell>
          <table:table-cell table:content-validation-name="val1"/>
          <table:table-cell/>
        </table:table-row>
        <table:table-row table:style-name="ro6">
          <table:table-cell table:formula="of:=IF(ISBLANK([$Result.A810]);&quot;&quot;; [$Result.A810])">
            <text:p/>
          </table:table-cell>
          <table:table-cell table:style-name="ce34" table:formula="of:=IF(ISBLANK([$Result.B810]);&quot;&quot;; [$Result.B810])">
            <text:p/>
          </table:table-cell>
          <table:table-cell table:content-validation-name="val1"/>
          <table:table-cell/>
        </table:table-row>
        <table:table-row table:style-name="ro6">
          <table:table-cell table:formula="of:=IF(ISBLANK([$Result.A811]);&quot;&quot;; [$Result.A811])">
            <text:p/>
          </table:table-cell>
          <table:table-cell table:style-name="ce34" table:formula="of:=IF(ISBLANK([$Result.B811]);&quot;&quot;; [$Result.B811])">
            <text:p/>
          </table:table-cell>
          <table:table-cell table:content-validation-name="val1"/>
          <table:table-cell/>
        </table:table-row>
        <table:table-row table:style-name="ro6">
          <table:table-cell table:formula="of:=IF(ISBLANK([$Result.A812]);&quot;&quot;; [$Result.A812])">
            <text:p/>
          </table:table-cell>
          <table:table-cell table:style-name="ce34" table:formula="of:=IF(ISBLANK([$Result.B812]);&quot;&quot;; [$Result.B812])">
            <text:p/>
          </table:table-cell>
          <table:table-cell table:content-validation-name="val1"/>
          <table:table-cell/>
        </table:table-row>
        <table:table-row table:style-name="ro6">
          <table:table-cell table:formula="of:=IF(ISBLANK([$Result.A813]);&quot;&quot;; [$Result.A813])">
            <text:p/>
          </table:table-cell>
          <table:table-cell table:style-name="ce34" table:formula="of:=IF(ISBLANK([$Result.B813]);&quot;&quot;; [$Result.B813])">
            <text:p/>
          </table:table-cell>
          <table:table-cell table:content-validation-name="val1"/>
          <table:table-cell/>
        </table:table-row>
        <table:table-row table:style-name="ro6">
          <table:table-cell table:formula="of:=IF(ISBLANK([$Result.A814]);&quot;&quot;; [$Result.A814])">
            <text:p/>
          </table:table-cell>
          <table:table-cell table:style-name="ce34" table:formula="of:=IF(ISBLANK([$Result.B814]);&quot;&quot;; [$Result.B814])">
            <text:p/>
          </table:table-cell>
          <table:table-cell table:content-validation-name="val1"/>
          <table:table-cell/>
        </table:table-row>
        <table:table-row table:style-name="ro6">
          <table:table-cell table:formula="of:=IF(ISBLANK([$Result.A815]);&quot;&quot;; [$Result.A815])">
            <text:p/>
          </table:table-cell>
          <table:table-cell table:style-name="ce34" table:formula="of:=IF(ISBLANK([$Result.B815]);&quot;&quot;; [$Result.B815])">
            <text:p/>
          </table:table-cell>
          <table:table-cell table:content-validation-name="val1"/>
          <table:table-cell/>
        </table:table-row>
        <table:table-row table:style-name="ro6">
          <table:table-cell table:formula="of:=IF(ISBLANK([$Result.A816]);&quot;&quot;; [$Result.A816])">
            <text:p/>
          </table:table-cell>
          <table:table-cell table:style-name="ce34" table:formula="of:=IF(ISBLANK([$Result.B816]);&quot;&quot;; [$Result.B816])">
            <text:p/>
          </table:table-cell>
          <table:table-cell table:content-validation-name="val1"/>
          <table:table-cell/>
        </table:table-row>
        <table:table-row table:style-name="ro6">
          <table:table-cell table:formula="of:=IF(ISBLANK([$Result.A817]);&quot;&quot;; [$Result.A817])">
            <text:p/>
          </table:table-cell>
          <table:table-cell table:style-name="ce34" table:formula="of:=IF(ISBLANK([$Result.B817]);&quot;&quot;; [$Result.B817])">
            <text:p/>
          </table:table-cell>
          <table:table-cell table:content-validation-name="val1"/>
          <table:table-cell/>
        </table:table-row>
        <table:table-row table:style-name="ro6">
          <table:table-cell table:formula="of:=IF(ISBLANK([$Result.A818]);&quot;&quot;; [$Result.A818])">
            <text:p/>
          </table:table-cell>
          <table:table-cell table:style-name="ce34" table:formula="of:=IF(ISBLANK([$Result.B818]);&quot;&quot;; [$Result.B818])">
            <text:p/>
          </table:table-cell>
          <table:table-cell table:content-validation-name="val1"/>
          <table:table-cell/>
        </table:table-row>
        <table:table-row table:style-name="ro6">
          <table:table-cell table:formula="of:=IF(ISBLANK([$Result.A819]);&quot;&quot;; [$Result.A819])">
            <text:p/>
          </table:table-cell>
          <table:table-cell table:style-name="ce34" table:formula="of:=IF(ISBLANK([$Result.B819]);&quot;&quot;; [$Result.B819])">
            <text:p/>
          </table:table-cell>
          <table:table-cell table:content-validation-name="val1"/>
          <table:table-cell/>
        </table:table-row>
        <table:table-row table:style-name="ro6">
          <table:table-cell table:formula="of:=IF(ISBLANK([$Result.A820]);&quot;&quot;; [$Result.A820])">
            <text:p/>
          </table:table-cell>
          <table:table-cell table:style-name="ce34" table:formula="of:=IF(ISBLANK([$Result.B820]);&quot;&quot;; [$Result.B820])">
            <text:p/>
          </table:table-cell>
          <table:table-cell table:content-validation-name="val1"/>
          <table:table-cell/>
        </table:table-row>
        <table:table-row table:style-name="ro6">
          <table:table-cell table:formula="of:=IF(ISBLANK([$Result.A821]);&quot;&quot;; [$Result.A821])">
            <text:p/>
          </table:table-cell>
          <table:table-cell table:style-name="ce34" table:formula="of:=IF(ISBLANK([$Result.B821]);&quot;&quot;; [$Result.B821])">
            <text:p/>
          </table:table-cell>
          <table:table-cell table:content-validation-name="val1"/>
          <table:table-cell/>
        </table:table-row>
        <table:table-row table:style-name="ro6">
          <table:table-cell table:formula="of:=IF(ISBLANK([$Result.A822]);&quot;&quot;; [$Result.A822])">
            <text:p/>
          </table:table-cell>
          <table:table-cell table:style-name="ce34" table:formula="of:=IF(ISBLANK([$Result.B822]);&quot;&quot;; [$Result.B822])">
            <text:p/>
          </table:table-cell>
          <table:table-cell table:content-validation-name="val1"/>
          <table:table-cell/>
        </table:table-row>
        <table:table-row table:style-name="ro6">
          <table:table-cell table:formula="of:=IF(ISBLANK([$Result.A823]);&quot;&quot;; [$Result.A823])">
            <text:p/>
          </table:table-cell>
          <table:table-cell table:style-name="ce34" table:formula="of:=IF(ISBLANK([$Result.B823]);&quot;&quot;; [$Result.B823])">
            <text:p/>
          </table:table-cell>
          <table:table-cell table:content-validation-name="val1"/>
          <table:table-cell/>
        </table:table-row>
        <table:table-row table:style-name="ro6">
          <table:table-cell table:formula="of:=IF(ISBLANK([$Result.A824]);&quot;&quot;; [$Result.A824])">
            <text:p/>
          </table:table-cell>
          <table:table-cell table:style-name="ce34" table:formula="of:=IF(ISBLANK([$Result.B824]);&quot;&quot;; [$Result.B824])">
            <text:p/>
          </table:table-cell>
          <table:table-cell table:content-validation-name="val1"/>
          <table:table-cell/>
        </table:table-row>
        <table:table-row table:style-name="ro6">
          <table:table-cell table:formula="of:=IF(ISBLANK([$Result.A825]);&quot;&quot;; [$Result.A825])">
            <text:p/>
          </table:table-cell>
          <table:table-cell table:style-name="ce34" table:formula="of:=IF(ISBLANK([$Result.B825]);&quot;&quot;; [$Result.B825])">
            <text:p/>
          </table:table-cell>
          <table:table-cell table:content-validation-name="val1"/>
          <table:table-cell/>
        </table:table-row>
        <table:table-row table:style-name="ro6">
          <table:table-cell table:formula="of:=IF(ISBLANK([$Result.A826]);&quot;&quot;; [$Result.A826])">
            <text:p/>
          </table:table-cell>
          <table:table-cell table:style-name="ce34" table:formula="of:=IF(ISBLANK([$Result.B826]);&quot;&quot;; [$Result.B826])">
            <text:p/>
          </table:table-cell>
          <table:table-cell table:content-validation-name="val1"/>
          <table:table-cell/>
        </table:table-row>
        <table:table-row table:style-name="ro6">
          <table:table-cell table:formula="of:=IF(ISBLANK([$Result.A827]);&quot;&quot;; [$Result.A827])">
            <text:p/>
          </table:table-cell>
          <table:table-cell table:style-name="ce34" table:formula="of:=IF(ISBLANK([$Result.B827]);&quot;&quot;; [$Result.B827])">
            <text:p/>
          </table:table-cell>
          <table:table-cell table:content-validation-name="val1"/>
          <table:table-cell/>
        </table:table-row>
        <table:table-row table:style-name="ro6">
          <table:table-cell table:formula="of:=IF(ISBLANK([$Result.A828]);&quot;&quot;; [$Result.A828])">
            <text:p/>
          </table:table-cell>
          <table:table-cell table:style-name="ce34" table:formula="of:=IF(ISBLANK([$Result.B828]);&quot;&quot;; [$Result.B828])">
            <text:p/>
          </table:table-cell>
          <table:table-cell table:content-validation-name="val1"/>
          <table:table-cell/>
        </table:table-row>
        <table:table-row table:style-name="ro6">
          <table:table-cell table:formula="of:=IF(ISBLANK([$Result.A829]);&quot;&quot;; [$Result.A829])">
            <text:p/>
          </table:table-cell>
          <table:table-cell table:style-name="ce34" table:formula="of:=IF(ISBLANK([$Result.B829]);&quot;&quot;; [$Result.B829])">
            <text:p/>
          </table:table-cell>
          <table:table-cell table:content-validation-name="val1"/>
          <table:table-cell/>
        </table:table-row>
        <table:table-row table:style-name="ro6">
          <table:table-cell table:formula="of:=IF(ISBLANK([$Result.A830]);&quot;&quot;; [$Result.A830])">
            <text:p/>
          </table:table-cell>
          <table:table-cell table:style-name="ce34" table:formula="of:=IF(ISBLANK([$Result.B830]);&quot;&quot;; [$Result.B830])">
            <text:p/>
          </table:table-cell>
          <table:table-cell table:content-validation-name="val1"/>
          <table:table-cell/>
        </table:table-row>
        <table:table-row table:style-name="ro6">
          <table:table-cell table:formula="of:=IF(ISBLANK([$Result.A831]);&quot;&quot;; [$Result.A831])">
            <text:p/>
          </table:table-cell>
          <table:table-cell table:style-name="ce34" table:formula="of:=IF(ISBLANK([$Result.B831]);&quot;&quot;; [$Result.B831])">
            <text:p/>
          </table:table-cell>
          <table:table-cell table:content-validation-name="val1"/>
          <table:table-cell/>
        </table:table-row>
        <table:table-row table:style-name="ro6">
          <table:table-cell table:formula="of:=IF(ISBLANK([$Result.A832]);&quot;&quot;; [$Result.A832])">
            <text:p/>
          </table:table-cell>
          <table:table-cell table:style-name="ce34" table:formula="of:=IF(ISBLANK([$Result.B832]);&quot;&quot;; [$Result.B832])">
            <text:p/>
          </table:table-cell>
          <table:table-cell table:content-validation-name="val1"/>
          <table:table-cell/>
        </table:table-row>
        <table:table-row table:style-name="ro6">
          <table:table-cell table:formula="of:=IF(ISBLANK([$Result.A833]);&quot;&quot;; [$Result.A833])">
            <text:p/>
          </table:table-cell>
          <table:table-cell table:style-name="ce34" table:formula="of:=IF(ISBLANK([$Result.B833]);&quot;&quot;; [$Result.B833])">
            <text:p/>
          </table:table-cell>
          <table:table-cell table:content-validation-name="val1"/>
          <table:table-cell/>
        </table:table-row>
        <table:table-row table:style-name="ro6">
          <table:table-cell table:formula="of:=IF(ISBLANK([$Result.A834]);&quot;&quot;; [$Result.A834])">
            <text:p/>
          </table:table-cell>
          <table:table-cell table:style-name="ce34" table:formula="of:=IF(ISBLANK([$Result.B834]);&quot;&quot;; [$Result.B834])">
            <text:p/>
          </table:table-cell>
          <table:table-cell table:content-validation-name="val1"/>
          <table:table-cell/>
        </table:table-row>
        <table:table-row table:style-name="ro6">
          <table:table-cell table:formula="of:=IF(ISBLANK([$Result.A835]);&quot;&quot;; [$Result.A835])">
            <text:p/>
          </table:table-cell>
          <table:table-cell table:style-name="ce34" table:formula="of:=IF(ISBLANK([$Result.B835]);&quot;&quot;; [$Result.B835])">
            <text:p/>
          </table:table-cell>
          <table:table-cell table:content-validation-name="val1"/>
          <table:table-cell/>
        </table:table-row>
        <table:table-row table:style-name="ro6">
          <table:table-cell table:formula="of:=IF(ISBLANK([$Result.A836]);&quot;&quot;; [$Result.A836])">
            <text:p/>
          </table:table-cell>
          <table:table-cell table:style-name="ce34" table:formula="of:=IF(ISBLANK([$Result.B836]);&quot;&quot;; [$Result.B836])">
            <text:p/>
          </table:table-cell>
          <table:table-cell table:content-validation-name="val1"/>
          <table:table-cell/>
        </table:table-row>
        <table:table-row table:style-name="ro6">
          <table:table-cell table:formula="of:=IF(ISBLANK([$Result.A837]);&quot;&quot;; [$Result.A837])">
            <text:p/>
          </table:table-cell>
          <table:table-cell table:style-name="ce34" table:formula="of:=IF(ISBLANK([$Result.B837]);&quot;&quot;; [$Result.B837])">
            <text:p/>
          </table:table-cell>
          <table:table-cell table:content-validation-name="val1"/>
          <table:table-cell/>
        </table:table-row>
        <table:table-row table:style-name="ro6">
          <table:table-cell table:formula="of:=IF(ISBLANK([$Result.A838]);&quot;&quot;; [$Result.A838])">
            <text:p/>
          </table:table-cell>
          <table:table-cell table:style-name="ce34" table:formula="of:=IF(ISBLANK([$Result.B838]);&quot;&quot;; [$Result.B838])">
            <text:p/>
          </table:table-cell>
          <table:table-cell table:content-validation-name="val1"/>
          <table:table-cell/>
        </table:table-row>
        <table:table-row table:style-name="ro6">
          <table:table-cell table:formula="of:=IF(ISBLANK([$Result.A839]);&quot;&quot;; [$Result.A839])">
            <text:p/>
          </table:table-cell>
          <table:table-cell table:style-name="ce34" table:formula="of:=IF(ISBLANK([$Result.B839]);&quot;&quot;; [$Result.B839])">
            <text:p/>
          </table:table-cell>
          <table:table-cell table:content-validation-name="val1"/>
          <table:table-cell/>
        </table:table-row>
        <table:table-row table:style-name="ro6">
          <table:table-cell table:formula="of:=IF(ISBLANK([$Result.A840]);&quot;&quot;; [$Result.A840])">
            <text:p/>
          </table:table-cell>
          <table:table-cell table:style-name="ce34" table:formula="of:=IF(ISBLANK([$Result.B840]);&quot;&quot;; [$Result.B840])">
            <text:p/>
          </table:table-cell>
          <table:table-cell table:content-validation-name="val1"/>
          <table:table-cell/>
        </table:table-row>
        <table:table-row table:style-name="ro6">
          <table:table-cell table:formula="of:=IF(ISBLANK([$Result.A841]);&quot;&quot;; [$Result.A841])">
            <text:p/>
          </table:table-cell>
          <table:table-cell table:style-name="ce34" table:formula="of:=IF(ISBLANK([$Result.B841]);&quot;&quot;; [$Result.B841])">
            <text:p/>
          </table:table-cell>
          <table:table-cell table:content-validation-name="val1"/>
          <table:table-cell/>
        </table:table-row>
        <table:table-row table:style-name="ro6">
          <table:table-cell table:formula="of:=IF(ISBLANK([$Result.A842]);&quot;&quot;; [$Result.A842])">
            <text:p/>
          </table:table-cell>
          <table:table-cell table:style-name="ce34" table:formula="of:=IF(ISBLANK([$Result.B842]);&quot;&quot;; [$Result.B842])">
            <text:p/>
          </table:table-cell>
          <table:table-cell table:content-validation-name="val1"/>
          <table:table-cell/>
        </table:table-row>
        <table:table-row table:style-name="ro6">
          <table:table-cell table:formula="of:=IF(ISBLANK([$Result.A843]);&quot;&quot;; [$Result.A843])">
            <text:p/>
          </table:table-cell>
          <table:table-cell table:style-name="ce34" table:formula="of:=IF(ISBLANK([$Result.B843]);&quot;&quot;; [$Result.B843])">
            <text:p/>
          </table:table-cell>
          <table:table-cell table:content-validation-name="val1"/>
          <table:table-cell/>
        </table:table-row>
        <table:table-row table:style-name="ro6">
          <table:table-cell table:formula="of:=IF(ISBLANK([$Result.A844]);&quot;&quot;; [$Result.A844])">
            <text:p/>
          </table:table-cell>
          <table:table-cell table:style-name="ce34" table:formula="of:=IF(ISBLANK([$Result.B844]);&quot;&quot;; [$Result.B844])">
            <text:p/>
          </table:table-cell>
          <table:table-cell table:content-validation-name="val1"/>
          <table:table-cell/>
        </table:table-row>
        <table:table-row table:style-name="ro6">
          <table:table-cell table:formula="of:=IF(ISBLANK([$Result.A845]);&quot;&quot;; [$Result.A845])">
            <text:p/>
          </table:table-cell>
          <table:table-cell table:style-name="ce34" table:formula="of:=IF(ISBLANK([$Result.B845]);&quot;&quot;; [$Result.B845])">
            <text:p/>
          </table:table-cell>
          <table:table-cell table:content-validation-name="val1"/>
          <table:table-cell/>
        </table:table-row>
        <table:table-row table:style-name="ro6">
          <table:table-cell table:formula="of:=IF(ISBLANK([$Result.A846]);&quot;&quot;; [$Result.A846])">
            <text:p/>
          </table:table-cell>
          <table:table-cell table:style-name="ce34" table:formula="of:=IF(ISBLANK([$Result.B846]);&quot;&quot;; [$Result.B846])">
            <text:p/>
          </table:table-cell>
          <table:table-cell table:content-validation-name="val1"/>
          <table:table-cell/>
        </table:table-row>
        <table:table-row table:style-name="ro6">
          <table:table-cell table:formula="of:=IF(ISBLANK([$Result.A847]);&quot;&quot;; [$Result.A847])">
            <text:p/>
          </table:table-cell>
          <table:table-cell table:style-name="ce34" table:formula="of:=IF(ISBLANK([$Result.B847]);&quot;&quot;; [$Result.B847])">
            <text:p/>
          </table:table-cell>
          <table:table-cell table:content-validation-name="val1"/>
          <table:table-cell/>
        </table:table-row>
        <table:table-row table:style-name="ro6">
          <table:table-cell table:formula="of:=IF(ISBLANK([$Result.A848]);&quot;&quot;; [$Result.A848])">
            <text:p/>
          </table:table-cell>
          <table:table-cell table:style-name="ce34" table:formula="of:=IF(ISBLANK([$Result.B848]);&quot;&quot;; [$Result.B848])">
            <text:p/>
          </table:table-cell>
          <table:table-cell table:content-validation-name="val1"/>
          <table:table-cell/>
        </table:table-row>
        <table:table-row table:style-name="ro6">
          <table:table-cell table:formula="of:=IF(ISBLANK([$Result.A849]);&quot;&quot;; [$Result.A849])">
            <text:p/>
          </table:table-cell>
          <table:table-cell table:style-name="ce34" table:formula="of:=IF(ISBLANK([$Result.B849]);&quot;&quot;; [$Result.B849])">
            <text:p/>
          </table:table-cell>
          <table:table-cell table:content-validation-name="val1"/>
          <table:table-cell/>
        </table:table-row>
        <table:table-row table:style-name="ro6">
          <table:table-cell table:formula="of:=IF(ISBLANK([$Result.A850]);&quot;&quot;; [$Result.A850])">
            <text:p/>
          </table:table-cell>
          <table:table-cell table:style-name="ce34" table:formula="of:=IF(ISBLANK([$Result.B850]);&quot;&quot;; [$Result.B850])">
            <text:p/>
          </table:table-cell>
          <table:table-cell table:content-validation-name="val1"/>
          <table:table-cell/>
        </table:table-row>
        <table:table-row table:style-name="ro6">
          <table:table-cell table:formula="of:=IF(ISBLANK([$Result.A851]);&quot;&quot;; [$Result.A851])">
            <text:p/>
          </table:table-cell>
          <table:table-cell table:style-name="ce34" table:formula="of:=IF(ISBLANK([$Result.B851]);&quot;&quot;; [$Result.B851])">
            <text:p/>
          </table:table-cell>
          <table:table-cell table:content-validation-name="val1"/>
          <table:table-cell/>
        </table:table-row>
        <table:table-row table:style-name="ro6">
          <table:table-cell table:formula="of:=IF(ISBLANK([$Result.A852]);&quot;&quot;; [$Result.A852])">
            <text:p/>
          </table:table-cell>
          <table:table-cell table:style-name="ce34" table:formula="of:=IF(ISBLANK([$Result.B852]);&quot;&quot;; [$Result.B852])">
            <text:p/>
          </table:table-cell>
          <table:table-cell table:content-validation-name="val1"/>
          <table:table-cell/>
        </table:table-row>
        <table:table-row table:style-name="ro6">
          <table:table-cell table:formula="of:=IF(ISBLANK([$Result.A853]);&quot;&quot;; [$Result.A853])">
            <text:p/>
          </table:table-cell>
          <table:table-cell table:style-name="ce34" table:formula="of:=IF(ISBLANK([$Result.B853]);&quot;&quot;; [$Result.B853])">
            <text:p/>
          </table:table-cell>
          <table:table-cell table:content-validation-name="val1"/>
          <table:table-cell/>
        </table:table-row>
        <table:table-row table:style-name="ro6">
          <table:table-cell table:formula="of:=IF(ISBLANK([$Result.A854]);&quot;&quot;; [$Result.A854])">
            <text:p/>
          </table:table-cell>
          <table:table-cell table:style-name="ce34" table:formula="of:=IF(ISBLANK([$Result.B854]);&quot;&quot;; [$Result.B854])">
            <text:p/>
          </table:table-cell>
          <table:table-cell table:content-validation-name="val1"/>
          <table:table-cell/>
        </table:table-row>
        <table:table-row table:style-name="ro6">
          <table:table-cell table:formula="of:=IF(ISBLANK([$Result.A855]);&quot;&quot;; [$Result.A855])">
            <text:p/>
          </table:table-cell>
          <table:table-cell table:style-name="ce34" table:formula="of:=IF(ISBLANK([$Result.B855]);&quot;&quot;; [$Result.B855])">
            <text:p/>
          </table:table-cell>
          <table:table-cell table:content-validation-name="val1"/>
          <table:table-cell/>
        </table:table-row>
        <table:table-row table:style-name="ro6">
          <table:table-cell table:formula="of:=IF(ISBLANK([$Result.A856]);&quot;&quot;; [$Result.A856])">
            <text:p/>
          </table:table-cell>
          <table:table-cell table:style-name="ce34" table:formula="of:=IF(ISBLANK([$Result.B856]);&quot;&quot;; [$Result.B856])">
            <text:p/>
          </table:table-cell>
          <table:table-cell table:content-validation-name="val1"/>
          <table:table-cell/>
        </table:table-row>
        <table:table-row table:style-name="ro6">
          <table:table-cell table:formula="of:=IF(ISBLANK([$Result.A857]);&quot;&quot;; [$Result.A857])">
            <text:p/>
          </table:table-cell>
          <table:table-cell table:style-name="ce34" table:formula="of:=IF(ISBLANK([$Result.B857]);&quot;&quot;; [$Result.B857])">
            <text:p/>
          </table:table-cell>
          <table:table-cell table:content-validation-name="val1"/>
          <table:table-cell/>
        </table:table-row>
        <table:table-row table:style-name="ro6">
          <table:table-cell table:formula="of:=IF(ISBLANK([$Result.A858]);&quot;&quot;; [$Result.A858])">
            <text:p/>
          </table:table-cell>
          <table:table-cell table:style-name="ce34" table:formula="of:=IF(ISBLANK([$Result.B858]);&quot;&quot;; [$Result.B858])">
            <text:p/>
          </table:table-cell>
          <table:table-cell table:content-validation-name="val1"/>
          <table:table-cell/>
        </table:table-row>
        <table:table-row table:style-name="ro6">
          <table:table-cell table:formula="of:=IF(ISBLANK([$Result.A859]);&quot;&quot;; [$Result.A859])">
            <text:p/>
          </table:table-cell>
          <table:table-cell table:style-name="ce34" table:formula="of:=IF(ISBLANK([$Result.B859]);&quot;&quot;; [$Result.B859])">
            <text:p/>
          </table:table-cell>
          <table:table-cell table:content-validation-name="val1"/>
          <table:table-cell/>
        </table:table-row>
        <table:table-row table:style-name="ro6">
          <table:table-cell table:formula="of:=IF(ISBLANK([$Result.A860]);&quot;&quot;; [$Result.A860])">
            <text:p/>
          </table:table-cell>
          <table:table-cell table:style-name="ce34" table:formula="of:=IF(ISBLANK([$Result.B860]);&quot;&quot;; [$Result.B860])">
            <text:p/>
          </table:table-cell>
          <table:table-cell table:content-validation-name="val1"/>
          <table:table-cell/>
        </table:table-row>
        <table:table-row table:style-name="ro6">
          <table:table-cell table:formula="of:=IF(ISBLANK([$Result.A861]);&quot;&quot;; [$Result.A861])">
            <text:p/>
          </table:table-cell>
          <table:table-cell table:style-name="ce34" table:formula="of:=IF(ISBLANK([$Result.B861]);&quot;&quot;; [$Result.B861])">
            <text:p/>
          </table:table-cell>
          <table:table-cell table:content-validation-name="val1"/>
          <table:table-cell/>
        </table:table-row>
        <table:table-row table:style-name="ro6">
          <table:table-cell table:formula="of:=IF(ISBLANK([$Result.A862]);&quot;&quot;; [$Result.A862])">
            <text:p/>
          </table:table-cell>
          <table:table-cell table:style-name="ce34" table:formula="of:=IF(ISBLANK([$Result.B862]);&quot;&quot;; [$Result.B862])">
            <text:p/>
          </table:table-cell>
          <table:table-cell table:content-validation-name="val1"/>
          <table:table-cell/>
        </table:table-row>
        <table:table-row table:style-name="ro6">
          <table:table-cell table:formula="of:=IF(ISBLANK([$Result.A863]);&quot;&quot;; [$Result.A863])">
            <text:p/>
          </table:table-cell>
          <table:table-cell table:style-name="ce34" table:formula="of:=IF(ISBLANK([$Result.B863]);&quot;&quot;; [$Result.B863])">
            <text:p/>
          </table:table-cell>
          <table:table-cell table:content-validation-name="val1"/>
          <table:table-cell/>
        </table:table-row>
        <table:table-row table:style-name="ro6">
          <table:table-cell table:formula="of:=IF(ISBLANK([$Result.A864]);&quot;&quot;; [$Result.A864])">
            <text:p/>
          </table:table-cell>
          <table:table-cell table:style-name="ce34" table:formula="of:=IF(ISBLANK([$Result.B864]);&quot;&quot;; [$Result.B864])">
            <text:p/>
          </table:table-cell>
          <table:table-cell table:content-validation-name="val1"/>
          <table:table-cell/>
        </table:table-row>
        <table:table-row table:style-name="ro6">
          <table:table-cell table:formula="of:=IF(ISBLANK([$Result.A865]);&quot;&quot;; [$Result.A865])">
            <text:p/>
          </table:table-cell>
          <table:table-cell table:style-name="ce34" table:formula="of:=IF(ISBLANK([$Result.B865]);&quot;&quot;; [$Result.B865])">
            <text:p/>
          </table:table-cell>
          <table:table-cell table:content-validation-name="val1"/>
          <table:table-cell/>
        </table:table-row>
        <table:table-row table:style-name="ro6">
          <table:table-cell table:formula="of:=IF(ISBLANK([$Result.A866]);&quot;&quot;; [$Result.A866])">
            <text:p/>
          </table:table-cell>
          <table:table-cell table:style-name="ce34" table:formula="of:=IF(ISBLANK([$Result.B866]);&quot;&quot;; [$Result.B866])">
            <text:p/>
          </table:table-cell>
          <table:table-cell table:content-validation-name="val1"/>
          <table:table-cell/>
        </table:table-row>
        <table:table-row table:style-name="ro6">
          <table:table-cell table:formula="of:=IF(ISBLANK([$Result.A867]);&quot;&quot;; [$Result.A867])">
            <text:p/>
          </table:table-cell>
          <table:table-cell table:style-name="ce34" table:formula="of:=IF(ISBLANK([$Result.B867]);&quot;&quot;; [$Result.B867])">
            <text:p/>
          </table:table-cell>
          <table:table-cell table:content-validation-name="val1"/>
          <table:table-cell/>
        </table:table-row>
        <table:table-row table:style-name="ro6">
          <table:table-cell table:formula="of:=IF(ISBLANK([$Result.A868]);&quot;&quot;; [$Result.A868])">
            <text:p/>
          </table:table-cell>
          <table:table-cell table:style-name="ce34" table:formula="of:=IF(ISBLANK([$Result.B868]);&quot;&quot;; [$Result.B868])">
            <text:p/>
          </table:table-cell>
          <table:table-cell table:content-validation-name="val1"/>
          <table:table-cell/>
        </table:table-row>
        <table:table-row table:style-name="ro6">
          <table:table-cell table:formula="of:=IF(ISBLANK([$Result.A869]);&quot;&quot;; [$Result.A869])">
            <text:p/>
          </table:table-cell>
          <table:table-cell table:style-name="ce34" table:formula="of:=IF(ISBLANK([$Result.B869]);&quot;&quot;; [$Result.B869])">
            <text:p/>
          </table:table-cell>
          <table:table-cell table:content-validation-name="val1"/>
          <table:table-cell/>
        </table:table-row>
        <table:table-row table:style-name="ro6">
          <table:table-cell table:formula="of:=IF(ISBLANK([$Result.A870]);&quot;&quot;; [$Result.A870])">
            <text:p/>
          </table:table-cell>
          <table:table-cell table:style-name="ce34" table:formula="of:=IF(ISBLANK([$Result.B870]);&quot;&quot;; [$Result.B870])">
            <text:p/>
          </table:table-cell>
          <table:table-cell table:content-validation-name="val1"/>
          <table:table-cell/>
        </table:table-row>
        <table:table-row table:style-name="ro6">
          <table:table-cell table:formula="of:=IF(ISBLANK([$Result.A871]);&quot;&quot;; [$Result.A871])">
            <text:p/>
          </table:table-cell>
          <table:table-cell table:style-name="ce34" table:formula="of:=IF(ISBLANK([$Result.B871]);&quot;&quot;; [$Result.B871])">
            <text:p/>
          </table:table-cell>
          <table:table-cell table:content-validation-name="val1"/>
          <table:table-cell/>
        </table:table-row>
        <table:table-row table:style-name="ro6">
          <table:table-cell table:formula="of:=IF(ISBLANK([$Result.A872]);&quot;&quot;; [$Result.A872])">
            <text:p/>
          </table:table-cell>
          <table:table-cell table:style-name="ce34" table:formula="of:=IF(ISBLANK([$Result.B872]);&quot;&quot;; [$Result.B872])">
            <text:p/>
          </table:table-cell>
          <table:table-cell table:content-validation-name="val1"/>
          <table:table-cell/>
        </table:table-row>
        <table:table-row table:style-name="ro6">
          <table:table-cell table:formula="of:=IF(ISBLANK([$Result.A873]);&quot;&quot;; [$Result.A873])">
            <text:p/>
          </table:table-cell>
          <table:table-cell table:style-name="ce34" table:formula="of:=IF(ISBLANK([$Result.B873]);&quot;&quot;; [$Result.B873])">
            <text:p/>
          </table:table-cell>
          <table:table-cell table:content-validation-name="val1"/>
          <table:table-cell/>
        </table:table-row>
        <table:table-row table:style-name="ro6">
          <table:table-cell table:formula="of:=IF(ISBLANK([$Result.A874]);&quot;&quot;; [$Result.A874])">
            <text:p/>
          </table:table-cell>
          <table:table-cell table:style-name="ce34" table:formula="of:=IF(ISBLANK([$Result.B874]);&quot;&quot;; [$Result.B874])">
            <text:p/>
          </table:table-cell>
          <table:table-cell table:content-validation-name="val1"/>
          <table:table-cell/>
        </table:table-row>
        <table:table-row table:style-name="ro6">
          <table:table-cell table:formula="of:=IF(ISBLANK([$Result.A875]);&quot;&quot;; [$Result.A875])">
            <text:p/>
          </table:table-cell>
          <table:table-cell table:style-name="ce34" table:formula="of:=IF(ISBLANK([$Result.B875]);&quot;&quot;; [$Result.B875])">
            <text:p/>
          </table:table-cell>
          <table:table-cell table:content-validation-name="val1"/>
          <table:table-cell/>
        </table:table-row>
        <table:table-row table:style-name="ro6">
          <table:table-cell table:formula="of:=IF(ISBLANK([$Result.A876]);&quot;&quot;; [$Result.A876])">
            <text:p/>
          </table:table-cell>
          <table:table-cell table:style-name="ce34" table:formula="of:=IF(ISBLANK([$Result.B876]);&quot;&quot;; [$Result.B876])">
            <text:p/>
          </table:table-cell>
          <table:table-cell table:content-validation-name="val1"/>
          <table:table-cell/>
        </table:table-row>
        <table:table-row table:style-name="ro6">
          <table:table-cell table:formula="of:=IF(ISBLANK([$Result.A877]);&quot;&quot;; [$Result.A877])">
            <text:p/>
          </table:table-cell>
          <table:table-cell table:style-name="ce34" table:formula="of:=IF(ISBLANK([$Result.B877]);&quot;&quot;; [$Result.B877])">
            <text:p/>
          </table:table-cell>
          <table:table-cell table:content-validation-name="val1"/>
          <table:table-cell/>
        </table:table-row>
        <table:table-row table:style-name="ro6">
          <table:table-cell table:formula="of:=IF(ISBLANK([$Result.A878]);&quot;&quot;; [$Result.A878])">
            <text:p/>
          </table:table-cell>
          <table:table-cell table:style-name="ce34" table:formula="of:=IF(ISBLANK([$Result.B878]);&quot;&quot;; [$Result.B878])">
            <text:p/>
          </table:table-cell>
          <table:table-cell table:content-validation-name="val1"/>
          <table:table-cell/>
        </table:table-row>
        <table:table-row table:style-name="ro6">
          <table:table-cell table:formula="of:=IF(ISBLANK([$Result.A879]);&quot;&quot;; [$Result.A879])">
            <text:p/>
          </table:table-cell>
          <table:table-cell table:style-name="ce34" table:formula="of:=IF(ISBLANK([$Result.B879]);&quot;&quot;; [$Result.B879])">
            <text:p/>
          </table:table-cell>
          <table:table-cell table:content-validation-name="val1"/>
          <table:table-cell/>
        </table:table-row>
        <table:table-row table:style-name="ro6">
          <table:table-cell table:formula="of:=IF(ISBLANK([$Result.A880]);&quot;&quot;; [$Result.A880])">
            <text:p/>
          </table:table-cell>
          <table:table-cell table:style-name="ce34" table:formula="of:=IF(ISBLANK([$Result.B880]);&quot;&quot;; [$Result.B880])">
            <text:p/>
          </table:table-cell>
          <table:table-cell table:content-validation-name="val1"/>
          <table:table-cell/>
        </table:table-row>
        <table:table-row table:style-name="ro6">
          <table:table-cell table:formula="of:=IF(ISBLANK([$Result.A881]);&quot;&quot;; [$Result.A881])">
            <text:p/>
          </table:table-cell>
          <table:table-cell table:style-name="ce34" table:formula="of:=IF(ISBLANK([$Result.B881]);&quot;&quot;; [$Result.B881])">
            <text:p/>
          </table:table-cell>
          <table:table-cell table:content-validation-name="val1"/>
          <table:table-cell/>
        </table:table-row>
        <table:table-row table:style-name="ro6">
          <table:table-cell table:formula="of:=IF(ISBLANK([$Result.A882]);&quot;&quot;; [$Result.A882])">
            <text:p/>
          </table:table-cell>
          <table:table-cell table:style-name="ce34" table:formula="of:=IF(ISBLANK([$Result.B882]);&quot;&quot;; [$Result.B882])">
            <text:p/>
          </table:table-cell>
          <table:table-cell table:content-validation-name="val1"/>
          <table:table-cell/>
        </table:table-row>
        <table:table-row table:style-name="ro6">
          <table:table-cell table:formula="of:=IF(ISBLANK([$Result.A883]);&quot;&quot;; [$Result.A883])">
            <text:p/>
          </table:table-cell>
          <table:table-cell table:style-name="ce34" table:formula="of:=IF(ISBLANK([$Result.B883]);&quot;&quot;; [$Result.B883])">
            <text:p/>
          </table:table-cell>
          <table:table-cell table:content-validation-name="val1"/>
          <table:table-cell/>
        </table:table-row>
        <table:table-row table:style-name="ro6">
          <table:table-cell table:formula="of:=IF(ISBLANK([$Result.A884]);&quot;&quot;; [$Result.A884])">
            <text:p/>
          </table:table-cell>
          <table:table-cell table:style-name="ce34" table:formula="of:=IF(ISBLANK([$Result.B884]);&quot;&quot;; [$Result.B884])">
            <text:p/>
          </table:table-cell>
          <table:table-cell table:content-validation-name="val1"/>
          <table:table-cell/>
        </table:table-row>
        <table:table-row table:style-name="ro6">
          <table:table-cell table:formula="of:=IF(ISBLANK([$Result.A885]);&quot;&quot;; [$Result.A885])">
            <text:p/>
          </table:table-cell>
          <table:table-cell table:style-name="ce34" table:formula="of:=IF(ISBLANK([$Result.B885]);&quot;&quot;; [$Result.B885])">
            <text:p/>
          </table:table-cell>
          <table:table-cell table:content-validation-name="val1"/>
          <table:table-cell/>
        </table:table-row>
        <table:table-row table:style-name="ro6">
          <table:table-cell table:formula="of:=IF(ISBLANK([$Result.A886]);&quot;&quot;; [$Result.A886])">
            <text:p/>
          </table:table-cell>
          <table:table-cell table:style-name="ce34" table:formula="of:=IF(ISBLANK([$Result.B886]);&quot;&quot;; [$Result.B886])">
            <text:p/>
          </table:table-cell>
          <table:table-cell table:content-validation-name="val1"/>
          <table:table-cell/>
        </table:table-row>
        <table:table-row table:style-name="ro6">
          <table:table-cell table:formula="of:=IF(ISBLANK([$Result.A887]);&quot;&quot;; [$Result.A887])">
            <text:p/>
          </table:table-cell>
          <table:table-cell table:style-name="ce34" table:formula="of:=IF(ISBLANK([$Result.B887]);&quot;&quot;; [$Result.B887])">
            <text:p/>
          </table:table-cell>
          <table:table-cell table:content-validation-name="val1"/>
          <table:table-cell/>
        </table:table-row>
        <table:table-row table:style-name="ro6">
          <table:table-cell table:formula="of:=IF(ISBLANK([$Result.A888]);&quot;&quot;; [$Result.A888])">
            <text:p/>
          </table:table-cell>
          <table:table-cell table:style-name="ce34" table:formula="of:=IF(ISBLANK([$Result.B888]);&quot;&quot;; [$Result.B888])">
            <text:p/>
          </table:table-cell>
          <table:table-cell table:content-validation-name="val1"/>
          <table:table-cell/>
        </table:table-row>
        <table:table-row table:style-name="ro6">
          <table:table-cell table:formula="of:=IF(ISBLANK([$Result.A889]);&quot;&quot;; [$Result.A889])">
            <text:p/>
          </table:table-cell>
          <table:table-cell table:style-name="ce34" table:formula="of:=IF(ISBLANK([$Result.B889]);&quot;&quot;; [$Result.B889])">
            <text:p/>
          </table:table-cell>
          <table:table-cell table:content-validation-name="val1"/>
          <table:table-cell/>
        </table:table-row>
        <table:table-row table:style-name="ro6">
          <table:table-cell table:formula="of:=IF(ISBLANK([$Result.A890]);&quot;&quot;; [$Result.A890])">
            <text:p/>
          </table:table-cell>
          <table:table-cell table:style-name="ce34" table:formula="of:=IF(ISBLANK([$Result.B890]);&quot;&quot;; [$Result.B890])">
            <text:p/>
          </table:table-cell>
          <table:table-cell table:content-validation-name="val1"/>
          <table:table-cell/>
        </table:table-row>
        <table:table-row table:style-name="ro6">
          <table:table-cell table:formula="of:=IF(ISBLANK([$Result.A891]);&quot;&quot;; [$Result.A891])">
            <text:p/>
          </table:table-cell>
          <table:table-cell table:style-name="ce34" table:formula="of:=IF(ISBLANK([$Result.B891]);&quot;&quot;; [$Result.B891])">
            <text:p/>
          </table:table-cell>
          <table:table-cell table:content-validation-name="val1"/>
          <table:table-cell/>
        </table:table-row>
        <table:table-row table:style-name="ro6">
          <table:table-cell table:formula="of:=IF(ISBLANK([$Result.A892]);&quot;&quot;; [$Result.A892])">
            <text:p/>
          </table:table-cell>
          <table:table-cell table:style-name="ce34" table:formula="of:=IF(ISBLANK([$Result.B892]);&quot;&quot;; [$Result.B892])">
            <text:p/>
          </table:table-cell>
          <table:table-cell table:content-validation-name="val1"/>
          <table:table-cell/>
        </table:table-row>
        <table:table-row table:style-name="ro6">
          <table:table-cell table:formula="of:=IF(ISBLANK([$Result.A893]);&quot;&quot;; [$Result.A893])">
            <text:p/>
          </table:table-cell>
          <table:table-cell table:style-name="ce34" table:formula="of:=IF(ISBLANK([$Result.B893]);&quot;&quot;; [$Result.B893])">
            <text:p/>
          </table:table-cell>
          <table:table-cell table:content-validation-name="val1"/>
          <table:table-cell/>
        </table:table-row>
        <table:table-row table:style-name="ro6">
          <table:table-cell table:formula="of:=IF(ISBLANK([$Result.A894]);&quot;&quot;; [$Result.A894])">
            <text:p/>
          </table:table-cell>
          <table:table-cell table:style-name="ce34" table:formula="of:=IF(ISBLANK([$Result.B894]);&quot;&quot;; [$Result.B894])">
            <text:p/>
          </table:table-cell>
          <table:table-cell table:content-validation-name="val1"/>
          <table:table-cell/>
        </table:table-row>
        <table:table-row table:style-name="ro6">
          <table:table-cell table:formula="of:=IF(ISBLANK([$Result.A895]);&quot;&quot;; [$Result.A895])">
            <text:p/>
          </table:table-cell>
          <table:table-cell table:style-name="ce34" table:formula="of:=IF(ISBLANK([$Result.B895]);&quot;&quot;; [$Result.B895])">
            <text:p/>
          </table:table-cell>
          <table:table-cell table:content-validation-name="val1"/>
          <table:table-cell/>
        </table:table-row>
        <table:table-row table:style-name="ro6">
          <table:table-cell table:formula="of:=IF(ISBLANK([$Result.A896]);&quot;&quot;; [$Result.A896])">
            <text:p/>
          </table:table-cell>
          <table:table-cell table:style-name="ce34" table:formula="of:=IF(ISBLANK([$Result.B896]);&quot;&quot;; [$Result.B896])">
            <text:p/>
          </table:table-cell>
          <table:table-cell table:content-validation-name="val1"/>
          <table:table-cell/>
        </table:table-row>
        <table:table-row table:style-name="ro6">
          <table:table-cell table:formula="of:=IF(ISBLANK([$Result.A897]);&quot;&quot;; [$Result.A897])">
            <text:p/>
          </table:table-cell>
          <table:table-cell table:style-name="ce34" table:formula="of:=IF(ISBLANK([$Result.B897]);&quot;&quot;; [$Result.B897])">
            <text:p/>
          </table:table-cell>
          <table:table-cell table:content-validation-name="val1"/>
          <table:table-cell/>
        </table:table-row>
        <table:table-row table:style-name="ro6">
          <table:table-cell table:formula="of:=IF(ISBLANK([$Result.A898]);&quot;&quot;; [$Result.A898])">
            <text:p/>
          </table:table-cell>
          <table:table-cell table:style-name="ce34" table:formula="of:=IF(ISBLANK([$Result.B898]);&quot;&quot;; [$Result.B898])">
            <text:p/>
          </table:table-cell>
          <table:table-cell table:content-validation-name="val1"/>
          <table:table-cell/>
        </table:table-row>
        <table:table-row table:style-name="ro6">
          <table:table-cell table:formula="of:=IF(ISBLANK([$Result.A899]);&quot;&quot;; [$Result.A899])">
            <text:p/>
          </table:table-cell>
          <table:table-cell table:style-name="ce34" table:formula="of:=IF(ISBLANK([$Result.B899]);&quot;&quot;; [$Result.B899])">
            <text:p/>
          </table:table-cell>
          <table:table-cell table:content-validation-name="val1"/>
          <table:table-cell/>
        </table:table-row>
        <table:table-row table:style-name="ro6">
          <table:table-cell table:formula="of:=IF(ISBLANK([$Result.A900]);&quot;&quot;; [$Result.A900])">
            <text:p/>
          </table:table-cell>
          <table:table-cell table:style-name="ce34" table:formula="of:=IF(ISBLANK([$Result.B900]);&quot;&quot;; [$Result.B900])">
            <text:p/>
          </table:table-cell>
          <table:table-cell table:content-validation-name="val1"/>
          <table:table-cell/>
        </table:table-row>
        <table:table-row table:style-name="ro6">
          <table:table-cell table:formula="of:=IF(ISBLANK([$Result.A901]);&quot;&quot;; [$Result.A901])">
            <text:p/>
          </table:table-cell>
          <table:table-cell table:style-name="ce34" table:formula="of:=IF(ISBLANK([$Result.B901]);&quot;&quot;; [$Result.B901])">
            <text:p/>
          </table:table-cell>
          <table:table-cell table:content-validation-name="val1"/>
          <table:table-cell/>
        </table:table-row>
        <table:table-row table:style-name="ro6">
          <table:table-cell table:formula="of:=IF(ISBLANK([$Result.A902]);&quot;&quot;; [$Result.A902])">
            <text:p/>
          </table:table-cell>
          <table:table-cell table:style-name="ce34" table:formula="of:=IF(ISBLANK([$Result.B902]);&quot;&quot;; [$Result.B902])">
            <text:p/>
          </table:table-cell>
          <table:table-cell table:content-validation-name="val1"/>
          <table:table-cell/>
        </table:table-row>
        <table:table-row table:style-name="ro6">
          <table:table-cell table:formula="of:=IF(ISBLANK([$Result.A903]);&quot;&quot;; [$Result.A903])">
            <text:p/>
          </table:table-cell>
          <table:table-cell table:style-name="ce34" table:formula="of:=IF(ISBLANK([$Result.B903]);&quot;&quot;; [$Result.B903])">
            <text:p/>
          </table:table-cell>
          <table:table-cell table:content-validation-name="val1"/>
          <table:table-cell/>
        </table:table-row>
        <table:table-row table:style-name="ro6">
          <table:table-cell table:formula="of:=IF(ISBLANK([$Result.A904]);&quot;&quot;; [$Result.A904])">
            <text:p/>
          </table:table-cell>
          <table:table-cell table:style-name="ce34" table:formula="of:=IF(ISBLANK([$Result.B904]);&quot;&quot;; [$Result.B904])">
            <text:p/>
          </table:table-cell>
          <table:table-cell table:content-validation-name="val1"/>
          <table:table-cell/>
        </table:table-row>
        <table:table-row table:style-name="ro6">
          <table:table-cell table:formula="of:=IF(ISBLANK([$Result.A905]);&quot;&quot;; [$Result.A905])">
            <text:p/>
          </table:table-cell>
          <table:table-cell table:style-name="ce34" table:formula="of:=IF(ISBLANK([$Result.B905]);&quot;&quot;; [$Result.B905])">
            <text:p/>
          </table:table-cell>
          <table:table-cell table:content-validation-name="val1"/>
          <table:table-cell/>
        </table:table-row>
        <table:table-row table:style-name="ro6">
          <table:table-cell table:formula="of:=IF(ISBLANK([$Result.A906]);&quot;&quot;; [$Result.A906])">
            <text:p/>
          </table:table-cell>
          <table:table-cell table:style-name="ce34" table:formula="of:=IF(ISBLANK([$Result.B906]);&quot;&quot;; [$Result.B906])">
            <text:p/>
          </table:table-cell>
          <table:table-cell table:content-validation-name="val1"/>
          <table:table-cell/>
        </table:table-row>
        <table:table-row table:style-name="ro6">
          <table:table-cell table:formula="of:=IF(ISBLANK([$Result.A907]);&quot;&quot;; [$Result.A907])">
            <text:p/>
          </table:table-cell>
          <table:table-cell table:style-name="ce34" table:formula="of:=IF(ISBLANK([$Result.B907]);&quot;&quot;; [$Result.B907])">
            <text:p/>
          </table:table-cell>
          <table:table-cell table:content-validation-name="val1"/>
          <table:table-cell/>
        </table:table-row>
        <table:table-row table:style-name="ro6">
          <table:table-cell table:formula="of:=IF(ISBLANK([$Result.A908]);&quot;&quot;; [$Result.A908])">
            <text:p/>
          </table:table-cell>
          <table:table-cell table:style-name="ce34" table:formula="of:=IF(ISBLANK([$Result.B908]);&quot;&quot;; [$Result.B908])">
            <text:p/>
          </table:table-cell>
          <table:table-cell table:content-validation-name="val1"/>
          <table:table-cell/>
        </table:table-row>
        <table:table-row table:style-name="ro6">
          <table:table-cell table:formula="of:=IF(ISBLANK([$Result.A909]);&quot;&quot;; [$Result.A909])">
            <text:p/>
          </table:table-cell>
          <table:table-cell table:style-name="ce34" table:formula="of:=IF(ISBLANK([$Result.B909]);&quot;&quot;; [$Result.B909])">
            <text:p/>
          </table:table-cell>
          <table:table-cell table:content-validation-name="val1"/>
          <table:table-cell/>
        </table:table-row>
        <table:table-row table:style-name="ro6">
          <table:table-cell table:formula="of:=IF(ISBLANK([$Result.A910]);&quot;&quot;; [$Result.A910])">
            <text:p/>
          </table:table-cell>
          <table:table-cell table:style-name="ce34" table:formula="of:=IF(ISBLANK([$Result.B910]);&quot;&quot;; [$Result.B910])">
            <text:p/>
          </table:table-cell>
          <table:table-cell table:content-validation-name="val1"/>
          <table:table-cell/>
        </table:table-row>
        <table:table-row table:style-name="ro6">
          <table:table-cell table:formula="of:=IF(ISBLANK([$Result.A911]);&quot;&quot;; [$Result.A911])">
            <text:p/>
          </table:table-cell>
          <table:table-cell table:style-name="ce34" table:formula="of:=IF(ISBLANK([$Result.B911]);&quot;&quot;; [$Result.B911])">
            <text:p/>
          </table:table-cell>
          <table:table-cell table:content-validation-name="val1"/>
          <table:table-cell/>
        </table:table-row>
        <table:table-row table:style-name="ro6">
          <table:table-cell table:formula="of:=IF(ISBLANK([$Result.A912]);&quot;&quot;; [$Result.A912])">
            <text:p/>
          </table:table-cell>
          <table:table-cell table:style-name="ce34" table:formula="of:=IF(ISBLANK([$Result.B912]);&quot;&quot;; [$Result.B912])">
            <text:p/>
          </table:table-cell>
          <table:table-cell table:content-validation-name="val1"/>
          <table:table-cell/>
        </table:table-row>
        <table:table-row table:style-name="ro6">
          <table:table-cell table:formula="of:=IF(ISBLANK([$Result.A913]);&quot;&quot;; [$Result.A913])">
            <text:p/>
          </table:table-cell>
          <table:table-cell table:style-name="ce34" table:formula="of:=IF(ISBLANK([$Result.B913]);&quot;&quot;; [$Result.B913])">
            <text:p/>
          </table:table-cell>
          <table:table-cell table:content-validation-name="val1"/>
          <table:table-cell/>
        </table:table-row>
        <table:table-row table:style-name="ro6">
          <table:table-cell table:formula="of:=IF(ISBLANK([$Result.A914]);&quot;&quot;; [$Result.A914])">
            <text:p/>
          </table:table-cell>
          <table:table-cell table:style-name="ce34" table:formula="of:=IF(ISBLANK([$Result.B914]);&quot;&quot;; [$Result.B914])">
            <text:p/>
          </table:table-cell>
          <table:table-cell table:content-validation-name="val1"/>
          <table:table-cell/>
        </table:table-row>
        <table:table-row table:style-name="ro6">
          <table:table-cell table:formula="of:=IF(ISBLANK([$Result.A915]);&quot;&quot;; [$Result.A915])">
            <text:p/>
          </table:table-cell>
          <table:table-cell table:style-name="ce34" table:formula="of:=IF(ISBLANK([$Result.B915]);&quot;&quot;; [$Result.B915])">
            <text:p/>
          </table:table-cell>
          <table:table-cell table:content-validation-name="val1"/>
          <table:table-cell/>
        </table:table-row>
        <table:table-row table:style-name="ro6">
          <table:table-cell table:formula="of:=IF(ISBLANK([$Result.A916]);&quot;&quot;; [$Result.A916])">
            <text:p/>
          </table:table-cell>
          <table:table-cell table:style-name="ce34" table:formula="of:=IF(ISBLANK([$Result.B916]);&quot;&quot;; [$Result.B916])">
            <text:p/>
          </table:table-cell>
          <table:table-cell table:content-validation-name="val1"/>
          <table:table-cell/>
        </table:table-row>
        <table:table-row table:style-name="ro6">
          <table:table-cell table:formula="of:=IF(ISBLANK([$Result.A917]);&quot;&quot;; [$Result.A917])">
            <text:p/>
          </table:table-cell>
          <table:table-cell table:style-name="ce34" table:formula="of:=IF(ISBLANK([$Result.B917]);&quot;&quot;; [$Result.B917])">
            <text:p/>
          </table:table-cell>
          <table:table-cell table:content-validation-name="val1"/>
          <table:table-cell/>
        </table:table-row>
        <table:table-row table:style-name="ro6">
          <table:table-cell table:formula="of:=IF(ISBLANK([$Result.A918]);&quot;&quot;; [$Result.A918])">
            <text:p/>
          </table:table-cell>
          <table:table-cell table:style-name="ce34" table:formula="of:=IF(ISBLANK([$Result.B918]);&quot;&quot;; [$Result.B918])">
            <text:p/>
          </table:table-cell>
          <table:table-cell table:content-validation-name="val1"/>
          <table:table-cell/>
        </table:table-row>
        <table:table-row table:style-name="ro6">
          <table:table-cell table:formula="of:=IF(ISBLANK([$Result.A919]);&quot;&quot;; [$Result.A919])">
            <text:p/>
          </table:table-cell>
          <table:table-cell table:style-name="ce34" table:formula="of:=IF(ISBLANK([$Result.B919]);&quot;&quot;; [$Result.B919])">
            <text:p/>
          </table:table-cell>
          <table:table-cell table:content-validation-name="val1"/>
          <table:table-cell/>
        </table:table-row>
        <table:table-row table:style-name="ro6">
          <table:table-cell table:formula="of:=IF(ISBLANK([$Result.A920]);&quot;&quot;; [$Result.A920])">
            <text:p/>
          </table:table-cell>
          <table:table-cell table:style-name="ce34" table:formula="of:=IF(ISBLANK([$Result.B920]);&quot;&quot;; [$Result.B920])">
            <text:p/>
          </table:table-cell>
          <table:table-cell table:content-validation-name="val1"/>
          <table:table-cell/>
        </table:table-row>
        <table:table-row table:style-name="ro6">
          <table:table-cell table:formula="of:=IF(ISBLANK([$Result.A921]);&quot;&quot;; [$Result.A921])">
            <text:p/>
          </table:table-cell>
          <table:table-cell table:style-name="ce34" table:formula="of:=IF(ISBLANK([$Result.B921]);&quot;&quot;; [$Result.B921])">
            <text:p/>
          </table:table-cell>
          <table:table-cell table:content-validation-name="val1"/>
          <table:table-cell/>
        </table:table-row>
        <table:table-row table:style-name="ro6">
          <table:table-cell table:formula="of:=IF(ISBLANK([$Result.A922]);&quot;&quot;; [$Result.A922])">
            <text:p/>
          </table:table-cell>
          <table:table-cell table:style-name="ce34" table:formula="of:=IF(ISBLANK([$Result.B922]);&quot;&quot;; [$Result.B922])">
            <text:p/>
          </table:table-cell>
          <table:table-cell table:content-validation-name="val1"/>
          <table:table-cell/>
        </table:table-row>
        <table:table-row table:style-name="ro6">
          <table:table-cell table:formula="of:=IF(ISBLANK([$Result.A923]);&quot;&quot;; [$Result.A923])">
            <text:p/>
          </table:table-cell>
          <table:table-cell table:style-name="ce34" table:formula="of:=IF(ISBLANK([$Result.B923]);&quot;&quot;; [$Result.B923])">
            <text:p/>
          </table:table-cell>
          <table:table-cell table:content-validation-name="val1"/>
          <table:table-cell/>
        </table:table-row>
        <table:table-row table:style-name="ro6">
          <table:table-cell table:formula="of:=IF(ISBLANK([$Result.A924]);&quot;&quot;; [$Result.A924])">
            <text:p/>
          </table:table-cell>
          <table:table-cell table:style-name="ce34" table:formula="of:=IF(ISBLANK([$Result.B924]);&quot;&quot;; [$Result.B924])">
            <text:p/>
          </table:table-cell>
          <table:table-cell table:content-validation-name="val1"/>
          <table:table-cell/>
        </table:table-row>
        <table:table-row table:style-name="ro6">
          <table:table-cell table:formula="of:=IF(ISBLANK([$Result.A925]);&quot;&quot;; [$Result.A925])">
            <text:p/>
          </table:table-cell>
          <table:table-cell table:style-name="ce34" table:formula="of:=IF(ISBLANK([$Result.B925]);&quot;&quot;; [$Result.B925])">
            <text:p/>
          </table:table-cell>
          <table:table-cell table:content-validation-name="val1"/>
          <table:table-cell/>
        </table:table-row>
        <table:table-row table:style-name="ro6">
          <table:table-cell table:formula="of:=IF(ISBLANK([$Result.A926]);&quot;&quot;; [$Result.A926])">
            <text:p/>
          </table:table-cell>
          <table:table-cell table:style-name="ce34" table:formula="of:=IF(ISBLANK([$Result.B926]);&quot;&quot;; [$Result.B926])">
            <text:p/>
          </table:table-cell>
          <table:table-cell table:content-validation-name="val1"/>
          <table:table-cell/>
        </table:table-row>
        <table:table-row table:style-name="ro6">
          <table:table-cell table:formula="of:=IF(ISBLANK([$Result.A927]);&quot;&quot;; [$Result.A927])">
            <text:p/>
          </table:table-cell>
          <table:table-cell table:style-name="ce34" table:formula="of:=IF(ISBLANK([$Result.B927]);&quot;&quot;; [$Result.B927])">
            <text:p/>
          </table:table-cell>
          <table:table-cell table:content-validation-name="val1"/>
          <table:table-cell/>
        </table:table-row>
        <table:table-row table:style-name="ro6">
          <table:table-cell table:formula="of:=IF(ISBLANK([$Result.A928]);&quot;&quot;; [$Result.A928])">
            <text:p/>
          </table:table-cell>
          <table:table-cell table:style-name="ce34" table:formula="of:=IF(ISBLANK([$Result.B928]);&quot;&quot;; [$Result.B928])">
            <text:p/>
          </table:table-cell>
          <table:table-cell table:content-validation-name="val1"/>
          <table:table-cell/>
        </table:table-row>
        <table:table-row table:style-name="ro6">
          <table:table-cell table:formula="of:=IF(ISBLANK([$Result.A929]);&quot;&quot;; [$Result.A929])">
            <text:p/>
          </table:table-cell>
          <table:table-cell table:style-name="ce34" table:formula="of:=IF(ISBLANK([$Result.B929]);&quot;&quot;; [$Result.B929])">
            <text:p/>
          </table:table-cell>
          <table:table-cell table:content-validation-name="val1"/>
          <table:table-cell/>
        </table:table-row>
        <table:table-row table:style-name="ro6">
          <table:table-cell table:formula="of:=IF(ISBLANK([$Result.A930]);&quot;&quot;; [$Result.A930])">
            <text:p/>
          </table:table-cell>
          <table:table-cell table:style-name="ce34" table:formula="of:=IF(ISBLANK([$Result.B930]);&quot;&quot;; [$Result.B930])">
            <text:p/>
          </table:table-cell>
          <table:table-cell table:content-validation-name="val1"/>
          <table:table-cell/>
        </table:table-row>
        <table:table-row table:style-name="ro6">
          <table:table-cell table:formula="of:=IF(ISBLANK([$Result.A931]);&quot;&quot;; [$Result.A931])">
            <text:p/>
          </table:table-cell>
          <table:table-cell table:style-name="ce34" table:formula="of:=IF(ISBLANK([$Result.B931]);&quot;&quot;; [$Result.B931])">
            <text:p/>
          </table:table-cell>
          <table:table-cell table:content-validation-name="val1"/>
          <table:table-cell/>
        </table:table-row>
        <table:table-row table:style-name="ro6">
          <table:table-cell table:formula="of:=IF(ISBLANK([$Result.A932]);&quot;&quot;; [$Result.A932])">
            <text:p/>
          </table:table-cell>
          <table:table-cell table:style-name="ce34" table:formula="of:=IF(ISBLANK([$Result.B932]);&quot;&quot;; [$Result.B932])">
            <text:p/>
          </table:table-cell>
          <table:table-cell table:content-validation-name="val1"/>
          <table:table-cell/>
        </table:table-row>
        <table:table-row table:style-name="ro6">
          <table:table-cell table:formula="of:=IF(ISBLANK([$Result.A933]);&quot;&quot;; [$Result.A933])">
            <text:p/>
          </table:table-cell>
          <table:table-cell table:style-name="ce34" table:formula="of:=IF(ISBLANK([$Result.B933]);&quot;&quot;; [$Result.B933])">
            <text:p/>
          </table:table-cell>
          <table:table-cell table:content-validation-name="val1"/>
          <table:table-cell/>
        </table:table-row>
        <table:table-row table:style-name="ro6">
          <table:table-cell table:formula="of:=IF(ISBLANK([$Result.A934]);&quot;&quot;; [$Result.A934])">
            <text:p/>
          </table:table-cell>
          <table:table-cell table:style-name="ce34" table:formula="of:=IF(ISBLANK([$Result.B934]);&quot;&quot;; [$Result.B934])">
            <text:p/>
          </table:table-cell>
          <table:table-cell table:content-validation-name="val1"/>
          <table:table-cell/>
        </table:table-row>
        <table:table-row table:style-name="ro6">
          <table:table-cell table:formula="of:=IF(ISBLANK([$Result.A935]);&quot;&quot;; [$Result.A935])">
            <text:p/>
          </table:table-cell>
          <table:table-cell table:style-name="ce34" table:formula="of:=IF(ISBLANK([$Result.B935]);&quot;&quot;; [$Result.B935])">
            <text:p/>
          </table:table-cell>
          <table:table-cell table:content-validation-name="val1"/>
          <table:table-cell/>
        </table:table-row>
        <table:table-row table:style-name="ro6">
          <table:table-cell table:formula="of:=IF(ISBLANK([$Result.A936]);&quot;&quot;; [$Result.A936])">
            <text:p/>
          </table:table-cell>
          <table:table-cell table:style-name="ce34" table:formula="of:=IF(ISBLANK([$Result.B936]);&quot;&quot;; [$Result.B936])">
            <text:p/>
          </table:table-cell>
          <table:table-cell table:content-validation-name="val1"/>
          <table:table-cell/>
        </table:table-row>
        <table:table-row table:style-name="ro6">
          <table:table-cell table:formula="of:=IF(ISBLANK([$Result.A937]);&quot;&quot;; [$Result.A937])">
            <text:p/>
          </table:table-cell>
          <table:table-cell table:style-name="ce34" table:formula="of:=IF(ISBLANK([$Result.B937]);&quot;&quot;; [$Result.B937])">
            <text:p/>
          </table:table-cell>
          <table:table-cell table:content-validation-name="val1"/>
          <table:table-cell/>
        </table:table-row>
        <table:table-row table:style-name="ro6">
          <table:table-cell table:formula="of:=IF(ISBLANK([$Result.A938]);&quot;&quot;; [$Result.A938])">
            <text:p/>
          </table:table-cell>
          <table:table-cell table:style-name="ce34" table:formula="of:=IF(ISBLANK([$Result.B938]);&quot;&quot;; [$Result.B938])">
            <text:p/>
          </table:table-cell>
          <table:table-cell table:content-validation-name="val1"/>
          <table:table-cell/>
        </table:table-row>
        <table:table-row table:style-name="ro6">
          <table:table-cell table:formula="of:=IF(ISBLANK([$Result.A939]);&quot;&quot;; [$Result.A939])">
            <text:p/>
          </table:table-cell>
          <table:table-cell table:style-name="ce34" table:formula="of:=IF(ISBLANK([$Result.B939]);&quot;&quot;; [$Result.B939])">
            <text:p/>
          </table:table-cell>
          <table:table-cell table:content-validation-name="val1"/>
          <table:table-cell/>
        </table:table-row>
        <table:table-row table:style-name="ro6">
          <table:table-cell table:formula="of:=IF(ISBLANK([$Result.A940]);&quot;&quot;; [$Result.A940])">
            <text:p/>
          </table:table-cell>
          <table:table-cell table:style-name="ce34" table:formula="of:=IF(ISBLANK([$Result.B940]);&quot;&quot;; [$Result.B940])">
            <text:p/>
          </table:table-cell>
          <table:table-cell table:content-validation-name="val1"/>
          <table:table-cell/>
        </table:table-row>
        <table:table-row table:style-name="ro6">
          <table:table-cell table:formula="of:=IF(ISBLANK([$Result.A941]);&quot;&quot;; [$Result.A941])">
            <text:p/>
          </table:table-cell>
          <table:table-cell table:style-name="ce34" table:formula="of:=IF(ISBLANK([$Result.B941]);&quot;&quot;; [$Result.B941])">
            <text:p/>
          </table:table-cell>
          <table:table-cell table:content-validation-name="val1"/>
          <table:table-cell/>
        </table:table-row>
        <table:table-row table:style-name="ro6">
          <table:table-cell table:formula="of:=IF(ISBLANK([$Result.A942]);&quot;&quot;; [$Result.A942])">
            <text:p/>
          </table:table-cell>
          <table:table-cell table:style-name="ce34" table:formula="of:=IF(ISBLANK([$Result.B942]);&quot;&quot;; [$Result.B942])">
            <text:p/>
          </table:table-cell>
          <table:table-cell table:content-validation-name="val1"/>
          <table:table-cell/>
        </table:table-row>
        <table:table-row table:style-name="ro6">
          <table:table-cell table:formula="of:=IF(ISBLANK([$Result.A943]);&quot;&quot;; [$Result.A943])">
            <text:p/>
          </table:table-cell>
          <table:table-cell table:style-name="ce34" table:formula="of:=IF(ISBLANK([$Result.B943]);&quot;&quot;; [$Result.B943])">
            <text:p/>
          </table:table-cell>
          <table:table-cell table:content-validation-name="val1"/>
          <table:table-cell/>
        </table:table-row>
        <table:table-row table:style-name="ro6">
          <table:table-cell table:formula="of:=IF(ISBLANK([$Result.A944]);&quot;&quot;; [$Result.A944])">
            <text:p/>
          </table:table-cell>
          <table:table-cell table:style-name="ce34" table:formula="of:=IF(ISBLANK([$Result.B944]);&quot;&quot;; [$Result.B944])">
            <text:p/>
          </table:table-cell>
          <table:table-cell table:content-validation-name="val1"/>
          <table:table-cell/>
        </table:table-row>
        <table:table-row table:style-name="ro6">
          <table:table-cell table:formula="of:=IF(ISBLANK([$Result.A945]);&quot;&quot;; [$Result.A945])">
            <text:p/>
          </table:table-cell>
          <table:table-cell table:style-name="ce34" table:formula="of:=IF(ISBLANK([$Result.B945]);&quot;&quot;; [$Result.B945])">
            <text:p/>
          </table:table-cell>
          <table:table-cell table:content-validation-name="val1"/>
          <table:table-cell/>
        </table:table-row>
        <table:table-row table:style-name="ro6">
          <table:table-cell table:formula="of:=IF(ISBLANK([$Result.A946]);&quot;&quot;; [$Result.A946])">
            <text:p/>
          </table:table-cell>
          <table:table-cell table:style-name="ce34" table:formula="of:=IF(ISBLANK([$Result.B946]);&quot;&quot;; [$Result.B946])">
            <text:p/>
          </table:table-cell>
          <table:table-cell table:content-validation-name="val1"/>
          <table:table-cell/>
        </table:table-row>
        <table:table-row table:style-name="ro6">
          <table:table-cell table:formula="of:=IF(ISBLANK([$Result.A947]);&quot;&quot;; [$Result.A947])">
            <text:p/>
          </table:table-cell>
          <table:table-cell table:style-name="ce34" table:formula="of:=IF(ISBLANK([$Result.B947]);&quot;&quot;; [$Result.B947])">
            <text:p/>
          </table:table-cell>
          <table:table-cell table:content-validation-name="val1"/>
          <table:table-cell/>
        </table:table-row>
        <table:table-row table:style-name="ro6">
          <table:table-cell table:formula="of:=IF(ISBLANK([$Result.A948]);&quot;&quot;; [$Result.A948])">
            <text:p/>
          </table:table-cell>
          <table:table-cell table:style-name="ce34" table:formula="of:=IF(ISBLANK([$Result.B948]);&quot;&quot;; [$Result.B948])">
            <text:p/>
          </table:table-cell>
          <table:table-cell table:content-validation-name="val1"/>
          <table:table-cell/>
        </table:table-row>
        <table:table-row table:style-name="ro6">
          <table:table-cell table:formula="of:=IF(ISBLANK([$Result.A949]);&quot;&quot;; [$Result.A949])">
            <text:p/>
          </table:table-cell>
          <table:table-cell table:style-name="ce34" table:formula="of:=IF(ISBLANK([$Result.B949]);&quot;&quot;; [$Result.B949])">
            <text:p/>
          </table:table-cell>
          <table:table-cell table:content-validation-name="val1"/>
          <table:table-cell/>
        </table:table-row>
        <table:table-row table:style-name="ro6">
          <table:table-cell table:formula="of:=IF(ISBLANK([$Result.A950]);&quot;&quot;; [$Result.A950])">
            <text:p/>
          </table:table-cell>
          <table:table-cell table:style-name="ce34" table:formula="of:=IF(ISBLANK([$Result.B950]);&quot;&quot;; [$Result.B950])">
            <text:p/>
          </table:table-cell>
          <table:table-cell table:content-validation-name="val1"/>
          <table:table-cell/>
        </table:table-row>
        <table:table-row table:style-name="ro6">
          <table:table-cell table:formula="of:=IF(ISBLANK([$Result.A951]);&quot;&quot;; [$Result.A951])">
            <text:p/>
          </table:table-cell>
          <table:table-cell table:style-name="ce34" table:formula="of:=IF(ISBLANK([$Result.B951]);&quot;&quot;; [$Result.B951])">
            <text:p/>
          </table:table-cell>
          <table:table-cell table:content-validation-name="val1"/>
          <table:table-cell/>
        </table:table-row>
        <table:table-row table:style-name="ro6">
          <table:table-cell table:formula="of:=IF(ISBLANK([$Result.A952]);&quot;&quot;; [$Result.A952])">
            <text:p/>
          </table:table-cell>
          <table:table-cell table:style-name="ce34" table:formula="of:=IF(ISBLANK([$Result.B952]);&quot;&quot;; [$Result.B952])">
            <text:p/>
          </table:table-cell>
          <table:table-cell table:content-validation-name="val1"/>
          <table:table-cell/>
        </table:table-row>
        <table:table-row table:style-name="ro6">
          <table:table-cell table:formula="of:=IF(ISBLANK([$Result.A953]);&quot;&quot;; [$Result.A953])">
            <text:p/>
          </table:table-cell>
          <table:table-cell table:style-name="ce34" table:formula="of:=IF(ISBLANK([$Result.B953]);&quot;&quot;; [$Result.B953])">
            <text:p/>
          </table:table-cell>
          <table:table-cell table:content-validation-name="val1"/>
          <table:table-cell/>
        </table:table-row>
        <table:table-row table:style-name="ro6">
          <table:table-cell table:formula="of:=IF(ISBLANK([$Result.A954]);&quot;&quot;; [$Result.A954])">
            <text:p/>
          </table:table-cell>
          <table:table-cell table:style-name="ce34" table:formula="of:=IF(ISBLANK([$Result.B954]);&quot;&quot;; [$Result.B954])">
            <text:p/>
          </table:table-cell>
          <table:table-cell table:content-validation-name="val1"/>
          <table:table-cell/>
        </table:table-row>
        <table:table-row table:style-name="ro6">
          <table:table-cell table:formula="of:=IF(ISBLANK([$Result.A955]);&quot;&quot;; [$Result.A955])">
            <text:p/>
          </table:table-cell>
          <table:table-cell table:style-name="ce34" table:formula="of:=IF(ISBLANK([$Result.B955]);&quot;&quot;; [$Result.B955])">
            <text:p/>
          </table:table-cell>
          <table:table-cell table:content-validation-name="val1"/>
          <table:table-cell/>
        </table:table-row>
        <table:table-row table:style-name="ro6">
          <table:table-cell table:formula="of:=IF(ISBLANK([$Result.A956]);&quot;&quot;; [$Result.A956])">
            <text:p/>
          </table:table-cell>
          <table:table-cell table:style-name="ce34" table:formula="of:=IF(ISBLANK([$Result.B956]);&quot;&quot;; [$Result.B956])">
            <text:p/>
          </table:table-cell>
          <table:table-cell table:content-validation-name="val1"/>
          <table:table-cell/>
        </table:table-row>
        <table:table-row table:style-name="ro6">
          <table:table-cell table:formula="of:=IF(ISBLANK([$Result.A957]);&quot;&quot;; [$Result.A957])">
            <text:p/>
          </table:table-cell>
          <table:table-cell table:style-name="ce34" table:formula="of:=IF(ISBLANK([$Result.B957]);&quot;&quot;; [$Result.B957])">
            <text:p/>
          </table:table-cell>
          <table:table-cell table:content-validation-name="val1"/>
          <table:table-cell/>
        </table:table-row>
        <table:table-row table:style-name="ro6">
          <table:table-cell table:formula="of:=IF(ISBLANK([$Result.A958]);&quot;&quot;; [$Result.A958])">
            <text:p/>
          </table:table-cell>
          <table:table-cell table:style-name="ce34" table:formula="of:=IF(ISBLANK([$Result.B958]);&quot;&quot;; [$Result.B958])">
            <text:p/>
          </table:table-cell>
          <table:table-cell table:content-validation-name="val1"/>
          <table:table-cell/>
        </table:table-row>
        <table:table-row table:style-name="ro6">
          <table:table-cell table:formula="of:=IF(ISBLANK([$Result.A959]);&quot;&quot;; [$Result.A959])">
            <text:p/>
          </table:table-cell>
          <table:table-cell table:style-name="ce34" table:formula="of:=IF(ISBLANK([$Result.B959]);&quot;&quot;; [$Result.B959])">
            <text:p/>
          </table:table-cell>
          <table:table-cell table:content-validation-name="val1"/>
          <table:table-cell/>
        </table:table-row>
        <table:table-row table:style-name="ro6">
          <table:table-cell table:formula="of:=IF(ISBLANK([$Result.A960]);&quot;&quot;; [$Result.A960])">
            <text:p/>
          </table:table-cell>
          <table:table-cell table:style-name="ce34" table:formula="of:=IF(ISBLANK([$Result.B960]);&quot;&quot;; [$Result.B960])">
            <text:p/>
          </table:table-cell>
          <table:table-cell table:content-validation-name="val1"/>
          <table:table-cell/>
        </table:table-row>
        <table:table-row table:style-name="ro6">
          <table:table-cell table:formula="of:=IF(ISBLANK([$Result.A961]);&quot;&quot;; [$Result.A961])">
            <text:p/>
          </table:table-cell>
          <table:table-cell table:style-name="ce34" table:formula="of:=IF(ISBLANK([$Result.B961]);&quot;&quot;; [$Result.B961])">
            <text:p/>
          </table:table-cell>
          <table:table-cell table:content-validation-name="val1"/>
          <table:table-cell/>
        </table:table-row>
        <table:table-row table:style-name="ro6">
          <table:table-cell table:formula="of:=IF(ISBLANK([$Result.A962]);&quot;&quot;; [$Result.A962])">
            <text:p/>
          </table:table-cell>
          <table:table-cell table:style-name="ce34" table:formula="of:=IF(ISBLANK([$Result.B962]);&quot;&quot;; [$Result.B962])">
            <text:p/>
          </table:table-cell>
          <table:table-cell table:content-validation-name="val1"/>
          <table:table-cell/>
        </table:table-row>
        <table:table-row table:style-name="ro6">
          <table:table-cell table:formula="of:=IF(ISBLANK([$Result.A963]);&quot;&quot;; [$Result.A963])">
            <text:p/>
          </table:table-cell>
          <table:table-cell table:style-name="ce34" table:formula="of:=IF(ISBLANK([$Result.B963]);&quot;&quot;; [$Result.B963])">
            <text:p/>
          </table:table-cell>
          <table:table-cell table:content-validation-name="val1"/>
          <table:table-cell/>
        </table:table-row>
        <table:table-row table:style-name="ro6">
          <table:table-cell table:formula="of:=IF(ISBLANK([$Result.A964]);&quot;&quot;; [$Result.A964])">
            <text:p/>
          </table:table-cell>
          <table:table-cell table:style-name="ce34" table:formula="of:=IF(ISBLANK([$Result.B964]);&quot;&quot;; [$Result.B964])">
            <text:p/>
          </table:table-cell>
          <table:table-cell table:content-validation-name="val1"/>
          <table:table-cell/>
        </table:table-row>
        <table:table-row table:style-name="ro6">
          <table:table-cell table:formula="of:=IF(ISBLANK([$Result.A965]);&quot;&quot;; [$Result.A965])">
            <text:p/>
          </table:table-cell>
          <table:table-cell table:style-name="ce34" table:formula="of:=IF(ISBLANK([$Result.B965]);&quot;&quot;; [$Result.B965])">
            <text:p/>
          </table:table-cell>
          <table:table-cell table:content-validation-name="val1"/>
          <table:table-cell/>
        </table:table-row>
        <table:table-row table:style-name="ro6">
          <table:table-cell table:formula="of:=IF(ISBLANK([$Result.A966]);&quot;&quot;; [$Result.A966])">
            <text:p/>
          </table:table-cell>
          <table:table-cell table:style-name="ce34" table:formula="of:=IF(ISBLANK([$Result.B966]);&quot;&quot;; [$Result.B966])">
            <text:p/>
          </table:table-cell>
          <table:table-cell table:content-validation-name="val1"/>
          <table:table-cell/>
        </table:table-row>
        <table:table-row table:style-name="ro6">
          <table:table-cell table:formula="of:=IF(ISBLANK([$Result.A967]);&quot;&quot;; [$Result.A967])">
            <text:p/>
          </table:table-cell>
          <table:table-cell table:style-name="ce34" table:formula="of:=IF(ISBLANK([$Result.B967]);&quot;&quot;; [$Result.B967])">
            <text:p/>
          </table:table-cell>
          <table:table-cell table:content-validation-name="val1"/>
          <table:table-cell/>
        </table:table-row>
        <table:table-row table:style-name="ro6">
          <table:table-cell table:formula="of:=IF(ISBLANK([$Result.A968]);&quot;&quot;; [$Result.A968])">
            <text:p/>
          </table:table-cell>
          <table:table-cell table:style-name="ce34" table:formula="of:=IF(ISBLANK([$Result.B968]);&quot;&quot;; [$Result.B968])">
            <text:p/>
          </table:table-cell>
          <table:table-cell table:content-validation-name="val1"/>
          <table:table-cell/>
        </table:table-row>
        <table:table-row table:style-name="ro6">
          <table:table-cell table:formula="of:=IF(ISBLANK([$Result.A969]);&quot;&quot;; [$Result.A969])">
            <text:p/>
          </table:table-cell>
          <table:table-cell table:style-name="ce34" table:formula="of:=IF(ISBLANK([$Result.B969]);&quot;&quot;; [$Result.B969])">
            <text:p/>
          </table:table-cell>
          <table:table-cell table:content-validation-name="val1"/>
          <table:table-cell/>
        </table:table-row>
        <table:table-row table:style-name="ro6">
          <table:table-cell table:formula="of:=IF(ISBLANK([$Result.A970]);&quot;&quot;; [$Result.A970])">
            <text:p/>
          </table:table-cell>
          <table:table-cell table:style-name="ce34" table:formula="of:=IF(ISBLANK([$Result.B970]);&quot;&quot;; [$Result.B970])">
            <text:p/>
          </table:table-cell>
          <table:table-cell table:content-validation-name="val1"/>
          <table:table-cell/>
        </table:table-row>
        <table:table-row table:style-name="ro6">
          <table:table-cell table:formula="of:=IF(ISBLANK([$Result.A971]);&quot;&quot;; [$Result.A971])">
            <text:p/>
          </table:table-cell>
          <table:table-cell table:style-name="ce34" table:formula="of:=IF(ISBLANK([$Result.B971]);&quot;&quot;; [$Result.B971])">
            <text:p/>
          </table:table-cell>
          <table:table-cell table:content-validation-name="val1"/>
          <table:table-cell/>
        </table:table-row>
        <table:table-row table:style-name="ro6">
          <table:table-cell table:formula="of:=IF(ISBLANK([$Result.A972]);&quot;&quot;; [$Result.A972])">
            <text:p/>
          </table:table-cell>
          <table:table-cell table:style-name="ce34" table:formula="of:=IF(ISBLANK([$Result.B972]);&quot;&quot;; [$Result.B972])">
            <text:p/>
          </table:table-cell>
          <table:table-cell table:content-validation-name="val1"/>
          <table:table-cell/>
        </table:table-row>
        <table:table-row table:style-name="ro6">
          <table:table-cell table:formula="of:=IF(ISBLANK([$Result.A973]);&quot;&quot;; [$Result.A973])">
            <text:p/>
          </table:table-cell>
          <table:table-cell table:style-name="ce34" table:formula="of:=IF(ISBLANK([$Result.B973]);&quot;&quot;; [$Result.B973])">
            <text:p/>
          </table:table-cell>
          <table:table-cell table:content-validation-name="val1"/>
          <table:table-cell/>
        </table:table-row>
        <table:table-row table:style-name="ro6">
          <table:table-cell table:formula="of:=IF(ISBLANK([$Result.A974]);&quot;&quot;; [$Result.A974])">
            <text:p/>
          </table:table-cell>
          <table:table-cell table:style-name="ce34" table:formula="of:=IF(ISBLANK([$Result.B974]);&quot;&quot;; [$Result.B974])">
            <text:p/>
          </table:table-cell>
          <table:table-cell table:content-validation-name="val1"/>
          <table:table-cell/>
        </table:table-row>
        <table:table-row table:style-name="ro6">
          <table:table-cell table:formula="of:=IF(ISBLANK([$Result.A975]);&quot;&quot;; [$Result.A975])">
            <text:p/>
          </table:table-cell>
          <table:table-cell table:style-name="ce34" table:formula="of:=IF(ISBLANK([$Result.B975]);&quot;&quot;; [$Result.B975])">
            <text:p/>
          </table:table-cell>
          <table:table-cell table:content-validation-name="val1"/>
          <table:table-cell/>
        </table:table-row>
        <table:table-row table:style-name="ro6">
          <table:table-cell table:formula="of:=IF(ISBLANK([$Result.A976]);&quot;&quot;; [$Result.A976])">
            <text:p/>
          </table:table-cell>
          <table:table-cell table:style-name="ce34" table:formula="of:=IF(ISBLANK([$Result.B976]);&quot;&quot;; [$Result.B976])">
            <text:p/>
          </table:table-cell>
          <table:table-cell table:content-validation-name="val1"/>
          <table:table-cell/>
        </table:table-row>
        <table:table-row table:style-name="ro6">
          <table:table-cell table:formula="of:=IF(ISBLANK([$Result.A977]);&quot;&quot;; [$Result.A977])">
            <text:p/>
          </table:table-cell>
          <table:table-cell table:style-name="ce34" table:formula="of:=IF(ISBLANK([$Result.B977]);&quot;&quot;; [$Result.B977])">
            <text:p/>
          </table:table-cell>
          <table:table-cell table:content-validation-name="val1"/>
          <table:table-cell/>
        </table:table-row>
        <table:table-row table:style-name="ro6">
          <table:table-cell table:formula="of:=IF(ISBLANK([$Result.A978]);&quot;&quot;; [$Result.A978])">
            <text:p/>
          </table:table-cell>
          <table:table-cell table:style-name="ce34" table:formula="of:=IF(ISBLANK([$Result.B978]);&quot;&quot;; [$Result.B978])">
            <text:p/>
          </table:table-cell>
          <table:table-cell table:content-validation-name="val1"/>
          <table:table-cell/>
        </table:table-row>
        <table:table-row table:style-name="ro6">
          <table:table-cell table:formula="of:=IF(ISBLANK([$Result.A979]);&quot;&quot;; [$Result.A979])">
            <text:p/>
          </table:table-cell>
          <table:table-cell table:style-name="ce34" table:formula="of:=IF(ISBLANK([$Result.B979]);&quot;&quot;; [$Result.B979])">
            <text:p/>
          </table:table-cell>
          <table:table-cell table:content-validation-name="val1"/>
          <table:table-cell/>
        </table:table-row>
        <table:table-row table:style-name="ro6">
          <table:table-cell table:formula="of:=IF(ISBLANK([$Result.A980]);&quot;&quot;; [$Result.A980])">
            <text:p/>
          </table:table-cell>
          <table:table-cell table:style-name="ce34" table:formula="of:=IF(ISBLANK([$Result.B980]);&quot;&quot;; [$Result.B980])">
            <text:p/>
          </table:table-cell>
          <table:table-cell table:content-validation-name="val1"/>
          <table:table-cell/>
        </table:table-row>
        <table:table-row table:style-name="ro6">
          <table:table-cell table:formula="of:=IF(ISBLANK([$Result.A981]);&quot;&quot;; [$Result.A981])">
            <text:p/>
          </table:table-cell>
          <table:table-cell table:style-name="ce34" table:formula="of:=IF(ISBLANK([$Result.B981]);&quot;&quot;; [$Result.B981])">
            <text:p/>
          </table:table-cell>
          <table:table-cell table:content-validation-name="val1"/>
          <table:table-cell/>
        </table:table-row>
        <table:table-row table:style-name="ro6">
          <table:table-cell table:formula="of:=IF(ISBLANK([$Result.A982]);&quot;&quot;; [$Result.A982])">
            <text:p/>
          </table:table-cell>
          <table:table-cell table:style-name="ce34" table:formula="of:=IF(ISBLANK([$Result.B982]);&quot;&quot;; [$Result.B982])">
            <text:p/>
          </table:table-cell>
          <table:table-cell table:content-validation-name="val1"/>
          <table:table-cell/>
        </table:table-row>
        <table:table-row table:style-name="ro6">
          <table:table-cell table:formula="of:=IF(ISBLANK([$Result.A983]);&quot;&quot;; [$Result.A983])">
            <text:p/>
          </table:table-cell>
          <table:table-cell table:style-name="ce34" table:formula="of:=IF(ISBLANK([$Result.B983]);&quot;&quot;; [$Result.B983])">
            <text:p/>
          </table:table-cell>
          <table:table-cell table:content-validation-name="val1"/>
          <table:table-cell/>
        </table:table-row>
        <table:table-row table:style-name="ro6">
          <table:table-cell table:formula="of:=IF(ISBLANK([$Result.A984]);&quot;&quot;; [$Result.A984])">
            <text:p/>
          </table:table-cell>
          <table:table-cell table:style-name="ce34" table:formula="of:=IF(ISBLANK([$Result.B984]);&quot;&quot;; [$Result.B984])">
            <text:p/>
          </table:table-cell>
          <table:table-cell table:content-validation-name="val1"/>
          <table:table-cell/>
        </table:table-row>
        <table:table-row table:style-name="ro6">
          <table:table-cell table:formula="of:=IF(ISBLANK([$Result.A985]);&quot;&quot;; [$Result.A985])">
            <text:p/>
          </table:table-cell>
          <table:table-cell table:style-name="ce34" table:formula="of:=IF(ISBLANK([$Result.B985]);&quot;&quot;; [$Result.B985])">
            <text:p/>
          </table:table-cell>
          <table:table-cell table:content-validation-name="val1"/>
          <table:table-cell/>
        </table:table-row>
        <table:table-row table:style-name="ro6">
          <table:table-cell table:formula="of:=IF(ISBLANK([$Result.A986]);&quot;&quot;; [$Result.A986])">
            <text:p/>
          </table:table-cell>
          <table:table-cell table:style-name="ce34" table:formula="of:=IF(ISBLANK([$Result.B986]);&quot;&quot;; [$Result.B986])">
            <text:p/>
          </table:table-cell>
          <table:table-cell table:content-validation-name="val1"/>
          <table:table-cell/>
        </table:table-row>
        <table:table-row table:style-name="ro6">
          <table:table-cell table:formula="of:=IF(ISBLANK([$Result.A987]);&quot;&quot;; [$Result.A987])">
            <text:p/>
          </table:table-cell>
          <table:table-cell table:style-name="ce34" table:formula="of:=IF(ISBLANK([$Result.B987]);&quot;&quot;; [$Result.B987])">
            <text:p/>
          </table:table-cell>
          <table:table-cell table:content-validation-name="val1"/>
          <table:table-cell/>
        </table:table-row>
        <table:table-row table:style-name="ro6">
          <table:table-cell table:formula="of:=IF(ISBLANK([$Result.A988]);&quot;&quot;; [$Result.A988])">
            <text:p/>
          </table:table-cell>
          <table:table-cell table:style-name="ce34" table:formula="of:=IF(ISBLANK([$Result.B988]);&quot;&quot;; [$Result.B988])">
            <text:p/>
          </table:table-cell>
          <table:table-cell table:content-validation-name="val1"/>
          <table:table-cell/>
        </table:table-row>
        <table:table-row table:style-name="ro6">
          <table:table-cell table:formula="of:=IF(ISBLANK([$Result.A989]);&quot;&quot;; [$Result.A989])">
            <text:p/>
          </table:table-cell>
          <table:table-cell table:style-name="ce34" table:formula="of:=IF(ISBLANK([$Result.B989]);&quot;&quot;; [$Result.B989])">
            <text:p/>
          </table:table-cell>
          <table:table-cell table:content-validation-name="val1"/>
          <table:table-cell/>
        </table:table-row>
        <table:table-row table:style-name="ro6">
          <table:table-cell table:formula="of:=IF(ISBLANK([$Result.A990]);&quot;&quot;; [$Result.A990])">
            <text:p/>
          </table:table-cell>
          <table:table-cell table:style-name="ce34" table:formula="of:=IF(ISBLANK([$Result.B990]);&quot;&quot;; [$Result.B990])">
            <text:p/>
          </table:table-cell>
          <table:table-cell table:content-validation-name="val1"/>
          <table:table-cell/>
        </table:table-row>
        <table:table-row table:style-name="ro6">
          <table:table-cell table:formula="of:=IF(ISBLANK([$Result.A991]);&quot;&quot;; [$Result.A991])">
            <text:p/>
          </table:table-cell>
          <table:table-cell table:style-name="ce34" table:formula="of:=IF(ISBLANK([$Result.B991]);&quot;&quot;; [$Result.B991])">
            <text:p/>
          </table:table-cell>
          <table:table-cell table:content-validation-name="val1"/>
          <table:table-cell/>
        </table:table-row>
        <table:table-row table:style-name="ro6">
          <table:table-cell table:formula="of:=IF(ISBLANK([$Result.A992]);&quot;&quot;; [$Result.A992])">
            <text:p/>
          </table:table-cell>
          <table:table-cell table:style-name="ce34" table:formula="of:=IF(ISBLANK([$Result.B992]);&quot;&quot;; [$Result.B992])">
            <text:p/>
          </table:table-cell>
          <table:table-cell table:content-validation-name="val1"/>
          <table:table-cell/>
        </table:table-row>
        <table:table-row table:style-name="ro6">
          <table:table-cell table:formula="of:=IF(ISBLANK([$Result.A993]);&quot;&quot;; [$Result.A993])">
            <text:p/>
          </table:table-cell>
          <table:table-cell table:style-name="ce34" table:formula="of:=IF(ISBLANK([$Result.B993]);&quot;&quot;; [$Result.B993])">
            <text:p/>
          </table:table-cell>
          <table:table-cell table:content-validation-name="val1"/>
          <table:table-cell/>
        </table:table-row>
        <table:table-row table:style-name="ro6">
          <table:table-cell table:formula="of:=IF(ISBLANK([$Result.A994]);&quot;&quot;; [$Result.A994])">
            <text:p/>
          </table:table-cell>
          <table:table-cell table:style-name="ce34" table:formula="of:=IF(ISBLANK([$Result.B994]);&quot;&quot;; [$Result.B994])">
            <text:p/>
          </table:table-cell>
          <table:table-cell table:content-validation-name="val1"/>
          <table:table-cell/>
        </table:table-row>
        <table:table-row table:style-name="ro6">
          <table:table-cell table:formula="of:=IF(ISBLANK([$Result.A995]);&quot;&quot;; [$Result.A995])">
            <text:p/>
          </table:table-cell>
          <table:table-cell table:style-name="ce34" table:formula="of:=IF(ISBLANK([$Result.B995]);&quot;&quot;; [$Result.B995])">
            <text:p/>
          </table:table-cell>
          <table:table-cell table:content-validation-name="val1"/>
          <table:table-cell/>
        </table:table-row>
        <table:table-row table:style-name="ro6">
          <table:table-cell table:formula="of:=IF(ISBLANK([$Result.A996]);&quot;&quot;; [$Result.A996])">
            <text:p/>
          </table:table-cell>
          <table:table-cell table:style-name="ce34" table:formula="of:=IF(ISBLANK([$Result.B996]);&quot;&quot;; [$Result.B996])">
            <text:p/>
          </table:table-cell>
          <table:table-cell table:content-validation-name="val1"/>
          <table:table-cell/>
        </table:table-row>
        <table:table-row table:style-name="ro6">
          <table:table-cell table:formula="of:=IF(ISBLANK([$Result.A997]);&quot;&quot;; [$Result.A997])">
            <text:p/>
          </table:table-cell>
          <table:table-cell table:style-name="ce34" table:formula="of:=IF(ISBLANK([$Result.B997]);&quot;&quot;; [$Result.B997])">
            <text:p/>
          </table:table-cell>
          <table:table-cell table:content-validation-name="val1"/>
          <table:table-cell/>
        </table:table-row>
        <table:table-row table:style-name="ro6">
          <table:table-cell table:formula="of:=IF(ISBLANK([$Result.A998]);&quot;&quot;; [$Result.A998])">
            <text:p/>
          </table:table-cell>
          <table:table-cell table:style-name="ce34" table:formula="of:=IF(ISBLANK([$Result.B998]);&quot;&quot;; [$Result.B998])">
            <text:p/>
          </table:table-cell>
          <table:table-cell table:content-validation-name="val1"/>
          <table:table-cell/>
        </table:table-row>
        <table:table-row table:style-name="ro6">
          <table:table-cell table:formula="of:=IF(ISBLANK([$Result.A999]);&quot;&quot;; [$Result.A999])">
            <text:p/>
          </table:table-cell>
          <table:table-cell table:style-name="ce34" table:formula="of:=IF(ISBLANK([$Result.B999]);&quot;&quot;; [$Result.B999])">
            <text:p/>
          </table:table-cell>
          <table:table-cell table:content-validation-name="val1"/>
          <table:table-cell/>
        </table:table-row>
        <table:table-row table:style-name="ro6" table:number-rows-repeated="1047576">
          <table:table-cell table:number-columns-repeated="2"/>
          <table:table-cell table:content-validation-name="val1"/>
          <table:table-cell/>
        </table:table-row>
        <table:table-row table:style-name="ro6">
          <table:table-cell table:number-columns-repeated="2"/>
          <table:table-cell table:content-validation-name="val1"/>
          <table:table-cell/>
        </table:table-row>
      </table:table>
      <table:table table:name="Entailment"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2" form:id="control2" form:label="NEX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ngeSheets.FromEntailmentToSpecificity?language=Basic&amp;location=document" xlink:type="simple"/>
              </office:event-listeners>
            </form:button>
          </form:form>
        </office:forms>
        <table:table-column table:style-name="co3" table:number-columns-repeated="2" table:default-cell-style-name="ce38"/>
        <table:table-column table:style-name="co2" table:default-cell-style-name="ce7"/>
        <table:table-column table:style-name="co4" table:default-cell-style-name="Default"/>
        <table:table-row table:style-name="ro6">
          <table:table-cell table:style-name="ce37" office:value-type="string" calcext:value-type="string">
            <text:p>Sentence1</text:p>
          </table:table-cell>
          <table:table-cell table:style-name="ce37" office:value-type="string" calcext:value-type="string">
            <text:p>Sentence2</text:p>
          </table:table-cell>
          <table:table-cell table:style-name="ce21" office:value-type="string" calcext:value-type="string">
            <text:p>Answer</text:p>
          </table:table-cell>
          <table:table-cell>
            <draw:control table:end-cell-address="Entailment.D1" table:end-x="34.59mm" table:end-y="4.51mm" draw:z-index="0" draw:style-name="gr1" draw:text-style-name="P1" svg:width="34.58mm" svg:height="4.51mm" svg:x="0mm" svg:y="0mm" draw:control="control2"/>
          </table:table-cell>
        </table:table-row>
        <table:table-row table:style-name="ro6">
          <table:table-cell table:style-name="ce33" table:formula="of:=IF(ISBLANK([$Result.A2]);&quot;&quot;; [$Result.A2])">
            <text:p/>
          </table:table-cell>
          <table:table-cell table:style-name="ce34" table:formula="of:=IF(ISBLANK([$Result.B2]);&quot;&quot;; [$Result.B2])">
            <text:p/>
          </table:table-cell>
          <table:table-cell table:content-validation-name="val1"/>
          <table:table-cell/>
        </table:table-row>
        <table:table-row table:style-name="ro6">
          <table:table-cell table:style-name="ce33" table:formula="of:=IF(ISBLANK([$Result.A3]);&quot;&quot;; [$Result.A3])">
            <text:p/>
          </table:table-cell>
          <table:table-cell table:style-name="ce34" table:formula="of:=IF(ISBLANK([$Result.B3]);&quot;&quot;; [$Result.B3])">
            <text:p/>
          </table:table-cell>
          <table:table-cell table:content-validation-name="val1"/>
          <table:table-cell/>
        </table:table-row>
        <table:table-row table:style-name="ro6">
          <table:table-cell table:style-name="ce33" table:formula="of:=IF(ISBLANK([$Result.A4]);&quot;&quot;; [$Result.A4])">
            <text:p/>
          </table:table-cell>
          <table:table-cell table:style-name="ce34" table:formula="of:=IF(ISBLANK([$Result.B4]);&quot;&quot;; [$Result.B4])">
            <text:p/>
          </table:table-cell>
          <table:table-cell table:content-validation-name="val1"/>
          <table:table-cell/>
        </table:table-row>
        <table:table-row table:style-name="ro6">
          <table:table-cell table:style-name="ce33" table:formula="of:=IF(ISBLANK([$Result.A5]);&quot;&quot;; [$Result.A5])">
            <text:p/>
          </table:table-cell>
          <table:table-cell table:style-name="ce34" table:formula="of:=IF(ISBLANK([$Result.B5]);&quot;&quot;; [$Result.B5])">
            <text:p/>
          </table:table-cell>
          <table:table-cell table:content-validation-name="val1"/>
          <table:table-cell/>
        </table:table-row>
        <table:table-row table:style-name="ro6">
          <table:table-cell table:style-name="ce33" table:formula="of:=IF(ISBLANK([$Result.A6]);&quot;&quot;; [$Result.A6])">
            <text:p/>
          </table:table-cell>
          <table:table-cell table:style-name="ce34" table:formula="of:=IF(ISBLANK([$Result.B6]);&quot;&quot;; [$Result.B6])">
            <text:p/>
          </table:table-cell>
          <table:table-cell table:content-validation-name="val1"/>
          <table:table-cell/>
        </table:table-row>
        <table:table-row table:style-name="ro6">
          <table:table-cell table:style-name="ce33" table:formula="of:=IF(ISBLANK([$Result.A7]);&quot;&quot;; [$Result.A7])">
            <text:p/>
          </table:table-cell>
          <table:table-cell table:style-name="ce34" table:formula="of:=IF(ISBLANK([$Result.B7]);&quot;&quot;; [$Result.B7])">
            <text:p/>
          </table:table-cell>
          <table:table-cell table:content-validation-name="val1"/>
          <table:table-cell/>
        </table:table-row>
        <table:table-row table:style-name="ro6">
          <table:table-cell table:style-name="ce33" table:formula="of:=IF(ISBLANK([$Result.A8]);&quot;&quot;; [$Result.A8])">
            <text:p/>
          </table:table-cell>
          <table:table-cell table:style-name="ce34" table:formula="of:=IF(ISBLANK([$Result.B8]);&quot;&quot;; [$Result.B8])">
            <text:p/>
          </table:table-cell>
          <table:table-cell table:content-validation-name="val1"/>
          <table:table-cell/>
        </table:table-row>
        <table:table-row table:style-name="ro6">
          <table:table-cell table:style-name="ce33" table:formula="of:=IF(ISBLANK([$Result.A9]);&quot;&quot;; [$Result.A9])">
            <text:p/>
          </table:table-cell>
          <table:table-cell table:style-name="ce34" table:formula="of:=IF(ISBLANK([$Result.B9]);&quot;&quot;; [$Result.B9])">
            <text:p/>
          </table:table-cell>
          <table:table-cell table:content-validation-name="val1"/>
          <table:table-cell/>
        </table:table-row>
        <table:table-row table:style-name="ro6">
          <table:table-cell table:style-name="ce33" table:formula="of:=IF(ISBLANK([$Result.A10]);&quot;&quot;; [$Result.A10])">
            <text:p/>
          </table:table-cell>
          <table:table-cell table:style-name="ce34" table:formula="of:=IF(ISBLANK([$Result.B10]);&quot;&quot;; [$Result.B10])">
            <text:p/>
          </table:table-cell>
          <table:table-cell table:content-validation-name="val1"/>
          <table:table-cell/>
        </table:table-row>
        <table:table-row table:style-name="ro6">
          <table:table-cell table:style-name="ce33" table:formula="of:=IF(ISBLANK([$Result.A11]);&quot;&quot;; [$Result.A11])">
            <text:p/>
          </table:table-cell>
          <table:table-cell table:style-name="ce34" table:formula="of:=IF(ISBLANK([$Result.B11]);&quot;&quot;; [$Result.B11])">
            <text:p/>
          </table:table-cell>
          <table:table-cell table:content-validation-name="val1"/>
          <table:table-cell/>
        </table:table-row>
        <table:table-row table:style-name="ro6">
          <table:table-cell table:style-name="ce33" table:formula="of:=IF(ISBLANK([$Result.A12]);&quot;&quot;; [$Result.A12])">
            <text:p/>
          </table:table-cell>
          <table:table-cell table:style-name="ce34" table:formula="of:=IF(ISBLANK([$Result.B12]);&quot;&quot;; [$Result.B12])">
            <text:p/>
          </table:table-cell>
          <table:table-cell table:content-validation-name="val1"/>
          <table:table-cell/>
        </table:table-row>
        <table:table-row table:style-name="ro6">
          <table:table-cell table:style-name="ce33" table:formula="of:=IF(ISBLANK([$Result.A13]);&quot;&quot;; [$Result.A13])">
            <text:p/>
          </table:table-cell>
          <table:table-cell table:style-name="ce34" table:formula="of:=IF(ISBLANK([$Result.B13]);&quot;&quot;; [$Result.B13])">
            <text:p/>
          </table:table-cell>
          <table:table-cell table:content-validation-name="val1"/>
          <table:table-cell/>
        </table:table-row>
        <table:table-row table:style-name="ro6">
          <table:table-cell table:style-name="ce33" table:formula="of:=IF(ISBLANK([$Result.A14]);&quot;&quot;; [$Result.A14])">
            <text:p/>
          </table:table-cell>
          <table:table-cell table:style-name="ce34" table:formula="of:=IF(ISBLANK([$Result.B14]);&quot;&quot;; [$Result.B14])">
            <text:p/>
          </table:table-cell>
          <table:table-cell table:content-validation-name="val1"/>
          <table:table-cell/>
        </table:table-row>
        <table:table-row table:style-name="ro6">
          <table:table-cell table:style-name="ce33" table:formula="of:=IF(ISBLANK([$Result.A15]);&quot;&quot;; [$Result.A15])">
            <text:p/>
          </table:table-cell>
          <table:table-cell table:style-name="ce34" table:formula="of:=IF(ISBLANK([$Result.B15]);&quot;&quot;; [$Result.B15])">
            <text:p/>
          </table:table-cell>
          <table:table-cell table:content-validation-name="val1"/>
          <table:table-cell/>
        </table:table-row>
        <table:table-row table:style-name="ro6">
          <table:table-cell table:style-name="ce33" table:formula="of:=IF(ISBLANK([$Result.A16]);&quot;&quot;; [$Result.A16])">
            <text:p/>
          </table:table-cell>
          <table:table-cell table:style-name="ce34" table:formula="of:=IF(ISBLANK([$Result.B16]);&quot;&quot;; [$Result.B16])">
            <text:p/>
          </table:table-cell>
          <table:table-cell table:content-validation-name="val1"/>
          <table:table-cell/>
        </table:table-row>
        <table:table-row table:style-name="ro6">
          <table:table-cell table:style-name="ce33" table:formula="of:=IF(ISBLANK([$Result.A17]);&quot;&quot;; [$Result.A17])">
            <text:p/>
          </table:table-cell>
          <table:table-cell table:style-name="ce34" table:formula="of:=IF(ISBLANK([$Result.B17]);&quot;&quot;; [$Result.B17])">
            <text:p/>
          </table:table-cell>
          <table:table-cell table:content-validation-name="val1"/>
          <table:table-cell/>
        </table:table-row>
        <table:table-row table:style-name="ro6">
          <table:table-cell table:style-name="ce33" table:formula="of:=IF(ISBLANK([$Result.A18]);&quot;&quot;; [$Result.A18])">
            <text:p/>
          </table:table-cell>
          <table:table-cell table:style-name="ce34" table:formula="of:=IF(ISBLANK([$Result.B18]);&quot;&quot;; [$Result.B18])">
            <text:p/>
          </table:table-cell>
          <table:table-cell table:content-validation-name="val1"/>
          <table:table-cell/>
        </table:table-row>
        <table:table-row table:style-name="ro6">
          <table:table-cell table:style-name="ce33" table:formula="of:=IF(ISBLANK([$Result.A19]);&quot;&quot;; [$Result.A19])">
            <text:p/>
          </table:table-cell>
          <table:table-cell table:style-name="ce34" table:formula="of:=IF(ISBLANK([$Result.B19]);&quot;&quot;; [$Result.B19])">
            <text:p/>
          </table:table-cell>
          <table:table-cell table:content-validation-name="val1"/>
          <table:table-cell/>
        </table:table-row>
        <table:table-row table:style-name="ro6">
          <table:table-cell table:style-name="ce33" table:formula="of:=IF(ISBLANK([$Result.A20]);&quot;&quot;; [$Result.A20])">
            <text:p/>
          </table:table-cell>
          <table:table-cell table:style-name="ce34" table:formula="of:=IF(ISBLANK([$Result.B20]);&quot;&quot;; [$Result.B20])">
            <text:p/>
          </table:table-cell>
          <table:table-cell table:content-validation-name="val1"/>
          <table:table-cell/>
        </table:table-row>
        <table:table-row table:style-name="ro6">
          <table:table-cell table:style-name="ce33" table:formula="of:=IF(ISBLANK([$Result.A21]);&quot;&quot;; [$Result.A21])">
            <text:p/>
          </table:table-cell>
          <table:table-cell table:style-name="ce34" table:formula="of:=IF(ISBLANK([$Result.B21]);&quot;&quot;; [$Result.B21])">
            <text:p/>
          </table:table-cell>
          <table:table-cell table:content-validation-name="val1"/>
          <table:table-cell/>
        </table:table-row>
        <table:table-row table:style-name="ro6">
          <table:table-cell table:style-name="ce33" table:formula="of:=IF(ISBLANK([$Result.A22]);&quot;&quot;; [$Result.A22])">
            <text:p/>
          </table:table-cell>
          <table:table-cell table:style-name="ce34" table:formula="of:=IF(ISBLANK([$Result.B22]);&quot;&quot;; [$Result.B22])">
            <text:p/>
          </table:table-cell>
          <table:table-cell table:content-validation-name="val1"/>
          <table:table-cell/>
        </table:table-row>
        <table:table-row table:style-name="ro6">
          <table:table-cell table:style-name="ce33" table:formula="of:=IF(ISBLANK([$Result.A23]);&quot;&quot;; [$Result.A23])">
            <text:p/>
          </table:table-cell>
          <table:table-cell table:style-name="ce34" table:formula="of:=IF(ISBLANK([$Result.B23]);&quot;&quot;; [$Result.B23])">
            <text:p/>
          </table:table-cell>
          <table:table-cell table:content-validation-name="val1"/>
          <table:table-cell/>
        </table:table-row>
        <table:table-row table:style-name="ro6">
          <table:table-cell table:style-name="ce33" table:formula="of:=IF(ISBLANK([$Result.A24]);&quot;&quot;; [$Result.A24])">
            <text:p/>
          </table:table-cell>
          <table:table-cell table:style-name="ce34" table:formula="of:=IF(ISBLANK([$Result.B24]);&quot;&quot;; [$Result.B24])">
            <text:p/>
          </table:table-cell>
          <table:table-cell table:content-validation-name="val1"/>
          <table:table-cell/>
        </table:table-row>
        <table:table-row table:style-name="ro6">
          <table:table-cell table:style-name="ce33" table:formula="of:=IF(ISBLANK([$Result.A25]);&quot;&quot;; [$Result.A25])">
            <text:p/>
          </table:table-cell>
          <table:table-cell table:style-name="ce34" table:formula="of:=IF(ISBLANK([$Result.B25]);&quot;&quot;; [$Result.B25])">
            <text:p/>
          </table:table-cell>
          <table:table-cell table:content-validation-name="val1"/>
          <table:table-cell/>
        </table:table-row>
        <table:table-row table:style-name="ro6">
          <table:table-cell table:style-name="ce33" table:formula="of:=IF(ISBLANK([$Result.A26]);&quot;&quot;; [$Result.A26])">
            <text:p/>
          </table:table-cell>
          <table:table-cell table:style-name="ce34" table:formula="of:=IF(ISBLANK([$Result.B26]);&quot;&quot;; [$Result.B26])">
            <text:p/>
          </table:table-cell>
          <table:table-cell table:content-validation-name="val1"/>
          <table:table-cell/>
        </table:table-row>
        <table:table-row table:style-name="ro6">
          <table:table-cell table:style-name="ce33" table:formula="of:=IF(ISBLANK([$Result.A27]);&quot;&quot;; [$Result.A27])">
            <text:p/>
          </table:table-cell>
          <table:table-cell table:style-name="ce34" table:formula="of:=IF(ISBLANK([$Result.B27]);&quot;&quot;; [$Result.B27])">
            <text:p/>
          </table:table-cell>
          <table:table-cell table:content-validation-name="val1"/>
          <table:table-cell/>
        </table:table-row>
        <table:table-row table:style-name="ro6">
          <table:table-cell table:style-name="ce33" table:formula="of:=IF(ISBLANK([$Result.A28]);&quot;&quot;; [$Result.A28])">
            <text:p/>
          </table:table-cell>
          <table:table-cell table:style-name="ce34" table:formula="of:=IF(ISBLANK([$Result.B28]);&quot;&quot;; [$Result.B28])">
            <text:p/>
          </table:table-cell>
          <table:table-cell table:content-validation-name="val1"/>
          <table:table-cell/>
        </table:table-row>
        <table:table-row table:style-name="ro6">
          <table:table-cell table:style-name="ce33" table:formula="of:=IF(ISBLANK([$Result.A29]);&quot;&quot;; [$Result.A29])">
            <text:p/>
          </table:table-cell>
          <table:table-cell table:style-name="ce34" table:formula="of:=IF(ISBLANK([$Result.B29]);&quot;&quot;; [$Result.B29])">
            <text:p/>
          </table:table-cell>
          <table:table-cell table:content-validation-name="val1"/>
          <table:table-cell/>
        </table:table-row>
        <table:table-row table:style-name="ro6">
          <table:table-cell table:style-name="ce33" table:formula="of:=IF(ISBLANK([$Result.A30]);&quot;&quot;; [$Result.A30])">
            <text:p/>
          </table:table-cell>
          <table:table-cell table:style-name="ce34" table:formula="of:=IF(ISBLANK([$Result.B30]);&quot;&quot;; [$Result.B30])">
            <text:p/>
          </table:table-cell>
          <table:table-cell table:content-validation-name="val1"/>
          <table:table-cell/>
        </table:table-row>
        <table:table-row table:style-name="ro6">
          <table:table-cell table:style-name="ce33" table:formula="of:=IF(ISBLANK([$Result.A31]);&quot;&quot;; [$Result.A31])">
            <text:p/>
          </table:table-cell>
          <table:table-cell table:style-name="ce34" table:formula="of:=IF(ISBLANK([$Result.B31]);&quot;&quot;; [$Result.B31])">
            <text:p/>
          </table:table-cell>
          <table:table-cell table:content-validation-name="val1"/>
          <table:table-cell/>
        </table:table-row>
        <table:table-row table:style-name="ro6">
          <table:table-cell table:style-name="ce33" table:formula="of:=IF(ISBLANK([$Result.A32]);&quot;&quot;; [$Result.A32])">
            <text:p/>
          </table:table-cell>
          <table:table-cell table:style-name="ce34" table:formula="of:=IF(ISBLANK([$Result.B32]);&quot;&quot;; [$Result.B32])">
            <text:p/>
          </table:table-cell>
          <table:table-cell table:content-validation-name="val1"/>
          <table:table-cell/>
        </table:table-row>
        <table:table-row table:style-name="ro6">
          <table:table-cell table:style-name="ce33" table:formula="of:=IF(ISBLANK([$Result.A33]);&quot;&quot;; [$Result.A33])">
            <text:p/>
          </table:table-cell>
          <table:table-cell table:style-name="ce34" table:formula="of:=IF(ISBLANK([$Result.B33]);&quot;&quot;; [$Result.B33])">
            <text:p/>
          </table:table-cell>
          <table:table-cell table:content-validation-name="val1"/>
          <table:table-cell/>
        </table:table-row>
        <table:table-row table:style-name="ro6">
          <table:table-cell table:style-name="ce33" table:formula="of:=IF(ISBLANK([$Result.A34]);&quot;&quot;; [$Result.A34])">
            <text:p/>
          </table:table-cell>
          <table:table-cell table:style-name="ce34" table:formula="of:=IF(ISBLANK([$Result.B34]);&quot;&quot;; [$Result.B34])">
            <text:p/>
          </table:table-cell>
          <table:table-cell table:content-validation-name="val1"/>
          <table:table-cell/>
        </table:table-row>
        <table:table-row table:style-name="ro6">
          <table:table-cell table:style-name="ce33" table:formula="of:=IF(ISBLANK([$Result.A35]);&quot;&quot;; [$Result.A35])">
            <text:p/>
          </table:table-cell>
          <table:table-cell table:style-name="ce34" table:formula="of:=IF(ISBLANK([$Result.B35]);&quot;&quot;; [$Result.B35])">
            <text:p/>
          </table:table-cell>
          <table:table-cell table:content-validation-name="val1"/>
          <table:table-cell/>
        </table:table-row>
        <table:table-row table:style-name="ro6">
          <table:table-cell table:style-name="ce33" table:formula="of:=IF(ISBLANK([$Result.A36]);&quot;&quot;; [$Result.A36])">
            <text:p/>
          </table:table-cell>
          <table:table-cell table:style-name="ce34" table:formula="of:=IF(ISBLANK([$Result.B36]);&quot;&quot;; [$Result.B36])">
            <text:p/>
          </table:table-cell>
          <table:table-cell table:content-validation-name="val1"/>
          <table:table-cell/>
        </table:table-row>
        <table:table-row table:style-name="ro6">
          <table:table-cell table:style-name="ce33" table:formula="of:=IF(ISBLANK([$Result.A37]);&quot;&quot;; [$Result.A37])">
            <text:p/>
          </table:table-cell>
          <table:table-cell table:style-name="ce34" table:formula="of:=IF(ISBLANK([$Result.B37]);&quot;&quot;; [$Result.B37])">
            <text:p/>
          </table:table-cell>
          <table:table-cell table:content-validation-name="val1"/>
          <table:table-cell/>
        </table:table-row>
        <table:table-row table:style-name="ro6">
          <table:table-cell table:style-name="ce33" table:formula="of:=IF(ISBLANK([$Result.A38]);&quot;&quot;; [$Result.A38])">
            <text:p/>
          </table:table-cell>
          <table:table-cell table:style-name="ce34" table:formula="of:=IF(ISBLANK([$Result.B38]);&quot;&quot;; [$Result.B38])">
            <text:p/>
          </table:table-cell>
          <table:table-cell table:content-validation-name="val1"/>
          <table:table-cell/>
        </table:table-row>
        <table:table-row table:style-name="ro6">
          <table:table-cell table:style-name="ce33" table:formula="of:=IF(ISBLANK([$Result.A39]);&quot;&quot;; [$Result.A39])">
            <text:p/>
          </table:table-cell>
          <table:table-cell table:style-name="ce34" table:formula="of:=IF(ISBLANK([$Result.B39]);&quot;&quot;; [$Result.B39])">
            <text:p/>
          </table:table-cell>
          <table:table-cell table:content-validation-name="val1"/>
          <table:table-cell/>
        </table:table-row>
        <table:table-row table:style-name="ro6">
          <table:table-cell table:style-name="ce33" table:formula="of:=IF(ISBLANK([$Result.A40]);&quot;&quot;; [$Result.A40])">
            <text:p/>
          </table:table-cell>
          <table:table-cell table:style-name="ce34" table:formula="of:=IF(ISBLANK([$Result.B40]);&quot;&quot;; [$Result.B40])">
            <text:p/>
          </table:table-cell>
          <table:table-cell table:content-validation-name="val1"/>
          <table:table-cell/>
        </table:table-row>
        <table:table-row table:style-name="ro6">
          <table:table-cell table:style-name="ce33" table:formula="of:=IF(ISBLANK([$Result.A41]);&quot;&quot;; [$Result.A41])">
            <text:p/>
          </table:table-cell>
          <table:table-cell table:style-name="ce34" table:formula="of:=IF(ISBLANK([$Result.B41]);&quot;&quot;; [$Result.B41])">
            <text:p/>
          </table:table-cell>
          <table:table-cell table:content-validation-name="val1"/>
          <table:table-cell/>
        </table:table-row>
        <table:table-row table:style-name="ro6">
          <table:table-cell table:style-name="ce33" table:formula="of:=IF(ISBLANK([$Result.A42]);&quot;&quot;; [$Result.A42])">
            <text:p/>
          </table:table-cell>
          <table:table-cell table:style-name="ce34" table:formula="of:=IF(ISBLANK([$Result.B42]);&quot;&quot;; [$Result.B42])">
            <text:p/>
          </table:table-cell>
          <table:table-cell table:content-validation-name="val1"/>
          <table:table-cell/>
        </table:table-row>
        <table:table-row table:style-name="ro6">
          <table:table-cell table:style-name="ce33" table:formula="of:=IF(ISBLANK([$Result.A43]);&quot;&quot;; [$Result.A43])">
            <text:p/>
          </table:table-cell>
          <table:table-cell table:style-name="ce34" table:formula="of:=IF(ISBLANK([$Result.B43]);&quot;&quot;; [$Result.B43])">
            <text:p/>
          </table:table-cell>
          <table:table-cell table:content-validation-name="val1"/>
          <table:table-cell/>
        </table:table-row>
        <table:table-row table:style-name="ro6">
          <table:table-cell table:style-name="ce33" table:formula="of:=IF(ISBLANK([$Result.A44]);&quot;&quot;; [$Result.A44])">
            <text:p/>
          </table:table-cell>
          <table:table-cell table:style-name="ce34" table:formula="of:=IF(ISBLANK([$Result.B44]);&quot;&quot;; [$Result.B44])">
            <text:p/>
          </table:table-cell>
          <table:table-cell table:content-validation-name="val1"/>
          <table:table-cell/>
        </table:table-row>
        <table:table-row table:style-name="ro6">
          <table:table-cell table:style-name="ce33" table:formula="of:=IF(ISBLANK([$Result.A45]);&quot;&quot;; [$Result.A45])">
            <text:p/>
          </table:table-cell>
          <table:table-cell table:style-name="ce34" table:formula="of:=IF(ISBLANK([$Result.B45]);&quot;&quot;; [$Result.B45])">
            <text:p/>
          </table:table-cell>
          <table:table-cell table:content-validation-name="val1"/>
          <table:table-cell/>
        </table:table-row>
        <table:table-row table:style-name="ro6">
          <table:table-cell table:style-name="ce33" table:formula="of:=IF(ISBLANK([$Result.A46]);&quot;&quot;; [$Result.A46])">
            <text:p/>
          </table:table-cell>
          <table:table-cell table:style-name="ce34" table:formula="of:=IF(ISBLANK([$Result.B46]);&quot;&quot;; [$Result.B46])">
            <text:p/>
          </table:table-cell>
          <table:table-cell table:content-validation-name="val1"/>
          <table:table-cell/>
        </table:table-row>
        <table:table-row table:style-name="ro6">
          <table:table-cell table:style-name="ce33" table:formula="of:=IF(ISBLANK([$Result.A47]);&quot;&quot;; [$Result.A47])">
            <text:p/>
          </table:table-cell>
          <table:table-cell table:style-name="ce34" table:formula="of:=IF(ISBLANK([$Result.B47]);&quot;&quot;; [$Result.B47])">
            <text:p/>
          </table:table-cell>
          <table:table-cell table:content-validation-name="val1"/>
          <table:table-cell/>
        </table:table-row>
        <table:table-row table:style-name="ro6">
          <table:table-cell table:style-name="ce33" table:formula="of:=IF(ISBLANK([$Result.A48]);&quot;&quot;; [$Result.A48])">
            <text:p/>
          </table:table-cell>
          <table:table-cell table:style-name="ce34" table:formula="of:=IF(ISBLANK([$Result.B48]);&quot;&quot;; [$Result.B48])">
            <text:p/>
          </table:table-cell>
          <table:table-cell table:content-validation-name="val1"/>
          <table:table-cell/>
        </table:table-row>
        <table:table-row table:style-name="ro6">
          <table:table-cell table:style-name="ce33" table:formula="of:=IF(ISBLANK([$Result.A49]);&quot;&quot;; [$Result.A49])">
            <text:p/>
          </table:table-cell>
          <table:table-cell table:style-name="ce34" table:formula="of:=IF(ISBLANK([$Result.B49]);&quot;&quot;; [$Result.B49])">
            <text:p/>
          </table:table-cell>
          <table:table-cell table:content-validation-name="val1"/>
          <table:table-cell/>
        </table:table-row>
        <table:table-row table:style-name="ro6">
          <table:table-cell table:style-name="ce33" table:formula="of:=IF(ISBLANK([$Result.A50]);&quot;&quot;; [$Result.A50])">
            <text:p/>
          </table:table-cell>
          <table:table-cell table:style-name="ce34" table:formula="of:=IF(ISBLANK([$Result.B50]);&quot;&quot;; [$Result.B50])">
            <text:p/>
          </table:table-cell>
          <table:table-cell table:content-validation-name="val1"/>
          <table:table-cell/>
        </table:table-row>
        <table:table-row table:style-name="ro6">
          <table:table-cell table:style-name="ce33" table:formula="of:=IF(ISBLANK([$Result.A51]);&quot;&quot;; [$Result.A51])">
            <text:p/>
          </table:table-cell>
          <table:table-cell table:style-name="ce34" table:formula="of:=IF(ISBLANK([$Result.B51]);&quot;&quot;; [$Result.B51])">
            <text:p/>
          </table:table-cell>
          <table:table-cell table:content-validation-name="val1"/>
          <table:table-cell/>
        </table:table-row>
        <table:table-row table:style-name="ro6">
          <table:table-cell table:style-name="ce33" table:formula="of:=IF(ISBLANK([$Result.A52]);&quot;&quot;; [$Result.A52])">
            <text:p/>
          </table:table-cell>
          <table:table-cell table:style-name="ce34" table:formula="of:=IF(ISBLANK([$Result.B52]);&quot;&quot;; [$Result.B52])">
            <text:p/>
          </table:table-cell>
          <table:table-cell table:content-validation-name="val1"/>
          <table:table-cell/>
        </table:table-row>
        <table:table-row table:style-name="ro6">
          <table:table-cell table:style-name="ce33" table:formula="of:=IF(ISBLANK([$Result.A53]);&quot;&quot;; [$Result.A53])">
            <text:p/>
          </table:table-cell>
          <table:table-cell table:style-name="ce34" table:formula="of:=IF(ISBLANK([$Result.B53]);&quot;&quot;; [$Result.B53])">
            <text:p/>
          </table:table-cell>
          <table:table-cell table:content-validation-name="val1"/>
          <table:table-cell/>
        </table:table-row>
        <table:table-row table:style-name="ro6">
          <table:table-cell table:style-name="ce33" table:formula="of:=IF(ISBLANK([$Result.A54]);&quot;&quot;; [$Result.A54])">
            <text:p/>
          </table:table-cell>
          <table:table-cell table:style-name="ce34" table:formula="of:=IF(ISBLANK([$Result.B54]);&quot;&quot;; [$Result.B54])">
            <text:p/>
          </table:table-cell>
          <table:table-cell table:content-validation-name="val1"/>
          <table:table-cell/>
        </table:table-row>
        <table:table-row table:style-name="ro6">
          <table:table-cell table:style-name="ce33" table:formula="of:=IF(ISBLANK([$Result.A55]);&quot;&quot;; [$Result.A55])">
            <text:p/>
          </table:table-cell>
          <table:table-cell table:style-name="ce34" table:formula="of:=IF(ISBLANK([$Result.B55]);&quot;&quot;; [$Result.B55])">
            <text:p/>
          </table:table-cell>
          <table:table-cell table:content-validation-name="val1"/>
          <table:table-cell/>
        </table:table-row>
        <table:table-row table:style-name="ro6">
          <table:table-cell table:style-name="ce33" table:formula="of:=IF(ISBLANK([$Result.A56]);&quot;&quot;; [$Result.A56])">
            <text:p/>
          </table:table-cell>
          <table:table-cell table:style-name="ce34" table:formula="of:=IF(ISBLANK([$Result.B56]);&quot;&quot;; [$Result.B56])">
            <text:p/>
          </table:table-cell>
          <table:table-cell table:content-validation-name="val1"/>
          <table:table-cell/>
        </table:table-row>
        <table:table-row table:style-name="ro6">
          <table:table-cell table:style-name="ce33" table:formula="of:=IF(ISBLANK([$Result.A57]);&quot;&quot;; [$Result.A57])">
            <text:p/>
          </table:table-cell>
          <table:table-cell table:style-name="ce34" table:formula="of:=IF(ISBLANK([$Result.B57]);&quot;&quot;; [$Result.B57])">
            <text:p/>
          </table:table-cell>
          <table:table-cell table:content-validation-name="val1"/>
          <table:table-cell/>
        </table:table-row>
        <table:table-row table:style-name="ro6">
          <table:table-cell table:style-name="ce33" table:formula="of:=IF(ISBLANK([$Result.A58]);&quot;&quot;; [$Result.A58])">
            <text:p/>
          </table:table-cell>
          <table:table-cell table:style-name="ce34" table:formula="of:=IF(ISBLANK([$Result.B58]);&quot;&quot;; [$Result.B58])">
            <text:p/>
          </table:table-cell>
          <table:table-cell table:content-validation-name="val1"/>
          <table:table-cell/>
        </table:table-row>
        <table:table-row table:style-name="ro6">
          <table:table-cell table:style-name="ce33" table:formula="of:=IF(ISBLANK([$Result.A59]);&quot;&quot;; [$Result.A59])">
            <text:p/>
          </table:table-cell>
          <table:table-cell table:style-name="ce34" table:formula="of:=IF(ISBLANK([$Result.B59]);&quot;&quot;; [$Result.B59])">
            <text:p/>
          </table:table-cell>
          <table:table-cell table:content-validation-name="val1"/>
          <table:table-cell/>
        </table:table-row>
        <table:table-row table:style-name="ro6">
          <table:table-cell table:style-name="ce33" table:formula="of:=IF(ISBLANK([$Result.A60]);&quot;&quot;; [$Result.A60])">
            <text:p/>
          </table:table-cell>
          <table:table-cell table:style-name="ce34" table:formula="of:=IF(ISBLANK([$Result.B60]);&quot;&quot;; [$Result.B60])">
            <text:p/>
          </table:table-cell>
          <table:table-cell table:content-validation-name="val1"/>
          <table:table-cell/>
        </table:table-row>
        <table:table-row table:style-name="ro6">
          <table:table-cell table:style-name="ce33" table:formula="of:=IF(ISBLANK([$Result.A61]);&quot;&quot;; [$Result.A61])">
            <text:p/>
          </table:table-cell>
          <table:table-cell table:style-name="ce34" table:formula="of:=IF(ISBLANK([$Result.B61]);&quot;&quot;; [$Result.B61])">
            <text:p/>
          </table:table-cell>
          <table:table-cell table:content-validation-name="val1"/>
          <table:table-cell/>
        </table:table-row>
        <table:table-row table:style-name="ro6">
          <table:table-cell table:style-name="ce33" table:formula="of:=IF(ISBLANK([$Result.A62]);&quot;&quot;; [$Result.A62])">
            <text:p/>
          </table:table-cell>
          <table:table-cell table:style-name="ce34" table:formula="of:=IF(ISBLANK([$Result.B62]);&quot;&quot;; [$Result.B62])">
            <text:p/>
          </table:table-cell>
          <table:table-cell table:content-validation-name="val1"/>
          <table:table-cell/>
        </table:table-row>
        <table:table-row table:style-name="ro6">
          <table:table-cell table:style-name="ce33" table:formula="of:=IF(ISBLANK([$Result.A63]);&quot;&quot;; [$Result.A63])">
            <text:p/>
          </table:table-cell>
          <table:table-cell table:style-name="ce34" table:formula="of:=IF(ISBLANK([$Result.B63]);&quot;&quot;; [$Result.B63])">
            <text:p/>
          </table:table-cell>
          <table:table-cell table:content-validation-name="val1"/>
          <table:table-cell/>
        </table:table-row>
        <table:table-row table:style-name="ro6">
          <table:table-cell table:style-name="ce33" table:formula="of:=IF(ISBLANK([$Result.A64]);&quot;&quot;; [$Result.A64])">
            <text:p/>
          </table:table-cell>
          <table:table-cell table:style-name="ce34" table:formula="of:=IF(ISBLANK([$Result.B64]);&quot;&quot;; [$Result.B64])">
            <text:p/>
          </table:table-cell>
          <table:table-cell table:content-validation-name="val1"/>
          <table:table-cell/>
        </table:table-row>
        <table:table-row table:style-name="ro6">
          <table:table-cell table:style-name="ce33" table:formula="of:=IF(ISBLANK([$Result.A65]);&quot;&quot;; [$Result.A65])">
            <text:p/>
          </table:table-cell>
          <table:table-cell table:style-name="ce34" table:formula="of:=IF(ISBLANK([$Result.B65]);&quot;&quot;; [$Result.B65])">
            <text:p/>
          </table:table-cell>
          <table:table-cell table:content-validation-name="val1"/>
          <table:table-cell/>
        </table:table-row>
        <table:table-row table:style-name="ro6">
          <table:table-cell table:style-name="ce33" table:formula="of:=IF(ISBLANK([$Result.A66]);&quot;&quot;; [$Result.A66])">
            <text:p/>
          </table:table-cell>
          <table:table-cell table:style-name="ce34" table:formula="of:=IF(ISBLANK([$Result.B66]);&quot;&quot;; [$Result.B66])">
            <text:p/>
          </table:table-cell>
          <table:table-cell table:content-validation-name="val1"/>
          <table:table-cell/>
        </table:table-row>
        <table:table-row table:style-name="ro6">
          <table:table-cell table:style-name="ce33" table:formula="of:=IF(ISBLANK([$Result.A67]);&quot;&quot;; [$Result.A67])">
            <text:p/>
          </table:table-cell>
          <table:table-cell table:style-name="ce34" table:formula="of:=IF(ISBLANK([$Result.B67]);&quot;&quot;; [$Result.B67])">
            <text:p/>
          </table:table-cell>
          <table:table-cell table:content-validation-name="val1"/>
          <table:table-cell/>
        </table:table-row>
        <table:table-row table:style-name="ro6">
          <table:table-cell table:style-name="ce33" table:formula="of:=IF(ISBLANK([$Result.A68]);&quot;&quot;; [$Result.A68])">
            <text:p/>
          </table:table-cell>
          <table:table-cell table:style-name="ce34" table:formula="of:=IF(ISBLANK([$Result.B68]);&quot;&quot;; [$Result.B68])">
            <text:p/>
          </table:table-cell>
          <table:table-cell table:content-validation-name="val1"/>
          <table:table-cell/>
        </table:table-row>
        <table:table-row table:style-name="ro6">
          <table:table-cell table:style-name="ce33" table:formula="of:=IF(ISBLANK([$Result.A69]);&quot;&quot;; [$Result.A69])">
            <text:p/>
          </table:table-cell>
          <table:table-cell table:style-name="ce34" table:formula="of:=IF(ISBLANK([$Result.B69]);&quot;&quot;; [$Result.B69])">
            <text:p/>
          </table:table-cell>
          <table:table-cell table:content-validation-name="val1"/>
          <table:table-cell/>
        </table:table-row>
        <table:table-row table:style-name="ro6">
          <table:table-cell table:style-name="ce33" table:formula="of:=IF(ISBLANK([$Result.A70]);&quot;&quot;; [$Result.A70])">
            <text:p/>
          </table:table-cell>
          <table:table-cell table:style-name="ce34" table:formula="of:=IF(ISBLANK([$Result.B70]);&quot;&quot;; [$Result.B70])">
            <text:p/>
          </table:table-cell>
          <table:table-cell table:content-validation-name="val1"/>
          <table:table-cell/>
        </table:table-row>
        <table:table-row table:style-name="ro6">
          <table:table-cell table:style-name="ce33" table:formula="of:=IF(ISBLANK([$Result.A71]);&quot;&quot;; [$Result.A71])">
            <text:p/>
          </table:table-cell>
          <table:table-cell table:style-name="ce34" table:formula="of:=IF(ISBLANK([$Result.B71]);&quot;&quot;; [$Result.B71])">
            <text:p/>
          </table:table-cell>
          <table:table-cell table:content-validation-name="val1"/>
          <table:table-cell/>
        </table:table-row>
        <table:table-row table:style-name="ro6">
          <table:table-cell table:style-name="ce33" table:formula="of:=IF(ISBLANK([$Result.A72]);&quot;&quot;; [$Result.A72])">
            <text:p/>
          </table:table-cell>
          <table:table-cell table:style-name="ce34" table:formula="of:=IF(ISBLANK([$Result.B72]);&quot;&quot;; [$Result.B72])">
            <text:p/>
          </table:table-cell>
          <table:table-cell table:content-validation-name="val1"/>
          <table:table-cell/>
        </table:table-row>
        <table:table-row table:style-name="ro6">
          <table:table-cell table:style-name="ce33" table:formula="of:=IF(ISBLANK([$Result.A73]);&quot;&quot;; [$Result.A73])">
            <text:p/>
          </table:table-cell>
          <table:table-cell table:style-name="ce34" table:formula="of:=IF(ISBLANK([$Result.B73]);&quot;&quot;; [$Result.B73])">
            <text:p/>
          </table:table-cell>
          <table:table-cell table:content-validation-name="val1"/>
          <table:table-cell/>
        </table:table-row>
        <table:table-row table:style-name="ro6">
          <table:table-cell table:style-name="ce33" table:formula="of:=IF(ISBLANK([$Result.A74]);&quot;&quot;; [$Result.A74])">
            <text:p/>
          </table:table-cell>
          <table:table-cell table:style-name="ce34" table:formula="of:=IF(ISBLANK([$Result.B74]);&quot;&quot;; [$Result.B74])">
            <text:p/>
          </table:table-cell>
          <table:table-cell table:content-validation-name="val1"/>
          <table:table-cell/>
        </table:table-row>
        <table:table-row table:style-name="ro6">
          <table:table-cell table:style-name="ce33" table:formula="of:=IF(ISBLANK([$Result.A75]);&quot;&quot;; [$Result.A75])">
            <text:p/>
          </table:table-cell>
          <table:table-cell table:style-name="ce34" table:formula="of:=IF(ISBLANK([$Result.B75]);&quot;&quot;; [$Result.B75])">
            <text:p/>
          </table:table-cell>
          <table:table-cell table:content-validation-name="val1"/>
          <table:table-cell/>
        </table:table-row>
        <table:table-row table:style-name="ro6">
          <table:table-cell table:style-name="ce33" table:formula="of:=IF(ISBLANK([$Result.A76]);&quot;&quot;; [$Result.A76])">
            <text:p/>
          </table:table-cell>
          <table:table-cell table:style-name="ce34" table:formula="of:=IF(ISBLANK([$Result.B76]);&quot;&quot;; [$Result.B76])">
            <text:p/>
          </table:table-cell>
          <table:table-cell table:content-validation-name="val1"/>
          <table:table-cell/>
        </table:table-row>
        <table:table-row table:style-name="ro6">
          <table:table-cell table:style-name="ce33" table:formula="of:=IF(ISBLANK([$Result.A77]);&quot;&quot;; [$Result.A77])">
            <text:p/>
          </table:table-cell>
          <table:table-cell table:style-name="ce34" table:formula="of:=IF(ISBLANK([$Result.B77]);&quot;&quot;; [$Result.B77])">
            <text:p/>
          </table:table-cell>
          <table:table-cell table:content-validation-name="val1"/>
          <table:table-cell/>
        </table:table-row>
        <table:table-row table:style-name="ro6">
          <table:table-cell table:style-name="ce33" table:formula="of:=IF(ISBLANK([$Result.A78]);&quot;&quot;; [$Result.A78])">
            <text:p/>
          </table:table-cell>
          <table:table-cell table:style-name="ce34" table:formula="of:=IF(ISBLANK([$Result.B78]);&quot;&quot;; [$Result.B78])">
            <text:p/>
          </table:table-cell>
          <table:table-cell table:content-validation-name="val1"/>
          <table:table-cell/>
        </table:table-row>
        <table:table-row table:style-name="ro6">
          <table:table-cell table:style-name="ce33" table:formula="of:=IF(ISBLANK([$Result.A79]);&quot;&quot;; [$Result.A79])">
            <text:p/>
          </table:table-cell>
          <table:table-cell table:style-name="ce34" table:formula="of:=IF(ISBLANK([$Result.B79]);&quot;&quot;; [$Result.B79])">
            <text:p/>
          </table:table-cell>
          <table:table-cell table:content-validation-name="val1"/>
          <table:table-cell/>
        </table:table-row>
        <table:table-row table:style-name="ro6">
          <table:table-cell table:style-name="ce33" table:formula="of:=IF(ISBLANK([$Result.A80]);&quot;&quot;; [$Result.A80])">
            <text:p/>
          </table:table-cell>
          <table:table-cell table:style-name="ce34" table:formula="of:=IF(ISBLANK([$Result.B80]);&quot;&quot;; [$Result.B80])">
            <text:p/>
          </table:table-cell>
          <table:table-cell table:content-validation-name="val1"/>
          <table:table-cell/>
        </table:table-row>
        <table:table-row table:style-name="ro6">
          <table:table-cell table:style-name="ce33" table:formula="of:=IF(ISBLANK([$Result.A81]);&quot;&quot;; [$Result.A81])">
            <text:p/>
          </table:table-cell>
          <table:table-cell table:style-name="ce34" table:formula="of:=IF(ISBLANK([$Result.B81]);&quot;&quot;; [$Result.B81])">
            <text:p/>
          </table:table-cell>
          <table:table-cell table:content-validation-name="val1"/>
          <table:table-cell/>
        </table:table-row>
        <table:table-row table:style-name="ro6">
          <table:table-cell table:style-name="ce33" table:formula="of:=IF(ISBLANK([$Result.A82]);&quot;&quot;; [$Result.A82])">
            <text:p/>
          </table:table-cell>
          <table:table-cell table:style-name="ce34" table:formula="of:=IF(ISBLANK([$Result.B82]);&quot;&quot;; [$Result.B82])">
            <text:p/>
          </table:table-cell>
          <table:table-cell table:content-validation-name="val1"/>
          <table:table-cell/>
        </table:table-row>
        <table:table-row table:style-name="ro6">
          <table:table-cell table:style-name="ce33" table:formula="of:=IF(ISBLANK([$Result.A83]);&quot;&quot;; [$Result.A83])">
            <text:p/>
          </table:table-cell>
          <table:table-cell table:style-name="ce34" table:formula="of:=IF(ISBLANK([$Result.B83]);&quot;&quot;; [$Result.B83])">
            <text:p/>
          </table:table-cell>
          <table:table-cell table:content-validation-name="val1"/>
          <table:table-cell/>
        </table:table-row>
        <table:table-row table:style-name="ro6">
          <table:table-cell table:style-name="ce33" table:formula="of:=IF(ISBLANK([$Result.A84]);&quot;&quot;; [$Result.A84])">
            <text:p/>
          </table:table-cell>
          <table:table-cell table:style-name="ce34" table:formula="of:=IF(ISBLANK([$Result.B84]);&quot;&quot;; [$Result.B84])">
            <text:p/>
          </table:table-cell>
          <table:table-cell table:content-validation-name="val1"/>
          <table:table-cell/>
        </table:table-row>
        <table:table-row table:style-name="ro6">
          <table:table-cell table:style-name="ce33" table:formula="of:=IF(ISBLANK([$Result.A85]);&quot;&quot;; [$Result.A85])">
            <text:p/>
          </table:table-cell>
          <table:table-cell table:style-name="ce34" table:formula="of:=IF(ISBLANK([$Result.B85]);&quot;&quot;; [$Result.B85])">
            <text:p/>
          </table:table-cell>
          <table:table-cell table:content-validation-name="val1"/>
          <table:table-cell/>
        </table:table-row>
        <table:table-row table:style-name="ro6">
          <table:table-cell table:style-name="ce33" table:formula="of:=IF(ISBLANK([$Result.A86]);&quot;&quot;; [$Result.A86])">
            <text:p/>
          </table:table-cell>
          <table:table-cell table:style-name="ce34" table:formula="of:=IF(ISBLANK([$Result.B86]);&quot;&quot;; [$Result.B86])">
            <text:p/>
          </table:table-cell>
          <table:table-cell table:content-validation-name="val1"/>
          <table:table-cell/>
        </table:table-row>
        <table:table-row table:style-name="ro6">
          <table:table-cell table:style-name="ce33" table:formula="of:=IF(ISBLANK([$Result.A87]);&quot;&quot;; [$Result.A87])">
            <text:p/>
          </table:table-cell>
          <table:table-cell table:style-name="ce34" table:formula="of:=IF(ISBLANK([$Result.B87]);&quot;&quot;; [$Result.B87])">
            <text:p/>
          </table:table-cell>
          <table:table-cell table:content-validation-name="val1"/>
          <table:table-cell/>
        </table:table-row>
        <table:table-row table:style-name="ro6">
          <table:table-cell table:style-name="ce33" table:formula="of:=IF(ISBLANK([$Result.A88]);&quot;&quot;; [$Result.A88])">
            <text:p/>
          </table:table-cell>
          <table:table-cell table:style-name="ce34" table:formula="of:=IF(ISBLANK([$Result.B88]);&quot;&quot;; [$Result.B88])">
            <text:p/>
          </table:table-cell>
          <table:table-cell table:content-validation-name="val1"/>
          <table:table-cell/>
        </table:table-row>
        <table:table-row table:style-name="ro6">
          <table:table-cell table:style-name="ce33" table:formula="of:=IF(ISBLANK([$Result.A89]);&quot;&quot;; [$Result.A89])">
            <text:p/>
          </table:table-cell>
          <table:table-cell table:style-name="ce34" table:formula="of:=IF(ISBLANK([$Result.B89]);&quot;&quot;; [$Result.B89])">
            <text:p/>
          </table:table-cell>
          <table:table-cell table:content-validation-name="val1"/>
          <table:table-cell/>
        </table:table-row>
        <table:table-row table:style-name="ro6">
          <table:table-cell table:style-name="ce33" table:formula="of:=IF(ISBLANK([$Result.A90]);&quot;&quot;; [$Result.A90])">
            <text:p/>
          </table:table-cell>
          <table:table-cell table:style-name="ce34" table:formula="of:=IF(ISBLANK([$Result.B90]);&quot;&quot;; [$Result.B90])">
            <text:p/>
          </table:table-cell>
          <table:table-cell table:content-validation-name="val1"/>
          <table:table-cell/>
        </table:table-row>
        <table:table-row table:style-name="ro6">
          <table:table-cell table:style-name="ce33" table:formula="of:=IF(ISBLANK([$Result.A91]);&quot;&quot;; [$Result.A91])">
            <text:p/>
          </table:table-cell>
          <table:table-cell table:style-name="ce34" table:formula="of:=IF(ISBLANK([$Result.B91]);&quot;&quot;; [$Result.B91])">
            <text:p/>
          </table:table-cell>
          <table:table-cell table:content-validation-name="val1"/>
          <table:table-cell/>
        </table:table-row>
        <table:table-row table:style-name="ro6">
          <table:table-cell table:style-name="ce33" table:formula="of:=IF(ISBLANK([$Result.A92]);&quot;&quot;; [$Result.A92])">
            <text:p/>
          </table:table-cell>
          <table:table-cell table:style-name="ce34" table:formula="of:=IF(ISBLANK([$Result.B92]);&quot;&quot;; [$Result.B92])">
            <text:p/>
          </table:table-cell>
          <table:table-cell table:content-validation-name="val1"/>
          <table:table-cell/>
        </table:table-row>
        <table:table-row table:style-name="ro6">
          <table:table-cell table:style-name="ce33" table:formula="of:=IF(ISBLANK([$Result.A93]);&quot;&quot;; [$Result.A93])">
            <text:p/>
          </table:table-cell>
          <table:table-cell table:style-name="ce34" table:formula="of:=IF(ISBLANK([$Result.B93]);&quot;&quot;; [$Result.B93])">
            <text:p/>
          </table:table-cell>
          <table:table-cell table:content-validation-name="val1"/>
          <table:table-cell/>
        </table:table-row>
        <table:table-row table:style-name="ro6">
          <table:table-cell table:style-name="ce33" table:formula="of:=IF(ISBLANK([$Result.A94]);&quot;&quot;; [$Result.A94])">
            <text:p/>
          </table:table-cell>
          <table:table-cell table:style-name="ce34" table:formula="of:=IF(ISBLANK([$Result.B94]);&quot;&quot;; [$Result.B94])">
            <text:p/>
          </table:table-cell>
          <table:table-cell table:content-validation-name="val1"/>
          <table:table-cell/>
        </table:table-row>
        <table:table-row table:style-name="ro6">
          <table:table-cell table:style-name="ce33" table:formula="of:=IF(ISBLANK([$Result.A95]);&quot;&quot;; [$Result.A95])">
            <text:p/>
          </table:table-cell>
          <table:table-cell table:style-name="ce34" table:formula="of:=IF(ISBLANK([$Result.B95]);&quot;&quot;; [$Result.B95])">
            <text:p/>
          </table:table-cell>
          <table:table-cell table:content-validation-name="val1"/>
          <table:table-cell/>
        </table:table-row>
        <table:table-row table:style-name="ro6">
          <table:table-cell table:style-name="ce33" table:formula="of:=IF(ISBLANK([$Result.A96]);&quot;&quot;; [$Result.A96])">
            <text:p/>
          </table:table-cell>
          <table:table-cell table:style-name="ce34" table:formula="of:=IF(ISBLANK([$Result.B96]);&quot;&quot;; [$Result.B96])">
            <text:p/>
          </table:table-cell>
          <table:table-cell table:content-validation-name="val1"/>
          <table:table-cell/>
        </table:table-row>
        <table:table-row table:style-name="ro6">
          <table:table-cell table:style-name="ce33" table:formula="of:=IF(ISBLANK([$Result.A97]);&quot;&quot;; [$Result.A97])">
            <text:p/>
          </table:table-cell>
          <table:table-cell table:style-name="ce34" table:formula="of:=IF(ISBLANK([$Result.B97]);&quot;&quot;; [$Result.B97])">
            <text:p/>
          </table:table-cell>
          <table:table-cell table:content-validation-name="val1"/>
          <table:table-cell/>
        </table:table-row>
        <table:table-row table:style-name="ro6">
          <table:table-cell table:style-name="ce33" table:formula="of:=IF(ISBLANK([$Result.A98]);&quot;&quot;; [$Result.A98])">
            <text:p/>
          </table:table-cell>
          <table:table-cell table:style-name="ce34" table:formula="of:=IF(ISBLANK([$Result.B98]);&quot;&quot;; [$Result.B98])">
            <text:p/>
          </table:table-cell>
          <table:table-cell table:content-validation-name="val1"/>
          <table:table-cell/>
        </table:table-row>
        <table:table-row table:style-name="ro6">
          <table:table-cell table:style-name="ce33" table:formula="of:=IF(ISBLANK([$Result.A99]);&quot;&quot;; [$Result.A99])">
            <text:p/>
          </table:table-cell>
          <table:table-cell table:style-name="ce34" table:formula="of:=IF(ISBLANK([$Result.B99]);&quot;&quot;; [$Result.B99])">
            <text:p/>
          </table:table-cell>
          <table:table-cell table:content-validation-name="val1"/>
          <table:table-cell/>
        </table:table-row>
        <table:table-row table:style-name="ro6">
          <table:table-cell table:style-name="ce33" table:formula="of:=IF(ISBLANK([$Result.A100]);&quot;&quot;; [$Result.A100])">
            <text:p/>
          </table:table-cell>
          <table:table-cell table:style-name="ce34" table:formula="of:=IF(ISBLANK([$Result.B100]);&quot;&quot;; [$Result.B100])">
            <text:p/>
          </table:table-cell>
          <table:table-cell table:content-validation-name="val1"/>
          <table:table-cell/>
        </table:table-row>
        <table:table-row table:style-name="ro6">
          <table:table-cell table:style-name="ce33" table:formula="of:=IF(ISBLANK([$Result.A101]);&quot;&quot;; [$Result.A101])">
            <text:p/>
          </table:table-cell>
          <table:table-cell table:style-name="ce34" table:formula="of:=IF(ISBLANK([$Result.B101]);&quot;&quot;; [$Result.B101])">
            <text:p/>
          </table:table-cell>
          <table:table-cell table:content-validation-name="val1"/>
          <table:table-cell/>
        </table:table-row>
        <table:table-row table:style-name="ro6">
          <table:table-cell table:style-name="ce33" table:formula="of:=IF(ISBLANK([$Result.A102]);&quot;&quot;; [$Result.A102])">
            <text:p/>
          </table:table-cell>
          <table:table-cell table:style-name="ce34" table:formula="of:=IF(ISBLANK([$Result.B102]);&quot;&quot;; [$Result.B102])">
            <text:p/>
          </table:table-cell>
          <table:table-cell table:content-validation-name="val1"/>
          <table:table-cell/>
        </table:table-row>
        <table:table-row table:style-name="ro6">
          <table:table-cell table:style-name="ce33" table:formula="of:=IF(ISBLANK([$Result.A103]);&quot;&quot;; [$Result.A103])">
            <text:p/>
          </table:table-cell>
          <table:table-cell table:style-name="ce34" table:formula="of:=IF(ISBLANK([$Result.B103]);&quot;&quot;; [$Result.B103])">
            <text:p/>
          </table:table-cell>
          <table:table-cell table:content-validation-name="val1"/>
          <table:table-cell/>
        </table:table-row>
        <table:table-row table:style-name="ro6">
          <table:table-cell table:style-name="ce33" table:formula="of:=IF(ISBLANK([$Result.A104]);&quot;&quot;; [$Result.A104])">
            <text:p/>
          </table:table-cell>
          <table:table-cell table:style-name="ce34" table:formula="of:=IF(ISBLANK([$Result.B104]);&quot;&quot;; [$Result.B104])">
            <text:p/>
          </table:table-cell>
          <table:table-cell table:content-validation-name="val1"/>
          <table:table-cell/>
        </table:table-row>
        <table:table-row table:style-name="ro6">
          <table:table-cell table:style-name="ce33" table:formula="of:=IF(ISBLANK([$Result.A105]);&quot;&quot;; [$Result.A105])">
            <text:p/>
          </table:table-cell>
          <table:table-cell table:style-name="ce34" table:formula="of:=IF(ISBLANK([$Result.B105]);&quot;&quot;; [$Result.B105])">
            <text:p/>
          </table:table-cell>
          <table:table-cell table:content-validation-name="val1"/>
          <table:table-cell/>
        </table:table-row>
        <table:table-row table:style-name="ro6">
          <table:table-cell table:style-name="ce33" table:formula="of:=IF(ISBLANK([$Result.A106]);&quot;&quot;; [$Result.A106])">
            <text:p/>
          </table:table-cell>
          <table:table-cell table:style-name="ce34" table:formula="of:=IF(ISBLANK([$Result.B106]);&quot;&quot;; [$Result.B106])">
            <text:p/>
          </table:table-cell>
          <table:table-cell table:content-validation-name="val1"/>
          <table:table-cell/>
        </table:table-row>
        <table:table-row table:style-name="ro6">
          <table:table-cell table:style-name="ce33" table:formula="of:=IF(ISBLANK([$Result.A107]);&quot;&quot;; [$Result.A107])">
            <text:p/>
          </table:table-cell>
          <table:table-cell table:style-name="ce34" table:formula="of:=IF(ISBLANK([$Result.B107]);&quot;&quot;; [$Result.B107])">
            <text:p/>
          </table:table-cell>
          <table:table-cell table:content-validation-name="val1"/>
          <table:table-cell/>
        </table:table-row>
        <table:table-row table:style-name="ro6">
          <table:table-cell table:style-name="ce33" table:formula="of:=IF(ISBLANK([$Result.A108]);&quot;&quot;; [$Result.A108])">
            <text:p/>
          </table:table-cell>
          <table:table-cell table:style-name="ce34" table:formula="of:=IF(ISBLANK([$Result.B108]);&quot;&quot;; [$Result.B108])">
            <text:p/>
          </table:table-cell>
          <table:table-cell table:content-validation-name="val1"/>
          <table:table-cell/>
        </table:table-row>
        <table:table-row table:style-name="ro6">
          <table:table-cell table:style-name="ce33" table:formula="of:=IF(ISBLANK([$Result.A109]);&quot;&quot;; [$Result.A109])">
            <text:p/>
          </table:table-cell>
          <table:table-cell table:style-name="ce34" table:formula="of:=IF(ISBLANK([$Result.B109]);&quot;&quot;; [$Result.B109])">
            <text:p/>
          </table:table-cell>
          <table:table-cell table:content-validation-name="val1"/>
          <table:table-cell/>
        </table:table-row>
        <table:table-row table:style-name="ro6">
          <table:table-cell table:style-name="ce33" table:formula="of:=IF(ISBLANK([$Result.A110]);&quot;&quot;; [$Result.A110])">
            <text:p/>
          </table:table-cell>
          <table:table-cell table:style-name="ce34" table:formula="of:=IF(ISBLANK([$Result.B110]);&quot;&quot;; [$Result.B110])">
            <text:p/>
          </table:table-cell>
          <table:table-cell table:content-validation-name="val1"/>
          <table:table-cell/>
        </table:table-row>
        <table:table-row table:style-name="ro6">
          <table:table-cell table:style-name="ce33" table:formula="of:=IF(ISBLANK([$Result.A111]);&quot;&quot;; [$Result.A111])">
            <text:p/>
          </table:table-cell>
          <table:table-cell table:style-name="ce34" table:formula="of:=IF(ISBLANK([$Result.B111]);&quot;&quot;; [$Result.B111])">
            <text:p/>
          </table:table-cell>
          <table:table-cell table:content-validation-name="val1"/>
          <table:table-cell/>
        </table:table-row>
        <table:table-row table:style-name="ro6">
          <table:table-cell table:style-name="ce33" table:formula="of:=IF(ISBLANK([$Result.A112]);&quot;&quot;; [$Result.A112])">
            <text:p/>
          </table:table-cell>
          <table:table-cell table:style-name="ce34" table:formula="of:=IF(ISBLANK([$Result.B112]);&quot;&quot;; [$Result.B112])">
            <text:p/>
          </table:table-cell>
          <table:table-cell table:content-validation-name="val1"/>
          <table:table-cell/>
        </table:table-row>
        <table:table-row table:style-name="ro6">
          <table:table-cell table:style-name="ce33" table:formula="of:=IF(ISBLANK([$Result.A113]);&quot;&quot;; [$Result.A113])">
            <text:p/>
          </table:table-cell>
          <table:table-cell table:style-name="ce34" table:formula="of:=IF(ISBLANK([$Result.B113]);&quot;&quot;; [$Result.B113])">
            <text:p/>
          </table:table-cell>
          <table:table-cell table:content-validation-name="val1"/>
          <table:table-cell/>
        </table:table-row>
        <table:table-row table:style-name="ro6">
          <table:table-cell table:style-name="ce33" table:formula="of:=IF(ISBLANK([$Result.A114]);&quot;&quot;; [$Result.A114])">
            <text:p/>
          </table:table-cell>
          <table:table-cell table:style-name="ce34" table:formula="of:=IF(ISBLANK([$Result.B114]);&quot;&quot;; [$Result.B114])">
            <text:p/>
          </table:table-cell>
          <table:table-cell table:content-validation-name="val1"/>
          <table:table-cell/>
        </table:table-row>
        <table:table-row table:style-name="ro6">
          <table:table-cell table:style-name="ce33" table:formula="of:=IF(ISBLANK([$Result.A115]);&quot;&quot;; [$Result.A115])">
            <text:p/>
          </table:table-cell>
          <table:table-cell table:style-name="ce34" table:formula="of:=IF(ISBLANK([$Result.B115]);&quot;&quot;; [$Result.B115])">
            <text:p/>
          </table:table-cell>
          <table:table-cell table:content-validation-name="val1"/>
          <table:table-cell/>
        </table:table-row>
        <table:table-row table:style-name="ro6">
          <table:table-cell table:style-name="ce33" table:formula="of:=IF(ISBLANK([$Result.A116]);&quot;&quot;; [$Result.A116])">
            <text:p/>
          </table:table-cell>
          <table:table-cell table:style-name="ce34" table:formula="of:=IF(ISBLANK([$Result.B116]);&quot;&quot;; [$Result.B116])">
            <text:p/>
          </table:table-cell>
          <table:table-cell table:content-validation-name="val1"/>
          <table:table-cell/>
        </table:table-row>
        <table:table-row table:style-name="ro6">
          <table:table-cell table:style-name="ce33" table:formula="of:=IF(ISBLANK([$Result.A117]);&quot;&quot;; [$Result.A117])">
            <text:p/>
          </table:table-cell>
          <table:table-cell table:style-name="ce34" table:formula="of:=IF(ISBLANK([$Result.B117]);&quot;&quot;; [$Result.B117])">
            <text:p/>
          </table:table-cell>
          <table:table-cell table:content-validation-name="val1"/>
          <table:table-cell/>
        </table:table-row>
        <table:table-row table:style-name="ro6">
          <table:table-cell table:style-name="ce33" table:formula="of:=IF(ISBLANK([$Result.A118]);&quot;&quot;; [$Result.A118])">
            <text:p/>
          </table:table-cell>
          <table:table-cell table:style-name="ce34" table:formula="of:=IF(ISBLANK([$Result.B118]);&quot;&quot;; [$Result.B118])">
            <text:p/>
          </table:table-cell>
          <table:table-cell table:content-validation-name="val1"/>
          <table:table-cell/>
        </table:table-row>
        <table:table-row table:style-name="ro6">
          <table:table-cell table:style-name="ce33" table:formula="of:=IF(ISBLANK([$Result.A119]);&quot;&quot;; [$Result.A119])">
            <text:p/>
          </table:table-cell>
          <table:table-cell table:style-name="ce34" table:formula="of:=IF(ISBLANK([$Result.B119]);&quot;&quot;; [$Result.B119])">
            <text:p/>
          </table:table-cell>
          <table:table-cell table:content-validation-name="val1"/>
          <table:table-cell/>
        </table:table-row>
        <table:table-row table:style-name="ro6">
          <table:table-cell table:style-name="ce33" table:formula="of:=IF(ISBLANK([$Result.A120]);&quot;&quot;; [$Result.A120])">
            <text:p/>
          </table:table-cell>
          <table:table-cell table:style-name="ce34" table:formula="of:=IF(ISBLANK([$Result.B120]);&quot;&quot;; [$Result.B120])">
            <text:p/>
          </table:table-cell>
          <table:table-cell table:content-validation-name="val1"/>
          <table:table-cell/>
        </table:table-row>
        <table:table-row table:style-name="ro6">
          <table:table-cell table:style-name="ce33" table:formula="of:=IF(ISBLANK([$Result.A121]);&quot;&quot;; [$Result.A121])">
            <text:p/>
          </table:table-cell>
          <table:table-cell table:style-name="ce34" table:formula="of:=IF(ISBLANK([$Result.B121]);&quot;&quot;; [$Result.B121])">
            <text:p/>
          </table:table-cell>
          <table:table-cell table:content-validation-name="val1"/>
          <table:table-cell/>
        </table:table-row>
        <table:table-row table:style-name="ro6">
          <table:table-cell table:style-name="ce33" table:formula="of:=IF(ISBLANK([$Result.A122]);&quot;&quot;; [$Result.A122])">
            <text:p/>
          </table:table-cell>
          <table:table-cell table:style-name="ce34" table:formula="of:=IF(ISBLANK([$Result.B122]);&quot;&quot;; [$Result.B122])">
            <text:p/>
          </table:table-cell>
          <table:table-cell table:content-validation-name="val1"/>
          <table:table-cell/>
        </table:table-row>
        <table:table-row table:style-name="ro6">
          <table:table-cell table:style-name="ce33" table:formula="of:=IF(ISBLANK([$Result.A123]);&quot;&quot;; [$Result.A123])">
            <text:p/>
          </table:table-cell>
          <table:table-cell table:style-name="ce34" table:formula="of:=IF(ISBLANK([$Result.B123]);&quot;&quot;; [$Result.B123])">
            <text:p/>
          </table:table-cell>
          <table:table-cell table:content-validation-name="val1"/>
          <table:table-cell/>
        </table:table-row>
        <table:table-row table:style-name="ro6">
          <table:table-cell table:style-name="ce33" table:formula="of:=IF(ISBLANK([$Result.A124]);&quot;&quot;; [$Result.A124])">
            <text:p/>
          </table:table-cell>
          <table:table-cell table:style-name="ce34" table:formula="of:=IF(ISBLANK([$Result.B124]);&quot;&quot;; [$Result.B124])">
            <text:p/>
          </table:table-cell>
          <table:table-cell table:content-validation-name="val1"/>
          <table:table-cell/>
        </table:table-row>
        <table:table-row table:style-name="ro6">
          <table:table-cell table:style-name="ce33" table:formula="of:=IF(ISBLANK([$Result.A125]);&quot;&quot;; [$Result.A125])">
            <text:p/>
          </table:table-cell>
          <table:table-cell table:style-name="ce34" table:formula="of:=IF(ISBLANK([$Result.B125]);&quot;&quot;; [$Result.B125])">
            <text:p/>
          </table:table-cell>
          <table:table-cell table:content-validation-name="val1"/>
          <table:table-cell/>
        </table:table-row>
        <table:table-row table:style-name="ro6">
          <table:table-cell table:style-name="ce33" table:formula="of:=IF(ISBLANK([$Result.A126]);&quot;&quot;; [$Result.A126])">
            <text:p/>
          </table:table-cell>
          <table:table-cell table:style-name="ce34" table:formula="of:=IF(ISBLANK([$Result.B126]);&quot;&quot;; [$Result.B126])">
            <text:p/>
          </table:table-cell>
          <table:table-cell table:content-validation-name="val1"/>
          <table:table-cell/>
        </table:table-row>
        <table:table-row table:style-name="ro6">
          <table:table-cell table:style-name="ce33" table:formula="of:=IF(ISBLANK([$Result.A127]);&quot;&quot;; [$Result.A127])">
            <text:p/>
          </table:table-cell>
          <table:table-cell table:style-name="ce34" table:formula="of:=IF(ISBLANK([$Result.B127]);&quot;&quot;; [$Result.B127])">
            <text:p/>
          </table:table-cell>
          <table:table-cell table:content-validation-name="val1"/>
          <table:table-cell/>
        </table:table-row>
        <table:table-row table:style-name="ro6">
          <table:table-cell table:style-name="ce33" table:formula="of:=IF(ISBLANK([$Result.A128]);&quot;&quot;; [$Result.A128])">
            <text:p/>
          </table:table-cell>
          <table:table-cell table:style-name="ce34" table:formula="of:=IF(ISBLANK([$Result.B128]);&quot;&quot;; [$Result.B128])">
            <text:p/>
          </table:table-cell>
          <table:table-cell table:content-validation-name="val1"/>
          <table:table-cell/>
        </table:table-row>
        <table:table-row table:style-name="ro6">
          <table:table-cell table:style-name="ce33" table:formula="of:=IF(ISBLANK([$Result.A129]);&quot;&quot;; [$Result.A129])">
            <text:p/>
          </table:table-cell>
          <table:table-cell table:style-name="ce34" table:formula="of:=IF(ISBLANK([$Result.B129]);&quot;&quot;; [$Result.B129])">
            <text:p/>
          </table:table-cell>
          <table:table-cell table:content-validation-name="val1"/>
          <table:table-cell/>
        </table:table-row>
        <table:table-row table:style-name="ro6">
          <table:table-cell table:style-name="ce33" table:formula="of:=IF(ISBLANK([$Result.A130]);&quot;&quot;; [$Result.A130])">
            <text:p/>
          </table:table-cell>
          <table:table-cell table:style-name="ce34" table:formula="of:=IF(ISBLANK([$Result.B130]);&quot;&quot;; [$Result.B130])">
            <text:p/>
          </table:table-cell>
          <table:table-cell table:content-validation-name="val1"/>
          <table:table-cell/>
        </table:table-row>
        <table:table-row table:style-name="ro6">
          <table:table-cell table:style-name="ce33" table:formula="of:=IF(ISBLANK([$Result.A131]);&quot;&quot;; [$Result.A131])">
            <text:p/>
          </table:table-cell>
          <table:table-cell table:style-name="ce34" table:formula="of:=IF(ISBLANK([$Result.B131]);&quot;&quot;; [$Result.B131])">
            <text:p/>
          </table:table-cell>
          <table:table-cell table:content-validation-name="val1"/>
          <table:table-cell/>
        </table:table-row>
        <table:table-row table:style-name="ro6">
          <table:table-cell table:style-name="ce33" table:formula="of:=IF(ISBLANK([$Result.A132]);&quot;&quot;; [$Result.A132])">
            <text:p/>
          </table:table-cell>
          <table:table-cell table:style-name="ce34" table:formula="of:=IF(ISBLANK([$Result.B132]);&quot;&quot;; [$Result.B132])">
            <text:p/>
          </table:table-cell>
          <table:table-cell table:content-validation-name="val1"/>
          <table:table-cell/>
        </table:table-row>
        <table:table-row table:style-name="ro6">
          <table:table-cell table:style-name="ce33" table:formula="of:=IF(ISBLANK([$Result.A133]);&quot;&quot;; [$Result.A133])">
            <text:p/>
          </table:table-cell>
          <table:table-cell table:style-name="ce34" table:formula="of:=IF(ISBLANK([$Result.B133]);&quot;&quot;; [$Result.B133])">
            <text:p/>
          </table:table-cell>
          <table:table-cell table:content-validation-name="val1"/>
          <table:table-cell/>
        </table:table-row>
        <table:table-row table:style-name="ro6">
          <table:table-cell table:style-name="ce33" table:formula="of:=IF(ISBLANK([$Result.A134]);&quot;&quot;; [$Result.A134])">
            <text:p/>
          </table:table-cell>
          <table:table-cell table:style-name="ce34" table:formula="of:=IF(ISBLANK([$Result.B134]);&quot;&quot;; [$Result.B134])">
            <text:p/>
          </table:table-cell>
          <table:table-cell table:content-validation-name="val1"/>
          <table:table-cell/>
        </table:table-row>
        <table:table-row table:style-name="ro6">
          <table:table-cell table:style-name="ce33" table:formula="of:=IF(ISBLANK([$Result.A135]);&quot;&quot;; [$Result.A135])">
            <text:p/>
          </table:table-cell>
          <table:table-cell table:style-name="ce34" table:formula="of:=IF(ISBLANK([$Result.B135]);&quot;&quot;; [$Result.B135])">
            <text:p/>
          </table:table-cell>
          <table:table-cell table:content-validation-name="val1"/>
          <table:table-cell/>
        </table:table-row>
        <table:table-row table:style-name="ro6">
          <table:table-cell table:style-name="ce33" table:formula="of:=IF(ISBLANK([$Result.A136]);&quot;&quot;; [$Result.A136])">
            <text:p/>
          </table:table-cell>
          <table:table-cell table:style-name="ce34" table:formula="of:=IF(ISBLANK([$Result.B136]);&quot;&quot;; [$Result.B136])">
            <text:p/>
          </table:table-cell>
          <table:table-cell table:content-validation-name="val1"/>
          <table:table-cell/>
        </table:table-row>
        <table:table-row table:style-name="ro6">
          <table:table-cell table:style-name="ce33" table:formula="of:=IF(ISBLANK([$Result.A137]);&quot;&quot;; [$Result.A137])">
            <text:p/>
          </table:table-cell>
          <table:table-cell table:style-name="ce34" table:formula="of:=IF(ISBLANK([$Result.B137]);&quot;&quot;; [$Result.B137])">
            <text:p/>
          </table:table-cell>
          <table:table-cell table:content-validation-name="val1"/>
          <table:table-cell/>
        </table:table-row>
        <table:table-row table:style-name="ro6">
          <table:table-cell table:style-name="ce33" table:formula="of:=IF(ISBLANK([$Result.A138]);&quot;&quot;; [$Result.A138])">
            <text:p/>
          </table:table-cell>
          <table:table-cell table:style-name="ce34" table:formula="of:=IF(ISBLANK([$Result.B138]);&quot;&quot;; [$Result.B138])">
            <text:p/>
          </table:table-cell>
          <table:table-cell table:content-validation-name="val1"/>
          <table:table-cell/>
        </table:table-row>
        <table:table-row table:style-name="ro6">
          <table:table-cell table:style-name="ce33" table:formula="of:=IF(ISBLANK([$Result.A139]);&quot;&quot;; [$Result.A139])">
            <text:p/>
          </table:table-cell>
          <table:table-cell table:style-name="ce34" table:formula="of:=IF(ISBLANK([$Result.B139]);&quot;&quot;; [$Result.B139])">
            <text:p/>
          </table:table-cell>
          <table:table-cell table:content-validation-name="val1"/>
          <table:table-cell/>
        </table:table-row>
        <table:table-row table:style-name="ro6">
          <table:table-cell table:style-name="ce33" table:formula="of:=IF(ISBLANK([$Result.A140]);&quot;&quot;; [$Result.A140])">
            <text:p/>
          </table:table-cell>
          <table:table-cell table:style-name="ce34" table:formula="of:=IF(ISBLANK([$Result.B140]);&quot;&quot;; [$Result.B140])">
            <text:p/>
          </table:table-cell>
          <table:table-cell table:content-validation-name="val1"/>
          <table:table-cell/>
        </table:table-row>
        <table:table-row table:style-name="ro6">
          <table:table-cell table:style-name="ce33" table:formula="of:=IF(ISBLANK([$Result.A141]);&quot;&quot;; [$Result.A141])">
            <text:p/>
          </table:table-cell>
          <table:table-cell table:style-name="ce34" table:formula="of:=IF(ISBLANK([$Result.B141]);&quot;&quot;; [$Result.B141])">
            <text:p/>
          </table:table-cell>
          <table:table-cell table:content-validation-name="val1"/>
          <table:table-cell/>
        </table:table-row>
        <table:table-row table:style-name="ro6">
          <table:table-cell table:style-name="ce33" table:formula="of:=IF(ISBLANK([$Result.A142]);&quot;&quot;; [$Result.A142])">
            <text:p/>
          </table:table-cell>
          <table:table-cell table:style-name="ce34" table:formula="of:=IF(ISBLANK([$Result.B142]);&quot;&quot;; [$Result.B142])">
            <text:p/>
          </table:table-cell>
          <table:table-cell table:content-validation-name="val1"/>
          <table:table-cell/>
        </table:table-row>
        <table:table-row table:style-name="ro6">
          <table:table-cell table:style-name="ce33" table:formula="of:=IF(ISBLANK([$Result.A143]);&quot;&quot;; [$Result.A143])">
            <text:p/>
          </table:table-cell>
          <table:table-cell table:style-name="ce34" table:formula="of:=IF(ISBLANK([$Result.B143]);&quot;&quot;; [$Result.B143])">
            <text:p/>
          </table:table-cell>
          <table:table-cell table:content-validation-name="val1"/>
          <table:table-cell/>
        </table:table-row>
        <table:table-row table:style-name="ro6">
          <table:table-cell table:style-name="ce33" table:formula="of:=IF(ISBLANK([$Result.A144]);&quot;&quot;; [$Result.A144])">
            <text:p/>
          </table:table-cell>
          <table:table-cell table:style-name="ce34" table:formula="of:=IF(ISBLANK([$Result.B144]);&quot;&quot;; [$Result.B144])">
            <text:p/>
          </table:table-cell>
          <table:table-cell table:content-validation-name="val1"/>
          <table:table-cell/>
        </table:table-row>
        <table:table-row table:style-name="ro6">
          <table:table-cell table:style-name="ce33" table:formula="of:=IF(ISBLANK([$Result.A145]);&quot;&quot;; [$Result.A145])">
            <text:p/>
          </table:table-cell>
          <table:table-cell table:style-name="ce34" table:formula="of:=IF(ISBLANK([$Result.B145]);&quot;&quot;; [$Result.B145])">
            <text:p/>
          </table:table-cell>
          <table:table-cell table:content-validation-name="val1"/>
          <table:table-cell/>
        </table:table-row>
        <table:table-row table:style-name="ro6">
          <table:table-cell table:style-name="ce33" table:formula="of:=IF(ISBLANK([$Result.A146]);&quot;&quot;; [$Result.A146])">
            <text:p/>
          </table:table-cell>
          <table:table-cell table:style-name="ce34" table:formula="of:=IF(ISBLANK([$Result.B146]);&quot;&quot;; [$Result.B146])">
            <text:p/>
          </table:table-cell>
          <table:table-cell table:content-validation-name="val1"/>
          <table:table-cell/>
        </table:table-row>
        <table:table-row table:style-name="ro6">
          <table:table-cell table:style-name="ce33" table:formula="of:=IF(ISBLANK([$Result.A147]);&quot;&quot;; [$Result.A147])">
            <text:p/>
          </table:table-cell>
          <table:table-cell table:style-name="ce34" table:formula="of:=IF(ISBLANK([$Result.B147]);&quot;&quot;; [$Result.B147])">
            <text:p/>
          </table:table-cell>
          <table:table-cell table:content-validation-name="val1"/>
          <table:table-cell/>
        </table:table-row>
        <table:table-row table:style-name="ro6">
          <table:table-cell table:style-name="ce33" table:formula="of:=IF(ISBLANK([$Result.A148]);&quot;&quot;; [$Result.A148])">
            <text:p/>
          </table:table-cell>
          <table:table-cell table:style-name="ce34" table:formula="of:=IF(ISBLANK([$Result.B148]);&quot;&quot;; [$Result.B148])">
            <text:p/>
          </table:table-cell>
          <table:table-cell table:content-validation-name="val1"/>
          <table:table-cell/>
        </table:table-row>
        <table:table-row table:style-name="ro6">
          <table:table-cell table:style-name="ce33" table:formula="of:=IF(ISBLANK([$Result.A149]);&quot;&quot;; [$Result.A149])">
            <text:p/>
          </table:table-cell>
          <table:table-cell table:style-name="ce34" table:formula="of:=IF(ISBLANK([$Result.B149]);&quot;&quot;; [$Result.B149])">
            <text:p/>
          </table:table-cell>
          <table:table-cell table:content-validation-name="val1"/>
          <table:table-cell/>
        </table:table-row>
        <table:table-row table:style-name="ro6">
          <table:table-cell table:style-name="ce33" table:formula="of:=IF(ISBLANK([$Result.A150]);&quot;&quot;; [$Result.A150])">
            <text:p/>
          </table:table-cell>
          <table:table-cell table:style-name="ce34" table:formula="of:=IF(ISBLANK([$Result.B150]);&quot;&quot;; [$Result.B150])">
            <text:p/>
          </table:table-cell>
          <table:table-cell table:content-validation-name="val1"/>
          <table:table-cell/>
        </table:table-row>
        <table:table-row table:style-name="ro6">
          <table:table-cell table:style-name="ce33" table:formula="of:=IF(ISBLANK([$Result.A151]);&quot;&quot;; [$Result.A151])">
            <text:p/>
          </table:table-cell>
          <table:table-cell table:style-name="ce34" table:formula="of:=IF(ISBLANK([$Result.B151]);&quot;&quot;; [$Result.B151])">
            <text:p/>
          </table:table-cell>
          <table:table-cell table:content-validation-name="val1"/>
          <table:table-cell/>
        </table:table-row>
        <table:table-row table:style-name="ro6">
          <table:table-cell table:style-name="ce33" table:formula="of:=IF(ISBLANK([$Result.A152]);&quot;&quot;; [$Result.A152])">
            <text:p/>
          </table:table-cell>
          <table:table-cell table:style-name="ce34" table:formula="of:=IF(ISBLANK([$Result.B152]);&quot;&quot;; [$Result.B152])">
            <text:p/>
          </table:table-cell>
          <table:table-cell table:content-validation-name="val1"/>
          <table:table-cell/>
        </table:table-row>
        <table:table-row table:style-name="ro6">
          <table:table-cell table:style-name="ce33" table:formula="of:=IF(ISBLANK([$Result.A153]);&quot;&quot;; [$Result.A153])">
            <text:p/>
          </table:table-cell>
          <table:table-cell table:style-name="ce34" table:formula="of:=IF(ISBLANK([$Result.B153]);&quot;&quot;; [$Result.B153])">
            <text:p/>
          </table:table-cell>
          <table:table-cell table:content-validation-name="val1"/>
          <table:table-cell/>
        </table:table-row>
        <table:table-row table:style-name="ro6">
          <table:table-cell table:style-name="ce33" table:formula="of:=IF(ISBLANK([$Result.A154]);&quot;&quot;; [$Result.A154])">
            <text:p/>
          </table:table-cell>
          <table:table-cell table:style-name="ce34" table:formula="of:=IF(ISBLANK([$Result.B154]);&quot;&quot;; [$Result.B154])">
            <text:p/>
          </table:table-cell>
          <table:table-cell table:content-validation-name="val1"/>
          <table:table-cell/>
        </table:table-row>
        <table:table-row table:style-name="ro6">
          <table:table-cell table:style-name="ce33" table:formula="of:=IF(ISBLANK([$Result.A155]);&quot;&quot;; [$Result.A155])">
            <text:p/>
          </table:table-cell>
          <table:table-cell table:style-name="ce34" table:formula="of:=IF(ISBLANK([$Result.B155]);&quot;&quot;; [$Result.B155])">
            <text:p/>
          </table:table-cell>
          <table:table-cell table:content-validation-name="val1"/>
          <table:table-cell/>
        </table:table-row>
        <table:table-row table:style-name="ro6">
          <table:table-cell table:style-name="ce33" table:formula="of:=IF(ISBLANK([$Result.A156]);&quot;&quot;; [$Result.A156])">
            <text:p/>
          </table:table-cell>
          <table:table-cell table:style-name="ce34" table:formula="of:=IF(ISBLANK([$Result.B156]);&quot;&quot;; [$Result.B156])">
            <text:p/>
          </table:table-cell>
          <table:table-cell table:content-validation-name="val1"/>
          <table:table-cell/>
        </table:table-row>
        <table:table-row table:style-name="ro6">
          <table:table-cell table:style-name="ce33" table:formula="of:=IF(ISBLANK([$Result.A157]);&quot;&quot;; [$Result.A157])">
            <text:p/>
          </table:table-cell>
          <table:table-cell table:style-name="ce34" table:formula="of:=IF(ISBLANK([$Result.B157]);&quot;&quot;; [$Result.B157])">
            <text:p/>
          </table:table-cell>
          <table:table-cell table:content-validation-name="val1"/>
          <table:table-cell/>
        </table:table-row>
        <table:table-row table:style-name="ro6">
          <table:table-cell table:style-name="ce33" table:formula="of:=IF(ISBLANK([$Result.A158]);&quot;&quot;; [$Result.A158])">
            <text:p/>
          </table:table-cell>
          <table:table-cell table:style-name="ce34" table:formula="of:=IF(ISBLANK([$Result.B158]);&quot;&quot;; [$Result.B158])">
            <text:p/>
          </table:table-cell>
          <table:table-cell table:content-validation-name="val1"/>
          <table:table-cell/>
        </table:table-row>
        <table:table-row table:style-name="ro6">
          <table:table-cell table:style-name="ce33" table:formula="of:=IF(ISBLANK([$Result.A159]);&quot;&quot;; [$Result.A159])">
            <text:p/>
          </table:table-cell>
          <table:table-cell table:style-name="ce34" table:formula="of:=IF(ISBLANK([$Result.B159]);&quot;&quot;; [$Result.B159])">
            <text:p/>
          </table:table-cell>
          <table:table-cell table:content-validation-name="val1"/>
          <table:table-cell/>
        </table:table-row>
        <table:table-row table:style-name="ro6">
          <table:table-cell table:style-name="ce33" table:formula="of:=IF(ISBLANK([$Result.A160]);&quot;&quot;; [$Result.A160])">
            <text:p/>
          </table:table-cell>
          <table:table-cell table:style-name="ce34" table:formula="of:=IF(ISBLANK([$Result.B160]);&quot;&quot;; [$Result.B160])">
            <text:p/>
          </table:table-cell>
          <table:table-cell table:content-validation-name="val1"/>
          <table:table-cell/>
        </table:table-row>
        <table:table-row table:style-name="ro6">
          <table:table-cell table:style-name="ce33" table:formula="of:=IF(ISBLANK([$Result.A161]);&quot;&quot;; [$Result.A161])">
            <text:p/>
          </table:table-cell>
          <table:table-cell table:style-name="ce34" table:formula="of:=IF(ISBLANK([$Result.B161]);&quot;&quot;; [$Result.B161])">
            <text:p/>
          </table:table-cell>
          <table:table-cell table:content-validation-name="val1"/>
          <table:table-cell/>
        </table:table-row>
        <table:table-row table:style-name="ro6">
          <table:table-cell table:style-name="ce33" table:formula="of:=IF(ISBLANK([$Result.A162]);&quot;&quot;; [$Result.A162])">
            <text:p/>
          </table:table-cell>
          <table:table-cell table:style-name="ce34" table:formula="of:=IF(ISBLANK([$Result.B162]);&quot;&quot;; [$Result.B162])">
            <text:p/>
          </table:table-cell>
          <table:table-cell table:content-validation-name="val1"/>
          <table:table-cell/>
        </table:table-row>
        <table:table-row table:style-name="ro6">
          <table:table-cell table:style-name="ce33" table:formula="of:=IF(ISBLANK([$Result.A163]);&quot;&quot;; [$Result.A163])">
            <text:p/>
          </table:table-cell>
          <table:table-cell table:style-name="ce34" table:formula="of:=IF(ISBLANK([$Result.B163]);&quot;&quot;; [$Result.B163])">
            <text:p/>
          </table:table-cell>
          <table:table-cell table:content-validation-name="val1"/>
          <table:table-cell/>
        </table:table-row>
        <table:table-row table:style-name="ro6">
          <table:table-cell table:style-name="ce33" table:formula="of:=IF(ISBLANK([$Result.A164]);&quot;&quot;; [$Result.A164])">
            <text:p/>
          </table:table-cell>
          <table:table-cell table:style-name="ce34" table:formula="of:=IF(ISBLANK([$Result.B164]);&quot;&quot;; [$Result.B164])">
            <text:p/>
          </table:table-cell>
          <table:table-cell table:content-validation-name="val1"/>
          <table:table-cell/>
        </table:table-row>
        <table:table-row table:style-name="ro6">
          <table:table-cell table:style-name="ce33" table:formula="of:=IF(ISBLANK([$Result.A165]);&quot;&quot;; [$Result.A165])">
            <text:p/>
          </table:table-cell>
          <table:table-cell table:style-name="ce34" table:formula="of:=IF(ISBLANK([$Result.B165]);&quot;&quot;; [$Result.B165])">
            <text:p/>
          </table:table-cell>
          <table:table-cell table:content-validation-name="val1"/>
          <table:table-cell/>
        </table:table-row>
        <table:table-row table:style-name="ro6">
          <table:table-cell table:style-name="ce33" table:formula="of:=IF(ISBLANK([$Result.A166]);&quot;&quot;; [$Result.A166])">
            <text:p/>
          </table:table-cell>
          <table:table-cell table:style-name="ce34" table:formula="of:=IF(ISBLANK([$Result.B166]);&quot;&quot;; [$Result.B166])">
            <text:p/>
          </table:table-cell>
          <table:table-cell table:content-validation-name="val1"/>
          <table:table-cell/>
        </table:table-row>
        <table:table-row table:style-name="ro6">
          <table:table-cell table:style-name="ce33" table:formula="of:=IF(ISBLANK([$Result.A167]);&quot;&quot;; [$Result.A167])">
            <text:p/>
          </table:table-cell>
          <table:table-cell table:style-name="ce34" table:formula="of:=IF(ISBLANK([$Result.B167]);&quot;&quot;; [$Result.B167])">
            <text:p/>
          </table:table-cell>
          <table:table-cell table:content-validation-name="val1"/>
          <table:table-cell/>
        </table:table-row>
        <table:table-row table:style-name="ro6">
          <table:table-cell table:style-name="ce33" table:formula="of:=IF(ISBLANK([$Result.A168]);&quot;&quot;; [$Result.A168])">
            <text:p/>
          </table:table-cell>
          <table:table-cell table:style-name="ce34" table:formula="of:=IF(ISBLANK([$Result.B168]);&quot;&quot;; [$Result.B168])">
            <text:p/>
          </table:table-cell>
          <table:table-cell table:content-validation-name="val1"/>
          <table:table-cell/>
        </table:table-row>
        <table:table-row table:style-name="ro6">
          <table:table-cell table:style-name="ce33" table:formula="of:=IF(ISBLANK([$Result.A169]);&quot;&quot;; [$Result.A169])">
            <text:p/>
          </table:table-cell>
          <table:table-cell table:style-name="ce34" table:formula="of:=IF(ISBLANK([$Result.B169]);&quot;&quot;; [$Result.B169])">
            <text:p/>
          </table:table-cell>
          <table:table-cell table:content-validation-name="val1"/>
          <table:table-cell/>
        </table:table-row>
        <table:table-row table:style-name="ro6">
          <table:table-cell table:style-name="ce33" table:formula="of:=IF(ISBLANK([$Result.A170]);&quot;&quot;; [$Result.A170])">
            <text:p/>
          </table:table-cell>
          <table:table-cell table:style-name="ce34" table:formula="of:=IF(ISBLANK([$Result.B170]);&quot;&quot;; [$Result.B170])">
            <text:p/>
          </table:table-cell>
          <table:table-cell table:content-validation-name="val1"/>
          <table:table-cell/>
        </table:table-row>
        <table:table-row table:style-name="ro6">
          <table:table-cell table:style-name="ce33" table:formula="of:=IF(ISBLANK([$Result.A171]);&quot;&quot;; [$Result.A171])">
            <text:p/>
          </table:table-cell>
          <table:table-cell table:style-name="ce34" table:formula="of:=IF(ISBLANK([$Result.B171]);&quot;&quot;; [$Result.B171])">
            <text:p/>
          </table:table-cell>
          <table:table-cell table:content-validation-name="val1"/>
          <table:table-cell/>
        </table:table-row>
        <table:table-row table:style-name="ro6">
          <table:table-cell table:style-name="ce33" table:formula="of:=IF(ISBLANK([$Result.A172]);&quot;&quot;; [$Result.A172])">
            <text:p/>
          </table:table-cell>
          <table:table-cell table:style-name="ce34" table:formula="of:=IF(ISBLANK([$Result.B172]);&quot;&quot;; [$Result.B172])">
            <text:p/>
          </table:table-cell>
          <table:table-cell table:content-validation-name="val1"/>
          <table:table-cell/>
        </table:table-row>
        <table:table-row table:style-name="ro6">
          <table:table-cell table:style-name="ce33" table:formula="of:=IF(ISBLANK([$Result.A173]);&quot;&quot;; [$Result.A173])">
            <text:p/>
          </table:table-cell>
          <table:table-cell table:style-name="ce34" table:formula="of:=IF(ISBLANK([$Result.B173]);&quot;&quot;; [$Result.B173])">
            <text:p/>
          </table:table-cell>
          <table:table-cell table:content-validation-name="val1"/>
          <table:table-cell/>
        </table:table-row>
        <table:table-row table:style-name="ro6">
          <table:table-cell table:style-name="ce33" table:formula="of:=IF(ISBLANK([$Result.A174]);&quot;&quot;; [$Result.A174])">
            <text:p/>
          </table:table-cell>
          <table:table-cell table:style-name="ce34" table:formula="of:=IF(ISBLANK([$Result.B174]);&quot;&quot;; [$Result.B174])">
            <text:p/>
          </table:table-cell>
          <table:table-cell table:content-validation-name="val1"/>
          <table:table-cell/>
        </table:table-row>
        <table:table-row table:style-name="ro6">
          <table:table-cell table:style-name="ce33" table:formula="of:=IF(ISBLANK([$Result.A175]);&quot;&quot;; [$Result.A175])">
            <text:p/>
          </table:table-cell>
          <table:table-cell table:style-name="ce34" table:formula="of:=IF(ISBLANK([$Result.B175]);&quot;&quot;; [$Result.B175])">
            <text:p/>
          </table:table-cell>
          <table:table-cell table:content-validation-name="val1"/>
          <table:table-cell/>
        </table:table-row>
        <table:table-row table:style-name="ro6">
          <table:table-cell table:style-name="ce33" table:formula="of:=IF(ISBLANK([$Result.A176]);&quot;&quot;; [$Result.A176])">
            <text:p/>
          </table:table-cell>
          <table:table-cell table:style-name="ce34" table:formula="of:=IF(ISBLANK([$Result.B176]);&quot;&quot;; [$Result.B176])">
            <text:p/>
          </table:table-cell>
          <table:table-cell table:content-validation-name="val1"/>
          <table:table-cell/>
        </table:table-row>
        <table:table-row table:style-name="ro6">
          <table:table-cell table:style-name="ce33" table:formula="of:=IF(ISBLANK([$Result.A177]);&quot;&quot;; [$Result.A177])">
            <text:p/>
          </table:table-cell>
          <table:table-cell table:style-name="ce34" table:formula="of:=IF(ISBLANK([$Result.B177]);&quot;&quot;; [$Result.B177])">
            <text:p/>
          </table:table-cell>
          <table:table-cell table:content-validation-name="val1"/>
          <table:table-cell/>
        </table:table-row>
        <table:table-row table:style-name="ro6">
          <table:table-cell table:style-name="ce33" table:formula="of:=IF(ISBLANK([$Result.A178]);&quot;&quot;; [$Result.A178])">
            <text:p/>
          </table:table-cell>
          <table:table-cell table:style-name="ce34" table:formula="of:=IF(ISBLANK([$Result.B178]);&quot;&quot;; [$Result.B178])">
            <text:p/>
          </table:table-cell>
          <table:table-cell table:content-validation-name="val1"/>
          <table:table-cell/>
        </table:table-row>
        <table:table-row table:style-name="ro6">
          <table:table-cell table:style-name="ce33" table:formula="of:=IF(ISBLANK([$Result.A179]);&quot;&quot;; [$Result.A179])">
            <text:p/>
          </table:table-cell>
          <table:table-cell table:style-name="ce34" table:formula="of:=IF(ISBLANK([$Result.B179]);&quot;&quot;; [$Result.B179])">
            <text:p/>
          </table:table-cell>
          <table:table-cell table:content-validation-name="val1"/>
          <table:table-cell/>
        </table:table-row>
        <table:table-row table:style-name="ro6">
          <table:table-cell table:style-name="ce33" table:formula="of:=IF(ISBLANK([$Result.A180]);&quot;&quot;; [$Result.A180])">
            <text:p/>
          </table:table-cell>
          <table:table-cell table:style-name="ce34" table:formula="of:=IF(ISBLANK([$Result.B180]);&quot;&quot;; [$Result.B180])">
            <text:p/>
          </table:table-cell>
          <table:table-cell table:content-validation-name="val1"/>
          <table:table-cell/>
        </table:table-row>
        <table:table-row table:style-name="ro6">
          <table:table-cell table:style-name="ce33" table:formula="of:=IF(ISBLANK([$Result.A181]);&quot;&quot;; [$Result.A181])">
            <text:p/>
          </table:table-cell>
          <table:table-cell table:style-name="ce34" table:formula="of:=IF(ISBLANK([$Result.B181]);&quot;&quot;; [$Result.B181])">
            <text:p/>
          </table:table-cell>
          <table:table-cell table:content-validation-name="val1"/>
          <table:table-cell/>
        </table:table-row>
        <table:table-row table:style-name="ro6">
          <table:table-cell table:style-name="ce33" table:formula="of:=IF(ISBLANK([$Result.A182]);&quot;&quot;; [$Result.A182])">
            <text:p/>
          </table:table-cell>
          <table:table-cell table:style-name="ce34" table:formula="of:=IF(ISBLANK([$Result.B182]);&quot;&quot;; [$Result.B182])">
            <text:p/>
          </table:table-cell>
          <table:table-cell table:content-validation-name="val1"/>
          <table:table-cell/>
        </table:table-row>
        <table:table-row table:style-name="ro6">
          <table:table-cell table:style-name="ce33" table:formula="of:=IF(ISBLANK([$Result.A183]);&quot;&quot;; [$Result.A183])">
            <text:p/>
          </table:table-cell>
          <table:table-cell table:style-name="ce34" table:formula="of:=IF(ISBLANK([$Result.B183]);&quot;&quot;; [$Result.B183])">
            <text:p/>
          </table:table-cell>
          <table:table-cell table:content-validation-name="val1"/>
          <table:table-cell/>
        </table:table-row>
        <table:table-row table:style-name="ro6">
          <table:table-cell table:style-name="ce33" table:formula="of:=IF(ISBLANK([$Result.A184]);&quot;&quot;; [$Result.A184])">
            <text:p/>
          </table:table-cell>
          <table:table-cell table:style-name="ce34" table:formula="of:=IF(ISBLANK([$Result.B184]);&quot;&quot;; [$Result.B184])">
            <text:p/>
          </table:table-cell>
          <table:table-cell table:content-validation-name="val1"/>
          <table:table-cell/>
        </table:table-row>
        <table:table-row table:style-name="ro6">
          <table:table-cell table:style-name="ce33" table:formula="of:=IF(ISBLANK([$Result.A185]);&quot;&quot;; [$Result.A185])">
            <text:p/>
          </table:table-cell>
          <table:table-cell table:style-name="ce34" table:formula="of:=IF(ISBLANK([$Result.B185]);&quot;&quot;; [$Result.B185])">
            <text:p/>
          </table:table-cell>
          <table:table-cell table:content-validation-name="val1"/>
          <table:table-cell/>
        </table:table-row>
        <table:table-row table:style-name="ro6">
          <table:table-cell table:style-name="ce33" table:formula="of:=IF(ISBLANK([$Result.A186]);&quot;&quot;; [$Result.A186])">
            <text:p/>
          </table:table-cell>
          <table:table-cell table:style-name="ce34" table:formula="of:=IF(ISBLANK([$Result.B186]);&quot;&quot;; [$Result.B186])">
            <text:p/>
          </table:table-cell>
          <table:table-cell table:content-validation-name="val1"/>
          <table:table-cell/>
        </table:table-row>
        <table:table-row table:style-name="ro6">
          <table:table-cell table:style-name="ce33" table:formula="of:=IF(ISBLANK([$Result.A187]);&quot;&quot;; [$Result.A187])">
            <text:p/>
          </table:table-cell>
          <table:table-cell table:style-name="ce34" table:formula="of:=IF(ISBLANK([$Result.B187]);&quot;&quot;; [$Result.B187])">
            <text:p/>
          </table:table-cell>
          <table:table-cell table:content-validation-name="val1"/>
          <table:table-cell/>
        </table:table-row>
        <table:table-row table:style-name="ro6">
          <table:table-cell table:style-name="ce33" table:formula="of:=IF(ISBLANK([$Result.A188]);&quot;&quot;; [$Result.A188])">
            <text:p/>
          </table:table-cell>
          <table:table-cell table:style-name="ce34" table:formula="of:=IF(ISBLANK([$Result.B188]);&quot;&quot;; [$Result.B188])">
            <text:p/>
          </table:table-cell>
          <table:table-cell table:content-validation-name="val1"/>
          <table:table-cell/>
        </table:table-row>
        <table:table-row table:style-name="ro6">
          <table:table-cell table:style-name="ce33" table:formula="of:=IF(ISBLANK([$Result.A189]);&quot;&quot;; [$Result.A189])">
            <text:p/>
          </table:table-cell>
          <table:table-cell table:style-name="ce34" table:formula="of:=IF(ISBLANK([$Result.B189]);&quot;&quot;; [$Result.B189])">
            <text:p/>
          </table:table-cell>
          <table:table-cell table:content-validation-name="val1"/>
          <table:table-cell/>
        </table:table-row>
        <table:table-row table:style-name="ro6">
          <table:table-cell table:style-name="ce33" table:formula="of:=IF(ISBLANK([$Result.A190]);&quot;&quot;; [$Result.A190])">
            <text:p/>
          </table:table-cell>
          <table:table-cell table:style-name="ce34" table:formula="of:=IF(ISBLANK([$Result.B190]);&quot;&quot;; [$Result.B190])">
            <text:p/>
          </table:table-cell>
          <table:table-cell table:content-validation-name="val1"/>
          <table:table-cell/>
        </table:table-row>
        <table:table-row table:style-name="ro6">
          <table:table-cell table:style-name="ce33" table:formula="of:=IF(ISBLANK([$Result.A191]);&quot;&quot;; [$Result.A191])">
            <text:p/>
          </table:table-cell>
          <table:table-cell table:style-name="ce34" table:formula="of:=IF(ISBLANK([$Result.B191]);&quot;&quot;; [$Result.B191])">
            <text:p/>
          </table:table-cell>
          <table:table-cell table:content-validation-name="val1"/>
          <table:table-cell/>
        </table:table-row>
        <table:table-row table:style-name="ro6">
          <table:table-cell table:style-name="ce33" table:formula="of:=IF(ISBLANK([$Result.A192]);&quot;&quot;; [$Result.A192])">
            <text:p/>
          </table:table-cell>
          <table:table-cell table:style-name="ce34" table:formula="of:=IF(ISBLANK([$Result.B192]);&quot;&quot;; [$Result.B192])">
            <text:p/>
          </table:table-cell>
          <table:table-cell table:content-validation-name="val1"/>
          <table:table-cell/>
        </table:table-row>
        <table:table-row table:style-name="ro6">
          <table:table-cell table:style-name="ce33" table:formula="of:=IF(ISBLANK([$Result.A193]);&quot;&quot;; [$Result.A193])">
            <text:p/>
          </table:table-cell>
          <table:table-cell table:style-name="ce34" table:formula="of:=IF(ISBLANK([$Result.B193]);&quot;&quot;; [$Result.B193])">
            <text:p/>
          </table:table-cell>
          <table:table-cell table:content-validation-name="val1"/>
          <table:table-cell/>
        </table:table-row>
        <table:table-row table:style-name="ro6">
          <table:table-cell table:style-name="ce33" table:formula="of:=IF(ISBLANK([$Result.A194]);&quot;&quot;; [$Result.A194])">
            <text:p/>
          </table:table-cell>
          <table:table-cell table:style-name="ce34" table:formula="of:=IF(ISBLANK([$Result.B194]);&quot;&quot;; [$Result.B194])">
            <text:p/>
          </table:table-cell>
          <table:table-cell table:content-validation-name="val1"/>
          <table:table-cell/>
        </table:table-row>
        <table:table-row table:style-name="ro6">
          <table:table-cell table:style-name="ce33" table:formula="of:=IF(ISBLANK([$Result.A195]);&quot;&quot;; [$Result.A195])">
            <text:p/>
          </table:table-cell>
          <table:table-cell table:style-name="ce34" table:formula="of:=IF(ISBLANK([$Result.B195]);&quot;&quot;; [$Result.B195])">
            <text:p/>
          </table:table-cell>
          <table:table-cell table:content-validation-name="val1"/>
          <table:table-cell/>
        </table:table-row>
        <table:table-row table:style-name="ro6">
          <table:table-cell table:style-name="ce33" table:formula="of:=IF(ISBLANK([$Result.A196]);&quot;&quot;; [$Result.A196])">
            <text:p/>
          </table:table-cell>
          <table:table-cell table:style-name="ce34" table:formula="of:=IF(ISBLANK([$Result.B196]);&quot;&quot;; [$Result.B196])">
            <text:p/>
          </table:table-cell>
          <table:table-cell table:content-validation-name="val1"/>
          <table:table-cell/>
        </table:table-row>
        <table:table-row table:style-name="ro6">
          <table:table-cell table:style-name="ce33" table:formula="of:=IF(ISBLANK([$Result.A197]);&quot;&quot;; [$Result.A197])">
            <text:p/>
          </table:table-cell>
          <table:table-cell table:style-name="ce34" table:formula="of:=IF(ISBLANK([$Result.B197]);&quot;&quot;; [$Result.B197])">
            <text:p/>
          </table:table-cell>
          <table:table-cell table:content-validation-name="val1"/>
          <table:table-cell/>
        </table:table-row>
        <table:table-row table:style-name="ro6">
          <table:table-cell table:style-name="ce33" table:formula="of:=IF(ISBLANK([$Result.A198]);&quot;&quot;; [$Result.A198])">
            <text:p/>
          </table:table-cell>
          <table:table-cell table:style-name="ce34" table:formula="of:=IF(ISBLANK([$Result.B198]);&quot;&quot;; [$Result.B198])">
            <text:p/>
          </table:table-cell>
          <table:table-cell table:content-validation-name="val1"/>
          <table:table-cell/>
        </table:table-row>
        <table:table-row table:style-name="ro6">
          <table:table-cell table:style-name="ce33" table:formula="of:=IF(ISBLANK([$Result.A199]);&quot;&quot;; [$Result.A199])">
            <text:p/>
          </table:table-cell>
          <table:table-cell table:style-name="ce34" table:formula="of:=IF(ISBLANK([$Result.B199]);&quot;&quot;; [$Result.B199])">
            <text:p/>
          </table:table-cell>
          <table:table-cell table:content-validation-name="val1"/>
          <table:table-cell/>
        </table:table-row>
        <table:table-row table:style-name="ro6">
          <table:table-cell table:style-name="ce33" table:formula="of:=IF(ISBLANK([$Result.A200]);&quot;&quot;; [$Result.A200])">
            <text:p/>
          </table:table-cell>
          <table:table-cell table:style-name="ce34" table:formula="of:=IF(ISBLANK([$Result.B200]);&quot;&quot;; [$Result.B200])">
            <text:p/>
          </table:table-cell>
          <table:table-cell table:content-validation-name="val1"/>
          <table:table-cell/>
        </table:table-row>
        <table:table-row table:style-name="ro6">
          <table:table-cell table:style-name="ce33" table:formula="of:=IF(ISBLANK([$Result.A201]);&quot;&quot;; [$Result.A201])">
            <text:p/>
          </table:table-cell>
          <table:table-cell table:style-name="ce34" table:formula="of:=IF(ISBLANK([$Result.B201]);&quot;&quot;; [$Result.B201])">
            <text:p/>
          </table:table-cell>
          <table:table-cell table:content-validation-name="val1"/>
          <table:table-cell/>
        </table:table-row>
        <table:table-row table:style-name="ro6">
          <table:table-cell table:style-name="ce33" table:formula="of:=IF(ISBLANK([$Result.A202]);&quot;&quot;; [$Result.A202])">
            <text:p/>
          </table:table-cell>
          <table:table-cell table:style-name="ce34" table:formula="of:=IF(ISBLANK([$Result.B202]);&quot;&quot;; [$Result.B202])">
            <text:p/>
          </table:table-cell>
          <table:table-cell table:content-validation-name="val1"/>
          <table:table-cell/>
        </table:table-row>
        <table:table-row table:style-name="ro6">
          <table:table-cell table:style-name="ce33" table:formula="of:=IF(ISBLANK([$Result.A203]);&quot;&quot;; [$Result.A203])">
            <text:p/>
          </table:table-cell>
          <table:table-cell table:style-name="ce34" table:formula="of:=IF(ISBLANK([$Result.B203]);&quot;&quot;; [$Result.B203])">
            <text:p/>
          </table:table-cell>
          <table:table-cell table:content-validation-name="val1"/>
          <table:table-cell/>
        </table:table-row>
        <table:table-row table:style-name="ro6">
          <table:table-cell table:style-name="ce33" table:formula="of:=IF(ISBLANK([$Result.A204]);&quot;&quot;; [$Result.A204])">
            <text:p/>
          </table:table-cell>
          <table:table-cell table:style-name="ce34" table:formula="of:=IF(ISBLANK([$Result.B204]);&quot;&quot;; [$Result.B204])">
            <text:p/>
          </table:table-cell>
          <table:table-cell table:content-validation-name="val1"/>
          <table:table-cell/>
        </table:table-row>
        <table:table-row table:style-name="ro6">
          <table:table-cell table:style-name="ce33" table:formula="of:=IF(ISBLANK([$Result.A205]);&quot;&quot;; [$Result.A205])">
            <text:p/>
          </table:table-cell>
          <table:table-cell table:style-name="ce34" table:formula="of:=IF(ISBLANK([$Result.B205]);&quot;&quot;; [$Result.B205])">
            <text:p/>
          </table:table-cell>
          <table:table-cell table:content-validation-name="val1"/>
          <table:table-cell/>
        </table:table-row>
        <table:table-row table:style-name="ro6">
          <table:table-cell table:style-name="ce33" table:formula="of:=IF(ISBLANK([$Result.A206]);&quot;&quot;; [$Result.A206])">
            <text:p/>
          </table:table-cell>
          <table:table-cell table:style-name="ce34" table:formula="of:=IF(ISBLANK([$Result.B206]);&quot;&quot;; [$Result.B206])">
            <text:p/>
          </table:table-cell>
          <table:table-cell table:content-validation-name="val1"/>
          <table:table-cell/>
        </table:table-row>
        <table:table-row table:style-name="ro6">
          <table:table-cell table:style-name="ce33" table:formula="of:=IF(ISBLANK([$Result.A207]);&quot;&quot;; [$Result.A207])">
            <text:p/>
          </table:table-cell>
          <table:table-cell table:style-name="ce34" table:formula="of:=IF(ISBLANK([$Result.B207]);&quot;&quot;; [$Result.B207])">
            <text:p/>
          </table:table-cell>
          <table:table-cell table:content-validation-name="val1"/>
          <table:table-cell/>
        </table:table-row>
        <table:table-row table:style-name="ro6">
          <table:table-cell table:style-name="ce33" table:formula="of:=IF(ISBLANK([$Result.A208]);&quot;&quot;; [$Result.A208])">
            <text:p/>
          </table:table-cell>
          <table:table-cell table:style-name="ce34" table:formula="of:=IF(ISBLANK([$Result.B208]);&quot;&quot;; [$Result.B208])">
            <text:p/>
          </table:table-cell>
          <table:table-cell table:content-validation-name="val1"/>
          <table:table-cell/>
        </table:table-row>
        <table:table-row table:style-name="ro6">
          <table:table-cell table:style-name="ce33" table:formula="of:=IF(ISBLANK([$Result.A209]);&quot;&quot;; [$Result.A209])">
            <text:p/>
          </table:table-cell>
          <table:table-cell table:style-name="ce34" table:formula="of:=IF(ISBLANK([$Result.B209]);&quot;&quot;; [$Result.B209])">
            <text:p/>
          </table:table-cell>
          <table:table-cell table:content-validation-name="val1"/>
          <table:table-cell/>
        </table:table-row>
        <table:table-row table:style-name="ro6">
          <table:table-cell table:style-name="ce33" table:formula="of:=IF(ISBLANK([$Result.A210]);&quot;&quot;; [$Result.A210])">
            <text:p/>
          </table:table-cell>
          <table:table-cell table:style-name="ce34" table:formula="of:=IF(ISBLANK([$Result.B210]);&quot;&quot;; [$Result.B210])">
            <text:p/>
          </table:table-cell>
          <table:table-cell table:content-validation-name="val1"/>
          <table:table-cell/>
        </table:table-row>
        <table:table-row table:style-name="ro6">
          <table:table-cell table:style-name="ce33" table:formula="of:=IF(ISBLANK([$Result.A211]);&quot;&quot;; [$Result.A211])">
            <text:p/>
          </table:table-cell>
          <table:table-cell table:style-name="ce34" table:formula="of:=IF(ISBLANK([$Result.B211]);&quot;&quot;; [$Result.B211])">
            <text:p/>
          </table:table-cell>
          <table:table-cell table:content-validation-name="val1"/>
          <table:table-cell/>
        </table:table-row>
        <table:table-row table:style-name="ro6">
          <table:table-cell table:style-name="ce33" table:formula="of:=IF(ISBLANK([$Result.A212]);&quot;&quot;; [$Result.A212])">
            <text:p/>
          </table:table-cell>
          <table:table-cell table:style-name="ce34" table:formula="of:=IF(ISBLANK([$Result.B212]);&quot;&quot;; [$Result.B212])">
            <text:p/>
          </table:table-cell>
          <table:table-cell table:content-validation-name="val1"/>
          <table:table-cell/>
        </table:table-row>
        <table:table-row table:style-name="ro6">
          <table:table-cell table:style-name="ce33" table:formula="of:=IF(ISBLANK([$Result.A213]);&quot;&quot;; [$Result.A213])">
            <text:p/>
          </table:table-cell>
          <table:table-cell table:style-name="ce34" table:formula="of:=IF(ISBLANK([$Result.B213]);&quot;&quot;; [$Result.B213])">
            <text:p/>
          </table:table-cell>
          <table:table-cell table:content-validation-name="val1"/>
          <table:table-cell/>
        </table:table-row>
        <table:table-row table:style-name="ro6">
          <table:table-cell table:style-name="ce33" table:formula="of:=IF(ISBLANK([$Result.A214]);&quot;&quot;; [$Result.A214])">
            <text:p/>
          </table:table-cell>
          <table:table-cell table:style-name="ce34" table:formula="of:=IF(ISBLANK([$Result.B214]);&quot;&quot;; [$Result.B214])">
            <text:p/>
          </table:table-cell>
          <table:table-cell table:content-validation-name="val1"/>
          <table:table-cell/>
        </table:table-row>
        <table:table-row table:style-name="ro6">
          <table:table-cell table:style-name="ce33" table:formula="of:=IF(ISBLANK([$Result.A215]);&quot;&quot;; [$Result.A215])">
            <text:p/>
          </table:table-cell>
          <table:table-cell table:style-name="ce34" table:formula="of:=IF(ISBLANK([$Result.B215]);&quot;&quot;; [$Result.B215])">
            <text:p/>
          </table:table-cell>
          <table:table-cell table:content-validation-name="val1"/>
          <table:table-cell/>
        </table:table-row>
        <table:table-row table:style-name="ro6">
          <table:table-cell table:style-name="ce33" table:formula="of:=IF(ISBLANK([$Result.A216]);&quot;&quot;; [$Result.A216])">
            <text:p/>
          </table:table-cell>
          <table:table-cell table:style-name="ce34" table:formula="of:=IF(ISBLANK([$Result.B216]);&quot;&quot;; [$Result.B216])">
            <text:p/>
          </table:table-cell>
          <table:table-cell table:content-validation-name="val1"/>
          <table:table-cell/>
        </table:table-row>
        <table:table-row table:style-name="ro6">
          <table:table-cell table:style-name="ce33" table:formula="of:=IF(ISBLANK([$Result.A217]);&quot;&quot;; [$Result.A217])">
            <text:p/>
          </table:table-cell>
          <table:table-cell table:style-name="ce34" table:formula="of:=IF(ISBLANK([$Result.B217]);&quot;&quot;; [$Result.B217])">
            <text:p/>
          </table:table-cell>
          <table:table-cell table:content-validation-name="val1"/>
          <table:table-cell/>
        </table:table-row>
        <table:table-row table:style-name="ro6">
          <table:table-cell table:style-name="ce33" table:formula="of:=IF(ISBLANK([$Result.A218]);&quot;&quot;; [$Result.A218])">
            <text:p/>
          </table:table-cell>
          <table:table-cell table:style-name="ce34" table:formula="of:=IF(ISBLANK([$Result.B218]);&quot;&quot;; [$Result.B218])">
            <text:p/>
          </table:table-cell>
          <table:table-cell table:content-validation-name="val1"/>
          <table:table-cell/>
        </table:table-row>
        <table:table-row table:style-name="ro6">
          <table:table-cell table:style-name="ce33" table:formula="of:=IF(ISBLANK([$Result.A219]);&quot;&quot;; [$Result.A219])">
            <text:p/>
          </table:table-cell>
          <table:table-cell table:style-name="ce34" table:formula="of:=IF(ISBLANK([$Result.B219]);&quot;&quot;; [$Result.B219])">
            <text:p/>
          </table:table-cell>
          <table:table-cell table:content-validation-name="val1"/>
          <table:table-cell/>
        </table:table-row>
        <table:table-row table:style-name="ro6">
          <table:table-cell table:style-name="ce33" table:formula="of:=IF(ISBLANK([$Result.A220]);&quot;&quot;; [$Result.A220])">
            <text:p/>
          </table:table-cell>
          <table:table-cell table:style-name="ce34" table:formula="of:=IF(ISBLANK([$Result.B220]);&quot;&quot;; [$Result.B220])">
            <text:p/>
          </table:table-cell>
          <table:table-cell table:content-validation-name="val1"/>
          <table:table-cell/>
        </table:table-row>
        <table:table-row table:style-name="ro6">
          <table:table-cell table:style-name="ce33" table:formula="of:=IF(ISBLANK([$Result.A221]);&quot;&quot;; [$Result.A221])">
            <text:p/>
          </table:table-cell>
          <table:table-cell table:style-name="ce34" table:formula="of:=IF(ISBLANK([$Result.B221]);&quot;&quot;; [$Result.B221])">
            <text:p/>
          </table:table-cell>
          <table:table-cell table:content-validation-name="val1"/>
          <table:table-cell/>
        </table:table-row>
        <table:table-row table:style-name="ro6">
          <table:table-cell table:style-name="ce33" table:formula="of:=IF(ISBLANK([$Result.A222]);&quot;&quot;; [$Result.A222])">
            <text:p/>
          </table:table-cell>
          <table:table-cell table:style-name="ce34" table:formula="of:=IF(ISBLANK([$Result.B222]);&quot;&quot;; [$Result.B222])">
            <text:p/>
          </table:table-cell>
          <table:table-cell table:content-validation-name="val1"/>
          <table:table-cell/>
        </table:table-row>
        <table:table-row table:style-name="ro6">
          <table:table-cell table:style-name="ce33" table:formula="of:=IF(ISBLANK([$Result.A223]);&quot;&quot;; [$Result.A223])">
            <text:p/>
          </table:table-cell>
          <table:table-cell table:style-name="ce34" table:formula="of:=IF(ISBLANK([$Result.B223]);&quot;&quot;; [$Result.B223])">
            <text:p/>
          </table:table-cell>
          <table:table-cell table:content-validation-name="val1"/>
          <table:table-cell/>
        </table:table-row>
        <table:table-row table:style-name="ro6">
          <table:table-cell table:style-name="ce33" table:formula="of:=IF(ISBLANK([$Result.A224]);&quot;&quot;; [$Result.A224])">
            <text:p/>
          </table:table-cell>
          <table:table-cell table:style-name="ce34" table:formula="of:=IF(ISBLANK([$Result.B224]);&quot;&quot;; [$Result.B224])">
            <text:p/>
          </table:table-cell>
          <table:table-cell table:content-validation-name="val1"/>
          <table:table-cell/>
        </table:table-row>
        <table:table-row table:style-name="ro6">
          <table:table-cell table:style-name="ce33" table:formula="of:=IF(ISBLANK([$Result.A225]);&quot;&quot;; [$Result.A225])">
            <text:p/>
          </table:table-cell>
          <table:table-cell table:style-name="ce34" table:formula="of:=IF(ISBLANK([$Result.B225]);&quot;&quot;; [$Result.B225])">
            <text:p/>
          </table:table-cell>
          <table:table-cell table:content-validation-name="val1"/>
          <table:table-cell/>
        </table:table-row>
        <table:table-row table:style-name="ro6">
          <table:table-cell table:style-name="ce33" table:formula="of:=IF(ISBLANK([$Result.A226]);&quot;&quot;; [$Result.A226])">
            <text:p/>
          </table:table-cell>
          <table:table-cell table:style-name="ce34" table:formula="of:=IF(ISBLANK([$Result.B226]);&quot;&quot;; [$Result.B226])">
            <text:p/>
          </table:table-cell>
          <table:table-cell table:content-validation-name="val1"/>
          <table:table-cell/>
        </table:table-row>
        <table:table-row table:style-name="ro6">
          <table:table-cell table:style-name="ce33" table:formula="of:=IF(ISBLANK([$Result.A227]);&quot;&quot;; [$Result.A227])">
            <text:p/>
          </table:table-cell>
          <table:table-cell table:style-name="ce34" table:formula="of:=IF(ISBLANK([$Result.B227]);&quot;&quot;; [$Result.B227])">
            <text:p/>
          </table:table-cell>
          <table:table-cell table:content-validation-name="val1"/>
          <table:table-cell/>
        </table:table-row>
        <table:table-row table:style-name="ro6">
          <table:table-cell table:style-name="ce33" table:formula="of:=IF(ISBLANK([$Result.A228]);&quot;&quot;; [$Result.A228])">
            <text:p/>
          </table:table-cell>
          <table:table-cell table:style-name="ce34" table:formula="of:=IF(ISBLANK([$Result.B228]);&quot;&quot;; [$Result.B228])">
            <text:p/>
          </table:table-cell>
          <table:table-cell table:content-validation-name="val1"/>
          <table:table-cell/>
        </table:table-row>
        <table:table-row table:style-name="ro6">
          <table:table-cell table:style-name="ce33" table:formula="of:=IF(ISBLANK([$Result.A229]);&quot;&quot;; [$Result.A229])">
            <text:p/>
          </table:table-cell>
          <table:table-cell table:style-name="ce34" table:formula="of:=IF(ISBLANK([$Result.B229]);&quot;&quot;; [$Result.B229])">
            <text:p/>
          </table:table-cell>
          <table:table-cell table:content-validation-name="val1"/>
          <table:table-cell/>
        </table:table-row>
        <table:table-row table:style-name="ro6">
          <table:table-cell table:style-name="ce33" table:formula="of:=IF(ISBLANK([$Result.A230]);&quot;&quot;; [$Result.A230])">
            <text:p/>
          </table:table-cell>
          <table:table-cell table:style-name="ce34" table:formula="of:=IF(ISBLANK([$Result.B230]);&quot;&quot;; [$Result.B230])">
            <text:p/>
          </table:table-cell>
          <table:table-cell table:content-validation-name="val1"/>
          <table:table-cell/>
        </table:table-row>
        <table:table-row table:style-name="ro6">
          <table:table-cell table:style-name="ce33" table:formula="of:=IF(ISBLANK([$Result.A231]);&quot;&quot;; [$Result.A231])">
            <text:p/>
          </table:table-cell>
          <table:table-cell table:style-name="ce34" table:formula="of:=IF(ISBLANK([$Result.B231]);&quot;&quot;; [$Result.B231])">
            <text:p/>
          </table:table-cell>
          <table:table-cell table:content-validation-name="val1"/>
          <table:table-cell/>
        </table:table-row>
        <table:table-row table:style-name="ro6">
          <table:table-cell table:style-name="ce33" table:formula="of:=IF(ISBLANK([$Result.A232]);&quot;&quot;; [$Result.A232])">
            <text:p/>
          </table:table-cell>
          <table:table-cell table:style-name="ce34" table:formula="of:=IF(ISBLANK([$Result.B232]);&quot;&quot;; [$Result.B232])">
            <text:p/>
          </table:table-cell>
          <table:table-cell table:content-validation-name="val1"/>
          <table:table-cell/>
        </table:table-row>
        <table:table-row table:style-name="ro6">
          <table:table-cell table:style-name="ce33" table:formula="of:=IF(ISBLANK([$Result.A233]);&quot;&quot;; [$Result.A233])">
            <text:p/>
          </table:table-cell>
          <table:table-cell table:style-name="ce34" table:formula="of:=IF(ISBLANK([$Result.B233]);&quot;&quot;; [$Result.B233])">
            <text:p/>
          </table:table-cell>
          <table:table-cell table:content-validation-name="val1"/>
          <table:table-cell/>
        </table:table-row>
        <table:table-row table:style-name="ro6">
          <table:table-cell table:style-name="ce33" table:formula="of:=IF(ISBLANK([$Result.A234]);&quot;&quot;; [$Result.A234])">
            <text:p/>
          </table:table-cell>
          <table:table-cell table:style-name="ce34" table:formula="of:=IF(ISBLANK([$Result.B234]);&quot;&quot;; [$Result.B234])">
            <text:p/>
          </table:table-cell>
          <table:table-cell table:content-validation-name="val1"/>
          <table:table-cell/>
        </table:table-row>
        <table:table-row table:style-name="ro6">
          <table:table-cell table:style-name="ce33" table:formula="of:=IF(ISBLANK([$Result.A235]);&quot;&quot;; [$Result.A235])">
            <text:p/>
          </table:table-cell>
          <table:table-cell table:style-name="ce34" table:formula="of:=IF(ISBLANK([$Result.B235]);&quot;&quot;; [$Result.B235])">
            <text:p/>
          </table:table-cell>
          <table:table-cell table:content-validation-name="val1"/>
          <table:table-cell/>
        </table:table-row>
        <table:table-row table:style-name="ro6">
          <table:table-cell table:style-name="ce33" table:formula="of:=IF(ISBLANK([$Result.A236]);&quot;&quot;; [$Result.A236])">
            <text:p/>
          </table:table-cell>
          <table:table-cell table:style-name="ce34" table:formula="of:=IF(ISBLANK([$Result.B236]);&quot;&quot;; [$Result.B236])">
            <text:p/>
          </table:table-cell>
          <table:table-cell table:content-validation-name="val1"/>
          <table:table-cell/>
        </table:table-row>
        <table:table-row table:style-name="ro6">
          <table:table-cell table:style-name="ce33" table:formula="of:=IF(ISBLANK([$Result.A237]);&quot;&quot;; [$Result.A237])">
            <text:p/>
          </table:table-cell>
          <table:table-cell table:style-name="ce34" table:formula="of:=IF(ISBLANK([$Result.B237]);&quot;&quot;; [$Result.B237])">
            <text:p/>
          </table:table-cell>
          <table:table-cell table:content-validation-name="val1"/>
          <table:table-cell/>
        </table:table-row>
        <table:table-row table:style-name="ro6">
          <table:table-cell table:style-name="ce33" table:formula="of:=IF(ISBLANK([$Result.A238]);&quot;&quot;; [$Result.A238])">
            <text:p/>
          </table:table-cell>
          <table:table-cell table:style-name="ce34" table:formula="of:=IF(ISBLANK([$Result.B238]);&quot;&quot;; [$Result.B238])">
            <text:p/>
          </table:table-cell>
          <table:table-cell table:content-validation-name="val1"/>
          <table:table-cell/>
        </table:table-row>
        <table:table-row table:style-name="ro6">
          <table:table-cell table:style-name="ce33" table:formula="of:=IF(ISBLANK([$Result.A239]);&quot;&quot;; [$Result.A239])">
            <text:p/>
          </table:table-cell>
          <table:table-cell table:style-name="ce34" table:formula="of:=IF(ISBLANK([$Result.B239]);&quot;&quot;; [$Result.B239])">
            <text:p/>
          </table:table-cell>
          <table:table-cell table:content-validation-name="val1"/>
          <table:table-cell/>
        </table:table-row>
        <table:table-row table:style-name="ro6">
          <table:table-cell table:style-name="ce33" table:formula="of:=IF(ISBLANK([$Result.A240]);&quot;&quot;; [$Result.A240])">
            <text:p/>
          </table:table-cell>
          <table:table-cell table:style-name="ce34" table:formula="of:=IF(ISBLANK([$Result.B240]);&quot;&quot;; [$Result.B240])">
            <text:p/>
          </table:table-cell>
          <table:table-cell table:content-validation-name="val1"/>
          <table:table-cell/>
        </table:table-row>
        <table:table-row table:style-name="ro6">
          <table:table-cell table:style-name="ce33" table:formula="of:=IF(ISBLANK([$Result.A241]);&quot;&quot;; [$Result.A241])">
            <text:p/>
          </table:table-cell>
          <table:table-cell table:style-name="ce34" table:formula="of:=IF(ISBLANK([$Result.B241]);&quot;&quot;; [$Result.B241])">
            <text:p/>
          </table:table-cell>
          <table:table-cell table:content-validation-name="val1"/>
          <table:table-cell/>
        </table:table-row>
        <table:table-row table:style-name="ro6">
          <table:table-cell table:style-name="ce33" table:formula="of:=IF(ISBLANK([$Result.A242]);&quot;&quot;; [$Result.A242])">
            <text:p/>
          </table:table-cell>
          <table:table-cell table:style-name="ce34" table:formula="of:=IF(ISBLANK([$Result.B242]);&quot;&quot;; [$Result.B242])">
            <text:p/>
          </table:table-cell>
          <table:table-cell table:content-validation-name="val1"/>
          <table:table-cell/>
        </table:table-row>
        <table:table-row table:style-name="ro6">
          <table:table-cell table:style-name="ce33" table:formula="of:=IF(ISBLANK([$Result.A243]);&quot;&quot;; [$Result.A243])">
            <text:p/>
          </table:table-cell>
          <table:table-cell table:style-name="ce34" table:formula="of:=IF(ISBLANK([$Result.B243]);&quot;&quot;; [$Result.B243])">
            <text:p/>
          </table:table-cell>
          <table:table-cell table:content-validation-name="val1"/>
          <table:table-cell/>
        </table:table-row>
        <table:table-row table:style-name="ro6">
          <table:table-cell table:style-name="ce33" table:formula="of:=IF(ISBLANK([$Result.A244]);&quot;&quot;; [$Result.A244])">
            <text:p/>
          </table:table-cell>
          <table:table-cell table:style-name="ce34" table:formula="of:=IF(ISBLANK([$Result.B244]);&quot;&quot;; [$Result.B244])">
            <text:p/>
          </table:table-cell>
          <table:table-cell table:content-validation-name="val1"/>
          <table:table-cell/>
        </table:table-row>
        <table:table-row table:style-name="ro6">
          <table:table-cell table:style-name="ce33" table:formula="of:=IF(ISBLANK([$Result.A245]);&quot;&quot;; [$Result.A245])">
            <text:p/>
          </table:table-cell>
          <table:table-cell table:style-name="ce34" table:formula="of:=IF(ISBLANK([$Result.B245]);&quot;&quot;; [$Result.B245])">
            <text:p/>
          </table:table-cell>
          <table:table-cell table:content-validation-name="val1"/>
          <table:table-cell/>
        </table:table-row>
        <table:table-row table:style-name="ro6">
          <table:table-cell table:style-name="ce33" table:formula="of:=IF(ISBLANK([$Result.A246]);&quot;&quot;; [$Result.A246])">
            <text:p/>
          </table:table-cell>
          <table:table-cell table:style-name="ce34" table:formula="of:=IF(ISBLANK([$Result.B246]);&quot;&quot;; [$Result.B246])">
            <text:p/>
          </table:table-cell>
          <table:table-cell table:content-validation-name="val1"/>
          <table:table-cell/>
        </table:table-row>
        <table:table-row table:style-name="ro6">
          <table:table-cell table:style-name="ce33" table:formula="of:=IF(ISBLANK([$Result.A247]);&quot;&quot;; [$Result.A247])">
            <text:p/>
          </table:table-cell>
          <table:table-cell table:style-name="ce34" table:formula="of:=IF(ISBLANK([$Result.B247]);&quot;&quot;; [$Result.B247])">
            <text:p/>
          </table:table-cell>
          <table:table-cell table:content-validation-name="val1"/>
          <table:table-cell/>
        </table:table-row>
        <table:table-row table:style-name="ro6">
          <table:table-cell table:style-name="ce33" table:formula="of:=IF(ISBLANK([$Result.A248]);&quot;&quot;; [$Result.A248])">
            <text:p/>
          </table:table-cell>
          <table:table-cell table:style-name="ce34" table:formula="of:=IF(ISBLANK([$Result.B248]);&quot;&quot;; [$Result.B248])">
            <text:p/>
          </table:table-cell>
          <table:table-cell table:content-validation-name="val1"/>
          <table:table-cell/>
        </table:table-row>
        <table:table-row table:style-name="ro6">
          <table:table-cell table:style-name="ce33" table:formula="of:=IF(ISBLANK([$Result.A249]);&quot;&quot;; [$Result.A249])">
            <text:p/>
          </table:table-cell>
          <table:table-cell table:style-name="ce34" table:formula="of:=IF(ISBLANK([$Result.B249]);&quot;&quot;; [$Result.B249])">
            <text:p/>
          </table:table-cell>
          <table:table-cell table:content-validation-name="val1"/>
          <table:table-cell/>
        </table:table-row>
        <table:table-row table:style-name="ro6">
          <table:table-cell table:style-name="ce33" table:formula="of:=IF(ISBLANK([$Result.A250]);&quot;&quot;; [$Result.A250])">
            <text:p/>
          </table:table-cell>
          <table:table-cell table:style-name="ce34" table:formula="of:=IF(ISBLANK([$Result.B250]);&quot;&quot;; [$Result.B250])">
            <text:p/>
          </table:table-cell>
          <table:table-cell table:content-validation-name="val1"/>
          <table:table-cell/>
        </table:table-row>
        <table:table-row table:style-name="ro6">
          <table:table-cell table:style-name="ce33" table:formula="of:=IF(ISBLANK([$Result.A251]);&quot;&quot;; [$Result.A251])">
            <text:p/>
          </table:table-cell>
          <table:table-cell table:style-name="ce34" table:formula="of:=IF(ISBLANK([$Result.B251]);&quot;&quot;; [$Result.B251])">
            <text:p/>
          </table:table-cell>
          <table:table-cell table:content-validation-name="val1"/>
          <table:table-cell/>
        </table:table-row>
        <table:table-row table:style-name="ro6">
          <table:table-cell table:style-name="ce33" table:formula="of:=IF(ISBLANK([$Result.A252]);&quot;&quot;; [$Result.A252])">
            <text:p/>
          </table:table-cell>
          <table:table-cell table:style-name="ce34" table:formula="of:=IF(ISBLANK([$Result.B252]);&quot;&quot;; [$Result.B252])">
            <text:p/>
          </table:table-cell>
          <table:table-cell table:content-validation-name="val1"/>
          <table:table-cell/>
        </table:table-row>
        <table:table-row table:style-name="ro6">
          <table:table-cell table:style-name="ce33" table:formula="of:=IF(ISBLANK([$Result.A253]);&quot;&quot;; [$Result.A253])">
            <text:p/>
          </table:table-cell>
          <table:table-cell table:style-name="ce34" table:formula="of:=IF(ISBLANK([$Result.B253]);&quot;&quot;; [$Result.B253])">
            <text:p/>
          </table:table-cell>
          <table:table-cell table:content-validation-name="val1"/>
          <table:table-cell/>
        </table:table-row>
        <table:table-row table:style-name="ro6">
          <table:table-cell table:style-name="ce33" table:formula="of:=IF(ISBLANK([$Result.A254]);&quot;&quot;; [$Result.A254])">
            <text:p/>
          </table:table-cell>
          <table:table-cell table:style-name="ce34" table:formula="of:=IF(ISBLANK([$Result.B254]);&quot;&quot;; [$Result.B254])">
            <text:p/>
          </table:table-cell>
          <table:table-cell table:content-validation-name="val1"/>
          <table:table-cell/>
        </table:table-row>
        <table:table-row table:style-name="ro6">
          <table:table-cell table:style-name="ce33" table:formula="of:=IF(ISBLANK([$Result.A255]);&quot;&quot;; [$Result.A255])">
            <text:p/>
          </table:table-cell>
          <table:table-cell table:style-name="ce34" table:formula="of:=IF(ISBLANK([$Result.B255]);&quot;&quot;; [$Result.B255])">
            <text:p/>
          </table:table-cell>
          <table:table-cell table:content-validation-name="val1"/>
          <table:table-cell/>
        </table:table-row>
        <table:table-row table:style-name="ro6">
          <table:table-cell table:style-name="ce33" table:formula="of:=IF(ISBLANK([$Result.A256]);&quot;&quot;; [$Result.A256])">
            <text:p/>
          </table:table-cell>
          <table:table-cell table:style-name="ce34" table:formula="of:=IF(ISBLANK([$Result.B256]);&quot;&quot;; [$Result.B256])">
            <text:p/>
          </table:table-cell>
          <table:table-cell table:content-validation-name="val1"/>
          <table:table-cell/>
        </table:table-row>
        <table:table-row table:style-name="ro6">
          <table:table-cell table:style-name="ce33" table:formula="of:=IF(ISBLANK([$Result.A257]);&quot;&quot;; [$Result.A257])">
            <text:p/>
          </table:table-cell>
          <table:table-cell table:style-name="ce34" table:formula="of:=IF(ISBLANK([$Result.B257]);&quot;&quot;; [$Result.B257])">
            <text:p/>
          </table:table-cell>
          <table:table-cell table:content-validation-name="val1"/>
          <table:table-cell/>
        </table:table-row>
        <table:table-row table:style-name="ro6">
          <table:table-cell table:style-name="ce33" table:formula="of:=IF(ISBLANK([$Result.A258]);&quot;&quot;; [$Result.A258])">
            <text:p/>
          </table:table-cell>
          <table:table-cell table:style-name="ce34" table:formula="of:=IF(ISBLANK([$Result.B258]);&quot;&quot;; [$Result.B258])">
            <text:p/>
          </table:table-cell>
          <table:table-cell table:content-validation-name="val1"/>
          <table:table-cell/>
        </table:table-row>
        <table:table-row table:style-name="ro6">
          <table:table-cell table:style-name="ce33" table:formula="of:=IF(ISBLANK([$Result.A259]);&quot;&quot;; [$Result.A259])">
            <text:p/>
          </table:table-cell>
          <table:table-cell table:style-name="ce34" table:formula="of:=IF(ISBLANK([$Result.B259]);&quot;&quot;; [$Result.B259])">
            <text:p/>
          </table:table-cell>
          <table:table-cell table:content-validation-name="val1"/>
          <table:table-cell/>
        </table:table-row>
        <table:table-row table:style-name="ro6">
          <table:table-cell table:style-name="ce33" table:formula="of:=IF(ISBLANK([$Result.A260]);&quot;&quot;; [$Result.A260])">
            <text:p/>
          </table:table-cell>
          <table:table-cell table:style-name="ce34" table:formula="of:=IF(ISBLANK([$Result.B260]);&quot;&quot;; [$Result.B260])">
            <text:p/>
          </table:table-cell>
          <table:table-cell table:content-validation-name="val1"/>
          <table:table-cell/>
        </table:table-row>
        <table:table-row table:style-name="ro6">
          <table:table-cell table:style-name="ce33" table:formula="of:=IF(ISBLANK([$Result.A261]);&quot;&quot;; [$Result.A261])">
            <text:p/>
          </table:table-cell>
          <table:table-cell table:style-name="ce34" table:formula="of:=IF(ISBLANK([$Result.B261]);&quot;&quot;; [$Result.B261])">
            <text:p/>
          </table:table-cell>
          <table:table-cell table:content-validation-name="val1"/>
          <table:table-cell/>
        </table:table-row>
        <table:table-row table:style-name="ro6">
          <table:table-cell table:style-name="ce33" table:formula="of:=IF(ISBLANK([$Result.A262]);&quot;&quot;; [$Result.A262])">
            <text:p/>
          </table:table-cell>
          <table:table-cell table:style-name="ce34" table:formula="of:=IF(ISBLANK([$Result.B262]);&quot;&quot;; [$Result.B262])">
            <text:p/>
          </table:table-cell>
          <table:table-cell table:content-validation-name="val1"/>
          <table:table-cell/>
        </table:table-row>
        <table:table-row table:style-name="ro6">
          <table:table-cell table:style-name="ce33" table:formula="of:=IF(ISBLANK([$Result.A263]);&quot;&quot;; [$Result.A263])">
            <text:p/>
          </table:table-cell>
          <table:table-cell table:style-name="ce34" table:formula="of:=IF(ISBLANK([$Result.B263]);&quot;&quot;; [$Result.B263])">
            <text:p/>
          </table:table-cell>
          <table:table-cell table:content-validation-name="val1"/>
          <table:table-cell/>
        </table:table-row>
        <table:table-row table:style-name="ro6">
          <table:table-cell table:style-name="ce33" table:formula="of:=IF(ISBLANK([$Result.A264]);&quot;&quot;; [$Result.A264])">
            <text:p/>
          </table:table-cell>
          <table:table-cell table:style-name="ce34" table:formula="of:=IF(ISBLANK([$Result.B264]);&quot;&quot;; [$Result.B264])">
            <text:p/>
          </table:table-cell>
          <table:table-cell table:content-validation-name="val1"/>
          <table:table-cell/>
        </table:table-row>
        <table:table-row table:style-name="ro6">
          <table:table-cell table:style-name="ce33" table:formula="of:=IF(ISBLANK([$Result.A265]);&quot;&quot;; [$Result.A265])">
            <text:p/>
          </table:table-cell>
          <table:table-cell table:style-name="ce34" table:formula="of:=IF(ISBLANK([$Result.B265]);&quot;&quot;; [$Result.B265])">
            <text:p/>
          </table:table-cell>
          <table:table-cell table:content-validation-name="val1"/>
          <table:table-cell/>
        </table:table-row>
        <table:table-row table:style-name="ro6">
          <table:table-cell table:style-name="ce33" table:formula="of:=IF(ISBLANK([$Result.A266]);&quot;&quot;; [$Result.A266])">
            <text:p/>
          </table:table-cell>
          <table:table-cell table:style-name="ce34" table:formula="of:=IF(ISBLANK([$Result.B266]);&quot;&quot;; [$Result.B266])">
            <text:p/>
          </table:table-cell>
          <table:table-cell table:content-validation-name="val1"/>
          <table:table-cell/>
        </table:table-row>
        <table:table-row table:style-name="ro6">
          <table:table-cell table:style-name="ce33" table:formula="of:=IF(ISBLANK([$Result.A267]);&quot;&quot;; [$Result.A267])">
            <text:p/>
          </table:table-cell>
          <table:table-cell table:style-name="ce34" table:formula="of:=IF(ISBLANK([$Result.B267]);&quot;&quot;; [$Result.B267])">
            <text:p/>
          </table:table-cell>
          <table:table-cell table:content-validation-name="val1"/>
          <table:table-cell/>
        </table:table-row>
        <table:table-row table:style-name="ro6">
          <table:table-cell table:style-name="ce33" table:formula="of:=IF(ISBLANK([$Result.A268]);&quot;&quot;; [$Result.A268])">
            <text:p/>
          </table:table-cell>
          <table:table-cell table:style-name="ce34" table:formula="of:=IF(ISBLANK([$Result.B268]);&quot;&quot;; [$Result.B268])">
            <text:p/>
          </table:table-cell>
          <table:table-cell table:content-validation-name="val1"/>
          <table:table-cell/>
        </table:table-row>
        <table:table-row table:style-name="ro6">
          <table:table-cell table:style-name="ce33" table:formula="of:=IF(ISBLANK([$Result.A269]);&quot;&quot;; [$Result.A269])">
            <text:p/>
          </table:table-cell>
          <table:table-cell table:style-name="ce34" table:formula="of:=IF(ISBLANK([$Result.B269]);&quot;&quot;; [$Result.B269])">
            <text:p/>
          </table:table-cell>
          <table:table-cell table:content-validation-name="val1"/>
          <table:table-cell/>
        </table:table-row>
        <table:table-row table:style-name="ro6">
          <table:table-cell table:style-name="ce33" table:formula="of:=IF(ISBLANK([$Result.A270]);&quot;&quot;; [$Result.A270])">
            <text:p/>
          </table:table-cell>
          <table:table-cell table:style-name="ce34" table:formula="of:=IF(ISBLANK([$Result.B270]);&quot;&quot;; [$Result.B270])">
            <text:p/>
          </table:table-cell>
          <table:table-cell table:content-validation-name="val1"/>
          <table:table-cell/>
        </table:table-row>
        <table:table-row table:style-name="ro6">
          <table:table-cell table:style-name="ce33" table:formula="of:=IF(ISBLANK([$Result.A271]);&quot;&quot;; [$Result.A271])">
            <text:p/>
          </table:table-cell>
          <table:table-cell table:style-name="ce34" table:formula="of:=IF(ISBLANK([$Result.B271]);&quot;&quot;; [$Result.B271])">
            <text:p/>
          </table:table-cell>
          <table:table-cell table:content-validation-name="val1"/>
          <table:table-cell/>
        </table:table-row>
        <table:table-row table:style-name="ro6">
          <table:table-cell table:style-name="ce33" table:formula="of:=IF(ISBLANK([$Result.A272]);&quot;&quot;; [$Result.A272])">
            <text:p/>
          </table:table-cell>
          <table:table-cell table:style-name="ce34" table:formula="of:=IF(ISBLANK([$Result.B272]);&quot;&quot;; [$Result.B272])">
            <text:p/>
          </table:table-cell>
          <table:table-cell table:content-validation-name="val1"/>
          <table:table-cell/>
        </table:table-row>
        <table:table-row table:style-name="ro6">
          <table:table-cell table:style-name="ce33" table:formula="of:=IF(ISBLANK([$Result.A273]);&quot;&quot;; [$Result.A273])">
            <text:p/>
          </table:table-cell>
          <table:table-cell table:style-name="ce34" table:formula="of:=IF(ISBLANK([$Result.B273]);&quot;&quot;; [$Result.B273])">
            <text:p/>
          </table:table-cell>
          <table:table-cell table:content-validation-name="val1"/>
          <table:table-cell/>
        </table:table-row>
        <table:table-row table:style-name="ro6">
          <table:table-cell table:style-name="ce33" table:formula="of:=IF(ISBLANK([$Result.A274]);&quot;&quot;; [$Result.A274])">
            <text:p/>
          </table:table-cell>
          <table:table-cell table:style-name="ce34" table:formula="of:=IF(ISBLANK([$Result.B274]);&quot;&quot;; [$Result.B274])">
            <text:p/>
          </table:table-cell>
          <table:table-cell table:content-validation-name="val1"/>
          <table:table-cell/>
        </table:table-row>
        <table:table-row table:style-name="ro6">
          <table:table-cell table:style-name="ce33" table:formula="of:=IF(ISBLANK([$Result.A275]);&quot;&quot;; [$Result.A275])">
            <text:p/>
          </table:table-cell>
          <table:table-cell table:style-name="ce34" table:formula="of:=IF(ISBLANK([$Result.B275]);&quot;&quot;; [$Result.B275])">
            <text:p/>
          </table:table-cell>
          <table:table-cell table:content-validation-name="val1"/>
          <table:table-cell/>
        </table:table-row>
        <table:table-row table:style-name="ro6">
          <table:table-cell table:style-name="ce33" table:formula="of:=IF(ISBLANK([$Result.A276]);&quot;&quot;; [$Result.A276])">
            <text:p/>
          </table:table-cell>
          <table:table-cell table:style-name="ce34" table:formula="of:=IF(ISBLANK([$Result.B276]);&quot;&quot;; [$Result.B276])">
            <text:p/>
          </table:table-cell>
          <table:table-cell table:content-validation-name="val1"/>
          <table:table-cell/>
        </table:table-row>
        <table:table-row table:style-name="ro6">
          <table:table-cell table:style-name="ce33" table:formula="of:=IF(ISBLANK([$Result.A277]);&quot;&quot;; [$Result.A277])">
            <text:p/>
          </table:table-cell>
          <table:table-cell table:style-name="ce34" table:formula="of:=IF(ISBLANK([$Result.B277]);&quot;&quot;; [$Result.B277])">
            <text:p/>
          </table:table-cell>
          <table:table-cell table:content-validation-name="val1"/>
          <table:table-cell/>
        </table:table-row>
        <table:table-row table:style-name="ro6">
          <table:table-cell table:style-name="ce33" table:formula="of:=IF(ISBLANK([$Result.A278]);&quot;&quot;; [$Result.A278])">
            <text:p/>
          </table:table-cell>
          <table:table-cell table:style-name="ce34" table:formula="of:=IF(ISBLANK([$Result.B278]);&quot;&quot;; [$Result.B278])">
            <text:p/>
          </table:table-cell>
          <table:table-cell table:content-validation-name="val1"/>
          <table:table-cell/>
        </table:table-row>
        <table:table-row table:style-name="ro6">
          <table:table-cell table:style-name="ce33" table:formula="of:=IF(ISBLANK([$Result.A279]);&quot;&quot;; [$Result.A279])">
            <text:p/>
          </table:table-cell>
          <table:table-cell table:style-name="ce34" table:formula="of:=IF(ISBLANK([$Result.B279]);&quot;&quot;; [$Result.B279])">
            <text:p/>
          </table:table-cell>
          <table:table-cell table:content-validation-name="val1"/>
          <table:table-cell/>
        </table:table-row>
        <table:table-row table:style-name="ro6">
          <table:table-cell table:style-name="ce33" table:formula="of:=IF(ISBLANK([$Result.A280]);&quot;&quot;; [$Result.A280])">
            <text:p/>
          </table:table-cell>
          <table:table-cell table:style-name="ce34" table:formula="of:=IF(ISBLANK([$Result.B280]);&quot;&quot;; [$Result.B280])">
            <text:p/>
          </table:table-cell>
          <table:table-cell table:content-validation-name="val1"/>
          <table:table-cell/>
        </table:table-row>
        <table:table-row table:style-name="ro6">
          <table:table-cell table:style-name="ce33" table:formula="of:=IF(ISBLANK([$Result.A281]);&quot;&quot;; [$Result.A281])">
            <text:p/>
          </table:table-cell>
          <table:table-cell table:style-name="ce34" table:formula="of:=IF(ISBLANK([$Result.B281]);&quot;&quot;; [$Result.B281])">
            <text:p/>
          </table:table-cell>
          <table:table-cell table:content-validation-name="val1"/>
          <table:table-cell/>
        </table:table-row>
        <table:table-row table:style-name="ro6">
          <table:table-cell table:style-name="ce33" table:formula="of:=IF(ISBLANK([$Result.A282]);&quot;&quot;; [$Result.A282])">
            <text:p/>
          </table:table-cell>
          <table:table-cell table:style-name="ce34" table:formula="of:=IF(ISBLANK([$Result.B282]);&quot;&quot;; [$Result.B282])">
            <text:p/>
          </table:table-cell>
          <table:table-cell table:content-validation-name="val1"/>
          <table:table-cell/>
        </table:table-row>
        <table:table-row table:style-name="ro6">
          <table:table-cell table:style-name="ce33" table:formula="of:=IF(ISBLANK([$Result.A283]);&quot;&quot;; [$Result.A283])">
            <text:p/>
          </table:table-cell>
          <table:table-cell table:style-name="ce34" table:formula="of:=IF(ISBLANK([$Result.B283]);&quot;&quot;; [$Result.B283])">
            <text:p/>
          </table:table-cell>
          <table:table-cell table:content-validation-name="val1"/>
          <table:table-cell/>
        </table:table-row>
        <table:table-row table:style-name="ro6">
          <table:table-cell table:style-name="ce33" table:formula="of:=IF(ISBLANK([$Result.A284]);&quot;&quot;; [$Result.A284])">
            <text:p/>
          </table:table-cell>
          <table:table-cell table:style-name="ce34" table:formula="of:=IF(ISBLANK([$Result.B284]);&quot;&quot;; [$Result.B284])">
            <text:p/>
          </table:table-cell>
          <table:table-cell table:content-validation-name="val1"/>
          <table:table-cell/>
        </table:table-row>
        <table:table-row table:style-name="ro6">
          <table:table-cell table:style-name="ce33" table:formula="of:=IF(ISBLANK([$Result.A285]);&quot;&quot;; [$Result.A285])">
            <text:p/>
          </table:table-cell>
          <table:table-cell table:style-name="ce34" table:formula="of:=IF(ISBLANK([$Result.B285]);&quot;&quot;; [$Result.B285])">
            <text:p/>
          </table:table-cell>
          <table:table-cell table:content-validation-name="val1"/>
          <table:table-cell/>
        </table:table-row>
        <table:table-row table:style-name="ro6">
          <table:table-cell table:style-name="ce33" table:formula="of:=IF(ISBLANK([$Result.A286]);&quot;&quot;; [$Result.A286])">
            <text:p/>
          </table:table-cell>
          <table:table-cell table:style-name="ce34" table:formula="of:=IF(ISBLANK([$Result.B286]);&quot;&quot;; [$Result.B286])">
            <text:p/>
          </table:table-cell>
          <table:table-cell table:content-validation-name="val1"/>
          <table:table-cell/>
        </table:table-row>
        <table:table-row table:style-name="ro6">
          <table:table-cell table:style-name="ce33" table:formula="of:=IF(ISBLANK([$Result.A287]);&quot;&quot;; [$Result.A287])">
            <text:p/>
          </table:table-cell>
          <table:table-cell table:style-name="ce34" table:formula="of:=IF(ISBLANK([$Result.B287]);&quot;&quot;; [$Result.B287])">
            <text:p/>
          </table:table-cell>
          <table:table-cell table:content-validation-name="val1"/>
          <table:table-cell/>
        </table:table-row>
        <table:table-row table:style-name="ro6">
          <table:table-cell table:style-name="ce33" table:formula="of:=IF(ISBLANK([$Result.A288]);&quot;&quot;; [$Result.A288])">
            <text:p/>
          </table:table-cell>
          <table:table-cell table:style-name="ce34" table:formula="of:=IF(ISBLANK([$Result.B288]);&quot;&quot;; [$Result.B288])">
            <text:p/>
          </table:table-cell>
          <table:table-cell table:content-validation-name="val1"/>
          <table:table-cell/>
        </table:table-row>
        <table:table-row table:style-name="ro6">
          <table:table-cell table:style-name="ce33" table:formula="of:=IF(ISBLANK([$Result.A289]);&quot;&quot;; [$Result.A289])">
            <text:p/>
          </table:table-cell>
          <table:table-cell table:style-name="ce34" table:formula="of:=IF(ISBLANK([$Result.B289]);&quot;&quot;; [$Result.B289])">
            <text:p/>
          </table:table-cell>
          <table:table-cell table:content-validation-name="val1"/>
          <table:table-cell/>
        </table:table-row>
        <table:table-row table:style-name="ro6">
          <table:table-cell table:style-name="ce33" table:formula="of:=IF(ISBLANK([$Result.A290]);&quot;&quot;; [$Result.A290])">
            <text:p/>
          </table:table-cell>
          <table:table-cell table:style-name="ce34" table:formula="of:=IF(ISBLANK([$Result.B290]);&quot;&quot;; [$Result.B290])">
            <text:p/>
          </table:table-cell>
          <table:table-cell table:content-validation-name="val1"/>
          <table:table-cell/>
        </table:table-row>
        <table:table-row table:style-name="ro6">
          <table:table-cell table:style-name="ce33" table:formula="of:=IF(ISBLANK([$Result.A291]);&quot;&quot;; [$Result.A291])">
            <text:p/>
          </table:table-cell>
          <table:table-cell table:style-name="ce34" table:formula="of:=IF(ISBLANK([$Result.B291]);&quot;&quot;; [$Result.B291])">
            <text:p/>
          </table:table-cell>
          <table:table-cell table:content-validation-name="val1"/>
          <table:table-cell/>
        </table:table-row>
        <table:table-row table:style-name="ro6">
          <table:table-cell table:style-name="ce33" table:formula="of:=IF(ISBLANK([$Result.A292]);&quot;&quot;; [$Result.A292])">
            <text:p/>
          </table:table-cell>
          <table:table-cell table:style-name="ce34" table:formula="of:=IF(ISBLANK([$Result.B292]);&quot;&quot;; [$Result.B292])">
            <text:p/>
          </table:table-cell>
          <table:table-cell table:content-validation-name="val1"/>
          <table:table-cell/>
        </table:table-row>
        <table:table-row table:style-name="ro6">
          <table:table-cell table:style-name="ce33" table:formula="of:=IF(ISBLANK([$Result.A293]);&quot;&quot;; [$Result.A293])">
            <text:p/>
          </table:table-cell>
          <table:table-cell table:style-name="ce34" table:formula="of:=IF(ISBLANK([$Result.B293]);&quot;&quot;; [$Result.B293])">
            <text:p/>
          </table:table-cell>
          <table:table-cell table:content-validation-name="val1"/>
          <table:table-cell/>
        </table:table-row>
        <table:table-row table:style-name="ro6">
          <table:table-cell table:style-name="ce33" table:formula="of:=IF(ISBLANK([$Result.A294]);&quot;&quot;; [$Result.A294])">
            <text:p/>
          </table:table-cell>
          <table:table-cell table:style-name="ce34" table:formula="of:=IF(ISBLANK([$Result.B294]);&quot;&quot;; [$Result.B294])">
            <text:p/>
          </table:table-cell>
          <table:table-cell table:content-validation-name="val1"/>
          <table:table-cell/>
        </table:table-row>
        <table:table-row table:style-name="ro6">
          <table:table-cell table:style-name="ce33" table:formula="of:=IF(ISBLANK([$Result.A295]);&quot;&quot;; [$Result.A295])">
            <text:p/>
          </table:table-cell>
          <table:table-cell table:style-name="ce34" table:formula="of:=IF(ISBLANK([$Result.B295]);&quot;&quot;; [$Result.B295])">
            <text:p/>
          </table:table-cell>
          <table:table-cell table:content-validation-name="val1"/>
          <table:table-cell/>
        </table:table-row>
        <table:table-row table:style-name="ro6">
          <table:table-cell table:style-name="ce33" table:formula="of:=IF(ISBLANK([$Result.A296]);&quot;&quot;; [$Result.A296])">
            <text:p/>
          </table:table-cell>
          <table:table-cell table:style-name="ce34" table:formula="of:=IF(ISBLANK([$Result.B296]);&quot;&quot;; [$Result.B296])">
            <text:p/>
          </table:table-cell>
          <table:table-cell table:content-validation-name="val1"/>
          <table:table-cell/>
        </table:table-row>
        <table:table-row table:style-name="ro6">
          <table:table-cell table:style-name="ce33" table:formula="of:=IF(ISBLANK([$Result.A297]);&quot;&quot;; [$Result.A297])">
            <text:p/>
          </table:table-cell>
          <table:table-cell table:style-name="ce34" table:formula="of:=IF(ISBLANK([$Result.B297]);&quot;&quot;; [$Result.B297])">
            <text:p/>
          </table:table-cell>
          <table:table-cell table:content-validation-name="val1"/>
          <table:table-cell/>
        </table:table-row>
        <table:table-row table:style-name="ro6">
          <table:table-cell table:style-name="ce33" table:formula="of:=IF(ISBLANK([$Result.A298]);&quot;&quot;; [$Result.A298])">
            <text:p/>
          </table:table-cell>
          <table:table-cell table:style-name="ce34" table:formula="of:=IF(ISBLANK([$Result.B298]);&quot;&quot;; [$Result.B298])">
            <text:p/>
          </table:table-cell>
          <table:table-cell table:content-validation-name="val1"/>
          <table:table-cell/>
        </table:table-row>
        <table:table-row table:style-name="ro6">
          <table:table-cell table:style-name="ce33" table:formula="of:=IF(ISBLANK([$Result.A299]);&quot;&quot;; [$Result.A299])">
            <text:p/>
          </table:table-cell>
          <table:table-cell table:style-name="ce34" table:formula="of:=IF(ISBLANK([$Result.B299]);&quot;&quot;; [$Result.B299])">
            <text:p/>
          </table:table-cell>
          <table:table-cell table:content-validation-name="val1"/>
          <table:table-cell/>
        </table:table-row>
        <table:table-row table:style-name="ro6">
          <table:table-cell table:style-name="ce33" table:formula="of:=IF(ISBLANK([$Result.A300]);&quot;&quot;; [$Result.A300])">
            <text:p/>
          </table:table-cell>
          <table:table-cell table:style-name="ce34" table:formula="of:=IF(ISBLANK([$Result.B300]);&quot;&quot;; [$Result.B300])">
            <text:p/>
          </table:table-cell>
          <table:table-cell table:content-validation-name="val1"/>
          <table:table-cell/>
        </table:table-row>
        <table:table-row table:style-name="ro6">
          <table:table-cell table:style-name="ce33" table:formula="of:=IF(ISBLANK([$Result.A301]);&quot;&quot;; [$Result.A301])">
            <text:p/>
          </table:table-cell>
          <table:table-cell table:style-name="ce34" table:formula="of:=IF(ISBLANK([$Result.B301]);&quot;&quot;; [$Result.B301])">
            <text:p/>
          </table:table-cell>
          <table:table-cell table:content-validation-name="val1"/>
          <table:table-cell/>
        </table:table-row>
        <table:table-row table:style-name="ro6">
          <table:table-cell table:style-name="ce33" table:formula="of:=IF(ISBLANK([$Result.A302]);&quot;&quot;; [$Result.A302])">
            <text:p/>
          </table:table-cell>
          <table:table-cell table:style-name="ce34" table:formula="of:=IF(ISBLANK([$Result.B302]);&quot;&quot;; [$Result.B302])">
            <text:p/>
          </table:table-cell>
          <table:table-cell table:content-validation-name="val1"/>
          <table:table-cell/>
        </table:table-row>
        <table:table-row table:style-name="ro6">
          <table:table-cell table:style-name="ce33" table:formula="of:=IF(ISBLANK([$Result.A303]);&quot;&quot;; [$Result.A303])">
            <text:p/>
          </table:table-cell>
          <table:table-cell table:style-name="ce34" table:formula="of:=IF(ISBLANK([$Result.B303]);&quot;&quot;; [$Result.B303])">
            <text:p/>
          </table:table-cell>
          <table:table-cell table:content-validation-name="val1"/>
          <table:table-cell/>
        </table:table-row>
        <table:table-row table:style-name="ro6">
          <table:table-cell table:style-name="ce33" table:formula="of:=IF(ISBLANK([$Result.A304]);&quot;&quot;; [$Result.A304])">
            <text:p/>
          </table:table-cell>
          <table:table-cell table:style-name="ce34" table:formula="of:=IF(ISBLANK([$Result.B304]);&quot;&quot;; [$Result.B304])">
            <text:p/>
          </table:table-cell>
          <table:table-cell table:content-validation-name="val1"/>
          <table:table-cell/>
        </table:table-row>
        <table:table-row table:style-name="ro6">
          <table:table-cell table:style-name="ce33" table:formula="of:=IF(ISBLANK([$Result.A305]);&quot;&quot;; [$Result.A305])">
            <text:p/>
          </table:table-cell>
          <table:table-cell table:style-name="ce34" table:formula="of:=IF(ISBLANK([$Result.B305]);&quot;&quot;; [$Result.B305])">
            <text:p/>
          </table:table-cell>
          <table:table-cell table:content-validation-name="val1"/>
          <table:table-cell/>
        </table:table-row>
        <table:table-row table:style-name="ro6">
          <table:table-cell table:style-name="ce33" table:formula="of:=IF(ISBLANK([$Result.A306]);&quot;&quot;; [$Result.A306])">
            <text:p/>
          </table:table-cell>
          <table:table-cell table:style-name="ce34" table:formula="of:=IF(ISBLANK([$Result.B306]);&quot;&quot;; [$Result.B306])">
            <text:p/>
          </table:table-cell>
          <table:table-cell table:content-validation-name="val1"/>
          <table:table-cell/>
        </table:table-row>
        <table:table-row table:style-name="ro6">
          <table:table-cell table:style-name="ce33" table:formula="of:=IF(ISBLANK([$Result.A307]);&quot;&quot;; [$Result.A307])">
            <text:p/>
          </table:table-cell>
          <table:table-cell table:style-name="ce34" table:formula="of:=IF(ISBLANK([$Result.B307]);&quot;&quot;; [$Result.B307])">
            <text:p/>
          </table:table-cell>
          <table:table-cell table:content-validation-name="val1"/>
          <table:table-cell/>
        </table:table-row>
        <table:table-row table:style-name="ro6">
          <table:table-cell table:style-name="ce33" table:formula="of:=IF(ISBLANK([$Result.A308]);&quot;&quot;; [$Result.A308])">
            <text:p/>
          </table:table-cell>
          <table:table-cell table:style-name="ce34" table:formula="of:=IF(ISBLANK([$Result.B308]);&quot;&quot;; [$Result.B308])">
            <text:p/>
          </table:table-cell>
          <table:table-cell table:content-validation-name="val1"/>
          <table:table-cell/>
        </table:table-row>
        <table:table-row table:style-name="ro6">
          <table:table-cell table:style-name="ce33" table:formula="of:=IF(ISBLANK([$Result.A309]);&quot;&quot;; [$Result.A309])">
            <text:p/>
          </table:table-cell>
          <table:table-cell table:style-name="ce34" table:formula="of:=IF(ISBLANK([$Result.B309]);&quot;&quot;; [$Result.B309])">
            <text:p/>
          </table:table-cell>
          <table:table-cell table:content-validation-name="val1"/>
          <table:table-cell/>
        </table:table-row>
        <table:table-row table:style-name="ro6">
          <table:table-cell table:style-name="ce33" table:formula="of:=IF(ISBLANK([$Result.A310]);&quot;&quot;; [$Result.A310])">
            <text:p/>
          </table:table-cell>
          <table:table-cell table:style-name="ce34" table:formula="of:=IF(ISBLANK([$Result.B310]);&quot;&quot;; [$Result.B310])">
            <text:p/>
          </table:table-cell>
          <table:table-cell table:content-validation-name="val1"/>
          <table:table-cell/>
        </table:table-row>
        <table:table-row table:style-name="ro6">
          <table:table-cell table:style-name="ce33" table:formula="of:=IF(ISBLANK([$Result.A311]);&quot;&quot;; [$Result.A311])">
            <text:p/>
          </table:table-cell>
          <table:table-cell table:style-name="ce34" table:formula="of:=IF(ISBLANK([$Result.B311]);&quot;&quot;; [$Result.B311])">
            <text:p/>
          </table:table-cell>
          <table:table-cell table:content-validation-name="val1"/>
          <table:table-cell/>
        </table:table-row>
        <table:table-row table:style-name="ro6">
          <table:table-cell table:style-name="ce33" table:formula="of:=IF(ISBLANK([$Result.A312]);&quot;&quot;; [$Result.A312])">
            <text:p/>
          </table:table-cell>
          <table:table-cell table:style-name="ce34" table:formula="of:=IF(ISBLANK([$Result.B312]);&quot;&quot;; [$Result.B312])">
            <text:p/>
          </table:table-cell>
          <table:table-cell table:content-validation-name="val1"/>
          <table:table-cell/>
        </table:table-row>
        <table:table-row table:style-name="ro6">
          <table:table-cell table:style-name="ce33" table:formula="of:=IF(ISBLANK([$Result.A313]);&quot;&quot;; [$Result.A313])">
            <text:p/>
          </table:table-cell>
          <table:table-cell table:style-name="ce34" table:formula="of:=IF(ISBLANK([$Result.B313]);&quot;&quot;; [$Result.B313])">
            <text:p/>
          </table:table-cell>
          <table:table-cell table:content-validation-name="val1"/>
          <table:table-cell/>
        </table:table-row>
        <table:table-row table:style-name="ro6">
          <table:table-cell table:style-name="ce33" table:formula="of:=IF(ISBLANK([$Result.A314]);&quot;&quot;; [$Result.A314])">
            <text:p/>
          </table:table-cell>
          <table:table-cell table:style-name="ce34" table:formula="of:=IF(ISBLANK([$Result.B314]);&quot;&quot;; [$Result.B314])">
            <text:p/>
          </table:table-cell>
          <table:table-cell table:content-validation-name="val1"/>
          <table:table-cell/>
        </table:table-row>
        <table:table-row table:style-name="ro6">
          <table:table-cell table:style-name="ce33" table:formula="of:=IF(ISBLANK([$Result.A315]);&quot;&quot;; [$Result.A315])">
            <text:p/>
          </table:table-cell>
          <table:table-cell table:style-name="ce34" table:formula="of:=IF(ISBLANK([$Result.B315]);&quot;&quot;; [$Result.B315])">
            <text:p/>
          </table:table-cell>
          <table:table-cell table:content-validation-name="val1"/>
          <table:table-cell/>
        </table:table-row>
        <table:table-row table:style-name="ro6">
          <table:table-cell table:style-name="ce33" table:formula="of:=IF(ISBLANK([$Result.A316]);&quot;&quot;; [$Result.A316])">
            <text:p/>
          </table:table-cell>
          <table:table-cell table:style-name="ce34" table:formula="of:=IF(ISBLANK([$Result.B316]);&quot;&quot;; [$Result.B316])">
            <text:p/>
          </table:table-cell>
          <table:table-cell table:content-validation-name="val1"/>
          <table:table-cell/>
        </table:table-row>
        <table:table-row table:style-name="ro6">
          <table:table-cell table:style-name="ce33" table:formula="of:=IF(ISBLANK([$Result.A317]);&quot;&quot;; [$Result.A317])">
            <text:p/>
          </table:table-cell>
          <table:table-cell table:style-name="ce34" table:formula="of:=IF(ISBLANK([$Result.B317]);&quot;&quot;; [$Result.B317])">
            <text:p/>
          </table:table-cell>
          <table:table-cell table:content-validation-name="val1"/>
          <table:table-cell/>
        </table:table-row>
        <table:table-row table:style-name="ro6">
          <table:table-cell table:style-name="ce33" table:formula="of:=IF(ISBLANK([$Result.A318]);&quot;&quot;; [$Result.A318])">
            <text:p/>
          </table:table-cell>
          <table:table-cell table:style-name="ce34" table:formula="of:=IF(ISBLANK([$Result.B318]);&quot;&quot;; [$Result.B318])">
            <text:p/>
          </table:table-cell>
          <table:table-cell table:content-validation-name="val1"/>
          <table:table-cell/>
        </table:table-row>
        <table:table-row table:style-name="ro6">
          <table:table-cell table:style-name="ce33" table:formula="of:=IF(ISBLANK([$Result.A319]);&quot;&quot;; [$Result.A319])">
            <text:p/>
          </table:table-cell>
          <table:table-cell table:style-name="ce34" table:formula="of:=IF(ISBLANK([$Result.B319]);&quot;&quot;; [$Result.B319])">
            <text:p/>
          </table:table-cell>
          <table:table-cell table:content-validation-name="val1"/>
          <table:table-cell/>
        </table:table-row>
        <table:table-row table:style-name="ro6">
          <table:table-cell table:style-name="ce33" table:formula="of:=IF(ISBLANK([$Result.A320]);&quot;&quot;; [$Result.A320])">
            <text:p/>
          </table:table-cell>
          <table:table-cell table:style-name="ce34" table:formula="of:=IF(ISBLANK([$Result.B320]);&quot;&quot;; [$Result.B320])">
            <text:p/>
          </table:table-cell>
          <table:table-cell table:content-validation-name="val1"/>
          <table:table-cell/>
        </table:table-row>
        <table:table-row table:style-name="ro6">
          <table:table-cell table:style-name="ce33" table:formula="of:=IF(ISBLANK([$Result.A321]);&quot;&quot;; [$Result.A321])">
            <text:p/>
          </table:table-cell>
          <table:table-cell table:style-name="ce34" table:formula="of:=IF(ISBLANK([$Result.B321]);&quot;&quot;; [$Result.B321])">
            <text:p/>
          </table:table-cell>
          <table:table-cell table:content-validation-name="val1"/>
          <table:table-cell/>
        </table:table-row>
        <table:table-row table:style-name="ro6">
          <table:table-cell table:style-name="ce33" table:formula="of:=IF(ISBLANK([$Result.A322]);&quot;&quot;; [$Result.A322])">
            <text:p/>
          </table:table-cell>
          <table:table-cell table:style-name="ce34" table:formula="of:=IF(ISBLANK([$Result.B322]);&quot;&quot;; [$Result.B322])">
            <text:p/>
          </table:table-cell>
          <table:table-cell table:content-validation-name="val1"/>
          <table:table-cell/>
        </table:table-row>
        <table:table-row table:style-name="ro6">
          <table:table-cell table:style-name="ce33" table:formula="of:=IF(ISBLANK([$Result.A323]);&quot;&quot;; [$Result.A323])">
            <text:p/>
          </table:table-cell>
          <table:table-cell table:style-name="ce34" table:formula="of:=IF(ISBLANK([$Result.B323]);&quot;&quot;; [$Result.B323])">
            <text:p/>
          </table:table-cell>
          <table:table-cell table:content-validation-name="val1"/>
          <table:table-cell/>
        </table:table-row>
        <table:table-row table:style-name="ro6">
          <table:table-cell table:style-name="ce33" table:formula="of:=IF(ISBLANK([$Result.A324]);&quot;&quot;; [$Result.A324])">
            <text:p/>
          </table:table-cell>
          <table:table-cell table:style-name="ce34" table:formula="of:=IF(ISBLANK([$Result.B324]);&quot;&quot;; [$Result.B324])">
            <text:p/>
          </table:table-cell>
          <table:table-cell table:content-validation-name="val1"/>
          <table:table-cell/>
        </table:table-row>
        <table:table-row table:style-name="ro6">
          <table:table-cell table:style-name="ce33" table:formula="of:=IF(ISBLANK([$Result.A325]);&quot;&quot;; [$Result.A325])">
            <text:p/>
          </table:table-cell>
          <table:table-cell table:style-name="ce34" table:formula="of:=IF(ISBLANK([$Result.B325]);&quot;&quot;; [$Result.B325])">
            <text:p/>
          </table:table-cell>
          <table:table-cell table:content-validation-name="val1"/>
          <table:table-cell/>
        </table:table-row>
        <table:table-row table:style-name="ro6">
          <table:table-cell table:style-name="ce33" table:formula="of:=IF(ISBLANK([$Result.A326]);&quot;&quot;; [$Result.A326])">
            <text:p/>
          </table:table-cell>
          <table:table-cell table:style-name="ce34" table:formula="of:=IF(ISBLANK([$Result.B326]);&quot;&quot;; [$Result.B326])">
            <text:p/>
          </table:table-cell>
          <table:table-cell table:content-validation-name="val1"/>
          <table:table-cell/>
        </table:table-row>
        <table:table-row table:style-name="ro6">
          <table:table-cell table:style-name="ce33" table:formula="of:=IF(ISBLANK([$Result.A327]);&quot;&quot;; [$Result.A327])">
            <text:p/>
          </table:table-cell>
          <table:table-cell table:style-name="ce34" table:formula="of:=IF(ISBLANK([$Result.B327]);&quot;&quot;; [$Result.B327])">
            <text:p/>
          </table:table-cell>
          <table:table-cell table:content-validation-name="val1"/>
          <table:table-cell/>
        </table:table-row>
        <table:table-row table:style-name="ro6">
          <table:table-cell table:style-name="ce33" table:formula="of:=IF(ISBLANK([$Result.A328]);&quot;&quot;; [$Result.A328])">
            <text:p/>
          </table:table-cell>
          <table:table-cell table:style-name="ce34" table:formula="of:=IF(ISBLANK([$Result.B328]);&quot;&quot;; [$Result.B328])">
            <text:p/>
          </table:table-cell>
          <table:table-cell table:content-validation-name="val1"/>
          <table:table-cell/>
        </table:table-row>
        <table:table-row table:style-name="ro6">
          <table:table-cell table:style-name="ce33" table:formula="of:=IF(ISBLANK([$Result.A329]);&quot;&quot;; [$Result.A329])">
            <text:p/>
          </table:table-cell>
          <table:table-cell table:style-name="ce34" table:formula="of:=IF(ISBLANK([$Result.B329]);&quot;&quot;; [$Result.B329])">
            <text:p/>
          </table:table-cell>
          <table:table-cell table:content-validation-name="val1"/>
          <table:table-cell/>
        </table:table-row>
        <table:table-row table:style-name="ro6">
          <table:table-cell table:style-name="ce33" table:formula="of:=IF(ISBLANK([$Result.A330]);&quot;&quot;; [$Result.A330])">
            <text:p/>
          </table:table-cell>
          <table:table-cell table:style-name="ce34" table:formula="of:=IF(ISBLANK([$Result.B330]);&quot;&quot;; [$Result.B330])">
            <text:p/>
          </table:table-cell>
          <table:table-cell table:content-validation-name="val1"/>
          <table:table-cell/>
        </table:table-row>
        <table:table-row table:style-name="ro6">
          <table:table-cell table:style-name="ce33" table:formula="of:=IF(ISBLANK([$Result.A331]);&quot;&quot;; [$Result.A331])">
            <text:p/>
          </table:table-cell>
          <table:table-cell table:style-name="ce34" table:formula="of:=IF(ISBLANK([$Result.B331]);&quot;&quot;; [$Result.B331])">
            <text:p/>
          </table:table-cell>
          <table:table-cell table:content-validation-name="val1"/>
          <table:table-cell/>
        </table:table-row>
        <table:table-row table:style-name="ro6">
          <table:table-cell table:style-name="ce33" table:formula="of:=IF(ISBLANK([$Result.A332]);&quot;&quot;; [$Result.A332])">
            <text:p/>
          </table:table-cell>
          <table:table-cell table:style-name="ce34" table:formula="of:=IF(ISBLANK([$Result.B332]);&quot;&quot;; [$Result.B332])">
            <text:p/>
          </table:table-cell>
          <table:table-cell table:content-validation-name="val1"/>
          <table:table-cell/>
        </table:table-row>
        <table:table-row table:style-name="ro6">
          <table:table-cell table:style-name="ce33" table:formula="of:=IF(ISBLANK([$Result.A333]);&quot;&quot;; [$Result.A333])">
            <text:p/>
          </table:table-cell>
          <table:table-cell table:style-name="ce34" table:formula="of:=IF(ISBLANK([$Result.B333]);&quot;&quot;; [$Result.B333])">
            <text:p/>
          </table:table-cell>
          <table:table-cell table:content-validation-name="val1"/>
          <table:table-cell/>
        </table:table-row>
        <table:table-row table:style-name="ro6">
          <table:table-cell table:style-name="ce33" table:formula="of:=IF(ISBLANK([$Result.A334]);&quot;&quot;; [$Result.A334])">
            <text:p/>
          </table:table-cell>
          <table:table-cell table:style-name="ce34" table:formula="of:=IF(ISBLANK([$Result.B334]);&quot;&quot;; [$Result.B334])">
            <text:p/>
          </table:table-cell>
          <table:table-cell table:content-validation-name="val1"/>
          <table:table-cell/>
        </table:table-row>
        <table:table-row table:style-name="ro6">
          <table:table-cell table:style-name="ce33" table:formula="of:=IF(ISBLANK([$Result.A335]);&quot;&quot;; [$Result.A335])">
            <text:p/>
          </table:table-cell>
          <table:table-cell table:style-name="ce34" table:formula="of:=IF(ISBLANK([$Result.B335]);&quot;&quot;; [$Result.B335])">
            <text:p/>
          </table:table-cell>
          <table:table-cell table:content-validation-name="val1"/>
          <table:table-cell/>
        </table:table-row>
        <table:table-row table:style-name="ro6">
          <table:table-cell table:style-name="ce33" table:formula="of:=IF(ISBLANK([$Result.A336]);&quot;&quot;; [$Result.A336])">
            <text:p/>
          </table:table-cell>
          <table:table-cell table:style-name="ce34" table:formula="of:=IF(ISBLANK([$Result.B336]);&quot;&quot;; [$Result.B336])">
            <text:p/>
          </table:table-cell>
          <table:table-cell table:content-validation-name="val1"/>
          <table:table-cell/>
        </table:table-row>
        <table:table-row table:style-name="ro6">
          <table:table-cell table:style-name="ce33" table:formula="of:=IF(ISBLANK([$Result.A337]);&quot;&quot;; [$Result.A337])">
            <text:p/>
          </table:table-cell>
          <table:table-cell table:style-name="ce34" table:formula="of:=IF(ISBLANK([$Result.B337]);&quot;&quot;; [$Result.B337])">
            <text:p/>
          </table:table-cell>
          <table:table-cell table:content-validation-name="val1"/>
          <table:table-cell/>
        </table:table-row>
        <table:table-row table:style-name="ro6">
          <table:table-cell table:style-name="ce33" table:formula="of:=IF(ISBLANK([$Result.A338]);&quot;&quot;; [$Result.A338])">
            <text:p/>
          </table:table-cell>
          <table:table-cell table:style-name="ce34" table:formula="of:=IF(ISBLANK([$Result.B338]);&quot;&quot;; [$Result.B338])">
            <text:p/>
          </table:table-cell>
          <table:table-cell table:content-validation-name="val1"/>
          <table:table-cell/>
        </table:table-row>
        <table:table-row table:style-name="ro6">
          <table:table-cell table:style-name="ce33" table:formula="of:=IF(ISBLANK([$Result.A339]);&quot;&quot;; [$Result.A339])">
            <text:p/>
          </table:table-cell>
          <table:table-cell table:style-name="ce34" table:formula="of:=IF(ISBLANK([$Result.B339]);&quot;&quot;; [$Result.B339])">
            <text:p/>
          </table:table-cell>
          <table:table-cell table:content-validation-name="val1"/>
          <table:table-cell/>
        </table:table-row>
        <table:table-row table:style-name="ro6">
          <table:table-cell table:style-name="ce33" table:formula="of:=IF(ISBLANK([$Result.A340]);&quot;&quot;; [$Result.A340])">
            <text:p/>
          </table:table-cell>
          <table:table-cell table:style-name="ce34" table:formula="of:=IF(ISBLANK([$Result.B340]);&quot;&quot;; [$Result.B340])">
            <text:p/>
          </table:table-cell>
          <table:table-cell table:content-validation-name="val1"/>
          <table:table-cell/>
        </table:table-row>
        <table:table-row table:style-name="ro6">
          <table:table-cell table:style-name="ce33" table:formula="of:=IF(ISBLANK([$Result.A341]);&quot;&quot;; [$Result.A341])">
            <text:p/>
          </table:table-cell>
          <table:table-cell table:style-name="ce34" table:formula="of:=IF(ISBLANK([$Result.B341]);&quot;&quot;; [$Result.B341])">
            <text:p/>
          </table:table-cell>
          <table:table-cell table:content-validation-name="val1"/>
          <table:table-cell/>
        </table:table-row>
        <table:table-row table:style-name="ro6">
          <table:table-cell table:style-name="ce33" table:formula="of:=IF(ISBLANK([$Result.A342]);&quot;&quot;; [$Result.A342])">
            <text:p/>
          </table:table-cell>
          <table:table-cell table:style-name="ce34" table:formula="of:=IF(ISBLANK([$Result.B342]);&quot;&quot;; [$Result.B342])">
            <text:p/>
          </table:table-cell>
          <table:table-cell table:content-validation-name="val1"/>
          <table:table-cell/>
        </table:table-row>
        <table:table-row table:style-name="ro6">
          <table:table-cell table:style-name="ce33" table:formula="of:=IF(ISBLANK([$Result.A343]);&quot;&quot;; [$Result.A343])">
            <text:p/>
          </table:table-cell>
          <table:table-cell table:style-name="ce34" table:formula="of:=IF(ISBLANK([$Result.B343]);&quot;&quot;; [$Result.B343])">
            <text:p/>
          </table:table-cell>
          <table:table-cell table:content-validation-name="val1"/>
          <table:table-cell/>
        </table:table-row>
        <table:table-row table:style-name="ro6">
          <table:table-cell table:style-name="ce33" table:formula="of:=IF(ISBLANK([$Result.A344]);&quot;&quot;; [$Result.A344])">
            <text:p/>
          </table:table-cell>
          <table:table-cell table:style-name="ce34" table:formula="of:=IF(ISBLANK([$Result.B344]);&quot;&quot;; [$Result.B344])">
            <text:p/>
          </table:table-cell>
          <table:table-cell table:content-validation-name="val1"/>
          <table:table-cell/>
        </table:table-row>
        <table:table-row table:style-name="ro6">
          <table:table-cell table:style-name="ce33" table:formula="of:=IF(ISBLANK([$Result.A345]);&quot;&quot;; [$Result.A345])">
            <text:p/>
          </table:table-cell>
          <table:table-cell table:style-name="ce34" table:formula="of:=IF(ISBLANK([$Result.B345]);&quot;&quot;; [$Result.B345])">
            <text:p/>
          </table:table-cell>
          <table:table-cell table:content-validation-name="val1"/>
          <table:table-cell/>
        </table:table-row>
        <table:table-row table:style-name="ro6">
          <table:table-cell table:style-name="ce33" table:formula="of:=IF(ISBLANK([$Result.A346]);&quot;&quot;; [$Result.A346])">
            <text:p/>
          </table:table-cell>
          <table:table-cell table:style-name="ce34" table:formula="of:=IF(ISBLANK([$Result.B346]);&quot;&quot;; [$Result.B346])">
            <text:p/>
          </table:table-cell>
          <table:table-cell table:content-validation-name="val1"/>
          <table:table-cell/>
        </table:table-row>
        <table:table-row table:style-name="ro6">
          <table:table-cell table:style-name="ce33" table:formula="of:=IF(ISBLANK([$Result.A347]);&quot;&quot;; [$Result.A347])">
            <text:p/>
          </table:table-cell>
          <table:table-cell table:style-name="ce34" table:formula="of:=IF(ISBLANK([$Result.B347]);&quot;&quot;; [$Result.B347])">
            <text:p/>
          </table:table-cell>
          <table:table-cell table:content-validation-name="val1"/>
          <table:table-cell/>
        </table:table-row>
        <table:table-row table:style-name="ro6">
          <table:table-cell table:style-name="ce33" table:formula="of:=IF(ISBLANK([$Result.A348]);&quot;&quot;; [$Result.A348])">
            <text:p/>
          </table:table-cell>
          <table:table-cell table:style-name="ce34" table:formula="of:=IF(ISBLANK([$Result.B348]);&quot;&quot;; [$Result.B348])">
            <text:p/>
          </table:table-cell>
          <table:table-cell table:content-validation-name="val1"/>
          <table:table-cell/>
        </table:table-row>
        <table:table-row table:style-name="ro6">
          <table:table-cell table:style-name="ce33" table:formula="of:=IF(ISBLANK([$Result.A349]);&quot;&quot;; [$Result.A349])">
            <text:p/>
          </table:table-cell>
          <table:table-cell table:style-name="ce34" table:formula="of:=IF(ISBLANK([$Result.B349]);&quot;&quot;; [$Result.B349])">
            <text:p/>
          </table:table-cell>
          <table:table-cell table:content-validation-name="val1"/>
          <table:table-cell/>
        </table:table-row>
        <table:table-row table:style-name="ro6">
          <table:table-cell table:style-name="ce33" table:formula="of:=IF(ISBLANK([$Result.A350]);&quot;&quot;; [$Result.A350])">
            <text:p/>
          </table:table-cell>
          <table:table-cell table:style-name="ce34" table:formula="of:=IF(ISBLANK([$Result.B350]);&quot;&quot;; [$Result.B350])">
            <text:p/>
          </table:table-cell>
          <table:table-cell table:content-validation-name="val1"/>
          <table:table-cell/>
        </table:table-row>
        <table:table-row table:style-name="ro6">
          <table:table-cell table:style-name="ce33" table:formula="of:=IF(ISBLANK([$Result.A351]);&quot;&quot;; [$Result.A351])">
            <text:p/>
          </table:table-cell>
          <table:table-cell table:style-name="ce34" table:formula="of:=IF(ISBLANK([$Result.B351]);&quot;&quot;; [$Result.B351])">
            <text:p/>
          </table:table-cell>
          <table:table-cell table:content-validation-name="val1"/>
          <table:table-cell/>
        </table:table-row>
        <table:table-row table:style-name="ro6">
          <table:table-cell table:style-name="ce33" table:formula="of:=IF(ISBLANK([$Result.A352]);&quot;&quot;; [$Result.A352])">
            <text:p/>
          </table:table-cell>
          <table:table-cell table:style-name="ce34" table:formula="of:=IF(ISBLANK([$Result.B352]);&quot;&quot;; [$Result.B352])">
            <text:p/>
          </table:table-cell>
          <table:table-cell table:content-validation-name="val1"/>
          <table:table-cell/>
        </table:table-row>
        <table:table-row table:style-name="ro6">
          <table:table-cell table:style-name="ce33" table:formula="of:=IF(ISBLANK([$Result.A353]);&quot;&quot;; [$Result.A353])">
            <text:p/>
          </table:table-cell>
          <table:table-cell table:style-name="ce34" table:formula="of:=IF(ISBLANK([$Result.B353]);&quot;&quot;; [$Result.B353])">
            <text:p/>
          </table:table-cell>
          <table:table-cell table:content-validation-name="val1"/>
          <table:table-cell/>
        </table:table-row>
        <table:table-row table:style-name="ro6">
          <table:table-cell table:style-name="ce33" table:formula="of:=IF(ISBLANK([$Result.A354]);&quot;&quot;; [$Result.A354])">
            <text:p/>
          </table:table-cell>
          <table:table-cell table:style-name="ce34" table:formula="of:=IF(ISBLANK([$Result.B354]);&quot;&quot;; [$Result.B354])">
            <text:p/>
          </table:table-cell>
          <table:table-cell table:content-validation-name="val1"/>
          <table:table-cell/>
        </table:table-row>
        <table:table-row table:style-name="ro6">
          <table:table-cell table:style-name="ce33" table:formula="of:=IF(ISBLANK([$Result.A355]);&quot;&quot;; [$Result.A355])">
            <text:p/>
          </table:table-cell>
          <table:table-cell table:style-name="ce34" table:formula="of:=IF(ISBLANK([$Result.B355]);&quot;&quot;; [$Result.B355])">
            <text:p/>
          </table:table-cell>
          <table:table-cell table:content-validation-name="val1"/>
          <table:table-cell/>
        </table:table-row>
        <table:table-row table:style-name="ro6">
          <table:table-cell table:style-name="ce33" table:formula="of:=IF(ISBLANK([$Result.A356]);&quot;&quot;; [$Result.A356])">
            <text:p/>
          </table:table-cell>
          <table:table-cell table:style-name="ce34" table:formula="of:=IF(ISBLANK([$Result.B356]);&quot;&quot;; [$Result.B356])">
            <text:p/>
          </table:table-cell>
          <table:table-cell table:content-validation-name="val1"/>
          <table:table-cell/>
        </table:table-row>
        <table:table-row table:style-name="ro6">
          <table:table-cell table:style-name="ce33" table:formula="of:=IF(ISBLANK([$Result.A357]);&quot;&quot;; [$Result.A357])">
            <text:p/>
          </table:table-cell>
          <table:table-cell table:style-name="ce34" table:formula="of:=IF(ISBLANK([$Result.B357]);&quot;&quot;; [$Result.B357])">
            <text:p/>
          </table:table-cell>
          <table:table-cell table:content-validation-name="val1"/>
          <table:table-cell/>
        </table:table-row>
        <table:table-row table:style-name="ro6">
          <table:table-cell table:style-name="ce33" table:formula="of:=IF(ISBLANK([$Result.A358]);&quot;&quot;; [$Result.A358])">
            <text:p/>
          </table:table-cell>
          <table:table-cell table:style-name="ce34" table:formula="of:=IF(ISBLANK([$Result.B358]);&quot;&quot;; [$Result.B358])">
            <text:p/>
          </table:table-cell>
          <table:table-cell table:content-validation-name="val1"/>
          <table:table-cell/>
        </table:table-row>
        <table:table-row table:style-name="ro6">
          <table:table-cell table:style-name="ce33" table:formula="of:=IF(ISBLANK([$Result.A359]);&quot;&quot;; [$Result.A359])">
            <text:p/>
          </table:table-cell>
          <table:table-cell table:style-name="ce34" table:formula="of:=IF(ISBLANK([$Result.B359]);&quot;&quot;; [$Result.B359])">
            <text:p/>
          </table:table-cell>
          <table:table-cell table:content-validation-name="val1"/>
          <table:table-cell/>
        </table:table-row>
        <table:table-row table:style-name="ro6">
          <table:table-cell table:style-name="ce33" table:formula="of:=IF(ISBLANK([$Result.A360]);&quot;&quot;; [$Result.A360])">
            <text:p/>
          </table:table-cell>
          <table:table-cell table:style-name="ce34" table:formula="of:=IF(ISBLANK([$Result.B360]);&quot;&quot;; [$Result.B360])">
            <text:p/>
          </table:table-cell>
          <table:table-cell table:content-validation-name="val1"/>
          <table:table-cell/>
        </table:table-row>
        <table:table-row table:style-name="ro6">
          <table:table-cell table:style-name="ce33" table:formula="of:=IF(ISBLANK([$Result.A361]);&quot;&quot;; [$Result.A361])">
            <text:p/>
          </table:table-cell>
          <table:table-cell table:style-name="ce34" table:formula="of:=IF(ISBLANK([$Result.B361]);&quot;&quot;; [$Result.B361])">
            <text:p/>
          </table:table-cell>
          <table:table-cell table:content-validation-name="val1"/>
          <table:table-cell/>
        </table:table-row>
        <table:table-row table:style-name="ro6">
          <table:table-cell table:style-name="ce33" table:formula="of:=IF(ISBLANK([$Result.A362]);&quot;&quot;; [$Result.A362])">
            <text:p/>
          </table:table-cell>
          <table:table-cell table:style-name="ce34" table:formula="of:=IF(ISBLANK([$Result.B362]);&quot;&quot;; [$Result.B362])">
            <text:p/>
          </table:table-cell>
          <table:table-cell table:content-validation-name="val1"/>
          <table:table-cell/>
        </table:table-row>
        <table:table-row table:style-name="ro6">
          <table:table-cell table:style-name="ce33" table:formula="of:=IF(ISBLANK([$Result.A363]);&quot;&quot;; [$Result.A363])">
            <text:p/>
          </table:table-cell>
          <table:table-cell table:style-name="ce34" table:formula="of:=IF(ISBLANK([$Result.B363]);&quot;&quot;; [$Result.B363])">
            <text:p/>
          </table:table-cell>
          <table:table-cell table:content-validation-name="val1"/>
          <table:table-cell/>
        </table:table-row>
        <table:table-row table:style-name="ro6">
          <table:table-cell table:style-name="ce33" table:formula="of:=IF(ISBLANK([$Result.A364]);&quot;&quot;; [$Result.A364])">
            <text:p/>
          </table:table-cell>
          <table:table-cell table:style-name="ce34" table:formula="of:=IF(ISBLANK([$Result.B364]);&quot;&quot;; [$Result.B364])">
            <text:p/>
          </table:table-cell>
          <table:table-cell table:content-validation-name="val1"/>
          <table:table-cell/>
        </table:table-row>
        <table:table-row table:style-name="ro6">
          <table:table-cell table:style-name="ce33" table:formula="of:=IF(ISBLANK([$Result.A365]);&quot;&quot;; [$Result.A365])">
            <text:p/>
          </table:table-cell>
          <table:table-cell table:style-name="ce34" table:formula="of:=IF(ISBLANK([$Result.B365]);&quot;&quot;; [$Result.B365])">
            <text:p/>
          </table:table-cell>
          <table:table-cell table:content-validation-name="val1"/>
          <table:table-cell/>
        </table:table-row>
        <table:table-row table:style-name="ro6">
          <table:table-cell table:style-name="ce33" table:formula="of:=IF(ISBLANK([$Result.A366]);&quot;&quot;; [$Result.A366])">
            <text:p/>
          </table:table-cell>
          <table:table-cell table:style-name="ce34" table:formula="of:=IF(ISBLANK([$Result.B366]);&quot;&quot;; [$Result.B366])">
            <text:p/>
          </table:table-cell>
          <table:table-cell table:content-validation-name="val1"/>
          <table:table-cell/>
        </table:table-row>
        <table:table-row table:style-name="ro6">
          <table:table-cell table:style-name="ce33" table:formula="of:=IF(ISBLANK([$Result.A367]);&quot;&quot;; [$Result.A367])">
            <text:p/>
          </table:table-cell>
          <table:table-cell table:style-name="ce34" table:formula="of:=IF(ISBLANK([$Result.B367]);&quot;&quot;; [$Result.B367])">
            <text:p/>
          </table:table-cell>
          <table:table-cell table:content-validation-name="val1"/>
          <table:table-cell/>
        </table:table-row>
        <table:table-row table:style-name="ro6">
          <table:table-cell table:style-name="ce33" table:formula="of:=IF(ISBLANK([$Result.A368]);&quot;&quot;; [$Result.A368])">
            <text:p/>
          </table:table-cell>
          <table:table-cell table:style-name="ce34" table:formula="of:=IF(ISBLANK([$Result.B368]);&quot;&quot;; [$Result.B368])">
            <text:p/>
          </table:table-cell>
          <table:table-cell table:content-validation-name="val1"/>
          <table:table-cell/>
        </table:table-row>
        <table:table-row table:style-name="ro6">
          <table:table-cell table:style-name="ce33" table:formula="of:=IF(ISBLANK([$Result.A369]);&quot;&quot;; [$Result.A369])">
            <text:p/>
          </table:table-cell>
          <table:table-cell table:style-name="ce34" table:formula="of:=IF(ISBLANK([$Result.B369]);&quot;&quot;; [$Result.B369])">
            <text:p/>
          </table:table-cell>
          <table:table-cell table:content-validation-name="val1"/>
          <table:table-cell/>
        </table:table-row>
        <table:table-row table:style-name="ro6">
          <table:table-cell table:style-name="ce33" table:formula="of:=IF(ISBLANK([$Result.A370]);&quot;&quot;; [$Result.A370])">
            <text:p/>
          </table:table-cell>
          <table:table-cell table:style-name="ce34" table:formula="of:=IF(ISBLANK([$Result.B370]);&quot;&quot;; [$Result.B370])">
            <text:p/>
          </table:table-cell>
          <table:table-cell table:content-validation-name="val1"/>
          <table:table-cell/>
        </table:table-row>
        <table:table-row table:style-name="ro6">
          <table:table-cell table:style-name="ce33" table:formula="of:=IF(ISBLANK([$Result.A371]);&quot;&quot;; [$Result.A371])">
            <text:p/>
          </table:table-cell>
          <table:table-cell table:style-name="ce34" table:formula="of:=IF(ISBLANK([$Result.B371]);&quot;&quot;; [$Result.B371])">
            <text:p/>
          </table:table-cell>
          <table:table-cell table:content-validation-name="val1"/>
          <table:table-cell/>
        </table:table-row>
        <table:table-row table:style-name="ro6">
          <table:table-cell table:style-name="ce33" table:formula="of:=IF(ISBLANK([$Result.A372]);&quot;&quot;; [$Result.A372])">
            <text:p/>
          </table:table-cell>
          <table:table-cell table:style-name="ce34" table:formula="of:=IF(ISBLANK([$Result.B372]);&quot;&quot;; [$Result.B372])">
            <text:p/>
          </table:table-cell>
          <table:table-cell table:content-validation-name="val1"/>
          <table:table-cell/>
        </table:table-row>
        <table:table-row table:style-name="ro6">
          <table:table-cell table:style-name="ce33" table:formula="of:=IF(ISBLANK([$Result.A373]);&quot;&quot;; [$Result.A373])">
            <text:p/>
          </table:table-cell>
          <table:table-cell table:style-name="ce34" table:formula="of:=IF(ISBLANK([$Result.B373]);&quot;&quot;; [$Result.B373])">
            <text:p/>
          </table:table-cell>
          <table:table-cell table:content-validation-name="val1"/>
          <table:table-cell/>
        </table:table-row>
        <table:table-row table:style-name="ro6">
          <table:table-cell table:style-name="ce33" table:formula="of:=IF(ISBLANK([$Result.A374]);&quot;&quot;; [$Result.A374])">
            <text:p/>
          </table:table-cell>
          <table:table-cell table:style-name="ce34" table:formula="of:=IF(ISBLANK([$Result.B374]);&quot;&quot;; [$Result.B374])">
            <text:p/>
          </table:table-cell>
          <table:table-cell table:content-validation-name="val1"/>
          <table:table-cell/>
        </table:table-row>
        <table:table-row table:style-name="ro6">
          <table:table-cell table:style-name="ce33" table:formula="of:=IF(ISBLANK([$Result.A375]);&quot;&quot;; [$Result.A375])">
            <text:p/>
          </table:table-cell>
          <table:table-cell table:style-name="ce34" table:formula="of:=IF(ISBLANK([$Result.B375]);&quot;&quot;; [$Result.B375])">
            <text:p/>
          </table:table-cell>
          <table:table-cell table:content-validation-name="val1"/>
          <table:table-cell/>
        </table:table-row>
        <table:table-row table:style-name="ro6">
          <table:table-cell table:style-name="ce33" table:formula="of:=IF(ISBLANK([$Result.A376]);&quot;&quot;; [$Result.A376])">
            <text:p/>
          </table:table-cell>
          <table:table-cell table:style-name="ce34" table:formula="of:=IF(ISBLANK([$Result.B376]);&quot;&quot;; [$Result.B376])">
            <text:p/>
          </table:table-cell>
          <table:table-cell table:content-validation-name="val1"/>
          <table:table-cell/>
        </table:table-row>
        <table:table-row table:style-name="ro6">
          <table:table-cell table:style-name="ce33" table:formula="of:=IF(ISBLANK([$Result.A377]);&quot;&quot;; [$Result.A377])">
            <text:p/>
          </table:table-cell>
          <table:table-cell table:style-name="ce34" table:formula="of:=IF(ISBLANK([$Result.B377]);&quot;&quot;; [$Result.B377])">
            <text:p/>
          </table:table-cell>
          <table:table-cell table:content-validation-name="val1"/>
          <table:table-cell/>
        </table:table-row>
        <table:table-row table:style-name="ro6">
          <table:table-cell table:style-name="ce33" table:formula="of:=IF(ISBLANK([$Result.A378]);&quot;&quot;; [$Result.A378])">
            <text:p/>
          </table:table-cell>
          <table:table-cell table:style-name="ce34" table:formula="of:=IF(ISBLANK([$Result.B378]);&quot;&quot;; [$Result.B378])">
            <text:p/>
          </table:table-cell>
          <table:table-cell table:content-validation-name="val1"/>
          <table:table-cell/>
        </table:table-row>
        <table:table-row table:style-name="ro6">
          <table:table-cell table:style-name="ce33" table:formula="of:=IF(ISBLANK([$Result.A379]);&quot;&quot;; [$Result.A379])">
            <text:p/>
          </table:table-cell>
          <table:table-cell table:style-name="ce34" table:formula="of:=IF(ISBLANK([$Result.B379]);&quot;&quot;; [$Result.B379])">
            <text:p/>
          </table:table-cell>
          <table:table-cell table:content-validation-name="val1"/>
          <table:table-cell/>
        </table:table-row>
        <table:table-row table:style-name="ro6">
          <table:table-cell table:style-name="ce33" table:formula="of:=IF(ISBLANK([$Result.A380]);&quot;&quot;; [$Result.A380])">
            <text:p/>
          </table:table-cell>
          <table:table-cell table:style-name="ce34" table:formula="of:=IF(ISBLANK([$Result.B380]);&quot;&quot;; [$Result.B380])">
            <text:p/>
          </table:table-cell>
          <table:table-cell table:content-validation-name="val1"/>
          <table:table-cell/>
        </table:table-row>
        <table:table-row table:style-name="ro6">
          <table:table-cell table:style-name="ce33" table:formula="of:=IF(ISBLANK([$Result.A381]);&quot;&quot;; [$Result.A381])">
            <text:p/>
          </table:table-cell>
          <table:table-cell table:style-name="ce34" table:formula="of:=IF(ISBLANK([$Result.B381]);&quot;&quot;; [$Result.B381])">
            <text:p/>
          </table:table-cell>
          <table:table-cell table:content-validation-name="val1"/>
          <table:table-cell/>
        </table:table-row>
        <table:table-row table:style-name="ro6">
          <table:table-cell table:style-name="ce33" table:formula="of:=IF(ISBLANK([$Result.A382]);&quot;&quot;; [$Result.A382])">
            <text:p/>
          </table:table-cell>
          <table:table-cell table:style-name="ce34" table:formula="of:=IF(ISBLANK([$Result.B382]);&quot;&quot;; [$Result.B382])">
            <text:p/>
          </table:table-cell>
          <table:table-cell table:content-validation-name="val1"/>
          <table:table-cell/>
        </table:table-row>
        <table:table-row table:style-name="ro6">
          <table:table-cell table:style-name="ce33" table:formula="of:=IF(ISBLANK([$Result.A383]);&quot;&quot;; [$Result.A383])">
            <text:p/>
          </table:table-cell>
          <table:table-cell table:style-name="ce34" table:formula="of:=IF(ISBLANK([$Result.B383]);&quot;&quot;; [$Result.B383])">
            <text:p/>
          </table:table-cell>
          <table:table-cell table:content-validation-name="val1"/>
          <table:table-cell/>
        </table:table-row>
        <table:table-row table:style-name="ro6">
          <table:table-cell table:style-name="ce33" table:formula="of:=IF(ISBLANK([$Result.A384]);&quot;&quot;; [$Result.A384])">
            <text:p/>
          </table:table-cell>
          <table:table-cell table:style-name="ce34" table:formula="of:=IF(ISBLANK([$Result.B384]);&quot;&quot;; [$Result.B384])">
            <text:p/>
          </table:table-cell>
          <table:table-cell table:content-validation-name="val1"/>
          <table:table-cell/>
        </table:table-row>
        <table:table-row table:style-name="ro6">
          <table:table-cell table:style-name="ce33" table:formula="of:=IF(ISBLANK([$Result.A385]);&quot;&quot;; [$Result.A385])">
            <text:p/>
          </table:table-cell>
          <table:table-cell table:style-name="ce34" table:formula="of:=IF(ISBLANK([$Result.B385]);&quot;&quot;; [$Result.B385])">
            <text:p/>
          </table:table-cell>
          <table:table-cell table:content-validation-name="val1"/>
          <table:table-cell/>
        </table:table-row>
        <table:table-row table:style-name="ro6">
          <table:table-cell table:style-name="ce33" table:formula="of:=IF(ISBLANK([$Result.A386]);&quot;&quot;; [$Result.A386])">
            <text:p/>
          </table:table-cell>
          <table:table-cell table:style-name="ce34" table:formula="of:=IF(ISBLANK([$Result.B386]);&quot;&quot;; [$Result.B386])">
            <text:p/>
          </table:table-cell>
          <table:table-cell table:content-validation-name="val1"/>
          <table:table-cell/>
        </table:table-row>
        <table:table-row table:style-name="ro6">
          <table:table-cell table:style-name="ce33" table:formula="of:=IF(ISBLANK([$Result.A387]);&quot;&quot;; [$Result.A387])">
            <text:p/>
          </table:table-cell>
          <table:table-cell table:style-name="ce34" table:formula="of:=IF(ISBLANK([$Result.B387]);&quot;&quot;; [$Result.B387])">
            <text:p/>
          </table:table-cell>
          <table:table-cell table:content-validation-name="val1"/>
          <table:table-cell/>
        </table:table-row>
        <table:table-row table:style-name="ro6">
          <table:table-cell table:style-name="ce33" table:formula="of:=IF(ISBLANK([$Result.A388]);&quot;&quot;; [$Result.A388])">
            <text:p/>
          </table:table-cell>
          <table:table-cell table:style-name="ce34" table:formula="of:=IF(ISBLANK([$Result.B388]);&quot;&quot;; [$Result.B388])">
            <text:p/>
          </table:table-cell>
          <table:table-cell table:content-validation-name="val1"/>
          <table:table-cell/>
        </table:table-row>
        <table:table-row table:style-name="ro6">
          <table:table-cell table:style-name="ce33" table:formula="of:=IF(ISBLANK([$Result.A389]);&quot;&quot;; [$Result.A389])">
            <text:p/>
          </table:table-cell>
          <table:table-cell table:style-name="ce34" table:formula="of:=IF(ISBLANK([$Result.B389]);&quot;&quot;; [$Result.B389])">
            <text:p/>
          </table:table-cell>
          <table:table-cell table:content-validation-name="val1"/>
          <table:table-cell/>
        </table:table-row>
        <table:table-row table:style-name="ro6">
          <table:table-cell table:style-name="ce33" table:formula="of:=IF(ISBLANK([$Result.A390]);&quot;&quot;; [$Result.A390])">
            <text:p/>
          </table:table-cell>
          <table:table-cell table:style-name="ce34" table:formula="of:=IF(ISBLANK([$Result.B390]);&quot;&quot;; [$Result.B390])">
            <text:p/>
          </table:table-cell>
          <table:table-cell table:content-validation-name="val1"/>
          <table:table-cell/>
        </table:table-row>
        <table:table-row table:style-name="ro6">
          <table:table-cell table:style-name="ce33" table:formula="of:=IF(ISBLANK([$Result.A391]);&quot;&quot;; [$Result.A391])">
            <text:p/>
          </table:table-cell>
          <table:table-cell table:style-name="ce34" table:formula="of:=IF(ISBLANK([$Result.B391]);&quot;&quot;; [$Result.B391])">
            <text:p/>
          </table:table-cell>
          <table:table-cell table:content-validation-name="val1"/>
          <table:table-cell/>
        </table:table-row>
        <table:table-row table:style-name="ro6">
          <table:table-cell table:style-name="ce33" table:formula="of:=IF(ISBLANK([$Result.A392]);&quot;&quot;; [$Result.A392])">
            <text:p/>
          </table:table-cell>
          <table:table-cell table:style-name="ce34" table:formula="of:=IF(ISBLANK([$Result.B392]);&quot;&quot;; [$Result.B392])">
            <text:p/>
          </table:table-cell>
          <table:table-cell table:content-validation-name="val1"/>
          <table:table-cell/>
        </table:table-row>
        <table:table-row table:style-name="ro6">
          <table:table-cell table:style-name="ce33" table:formula="of:=IF(ISBLANK([$Result.A393]);&quot;&quot;; [$Result.A393])">
            <text:p/>
          </table:table-cell>
          <table:table-cell table:style-name="ce34" table:formula="of:=IF(ISBLANK([$Result.B393]);&quot;&quot;; [$Result.B393])">
            <text:p/>
          </table:table-cell>
          <table:table-cell table:content-validation-name="val1"/>
          <table:table-cell/>
        </table:table-row>
        <table:table-row table:style-name="ro6">
          <table:table-cell table:style-name="ce33" table:formula="of:=IF(ISBLANK([$Result.A394]);&quot;&quot;; [$Result.A394])">
            <text:p/>
          </table:table-cell>
          <table:table-cell table:style-name="ce34" table:formula="of:=IF(ISBLANK([$Result.B394]);&quot;&quot;; [$Result.B394])">
            <text:p/>
          </table:table-cell>
          <table:table-cell table:content-validation-name="val1"/>
          <table:table-cell/>
        </table:table-row>
        <table:table-row table:style-name="ro6">
          <table:table-cell table:style-name="ce33" table:formula="of:=IF(ISBLANK([$Result.A395]);&quot;&quot;; [$Result.A395])">
            <text:p/>
          </table:table-cell>
          <table:table-cell table:style-name="ce34" table:formula="of:=IF(ISBLANK([$Result.B395]);&quot;&quot;; [$Result.B395])">
            <text:p/>
          </table:table-cell>
          <table:table-cell table:content-validation-name="val1"/>
          <table:table-cell/>
        </table:table-row>
        <table:table-row table:style-name="ro6">
          <table:table-cell table:style-name="ce33" table:formula="of:=IF(ISBLANK([$Result.A396]);&quot;&quot;; [$Result.A396])">
            <text:p/>
          </table:table-cell>
          <table:table-cell table:style-name="ce34" table:formula="of:=IF(ISBLANK([$Result.B396]);&quot;&quot;; [$Result.B396])">
            <text:p/>
          </table:table-cell>
          <table:table-cell table:content-validation-name="val1"/>
          <table:table-cell/>
        </table:table-row>
        <table:table-row table:style-name="ro6">
          <table:table-cell table:style-name="ce33" table:formula="of:=IF(ISBLANK([$Result.A397]);&quot;&quot;; [$Result.A397])">
            <text:p/>
          </table:table-cell>
          <table:table-cell table:style-name="ce34" table:formula="of:=IF(ISBLANK([$Result.B397]);&quot;&quot;; [$Result.B397])">
            <text:p/>
          </table:table-cell>
          <table:table-cell table:content-validation-name="val1"/>
          <table:table-cell/>
        </table:table-row>
        <table:table-row table:style-name="ro6">
          <table:table-cell table:style-name="ce33" table:formula="of:=IF(ISBLANK([$Result.A398]);&quot;&quot;; [$Result.A398])">
            <text:p/>
          </table:table-cell>
          <table:table-cell table:style-name="ce34" table:formula="of:=IF(ISBLANK([$Result.B398]);&quot;&quot;; [$Result.B398])">
            <text:p/>
          </table:table-cell>
          <table:table-cell table:content-validation-name="val1"/>
          <table:table-cell/>
        </table:table-row>
        <table:table-row table:style-name="ro6">
          <table:table-cell table:style-name="ce33" table:formula="of:=IF(ISBLANK([$Result.A399]);&quot;&quot;; [$Result.A399])">
            <text:p/>
          </table:table-cell>
          <table:table-cell table:style-name="ce34" table:formula="of:=IF(ISBLANK([$Result.B399]);&quot;&quot;; [$Result.B399])">
            <text:p/>
          </table:table-cell>
          <table:table-cell table:content-validation-name="val1"/>
          <table:table-cell/>
        </table:table-row>
        <table:table-row table:style-name="ro6">
          <table:table-cell table:style-name="ce33" table:formula="of:=IF(ISBLANK([$Result.A400]);&quot;&quot;; [$Result.A400])">
            <text:p/>
          </table:table-cell>
          <table:table-cell table:style-name="ce34" table:formula="of:=IF(ISBLANK([$Result.B400]);&quot;&quot;; [$Result.B400])">
            <text:p/>
          </table:table-cell>
          <table:table-cell table:content-validation-name="val1"/>
          <table:table-cell/>
        </table:table-row>
        <table:table-row table:style-name="ro6">
          <table:table-cell table:style-name="ce33" table:formula="of:=IF(ISBLANK([$Result.A401]);&quot;&quot;; [$Result.A401])">
            <text:p/>
          </table:table-cell>
          <table:table-cell table:style-name="ce34" table:formula="of:=IF(ISBLANK([$Result.B401]);&quot;&quot;; [$Result.B401])">
            <text:p/>
          </table:table-cell>
          <table:table-cell table:content-validation-name="val1"/>
          <table:table-cell/>
        </table:table-row>
        <table:table-row table:style-name="ro6">
          <table:table-cell table:style-name="ce33" table:formula="of:=IF(ISBLANK([$Result.A402]);&quot;&quot;; [$Result.A402])">
            <text:p/>
          </table:table-cell>
          <table:table-cell table:style-name="ce34" table:formula="of:=IF(ISBLANK([$Result.B402]);&quot;&quot;; [$Result.B402])">
            <text:p/>
          </table:table-cell>
          <table:table-cell table:content-validation-name="val1"/>
          <table:table-cell/>
        </table:table-row>
        <table:table-row table:style-name="ro6">
          <table:table-cell table:style-name="ce33" table:formula="of:=IF(ISBLANK([$Result.A403]);&quot;&quot;; [$Result.A403])">
            <text:p/>
          </table:table-cell>
          <table:table-cell table:style-name="ce34" table:formula="of:=IF(ISBLANK([$Result.B403]);&quot;&quot;; [$Result.B403])">
            <text:p/>
          </table:table-cell>
          <table:table-cell table:content-validation-name="val1"/>
          <table:table-cell/>
        </table:table-row>
        <table:table-row table:style-name="ro6">
          <table:table-cell table:style-name="ce33" table:formula="of:=IF(ISBLANK([$Result.A404]);&quot;&quot;; [$Result.A404])">
            <text:p/>
          </table:table-cell>
          <table:table-cell table:style-name="ce34" table:formula="of:=IF(ISBLANK([$Result.B404]);&quot;&quot;; [$Result.B404])">
            <text:p/>
          </table:table-cell>
          <table:table-cell table:content-validation-name="val1"/>
          <table:table-cell/>
        </table:table-row>
        <table:table-row table:style-name="ro6">
          <table:table-cell table:style-name="ce33" table:formula="of:=IF(ISBLANK([$Result.A405]);&quot;&quot;; [$Result.A405])">
            <text:p/>
          </table:table-cell>
          <table:table-cell table:style-name="ce34" table:formula="of:=IF(ISBLANK([$Result.B405]);&quot;&quot;; [$Result.B405])">
            <text:p/>
          </table:table-cell>
          <table:table-cell table:content-validation-name="val1"/>
          <table:table-cell/>
        </table:table-row>
        <table:table-row table:style-name="ro6">
          <table:table-cell table:style-name="ce33" table:formula="of:=IF(ISBLANK([$Result.A406]);&quot;&quot;; [$Result.A406])">
            <text:p/>
          </table:table-cell>
          <table:table-cell table:style-name="ce34" table:formula="of:=IF(ISBLANK([$Result.B406]);&quot;&quot;; [$Result.B406])">
            <text:p/>
          </table:table-cell>
          <table:table-cell table:content-validation-name="val1"/>
          <table:table-cell/>
        </table:table-row>
        <table:table-row table:style-name="ro6">
          <table:table-cell table:style-name="ce33" table:formula="of:=IF(ISBLANK([$Result.A407]);&quot;&quot;; [$Result.A407])">
            <text:p/>
          </table:table-cell>
          <table:table-cell table:style-name="ce34" table:formula="of:=IF(ISBLANK([$Result.B407]);&quot;&quot;; [$Result.B407])">
            <text:p/>
          </table:table-cell>
          <table:table-cell table:content-validation-name="val1"/>
          <table:table-cell/>
        </table:table-row>
        <table:table-row table:style-name="ro6">
          <table:table-cell table:style-name="ce33" table:formula="of:=IF(ISBLANK([$Result.A408]);&quot;&quot;; [$Result.A408])">
            <text:p/>
          </table:table-cell>
          <table:table-cell table:style-name="ce34" table:formula="of:=IF(ISBLANK([$Result.B408]);&quot;&quot;; [$Result.B408])">
            <text:p/>
          </table:table-cell>
          <table:table-cell table:content-validation-name="val1"/>
          <table:table-cell/>
        </table:table-row>
        <table:table-row table:style-name="ro6">
          <table:table-cell table:style-name="ce33" table:formula="of:=IF(ISBLANK([$Result.A409]);&quot;&quot;; [$Result.A409])">
            <text:p/>
          </table:table-cell>
          <table:table-cell table:style-name="ce34" table:formula="of:=IF(ISBLANK([$Result.B409]);&quot;&quot;; [$Result.B409])">
            <text:p/>
          </table:table-cell>
          <table:table-cell table:content-validation-name="val1"/>
          <table:table-cell/>
        </table:table-row>
        <table:table-row table:style-name="ro6">
          <table:table-cell table:style-name="ce33" table:formula="of:=IF(ISBLANK([$Result.A410]);&quot;&quot;; [$Result.A410])">
            <text:p/>
          </table:table-cell>
          <table:table-cell table:style-name="ce34" table:formula="of:=IF(ISBLANK([$Result.B410]);&quot;&quot;; [$Result.B410])">
            <text:p/>
          </table:table-cell>
          <table:table-cell table:content-validation-name="val1"/>
          <table:table-cell/>
        </table:table-row>
        <table:table-row table:style-name="ro6">
          <table:table-cell table:style-name="ce33" table:formula="of:=IF(ISBLANK([$Result.A411]);&quot;&quot;; [$Result.A411])">
            <text:p/>
          </table:table-cell>
          <table:table-cell table:style-name="ce34" table:formula="of:=IF(ISBLANK([$Result.B411]);&quot;&quot;; [$Result.B411])">
            <text:p/>
          </table:table-cell>
          <table:table-cell table:content-validation-name="val1"/>
          <table:table-cell/>
        </table:table-row>
        <table:table-row table:style-name="ro6">
          <table:table-cell table:style-name="ce33" table:formula="of:=IF(ISBLANK([$Result.A412]);&quot;&quot;; [$Result.A412])">
            <text:p/>
          </table:table-cell>
          <table:table-cell table:style-name="ce34" table:formula="of:=IF(ISBLANK([$Result.B412]);&quot;&quot;; [$Result.B412])">
            <text:p/>
          </table:table-cell>
          <table:table-cell table:content-validation-name="val1"/>
          <table:table-cell/>
        </table:table-row>
        <table:table-row table:style-name="ro6">
          <table:table-cell table:style-name="ce33" table:formula="of:=IF(ISBLANK([$Result.A413]);&quot;&quot;; [$Result.A413])">
            <text:p/>
          </table:table-cell>
          <table:table-cell table:style-name="ce34" table:formula="of:=IF(ISBLANK([$Result.B413]);&quot;&quot;; [$Result.B413])">
            <text:p/>
          </table:table-cell>
          <table:table-cell table:content-validation-name="val1"/>
          <table:table-cell/>
        </table:table-row>
        <table:table-row table:style-name="ro6">
          <table:table-cell table:style-name="ce33" table:formula="of:=IF(ISBLANK([$Result.A414]);&quot;&quot;; [$Result.A414])">
            <text:p/>
          </table:table-cell>
          <table:table-cell table:style-name="ce34" table:formula="of:=IF(ISBLANK([$Result.B414]);&quot;&quot;; [$Result.B414])">
            <text:p/>
          </table:table-cell>
          <table:table-cell table:content-validation-name="val1"/>
          <table:table-cell/>
        </table:table-row>
        <table:table-row table:style-name="ro6">
          <table:table-cell table:style-name="ce33" table:formula="of:=IF(ISBLANK([$Result.A415]);&quot;&quot;; [$Result.A415])">
            <text:p/>
          </table:table-cell>
          <table:table-cell table:style-name="ce34" table:formula="of:=IF(ISBLANK([$Result.B415]);&quot;&quot;; [$Result.B415])">
            <text:p/>
          </table:table-cell>
          <table:table-cell table:content-validation-name="val1"/>
          <table:table-cell/>
        </table:table-row>
        <table:table-row table:style-name="ro6">
          <table:table-cell table:style-name="ce33" table:formula="of:=IF(ISBLANK([$Result.A416]);&quot;&quot;; [$Result.A416])">
            <text:p/>
          </table:table-cell>
          <table:table-cell table:style-name="ce34" table:formula="of:=IF(ISBLANK([$Result.B416]);&quot;&quot;; [$Result.B416])">
            <text:p/>
          </table:table-cell>
          <table:table-cell table:content-validation-name="val1"/>
          <table:table-cell/>
        </table:table-row>
        <table:table-row table:style-name="ro6">
          <table:table-cell table:style-name="ce33" table:formula="of:=IF(ISBLANK([$Result.A417]);&quot;&quot;; [$Result.A417])">
            <text:p/>
          </table:table-cell>
          <table:table-cell table:style-name="ce34" table:formula="of:=IF(ISBLANK([$Result.B417]);&quot;&quot;; [$Result.B417])">
            <text:p/>
          </table:table-cell>
          <table:table-cell table:content-validation-name="val1"/>
          <table:table-cell/>
        </table:table-row>
        <table:table-row table:style-name="ro6">
          <table:table-cell table:style-name="ce33" table:formula="of:=IF(ISBLANK([$Result.A418]);&quot;&quot;; [$Result.A418])">
            <text:p/>
          </table:table-cell>
          <table:table-cell table:style-name="ce34" table:formula="of:=IF(ISBLANK([$Result.B418]);&quot;&quot;; [$Result.B418])">
            <text:p/>
          </table:table-cell>
          <table:table-cell table:content-validation-name="val1"/>
          <table:table-cell/>
        </table:table-row>
        <table:table-row table:style-name="ro6">
          <table:table-cell table:style-name="ce33" table:formula="of:=IF(ISBLANK([$Result.A419]);&quot;&quot;; [$Result.A419])">
            <text:p/>
          </table:table-cell>
          <table:table-cell table:style-name="ce34" table:formula="of:=IF(ISBLANK([$Result.B419]);&quot;&quot;; [$Result.B419])">
            <text:p/>
          </table:table-cell>
          <table:table-cell table:content-validation-name="val1"/>
          <table:table-cell/>
        </table:table-row>
        <table:table-row table:style-name="ro6">
          <table:table-cell table:style-name="ce33" table:formula="of:=IF(ISBLANK([$Result.A420]);&quot;&quot;; [$Result.A420])">
            <text:p/>
          </table:table-cell>
          <table:table-cell table:style-name="ce34" table:formula="of:=IF(ISBLANK([$Result.B420]);&quot;&quot;; [$Result.B420])">
            <text:p/>
          </table:table-cell>
          <table:table-cell table:content-validation-name="val1"/>
          <table:table-cell/>
        </table:table-row>
        <table:table-row table:style-name="ro6">
          <table:table-cell table:style-name="ce33" table:formula="of:=IF(ISBLANK([$Result.A421]);&quot;&quot;; [$Result.A421])">
            <text:p/>
          </table:table-cell>
          <table:table-cell table:style-name="ce34" table:formula="of:=IF(ISBLANK([$Result.B421]);&quot;&quot;; [$Result.B421])">
            <text:p/>
          </table:table-cell>
          <table:table-cell table:content-validation-name="val1"/>
          <table:table-cell/>
        </table:table-row>
        <table:table-row table:style-name="ro6">
          <table:table-cell table:style-name="ce33" table:formula="of:=IF(ISBLANK([$Result.A422]);&quot;&quot;; [$Result.A422])">
            <text:p/>
          </table:table-cell>
          <table:table-cell table:style-name="ce34" table:formula="of:=IF(ISBLANK([$Result.B422]);&quot;&quot;; [$Result.B422])">
            <text:p/>
          </table:table-cell>
          <table:table-cell table:content-validation-name="val1"/>
          <table:table-cell/>
        </table:table-row>
        <table:table-row table:style-name="ro6">
          <table:table-cell table:style-name="ce33" table:formula="of:=IF(ISBLANK([$Result.A423]);&quot;&quot;; [$Result.A423])">
            <text:p/>
          </table:table-cell>
          <table:table-cell table:style-name="ce34" table:formula="of:=IF(ISBLANK([$Result.B423]);&quot;&quot;; [$Result.B423])">
            <text:p/>
          </table:table-cell>
          <table:table-cell table:content-validation-name="val1"/>
          <table:table-cell/>
        </table:table-row>
        <table:table-row table:style-name="ro6">
          <table:table-cell table:style-name="ce33" table:formula="of:=IF(ISBLANK([$Result.A424]);&quot;&quot;; [$Result.A424])">
            <text:p/>
          </table:table-cell>
          <table:table-cell table:style-name="ce34" table:formula="of:=IF(ISBLANK([$Result.B424]);&quot;&quot;; [$Result.B424])">
            <text:p/>
          </table:table-cell>
          <table:table-cell table:content-validation-name="val1"/>
          <table:table-cell/>
        </table:table-row>
        <table:table-row table:style-name="ro6">
          <table:table-cell table:style-name="ce33" table:formula="of:=IF(ISBLANK([$Result.A425]);&quot;&quot;; [$Result.A425])">
            <text:p/>
          </table:table-cell>
          <table:table-cell table:style-name="ce34" table:formula="of:=IF(ISBLANK([$Result.B425]);&quot;&quot;; [$Result.B425])">
            <text:p/>
          </table:table-cell>
          <table:table-cell table:content-validation-name="val1"/>
          <table:table-cell/>
        </table:table-row>
        <table:table-row table:style-name="ro6">
          <table:table-cell table:style-name="ce33" table:formula="of:=IF(ISBLANK([$Result.A426]);&quot;&quot;; [$Result.A426])">
            <text:p/>
          </table:table-cell>
          <table:table-cell table:style-name="ce34" table:formula="of:=IF(ISBLANK([$Result.B426]);&quot;&quot;; [$Result.B426])">
            <text:p/>
          </table:table-cell>
          <table:table-cell table:content-validation-name="val1"/>
          <table:table-cell/>
        </table:table-row>
        <table:table-row table:style-name="ro6">
          <table:table-cell table:style-name="ce33" table:formula="of:=IF(ISBLANK([$Result.A427]);&quot;&quot;; [$Result.A427])">
            <text:p/>
          </table:table-cell>
          <table:table-cell table:style-name="ce34" table:formula="of:=IF(ISBLANK([$Result.B427]);&quot;&quot;; [$Result.B427])">
            <text:p/>
          </table:table-cell>
          <table:table-cell table:content-validation-name="val1"/>
          <table:table-cell/>
        </table:table-row>
        <table:table-row table:style-name="ro6">
          <table:table-cell table:style-name="ce33" table:formula="of:=IF(ISBLANK([$Result.A428]);&quot;&quot;; [$Result.A428])">
            <text:p/>
          </table:table-cell>
          <table:table-cell table:style-name="ce34" table:formula="of:=IF(ISBLANK([$Result.B428]);&quot;&quot;; [$Result.B428])">
            <text:p/>
          </table:table-cell>
          <table:table-cell table:content-validation-name="val1"/>
          <table:table-cell/>
        </table:table-row>
        <table:table-row table:style-name="ro6">
          <table:table-cell table:style-name="ce33" table:formula="of:=IF(ISBLANK([$Result.A429]);&quot;&quot;; [$Result.A429])">
            <text:p/>
          </table:table-cell>
          <table:table-cell table:style-name="ce34" table:formula="of:=IF(ISBLANK([$Result.B429]);&quot;&quot;; [$Result.B429])">
            <text:p/>
          </table:table-cell>
          <table:table-cell table:content-validation-name="val1"/>
          <table:table-cell/>
        </table:table-row>
        <table:table-row table:style-name="ro6">
          <table:table-cell table:style-name="ce33" table:formula="of:=IF(ISBLANK([$Result.A430]);&quot;&quot;; [$Result.A430])">
            <text:p/>
          </table:table-cell>
          <table:table-cell table:style-name="ce34" table:formula="of:=IF(ISBLANK([$Result.B430]);&quot;&quot;; [$Result.B430])">
            <text:p/>
          </table:table-cell>
          <table:table-cell table:content-validation-name="val1"/>
          <table:table-cell/>
        </table:table-row>
        <table:table-row table:style-name="ro6">
          <table:table-cell table:style-name="ce33" table:formula="of:=IF(ISBLANK([$Result.A431]);&quot;&quot;; [$Result.A431])">
            <text:p/>
          </table:table-cell>
          <table:table-cell table:style-name="ce34" table:formula="of:=IF(ISBLANK([$Result.B431]);&quot;&quot;; [$Result.B431])">
            <text:p/>
          </table:table-cell>
          <table:table-cell table:content-validation-name="val1"/>
          <table:table-cell/>
        </table:table-row>
        <table:table-row table:style-name="ro6">
          <table:table-cell table:style-name="ce33" table:formula="of:=IF(ISBLANK([$Result.A432]);&quot;&quot;; [$Result.A432])">
            <text:p/>
          </table:table-cell>
          <table:table-cell table:style-name="ce34" table:formula="of:=IF(ISBLANK([$Result.B432]);&quot;&quot;; [$Result.B432])">
            <text:p/>
          </table:table-cell>
          <table:table-cell table:content-validation-name="val1"/>
          <table:table-cell/>
        </table:table-row>
        <table:table-row table:style-name="ro6">
          <table:table-cell table:style-name="ce33" table:formula="of:=IF(ISBLANK([$Result.A433]);&quot;&quot;; [$Result.A433])">
            <text:p/>
          </table:table-cell>
          <table:table-cell table:style-name="ce34" table:formula="of:=IF(ISBLANK([$Result.B433]);&quot;&quot;; [$Result.B433])">
            <text:p/>
          </table:table-cell>
          <table:table-cell table:content-validation-name="val1"/>
          <table:table-cell/>
        </table:table-row>
        <table:table-row table:style-name="ro6">
          <table:table-cell table:style-name="ce33" table:formula="of:=IF(ISBLANK([$Result.A434]);&quot;&quot;; [$Result.A434])">
            <text:p/>
          </table:table-cell>
          <table:table-cell table:style-name="ce34" table:formula="of:=IF(ISBLANK([$Result.B434]);&quot;&quot;; [$Result.B434])">
            <text:p/>
          </table:table-cell>
          <table:table-cell table:content-validation-name="val1"/>
          <table:table-cell/>
        </table:table-row>
        <table:table-row table:style-name="ro6">
          <table:table-cell table:style-name="ce33" table:formula="of:=IF(ISBLANK([$Result.A435]);&quot;&quot;; [$Result.A435])">
            <text:p/>
          </table:table-cell>
          <table:table-cell table:style-name="ce34" table:formula="of:=IF(ISBLANK([$Result.B435]);&quot;&quot;; [$Result.B435])">
            <text:p/>
          </table:table-cell>
          <table:table-cell table:content-validation-name="val1"/>
          <table:table-cell/>
        </table:table-row>
        <table:table-row table:style-name="ro6">
          <table:table-cell table:style-name="ce33" table:formula="of:=IF(ISBLANK([$Result.A436]);&quot;&quot;; [$Result.A436])">
            <text:p/>
          </table:table-cell>
          <table:table-cell table:style-name="ce34" table:formula="of:=IF(ISBLANK([$Result.B436]);&quot;&quot;; [$Result.B436])">
            <text:p/>
          </table:table-cell>
          <table:table-cell table:content-validation-name="val1"/>
          <table:table-cell/>
        </table:table-row>
        <table:table-row table:style-name="ro6">
          <table:table-cell table:style-name="ce33" table:formula="of:=IF(ISBLANK([$Result.A437]);&quot;&quot;; [$Result.A437])">
            <text:p/>
          </table:table-cell>
          <table:table-cell table:style-name="ce34" table:formula="of:=IF(ISBLANK([$Result.B437]);&quot;&quot;; [$Result.B437])">
            <text:p/>
          </table:table-cell>
          <table:table-cell table:content-validation-name="val1"/>
          <table:table-cell/>
        </table:table-row>
        <table:table-row table:style-name="ro6">
          <table:table-cell table:style-name="ce33" table:formula="of:=IF(ISBLANK([$Result.A438]);&quot;&quot;; [$Result.A438])">
            <text:p/>
          </table:table-cell>
          <table:table-cell table:style-name="ce34" table:formula="of:=IF(ISBLANK([$Result.B438]);&quot;&quot;; [$Result.B438])">
            <text:p/>
          </table:table-cell>
          <table:table-cell table:content-validation-name="val1"/>
          <table:table-cell/>
        </table:table-row>
        <table:table-row table:style-name="ro6">
          <table:table-cell table:style-name="ce33" table:formula="of:=IF(ISBLANK([$Result.A439]);&quot;&quot;; [$Result.A439])">
            <text:p/>
          </table:table-cell>
          <table:table-cell table:style-name="ce34" table:formula="of:=IF(ISBLANK([$Result.B439]);&quot;&quot;; [$Result.B439])">
            <text:p/>
          </table:table-cell>
          <table:table-cell table:content-validation-name="val1"/>
          <table:table-cell/>
        </table:table-row>
        <table:table-row table:style-name="ro6">
          <table:table-cell table:style-name="ce33" table:formula="of:=IF(ISBLANK([$Result.A440]);&quot;&quot;; [$Result.A440])">
            <text:p/>
          </table:table-cell>
          <table:table-cell table:style-name="ce34" table:formula="of:=IF(ISBLANK([$Result.B440]);&quot;&quot;; [$Result.B440])">
            <text:p/>
          </table:table-cell>
          <table:table-cell table:content-validation-name="val1"/>
          <table:table-cell/>
        </table:table-row>
        <table:table-row table:style-name="ro6">
          <table:table-cell table:style-name="ce33" table:formula="of:=IF(ISBLANK([$Result.A441]);&quot;&quot;; [$Result.A441])">
            <text:p/>
          </table:table-cell>
          <table:table-cell table:style-name="ce34" table:formula="of:=IF(ISBLANK([$Result.B441]);&quot;&quot;; [$Result.B441])">
            <text:p/>
          </table:table-cell>
          <table:table-cell table:content-validation-name="val1"/>
          <table:table-cell/>
        </table:table-row>
        <table:table-row table:style-name="ro6">
          <table:table-cell table:style-name="ce33" table:formula="of:=IF(ISBLANK([$Result.A442]);&quot;&quot;; [$Result.A442])">
            <text:p/>
          </table:table-cell>
          <table:table-cell table:style-name="ce34" table:formula="of:=IF(ISBLANK([$Result.B442]);&quot;&quot;; [$Result.B442])">
            <text:p/>
          </table:table-cell>
          <table:table-cell table:content-validation-name="val1"/>
          <table:table-cell/>
        </table:table-row>
        <table:table-row table:style-name="ro6">
          <table:table-cell table:style-name="ce33" table:formula="of:=IF(ISBLANK([$Result.A443]);&quot;&quot;; [$Result.A443])">
            <text:p/>
          </table:table-cell>
          <table:table-cell table:style-name="ce34" table:formula="of:=IF(ISBLANK([$Result.B443]);&quot;&quot;; [$Result.B443])">
            <text:p/>
          </table:table-cell>
          <table:table-cell table:content-validation-name="val1"/>
          <table:table-cell/>
        </table:table-row>
        <table:table-row table:style-name="ro6">
          <table:table-cell table:style-name="ce33" table:formula="of:=IF(ISBLANK([$Result.A444]);&quot;&quot;; [$Result.A444])">
            <text:p/>
          </table:table-cell>
          <table:table-cell table:style-name="ce34" table:formula="of:=IF(ISBLANK([$Result.B444]);&quot;&quot;; [$Result.B444])">
            <text:p/>
          </table:table-cell>
          <table:table-cell table:content-validation-name="val1"/>
          <table:table-cell/>
        </table:table-row>
        <table:table-row table:style-name="ro6">
          <table:table-cell table:style-name="ce33" table:formula="of:=IF(ISBLANK([$Result.A445]);&quot;&quot;; [$Result.A445])">
            <text:p/>
          </table:table-cell>
          <table:table-cell table:style-name="ce34" table:formula="of:=IF(ISBLANK([$Result.B445]);&quot;&quot;; [$Result.B445])">
            <text:p/>
          </table:table-cell>
          <table:table-cell table:content-validation-name="val1"/>
          <table:table-cell/>
        </table:table-row>
        <table:table-row table:style-name="ro6">
          <table:table-cell table:style-name="ce33" table:formula="of:=IF(ISBLANK([$Result.A446]);&quot;&quot;; [$Result.A446])">
            <text:p/>
          </table:table-cell>
          <table:table-cell table:style-name="ce34" table:formula="of:=IF(ISBLANK([$Result.B446]);&quot;&quot;; [$Result.B446])">
            <text:p/>
          </table:table-cell>
          <table:table-cell table:content-validation-name="val1"/>
          <table:table-cell/>
        </table:table-row>
        <table:table-row table:style-name="ro6">
          <table:table-cell table:style-name="ce33" table:formula="of:=IF(ISBLANK([$Result.A447]);&quot;&quot;; [$Result.A447])">
            <text:p/>
          </table:table-cell>
          <table:table-cell table:style-name="ce34" table:formula="of:=IF(ISBLANK([$Result.B447]);&quot;&quot;; [$Result.B447])">
            <text:p/>
          </table:table-cell>
          <table:table-cell table:content-validation-name="val1"/>
          <table:table-cell/>
        </table:table-row>
        <table:table-row table:style-name="ro6">
          <table:table-cell table:style-name="ce33" table:formula="of:=IF(ISBLANK([$Result.A448]);&quot;&quot;; [$Result.A448])">
            <text:p/>
          </table:table-cell>
          <table:table-cell table:style-name="ce34" table:formula="of:=IF(ISBLANK([$Result.B448]);&quot;&quot;; [$Result.B448])">
            <text:p/>
          </table:table-cell>
          <table:table-cell table:content-validation-name="val1"/>
          <table:table-cell/>
        </table:table-row>
        <table:table-row table:style-name="ro6">
          <table:table-cell table:style-name="ce33" table:formula="of:=IF(ISBLANK([$Result.A449]);&quot;&quot;; [$Result.A449])">
            <text:p/>
          </table:table-cell>
          <table:table-cell table:style-name="ce34" table:formula="of:=IF(ISBLANK([$Result.B449]);&quot;&quot;; [$Result.B449])">
            <text:p/>
          </table:table-cell>
          <table:table-cell table:content-validation-name="val1"/>
          <table:table-cell/>
        </table:table-row>
        <table:table-row table:style-name="ro6">
          <table:table-cell table:style-name="ce33" table:formula="of:=IF(ISBLANK([$Result.A450]);&quot;&quot;; [$Result.A450])">
            <text:p/>
          </table:table-cell>
          <table:table-cell table:style-name="ce34" table:formula="of:=IF(ISBLANK([$Result.B450]);&quot;&quot;; [$Result.B450])">
            <text:p/>
          </table:table-cell>
          <table:table-cell table:content-validation-name="val1"/>
          <table:table-cell/>
        </table:table-row>
        <table:table-row table:style-name="ro6">
          <table:table-cell table:style-name="ce33" table:formula="of:=IF(ISBLANK([$Result.A451]);&quot;&quot;; [$Result.A451])">
            <text:p/>
          </table:table-cell>
          <table:table-cell table:style-name="ce34" table:formula="of:=IF(ISBLANK([$Result.B451]);&quot;&quot;; [$Result.B451])">
            <text:p/>
          </table:table-cell>
          <table:table-cell table:content-validation-name="val1"/>
          <table:table-cell/>
        </table:table-row>
        <table:table-row table:style-name="ro6">
          <table:table-cell table:style-name="ce33" table:formula="of:=IF(ISBLANK([$Result.A452]);&quot;&quot;; [$Result.A452])">
            <text:p/>
          </table:table-cell>
          <table:table-cell table:style-name="ce34" table:formula="of:=IF(ISBLANK([$Result.B452]);&quot;&quot;; [$Result.B452])">
            <text:p/>
          </table:table-cell>
          <table:table-cell table:content-validation-name="val1"/>
          <table:table-cell/>
        </table:table-row>
        <table:table-row table:style-name="ro6">
          <table:table-cell table:style-name="ce33" table:formula="of:=IF(ISBLANK([$Result.A453]);&quot;&quot;; [$Result.A453])">
            <text:p/>
          </table:table-cell>
          <table:table-cell table:style-name="ce34" table:formula="of:=IF(ISBLANK([$Result.B453]);&quot;&quot;; [$Result.B453])">
            <text:p/>
          </table:table-cell>
          <table:table-cell table:content-validation-name="val1"/>
          <table:table-cell/>
        </table:table-row>
        <table:table-row table:style-name="ro6">
          <table:table-cell table:style-name="ce33" table:formula="of:=IF(ISBLANK([$Result.A454]);&quot;&quot;; [$Result.A454])">
            <text:p/>
          </table:table-cell>
          <table:table-cell table:style-name="ce34" table:formula="of:=IF(ISBLANK([$Result.B454]);&quot;&quot;; [$Result.B454])">
            <text:p/>
          </table:table-cell>
          <table:table-cell table:content-validation-name="val1"/>
          <table:table-cell/>
        </table:table-row>
        <table:table-row table:style-name="ro6">
          <table:table-cell table:style-name="ce33" table:formula="of:=IF(ISBLANK([$Result.A455]);&quot;&quot;; [$Result.A455])">
            <text:p/>
          </table:table-cell>
          <table:table-cell table:style-name="ce34" table:formula="of:=IF(ISBLANK([$Result.B455]);&quot;&quot;; [$Result.B455])">
            <text:p/>
          </table:table-cell>
          <table:table-cell table:content-validation-name="val1"/>
          <table:table-cell/>
        </table:table-row>
        <table:table-row table:style-name="ro6">
          <table:table-cell table:style-name="ce33" table:formula="of:=IF(ISBLANK([$Result.A456]);&quot;&quot;; [$Result.A456])">
            <text:p/>
          </table:table-cell>
          <table:table-cell table:style-name="ce34" table:formula="of:=IF(ISBLANK([$Result.B456]);&quot;&quot;; [$Result.B456])">
            <text:p/>
          </table:table-cell>
          <table:table-cell table:content-validation-name="val1"/>
          <table:table-cell/>
        </table:table-row>
        <table:table-row table:style-name="ro6">
          <table:table-cell table:style-name="ce33" table:formula="of:=IF(ISBLANK([$Result.A457]);&quot;&quot;; [$Result.A457])">
            <text:p/>
          </table:table-cell>
          <table:table-cell table:style-name="ce34" table:formula="of:=IF(ISBLANK([$Result.B457]);&quot;&quot;; [$Result.B457])">
            <text:p/>
          </table:table-cell>
          <table:table-cell table:content-validation-name="val1"/>
          <table:table-cell/>
        </table:table-row>
        <table:table-row table:style-name="ro6">
          <table:table-cell table:style-name="ce33" table:formula="of:=IF(ISBLANK([$Result.A458]);&quot;&quot;; [$Result.A458])">
            <text:p/>
          </table:table-cell>
          <table:table-cell table:style-name="ce34" table:formula="of:=IF(ISBLANK([$Result.B458]);&quot;&quot;; [$Result.B458])">
            <text:p/>
          </table:table-cell>
          <table:table-cell table:content-validation-name="val1"/>
          <table:table-cell/>
        </table:table-row>
        <table:table-row table:style-name="ro6">
          <table:table-cell table:style-name="ce33" table:formula="of:=IF(ISBLANK([$Result.A459]);&quot;&quot;; [$Result.A459])">
            <text:p/>
          </table:table-cell>
          <table:table-cell table:style-name="ce34" table:formula="of:=IF(ISBLANK([$Result.B459]);&quot;&quot;; [$Result.B459])">
            <text:p/>
          </table:table-cell>
          <table:table-cell table:content-validation-name="val1"/>
          <table:table-cell/>
        </table:table-row>
        <table:table-row table:style-name="ro6">
          <table:table-cell table:style-name="ce33" table:formula="of:=IF(ISBLANK([$Result.A460]);&quot;&quot;; [$Result.A460])">
            <text:p/>
          </table:table-cell>
          <table:table-cell table:style-name="ce34" table:formula="of:=IF(ISBLANK([$Result.B460]);&quot;&quot;; [$Result.B460])">
            <text:p/>
          </table:table-cell>
          <table:table-cell table:content-validation-name="val1"/>
          <table:table-cell/>
        </table:table-row>
        <table:table-row table:style-name="ro6">
          <table:table-cell table:style-name="ce33" table:formula="of:=IF(ISBLANK([$Result.A461]);&quot;&quot;; [$Result.A461])">
            <text:p/>
          </table:table-cell>
          <table:table-cell table:style-name="ce34" table:formula="of:=IF(ISBLANK([$Result.B461]);&quot;&quot;; [$Result.B461])">
            <text:p/>
          </table:table-cell>
          <table:table-cell table:content-validation-name="val1"/>
          <table:table-cell/>
        </table:table-row>
        <table:table-row table:style-name="ro6">
          <table:table-cell table:style-name="ce33" table:formula="of:=IF(ISBLANK([$Result.A462]);&quot;&quot;; [$Result.A462])">
            <text:p/>
          </table:table-cell>
          <table:table-cell table:style-name="ce34" table:formula="of:=IF(ISBLANK([$Result.B462]);&quot;&quot;; [$Result.B462])">
            <text:p/>
          </table:table-cell>
          <table:table-cell table:content-validation-name="val1"/>
          <table:table-cell/>
        </table:table-row>
        <table:table-row table:style-name="ro6">
          <table:table-cell table:style-name="ce33" table:formula="of:=IF(ISBLANK([$Result.A463]);&quot;&quot;; [$Result.A463])">
            <text:p/>
          </table:table-cell>
          <table:table-cell table:style-name="ce34" table:formula="of:=IF(ISBLANK([$Result.B463]);&quot;&quot;; [$Result.B463])">
            <text:p/>
          </table:table-cell>
          <table:table-cell table:content-validation-name="val1"/>
          <table:table-cell/>
        </table:table-row>
        <table:table-row table:style-name="ro6">
          <table:table-cell table:style-name="ce33" table:formula="of:=IF(ISBLANK([$Result.A464]);&quot;&quot;; [$Result.A464])">
            <text:p/>
          </table:table-cell>
          <table:table-cell table:style-name="ce34" table:formula="of:=IF(ISBLANK([$Result.B464]);&quot;&quot;; [$Result.B464])">
            <text:p/>
          </table:table-cell>
          <table:table-cell table:content-validation-name="val1"/>
          <table:table-cell/>
        </table:table-row>
        <table:table-row table:style-name="ro6">
          <table:table-cell table:style-name="ce33" table:formula="of:=IF(ISBLANK([$Result.A465]);&quot;&quot;; [$Result.A465])">
            <text:p/>
          </table:table-cell>
          <table:table-cell table:style-name="ce34" table:formula="of:=IF(ISBLANK([$Result.B465]);&quot;&quot;; [$Result.B465])">
            <text:p/>
          </table:table-cell>
          <table:table-cell table:content-validation-name="val1"/>
          <table:table-cell/>
        </table:table-row>
        <table:table-row table:style-name="ro6">
          <table:table-cell table:style-name="ce33" table:formula="of:=IF(ISBLANK([$Result.A466]);&quot;&quot;; [$Result.A466])">
            <text:p/>
          </table:table-cell>
          <table:table-cell table:style-name="ce34" table:formula="of:=IF(ISBLANK([$Result.B466]);&quot;&quot;; [$Result.B466])">
            <text:p/>
          </table:table-cell>
          <table:table-cell table:content-validation-name="val1"/>
          <table:table-cell/>
        </table:table-row>
        <table:table-row table:style-name="ro6">
          <table:table-cell table:style-name="ce33" table:formula="of:=IF(ISBLANK([$Result.A467]);&quot;&quot;; [$Result.A467])">
            <text:p/>
          </table:table-cell>
          <table:table-cell table:style-name="ce34" table:formula="of:=IF(ISBLANK([$Result.B467]);&quot;&quot;; [$Result.B467])">
            <text:p/>
          </table:table-cell>
          <table:table-cell table:content-validation-name="val1"/>
          <table:table-cell/>
        </table:table-row>
        <table:table-row table:style-name="ro6">
          <table:table-cell table:style-name="ce33" table:formula="of:=IF(ISBLANK([$Result.A468]);&quot;&quot;; [$Result.A468])">
            <text:p/>
          </table:table-cell>
          <table:table-cell table:style-name="ce34" table:formula="of:=IF(ISBLANK([$Result.B468]);&quot;&quot;; [$Result.B468])">
            <text:p/>
          </table:table-cell>
          <table:table-cell table:content-validation-name="val1"/>
          <table:table-cell/>
        </table:table-row>
        <table:table-row table:style-name="ro6">
          <table:table-cell table:style-name="ce33" table:formula="of:=IF(ISBLANK([$Result.A469]);&quot;&quot;; [$Result.A469])">
            <text:p/>
          </table:table-cell>
          <table:table-cell table:style-name="ce34" table:formula="of:=IF(ISBLANK([$Result.B469]);&quot;&quot;; [$Result.B469])">
            <text:p/>
          </table:table-cell>
          <table:table-cell table:content-validation-name="val1"/>
          <table:table-cell/>
        </table:table-row>
        <table:table-row table:style-name="ro6">
          <table:table-cell table:style-name="ce33" table:formula="of:=IF(ISBLANK([$Result.A470]);&quot;&quot;; [$Result.A470])">
            <text:p/>
          </table:table-cell>
          <table:table-cell table:style-name="ce34" table:formula="of:=IF(ISBLANK([$Result.B470]);&quot;&quot;; [$Result.B470])">
            <text:p/>
          </table:table-cell>
          <table:table-cell table:content-validation-name="val1"/>
          <table:table-cell/>
        </table:table-row>
        <table:table-row table:style-name="ro6">
          <table:table-cell table:style-name="ce33" table:formula="of:=IF(ISBLANK([$Result.A471]);&quot;&quot;; [$Result.A471])">
            <text:p/>
          </table:table-cell>
          <table:table-cell table:style-name="ce34" table:formula="of:=IF(ISBLANK([$Result.B471]);&quot;&quot;; [$Result.B471])">
            <text:p/>
          </table:table-cell>
          <table:table-cell table:content-validation-name="val1"/>
          <table:table-cell/>
        </table:table-row>
        <table:table-row table:style-name="ro6">
          <table:table-cell table:style-name="ce33" table:formula="of:=IF(ISBLANK([$Result.A472]);&quot;&quot;; [$Result.A472])">
            <text:p/>
          </table:table-cell>
          <table:table-cell table:style-name="ce34" table:formula="of:=IF(ISBLANK([$Result.B472]);&quot;&quot;; [$Result.B472])">
            <text:p/>
          </table:table-cell>
          <table:table-cell table:content-validation-name="val1"/>
          <table:table-cell/>
        </table:table-row>
        <table:table-row table:style-name="ro6">
          <table:table-cell table:style-name="ce33" table:formula="of:=IF(ISBLANK([$Result.A473]);&quot;&quot;; [$Result.A473])">
            <text:p/>
          </table:table-cell>
          <table:table-cell table:style-name="ce34" table:formula="of:=IF(ISBLANK([$Result.B473]);&quot;&quot;; [$Result.B473])">
            <text:p/>
          </table:table-cell>
          <table:table-cell table:content-validation-name="val1"/>
          <table:table-cell/>
        </table:table-row>
        <table:table-row table:style-name="ro6">
          <table:table-cell table:style-name="ce33" table:formula="of:=IF(ISBLANK([$Result.A474]);&quot;&quot;; [$Result.A474])">
            <text:p/>
          </table:table-cell>
          <table:table-cell table:style-name="ce34" table:formula="of:=IF(ISBLANK([$Result.B474]);&quot;&quot;; [$Result.B474])">
            <text:p/>
          </table:table-cell>
          <table:table-cell table:content-validation-name="val1"/>
          <table:table-cell/>
        </table:table-row>
        <table:table-row table:style-name="ro6">
          <table:table-cell table:style-name="ce33" table:formula="of:=IF(ISBLANK([$Result.A475]);&quot;&quot;; [$Result.A475])">
            <text:p/>
          </table:table-cell>
          <table:table-cell table:style-name="ce34" table:formula="of:=IF(ISBLANK([$Result.B475]);&quot;&quot;; [$Result.B475])">
            <text:p/>
          </table:table-cell>
          <table:table-cell table:content-validation-name="val1"/>
          <table:table-cell/>
        </table:table-row>
        <table:table-row table:style-name="ro6">
          <table:table-cell table:style-name="ce33" table:formula="of:=IF(ISBLANK([$Result.A476]);&quot;&quot;; [$Result.A476])">
            <text:p/>
          </table:table-cell>
          <table:table-cell table:style-name="ce34" table:formula="of:=IF(ISBLANK([$Result.B476]);&quot;&quot;; [$Result.B476])">
            <text:p/>
          </table:table-cell>
          <table:table-cell table:content-validation-name="val1"/>
          <table:table-cell/>
        </table:table-row>
        <table:table-row table:style-name="ro6">
          <table:table-cell table:style-name="ce33" table:formula="of:=IF(ISBLANK([$Result.A477]);&quot;&quot;; [$Result.A477])">
            <text:p/>
          </table:table-cell>
          <table:table-cell table:style-name="ce34" table:formula="of:=IF(ISBLANK([$Result.B477]);&quot;&quot;; [$Result.B477])">
            <text:p/>
          </table:table-cell>
          <table:table-cell table:content-validation-name="val1"/>
          <table:table-cell/>
        </table:table-row>
        <table:table-row table:style-name="ro6">
          <table:table-cell table:style-name="ce33" table:formula="of:=IF(ISBLANK([$Result.A478]);&quot;&quot;; [$Result.A478])">
            <text:p/>
          </table:table-cell>
          <table:table-cell table:style-name="ce34" table:formula="of:=IF(ISBLANK([$Result.B478]);&quot;&quot;; [$Result.B478])">
            <text:p/>
          </table:table-cell>
          <table:table-cell table:content-validation-name="val1"/>
          <table:table-cell/>
        </table:table-row>
        <table:table-row table:style-name="ro6">
          <table:table-cell table:style-name="ce33" table:formula="of:=IF(ISBLANK([$Result.A479]);&quot;&quot;; [$Result.A479])">
            <text:p/>
          </table:table-cell>
          <table:table-cell table:style-name="ce34" table:formula="of:=IF(ISBLANK([$Result.B479]);&quot;&quot;; [$Result.B479])">
            <text:p/>
          </table:table-cell>
          <table:table-cell table:content-validation-name="val1"/>
          <table:table-cell/>
        </table:table-row>
        <table:table-row table:style-name="ro6">
          <table:table-cell table:style-name="ce33" table:formula="of:=IF(ISBLANK([$Result.A480]);&quot;&quot;; [$Result.A480])">
            <text:p/>
          </table:table-cell>
          <table:table-cell table:style-name="ce34" table:formula="of:=IF(ISBLANK([$Result.B480]);&quot;&quot;; [$Result.B480])">
            <text:p/>
          </table:table-cell>
          <table:table-cell table:content-validation-name="val1"/>
          <table:table-cell/>
        </table:table-row>
        <table:table-row table:style-name="ro6">
          <table:table-cell table:style-name="ce33" table:formula="of:=IF(ISBLANK([$Result.A481]);&quot;&quot;; [$Result.A481])">
            <text:p/>
          </table:table-cell>
          <table:table-cell table:style-name="ce34" table:formula="of:=IF(ISBLANK([$Result.B481]);&quot;&quot;; [$Result.B481])">
            <text:p/>
          </table:table-cell>
          <table:table-cell table:content-validation-name="val1"/>
          <table:table-cell/>
        </table:table-row>
        <table:table-row table:style-name="ro6">
          <table:table-cell table:style-name="ce33" table:formula="of:=IF(ISBLANK([$Result.A482]);&quot;&quot;; [$Result.A482])">
            <text:p/>
          </table:table-cell>
          <table:table-cell table:style-name="ce34" table:formula="of:=IF(ISBLANK([$Result.B482]);&quot;&quot;; [$Result.B482])">
            <text:p/>
          </table:table-cell>
          <table:table-cell table:content-validation-name="val1"/>
          <table:table-cell/>
        </table:table-row>
        <table:table-row table:style-name="ro6">
          <table:table-cell table:style-name="ce33" table:formula="of:=IF(ISBLANK([$Result.A483]);&quot;&quot;; [$Result.A483])">
            <text:p/>
          </table:table-cell>
          <table:table-cell table:style-name="ce34" table:formula="of:=IF(ISBLANK([$Result.B483]);&quot;&quot;; [$Result.B483])">
            <text:p/>
          </table:table-cell>
          <table:table-cell table:content-validation-name="val1"/>
          <table:table-cell/>
        </table:table-row>
        <table:table-row table:style-name="ro6">
          <table:table-cell table:style-name="ce33" table:formula="of:=IF(ISBLANK([$Result.A484]);&quot;&quot;; [$Result.A484])">
            <text:p/>
          </table:table-cell>
          <table:table-cell table:style-name="ce34" table:formula="of:=IF(ISBLANK([$Result.B484]);&quot;&quot;; [$Result.B484])">
            <text:p/>
          </table:table-cell>
          <table:table-cell table:content-validation-name="val1"/>
          <table:table-cell/>
        </table:table-row>
        <table:table-row table:style-name="ro6">
          <table:table-cell table:style-name="ce33" table:formula="of:=IF(ISBLANK([$Result.A485]);&quot;&quot;; [$Result.A485])">
            <text:p/>
          </table:table-cell>
          <table:table-cell table:style-name="ce34" table:formula="of:=IF(ISBLANK([$Result.B485]);&quot;&quot;; [$Result.B485])">
            <text:p/>
          </table:table-cell>
          <table:table-cell table:content-validation-name="val1"/>
          <table:table-cell/>
        </table:table-row>
        <table:table-row table:style-name="ro6">
          <table:table-cell table:style-name="ce33" table:formula="of:=IF(ISBLANK([$Result.A486]);&quot;&quot;; [$Result.A486])">
            <text:p/>
          </table:table-cell>
          <table:table-cell table:style-name="ce34" table:formula="of:=IF(ISBLANK([$Result.B486]);&quot;&quot;; [$Result.B486])">
            <text:p/>
          </table:table-cell>
          <table:table-cell table:content-validation-name="val1"/>
          <table:table-cell/>
        </table:table-row>
        <table:table-row table:style-name="ro6">
          <table:table-cell table:style-name="ce33" table:formula="of:=IF(ISBLANK([$Result.A487]);&quot;&quot;; [$Result.A487])">
            <text:p/>
          </table:table-cell>
          <table:table-cell table:style-name="ce34" table:formula="of:=IF(ISBLANK([$Result.B487]);&quot;&quot;; [$Result.B487])">
            <text:p/>
          </table:table-cell>
          <table:table-cell table:content-validation-name="val1"/>
          <table:table-cell/>
        </table:table-row>
        <table:table-row table:style-name="ro6">
          <table:table-cell table:style-name="ce33" table:formula="of:=IF(ISBLANK([$Result.A488]);&quot;&quot;; [$Result.A488])">
            <text:p/>
          </table:table-cell>
          <table:table-cell table:style-name="ce34" table:formula="of:=IF(ISBLANK([$Result.B488]);&quot;&quot;; [$Result.B488])">
            <text:p/>
          </table:table-cell>
          <table:table-cell table:content-validation-name="val1"/>
          <table:table-cell/>
        </table:table-row>
        <table:table-row table:style-name="ro6">
          <table:table-cell table:style-name="ce33" table:formula="of:=IF(ISBLANK([$Result.A489]);&quot;&quot;; [$Result.A489])">
            <text:p/>
          </table:table-cell>
          <table:table-cell table:style-name="ce34" table:formula="of:=IF(ISBLANK([$Result.B489]);&quot;&quot;; [$Result.B489])">
            <text:p/>
          </table:table-cell>
          <table:table-cell table:content-validation-name="val1"/>
          <table:table-cell/>
        </table:table-row>
        <table:table-row table:style-name="ro6">
          <table:table-cell table:style-name="ce33" table:formula="of:=IF(ISBLANK([$Result.A490]);&quot;&quot;; [$Result.A490])">
            <text:p/>
          </table:table-cell>
          <table:table-cell table:style-name="ce34" table:formula="of:=IF(ISBLANK([$Result.B490]);&quot;&quot;; [$Result.B490])">
            <text:p/>
          </table:table-cell>
          <table:table-cell table:content-validation-name="val1"/>
          <table:table-cell/>
        </table:table-row>
        <table:table-row table:style-name="ro6">
          <table:table-cell table:style-name="ce33" table:formula="of:=IF(ISBLANK([$Result.A491]);&quot;&quot;; [$Result.A491])">
            <text:p/>
          </table:table-cell>
          <table:table-cell table:style-name="ce34" table:formula="of:=IF(ISBLANK([$Result.B491]);&quot;&quot;; [$Result.B491])">
            <text:p/>
          </table:table-cell>
          <table:table-cell table:content-validation-name="val1"/>
          <table:table-cell/>
        </table:table-row>
        <table:table-row table:style-name="ro6">
          <table:table-cell table:style-name="ce33" table:formula="of:=IF(ISBLANK([$Result.A492]);&quot;&quot;; [$Result.A492])">
            <text:p/>
          </table:table-cell>
          <table:table-cell table:style-name="ce34" table:formula="of:=IF(ISBLANK([$Result.B492]);&quot;&quot;; [$Result.B492])">
            <text:p/>
          </table:table-cell>
          <table:table-cell table:content-validation-name="val1"/>
          <table:table-cell/>
        </table:table-row>
        <table:table-row table:style-name="ro6">
          <table:table-cell table:style-name="ce33" table:formula="of:=IF(ISBLANK([$Result.A493]);&quot;&quot;; [$Result.A493])">
            <text:p/>
          </table:table-cell>
          <table:table-cell table:style-name="ce34" table:formula="of:=IF(ISBLANK([$Result.B493]);&quot;&quot;; [$Result.B493])">
            <text:p/>
          </table:table-cell>
          <table:table-cell table:content-validation-name="val1"/>
          <table:table-cell/>
        </table:table-row>
        <table:table-row table:style-name="ro6">
          <table:table-cell table:style-name="ce33" table:formula="of:=IF(ISBLANK([$Result.A494]);&quot;&quot;; [$Result.A494])">
            <text:p/>
          </table:table-cell>
          <table:table-cell table:style-name="ce34" table:formula="of:=IF(ISBLANK([$Result.B494]);&quot;&quot;; [$Result.B494])">
            <text:p/>
          </table:table-cell>
          <table:table-cell table:content-validation-name="val1"/>
          <table:table-cell/>
        </table:table-row>
        <table:table-row table:style-name="ro6">
          <table:table-cell table:style-name="ce33" table:formula="of:=IF(ISBLANK([$Result.A495]);&quot;&quot;; [$Result.A495])">
            <text:p/>
          </table:table-cell>
          <table:table-cell table:style-name="ce34" table:formula="of:=IF(ISBLANK([$Result.B495]);&quot;&quot;; [$Result.B495])">
            <text:p/>
          </table:table-cell>
          <table:table-cell table:content-validation-name="val1"/>
          <table:table-cell/>
        </table:table-row>
        <table:table-row table:style-name="ro6">
          <table:table-cell table:style-name="ce33" table:formula="of:=IF(ISBLANK([$Result.A496]);&quot;&quot;; [$Result.A496])">
            <text:p/>
          </table:table-cell>
          <table:table-cell table:style-name="ce34" table:formula="of:=IF(ISBLANK([$Result.B496]);&quot;&quot;; [$Result.B496])">
            <text:p/>
          </table:table-cell>
          <table:table-cell table:content-validation-name="val1"/>
          <table:table-cell/>
        </table:table-row>
        <table:table-row table:style-name="ro6">
          <table:table-cell table:style-name="ce33" table:formula="of:=IF(ISBLANK([$Result.A497]);&quot;&quot;; [$Result.A497])">
            <text:p/>
          </table:table-cell>
          <table:table-cell table:style-name="ce34" table:formula="of:=IF(ISBLANK([$Result.B497]);&quot;&quot;; [$Result.B497])">
            <text:p/>
          </table:table-cell>
          <table:table-cell table:content-validation-name="val1"/>
          <table:table-cell/>
        </table:table-row>
        <table:table-row table:style-name="ro6">
          <table:table-cell table:style-name="ce33" table:formula="of:=IF(ISBLANK([$Result.A498]);&quot;&quot;; [$Result.A498])">
            <text:p/>
          </table:table-cell>
          <table:table-cell table:style-name="ce34" table:formula="of:=IF(ISBLANK([$Result.B498]);&quot;&quot;; [$Result.B498])">
            <text:p/>
          </table:table-cell>
          <table:table-cell table:content-validation-name="val1"/>
          <table:table-cell/>
        </table:table-row>
        <table:table-row table:style-name="ro6">
          <table:table-cell table:style-name="ce33" table:formula="of:=IF(ISBLANK([$Result.A499]);&quot;&quot;; [$Result.A499])">
            <text:p/>
          </table:table-cell>
          <table:table-cell table:style-name="ce34" table:formula="of:=IF(ISBLANK([$Result.B499]);&quot;&quot;; [$Result.B499])">
            <text:p/>
          </table:table-cell>
          <table:table-cell table:content-validation-name="val1"/>
          <table:table-cell/>
        </table:table-row>
        <table:table-row table:style-name="ro6">
          <table:table-cell table:style-name="ce33" table:formula="of:=IF(ISBLANK([$Result.A500]);&quot;&quot;; [$Result.A500])">
            <text:p/>
          </table:table-cell>
          <table:table-cell table:style-name="ce34" table:formula="of:=IF(ISBLANK([$Result.B500]);&quot;&quot;; [$Result.B500])">
            <text:p/>
          </table:table-cell>
          <table:table-cell table:content-validation-name="val1"/>
          <table:table-cell/>
        </table:table-row>
        <table:table-row table:style-name="ro6">
          <table:table-cell table:style-name="ce33" table:formula="of:=IF(ISBLANK([$Result.A501]);&quot;&quot;; [$Result.A501])">
            <text:p/>
          </table:table-cell>
          <table:table-cell table:style-name="ce34" table:formula="of:=IF(ISBLANK([$Result.B501]);&quot;&quot;; [$Result.B501])">
            <text:p/>
          </table:table-cell>
          <table:table-cell table:content-validation-name="val1"/>
          <table:table-cell/>
        </table:table-row>
        <table:table-row table:style-name="ro6">
          <table:table-cell table:style-name="ce33" table:formula="of:=IF(ISBLANK([$Result.A502]);&quot;&quot;; [$Result.A502])">
            <text:p/>
          </table:table-cell>
          <table:table-cell table:style-name="ce34" table:formula="of:=IF(ISBLANK([$Result.B502]);&quot;&quot;; [$Result.B502])">
            <text:p/>
          </table:table-cell>
          <table:table-cell table:content-validation-name="val1"/>
          <table:table-cell/>
        </table:table-row>
        <table:table-row table:style-name="ro6">
          <table:table-cell table:style-name="ce33" table:formula="of:=IF(ISBLANK([$Result.A503]);&quot;&quot;; [$Result.A503])">
            <text:p/>
          </table:table-cell>
          <table:table-cell table:style-name="ce34" table:formula="of:=IF(ISBLANK([$Result.B503]);&quot;&quot;; [$Result.B503])">
            <text:p/>
          </table:table-cell>
          <table:table-cell table:content-validation-name="val1"/>
          <table:table-cell/>
        </table:table-row>
        <table:table-row table:style-name="ro6">
          <table:table-cell table:style-name="ce33" table:formula="of:=IF(ISBLANK([$Result.A504]);&quot;&quot;; [$Result.A504])">
            <text:p/>
          </table:table-cell>
          <table:table-cell table:style-name="ce34" table:formula="of:=IF(ISBLANK([$Result.B504]);&quot;&quot;; [$Result.B504])">
            <text:p/>
          </table:table-cell>
          <table:table-cell table:content-validation-name="val1"/>
          <table:table-cell/>
        </table:table-row>
        <table:table-row table:style-name="ro6">
          <table:table-cell table:style-name="ce33" table:formula="of:=IF(ISBLANK([$Result.A505]);&quot;&quot;; [$Result.A505])">
            <text:p/>
          </table:table-cell>
          <table:table-cell table:style-name="ce34" table:formula="of:=IF(ISBLANK([$Result.B505]);&quot;&quot;; [$Result.B505])">
            <text:p/>
          </table:table-cell>
          <table:table-cell table:content-validation-name="val1"/>
          <table:table-cell/>
        </table:table-row>
        <table:table-row table:style-name="ro6">
          <table:table-cell table:style-name="ce33" table:formula="of:=IF(ISBLANK([$Result.A506]);&quot;&quot;; [$Result.A506])">
            <text:p/>
          </table:table-cell>
          <table:table-cell table:style-name="ce34" table:formula="of:=IF(ISBLANK([$Result.B506]);&quot;&quot;; [$Result.B506])">
            <text:p/>
          </table:table-cell>
          <table:table-cell table:content-validation-name="val1"/>
          <table:table-cell/>
        </table:table-row>
        <table:table-row table:style-name="ro6">
          <table:table-cell table:style-name="ce33" table:formula="of:=IF(ISBLANK([$Result.A507]);&quot;&quot;; [$Result.A507])">
            <text:p/>
          </table:table-cell>
          <table:table-cell table:style-name="ce34" table:formula="of:=IF(ISBLANK([$Result.B507]);&quot;&quot;; [$Result.B507])">
            <text:p/>
          </table:table-cell>
          <table:table-cell table:content-validation-name="val1"/>
          <table:table-cell/>
        </table:table-row>
        <table:table-row table:style-name="ro6">
          <table:table-cell table:style-name="ce33" table:formula="of:=IF(ISBLANK([$Result.A508]);&quot;&quot;; [$Result.A508])">
            <text:p/>
          </table:table-cell>
          <table:table-cell table:style-name="ce34" table:formula="of:=IF(ISBLANK([$Result.B508]);&quot;&quot;; [$Result.B508])">
            <text:p/>
          </table:table-cell>
          <table:table-cell table:content-validation-name="val1"/>
          <table:table-cell/>
        </table:table-row>
        <table:table-row table:style-name="ro6">
          <table:table-cell table:style-name="ce33" table:formula="of:=IF(ISBLANK([$Result.A509]);&quot;&quot;; [$Result.A509])">
            <text:p/>
          </table:table-cell>
          <table:table-cell table:style-name="ce34" table:formula="of:=IF(ISBLANK([$Result.B509]);&quot;&quot;; [$Result.B509])">
            <text:p/>
          </table:table-cell>
          <table:table-cell table:content-validation-name="val1"/>
          <table:table-cell/>
        </table:table-row>
        <table:table-row table:style-name="ro6">
          <table:table-cell table:style-name="ce33" table:formula="of:=IF(ISBLANK([$Result.A510]);&quot;&quot;; [$Result.A510])">
            <text:p/>
          </table:table-cell>
          <table:table-cell table:style-name="ce34" table:formula="of:=IF(ISBLANK([$Result.B510]);&quot;&quot;; [$Result.B510])">
            <text:p/>
          </table:table-cell>
          <table:table-cell table:content-validation-name="val1"/>
          <table:table-cell/>
        </table:table-row>
        <table:table-row table:style-name="ro6">
          <table:table-cell table:style-name="ce33" table:formula="of:=IF(ISBLANK([$Result.A511]);&quot;&quot;; [$Result.A511])">
            <text:p/>
          </table:table-cell>
          <table:table-cell table:style-name="ce34" table:formula="of:=IF(ISBLANK([$Result.B511]);&quot;&quot;; [$Result.B511])">
            <text:p/>
          </table:table-cell>
          <table:table-cell table:content-validation-name="val1"/>
          <table:table-cell/>
        </table:table-row>
        <table:table-row table:style-name="ro6">
          <table:table-cell table:style-name="ce33" table:formula="of:=IF(ISBLANK([$Result.A512]);&quot;&quot;; [$Result.A512])">
            <text:p/>
          </table:table-cell>
          <table:table-cell table:style-name="ce34" table:formula="of:=IF(ISBLANK([$Result.B512]);&quot;&quot;; [$Result.B512])">
            <text:p/>
          </table:table-cell>
          <table:table-cell table:content-validation-name="val1"/>
          <table:table-cell/>
        </table:table-row>
        <table:table-row table:style-name="ro6">
          <table:table-cell table:style-name="ce33" table:formula="of:=IF(ISBLANK([$Result.A513]);&quot;&quot;; [$Result.A513])">
            <text:p/>
          </table:table-cell>
          <table:table-cell table:style-name="ce34" table:formula="of:=IF(ISBLANK([$Result.B513]);&quot;&quot;; [$Result.B513])">
            <text:p/>
          </table:table-cell>
          <table:table-cell table:content-validation-name="val1"/>
          <table:table-cell/>
        </table:table-row>
        <table:table-row table:style-name="ro6">
          <table:table-cell table:style-name="ce33" table:formula="of:=IF(ISBLANK([$Result.A514]);&quot;&quot;; [$Result.A514])">
            <text:p/>
          </table:table-cell>
          <table:table-cell table:style-name="ce34" table:formula="of:=IF(ISBLANK([$Result.B514]);&quot;&quot;; [$Result.B514])">
            <text:p/>
          </table:table-cell>
          <table:table-cell table:content-validation-name="val1"/>
          <table:table-cell/>
        </table:table-row>
        <table:table-row table:style-name="ro6">
          <table:table-cell table:style-name="ce33" table:formula="of:=IF(ISBLANK([$Result.A515]);&quot;&quot;; [$Result.A515])">
            <text:p/>
          </table:table-cell>
          <table:table-cell table:style-name="ce34" table:formula="of:=IF(ISBLANK([$Result.B515]);&quot;&quot;; [$Result.B515])">
            <text:p/>
          </table:table-cell>
          <table:table-cell table:content-validation-name="val1"/>
          <table:table-cell/>
        </table:table-row>
        <table:table-row table:style-name="ro6">
          <table:table-cell table:style-name="ce33" table:formula="of:=IF(ISBLANK([$Result.A516]);&quot;&quot;; [$Result.A516])">
            <text:p/>
          </table:table-cell>
          <table:table-cell table:style-name="ce34" table:formula="of:=IF(ISBLANK([$Result.B516]);&quot;&quot;; [$Result.B516])">
            <text:p/>
          </table:table-cell>
          <table:table-cell table:content-validation-name="val1"/>
          <table:table-cell/>
        </table:table-row>
        <table:table-row table:style-name="ro6">
          <table:table-cell table:style-name="ce33" table:formula="of:=IF(ISBLANK([$Result.A517]);&quot;&quot;; [$Result.A517])">
            <text:p/>
          </table:table-cell>
          <table:table-cell table:style-name="ce34" table:formula="of:=IF(ISBLANK([$Result.B517]);&quot;&quot;; [$Result.B517])">
            <text:p/>
          </table:table-cell>
          <table:table-cell table:content-validation-name="val1"/>
          <table:table-cell/>
        </table:table-row>
        <table:table-row table:style-name="ro6">
          <table:table-cell table:style-name="ce33" table:formula="of:=IF(ISBLANK([$Result.A518]);&quot;&quot;; [$Result.A518])">
            <text:p/>
          </table:table-cell>
          <table:table-cell table:style-name="ce34" table:formula="of:=IF(ISBLANK([$Result.B518]);&quot;&quot;; [$Result.B518])">
            <text:p/>
          </table:table-cell>
          <table:table-cell table:content-validation-name="val1"/>
          <table:table-cell/>
        </table:table-row>
        <table:table-row table:style-name="ro6">
          <table:table-cell table:style-name="ce33" table:formula="of:=IF(ISBLANK([$Result.A519]);&quot;&quot;; [$Result.A519])">
            <text:p/>
          </table:table-cell>
          <table:table-cell table:style-name="ce34" table:formula="of:=IF(ISBLANK([$Result.B519]);&quot;&quot;; [$Result.B519])">
            <text:p/>
          </table:table-cell>
          <table:table-cell table:content-validation-name="val1"/>
          <table:table-cell/>
        </table:table-row>
        <table:table-row table:style-name="ro6">
          <table:table-cell table:style-name="ce33" table:formula="of:=IF(ISBLANK([$Result.A520]);&quot;&quot;; [$Result.A520])">
            <text:p/>
          </table:table-cell>
          <table:table-cell table:style-name="ce34" table:formula="of:=IF(ISBLANK([$Result.B520]);&quot;&quot;; [$Result.B520])">
            <text:p/>
          </table:table-cell>
          <table:table-cell table:content-validation-name="val1"/>
          <table:table-cell/>
        </table:table-row>
        <table:table-row table:style-name="ro6">
          <table:table-cell table:style-name="ce33" table:formula="of:=IF(ISBLANK([$Result.A521]);&quot;&quot;; [$Result.A521])">
            <text:p/>
          </table:table-cell>
          <table:table-cell table:style-name="ce34" table:formula="of:=IF(ISBLANK([$Result.B521]);&quot;&quot;; [$Result.B521])">
            <text:p/>
          </table:table-cell>
          <table:table-cell table:content-validation-name="val1"/>
          <table:table-cell/>
        </table:table-row>
        <table:table-row table:style-name="ro6">
          <table:table-cell table:style-name="ce33" table:formula="of:=IF(ISBLANK([$Result.A522]);&quot;&quot;; [$Result.A522])">
            <text:p/>
          </table:table-cell>
          <table:table-cell table:style-name="ce34" table:formula="of:=IF(ISBLANK([$Result.B522]);&quot;&quot;; [$Result.B522])">
            <text:p/>
          </table:table-cell>
          <table:table-cell table:content-validation-name="val1"/>
          <table:table-cell/>
        </table:table-row>
        <table:table-row table:style-name="ro6">
          <table:table-cell table:style-name="ce33" table:formula="of:=IF(ISBLANK([$Result.A523]);&quot;&quot;; [$Result.A523])">
            <text:p/>
          </table:table-cell>
          <table:table-cell table:style-name="ce34" table:formula="of:=IF(ISBLANK([$Result.B523]);&quot;&quot;; [$Result.B523])">
            <text:p/>
          </table:table-cell>
          <table:table-cell table:content-validation-name="val1"/>
          <table:table-cell/>
        </table:table-row>
        <table:table-row table:style-name="ro6">
          <table:table-cell table:style-name="ce33" table:formula="of:=IF(ISBLANK([$Result.A524]);&quot;&quot;; [$Result.A524])">
            <text:p/>
          </table:table-cell>
          <table:table-cell table:style-name="ce34" table:formula="of:=IF(ISBLANK([$Result.B524]);&quot;&quot;; [$Result.B524])">
            <text:p/>
          </table:table-cell>
          <table:table-cell table:content-validation-name="val1"/>
          <table:table-cell/>
        </table:table-row>
        <table:table-row table:style-name="ro6">
          <table:table-cell table:style-name="ce33" table:formula="of:=IF(ISBLANK([$Result.A525]);&quot;&quot;; [$Result.A525])">
            <text:p/>
          </table:table-cell>
          <table:table-cell table:style-name="ce34" table:formula="of:=IF(ISBLANK([$Result.B525]);&quot;&quot;; [$Result.B525])">
            <text:p/>
          </table:table-cell>
          <table:table-cell table:content-validation-name="val1"/>
          <table:table-cell/>
        </table:table-row>
        <table:table-row table:style-name="ro6">
          <table:table-cell table:style-name="ce33" table:formula="of:=IF(ISBLANK([$Result.A526]);&quot;&quot;; [$Result.A526])">
            <text:p/>
          </table:table-cell>
          <table:table-cell table:style-name="ce34" table:formula="of:=IF(ISBLANK([$Result.B526]);&quot;&quot;; [$Result.B526])">
            <text:p/>
          </table:table-cell>
          <table:table-cell table:content-validation-name="val1"/>
          <table:table-cell/>
        </table:table-row>
        <table:table-row table:style-name="ro6">
          <table:table-cell table:style-name="ce33" table:formula="of:=IF(ISBLANK([$Result.A527]);&quot;&quot;; [$Result.A527])">
            <text:p/>
          </table:table-cell>
          <table:table-cell table:style-name="ce34" table:formula="of:=IF(ISBLANK([$Result.B527]);&quot;&quot;; [$Result.B527])">
            <text:p/>
          </table:table-cell>
          <table:table-cell table:content-validation-name="val1"/>
          <table:table-cell/>
        </table:table-row>
        <table:table-row table:style-name="ro6">
          <table:table-cell table:style-name="ce33" table:formula="of:=IF(ISBLANK([$Result.A528]);&quot;&quot;; [$Result.A528])">
            <text:p/>
          </table:table-cell>
          <table:table-cell table:style-name="ce34" table:formula="of:=IF(ISBLANK([$Result.B528]);&quot;&quot;; [$Result.B528])">
            <text:p/>
          </table:table-cell>
          <table:table-cell table:content-validation-name="val1"/>
          <table:table-cell/>
        </table:table-row>
        <table:table-row table:style-name="ro6">
          <table:table-cell table:style-name="ce33" table:formula="of:=IF(ISBLANK([$Result.A529]);&quot;&quot;; [$Result.A529])">
            <text:p/>
          </table:table-cell>
          <table:table-cell table:style-name="ce34" table:formula="of:=IF(ISBLANK([$Result.B529]);&quot;&quot;; [$Result.B529])">
            <text:p/>
          </table:table-cell>
          <table:table-cell table:content-validation-name="val1"/>
          <table:table-cell/>
        </table:table-row>
        <table:table-row table:style-name="ro6">
          <table:table-cell table:style-name="ce33" table:formula="of:=IF(ISBLANK([$Result.A530]);&quot;&quot;; [$Result.A530])">
            <text:p/>
          </table:table-cell>
          <table:table-cell table:style-name="ce34" table:formula="of:=IF(ISBLANK([$Result.B530]);&quot;&quot;; [$Result.B530])">
            <text:p/>
          </table:table-cell>
          <table:table-cell table:content-validation-name="val1"/>
          <table:table-cell/>
        </table:table-row>
        <table:table-row table:style-name="ro6">
          <table:table-cell table:style-name="ce33" table:formula="of:=IF(ISBLANK([$Result.A531]);&quot;&quot;; [$Result.A531])">
            <text:p/>
          </table:table-cell>
          <table:table-cell table:style-name="ce34" table:formula="of:=IF(ISBLANK([$Result.B531]);&quot;&quot;; [$Result.B531])">
            <text:p/>
          </table:table-cell>
          <table:table-cell table:content-validation-name="val1"/>
          <table:table-cell/>
        </table:table-row>
        <table:table-row table:style-name="ro6">
          <table:table-cell table:style-name="ce33" table:formula="of:=IF(ISBLANK([$Result.A532]);&quot;&quot;; [$Result.A532])">
            <text:p/>
          </table:table-cell>
          <table:table-cell table:style-name="ce34" table:formula="of:=IF(ISBLANK([$Result.B532]);&quot;&quot;; [$Result.B532])">
            <text:p/>
          </table:table-cell>
          <table:table-cell table:content-validation-name="val1"/>
          <table:table-cell/>
        </table:table-row>
        <table:table-row table:style-name="ro6">
          <table:table-cell table:style-name="ce33" table:formula="of:=IF(ISBLANK([$Result.A533]);&quot;&quot;; [$Result.A533])">
            <text:p/>
          </table:table-cell>
          <table:table-cell table:style-name="ce34" table:formula="of:=IF(ISBLANK([$Result.B533]);&quot;&quot;; [$Result.B533])">
            <text:p/>
          </table:table-cell>
          <table:table-cell table:content-validation-name="val1"/>
          <table:table-cell/>
        </table:table-row>
        <table:table-row table:style-name="ro6">
          <table:table-cell table:style-name="ce33" table:formula="of:=IF(ISBLANK([$Result.A534]);&quot;&quot;; [$Result.A534])">
            <text:p/>
          </table:table-cell>
          <table:table-cell table:style-name="ce34" table:formula="of:=IF(ISBLANK([$Result.B534]);&quot;&quot;; [$Result.B534])">
            <text:p/>
          </table:table-cell>
          <table:table-cell table:content-validation-name="val1"/>
          <table:table-cell/>
        </table:table-row>
        <table:table-row table:style-name="ro6">
          <table:table-cell table:style-name="ce33" table:formula="of:=IF(ISBLANK([$Result.A535]);&quot;&quot;; [$Result.A535])">
            <text:p/>
          </table:table-cell>
          <table:table-cell table:style-name="ce34" table:formula="of:=IF(ISBLANK([$Result.B535]);&quot;&quot;; [$Result.B535])">
            <text:p/>
          </table:table-cell>
          <table:table-cell table:content-validation-name="val1"/>
          <table:table-cell/>
        </table:table-row>
        <table:table-row table:style-name="ro6">
          <table:table-cell table:style-name="ce33" table:formula="of:=IF(ISBLANK([$Result.A536]);&quot;&quot;; [$Result.A536])">
            <text:p/>
          </table:table-cell>
          <table:table-cell table:style-name="ce34" table:formula="of:=IF(ISBLANK([$Result.B536]);&quot;&quot;; [$Result.B536])">
            <text:p/>
          </table:table-cell>
          <table:table-cell table:content-validation-name="val1"/>
          <table:table-cell/>
        </table:table-row>
        <table:table-row table:style-name="ro6">
          <table:table-cell table:style-name="ce33" table:formula="of:=IF(ISBLANK([$Result.A537]);&quot;&quot;; [$Result.A537])">
            <text:p/>
          </table:table-cell>
          <table:table-cell table:style-name="ce34" table:formula="of:=IF(ISBLANK([$Result.B537]);&quot;&quot;; [$Result.B537])">
            <text:p/>
          </table:table-cell>
          <table:table-cell table:content-validation-name="val1"/>
          <table:table-cell/>
        </table:table-row>
        <table:table-row table:style-name="ro6">
          <table:table-cell table:style-name="ce33" table:formula="of:=IF(ISBLANK([$Result.A538]);&quot;&quot;; [$Result.A538])">
            <text:p/>
          </table:table-cell>
          <table:table-cell table:style-name="ce34" table:formula="of:=IF(ISBLANK([$Result.B538]);&quot;&quot;; [$Result.B538])">
            <text:p/>
          </table:table-cell>
          <table:table-cell table:content-validation-name="val1"/>
          <table:table-cell/>
        </table:table-row>
        <table:table-row table:style-name="ro6">
          <table:table-cell table:style-name="ce33" table:formula="of:=IF(ISBLANK([$Result.A539]);&quot;&quot;; [$Result.A539])">
            <text:p/>
          </table:table-cell>
          <table:table-cell table:style-name="ce34" table:formula="of:=IF(ISBLANK([$Result.B539]);&quot;&quot;; [$Result.B539])">
            <text:p/>
          </table:table-cell>
          <table:table-cell table:content-validation-name="val1"/>
          <table:table-cell/>
        </table:table-row>
        <table:table-row table:style-name="ro6">
          <table:table-cell table:style-name="ce33" table:formula="of:=IF(ISBLANK([$Result.A540]);&quot;&quot;; [$Result.A540])">
            <text:p/>
          </table:table-cell>
          <table:table-cell table:style-name="ce34" table:formula="of:=IF(ISBLANK([$Result.B540]);&quot;&quot;; [$Result.B540])">
            <text:p/>
          </table:table-cell>
          <table:table-cell table:content-validation-name="val1"/>
          <table:table-cell/>
        </table:table-row>
        <table:table-row table:style-name="ro6">
          <table:table-cell table:style-name="ce33" table:formula="of:=IF(ISBLANK([$Result.A541]);&quot;&quot;; [$Result.A541])">
            <text:p/>
          </table:table-cell>
          <table:table-cell table:style-name="ce34" table:formula="of:=IF(ISBLANK([$Result.B541]);&quot;&quot;; [$Result.B541])">
            <text:p/>
          </table:table-cell>
          <table:table-cell table:content-validation-name="val1"/>
          <table:table-cell/>
        </table:table-row>
        <table:table-row table:style-name="ro6">
          <table:table-cell table:style-name="ce33" table:formula="of:=IF(ISBLANK([$Result.A542]);&quot;&quot;; [$Result.A542])">
            <text:p/>
          </table:table-cell>
          <table:table-cell table:style-name="ce34" table:formula="of:=IF(ISBLANK([$Result.B542]);&quot;&quot;; [$Result.B542])">
            <text:p/>
          </table:table-cell>
          <table:table-cell table:content-validation-name="val1"/>
          <table:table-cell/>
        </table:table-row>
        <table:table-row table:style-name="ro6">
          <table:table-cell table:style-name="ce33" table:formula="of:=IF(ISBLANK([$Result.A543]);&quot;&quot;; [$Result.A543])">
            <text:p/>
          </table:table-cell>
          <table:table-cell table:style-name="ce34" table:formula="of:=IF(ISBLANK([$Result.B543]);&quot;&quot;; [$Result.B543])">
            <text:p/>
          </table:table-cell>
          <table:table-cell table:content-validation-name="val1"/>
          <table:table-cell/>
        </table:table-row>
        <table:table-row table:style-name="ro6">
          <table:table-cell table:style-name="ce33" table:formula="of:=IF(ISBLANK([$Result.A544]);&quot;&quot;; [$Result.A544])">
            <text:p/>
          </table:table-cell>
          <table:table-cell table:style-name="ce34" table:formula="of:=IF(ISBLANK([$Result.B544]);&quot;&quot;; [$Result.B544])">
            <text:p/>
          </table:table-cell>
          <table:table-cell table:content-validation-name="val1"/>
          <table:table-cell/>
        </table:table-row>
        <table:table-row table:style-name="ro6">
          <table:table-cell table:style-name="ce33" table:formula="of:=IF(ISBLANK([$Result.A545]);&quot;&quot;; [$Result.A545])">
            <text:p/>
          </table:table-cell>
          <table:table-cell table:style-name="ce34" table:formula="of:=IF(ISBLANK([$Result.B545]);&quot;&quot;; [$Result.B545])">
            <text:p/>
          </table:table-cell>
          <table:table-cell table:content-validation-name="val1"/>
          <table:table-cell/>
        </table:table-row>
        <table:table-row table:style-name="ro6">
          <table:table-cell table:style-name="ce33" table:formula="of:=IF(ISBLANK([$Result.A546]);&quot;&quot;; [$Result.A546])">
            <text:p/>
          </table:table-cell>
          <table:table-cell table:style-name="ce34" table:formula="of:=IF(ISBLANK([$Result.B546]);&quot;&quot;; [$Result.B546])">
            <text:p/>
          </table:table-cell>
          <table:table-cell table:content-validation-name="val1"/>
          <table:table-cell/>
        </table:table-row>
        <table:table-row table:style-name="ro6">
          <table:table-cell table:style-name="ce33" table:formula="of:=IF(ISBLANK([$Result.A547]);&quot;&quot;; [$Result.A547])">
            <text:p/>
          </table:table-cell>
          <table:table-cell table:style-name="ce34" table:formula="of:=IF(ISBLANK([$Result.B547]);&quot;&quot;; [$Result.B547])">
            <text:p/>
          </table:table-cell>
          <table:table-cell table:content-validation-name="val1"/>
          <table:table-cell/>
        </table:table-row>
        <table:table-row table:style-name="ro6">
          <table:table-cell table:style-name="ce33" table:formula="of:=IF(ISBLANK([$Result.A548]);&quot;&quot;; [$Result.A548])">
            <text:p/>
          </table:table-cell>
          <table:table-cell table:style-name="ce34" table:formula="of:=IF(ISBLANK([$Result.B548]);&quot;&quot;; [$Result.B548])">
            <text:p/>
          </table:table-cell>
          <table:table-cell table:content-validation-name="val1"/>
          <table:table-cell/>
        </table:table-row>
        <table:table-row table:style-name="ro6">
          <table:table-cell table:style-name="ce33" table:formula="of:=IF(ISBLANK([$Result.A549]);&quot;&quot;; [$Result.A549])">
            <text:p/>
          </table:table-cell>
          <table:table-cell table:style-name="ce34" table:formula="of:=IF(ISBLANK([$Result.B549]);&quot;&quot;; [$Result.B549])">
            <text:p/>
          </table:table-cell>
          <table:table-cell table:content-validation-name="val1"/>
          <table:table-cell/>
        </table:table-row>
        <table:table-row table:style-name="ro6">
          <table:table-cell table:style-name="ce33" table:formula="of:=IF(ISBLANK([$Result.A550]);&quot;&quot;; [$Result.A550])">
            <text:p/>
          </table:table-cell>
          <table:table-cell table:style-name="ce34" table:formula="of:=IF(ISBLANK([$Result.B550]);&quot;&quot;; [$Result.B550])">
            <text:p/>
          </table:table-cell>
          <table:table-cell table:content-validation-name="val1"/>
          <table:table-cell/>
        </table:table-row>
        <table:table-row table:style-name="ro6">
          <table:table-cell table:style-name="ce33" table:formula="of:=IF(ISBLANK([$Result.A551]);&quot;&quot;; [$Result.A551])">
            <text:p/>
          </table:table-cell>
          <table:table-cell table:style-name="ce34" table:formula="of:=IF(ISBLANK([$Result.B551]);&quot;&quot;; [$Result.B551])">
            <text:p/>
          </table:table-cell>
          <table:table-cell table:content-validation-name="val1"/>
          <table:table-cell/>
        </table:table-row>
        <table:table-row table:style-name="ro6">
          <table:table-cell table:style-name="ce33" table:formula="of:=IF(ISBLANK([$Result.A552]);&quot;&quot;; [$Result.A552])">
            <text:p/>
          </table:table-cell>
          <table:table-cell table:style-name="ce34" table:formula="of:=IF(ISBLANK([$Result.B552]);&quot;&quot;; [$Result.B552])">
            <text:p/>
          </table:table-cell>
          <table:table-cell table:content-validation-name="val1"/>
          <table:table-cell/>
        </table:table-row>
        <table:table-row table:style-name="ro6">
          <table:table-cell table:style-name="ce33" table:formula="of:=IF(ISBLANK([$Result.A553]);&quot;&quot;; [$Result.A553])">
            <text:p/>
          </table:table-cell>
          <table:table-cell table:style-name="ce34" table:formula="of:=IF(ISBLANK([$Result.B553]);&quot;&quot;; [$Result.B553])">
            <text:p/>
          </table:table-cell>
          <table:table-cell table:content-validation-name="val1"/>
          <table:table-cell/>
        </table:table-row>
        <table:table-row table:style-name="ro6">
          <table:table-cell table:style-name="ce33" table:formula="of:=IF(ISBLANK([$Result.A554]);&quot;&quot;; [$Result.A554])">
            <text:p/>
          </table:table-cell>
          <table:table-cell table:style-name="ce34" table:formula="of:=IF(ISBLANK([$Result.B554]);&quot;&quot;; [$Result.B554])">
            <text:p/>
          </table:table-cell>
          <table:table-cell table:content-validation-name="val1"/>
          <table:table-cell/>
        </table:table-row>
        <table:table-row table:style-name="ro6">
          <table:table-cell table:style-name="ce33" table:formula="of:=IF(ISBLANK([$Result.A555]);&quot;&quot;; [$Result.A555])">
            <text:p/>
          </table:table-cell>
          <table:table-cell table:style-name="ce34" table:formula="of:=IF(ISBLANK([$Result.B555]);&quot;&quot;; [$Result.B555])">
            <text:p/>
          </table:table-cell>
          <table:table-cell table:content-validation-name="val1"/>
          <table:table-cell/>
        </table:table-row>
        <table:table-row table:style-name="ro6">
          <table:table-cell table:style-name="ce33" table:formula="of:=IF(ISBLANK([$Result.A556]);&quot;&quot;; [$Result.A556])">
            <text:p/>
          </table:table-cell>
          <table:table-cell table:style-name="ce34" table:formula="of:=IF(ISBLANK([$Result.B556]);&quot;&quot;; [$Result.B556])">
            <text:p/>
          </table:table-cell>
          <table:table-cell table:content-validation-name="val1"/>
          <table:table-cell/>
        </table:table-row>
        <table:table-row table:style-name="ro6">
          <table:table-cell table:style-name="ce33" table:formula="of:=IF(ISBLANK([$Result.A557]);&quot;&quot;; [$Result.A557])">
            <text:p/>
          </table:table-cell>
          <table:table-cell table:style-name="ce34" table:formula="of:=IF(ISBLANK([$Result.B557]);&quot;&quot;; [$Result.B557])">
            <text:p/>
          </table:table-cell>
          <table:table-cell table:content-validation-name="val1"/>
          <table:table-cell/>
        </table:table-row>
        <table:table-row table:style-name="ro6">
          <table:table-cell table:style-name="ce33" table:formula="of:=IF(ISBLANK([$Result.A558]);&quot;&quot;; [$Result.A558])">
            <text:p/>
          </table:table-cell>
          <table:table-cell table:style-name="ce34" table:formula="of:=IF(ISBLANK([$Result.B558]);&quot;&quot;; [$Result.B558])">
            <text:p/>
          </table:table-cell>
          <table:table-cell table:content-validation-name="val1"/>
          <table:table-cell/>
        </table:table-row>
        <table:table-row table:style-name="ro6">
          <table:table-cell table:style-name="ce33" table:formula="of:=IF(ISBLANK([$Result.A559]);&quot;&quot;; [$Result.A559])">
            <text:p/>
          </table:table-cell>
          <table:table-cell table:style-name="ce34" table:formula="of:=IF(ISBLANK([$Result.B559]);&quot;&quot;; [$Result.B559])">
            <text:p/>
          </table:table-cell>
          <table:table-cell table:content-validation-name="val1"/>
          <table:table-cell/>
        </table:table-row>
        <table:table-row table:style-name="ro6">
          <table:table-cell table:style-name="ce33" table:formula="of:=IF(ISBLANK([$Result.A560]);&quot;&quot;; [$Result.A560])">
            <text:p/>
          </table:table-cell>
          <table:table-cell table:style-name="ce34" table:formula="of:=IF(ISBLANK([$Result.B560]);&quot;&quot;; [$Result.B560])">
            <text:p/>
          </table:table-cell>
          <table:table-cell table:content-validation-name="val1"/>
          <table:table-cell/>
        </table:table-row>
        <table:table-row table:style-name="ro6">
          <table:table-cell table:style-name="ce33" table:formula="of:=IF(ISBLANK([$Result.A561]);&quot;&quot;; [$Result.A561])">
            <text:p/>
          </table:table-cell>
          <table:table-cell table:style-name="ce34" table:formula="of:=IF(ISBLANK([$Result.B561]);&quot;&quot;; [$Result.B561])">
            <text:p/>
          </table:table-cell>
          <table:table-cell table:content-validation-name="val1"/>
          <table:table-cell/>
        </table:table-row>
        <table:table-row table:style-name="ro6">
          <table:table-cell table:style-name="ce33" table:formula="of:=IF(ISBLANK([$Result.A562]);&quot;&quot;; [$Result.A562])">
            <text:p/>
          </table:table-cell>
          <table:table-cell table:style-name="ce34" table:formula="of:=IF(ISBLANK([$Result.B562]);&quot;&quot;; [$Result.B562])">
            <text:p/>
          </table:table-cell>
          <table:table-cell table:content-validation-name="val1"/>
          <table:table-cell/>
        </table:table-row>
        <table:table-row table:style-name="ro6">
          <table:table-cell table:style-name="ce33" table:formula="of:=IF(ISBLANK([$Result.A563]);&quot;&quot;; [$Result.A563])">
            <text:p/>
          </table:table-cell>
          <table:table-cell table:style-name="ce34" table:formula="of:=IF(ISBLANK([$Result.B563]);&quot;&quot;; [$Result.B563])">
            <text:p/>
          </table:table-cell>
          <table:table-cell table:content-validation-name="val1"/>
          <table:table-cell/>
        </table:table-row>
        <table:table-row table:style-name="ro6">
          <table:table-cell table:style-name="ce33" table:formula="of:=IF(ISBLANK([$Result.A564]);&quot;&quot;; [$Result.A564])">
            <text:p/>
          </table:table-cell>
          <table:table-cell table:style-name="ce34" table:formula="of:=IF(ISBLANK([$Result.B564]);&quot;&quot;; [$Result.B564])">
            <text:p/>
          </table:table-cell>
          <table:table-cell table:content-validation-name="val1"/>
          <table:table-cell/>
        </table:table-row>
        <table:table-row table:style-name="ro6">
          <table:table-cell table:style-name="ce33" table:formula="of:=IF(ISBLANK([$Result.A565]);&quot;&quot;; [$Result.A565])">
            <text:p/>
          </table:table-cell>
          <table:table-cell table:style-name="ce34" table:formula="of:=IF(ISBLANK([$Result.B565]);&quot;&quot;; [$Result.B565])">
            <text:p/>
          </table:table-cell>
          <table:table-cell table:content-validation-name="val1"/>
          <table:table-cell/>
        </table:table-row>
        <table:table-row table:style-name="ro6">
          <table:table-cell table:style-name="ce33" table:formula="of:=IF(ISBLANK([$Result.A566]);&quot;&quot;; [$Result.A566])">
            <text:p/>
          </table:table-cell>
          <table:table-cell table:style-name="ce34" table:formula="of:=IF(ISBLANK([$Result.B566]);&quot;&quot;; [$Result.B566])">
            <text:p/>
          </table:table-cell>
          <table:table-cell table:content-validation-name="val1"/>
          <table:table-cell/>
        </table:table-row>
        <table:table-row table:style-name="ro6">
          <table:table-cell table:style-name="ce33" table:formula="of:=IF(ISBLANK([$Result.A567]);&quot;&quot;; [$Result.A567])">
            <text:p/>
          </table:table-cell>
          <table:table-cell table:style-name="ce34" table:formula="of:=IF(ISBLANK([$Result.B567]);&quot;&quot;; [$Result.B567])">
            <text:p/>
          </table:table-cell>
          <table:table-cell table:content-validation-name="val1"/>
          <table:table-cell/>
        </table:table-row>
        <table:table-row table:style-name="ro6">
          <table:table-cell table:style-name="ce33" table:formula="of:=IF(ISBLANK([$Result.A568]);&quot;&quot;; [$Result.A568])">
            <text:p/>
          </table:table-cell>
          <table:table-cell table:style-name="ce34" table:formula="of:=IF(ISBLANK([$Result.B568]);&quot;&quot;; [$Result.B568])">
            <text:p/>
          </table:table-cell>
          <table:table-cell table:content-validation-name="val1"/>
          <table:table-cell/>
        </table:table-row>
        <table:table-row table:style-name="ro6">
          <table:table-cell table:style-name="ce33" table:formula="of:=IF(ISBLANK([$Result.A569]);&quot;&quot;; [$Result.A569])">
            <text:p/>
          </table:table-cell>
          <table:table-cell table:style-name="ce34" table:formula="of:=IF(ISBLANK([$Result.B569]);&quot;&quot;; [$Result.B569])">
            <text:p/>
          </table:table-cell>
          <table:table-cell table:content-validation-name="val1"/>
          <table:table-cell/>
        </table:table-row>
        <table:table-row table:style-name="ro6">
          <table:table-cell table:style-name="ce33" table:formula="of:=IF(ISBLANK([$Result.A570]);&quot;&quot;; [$Result.A570])">
            <text:p/>
          </table:table-cell>
          <table:table-cell table:style-name="ce34" table:formula="of:=IF(ISBLANK([$Result.B570]);&quot;&quot;; [$Result.B570])">
            <text:p/>
          </table:table-cell>
          <table:table-cell table:content-validation-name="val1"/>
          <table:table-cell/>
        </table:table-row>
        <table:table-row table:style-name="ro6">
          <table:table-cell table:style-name="ce33" table:formula="of:=IF(ISBLANK([$Result.A571]);&quot;&quot;; [$Result.A571])">
            <text:p/>
          </table:table-cell>
          <table:table-cell table:style-name="ce34" table:formula="of:=IF(ISBLANK([$Result.B571]);&quot;&quot;; [$Result.B571])">
            <text:p/>
          </table:table-cell>
          <table:table-cell table:content-validation-name="val1"/>
          <table:table-cell/>
        </table:table-row>
        <table:table-row table:style-name="ro6">
          <table:table-cell table:style-name="ce33" table:formula="of:=IF(ISBLANK([$Result.A572]);&quot;&quot;; [$Result.A572])">
            <text:p/>
          </table:table-cell>
          <table:table-cell table:style-name="ce34" table:formula="of:=IF(ISBLANK([$Result.B572]);&quot;&quot;; [$Result.B572])">
            <text:p/>
          </table:table-cell>
          <table:table-cell table:content-validation-name="val1"/>
          <table:table-cell/>
        </table:table-row>
        <table:table-row table:style-name="ro6">
          <table:table-cell table:style-name="ce33" table:formula="of:=IF(ISBLANK([$Result.A573]);&quot;&quot;; [$Result.A573])">
            <text:p/>
          </table:table-cell>
          <table:table-cell table:style-name="ce34" table:formula="of:=IF(ISBLANK([$Result.B573]);&quot;&quot;; [$Result.B573])">
            <text:p/>
          </table:table-cell>
          <table:table-cell table:content-validation-name="val1"/>
          <table:table-cell/>
        </table:table-row>
        <table:table-row table:style-name="ro6">
          <table:table-cell table:style-name="ce33" table:formula="of:=IF(ISBLANK([$Result.A574]);&quot;&quot;; [$Result.A574])">
            <text:p/>
          </table:table-cell>
          <table:table-cell table:style-name="ce34" table:formula="of:=IF(ISBLANK([$Result.B574]);&quot;&quot;; [$Result.B574])">
            <text:p/>
          </table:table-cell>
          <table:table-cell table:content-validation-name="val1"/>
          <table:table-cell/>
        </table:table-row>
        <table:table-row table:style-name="ro6">
          <table:table-cell table:style-name="ce33" table:formula="of:=IF(ISBLANK([$Result.A575]);&quot;&quot;; [$Result.A575])">
            <text:p/>
          </table:table-cell>
          <table:table-cell table:style-name="ce34" table:formula="of:=IF(ISBLANK([$Result.B575]);&quot;&quot;; [$Result.B575])">
            <text:p/>
          </table:table-cell>
          <table:table-cell table:content-validation-name="val1"/>
          <table:table-cell/>
        </table:table-row>
        <table:table-row table:style-name="ro6">
          <table:table-cell table:style-name="ce33" table:formula="of:=IF(ISBLANK([$Result.A576]);&quot;&quot;; [$Result.A576])">
            <text:p/>
          </table:table-cell>
          <table:table-cell table:style-name="ce34" table:formula="of:=IF(ISBLANK([$Result.B576]);&quot;&quot;; [$Result.B576])">
            <text:p/>
          </table:table-cell>
          <table:table-cell table:content-validation-name="val1"/>
          <table:table-cell/>
        </table:table-row>
        <table:table-row table:style-name="ro6">
          <table:table-cell table:style-name="ce33" table:formula="of:=IF(ISBLANK([$Result.A577]);&quot;&quot;; [$Result.A577])">
            <text:p/>
          </table:table-cell>
          <table:table-cell table:style-name="ce34" table:formula="of:=IF(ISBLANK([$Result.B577]);&quot;&quot;; [$Result.B577])">
            <text:p/>
          </table:table-cell>
          <table:table-cell table:content-validation-name="val1"/>
          <table:table-cell/>
        </table:table-row>
        <table:table-row table:style-name="ro6">
          <table:table-cell table:style-name="ce33" table:formula="of:=IF(ISBLANK([$Result.A578]);&quot;&quot;; [$Result.A578])">
            <text:p/>
          </table:table-cell>
          <table:table-cell table:style-name="ce34" table:formula="of:=IF(ISBLANK([$Result.B578]);&quot;&quot;; [$Result.B578])">
            <text:p/>
          </table:table-cell>
          <table:table-cell table:content-validation-name="val1"/>
          <table:table-cell/>
        </table:table-row>
        <table:table-row table:style-name="ro6">
          <table:table-cell table:style-name="ce33" table:formula="of:=IF(ISBLANK([$Result.A579]);&quot;&quot;; [$Result.A579])">
            <text:p/>
          </table:table-cell>
          <table:table-cell table:style-name="ce34" table:formula="of:=IF(ISBLANK([$Result.B579]);&quot;&quot;; [$Result.B579])">
            <text:p/>
          </table:table-cell>
          <table:table-cell table:content-validation-name="val1"/>
          <table:table-cell/>
        </table:table-row>
        <table:table-row table:style-name="ro6">
          <table:table-cell table:style-name="ce33" table:formula="of:=IF(ISBLANK([$Result.A580]);&quot;&quot;; [$Result.A580])">
            <text:p/>
          </table:table-cell>
          <table:table-cell table:style-name="ce34" table:formula="of:=IF(ISBLANK([$Result.B580]);&quot;&quot;; [$Result.B580])">
            <text:p/>
          </table:table-cell>
          <table:table-cell table:content-validation-name="val1"/>
          <table:table-cell/>
        </table:table-row>
        <table:table-row table:style-name="ro6">
          <table:table-cell table:style-name="ce33" table:formula="of:=IF(ISBLANK([$Result.A581]);&quot;&quot;; [$Result.A581])">
            <text:p/>
          </table:table-cell>
          <table:table-cell table:style-name="ce34" table:formula="of:=IF(ISBLANK([$Result.B581]);&quot;&quot;; [$Result.B581])">
            <text:p/>
          </table:table-cell>
          <table:table-cell table:content-validation-name="val1"/>
          <table:table-cell/>
        </table:table-row>
        <table:table-row table:style-name="ro6">
          <table:table-cell table:style-name="ce33" table:formula="of:=IF(ISBLANK([$Result.A582]);&quot;&quot;; [$Result.A582])">
            <text:p/>
          </table:table-cell>
          <table:table-cell table:style-name="ce34" table:formula="of:=IF(ISBLANK([$Result.B582]);&quot;&quot;; [$Result.B582])">
            <text:p/>
          </table:table-cell>
          <table:table-cell table:content-validation-name="val1"/>
          <table:table-cell/>
        </table:table-row>
        <table:table-row table:style-name="ro6">
          <table:table-cell table:style-name="ce33" table:formula="of:=IF(ISBLANK([$Result.A583]);&quot;&quot;; [$Result.A583])">
            <text:p/>
          </table:table-cell>
          <table:table-cell table:style-name="ce34" table:formula="of:=IF(ISBLANK([$Result.B583]);&quot;&quot;; [$Result.B583])">
            <text:p/>
          </table:table-cell>
          <table:table-cell table:content-validation-name="val1"/>
          <table:table-cell/>
        </table:table-row>
        <table:table-row table:style-name="ro6">
          <table:table-cell table:style-name="ce33" table:formula="of:=IF(ISBLANK([$Result.A584]);&quot;&quot;; [$Result.A584])">
            <text:p/>
          </table:table-cell>
          <table:table-cell table:style-name="ce34" table:formula="of:=IF(ISBLANK([$Result.B584]);&quot;&quot;; [$Result.B584])">
            <text:p/>
          </table:table-cell>
          <table:table-cell table:content-validation-name="val1"/>
          <table:table-cell/>
        </table:table-row>
        <table:table-row table:style-name="ro6">
          <table:table-cell table:style-name="ce33" table:formula="of:=IF(ISBLANK([$Result.A585]);&quot;&quot;; [$Result.A585])">
            <text:p/>
          </table:table-cell>
          <table:table-cell table:style-name="ce34" table:formula="of:=IF(ISBLANK([$Result.B585]);&quot;&quot;; [$Result.B585])">
            <text:p/>
          </table:table-cell>
          <table:table-cell table:content-validation-name="val1"/>
          <table:table-cell/>
        </table:table-row>
        <table:table-row table:style-name="ro6">
          <table:table-cell table:style-name="ce33" table:formula="of:=IF(ISBLANK([$Result.A586]);&quot;&quot;; [$Result.A586])">
            <text:p/>
          </table:table-cell>
          <table:table-cell table:style-name="ce34" table:formula="of:=IF(ISBLANK([$Result.B586]);&quot;&quot;; [$Result.B586])">
            <text:p/>
          </table:table-cell>
          <table:table-cell table:content-validation-name="val1"/>
          <table:table-cell/>
        </table:table-row>
        <table:table-row table:style-name="ro6">
          <table:table-cell table:style-name="ce33" table:formula="of:=IF(ISBLANK([$Result.A587]);&quot;&quot;; [$Result.A587])">
            <text:p/>
          </table:table-cell>
          <table:table-cell table:style-name="ce34" table:formula="of:=IF(ISBLANK([$Result.B587]);&quot;&quot;; [$Result.B587])">
            <text:p/>
          </table:table-cell>
          <table:table-cell table:content-validation-name="val1"/>
          <table:table-cell/>
        </table:table-row>
        <table:table-row table:style-name="ro6">
          <table:table-cell table:style-name="ce33" table:formula="of:=IF(ISBLANK([$Result.A588]);&quot;&quot;; [$Result.A588])">
            <text:p/>
          </table:table-cell>
          <table:table-cell table:style-name="ce34" table:formula="of:=IF(ISBLANK([$Result.B588]);&quot;&quot;; [$Result.B588])">
            <text:p/>
          </table:table-cell>
          <table:table-cell table:content-validation-name="val1"/>
          <table:table-cell/>
        </table:table-row>
        <table:table-row table:style-name="ro6">
          <table:table-cell table:style-name="ce33" table:formula="of:=IF(ISBLANK([$Result.A589]);&quot;&quot;; [$Result.A589])">
            <text:p/>
          </table:table-cell>
          <table:table-cell table:style-name="ce34" table:formula="of:=IF(ISBLANK([$Result.B589]);&quot;&quot;; [$Result.B589])">
            <text:p/>
          </table:table-cell>
          <table:table-cell table:content-validation-name="val1"/>
          <table:table-cell/>
        </table:table-row>
        <table:table-row table:style-name="ro6">
          <table:table-cell table:style-name="ce33" table:formula="of:=IF(ISBLANK([$Result.A590]);&quot;&quot;; [$Result.A590])">
            <text:p/>
          </table:table-cell>
          <table:table-cell table:style-name="ce34" table:formula="of:=IF(ISBLANK([$Result.B590]);&quot;&quot;; [$Result.B590])">
            <text:p/>
          </table:table-cell>
          <table:table-cell table:content-validation-name="val1"/>
          <table:table-cell/>
        </table:table-row>
        <table:table-row table:style-name="ro6">
          <table:table-cell table:style-name="ce33" table:formula="of:=IF(ISBLANK([$Result.A591]);&quot;&quot;; [$Result.A591])">
            <text:p/>
          </table:table-cell>
          <table:table-cell table:style-name="ce34" table:formula="of:=IF(ISBLANK([$Result.B591]);&quot;&quot;; [$Result.B591])">
            <text:p/>
          </table:table-cell>
          <table:table-cell table:content-validation-name="val1"/>
          <table:table-cell/>
        </table:table-row>
        <table:table-row table:style-name="ro6">
          <table:table-cell table:style-name="ce33" table:formula="of:=IF(ISBLANK([$Result.A592]);&quot;&quot;; [$Result.A592])">
            <text:p/>
          </table:table-cell>
          <table:table-cell table:style-name="ce34" table:formula="of:=IF(ISBLANK([$Result.B592]);&quot;&quot;; [$Result.B592])">
            <text:p/>
          </table:table-cell>
          <table:table-cell table:content-validation-name="val1"/>
          <table:table-cell/>
        </table:table-row>
        <table:table-row table:style-name="ro6">
          <table:table-cell table:style-name="ce33" table:formula="of:=IF(ISBLANK([$Result.A593]);&quot;&quot;; [$Result.A593])">
            <text:p/>
          </table:table-cell>
          <table:table-cell table:style-name="ce34" table:formula="of:=IF(ISBLANK([$Result.B593]);&quot;&quot;; [$Result.B593])">
            <text:p/>
          </table:table-cell>
          <table:table-cell table:content-validation-name="val1"/>
          <table:table-cell/>
        </table:table-row>
        <table:table-row table:style-name="ro6">
          <table:table-cell table:style-name="ce33" table:formula="of:=IF(ISBLANK([$Result.A594]);&quot;&quot;; [$Result.A594])">
            <text:p/>
          </table:table-cell>
          <table:table-cell table:style-name="ce34" table:formula="of:=IF(ISBLANK([$Result.B594]);&quot;&quot;; [$Result.B594])">
            <text:p/>
          </table:table-cell>
          <table:table-cell table:content-validation-name="val1"/>
          <table:table-cell/>
        </table:table-row>
        <table:table-row table:style-name="ro6">
          <table:table-cell table:style-name="ce33" table:formula="of:=IF(ISBLANK([$Result.A595]);&quot;&quot;; [$Result.A595])">
            <text:p/>
          </table:table-cell>
          <table:table-cell table:style-name="ce34" table:formula="of:=IF(ISBLANK([$Result.B595]);&quot;&quot;; [$Result.B595])">
            <text:p/>
          </table:table-cell>
          <table:table-cell table:content-validation-name="val1"/>
          <table:table-cell/>
        </table:table-row>
        <table:table-row table:style-name="ro6">
          <table:table-cell table:style-name="ce33" table:formula="of:=IF(ISBLANK([$Result.A596]);&quot;&quot;; [$Result.A596])">
            <text:p/>
          </table:table-cell>
          <table:table-cell table:style-name="ce34" table:formula="of:=IF(ISBLANK([$Result.B596]);&quot;&quot;; [$Result.B596])">
            <text:p/>
          </table:table-cell>
          <table:table-cell table:content-validation-name="val1"/>
          <table:table-cell/>
        </table:table-row>
        <table:table-row table:style-name="ro6">
          <table:table-cell table:style-name="ce33" table:formula="of:=IF(ISBLANK([$Result.A597]);&quot;&quot;; [$Result.A597])">
            <text:p/>
          </table:table-cell>
          <table:table-cell table:style-name="ce34" table:formula="of:=IF(ISBLANK([$Result.B597]);&quot;&quot;; [$Result.B597])">
            <text:p/>
          </table:table-cell>
          <table:table-cell table:content-validation-name="val1"/>
          <table:table-cell/>
        </table:table-row>
        <table:table-row table:style-name="ro6">
          <table:table-cell table:style-name="ce33" table:formula="of:=IF(ISBLANK([$Result.A598]);&quot;&quot;; [$Result.A598])">
            <text:p/>
          </table:table-cell>
          <table:table-cell table:style-name="ce34" table:formula="of:=IF(ISBLANK([$Result.B598]);&quot;&quot;; [$Result.B598])">
            <text:p/>
          </table:table-cell>
          <table:table-cell table:content-validation-name="val1"/>
          <table:table-cell/>
        </table:table-row>
        <table:table-row table:style-name="ro6">
          <table:table-cell table:style-name="ce33" table:formula="of:=IF(ISBLANK([$Result.A599]);&quot;&quot;; [$Result.A599])">
            <text:p/>
          </table:table-cell>
          <table:table-cell table:style-name="ce34" table:formula="of:=IF(ISBLANK([$Result.B599]);&quot;&quot;; [$Result.B599])">
            <text:p/>
          </table:table-cell>
          <table:table-cell table:content-validation-name="val1"/>
          <table:table-cell/>
        </table:table-row>
        <table:table-row table:style-name="ro6">
          <table:table-cell table:style-name="ce33" table:formula="of:=IF(ISBLANK([$Result.A600]);&quot;&quot;; [$Result.A600])">
            <text:p/>
          </table:table-cell>
          <table:table-cell table:style-name="ce34" table:formula="of:=IF(ISBLANK([$Result.B600]);&quot;&quot;; [$Result.B600])">
            <text:p/>
          </table:table-cell>
          <table:table-cell table:content-validation-name="val1"/>
          <table:table-cell/>
        </table:table-row>
        <table:table-row table:style-name="ro6">
          <table:table-cell table:style-name="ce33" table:formula="of:=IF(ISBLANK([$Result.A601]);&quot;&quot;; [$Result.A601])">
            <text:p/>
          </table:table-cell>
          <table:table-cell table:style-name="ce34" table:formula="of:=IF(ISBLANK([$Result.B601]);&quot;&quot;; [$Result.B601])">
            <text:p/>
          </table:table-cell>
          <table:table-cell table:content-validation-name="val1"/>
          <table:table-cell/>
        </table:table-row>
        <table:table-row table:style-name="ro6">
          <table:table-cell table:style-name="ce33" table:formula="of:=IF(ISBLANK([$Result.A602]);&quot;&quot;; [$Result.A602])">
            <text:p/>
          </table:table-cell>
          <table:table-cell table:style-name="ce34" table:formula="of:=IF(ISBLANK([$Result.B602]);&quot;&quot;; [$Result.B602])">
            <text:p/>
          </table:table-cell>
          <table:table-cell table:content-validation-name="val1"/>
          <table:table-cell/>
        </table:table-row>
        <table:table-row table:style-name="ro6">
          <table:table-cell table:style-name="ce33" table:formula="of:=IF(ISBLANK([$Result.A603]);&quot;&quot;; [$Result.A603])">
            <text:p/>
          </table:table-cell>
          <table:table-cell table:style-name="ce34" table:formula="of:=IF(ISBLANK([$Result.B603]);&quot;&quot;; [$Result.B603])">
            <text:p/>
          </table:table-cell>
          <table:table-cell table:content-validation-name="val1"/>
          <table:table-cell/>
        </table:table-row>
        <table:table-row table:style-name="ro6">
          <table:table-cell table:style-name="ce33" table:formula="of:=IF(ISBLANK([$Result.A604]);&quot;&quot;; [$Result.A604])">
            <text:p/>
          </table:table-cell>
          <table:table-cell table:style-name="ce34" table:formula="of:=IF(ISBLANK([$Result.B604]);&quot;&quot;; [$Result.B604])">
            <text:p/>
          </table:table-cell>
          <table:table-cell table:content-validation-name="val1"/>
          <table:table-cell/>
        </table:table-row>
        <table:table-row table:style-name="ro6">
          <table:table-cell table:style-name="ce33" table:formula="of:=IF(ISBLANK([$Result.A605]);&quot;&quot;; [$Result.A605])">
            <text:p/>
          </table:table-cell>
          <table:table-cell table:style-name="ce34" table:formula="of:=IF(ISBLANK([$Result.B605]);&quot;&quot;; [$Result.B605])">
            <text:p/>
          </table:table-cell>
          <table:table-cell table:content-validation-name="val1"/>
          <table:table-cell/>
        </table:table-row>
        <table:table-row table:style-name="ro6">
          <table:table-cell table:style-name="ce33" table:formula="of:=IF(ISBLANK([$Result.A606]);&quot;&quot;; [$Result.A606])">
            <text:p/>
          </table:table-cell>
          <table:table-cell table:style-name="ce34" table:formula="of:=IF(ISBLANK([$Result.B606]);&quot;&quot;; [$Result.B606])">
            <text:p/>
          </table:table-cell>
          <table:table-cell table:content-validation-name="val1"/>
          <table:table-cell/>
        </table:table-row>
        <table:table-row table:style-name="ro6">
          <table:table-cell table:style-name="ce33" table:formula="of:=IF(ISBLANK([$Result.A607]);&quot;&quot;; [$Result.A607])">
            <text:p/>
          </table:table-cell>
          <table:table-cell table:style-name="ce34" table:formula="of:=IF(ISBLANK([$Result.B607]);&quot;&quot;; [$Result.B607])">
            <text:p/>
          </table:table-cell>
          <table:table-cell table:content-validation-name="val1"/>
          <table:table-cell/>
        </table:table-row>
        <table:table-row table:style-name="ro6">
          <table:table-cell table:style-name="ce33" table:formula="of:=IF(ISBLANK([$Result.A608]);&quot;&quot;; [$Result.A608])">
            <text:p/>
          </table:table-cell>
          <table:table-cell table:style-name="ce34" table:formula="of:=IF(ISBLANK([$Result.B608]);&quot;&quot;; [$Result.B608])">
            <text:p/>
          </table:table-cell>
          <table:table-cell table:content-validation-name="val1"/>
          <table:table-cell/>
        </table:table-row>
        <table:table-row table:style-name="ro6">
          <table:table-cell table:style-name="ce33" table:formula="of:=IF(ISBLANK([$Result.A609]);&quot;&quot;; [$Result.A609])">
            <text:p/>
          </table:table-cell>
          <table:table-cell table:style-name="ce34" table:formula="of:=IF(ISBLANK([$Result.B609]);&quot;&quot;; [$Result.B609])">
            <text:p/>
          </table:table-cell>
          <table:table-cell table:content-validation-name="val1"/>
          <table:table-cell/>
        </table:table-row>
        <table:table-row table:style-name="ro6">
          <table:table-cell table:style-name="ce33" table:formula="of:=IF(ISBLANK([$Result.A610]);&quot;&quot;; [$Result.A610])">
            <text:p/>
          </table:table-cell>
          <table:table-cell table:style-name="ce34" table:formula="of:=IF(ISBLANK([$Result.B610]);&quot;&quot;; [$Result.B610])">
            <text:p/>
          </table:table-cell>
          <table:table-cell table:content-validation-name="val1"/>
          <table:table-cell/>
        </table:table-row>
        <table:table-row table:style-name="ro6">
          <table:table-cell table:style-name="ce33" table:formula="of:=IF(ISBLANK([$Result.A611]);&quot;&quot;; [$Result.A611])">
            <text:p/>
          </table:table-cell>
          <table:table-cell table:style-name="ce34" table:formula="of:=IF(ISBLANK([$Result.B611]);&quot;&quot;; [$Result.B611])">
            <text:p/>
          </table:table-cell>
          <table:table-cell table:content-validation-name="val1"/>
          <table:table-cell/>
        </table:table-row>
        <table:table-row table:style-name="ro6">
          <table:table-cell table:style-name="ce33" table:formula="of:=IF(ISBLANK([$Result.A612]);&quot;&quot;; [$Result.A612])">
            <text:p/>
          </table:table-cell>
          <table:table-cell table:style-name="ce34" table:formula="of:=IF(ISBLANK([$Result.B612]);&quot;&quot;; [$Result.B612])">
            <text:p/>
          </table:table-cell>
          <table:table-cell table:content-validation-name="val1"/>
          <table:table-cell/>
        </table:table-row>
        <table:table-row table:style-name="ro6">
          <table:table-cell table:style-name="ce33" table:formula="of:=IF(ISBLANK([$Result.A613]);&quot;&quot;; [$Result.A613])">
            <text:p/>
          </table:table-cell>
          <table:table-cell table:style-name="ce34" table:formula="of:=IF(ISBLANK([$Result.B613]);&quot;&quot;; [$Result.B613])">
            <text:p/>
          </table:table-cell>
          <table:table-cell table:content-validation-name="val1"/>
          <table:table-cell/>
        </table:table-row>
        <table:table-row table:style-name="ro6">
          <table:table-cell table:style-name="ce33" table:formula="of:=IF(ISBLANK([$Result.A614]);&quot;&quot;; [$Result.A614])">
            <text:p/>
          </table:table-cell>
          <table:table-cell table:style-name="ce34" table:formula="of:=IF(ISBLANK([$Result.B614]);&quot;&quot;; [$Result.B614])">
            <text:p/>
          </table:table-cell>
          <table:table-cell table:content-validation-name="val1"/>
          <table:table-cell/>
        </table:table-row>
        <table:table-row table:style-name="ro6">
          <table:table-cell table:style-name="ce33" table:formula="of:=IF(ISBLANK([$Result.A615]);&quot;&quot;; [$Result.A615])">
            <text:p/>
          </table:table-cell>
          <table:table-cell table:style-name="ce34" table:formula="of:=IF(ISBLANK([$Result.B615]);&quot;&quot;; [$Result.B615])">
            <text:p/>
          </table:table-cell>
          <table:table-cell table:content-validation-name="val1"/>
          <table:table-cell/>
        </table:table-row>
        <table:table-row table:style-name="ro6">
          <table:table-cell table:style-name="ce33" table:formula="of:=IF(ISBLANK([$Result.A616]);&quot;&quot;; [$Result.A616])">
            <text:p/>
          </table:table-cell>
          <table:table-cell table:style-name="ce34" table:formula="of:=IF(ISBLANK([$Result.B616]);&quot;&quot;; [$Result.B616])">
            <text:p/>
          </table:table-cell>
          <table:table-cell table:content-validation-name="val1"/>
          <table:table-cell/>
        </table:table-row>
        <table:table-row table:style-name="ro6">
          <table:table-cell table:style-name="ce33" table:formula="of:=IF(ISBLANK([$Result.A617]);&quot;&quot;; [$Result.A617])">
            <text:p/>
          </table:table-cell>
          <table:table-cell table:style-name="ce34" table:formula="of:=IF(ISBLANK([$Result.B617]);&quot;&quot;; [$Result.B617])">
            <text:p/>
          </table:table-cell>
          <table:table-cell table:content-validation-name="val1"/>
          <table:table-cell/>
        </table:table-row>
        <table:table-row table:style-name="ro6">
          <table:table-cell table:style-name="ce33" table:formula="of:=IF(ISBLANK([$Result.A618]);&quot;&quot;; [$Result.A618])">
            <text:p/>
          </table:table-cell>
          <table:table-cell table:style-name="ce34" table:formula="of:=IF(ISBLANK([$Result.B618]);&quot;&quot;; [$Result.B618])">
            <text:p/>
          </table:table-cell>
          <table:table-cell table:content-validation-name="val1"/>
          <table:table-cell/>
        </table:table-row>
        <table:table-row table:style-name="ro6">
          <table:table-cell table:style-name="ce33" table:formula="of:=IF(ISBLANK([$Result.A619]);&quot;&quot;; [$Result.A619])">
            <text:p/>
          </table:table-cell>
          <table:table-cell table:style-name="ce34" table:formula="of:=IF(ISBLANK([$Result.B619]);&quot;&quot;; [$Result.B619])">
            <text:p/>
          </table:table-cell>
          <table:table-cell table:content-validation-name="val1"/>
          <table:table-cell/>
        </table:table-row>
        <table:table-row table:style-name="ro6">
          <table:table-cell table:style-name="ce33" table:formula="of:=IF(ISBLANK([$Result.A620]);&quot;&quot;; [$Result.A620])">
            <text:p/>
          </table:table-cell>
          <table:table-cell table:style-name="ce34" table:formula="of:=IF(ISBLANK([$Result.B620]);&quot;&quot;; [$Result.B620])">
            <text:p/>
          </table:table-cell>
          <table:table-cell table:content-validation-name="val1"/>
          <table:table-cell/>
        </table:table-row>
        <table:table-row table:style-name="ro6">
          <table:table-cell table:style-name="ce33" table:formula="of:=IF(ISBLANK([$Result.A621]);&quot;&quot;; [$Result.A621])">
            <text:p/>
          </table:table-cell>
          <table:table-cell table:style-name="ce34" table:formula="of:=IF(ISBLANK([$Result.B621]);&quot;&quot;; [$Result.B621])">
            <text:p/>
          </table:table-cell>
          <table:table-cell table:content-validation-name="val1"/>
          <table:table-cell/>
        </table:table-row>
        <table:table-row table:style-name="ro6">
          <table:table-cell table:style-name="ce33" table:formula="of:=IF(ISBLANK([$Result.A622]);&quot;&quot;; [$Result.A622])">
            <text:p/>
          </table:table-cell>
          <table:table-cell table:style-name="ce34" table:formula="of:=IF(ISBLANK([$Result.B622]);&quot;&quot;; [$Result.B622])">
            <text:p/>
          </table:table-cell>
          <table:table-cell table:content-validation-name="val1"/>
          <table:table-cell/>
        </table:table-row>
        <table:table-row table:style-name="ro6">
          <table:table-cell table:style-name="ce33" table:formula="of:=IF(ISBLANK([$Result.A623]);&quot;&quot;; [$Result.A623])">
            <text:p/>
          </table:table-cell>
          <table:table-cell table:style-name="ce34" table:formula="of:=IF(ISBLANK([$Result.B623]);&quot;&quot;; [$Result.B623])">
            <text:p/>
          </table:table-cell>
          <table:table-cell table:content-validation-name="val1"/>
          <table:table-cell/>
        </table:table-row>
        <table:table-row table:style-name="ro6">
          <table:table-cell table:style-name="ce33" table:formula="of:=IF(ISBLANK([$Result.A624]);&quot;&quot;; [$Result.A624])">
            <text:p/>
          </table:table-cell>
          <table:table-cell table:style-name="ce34" table:formula="of:=IF(ISBLANK([$Result.B624]);&quot;&quot;; [$Result.B624])">
            <text:p/>
          </table:table-cell>
          <table:table-cell table:content-validation-name="val1"/>
          <table:table-cell/>
        </table:table-row>
        <table:table-row table:style-name="ro6">
          <table:table-cell table:style-name="ce33" table:formula="of:=IF(ISBLANK([$Result.A625]);&quot;&quot;; [$Result.A625])">
            <text:p/>
          </table:table-cell>
          <table:table-cell table:style-name="ce34" table:formula="of:=IF(ISBLANK([$Result.B625]);&quot;&quot;; [$Result.B625])">
            <text:p/>
          </table:table-cell>
          <table:table-cell table:content-validation-name="val1"/>
          <table:table-cell/>
        </table:table-row>
        <table:table-row table:style-name="ro6">
          <table:table-cell table:style-name="ce33" table:formula="of:=IF(ISBLANK([$Result.A626]);&quot;&quot;; [$Result.A626])">
            <text:p/>
          </table:table-cell>
          <table:table-cell table:style-name="ce34" table:formula="of:=IF(ISBLANK([$Result.B626]);&quot;&quot;; [$Result.B626])">
            <text:p/>
          </table:table-cell>
          <table:table-cell table:content-validation-name="val1"/>
          <table:table-cell/>
        </table:table-row>
        <table:table-row table:style-name="ro6">
          <table:table-cell table:style-name="ce33" table:formula="of:=IF(ISBLANK([$Result.A627]);&quot;&quot;; [$Result.A627])">
            <text:p/>
          </table:table-cell>
          <table:table-cell table:style-name="ce34" table:formula="of:=IF(ISBLANK([$Result.B627]);&quot;&quot;; [$Result.B627])">
            <text:p/>
          </table:table-cell>
          <table:table-cell table:content-validation-name="val1"/>
          <table:table-cell/>
        </table:table-row>
        <table:table-row table:style-name="ro6">
          <table:table-cell table:style-name="ce33" table:formula="of:=IF(ISBLANK([$Result.A628]);&quot;&quot;; [$Result.A628])">
            <text:p/>
          </table:table-cell>
          <table:table-cell table:style-name="ce34" table:formula="of:=IF(ISBLANK([$Result.B628]);&quot;&quot;; [$Result.B628])">
            <text:p/>
          </table:table-cell>
          <table:table-cell table:content-validation-name="val1"/>
          <table:table-cell/>
        </table:table-row>
        <table:table-row table:style-name="ro6">
          <table:table-cell table:style-name="ce33" table:formula="of:=IF(ISBLANK([$Result.A629]);&quot;&quot;; [$Result.A629])">
            <text:p/>
          </table:table-cell>
          <table:table-cell table:style-name="ce34" table:formula="of:=IF(ISBLANK([$Result.B629]);&quot;&quot;; [$Result.B629])">
            <text:p/>
          </table:table-cell>
          <table:table-cell table:content-validation-name="val1"/>
          <table:table-cell/>
        </table:table-row>
        <table:table-row table:style-name="ro6">
          <table:table-cell table:style-name="ce33" table:formula="of:=IF(ISBLANK([$Result.A630]);&quot;&quot;; [$Result.A630])">
            <text:p/>
          </table:table-cell>
          <table:table-cell table:style-name="ce34" table:formula="of:=IF(ISBLANK([$Result.B630]);&quot;&quot;; [$Result.B630])">
            <text:p/>
          </table:table-cell>
          <table:table-cell table:content-validation-name="val1"/>
          <table:table-cell/>
        </table:table-row>
        <table:table-row table:style-name="ro6">
          <table:table-cell table:style-name="ce33" table:formula="of:=IF(ISBLANK([$Result.A631]);&quot;&quot;; [$Result.A631])">
            <text:p/>
          </table:table-cell>
          <table:table-cell table:style-name="ce34" table:formula="of:=IF(ISBLANK([$Result.B631]);&quot;&quot;; [$Result.B631])">
            <text:p/>
          </table:table-cell>
          <table:table-cell table:content-validation-name="val1"/>
          <table:table-cell/>
        </table:table-row>
        <table:table-row table:style-name="ro6">
          <table:table-cell table:style-name="ce33" table:formula="of:=IF(ISBLANK([$Result.A632]);&quot;&quot;; [$Result.A632])">
            <text:p/>
          </table:table-cell>
          <table:table-cell table:style-name="ce34" table:formula="of:=IF(ISBLANK([$Result.B632]);&quot;&quot;; [$Result.B632])">
            <text:p/>
          </table:table-cell>
          <table:table-cell table:content-validation-name="val1"/>
          <table:table-cell/>
        </table:table-row>
        <table:table-row table:style-name="ro6">
          <table:table-cell table:style-name="ce33" table:formula="of:=IF(ISBLANK([$Result.A633]);&quot;&quot;; [$Result.A633])">
            <text:p/>
          </table:table-cell>
          <table:table-cell table:style-name="ce34" table:formula="of:=IF(ISBLANK([$Result.B633]);&quot;&quot;; [$Result.B633])">
            <text:p/>
          </table:table-cell>
          <table:table-cell table:content-validation-name="val1"/>
          <table:table-cell/>
        </table:table-row>
        <table:table-row table:style-name="ro6">
          <table:table-cell table:style-name="ce33" table:formula="of:=IF(ISBLANK([$Result.A634]);&quot;&quot;; [$Result.A634])">
            <text:p/>
          </table:table-cell>
          <table:table-cell table:style-name="ce34" table:formula="of:=IF(ISBLANK([$Result.B634]);&quot;&quot;; [$Result.B634])">
            <text:p/>
          </table:table-cell>
          <table:table-cell table:content-validation-name="val1"/>
          <table:table-cell/>
        </table:table-row>
        <table:table-row table:style-name="ro6">
          <table:table-cell table:style-name="ce33" table:formula="of:=IF(ISBLANK([$Result.A635]);&quot;&quot;; [$Result.A635])">
            <text:p/>
          </table:table-cell>
          <table:table-cell table:style-name="ce34" table:formula="of:=IF(ISBLANK([$Result.B635]);&quot;&quot;; [$Result.B635])">
            <text:p/>
          </table:table-cell>
          <table:table-cell table:content-validation-name="val1"/>
          <table:table-cell/>
        </table:table-row>
        <table:table-row table:style-name="ro6">
          <table:table-cell table:style-name="ce33" table:formula="of:=IF(ISBLANK([$Result.A636]);&quot;&quot;; [$Result.A636])">
            <text:p/>
          </table:table-cell>
          <table:table-cell table:style-name="ce34" table:formula="of:=IF(ISBLANK([$Result.B636]);&quot;&quot;; [$Result.B636])">
            <text:p/>
          </table:table-cell>
          <table:table-cell table:content-validation-name="val1"/>
          <table:table-cell/>
        </table:table-row>
        <table:table-row table:style-name="ro6">
          <table:table-cell table:style-name="ce33" table:formula="of:=IF(ISBLANK([$Result.A637]);&quot;&quot;; [$Result.A637])">
            <text:p/>
          </table:table-cell>
          <table:table-cell table:style-name="ce34" table:formula="of:=IF(ISBLANK([$Result.B637]);&quot;&quot;; [$Result.B637])">
            <text:p/>
          </table:table-cell>
          <table:table-cell table:content-validation-name="val1"/>
          <table:table-cell/>
        </table:table-row>
        <table:table-row table:style-name="ro6">
          <table:table-cell table:style-name="ce33" table:formula="of:=IF(ISBLANK([$Result.A638]);&quot;&quot;; [$Result.A638])">
            <text:p/>
          </table:table-cell>
          <table:table-cell table:style-name="ce34" table:formula="of:=IF(ISBLANK([$Result.B638]);&quot;&quot;; [$Result.B638])">
            <text:p/>
          </table:table-cell>
          <table:table-cell table:content-validation-name="val1"/>
          <table:table-cell/>
        </table:table-row>
        <table:table-row table:style-name="ro6">
          <table:table-cell table:style-name="ce33" table:formula="of:=IF(ISBLANK([$Result.A639]);&quot;&quot;; [$Result.A639])">
            <text:p/>
          </table:table-cell>
          <table:table-cell table:style-name="ce34" table:formula="of:=IF(ISBLANK([$Result.B639]);&quot;&quot;; [$Result.B639])">
            <text:p/>
          </table:table-cell>
          <table:table-cell table:content-validation-name="val1"/>
          <table:table-cell/>
        </table:table-row>
        <table:table-row table:style-name="ro6">
          <table:table-cell table:style-name="ce33" table:formula="of:=IF(ISBLANK([$Result.A640]);&quot;&quot;; [$Result.A640])">
            <text:p/>
          </table:table-cell>
          <table:table-cell table:style-name="ce34" table:formula="of:=IF(ISBLANK([$Result.B640]);&quot;&quot;; [$Result.B640])">
            <text:p/>
          </table:table-cell>
          <table:table-cell table:content-validation-name="val1"/>
          <table:table-cell/>
        </table:table-row>
        <table:table-row table:style-name="ro6">
          <table:table-cell table:style-name="ce33" table:formula="of:=IF(ISBLANK([$Result.A641]);&quot;&quot;; [$Result.A641])">
            <text:p/>
          </table:table-cell>
          <table:table-cell table:style-name="ce34" table:formula="of:=IF(ISBLANK([$Result.B641]);&quot;&quot;; [$Result.B641])">
            <text:p/>
          </table:table-cell>
          <table:table-cell table:content-validation-name="val1"/>
          <table:table-cell/>
        </table:table-row>
        <table:table-row table:style-name="ro6">
          <table:table-cell table:style-name="ce33" table:formula="of:=IF(ISBLANK([$Result.A642]);&quot;&quot;; [$Result.A642])">
            <text:p/>
          </table:table-cell>
          <table:table-cell table:style-name="ce34" table:formula="of:=IF(ISBLANK([$Result.B642]);&quot;&quot;; [$Result.B642])">
            <text:p/>
          </table:table-cell>
          <table:table-cell table:content-validation-name="val1"/>
          <table:table-cell/>
        </table:table-row>
        <table:table-row table:style-name="ro6">
          <table:table-cell table:style-name="ce33" table:formula="of:=IF(ISBLANK([$Result.A643]);&quot;&quot;; [$Result.A643])">
            <text:p/>
          </table:table-cell>
          <table:table-cell table:style-name="ce34" table:formula="of:=IF(ISBLANK([$Result.B643]);&quot;&quot;; [$Result.B643])">
            <text:p/>
          </table:table-cell>
          <table:table-cell table:content-validation-name="val1"/>
          <table:table-cell/>
        </table:table-row>
        <table:table-row table:style-name="ro6">
          <table:table-cell table:style-name="ce33" table:formula="of:=IF(ISBLANK([$Result.A644]);&quot;&quot;; [$Result.A644])">
            <text:p/>
          </table:table-cell>
          <table:table-cell table:style-name="ce34" table:formula="of:=IF(ISBLANK([$Result.B644]);&quot;&quot;; [$Result.B644])">
            <text:p/>
          </table:table-cell>
          <table:table-cell table:content-validation-name="val1"/>
          <table:table-cell/>
        </table:table-row>
        <table:table-row table:style-name="ro6">
          <table:table-cell table:style-name="ce33" table:formula="of:=IF(ISBLANK([$Result.A645]);&quot;&quot;; [$Result.A645])">
            <text:p/>
          </table:table-cell>
          <table:table-cell table:style-name="ce34" table:formula="of:=IF(ISBLANK([$Result.B645]);&quot;&quot;; [$Result.B645])">
            <text:p/>
          </table:table-cell>
          <table:table-cell table:content-validation-name="val1"/>
          <table:table-cell/>
        </table:table-row>
        <table:table-row table:style-name="ro6">
          <table:table-cell table:style-name="ce33" table:formula="of:=IF(ISBLANK([$Result.A646]);&quot;&quot;; [$Result.A646])">
            <text:p/>
          </table:table-cell>
          <table:table-cell table:style-name="ce34" table:formula="of:=IF(ISBLANK([$Result.B646]);&quot;&quot;; [$Result.B646])">
            <text:p/>
          </table:table-cell>
          <table:table-cell table:content-validation-name="val1"/>
          <table:table-cell/>
        </table:table-row>
        <table:table-row table:style-name="ro6">
          <table:table-cell table:style-name="ce33" table:formula="of:=IF(ISBLANK([$Result.A647]);&quot;&quot;; [$Result.A647])">
            <text:p/>
          </table:table-cell>
          <table:table-cell table:style-name="ce34" table:formula="of:=IF(ISBLANK([$Result.B647]);&quot;&quot;; [$Result.B647])">
            <text:p/>
          </table:table-cell>
          <table:table-cell table:content-validation-name="val1"/>
          <table:table-cell/>
        </table:table-row>
        <table:table-row table:style-name="ro6">
          <table:table-cell table:style-name="ce33" table:formula="of:=IF(ISBLANK([$Result.A648]);&quot;&quot;; [$Result.A648])">
            <text:p/>
          </table:table-cell>
          <table:table-cell table:style-name="ce34" table:formula="of:=IF(ISBLANK([$Result.B648]);&quot;&quot;; [$Result.B648])">
            <text:p/>
          </table:table-cell>
          <table:table-cell table:content-validation-name="val1"/>
          <table:table-cell/>
        </table:table-row>
        <table:table-row table:style-name="ro6">
          <table:table-cell table:style-name="ce33" table:formula="of:=IF(ISBLANK([$Result.A649]);&quot;&quot;; [$Result.A649])">
            <text:p/>
          </table:table-cell>
          <table:table-cell table:style-name="ce34" table:formula="of:=IF(ISBLANK([$Result.B649]);&quot;&quot;; [$Result.B649])">
            <text:p/>
          </table:table-cell>
          <table:table-cell table:content-validation-name="val1"/>
          <table:table-cell/>
        </table:table-row>
        <table:table-row table:style-name="ro6">
          <table:table-cell table:style-name="ce33" table:formula="of:=IF(ISBLANK([$Result.A650]);&quot;&quot;; [$Result.A650])">
            <text:p/>
          </table:table-cell>
          <table:table-cell table:style-name="ce34" table:formula="of:=IF(ISBLANK([$Result.B650]);&quot;&quot;; [$Result.B650])">
            <text:p/>
          </table:table-cell>
          <table:table-cell table:content-validation-name="val1"/>
          <table:table-cell/>
        </table:table-row>
        <table:table-row table:style-name="ro6">
          <table:table-cell table:style-name="ce33" table:formula="of:=IF(ISBLANK([$Result.A651]);&quot;&quot;; [$Result.A651])">
            <text:p/>
          </table:table-cell>
          <table:table-cell table:style-name="ce34" table:formula="of:=IF(ISBLANK([$Result.B651]);&quot;&quot;; [$Result.B651])">
            <text:p/>
          </table:table-cell>
          <table:table-cell table:content-validation-name="val1"/>
          <table:table-cell/>
        </table:table-row>
        <table:table-row table:style-name="ro6">
          <table:table-cell table:style-name="ce33" table:formula="of:=IF(ISBLANK([$Result.A652]);&quot;&quot;; [$Result.A652])">
            <text:p/>
          </table:table-cell>
          <table:table-cell table:style-name="ce34" table:formula="of:=IF(ISBLANK([$Result.B652]);&quot;&quot;; [$Result.B652])">
            <text:p/>
          </table:table-cell>
          <table:table-cell table:content-validation-name="val1"/>
          <table:table-cell/>
        </table:table-row>
        <table:table-row table:style-name="ro6">
          <table:table-cell table:style-name="ce33" table:formula="of:=IF(ISBLANK([$Result.A653]);&quot;&quot;; [$Result.A653])">
            <text:p/>
          </table:table-cell>
          <table:table-cell table:style-name="ce34" table:formula="of:=IF(ISBLANK([$Result.B653]);&quot;&quot;; [$Result.B653])">
            <text:p/>
          </table:table-cell>
          <table:table-cell table:content-validation-name="val1"/>
          <table:table-cell/>
        </table:table-row>
        <table:table-row table:style-name="ro6">
          <table:table-cell table:style-name="ce33" table:formula="of:=IF(ISBLANK([$Result.A654]);&quot;&quot;; [$Result.A654])">
            <text:p/>
          </table:table-cell>
          <table:table-cell table:style-name="ce34" table:formula="of:=IF(ISBLANK([$Result.B654]);&quot;&quot;; [$Result.B654])">
            <text:p/>
          </table:table-cell>
          <table:table-cell table:content-validation-name="val1"/>
          <table:table-cell/>
        </table:table-row>
        <table:table-row table:style-name="ro6">
          <table:table-cell table:style-name="ce33" table:formula="of:=IF(ISBLANK([$Result.A655]);&quot;&quot;; [$Result.A655])">
            <text:p/>
          </table:table-cell>
          <table:table-cell table:style-name="ce34" table:formula="of:=IF(ISBLANK([$Result.B655]);&quot;&quot;; [$Result.B655])">
            <text:p/>
          </table:table-cell>
          <table:table-cell table:content-validation-name="val1"/>
          <table:table-cell/>
        </table:table-row>
        <table:table-row table:style-name="ro6">
          <table:table-cell table:style-name="ce33" table:formula="of:=IF(ISBLANK([$Result.A656]);&quot;&quot;; [$Result.A656])">
            <text:p/>
          </table:table-cell>
          <table:table-cell table:style-name="ce34" table:formula="of:=IF(ISBLANK([$Result.B656]);&quot;&quot;; [$Result.B656])">
            <text:p/>
          </table:table-cell>
          <table:table-cell table:content-validation-name="val1"/>
          <table:table-cell/>
        </table:table-row>
        <table:table-row table:style-name="ro6">
          <table:table-cell table:style-name="ce33" table:formula="of:=IF(ISBLANK([$Result.A657]);&quot;&quot;; [$Result.A657])">
            <text:p/>
          </table:table-cell>
          <table:table-cell table:style-name="ce34" table:formula="of:=IF(ISBLANK([$Result.B657]);&quot;&quot;; [$Result.B657])">
            <text:p/>
          </table:table-cell>
          <table:table-cell table:content-validation-name="val1"/>
          <table:table-cell/>
        </table:table-row>
        <table:table-row table:style-name="ro6">
          <table:table-cell table:style-name="ce33" table:formula="of:=IF(ISBLANK([$Result.A658]);&quot;&quot;; [$Result.A658])">
            <text:p/>
          </table:table-cell>
          <table:table-cell table:style-name="ce34" table:formula="of:=IF(ISBLANK([$Result.B658]);&quot;&quot;; [$Result.B658])">
            <text:p/>
          </table:table-cell>
          <table:table-cell table:content-validation-name="val1"/>
          <table:table-cell/>
        </table:table-row>
        <table:table-row table:style-name="ro6">
          <table:table-cell table:style-name="ce33" table:formula="of:=IF(ISBLANK([$Result.A659]);&quot;&quot;; [$Result.A659])">
            <text:p/>
          </table:table-cell>
          <table:table-cell table:style-name="ce34" table:formula="of:=IF(ISBLANK([$Result.B659]);&quot;&quot;; [$Result.B659])">
            <text:p/>
          </table:table-cell>
          <table:table-cell table:content-validation-name="val1"/>
          <table:table-cell/>
        </table:table-row>
        <table:table-row table:style-name="ro6">
          <table:table-cell table:style-name="ce33" table:formula="of:=IF(ISBLANK([$Result.A660]);&quot;&quot;; [$Result.A660])">
            <text:p/>
          </table:table-cell>
          <table:table-cell table:style-name="ce34" table:formula="of:=IF(ISBLANK([$Result.B660]);&quot;&quot;; [$Result.B660])">
            <text:p/>
          </table:table-cell>
          <table:table-cell table:content-validation-name="val1"/>
          <table:table-cell/>
        </table:table-row>
        <table:table-row table:style-name="ro6">
          <table:table-cell table:style-name="ce33" table:formula="of:=IF(ISBLANK([$Result.A661]);&quot;&quot;; [$Result.A661])">
            <text:p/>
          </table:table-cell>
          <table:table-cell table:style-name="ce34" table:formula="of:=IF(ISBLANK([$Result.B661]);&quot;&quot;; [$Result.B661])">
            <text:p/>
          </table:table-cell>
          <table:table-cell table:content-validation-name="val1"/>
          <table:table-cell/>
        </table:table-row>
        <table:table-row table:style-name="ro6">
          <table:table-cell table:style-name="ce33" table:formula="of:=IF(ISBLANK([$Result.A662]);&quot;&quot;; [$Result.A662])">
            <text:p/>
          </table:table-cell>
          <table:table-cell table:style-name="ce34" table:formula="of:=IF(ISBLANK([$Result.B662]);&quot;&quot;; [$Result.B662])">
            <text:p/>
          </table:table-cell>
          <table:table-cell table:content-validation-name="val1"/>
          <table:table-cell/>
        </table:table-row>
        <table:table-row table:style-name="ro6">
          <table:table-cell table:style-name="ce33" table:formula="of:=IF(ISBLANK([$Result.A663]);&quot;&quot;; [$Result.A663])">
            <text:p/>
          </table:table-cell>
          <table:table-cell table:style-name="ce34" table:formula="of:=IF(ISBLANK([$Result.B663]);&quot;&quot;; [$Result.B663])">
            <text:p/>
          </table:table-cell>
          <table:table-cell table:content-validation-name="val1"/>
          <table:table-cell/>
        </table:table-row>
        <table:table-row table:style-name="ro6">
          <table:table-cell table:style-name="ce33" table:formula="of:=IF(ISBLANK([$Result.A664]);&quot;&quot;; [$Result.A664])">
            <text:p/>
          </table:table-cell>
          <table:table-cell table:style-name="ce34" table:formula="of:=IF(ISBLANK([$Result.B664]);&quot;&quot;; [$Result.B664])">
            <text:p/>
          </table:table-cell>
          <table:table-cell table:content-validation-name="val1"/>
          <table:table-cell/>
        </table:table-row>
        <table:table-row table:style-name="ro6">
          <table:table-cell table:style-name="ce33" table:formula="of:=IF(ISBLANK([$Result.A665]);&quot;&quot;; [$Result.A665])">
            <text:p/>
          </table:table-cell>
          <table:table-cell table:style-name="ce34" table:formula="of:=IF(ISBLANK([$Result.B665]);&quot;&quot;; [$Result.B665])">
            <text:p/>
          </table:table-cell>
          <table:table-cell table:content-validation-name="val1"/>
          <table:table-cell/>
        </table:table-row>
        <table:table-row table:style-name="ro6">
          <table:table-cell table:style-name="ce33" table:formula="of:=IF(ISBLANK([$Result.A666]);&quot;&quot;; [$Result.A666])">
            <text:p/>
          </table:table-cell>
          <table:table-cell table:style-name="ce34" table:formula="of:=IF(ISBLANK([$Result.B666]);&quot;&quot;; [$Result.B666])">
            <text:p/>
          </table:table-cell>
          <table:table-cell table:content-validation-name="val1"/>
          <table:table-cell/>
        </table:table-row>
        <table:table-row table:style-name="ro6">
          <table:table-cell table:style-name="ce33" table:formula="of:=IF(ISBLANK([$Result.A667]);&quot;&quot;; [$Result.A667])">
            <text:p/>
          </table:table-cell>
          <table:table-cell table:style-name="ce34" table:formula="of:=IF(ISBLANK([$Result.B667]);&quot;&quot;; [$Result.B667])">
            <text:p/>
          </table:table-cell>
          <table:table-cell table:content-validation-name="val1"/>
          <table:table-cell/>
        </table:table-row>
        <table:table-row table:style-name="ro6">
          <table:table-cell table:style-name="ce33" table:formula="of:=IF(ISBLANK([$Result.A668]);&quot;&quot;; [$Result.A668])">
            <text:p/>
          </table:table-cell>
          <table:table-cell table:style-name="ce34" table:formula="of:=IF(ISBLANK([$Result.B668]);&quot;&quot;; [$Result.B668])">
            <text:p/>
          </table:table-cell>
          <table:table-cell table:content-validation-name="val1"/>
          <table:table-cell/>
        </table:table-row>
        <table:table-row table:style-name="ro6">
          <table:table-cell table:style-name="ce33" table:formula="of:=IF(ISBLANK([$Result.A669]);&quot;&quot;; [$Result.A669])">
            <text:p/>
          </table:table-cell>
          <table:table-cell table:style-name="ce34" table:formula="of:=IF(ISBLANK([$Result.B669]);&quot;&quot;; [$Result.B669])">
            <text:p/>
          </table:table-cell>
          <table:table-cell table:content-validation-name="val1"/>
          <table:table-cell/>
        </table:table-row>
        <table:table-row table:style-name="ro6">
          <table:table-cell table:style-name="ce33" table:formula="of:=IF(ISBLANK([$Result.A670]);&quot;&quot;; [$Result.A670])">
            <text:p/>
          </table:table-cell>
          <table:table-cell table:style-name="ce34" table:formula="of:=IF(ISBLANK([$Result.B670]);&quot;&quot;; [$Result.B670])">
            <text:p/>
          </table:table-cell>
          <table:table-cell table:content-validation-name="val1"/>
          <table:table-cell/>
        </table:table-row>
        <table:table-row table:style-name="ro6">
          <table:table-cell table:style-name="ce33" table:formula="of:=IF(ISBLANK([$Result.A671]);&quot;&quot;; [$Result.A671])">
            <text:p/>
          </table:table-cell>
          <table:table-cell table:style-name="ce34" table:formula="of:=IF(ISBLANK([$Result.B671]);&quot;&quot;; [$Result.B671])">
            <text:p/>
          </table:table-cell>
          <table:table-cell table:content-validation-name="val1"/>
          <table:table-cell/>
        </table:table-row>
        <table:table-row table:style-name="ro6">
          <table:table-cell table:style-name="ce33" table:formula="of:=IF(ISBLANK([$Result.A672]);&quot;&quot;; [$Result.A672])">
            <text:p/>
          </table:table-cell>
          <table:table-cell table:style-name="ce34" table:formula="of:=IF(ISBLANK([$Result.B672]);&quot;&quot;; [$Result.B672])">
            <text:p/>
          </table:table-cell>
          <table:table-cell table:content-validation-name="val1"/>
          <table:table-cell/>
        </table:table-row>
        <table:table-row table:style-name="ro6">
          <table:table-cell table:style-name="ce33" table:formula="of:=IF(ISBLANK([$Result.A673]);&quot;&quot;; [$Result.A673])">
            <text:p/>
          </table:table-cell>
          <table:table-cell table:style-name="ce34" table:formula="of:=IF(ISBLANK([$Result.B673]);&quot;&quot;; [$Result.B673])">
            <text:p/>
          </table:table-cell>
          <table:table-cell table:content-validation-name="val1"/>
          <table:table-cell/>
        </table:table-row>
        <table:table-row table:style-name="ro6">
          <table:table-cell table:style-name="ce33" table:formula="of:=IF(ISBLANK([$Result.A674]);&quot;&quot;; [$Result.A674])">
            <text:p/>
          </table:table-cell>
          <table:table-cell table:style-name="ce34" table:formula="of:=IF(ISBLANK([$Result.B674]);&quot;&quot;; [$Result.B674])">
            <text:p/>
          </table:table-cell>
          <table:table-cell table:content-validation-name="val1"/>
          <table:table-cell/>
        </table:table-row>
        <table:table-row table:style-name="ro6">
          <table:table-cell table:style-name="ce33" table:formula="of:=IF(ISBLANK([$Result.A675]);&quot;&quot;; [$Result.A675])">
            <text:p/>
          </table:table-cell>
          <table:table-cell table:style-name="ce34" table:formula="of:=IF(ISBLANK([$Result.B675]);&quot;&quot;; [$Result.B675])">
            <text:p/>
          </table:table-cell>
          <table:table-cell table:content-validation-name="val1"/>
          <table:table-cell/>
        </table:table-row>
        <table:table-row table:style-name="ro6">
          <table:table-cell table:style-name="ce33" table:formula="of:=IF(ISBLANK([$Result.A676]);&quot;&quot;; [$Result.A676])">
            <text:p/>
          </table:table-cell>
          <table:table-cell table:style-name="ce34" table:formula="of:=IF(ISBLANK([$Result.B676]);&quot;&quot;; [$Result.B676])">
            <text:p/>
          </table:table-cell>
          <table:table-cell table:content-validation-name="val1"/>
          <table:table-cell/>
        </table:table-row>
        <table:table-row table:style-name="ro6">
          <table:table-cell table:style-name="ce33" table:formula="of:=IF(ISBLANK([$Result.A677]);&quot;&quot;; [$Result.A677])">
            <text:p/>
          </table:table-cell>
          <table:table-cell table:style-name="ce34" table:formula="of:=IF(ISBLANK([$Result.B677]);&quot;&quot;; [$Result.B677])">
            <text:p/>
          </table:table-cell>
          <table:table-cell table:content-validation-name="val1"/>
          <table:table-cell/>
        </table:table-row>
        <table:table-row table:style-name="ro6">
          <table:table-cell table:style-name="ce33" table:formula="of:=IF(ISBLANK([$Result.A678]);&quot;&quot;; [$Result.A678])">
            <text:p/>
          </table:table-cell>
          <table:table-cell table:style-name="ce34" table:formula="of:=IF(ISBLANK([$Result.B678]);&quot;&quot;; [$Result.B678])">
            <text:p/>
          </table:table-cell>
          <table:table-cell table:content-validation-name="val1"/>
          <table:table-cell/>
        </table:table-row>
        <table:table-row table:style-name="ro6">
          <table:table-cell table:style-name="ce33" table:formula="of:=IF(ISBLANK([$Result.A679]);&quot;&quot;; [$Result.A679])">
            <text:p/>
          </table:table-cell>
          <table:table-cell table:style-name="ce34" table:formula="of:=IF(ISBLANK([$Result.B679]);&quot;&quot;; [$Result.B679])">
            <text:p/>
          </table:table-cell>
          <table:table-cell table:content-validation-name="val1"/>
          <table:table-cell/>
        </table:table-row>
        <table:table-row table:style-name="ro6">
          <table:table-cell table:style-name="ce33" table:formula="of:=IF(ISBLANK([$Result.A680]);&quot;&quot;; [$Result.A680])">
            <text:p/>
          </table:table-cell>
          <table:table-cell table:style-name="ce34" table:formula="of:=IF(ISBLANK([$Result.B680]);&quot;&quot;; [$Result.B680])">
            <text:p/>
          </table:table-cell>
          <table:table-cell table:content-validation-name="val1"/>
          <table:table-cell/>
        </table:table-row>
        <table:table-row table:style-name="ro6">
          <table:table-cell table:style-name="ce33" table:formula="of:=IF(ISBLANK([$Result.A681]);&quot;&quot;; [$Result.A681])">
            <text:p/>
          </table:table-cell>
          <table:table-cell table:style-name="ce34" table:formula="of:=IF(ISBLANK([$Result.B681]);&quot;&quot;; [$Result.B681])">
            <text:p/>
          </table:table-cell>
          <table:table-cell table:content-validation-name="val1"/>
          <table:table-cell/>
        </table:table-row>
        <table:table-row table:style-name="ro6">
          <table:table-cell table:style-name="ce33" table:formula="of:=IF(ISBLANK([$Result.A682]);&quot;&quot;; [$Result.A682])">
            <text:p/>
          </table:table-cell>
          <table:table-cell table:style-name="ce34" table:formula="of:=IF(ISBLANK([$Result.B682]);&quot;&quot;; [$Result.B682])">
            <text:p/>
          </table:table-cell>
          <table:table-cell table:content-validation-name="val1"/>
          <table:table-cell/>
        </table:table-row>
        <table:table-row table:style-name="ro6">
          <table:table-cell table:style-name="ce33" table:formula="of:=IF(ISBLANK([$Result.A683]);&quot;&quot;; [$Result.A683])">
            <text:p/>
          </table:table-cell>
          <table:table-cell table:style-name="ce34" table:formula="of:=IF(ISBLANK([$Result.B683]);&quot;&quot;; [$Result.B683])">
            <text:p/>
          </table:table-cell>
          <table:table-cell table:content-validation-name="val1"/>
          <table:table-cell/>
        </table:table-row>
        <table:table-row table:style-name="ro6">
          <table:table-cell table:style-name="ce33" table:formula="of:=IF(ISBLANK([$Result.A684]);&quot;&quot;; [$Result.A684])">
            <text:p/>
          </table:table-cell>
          <table:table-cell table:style-name="ce34" table:formula="of:=IF(ISBLANK([$Result.B684]);&quot;&quot;; [$Result.B684])">
            <text:p/>
          </table:table-cell>
          <table:table-cell table:content-validation-name="val1"/>
          <table:table-cell/>
        </table:table-row>
        <table:table-row table:style-name="ro6">
          <table:table-cell table:style-name="ce33" table:formula="of:=IF(ISBLANK([$Result.A685]);&quot;&quot;; [$Result.A685])">
            <text:p/>
          </table:table-cell>
          <table:table-cell table:style-name="ce34" table:formula="of:=IF(ISBLANK([$Result.B685]);&quot;&quot;; [$Result.B685])">
            <text:p/>
          </table:table-cell>
          <table:table-cell table:content-validation-name="val1"/>
          <table:table-cell/>
        </table:table-row>
        <table:table-row table:style-name="ro6">
          <table:table-cell table:style-name="ce33" table:formula="of:=IF(ISBLANK([$Result.A686]);&quot;&quot;; [$Result.A686])">
            <text:p/>
          </table:table-cell>
          <table:table-cell table:style-name="ce34" table:formula="of:=IF(ISBLANK([$Result.B686]);&quot;&quot;; [$Result.B686])">
            <text:p/>
          </table:table-cell>
          <table:table-cell table:content-validation-name="val1"/>
          <table:table-cell/>
        </table:table-row>
        <table:table-row table:style-name="ro6">
          <table:table-cell table:style-name="ce33" table:formula="of:=IF(ISBLANK([$Result.A687]);&quot;&quot;; [$Result.A687])">
            <text:p/>
          </table:table-cell>
          <table:table-cell table:style-name="ce34" table:formula="of:=IF(ISBLANK([$Result.B687]);&quot;&quot;; [$Result.B687])">
            <text:p/>
          </table:table-cell>
          <table:table-cell table:content-validation-name="val1"/>
          <table:table-cell/>
        </table:table-row>
        <table:table-row table:style-name="ro6">
          <table:table-cell table:style-name="ce33" table:formula="of:=IF(ISBLANK([$Result.A688]);&quot;&quot;; [$Result.A688])">
            <text:p/>
          </table:table-cell>
          <table:table-cell table:style-name="ce34" table:formula="of:=IF(ISBLANK([$Result.B688]);&quot;&quot;; [$Result.B688])">
            <text:p/>
          </table:table-cell>
          <table:table-cell table:content-validation-name="val1"/>
          <table:table-cell/>
        </table:table-row>
        <table:table-row table:style-name="ro6">
          <table:table-cell table:style-name="ce33" table:formula="of:=IF(ISBLANK([$Result.A689]);&quot;&quot;; [$Result.A689])">
            <text:p/>
          </table:table-cell>
          <table:table-cell table:style-name="ce34" table:formula="of:=IF(ISBLANK([$Result.B689]);&quot;&quot;; [$Result.B689])">
            <text:p/>
          </table:table-cell>
          <table:table-cell table:content-validation-name="val1"/>
          <table:table-cell/>
        </table:table-row>
        <table:table-row table:style-name="ro6">
          <table:table-cell table:style-name="ce33" table:formula="of:=IF(ISBLANK([$Result.A690]);&quot;&quot;; [$Result.A690])">
            <text:p/>
          </table:table-cell>
          <table:table-cell table:style-name="ce34" table:formula="of:=IF(ISBLANK([$Result.B690]);&quot;&quot;; [$Result.B690])">
            <text:p/>
          </table:table-cell>
          <table:table-cell table:content-validation-name="val1"/>
          <table:table-cell/>
        </table:table-row>
        <table:table-row table:style-name="ro6">
          <table:table-cell table:style-name="ce33" table:formula="of:=IF(ISBLANK([$Result.A691]);&quot;&quot;; [$Result.A691])">
            <text:p/>
          </table:table-cell>
          <table:table-cell table:style-name="ce34" table:formula="of:=IF(ISBLANK([$Result.B691]);&quot;&quot;; [$Result.B691])">
            <text:p/>
          </table:table-cell>
          <table:table-cell table:content-validation-name="val1"/>
          <table:table-cell/>
        </table:table-row>
        <table:table-row table:style-name="ro6">
          <table:table-cell table:style-name="ce33" table:formula="of:=IF(ISBLANK([$Result.A692]);&quot;&quot;; [$Result.A692])">
            <text:p/>
          </table:table-cell>
          <table:table-cell table:style-name="ce34" table:formula="of:=IF(ISBLANK([$Result.B692]);&quot;&quot;; [$Result.B692])">
            <text:p/>
          </table:table-cell>
          <table:table-cell table:content-validation-name="val1"/>
          <table:table-cell/>
        </table:table-row>
        <table:table-row table:style-name="ro6">
          <table:table-cell table:style-name="ce33" table:formula="of:=IF(ISBLANK([$Result.A693]);&quot;&quot;; [$Result.A693])">
            <text:p/>
          </table:table-cell>
          <table:table-cell table:style-name="ce34" table:formula="of:=IF(ISBLANK([$Result.B693]);&quot;&quot;; [$Result.B693])">
            <text:p/>
          </table:table-cell>
          <table:table-cell table:content-validation-name="val1"/>
          <table:table-cell/>
        </table:table-row>
        <table:table-row table:style-name="ro6">
          <table:table-cell table:style-name="ce33" table:formula="of:=IF(ISBLANK([$Result.A694]);&quot;&quot;; [$Result.A694])">
            <text:p/>
          </table:table-cell>
          <table:table-cell table:style-name="ce34" table:formula="of:=IF(ISBLANK([$Result.B694]);&quot;&quot;; [$Result.B694])">
            <text:p/>
          </table:table-cell>
          <table:table-cell table:content-validation-name="val1"/>
          <table:table-cell/>
        </table:table-row>
        <table:table-row table:style-name="ro6">
          <table:table-cell table:style-name="ce33" table:formula="of:=IF(ISBLANK([$Result.A695]);&quot;&quot;; [$Result.A695])">
            <text:p/>
          </table:table-cell>
          <table:table-cell table:style-name="ce34" table:formula="of:=IF(ISBLANK([$Result.B695]);&quot;&quot;; [$Result.B695])">
            <text:p/>
          </table:table-cell>
          <table:table-cell table:content-validation-name="val1"/>
          <table:table-cell/>
        </table:table-row>
        <table:table-row table:style-name="ro6">
          <table:table-cell table:style-name="ce33" table:formula="of:=IF(ISBLANK([$Result.A696]);&quot;&quot;; [$Result.A696])">
            <text:p/>
          </table:table-cell>
          <table:table-cell table:style-name="ce34" table:formula="of:=IF(ISBLANK([$Result.B696]);&quot;&quot;; [$Result.B696])">
            <text:p/>
          </table:table-cell>
          <table:table-cell table:content-validation-name="val1"/>
          <table:table-cell/>
        </table:table-row>
        <table:table-row table:style-name="ro6">
          <table:table-cell table:style-name="ce33" table:formula="of:=IF(ISBLANK([$Result.A697]);&quot;&quot;; [$Result.A697])">
            <text:p/>
          </table:table-cell>
          <table:table-cell table:style-name="ce34" table:formula="of:=IF(ISBLANK([$Result.B697]);&quot;&quot;; [$Result.B697])">
            <text:p/>
          </table:table-cell>
          <table:table-cell table:content-validation-name="val1"/>
          <table:table-cell/>
        </table:table-row>
        <table:table-row table:style-name="ro6">
          <table:table-cell table:style-name="ce33" table:formula="of:=IF(ISBLANK([$Result.A698]);&quot;&quot;; [$Result.A698])">
            <text:p/>
          </table:table-cell>
          <table:table-cell table:style-name="ce34" table:formula="of:=IF(ISBLANK([$Result.B698]);&quot;&quot;; [$Result.B698])">
            <text:p/>
          </table:table-cell>
          <table:table-cell table:content-validation-name="val1"/>
          <table:table-cell/>
        </table:table-row>
        <table:table-row table:style-name="ro6">
          <table:table-cell table:style-name="ce33" table:formula="of:=IF(ISBLANK([$Result.A699]);&quot;&quot;; [$Result.A699])">
            <text:p/>
          </table:table-cell>
          <table:table-cell table:style-name="ce34" table:formula="of:=IF(ISBLANK([$Result.B699]);&quot;&quot;; [$Result.B699])">
            <text:p/>
          </table:table-cell>
          <table:table-cell table:content-validation-name="val1"/>
          <table:table-cell/>
        </table:table-row>
        <table:table-row table:style-name="ro6">
          <table:table-cell table:style-name="ce33" table:formula="of:=IF(ISBLANK([$Result.A700]);&quot;&quot;; [$Result.A700])">
            <text:p/>
          </table:table-cell>
          <table:table-cell table:style-name="ce34" table:formula="of:=IF(ISBLANK([$Result.B700]);&quot;&quot;; [$Result.B700])">
            <text:p/>
          </table:table-cell>
          <table:table-cell table:content-validation-name="val1"/>
          <table:table-cell/>
        </table:table-row>
        <table:table-row table:style-name="ro6">
          <table:table-cell table:style-name="ce33" table:formula="of:=IF(ISBLANK([$Result.A701]);&quot;&quot;; [$Result.A701])">
            <text:p/>
          </table:table-cell>
          <table:table-cell table:style-name="ce34" table:formula="of:=IF(ISBLANK([$Result.B701]);&quot;&quot;; [$Result.B701])">
            <text:p/>
          </table:table-cell>
          <table:table-cell table:content-validation-name="val1"/>
          <table:table-cell/>
        </table:table-row>
        <table:table-row table:style-name="ro6">
          <table:table-cell table:style-name="ce33" table:formula="of:=IF(ISBLANK([$Result.A702]);&quot;&quot;; [$Result.A702])">
            <text:p/>
          </table:table-cell>
          <table:table-cell table:style-name="ce34" table:formula="of:=IF(ISBLANK([$Result.B702]);&quot;&quot;; [$Result.B702])">
            <text:p/>
          </table:table-cell>
          <table:table-cell table:content-validation-name="val1"/>
          <table:table-cell/>
        </table:table-row>
        <table:table-row table:style-name="ro6">
          <table:table-cell table:style-name="ce33" table:formula="of:=IF(ISBLANK([$Result.A703]);&quot;&quot;; [$Result.A703])">
            <text:p/>
          </table:table-cell>
          <table:table-cell table:style-name="ce34" table:formula="of:=IF(ISBLANK([$Result.B703]);&quot;&quot;; [$Result.B703])">
            <text:p/>
          </table:table-cell>
          <table:table-cell table:content-validation-name="val1"/>
          <table:table-cell/>
        </table:table-row>
        <table:table-row table:style-name="ro6">
          <table:table-cell table:style-name="ce33" table:formula="of:=IF(ISBLANK([$Result.A704]);&quot;&quot;; [$Result.A704])">
            <text:p/>
          </table:table-cell>
          <table:table-cell table:style-name="ce34" table:formula="of:=IF(ISBLANK([$Result.B704]);&quot;&quot;; [$Result.B704])">
            <text:p/>
          </table:table-cell>
          <table:table-cell table:content-validation-name="val1"/>
          <table:table-cell/>
        </table:table-row>
        <table:table-row table:style-name="ro6">
          <table:table-cell table:style-name="ce33" table:formula="of:=IF(ISBLANK([$Result.A705]);&quot;&quot;; [$Result.A705])">
            <text:p/>
          </table:table-cell>
          <table:table-cell table:style-name="ce34" table:formula="of:=IF(ISBLANK([$Result.B705]);&quot;&quot;; [$Result.B705])">
            <text:p/>
          </table:table-cell>
          <table:table-cell table:content-validation-name="val1"/>
          <table:table-cell/>
        </table:table-row>
        <table:table-row table:style-name="ro6">
          <table:table-cell table:style-name="ce33" table:formula="of:=IF(ISBLANK([$Result.A706]);&quot;&quot;; [$Result.A706])">
            <text:p/>
          </table:table-cell>
          <table:table-cell table:style-name="ce34" table:formula="of:=IF(ISBLANK([$Result.B706]);&quot;&quot;; [$Result.B706])">
            <text:p/>
          </table:table-cell>
          <table:table-cell table:content-validation-name="val1"/>
          <table:table-cell/>
        </table:table-row>
        <table:table-row table:style-name="ro6">
          <table:table-cell table:style-name="ce33" table:formula="of:=IF(ISBLANK([$Result.A707]);&quot;&quot;; [$Result.A707])">
            <text:p/>
          </table:table-cell>
          <table:table-cell table:style-name="ce34" table:formula="of:=IF(ISBLANK([$Result.B707]);&quot;&quot;; [$Result.B707])">
            <text:p/>
          </table:table-cell>
          <table:table-cell table:content-validation-name="val1"/>
          <table:table-cell/>
        </table:table-row>
        <table:table-row table:style-name="ro6">
          <table:table-cell table:style-name="ce33" table:formula="of:=IF(ISBLANK([$Result.A708]);&quot;&quot;; [$Result.A708])">
            <text:p/>
          </table:table-cell>
          <table:table-cell table:style-name="ce34" table:formula="of:=IF(ISBLANK([$Result.B708]);&quot;&quot;; [$Result.B708])">
            <text:p/>
          </table:table-cell>
          <table:table-cell table:content-validation-name="val1"/>
          <table:table-cell/>
        </table:table-row>
        <table:table-row table:style-name="ro6">
          <table:table-cell table:style-name="ce33" table:formula="of:=IF(ISBLANK([$Result.A709]);&quot;&quot;; [$Result.A709])">
            <text:p/>
          </table:table-cell>
          <table:table-cell table:style-name="ce34" table:formula="of:=IF(ISBLANK([$Result.B709]);&quot;&quot;; [$Result.B709])">
            <text:p/>
          </table:table-cell>
          <table:table-cell table:content-validation-name="val1"/>
          <table:table-cell/>
        </table:table-row>
        <table:table-row table:style-name="ro6">
          <table:table-cell table:style-name="ce33" table:formula="of:=IF(ISBLANK([$Result.A710]);&quot;&quot;; [$Result.A710])">
            <text:p/>
          </table:table-cell>
          <table:table-cell table:style-name="ce34" table:formula="of:=IF(ISBLANK([$Result.B710]);&quot;&quot;; [$Result.B710])">
            <text:p/>
          </table:table-cell>
          <table:table-cell table:content-validation-name="val1"/>
          <table:table-cell/>
        </table:table-row>
        <table:table-row table:style-name="ro6">
          <table:table-cell table:style-name="ce33" table:formula="of:=IF(ISBLANK([$Result.A711]);&quot;&quot;; [$Result.A711])">
            <text:p/>
          </table:table-cell>
          <table:table-cell table:style-name="ce34" table:formula="of:=IF(ISBLANK([$Result.B711]);&quot;&quot;; [$Result.B711])">
            <text:p/>
          </table:table-cell>
          <table:table-cell table:content-validation-name="val1"/>
          <table:table-cell/>
        </table:table-row>
        <table:table-row table:style-name="ro6">
          <table:table-cell table:style-name="ce33" table:formula="of:=IF(ISBLANK([$Result.A712]);&quot;&quot;; [$Result.A712])">
            <text:p/>
          </table:table-cell>
          <table:table-cell table:style-name="ce34" table:formula="of:=IF(ISBLANK([$Result.B712]);&quot;&quot;; [$Result.B712])">
            <text:p/>
          </table:table-cell>
          <table:table-cell table:content-validation-name="val1"/>
          <table:table-cell/>
        </table:table-row>
        <table:table-row table:style-name="ro6">
          <table:table-cell table:style-name="ce33" table:formula="of:=IF(ISBLANK([$Result.A713]);&quot;&quot;; [$Result.A713])">
            <text:p/>
          </table:table-cell>
          <table:table-cell table:style-name="ce34" table:formula="of:=IF(ISBLANK([$Result.B713]);&quot;&quot;; [$Result.B713])">
            <text:p/>
          </table:table-cell>
          <table:table-cell table:content-validation-name="val1"/>
          <table:table-cell/>
        </table:table-row>
        <table:table-row table:style-name="ro6">
          <table:table-cell table:style-name="ce33" table:formula="of:=IF(ISBLANK([$Result.A714]);&quot;&quot;; [$Result.A714])">
            <text:p/>
          </table:table-cell>
          <table:table-cell table:style-name="ce34" table:formula="of:=IF(ISBLANK([$Result.B714]);&quot;&quot;; [$Result.B714])">
            <text:p/>
          </table:table-cell>
          <table:table-cell table:content-validation-name="val1"/>
          <table:table-cell/>
        </table:table-row>
        <table:table-row table:style-name="ro6">
          <table:table-cell table:style-name="ce33" table:formula="of:=IF(ISBLANK([$Result.A715]);&quot;&quot;; [$Result.A715])">
            <text:p/>
          </table:table-cell>
          <table:table-cell table:style-name="ce34" table:formula="of:=IF(ISBLANK([$Result.B715]);&quot;&quot;; [$Result.B715])">
            <text:p/>
          </table:table-cell>
          <table:table-cell table:content-validation-name="val1"/>
          <table:table-cell/>
        </table:table-row>
        <table:table-row table:style-name="ro6">
          <table:table-cell table:style-name="ce33" table:formula="of:=IF(ISBLANK([$Result.A716]);&quot;&quot;; [$Result.A716])">
            <text:p/>
          </table:table-cell>
          <table:table-cell table:style-name="ce34" table:formula="of:=IF(ISBLANK([$Result.B716]);&quot;&quot;; [$Result.B716])">
            <text:p/>
          </table:table-cell>
          <table:table-cell table:content-validation-name="val1"/>
          <table:table-cell/>
        </table:table-row>
        <table:table-row table:style-name="ro6">
          <table:table-cell table:style-name="ce33" table:formula="of:=IF(ISBLANK([$Result.A717]);&quot;&quot;; [$Result.A717])">
            <text:p/>
          </table:table-cell>
          <table:table-cell table:style-name="ce34" table:formula="of:=IF(ISBLANK([$Result.B717]);&quot;&quot;; [$Result.B717])">
            <text:p/>
          </table:table-cell>
          <table:table-cell table:content-validation-name="val1"/>
          <table:table-cell/>
        </table:table-row>
        <table:table-row table:style-name="ro6">
          <table:table-cell table:style-name="ce33" table:formula="of:=IF(ISBLANK([$Result.A718]);&quot;&quot;; [$Result.A718])">
            <text:p/>
          </table:table-cell>
          <table:table-cell table:style-name="ce34" table:formula="of:=IF(ISBLANK([$Result.B718]);&quot;&quot;; [$Result.B718])">
            <text:p/>
          </table:table-cell>
          <table:table-cell table:content-validation-name="val1"/>
          <table:table-cell/>
        </table:table-row>
        <table:table-row table:style-name="ro6">
          <table:table-cell table:style-name="ce33" table:formula="of:=IF(ISBLANK([$Result.A719]);&quot;&quot;; [$Result.A719])">
            <text:p/>
          </table:table-cell>
          <table:table-cell table:style-name="ce34" table:formula="of:=IF(ISBLANK([$Result.B719]);&quot;&quot;; [$Result.B719])">
            <text:p/>
          </table:table-cell>
          <table:table-cell table:content-validation-name="val1"/>
          <table:table-cell/>
        </table:table-row>
        <table:table-row table:style-name="ro6">
          <table:table-cell table:style-name="ce33" table:formula="of:=IF(ISBLANK([$Result.A720]);&quot;&quot;; [$Result.A720])">
            <text:p/>
          </table:table-cell>
          <table:table-cell table:style-name="ce34" table:formula="of:=IF(ISBLANK([$Result.B720]);&quot;&quot;; [$Result.B720])">
            <text:p/>
          </table:table-cell>
          <table:table-cell table:content-validation-name="val1"/>
          <table:table-cell/>
        </table:table-row>
        <table:table-row table:style-name="ro6">
          <table:table-cell table:style-name="ce33" table:formula="of:=IF(ISBLANK([$Result.A721]);&quot;&quot;; [$Result.A721])">
            <text:p/>
          </table:table-cell>
          <table:table-cell table:style-name="ce34" table:formula="of:=IF(ISBLANK([$Result.B721]);&quot;&quot;; [$Result.B721])">
            <text:p/>
          </table:table-cell>
          <table:table-cell table:content-validation-name="val1"/>
          <table:table-cell/>
        </table:table-row>
        <table:table-row table:style-name="ro6">
          <table:table-cell table:style-name="ce33" table:formula="of:=IF(ISBLANK([$Result.A722]);&quot;&quot;; [$Result.A722])">
            <text:p/>
          </table:table-cell>
          <table:table-cell table:style-name="ce34" table:formula="of:=IF(ISBLANK([$Result.B722]);&quot;&quot;; [$Result.B722])">
            <text:p/>
          </table:table-cell>
          <table:table-cell table:content-validation-name="val1"/>
          <table:table-cell/>
        </table:table-row>
        <table:table-row table:style-name="ro6">
          <table:table-cell table:style-name="ce33" table:formula="of:=IF(ISBLANK([$Result.A723]);&quot;&quot;; [$Result.A723])">
            <text:p/>
          </table:table-cell>
          <table:table-cell table:style-name="ce34" table:formula="of:=IF(ISBLANK([$Result.B723]);&quot;&quot;; [$Result.B723])">
            <text:p/>
          </table:table-cell>
          <table:table-cell table:content-validation-name="val1"/>
          <table:table-cell/>
        </table:table-row>
        <table:table-row table:style-name="ro6">
          <table:table-cell table:style-name="ce33" table:formula="of:=IF(ISBLANK([$Result.A724]);&quot;&quot;; [$Result.A724])">
            <text:p/>
          </table:table-cell>
          <table:table-cell table:style-name="ce34" table:formula="of:=IF(ISBLANK([$Result.B724]);&quot;&quot;; [$Result.B724])">
            <text:p/>
          </table:table-cell>
          <table:table-cell table:content-validation-name="val1"/>
          <table:table-cell/>
        </table:table-row>
        <table:table-row table:style-name="ro6">
          <table:table-cell table:style-name="ce33" table:formula="of:=IF(ISBLANK([$Result.A725]);&quot;&quot;; [$Result.A725])">
            <text:p/>
          </table:table-cell>
          <table:table-cell table:style-name="ce34" table:formula="of:=IF(ISBLANK([$Result.B725]);&quot;&quot;; [$Result.B725])">
            <text:p/>
          </table:table-cell>
          <table:table-cell table:content-validation-name="val1"/>
          <table:table-cell/>
        </table:table-row>
        <table:table-row table:style-name="ro6">
          <table:table-cell table:style-name="ce33" table:formula="of:=IF(ISBLANK([$Result.A726]);&quot;&quot;; [$Result.A726])">
            <text:p/>
          </table:table-cell>
          <table:table-cell table:style-name="ce34" table:formula="of:=IF(ISBLANK([$Result.B726]);&quot;&quot;; [$Result.B726])">
            <text:p/>
          </table:table-cell>
          <table:table-cell table:content-validation-name="val1"/>
          <table:table-cell/>
        </table:table-row>
        <table:table-row table:style-name="ro6">
          <table:table-cell table:style-name="ce33" table:formula="of:=IF(ISBLANK([$Result.A727]);&quot;&quot;; [$Result.A727])">
            <text:p/>
          </table:table-cell>
          <table:table-cell table:style-name="ce34" table:formula="of:=IF(ISBLANK([$Result.B727]);&quot;&quot;; [$Result.B727])">
            <text:p/>
          </table:table-cell>
          <table:table-cell table:content-validation-name="val1"/>
          <table:table-cell/>
        </table:table-row>
        <table:table-row table:style-name="ro6">
          <table:table-cell table:style-name="ce33" table:formula="of:=IF(ISBLANK([$Result.A728]);&quot;&quot;; [$Result.A728])">
            <text:p/>
          </table:table-cell>
          <table:table-cell table:style-name="ce34" table:formula="of:=IF(ISBLANK([$Result.B728]);&quot;&quot;; [$Result.B728])">
            <text:p/>
          </table:table-cell>
          <table:table-cell table:content-validation-name="val1"/>
          <table:table-cell/>
        </table:table-row>
        <table:table-row table:style-name="ro6">
          <table:table-cell table:style-name="ce33" table:formula="of:=IF(ISBLANK([$Result.A729]);&quot;&quot;; [$Result.A729])">
            <text:p/>
          </table:table-cell>
          <table:table-cell table:style-name="ce34" table:formula="of:=IF(ISBLANK([$Result.B729]);&quot;&quot;; [$Result.B729])">
            <text:p/>
          </table:table-cell>
          <table:table-cell table:content-validation-name="val1"/>
          <table:table-cell/>
        </table:table-row>
        <table:table-row table:style-name="ro6">
          <table:table-cell table:style-name="ce33" table:formula="of:=IF(ISBLANK([$Result.A730]);&quot;&quot;; [$Result.A730])">
            <text:p/>
          </table:table-cell>
          <table:table-cell table:style-name="ce34" table:formula="of:=IF(ISBLANK([$Result.B730]);&quot;&quot;; [$Result.B730])">
            <text:p/>
          </table:table-cell>
          <table:table-cell table:content-validation-name="val1"/>
          <table:table-cell/>
        </table:table-row>
        <table:table-row table:style-name="ro6">
          <table:table-cell table:style-name="ce33" table:formula="of:=IF(ISBLANK([$Result.A731]);&quot;&quot;; [$Result.A731])">
            <text:p/>
          </table:table-cell>
          <table:table-cell table:style-name="ce34" table:formula="of:=IF(ISBLANK([$Result.B731]);&quot;&quot;; [$Result.B731])">
            <text:p/>
          </table:table-cell>
          <table:table-cell table:content-validation-name="val1"/>
          <table:table-cell/>
        </table:table-row>
        <table:table-row table:style-name="ro6">
          <table:table-cell table:style-name="ce33" table:formula="of:=IF(ISBLANK([$Result.A732]);&quot;&quot;; [$Result.A732])">
            <text:p/>
          </table:table-cell>
          <table:table-cell table:style-name="ce34" table:formula="of:=IF(ISBLANK([$Result.B732]);&quot;&quot;; [$Result.B732])">
            <text:p/>
          </table:table-cell>
          <table:table-cell table:content-validation-name="val1"/>
          <table:table-cell/>
        </table:table-row>
        <table:table-row table:style-name="ro6">
          <table:table-cell table:style-name="ce33" table:formula="of:=IF(ISBLANK([$Result.A733]);&quot;&quot;; [$Result.A733])">
            <text:p/>
          </table:table-cell>
          <table:table-cell table:style-name="ce34" table:formula="of:=IF(ISBLANK([$Result.B733]);&quot;&quot;; [$Result.B733])">
            <text:p/>
          </table:table-cell>
          <table:table-cell table:content-validation-name="val1"/>
          <table:table-cell/>
        </table:table-row>
        <table:table-row table:style-name="ro6">
          <table:table-cell table:style-name="ce33" table:formula="of:=IF(ISBLANK([$Result.A734]);&quot;&quot;; [$Result.A734])">
            <text:p/>
          </table:table-cell>
          <table:table-cell table:style-name="ce34" table:formula="of:=IF(ISBLANK([$Result.B734]);&quot;&quot;; [$Result.B734])">
            <text:p/>
          </table:table-cell>
          <table:table-cell table:content-validation-name="val1"/>
          <table:table-cell/>
        </table:table-row>
        <table:table-row table:style-name="ro6">
          <table:table-cell table:style-name="ce33" table:formula="of:=IF(ISBLANK([$Result.A735]);&quot;&quot;; [$Result.A735])">
            <text:p/>
          </table:table-cell>
          <table:table-cell table:style-name="ce34" table:formula="of:=IF(ISBLANK([$Result.B735]);&quot;&quot;; [$Result.B735])">
            <text:p/>
          </table:table-cell>
          <table:table-cell table:content-validation-name="val1"/>
          <table:table-cell/>
        </table:table-row>
        <table:table-row table:style-name="ro6">
          <table:table-cell table:style-name="ce33" table:formula="of:=IF(ISBLANK([$Result.A736]);&quot;&quot;; [$Result.A736])">
            <text:p/>
          </table:table-cell>
          <table:table-cell table:style-name="ce34" table:formula="of:=IF(ISBLANK([$Result.B736]);&quot;&quot;; [$Result.B736])">
            <text:p/>
          </table:table-cell>
          <table:table-cell table:content-validation-name="val1"/>
          <table:table-cell/>
        </table:table-row>
        <table:table-row table:style-name="ro6">
          <table:table-cell table:style-name="ce33" table:formula="of:=IF(ISBLANK([$Result.A737]);&quot;&quot;; [$Result.A737])">
            <text:p/>
          </table:table-cell>
          <table:table-cell table:style-name="ce34" table:formula="of:=IF(ISBLANK([$Result.B737]);&quot;&quot;; [$Result.B737])">
            <text:p/>
          </table:table-cell>
          <table:table-cell table:content-validation-name="val1"/>
          <table:table-cell/>
        </table:table-row>
        <table:table-row table:style-name="ro6">
          <table:table-cell table:style-name="ce33" table:formula="of:=IF(ISBLANK([$Result.A738]);&quot;&quot;; [$Result.A738])">
            <text:p/>
          </table:table-cell>
          <table:table-cell table:style-name="ce34" table:formula="of:=IF(ISBLANK([$Result.B738]);&quot;&quot;; [$Result.B738])">
            <text:p/>
          </table:table-cell>
          <table:table-cell table:content-validation-name="val1"/>
          <table:table-cell/>
        </table:table-row>
        <table:table-row table:style-name="ro6">
          <table:table-cell table:style-name="ce33" table:formula="of:=IF(ISBLANK([$Result.A739]);&quot;&quot;; [$Result.A739])">
            <text:p/>
          </table:table-cell>
          <table:table-cell table:style-name="ce34" table:formula="of:=IF(ISBLANK([$Result.B739]);&quot;&quot;; [$Result.B739])">
            <text:p/>
          </table:table-cell>
          <table:table-cell table:content-validation-name="val1"/>
          <table:table-cell/>
        </table:table-row>
        <table:table-row table:style-name="ro6">
          <table:table-cell table:style-name="ce33" table:formula="of:=IF(ISBLANK([$Result.A740]);&quot;&quot;; [$Result.A740])">
            <text:p/>
          </table:table-cell>
          <table:table-cell table:style-name="ce34" table:formula="of:=IF(ISBLANK([$Result.B740]);&quot;&quot;; [$Result.B740])">
            <text:p/>
          </table:table-cell>
          <table:table-cell table:content-validation-name="val1"/>
          <table:table-cell/>
        </table:table-row>
        <table:table-row table:style-name="ro6">
          <table:table-cell table:style-name="ce33" table:formula="of:=IF(ISBLANK([$Result.A741]);&quot;&quot;; [$Result.A741])">
            <text:p/>
          </table:table-cell>
          <table:table-cell table:style-name="ce34" table:formula="of:=IF(ISBLANK([$Result.B741]);&quot;&quot;; [$Result.B741])">
            <text:p/>
          </table:table-cell>
          <table:table-cell table:content-validation-name="val1"/>
          <table:table-cell/>
        </table:table-row>
        <table:table-row table:style-name="ro6">
          <table:table-cell table:style-name="ce33" table:formula="of:=IF(ISBLANK([$Result.A742]);&quot;&quot;; [$Result.A742])">
            <text:p/>
          </table:table-cell>
          <table:table-cell table:style-name="ce34" table:formula="of:=IF(ISBLANK([$Result.B742]);&quot;&quot;; [$Result.B742])">
            <text:p/>
          </table:table-cell>
          <table:table-cell table:content-validation-name="val1"/>
          <table:table-cell/>
        </table:table-row>
        <table:table-row table:style-name="ro6">
          <table:table-cell table:style-name="ce33" table:formula="of:=IF(ISBLANK([$Result.A743]);&quot;&quot;; [$Result.A743])">
            <text:p/>
          </table:table-cell>
          <table:table-cell table:style-name="ce34" table:formula="of:=IF(ISBLANK([$Result.B743]);&quot;&quot;; [$Result.B743])">
            <text:p/>
          </table:table-cell>
          <table:table-cell table:content-validation-name="val1"/>
          <table:table-cell/>
        </table:table-row>
        <table:table-row table:style-name="ro6">
          <table:table-cell table:style-name="ce33" table:formula="of:=IF(ISBLANK([$Result.A744]);&quot;&quot;; [$Result.A744])">
            <text:p/>
          </table:table-cell>
          <table:table-cell table:style-name="ce34" table:formula="of:=IF(ISBLANK([$Result.B744]);&quot;&quot;; [$Result.B744])">
            <text:p/>
          </table:table-cell>
          <table:table-cell table:content-validation-name="val1"/>
          <table:table-cell/>
        </table:table-row>
        <table:table-row table:style-name="ro6">
          <table:table-cell table:style-name="ce33" table:formula="of:=IF(ISBLANK([$Result.A745]);&quot;&quot;; [$Result.A745])">
            <text:p/>
          </table:table-cell>
          <table:table-cell table:style-name="ce34" table:formula="of:=IF(ISBLANK([$Result.B745]);&quot;&quot;; [$Result.B745])">
            <text:p/>
          </table:table-cell>
          <table:table-cell table:content-validation-name="val1"/>
          <table:table-cell/>
        </table:table-row>
        <table:table-row table:style-name="ro6">
          <table:table-cell table:style-name="ce33" table:formula="of:=IF(ISBLANK([$Result.A746]);&quot;&quot;; [$Result.A746])">
            <text:p/>
          </table:table-cell>
          <table:table-cell table:style-name="ce34" table:formula="of:=IF(ISBLANK([$Result.B746]);&quot;&quot;; [$Result.B746])">
            <text:p/>
          </table:table-cell>
          <table:table-cell table:content-validation-name="val1"/>
          <table:table-cell/>
        </table:table-row>
        <table:table-row table:style-name="ro6">
          <table:table-cell table:style-name="ce33" table:formula="of:=IF(ISBLANK([$Result.A747]);&quot;&quot;; [$Result.A747])">
            <text:p/>
          </table:table-cell>
          <table:table-cell table:style-name="ce34" table:formula="of:=IF(ISBLANK([$Result.B747]);&quot;&quot;; [$Result.B747])">
            <text:p/>
          </table:table-cell>
          <table:table-cell table:content-validation-name="val1"/>
          <table:table-cell/>
        </table:table-row>
        <table:table-row table:style-name="ro6">
          <table:table-cell table:style-name="ce33" table:formula="of:=IF(ISBLANK([$Result.A748]);&quot;&quot;; [$Result.A748])">
            <text:p/>
          </table:table-cell>
          <table:table-cell table:style-name="ce34" table:formula="of:=IF(ISBLANK([$Result.B748]);&quot;&quot;; [$Result.B748])">
            <text:p/>
          </table:table-cell>
          <table:table-cell table:content-validation-name="val1"/>
          <table:table-cell/>
        </table:table-row>
        <table:table-row table:style-name="ro6">
          <table:table-cell table:style-name="ce33" table:formula="of:=IF(ISBLANK([$Result.A749]);&quot;&quot;; [$Result.A749])">
            <text:p/>
          </table:table-cell>
          <table:table-cell table:style-name="ce34" table:formula="of:=IF(ISBLANK([$Result.B749]);&quot;&quot;; [$Result.B749])">
            <text:p/>
          </table:table-cell>
          <table:table-cell table:content-validation-name="val1"/>
          <table:table-cell/>
        </table:table-row>
        <table:table-row table:style-name="ro6">
          <table:table-cell table:style-name="ce33" table:formula="of:=IF(ISBLANK([$Result.A750]);&quot;&quot;; [$Result.A750])">
            <text:p/>
          </table:table-cell>
          <table:table-cell table:style-name="ce34" table:formula="of:=IF(ISBLANK([$Result.B750]);&quot;&quot;; [$Result.B750])">
            <text:p/>
          </table:table-cell>
          <table:table-cell table:content-validation-name="val1"/>
          <table:table-cell/>
        </table:table-row>
        <table:table-row table:style-name="ro6">
          <table:table-cell table:style-name="ce33" table:formula="of:=IF(ISBLANK([$Result.A751]);&quot;&quot;; [$Result.A751])">
            <text:p/>
          </table:table-cell>
          <table:table-cell table:style-name="ce34" table:formula="of:=IF(ISBLANK([$Result.B751]);&quot;&quot;; [$Result.B751])">
            <text:p/>
          </table:table-cell>
          <table:table-cell table:content-validation-name="val1"/>
          <table:table-cell/>
        </table:table-row>
        <table:table-row table:style-name="ro6">
          <table:table-cell table:style-name="ce33" table:formula="of:=IF(ISBLANK([$Result.A752]);&quot;&quot;; [$Result.A752])">
            <text:p/>
          </table:table-cell>
          <table:table-cell table:style-name="ce34" table:formula="of:=IF(ISBLANK([$Result.B752]);&quot;&quot;; [$Result.B752])">
            <text:p/>
          </table:table-cell>
          <table:table-cell table:content-validation-name="val1"/>
          <table:table-cell/>
        </table:table-row>
        <table:table-row table:style-name="ro6">
          <table:table-cell table:style-name="ce33" table:formula="of:=IF(ISBLANK([$Result.A753]);&quot;&quot;; [$Result.A753])">
            <text:p/>
          </table:table-cell>
          <table:table-cell table:style-name="ce34" table:formula="of:=IF(ISBLANK([$Result.B753]);&quot;&quot;; [$Result.B753])">
            <text:p/>
          </table:table-cell>
          <table:table-cell table:content-validation-name="val1"/>
          <table:table-cell/>
        </table:table-row>
        <table:table-row table:style-name="ro6">
          <table:table-cell table:style-name="ce33" table:formula="of:=IF(ISBLANK([$Result.A754]);&quot;&quot;; [$Result.A754])">
            <text:p/>
          </table:table-cell>
          <table:table-cell table:style-name="ce34" table:formula="of:=IF(ISBLANK([$Result.B754]);&quot;&quot;; [$Result.B754])">
            <text:p/>
          </table:table-cell>
          <table:table-cell table:content-validation-name="val1"/>
          <table:table-cell/>
        </table:table-row>
        <table:table-row table:style-name="ro6">
          <table:table-cell table:style-name="ce33" table:formula="of:=IF(ISBLANK([$Result.A755]);&quot;&quot;; [$Result.A755])">
            <text:p/>
          </table:table-cell>
          <table:table-cell table:style-name="ce34" table:formula="of:=IF(ISBLANK([$Result.B755]);&quot;&quot;; [$Result.B755])">
            <text:p/>
          </table:table-cell>
          <table:table-cell table:content-validation-name="val1"/>
          <table:table-cell/>
        </table:table-row>
        <table:table-row table:style-name="ro6">
          <table:table-cell table:style-name="ce33" table:formula="of:=IF(ISBLANK([$Result.A756]);&quot;&quot;; [$Result.A756])">
            <text:p/>
          </table:table-cell>
          <table:table-cell table:style-name="ce34" table:formula="of:=IF(ISBLANK([$Result.B756]);&quot;&quot;; [$Result.B756])">
            <text:p/>
          </table:table-cell>
          <table:table-cell table:content-validation-name="val1"/>
          <table:table-cell/>
        </table:table-row>
        <table:table-row table:style-name="ro6">
          <table:table-cell table:style-name="ce33" table:formula="of:=IF(ISBLANK([$Result.A757]);&quot;&quot;; [$Result.A757])">
            <text:p/>
          </table:table-cell>
          <table:table-cell table:style-name="ce34" table:formula="of:=IF(ISBLANK([$Result.B757]);&quot;&quot;; [$Result.B757])">
            <text:p/>
          </table:table-cell>
          <table:table-cell table:content-validation-name="val1"/>
          <table:table-cell/>
        </table:table-row>
        <table:table-row table:style-name="ro6">
          <table:table-cell table:style-name="ce33" table:formula="of:=IF(ISBLANK([$Result.A758]);&quot;&quot;; [$Result.A758])">
            <text:p/>
          </table:table-cell>
          <table:table-cell table:style-name="ce34" table:formula="of:=IF(ISBLANK([$Result.B758]);&quot;&quot;; [$Result.B758])">
            <text:p/>
          </table:table-cell>
          <table:table-cell table:content-validation-name="val1"/>
          <table:table-cell/>
        </table:table-row>
        <table:table-row table:style-name="ro6">
          <table:table-cell table:style-name="ce33" table:formula="of:=IF(ISBLANK([$Result.A759]);&quot;&quot;; [$Result.A759])">
            <text:p/>
          </table:table-cell>
          <table:table-cell table:style-name="ce34" table:formula="of:=IF(ISBLANK([$Result.B759]);&quot;&quot;; [$Result.B759])">
            <text:p/>
          </table:table-cell>
          <table:table-cell table:content-validation-name="val1"/>
          <table:table-cell/>
        </table:table-row>
        <table:table-row table:style-name="ro6">
          <table:table-cell table:style-name="ce33" table:formula="of:=IF(ISBLANK([$Result.A760]);&quot;&quot;; [$Result.A760])">
            <text:p/>
          </table:table-cell>
          <table:table-cell table:style-name="ce34" table:formula="of:=IF(ISBLANK([$Result.B760]);&quot;&quot;; [$Result.B760])">
            <text:p/>
          </table:table-cell>
          <table:table-cell table:content-validation-name="val1"/>
          <table:table-cell/>
        </table:table-row>
        <table:table-row table:style-name="ro6">
          <table:table-cell table:style-name="ce33" table:formula="of:=IF(ISBLANK([$Result.A761]);&quot;&quot;; [$Result.A761])">
            <text:p/>
          </table:table-cell>
          <table:table-cell table:style-name="ce34" table:formula="of:=IF(ISBLANK([$Result.B761]);&quot;&quot;; [$Result.B761])">
            <text:p/>
          </table:table-cell>
          <table:table-cell table:content-validation-name="val1"/>
          <table:table-cell/>
        </table:table-row>
        <table:table-row table:style-name="ro6">
          <table:table-cell table:style-name="ce33" table:formula="of:=IF(ISBLANK([$Result.A762]);&quot;&quot;; [$Result.A762])">
            <text:p/>
          </table:table-cell>
          <table:table-cell table:style-name="ce34" table:formula="of:=IF(ISBLANK([$Result.B762]);&quot;&quot;; [$Result.B762])">
            <text:p/>
          </table:table-cell>
          <table:table-cell table:content-validation-name="val1"/>
          <table:table-cell/>
        </table:table-row>
        <table:table-row table:style-name="ro6">
          <table:table-cell table:style-name="ce33" table:formula="of:=IF(ISBLANK([$Result.A763]);&quot;&quot;; [$Result.A763])">
            <text:p/>
          </table:table-cell>
          <table:table-cell table:style-name="ce34" table:formula="of:=IF(ISBLANK([$Result.B763]);&quot;&quot;; [$Result.B763])">
            <text:p/>
          </table:table-cell>
          <table:table-cell table:content-validation-name="val1"/>
          <table:table-cell/>
        </table:table-row>
        <table:table-row table:style-name="ro6">
          <table:table-cell table:style-name="ce33" table:formula="of:=IF(ISBLANK([$Result.A764]);&quot;&quot;; [$Result.A764])">
            <text:p/>
          </table:table-cell>
          <table:table-cell table:style-name="ce34" table:formula="of:=IF(ISBLANK([$Result.B764]);&quot;&quot;; [$Result.B764])">
            <text:p/>
          </table:table-cell>
          <table:table-cell table:content-validation-name="val1"/>
          <table:table-cell/>
        </table:table-row>
        <table:table-row table:style-name="ro6">
          <table:table-cell table:style-name="ce33" table:formula="of:=IF(ISBLANK([$Result.A765]);&quot;&quot;; [$Result.A765])">
            <text:p/>
          </table:table-cell>
          <table:table-cell table:style-name="ce34" table:formula="of:=IF(ISBLANK([$Result.B765]);&quot;&quot;; [$Result.B765])">
            <text:p/>
          </table:table-cell>
          <table:table-cell table:content-validation-name="val1"/>
          <table:table-cell/>
        </table:table-row>
        <table:table-row table:style-name="ro6">
          <table:table-cell table:style-name="ce33" table:formula="of:=IF(ISBLANK([$Result.A766]);&quot;&quot;; [$Result.A766])">
            <text:p/>
          </table:table-cell>
          <table:table-cell table:style-name="ce34" table:formula="of:=IF(ISBLANK([$Result.B766]);&quot;&quot;; [$Result.B766])">
            <text:p/>
          </table:table-cell>
          <table:table-cell table:content-validation-name="val1"/>
          <table:table-cell/>
        </table:table-row>
        <table:table-row table:style-name="ro6">
          <table:table-cell table:style-name="ce33" table:formula="of:=IF(ISBLANK([$Result.A767]);&quot;&quot;; [$Result.A767])">
            <text:p/>
          </table:table-cell>
          <table:table-cell table:style-name="ce34" table:formula="of:=IF(ISBLANK([$Result.B767]);&quot;&quot;; [$Result.B767])">
            <text:p/>
          </table:table-cell>
          <table:table-cell table:content-validation-name="val1"/>
          <table:table-cell/>
        </table:table-row>
        <table:table-row table:style-name="ro6">
          <table:table-cell table:style-name="ce33" table:formula="of:=IF(ISBLANK([$Result.A768]);&quot;&quot;; [$Result.A768])">
            <text:p/>
          </table:table-cell>
          <table:table-cell table:style-name="ce34" table:formula="of:=IF(ISBLANK([$Result.B768]);&quot;&quot;; [$Result.B768])">
            <text:p/>
          </table:table-cell>
          <table:table-cell table:content-validation-name="val1"/>
          <table:table-cell/>
        </table:table-row>
        <table:table-row table:style-name="ro6">
          <table:table-cell table:style-name="ce33" table:formula="of:=IF(ISBLANK([$Result.A769]);&quot;&quot;; [$Result.A769])">
            <text:p/>
          </table:table-cell>
          <table:table-cell table:style-name="ce34" table:formula="of:=IF(ISBLANK([$Result.B769]);&quot;&quot;; [$Result.B769])">
            <text:p/>
          </table:table-cell>
          <table:table-cell table:content-validation-name="val1"/>
          <table:table-cell/>
        </table:table-row>
        <table:table-row table:style-name="ro6">
          <table:table-cell table:style-name="ce33" table:formula="of:=IF(ISBLANK([$Result.A770]);&quot;&quot;; [$Result.A770])">
            <text:p/>
          </table:table-cell>
          <table:table-cell table:style-name="ce34" table:formula="of:=IF(ISBLANK([$Result.B770]);&quot;&quot;; [$Result.B770])">
            <text:p/>
          </table:table-cell>
          <table:table-cell table:content-validation-name="val1"/>
          <table:table-cell/>
        </table:table-row>
        <table:table-row table:style-name="ro6">
          <table:table-cell table:style-name="ce33" table:formula="of:=IF(ISBLANK([$Result.A771]);&quot;&quot;; [$Result.A771])">
            <text:p/>
          </table:table-cell>
          <table:table-cell table:style-name="ce34" table:formula="of:=IF(ISBLANK([$Result.B771]);&quot;&quot;; [$Result.B771])">
            <text:p/>
          </table:table-cell>
          <table:table-cell table:content-validation-name="val1"/>
          <table:table-cell/>
        </table:table-row>
        <table:table-row table:style-name="ro6">
          <table:table-cell table:style-name="ce33" table:formula="of:=IF(ISBLANK([$Result.A772]);&quot;&quot;; [$Result.A772])">
            <text:p/>
          </table:table-cell>
          <table:table-cell table:style-name="ce34" table:formula="of:=IF(ISBLANK([$Result.B772]);&quot;&quot;; [$Result.B772])">
            <text:p/>
          </table:table-cell>
          <table:table-cell table:content-validation-name="val1"/>
          <table:table-cell/>
        </table:table-row>
        <table:table-row table:style-name="ro6">
          <table:table-cell table:style-name="ce33" table:formula="of:=IF(ISBLANK([$Result.A773]);&quot;&quot;; [$Result.A773])">
            <text:p/>
          </table:table-cell>
          <table:table-cell table:style-name="ce34" table:formula="of:=IF(ISBLANK([$Result.B773]);&quot;&quot;; [$Result.B773])">
            <text:p/>
          </table:table-cell>
          <table:table-cell table:content-validation-name="val1"/>
          <table:table-cell/>
        </table:table-row>
        <table:table-row table:style-name="ro6">
          <table:table-cell table:style-name="ce33" table:formula="of:=IF(ISBLANK([$Result.A774]);&quot;&quot;; [$Result.A774])">
            <text:p/>
          </table:table-cell>
          <table:table-cell table:style-name="ce34" table:formula="of:=IF(ISBLANK([$Result.B774]);&quot;&quot;; [$Result.B774])">
            <text:p/>
          </table:table-cell>
          <table:table-cell table:content-validation-name="val1"/>
          <table:table-cell/>
        </table:table-row>
        <table:table-row table:style-name="ro6">
          <table:table-cell table:style-name="ce33" table:formula="of:=IF(ISBLANK([$Result.A775]);&quot;&quot;; [$Result.A775])">
            <text:p/>
          </table:table-cell>
          <table:table-cell table:style-name="ce34" table:formula="of:=IF(ISBLANK([$Result.B775]);&quot;&quot;; [$Result.B775])">
            <text:p/>
          </table:table-cell>
          <table:table-cell table:content-validation-name="val1"/>
          <table:table-cell/>
        </table:table-row>
        <table:table-row table:style-name="ro6">
          <table:table-cell table:style-name="ce33" table:formula="of:=IF(ISBLANK([$Result.A776]);&quot;&quot;; [$Result.A776])">
            <text:p/>
          </table:table-cell>
          <table:table-cell table:style-name="ce34" table:formula="of:=IF(ISBLANK([$Result.B776]);&quot;&quot;; [$Result.B776])">
            <text:p/>
          </table:table-cell>
          <table:table-cell table:content-validation-name="val1"/>
          <table:table-cell/>
        </table:table-row>
        <table:table-row table:style-name="ro6">
          <table:table-cell table:style-name="ce33" table:formula="of:=IF(ISBLANK([$Result.A777]);&quot;&quot;; [$Result.A777])">
            <text:p/>
          </table:table-cell>
          <table:table-cell table:style-name="ce34" table:formula="of:=IF(ISBLANK([$Result.B777]);&quot;&quot;; [$Result.B777])">
            <text:p/>
          </table:table-cell>
          <table:table-cell table:content-validation-name="val1"/>
          <table:table-cell/>
        </table:table-row>
        <table:table-row table:style-name="ro6">
          <table:table-cell table:style-name="ce33" table:formula="of:=IF(ISBLANK([$Result.A778]);&quot;&quot;; [$Result.A778])">
            <text:p/>
          </table:table-cell>
          <table:table-cell table:style-name="ce34" table:formula="of:=IF(ISBLANK([$Result.B778]);&quot;&quot;; [$Result.B778])">
            <text:p/>
          </table:table-cell>
          <table:table-cell table:content-validation-name="val1"/>
          <table:table-cell/>
        </table:table-row>
        <table:table-row table:style-name="ro6">
          <table:table-cell table:style-name="ce33" table:formula="of:=IF(ISBLANK([$Result.A779]);&quot;&quot;; [$Result.A779])">
            <text:p/>
          </table:table-cell>
          <table:table-cell table:style-name="ce34" table:formula="of:=IF(ISBLANK([$Result.B779]);&quot;&quot;; [$Result.B779])">
            <text:p/>
          </table:table-cell>
          <table:table-cell table:content-validation-name="val1"/>
          <table:table-cell/>
        </table:table-row>
        <table:table-row table:style-name="ro6">
          <table:table-cell table:style-name="ce33" table:formula="of:=IF(ISBLANK([$Result.A780]);&quot;&quot;; [$Result.A780])">
            <text:p/>
          </table:table-cell>
          <table:table-cell table:style-name="ce34" table:formula="of:=IF(ISBLANK([$Result.B780]);&quot;&quot;; [$Result.B780])">
            <text:p/>
          </table:table-cell>
          <table:table-cell table:content-validation-name="val1"/>
          <table:table-cell/>
        </table:table-row>
        <table:table-row table:style-name="ro6">
          <table:table-cell table:style-name="ce33" table:formula="of:=IF(ISBLANK([$Result.A781]);&quot;&quot;; [$Result.A781])">
            <text:p/>
          </table:table-cell>
          <table:table-cell table:style-name="ce34" table:formula="of:=IF(ISBLANK([$Result.B781]);&quot;&quot;; [$Result.B781])">
            <text:p/>
          </table:table-cell>
          <table:table-cell table:content-validation-name="val1"/>
          <table:table-cell/>
        </table:table-row>
        <table:table-row table:style-name="ro6">
          <table:table-cell table:style-name="ce33" table:formula="of:=IF(ISBLANK([$Result.A782]);&quot;&quot;; [$Result.A782])">
            <text:p/>
          </table:table-cell>
          <table:table-cell table:style-name="ce34" table:formula="of:=IF(ISBLANK([$Result.B782]);&quot;&quot;; [$Result.B782])">
            <text:p/>
          </table:table-cell>
          <table:table-cell table:content-validation-name="val1"/>
          <table:table-cell/>
        </table:table-row>
        <table:table-row table:style-name="ro6">
          <table:table-cell table:style-name="ce33" table:formula="of:=IF(ISBLANK([$Result.A783]);&quot;&quot;; [$Result.A783])">
            <text:p/>
          </table:table-cell>
          <table:table-cell table:style-name="ce34" table:formula="of:=IF(ISBLANK([$Result.B783]);&quot;&quot;; [$Result.B783])">
            <text:p/>
          </table:table-cell>
          <table:table-cell table:content-validation-name="val1"/>
          <table:table-cell/>
        </table:table-row>
        <table:table-row table:style-name="ro6">
          <table:table-cell table:style-name="ce33" table:formula="of:=IF(ISBLANK([$Result.A784]);&quot;&quot;; [$Result.A784])">
            <text:p/>
          </table:table-cell>
          <table:table-cell table:style-name="ce34" table:formula="of:=IF(ISBLANK([$Result.B784]);&quot;&quot;; [$Result.B784])">
            <text:p/>
          </table:table-cell>
          <table:table-cell table:content-validation-name="val1"/>
          <table:table-cell/>
        </table:table-row>
        <table:table-row table:style-name="ro6">
          <table:table-cell table:style-name="ce33" table:formula="of:=IF(ISBLANK([$Result.A785]);&quot;&quot;; [$Result.A785])">
            <text:p/>
          </table:table-cell>
          <table:table-cell table:style-name="ce34" table:formula="of:=IF(ISBLANK([$Result.B785]);&quot;&quot;; [$Result.B785])">
            <text:p/>
          </table:table-cell>
          <table:table-cell table:content-validation-name="val1"/>
          <table:table-cell/>
        </table:table-row>
        <table:table-row table:style-name="ro6">
          <table:table-cell table:style-name="ce33" table:formula="of:=IF(ISBLANK([$Result.A786]);&quot;&quot;; [$Result.A786])">
            <text:p/>
          </table:table-cell>
          <table:table-cell table:style-name="ce34" table:formula="of:=IF(ISBLANK([$Result.B786]);&quot;&quot;; [$Result.B786])">
            <text:p/>
          </table:table-cell>
          <table:table-cell table:content-validation-name="val1"/>
          <table:table-cell/>
        </table:table-row>
        <table:table-row table:style-name="ro6">
          <table:table-cell table:style-name="ce33" table:formula="of:=IF(ISBLANK([$Result.A787]);&quot;&quot;; [$Result.A787])">
            <text:p/>
          </table:table-cell>
          <table:table-cell table:style-name="ce34" table:formula="of:=IF(ISBLANK([$Result.B787]);&quot;&quot;; [$Result.B787])">
            <text:p/>
          </table:table-cell>
          <table:table-cell table:content-validation-name="val1"/>
          <table:table-cell/>
        </table:table-row>
        <table:table-row table:style-name="ro6">
          <table:table-cell table:style-name="ce33" table:formula="of:=IF(ISBLANK([$Result.A788]);&quot;&quot;; [$Result.A788])">
            <text:p/>
          </table:table-cell>
          <table:table-cell table:style-name="ce34" table:formula="of:=IF(ISBLANK([$Result.B788]);&quot;&quot;; [$Result.B788])">
            <text:p/>
          </table:table-cell>
          <table:table-cell table:content-validation-name="val1"/>
          <table:table-cell/>
        </table:table-row>
        <table:table-row table:style-name="ro6">
          <table:table-cell table:style-name="ce33" table:formula="of:=IF(ISBLANK([$Result.A789]);&quot;&quot;; [$Result.A789])">
            <text:p/>
          </table:table-cell>
          <table:table-cell table:style-name="ce34" table:formula="of:=IF(ISBLANK([$Result.B789]);&quot;&quot;; [$Result.B789])">
            <text:p/>
          </table:table-cell>
          <table:table-cell table:content-validation-name="val1"/>
          <table:table-cell/>
        </table:table-row>
        <table:table-row table:style-name="ro6">
          <table:table-cell table:style-name="ce33" table:formula="of:=IF(ISBLANK([$Result.A790]);&quot;&quot;; [$Result.A790])">
            <text:p/>
          </table:table-cell>
          <table:table-cell table:style-name="ce34" table:formula="of:=IF(ISBLANK([$Result.B790]);&quot;&quot;; [$Result.B790])">
            <text:p/>
          </table:table-cell>
          <table:table-cell table:content-validation-name="val1"/>
          <table:table-cell/>
        </table:table-row>
        <table:table-row table:style-name="ro6">
          <table:table-cell table:style-name="ce33" table:formula="of:=IF(ISBLANK([$Result.A791]);&quot;&quot;; [$Result.A791])">
            <text:p/>
          </table:table-cell>
          <table:table-cell table:style-name="ce34" table:formula="of:=IF(ISBLANK([$Result.B791]);&quot;&quot;; [$Result.B791])">
            <text:p/>
          </table:table-cell>
          <table:table-cell table:content-validation-name="val1"/>
          <table:table-cell/>
        </table:table-row>
        <table:table-row table:style-name="ro6">
          <table:table-cell table:style-name="ce33" table:formula="of:=IF(ISBLANK([$Result.A792]);&quot;&quot;; [$Result.A792])">
            <text:p/>
          </table:table-cell>
          <table:table-cell table:style-name="ce34" table:formula="of:=IF(ISBLANK([$Result.B792]);&quot;&quot;; [$Result.B792])">
            <text:p/>
          </table:table-cell>
          <table:table-cell table:content-validation-name="val1"/>
          <table:table-cell/>
        </table:table-row>
        <table:table-row table:style-name="ro6">
          <table:table-cell table:style-name="ce33" table:formula="of:=IF(ISBLANK([$Result.A793]);&quot;&quot;; [$Result.A793])">
            <text:p/>
          </table:table-cell>
          <table:table-cell table:style-name="ce34" table:formula="of:=IF(ISBLANK([$Result.B793]);&quot;&quot;; [$Result.B793])">
            <text:p/>
          </table:table-cell>
          <table:table-cell table:content-validation-name="val1"/>
          <table:table-cell/>
        </table:table-row>
        <table:table-row table:style-name="ro6">
          <table:table-cell table:style-name="ce33" table:formula="of:=IF(ISBLANK([$Result.A794]);&quot;&quot;; [$Result.A794])">
            <text:p/>
          </table:table-cell>
          <table:table-cell table:style-name="ce34" table:formula="of:=IF(ISBLANK([$Result.B794]);&quot;&quot;; [$Result.B794])">
            <text:p/>
          </table:table-cell>
          <table:table-cell table:content-validation-name="val1"/>
          <table:table-cell/>
        </table:table-row>
        <table:table-row table:style-name="ro6">
          <table:table-cell table:style-name="ce33" table:formula="of:=IF(ISBLANK([$Result.A795]);&quot;&quot;; [$Result.A795])">
            <text:p/>
          </table:table-cell>
          <table:table-cell table:style-name="ce34" table:formula="of:=IF(ISBLANK([$Result.B795]);&quot;&quot;; [$Result.B795])">
            <text:p/>
          </table:table-cell>
          <table:table-cell table:content-validation-name="val1"/>
          <table:table-cell/>
        </table:table-row>
        <table:table-row table:style-name="ro6">
          <table:table-cell table:style-name="ce33" table:formula="of:=IF(ISBLANK([$Result.A796]);&quot;&quot;; [$Result.A796])">
            <text:p/>
          </table:table-cell>
          <table:table-cell table:style-name="ce34" table:formula="of:=IF(ISBLANK([$Result.B796]);&quot;&quot;; [$Result.B796])">
            <text:p/>
          </table:table-cell>
          <table:table-cell table:content-validation-name="val1"/>
          <table:table-cell/>
        </table:table-row>
        <table:table-row table:style-name="ro6">
          <table:table-cell table:style-name="ce33" table:formula="of:=IF(ISBLANK([$Result.A797]);&quot;&quot;; [$Result.A797])">
            <text:p/>
          </table:table-cell>
          <table:table-cell table:style-name="ce34" table:formula="of:=IF(ISBLANK([$Result.B797]);&quot;&quot;; [$Result.B797])">
            <text:p/>
          </table:table-cell>
          <table:table-cell table:content-validation-name="val1"/>
          <table:table-cell/>
        </table:table-row>
        <table:table-row table:style-name="ro6">
          <table:table-cell table:style-name="ce33" table:formula="of:=IF(ISBLANK([$Result.A798]);&quot;&quot;; [$Result.A798])">
            <text:p/>
          </table:table-cell>
          <table:table-cell table:style-name="ce34" table:formula="of:=IF(ISBLANK([$Result.B798]);&quot;&quot;; [$Result.B798])">
            <text:p/>
          </table:table-cell>
          <table:table-cell table:content-validation-name="val1"/>
          <table:table-cell/>
        </table:table-row>
        <table:table-row table:style-name="ro6">
          <table:table-cell table:style-name="ce33" table:formula="of:=IF(ISBLANK([$Result.A799]);&quot;&quot;; [$Result.A799])">
            <text:p/>
          </table:table-cell>
          <table:table-cell table:style-name="ce34" table:formula="of:=IF(ISBLANK([$Result.B799]);&quot;&quot;; [$Result.B799])">
            <text:p/>
          </table:table-cell>
          <table:table-cell table:content-validation-name="val1"/>
          <table:table-cell/>
        </table:table-row>
        <table:table-row table:style-name="ro6">
          <table:table-cell table:style-name="ce33" table:formula="of:=IF(ISBLANK([$Result.A800]);&quot;&quot;; [$Result.A800])">
            <text:p/>
          </table:table-cell>
          <table:table-cell table:style-name="ce34" table:formula="of:=IF(ISBLANK([$Result.B800]);&quot;&quot;; [$Result.B800])">
            <text:p/>
          </table:table-cell>
          <table:table-cell table:content-validation-name="val1"/>
          <table:table-cell/>
        </table:table-row>
        <table:table-row table:style-name="ro6">
          <table:table-cell table:style-name="ce33" table:formula="of:=IF(ISBLANK([$Result.A801]);&quot;&quot;; [$Result.A801])">
            <text:p/>
          </table:table-cell>
          <table:table-cell table:style-name="ce34" table:formula="of:=IF(ISBLANK([$Result.B801]);&quot;&quot;; [$Result.B801])">
            <text:p/>
          </table:table-cell>
          <table:table-cell table:content-validation-name="val1"/>
          <table:table-cell/>
        </table:table-row>
        <table:table-row table:style-name="ro6">
          <table:table-cell table:style-name="ce33" table:formula="of:=IF(ISBLANK([$Result.A802]);&quot;&quot;; [$Result.A802])">
            <text:p/>
          </table:table-cell>
          <table:table-cell table:style-name="ce34" table:formula="of:=IF(ISBLANK([$Result.B802]);&quot;&quot;; [$Result.B802])">
            <text:p/>
          </table:table-cell>
          <table:table-cell table:content-validation-name="val1"/>
          <table:table-cell/>
        </table:table-row>
        <table:table-row table:style-name="ro6">
          <table:table-cell table:style-name="ce33" table:formula="of:=IF(ISBLANK([$Result.A803]);&quot;&quot;; [$Result.A803])">
            <text:p/>
          </table:table-cell>
          <table:table-cell table:style-name="ce34" table:formula="of:=IF(ISBLANK([$Result.B803]);&quot;&quot;; [$Result.B803])">
            <text:p/>
          </table:table-cell>
          <table:table-cell table:content-validation-name="val1"/>
          <table:table-cell/>
        </table:table-row>
        <table:table-row table:style-name="ro6">
          <table:table-cell table:style-name="ce33" table:formula="of:=IF(ISBLANK([$Result.A804]);&quot;&quot;; [$Result.A804])">
            <text:p/>
          </table:table-cell>
          <table:table-cell table:style-name="ce34" table:formula="of:=IF(ISBLANK([$Result.B804]);&quot;&quot;; [$Result.B804])">
            <text:p/>
          </table:table-cell>
          <table:table-cell table:content-validation-name="val1"/>
          <table:table-cell/>
        </table:table-row>
        <table:table-row table:style-name="ro6">
          <table:table-cell table:style-name="ce33" table:formula="of:=IF(ISBLANK([$Result.A805]);&quot;&quot;; [$Result.A805])">
            <text:p/>
          </table:table-cell>
          <table:table-cell table:style-name="ce34" table:formula="of:=IF(ISBLANK([$Result.B805]);&quot;&quot;; [$Result.B805])">
            <text:p/>
          </table:table-cell>
          <table:table-cell table:content-validation-name="val1"/>
          <table:table-cell/>
        </table:table-row>
        <table:table-row table:style-name="ro6">
          <table:table-cell table:style-name="ce33" table:formula="of:=IF(ISBLANK([$Result.A806]);&quot;&quot;; [$Result.A806])">
            <text:p/>
          </table:table-cell>
          <table:table-cell table:style-name="ce34" table:formula="of:=IF(ISBLANK([$Result.B806]);&quot;&quot;; [$Result.B806])">
            <text:p/>
          </table:table-cell>
          <table:table-cell table:content-validation-name="val1"/>
          <table:table-cell/>
        </table:table-row>
        <table:table-row table:style-name="ro6">
          <table:table-cell table:style-name="ce33" table:formula="of:=IF(ISBLANK([$Result.A807]);&quot;&quot;; [$Result.A807])">
            <text:p/>
          </table:table-cell>
          <table:table-cell table:style-name="ce34" table:formula="of:=IF(ISBLANK([$Result.B807]);&quot;&quot;; [$Result.B807])">
            <text:p/>
          </table:table-cell>
          <table:table-cell table:content-validation-name="val1"/>
          <table:table-cell/>
        </table:table-row>
        <table:table-row table:style-name="ro6">
          <table:table-cell table:style-name="ce33" table:formula="of:=IF(ISBLANK([$Result.A808]);&quot;&quot;; [$Result.A808])">
            <text:p/>
          </table:table-cell>
          <table:table-cell table:style-name="ce34" table:formula="of:=IF(ISBLANK([$Result.B808]);&quot;&quot;; [$Result.B808])">
            <text:p/>
          </table:table-cell>
          <table:table-cell table:content-validation-name="val1"/>
          <table:table-cell/>
        </table:table-row>
        <table:table-row table:style-name="ro6">
          <table:table-cell table:style-name="ce33" table:formula="of:=IF(ISBLANK([$Result.A809]);&quot;&quot;; [$Result.A809])">
            <text:p/>
          </table:table-cell>
          <table:table-cell table:style-name="ce34" table:formula="of:=IF(ISBLANK([$Result.B809]);&quot;&quot;; [$Result.B809])">
            <text:p/>
          </table:table-cell>
          <table:table-cell table:content-validation-name="val1"/>
          <table:table-cell/>
        </table:table-row>
        <table:table-row table:style-name="ro6">
          <table:table-cell table:style-name="ce33" table:formula="of:=IF(ISBLANK([$Result.A810]);&quot;&quot;; [$Result.A810])">
            <text:p/>
          </table:table-cell>
          <table:table-cell table:style-name="ce34" table:formula="of:=IF(ISBLANK([$Result.B810]);&quot;&quot;; [$Result.B810])">
            <text:p/>
          </table:table-cell>
          <table:table-cell table:content-validation-name="val1"/>
          <table:table-cell/>
        </table:table-row>
        <table:table-row table:style-name="ro6">
          <table:table-cell table:style-name="ce33" table:formula="of:=IF(ISBLANK([$Result.A811]);&quot;&quot;; [$Result.A811])">
            <text:p/>
          </table:table-cell>
          <table:table-cell table:style-name="ce34" table:formula="of:=IF(ISBLANK([$Result.B811]);&quot;&quot;; [$Result.B811])">
            <text:p/>
          </table:table-cell>
          <table:table-cell table:content-validation-name="val1"/>
          <table:table-cell/>
        </table:table-row>
        <table:table-row table:style-name="ro6">
          <table:table-cell table:style-name="ce33" table:formula="of:=IF(ISBLANK([$Result.A812]);&quot;&quot;; [$Result.A812])">
            <text:p/>
          </table:table-cell>
          <table:table-cell table:style-name="ce34" table:formula="of:=IF(ISBLANK([$Result.B812]);&quot;&quot;; [$Result.B812])">
            <text:p/>
          </table:table-cell>
          <table:table-cell table:content-validation-name="val1"/>
          <table:table-cell/>
        </table:table-row>
        <table:table-row table:style-name="ro6">
          <table:table-cell table:style-name="ce33" table:formula="of:=IF(ISBLANK([$Result.A813]);&quot;&quot;; [$Result.A813])">
            <text:p/>
          </table:table-cell>
          <table:table-cell table:style-name="ce34" table:formula="of:=IF(ISBLANK([$Result.B813]);&quot;&quot;; [$Result.B813])">
            <text:p/>
          </table:table-cell>
          <table:table-cell table:content-validation-name="val1"/>
          <table:table-cell/>
        </table:table-row>
        <table:table-row table:style-name="ro6">
          <table:table-cell table:style-name="ce33" table:formula="of:=IF(ISBLANK([$Result.A814]);&quot;&quot;; [$Result.A814])">
            <text:p/>
          </table:table-cell>
          <table:table-cell table:style-name="ce34" table:formula="of:=IF(ISBLANK([$Result.B814]);&quot;&quot;; [$Result.B814])">
            <text:p/>
          </table:table-cell>
          <table:table-cell table:content-validation-name="val1"/>
          <table:table-cell/>
        </table:table-row>
        <table:table-row table:style-name="ro6">
          <table:table-cell table:style-name="ce33" table:formula="of:=IF(ISBLANK([$Result.A815]);&quot;&quot;; [$Result.A815])">
            <text:p/>
          </table:table-cell>
          <table:table-cell table:style-name="ce34" table:formula="of:=IF(ISBLANK([$Result.B815]);&quot;&quot;; [$Result.B815])">
            <text:p/>
          </table:table-cell>
          <table:table-cell table:content-validation-name="val1"/>
          <table:table-cell/>
        </table:table-row>
        <table:table-row table:style-name="ro6">
          <table:table-cell table:style-name="ce33" table:formula="of:=IF(ISBLANK([$Result.A816]);&quot;&quot;; [$Result.A816])">
            <text:p/>
          </table:table-cell>
          <table:table-cell table:style-name="ce34" table:formula="of:=IF(ISBLANK([$Result.B816]);&quot;&quot;; [$Result.B816])">
            <text:p/>
          </table:table-cell>
          <table:table-cell table:content-validation-name="val1"/>
          <table:table-cell/>
        </table:table-row>
        <table:table-row table:style-name="ro6">
          <table:table-cell table:style-name="ce33" table:formula="of:=IF(ISBLANK([$Result.A817]);&quot;&quot;; [$Result.A817])">
            <text:p/>
          </table:table-cell>
          <table:table-cell table:style-name="ce34" table:formula="of:=IF(ISBLANK([$Result.B817]);&quot;&quot;; [$Result.B817])">
            <text:p/>
          </table:table-cell>
          <table:table-cell table:content-validation-name="val1"/>
          <table:table-cell/>
        </table:table-row>
        <table:table-row table:style-name="ro6">
          <table:table-cell table:style-name="ce33" table:formula="of:=IF(ISBLANK([$Result.A818]);&quot;&quot;; [$Result.A818])">
            <text:p/>
          </table:table-cell>
          <table:table-cell table:style-name="ce34" table:formula="of:=IF(ISBLANK([$Result.B818]);&quot;&quot;; [$Result.B818])">
            <text:p/>
          </table:table-cell>
          <table:table-cell table:content-validation-name="val1"/>
          <table:table-cell/>
        </table:table-row>
        <table:table-row table:style-name="ro6">
          <table:table-cell table:style-name="ce33" table:formula="of:=IF(ISBLANK([$Result.A819]);&quot;&quot;; [$Result.A819])">
            <text:p/>
          </table:table-cell>
          <table:table-cell table:style-name="ce34" table:formula="of:=IF(ISBLANK([$Result.B819]);&quot;&quot;; [$Result.B819])">
            <text:p/>
          </table:table-cell>
          <table:table-cell table:content-validation-name="val1"/>
          <table:table-cell/>
        </table:table-row>
        <table:table-row table:style-name="ro6">
          <table:table-cell table:style-name="ce33" table:formula="of:=IF(ISBLANK([$Result.A820]);&quot;&quot;; [$Result.A820])">
            <text:p/>
          </table:table-cell>
          <table:table-cell table:style-name="ce34" table:formula="of:=IF(ISBLANK([$Result.B820]);&quot;&quot;; [$Result.B820])">
            <text:p/>
          </table:table-cell>
          <table:table-cell table:content-validation-name="val1"/>
          <table:table-cell/>
        </table:table-row>
        <table:table-row table:style-name="ro6">
          <table:table-cell table:style-name="ce33" table:formula="of:=IF(ISBLANK([$Result.A821]);&quot;&quot;; [$Result.A821])">
            <text:p/>
          </table:table-cell>
          <table:table-cell table:style-name="ce34" table:formula="of:=IF(ISBLANK([$Result.B821]);&quot;&quot;; [$Result.B821])">
            <text:p/>
          </table:table-cell>
          <table:table-cell table:content-validation-name="val1"/>
          <table:table-cell/>
        </table:table-row>
        <table:table-row table:style-name="ro6">
          <table:table-cell table:style-name="ce33" table:formula="of:=IF(ISBLANK([$Result.A822]);&quot;&quot;; [$Result.A822])">
            <text:p/>
          </table:table-cell>
          <table:table-cell table:style-name="ce34" table:formula="of:=IF(ISBLANK([$Result.B822]);&quot;&quot;; [$Result.B822])">
            <text:p/>
          </table:table-cell>
          <table:table-cell table:content-validation-name="val1"/>
          <table:table-cell/>
        </table:table-row>
        <table:table-row table:style-name="ro6">
          <table:table-cell table:style-name="ce33" table:formula="of:=IF(ISBLANK([$Result.A823]);&quot;&quot;; [$Result.A823])">
            <text:p/>
          </table:table-cell>
          <table:table-cell table:style-name="ce34" table:formula="of:=IF(ISBLANK([$Result.B823]);&quot;&quot;; [$Result.B823])">
            <text:p/>
          </table:table-cell>
          <table:table-cell table:content-validation-name="val1"/>
          <table:table-cell/>
        </table:table-row>
        <table:table-row table:style-name="ro6">
          <table:table-cell table:style-name="ce33" table:formula="of:=IF(ISBLANK([$Result.A824]);&quot;&quot;; [$Result.A824])">
            <text:p/>
          </table:table-cell>
          <table:table-cell table:style-name="ce34" table:formula="of:=IF(ISBLANK([$Result.B824]);&quot;&quot;; [$Result.B824])">
            <text:p/>
          </table:table-cell>
          <table:table-cell table:content-validation-name="val1"/>
          <table:table-cell/>
        </table:table-row>
        <table:table-row table:style-name="ro6">
          <table:table-cell table:style-name="ce33" table:formula="of:=IF(ISBLANK([$Result.A825]);&quot;&quot;; [$Result.A825])">
            <text:p/>
          </table:table-cell>
          <table:table-cell table:style-name="ce34" table:formula="of:=IF(ISBLANK([$Result.B825]);&quot;&quot;; [$Result.B825])">
            <text:p/>
          </table:table-cell>
          <table:table-cell table:content-validation-name="val1"/>
          <table:table-cell/>
        </table:table-row>
        <table:table-row table:style-name="ro6">
          <table:table-cell table:style-name="ce33" table:formula="of:=IF(ISBLANK([$Result.A826]);&quot;&quot;; [$Result.A826])">
            <text:p/>
          </table:table-cell>
          <table:table-cell table:style-name="ce34" table:formula="of:=IF(ISBLANK([$Result.B826]);&quot;&quot;; [$Result.B826])">
            <text:p/>
          </table:table-cell>
          <table:table-cell table:content-validation-name="val1"/>
          <table:table-cell/>
        </table:table-row>
        <table:table-row table:style-name="ro6">
          <table:table-cell table:style-name="ce33" table:formula="of:=IF(ISBLANK([$Result.A827]);&quot;&quot;; [$Result.A827])">
            <text:p/>
          </table:table-cell>
          <table:table-cell table:style-name="ce34" table:formula="of:=IF(ISBLANK([$Result.B827]);&quot;&quot;; [$Result.B827])">
            <text:p/>
          </table:table-cell>
          <table:table-cell table:content-validation-name="val1"/>
          <table:table-cell/>
        </table:table-row>
        <table:table-row table:style-name="ro6">
          <table:table-cell table:style-name="ce33" table:formula="of:=IF(ISBLANK([$Result.A828]);&quot;&quot;; [$Result.A828])">
            <text:p/>
          </table:table-cell>
          <table:table-cell table:style-name="ce34" table:formula="of:=IF(ISBLANK([$Result.B828]);&quot;&quot;; [$Result.B828])">
            <text:p/>
          </table:table-cell>
          <table:table-cell table:content-validation-name="val1"/>
          <table:table-cell/>
        </table:table-row>
        <table:table-row table:style-name="ro6">
          <table:table-cell table:style-name="ce33" table:formula="of:=IF(ISBLANK([$Result.A829]);&quot;&quot;; [$Result.A829])">
            <text:p/>
          </table:table-cell>
          <table:table-cell table:style-name="ce34" table:formula="of:=IF(ISBLANK([$Result.B829]);&quot;&quot;; [$Result.B829])">
            <text:p/>
          </table:table-cell>
          <table:table-cell table:content-validation-name="val1"/>
          <table:table-cell/>
        </table:table-row>
        <table:table-row table:style-name="ro6">
          <table:table-cell table:style-name="ce33" table:formula="of:=IF(ISBLANK([$Result.A830]);&quot;&quot;; [$Result.A830])">
            <text:p/>
          </table:table-cell>
          <table:table-cell table:style-name="ce34" table:formula="of:=IF(ISBLANK([$Result.B830]);&quot;&quot;; [$Result.B830])">
            <text:p/>
          </table:table-cell>
          <table:table-cell table:content-validation-name="val1"/>
          <table:table-cell/>
        </table:table-row>
        <table:table-row table:style-name="ro6">
          <table:table-cell table:style-name="ce33" table:formula="of:=IF(ISBLANK([$Result.A831]);&quot;&quot;; [$Result.A831])">
            <text:p/>
          </table:table-cell>
          <table:table-cell table:style-name="ce34" table:formula="of:=IF(ISBLANK([$Result.B831]);&quot;&quot;; [$Result.B831])">
            <text:p/>
          </table:table-cell>
          <table:table-cell table:content-validation-name="val1"/>
          <table:table-cell/>
        </table:table-row>
        <table:table-row table:style-name="ro6">
          <table:table-cell table:style-name="ce33" table:formula="of:=IF(ISBLANK([$Result.A832]);&quot;&quot;; [$Result.A832])">
            <text:p/>
          </table:table-cell>
          <table:table-cell table:style-name="ce34" table:formula="of:=IF(ISBLANK([$Result.B832]);&quot;&quot;; [$Result.B832])">
            <text:p/>
          </table:table-cell>
          <table:table-cell table:content-validation-name="val1"/>
          <table:table-cell/>
        </table:table-row>
        <table:table-row table:style-name="ro6">
          <table:table-cell table:style-name="ce33" table:formula="of:=IF(ISBLANK([$Result.A833]);&quot;&quot;; [$Result.A833])">
            <text:p/>
          </table:table-cell>
          <table:table-cell table:style-name="ce34" table:formula="of:=IF(ISBLANK([$Result.B833]);&quot;&quot;; [$Result.B833])">
            <text:p/>
          </table:table-cell>
          <table:table-cell table:content-validation-name="val1"/>
          <table:table-cell/>
        </table:table-row>
        <table:table-row table:style-name="ro6">
          <table:table-cell table:style-name="ce33" table:formula="of:=IF(ISBLANK([$Result.A834]);&quot;&quot;; [$Result.A834])">
            <text:p/>
          </table:table-cell>
          <table:table-cell table:style-name="ce34" table:formula="of:=IF(ISBLANK([$Result.B834]);&quot;&quot;; [$Result.B834])">
            <text:p/>
          </table:table-cell>
          <table:table-cell table:content-validation-name="val1"/>
          <table:table-cell/>
        </table:table-row>
        <table:table-row table:style-name="ro6">
          <table:table-cell table:style-name="ce33" table:formula="of:=IF(ISBLANK([$Result.A835]);&quot;&quot;; [$Result.A835])">
            <text:p/>
          </table:table-cell>
          <table:table-cell table:style-name="ce34" table:formula="of:=IF(ISBLANK([$Result.B835]);&quot;&quot;; [$Result.B835])">
            <text:p/>
          </table:table-cell>
          <table:table-cell table:content-validation-name="val1"/>
          <table:table-cell/>
        </table:table-row>
        <table:table-row table:style-name="ro6">
          <table:table-cell table:style-name="ce33" table:formula="of:=IF(ISBLANK([$Result.A836]);&quot;&quot;; [$Result.A836])">
            <text:p/>
          </table:table-cell>
          <table:table-cell table:style-name="ce34" table:formula="of:=IF(ISBLANK([$Result.B836]);&quot;&quot;; [$Result.B836])">
            <text:p/>
          </table:table-cell>
          <table:table-cell table:content-validation-name="val1"/>
          <table:table-cell/>
        </table:table-row>
        <table:table-row table:style-name="ro6">
          <table:table-cell table:style-name="ce33" table:formula="of:=IF(ISBLANK([$Result.A837]);&quot;&quot;; [$Result.A837])">
            <text:p/>
          </table:table-cell>
          <table:table-cell table:style-name="ce34" table:formula="of:=IF(ISBLANK([$Result.B837]);&quot;&quot;; [$Result.B837])">
            <text:p/>
          </table:table-cell>
          <table:table-cell table:content-validation-name="val1"/>
          <table:table-cell/>
        </table:table-row>
        <table:table-row table:style-name="ro6">
          <table:table-cell table:style-name="ce33" table:formula="of:=IF(ISBLANK([$Result.A838]);&quot;&quot;; [$Result.A838])">
            <text:p/>
          </table:table-cell>
          <table:table-cell table:style-name="ce34" table:formula="of:=IF(ISBLANK([$Result.B838]);&quot;&quot;; [$Result.B838])">
            <text:p/>
          </table:table-cell>
          <table:table-cell table:content-validation-name="val1"/>
          <table:table-cell/>
        </table:table-row>
        <table:table-row table:style-name="ro6">
          <table:table-cell table:style-name="ce33" table:formula="of:=IF(ISBLANK([$Result.A839]);&quot;&quot;; [$Result.A839])">
            <text:p/>
          </table:table-cell>
          <table:table-cell table:style-name="ce34" table:formula="of:=IF(ISBLANK([$Result.B839]);&quot;&quot;; [$Result.B839])">
            <text:p/>
          </table:table-cell>
          <table:table-cell table:content-validation-name="val1"/>
          <table:table-cell/>
        </table:table-row>
        <table:table-row table:style-name="ro6">
          <table:table-cell table:style-name="ce33" table:formula="of:=IF(ISBLANK([$Result.A840]);&quot;&quot;; [$Result.A840])">
            <text:p/>
          </table:table-cell>
          <table:table-cell table:style-name="ce34" table:formula="of:=IF(ISBLANK([$Result.B840]);&quot;&quot;; [$Result.B840])">
            <text:p/>
          </table:table-cell>
          <table:table-cell table:content-validation-name="val1"/>
          <table:table-cell/>
        </table:table-row>
        <table:table-row table:style-name="ro6">
          <table:table-cell table:style-name="ce33" table:formula="of:=IF(ISBLANK([$Result.A841]);&quot;&quot;; [$Result.A841])">
            <text:p/>
          </table:table-cell>
          <table:table-cell table:style-name="ce34" table:formula="of:=IF(ISBLANK([$Result.B841]);&quot;&quot;; [$Result.B841])">
            <text:p/>
          </table:table-cell>
          <table:table-cell table:content-validation-name="val1"/>
          <table:table-cell/>
        </table:table-row>
        <table:table-row table:style-name="ro6">
          <table:table-cell table:style-name="ce33" table:formula="of:=IF(ISBLANK([$Result.A842]);&quot;&quot;; [$Result.A842])">
            <text:p/>
          </table:table-cell>
          <table:table-cell table:style-name="ce34" table:formula="of:=IF(ISBLANK([$Result.B842]);&quot;&quot;; [$Result.B842])">
            <text:p/>
          </table:table-cell>
          <table:table-cell table:content-validation-name="val1"/>
          <table:table-cell/>
        </table:table-row>
        <table:table-row table:style-name="ro6">
          <table:table-cell table:style-name="ce33" table:formula="of:=IF(ISBLANK([$Result.A843]);&quot;&quot;; [$Result.A843])">
            <text:p/>
          </table:table-cell>
          <table:table-cell table:style-name="ce34" table:formula="of:=IF(ISBLANK([$Result.B843]);&quot;&quot;; [$Result.B843])">
            <text:p/>
          </table:table-cell>
          <table:table-cell table:content-validation-name="val1"/>
          <table:table-cell/>
        </table:table-row>
        <table:table-row table:style-name="ro6">
          <table:table-cell table:style-name="ce33" table:formula="of:=IF(ISBLANK([$Result.A844]);&quot;&quot;; [$Result.A844])">
            <text:p/>
          </table:table-cell>
          <table:table-cell table:style-name="ce34" table:formula="of:=IF(ISBLANK([$Result.B844]);&quot;&quot;; [$Result.B844])">
            <text:p/>
          </table:table-cell>
          <table:table-cell table:content-validation-name="val1"/>
          <table:table-cell/>
        </table:table-row>
        <table:table-row table:style-name="ro6">
          <table:table-cell table:style-name="ce33" table:formula="of:=IF(ISBLANK([$Result.A845]);&quot;&quot;; [$Result.A845])">
            <text:p/>
          </table:table-cell>
          <table:table-cell table:style-name="ce34" table:formula="of:=IF(ISBLANK([$Result.B845]);&quot;&quot;; [$Result.B845])">
            <text:p/>
          </table:table-cell>
          <table:table-cell table:content-validation-name="val1"/>
          <table:table-cell/>
        </table:table-row>
        <table:table-row table:style-name="ro6">
          <table:table-cell table:style-name="ce33" table:formula="of:=IF(ISBLANK([$Result.A846]);&quot;&quot;; [$Result.A846])">
            <text:p/>
          </table:table-cell>
          <table:table-cell table:style-name="ce34" table:formula="of:=IF(ISBLANK([$Result.B846]);&quot;&quot;; [$Result.B846])">
            <text:p/>
          </table:table-cell>
          <table:table-cell table:content-validation-name="val1"/>
          <table:table-cell/>
        </table:table-row>
        <table:table-row table:style-name="ro6">
          <table:table-cell table:style-name="ce33" table:formula="of:=IF(ISBLANK([$Result.A847]);&quot;&quot;; [$Result.A847])">
            <text:p/>
          </table:table-cell>
          <table:table-cell table:style-name="ce34" table:formula="of:=IF(ISBLANK([$Result.B847]);&quot;&quot;; [$Result.B847])">
            <text:p/>
          </table:table-cell>
          <table:table-cell table:content-validation-name="val1"/>
          <table:table-cell/>
        </table:table-row>
        <table:table-row table:style-name="ro6">
          <table:table-cell table:style-name="ce33" table:formula="of:=IF(ISBLANK([$Result.A848]);&quot;&quot;; [$Result.A848])">
            <text:p/>
          </table:table-cell>
          <table:table-cell table:style-name="ce34" table:formula="of:=IF(ISBLANK([$Result.B848]);&quot;&quot;; [$Result.B848])">
            <text:p/>
          </table:table-cell>
          <table:table-cell table:content-validation-name="val1"/>
          <table:table-cell/>
        </table:table-row>
        <table:table-row table:style-name="ro6">
          <table:table-cell table:style-name="ce33" table:formula="of:=IF(ISBLANK([$Result.A849]);&quot;&quot;; [$Result.A849])">
            <text:p/>
          </table:table-cell>
          <table:table-cell table:style-name="ce34" table:formula="of:=IF(ISBLANK([$Result.B849]);&quot;&quot;; [$Result.B849])">
            <text:p/>
          </table:table-cell>
          <table:table-cell table:content-validation-name="val1"/>
          <table:table-cell/>
        </table:table-row>
        <table:table-row table:style-name="ro6">
          <table:table-cell table:style-name="ce33" table:formula="of:=IF(ISBLANK([$Result.A850]);&quot;&quot;; [$Result.A850])">
            <text:p/>
          </table:table-cell>
          <table:table-cell table:style-name="ce34" table:formula="of:=IF(ISBLANK([$Result.B850]);&quot;&quot;; [$Result.B850])">
            <text:p/>
          </table:table-cell>
          <table:table-cell table:content-validation-name="val1"/>
          <table:table-cell/>
        </table:table-row>
        <table:table-row table:style-name="ro6">
          <table:table-cell table:style-name="ce33" table:formula="of:=IF(ISBLANK([$Result.A851]);&quot;&quot;; [$Result.A851])">
            <text:p/>
          </table:table-cell>
          <table:table-cell table:style-name="ce34" table:formula="of:=IF(ISBLANK([$Result.B851]);&quot;&quot;; [$Result.B851])">
            <text:p/>
          </table:table-cell>
          <table:table-cell table:content-validation-name="val1"/>
          <table:table-cell/>
        </table:table-row>
        <table:table-row table:style-name="ro6">
          <table:table-cell table:style-name="ce33" table:formula="of:=IF(ISBLANK([$Result.A852]);&quot;&quot;; [$Result.A852])">
            <text:p/>
          </table:table-cell>
          <table:table-cell table:style-name="ce34" table:formula="of:=IF(ISBLANK([$Result.B852]);&quot;&quot;; [$Result.B852])">
            <text:p/>
          </table:table-cell>
          <table:table-cell table:content-validation-name="val1"/>
          <table:table-cell/>
        </table:table-row>
        <table:table-row table:style-name="ro6">
          <table:table-cell table:style-name="ce33" table:formula="of:=IF(ISBLANK([$Result.A853]);&quot;&quot;; [$Result.A853])">
            <text:p/>
          </table:table-cell>
          <table:table-cell table:style-name="ce34" table:formula="of:=IF(ISBLANK([$Result.B853]);&quot;&quot;; [$Result.B853])">
            <text:p/>
          </table:table-cell>
          <table:table-cell table:content-validation-name="val1"/>
          <table:table-cell/>
        </table:table-row>
        <table:table-row table:style-name="ro6">
          <table:table-cell table:style-name="ce33" table:formula="of:=IF(ISBLANK([$Result.A854]);&quot;&quot;; [$Result.A854])">
            <text:p/>
          </table:table-cell>
          <table:table-cell table:style-name="ce34" table:formula="of:=IF(ISBLANK([$Result.B854]);&quot;&quot;; [$Result.B854])">
            <text:p/>
          </table:table-cell>
          <table:table-cell table:content-validation-name="val1"/>
          <table:table-cell/>
        </table:table-row>
        <table:table-row table:style-name="ro6">
          <table:table-cell table:style-name="ce33" table:formula="of:=IF(ISBLANK([$Result.A855]);&quot;&quot;; [$Result.A855])">
            <text:p/>
          </table:table-cell>
          <table:table-cell table:style-name="ce34" table:formula="of:=IF(ISBLANK([$Result.B855]);&quot;&quot;; [$Result.B855])">
            <text:p/>
          </table:table-cell>
          <table:table-cell table:content-validation-name="val1"/>
          <table:table-cell/>
        </table:table-row>
        <table:table-row table:style-name="ro6">
          <table:table-cell table:style-name="ce33" table:formula="of:=IF(ISBLANK([$Result.A856]);&quot;&quot;; [$Result.A856])">
            <text:p/>
          </table:table-cell>
          <table:table-cell table:style-name="ce34" table:formula="of:=IF(ISBLANK([$Result.B856]);&quot;&quot;; [$Result.B856])">
            <text:p/>
          </table:table-cell>
          <table:table-cell table:content-validation-name="val1"/>
          <table:table-cell/>
        </table:table-row>
        <table:table-row table:style-name="ro6">
          <table:table-cell table:style-name="ce33" table:formula="of:=IF(ISBLANK([$Result.A857]);&quot;&quot;; [$Result.A857])">
            <text:p/>
          </table:table-cell>
          <table:table-cell table:style-name="ce34" table:formula="of:=IF(ISBLANK([$Result.B857]);&quot;&quot;; [$Result.B857])">
            <text:p/>
          </table:table-cell>
          <table:table-cell table:content-validation-name="val1"/>
          <table:table-cell/>
        </table:table-row>
        <table:table-row table:style-name="ro6">
          <table:table-cell table:style-name="ce33" table:formula="of:=IF(ISBLANK([$Result.A858]);&quot;&quot;; [$Result.A858])">
            <text:p/>
          </table:table-cell>
          <table:table-cell table:style-name="ce34" table:formula="of:=IF(ISBLANK([$Result.B858]);&quot;&quot;; [$Result.B858])">
            <text:p/>
          </table:table-cell>
          <table:table-cell table:content-validation-name="val1"/>
          <table:table-cell/>
        </table:table-row>
        <table:table-row table:style-name="ro6">
          <table:table-cell table:style-name="ce33" table:formula="of:=IF(ISBLANK([$Result.A859]);&quot;&quot;; [$Result.A859])">
            <text:p/>
          </table:table-cell>
          <table:table-cell table:style-name="ce34" table:formula="of:=IF(ISBLANK([$Result.B859]);&quot;&quot;; [$Result.B859])">
            <text:p/>
          </table:table-cell>
          <table:table-cell table:content-validation-name="val1"/>
          <table:table-cell/>
        </table:table-row>
        <table:table-row table:style-name="ro6">
          <table:table-cell table:style-name="ce33" table:formula="of:=IF(ISBLANK([$Result.A860]);&quot;&quot;; [$Result.A860])">
            <text:p/>
          </table:table-cell>
          <table:table-cell table:style-name="ce34" table:formula="of:=IF(ISBLANK([$Result.B860]);&quot;&quot;; [$Result.B860])">
            <text:p/>
          </table:table-cell>
          <table:table-cell table:content-validation-name="val1"/>
          <table:table-cell/>
        </table:table-row>
        <table:table-row table:style-name="ro6">
          <table:table-cell table:style-name="ce33" table:formula="of:=IF(ISBLANK([$Result.A861]);&quot;&quot;; [$Result.A861])">
            <text:p/>
          </table:table-cell>
          <table:table-cell table:style-name="ce34" table:formula="of:=IF(ISBLANK([$Result.B861]);&quot;&quot;; [$Result.B861])">
            <text:p/>
          </table:table-cell>
          <table:table-cell table:content-validation-name="val1"/>
          <table:table-cell/>
        </table:table-row>
        <table:table-row table:style-name="ro6">
          <table:table-cell table:style-name="ce33" table:formula="of:=IF(ISBLANK([$Result.A862]);&quot;&quot;; [$Result.A862])">
            <text:p/>
          </table:table-cell>
          <table:table-cell table:style-name="ce34" table:formula="of:=IF(ISBLANK([$Result.B862]);&quot;&quot;; [$Result.B862])">
            <text:p/>
          </table:table-cell>
          <table:table-cell table:content-validation-name="val1"/>
          <table:table-cell/>
        </table:table-row>
        <table:table-row table:style-name="ro6">
          <table:table-cell table:style-name="ce33" table:formula="of:=IF(ISBLANK([$Result.A863]);&quot;&quot;; [$Result.A863])">
            <text:p/>
          </table:table-cell>
          <table:table-cell table:style-name="ce34" table:formula="of:=IF(ISBLANK([$Result.B863]);&quot;&quot;; [$Result.B863])">
            <text:p/>
          </table:table-cell>
          <table:table-cell table:content-validation-name="val1"/>
          <table:table-cell/>
        </table:table-row>
        <table:table-row table:style-name="ro6">
          <table:table-cell table:style-name="ce33" table:formula="of:=IF(ISBLANK([$Result.A864]);&quot;&quot;; [$Result.A864])">
            <text:p/>
          </table:table-cell>
          <table:table-cell table:style-name="ce34" table:formula="of:=IF(ISBLANK([$Result.B864]);&quot;&quot;; [$Result.B864])">
            <text:p/>
          </table:table-cell>
          <table:table-cell table:content-validation-name="val1"/>
          <table:table-cell/>
        </table:table-row>
        <table:table-row table:style-name="ro6">
          <table:table-cell table:style-name="ce33" table:formula="of:=IF(ISBLANK([$Result.A865]);&quot;&quot;; [$Result.A865])">
            <text:p/>
          </table:table-cell>
          <table:table-cell table:style-name="ce34" table:formula="of:=IF(ISBLANK([$Result.B865]);&quot;&quot;; [$Result.B865])">
            <text:p/>
          </table:table-cell>
          <table:table-cell table:content-validation-name="val1"/>
          <table:table-cell/>
        </table:table-row>
        <table:table-row table:style-name="ro6">
          <table:table-cell table:style-name="ce33" table:formula="of:=IF(ISBLANK([$Result.A866]);&quot;&quot;; [$Result.A866])">
            <text:p/>
          </table:table-cell>
          <table:table-cell table:style-name="ce34" table:formula="of:=IF(ISBLANK([$Result.B866]);&quot;&quot;; [$Result.B866])">
            <text:p/>
          </table:table-cell>
          <table:table-cell table:content-validation-name="val1"/>
          <table:table-cell/>
        </table:table-row>
        <table:table-row table:style-name="ro6">
          <table:table-cell table:style-name="ce33" table:formula="of:=IF(ISBLANK([$Result.A867]);&quot;&quot;; [$Result.A867])">
            <text:p/>
          </table:table-cell>
          <table:table-cell table:style-name="ce34" table:formula="of:=IF(ISBLANK([$Result.B867]);&quot;&quot;; [$Result.B867])">
            <text:p/>
          </table:table-cell>
          <table:table-cell table:content-validation-name="val1"/>
          <table:table-cell/>
        </table:table-row>
        <table:table-row table:style-name="ro6">
          <table:table-cell table:style-name="ce33" table:formula="of:=IF(ISBLANK([$Result.A868]);&quot;&quot;; [$Result.A868])">
            <text:p/>
          </table:table-cell>
          <table:table-cell table:style-name="ce34" table:formula="of:=IF(ISBLANK([$Result.B868]);&quot;&quot;; [$Result.B868])">
            <text:p/>
          </table:table-cell>
          <table:table-cell table:content-validation-name="val1"/>
          <table:table-cell/>
        </table:table-row>
        <table:table-row table:style-name="ro6">
          <table:table-cell table:style-name="ce33" table:formula="of:=IF(ISBLANK([$Result.A869]);&quot;&quot;; [$Result.A869])">
            <text:p/>
          </table:table-cell>
          <table:table-cell table:style-name="ce34" table:formula="of:=IF(ISBLANK([$Result.B869]);&quot;&quot;; [$Result.B869])">
            <text:p/>
          </table:table-cell>
          <table:table-cell table:content-validation-name="val1"/>
          <table:table-cell/>
        </table:table-row>
        <table:table-row table:style-name="ro6">
          <table:table-cell table:style-name="ce33" table:formula="of:=IF(ISBLANK([$Result.A870]);&quot;&quot;; [$Result.A870])">
            <text:p/>
          </table:table-cell>
          <table:table-cell table:style-name="ce34" table:formula="of:=IF(ISBLANK([$Result.B870]);&quot;&quot;; [$Result.B870])">
            <text:p/>
          </table:table-cell>
          <table:table-cell table:content-validation-name="val1"/>
          <table:table-cell/>
        </table:table-row>
        <table:table-row table:style-name="ro6">
          <table:table-cell table:style-name="ce33" table:formula="of:=IF(ISBLANK([$Result.A871]);&quot;&quot;; [$Result.A871])">
            <text:p/>
          </table:table-cell>
          <table:table-cell table:style-name="ce34" table:formula="of:=IF(ISBLANK([$Result.B871]);&quot;&quot;; [$Result.B871])">
            <text:p/>
          </table:table-cell>
          <table:table-cell table:content-validation-name="val1"/>
          <table:table-cell/>
        </table:table-row>
        <table:table-row table:style-name="ro6">
          <table:table-cell table:style-name="ce33" table:formula="of:=IF(ISBLANK([$Result.A872]);&quot;&quot;; [$Result.A872])">
            <text:p/>
          </table:table-cell>
          <table:table-cell table:style-name="ce34" table:formula="of:=IF(ISBLANK([$Result.B872]);&quot;&quot;; [$Result.B872])">
            <text:p/>
          </table:table-cell>
          <table:table-cell table:content-validation-name="val1"/>
          <table:table-cell/>
        </table:table-row>
        <table:table-row table:style-name="ro6">
          <table:table-cell table:style-name="ce33" table:formula="of:=IF(ISBLANK([$Result.A873]);&quot;&quot;; [$Result.A873])">
            <text:p/>
          </table:table-cell>
          <table:table-cell table:style-name="ce34" table:formula="of:=IF(ISBLANK([$Result.B873]);&quot;&quot;; [$Result.B873])">
            <text:p/>
          </table:table-cell>
          <table:table-cell table:content-validation-name="val1"/>
          <table:table-cell/>
        </table:table-row>
        <table:table-row table:style-name="ro6">
          <table:table-cell table:style-name="ce33" table:formula="of:=IF(ISBLANK([$Result.A874]);&quot;&quot;; [$Result.A874])">
            <text:p/>
          </table:table-cell>
          <table:table-cell table:style-name="ce34" table:formula="of:=IF(ISBLANK([$Result.B874]);&quot;&quot;; [$Result.B874])">
            <text:p/>
          </table:table-cell>
          <table:table-cell table:content-validation-name="val1"/>
          <table:table-cell/>
        </table:table-row>
        <table:table-row table:style-name="ro6">
          <table:table-cell table:style-name="ce33" table:formula="of:=IF(ISBLANK([$Result.A875]);&quot;&quot;; [$Result.A875])">
            <text:p/>
          </table:table-cell>
          <table:table-cell table:style-name="ce34" table:formula="of:=IF(ISBLANK([$Result.B875]);&quot;&quot;; [$Result.B875])">
            <text:p/>
          </table:table-cell>
          <table:table-cell table:content-validation-name="val1"/>
          <table:table-cell/>
        </table:table-row>
        <table:table-row table:style-name="ro6">
          <table:table-cell table:style-name="ce33" table:formula="of:=IF(ISBLANK([$Result.A876]);&quot;&quot;; [$Result.A876])">
            <text:p/>
          </table:table-cell>
          <table:table-cell table:style-name="ce34" table:formula="of:=IF(ISBLANK([$Result.B876]);&quot;&quot;; [$Result.B876])">
            <text:p/>
          </table:table-cell>
          <table:table-cell table:content-validation-name="val1"/>
          <table:table-cell/>
        </table:table-row>
        <table:table-row table:style-name="ro6">
          <table:table-cell table:style-name="ce33" table:formula="of:=IF(ISBLANK([$Result.A877]);&quot;&quot;; [$Result.A877])">
            <text:p/>
          </table:table-cell>
          <table:table-cell table:style-name="ce34" table:formula="of:=IF(ISBLANK([$Result.B877]);&quot;&quot;; [$Result.B877])">
            <text:p/>
          </table:table-cell>
          <table:table-cell table:content-validation-name="val1"/>
          <table:table-cell/>
        </table:table-row>
        <table:table-row table:style-name="ro6">
          <table:table-cell table:style-name="ce33" table:formula="of:=IF(ISBLANK([$Result.A878]);&quot;&quot;; [$Result.A878])">
            <text:p/>
          </table:table-cell>
          <table:table-cell table:style-name="ce34" table:formula="of:=IF(ISBLANK([$Result.B878]);&quot;&quot;; [$Result.B878])">
            <text:p/>
          </table:table-cell>
          <table:table-cell table:content-validation-name="val1"/>
          <table:table-cell/>
        </table:table-row>
        <table:table-row table:style-name="ro6">
          <table:table-cell table:style-name="ce33" table:formula="of:=IF(ISBLANK([$Result.A879]);&quot;&quot;; [$Result.A879])">
            <text:p/>
          </table:table-cell>
          <table:table-cell table:style-name="ce34" table:formula="of:=IF(ISBLANK([$Result.B879]);&quot;&quot;; [$Result.B879])">
            <text:p/>
          </table:table-cell>
          <table:table-cell table:content-validation-name="val1"/>
          <table:table-cell/>
        </table:table-row>
        <table:table-row table:style-name="ro6">
          <table:table-cell table:style-name="ce33" table:formula="of:=IF(ISBLANK([$Result.A880]);&quot;&quot;; [$Result.A880])">
            <text:p/>
          </table:table-cell>
          <table:table-cell table:style-name="ce34" table:formula="of:=IF(ISBLANK([$Result.B880]);&quot;&quot;; [$Result.B880])">
            <text:p/>
          </table:table-cell>
          <table:table-cell table:content-validation-name="val1"/>
          <table:table-cell/>
        </table:table-row>
        <table:table-row table:style-name="ro6">
          <table:table-cell table:style-name="ce33" table:formula="of:=IF(ISBLANK([$Result.A881]);&quot;&quot;; [$Result.A881])">
            <text:p/>
          </table:table-cell>
          <table:table-cell table:style-name="ce34" table:formula="of:=IF(ISBLANK([$Result.B881]);&quot;&quot;; [$Result.B881])">
            <text:p/>
          </table:table-cell>
          <table:table-cell table:content-validation-name="val1"/>
          <table:table-cell/>
        </table:table-row>
        <table:table-row table:style-name="ro6">
          <table:table-cell table:style-name="ce33" table:formula="of:=IF(ISBLANK([$Result.A882]);&quot;&quot;; [$Result.A882])">
            <text:p/>
          </table:table-cell>
          <table:table-cell table:style-name="ce34" table:formula="of:=IF(ISBLANK([$Result.B882]);&quot;&quot;; [$Result.B882])">
            <text:p/>
          </table:table-cell>
          <table:table-cell table:content-validation-name="val1"/>
          <table:table-cell/>
        </table:table-row>
        <table:table-row table:style-name="ro6">
          <table:table-cell table:style-name="ce33" table:formula="of:=IF(ISBLANK([$Result.A883]);&quot;&quot;; [$Result.A883])">
            <text:p/>
          </table:table-cell>
          <table:table-cell table:style-name="ce34" table:formula="of:=IF(ISBLANK([$Result.B883]);&quot;&quot;; [$Result.B883])">
            <text:p/>
          </table:table-cell>
          <table:table-cell table:content-validation-name="val1"/>
          <table:table-cell/>
        </table:table-row>
        <table:table-row table:style-name="ro6">
          <table:table-cell table:style-name="ce33" table:formula="of:=IF(ISBLANK([$Result.A884]);&quot;&quot;; [$Result.A884])">
            <text:p/>
          </table:table-cell>
          <table:table-cell table:style-name="ce34" table:formula="of:=IF(ISBLANK([$Result.B884]);&quot;&quot;; [$Result.B884])">
            <text:p/>
          </table:table-cell>
          <table:table-cell table:content-validation-name="val1"/>
          <table:table-cell/>
        </table:table-row>
        <table:table-row table:style-name="ro6">
          <table:table-cell table:style-name="ce33" table:formula="of:=IF(ISBLANK([$Result.A885]);&quot;&quot;; [$Result.A885])">
            <text:p/>
          </table:table-cell>
          <table:table-cell table:style-name="ce34" table:formula="of:=IF(ISBLANK([$Result.B885]);&quot;&quot;; [$Result.B885])">
            <text:p/>
          </table:table-cell>
          <table:table-cell table:content-validation-name="val1"/>
          <table:table-cell/>
        </table:table-row>
        <table:table-row table:style-name="ro6">
          <table:table-cell table:style-name="ce33" table:formula="of:=IF(ISBLANK([$Result.A886]);&quot;&quot;; [$Result.A886])">
            <text:p/>
          </table:table-cell>
          <table:table-cell table:style-name="ce34" table:formula="of:=IF(ISBLANK([$Result.B886]);&quot;&quot;; [$Result.B886])">
            <text:p/>
          </table:table-cell>
          <table:table-cell table:content-validation-name="val1"/>
          <table:table-cell/>
        </table:table-row>
        <table:table-row table:style-name="ro6">
          <table:table-cell table:style-name="ce33" table:formula="of:=IF(ISBLANK([$Result.A887]);&quot;&quot;; [$Result.A887])">
            <text:p/>
          </table:table-cell>
          <table:table-cell table:style-name="ce34" table:formula="of:=IF(ISBLANK([$Result.B887]);&quot;&quot;; [$Result.B887])">
            <text:p/>
          </table:table-cell>
          <table:table-cell table:content-validation-name="val1"/>
          <table:table-cell/>
        </table:table-row>
        <table:table-row table:style-name="ro6">
          <table:table-cell table:style-name="ce33" table:formula="of:=IF(ISBLANK([$Result.A888]);&quot;&quot;; [$Result.A888])">
            <text:p/>
          </table:table-cell>
          <table:table-cell table:style-name="ce34" table:formula="of:=IF(ISBLANK([$Result.B888]);&quot;&quot;; [$Result.B888])">
            <text:p/>
          </table:table-cell>
          <table:table-cell table:content-validation-name="val1"/>
          <table:table-cell/>
        </table:table-row>
        <table:table-row table:style-name="ro6">
          <table:table-cell table:style-name="ce33" table:formula="of:=IF(ISBLANK([$Result.A889]);&quot;&quot;; [$Result.A889])">
            <text:p/>
          </table:table-cell>
          <table:table-cell table:style-name="ce34" table:formula="of:=IF(ISBLANK([$Result.B889]);&quot;&quot;; [$Result.B889])">
            <text:p/>
          </table:table-cell>
          <table:table-cell table:content-validation-name="val1"/>
          <table:table-cell/>
        </table:table-row>
        <table:table-row table:style-name="ro6">
          <table:table-cell table:style-name="ce33" table:formula="of:=IF(ISBLANK([$Result.A890]);&quot;&quot;; [$Result.A890])">
            <text:p/>
          </table:table-cell>
          <table:table-cell table:style-name="ce34" table:formula="of:=IF(ISBLANK([$Result.B890]);&quot;&quot;; [$Result.B890])">
            <text:p/>
          </table:table-cell>
          <table:table-cell table:content-validation-name="val1"/>
          <table:table-cell/>
        </table:table-row>
        <table:table-row table:style-name="ro6">
          <table:table-cell table:style-name="ce33" table:formula="of:=IF(ISBLANK([$Result.A891]);&quot;&quot;; [$Result.A891])">
            <text:p/>
          </table:table-cell>
          <table:table-cell table:style-name="ce34" table:formula="of:=IF(ISBLANK([$Result.B891]);&quot;&quot;; [$Result.B891])">
            <text:p/>
          </table:table-cell>
          <table:table-cell table:content-validation-name="val1"/>
          <table:table-cell/>
        </table:table-row>
        <table:table-row table:style-name="ro6">
          <table:table-cell table:style-name="ce33" table:formula="of:=IF(ISBLANK([$Result.A892]);&quot;&quot;; [$Result.A892])">
            <text:p/>
          </table:table-cell>
          <table:table-cell table:style-name="ce34" table:formula="of:=IF(ISBLANK([$Result.B892]);&quot;&quot;; [$Result.B892])">
            <text:p/>
          </table:table-cell>
          <table:table-cell table:content-validation-name="val1"/>
          <table:table-cell/>
        </table:table-row>
        <table:table-row table:style-name="ro6">
          <table:table-cell table:style-name="ce33" table:formula="of:=IF(ISBLANK([$Result.A893]);&quot;&quot;; [$Result.A893])">
            <text:p/>
          </table:table-cell>
          <table:table-cell table:style-name="ce34" table:formula="of:=IF(ISBLANK([$Result.B893]);&quot;&quot;; [$Result.B893])">
            <text:p/>
          </table:table-cell>
          <table:table-cell table:content-validation-name="val1"/>
          <table:table-cell/>
        </table:table-row>
        <table:table-row table:style-name="ro6">
          <table:table-cell table:style-name="ce33" table:formula="of:=IF(ISBLANK([$Result.A894]);&quot;&quot;; [$Result.A894])">
            <text:p/>
          </table:table-cell>
          <table:table-cell table:style-name="ce34" table:formula="of:=IF(ISBLANK([$Result.B894]);&quot;&quot;; [$Result.B894])">
            <text:p/>
          </table:table-cell>
          <table:table-cell table:content-validation-name="val1"/>
          <table:table-cell/>
        </table:table-row>
        <table:table-row table:style-name="ro6">
          <table:table-cell table:style-name="ce33" table:formula="of:=IF(ISBLANK([$Result.A895]);&quot;&quot;; [$Result.A895])">
            <text:p/>
          </table:table-cell>
          <table:table-cell table:style-name="ce34" table:formula="of:=IF(ISBLANK([$Result.B895]);&quot;&quot;; [$Result.B895])">
            <text:p/>
          </table:table-cell>
          <table:table-cell table:content-validation-name="val1"/>
          <table:table-cell/>
        </table:table-row>
        <table:table-row table:style-name="ro6">
          <table:table-cell table:style-name="ce33" table:formula="of:=IF(ISBLANK([$Result.A896]);&quot;&quot;; [$Result.A896])">
            <text:p/>
          </table:table-cell>
          <table:table-cell table:style-name="ce34" table:formula="of:=IF(ISBLANK([$Result.B896]);&quot;&quot;; [$Result.B896])">
            <text:p/>
          </table:table-cell>
          <table:table-cell table:content-validation-name="val1"/>
          <table:table-cell/>
        </table:table-row>
        <table:table-row table:style-name="ro6">
          <table:table-cell table:style-name="ce33" table:formula="of:=IF(ISBLANK([$Result.A897]);&quot;&quot;; [$Result.A897])">
            <text:p/>
          </table:table-cell>
          <table:table-cell table:style-name="ce34" table:formula="of:=IF(ISBLANK([$Result.B897]);&quot;&quot;; [$Result.B897])">
            <text:p/>
          </table:table-cell>
          <table:table-cell table:content-validation-name="val1"/>
          <table:table-cell/>
        </table:table-row>
        <table:table-row table:style-name="ro6">
          <table:table-cell table:style-name="ce33" table:formula="of:=IF(ISBLANK([$Result.A898]);&quot;&quot;; [$Result.A898])">
            <text:p/>
          </table:table-cell>
          <table:table-cell table:style-name="ce34" table:formula="of:=IF(ISBLANK([$Result.B898]);&quot;&quot;; [$Result.B898])">
            <text:p/>
          </table:table-cell>
          <table:table-cell table:content-validation-name="val1"/>
          <table:table-cell/>
        </table:table-row>
        <table:table-row table:style-name="ro6">
          <table:table-cell table:style-name="ce33" table:formula="of:=IF(ISBLANK([$Result.A899]);&quot;&quot;; [$Result.A899])">
            <text:p/>
          </table:table-cell>
          <table:table-cell table:style-name="ce34" table:formula="of:=IF(ISBLANK([$Result.B899]);&quot;&quot;; [$Result.B899])">
            <text:p/>
          </table:table-cell>
          <table:table-cell table:content-validation-name="val1"/>
          <table:table-cell/>
        </table:table-row>
        <table:table-row table:style-name="ro6">
          <table:table-cell table:style-name="ce33" table:formula="of:=IF(ISBLANK([$Result.A900]);&quot;&quot;; [$Result.A900])">
            <text:p/>
          </table:table-cell>
          <table:table-cell table:style-name="ce34" table:formula="of:=IF(ISBLANK([$Result.B900]);&quot;&quot;; [$Result.B900])">
            <text:p/>
          </table:table-cell>
          <table:table-cell table:content-validation-name="val1"/>
          <table:table-cell/>
        </table:table-row>
        <table:table-row table:style-name="ro6">
          <table:table-cell table:style-name="ce33" table:formula="of:=IF(ISBLANK([$Result.A901]);&quot;&quot;; [$Result.A901])">
            <text:p/>
          </table:table-cell>
          <table:table-cell table:style-name="ce34" table:formula="of:=IF(ISBLANK([$Result.B901]);&quot;&quot;; [$Result.B901])">
            <text:p/>
          </table:table-cell>
          <table:table-cell table:content-validation-name="val1"/>
          <table:table-cell/>
        </table:table-row>
        <table:table-row table:style-name="ro6">
          <table:table-cell table:style-name="ce33" table:formula="of:=IF(ISBLANK([$Result.A902]);&quot;&quot;; [$Result.A902])">
            <text:p/>
          </table:table-cell>
          <table:table-cell table:style-name="ce34" table:formula="of:=IF(ISBLANK([$Result.B902]);&quot;&quot;; [$Result.B902])">
            <text:p/>
          </table:table-cell>
          <table:table-cell table:content-validation-name="val1"/>
          <table:table-cell/>
        </table:table-row>
        <table:table-row table:style-name="ro6">
          <table:table-cell table:style-name="ce33" table:formula="of:=IF(ISBLANK([$Result.A903]);&quot;&quot;; [$Result.A903])">
            <text:p/>
          </table:table-cell>
          <table:table-cell table:style-name="ce34" table:formula="of:=IF(ISBLANK([$Result.B903]);&quot;&quot;; [$Result.B903])">
            <text:p/>
          </table:table-cell>
          <table:table-cell table:content-validation-name="val1"/>
          <table:table-cell/>
        </table:table-row>
        <table:table-row table:style-name="ro6">
          <table:table-cell table:style-name="ce33" table:formula="of:=IF(ISBLANK([$Result.A904]);&quot;&quot;; [$Result.A904])">
            <text:p/>
          </table:table-cell>
          <table:table-cell table:style-name="ce34" table:formula="of:=IF(ISBLANK([$Result.B904]);&quot;&quot;; [$Result.B904])">
            <text:p/>
          </table:table-cell>
          <table:table-cell table:content-validation-name="val1"/>
          <table:table-cell/>
        </table:table-row>
        <table:table-row table:style-name="ro6">
          <table:table-cell table:style-name="ce33" table:formula="of:=IF(ISBLANK([$Result.A905]);&quot;&quot;; [$Result.A905])">
            <text:p/>
          </table:table-cell>
          <table:table-cell table:style-name="ce34" table:formula="of:=IF(ISBLANK([$Result.B905]);&quot;&quot;; [$Result.B905])">
            <text:p/>
          </table:table-cell>
          <table:table-cell table:content-validation-name="val1"/>
          <table:table-cell/>
        </table:table-row>
        <table:table-row table:style-name="ro6">
          <table:table-cell table:style-name="ce33" table:formula="of:=IF(ISBLANK([$Result.A906]);&quot;&quot;; [$Result.A906])">
            <text:p/>
          </table:table-cell>
          <table:table-cell table:style-name="ce34" table:formula="of:=IF(ISBLANK([$Result.B906]);&quot;&quot;; [$Result.B906])">
            <text:p/>
          </table:table-cell>
          <table:table-cell table:content-validation-name="val1"/>
          <table:table-cell/>
        </table:table-row>
        <table:table-row table:style-name="ro6">
          <table:table-cell table:style-name="ce33" table:formula="of:=IF(ISBLANK([$Result.A907]);&quot;&quot;; [$Result.A907])">
            <text:p/>
          </table:table-cell>
          <table:table-cell table:style-name="ce34" table:formula="of:=IF(ISBLANK([$Result.B907]);&quot;&quot;; [$Result.B907])">
            <text:p/>
          </table:table-cell>
          <table:table-cell table:content-validation-name="val1"/>
          <table:table-cell/>
        </table:table-row>
        <table:table-row table:style-name="ro6">
          <table:table-cell table:style-name="ce33" table:formula="of:=IF(ISBLANK([$Result.A908]);&quot;&quot;; [$Result.A908])">
            <text:p/>
          </table:table-cell>
          <table:table-cell table:style-name="ce34" table:formula="of:=IF(ISBLANK([$Result.B908]);&quot;&quot;; [$Result.B908])">
            <text:p/>
          </table:table-cell>
          <table:table-cell table:content-validation-name="val1"/>
          <table:table-cell/>
        </table:table-row>
        <table:table-row table:style-name="ro6">
          <table:table-cell table:style-name="ce33" table:formula="of:=IF(ISBLANK([$Result.A909]);&quot;&quot;; [$Result.A909])">
            <text:p/>
          </table:table-cell>
          <table:table-cell table:style-name="ce34" table:formula="of:=IF(ISBLANK([$Result.B909]);&quot;&quot;; [$Result.B909])">
            <text:p/>
          </table:table-cell>
          <table:table-cell table:content-validation-name="val1"/>
          <table:table-cell/>
        </table:table-row>
        <table:table-row table:style-name="ro6">
          <table:table-cell table:style-name="ce33" table:formula="of:=IF(ISBLANK([$Result.A910]);&quot;&quot;; [$Result.A910])">
            <text:p/>
          </table:table-cell>
          <table:table-cell table:style-name="ce34" table:formula="of:=IF(ISBLANK([$Result.B910]);&quot;&quot;; [$Result.B910])">
            <text:p/>
          </table:table-cell>
          <table:table-cell table:content-validation-name="val1"/>
          <table:table-cell/>
        </table:table-row>
        <table:table-row table:style-name="ro6">
          <table:table-cell table:style-name="ce33" table:formula="of:=IF(ISBLANK([$Result.A911]);&quot;&quot;; [$Result.A911])">
            <text:p/>
          </table:table-cell>
          <table:table-cell table:style-name="ce34" table:formula="of:=IF(ISBLANK([$Result.B911]);&quot;&quot;; [$Result.B911])">
            <text:p/>
          </table:table-cell>
          <table:table-cell table:content-validation-name="val1"/>
          <table:table-cell/>
        </table:table-row>
        <table:table-row table:style-name="ro6">
          <table:table-cell table:style-name="ce33" table:formula="of:=IF(ISBLANK([$Result.A912]);&quot;&quot;; [$Result.A912])">
            <text:p/>
          </table:table-cell>
          <table:table-cell table:style-name="ce34" table:formula="of:=IF(ISBLANK([$Result.B912]);&quot;&quot;; [$Result.B912])">
            <text:p/>
          </table:table-cell>
          <table:table-cell table:content-validation-name="val1"/>
          <table:table-cell/>
        </table:table-row>
        <table:table-row table:style-name="ro6">
          <table:table-cell table:style-name="ce33" table:formula="of:=IF(ISBLANK([$Result.A913]);&quot;&quot;; [$Result.A913])">
            <text:p/>
          </table:table-cell>
          <table:table-cell table:style-name="ce34" table:formula="of:=IF(ISBLANK([$Result.B913]);&quot;&quot;; [$Result.B913])">
            <text:p/>
          </table:table-cell>
          <table:table-cell table:content-validation-name="val1"/>
          <table:table-cell/>
        </table:table-row>
        <table:table-row table:style-name="ro6">
          <table:table-cell table:style-name="ce33" table:formula="of:=IF(ISBLANK([$Result.A914]);&quot;&quot;; [$Result.A914])">
            <text:p/>
          </table:table-cell>
          <table:table-cell table:style-name="ce34" table:formula="of:=IF(ISBLANK([$Result.B914]);&quot;&quot;; [$Result.B914])">
            <text:p/>
          </table:table-cell>
          <table:table-cell table:content-validation-name="val1"/>
          <table:table-cell/>
        </table:table-row>
        <table:table-row table:style-name="ro6">
          <table:table-cell table:style-name="ce33" table:formula="of:=IF(ISBLANK([$Result.A915]);&quot;&quot;; [$Result.A915])">
            <text:p/>
          </table:table-cell>
          <table:table-cell table:style-name="ce34" table:formula="of:=IF(ISBLANK([$Result.B915]);&quot;&quot;; [$Result.B915])">
            <text:p/>
          </table:table-cell>
          <table:table-cell table:content-validation-name="val1"/>
          <table:table-cell/>
        </table:table-row>
        <table:table-row table:style-name="ro6">
          <table:table-cell table:style-name="ce33" table:formula="of:=IF(ISBLANK([$Result.A916]);&quot;&quot;; [$Result.A916])">
            <text:p/>
          </table:table-cell>
          <table:table-cell table:style-name="ce34" table:formula="of:=IF(ISBLANK([$Result.B916]);&quot;&quot;; [$Result.B916])">
            <text:p/>
          </table:table-cell>
          <table:table-cell table:content-validation-name="val1"/>
          <table:table-cell/>
        </table:table-row>
        <table:table-row table:style-name="ro6">
          <table:table-cell table:style-name="ce33" table:formula="of:=IF(ISBLANK([$Result.A917]);&quot;&quot;; [$Result.A917])">
            <text:p/>
          </table:table-cell>
          <table:table-cell table:style-name="ce34" table:formula="of:=IF(ISBLANK([$Result.B917]);&quot;&quot;; [$Result.B917])">
            <text:p/>
          </table:table-cell>
          <table:table-cell table:content-validation-name="val1"/>
          <table:table-cell/>
        </table:table-row>
        <table:table-row table:style-name="ro6">
          <table:table-cell table:style-name="ce33" table:formula="of:=IF(ISBLANK([$Result.A918]);&quot;&quot;; [$Result.A918])">
            <text:p/>
          </table:table-cell>
          <table:table-cell table:style-name="ce34" table:formula="of:=IF(ISBLANK([$Result.B918]);&quot;&quot;; [$Result.B918])">
            <text:p/>
          </table:table-cell>
          <table:table-cell table:content-validation-name="val1"/>
          <table:table-cell/>
        </table:table-row>
        <table:table-row table:style-name="ro6">
          <table:table-cell table:style-name="ce33" table:formula="of:=IF(ISBLANK([$Result.A919]);&quot;&quot;; [$Result.A919])">
            <text:p/>
          </table:table-cell>
          <table:table-cell table:style-name="ce34" table:formula="of:=IF(ISBLANK([$Result.B919]);&quot;&quot;; [$Result.B919])">
            <text:p/>
          </table:table-cell>
          <table:table-cell table:content-validation-name="val1"/>
          <table:table-cell/>
        </table:table-row>
        <table:table-row table:style-name="ro6">
          <table:table-cell table:style-name="ce33" table:formula="of:=IF(ISBLANK([$Result.A920]);&quot;&quot;; [$Result.A920])">
            <text:p/>
          </table:table-cell>
          <table:table-cell table:style-name="ce34" table:formula="of:=IF(ISBLANK([$Result.B920]);&quot;&quot;; [$Result.B920])">
            <text:p/>
          </table:table-cell>
          <table:table-cell table:content-validation-name="val1"/>
          <table:table-cell/>
        </table:table-row>
        <table:table-row table:style-name="ro6">
          <table:table-cell table:style-name="ce33" table:formula="of:=IF(ISBLANK([$Result.A921]);&quot;&quot;; [$Result.A921])">
            <text:p/>
          </table:table-cell>
          <table:table-cell table:style-name="ce34" table:formula="of:=IF(ISBLANK([$Result.B921]);&quot;&quot;; [$Result.B921])">
            <text:p/>
          </table:table-cell>
          <table:table-cell table:content-validation-name="val1"/>
          <table:table-cell/>
        </table:table-row>
        <table:table-row table:style-name="ro6">
          <table:table-cell table:style-name="ce33" table:formula="of:=IF(ISBLANK([$Result.A922]);&quot;&quot;; [$Result.A922])">
            <text:p/>
          </table:table-cell>
          <table:table-cell table:style-name="ce34" table:formula="of:=IF(ISBLANK([$Result.B922]);&quot;&quot;; [$Result.B922])">
            <text:p/>
          </table:table-cell>
          <table:table-cell table:content-validation-name="val1"/>
          <table:table-cell/>
        </table:table-row>
        <table:table-row table:style-name="ro6">
          <table:table-cell table:style-name="ce33" table:formula="of:=IF(ISBLANK([$Result.A923]);&quot;&quot;; [$Result.A923])">
            <text:p/>
          </table:table-cell>
          <table:table-cell table:style-name="ce34" table:formula="of:=IF(ISBLANK([$Result.B923]);&quot;&quot;; [$Result.B923])">
            <text:p/>
          </table:table-cell>
          <table:table-cell table:content-validation-name="val1"/>
          <table:table-cell/>
        </table:table-row>
        <table:table-row table:style-name="ro6">
          <table:table-cell table:style-name="ce33" table:formula="of:=IF(ISBLANK([$Result.A924]);&quot;&quot;; [$Result.A924])">
            <text:p/>
          </table:table-cell>
          <table:table-cell table:style-name="ce34" table:formula="of:=IF(ISBLANK([$Result.B924]);&quot;&quot;; [$Result.B924])">
            <text:p/>
          </table:table-cell>
          <table:table-cell table:content-validation-name="val1"/>
          <table:table-cell/>
        </table:table-row>
        <table:table-row table:style-name="ro6">
          <table:table-cell table:style-name="ce33" table:formula="of:=IF(ISBLANK([$Result.A925]);&quot;&quot;; [$Result.A925])">
            <text:p/>
          </table:table-cell>
          <table:table-cell table:style-name="ce34" table:formula="of:=IF(ISBLANK([$Result.B925]);&quot;&quot;; [$Result.B925])">
            <text:p/>
          </table:table-cell>
          <table:table-cell table:content-validation-name="val1"/>
          <table:table-cell/>
        </table:table-row>
        <table:table-row table:style-name="ro6">
          <table:table-cell table:style-name="ce33" table:formula="of:=IF(ISBLANK([$Result.A926]);&quot;&quot;; [$Result.A926])">
            <text:p/>
          </table:table-cell>
          <table:table-cell table:style-name="ce34" table:formula="of:=IF(ISBLANK([$Result.B926]);&quot;&quot;; [$Result.B926])">
            <text:p/>
          </table:table-cell>
          <table:table-cell table:content-validation-name="val1"/>
          <table:table-cell/>
        </table:table-row>
        <table:table-row table:style-name="ro6">
          <table:table-cell table:style-name="ce33" table:formula="of:=IF(ISBLANK([$Result.A927]);&quot;&quot;; [$Result.A927])">
            <text:p/>
          </table:table-cell>
          <table:table-cell table:style-name="ce34" table:formula="of:=IF(ISBLANK([$Result.B927]);&quot;&quot;; [$Result.B927])">
            <text:p/>
          </table:table-cell>
          <table:table-cell table:content-validation-name="val1"/>
          <table:table-cell/>
        </table:table-row>
        <table:table-row table:style-name="ro6">
          <table:table-cell table:style-name="ce33" table:formula="of:=IF(ISBLANK([$Result.A928]);&quot;&quot;; [$Result.A928])">
            <text:p/>
          </table:table-cell>
          <table:table-cell table:style-name="ce34" table:formula="of:=IF(ISBLANK([$Result.B928]);&quot;&quot;; [$Result.B928])">
            <text:p/>
          </table:table-cell>
          <table:table-cell table:content-validation-name="val1"/>
          <table:table-cell/>
        </table:table-row>
        <table:table-row table:style-name="ro6">
          <table:table-cell table:style-name="ce33" table:formula="of:=IF(ISBLANK([$Result.A929]);&quot;&quot;; [$Result.A929])">
            <text:p/>
          </table:table-cell>
          <table:table-cell table:style-name="ce34" table:formula="of:=IF(ISBLANK([$Result.B929]);&quot;&quot;; [$Result.B929])">
            <text:p/>
          </table:table-cell>
          <table:table-cell table:content-validation-name="val1"/>
          <table:table-cell/>
        </table:table-row>
        <table:table-row table:style-name="ro6">
          <table:table-cell table:style-name="ce33" table:formula="of:=IF(ISBLANK([$Result.A930]);&quot;&quot;; [$Result.A930])">
            <text:p/>
          </table:table-cell>
          <table:table-cell table:style-name="ce34" table:formula="of:=IF(ISBLANK([$Result.B930]);&quot;&quot;; [$Result.B930])">
            <text:p/>
          </table:table-cell>
          <table:table-cell table:content-validation-name="val1"/>
          <table:table-cell/>
        </table:table-row>
        <table:table-row table:style-name="ro6">
          <table:table-cell table:style-name="ce33" table:formula="of:=IF(ISBLANK([$Result.A931]);&quot;&quot;; [$Result.A931])">
            <text:p/>
          </table:table-cell>
          <table:table-cell table:style-name="ce34" table:formula="of:=IF(ISBLANK([$Result.B931]);&quot;&quot;; [$Result.B931])">
            <text:p/>
          </table:table-cell>
          <table:table-cell table:content-validation-name="val1"/>
          <table:table-cell/>
        </table:table-row>
        <table:table-row table:style-name="ro6">
          <table:table-cell table:style-name="ce33" table:formula="of:=IF(ISBLANK([$Result.A932]);&quot;&quot;; [$Result.A932])">
            <text:p/>
          </table:table-cell>
          <table:table-cell table:style-name="ce34" table:formula="of:=IF(ISBLANK([$Result.B932]);&quot;&quot;; [$Result.B932])">
            <text:p/>
          </table:table-cell>
          <table:table-cell table:content-validation-name="val1"/>
          <table:table-cell/>
        </table:table-row>
        <table:table-row table:style-name="ro6">
          <table:table-cell table:style-name="ce33" table:formula="of:=IF(ISBLANK([$Result.A933]);&quot;&quot;; [$Result.A933])">
            <text:p/>
          </table:table-cell>
          <table:table-cell table:style-name="ce34" table:formula="of:=IF(ISBLANK([$Result.B933]);&quot;&quot;; [$Result.B933])">
            <text:p/>
          </table:table-cell>
          <table:table-cell table:content-validation-name="val1"/>
          <table:table-cell/>
        </table:table-row>
        <table:table-row table:style-name="ro6">
          <table:table-cell table:style-name="ce33" table:formula="of:=IF(ISBLANK([$Result.A934]);&quot;&quot;; [$Result.A934])">
            <text:p/>
          </table:table-cell>
          <table:table-cell table:style-name="ce34" table:formula="of:=IF(ISBLANK([$Result.B934]);&quot;&quot;; [$Result.B934])">
            <text:p/>
          </table:table-cell>
          <table:table-cell table:content-validation-name="val1"/>
          <table:table-cell/>
        </table:table-row>
        <table:table-row table:style-name="ro6">
          <table:table-cell table:style-name="ce33" table:formula="of:=IF(ISBLANK([$Result.A935]);&quot;&quot;; [$Result.A935])">
            <text:p/>
          </table:table-cell>
          <table:table-cell table:style-name="ce34" table:formula="of:=IF(ISBLANK([$Result.B935]);&quot;&quot;; [$Result.B935])">
            <text:p/>
          </table:table-cell>
          <table:table-cell table:content-validation-name="val1"/>
          <table:table-cell/>
        </table:table-row>
        <table:table-row table:style-name="ro6">
          <table:table-cell table:style-name="ce33" table:formula="of:=IF(ISBLANK([$Result.A936]);&quot;&quot;; [$Result.A936])">
            <text:p/>
          </table:table-cell>
          <table:table-cell table:style-name="ce34" table:formula="of:=IF(ISBLANK([$Result.B936]);&quot;&quot;; [$Result.B936])">
            <text:p/>
          </table:table-cell>
          <table:table-cell table:content-validation-name="val1"/>
          <table:table-cell/>
        </table:table-row>
        <table:table-row table:style-name="ro6">
          <table:table-cell table:style-name="ce33" table:formula="of:=IF(ISBLANK([$Result.A937]);&quot;&quot;; [$Result.A937])">
            <text:p/>
          </table:table-cell>
          <table:table-cell table:style-name="ce34" table:formula="of:=IF(ISBLANK([$Result.B937]);&quot;&quot;; [$Result.B937])">
            <text:p/>
          </table:table-cell>
          <table:table-cell table:content-validation-name="val1"/>
          <table:table-cell/>
        </table:table-row>
        <table:table-row table:style-name="ro6">
          <table:table-cell table:style-name="ce33" table:formula="of:=IF(ISBLANK([$Result.A938]);&quot;&quot;; [$Result.A938])">
            <text:p/>
          </table:table-cell>
          <table:table-cell table:style-name="ce34" table:formula="of:=IF(ISBLANK([$Result.B938]);&quot;&quot;; [$Result.B938])">
            <text:p/>
          </table:table-cell>
          <table:table-cell table:content-validation-name="val1"/>
          <table:table-cell/>
        </table:table-row>
        <table:table-row table:style-name="ro6">
          <table:table-cell table:style-name="ce33" table:formula="of:=IF(ISBLANK([$Result.A939]);&quot;&quot;; [$Result.A939])">
            <text:p/>
          </table:table-cell>
          <table:table-cell table:style-name="ce34" table:formula="of:=IF(ISBLANK([$Result.B939]);&quot;&quot;; [$Result.B939])">
            <text:p/>
          </table:table-cell>
          <table:table-cell table:content-validation-name="val1"/>
          <table:table-cell/>
        </table:table-row>
        <table:table-row table:style-name="ro6">
          <table:table-cell table:style-name="ce33" table:formula="of:=IF(ISBLANK([$Result.A940]);&quot;&quot;; [$Result.A940])">
            <text:p/>
          </table:table-cell>
          <table:table-cell table:style-name="ce34" table:formula="of:=IF(ISBLANK([$Result.B940]);&quot;&quot;; [$Result.B940])">
            <text:p/>
          </table:table-cell>
          <table:table-cell table:content-validation-name="val1"/>
          <table:table-cell/>
        </table:table-row>
        <table:table-row table:style-name="ro6">
          <table:table-cell table:style-name="ce33" table:formula="of:=IF(ISBLANK([$Result.A941]);&quot;&quot;; [$Result.A941])">
            <text:p/>
          </table:table-cell>
          <table:table-cell table:style-name="ce34" table:formula="of:=IF(ISBLANK([$Result.B941]);&quot;&quot;; [$Result.B941])">
            <text:p/>
          </table:table-cell>
          <table:table-cell table:content-validation-name="val1"/>
          <table:table-cell/>
        </table:table-row>
        <table:table-row table:style-name="ro6">
          <table:table-cell table:style-name="ce33" table:formula="of:=IF(ISBLANK([$Result.A942]);&quot;&quot;; [$Result.A942])">
            <text:p/>
          </table:table-cell>
          <table:table-cell table:style-name="ce34" table:formula="of:=IF(ISBLANK([$Result.B942]);&quot;&quot;; [$Result.B942])">
            <text:p/>
          </table:table-cell>
          <table:table-cell table:content-validation-name="val1"/>
          <table:table-cell/>
        </table:table-row>
        <table:table-row table:style-name="ro6">
          <table:table-cell table:style-name="ce33" table:formula="of:=IF(ISBLANK([$Result.A943]);&quot;&quot;; [$Result.A943])">
            <text:p/>
          </table:table-cell>
          <table:table-cell table:style-name="ce34" table:formula="of:=IF(ISBLANK([$Result.B943]);&quot;&quot;; [$Result.B943])">
            <text:p/>
          </table:table-cell>
          <table:table-cell table:content-validation-name="val1"/>
          <table:table-cell/>
        </table:table-row>
        <table:table-row table:style-name="ro6">
          <table:table-cell table:style-name="ce33" table:formula="of:=IF(ISBLANK([$Result.A944]);&quot;&quot;; [$Result.A944])">
            <text:p/>
          </table:table-cell>
          <table:table-cell table:style-name="ce34" table:formula="of:=IF(ISBLANK([$Result.B944]);&quot;&quot;; [$Result.B944])">
            <text:p/>
          </table:table-cell>
          <table:table-cell table:content-validation-name="val1"/>
          <table:table-cell/>
        </table:table-row>
        <table:table-row table:style-name="ro6">
          <table:table-cell table:style-name="ce33" table:formula="of:=IF(ISBLANK([$Result.A945]);&quot;&quot;; [$Result.A945])">
            <text:p/>
          </table:table-cell>
          <table:table-cell table:style-name="ce34" table:formula="of:=IF(ISBLANK([$Result.B945]);&quot;&quot;; [$Result.B945])">
            <text:p/>
          </table:table-cell>
          <table:table-cell table:content-validation-name="val1"/>
          <table:table-cell/>
        </table:table-row>
        <table:table-row table:style-name="ro6">
          <table:table-cell table:style-name="ce33" table:formula="of:=IF(ISBLANK([$Result.A946]);&quot;&quot;; [$Result.A946])">
            <text:p/>
          </table:table-cell>
          <table:table-cell table:style-name="ce34" table:formula="of:=IF(ISBLANK([$Result.B946]);&quot;&quot;; [$Result.B946])">
            <text:p/>
          </table:table-cell>
          <table:table-cell table:content-validation-name="val1"/>
          <table:table-cell/>
        </table:table-row>
        <table:table-row table:style-name="ro6">
          <table:table-cell table:style-name="ce33" table:formula="of:=IF(ISBLANK([$Result.A947]);&quot;&quot;; [$Result.A947])">
            <text:p/>
          </table:table-cell>
          <table:table-cell table:style-name="ce34" table:formula="of:=IF(ISBLANK([$Result.B947]);&quot;&quot;; [$Result.B947])">
            <text:p/>
          </table:table-cell>
          <table:table-cell table:content-validation-name="val1"/>
          <table:table-cell/>
        </table:table-row>
        <table:table-row table:style-name="ro6">
          <table:table-cell table:style-name="ce33" table:formula="of:=IF(ISBLANK([$Result.A948]);&quot;&quot;; [$Result.A948])">
            <text:p/>
          </table:table-cell>
          <table:table-cell table:style-name="ce34" table:formula="of:=IF(ISBLANK([$Result.B948]);&quot;&quot;; [$Result.B948])">
            <text:p/>
          </table:table-cell>
          <table:table-cell table:content-validation-name="val1"/>
          <table:table-cell/>
        </table:table-row>
        <table:table-row table:style-name="ro6">
          <table:table-cell table:style-name="ce33" table:formula="of:=IF(ISBLANK([$Result.A949]);&quot;&quot;; [$Result.A949])">
            <text:p/>
          </table:table-cell>
          <table:table-cell table:style-name="ce34" table:formula="of:=IF(ISBLANK([$Result.B949]);&quot;&quot;; [$Result.B949])">
            <text:p/>
          </table:table-cell>
          <table:table-cell table:content-validation-name="val1"/>
          <table:table-cell/>
        </table:table-row>
        <table:table-row table:style-name="ro6">
          <table:table-cell table:style-name="ce33" table:formula="of:=IF(ISBLANK([$Result.A950]);&quot;&quot;; [$Result.A950])">
            <text:p/>
          </table:table-cell>
          <table:table-cell table:style-name="ce34" table:formula="of:=IF(ISBLANK([$Result.B950]);&quot;&quot;; [$Result.B950])">
            <text:p/>
          </table:table-cell>
          <table:table-cell table:content-validation-name="val1"/>
          <table:table-cell/>
        </table:table-row>
        <table:table-row table:style-name="ro6">
          <table:table-cell table:style-name="ce33" table:formula="of:=IF(ISBLANK([$Result.A951]);&quot;&quot;; [$Result.A951])">
            <text:p/>
          </table:table-cell>
          <table:table-cell table:style-name="ce34" table:formula="of:=IF(ISBLANK([$Result.B951]);&quot;&quot;; [$Result.B951])">
            <text:p/>
          </table:table-cell>
          <table:table-cell table:content-validation-name="val1"/>
          <table:table-cell/>
        </table:table-row>
        <table:table-row table:style-name="ro6">
          <table:table-cell table:style-name="ce33" table:formula="of:=IF(ISBLANK([$Result.A952]);&quot;&quot;; [$Result.A952])">
            <text:p/>
          </table:table-cell>
          <table:table-cell table:style-name="ce34" table:formula="of:=IF(ISBLANK([$Result.B952]);&quot;&quot;; [$Result.B952])">
            <text:p/>
          </table:table-cell>
          <table:table-cell table:content-validation-name="val1"/>
          <table:table-cell/>
        </table:table-row>
        <table:table-row table:style-name="ro6">
          <table:table-cell table:style-name="ce33" table:formula="of:=IF(ISBLANK([$Result.A953]);&quot;&quot;; [$Result.A953])">
            <text:p/>
          </table:table-cell>
          <table:table-cell table:style-name="ce34" table:formula="of:=IF(ISBLANK([$Result.B953]);&quot;&quot;; [$Result.B953])">
            <text:p/>
          </table:table-cell>
          <table:table-cell table:content-validation-name="val1"/>
          <table:table-cell/>
        </table:table-row>
        <table:table-row table:style-name="ro6">
          <table:table-cell table:style-name="ce33" table:formula="of:=IF(ISBLANK([$Result.A954]);&quot;&quot;; [$Result.A954])">
            <text:p/>
          </table:table-cell>
          <table:table-cell table:style-name="ce34" table:formula="of:=IF(ISBLANK([$Result.B954]);&quot;&quot;; [$Result.B954])">
            <text:p/>
          </table:table-cell>
          <table:table-cell table:content-validation-name="val1"/>
          <table:table-cell/>
        </table:table-row>
        <table:table-row table:style-name="ro6">
          <table:table-cell table:style-name="ce33" table:formula="of:=IF(ISBLANK([$Result.A955]);&quot;&quot;; [$Result.A955])">
            <text:p/>
          </table:table-cell>
          <table:table-cell table:style-name="ce34" table:formula="of:=IF(ISBLANK([$Result.B955]);&quot;&quot;; [$Result.B955])">
            <text:p/>
          </table:table-cell>
          <table:table-cell table:content-validation-name="val1"/>
          <table:table-cell/>
        </table:table-row>
        <table:table-row table:style-name="ro6">
          <table:table-cell table:style-name="ce33" table:formula="of:=IF(ISBLANK([$Result.A956]);&quot;&quot;; [$Result.A956])">
            <text:p/>
          </table:table-cell>
          <table:table-cell table:style-name="ce34" table:formula="of:=IF(ISBLANK([$Result.B956]);&quot;&quot;; [$Result.B956])">
            <text:p/>
          </table:table-cell>
          <table:table-cell table:content-validation-name="val1"/>
          <table:table-cell/>
        </table:table-row>
        <table:table-row table:style-name="ro6">
          <table:table-cell table:style-name="ce33" table:formula="of:=IF(ISBLANK([$Result.A957]);&quot;&quot;; [$Result.A957])">
            <text:p/>
          </table:table-cell>
          <table:table-cell table:style-name="ce34" table:formula="of:=IF(ISBLANK([$Result.B957]);&quot;&quot;; [$Result.B957])">
            <text:p/>
          </table:table-cell>
          <table:table-cell table:content-validation-name="val1"/>
          <table:table-cell/>
        </table:table-row>
        <table:table-row table:style-name="ro6">
          <table:table-cell table:style-name="ce33" table:formula="of:=IF(ISBLANK([$Result.A958]);&quot;&quot;; [$Result.A958])">
            <text:p/>
          </table:table-cell>
          <table:table-cell table:style-name="ce34" table:formula="of:=IF(ISBLANK([$Result.B958]);&quot;&quot;; [$Result.B958])">
            <text:p/>
          </table:table-cell>
          <table:table-cell table:content-validation-name="val1"/>
          <table:table-cell/>
        </table:table-row>
        <table:table-row table:style-name="ro6">
          <table:table-cell table:style-name="ce33" table:formula="of:=IF(ISBLANK([$Result.A959]);&quot;&quot;; [$Result.A959])">
            <text:p/>
          </table:table-cell>
          <table:table-cell table:style-name="ce34" table:formula="of:=IF(ISBLANK([$Result.B959]);&quot;&quot;; [$Result.B959])">
            <text:p/>
          </table:table-cell>
          <table:table-cell table:content-validation-name="val1"/>
          <table:table-cell/>
        </table:table-row>
        <table:table-row table:style-name="ro6">
          <table:table-cell table:style-name="ce33" table:formula="of:=IF(ISBLANK([$Result.A960]);&quot;&quot;; [$Result.A960])">
            <text:p/>
          </table:table-cell>
          <table:table-cell table:style-name="ce34" table:formula="of:=IF(ISBLANK([$Result.B960]);&quot;&quot;; [$Result.B960])">
            <text:p/>
          </table:table-cell>
          <table:table-cell table:content-validation-name="val1"/>
          <table:table-cell/>
        </table:table-row>
        <table:table-row table:style-name="ro6">
          <table:table-cell table:style-name="ce33" table:formula="of:=IF(ISBLANK([$Result.A961]);&quot;&quot;; [$Result.A961])">
            <text:p/>
          </table:table-cell>
          <table:table-cell table:style-name="ce34" table:formula="of:=IF(ISBLANK([$Result.B961]);&quot;&quot;; [$Result.B961])">
            <text:p/>
          </table:table-cell>
          <table:table-cell table:content-validation-name="val1"/>
          <table:table-cell/>
        </table:table-row>
        <table:table-row table:style-name="ro6">
          <table:table-cell table:style-name="ce33" table:formula="of:=IF(ISBLANK([$Result.A962]);&quot;&quot;; [$Result.A962])">
            <text:p/>
          </table:table-cell>
          <table:table-cell table:style-name="ce34" table:formula="of:=IF(ISBLANK([$Result.B962]);&quot;&quot;; [$Result.B962])">
            <text:p/>
          </table:table-cell>
          <table:table-cell table:content-validation-name="val1"/>
          <table:table-cell/>
        </table:table-row>
        <table:table-row table:style-name="ro6">
          <table:table-cell table:style-name="ce33" table:formula="of:=IF(ISBLANK([$Result.A963]);&quot;&quot;; [$Result.A963])">
            <text:p/>
          </table:table-cell>
          <table:table-cell table:style-name="ce34" table:formula="of:=IF(ISBLANK([$Result.B963]);&quot;&quot;; [$Result.B963])">
            <text:p/>
          </table:table-cell>
          <table:table-cell table:content-validation-name="val1"/>
          <table:table-cell/>
        </table:table-row>
        <table:table-row table:style-name="ro6">
          <table:table-cell table:style-name="ce33" table:formula="of:=IF(ISBLANK([$Result.A964]);&quot;&quot;; [$Result.A964])">
            <text:p/>
          </table:table-cell>
          <table:table-cell table:style-name="ce34" table:formula="of:=IF(ISBLANK([$Result.B964]);&quot;&quot;; [$Result.B964])">
            <text:p/>
          </table:table-cell>
          <table:table-cell table:content-validation-name="val1"/>
          <table:table-cell/>
        </table:table-row>
        <table:table-row table:style-name="ro6">
          <table:table-cell table:style-name="ce33" table:formula="of:=IF(ISBLANK([$Result.A965]);&quot;&quot;; [$Result.A965])">
            <text:p/>
          </table:table-cell>
          <table:table-cell table:style-name="ce34" table:formula="of:=IF(ISBLANK([$Result.B965]);&quot;&quot;; [$Result.B965])">
            <text:p/>
          </table:table-cell>
          <table:table-cell table:content-validation-name="val1"/>
          <table:table-cell/>
        </table:table-row>
        <table:table-row table:style-name="ro6">
          <table:table-cell table:style-name="ce33" table:formula="of:=IF(ISBLANK([$Result.A966]);&quot;&quot;; [$Result.A966])">
            <text:p/>
          </table:table-cell>
          <table:table-cell table:style-name="ce34" table:formula="of:=IF(ISBLANK([$Result.B966]);&quot;&quot;; [$Result.B966])">
            <text:p/>
          </table:table-cell>
          <table:table-cell table:content-validation-name="val1"/>
          <table:table-cell/>
        </table:table-row>
        <table:table-row table:style-name="ro6">
          <table:table-cell table:style-name="ce33" table:formula="of:=IF(ISBLANK([$Result.A967]);&quot;&quot;; [$Result.A967])">
            <text:p/>
          </table:table-cell>
          <table:table-cell table:style-name="ce34" table:formula="of:=IF(ISBLANK([$Result.B967]);&quot;&quot;; [$Result.B967])">
            <text:p/>
          </table:table-cell>
          <table:table-cell table:content-validation-name="val1"/>
          <table:table-cell/>
        </table:table-row>
        <table:table-row table:style-name="ro6">
          <table:table-cell table:style-name="ce33" table:formula="of:=IF(ISBLANK([$Result.A968]);&quot;&quot;; [$Result.A968])">
            <text:p/>
          </table:table-cell>
          <table:table-cell table:style-name="ce34" table:formula="of:=IF(ISBLANK([$Result.B968]);&quot;&quot;; [$Result.B968])">
            <text:p/>
          </table:table-cell>
          <table:table-cell table:content-validation-name="val1"/>
          <table:table-cell/>
        </table:table-row>
        <table:table-row table:style-name="ro6">
          <table:table-cell table:style-name="ce33" table:formula="of:=IF(ISBLANK([$Result.A969]);&quot;&quot;; [$Result.A969])">
            <text:p/>
          </table:table-cell>
          <table:table-cell table:style-name="ce34" table:formula="of:=IF(ISBLANK([$Result.B969]);&quot;&quot;; [$Result.B969])">
            <text:p/>
          </table:table-cell>
          <table:table-cell table:content-validation-name="val1"/>
          <table:table-cell/>
        </table:table-row>
        <table:table-row table:style-name="ro6">
          <table:table-cell table:style-name="ce33" table:formula="of:=IF(ISBLANK([$Result.A970]);&quot;&quot;; [$Result.A970])">
            <text:p/>
          </table:table-cell>
          <table:table-cell table:style-name="ce34" table:formula="of:=IF(ISBLANK([$Result.B970]);&quot;&quot;; [$Result.B970])">
            <text:p/>
          </table:table-cell>
          <table:table-cell table:content-validation-name="val1"/>
          <table:table-cell/>
        </table:table-row>
        <table:table-row table:style-name="ro6">
          <table:table-cell table:style-name="ce33" table:formula="of:=IF(ISBLANK([$Result.A971]);&quot;&quot;; [$Result.A971])">
            <text:p/>
          </table:table-cell>
          <table:table-cell table:style-name="ce34" table:formula="of:=IF(ISBLANK([$Result.B971]);&quot;&quot;; [$Result.B971])">
            <text:p/>
          </table:table-cell>
          <table:table-cell table:content-validation-name="val1"/>
          <table:table-cell/>
        </table:table-row>
        <table:table-row table:style-name="ro6">
          <table:table-cell table:style-name="ce33" table:formula="of:=IF(ISBLANK([$Result.A972]);&quot;&quot;; [$Result.A972])">
            <text:p/>
          </table:table-cell>
          <table:table-cell table:style-name="ce34" table:formula="of:=IF(ISBLANK([$Result.B972]);&quot;&quot;; [$Result.B972])">
            <text:p/>
          </table:table-cell>
          <table:table-cell table:content-validation-name="val1"/>
          <table:table-cell/>
        </table:table-row>
        <table:table-row table:style-name="ro6">
          <table:table-cell table:style-name="ce33" table:formula="of:=IF(ISBLANK([$Result.A973]);&quot;&quot;; [$Result.A973])">
            <text:p/>
          </table:table-cell>
          <table:table-cell table:style-name="ce34" table:formula="of:=IF(ISBLANK([$Result.B973]);&quot;&quot;; [$Result.B973])">
            <text:p/>
          </table:table-cell>
          <table:table-cell table:content-validation-name="val1"/>
          <table:table-cell/>
        </table:table-row>
        <table:table-row table:style-name="ro6">
          <table:table-cell table:style-name="ce33" table:formula="of:=IF(ISBLANK([$Result.A974]);&quot;&quot;; [$Result.A974])">
            <text:p/>
          </table:table-cell>
          <table:table-cell table:style-name="ce34" table:formula="of:=IF(ISBLANK([$Result.B974]);&quot;&quot;; [$Result.B974])">
            <text:p/>
          </table:table-cell>
          <table:table-cell table:content-validation-name="val1"/>
          <table:table-cell/>
        </table:table-row>
        <table:table-row table:style-name="ro6">
          <table:table-cell table:style-name="ce33" table:formula="of:=IF(ISBLANK([$Result.A975]);&quot;&quot;; [$Result.A975])">
            <text:p/>
          </table:table-cell>
          <table:table-cell table:style-name="ce34" table:formula="of:=IF(ISBLANK([$Result.B975]);&quot;&quot;; [$Result.B975])">
            <text:p/>
          </table:table-cell>
          <table:table-cell table:content-validation-name="val1"/>
          <table:table-cell/>
        </table:table-row>
        <table:table-row table:style-name="ro6">
          <table:table-cell table:style-name="ce33" table:formula="of:=IF(ISBLANK([$Result.A976]);&quot;&quot;; [$Result.A976])">
            <text:p/>
          </table:table-cell>
          <table:table-cell table:style-name="ce34" table:formula="of:=IF(ISBLANK([$Result.B976]);&quot;&quot;; [$Result.B976])">
            <text:p/>
          </table:table-cell>
          <table:table-cell table:content-validation-name="val1"/>
          <table:table-cell/>
        </table:table-row>
        <table:table-row table:style-name="ro6">
          <table:table-cell table:style-name="ce33" table:formula="of:=IF(ISBLANK([$Result.A977]);&quot;&quot;; [$Result.A977])">
            <text:p/>
          </table:table-cell>
          <table:table-cell table:style-name="ce34" table:formula="of:=IF(ISBLANK([$Result.B977]);&quot;&quot;; [$Result.B977])">
            <text:p/>
          </table:table-cell>
          <table:table-cell table:content-validation-name="val1"/>
          <table:table-cell/>
        </table:table-row>
        <table:table-row table:style-name="ro6">
          <table:table-cell table:style-name="ce33" table:formula="of:=IF(ISBLANK([$Result.A978]);&quot;&quot;; [$Result.A978])">
            <text:p/>
          </table:table-cell>
          <table:table-cell table:style-name="ce34" table:formula="of:=IF(ISBLANK([$Result.B978]);&quot;&quot;; [$Result.B978])">
            <text:p/>
          </table:table-cell>
          <table:table-cell table:content-validation-name="val1"/>
          <table:table-cell/>
        </table:table-row>
        <table:table-row table:style-name="ro6">
          <table:table-cell table:style-name="ce33" table:formula="of:=IF(ISBLANK([$Result.A979]);&quot;&quot;; [$Result.A979])">
            <text:p/>
          </table:table-cell>
          <table:table-cell table:style-name="ce34" table:formula="of:=IF(ISBLANK([$Result.B979]);&quot;&quot;; [$Result.B979])">
            <text:p/>
          </table:table-cell>
          <table:table-cell table:content-validation-name="val1"/>
          <table:table-cell/>
        </table:table-row>
        <table:table-row table:style-name="ro6">
          <table:table-cell table:style-name="ce33" table:formula="of:=IF(ISBLANK([$Result.A980]);&quot;&quot;; [$Result.A980])">
            <text:p/>
          </table:table-cell>
          <table:table-cell table:style-name="ce34" table:formula="of:=IF(ISBLANK([$Result.B980]);&quot;&quot;; [$Result.B980])">
            <text:p/>
          </table:table-cell>
          <table:table-cell table:content-validation-name="val1"/>
          <table:table-cell/>
        </table:table-row>
        <table:table-row table:style-name="ro6">
          <table:table-cell table:style-name="ce33" table:formula="of:=IF(ISBLANK([$Result.A981]);&quot;&quot;; [$Result.A981])">
            <text:p/>
          </table:table-cell>
          <table:table-cell table:style-name="ce34" table:formula="of:=IF(ISBLANK([$Result.B981]);&quot;&quot;; [$Result.B981])">
            <text:p/>
          </table:table-cell>
          <table:table-cell table:content-validation-name="val1"/>
          <table:table-cell/>
        </table:table-row>
        <table:table-row table:style-name="ro6">
          <table:table-cell table:style-name="ce33" table:formula="of:=IF(ISBLANK([$Result.A982]);&quot;&quot;; [$Result.A982])">
            <text:p/>
          </table:table-cell>
          <table:table-cell table:style-name="ce34" table:formula="of:=IF(ISBLANK([$Result.B982]);&quot;&quot;; [$Result.B982])">
            <text:p/>
          </table:table-cell>
          <table:table-cell table:content-validation-name="val1"/>
          <table:table-cell/>
        </table:table-row>
        <table:table-row table:style-name="ro6">
          <table:table-cell table:style-name="ce33" table:formula="of:=IF(ISBLANK([$Result.A983]);&quot;&quot;; [$Result.A983])">
            <text:p/>
          </table:table-cell>
          <table:table-cell table:style-name="ce34" table:formula="of:=IF(ISBLANK([$Result.B983]);&quot;&quot;; [$Result.B983])">
            <text:p/>
          </table:table-cell>
          <table:table-cell table:content-validation-name="val1"/>
          <table:table-cell/>
        </table:table-row>
        <table:table-row table:style-name="ro6">
          <table:table-cell table:style-name="ce33" table:formula="of:=IF(ISBLANK([$Result.A984]);&quot;&quot;; [$Result.A984])">
            <text:p/>
          </table:table-cell>
          <table:table-cell table:style-name="ce34" table:formula="of:=IF(ISBLANK([$Result.B984]);&quot;&quot;; [$Result.B984])">
            <text:p/>
          </table:table-cell>
          <table:table-cell table:content-validation-name="val1"/>
          <table:table-cell/>
        </table:table-row>
        <table:table-row table:style-name="ro6">
          <table:table-cell table:style-name="ce33" table:formula="of:=IF(ISBLANK([$Result.A985]);&quot;&quot;; [$Result.A985])">
            <text:p/>
          </table:table-cell>
          <table:table-cell table:style-name="ce34" table:formula="of:=IF(ISBLANK([$Result.B985]);&quot;&quot;; [$Result.B985])">
            <text:p/>
          </table:table-cell>
          <table:table-cell table:content-validation-name="val1"/>
          <table:table-cell/>
        </table:table-row>
        <table:table-row table:style-name="ro6">
          <table:table-cell table:style-name="ce33" table:formula="of:=IF(ISBLANK([$Result.A986]);&quot;&quot;; [$Result.A986])">
            <text:p/>
          </table:table-cell>
          <table:table-cell table:style-name="ce34" table:formula="of:=IF(ISBLANK([$Result.B986]);&quot;&quot;; [$Result.B986])">
            <text:p/>
          </table:table-cell>
          <table:table-cell table:content-validation-name="val1"/>
          <table:table-cell/>
        </table:table-row>
        <table:table-row table:style-name="ro6">
          <table:table-cell table:style-name="ce33" table:formula="of:=IF(ISBLANK([$Result.A987]);&quot;&quot;; [$Result.A987])">
            <text:p/>
          </table:table-cell>
          <table:table-cell table:style-name="ce34" table:formula="of:=IF(ISBLANK([$Result.B987]);&quot;&quot;; [$Result.B987])">
            <text:p/>
          </table:table-cell>
          <table:table-cell table:content-validation-name="val1"/>
          <table:table-cell/>
        </table:table-row>
        <table:table-row table:style-name="ro6">
          <table:table-cell table:style-name="ce33" table:formula="of:=IF(ISBLANK([$Result.A988]);&quot;&quot;; [$Result.A988])">
            <text:p/>
          </table:table-cell>
          <table:table-cell table:style-name="ce34" table:formula="of:=IF(ISBLANK([$Result.B988]);&quot;&quot;; [$Result.B988])">
            <text:p/>
          </table:table-cell>
          <table:table-cell table:content-validation-name="val1"/>
          <table:table-cell/>
        </table:table-row>
        <table:table-row table:style-name="ro6">
          <table:table-cell table:style-name="ce33" table:formula="of:=IF(ISBLANK([$Result.A989]);&quot;&quot;; [$Result.A989])">
            <text:p/>
          </table:table-cell>
          <table:table-cell table:style-name="ce34" table:formula="of:=IF(ISBLANK([$Result.B989]);&quot;&quot;; [$Result.B989])">
            <text:p/>
          </table:table-cell>
          <table:table-cell table:content-validation-name="val1"/>
          <table:table-cell/>
        </table:table-row>
        <table:table-row table:style-name="ro6">
          <table:table-cell table:style-name="ce33" table:formula="of:=IF(ISBLANK([$Result.A990]);&quot;&quot;; [$Result.A990])">
            <text:p/>
          </table:table-cell>
          <table:table-cell table:style-name="ce34" table:formula="of:=IF(ISBLANK([$Result.B990]);&quot;&quot;; [$Result.B990])">
            <text:p/>
          </table:table-cell>
          <table:table-cell table:content-validation-name="val1"/>
          <table:table-cell/>
        </table:table-row>
        <table:table-row table:style-name="ro6">
          <table:table-cell table:style-name="ce33" table:formula="of:=IF(ISBLANK([$Result.A991]);&quot;&quot;; [$Result.A991])">
            <text:p/>
          </table:table-cell>
          <table:table-cell table:style-name="ce34" table:formula="of:=IF(ISBLANK([$Result.B991]);&quot;&quot;; [$Result.B991])">
            <text:p/>
          </table:table-cell>
          <table:table-cell table:content-validation-name="val1"/>
          <table:table-cell/>
        </table:table-row>
        <table:table-row table:style-name="ro6">
          <table:table-cell table:style-name="ce33" table:formula="of:=IF(ISBLANK([$Result.A992]);&quot;&quot;; [$Result.A992])">
            <text:p/>
          </table:table-cell>
          <table:table-cell table:style-name="ce34" table:formula="of:=IF(ISBLANK([$Result.B992]);&quot;&quot;; [$Result.B992])">
            <text:p/>
          </table:table-cell>
          <table:table-cell table:content-validation-name="val1"/>
          <table:table-cell/>
        </table:table-row>
        <table:table-row table:style-name="ro6">
          <table:table-cell table:style-name="ce33" table:formula="of:=IF(ISBLANK([$Result.A993]);&quot;&quot;; [$Result.A993])">
            <text:p/>
          </table:table-cell>
          <table:table-cell table:style-name="ce34" table:formula="of:=IF(ISBLANK([$Result.B993]);&quot;&quot;; [$Result.B993])">
            <text:p/>
          </table:table-cell>
          <table:table-cell table:content-validation-name="val1"/>
          <table:table-cell/>
        </table:table-row>
        <table:table-row table:style-name="ro6">
          <table:table-cell table:style-name="ce33" table:formula="of:=IF(ISBLANK([$Result.A994]);&quot;&quot;; [$Result.A994])">
            <text:p/>
          </table:table-cell>
          <table:table-cell table:style-name="ce34" table:formula="of:=IF(ISBLANK([$Result.B994]);&quot;&quot;; [$Result.B994])">
            <text:p/>
          </table:table-cell>
          <table:table-cell table:content-validation-name="val1"/>
          <table:table-cell/>
        </table:table-row>
        <table:table-row table:style-name="ro6">
          <table:table-cell table:style-name="ce33" table:formula="of:=IF(ISBLANK([$Result.A995]);&quot;&quot;; [$Result.A995])">
            <text:p/>
          </table:table-cell>
          <table:table-cell table:style-name="ce34" table:formula="of:=IF(ISBLANK([$Result.B995]);&quot;&quot;; [$Result.B995])">
            <text:p/>
          </table:table-cell>
          <table:table-cell table:content-validation-name="val1"/>
          <table:table-cell/>
        </table:table-row>
        <table:table-row table:style-name="ro6">
          <table:table-cell table:style-name="ce33" table:formula="of:=IF(ISBLANK([$Result.A996]);&quot;&quot;; [$Result.A996])">
            <text:p/>
          </table:table-cell>
          <table:table-cell table:style-name="ce34" table:formula="of:=IF(ISBLANK([$Result.B996]);&quot;&quot;; [$Result.B996])">
            <text:p/>
          </table:table-cell>
          <table:table-cell table:content-validation-name="val1"/>
          <table:table-cell/>
        </table:table-row>
        <table:table-row table:style-name="ro6">
          <table:table-cell table:style-name="ce33" table:formula="of:=IF(ISBLANK([$Result.A997]);&quot;&quot;; [$Result.A997])">
            <text:p/>
          </table:table-cell>
          <table:table-cell table:style-name="ce34" table:formula="of:=IF(ISBLANK([$Result.B997]);&quot;&quot;; [$Result.B997])">
            <text:p/>
          </table:table-cell>
          <table:table-cell table:content-validation-name="val1"/>
          <table:table-cell/>
        </table:table-row>
        <table:table-row table:style-name="ro6">
          <table:table-cell table:style-name="ce33" table:formula="of:=IF(ISBLANK([$Result.A998]);&quot;&quot;; [$Result.A998])">
            <text:p/>
          </table:table-cell>
          <table:table-cell table:style-name="ce34" table:formula="of:=IF(ISBLANK([$Result.B998]);&quot;&quot;; [$Result.B998])">
            <text:p/>
          </table:table-cell>
          <table:table-cell table:content-validation-name="val1"/>
          <table:table-cell/>
        </table:table-row>
        <table:table-row table:style-name="ro6">
          <table:table-cell table:style-name="ce33" table:formula="of:=IF(ISBLANK([$Result.A999]);&quot;&quot;; [$Result.A999])">
            <text:p/>
          </table:table-cell>
          <table:table-cell table:style-name="ce34" table:formula="of:=IF(ISBLANK([$Result.B999]);&quot;&quot;; [$Result.B999])">
            <text:p/>
          </table:table-cell>
          <table:table-cell table:content-validation-name="val1"/>
          <table:table-cell/>
        </table:table-row>
        <table:table-row table:style-name="ro6" table:number-rows-repeated="1047576">
          <table:table-cell table:number-columns-repeated="2"/>
          <table:table-cell table:content-validation-name="val1"/>
          <table:table-cell/>
        </table:table-row>
        <table:table-row table:style-name="ro6">
          <table:table-cell table:number-columns-repeated="2"/>
          <table:table-cell table:content-validation-name="val1"/>
          <table:table-cell/>
        </table:table-row>
      </table:table>
      <table:table table:name="Specificity"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3" form:id="control3" form:label="NEX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ngeSheets.FromSpecificityToParaphrase?language=Basic&amp;location=document" xlink:type="simple"/>
              </office:event-listeners>
            </form:button>
          </form:form>
        </office:forms>
        <table:table-column table:style-name="co3" table:number-columns-repeated="2" table:default-cell-style-name="ce38"/>
        <table:table-column table:style-name="co2" table:default-cell-style-name="ce7"/>
        <table:table-column table:style-name="co4" table:default-cell-style-name="Default"/>
        <table:table-row table:style-name="ro6">
          <table:table-cell table:style-name="ce37" office:value-type="string" calcext:value-type="string">
            <text:p>Sentence1</text:p>
          </table:table-cell>
          <table:table-cell table:style-name="ce37" office:value-type="string" calcext:value-type="string">
            <text:p>Sentence2</text:p>
          </table:table-cell>
          <table:table-cell table:style-name="ce21" office:value-type="string" calcext:value-type="string">
            <text:p>Answer</text:p>
          </table:table-cell>
          <table:table-cell>
            <draw:control table:end-cell-address="Specificity.D1" table:end-x="34.59mm" table:end-y="4.51mm" draw:z-index="0" draw:style-name="gr1" draw:text-style-name="P1" svg:width="34.58mm" svg:height="4.51mm" svg:x="0mm" svg:y="0mm" draw:control="control3"/>
          </table:table-cell>
        </table:table-row>
        <table:table-row table:style-name="ro6">
          <table:table-cell table:style-name="ce33" table:formula="of:=IF(ISBLANK([$Result.A2]);&quot;&quot;; [$Result.A2])">
            <text:p/>
          </table:table-cell>
          <table:table-cell table:style-name="ce34" table:formula="of:=IF(ISBLANK([$Result.B2]);&quot;&quot;; [$Result.B2])">
            <text:p/>
          </table:table-cell>
          <table:table-cell table:content-validation-name="val1"/>
          <table:table-cell/>
        </table:table-row>
        <table:table-row table:style-name="ro6">
          <table:table-cell table:style-name="ce33" table:formula="of:=IF(ISBLANK([$Result.A3]);&quot;&quot;; [$Result.A3])">
            <text:p/>
          </table:table-cell>
          <table:table-cell table:style-name="ce34" table:formula="of:=IF(ISBLANK([$Result.B3]);&quot;&quot;; [$Result.B3])">
            <text:p/>
          </table:table-cell>
          <table:table-cell table:content-validation-name="val1"/>
          <table:table-cell/>
        </table:table-row>
        <table:table-row table:style-name="ro6">
          <table:table-cell table:style-name="ce33" table:formula="of:=IF(ISBLANK([$Result.A4]);&quot;&quot;; [$Result.A4])">
            <text:p/>
          </table:table-cell>
          <table:table-cell table:style-name="ce34" table:formula="of:=IF(ISBLANK([$Result.B4]);&quot;&quot;; [$Result.B4])">
            <text:p/>
          </table:table-cell>
          <table:table-cell table:content-validation-name="val1"/>
          <table:table-cell/>
        </table:table-row>
        <table:table-row table:style-name="ro6">
          <table:table-cell table:style-name="ce33" table:formula="of:=IF(ISBLANK([$Result.A5]);&quot;&quot;; [$Result.A5])">
            <text:p/>
          </table:table-cell>
          <table:table-cell table:style-name="ce34" table:formula="of:=IF(ISBLANK([$Result.B5]);&quot;&quot;; [$Result.B5])">
            <text:p/>
          </table:table-cell>
          <table:table-cell table:content-validation-name="val1"/>
          <table:table-cell/>
        </table:table-row>
        <table:table-row table:style-name="ro6">
          <table:table-cell table:style-name="ce33" table:formula="of:=IF(ISBLANK([$Result.A6]);&quot;&quot;; [$Result.A6])">
            <text:p/>
          </table:table-cell>
          <table:table-cell table:style-name="ce34" table:formula="of:=IF(ISBLANK([$Result.B6]);&quot;&quot;; [$Result.B6])">
            <text:p/>
          </table:table-cell>
          <table:table-cell table:content-validation-name="val1"/>
          <table:table-cell/>
        </table:table-row>
        <table:table-row table:style-name="ro6">
          <table:table-cell table:style-name="ce33" table:formula="of:=IF(ISBLANK([$Result.A7]);&quot;&quot;; [$Result.A7])">
            <text:p/>
          </table:table-cell>
          <table:table-cell table:style-name="ce34" table:formula="of:=IF(ISBLANK([$Result.B7]);&quot;&quot;; [$Result.B7])">
            <text:p/>
          </table:table-cell>
          <table:table-cell table:content-validation-name="val1"/>
          <table:table-cell/>
        </table:table-row>
        <table:table-row table:style-name="ro6">
          <table:table-cell table:style-name="ce33" table:formula="of:=IF(ISBLANK([$Result.A8]);&quot;&quot;; [$Result.A8])">
            <text:p/>
          </table:table-cell>
          <table:table-cell table:style-name="ce34" table:formula="of:=IF(ISBLANK([$Result.B8]);&quot;&quot;; [$Result.B8])">
            <text:p/>
          </table:table-cell>
          <table:table-cell table:content-validation-name="val1"/>
          <table:table-cell/>
        </table:table-row>
        <table:table-row table:style-name="ro6">
          <table:table-cell table:style-name="ce33" table:formula="of:=IF(ISBLANK([$Result.A9]);&quot;&quot;; [$Result.A9])">
            <text:p/>
          </table:table-cell>
          <table:table-cell table:style-name="ce34" table:formula="of:=IF(ISBLANK([$Result.B9]);&quot;&quot;; [$Result.B9])">
            <text:p/>
          </table:table-cell>
          <table:table-cell table:content-validation-name="val1"/>
          <table:table-cell/>
        </table:table-row>
        <table:table-row table:style-name="ro6">
          <table:table-cell table:style-name="ce33" table:formula="of:=IF(ISBLANK([$Result.A10]);&quot;&quot;; [$Result.A10])">
            <text:p/>
          </table:table-cell>
          <table:table-cell table:style-name="ce34" table:formula="of:=IF(ISBLANK([$Result.B10]);&quot;&quot;; [$Result.B10])">
            <text:p/>
          </table:table-cell>
          <table:table-cell table:content-validation-name="val1"/>
          <table:table-cell/>
        </table:table-row>
        <table:table-row table:style-name="ro6">
          <table:table-cell table:style-name="ce33" table:formula="of:=IF(ISBLANK([$Result.A11]);&quot;&quot;; [$Result.A11])">
            <text:p/>
          </table:table-cell>
          <table:table-cell table:style-name="ce34" table:formula="of:=IF(ISBLANK([$Result.B11]);&quot;&quot;; [$Result.B11])">
            <text:p/>
          </table:table-cell>
          <table:table-cell table:content-validation-name="val1"/>
          <table:table-cell/>
        </table:table-row>
        <table:table-row table:style-name="ro6">
          <table:table-cell table:style-name="ce33" table:formula="of:=IF(ISBLANK([$Result.A12]);&quot;&quot;; [$Result.A12])">
            <text:p/>
          </table:table-cell>
          <table:table-cell table:style-name="ce34" table:formula="of:=IF(ISBLANK([$Result.B12]);&quot;&quot;; [$Result.B12])">
            <text:p/>
          </table:table-cell>
          <table:table-cell table:content-validation-name="val1"/>
          <table:table-cell/>
        </table:table-row>
        <table:table-row table:style-name="ro6">
          <table:table-cell table:style-name="ce33" table:formula="of:=IF(ISBLANK([$Result.A13]);&quot;&quot;; [$Result.A13])">
            <text:p/>
          </table:table-cell>
          <table:table-cell table:style-name="ce34" table:formula="of:=IF(ISBLANK([$Result.B13]);&quot;&quot;; [$Result.B13])">
            <text:p/>
          </table:table-cell>
          <table:table-cell table:content-validation-name="val1"/>
          <table:table-cell/>
        </table:table-row>
        <table:table-row table:style-name="ro6">
          <table:table-cell table:style-name="ce33" table:formula="of:=IF(ISBLANK([$Result.A14]);&quot;&quot;; [$Result.A14])">
            <text:p/>
          </table:table-cell>
          <table:table-cell table:style-name="ce34" table:formula="of:=IF(ISBLANK([$Result.B14]);&quot;&quot;; [$Result.B14])">
            <text:p/>
          </table:table-cell>
          <table:table-cell table:content-validation-name="val1"/>
          <table:table-cell/>
        </table:table-row>
        <table:table-row table:style-name="ro6">
          <table:table-cell table:style-name="ce33" table:formula="of:=IF(ISBLANK([$Result.A15]);&quot;&quot;; [$Result.A15])">
            <text:p/>
          </table:table-cell>
          <table:table-cell table:style-name="ce34" table:formula="of:=IF(ISBLANK([$Result.B15]);&quot;&quot;; [$Result.B15])">
            <text:p/>
          </table:table-cell>
          <table:table-cell table:content-validation-name="val1"/>
          <table:table-cell/>
        </table:table-row>
        <table:table-row table:style-name="ro6">
          <table:table-cell table:style-name="ce33" table:formula="of:=IF(ISBLANK([$Result.A16]);&quot;&quot;; [$Result.A16])">
            <text:p/>
          </table:table-cell>
          <table:table-cell table:style-name="ce34" table:formula="of:=IF(ISBLANK([$Result.B16]);&quot;&quot;; [$Result.B16])">
            <text:p/>
          </table:table-cell>
          <table:table-cell table:content-validation-name="val1"/>
          <table:table-cell/>
        </table:table-row>
        <table:table-row table:style-name="ro6">
          <table:table-cell table:style-name="ce33" table:formula="of:=IF(ISBLANK([$Result.A17]);&quot;&quot;; [$Result.A17])">
            <text:p/>
          </table:table-cell>
          <table:table-cell table:style-name="ce34" table:formula="of:=IF(ISBLANK([$Result.B17]);&quot;&quot;; [$Result.B17])">
            <text:p/>
          </table:table-cell>
          <table:table-cell table:content-validation-name="val1"/>
          <table:table-cell/>
        </table:table-row>
        <table:table-row table:style-name="ro6">
          <table:table-cell table:style-name="ce33" table:formula="of:=IF(ISBLANK([$Result.A18]);&quot;&quot;; [$Result.A18])">
            <text:p/>
          </table:table-cell>
          <table:table-cell table:style-name="ce34" table:formula="of:=IF(ISBLANK([$Result.B18]);&quot;&quot;; [$Result.B18])">
            <text:p/>
          </table:table-cell>
          <table:table-cell table:content-validation-name="val1"/>
          <table:table-cell/>
        </table:table-row>
        <table:table-row table:style-name="ro6">
          <table:table-cell table:style-name="ce33" table:formula="of:=IF(ISBLANK([$Result.A19]);&quot;&quot;; [$Result.A19])">
            <text:p/>
          </table:table-cell>
          <table:table-cell table:style-name="ce34" table:formula="of:=IF(ISBLANK([$Result.B19]);&quot;&quot;; [$Result.B19])">
            <text:p/>
          </table:table-cell>
          <table:table-cell table:content-validation-name="val1"/>
          <table:table-cell/>
        </table:table-row>
        <table:table-row table:style-name="ro6">
          <table:table-cell table:style-name="ce33" table:formula="of:=IF(ISBLANK([$Result.A20]);&quot;&quot;; [$Result.A20])">
            <text:p/>
          </table:table-cell>
          <table:table-cell table:style-name="ce34" table:formula="of:=IF(ISBLANK([$Result.B20]);&quot;&quot;; [$Result.B20])">
            <text:p/>
          </table:table-cell>
          <table:table-cell table:content-validation-name="val1"/>
          <table:table-cell/>
        </table:table-row>
        <table:table-row table:style-name="ro6">
          <table:table-cell table:style-name="ce33" table:formula="of:=IF(ISBLANK([$Result.A21]);&quot;&quot;; [$Result.A21])">
            <text:p/>
          </table:table-cell>
          <table:table-cell table:style-name="ce34" table:formula="of:=IF(ISBLANK([$Result.B21]);&quot;&quot;; [$Result.B21])">
            <text:p/>
          </table:table-cell>
          <table:table-cell table:content-validation-name="val1"/>
          <table:table-cell/>
        </table:table-row>
        <table:table-row table:style-name="ro6">
          <table:table-cell table:style-name="ce33" table:formula="of:=IF(ISBLANK([$Result.A22]);&quot;&quot;; [$Result.A22])">
            <text:p/>
          </table:table-cell>
          <table:table-cell table:style-name="ce34" table:formula="of:=IF(ISBLANK([$Result.B22]);&quot;&quot;; [$Result.B22])">
            <text:p/>
          </table:table-cell>
          <table:table-cell table:content-validation-name="val1"/>
          <table:table-cell/>
        </table:table-row>
        <table:table-row table:style-name="ro6">
          <table:table-cell table:style-name="ce33" table:formula="of:=IF(ISBLANK([$Result.A23]);&quot;&quot;; [$Result.A23])">
            <text:p/>
          </table:table-cell>
          <table:table-cell table:style-name="ce34" table:formula="of:=IF(ISBLANK([$Result.B23]);&quot;&quot;; [$Result.B23])">
            <text:p/>
          </table:table-cell>
          <table:table-cell table:content-validation-name="val1"/>
          <table:table-cell/>
        </table:table-row>
        <table:table-row table:style-name="ro6">
          <table:table-cell table:style-name="ce33" table:formula="of:=IF(ISBLANK([$Result.A24]);&quot;&quot;; [$Result.A24])">
            <text:p/>
          </table:table-cell>
          <table:table-cell table:style-name="ce34" table:formula="of:=IF(ISBLANK([$Result.B24]);&quot;&quot;; [$Result.B24])">
            <text:p/>
          </table:table-cell>
          <table:table-cell table:content-validation-name="val1"/>
          <table:table-cell/>
        </table:table-row>
        <table:table-row table:style-name="ro6">
          <table:table-cell table:style-name="ce33" table:formula="of:=IF(ISBLANK([$Result.A25]);&quot;&quot;; [$Result.A25])">
            <text:p/>
          </table:table-cell>
          <table:table-cell table:style-name="ce34" table:formula="of:=IF(ISBLANK([$Result.B25]);&quot;&quot;; [$Result.B25])">
            <text:p/>
          </table:table-cell>
          <table:table-cell table:content-validation-name="val1"/>
          <table:table-cell/>
        </table:table-row>
        <table:table-row table:style-name="ro6">
          <table:table-cell table:style-name="ce33" table:formula="of:=IF(ISBLANK([$Result.A26]);&quot;&quot;; [$Result.A26])">
            <text:p/>
          </table:table-cell>
          <table:table-cell table:style-name="ce34" table:formula="of:=IF(ISBLANK([$Result.B26]);&quot;&quot;; [$Result.B26])">
            <text:p/>
          </table:table-cell>
          <table:table-cell table:content-validation-name="val1"/>
          <table:table-cell/>
        </table:table-row>
        <table:table-row table:style-name="ro6">
          <table:table-cell table:style-name="ce33" table:formula="of:=IF(ISBLANK([$Result.A27]);&quot;&quot;; [$Result.A27])">
            <text:p/>
          </table:table-cell>
          <table:table-cell table:style-name="ce34" table:formula="of:=IF(ISBLANK([$Result.B27]);&quot;&quot;; [$Result.B27])">
            <text:p/>
          </table:table-cell>
          <table:table-cell table:content-validation-name="val1"/>
          <table:table-cell/>
        </table:table-row>
        <table:table-row table:style-name="ro6">
          <table:table-cell table:style-name="ce33" table:formula="of:=IF(ISBLANK([$Result.A28]);&quot;&quot;; [$Result.A28])">
            <text:p/>
          </table:table-cell>
          <table:table-cell table:style-name="ce34" table:formula="of:=IF(ISBLANK([$Result.B28]);&quot;&quot;; [$Result.B28])">
            <text:p/>
          </table:table-cell>
          <table:table-cell table:content-validation-name="val1"/>
          <table:table-cell/>
        </table:table-row>
        <table:table-row table:style-name="ro6">
          <table:table-cell table:style-name="ce33" table:formula="of:=IF(ISBLANK([$Result.A29]);&quot;&quot;; [$Result.A29])">
            <text:p/>
          </table:table-cell>
          <table:table-cell table:style-name="ce34" table:formula="of:=IF(ISBLANK([$Result.B29]);&quot;&quot;; [$Result.B29])">
            <text:p/>
          </table:table-cell>
          <table:table-cell table:content-validation-name="val1"/>
          <table:table-cell/>
        </table:table-row>
        <table:table-row table:style-name="ro6">
          <table:table-cell table:style-name="ce33" table:formula="of:=IF(ISBLANK([$Result.A30]);&quot;&quot;; [$Result.A30])">
            <text:p/>
          </table:table-cell>
          <table:table-cell table:style-name="ce34" table:formula="of:=IF(ISBLANK([$Result.B30]);&quot;&quot;; [$Result.B30])">
            <text:p/>
          </table:table-cell>
          <table:table-cell table:content-validation-name="val1"/>
          <table:table-cell/>
        </table:table-row>
        <table:table-row table:style-name="ro6">
          <table:table-cell table:style-name="ce33" table:formula="of:=IF(ISBLANK([$Result.A31]);&quot;&quot;; [$Result.A31])">
            <text:p/>
          </table:table-cell>
          <table:table-cell table:style-name="ce34" table:formula="of:=IF(ISBLANK([$Result.B31]);&quot;&quot;; [$Result.B31])">
            <text:p/>
          </table:table-cell>
          <table:table-cell table:content-validation-name="val1"/>
          <table:table-cell/>
        </table:table-row>
        <table:table-row table:style-name="ro6">
          <table:table-cell table:style-name="ce33" table:formula="of:=IF(ISBLANK([$Result.A32]);&quot;&quot;; [$Result.A32])">
            <text:p/>
          </table:table-cell>
          <table:table-cell table:style-name="ce34" table:formula="of:=IF(ISBLANK([$Result.B32]);&quot;&quot;; [$Result.B32])">
            <text:p/>
          </table:table-cell>
          <table:table-cell table:content-validation-name="val1"/>
          <table:table-cell/>
        </table:table-row>
        <table:table-row table:style-name="ro6">
          <table:table-cell table:style-name="ce33" table:formula="of:=IF(ISBLANK([$Result.A33]);&quot;&quot;; [$Result.A33])">
            <text:p/>
          </table:table-cell>
          <table:table-cell table:style-name="ce34" table:formula="of:=IF(ISBLANK([$Result.B33]);&quot;&quot;; [$Result.B33])">
            <text:p/>
          </table:table-cell>
          <table:table-cell table:content-validation-name="val1"/>
          <table:table-cell/>
        </table:table-row>
        <table:table-row table:style-name="ro6">
          <table:table-cell table:style-name="ce33" table:formula="of:=IF(ISBLANK([$Result.A34]);&quot;&quot;; [$Result.A34])">
            <text:p/>
          </table:table-cell>
          <table:table-cell table:style-name="ce34" table:formula="of:=IF(ISBLANK([$Result.B34]);&quot;&quot;; [$Result.B34])">
            <text:p/>
          </table:table-cell>
          <table:table-cell table:content-validation-name="val1"/>
          <table:table-cell/>
        </table:table-row>
        <table:table-row table:style-name="ro6">
          <table:table-cell table:style-name="ce33" table:formula="of:=IF(ISBLANK([$Result.A35]);&quot;&quot;; [$Result.A35])">
            <text:p/>
          </table:table-cell>
          <table:table-cell table:style-name="ce34" table:formula="of:=IF(ISBLANK([$Result.B35]);&quot;&quot;; [$Result.B35])">
            <text:p/>
          </table:table-cell>
          <table:table-cell table:content-validation-name="val1"/>
          <table:table-cell/>
        </table:table-row>
        <table:table-row table:style-name="ro6">
          <table:table-cell table:style-name="ce33" table:formula="of:=IF(ISBLANK([$Result.A36]);&quot;&quot;; [$Result.A36])">
            <text:p/>
          </table:table-cell>
          <table:table-cell table:style-name="ce34" table:formula="of:=IF(ISBLANK([$Result.B36]);&quot;&quot;; [$Result.B36])">
            <text:p/>
          </table:table-cell>
          <table:table-cell table:content-validation-name="val1"/>
          <table:table-cell/>
        </table:table-row>
        <table:table-row table:style-name="ro6">
          <table:table-cell table:style-name="ce33" table:formula="of:=IF(ISBLANK([$Result.A37]);&quot;&quot;; [$Result.A37])">
            <text:p/>
          </table:table-cell>
          <table:table-cell table:style-name="ce34" table:formula="of:=IF(ISBLANK([$Result.B37]);&quot;&quot;; [$Result.B37])">
            <text:p/>
          </table:table-cell>
          <table:table-cell table:content-validation-name="val1"/>
          <table:table-cell/>
        </table:table-row>
        <table:table-row table:style-name="ro6">
          <table:table-cell table:style-name="ce33" table:formula="of:=IF(ISBLANK([$Result.A38]);&quot;&quot;; [$Result.A38])">
            <text:p/>
          </table:table-cell>
          <table:table-cell table:style-name="ce34" table:formula="of:=IF(ISBLANK([$Result.B38]);&quot;&quot;; [$Result.B38])">
            <text:p/>
          </table:table-cell>
          <table:table-cell table:content-validation-name="val1"/>
          <table:table-cell/>
        </table:table-row>
        <table:table-row table:style-name="ro6">
          <table:table-cell table:style-name="ce33" table:formula="of:=IF(ISBLANK([$Result.A39]);&quot;&quot;; [$Result.A39])">
            <text:p/>
          </table:table-cell>
          <table:table-cell table:style-name="ce34" table:formula="of:=IF(ISBLANK([$Result.B39]);&quot;&quot;; [$Result.B39])">
            <text:p/>
          </table:table-cell>
          <table:table-cell table:content-validation-name="val1"/>
          <table:table-cell/>
        </table:table-row>
        <table:table-row table:style-name="ro6">
          <table:table-cell table:style-name="ce33" table:formula="of:=IF(ISBLANK([$Result.A40]);&quot;&quot;; [$Result.A40])">
            <text:p/>
          </table:table-cell>
          <table:table-cell table:style-name="ce34" table:formula="of:=IF(ISBLANK([$Result.B40]);&quot;&quot;; [$Result.B40])">
            <text:p/>
          </table:table-cell>
          <table:table-cell table:content-validation-name="val1"/>
          <table:table-cell/>
        </table:table-row>
        <table:table-row table:style-name="ro6">
          <table:table-cell table:style-name="ce33" table:formula="of:=IF(ISBLANK([$Result.A41]);&quot;&quot;; [$Result.A41])">
            <text:p/>
          </table:table-cell>
          <table:table-cell table:style-name="ce34" table:formula="of:=IF(ISBLANK([$Result.B41]);&quot;&quot;; [$Result.B41])">
            <text:p/>
          </table:table-cell>
          <table:table-cell table:content-validation-name="val1"/>
          <table:table-cell/>
        </table:table-row>
        <table:table-row table:style-name="ro6">
          <table:table-cell table:style-name="ce33" table:formula="of:=IF(ISBLANK([$Result.A42]);&quot;&quot;; [$Result.A42])">
            <text:p/>
          </table:table-cell>
          <table:table-cell table:style-name="ce34" table:formula="of:=IF(ISBLANK([$Result.B42]);&quot;&quot;; [$Result.B42])">
            <text:p/>
          </table:table-cell>
          <table:table-cell table:content-validation-name="val1"/>
          <table:table-cell/>
        </table:table-row>
        <table:table-row table:style-name="ro6">
          <table:table-cell table:style-name="ce33" table:formula="of:=IF(ISBLANK([$Result.A43]);&quot;&quot;; [$Result.A43])">
            <text:p/>
          </table:table-cell>
          <table:table-cell table:style-name="ce34" table:formula="of:=IF(ISBLANK([$Result.B43]);&quot;&quot;; [$Result.B43])">
            <text:p/>
          </table:table-cell>
          <table:table-cell table:content-validation-name="val1"/>
          <table:table-cell/>
        </table:table-row>
        <table:table-row table:style-name="ro6">
          <table:table-cell table:style-name="ce33" table:formula="of:=IF(ISBLANK([$Result.A44]);&quot;&quot;; [$Result.A44])">
            <text:p/>
          </table:table-cell>
          <table:table-cell table:style-name="ce34" table:formula="of:=IF(ISBLANK([$Result.B44]);&quot;&quot;; [$Result.B44])">
            <text:p/>
          </table:table-cell>
          <table:table-cell table:content-validation-name="val1"/>
          <table:table-cell/>
        </table:table-row>
        <table:table-row table:style-name="ro6">
          <table:table-cell table:style-name="ce33" table:formula="of:=IF(ISBLANK([$Result.A45]);&quot;&quot;; [$Result.A45])">
            <text:p/>
          </table:table-cell>
          <table:table-cell table:style-name="ce34" table:formula="of:=IF(ISBLANK([$Result.B45]);&quot;&quot;; [$Result.B45])">
            <text:p/>
          </table:table-cell>
          <table:table-cell table:content-validation-name="val1"/>
          <table:table-cell/>
        </table:table-row>
        <table:table-row table:style-name="ro6">
          <table:table-cell table:style-name="ce33" table:formula="of:=IF(ISBLANK([$Result.A46]);&quot;&quot;; [$Result.A46])">
            <text:p/>
          </table:table-cell>
          <table:table-cell table:style-name="ce34" table:formula="of:=IF(ISBLANK([$Result.B46]);&quot;&quot;; [$Result.B46])">
            <text:p/>
          </table:table-cell>
          <table:table-cell table:content-validation-name="val1"/>
          <table:table-cell/>
        </table:table-row>
        <table:table-row table:style-name="ro6">
          <table:table-cell table:style-name="ce33" table:formula="of:=IF(ISBLANK([$Result.A47]);&quot;&quot;; [$Result.A47])">
            <text:p/>
          </table:table-cell>
          <table:table-cell table:style-name="ce34" table:formula="of:=IF(ISBLANK([$Result.B47]);&quot;&quot;; [$Result.B47])">
            <text:p/>
          </table:table-cell>
          <table:table-cell table:content-validation-name="val1"/>
          <table:table-cell/>
        </table:table-row>
        <table:table-row table:style-name="ro6">
          <table:table-cell table:style-name="ce33" table:formula="of:=IF(ISBLANK([$Result.A48]);&quot;&quot;; [$Result.A48])">
            <text:p/>
          </table:table-cell>
          <table:table-cell table:style-name="ce34" table:formula="of:=IF(ISBLANK([$Result.B48]);&quot;&quot;; [$Result.B48])">
            <text:p/>
          </table:table-cell>
          <table:table-cell table:content-validation-name="val1"/>
          <table:table-cell/>
        </table:table-row>
        <table:table-row table:style-name="ro6">
          <table:table-cell table:style-name="ce33" table:formula="of:=IF(ISBLANK([$Result.A49]);&quot;&quot;; [$Result.A49])">
            <text:p/>
          </table:table-cell>
          <table:table-cell table:style-name="ce34" table:formula="of:=IF(ISBLANK([$Result.B49]);&quot;&quot;; [$Result.B49])">
            <text:p/>
          </table:table-cell>
          <table:table-cell table:content-validation-name="val1"/>
          <table:table-cell/>
        </table:table-row>
        <table:table-row table:style-name="ro6">
          <table:table-cell table:style-name="ce33" table:formula="of:=IF(ISBLANK([$Result.A50]);&quot;&quot;; [$Result.A50])">
            <text:p/>
          </table:table-cell>
          <table:table-cell table:style-name="ce34" table:formula="of:=IF(ISBLANK([$Result.B50]);&quot;&quot;; [$Result.B50])">
            <text:p/>
          </table:table-cell>
          <table:table-cell table:content-validation-name="val1"/>
          <table:table-cell/>
        </table:table-row>
        <table:table-row table:style-name="ro6">
          <table:table-cell table:style-name="ce33" table:formula="of:=IF(ISBLANK([$Result.A51]);&quot;&quot;; [$Result.A51])">
            <text:p/>
          </table:table-cell>
          <table:table-cell table:style-name="ce34" table:formula="of:=IF(ISBLANK([$Result.B51]);&quot;&quot;; [$Result.B51])">
            <text:p/>
          </table:table-cell>
          <table:table-cell table:content-validation-name="val1"/>
          <table:table-cell/>
        </table:table-row>
        <table:table-row table:style-name="ro6">
          <table:table-cell table:style-name="ce33" table:formula="of:=IF(ISBLANK([$Result.A52]);&quot;&quot;; [$Result.A52])">
            <text:p/>
          </table:table-cell>
          <table:table-cell table:style-name="ce34" table:formula="of:=IF(ISBLANK([$Result.B52]);&quot;&quot;; [$Result.B52])">
            <text:p/>
          </table:table-cell>
          <table:table-cell table:content-validation-name="val1"/>
          <table:table-cell/>
        </table:table-row>
        <table:table-row table:style-name="ro6">
          <table:table-cell table:style-name="ce33" table:formula="of:=IF(ISBLANK([$Result.A53]);&quot;&quot;; [$Result.A53])">
            <text:p/>
          </table:table-cell>
          <table:table-cell table:style-name="ce34" table:formula="of:=IF(ISBLANK([$Result.B53]);&quot;&quot;; [$Result.B53])">
            <text:p/>
          </table:table-cell>
          <table:table-cell table:content-validation-name="val1"/>
          <table:table-cell/>
        </table:table-row>
        <table:table-row table:style-name="ro6">
          <table:table-cell table:style-name="ce33" table:formula="of:=IF(ISBLANK([$Result.A54]);&quot;&quot;; [$Result.A54])">
            <text:p/>
          </table:table-cell>
          <table:table-cell table:style-name="ce34" table:formula="of:=IF(ISBLANK([$Result.B54]);&quot;&quot;; [$Result.B54])">
            <text:p/>
          </table:table-cell>
          <table:table-cell table:content-validation-name="val1"/>
          <table:table-cell/>
        </table:table-row>
        <table:table-row table:style-name="ro6">
          <table:table-cell table:style-name="ce33" table:formula="of:=IF(ISBLANK([$Result.A55]);&quot;&quot;; [$Result.A55])">
            <text:p/>
          </table:table-cell>
          <table:table-cell table:style-name="ce34" table:formula="of:=IF(ISBLANK([$Result.B55]);&quot;&quot;; [$Result.B55])">
            <text:p/>
          </table:table-cell>
          <table:table-cell table:content-validation-name="val1"/>
          <table:table-cell/>
        </table:table-row>
        <table:table-row table:style-name="ro6">
          <table:table-cell table:style-name="ce33" table:formula="of:=IF(ISBLANK([$Result.A56]);&quot;&quot;; [$Result.A56])">
            <text:p/>
          </table:table-cell>
          <table:table-cell table:style-name="ce34" table:formula="of:=IF(ISBLANK([$Result.B56]);&quot;&quot;; [$Result.B56])">
            <text:p/>
          </table:table-cell>
          <table:table-cell table:content-validation-name="val1"/>
          <table:table-cell/>
        </table:table-row>
        <table:table-row table:style-name="ro6">
          <table:table-cell table:style-name="ce33" table:formula="of:=IF(ISBLANK([$Result.A57]);&quot;&quot;; [$Result.A57])">
            <text:p/>
          </table:table-cell>
          <table:table-cell table:style-name="ce34" table:formula="of:=IF(ISBLANK([$Result.B57]);&quot;&quot;; [$Result.B57])">
            <text:p/>
          </table:table-cell>
          <table:table-cell table:content-validation-name="val1"/>
          <table:table-cell/>
        </table:table-row>
        <table:table-row table:style-name="ro6">
          <table:table-cell table:style-name="ce33" table:formula="of:=IF(ISBLANK([$Result.A58]);&quot;&quot;; [$Result.A58])">
            <text:p/>
          </table:table-cell>
          <table:table-cell table:style-name="ce34" table:formula="of:=IF(ISBLANK([$Result.B58]);&quot;&quot;; [$Result.B58])">
            <text:p/>
          </table:table-cell>
          <table:table-cell table:content-validation-name="val1"/>
          <table:table-cell/>
        </table:table-row>
        <table:table-row table:style-name="ro6">
          <table:table-cell table:style-name="ce33" table:formula="of:=IF(ISBLANK([$Result.A59]);&quot;&quot;; [$Result.A59])">
            <text:p/>
          </table:table-cell>
          <table:table-cell table:style-name="ce34" table:formula="of:=IF(ISBLANK([$Result.B59]);&quot;&quot;; [$Result.B59])">
            <text:p/>
          </table:table-cell>
          <table:table-cell table:content-validation-name="val1"/>
          <table:table-cell/>
        </table:table-row>
        <table:table-row table:style-name="ro6">
          <table:table-cell table:style-name="ce33" table:formula="of:=IF(ISBLANK([$Result.A60]);&quot;&quot;; [$Result.A60])">
            <text:p/>
          </table:table-cell>
          <table:table-cell table:style-name="ce34" table:formula="of:=IF(ISBLANK([$Result.B60]);&quot;&quot;; [$Result.B60])">
            <text:p/>
          </table:table-cell>
          <table:table-cell table:content-validation-name="val1"/>
          <table:table-cell/>
        </table:table-row>
        <table:table-row table:style-name="ro6">
          <table:table-cell table:style-name="ce33" table:formula="of:=IF(ISBLANK([$Result.A61]);&quot;&quot;; [$Result.A61])">
            <text:p/>
          </table:table-cell>
          <table:table-cell table:style-name="ce34" table:formula="of:=IF(ISBLANK([$Result.B61]);&quot;&quot;; [$Result.B61])">
            <text:p/>
          </table:table-cell>
          <table:table-cell table:content-validation-name="val1"/>
          <table:table-cell/>
        </table:table-row>
        <table:table-row table:style-name="ro6">
          <table:table-cell table:style-name="ce33" table:formula="of:=IF(ISBLANK([$Result.A62]);&quot;&quot;; [$Result.A62])">
            <text:p/>
          </table:table-cell>
          <table:table-cell table:style-name="ce34" table:formula="of:=IF(ISBLANK([$Result.B62]);&quot;&quot;; [$Result.B62])">
            <text:p/>
          </table:table-cell>
          <table:table-cell table:content-validation-name="val1"/>
          <table:table-cell/>
        </table:table-row>
        <table:table-row table:style-name="ro6">
          <table:table-cell table:style-name="ce33" table:formula="of:=IF(ISBLANK([$Result.A63]);&quot;&quot;; [$Result.A63])">
            <text:p/>
          </table:table-cell>
          <table:table-cell table:style-name="ce34" table:formula="of:=IF(ISBLANK([$Result.B63]);&quot;&quot;; [$Result.B63])">
            <text:p/>
          </table:table-cell>
          <table:table-cell table:content-validation-name="val1"/>
          <table:table-cell/>
        </table:table-row>
        <table:table-row table:style-name="ro6">
          <table:table-cell table:style-name="ce33" table:formula="of:=IF(ISBLANK([$Result.A64]);&quot;&quot;; [$Result.A64])">
            <text:p/>
          </table:table-cell>
          <table:table-cell table:style-name="ce34" table:formula="of:=IF(ISBLANK([$Result.B64]);&quot;&quot;; [$Result.B64])">
            <text:p/>
          </table:table-cell>
          <table:table-cell table:content-validation-name="val1"/>
          <table:table-cell/>
        </table:table-row>
        <table:table-row table:style-name="ro6">
          <table:table-cell table:style-name="ce33" table:formula="of:=IF(ISBLANK([$Result.A65]);&quot;&quot;; [$Result.A65])">
            <text:p/>
          </table:table-cell>
          <table:table-cell table:style-name="ce34" table:formula="of:=IF(ISBLANK([$Result.B65]);&quot;&quot;; [$Result.B65])">
            <text:p/>
          </table:table-cell>
          <table:table-cell table:content-validation-name="val1"/>
          <table:table-cell/>
        </table:table-row>
        <table:table-row table:style-name="ro6">
          <table:table-cell table:style-name="ce33" table:formula="of:=IF(ISBLANK([$Result.A66]);&quot;&quot;; [$Result.A66])">
            <text:p/>
          </table:table-cell>
          <table:table-cell table:style-name="ce34" table:formula="of:=IF(ISBLANK([$Result.B66]);&quot;&quot;; [$Result.B66])">
            <text:p/>
          </table:table-cell>
          <table:table-cell table:content-validation-name="val1"/>
          <table:table-cell/>
        </table:table-row>
        <table:table-row table:style-name="ro6">
          <table:table-cell table:style-name="ce33" table:formula="of:=IF(ISBLANK([$Result.A67]);&quot;&quot;; [$Result.A67])">
            <text:p/>
          </table:table-cell>
          <table:table-cell table:style-name="ce34" table:formula="of:=IF(ISBLANK([$Result.B67]);&quot;&quot;; [$Result.B67])">
            <text:p/>
          </table:table-cell>
          <table:table-cell table:content-validation-name="val1"/>
          <table:table-cell/>
        </table:table-row>
        <table:table-row table:style-name="ro6">
          <table:table-cell table:style-name="ce33" table:formula="of:=IF(ISBLANK([$Result.A68]);&quot;&quot;; [$Result.A68])">
            <text:p/>
          </table:table-cell>
          <table:table-cell table:style-name="ce34" table:formula="of:=IF(ISBLANK([$Result.B68]);&quot;&quot;; [$Result.B68])">
            <text:p/>
          </table:table-cell>
          <table:table-cell table:content-validation-name="val1"/>
          <table:table-cell/>
        </table:table-row>
        <table:table-row table:style-name="ro6">
          <table:table-cell table:style-name="ce33" table:formula="of:=IF(ISBLANK([$Result.A69]);&quot;&quot;; [$Result.A69])">
            <text:p/>
          </table:table-cell>
          <table:table-cell table:style-name="ce34" table:formula="of:=IF(ISBLANK([$Result.B69]);&quot;&quot;; [$Result.B69])">
            <text:p/>
          </table:table-cell>
          <table:table-cell table:content-validation-name="val1"/>
          <table:table-cell/>
        </table:table-row>
        <table:table-row table:style-name="ro6">
          <table:table-cell table:style-name="ce33" table:formula="of:=IF(ISBLANK([$Result.A70]);&quot;&quot;; [$Result.A70])">
            <text:p/>
          </table:table-cell>
          <table:table-cell table:style-name="ce34" table:formula="of:=IF(ISBLANK([$Result.B70]);&quot;&quot;; [$Result.B70])">
            <text:p/>
          </table:table-cell>
          <table:table-cell table:content-validation-name="val1"/>
          <table:table-cell/>
        </table:table-row>
        <table:table-row table:style-name="ro6">
          <table:table-cell table:style-name="ce33" table:formula="of:=IF(ISBLANK([$Result.A71]);&quot;&quot;; [$Result.A71])">
            <text:p/>
          </table:table-cell>
          <table:table-cell table:style-name="ce34" table:formula="of:=IF(ISBLANK([$Result.B71]);&quot;&quot;; [$Result.B71])">
            <text:p/>
          </table:table-cell>
          <table:table-cell table:content-validation-name="val1"/>
          <table:table-cell/>
        </table:table-row>
        <table:table-row table:style-name="ro6">
          <table:table-cell table:style-name="ce33" table:formula="of:=IF(ISBLANK([$Result.A72]);&quot;&quot;; [$Result.A72])">
            <text:p/>
          </table:table-cell>
          <table:table-cell table:style-name="ce34" table:formula="of:=IF(ISBLANK([$Result.B72]);&quot;&quot;; [$Result.B72])">
            <text:p/>
          </table:table-cell>
          <table:table-cell table:content-validation-name="val1"/>
          <table:table-cell/>
        </table:table-row>
        <table:table-row table:style-name="ro6">
          <table:table-cell table:style-name="ce33" table:formula="of:=IF(ISBLANK([$Result.A73]);&quot;&quot;; [$Result.A73])">
            <text:p/>
          </table:table-cell>
          <table:table-cell table:style-name="ce34" table:formula="of:=IF(ISBLANK([$Result.B73]);&quot;&quot;; [$Result.B73])">
            <text:p/>
          </table:table-cell>
          <table:table-cell table:content-validation-name="val1"/>
          <table:table-cell/>
        </table:table-row>
        <table:table-row table:style-name="ro6">
          <table:table-cell table:style-name="ce33" table:formula="of:=IF(ISBLANK([$Result.A74]);&quot;&quot;; [$Result.A74])">
            <text:p/>
          </table:table-cell>
          <table:table-cell table:style-name="ce34" table:formula="of:=IF(ISBLANK([$Result.B74]);&quot;&quot;; [$Result.B74])">
            <text:p/>
          </table:table-cell>
          <table:table-cell table:content-validation-name="val1"/>
          <table:table-cell/>
        </table:table-row>
        <table:table-row table:style-name="ro6">
          <table:table-cell table:style-name="ce33" table:formula="of:=IF(ISBLANK([$Result.A75]);&quot;&quot;; [$Result.A75])">
            <text:p/>
          </table:table-cell>
          <table:table-cell table:style-name="ce34" table:formula="of:=IF(ISBLANK([$Result.B75]);&quot;&quot;; [$Result.B75])">
            <text:p/>
          </table:table-cell>
          <table:table-cell table:content-validation-name="val1"/>
          <table:table-cell/>
        </table:table-row>
        <table:table-row table:style-name="ro6">
          <table:table-cell table:style-name="ce33" table:formula="of:=IF(ISBLANK([$Result.A76]);&quot;&quot;; [$Result.A76])">
            <text:p/>
          </table:table-cell>
          <table:table-cell table:style-name="ce34" table:formula="of:=IF(ISBLANK([$Result.B76]);&quot;&quot;; [$Result.B76])">
            <text:p/>
          </table:table-cell>
          <table:table-cell table:content-validation-name="val1"/>
          <table:table-cell/>
        </table:table-row>
        <table:table-row table:style-name="ro6">
          <table:table-cell table:style-name="ce33" table:formula="of:=IF(ISBLANK([$Result.A77]);&quot;&quot;; [$Result.A77])">
            <text:p/>
          </table:table-cell>
          <table:table-cell table:style-name="ce34" table:formula="of:=IF(ISBLANK([$Result.B77]);&quot;&quot;; [$Result.B77])">
            <text:p/>
          </table:table-cell>
          <table:table-cell table:content-validation-name="val1"/>
          <table:table-cell/>
        </table:table-row>
        <table:table-row table:style-name="ro6">
          <table:table-cell table:style-name="ce33" table:formula="of:=IF(ISBLANK([$Result.A78]);&quot;&quot;; [$Result.A78])">
            <text:p/>
          </table:table-cell>
          <table:table-cell table:style-name="ce34" table:formula="of:=IF(ISBLANK([$Result.B78]);&quot;&quot;; [$Result.B78])">
            <text:p/>
          </table:table-cell>
          <table:table-cell table:content-validation-name="val1"/>
          <table:table-cell/>
        </table:table-row>
        <table:table-row table:style-name="ro6">
          <table:table-cell table:style-name="ce33" table:formula="of:=IF(ISBLANK([$Result.A79]);&quot;&quot;; [$Result.A79])">
            <text:p/>
          </table:table-cell>
          <table:table-cell table:style-name="ce34" table:formula="of:=IF(ISBLANK([$Result.B79]);&quot;&quot;; [$Result.B79])">
            <text:p/>
          </table:table-cell>
          <table:table-cell table:content-validation-name="val1"/>
          <table:table-cell/>
        </table:table-row>
        <table:table-row table:style-name="ro6">
          <table:table-cell table:style-name="ce33" table:formula="of:=IF(ISBLANK([$Result.A80]);&quot;&quot;; [$Result.A80])">
            <text:p/>
          </table:table-cell>
          <table:table-cell table:style-name="ce34" table:formula="of:=IF(ISBLANK([$Result.B80]);&quot;&quot;; [$Result.B80])">
            <text:p/>
          </table:table-cell>
          <table:table-cell table:content-validation-name="val1"/>
          <table:table-cell/>
        </table:table-row>
        <table:table-row table:style-name="ro6">
          <table:table-cell table:style-name="ce33" table:formula="of:=IF(ISBLANK([$Result.A81]);&quot;&quot;; [$Result.A81])">
            <text:p/>
          </table:table-cell>
          <table:table-cell table:style-name="ce34" table:formula="of:=IF(ISBLANK([$Result.B81]);&quot;&quot;; [$Result.B81])">
            <text:p/>
          </table:table-cell>
          <table:table-cell table:content-validation-name="val1"/>
          <table:table-cell/>
        </table:table-row>
        <table:table-row table:style-name="ro6">
          <table:table-cell table:style-name="ce33" table:formula="of:=IF(ISBLANK([$Result.A82]);&quot;&quot;; [$Result.A82])">
            <text:p/>
          </table:table-cell>
          <table:table-cell table:style-name="ce34" table:formula="of:=IF(ISBLANK([$Result.B82]);&quot;&quot;; [$Result.B82])">
            <text:p/>
          </table:table-cell>
          <table:table-cell table:content-validation-name="val1"/>
          <table:table-cell/>
        </table:table-row>
        <table:table-row table:style-name="ro6">
          <table:table-cell table:style-name="ce33" table:formula="of:=IF(ISBLANK([$Result.A83]);&quot;&quot;; [$Result.A83])">
            <text:p/>
          </table:table-cell>
          <table:table-cell table:style-name="ce34" table:formula="of:=IF(ISBLANK([$Result.B83]);&quot;&quot;; [$Result.B83])">
            <text:p/>
          </table:table-cell>
          <table:table-cell table:content-validation-name="val1"/>
          <table:table-cell/>
        </table:table-row>
        <table:table-row table:style-name="ro6">
          <table:table-cell table:style-name="ce33" table:formula="of:=IF(ISBLANK([$Result.A84]);&quot;&quot;; [$Result.A84])">
            <text:p/>
          </table:table-cell>
          <table:table-cell table:style-name="ce34" table:formula="of:=IF(ISBLANK([$Result.B84]);&quot;&quot;; [$Result.B84])">
            <text:p/>
          </table:table-cell>
          <table:table-cell table:content-validation-name="val1"/>
          <table:table-cell/>
        </table:table-row>
        <table:table-row table:style-name="ro6">
          <table:table-cell table:style-name="ce33" table:formula="of:=IF(ISBLANK([$Result.A85]);&quot;&quot;; [$Result.A85])">
            <text:p/>
          </table:table-cell>
          <table:table-cell table:style-name="ce34" table:formula="of:=IF(ISBLANK([$Result.B85]);&quot;&quot;; [$Result.B85])">
            <text:p/>
          </table:table-cell>
          <table:table-cell table:content-validation-name="val1"/>
          <table:table-cell/>
        </table:table-row>
        <table:table-row table:style-name="ro6">
          <table:table-cell table:style-name="ce33" table:formula="of:=IF(ISBLANK([$Result.A86]);&quot;&quot;; [$Result.A86])">
            <text:p/>
          </table:table-cell>
          <table:table-cell table:style-name="ce34" table:formula="of:=IF(ISBLANK([$Result.B86]);&quot;&quot;; [$Result.B86])">
            <text:p/>
          </table:table-cell>
          <table:table-cell table:content-validation-name="val1"/>
          <table:table-cell/>
        </table:table-row>
        <table:table-row table:style-name="ro6">
          <table:table-cell table:style-name="ce33" table:formula="of:=IF(ISBLANK([$Result.A87]);&quot;&quot;; [$Result.A87])">
            <text:p/>
          </table:table-cell>
          <table:table-cell table:style-name="ce34" table:formula="of:=IF(ISBLANK([$Result.B87]);&quot;&quot;; [$Result.B87])">
            <text:p/>
          </table:table-cell>
          <table:table-cell table:content-validation-name="val1"/>
          <table:table-cell/>
        </table:table-row>
        <table:table-row table:style-name="ro6">
          <table:table-cell table:style-name="ce33" table:formula="of:=IF(ISBLANK([$Result.A88]);&quot;&quot;; [$Result.A88])">
            <text:p/>
          </table:table-cell>
          <table:table-cell table:style-name="ce34" table:formula="of:=IF(ISBLANK([$Result.B88]);&quot;&quot;; [$Result.B88])">
            <text:p/>
          </table:table-cell>
          <table:table-cell table:content-validation-name="val1"/>
          <table:table-cell/>
        </table:table-row>
        <table:table-row table:style-name="ro6">
          <table:table-cell table:style-name="ce33" table:formula="of:=IF(ISBLANK([$Result.A89]);&quot;&quot;; [$Result.A89])">
            <text:p/>
          </table:table-cell>
          <table:table-cell table:style-name="ce34" table:formula="of:=IF(ISBLANK([$Result.B89]);&quot;&quot;; [$Result.B89])">
            <text:p/>
          </table:table-cell>
          <table:table-cell table:content-validation-name="val1"/>
          <table:table-cell/>
        </table:table-row>
        <table:table-row table:style-name="ro6">
          <table:table-cell table:style-name="ce33" table:formula="of:=IF(ISBLANK([$Result.A90]);&quot;&quot;; [$Result.A90])">
            <text:p/>
          </table:table-cell>
          <table:table-cell table:style-name="ce34" table:formula="of:=IF(ISBLANK([$Result.B90]);&quot;&quot;; [$Result.B90])">
            <text:p/>
          </table:table-cell>
          <table:table-cell table:content-validation-name="val1"/>
          <table:table-cell/>
        </table:table-row>
        <table:table-row table:style-name="ro6">
          <table:table-cell table:style-name="ce33" table:formula="of:=IF(ISBLANK([$Result.A91]);&quot;&quot;; [$Result.A91])">
            <text:p/>
          </table:table-cell>
          <table:table-cell table:style-name="ce34" table:formula="of:=IF(ISBLANK([$Result.B91]);&quot;&quot;; [$Result.B91])">
            <text:p/>
          </table:table-cell>
          <table:table-cell table:content-validation-name="val1"/>
          <table:table-cell/>
        </table:table-row>
        <table:table-row table:style-name="ro6">
          <table:table-cell table:style-name="ce33" table:formula="of:=IF(ISBLANK([$Result.A92]);&quot;&quot;; [$Result.A92])">
            <text:p/>
          </table:table-cell>
          <table:table-cell table:style-name="ce34" table:formula="of:=IF(ISBLANK([$Result.B92]);&quot;&quot;; [$Result.B92])">
            <text:p/>
          </table:table-cell>
          <table:table-cell table:content-validation-name="val1"/>
          <table:table-cell/>
        </table:table-row>
        <table:table-row table:style-name="ro6">
          <table:table-cell table:style-name="ce33" table:formula="of:=IF(ISBLANK([$Result.A93]);&quot;&quot;; [$Result.A93])">
            <text:p/>
          </table:table-cell>
          <table:table-cell table:style-name="ce34" table:formula="of:=IF(ISBLANK([$Result.B93]);&quot;&quot;; [$Result.B93])">
            <text:p/>
          </table:table-cell>
          <table:table-cell table:content-validation-name="val1"/>
          <table:table-cell/>
        </table:table-row>
        <table:table-row table:style-name="ro6">
          <table:table-cell table:style-name="ce33" table:formula="of:=IF(ISBLANK([$Result.A94]);&quot;&quot;; [$Result.A94])">
            <text:p/>
          </table:table-cell>
          <table:table-cell table:style-name="ce34" table:formula="of:=IF(ISBLANK([$Result.B94]);&quot;&quot;; [$Result.B94])">
            <text:p/>
          </table:table-cell>
          <table:table-cell table:content-validation-name="val1"/>
          <table:table-cell/>
        </table:table-row>
        <table:table-row table:style-name="ro6">
          <table:table-cell table:style-name="ce33" table:formula="of:=IF(ISBLANK([$Result.A95]);&quot;&quot;; [$Result.A95])">
            <text:p/>
          </table:table-cell>
          <table:table-cell table:style-name="ce34" table:formula="of:=IF(ISBLANK([$Result.B95]);&quot;&quot;; [$Result.B95])">
            <text:p/>
          </table:table-cell>
          <table:table-cell table:content-validation-name="val1"/>
          <table:table-cell/>
        </table:table-row>
        <table:table-row table:style-name="ro6">
          <table:table-cell table:style-name="ce33" table:formula="of:=IF(ISBLANK([$Result.A96]);&quot;&quot;; [$Result.A96])">
            <text:p/>
          </table:table-cell>
          <table:table-cell table:style-name="ce34" table:formula="of:=IF(ISBLANK([$Result.B96]);&quot;&quot;; [$Result.B96])">
            <text:p/>
          </table:table-cell>
          <table:table-cell table:content-validation-name="val1"/>
          <table:table-cell/>
        </table:table-row>
        <table:table-row table:style-name="ro6">
          <table:table-cell table:style-name="ce33" table:formula="of:=IF(ISBLANK([$Result.A97]);&quot;&quot;; [$Result.A97])">
            <text:p/>
          </table:table-cell>
          <table:table-cell table:style-name="ce34" table:formula="of:=IF(ISBLANK([$Result.B97]);&quot;&quot;; [$Result.B97])">
            <text:p/>
          </table:table-cell>
          <table:table-cell table:content-validation-name="val1"/>
          <table:table-cell/>
        </table:table-row>
        <table:table-row table:style-name="ro6">
          <table:table-cell table:style-name="ce33" table:formula="of:=IF(ISBLANK([$Result.A98]);&quot;&quot;; [$Result.A98])">
            <text:p/>
          </table:table-cell>
          <table:table-cell table:style-name="ce34" table:formula="of:=IF(ISBLANK([$Result.B98]);&quot;&quot;; [$Result.B98])">
            <text:p/>
          </table:table-cell>
          <table:table-cell table:content-validation-name="val1"/>
          <table:table-cell/>
        </table:table-row>
        <table:table-row table:style-name="ro6">
          <table:table-cell table:style-name="ce33" table:formula="of:=IF(ISBLANK([$Result.A99]);&quot;&quot;; [$Result.A99])">
            <text:p/>
          </table:table-cell>
          <table:table-cell table:style-name="ce34" table:formula="of:=IF(ISBLANK([$Result.B99]);&quot;&quot;; [$Result.B99])">
            <text:p/>
          </table:table-cell>
          <table:table-cell table:content-validation-name="val1"/>
          <table:table-cell/>
        </table:table-row>
        <table:table-row table:style-name="ro6">
          <table:table-cell table:style-name="ce33" table:formula="of:=IF(ISBLANK([$Result.A100]);&quot;&quot;; [$Result.A100])">
            <text:p/>
          </table:table-cell>
          <table:table-cell table:style-name="ce34" table:formula="of:=IF(ISBLANK([$Result.B100]);&quot;&quot;; [$Result.B100])">
            <text:p/>
          </table:table-cell>
          <table:table-cell table:content-validation-name="val1"/>
          <table:table-cell/>
        </table:table-row>
        <table:table-row table:style-name="ro6">
          <table:table-cell table:style-name="ce33" table:formula="of:=IF(ISBLANK([$Result.A101]);&quot;&quot;; [$Result.A101])">
            <text:p/>
          </table:table-cell>
          <table:table-cell table:style-name="ce34" table:formula="of:=IF(ISBLANK([$Result.B101]);&quot;&quot;; [$Result.B101])">
            <text:p/>
          </table:table-cell>
          <table:table-cell table:content-validation-name="val1"/>
          <table:table-cell/>
        </table:table-row>
        <table:table-row table:style-name="ro6">
          <table:table-cell table:style-name="ce33" table:formula="of:=IF(ISBLANK([$Result.A102]);&quot;&quot;; [$Result.A102])">
            <text:p/>
          </table:table-cell>
          <table:table-cell table:style-name="ce34" table:formula="of:=IF(ISBLANK([$Result.B102]);&quot;&quot;; [$Result.B102])">
            <text:p/>
          </table:table-cell>
          <table:table-cell table:content-validation-name="val1"/>
          <table:table-cell/>
        </table:table-row>
        <table:table-row table:style-name="ro6">
          <table:table-cell table:style-name="ce33" table:formula="of:=IF(ISBLANK([$Result.A103]);&quot;&quot;; [$Result.A103])">
            <text:p/>
          </table:table-cell>
          <table:table-cell table:style-name="ce34" table:formula="of:=IF(ISBLANK([$Result.B103]);&quot;&quot;; [$Result.B103])">
            <text:p/>
          </table:table-cell>
          <table:table-cell table:content-validation-name="val1"/>
          <table:table-cell/>
        </table:table-row>
        <table:table-row table:style-name="ro6">
          <table:table-cell table:style-name="ce33" table:formula="of:=IF(ISBLANK([$Result.A104]);&quot;&quot;; [$Result.A104])">
            <text:p/>
          </table:table-cell>
          <table:table-cell table:style-name="ce34" table:formula="of:=IF(ISBLANK([$Result.B104]);&quot;&quot;; [$Result.B104])">
            <text:p/>
          </table:table-cell>
          <table:table-cell table:content-validation-name="val1"/>
          <table:table-cell/>
        </table:table-row>
        <table:table-row table:style-name="ro6">
          <table:table-cell table:style-name="ce33" table:formula="of:=IF(ISBLANK([$Result.A105]);&quot;&quot;; [$Result.A105])">
            <text:p/>
          </table:table-cell>
          <table:table-cell table:style-name="ce34" table:formula="of:=IF(ISBLANK([$Result.B105]);&quot;&quot;; [$Result.B105])">
            <text:p/>
          </table:table-cell>
          <table:table-cell table:content-validation-name="val1"/>
          <table:table-cell/>
        </table:table-row>
        <table:table-row table:style-name="ro6">
          <table:table-cell table:style-name="ce33" table:formula="of:=IF(ISBLANK([$Result.A106]);&quot;&quot;; [$Result.A106])">
            <text:p/>
          </table:table-cell>
          <table:table-cell table:style-name="ce34" table:formula="of:=IF(ISBLANK([$Result.B106]);&quot;&quot;; [$Result.B106])">
            <text:p/>
          </table:table-cell>
          <table:table-cell table:content-validation-name="val1"/>
          <table:table-cell/>
        </table:table-row>
        <table:table-row table:style-name="ro6">
          <table:table-cell table:style-name="ce33" table:formula="of:=IF(ISBLANK([$Result.A107]);&quot;&quot;; [$Result.A107])">
            <text:p/>
          </table:table-cell>
          <table:table-cell table:style-name="ce34" table:formula="of:=IF(ISBLANK([$Result.B107]);&quot;&quot;; [$Result.B107])">
            <text:p/>
          </table:table-cell>
          <table:table-cell table:content-validation-name="val1"/>
          <table:table-cell/>
        </table:table-row>
        <table:table-row table:style-name="ro6">
          <table:table-cell table:style-name="ce33" table:formula="of:=IF(ISBLANK([$Result.A108]);&quot;&quot;; [$Result.A108])">
            <text:p/>
          </table:table-cell>
          <table:table-cell table:style-name="ce34" table:formula="of:=IF(ISBLANK([$Result.B108]);&quot;&quot;; [$Result.B108])">
            <text:p/>
          </table:table-cell>
          <table:table-cell table:content-validation-name="val1"/>
          <table:table-cell/>
        </table:table-row>
        <table:table-row table:style-name="ro6">
          <table:table-cell table:style-name="ce33" table:formula="of:=IF(ISBLANK([$Result.A109]);&quot;&quot;; [$Result.A109])">
            <text:p/>
          </table:table-cell>
          <table:table-cell table:style-name="ce34" table:formula="of:=IF(ISBLANK([$Result.B109]);&quot;&quot;; [$Result.B109])">
            <text:p/>
          </table:table-cell>
          <table:table-cell table:content-validation-name="val1"/>
          <table:table-cell/>
        </table:table-row>
        <table:table-row table:style-name="ro6">
          <table:table-cell table:style-name="ce33" table:formula="of:=IF(ISBLANK([$Result.A110]);&quot;&quot;; [$Result.A110])">
            <text:p/>
          </table:table-cell>
          <table:table-cell table:style-name="ce34" table:formula="of:=IF(ISBLANK([$Result.B110]);&quot;&quot;; [$Result.B110])">
            <text:p/>
          </table:table-cell>
          <table:table-cell table:content-validation-name="val1"/>
          <table:table-cell/>
        </table:table-row>
        <table:table-row table:style-name="ro6">
          <table:table-cell table:style-name="ce33" table:formula="of:=IF(ISBLANK([$Result.A111]);&quot;&quot;; [$Result.A111])">
            <text:p/>
          </table:table-cell>
          <table:table-cell table:style-name="ce34" table:formula="of:=IF(ISBLANK([$Result.B111]);&quot;&quot;; [$Result.B111])">
            <text:p/>
          </table:table-cell>
          <table:table-cell table:content-validation-name="val1"/>
          <table:table-cell/>
        </table:table-row>
        <table:table-row table:style-name="ro6">
          <table:table-cell table:style-name="ce33" table:formula="of:=IF(ISBLANK([$Result.A112]);&quot;&quot;; [$Result.A112])">
            <text:p/>
          </table:table-cell>
          <table:table-cell table:style-name="ce34" table:formula="of:=IF(ISBLANK([$Result.B112]);&quot;&quot;; [$Result.B112])">
            <text:p/>
          </table:table-cell>
          <table:table-cell table:content-validation-name="val1"/>
          <table:table-cell/>
        </table:table-row>
        <table:table-row table:style-name="ro6">
          <table:table-cell table:style-name="ce33" table:formula="of:=IF(ISBLANK([$Result.A113]);&quot;&quot;; [$Result.A113])">
            <text:p/>
          </table:table-cell>
          <table:table-cell table:style-name="ce34" table:formula="of:=IF(ISBLANK([$Result.B113]);&quot;&quot;; [$Result.B113])">
            <text:p/>
          </table:table-cell>
          <table:table-cell table:content-validation-name="val1"/>
          <table:table-cell/>
        </table:table-row>
        <table:table-row table:style-name="ro6">
          <table:table-cell table:style-name="ce33" table:formula="of:=IF(ISBLANK([$Result.A114]);&quot;&quot;; [$Result.A114])">
            <text:p/>
          </table:table-cell>
          <table:table-cell table:style-name="ce34" table:formula="of:=IF(ISBLANK([$Result.B114]);&quot;&quot;; [$Result.B114])">
            <text:p/>
          </table:table-cell>
          <table:table-cell table:content-validation-name="val1"/>
          <table:table-cell/>
        </table:table-row>
        <table:table-row table:style-name="ro6">
          <table:table-cell table:style-name="ce33" table:formula="of:=IF(ISBLANK([$Result.A115]);&quot;&quot;; [$Result.A115])">
            <text:p/>
          </table:table-cell>
          <table:table-cell table:style-name="ce34" table:formula="of:=IF(ISBLANK([$Result.B115]);&quot;&quot;; [$Result.B115])">
            <text:p/>
          </table:table-cell>
          <table:table-cell table:content-validation-name="val1"/>
          <table:table-cell/>
        </table:table-row>
        <table:table-row table:style-name="ro6">
          <table:table-cell table:style-name="ce33" table:formula="of:=IF(ISBLANK([$Result.A116]);&quot;&quot;; [$Result.A116])">
            <text:p/>
          </table:table-cell>
          <table:table-cell table:style-name="ce34" table:formula="of:=IF(ISBLANK([$Result.B116]);&quot;&quot;; [$Result.B116])">
            <text:p/>
          </table:table-cell>
          <table:table-cell table:content-validation-name="val1"/>
          <table:table-cell/>
        </table:table-row>
        <table:table-row table:style-name="ro6">
          <table:table-cell table:style-name="ce33" table:formula="of:=IF(ISBLANK([$Result.A117]);&quot;&quot;; [$Result.A117])">
            <text:p/>
          </table:table-cell>
          <table:table-cell table:style-name="ce34" table:formula="of:=IF(ISBLANK([$Result.B117]);&quot;&quot;; [$Result.B117])">
            <text:p/>
          </table:table-cell>
          <table:table-cell table:content-validation-name="val1"/>
          <table:table-cell/>
        </table:table-row>
        <table:table-row table:style-name="ro6">
          <table:table-cell table:style-name="ce33" table:formula="of:=IF(ISBLANK([$Result.A118]);&quot;&quot;; [$Result.A118])">
            <text:p/>
          </table:table-cell>
          <table:table-cell table:style-name="ce34" table:formula="of:=IF(ISBLANK([$Result.B118]);&quot;&quot;; [$Result.B118])">
            <text:p/>
          </table:table-cell>
          <table:table-cell table:content-validation-name="val1"/>
          <table:table-cell/>
        </table:table-row>
        <table:table-row table:style-name="ro6">
          <table:table-cell table:style-name="ce33" table:formula="of:=IF(ISBLANK([$Result.A119]);&quot;&quot;; [$Result.A119])">
            <text:p/>
          </table:table-cell>
          <table:table-cell table:style-name="ce34" table:formula="of:=IF(ISBLANK([$Result.B119]);&quot;&quot;; [$Result.B119])">
            <text:p/>
          </table:table-cell>
          <table:table-cell table:content-validation-name="val1"/>
          <table:table-cell/>
        </table:table-row>
        <table:table-row table:style-name="ro6">
          <table:table-cell table:style-name="ce33" table:formula="of:=IF(ISBLANK([$Result.A120]);&quot;&quot;; [$Result.A120])">
            <text:p/>
          </table:table-cell>
          <table:table-cell table:style-name="ce34" table:formula="of:=IF(ISBLANK([$Result.B120]);&quot;&quot;; [$Result.B120])">
            <text:p/>
          </table:table-cell>
          <table:table-cell table:content-validation-name="val1"/>
          <table:table-cell/>
        </table:table-row>
        <table:table-row table:style-name="ro6">
          <table:table-cell table:style-name="ce33" table:formula="of:=IF(ISBLANK([$Result.A121]);&quot;&quot;; [$Result.A121])">
            <text:p/>
          </table:table-cell>
          <table:table-cell table:style-name="ce34" table:formula="of:=IF(ISBLANK([$Result.B121]);&quot;&quot;; [$Result.B121])">
            <text:p/>
          </table:table-cell>
          <table:table-cell table:content-validation-name="val1"/>
          <table:table-cell/>
        </table:table-row>
        <table:table-row table:style-name="ro6">
          <table:table-cell table:style-name="ce33" table:formula="of:=IF(ISBLANK([$Result.A122]);&quot;&quot;; [$Result.A122])">
            <text:p/>
          </table:table-cell>
          <table:table-cell table:style-name="ce34" table:formula="of:=IF(ISBLANK([$Result.B122]);&quot;&quot;; [$Result.B122])">
            <text:p/>
          </table:table-cell>
          <table:table-cell table:content-validation-name="val1"/>
          <table:table-cell/>
        </table:table-row>
        <table:table-row table:style-name="ro6">
          <table:table-cell table:style-name="ce33" table:formula="of:=IF(ISBLANK([$Result.A123]);&quot;&quot;; [$Result.A123])">
            <text:p/>
          </table:table-cell>
          <table:table-cell table:style-name="ce34" table:formula="of:=IF(ISBLANK([$Result.B123]);&quot;&quot;; [$Result.B123])">
            <text:p/>
          </table:table-cell>
          <table:table-cell table:content-validation-name="val1"/>
          <table:table-cell/>
        </table:table-row>
        <table:table-row table:style-name="ro6">
          <table:table-cell table:style-name="ce33" table:formula="of:=IF(ISBLANK([$Result.A124]);&quot;&quot;; [$Result.A124])">
            <text:p/>
          </table:table-cell>
          <table:table-cell table:style-name="ce34" table:formula="of:=IF(ISBLANK([$Result.B124]);&quot;&quot;; [$Result.B124])">
            <text:p/>
          </table:table-cell>
          <table:table-cell table:content-validation-name="val1"/>
          <table:table-cell/>
        </table:table-row>
        <table:table-row table:style-name="ro6">
          <table:table-cell table:style-name="ce33" table:formula="of:=IF(ISBLANK([$Result.A125]);&quot;&quot;; [$Result.A125])">
            <text:p/>
          </table:table-cell>
          <table:table-cell table:style-name="ce34" table:formula="of:=IF(ISBLANK([$Result.B125]);&quot;&quot;; [$Result.B125])">
            <text:p/>
          </table:table-cell>
          <table:table-cell table:content-validation-name="val1"/>
          <table:table-cell/>
        </table:table-row>
        <table:table-row table:style-name="ro6">
          <table:table-cell table:style-name="ce33" table:formula="of:=IF(ISBLANK([$Result.A126]);&quot;&quot;; [$Result.A126])">
            <text:p/>
          </table:table-cell>
          <table:table-cell table:style-name="ce34" table:formula="of:=IF(ISBLANK([$Result.B126]);&quot;&quot;; [$Result.B126])">
            <text:p/>
          </table:table-cell>
          <table:table-cell table:content-validation-name="val1"/>
          <table:table-cell/>
        </table:table-row>
        <table:table-row table:style-name="ro6">
          <table:table-cell table:style-name="ce33" table:formula="of:=IF(ISBLANK([$Result.A127]);&quot;&quot;; [$Result.A127])">
            <text:p/>
          </table:table-cell>
          <table:table-cell table:style-name="ce34" table:formula="of:=IF(ISBLANK([$Result.B127]);&quot;&quot;; [$Result.B127])">
            <text:p/>
          </table:table-cell>
          <table:table-cell table:content-validation-name="val1"/>
          <table:table-cell/>
        </table:table-row>
        <table:table-row table:style-name="ro6">
          <table:table-cell table:style-name="ce33" table:formula="of:=IF(ISBLANK([$Result.A128]);&quot;&quot;; [$Result.A128])">
            <text:p/>
          </table:table-cell>
          <table:table-cell table:style-name="ce34" table:formula="of:=IF(ISBLANK([$Result.B128]);&quot;&quot;; [$Result.B128])">
            <text:p/>
          </table:table-cell>
          <table:table-cell table:content-validation-name="val1"/>
          <table:table-cell/>
        </table:table-row>
        <table:table-row table:style-name="ro6">
          <table:table-cell table:style-name="ce33" table:formula="of:=IF(ISBLANK([$Result.A129]);&quot;&quot;; [$Result.A129])">
            <text:p/>
          </table:table-cell>
          <table:table-cell table:style-name="ce34" table:formula="of:=IF(ISBLANK([$Result.B129]);&quot;&quot;; [$Result.B129])">
            <text:p/>
          </table:table-cell>
          <table:table-cell table:content-validation-name="val1"/>
          <table:table-cell/>
        </table:table-row>
        <table:table-row table:style-name="ro6">
          <table:table-cell table:style-name="ce33" table:formula="of:=IF(ISBLANK([$Result.A130]);&quot;&quot;; [$Result.A130])">
            <text:p/>
          </table:table-cell>
          <table:table-cell table:style-name="ce34" table:formula="of:=IF(ISBLANK([$Result.B130]);&quot;&quot;; [$Result.B130])">
            <text:p/>
          </table:table-cell>
          <table:table-cell table:content-validation-name="val1"/>
          <table:table-cell/>
        </table:table-row>
        <table:table-row table:style-name="ro6">
          <table:table-cell table:style-name="ce33" table:formula="of:=IF(ISBLANK([$Result.A131]);&quot;&quot;; [$Result.A131])">
            <text:p/>
          </table:table-cell>
          <table:table-cell table:style-name="ce34" table:formula="of:=IF(ISBLANK([$Result.B131]);&quot;&quot;; [$Result.B131])">
            <text:p/>
          </table:table-cell>
          <table:table-cell table:content-validation-name="val1"/>
          <table:table-cell/>
        </table:table-row>
        <table:table-row table:style-name="ro6">
          <table:table-cell table:style-name="ce33" table:formula="of:=IF(ISBLANK([$Result.A132]);&quot;&quot;; [$Result.A132])">
            <text:p/>
          </table:table-cell>
          <table:table-cell table:style-name="ce34" table:formula="of:=IF(ISBLANK([$Result.B132]);&quot;&quot;; [$Result.B132])">
            <text:p/>
          </table:table-cell>
          <table:table-cell table:content-validation-name="val1"/>
          <table:table-cell/>
        </table:table-row>
        <table:table-row table:style-name="ro6">
          <table:table-cell table:style-name="ce33" table:formula="of:=IF(ISBLANK([$Result.A133]);&quot;&quot;; [$Result.A133])">
            <text:p/>
          </table:table-cell>
          <table:table-cell table:style-name="ce34" table:formula="of:=IF(ISBLANK([$Result.B133]);&quot;&quot;; [$Result.B133])">
            <text:p/>
          </table:table-cell>
          <table:table-cell table:content-validation-name="val1"/>
          <table:table-cell/>
        </table:table-row>
        <table:table-row table:style-name="ro6">
          <table:table-cell table:style-name="ce33" table:formula="of:=IF(ISBLANK([$Result.A134]);&quot;&quot;; [$Result.A134])">
            <text:p/>
          </table:table-cell>
          <table:table-cell table:style-name="ce34" table:formula="of:=IF(ISBLANK([$Result.B134]);&quot;&quot;; [$Result.B134])">
            <text:p/>
          </table:table-cell>
          <table:table-cell table:content-validation-name="val1"/>
          <table:table-cell/>
        </table:table-row>
        <table:table-row table:style-name="ro6">
          <table:table-cell table:style-name="ce33" table:formula="of:=IF(ISBLANK([$Result.A135]);&quot;&quot;; [$Result.A135])">
            <text:p/>
          </table:table-cell>
          <table:table-cell table:style-name="ce34" table:formula="of:=IF(ISBLANK([$Result.B135]);&quot;&quot;; [$Result.B135])">
            <text:p/>
          </table:table-cell>
          <table:table-cell table:content-validation-name="val1"/>
          <table:table-cell/>
        </table:table-row>
        <table:table-row table:style-name="ro6">
          <table:table-cell table:style-name="ce33" table:formula="of:=IF(ISBLANK([$Result.A136]);&quot;&quot;; [$Result.A136])">
            <text:p/>
          </table:table-cell>
          <table:table-cell table:style-name="ce34" table:formula="of:=IF(ISBLANK([$Result.B136]);&quot;&quot;; [$Result.B136])">
            <text:p/>
          </table:table-cell>
          <table:table-cell table:content-validation-name="val1"/>
          <table:table-cell/>
        </table:table-row>
        <table:table-row table:style-name="ro6">
          <table:table-cell table:style-name="ce33" table:formula="of:=IF(ISBLANK([$Result.A137]);&quot;&quot;; [$Result.A137])">
            <text:p/>
          </table:table-cell>
          <table:table-cell table:style-name="ce34" table:formula="of:=IF(ISBLANK([$Result.B137]);&quot;&quot;; [$Result.B137])">
            <text:p/>
          </table:table-cell>
          <table:table-cell table:content-validation-name="val1"/>
          <table:table-cell/>
        </table:table-row>
        <table:table-row table:style-name="ro6">
          <table:table-cell table:style-name="ce33" table:formula="of:=IF(ISBLANK([$Result.A138]);&quot;&quot;; [$Result.A138])">
            <text:p/>
          </table:table-cell>
          <table:table-cell table:style-name="ce34" table:formula="of:=IF(ISBLANK([$Result.B138]);&quot;&quot;; [$Result.B138])">
            <text:p/>
          </table:table-cell>
          <table:table-cell table:content-validation-name="val1"/>
          <table:table-cell/>
        </table:table-row>
        <table:table-row table:style-name="ro6">
          <table:table-cell table:style-name="ce33" table:formula="of:=IF(ISBLANK([$Result.A139]);&quot;&quot;; [$Result.A139])">
            <text:p/>
          </table:table-cell>
          <table:table-cell table:style-name="ce34" table:formula="of:=IF(ISBLANK([$Result.B139]);&quot;&quot;; [$Result.B139])">
            <text:p/>
          </table:table-cell>
          <table:table-cell table:content-validation-name="val1"/>
          <table:table-cell/>
        </table:table-row>
        <table:table-row table:style-name="ro6">
          <table:table-cell table:style-name="ce33" table:formula="of:=IF(ISBLANK([$Result.A140]);&quot;&quot;; [$Result.A140])">
            <text:p/>
          </table:table-cell>
          <table:table-cell table:style-name="ce34" table:formula="of:=IF(ISBLANK([$Result.B140]);&quot;&quot;; [$Result.B140])">
            <text:p/>
          </table:table-cell>
          <table:table-cell table:content-validation-name="val1"/>
          <table:table-cell/>
        </table:table-row>
        <table:table-row table:style-name="ro6">
          <table:table-cell table:style-name="ce33" table:formula="of:=IF(ISBLANK([$Result.A141]);&quot;&quot;; [$Result.A141])">
            <text:p/>
          </table:table-cell>
          <table:table-cell table:style-name="ce34" table:formula="of:=IF(ISBLANK([$Result.B141]);&quot;&quot;; [$Result.B141])">
            <text:p/>
          </table:table-cell>
          <table:table-cell table:content-validation-name="val1"/>
          <table:table-cell/>
        </table:table-row>
        <table:table-row table:style-name="ro6">
          <table:table-cell table:style-name="ce33" table:formula="of:=IF(ISBLANK([$Result.A142]);&quot;&quot;; [$Result.A142])">
            <text:p/>
          </table:table-cell>
          <table:table-cell table:style-name="ce34" table:formula="of:=IF(ISBLANK([$Result.B142]);&quot;&quot;; [$Result.B142])">
            <text:p/>
          </table:table-cell>
          <table:table-cell table:content-validation-name="val1"/>
          <table:table-cell/>
        </table:table-row>
        <table:table-row table:style-name="ro6">
          <table:table-cell table:style-name="ce33" table:formula="of:=IF(ISBLANK([$Result.A143]);&quot;&quot;; [$Result.A143])">
            <text:p/>
          </table:table-cell>
          <table:table-cell table:style-name="ce34" table:formula="of:=IF(ISBLANK([$Result.B143]);&quot;&quot;; [$Result.B143])">
            <text:p/>
          </table:table-cell>
          <table:table-cell table:content-validation-name="val1"/>
          <table:table-cell/>
        </table:table-row>
        <table:table-row table:style-name="ro6">
          <table:table-cell table:style-name="ce33" table:formula="of:=IF(ISBLANK([$Result.A144]);&quot;&quot;; [$Result.A144])">
            <text:p/>
          </table:table-cell>
          <table:table-cell table:style-name="ce34" table:formula="of:=IF(ISBLANK([$Result.B144]);&quot;&quot;; [$Result.B144])">
            <text:p/>
          </table:table-cell>
          <table:table-cell table:content-validation-name="val1"/>
          <table:table-cell/>
        </table:table-row>
        <table:table-row table:style-name="ro6">
          <table:table-cell table:style-name="ce33" table:formula="of:=IF(ISBLANK([$Result.A145]);&quot;&quot;; [$Result.A145])">
            <text:p/>
          </table:table-cell>
          <table:table-cell table:style-name="ce34" table:formula="of:=IF(ISBLANK([$Result.B145]);&quot;&quot;; [$Result.B145])">
            <text:p/>
          </table:table-cell>
          <table:table-cell table:content-validation-name="val1"/>
          <table:table-cell/>
        </table:table-row>
        <table:table-row table:style-name="ro6">
          <table:table-cell table:style-name="ce33" table:formula="of:=IF(ISBLANK([$Result.A146]);&quot;&quot;; [$Result.A146])">
            <text:p/>
          </table:table-cell>
          <table:table-cell table:style-name="ce34" table:formula="of:=IF(ISBLANK([$Result.B146]);&quot;&quot;; [$Result.B146])">
            <text:p/>
          </table:table-cell>
          <table:table-cell table:content-validation-name="val1"/>
          <table:table-cell/>
        </table:table-row>
        <table:table-row table:style-name="ro6">
          <table:table-cell table:style-name="ce33" table:formula="of:=IF(ISBLANK([$Result.A147]);&quot;&quot;; [$Result.A147])">
            <text:p/>
          </table:table-cell>
          <table:table-cell table:style-name="ce34" table:formula="of:=IF(ISBLANK([$Result.B147]);&quot;&quot;; [$Result.B147])">
            <text:p/>
          </table:table-cell>
          <table:table-cell table:content-validation-name="val1"/>
          <table:table-cell/>
        </table:table-row>
        <table:table-row table:style-name="ro6">
          <table:table-cell table:style-name="ce33" table:formula="of:=IF(ISBLANK([$Result.A148]);&quot;&quot;; [$Result.A148])">
            <text:p/>
          </table:table-cell>
          <table:table-cell table:style-name="ce34" table:formula="of:=IF(ISBLANK([$Result.B148]);&quot;&quot;; [$Result.B148])">
            <text:p/>
          </table:table-cell>
          <table:table-cell table:content-validation-name="val1"/>
          <table:table-cell/>
        </table:table-row>
        <table:table-row table:style-name="ro6">
          <table:table-cell table:style-name="ce33" table:formula="of:=IF(ISBLANK([$Result.A149]);&quot;&quot;; [$Result.A149])">
            <text:p/>
          </table:table-cell>
          <table:table-cell table:style-name="ce34" table:formula="of:=IF(ISBLANK([$Result.B149]);&quot;&quot;; [$Result.B149])">
            <text:p/>
          </table:table-cell>
          <table:table-cell table:content-validation-name="val1"/>
          <table:table-cell/>
        </table:table-row>
        <table:table-row table:style-name="ro6">
          <table:table-cell table:style-name="ce33" table:formula="of:=IF(ISBLANK([$Result.A150]);&quot;&quot;; [$Result.A150])">
            <text:p/>
          </table:table-cell>
          <table:table-cell table:style-name="ce34" table:formula="of:=IF(ISBLANK([$Result.B150]);&quot;&quot;; [$Result.B150])">
            <text:p/>
          </table:table-cell>
          <table:table-cell table:content-validation-name="val1"/>
          <table:table-cell/>
        </table:table-row>
        <table:table-row table:style-name="ro6">
          <table:table-cell table:style-name="ce33" table:formula="of:=IF(ISBLANK([$Result.A151]);&quot;&quot;; [$Result.A151])">
            <text:p/>
          </table:table-cell>
          <table:table-cell table:style-name="ce34" table:formula="of:=IF(ISBLANK([$Result.B151]);&quot;&quot;; [$Result.B151])">
            <text:p/>
          </table:table-cell>
          <table:table-cell table:content-validation-name="val1"/>
          <table:table-cell/>
        </table:table-row>
        <table:table-row table:style-name="ro6">
          <table:table-cell table:style-name="ce33" table:formula="of:=IF(ISBLANK([$Result.A152]);&quot;&quot;; [$Result.A152])">
            <text:p/>
          </table:table-cell>
          <table:table-cell table:style-name="ce34" table:formula="of:=IF(ISBLANK([$Result.B152]);&quot;&quot;; [$Result.B152])">
            <text:p/>
          </table:table-cell>
          <table:table-cell table:content-validation-name="val1"/>
          <table:table-cell/>
        </table:table-row>
        <table:table-row table:style-name="ro6">
          <table:table-cell table:style-name="ce33" table:formula="of:=IF(ISBLANK([$Result.A153]);&quot;&quot;; [$Result.A153])">
            <text:p/>
          </table:table-cell>
          <table:table-cell table:style-name="ce34" table:formula="of:=IF(ISBLANK([$Result.B153]);&quot;&quot;; [$Result.B153])">
            <text:p/>
          </table:table-cell>
          <table:table-cell table:content-validation-name="val1"/>
          <table:table-cell/>
        </table:table-row>
        <table:table-row table:style-name="ro6">
          <table:table-cell table:style-name="ce33" table:formula="of:=IF(ISBLANK([$Result.A154]);&quot;&quot;; [$Result.A154])">
            <text:p/>
          </table:table-cell>
          <table:table-cell table:style-name="ce34" table:formula="of:=IF(ISBLANK([$Result.B154]);&quot;&quot;; [$Result.B154])">
            <text:p/>
          </table:table-cell>
          <table:table-cell table:content-validation-name="val1"/>
          <table:table-cell/>
        </table:table-row>
        <table:table-row table:style-name="ro6">
          <table:table-cell table:style-name="ce33" table:formula="of:=IF(ISBLANK([$Result.A155]);&quot;&quot;; [$Result.A155])">
            <text:p/>
          </table:table-cell>
          <table:table-cell table:style-name="ce34" table:formula="of:=IF(ISBLANK([$Result.B155]);&quot;&quot;; [$Result.B155])">
            <text:p/>
          </table:table-cell>
          <table:table-cell table:content-validation-name="val1"/>
          <table:table-cell/>
        </table:table-row>
        <table:table-row table:style-name="ro6">
          <table:table-cell table:style-name="ce33" table:formula="of:=IF(ISBLANK([$Result.A156]);&quot;&quot;; [$Result.A156])">
            <text:p/>
          </table:table-cell>
          <table:table-cell table:style-name="ce34" table:formula="of:=IF(ISBLANK([$Result.B156]);&quot;&quot;; [$Result.B156])">
            <text:p/>
          </table:table-cell>
          <table:table-cell table:content-validation-name="val1"/>
          <table:table-cell/>
        </table:table-row>
        <table:table-row table:style-name="ro6">
          <table:table-cell table:style-name="ce33" table:formula="of:=IF(ISBLANK([$Result.A157]);&quot;&quot;; [$Result.A157])">
            <text:p/>
          </table:table-cell>
          <table:table-cell table:style-name="ce34" table:formula="of:=IF(ISBLANK([$Result.B157]);&quot;&quot;; [$Result.B157])">
            <text:p/>
          </table:table-cell>
          <table:table-cell table:content-validation-name="val1"/>
          <table:table-cell/>
        </table:table-row>
        <table:table-row table:style-name="ro6">
          <table:table-cell table:style-name="ce33" table:formula="of:=IF(ISBLANK([$Result.A158]);&quot;&quot;; [$Result.A158])">
            <text:p/>
          </table:table-cell>
          <table:table-cell table:style-name="ce34" table:formula="of:=IF(ISBLANK([$Result.B158]);&quot;&quot;; [$Result.B158])">
            <text:p/>
          </table:table-cell>
          <table:table-cell table:content-validation-name="val1"/>
          <table:table-cell/>
        </table:table-row>
        <table:table-row table:style-name="ro6">
          <table:table-cell table:style-name="ce33" table:formula="of:=IF(ISBLANK([$Result.A159]);&quot;&quot;; [$Result.A159])">
            <text:p/>
          </table:table-cell>
          <table:table-cell table:style-name="ce34" table:formula="of:=IF(ISBLANK([$Result.B159]);&quot;&quot;; [$Result.B159])">
            <text:p/>
          </table:table-cell>
          <table:table-cell table:content-validation-name="val1"/>
          <table:table-cell/>
        </table:table-row>
        <table:table-row table:style-name="ro6">
          <table:table-cell table:style-name="ce33" table:formula="of:=IF(ISBLANK([$Result.A160]);&quot;&quot;; [$Result.A160])">
            <text:p/>
          </table:table-cell>
          <table:table-cell table:style-name="ce34" table:formula="of:=IF(ISBLANK([$Result.B160]);&quot;&quot;; [$Result.B160])">
            <text:p/>
          </table:table-cell>
          <table:table-cell table:content-validation-name="val1"/>
          <table:table-cell/>
        </table:table-row>
        <table:table-row table:style-name="ro6">
          <table:table-cell table:style-name="ce33" table:formula="of:=IF(ISBLANK([$Result.A161]);&quot;&quot;; [$Result.A161])">
            <text:p/>
          </table:table-cell>
          <table:table-cell table:style-name="ce34" table:formula="of:=IF(ISBLANK([$Result.B161]);&quot;&quot;; [$Result.B161])">
            <text:p/>
          </table:table-cell>
          <table:table-cell table:content-validation-name="val1"/>
          <table:table-cell/>
        </table:table-row>
        <table:table-row table:style-name="ro6">
          <table:table-cell table:style-name="ce33" table:formula="of:=IF(ISBLANK([$Result.A162]);&quot;&quot;; [$Result.A162])">
            <text:p/>
          </table:table-cell>
          <table:table-cell table:style-name="ce34" table:formula="of:=IF(ISBLANK([$Result.B162]);&quot;&quot;; [$Result.B162])">
            <text:p/>
          </table:table-cell>
          <table:table-cell table:content-validation-name="val1"/>
          <table:table-cell/>
        </table:table-row>
        <table:table-row table:style-name="ro6">
          <table:table-cell table:style-name="ce33" table:formula="of:=IF(ISBLANK([$Result.A163]);&quot;&quot;; [$Result.A163])">
            <text:p/>
          </table:table-cell>
          <table:table-cell table:style-name="ce34" table:formula="of:=IF(ISBLANK([$Result.B163]);&quot;&quot;; [$Result.B163])">
            <text:p/>
          </table:table-cell>
          <table:table-cell table:content-validation-name="val1"/>
          <table:table-cell/>
        </table:table-row>
        <table:table-row table:style-name="ro6">
          <table:table-cell table:style-name="ce33" table:formula="of:=IF(ISBLANK([$Result.A164]);&quot;&quot;; [$Result.A164])">
            <text:p/>
          </table:table-cell>
          <table:table-cell table:style-name="ce34" table:formula="of:=IF(ISBLANK([$Result.B164]);&quot;&quot;; [$Result.B164])">
            <text:p/>
          </table:table-cell>
          <table:table-cell table:content-validation-name="val1"/>
          <table:table-cell/>
        </table:table-row>
        <table:table-row table:style-name="ro6">
          <table:table-cell table:style-name="ce33" table:formula="of:=IF(ISBLANK([$Result.A165]);&quot;&quot;; [$Result.A165])">
            <text:p/>
          </table:table-cell>
          <table:table-cell table:style-name="ce34" table:formula="of:=IF(ISBLANK([$Result.B165]);&quot;&quot;; [$Result.B165])">
            <text:p/>
          </table:table-cell>
          <table:table-cell table:content-validation-name="val1"/>
          <table:table-cell/>
        </table:table-row>
        <table:table-row table:style-name="ro6">
          <table:table-cell table:style-name="ce33" table:formula="of:=IF(ISBLANK([$Result.A166]);&quot;&quot;; [$Result.A166])">
            <text:p/>
          </table:table-cell>
          <table:table-cell table:style-name="ce34" table:formula="of:=IF(ISBLANK([$Result.B166]);&quot;&quot;; [$Result.B166])">
            <text:p/>
          </table:table-cell>
          <table:table-cell table:content-validation-name="val1"/>
          <table:table-cell/>
        </table:table-row>
        <table:table-row table:style-name="ro6">
          <table:table-cell table:style-name="ce33" table:formula="of:=IF(ISBLANK([$Result.A167]);&quot;&quot;; [$Result.A167])">
            <text:p/>
          </table:table-cell>
          <table:table-cell table:style-name="ce34" table:formula="of:=IF(ISBLANK([$Result.B167]);&quot;&quot;; [$Result.B167])">
            <text:p/>
          </table:table-cell>
          <table:table-cell table:content-validation-name="val1"/>
          <table:table-cell/>
        </table:table-row>
        <table:table-row table:style-name="ro6">
          <table:table-cell table:style-name="ce33" table:formula="of:=IF(ISBLANK([$Result.A168]);&quot;&quot;; [$Result.A168])">
            <text:p/>
          </table:table-cell>
          <table:table-cell table:style-name="ce34" table:formula="of:=IF(ISBLANK([$Result.B168]);&quot;&quot;; [$Result.B168])">
            <text:p/>
          </table:table-cell>
          <table:table-cell table:content-validation-name="val1"/>
          <table:table-cell/>
        </table:table-row>
        <table:table-row table:style-name="ro6">
          <table:table-cell table:style-name="ce33" table:formula="of:=IF(ISBLANK([$Result.A169]);&quot;&quot;; [$Result.A169])">
            <text:p/>
          </table:table-cell>
          <table:table-cell table:style-name="ce34" table:formula="of:=IF(ISBLANK([$Result.B169]);&quot;&quot;; [$Result.B169])">
            <text:p/>
          </table:table-cell>
          <table:table-cell table:content-validation-name="val1"/>
          <table:table-cell/>
        </table:table-row>
        <table:table-row table:style-name="ro6">
          <table:table-cell table:style-name="ce33" table:formula="of:=IF(ISBLANK([$Result.A170]);&quot;&quot;; [$Result.A170])">
            <text:p/>
          </table:table-cell>
          <table:table-cell table:style-name="ce34" table:formula="of:=IF(ISBLANK([$Result.B170]);&quot;&quot;; [$Result.B170])">
            <text:p/>
          </table:table-cell>
          <table:table-cell table:content-validation-name="val1"/>
          <table:table-cell/>
        </table:table-row>
        <table:table-row table:style-name="ro6">
          <table:table-cell table:style-name="ce33" table:formula="of:=IF(ISBLANK([$Result.A171]);&quot;&quot;; [$Result.A171])">
            <text:p/>
          </table:table-cell>
          <table:table-cell table:style-name="ce34" table:formula="of:=IF(ISBLANK([$Result.B171]);&quot;&quot;; [$Result.B171])">
            <text:p/>
          </table:table-cell>
          <table:table-cell table:content-validation-name="val1"/>
          <table:table-cell/>
        </table:table-row>
        <table:table-row table:style-name="ro6">
          <table:table-cell table:style-name="ce33" table:formula="of:=IF(ISBLANK([$Result.A172]);&quot;&quot;; [$Result.A172])">
            <text:p/>
          </table:table-cell>
          <table:table-cell table:style-name="ce34" table:formula="of:=IF(ISBLANK([$Result.B172]);&quot;&quot;; [$Result.B172])">
            <text:p/>
          </table:table-cell>
          <table:table-cell table:content-validation-name="val1"/>
          <table:table-cell/>
        </table:table-row>
        <table:table-row table:style-name="ro6">
          <table:table-cell table:style-name="ce33" table:formula="of:=IF(ISBLANK([$Result.A173]);&quot;&quot;; [$Result.A173])">
            <text:p/>
          </table:table-cell>
          <table:table-cell table:style-name="ce34" table:formula="of:=IF(ISBLANK([$Result.B173]);&quot;&quot;; [$Result.B173])">
            <text:p/>
          </table:table-cell>
          <table:table-cell table:content-validation-name="val1"/>
          <table:table-cell/>
        </table:table-row>
        <table:table-row table:style-name="ro6">
          <table:table-cell table:style-name="ce33" table:formula="of:=IF(ISBLANK([$Result.A174]);&quot;&quot;; [$Result.A174])">
            <text:p/>
          </table:table-cell>
          <table:table-cell table:style-name="ce34" table:formula="of:=IF(ISBLANK([$Result.B174]);&quot;&quot;; [$Result.B174])">
            <text:p/>
          </table:table-cell>
          <table:table-cell table:content-validation-name="val1"/>
          <table:table-cell/>
        </table:table-row>
        <table:table-row table:style-name="ro6">
          <table:table-cell table:style-name="ce33" table:formula="of:=IF(ISBLANK([$Result.A175]);&quot;&quot;; [$Result.A175])">
            <text:p/>
          </table:table-cell>
          <table:table-cell table:style-name="ce34" table:formula="of:=IF(ISBLANK([$Result.B175]);&quot;&quot;; [$Result.B175])">
            <text:p/>
          </table:table-cell>
          <table:table-cell table:content-validation-name="val1"/>
          <table:table-cell/>
        </table:table-row>
        <table:table-row table:style-name="ro6">
          <table:table-cell table:style-name="ce33" table:formula="of:=IF(ISBLANK([$Result.A176]);&quot;&quot;; [$Result.A176])">
            <text:p/>
          </table:table-cell>
          <table:table-cell table:style-name="ce34" table:formula="of:=IF(ISBLANK([$Result.B176]);&quot;&quot;; [$Result.B176])">
            <text:p/>
          </table:table-cell>
          <table:table-cell table:content-validation-name="val1"/>
          <table:table-cell/>
        </table:table-row>
        <table:table-row table:style-name="ro6">
          <table:table-cell table:style-name="ce33" table:formula="of:=IF(ISBLANK([$Result.A177]);&quot;&quot;; [$Result.A177])">
            <text:p/>
          </table:table-cell>
          <table:table-cell table:style-name="ce34" table:formula="of:=IF(ISBLANK([$Result.B177]);&quot;&quot;; [$Result.B177])">
            <text:p/>
          </table:table-cell>
          <table:table-cell table:content-validation-name="val1"/>
          <table:table-cell/>
        </table:table-row>
        <table:table-row table:style-name="ro6">
          <table:table-cell table:style-name="ce33" table:formula="of:=IF(ISBLANK([$Result.A178]);&quot;&quot;; [$Result.A178])">
            <text:p/>
          </table:table-cell>
          <table:table-cell table:style-name="ce34" table:formula="of:=IF(ISBLANK([$Result.B178]);&quot;&quot;; [$Result.B178])">
            <text:p/>
          </table:table-cell>
          <table:table-cell table:content-validation-name="val1"/>
          <table:table-cell/>
        </table:table-row>
        <table:table-row table:style-name="ro6">
          <table:table-cell table:style-name="ce33" table:formula="of:=IF(ISBLANK([$Result.A179]);&quot;&quot;; [$Result.A179])">
            <text:p/>
          </table:table-cell>
          <table:table-cell table:style-name="ce34" table:formula="of:=IF(ISBLANK([$Result.B179]);&quot;&quot;; [$Result.B179])">
            <text:p/>
          </table:table-cell>
          <table:table-cell table:content-validation-name="val1"/>
          <table:table-cell/>
        </table:table-row>
        <table:table-row table:style-name="ro6">
          <table:table-cell table:style-name="ce33" table:formula="of:=IF(ISBLANK([$Result.A180]);&quot;&quot;; [$Result.A180])">
            <text:p/>
          </table:table-cell>
          <table:table-cell table:style-name="ce34" table:formula="of:=IF(ISBLANK([$Result.B180]);&quot;&quot;; [$Result.B180])">
            <text:p/>
          </table:table-cell>
          <table:table-cell table:content-validation-name="val1"/>
          <table:table-cell/>
        </table:table-row>
        <table:table-row table:style-name="ro6">
          <table:table-cell table:style-name="ce33" table:formula="of:=IF(ISBLANK([$Result.A181]);&quot;&quot;; [$Result.A181])">
            <text:p/>
          </table:table-cell>
          <table:table-cell table:style-name="ce34" table:formula="of:=IF(ISBLANK([$Result.B181]);&quot;&quot;; [$Result.B181])">
            <text:p/>
          </table:table-cell>
          <table:table-cell table:content-validation-name="val1"/>
          <table:table-cell/>
        </table:table-row>
        <table:table-row table:style-name="ro6">
          <table:table-cell table:style-name="ce33" table:formula="of:=IF(ISBLANK([$Result.A182]);&quot;&quot;; [$Result.A182])">
            <text:p/>
          </table:table-cell>
          <table:table-cell table:style-name="ce34" table:formula="of:=IF(ISBLANK([$Result.B182]);&quot;&quot;; [$Result.B182])">
            <text:p/>
          </table:table-cell>
          <table:table-cell table:content-validation-name="val1"/>
          <table:table-cell/>
        </table:table-row>
        <table:table-row table:style-name="ro6">
          <table:table-cell table:style-name="ce33" table:formula="of:=IF(ISBLANK([$Result.A183]);&quot;&quot;; [$Result.A183])">
            <text:p/>
          </table:table-cell>
          <table:table-cell table:style-name="ce34" table:formula="of:=IF(ISBLANK([$Result.B183]);&quot;&quot;; [$Result.B183])">
            <text:p/>
          </table:table-cell>
          <table:table-cell table:content-validation-name="val1"/>
          <table:table-cell/>
        </table:table-row>
        <table:table-row table:style-name="ro6">
          <table:table-cell table:style-name="ce33" table:formula="of:=IF(ISBLANK([$Result.A184]);&quot;&quot;; [$Result.A184])">
            <text:p/>
          </table:table-cell>
          <table:table-cell table:style-name="ce34" table:formula="of:=IF(ISBLANK([$Result.B184]);&quot;&quot;; [$Result.B184])">
            <text:p/>
          </table:table-cell>
          <table:table-cell table:content-validation-name="val1"/>
          <table:table-cell/>
        </table:table-row>
        <table:table-row table:style-name="ro6">
          <table:table-cell table:style-name="ce33" table:formula="of:=IF(ISBLANK([$Result.A185]);&quot;&quot;; [$Result.A185])">
            <text:p/>
          </table:table-cell>
          <table:table-cell table:style-name="ce34" table:formula="of:=IF(ISBLANK([$Result.B185]);&quot;&quot;; [$Result.B185])">
            <text:p/>
          </table:table-cell>
          <table:table-cell table:content-validation-name="val1"/>
          <table:table-cell/>
        </table:table-row>
        <table:table-row table:style-name="ro6">
          <table:table-cell table:style-name="ce33" table:formula="of:=IF(ISBLANK([$Result.A186]);&quot;&quot;; [$Result.A186])">
            <text:p/>
          </table:table-cell>
          <table:table-cell table:style-name="ce34" table:formula="of:=IF(ISBLANK([$Result.B186]);&quot;&quot;; [$Result.B186])">
            <text:p/>
          </table:table-cell>
          <table:table-cell table:content-validation-name="val1"/>
          <table:table-cell/>
        </table:table-row>
        <table:table-row table:style-name="ro6">
          <table:table-cell table:style-name="ce33" table:formula="of:=IF(ISBLANK([$Result.A187]);&quot;&quot;; [$Result.A187])">
            <text:p/>
          </table:table-cell>
          <table:table-cell table:style-name="ce34" table:formula="of:=IF(ISBLANK([$Result.B187]);&quot;&quot;; [$Result.B187])">
            <text:p/>
          </table:table-cell>
          <table:table-cell table:content-validation-name="val1"/>
          <table:table-cell/>
        </table:table-row>
        <table:table-row table:style-name="ro6">
          <table:table-cell table:style-name="ce33" table:formula="of:=IF(ISBLANK([$Result.A188]);&quot;&quot;; [$Result.A188])">
            <text:p/>
          </table:table-cell>
          <table:table-cell table:style-name="ce34" table:formula="of:=IF(ISBLANK([$Result.B188]);&quot;&quot;; [$Result.B188])">
            <text:p/>
          </table:table-cell>
          <table:table-cell table:content-validation-name="val1"/>
          <table:table-cell/>
        </table:table-row>
        <table:table-row table:style-name="ro6">
          <table:table-cell table:style-name="ce33" table:formula="of:=IF(ISBLANK([$Result.A189]);&quot;&quot;; [$Result.A189])">
            <text:p/>
          </table:table-cell>
          <table:table-cell table:style-name="ce34" table:formula="of:=IF(ISBLANK([$Result.B189]);&quot;&quot;; [$Result.B189])">
            <text:p/>
          </table:table-cell>
          <table:table-cell table:content-validation-name="val1"/>
          <table:table-cell/>
        </table:table-row>
        <table:table-row table:style-name="ro6">
          <table:table-cell table:style-name="ce33" table:formula="of:=IF(ISBLANK([$Result.A190]);&quot;&quot;; [$Result.A190])">
            <text:p/>
          </table:table-cell>
          <table:table-cell table:style-name="ce34" table:formula="of:=IF(ISBLANK([$Result.B190]);&quot;&quot;; [$Result.B190])">
            <text:p/>
          </table:table-cell>
          <table:table-cell table:content-validation-name="val1"/>
          <table:table-cell/>
        </table:table-row>
        <table:table-row table:style-name="ro6">
          <table:table-cell table:style-name="ce33" table:formula="of:=IF(ISBLANK([$Result.A191]);&quot;&quot;; [$Result.A191])">
            <text:p/>
          </table:table-cell>
          <table:table-cell table:style-name="ce34" table:formula="of:=IF(ISBLANK([$Result.B191]);&quot;&quot;; [$Result.B191])">
            <text:p/>
          </table:table-cell>
          <table:table-cell table:content-validation-name="val1"/>
          <table:table-cell/>
        </table:table-row>
        <table:table-row table:style-name="ro6">
          <table:table-cell table:style-name="ce33" table:formula="of:=IF(ISBLANK([$Result.A192]);&quot;&quot;; [$Result.A192])">
            <text:p/>
          </table:table-cell>
          <table:table-cell table:style-name="ce34" table:formula="of:=IF(ISBLANK([$Result.B192]);&quot;&quot;; [$Result.B192])">
            <text:p/>
          </table:table-cell>
          <table:table-cell table:content-validation-name="val1"/>
          <table:table-cell/>
        </table:table-row>
        <table:table-row table:style-name="ro6">
          <table:table-cell table:style-name="ce33" table:formula="of:=IF(ISBLANK([$Result.A193]);&quot;&quot;; [$Result.A193])">
            <text:p/>
          </table:table-cell>
          <table:table-cell table:style-name="ce34" table:formula="of:=IF(ISBLANK([$Result.B193]);&quot;&quot;; [$Result.B193])">
            <text:p/>
          </table:table-cell>
          <table:table-cell table:content-validation-name="val1"/>
          <table:table-cell/>
        </table:table-row>
        <table:table-row table:style-name="ro6">
          <table:table-cell table:style-name="ce33" table:formula="of:=IF(ISBLANK([$Result.A194]);&quot;&quot;; [$Result.A194])">
            <text:p/>
          </table:table-cell>
          <table:table-cell table:style-name="ce34" table:formula="of:=IF(ISBLANK([$Result.B194]);&quot;&quot;; [$Result.B194])">
            <text:p/>
          </table:table-cell>
          <table:table-cell table:content-validation-name="val1"/>
          <table:table-cell/>
        </table:table-row>
        <table:table-row table:style-name="ro6">
          <table:table-cell table:style-name="ce33" table:formula="of:=IF(ISBLANK([$Result.A195]);&quot;&quot;; [$Result.A195])">
            <text:p/>
          </table:table-cell>
          <table:table-cell table:style-name="ce34" table:formula="of:=IF(ISBLANK([$Result.B195]);&quot;&quot;; [$Result.B195])">
            <text:p/>
          </table:table-cell>
          <table:table-cell table:content-validation-name="val1"/>
          <table:table-cell/>
        </table:table-row>
        <table:table-row table:style-name="ro6">
          <table:table-cell table:style-name="ce33" table:formula="of:=IF(ISBLANK([$Result.A196]);&quot;&quot;; [$Result.A196])">
            <text:p/>
          </table:table-cell>
          <table:table-cell table:style-name="ce34" table:formula="of:=IF(ISBLANK([$Result.B196]);&quot;&quot;; [$Result.B196])">
            <text:p/>
          </table:table-cell>
          <table:table-cell table:content-validation-name="val1"/>
          <table:table-cell/>
        </table:table-row>
        <table:table-row table:style-name="ro6">
          <table:table-cell table:style-name="ce33" table:formula="of:=IF(ISBLANK([$Result.A197]);&quot;&quot;; [$Result.A197])">
            <text:p/>
          </table:table-cell>
          <table:table-cell table:style-name="ce34" table:formula="of:=IF(ISBLANK([$Result.B197]);&quot;&quot;; [$Result.B197])">
            <text:p/>
          </table:table-cell>
          <table:table-cell table:content-validation-name="val1"/>
          <table:table-cell/>
        </table:table-row>
        <table:table-row table:style-name="ro6">
          <table:table-cell table:style-name="ce33" table:formula="of:=IF(ISBLANK([$Result.A198]);&quot;&quot;; [$Result.A198])">
            <text:p/>
          </table:table-cell>
          <table:table-cell table:style-name="ce34" table:formula="of:=IF(ISBLANK([$Result.B198]);&quot;&quot;; [$Result.B198])">
            <text:p/>
          </table:table-cell>
          <table:table-cell table:content-validation-name="val1"/>
          <table:table-cell/>
        </table:table-row>
        <table:table-row table:style-name="ro6">
          <table:table-cell table:style-name="ce33" table:formula="of:=IF(ISBLANK([$Result.A199]);&quot;&quot;; [$Result.A199])">
            <text:p/>
          </table:table-cell>
          <table:table-cell table:style-name="ce34" table:formula="of:=IF(ISBLANK([$Result.B199]);&quot;&quot;; [$Result.B199])">
            <text:p/>
          </table:table-cell>
          <table:table-cell table:content-validation-name="val1"/>
          <table:table-cell/>
        </table:table-row>
        <table:table-row table:style-name="ro6">
          <table:table-cell table:style-name="ce33" table:formula="of:=IF(ISBLANK([$Result.A200]);&quot;&quot;; [$Result.A200])">
            <text:p/>
          </table:table-cell>
          <table:table-cell table:style-name="ce34" table:formula="of:=IF(ISBLANK([$Result.B200]);&quot;&quot;; [$Result.B200])">
            <text:p/>
          </table:table-cell>
          <table:table-cell table:content-validation-name="val1"/>
          <table:table-cell/>
        </table:table-row>
        <table:table-row table:style-name="ro6">
          <table:table-cell table:style-name="ce33" table:formula="of:=IF(ISBLANK([$Result.A201]);&quot;&quot;; [$Result.A201])">
            <text:p/>
          </table:table-cell>
          <table:table-cell table:style-name="ce34" table:formula="of:=IF(ISBLANK([$Result.B201]);&quot;&quot;; [$Result.B201])">
            <text:p/>
          </table:table-cell>
          <table:table-cell table:content-validation-name="val1"/>
          <table:table-cell/>
        </table:table-row>
        <table:table-row table:style-name="ro6">
          <table:table-cell table:style-name="ce33" table:formula="of:=IF(ISBLANK([$Result.A202]);&quot;&quot;; [$Result.A202])">
            <text:p/>
          </table:table-cell>
          <table:table-cell table:style-name="ce34" table:formula="of:=IF(ISBLANK([$Result.B202]);&quot;&quot;; [$Result.B202])">
            <text:p/>
          </table:table-cell>
          <table:table-cell table:content-validation-name="val1"/>
          <table:table-cell/>
        </table:table-row>
        <table:table-row table:style-name="ro6">
          <table:table-cell table:style-name="ce33" table:formula="of:=IF(ISBLANK([$Result.A203]);&quot;&quot;; [$Result.A203])">
            <text:p/>
          </table:table-cell>
          <table:table-cell table:style-name="ce34" table:formula="of:=IF(ISBLANK([$Result.B203]);&quot;&quot;; [$Result.B203])">
            <text:p/>
          </table:table-cell>
          <table:table-cell table:content-validation-name="val1"/>
          <table:table-cell/>
        </table:table-row>
        <table:table-row table:style-name="ro6">
          <table:table-cell table:style-name="ce33" table:formula="of:=IF(ISBLANK([$Result.A204]);&quot;&quot;; [$Result.A204])">
            <text:p/>
          </table:table-cell>
          <table:table-cell table:style-name="ce34" table:formula="of:=IF(ISBLANK([$Result.B204]);&quot;&quot;; [$Result.B204])">
            <text:p/>
          </table:table-cell>
          <table:table-cell table:content-validation-name="val1"/>
          <table:table-cell/>
        </table:table-row>
        <table:table-row table:style-name="ro6">
          <table:table-cell table:style-name="ce33" table:formula="of:=IF(ISBLANK([$Result.A205]);&quot;&quot;; [$Result.A205])">
            <text:p/>
          </table:table-cell>
          <table:table-cell table:style-name="ce34" table:formula="of:=IF(ISBLANK([$Result.B205]);&quot;&quot;; [$Result.B205])">
            <text:p/>
          </table:table-cell>
          <table:table-cell table:content-validation-name="val1"/>
          <table:table-cell/>
        </table:table-row>
        <table:table-row table:style-name="ro6">
          <table:table-cell table:style-name="ce33" table:formula="of:=IF(ISBLANK([$Result.A206]);&quot;&quot;; [$Result.A206])">
            <text:p/>
          </table:table-cell>
          <table:table-cell table:style-name="ce34" table:formula="of:=IF(ISBLANK([$Result.B206]);&quot;&quot;; [$Result.B206])">
            <text:p/>
          </table:table-cell>
          <table:table-cell table:content-validation-name="val1"/>
          <table:table-cell/>
        </table:table-row>
        <table:table-row table:style-name="ro6">
          <table:table-cell table:style-name="ce33" table:formula="of:=IF(ISBLANK([$Result.A207]);&quot;&quot;; [$Result.A207])">
            <text:p/>
          </table:table-cell>
          <table:table-cell table:style-name="ce34" table:formula="of:=IF(ISBLANK([$Result.B207]);&quot;&quot;; [$Result.B207])">
            <text:p/>
          </table:table-cell>
          <table:table-cell table:content-validation-name="val1"/>
          <table:table-cell/>
        </table:table-row>
        <table:table-row table:style-name="ro6">
          <table:table-cell table:style-name="ce33" table:formula="of:=IF(ISBLANK([$Result.A208]);&quot;&quot;; [$Result.A208])">
            <text:p/>
          </table:table-cell>
          <table:table-cell table:style-name="ce34" table:formula="of:=IF(ISBLANK([$Result.B208]);&quot;&quot;; [$Result.B208])">
            <text:p/>
          </table:table-cell>
          <table:table-cell table:content-validation-name="val1"/>
          <table:table-cell/>
        </table:table-row>
        <table:table-row table:style-name="ro6">
          <table:table-cell table:style-name="ce33" table:formula="of:=IF(ISBLANK([$Result.A209]);&quot;&quot;; [$Result.A209])">
            <text:p/>
          </table:table-cell>
          <table:table-cell table:style-name="ce34" table:formula="of:=IF(ISBLANK([$Result.B209]);&quot;&quot;; [$Result.B209])">
            <text:p/>
          </table:table-cell>
          <table:table-cell table:content-validation-name="val1"/>
          <table:table-cell/>
        </table:table-row>
        <table:table-row table:style-name="ro6">
          <table:table-cell table:style-name="ce33" table:formula="of:=IF(ISBLANK([$Result.A210]);&quot;&quot;; [$Result.A210])">
            <text:p/>
          </table:table-cell>
          <table:table-cell table:style-name="ce34" table:formula="of:=IF(ISBLANK([$Result.B210]);&quot;&quot;; [$Result.B210])">
            <text:p/>
          </table:table-cell>
          <table:table-cell table:content-validation-name="val1"/>
          <table:table-cell/>
        </table:table-row>
        <table:table-row table:style-name="ro6">
          <table:table-cell table:style-name="ce33" table:formula="of:=IF(ISBLANK([$Result.A211]);&quot;&quot;; [$Result.A211])">
            <text:p/>
          </table:table-cell>
          <table:table-cell table:style-name="ce34" table:formula="of:=IF(ISBLANK([$Result.B211]);&quot;&quot;; [$Result.B211])">
            <text:p/>
          </table:table-cell>
          <table:table-cell table:content-validation-name="val1"/>
          <table:table-cell/>
        </table:table-row>
        <table:table-row table:style-name="ro6">
          <table:table-cell table:style-name="ce33" table:formula="of:=IF(ISBLANK([$Result.A212]);&quot;&quot;; [$Result.A212])">
            <text:p/>
          </table:table-cell>
          <table:table-cell table:style-name="ce34" table:formula="of:=IF(ISBLANK([$Result.B212]);&quot;&quot;; [$Result.B212])">
            <text:p/>
          </table:table-cell>
          <table:table-cell table:content-validation-name="val1"/>
          <table:table-cell/>
        </table:table-row>
        <table:table-row table:style-name="ro6">
          <table:table-cell table:style-name="ce33" table:formula="of:=IF(ISBLANK([$Result.A213]);&quot;&quot;; [$Result.A213])">
            <text:p/>
          </table:table-cell>
          <table:table-cell table:style-name="ce34" table:formula="of:=IF(ISBLANK([$Result.B213]);&quot;&quot;; [$Result.B213])">
            <text:p/>
          </table:table-cell>
          <table:table-cell table:content-validation-name="val1"/>
          <table:table-cell/>
        </table:table-row>
        <table:table-row table:style-name="ro6">
          <table:table-cell table:style-name="ce33" table:formula="of:=IF(ISBLANK([$Result.A214]);&quot;&quot;; [$Result.A214])">
            <text:p/>
          </table:table-cell>
          <table:table-cell table:style-name="ce34" table:formula="of:=IF(ISBLANK([$Result.B214]);&quot;&quot;; [$Result.B214])">
            <text:p/>
          </table:table-cell>
          <table:table-cell table:content-validation-name="val1"/>
          <table:table-cell/>
        </table:table-row>
        <table:table-row table:style-name="ro6">
          <table:table-cell table:style-name="ce33" table:formula="of:=IF(ISBLANK([$Result.A215]);&quot;&quot;; [$Result.A215])">
            <text:p/>
          </table:table-cell>
          <table:table-cell table:style-name="ce34" table:formula="of:=IF(ISBLANK([$Result.B215]);&quot;&quot;; [$Result.B215])">
            <text:p/>
          </table:table-cell>
          <table:table-cell table:content-validation-name="val1"/>
          <table:table-cell/>
        </table:table-row>
        <table:table-row table:style-name="ro6">
          <table:table-cell table:style-name="ce33" table:formula="of:=IF(ISBLANK([$Result.A216]);&quot;&quot;; [$Result.A216])">
            <text:p/>
          </table:table-cell>
          <table:table-cell table:style-name="ce34" table:formula="of:=IF(ISBLANK([$Result.B216]);&quot;&quot;; [$Result.B216])">
            <text:p/>
          </table:table-cell>
          <table:table-cell table:content-validation-name="val1"/>
          <table:table-cell/>
        </table:table-row>
        <table:table-row table:style-name="ro6">
          <table:table-cell table:style-name="ce33" table:formula="of:=IF(ISBLANK([$Result.A217]);&quot;&quot;; [$Result.A217])">
            <text:p/>
          </table:table-cell>
          <table:table-cell table:style-name="ce34" table:formula="of:=IF(ISBLANK([$Result.B217]);&quot;&quot;; [$Result.B217])">
            <text:p/>
          </table:table-cell>
          <table:table-cell table:content-validation-name="val1"/>
          <table:table-cell/>
        </table:table-row>
        <table:table-row table:style-name="ro6">
          <table:table-cell table:style-name="ce33" table:formula="of:=IF(ISBLANK([$Result.A218]);&quot;&quot;; [$Result.A218])">
            <text:p/>
          </table:table-cell>
          <table:table-cell table:style-name="ce34" table:formula="of:=IF(ISBLANK([$Result.B218]);&quot;&quot;; [$Result.B218])">
            <text:p/>
          </table:table-cell>
          <table:table-cell table:content-validation-name="val1"/>
          <table:table-cell/>
        </table:table-row>
        <table:table-row table:style-name="ro6">
          <table:table-cell table:style-name="ce33" table:formula="of:=IF(ISBLANK([$Result.A219]);&quot;&quot;; [$Result.A219])">
            <text:p/>
          </table:table-cell>
          <table:table-cell table:style-name="ce34" table:formula="of:=IF(ISBLANK([$Result.B219]);&quot;&quot;; [$Result.B219])">
            <text:p/>
          </table:table-cell>
          <table:table-cell table:content-validation-name="val1"/>
          <table:table-cell/>
        </table:table-row>
        <table:table-row table:style-name="ro6">
          <table:table-cell table:style-name="ce33" table:formula="of:=IF(ISBLANK([$Result.A220]);&quot;&quot;; [$Result.A220])">
            <text:p/>
          </table:table-cell>
          <table:table-cell table:style-name="ce34" table:formula="of:=IF(ISBLANK([$Result.B220]);&quot;&quot;; [$Result.B220])">
            <text:p/>
          </table:table-cell>
          <table:table-cell table:content-validation-name="val1"/>
          <table:table-cell/>
        </table:table-row>
        <table:table-row table:style-name="ro6">
          <table:table-cell table:style-name="ce33" table:formula="of:=IF(ISBLANK([$Result.A221]);&quot;&quot;; [$Result.A221])">
            <text:p/>
          </table:table-cell>
          <table:table-cell table:style-name="ce34" table:formula="of:=IF(ISBLANK([$Result.B221]);&quot;&quot;; [$Result.B221])">
            <text:p/>
          </table:table-cell>
          <table:table-cell table:content-validation-name="val1"/>
          <table:table-cell/>
        </table:table-row>
        <table:table-row table:style-name="ro6">
          <table:table-cell table:style-name="ce33" table:formula="of:=IF(ISBLANK([$Result.A222]);&quot;&quot;; [$Result.A222])">
            <text:p/>
          </table:table-cell>
          <table:table-cell table:style-name="ce34" table:formula="of:=IF(ISBLANK([$Result.B222]);&quot;&quot;; [$Result.B222])">
            <text:p/>
          </table:table-cell>
          <table:table-cell table:content-validation-name="val1"/>
          <table:table-cell/>
        </table:table-row>
        <table:table-row table:style-name="ro6">
          <table:table-cell table:style-name="ce33" table:formula="of:=IF(ISBLANK([$Result.A223]);&quot;&quot;; [$Result.A223])">
            <text:p/>
          </table:table-cell>
          <table:table-cell table:style-name="ce34" table:formula="of:=IF(ISBLANK([$Result.B223]);&quot;&quot;; [$Result.B223])">
            <text:p/>
          </table:table-cell>
          <table:table-cell table:content-validation-name="val1"/>
          <table:table-cell/>
        </table:table-row>
        <table:table-row table:style-name="ro6">
          <table:table-cell table:style-name="ce33" table:formula="of:=IF(ISBLANK([$Result.A224]);&quot;&quot;; [$Result.A224])">
            <text:p/>
          </table:table-cell>
          <table:table-cell table:style-name="ce34" table:formula="of:=IF(ISBLANK([$Result.B224]);&quot;&quot;; [$Result.B224])">
            <text:p/>
          </table:table-cell>
          <table:table-cell table:content-validation-name="val1"/>
          <table:table-cell/>
        </table:table-row>
        <table:table-row table:style-name="ro6">
          <table:table-cell table:style-name="ce33" table:formula="of:=IF(ISBLANK([$Result.A225]);&quot;&quot;; [$Result.A225])">
            <text:p/>
          </table:table-cell>
          <table:table-cell table:style-name="ce34" table:formula="of:=IF(ISBLANK([$Result.B225]);&quot;&quot;; [$Result.B225])">
            <text:p/>
          </table:table-cell>
          <table:table-cell table:content-validation-name="val1"/>
          <table:table-cell/>
        </table:table-row>
        <table:table-row table:style-name="ro6">
          <table:table-cell table:style-name="ce33" table:formula="of:=IF(ISBLANK([$Result.A226]);&quot;&quot;; [$Result.A226])">
            <text:p/>
          </table:table-cell>
          <table:table-cell table:style-name="ce34" table:formula="of:=IF(ISBLANK([$Result.B226]);&quot;&quot;; [$Result.B226])">
            <text:p/>
          </table:table-cell>
          <table:table-cell table:content-validation-name="val1"/>
          <table:table-cell/>
        </table:table-row>
        <table:table-row table:style-name="ro6">
          <table:table-cell table:style-name="ce33" table:formula="of:=IF(ISBLANK([$Result.A227]);&quot;&quot;; [$Result.A227])">
            <text:p/>
          </table:table-cell>
          <table:table-cell table:style-name="ce34" table:formula="of:=IF(ISBLANK([$Result.B227]);&quot;&quot;; [$Result.B227])">
            <text:p/>
          </table:table-cell>
          <table:table-cell table:content-validation-name="val1"/>
          <table:table-cell/>
        </table:table-row>
        <table:table-row table:style-name="ro6">
          <table:table-cell table:style-name="ce33" table:formula="of:=IF(ISBLANK([$Result.A228]);&quot;&quot;; [$Result.A228])">
            <text:p/>
          </table:table-cell>
          <table:table-cell table:style-name="ce34" table:formula="of:=IF(ISBLANK([$Result.B228]);&quot;&quot;; [$Result.B228])">
            <text:p/>
          </table:table-cell>
          <table:table-cell table:content-validation-name="val1"/>
          <table:table-cell/>
        </table:table-row>
        <table:table-row table:style-name="ro6">
          <table:table-cell table:style-name="ce33" table:formula="of:=IF(ISBLANK([$Result.A229]);&quot;&quot;; [$Result.A229])">
            <text:p/>
          </table:table-cell>
          <table:table-cell table:style-name="ce34" table:formula="of:=IF(ISBLANK([$Result.B229]);&quot;&quot;; [$Result.B229])">
            <text:p/>
          </table:table-cell>
          <table:table-cell table:content-validation-name="val1"/>
          <table:table-cell/>
        </table:table-row>
        <table:table-row table:style-name="ro6">
          <table:table-cell table:style-name="ce33" table:formula="of:=IF(ISBLANK([$Result.A230]);&quot;&quot;; [$Result.A230])">
            <text:p/>
          </table:table-cell>
          <table:table-cell table:style-name="ce34" table:formula="of:=IF(ISBLANK([$Result.B230]);&quot;&quot;; [$Result.B230])">
            <text:p/>
          </table:table-cell>
          <table:table-cell table:content-validation-name="val1"/>
          <table:table-cell/>
        </table:table-row>
        <table:table-row table:style-name="ro6">
          <table:table-cell table:style-name="ce33" table:formula="of:=IF(ISBLANK([$Result.A231]);&quot;&quot;; [$Result.A231])">
            <text:p/>
          </table:table-cell>
          <table:table-cell table:style-name="ce34" table:formula="of:=IF(ISBLANK([$Result.B231]);&quot;&quot;; [$Result.B231])">
            <text:p/>
          </table:table-cell>
          <table:table-cell table:content-validation-name="val1"/>
          <table:table-cell/>
        </table:table-row>
        <table:table-row table:style-name="ro6">
          <table:table-cell table:style-name="ce33" table:formula="of:=IF(ISBLANK([$Result.A232]);&quot;&quot;; [$Result.A232])">
            <text:p/>
          </table:table-cell>
          <table:table-cell table:style-name="ce34" table:formula="of:=IF(ISBLANK([$Result.B232]);&quot;&quot;; [$Result.B232])">
            <text:p/>
          </table:table-cell>
          <table:table-cell table:content-validation-name="val1"/>
          <table:table-cell/>
        </table:table-row>
        <table:table-row table:style-name="ro6">
          <table:table-cell table:style-name="ce33" table:formula="of:=IF(ISBLANK([$Result.A233]);&quot;&quot;; [$Result.A233])">
            <text:p/>
          </table:table-cell>
          <table:table-cell table:style-name="ce34" table:formula="of:=IF(ISBLANK([$Result.B233]);&quot;&quot;; [$Result.B233])">
            <text:p/>
          </table:table-cell>
          <table:table-cell table:content-validation-name="val1"/>
          <table:table-cell/>
        </table:table-row>
        <table:table-row table:style-name="ro6">
          <table:table-cell table:style-name="ce33" table:formula="of:=IF(ISBLANK([$Result.A234]);&quot;&quot;; [$Result.A234])">
            <text:p/>
          </table:table-cell>
          <table:table-cell table:style-name="ce34" table:formula="of:=IF(ISBLANK([$Result.B234]);&quot;&quot;; [$Result.B234])">
            <text:p/>
          </table:table-cell>
          <table:table-cell table:content-validation-name="val1"/>
          <table:table-cell/>
        </table:table-row>
        <table:table-row table:style-name="ro6">
          <table:table-cell table:style-name="ce33" table:formula="of:=IF(ISBLANK([$Result.A235]);&quot;&quot;; [$Result.A235])">
            <text:p/>
          </table:table-cell>
          <table:table-cell table:style-name="ce34" table:formula="of:=IF(ISBLANK([$Result.B235]);&quot;&quot;; [$Result.B235])">
            <text:p/>
          </table:table-cell>
          <table:table-cell table:content-validation-name="val1"/>
          <table:table-cell/>
        </table:table-row>
        <table:table-row table:style-name="ro6">
          <table:table-cell table:style-name="ce33" table:formula="of:=IF(ISBLANK([$Result.A236]);&quot;&quot;; [$Result.A236])">
            <text:p/>
          </table:table-cell>
          <table:table-cell table:style-name="ce34" table:formula="of:=IF(ISBLANK([$Result.B236]);&quot;&quot;; [$Result.B236])">
            <text:p/>
          </table:table-cell>
          <table:table-cell table:content-validation-name="val1"/>
          <table:table-cell/>
        </table:table-row>
        <table:table-row table:style-name="ro6">
          <table:table-cell table:style-name="ce33" table:formula="of:=IF(ISBLANK([$Result.A237]);&quot;&quot;; [$Result.A237])">
            <text:p/>
          </table:table-cell>
          <table:table-cell table:style-name="ce34" table:formula="of:=IF(ISBLANK([$Result.B237]);&quot;&quot;; [$Result.B237])">
            <text:p/>
          </table:table-cell>
          <table:table-cell table:content-validation-name="val1"/>
          <table:table-cell/>
        </table:table-row>
        <table:table-row table:style-name="ro6">
          <table:table-cell table:style-name="ce33" table:formula="of:=IF(ISBLANK([$Result.A238]);&quot;&quot;; [$Result.A238])">
            <text:p/>
          </table:table-cell>
          <table:table-cell table:style-name="ce34" table:formula="of:=IF(ISBLANK([$Result.B238]);&quot;&quot;; [$Result.B238])">
            <text:p/>
          </table:table-cell>
          <table:table-cell table:content-validation-name="val1"/>
          <table:table-cell/>
        </table:table-row>
        <table:table-row table:style-name="ro6">
          <table:table-cell table:style-name="ce33" table:formula="of:=IF(ISBLANK([$Result.A239]);&quot;&quot;; [$Result.A239])">
            <text:p/>
          </table:table-cell>
          <table:table-cell table:style-name="ce34" table:formula="of:=IF(ISBLANK([$Result.B239]);&quot;&quot;; [$Result.B239])">
            <text:p/>
          </table:table-cell>
          <table:table-cell table:content-validation-name="val1"/>
          <table:table-cell/>
        </table:table-row>
        <table:table-row table:style-name="ro6">
          <table:table-cell table:style-name="ce33" table:formula="of:=IF(ISBLANK([$Result.A240]);&quot;&quot;; [$Result.A240])">
            <text:p/>
          </table:table-cell>
          <table:table-cell table:style-name="ce34" table:formula="of:=IF(ISBLANK([$Result.B240]);&quot;&quot;; [$Result.B240])">
            <text:p/>
          </table:table-cell>
          <table:table-cell table:content-validation-name="val1"/>
          <table:table-cell/>
        </table:table-row>
        <table:table-row table:style-name="ro6">
          <table:table-cell table:style-name="ce33" table:formula="of:=IF(ISBLANK([$Result.A241]);&quot;&quot;; [$Result.A241])">
            <text:p/>
          </table:table-cell>
          <table:table-cell table:style-name="ce34" table:formula="of:=IF(ISBLANK([$Result.B241]);&quot;&quot;; [$Result.B241])">
            <text:p/>
          </table:table-cell>
          <table:table-cell table:content-validation-name="val1"/>
          <table:table-cell/>
        </table:table-row>
        <table:table-row table:style-name="ro6">
          <table:table-cell table:style-name="ce33" table:formula="of:=IF(ISBLANK([$Result.A242]);&quot;&quot;; [$Result.A242])">
            <text:p/>
          </table:table-cell>
          <table:table-cell table:style-name="ce34" table:formula="of:=IF(ISBLANK([$Result.B242]);&quot;&quot;; [$Result.B242])">
            <text:p/>
          </table:table-cell>
          <table:table-cell table:content-validation-name="val1"/>
          <table:table-cell/>
        </table:table-row>
        <table:table-row table:style-name="ro6">
          <table:table-cell table:style-name="ce33" table:formula="of:=IF(ISBLANK([$Result.A243]);&quot;&quot;; [$Result.A243])">
            <text:p/>
          </table:table-cell>
          <table:table-cell table:style-name="ce34" table:formula="of:=IF(ISBLANK([$Result.B243]);&quot;&quot;; [$Result.B243])">
            <text:p/>
          </table:table-cell>
          <table:table-cell table:content-validation-name="val1"/>
          <table:table-cell/>
        </table:table-row>
        <table:table-row table:style-name="ro6">
          <table:table-cell table:style-name="ce33" table:formula="of:=IF(ISBLANK([$Result.A244]);&quot;&quot;; [$Result.A244])">
            <text:p/>
          </table:table-cell>
          <table:table-cell table:style-name="ce34" table:formula="of:=IF(ISBLANK([$Result.B244]);&quot;&quot;; [$Result.B244])">
            <text:p/>
          </table:table-cell>
          <table:table-cell table:content-validation-name="val1"/>
          <table:table-cell/>
        </table:table-row>
        <table:table-row table:style-name="ro6">
          <table:table-cell table:style-name="ce33" table:formula="of:=IF(ISBLANK([$Result.A245]);&quot;&quot;; [$Result.A245])">
            <text:p/>
          </table:table-cell>
          <table:table-cell table:style-name="ce34" table:formula="of:=IF(ISBLANK([$Result.B245]);&quot;&quot;; [$Result.B245])">
            <text:p/>
          </table:table-cell>
          <table:table-cell table:content-validation-name="val1"/>
          <table:table-cell/>
        </table:table-row>
        <table:table-row table:style-name="ro6">
          <table:table-cell table:style-name="ce33" table:formula="of:=IF(ISBLANK([$Result.A246]);&quot;&quot;; [$Result.A246])">
            <text:p/>
          </table:table-cell>
          <table:table-cell table:style-name="ce34" table:formula="of:=IF(ISBLANK([$Result.B246]);&quot;&quot;; [$Result.B246])">
            <text:p/>
          </table:table-cell>
          <table:table-cell table:content-validation-name="val1"/>
          <table:table-cell/>
        </table:table-row>
        <table:table-row table:style-name="ro6">
          <table:table-cell table:style-name="ce33" table:formula="of:=IF(ISBLANK([$Result.A247]);&quot;&quot;; [$Result.A247])">
            <text:p/>
          </table:table-cell>
          <table:table-cell table:style-name="ce34" table:formula="of:=IF(ISBLANK([$Result.B247]);&quot;&quot;; [$Result.B247])">
            <text:p/>
          </table:table-cell>
          <table:table-cell table:content-validation-name="val1"/>
          <table:table-cell/>
        </table:table-row>
        <table:table-row table:style-name="ro6">
          <table:table-cell table:style-name="ce33" table:formula="of:=IF(ISBLANK([$Result.A248]);&quot;&quot;; [$Result.A248])">
            <text:p/>
          </table:table-cell>
          <table:table-cell table:style-name="ce34" table:formula="of:=IF(ISBLANK([$Result.B248]);&quot;&quot;; [$Result.B248])">
            <text:p/>
          </table:table-cell>
          <table:table-cell table:content-validation-name="val1"/>
          <table:table-cell/>
        </table:table-row>
        <table:table-row table:style-name="ro6">
          <table:table-cell table:style-name="ce33" table:formula="of:=IF(ISBLANK([$Result.A249]);&quot;&quot;; [$Result.A249])">
            <text:p/>
          </table:table-cell>
          <table:table-cell table:style-name="ce34" table:formula="of:=IF(ISBLANK([$Result.B249]);&quot;&quot;; [$Result.B249])">
            <text:p/>
          </table:table-cell>
          <table:table-cell table:content-validation-name="val1"/>
          <table:table-cell/>
        </table:table-row>
        <table:table-row table:style-name="ro6">
          <table:table-cell table:style-name="ce33" table:formula="of:=IF(ISBLANK([$Result.A250]);&quot;&quot;; [$Result.A250])">
            <text:p/>
          </table:table-cell>
          <table:table-cell table:style-name="ce34" table:formula="of:=IF(ISBLANK([$Result.B250]);&quot;&quot;; [$Result.B250])">
            <text:p/>
          </table:table-cell>
          <table:table-cell table:content-validation-name="val1"/>
          <table:table-cell/>
        </table:table-row>
        <table:table-row table:style-name="ro6">
          <table:table-cell table:style-name="ce33" table:formula="of:=IF(ISBLANK([$Result.A251]);&quot;&quot;; [$Result.A251])">
            <text:p/>
          </table:table-cell>
          <table:table-cell table:style-name="ce34" table:formula="of:=IF(ISBLANK([$Result.B251]);&quot;&quot;; [$Result.B251])">
            <text:p/>
          </table:table-cell>
          <table:table-cell table:content-validation-name="val1"/>
          <table:table-cell/>
        </table:table-row>
        <table:table-row table:style-name="ro6">
          <table:table-cell table:style-name="ce33" table:formula="of:=IF(ISBLANK([$Result.A252]);&quot;&quot;; [$Result.A252])">
            <text:p/>
          </table:table-cell>
          <table:table-cell table:style-name="ce34" table:formula="of:=IF(ISBLANK([$Result.B252]);&quot;&quot;; [$Result.B252])">
            <text:p/>
          </table:table-cell>
          <table:table-cell table:content-validation-name="val1"/>
          <table:table-cell/>
        </table:table-row>
        <table:table-row table:style-name="ro6">
          <table:table-cell table:style-name="ce33" table:formula="of:=IF(ISBLANK([$Result.A253]);&quot;&quot;; [$Result.A253])">
            <text:p/>
          </table:table-cell>
          <table:table-cell table:style-name="ce34" table:formula="of:=IF(ISBLANK([$Result.B253]);&quot;&quot;; [$Result.B253])">
            <text:p/>
          </table:table-cell>
          <table:table-cell table:content-validation-name="val1"/>
          <table:table-cell/>
        </table:table-row>
        <table:table-row table:style-name="ro6">
          <table:table-cell table:style-name="ce33" table:formula="of:=IF(ISBLANK([$Result.A254]);&quot;&quot;; [$Result.A254])">
            <text:p/>
          </table:table-cell>
          <table:table-cell table:style-name="ce34" table:formula="of:=IF(ISBLANK([$Result.B254]);&quot;&quot;; [$Result.B254])">
            <text:p/>
          </table:table-cell>
          <table:table-cell table:content-validation-name="val1"/>
          <table:table-cell/>
        </table:table-row>
        <table:table-row table:style-name="ro6">
          <table:table-cell table:style-name="ce33" table:formula="of:=IF(ISBLANK([$Result.A255]);&quot;&quot;; [$Result.A255])">
            <text:p/>
          </table:table-cell>
          <table:table-cell table:style-name="ce34" table:formula="of:=IF(ISBLANK([$Result.B255]);&quot;&quot;; [$Result.B255])">
            <text:p/>
          </table:table-cell>
          <table:table-cell table:content-validation-name="val1"/>
          <table:table-cell/>
        </table:table-row>
        <table:table-row table:style-name="ro6">
          <table:table-cell table:style-name="ce33" table:formula="of:=IF(ISBLANK([$Result.A256]);&quot;&quot;; [$Result.A256])">
            <text:p/>
          </table:table-cell>
          <table:table-cell table:style-name="ce34" table:formula="of:=IF(ISBLANK([$Result.B256]);&quot;&quot;; [$Result.B256])">
            <text:p/>
          </table:table-cell>
          <table:table-cell table:content-validation-name="val1"/>
          <table:table-cell/>
        </table:table-row>
        <table:table-row table:style-name="ro6">
          <table:table-cell table:style-name="ce33" table:formula="of:=IF(ISBLANK([$Result.A257]);&quot;&quot;; [$Result.A257])">
            <text:p/>
          </table:table-cell>
          <table:table-cell table:style-name="ce34" table:formula="of:=IF(ISBLANK([$Result.B257]);&quot;&quot;; [$Result.B257])">
            <text:p/>
          </table:table-cell>
          <table:table-cell table:content-validation-name="val1"/>
          <table:table-cell/>
        </table:table-row>
        <table:table-row table:style-name="ro6">
          <table:table-cell table:style-name="ce33" table:formula="of:=IF(ISBLANK([$Result.A258]);&quot;&quot;; [$Result.A258])">
            <text:p/>
          </table:table-cell>
          <table:table-cell table:style-name="ce34" table:formula="of:=IF(ISBLANK([$Result.B258]);&quot;&quot;; [$Result.B258])">
            <text:p/>
          </table:table-cell>
          <table:table-cell table:content-validation-name="val1"/>
          <table:table-cell/>
        </table:table-row>
        <table:table-row table:style-name="ro6">
          <table:table-cell table:style-name="ce33" table:formula="of:=IF(ISBLANK([$Result.A259]);&quot;&quot;; [$Result.A259])">
            <text:p/>
          </table:table-cell>
          <table:table-cell table:style-name="ce34" table:formula="of:=IF(ISBLANK([$Result.B259]);&quot;&quot;; [$Result.B259])">
            <text:p/>
          </table:table-cell>
          <table:table-cell table:content-validation-name="val1"/>
          <table:table-cell/>
        </table:table-row>
        <table:table-row table:style-name="ro6">
          <table:table-cell table:style-name="ce33" table:formula="of:=IF(ISBLANK([$Result.A260]);&quot;&quot;; [$Result.A260])">
            <text:p/>
          </table:table-cell>
          <table:table-cell table:style-name="ce34" table:formula="of:=IF(ISBLANK([$Result.B260]);&quot;&quot;; [$Result.B260])">
            <text:p/>
          </table:table-cell>
          <table:table-cell table:content-validation-name="val1"/>
          <table:table-cell/>
        </table:table-row>
        <table:table-row table:style-name="ro6">
          <table:table-cell table:style-name="ce33" table:formula="of:=IF(ISBLANK([$Result.A261]);&quot;&quot;; [$Result.A261])">
            <text:p/>
          </table:table-cell>
          <table:table-cell table:style-name="ce34" table:formula="of:=IF(ISBLANK([$Result.B261]);&quot;&quot;; [$Result.B261])">
            <text:p/>
          </table:table-cell>
          <table:table-cell table:content-validation-name="val1"/>
          <table:table-cell/>
        </table:table-row>
        <table:table-row table:style-name="ro6">
          <table:table-cell table:style-name="ce33" table:formula="of:=IF(ISBLANK([$Result.A262]);&quot;&quot;; [$Result.A262])">
            <text:p/>
          </table:table-cell>
          <table:table-cell table:style-name="ce34" table:formula="of:=IF(ISBLANK([$Result.B262]);&quot;&quot;; [$Result.B262])">
            <text:p/>
          </table:table-cell>
          <table:table-cell table:content-validation-name="val1"/>
          <table:table-cell/>
        </table:table-row>
        <table:table-row table:style-name="ro6">
          <table:table-cell table:style-name="ce33" table:formula="of:=IF(ISBLANK([$Result.A263]);&quot;&quot;; [$Result.A263])">
            <text:p/>
          </table:table-cell>
          <table:table-cell table:style-name="ce34" table:formula="of:=IF(ISBLANK([$Result.B263]);&quot;&quot;; [$Result.B263])">
            <text:p/>
          </table:table-cell>
          <table:table-cell table:content-validation-name="val1"/>
          <table:table-cell/>
        </table:table-row>
        <table:table-row table:style-name="ro6">
          <table:table-cell table:style-name="ce33" table:formula="of:=IF(ISBLANK([$Result.A264]);&quot;&quot;; [$Result.A264])">
            <text:p/>
          </table:table-cell>
          <table:table-cell table:style-name="ce34" table:formula="of:=IF(ISBLANK([$Result.B264]);&quot;&quot;; [$Result.B264])">
            <text:p/>
          </table:table-cell>
          <table:table-cell table:content-validation-name="val1"/>
          <table:table-cell/>
        </table:table-row>
        <table:table-row table:style-name="ro6">
          <table:table-cell table:style-name="ce33" table:formula="of:=IF(ISBLANK([$Result.A265]);&quot;&quot;; [$Result.A265])">
            <text:p/>
          </table:table-cell>
          <table:table-cell table:style-name="ce34" table:formula="of:=IF(ISBLANK([$Result.B265]);&quot;&quot;; [$Result.B265])">
            <text:p/>
          </table:table-cell>
          <table:table-cell table:content-validation-name="val1"/>
          <table:table-cell/>
        </table:table-row>
        <table:table-row table:style-name="ro6">
          <table:table-cell table:style-name="ce33" table:formula="of:=IF(ISBLANK([$Result.A266]);&quot;&quot;; [$Result.A266])">
            <text:p/>
          </table:table-cell>
          <table:table-cell table:style-name="ce34" table:formula="of:=IF(ISBLANK([$Result.B266]);&quot;&quot;; [$Result.B266])">
            <text:p/>
          </table:table-cell>
          <table:table-cell table:content-validation-name="val1"/>
          <table:table-cell/>
        </table:table-row>
        <table:table-row table:style-name="ro6">
          <table:table-cell table:style-name="ce33" table:formula="of:=IF(ISBLANK([$Result.A267]);&quot;&quot;; [$Result.A267])">
            <text:p/>
          </table:table-cell>
          <table:table-cell table:style-name="ce34" table:formula="of:=IF(ISBLANK([$Result.B267]);&quot;&quot;; [$Result.B267])">
            <text:p/>
          </table:table-cell>
          <table:table-cell table:content-validation-name="val1"/>
          <table:table-cell/>
        </table:table-row>
        <table:table-row table:style-name="ro6">
          <table:table-cell table:style-name="ce33" table:formula="of:=IF(ISBLANK([$Result.A268]);&quot;&quot;; [$Result.A268])">
            <text:p/>
          </table:table-cell>
          <table:table-cell table:style-name="ce34" table:formula="of:=IF(ISBLANK([$Result.B268]);&quot;&quot;; [$Result.B268])">
            <text:p/>
          </table:table-cell>
          <table:table-cell table:content-validation-name="val1"/>
          <table:table-cell/>
        </table:table-row>
        <table:table-row table:style-name="ro6">
          <table:table-cell table:style-name="ce33" table:formula="of:=IF(ISBLANK([$Result.A269]);&quot;&quot;; [$Result.A269])">
            <text:p/>
          </table:table-cell>
          <table:table-cell table:style-name="ce34" table:formula="of:=IF(ISBLANK([$Result.B269]);&quot;&quot;; [$Result.B269])">
            <text:p/>
          </table:table-cell>
          <table:table-cell table:content-validation-name="val1"/>
          <table:table-cell/>
        </table:table-row>
        <table:table-row table:style-name="ro6">
          <table:table-cell table:style-name="ce33" table:formula="of:=IF(ISBLANK([$Result.A270]);&quot;&quot;; [$Result.A270])">
            <text:p/>
          </table:table-cell>
          <table:table-cell table:style-name="ce34" table:formula="of:=IF(ISBLANK([$Result.B270]);&quot;&quot;; [$Result.B270])">
            <text:p/>
          </table:table-cell>
          <table:table-cell table:content-validation-name="val1"/>
          <table:table-cell/>
        </table:table-row>
        <table:table-row table:style-name="ro6">
          <table:table-cell table:style-name="ce33" table:formula="of:=IF(ISBLANK([$Result.A271]);&quot;&quot;; [$Result.A271])">
            <text:p/>
          </table:table-cell>
          <table:table-cell table:style-name="ce34" table:formula="of:=IF(ISBLANK([$Result.B271]);&quot;&quot;; [$Result.B271])">
            <text:p/>
          </table:table-cell>
          <table:table-cell table:content-validation-name="val1"/>
          <table:table-cell/>
        </table:table-row>
        <table:table-row table:style-name="ro6">
          <table:table-cell table:style-name="ce33" table:formula="of:=IF(ISBLANK([$Result.A272]);&quot;&quot;; [$Result.A272])">
            <text:p/>
          </table:table-cell>
          <table:table-cell table:style-name="ce34" table:formula="of:=IF(ISBLANK([$Result.B272]);&quot;&quot;; [$Result.B272])">
            <text:p/>
          </table:table-cell>
          <table:table-cell table:content-validation-name="val1"/>
          <table:table-cell/>
        </table:table-row>
        <table:table-row table:style-name="ro6">
          <table:table-cell table:style-name="ce33" table:formula="of:=IF(ISBLANK([$Result.A273]);&quot;&quot;; [$Result.A273])">
            <text:p/>
          </table:table-cell>
          <table:table-cell table:style-name="ce34" table:formula="of:=IF(ISBLANK([$Result.B273]);&quot;&quot;; [$Result.B273])">
            <text:p/>
          </table:table-cell>
          <table:table-cell table:content-validation-name="val1"/>
          <table:table-cell/>
        </table:table-row>
        <table:table-row table:style-name="ro6">
          <table:table-cell table:style-name="ce33" table:formula="of:=IF(ISBLANK([$Result.A274]);&quot;&quot;; [$Result.A274])">
            <text:p/>
          </table:table-cell>
          <table:table-cell table:style-name="ce34" table:formula="of:=IF(ISBLANK([$Result.B274]);&quot;&quot;; [$Result.B274])">
            <text:p/>
          </table:table-cell>
          <table:table-cell table:content-validation-name="val1"/>
          <table:table-cell/>
        </table:table-row>
        <table:table-row table:style-name="ro6">
          <table:table-cell table:style-name="ce33" table:formula="of:=IF(ISBLANK([$Result.A275]);&quot;&quot;; [$Result.A275])">
            <text:p/>
          </table:table-cell>
          <table:table-cell table:style-name="ce34" table:formula="of:=IF(ISBLANK([$Result.B275]);&quot;&quot;; [$Result.B275])">
            <text:p/>
          </table:table-cell>
          <table:table-cell table:content-validation-name="val1"/>
          <table:table-cell/>
        </table:table-row>
        <table:table-row table:style-name="ro6">
          <table:table-cell table:style-name="ce33" table:formula="of:=IF(ISBLANK([$Result.A276]);&quot;&quot;; [$Result.A276])">
            <text:p/>
          </table:table-cell>
          <table:table-cell table:style-name="ce34" table:formula="of:=IF(ISBLANK([$Result.B276]);&quot;&quot;; [$Result.B276])">
            <text:p/>
          </table:table-cell>
          <table:table-cell table:content-validation-name="val1"/>
          <table:table-cell/>
        </table:table-row>
        <table:table-row table:style-name="ro6">
          <table:table-cell table:style-name="ce33" table:formula="of:=IF(ISBLANK([$Result.A277]);&quot;&quot;; [$Result.A277])">
            <text:p/>
          </table:table-cell>
          <table:table-cell table:style-name="ce34" table:formula="of:=IF(ISBLANK([$Result.B277]);&quot;&quot;; [$Result.B277])">
            <text:p/>
          </table:table-cell>
          <table:table-cell table:content-validation-name="val1"/>
          <table:table-cell/>
        </table:table-row>
        <table:table-row table:style-name="ro6">
          <table:table-cell table:style-name="ce33" table:formula="of:=IF(ISBLANK([$Result.A278]);&quot;&quot;; [$Result.A278])">
            <text:p/>
          </table:table-cell>
          <table:table-cell table:style-name="ce34" table:formula="of:=IF(ISBLANK([$Result.B278]);&quot;&quot;; [$Result.B278])">
            <text:p/>
          </table:table-cell>
          <table:table-cell table:content-validation-name="val1"/>
          <table:table-cell/>
        </table:table-row>
        <table:table-row table:style-name="ro6">
          <table:table-cell table:style-name="ce33" table:formula="of:=IF(ISBLANK([$Result.A279]);&quot;&quot;; [$Result.A279])">
            <text:p/>
          </table:table-cell>
          <table:table-cell table:style-name="ce34" table:formula="of:=IF(ISBLANK([$Result.B279]);&quot;&quot;; [$Result.B279])">
            <text:p/>
          </table:table-cell>
          <table:table-cell table:content-validation-name="val1"/>
          <table:table-cell/>
        </table:table-row>
        <table:table-row table:style-name="ro6">
          <table:table-cell table:style-name="ce33" table:formula="of:=IF(ISBLANK([$Result.A280]);&quot;&quot;; [$Result.A280])">
            <text:p/>
          </table:table-cell>
          <table:table-cell table:style-name="ce34" table:formula="of:=IF(ISBLANK([$Result.B280]);&quot;&quot;; [$Result.B280])">
            <text:p/>
          </table:table-cell>
          <table:table-cell table:content-validation-name="val1"/>
          <table:table-cell/>
        </table:table-row>
        <table:table-row table:style-name="ro6">
          <table:table-cell table:style-name="ce33" table:formula="of:=IF(ISBLANK([$Result.A281]);&quot;&quot;; [$Result.A281])">
            <text:p/>
          </table:table-cell>
          <table:table-cell table:style-name="ce34" table:formula="of:=IF(ISBLANK([$Result.B281]);&quot;&quot;; [$Result.B281])">
            <text:p/>
          </table:table-cell>
          <table:table-cell table:content-validation-name="val1"/>
          <table:table-cell/>
        </table:table-row>
        <table:table-row table:style-name="ro6">
          <table:table-cell table:style-name="ce33" table:formula="of:=IF(ISBLANK([$Result.A282]);&quot;&quot;; [$Result.A282])">
            <text:p/>
          </table:table-cell>
          <table:table-cell table:style-name="ce34" table:formula="of:=IF(ISBLANK([$Result.B282]);&quot;&quot;; [$Result.B282])">
            <text:p/>
          </table:table-cell>
          <table:table-cell table:content-validation-name="val1"/>
          <table:table-cell/>
        </table:table-row>
        <table:table-row table:style-name="ro6">
          <table:table-cell table:style-name="ce33" table:formula="of:=IF(ISBLANK([$Result.A283]);&quot;&quot;; [$Result.A283])">
            <text:p/>
          </table:table-cell>
          <table:table-cell table:style-name="ce34" table:formula="of:=IF(ISBLANK([$Result.B283]);&quot;&quot;; [$Result.B283])">
            <text:p/>
          </table:table-cell>
          <table:table-cell table:content-validation-name="val1"/>
          <table:table-cell/>
        </table:table-row>
        <table:table-row table:style-name="ro6">
          <table:table-cell table:style-name="ce33" table:formula="of:=IF(ISBLANK([$Result.A284]);&quot;&quot;; [$Result.A284])">
            <text:p/>
          </table:table-cell>
          <table:table-cell table:style-name="ce34" table:formula="of:=IF(ISBLANK([$Result.B284]);&quot;&quot;; [$Result.B284])">
            <text:p/>
          </table:table-cell>
          <table:table-cell table:content-validation-name="val1"/>
          <table:table-cell/>
        </table:table-row>
        <table:table-row table:style-name="ro6">
          <table:table-cell table:style-name="ce33" table:formula="of:=IF(ISBLANK([$Result.A285]);&quot;&quot;; [$Result.A285])">
            <text:p/>
          </table:table-cell>
          <table:table-cell table:style-name="ce34" table:formula="of:=IF(ISBLANK([$Result.B285]);&quot;&quot;; [$Result.B285])">
            <text:p/>
          </table:table-cell>
          <table:table-cell table:content-validation-name="val1"/>
          <table:table-cell/>
        </table:table-row>
        <table:table-row table:style-name="ro6">
          <table:table-cell table:style-name="ce33" table:formula="of:=IF(ISBLANK([$Result.A286]);&quot;&quot;; [$Result.A286])">
            <text:p/>
          </table:table-cell>
          <table:table-cell table:style-name="ce34" table:formula="of:=IF(ISBLANK([$Result.B286]);&quot;&quot;; [$Result.B286])">
            <text:p/>
          </table:table-cell>
          <table:table-cell table:content-validation-name="val1"/>
          <table:table-cell/>
        </table:table-row>
        <table:table-row table:style-name="ro6">
          <table:table-cell table:style-name="ce33" table:formula="of:=IF(ISBLANK([$Result.A287]);&quot;&quot;; [$Result.A287])">
            <text:p/>
          </table:table-cell>
          <table:table-cell table:style-name="ce34" table:formula="of:=IF(ISBLANK([$Result.B287]);&quot;&quot;; [$Result.B287])">
            <text:p/>
          </table:table-cell>
          <table:table-cell table:content-validation-name="val1"/>
          <table:table-cell/>
        </table:table-row>
        <table:table-row table:style-name="ro6">
          <table:table-cell table:style-name="ce33" table:formula="of:=IF(ISBLANK([$Result.A288]);&quot;&quot;; [$Result.A288])">
            <text:p/>
          </table:table-cell>
          <table:table-cell table:style-name="ce34" table:formula="of:=IF(ISBLANK([$Result.B288]);&quot;&quot;; [$Result.B288])">
            <text:p/>
          </table:table-cell>
          <table:table-cell table:content-validation-name="val1"/>
          <table:table-cell/>
        </table:table-row>
        <table:table-row table:style-name="ro6">
          <table:table-cell table:style-name="ce33" table:formula="of:=IF(ISBLANK([$Result.A289]);&quot;&quot;; [$Result.A289])">
            <text:p/>
          </table:table-cell>
          <table:table-cell table:style-name="ce34" table:formula="of:=IF(ISBLANK([$Result.B289]);&quot;&quot;; [$Result.B289])">
            <text:p/>
          </table:table-cell>
          <table:table-cell table:content-validation-name="val1"/>
          <table:table-cell/>
        </table:table-row>
        <table:table-row table:style-name="ro6">
          <table:table-cell table:style-name="ce33" table:formula="of:=IF(ISBLANK([$Result.A290]);&quot;&quot;; [$Result.A290])">
            <text:p/>
          </table:table-cell>
          <table:table-cell table:style-name="ce34" table:formula="of:=IF(ISBLANK([$Result.B290]);&quot;&quot;; [$Result.B290])">
            <text:p/>
          </table:table-cell>
          <table:table-cell table:content-validation-name="val1"/>
          <table:table-cell/>
        </table:table-row>
        <table:table-row table:style-name="ro6">
          <table:table-cell table:style-name="ce33" table:formula="of:=IF(ISBLANK([$Result.A291]);&quot;&quot;; [$Result.A291])">
            <text:p/>
          </table:table-cell>
          <table:table-cell table:style-name="ce34" table:formula="of:=IF(ISBLANK([$Result.B291]);&quot;&quot;; [$Result.B291])">
            <text:p/>
          </table:table-cell>
          <table:table-cell table:content-validation-name="val1"/>
          <table:table-cell/>
        </table:table-row>
        <table:table-row table:style-name="ro6">
          <table:table-cell table:style-name="ce33" table:formula="of:=IF(ISBLANK([$Result.A292]);&quot;&quot;; [$Result.A292])">
            <text:p/>
          </table:table-cell>
          <table:table-cell table:style-name="ce34" table:formula="of:=IF(ISBLANK([$Result.B292]);&quot;&quot;; [$Result.B292])">
            <text:p/>
          </table:table-cell>
          <table:table-cell table:content-validation-name="val1"/>
          <table:table-cell/>
        </table:table-row>
        <table:table-row table:style-name="ro6">
          <table:table-cell table:style-name="ce33" table:formula="of:=IF(ISBLANK([$Result.A293]);&quot;&quot;; [$Result.A293])">
            <text:p/>
          </table:table-cell>
          <table:table-cell table:style-name="ce34" table:formula="of:=IF(ISBLANK([$Result.B293]);&quot;&quot;; [$Result.B293])">
            <text:p/>
          </table:table-cell>
          <table:table-cell table:content-validation-name="val1"/>
          <table:table-cell/>
        </table:table-row>
        <table:table-row table:style-name="ro6">
          <table:table-cell table:style-name="ce33" table:formula="of:=IF(ISBLANK([$Result.A294]);&quot;&quot;; [$Result.A294])">
            <text:p/>
          </table:table-cell>
          <table:table-cell table:style-name="ce34" table:formula="of:=IF(ISBLANK([$Result.B294]);&quot;&quot;; [$Result.B294])">
            <text:p/>
          </table:table-cell>
          <table:table-cell table:content-validation-name="val1"/>
          <table:table-cell/>
        </table:table-row>
        <table:table-row table:style-name="ro6">
          <table:table-cell table:style-name="ce33" table:formula="of:=IF(ISBLANK([$Result.A295]);&quot;&quot;; [$Result.A295])">
            <text:p/>
          </table:table-cell>
          <table:table-cell table:style-name="ce34" table:formula="of:=IF(ISBLANK([$Result.B295]);&quot;&quot;; [$Result.B295])">
            <text:p/>
          </table:table-cell>
          <table:table-cell table:content-validation-name="val1"/>
          <table:table-cell/>
        </table:table-row>
        <table:table-row table:style-name="ro6">
          <table:table-cell table:style-name="ce33" table:formula="of:=IF(ISBLANK([$Result.A296]);&quot;&quot;; [$Result.A296])">
            <text:p/>
          </table:table-cell>
          <table:table-cell table:style-name="ce34" table:formula="of:=IF(ISBLANK([$Result.B296]);&quot;&quot;; [$Result.B296])">
            <text:p/>
          </table:table-cell>
          <table:table-cell table:content-validation-name="val1"/>
          <table:table-cell/>
        </table:table-row>
        <table:table-row table:style-name="ro6">
          <table:table-cell table:style-name="ce33" table:formula="of:=IF(ISBLANK([$Result.A297]);&quot;&quot;; [$Result.A297])">
            <text:p/>
          </table:table-cell>
          <table:table-cell table:style-name="ce34" table:formula="of:=IF(ISBLANK([$Result.B297]);&quot;&quot;; [$Result.B297])">
            <text:p/>
          </table:table-cell>
          <table:table-cell table:content-validation-name="val1"/>
          <table:table-cell/>
        </table:table-row>
        <table:table-row table:style-name="ro6">
          <table:table-cell table:style-name="ce33" table:formula="of:=IF(ISBLANK([$Result.A298]);&quot;&quot;; [$Result.A298])">
            <text:p/>
          </table:table-cell>
          <table:table-cell table:style-name="ce34" table:formula="of:=IF(ISBLANK([$Result.B298]);&quot;&quot;; [$Result.B298])">
            <text:p/>
          </table:table-cell>
          <table:table-cell table:content-validation-name="val1"/>
          <table:table-cell/>
        </table:table-row>
        <table:table-row table:style-name="ro6">
          <table:table-cell table:style-name="ce33" table:formula="of:=IF(ISBLANK([$Result.A299]);&quot;&quot;; [$Result.A299])">
            <text:p/>
          </table:table-cell>
          <table:table-cell table:style-name="ce34" table:formula="of:=IF(ISBLANK([$Result.B299]);&quot;&quot;; [$Result.B299])">
            <text:p/>
          </table:table-cell>
          <table:table-cell table:content-validation-name="val1"/>
          <table:table-cell/>
        </table:table-row>
        <table:table-row table:style-name="ro6">
          <table:table-cell table:style-name="ce33" table:formula="of:=IF(ISBLANK([$Result.A300]);&quot;&quot;; [$Result.A300])">
            <text:p/>
          </table:table-cell>
          <table:table-cell table:style-name="ce34" table:formula="of:=IF(ISBLANK([$Result.B300]);&quot;&quot;; [$Result.B300])">
            <text:p/>
          </table:table-cell>
          <table:table-cell table:content-validation-name="val1"/>
          <table:table-cell/>
        </table:table-row>
        <table:table-row table:style-name="ro6">
          <table:table-cell table:style-name="ce33" table:formula="of:=IF(ISBLANK([$Result.A301]);&quot;&quot;; [$Result.A301])">
            <text:p/>
          </table:table-cell>
          <table:table-cell table:style-name="ce34" table:formula="of:=IF(ISBLANK([$Result.B301]);&quot;&quot;; [$Result.B301])">
            <text:p/>
          </table:table-cell>
          <table:table-cell table:content-validation-name="val1"/>
          <table:table-cell/>
        </table:table-row>
        <table:table-row table:style-name="ro6">
          <table:table-cell table:style-name="ce33" table:formula="of:=IF(ISBLANK([$Result.A302]);&quot;&quot;; [$Result.A302])">
            <text:p/>
          </table:table-cell>
          <table:table-cell table:style-name="ce34" table:formula="of:=IF(ISBLANK([$Result.B302]);&quot;&quot;; [$Result.B302])">
            <text:p/>
          </table:table-cell>
          <table:table-cell table:content-validation-name="val1"/>
          <table:table-cell/>
        </table:table-row>
        <table:table-row table:style-name="ro6">
          <table:table-cell table:style-name="ce33" table:formula="of:=IF(ISBLANK([$Result.A303]);&quot;&quot;; [$Result.A303])">
            <text:p/>
          </table:table-cell>
          <table:table-cell table:style-name="ce34" table:formula="of:=IF(ISBLANK([$Result.B303]);&quot;&quot;; [$Result.B303])">
            <text:p/>
          </table:table-cell>
          <table:table-cell table:content-validation-name="val1"/>
          <table:table-cell/>
        </table:table-row>
        <table:table-row table:style-name="ro6">
          <table:table-cell table:style-name="ce33" table:formula="of:=IF(ISBLANK([$Result.A304]);&quot;&quot;; [$Result.A304])">
            <text:p/>
          </table:table-cell>
          <table:table-cell table:style-name="ce34" table:formula="of:=IF(ISBLANK([$Result.B304]);&quot;&quot;; [$Result.B304])">
            <text:p/>
          </table:table-cell>
          <table:table-cell table:content-validation-name="val1"/>
          <table:table-cell/>
        </table:table-row>
        <table:table-row table:style-name="ro6">
          <table:table-cell table:style-name="ce33" table:formula="of:=IF(ISBLANK([$Result.A305]);&quot;&quot;; [$Result.A305])">
            <text:p/>
          </table:table-cell>
          <table:table-cell table:style-name="ce34" table:formula="of:=IF(ISBLANK([$Result.B305]);&quot;&quot;; [$Result.B305])">
            <text:p/>
          </table:table-cell>
          <table:table-cell table:content-validation-name="val1"/>
          <table:table-cell/>
        </table:table-row>
        <table:table-row table:style-name="ro6">
          <table:table-cell table:style-name="ce33" table:formula="of:=IF(ISBLANK([$Result.A306]);&quot;&quot;; [$Result.A306])">
            <text:p/>
          </table:table-cell>
          <table:table-cell table:style-name="ce34" table:formula="of:=IF(ISBLANK([$Result.B306]);&quot;&quot;; [$Result.B306])">
            <text:p/>
          </table:table-cell>
          <table:table-cell table:content-validation-name="val1"/>
          <table:table-cell/>
        </table:table-row>
        <table:table-row table:style-name="ro6">
          <table:table-cell table:style-name="ce33" table:formula="of:=IF(ISBLANK([$Result.A307]);&quot;&quot;; [$Result.A307])">
            <text:p/>
          </table:table-cell>
          <table:table-cell table:style-name="ce34" table:formula="of:=IF(ISBLANK([$Result.B307]);&quot;&quot;; [$Result.B307])">
            <text:p/>
          </table:table-cell>
          <table:table-cell table:content-validation-name="val1"/>
          <table:table-cell/>
        </table:table-row>
        <table:table-row table:style-name="ro6">
          <table:table-cell table:style-name="ce33" table:formula="of:=IF(ISBLANK([$Result.A308]);&quot;&quot;; [$Result.A308])">
            <text:p/>
          </table:table-cell>
          <table:table-cell table:style-name="ce34" table:formula="of:=IF(ISBLANK([$Result.B308]);&quot;&quot;; [$Result.B308])">
            <text:p/>
          </table:table-cell>
          <table:table-cell table:content-validation-name="val1"/>
          <table:table-cell/>
        </table:table-row>
        <table:table-row table:style-name="ro6">
          <table:table-cell table:style-name="ce33" table:formula="of:=IF(ISBLANK([$Result.A309]);&quot;&quot;; [$Result.A309])">
            <text:p/>
          </table:table-cell>
          <table:table-cell table:style-name="ce34" table:formula="of:=IF(ISBLANK([$Result.B309]);&quot;&quot;; [$Result.B309])">
            <text:p/>
          </table:table-cell>
          <table:table-cell table:content-validation-name="val1"/>
          <table:table-cell/>
        </table:table-row>
        <table:table-row table:style-name="ro6">
          <table:table-cell table:style-name="ce33" table:formula="of:=IF(ISBLANK([$Result.A310]);&quot;&quot;; [$Result.A310])">
            <text:p/>
          </table:table-cell>
          <table:table-cell table:style-name="ce34" table:formula="of:=IF(ISBLANK([$Result.B310]);&quot;&quot;; [$Result.B310])">
            <text:p/>
          </table:table-cell>
          <table:table-cell table:content-validation-name="val1"/>
          <table:table-cell/>
        </table:table-row>
        <table:table-row table:style-name="ro6">
          <table:table-cell table:style-name="ce33" table:formula="of:=IF(ISBLANK([$Result.A311]);&quot;&quot;; [$Result.A311])">
            <text:p/>
          </table:table-cell>
          <table:table-cell table:style-name="ce34" table:formula="of:=IF(ISBLANK([$Result.B311]);&quot;&quot;; [$Result.B311])">
            <text:p/>
          </table:table-cell>
          <table:table-cell table:content-validation-name="val1"/>
          <table:table-cell/>
        </table:table-row>
        <table:table-row table:style-name="ro6">
          <table:table-cell table:style-name="ce33" table:formula="of:=IF(ISBLANK([$Result.A312]);&quot;&quot;; [$Result.A312])">
            <text:p/>
          </table:table-cell>
          <table:table-cell table:style-name="ce34" table:formula="of:=IF(ISBLANK([$Result.B312]);&quot;&quot;; [$Result.B312])">
            <text:p/>
          </table:table-cell>
          <table:table-cell table:content-validation-name="val1"/>
          <table:table-cell/>
        </table:table-row>
        <table:table-row table:style-name="ro6">
          <table:table-cell table:style-name="ce33" table:formula="of:=IF(ISBLANK([$Result.A313]);&quot;&quot;; [$Result.A313])">
            <text:p/>
          </table:table-cell>
          <table:table-cell table:style-name="ce34" table:formula="of:=IF(ISBLANK([$Result.B313]);&quot;&quot;; [$Result.B313])">
            <text:p/>
          </table:table-cell>
          <table:table-cell table:content-validation-name="val1"/>
          <table:table-cell/>
        </table:table-row>
        <table:table-row table:style-name="ro6">
          <table:table-cell table:style-name="ce33" table:formula="of:=IF(ISBLANK([$Result.A314]);&quot;&quot;; [$Result.A314])">
            <text:p/>
          </table:table-cell>
          <table:table-cell table:style-name="ce34" table:formula="of:=IF(ISBLANK([$Result.B314]);&quot;&quot;; [$Result.B314])">
            <text:p/>
          </table:table-cell>
          <table:table-cell table:content-validation-name="val1"/>
          <table:table-cell/>
        </table:table-row>
        <table:table-row table:style-name="ro6">
          <table:table-cell table:style-name="ce33" table:formula="of:=IF(ISBLANK([$Result.A315]);&quot;&quot;; [$Result.A315])">
            <text:p/>
          </table:table-cell>
          <table:table-cell table:style-name="ce34" table:formula="of:=IF(ISBLANK([$Result.B315]);&quot;&quot;; [$Result.B315])">
            <text:p/>
          </table:table-cell>
          <table:table-cell table:content-validation-name="val1"/>
          <table:table-cell/>
        </table:table-row>
        <table:table-row table:style-name="ro6">
          <table:table-cell table:style-name="ce33" table:formula="of:=IF(ISBLANK([$Result.A316]);&quot;&quot;; [$Result.A316])">
            <text:p/>
          </table:table-cell>
          <table:table-cell table:style-name="ce34" table:formula="of:=IF(ISBLANK([$Result.B316]);&quot;&quot;; [$Result.B316])">
            <text:p/>
          </table:table-cell>
          <table:table-cell table:content-validation-name="val1"/>
          <table:table-cell/>
        </table:table-row>
        <table:table-row table:style-name="ro6">
          <table:table-cell table:style-name="ce33" table:formula="of:=IF(ISBLANK([$Result.A317]);&quot;&quot;; [$Result.A317])">
            <text:p/>
          </table:table-cell>
          <table:table-cell table:style-name="ce34" table:formula="of:=IF(ISBLANK([$Result.B317]);&quot;&quot;; [$Result.B317])">
            <text:p/>
          </table:table-cell>
          <table:table-cell table:content-validation-name="val1"/>
          <table:table-cell/>
        </table:table-row>
        <table:table-row table:style-name="ro6">
          <table:table-cell table:style-name="ce33" table:formula="of:=IF(ISBLANK([$Result.A318]);&quot;&quot;; [$Result.A318])">
            <text:p/>
          </table:table-cell>
          <table:table-cell table:style-name="ce34" table:formula="of:=IF(ISBLANK([$Result.B318]);&quot;&quot;; [$Result.B318])">
            <text:p/>
          </table:table-cell>
          <table:table-cell table:content-validation-name="val1"/>
          <table:table-cell/>
        </table:table-row>
        <table:table-row table:style-name="ro6">
          <table:table-cell table:style-name="ce33" table:formula="of:=IF(ISBLANK([$Result.A319]);&quot;&quot;; [$Result.A319])">
            <text:p/>
          </table:table-cell>
          <table:table-cell table:style-name="ce34" table:formula="of:=IF(ISBLANK([$Result.B319]);&quot;&quot;; [$Result.B319])">
            <text:p/>
          </table:table-cell>
          <table:table-cell table:content-validation-name="val1"/>
          <table:table-cell/>
        </table:table-row>
        <table:table-row table:style-name="ro6">
          <table:table-cell table:style-name="ce33" table:formula="of:=IF(ISBLANK([$Result.A320]);&quot;&quot;; [$Result.A320])">
            <text:p/>
          </table:table-cell>
          <table:table-cell table:style-name="ce34" table:formula="of:=IF(ISBLANK([$Result.B320]);&quot;&quot;; [$Result.B320])">
            <text:p/>
          </table:table-cell>
          <table:table-cell table:content-validation-name="val1"/>
          <table:table-cell/>
        </table:table-row>
        <table:table-row table:style-name="ro6">
          <table:table-cell table:style-name="ce33" table:formula="of:=IF(ISBLANK([$Result.A321]);&quot;&quot;; [$Result.A321])">
            <text:p/>
          </table:table-cell>
          <table:table-cell table:style-name="ce34" table:formula="of:=IF(ISBLANK([$Result.B321]);&quot;&quot;; [$Result.B321])">
            <text:p/>
          </table:table-cell>
          <table:table-cell table:content-validation-name="val1"/>
          <table:table-cell/>
        </table:table-row>
        <table:table-row table:style-name="ro6">
          <table:table-cell table:style-name="ce33" table:formula="of:=IF(ISBLANK([$Result.A322]);&quot;&quot;; [$Result.A322])">
            <text:p/>
          </table:table-cell>
          <table:table-cell table:style-name="ce34" table:formula="of:=IF(ISBLANK([$Result.B322]);&quot;&quot;; [$Result.B322])">
            <text:p/>
          </table:table-cell>
          <table:table-cell table:content-validation-name="val1"/>
          <table:table-cell/>
        </table:table-row>
        <table:table-row table:style-name="ro6">
          <table:table-cell table:style-name="ce33" table:formula="of:=IF(ISBLANK([$Result.A323]);&quot;&quot;; [$Result.A323])">
            <text:p/>
          </table:table-cell>
          <table:table-cell table:style-name="ce34" table:formula="of:=IF(ISBLANK([$Result.B323]);&quot;&quot;; [$Result.B323])">
            <text:p/>
          </table:table-cell>
          <table:table-cell table:content-validation-name="val1"/>
          <table:table-cell/>
        </table:table-row>
        <table:table-row table:style-name="ro6">
          <table:table-cell table:style-name="ce33" table:formula="of:=IF(ISBLANK([$Result.A324]);&quot;&quot;; [$Result.A324])">
            <text:p/>
          </table:table-cell>
          <table:table-cell table:style-name="ce34" table:formula="of:=IF(ISBLANK([$Result.B324]);&quot;&quot;; [$Result.B324])">
            <text:p/>
          </table:table-cell>
          <table:table-cell table:content-validation-name="val1"/>
          <table:table-cell/>
        </table:table-row>
        <table:table-row table:style-name="ro6">
          <table:table-cell table:style-name="ce33" table:formula="of:=IF(ISBLANK([$Result.A325]);&quot;&quot;; [$Result.A325])">
            <text:p/>
          </table:table-cell>
          <table:table-cell table:style-name="ce34" table:formula="of:=IF(ISBLANK([$Result.B325]);&quot;&quot;; [$Result.B325])">
            <text:p/>
          </table:table-cell>
          <table:table-cell table:content-validation-name="val1"/>
          <table:table-cell/>
        </table:table-row>
        <table:table-row table:style-name="ro6">
          <table:table-cell table:style-name="ce33" table:formula="of:=IF(ISBLANK([$Result.A326]);&quot;&quot;; [$Result.A326])">
            <text:p/>
          </table:table-cell>
          <table:table-cell table:style-name="ce34" table:formula="of:=IF(ISBLANK([$Result.B326]);&quot;&quot;; [$Result.B326])">
            <text:p/>
          </table:table-cell>
          <table:table-cell table:content-validation-name="val1"/>
          <table:table-cell/>
        </table:table-row>
        <table:table-row table:style-name="ro6">
          <table:table-cell table:style-name="ce33" table:formula="of:=IF(ISBLANK([$Result.A327]);&quot;&quot;; [$Result.A327])">
            <text:p/>
          </table:table-cell>
          <table:table-cell table:style-name="ce34" table:formula="of:=IF(ISBLANK([$Result.B327]);&quot;&quot;; [$Result.B327])">
            <text:p/>
          </table:table-cell>
          <table:table-cell table:content-validation-name="val1"/>
          <table:table-cell/>
        </table:table-row>
        <table:table-row table:style-name="ro6">
          <table:table-cell table:style-name="ce33" table:formula="of:=IF(ISBLANK([$Result.A328]);&quot;&quot;; [$Result.A328])">
            <text:p/>
          </table:table-cell>
          <table:table-cell table:style-name="ce34" table:formula="of:=IF(ISBLANK([$Result.B328]);&quot;&quot;; [$Result.B328])">
            <text:p/>
          </table:table-cell>
          <table:table-cell table:content-validation-name="val1"/>
          <table:table-cell/>
        </table:table-row>
        <table:table-row table:style-name="ro6">
          <table:table-cell table:style-name="ce33" table:formula="of:=IF(ISBLANK([$Result.A329]);&quot;&quot;; [$Result.A329])">
            <text:p/>
          </table:table-cell>
          <table:table-cell table:style-name="ce34" table:formula="of:=IF(ISBLANK([$Result.B329]);&quot;&quot;; [$Result.B329])">
            <text:p/>
          </table:table-cell>
          <table:table-cell table:content-validation-name="val1"/>
          <table:table-cell/>
        </table:table-row>
        <table:table-row table:style-name="ro6">
          <table:table-cell table:style-name="ce33" table:formula="of:=IF(ISBLANK([$Result.A330]);&quot;&quot;; [$Result.A330])">
            <text:p/>
          </table:table-cell>
          <table:table-cell table:style-name="ce34" table:formula="of:=IF(ISBLANK([$Result.B330]);&quot;&quot;; [$Result.B330])">
            <text:p/>
          </table:table-cell>
          <table:table-cell table:content-validation-name="val1"/>
          <table:table-cell/>
        </table:table-row>
        <table:table-row table:style-name="ro6">
          <table:table-cell table:style-name="ce33" table:formula="of:=IF(ISBLANK([$Result.A331]);&quot;&quot;; [$Result.A331])">
            <text:p/>
          </table:table-cell>
          <table:table-cell table:style-name="ce34" table:formula="of:=IF(ISBLANK([$Result.B331]);&quot;&quot;; [$Result.B331])">
            <text:p/>
          </table:table-cell>
          <table:table-cell table:content-validation-name="val1"/>
          <table:table-cell/>
        </table:table-row>
        <table:table-row table:style-name="ro6">
          <table:table-cell table:style-name="ce33" table:formula="of:=IF(ISBLANK([$Result.A332]);&quot;&quot;; [$Result.A332])">
            <text:p/>
          </table:table-cell>
          <table:table-cell table:style-name="ce34" table:formula="of:=IF(ISBLANK([$Result.B332]);&quot;&quot;; [$Result.B332])">
            <text:p/>
          </table:table-cell>
          <table:table-cell table:content-validation-name="val1"/>
          <table:table-cell/>
        </table:table-row>
        <table:table-row table:style-name="ro6">
          <table:table-cell table:style-name="ce33" table:formula="of:=IF(ISBLANK([$Result.A333]);&quot;&quot;; [$Result.A333])">
            <text:p/>
          </table:table-cell>
          <table:table-cell table:style-name="ce34" table:formula="of:=IF(ISBLANK([$Result.B333]);&quot;&quot;; [$Result.B333])">
            <text:p/>
          </table:table-cell>
          <table:table-cell table:content-validation-name="val1"/>
          <table:table-cell/>
        </table:table-row>
        <table:table-row table:style-name="ro6">
          <table:table-cell table:style-name="ce33" table:formula="of:=IF(ISBLANK([$Result.A334]);&quot;&quot;; [$Result.A334])">
            <text:p/>
          </table:table-cell>
          <table:table-cell table:style-name="ce34" table:formula="of:=IF(ISBLANK([$Result.B334]);&quot;&quot;; [$Result.B334])">
            <text:p/>
          </table:table-cell>
          <table:table-cell table:content-validation-name="val1"/>
          <table:table-cell/>
        </table:table-row>
        <table:table-row table:style-name="ro6">
          <table:table-cell table:style-name="ce33" table:formula="of:=IF(ISBLANK([$Result.A335]);&quot;&quot;; [$Result.A335])">
            <text:p/>
          </table:table-cell>
          <table:table-cell table:style-name="ce34" table:formula="of:=IF(ISBLANK([$Result.B335]);&quot;&quot;; [$Result.B335])">
            <text:p/>
          </table:table-cell>
          <table:table-cell table:content-validation-name="val1"/>
          <table:table-cell/>
        </table:table-row>
        <table:table-row table:style-name="ro6">
          <table:table-cell table:style-name="ce33" table:formula="of:=IF(ISBLANK([$Result.A336]);&quot;&quot;; [$Result.A336])">
            <text:p/>
          </table:table-cell>
          <table:table-cell table:style-name="ce34" table:formula="of:=IF(ISBLANK([$Result.B336]);&quot;&quot;; [$Result.B336])">
            <text:p/>
          </table:table-cell>
          <table:table-cell table:content-validation-name="val1"/>
          <table:table-cell/>
        </table:table-row>
        <table:table-row table:style-name="ro6">
          <table:table-cell table:style-name="ce33" table:formula="of:=IF(ISBLANK([$Result.A337]);&quot;&quot;; [$Result.A337])">
            <text:p/>
          </table:table-cell>
          <table:table-cell table:style-name="ce34" table:formula="of:=IF(ISBLANK([$Result.B337]);&quot;&quot;; [$Result.B337])">
            <text:p/>
          </table:table-cell>
          <table:table-cell table:content-validation-name="val1"/>
          <table:table-cell/>
        </table:table-row>
        <table:table-row table:style-name="ro6">
          <table:table-cell table:style-name="ce33" table:formula="of:=IF(ISBLANK([$Result.A338]);&quot;&quot;; [$Result.A338])">
            <text:p/>
          </table:table-cell>
          <table:table-cell table:style-name="ce34" table:formula="of:=IF(ISBLANK([$Result.B338]);&quot;&quot;; [$Result.B338])">
            <text:p/>
          </table:table-cell>
          <table:table-cell table:content-validation-name="val1"/>
          <table:table-cell/>
        </table:table-row>
        <table:table-row table:style-name="ro6">
          <table:table-cell table:style-name="ce33" table:formula="of:=IF(ISBLANK([$Result.A339]);&quot;&quot;; [$Result.A339])">
            <text:p/>
          </table:table-cell>
          <table:table-cell table:style-name="ce34" table:formula="of:=IF(ISBLANK([$Result.B339]);&quot;&quot;; [$Result.B339])">
            <text:p/>
          </table:table-cell>
          <table:table-cell table:content-validation-name="val1"/>
          <table:table-cell/>
        </table:table-row>
        <table:table-row table:style-name="ro6">
          <table:table-cell table:style-name="ce33" table:formula="of:=IF(ISBLANK([$Result.A340]);&quot;&quot;; [$Result.A340])">
            <text:p/>
          </table:table-cell>
          <table:table-cell table:style-name="ce34" table:formula="of:=IF(ISBLANK([$Result.B340]);&quot;&quot;; [$Result.B340])">
            <text:p/>
          </table:table-cell>
          <table:table-cell table:content-validation-name="val1"/>
          <table:table-cell/>
        </table:table-row>
        <table:table-row table:style-name="ro6">
          <table:table-cell table:style-name="ce33" table:formula="of:=IF(ISBLANK([$Result.A341]);&quot;&quot;; [$Result.A341])">
            <text:p/>
          </table:table-cell>
          <table:table-cell table:style-name="ce34" table:formula="of:=IF(ISBLANK([$Result.B341]);&quot;&quot;; [$Result.B341])">
            <text:p/>
          </table:table-cell>
          <table:table-cell table:content-validation-name="val1"/>
          <table:table-cell/>
        </table:table-row>
        <table:table-row table:style-name="ro6">
          <table:table-cell table:style-name="ce33" table:formula="of:=IF(ISBLANK([$Result.A342]);&quot;&quot;; [$Result.A342])">
            <text:p/>
          </table:table-cell>
          <table:table-cell table:style-name="ce34" table:formula="of:=IF(ISBLANK([$Result.B342]);&quot;&quot;; [$Result.B342])">
            <text:p/>
          </table:table-cell>
          <table:table-cell table:content-validation-name="val1"/>
          <table:table-cell/>
        </table:table-row>
        <table:table-row table:style-name="ro6">
          <table:table-cell table:style-name="ce33" table:formula="of:=IF(ISBLANK([$Result.A343]);&quot;&quot;; [$Result.A343])">
            <text:p/>
          </table:table-cell>
          <table:table-cell table:style-name="ce34" table:formula="of:=IF(ISBLANK([$Result.B343]);&quot;&quot;; [$Result.B343])">
            <text:p/>
          </table:table-cell>
          <table:table-cell table:content-validation-name="val1"/>
          <table:table-cell/>
        </table:table-row>
        <table:table-row table:style-name="ro6">
          <table:table-cell table:style-name="ce33" table:formula="of:=IF(ISBLANK([$Result.A344]);&quot;&quot;; [$Result.A344])">
            <text:p/>
          </table:table-cell>
          <table:table-cell table:style-name="ce34" table:formula="of:=IF(ISBLANK([$Result.B344]);&quot;&quot;; [$Result.B344])">
            <text:p/>
          </table:table-cell>
          <table:table-cell table:content-validation-name="val1"/>
          <table:table-cell/>
        </table:table-row>
        <table:table-row table:style-name="ro6">
          <table:table-cell table:style-name="ce33" table:formula="of:=IF(ISBLANK([$Result.A345]);&quot;&quot;; [$Result.A345])">
            <text:p/>
          </table:table-cell>
          <table:table-cell table:style-name="ce34" table:formula="of:=IF(ISBLANK([$Result.B345]);&quot;&quot;; [$Result.B345])">
            <text:p/>
          </table:table-cell>
          <table:table-cell table:content-validation-name="val1"/>
          <table:table-cell/>
        </table:table-row>
        <table:table-row table:style-name="ro6">
          <table:table-cell table:style-name="ce33" table:formula="of:=IF(ISBLANK([$Result.A346]);&quot;&quot;; [$Result.A346])">
            <text:p/>
          </table:table-cell>
          <table:table-cell table:style-name="ce34" table:formula="of:=IF(ISBLANK([$Result.B346]);&quot;&quot;; [$Result.B346])">
            <text:p/>
          </table:table-cell>
          <table:table-cell table:content-validation-name="val1"/>
          <table:table-cell/>
        </table:table-row>
        <table:table-row table:style-name="ro6">
          <table:table-cell table:style-name="ce33" table:formula="of:=IF(ISBLANK([$Result.A347]);&quot;&quot;; [$Result.A347])">
            <text:p/>
          </table:table-cell>
          <table:table-cell table:style-name="ce34" table:formula="of:=IF(ISBLANK([$Result.B347]);&quot;&quot;; [$Result.B347])">
            <text:p/>
          </table:table-cell>
          <table:table-cell table:content-validation-name="val1"/>
          <table:table-cell/>
        </table:table-row>
        <table:table-row table:style-name="ro6">
          <table:table-cell table:style-name="ce33" table:formula="of:=IF(ISBLANK([$Result.A348]);&quot;&quot;; [$Result.A348])">
            <text:p/>
          </table:table-cell>
          <table:table-cell table:style-name="ce34" table:formula="of:=IF(ISBLANK([$Result.B348]);&quot;&quot;; [$Result.B348])">
            <text:p/>
          </table:table-cell>
          <table:table-cell table:content-validation-name="val1"/>
          <table:table-cell/>
        </table:table-row>
        <table:table-row table:style-name="ro6">
          <table:table-cell table:style-name="ce33" table:formula="of:=IF(ISBLANK([$Result.A349]);&quot;&quot;; [$Result.A349])">
            <text:p/>
          </table:table-cell>
          <table:table-cell table:style-name="ce34" table:formula="of:=IF(ISBLANK([$Result.B349]);&quot;&quot;; [$Result.B349])">
            <text:p/>
          </table:table-cell>
          <table:table-cell table:content-validation-name="val1"/>
          <table:table-cell/>
        </table:table-row>
        <table:table-row table:style-name="ro6">
          <table:table-cell table:style-name="ce33" table:formula="of:=IF(ISBLANK([$Result.A350]);&quot;&quot;; [$Result.A350])">
            <text:p/>
          </table:table-cell>
          <table:table-cell table:style-name="ce34" table:formula="of:=IF(ISBLANK([$Result.B350]);&quot;&quot;; [$Result.B350])">
            <text:p/>
          </table:table-cell>
          <table:table-cell table:content-validation-name="val1"/>
          <table:table-cell/>
        </table:table-row>
        <table:table-row table:style-name="ro6">
          <table:table-cell table:style-name="ce33" table:formula="of:=IF(ISBLANK([$Result.A351]);&quot;&quot;; [$Result.A351])">
            <text:p/>
          </table:table-cell>
          <table:table-cell table:style-name="ce34" table:formula="of:=IF(ISBLANK([$Result.B351]);&quot;&quot;; [$Result.B351])">
            <text:p/>
          </table:table-cell>
          <table:table-cell table:content-validation-name="val1"/>
          <table:table-cell/>
        </table:table-row>
        <table:table-row table:style-name="ro6">
          <table:table-cell table:style-name="ce33" table:formula="of:=IF(ISBLANK([$Result.A352]);&quot;&quot;; [$Result.A352])">
            <text:p/>
          </table:table-cell>
          <table:table-cell table:style-name="ce34" table:formula="of:=IF(ISBLANK([$Result.B352]);&quot;&quot;; [$Result.B352])">
            <text:p/>
          </table:table-cell>
          <table:table-cell table:content-validation-name="val1"/>
          <table:table-cell/>
        </table:table-row>
        <table:table-row table:style-name="ro6">
          <table:table-cell table:style-name="ce33" table:formula="of:=IF(ISBLANK([$Result.A353]);&quot;&quot;; [$Result.A353])">
            <text:p/>
          </table:table-cell>
          <table:table-cell table:style-name="ce34" table:formula="of:=IF(ISBLANK([$Result.B353]);&quot;&quot;; [$Result.B353])">
            <text:p/>
          </table:table-cell>
          <table:table-cell table:content-validation-name="val1"/>
          <table:table-cell/>
        </table:table-row>
        <table:table-row table:style-name="ro6">
          <table:table-cell table:style-name="ce33" table:formula="of:=IF(ISBLANK([$Result.A354]);&quot;&quot;; [$Result.A354])">
            <text:p/>
          </table:table-cell>
          <table:table-cell table:style-name="ce34" table:formula="of:=IF(ISBLANK([$Result.B354]);&quot;&quot;; [$Result.B354])">
            <text:p/>
          </table:table-cell>
          <table:table-cell table:content-validation-name="val1"/>
          <table:table-cell/>
        </table:table-row>
        <table:table-row table:style-name="ro6">
          <table:table-cell table:style-name="ce33" table:formula="of:=IF(ISBLANK([$Result.A355]);&quot;&quot;; [$Result.A355])">
            <text:p/>
          </table:table-cell>
          <table:table-cell table:style-name="ce34" table:formula="of:=IF(ISBLANK([$Result.B355]);&quot;&quot;; [$Result.B355])">
            <text:p/>
          </table:table-cell>
          <table:table-cell table:content-validation-name="val1"/>
          <table:table-cell/>
        </table:table-row>
        <table:table-row table:style-name="ro6">
          <table:table-cell table:style-name="ce33" table:formula="of:=IF(ISBLANK([$Result.A356]);&quot;&quot;; [$Result.A356])">
            <text:p/>
          </table:table-cell>
          <table:table-cell table:style-name="ce34" table:formula="of:=IF(ISBLANK([$Result.B356]);&quot;&quot;; [$Result.B356])">
            <text:p/>
          </table:table-cell>
          <table:table-cell table:content-validation-name="val1"/>
          <table:table-cell/>
        </table:table-row>
        <table:table-row table:style-name="ro6">
          <table:table-cell table:style-name="ce33" table:formula="of:=IF(ISBLANK([$Result.A357]);&quot;&quot;; [$Result.A357])">
            <text:p/>
          </table:table-cell>
          <table:table-cell table:style-name="ce34" table:formula="of:=IF(ISBLANK([$Result.B357]);&quot;&quot;; [$Result.B357])">
            <text:p/>
          </table:table-cell>
          <table:table-cell table:content-validation-name="val1"/>
          <table:table-cell/>
        </table:table-row>
        <table:table-row table:style-name="ro6">
          <table:table-cell table:style-name="ce33" table:formula="of:=IF(ISBLANK([$Result.A358]);&quot;&quot;; [$Result.A358])">
            <text:p/>
          </table:table-cell>
          <table:table-cell table:style-name="ce34" table:formula="of:=IF(ISBLANK([$Result.B358]);&quot;&quot;; [$Result.B358])">
            <text:p/>
          </table:table-cell>
          <table:table-cell table:content-validation-name="val1"/>
          <table:table-cell/>
        </table:table-row>
        <table:table-row table:style-name="ro6">
          <table:table-cell table:style-name="ce33" table:formula="of:=IF(ISBLANK([$Result.A359]);&quot;&quot;; [$Result.A359])">
            <text:p/>
          </table:table-cell>
          <table:table-cell table:style-name="ce34" table:formula="of:=IF(ISBLANK([$Result.B359]);&quot;&quot;; [$Result.B359])">
            <text:p/>
          </table:table-cell>
          <table:table-cell table:content-validation-name="val1"/>
          <table:table-cell/>
        </table:table-row>
        <table:table-row table:style-name="ro6">
          <table:table-cell table:style-name="ce33" table:formula="of:=IF(ISBLANK([$Result.A360]);&quot;&quot;; [$Result.A360])">
            <text:p/>
          </table:table-cell>
          <table:table-cell table:style-name="ce34" table:formula="of:=IF(ISBLANK([$Result.B360]);&quot;&quot;; [$Result.B360])">
            <text:p/>
          </table:table-cell>
          <table:table-cell table:content-validation-name="val1"/>
          <table:table-cell/>
        </table:table-row>
        <table:table-row table:style-name="ro6">
          <table:table-cell table:style-name="ce33" table:formula="of:=IF(ISBLANK([$Result.A361]);&quot;&quot;; [$Result.A361])">
            <text:p/>
          </table:table-cell>
          <table:table-cell table:style-name="ce34" table:formula="of:=IF(ISBLANK([$Result.B361]);&quot;&quot;; [$Result.B361])">
            <text:p/>
          </table:table-cell>
          <table:table-cell table:content-validation-name="val1"/>
          <table:table-cell/>
        </table:table-row>
        <table:table-row table:style-name="ro6">
          <table:table-cell table:style-name="ce33" table:formula="of:=IF(ISBLANK([$Result.A362]);&quot;&quot;; [$Result.A362])">
            <text:p/>
          </table:table-cell>
          <table:table-cell table:style-name="ce34" table:formula="of:=IF(ISBLANK([$Result.B362]);&quot;&quot;; [$Result.B362])">
            <text:p/>
          </table:table-cell>
          <table:table-cell table:content-validation-name="val1"/>
          <table:table-cell/>
        </table:table-row>
        <table:table-row table:style-name="ro6">
          <table:table-cell table:style-name="ce33" table:formula="of:=IF(ISBLANK([$Result.A363]);&quot;&quot;; [$Result.A363])">
            <text:p/>
          </table:table-cell>
          <table:table-cell table:style-name="ce34" table:formula="of:=IF(ISBLANK([$Result.B363]);&quot;&quot;; [$Result.B363])">
            <text:p/>
          </table:table-cell>
          <table:table-cell table:content-validation-name="val1"/>
          <table:table-cell/>
        </table:table-row>
        <table:table-row table:style-name="ro6">
          <table:table-cell table:style-name="ce33" table:formula="of:=IF(ISBLANK([$Result.A364]);&quot;&quot;; [$Result.A364])">
            <text:p/>
          </table:table-cell>
          <table:table-cell table:style-name="ce34" table:formula="of:=IF(ISBLANK([$Result.B364]);&quot;&quot;; [$Result.B364])">
            <text:p/>
          </table:table-cell>
          <table:table-cell table:content-validation-name="val1"/>
          <table:table-cell/>
        </table:table-row>
        <table:table-row table:style-name="ro6">
          <table:table-cell table:style-name="ce33" table:formula="of:=IF(ISBLANK([$Result.A365]);&quot;&quot;; [$Result.A365])">
            <text:p/>
          </table:table-cell>
          <table:table-cell table:style-name="ce34" table:formula="of:=IF(ISBLANK([$Result.B365]);&quot;&quot;; [$Result.B365])">
            <text:p/>
          </table:table-cell>
          <table:table-cell table:content-validation-name="val1"/>
          <table:table-cell/>
        </table:table-row>
        <table:table-row table:style-name="ro6">
          <table:table-cell table:style-name="ce33" table:formula="of:=IF(ISBLANK([$Result.A366]);&quot;&quot;; [$Result.A366])">
            <text:p/>
          </table:table-cell>
          <table:table-cell table:style-name="ce34" table:formula="of:=IF(ISBLANK([$Result.B366]);&quot;&quot;; [$Result.B366])">
            <text:p/>
          </table:table-cell>
          <table:table-cell table:content-validation-name="val1"/>
          <table:table-cell/>
        </table:table-row>
        <table:table-row table:style-name="ro6">
          <table:table-cell table:style-name="ce33" table:formula="of:=IF(ISBLANK([$Result.A367]);&quot;&quot;; [$Result.A367])">
            <text:p/>
          </table:table-cell>
          <table:table-cell table:style-name="ce34" table:formula="of:=IF(ISBLANK([$Result.B367]);&quot;&quot;; [$Result.B367])">
            <text:p/>
          </table:table-cell>
          <table:table-cell table:content-validation-name="val1"/>
          <table:table-cell/>
        </table:table-row>
        <table:table-row table:style-name="ro6">
          <table:table-cell table:style-name="ce33" table:formula="of:=IF(ISBLANK([$Result.A368]);&quot;&quot;; [$Result.A368])">
            <text:p/>
          </table:table-cell>
          <table:table-cell table:style-name="ce34" table:formula="of:=IF(ISBLANK([$Result.B368]);&quot;&quot;; [$Result.B368])">
            <text:p/>
          </table:table-cell>
          <table:table-cell table:content-validation-name="val1"/>
          <table:table-cell/>
        </table:table-row>
        <table:table-row table:style-name="ro6">
          <table:table-cell table:style-name="ce33" table:formula="of:=IF(ISBLANK([$Result.A369]);&quot;&quot;; [$Result.A369])">
            <text:p/>
          </table:table-cell>
          <table:table-cell table:style-name="ce34" table:formula="of:=IF(ISBLANK([$Result.B369]);&quot;&quot;; [$Result.B369])">
            <text:p/>
          </table:table-cell>
          <table:table-cell table:content-validation-name="val1"/>
          <table:table-cell/>
        </table:table-row>
        <table:table-row table:style-name="ro6">
          <table:table-cell table:style-name="ce33" table:formula="of:=IF(ISBLANK([$Result.A370]);&quot;&quot;; [$Result.A370])">
            <text:p/>
          </table:table-cell>
          <table:table-cell table:style-name="ce34" table:formula="of:=IF(ISBLANK([$Result.B370]);&quot;&quot;; [$Result.B370])">
            <text:p/>
          </table:table-cell>
          <table:table-cell table:content-validation-name="val1"/>
          <table:table-cell/>
        </table:table-row>
        <table:table-row table:style-name="ro6">
          <table:table-cell table:style-name="ce33" table:formula="of:=IF(ISBLANK([$Result.A371]);&quot;&quot;; [$Result.A371])">
            <text:p/>
          </table:table-cell>
          <table:table-cell table:style-name="ce34" table:formula="of:=IF(ISBLANK([$Result.B371]);&quot;&quot;; [$Result.B371])">
            <text:p/>
          </table:table-cell>
          <table:table-cell table:content-validation-name="val1"/>
          <table:table-cell/>
        </table:table-row>
        <table:table-row table:style-name="ro6">
          <table:table-cell table:style-name="ce33" table:formula="of:=IF(ISBLANK([$Result.A372]);&quot;&quot;; [$Result.A372])">
            <text:p/>
          </table:table-cell>
          <table:table-cell table:style-name="ce34" table:formula="of:=IF(ISBLANK([$Result.B372]);&quot;&quot;; [$Result.B372])">
            <text:p/>
          </table:table-cell>
          <table:table-cell table:content-validation-name="val1"/>
          <table:table-cell/>
        </table:table-row>
        <table:table-row table:style-name="ro6">
          <table:table-cell table:style-name="ce33" table:formula="of:=IF(ISBLANK([$Result.A373]);&quot;&quot;; [$Result.A373])">
            <text:p/>
          </table:table-cell>
          <table:table-cell table:style-name="ce34" table:formula="of:=IF(ISBLANK([$Result.B373]);&quot;&quot;; [$Result.B373])">
            <text:p/>
          </table:table-cell>
          <table:table-cell table:content-validation-name="val1"/>
          <table:table-cell/>
        </table:table-row>
        <table:table-row table:style-name="ro6">
          <table:table-cell table:style-name="ce33" table:formula="of:=IF(ISBLANK([$Result.A374]);&quot;&quot;; [$Result.A374])">
            <text:p/>
          </table:table-cell>
          <table:table-cell table:style-name="ce34" table:formula="of:=IF(ISBLANK([$Result.B374]);&quot;&quot;; [$Result.B374])">
            <text:p/>
          </table:table-cell>
          <table:table-cell table:content-validation-name="val1"/>
          <table:table-cell/>
        </table:table-row>
        <table:table-row table:style-name="ro6">
          <table:table-cell table:style-name="ce33" table:formula="of:=IF(ISBLANK([$Result.A375]);&quot;&quot;; [$Result.A375])">
            <text:p/>
          </table:table-cell>
          <table:table-cell table:style-name="ce34" table:formula="of:=IF(ISBLANK([$Result.B375]);&quot;&quot;; [$Result.B375])">
            <text:p/>
          </table:table-cell>
          <table:table-cell table:content-validation-name="val1"/>
          <table:table-cell/>
        </table:table-row>
        <table:table-row table:style-name="ro6">
          <table:table-cell table:style-name="ce33" table:formula="of:=IF(ISBLANK([$Result.A376]);&quot;&quot;; [$Result.A376])">
            <text:p/>
          </table:table-cell>
          <table:table-cell table:style-name="ce34" table:formula="of:=IF(ISBLANK([$Result.B376]);&quot;&quot;; [$Result.B376])">
            <text:p/>
          </table:table-cell>
          <table:table-cell table:content-validation-name="val1"/>
          <table:table-cell/>
        </table:table-row>
        <table:table-row table:style-name="ro6">
          <table:table-cell table:style-name="ce33" table:formula="of:=IF(ISBLANK([$Result.A377]);&quot;&quot;; [$Result.A377])">
            <text:p/>
          </table:table-cell>
          <table:table-cell table:style-name="ce34" table:formula="of:=IF(ISBLANK([$Result.B377]);&quot;&quot;; [$Result.B377])">
            <text:p/>
          </table:table-cell>
          <table:table-cell table:content-validation-name="val1"/>
          <table:table-cell/>
        </table:table-row>
        <table:table-row table:style-name="ro6">
          <table:table-cell table:style-name="ce33" table:formula="of:=IF(ISBLANK([$Result.A378]);&quot;&quot;; [$Result.A378])">
            <text:p/>
          </table:table-cell>
          <table:table-cell table:style-name="ce34" table:formula="of:=IF(ISBLANK([$Result.B378]);&quot;&quot;; [$Result.B378])">
            <text:p/>
          </table:table-cell>
          <table:table-cell table:content-validation-name="val1"/>
          <table:table-cell/>
        </table:table-row>
        <table:table-row table:style-name="ro6">
          <table:table-cell table:style-name="ce33" table:formula="of:=IF(ISBLANK([$Result.A379]);&quot;&quot;; [$Result.A379])">
            <text:p/>
          </table:table-cell>
          <table:table-cell table:style-name="ce34" table:formula="of:=IF(ISBLANK([$Result.B379]);&quot;&quot;; [$Result.B379])">
            <text:p/>
          </table:table-cell>
          <table:table-cell table:content-validation-name="val1"/>
          <table:table-cell/>
        </table:table-row>
        <table:table-row table:style-name="ro6">
          <table:table-cell table:style-name="ce33" table:formula="of:=IF(ISBLANK([$Result.A380]);&quot;&quot;; [$Result.A380])">
            <text:p/>
          </table:table-cell>
          <table:table-cell table:style-name="ce34" table:formula="of:=IF(ISBLANK([$Result.B380]);&quot;&quot;; [$Result.B380])">
            <text:p/>
          </table:table-cell>
          <table:table-cell table:content-validation-name="val1"/>
          <table:table-cell/>
        </table:table-row>
        <table:table-row table:style-name="ro6">
          <table:table-cell table:style-name="ce33" table:formula="of:=IF(ISBLANK([$Result.A381]);&quot;&quot;; [$Result.A381])">
            <text:p/>
          </table:table-cell>
          <table:table-cell table:style-name="ce34" table:formula="of:=IF(ISBLANK([$Result.B381]);&quot;&quot;; [$Result.B381])">
            <text:p/>
          </table:table-cell>
          <table:table-cell table:content-validation-name="val1"/>
          <table:table-cell/>
        </table:table-row>
        <table:table-row table:style-name="ro6">
          <table:table-cell table:style-name="ce33" table:formula="of:=IF(ISBLANK([$Result.A382]);&quot;&quot;; [$Result.A382])">
            <text:p/>
          </table:table-cell>
          <table:table-cell table:style-name="ce34" table:formula="of:=IF(ISBLANK([$Result.B382]);&quot;&quot;; [$Result.B382])">
            <text:p/>
          </table:table-cell>
          <table:table-cell table:content-validation-name="val1"/>
          <table:table-cell/>
        </table:table-row>
        <table:table-row table:style-name="ro6">
          <table:table-cell table:style-name="ce33" table:formula="of:=IF(ISBLANK([$Result.A383]);&quot;&quot;; [$Result.A383])">
            <text:p/>
          </table:table-cell>
          <table:table-cell table:style-name="ce34" table:formula="of:=IF(ISBLANK([$Result.B383]);&quot;&quot;; [$Result.B383])">
            <text:p/>
          </table:table-cell>
          <table:table-cell table:content-validation-name="val1"/>
          <table:table-cell/>
        </table:table-row>
        <table:table-row table:style-name="ro6">
          <table:table-cell table:style-name="ce33" table:formula="of:=IF(ISBLANK([$Result.A384]);&quot;&quot;; [$Result.A384])">
            <text:p/>
          </table:table-cell>
          <table:table-cell table:style-name="ce34" table:formula="of:=IF(ISBLANK([$Result.B384]);&quot;&quot;; [$Result.B384])">
            <text:p/>
          </table:table-cell>
          <table:table-cell table:content-validation-name="val1"/>
          <table:table-cell/>
        </table:table-row>
        <table:table-row table:style-name="ro6">
          <table:table-cell table:style-name="ce33" table:formula="of:=IF(ISBLANK([$Result.A385]);&quot;&quot;; [$Result.A385])">
            <text:p/>
          </table:table-cell>
          <table:table-cell table:style-name="ce34" table:formula="of:=IF(ISBLANK([$Result.B385]);&quot;&quot;; [$Result.B385])">
            <text:p/>
          </table:table-cell>
          <table:table-cell table:content-validation-name="val1"/>
          <table:table-cell/>
        </table:table-row>
        <table:table-row table:style-name="ro6">
          <table:table-cell table:style-name="ce33" table:formula="of:=IF(ISBLANK([$Result.A386]);&quot;&quot;; [$Result.A386])">
            <text:p/>
          </table:table-cell>
          <table:table-cell table:style-name="ce34" table:formula="of:=IF(ISBLANK([$Result.B386]);&quot;&quot;; [$Result.B386])">
            <text:p/>
          </table:table-cell>
          <table:table-cell table:content-validation-name="val1"/>
          <table:table-cell/>
        </table:table-row>
        <table:table-row table:style-name="ro6">
          <table:table-cell table:style-name="ce33" table:formula="of:=IF(ISBLANK([$Result.A387]);&quot;&quot;; [$Result.A387])">
            <text:p/>
          </table:table-cell>
          <table:table-cell table:style-name="ce34" table:formula="of:=IF(ISBLANK([$Result.B387]);&quot;&quot;; [$Result.B387])">
            <text:p/>
          </table:table-cell>
          <table:table-cell table:content-validation-name="val1"/>
          <table:table-cell/>
        </table:table-row>
        <table:table-row table:style-name="ro6">
          <table:table-cell table:style-name="ce33" table:formula="of:=IF(ISBLANK([$Result.A388]);&quot;&quot;; [$Result.A388])">
            <text:p/>
          </table:table-cell>
          <table:table-cell table:style-name="ce34" table:formula="of:=IF(ISBLANK([$Result.B388]);&quot;&quot;; [$Result.B388])">
            <text:p/>
          </table:table-cell>
          <table:table-cell table:content-validation-name="val1"/>
          <table:table-cell/>
        </table:table-row>
        <table:table-row table:style-name="ro6">
          <table:table-cell table:style-name="ce33" table:formula="of:=IF(ISBLANK([$Result.A389]);&quot;&quot;; [$Result.A389])">
            <text:p/>
          </table:table-cell>
          <table:table-cell table:style-name="ce34" table:formula="of:=IF(ISBLANK([$Result.B389]);&quot;&quot;; [$Result.B389])">
            <text:p/>
          </table:table-cell>
          <table:table-cell table:content-validation-name="val1"/>
          <table:table-cell/>
        </table:table-row>
        <table:table-row table:style-name="ro6">
          <table:table-cell table:style-name="ce33" table:formula="of:=IF(ISBLANK([$Result.A390]);&quot;&quot;; [$Result.A390])">
            <text:p/>
          </table:table-cell>
          <table:table-cell table:style-name="ce34" table:formula="of:=IF(ISBLANK([$Result.B390]);&quot;&quot;; [$Result.B390])">
            <text:p/>
          </table:table-cell>
          <table:table-cell table:content-validation-name="val1"/>
          <table:table-cell/>
        </table:table-row>
        <table:table-row table:style-name="ro6">
          <table:table-cell table:style-name="ce33" table:formula="of:=IF(ISBLANK([$Result.A391]);&quot;&quot;; [$Result.A391])">
            <text:p/>
          </table:table-cell>
          <table:table-cell table:style-name="ce34" table:formula="of:=IF(ISBLANK([$Result.B391]);&quot;&quot;; [$Result.B391])">
            <text:p/>
          </table:table-cell>
          <table:table-cell table:content-validation-name="val1"/>
          <table:table-cell/>
        </table:table-row>
        <table:table-row table:style-name="ro6">
          <table:table-cell table:style-name="ce33" table:formula="of:=IF(ISBLANK([$Result.A392]);&quot;&quot;; [$Result.A392])">
            <text:p/>
          </table:table-cell>
          <table:table-cell table:style-name="ce34" table:formula="of:=IF(ISBLANK([$Result.B392]);&quot;&quot;; [$Result.B392])">
            <text:p/>
          </table:table-cell>
          <table:table-cell table:content-validation-name="val1"/>
          <table:table-cell/>
        </table:table-row>
        <table:table-row table:style-name="ro6">
          <table:table-cell table:style-name="ce33" table:formula="of:=IF(ISBLANK([$Result.A393]);&quot;&quot;; [$Result.A393])">
            <text:p/>
          </table:table-cell>
          <table:table-cell table:style-name="ce34" table:formula="of:=IF(ISBLANK([$Result.B393]);&quot;&quot;; [$Result.B393])">
            <text:p/>
          </table:table-cell>
          <table:table-cell table:content-validation-name="val1"/>
          <table:table-cell/>
        </table:table-row>
        <table:table-row table:style-name="ro6">
          <table:table-cell table:style-name="ce33" table:formula="of:=IF(ISBLANK([$Result.A394]);&quot;&quot;; [$Result.A394])">
            <text:p/>
          </table:table-cell>
          <table:table-cell table:style-name="ce34" table:formula="of:=IF(ISBLANK([$Result.B394]);&quot;&quot;; [$Result.B394])">
            <text:p/>
          </table:table-cell>
          <table:table-cell table:content-validation-name="val1"/>
          <table:table-cell/>
        </table:table-row>
        <table:table-row table:style-name="ro6">
          <table:table-cell table:style-name="ce33" table:formula="of:=IF(ISBLANK([$Result.A395]);&quot;&quot;; [$Result.A395])">
            <text:p/>
          </table:table-cell>
          <table:table-cell table:style-name="ce34" table:formula="of:=IF(ISBLANK([$Result.B395]);&quot;&quot;; [$Result.B395])">
            <text:p/>
          </table:table-cell>
          <table:table-cell table:content-validation-name="val1"/>
          <table:table-cell/>
        </table:table-row>
        <table:table-row table:style-name="ro6">
          <table:table-cell table:style-name="ce33" table:formula="of:=IF(ISBLANK([$Result.A396]);&quot;&quot;; [$Result.A396])">
            <text:p/>
          </table:table-cell>
          <table:table-cell table:style-name="ce34" table:formula="of:=IF(ISBLANK([$Result.B396]);&quot;&quot;; [$Result.B396])">
            <text:p/>
          </table:table-cell>
          <table:table-cell table:content-validation-name="val1"/>
          <table:table-cell/>
        </table:table-row>
        <table:table-row table:style-name="ro6">
          <table:table-cell table:style-name="ce33" table:formula="of:=IF(ISBLANK([$Result.A397]);&quot;&quot;; [$Result.A397])">
            <text:p/>
          </table:table-cell>
          <table:table-cell table:style-name="ce34" table:formula="of:=IF(ISBLANK([$Result.B397]);&quot;&quot;; [$Result.B397])">
            <text:p/>
          </table:table-cell>
          <table:table-cell table:content-validation-name="val1"/>
          <table:table-cell/>
        </table:table-row>
        <table:table-row table:style-name="ro6">
          <table:table-cell table:style-name="ce33" table:formula="of:=IF(ISBLANK([$Result.A398]);&quot;&quot;; [$Result.A398])">
            <text:p/>
          </table:table-cell>
          <table:table-cell table:style-name="ce34" table:formula="of:=IF(ISBLANK([$Result.B398]);&quot;&quot;; [$Result.B398])">
            <text:p/>
          </table:table-cell>
          <table:table-cell table:content-validation-name="val1"/>
          <table:table-cell/>
        </table:table-row>
        <table:table-row table:style-name="ro6">
          <table:table-cell table:style-name="ce33" table:formula="of:=IF(ISBLANK([$Result.A399]);&quot;&quot;; [$Result.A399])">
            <text:p/>
          </table:table-cell>
          <table:table-cell table:style-name="ce34" table:formula="of:=IF(ISBLANK([$Result.B399]);&quot;&quot;; [$Result.B399])">
            <text:p/>
          </table:table-cell>
          <table:table-cell table:content-validation-name="val1"/>
          <table:table-cell/>
        </table:table-row>
        <table:table-row table:style-name="ro6">
          <table:table-cell table:style-name="ce33" table:formula="of:=IF(ISBLANK([$Result.A400]);&quot;&quot;; [$Result.A400])">
            <text:p/>
          </table:table-cell>
          <table:table-cell table:style-name="ce34" table:formula="of:=IF(ISBLANK([$Result.B400]);&quot;&quot;; [$Result.B400])">
            <text:p/>
          </table:table-cell>
          <table:table-cell table:content-validation-name="val1"/>
          <table:table-cell/>
        </table:table-row>
        <table:table-row table:style-name="ro6">
          <table:table-cell table:style-name="ce33" table:formula="of:=IF(ISBLANK([$Result.A401]);&quot;&quot;; [$Result.A401])">
            <text:p/>
          </table:table-cell>
          <table:table-cell table:style-name="ce34" table:formula="of:=IF(ISBLANK([$Result.B401]);&quot;&quot;; [$Result.B401])">
            <text:p/>
          </table:table-cell>
          <table:table-cell table:content-validation-name="val1"/>
          <table:table-cell/>
        </table:table-row>
        <table:table-row table:style-name="ro6">
          <table:table-cell table:style-name="ce33" table:formula="of:=IF(ISBLANK([$Result.A402]);&quot;&quot;; [$Result.A402])">
            <text:p/>
          </table:table-cell>
          <table:table-cell table:style-name="ce34" table:formula="of:=IF(ISBLANK([$Result.B402]);&quot;&quot;; [$Result.B402])">
            <text:p/>
          </table:table-cell>
          <table:table-cell table:content-validation-name="val1"/>
          <table:table-cell/>
        </table:table-row>
        <table:table-row table:style-name="ro6">
          <table:table-cell table:style-name="ce33" table:formula="of:=IF(ISBLANK([$Result.A403]);&quot;&quot;; [$Result.A403])">
            <text:p/>
          </table:table-cell>
          <table:table-cell table:style-name="ce34" table:formula="of:=IF(ISBLANK([$Result.B403]);&quot;&quot;; [$Result.B403])">
            <text:p/>
          </table:table-cell>
          <table:table-cell table:content-validation-name="val1"/>
          <table:table-cell/>
        </table:table-row>
        <table:table-row table:style-name="ro6">
          <table:table-cell table:style-name="ce33" table:formula="of:=IF(ISBLANK([$Result.A404]);&quot;&quot;; [$Result.A404])">
            <text:p/>
          </table:table-cell>
          <table:table-cell table:style-name="ce34" table:formula="of:=IF(ISBLANK([$Result.B404]);&quot;&quot;; [$Result.B404])">
            <text:p/>
          </table:table-cell>
          <table:table-cell table:content-validation-name="val1"/>
          <table:table-cell/>
        </table:table-row>
        <table:table-row table:style-name="ro6">
          <table:table-cell table:style-name="ce33" table:formula="of:=IF(ISBLANK([$Result.A405]);&quot;&quot;; [$Result.A405])">
            <text:p/>
          </table:table-cell>
          <table:table-cell table:style-name="ce34" table:formula="of:=IF(ISBLANK([$Result.B405]);&quot;&quot;; [$Result.B405])">
            <text:p/>
          </table:table-cell>
          <table:table-cell table:content-validation-name="val1"/>
          <table:table-cell/>
        </table:table-row>
        <table:table-row table:style-name="ro6">
          <table:table-cell table:style-name="ce33" table:formula="of:=IF(ISBLANK([$Result.A406]);&quot;&quot;; [$Result.A406])">
            <text:p/>
          </table:table-cell>
          <table:table-cell table:style-name="ce34" table:formula="of:=IF(ISBLANK([$Result.B406]);&quot;&quot;; [$Result.B406])">
            <text:p/>
          </table:table-cell>
          <table:table-cell table:content-validation-name="val1"/>
          <table:table-cell/>
        </table:table-row>
        <table:table-row table:style-name="ro6">
          <table:table-cell table:style-name="ce33" table:formula="of:=IF(ISBLANK([$Result.A407]);&quot;&quot;; [$Result.A407])">
            <text:p/>
          </table:table-cell>
          <table:table-cell table:style-name="ce34" table:formula="of:=IF(ISBLANK([$Result.B407]);&quot;&quot;; [$Result.B407])">
            <text:p/>
          </table:table-cell>
          <table:table-cell table:content-validation-name="val1"/>
          <table:table-cell/>
        </table:table-row>
        <table:table-row table:style-name="ro6">
          <table:table-cell table:style-name="ce33" table:formula="of:=IF(ISBLANK([$Result.A408]);&quot;&quot;; [$Result.A408])">
            <text:p/>
          </table:table-cell>
          <table:table-cell table:style-name="ce34" table:formula="of:=IF(ISBLANK([$Result.B408]);&quot;&quot;; [$Result.B408])">
            <text:p/>
          </table:table-cell>
          <table:table-cell table:content-validation-name="val1"/>
          <table:table-cell/>
        </table:table-row>
        <table:table-row table:style-name="ro6">
          <table:table-cell table:style-name="ce33" table:formula="of:=IF(ISBLANK([$Result.A409]);&quot;&quot;; [$Result.A409])">
            <text:p/>
          </table:table-cell>
          <table:table-cell table:style-name="ce34" table:formula="of:=IF(ISBLANK([$Result.B409]);&quot;&quot;; [$Result.B409])">
            <text:p/>
          </table:table-cell>
          <table:table-cell table:content-validation-name="val1"/>
          <table:table-cell/>
        </table:table-row>
        <table:table-row table:style-name="ro6">
          <table:table-cell table:style-name="ce33" table:formula="of:=IF(ISBLANK([$Result.A410]);&quot;&quot;; [$Result.A410])">
            <text:p/>
          </table:table-cell>
          <table:table-cell table:style-name="ce34" table:formula="of:=IF(ISBLANK([$Result.B410]);&quot;&quot;; [$Result.B410])">
            <text:p/>
          </table:table-cell>
          <table:table-cell table:content-validation-name="val1"/>
          <table:table-cell/>
        </table:table-row>
        <table:table-row table:style-name="ro6">
          <table:table-cell table:style-name="ce33" table:formula="of:=IF(ISBLANK([$Result.A411]);&quot;&quot;; [$Result.A411])">
            <text:p/>
          </table:table-cell>
          <table:table-cell table:style-name="ce34" table:formula="of:=IF(ISBLANK([$Result.B411]);&quot;&quot;; [$Result.B411])">
            <text:p/>
          </table:table-cell>
          <table:table-cell table:content-validation-name="val1"/>
          <table:table-cell/>
        </table:table-row>
        <table:table-row table:style-name="ro6">
          <table:table-cell table:style-name="ce33" table:formula="of:=IF(ISBLANK([$Result.A412]);&quot;&quot;; [$Result.A412])">
            <text:p/>
          </table:table-cell>
          <table:table-cell table:style-name="ce34" table:formula="of:=IF(ISBLANK([$Result.B412]);&quot;&quot;; [$Result.B412])">
            <text:p/>
          </table:table-cell>
          <table:table-cell table:content-validation-name="val1"/>
          <table:table-cell/>
        </table:table-row>
        <table:table-row table:style-name="ro6">
          <table:table-cell table:style-name="ce33" table:formula="of:=IF(ISBLANK([$Result.A413]);&quot;&quot;; [$Result.A413])">
            <text:p/>
          </table:table-cell>
          <table:table-cell table:style-name="ce34" table:formula="of:=IF(ISBLANK([$Result.B413]);&quot;&quot;; [$Result.B413])">
            <text:p/>
          </table:table-cell>
          <table:table-cell table:content-validation-name="val1"/>
          <table:table-cell/>
        </table:table-row>
        <table:table-row table:style-name="ro6">
          <table:table-cell table:style-name="ce33" table:formula="of:=IF(ISBLANK([$Result.A414]);&quot;&quot;; [$Result.A414])">
            <text:p/>
          </table:table-cell>
          <table:table-cell table:style-name="ce34" table:formula="of:=IF(ISBLANK([$Result.B414]);&quot;&quot;; [$Result.B414])">
            <text:p/>
          </table:table-cell>
          <table:table-cell table:content-validation-name="val1"/>
          <table:table-cell/>
        </table:table-row>
        <table:table-row table:style-name="ro6">
          <table:table-cell table:style-name="ce33" table:formula="of:=IF(ISBLANK([$Result.A415]);&quot;&quot;; [$Result.A415])">
            <text:p/>
          </table:table-cell>
          <table:table-cell table:style-name="ce34" table:formula="of:=IF(ISBLANK([$Result.B415]);&quot;&quot;; [$Result.B415])">
            <text:p/>
          </table:table-cell>
          <table:table-cell table:content-validation-name="val1"/>
          <table:table-cell/>
        </table:table-row>
        <table:table-row table:style-name="ro6">
          <table:table-cell table:style-name="ce33" table:formula="of:=IF(ISBLANK([$Result.A416]);&quot;&quot;; [$Result.A416])">
            <text:p/>
          </table:table-cell>
          <table:table-cell table:style-name="ce34" table:formula="of:=IF(ISBLANK([$Result.B416]);&quot;&quot;; [$Result.B416])">
            <text:p/>
          </table:table-cell>
          <table:table-cell table:content-validation-name="val1"/>
          <table:table-cell/>
        </table:table-row>
        <table:table-row table:style-name="ro6">
          <table:table-cell table:style-name="ce33" table:formula="of:=IF(ISBLANK([$Result.A417]);&quot;&quot;; [$Result.A417])">
            <text:p/>
          </table:table-cell>
          <table:table-cell table:style-name="ce34" table:formula="of:=IF(ISBLANK([$Result.B417]);&quot;&quot;; [$Result.B417])">
            <text:p/>
          </table:table-cell>
          <table:table-cell table:content-validation-name="val1"/>
          <table:table-cell/>
        </table:table-row>
        <table:table-row table:style-name="ro6">
          <table:table-cell table:style-name="ce33" table:formula="of:=IF(ISBLANK([$Result.A418]);&quot;&quot;; [$Result.A418])">
            <text:p/>
          </table:table-cell>
          <table:table-cell table:style-name="ce34" table:formula="of:=IF(ISBLANK([$Result.B418]);&quot;&quot;; [$Result.B418])">
            <text:p/>
          </table:table-cell>
          <table:table-cell table:content-validation-name="val1"/>
          <table:table-cell/>
        </table:table-row>
        <table:table-row table:style-name="ro6">
          <table:table-cell table:style-name="ce33" table:formula="of:=IF(ISBLANK([$Result.A419]);&quot;&quot;; [$Result.A419])">
            <text:p/>
          </table:table-cell>
          <table:table-cell table:style-name="ce34" table:formula="of:=IF(ISBLANK([$Result.B419]);&quot;&quot;; [$Result.B419])">
            <text:p/>
          </table:table-cell>
          <table:table-cell table:content-validation-name="val1"/>
          <table:table-cell/>
        </table:table-row>
        <table:table-row table:style-name="ro6">
          <table:table-cell table:style-name="ce33" table:formula="of:=IF(ISBLANK([$Result.A420]);&quot;&quot;; [$Result.A420])">
            <text:p/>
          </table:table-cell>
          <table:table-cell table:style-name="ce34" table:formula="of:=IF(ISBLANK([$Result.B420]);&quot;&quot;; [$Result.B420])">
            <text:p/>
          </table:table-cell>
          <table:table-cell table:content-validation-name="val1"/>
          <table:table-cell/>
        </table:table-row>
        <table:table-row table:style-name="ro6">
          <table:table-cell table:style-name="ce33" table:formula="of:=IF(ISBLANK([$Result.A421]);&quot;&quot;; [$Result.A421])">
            <text:p/>
          </table:table-cell>
          <table:table-cell table:style-name="ce34" table:formula="of:=IF(ISBLANK([$Result.B421]);&quot;&quot;; [$Result.B421])">
            <text:p/>
          </table:table-cell>
          <table:table-cell table:content-validation-name="val1"/>
          <table:table-cell/>
        </table:table-row>
        <table:table-row table:style-name="ro6">
          <table:table-cell table:style-name="ce33" table:formula="of:=IF(ISBLANK([$Result.A422]);&quot;&quot;; [$Result.A422])">
            <text:p/>
          </table:table-cell>
          <table:table-cell table:style-name="ce34" table:formula="of:=IF(ISBLANK([$Result.B422]);&quot;&quot;; [$Result.B422])">
            <text:p/>
          </table:table-cell>
          <table:table-cell table:content-validation-name="val1"/>
          <table:table-cell/>
        </table:table-row>
        <table:table-row table:style-name="ro6">
          <table:table-cell table:style-name="ce33" table:formula="of:=IF(ISBLANK([$Result.A423]);&quot;&quot;; [$Result.A423])">
            <text:p/>
          </table:table-cell>
          <table:table-cell table:style-name="ce34" table:formula="of:=IF(ISBLANK([$Result.B423]);&quot;&quot;; [$Result.B423])">
            <text:p/>
          </table:table-cell>
          <table:table-cell table:content-validation-name="val1"/>
          <table:table-cell/>
        </table:table-row>
        <table:table-row table:style-name="ro6">
          <table:table-cell table:style-name="ce33" table:formula="of:=IF(ISBLANK([$Result.A424]);&quot;&quot;; [$Result.A424])">
            <text:p/>
          </table:table-cell>
          <table:table-cell table:style-name="ce34" table:formula="of:=IF(ISBLANK([$Result.B424]);&quot;&quot;; [$Result.B424])">
            <text:p/>
          </table:table-cell>
          <table:table-cell table:content-validation-name="val1"/>
          <table:table-cell/>
        </table:table-row>
        <table:table-row table:style-name="ro6">
          <table:table-cell table:style-name="ce33" table:formula="of:=IF(ISBLANK([$Result.A425]);&quot;&quot;; [$Result.A425])">
            <text:p/>
          </table:table-cell>
          <table:table-cell table:style-name="ce34" table:formula="of:=IF(ISBLANK([$Result.B425]);&quot;&quot;; [$Result.B425])">
            <text:p/>
          </table:table-cell>
          <table:table-cell table:content-validation-name="val1"/>
          <table:table-cell/>
        </table:table-row>
        <table:table-row table:style-name="ro6">
          <table:table-cell table:style-name="ce33" table:formula="of:=IF(ISBLANK([$Result.A426]);&quot;&quot;; [$Result.A426])">
            <text:p/>
          </table:table-cell>
          <table:table-cell table:style-name="ce34" table:formula="of:=IF(ISBLANK([$Result.B426]);&quot;&quot;; [$Result.B426])">
            <text:p/>
          </table:table-cell>
          <table:table-cell table:content-validation-name="val1"/>
          <table:table-cell/>
        </table:table-row>
        <table:table-row table:style-name="ro6">
          <table:table-cell table:style-name="ce33" table:formula="of:=IF(ISBLANK([$Result.A427]);&quot;&quot;; [$Result.A427])">
            <text:p/>
          </table:table-cell>
          <table:table-cell table:style-name="ce34" table:formula="of:=IF(ISBLANK([$Result.B427]);&quot;&quot;; [$Result.B427])">
            <text:p/>
          </table:table-cell>
          <table:table-cell table:content-validation-name="val1"/>
          <table:table-cell/>
        </table:table-row>
        <table:table-row table:style-name="ro6">
          <table:table-cell table:style-name="ce33" table:formula="of:=IF(ISBLANK([$Result.A428]);&quot;&quot;; [$Result.A428])">
            <text:p/>
          </table:table-cell>
          <table:table-cell table:style-name="ce34" table:formula="of:=IF(ISBLANK([$Result.B428]);&quot;&quot;; [$Result.B428])">
            <text:p/>
          </table:table-cell>
          <table:table-cell table:content-validation-name="val1"/>
          <table:table-cell/>
        </table:table-row>
        <table:table-row table:style-name="ro6">
          <table:table-cell table:style-name="ce33" table:formula="of:=IF(ISBLANK([$Result.A429]);&quot;&quot;; [$Result.A429])">
            <text:p/>
          </table:table-cell>
          <table:table-cell table:style-name="ce34" table:formula="of:=IF(ISBLANK([$Result.B429]);&quot;&quot;; [$Result.B429])">
            <text:p/>
          </table:table-cell>
          <table:table-cell table:content-validation-name="val1"/>
          <table:table-cell/>
        </table:table-row>
        <table:table-row table:style-name="ro6">
          <table:table-cell table:style-name="ce33" table:formula="of:=IF(ISBLANK([$Result.A430]);&quot;&quot;; [$Result.A430])">
            <text:p/>
          </table:table-cell>
          <table:table-cell table:style-name="ce34" table:formula="of:=IF(ISBLANK([$Result.B430]);&quot;&quot;; [$Result.B430])">
            <text:p/>
          </table:table-cell>
          <table:table-cell table:content-validation-name="val1"/>
          <table:table-cell/>
        </table:table-row>
        <table:table-row table:style-name="ro6">
          <table:table-cell table:style-name="ce33" table:formula="of:=IF(ISBLANK([$Result.A431]);&quot;&quot;; [$Result.A431])">
            <text:p/>
          </table:table-cell>
          <table:table-cell table:style-name="ce34" table:formula="of:=IF(ISBLANK([$Result.B431]);&quot;&quot;; [$Result.B431])">
            <text:p/>
          </table:table-cell>
          <table:table-cell table:content-validation-name="val1"/>
          <table:table-cell/>
        </table:table-row>
        <table:table-row table:style-name="ro6">
          <table:table-cell table:style-name="ce33" table:formula="of:=IF(ISBLANK([$Result.A432]);&quot;&quot;; [$Result.A432])">
            <text:p/>
          </table:table-cell>
          <table:table-cell table:style-name="ce34" table:formula="of:=IF(ISBLANK([$Result.B432]);&quot;&quot;; [$Result.B432])">
            <text:p/>
          </table:table-cell>
          <table:table-cell table:content-validation-name="val1"/>
          <table:table-cell/>
        </table:table-row>
        <table:table-row table:style-name="ro6">
          <table:table-cell table:style-name="ce33" table:formula="of:=IF(ISBLANK([$Result.A433]);&quot;&quot;; [$Result.A433])">
            <text:p/>
          </table:table-cell>
          <table:table-cell table:style-name="ce34" table:formula="of:=IF(ISBLANK([$Result.B433]);&quot;&quot;; [$Result.B433])">
            <text:p/>
          </table:table-cell>
          <table:table-cell table:content-validation-name="val1"/>
          <table:table-cell/>
        </table:table-row>
        <table:table-row table:style-name="ro6">
          <table:table-cell table:style-name="ce33" table:formula="of:=IF(ISBLANK([$Result.A434]);&quot;&quot;; [$Result.A434])">
            <text:p/>
          </table:table-cell>
          <table:table-cell table:style-name="ce34" table:formula="of:=IF(ISBLANK([$Result.B434]);&quot;&quot;; [$Result.B434])">
            <text:p/>
          </table:table-cell>
          <table:table-cell table:content-validation-name="val1"/>
          <table:table-cell/>
        </table:table-row>
        <table:table-row table:style-name="ro6">
          <table:table-cell table:style-name="ce33" table:formula="of:=IF(ISBLANK([$Result.A435]);&quot;&quot;; [$Result.A435])">
            <text:p/>
          </table:table-cell>
          <table:table-cell table:style-name="ce34" table:formula="of:=IF(ISBLANK([$Result.B435]);&quot;&quot;; [$Result.B435])">
            <text:p/>
          </table:table-cell>
          <table:table-cell table:content-validation-name="val1"/>
          <table:table-cell/>
        </table:table-row>
        <table:table-row table:style-name="ro6">
          <table:table-cell table:style-name="ce33" table:formula="of:=IF(ISBLANK([$Result.A436]);&quot;&quot;; [$Result.A436])">
            <text:p/>
          </table:table-cell>
          <table:table-cell table:style-name="ce34" table:formula="of:=IF(ISBLANK([$Result.B436]);&quot;&quot;; [$Result.B436])">
            <text:p/>
          </table:table-cell>
          <table:table-cell table:content-validation-name="val1"/>
          <table:table-cell/>
        </table:table-row>
        <table:table-row table:style-name="ro6">
          <table:table-cell table:style-name="ce33" table:formula="of:=IF(ISBLANK([$Result.A437]);&quot;&quot;; [$Result.A437])">
            <text:p/>
          </table:table-cell>
          <table:table-cell table:style-name="ce34" table:formula="of:=IF(ISBLANK([$Result.B437]);&quot;&quot;; [$Result.B437])">
            <text:p/>
          </table:table-cell>
          <table:table-cell table:content-validation-name="val1"/>
          <table:table-cell/>
        </table:table-row>
        <table:table-row table:style-name="ro6">
          <table:table-cell table:style-name="ce33" table:formula="of:=IF(ISBLANK([$Result.A438]);&quot;&quot;; [$Result.A438])">
            <text:p/>
          </table:table-cell>
          <table:table-cell table:style-name="ce34" table:formula="of:=IF(ISBLANK([$Result.B438]);&quot;&quot;; [$Result.B438])">
            <text:p/>
          </table:table-cell>
          <table:table-cell table:content-validation-name="val1"/>
          <table:table-cell/>
        </table:table-row>
        <table:table-row table:style-name="ro6">
          <table:table-cell table:style-name="ce33" table:formula="of:=IF(ISBLANK([$Result.A439]);&quot;&quot;; [$Result.A439])">
            <text:p/>
          </table:table-cell>
          <table:table-cell table:style-name="ce34" table:formula="of:=IF(ISBLANK([$Result.B439]);&quot;&quot;; [$Result.B439])">
            <text:p/>
          </table:table-cell>
          <table:table-cell table:content-validation-name="val1"/>
          <table:table-cell/>
        </table:table-row>
        <table:table-row table:style-name="ro6">
          <table:table-cell table:style-name="ce33" table:formula="of:=IF(ISBLANK([$Result.A440]);&quot;&quot;; [$Result.A440])">
            <text:p/>
          </table:table-cell>
          <table:table-cell table:style-name="ce34" table:formula="of:=IF(ISBLANK([$Result.B440]);&quot;&quot;; [$Result.B440])">
            <text:p/>
          </table:table-cell>
          <table:table-cell table:content-validation-name="val1"/>
          <table:table-cell/>
        </table:table-row>
        <table:table-row table:style-name="ro6">
          <table:table-cell table:style-name="ce33" table:formula="of:=IF(ISBLANK([$Result.A441]);&quot;&quot;; [$Result.A441])">
            <text:p/>
          </table:table-cell>
          <table:table-cell table:style-name="ce34" table:formula="of:=IF(ISBLANK([$Result.B441]);&quot;&quot;; [$Result.B441])">
            <text:p/>
          </table:table-cell>
          <table:table-cell table:content-validation-name="val1"/>
          <table:table-cell/>
        </table:table-row>
        <table:table-row table:style-name="ro6">
          <table:table-cell table:style-name="ce33" table:formula="of:=IF(ISBLANK([$Result.A442]);&quot;&quot;; [$Result.A442])">
            <text:p/>
          </table:table-cell>
          <table:table-cell table:style-name="ce34" table:formula="of:=IF(ISBLANK([$Result.B442]);&quot;&quot;; [$Result.B442])">
            <text:p/>
          </table:table-cell>
          <table:table-cell table:content-validation-name="val1"/>
          <table:table-cell/>
        </table:table-row>
        <table:table-row table:style-name="ro6">
          <table:table-cell table:style-name="ce33" table:formula="of:=IF(ISBLANK([$Result.A443]);&quot;&quot;; [$Result.A443])">
            <text:p/>
          </table:table-cell>
          <table:table-cell table:style-name="ce34" table:formula="of:=IF(ISBLANK([$Result.B443]);&quot;&quot;; [$Result.B443])">
            <text:p/>
          </table:table-cell>
          <table:table-cell table:content-validation-name="val1"/>
          <table:table-cell/>
        </table:table-row>
        <table:table-row table:style-name="ro6">
          <table:table-cell table:style-name="ce33" table:formula="of:=IF(ISBLANK([$Result.A444]);&quot;&quot;; [$Result.A444])">
            <text:p/>
          </table:table-cell>
          <table:table-cell table:style-name="ce34" table:formula="of:=IF(ISBLANK([$Result.B444]);&quot;&quot;; [$Result.B444])">
            <text:p/>
          </table:table-cell>
          <table:table-cell table:content-validation-name="val1"/>
          <table:table-cell/>
        </table:table-row>
        <table:table-row table:style-name="ro6">
          <table:table-cell table:style-name="ce33" table:formula="of:=IF(ISBLANK([$Result.A445]);&quot;&quot;; [$Result.A445])">
            <text:p/>
          </table:table-cell>
          <table:table-cell table:style-name="ce34" table:formula="of:=IF(ISBLANK([$Result.B445]);&quot;&quot;; [$Result.B445])">
            <text:p/>
          </table:table-cell>
          <table:table-cell table:content-validation-name="val1"/>
          <table:table-cell/>
        </table:table-row>
        <table:table-row table:style-name="ro6">
          <table:table-cell table:style-name="ce33" table:formula="of:=IF(ISBLANK([$Result.A446]);&quot;&quot;; [$Result.A446])">
            <text:p/>
          </table:table-cell>
          <table:table-cell table:style-name="ce34" table:formula="of:=IF(ISBLANK([$Result.B446]);&quot;&quot;; [$Result.B446])">
            <text:p/>
          </table:table-cell>
          <table:table-cell table:content-validation-name="val1"/>
          <table:table-cell/>
        </table:table-row>
        <table:table-row table:style-name="ro6">
          <table:table-cell table:style-name="ce33" table:formula="of:=IF(ISBLANK([$Result.A447]);&quot;&quot;; [$Result.A447])">
            <text:p/>
          </table:table-cell>
          <table:table-cell table:style-name="ce34" table:formula="of:=IF(ISBLANK([$Result.B447]);&quot;&quot;; [$Result.B447])">
            <text:p/>
          </table:table-cell>
          <table:table-cell table:content-validation-name="val1"/>
          <table:table-cell/>
        </table:table-row>
        <table:table-row table:style-name="ro6">
          <table:table-cell table:style-name="ce33" table:formula="of:=IF(ISBLANK([$Result.A448]);&quot;&quot;; [$Result.A448])">
            <text:p/>
          </table:table-cell>
          <table:table-cell table:style-name="ce34" table:formula="of:=IF(ISBLANK([$Result.B448]);&quot;&quot;; [$Result.B448])">
            <text:p/>
          </table:table-cell>
          <table:table-cell table:content-validation-name="val1"/>
          <table:table-cell/>
        </table:table-row>
        <table:table-row table:style-name="ro6">
          <table:table-cell table:style-name="ce33" table:formula="of:=IF(ISBLANK([$Result.A449]);&quot;&quot;; [$Result.A449])">
            <text:p/>
          </table:table-cell>
          <table:table-cell table:style-name="ce34" table:formula="of:=IF(ISBLANK([$Result.B449]);&quot;&quot;; [$Result.B449])">
            <text:p/>
          </table:table-cell>
          <table:table-cell table:content-validation-name="val1"/>
          <table:table-cell/>
        </table:table-row>
        <table:table-row table:style-name="ro6">
          <table:table-cell table:style-name="ce33" table:formula="of:=IF(ISBLANK([$Result.A450]);&quot;&quot;; [$Result.A450])">
            <text:p/>
          </table:table-cell>
          <table:table-cell table:style-name="ce34" table:formula="of:=IF(ISBLANK([$Result.B450]);&quot;&quot;; [$Result.B450])">
            <text:p/>
          </table:table-cell>
          <table:table-cell table:content-validation-name="val1"/>
          <table:table-cell/>
        </table:table-row>
        <table:table-row table:style-name="ro6">
          <table:table-cell table:style-name="ce33" table:formula="of:=IF(ISBLANK([$Result.A451]);&quot;&quot;; [$Result.A451])">
            <text:p/>
          </table:table-cell>
          <table:table-cell table:style-name="ce34" table:formula="of:=IF(ISBLANK([$Result.B451]);&quot;&quot;; [$Result.B451])">
            <text:p/>
          </table:table-cell>
          <table:table-cell table:content-validation-name="val1"/>
          <table:table-cell/>
        </table:table-row>
        <table:table-row table:style-name="ro6">
          <table:table-cell table:style-name="ce33" table:formula="of:=IF(ISBLANK([$Result.A452]);&quot;&quot;; [$Result.A452])">
            <text:p/>
          </table:table-cell>
          <table:table-cell table:style-name="ce34" table:formula="of:=IF(ISBLANK([$Result.B452]);&quot;&quot;; [$Result.B452])">
            <text:p/>
          </table:table-cell>
          <table:table-cell table:content-validation-name="val1"/>
          <table:table-cell/>
        </table:table-row>
        <table:table-row table:style-name="ro6">
          <table:table-cell table:style-name="ce33" table:formula="of:=IF(ISBLANK([$Result.A453]);&quot;&quot;; [$Result.A453])">
            <text:p/>
          </table:table-cell>
          <table:table-cell table:style-name="ce34" table:formula="of:=IF(ISBLANK([$Result.B453]);&quot;&quot;; [$Result.B453])">
            <text:p/>
          </table:table-cell>
          <table:table-cell table:content-validation-name="val1"/>
          <table:table-cell/>
        </table:table-row>
        <table:table-row table:style-name="ro6">
          <table:table-cell table:style-name="ce33" table:formula="of:=IF(ISBLANK([$Result.A454]);&quot;&quot;; [$Result.A454])">
            <text:p/>
          </table:table-cell>
          <table:table-cell table:style-name="ce34" table:formula="of:=IF(ISBLANK([$Result.B454]);&quot;&quot;; [$Result.B454])">
            <text:p/>
          </table:table-cell>
          <table:table-cell table:content-validation-name="val1"/>
          <table:table-cell/>
        </table:table-row>
        <table:table-row table:style-name="ro6">
          <table:table-cell table:style-name="ce33" table:formula="of:=IF(ISBLANK([$Result.A455]);&quot;&quot;; [$Result.A455])">
            <text:p/>
          </table:table-cell>
          <table:table-cell table:style-name="ce34" table:formula="of:=IF(ISBLANK([$Result.B455]);&quot;&quot;; [$Result.B455])">
            <text:p/>
          </table:table-cell>
          <table:table-cell table:content-validation-name="val1"/>
          <table:table-cell/>
        </table:table-row>
        <table:table-row table:style-name="ro6">
          <table:table-cell table:style-name="ce33" table:formula="of:=IF(ISBLANK([$Result.A456]);&quot;&quot;; [$Result.A456])">
            <text:p/>
          </table:table-cell>
          <table:table-cell table:style-name="ce34" table:formula="of:=IF(ISBLANK([$Result.B456]);&quot;&quot;; [$Result.B456])">
            <text:p/>
          </table:table-cell>
          <table:table-cell table:content-validation-name="val1"/>
          <table:table-cell/>
        </table:table-row>
        <table:table-row table:style-name="ro6">
          <table:table-cell table:style-name="ce33" table:formula="of:=IF(ISBLANK([$Result.A457]);&quot;&quot;; [$Result.A457])">
            <text:p/>
          </table:table-cell>
          <table:table-cell table:style-name="ce34" table:formula="of:=IF(ISBLANK([$Result.B457]);&quot;&quot;; [$Result.B457])">
            <text:p/>
          </table:table-cell>
          <table:table-cell table:content-validation-name="val1"/>
          <table:table-cell/>
        </table:table-row>
        <table:table-row table:style-name="ro6">
          <table:table-cell table:style-name="ce33" table:formula="of:=IF(ISBLANK([$Result.A458]);&quot;&quot;; [$Result.A458])">
            <text:p/>
          </table:table-cell>
          <table:table-cell table:style-name="ce34" table:formula="of:=IF(ISBLANK([$Result.B458]);&quot;&quot;; [$Result.B458])">
            <text:p/>
          </table:table-cell>
          <table:table-cell table:content-validation-name="val1"/>
          <table:table-cell/>
        </table:table-row>
        <table:table-row table:style-name="ro6">
          <table:table-cell table:style-name="ce33" table:formula="of:=IF(ISBLANK([$Result.A459]);&quot;&quot;; [$Result.A459])">
            <text:p/>
          </table:table-cell>
          <table:table-cell table:style-name="ce34" table:formula="of:=IF(ISBLANK([$Result.B459]);&quot;&quot;; [$Result.B459])">
            <text:p/>
          </table:table-cell>
          <table:table-cell table:content-validation-name="val1"/>
          <table:table-cell/>
        </table:table-row>
        <table:table-row table:style-name="ro6">
          <table:table-cell table:style-name="ce33" table:formula="of:=IF(ISBLANK([$Result.A460]);&quot;&quot;; [$Result.A460])">
            <text:p/>
          </table:table-cell>
          <table:table-cell table:style-name="ce34" table:formula="of:=IF(ISBLANK([$Result.B460]);&quot;&quot;; [$Result.B460])">
            <text:p/>
          </table:table-cell>
          <table:table-cell table:content-validation-name="val1"/>
          <table:table-cell/>
        </table:table-row>
        <table:table-row table:style-name="ro6">
          <table:table-cell table:style-name="ce33" table:formula="of:=IF(ISBLANK([$Result.A461]);&quot;&quot;; [$Result.A461])">
            <text:p/>
          </table:table-cell>
          <table:table-cell table:style-name="ce34" table:formula="of:=IF(ISBLANK([$Result.B461]);&quot;&quot;; [$Result.B461])">
            <text:p/>
          </table:table-cell>
          <table:table-cell table:content-validation-name="val1"/>
          <table:table-cell/>
        </table:table-row>
        <table:table-row table:style-name="ro6">
          <table:table-cell table:style-name="ce33" table:formula="of:=IF(ISBLANK([$Result.A462]);&quot;&quot;; [$Result.A462])">
            <text:p/>
          </table:table-cell>
          <table:table-cell table:style-name="ce34" table:formula="of:=IF(ISBLANK([$Result.B462]);&quot;&quot;; [$Result.B462])">
            <text:p/>
          </table:table-cell>
          <table:table-cell table:content-validation-name="val1"/>
          <table:table-cell/>
        </table:table-row>
        <table:table-row table:style-name="ro6">
          <table:table-cell table:style-name="ce33" table:formula="of:=IF(ISBLANK([$Result.A463]);&quot;&quot;; [$Result.A463])">
            <text:p/>
          </table:table-cell>
          <table:table-cell table:style-name="ce34" table:formula="of:=IF(ISBLANK([$Result.B463]);&quot;&quot;; [$Result.B463])">
            <text:p/>
          </table:table-cell>
          <table:table-cell table:content-validation-name="val1"/>
          <table:table-cell/>
        </table:table-row>
        <table:table-row table:style-name="ro6">
          <table:table-cell table:style-name="ce33" table:formula="of:=IF(ISBLANK([$Result.A464]);&quot;&quot;; [$Result.A464])">
            <text:p/>
          </table:table-cell>
          <table:table-cell table:style-name="ce34" table:formula="of:=IF(ISBLANK([$Result.B464]);&quot;&quot;; [$Result.B464])">
            <text:p/>
          </table:table-cell>
          <table:table-cell table:content-validation-name="val1"/>
          <table:table-cell/>
        </table:table-row>
        <table:table-row table:style-name="ro6">
          <table:table-cell table:style-name="ce33" table:formula="of:=IF(ISBLANK([$Result.A465]);&quot;&quot;; [$Result.A465])">
            <text:p/>
          </table:table-cell>
          <table:table-cell table:style-name="ce34" table:formula="of:=IF(ISBLANK([$Result.B465]);&quot;&quot;; [$Result.B465])">
            <text:p/>
          </table:table-cell>
          <table:table-cell table:content-validation-name="val1"/>
          <table:table-cell/>
        </table:table-row>
        <table:table-row table:style-name="ro6">
          <table:table-cell table:style-name="ce33" table:formula="of:=IF(ISBLANK([$Result.A466]);&quot;&quot;; [$Result.A466])">
            <text:p/>
          </table:table-cell>
          <table:table-cell table:style-name="ce34" table:formula="of:=IF(ISBLANK([$Result.B466]);&quot;&quot;; [$Result.B466])">
            <text:p/>
          </table:table-cell>
          <table:table-cell table:content-validation-name="val1"/>
          <table:table-cell/>
        </table:table-row>
        <table:table-row table:style-name="ro6">
          <table:table-cell table:style-name="ce33" table:formula="of:=IF(ISBLANK([$Result.A467]);&quot;&quot;; [$Result.A467])">
            <text:p/>
          </table:table-cell>
          <table:table-cell table:style-name="ce34" table:formula="of:=IF(ISBLANK([$Result.B467]);&quot;&quot;; [$Result.B467])">
            <text:p/>
          </table:table-cell>
          <table:table-cell table:content-validation-name="val1"/>
          <table:table-cell/>
        </table:table-row>
        <table:table-row table:style-name="ro6">
          <table:table-cell table:style-name="ce33" table:formula="of:=IF(ISBLANK([$Result.A468]);&quot;&quot;; [$Result.A468])">
            <text:p/>
          </table:table-cell>
          <table:table-cell table:style-name="ce34" table:formula="of:=IF(ISBLANK([$Result.B468]);&quot;&quot;; [$Result.B468])">
            <text:p/>
          </table:table-cell>
          <table:table-cell table:content-validation-name="val1"/>
          <table:table-cell/>
        </table:table-row>
        <table:table-row table:style-name="ro6">
          <table:table-cell table:style-name="ce33" table:formula="of:=IF(ISBLANK([$Result.A469]);&quot;&quot;; [$Result.A469])">
            <text:p/>
          </table:table-cell>
          <table:table-cell table:style-name="ce34" table:formula="of:=IF(ISBLANK([$Result.B469]);&quot;&quot;; [$Result.B469])">
            <text:p/>
          </table:table-cell>
          <table:table-cell table:content-validation-name="val1"/>
          <table:table-cell/>
        </table:table-row>
        <table:table-row table:style-name="ro6">
          <table:table-cell table:style-name="ce33" table:formula="of:=IF(ISBLANK([$Result.A470]);&quot;&quot;; [$Result.A470])">
            <text:p/>
          </table:table-cell>
          <table:table-cell table:style-name="ce34" table:formula="of:=IF(ISBLANK([$Result.B470]);&quot;&quot;; [$Result.B470])">
            <text:p/>
          </table:table-cell>
          <table:table-cell table:content-validation-name="val1"/>
          <table:table-cell/>
        </table:table-row>
        <table:table-row table:style-name="ro6">
          <table:table-cell table:style-name="ce33" table:formula="of:=IF(ISBLANK([$Result.A471]);&quot;&quot;; [$Result.A471])">
            <text:p/>
          </table:table-cell>
          <table:table-cell table:style-name="ce34" table:formula="of:=IF(ISBLANK([$Result.B471]);&quot;&quot;; [$Result.B471])">
            <text:p/>
          </table:table-cell>
          <table:table-cell table:content-validation-name="val1"/>
          <table:table-cell/>
        </table:table-row>
        <table:table-row table:style-name="ro6">
          <table:table-cell table:style-name="ce33" table:formula="of:=IF(ISBLANK([$Result.A472]);&quot;&quot;; [$Result.A472])">
            <text:p/>
          </table:table-cell>
          <table:table-cell table:style-name="ce34" table:formula="of:=IF(ISBLANK([$Result.B472]);&quot;&quot;; [$Result.B472])">
            <text:p/>
          </table:table-cell>
          <table:table-cell table:content-validation-name="val1"/>
          <table:table-cell/>
        </table:table-row>
        <table:table-row table:style-name="ro6">
          <table:table-cell table:style-name="ce33" table:formula="of:=IF(ISBLANK([$Result.A473]);&quot;&quot;; [$Result.A473])">
            <text:p/>
          </table:table-cell>
          <table:table-cell table:style-name="ce34" table:formula="of:=IF(ISBLANK([$Result.B473]);&quot;&quot;; [$Result.B473])">
            <text:p/>
          </table:table-cell>
          <table:table-cell table:content-validation-name="val1"/>
          <table:table-cell/>
        </table:table-row>
        <table:table-row table:style-name="ro6">
          <table:table-cell table:style-name="ce33" table:formula="of:=IF(ISBLANK([$Result.A474]);&quot;&quot;; [$Result.A474])">
            <text:p/>
          </table:table-cell>
          <table:table-cell table:style-name="ce34" table:formula="of:=IF(ISBLANK([$Result.B474]);&quot;&quot;; [$Result.B474])">
            <text:p/>
          </table:table-cell>
          <table:table-cell table:content-validation-name="val1"/>
          <table:table-cell/>
        </table:table-row>
        <table:table-row table:style-name="ro6">
          <table:table-cell table:style-name="ce33" table:formula="of:=IF(ISBLANK([$Result.A475]);&quot;&quot;; [$Result.A475])">
            <text:p/>
          </table:table-cell>
          <table:table-cell table:style-name="ce34" table:formula="of:=IF(ISBLANK([$Result.B475]);&quot;&quot;; [$Result.B475])">
            <text:p/>
          </table:table-cell>
          <table:table-cell table:content-validation-name="val1"/>
          <table:table-cell/>
        </table:table-row>
        <table:table-row table:style-name="ro6">
          <table:table-cell table:style-name="ce33" table:formula="of:=IF(ISBLANK([$Result.A476]);&quot;&quot;; [$Result.A476])">
            <text:p/>
          </table:table-cell>
          <table:table-cell table:style-name="ce34" table:formula="of:=IF(ISBLANK([$Result.B476]);&quot;&quot;; [$Result.B476])">
            <text:p/>
          </table:table-cell>
          <table:table-cell table:content-validation-name="val1"/>
          <table:table-cell/>
        </table:table-row>
        <table:table-row table:style-name="ro6">
          <table:table-cell table:style-name="ce33" table:formula="of:=IF(ISBLANK([$Result.A477]);&quot;&quot;; [$Result.A477])">
            <text:p/>
          </table:table-cell>
          <table:table-cell table:style-name="ce34" table:formula="of:=IF(ISBLANK([$Result.B477]);&quot;&quot;; [$Result.B477])">
            <text:p/>
          </table:table-cell>
          <table:table-cell table:content-validation-name="val1"/>
          <table:table-cell/>
        </table:table-row>
        <table:table-row table:style-name="ro6">
          <table:table-cell table:style-name="ce33" table:formula="of:=IF(ISBLANK([$Result.A478]);&quot;&quot;; [$Result.A478])">
            <text:p/>
          </table:table-cell>
          <table:table-cell table:style-name="ce34" table:formula="of:=IF(ISBLANK([$Result.B478]);&quot;&quot;; [$Result.B478])">
            <text:p/>
          </table:table-cell>
          <table:table-cell table:content-validation-name="val1"/>
          <table:table-cell/>
        </table:table-row>
        <table:table-row table:style-name="ro6">
          <table:table-cell table:style-name="ce33" table:formula="of:=IF(ISBLANK([$Result.A479]);&quot;&quot;; [$Result.A479])">
            <text:p/>
          </table:table-cell>
          <table:table-cell table:style-name="ce34" table:formula="of:=IF(ISBLANK([$Result.B479]);&quot;&quot;; [$Result.B479])">
            <text:p/>
          </table:table-cell>
          <table:table-cell table:content-validation-name="val1"/>
          <table:table-cell/>
        </table:table-row>
        <table:table-row table:style-name="ro6">
          <table:table-cell table:style-name="ce33" table:formula="of:=IF(ISBLANK([$Result.A480]);&quot;&quot;; [$Result.A480])">
            <text:p/>
          </table:table-cell>
          <table:table-cell table:style-name="ce34" table:formula="of:=IF(ISBLANK([$Result.B480]);&quot;&quot;; [$Result.B480])">
            <text:p/>
          </table:table-cell>
          <table:table-cell table:content-validation-name="val1"/>
          <table:table-cell/>
        </table:table-row>
        <table:table-row table:style-name="ro6">
          <table:table-cell table:style-name="ce33" table:formula="of:=IF(ISBLANK([$Result.A481]);&quot;&quot;; [$Result.A481])">
            <text:p/>
          </table:table-cell>
          <table:table-cell table:style-name="ce34" table:formula="of:=IF(ISBLANK([$Result.B481]);&quot;&quot;; [$Result.B481])">
            <text:p/>
          </table:table-cell>
          <table:table-cell table:content-validation-name="val1"/>
          <table:table-cell/>
        </table:table-row>
        <table:table-row table:style-name="ro6">
          <table:table-cell table:style-name="ce33" table:formula="of:=IF(ISBLANK([$Result.A482]);&quot;&quot;; [$Result.A482])">
            <text:p/>
          </table:table-cell>
          <table:table-cell table:style-name="ce34" table:formula="of:=IF(ISBLANK([$Result.B482]);&quot;&quot;; [$Result.B482])">
            <text:p/>
          </table:table-cell>
          <table:table-cell table:content-validation-name="val1"/>
          <table:table-cell/>
        </table:table-row>
        <table:table-row table:style-name="ro6">
          <table:table-cell table:style-name="ce33" table:formula="of:=IF(ISBLANK([$Result.A483]);&quot;&quot;; [$Result.A483])">
            <text:p/>
          </table:table-cell>
          <table:table-cell table:style-name="ce34" table:formula="of:=IF(ISBLANK([$Result.B483]);&quot;&quot;; [$Result.B483])">
            <text:p/>
          </table:table-cell>
          <table:table-cell table:content-validation-name="val1"/>
          <table:table-cell/>
        </table:table-row>
        <table:table-row table:style-name="ro6">
          <table:table-cell table:style-name="ce33" table:formula="of:=IF(ISBLANK([$Result.A484]);&quot;&quot;; [$Result.A484])">
            <text:p/>
          </table:table-cell>
          <table:table-cell table:style-name="ce34" table:formula="of:=IF(ISBLANK([$Result.B484]);&quot;&quot;; [$Result.B484])">
            <text:p/>
          </table:table-cell>
          <table:table-cell table:content-validation-name="val1"/>
          <table:table-cell/>
        </table:table-row>
        <table:table-row table:style-name="ro6">
          <table:table-cell table:style-name="ce33" table:formula="of:=IF(ISBLANK([$Result.A485]);&quot;&quot;; [$Result.A485])">
            <text:p/>
          </table:table-cell>
          <table:table-cell table:style-name="ce34" table:formula="of:=IF(ISBLANK([$Result.B485]);&quot;&quot;; [$Result.B485])">
            <text:p/>
          </table:table-cell>
          <table:table-cell table:content-validation-name="val1"/>
          <table:table-cell/>
        </table:table-row>
        <table:table-row table:style-name="ro6">
          <table:table-cell table:style-name="ce33" table:formula="of:=IF(ISBLANK([$Result.A486]);&quot;&quot;; [$Result.A486])">
            <text:p/>
          </table:table-cell>
          <table:table-cell table:style-name="ce34" table:formula="of:=IF(ISBLANK([$Result.B486]);&quot;&quot;; [$Result.B486])">
            <text:p/>
          </table:table-cell>
          <table:table-cell table:content-validation-name="val1"/>
          <table:table-cell/>
        </table:table-row>
        <table:table-row table:style-name="ro6">
          <table:table-cell table:style-name="ce33" table:formula="of:=IF(ISBLANK([$Result.A487]);&quot;&quot;; [$Result.A487])">
            <text:p/>
          </table:table-cell>
          <table:table-cell table:style-name="ce34" table:formula="of:=IF(ISBLANK([$Result.B487]);&quot;&quot;; [$Result.B487])">
            <text:p/>
          </table:table-cell>
          <table:table-cell table:content-validation-name="val1"/>
          <table:table-cell/>
        </table:table-row>
        <table:table-row table:style-name="ro6">
          <table:table-cell table:style-name="ce33" table:formula="of:=IF(ISBLANK([$Result.A488]);&quot;&quot;; [$Result.A488])">
            <text:p/>
          </table:table-cell>
          <table:table-cell table:style-name="ce34" table:formula="of:=IF(ISBLANK([$Result.B488]);&quot;&quot;; [$Result.B488])">
            <text:p/>
          </table:table-cell>
          <table:table-cell table:content-validation-name="val1"/>
          <table:table-cell/>
        </table:table-row>
        <table:table-row table:style-name="ro6">
          <table:table-cell table:style-name="ce33" table:formula="of:=IF(ISBLANK([$Result.A489]);&quot;&quot;; [$Result.A489])">
            <text:p/>
          </table:table-cell>
          <table:table-cell table:style-name="ce34" table:formula="of:=IF(ISBLANK([$Result.B489]);&quot;&quot;; [$Result.B489])">
            <text:p/>
          </table:table-cell>
          <table:table-cell table:content-validation-name="val1"/>
          <table:table-cell/>
        </table:table-row>
        <table:table-row table:style-name="ro6">
          <table:table-cell table:style-name="ce33" table:formula="of:=IF(ISBLANK([$Result.A490]);&quot;&quot;; [$Result.A490])">
            <text:p/>
          </table:table-cell>
          <table:table-cell table:style-name="ce34" table:formula="of:=IF(ISBLANK([$Result.B490]);&quot;&quot;; [$Result.B490])">
            <text:p/>
          </table:table-cell>
          <table:table-cell table:content-validation-name="val1"/>
          <table:table-cell/>
        </table:table-row>
        <table:table-row table:style-name="ro6">
          <table:table-cell table:style-name="ce33" table:formula="of:=IF(ISBLANK([$Result.A491]);&quot;&quot;; [$Result.A491])">
            <text:p/>
          </table:table-cell>
          <table:table-cell table:style-name="ce34" table:formula="of:=IF(ISBLANK([$Result.B491]);&quot;&quot;; [$Result.B491])">
            <text:p/>
          </table:table-cell>
          <table:table-cell table:content-validation-name="val1"/>
          <table:table-cell/>
        </table:table-row>
        <table:table-row table:style-name="ro6">
          <table:table-cell table:style-name="ce33" table:formula="of:=IF(ISBLANK([$Result.A492]);&quot;&quot;; [$Result.A492])">
            <text:p/>
          </table:table-cell>
          <table:table-cell table:style-name="ce34" table:formula="of:=IF(ISBLANK([$Result.B492]);&quot;&quot;; [$Result.B492])">
            <text:p/>
          </table:table-cell>
          <table:table-cell table:content-validation-name="val1"/>
          <table:table-cell/>
        </table:table-row>
        <table:table-row table:style-name="ro6">
          <table:table-cell table:style-name="ce33" table:formula="of:=IF(ISBLANK([$Result.A493]);&quot;&quot;; [$Result.A493])">
            <text:p/>
          </table:table-cell>
          <table:table-cell table:style-name="ce34" table:formula="of:=IF(ISBLANK([$Result.B493]);&quot;&quot;; [$Result.B493])">
            <text:p/>
          </table:table-cell>
          <table:table-cell table:content-validation-name="val1"/>
          <table:table-cell/>
        </table:table-row>
        <table:table-row table:style-name="ro6">
          <table:table-cell table:style-name="ce33" table:formula="of:=IF(ISBLANK([$Result.A494]);&quot;&quot;; [$Result.A494])">
            <text:p/>
          </table:table-cell>
          <table:table-cell table:style-name="ce34" table:formula="of:=IF(ISBLANK([$Result.B494]);&quot;&quot;; [$Result.B494])">
            <text:p/>
          </table:table-cell>
          <table:table-cell table:content-validation-name="val1"/>
          <table:table-cell/>
        </table:table-row>
        <table:table-row table:style-name="ro6">
          <table:table-cell table:style-name="ce33" table:formula="of:=IF(ISBLANK([$Result.A495]);&quot;&quot;; [$Result.A495])">
            <text:p/>
          </table:table-cell>
          <table:table-cell table:style-name="ce34" table:formula="of:=IF(ISBLANK([$Result.B495]);&quot;&quot;; [$Result.B495])">
            <text:p/>
          </table:table-cell>
          <table:table-cell table:content-validation-name="val1"/>
          <table:table-cell/>
        </table:table-row>
        <table:table-row table:style-name="ro6">
          <table:table-cell table:style-name="ce33" table:formula="of:=IF(ISBLANK([$Result.A496]);&quot;&quot;; [$Result.A496])">
            <text:p/>
          </table:table-cell>
          <table:table-cell table:style-name="ce34" table:formula="of:=IF(ISBLANK([$Result.B496]);&quot;&quot;; [$Result.B496])">
            <text:p/>
          </table:table-cell>
          <table:table-cell table:content-validation-name="val1"/>
          <table:table-cell/>
        </table:table-row>
        <table:table-row table:style-name="ro6">
          <table:table-cell table:style-name="ce33" table:formula="of:=IF(ISBLANK([$Result.A497]);&quot;&quot;; [$Result.A497])">
            <text:p/>
          </table:table-cell>
          <table:table-cell table:style-name="ce34" table:formula="of:=IF(ISBLANK([$Result.B497]);&quot;&quot;; [$Result.B497])">
            <text:p/>
          </table:table-cell>
          <table:table-cell table:content-validation-name="val1"/>
          <table:table-cell/>
        </table:table-row>
        <table:table-row table:style-name="ro6">
          <table:table-cell table:style-name="ce33" table:formula="of:=IF(ISBLANK([$Result.A498]);&quot;&quot;; [$Result.A498])">
            <text:p/>
          </table:table-cell>
          <table:table-cell table:style-name="ce34" table:formula="of:=IF(ISBLANK([$Result.B498]);&quot;&quot;; [$Result.B498])">
            <text:p/>
          </table:table-cell>
          <table:table-cell table:content-validation-name="val1"/>
          <table:table-cell/>
        </table:table-row>
        <table:table-row table:style-name="ro6">
          <table:table-cell table:style-name="ce33" table:formula="of:=IF(ISBLANK([$Result.A499]);&quot;&quot;; [$Result.A499])">
            <text:p/>
          </table:table-cell>
          <table:table-cell table:style-name="ce34" table:formula="of:=IF(ISBLANK([$Result.B499]);&quot;&quot;; [$Result.B499])">
            <text:p/>
          </table:table-cell>
          <table:table-cell table:content-validation-name="val1"/>
          <table:table-cell/>
        </table:table-row>
        <table:table-row table:style-name="ro6">
          <table:table-cell table:style-name="ce33" table:formula="of:=IF(ISBLANK([$Result.A500]);&quot;&quot;; [$Result.A500])">
            <text:p/>
          </table:table-cell>
          <table:table-cell table:style-name="ce34" table:formula="of:=IF(ISBLANK([$Result.B500]);&quot;&quot;; [$Result.B500])">
            <text:p/>
          </table:table-cell>
          <table:table-cell table:content-validation-name="val1"/>
          <table:table-cell/>
        </table:table-row>
        <table:table-row table:style-name="ro6">
          <table:table-cell table:style-name="ce33" table:formula="of:=IF(ISBLANK([$Result.A501]);&quot;&quot;; [$Result.A501])">
            <text:p/>
          </table:table-cell>
          <table:table-cell table:style-name="ce34" table:formula="of:=IF(ISBLANK([$Result.B501]);&quot;&quot;; [$Result.B501])">
            <text:p/>
          </table:table-cell>
          <table:table-cell table:content-validation-name="val1"/>
          <table:table-cell/>
        </table:table-row>
        <table:table-row table:style-name="ro6">
          <table:table-cell table:style-name="ce33" table:formula="of:=IF(ISBLANK([$Result.A502]);&quot;&quot;; [$Result.A502])">
            <text:p/>
          </table:table-cell>
          <table:table-cell table:style-name="ce34" table:formula="of:=IF(ISBLANK([$Result.B502]);&quot;&quot;; [$Result.B502])">
            <text:p/>
          </table:table-cell>
          <table:table-cell table:content-validation-name="val1"/>
          <table:table-cell/>
        </table:table-row>
        <table:table-row table:style-name="ro6">
          <table:table-cell table:style-name="ce33" table:formula="of:=IF(ISBLANK([$Result.A503]);&quot;&quot;; [$Result.A503])">
            <text:p/>
          </table:table-cell>
          <table:table-cell table:style-name="ce34" table:formula="of:=IF(ISBLANK([$Result.B503]);&quot;&quot;; [$Result.B503])">
            <text:p/>
          </table:table-cell>
          <table:table-cell table:content-validation-name="val1"/>
          <table:table-cell/>
        </table:table-row>
        <table:table-row table:style-name="ro6">
          <table:table-cell table:style-name="ce33" table:formula="of:=IF(ISBLANK([$Result.A504]);&quot;&quot;; [$Result.A504])">
            <text:p/>
          </table:table-cell>
          <table:table-cell table:style-name="ce34" table:formula="of:=IF(ISBLANK([$Result.B504]);&quot;&quot;; [$Result.B504])">
            <text:p/>
          </table:table-cell>
          <table:table-cell table:content-validation-name="val1"/>
          <table:table-cell/>
        </table:table-row>
        <table:table-row table:style-name="ro6">
          <table:table-cell table:style-name="ce33" table:formula="of:=IF(ISBLANK([$Result.A505]);&quot;&quot;; [$Result.A505])">
            <text:p/>
          </table:table-cell>
          <table:table-cell table:style-name="ce34" table:formula="of:=IF(ISBLANK([$Result.B505]);&quot;&quot;; [$Result.B505])">
            <text:p/>
          </table:table-cell>
          <table:table-cell table:content-validation-name="val1"/>
          <table:table-cell/>
        </table:table-row>
        <table:table-row table:style-name="ro6">
          <table:table-cell table:style-name="ce33" table:formula="of:=IF(ISBLANK([$Result.A506]);&quot;&quot;; [$Result.A506])">
            <text:p/>
          </table:table-cell>
          <table:table-cell table:style-name="ce34" table:formula="of:=IF(ISBLANK([$Result.B506]);&quot;&quot;; [$Result.B506])">
            <text:p/>
          </table:table-cell>
          <table:table-cell table:content-validation-name="val1"/>
          <table:table-cell/>
        </table:table-row>
        <table:table-row table:style-name="ro6">
          <table:table-cell table:style-name="ce33" table:formula="of:=IF(ISBLANK([$Result.A507]);&quot;&quot;; [$Result.A507])">
            <text:p/>
          </table:table-cell>
          <table:table-cell table:style-name="ce34" table:formula="of:=IF(ISBLANK([$Result.B507]);&quot;&quot;; [$Result.B507])">
            <text:p/>
          </table:table-cell>
          <table:table-cell table:content-validation-name="val1"/>
          <table:table-cell/>
        </table:table-row>
        <table:table-row table:style-name="ro6">
          <table:table-cell table:style-name="ce33" table:formula="of:=IF(ISBLANK([$Result.A508]);&quot;&quot;; [$Result.A508])">
            <text:p/>
          </table:table-cell>
          <table:table-cell table:style-name="ce34" table:formula="of:=IF(ISBLANK([$Result.B508]);&quot;&quot;; [$Result.B508])">
            <text:p/>
          </table:table-cell>
          <table:table-cell table:content-validation-name="val1"/>
          <table:table-cell/>
        </table:table-row>
        <table:table-row table:style-name="ro6">
          <table:table-cell table:style-name="ce33" table:formula="of:=IF(ISBLANK([$Result.A509]);&quot;&quot;; [$Result.A509])">
            <text:p/>
          </table:table-cell>
          <table:table-cell table:style-name="ce34" table:formula="of:=IF(ISBLANK([$Result.B509]);&quot;&quot;; [$Result.B509])">
            <text:p/>
          </table:table-cell>
          <table:table-cell table:content-validation-name="val1"/>
          <table:table-cell/>
        </table:table-row>
        <table:table-row table:style-name="ro6">
          <table:table-cell table:style-name="ce33" table:formula="of:=IF(ISBLANK([$Result.A510]);&quot;&quot;; [$Result.A510])">
            <text:p/>
          </table:table-cell>
          <table:table-cell table:style-name="ce34" table:formula="of:=IF(ISBLANK([$Result.B510]);&quot;&quot;; [$Result.B510])">
            <text:p/>
          </table:table-cell>
          <table:table-cell table:content-validation-name="val1"/>
          <table:table-cell/>
        </table:table-row>
        <table:table-row table:style-name="ro6">
          <table:table-cell table:style-name="ce33" table:formula="of:=IF(ISBLANK([$Result.A511]);&quot;&quot;; [$Result.A511])">
            <text:p/>
          </table:table-cell>
          <table:table-cell table:style-name="ce34" table:formula="of:=IF(ISBLANK([$Result.B511]);&quot;&quot;; [$Result.B511])">
            <text:p/>
          </table:table-cell>
          <table:table-cell table:content-validation-name="val1"/>
          <table:table-cell/>
        </table:table-row>
        <table:table-row table:style-name="ro6">
          <table:table-cell table:style-name="ce33" table:formula="of:=IF(ISBLANK([$Result.A512]);&quot;&quot;; [$Result.A512])">
            <text:p/>
          </table:table-cell>
          <table:table-cell table:style-name="ce34" table:formula="of:=IF(ISBLANK([$Result.B512]);&quot;&quot;; [$Result.B512])">
            <text:p/>
          </table:table-cell>
          <table:table-cell table:content-validation-name="val1"/>
          <table:table-cell/>
        </table:table-row>
        <table:table-row table:style-name="ro6">
          <table:table-cell table:style-name="ce33" table:formula="of:=IF(ISBLANK([$Result.A513]);&quot;&quot;; [$Result.A513])">
            <text:p/>
          </table:table-cell>
          <table:table-cell table:style-name="ce34" table:formula="of:=IF(ISBLANK([$Result.B513]);&quot;&quot;; [$Result.B513])">
            <text:p/>
          </table:table-cell>
          <table:table-cell table:content-validation-name="val1"/>
          <table:table-cell/>
        </table:table-row>
        <table:table-row table:style-name="ro6">
          <table:table-cell table:style-name="ce33" table:formula="of:=IF(ISBLANK([$Result.A514]);&quot;&quot;; [$Result.A514])">
            <text:p/>
          </table:table-cell>
          <table:table-cell table:style-name="ce34" table:formula="of:=IF(ISBLANK([$Result.B514]);&quot;&quot;; [$Result.B514])">
            <text:p/>
          </table:table-cell>
          <table:table-cell table:content-validation-name="val1"/>
          <table:table-cell/>
        </table:table-row>
        <table:table-row table:style-name="ro6">
          <table:table-cell table:style-name="ce33" table:formula="of:=IF(ISBLANK([$Result.A515]);&quot;&quot;; [$Result.A515])">
            <text:p/>
          </table:table-cell>
          <table:table-cell table:style-name="ce34" table:formula="of:=IF(ISBLANK([$Result.B515]);&quot;&quot;; [$Result.B515])">
            <text:p/>
          </table:table-cell>
          <table:table-cell table:content-validation-name="val1"/>
          <table:table-cell/>
        </table:table-row>
        <table:table-row table:style-name="ro6">
          <table:table-cell table:style-name="ce33" table:formula="of:=IF(ISBLANK([$Result.A516]);&quot;&quot;; [$Result.A516])">
            <text:p/>
          </table:table-cell>
          <table:table-cell table:style-name="ce34" table:formula="of:=IF(ISBLANK([$Result.B516]);&quot;&quot;; [$Result.B516])">
            <text:p/>
          </table:table-cell>
          <table:table-cell table:content-validation-name="val1"/>
          <table:table-cell/>
        </table:table-row>
        <table:table-row table:style-name="ro6">
          <table:table-cell table:style-name="ce33" table:formula="of:=IF(ISBLANK([$Result.A517]);&quot;&quot;; [$Result.A517])">
            <text:p/>
          </table:table-cell>
          <table:table-cell table:style-name="ce34" table:formula="of:=IF(ISBLANK([$Result.B517]);&quot;&quot;; [$Result.B517])">
            <text:p/>
          </table:table-cell>
          <table:table-cell table:content-validation-name="val1"/>
          <table:table-cell/>
        </table:table-row>
        <table:table-row table:style-name="ro6">
          <table:table-cell table:style-name="ce33" table:formula="of:=IF(ISBLANK([$Result.A518]);&quot;&quot;; [$Result.A518])">
            <text:p/>
          </table:table-cell>
          <table:table-cell table:style-name="ce34" table:formula="of:=IF(ISBLANK([$Result.B518]);&quot;&quot;; [$Result.B518])">
            <text:p/>
          </table:table-cell>
          <table:table-cell table:content-validation-name="val1"/>
          <table:table-cell/>
        </table:table-row>
        <table:table-row table:style-name="ro6">
          <table:table-cell table:style-name="ce33" table:formula="of:=IF(ISBLANK([$Result.A519]);&quot;&quot;; [$Result.A519])">
            <text:p/>
          </table:table-cell>
          <table:table-cell table:style-name="ce34" table:formula="of:=IF(ISBLANK([$Result.B519]);&quot;&quot;; [$Result.B519])">
            <text:p/>
          </table:table-cell>
          <table:table-cell table:content-validation-name="val1"/>
          <table:table-cell/>
        </table:table-row>
        <table:table-row table:style-name="ro6">
          <table:table-cell table:style-name="ce33" table:formula="of:=IF(ISBLANK([$Result.A520]);&quot;&quot;; [$Result.A520])">
            <text:p/>
          </table:table-cell>
          <table:table-cell table:style-name="ce34" table:formula="of:=IF(ISBLANK([$Result.B520]);&quot;&quot;; [$Result.B520])">
            <text:p/>
          </table:table-cell>
          <table:table-cell table:content-validation-name="val1"/>
          <table:table-cell/>
        </table:table-row>
        <table:table-row table:style-name="ro6">
          <table:table-cell table:style-name="ce33" table:formula="of:=IF(ISBLANK([$Result.A521]);&quot;&quot;; [$Result.A521])">
            <text:p/>
          </table:table-cell>
          <table:table-cell table:style-name="ce34" table:formula="of:=IF(ISBLANK([$Result.B521]);&quot;&quot;; [$Result.B521])">
            <text:p/>
          </table:table-cell>
          <table:table-cell table:content-validation-name="val1"/>
          <table:table-cell/>
        </table:table-row>
        <table:table-row table:style-name="ro6">
          <table:table-cell table:style-name="ce33" table:formula="of:=IF(ISBLANK([$Result.A522]);&quot;&quot;; [$Result.A522])">
            <text:p/>
          </table:table-cell>
          <table:table-cell table:style-name="ce34" table:formula="of:=IF(ISBLANK([$Result.B522]);&quot;&quot;; [$Result.B522])">
            <text:p/>
          </table:table-cell>
          <table:table-cell table:content-validation-name="val1"/>
          <table:table-cell/>
        </table:table-row>
        <table:table-row table:style-name="ro6">
          <table:table-cell table:style-name="ce33" table:formula="of:=IF(ISBLANK([$Result.A523]);&quot;&quot;; [$Result.A523])">
            <text:p/>
          </table:table-cell>
          <table:table-cell table:style-name="ce34" table:formula="of:=IF(ISBLANK([$Result.B523]);&quot;&quot;; [$Result.B523])">
            <text:p/>
          </table:table-cell>
          <table:table-cell table:content-validation-name="val1"/>
          <table:table-cell/>
        </table:table-row>
        <table:table-row table:style-name="ro6">
          <table:table-cell table:style-name="ce33" table:formula="of:=IF(ISBLANK([$Result.A524]);&quot;&quot;; [$Result.A524])">
            <text:p/>
          </table:table-cell>
          <table:table-cell table:style-name="ce34" table:formula="of:=IF(ISBLANK([$Result.B524]);&quot;&quot;; [$Result.B524])">
            <text:p/>
          </table:table-cell>
          <table:table-cell table:content-validation-name="val1"/>
          <table:table-cell/>
        </table:table-row>
        <table:table-row table:style-name="ro6">
          <table:table-cell table:style-name="ce33" table:formula="of:=IF(ISBLANK([$Result.A525]);&quot;&quot;; [$Result.A525])">
            <text:p/>
          </table:table-cell>
          <table:table-cell table:style-name="ce34" table:formula="of:=IF(ISBLANK([$Result.B525]);&quot;&quot;; [$Result.B525])">
            <text:p/>
          </table:table-cell>
          <table:table-cell table:content-validation-name="val1"/>
          <table:table-cell/>
        </table:table-row>
        <table:table-row table:style-name="ro6">
          <table:table-cell table:style-name="ce33" table:formula="of:=IF(ISBLANK([$Result.A526]);&quot;&quot;; [$Result.A526])">
            <text:p/>
          </table:table-cell>
          <table:table-cell table:style-name="ce34" table:formula="of:=IF(ISBLANK([$Result.B526]);&quot;&quot;; [$Result.B526])">
            <text:p/>
          </table:table-cell>
          <table:table-cell table:content-validation-name="val1"/>
          <table:table-cell/>
        </table:table-row>
        <table:table-row table:style-name="ro6">
          <table:table-cell table:style-name="ce33" table:formula="of:=IF(ISBLANK([$Result.A527]);&quot;&quot;; [$Result.A527])">
            <text:p/>
          </table:table-cell>
          <table:table-cell table:style-name="ce34" table:formula="of:=IF(ISBLANK([$Result.B527]);&quot;&quot;; [$Result.B527])">
            <text:p/>
          </table:table-cell>
          <table:table-cell table:content-validation-name="val1"/>
          <table:table-cell/>
        </table:table-row>
        <table:table-row table:style-name="ro6">
          <table:table-cell table:style-name="ce33" table:formula="of:=IF(ISBLANK([$Result.A528]);&quot;&quot;; [$Result.A528])">
            <text:p/>
          </table:table-cell>
          <table:table-cell table:style-name="ce34" table:formula="of:=IF(ISBLANK([$Result.B528]);&quot;&quot;; [$Result.B528])">
            <text:p/>
          </table:table-cell>
          <table:table-cell table:content-validation-name="val1"/>
          <table:table-cell/>
        </table:table-row>
        <table:table-row table:style-name="ro6">
          <table:table-cell table:style-name="ce33" table:formula="of:=IF(ISBLANK([$Result.A529]);&quot;&quot;; [$Result.A529])">
            <text:p/>
          </table:table-cell>
          <table:table-cell table:style-name="ce34" table:formula="of:=IF(ISBLANK([$Result.B529]);&quot;&quot;; [$Result.B529])">
            <text:p/>
          </table:table-cell>
          <table:table-cell table:content-validation-name="val1"/>
          <table:table-cell/>
        </table:table-row>
        <table:table-row table:style-name="ro6">
          <table:table-cell table:style-name="ce33" table:formula="of:=IF(ISBLANK([$Result.A530]);&quot;&quot;; [$Result.A530])">
            <text:p/>
          </table:table-cell>
          <table:table-cell table:style-name="ce34" table:formula="of:=IF(ISBLANK([$Result.B530]);&quot;&quot;; [$Result.B530])">
            <text:p/>
          </table:table-cell>
          <table:table-cell table:content-validation-name="val1"/>
          <table:table-cell/>
        </table:table-row>
        <table:table-row table:style-name="ro6">
          <table:table-cell table:style-name="ce33" table:formula="of:=IF(ISBLANK([$Result.A531]);&quot;&quot;; [$Result.A531])">
            <text:p/>
          </table:table-cell>
          <table:table-cell table:style-name="ce34" table:formula="of:=IF(ISBLANK([$Result.B531]);&quot;&quot;; [$Result.B531])">
            <text:p/>
          </table:table-cell>
          <table:table-cell table:content-validation-name="val1"/>
          <table:table-cell/>
        </table:table-row>
        <table:table-row table:style-name="ro6">
          <table:table-cell table:style-name="ce33" table:formula="of:=IF(ISBLANK([$Result.A532]);&quot;&quot;; [$Result.A532])">
            <text:p/>
          </table:table-cell>
          <table:table-cell table:style-name="ce34" table:formula="of:=IF(ISBLANK([$Result.B532]);&quot;&quot;; [$Result.B532])">
            <text:p/>
          </table:table-cell>
          <table:table-cell table:content-validation-name="val1"/>
          <table:table-cell/>
        </table:table-row>
        <table:table-row table:style-name="ro6">
          <table:table-cell table:style-name="ce33" table:formula="of:=IF(ISBLANK([$Result.A533]);&quot;&quot;; [$Result.A533])">
            <text:p/>
          </table:table-cell>
          <table:table-cell table:style-name="ce34" table:formula="of:=IF(ISBLANK([$Result.B533]);&quot;&quot;; [$Result.B533])">
            <text:p/>
          </table:table-cell>
          <table:table-cell table:content-validation-name="val1"/>
          <table:table-cell/>
        </table:table-row>
        <table:table-row table:style-name="ro6">
          <table:table-cell table:style-name="ce33" table:formula="of:=IF(ISBLANK([$Result.A534]);&quot;&quot;; [$Result.A534])">
            <text:p/>
          </table:table-cell>
          <table:table-cell table:style-name="ce34" table:formula="of:=IF(ISBLANK([$Result.B534]);&quot;&quot;; [$Result.B534])">
            <text:p/>
          </table:table-cell>
          <table:table-cell table:content-validation-name="val1"/>
          <table:table-cell/>
        </table:table-row>
        <table:table-row table:style-name="ro6">
          <table:table-cell table:style-name="ce33" table:formula="of:=IF(ISBLANK([$Result.A535]);&quot;&quot;; [$Result.A535])">
            <text:p/>
          </table:table-cell>
          <table:table-cell table:style-name="ce34" table:formula="of:=IF(ISBLANK([$Result.B535]);&quot;&quot;; [$Result.B535])">
            <text:p/>
          </table:table-cell>
          <table:table-cell table:content-validation-name="val1"/>
          <table:table-cell/>
        </table:table-row>
        <table:table-row table:style-name="ro6">
          <table:table-cell table:style-name="ce33" table:formula="of:=IF(ISBLANK([$Result.A536]);&quot;&quot;; [$Result.A536])">
            <text:p/>
          </table:table-cell>
          <table:table-cell table:style-name="ce34" table:formula="of:=IF(ISBLANK([$Result.B536]);&quot;&quot;; [$Result.B536])">
            <text:p/>
          </table:table-cell>
          <table:table-cell table:content-validation-name="val1"/>
          <table:table-cell/>
        </table:table-row>
        <table:table-row table:style-name="ro6">
          <table:table-cell table:style-name="ce33" table:formula="of:=IF(ISBLANK([$Result.A537]);&quot;&quot;; [$Result.A537])">
            <text:p/>
          </table:table-cell>
          <table:table-cell table:style-name="ce34" table:formula="of:=IF(ISBLANK([$Result.B537]);&quot;&quot;; [$Result.B537])">
            <text:p/>
          </table:table-cell>
          <table:table-cell table:content-validation-name="val1"/>
          <table:table-cell/>
        </table:table-row>
        <table:table-row table:style-name="ro6">
          <table:table-cell table:style-name="ce33" table:formula="of:=IF(ISBLANK([$Result.A538]);&quot;&quot;; [$Result.A538])">
            <text:p/>
          </table:table-cell>
          <table:table-cell table:style-name="ce34" table:formula="of:=IF(ISBLANK([$Result.B538]);&quot;&quot;; [$Result.B538])">
            <text:p/>
          </table:table-cell>
          <table:table-cell table:content-validation-name="val1"/>
          <table:table-cell/>
        </table:table-row>
        <table:table-row table:style-name="ro6">
          <table:table-cell table:style-name="ce33" table:formula="of:=IF(ISBLANK([$Result.A539]);&quot;&quot;; [$Result.A539])">
            <text:p/>
          </table:table-cell>
          <table:table-cell table:style-name="ce34" table:formula="of:=IF(ISBLANK([$Result.B539]);&quot;&quot;; [$Result.B539])">
            <text:p/>
          </table:table-cell>
          <table:table-cell table:content-validation-name="val1"/>
          <table:table-cell/>
        </table:table-row>
        <table:table-row table:style-name="ro6">
          <table:table-cell table:style-name="ce33" table:formula="of:=IF(ISBLANK([$Result.A540]);&quot;&quot;; [$Result.A540])">
            <text:p/>
          </table:table-cell>
          <table:table-cell table:style-name="ce34" table:formula="of:=IF(ISBLANK([$Result.B540]);&quot;&quot;; [$Result.B540])">
            <text:p/>
          </table:table-cell>
          <table:table-cell table:content-validation-name="val1"/>
          <table:table-cell/>
        </table:table-row>
        <table:table-row table:style-name="ro6">
          <table:table-cell table:style-name="ce33" table:formula="of:=IF(ISBLANK([$Result.A541]);&quot;&quot;; [$Result.A541])">
            <text:p/>
          </table:table-cell>
          <table:table-cell table:style-name="ce34" table:formula="of:=IF(ISBLANK([$Result.B541]);&quot;&quot;; [$Result.B541])">
            <text:p/>
          </table:table-cell>
          <table:table-cell table:content-validation-name="val1"/>
          <table:table-cell/>
        </table:table-row>
        <table:table-row table:style-name="ro6">
          <table:table-cell table:style-name="ce33" table:formula="of:=IF(ISBLANK([$Result.A542]);&quot;&quot;; [$Result.A542])">
            <text:p/>
          </table:table-cell>
          <table:table-cell table:style-name="ce34" table:formula="of:=IF(ISBLANK([$Result.B542]);&quot;&quot;; [$Result.B542])">
            <text:p/>
          </table:table-cell>
          <table:table-cell table:content-validation-name="val1"/>
          <table:table-cell/>
        </table:table-row>
        <table:table-row table:style-name="ro6">
          <table:table-cell table:style-name="ce33" table:formula="of:=IF(ISBLANK([$Result.A543]);&quot;&quot;; [$Result.A543])">
            <text:p/>
          </table:table-cell>
          <table:table-cell table:style-name="ce34" table:formula="of:=IF(ISBLANK([$Result.B543]);&quot;&quot;; [$Result.B543])">
            <text:p/>
          </table:table-cell>
          <table:table-cell table:content-validation-name="val1"/>
          <table:table-cell/>
        </table:table-row>
        <table:table-row table:style-name="ro6">
          <table:table-cell table:style-name="ce33" table:formula="of:=IF(ISBLANK([$Result.A544]);&quot;&quot;; [$Result.A544])">
            <text:p/>
          </table:table-cell>
          <table:table-cell table:style-name="ce34" table:formula="of:=IF(ISBLANK([$Result.B544]);&quot;&quot;; [$Result.B544])">
            <text:p/>
          </table:table-cell>
          <table:table-cell table:content-validation-name="val1"/>
          <table:table-cell/>
        </table:table-row>
        <table:table-row table:style-name="ro6">
          <table:table-cell table:style-name="ce33" table:formula="of:=IF(ISBLANK([$Result.A545]);&quot;&quot;; [$Result.A545])">
            <text:p/>
          </table:table-cell>
          <table:table-cell table:style-name="ce34" table:formula="of:=IF(ISBLANK([$Result.B545]);&quot;&quot;; [$Result.B545])">
            <text:p/>
          </table:table-cell>
          <table:table-cell table:content-validation-name="val1"/>
          <table:table-cell/>
        </table:table-row>
        <table:table-row table:style-name="ro6">
          <table:table-cell table:style-name="ce33" table:formula="of:=IF(ISBLANK([$Result.A546]);&quot;&quot;; [$Result.A546])">
            <text:p/>
          </table:table-cell>
          <table:table-cell table:style-name="ce34" table:formula="of:=IF(ISBLANK([$Result.B546]);&quot;&quot;; [$Result.B546])">
            <text:p/>
          </table:table-cell>
          <table:table-cell table:content-validation-name="val1"/>
          <table:table-cell/>
        </table:table-row>
        <table:table-row table:style-name="ro6">
          <table:table-cell table:style-name="ce33" table:formula="of:=IF(ISBLANK([$Result.A547]);&quot;&quot;; [$Result.A547])">
            <text:p/>
          </table:table-cell>
          <table:table-cell table:style-name="ce34" table:formula="of:=IF(ISBLANK([$Result.B547]);&quot;&quot;; [$Result.B547])">
            <text:p/>
          </table:table-cell>
          <table:table-cell table:content-validation-name="val1"/>
          <table:table-cell/>
        </table:table-row>
        <table:table-row table:style-name="ro6">
          <table:table-cell table:style-name="ce33" table:formula="of:=IF(ISBLANK([$Result.A548]);&quot;&quot;; [$Result.A548])">
            <text:p/>
          </table:table-cell>
          <table:table-cell table:style-name="ce34" table:formula="of:=IF(ISBLANK([$Result.B548]);&quot;&quot;; [$Result.B548])">
            <text:p/>
          </table:table-cell>
          <table:table-cell table:content-validation-name="val1"/>
          <table:table-cell/>
        </table:table-row>
        <table:table-row table:style-name="ro6">
          <table:table-cell table:style-name="ce33" table:formula="of:=IF(ISBLANK([$Result.A549]);&quot;&quot;; [$Result.A549])">
            <text:p/>
          </table:table-cell>
          <table:table-cell table:style-name="ce34" table:formula="of:=IF(ISBLANK([$Result.B549]);&quot;&quot;; [$Result.B549])">
            <text:p/>
          </table:table-cell>
          <table:table-cell table:content-validation-name="val1"/>
          <table:table-cell/>
        </table:table-row>
        <table:table-row table:style-name="ro6">
          <table:table-cell table:style-name="ce33" table:formula="of:=IF(ISBLANK([$Result.A550]);&quot;&quot;; [$Result.A550])">
            <text:p/>
          </table:table-cell>
          <table:table-cell table:style-name="ce34" table:formula="of:=IF(ISBLANK([$Result.B550]);&quot;&quot;; [$Result.B550])">
            <text:p/>
          </table:table-cell>
          <table:table-cell table:content-validation-name="val1"/>
          <table:table-cell/>
        </table:table-row>
        <table:table-row table:style-name="ro6">
          <table:table-cell table:style-name="ce33" table:formula="of:=IF(ISBLANK([$Result.A551]);&quot;&quot;; [$Result.A551])">
            <text:p/>
          </table:table-cell>
          <table:table-cell table:style-name="ce34" table:formula="of:=IF(ISBLANK([$Result.B551]);&quot;&quot;; [$Result.B551])">
            <text:p/>
          </table:table-cell>
          <table:table-cell table:content-validation-name="val1"/>
          <table:table-cell/>
        </table:table-row>
        <table:table-row table:style-name="ro6">
          <table:table-cell table:style-name="ce33" table:formula="of:=IF(ISBLANK([$Result.A552]);&quot;&quot;; [$Result.A552])">
            <text:p/>
          </table:table-cell>
          <table:table-cell table:style-name="ce34" table:formula="of:=IF(ISBLANK([$Result.B552]);&quot;&quot;; [$Result.B552])">
            <text:p/>
          </table:table-cell>
          <table:table-cell table:content-validation-name="val1"/>
          <table:table-cell/>
        </table:table-row>
        <table:table-row table:style-name="ro6">
          <table:table-cell table:style-name="ce33" table:formula="of:=IF(ISBLANK([$Result.A553]);&quot;&quot;; [$Result.A553])">
            <text:p/>
          </table:table-cell>
          <table:table-cell table:style-name="ce34" table:formula="of:=IF(ISBLANK([$Result.B553]);&quot;&quot;; [$Result.B553])">
            <text:p/>
          </table:table-cell>
          <table:table-cell table:content-validation-name="val1"/>
          <table:table-cell/>
        </table:table-row>
        <table:table-row table:style-name="ro6">
          <table:table-cell table:style-name="ce33" table:formula="of:=IF(ISBLANK([$Result.A554]);&quot;&quot;; [$Result.A554])">
            <text:p/>
          </table:table-cell>
          <table:table-cell table:style-name="ce34" table:formula="of:=IF(ISBLANK([$Result.B554]);&quot;&quot;; [$Result.B554])">
            <text:p/>
          </table:table-cell>
          <table:table-cell table:content-validation-name="val1"/>
          <table:table-cell/>
        </table:table-row>
        <table:table-row table:style-name="ro6">
          <table:table-cell table:style-name="ce33" table:formula="of:=IF(ISBLANK([$Result.A555]);&quot;&quot;; [$Result.A555])">
            <text:p/>
          </table:table-cell>
          <table:table-cell table:style-name="ce34" table:formula="of:=IF(ISBLANK([$Result.B555]);&quot;&quot;; [$Result.B555])">
            <text:p/>
          </table:table-cell>
          <table:table-cell table:content-validation-name="val1"/>
          <table:table-cell/>
        </table:table-row>
        <table:table-row table:style-name="ro6">
          <table:table-cell table:style-name="ce33" table:formula="of:=IF(ISBLANK([$Result.A556]);&quot;&quot;; [$Result.A556])">
            <text:p/>
          </table:table-cell>
          <table:table-cell table:style-name="ce34" table:formula="of:=IF(ISBLANK([$Result.B556]);&quot;&quot;; [$Result.B556])">
            <text:p/>
          </table:table-cell>
          <table:table-cell table:content-validation-name="val1"/>
          <table:table-cell/>
        </table:table-row>
        <table:table-row table:style-name="ro6">
          <table:table-cell table:style-name="ce33" table:formula="of:=IF(ISBLANK([$Result.A557]);&quot;&quot;; [$Result.A557])">
            <text:p/>
          </table:table-cell>
          <table:table-cell table:style-name="ce34" table:formula="of:=IF(ISBLANK([$Result.B557]);&quot;&quot;; [$Result.B557])">
            <text:p/>
          </table:table-cell>
          <table:table-cell table:content-validation-name="val1"/>
          <table:table-cell/>
        </table:table-row>
        <table:table-row table:style-name="ro6">
          <table:table-cell table:style-name="ce33" table:formula="of:=IF(ISBLANK([$Result.A558]);&quot;&quot;; [$Result.A558])">
            <text:p/>
          </table:table-cell>
          <table:table-cell table:style-name="ce34" table:formula="of:=IF(ISBLANK([$Result.B558]);&quot;&quot;; [$Result.B558])">
            <text:p/>
          </table:table-cell>
          <table:table-cell table:content-validation-name="val1"/>
          <table:table-cell/>
        </table:table-row>
        <table:table-row table:style-name="ro6">
          <table:table-cell table:style-name="ce33" table:formula="of:=IF(ISBLANK([$Result.A559]);&quot;&quot;; [$Result.A559])">
            <text:p/>
          </table:table-cell>
          <table:table-cell table:style-name="ce34" table:formula="of:=IF(ISBLANK([$Result.B559]);&quot;&quot;; [$Result.B559])">
            <text:p/>
          </table:table-cell>
          <table:table-cell table:content-validation-name="val1"/>
          <table:table-cell/>
        </table:table-row>
        <table:table-row table:style-name="ro6">
          <table:table-cell table:style-name="ce33" table:formula="of:=IF(ISBLANK([$Result.A560]);&quot;&quot;; [$Result.A560])">
            <text:p/>
          </table:table-cell>
          <table:table-cell table:style-name="ce34" table:formula="of:=IF(ISBLANK([$Result.B560]);&quot;&quot;; [$Result.B560])">
            <text:p/>
          </table:table-cell>
          <table:table-cell table:content-validation-name="val1"/>
          <table:table-cell/>
        </table:table-row>
        <table:table-row table:style-name="ro6">
          <table:table-cell table:style-name="ce33" table:formula="of:=IF(ISBLANK([$Result.A561]);&quot;&quot;; [$Result.A561])">
            <text:p/>
          </table:table-cell>
          <table:table-cell table:style-name="ce34" table:formula="of:=IF(ISBLANK([$Result.B561]);&quot;&quot;; [$Result.B561])">
            <text:p/>
          </table:table-cell>
          <table:table-cell table:content-validation-name="val1"/>
          <table:table-cell/>
        </table:table-row>
        <table:table-row table:style-name="ro6">
          <table:table-cell table:style-name="ce33" table:formula="of:=IF(ISBLANK([$Result.A562]);&quot;&quot;; [$Result.A562])">
            <text:p/>
          </table:table-cell>
          <table:table-cell table:style-name="ce34" table:formula="of:=IF(ISBLANK([$Result.B562]);&quot;&quot;; [$Result.B562])">
            <text:p/>
          </table:table-cell>
          <table:table-cell table:content-validation-name="val1"/>
          <table:table-cell/>
        </table:table-row>
        <table:table-row table:style-name="ro6">
          <table:table-cell table:style-name="ce33" table:formula="of:=IF(ISBLANK([$Result.A563]);&quot;&quot;; [$Result.A563])">
            <text:p/>
          </table:table-cell>
          <table:table-cell table:style-name="ce34" table:formula="of:=IF(ISBLANK([$Result.B563]);&quot;&quot;; [$Result.B563])">
            <text:p/>
          </table:table-cell>
          <table:table-cell table:content-validation-name="val1"/>
          <table:table-cell/>
        </table:table-row>
        <table:table-row table:style-name="ro6">
          <table:table-cell table:style-name="ce33" table:formula="of:=IF(ISBLANK([$Result.A564]);&quot;&quot;; [$Result.A564])">
            <text:p/>
          </table:table-cell>
          <table:table-cell table:style-name="ce34" table:formula="of:=IF(ISBLANK([$Result.B564]);&quot;&quot;; [$Result.B564])">
            <text:p/>
          </table:table-cell>
          <table:table-cell table:content-validation-name="val1"/>
          <table:table-cell/>
        </table:table-row>
        <table:table-row table:style-name="ro6">
          <table:table-cell table:style-name="ce33" table:formula="of:=IF(ISBLANK([$Result.A565]);&quot;&quot;; [$Result.A565])">
            <text:p/>
          </table:table-cell>
          <table:table-cell table:style-name="ce34" table:formula="of:=IF(ISBLANK([$Result.B565]);&quot;&quot;; [$Result.B565])">
            <text:p/>
          </table:table-cell>
          <table:table-cell table:content-validation-name="val1"/>
          <table:table-cell/>
        </table:table-row>
        <table:table-row table:style-name="ro6">
          <table:table-cell table:style-name="ce33" table:formula="of:=IF(ISBLANK([$Result.A566]);&quot;&quot;; [$Result.A566])">
            <text:p/>
          </table:table-cell>
          <table:table-cell table:style-name="ce34" table:formula="of:=IF(ISBLANK([$Result.B566]);&quot;&quot;; [$Result.B566])">
            <text:p/>
          </table:table-cell>
          <table:table-cell table:content-validation-name="val1"/>
          <table:table-cell/>
        </table:table-row>
        <table:table-row table:style-name="ro6">
          <table:table-cell table:style-name="ce33" table:formula="of:=IF(ISBLANK([$Result.A567]);&quot;&quot;; [$Result.A567])">
            <text:p/>
          </table:table-cell>
          <table:table-cell table:style-name="ce34" table:formula="of:=IF(ISBLANK([$Result.B567]);&quot;&quot;; [$Result.B567])">
            <text:p/>
          </table:table-cell>
          <table:table-cell table:content-validation-name="val1"/>
          <table:table-cell/>
        </table:table-row>
        <table:table-row table:style-name="ro6">
          <table:table-cell table:style-name="ce33" table:formula="of:=IF(ISBLANK([$Result.A568]);&quot;&quot;; [$Result.A568])">
            <text:p/>
          </table:table-cell>
          <table:table-cell table:style-name="ce34" table:formula="of:=IF(ISBLANK([$Result.B568]);&quot;&quot;; [$Result.B568])">
            <text:p/>
          </table:table-cell>
          <table:table-cell table:content-validation-name="val1"/>
          <table:table-cell/>
        </table:table-row>
        <table:table-row table:style-name="ro6">
          <table:table-cell table:style-name="ce33" table:formula="of:=IF(ISBLANK([$Result.A569]);&quot;&quot;; [$Result.A569])">
            <text:p/>
          </table:table-cell>
          <table:table-cell table:style-name="ce34" table:formula="of:=IF(ISBLANK([$Result.B569]);&quot;&quot;; [$Result.B569])">
            <text:p/>
          </table:table-cell>
          <table:table-cell table:content-validation-name="val1"/>
          <table:table-cell/>
        </table:table-row>
        <table:table-row table:style-name="ro6">
          <table:table-cell table:style-name="ce33" table:formula="of:=IF(ISBLANK([$Result.A570]);&quot;&quot;; [$Result.A570])">
            <text:p/>
          </table:table-cell>
          <table:table-cell table:style-name="ce34" table:formula="of:=IF(ISBLANK([$Result.B570]);&quot;&quot;; [$Result.B570])">
            <text:p/>
          </table:table-cell>
          <table:table-cell table:content-validation-name="val1"/>
          <table:table-cell/>
        </table:table-row>
        <table:table-row table:style-name="ro6">
          <table:table-cell table:style-name="ce33" table:formula="of:=IF(ISBLANK([$Result.A571]);&quot;&quot;; [$Result.A571])">
            <text:p/>
          </table:table-cell>
          <table:table-cell table:style-name="ce34" table:formula="of:=IF(ISBLANK([$Result.B571]);&quot;&quot;; [$Result.B571])">
            <text:p/>
          </table:table-cell>
          <table:table-cell table:content-validation-name="val1"/>
          <table:table-cell/>
        </table:table-row>
        <table:table-row table:style-name="ro6">
          <table:table-cell table:style-name="ce33" table:formula="of:=IF(ISBLANK([$Result.A572]);&quot;&quot;; [$Result.A572])">
            <text:p/>
          </table:table-cell>
          <table:table-cell table:style-name="ce34" table:formula="of:=IF(ISBLANK([$Result.B572]);&quot;&quot;; [$Result.B572])">
            <text:p/>
          </table:table-cell>
          <table:table-cell table:content-validation-name="val1"/>
          <table:table-cell/>
        </table:table-row>
        <table:table-row table:style-name="ro6">
          <table:table-cell table:style-name="ce33" table:formula="of:=IF(ISBLANK([$Result.A573]);&quot;&quot;; [$Result.A573])">
            <text:p/>
          </table:table-cell>
          <table:table-cell table:style-name="ce34" table:formula="of:=IF(ISBLANK([$Result.B573]);&quot;&quot;; [$Result.B573])">
            <text:p/>
          </table:table-cell>
          <table:table-cell table:content-validation-name="val1"/>
          <table:table-cell/>
        </table:table-row>
        <table:table-row table:style-name="ro6">
          <table:table-cell table:style-name="ce33" table:formula="of:=IF(ISBLANK([$Result.A574]);&quot;&quot;; [$Result.A574])">
            <text:p/>
          </table:table-cell>
          <table:table-cell table:style-name="ce34" table:formula="of:=IF(ISBLANK([$Result.B574]);&quot;&quot;; [$Result.B574])">
            <text:p/>
          </table:table-cell>
          <table:table-cell table:content-validation-name="val1"/>
          <table:table-cell/>
        </table:table-row>
        <table:table-row table:style-name="ro6">
          <table:table-cell table:style-name="ce33" table:formula="of:=IF(ISBLANK([$Result.A575]);&quot;&quot;; [$Result.A575])">
            <text:p/>
          </table:table-cell>
          <table:table-cell table:style-name="ce34" table:formula="of:=IF(ISBLANK([$Result.B575]);&quot;&quot;; [$Result.B575])">
            <text:p/>
          </table:table-cell>
          <table:table-cell table:content-validation-name="val1"/>
          <table:table-cell/>
        </table:table-row>
        <table:table-row table:style-name="ro6">
          <table:table-cell table:style-name="ce33" table:formula="of:=IF(ISBLANK([$Result.A576]);&quot;&quot;; [$Result.A576])">
            <text:p/>
          </table:table-cell>
          <table:table-cell table:style-name="ce34" table:formula="of:=IF(ISBLANK([$Result.B576]);&quot;&quot;; [$Result.B576])">
            <text:p/>
          </table:table-cell>
          <table:table-cell table:content-validation-name="val1"/>
          <table:table-cell/>
        </table:table-row>
        <table:table-row table:style-name="ro6">
          <table:table-cell table:style-name="ce33" table:formula="of:=IF(ISBLANK([$Result.A577]);&quot;&quot;; [$Result.A577])">
            <text:p/>
          </table:table-cell>
          <table:table-cell table:style-name="ce34" table:formula="of:=IF(ISBLANK([$Result.B577]);&quot;&quot;; [$Result.B577])">
            <text:p/>
          </table:table-cell>
          <table:table-cell table:content-validation-name="val1"/>
          <table:table-cell/>
        </table:table-row>
        <table:table-row table:style-name="ro6">
          <table:table-cell table:style-name="ce33" table:formula="of:=IF(ISBLANK([$Result.A578]);&quot;&quot;; [$Result.A578])">
            <text:p/>
          </table:table-cell>
          <table:table-cell table:style-name="ce34" table:formula="of:=IF(ISBLANK([$Result.B578]);&quot;&quot;; [$Result.B578])">
            <text:p/>
          </table:table-cell>
          <table:table-cell table:content-validation-name="val1"/>
          <table:table-cell/>
        </table:table-row>
        <table:table-row table:style-name="ro6">
          <table:table-cell table:style-name="ce33" table:formula="of:=IF(ISBLANK([$Result.A579]);&quot;&quot;; [$Result.A579])">
            <text:p/>
          </table:table-cell>
          <table:table-cell table:style-name="ce34" table:formula="of:=IF(ISBLANK([$Result.B579]);&quot;&quot;; [$Result.B579])">
            <text:p/>
          </table:table-cell>
          <table:table-cell table:content-validation-name="val1"/>
          <table:table-cell/>
        </table:table-row>
        <table:table-row table:style-name="ro6">
          <table:table-cell table:style-name="ce33" table:formula="of:=IF(ISBLANK([$Result.A580]);&quot;&quot;; [$Result.A580])">
            <text:p/>
          </table:table-cell>
          <table:table-cell table:style-name="ce34" table:formula="of:=IF(ISBLANK([$Result.B580]);&quot;&quot;; [$Result.B580])">
            <text:p/>
          </table:table-cell>
          <table:table-cell table:content-validation-name="val1"/>
          <table:table-cell/>
        </table:table-row>
        <table:table-row table:style-name="ro6">
          <table:table-cell table:style-name="ce33" table:formula="of:=IF(ISBLANK([$Result.A581]);&quot;&quot;; [$Result.A581])">
            <text:p/>
          </table:table-cell>
          <table:table-cell table:style-name="ce34" table:formula="of:=IF(ISBLANK([$Result.B581]);&quot;&quot;; [$Result.B581])">
            <text:p/>
          </table:table-cell>
          <table:table-cell table:content-validation-name="val1"/>
          <table:table-cell/>
        </table:table-row>
        <table:table-row table:style-name="ro6">
          <table:table-cell table:style-name="ce33" table:formula="of:=IF(ISBLANK([$Result.A582]);&quot;&quot;; [$Result.A582])">
            <text:p/>
          </table:table-cell>
          <table:table-cell table:style-name="ce34" table:formula="of:=IF(ISBLANK([$Result.B582]);&quot;&quot;; [$Result.B582])">
            <text:p/>
          </table:table-cell>
          <table:table-cell table:content-validation-name="val1"/>
          <table:table-cell/>
        </table:table-row>
        <table:table-row table:style-name="ro6">
          <table:table-cell table:style-name="ce33" table:formula="of:=IF(ISBLANK([$Result.A583]);&quot;&quot;; [$Result.A583])">
            <text:p/>
          </table:table-cell>
          <table:table-cell table:style-name="ce34" table:formula="of:=IF(ISBLANK([$Result.B583]);&quot;&quot;; [$Result.B583])">
            <text:p/>
          </table:table-cell>
          <table:table-cell table:content-validation-name="val1"/>
          <table:table-cell/>
        </table:table-row>
        <table:table-row table:style-name="ro6">
          <table:table-cell table:style-name="ce33" table:formula="of:=IF(ISBLANK([$Result.A584]);&quot;&quot;; [$Result.A584])">
            <text:p/>
          </table:table-cell>
          <table:table-cell table:style-name="ce34" table:formula="of:=IF(ISBLANK([$Result.B584]);&quot;&quot;; [$Result.B584])">
            <text:p/>
          </table:table-cell>
          <table:table-cell table:content-validation-name="val1"/>
          <table:table-cell/>
        </table:table-row>
        <table:table-row table:style-name="ro6">
          <table:table-cell table:style-name="ce33" table:formula="of:=IF(ISBLANK([$Result.A585]);&quot;&quot;; [$Result.A585])">
            <text:p/>
          </table:table-cell>
          <table:table-cell table:style-name="ce34" table:formula="of:=IF(ISBLANK([$Result.B585]);&quot;&quot;; [$Result.B585])">
            <text:p/>
          </table:table-cell>
          <table:table-cell table:content-validation-name="val1"/>
          <table:table-cell/>
        </table:table-row>
        <table:table-row table:style-name="ro6">
          <table:table-cell table:style-name="ce33" table:formula="of:=IF(ISBLANK([$Result.A586]);&quot;&quot;; [$Result.A586])">
            <text:p/>
          </table:table-cell>
          <table:table-cell table:style-name="ce34" table:formula="of:=IF(ISBLANK([$Result.B586]);&quot;&quot;; [$Result.B586])">
            <text:p/>
          </table:table-cell>
          <table:table-cell table:content-validation-name="val1"/>
          <table:table-cell/>
        </table:table-row>
        <table:table-row table:style-name="ro6">
          <table:table-cell table:style-name="ce33" table:formula="of:=IF(ISBLANK([$Result.A587]);&quot;&quot;; [$Result.A587])">
            <text:p/>
          </table:table-cell>
          <table:table-cell table:style-name="ce34" table:formula="of:=IF(ISBLANK([$Result.B587]);&quot;&quot;; [$Result.B587])">
            <text:p/>
          </table:table-cell>
          <table:table-cell table:content-validation-name="val1"/>
          <table:table-cell/>
        </table:table-row>
        <table:table-row table:style-name="ro6">
          <table:table-cell table:style-name="ce33" table:formula="of:=IF(ISBLANK([$Result.A588]);&quot;&quot;; [$Result.A588])">
            <text:p/>
          </table:table-cell>
          <table:table-cell table:style-name="ce34" table:formula="of:=IF(ISBLANK([$Result.B588]);&quot;&quot;; [$Result.B588])">
            <text:p/>
          </table:table-cell>
          <table:table-cell table:content-validation-name="val1"/>
          <table:table-cell/>
        </table:table-row>
        <table:table-row table:style-name="ro6">
          <table:table-cell table:style-name="ce33" table:formula="of:=IF(ISBLANK([$Result.A589]);&quot;&quot;; [$Result.A589])">
            <text:p/>
          </table:table-cell>
          <table:table-cell table:style-name="ce34" table:formula="of:=IF(ISBLANK([$Result.B589]);&quot;&quot;; [$Result.B589])">
            <text:p/>
          </table:table-cell>
          <table:table-cell table:content-validation-name="val1"/>
          <table:table-cell/>
        </table:table-row>
        <table:table-row table:style-name="ro6">
          <table:table-cell table:style-name="ce33" table:formula="of:=IF(ISBLANK([$Result.A590]);&quot;&quot;; [$Result.A590])">
            <text:p/>
          </table:table-cell>
          <table:table-cell table:style-name="ce34" table:formula="of:=IF(ISBLANK([$Result.B590]);&quot;&quot;; [$Result.B590])">
            <text:p/>
          </table:table-cell>
          <table:table-cell table:content-validation-name="val1"/>
          <table:table-cell/>
        </table:table-row>
        <table:table-row table:style-name="ro6">
          <table:table-cell table:style-name="ce33" table:formula="of:=IF(ISBLANK([$Result.A591]);&quot;&quot;; [$Result.A591])">
            <text:p/>
          </table:table-cell>
          <table:table-cell table:style-name="ce34" table:formula="of:=IF(ISBLANK([$Result.B591]);&quot;&quot;; [$Result.B591])">
            <text:p/>
          </table:table-cell>
          <table:table-cell table:content-validation-name="val1"/>
          <table:table-cell/>
        </table:table-row>
        <table:table-row table:style-name="ro6">
          <table:table-cell table:style-name="ce33" table:formula="of:=IF(ISBLANK([$Result.A592]);&quot;&quot;; [$Result.A592])">
            <text:p/>
          </table:table-cell>
          <table:table-cell table:style-name="ce34" table:formula="of:=IF(ISBLANK([$Result.B592]);&quot;&quot;; [$Result.B592])">
            <text:p/>
          </table:table-cell>
          <table:table-cell table:content-validation-name="val1"/>
          <table:table-cell/>
        </table:table-row>
        <table:table-row table:style-name="ro6">
          <table:table-cell table:style-name="ce33" table:formula="of:=IF(ISBLANK([$Result.A593]);&quot;&quot;; [$Result.A593])">
            <text:p/>
          </table:table-cell>
          <table:table-cell table:style-name="ce34" table:formula="of:=IF(ISBLANK([$Result.B593]);&quot;&quot;; [$Result.B593])">
            <text:p/>
          </table:table-cell>
          <table:table-cell table:content-validation-name="val1"/>
          <table:table-cell/>
        </table:table-row>
        <table:table-row table:style-name="ro6">
          <table:table-cell table:style-name="ce33" table:formula="of:=IF(ISBLANK([$Result.A594]);&quot;&quot;; [$Result.A594])">
            <text:p/>
          </table:table-cell>
          <table:table-cell table:style-name="ce34" table:formula="of:=IF(ISBLANK([$Result.B594]);&quot;&quot;; [$Result.B594])">
            <text:p/>
          </table:table-cell>
          <table:table-cell table:content-validation-name="val1"/>
          <table:table-cell/>
        </table:table-row>
        <table:table-row table:style-name="ro6">
          <table:table-cell table:style-name="ce33" table:formula="of:=IF(ISBLANK([$Result.A595]);&quot;&quot;; [$Result.A595])">
            <text:p/>
          </table:table-cell>
          <table:table-cell table:style-name="ce34" table:formula="of:=IF(ISBLANK([$Result.B595]);&quot;&quot;; [$Result.B595])">
            <text:p/>
          </table:table-cell>
          <table:table-cell table:content-validation-name="val1"/>
          <table:table-cell/>
        </table:table-row>
        <table:table-row table:style-name="ro6">
          <table:table-cell table:style-name="ce33" table:formula="of:=IF(ISBLANK([$Result.A596]);&quot;&quot;; [$Result.A596])">
            <text:p/>
          </table:table-cell>
          <table:table-cell table:style-name="ce34" table:formula="of:=IF(ISBLANK([$Result.B596]);&quot;&quot;; [$Result.B596])">
            <text:p/>
          </table:table-cell>
          <table:table-cell table:content-validation-name="val1"/>
          <table:table-cell/>
        </table:table-row>
        <table:table-row table:style-name="ro6">
          <table:table-cell table:style-name="ce33" table:formula="of:=IF(ISBLANK([$Result.A597]);&quot;&quot;; [$Result.A597])">
            <text:p/>
          </table:table-cell>
          <table:table-cell table:style-name="ce34" table:formula="of:=IF(ISBLANK([$Result.B597]);&quot;&quot;; [$Result.B597])">
            <text:p/>
          </table:table-cell>
          <table:table-cell table:content-validation-name="val1"/>
          <table:table-cell/>
        </table:table-row>
        <table:table-row table:style-name="ro6">
          <table:table-cell table:style-name="ce33" table:formula="of:=IF(ISBLANK([$Result.A598]);&quot;&quot;; [$Result.A598])">
            <text:p/>
          </table:table-cell>
          <table:table-cell table:style-name="ce34" table:formula="of:=IF(ISBLANK([$Result.B598]);&quot;&quot;; [$Result.B598])">
            <text:p/>
          </table:table-cell>
          <table:table-cell table:content-validation-name="val1"/>
          <table:table-cell/>
        </table:table-row>
        <table:table-row table:style-name="ro6">
          <table:table-cell table:style-name="ce33" table:formula="of:=IF(ISBLANK([$Result.A599]);&quot;&quot;; [$Result.A599])">
            <text:p/>
          </table:table-cell>
          <table:table-cell table:style-name="ce34" table:formula="of:=IF(ISBLANK([$Result.B599]);&quot;&quot;; [$Result.B599])">
            <text:p/>
          </table:table-cell>
          <table:table-cell table:content-validation-name="val1"/>
          <table:table-cell/>
        </table:table-row>
        <table:table-row table:style-name="ro6">
          <table:table-cell table:style-name="ce33" table:formula="of:=IF(ISBLANK([$Result.A600]);&quot;&quot;; [$Result.A600])">
            <text:p/>
          </table:table-cell>
          <table:table-cell table:style-name="ce34" table:formula="of:=IF(ISBLANK([$Result.B600]);&quot;&quot;; [$Result.B600])">
            <text:p/>
          </table:table-cell>
          <table:table-cell table:content-validation-name="val1"/>
          <table:table-cell/>
        </table:table-row>
        <table:table-row table:style-name="ro6">
          <table:table-cell table:style-name="ce33" table:formula="of:=IF(ISBLANK([$Result.A601]);&quot;&quot;; [$Result.A601])">
            <text:p/>
          </table:table-cell>
          <table:table-cell table:style-name="ce34" table:formula="of:=IF(ISBLANK([$Result.B601]);&quot;&quot;; [$Result.B601])">
            <text:p/>
          </table:table-cell>
          <table:table-cell table:content-validation-name="val1"/>
          <table:table-cell/>
        </table:table-row>
        <table:table-row table:style-name="ro6">
          <table:table-cell table:style-name="ce33" table:formula="of:=IF(ISBLANK([$Result.A602]);&quot;&quot;; [$Result.A602])">
            <text:p/>
          </table:table-cell>
          <table:table-cell table:style-name="ce34" table:formula="of:=IF(ISBLANK([$Result.B602]);&quot;&quot;; [$Result.B602])">
            <text:p/>
          </table:table-cell>
          <table:table-cell table:content-validation-name="val1"/>
          <table:table-cell/>
        </table:table-row>
        <table:table-row table:style-name="ro6">
          <table:table-cell table:style-name="ce33" table:formula="of:=IF(ISBLANK([$Result.A603]);&quot;&quot;; [$Result.A603])">
            <text:p/>
          </table:table-cell>
          <table:table-cell table:style-name="ce34" table:formula="of:=IF(ISBLANK([$Result.B603]);&quot;&quot;; [$Result.B603])">
            <text:p/>
          </table:table-cell>
          <table:table-cell table:content-validation-name="val1"/>
          <table:table-cell/>
        </table:table-row>
        <table:table-row table:style-name="ro6">
          <table:table-cell table:style-name="ce33" table:formula="of:=IF(ISBLANK([$Result.A604]);&quot;&quot;; [$Result.A604])">
            <text:p/>
          </table:table-cell>
          <table:table-cell table:style-name="ce34" table:formula="of:=IF(ISBLANK([$Result.B604]);&quot;&quot;; [$Result.B604])">
            <text:p/>
          </table:table-cell>
          <table:table-cell table:content-validation-name="val1"/>
          <table:table-cell/>
        </table:table-row>
        <table:table-row table:style-name="ro6">
          <table:table-cell table:style-name="ce33" table:formula="of:=IF(ISBLANK([$Result.A605]);&quot;&quot;; [$Result.A605])">
            <text:p/>
          </table:table-cell>
          <table:table-cell table:style-name="ce34" table:formula="of:=IF(ISBLANK([$Result.B605]);&quot;&quot;; [$Result.B605])">
            <text:p/>
          </table:table-cell>
          <table:table-cell table:content-validation-name="val1"/>
          <table:table-cell/>
        </table:table-row>
        <table:table-row table:style-name="ro6">
          <table:table-cell table:style-name="ce33" table:formula="of:=IF(ISBLANK([$Result.A606]);&quot;&quot;; [$Result.A606])">
            <text:p/>
          </table:table-cell>
          <table:table-cell table:style-name="ce34" table:formula="of:=IF(ISBLANK([$Result.B606]);&quot;&quot;; [$Result.B606])">
            <text:p/>
          </table:table-cell>
          <table:table-cell table:content-validation-name="val1"/>
          <table:table-cell/>
        </table:table-row>
        <table:table-row table:style-name="ro6">
          <table:table-cell table:style-name="ce33" table:formula="of:=IF(ISBLANK([$Result.A607]);&quot;&quot;; [$Result.A607])">
            <text:p/>
          </table:table-cell>
          <table:table-cell table:style-name="ce34" table:formula="of:=IF(ISBLANK([$Result.B607]);&quot;&quot;; [$Result.B607])">
            <text:p/>
          </table:table-cell>
          <table:table-cell table:content-validation-name="val1"/>
          <table:table-cell/>
        </table:table-row>
        <table:table-row table:style-name="ro6">
          <table:table-cell table:style-name="ce33" table:formula="of:=IF(ISBLANK([$Result.A608]);&quot;&quot;; [$Result.A608])">
            <text:p/>
          </table:table-cell>
          <table:table-cell table:style-name="ce34" table:formula="of:=IF(ISBLANK([$Result.B608]);&quot;&quot;; [$Result.B608])">
            <text:p/>
          </table:table-cell>
          <table:table-cell table:content-validation-name="val1"/>
          <table:table-cell/>
        </table:table-row>
        <table:table-row table:style-name="ro6">
          <table:table-cell table:style-name="ce33" table:formula="of:=IF(ISBLANK([$Result.A609]);&quot;&quot;; [$Result.A609])">
            <text:p/>
          </table:table-cell>
          <table:table-cell table:style-name="ce34" table:formula="of:=IF(ISBLANK([$Result.B609]);&quot;&quot;; [$Result.B609])">
            <text:p/>
          </table:table-cell>
          <table:table-cell table:content-validation-name="val1"/>
          <table:table-cell/>
        </table:table-row>
        <table:table-row table:style-name="ro6">
          <table:table-cell table:style-name="ce33" table:formula="of:=IF(ISBLANK([$Result.A610]);&quot;&quot;; [$Result.A610])">
            <text:p/>
          </table:table-cell>
          <table:table-cell table:style-name="ce34" table:formula="of:=IF(ISBLANK([$Result.B610]);&quot;&quot;; [$Result.B610])">
            <text:p/>
          </table:table-cell>
          <table:table-cell table:content-validation-name="val1"/>
          <table:table-cell/>
        </table:table-row>
        <table:table-row table:style-name="ro6">
          <table:table-cell table:style-name="ce33" table:formula="of:=IF(ISBLANK([$Result.A611]);&quot;&quot;; [$Result.A611])">
            <text:p/>
          </table:table-cell>
          <table:table-cell table:style-name="ce34" table:formula="of:=IF(ISBLANK([$Result.B611]);&quot;&quot;; [$Result.B611])">
            <text:p/>
          </table:table-cell>
          <table:table-cell table:content-validation-name="val1"/>
          <table:table-cell/>
        </table:table-row>
        <table:table-row table:style-name="ro6">
          <table:table-cell table:style-name="ce33" table:formula="of:=IF(ISBLANK([$Result.A612]);&quot;&quot;; [$Result.A612])">
            <text:p/>
          </table:table-cell>
          <table:table-cell table:style-name="ce34" table:formula="of:=IF(ISBLANK([$Result.B612]);&quot;&quot;; [$Result.B612])">
            <text:p/>
          </table:table-cell>
          <table:table-cell table:content-validation-name="val1"/>
          <table:table-cell/>
        </table:table-row>
        <table:table-row table:style-name="ro6">
          <table:table-cell table:style-name="ce33" table:formula="of:=IF(ISBLANK([$Result.A613]);&quot;&quot;; [$Result.A613])">
            <text:p/>
          </table:table-cell>
          <table:table-cell table:style-name="ce34" table:formula="of:=IF(ISBLANK([$Result.B613]);&quot;&quot;; [$Result.B613])">
            <text:p/>
          </table:table-cell>
          <table:table-cell table:content-validation-name="val1"/>
          <table:table-cell/>
        </table:table-row>
        <table:table-row table:style-name="ro6">
          <table:table-cell table:style-name="ce33" table:formula="of:=IF(ISBLANK([$Result.A614]);&quot;&quot;; [$Result.A614])">
            <text:p/>
          </table:table-cell>
          <table:table-cell table:style-name="ce34" table:formula="of:=IF(ISBLANK([$Result.B614]);&quot;&quot;; [$Result.B614])">
            <text:p/>
          </table:table-cell>
          <table:table-cell table:content-validation-name="val1"/>
          <table:table-cell/>
        </table:table-row>
        <table:table-row table:style-name="ro6">
          <table:table-cell table:style-name="ce33" table:formula="of:=IF(ISBLANK([$Result.A615]);&quot;&quot;; [$Result.A615])">
            <text:p/>
          </table:table-cell>
          <table:table-cell table:style-name="ce34" table:formula="of:=IF(ISBLANK([$Result.B615]);&quot;&quot;; [$Result.B615])">
            <text:p/>
          </table:table-cell>
          <table:table-cell table:content-validation-name="val1"/>
          <table:table-cell/>
        </table:table-row>
        <table:table-row table:style-name="ro6">
          <table:table-cell table:style-name="ce33" table:formula="of:=IF(ISBLANK([$Result.A616]);&quot;&quot;; [$Result.A616])">
            <text:p/>
          </table:table-cell>
          <table:table-cell table:style-name="ce34" table:formula="of:=IF(ISBLANK([$Result.B616]);&quot;&quot;; [$Result.B616])">
            <text:p/>
          </table:table-cell>
          <table:table-cell table:content-validation-name="val1"/>
          <table:table-cell/>
        </table:table-row>
        <table:table-row table:style-name="ro6">
          <table:table-cell table:style-name="ce33" table:formula="of:=IF(ISBLANK([$Result.A617]);&quot;&quot;; [$Result.A617])">
            <text:p/>
          </table:table-cell>
          <table:table-cell table:style-name="ce34" table:formula="of:=IF(ISBLANK([$Result.B617]);&quot;&quot;; [$Result.B617])">
            <text:p/>
          </table:table-cell>
          <table:table-cell table:content-validation-name="val1"/>
          <table:table-cell/>
        </table:table-row>
        <table:table-row table:style-name="ro6">
          <table:table-cell table:style-name="ce33" table:formula="of:=IF(ISBLANK([$Result.A618]);&quot;&quot;; [$Result.A618])">
            <text:p/>
          </table:table-cell>
          <table:table-cell table:style-name="ce34" table:formula="of:=IF(ISBLANK([$Result.B618]);&quot;&quot;; [$Result.B618])">
            <text:p/>
          </table:table-cell>
          <table:table-cell table:content-validation-name="val1"/>
          <table:table-cell/>
        </table:table-row>
        <table:table-row table:style-name="ro6">
          <table:table-cell table:style-name="ce33" table:formula="of:=IF(ISBLANK([$Result.A619]);&quot;&quot;; [$Result.A619])">
            <text:p/>
          </table:table-cell>
          <table:table-cell table:style-name="ce34" table:formula="of:=IF(ISBLANK([$Result.B619]);&quot;&quot;; [$Result.B619])">
            <text:p/>
          </table:table-cell>
          <table:table-cell table:content-validation-name="val1"/>
          <table:table-cell/>
        </table:table-row>
        <table:table-row table:style-name="ro6">
          <table:table-cell table:style-name="ce33" table:formula="of:=IF(ISBLANK([$Result.A620]);&quot;&quot;; [$Result.A620])">
            <text:p/>
          </table:table-cell>
          <table:table-cell table:style-name="ce34" table:formula="of:=IF(ISBLANK([$Result.B620]);&quot;&quot;; [$Result.B620])">
            <text:p/>
          </table:table-cell>
          <table:table-cell table:content-validation-name="val1"/>
          <table:table-cell/>
        </table:table-row>
        <table:table-row table:style-name="ro6">
          <table:table-cell table:style-name="ce33" table:formula="of:=IF(ISBLANK([$Result.A621]);&quot;&quot;; [$Result.A621])">
            <text:p/>
          </table:table-cell>
          <table:table-cell table:style-name="ce34" table:formula="of:=IF(ISBLANK([$Result.B621]);&quot;&quot;; [$Result.B621])">
            <text:p/>
          </table:table-cell>
          <table:table-cell table:content-validation-name="val1"/>
          <table:table-cell/>
        </table:table-row>
        <table:table-row table:style-name="ro6">
          <table:table-cell table:style-name="ce33" table:formula="of:=IF(ISBLANK([$Result.A622]);&quot;&quot;; [$Result.A622])">
            <text:p/>
          </table:table-cell>
          <table:table-cell table:style-name="ce34" table:formula="of:=IF(ISBLANK([$Result.B622]);&quot;&quot;; [$Result.B622])">
            <text:p/>
          </table:table-cell>
          <table:table-cell table:content-validation-name="val1"/>
          <table:table-cell/>
        </table:table-row>
        <table:table-row table:style-name="ro6">
          <table:table-cell table:style-name="ce33" table:formula="of:=IF(ISBLANK([$Result.A623]);&quot;&quot;; [$Result.A623])">
            <text:p/>
          </table:table-cell>
          <table:table-cell table:style-name="ce34" table:formula="of:=IF(ISBLANK([$Result.B623]);&quot;&quot;; [$Result.B623])">
            <text:p/>
          </table:table-cell>
          <table:table-cell table:content-validation-name="val1"/>
          <table:table-cell/>
        </table:table-row>
        <table:table-row table:style-name="ro6">
          <table:table-cell table:style-name="ce33" table:formula="of:=IF(ISBLANK([$Result.A624]);&quot;&quot;; [$Result.A624])">
            <text:p/>
          </table:table-cell>
          <table:table-cell table:style-name="ce34" table:formula="of:=IF(ISBLANK([$Result.B624]);&quot;&quot;; [$Result.B624])">
            <text:p/>
          </table:table-cell>
          <table:table-cell table:content-validation-name="val1"/>
          <table:table-cell/>
        </table:table-row>
        <table:table-row table:style-name="ro6">
          <table:table-cell table:style-name="ce33" table:formula="of:=IF(ISBLANK([$Result.A625]);&quot;&quot;; [$Result.A625])">
            <text:p/>
          </table:table-cell>
          <table:table-cell table:style-name="ce34" table:formula="of:=IF(ISBLANK([$Result.B625]);&quot;&quot;; [$Result.B625])">
            <text:p/>
          </table:table-cell>
          <table:table-cell table:content-validation-name="val1"/>
          <table:table-cell/>
        </table:table-row>
        <table:table-row table:style-name="ro6">
          <table:table-cell table:style-name="ce33" table:formula="of:=IF(ISBLANK([$Result.A626]);&quot;&quot;; [$Result.A626])">
            <text:p/>
          </table:table-cell>
          <table:table-cell table:style-name="ce34" table:formula="of:=IF(ISBLANK([$Result.B626]);&quot;&quot;; [$Result.B626])">
            <text:p/>
          </table:table-cell>
          <table:table-cell table:content-validation-name="val1"/>
          <table:table-cell/>
        </table:table-row>
        <table:table-row table:style-name="ro6">
          <table:table-cell table:style-name="ce33" table:formula="of:=IF(ISBLANK([$Result.A627]);&quot;&quot;; [$Result.A627])">
            <text:p/>
          </table:table-cell>
          <table:table-cell table:style-name="ce34" table:formula="of:=IF(ISBLANK([$Result.B627]);&quot;&quot;; [$Result.B627])">
            <text:p/>
          </table:table-cell>
          <table:table-cell table:content-validation-name="val1"/>
          <table:table-cell/>
        </table:table-row>
        <table:table-row table:style-name="ro6">
          <table:table-cell table:style-name="ce33" table:formula="of:=IF(ISBLANK([$Result.A628]);&quot;&quot;; [$Result.A628])">
            <text:p/>
          </table:table-cell>
          <table:table-cell table:style-name="ce34" table:formula="of:=IF(ISBLANK([$Result.B628]);&quot;&quot;; [$Result.B628])">
            <text:p/>
          </table:table-cell>
          <table:table-cell table:content-validation-name="val1"/>
          <table:table-cell/>
        </table:table-row>
        <table:table-row table:style-name="ro6">
          <table:table-cell table:style-name="ce33" table:formula="of:=IF(ISBLANK([$Result.A629]);&quot;&quot;; [$Result.A629])">
            <text:p/>
          </table:table-cell>
          <table:table-cell table:style-name="ce34" table:formula="of:=IF(ISBLANK([$Result.B629]);&quot;&quot;; [$Result.B629])">
            <text:p/>
          </table:table-cell>
          <table:table-cell table:content-validation-name="val1"/>
          <table:table-cell/>
        </table:table-row>
        <table:table-row table:style-name="ro6">
          <table:table-cell table:style-name="ce33" table:formula="of:=IF(ISBLANK([$Result.A630]);&quot;&quot;; [$Result.A630])">
            <text:p/>
          </table:table-cell>
          <table:table-cell table:style-name="ce34" table:formula="of:=IF(ISBLANK([$Result.B630]);&quot;&quot;; [$Result.B630])">
            <text:p/>
          </table:table-cell>
          <table:table-cell table:content-validation-name="val1"/>
          <table:table-cell/>
        </table:table-row>
        <table:table-row table:style-name="ro6">
          <table:table-cell table:style-name="ce33" table:formula="of:=IF(ISBLANK([$Result.A631]);&quot;&quot;; [$Result.A631])">
            <text:p/>
          </table:table-cell>
          <table:table-cell table:style-name="ce34" table:formula="of:=IF(ISBLANK([$Result.B631]);&quot;&quot;; [$Result.B631])">
            <text:p/>
          </table:table-cell>
          <table:table-cell table:content-validation-name="val1"/>
          <table:table-cell/>
        </table:table-row>
        <table:table-row table:style-name="ro6">
          <table:table-cell table:style-name="ce33" table:formula="of:=IF(ISBLANK([$Result.A632]);&quot;&quot;; [$Result.A632])">
            <text:p/>
          </table:table-cell>
          <table:table-cell table:style-name="ce34" table:formula="of:=IF(ISBLANK([$Result.B632]);&quot;&quot;; [$Result.B632])">
            <text:p/>
          </table:table-cell>
          <table:table-cell table:content-validation-name="val1"/>
          <table:table-cell/>
        </table:table-row>
        <table:table-row table:style-name="ro6">
          <table:table-cell table:style-name="ce33" table:formula="of:=IF(ISBLANK([$Result.A633]);&quot;&quot;; [$Result.A633])">
            <text:p/>
          </table:table-cell>
          <table:table-cell table:style-name="ce34" table:formula="of:=IF(ISBLANK([$Result.B633]);&quot;&quot;; [$Result.B633])">
            <text:p/>
          </table:table-cell>
          <table:table-cell table:content-validation-name="val1"/>
          <table:table-cell/>
        </table:table-row>
        <table:table-row table:style-name="ro6">
          <table:table-cell table:style-name="ce33" table:formula="of:=IF(ISBLANK([$Result.A634]);&quot;&quot;; [$Result.A634])">
            <text:p/>
          </table:table-cell>
          <table:table-cell table:style-name="ce34" table:formula="of:=IF(ISBLANK([$Result.B634]);&quot;&quot;; [$Result.B634])">
            <text:p/>
          </table:table-cell>
          <table:table-cell table:content-validation-name="val1"/>
          <table:table-cell/>
        </table:table-row>
        <table:table-row table:style-name="ro6">
          <table:table-cell table:style-name="ce33" table:formula="of:=IF(ISBLANK([$Result.A635]);&quot;&quot;; [$Result.A635])">
            <text:p/>
          </table:table-cell>
          <table:table-cell table:style-name="ce34" table:formula="of:=IF(ISBLANK([$Result.B635]);&quot;&quot;; [$Result.B635])">
            <text:p/>
          </table:table-cell>
          <table:table-cell table:content-validation-name="val1"/>
          <table:table-cell/>
        </table:table-row>
        <table:table-row table:style-name="ro6">
          <table:table-cell table:style-name="ce33" table:formula="of:=IF(ISBLANK([$Result.A636]);&quot;&quot;; [$Result.A636])">
            <text:p/>
          </table:table-cell>
          <table:table-cell table:style-name="ce34" table:formula="of:=IF(ISBLANK([$Result.B636]);&quot;&quot;; [$Result.B636])">
            <text:p/>
          </table:table-cell>
          <table:table-cell table:content-validation-name="val1"/>
          <table:table-cell/>
        </table:table-row>
        <table:table-row table:style-name="ro6">
          <table:table-cell table:style-name="ce33" table:formula="of:=IF(ISBLANK([$Result.A637]);&quot;&quot;; [$Result.A637])">
            <text:p/>
          </table:table-cell>
          <table:table-cell table:style-name="ce34" table:formula="of:=IF(ISBLANK([$Result.B637]);&quot;&quot;; [$Result.B637])">
            <text:p/>
          </table:table-cell>
          <table:table-cell table:content-validation-name="val1"/>
          <table:table-cell/>
        </table:table-row>
        <table:table-row table:style-name="ro6">
          <table:table-cell table:style-name="ce33" table:formula="of:=IF(ISBLANK([$Result.A638]);&quot;&quot;; [$Result.A638])">
            <text:p/>
          </table:table-cell>
          <table:table-cell table:style-name="ce34" table:formula="of:=IF(ISBLANK([$Result.B638]);&quot;&quot;; [$Result.B638])">
            <text:p/>
          </table:table-cell>
          <table:table-cell table:content-validation-name="val1"/>
          <table:table-cell/>
        </table:table-row>
        <table:table-row table:style-name="ro6">
          <table:table-cell table:style-name="ce33" table:formula="of:=IF(ISBLANK([$Result.A639]);&quot;&quot;; [$Result.A639])">
            <text:p/>
          </table:table-cell>
          <table:table-cell table:style-name="ce34" table:formula="of:=IF(ISBLANK([$Result.B639]);&quot;&quot;; [$Result.B639])">
            <text:p/>
          </table:table-cell>
          <table:table-cell table:content-validation-name="val1"/>
          <table:table-cell/>
        </table:table-row>
        <table:table-row table:style-name="ro6">
          <table:table-cell table:style-name="ce33" table:formula="of:=IF(ISBLANK([$Result.A640]);&quot;&quot;; [$Result.A640])">
            <text:p/>
          </table:table-cell>
          <table:table-cell table:style-name="ce34" table:formula="of:=IF(ISBLANK([$Result.B640]);&quot;&quot;; [$Result.B640])">
            <text:p/>
          </table:table-cell>
          <table:table-cell table:content-validation-name="val1"/>
          <table:table-cell/>
        </table:table-row>
        <table:table-row table:style-name="ro6">
          <table:table-cell table:style-name="ce33" table:formula="of:=IF(ISBLANK([$Result.A641]);&quot;&quot;; [$Result.A641])">
            <text:p/>
          </table:table-cell>
          <table:table-cell table:style-name="ce34" table:formula="of:=IF(ISBLANK([$Result.B641]);&quot;&quot;; [$Result.B641])">
            <text:p/>
          </table:table-cell>
          <table:table-cell table:content-validation-name="val1"/>
          <table:table-cell/>
        </table:table-row>
        <table:table-row table:style-name="ro6">
          <table:table-cell table:style-name="ce33" table:formula="of:=IF(ISBLANK([$Result.A642]);&quot;&quot;; [$Result.A642])">
            <text:p/>
          </table:table-cell>
          <table:table-cell table:style-name="ce34" table:formula="of:=IF(ISBLANK([$Result.B642]);&quot;&quot;; [$Result.B642])">
            <text:p/>
          </table:table-cell>
          <table:table-cell table:content-validation-name="val1"/>
          <table:table-cell/>
        </table:table-row>
        <table:table-row table:style-name="ro6">
          <table:table-cell table:style-name="ce33" table:formula="of:=IF(ISBLANK([$Result.A643]);&quot;&quot;; [$Result.A643])">
            <text:p/>
          </table:table-cell>
          <table:table-cell table:style-name="ce34" table:formula="of:=IF(ISBLANK([$Result.B643]);&quot;&quot;; [$Result.B643])">
            <text:p/>
          </table:table-cell>
          <table:table-cell table:content-validation-name="val1"/>
          <table:table-cell/>
        </table:table-row>
        <table:table-row table:style-name="ro6">
          <table:table-cell table:style-name="ce33" table:formula="of:=IF(ISBLANK([$Result.A644]);&quot;&quot;; [$Result.A644])">
            <text:p/>
          </table:table-cell>
          <table:table-cell table:style-name="ce34" table:formula="of:=IF(ISBLANK([$Result.B644]);&quot;&quot;; [$Result.B644])">
            <text:p/>
          </table:table-cell>
          <table:table-cell table:content-validation-name="val1"/>
          <table:table-cell/>
        </table:table-row>
        <table:table-row table:style-name="ro6">
          <table:table-cell table:style-name="ce33" table:formula="of:=IF(ISBLANK([$Result.A645]);&quot;&quot;; [$Result.A645])">
            <text:p/>
          </table:table-cell>
          <table:table-cell table:style-name="ce34" table:formula="of:=IF(ISBLANK([$Result.B645]);&quot;&quot;; [$Result.B645])">
            <text:p/>
          </table:table-cell>
          <table:table-cell table:content-validation-name="val1"/>
          <table:table-cell/>
        </table:table-row>
        <table:table-row table:style-name="ro6">
          <table:table-cell table:style-name="ce33" table:formula="of:=IF(ISBLANK([$Result.A646]);&quot;&quot;; [$Result.A646])">
            <text:p/>
          </table:table-cell>
          <table:table-cell table:style-name="ce34" table:formula="of:=IF(ISBLANK([$Result.B646]);&quot;&quot;; [$Result.B646])">
            <text:p/>
          </table:table-cell>
          <table:table-cell table:content-validation-name="val1"/>
          <table:table-cell/>
        </table:table-row>
        <table:table-row table:style-name="ro6">
          <table:table-cell table:style-name="ce33" table:formula="of:=IF(ISBLANK([$Result.A647]);&quot;&quot;; [$Result.A647])">
            <text:p/>
          </table:table-cell>
          <table:table-cell table:style-name="ce34" table:formula="of:=IF(ISBLANK([$Result.B647]);&quot;&quot;; [$Result.B647])">
            <text:p/>
          </table:table-cell>
          <table:table-cell table:content-validation-name="val1"/>
          <table:table-cell/>
        </table:table-row>
        <table:table-row table:style-name="ro6">
          <table:table-cell table:style-name="ce33" table:formula="of:=IF(ISBLANK([$Result.A648]);&quot;&quot;; [$Result.A648])">
            <text:p/>
          </table:table-cell>
          <table:table-cell table:style-name="ce34" table:formula="of:=IF(ISBLANK([$Result.B648]);&quot;&quot;; [$Result.B648])">
            <text:p/>
          </table:table-cell>
          <table:table-cell table:content-validation-name="val1"/>
          <table:table-cell/>
        </table:table-row>
        <table:table-row table:style-name="ro6">
          <table:table-cell table:style-name="ce33" table:formula="of:=IF(ISBLANK([$Result.A649]);&quot;&quot;; [$Result.A649])">
            <text:p/>
          </table:table-cell>
          <table:table-cell table:style-name="ce34" table:formula="of:=IF(ISBLANK([$Result.B649]);&quot;&quot;; [$Result.B649])">
            <text:p/>
          </table:table-cell>
          <table:table-cell table:content-validation-name="val1"/>
          <table:table-cell/>
        </table:table-row>
        <table:table-row table:style-name="ro6">
          <table:table-cell table:style-name="ce33" table:formula="of:=IF(ISBLANK([$Result.A650]);&quot;&quot;; [$Result.A650])">
            <text:p/>
          </table:table-cell>
          <table:table-cell table:style-name="ce34" table:formula="of:=IF(ISBLANK([$Result.B650]);&quot;&quot;; [$Result.B650])">
            <text:p/>
          </table:table-cell>
          <table:table-cell table:content-validation-name="val1"/>
          <table:table-cell/>
        </table:table-row>
        <table:table-row table:style-name="ro6">
          <table:table-cell table:style-name="ce33" table:formula="of:=IF(ISBLANK([$Result.A651]);&quot;&quot;; [$Result.A651])">
            <text:p/>
          </table:table-cell>
          <table:table-cell table:style-name="ce34" table:formula="of:=IF(ISBLANK([$Result.B651]);&quot;&quot;; [$Result.B651])">
            <text:p/>
          </table:table-cell>
          <table:table-cell table:content-validation-name="val1"/>
          <table:table-cell/>
        </table:table-row>
        <table:table-row table:style-name="ro6">
          <table:table-cell table:style-name="ce33" table:formula="of:=IF(ISBLANK([$Result.A652]);&quot;&quot;; [$Result.A652])">
            <text:p/>
          </table:table-cell>
          <table:table-cell table:style-name="ce34" table:formula="of:=IF(ISBLANK([$Result.B652]);&quot;&quot;; [$Result.B652])">
            <text:p/>
          </table:table-cell>
          <table:table-cell table:content-validation-name="val1"/>
          <table:table-cell/>
        </table:table-row>
        <table:table-row table:style-name="ro6">
          <table:table-cell table:style-name="ce33" table:formula="of:=IF(ISBLANK([$Result.A653]);&quot;&quot;; [$Result.A653])">
            <text:p/>
          </table:table-cell>
          <table:table-cell table:style-name="ce34" table:formula="of:=IF(ISBLANK([$Result.B653]);&quot;&quot;; [$Result.B653])">
            <text:p/>
          </table:table-cell>
          <table:table-cell table:content-validation-name="val1"/>
          <table:table-cell/>
        </table:table-row>
        <table:table-row table:style-name="ro6">
          <table:table-cell table:style-name="ce33" table:formula="of:=IF(ISBLANK([$Result.A654]);&quot;&quot;; [$Result.A654])">
            <text:p/>
          </table:table-cell>
          <table:table-cell table:style-name="ce34" table:formula="of:=IF(ISBLANK([$Result.B654]);&quot;&quot;; [$Result.B654])">
            <text:p/>
          </table:table-cell>
          <table:table-cell table:content-validation-name="val1"/>
          <table:table-cell/>
        </table:table-row>
        <table:table-row table:style-name="ro6">
          <table:table-cell table:style-name="ce33" table:formula="of:=IF(ISBLANK([$Result.A655]);&quot;&quot;; [$Result.A655])">
            <text:p/>
          </table:table-cell>
          <table:table-cell table:style-name="ce34" table:formula="of:=IF(ISBLANK([$Result.B655]);&quot;&quot;; [$Result.B655])">
            <text:p/>
          </table:table-cell>
          <table:table-cell table:content-validation-name="val1"/>
          <table:table-cell/>
        </table:table-row>
        <table:table-row table:style-name="ro6">
          <table:table-cell table:style-name="ce33" table:formula="of:=IF(ISBLANK([$Result.A656]);&quot;&quot;; [$Result.A656])">
            <text:p/>
          </table:table-cell>
          <table:table-cell table:style-name="ce34" table:formula="of:=IF(ISBLANK([$Result.B656]);&quot;&quot;; [$Result.B656])">
            <text:p/>
          </table:table-cell>
          <table:table-cell table:content-validation-name="val1"/>
          <table:table-cell/>
        </table:table-row>
        <table:table-row table:style-name="ro6">
          <table:table-cell table:style-name="ce33" table:formula="of:=IF(ISBLANK([$Result.A657]);&quot;&quot;; [$Result.A657])">
            <text:p/>
          </table:table-cell>
          <table:table-cell table:style-name="ce34" table:formula="of:=IF(ISBLANK([$Result.B657]);&quot;&quot;; [$Result.B657])">
            <text:p/>
          </table:table-cell>
          <table:table-cell table:content-validation-name="val1"/>
          <table:table-cell/>
        </table:table-row>
        <table:table-row table:style-name="ro6">
          <table:table-cell table:style-name="ce33" table:formula="of:=IF(ISBLANK([$Result.A658]);&quot;&quot;; [$Result.A658])">
            <text:p/>
          </table:table-cell>
          <table:table-cell table:style-name="ce34" table:formula="of:=IF(ISBLANK([$Result.B658]);&quot;&quot;; [$Result.B658])">
            <text:p/>
          </table:table-cell>
          <table:table-cell table:content-validation-name="val1"/>
          <table:table-cell/>
        </table:table-row>
        <table:table-row table:style-name="ro6">
          <table:table-cell table:style-name="ce33" table:formula="of:=IF(ISBLANK([$Result.A659]);&quot;&quot;; [$Result.A659])">
            <text:p/>
          </table:table-cell>
          <table:table-cell table:style-name="ce34" table:formula="of:=IF(ISBLANK([$Result.B659]);&quot;&quot;; [$Result.B659])">
            <text:p/>
          </table:table-cell>
          <table:table-cell table:content-validation-name="val1"/>
          <table:table-cell/>
        </table:table-row>
        <table:table-row table:style-name="ro6">
          <table:table-cell table:style-name="ce33" table:formula="of:=IF(ISBLANK([$Result.A660]);&quot;&quot;; [$Result.A660])">
            <text:p/>
          </table:table-cell>
          <table:table-cell table:style-name="ce34" table:formula="of:=IF(ISBLANK([$Result.B660]);&quot;&quot;; [$Result.B660])">
            <text:p/>
          </table:table-cell>
          <table:table-cell table:content-validation-name="val1"/>
          <table:table-cell/>
        </table:table-row>
        <table:table-row table:style-name="ro6">
          <table:table-cell table:style-name="ce33" table:formula="of:=IF(ISBLANK([$Result.A661]);&quot;&quot;; [$Result.A661])">
            <text:p/>
          </table:table-cell>
          <table:table-cell table:style-name="ce34" table:formula="of:=IF(ISBLANK([$Result.B661]);&quot;&quot;; [$Result.B661])">
            <text:p/>
          </table:table-cell>
          <table:table-cell table:content-validation-name="val1"/>
          <table:table-cell/>
        </table:table-row>
        <table:table-row table:style-name="ro6">
          <table:table-cell table:style-name="ce33" table:formula="of:=IF(ISBLANK([$Result.A662]);&quot;&quot;; [$Result.A662])">
            <text:p/>
          </table:table-cell>
          <table:table-cell table:style-name="ce34" table:formula="of:=IF(ISBLANK([$Result.B662]);&quot;&quot;; [$Result.B662])">
            <text:p/>
          </table:table-cell>
          <table:table-cell table:content-validation-name="val1"/>
          <table:table-cell/>
        </table:table-row>
        <table:table-row table:style-name="ro6">
          <table:table-cell table:style-name="ce33" table:formula="of:=IF(ISBLANK([$Result.A663]);&quot;&quot;; [$Result.A663])">
            <text:p/>
          </table:table-cell>
          <table:table-cell table:style-name="ce34" table:formula="of:=IF(ISBLANK([$Result.B663]);&quot;&quot;; [$Result.B663])">
            <text:p/>
          </table:table-cell>
          <table:table-cell table:content-validation-name="val1"/>
          <table:table-cell/>
        </table:table-row>
        <table:table-row table:style-name="ro6">
          <table:table-cell table:style-name="ce33" table:formula="of:=IF(ISBLANK([$Result.A664]);&quot;&quot;; [$Result.A664])">
            <text:p/>
          </table:table-cell>
          <table:table-cell table:style-name="ce34" table:formula="of:=IF(ISBLANK([$Result.B664]);&quot;&quot;; [$Result.B664])">
            <text:p/>
          </table:table-cell>
          <table:table-cell table:content-validation-name="val1"/>
          <table:table-cell/>
        </table:table-row>
        <table:table-row table:style-name="ro6">
          <table:table-cell table:style-name="ce33" table:formula="of:=IF(ISBLANK([$Result.A665]);&quot;&quot;; [$Result.A665])">
            <text:p/>
          </table:table-cell>
          <table:table-cell table:style-name="ce34" table:formula="of:=IF(ISBLANK([$Result.B665]);&quot;&quot;; [$Result.B665])">
            <text:p/>
          </table:table-cell>
          <table:table-cell table:content-validation-name="val1"/>
          <table:table-cell/>
        </table:table-row>
        <table:table-row table:style-name="ro6">
          <table:table-cell table:style-name="ce33" table:formula="of:=IF(ISBLANK([$Result.A666]);&quot;&quot;; [$Result.A666])">
            <text:p/>
          </table:table-cell>
          <table:table-cell table:style-name="ce34" table:formula="of:=IF(ISBLANK([$Result.B666]);&quot;&quot;; [$Result.B666])">
            <text:p/>
          </table:table-cell>
          <table:table-cell table:content-validation-name="val1"/>
          <table:table-cell/>
        </table:table-row>
        <table:table-row table:style-name="ro6">
          <table:table-cell table:style-name="ce33" table:formula="of:=IF(ISBLANK([$Result.A667]);&quot;&quot;; [$Result.A667])">
            <text:p/>
          </table:table-cell>
          <table:table-cell table:style-name="ce34" table:formula="of:=IF(ISBLANK([$Result.B667]);&quot;&quot;; [$Result.B667])">
            <text:p/>
          </table:table-cell>
          <table:table-cell table:content-validation-name="val1"/>
          <table:table-cell/>
        </table:table-row>
        <table:table-row table:style-name="ro6">
          <table:table-cell table:style-name="ce33" table:formula="of:=IF(ISBLANK([$Result.A668]);&quot;&quot;; [$Result.A668])">
            <text:p/>
          </table:table-cell>
          <table:table-cell table:style-name="ce34" table:formula="of:=IF(ISBLANK([$Result.B668]);&quot;&quot;; [$Result.B668])">
            <text:p/>
          </table:table-cell>
          <table:table-cell table:content-validation-name="val1"/>
          <table:table-cell/>
        </table:table-row>
        <table:table-row table:style-name="ro6">
          <table:table-cell table:style-name="ce33" table:formula="of:=IF(ISBLANK([$Result.A669]);&quot;&quot;; [$Result.A669])">
            <text:p/>
          </table:table-cell>
          <table:table-cell table:style-name="ce34" table:formula="of:=IF(ISBLANK([$Result.B669]);&quot;&quot;; [$Result.B669])">
            <text:p/>
          </table:table-cell>
          <table:table-cell table:content-validation-name="val1"/>
          <table:table-cell/>
        </table:table-row>
        <table:table-row table:style-name="ro6">
          <table:table-cell table:style-name="ce33" table:formula="of:=IF(ISBLANK([$Result.A670]);&quot;&quot;; [$Result.A670])">
            <text:p/>
          </table:table-cell>
          <table:table-cell table:style-name="ce34" table:formula="of:=IF(ISBLANK([$Result.B670]);&quot;&quot;; [$Result.B670])">
            <text:p/>
          </table:table-cell>
          <table:table-cell table:content-validation-name="val1"/>
          <table:table-cell/>
        </table:table-row>
        <table:table-row table:style-name="ro6">
          <table:table-cell table:style-name="ce33" table:formula="of:=IF(ISBLANK([$Result.A671]);&quot;&quot;; [$Result.A671])">
            <text:p/>
          </table:table-cell>
          <table:table-cell table:style-name="ce34" table:formula="of:=IF(ISBLANK([$Result.B671]);&quot;&quot;; [$Result.B671])">
            <text:p/>
          </table:table-cell>
          <table:table-cell table:content-validation-name="val1"/>
          <table:table-cell/>
        </table:table-row>
        <table:table-row table:style-name="ro6">
          <table:table-cell table:style-name="ce33" table:formula="of:=IF(ISBLANK([$Result.A672]);&quot;&quot;; [$Result.A672])">
            <text:p/>
          </table:table-cell>
          <table:table-cell table:style-name="ce34" table:formula="of:=IF(ISBLANK([$Result.B672]);&quot;&quot;; [$Result.B672])">
            <text:p/>
          </table:table-cell>
          <table:table-cell table:content-validation-name="val1"/>
          <table:table-cell/>
        </table:table-row>
        <table:table-row table:style-name="ro6">
          <table:table-cell table:style-name="ce33" table:formula="of:=IF(ISBLANK([$Result.A673]);&quot;&quot;; [$Result.A673])">
            <text:p/>
          </table:table-cell>
          <table:table-cell table:style-name="ce34" table:formula="of:=IF(ISBLANK([$Result.B673]);&quot;&quot;; [$Result.B673])">
            <text:p/>
          </table:table-cell>
          <table:table-cell table:content-validation-name="val1"/>
          <table:table-cell/>
        </table:table-row>
        <table:table-row table:style-name="ro6">
          <table:table-cell table:style-name="ce33" table:formula="of:=IF(ISBLANK([$Result.A674]);&quot;&quot;; [$Result.A674])">
            <text:p/>
          </table:table-cell>
          <table:table-cell table:style-name="ce34" table:formula="of:=IF(ISBLANK([$Result.B674]);&quot;&quot;; [$Result.B674])">
            <text:p/>
          </table:table-cell>
          <table:table-cell table:content-validation-name="val1"/>
          <table:table-cell/>
        </table:table-row>
        <table:table-row table:style-name="ro6">
          <table:table-cell table:style-name="ce33" table:formula="of:=IF(ISBLANK([$Result.A675]);&quot;&quot;; [$Result.A675])">
            <text:p/>
          </table:table-cell>
          <table:table-cell table:style-name="ce34" table:formula="of:=IF(ISBLANK([$Result.B675]);&quot;&quot;; [$Result.B675])">
            <text:p/>
          </table:table-cell>
          <table:table-cell table:content-validation-name="val1"/>
          <table:table-cell/>
        </table:table-row>
        <table:table-row table:style-name="ro6">
          <table:table-cell table:style-name="ce33" table:formula="of:=IF(ISBLANK([$Result.A676]);&quot;&quot;; [$Result.A676])">
            <text:p/>
          </table:table-cell>
          <table:table-cell table:style-name="ce34" table:formula="of:=IF(ISBLANK([$Result.B676]);&quot;&quot;; [$Result.B676])">
            <text:p/>
          </table:table-cell>
          <table:table-cell table:content-validation-name="val1"/>
          <table:table-cell/>
        </table:table-row>
        <table:table-row table:style-name="ro6">
          <table:table-cell table:style-name="ce33" table:formula="of:=IF(ISBLANK([$Result.A677]);&quot;&quot;; [$Result.A677])">
            <text:p/>
          </table:table-cell>
          <table:table-cell table:style-name="ce34" table:formula="of:=IF(ISBLANK([$Result.B677]);&quot;&quot;; [$Result.B677])">
            <text:p/>
          </table:table-cell>
          <table:table-cell table:content-validation-name="val1"/>
          <table:table-cell/>
        </table:table-row>
        <table:table-row table:style-name="ro6">
          <table:table-cell table:style-name="ce33" table:formula="of:=IF(ISBLANK([$Result.A678]);&quot;&quot;; [$Result.A678])">
            <text:p/>
          </table:table-cell>
          <table:table-cell table:style-name="ce34" table:formula="of:=IF(ISBLANK([$Result.B678]);&quot;&quot;; [$Result.B678])">
            <text:p/>
          </table:table-cell>
          <table:table-cell table:content-validation-name="val1"/>
          <table:table-cell/>
        </table:table-row>
        <table:table-row table:style-name="ro6">
          <table:table-cell table:style-name="ce33" table:formula="of:=IF(ISBLANK([$Result.A679]);&quot;&quot;; [$Result.A679])">
            <text:p/>
          </table:table-cell>
          <table:table-cell table:style-name="ce34" table:formula="of:=IF(ISBLANK([$Result.B679]);&quot;&quot;; [$Result.B679])">
            <text:p/>
          </table:table-cell>
          <table:table-cell table:content-validation-name="val1"/>
          <table:table-cell/>
        </table:table-row>
        <table:table-row table:style-name="ro6">
          <table:table-cell table:style-name="ce33" table:formula="of:=IF(ISBLANK([$Result.A680]);&quot;&quot;; [$Result.A680])">
            <text:p/>
          </table:table-cell>
          <table:table-cell table:style-name="ce34" table:formula="of:=IF(ISBLANK([$Result.B680]);&quot;&quot;; [$Result.B680])">
            <text:p/>
          </table:table-cell>
          <table:table-cell table:content-validation-name="val1"/>
          <table:table-cell/>
        </table:table-row>
        <table:table-row table:style-name="ro6">
          <table:table-cell table:style-name="ce33" table:formula="of:=IF(ISBLANK([$Result.A681]);&quot;&quot;; [$Result.A681])">
            <text:p/>
          </table:table-cell>
          <table:table-cell table:style-name="ce34" table:formula="of:=IF(ISBLANK([$Result.B681]);&quot;&quot;; [$Result.B681])">
            <text:p/>
          </table:table-cell>
          <table:table-cell table:content-validation-name="val1"/>
          <table:table-cell/>
        </table:table-row>
        <table:table-row table:style-name="ro6">
          <table:table-cell table:style-name="ce33" table:formula="of:=IF(ISBLANK([$Result.A682]);&quot;&quot;; [$Result.A682])">
            <text:p/>
          </table:table-cell>
          <table:table-cell table:style-name="ce34" table:formula="of:=IF(ISBLANK([$Result.B682]);&quot;&quot;; [$Result.B682])">
            <text:p/>
          </table:table-cell>
          <table:table-cell table:content-validation-name="val1"/>
          <table:table-cell/>
        </table:table-row>
        <table:table-row table:style-name="ro6">
          <table:table-cell table:style-name="ce33" table:formula="of:=IF(ISBLANK([$Result.A683]);&quot;&quot;; [$Result.A683])">
            <text:p/>
          </table:table-cell>
          <table:table-cell table:style-name="ce34" table:formula="of:=IF(ISBLANK([$Result.B683]);&quot;&quot;; [$Result.B683])">
            <text:p/>
          </table:table-cell>
          <table:table-cell table:content-validation-name="val1"/>
          <table:table-cell/>
        </table:table-row>
        <table:table-row table:style-name="ro6">
          <table:table-cell table:style-name="ce33" table:formula="of:=IF(ISBLANK([$Result.A684]);&quot;&quot;; [$Result.A684])">
            <text:p/>
          </table:table-cell>
          <table:table-cell table:style-name="ce34" table:formula="of:=IF(ISBLANK([$Result.B684]);&quot;&quot;; [$Result.B684])">
            <text:p/>
          </table:table-cell>
          <table:table-cell table:content-validation-name="val1"/>
          <table:table-cell/>
        </table:table-row>
        <table:table-row table:style-name="ro6">
          <table:table-cell table:style-name="ce33" table:formula="of:=IF(ISBLANK([$Result.A685]);&quot;&quot;; [$Result.A685])">
            <text:p/>
          </table:table-cell>
          <table:table-cell table:style-name="ce34" table:formula="of:=IF(ISBLANK([$Result.B685]);&quot;&quot;; [$Result.B685])">
            <text:p/>
          </table:table-cell>
          <table:table-cell table:content-validation-name="val1"/>
          <table:table-cell/>
        </table:table-row>
        <table:table-row table:style-name="ro6">
          <table:table-cell table:style-name="ce33" table:formula="of:=IF(ISBLANK([$Result.A686]);&quot;&quot;; [$Result.A686])">
            <text:p/>
          </table:table-cell>
          <table:table-cell table:style-name="ce34" table:formula="of:=IF(ISBLANK([$Result.B686]);&quot;&quot;; [$Result.B686])">
            <text:p/>
          </table:table-cell>
          <table:table-cell table:content-validation-name="val1"/>
          <table:table-cell/>
        </table:table-row>
        <table:table-row table:style-name="ro6">
          <table:table-cell table:style-name="ce33" table:formula="of:=IF(ISBLANK([$Result.A687]);&quot;&quot;; [$Result.A687])">
            <text:p/>
          </table:table-cell>
          <table:table-cell table:style-name="ce34" table:formula="of:=IF(ISBLANK([$Result.B687]);&quot;&quot;; [$Result.B687])">
            <text:p/>
          </table:table-cell>
          <table:table-cell table:content-validation-name="val1"/>
          <table:table-cell/>
        </table:table-row>
        <table:table-row table:style-name="ro6">
          <table:table-cell table:style-name="ce33" table:formula="of:=IF(ISBLANK([$Result.A688]);&quot;&quot;; [$Result.A688])">
            <text:p/>
          </table:table-cell>
          <table:table-cell table:style-name="ce34" table:formula="of:=IF(ISBLANK([$Result.B688]);&quot;&quot;; [$Result.B688])">
            <text:p/>
          </table:table-cell>
          <table:table-cell table:content-validation-name="val1"/>
          <table:table-cell/>
        </table:table-row>
        <table:table-row table:style-name="ro6">
          <table:table-cell table:style-name="ce33" table:formula="of:=IF(ISBLANK([$Result.A689]);&quot;&quot;; [$Result.A689])">
            <text:p/>
          </table:table-cell>
          <table:table-cell table:style-name="ce34" table:formula="of:=IF(ISBLANK([$Result.B689]);&quot;&quot;; [$Result.B689])">
            <text:p/>
          </table:table-cell>
          <table:table-cell table:content-validation-name="val1"/>
          <table:table-cell/>
        </table:table-row>
        <table:table-row table:style-name="ro6">
          <table:table-cell table:style-name="ce33" table:formula="of:=IF(ISBLANK([$Result.A690]);&quot;&quot;; [$Result.A690])">
            <text:p/>
          </table:table-cell>
          <table:table-cell table:style-name="ce34" table:formula="of:=IF(ISBLANK([$Result.B690]);&quot;&quot;; [$Result.B690])">
            <text:p/>
          </table:table-cell>
          <table:table-cell table:content-validation-name="val1"/>
          <table:table-cell/>
        </table:table-row>
        <table:table-row table:style-name="ro6">
          <table:table-cell table:style-name="ce33" table:formula="of:=IF(ISBLANK([$Result.A691]);&quot;&quot;; [$Result.A691])">
            <text:p/>
          </table:table-cell>
          <table:table-cell table:style-name="ce34" table:formula="of:=IF(ISBLANK([$Result.B691]);&quot;&quot;; [$Result.B691])">
            <text:p/>
          </table:table-cell>
          <table:table-cell table:content-validation-name="val1"/>
          <table:table-cell/>
        </table:table-row>
        <table:table-row table:style-name="ro6">
          <table:table-cell table:style-name="ce33" table:formula="of:=IF(ISBLANK([$Result.A692]);&quot;&quot;; [$Result.A692])">
            <text:p/>
          </table:table-cell>
          <table:table-cell table:style-name="ce34" table:formula="of:=IF(ISBLANK([$Result.B692]);&quot;&quot;; [$Result.B692])">
            <text:p/>
          </table:table-cell>
          <table:table-cell table:content-validation-name="val1"/>
          <table:table-cell/>
        </table:table-row>
        <table:table-row table:style-name="ro6">
          <table:table-cell table:style-name="ce33" table:formula="of:=IF(ISBLANK([$Result.A693]);&quot;&quot;; [$Result.A693])">
            <text:p/>
          </table:table-cell>
          <table:table-cell table:style-name="ce34" table:formula="of:=IF(ISBLANK([$Result.B693]);&quot;&quot;; [$Result.B693])">
            <text:p/>
          </table:table-cell>
          <table:table-cell table:content-validation-name="val1"/>
          <table:table-cell/>
        </table:table-row>
        <table:table-row table:style-name="ro6">
          <table:table-cell table:style-name="ce33" table:formula="of:=IF(ISBLANK([$Result.A694]);&quot;&quot;; [$Result.A694])">
            <text:p/>
          </table:table-cell>
          <table:table-cell table:style-name="ce34" table:formula="of:=IF(ISBLANK([$Result.B694]);&quot;&quot;; [$Result.B694])">
            <text:p/>
          </table:table-cell>
          <table:table-cell table:content-validation-name="val1"/>
          <table:table-cell/>
        </table:table-row>
        <table:table-row table:style-name="ro6">
          <table:table-cell table:style-name="ce33" table:formula="of:=IF(ISBLANK([$Result.A695]);&quot;&quot;; [$Result.A695])">
            <text:p/>
          </table:table-cell>
          <table:table-cell table:style-name="ce34" table:formula="of:=IF(ISBLANK([$Result.B695]);&quot;&quot;; [$Result.B695])">
            <text:p/>
          </table:table-cell>
          <table:table-cell table:content-validation-name="val1"/>
          <table:table-cell/>
        </table:table-row>
        <table:table-row table:style-name="ro6">
          <table:table-cell table:style-name="ce33" table:formula="of:=IF(ISBLANK([$Result.A696]);&quot;&quot;; [$Result.A696])">
            <text:p/>
          </table:table-cell>
          <table:table-cell table:style-name="ce34" table:formula="of:=IF(ISBLANK([$Result.B696]);&quot;&quot;; [$Result.B696])">
            <text:p/>
          </table:table-cell>
          <table:table-cell table:content-validation-name="val1"/>
          <table:table-cell/>
        </table:table-row>
        <table:table-row table:style-name="ro6">
          <table:table-cell table:style-name="ce33" table:formula="of:=IF(ISBLANK([$Result.A697]);&quot;&quot;; [$Result.A697])">
            <text:p/>
          </table:table-cell>
          <table:table-cell table:style-name="ce34" table:formula="of:=IF(ISBLANK([$Result.B697]);&quot;&quot;; [$Result.B697])">
            <text:p/>
          </table:table-cell>
          <table:table-cell table:content-validation-name="val1"/>
          <table:table-cell/>
        </table:table-row>
        <table:table-row table:style-name="ro6">
          <table:table-cell table:style-name="ce33" table:formula="of:=IF(ISBLANK([$Result.A698]);&quot;&quot;; [$Result.A698])">
            <text:p/>
          </table:table-cell>
          <table:table-cell table:style-name="ce34" table:formula="of:=IF(ISBLANK([$Result.B698]);&quot;&quot;; [$Result.B698])">
            <text:p/>
          </table:table-cell>
          <table:table-cell table:content-validation-name="val1"/>
          <table:table-cell/>
        </table:table-row>
        <table:table-row table:style-name="ro6">
          <table:table-cell table:style-name="ce33" table:formula="of:=IF(ISBLANK([$Result.A699]);&quot;&quot;; [$Result.A699])">
            <text:p/>
          </table:table-cell>
          <table:table-cell table:style-name="ce34" table:formula="of:=IF(ISBLANK([$Result.B699]);&quot;&quot;; [$Result.B699])">
            <text:p/>
          </table:table-cell>
          <table:table-cell table:content-validation-name="val1"/>
          <table:table-cell/>
        </table:table-row>
        <table:table-row table:style-name="ro6">
          <table:table-cell table:style-name="ce33" table:formula="of:=IF(ISBLANK([$Result.A700]);&quot;&quot;; [$Result.A700])">
            <text:p/>
          </table:table-cell>
          <table:table-cell table:style-name="ce34" table:formula="of:=IF(ISBLANK([$Result.B700]);&quot;&quot;; [$Result.B700])">
            <text:p/>
          </table:table-cell>
          <table:table-cell table:content-validation-name="val1"/>
          <table:table-cell/>
        </table:table-row>
        <table:table-row table:style-name="ro6">
          <table:table-cell table:style-name="ce33" table:formula="of:=IF(ISBLANK([$Result.A701]);&quot;&quot;; [$Result.A701])">
            <text:p/>
          </table:table-cell>
          <table:table-cell table:style-name="ce34" table:formula="of:=IF(ISBLANK([$Result.B701]);&quot;&quot;; [$Result.B701])">
            <text:p/>
          </table:table-cell>
          <table:table-cell table:content-validation-name="val1"/>
          <table:table-cell/>
        </table:table-row>
        <table:table-row table:style-name="ro6">
          <table:table-cell table:style-name="ce33" table:formula="of:=IF(ISBLANK([$Result.A702]);&quot;&quot;; [$Result.A702])">
            <text:p/>
          </table:table-cell>
          <table:table-cell table:style-name="ce34" table:formula="of:=IF(ISBLANK([$Result.B702]);&quot;&quot;; [$Result.B702])">
            <text:p/>
          </table:table-cell>
          <table:table-cell table:content-validation-name="val1"/>
          <table:table-cell/>
        </table:table-row>
        <table:table-row table:style-name="ro6">
          <table:table-cell table:style-name="ce33" table:formula="of:=IF(ISBLANK([$Result.A703]);&quot;&quot;; [$Result.A703])">
            <text:p/>
          </table:table-cell>
          <table:table-cell table:style-name="ce34" table:formula="of:=IF(ISBLANK([$Result.B703]);&quot;&quot;; [$Result.B703])">
            <text:p/>
          </table:table-cell>
          <table:table-cell table:content-validation-name="val1"/>
          <table:table-cell/>
        </table:table-row>
        <table:table-row table:style-name="ro6">
          <table:table-cell table:style-name="ce33" table:formula="of:=IF(ISBLANK([$Result.A704]);&quot;&quot;; [$Result.A704])">
            <text:p/>
          </table:table-cell>
          <table:table-cell table:style-name="ce34" table:formula="of:=IF(ISBLANK([$Result.B704]);&quot;&quot;; [$Result.B704])">
            <text:p/>
          </table:table-cell>
          <table:table-cell table:content-validation-name="val1"/>
          <table:table-cell/>
        </table:table-row>
        <table:table-row table:style-name="ro6">
          <table:table-cell table:style-name="ce33" table:formula="of:=IF(ISBLANK([$Result.A705]);&quot;&quot;; [$Result.A705])">
            <text:p/>
          </table:table-cell>
          <table:table-cell table:style-name="ce34" table:formula="of:=IF(ISBLANK([$Result.B705]);&quot;&quot;; [$Result.B705])">
            <text:p/>
          </table:table-cell>
          <table:table-cell table:content-validation-name="val1"/>
          <table:table-cell/>
        </table:table-row>
        <table:table-row table:style-name="ro6">
          <table:table-cell table:style-name="ce33" table:formula="of:=IF(ISBLANK([$Result.A706]);&quot;&quot;; [$Result.A706])">
            <text:p/>
          </table:table-cell>
          <table:table-cell table:style-name="ce34" table:formula="of:=IF(ISBLANK([$Result.B706]);&quot;&quot;; [$Result.B706])">
            <text:p/>
          </table:table-cell>
          <table:table-cell table:content-validation-name="val1"/>
          <table:table-cell/>
        </table:table-row>
        <table:table-row table:style-name="ro6">
          <table:table-cell table:style-name="ce33" table:formula="of:=IF(ISBLANK([$Result.A707]);&quot;&quot;; [$Result.A707])">
            <text:p/>
          </table:table-cell>
          <table:table-cell table:style-name="ce34" table:formula="of:=IF(ISBLANK([$Result.B707]);&quot;&quot;; [$Result.B707])">
            <text:p/>
          </table:table-cell>
          <table:table-cell table:content-validation-name="val1"/>
          <table:table-cell/>
        </table:table-row>
        <table:table-row table:style-name="ro6">
          <table:table-cell table:style-name="ce33" table:formula="of:=IF(ISBLANK([$Result.A708]);&quot;&quot;; [$Result.A708])">
            <text:p/>
          </table:table-cell>
          <table:table-cell table:style-name="ce34" table:formula="of:=IF(ISBLANK([$Result.B708]);&quot;&quot;; [$Result.B708])">
            <text:p/>
          </table:table-cell>
          <table:table-cell table:content-validation-name="val1"/>
          <table:table-cell/>
        </table:table-row>
        <table:table-row table:style-name="ro6">
          <table:table-cell table:style-name="ce33" table:formula="of:=IF(ISBLANK([$Result.A709]);&quot;&quot;; [$Result.A709])">
            <text:p/>
          </table:table-cell>
          <table:table-cell table:style-name="ce34" table:formula="of:=IF(ISBLANK([$Result.B709]);&quot;&quot;; [$Result.B709])">
            <text:p/>
          </table:table-cell>
          <table:table-cell table:content-validation-name="val1"/>
          <table:table-cell/>
        </table:table-row>
        <table:table-row table:style-name="ro6">
          <table:table-cell table:style-name="ce33" table:formula="of:=IF(ISBLANK([$Result.A710]);&quot;&quot;; [$Result.A710])">
            <text:p/>
          </table:table-cell>
          <table:table-cell table:style-name="ce34" table:formula="of:=IF(ISBLANK([$Result.B710]);&quot;&quot;; [$Result.B710])">
            <text:p/>
          </table:table-cell>
          <table:table-cell table:content-validation-name="val1"/>
          <table:table-cell/>
        </table:table-row>
        <table:table-row table:style-name="ro6">
          <table:table-cell table:style-name="ce33" table:formula="of:=IF(ISBLANK([$Result.A711]);&quot;&quot;; [$Result.A711])">
            <text:p/>
          </table:table-cell>
          <table:table-cell table:style-name="ce34" table:formula="of:=IF(ISBLANK([$Result.B711]);&quot;&quot;; [$Result.B711])">
            <text:p/>
          </table:table-cell>
          <table:table-cell table:content-validation-name="val1"/>
          <table:table-cell/>
        </table:table-row>
        <table:table-row table:style-name="ro6">
          <table:table-cell table:style-name="ce33" table:formula="of:=IF(ISBLANK([$Result.A712]);&quot;&quot;; [$Result.A712])">
            <text:p/>
          </table:table-cell>
          <table:table-cell table:style-name="ce34" table:formula="of:=IF(ISBLANK([$Result.B712]);&quot;&quot;; [$Result.B712])">
            <text:p/>
          </table:table-cell>
          <table:table-cell table:content-validation-name="val1"/>
          <table:table-cell/>
        </table:table-row>
        <table:table-row table:style-name="ro6">
          <table:table-cell table:style-name="ce33" table:formula="of:=IF(ISBLANK([$Result.A713]);&quot;&quot;; [$Result.A713])">
            <text:p/>
          </table:table-cell>
          <table:table-cell table:style-name="ce34" table:formula="of:=IF(ISBLANK([$Result.B713]);&quot;&quot;; [$Result.B713])">
            <text:p/>
          </table:table-cell>
          <table:table-cell table:content-validation-name="val1"/>
          <table:table-cell/>
        </table:table-row>
        <table:table-row table:style-name="ro6">
          <table:table-cell table:style-name="ce33" table:formula="of:=IF(ISBLANK([$Result.A714]);&quot;&quot;; [$Result.A714])">
            <text:p/>
          </table:table-cell>
          <table:table-cell table:style-name="ce34" table:formula="of:=IF(ISBLANK([$Result.B714]);&quot;&quot;; [$Result.B714])">
            <text:p/>
          </table:table-cell>
          <table:table-cell table:content-validation-name="val1"/>
          <table:table-cell/>
        </table:table-row>
        <table:table-row table:style-name="ro6">
          <table:table-cell table:style-name="ce33" table:formula="of:=IF(ISBLANK([$Result.A715]);&quot;&quot;; [$Result.A715])">
            <text:p/>
          </table:table-cell>
          <table:table-cell table:style-name="ce34" table:formula="of:=IF(ISBLANK([$Result.B715]);&quot;&quot;; [$Result.B715])">
            <text:p/>
          </table:table-cell>
          <table:table-cell table:content-validation-name="val1"/>
          <table:table-cell/>
        </table:table-row>
        <table:table-row table:style-name="ro6">
          <table:table-cell table:style-name="ce33" table:formula="of:=IF(ISBLANK([$Result.A716]);&quot;&quot;; [$Result.A716])">
            <text:p/>
          </table:table-cell>
          <table:table-cell table:style-name="ce34" table:formula="of:=IF(ISBLANK([$Result.B716]);&quot;&quot;; [$Result.B716])">
            <text:p/>
          </table:table-cell>
          <table:table-cell table:content-validation-name="val1"/>
          <table:table-cell/>
        </table:table-row>
        <table:table-row table:style-name="ro6">
          <table:table-cell table:style-name="ce33" table:formula="of:=IF(ISBLANK([$Result.A717]);&quot;&quot;; [$Result.A717])">
            <text:p/>
          </table:table-cell>
          <table:table-cell table:style-name="ce34" table:formula="of:=IF(ISBLANK([$Result.B717]);&quot;&quot;; [$Result.B717])">
            <text:p/>
          </table:table-cell>
          <table:table-cell table:content-validation-name="val1"/>
          <table:table-cell/>
        </table:table-row>
        <table:table-row table:style-name="ro6">
          <table:table-cell table:style-name="ce33" table:formula="of:=IF(ISBLANK([$Result.A718]);&quot;&quot;; [$Result.A718])">
            <text:p/>
          </table:table-cell>
          <table:table-cell table:style-name="ce34" table:formula="of:=IF(ISBLANK([$Result.B718]);&quot;&quot;; [$Result.B718])">
            <text:p/>
          </table:table-cell>
          <table:table-cell table:content-validation-name="val1"/>
          <table:table-cell/>
        </table:table-row>
        <table:table-row table:style-name="ro6">
          <table:table-cell table:style-name="ce33" table:formula="of:=IF(ISBLANK([$Result.A719]);&quot;&quot;; [$Result.A719])">
            <text:p/>
          </table:table-cell>
          <table:table-cell table:style-name="ce34" table:formula="of:=IF(ISBLANK([$Result.B719]);&quot;&quot;; [$Result.B719])">
            <text:p/>
          </table:table-cell>
          <table:table-cell table:content-validation-name="val1"/>
          <table:table-cell/>
        </table:table-row>
        <table:table-row table:style-name="ro6">
          <table:table-cell table:style-name="ce33" table:formula="of:=IF(ISBLANK([$Result.A720]);&quot;&quot;; [$Result.A720])">
            <text:p/>
          </table:table-cell>
          <table:table-cell table:style-name="ce34" table:formula="of:=IF(ISBLANK([$Result.B720]);&quot;&quot;; [$Result.B720])">
            <text:p/>
          </table:table-cell>
          <table:table-cell table:content-validation-name="val1"/>
          <table:table-cell/>
        </table:table-row>
        <table:table-row table:style-name="ro6">
          <table:table-cell table:style-name="ce33" table:formula="of:=IF(ISBLANK([$Result.A721]);&quot;&quot;; [$Result.A721])">
            <text:p/>
          </table:table-cell>
          <table:table-cell table:style-name="ce34" table:formula="of:=IF(ISBLANK([$Result.B721]);&quot;&quot;; [$Result.B721])">
            <text:p/>
          </table:table-cell>
          <table:table-cell table:content-validation-name="val1"/>
          <table:table-cell/>
        </table:table-row>
        <table:table-row table:style-name="ro6">
          <table:table-cell table:style-name="ce33" table:formula="of:=IF(ISBLANK([$Result.A722]);&quot;&quot;; [$Result.A722])">
            <text:p/>
          </table:table-cell>
          <table:table-cell table:style-name="ce34" table:formula="of:=IF(ISBLANK([$Result.B722]);&quot;&quot;; [$Result.B722])">
            <text:p/>
          </table:table-cell>
          <table:table-cell table:content-validation-name="val1"/>
          <table:table-cell/>
        </table:table-row>
        <table:table-row table:style-name="ro6">
          <table:table-cell table:style-name="ce33" table:formula="of:=IF(ISBLANK([$Result.A723]);&quot;&quot;; [$Result.A723])">
            <text:p/>
          </table:table-cell>
          <table:table-cell table:style-name="ce34" table:formula="of:=IF(ISBLANK([$Result.B723]);&quot;&quot;; [$Result.B723])">
            <text:p/>
          </table:table-cell>
          <table:table-cell table:content-validation-name="val1"/>
          <table:table-cell/>
        </table:table-row>
        <table:table-row table:style-name="ro6">
          <table:table-cell table:style-name="ce33" table:formula="of:=IF(ISBLANK([$Result.A724]);&quot;&quot;; [$Result.A724])">
            <text:p/>
          </table:table-cell>
          <table:table-cell table:style-name="ce34" table:formula="of:=IF(ISBLANK([$Result.B724]);&quot;&quot;; [$Result.B724])">
            <text:p/>
          </table:table-cell>
          <table:table-cell table:content-validation-name="val1"/>
          <table:table-cell/>
        </table:table-row>
        <table:table-row table:style-name="ro6">
          <table:table-cell table:style-name="ce33" table:formula="of:=IF(ISBLANK([$Result.A725]);&quot;&quot;; [$Result.A725])">
            <text:p/>
          </table:table-cell>
          <table:table-cell table:style-name="ce34" table:formula="of:=IF(ISBLANK([$Result.B725]);&quot;&quot;; [$Result.B725])">
            <text:p/>
          </table:table-cell>
          <table:table-cell table:content-validation-name="val1"/>
          <table:table-cell/>
        </table:table-row>
        <table:table-row table:style-name="ro6">
          <table:table-cell table:style-name="ce33" table:formula="of:=IF(ISBLANK([$Result.A726]);&quot;&quot;; [$Result.A726])">
            <text:p/>
          </table:table-cell>
          <table:table-cell table:style-name="ce34" table:formula="of:=IF(ISBLANK([$Result.B726]);&quot;&quot;; [$Result.B726])">
            <text:p/>
          </table:table-cell>
          <table:table-cell table:content-validation-name="val1"/>
          <table:table-cell/>
        </table:table-row>
        <table:table-row table:style-name="ro6">
          <table:table-cell table:style-name="ce33" table:formula="of:=IF(ISBLANK([$Result.A727]);&quot;&quot;; [$Result.A727])">
            <text:p/>
          </table:table-cell>
          <table:table-cell table:style-name="ce34" table:formula="of:=IF(ISBLANK([$Result.B727]);&quot;&quot;; [$Result.B727])">
            <text:p/>
          </table:table-cell>
          <table:table-cell table:content-validation-name="val1"/>
          <table:table-cell/>
        </table:table-row>
        <table:table-row table:style-name="ro6">
          <table:table-cell table:style-name="ce33" table:formula="of:=IF(ISBLANK([$Result.A728]);&quot;&quot;; [$Result.A728])">
            <text:p/>
          </table:table-cell>
          <table:table-cell table:style-name="ce34" table:formula="of:=IF(ISBLANK([$Result.B728]);&quot;&quot;; [$Result.B728])">
            <text:p/>
          </table:table-cell>
          <table:table-cell table:content-validation-name="val1"/>
          <table:table-cell/>
        </table:table-row>
        <table:table-row table:style-name="ro6">
          <table:table-cell table:style-name="ce33" table:formula="of:=IF(ISBLANK([$Result.A729]);&quot;&quot;; [$Result.A729])">
            <text:p/>
          </table:table-cell>
          <table:table-cell table:style-name="ce34" table:formula="of:=IF(ISBLANK([$Result.B729]);&quot;&quot;; [$Result.B729])">
            <text:p/>
          </table:table-cell>
          <table:table-cell table:content-validation-name="val1"/>
          <table:table-cell/>
        </table:table-row>
        <table:table-row table:style-name="ro6">
          <table:table-cell table:style-name="ce33" table:formula="of:=IF(ISBLANK([$Result.A730]);&quot;&quot;; [$Result.A730])">
            <text:p/>
          </table:table-cell>
          <table:table-cell table:style-name="ce34" table:formula="of:=IF(ISBLANK([$Result.B730]);&quot;&quot;; [$Result.B730])">
            <text:p/>
          </table:table-cell>
          <table:table-cell table:content-validation-name="val1"/>
          <table:table-cell/>
        </table:table-row>
        <table:table-row table:style-name="ro6">
          <table:table-cell table:style-name="ce33" table:formula="of:=IF(ISBLANK([$Result.A731]);&quot;&quot;; [$Result.A731])">
            <text:p/>
          </table:table-cell>
          <table:table-cell table:style-name="ce34" table:formula="of:=IF(ISBLANK([$Result.B731]);&quot;&quot;; [$Result.B731])">
            <text:p/>
          </table:table-cell>
          <table:table-cell table:content-validation-name="val1"/>
          <table:table-cell/>
        </table:table-row>
        <table:table-row table:style-name="ro6">
          <table:table-cell table:style-name="ce33" table:formula="of:=IF(ISBLANK([$Result.A732]);&quot;&quot;; [$Result.A732])">
            <text:p/>
          </table:table-cell>
          <table:table-cell table:style-name="ce34" table:formula="of:=IF(ISBLANK([$Result.B732]);&quot;&quot;; [$Result.B732])">
            <text:p/>
          </table:table-cell>
          <table:table-cell table:content-validation-name="val1"/>
          <table:table-cell/>
        </table:table-row>
        <table:table-row table:style-name="ro6">
          <table:table-cell table:style-name="ce33" table:formula="of:=IF(ISBLANK([$Result.A733]);&quot;&quot;; [$Result.A733])">
            <text:p/>
          </table:table-cell>
          <table:table-cell table:style-name="ce34" table:formula="of:=IF(ISBLANK([$Result.B733]);&quot;&quot;; [$Result.B733])">
            <text:p/>
          </table:table-cell>
          <table:table-cell table:content-validation-name="val1"/>
          <table:table-cell/>
        </table:table-row>
        <table:table-row table:style-name="ro6">
          <table:table-cell table:style-name="ce33" table:formula="of:=IF(ISBLANK([$Result.A734]);&quot;&quot;; [$Result.A734])">
            <text:p/>
          </table:table-cell>
          <table:table-cell table:style-name="ce34" table:formula="of:=IF(ISBLANK([$Result.B734]);&quot;&quot;; [$Result.B734])">
            <text:p/>
          </table:table-cell>
          <table:table-cell table:content-validation-name="val1"/>
          <table:table-cell/>
        </table:table-row>
        <table:table-row table:style-name="ro6">
          <table:table-cell table:style-name="ce33" table:formula="of:=IF(ISBLANK([$Result.A735]);&quot;&quot;; [$Result.A735])">
            <text:p/>
          </table:table-cell>
          <table:table-cell table:style-name="ce34" table:formula="of:=IF(ISBLANK([$Result.B735]);&quot;&quot;; [$Result.B735])">
            <text:p/>
          </table:table-cell>
          <table:table-cell table:content-validation-name="val1"/>
          <table:table-cell/>
        </table:table-row>
        <table:table-row table:style-name="ro6">
          <table:table-cell table:style-name="ce33" table:formula="of:=IF(ISBLANK([$Result.A736]);&quot;&quot;; [$Result.A736])">
            <text:p/>
          </table:table-cell>
          <table:table-cell table:style-name="ce34" table:formula="of:=IF(ISBLANK([$Result.B736]);&quot;&quot;; [$Result.B736])">
            <text:p/>
          </table:table-cell>
          <table:table-cell table:content-validation-name="val1"/>
          <table:table-cell/>
        </table:table-row>
        <table:table-row table:style-name="ro6">
          <table:table-cell table:style-name="ce33" table:formula="of:=IF(ISBLANK([$Result.A737]);&quot;&quot;; [$Result.A737])">
            <text:p/>
          </table:table-cell>
          <table:table-cell table:style-name="ce34" table:formula="of:=IF(ISBLANK([$Result.B737]);&quot;&quot;; [$Result.B737])">
            <text:p/>
          </table:table-cell>
          <table:table-cell table:content-validation-name="val1"/>
          <table:table-cell/>
        </table:table-row>
        <table:table-row table:style-name="ro6">
          <table:table-cell table:style-name="ce33" table:formula="of:=IF(ISBLANK([$Result.A738]);&quot;&quot;; [$Result.A738])">
            <text:p/>
          </table:table-cell>
          <table:table-cell table:style-name="ce34" table:formula="of:=IF(ISBLANK([$Result.B738]);&quot;&quot;; [$Result.B738])">
            <text:p/>
          </table:table-cell>
          <table:table-cell table:content-validation-name="val1"/>
          <table:table-cell/>
        </table:table-row>
        <table:table-row table:style-name="ro6">
          <table:table-cell table:style-name="ce33" table:formula="of:=IF(ISBLANK([$Result.A739]);&quot;&quot;; [$Result.A739])">
            <text:p/>
          </table:table-cell>
          <table:table-cell table:style-name="ce34" table:formula="of:=IF(ISBLANK([$Result.B739]);&quot;&quot;; [$Result.B739])">
            <text:p/>
          </table:table-cell>
          <table:table-cell table:content-validation-name="val1"/>
          <table:table-cell/>
        </table:table-row>
        <table:table-row table:style-name="ro6">
          <table:table-cell table:style-name="ce33" table:formula="of:=IF(ISBLANK([$Result.A740]);&quot;&quot;; [$Result.A740])">
            <text:p/>
          </table:table-cell>
          <table:table-cell table:style-name="ce34" table:formula="of:=IF(ISBLANK([$Result.B740]);&quot;&quot;; [$Result.B740])">
            <text:p/>
          </table:table-cell>
          <table:table-cell table:content-validation-name="val1"/>
          <table:table-cell/>
        </table:table-row>
        <table:table-row table:style-name="ro6">
          <table:table-cell table:style-name="ce33" table:formula="of:=IF(ISBLANK([$Result.A741]);&quot;&quot;; [$Result.A741])">
            <text:p/>
          </table:table-cell>
          <table:table-cell table:style-name="ce34" table:formula="of:=IF(ISBLANK([$Result.B741]);&quot;&quot;; [$Result.B741])">
            <text:p/>
          </table:table-cell>
          <table:table-cell table:content-validation-name="val1"/>
          <table:table-cell/>
        </table:table-row>
        <table:table-row table:style-name="ro6">
          <table:table-cell table:style-name="ce33" table:formula="of:=IF(ISBLANK([$Result.A742]);&quot;&quot;; [$Result.A742])">
            <text:p/>
          </table:table-cell>
          <table:table-cell table:style-name="ce34" table:formula="of:=IF(ISBLANK([$Result.B742]);&quot;&quot;; [$Result.B742])">
            <text:p/>
          </table:table-cell>
          <table:table-cell table:content-validation-name="val1"/>
          <table:table-cell/>
        </table:table-row>
        <table:table-row table:style-name="ro6">
          <table:table-cell table:style-name="ce33" table:formula="of:=IF(ISBLANK([$Result.A743]);&quot;&quot;; [$Result.A743])">
            <text:p/>
          </table:table-cell>
          <table:table-cell table:style-name="ce34" table:formula="of:=IF(ISBLANK([$Result.B743]);&quot;&quot;; [$Result.B743])">
            <text:p/>
          </table:table-cell>
          <table:table-cell table:content-validation-name="val1"/>
          <table:table-cell/>
        </table:table-row>
        <table:table-row table:style-name="ro6">
          <table:table-cell table:style-name="ce33" table:formula="of:=IF(ISBLANK([$Result.A744]);&quot;&quot;; [$Result.A744])">
            <text:p/>
          </table:table-cell>
          <table:table-cell table:style-name="ce34" table:formula="of:=IF(ISBLANK([$Result.B744]);&quot;&quot;; [$Result.B744])">
            <text:p/>
          </table:table-cell>
          <table:table-cell table:content-validation-name="val1"/>
          <table:table-cell/>
        </table:table-row>
        <table:table-row table:style-name="ro6">
          <table:table-cell table:style-name="ce33" table:formula="of:=IF(ISBLANK([$Result.A745]);&quot;&quot;; [$Result.A745])">
            <text:p/>
          </table:table-cell>
          <table:table-cell table:style-name="ce34" table:formula="of:=IF(ISBLANK([$Result.B745]);&quot;&quot;; [$Result.B745])">
            <text:p/>
          </table:table-cell>
          <table:table-cell table:content-validation-name="val1"/>
          <table:table-cell/>
        </table:table-row>
        <table:table-row table:style-name="ro6">
          <table:table-cell table:style-name="ce33" table:formula="of:=IF(ISBLANK([$Result.A746]);&quot;&quot;; [$Result.A746])">
            <text:p/>
          </table:table-cell>
          <table:table-cell table:style-name="ce34" table:formula="of:=IF(ISBLANK([$Result.B746]);&quot;&quot;; [$Result.B746])">
            <text:p/>
          </table:table-cell>
          <table:table-cell table:content-validation-name="val1"/>
          <table:table-cell/>
        </table:table-row>
        <table:table-row table:style-name="ro6">
          <table:table-cell table:style-name="ce33" table:formula="of:=IF(ISBLANK([$Result.A747]);&quot;&quot;; [$Result.A747])">
            <text:p/>
          </table:table-cell>
          <table:table-cell table:style-name="ce34" table:formula="of:=IF(ISBLANK([$Result.B747]);&quot;&quot;; [$Result.B747])">
            <text:p/>
          </table:table-cell>
          <table:table-cell table:content-validation-name="val1"/>
          <table:table-cell/>
        </table:table-row>
        <table:table-row table:style-name="ro6">
          <table:table-cell table:style-name="ce33" table:formula="of:=IF(ISBLANK([$Result.A748]);&quot;&quot;; [$Result.A748])">
            <text:p/>
          </table:table-cell>
          <table:table-cell table:style-name="ce34" table:formula="of:=IF(ISBLANK([$Result.B748]);&quot;&quot;; [$Result.B748])">
            <text:p/>
          </table:table-cell>
          <table:table-cell table:content-validation-name="val1"/>
          <table:table-cell/>
        </table:table-row>
        <table:table-row table:style-name="ro6">
          <table:table-cell table:style-name="ce33" table:formula="of:=IF(ISBLANK([$Result.A749]);&quot;&quot;; [$Result.A749])">
            <text:p/>
          </table:table-cell>
          <table:table-cell table:style-name="ce34" table:formula="of:=IF(ISBLANK([$Result.B749]);&quot;&quot;; [$Result.B749])">
            <text:p/>
          </table:table-cell>
          <table:table-cell table:content-validation-name="val1"/>
          <table:table-cell/>
        </table:table-row>
        <table:table-row table:style-name="ro6">
          <table:table-cell table:style-name="ce33" table:formula="of:=IF(ISBLANK([$Result.A750]);&quot;&quot;; [$Result.A750])">
            <text:p/>
          </table:table-cell>
          <table:table-cell table:style-name="ce34" table:formula="of:=IF(ISBLANK([$Result.B750]);&quot;&quot;; [$Result.B750])">
            <text:p/>
          </table:table-cell>
          <table:table-cell table:content-validation-name="val1"/>
          <table:table-cell/>
        </table:table-row>
        <table:table-row table:style-name="ro6">
          <table:table-cell table:style-name="ce33" table:formula="of:=IF(ISBLANK([$Result.A751]);&quot;&quot;; [$Result.A751])">
            <text:p/>
          </table:table-cell>
          <table:table-cell table:style-name="ce34" table:formula="of:=IF(ISBLANK([$Result.B751]);&quot;&quot;; [$Result.B751])">
            <text:p/>
          </table:table-cell>
          <table:table-cell table:content-validation-name="val1"/>
          <table:table-cell/>
        </table:table-row>
        <table:table-row table:style-name="ro6">
          <table:table-cell table:style-name="ce33" table:formula="of:=IF(ISBLANK([$Result.A752]);&quot;&quot;; [$Result.A752])">
            <text:p/>
          </table:table-cell>
          <table:table-cell table:style-name="ce34" table:formula="of:=IF(ISBLANK([$Result.B752]);&quot;&quot;; [$Result.B752])">
            <text:p/>
          </table:table-cell>
          <table:table-cell table:content-validation-name="val1"/>
          <table:table-cell/>
        </table:table-row>
        <table:table-row table:style-name="ro6">
          <table:table-cell table:style-name="ce33" table:formula="of:=IF(ISBLANK([$Result.A753]);&quot;&quot;; [$Result.A753])">
            <text:p/>
          </table:table-cell>
          <table:table-cell table:style-name="ce34" table:formula="of:=IF(ISBLANK([$Result.B753]);&quot;&quot;; [$Result.B753])">
            <text:p/>
          </table:table-cell>
          <table:table-cell table:content-validation-name="val1"/>
          <table:table-cell/>
        </table:table-row>
        <table:table-row table:style-name="ro6">
          <table:table-cell table:style-name="ce33" table:formula="of:=IF(ISBLANK([$Result.A754]);&quot;&quot;; [$Result.A754])">
            <text:p/>
          </table:table-cell>
          <table:table-cell table:style-name="ce34" table:formula="of:=IF(ISBLANK([$Result.B754]);&quot;&quot;; [$Result.B754])">
            <text:p/>
          </table:table-cell>
          <table:table-cell table:content-validation-name="val1"/>
          <table:table-cell/>
        </table:table-row>
        <table:table-row table:style-name="ro6">
          <table:table-cell table:style-name="ce33" table:formula="of:=IF(ISBLANK([$Result.A755]);&quot;&quot;; [$Result.A755])">
            <text:p/>
          </table:table-cell>
          <table:table-cell table:style-name="ce34" table:formula="of:=IF(ISBLANK([$Result.B755]);&quot;&quot;; [$Result.B755])">
            <text:p/>
          </table:table-cell>
          <table:table-cell table:content-validation-name="val1"/>
          <table:table-cell/>
        </table:table-row>
        <table:table-row table:style-name="ro6">
          <table:table-cell table:style-name="ce33" table:formula="of:=IF(ISBLANK([$Result.A756]);&quot;&quot;; [$Result.A756])">
            <text:p/>
          </table:table-cell>
          <table:table-cell table:style-name="ce34" table:formula="of:=IF(ISBLANK([$Result.B756]);&quot;&quot;; [$Result.B756])">
            <text:p/>
          </table:table-cell>
          <table:table-cell table:content-validation-name="val1"/>
          <table:table-cell/>
        </table:table-row>
        <table:table-row table:style-name="ro6">
          <table:table-cell table:style-name="ce33" table:formula="of:=IF(ISBLANK([$Result.A757]);&quot;&quot;; [$Result.A757])">
            <text:p/>
          </table:table-cell>
          <table:table-cell table:style-name="ce34" table:formula="of:=IF(ISBLANK([$Result.B757]);&quot;&quot;; [$Result.B757])">
            <text:p/>
          </table:table-cell>
          <table:table-cell table:content-validation-name="val1"/>
          <table:table-cell/>
        </table:table-row>
        <table:table-row table:style-name="ro6">
          <table:table-cell table:style-name="ce33" table:formula="of:=IF(ISBLANK([$Result.A758]);&quot;&quot;; [$Result.A758])">
            <text:p/>
          </table:table-cell>
          <table:table-cell table:style-name="ce34" table:formula="of:=IF(ISBLANK([$Result.B758]);&quot;&quot;; [$Result.B758])">
            <text:p/>
          </table:table-cell>
          <table:table-cell table:content-validation-name="val1"/>
          <table:table-cell/>
        </table:table-row>
        <table:table-row table:style-name="ro6">
          <table:table-cell table:style-name="ce33" table:formula="of:=IF(ISBLANK([$Result.A759]);&quot;&quot;; [$Result.A759])">
            <text:p/>
          </table:table-cell>
          <table:table-cell table:style-name="ce34" table:formula="of:=IF(ISBLANK([$Result.B759]);&quot;&quot;; [$Result.B759])">
            <text:p/>
          </table:table-cell>
          <table:table-cell table:content-validation-name="val1"/>
          <table:table-cell/>
        </table:table-row>
        <table:table-row table:style-name="ro6">
          <table:table-cell table:style-name="ce33" table:formula="of:=IF(ISBLANK([$Result.A760]);&quot;&quot;; [$Result.A760])">
            <text:p/>
          </table:table-cell>
          <table:table-cell table:style-name="ce34" table:formula="of:=IF(ISBLANK([$Result.B760]);&quot;&quot;; [$Result.B760])">
            <text:p/>
          </table:table-cell>
          <table:table-cell table:content-validation-name="val1"/>
          <table:table-cell/>
        </table:table-row>
        <table:table-row table:style-name="ro6">
          <table:table-cell table:style-name="ce33" table:formula="of:=IF(ISBLANK([$Result.A761]);&quot;&quot;; [$Result.A761])">
            <text:p/>
          </table:table-cell>
          <table:table-cell table:style-name="ce34" table:formula="of:=IF(ISBLANK([$Result.B761]);&quot;&quot;; [$Result.B761])">
            <text:p/>
          </table:table-cell>
          <table:table-cell table:content-validation-name="val1"/>
          <table:table-cell/>
        </table:table-row>
        <table:table-row table:style-name="ro6">
          <table:table-cell table:style-name="ce33" table:formula="of:=IF(ISBLANK([$Result.A762]);&quot;&quot;; [$Result.A762])">
            <text:p/>
          </table:table-cell>
          <table:table-cell table:style-name="ce34" table:formula="of:=IF(ISBLANK([$Result.B762]);&quot;&quot;; [$Result.B762])">
            <text:p/>
          </table:table-cell>
          <table:table-cell table:content-validation-name="val1"/>
          <table:table-cell/>
        </table:table-row>
        <table:table-row table:style-name="ro6">
          <table:table-cell table:style-name="ce33" table:formula="of:=IF(ISBLANK([$Result.A763]);&quot;&quot;; [$Result.A763])">
            <text:p/>
          </table:table-cell>
          <table:table-cell table:style-name="ce34" table:formula="of:=IF(ISBLANK([$Result.B763]);&quot;&quot;; [$Result.B763])">
            <text:p/>
          </table:table-cell>
          <table:table-cell table:content-validation-name="val1"/>
          <table:table-cell/>
        </table:table-row>
        <table:table-row table:style-name="ro6">
          <table:table-cell table:style-name="ce33" table:formula="of:=IF(ISBLANK([$Result.A764]);&quot;&quot;; [$Result.A764])">
            <text:p/>
          </table:table-cell>
          <table:table-cell table:style-name="ce34" table:formula="of:=IF(ISBLANK([$Result.B764]);&quot;&quot;; [$Result.B764])">
            <text:p/>
          </table:table-cell>
          <table:table-cell table:content-validation-name="val1"/>
          <table:table-cell/>
        </table:table-row>
        <table:table-row table:style-name="ro6">
          <table:table-cell table:style-name="ce33" table:formula="of:=IF(ISBLANK([$Result.A765]);&quot;&quot;; [$Result.A765])">
            <text:p/>
          </table:table-cell>
          <table:table-cell table:style-name="ce34" table:formula="of:=IF(ISBLANK([$Result.B765]);&quot;&quot;; [$Result.B765])">
            <text:p/>
          </table:table-cell>
          <table:table-cell table:content-validation-name="val1"/>
          <table:table-cell/>
        </table:table-row>
        <table:table-row table:style-name="ro6">
          <table:table-cell table:style-name="ce33" table:formula="of:=IF(ISBLANK([$Result.A766]);&quot;&quot;; [$Result.A766])">
            <text:p/>
          </table:table-cell>
          <table:table-cell table:style-name="ce34" table:formula="of:=IF(ISBLANK([$Result.B766]);&quot;&quot;; [$Result.B766])">
            <text:p/>
          </table:table-cell>
          <table:table-cell table:content-validation-name="val1"/>
          <table:table-cell/>
        </table:table-row>
        <table:table-row table:style-name="ro6">
          <table:table-cell table:style-name="ce33" table:formula="of:=IF(ISBLANK([$Result.A767]);&quot;&quot;; [$Result.A767])">
            <text:p/>
          </table:table-cell>
          <table:table-cell table:style-name="ce34" table:formula="of:=IF(ISBLANK([$Result.B767]);&quot;&quot;; [$Result.B767])">
            <text:p/>
          </table:table-cell>
          <table:table-cell table:content-validation-name="val1"/>
          <table:table-cell/>
        </table:table-row>
        <table:table-row table:style-name="ro6">
          <table:table-cell table:style-name="ce33" table:formula="of:=IF(ISBLANK([$Result.A768]);&quot;&quot;; [$Result.A768])">
            <text:p/>
          </table:table-cell>
          <table:table-cell table:style-name="ce34" table:formula="of:=IF(ISBLANK([$Result.B768]);&quot;&quot;; [$Result.B768])">
            <text:p/>
          </table:table-cell>
          <table:table-cell table:content-validation-name="val1"/>
          <table:table-cell/>
        </table:table-row>
        <table:table-row table:style-name="ro6">
          <table:table-cell table:style-name="ce33" table:formula="of:=IF(ISBLANK([$Result.A769]);&quot;&quot;; [$Result.A769])">
            <text:p/>
          </table:table-cell>
          <table:table-cell table:style-name="ce34" table:formula="of:=IF(ISBLANK([$Result.B769]);&quot;&quot;; [$Result.B769])">
            <text:p/>
          </table:table-cell>
          <table:table-cell table:content-validation-name="val1"/>
          <table:table-cell/>
        </table:table-row>
        <table:table-row table:style-name="ro6">
          <table:table-cell table:style-name="ce33" table:formula="of:=IF(ISBLANK([$Result.A770]);&quot;&quot;; [$Result.A770])">
            <text:p/>
          </table:table-cell>
          <table:table-cell table:style-name="ce34" table:formula="of:=IF(ISBLANK([$Result.B770]);&quot;&quot;; [$Result.B770])">
            <text:p/>
          </table:table-cell>
          <table:table-cell table:content-validation-name="val1"/>
          <table:table-cell/>
        </table:table-row>
        <table:table-row table:style-name="ro6">
          <table:table-cell table:style-name="ce33" table:formula="of:=IF(ISBLANK([$Result.A771]);&quot;&quot;; [$Result.A771])">
            <text:p/>
          </table:table-cell>
          <table:table-cell table:style-name="ce34" table:formula="of:=IF(ISBLANK([$Result.B771]);&quot;&quot;; [$Result.B771])">
            <text:p/>
          </table:table-cell>
          <table:table-cell table:content-validation-name="val1"/>
          <table:table-cell/>
        </table:table-row>
        <table:table-row table:style-name="ro6">
          <table:table-cell table:style-name="ce33" table:formula="of:=IF(ISBLANK([$Result.A772]);&quot;&quot;; [$Result.A772])">
            <text:p/>
          </table:table-cell>
          <table:table-cell table:style-name="ce34" table:formula="of:=IF(ISBLANK([$Result.B772]);&quot;&quot;; [$Result.B772])">
            <text:p/>
          </table:table-cell>
          <table:table-cell table:content-validation-name="val1"/>
          <table:table-cell/>
        </table:table-row>
        <table:table-row table:style-name="ro6">
          <table:table-cell table:style-name="ce33" table:formula="of:=IF(ISBLANK([$Result.A773]);&quot;&quot;; [$Result.A773])">
            <text:p/>
          </table:table-cell>
          <table:table-cell table:style-name="ce34" table:formula="of:=IF(ISBLANK([$Result.B773]);&quot;&quot;; [$Result.B773])">
            <text:p/>
          </table:table-cell>
          <table:table-cell table:content-validation-name="val1"/>
          <table:table-cell/>
        </table:table-row>
        <table:table-row table:style-name="ro6">
          <table:table-cell table:style-name="ce33" table:formula="of:=IF(ISBLANK([$Result.A774]);&quot;&quot;; [$Result.A774])">
            <text:p/>
          </table:table-cell>
          <table:table-cell table:style-name="ce34" table:formula="of:=IF(ISBLANK([$Result.B774]);&quot;&quot;; [$Result.B774])">
            <text:p/>
          </table:table-cell>
          <table:table-cell table:content-validation-name="val1"/>
          <table:table-cell/>
        </table:table-row>
        <table:table-row table:style-name="ro6">
          <table:table-cell table:style-name="ce33" table:formula="of:=IF(ISBLANK([$Result.A775]);&quot;&quot;; [$Result.A775])">
            <text:p/>
          </table:table-cell>
          <table:table-cell table:style-name="ce34" table:formula="of:=IF(ISBLANK([$Result.B775]);&quot;&quot;; [$Result.B775])">
            <text:p/>
          </table:table-cell>
          <table:table-cell table:content-validation-name="val1"/>
          <table:table-cell/>
        </table:table-row>
        <table:table-row table:style-name="ro6">
          <table:table-cell table:style-name="ce33" table:formula="of:=IF(ISBLANK([$Result.A776]);&quot;&quot;; [$Result.A776])">
            <text:p/>
          </table:table-cell>
          <table:table-cell table:style-name="ce34" table:formula="of:=IF(ISBLANK([$Result.B776]);&quot;&quot;; [$Result.B776])">
            <text:p/>
          </table:table-cell>
          <table:table-cell table:content-validation-name="val1"/>
          <table:table-cell/>
        </table:table-row>
        <table:table-row table:style-name="ro6">
          <table:table-cell table:style-name="ce33" table:formula="of:=IF(ISBLANK([$Result.A777]);&quot;&quot;; [$Result.A777])">
            <text:p/>
          </table:table-cell>
          <table:table-cell table:style-name="ce34" table:formula="of:=IF(ISBLANK([$Result.B777]);&quot;&quot;; [$Result.B777])">
            <text:p/>
          </table:table-cell>
          <table:table-cell table:content-validation-name="val1"/>
          <table:table-cell/>
        </table:table-row>
        <table:table-row table:style-name="ro6">
          <table:table-cell table:style-name="ce33" table:formula="of:=IF(ISBLANK([$Result.A778]);&quot;&quot;; [$Result.A778])">
            <text:p/>
          </table:table-cell>
          <table:table-cell table:style-name="ce34" table:formula="of:=IF(ISBLANK([$Result.B778]);&quot;&quot;; [$Result.B778])">
            <text:p/>
          </table:table-cell>
          <table:table-cell table:content-validation-name="val1"/>
          <table:table-cell/>
        </table:table-row>
        <table:table-row table:style-name="ro6">
          <table:table-cell table:style-name="ce33" table:formula="of:=IF(ISBLANK([$Result.A779]);&quot;&quot;; [$Result.A779])">
            <text:p/>
          </table:table-cell>
          <table:table-cell table:style-name="ce34" table:formula="of:=IF(ISBLANK([$Result.B779]);&quot;&quot;; [$Result.B779])">
            <text:p/>
          </table:table-cell>
          <table:table-cell table:content-validation-name="val1"/>
          <table:table-cell/>
        </table:table-row>
        <table:table-row table:style-name="ro6">
          <table:table-cell table:style-name="ce33" table:formula="of:=IF(ISBLANK([$Result.A780]);&quot;&quot;; [$Result.A780])">
            <text:p/>
          </table:table-cell>
          <table:table-cell table:style-name="ce34" table:formula="of:=IF(ISBLANK([$Result.B780]);&quot;&quot;; [$Result.B780])">
            <text:p/>
          </table:table-cell>
          <table:table-cell table:content-validation-name="val1"/>
          <table:table-cell/>
        </table:table-row>
        <table:table-row table:style-name="ro6">
          <table:table-cell table:style-name="ce33" table:formula="of:=IF(ISBLANK([$Result.A781]);&quot;&quot;; [$Result.A781])">
            <text:p/>
          </table:table-cell>
          <table:table-cell table:style-name="ce34" table:formula="of:=IF(ISBLANK([$Result.B781]);&quot;&quot;; [$Result.B781])">
            <text:p/>
          </table:table-cell>
          <table:table-cell table:content-validation-name="val1"/>
          <table:table-cell/>
        </table:table-row>
        <table:table-row table:style-name="ro6">
          <table:table-cell table:style-name="ce33" table:formula="of:=IF(ISBLANK([$Result.A782]);&quot;&quot;; [$Result.A782])">
            <text:p/>
          </table:table-cell>
          <table:table-cell table:style-name="ce34" table:formula="of:=IF(ISBLANK([$Result.B782]);&quot;&quot;; [$Result.B782])">
            <text:p/>
          </table:table-cell>
          <table:table-cell table:content-validation-name="val1"/>
          <table:table-cell/>
        </table:table-row>
        <table:table-row table:style-name="ro6">
          <table:table-cell table:style-name="ce33" table:formula="of:=IF(ISBLANK([$Result.A783]);&quot;&quot;; [$Result.A783])">
            <text:p/>
          </table:table-cell>
          <table:table-cell table:style-name="ce34" table:formula="of:=IF(ISBLANK([$Result.B783]);&quot;&quot;; [$Result.B783])">
            <text:p/>
          </table:table-cell>
          <table:table-cell table:content-validation-name="val1"/>
          <table:table-cell/>
        </table:table-row>
        <table:table-row table:style-name="ro6">
          <table:table-cell table:style-name="ce33" table:formula="of:=IF(ISBLANK([$Result.A784]);&quot;&quot;; [$Result.A784])">
            <text:p/>
          </table:table-cell>
          <table:table-cell table:style-name="ce34" table:formula="of:=IF(ISBLANK([$Result.B784]);&quot;&quot;; [$Result.B784])">
            <text:p/>
          </table:table-cell>
          <table:table-cell table:content-validation-name="val1"/>
          <table:table-cell/>
        </table:table-row>
        <table:table-row table:style-name="ro6">
          <table:table-cell table:style-name="ce33" table:formula="of:=IF(ISBLANK([$Result.A785]);&quot;&quot;; [$Result.A785])">
            <text:p/>
          </table:table-cell>
          <table:table-cell table:style-name="ce34" table:formula="of:=IF(ISBLANK([$Result.B785]);&quot;&quot;; [$Result.B785])">
            <text:p/>
          </table:table-cell>
          <table:table-cell table:content-validation-name="val1"/>
          <table:table-cell/>
        </table:table-row>
        <table:table-row table:style-name="ro6">
          <table:table-cell table:style-name="ce33" table:formula="of:=IF(ISBLANK([$Result.A786]);&quot;&quot;; [$Result.A786])">
            <text:p/>
          </table:table-cell>
          <table:table-cell table:style-name="ce34" table:formula="of:=IF(ISBLANK([$Result.B786]);&quot;&quot;; [$Result.B786])">
            <text:p/>
          </table:table-cell>
          <table:table-cell table:content-validation-name="val1"/>
          <table:table-cell/>
        </table:table-row>
        <table:table-row table:style-name="ro6">
          <table:table-cell table:style-name="ce33" table:formula="of:=IF(ISBLANK([$Result.A787]);&quot;&quot;; [$Result.A787])">
            <text:p/>
          </table:table-cell>
          <table:table-cell table:style-name="ce34" table:formula="of:=IF(ISBLANK([$Result.B787]);&quot;&quot;; [$Result.B787])">
            <text:p/>
          </table:table-cell>
          <table:table-cell table:content-validation-name="val1"/>
          <table:table-cell/>
        </table:table-row>
        <table:table-row table:style-name="ro6">
          <table:table-cell table:style-name="ce33" table:formula="of:=IF(ISBLANK([$Result.A788]);&quot;&quot;; [$Result.A788])">
            <text:p/>
          </table:table-cell>
          <table:table-cell table:style-name="ce34" table:formula="of:=IF(ISBLANK([$Result.B788]);&quot;&quot;; [$Result.B788])">
            <text:p/>
          </table:table-cell>
          <table:table-cell table:content-validation-name="val1"/>
          <table:table-cell/>
        </table:table-row>
        <table:table-row table:style-name="ro6">
          <table:table-cell table:style-name="ce33" table:formula="of:=IF(ISBLANK([$Result.A789]);&quot;&quot;; [$Result.A789])">
            <text:p/>
          </table:table-cell>
          <table:table-cell table:style-name="ce34" table:formula="of:=IF(ISBLANK([$Result.B789]);&quot;&quot;; [$Result.B789])">
            <text:p/>
          </table:table-cell>
          <table:table-cell table:content-validation-name="val1"/>
          <table:table-cell/>
        </table:table-row>
        <table:table-row table:style-name="ro6">
          <table:table-cell table:style-name="ce33" table:formula="of:=IF(ISBLANK([$Result.A790]);&quot;&quot;; [$Result.A790])">
            <text:p/>
          </table:table-cell>
          <table:table-cell table:style-name="ce34" table:formula="of:=IF(ISBLANK([$Result.B790]);&quot;&quot;; [$Result.B790])">
            <text:p/>
          </table:table-cell>
          <table:table-cell table:content-validation-name="val1"/>
          <table:table-cell/>
        </table:table-row>
        <table:table-row table:style-name="ro6">
          <table:table-cell table:style-name="ce33" table:formula="of:=IF(ISBLANK([$Result.A791]);&quot;&quot;; [$Result.A791])">
            <text:p/>
          </table:table-cell>
          <table:table-cell table:style-name="ce34" table:formula="of:=IF(ISBLANK([$Result.B791]);&quot;&quot;; [$Result.B791])">
            <text:p/>
          </table:table-cell>
          <table:table-cell table:content-validation-name="val1"/>
          <table:table-cell/>
        </table:table-row>
        <table:table-row table:style-name="ro6">
          <table:table-cell table:style-name="ce33" table:formula="of:=IF(ISBLANK([$Result.A792]);&quot;&quot;; [$Result.A792])">
            <text:p/>
          </table:table-cell>
          <table:table-cell table:style-name="ce34" table:formula="of:=IF(ISBLANK([$Result.B792]);&quot;&quot;; [$Result.B792])">
            <text:p/>
          </table:table-cell>
          <table:table-cell table:content-validation-name="val1"/>
          <table:table-cell/>
        </table:table-row>
        <table:table-row table:style-name="ro6">
          <table:table-cell table:style-name="ce33" table:formula="of:=IF(ISBLANK([$Result.A793]);&quot;&quot;; [$Result.A793])">
            <text:p/>
          </table:table-cell>
          <table:table-cell table:style-name="ce34" table:formula="of:=IF(ISBLANK([$Result.B793]);&quot;&quot;; [$Result.B793])">
            <text:p/>
          </table:table-cell>
          <table:table-cell table:content-validation-name="val1"/>
          <table:table-cell/>
        </table:table-row>
        <table:table-row table:style-name="ro6">
          <table:table-cell table:style-name="ce33" table:formula="of:=IF(ISBLANK([$Result.A794]);&quot;&quot;; [$Result.A794])">
            <text:p/>
          </table:table-cell>
          <table:table-cell table:style-name="ce34" table:formula="of:=IF(ISBLANK([$Result.B794]);&quot;&quot;; [$Result.B794])">
            <text:p/>
          </table:table-cell>
          <table:table-cell table:content-validation-name="val1"/>
          <table:table-cell/>
        </table:table-row>
        <table:table-row table:style-name="ro6">
          <table:table-cell table:style-name="ce33" table:formula="of:=IF(ISBLANK([$Result.A795]);&quot;&quot;; [$Result.A795])">
            <text:p/>
          </table:table-cell>
          <table:table-cell table:style-name="ce34" table:formula="of:=IF(ISBLANK([$Result.B795]);&quot;&quot;; [$Result.B795])">
            <text:p/>
          </table:table-cell>
          <table:table-cell table:content-validation-name="val1"/>
          <table:table-cell/>
        </table:table-row>
        <table:table-row table:style-name="ro6">
          <table:table-cell table:style-name="ce33" table:formula="of:=IF(ISBLANK([$Result.A796]);&quot;&quot;; [$Result.A796])">
            <text:p/>
          </table:table-cell>
          <table:table-cell table:style-name="ce34" table:formula="of:=IF(ISBLANK([$Result.B796]);&quot;&quot;; [$Result.B796])">
            <text:p/>
          </table:table-cell>
          <table:table-cell table:content-validation-name="val1"/>
          <table:table-cell/>
        </table:table-row>
        <table:table-row table:style-name="ro6">
          <table:table-cell table:style-name="ce33" table:formula="of:=IF(ISBLANK([$Result.A797]);&quot;&quot;; [$Result.A797])">
            <text:p/>
          </table:table-cell>
          <table:table-cell table:style-name="ce34" table:formula="of:=IF(ISBLANK([$Result.B797]);&quot;&quot;; [$Result.B797])">
            <text:p/>
          </table:table-cell>
          <table:table-cell table:content-validation-name="val1"/>
          <table:table-cell/>
        </table:table-row>
        <table:table-row table:style-name="ro6">
          <table:table-cell table:style-name="ce33" table:formula="of:=IF(ISBLANK([$Result.A798]);&quot;&quot;; [$Result.A798])">
            <text:p/>
          </table:table-cell>
          <table:table-cell table:style-name="ce34" table:formula="of:=IF(ISBLANK([$Result.B798]);&quot;&quot;; [$Result.B798])">
            <text:p/>
          </table:table-cell>
          <table:table-cell table:content-validation-name="val1"/>
          <table:table-cell/>
        </table:table-row>
        <table:table-row table:style-name="ro6">
          <table:table-cell table:style-name="ce33" table:formula="of:=IF(ISBLANK([$Result.A799]);&quot;&quot;; [$Result.A799])">
            <text:p/>
          </table:table-cell>
          <table:table-cell table:style-name="ce34" table:formula="of:=IF(ISBLANK([$Result.B799]);&quot;&quot;; [$Result.B799])">
            <text:p/>
          </table:table-cell>
          <table:table-cell table:content-validation-name="val1"/>
          <table:table-cell/>
        </table:table-row>
        <table:table-row table:style-name="ro6">
          <table:table-cell table:style-name="ce33" table:formula="of:=IF(ISBLANK([$Result.A800]);&quot;&quot;; [$Result.A800])">
            <text:p/>
          </table:table-cell>
          <table:table-cell table:style-name="ce34" table:formula="of:=IF(ISBLANK([$Result.B800]);&quot;&quot;; [$Result.B800])">
            <text:p/>
          </table:table-cell>
          <table:table-cell table:content-validation-name="val1"/>
          <table:table-cell/>
        </table:table-row>
        <table:table-row table:style-name="ro6">
          <table:table-cell table:style-name="ce33" table:formula="of:=IF(ISBLANK([$Result.A801]);&quot;&quot;; [$Result.A801])">
            <text:p/>
          </table:table-cell>
          <table:table-cell table:style-name="ce34" table:formula="of:=IF(ISBLANK([$Result.B801]);&quot;&quot;; [$Result.B801])">
            <text:p/>
          </table:table-cell>
          <table:table-cell table:content-validation-name="val1"/>
          <table:table-cell/>
        </table:table-row>
        <table:table-row table:style-name="ro6">
          <table:table-cell table:style-name="ce33" table:formula="of:=IF(ISBLANK([$Result.A802]);&quot;&quot;; [$Result.A802])">
            <text:p/>
          </table:table-cell>
          <table:table-cell table:style-name="ce34" table:formula="of:=IF(ISBLANK([$Result.B802]);&quot;&quot;; [$Result.B802])">
            <text:p/>
          </table:table-cell>
          <table:table-cell table:content-validation-name="val1"/>
          <table:table-cell/>
        </table:table-row>
        <table:table-row table:style-name="ro6">
          <table:table-cell table:style-name="ce33" table:formula="of:=IF(ISBLANK([$Result.A803]);&quot;&quot;; [$Result.A803])">
            <text:p/>
          </table:table-cell>
          <table:table-cell table:style-name="ce34" table:formula="of:=IF(ISBLANK([$Result.B803]);&quot;&quot;; [$Result.B803])">
            <text:p/>
          </table:table-cell>
          <table:table-cell table:content-validation-name="val1"/>
          <table:table-cell/>
        </table:table-row>
        <table:table-row table:style-name="ro6">
          <table:table-cell table:style-name="ce33" table:formula="of:=IF(ISBLANK([$Result.A804]);&quot;&quot;; [$Result.A804])">
            <text:p/>
          </table:table-cell>
          <table:table-cell table:style-name="ce34" table:formula="of:=IF(ISBLANK([$Result.B804]);&quot;&quot;; [$Result.B804])">
            <text:p/>
          </table:table-cell>
          <table:table-cell table:content-validation-name="val1"/>
          <table:table-cell/>
        </table:table-row>
        <table:table-row table:style-name="ro6">
          <table:table-cell table:style-name="ce33" table:formula="of:=IF(ISBLANK([$Result.A805]);&quot;&quot;; [$Result.A805])">
            <text:p/>
          </table:table-cell>
          <table:table-cell table:style-name="ce34" table:formula="of:=IF(ISBLANK([$Result.B805]);&quot;&quot;; [$Result.B805])">
            <text:p/>
          </table:table-cell>
          <table:table-cell table:content-validation-name="val1"/>
          <table:table-cell/>
        </table:table-row>
        <table:table-row table:style-name="ro6">
          <table:table-cell table:style-name="ce33" table:formula="of:=IF(ISBLANK([$Result.A806]);&quot;&quot;; [$Result.A806])">
            <text:p/>
          </table:table-cell>
          <table:table-cell table:style-name="ce34" table:formula="of:=IF(ISBLANK([$Result.B806]);&quot;&quot;; [$Result.B806])">
            <text:p/>
          </table:table-cell>
          <table:table-cell table:content-validation-name="val1"/>
          <table:table-cell/>
        </table:table-row>
        <table:table-row table:style-name="ro6">
          <table:table-cell table:style-name="ce33" table:formula="of:=IF(ISBLANK([$Result.A807]);&quot;&quot;; [$Result.A807])">
            <text:p/>
          </table:table-cell>
          <table:table-cell table:style-name="ce34" table:formula="of:=IF(ISBLANK([$Result.B807]);&quot;&quot;; [$Result.B807])">
            <text:p/>
          </table:table-cell>
          <table:table-cell table:content-validation-name="val1"/>
          <table:table-cell/>
        </table:table-row>
        <table:table-row table:style-name="ro6">
          <table:table-cell table:style-name="ce33" table:formula="of:=IF(ISBLANK([$Result.A808]);&quot;&quot;; [$Result.A808])">
            <text:p/>
          </table:table-cell>
          <table:table-cell table:style-name="ce34" table:formula="of:=IF(ISBLANK([$Result.B808]);&quot;&quot;; [$Result.B808])">
            <text:p/>
          </table:table-cell>
          <table:table-cell table:content-validation-name="val1"/>
          <table:table-cell/>
        </table:table-row>
        <table:table-row table:style-name="ro6">
          <table:table-cell table:style-name="ce33" table:formula="of:=IF(ISBLANK([$Result.A809]);&quot;&quot;; [$Result.A809])">
            <text:p/>
          </table:table-cell>
          <table:table-cell table:style-name="ce34" table:formula="of:=IF(ISBLANK([$Result.B809]);&quot;&quot;; [$Result.B809])">
            <text:p/>
          </table:table-cell>
          <table:table-cell table:content-validation-name="val1"/>
          <table:table-cell/>
        </table:table-row>
        <table:table-row table:style-name="ro6">
          <table:table-cell table:style-name="ce33" table:formula="of:=IF(ISBLANK([$Result.A810]);&quot;&quot;; [$Result.A810])">
            <text:p/>
          </table:table-cell>
          <table:table-cell table:style-name="ce34" table:formula="of:=IF(ISBLANK([$Result.B810]);&quot;&quot;; [$Result.B810])">
            <text:p/>
          </table:table-cell>
          <table:table-cell table:content-validation-name="val1"/>
          <table:table-cell/>
        </table:table-row>
        <table:table-row table:style-name="ro6">
          <table:table-cell table:style-name="ce33" table:formula="of:=IF(ISBLANK([$Result.A811]);&quot;&quot;; [$Result.A811])">
            <text:p/>
          </table:table-cell>
          <table:table-cell table:style-name="ce34" table:formula="of:=IF(ISBLANK([$Result.B811]);&quot;&quot;; [$Result.B811])">
            <text:p/>
          </table:table-cell>
          <table:table-cell table:content-validation-name="val1"/>
          <table:table-cell/>
        </table:table-row>
        <table:table-row table:style-name="ro6">
          <table:table-cell table:style-name="ce33" table:formula="of:=IF(ISBLANK([$Result.A812]);&quot;&quot;; [$Result.A812])">
            <text:p/>
          </table:table-cell>
          <table:table-cell table:style-name="ce34" table:formula="of:=IF(ISBLANK([$Result.B812]);&quot;&quot;; [$Result.B812])">
            <text:p/>
          </table:table-cell>
          <table:table-cell table:content-validation-name="val1"/>
          <table:table-cell/>
        </table:table-row>
        <table:table-row table:style-name="ro6">
          <table:table-cell table:style-name="ce33" table:formula="of:=IF(ISBLANK([$Result.A813]);&quot;&quot;; [$Result.A813])">
            <text:p/>
          </table:table-cell>
          <table:table-cell table:style-name="ce34" table:formula="of:=IF(ISBLANK([$Result.B813]);&quot;&quot;; [$Result.B813])">
            <text:p/>
          </table:table-cell>
          <table:table-cell table:content-validation-name="val1"/>
          <table:table-cell/>
        </table:table-row>
        <table:table-row table:style-name="ro6">
          <table:table-cell table:style-name="ce33" table:formula="of:=IF(ISBLANK([$Result.A814]);&quot;&quot;; [$Result.A814])">
            <text:p/>
          </table:table-cell>
          <table:table-cell table:style-name="ce34" table:formula="of:=IF(ISBLANK([$Result.B814]);&quot;&quot;; [$Result.B814])">
            <text:p/>
          </table:table-cell>
          <table:table-cell table:content-validation-name="val1"/>
          <table:table-cell/>
        </table:table-row>
        <table:table-row table:style-name="ro6">
          <table:table-cell table:style-name="ce33" table:formula="of:=IF(ISBLANK([$Result.A815]);&quot;&quot;; [$Result.A815])">
            <text:p/>
          </table:table-cell>
          <table:table-cell table:style-name="ce34" table:formula="of:=IF(ISBLANK([$Result.B815]);&quot;&quot;; [$Result.B815])">
            <text:p/>
          </table:table-cell>
          <table:table-cell table:content-validation-name="val1"/>
          <table:table-cell/>
        </table:table-row>
        <table:table-row table:style-name="ro6">
          <table:table-cell table:style-name="ce33" table:formula="of:=IF(ISBLANK([$Result.A816]);&quot;&quot;; [$Result.A816])">
            <text:p/>
          </table:table-cell>
          <table:table-cell table:style-name="ce34" table:formula="of:=IF(ISBLANK([$Result.B816]);&quot;&quot;; [$Result.B816])">
            <text:p/>
          </table:table-cell>
          <table:table-cell table:content-validation-name="val1"/>
          <table:table-cell/>
        </table:table-row>
        <table:table-row table:style-name="ro6">
          <table:table-cell table:style-name="ce33" table:formula="of:=IF(ISBLANK([$Result.A817]);&quot;&quot;; [$Result.A817])">
            <text:p/>
          </table:table-cell>
          <table:table-cell table:style-name="ce34" table:formula="of:=IF(ISBLANK([$Result.B817]);&quot;&quot;; [$Result.B817])">
            <text:p/>
          </table:table-cell>
          <table:table-cell table:content-validation-name="val1"/>
          <table:table-cell/>
        </table:table-row>
        <table:table-row table:style-name="ro6">
          <table:table-cell table:style-name="ce33" table:formula="of:=IF(ISBLANK([$Result.A818]);&quot;&quot;; [$Result.A818])">
            <text:p/>
          </table:table-cell>
          <table:table-cell table:style-name="ce34" table:formula="of:=IF(ISBLANK([$Result.B818]);&quot;&quot;; [$Result.B818])">
            <text:p/>
          </table:table-cell>
          <table:table-cell table:content-validation-name="val1"/>
          <table:table-cell/>
        </table:table-row>
        <table:table-row table:style-name="ro6">
          <table:table-cell table:style-name="ce33" table:formula="of:=IF(ISBLANK([$Result.A819]);&quot;&quot;; [$Result.A819])">
            <text:p/>
          </table:table-cell>
          <table:table-cell table:style-name="ce34" table:formula="of:=IF(ISBLANK([$Result.B819]);&quot;&quot;; [$Result.B819])">
            <text:p/>
          </table:table-cell>
          <table:table-cell table:content-validation-name="val1"/>
          <table:table-cell/>
        </table:table-row>
        <table:table-row table:style-name="ro6">
          <table:table-cell table:style-name="ce33" table:formula="of:=IF(ISBLANK([$Result.A820]);&quot;&quot;; [$Result.A820])">
            <text:p/>
          </table:table-cell>
          <table:table-cell table:style-name="ce34" table:formula="of:=IF(ISBLANK([$Result.B820]);&quot;&quot;; [$Result.B820])">
            <text:p/>
          </table:table-cell>
          <table:table-cell table:content-validation-name="val1"/>
          <table:table-cell/>
        </table:table-row>
        <table:table-row table:style-name="ro6">
          <table:table-cell table:style-name="ce33" table:formula="of:=IF(ISBLANK([$Result.A821]);&quot;&quot;; [$Result.A821])">
            <text:p/>
          </table:table-cell>
          <table:table-cell table:style-name="ce34" table:formula="of:=IF(ISBLANK([$Result.B821]);&quot;&quot;; [$Result.B821])">
            <text:p/>
          </table:table-cell>
          <table:table-cell table:content-validation-name="val1"/>
          <table:table-cell/>
        </table:table-row>
        <table:table-row table:style-name="ro6">
          <table:table-cell table:style-name="ce33" table:formula="of:=IF(ISBLANK([$Result.A822]);&quot;&quot;; [$Result.A822])">
            <text:p/>
          </table:table-cell>
          <table:table-cell table:style-name="ce34" table:formula="of:=IF(ISBLANK([$Result.B822]);&quot;&quot;; [$Result.B822])">
            <text:p/>
          </table:table-cell>
          <table:table-cell table:content-validation-name="val1"/>
          <table:table-cell/>
        </table:table-row>
        <table:table-row table:style-name="ro6">
          <table:table-cell table:style-name="ce33" table:formula="of:=IF(ISBLANK([$Result.A823]);&quot;&quot;; [$Result.A823])">
            <text:p/>
          </table:table-cell>
          <table:table-cell table:style-name="ce34" table:formula="of:=IF(ISBLANK([$Result.B823]);&quot;&quot;; [$Result.B823])">
            <text:p/>
          </table:table-cell>
          <table:table-cell table:content-validation-name="val1"/>
          <table:table-cell/>
        </table:table-row>
        <table:table-row table:style-name="ro6">
          <table:table-cell table:style-name="ce33" table:formula="of:=IF(ISBLANK([$Result.A824]);&quot;&quot;; [$Result.A824])">
            <text:p/>
          </table:table-cell>
          <table:table-cell table:style-name="ce34" table:formula="of:=IF(ISBLANK([$Result.B824]);&quot;&quot;; [$Result.B824])">
            <text:p/>
          </table:table-cell>
          <table:table-cell table:content-validation-name="val1"/>
          <table:table-cell/>
        </table:table-row>
        <table:table-row table:style-name="ro6">
          <table:table-cell table:style-name="ce33" table:formula="of:=IF(ISBLANK([$Result.A825]);&quot;&quot;; [$Result.A825])">
            <text:p/>
          </table:table-cell>
          <table:table-cell table:style-name="ce34" table:formula="of:=IF(ISBLANK([$Result.B825]);&quot;&quot;; [$Result.B825])">
            <text:p/>
          </table:table-cell>
          <table:table-cell table:content-validation-name="val1"/>
          <table:table-cell/>
        </table:table-row>
        <table:table-row table:style-name="ro6">
          <table:table-cell table:style-name="ce33" table:formula="of:=IF(ISBLANK([$Result.A826]);&quot;&quot;; [$Result.A826])">
            <text:p/>
          </table:table-cell>
          <table:table-cell table:style-name="ce34" table:formula="of:=IF(ISBLANK([$Result.B826]);&quot;&quot;; [$Result.B826])">
            <text:p/>
          </table:table-cell>
          <table:table-cell table:content-validation-name="val1"/>
          <table:table-cell/>
        </table:table-row>
        <table:table-row table:style-name="ro6">
          <table:table-cell table:style-name="ce33" table:formula="of:=IF(ISBLANK([$Result.A827]);&quot;&quot;; [$Result.A827])">
            <text:p/>
          </table:table-cell>
          <table:table-cell table:style-name="ce34" table:formula="of:=IF(ISBLANK([$Result.B827]);&quot;&quot;; [$Result.B827])">
            <text:p/>
          </table:table-cell>
          <table:table-cell table:content-validation-name="val1"/>
          <table:table-cell/>
        </table:table-row>
        <table:table-row table:style-name="ro6">
          <table:table-cell table:style-name="ce33" table:formula="of:=IF(ISBLANK([$Result.A828]);&quot;&quot;; [$Result.A828])">
            <text:p/>
          </table:table-cell>
          <table:table-cell table:style-name="ce34" table:formula="of:=IF(ISBLANK([$Result.B828]);&quot;&quot;; [$Result.B828])">
            <text:p/>
          </table:table-cell>
          <table:table-cell table:content-validation-name="val1"/>
          <table:table-cell/>
        </table:table-row>
        <table:table-row table:style-name="ro6">
          <table:table-cell table:style-name="ce33" table:formula="of:=IF(ISBLANK([$Result.A829]);&quot;&quot;; [$Result.A829])">
            <text:p/>
          </table:table-cell>
          <table:table-cell table:style-name="ce34" table:formula="of:=IF(ISBLANK([$Result.B829]);&quot;&quot;; [$Result.B829])">
            <text:p/>
          </table:table-cell>
          <table:table-cell table:content-validation-name="val1"/>
          <table:table-cell/>
        </table:table-row>
        <table:table-row table:style-name="ro6">
          <table:table-cell table:style-name="ce33" table:formula="of:=IF(ISBLANK([$Result.A830]);&quot;&quot;; [$Result.A830])">
            <text:p/>
          </table:table-cell>
          <table:table-cell table:style-name="ce34" table:formula="of:=IF(ISBLANK([$Result.B830]);&quot;&quot;; [$Result.B830])">
            <text:p/>
          </table:table-cell>
          <table:table-cell table:content-validation-name="val1"/>
          <table:table-cell/>
        </table:table-row>
        <table:table-row table:style-name="ro6">
          <table:table-cell table:style-name="ce33" table:formula="of:=IF(ISBLANK([$Result.A831]);&quot;&quot;; [$Result.A831])">
            <text:p/>
          </table:table-cell>
          <table:table-cell table:style-name="ce34" table:formula="of:=IF(ISBLANK([$Result.B831]);&quot;&quot;; [$Result.B831])">
            <text:p/>
          </table:table-cell>
          <table:table-cell table:content-validation-name="val1"/>
          <table:table-cell/>
        </table:table-row>
        <table:table-row table:style-name="ro6">
          <table:table-cell table:style-name="ce33" table:formula="of:=IF(ISBLANK([$Result.A832]);&quot;&quot;; [$Result.A832])">
            <text:p/>
          </table:table-cell>
          <table:table-cell table:style-name="ce34" table:formula="of:=IF(ISBLANK([$Result.B832]);&quot;&quot;; [$Result.B832])">
            <text:p/>
          </table:table-cell>
          <table:table-cell table:content-validation-name="val1"/>
          <table:table-cell/>
        </table:table-row>
        <table:table-row table:style-name="ro6">
          <table:table-cell table:style-name="ce33" table:formula="of:=IF(ISBLANK([$Result.A833]);&quot;&quot;; [$Result.A833])">
            <text:p/>
          </table:table-cell>
          <table:table-cell table:style-name="ce34" table:formula="of:=IF(ISBLANK([$Result.B833]);&quot;&quot;; [$Result.B833])">
            <text:p/>
          </table:table-cell>
          <table:table-cell table:content-validation-name="val1"/>
          <table:table-cell/>
        </table:table-row>
        <table:table-row table:style-name="ro6">
          <table:table-cell table:style-name="ce33" table:formula="of:=IF(ISBLANK([$Result.A834]);&quot;&quot;; [$Result.A834])">
            <text:p/>
          </table:table-cell>
          <table:table-cell table:style-name="ce34" table:formula="of:=IF(ISBLANK([$Result.B834]);&quot;&quot;; [$Result.B834])">
            <text:p/>
          </table:table-cell>
          <table:table-cell table:content-validation-name="val1"/>
          <table:table-cell/>
        </table:table-row>
        <table:table-row table:style-name="ro6">
          <table:table-cell table:style-name="ce33" table:formula="of:=IF(ISBLANK([$Result.A835]);&quot;&quot;; [$Result.A835])">
            <text:p/>
          </table:table-cell>
          <table:table-cell table:style-name="ce34" table:formula="of:=IF(ISBLANK([$Result.B835]);&quot;&quot;; [$Result.B835])">
            <text:p/>
          </table:table-cell>
          <table:table-cell table:content-validation-name="val1"/>
          <table:table-cell/>
        </table:table-row>
        <table:table-row table:style-name="ro6">
          <table:table-cell table:style-name="ce33" table:formula="of:=IF(ISBLANK([$Result.A836]);&quot;&quot;; [$Result.A836])">
            <text:p/>
          </table:table-cell>
          <table:table-cell table:style-name="ce34" table:formula="of:=IF(ISBLANK([$Result.B836]);&quot;&quot;; [$Result.B836])">
            <text:p/>
          </table:table-cell>
          <table:table-cell table:content-validation-name="val1"/>
          <table:table-cell/>
        </table:table-row>
        <table:table-row table:style-name="ro6">
          <table:table-cell table:style-name="ce33" table:formula="of:=IF(ISBLANK([$Result.A837]);&quot;&quot;; [$Result.A837])">
            <text:p/>
          </table:table-cell>
          <table:table-cell table:style-name="ce34" table:formula="of:=IF(ISBLANK([$Result.B837]);&quot;&quot;; [$Result.B837])">
            <text:p/>
          </table:table-cell>
          <table:table-cell table:content-validation-name="val1"/>
          <table:table-cell/>
        </table:table-row>
        <table:table-row table:style-name="ro6">
          <table:table-cell table:style-name="ce33" table:formula="of:=IF(ISBLANK([$Result.A838]);&quot;&quot;; [$Result.A838])">
            <text:p/>
          </table:table-cell>
          <table:table-cell table:style-name="ce34" table:formula="of:=IF(ISBLANK([$Result.B838]);&quot;&quot;; [$Result.B838])">
            <text:p/>
          </table:table-cell>
          <table:table-cell table:content-validation-name="val1"/>
          <table:table-cell/>
        </table:table-row>
        <table:table-row table:style-name="ro6">
          <table:table-cell table:style-name="ce33" table:formula="of:=IF(ISBLANK([$Result.A839]);&quot;&quot;; [$Result.A839])">
            <text:p/>
          </table:table-cell>
          <table:table-cell table:style-name="ce34" table:formula="of:=IF(ISBLANK([$Result.B839]);&quot;&quot;; [$Result.B839])">
            <text:p/>
          </table:table-cell>
          <table:table-cell table:content-validation-name="val1"/>
          <table:table-cell/>
        </table:table-row>
        <table:table-row table:style-name="ro6">
          <table:table-cell table:style-name="ce33" table:formula="of:=IF(ISBLANK([$Result.A840]);&quot;&quot;; [$Result.A840])">
            <text:p/>
          </table:table-cell>
          <table:table-cell table:style-name="ce34" table:formula="of:=IF(ISBLANK([$Result.B840]);&quot;&quot;; [$Result.B840])">
            <text:p/>
          </table:table-cell>
          <table:table-cell table:content-validation-name="val1"/>
          <table:table-cell/>
        </table:table-row>
        <table:table-row table:style-name="ro6">
          <table:table-cell table:style-name="ce33" table:formula="of:=IF(ISBLANK([$Result.A841]);&quot;&quot;; [$Result.A841])">
            <text:p/>
          </table:table-cell>
          <table:table-cell table:style-name="ce34" table:formula="of:=IF(ISBLANK([$Result.B841]);&quot;&quot;; [$Result.B841])">
            <text:p/>
          </table:table-cell>
          <table:table-cell table:content-validation-name="val1"/>
          <table:table-cell/>
        </table:table-row>
        <table:table-row table:style-name="ro6">
          <table:table-cell table:style-name="ce33" table:formula="of:=IF(ISBLANK([$Result.A842]);&quot;&quot;; [$Result.A842])">
            <text:p/>
          </table:table-cell>
          <table:table-cell table:style-name="ce34" table:formula="of:=IF(ISBLANK([$Result.B842]);&quot;&quot;; [$Result.B842])">
            <text:p/>
          </table:table-cell>
          <table:table-cell table:content-validation-name="val1"/>
          <table:table-cell/>
        </table:table-row>
        <table:table-row table:style-name="ro6">
          <table:table-cell table:style-name="ce33" table:formula="of:=IF(ISBLANK([$Result.A843]);&quot;&quot;; [$Result.A843])">
            <text:p/>
          </table:table-cell>
          <table:table-cell table:style-name="ce34" table:formula="of:=IF(ISBLANK([$Result.B843]);&quot;&quot;; [$Result.B843])">
            <text:p/>
          </table:table-cell>
          <table:table-cell table:content-validation-name="val1"/>
          <table:table-cell/>
        </table:table-row>
        <table:table-row table:style-name="ro6">
          <table:table-cell table:style-name="ce33" table:formula="of:=IF(ISBLANK([$Result.A844]);&quot;&quot;; [$Result.A844])">
            <text:p/>
          </table:table-cell>
          <table:table-cell table:style-name="ce34" table:formula="of:=IF(ISBLANK([$Result.B844]);&quot;&quot;; [$Result.B844])">
            <text:p/>
          </table:table-cell>
          <table:table-cell table:content-validation-name="val1"/>
          <table:table-cell/>
        </table:table-row>
        <table:table-row table:style-name="ro6">
          <table:table-cell table:style-name="ce33" table:formula="of:=IF(ISBLANK([$Result.A845]);&quot;&quot;; [$Result.A845])">
            <text:p/>
          </table:table-cell>
          <table:table-cell table:style-name="ce34" table:formula="of:=IF(ISBLANK([$Result.B845]);&quot;&quot;; [$Result.B845])">
            <text:p/>
          </table:table-cell>
          <table:table-cell table:content-validation-name="val1"/>
          <table:table-cell/>
        </table:table-row>
        <table:table-row table:style-name="ro6">
          <table:table-cell table:style-name="ce33" table:formula="of:=IF(ISBLANK([$Result.A846]);&quot;&quot;; [$Result.A846])">
            <text:p/>
          </table:table-cell>
          <table:table-cell table:style-name="ce34" table:formula="of:=IF(ISBLANK([$Result.B846]);&quot;&quot;; [$Result.B846])">
            <text:p/>
          </table:table-cell>
          <table:table-cell table:content-validation-name="val1"/>
          <table:table-cell/>
        </table:table-row>
        <table:table-row table:style-name="ro6">
          <table:table-cell table:style-name="ce33" table:formula="of:=IF(ISBLANK([$Result.A847]);&quot;&quot;; [$Result.A847])">
            <text:p/>
          </table:table-cell>
          <table:table-cell table:style-name="ce34" table:formula="of:=IF(ISBLANK([$Result.B847]);&quot;&quot;; [$Result.B847])">
            <text:p/>
          </table:table-cell>
          <table:table-cell table:content-validation-name="val1"/>
          <table:table-cell/>
        </table:table-row>
        <table:table-row table:style-name="ro6">
          <table:table-cell table:style-name="ce33" table:formula="of:=IF(ISBLANK([$Result.A848]);&quot;&quot;; [$Result.A848])">
            <text:p/>
          </table:table-cell>
          <table:table-cell table:style-name="ce34" table:formula="of:=IF(ISBLANK([$Result.B848]);&quot;&quot;; [$Result.B848])">
            <text:p/>
          </table:table-cell>
          <table:table-cell table:content-validation-name="val1"/>
          <table:table-cell/>
        </table:table-row>
        <table:table-row table:style-name="ro6">
          <table:table-cell table:style-name="ce33" table:formula="of:=IF(ISBLANK([$Result.A849]);&quot;&quot;; [$Result.A849])">
            <text:p/>
          </table:table-cell>
          <table:table-cell table:style-name="ce34" table:formula="of:=IF(ISBLANK([$Result.B849]);&quot;&quot;; [$Result.B849])">
            <text:p/>
          </table:table-cell>
          <table:table-cell table:content-validation-name="val1"/>
          <table:table-cell/>
        </table:table-row>
        <table:table-row table:style-name="ro6">
          <table:table-cell table:style-name="ce33" table:formula="of:=IF(ISBLANK([$Result.A850]);&quot;&quot;; [$Result.A850])">
            <text:p/>
          </table:table-cell>
          <table:table-cell table:style-name="ce34" table:formula="of:=IF(ISBLANK([$Result.B850]);&quot;&quot;; [$Result.B850])">
            <text:p/>
          </table:table-cell>
          <table:table-cell table:content-validation-name="val1"/>
          <table:table-cell/>
        </table:table-row>
        <table:table-row table:style-name="ro6">
          <table:table-cell table:style-name="ce33" table:formula="of:=IF(ISBLANK([$Result.A851]);&quot;&quot;; [$Result.A851])">
            <text:p/>
          </table:table-cell>
          <table:table-cell table:style-name="ce34" table:formula="of:=IF(ISBLANK([$Result.B851]);&quot;&quot;; [$Result.B851])">
            <text:p/>
          </table:table-cell>
          <table:table-cell table:content-validation-name="val1"/>
          <table:table-cell/>
        </table:table-row>
        <table:table-row table:style-name="ro6">
          <table:table-cell table:style-name="ce33" table:formula="of:=IF(ISBLANK([$Result.A852]);&quot;&quot;; [$Result.A852])">
            <text:p/>
          </table:table-cell>
          <table:table-cell table:style-name="ce34" table:formula="of:=IF(ISBLANK([$Result.B852]);&quot;&quot;; [$Result.B852])">
            <text:p/>
          </table:table-cell>
          <table:table-cell table:content-validation-name="val1"/>
          <table:table-cell/>
        </table:table-row>
        <table:table-row table:style-name="ro6">
          <table:table-cell table:style-name="ce33" table:formula="of:=IF(ISBLANK([$Result.A853]);&quot;&quot;; [$Result.A853])">
            <text:p/>
          </table:table-cell>
          <table:table-cell table:style-name="ce34" table:formula="of:=IF(ISBLANK([$Result.B853]);&quot;&quot;; [$Result.B853])">
            <text:p/>
          </table:table-cell>
          <table:table-cell table:content-validation-name="val1"/>
          <table:table-cell/>
        </table:table-row>
        <table:table-row table:style-name="ro6">
          <table:table-cell table:style-name="ce33" table:formula="of:=IF(ISBLANK([$Result.A854]);&quot;&quot;; [$Result.A854])">
            <text:p/>
          </table:table-cell>
          <table:table-cell table:style-name="ce34" table:formula="of:=IF(ISBLANK([$Result.B854]);&quot;&quot;; [$Result.B854])">
            <text:p/>
          </table:table-cell>
          <table:table-cell table:content-validation-name="val1"/>
          <table:table-cell/>
        </table:table-row>
        <table:table-row table:style-name="ro6">
          <table:table-cell table:style-name="ce33" table:formula="of:=IF(ISBLANK([$Result.A855]);&quot;&quot;; [$Result.A855])">
            <text:p/>
          </table:table-cell>
          <table:table-cell table:style-name="ce34" table:formula="of:=IF(ISBLANK([$Result.B855]);&quot;&quot;; [$Result.B855])">
            <text:p/>
          </table:table-cell>
          <table:table-cell table:content-validation-name="val1"/>
          <table:table-cell/>
        </table:table-row>
        <table:table-row table:style-name="ro6">
          <table:table-cell table:style-name="ce33" table:formula="of:=IF(ISBLANK([$Result.A856]);&quot;&quot;; [$Result.A856])">
            <text:p/>
          </table:table-cell>
          <table:table-cell table:style-name="ce34" table:formula="of:=IF(ISBLANK([$Result.B856]);&quot;&quot;; [$Result.B856])">
            <text:p/>
          </table:table-cell>
          <table:table-cell table:content-validation-name="val1"/>
          <table:table-cell/>
        </table:table-row>
        <table:table-row table:style-name="ro6">
          <table:table-cell table:style-name="ce33" table:formula="of:=IF(ISBLANK([$Result.A857]);&quot;&quot;; [$Result.A857])">
            <text:p/>
          </table:table-cell>
          <table:table-cell table:style-name="ce34" table:formula="of:=IF(ISBLANK([$Result.B857]);&quot;&quot;; [$Result.B857])">
            <text:p/>
          </table:table-cell>
          <table:table-cell table:content-validation-name="val1"/>
          <table:table-cell/>
        </table:table-row>
        <table:table-row table:style-name="ro6">
          <table:table-cell table:style-name="ce33" table:formula="of:=IF(ISBLANK([$Result.A858]);&quot;&quot;; [$Result.A858])">
            <text:p/>
          </table:table-cell>
          <table:table-cell table:style-name="ce34" table:formula="of:=IF(ISBLANK([$Result.B858]);&quot;&quot;; [$Result.B858])">
            <text:p/>
          </table:table-cell>
          <table:table-cell table:content-validation-name="val1"/>
          <table:table-cell/>
        </table:table-row>
        <table:table-row table:style-name="ro6">
          <table:table-cell table:style-name="ce33" table:formula="of:=IF(ISBLANK([$Result.A859]);&quot;&quot;; [$Result.A859])">
            <text:p/>
          </table:table-cell>
          <table:table-cell table:style-name="ce34" table:formula="of:=IF(ISBLANK([$Result.B859]);&quot;&quot;; [$Result.B859])">
            <text:p/>
          </table:table-cell>
          <table:table-cell table:content-validation-name="val1"/>
          <table:table-cell/>
        </table:table-row>
        <table:table-row table:style-name="ro6">
          <table:table-cell table:style-name="ce33" table:formula="of:=IF(ISBLANK([$Result.A860]);&quot;&quot;; [$Result.A860])">
            <text:p/>
          </table:table-cell>
          <table:table-cell table:style-name="ce34" table:formula="of:=IF(ISBLANK([$Result.B860]);&quot;&quot;; [$Result.B860])">
            <text:p/>
          </table:table-cell>
          <table:table-cell table:content-validation-name="val1"/>
          <table:table-cell/>
        </table:table-row>
        <table:table-row table:style-name="ro6">
          <table:table-cell table:style-name="ce33" table:formula="of:=IF(ISBLANK([$Result.A861]);&quot;&quot;; [$Result.A861])">
            <text:p/>
          </table:table-cell>
          <table:table-cell table:style-name="ce34" table:formula="of:=IF(ISBLANK([$Result.B861]);&quot;&quot;; [$Result.B861])">
            <text:p/>
          </table:table-cell>
          <table:table-cell table:content-validation-name="val1"/>
          <table:table-cell/>
        </table:table-row>
        <table:table-row table:style-name="ro6">
          <table:table-cell table:style-name="ce33" table:formula="of:=IF(ISBLANK([$Result.A862]);&quot;&quot;; [$Result.A862])">
            <text:p/>
          </table:table-cell>
          <table:table-cell table:style-name="ce34" table:formula="of:=IF(ISBLANK([$Result.B862]);&quot;&quot;; [$Result.B862])">
            <text:p/>
          </table:table-cell>
          <table:table-cell table:content-validation-name="val1"/>
          <table:table-cell/>
        </table:table-row>
        <table:table-row table:style-name="ro6">
          <table:table-cell table:style-name="ce33" table:formula="of:=IF(ISBLANK([$Result.A863]);&quot;&quot;; [$Result.A863])">
            <text:p/>
          </table:table-cell>
          <table:table-cell table:style-name="ce34" table:formula="of:=IF(ISBLANK([$Result.B863]);&quot;&quot;; [$Result.B863])">
            <text:p/>
          </table:table-cell>
          <table:table-cell table:content-validation-name="val1"/>
          <table:table-cell/>
        </table:table-row>
        <table:table-row table:style-name="ro6">
          <table:table-cell table:style-name="ce33" table:formula="of:=IF(ISBLANK([$Result.A864]);&quot;&quot;; [$Result.A864])">
            <text:p/>
          </table:table-cell>
          <table:table-cell table:style-name="ce34" table:formula="of:=IF(ISBLANK([$Result.B864]);&quot;&quot;; [$Result.B864])">
            <text:p/>
          </table:table-cell>
          <table:table-cell table:content-validation-name="val1"/>
          <table:table-cell/>
        </table:table-row>
        <table:table-row table:style-name="ro6">
          <table:table-cell table:style-name="ce33" table:formula="of:=IF(ISBLANK([$Result.A865]);&quot;&quot;; [$Result.A865])">
            <text:p/>
          </table:table-cell>
          <table:table-cell table:style-name="ce34" table:formula="of:=IF(ISBLANK([$Result.B865]);&quot;&quot;; [$Result.B865])">
            <text:p/>
          </table:table-cell>
          <table:table-cell table:content-validation-name="val1"/>
          <table:table-cell/>
        </table:table-row>
        <table:table-row table:style-name="ro6">
          <table:table-cell table:style-name="ce33" table:formula="of:=IF(ISBLANK([$Result.A866]);&quot;&quot;; [$Result.A866])">
            <text:p/>
          </table:table-cell>
          <table:table-cell table:style-name="ce34" table:formula="of:=IF(ISBLANK([$Result.B866]);&quot;&quot;; [$Result.B866])">
            <text:p/>
          </table:table-cell>
          <table:table-cell table:content-validation-name="val1"/>
          <table:table-cell/>
        </table:table-row>
        <table:table-row table:style-name="ro6">
          <table:table-cell table:style-name="ce33" table:formula="of:=IF(ISBLANK([$Result.A867]);&quot;&quot;; [$Result.A867])">
            <text:p/>
          </table:table-cell>
          <table:table-cell table:style-name="ce34" table:formula="of:=IF(ISBLANK([$Result.B867]);&quot;&quot;; [$Result.B867])">
            <text:p/>
          </table:table-cell>
          <table:table-cell table:content-validation-name="val1"/>
          <table:table-cell/>
        </table:table-row>
        <table:table-row table:style-name="ro6">
          <table:table-cell table:style-name="ce33" table:formula="of:=IF(ISBLANK([$Result.A868]);&quot;&quot;; [$Result.A868])">
            <text:p/>
          </table:table-cell>
          <table:table-cell table:style-name="ce34" table:formula="of:=IF(ISBLANK([$Result.B868]);&quot;&quot;; [$Result.B868])">
            <text:p/>
          </table:table-cell>
          <table:table-cell table:content-validation-name="val1"/>
          <table:table-cell/>
        </table:table-row>
        <table:table-row table:style-name="ro6">
          <table:table-cell table:style-name="ce33" table:formula="of:=IF(ISBLANK([$Result.A869]);&quot;&quot;; [$Result.A869])">
            <text:p/>
          </table:table-cell>
          <table:table-cell table:style-name="ce34" table:formula="of:=IF(ISBLANK([$Result.B869]);&quot;&quot;; [$Result.B869])">
            <text:p/>
          </table:table-cell>
          <table:table-cell table:content-validation-name="val1"/>
          <table:table-cell/>
        </table:table-row>
        <table:table-row table:style-name="ro6">
          <table:table-cell table:style-name="ce33" table:formula="of:=IF(ISBLANK([$Result.A870]);&quot;&quot;; [$Result.A870])">
            <text:p/>
          </table:table-cell>
          <table:table-cell table:style-name="ce34" table:formula="of:=IF(ISBLANK([$Result.B870]);&quot;&quot;; [$Result.B870])">
            <text:p/>
          </table:table-cell>
          <table:table-cell table:content-validation-name="val1"/>
          <table:table-cell/>
        </table:table-row>
        <table:table-row table:style-name="ro6">
          <table:table-cell table:style-name="ce33" table:formula="of:=IF(ISBLANK([$Result.A871]);&quot;&quot;; [$Result.A871])">
            <text:p/>
          </table:table-cell>
          <table:table-cell table:style-name="ce34" table:formula="of:=IF(ISBLANK([$Result.B871]);&quot;&quot;; [$Result.B871])">
            <text:p/>
          </table:table-cell>
          <table:table-cell table:content-validation-name="val1"/>
          <table:table-cell/>
        </table:table-row>
        <table:table-row table:style-name="ro6">
          <table:table-cell table:style-name="ce33" table:formula="of:=IF(ISBLANK([$Result.A872]);&quot;&quot;; [$Result.A872])">
            <text:p/>
          </table:table-cell>
          <table:table-cell table:style-name="ce34" table:formula="of:=IF(ISBLANK([$Result.B872]);&quot;&quot;; [$Result.B872])">
            <text:p/>
          </table:table-cell>
          <table:table-cell table:content-validation-name="val1"/>
          <table:table-cell/>
        </table:table-row>
        <table:table-row table:style-name="ro6">
          <table:table-cell table:style-name="ce33" table:formula="of:=IF(ISBLANK([$Result.A873]);&quot;&quot;; [$Result.A873])">
            <text:p/>
          </table:table-cell>
          <table:table-cell table:style-name="ce34" table:formula="of:=IF(ISBLANK([$Result.B873]);&quot;&quot;; [$Result.B873])">
            <text:p/>
          </table:table-cell>
          <table:table-cell table:content-validation-name="val1"/>
          <table:table-cell/>
        </table:table-row>
        <table:table-row table:style-name="ro6">
          <table:table-cell table:style-name="ce33" table:formula="of:=IF(ISBLANK([$Result.A874]);&quot;&quot;; [$Result.A874])">
            <text:p/>
          </table:table-cell>
          <table:table-cell table:style-name="ce34" table:formula="of:=IF(ISBLANK([$Result.B874]);&quot;&quot;; [$Result.B874])">
            <text:p/>
          </table:table-cell>
          <table:table-cell table:content-validation-name="val1"/>
          <table:table-cell/>
        </table:table-row>
        <table:table-row table:style-name="ro6">
          <table:table-cell table:style-name="ce33" table:formula="of:=IF(ISBLANK([$Result.A875]);&quot;&quot;; [$Result.A875])">
            <text:p/>
          </table:table-cell>
          <table:table-cell table:style-name="ce34" table:formula="of:=IF(ISBLANK([$Result.B875]);&quot;&quot;; [$Result.B875])">
            <text:p/>
          </table:table-cell>
          <table:table-cell table:content-validation-name="val1"/>
          <table:table-cell/>
        </table:table-row>
        <table:table-row table:style-name="ro6">
          <table:table-cell table:style-name="ce33" table:formula="of:=IF(ISBLANK([$Result.A876]);&quot;&quot;; [$Result.A876])">
            <text:p/>
          </table:table-cell>
          <table:table-cell table:style-name="ce34" table:formula="of:=IF(ISBLANK([$Result.B876]);&quot;&quot;; [$Result.B876])">
            <text:p/>
          </table:table-cell>
          <table:table-cell table:content-validation-name="val1"/>
          <table:table-cell/>
        </table:table-row>
        <table:table-row table:style-name="ro6">
          <table:table-cell table:style-name="ce33" table:formula="of:=IF(ISBLANK([$Result.A877]);&quot;&quot;; [$Result.A877])">
            <text:p/>
          </table:table-cell>
          <table:table-cell table:style-name="ce34" table:formula="of:=IF(ISBLANK([$Result.B877]);&quot;&quot;; [$Result.B877])">
            <text:p/>
          </table:table-cell>
          <table:table-cell table:content-validation-name="val1"/>
          <table:table-cell/>
        </table:table-row>
        <table:table-row table:style-name="ro6">
          <table:table-cell table:style-name="ce33" table:formula="of:=IF(ISBLANK([$Result.A878]);&quot;&quot;; [$Result.A878])">
            <text:p/>
          </table:table-cell>
          <table:table-cell table:style-name="ce34" table:formula="of:=IF(ISBLANK([$Result.B878]);&quot;&quot;; [$Result.B878])">
            <text:p/>
          </table:table-cell>
          <table:table-cell table:content-validation-name="val1"/>
          <table:table-cell/>
        </table:table-row>
        <table:table-row table:style-name="ro6">
          <table:table-cell table:style-name="ce33" table:formula="of:=IF(ISBLANK([$Result.A879]);&quot;&quot;; [$Result.A879])">
            <text:p/>
          </table:table-cell>
          <table:table-cell table:style-name="ce34" table:formula="of:=IF(ISBLANK([$Result.B879]);&quot;&quot;; [$Result.B879])">
            <text:p/>
          </table:table-cell>
          <table:table-cell table:content-validation-name="val1"/>
          <table:table-cell/>
        </table:table-row>
        <table:table-row table:style-name="ro6">
          <table:table-cell table:style-name="ce33" table:formula="of:=IF(ISBLANK([$Result.A880]);&quot;&quot;; [$Result.A880])">
            <text:p/>
          </table:table-cell>
          <table:table-cell table:style-name="ce34" table:formula="of:=IF(ISBLANK([$Result.B880]);&quot;&quot;; [$Result.B880])">
            <text:p/>
          </table:table-cell>
          <table:table-cell table:content-validation-name="val1"/>
          <table:table-cell/>
        </table:table-row>
        <table:table-row table:style-name="ro6">
          <table:table-cell table:style-name="ce33" table:formula="of:=IF(ISBLANK([$Result.A881]);&quot;&quot;; [$Result.A881])">
            <text:p/>
          </table:table-cell>
          <table:table-cell table:style-name="ce34" table:formula="of:=IF(ISBLANK([$Result.B881]);&quot;&quot;; [$Result.B881])">
            <text:p/>
          </table:table-cell>
          <table:table-cell table:content-validation-name="val1"/>
          <table:table-cell/>
        </table:table-row>
        <table:table-row table:style-name="ro6">
          <table:table-cell table:style-name="ce33" table:formula="of:=IF(ISBLANK([$Result.A882]);&quot;&quot;; [$Result.A882])">
            <text:p/>
          </table:table-cell>
          <table:table-cell table:style-name="ce34" table:formula="of:=IF(ISBLANK([$Result.B882]);&quot;&quot;; [$Result.B882])">
            <text:p/>
          </table:table-cell>
          <table:table-cell table:content-validation-name="val1"/>
          <table:table-cell/>
        </table:table-row>
        <table:table-row table:style-name="ro6">
          <table:table-cell table:style-name="ce33" table:formula="of:=IF(ISBLANK([$Result.A883]);&quot;&quot;; [$Result.A883])">
            <text:p/>
          </table:table-cell>
          <table:table-cell table:style-name="ce34" table:formula="of:=IF(ISBLANK([$Result.B883]);&quot;&quot;; [$Result.B883])">
            <text:p/>
          </table:table-cell>
          <table:table-cell table:content-validation-name="val1"/>
          <table:table-cell/>
        </table:table-row>
        <table:table-row table:style-name="ro6">
          <table:table-cell table:style-name="ce33" table:formula="of:=IF(ISBLANK([$Result.A884]);&quot;&quot;; [$Result.A884])">
            <text:p/>
          </table:table-cell>
          <table:table-cell table:style-name="ce34" table:formula="of:=IF(ISBLANK([$Result.B884]);&quot;&quot;; [$Result.B884])">
            <text:p/>
          </table:table-cell>
          <table:table-cell table:content-validation-name="val1"/>
          <table:table-cell/>
        </table:table-row>
        <table:table-row table:style-name="ro6">
          <table:table-cell table:style-name="ce33" table:formula="of:=IF(ISBLANK([$Result.A885]);&quot;&quot;; [$Result.A885])">
            <text:p/>
          </table:table-cell>
          <table:table-cell table:style-name="ce34" table:formula="of:=IF(ISBLANK([$Result.B885]);&quot;&quot;; [$Result.B885])">
            <text:p/>
          </table:table-cell>
          <table:table-cell table:content-validation-name="val1"/>
          <table:table-cell/>
        </table:table-row>
        <table:table-row table:style-name="ro6">
          <table:table-cell table:style-name="ce33" table:formula="of:=IF(ISBLANK([$Result.A886]);&quot;&quot;; [$Result.A886])">
            <text:p/>
          </table:table-cell>
          <table:table-cell table:style-name="ce34" table:formula="of:=IF(ISBLANK([$Result.B886]);&quot;&quot;; [$Result.B886])">
            <text:p/>
          </table:table-cell>
          <table:table-cell table:content-validation-name="val1"/>
          <table:table-cell/>
        </table:table-row>
        <table:table-row table:style-name="ro6">
          <table:table-cell table:style-name="ce33" table:formula="of:=IF(ISBLANK([$Result.A887]);&quot;&quot;; [$Result.A887])">
            <text:p/>
          </table:table-cell>
          <table:table-cell table:style-name="ce34" table:formula="of:=IF(ISBLANK([$Result.B887]);&quot;&quot;; [$Result.B887])">
            <text:p/>
          </table:table-cell>
          <table:table-cell table:content-validation-name="val1"/>
          <table:table-cell/>
        </table:table-row>
        <table:table-row table:style-name="ro6">
          <table:table-cell table:style-name="ce33" table:formula="of:=IF(ISBLANK([$Result.A888]);&quot;&quot;; [$Result.A888])">
            <text:p/>
          </table:table-cell>
          <table:table-cell table:style-name="ce34" table:formula="of:=IF(ISBLANK([$Result.B888]);&quot;&quot;; [$Result.B888])">
            <text:p/>
          </table:table-cell>
          <table:table-cell table:content-validation-name="val1"/>
          <table:table-cell/>
        </table:table-row>
        <table:table-row table:style-name="ro6">
          <table:table-cell table:style-name="ce33" table:formula="of:=IF(ISBLANK([$Result.A889]);&quot;&quot;; [$Result.A889])">
            <text:p/>
          </table:table-cell>
          <table:table-cell table:style-name="ce34" table:formula="of:=IF(ISBLANK([$Result.B889]);&quot;&quot;; [$Result.B889])">
            <text:p/>
          </table:table-cell>
          <table:table-cell table:content-validation-name="val1"/>
          <table:table-cell/>
        </table:table-row>
        <table:table-row table:style-name="ro6">
          <table:table-cell table:style-name="ce33" table:formula="of:=IF(ISBLANK([$Result.A890]);&quot;&quot;; [$Result.A890])">
            <text:p/>
          </table:table-cell>
          <table:table-cell table:style-name="ce34" table:formula="of:=IF(ISBLANK([$Result.B890]);&quot;&quot;; [$Result.B890])">
            <text:p/>
          </table:table-cell>
          <table:table-cell table:content-validation-name="val1"/>
          <table:table-cell/>
        </table:table-row>
        <table:table-row table:style-name="ro6">
          <table:table-cell table:style-name="ce33" table:formula="of:=IF(ISBLANK([$Result.A891]);&quot;&quot;; [$Result.A891])">
            <text:p/>
          </table:table-cell>
          <table:table-cell table:style-name="ce34" table:formula="of:=IF(ISBLANK([$Result.B891]);&quot;&quot;; [$Result.B891])">
            <text:p/>
          </table:table-cell>
          <table:table-cell table:content-validation-name="val1"/>
          <table:table-cell/>
        </table:table-row>
        <table:table-row table:style-name="ro6">
          <table:table-cell table:style-name="ce33" table:formula="of:=IF(ISBLANK([$Result.A892]);&quot;&quot;; [$Result.A892])">
            <text:p/>
          </table:table-cell>
          <table:table-cell table:style-name="ce34" table:formula="of:=IF(ISBLANK([$Result.B892]);&quot;&quot;; [$Result.B892])">
            <text:p/>
          </table:table-cell>
          <table:table-cell table:content-validation-name="val1"/>
          <table:table-cell/>
        </table:table-row>
        <table:table-row table:style-name="ro6">
          <table:table-cell table:style-name="ce33" table:formula="of:=IF(ISBLANK([$Result.A893]);&quot;&quot;; [$Result.A893])">
            <text:p/>
          </table:table-cell>
          <table:table-cell table:style-name="ce34" table:formula="of:=IF(ISBLANK([$Result.B893]);&quot;&quot;; [$Result.B893])">
            <text:p/>
          </table:table-cell>
          <table:table-cell table:content-validation-name="val1"/>
          <table:table-cell/>
        </table:table-row>
        <table:table-row table:style-name="ro6">
          <table:table-cell table:style-name="ce33" table:formula="of:=IF(ISBLANK([$Result.A894]);&quot;&quot;; [$Result.A894])">
            <text:p/>
          </table:table-cell>
          <table:table-cell table:style-name="ce34" table:formula="of:=IF(ISBLANK([$Result.B894]);&quot;&quot;; [$Result.B894])">
            <text:p/>
          </table:table-cell>
          <table:table-cell table:content-validation-name="val1"/>
          <table:table-cell/>
        </table:table-row>
        <table:table-row table:style-name="ro6">
          <table:table-cell table:style-name="ce33" table:formula="of:=IF(ISBLANK([$Result.A895]);&quot;&quot;; [$Result.A895])">
            <text:p/>
          </table:table-cell>
          <table:table-cell table:style-name="ce34" table:formula="of:=IF(ISBLANK([$Result.B895]);&quot;&quot;; [$Result.B895])">
            <text:p/>
          </table:table-cell>
          <table:table-cell table:content-validation-name="val1"/>
          <table:table-cell/>
        </table:table-row>
        <table:table-row table:style-name="ro6">
          <table:table-cell table:style-name="ce33" table:formula="of:=IF(ISBLANK([$Result.A896]);&quot;&quot;; [$Result.A896])">
            <text:p/>
          </table:table-cell>
          <table:table-cell table:style-name="ce34" table:formula="of:=IF(ISBLANK([$Result.B896]);&quot;&quot;; [$Result.B896])">
            <text:p/>
          </table:table-cell>
          <table:table-cell table:content-validation-name="val1"/>
          <table:table-cell/>
        </table:table-row>
        <table:table-row table:style-name="ro6">
          <table:table-cell table:style-name="ce33" table:formula="of:=IF(ISBLANK([$Result.A897]);&quot;&quot;; [$Result.A897])">
            <text:p/>
          </table:table-cell>
          <table:table-cell table:style-name="ce34" table:formula="of:=IF(ISBLANK([$Result.B897]);&quot;&quot;; [$Result.B897])">
            <text:p/>
          </table:table-cell>
          <table:table-cell table:content-validation-name="val1"/>
          <table:table-cell/>
        </table:table-row>
        <table:table-row table:style-name="ro6">
          <table:table-cell table:style-name="ce33" table:formula="of:=IF(ISBLANK([$Result.A898]);&quot;&quot;; [$Result.A898])">
            <text:p/>
          </table:table-cell>
          <table:table-cell table:style-name="ce34" table:formula="of:=IF(ISBLANK([$Result.B898]);&quot;&quot;; [$Result.B898])">
            <text:p/>
          </table:table-cell>
          <table:table-cell table:content-validation-name="val1"/>
          <table:table-cell/>
        </table:table-row>
        <table:table-row table:style-name="ro6">
          <table:table-cell table:style-name="ce33" table:formula="of:=IF(ISBLANK([$Result.A899]);&quot;&quot;; [$Result.A899])">
            <text:p/>
          </table:table-cell>
          <table:table-cell table:style-name="ce34" table:formula="of:=IF(ISBLANK([$Result.B899]);&quot;&quot;; [$Result.B899])">
            <text:p/>
          </table:table-cell>
          <table:table-cell table:content-validation-name="val1"/>
          <table:table-cell/>
        </table:table-row>
        <table:table-row table:style-name="ro6">
          <table:table-cell table:style-name="ce33" table:formula="of:=IF(ISBLANK([$Result.A900]);&quot;&quot;; [$Result.A900])">
            <text:p/>
          </table:table-cell>
          <table:table-cell table:style-name="ce34" table:formula="of:=IF(ISBLANK([$Result.B900]);&quot;&quot;; [$Result.B900])">
            <text:p/>
          </table:table-cell>
          <table:table-cell table:content-validation-name="val1"/>
          <table:table-cell/>
        </table:table-row>
        <table:table-row table:style-name="ro6">
          <table:table-cell table:style-name="ce33" table:formula="of:=IF(ISBLANK([$Result.A901]);&quot;&quot;; [$Result.A901])">
            <text:p/>
          </table:table-cell>
          <table:table-cell table:style-name="ce34" table:formula="of:=IF(ISBLANK([$Result.B901]);&quot;&quot;; [$Result.B901])">
            <text:p/>
          </table:table-cell>
          <table:table-cell table:content-validation-name="val1"/>
          <table:table-cell/>
        </table:table-row>
        <table:table-row table:style-name="ro6">
          <table:table-cell table:style-name="ce33" table:formula="of:=IF(ISBLANK([$Result.A902]);&quot;&quot;; [$Result.A902])">
            <text:p/>
          </table:table-cell>
          <table:table-cell table:style-name="ce34" table:formula="of:=IF(ISBLANK([$Result.B902]);&quot;&quot;; [$Result.B902])">
            <text:p/>
          </table:table-cell>
          <table:table-cell table:content-validation-name="val1"/>
          <table:table-cell/>
        </table:table-row>
        <table:table-row table:style-name="ro6">
          <table:table-cell table:style-name="ce33" table:formula="of:=IF(ISBLANK([$Result.A903]);&quot;&quot;; [$Result.A903])">
            <text:p/>
          </table:table-cell>
          <table:table-cell table:style-name="ce34" table:formula="of:=IF(ISBLANK([$Result.B903]);&quot;&quot;; [$Result.B903])">
            <text:p/>
          </table:table-cell>
          <table:table-cell table:content-validation-name="val1"/>
          <table:table-cell/>
        </table:table-row>
        <table:table-row table:style-name="ro6">
          <table:table-cell table:style-name="ce33" table:formula="of:=IF(ISBLANK([$Result.A904]);&quot;&quot;; [$Result.A904])">
            <text:p/>
          </table:table-cell>
          <table:table-cell table:style-name="ce34" table:formula="of:=IF(ISBLANK([$Result.B904]);&quot;&quot;; [$Result.B904])">
            <text:p/>
          </table:table-cell>
          <table:table-cell table:content-validation-name="val1"/>
          <table:table-cell/>
        </table:table-row>
        <table:table-row table:style-name="ro6">
          <table:table-cell table:style-name="ce33" table:formula="of:=IF(ISBLANK([$Result.A905]);&quot;&quot;; [$Result.A905])">
            <text:p/>
          </table:table-cell>
          <table:table-cell table:style-name="ce34" table:formula="of:=IF(ISBLANK([$Result.B905]);&quot;&quot;; [$Result.B905])">
            <text:p/>
          </table:table-cell>
          <table:table-cell table:content-validation-name="val1"/>
          <table:table-cell/>
        </table:table-row>
        <table:table-row table:style-name="ro6">
          <table:table-cell table:style-name="ce33" table:formula="of:=IF(ISBLANK([$Result.A906]);&quot;&quot;; [$Result.A906])">
            <text:p/>
          </table:table-cell>
          <table:table-cell table:style-name="ce34" table:formula="of:=IF(ISBLANK([$Result.B906]);&quot;&quot;; [$Result.B906])">
            <text:p/>
          </table:table-cell>
          <table:table-cell table:content-validation-name="val1"/>
          <table:table-cell/>
        </table:table-row>
        <table:table-row table:style-name="ro6">
          <table:table-cell table:style-name="ce33" table:formula="of:=IF(ISBLANK([$Result.A907]);&quot;&quot;; [$Result.A907])">
            <text:p/>
          </table:table-cell>
          <table:table-cell table:style-name="ce34" table:formula="of:=IF(ISBLANK([$Result.B907]);&quot;&quot;; [$Result.B907])">
            <text:p/>
          </table:table-cell>
          <table:table-cell table:content-validation-name="val1"/>
          <table:table-cell/>
        </table:table-row>
        <table:table-row table:style-name="ro6">
          <table:table-cell table:style-name="ce33" table:formula="of:=IF(ISBLANK([$Result.A908]);&quot;&quot;; [$Result.A908])">
            <text:p/>
          </table:table-cell>
          <table:table-cell table:style-name="ce34" table:formula="of:=IF(ISBLANK([$Result.B908]);&quot;&quot;; [$Result.B908])">
            <text:p/>
          </table:table-cell>
          <table:table-cell table:content-validation-name="val1"/>
          <table:table-cell/>
        </table:table-row>
        <table:table-row table:style-name="ro6">
          <table:table-cell table:style-name="ce33" table:formula="of:=IF(ISBLANK([$Result.A909]);&quot;&quot;; [$Result.A909])">
            <text:p/>
          </table:table-cell>
          <table:table-cell table:style-name="ce34" table:formula="of:=IF(ISBLANK([$Result.B909]);&quot;&quot;; [$Result.B909])">
            <text:p/>
          </table:table-cell>
          <table:table-cell table:content-validation-name="val1"/>
          <table:table-cell/>
        </table:table-row>
        <table:table-row table:style-name="ro6">
          <table:table-cell table:style-name="ce33" table:formula="of:=IF(ISBLANK([$Result.A910]);&quot;&quot;; [$Result.A910])">
            <text:p/>
          </table:table-cell>
          <table:table-cell table:style-name="ce34" table:formula="of:=IF(ISBLANK([$Result.B910]);&quot;&quot;; [$Result.B910])">
            <text:p/>
          </table:table-cell>
          <table:table-cell table:content-validation-name="val1"/>
          <table:table-cell/>
        </table:table-row>
        <table:table-row table:style-name="ro6">
          <table:table-cell table:style-name="ce33" table:formula="of:=IF(ISBLANK([$Result.A911]);&quot;&quot;; [$Result.A911])">
            <text:p/>
          </table:table-cell>
          <table:table-cell table:style-name="ce34" table:formula="of:=IF(ISBLANK([$Result.B911]);&quot;&quot;; [$Result.B911])">
            <text:p/>
          </table:table-cell>
          <table:table-cell table:content-validation-name="val1"/>
          <table:table-cell/>
        </table:table-row>
        <table:table-row table:style-name="ro6">
          <table:table-cell table:style-name="ce33" table:formula="of:=IF(ISBLANK([$Result.A912]);&quot;&quot;; [$Result.A912])">
            <text:p/>
          </table:table-cell>
          <table:table-cell table:style-name="ce34" table:formula="of:=IF(ISBLANK([$Result.B912]);&quot;&quot;; [$Result.B912])">
            <text:p/>
          </table:table-cell>
          <table:table-cell table:content-validation-name="val1"/>
          <table:table-cell/>
        </table:table-row>
        <table:table-row table:style-name="ro6">
          <table:table-cell table:style-name="ce33" table:formula="of:=IF(ISBLANK([$Result.A913]);&quot;&quot;; [$Result.A913])">
            <text:p/>
          </table:table-cell>
          <table:table-cell table:style-name="ce34" table:formula="of:=IF(ISBLANK([$Result.B913]);&quot;&quot;; [$Result.B913])">
            <text:p/>
          </table:table-cell>
          <table:table-cell table:content-validation-name="val1"/>
          <table:table-cell/>
        </table:table-row>
        <table:table-row table:style-name="ro6">
          <table:table-cell table:style-name="ce33" table:formula="of:=IF(ISBLANK([$Result.A914]);&quot;&quot;; [$Result.A914])">
            <text:p/>
          </table:table-cell>
          <table:table-cell table:style-name="ce34" table:formula="of:=IF(ISBLANK([$Result.B914]);&quot;&quot;; [$Result.B914])">
            <text:p/>
          </table:table-cell>
          <table:table-cell table:content-validation-name="val1"/>
          <table:table-cell/>
        </table:table-row>
        <table:table-row table:style-name="ro6">
          <table:table-cell table:style-name="ce33" table:formula="of:=IF(ISBLANK([$Result.A915]);&quot;&quot;; [$Result.A915])">
            <text:p/>
          </table:table-cell>
          <table:table-cell table:style-name="ce34" table:formula="of:=IF(ISBLANK([$Result.B915]);&quot;&quot;; [$Result.B915])">
            <text:p/>
          </table:table-cell>
          <table:table-cell table:content-validation-name="val1"/>
          <table:table-cell/>
        </table:table-row>
        <table:table-row table:style-name="ro6">
          <table:table-cell table:style-name="ce33" table:formula="of:=IF(ISBLANK([$Result.A916]);&quot;&quot;; [$Result.A916])">
            <text:p/>
          </table:table-cell>
          <table:table-cell table:style-name="ce34" table:formula="of:=IF(ISBLANK([$Result.B916]);&quot;&quot;; [$Result.B916])">
            <text:p/>
          </table:table-cell>
          <table:table-cell table:content-validation-name="val1"/>
          <table:table-cell/>
        </table:table-row>
        <table:table-row table:style-name="ro6">
          <table:table-cell table:style-name="ce33" table:formula="of:=IF(ISBLANK([$Result.A917]);&quot;&quot;; [$Result.A917])">
            <text:p/>
          </table:table-cell>
          <table:table-cell table:style-name="ce34" table:formula="of:=IF(ISBLANK([$Result.B917]);&quot;&quot;; [$Result.B917])">
            <text:p/>
          </table:table-cell>
          <table:table-cell table:content-validation-name="val1"/>
          <table:table-cell/>
        </table:table-row>
        <table:table-row table:style-name="ro6">
          <table:table-cell table:style-name="ce33" table:formula="of:=IF(ISBLANK([$Result.A918]);&quot;&quot;; [$Result.A918])">
            <text:p/>
          </table:table-cell>
          <table:table-cell table:style-name="ce34" table:formula="of:=IF(ISBLANK([$Result.B918]);&quot;&quot;; [$Result.B918])">
            <text:p/>
          </table:table-cell>
          <table:table-cell table:content-validation-name="val1"/>
          <table:table-cell/>
        </table:table-row>
        <table:table-row table:style-name="ro6">
          <table:table-cell table:style-name="ce33" table:formula="of:=IF(ISBLANK([$Result.A919]);&quot;&quot;; [$Result.A919])">
            <text:p/>
          </table:table-cell>
          <table:table-cell table:style-name="ce34" table:formula="of:=IF(ISBLANK([$Result.B919]);&quot;&quot;; [$Result.B919])">
            <text:p/>
          </table:table-cell>
          <table:table-cell table:content-validation-name="val1"/>
          <table:table-cell/>
        </table:table-row>
        <table:table-row table:style-name="ro6">
          <table:table-cell table:style-name="ce33" table:formula="of:=IF(ISBLANK([$Result.A920]);&quot;&quot;; [$Result.A920])">
            <text:p/>
          </table:table-cell>
          <table:table-cell table:style-name="ce34" table:formula="of:=IF(ISBLANK([$Result.B920]);&quot;&quot;; [$Result.B920])">
            <text:p/>
          </table:table-cell>
          <table:table-cell table:content-validation-name="val1"/>
          <table:table-cell/>
        </table:table-row>
        <table:table-row table:style-name="ro6">
          <table:table-cell table:style-name="ce33" table:formula="of:=IF(ISBLANK([$Result.A921]);&quot;&quot;; [$Result.A921])">
            <text:p/>
          </table:table-cell>
          <table:table-cell table:style-name="ce34" table:formula="of:=IF(ISBLANK([$Result.B921]);&quot;&quot;; [$Result.B921])">
            <text:p/>
          </table:table-cell>
          <table:table-cell table:content-validation-name="val1"/>
          <table:table-cell/>
        </table:table-row>
        <table:table-row table:style-name="ro6">
          <table:table-cell table:style-name="ce33" table:formula="of:=IF(ISBLANK([$Result.A922]);&quot;&quot;; [$Result.A922])">
            <text:p/>
          </table:table-cell>
          <table:table-cell table:style-name="ce34" table:formula="of:=IF(ISBLANK([$Result.B922]);&quot;&quot;; [$Result.B922])">
            <text:p/>
          </table:table-cell>
          <table:table-cell table:content-validation-name="val1"/>
          <table:table-cell/>
        </table:table-row>
        <table:table-row table:style-name="ro6">
          <table:table-cell table:style-name="ce33" table:formula="of:=IF(ISBLANK([$Result.A923]);&quot;&quot;; [$Result.A923])">
            <text:p/>
          </table:table-cell>
          <table:table-cell table:style-name="ce34" table:formula="of:=IF(ISBLANK([$Result.B923]);&quot;&quot;; [$Result.B923])">
            <text:p/>
          </table:table-cell>
          <table:table-cell table:content-validation-name="val1"/>
          <table:table-cell/>
        </table:table-row>
        <table:table-row table:style-name="ro6">
          <table:table-cell table:style-name="ce33" table:formula="of:=IF(ISBLANK([$Result.A924]);&quot;&quot;; [$Result.A924])">
            <text:p/>
          </table:table-cell>
          <table:table-cell table:style-name="ce34" table:formula="of:=IF(ISBLANK([$Result.B924]);&quot;&quot;; [$Result.B924])">
            <text:p/>
          </table:table-cell>
          <table:table-cell table:content-validation-name="val1"/>
          <table:table-cell/>
        </table:table-row>
        <table:table-row table:style-name="ro6">
          <table:table-cell table:style-name="ce33" table:formula="of:=IF(ISBLANK([$Result.A925]);&quot;&quot;; [$Result.A925])">
            <text:p/>
          </table:table-cell>
          <table:table-cell table:style-name="ce34" table:formula="of:=IF(ISBLANK([$Result.B925]);&quot;&quot;; [$Result.B925])">
            <text:p/>
          </table:table-cell>
          <table:table-cell table:content-validation-name="val1"/>
          <table:table-cell/>
        </table:table-row>
        <table:table-row table:style-name="ro6">
          <table:table-cell table:style-name="ce33" table:formula="of:=IF(ISBLANK([$Result.A926]);&quot;&quot;; [$Result.A926])">
            <text:p/>
          </table:table-cell>
          <table:table-cell table:style-name="ce34" table:formula="of:=IF(ISBLANK([$Result.B926]);&quot;&quot;; [$Result.B926])">
            <text:p/>
          </table:table-cell>
          <table:table-cell table:content-validation-name="val1"/>
          <table:table-cell/>
        </table:table-row>
        <table:table-row table:style-name="ro6">
          <table:table-cell table:style-name="ce33" table:formula="of:=IF(ISBLANK([$Result.A927]);&quot;&quot;; [$Result.A927])">
            <text:p/>
          </table:table-cell>
          <table:table-cell table:style-name="ce34" table:formula="of:=IF(ISBLANK([$Result.B927]);&quot;&quot;; [$Result.B927])">
            <text:p/>
          </table:table-cell>
          <table:table-cell table:content-validation-name="val1"/>
          <table:table-cell/>
        </table:table-row>
        <table:table-row table:style-name="ro6">
          <table:table-cell table:style-name="ce33" table:formula="of:=IF(ISBLANK([$Result.A928]);&quot;&quot;; [$Result.A928])">
            <text:p/>
          </table:table-cell>
          <table:table-cell table:style-name="ce34" table:formula="of:=IF(ISBLANK([$Result.B928]);&quot;&quot;; [$Result.B928])">
            <text:p/>
          </table:table-cell>
          <table:table-cell table:content-validation-name="val1"/>
          <table:table-cell/>
        </table:table-row>
        <table:table-row table:style-name="ro6">
          <table:table-cell table:style-name="ce33" table:formula="of:=IF(ISBLANK([$Result.A929]);&quot;&quot;; [$Result.A929])">
            <text:p/>
          </table:table-cell>
          <table:table-cell table:style-name="ce34" table:formula="of:=IF(ISBLANK([$Result.B929]);&quot;&quot;; [$Result.B929])">
            <text:p/>
          </table:table-cell>
          <table:table-cell table:content-validation-name="val1"/>
          <table:table-cell/>
        </table:table-row>
        <table:table-row table:style-name="ro6">
          <table:table-cell table:style-name="ce33" table:formula="of:=IF(ISBLANK([$Result.A930]);&quot;&quot;; [$Result.A930])">
            <text:p/>
          </table:table-cell>
          <table:table-cell table:style-name="ce34" table:formula="of:=IF(ISBLANK([$Result.B930]);&quot;&quot;; [$Result.B930])">
            <text:p/>
          </table:table-cell>
          <table:table-cell table:content-validation-name="val1"/>
          <table:table-cell/>
        </table:table-row>
        <table:table-row table:style-name="ro6">
          <table:table-cell table:style-name="ce33" table:formula="of:=IF(ISBLANK([$Result.A931]);&quot;&quot;; [$Result.A931])">
            <text:p/>
          </table:table-cell>
          <table:table-cell table:style-name="ce34" table:formula="of:=IF(ISBLANK([$Result.B931]);&quot;&quot;; [$Result.B931])">
            <text:p/>
          </table:table-cell>
          <table:table-cell table:content-validation-name="val1"/>
          <table:table-cell/>
        </table:table-row>
        <table:table-row table:style-name="ro6">
          <table:table-cell table:style-name="ce33" table:formula="of:=IF(ISBLANK([$Result.A932]);&quot;&quot;; [$Result.A932])">
            <text:p/>
          </table:table-cell>
          <table:table-cell table:style-name="ce34" table:formula="of:=IF(ISBLANK([$Result.B932]);&quot;&quot;; [$Result.B932])">
            <text:p/>
          </table:table-cell>
          <table:table-cell table:content-validation-name="val1"/>
          <table:table-cell/>
        </table:table-row>
        <table:table-row table:style-name="ro6">
          <table:table-cell table:style-name="ce33" table:formula="of:=IF(ISBLANK([$Result.A933]);&quot;&quot;; [$Result.A933])">
            <text:p/>
          </table:table-cell>
          <table:table-cell table:style-name="ce34" table:formula="of:=IF(ISBLANK([$Result.B933]);&quot;&quot;; [$Result.B933])">
            <text:p/>
          </table:table-cell>
          <table:table-cell table:content-validation-name="val1"/>
          <table:table-cell/>
        </table:table-row>
        <table:table-row table:style-name="ro6">
          <table:table-cell table:style-name="ce33" table:formula="of:=IF(ISBLANK([$Result.A934]);&quot;&quot;; [$Result.A934])">
            <text:p/>
          </table:table-cell>
          <table:table-cell table:style-name="ce34" table:formula="of:=IF(ISBLANK([$Result.B934]);&quot;&quot;; [$Result.B934])">
            <text:p/>
          </table:table-cell>
          <table:table-cell table:content-validation-name="val1"/>
          <table:table-cell/>
        </table:table-row>
        <table:table-row table:style-name="ro6">
          <table:table-cell table:style-name="ce33" table:formula="of:=IF(ISBLANK([$Result.A935]);&quot;&quot;; [$Result.A935])">
            <text:p/>
          </table:table-cell>
          <table:table-cell table:style-name="ce34" table:formula="of:=IF(ISBLANK([$Result.B935]);&quot;&quot;; [$Result.B935])">
            <text:p/>
          </table:table-cell>
          <table:table-cell table:content-validation-name="val1"/>
          <table:table-cell/>
        </table:table-row>
        <table:table-row table:style-name="ro6">
          <table:table-cell table:style-name="ce33" table:formula="of:=IF(ISBLANK([$Result.A936]);&quot;&quot;; [$Result.A936])">
            <text:p/>
          </table:table-cell>
          <table:table-cell table:style-name="ce34" table:formula="of:=IF(ISBLANK([$Result.B936]);&quot;&quot;; [$Result.B936])">
            <text:p/>
          </table:table-cell>
          <table:table-cell table:content-validation-name="val1"/>
          <table:table-cell/>
        </table:table-row>
        <table:table-row table:style-name="ro6">
          <table:table-cell table:style-name="ce33" table:formula="of:=IF(ISBLANK([$Result.A937]);&quot;&quot;; [$Result.A937])">
            <text:p/>
          </table:table-cell>
          <table:table-cell table:style-name="ce34" table:formula="of:=IF(ISBLANK([$Result.B937]);&quot;&quot;; [$Result.B937])">
            <text:p/>
          </table:table-cell>
          <table:table-cell table:content-validation-name="val1"/>
          <table:table-cell/>
        </table:table-row>
        <table:table-row table:style-name="ro6">
          <table:table-cell table:style-name="ce33" table:formula="of:=IF(ISBLANK([$Result.A938]);&quot;&quot;; [$Result.A938])">
            <text:p/>
          </table:table-cell>
          <table:table-cell table:style-name="ce34" table:formula="of:=IF(ISBLANK([$Result.B938]);&quot;&quot;; [$Result.B938])">
            <text:p/>
          </table:table-cell>
          <table:table-cell table:content-validation-name="val1"/>
          <table:table-cell/>
        </table:table-row>
        <table:table-row table:style-name="ro6">
          <table:table-cell table:style-name="ce33" table:formula="of:=IF(ISBLANK([$Result.A939]);&quot;&quot;; [$Result.A939])">
            <text:p/>
          </table:table-cell>
          <table:table-cell table:style-name="ce34" table:formula="of:=IF(ISBLANK([$Result.B939]);&quot;&quot;; [$Result.B939])">
            <text:p/>
          </table:table-cell>
          <table:table-cell table:content-validation-name="val1"/>
          <table:table-cell/>
        </table:table-row>
        <table:table-row table:style-name="ro6">
          <table:table-cell table:style-name="ce33" table:formula="of:=IF(ISBLANK([$Result.A940]);&quot;&quot;; [$Result.A940])">
            <text:p/>
          </table:table-cell>
          <table:table-cell table:style-name="ce34" table:formula="of:=IF(ISBLANK([$Result.B940]);&quot;&quot;; [$Result.B940])">
            <text:p/>
          </table:table-cell>
          <table:table-cell table:content-validation-name="val1"/>
          <table:table-cell/>
        </table:table-row>
        <table:table-row table:style-name="ro6">
          <table:table-cell table:style-name="ce33" table:formula="of:=IF(ISBLANK([$Result.A941]);&quot;&quot;; [$Result.A941])">
            <text:p/>
          </table:table-cell>
          <table:table-cell table:style-name="ce34" table:formula="of:=IF(ISBLANK([$Result.B941]);&quot;&quot;; [$Result.B941])">
            <text:p/>
          </table:table-cell>
          <table:table-cell table:content-validation-name="val1"/>
          <table:table-cell/>
        </table:table-row>
        <table:table-row table:style-name="ro6">
          <table:table-cell table:style-name="ce33" table:formula="of:=IF(ISBLANK([$Result.A942]);&quot;&quot;; [$Result.A942])">
            <text:p/>
          </table:table-cell>
          <table:table-cell table:style-name="ce34" table:formula="of:=IF(ISBLANK([$Result.B942]);&quot;&quot;; [$Result.B942])">
            <text:p/>
          </table:table-cell>
          <table:table-cell table:content-validation-name="val1"/>
          <table:table-cell/>
        </table:table-row>
        <table:table-row table:style-name="ro6">
          <table:table-cell table:style-name="ce33" table:formula="of:=IF(ISBLANK([$Result.A943]);&quot;&quot;; [$Result.A943])">
            <text:p/>
          </table:table-cell>
          <table:table-cell table:style-name="ce34" table:formula="of:=IF(ISBLANK([$Result.B943]);&quot;&quot;; [$Result.B943])">
            <text:p/>
          </table:table-cell>
          <table:table-cell table:content-validation-name="val1"/>
          <table:table-cell/>
        </table:table-row>
        <table:table-row table:style-name="ro6">
          <table:table-cell table:style-name="ce33" table:formula="of:=IF(ISBLANK([$Result.A944]);&quot;&quot;; [$Result.A944])">
            <text:p/>
          </table:table-cell>
          <table:table-cell table:style-name="ce34" table:formula="of:=IF(ISBLANK([$Result.B944]);&quot;&quot;; [$Result.B944])">
            <text:p/>
          </table:table-cell>
          <table:table-cell table:content-validation-name="val1"/>
          <table:table-cell/>
        </table:table-row>
        <table:table-row table:style-name="ro6">
          <table:table-cell table:style-name="ce33" table:formula="of:=IF(ISBLANK([$Result.A945]);&quot;&quot;; [$Result.A945])">
            <text:p/>
          </table:table-cell>
          <table:table-cell table:style-name="ce34" table:formula="of:=IF(ISBLANK([$Result.B945]);&quot;&quot;; [$Result.B945])">
            <text:p/>
          </table:table-cell>
          <table:table-cell table:content-validation-name="val1"/>
          <table:table-cell/>
        </table:table-row>
        <table:table-row table:style-name="ro6">
          <table:table-cell table:style-name="ce33" table:formula="of:=IF(ISBLANK([$Result.A946]);&quot;&quot;; [$Result.A946])">
            <text:p/>
          </table:table-cell>
          <table:table-cell table:style-name="ce34" table:formula="of:=IF(ISBLANK([$Result.B946]);&quot;&quot;; [$Result.B946])">
            <text:p/>
          </table:table-cell>
          <table:table-cell table:content-validation-name="val1"/>
          <table:table-cell/>
        </table:table-row>
        <table:table-row table:style-name="ro6">
          <table:table-cell table:style-name="ce33" table:formula="of:=IF(ISBLANK([$Result.A947]);&quot;&quot;; [$Result.A947])">
            <text:p/>
          </table:table-cell>
          <table:table-cell table:style-name="ce34" table:formula="of:=IF(ISBLANK([$Result.B947]);&quot;&quot;; [$Result.B947])">
            <text:p/>
          </table:table-cell>
          <table:table-cell table:content-validation-name="val1"/>
          <table:table-cell/>
        </table:table-row>
        <table:table-row table:style-name="ro6">
          <table:table-cell table:style-name="ce33" table:formula="of:=IF(ISBLANK([$Result.A948]);&quot;&quot;; [$Result.A948])">
            <text:p/>
          </table:table-cell>
          <table:table-cell table:style-name="ce34" table:formula="of:=IF(ISBLANK([$Result.B948]);&quot;&quot;; [$Result.B948])">
            <text:p/>
          </table:table-cell>
          <table:table-cell table:content-validation-name="val1"/>
          <table:table-cell/>
        </table:table-row>
        <table:table-row table:style-name="ro6">
          <table:table-cell table:style-name="ce33" table:formula="of:=IF(ISBLANK([$Result.A949]);&quot;&quot;; [$Result.A949])">
            <text:p/>
          </table:table-cell>
          <table:table-cell table:style-name="ce34" table:formula="of:=IF(ISBLANK([$Result.B949]);&quot;&quot;; [$Result.B949])">
            <text:p/>
          </table:table-cell>
          <table:table-cell table:content-validation-name="val1"/>
          <table:table-cell/>
        </table:table-row>
        <table:table-row table:style-name="ro6">
          <table:table-cell table:style-name="ce33" table:formula="of:=IF(ISBLANK([$Result.A950]);&quot;&quot;; [$Result.A950])">
            <text:p/>
          </table:table-cell>
          <table:table-cell table:style-name="ce34" table:formula="of:=IF(ISBLANK([$Result.B950]);&quot;&quot;; [$Result.B950])">
            <text:p/>
          </table:table-cell>
          <table:table-cell table:content-validation-name="val1"/>
          <table:table-cell/>
        </table:table-row>
        <table:table-row table:style-name="ro6">
          <table:table-cell table:style-name="ce33" table:formula="of:=IF(ISBLANK([$Result.A951]);&quot;&quot;; [$Result.A951])">
            <text:p/>
          </table:table-cell>
          <table:table-cell table:style-name="ce34" table:formula="of:=IF(ISBLANK([$Result.B951]);&quot;&quot;; [$Result.B951])">
            <text:p/>
          </table:table-cell>
          <table:table-cell table:content-validation-name="val1"/>
          <table:table-cell/>
        </table:table-row>
        <table:table-row table:style-name="ro6">
          <table:table-cell table:style-name="ce33" table:formula="of:=IF(ISBLANK([$Result.A952]);&quot;&quot;; [$Result.A952])">
            <text:p/>
          </table:table-cell>
          <table:table-cell table:style-name="ce34" table:formula="of:=IF(ISBLANK([$Result.B952]);&quot;&quot;; [$Result.B952])">
            <text:p/>
          </table:table-cell>
          <table:table-cell table:content-validation-name="val1"/>
          <table:table-cell/>
        </table:table-row>
        <table:table-row table:style-name="ro6">
          <table:table-cell table:style-name="ce33" table:formula="of:=IF(ISBLANK([$Result.A953]);&quot;&quot;; [$Result.A953])">
            <text:p/>
          </table:table-cell>
          <table:table-cell table:style-name="ce34" table:formula="of:=IF(ISBLANK([$Result.B953]);&quot;&quot;; [$Result.B953])">
            <text:p/>
          </table:table-cell>
          <table:table-cell table:content-validation-name="val1"/>
          <table:table-cell/>
        </table:table-row>
        <table:table-row table:style-name="ro6">
          <table:table-cell table:style-name="ce33" table:formula="of:=IF(ISBLANK([$Result.A954]);&quot;&quot;; [$Result.A954])">
            <text:p/>
          </table:table-cell>
          <table:table-cell table:style-name="ce34" table:formula="of:=IF(ISBLANK([$Result.B954]);&quot;&quot;; [$Result.B954])">
            <text:p/>
          </table:table-cell>
          <table:table-cell table:content-validation-name="val1"/>
          <table:table-cell/>
        </table:table-row>
        <table:table-row table:style-name="ro6">
          <table:table-cell table:style-name="ce33" table:formula="of:=IF(ISBLANK([$Result.A955]);&quot;&quot;; [$Result.A955])">
            <text:p/>
          </table:table-cell>
          <table:table-cell table:style-name="ce34" table:formula="of:=IF(ISBLANK([$Result.B955]);&quot;&quot;; [$Result.B955])">
            <text:p/>
          </table:table-cell>
          <table:table-cell table:content-validation-name="val1"/>
          <table:table-cell/>
        </table:table-row>
        <table:table-row table:style-name="ro6">
          <table:table-cell table:style-name="ce33" table:formula="of:=IF(ISBLANK([$Result.A956]);&quot;&quot;; [$Result.A956])">
            <text:p/>
          </table:table-cell>
          <table:table-cell table:style-name="ce34" table:formula="of:=IF(ISBLANK([$Result.B956]);&quot;&quot;; [$Result.B956])">
            <text:p/>
          </table:table-cell>
          <table:table-cell table:content-validation-name="val1"/>
          <table:table-cell/>
        </table:table-row>
        <table:table-row table:style-name="ro6">
          <table:table-cell table:style-name="ce33" table:formula="of:=IF(ISBLANK([$Result.A957]);&quot;&quot;; [$Result.A957])">
            <text:p/>
          </table:table-cell>
          <table:table-cell table:style-name="ce34" table:formula="of:=IF(ISBLANK([$Result.B957]);&quot;&quot;; [$Result.B957])">
            <text:p/>
          </table:table-cell>
          <table:table-cell table:content-validation-name="val1"/>
          <table:table-cell/>
        </table:table-row>
        <table:table-row table:style-name="ro6">
          <table:table-cell table:style-name="ce33" table:formula="of:=IF(ISBLANK([$Result.A958]);&quot;&quot;; [$Result.A958])">
            <text:p/>
          </table:table-cell>
          <table:table-cell table:style-name="ce34" table:formula="of:=IF(ISBLANK([$Result.B958]);&quot;&quot;; [$Result.B958])">
            <text:p/>
          </table:table-cell>
          <table:table-cell table:content-validation-name="val1"/>
          <table:table-cell/>
        </table:table-row>
        <table:table-row table:style-name="ro6">
          <table:table-cell table:style-name="ce33" table:formula="of:=IF(ISBLANK([$Result.A959]);&quot;&quot;; [$Result.A959])">
            <text:p/>
          </table:table-cell>
          <table:table-cell table:style-name="ce34" table:formula="of:=IF(ISBLANK([$Result.B959]);&quot;&quot;; [$Result.B959])">
            <text:p/>
          </table:table-cell>
          <table:table-cell table:content-validation-name="val1"/>
          <table:table-cell/>
        </table:table-row>
        <table:table-row table:style-name="ro6">
          <table:table-cell table:style-name="ce33" table:formula="of:=IF(ISBLANK([$Result.A960]);&quot;&quot;; [$Result.A960])">
            <text:p/>
          </table:table-cell>
          <table:table-cell table:style-name="ce34" table:formula="of:=IF(ISBLANK([$Result.B960]);&quot;&quot;; [$Result.B960])">
            <text:p/>
          </table:table-cell>
          <table:table-cell table:content-validation-name="val1"/>
          <table:table-cell/>
        </table:table-row>
        <table:table-row table:style-name="ro6">
          <table:table-cell table:style-name="ce33" table:formula="of:=IF(ISBLANK([$Result.A961]);&quot;&quot;; [$Result.A961])">
            <text:p/>
          </table:table-cell>
          <table:table-cell table:style-name="ce34" table:formula="of:=IF(ISBLANK([$Result.B961]);&quot;&quot;; [$Result.B961])">
            <text:p/>
          </table:table-cell>
          <table:table-cell table:content-validation-name="val1"/>
          <table:table-cell/>
        </table:table-row>
        <table:table-row table:style-name="ro6">
          <table:table-cell table:style-name="ce33" table:formula="of:=IF(ISBLANK([$Result.A962]);&quot;&quot;; [$Result.A962])">
            <text:p/>
          </table:table-cell>
          <table:table-cell table:style-name="ce34" table:formula="of:=IF(ISBLANK([$Result.B962]);&quot;&quot;; [$Result.B962])">
            <text:p/>
          </table:table-cell>
          <table:table-cell table:content-validation-name="val1"/>
          <table:table-cell/>
        </table:table-row>
        <table:table-row table:style-name="ro6">
          <table:table-cell table:style-name="ce33" table:formula="of:=IF(ISBLANK([$Result.A963]);&quot;&quot;; [$Result.A963])">
            <text:p/>
          </table:table-cell>
          <table:table-cell table:style-name="ce34" table:formula="of:=IF(ISBLANK([$Result.B963]);&quot;&quot;; [$Result.B963])">
            <text:p/>
          </table:table-cell>
          <table:table-cell table:content-validation-name="val1"/>
          <table:table-cell/>
        </table:table-row>
        <table:table-row table:style-name="ro6">
          <table:table-cell table:style-name="ce33" table:formula="of:=IF(ISBLANK([$Result.A964]);&quot;&quot;; [$Result.A964])">
            <text:p/>
          </table:table-cell>
          <table:table-cell table:style-name="ce34" table:formula="of:=IF(ISBLANK([$Result.B964]);&quot;&quot;; [$Result.B964])">
            <text:p/>
          </table:table-cell>
          <table:table-cell table:content-validation-name="val1"/>
          <table:table-cell/>
        </table:table-row>
        <table:table-row table:style-name="ro6">
          <table:table-cell table:style-name="ce33" table:formula="of:=IF(ISBLANK([$Result.A965]);&quot;&quot;; [$Result.A965])">
            <text:p/>
          </table:table-cell>
          <table:table-cell table:style-name="ce34" table:formula="of:=IF(ISBLANK([$Result.B965]);&quot;&quot;; [$Result.B965])">
            <text:p/>
          </table:table-cell>
          <table:table-cell table:content-validation-name="val1"/>
          <table:table-cell/>
        </table:table-row>
        <table:table-row table:style-name="ro6">
          <table:table-cell table:style-name="ce33" table:formula="of:=IF(ISBLANK([$Result.A966]);&quot;&quot;; [$Result.A966])">
            <text:p/>
          </table:table-cell>
          <table:table-cell table:style-name="ce34" table:formula="of:=IF(ISBLANK([$Result.B966]);&quot;&quot;; [$Result.B966])">
            <text:p/>
          </table:table-cell>
          <table:table-cell table:content-validation-name="val1"/>
          <table:table-cell/>
        </table:table-row>
        <table:table-row table:style-name="ro6">
          <table:table-cell table:style-name="ce33" table:formula="of:=IF(ISBLANK([$Result.A967]);&quot;&quot;; [$Result.A967])">
            <text:p/>
          </table:table-cell>
          <table:table-cell table:style-name="ce34" table:formula="of:=IF(ISBLANK([$Result.B967]);&quot;&quot;; [$Result.B967])">
            <text:p/>
          </table:table-cell>
          <table:table-cell table:content-validation-name="val1"/>
          <table:table-cell/>
        </table:table-row>
        <table:table-row table:style-name="ro6">
          <table:table-cell table:style-name="ce33" table:formula="of:=IF(ISBLANK([$Result.A968]);&quot;&quot;; [$Result.A968])">
            <text:p/>
          </table:table-cell>
          <table:table-cell table:style-name="ce34" table:formula="of:=IF(ISBLANK([$Result.B968]);&quot;&quot;; [$Result.B968])">
            <text:p/>
          </table:table-cell>
          <table:table-cell table:content-validation-name="val1"/>
          <table:table-cell/>
        </table:table-row>
        <table:table-row table:style-name="ro6">
          <table:table-cell table:style-name="ce33" table:formula="of:=IF(ISBLANK([$Result.A969]);&quot;&quot;; [$Result.A969])">
            <text:p/>
          </table:table-cell>
          <table:table-cell table:style-name="ce34" table:formula="of:=IF(ISBLANK([$Result.B969]);&quot;&quot;; [$Result.B969])">
            <text:p/>
          </table:table-cell>
          <table:table-cell table:content-validation-name="val1"/>
          <table:table-cell/>
        </table:table-row>
        <table:table-row table:style-name="ro6">
          <table:table-cell table:style-name="ce33" table:formula="of:=IF(ISBLANK([$Result.A970]);&quot;&quot;; [$Result.A970])">
            <text:p/>
          </table:table-cell>
          <table:table-cell table:style-name="ce34" table:formula="of:=IF(ISBLANK([$Result.B970]);&quot;&quot;; [$Result.B970])">
            <text:p/>
          </table:table-cell>
          <table:table-cell table:content-validation-name="val1"/>
          <table:table-cell/>
        </table:table-row>
        <table:table-row table:style-name="ro6">
          <table:table-cell table:style-name="ce33" table:formula="of:=IF(ISBLANK([$Result.A971]);&quot;&quot;; [$Result.A971])">
            <text:p/>
          </table:table-cell>
          <table:table-cell table:style-name="ce34" table:formula="of:=IF(ISBLANK([$Result.B971]);&quot;&quot;; [$Result.B971])">
            <text:p/>
          </table:table-cell>
          <table:table-cell table:content-validation-name="val1"/>
          <table:table-cell/>
        </table:table-row>
        <table:table-row table:style-name="ro6">
          <table:table-cell table:style-name="ce33" table:formula="of:=IF(ISBLANK([$Result.A972]);&quot;&quot;; [$Result.A972])">
            <text:p/>
          </table:table-cell>
          <table:table-cell table:style-name="ce34" table:formula="of:=IF(ISBLANK([$Result.B972]);&quot;&quot;; [$Result.B972])">
            <text:p/>
          </table:table-cell>
          <table:table-cell table:content-validation-name="val1"/>
          <table:table-cell/>
        </table:table-row>
        <table:table-row table:style-name="ro6">
          <table:table-cell table:style-name="ce33" table:formula="of:=IF(ISBLANK([$Result.A973]);&quot;&quot;; [$Result.A973])">
            <text:p/>
          </table:table-cell>
          <table:table-cell table:style-name="ce34" table:formula="of:=IF(ISBLANK([$Result.B973]);&quot;&quot;; [$Result.B973])">
            <text:p/>
          </table:table-cell>
          <table:table-cell table:content-validation-name="val1"/>
          <table:table-cell/>
        </table:table-row>
        <table:table-row table:style-name="ro6">
          <table:table-cell table:style-name="ce33" table:formula="of:=IF(ISBLANK([$Result.A974]);&quot;&quot;; [$Result.A974])">
            <text:p/>
          </table:table-cell>
          <table:table-cell table:style-name="ce34" table:formula="of:=IF(ISBLANK([$Result.B974]);&quot;&quot;; [$Result.B974])">
            <text:p/>
          </table:table-cell>
          <table:table-cell table:content-validation-name="val1"/>
          <table:table-cell/>
        </table:table-row>
        <table:table-row table:style-name="ro6">
          <table:table-cell table:style-name="ce33" table:formula="of:=IF(ISBLANK([$Result.A975]);&quot;&quot;; [$Result.A975])">
            <text:p/>
          </table:table-cell>
          <table:table-cell table:style-name="ce34" table:formula="of:=IF(ISBLANK([$Result.B975]);&quot;&quot;; [$Result.B975])">
            <text:p/>
          </table:table-cell>
          <table:table-cell table:content-validation-name="val1"/>
          <table:table-cell/>
        </table:table-row>
        <table:table-row table:style-name="ro6">
          <table:table-cell table:style-name="ce33" table:formula="of:=IF(ISBLANK([$Result.A976]);&quot;&quot;; [$Result.A976])">
            <text:p/>
          </table:table-cell>
          <table:table-cell table:style-name="ce34" table:formula="of:=IF(ISBLANK([$Result.B976]);&quot;&quot;; [$Result.B976])">
            <text:p/>
          </table:table-cell>
          <table:table-cell table:content-validation-name="val1"/>
          <table:table-cell/>
        </table:table-row>
        <table:table-row table:style-name="ro6">
          <table:table-cell table:style-name="ce33" table:formula="of:=IF(ISBLANK([$Result.A977]);&quot;&quot;; [$Result.A977])">
            <text:p/>
          </table:table-cell>
          <table:table-cell table:style-name="ce34" table:formula="of:=IF(ISBLANK([$Result.B977]);&quot;&quot;; [$Result.B977])">
            <text:p/>
          </table:table-cell>
          <table:table-cell table:content-validation-name="val1"/>
          <table:table-cell/>
        </table:table-row>
        <table:table-row table:style-name="ro6">
          <table:table-cell table:style-name="ce33" table:formula="of:=IF(ISBLANK([$Result.A978]);&quot;&quot;; [$Result.A978])">
            <text:p/>
          </table:table-cell>
          <table:table-cell table:style-name="ce34" table:formula="of:=IF(ISBLANK([$Result.B978]);&quot;&quot;; [$Result.B978])">
            <text:p/>
          </table:table-cell>
          <table:table-cell table:content-validation-name="val1"/>
          <table:table-cell/>
        </table:table-row>
        <table:table-row table:style-name="ro6">
          <table:table-cell table:style-name="ce33" table:formula="of:=IF(ISBLANK([$Result.A979]);&quot;&quot;; [$Result.A979])">
            <text:p/>
          </table:table-cell>
          <table:table-cell table:style-name="ce34" table:formula="of:=IF(ISBLANK([$Result.B979]);&quot;&quot;; [$Result.B979])">
            <text:p/>
          </table:table-cell>
          <table:table-cell table:content-validation-name="val1"/>
          <table:table-cell/>
        </table:table-row>
        <table:table-row table:style-name="ro6">
          <table:table-cell table:style-name="ce33" table:formula="of:=IF(ISBLANK([$Result.A980]);&quot;&quot;; [$Result.A980])">
            <text:p/>
          </table:table-cell>
          <table:table-cell table:style-name="ce34" table:formula="of:=IF(ISBLANK([$Result.B980]);&quot;&quot;; [$Result.B980])">
            <text:p/>
          </table:table-cell>
          <table:table-cell table:content-validation-name="val1"/>
          <table:table-cell/>
        </table:table-row>
        <table:table-row table:style-name="ro6">
          <table:table-cell table:style-name="ce33" table:formula="of:=IF(ISBLANK([$Result.A981]);&quot;&quot;; [$Result.A981])">
            <text:p/>
          </table:table-cell>
          <table:table-cell table:style-name="ce34" table:formula="of:=IF(ISBLANK([$Result.B981]);&quot;&quot;; [$Result.B981])">
            <text:p/>
          </table:table-cell>
          <table:table-cell table:content-validation-name="val1"/>
          <table:table-cell/>
        </table:table-row>
        <table:table-row table:style-name="ro6">
          <table:table-cell table:style-name="ce33" table:formula="of:=IF(ISBLANK([$Result.A982]);&quot;&quot;; [$Result.A982])">
            <text:p/>
          </table:table-cell>
          <table:table-cell table:style-name="ce34" table:formula="of:=IF(ISBLANK([$Result.B982]);&quot;&quot;; [$Result.B982])">
            <text:p/>
          </table:table-cell>
          <table:table-cell table:content-validation-name="val1"/>
          <table:table-cell/>
        </table:table-row>
        <table:table-row table:style-name="ro6">
          <table:table-cell table:style-name="ce33" table:formula="of:=IF(ISBLANK([$Result.A983]);&quot;&quot;; [$Result.A983])">
            <text:p/>
          </table:table-cell>
          <table:table-cell table:style-name="ce34" table:formula="of:=IF(ISBLANK([$Result.B983]);&quot;&quot;; [$Result.B983])">
            <text:p/>
          </table:table-cell>
          <table:table-cell table:content-validation-name="val1"/>
          <table:table-cell/>
        </table:table-row>
        <table:table-row table:style-name="ro6">
          <table:table-cell table:style-name="ce33" table:formula="of:=IF(ISBLANK([$Result.A984]);&quot;&quot;; [$Result.A984])">
            <text:p/>
          </table:table-cell>
          <table:table-cell table:style-name="ce34" table:formula="of:=IF(ISBLANK([$Result.B984]);&quot;&quot;; [$Result.B984])">
            <text:p/>
          </table:table-cell>
          <table:table-cell table:content-validation-name="val1"/>
          <table:table-cell/>
        </table:table-row>
        <table:table-row table:style-name="ro6">
          <table:table-cell table:style-name="ce33" table:formula="of:=IF(ISBLANK([$Result.A985]);&quot;&quot;; [$Result.A985])">
            <text:p/>
          </table:table-cell>
          <table:table-cell table:style-name="ce34" table:formula="of:=IF(ISBLANK([$Result.B985]);&quot;&quot;; [$Result.B985])">
            <text:p/>
          </table:table-cell>
          <table:table-cell table:content-validation-name="val1"/>
          <table:table-cell/>
        </table:table-row>
        <table:table-row table:style-name="ro6">
          <table:table-cell table:style-name="ce33" table:formula="of:=IF(ISBLANK([$Result.A986]);&quot;&quot;; [$Result.A986])">
            <text:p/>
          </table:table-cell>
          <table:table-cell table:style-name="ce34" table:formula="of:=IF(ISBLANK([$Result.B986]);&quot;&quot;; [$Result.B986])">
            <text:p/>
          </table:table-cell>
          <table:table-cell table:content-validation-name="val1"/>
          <table:table-cell/>
        </table:table-row>
        <table:table-row table:style-name="ro6">
          <table:table-cell table:style-name="ce33" table:formula="of:=IF(ISBLANK([$Result.A987]);&quot;&quot;; [$Result.A987])">
            <text:p/>
          </table:table-cell>
          <table:table-cell table:style-name="ce34" table:formula="of:=IF(ISBLANK([$Result.B987]);&quot;&quot;; [$Result.B987])">
            <text:p/>
          </table:table-cell>
          <table:table-cell table:content-validation-name="val1"/>
          <table:table-cell/>
        </table:table-row>
        <table:table-row table:style-name="ro6">
          <table:table-cell table:style-name="ce33" table:formula="of:=IF(ISBLANK([$Result.A988]);&quot;&quot;; [$Result.A988])">
            <text:p/>
          </table:table-cell>
          <table:table-cell table:style-name="ce34" table:formula="of:=IF(ISBLANK([$Result.B988]);&quot;&quot;; [$Result.B988])">
            <text:p/>
          </table:table-cell>
          <table:table-cell table:content-validation-name="val1"/>
          <table:table-cell/>
        </table:table-row>
        <table:table-row table:style-name="ro6">
          <table:table-cell table:style-name="ce33" table:formula="of:=IF(ISBLANK([$Result.A989]);&quot;&quot;; [$Result.A989])">
            <text:p/>
          </table:table-cell>
          <table:table-cell table:style-name="ce34" table:formula="of:=IF(ISBLANK([$Result.B989]);&quot;&quot;; [$Result.B989])">
            <text:p/>
          </table:table-cell>
          <table:table-cell table:content-validation-name="val1"/>
          <table:table-cell/>
        </table:table-row>
        <table:table-row table:style-name="ro6">
          <table:table-cell table:style-name="ce33" table:formula="of:=IF(ISBLANK([$Result.A990]);&quot;&quot;; [$Result.A990])">
            <text:p/>
          </table:table-cell>
          <table:table-cell table:style-name="ce34" table:formula="of:=IF(ISBLANK([$Result.B990]);&quot;&quot;; [$Result.B990])">
            <text:p/>
          </table:table-cell>
          <table:table-cell table:content-validation-name="val1"/>
          <table:table-cell/>
        </table:table-row>
        <table:table-row table:style-name="ro6">
          <table:table-cell table:style-name="ce33" table:formula="of:=IF(ISBLANK([$Result.A991]);&quot;&quot;; [$Result.A991])">
            <text:p/>
          </table:table-cell>
          <table:table-cell table:style-name="ce34" table:formula="of:=IF(ISBLANK([$Result.B991]);&quot;&quot;; [$Result.B991])">
            <text:p/>
          </table:table-cell>
          <table:table-cell table:content-validation-name="val1"/>
          <table:table-cell/>
        </table:table-row>
        <table:table-row table:style-name="ro6">
          <table:table-cell table:style-name="ce33" table:formula="of:=IF(ISBLANK([$Result.A992]);&quot;&quot;; [$Result.A992])">
            <text:p/>
          </table:table-cell>
          <table:table-cell table:style-name="ce34" table:formula="of:=IF(ISBLANK([$Result.B992]);&quot;&quot;; [$Result.B992])">
            <text:p/>
          </table:table-cell>
          <table:table-cell table:content-validation-name="val1"/>
          <table:table-cell/>
        </table:table-row>
        <table:table-row table:style-name="ro6">
          <table:table-cell table:style-name="ce33" table:formula="of:=IF(ISBLANK([$Result.A993]);&quot;&quot;; [$Result.A993])">
            <text:p/>
          </table:table-cell>
          <table:table-cell table:style-name="ce34" table:formula="of:=IF(ISBLANK([$Result.B993]);&quot;&quot;; [$Result.B993])">
            <text:p/>
          </table:table-cell>
          <table:table-cell table:content-validation-name="val1"/>
          <table:table-cell/>
        </table:table-row>
        <table:table-row table:style-name="ro6">
          <table:table-cell table:style-name="ce33" table:formula="of:=IF(ISBLANK([$Result.A994]);&quot;&quot;; [$Result.A994])">
            <text:p/>
          </table:table-cell>
          <table:table-cell table:style-name="ce34" table:formula="of:=IF(ISBLANK([$Result.B994]);&quot;&quot;; [$Result.B994])">
            <text:p/>
          </table:table-cell>
          <table:table-cell table:content-validation-name="val1"/>
          <table:table-cell/>
        </table:table-row>
        <table:table-row table:style-name="ro6">
          <table:table-cell table:style-name="ce33" table:formula="of:=IF(ISBLANK([$Result.A995]);&quot;&quot;; [$Result.A995])">
            <text:p/>
          </table:table-cell>
          <table:table-cell table:style-name="ce34" table:formula="of:=IF(ISBLANK([$Result.B995]);&quot;&quot;; [$Result.B995])">
            <text:p/>
          </table:table-cell>
          <table:table-cell table:content-validation-name="val1"/>
          <table:table-cell/>
        </table:table-row>
        <table:table-row table:style-name="ro6">
          <table:table-cell table:style-name="ce33" table:formula="of:=IF(ISBLANK([$Result.A996]);&quot;&quot;; [$Result.A996])">
            <text:p/>
          </table:table-cell>
          <table:table-cell table:style-name="ce34" table:formula="of:=IF(ISBLANK([$Result.B996]);&quot;&quot;; [$Result.B996])">
            <text:p/>
          </table:table-cell>
          <table:table-cell table:content-validation-name="val1"/>
          <table:table-cell/>
        </table:table-row>
        <table:table-row table:style-name="ro6">
          <table:table-cell table:style-name="ce33" table:formula="of:=IF(ISBLANK([$Result.A997]);&quot;&quot;; [$Result.A997])">
            <text:p/>
          </table:table-cell>
          <table:table-cell table:style-name="ce34" table:formula="of:=IF(ISBLANK([$Result.B997]);&quot;&quot;; [$Result.B997])">
            <text:p/>
          </table:table-cell>
          <table:table-cell table:content-validation-name="val1"/>
          <table:table-cell/>
        </table:table-row>
        <table:table-row table:style-name="ro6">
          <table:table-cell table:style-name="ce33" table:formula="of:=IF(ISBLANK([$Result.A998]);&quot;&quot;; [$Result.A998])">
            <text:p/>
          </table:table-cell>
          <table:table-cell table:style-name="ce34" table:formula="of:=IF(ISBLANK([$Result.B998]);&quot;&quot;; [$Result.B998])">
            <text:p/>
          </table:table-cell>
          <table:table-cell table:content-validation-name="val1"/>
          <table:table-cell/>
        </table:table-row>
        <table:table-row table:style-name="ro6">
          <table:table-cell table:style-name="ce33" table:formula="of:=IF(ISBLANK([$Result.A999]);&quot;&quot;; [$Result.A999])">
            <text:p/>
          </table:table-cell>
          <table:table-cell table:style-name="ce34" table:formula="of:=IF(ISBLANK([$Result.B999]);&quot;&quot;; [$Result.B999])">
            <text:p/>
          </table:table-cell>
          <table:table-cell table:content-validation-name="val1"/>
          <table:table-cell/>
        </table:table-row>
        <table:table-row table:style-name="ro6" table:number-rows-repeated="1047576">
          <table:table-cell table:number-columns-repeated="2"/>
          <table:table-cell table:content-validation-name="val1"/>
          <table:table-cell/>
        </table:table-row>
        <table:table-row table:style-name="ro6">
          <table:table-cell table:number-columns-repeated="2"/>
          <table:table-cell table:content-validation-name="val1"/>
          <table:table-cell/>
        </table:table-row>
      </table:table>
      <table:table table:name="Paraphrase"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4" form:id="control4" form:label="NEX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ngeSheets.FromParaphraseToLocalRelevance?language=Basic&amp;location=document" xlink:type="simple"/>
              </office:event-listeners>
            </form:button>
          </form:form>
        </office:forms>
        <table:table-column table:style-name="co3" table:number-columns-repeated="2" table:default-cell-style-name="ce38"/>
        <table:table-column table:style-name="co2" table:default-cell-style-name="ce7"/>
        <table:table-column table:style-name="co4" table:default-cell-style-name="Default"/>
        <table:table-row table:style-name="ro6">
          <table:table-cell table:style-name="ce37" office:value-type="string" calcext:value-type="string">
            <text:p>Sentence1</text:p>
          </table:table-cell>
          <table:table-cell table:style-name="ce37" office:value-type="string" calcext:value-type="string">
            <text:p>Sentence2</text:p>
          </table:table-cell>
          <table:table-cell table:style-name="ce21" office:value-type="string" calcext:value-type="string">
            <text:p>Answer</text:p>
          </table:table-cell>
          <table:table-cell>
            <draw:control table:end-cell-address="Paraphrase.D1" table:end-x="34.59mm" table:end-y="4.51mm" draw:z-index="0" draw:style-name="gr1" draw:text-style-name="P1" svg:width="34.58mm" svg:height="4.51mm" svg:x="0mm" svg:y="0mm" draw:control="control4"/>
          </table:table-cell>
        </table:table-row>
        <table:table-row table:style-name="ro6">
          <table:table-cell table:style-name="ce33" table:formula="of:=IF(ISBLANK([$Result.A2]);&quot;&quot;; [$Result.A2])">
            <text:p/>
          </table:table-cell>
          <table:table-cell table:style-name="ce34" table:formula="of:=IF(ISBLANK([$Result.B2]);&quot;&quot;; [$Result.B2])">
            <text:p/>
          </table:table-cell>
          <table:table-cell table:content-validation-name="val1"/>
          <table:table-cell/>
        </table:table-row>
        <table:table-row table:style-name="ro6">
          <table:table-cell table:style-name="ce33" table:formula="of:=IF(ISBLANK([$Result.A3]);&quot;&quot;; [$Result.A3])">
            <text:p/>
          </table:table-cell>
          <table:table-cell table:style-name="ce34" table:formula="of:=IF(ISBLANK([$Result.B3]);&quot;&quot;; [$Result.B3])">
            <text:p/>
          </table:table-cell>
          <table:table-cell table:content-validation-name="val1"/>
          <table:table-cell/>
        </table:table-row>
        <table:table-row table:style-name="ro6">
          <table:table-cell table:style-name="ce33" table:formula="of:=IF(ISBLANK([$Result.A4]);&quot;&quot;; [$Result.A4])">
            <text:p/>
          </table:table-cell>
          <table:table-cell table:style-name="ce34" table:formula="of:=IF(ISBLANK([$Result.B4]);&quot;&quot;; [$Result.B4])">
            <text:p/>
          </table:table-cell>
          <table:table-cell table:content-validation-name="val1"/>
          <table:table-cell/>
        </table:table-row>
        <table:table-row table:style-name="ro6">
          <table:table-cell table:style-name="ce33" table:formula="of:=IF(ISBLANK([$Result.A5]);&quot;&quot;; [$Result.A5])">
            <text:p/>
          </table:table-cell>
          <table:table-cell table:style-name="ce34" table:formula="of:=IF(ISBLANK([$Result.B5]);&quot;&quot;; [$Result.B5])">
            <text:p/>
          </table:table-cell>
          <table:table-cell table:content-validation-name="val1"/>
          <table:table-cell/>
        </table:table-row>
        <table:table-row table:style-name="ro6">
          <table:table-cell table:style-name="ce33" table:formula="of:=IF(ISBLANK([$Result.A6]);&quot;&quot;; [$Result.A6])">
            <text:p/>
          </table:table-cell>
          <table:table-cell table:style-name="ce34" table:formula="of:=IF(ISBLANK([$Result.B6]);&quot;&quot;; [$Result.B6])">
            <text:p/>
          </table:table-cell>
          <table:table-cell table:content-validation-name="val1"/>
          <table:table-cell/>
        </table:table-row>
        <table:table-row table:style-name="ro6">
          <table:table-cell table:style-name="ce33" table:formula="of:=IF(ISBLANK([$Result.A7]);&quot;&quot;; [$Result.A7])">
            <text:p/>
          </table:table-cell>
          <table:table-cell table:style-name="ce34" table:formula="of:=IF(ISBLANK([$Result.B7]);&quot;&quot;; [$Result.B7])">
            <text:p/>
          </table:table-cell>
          <table:table-cell table:content-validation-name="val1"/>
          <table:table-cell/>
        </table:table-row>
        <table:table-row table:style-name="ro6">
          <table:table-cell table:style-name="ce33" table:formula="of:=IF(ISBLANK([$Result.A8]);&quot;&quot;; [$Result.A8])">
            <text:p/>
          </table:table-cell>
          <table:table-cell table:style-name="ce34" table:formula="of:=IF(ISBLANK([$Result.B8]);&quot;&quot;; [$Result.B8])">
            <text:p/>
          </table:table-cell>
          <table:table-cell table:content-validation-name="val1"/>
          <table:table-cell/>
        </table:table-row>
        <table:table-row table:style-name="ro6">
          <table:table-cell table:style-name="ce33" table:formula="of:=IF(ISBLANK([$Result.A9]);&quot;&quot;; [$Result.A9])">
            <text:p/>
          </table:table-cell>
          <table:table-cell table:style-name="ce34" table:formula="of:=IF(ISBLANK([$Result.B9]);&quot;&quot;; [$Result.B9])">
            <text:p/>
          </table:table-cell>
          <table:table-cell table:content-validation-name="val1"/>
          <table:table-cell/>
        </table:table-row>
        <table:table-row table:style-name="ro6">
          <table:table-cell table:style-name="ce33" table:formula="of:=IF(ISBLANK([$Result.A10]);&quot;&quot;; [$Result.A10])">
            <text:p/>
          </table:table-cell>
          <table:table-cell table:style-name="ce34" table:formula="of:=IF(ISBLANK([$Result.B10]);&quot;&quot;; [$Result.B10])">
            <text:p/>
          </table:table-cell>
          <table:table-cell table:content-validation-name="val1"/>
          <table:table-cell/>
        </table:table-row>
        <table:table-row table:style-name="ro6">
          <table:table-cell table:style-name="ce33" table:formula="of:=IF(ISBLANK([$Result.A11]);&quot;&quot;; [$Result.A11])">
            <text:p/>
          </table:table-cell>
          <table:table-cell table:style-name="ce34" table:formula="of:=IF(ISBLANK([$Result.B11]);&quot;&quot;; [$Result.B11])">
            <text:p/>
          </table:table-cell>
          <table:table-cell table:content-validation-name="val1"/>
          <table:table-cell/>
        </table:table-row>
        <table:table-row table:style-name="ro6">
          <table:table-cell table:style-name="ce33" table:formula="of:=IF(ISBLANK([$Result.A12]);&quot;&quot;; [$Result.A12])">
            <text:p/>
          </table:table-cell>
          <table:table-cell table:style-name="ce34" table:formula="of:=IF(ISBLANK([$Result.B12]);&quot;&quot;; [$Result.B12])">
            <text:p/>
          </table:table-cell>
          <table:table-cell table:content-validation-name="val1"/>
          <table:table-cell/>
        </table:table-row>
        <table:table-row table:style-name="ro6">
          <table:table-cell table:style-name="ce33" table:formula="of:=IF(ISBLANK([$Result.A13]);&quot;&quot;; [$Result.A13])">
            <text:p/>
          </table:table-cell>
          <table:table-cell table:style-name="ce34" table:formula="of:=IF(ISBLANK([$Result.B13]);&quot;&quot;; [$Result.B13])">
            <text:p/>
          </table:table-cell>
          <table:table-cell table:content-validation-name="val1"/>
          <table:table-cell/>
        </table:table-row>
        <table:table-row table:style-name="ro6">
          <table:table-cell table:style-name="ce33" table:formula="of:=IF(ISBLANK([$Result.A14]);&quot;&quot;; [$Result.A14])">
            <text:p/>
          </table:table-cell>
          <table:table-cell table:style-name="ce34" table:formula="of:=IF(ISBLANK([$Result.B14]);&quot;&quot;; [$Result.B14])">
            <text:p/>
          </table:table-cell>
          <table:table-cell table:content-validation-name="val1"/>
          <table:table-cell/>
        </table:table-row>
        <table:table-row table:style-name="ro6">
          <table:table-cell table:style-name="ce33" table:formula="of:=IF(ISBLANK([$Result.A15]);&quot;&quot;; [$Result.A15])">
            <text:p/>
          </table:table-cell>
          <table:table-cell table:style-name="ce34" table:formula="of:=IF(ISBLANK([$Result.B15]);&quot;&quot;; [$Result.B15])">
            <text:p/>
          </table:table-cell>
          <table:table-cell table:content-validation-name="val1"/>
          <table:table-cell/>
        </table:table-row>
        <table:table-row table:style-name="ro6">
          <table:table-cell table:style-name="ce33" table:formula="of:=IF(ISBLANK([$Result.A16]);&quot;&quot;; [$Result.A16])">
            <text:p/>
          </table:table-cell>
          <table:table-cell table:style-name="ce34" table:formula="of:=IF(ISBLANK([$Result.B16]);&quot;&quot;; [$Result.B16])">
            <text:p/>
          </table:table-cell>
          <table:table-cell table:content-validation-name="val1"/>
          <table:table-cell/>
        </table:table-row>
        <table:table-row table:style-name="ro6">
          <table:table-cell table:style-name="ce33" table:formula="of:=IF(ISBLANK([$Result.A17]);&quot;&quot;; [$Result.A17])">
            <text:p/>
          </table:table-cell>
          <table:table-cell table:style-name="ce34" table:formula="of:=IF(ISBLANK([$Result.B17]);&quot;&quot;; [$Result.B17])">
            <text:p/>
          </table:table-cell>
          <table:table-cell table:content-validation-name="val1"/>
          <table:table-cell/>
        </table:table-row>
        <table:table-row table:style-name="ro6">
          <table:table-cell table:style-name="ce33" table:formula="of:=IF(ISBLANK([$Result.A18]);&quot;&quot;; [$Result.A18])">
            <text:p/>
          </table:table-cell>
          <table:table-cell table:style-name="ce34" table:formula="of:=IF(ISBLANK([$Result.B18]);&quot;&quot;; [$Result.B18])">
            <text:p/>
          </table:table-cell>
          <table:table-cell table:content-validation-name="val1"/>
          <table:table-cell/>
        </table:table-row>
        <table:table-row table:style-name="ro6">
          <table:table-cell table:style-name="ce33" table:formula="of:=IF(ISBLANK([$Result.A19]);&quot;&quot;; [$Result.A19])">
            <text:p/>
          </table:table-cell>
          <table:table-cell table:style-name="ce34" table:formula="of:=IF(ISBLANK([$Result.B19]);&quot;&quot;; [$Result.B19])">
            <text:p/>
          </table:table-cell>
          <table:table-cell table:content-validation-name="val1"/>
          <table:table-cell/>
        </table:table-row>
        <table:table-row table:style-name="ro6">
          <table:table-cell table:style-name="ce33" table:formula="of:=IF(ISBLANK([$Result.A20]);&quot;&quot;; [$Result.A20])">
            <text:p/>
          </table:table-cell>
          <table:table-cell table:style-name="ce34" table:formula="of:=IF(ISBLANK([$Result.B20]);&quot;&quot;; [$Result.B20])">
            <text:p/>
          </table:table-cell>
          <table:table-cell table:content-validation-name="val1"/>
          <table:table-cell/>
        </table:table-row>
        <table:table-row table:style-name="ro6">
          <table:table-cell table:style-name="ce33" table:formula="of:=IF(ISBLANK([$Result.A21]);&quot;&quot;; [$Result.A21])">
            <text:p/>
          </table:table-cell>
          <table:table-cell table:style-name="ce34" table:formula="of:=IF(ISBLANK([$Result.B21]);&quot;&quot;; [$Result.B21])">
            <text:p/>
          </table:table-cell>
          <table:table-cell table:content-validation-name="val1"/>
          <table:table-cell/>
        </table:table-row>
        <table:table-row table:style-name="ro6">
          <table:table-cell table:style-name="ce33" table:formula="of:=IF(ISBLANK([$Result.A22]);&quot;&quot;; [$Result.A22])">
            <text:p/>
          </table:table-cell>
          <table:table-cell table:style-name="ce34" table:formula="of:=IF(ISBLANK([$Result.B22]);&quot;&quot;; [$Result.B22])">
            <text:p/>
          </table:table-cell>
          <table:table-cell table:content-validation-name="val1"/>
          <table:table-cell/>
        </table:table-row>
        <table:table-row table:style-name="ro6">
          <table:table-cell table:style-name="ce33" table:formula="of:=IF(ISBLANK([$Result.A23]);&quot;&quot;; [$Result.A23])">
            <text:p/>
          </table:table-cell>
          <table:table-cell table:style-name="ce34" table:formula="of:=IF(ISBLANK([$Result.B23]);&quot;&quot;; [$Result.B23])">
            <text:p/>
          </table:table-cell>
          <table:table-cell table:content-validation-name="val1"/>
          <table:table-cell/>
        </table:table-row>
        <table:table-row table:style-name="ro6">
          <table:table-cell table:style-name="ce33" table:formula="of:=IF(ISBLANK([$Result.A24]);&quot;&quot;; [$Result.A24])">
            <text:p/>
          </table:table-cell>
          <table:table-cell table:style-name="ce34" table:formula="of:=IF(ISBLANK([$Result.B24]);&quot;&quot;; [$Result.B24])">
            <text:p/>
          </table:table-cell>
          <table:table-cell table:content-validation-name="val1"/>
          <table:table-cell/>
        </table:table-row>
        <table:table-row table:style-name="ro6">
          <table:table-cell table:style-name="ce33" table:formula="of:=IF(ISBLANK([$Result.A25]);&quot;&quot;; [$Result.A25])">
            <text:p/>
          </table:table-cell>
          <table:table-cell table:style-name="ce34" table:formula="of:=IF(ISBLANK([$Result.B25]);&quot;&quot;; [$Result.B25])">
            <text:p/>
          </table:table-cell>
          <table:table-cell table:content-validation-name="val1"/>
          <table:table-cell/>
        </table:table-row>
        <table:table-row table:style-name="ro6">
          <table:table-cell table:style-name="ce33" table:formula="of:=IF(ISBLANK([$Result.A26]);&quot;&quot;; [$Result.A26])">
            <text:p/>
          </table:table-cell>
          <table:table-cell table:style-name="ce34" table:formula="of:=IF(ISBLANK([$Result.B26]);&quot;&quot;; [$Result.B26])">
            <text:p/>
          </table:table-cell>
          <table:table-cell table:content-validation-name="val1"/>
          <table:table-cell/>
        </table:table-row>
        <table:table-row table:style-name="ro6">
          <table:table-cell table:style-name="ce33" table:formula="of:=IF(ISBLANK([$Result.A27]);&quot;&quot;; [$Result.A27])">
            <text:p/>
          </table:table-cell>
          <table:table-cell table:style-name="ce34" table:formula="of:=IF(ISBLANK([$Result.B27]);&quot;&quot;; [$Result.B27])">
            <text:p/>
          </table:table-cell>
          <table:table-cell table:content-validation-name="val1"/>
          <table:table-cell/>
        </table:table-row>
        <table:table-row table:style-name="ro6">
          <table:table-cell table:style-name="ce33" table:formula="of:=IF(ISBLANK([$Result.A28]);&quot;&quot;; [$Result.A28])">
            <text:p/>
          </table:table-cell>
          <table:table-cell table:style-name="ce34" table:formula="of:=IF(ISBLANK([$Result.B28]);&quot;&quot;; [$Result.B28])">
            <text:p/>
          </table:table-cell>
          <table:table-cell table:content-validation-name="val1"/>
          <table:table-cell/>
        </table:table-row>
        <table:table-row table:style-name="ro6">
          <table:table-cell table:style-name="ce33" table:formula="of:=IF(ISBLANK([$Result.A29]);&quot;&quot;; [$Result.A29])">
            <text:p/>
          </table:table-cell>
          <table:table-cell table:style-name="ce34" table:formula="of:=IF(ISBLANK([$Result.B29]);&quot;&quot;; [$Result.B29])">
            <text:p/>
          </table:table-cell>
          <table:table-cell table:content-validation-name="val1"/>
          <table:table-cell/>
        </table:table-row>
        <table:table-row table:style-name="ro6">
          <table:table-cell table:style-name="ce33" table:formula="of:=IF(ISBLANK([$Result.A30]);&quot;&quot;; [$Result.A30])">
            <text:p/>
          </table:table-cell>
          <table:table-cell table:style-name="ce34" table:formula="of:=IF(ISBLANK([$Result.B30]);&quot;&quot;; [$Result.B30])">
            <text:p/>
          </table:table-cell>
          <table:table-cell table:content-validation-name="val1"/>
          <table:table-cell/>
        </table:table-row>
        <table:table-row table:style-name="ro6">
          <table:table-cell table:style-name="ce33" table:formula="of:=IF(ISBLANK([$Result.A31]);&quot;&quot;; [$Result.A31])">
            <text:p/>
          </table:table-cell>
          <table:table-cell table:style-name="ce34" table:formula="of:=IF(ISBLANK([$Result.B31]);&quot;&quot;; [$Result.B31])">
            <text:p/>
          </table:table-cell>
          <table:table-cell table:content-validation-name="val1"/>
          <table:table-cell/>
        </table:table-row>
        <table:table-row table:style-name="ro6">
          <table:table-cell table:style-name="ce33" table:formula="of:=IF(ISBLANK([$Result.A32]);&quot;&quot;; [$Result.A32])">
            <text:p/>
          </table:table-cell>
          <table:table-cell table:style-name="ce34" table:formula="of:=IF(ISBLANK([$Result.B32]);&quot;&quot;; [$Result.B32])">
            <text:p/>
          </table:table-cell>
          <table:table-cell table:content-validation-name="val1"/>
          <table:table-cell/>
        </table:table-row>
        <table:table-row table:style-name="ro6">
          <table:table-cell table:style-name="ce33" table:formula="of:=IF(ISBLANK([$Result.A33]);&quot;&quot;; [$Result.A33])">
            <text:p/>
          </table:table-cell>
          <table:table-cell table:style-name="ce34" table:formula="of:=IF(ISBLANK([$Result.B33]);&quot;&quot;; [$Result.B33])">
            <text:p/>
          </table:table-cell>
          <table:table-cell table:content-validation-name="val1"/>
          <table:table-cell/>
        </table:table-row>
        <table:table-row table:style-name="ro6">
          <table:table-cell table:style-name="ce33" table:formula="of:=IF(ISBLANK([$Result.A34]);&quot;&quot;; [$Result.A34])">
            <text:p/>
          </table:table-cell>
          <table:table-cell table:style-name="ce34" table:formula="of:=IF(ISBLANK([$Result.B34]);&quot;&quot;; [$Result.B34])">
            <text:p/>
          </table:table-cell>
          <table:table-cell table:content-validation-name="val1"/>
          <table:table-cell/>
        </table:table-row>
        <table:table-row table:style-name="ro6">
          <table:table-cell table:style-name="ce33" table:formula="of:=IF(ISBLANK([$Result.A35]);&quot;&quot;; [$Result.A35])">
            <text:p/>
          </table:table-cell>
          <table:table-cell table:style-name="ce34" table:formula="of:=IF(ISBLANK([$Result.B35]);&quot;&quot;; [$Result.B35])">
            <text:p/>
          </table:table-cell>
          <table:table-cell table:content-validation-name="val1"/>
          <table:table-cell/>
        </table:table-row>
        <table:table-row table:style-name="ro6">
          <table:table-cell table:style-name="ce33" table:formula="of:=IF(ISBLANK([$Result.A36]);&quot;&quot;; [$Result.A36])">
            <text:p/>
          </table:table-cell>
          <table:table-cell table:style-name="ce34" table:formula="of:=IF(ISBLANK([$Result.B36]);&quot;&quot;; [$Result.B36])">
            <text:p/>
          </table:table-cell>
          <table:table-cell table:content-validation-name="val1"/>
          <table:table-cell/>
        </table:table-row>
        <table:table-row table:style-name="ro6">
          <table:table-cell table:style-name="ce33" table:formula="of:=IF(ISBLANK([$Result.A37]);&quot;&quot;; [$Result.A37])">
            <text:p/>
          </table:table-cell>
          <table:table-cell table:style-name="ce34" table:formula="of:=IF(ISBLANK([$Result.B37]);&quot;&quot;; [$Result.B37])">
            <text:p/>
          </table:table-cell>
          <table:table-cell table:content-validation-name="val1"/>
          <table:table-cell/>
        </table:table-row>
        <table:table-row table:style-name="ro6">
          <table:table-cell table:style-name="ce33" table:formula="of:=IF(ISBLANK([$Result.A38]);&quot;&quot;; [$Result.A38])">
            <text:p/>
          </table:table-cell>
          <table:table-cell table:style-name="ce34" table:formula="of:=IF(ISBLANK([$Result.B38]);&quot;&quot;; [$Result.B38])">
            <text:p/>
          </table:table-cell>
          <table:table-cell table:content-validation-name="val1"/>
          <table:table-cell/>
        </table:table-row>
        <table:table-row table:style-name="ro6">
          <table:table-cell table:style-name="ce33" table:formula="of:=IF(ISBLANK([$Result.A39]);&quot;&quot;; [$Result.A39])">
            <text:p/>
          </table:table-cell>
          <table:table-cell table:style-name="ce34" table:formula="of:=IF(ISBLANK([$Result.B39]);&quot;&quot;; [$Result.B39])">
            <text:p/>
          </table:table-cell>
          <table:table-cell table:content-validation-name="val1"/>
          <table:table-cell/>
        </table:table-row>
        <table:table-row table:style-name="ro6">
          <table:table-cell table:style-name="ce33" table:formula="of:=IF(ISBLANK([$Result.A40]);&quot;&quot;; [$Result.A40])">
            <text:p/>
          </table:table-cell>
          <table:table-cell table:style-name="ce34" table:formula="of:=IF(ISBLANK([$Result.B40]);&quot;&quot;; [$Result.B40])">
            <text:p/>
          </table:table-cell>
          <table:table-cell table:content-validation-name="val1"/>
          <table:table-cell/>
        </table:table-row>
        <table:table-row table:style-name="ro6">
          <table:table-cell table:style-name="ce33" table:formula="of:=IF(ISBLANK([$Result.A41]);&quot;&quot;; [$Result.A41])">
            <text:p/>
          </table:table-cell>
          <table:table-cell table:style-name="ce34" table:formula="of:=IF(ISBLANK([$Result.B41]);&quot;&quot;; [$Result.B41])">
            <text:p/>
          </table:table-cell>
          <table:table-cell table:content-validation-name="val1"/>
          <table:table-cell/>
        </table:table-row>
        <table:table-row table:style-name="ro6">
          <table:table-cell table:style-name="ce33" table:formula="of:=IF(ISBLANK([$Result.A42]);&quot;&quot;; [$Result.A42])">
            <text:p/>
          </table:table-cell>
          <table:table-cell table:style-name="ce34" table:formula="of:=IF(ISBLANK([$Result.B42]);&quot;&quot;; [$Result.B42])">
            <text:p/>
          </table:table-cell>
          <table:table-cell table:content-validation-name="val1"/>
          <table:table-cell/>
        </table:table-row>
        <table:table-row table:style-name="ro6">
          <table:table-cell table:style-name="ce33" table:formula="of:=IF(ISBLANK([$Result.A43]);&quot;&quot;; [$Result.A43])">
            <text:p/>
          </table:table-cell>
          <table:table-cell table:style-name="ce34" table:formula="of:=IF(ISBLANK([$Result.B43]);&quot;&quot;; [$Result.B43])">
            <text:p/>
          </table:table-cell>
          <table:table-cell table:content-validation-name="val1"/>
          <table:table-cell/>
        </table:table-row>
        <table:table-row table:style-name="ro6">
          <table:table-cell table:style-name="ce33" table:formula="of:=IF(ISBLANK([$Result.A44]);&quot;&quot;; [$Result.A44])">
            <text:p/>
          </table:table-cell>
          <table:table-cell table:style-name="ce34" table:formula="of:=IF(ISBLANK([$Result.B44]);&quot;&quot;; [$Result.B44])">
            <text:p/>
          </table:table-cell>
          <table:table-cell table:content-validation-name="val1"/>
          <table:table-cell/>
        </table:table-row>
        <table:table-row table:style-name="ro6">
          <table:table-cell table:style-name="ce33" table:formula="of:=IF(ISBLANK([$Result.A45]);&quot;&quot;; [$Result.A45])">
            <text:p/>
          </table:table-cell>
          <table:table-cell table:style-name="ce34" table:formula="of:=IF(ISBLANK([$Result.B45]);&quot;&quot;; [$Result.B45])">
            <text:p/>
          </table:table-cell>
          <table:table-cell table:content-validation-name="val1"/>
          <table:table-cell/>
        </table:table-row>
        <table:table-row table:style-name="ro6">
          <table:table-cell table:style-name="ce33" table:formula="of:=IF(ISBLANK([$Result.A46]);&quot;&quot;; [$Result.A46])">
            <text:p/>
          </table:table-cell>
          <table:table-cell table:style-name="ce34" table:formula="of:=IF(ISBLANK([$Result.B46]);&quot;&quot;; [$Result.B46])">
            <text:p/>
          </table:table-cell>
          <table:table-cell table:content-validation-name="val1"/>
          <table:table-cell/>
        </table:table-row>
        <table:table-row table:style-name="ro6">
          <table:table-cell table:style-name="ce33" table:formula="of:=IF(ISBLANK([$Result.A47]);&quot;&quot;; [$Result.A47])">
            <text:p/>
          </table:table-cell>
          <table:table-cell table:style-name="ce34" table:formula="of:=IF(ISBLANK([$Result.B47]);&quot;&quot;; [$Result.B47])">
            <text:p/>
          </table:table-cell>
          <table:table-cell table:content-validation-name="val1"/>
          <table:table-cell/>
        </table:table-row>
        <table:table-row table:style-name="ro6">
          <table:table-cell table:style-name="ce33" table:formula="of:=IF(ISBLANK([$Result.A48]);&quot;&quot;; [$Result.A48])">
            <text:p/>
          </table:table-cell>
          <table:table-cell table:style-name="ce34" table:formula="of:=IF(ISBLANK([$Result.B48]);&quot;&quot;; [$Result.B48])">
            <text:p/>
          </table:table-cell>
          <table:table-cell table:content-validation-name="val1"/>
          <table:table-cell/>
        </table:table-row>
        <table:table-row table:style-name="ro6">
          <table:table-cell table:style-name="ce33" table:formula="of:=IF(ISBLANK([$Result.A49]);&quot;&quot;; [$Result.A49])">
            <text:p/>
          </table:table-cell>
          <table:table-cell table:style-name="ce34" table:formula="of:=IF(ISBLANK([$Result.B49]);&quot;&quot;; [$Result.B49])">
            <text:p/>
          </table:table-cell>
          <table:table-cell table:content-validation-name="val1"/>
          <table:table-cell/>
        </table:table-row>
        <table:table-row table:style-name="ro6">
          <table:table-cell table:style-name="ce33" table:formula="of:=IF(ISBLANK([$Result.A50]);&quot;&quot;; [$Result.A50])">
            <text:p/>
          </table:table-cell>
          <table:table-cell table:style-name="ce34" table:formula="of:=IF(ISBLANK([$Result.B50]);&quot;&quot;; [$Result.B50])">
            <text:p/>
          </table:table-cell>
          <table:table-cell table:content-validation-name="val1"/>
          <table:table-cell/>
        </table:table-row>
        <table:table-row table:style-name="ro6">
          <table:table-cell table:style-name="ce33" table:formula="of:=IF(ISBLANK([$Result.A51]);&quot;&quot;; [$Result.A51])">
            <text:p/>
          </table:table-cell>
          <table:table-cell table:style-name="ce34" table:formula="of:=IF(ISBLANK([$Result.B51]);&quot;&quot;; [$Result.B51])">
            <text:p/>
          </table:table-cell>
          <table:table-cell table:content-validation-name="val1"/>
          <table:table-cell/>
        </table:table-row>
        <table:table-row table:style-name="ro6">
          <table:table-cell table:style-name="ce33" table:formula="of:=IF(ISBLANK([$Result.A52]);&quot;&quot;; [$Result.A52])">
            <text:p/>
          </table:table-cell>
          <table:table-cell table:style-name="ce34" table:formula="of:=IF(ISBLANK([$Result.B52]);&quot;&quot;; [$Result.B52])">
            <text:p/>
          </table:table-cell>
          <table:table-cell table:content-validation-name="val1"/>
          <table:table-cell/>
        </table:table-row>
        <table:table-row table:style-name="ro6">
          <table:table-cell table:style-name="ce33" table:formula="of:=IF(ISBLANK([$Result.A53]);&quot;&quot;; [$Result.A53])">
            <text:p/>
          </table:table-cell>
          <table:table-cell table:style-name="ce34" table:formula="of:=IF(ISBLANK([$Result.B53]);&quot;&quot;; [$Result.B53])">
            <text:p/>
          </table:table-cell>
          <table:table-cell table:content-validation-name="val1"/>
          <table:table-cell/>
        </table:table-row>
        <table:table-row table:style-name="ro6">
          <table:table-cell table:style-name="ce33" table:formula="of:=IF(ISBLANK([$Result.A54]);&quot;&quot;; [$Result.A54])">
            <text:p/>
          </table:table-cell>
          <table:table-cell table:style-name="ce34" table:formula="of:=IF(ISBLANK([$Result.B54]);&quot;&quot;; [$Result.B54])">
            <text:p/>
          </table:table-cell>
          <table:table-cell table:content-validation-name="val1"/>
          <table:table-cell/>
        </table:table-row>
        <table:table-row table:style-name="ro6">
          <table:table-cell table:style-name="ce33" table:formula="of:=IF(ISBLANK([$Result.A55]);&quot;&quot;; [$Result.A55])">
            <text:p/>
          </table:table-cell>
          <table:table-cell table:style-name="ce34" table:formula="of:=IF(ISBLANK([$Result.B55]);&quot;&quot;; [$Result.B55])">
            <text:p/>
          </table:table-cell>
          <table:table-cell table:content-validation-name="val1"/>
          <table:table-cell/>
        </table:table-row>
        <table:table-row table:style-name="ro6">
          <table:table-cell table:style-name="ce33" table:formula="of:=IF(ISBLANK([$Result.A56]);&quot;&quot;; [$Result.A56])">
            <text:p/>
          </table:table-cell>
          <table:table-cell table:style-name="ce34" table:formula="of:=IF(ISBLANK([$Result.B56]);&quot;&quot;; [$Result.B56])">
            <text:p/>
          </table:table-cell>
          <table:table-cell table:content-validation-name="val1"/>
          <table:table-cell/>
        </table:table-row>
        <table:table-row table:style-name="ro6">
          <table:table-cell table:style-name="ce33" table:formula="of:=IF(ISBLANK([$Result.A57]);&quot;&quot;; [$Result.A57])">
            <text:p/>
          </table:table-cell>
          <table:table-cell table:style-name="ce34" table:formula="of:=IF(ISBLANK([$Result.B57]);&quot;&quot;; [$Result.B57])">
            <text:p/>
          </table:table-cell>
          <table:table-cell table:content-validation-name="val1"/>
          <table:table-cell/>
        </table:table-row>
        <table:table-row table:style-name="ro6">
          <table:table-cell table:style-name="ce33" table:formula="of:=IF(ISBLANK([$Result.A58]);&quot;&quot;; [$Result.A58])">
            <text:p/>
          </table:table-cell>
          <table:table-cell table:style-name="ce34" table:formula="of:=IF(ISBLANK([$Result.B58]);&quot;&quot;; [$Result.B58])">
            <text:p/>
          </table:table-cell>
          <table:table-cell table:content-validation-name="val1"/>
          <table:table-cell/>
        </table:table-row>
        <table:table-row table:style-name="ro6">
          <table:table-cell table:style-name="ce33" table:formula="of:=IF(ISBLANK([$Result.A59]);&quot;&quot;; [$Result.A59])">
            <text:p/>
          </table:table-cell>
          <table:table-cell table:style-name="ce34" table:formula="of:=IF(ISBLANK([$Result.B59]);&quot;&quot;; [$Result.B59])">
            <text:p/>
          </table:table-cell>
          <table:table-cell table:content-validation-name="val1"/>
          <table:table-cell/>
        </table:table-row>
        <table:table-row table:style-name="ro6">
          <table:table-cell table:style-name="ce33" table:formula="of:=IF(ISBLANK([$Result.A60]);&quot;&quot;; [$Result.A60])">
            <text:p/>
          </table:table-cell>
          <table:table-cell table:style-name="ce34" table:formula="of:=IF(ISBLANK([$Result.B60]);&quot;&quot;; [$Result.B60])">
            <text:p/>
          </table:table-cell>
          <table:table-cell table:content-validation-name="val1"/>
          <table:table-cell/>
        </table:table-row>
        <table:table-row table:style-name="ro6">
          <table:table-cell table:style-name="ce33" table:formula="of:=IF(ISBLANK([$Result.A61]);&quot;&quot;; [$Result.A61])">
            <text:p/>
          </table:table-cell>
          <table:table-cell table:style-name="ce34" table:formula="of:=IF(ISBLANK([$Result.B61]);&quot;&quot;; [$Result.B61])">
            <text:p/>
          </table:table-cell>
          <table:table-cell table:content-validation-name="val1"/>
          <table:table-cell/>
        </table:table-row>
        <table:table-row table:style-name="ro6">
          <table:table-cell table:style-name="ce33" table:formula="of:=IF(ISBLANK([$Result.A62]);&quot;&quot;; [$Result.A62])">
            <text:p/>
          </table:table-cell>
          <table:table-cell table:style-name="ce34" table:formula="of:=IF(ISBLANK([$Result.B62]);&quot;&quot;; [$Result.B62])">
            <text:p/>
          </table:table-cell>
          <table:table-cell table:content-validation-name="val1"/>
          <table:table-cell/>
        </table:table-row>
        <table:table-row table:style-name="ro6">
          <table:table-cell table:style-name="ce33" table:formula="of:=IF(ISBLANK([$Result.A63]);&quot;&quot;; [$Result.A63])">
            <text:p/>
          </table:table-cell>
          <table:table-cell table:style-name="ce34" table:formula="of:=IF(ISBLANK([$Result.B63]);&quot;&quot;; [$Result.B63])">
            <text:p/>
          </table:table-cell>
          <table:table-cell table:content-validation-name="val1"/>
          <table:table-cell/>
        </table:table-row>
        <table:table-row table:style-name="ro6">
          <table:table-cell table:style-name="ce33" table:formula="of:=IF(ISBLANK([$Result.A64]);&quot;&quot;; [$Result.A64])">
            <text:p/>
          </table:table-cell>
          <table:table-cell table:style-name="ce34" table:formula="of:=IF(ISBLANK([$Result.B64]);&quot;&quot;; [$Result.B64])">
            <text:p/>
          </table:table-cell>
          <table:table-cell table:content-validation-name="val1"/>
          <table:table-cell/>
        </table:table-row>
        <table:table-row table:style-name="ro6">
          <table:table-cell table:style-name="ce33" table:formula="of:=IF(ISBLANK([$Result.A65]);&quot;&quot;; [$Result.A65])">
            <text:p/>
          </table:table-cell>
          <table:table-cell table:style-name="ce34" table:formula="of:=IF(ISBLANK([$Result.B65]);&quot;&quot;; [$Result.B65])">
            <text:p/>
          </table:table-cell>
          <table:table-cell table:content-validation-name="val1"/>
          <table:table-cell/>
        </table:table-row>
        <table:table-row table:style-name="ro6">
          <table:table-cell table:style-name="ce33" table:formula="of:=IF(ISBLANK([$Result.A66]);&quot;&quot;; [$Result.A66])">
            <text:p/>
          </table:table-cell>
          <table:table-cell table:style-name="ce34" table:formula="of:=IF(ISBLANK([$Result.B66]);&quot;&quot;; [$Result.B66])">
            <text:p/>
          </table:table-cell>
          <table:table-cell table:content-validation-name="val1"/>
          <table:table-cell/>
        </table:table-row>
        <table:table-row table:style-name="ro6">
          <table:table-cell table:style-name="ce33" table:formula="of:=IF(ISBLANK([$Result.A67]);&quot;&quot;; [$Result.A67])">
            <text:p/>
          </table:table-cell>
          <table:table-cell table:style-name="ce34" table:formula="of:=IF(ISBLANK([$Result.B67]);&quot;&quot;; [$Result.B67])">
            <text:p/>
          </table:table-cell>
          <table:table-cell table:content-validation-name="val1"/>
          <table:table-cell/>
        </table:table-row>
        <table:table-row table:style-name="ro6">
          <table:table-cell table:style-name="ce33" table:formula="of:=IF(ISBLANK([$Result.A68]);&quot;&quot;; [$Result.A68])">
            <text:p/>
          </table:table-cell>
          <table:table-cell table:style-name="ce34" table:formula="of:=IF(ISBLANK([$Result.B68]);&quot;&quot;; [$Result.B68])">
            <text:p/>
          </table:table-cell>
          <table:table-cell table:content-validation-name="val1"/>
          <table:table-cell/>
        </table:table-row>
        <table:table-row table:style-name="ro6">
          <table:table-cell table:style-name="ce33" table:formula="of:=IF(ISBLANK([$Result.A69]);&quot;&quot;; [$Result.A69])">
            <text:p/>
          </table:table-cell>
          <table:table-cell table:style-name="ce34" table:formula="of:=IF(ISBLANK([$Result.B69]);&quot;&quot;; [$Result.B69])">
            <text:p/>
          </table:table-cell>
          <table:table-cell table:content-validation-name="val1"/>
          <table:table-cell/>
        </table:table-row>
        <table:table-row table:style-name="ro6">
          <table:table-cell table:style-name="ce33" table:formula="of:=IF(ISBLANK([$Result.A70]);&quot;&quot;; [$Result.A70])">
            <text:p/>
          </table:table-cell>
          <table:table-cell table:style-name="ce34" table:formula="of:=IF(ISBLANK([$Result.B70]);&quot;&quot;; [$Result.B70])">
            <text:p/>
          </table:table-cell>
          <table:table-cell table:content-validation-name="val1"/>
          <table:table-cell/>
        </table:table-row>
        <table:table-row table:style-name="ro6">
          <table:table-cell table:style-name="ce33" table:formula="of:=IF(ISBLANK([$Result.A71]);&quot;&quot;; [$Result.A71])">
            <text:p/>
          </table:table-cell>
          <table:table-cell table:style-name="ce34" table:formula="of:=IF(ISBLANK([$Result.B71]);&quot;&quot;; [$Result.B71])">
            <text:p/>
          </table:table-cell>
          <table:table-cell table:content-validation-name="val1"/>
          <table:table-cell/>
        </table:table-row>
        <table:table-row table:style-name="ro6">
          <table:table-cell table:style-name="ce33" table:formula="of:=IF(ISBLANK([$Result.A72]);&quot;&quot;; [$Result.A72])">
            <text:p/>
          </table:table-cell>
          <table:table-cell table:style-name="ce34" table:formula="of:=IF(ISBLANK([$Result.B72]);&quot;&quot;; [$Result.B72])">
            <text:p/>
          </table:table-cell>
          <table:table-cell table:content-validation-name="val1"/>
          <table:table-cell/>
        </table:table-row>
        <table:table-row table:style-name="ro6">
          <table:table-cell table:style-name="ce33" table:formula="of:=IF(ISBLANK([$Result.A73]);&quot;&quot;; [$Result.A73])">
            <text:p/>
          </table:table-cell>
          <table:table-cell table:style-name="ce34" table:formula="of:=IF(ISBLANK([$Result.B73]);&quot;&quot;; [$Result.B73])">
            <text:p/>
          </table:table-cell>
          <table:table-cell table:content-validation-name="val1"/>
          <table:table-cell/>
        </table:table-row>
        <table:table-row table:style-name="ro6">
          <table:table-cell table:style-name="ce33" table:formula="of:=IF(ISBLANK([$Result.A74]);&quot;&quot;; [$Result.A74])">
            <text:p/>
          </table:table-cell>
          <table:table-cell table:style-name="ce34" table:formula="of:=IF(ISBLANK([$Result.B74]);&quot;&quot;; [$Result.B74])">
            <text:p/>
          </table:table-cell>
          <table:table-cell table:content-validation-name="val1"/>
          <table:table-cell/>
        </table:table-row>
        <table:table-row table:style-name="ro6">
          <table:table-cell table:style-name="ce33" table:formula="of:=IF(ISBLANK([$Result.A75]);&quot;&quot;; [$Result.A75])">
            <text:p/>
          </table:table-cell>
          <table:table-cell table:style-name="ce34" table:formula="of:=IF(ISBLANK([$Result.B75]);&quot;&quot;; [$Result.B75])">
            <text:p/>
          </table:table-cell>
          <table:table-cell table:content-validation-name="val1"/>
          <table:table-cell/>
        </table:table-row>
        <table:table-row table:style-name="ro6">
          <table:table-cell table:style-name="ce33" table:formula="of:=IF(ISBLANK([$Result.A76]);&quot;&quot;; [$Result.A76])">
            <text:p/>
          </table:table-cell>
          <table:table-cell table:style-name="ce34" table:formula="of:=IF(ISBLANK([$Result.B76]);&quot;&quot;; [$Result.B76])">
            <text:p/>
          </table:table-cell>
          <table:table-cell table:content-validation-name="val1"/>
          <table:table-cell/>
        </table:table-row>
        <table:table-row table:style-name="ro6">
          <table:table-cell table:style-name="ce33" table:formula="of:=IF(ISBLANK([$Result.A77]);&quot;&quot;; [$Result.A77])">
            <text:p/>
          </table:table-cell>
          <table:table-cell table:style-name="ce34" table:formula="of:=IF(ISBLANK([$Result.B77]);&quot;&quot;; [$Result.B77])">
            <text:p/>
          </table:table-cell>
          <table:table-cell table:content-validation-name="val1"/>
          <table:table-cell/>
        </table:table-row>
        <table:table-row table:style-name="ro6">
          <table:table-cell table:style-name="ce33" table:formula="of:=IF(ISBLANK([$Result.A78]);&quot;&quot;; [$Result.A78])">
            <text:p/>
          </table:table-cell>
          <table:table-cell table:style-name="ce34" table:formula="of:=IF(ISBLANK([$Result.B78]);&quot;&quot;; [$Result.B78])">
            <text:p/>
          </table:table-cell>
          <table:table-cell table:content-validation-name="val1"/>
          <table:table-cell/>
        </table:table-row>
        <table:table-row table:style-name="ro6">
          <table:table-cell table:style-name="ce33" table:formula="of:=IF(ISBLANK([$Result.A79]);&quot;&quot;; [$Result.A79])">
            <text:p/>
          </table:table-cell>
          <table:table-cell table:style-name="ce34" table:formula="of:=IF(ISBLANK([$Result.B79]);&quot;&quot;; [$Result.B79])">
            <text:p/>
          </table:table-cell>
          <table:table-cell table:content-validation-name="val1"/>
          <table:table-cell/>
        </table:table-row>
        <table:table-row table:style-name="ro6">
          <table:table-cell table:style-name="ce33" table:formula="of:=IF(ISBLANK([$Result.A80]);&quot;&quot;; [$Result.A80])">
            <text:p/>
          </table:table-cell>
          <table:table-cell table:style-name="ce34" table:formula="of:=IF(ISBLANK([$Result.B80]);&quot;&quot;; [$Result.B80])">
            <text:p/>
          </table:table-cell>
          <table:table-cell table:content-validation-name="val1"/>
          <table:table-cell/>
        </table:table-row>
        <table:table-row table:style-name="ro6">
          <table:table-cell table:style-name="ce33" table:formula="of:=IF(ISBLANK([$Result.A81]);&quot;&quot;; [$Result.A81])">
            <text:p/>
          </table:table-cell>
          <table:table-cell table:style-name="ce34" table:formula="of:=IF(ISBLANK([$Result.B81]);&quot;&quot;; [$Result.B81])">
            <text:p/>
          </table:table-cell>
          <table:table-cell table:content-validation-name="val1"/>
          <table:table-cell/>
        </table:table-row>
        <table:table-row table:style-name="ro6">
          <table:table-cell table:style-name="ce33" table:formula="of:=IF(ISBLANK([$Result.A82]);&quot;&quot;; [$Result.A82])">
            <text:p/>
          </table:table-cell>
          <table:table-cell table:style-name="ce34" table:formula="of:=IF(ISBLANK([$Result.B82]);&quot;&quot;; [$Result.B82])">
            <text:p/>
          </table:table-cell>
          <table:table-cell table:content-validation-name="val1"/>
          <table:table-cell/>
        </table:table-row>
        <table:table-row table:style-name="ro6">
          <table:table-cell table:style-name="ce33" table:formula="of:=IF(ISBLANK([$Result.A83]);&quot;&quot;; [$Result.A83])">
            <text:p/>
          </table:table-cell>
          <table:table-cell table:style-name="ce34" table:formula="of:=IF(ISBLANK([$Result.B83]);&quot;&quot;; [$Result.B83])">
            <text:p/>
          </table:table-cell>
          <table:table-cell table:content-validation-name="val1"/>
          <table:table-cell/>
        </table:table-row>
        <table:table-row table:style-name="ro6">
          <table:table-cell table:style-name="ce33" table:formula="of:=IF(ISBLANK([$Result.A84]);&quot;&quot;; [$Result.A84])">
            <text:p/>
          </table:table-cell>
          <table:table-cell table:style-name="ce34" table:formula="of:=IF(ISBLANK([$Result.B84]);&quot;&quot;; [$Result.B84])">
            <text:p/>
          </table:table-cell>
          <table:table-cell table:content-validation-name="val1"/>
          <table:table-cell/>
        </table:table-row>
        <table:table-row table:style-name="ro6">
          <table:table-cell table:style-name="ce33" table:formula="of:=IF(ISBLANK([$Result.A85]);&quot;&quot;; [$Result.A85])">
            <text:p/>
          </table:table-cell>
          <table:table-cell table:style-name="ce34" table:formula="of:=IF(ISBLANK([$Result.B85]);&quot;&quot;; [$Result.B85])">
            <text:p/>
          </table:table-cell>
          <table:table-cell table:content-validation-name="val1"/>
          <table:table-cell/>
        </table:table-row>
        <table:table-row table:style-name="ro6">
          <table:table-cell table:style-name="ce33" table:formula="of:=IF(ISBLANK([$Result.A86]);&quot;&quot;; [$Result.A86])">
            <text:p/>
          </table:table-cell>
          <table:table-cell table:style-name="ce34" table:formula="of:=IF(ISBLANK([$Result.B86]);&quot;&quot;; [$Result.B86])">
            <text:p/>
          </table:table-cell>
          <table:table-cell table:content-validation-name="val1"/>
          <table:table-cell/>
        </table:table-row>
        <table:table-row table:style-name="ro6">
          <table:table-cell table:style-name="ce33" table:formula="of:=IF(ISBLANK([$Result.A87]);&quot;&quot;; [$Result.A87])">
            <text:p/>
          </table:table-cell>
          <table:table-cell table:style-name="ce34" table:formula="of:=IF(ISBLANK([$Result.B87]);&quot;&quot;; [$Result.B87])">
            <text:p/>
          </table:table-cell>
          <table:table-cell table:content-validation-name="val1"/>
          <table:table-cell/>
        </table:table-row>
        <table:table-row table:style-name="ro6">
          <table:table-cell table:style-name="ce33" table:formula="of:=IF(ISBLANK([$Result.A88]);&quot;&quot;; [$Result.A88])">
            <text:p/>
          </table:table-cell>
          <table:table-cell table:style-name="ce34" table:formula="of:=IF(ISBLANK([$Result.B88]);&quot;&quot;; [$Result.B88])">
            <text:p/>
          </table:table-cell>
          <table:table-cell table:content-validation-name="val1"/>
          <table:table-cell/>
        </table:table-row>
        <table:table-row table:style-name="ro6">
          <table:table-cell table:style-name="ce33" table:formula="of:=IF(ISBLANK([$Result.A89]);&quot;&quot;; [$Result.A89])">
            <text:p/>
          </table:table-cell>
          <table:table-cell table:style-name="ce34" table:formula="of:=IF(ISBLANK([$Result.B89]);&quot;&quot;; [$Result.B89])">
            <text:p/>
          </table:table-cell>
          <table:table-cell table:content-validation-name="val1"/>
          <table:table-cell/>
        </table:table-row>
        <table:table-row table:style-name="ro6">
          <table:table-cell table:style-name="ce33" table:formula="of:=IF(ISBLANK([$Result.A90]);&quot;&quot;; [$Result.A90])">
            <text:p/>
          </table:table-cell>
          <table:table-cell table:style-name="ce34" table:formula="of:=IF(ISBLANK([$Result.B90]);&quot;&quot;; [$Result.B90])">
            <text:p/>
          </table:table-cell>
          <table:table-cell table:content-validation-name="val1"/>
          <table:table-cell/>
        </table:table-row>
        <table:table-row table:style-name="ro6">
          <table:table-cell table:style-name="ce33" table:formula="of:=IF(ISBLANK([$Result.A91]);&quot;&quot;; [$Result.A91])">
            <text:p/>
          </table:table-cell>
          <table:table-cell table:style-name="ce34" table:formula="of:=IF(ISBLANK([$Result.B91]);&quot;&quot;; [$Result.B91])">
            <text:p/>
          </table:table-cell>
          <table:table-cell table:content-validation-name="val1"/>
          <table:table-cell/>
        </table:table-row>
        <table:table-row table:style-name="ro6">
          <table:table-cell table:style-name="ce33" table:formula="of:=IF(ISBLANK([$Result.A92]);&quot;&quot;; [$Result.A92])">
            <text:p/>
          </table:table-cell>
          <table:table-cell table:style-name="ce34" table:formula="of:=IF(ISBLANK([$Result.B92]);&quot;&quot;; [$Result.B92])">
            <text:p/>
          </table:table-cell>
          <table:table-cell table:content-validation-name="val1"/>
          <table:table-cell/>
        </table:table-row>
        <table:table-row table:style-name="ro6">
          <table:table-cell table:style-name="ce33" table:formula="of:=IF(ISBLANK([$Result.A93]);&quot;&quot;; [$Result.A93])">
            <text:p/>
          </table:table-cell>
          <table:table-cell table:style-name="ce34" table:formula="of:=IF(ISBLANK([$Result.B93]);&quot;&quot;; [$Result.B93])">
            <text:p/>
          </table:table-cell>
          <table:table-cell table:content-validation-name="val1"/>
          <table:table-cell/>
        </table:table-row>
        <table:table-row table:style-name="ro6">
          <table:table-cell table:style-name="ce33" table:formula="of:=IF(ISBLANK([$Result.A94]);&quot;&quot;; [$Result.A94])">
            <text:p/>
          </table:table-cell>
          <table:table-cell table:style-name="ce34" table:formula="of:=IF(ISBLANK([$Result.B94]);&quot;&quot;; [$Result.B94])">
            <text:p/>
          </table:table-cell>
          <table:table-cell table:content-validation-name="val1"/>
          <table:table-cell/>
        </table:table-row>
        <table:table-row table:style-name="ro6">
          <table:table-cell table:style-name="ce33" table:formula="of:=IF(ISBLANK([$Result.A95]);&quot;&quot;; [$Result.A95])">
            <text:p/>
          </table:table-cell>
          <table:table-cell table:style-name="ce34" table:formula="of:=IF(ISBLANK([$Result.B95]);&quot;&quot;; [$Result.B95])">
            <text:p/>
          </table:table-cell>
          <table:table-cell table:content-validation-name="val1"/>
          <table:table-cell/>
        </table:table-row>
        <table:table-row table:style-name="ro6">
          <table:table-cell table:style-name="ce33" table:formula="of:=IF(ISBLANK([$Result.A96]);&quot;&quot;; [$Result.A96])">
            <text:p/>
          </table:table-cell>
          <table:table-cell table:style-name="ce34" table:formula="of:=IF(ISBLANK([$Result.B96]);&quot;&quot;; [$Result.B96])">
            <text:p/>
          </table:table-cell>
          <table:table-cell table:content-validation-name="val1"/>
          <table:table-cell/>
        </table:table-row>
        <table:table-row table:style-name="ro6">
          <table:table-cell table:style-name="ce33" table:formula="of:=IF(ISBLANK([$Result.A97]);&quot;&quot;; [$Result.A97])">
            <text:p/>
          </table:table-cell>
          <table:table-cell table:style-name="ce34" table:formula="of:=IF(ISBLANK([$Result.B97]);&quot;&quot;; [$Result.B97])">
            <text:p/>
          </table:table-cell>
          <table:table-cell table:content-validation-name="val1"/>
          <table:table-cell/>
        </table:table-row>
        <table:table-row table:style-name="ro6">
          <table:table-cell table:style-name="ce33" table:formula="of:=IF(ISBLANK([$Result.A98]);&quot;&quot;; [$Result.A98])">
            <text:p/>
          </table:table-cell>
          <table:table-cell table:style-name="ce34" table:formula="of:=IF(ISBLANK([$Result.B98]);&quot;&quot;; [$Result.B98])">
            <text:p/>
          </table:table-cell>
          <table:table-cell table:content-validation-name="val1"/>
          <table:table-cell/>
        </table:table-row>
        <table:table-row table:style-name="ro6">
          <table:table-cell table:style-name="ce33" table:formula="of:=IF(ISBLANK([$Result.A99]);&quot;&quot;; [$Result.A99])">
            <text:p/>
          </table:table-cell>
          <table:table-cell table:style-name="ce34" table:formula="of:=IF(ISBLANK([$Result.B99]);&quot;&quot;; [$Result.B99])">
            <text:p/>
          </table:table-cell>
          <table:table-cell table:content-validation-name="val1"/>
          <table:table-cell/>
        </table:table-row>
        <table:table-row table:style-name="ro6">
          <table:table-cell table:style-name="ce33" table:formula="of:=IF(ISBLANK([$Result.A100]);&quot;&quot;; [$Result.A100])">
            <text:p/>
          </table:table-cell>
          <table:table-cell table:style-name="ce34" table:formula="of:=IF(ISBLANK([$Result.B100]);&quot;&quot;; [$Result.B100])">
            <text:p/>
          </table:table-cell>
          <table:table-cell table:content-validation-name="val1"/>
          <table:table-cell/>
        </table:table-row>
        <table:table-row table:style-name="ro6">
          <table:table-cell table:style-name="ce33" table:formula="of:=IF(ISBLANK([$Result.A101]);&quot;&quot;; [$Result.A101])">
            <text:p/>
          </table:table-cell>
          <table:table-cell table:style-name="ce34" table:formula="of:=IF(ISBLANK([$Result.B101]);&quot;&quot;; [$Result.B101])">
            <text:p/>
          </table:table-cell>
          <table:table-cell table:content-validation-name="val1"/>
          <table:table-cell/>
        </table:table-row>
        <table:table-row table:style-name="ro6">
          <table:table-cell table:style-name="ce33" table:formula="of:=IF(ISBLANK([$Result.A102]);&quot;&quot;; [$Result.A102])">
            <text:p/>
          </table:table-cell>
          <table:table-cell table:style-name="ce34" table:formula="of:=IF(ISBLANK([$Result.B102]);&quot;&quot;; [$Result.B102])">
            <text:p/>
          </table:table-cell>
          <table:table-cell table:content-validation-name="val1"/>
          <table:table-cell/>
        </table:table-row>
        <table:table-row table:style-name="ro6">
          <table:table-cell table:style-name="ce33" table:formula="of:=IF(ISBLANK([$Result.A103]);&quot;&quot;; [$Result.A103])">
            <text:p/>
          </table:table-cell>
          <table:table-cell table:style-name="ce34" table:formula="of:=IF(ISBLANK([$Result.B103]);&quot;&quot;; [$Result.B103])">
            <text:p/>
          </table:table-cell>
          <table:table-cell table:content-validation-name="val1"/>
          <table:table-cell/>
        </table:table-row>
        <table:table-row table:style-name="ro6">
          <table:table-cell table:style-name="ce33" table:formula="of:=IF(ISBLANK([$Result.A104]);&quot;&quot;; [$Result.A104])">
            <text:p/>
          </table:table-cell>
          <table:table-cell table:style-name="ce34" table:formula="of:=IF(ISBLANK([$Result.B104]);&quot;&quot;; [$Result.B104])">
            <text:p/>
          </table:table-cell>
          <table:table-cell table:content-validation-name="val1"/>
          <table:table-cell/>
        </table:table-row>
        <table:table-row table:style-name="ro6">
          <table:table-cell table:style-name="ce33" table:formula="of:=IF(ISBLANK([$Result.A105]);&quot;&quot;; [$Result.A105])">
            <text:p/>
          </table:table-cell>
          <table:table-cell table:style-name="ce34" table:formula="of:=IF(ISBLANK([$Result.B105]);&quot;&quot;; [$Result.B105])">
            <text:p/>
          </table:table-cell>
          <table:table-cell table:content-validation-name="val1"/>
          <table:table-cell/>
        </table:table-row>
        <table:table-row table:style-name="ro6">
          <table:table-cell table:style-name="ce33" table:formula="of:=IF(ISBLANK([$Result.A106]);&quot;&quot;; [$Result.A106])">
            <text:p/>
          </table:table-cell>
          <table:table-cell table:style-name="ce34" table:formula="of:=IF(ISBLANK([$Result.B106]);&quot;&quot;; [$Result.B106])">
            <text:p/>
          </table:table-cell>
          <table:table-cell table:content-validation-name="val1"/>
          <table:table-cell/>
        </table:table-row>
        <table:table-row table:style-name="ro6">
          <table:table-cell table:style-name="ce33" table:formula="of:=IF(ISBLANK([$Result.A107]);&quot;&quot;; [$Result.A107])">
            <text:p/>
          </table:table-cell>
          <table:table-cell table:style-name="ce34" table:formula="of:=IF(ISBLANK([$Result.B107]);&quot;&quot;; [$Result.B107])">
            <text:p/>
          </table:table-cell>
          <table:table-cell table:content-validation-name="val1"/>
          <table:table-cell/>
        </table:table-row>
        <table:table-row table:style-name="ro6">
          <table:table-cell table:style-name="ce33" table:formula="of:=IF(ISBLANK([$Result.A108]);&quot;&quot;; [$Result.A108])">
            <text:p/>
          </table:table-cell>
          <table:table-cell table:style-name="ce34" table:formula="of:=IF(ISBLANK([$Result.B108]);&quot;&quot;; [$Result.B108])">
            <text:p/>
          </table:table-cell>
          <table:table-cell table:content-validation-name="val1"/>
          <table:table-cell/>
        </table:table-row>
        <table:table-row table:style-name="ro6">
          <table:table-cell table:style-name="ce33" table:formula="of:=IF(ISBLANK([$Result.A109]);&quot;&quot;; [$Result.A109])">
            <text:p/>
          </table:table-cell>
          <table:table-cell table:style-name="ce34" table:formula="of:=IF(ISBLANK([$Result.B109]);&quot;&quot;; [$Result.B109])">
            <text:p/>
          </table:table-cell>
          <table:table-cell table:content-validation-name="val1"/>
          <table:table-cell/>
        </table:table-row>
        <table:table-row table:style-name="ro6">
          <table:table-cell table:style-name="ce33" table:formula="of:=IF(ISBLANK([$Result.A110]);&quot;&quot;; [$Result.A110])">
            <text:p/>
          </table:table-cell>
          <table:table-cell table:style-name="ce34" table:formula="of:=IF(ISBLANK([$Result.B110]);&quot;&quot;; [$Result.B110])">
            <text:p/>
          </table:table-cell>
          <table:table-cell table:content-validation-name="val1"/>
          <table:table-cell/>
        </table:table-row>
        <table:table-row table:style-name="ro6">
          <table:table-cell table:style-name="ce33" table:formula="of:=IF(ISBLANK([$Result.A111]);&quot;&quot;; [$Result.A111])">
            <text:p/>
          </table:table-cell>
          <table:table-cell table:style-name="ce34" table:formula="of:=IF(ISBLANK([$Result.B111]);&quot;&quot;; [$Result.B111])">
            <text:p/>
          </table:table-cell>
          <table:table-cell table:content-validation-name="val1"/>
          <table:table-cell/>
        </table:table-row>
        <table:table-row table:style-name="ro6">
          <table:table-cell table:style-name="ce33" table:formula="of:=IF(ISBLANK([$Result.A112]);&quot;&quot;; [$Result.A112])">
            <text:p/>
          </table:table-cell>
          <table:table-cell table:style-name="ce34" table:formula="of:=IF(ISBLANK([$Result.B112]);&quot;&quot;; [$Result.B112])">
            <text:p/>
          </table:table-cell>
          <table:table-cell table:content-validation-name="val1"/>
          <table:table-cell/>
        </table:table-row>
        <table:table-row table:style-name="ro6">
          <table:table-cell table:style-name="ce33" table:formula="of:=IF(ISBLANK([$Result.A113]);&quot;&quot;; [$Result.A113])">
            <text:p/>
          </table:table-cell>
          <table:table-cell table:style-name="ce34" table:formula="of:=IF(ISBLANK([$Result.B113]);&quot;&quot;; [$Result.B113])">
            <text:p/>
          </table:table-cell>
          <table:table-cell table:content-validation-name="val1"/>
          <table:table-cell/>
        </table:table-row>
        <table:table-row table:style-name="ro6">
          <table:table-cell table:style-name="ce33" table:formula="of:=IF(ISBLANK([$Result.A114]);&quot;&quot;; [$Result.A114])">
            <text:p/>
          </table:table-cell>
          <table:table-cell table:style-name="ce34" table:formula="of:=IF(ISBLANK([$Result.B114]);&quot;&quot;; [$Result.B114])">
            <text:p/>
          </table:table-cell>
          <table:table-cell table:content-validation-name="val1"/>
          <table:table-cell/>
        </table:table-row>
        <table:table-row table:style-name="ro6">
          <table:table-cell table:style-name="ce33" table:formula="of:=IF(ISBLANK([$Result.A115]);&quot;&quot;; [$Result.A115])">
            <text:p/>
          </table:table-cell>
          <table:table-cell table:style-name="ce34" table:formula="of:=IF(ISBLANK([$Result.B115]);&quot;&quot;; [$Result.B115])">
            <text:p/>
          </table:table-cell>
          <table:table-cell table:content-validation-name="val1"/>
          <table:table-cell/>
        </table:table-row>
        <table:table-row table:style-name="ro6">
          <table:table-cell table:style-name="ce33" table:formula="of:=IF(ISBLANK([$Result.A116]);&quot;&quot;; [$Result.A116])">
            <text:p/>
          </table:table-cell>
          <table:table-cell table:style-name="ce34" table:formula="of:=IF(ISBLANK([$Result.B116]);&quot;&quot;; [$Result.B116])">
            <text:p/>
          </table:table-cell>
          <table:table-cell table:content-validation-name="val1"/>
          <table:table-cell/>
        </table:table-row>
        <table:table-row table:style-name="ro6">
          <table:table-cell table:style-name="ce33" table:formula="of:=IF(ISBLANK([$Result.A117]);&quot;&quot;; [$Result.A117])">
            <text:p/>
          </table:table-cell>
          <table:table-cell table:style-name="ce34" table:formula="of:=IF(ISBLANK([$Result.B117]);&quot;&quot;; [$Result.B117])">
            <text:p/>
          </table:table-cell>
          <table:table-cell table:content-validation-name="val1"/>
          <table:table-cell/>
        </table:table-row>
        <table:table-row table:style-name="ro6">
          <table:table-cell table:style-name="ce33" table:formula="of:=IF(ISBLANK([$Result.A118]);&quot;&quot;; [$Result.A118])">
            <text:p/>
          </table:table-cell>
          <table:table-cell table:style-name="ce34" table:formula="of:=IF(ISBLANK([$Result.B118]);&quot;&quot;; [$Result.B118])">
            <text:p/>
          </table:table-cell>
          <table:table-cell table:content-validation-name="val1"/>
          <table:table-cell/>
        </table:table-row>
        <table:table-row table:style-name="ro6">
          <table:table-cell table:style-name="ce33" table:formula="of:=IF(ISBLANK([$Result.A119]);&quot;&quot;; [$Result.A119])">
            <text:p/>
          </table:table-cell>
          <table:table-cell table:style-name="ce34" table:formula="of:=IF(ISBLANK([$Result.B119]);&quot;&quot;; [$Result.B119])">
            <text:p/>
          </table:table-cell>
          <table:table-cell table:content-validation-name="val1"/>
          <table:table-cell/>
        </table:table-row>
        <table:table-row table:style-name="ro6">
          <table:table-cell table:style-name="ce33" table:formula="of:=IF(ISBLANK([$Result.A120]);&quot;&quot;; [$Result.A120])">
            <text:p/>
          </table:table-cell>
          <table:table-cell table:style-name="ce34" table:formula="of:=IF(ISBLANK([$Result.B120]);&quot;&quot;; [$Result.B120])">
            <text:p/>
          </table:table-cell>
          <table:table-cell table:content-validation-name="val1"/>
          <table:table-cell/>
        </table:table-row>
        <table:table-row table:style-name="ro6">
          <table:table-cell table:style-name="ce33" table:formula="of:=IF(ISBLANK([$Result.A121]);&quot;&quot;; [$Result.A121])">
            <text:p/>
          </table:table-cell>
          <table:table-cell table:style-name="ce34" table:formula="of:=IF(ISBLANK([$Result.B121]);&quot;&quot;; [$Result.B121])">
            <text:p/>
          </table:table-cell>
          <table:table-cell table:content-validation-name="val1"/>
          <table:table-cell/>
        </table:table-row>
        <table:table-row table:style-name="ro6">
          <table:table-cell table:style-name="ce33" table:formula="of:=IF(ISBLANK([$Result.A122]);&quot;&quot;; [$Result.A122])">
            <text:p/>
          </table:table-cell>
          <table:table-cell table:style-name="ce34" table:formula="of:=IF(ISBLANK([$Result.B122]);&quot;&quot;; [$Result.B122])">
            <text:p/>
          </table:table-cell>
          <table:table-cell table:content-validation-name="val1"/>
          <table:table-cell/>
        </table:table-row>
        <table:table-row table:style-name="ro6">
          <table:table-cell table:style-name="ce33" table:formula="of:=IF(ISBLANK([$Result.A123]);&quot;&quot;; [$Result.A123])">
            <text:p/>
          </table:table-cell>
          <table:table-cell table:style-name="ce34" table:formula="of:=IF(ISBLANK([$Result.B123]);&quot;&quot;; [$Result.B123])">
            <text:p/>
          </table:table-cell>
          <table:table-cell table:content-validation-name="val1"/>
          <table:table-cell/>
        </table:table-row>
        <table:table-row table:style-name="ro6">
          <table:table-cell table:style-name="ce33" table:formula="of:=IF(ISBLANK([$Result.A124]);&quot;&quot;; [$Result.A124])">
            <text:p/>
          </table:table-cell>
          <table:table-cell table:style-name="ce34" table:formula="of:=IF(ISBLANK([$Result.B124]);&quot;&quot;; [$Result.B124])">
            <text:p/>
          </table:table-cell>
          <table:table-cell table:content-validation-name="val1"/>
          <table:table-cell/>
        </table:table-row>
        <table:table-row table:style-name="ro6">
          <table:table-cell table:style-name="ce33" table:formula="of:=IF(ISBLANK([$Result.A125]);&quot;&quot;; [$Result.A125])">
            <text:p/>
          </table:table-cell>
          <table:table-cell table:style-name="ce34" table:formula="of:=IF(ISBLANK([$Result.B125]);&quot;&quot;; [$Result.B125])">
            <text:p/>
          </table:table-cell>
          <table:table-cell table:content-validation-name="val1"/>
          <table:table-cell/>
        </table:table-row>
        <table:table-row table:style-name="ro6">
          <table:table-cell table:style-name="ce33" table:formula="of:=IF(ISBLANK([$Result.A126]);&quot;&quot;; [$Result.A126])">
            <text:p/>
          </table:table-cell>
          <table:table-cell table:style-name="ce34" table:formula="of:=IF(ISBLANK([$Result.B126]);&quot;&quot;; [$Result.B126])">
            <text:p/>
          </table:table-cell>
          <table:table-cell table:content-validation-name="val1"/>
          <table:table-cell/>
        </table:table-row>
        <table:table-row table:style-name="ro6">
          <table:table-cell table:style-name="ce33" table:formula="of:=IF(ISBLANK([$Result.A127]);&quot;&quot;; [$Result.A127])">
            <text:p/>
          </table:table-cell>
          <table:table-cell table:style-name="ce34" table:formula="of:=IF(ISBLANK([$Result.B127]);&quot;&quot;; [$Result.B127])">
            <text:p/>
          </table:table-cell>
          <table:table-cell table:content-validation-name="val1"/>
          <table:table-cell/>
        </table:table-row>
        <table:table-row table:style-name="ro6">
          <table:table-cell table:style-name="ce33" table:formula="of:=IF(ISBLANK([$Result.A128]);&quot;&quot;; [$Result.A128])">
            <text:p/>
          </table:table-cell>
          <table:table-cell table:style-name="ce34" table:formula="of:=IF(ISBLANK([$Result.B128]);&quot;&quot;; [$Result.B128])">
            <text:p/>
          </table:table-cell>
          <table:table-cell table:content-validation-name="val1"/>
          <table:table-cell/>
        </table:table-row>
        <table:table-row table:style-name="ro6">
          <table:table-cell table:style-name="ce33" table:formula="of:=IF(ISBLANK([$Result.A129]);&quot;&quot;; [$Result.A129])">
            <text:p/>
          </table:table-cell>
          <table:table-cell table:style-name="ce34" table:formula="of:=IF(ISBLANK([$Result.B129]);&quot;&quot;; [$Result.B129])">
            <text:p/>
          </table:table-cell>
          <table:table-cell table:content-validation-name="val1"/>
          <table:table-cell/>
        </table:table-row>
        <table:table-row table:style-name="ro6">
          <table:table-cell table:style-name="ce33" table:formula="of:=IF(ISBLANK([$Result.A130]);&quot;&quot;; [$Result.A130])">
            <text:p/>
          </table:table-cell>
          <table:table-cell table:style-name="ce34" table:formula="of:=IF(ISBLANK([$Result.B130]);&quot;&quot;; [$Result.B130])">
            <text:p/>
          </table:table-cell>
          <table:table-cell table:content-validation-name="val1"/>
          <table:table-cell/>
        </table:table-row>
        <table:table-row table:style-name="ro6">
          <table:table-cell table:style-name="ce33" table:formula="of:=IF(ISBLANK([$Result.A131]);&quot;&quot;; [$Result.A131])">
            <text:p/>
          </table:table-cell>
          <table:table-cell table:style-name="ce34" table:formula="of:=IF(ISBLANK([$Result.B131]);&quot;&quot;; [$Result.B131])">
            <text:p/>
          </table:table-cell>
          <table:table-cell table:content-validation-name="val1"/>
          <table:table-cell/>
        </table:table-row>
        <table:table-row table:style-name="ro6">
          <table:table-cell table:style-name="ce33" table:formula="of:=IF(ISBLANK([$Result.A132]);&quot;&quot;; [$Result.A132])">
            <text:p/>
          </table:table-cell>
          <table:table-cell table:style-name="ce34" table:formula="of:=IF(ISBLANK([$Result.B132]);&quot;&quot;; [$Result.B132])">
            <text:p/>
          </table:table-cell>
          <table:table-cell table:content-validation-name="val1"/>
          <table:table-cell/>
        </table:table-row>
        <table:table-row table:style-name="ro6">
          <table:table-cell table:style-name="ce33" table:formula="of:=IF(ISBLANK([$Result.A133]);&quot;&quot;; [$Result.A133])">
            <text:p/>
          </table:table-cell>
          <table:table-cell table:style-name="ce34" table:formula="of:=IF(ISBLANK([$Result.B133]);&quot;&quot;; [$Result.B133])">
            <text:p/>
          </table:table-cell>
          <table:table-cell table:content-validation-name="val1"/>
          <table:table-cell/>
        </table:table-row>
        <table:table-row table:style-name="ro6">
          <table:table-cell table:style-name="ce33" table:formula="of:=IF(ISBLANK([$Result.A134]);&quot;&quot;; [$Result.A134])">
            <text:p/>
          </table:table-cell>
          <table:table-cell table:style-name="ce34" table:formula="of:=IF(ISBLANK([$Result.B134]);&quot;&quot;; [$Result.B134])">
            <text:p/>
          </table:table-cell>
          <table:table-cell table:content-validation-name="val1"/>
          <table:table-cell/>
        </table:table-row>
        <table:table-row table:style-name="ro6">
          <table:table-cell table:style-name="ce33" table:formula="of:=IF(ISBLANK([$Result.A135]);&quot;&quot;; [$Result.A135])">
            <text:p/>
          </table:table-cell>
          <table:table-cell table:style-name="ce34" table:formula="of:=IF(ISBLANK([$Result.B135]);&quot;&quot;; [$Result.B135])">
            <text:p/>
          </table:table-cell>
          <table:table-cell table:content-validation-name="val1"/>
          <table:table-cell/>
        </table:table-row>
        <table:table-row table:style-name="ro6">
          <table:table-cell table:style-name="ce33" table:formula="of:=IF(ISBLANK([$Result.A136]);&quot;&quot;; [$Result.A136])">
            <text:p/>
          </table:table-cell>
          <table:table-cell table:style-name="ce34" table:formula="of:=IF(ISBLANK([$Result.B136]);&quot;&quot;; [$Result.B136])">
            <text:p/>
          </table:table-cell>
          <table:table-cell table:content-validation-name="val1"/>
          <table:table-cell/>
        </table:table-row>
        <table:table-row table:style-name="ro6">
          <table:table-cell table:style-name="ce33" table:formula="of:=IF(ISBLANK([$Result.A137]);&quot;&quot;; [$Result.A137])">
            <text:p/>
          </table:table-cell>
          <table:table-cell table:style-name="ce34" table:formula="of:=IF(ISBLANK([$Result.B137]);&quot;&quot;; [$Result.B137])">
            <text:p/>
          </table:table-cell>
          <table:table-cell table:content-validation-name="val1"/>
          <table:table-cell/>
        </table:table-row>
        <table:table-row table:style-name="ro6">
          <table:table-cell table:style-name="ce33" table:formula="of:=IF(ISBLANK([$Result.A138]);&quot;&quot;; [$Result.A138])">
            <text:p/>
          </table:table-cell>
          <table:table-cell table:style-name="ce34" table:formula="of:=IF(ISBLANK([$Result.B138]);&quot;&quot;; [$Result.B138])">
            <text:p/>
          </table:table-cell>
          <table:table-cell table:content-validation-name="val1"/>
          <table:table-cell/>
        </table:table-row>
        <table:table-row table:style-name="ro6">
          <table:table-cell table:style-name="ce33" table:formula="of:=IF(ISBLANK([$Result.A139]);&quot;&quot;; [$Result.A139])">
            <text:p/>
          </table:table-cell>
          <table:table-cell table:style-name="ce34" table:formula="of:=IF(ISBLANK([$Result.B139]);&quot;&quot;; [$Result.B139])">
            <text:p/>
          </table:table-cell>
          <table:table-cell table:content-validation-name="val1"/>
          <table:table-cell/>
        </table:table-row>
        <table:table-row table:style-name="ro6">
          <table:table-cell table:style-name="ce33" table:formula="of:=IF(ISBLANK([$Result.A140]);&quot;&quot;; [$Result.A140])">
            <text:p/>
          </table:table-cell>
          <table:table-cell table:style-name="ce34" table:formula="of:=IF(ISBLANK([$Result.B140]);&quot;&quot;; [$Result.B140])">
            <text:p/>
          </table:table-cell>
          <table:table-cell table:content-validation-name="val1"/>
          <table:table-cell/>
        </table:table-row>
        <table:table-row table:style-name="ro6">
          <table:table-cell table:style-name="ce33" table:formula="of:=IF(ISBLANK([$Result.A141]);&quot;&quot;; [$Result.A141])">
            <text:p/>
          </table:table-cell>
          <table:table-cell table:style-name="ce34" table:formula="of:=IF(ISBLANK([$Result.B141]);&quot;&quot;; [$Result.B141])">
            <text:p/>
          </table:table-cell>
          <table:table-cell table:content-validation-name="val1"/>
          <table:table-cell/>
        </table:table-row>
        <table:table-row table:style-name="ro6">
          <table:table-cell table:style-name="ce33" table:formula="of:=IF(ISBLANK([$Result.A142]);&quot;&quot;; [$Result.A142])">
            <text:p/>
          </table:table-cell>
          <table:table-cell table:style-name="ce34" table:formula="of:=IF(ISBLANK([$Result.B142]);&quot;&quot;; [$Result.B142])">
            <text:p/>
          </table:table-cell>
          <table:table-cell table:content-validation-name="val1"/>
          <table:table-cell/>
        </table:table-row>
        <table:table-row table:style-name="ro6">
          <table:table-cell table:style-name="ce33" table:formula="of:=IF(ISBLANK([$Result.A143]);&quot;&quot;; [$Result.A143])">
            <text:p/>
          </table:table-cell>
          <table:table-cell table:style-name="ce34" table:formula="of:=IF(ISBLANK([$Result.B143]);&quot;&quot;; [$Result.B143])">
            <text:p/>
          </table:table-cell>
          <table:table-cell table:content-validation-name="val1"/>
          <table:table-cell/>
        </table:table-row>
        <table:table-row table:style-name="ro6">
          <table:table-cell table:style-name="ce33" table:formula="of:=IF(ISBLANK([$Result.A144]);&quot;&quot;; [$Result.A144])">
            <text:p/>
          </table:table-cell>
          <table:table-cell table:style-name="ce34" table:formula="of:=IF(ISBLANK([$Result.B144]);&quot;&quot;; [$Result.B144])">
            <text:p/>
          </table:table-cell>
          <table:table-cell table:content-validation-name="val1"/>
          <table:table-cell/>
        </table:table-row>
        <table:table-row table:style-name="ro6">
          <table:table-cell table:style-name="ce33" table:formula="of:=IF(ISBLANK([$Result.A145]);&quot;&quot;; [$Result.A145])">
            <text:p/>
          </table:table-cell>
          <table:table-cell table:style-name="ce34" table:formula="of:=IF(ISBLANK([$Result.B145]);&quot;&quot;; [$Result.B145])">
            <text:p/>
          </table:table-cell>
          <table:table-cell table:content-validation-name="val1"/>
          <table:table-cell/>
        </table:table-row>
        <table:table-row table:style-name="ro6">
          <table:table-cell table:style-name="ce33" table:formula="of:=IF(ISBLANK([$Result.A146]);&quot;&quot;; [$Result.A146])">
            <text:p/>
          </table:table-cell>
          <table:table-cell table:style-name="ce34" table:formula="of:=IF(ISBLANK([$Result.B146]);&quot;&quot;; [$Result.B146])">
            <text:p/>
          </table:table-cell>
          <table:table-cell table:content-validation-name="val1"/>
          <table:table-cell/>
        </table:table-row>
        <table:table-row table:style-name="ro6">
          <table:table-cell table:style-name="ce33" table:formula="of:=IF(ISBLANK([$Result.A147]);&quot;&quot;; [$Result.A147])">
            <text:p/>
          </table:table-cell>
          <table:table-cell table:style-name="ce34" table:formula="of:=IF(ISBLANK([$Result.B147]);&quot;&quot;; [$Result.B147])">
            <text:p/>
          </table:table-cell>
          <table:table-cell table:content-validation-name="val1"/>
          <table:table-cell/>
        </table:table-row>
        <table:table-row table:style-name="ro6">
          <table:table-cell table:style-name="ce33" table:formula="of:=IF(ISBLANK([$Result.A148]);&quot;&quot;; [$Result.A148])">
            <text:p/>
          </table:table-cell>
          <table:table-cell table:style-name="ce34" table:formula="of:=IF(ISBLANK([$Result.B148]);&quot;&quot;; [$Result.B148])">
            <text:p/>
          </table:table-cell>
          <table:table-cell table:content-validation-name="val1"/>
          <table:table-cell/>
        </table:table-row>
        <table:table-row table:style-name="ro6">
          <table:table-cell table:style-name="ce33" table:formula="of:=IF(ISBLANK([$Result.A149]);&quot;&quot;; [$Result.A149])">
            <text:p/>
          </table:table-cell>
          <table:table-cell table:style-name="ce34" table:formula="of:=IF(ISBLANK([$Result.B149]);&quot;&quot;; [$Result.B149])">
            <text:p/>
          </table:table-cell>
          <table:table-cell table:content-validation-name="val1"/>
          <table:table-cell/>
        </table:table-row>
        <table:table-row table:style-name="ro6">
          <table:table-cell table:style-name="ce33" table:formula="of:=IF(ISBLANK([$Result.A150]);&quot;&quot;; [$Result.A150])">
            <text:p/>
          </table:table-cell>
          <table:table-cell table:style-name="ce34" table:formula="of:=IF(ISBLANK([$Result.B150]);&quot;&quot;; [$Result.B150])">
            <text:p/>
          </table:table-cell>
          <table:table-cell table:content-validation-name="val1"/>
          <table:table-cell/>
        </table:table-row>
        <table:table-row table:style-name="ro6">
          <table:table-cell table:style-name="ce33" table:formula="of:=IF(ISBLANK([$Result.A151]);&quot;&quot;; [$Result.A151])">
            <text:p/>
          </table:table-cell>
          <table:table-cell table:style-name="ce34" table:formula="of:=IF(ISBLANK([$Result.B151]);&quot;&quot;; [$Result.B151])">
            <text:p/>
          </table:table-cell>
          <table:table-cell table:content-validation-name="val1"/>
          <table:table-cell/>
        </table:table-row>
        <table:table-row table:style-name="ro6">
          <table:table-cell table:style-name="ce33" table:formula="of:=IF(ISBLANK([$Result.A152]);&quot;&quot;; [$Result.A152])">
            <text:p/>
          </table:table-cell>
          <table:table-cell table:style-name="ce34" table:formula="of:=IF(ISBLANK([$Result.B152]);&quot;&quot;; [$Result.B152])">
            <text:p/>
          </table:table-cell>
          <table:table-cell table:content-validation-name="val1"/>
          <table:table-cell/>
        </table:table-row>
        <table:table-row table:style-name="ro6">
          <table:table-cell table:style-name="ce33" table:formula="of:=IF(ISBLANK([$Result.A153]);&quot;&quot;; [$Result.A153])">
            <text:p/>
          </table:table-cell>
          <table:table-cell table:style-name="ce34" table:formula="of:=IF(ISBLANK([$Result.B153]);&quot;&quot;; [$Result.B153])">
            <text:p/>
          </table:table-cell>
          <table:table-cell table:content-validation-name="val1"/>
          <table:table-cell/>
        </table:table-row>
        <table:table-row table:style-name="ro6">
          <table:table-cell table:style-name="ce33" table:formula="of:=IF(ISBLANK([$Result.A154]);&quot;&quot;; [$Result.A154])">
            <text:p/>
          </table:table-cell>
          <table:table-cell table:style-name="ce34" table:formula="of:=IF(ISBLANK([$Result.B154]);&quot;&quot;; [$Result.B154])">
            <text:p/>
          </table:table-cell>
          <table:table-cell table:content-validation-name="val1"/>
          <table:table-cell/>
        </table:table-row>
        <table:table-row table:style-name="ro6">
          <table:table-cell table:style-name="ce33" table:formula="of:=IF(ISBLANK([$Result.A155]);&quot;&quot;; [$Result.A155])">
            <text:p/>
          </table:table-cell>
          <table:table-cell table:style-name="ce34" table:formula="of:=IF(ISBLANK([$Result.B155]);&quot;&quot;; [$Result.B155])">
            <text:p/>
          </table:table-cell>
          <table:table-cell table:content-validation-name="val1"/>
          <table:table-cell/>
        </table:table-row>
        <table:table-row table:style-name="ro6">
          <table:table-cell table:style-name="ce33" table:formula="of:=IF(ISBLANK([$Result.A156]);&quot;&quot;; [$Result.A156])">
            <text:p/>
          </table:table-cell>
          <table:table-cell table:style-name="ce34" table:formula="of:=IF(ISBLANK([$Result.B156]);&quot;&quot;; [$Result.B156])">
            <text:p/>
          </table:table-cell>
          <table:table-cell table:content-validation-name="val1"/>
          <table:table-cell/>
        </table:table-row>
        <table:table-row table:style-name="ro6">
          <table:table-cell table:style-name="ce33" table:formula="of:=IF(ISBLANK([$Result.A157]);&quot;&quot;; [$Result.A157])">
            <text:p/>
          </table:table-cell>
          <table:table-cell table:style-name="ce34" table:formula="of:=IF(ISBLANK([$Result.B157]);&quot;&quot;; [$Result.B157])">
            <text:p/>
          </table:table-cell>
          <table:table-cell table:content-validation-name="val1"/>
          <table:table-cell/>
        </table:table-row>
        <table:table-row table:style-name="ro6">
          <table:table-cell table:style-name="ce33" table:formula="of:=IF(ISBLANK([$Result.A158]);&quot;&quot;; [$Result.A158])">
            <text:p/>
          </table:table-cell>
          <table:table-cell table:style-name="ce34" table:formula="of:=IF(ISBLANK([$Result.B158]);&quot;&quot;; [$Result.B158])">
            <text:p/>
          </table:table-cell>
          <table:table-cell table:content-validation-name="val1"/>
          <table:table-cell/>
        </table:table-row>
        <table:table-row table:style-name="ro6">
          <table:table-cell table:style-name="ce33" table:formula="of:=IF(ISBLANK([$Result.A159]);&quot;&quot;; [$Result.A159])">
            <text:p/>
          </table:table-cell>
          <table:table-cell table:style-name="ce34" table:formula="of:=IF(ISBLANK([$Result.B159]);&quot;&quot;; [$Result.B159])">
            <text:p/>
          </table:table-cell>
          <table:table-cell table:content-validation-name="val1"/>
          <table:table-cell/>
        </table:table-row>
        <table:table-row table:style-name="ro6">
          <table:table-cell table:style-name="ce33" table:formula="of:=IF(ISBLANK([$Result.A160]);&quot;&quot;; [$Result.A160])">
            <text:p/>
          </table:table-cell>
          <table:table-cell table:style-name="ce34" table:formula="of:=IF(ISBLANK([$Result.B160]);&quot;&quot;; [$Result.B160])">
            <text:p/>
          </table:table-cell>
          <table:table-cell table:content-validation-name="val1"/>
          <table:table-cell/>
        </table:table-row>
        <table:table-row table:style-name="ro6">
          <table:table-cell table:style-name="ce33" table:formula="of:=IF(ISBLANK([$Result.A161]);&quot;&quot;; [$Result.A161])">
            <text:p/>
          </table:table-cell>
          <table:table-cell table:style-name="ce34" table:formula="of:=IF(ISBLANK([$Result.B161]);&quot;&quot;; [$Result.B161])">
            <text:p/>
          </table:table-cell>
          <table:table-cell table:content-validation-name="val1"/>
          <table:table-cell/>
        </table:table-row>
        <table:table-row table:style-name="ro6">
          <table:table-cell table:style-name="ce33" table:formula="of:=IF(ISBLANK([$Result.A162]);&quot;&quot;; [$Result.A162])">
            <text:p/>
          </table:table-cell>
          <table:table-cell table:style-name="ce34" table:formula="of:=IF(ISBLANK([$Result.B162]);&quot;&quot;; [$Result.B162])">
            <text:p/>
          </table:table-cell>
          <table:table-cell table:content-validation-name="val1"/>
          <table:table-cell/>
        </table:table-row>
        <table:table-row table:style-name="ro6">
          <table:table-cell table:style-name="ce33" table:formula="of:=IF(ISBLANK([$Result.A163]);&quot;&quot;; [$Result.A163])">
            <text:p/>
          </table:table-cell>
          <table:table-cell table:style-name="ce34" table:formula="of:=IF(ISBLANK([$Result.B163]);&quot;&quot;; [$Result.B163])">
            <text:p/>
          </table:table-cell>
          <table:table-cell table:content-validation-name="val1"/>
          <table:table-cell/>
        </table:table-row>
        <table:table-row table:style-name="ro6">
          <table:table-cell table:style-name="ce33" table:formula="of:=IF(ISBLANK([$Result.A164]);&quot;&quot;; [$Result.A164])">
            <text:p/>
          </table:table-cell>
          <table:table-cell table:style-name="ce34" table:formula="of:=IF(ISBLANK([$Result.B164]);&quot;&quot;; [$Result.B164])">
            <text:p/>
          </table:table-cell>
          <table:table-cell table:content-validation-name="val1"/>
          <table:table-cell/>
        </table:table-row>
        <table:table-row table:style-name="ro6">
          <table:table-cell table:style-name="ce33" table:formula="of:=IF(ISBLANK([$Result.A165]);&quot;&quot;; [$Result.A165])">
            <text:p/>
          </table:table-cell>
          <table:table-cell table:style-name="ce34" table:formula="of:=IF(ISBLANK([$Result.B165]);&quot;&quot;; [$Result.B165])">
            <text:p/>
          </table:table-cell>
          <table:table-cell table:content-validation-name="val1"/>
          <table:table-cell/>
        </table:table-row>
        <table:table-row table:style-name="ro6">
          <table:table-cell table:style-name="ce33" table:formula="of:=IF(ISBLANK([$Result.A166]);&quot;&quot;; [$Result.A166])">
            <text:p/>
          </table:table-cell>
          <table:table-cell table:style-name="ce34" table:formula="of:=IF(ISBLANK([$Result.B166]);&quot;&quot;; [$Result.B166])">
            <text:p/>
          </table:table-cell>
          <table:table-cell table:content-validation-name="val1"/>
          <table:table-cell/>
        </table:table-row>
        <table:table-row table:style-name="ro6">
          <table:table-cell table:style-name="ce33" table:formula="of:=IF(ISBLANK([$Result.A167]);&quot;&quot;; [$Result.A167])">
            <text:p/>
          </table:table-cell>
          <table:table-cell table:style-name="ce34" table:formula="of:=IF(ISBLANK([$Result.B167]);&quot;&quot;; [$Result.B167])">
            <text:p/>
          </table:table-cell>
          <table:table-cell table:content-validation-name="val1"/>
          <table:table-cell/>
        </table:table-row>
        <table:table-row table:style-name="ro6">
          <table:table-cell table:style-name="ce33" table:formula="of:=IF(ISBLANK([$Result.A168]);&quot;&quot;; [$Result.A168])">
            <text:p/>
          </table:table-cell>
          <table:table-cell table:style-name="ce34" table:formula="of:=IF(ISBLANK([$Result.B168]);&quot;&quot;; [$Result.B168])">
            <text:p/>
          </table:table-cell>
          <table:table-cell table:content-validation-name="val1"/>
          <table:table-cell/>
        </table:table-row>
        <table:table-row table:style-name="ro6">
          <table:table-cell table:style-name="ce33" table:formula="of:=IF(ISBLANK([$Result.A169]);&quot;&quot;; [$Result.A169])">
            <text:p/>
          </table:table-cell>
          <table:table-cell table:style-name="ce34" table:formula="of:=IF(ISBLANK([$Result.B169]);&quot;&quot;; [$Result.B169])">
            <text:p/>
          </table:table-cell>
          <table:table-cell table:content-validation-name="val1"/>
          <table:table-cell/>
        </table:table-row>
        <table:table-row table:style-name="ro6">
          <table:table-cell table:style-name="ce33" table:formula="of:=IF(ISBLANK([$Result.A170]);&quot;&quot;; [$Result.A170])">
            <text:p/>
          </table:table-cell>
          <table:table-cell table:style-name="ce34" table:formula="of:=IF(ISBLANK([$Result.B170]);&quot;&quot;; [$Result.B170])">
            <text:p/>
          </table:table-cell>
          <table:table-cell table:content-validation-name="val1"/>
          <table:table-cell/>
        </table:table-row>
        <table:table-row table:style-name="ro6">
          <table:table-cell table:style-name="ce33" table:formula="of:=IF(ISBLANK([$Result.A171]);&quot;&quot;; [$Result.A171])">
            <text:p/>
          </table:table-cell>
          <table:table-cell table:style-name="ce34" table:formula="of:=IF(ISBLANK([$Result.B171]);&quot;&quot;; [$Result.B171])">
            <text:p/>
          </table:table-cell>
          <table:table-cell table:content-validation-name="val1"/>
          <table:table-cell/>
        </table:table-row>
        <table:table-row table:style-name="ro6">
          <table:table-cell table:style-name="ce33" table:formula="of:=IF(ISBLANK([$Result.A172]);&quot;&quot;; [$Result.A172])">
            <text:p/>
          </table:table-cell>
          <table:table-cell table:style-name="ce34" table:formula="of:=IF(ISBLANK([$Result.B172]);&quot;&quot;; [$Result.B172])">
            <text:p/>
          </table:table-cell>
          <table:table-cell table:content-validation-name="val1"/>
          <table:table-cell/>
        </table:table-row>
        <table:table-row table:style-name="ro6">
          <table:table-cell table:style-name="ce33" table:formula="of:=IF(ISBLANK([$Result.A173]);&quot;&quot;; [$Result.A173])">
            <text:p/>
          </table:table-cell>
          <table:table-cell table:style-name="ce34" table:formula="of:=IF(ISBLANK([$Result.B173]);&quot;&quot;; [$Result.B173])">
            <text:p/>
          </table:table-cell>
          <table:table-cell table:content-validation-name="val1"/>
          <table:table-cell/>
        </table:table-row>
        <table:table-row table:style-name="ro6">
          <table:table-cell table:style-name="ce33" table:formula="of:=IF(ISBLANK([$Result.A174]);&quot;&quot;; [$Result.A174])">
            <text:p/>
          </table:table-cell>
          <table:table-cell table:style-name="ce34" table:formula="of:=IF(ISBLANK([$Result.B174]);&quot;&quot;; [$Result.B174])">
            <text:p/>
          </table:table-cell>
          <table:table-cell table:content-validation-name="val1"/>
          <table:table-cell/>
        </table:table-row>
        <table:table-row table:style-name="ro6">
          <table:table-cell table:style-name="ce33" table:formula="of:=IF(ISBLANK([$Result.A175]);&quot;&quot;; [$Result.A175])">
            <text:p/>
          </table:table-cell>
          <table:table-cell table:style-name="ce34" table:formula="of:=IF(ISBLANK([$Result.B175]);&quot;&quot;; [$Result.B175])">
            <text:p/>
          </table:table-cell>
          <table:table-cell table:content-validation-name="val1"/>
          <table:table-cell/>
        </table:table-row>
        <table:table-row table:style-name="ro6">
          <table:table-cell table:style-name="ce33" table:formula="of:=IF(ISBLANK([$Result.A176]);&quot;&quot;; [$Result.A176])">
            <text:p/>
          </table:table-cell>
          <table:table-cell table:style-name="ce34" table:formula="of:=IF(ISBLANK([$Result.B176]);&quot;&quot;; [$Result.B176])">
            <text:p/>
          </table:table-cell>
          <table:table-cell table:content-validation-name="val1"/>
          <table:table-cell/>
        </table:table-row>
        <table:table-row table:style-name="ro6">
          <table:table-cell table:style-name="ce33" table:formula="of:=IF(ISBLANK([$Result.A177]);&quot;&quot;; [$Result.A177])">
            <text:p/>
          </table:table-cell>
          <table:table-cell table:style-name="ce34" table:formula="of:=IF(ISBLANK([$Result.B177]);&quot;&quot;; [$Result.B177])">
            <text:p/>
          </table:table-cell>
          <table:table-cell table:content-validation-name="val1"/>
          <table:table-cell/>
        </table:table-row>
        <table:table-row table:style-name="ro6">
          <table:table-cell table:style-name="ce33" table:formula="of:=IF(ISBLANK([$Result.A178]);&quot;&quot;; [$Result.A178])">
            <text:p/>
          </table:table-cell>
          <table:table-cell table:style-name="ce34" table:formula="of:=IF(ISBLANK([$Result.B178]);&quot;&quot;; [$Result.B178])">
            <text:p/>
          </table:table-cell>
          <table:table-cell table:content-validation-name="val1"/>
          <table:table-cell/>
        </table:table-row>
        <table:table-row table:style-name="ro6">
          <table:table-cell table:style-name="ce33" table:formula="of:=IF(ISBLANK([$Result.A179]);&quot;&quot;; [$Result.A179])">
            <text:p/>
          </table:table-cell>
          <table:table-cell table:style-name="ce34" table:formula="of:=IF(ISBLANK([$Result.B179]);&quot;&quot;; [$Result.B179])">
            <text:p/>
          </table:table-cell>
          <table:table-cell table:content-validation-name="val1"/>
          <table:table-cell/>
        </table:table-row>
        <table:table-row table:style-name="ro6">
          <table:table-cell table:style-name="ce33" table:formula="of:=IF(ISBLANK([$Result.A180]);&quot;&quot;; [$Result.A180])">
            <text:p/>
          </table:table-cell>
          <table:table-cell table:style-name="ce34" table:formula="of:=IF(ISBLANK([$Result.B180]);&quot;&quot;; [$Result.B180])">
            <text:p/>
          </table:table-cell>
          <table:table-cell table:content-validation-name="val1"/>
          <table:table-cell/>
        </table:table-row>
        <table:table-row table:style-name="ro6">
          <table:table-cell table:style-name="ce33" table:formula="of:=IF(ISBLANK([$Result.A181]);&quot;&quot;; [$Result.A181])">
            <text:p/>
          </table:table-cell>
          <table:table-cell table:style-name="ce34" table:formula="of:=IF(ISBLANK([$Result.B181]);&quot;&quot;; [$Result.B181])">
            <text:p/>
          </table:table-cell>
          <table:table-cell table:content-validation-name="val1"/>
          <table:table-cell/>
        </table:table-row>
        <table:table-row table:style-name="ro6">
          <table:table-cell table:style-name="ce33" table:formula="of:=IF(ISBLANK([$Result.A182]);&quot;&quot;; [$Result.A182])">
            <text:p/>
          </table:table-cell>
          <table:table-cell table:style-name="ce34" table:formula="of:=IF(ISBLANK([$Result.B182]);&quot;&quot;; [$Result.B182])">
            <text:p/>
          </table:table-cell>
          <table:table-cell table:content-validation-name="val1"/>
          <table:table-cell/>
        </table:table-row>
        <table:table-row table:style-name="ro6">
          <table:table-cell table:style-name="ce33" table:formula="of:=IF(ISBLANK([$Result.A183]);&quot;&quot;; [$Result.A183])">
            <text:p/>
          </table:table-cell>
          <table:table-cell table:style-name="ce34" table:formula="of:=IF(ISBLANK([$Result.B183]);&quot;&quot;; [$Result.B183])">
            <text:p/>
          </table:table-cell>
          <table:table-cell table:content-validation-name="val1"/>
          <table:table-cell/>
        </table:table-row>
        <table:table-row table:style-name="ro6">
          <table:table-cell table:style-name="ce33" table:formula="of:=IF(ISBLANK([$Result.A184]);&quot;&quot;; [$Result.A184])">
            <text:p/>
          </table:table-cell>
          <table:table-cell table:style-name="ce34" table:formula="of:=IF(ISBLANK([$Result.B184]);&quot;&quot;; [$Result.B184])">
            <text:p/>
          </table:table-cell>
          <table:table-cell table:content-validation-name="val1"/>
          <table:table-cell/>
        </table:table-row>
        <table:table-row table:style-name="ro6">
          <table:table-cell table:style-name="ce33" table:formula="of:=IF(ISBLANK([$Result.A185]);&quot;&quot;; [$Result.A185])">
            <text:p/>
          </table:table-cell>
          <table:table-cell table:style-name="ce34" table:formula="of:=IF(ISBLANK([$Result.B185]);&quot;&quot;; [$Result.B185])">
            <text:p/>
          </table:table-cell>
          <table:table-cell table:content-validation-name="val1"/>
          <table:table-cell/>
        </table:table-row>
        <table:table-row table:style-name="ro6">
          <table:table-cell table:style-name="ce33" table:formula="of:=IF(ISBLANK([$Result.A186]);&quot;&quot;; [$Result.A186])">
            <text:p/>
          </table:table-cell>
          <table:table-cell table:style-name="ce34" table:formula="of:=IF(ISBLANK([$Result.B186]);&quot;&quot;; [$Result.B186])">
            <text:p/>
          </table:table-cell>
          <table:table-cell table:content-validation-name="val1"/>
          <table:table-cell/>
        </table:table-row>
        <table:table-row table:style-name="ro6">
          <table:table-cell table:style-name="ce33" table:formula="of:=IF(ISBLANK([$Result.A187]);&quot;&quot;; [$Result.A187])">
            <text:p/>
          </table:table-cell>
          <table:table-cell table:style-name="ce34" table:formula="of:=IF(ISBLANK([$Result.B187]);&quot;&quot;; [$Result.B187])">
            <text:p/>
          </table:table-cell>
          <table:table-cell table:content-validation-name="val1"/>
          <table:table-cell/>
        </table:table-row>
        <table:table-row table:style-name="ro6">
          <table:table-cell table:style-name="ce33" table:formula="of:=IF(ISBLANK([$Result.A188]);&quot;&quot;; [$Result.A188])">
            <text:p/>
          </table:table-cell>
          <table:table-cell table:style-name="ce34" table:formula="of:=IF(ISBLANK([$Result.B188]);&quot;&quot;; [$Result.B188])">
            <text:p/>
          </table:table-cell>
          <table:table-cell table:content-validation-name="val1"/>
          <table:table-cell/>
        </table:table-row>
        <table:table-row table:style-name="ro6">
          <table:table-cell table:style-name="ce33" table:formula="of:=IF(ISBLANK([$Result.A189]);&quot;&quot;; [$Result.A189])">
            <text:p/>
          </table:table-cell>
          <table:table-cell table:style-name="ce34" table:formula="of:=IF(ISBLANK([$Result.B189]);&quot;&quot;; [$Result.B189])">
            <text:p/>
          </table:table-cell>
          <table:table-cell table:content-validation-name="val1"/>
          <table:table-cell/>
        </table:table-row>
        <table:table-row table:style-name="ro6">
          <table:table-cell table:style-name="ce33" table:formula="of:=IF(ISBLANK([$Result.A190]);&quot;&quot;; [$Result.A190])">
            <text:p/>
          </table:table-cell>
          <table:table-cell table:style-name="ce34" table:formula="of:=IF(ISBLANK([$Result.B190]);&quot;&quot;; [$Result.B190])">
            <text:p/>
          </table:table-cell>
          <table:table-cell table:content-validation-name="val1"/>
          <table:table-cell/>
        </table:table-row>
        <table:table-row table:style-name="ro6">
          <table:table-cell table:style-name="ce33" table:formula="of:=IF(ISBLANK([$Result.A191]);&quot;&quot;; [$Result.A191])">
            <text:p/>
          </table:table-cell>
          <table:table-cell table:style-name="ce34" table:formula="of:=IF(ISBLANK([$Result.B191]);&quot;&quot;; [$Result.B191])">
            <text:p/>
          </table:table-cell>
          <table:table-cell table:content-validation-name="val1"/>
          <table:table-cell/>
        </table:table-row>
        <table:table-row table:style-name="ro6">
          <table:table-cell table:style-name="ce33" table:formula="of:=IF(ISBLANK([$Result.A192]);&quot;&quot;; [$Result.A192])">
            <text:p/>
          </table:table-cell>
          <table:table-cell table:style-name="ce34" table:formula="of:=IF(ISBLANK([$Result.B192]);&quot;&quot;; [$Result.B192])">
            <text:p/>
          </table:table-cell>
          <table:table-cell table:content-validation-name="val1"/>
          <table:table-cell/>
        </table:table-row>
        <table:table-row table:style-name="ro6">
          <table:table-cell table:style-name="ce33" table:formula="of:=IF(ISBLANK([$Result.A193]);&quot;&quot;; [$Result.A193])">
            <text:p/>
          </table:table-cell>
          <table:table-cell table:style-name="ce34" table:formula="of:=IF(ISBLANK([$Result.B193]);&quot;&quot;; [$Result.B193])">
            <text:p/>
          </table:table-cell>
          <table:table-cell table:content-validation-name="val1"/>
          <table:table-cell/>
        </table:table-row>
        <table:table-row table:style-name="ro6">
          <table:table-cell table:style-name="ce33" table:formula="of:=IF(ISBLANK([$Result.A194]);&quot;&quot;; [$Result.A194])">
            <text:p/>
          </table:table-cell>
          <table:table-cell table:style-name="ce34" table:formula="of:=IF(ISBLANK([$Result.B194]);&quot;&quot;; [$Result.B194])">
            <text:p/>
          </table:table-cell>
          <table:table-cell table:content-validation-name="val1"/>
          <table:table-cell/>
        </table:table-row>
        <table:table-row table:style-name="ro6">
          <table:table-cell table:style-name="ce33" table:formula="of:=IF(ISBLANK([$Result.A195]);&quot;&quot;; [$Result.A195])">
            <text:p/>
          </table:table-cell>
          <table:table-cell table:style-name="ce34" table:formula="of:=IF(ISBLANK([$Result.B195]);&quot;&quot;; [$Result.B195])">
            <text:p/>
          </table:table-cell>
          <table:table-cell table:content-validation-name="val1"/>
          <table:table-cell/>
        </table:table-row>
        <table:table-row table:style-name="ro6">
          <table:table-cell table:style-name="ce33" table:formula="of:=IF(ISBLANK([$Result.A196]);&quot;&quot;; [$Result.A196])">
            <text:p/>
          </table:table-cell>
          <table:table-cell table:style-name="ce34" table:formula="of:=IF(ISBLANK([$Result.B196]);&quot;&quot;; [$Result.B196])">
            <text:p/>
          </table:table-cell>
          <table:table-cell table:content-validation-name="val1"/>
          <table:table-cell/>
        </table:table-row>
        <table:table-row table:style-name="ro6">
          <table:table-cell table:style-name="ce33" table:formula="of:=IF(ISBLANK([$Result.A197]);&quot;&quot;; [$Result.A197])">
            <text:p/>
          </table:table-cell>
          <table:table-cell table:style-name="ce34" table:formula="of:=IF(ISBLANK([$Result.B197]);&quot;&quot;; [$Result.B197])">
            <text:p/>
          </table:table-cell>
          <table:table-cell table:content-validation-name="val1"/>
          <table:table-cell/>
        </table:table-row>
        <table:table-row table:style-name="ro6">
          <table:table-cell table:style-name="ce33" table:formula="of:=IF(ISBLANK([$Result.A198]);&quot;&quot;; [$Result.A198])">
            <text:p/>
          </table:table-cell>
          <table:table-cell table:style-name="ce34" table:formula="of:=IF(ISBLANK([$Result.B198]);&quot;&quot;; [$Result.B198])">
            <text:p/>
          </table:table-cell>
          <table:table-cell table:content-validation-name="val1"/>
          <table:table-cell/>
        </table:table-row>
        <table:table-row table:style-name="ro6">
          <table:table-cell table:style-name="ce33" table:formula="of:=IF(ISBLANK([$Result.A199]);&quot;&quot;; [$Result.A199])">
            <text:p/>
          </table:table-cell>
          <table:table-cell table:style-name="ce34" table:formula="of:=IF(ISBLANK([$Result.B199]);&quot;&quot;; [$Result.B199])">
            <text:p/>
          </table:table-cell>
          <table:table-cell table:content-validation-name="val1"/>
          <table:table-cell/>
        </table:table-row>
        <table:table-row table:style-name="ro6">
          <table:table-cell table:style-name="ce33" table:formula="of:=IF(ISBLANK([$Result.A200]);&quot;&quot;; [$Result.A200])">
            <text:p/>
          </table:table-cell>
          <table:table-cell table:style-name="ce34" table:formula="of:=IF(ISBLANK([$Result.B200]);&quot;&quot;; [$Result.B200])">
            <text:p/>
          </table:table-cell>
          <table:table-cell table:content-validation-name="val1"/>
          <table:table-cell/>
        </table:table-row>
        <table:table-row table:style-name="ro6">
          <table:table-cell table:style-name="ce33" table:formula="of:=IF(ISBLANK([$Result.A201]);&quot;&quot;; [$Result.A201])">
            <text:p/>
          </table:table-cell>
          <table:table-cell table:style-name="ce34" table:formula="of:=IF(ISBLANK([$Result.B201]);&quot;&quot;; [$Result.B201])">
            <text:p/>
          </table:table-cell>
          <table:table-cell table:content-validation-name="val1"/>
          <table:table-cell/>
        </table:table-row>
        <table:table-row table:style-name="ro6">
          <table:table-cell table:style-name="ce33" table:formula="of:=IF(ISBLANK([$Result.A202]);&quot;&quot;; [$Result.A202])">
            <text:p/>
          </table:table-cell>
          <table:table-cell table:style-name="ce34" table:formula="of:=IF(ISBLANK([$Result.B202]);&quot;&quot;; [$Result.B202])">
            <text:p/>
          </table:table-cell>
          <table:table-cell table:content-validation-name="val1"/>
          <table:table-cell/>
        </table:table-row>
        <table:table-row table:style-name="ro6">
          <table:table-cell table:style-name="ce33" table:formula="of:=IF(ISBLANK([$Result.A203]);&quot;&quot;; [$Result.A203])">
            <text:p/>
          </table:table-cell>
          <table:table-cell table:style-name="ce34" table:formula="of:=IF(ISBLANK([$Result.B203]);&quot;&quot;; [$Result.B203])">
            <text:p/>
          </table:table-cell>
          <table:table-cell table:content-validation-name="val1"/>
          <table:table-cell/>
        </table:table-row>
        <table:table-row table:style-name="ro6">
          <table:table-cell table:style-name="ce33" table:formula="of:=IF(ISBLANK([$Result.A204]);&quot;&quot;; [$Result.A204])">
            <text:p/>
          </table:table-cell>
          <table:table-cell table:style-name="ce34" table:formula="of:=IF(ISBLANK([$Result.B204]);&quot;&quot;; [$Result.B204])">
            <text:p/>
          </table:table-cell>
          <table:table-cell table:content-validation-name="val1"/>
          <table:table-cell/>
        </table:table-row>
        <table:table-row table:style-name="ro6">
          <table:table-cell table:style-name="ce33" table:formula="of:=IF(ISBLANK([$Result.A205]);&quot;&quot;; [$Result.A205])">
            <text:p/>
          </table:table-cell>
          <table:table-cell table:style-name="ce34" table:formula="of:=IF(ISBLANK([$Result.B205]);&quot;&quot;; [$Result.B205])">
            <text:p/>
          </table:table-cell>
          <table:table-cell table:content-validation-name="val1"/>
          <table:table-cell/>
        </table:table-row>
        <table:table-row table:style-name="ro6">
          <table:table-cell table:style-name="ce33" table:formula="of:=IF(ISBLANK([$Result.A206]);&quot;&quot;; [$Result.A206])">
            <text:p/>
          </table:table-cell>
          <table:table-cell table:style-name="ce34" table:formula="of:=IF(ISBLANK([$Result.B206]);&quot;&quot;; [$Result.B206])">
            <text:p/>
          </table:table-cell>
          <table:table-cell table:content-validation-name="val1"/>
          <table:table-cell/>
        </table:table-row>
        <table:table-row table:style-name="ro6">
          <table:table-cell table:style-name="ce33" table:formula="of:=IF(ISBLANK([$Result.A207]);&quot;&quot;; [$Result.A207])">
            <text:p/>
          </table:table-cell>
          <table:table-cell table:style-name="ce34" table:formula="of:=IF(ISBLANK([$Result.B207]);&quot;&quot;; [$Result.B207])">
            <text:p/>
          </table:table-cell>
          <table:table-cell table:content-validation-name="val1"/>
          <table:table-cell/>
        </table:table-row>
        <table:table-row table:style-name="ro6">
          <table:table-cell table:style-name="ce33" table:formula="of:=IF(ISBLANK([$Result.A208]);&quot;&quot;; [$Result.A208])">
            <text:p/>
          </table:table-cell>
          <table:table-cell table:style-name="ce34" table:formula="of:=IF(ISBLANK([$Result.B208]);&quot;&quot;; [$Result.B208])">
            <text:p/>
          </table:table-cell>
          <table:table-cell table:content-validation-name="val1"/>
          <table:table-cell/>
        </table:table-row>
        <table:table-row table:style-name="ro6">
          <table:table-cell table:style-name="ce33" table:formula="of:=IF(ISBLANK([$Result.A209]);&quot;&quot;; [$Result.A209])">
            <text:p/>
          </table:table-cell>
          <table:table-cell table:style-name="ce34" table:formula="of:=IF(ISBLANK([$Result.B209]);&quot;&quot;; [$Result.B209])">
            <text:p/>
          </table:table-cell>
          <table:table-cell table:content-validation-name="val1"/>
          <table:table-cell/>
        </table:table-row>
        <table:table-row table:style-name="ro6">
          <table:table-cell table:style-name="ce33" table:formula="of:=IF(ISBLANK([$Result.A210]);&quot;&quot;; [$Result.A210])">
            <text:p/>
          </table:table-cell>
          <table:table-cell table:style-name="ce34" table:formula="of:=IF(ISBLANK([$Result.B210]);&quot;&quot;; [$Result.B210])">
            <text:p/>
          </table:table-cell>
          <table:table-cell table:content-validation-name="val1"/>
          <table:table-cell/>
        </table:table-row>
        <table:table-row table:style-name="ro6">
          <table:table-cell table:style-name="ce33" table:formula="of:=IF(ISBLANK([$Result.A211]);&quot;&quot;; [$Result.A211])">
            <text:p/>
          </table:table-cell>
          <table:table-cell table:style-name="ce34" table:formula="of:=IF(ISBLANK([$Result.B211]);&quot;&quot;; [$Result.B211])">
            <text:p/>
          </table:table-cell>
          <table:table-cell table:content-validation-name="val1"/>
          <table:table-cell/>
        </table:table-row>
        <table:table-row table:style-name="ro6">
          <table:table-cell table:style-name="ce33" table:formula="of:=IF(ISBLANK([$Result.A212]);&quot;&quot;; [$Result.A212])">
            <text:p/>
          </table:table-cell>
          <table:table-cell table:style-name="ce34" table:formula="of:=IF(ISBLANK([$Result.B212]);&quot;&quot;; [$Result.B212])">
            <text:p/>
          </table:table-cell>
          <table:table-cell table:content-validation-name="val1"/>
          <table:table-cell/>
        </table:table-row>
        <table:table-row table:style-name="ro6">
          <table:table-cell table:style-name="ce33" table:formula="of:=IF(ISBLANK([$Result.A213]);&quot;&quot;; [$Result.A213])">
            <text:p/>
          </table:table-cell>
          <table:table-cell table:style-name="ce34" table:formula="of:=IF(ISBLANK([$Result.B213]);&quot;&quot;; [$Result.B213])">
            <text:p/>
          </table:table-cell>
          <table:table-cell table:content-validation-name="val1"/>
          <table:table-cell/>
        </table:table-row>
        <table:table-row table:style-name="ro6">
          <table:table-cell table:style-name="ce33" table:formula="of:=IF(ISBLANK([$Result.A214]);&quot;&quot;; [$Result.A214])">
            <text:p/>
          </table:table-cell>
          <table:table-cell table:style-name="ce34" table:formula="of:=IF(ISBLANK([$Result.B214]);&quot;&quot;; [$Result.B214])">
            <text:p/>
          </table:table-cell>
          <table:table-cell table:content-validation-name="val1"/>
          <table:table-cell/>
        </table:table-row>
        <table:table-row table:style-name="ro6">
          <table:table-cell table:style-name="ce33" table:formula="of:=IF(ISBLANK([$Result.A215]);&quot;&quot;; [$Result.A215])">
            <text:p/>
          </table:table-cell>
          <table:table-cell table:style-name="ce34" table:formula="of:=IF(ISBLANK([$Result.B215]);&quot;&quot;; [$Result.B215])">
            <text:p/>
          </table:table-cell>
          <table:table-cell table:content-validation-name="val1"/>
          <table:table-cell/>
        </table:table-row>
        <table:table-row table:style-name="ro6">
          <table:table-cell table:style-name="ce33" table:formula="of:=IF(ISBLANK([$Result.A216]);&quot;&quot;; [$Result.A216])">
            <text:p/>
          </table:table-cell>
          <table:table-cell table:style-name="ce34" table:formula="of:=IF(ISBLANK([$Result.B216]);&quot;&quot;; [$Result.B216])">
            <text:p/>
          </table:table-cell>
          <table:table-cell table:content-validation-name="val1"/>
          <table:table-cell/>
        </table:table-row>
        <table:table-row table:style-name="ro6">
          <table:table-cell table:style-name="ce33" table:formula="of:=IF(ISBLANK([$Result.A217]);&quot;&quot;; [$Result.A217])">
            <text:p/>
          </table:table-cell>
          <table:table-cell table:style-name="ce34" table:formula="of:=IF(ISBLANK([$Result.B217]);&quot;&quot;; [$Result.B217])">
            <text:p/>
          </table:table-cell>
          <table:table-cell table:content-validation-name="val1"/>
          <table:table-cell/>
        </table:table-row>
        <table:table-row table:style-name="ro6">
          <table:table-cell table:style-name="ce33" table:formula="of:=IF(ISBLANK([$Result.A218]);&quot;&quot;; [$Result.A218])">
            <text:p/>
          </table:table-cell>
          <table:table-cell table:style-name="ce34" table:formula="of:=IF(ISBLANK([$Result.B218]);&quot;&quot;; [$Result.B218])">
            <text:p/>
          </table:table-cell>
          <table:table-cell table:content-validation-name="val1"/>
          <table:table-cell/>
        </table:table-row>
        <table:table-row table:style-name="ro6">
          <table:table-cell table:style-name="ce33" table:formula="of:=IF(ISBLANK([$Result.A219]);&quot;&quot;; [$Result.A219])">
            <text:p/>
          </table:table-cell>
          <table:table-cell table:style-name="ce34" table:formula="of:=IF(ISBLANK([$Result.B219]);&quot;&quot;; [$Result.B219])">
            <text:p/>
          </table:table-cell>
          <table:table-cell table:content-validation-name="val1"/>
          <table:table-cell/>
        </table:table-row>
        <table:table-row table:style-name="ro6">
          <table:table-cell table:style-name="ce33" table:formula="of:=IF(ISBLANK([$Result.A220]);&quot;&quot;; [$Result.A220])">
            <text:p/>
          </table:table-cell>
          <table:table-cell table:style-name="ce34" table:formula="of:=IF(ISBLANK([$Result.B220]);&quot;&quot;; [$Result.B220])">
            <text:p/>
          </table:table-cell>
          <table:table-cell table:content-validation-name="val1"/>
          <table:table-cell/>
        </table:table-row>
        <table:table-row table:style-name="ro6">
          <table:table-cell table:style-name="ce33" table:formula="of:=IF(ISBLANK([$Result.A221]);&quot;&quot;; [$Result.A221])">
            <text:p/>
          </table:table-cell>
          <table:table-cell table:style-name="ce34" table:formula="of:=IF(ISBLANK([$Result.B221]);&quot;&quot;; [$Result.B221])">
            <text:p/>
          </table:table-cell>
          <table:table-cell table:content-validation-name="val1"/>
          <table:table-cell/>
        </table:table-row>
        <table:table-row table:style-name="ro6">
          <table:table-cell table:style-name="ce33" table:formula="of:=IF(ISBLANK([$Result.A222]);&quot;&quot;; [$Result.A222])">
            <text:p/>
          </table:table-cell>
          <table:table-cell table:style-name="ce34" table:formula="of:=IF(ISBLANK([$Result.B222]);&quot;&quot;; [$Result.B222])">
            <text:p/>
          </table:table-cell>
          <table:table-cell table:content-validation-name="val1"/>
          <table:table-cell/>
        </table:table-row>
        <table:table-row table:style-name="ro6">
          <table:table-cell table:style-name="ce33" table:formula="of:=IF(ISBLANK([$Result.A223]);&quot;&quot;; [$Result.A223])">
            <text:p/>
          </table:table-cell>
          <table:table-cell table:style-name="ce34" table:formula="of:=IF(ISBLANK([$Result.B223]);&quot;&quot;; [$Result.B223])">
            <text:p/>
          </table:table-cell>
          <table:table-cell table:content-validation-name="val1"/>
          <table:table-cell/>
        </table:table-row>
        <table:table-row table:style-name="ro6">
          <table:table-cell table:style-name="ce33" table:formula="of:=IF(ISBLANK([$Result.A224]);&quot;&quot;; [$Result.A224])">
            <text:p/>
          </table:table-cell>
          <table:table-cell table:style-name="ce34" table:formula="of:=IF(ISBLANK([$Result.B224]);&quot;&quot;; [$Result.B224])">
            <text:p/>
          </table:table-cell>
          <table:table-cell table:content-validation-name="val1"/>
          <table:table-cell/>
        </table:table-row>
        <table:table-row table:style-name="ro6">
          <table:table-cell table:style-name="ce33" table:formula="of:=IF(ISBLANK([$Result.A225]);&quot;&quot;; [$Result.A225])">
            <text:p/>
          </table:table-cell>
          <table:table-cell table:style-name="ce34" table:formula="of:=IF(ISBLANK([$Result.B225]);&quot;&quot;; [$Result.B225])">
            <text:p/>
          </table:table-cell>
          <table:table-cell table:content-validation-name="val1"/>
          <table:table-cell/>
        </table:table-row>
        <table:table-row table:style-name="ro6">
          <table:table-cell table:style-name="ce33" table:formula="of:=IF(ISBLANK([$Result.A226]);&quot;&quot;; [$Result.A226])">
            <text:p/>
          </table:table-cell>
          <table:table-cell table:style-name="ce34" table:formula="of:=IF(ISBLANK([$Result.B226]);&quot;&quot;; [$Result.B226])">
            <text:p/>
          </table:table-cell>
          <table:table-cell table:content-validation-name="val1"/>
          <table:table-cell/>
        </table:table-row>
        <table:table-row table:style-name="ro6">
          <table:table-cell table:style-name="ce33" table:formula="of:=IF(ISBLANK([$Result.A227]);&quot;&quot;; [$Result.A227])">
            <text:p/>
          </table:table-cell>
          <table:table-cell table:style-name="ce34" table:formula="of:=IF(ISBLANK([$Result.B227]);&quot;&quot;; [$Result.B227])">
            <text:p/>
          </table:table-cell>
          <table:table-cell table:content-validation-name="val1"/>
          <table:table-cell/>
        </table:table-row>
        <table:table-row table:style-name="ro6">
          <table:table-cell table:style-name="ce33" table:formula="of:=IF(ISBLANK([$Result.A228]);&quot;&quot;; [$Result.A228])">
            <text:p/>
          </table:table-cell>
          <table:table-cell table:style-name="ce34" table:formula="of:=IF(ISBLANK([$Result.B228]);&quot;&quot;; [$Result.B228])">
            <text:p/>
          </table:table-cell>
          <table:table-cell table:content-validation-name="val1"/>
          <table:table-cell/>
        </table:table-row>
        <table:table-row table:style-name="ro6">
          <table:table-cell table:style-name="ce33" table:formula="of:=IF(ISBLANK([$Result.A229]);&quot;&quot;; [$Result.A229])">
            <text:p/>
          </table:table-cell>
          <table:table-cell table:style-name="ce34" table:formula="of:=IF(ISBLANK([$Result.B229]);&quot;&quot;; [$Result.B229])">
            <text:p/>
          </table:table-cell>
          <table:table-cell table:content-validation-name="val1"/>
          <table:table-cell/>
        </table:table-row>
        <table:table-row table:style-name="ro6">
          <table:table-cell table:style-name="ce33" table:formula="of:=IF(ISBLANK([$Result.A230]);&quot;&quot;; [$Result.A230])">
            <text:p/>
          </table:table-cell>
          <table:table-cell table:style-name="ce34" table:formula="of:=IF(ISBLANK([$Result.B230]);&quot;&quot;; [$Result.B230])">
            <text:p/>
          </table:table-cell>
          <table:table-cell table:content-validation-name="val1"/>
          <table:table-cell/>
        </table:table-row>
        <table:table-row table:style-name="ro6">
          <table:table-cell table:style-name="ce33" table:formula="of:=IF(ISBLANK([$Result.A231]);&quot;&quot;; [$Result.A231])">
            <text:p/>
          </table:table-cell>
          <table:table-cell table:style-name="ce34" table:formula="of:=IF(ISBLANK([$Result.B231]);&quot;&quot;; [$Result.B231])">
            <text:p/>
          </table:table-cell>
          <table:table-cell table:content-validation-name="val1"/>
          <table:table-cell/>
        </table:table-row>
        <table:table-row table:style-name="ro6">
          <table:table-cell table:style-name="ce33" table:formula="of:=IF(ISBLANK([$Result.A232]);&quot;&quot;; [$Result.A232])">
            <text:p/>
          </table:table-cell>
          <table:table-cell table:style-name="ce34" table:formula="of:=IF(ISBLANK([$Result.B232]);&quot;&quot;; [$Result.B232])">
            <text:p/>
          </table:table-cell>
          <table:table-cell table:content-validation-name="val1"/>
          <table:table-cell/>
        </table:table-row>
        <table:table-row table:style-name="ro6">
          <table:table-cell table:style-name="ce33" table:formula="of:=IF(ISBLANK([$Result.A233]);&quot;&quot;; [$Result.A233])">
            <text:p/>
          </table:table-cell>
          <table:table-cell table:style-name="ce34" table:formula="of:=IF(ISBLANK([$Result.B233]);&quot;&quot;; [$Result.B233])">
            <text:p/>
          </table:table-cell>
          <table:table-cell table:content-validation-name="val1"/>
          <table:table-cell/>
        </table:table-row>
        <table:table-row table:style-name="ro6">
          <table:table-cell table:style-name="ce33" table:formula="of:=IF(ISBLANK([$Result.A234]);&quot;&quot;; [$Result.A234])">
            <text:p/>
          </table:table-cell>
          <table:table-cell table:style-name="ce34" table:formula="of:=IF(ISBLANK([$Result.B234]);&quot;&quot;; [$Result.B234])">
            <text:p/>
          </table:table-cell>
          <table:table-cell table:content-validation-name="val1"/>
          <table:table-cell/>
        </table:table-row>
        <table:table-row table:style-name="ro6">
          <table:table-cell table:style-name="ce33" table:formula="of:=IF(ISBLANK([$Result.A235]);&quot;&quot;; [$Result.A235])">
            <text:p/>
          </table:table-cell>
          <table:table-cell table:style-name="ce34" table:formula="of:=IF(ISBLANK([$Result.B235]);&quot;&quot;; [$Result.B235])">
            <text:p/>
          </table:table-cell>
          <table:table-cell table:content-validation-name="val1"/>
          <table:table-cell/>
        </table:table-row>
        <table:table-row table:style-name="ro6">
          <table:table-cell table:style-name="ce33" table:formula="of:=IF(ISBLANK([$Result.A236]);&quot;&quot;; [$Result.A236])">
            <text:p/>
          </table:table-cell>
          <table:table-cell table:style-name="ce34" table:formula="of:=IF(ISBLANK([$Result.B236]);&quot;&quot;; [$Result.B236])">
            <text:p/>
          </table:table-cell>
          <table:table-cell table:content-validation-name="val1"/>
          <table:table-cell/>
        </table:table-row>
        <table:table-row table:style-name="ro6">
          <table:table-cell table:style-name="ce33" table:formula="of:=IF(ISBLANK([$Result.A237]);&quot;&quot;; [$Result.A237])">
            <text:p/>
          </table:table-cell>
          <table:table-cell table:style-name="ce34" table:formula="of:=IF(ISBLANK([$Result.B237]);&quot;&quot;; [$Result.B237])">
            <text:p/>
          </table:table-cell>
          <table:table-cell table:content-validation-name="val1"/>
          <table:table-cell/>
        </table:table-row>
        <table:table-row table:style-name="ro6">
          <table:table-cell table:style-name="ce33" table:formula="of:=IF(ISBLANK([$Result.A238]);&quot;&quot;; [$Result.A238])">
            <text:p/>
          </table:table-cell>
          <table:table-cell table:style-name="ce34" table:formula="of:=IF(ISBLANK([$Result.B238]);&quot;&quot;; [$Result.B238])">
            <text:p/>
          </table:table-cell>
          <table:table-cell table:content-validation-name="val1"/>
          <table:table-cell/>
        </table:table-row>
        <table:table-row table:style-name="ro6">
          <table:table-cell table:style-name="ce33" table:formula="of:=IF(ISBLANK([$Result.A239]);&quot;&quot;; [$Result.A239])">
            <text:p/>
          </table:table-cell>
          <table:table-cell table:style-name="ce34" table:formula="of:=IF(ISBLANK([$Result.B239]);&quot;&quot;; [$Result.B239])">
            <text:p/>
          </table:table-cell>
          <table:table-cell table:content-validation-name="val1"/>
          <table:table-cell/>
        </table:table-row>
        <table:table-row table:style-name="ro6">
          <table:table-cell table:style-name="ce33" table:formula="of:=IF(ISBLANK([$Result.A240]);&quot;&quot;; [$Result.A240])">
            <text:p/>
          </table:table-cell>
          <table:table-cell table:style-name="ce34" table:formula="of:=IF(ISBLANK([$Result.B240]);&quot;&quot;; [$Result.B240])">
            <text:p/>
          </table:table-cell>
          <table:table-cell table:content-validation-name="val1"/>
          <table:table-cell/>
        </table:table-row>
        <table:table-row table:style-name="ro6">
          <table:table-cell table:style-name="ce33" table:formula="of:=IF(ISBLANK([$Result.A241]);&quot;&quot;; [$Result.A241])">
            <text:p/>
          </table:table-cell>
          <table:table-cell table:style-name="ce34" table:formula="of:=IF(ISBLANK([$Result.B241]);&quot;&quot;; [$Result.B241])">
            <text:p/>
          </table:table-cell>
          <table:table-cell table:content-validation-name="val1"/>
          <table:table-cell/>
        </table:table-row>
        <table:table-row table:style-name="ro6">
          <table:table-cell table:style-name="ce33" table:formula="of:=IF(ISBLANK([$Result.A242]);&quot;&quot;; [$Result.A242])">
            <text:p/>
          </table:table-cell>
          <table:table-cell table:style-name="ce34" table:formula="of:=IF(ISBLANK([$Result.B242]);&quot;&quot;; [$Result.B242])">
            <text:p/>
          </table:table-cell>
          <table:table-cell table:content-validation-name="val1"/>
          <table:table-cell/>
        </table:table-row>
        <table:table-row table:style-name="ro6">
          <table:table-cell table:style-name="ce33" table:formula="of:=IF(ISBLANK([$Result.A243]);&quot;&quot;; [$Result.A243])">
            <text:p/>
          </table:table-cell>
          <table:table-cell table:style-name="ce34" table:formula="of:=IF(ISBLANK([$Result.B243]);&quot;&quot;; [$Result.B243])">
            <text:p/>
          </table:table-cell>
          <table:table-cell table:content-validation-name="val1"/>
          <table:table-cell/>
        </table:table-row>
        <table:table-row table:style-name="ro6">
          <table:table-cell table:style-name="ce33" table:formula="of:=IF(ISBLANK([$Result.A244]);&quot;&quot;; [$Result.A244])">
            <text:p/>
          </table:table-cell>
          <table:table-cell table:style-name="ce34" table:formula="of:=IF(ISBLANK([$Result.B244]);&quot;&quot;; [$Result.B244])">
            <text:p/>
          </table:table-cell>
          <table:table-cell table:content-validation-name="val1"/>
          <table:table-cell/>
        </table:table-row>
        <table:table-row table:style-name="ro6">
          <table:table-cell table:style-name="ce33" table:formula="of:=IF(ISBLANK([$Result.A245]);&quot;&quot;; [$Result.A245])">
            <text:p/>
          </table:table-cell>
          <table:table-cell table:style-name="ce34" table:formula="of:=IF(ISBLANK([$Result.B245]);&quot;&quot;; [$Result.B245])">
            <text:p/>
          </table:table-cell>
          <table:table-cell table:content-validation-name="val1"/>
          <table:table-cell/>
        </table:table-row>
        <table:table-row table:style-name="ro6">
          <table:table-cell table:style-name="ce33" table:formula="of:=IF(ISBLANK([$Result.A246]);&quot;&quot;; [$Result.A246])">
            <text:p/>
          </table:table-cell>
          <table:table-cell table:style-name="ce34" table:formula="of:=IF(ISBLANK([$Result.B246]);&quot;&quot;; [$Result.B246])">
            <text:p/>
          </table:table-cell>
          <table:table-cell table:content-validation-name="val1"/>
          <table:table-cell/>
        </table:table-row>
        <table:table-row table:style-name="ro6">
          <table:table-cell table:style-name="ce33" table:formula="of:=IF(ISBLANK([$Result.A247]);&quot;&quot;; [$Result.A247])">
            <text:p/>
          </table:table-cell>
          <table:table-cell table:style-name="ce34" table:formula="of:=IF(ISBLANK([$Result.B247]);&quot;&quot;; [$Result.B247])">
            <text:p/>
          </table:table-cell>
          <table:table-cell table:content-validation-name="val1"/>
          <table:table-cell/>
        </table:table-row>
        <table:table-row table:style-name="ro6">
          <table:table-cell table:style-name="ce33" table:formula="of:=IF(ISBLANK([$Result.A248]);&quot;&quot;; [$Result.A248])">
            <text:p/>
          </table:table-cell>
          <table:table-cell table:style-name="ce34" table:formula="of:=IF(ISBLANK([$Result.B248]);&quot;&quot;; [$Result.B248])">
            <text:p/>
          </table:table-cell>
          <table:table-cell table:content-validation-name="val1"/>
          <table:table-cell/>
        </table:table-row>
        <table:table-row table:style-name="ro6">
          <table:table-cell table:style-name="ce33" table:formula="of:=IF(ISBLANK([$Result.A249]);&quot;&quot;; [$Result.A249])">
            <text:p/>
          </table:table-cell>
          <table:table-cell table:style-name="ce34" table:formula="of:=IF(ISBLANK([$Result.B249]);&quot;&quot;; [$Result.B249])">
            <text:p/>
          </table:table-cell>
          <table:table-cell table:content-validation-name="val1"/>
          <table:table-cell/>
        </table:table-row>
        <table:table-row table:style-name="ro6">
          <table:table-cell table:style-name="ce33" table:formula="of:=IF(ISBLANK([$Result.A250]);&quot;&quot;; [$Result.A250])">
            <text:p/>
          </table:table-cell>
          <table:table-cell table:style-name="ce34" table:formula="of:=IF(ISBLANK([$Result.B250]);&quot;&quot;; [$Result.B250])">
            <text:p/>
          </table:table-cell>
          <table:table-cell table:content-validation-name="val1"/>
          <table:table-cell/>
        </table:table-row>
        <table:table-row table:style-name="ro6">
          <table:table-cell table:style-name="ce33" table:formula="of:=IF(ISBLANK([$Result.A251]);&quot;&quot;; [$Result.A251])">
            <text:p/>
          </table:table-cell>
          <table:table-cell table:style-name="ce34" table:formula="of:=IF(ISBLANK([$Result.B251]);&quot;&quot;; [$Result.B251])">
            <text:p/>
          </table:table-cell>
          <table:table-cell table:content-validation-name="val1"/>
          <table:table-cell/>
        </table:table-row>
        <table:table-row table:style-name="ro6">
          <table:table-cell table:style-name="ce33" table:formula="of:=IF(ISBLANK([$Result.A252]);&quot;&quot;; [$Result.A252])">
            <text:p/>
          </table:table-cell>
          <table:table-cell table:style-name="ce34" table:formula="of:=IF(ISBLANK([$Result.B252]);&quot;&quot;; [$Result.B252])">
            <text:p/>
          </table:table-cell>
          <table:table-cell table:content-validation-name="val1"/>
          <table:table-cell/>
        </table:table-row>
        <table:table-row table:style-name="ro6">
          <table:table-cell table:style-name="ce33" table:formula="of:=IF(ISBLANK([$Result.A253]);&quot;&quot;; [$Result.A253])">
            <text:p/>
          </table:table-cell>
          <table:table-cell table:style-name="ce34" table:formula="of:=IF(ISBLANK([$Result.B253]);&quot;&quot;; [$Result.B253])">
            <text:p/>
          </table:table-cell>
          <table:table-cell table:content-validation-name="val1"/>
          <table:table-cell/>
        </table:table-row>
        <table:table-row table:style-name="ro6">
          <table:table-cell table:style-name="ce33" table:formula="of:=IF(ISBLANK([$Result.A254]);&quot;&quot;; [$Result.A254])">
            <text:p/>
          </table:table-cell>
          <table:table-cell table:style-name="ce34" table:formula="of:=IF(ISBLANK([$Result.B254]);&quot;&quot;; [$Result.B254])">
            <text:p/>
          </table:table-cell>
          <table:table-cell table:content-validation-name="val1"/>
          <table:table-cell/>
        </table:table-row>
        <table:table-row table:style-name="ro6">
          <table:table-cell table:style-name="ce33" table:formula="of:=IF(ISBLANK([$Result.A255]);&quot;&quot;; [$Result.A255])">
            <text:p/>
          </table:table-cell>
          <table:table-cell table:style-name="ce34" table:formula="of:=IF(ISBLANK([$Result.B255]);&quot;&quot;; [$Result.B255])">
            <text:p/>
          </table:table-cell>
          <table:table-cell table:content-validation-name="val1"/>
          <table:table-cell/>
        </table:table-row>
        <table:table-row table:style-name="ro6">
          <table:table-cell table:style-name="ce33" table:formula="of:=IF(ISBLANK([$Result.A256]);&quot;&quot;; [$Result.A256])">
            <text:p/>
          </table:table-cell>
          <table:table-cell table:style-name="ce34" table:formula="of:=IF(ISBLANK([$Result.B256]);&quot;&quot;; [$Result.B256])">
            <text:p/>
          </table:table-cell>
          <table:table-cell table:content-validation-name="val1"/>
          <table:table-cell/>
        </table:table-row>
        <table:table-row table:style-name="ro6">
          <table:table-cell table:style-name="ce33" table:formula="of:=IF(ISBLANK([$Result.A257]);&quot;&quot;; [$Result.A257])">
            <text:p/>
          </table:table-cell>
          <table:table-cell table:style-name="ce34" table:formula="of:=IF(ISBLANK([$Result.B257]);&quot;&quot;; [$Result.B257])">
            <text:p/>
          </table:table-cell>
          <table:table-cell table:content-validation-name="val1"/>
          <table:table-cell/>
        </table:table-row>
        <table:table-row table:style-name="ro6">
          <table:table-cell table:style-name="ce33" table:formula="of:=IF(ISBLANK([$Result.A258]);&quot;&quot;; [$Result.A258])">
            <text:p/>
          </table:table-cell>
          <table:table-cell table:style-name="ce34" table:formula="of:=IF(ISBLANK([$Result.B258]);&quot;&quot;; [$Result.B258])">
            <text:p/>
          </table:table-cell>
          <table:table-cell table:content-validation-name="val1"/>
          <table:table-cell/>
        </table:table-row>
        <table:table-row table:style-name="ro6">
          <table:table-cell table:style-name="ce33" table:formula="of:=IF(ISBLANK([$Result.A259]);&quot;&quot;; [$Result.A259])">
            <text:p/>
          </table:table-cell>
          <table:table-cell table:style-name="ce34" table:formula="of:=IF(ISBLANK([$Result.B259]);&quot;&quot;; [$Result.B259])">
            <text:p/>
          </table:table-cell>
          <table:table-cell table:content-validation-name="val1"/>
          <table:table-cell/>
        </table:table-row>
        <table:table-row table:style-name="ro6">
          <table:table-cell table:style-name="ce33" table:formula="of:=IF(ISBLANK([$Result.A260]);&quot;&quot;; [$Result.A260])">
            <text:p/>
          </table:table-cell>
          <table:table-cell table:style-name="ce34" table:formula="of:=IF(ISBLANK([$Result.B260]);&quot;&quot;; [$Result.B260])">
            <text:p/>
          </table:table-cell>
          <table:table-cell table:content-validation-name="val1"/>
          <table:table-cell/>
        </table:table-row>
        <table:table-row table:style-name="ro6">
          <table:table-cell table:style-name="ce33" table:formula="of:=IF(ISBLANK([$Result.A261]);&quot;&quot;; [$Result.A261])">
            <text:p/>
          </table:table-cell>
          <table:table-cell table:style-name="ce34" table:formula="of:=IF(ISBLANK([$Result.B261]);&quot;&quot;; [$Result.B261])">
            <text:p/>
          </table:table-cell>
          <table:table-cell table:content-validation-name="val1"/>
          <table:table-cell/>
        </table:table-row>
        <table:table-row table:style-name="ro6">
          <table:table-cell table:style-name="ce33" table:formula="of:=IF(ISBLANK([$Result.A262]);&quot;&quot;; [$Result.A262])">
            <text:p/>
          </table:table-cell>
          <table:table-cell table:style-name="ce34" table:formula="of:=IF(ISBLANK([$Result.B262]);&quot;&quot;; [$Result.B262])">
            <text:p/>
          </table:table-cell>
          <table:table-cell table:content-validation-name="val1"/>
          <table:table-cell/>
        </table:table-row>
        <table:table-row table:style-name="ro6">
          <table:table-cell table:style-name="ce33" table:formula="of:=IF(ISBLANK([$Result.A263]);&quot;&quot;; [$Result.A263])">
            <text:p/>
          </table:table-cell>
          <table:table-cell table:style-name="ce34" table:formula="of:=IF(ISBLANK([$Result.B263]);&quot;&quot;; [$Result.B263])">
            <text:p/>
          </table:table-cell>
          <table:table-cell table:content-validation-name="val1"/>
          <table:table-cell/>
        </table:table-row>
        <table:table-row table:style-name="ro6">
          <table:table-cell table:style-name="ce33" table:formula="of:=IF(ISBLANK([$Result.A264]);&quot;&quot;; [$Result.A264])">
            <text:p/>
          </table:table-cell>
          <table:table-cell table:style-name="ce34" table:formula="of:=IF(ISBLANK([$Result.B264]);&quot;&quot;; [$Result.B264])">
            <text:p/>
          </table:table-cell>
          <table:table-cell table:content-validation-name="val1"/>
          <table:table-cell/>
        </table:table-row>
        <table:table-row table:style-name="ro6">
          <table:table-cell table:style-name="ce33" table:formula="of:=IF(ISBLANK([$Result.A265]);&quot;&quot;; [$Result.A265])">
            <text:p/>
          </table:table-cell>
          <table:table-cell table:style-name="ce34" table:formula="of:=IF(ISBLANK([$Result.B265]);&quot;&quot;; [$Result.B265])">
            <text:p/>
          </table:table-cell>
          <table:table-cell table:content-validation-name="val1"/>
          <table:table-cell/>
        </table:table-row>
        <table:table-row table:style-name="ro6">
          <table:table-cell table:style-name="ce33" table:formula="of:=IF(ISBLANK([$Result.A266]);&quot;&quot;; [$Result.A266])">
            <text:p/>
          </table:table-cell>
          <table:table-cell table:style-name="ce34" table:formula="of:=IF(ISBLANK([$Result.B266]);&quot;&quot;; [$Result.B266])">
            <text:p/>
          </table:table-cell>
          <table:table-cell table:content-validation-name="val1"/>
          <table:table-cell/>
        </table:table-row>
        <table:table-row table:style-name="ro6">
          <table:table-cell table:style-name="ce33" table:formula="of:=IF(ISBLANK([$Result.A267]);&quot;&quot;; [$Result.A267])">
            <text:p/>
          </table:table-cell>
          <table:table-cell table:style-name="ce34" table:formula="of:=IF(ISBLANK([$Result.B267]);&quot;&quot;; [$Result.B267])">
            <text:p/>
          </table:table-cell>
          <table:table-cell table:content-validation-name="val1"/>
          <table:table-cell/>
        </table:table-row>
        <table:table-row table:style-name="ro6">
          <table:table-cell table:style-name="ce33" table:formula="of:=IF(ISBLANK([$Result.A268]);&quot;&quot;; [$Result.A268])">
            <text:p/>
          </table:table-cell>
          <table:table-cell table:style-name="ce34" table:formula="of:=IF(ISBLANK([$Result.B268]);&quot;&quot;; [$Result.B268])">
            <text:p/>
          </table:table-cell>
          <table:table-cell table:content-validation-name="val1"/>
          <table:table-cell/>
        </table:table-row>
        <table:table-row table:style-name="ro6">
          <table:table-cell table:style-name="ce33" table:formula="of:=IF(ISBLANK([$Result.A269]);&quot;&quot;; [$Result.A269])">
            <text:p/>
          </table:table-cell>
          <table:table-cell table:style-name="ce34" table:formula="of:=IF(ISBLANK([$Result.B269]);&quot;&quot;; [$Result.B269])">
            <text:p/>
          </table:table-cell>
          <table:table-cell table:content-validation-name="val1"/>
          <table:table-cell/>
        </table:table-row>
        <table:table-row table:style-name="ro6">
          <table:table-cell table:style-name="ce33" table:formula="of:=IF(ISBLANK([$Result.A270]);&quot;&quot;; [$Result.A270])">
            <text:p/>
          </table:table-cell>
          <table:table-cell table:style-name="ce34" table:formula="of:=IF(ISBLANK([$Result.B270]);&quot;&quot;; [$Result.B270])">
            <text:p/>
          </table:table-cell>
          <table:table-cell table:content-validation-name="val1"/>
          <table:table-cell/>
        </table:table-row>
        <table:table-row table:style-name="ro6">
          <table:table-cell table:style-name="ce33" table:formula="of:=IF(ISBLANK([$Result.A271]);&quot;&quot;; [$Result.A271])">
            <text:p/>
          </table:table-cell>
          <table:table-cell table:style-name="ce34" table:formula="of:=IF(ISBLANK([$Result.B271]);&quot;&quot;; [$Result.B271])">
            <text:p/>
          </table:table-cell>
          <table:table-cell table:content-validation-name="val1"/>
          <table:table-cell/>
        </table:table-row>
        <table:table-row table:style-name="ro6">
          <table:table-cell table:style-name="ce33" table:formula="of:=IF(ISBLANK([$Result.A272]);&quot;&quot;; [$Result.A272])">
            <text:p/>
          </table:table-cell>
          <table:table-cell table:style-name="ce34" table:formula="of:=IF(ISBLANK([$Result.B272]);&quot;&quot;; [$Result.B272])">
            <text:p/>
          </table:table-cell>
          <table:table-cell table:content-validation-name="val1"/>
          <table:table-cell/>
        </table:table-row>
        <table:table-row table:style-name="ro6">
          <table:table-cell table:style-name="ce33" table:formula="of:=IF(ISBLANK([$Result.A273]);&quot;&quot;; [$Result.A273])">
            <text:p/>
          </table:table-cell>
          <table:table-cell table:style-name="ce34" table:formula="of:=IF(ISBLANK([$Result.B273]);&quot;&quot;; [$Result.B273])">
            <text:p/>
          </table:table-cell>
          <table:table-cell table:content-validation-name="val1"/>
          <table:table-cell/>
        </table:table-row>
        <table:table-row table:style-name="ro6">
          <table:table-cell table:style-name="ce33" table:formula="of:=IF(ISBLANK([$Result.A274]);&quot;&quot;; [$Result.A274])">
            <text:p/>
          </table:table-cell>
          <table:table-cell table:style-name="ce34" table:formula="of:=IF(ISBLANK([$Result.B274]);&quot;&quot;; [$Result.B274])">
            <text:p/>
          </table:table-cell>
          <table:table-cell table:content-validation-name="val1"/>
          <table:table-cell/>
        </table:table-row>
        <table:table-row table:style-name="ro6">
          <table:table-cell table:style-name="ce33" table:formula="of:=IF(ISBLANK([$Result.A275]);&quot;&quot;; [$Result.A275])">
            <text:p/>
          </table:table-cell>
          <table:table-cell table:style-name="ce34" table:formula="of:=IF(ISBLANK([$Result.B275]);&quot;&quot;; [$Result.B275])">
            <text:p/>
          </table:table-cell>
          <table:table-cell table:content-validation-name="val1"/>
          <table:table-cell/>
        </table:table-row>
        <table:table-row table:style-name="ro6">
          <table:table-cell table:style-name="ce33" table:formula="of:=IF(ISBLANK([$Result.A276]);&quot;&quot;; [$Result.A276])">
            <text:p/>
          </table:table-cell>
          <table:table-cell table:style-name="ce34" table:formula="of:=IF(ISBLANK([$Result.B276]);&quot;&quot;; [$Result.B276])">
            <text:p/>
          </table:table-cell>
          <table:table-cell table:content-validation-name="val1"/>
          <table:table-cell/>
        </table:table-row>
        <table:table-row table:style-name="ro6">
          <table:table-cell table:style-name="ce33" table:formula="of:=IF(ISBLANK([$Result.A277]);&quot;&quot;; [$Result.A277])">
            <text:p/>
          </table:table-cell>
          <table:table-cell table:style-name="ce34" table:formula="of:=IF(ISBLANK([$Result.B277]);&quot;&quot;; [$Result.B277])">
            <text:p/>
          </table:table-cell>
          <table:table-cell table:content-validation-name="val1"/>
          <table:table-cell/>
        </table:table-row>
        <table:table-row table:style-name="ro6">
          <table:table-cell table:style-name="ce33" table:formula="of:=IF(ISBLANK([$Result.A278]);&quot;&quot;; [$Result.A278])">
            <text:p/>
          </table:table-cell>
          <table:table-cell table:style-name="ce34" table:formula="of:=IF(ISBLANK([$Result.B278]);&quot;&quot;; [$Result.B278])">
            <text:p/>
          </table:table-cell>
          <table:table-cell table:content-validation-name="val1"/>
          <table:table-cell/>
        </table:table-row>
        <table:table-row table:style-name="ro6">
          <table:table-cell table:style-name="ce33" table:formula="of:=IF(ISBLANK([$Result.A279]);&quot;&quot;; [$Result.A279])">
            <text:p/>
          </table:table-cell>
          <table:table-cell table:style-name="ce34" table:formula="of:=IF(ISBLANK([$Result.B279]);&quot;&quot;; [$Result.B279])">
            <text:p/>
          </table:table-cell>
          <table:table-cell table:content-validation-name="val1"/>
          <table:table-cell/>
        </table:table-row>
        <table:table-row table:style-name="ro6">
          <table:table-cell table:style-name="ce33" table:formula="of:=IF(ISBLANK([$Result.A280]);&quot;&quot;; [$Result.A280])">
            <text:p/>
          </table:table-cell>
          <table:table-cell table:style-name="ce34" table:formula="of:=IF(ISBLANK([$Result.B280]);&quot;&quot;; [$Result.B280])">
            <text:p/>
          </table:table-cell>
          <table:table-cell table:content-validation-name="val1"/>
          <table:table-cell/>
        </table:table-row>
        <table:table-row table:style-name="ro6">
          <table:table-cell table:style-name="ce33" table:formula="of:=IF(ISBLANK([$Result.A281]);&quot;&quot;; [$Result.A281])">
            <text:p/>
          </table:table-cell>
          <table:table-cell table:style-name="ce34" table:formula="of:=IF(ISBLANK([$Result.B281]);&quot;&quot;; [$Result.B281])">
            <text:p/>
          </table:table-cell>
          <table:table-cell table:content-validation-name="val1"/>
          <table:table-cell/>
        </table:table-row>
        <table:table-row table:style-name="ro6">
          <table:table-cell table:style-name="ce33" table:formula="of:=IF(ISBLANK([$Result.A282]);&quot;&quot;; [$Result.A282])">
            <text:p/>
          </table:table-cell>
          <table:table-cell table:style-name="ce34" table:formula="of:=IF(ISBLANK([$Result.B282]);&quot;&quot;; [$Result.B282])">
            <text:p/>
          </table:table-cell>
          <table:table-cell table:content-validation-name="val1"/>
          <table:table-cell/>
        </table:table-row>
        <table:table-row table:style-name="ro6">
          <table:table-cell table:style-name="ce33" table:formula="of:=IF(ISBLANK([$Result.A283]);&quot;&quot;; [$Result.A283])">
            <text:p/>
          </table:table-cell>
          <table:table-cell table:style-name="ce34" table:formula="of:=IF(ISBLANK([$Result.B283]);&quot;&quot;; [$Result.B283])">
            <text:p/>
          </table:table-cell>
          <table:table-cell table:content-validation-name="val1"/>
          <table:table-cell/>
        </table:table-row>
        <table:table-row table:style-name="ro6">
          <table:table-cell table:style-name="ce33" table:formula="of:=IF(ISBLANK([$Result.A284]);&quot;&quot;; [$Result.A284])">
            <text:p/>
          </table:table-cell>
          <table:table-cell table:style-name="ce34" table:formula="of:=IF(ISBLANK([$Result.B284]);&quot;&quot;; [$Result.B284])">
            <text:p/>
          </table:table-cell>
          <table:table-cell table:content-validation-name="val1"/>
          <table:table-cell/>
        </table:table-row>
        <table:table-row table:style-name="ro6">
          <table:table-cell table:style-name="ce33" table:formula="of:=IF(ISBLANK([$Result.A285]);&quot;&quot;; [$Result.A285])">
            <text:p/>
          </table:table-cell>
          <table:table-cell table:style-name="ce34" table:formula="of:=IF(ISBLANK([$Result.B285]);&quot;&quot;; [$Result.B285])">
            <text:p/>
          </table:table-cell>
          <table:table-cell table:content-validation-name="val1"/>
          <table:table-cell/>
        </table:table-row>
        <table:table-row table:style-name="ro6">
          <table:table-cell table:style-name="ce33" table:formula="of:=IF(ISBLANK([$Result.A286]);&quot;&quot;; [$Result.A286])">
            <text:p/>
          </table:table-cell>
          <table:table-cell table:style-name="ce34" table:formula="of:=IF(ISBLANK([$Result.B286]);&quot;&quot;; [$Result.B286])">
            <text:p/>
          </table:table-cell>
          <table:table-cell table:content-validation-name="val1"/>
          <table:table-cell/>
        </table:table-row>
        <table:table-row table:style-name="ro6">
          <table:table-cell table:style-name="ce33" table:formula="of:=IF(ISBLANK([$Result.A287]);&quot;&quot;; [$Result.A287])">
            <text:p/>
          </table:table-cell>
          <table:table-cell table:style-name="ce34" table:formula="of:=IF(ISBLANK([$Result.B287]);&quot;&quot;; [$Result.B287])">
            <text:p/>
          </table:table-cell>
          <table:table-cell table:content-validation-name="val1"/>
          <table:table-cell/>
        </table:table-row>
        <table:table-row table:style-name="ro6">
          <table:table-cell table:style-name="ce33" table:formula="of:=IF(ISBLANK([$Result.A288]);&quot;&quot;; [$Result.A288])">
            <text:p/>
          </table:table-cell>
          <table:table-cell table:style-name="ce34" table:formula="of:=IF(ISBLANK([$Result.B288]);&quot;&quot;; [$Result.B288])">
            <text:p/>
          </table:table-cell>
          <table:table-cell table:content-validation-name="val1"/>
          <table:table-cell/>
        </table:table-row>
        <table:table-row table:style-name="ro6">
          <table:table-cell table:style-name="ce33" table:formula="of:=IF(ISBLANK([$Result.A289]);&quot;&quot;; [$Result.A289])">
            <text:p/>
          </table:table-cell>
          <table:table-cell table:style-name="ce34" table:formula="of:=IF(ISBLANK([$Result.B289]);&quot;&quot;; [$Result.B289])">
            <text:p/>
          </table:table-cell>
          <table:table-cell table:content-validation-name="val1"/>
          <table:table-cell/>
        </table:table-row>
        <table:table-row table:style-name="ro6">
          <table:table-cell table:style-name="ce33" table:formula="of:=IF(ISBLANK([$Result.A290]);&quot;&quot;; [$Result.A290])">
            <text:p/>
          </table:table-cell>
          <table:table-cell table:style-name="ce34" table:formula="of:=IF(ISBLANK([$Result.B290]);&quot;&quot;; [$Result.B290])">
            <text:p/>
          </table:table-cell>
          <table:table-cell table:content-validation-name="val1"/>
          <table:table-cell/>
        </table:table-row>
        <table:table-row table:style-name="ro6">
          <table:table-cell table:style-name="ce33" table:formula="of:=IF(ISBLANK([$Result.A291]);&quot;&quot;; [$Result.A291])">
            <text:p/>
          </table:table-cell>
          <table:table-cell table:style-name="ce34" table:formula="of:=IF(ISBLANK([$Result.B291]);&quot;&quot;; [$Result.B291])">
            <text:p/>
          </table:table-cell>
          <table:table-cell table:content-validation-name="val1"/>
          <table:table-cell/>
        </table:table-row>
        <table:table-row table:style-name="ro6">
          <table:table-cell table:style-name="ce33" table:formula="of:=IF(ISBLANK([$Result.A292]);&quot;&quot;; [$Result.A292])">
            <text:p/>
          </table:table-cell>
          <table:table-cell table:style-name="ce34" table:formula="of:=IF(ISBLANK([$Result.B292]);&quot;&quot;; [$Result.B292])">
            <text:p/>
          </table:table-cell>
          <table:table-cell table:content-validation-name="val1"/>
          <table:table-cell/>
        </table:table-row>
        <table:table-row table:style-name="ro6">
          <table:table-cell table:style-name="ce33" table:formula="of:=IF(ISBLANK([$Result.A293]);&quot;&quot;; [$Result.A293])">
            <text:p/>
          </table:table-cell>
          <table:table-cell table:style-name="ce34" table:formula="of:=IF(ISBLANK([$Result.B293]);&quot;&quot;; [$Result.B293])">
            <text:p/>
          </table:table-cell>
          <table:table-cell table:content-validation-name="val1"/>
          <table:table-cell/>
        </table:table-row>
        <table:table-row table:style-name="ro6">
          <table:table-cell table:style-name="ce33" table:formula="of:=IF(ISBLANK([$Result.A294]);&quot;&quot;; [$Result.A294])">
            <text:p/>
          </table:table-cell>
          <table:table-cell table:style-name="ce34" table:formula="of:=IF(ISBLANK([$Result.B294]);&quot;&quot;; [$Result.B294])">
            <text:p/>
          </table:table-cell>
          <table:table-cell table:content-validation-name="val1"/>
          <table:table-cell/>
        </table:table-row>
        <table:table-row table:style-name="ro6">
          <table:table-cell table:style-name="ce33" table:formula="of:=IF(ISBLANK([$Result.A295]);&quot;&quot;; [$Result.A295])">
            <text:p/>
          </table:table-cell>
          <table:table-cell table:style-name="ce34" table:formula="of:=IF(ISBLANK([$Result.B295]);&quot;&quot;; [$Result.B295])">
            <text:p/>
          </table:table-cell>
          <table:table-cell table:content-validation-name="val1"/>
          <table:table-cell/>
        </table:table-row>
        <table:table-row table:style-name="ro6">
          <table:table-cell table:style-name="ce33" table:formula="of:=IF(ISBLANK([$Result.A296]);&quot;&quot;; [$Result.A296])">
            <text:p/>
          </table:table-cell>
          <table:table-cell table:style-name="ce34" table:formula="of:=IF(ISBLANK([$Result.B296]);&quot;&quot;; [$Result.B296])">
            <text:p/>
          </table:table-cell>
          <table:table-cell table:content-validation-name="val1"/>
          <table:table-cell/>
        </table:table-row>
        <table:table-row table:style-name="ro6">
          <table:table-cell table:style-name="ce33" table:formula="of:=IF(ISBLANK([$Result.A297]);&quot;&quot;; [$Result.A297])">
            <text:p/>
          </table:table-cell>
          <table:table-cell table:style-name="ce34" table:formula="of:=IF(ISBLANK([$Result.B297]);&quot;&quot;; [$Result.B297])">
            <text:p/>
          </table:table-cell>
          <table:table-cell table:content-validation-name="val1"/>
          <table:table-cell/>
        </table:table-row>
        <table:table-row table:style-name="ro6">
          <table:table-cell table:style-name="ce33" table:formula="of:=IF(ISBLANK([$Result.A298]);&quot;&quot;; [$Result.A298])">
            <text:p/>
          </table:table-cell>
          <table:table-cell table:style-name="ce34" table:formula="of:=IF(ISBLANK([$Result.B298]);&quot;&quot;; [$Result.B298])">
            <text:p/>
          </table:table-cell>
          <table:table-cell table:content-validation-name="val1"/>
          <table:table-cell/>
        </table:table-row>
        <table:table-row table:style-name="ro6">
          <table:table-cell table:style-name="ce33" table:formula="of:=IF(ISBLANK([$Result.A299]);&quot;&quot;; [$Result.A299])">
            <text:p/>
          </table:table-cell>
          <table:table-cell table:style-name="ce34" table:formula="of:=IF(ISBLANK([$Result.B299]);&quot;&quot;; [$Result.B299])">
            <text:p/>
          </table:table-cell>
          <table:table-cell table:content-validation-name="val1"/>
          <table:table-cell/>
        </table:table-row>
        <table:table-row table:style-name="ro6">
          <table:table-cell table:style-name="ce33" table:formula="of:=IF(ISBLANK([$Result.A300]);&quot;&quot;; [$Result.A300])">
            <text:p/>
          </table:table-cell>
          <table:table-cell table:style-name="ce34" table:formula="of:=IF(ISBLANK([$Result.B300]);&quot;&quot;; [$Result.B300])">
            <text:p/>
          </table:table-cell>
          <table:table-cell table:content-validation-name="val1"/>
          <table:table-cell/>
        </table:table-row>
        <table:table-row table:style-name="ro6">
          <table:table-cell table:style-name="ce33" table:formula="of:=IF(ISBLANK([$Result.A301]);&quot;&quot;; [$Result.A301])">
            <text:p/>
          </table:table-cell>
          <table:table-cell table:style-name="ce34" table:formula="of:=IF(ISBLANK([$Result.B301]);&quot;&quot;; [$Result.B301])">
            <text:p/>
          </table:table-cell>
          <table:table-cell table:content-validation-name="val1"/>
          <table:table-cell/>
        </table:table-row>
        <table:table-row table:style-name="ro6">
          <table:table-cell table:style-name="ce33" table:formula="of:=IF(ISBLANK([$Result.A302]);&quot;&quot;; [$Result.A302])">
            <text:p/>
          </table:table-cell>
          <table:table-cell table:style-name="ce34" table:formula="of:=IF(ISBLANK([$Result.B302]);&quot;&quot;; [$Result.B302])">
            <text:p/>
          </table:table-cell>
          <table:table-cell table:content-validation-name="val1"/>
          <table:table-cell/>
        </table:table-row>
        <table:table-row table:style-name="ro6">
          <table:table-cell table:style-name="ce33" table:formula="of:=IF(ISBLANK([$Result.A303]);&quot;&quot;; [$Result.A303])">
            <text:p/>
          </table:table-cell>
          <table:table-cell table:style-name="ce34" table:formula="of:=IF(ISBLANK([$Result.B303]);&quot;&quot;; [$Result.B303])">
            <text:p/>
          </table:table-cell>
          <table:table-cell table:content-validation-name="val1"/>
          <table:table-cell/>
        </table:table-row>
        <table:table-row table:style-name="ro6">
          <table:table-cell table:style-name="ce33" table:formula="of:=IF(ISBLANK([$Result.A304]);&quot;&quot;; [$Result.A304])">
            <text:p/>
          </table:table-cell>
          <table:table-cell table:style-name="ce34" table:formula="of:=IF(ISBLANK([$Result.B304]);&quot;&quot;; [$Result.B304])">
            <text:p/>
          </table:table-cell>
          <table:table-cell table:content-validation-name="val1"/>
          <table:table-cell/>
        </table:table-row>
        <table:table-row table:style-name="ro6">
          <table:table-cell table:style-name="ce33" table:formula="of:=IF(ISBLANK([$Result.A305]);&quot;&quot;; [$Result.A305])">
            <text:p/>
          </table:table-cell>
          <table:table-cell table:style-name="ce34" table:formula="of:=IF(ISBLANK([$Result.B305]);&quot;&quot;; [$Result.B305])">
            <text:p/>
          </table:table-cell>
          <table:table-cell table:content-validation-name="val1"/>
          <table:table-cell/>
        </table:table-row>
        <table:table-row table:style-name="ro6">
          <table:table-cell table:style-name="ce33" table:formula="of:=IF(ISBLANK([$Result.A306]);&quot;&quot;; [$Result.A306])">
            <text:p/>
          </table:table-cell>
          <table:table-cell table:style-name="ce34" table:formula="of:=IF(ISBLANK([$Result.B306]);&quot;&quot;; [$Result.B306])">
            <text:p/>
          </table:table-cell>
          <table:table-cell table:content-validation-name="val1"/>
          <table:table-cell/>
        </table:table-row>
        <table:table-row table:style-name="ro6">
          <table:table-cell table:style-name="ce33" table:formula="of:=IF(ISBLANK([$Result.A307]);&quot;&quot;; [$Result.A307])">
            <text:p/>
          </table:table-cell>
          <table:table-cell table:style-name="ce34" table:formula="of:=IF(ISBLANK([$Result.B307]);&quot;&quot;; [$Result.B307])">
            <text:p/>
          </table:table-cell>
          <table:table-cell table:content-validation-name="val1"/>
          <table:table-cell/>
        </table:table-row>
        <table:table-row table:style-name="ro6">
          <table:table-cell table:style-name="ce33" table:formula="of:=IF(ISBLANK([$Result.A308]);&quot;&quot;; [$Result.A308])">
            <text:p/>
          </table:table-cell>
          <table:table-cell table:style-name="ce34" table:formula="of:=IF(ISBLANK([$Result.B308]);&quot;&quot;; [$Result.B308])">
            <text:p/>
          </table:table-cell>
          <table:table-cell table:content-validation-name="val1"/>
          <table:table-cell/>
        </table:table-row>
        <table:table-row table:style-name="ro6">
          <table:table-cell table:style-name="ce33" table:formula="of:=IF(ISBLANK([$Result.A309]);&quot;&quot;; [$Result.A309])">
            <text:p/>
          </table:table-cell>
          <table:table-cell table:style-name="ce34" table:formula="of:=IF(ISBLANK([$Result.B309]);&quot;&quot;; [$Result.B309])">
            <text:p/>
          </table:table-cell>
          <table:table-cell table:content-validation-name="val1"/>
          <table:table-cell/>
        </table:table-row>
        <table:table-row table:style-name="ro6">
          <table:table-cell table:style-name="ce33" table:formula="of:=IF(ISBLANK([$Result.A310]);&quot;&quot;; [$Result.A310])">
            <text:p/>
          </table:table-cell>
          <table:table-cell table:style-name="ce34" table:formula="of:=IF(ISBLANK([$Result.B310]);&quot;&quot;; [$Result.B310])">
            <text:p/>
          </table:table-cell>
          <table:table-cell table:content-validation-name="val1"/>
          <table:table-cell/>
        </table:table-row>
        <table:table-row table:style-name="ro6">
          <table:table-cell table:style-name="ce33" table:formula="of:=IF(ISBLANK([$Result.A311]);&quot;&quot;; [$Result.A311])">
            <text:p/>
          </table:table-cell>
          <table:table-cell table:style-name="ce34" table:formula="of:=IF(ISBLANK([$Result.B311]);&quot;&quot;; [$Result.B311])">
            <text:p/>
          </table:table-cell>
          <table:table-cell table:content-validation-name="val1"/>
          <table:table-cell/>
        </table:table-row>
        <table:table-row table:style-name="ro6">
          <table:table-cell table:style-name="ce33" table:formula="of:=IF(ISBLANK([$Result.A312]);&quot;&quot;; [$Result.A312])">
            <text:p/>
          </table:table-cell>
          <table:table-cell table:style-name="ce34" table:formula="of:=IF(ISBLANK([$Result.B312]);&quot;&quot;; [$Result.B312])">
            <text:p/>
          </table:table-cell>
          <table:table-cell table:content-validation-name="val1"/>
          <table:table-cell/>
        </table:table-row>
        <table:table-row table:style-name="ro6">
          <table:table-cell table:style-name="ce33" table:formula="of:=IF(ISBLANK([$Result.A313]);&quot;&quot;; [$Result.A313])">
            <text:p/>
          </table:table-cell>
          <table:table-cell table:style-name="ce34" table:formula="of:=IF(ISBLANK([$Result.B313]);&quot;&quot;; [$Result.B313])">
            <text:p/>
          </table:table-cell>
          <table:table-cell table:content-validation-name="val1"/>
          <table:table-cell/>
        </table:table-row>
        <table:table-row table:style-name="ro6">
          <table:table-cell table:style-name="ce33" table:formula="of:=IF(ISBLANK([$Result.A314]);&quot;&quot;; [$Result.A314])">
            <text:p/>
          </table:table-cell>
          <table:table-cell table:style-name="ce34" table:formula="of:=IF(ISBLANK([$Result.B314]);&quot;&quot;; [$Result.B314])">
            <text:p/>
          </table:table-cell>
          <table:table-cell table:content-validation-name="val1"/>
          <table:table-cell/>
        </table:table-row>
        <table:table-row table:style-name="ro6">
          <table:table-cell table:style-name="ce33" table:formula="of:=IF(ISBLANK([$Result.A315]);&quot;&quot;; [$Result.A315])">
            <text:p/>
          </table:table-cell>
          <table:table-cell table:style-name="ce34" table:formula="of:=IF(ISBLANK([$Result.B315]);&quot;&quot;; [$Result.B315])">
            <text:p/>
          </table:table-cell>
          <table:table-cell table:content-validation-name="val1"/>
          <table:table-cell/>
        </table:table-row>
        <table:table-row table:style-name="ro6">
          <table:table-cell table:style-name="ce33" table:formula="of:=IF(ISBLANK([$Result.A316]);&quot;&quot;; [$Result.A316])">
            <text:p/>
          </table:table-cell>
          <table:table-cell table:style-name="ce34" table:formula="of:=IF(ISBLANK([$Result.B316]);&quot;&quot;; [$Result.B316])">
            <text:p/>
          </table:table-cell>
          <table:table-cell table:content-validation-name="val1"/>
          <table:table-cell/>
        </table:table-row>
        <table:table-row table:style-name="ro6">
          <table:table-cell table:style-name="ce33" table:formula="of:=IF(ISBLANK([$Result.A317]);&quot;&quot;; [$Result.A317])">
            <text:p/>
          </table:table-cell>
          <table:table-cell table:style-name="ce34" table:formula="of:=IF(ISBLANK([$Result.B317]);&quot;&quot;; [$Result.B317])">
            <text:p/>
          </table:table-cell>
          <table:table-cell table:content-validation-name="val1"/>
          <table:table-cell/>
        </table:table-row>
        <table:table-row table:style-name="ro6">
          <table:table-cell table:style-name="ce33" table:formula="of:=IF(ISBLANK([$Result.A318]);&quot;&quot;; [$Result.A318])">
            <text:p/>
          </table:table-cell>
          <table:table-cell table:style-name="ce34" table:formula="of:=IF(ISBLANK([$Result.B318]);&quot;&quot;; [$Result.B318])">
            <text:p/>
          </table:table-cell>
          <table:table-cell table:content-validation-name="val1"/>
          <table:table-cell/>
        </table:table-row>
        <table:table-row table:style-name="ro6">
          <table:table-cell table:style-name="ce33" table:formula="of:=IF(ISBLANK([$Result.A319]);&quot;&quot;; [$Result.A319])">
            <text:p/>
          </table:table-cell>
          <table:table-cell table:style-name="ce34" table:formula="of:=IF(ISBLANK([$Result.B319]);&quot;&quot;; [$Result.B319])">
            <text:p/>
          </table:table-cell>
          <table:table-cell table:content-validation-name="val1"/>
          <table:table-cell/>
        </table:table-row>
        <table:table-row table:style-name="ro6">
          <table:table-cell table:style-name="ce33" table:formula="of:=IF(ISBLANK([$Result.A320]);&quot;&quot;; [$Result.A320])">
            <text:p/>
          </table:table-cell>
          <table:table-cell table:style-name="ce34" table:formula="of:=IF(ISBLANK([$Result.B320]);&quot;&quot;; [$Result.B320])">
            <text:p/>
          </table:table-cell>
          <table:table-cell table:content-validation-name="val1"/>
          <table:table-cell/>
        </table:table-row>
        <table:table-row table:style-name="ro6">
          <table:table-cell table:style-name="ce33" table:formula="of:=IF(ISBLANK([$Result.A321]);&quot;&quot;; [$Result.A321])">
            <text:p/>
          </table:table-cell>
          <table:table-cell table:style-name="ce34" table:formula="of:=IF(ISBLANK([$Result.B321]);&quot;&quot;; [$Result.B321])">
            <text:p/>
          </table:table-cell>
          <table:table-cell table:content-validation-name="val1"/>
          <table:table-cell/>
        </table:table-row>
        <table:table-row table:style-name="ro6">
          <table:table-cell table:style-name="ce33" table:formula="of:=IF(ISBLANK([$Result.A322]);&quot;&quot;; [$Result.A322])">
            <text:p/>
          </table:table-cell>
          <table:table-cell table:style-name="ce34" table:formula="of:=IF(ISBLANK([$Result.B322]);&quot;&quot;; [$Result.B322])">
            <text:p/>
          </table:table-cell>
          <table:table-cell table:content-validation-name="val1"/>
          <table:table-cell/>
        </table:table-row>
        <table:table-row table:style-name="ro6">
          <table:table-cell table:style-name="ce33" table:formula="of:=IF(ISBLANK([$Result.A323]);&quot;&quot;; [$Result.A323])">
            <text:p/>
          </table:table-cell>
          <table:table-cell table:style-name="ce34" table:formula="of:=IF(ISBLANK([$Result.B323]);&quot;&quot;; [$Result.B323])">
            <text:p/>
          </table:table-cell>
          <table:table-cell table:content-validation-name="val1"/>
          <table:table-cell/>
        </table:table-row>
        <table:table-row table:style-name="ro6">
          <table:table-cell table:style-name="ce33" table:formula="of:=IF(ISBLANK([$Result.A324]);&quot;&quot;; [$Result.A324])">
            <text:p/>
          </table:table-cell>
          <table:table-cell table:style-name="ce34" table:formula="of:=IF(ISBLANK([$Result.B324]);&quot;&quot;; [$Result.B324])">
            <text:p/>
          </table:table-cell>
          <table:table-cell table:content-validation-name="val1"/>
          <table:table-cell/>
        </table:table-row>
        <table:table-row table:style-name="ro6">
          <table:table-cell table:style-name="ce33" table:formula="of:=IF(ISBLANK([$Result.A325]);&quot;&quot;; [$Result.A325])">
            <text:p/>
          </table:table-cell>
          <table:table-cell table:style-name="ce34" table:formula="of:=IF(ISBLANK([$Result.B325]);&quot;&quot;; [$Result.B325])">
            <text:p/>
          </table:table-cell>
          <table:table-cell table:content-validation-name="val1"/>
          <table:table-cell/>
        </table:table-row>
        <table:table-row table:style-name="ro6">
          <table:table-cell table:style-name="ce33" table:formula="of:=IF(ISBLANK([$Result.A326]);&quot;&quot;; [$Result.A326])">
            <text:p/>
          </table:table-cell>
          <table:table-cell table:style-name="ce34" table:formula="of:=IF(ISBLANK([$Result.B326]);&quot;&quot;; [$Result.B326])">
            <text:p/>
          </table:table-cell>
          <table:table-cell table:content-validation-name="val1"/>
          <table:table-cell/>
        </table:table-row>
        <table:table-row table:style-name="ro6">
          <table:table-cell table:style-name="ce33" table:formula="of:=IF(ISBLANK([$Result.A327]);&quot;&quot;; [$Result.A327])">
            <text:p/>
          </table:table-cell>
          <table:table-cell table:style-name="ce34" table:formula="of:=IF(ISBLANK([$Result.B327]);&quot;&quot;; [$Result.B327])">
            <text:p/>
          </table:table-cell>
          <table:table-cell table:content-validation-name="val1"/>
          <table:table-cell/>
        </table:table-row>
        <table:table-row table:style-name="ro6">
          <table:table-cell table:style-name="ce33" table:formula="of:=IF(ISBLANK([$Result.A328]);&quot;&quot;; [$Result.A328])">
            <text:p/>
          </table:table-cell>
          <table:table-cell table:style-name="ce34" table:formula="of:=IF(ISBLANK([$Result.B328]);&quot;&quot;; [$Result.B328])">
            <text:p/>
          </table:table-cell>
          <table:table-cell table:content-validation-name="val1"/>
          <table:table-cell/>
        </table:table-row>
        <table:table-row table:style-name="ro6">
          <table:table-cell table:style-name="ce33" table:formula="of:=IF(ISBLANK([$Result.A329]);&quot;&quot;; [$Result.A329])">
            <text:p/>
          </table:table-cell>
          <table:table-cell table:style-name="ce34" table:formula="of:=IF(ISBLANK([$Result.B329]);&quot;&quot;; [$Result.B329])">
            <text:p/>
          </table:table-cell>
          <table:table-cell table:content-validation-name="val1"/>
          <table:table-cell/>
        </table:table-row>
        <table:table-row table:style-name="ro6">
          <table:table-cell table:style-name="ce33" table:formula="of:=IF(ISBLANK([$Result.A330]);&quot;&quot;; [$Result.A330])">
            <text:p/>
          </table:table-cell>
          <table:table-cell table:style-name="ce34" table:formula="of:=IF(ISBLANK([$Result.B330]);&quot;&quot;; [$Result.B330])">
            <text:p/>
          </table:table-cell>
          <table:table-cell table:content-validation-name="val1"/>
          <table:table-cell/>
        </table:table-row>
        <table:table-row table:style-name="ro6">
          <table:table-cell table:style-name="ce33" table:formula="of:=IF(ISBLANK([$Result.A331]);&quot;&quot;; [$Result.A331])">
            <text:p/>
          </table:table-cell>
          <table:table-cell table:style-name="ce34" table:formula="of:=IF(ISBLANK([$Result.B331]);&quot;&quot;; [$Result.B331])">
            <text:p/>
          </table:table-cell>
          <table:table-cell table:content-validation-name="val1"/>
          <table:table-cell/>
        </table:table-row>
        <table:table-row table:style-name="ro6">
          <table:table-cell table:style-name="ce33" table:formula="of:=IF(ISBLANK([$Result.A332]);&quot;&quot;; [$Result.A332])">
            <text:p/>
          </table:table-cell>
          <table:table-cell table:style-name="ce34" table:formula="of:=IF(ISBLANK([$Result.B332]);&quot;&quot;; [$Result.B332])">
            <text:p/>
          </table:table-cell>
          <table:table-cell table:content-validation-name="val1"/>
          <table:table-cell/>
        </table:table-row>
        <table:table-row table:style-name="ro6">
          <table:table-cell table:style-name="ce33" table:formula="of:=IF(ISBLANK([$Result.A333]);&quot;&quot;; [$Result.A333])">
            <text:p/>
          </table:table-cell>
          <table:table-cell table:style-name="ce34" table:formula="of:=IF(ISBLANK([$Result.B333]);&quot;&quot;; [$Result.B333])">
            <text:p/>
          </table:table-cell>
          <table:table-cell table:content-validation-name="val1"/>
          <table:table-cell/>
        </table:table-row>
        <table:table-row table:style-name="ro6">
          <table:table-cell table:style-name="ce33" table:formula="of:=IF(ISBLANK([$Result.A334]);&quot;&quot;; [$Result.A334])">
            <text:p/>
          </table:table-cell>
          <table:table-cell table:style-name="ce34" table:formula="of:=IF(ISBLANK([$Result.B334]);&quot;&quot;; [$Result.B334])">
            <text:p/>
          </table:table-cell>
          <table:table-cell table:content-validation-name="val1"/>
          <table:table-cell/>
        </table:table-row>
        <table:table-row table:style-name="ro6">
          <table:table-cell table:style-name="ce33" table:formula="of:=IF(ISBLANK([$Result.A335]);&quot;&quot;; [$Result.A335])">
            <text:p/>
          </table:table-cell>
          <table:table-cell table:style-name="ce34" table:formula="of:=IF(ISBLANK([$Result.B335]);&quot;&quot;; [$Result.B335])">
            <text:p/>
          </table:table-cell>
          <table:table-cell table:content-validation-name="val1"/>
          <table:table-cell/>
        </table:table-row>
        <table:table-row table:style-name="ro6">
          <table:table-cell table:style-name="ce33" table:formula="of:=IF(ISBLANK([$Result.A336]);&quot;&quot;; [$Result.A336])">
            <text:p/>
          </table:table-cell>
          <table:table-cell table:style-name="ce34" table:formula="of:=IF(ISBLANK([$Result.B336]);&quot;&quot;; [$Result.B336])">
            <text:p/>
          </table:table-cell>
          <table:table-cell table:content-validation-name="val1"/>
          <table:table-cell/>
        </table:table-row>
        <table:table-row table:style-name="ro6">
          <table:table-cell table:style-name="ce33" table:formula="of:=IF(ISBLANK([$Result.A337]);&quot;&quot;; [$Result.A337])">
            <text:p/>
          </table:table-cell>
          <table:table-cell table:style-name="ce34" table:formula="of:=IF(ISBLANK([$Result.B337]);&quot;&quot;; [$Result.B337])">
            <text:p/>
          </table:table-cell>
          <table:table-cell table:content-validation-name="val1"/>
          <table:table-cell/>
        </table:table-row>
        <table:table-row table:style-name="ro6">
          <table:table-cell table:style-name="ce33" table:formula="of:=IF(ISBLANK([$Result.A338]);&quot;&quot;; [$Result.A338])">
            <text:p/>
          </table:table-cell>
          <table:table-cell table:style-name="ce34" table:formula="of:=IF(ISBLANK([$Result.B338]);&quot;&quot;; [$Result.B338])">
            <text:p/>
          </table:table-cell>
          <table:table-cell table:content-validation-name="val1"/>
          <table:table-cell/>
        </table:table-row>
        <table:table-row table:style-name="ro6">
          <table:table-cell table:style-name="ce33" table:formula="of:=IF(ISBLANK([$Result.A339]);&quot;&quot;; [$Result.A339])">
            <text:p/>
          </table:table-cell>
          <table:table-cell table:style-name="ce34" table:formula="of:=IF(ISBLANK([$Result.B339]);&quot;&quot;; [$Result.B339])">
            <text:p/>
          </table:table-cell>
          <table:table-cell table:content-validation-name="val1"/>
          <table:table-cell/>
        </table:table-row>
        <table:table-row table:style-name="ro6">
          <table:table-cell table:style-name="ce33" table:formula="of:=IF(ISBLANK([$Result.A340]);&quot;&quot;; [$Result.A340])">
            <text:p/>
          </table:table-cell>
          <table:table-cell table:style-name="ce34" table:formula="of:=IF(ISBLANK([$Result.B340]);&quot;&quot;; [$Result.B340])">
            <text:p/>
          </table:table-cell>
          <table:table-cell table:content-validation-name="val1"/>
          <table:table-cell/>
        </table:table-row>
        <table:table-row table:style-name="ro6">
          <table:table-cell table:style-name="ce33" table:formula="of:=IF(ISBLANK([$Result.A341]);&quot;&quot;; [$Result.A341])">
            <text:p/>
          </table:table-cell>
          <table:table-cell table:style-name="ce34" table:formula="of:=IF(ISBLANK([$Result.B341]);&quot;&quot;; [$Result.B341])">
            <text:p/>
          </table:table-cell>
          <table:table-cell table:content-validation-name="val1"/>
          <table:table-cell/>
        </table:table-row>
        <table:table-row table:style-name="ro6">
          <table:table-cell table:style-name="ce33" table:formula="of:=IF(ISBLANK([$Result.A342]);&quot;&quot;; [$Result.A342])">
            <text:p/>
          </table:table-cell>
          <table:table-cell table:style-name="ce34" table:formula="of:=IF(ISBLANK([$Result.B342]);&quot;&quot;; [$Result.B342])">
            <text:p/>
          </table:table-cell>
          <table:table-cell table:content-validation-name="val1"/>
          <table:table-cell/>
        </table:table-row>
        <table:table-row table:style-name="ro6">
          <table:table-cell table:style-name="ce33" table:formula="of:=IF(ISBLANK([$Result.A343]);&quot;&quot;; [$Result.A343])">
            <text:p/>
          </table:table-cell>
          <table:table-cell table:style-name="ce34" table:formula="of:=IF(ISBLANK([$Result.B343]);&quot;&quot;; [$Result.B343])">
            <text:p/>
          </table:table-cell>
          <table:table-cell table:content-validation-name="val1"/>
          <table:table-cell/>
        </table:table-row>
        <table:table-row table:style-name="ro6">
          <table:table-cell table:style-name="ce33" table:formula="of:=IF(ISBLANK([$Result.A344]);&quot;&quot;; [$Result.A344])">
            <text:p/>
          </table:table-cell>
          <table:table-cell table:style-name="ce34" table:formula="of:=IF(ISBLANK([$Result.B344]);&quot;&quot;; [$Result.B344])">
            <text:p/>
          </table:table-cell>
          <table:table-cell table:content-validation-name="val1"/>
          <table:table-cell/>
        </table:table-row>
        <table:table-row table:style-name="ro6">
          <table:table-cell table:style-name="ce33" table:formula="of:=IF(ISBLANK([$Result.A345]);&quot;&quot;; [$Result.A345])">
            <text:p/>
          </table:table-cell>
          <table:table-cell table:style-name="ce34" table:formula="of:=IF(ISBLANK([$Result.B345]);&quot;&quot;; [$Result.B345])">
            <text:p/>
          </table:table-cell>
          <table:table-cell table:content-validation-name="val1"/>
          <table:table-cell/>
        </table:table-row>
        <table:table-row table:style-name="ro6">
          <table:table-cell table:style-name="ce33" table:formula="of:=IF(ISBLANK([$Result.A346]);&quot;&quot;; [$Result.A346])">
            <text:p/>
          </table:table-cell>
          <table:table-cell table:style-name="ce34" table:formula="of:=IF(ISBLANK([$Result.B346]);&quot;&quot;; [$Result.B346])">
            <text:p/>
          </table:table-cell>
          <table:table-cell table:content-validation-name="val1"/>
          <table:table-cell/>
        </table:table-row>
        <table:table-row table:style-name="ro6">
          <table:table-cell table:style-name="ce33" table:formula="of:=IF(ISBLANK([$Result.A347]);&quot;&quot;; [$Result.A347])">
            <text:p/>
          </table:table-cell>
          <table:table-cell table:style-name="ce34" table:formula="of:=IF(ISBLANK([$Result.B347]);&quot;&quot;; [$Result.B347])">
            <text:p/>
          </table:table-cell>
          <table:table-cell table:content-validation-name="val1"/>
          <table:table-cell/>
        </table:table-row>
        <table:table-row table:style-name="ro6">
          <table:table-cell table:style-name="ce33" table:formula="of:=IF(ISBLANK([$Result.A348]);&quot;&quot;; [$Result.A348])">
            <text:p/>
          </table:table-cell>
          <table:table-cell table:style-name="ce34" table:formula="of:=IF(ISBLANK([$Result.B348]);&quot;&quot;; [$Result.B348])">
            <text:p/>
          </table:table-cell>
          <table:table-cell table:content-validation-name="val1"/>
          <table:table-cell/>
        </table:table-row>
        <table:table-row table:style-name="ro6">
          <table:table-cell table:style-name="ce33" table:formula="of:=IF(ISBLANK([$Result.A349]);&quot;&quot;; [$Result.A349])">
            <text:p/>
          </table:table-cell>
          <table:table-cell table:style-name="ce34" table:formula="of:=IF(ISBLANK([$Result.B349]);&quot;&quot;; [$Result.B349])">
            <text:p/>
          </table:table-cell>
          <table:table-cell table:content-validation-name="val1"/>
          <table:table-cell/>
        </table:table-row>
        <table:table-row table:style-name="ro6">
          <table:table-cell table:style-name="ce33" table:formula="of:=IF(ISBLANK([$Result.A350]);&quot;&quot;; [$Result.A350])">
            <text:p/>
          </table:table-cell>
          <table:table-cell table:style-name="ce34" table:formula="of:=IF(ISBLANK([$Result.B350]);&quot;&quot;; [$Result.B350])">
            <text:p/>
          </table:table-cell>
          <table:table-cell table:content-validation-name="val1"/>
          <table:table-cell/>
        </table:table-row>
        <table:table-row table:style-name="ro6">
          <table:table-cell table:style-name="ce33" table:formula="of:=IF(ISBLANK([$Result.A351]);&quot;&quot;; [$Result.A351])">
            <text:p/>
          </table:table-cell>
          <table:table-cell table:style-name="ce34" table:formula="of:=IF(ISBLANK([$Result.B351]);&quot;&quot;; [$Result.B351])">
            <text:p/>
          </table:table-cell>
          <table:table-cell table:content-validation-name="val1"/>
          <table:table-cell/>
        </table:table-row>
        <table:table-row table:style-name="ro6">
          <table:table-cell table:style-name="ce33" table:formula="of:=IF(ISBLANK([$Result.A352]);&quot;&quot;; [$Result.A352])">
            <text:p/>
          </table:table-cell>
          <table:table-cell table:style-name="ce34" table:formula="of:=IF(ISBLANK([$Result.B352]);&quot;&quot;; [$Result.B352])">
            <text:p/>
          </table:table-cell>
          <table:table-cell table:content-validation-name="val1"/>
          <table:table-cell/>
        </table:table-row>
        <table:table-row table:style-name="ro6">
          <table:table-cell table:style-name="ce33" table:formula="of:=IF(ISBLANK([$Result.A353]);&quot;&quot;; [$Result.A353])">
            <text:p/>
          </table:table-cell>
          <table:table-cell table:style-name="ce34" table:formula="of:=IF(ISBLANK([$Result.B353]);&quot;&quot;; [$Result.B353])">
            <text:p/>
          </table:table-cell>
          <table:table-cell table:content-validation-name="val1"/>
          <table:table-cell/>
        </table:table-row>
        <table:table-row table:style-name="ro6">
          <table:table-cell table:style-name="ce33" table:formula="of:=IF(ISBLANK([$Result.A354]);&quot;&quot;; [$Result.A354])">
            <text:p/>
          </table:table-cell>
          <table:table-cell table:style-name="ce34" table:formula="of:=IF(ISBLANK([$Result.B354]);&quot;&quot;; [$Result.B354])">
            <text:p/>
          </table:table-cell>
          <table:table-cell table:content-validation-name="val1"/>
          <table:table-cell/>
        </table:table-row>
        <table:table-row table:style-name="ro6">
          <table:table-cell table:style-name="ce33" table:formula="of:=IF(ISBLANK([$Result.A355]);&quot;&quot;; [$Result.A355])">
            <text:p/>
          </table:table-cell>
          <table:table-cell table:style-name="ce34" table:formula="of:=IF(ISBLANK([$Result.B355]);&quot;&quot;; [$Result.B355])">
            <text:p/>
          </table:table-cell>
          <table:table-cell table:content-validation-name="val1"/>
          <table:table-cell/>
        </table:table-row>
        <table:table-row table:style-name="ro6">
          <table:table-cell table:style-name="ce33" table:formula="of:=IF(ISBLANK([$Result.A356]);&quot;&quot;; [$Result.A356])">
            <text:p/>
          </table:table-cell>
          <table:table-cell table:style-name="ce34" table:formula="of:=IF(ISBLANK([$Result.B356]);&quot;&quot;; [$Result.B356])">
            <text:p/>
          </table:table-cell>
          <table:table-cell table:content-validation-name="val1"/>
          <table:table-cell/>
        </table:table-row>
        <table:table-row table:style-name="ro6">
          <table:table-cell table:style-name="ce33" table:formula="of:=IF(ISBLANK([$Result.A357]);&quot;&quot;; [$Result.A357])">
            <text:p/>
          </table:table-cell>
          <table:table-cell table:style-name="ce34" table:formula="of:=IF(ISBLANK([$Result.B357]);&quot;&quot;; [$Result.B357])">
            <text:p/>
          </table:table-cell>
          <table:table-cell table:content-validation-name="val1"/>
          <table:table-cell/>
        </table:table-row>
        <table:table-row table:style-name="ro6">
          <table:table-cell table:style-name="ce33" table:formula="of:=IF(ISBLANK([$Result.A358]);&quot;&quot;; [$Result.A358])">
            <text:p/>
          </table:table-cell>
          <table:table-cell table:style-name="ce34" table:formula="of:=IF(ISBLANK([$Result.B358]);&quot;&quot;; [$Result.B358])">
            <text:p/>
          </table:table-cell>
          <table:table-cell table:content-validation-name="val1"/>
          <table:table-cell/>
        </table:table-row>
        <table:table-row table:style-name="ro6">
          <table:table-cell table:style-name="ce33" table:formula="of:=IF(ISBLANK([$Result.A359]);&quot;&quot;; [$Result.A359])">
            <text:p/>
          </table:table-cell>
          <table:table-cell table:style-name="ce34" table:formula="of:=IF(ISBLANK([$Result.B359]);&quot;&quot;; [$Result.B359])">
            <text:p/>
          </table:table-cell>
          <table:table-cell table:content-validation-name="val1"/>
          <table:table-cell/>
        </table:table-row>
        <table:table-row table:style-name="ro6">
          <table:table-cell table:style-name="ce33" table:formula="of:=IF(ISBLANK([$Result.A360]);&quot;&quot;; [$Result.A360])">
            <text:p/>
          </table:table-cell>
          <table:table-cell table:style-name="ce34" table:formula="of:=IF(ISBLANK([$Result.B360]);&quot;&quot;; [$Result.B360])">
            <text:p/>
          </table:table-cell>
          <table:table-cell table:content-validation-name="val1"/>
          <table:table-cell/>
        </table:table-row>
        <table:table-row table:style-name="ro6">
          <table:table-cell table:style-name="ce33" table:formula="of:=IF(ISBLANK([$Result.A361]);&quot;&quot;; [$Result.A361])">
            <text:p/>
          </table:table-cell>
          <table:table-cell table:style-name="ce34" table:formula="of:=IF(ISBLANK([$Result.B361]);&quot;&quot;; [$Result.B361])">
            <text:p/>
          </table:table-cell>
          <table:table-cell table:content-validation-name="val1"/>
          <table:table-cell/>
        </table:table-row>
        <table:table-row table:style-name="ro6">
          <table:table-cell table:style-name="ce33" table:formula="of:=IF(ISBLANK([$Result.A362]);&quot;&quot;; [$Result.A362])">
            <text:p/>
          </table:table-cell>
          <table:table-cell table:style-name="ce34" table:formula="of:=IF(ISBLANK([$Result.B362]);&quot;&quot;; [$Result.B362])">
            <text:p/>
          </table:table-cell>
          <table:table-cell table:content-validation-name="val1"/>
          <table:table-cell/>
        </table:table-row>
        <table:table-row table:style-name="ro6">
          <table:table-cell table:style-name="ce33" table:formula="of:=IF(ISBLANK([$Result.A363]);&quot;&quot;; [$Result.A363])">
            <text:p/>
          </table:table-cell>
          <table:table-cell table:style-name="ce34" table:formula="of:=IF(ISBLANK([$Result.B363]);&quot;&quot;; [$Result.B363])">
            <text:p/>
          </table:table-cell>
          <table:table-cell table:content-validation-name="val1"/>
          <table:table-cell/>
        </table:table-row>
        <table:table-row table:style-name="ro6">
          <table:table-cell table:style-name="ce33" table:formula="of:=IF(ISBLANK([$Result.A364]);&quot;&quot;; [$Result.A364])">
            <text:p/>
          </table:table-cell>
          <table:table-cell table:style-name="ce34" table:formula="of:=IF(ISBLANK([$Result.B364]);&quot;&quot;; [$Result.B364])">
            <text:p/>
          </table:table-cell>
          <table:table-cell table:content-validation-name="val1"/>
          <table:table-cell/>
        </table:table-row>
        <table:table-row table:style-name="ro6">
          <table:table-cell table:style-name="ce33" table:formula="of:=IF(ISBLANK([$Result.A365]);&quot;&quot;; [$Result.A365])">
            <text:p/>
          </table:table-cell>
          <table:table-cell table:style-name="ce34" table:formula="of:=IF(ISBLANK([$Result.B365]);&quot;&quot;; [$Result.B365])">
            <text:p/>
          </table:table-cell>
          <table:table-cell table:content-validation-name="val1"/>
          <table:table-cell/>
        </table:table-row>
        <table:table-row table:style-name="ro6">
          <table:table-cell table:style-name="ce33" table:formula="of:=IF(ISBLANK([$Result.A366]);&quot;&quot;; [$Result.A366])">
            <text:p/>
          </table:table-cell>
          <table:table-cell table:style-name="ce34" table:formula="of:=IF(ISBLANK([$Result.B366]);&quot;&quot;; [$Result.B366])">
            <text:p/>
          </table:table-cell>
          <table:table-cell table:content-validation-name="val1"/>
          <table:table-cell/>
        </table:table-row>
        <table:table-row table:style-name="ro6">
          <table:table-cell table:style-name="ce33" table:formula="of:=IF(ISBLANK([$Result.A367]);&quot;&quot;; [$Result.A367])">
            <text:p/>
          </table:table-cell>
          <table:table-cell table:style-name="ce34" table:formula="of:=IF(ISBLANK([$Result.B367]);&quot;&quot;; [$Result.B367])">
            <text:p/>
          </table:table-cell>
          <table:table-cell table:content-validation-name="val1"/>
          <table:table-cell/>
        </table:table-row>
        <table:table-row table:style-name="ro6">
          <table:table-cell table:style-name="ce33" table:formula="of:=IF(ISBLANK([$Result.A368]);&quot;&quot;; [$Result.A368])">
            <text:p/>
          </table:table-cell>
          <table:table-cell table:style-name="ce34" table:formula="of:=IF(ISBLANK([$Result.B368]);&quot;&quot;; [$Result.B368])">
            <text:p/>
          </table:table-cell>
          <table:table-cell table:content-validation-name="val1"/>
          <table:table-cell/>
        </table:table-row>
        <table:table-row table:style-name="ro6">
          <table:table-cell table:style-name="ce33" table:formula="of:=IF(ISBLANK([$Result.A369]);&quot;&quot;; [$Result.A369])">
            <text:p/>
          </table:table-cell>
          <table:table-cell table:style-name="ce34" table:formula="of:=IF(ISBLANK([$Result.B369]);&quot;&quot;; [$Result.B369])">
            <text:p/>
          </table:table-cell>
          <table:table-cell table:content-validation-name="val1"/>
          <table:table-cell/>
        </table:table-row>
        <table:table-row table:style-name="ro6">
          <table:table-cell table:style-name="ce33" table:formula="of:=IF(ISBLANK([$Result.A370]);&quot;&quot;; [$Result.A370])">
            <text:p/>
          </table:table-cell>
          <table:table-cell table:style-name="ce34" table:formula="of:=IF(ISBLANK([$Result.B370]);&quot;&quot;; [$Result.B370])">
            <text:p/>
          </table:table-cell>
          <table:table-cell table:content-validation-name="val1"/>
          <table:table-cell/>
        </table:table-row>
        <table:table-row table:style-name="ro6">
          <table:table-cell table:style-name="ce33" table:formula="of:=IF(ISBLANK([$Result.A371]);&quot;&quot;; [$Result.A371])">
            <text:p/>
          </table:table-cell>
          <table:table-cell table:style-name="ce34" table:formula="of:=IF(ISBLANK([$Result.B371]);&quot;&quot;; [$Result.B371])">
            <text:p/>
          </table:table-cell>
          <table:table-cell table:content-validation-name="val1"/>
          <table:table-cell/>
        </table:table-row>
        <table:table-row table:style-name="ro6">
          <table:table-cell table:style-name="ce33" table:formula="of:=IF(ISBLANK([$Result.A372]);&quot;&quot;; [$Result.A372])">
            <text:p/>
          </table:table-cell>
          <table:table-cell table:style-name="ce34" table:formula="of:=IF(ISBLANK([$Result.B372]);&quot;&quot;; [$Result.B372])">
            <text:p/>
          </table:table-cell>
          <table:table-cell table:content-validation-name="val1"/>
          <table:table-cell/>
        </table:table-row>
        <table:table-row table:style-name="ro6">
          <table:table-cell table:style-name="ce33" table:formula="of:=IF(ISBLANK([$Result.A373]);&quot;&quot;; [$Result.A373])">
            <text:p/>
          </table:table-cell>
          <table:table-cell table:style-name="ce34" table:formula="of:=IF(ISBLANK([$Result.B373]);&quot;&quot;; [$Result.B373])">
            <text:p/>
          </table:table-cell>
          <table:table-cell table:content-validation-name="val1"/>
          <table:table-cell/>
        </table:table-row>
        <table:table-row table:style-name="ro6">
          <table:table-cell table:style-name="ce33" table:formula="of:=IF(ISBLANK([$Result.A374]);&quot;&quot;; [$Result.A374])">
            <text:p/>
          </table:table-cell>
          <table:table-cell table:style-name="ce34" table:formula="of:=IF(ISBLANK([$Result.B374]);&quot;&quot;; [$Result.B374])">
            <text:p/>
          </table:table-cell>
          <table:table-cell table:content-validation-name="val1"/>
          <table:table-cell/>
        </table:table-row>
        <table:table-row table:style-name="ro6">
          <table:table-cell table:style-name="ce33" table:formula="of:=IF(ISBLANK([$Result.A375]);&quot;&quot;; [$Result.A375])">
            <text:p/>
          </table:table-cell>
          <table:table-cell table:style-name="ce34" table:formula="of:=IF(ISBLANK([$Result.B375]);&quot;&quot;; [$Result.B375])">
            <text:p/>
          </table:table-cell>
          <table:table-cell table:content-validation-name="val1"/>
          <table:table-cell/>
        </table:table-row>
        <table:table-row table:style-name="ro6">
          <table:table-cell table:style-name="ce33" table:formula="of:=IF(ISBLANK([$Result.A376]);&quot;&quot;; [$Result.A376])">
            <text:p/>
          </table:table-cell>
          <table:table-cell table:style-name="ce34" table:formula="of:=IF(ISBLANK([$Result.B376]);&quot;&quot;; [$Result.B376])">
            <text:p/>
          </table:table-cell>
          <table:table-cell table:content-validation-name="val1"/>
          <table:table-cell/>
        </table:table-row>
        <table:table-row table:style-name="ro6">
          <table:table-cell table:style-name="ce33" table:formula="of:=IF(ISBLANK([$Result.A377]);&quot;&quot;; [$Result.A377])">
            <text:p/>
          </table:table-cell>
          <table:table-cell table:style-name="ce34" table:formula="of:=IF(ISBLANK([$Result.B377]);&quot;&quot;; [$Result.B377])">
            <text:p/>
          </table:table-cell>
          <table:table-cell table:content-validation-name="val1"/>
          <table:table-cell/>
        </table:table-row>
        <table:table-row table:style-name="ro6">
          <table:table-cell table:style-name="ce33" table:formula="of:=IF(ISBLANK([$Result.A378]);&quot;&quot;; [$Result.A378])">
            <text:p/>
          </table:table-cell>
          <table:table-cell table:style-name="ce34" table:formula="of:=IF(ISBLANK([$Result.B378]);&quot;&quot;; [$Result.B378])">
            <text:p/>
          </table:table-cell>
          <table:table-cell table:content-validation-name="val1"/>
          <table:table-cell/>
        </table:table-row>
        <table:table-row table:style-name="ro6">
          <table:table-cell table:style-name="ce33" table:formula="of:=IF(ISBLANK([$Result.A379]);&quot;&quot;; [$Result.A379])">
            <text:p/>
          </table:table-cell>
          <table:table-cell table:style-name="ce34" table:formula="of:=IF(ISBLANK([$Result.B379]);&quot;&quot;; [$Result.B379])">
            <text:p/>
          </table:table-cell>
          <table:table-cell table:content-validation-name="val1"/>
          <table:table-cell/>
        </table:table-row>
        <table:table-row table:style-name="ro6">
          <table:table-cell table:style-name="ce33" table:formula="of:=IF(ISBLANK([$Result.A380]);&quot;&quot;; [$Result.A380])">
            <text:p/>
          </table:table-cell>
          <table:table-cell table:style-name="ce34" table:formula="of:=IF(ISBLANK([$Result.B380]);&quot;&quot;; [$Result.B380])">
            <text:p/>
          </table:table-cell>
          <table:table-cell table:content-validation-name="val1"/>
          <table:table-cell/>
        </table:table-row>
        <table:table-row table:style-name="ro6">
          <table:table-cell table:style-name="ce33" table:formula="of:=IF(ISBLANK([$Result.A381]);&quot;&quot;; [$Result.A381])">
            <text:p/>
          </table:table-cell>
          <table:table-cell table:style-name="ce34" table:formula="of:=IF(ISBLANK([$Result.B381]);&quot;&quot;; [$Result.B381])">
            <text:p/>
          </table:table-cell>
          <table:table-cell table:content-validation-name="val1"/>
          <table:table-cell/>
        </table:table-row>
        <table:table-row table:style-name="ro6">
          <table:table-cell table:style-name="ce33" table:formula="of:=IF(ISBLANK([$Result.A382]);&quot;&quot;; [$Result.A382])">
            <text:p/>
          </table:table-cell>
          <table:table-cell table:style-name="ce34" table:formula="of:=IF(ISBLANK([$Result.B382]);&quot;&quot;; [$Result.B382])">
            <text:p/>
          </table:table-cell>
          <table:table-cell table:content-validation-name="val1"/>
          <table:table-cell/>
        </table:table-row>
        <table:table-row table:style-name="ro6">
          <table:table-cell table:style-name="ce33" table:formula="of:=IF(ISBLANK([$Result.A383]);&quot;&quot;; [$Result.A383])">
            <text:p/>
          </table:table-cell>
          <table:table-cell table:style-name="ce34" table:formula="of:=IF(ISBLANK([$Result.B383]);&quot;&quot;; [$Result.B383])">
            <text:p/>
          </table:table-cell>
          <table:table-cell table:content-validation-name="val1"/>
          <table:table-cell/>
        </table:table-row>
        <table:table-row table:style-name="ro6">
          <table:table-cell table:style-name="ce33" table:formula="of:=IF(ISBLANK([$Result.A384]);&quot;&quot;; [$Result.A384])">
            <text:p/>
          </table:table-cell>
          <table:table-cell table:style-name="ce34" table:formula="of:=IF(ISBLANK([$Result.B384]);&quot;&quot;; [$Result.B384])">
            <text:p/>
          </table:table-cell>
          <table:table-cell table:content-validation-name="val1"/>
          <table:table-cell/>
        </table:table-row>
        <table:table-row table:style-name="ro6">
          <table:table-cell table:style-name="ce33" table:formula="of:=IF(ISBLANK([$Result.A385]);&quot;&quot;; [$Result.A385])">
            <text:p/>
          </table:table-cell>
          <table:table-cell table:style-name="ce34" table:formula="of:=IF(ISBLANK([$Result.B385]);&quot;&quot;; [$Result.B385])">
            <text:p/>
          </table:table-cell>
          <table:table-cell table:content-validation-name="val1"/>
          <table:table-cell/>
        </table:table-row>
        <table:table-row table:style-name="ro6">
          <table:table-cell table:style-name="ce33" table:formula="of:=IF(ISBLANK([$Result.A386]);&quot;&quot;; [$Result.A386])">
            <text:p/>
          </table:table-cell>
          <table:table-cell table:style-name="ce34" table:formula="of:=IF(ISBLANK([$Result.B386]);&quot;&quot;; [$Result.B386])">
            <text:p/>
          </table:table-cell>
          <table:table-cell table:content-validation-name="val1"/>
          <table:table-cell/>
        </table:table-row>
        <table:table-row table:style-name="ro6">
          <table:table-cell table:style-name="ce33" table:formula="of:=IF(ISBLANK([$Result.A387]);&quot;&quot;; [$Result.A387])">
            <text:p/>
          </table:table-cell>
          <table:table-cell table:style-name="ce34" table:formula="of:=IF(ISBLANK([$Result.B387]);&quot;&quot;; [$Result.B387])">
            <text:p/>
          </table:table-cell>
          <table:table-cell table:content-validation-name="val1"/>
          <table:table-cell/>
        </table:table-row>
        <table:table-row table:style-name="ro6">
          <table:table-cell table:style-name="ce33" table:formula="of:=IF(ISBLANK([$Result.A388]);&quot;&quot;; [$Result.A388])">
            <text:p/>
          </table:table-cell>
          <table:table-cell table:style-name="ce34" table:formula="of:=IF(ISBLANK([$Result.B388]);&quot;&quot;; [$Result.B388])">
            <text:p/>
          </table:table-cell>
          <table:table-cell table:content-validation-name="val1"/>
          <table:table-cell/>
        </table:table-row>
        <table:table-row table:style-name="ro6">
          <table:table-cell table:style-name="ce33" table:formula="of:=IF(ISBLANK([$Result.A389]);&quot;&quot;; [$Result.A389])">
            <text:p/>
          </table:table-cell>
          <table:table-cell table:style-name="ce34" table:formula="of:=IF(ISBLANK([$Result.B389]);&quot;&quot;; [$Result.B389])">
            <text:p/>
          </table:table-cell>
          <table:table-cell table:content-validation-name="val1"/>
          <table:table-cell/>
        </table:table-row>
        <table:table-row table:style-name="ro6">
          <table:table-cell table:style-name="ce33" table:formula="of:=IF(ISBLANK([$Result.A390]);&quot;&quot;; [$Result.A390])">
            <text:p/>
          </table:table-cell>
          <table:table-cell table:style-name="ce34" table:formula="of:=IF(ISBLANK([$Result.B390]);&quot;&quot;; [$Result.B390])">
            <text:p/>
          </table:table-cell>
          <table:table-cell table:content-validation-name="val1"/>
          <table:table-cell/>
        </table:table-row>
        <table:table-row table:style-name="ro6">
          <table:table-cell table:style-name="ce33" table:formula="of:=IF(ISBLANK([$Result.A391]);&quot;&quot;; [$Result.A391])">
            <text:p/>
          </table:table-cell>
          <table:table-cell table:style-name="ce34" table:formula="of:=IF(ISBLANK([$Result.B391]);&quot;&quot;; [$Result.B391])">
            <text:p/>
          </table:table-cell>
          <table:table-cell table:content-validation-name="val1"/>
          <table:table-cell/>
        </table:table-row>
        <table:table-row table:style-name="ro6">
          <table:table-cell table:style-name="ce33" table:formula="of:=IF(ISBLANK([$Result.A392]);&quot;&quot;; [$Result.A392])">
            <text:p/>
          </table:table-cell>
          <table:table-cell table:style-name="ce34" table:formula="of:=IF(ISBLANK([$Result.B392]);&quot;&quot;; [$Result.B392])">
            <text:p/>
          </table:table-cell>
          <table:table-cell table:content-validation-name="val1"/>
          <table:table-cell/>
        </table:table-row>
        <table:table-row table:style-name="ro6">
          <table:table-cell table:style-name="ce33" table:formula="of:=IF(ISBLANK([$Result.A393]);&quot;&quot;; [$Result.A393])">
            <text:p/>
          </table:table-cell>
          <table:table-cell table:style-name="ce34" table:formula="of:=IF(ISBLANK([$Result.B393]);&quot;&quot;; [$Result.B393])">
            <text:p/>
          </table:table-cell>
          <table:table-cell table:content-validation-name="val1"/>
          <table:table-cell/>
        </table:table-row>
        <table:table-row table:style-name="ro6">
          <table:table-cell table:style-name="ce33" table:formula="of:=IF(ISBLANK([$Result.A394]);&quot;&quot;; [$Result.A394])">
            <text:p/>
          </table:table-cell>
          <table:table-cell table:style-name="ce34" table:formula="of:=IF(ISBLANK([$Result.B394]);&quot;&quot;; [$Result.B394])">
            <text:p/>
          </table:table-cell>
          <table:table-cell table:content-validation-name="val1"/>
          <table:table-cell/>
        </table:table-row>
        <table:table-row table:style-name="ro6">
          <table:table-cell table:style-name="ce33" table:formula="of:=IF(ISBLANK([$Result.A395]);&quot;&quot;; [$Result.A395])">
            <text:p/>
          </table:table-cell>
          <table:table-cell table:style-name="ce34" table:formula="of:=IF(ISBLANK([$Result.B395]);&quot;&quot;; [$Result.B395])">
            <text:p/>
          </table:table-cell>
          <table:table-cell table:content-validation-name="val1"/>
          <table:table-cell/>
        </table:table-row>
        <table:table-row table:style-name="ro6">
          <table:table-cell table:style-name="ce33" table:formula="of:=IF(ISBLANK([$Result.A396]);&quot;&quot;; [$Result.A396])">
            <text:p/>
          </table:table-cell>
          <table:table-cell table:style-name="ce34" table:formula="of:=IF(ISBLANK([$Result.B396]);&quot;&quot;; [$Result.B396])">
            <text:p/>
          </table:table-cell>
          <table:table-cell table:content-validation-name="val1"/>
          <table:table-cell/>
        </table:table-row>
        <table:table-row table:style-name="ro6">
          <table:table-cell table:style-name="ce33" table:formula="of:=IF(ISBLANK([$Result.A397]);&quot;&quot;; [$Result.A397])">
            <text:p/>
          </table:table-cell>
          <table:table-cell table:style-name="ce34" table:formula="of:=IF(ISBLANK([$Result.B397]);&quot;&quot;; [$Result.B397])">
            <text:p/>
          </table:table-cell>
          <table:table-cell table:content-validation-name="val1"/>
          <table:table-cell/>
        </table:table-row>
        <table:table-row table:style-name="ro6">
          <table:table-cell table:style-name="ce33" table:formula="of:=IF(ISBLANK([$Result.A398]);&quot;&quot;; [$Result.A398])">
            <text:p/>
          </table:table-cell>
          <table:table-cell table:style-name="ce34" table:formula="of:=IF(ISBLANK([$Result.B398]);&quot;&quot;; [$Result.B398])">
            <text:p/>
          </table:table-cell>
          <table:table-cell table:content-validation-name="val1"/>
          <table:table-cell/>
        </table:table-row>
        <table:table-row table:style-name="ro6">
          <table:table-cell table:style-name="ce33" table:formula="of:=IF(ISBLANK([$Result.A399]);&quot;&quot;; [$Result.A399])">
            <text:p/>
          </table:table-cell>
          <table:table-cell table:style-name="ce34" table:formula="of:=IF(ISBLANK([$Result.B399]);&quot;&quot;; [$Result.B399])">
            <text:p/>
          </table:table-cell>
          <table:table-cell table:content-validation-name="val1"/>
          <table:table-cell/>
        </table:table-row>
        <table:table-row table:style-name="ro6">
          <table:table-cell table:style-name="ce33" table:formula="of:=IF(ISBLANK([$Result.A400]);&quot;&quot;; [$Result.A400])">
            <text:p/>
          </table:table-cell>
          <table:table-cell table:style-name="ce34" table:formula="of:=IF(ISBLANK([$Result.B400]);&quot;&quot;; [$Result.B400])">
            <text:p/>
          </table:table-cell>
          <table:table-cell table:content-validation-name="val1"/>
          <table:table-cell/>
        </table:table-row>
        <table:table-row table:style-name="ro6">
          <table:table-cell table:style-name="ce33" table:formula="of:=IF(ISBLANK([$Result.A401]);&quot;&quot;; [$Result.A401])">
            <text:p/>
          </table:table-cell>
          <table:table-cell table:style-name="ce34" table:formula="of:=IF(ISBLANK([$Result.B401]);&quot;&quot;; [$Result.B401])">
            <text:p/>
          </table:table-cell>
          <table:table-cell table:content-validation-name="val1"/>
          <table:table-cell/>
        </table:table-row>
        <table:table-row table:style-name="ro6">
          <table:table-cell table:style-name="ce33" table:formula="of:=IF(ISBLANK([$Result.A402]);&quot;&quot;; [$Result.A402])">
            <text:p/>
          </table:table-cell>
          <table:table-cell table:style-name="ce34" table:formula="of:=IF(ISBLANK([$Result.B402]);&quot;&quot;; [$Result.B402])">
            <text:p/>
          </table:table-cell>
          <table:table-cell table:content-validation-name="val1"/>
          <table:table-cell/>
        </table:table-row>
        <table:table-row table:style-name="ro6">
          <table:table-cell table:style-name="ce33" table:formula="of:=IF(ISBLANK([$Result.A403]);&quot;&quot;; [$Result.A403])">
            <text:p/>
          </table:table-cell>
          <table:table-cell table:style-name="ce34" table:formula="of:=IF(ISBLANK([$Result.B403]);&quot;&quot;; [$Result.B403])">
            <text:p/>
          </table:table-cell>
          <table:table-cell table:content-validation-name="val1"/>
          <table:table-cell/>
        </table:table-row>
        <table:table-row table:style-name="ro6">
          <table:table-cell table:style-name="ce33" table:formula="of:=IF(ISBLANK([$Result.A404]);&quot;&quot;; [$Result.A404])">
            <text:p/>
          </table:table-cell>
          <table:table-cell table:style-name="ce34" table:formula="of:=IF(ISBLANK([$Result.B404]);&quot;&quot;; [$Result.B404])">
            <text:p/>
          </table:table-cell>
          <table:table-cell table:content-validation-name="val1"/>
          <table:table-cell/>
        </table:table-row>
        <table:table-row table:style-name="ro6">
          <table:table-cell table:style-name="ce33" table:formula="of:=IF(ISBLANK([$Result.A405]);&quot;&quot;; [$Result.A405])">
            <text:p/>
          </table:table-cell>
          <table:table-cell table:style-name="ce34" table:formula="of:=IF(ISBLANK([$Result.B405]);&quot;&quot;; [$Result.B405])">
            <text:p/>
          </table:table-cell>
          <table:table-cell table:content-validation-name="val1"/>
          <table:table-cell/>
        </table:table-row>
        <table:table-row table:style-name="ro6">
          <table:table-cell table:style-name="ce33" table:formula="of:=IF(ISBLANK([$Result.A406]);&quot;&quot;; [$Result.A406])">
            <text:p/>
          </table:table-cell>
          <table:table-cell table:style-name="ce34" table:formula="of:=IF(ISBLANK([$Result.B406]);&quot;&quot;; [$Result.B406])">
            <text:p/>
          </table:table-cell>
          <table:table-cell table:content-validation-name="val1"/>
          <table:table-cell/>
        </table:table-row>
        <table:table-row table:style-name="ro6">
          <table:table-cell table:style-name="ce33" table:formula="of:=IF(ISBLANK([$Result.A407]);&quot;&quot;; [$Result.A407])">
            <text:p/>
          </table:table-cell>
          <table:table-cell table:style-name="ce34" table:formula="of:=IF(ISBLANK([$Result.B407]);&quot;&quot;; [$Result.B407])">
            <text:p/>
          </table:table-cell>
          <table:table-cell table:content-validation-name="val1"/>
          <table:table-cell/>
        </table:table-row>
        <table:table-row table:style-name="ro6">
          <table:table-cell table:style-name="ce33" table:formula="of:=IF(ISBLANK([$Result.A408]);&quot;&quot;; [$Result.A408])">
            <text:p/>
          </table:table-cell>
          <table:table-cell table:style-name="ce34" table:formula="of:=IF(ISBLANK([$Result.B408]);&quot;&quot;; [$Result.B408])">
            <text:p/>
          </table:table-cell>
          <table:table-cell table:content-validation-name="val1"/>
          <table:table-cell/>
        </table:table-row>
        <table:table-row table:style-name="ro6">
          <table:table-cell table:style-name="ce33" table:formula="of:=IF(ISBLANK([$Result.A409]);&quot;&quot;; [$Result.A409])">
            <text:p/>
          </table:table-cell>
          <table:table-cell table:style-name="ce34" table:formula="of:=IF(ISBLANK([$Result.B409]);&quot;&quot;; [$Result.B409])">
            <text:p/>
          </table:table-cell>
          <table:table-cell table:content-validation-name="val1"/>
          <table:table-cell/>
        </table:table-row>
        <table:table-row table:style-name="ro6">
          <table:table-cell table:style-name="ce33" table:formula="of:=IF(ISBLANK([$Result.A410]);&quot;&quot;; [$Result.A410])">
            <text:p/>
          </table:table-cell>
          <table:table-cell table:style-name="ce34" table:formula="of:=IF(ISBLANK([$Result.B410]);&quot;&quot;; [$Result.B410])">
            <text:p/>
          </table:table-cell>
          <table:table-cell table:content-validation-name="val1"/>
          <table:table-cell/>
        </table:table-row>
        <table:table-row table:style-name="ro6">
          <table:table-cell table:style-name="ce33" table:formula="of:=IF(ISBLANK([$Result.A411]);&quot;&quot;; [$Result.A411])">
            <text:p/>
          </table:table-cell>
          <table:table-cell table:style-name="ce34" table:formula="of:=IF(ISBLANK([$Result.B411]);&quot;&quot;; [$Result.B411])">
            <text:p/>
          </table:table-cell>
          <table:table-cell table:content-validation-name="val1"/>
          <table:table-cell/>
        </table:table-row>
        <table:table-row table:style-name="ro6">
          <table:table-cell table:style-name="ce33" table:formula="of:=IF(ISBLANK([$Result.A412]);&quot;&quot;; [$Result.A412])">
            <text:p/>
          </table:table-cell>
          <table:table-cell table:style-name="ce34" table:formula="of:=IF(ISBLANK([$Result.B412]);&quot;&quot;; [$Result.B412])">
            <text:p/>
          </table:table-cell>
          <table:table-cell table:content-validation-name="val1"/>
          <table:table-cell/>
        </table:table-row>
        <table:table-row table:style-name="ro6">
          <table:table-cell table:style-name="ce33" table:formula="of:=IF(ISBLANK([$Result.A413]);&quot;&quot;; [$Result.A413])">
            <text:p/>
          </table:table-cell>
          <table:table-cell table:style-name="ce34" table:formula="of:=IF(ISBLANK([$Result.B413]);&quot;&quot;; [$Result.B413])">
            <text:p/>
          </table:table-cell>
          <table:table-cell table:content-validation-name="val1"/>
          <table:table-cell/>
        </table:table-row>
        <table:table-row table:style-name="ro6">
          <table:table-cell table:style-name="ce33" table:formula="of:=IF(ISBLANK([$Result.A414]);&quot;&quot;; [$Result.A414])">
            <text:p/>
          </table:table-cell>
          <table:table-cell table:style-name="ce34" table:formula="of:=IF(ISBLANK([$Result.B414]);&quot;&quot;; [$Result.B414])">
            <text:p/>
          </table:table-cell>
          <table:table-cell table:content-validation-name="val1"/>
          <table:table-cell/>
        </table:table-row>
        <table:table-row table:style-name="ro6">
          <table:table-cell table:style-name="ce33" table:formula="of:=IF(ISBLANK([$Result.A415]);&quot;&quot;; [$Result.A415])">
            <text:p/>
          </table:table-cell>
          <table:table-cell table:style-name="ce34" table:formula="of:=IF(ISBLANK([$Result.B415]);&quot;&quot;; [$Result.B415])">
            <text:p/>
          </table:table-cell>
          <table:table-cell table:content-validation-name="val1"/>
          <table:table-cell/>
        </table:table-row>
        <table:table-row table:style-name="ro6">
          <table:table-cell table:style-name="ce33" table:formula="of:=IF(ISBLANK([$Result.A416]);&quot;&quot;; [$Result.A416])">
            <text:p/>
          </table:table-cell>
          <table:table-cell table:style-name="ce34" table:formula="of:=IF(ISBLANK([$Result.B416]);&quot;&quot;; [$Result.B416])">
            <text:p/>
          </table:table-cell>
          <table:table-cell table:content-validation-name="val1"/>
          <table:table-cell/>
        </table:table-row>
        <table:table-row table:style-name="ro6">
          <table:table-cell table:style-name="ce33" table:formula="of:=IF(ISBLANK([$Result.A417]);&quot;&quot;; [$Result.A417])">
            <text:p/>
          </table:table-cell>
          <table:table-cell table:style-name="ce34" table:formula="of:=IF(ISBLANK([$Result.B417]);&quot;&quot;; [$Result.B417])">
            <text:p/>
          </table:table-cell>
          <table:table-cell table:content-validation-name="val1"/>
          <table:table-cell/>
        </table:table-row>
        <table:table-row table:style-name="ro6">
          <table:table-cell table:style-name="ce33" table:formula="of:=IF(ISBLANK([$Result.A418]);&quot;&quot;; [$Result.A418])">
            <text:p/>
          </table:table-cell>
          <table:table-cell table:style-name="ce34" table:formula="of:=IF(ISBLANK([$Result.B418]);&quot;&quot;; [$Result.B418])">
            <text:p/>
          </table:table-cell>
          <table:table-cell table:content-validation-name="val1"/>
          <table:table-cell/>
        </table:table-row>
        <table:table-row table:style-name="ro6">
          <table:table-cell table:style-name="ce33" table:formula="of:=IF(ISBLANK([$Result.A419]);&quot;&quot;; [$Result.A419])">
            <text:p/>
          </table:table-cell>
          <table:table-cell table:style-name="ce34" table:formula="of:=IF(ISBLANK([$Result.B419]);&quot;&quot;; [$Result.B419])">
            <text:p/>
          </table:table-cell>
          <table:table-cell table:content-validation-name="val1"/>
          <table:table-cell/>
        </table:table-row>
        <table:table-row table:style-name="ro6">
          <table:table-cell table:style-name="ce33" table:formula="of:=IF(ISBLANK([$Result.A420]);&quot;&quot;; [$Result.A420])">
            <text:p/>
          </table:table-cell>
          <table:table-cell table:style-name="ce34" table:formula="of:=IF(ISBLANK([$Result.B420]);&quot;&quot;; [$Result.B420])">
            <text:p/>
          </table:table-cell>
          <table:table-cell table:content-validation-name="val1"/>
          <table:table-cell/>
        </table:table-row>
        <table:table-row table:style-name="ro6">
          <table:table-cell table:style-name="ce33" table:formula="of:=IF(ISBLANK([$Result.A421]);&quot;&quot;; [$Result.A421])">
            <text:p/>
          </table:table-cell>
          <table:table-cell table:style-name="ce34" table:formula="of:=IF(ISBLANK([$Result.B421]);&quot;&quot;; [$Result.B421])">
            <text:p/>
          </table:table-cell>
          <table:table-cell table:content-validation-name="val1"/>
          <table:table-cell/>
        </table:table-row>
        <table:table-row table:style-name="ro6">
          <table:table-cell table:style-name="ce33" table:formula="of:=IF(ISBLANK([$Result.A422]);&quot;&quot;; [$Result.A422])">
            <text:p/>
          </table:table-cell>
          <table:table-cell table:style-name="ce34" table:formula="of:=IF(ISBLANK([$Result.B422]);&quot;&quot;; [$Result.B422])">
            <text:p/>
          </table:table-cell>
          <table:table-cell table:content-validation-name="val1"/>
          <table:table-cell/>
        </table:table-row>
        <table:table-row table:style-name="ro6">
          <table:table-cell table:style-name="ce33" table:formula="of:=IF(ISBLANK([$Result.A423]);&quot;&quot;; [$Result.A423])">
            <text:p/>
          </table:table-cell>
          <table:table-cell table:style-name="ce34" table:formula="of:=IF(ISBLANK([$Result.B423]);&quot;&quot;; [$Result.B423])">
            <text:p/>
          </table:table-cell>
          <table:table-cell table:content-validation-name="val1"/>
          <table:table-cell/>
        </table:table-row>
        <table:table-row table:style-name="ro6">
          <table:table-cell table:style-name="ce33" table:formula="of:=IF(ISBLANK([$Result.A424]);&quot;&quot;; [$Result.A424])">
            <text:p/>
          </table:table-cell>
          <table:table-cell table:style-name="ce34" table:formula="of:=IF(ISBLANK([$Result.B424]);&quot;&quot;; [$Result.B424])">
            <text:p/>
          </table:table-cell>
          <table:table-cell table:content-validation-name="val1"/>
          <table:table-cell/>
        </table:table-row>
        <table:table-row table:style-name="ro6">
          <table:table-cell table:style-name="ce33" table:formula="of:=IF(ISBLANK([$Result.A425]);&quot;&quot;; [$Result.A425])">
            <text:p/>
          </table:table-cell>
          <table:table-cell table:style-name="ce34" table:formula="of:=IF(ISBLANK([$Result.B425]);&quot;&quot;; [$Result.B425])">
            <text:p/>
          </table:table-cell>
          <table:table-cell table:content-validation-name="val1"/>
          <table:table-cell/>
        </table:table-row>
        <table:table-row table:style-name="ro6">
          <table:table-cell table:style-name="ce33" table:formula="of:=IF(ISBLANK([$Result.A426]);&quot;&quot;; [$Result.A426])">
            <text:p/>
          </table:table-cell>
          <table:table-cell table:style-name="ce34" table:formula="of:=IF(ISBLANK([$Result.B426]);&quot;&quot;; [$Result.B426])">
            <text:p/>
          </table:table-cell>
          <table:table-cell table:content-validation-name="val1"/>
          <table:table-cell/>
        </table:table-row>
        <table:table-row table:style-name="ro6">
          <table:table-cell table:style-name="ce33" table:formula="of:=IF(ISBLANK([$Result.A427]);&quot;&quot;; [$Result.A427])">
            <text:p/>
          </table:table-cell>
          <table:table-cell table:style-name="ce34" table:formula="of:=IF(ISBLANK([$Result.B427]);&quot;&quot;; [$Result.B427])">
            <text:p/>
          </table:table-cell>
          <table:table-cell table:content-validation-name="val1"/>
          <table:table-cell/>
        </table:table-row>
        <table:table-row table:style-name="ro6">
          <table:table-cell table:style-name="ce33" table:formula="of:=IF(ISBLANK([$Result.A428]);&quot;&quot;; [$Result.A428])">
            <text:p/>
          </table:table-cell>
          <table:table-cell table:style-name="ce34" table:formula="of:=IF(ISBLANK([$Result.B428]);&quot;&quot;; [$Result.B428])">
            <text:p/>
          </table:table-cell>
          <table:table-cell table:content-validation-name="val1"/>
          <table:table-cell/>
        </table:table-row>
        <table:table-row table:style-name="ro6">
          <table:table-cell table:style-name="ce33" table:formula="of:=IF(ISBLANK([$Result.A429]);&quot;&quot;; [$Result.A429])">
            <text:p/>
          </table:table-cell>
          <table:table-cell table:style-name="ce34" table:formula="of:=IF(ISBLANK([$Result.B429]);&quot;&quot;; [$Result.B429])">
            <text:p/>
          </table:table-cell>
          <table:table-cell table:content-validation-name="val1"/>
          <table:table-cell/>
        </table:table-row>
        <table:table-row table:style-name="ro6">
          <table:table-cell table:style-name="ce33" table:formula="of:=IF(ISBLANK([$Result.A430]);&quot;&quot;; [$Result.A430])">
            <text:p/>
          </table:table-cell>
          <table:table-cell table:style-name="ce34" table:formula="of:=IF(ISBLANK([$Result.B430]);&quot;&quot;; [$Result.B430])">
            <text:p/>
          </table:table-cell>
          <table:table-cell table:content-validation-name="val1"/>
          <table:table-cell/>
        </table:table-row>
        <table:table-row table:style-name="ro6">
          <table:table-cell table:style-name="ce33" table:formula="of:=IF(ISBLANK([$Result.A431]);&quot;&quot;; [$Result.A431])">
            <text:p/>
          </table:table-cell>
          <table:table-cell table:style-name="ce34" table:formula="of:=IF(ISBLANK([$Result.B431]);&quot;&quot;; [$Result.B431])">
            <text:p/>
          </table:table-cell>
          <table:table-cell table:content-validation-name="val1"/>
          <table:table-cell/>
        </table:table-row>
        <table:table-row table:style-name="ro6">
          <table:table-cell table:style-name="ce33" table:formula="of:=IF(ISBLANK([$Result.A432]);&quot;&quot;; [$Result.A432])">
            <text:p/>
          </table:table-cell>
          <table:table-cell table:style-name="ce34" table:formula="of:=IF(ISBLANK([$Result.B432]);&quot;&quot;; [$Result.B432])">
            <text:p/>
          </table:table-cell>
          <table:table-cell table:content-validation-name="val1"/>
          <table:table-cell/>
        </table:table-row>
        <table:table-row table:style-name="ro6">
          <table:table-cell table:style-name="ce33" table:formula="of:=IF(ISBLANK([$Result.A433]);&quot;&quot;; [$Result.A433])">
            <text:p/>
          </table:table-cell>
          <table:table-cell table:style-name="ce34" table:formula="of:=IF(ISBLANK([$Result.B433]);&quot;&quot;; [$Result.B433])">
            <text:p/>
          </table:table-cell>
          <table:table-cell table:content-validation-name="val1"/>
          <table:table-cell/>
        </table:table-row>
        <table:table-row table:style-name="ro6">
          <table:table-cell table:style-name="ce33" table:formula="of:=IF(ISBLANK([$Result.A434]);&quot;&quot;; [$Result.A434])">
            <text:p/>
          </table:table-cell>
          <table:table-cell table:style-name="ce34" table:formula="of:=IF(ISBLANK([$Result.B434]);&quot;&quot;; [$Result.B434])">
            <text:p/>
          </table:table-cell>
          <table:table-cell table:content-validation-name="val1"/>
          <table:table-cell/>
        </table:table-row>
        <table:table-row table:style-name="ro6">
          <table:table-cell table:style-name="ce33" table:formula="of:=IF(ISBLANK([$Result.A435]);&quot;&quot;; [$Result.A435])">
            <text:p/>
          </table:table-cell>
          <table:table-cell table:style-name="ce34" table:formula="of:=IF(ISBLANK([$Result.B435]);&quot;&quot;; [$Result.B435])">
            <text:p/>
          </table:table-cell>
          <table:table-cell table:content-validation-name="val1"/>
          <table:table-cell/>
        </table:table-row>
        <table:table-row table:style-name="ro6">
          <table:table-cell table:style-name="ce33" table:formula="of:=IF(ISBLANK([$Result.A436]);&quot;&quot;; [$Result.A436])">
            <text:p/>
          </table:table-cell>
          <table:table-cell table:style-name="ce34" table:formula="of:=IF(ISBLANK([$Result.B436]);&quot;&quot;; [$Result.B436])">
            <text:p/>
          </table:table-cell>
          <table:table-cell table:content-validation-name="val1"/>
          <table:table-cell/>
        </table:table-row>
        <table:table-row table:style-name="ro6">
          <table:table-cell table:style-name="ce33" table:formula="of:=IF(ISBLANK([$Result.A437]);&quot;&quot;; [$Result.A437])">
            <text:p/>
          </table:table-cell>
          <table:table-cell table:style-name="ce34" table:formula="of:=IF(ISBLANK([$Result.B437]);&quot;&quot;; [$Result.B437])">
            <text:p/>
          </table:table-cell>
          <table:table-cell table:content-validation-name="val1"/>
          <table:table-cell/>
        </table:table-row>
        <table:table-row table:style-name="ro6">
          <table:table-cell table:style-name="ce33" table:formula="of:=IF(ISBLANK([$Result.A438]);&quot;&quot;; [$Result.A438])">
            <text:p/>
          </table:table-cell>
          <table:table-cell table:style-name="ce34" table:formula="of:=IF(ISBLANK([$Result.B438]);&quot;&quot;; [$Result.B438])">
            <text:p/>
          </table:table-cell>
          <table:table-cell table:content-validation-name="val1"/>
          <table:table-cell/>
        </table:table-row>
        <table:table-row table:style-name="ro6">
          <table:table-cell table:style-name="ce33" table:formula="of:=IF(ISBLANK([$Result.A439]);&quot;&quot;; [$Result.A439])">
            <text:p/>
          </table:table-cell>
          <table:table-cell table:style-name="ce34" table:formula="of:=IF(ISBLANK([$Result.B439]);&quot;&quot;; [$Result.B439])">
            <text:p/>
          </table:table-cell>
          <table:table-cell table:content-validation-name="val1"/>
          <table:table-cell/>
        </table:table-row>
        <table:table-row table:style-name="ro6">
          <table:table-cell table:style-name="ce33" table:formula="of:=IF(ISBLANK([$Result.A440]);&quot;&quot;; [$Result.A440])">
            <text:p/>
          </table:table-cell>
          <table:table-cell table:style-name="ce34" table:formula="of:=IF(ISBLANK([$Result.B440]);&quot;&quot;; [$Result.B440])">
            <text:p/>
          </table:table-cell>
          <table:table-cell table:content-validation-name="val1"/>
          <table:table-cell/>
        </table:table-row>
        <table:table-row table:style-name="ro6">
          <table:table-cell table:style-name="ce33" table:formula="of:=IF(ISBLANK([$Result.A441]);&quot;&quot;; [$Result.A441])">
            <text:p/>
          </table:table-cell>
          <table:table-cell table:style-name="ce34" table:formula="of:=IF(ISBLANK([$Result.B441]);&quot;&quot;; [$Result.B441])">
            <text:p/>
          </table:table-cell>
          <table:table-cell table:content-validation-name="val1"/>
          <table:table-cell/>
        </table:table-row>
        <table:table-row table:style-name="ro6">
          <table:table-cell table:style-name="ce33" table:formula="of:=IF(ISBLANK([$Result.A442]);&quot;&quot;; [$Result.A442])">
            <text:p/>
          </table:table-cell>
          <table:table-cell table:style-name="ce34" table:formula="of:=IF(ISBLANK([$Result.B442]);&quot;&quot;; [$Result.B442])">
            <text:p/>
          </table:table-cell>
          <table:table-cell table:content-validation-name="val1"/>
          <table:table-cell/>
        </table:table-row>
        <table:table-row table:style-name="ro6">
          <table:table-cell table:style-name="ce33" table:formula="of:=IF(ISBLANK([$Result.A443]);&quot;&quot;; [$Result.A443])">
            <text:p/>
          </table:table-cell>
          <table:table-cell table:style-name="ce34" table:formula="of:=IF(ISBLANK([$Result.B443]);&quot;&quot;; [$Result.B443])">
            <text:p/>
          </table:table-cell>
          <table:table-cell table:content-validation-name="val1"/>
          <table:table-cell/>
        </table:table-row>
        <table:table-row table:style-name="ro6">
          <table:table-cell table:style-name="ce33" table:formula="of:=IF(ISBLANK([$Result.A444]);&quot;&quot;; [$Result.A444])">
            <text:p/>
          </table:table-cell>
          <table:table-cell table:style-name="ce34" table:formula="of:=IF(ISBLANK([$Result.B444]);&quot;&quot;; [$Result.B444])">
            <text:p/>
          </table:table-cell>
          <table:table-cell table:content-validation-name="val1"/>
          <table:table-cell/>
        </table:table-row>
        <table:table-row table:style-name="ro6">
          <table:table-cell table:style-name="ce33" table:formula="of:=IF(ISBLANK([$Result.A445]);&quot;&quot;; [$Result.A445])">
            <text:p/>
          </table:table-cell>
          <table:table-cell table:style-name="ce34" table:formula="of:=IF(ISBLANK([$Result.B445]);&quot;&quot;; [$Result.B445])">
            <text:p/>
          </table:table-cell>
          <table:table-cell table:content-validation-name="val1"/>
          <table:table-cell/>
        </table:table-row>
        <table:table-row table:style-name="ro6">
          <table:table-cell table:style-name="ce33" table:formula="of:=IF(ISBLANK([$Result.A446]);&quot;&quot;; [$Result.A446])">
            <text:p/>
          </table:table-cell>
          <table:table-cell table:style-name="ce34" table:formula="of:=IF(ISBLANK([$Result.B446]);&quot;&quot;; [$Result.B446])">
            <text:p/>
          </table:table-cell>
          <table:table-cell table:content-validation-name="val1"/>
          <table:table-cell/>
        </table:table-row>
        <table:table-row table:style-name="ro6">
          <table:table-cell table:style-name="ce33" table:formula="of:=IF(ISBLANK([$Result.A447]);&quot;&quot;; [$Result.A447])">
            <text:p/>
          </table:table-cell>
          <table:table-cell table:style-name="ce34" table:formula="of:=IF(ISBLANK([$Result.B447]);&quot;&quot;; [$Result.B447])">
            <text:p/>
          </table:table-cell>
          <table:table-cell table:content-validation-name="val1"/>
          <table:table-cell/>
        </table:table-row>
        <table:table-row table:style-name="ro6">
          <table:table-cell table:style-name="ce33" table:formula="of:=IF(ISBLANK([$Result.A448]);&quot;&quot;; [$Result.A448])">
            <text:p/>
          </table:table-cell>
          <table:table-cell table:style-name="ce34" table:formula="of:=IF(ISBLANK([$Result.B448]);&quot;&quot;; [$Result.B448])">
            <text:p/>
          </table:table-cell>
          <table:table-cell table:content-validation-name="val1"/>
          <table:table-cell/>
        </table:table-row>
        <table:table-row table:style-name="ro6">
          <table:table-cell table:style-name="ce33" table:formula="of:=IF(ISBLANK([$Result.A449]);&quot;&quot;; [$Result.A449])">
            <text:p/>
          </table:table-cell>
          <table:table-cell table:style-name="ce34" table:formula="of:=IF(ISBLANK([$Result.B449]);&quot;&quot;; [$Result.B449])">
            <text:p/>
          </table:table-cell>
          <table:table-cell table:content-validation-name="val1"/>
          <table:table-cell/>
        </table:table-row>
        <table:table-row table:style-name="ro6">
          <table:table-cell table:style-name="ce33" table:formula="of:=IF(ISBLANK([$Result.A450]);&quot;&quot;; [$Result.A450])">
            <text:p/>
          </table:table-cell>
          <table:table-cell table:style-name="ce34" table:formula="of:=IF(ISBLANK([$Result.B450]);&quot;&quot;; [$Result.B450])">
            <text:p/>
          </table:table-cell>
          <table:table-cell table:content-validation-name="val1"/>
          <table:table-cell/>
        </table:table-row>
        <table:table-row table:style-name="ro6">
          <table:table-cell table:style-name="ce33" table:formula="of:=IF(ISBLANK([$Result.A451]);&quot;&quot;; [$Result.A451])">
            <text:p/>
          </table:table-cell>
          <table:table-cell table:style-name="ce34" table:formula="of:=IF(ISBLANK([$Result.B451]);&quot;&quot;; [$Result.B451])">
            <text:p/>
          </table:table-cell>
          <table:table-cell table:content-validation-name="val1"/>
          <table:table-cell/>
        </table:table-row>
        <table:table-row table:style-name="ro6">
          <table:table-cell table:style-name="ce33" table:formula="of:=IF(ISBLANK([$Result.A452]);&quot;&quot;; [$Result.A452])">
            <text:p/>
          </table:table-cell>
          <table:table-cell table:style-name="ce34" table:formula="of:=IF(ISBLANK([$Result.B452]);&quot;&quot;; [$Result.B452])">
            <text:p/>
          </table:table-cell>
          <table:table-cell table:content-validation-name="val1"/>
          <table:table-cell/>
        </table:table-row>
        <table:table-row table:style-name="ro6">
          <table:table-cell table:style-name="ce33" table:formula="of:=IF(ISBLANK([$Result.A453]);&quot;&quot;; [$Result.A453])">
            <text:p/>
          </table:table-cell>
          <table:table-cell table:style-name="ce34" table:formula="of:=IF(ISBLANK([$Result.B453]);&quot;&quot;; [$Result.B453])">
            <text:p/>
          </table:table-cell>
          <table:table-cell table:content-validation-name="val1"/>
          <table:table-cell/>
        </table:table-row>
        <table:table-row table:style-name="ro6">
          <table:table-cell table:style-name="ce33" table:formula="of:=IF(ISBLANK([$Result.A454]);&quot;&quot;; [$Result.A454])">
            <text:p/>
          </table:table-cell>
          <table:table-cell table:style-name="ce34" table:formula="of:=IF(ISBLANK([$Result.B454]);&quot;&quot;; [$Result.B454])">
            <text:p/>
          </table:table-cell>
          <table:table-cell table:content-validation-name="val1"/>
          <table:table-cell/>
        </table:table-row>
        <table:table-row table:style-name="ro6">
          <table:table-cell table:style-name="ce33" table:formula="of:=IF(ISBLANK([$Result.A455]);&quot;&quot;; [$Result.A455])">
            <text:p/>
          </table:table-cell>
          <table:table-cell table:style-name="ce34" table:formula="of:=IF(ISBLANK([$Result.B455]);&quot;&quot;; [$Result.B455])">
            <text:p/>
          </table:table-cell>
          <table:table-cell table:content-validation-name="val1"/>
          <table:table-cell/>
        </table:table-row>
        <table:table-row table:style-name="ro6">
          <table:table-cell table:style-name="ce33" table:formula="of:=IF(ISBLANK([$Result.A456]);&quot;&quot;; [$Result.A456])">
            <text:p/>
          </table:table-cell>
          <table:table-cell table:style-name="ce34" table:formula="of:=IF(ISBLANK([$Result.B456]);&quot;&quot;; [$Result.B456])">
            <text:p/>
          </table:table-cell>
          <table:table-cell table:content-validation-name="val1"/>
          <table:table-cell/>
        </table:table-row>
        <table:table-row table:style-name="ro6">
          <table:table-cell table:style-name="ce33" table:formula="of:=IF(ISBLANK([$Result.A457]);&quot;&quot;; [$Result.A457])">
            <text:p/>
          </table:table-cell>
          <table:table-cell table:style-name="ce34" table:formula="of:=IF(ISBLANK([$Result.B457]);&quot;&quot;; [$Result.B457])">
            <text:p/>
          </table:table-cell>
          <table:table-cell table:content-validation-name="val1"/>
          <table:table-cell/>
        </table:table-row>
        <table:table-row table:style-name="ro6">
          <table:table-cell table:style-name="ce33" table:formula="of:=IF(ISBLANK([$Result.A458]);&quot;&quot;; [$Result.A458])">
            <text:p/>
          </table:table-cell>
          <table:table-cell table:style-name="ce34" table:formula="of:=IF(ISBLANK([$Result.B458]);&quot;&quot;; [$Result.B458])">
            <text:p/>
          </table:table-cell>
          <table:table-cell table:content-validation-name="val1"/>
          <table:table-cell/>
        </table:table-row>
        <table:table-row table:style-name="ro6">
          <table:table-cell table:style-name="ce33" table:formula="of:=IF(ISBLANK([$Result.A459]);&quot;&quot;; [$Result.A459])">
            <text:p/>
          </table:table-cell>
          <table:table-cell table:style-name="ce34" table:formula="of:=IF(ISBLANK([$Result.B459]);&quot;&quot;; [$Result.B459])">
            <text:p/>
          </table:table-cell>
          <table:table-cell table:content-validation-name="val1"/>
          <table:table-cell/>
        </table:table-row>
        <table:table-row table:style-name="ro6">
          <table:table-cell table:style-name="ce33" table:formula="of:=IF(ISBLANK([$Result.A460]);&quot;&quot;; [$Result.A460])">
            <text:p/>
          </table:table-cell>
          <table:table-cell table:style-name="ce34" table:formula="of:=IF(ISBLANK([$Result.B460]);&quot;&quot;; [$Result.B460])">
            <text:p/>
          </table:table-cell>
          <table:table-cell table:content-validation-name="val1"/>
          <table:table-cell/>
        </table:table-row>
        <table:table-row table:style-name="ro6">
          <table:table-cell table:style-name="ce33" table:formula="of:=IF(ISBLANK([$Result.A461]);&quot;&quot;; [$Result.A461])">
            <text:p/>
          </table:table-cell>
          <table:table-cell table:style-name="ce34" table:formula="of:=IF(ISBLANK([$Result.B461]);&quot;&quot;; [$Result.B461])">
            <text:p/>
          </table:table-cell>
          <table:table-cell table:content-validation-name="val1"/>
          <table:table-cell/>
        </table:table-row>
        <table:table-row table:style-name="ro6">
          <table:table-cell table:style-name="ce33" table:formula="of:=IF(ISBLANK([$Result.A462]);&quot;&quot;; [$Result.A462])">
            <text:p/>
          </table:table-cell>
          <table:table-cell table:style-name="ce34" table:formula="of:=IF(ISBLANK([$Result.B462]);&quot;&quot;; [$Result.B462])">
            <text:p/>
          </table:table-cell>
          <table:table-cell table:content-validation-name="val1"/>
          <table:table-cell/>
        </table:table-row>
        <table:table-row table:style-name="ro6">
          <table:table-cell table:style-name="ce33" table:formula="of:=IF(ISBLANK([$Result.A463]);&quot;&quot;; [$Result.A463])">
            <text:p/>
          </table:table-cell>
          <table:table-cell table:style-name="ce34" table:formula="of:=IF(ISBLANK([$Result.B463]);&quot;&quot;; [$Result.B463])">
            <text:p/>
          </table:table-cell>
          <table:table-cell table:content-validation-name="val1"/>
          <table:table-cell/>
        </table:table-row>
        <table:table-row table:style-name="ro6">
          <table:table-cell table:style-name="ce33" table:formula="of:=IF(ISBLANK([$Result.A464]);&quot;&quot;; [$Result.A464])">
            <text:p/>
          </table:table-cell>
          <table:table-cell table:style-name="ce34" table:formula="of:=IF(ISBLANK([$Result.B464]);&quot;&quot;; [$Result.B464])">
            <text:p/>
          </table:table-cell>
          <table:table-cell table:content-validation-name="val1"/>
          <table:table-cell/>
        </table:table-row>
        <table:table-row table:style-name="ro6">
          <table:table-cell table:style-name="ce33" table:formula="of:=IF(ISBLANK([$Result.A465]);&quot;&quot;; [$Result.A465])">
            <text:p/>
          </table:table-cell>
          <table:table-cell table:style-name="ce34" table:formula="of:=IF(ISBLANK([$Result.B465]);&quot;&quot;; [$Result.B465])">
            <text:p/>
          </table:table-cell>
          <table:table-cell table:content-validation-name="val1"/>
          <table:table-cell/>
        </table:table-row>
        <table:table-row table:style-name="ro6">
          <table:table-cell table:style-name="ce33" table:formula="of:=IF(ISBLANK([$Result.A466]);&quot;&quot;; [$Result.A466])">
            <text:p/>
          </table:table-cell>
          <table:table-cell table:style-name="ce34" table:formula="of:=IF(ISBLANK([$Result.B466]);&quot;&quot;; [$Result.B466])">
            <text:p/>
          </table:table-cell>
          <table:table-cell table:content-validation-name="val1"/>
          <table:table-cell/>
        </table:table-row>
        <table:table-row table:style-name="ro6">
          <table:table-cell table:style-name="ce33" table:formula="of:=IF(ISBLANK([$Result.A467]);&quot;&quot;; [$Result.A467])">
            <text:p/>
          </table:table-cell>
          <table:table-cell table:style-name="ce34" table:formula="of:=IF(ISBLANK([$Result.B467]);&quot;&quot;; [$Result.B467])">
            <text:p/>
          </table:table-cell>
          <table:table-cell table:content-validation-name="val1"/>
          <table:table-cell/>
        </table:table-row>
        <table:table-row table:style-name="ro6">
          <table:table-cell table:style-name="ce33" table:formula="of:=IF(ISBLANK([$Result.A468]);&quot;&quot;; [$Result.A468])">
            <text:p/>
          </table:table-cell>
          <table:table-cell table:style-name="ce34" table:formula="of:=IF(ISBLANK([$Result.B468]);&quot;&quot;; [$Result.B468])">
            <text:p/>
          </table:table-cell>
          <table:table-cell table:content-validation-name="val1"/>
          <table:table-cell/>
        </table:table-row>
        <table:table-row table:style-name="ro6">
          <table:table-cell table:style-name="ce33" table:formula="of:=IF(ISBLANK([$Result.A469]);&quot;&quot;; [$Result.A469])">
            <text:p/>
          </table:table-cell>
          <table:table-cell table:style-name="ce34" table:formula="of:=IF(ISBLANK([$Result.B469]);&quot;&quot;; [$Result.B469])">
            <text:p/>
          </table:table-cell>
          <table:table-cell table:content-validation-name="val1"/>
          <table:table-cell/>
        </table:table-row>
        <table:table-row table:style-name="ro6">
          <table:table-cell table:style-name="ce33" table:formula="of:=IF(ISBLANK([$Result.A470]);&quot;&quot;; [$Result.A470])">
            <text:p/>
          </table:table-cell>
          <table:table-cell table:style-name="ce34" table:formula="of:=IF(ISBLANK([$Result.B470]);&quot;&quot;; [$Result.B470])">
            <text:p/>
          </table:table-cell>
          <table:table-cell table:content-validation-name="val1"/>
          <table:table-cell/>
        </table:table-row>
        <table:table-row table:style-name="ro6">
          <table:table-cell table:style-name="ce33" table:formula="of:=IF(ISBLANK([$Result.A471]);&quot;&quot;; [$Result.A471])">
            <text:p/>
          </table:table-cell>
          <table:table-cell table:style-name="ce34" table:formula="of:=IF(ISBLANK([$Result.B471]);&quot;&quot;; [$Result.B471])">
            <text:p/>
          </table:table-cell>
          <table:table-cell table:content-validation-name="val1"/>
          <table:table-cell/>
        </table:table-row>
        <table:table-row table:style-name="ro6">
          <table:table-cell table:style-name="ce33" table:formula="of:=IF(ISBLANK([$Result.A472]);&quot;&quot;; [$Result.A472])">
            <text:p/>
          </table:table-cell>
          <table:table-cell table:style-name="ce34" table:formula="of:=IF(ISBLANK([$Result.B472]);&quot;&quot;; [$Result.B472])">
            <text:p/>
          </table:table-cell>
          <table:table-cell table:content-validation-name="val1"/>
          <table:table-cell/>
        </table:table-row>
        <table:table-row table:style-name="ro6">
          <table:table-cell table:style-name="ce33" table:formula="of:=IF(ISBLANK([$Result.A473]);&quot;&quot;; [$Result.A473])">
            <text:p/>
          </table:table-cell>
          <table:table-cell table:style-name="ce34" table:formula="of:=IF(ISBLANK([$Result.B473]);&quot;&quot;; [$Result.B473])">
            <text:p/>
          </table:table-cell>
          <table:table-cell table:content-validation-name="val1"/>
          <table:table-cell/>
        </table:table-row>
        <table:table-row table:style-name="ro6">
          <table:table-cell table:style-name="ce33" table:formula="of:=IF(ISBLANK([$Result.A474]);&quot;&quot;; [$Result.A474])">
            <text:p/>
          </table:table-cell>
          <table:table-cell table:style-name="ce34" table:formula="of:=IF(ISBLANK([$Result.B474]);&quot;&quot;; [$Result.B474])">
            <text:p/>
          </table:table-cell>
          <table:table-cell table:content-validation-name="val1"/>
          <table:table-cell/>
        </table:table-row>
        <table:table-row table:style-name="ro6">
          <table:table-cell table:style-name="ce33" table:formula="of:=IF(ISBLANK([$Result.A475]);&quot;&quot;; [$Result.A475])">
            <text:p/>
          </table:table-cell>
          <table:table-cell table:style-name="ce34" table:formula="of:=IF(ISBLANK([$Result.B475]);&quot;&quot;; [$Result.B475])">
            <text:p/>
          </table:table-cell>
          <table:table-cell table:content-validation-name="val1"/>
          <table:table-cell/>
        </table:table-row>
        <table:table-row table:style-name="ro6">
          <table:table-cell table:style-name="ce33" table:formula="of:=IF(ISBLANK([$Result.A476]);&quot;&quot;; [$Result.A476])">
            <text:p/>
          </table:table-cell>
          <table:table-cell table:style-name="ce34" table:formula="of:=IF(ISBLANK([$Result.B476]);&quot;&quot;; [$Result.B476])">
            <text:p/>
          </table:table-cell>
          <table:table-cell table:content-validation-name="val1"/>
          <table:table-cell/>
        </table:table-row>
        <table:table-row table:style-name="ro6">
          <table:table-cell table:style-name="ce33" table:formula="of:=IF(ISBLANK([$Result.A477]);&quot;&quot;; [$Result.A477])">
            <text:p/>
          </table:table-cell>
          <table:table-cell table:style-name="ce34" table:formula="of:=IF(ISBLANK([$Result.B477]);&quot;&quot;; [$Result.B477])">
            <text:p/>
          </table:table-cell>
          <table:table-cell table:content-validation-name="val1"/>
          <table:table-cell/>
        </table:table-row>
        <table:table-row table:style-name="ro6">
          <table:table-cell table:style-name="ce33" table:formula="of:=IF(ISBLANK([$Result.A478]);&quot;&quot;; [$Result.A478])">
            <text:p/>
          </table:table-cell>
          <table:table-cell table:style-name="ce34" table:formula="of:=IF(ISBLANK([$Result.B478]);&quot;&quot;; [$Result.B478])">
            <text:p/>
          </table:table-cell>
          <table:table-cell table:content-validation-name="val1"/>
          <table:table-cell/>
        </table:table-row>
        <table:table-row table:style-name="ro6">
          <table:table-cell table:style-name="ce33" table:formula="of:=IF(ISBLANK([$Result.A479]);&quot;&quot;; [$Result.A479])">
            <text:p/>
          </table:table-cell>
          <table:table-cell table:style-name="ce34" table:formula="of:=IF(ISBLANK([$Result.B479]);&quot;&quot;; [$Result.B479])">
            <text:p/>
          </table:table-cell>
          <table:table-cell table:content-validation-name="val1"/>
          <table:table-cell/>
        </table:table-row>
        <table:table-row table:style-name="ro6">
          <table:table-cell table:style-name="ce33" table:formula="of:=IF(ISBLANK([$Result.A480]);&quot;&quot;; [$Result.A480])">
            <text:p/>
          </table:table-cell>
          <table:table-cell table:style-name="ce34" table:formula="of:=IF(ISBLANK([$Result.B480]);&quot;&quot;; [$Result.B480])">
            <text:p/>
          </table:table-cell>
          <table:table-cell table:content-validation-name="val1"/>
          <table:table-cell/>
        </table:table-row>
        <table:table-row table:style-name="ro6">
          <table:table-cell table:style-name="ce33" table:formula="of:=IF(ISBLANK([$Result.A481]);&quot;&quot;; [$Result.A481])">
            <text:p/>
          </table:table-cell>
          <table:table-cell table:style-name="ce34" table:formula="of:=IF(ISBLANK([$Result.B481]);&quot;&quot;; [$Result.B481])">
            <text:p/>
          </table:table-cell>
          <table:table-cell table:content-validation-name="val1"/>
          <table:table-cell/>
        </table:table-row>
        <table:table-row table:style-name="ro6">
          <table:table-cell table:style-name="ce33" table:formula="of:=IF(ISBLANK([$Result.A482]);&quot;&quot;; [$Result.A482])">
            <text:p/>
          </table:table-cell>
          <table:table-cell table:style-name="ce34" table:formula="of:=IF(ISBLANK([$Result.B482]);&quot;&quot;; [$Result.B482])">
            <text:p/>
          </table:table-cell>
          <table:table-cell table:content-validation-name="val1"/>
          <table:table-cell/>
        </table:table-row>
        <table:table-row table:style-name="ro6">
          <table:table-cell table:style-name="ce33" table:formula="of:=IF(ISBLANK([$Result.A483]);&quot;&quot;; [$Result.A483])">
            <text:p/>
          </table:table-cell>
          <table:table-cell table:style-name="ce34" table:formula="of:=IF(ISBLANK([$Result.B483]);&quot;&quot;; [$Result.B483])">
            <text:p/>
          </table:table-cell>
          <table:table-cell table:content-validation-name="val1"/>
          <table:table-cell/>
        </table:table-row>
        <table:table-row table:style-name="ro6">
          <table:table-cell table:style-name="ce33" table:formula="of:=IF(ISBLANK([$Result.A484]);&quot;&quot;; [$Result.A484])">
            <text:p/>
          </table:table-cell>
          <table:table-cell table:style-name="ce34" table:formula="of:=IF(ISBLANK([$Result.B484]);&quot;&quot;; [$Result.B484])">
            <text:p/>
          </table:table-cell>
          <table:table-cell table:content-validation-name="val1"/>
          <table:table-cell/>
        </table:table-row>
        <table:table-row table:style-name="ro6">
          <table:table-cell table:style-name="ce33" table:formula="of:=IF(ISBLANK([$Result.A485]);&quot;&quot;; [$Result.A485])">
            <text:p/>
          </table:table-cell>
          <table:table-cell table:style-name="ce34" table:formula="of:=IF(ISBLANK([$Result.B485]);&quot;&quot;; [$Result.B485])">
            <text:p/>
          </table:table-cell>
          <table:table-cell table:content-validation-name="val1"/>
          <table:table-cell/>
        </table:table-row>
        <table:table-row table:style-name="ro6">
          <table:table-cell table:style-name="ce33" table:formula="of:=IF(ISBLANK([$Result.A486]);&quot;&quot;; [$Result.A486])">
            <text:p/>
          </table:table-cell>
          <table:table-cell table:style-name="ce34" table:formula="of:=IF(ISBLANK([$Result.B486]);&quot;&quot;; [$Result.B486])">
            <text:p/>
          </table:table-cell>
          <table:table-cell table:content-validation-name="val1"/>
          <table:table-cell/>
        </table:table-row>
        <table:table-row table:style-name="ro6">
          <table:table-cell table:style-name="ce33" table:formula="of:=IF(ISBLANK([$Result.A487]);&quot;&quot;; [$Result.A487])">
            <text:p/>
          </table:table-cell>
          <table:table-cell table:style-name="ce34" table:formula="of:=IF(ISBLANK([$Result.B487]);&quot;&quot;; [$Result.B487])">
            <text:p/>
          </table:table-cell>
          <table:table-cell table:content-validation-name="val1"/>
          <table:table-cell/>
        </table:table-row>
        <table:table-row table:style-name="ro6">
          <table:table-cell table:style-name="ce33" table:formula="of:=IF(ISBLANK([$Result.A488]);&quot;&quot;; [$Result.A488])">
            <text:p/>
          </table:table-cell>
          <table:table-cell table:style-name="ce34" table:formula="of:=IF(ISBLANK([$Result.B488]);&quot;&quot;; [$Result.B488])">
            <text:p/>
          </table:table-cell>
          <table:table-cell table:content-validation-name="val1"/>
          <table:table-cell/>
        </table:table-row>
        <table:table-row table:style-name="ro6">
          <table:table-cell table:style-name="ce33" table:formula="of:=IF(ISBLANK([$Result.A489]);&quot;&quot;; [$Result.A489])">
            <text:p/>
          </table:table-cell>
          <table:table-cell table:style-name="ce34" table:formula="of:=IF(ISBLANK([$Result.B489]);&quot;&quot;; [$Result.B489])">
            <text:p/>
          </table:table-cell>
          <table:table-cell table:content-validation-name="val1"/>
          <table:table-cell/>
        </table:table-row>
        <table:table-row table:style-name="ro6">
          <table:table-cell table:style-name="ce33" table:formula="of:=IF(ISBLANK([$Result.A490]);&quot;&quot;; [$Result.A490])">
            <text:p/>
          </table:table-cell>
          <table:table-cell table:style-name="ce34" table:formula="of:=IF(ISBLANK([$Result.B490]);&quot;&quot;; [$Result.B490])">
            <text:p/>
          </table:table-cell>
          <table:table-cell table:content-validation-name="val1"/>
          <table:table-cell/>
        </table:table-row>
        <table:table-row table:style-name="ro6">
          <table:table-cell table:style-name="ce33" table:formula="of:=IF(ISBLANK([$Result.A491]);&quot;&quot;; [$Result.A491])">
            <text:p/>
          </table:table-cell>
          <table:table-cell table:style-name="ce34" table:formula="of:=IF(ISBLANK([$Result.B491]);&quot;&quot;; [$Result.B491])">
            <text:p/>
          </table:table-cell>
          <table:table-cell table:content-validation-name="val1"/>
          <table:table-cell/>
        </table:table-row>
        <table:table-row table:style-name="ro6">
          <table:table-cell table:style-name="ce33" table:formula="of:=IF(ISBLANK([$Result.A492]);&quot;&quot;; [$Result.A492])">
            <text:p/>
          </table:table-cell>
          <table:table-cell table:style-name="ce34" table:formula="of:=IF(ISBLANK([$Result.B492]);&quot;&quot;; [$Result.B492])">
            <text:p/>
          </table:table-cell>
          <table:table-cell table:content-validation-name="val1"/>
          <table:table-cell/>
        </table:table-row>
        <table:table-row table:style-name="ro6">
          <table:table-cell table:style-name="ce33" table:formula="of:=IF(ISBLANK([$Result.A493]);&quot;&quot;; [$Result.A493])">
            <text:p/>
          </table:table-cell>
          <table:table-cell table:style-name="ce34" table:formula="of:=IF(ISBLANK([$Result.B493]);&quot;&quot;; [$Result.B493])">
            <text:p/>
          </table:table-cell>
          <table:table-cell table:content-validation-name="val1"/>
          <table:table-cell/>
        </table:table-row>
        <table:table-row table:style-name="ro6">
          <table:table-cell table:style-name="ce33" table:formula="of:=IF(ISBLANK([$Result.A494]);&quot;&quot;; [$Result.A494])">
            <text:p/>
          </table:table-cell>
          <table:table-cell table:style-name="ce34" table:formula="of:=IF(ISBLANK([$Result.B494]);&quot;&quot;; [$Result.B494])">
            <text:p/>
          </table:table-cell>
          <table:table-cell table:content-validation-name="val1"/>
          <table:table-cell/>
        </table:table-row>
        <table:table-row table:style-name="ro6">
          <table:table-cell table:style-name="ce33" table:formula="of:=IF(ISBLANK([$Result.A495]);&quot;&quot;; [$Result.A495])">
            <text:p/>
          </table:table-cell>
          <table:table-cell table:style-name="ce34" table:formula="of:=IF(ISBLANK([$Result.B495]);&quot;&quot;; [$Result.B495])">
            <text:p/>
          </table:table-cell>
          <table:table-cell table:content-validation-name="val1"/>
          <table:table-cell/>
        </table:table-row>
        <table:table-row table:style-name="ro6">
          <table:table-cell table:style-name="ce33" table:formula="of:=IF(ISBLANK([$Result.A496]);&quot;&quot;; [$Result.A496])">
            <text:p/>
          </table:table-cell>
          <table:table-cell table:style-name="ce34" table:formula="of:=IF(ISBLANK([$Result.B496]);&quot;&quot;; [$Result.B496])">
            <text:p/>
          </table:table-cell>
          <table:table-cell table:content-validation-name="val1"/>
          <table:table-cell/>
        </table:table-row>
        <table:table-row table:style-name="ro6">
          <table:table-cell table:style-name="ce33" table:formula="of:=IF(ISBLANK([$Result.A497]);&quot;&quot;; [$Result.A497])">
            <text:p/>
          </table:table-cell>
          <table:table-cell table:style-name="ce34" table:formula="of:=IF(ISBLANK([$Result.B497]);&quot;&quot;; [$Result.B497])">
            <text:p/>
          </table:table-cell>
          <table:table-cell table:content-validation-name="val1"/>
          <table:table-cell/>
        </table:table-row>
        <table:table-row table:style-name="ro6">
          <table:table-cell table:style-name="ce33" table:formula="of:=IF(ISBLANK([$Result.A498]);&quot;&quot;; [$Result.A498])">
            <text:p/>
          </table:table-cell>
          <table:table-cell table:style-name="ce34" table:formula="of:=IF(ISBLANK([$Result.B498]);&quot;&quot;; [$Result.B498])">
            <text:p/>
          </table:table-cell>
          <table:table-cell table:content-validation-name="val1"/>
          <table:table-cell/>
        </table:table-row>
        <table:table-row table:style-name="ro6">
          <table:table-cell table:style-name="ce33" table:formula="of:=IF(ISBLANK([$Result.A499]);&quot;&quot;; [$Result.A499])">
            <text:p/>
          </table:table-cell>
          <table:table-cell table:style-name="ce34" table:formula="of:=IF(ISBLANK([$Result.B499]);&quot;&quot;; [$Result.B499])">
            <text:p/>
          </table:table-cell>
          <table:table-cell table:content-validation-name="val1"/>
          <table:table-cell/>
        </table:table-row>
        <table:table-row table:style-name="ro6">
          <table:table-cell table:style-name="ce33" table:formula="of:=IF(ISBLANK([$Result.A500]);&quot;&quot;; [$Result.A500])">
            <text:p/>
          </table:table-cell>
          <table:table-cell table:style-name="ce34" table:formula="of:=IF(ISBLANK([$Result.B500]);&quot;&quot;; [$Result.B500])">
            <text:p/>
          </table:table-cell>
          <table:table-cell table:content-validation-name="val1"/>
          <table:table-cell/>
        </table:table-row>
        <table:table-row table:style-name="ro6">
          <table:table-cell table:style-name="ce33" table:formula="of:=IF(ISBLANK([$Result.A501]);&quot;&quot;; [$Result.A501])">
            <text:p/>
          </table:table-cell>
          <table:table-cell table:style-name="ce34" table:formula="of:=IF(ISBLANK([$Result.B501]);&quot;&quot;; [$Result.B501])">
            <text:p/>
          </table:table-cell>
          <table:table-cell table:content-validation-name="val1"/>
          <table:table-cell/>
        </table:table-row>
        <table:table-row table:style-name="ro6">
          <table:table-cell table:style-name="ce33" table:formula="of:=IF(ISBLANK([$Result.A502]);&quot;&quot;; [$Result.A502])">
            <text:p/>
          </table:table-cell>
          <table:table-cell table:style-name="ce34" table:formula="of:=IF(ISBLANK([$Result.B502]);&quot;&quot;; [$Result.B502])">
            <text:p/>
          </table:table-cell>
          <table:table-cell table:content-validation-name="val1"/>
          <table:table-cell/>
        </table:table-row>
        <table:table-row table:style-name="ro6">
          <table:table-cell table:style-name="ce33" table:formula="of:=IF(ISBLANK([$Result.A503]);&quot;&quot;; [$Result.A503])">
            <text:p/>
          </table:table-cell>
          <table:table-cell table:style-name="ce34" table:formula="of:=IF(ISBLANK([$Result.B503]);&quot;&quot;; [$Result.B503])">
            <text:p/>
          </table:table-cell>
          <table:table-cell table:content-validation-name="val1"/>
          <table:table-cell/>
        </table:table-row>
        <table:table-row table:style-name="ro6">
          <table:table-cell table:style-name="ce33" table:formula="of:=IF(ISBLANK([$Result.A504]);&quot;&quot;; [$Result.A504])">
            <text:p/>
          </table:table-cell>
          <table:table-cell table:style-name="ce34" table:formula="of:=IF(ISBLANK([$Result.B504]);&quot;&quot;; [$Result.B504])">
            <text:p/>
          </table:table-cell>
          <table:table-cell table:content-validation-name="val1"/>
          <table:table-cell/>
        </table:table-row>
        <table:table-row table:style-name="ro6">
          <table:table-cell table:style-name="ce33" table:formula="of:=IF(ISBLANK([$Result.A505]);&quot;&quot;; [$Result.A505])">
            <text:p/>
          </table:table-cell>
          <table:table-cell table:style-name="ce34" table:formula="of:=IF(ISBLANK([$Result.B505]);&quot;&quot;; [$Result.B505])">
            <text:p/>
          </table:table-cell>
          <table:table-cell table:content-validation-name="val1"/>
          <table:table-cell/>
        </table:table-row>
        <table:table-row table:style-name="ro6">
          <table:table-cell table:style-name="ce33" table:formula="of:=IF(ISBLANK([$Result.A506]);&quot;&quot;; [$Result.A506])">
            <text:p/>
          </table:table-cell>
          <table:table-cell table:style-name="ce34" table:formula="of:=IF(ISBLANK([$Result.B506]);&quot;&quot;; [$Result.B506])">
            <text:p/>
          </table:table-cell>
          <table:table-cell table:content-validation-name="val1"/>
          <table:table-cell/>
        </table:table-row>
        <table:table-row table:style-name="ro6">
          <table:table-cell table:style-name="ce33" table:formula="of:=IF(ISBLANK([$Result.A507]);&quot;&quot;; [$Result.A507])">
            <text:p/>
          </table:table-cell>
          <table:table-cell table:style-name="ce34" table:formula="of:=IF(ISBLANK([$Result.B507]);&quot;&quot;; [$Result.B507])">
            <text:p/>
          </table:table-cell>
          <table:table-cell table:content-validation-name="val1"/>
          <table:table-cell/>
        </table:table-row>
        <table:table-row table:style-name="ro6">
          <table:table-cell table:style-name="ce33" table:formula="of:=IF(ISBLANK([$Result.A508]);&quot;&quot;; [$Result.A508])">
            <text:p/>
          </table:table-cell>
          <table:table-cell table:style-name="ce34" table:formula="of:=IF(ISBLANK([$Result.B508]);&quot;&quot;; [$Result.B508])">
            <text:p/>
          </table:table-cell>
          <table:table-cell table:content-validation-name="val1"/>
          <table:table-cell/>
        </table:table-row>
        <table:table-row table:style-name="ro6">
          <table:table-cell table:style-name="ce33" table:formula="of:=IF(ISBLANK([$Result.A509]);&quot;&quot;; [$Result.A509])">
            <text:p/>
          </table:table-cell>
          <table:table-cell table:style-name="ce34" table:formula="of:=IF(ISBLANK([$Result.B509]);&quot;&quot;; [$Result.B509])">
            <text:p/>
          </table:table-cell>
          <table:table-cell table:content-validation-name="val1"/>
          <table:table-cell/>
        </table:table-row>
        <table:table-row table:style-name="ro6">
          <table:table-cell table:style-name="ce33" table:formula="of:=IF(ISBLANK([$Result.A510]);&quot;&quot;; [$Result.A510])">
            <text:p/>
          </table:table-cell>
          <table:table-cell table:style-name="ce34" table:formula="of:=IF(ISBLANK([$Result.B510]);&quot;&quot;; [$Result.B510])">
            <text:p/>
          </table:table-cell>
          <table:table-cell table:content-validation-name="val1"/>
          <table:table-cell/>
        </table:table-row>
        <table:table-row table:style-name="ro6">
          <table:table-cell table:style-name="ce33" table:formula="of:=IF(ISBLANK([$Result.A511]);&quot;&quot;; [$Result.A511])">
            <text:p/>
          </table:table-cell>
          <table:table-cell table:style-name="ce34" table:formula="of:=IF(ISBLANK([$Result.B511]);&quot;&quot;; [$Result.B511])">
            <text:p/>
          </table:table-cell>
          <table:table-cell table:content-validation-name="val1"/>
          <table:table-cell/>
        </table:table-row>
        <table:table-row table:style-name="ro6">
          <table:table-cell table:style-name="ce33" table:formula="of:=IF(ISBLANK([$Result.A512]);&quot;&quot;; [$Result.A512])">
            <text:p/>
          </table:table-cell>
          <table:table-cell table:style-name="ce34" table:formula="of:=IF(ISBLANK([$Result.B512]);&quot;&quot;; [$Result.B512])">
            <text:p/>
          </table:table-cell>
          <table:table-cell table:content-validation-name="val1"/>
          <table:table-cell/>
        </table:table-row>
        <table:table-row table:style-name="ro6">
          <table:table-cell table:style-name="ce33" table:formula="of:=IF(ISBLANK([$Result.A513]);&quot;&quot;; [$Result.A513])">
            <text:p/>
          </table:table-cell>
          <table:table-cell table:style-name="ce34" table:formula="of:=IF(ISBLANK([$Result.B513]);&quot;&quot;; [$Result.B513])">
            <text:p/>
          </table:table-cell>
          <table:table-cell table:content-validation-name="val1"/>
          <table:table-cell/>
        </table:table-row>
        <table:table-row table:style-name="ro6">
          <table:table-cell table:style-name="ce33" table:formula="of:=IF(ISBLANK([$Result.A514]);&quot;&quot;; [$Result.A514])">
            <text:p/>
          </table:table-cell>
          <table:table-cell table:style-name="ce34" table:formula="of:=IF(ISBLANK([$Result.B514]);&quot;&quot;; [$Result.B514])">
            <text:p/>
          </table:table-cell>
          <table:table-cell table:content-validation-name="val1"/>
          <table:table-cell/>
        </table:table-row>
        <table:table-row table:style-name="ro6">
          <table:table-cell table:style-name="ce33" table:formula="of:=IF(ISBLANK([$Result.A515]);&quot;&quot;; [$Result.A515])">
            <text:p/>
          </table:table-cell>
          <table:table-cell table:style-name="ce34" table:formula="of:=IF(ISBLANK([$Result.B515]);&quot;&quot;; [$Result.B515])">
            <text:p/>
          </table:table-cell>
          <table:table-cell table:content-validation-name="val1"/>
          <table:table-cell/>
        </table:table-row>
        <table:table-row table:style-name="ro6">
          <table:table-cell table:style-name="ce33" table:formula="of:=IF(ISBLANK([$Result.A516]);&quot;&quot;; [$Result.A516])">
            <text:p/>
          </table:table-cell>
          <table:table-cell table:style-name="ce34" table:formula="of:=IF(ISBLANK([$Result.B516]);&quot;&quot;; [$Result.B516])">
            <text:p/>
          </table:table-cell>
          <table:table-cell table:content-validation-name="val1"/>
          <table:table-cell/>
        </table:table-row>
        <table:table-row table:style-name="ro6">
          <table:table-cell table:style-name="ce33" table:formula="of:=IF(ISBLANK([$Result.A517]);&quot;&quot;; [$Result.A517])">
            <text:p/>
          </table:table-cell>
          <table:table-cell table:style-name="ce34" table:formula="of:=IF(ISBLANK([$Result.B517]);&quot;&quot;; [$Result.B517])">
            <text:p/>
          </table:table-cell>
          <table:table-cell table:content-validation-name="val1"/>
          <table:table-cell/>
        </table:table-row>
        <table:table-row table:style-name="ro6">
          <table:table-cell table:style-name="ce33" table:formula="of:=IF(ISBLANK([$Result.A518]);&quot;&quot;; [$Result.A518])">
            <text:p/>
          </table:table-cell>
          <table:table-cell table:style-name="ce34" table:formula="of:=IF(ISBLANK([$Result.B518]);&quot;&quot;; [$Result.B518])">
            <text:p/>
          </table:table-cell>
          <table:table-cell table:content-validation-name="val1"/>
          <table:table-cell/>
        </table:table-row>
        <table:table-row table:style-name="ro6">
          <table:table-cell table:style-name="ce33" table:formula="of:=IF(ISBLANK([$Result.A519]);&quot;&quot;; [$Result.A519])">
            <text:p/>
          </table:table-cell>
          <table:table-cell table:style-name="ce34" table:formula="of:=IF(ISBLANK([$Result.B519]);&quot;&quot;; [$Result.B519])">
            <text:p/>
          </table:table-cell>
          <table:table-cell table:content-validation-name="val1"/>
          <table:table-cell/>
        </table:table-row>
        <table:table-row table:style-name="ro6">
          <table:table-cell table:style-name="ce33" table:formula="of:=IF(ISBLANK([$Result.A520]);&quot;&quot;; [$Result.A520])">
            <text:p/>
          </table:table-cell>
          <table:table-cell table:style-name="ce34" table:formula="of:=IF(ISBLANK([$Result.B520]);&quot;&quot;; [$Result.B520])">
            <text:p/>
          </table:table-cell>
          <table:table-cell table:content-validation-name="val1"/>
          <table:table-cell/>
        </table:table-row>
        <table:table-row table:style-name="ro6">
          <table:table-cell table:style-name="ce33" table:formula="of:=IF(ISBLANK([$Result.A521]);&quot;&quot;; [$Result.A521])">
            <text:p/>
          </table:table-cell>
          <table:table-cell table:style-name="ce34" table:formula="of:=IF(ISBLANK([$Result.B521]);&quot;&quot;; [$Result.B521])">
            <text:p/>
          </table:table-cell>
          <table:table-cell table:content-validation-name="val1"/>
          <table:table-cell/>
        </table:table-row>
        <table:table-row table:style-name="ro6">
          <table:table-cell table:style-name="ce33" table:formula="of:=IF(ISBLANK([$Result.A522]);&quot;&quot;; [$Result.A522])">
            <text:p/>
          </table:table-cell>
          <table:table-cell table:style-name="ce34" table:formula="of:=IF(ISBLANK([$Result.B522]);&quot;&quot;; [$Result.B522])">
            <text:p/>
          </table:table-cell>
          <table:table-cell table:content-validation-name="val1"/>
          <table:table-cell/>
        </table:table-row>
        <table:table-row table:style-name="ro6">
          <table:table-cell table:style-name="ce33" table:formula="of:=IF(ISBLANK([$Result.A523]);&quot;&quot;; [$Result.A523])">
            <text:p/>
          </table:table-cell>
          <table:table-cell table:style-name="ce34" table:formula="of:=IF(ISBLANK([$Result.B523]);&quot;&quot;; [$Result.B523])">
            <text:p/>
          </table:table-cell>
          <table:table-cell table:content-validation-name="val1"/>
          <table:table-cell/>
        </table:table-row>
        <table:table-row table:style-name="ro6">
          <table:table-cell table:style-name="ce33" table:formula="of:=IF(ISBLANK([$Result.A524]);&quot;&quot;; [$Result.A524])">
            <text:p/>
          </table:table-cell>
          <table:table-cell table:style-name="ce34" table:formula="of:=IF(ISBLANK([$Result.B524]);&quot;&quot;; [$Result.B524])">
            <text:p/>
          </table:table-cell>
          <table:table-cell table:content-validation-name="val1"/>
          <table:table-cell/>
        </table:table-row>
        <table:table-row table:style-name="ro6">
          <table:table-cell table:style-name="ce33" table:formula="of:=IF(ISBLANK([$Result.A525]);&quot;&quot;; [$Result.A525])">
            <text:p/>
          </table:table-cell>
          <table:table-cell table:style-name="ce34" table:formula="of:=IF(ISBLANK([$Result.B525]);&quot;&quot;; [$Result.B525])">
            <text:p/>
          </table:table-cell>
          <table:table-cell table:content-validation-name="val1"/>
          <table:table-cell/>
        </table:table-row>
        <table:table-row table:style-name="ro6">
          <table:table-cell table:style-name="ce33" table:formula="of:=IF(ISBLANK([$Result.A526]);&quot;&quot;; [$Result.A526])">
            <text:p/>
          </table:table-cell>
          <table:table-cell table:style-name="ce34" table:formula="of:=IF(ISBLANK([$Result.B526]);&quot;&quot;; [$Result.B526])">
            <text:p/>
          </table:table-cell>
          <table:table-cell table:content-validation-name="val1"/>
          <table:table-cell/>
        </table:table-row>
        <table:table-row table:style-name="ro6">
          <table:table-cell table:style-name="ce33" table:formula="of:=IF(ISBLANK([$Result.A527]);&quot;&quot;; [$Result.A527])">
            <text:p/>
          </table:table-cell>
          <table:table-cell table:style-name="ce34" table:formula="of:=IF(ISBLANK([$Result.B527]);&quot;&quot;; [$Result.B527])">
            <text:p/>
          </table:table-cell>
          <table:table-cell table:content-validation-name="val1"/>
          <table:table-cell/>
        </table:table-row>
        <table:table-row table:style-name="ro6">
          <table:table-cell table:style-name="ce33" table:formula="of:=IF(ISBLANK([$Result.A528]);&quot;&quot;; [$Result.A528])">
            <text:p/>
          </table:table-cell>
          <table:table-cell table:style-name="ce34" table:formula="of:=IF(ISBLANK([$Result.B528]);&quot;&quot;; [$Result.B528])">
            <text:p/>
          </table:table-cell>
          <table:table-cell table:content-validation-name="val1"/>
          <table:table-cell/>
        </table:table-row>
        <table:table-row table:style-name="ro6">
          <table:table-cell table:style-name="ce33" table:formula="of:=IF(ISBLANK([$Result.A529]);&quot;&quot;; [$Result.A529])">
            <text:p/>
          </table:table-cell>
          <table:table-cell table:style-name="ce34" table:formula="of:=IF(ISBLANK([$Result.B529]);&quot;&quot;; [$Result.B529])">
            <text:p/>
          </table:table-cell>
          <table:table-cell table:content-validation-name="val1"/>
          <table:table-cell/>
        </table:table-row>
        <table:table-row table:style-name="ro6">
          <table:table-cell table:style-name="ce33" table:formula="of:=IF(ISBLANK([$Result.A530]);&quot;&quot;; [$Result.A530])">
            <text:p/>
          </table:table-cell>
          <table:table-cell table:style-name="ce34" table:formula="of:=IF(ISBLANK([$Result.B530]);&quot;&quot;; [$Result.B530])">
            <text:p/>
          </table:table-cell>
          <table:table-cell table:content-validation-name="val1"/>
          <table:table-cell/>
        </table:table-row>
        <table:table-row table:style-name="ro6">
          <table:table-cell table:style-name="ce33" table:formula="of:=IF(ISBLANK([$Result.A531]);&quot;&quot;; [$Result.A531])">
            <text:p/>
          </table:table-cell>
          <table:table-cell table:style-name="ce34" table:formula="of:=IF(ISBLANK([$Result.B531]);&quot;&quot;; [$Result.B531])">
            <text:p/>
          </table:table-cell>
          <table:table-cell table:content-validation-name="val1"/>
          <table:table-cell/>
        </table:table-row>
        <table:table-row table:style-name="ro6">
          <table:table-cell table:style-name="ce33" table:formula="of:=IF(ISBLANK([$Result.A532]);&quot;&quot;; [$Result.A532])">
            <text:p/>
          </table:table-cell>
          <table:table-cell table:style-name="ce34" table:formula="of:=IF(ISBLANK([$Result.B532]);&quot;&quot;; [$Result.B532])">
            <text:p/>
          </table:table-cell>
          <table:table-cell table:content-validation-name="val1"/>
          <table:table-cell/>
        </table:table-row>
        <table:table-row table:style-name="ro6">
          <table:table-cell table:style-name="ce33" table:formula="of:=IF(ISBLANK([$Result.A533]);&quot;&quot;; [$Result.A533])">
            <text:p/>
          </table:table-cell>
          <table:table-cell table:style-name="ce34" table:formula="of:=IF(ISBLANK([$Result.B533]);&quot;&quot;; [$Result.B533])">
            <text:p/>
          </table:table-cell>
          <table:table-cell table:content-validation-name="val1"/>
          <table:table-cell/>
        </table:table-row>
        <table:table-row table:style-name="ro6">
          <table:table-cell table:style-name="ce33" table:formula="of:=IF(ISBLANK([$Result.A534]);&quot;&quot;; [$Result.A534])">
            <text:p/>
          </table:table-cell>
          <table:table-cell table:style-name="ce34" table:formula="of:=IF(ISBLANK([$Result.B534]);&quot;&quot;; [$Result.B534])">
            <text:p/>
          </table:table-cell>
          <table:table-cell table:content-validation-name="val1"/>
          <table:table-cell/>
        </table:table-row>
        <table:table-row table:style-name="ro6">
          <table:table-cell table:style-name="ce33" table:formula="of:=IF(ISBLANK([$Result.A535]);&quot;&quot;; [$Result.A535])">
            <text:p/>
          </table:table-cell>
          <table:table-cell table:style-name="ce34" table:formula="of:=IF(ISBLANK([$Result.B535]);&quot;&quot;; [$Result.B535])">
            <text:p/>
          </table:table-cell>
          <table:table-cell table:content-validation-name="val1"/>
          <table:table-cell/>
        </table:table-row>
        <table:table-row table:style-name="ro6">
          <table:table-cell table:style-name="ce33" table:formula="of:=IF(ISBLANK([$Result.A536]);&quot;&quot;; [$Result.A536])">
            <text:p/>
          </table:table-cell>
          <table:table-cell table:style-name="ce34" table:formula="of:=IF(ISBLANK([$Result.B536]);&quot;&quot;; [$Result.B536])">
            <text:p/>
          </table:table-cell>
          <table:table-cell table:content-validation-name="val1"/>
          <table:table-cell/>
        </table:table-row>
        <table:table-row table:style-name="ro6">
          <table:table-cell table:style-name="ce33" table:formula="of:=IF(ISBLANK([$Result.A537]);&quot;&quot;; [$Result.A537])">
            <text:p/>
          </table:table-cell>
          <table:table-cell table:style-name="ce34" table:formula="of:=IF(ISBLANK([$Result.B537]);&quot;&quot;; [$Result.B537])">
            <text:p/>
          </table:table-cell>
          <table:table-cell table:content-validation-name="val1"/>
          <table:table-cell/>
        </table:table-row>
        <table:table-row table:style-name="ro6">
          <table:table-cell table:style-name="ce33" table:formula="of:=IF(ISBLANK([$Result.A538]);&quot;&quot;; [$Result.A538])">
            <text:p/>
          </table:table-cell>
          <table:table-cell table:style-name="ce34" table:formula="of:=IF(ISBLANK([$Result.B538]);&quot;&quot;; [$Result.B538])">
            <text:p/>
          </table:table-cell>
          <table:table-cell table:content-validation-name="val1"/>
          <table:table-cell/>
        </table:table-row>
        <table:table-row table:style-name="ro6">
          <table:table-cell table:style-name="ce33" table:formula="of:=IF(ISBLANK([$Result.A539]);&quot;&quot;; [$Result.A539])">
            <text:p/>
          </table:table-cell>
          <table:table-cell table:style-name="ce34" table:formula="of:=IF(ISBLANK([$Result.B539]);&quot;&quot;; [$Result.B539])">
            <text:p/>
          </table:table-cell>
          <table:table-cell table:content-validation-name="val1"/>
          <table:table-cell/>
        </table:table-row>
        <table:table-row table:style-name="ro6">
          <table:table-cell table:style-name="ce33" table:formula="of:=IF(ISBLANK([$Result.A540]);&quot;&quot;; [$Result.A540])">
            <text:p/>
          </table:table-cell>
          <table:table-cell table:style-name="ce34" table:formula="of:=IF(ISBLANK([$Result.B540]);&quot;&quot;; [$Result.B540])">
            <text:p/>
          </table:table-cell>
          <table:table-cell table:content-validation-name="val1"/>
          <table:table-cell/>
        </table:table-row>
        <table:table-row table:style-name="ro6">
          <table:table-cell table:style-name="ce33" table:formula="of:=IF(ISBLANK([$Result.A541]);&quot;&quot;; [$Result.A541])">
            <text:p/>
          </table:table-cell>
          <table:table-cell table:style-name="ce34" table:formula="of:=IF(ISBLANK([$Result.B541]);&quot;&quot;; [$Result.B541])">
            <text:p/>
          </table:table-cell>
          <table:table-cell table:content-validation-name="val1"/>
          <table:table-cell/>
        </table:table-row>
        <table:table-row table:style-name="ro6">
          <table:table-cell table:style-name="ce33" table:formula="of:=IF(ISBLANK([$Result.A542]);&quot;&quot;; [$Result.A542])">
            <text:p/>
          </table:table-cell>
          <table:table-cell table:style-name="ce34" table:formula="of:=IF(ISBLANK([$Result.B542]);&quot;&quot;; [$Result.B542])">
            <text:p/>
          </table:table-cell>
          <table:table-cell table:content-validation-name="val1"/>
          <table:table-cell/>
        </table:table-row>
        <table:table-row table:style-name="ro6">
          <table:table-cell table:style-name="ce33" table:formula="of:=IF(ISBLANK([$Result.A543]);&quot;&quot;; [$Result.A543])">
            <text:p/>
          </table:table-cell>
          <table:table-cell table:style-name="ce34" table:formula="of:=IF(ISBLANK([$Result.B543]);&quot;&quot;; [$Result.B543])">
            <text:p/>
          </table:table-cell>
          <table:table-cell table:content-validation-name="val1"/>
          <table:table-cell/>
        </table:table-row>
        <table:table-row table:style-name="ro6">
          <table:table-cell table:style-name="ce33" table:formula="of:=IF(ISBLANK([$Result.A544]);&quot;&quot;; [$Result.A544])">
            <text:p/>
          </table:table-cell>
          <table:table-cell table:style-name="ce34" table:formula="of:=IF(ISBLANK([$Result.B544]);&quot;&quot;; [$Result.B544])">
            <text:p/>
          </table:table-cell>
          <table:table-cell table:content-validation-name="val1"/>
          <table:table-cell/>
        </table:table-row>
        <table:table-row table:style-name="ro6">
          <table:table-cell table:style-name="ce33" table:formula="of:=IF(ISBLANK([$Result.A545]);&quot;&quot;; [$Result.A545])">
            <text:p/>
          </table:table-cell>
          <table:table-cell table:style-name="ce34" table:formula="of:=IF(ISBLANK([$Result.B545]);&quot;&quot;; [$Result.B545])">
            <text:p/>
          </table:table-cell>
          <table:table-cell table:content-validation-name="val1"/>
          <table:table-cell/>
        </table:table-row>
        <table:table-row table:style-name="ro6">
          <table:table-cell table:style-name="ce33" table:formula="of:=IF(ISBLANK([$Result.A546]);&quot;&quot;; [$Result.A546])">
            <text:p/>
          </table:table-cell>
          <table:table-cell table:style-name="ce34" table:formula="of:=IF(ISBLANK([$Result.B546]);&quot;&quot;; [$Result.B546])">
            <text:p/>
          </table:table-cell>
          <table:table-cell table:content-validation-name="val1"/>
          <table:table-cell/>
        </table:table-row>
        <table:table-row table:style-name="ro6">
          <table:table-cell table:style-name="ce33" table:formula="of:=IF(ISBLANK([$Result.A547]);&quot;&quot;; [$Result.A547])">
            <text:p/>
          </table:table-cell>
          <table:table-cell table:style-name="ce34" table:formula="of:=IF(ISBLANK([$Result.B547]);&quot;&quot;; [$Result.B547])">
            <text:p/>
          </table:table-cell>
          <table:table-cell table:content-validation-name="val1"/>
          <table:table-cell/>
        </table:table-row>
        <table:table-row table:style-name="ro6">
          <table:table-cell table:style-name="ce33" table:formula="of:=IF(ISBLANK([$Result.A548]);&quot;&quot;; [$Result.A548])">
            <text:p/>
          </table:table-cell>
          <table:table-cell table:style-name="ce34" table:formula="of:=IF(ISBLANK([$Result.B548]);&quot;&quot;; [$Result.B548])">
            <text:p/>
          </table:table-cell>
          <table:table-cell table:content-validation-name="val1"/>
          <table:table-cell/>
        </table:table-row>
        <table:table-row table:style-name="ro6">
          <table:table-cell table:style-name="ce33" table:formula="of:=IF(ISBLANK([$Result.A549]);&quot;&quot;; [$Result.A549])">
            <text:p/>
          </table:table-cell>
          <table:table-cell table:style-name="ce34" table:formula="of:=IF(ISBLANK([$Result.B549]);&quot;&quot;; [$Result.B549])">
            <text:p/>
          </table:table-cell>
          <table:table-cell table:content-validation-name="val1"/>
          <table:table-cell/>
        </table:table-row>
        <table:table-row table:style-name="ro6">
          <table:table-cell table:style-name="ce33" table:formula="of:=IF(ISBLANK([$Result.A550]);&quot;&quot;; [$Result.A550])">
            <text:p/>
          </table:table-cell>
          <table:table-cell table:style-name="ce34" table:formula="of:=IF(ISBLANK([$Result.B550]);&quot;&quot;; [$Result.B550])">
            <text:p/>
          </table:table-cell>
          <table:table-cell table:content-validation-name="val1"/>
          <table:table-cell/>
        </table:table-row>
        <table:table-row table:style-name="ro6">
          <table:table-cell table:style-name="ce33" table:formula="of:=IF(ISBLANK([$Result.A551]);&quot;&quot;; [$Result.A551])">
            <text:p/>
          </table:table-cell>
          <table:table-cell table:style-name="ce34" table:formula="of:=IF(ISBLANK([$Result.B551]);&quot;&quot;; [$Result.B551])">
            <text:p/>
          </table:table-cell>
          <table:table-cell table:content-validation-name="val1"/>
          <table:table-cell/>
        </table:table-row>
        <table:table-row table:style-name="ro6">
          <table:table-cell table:style-name="ce33" table:formula="of:=IF(ISBLANK([$Result.A552]);&quot;&quot;; [$Result.A552])">
            <text:p/>
          </table:table-cell>
          <table:table-cell table:style-name="ce34" table:formula="of:=IF(ISBLANK([$Result.B552]);&quot;&quot;; [$Result.B552])">
            <text:p/>
          </table:table-cell>
          <table:table-cell table:content-validation-name="val1"/>
          <table:table-cell/>
        </table:table-row>
        <table:table-row table:style-name="ro6">
          <table:table-cell table:style-name="ce33" table:formula="of:=IF(ISBLANK([$Result.A553]);&quot;&quot;; [$Result.A553])">
            <text:p/>
          </table:table-cell>
          <table:table-cell table:style-name="ce34" table:formula="of:=IF(ISBLANK([$Result.B553]);&quot;&quot;; [$Result.B553])">
            <text:p/>
          </table:table-cell>
          <table:table-cell table:content-validation-name="val1"/>
          <table:table-cell/>
        </table:table-row>
        <table:table-row table:style-name="ro6">
          <table:table-cell table:style-name="ce33" table:formula="of:=IF(ISBLANK([$Result.A554]);&quot;&quot;; [$Result.A554])">
            <text:p/>
          </table:table-cell>
          <table:table-cell table:style-name="ce34" table:formula="of:=IF(ISBLANK([$Result.B554]);&quot;&quot;; [$Result.B554])">
            <text:p/>
          </table:table-cell>
          <table:table-cell table:content-validation-name="val1"/>
          <table:table-cell/>
        </table:table-row>
        <table:table-row table:style-name="ro6">
          <table:table-cell table:style-name="ce33" table:formula="of:=IF(ISBLANK([$Result.A555]);&quot;&quot;; [$Result.A555])">
            <text:p/>
          </table:table-cell>
          <table:table-cell table:style-name="ce34" table:formula="of:=IF(ISBLANK([$Result.B555]);&quot;&quot;; [$Result.B555])">
            <text:p/>
          </table:table-cell>
          <table:table-cell table:content-validation-name="val1"/>
          <table:table-cell/>
        </table:table-row>
        <table:table-row table:style-name="ro6">
          <table:table-cell table:style-name="ce33" table:formula="of:=IF(ISBLANK([$Result.A556]);&quot;&quot;; [$Result.A556])">
            <text:p/>
          </table:table-cell>
          <table:table-cell table:style-name="ce34" table:formula="of:=IF(ISBLANK([$Result.B556]);&quot;&quot;; [$Result.B556])">
            <text:p/>
          </table:table-cell>
          <table:table-cell table:content-validation-name="val1"/>
          <table:table-cell/>
        </table:table-row>
        <table:table-row table:style-name="ro6">
          <table:table-cell table:style-name="ce33" table:formula="of:=IF(ISBLANK([$Result.A557]);&quot;&quot;; [$Result.A557])">
            <text:p/>
          </table:table-cell>
          <table:table-cell table:style-name="ce34" table:formula="of:=IF(ISBLANK([$Result.B557]);&quot;&quot;; [$Result.B557])">
            <text:p/>
          </table:table-cell>
          <table:table-cell table:content-validation-name="val1"/>
          <table:table-cell/>
        </table:table-row>
        <table:table-row table:style-name="ro6">
          <table:table-cell table:style-name="ce33" table:formula="of:=IF(ISBLANK([$Result.A558]);&quot;&quot;; [$Result.A558])">
            <text:p/>
          </table:table-cell>
          <table:table-cell table:style-name="ce34" table:formula="of:=IF(ISBLANK([$Result.B558]);&quot;&quot;; [$Result.B558])">
            <text:p/>
          </table:table-cell>
          <table:table-cell table:content-validation-name="val1"/>
          <table:table-cell/>
        </table:table-row>
        <table:table-row table:style-name="ro6">
          <table:table-cell table:style-name="ce33" table:formula="of:=IF(ISBLANK([$Result.A559]);&quot;&quot;; [$Result.A559])">
            <text:p/>
          </table:table-cell>
          <table:table-cell table:style-name="ce34" table:formula="of:=IF(ISBLANK([$Result.B559]);&quot;&quot;; [$Result.B559])">
            <text:p/>
          </table:table-cell>
          <table:table-cell table:content-validation-name="val1"/>
          <table:table-cell/>
        </table:table-row>
        <table:table-row table:style-name="ro6">
          <table:table-cell table:style-name="ce33" table:formula="of:=IF(ISBLANK([$Result.A560]);&quot;&quot;; [$Result.A560])">
            <text:p/>
          </table:table-cell>
          <table:table-cell table:style-name="ce34" table:formula="of:=IF(ISBLANK([$Result.B560]);&quot;&quot;; [$Result.B560])">
            <text:p/>
          </table:table-cell>
          <table:table-cell table:content-validation-name="val1"/>
          <table:table-cell/>
        </table:table-row>
        <table:table-row table:style-name="ro6">
          <table:table-cell table:style-name="ce33" table:formula="of:=IF(ISBLANK([$Result.A561]);&quot;&quot;; [$Result.A561])">
            <text:p/>
          </table:table-cell>
          <table:table-cell table:style-name="ce34" table:formula="of:=IF(ISBLANK([$Result.B561]);&quot;&quot;; [$Result.B561])">
            <text:p/>
          </table:table-cell>
          <table:table-cell table:content-validation-name="val1"/>
          <table:table-cell/>
        </table:table-row>
        <table:table-row table:style-name="ro6">
          <table:table-cell table:style-name="ce33" table:formula="of:=IF(ISBLANK([$Result.A562]);&quot;&quot;; [$Result.A562])">
            <text:p/>
          </table:table-cell>
          <table:table-cell table:style-name="ce34" table:formula="of:=IF(ISBLANK([$Result.B562]);&quot;&quot;; [$Result.B562])">
            <text:p/>
          </table:table-cell>
          <table:table-cell table:content-validation-name="val1"/>
          <table:table-cell/>
        </table:table-row>
        <table:table-row table:style-name="ro6">
          <table:table-cell table:style-name="ce33" table:formula="of:=IF(ISBLANK([$Result.A563]);&quot;&quot;; [$Result.A563])">
            <text:p/>
          </table:table-cell>
          <table:table-cell table:style-name="ce34" table:formula="of:=IF(ISBLANK([$Result.B563]);&quot;&quot;; [$Result.B563])">
            <text:p/>
          </table:table-cell>
          <table:table-cell table:content-validation-name="val1"/>
          <table:table-cell/>
        </table:table-row>
        <table:table-row table:style-name="ro6">
          <table:table-cell table:style-name="ce33" table:formula="of:=IF(ISBLANK([$Result.A564]);&quot;&quot;; [$Result.A564])">
            <text:p/>
          </table:table-cell>
          <table:table-cell table:style-name="ce34" table:formula="of:=IF(ISBLANK([$Result.B564]);&quot;&quot;; [$Result.B564])">
            <text:p/>
          </table:table-cell>
          <table:table-cell table:content-validation-name="val1"/>
          <table:table-cell/>
        </table:table-row>
        <table:table-row table:style-name="ro6">
          <table:table-cell table:style-name="ce33" table:formula="of:=IF(ISBLANK([$Result.A565]);&quot;&quot;; [$Result.A565])">
            <text:p/>
          </table:table-cell>
          <table:table-cell table:style-name="ce34" table:formula="of:=IF(ISBLANK([$Result.B565]);&quot;&quot;; [$Result.B565])">
            <text:p/>
          </table:table-cell>
          <table:table-cell table:content-validation-name="val1"/>
          <table:table-cell/>
        </table:table-row>
        <table:table-row table:style-name="ro6">
          <table:table-cell table:style-name="ce33" table:formula="of:=IF(ISBLANK([$Result.A566]);&quot;&quot;; [$Result.A566])">
            <text:p/>
          </table:table-cell>
          <table:table-cell table:style-name="ce34" table:formula="of:=IF(ISBLANK([$Result.B566]);&quot;&quot;; [$Result.B566])">
            <text:p/>
          </table:table-cell>
          <table:table-cell table:content-validation-name="val1"/>
          <table:table-cell/>
        </table:table-row>
        <table:table-row table:style-name="ro6">
          <table:table-cell table:style-name="ce33" table:formula="of:=IF(ISBLANK([$Result.A567]);&quot;&quot;; [$Result.A567])">
            <text:p/>
          </table:table-cell>
          <table:table-cell table:style-name="ce34" table:formula="of:=IF(ISBLANK([$Result.B567]);&quot;&quot;; [$Result.B567])">
            <text:p/>
          </table:table-cell>
          <table:table-cell table:content-validation-name="val1"/>
          <table:table-cell/>
        </table:table-row>
        <table:table-row table:style-name="ro6">
          <table:table-cell table:style-name="ce33" table:formula="of:=IF(ISBLANK([$Result.A568]);&quot;&quot;; [$Result.A568])">
            <text:p/>
          </table:table-cell>
          <table:table-cell table:style-name="ce34" table:formula="of:=IF(ISBLANK([$Result.B568]);&quot;&quot;; [$Result.B568])">
            <text:p/>
          </table:table-cell>
          <table:table-cell table:content-validation-name="val1"/>
          <table:table-cell/>
        </table:table-row>
        <table:table-row table:style-name="ro6">
          <table:table-cell table:style-name="ce33" table:formula="of:=IF(ISBLANK([$Result.A569]);&quot;&quot;; [$Result.A569])">
            <text:p/>
          </table:table-cell>
          <table:table-cell table:style-name="ce34" table:formula="of:=IF(ISBLANK([$Result.B569]);&quot;&quot;; [$Result.B569])">
            <text:p/>
          </table:table-cell>
          <table:table-cell table:content-validation-name="val1"/>
          <table:table-cell/>
        </table:table-row>
        <table:table-row table:style-name="ro6">
          <table:table-cell table:style-name="ce33" table:formula="of:=IF(ISBLANK([$Result.A570]);&quot;&quot;; [$Result.A570])">
            <text:p/>
          </table:table-cell>
          <table:table-cell table:style-name="ce34" table:formula="of:=IF(ISBLANK([$Result.B570]);&quot;&quot;; [$Result.B570])">
            <text:p/>
          </table:table-cell>
          <table:table-cell table:content-validation-name="val1"/>
          <table:table-cell/>
        </table:table-row>
        <table:table-row table:style-name="ro6">
          <table:table-cell table:style-name="ce33" table:formula="of:=IF(ISBLANK([$Result.A571]);&quot;&quot;; [$Result.A571])">
            <text:p/>
          </table:table-cell>
          <table:table-cell table:style-name="ce34" table:formula="of:=IF(ISBLANK([$Result.B571]);&quot;&quot;; [$Result.B571])">
            <text:p/>
          </table:table-cell>
          <table:table-cell table:content-validation-name="val1"/>
          <table:table-cell/>
        </table:table-row>
        <table:table-row table:style-name="ro6">
          <table:table-cell table:style-name="ce33" table:formula="of:=IF(ISBLANK([$Result.A572]);&quot;&quot;; [$Result.A572])">
            <text:p/>
          </table:table-cell>
          <table:table-cell table:style-name="ce34" table:formula="of:=IF(ISBLANK([$Result.B572]);&quot;&quot;; [$Result.B572])">
            <text:p/>
          </table:table-cell>
          <table:table-cell table:content-validation-name="val1"/>
          <table:table-cell/>
        </table:table-row>
        <table:table-row table:style-name="ro6">
          <table:table-cell table:style-name="ce33" table:formula="of:=IF(ISBLANK([$Result.A573]);&quot;&quot;; [$Result.A573])">
            <text:p/>
          </table:table-cell>
          <table:table-cell table:style-name="ce34" table:formula="of:=IF(ISBLANK([$Result.B573]);&quot;&quot;; [$Result.B573])">
            <text:p/>
          </table:table-cell>
          <table:table-cell table:content-validation-name="val1"/>
          <table:table-cell/>
        </table:table-row>
        <table:table-row table:style-name="ro6">
          <table:table-cell table:style-name="ce33" table:formula="of:=IF(ISBLANK([$Result.A574]);&quot;&quot;; [$Result.A574])">
            <text:p/>
          </table:table-cell>
          <table:table-cell table:style-name="ce34" table:formula="of:=IF(ISBLANK([$Result.B574]);&quot;&quot;; [$Result.B574])">
            <text:p/>
          </table:table-cell>
          <table:table-cell table:content-validation-name="val1"/>
          <table:table-cell/>
        </table:table-row>
        <table:table-row table:style-name="ro6">
          <table:table-cell table:style-name="ce33" table:formula="of:=IF(ISBLANK([$Result.A575]);&quot;&quot;; [$Result.A575])">
            <text:p/>
          </table:table-cell>
          <table:table-cell table:style-name="ce34" table:formula="of:=IF(ISBLANK([$Result.B575]);&quot;&quot;; [$Result.B575])">
            <text:p/>
          </table:table-cell>
          <table:table-cell table:content-validation-name="val1"/>
          <table:table-cell/>
        </table:table-row>
        <table:table-row table:style-name="ro6">
          <table:table-cell table:style-name="ce33" table:formula="of:=IF(ISBLANK([$Result.A576]);&quot;&quot;; [$Result.A576])">
            <text:p/>
          </table:table-cell>
          <table:table-cell table:style-name="ce34" table:formula="of:=IF(ISBLANK([$Result.B576]);&quot;&quot;; [$Result.B576])">
            <text:p/>
          </table:table-cell>
          <table:table-cell table:content-validation-name="val1"/>
          <table:table-cell/>
        </table:table-row>
        <table:table-row table:style-name="ro6">
          <table:table-cell table:style-name="ce33" table:formula="of:=IF(ISBLANK([$Result.A577]);&quot;&quot;; [$Result.A577])">
            <text:p/>
          </table:table-cell>
          <table:table-cell table:style-name="ce34" table:formula="of:=IF(ISBLANK([$Result.B577]);&quot;&quot;; [$Result.B577])">
            <text:p/>
          </table:table-cell>
          <table:table-cell table:content-validation-name="val1"/>
          <table:table-cell/>
        </table:table-row>
        <table:table-row table:style-name="ro6">
          <table:table-cell table:style-name="ce33" table:formula="of:=IF(ISBLANK([$Result.A578]);&quot;&quot;; [$Result.A578])">
            <text:p/>
          </table:table-cell>
          <table:table-cell table:style-name="ce34" table:formula="of:=IF(ISBLANK([$Result.B578]);&quot;&quot;; [$Result.B578])">
            <text:p/>
          </table:table-cell>
          <table:table-cell table:content-validation-name="val1"/>
          <table:table-cell/>
        </table:table-row>
        <table:table-row table:style-name="ro6">
          <table:table-cell table:style-name="ce33" table:formula="of:=IF(ISBLANK([$Result.A579]);&quot;&quot;; [$Result.A579])">
            <text:p/>
          </table:table-cell>
          <table:table-cell table:style-name="ce34" table:formula="of:=IF(ISBLANK([$Result.B579]);&quot;&quot;; [$Result.B579])">
            <text:p/>
          </table:table-cell>
          <table:table-cell table:content-validation-name="val1"/>
          <table:table-cell/>
        </table:table-row>
        <table:table-row table:style-name="ro6">
          <table:table-cell table:style-name="ce33" table:formula="of:=IF(ISBLANK([$Result.A580]);&quot;&quot;; [$Result.A580])">
            <text:p/>
          </table:table-cell>
          <table:table-cell table:style-name="ce34" table:formula="of:=IF(ISBLANK([$Result.B580]);&quot;&quot;; [$Result.B580])">
            <text:p/>
          </table:table-cell>
          <table:table-cell table:content-validation-name="val1"/>
          <table:table-cell/>
        </table:table-row>
        <table:table-row table:style-name="ro6">
          <table:table-cell table:style-name="ce33" table:formula="of:=IF(ISBLANK([$Result.A581]);&quot;&quot;; [$Result.A581])">
            <text:p/>
          </table:table-cell>
          <table:table-cell table:style-name="ce34" table:formula="of:=IF(ISBLANK([$Result.B581]);&quot;&quot;; [$Result.B581])">
            <text:p/>
          </table:table-cell>
          <table:table-cell table:content-validation-name="val1"/>
          <table:table-cell/>
        </table:table-row>
        <table:table-row table:style-name="ro6">
          <table:table-cell table:style-name="ce33" table:formula="of:=IF(ISBLANK([$Result.A582]);&quot;&quot;; [$Result.A582])">
            <text:p/>
          </table:table-cell>
          <table:table-cell table:style-name="ce34" table:formula="of:=IF(ISBLANK([$Result.B582]);&quot;&quot;; [$Result.B582])">
            <text:p/>
          </table:table-cell>
          <table:table-cell table:content-validation-name="val1"/>
          <table:table-cell/>
        </table:table-row>
        <table:table-row table:style-name="ro6">
          <table:table-cell table:style-name="ce33" table:formula="of:=IF(ISBLANK([$Result.A583]);&quot;&quot;; [$Result.A583])">
            <text:p/>
          </table:table-cell>
          <table:table-cell table:style-name="ce34" table:formula="of:=IF(ISBLANK([$Result.B583]);&quot;&quot;; [$Result.B583])">
            <text:p/>
          </table:table-cell>
          <table:table-cell table:content-validation-name="val1"/>
          <table:table-cell/>
        </table:table-row>
        <table:table-row table:style-name="ro6">
          <table:table-cell table:style-name="ce33" table:formula="of:=IF(ISBLANK([$Result.A584]);&quot;&quot;; [$Result.A584])">
            <text:p/>
          </table:table-cell>
          <table:table-cell table:style-name="ce34" table:formula="of:=IF(ISBLANK([$Result.B584]);&quot;&quot;; [$Result.B584])">
            <text:p/>
          </table:table-cell>
          <table:table-cell table:content-validation-name="val1"/>
          <table:table-cell/>
        </table:table-row>
        <table:table-row table:style-name="ro6">
          <table:table-cell table:style-name="ce33" table:formula="of:=IF(ISBLANK([$Result.A585]);&quot;&quot;; [$Result.A585])">
            <text:p/>
          </table:table-cell>
          <table:table-cell table:style-name="ce34" table:formula="of:=IF(ISBLANK([$Result.B585]);&quot;&quot;; [$Result.B585])">
            <text:p/>
          </table:table-cell>
          <table:table-cell table:content-validation-name="val1"/>
          <table:table-cell/>
        </table:table-row>
        <table:table-row table:style-name="ro6">
          <table:table-cell table:style-name="ce33" table:formula="of:=IF(ISBLANK([$Result.A586]);&quot;&quot;; [$Result.A586])">
            <text:p/>
          </table:table-cell>
          <table:table-cell table:style-name="ce34" table:formula="of:=IF(ISBLANK([$Result.B586]);&quot;&quot;; [$Result.B586])">
            <text:p/>
          </table:table-cell>
          <table:table-cell table:content-validation-name="val1"/>
          <table:table-cell/>
        </table:table-row>
        <table:table-row table:style-name="ro6">
          <table:table-cell table:style-name="ce33" table:formula="of:=IF(ISBLANK([$Result.A587]);&quot;&quot;; [$Result.A587])">
            <text:p/>
          </table:table-cell>
          <table:table-cell table:style-name="ce34" table:formula="of:=IF(ISBLANK([$Result.B587]);&quot;&quot;; [$Result.B587])">
            <text:p/>
          </table:table-cell>
          <table:table-cell table:content-validation-name="val1"/>
          <table:table-cell/>
        </table:table-row>
        <table:table-row table:style-name="ro6">
          <table:table-cell table:style-name="ce33" table:formula="of:=IF(ISBLANK([$Result.A588]);&quot;&quot;; [$Result.A588])">
            <text:p/>
          </table:table-cell>
          <table:table-cell table:style-name="ce34" table:formula="of:=IF(ISBLANK([$Result.B588]);&quot;&quot;; [$Result.B588])">
            <text:p/>
          </table:table-cell>
          <table:table-cell table:content-validation-name="val1"/>
          <table:table-cell/>
        </table:table-row>
        <table:table-row table:style-name="ro6">
          <table:table-cell table:style-name="ce33" table:formula="of:=IF(ISBLANK([$Result.A589]);&quot;&quot;; [$Result.A589])">
            <text:p/>
          </table:table-cell>
          <table:table-cell table:style-name="ce34" table:formula="of:=IF(ISBLANK([$Result.B589]);&quot;&quot;; [$Result.B589])">
            <text:p/>
          </table:table-cell>
          <table:table-cell table:content-validation-name="val1"/>
          <table:table-cell/>
        </table:table-row>
        <table:table-row table:style-name="ro6">
          <table:table-cell table:style-name="ce33" table:formula="of:=IF(ISBLANK([$Result.A590]);&quot;&quot;; [$Result.A590])">
            <text:p/>
          </table:table-cell>
          <table:table-cell table:style-name="ce34" table:formula="of:=IF(ISBLANK([$Result.B590]);&quot;&quot;; [$Result.B590])">
            <text:p/>
          </table:table-cell>
          <table:table-cell table:content-validation-name="val1"/>
          <table:table-cell/>
        </table:table-row>
        <table:table-row table:style-name="ro6">
          <table:table-cell table:style-name="ce33" table:formula="of:=IF(ISBLANK([$Result.A591]);&quot;&quot;; [$Result.A591])">
            <text:p/>
          </table:table-cell>
          <table:table-cell table:style-name="ce34" table:formula="of:=IF(ISBLANK([$Result.B591]);&quot;&quot;; [$Result.B591])">
            <text:p/>
          </table:table-cell>
          <table:table-cell table:content-validation-name="val1"/>
          <table:table-cell/>
        </table:table-row>
        <table:table-row table:style-name="ro6">
          <table:table-cell table:style-name="ce33" table:formula="of:=IF(ISBLANK([$Result.A592]);&quot;&quot;; [$Result.A592])">
            <text:p/>
          </table:table-cell>
          <table:table-cell table:style-name="ce34" table:formula="of:=IF(ISBLANK([$Result.B592]);&quot;&quot;; [$Result.B592])">
            <text:p/>
          </table:table-cell>
          <table:table-cell table:content-validation-name="val1"/>
          <table:table-cell/>
        </table:table-row>
        <table:table-row table:style-name="ro6">
          <table:table-cell table:style-name="ce33" table:formula="of:=IF(ISBLANK([$Result.A593]);&quot;&quot;; [$Result.A593])">
            <text:p/>
          </table:table-cell>
          <table:table-cell table:style-name="ce34" table:formula="of:=IF(ISBLANK([$Result.B593]);&quot;&quot;; [$Result.B593])">
            <text:p/>
          </table:table-cell>
          <table:table-cell table:content-validation-name="val1"/>
          <table:table-cell/>
        </table:table-row>
        <table:table-row table:style-name="ro6">
          <table:table-cell table:style-name="ce33" table:formula="of:=IF(ISBLANK([$Result.A594]);&quot;&quot;; [$Result.A594])">
            <text:p/>
          </table:table-cell>
          <table:table-cell table:style-name="ce34" table:formula="of:=IF(ISBLANK([$Result.B594]);&quot;&quot;; [$Result.B594])">
            <text:p/>
          </table:table-cell>
          <table:table-cell table:content-validation-name="val1"/>
          <table:table-cell/>
        </table:table-row>
        <table:table-row table:style-name="ro6">
          <table:table-cell table:style-name="ce33" table:formula="of:=IF(ISBLANK([$Result.A595]);&quot;&quot;; [$Result.A595])">
            <text:p/>
          </table:table-cell>
          <table:table-cell table:style-name="ce34" table:formula="of:=IF(ISBLANK([$Result.B595]);&quot;&quot;; [$Result.B595])">
            <text:p/>
          </table:table-cell>
          <table:table-cell table:content-validation-name="val1"/>
          <table:table-cell/>
        </table:table-row>
        <table:table-row table:style-name="ro6">
          <table:table-cell table:style-name="ce33" table:formula="of:=IF(ISBLANK([$Result.A596]);&quot;&quot;; [$Result.A596])">
            <text:p/>
          </table:table-cell>
          <table:table-cell table:style-name="ce34" table:formula="of:=IF(ISBLANK([$Result.B596]);&quot;&quot;; [$Result.B596])">
            <text:p/>
          </table:table-cell>
          <table:table-cell table:content-validation-name="val1"/>
          <table:table-cell/>
        </table:table-row>
        <table:table-row table:style-name="ro6">
          <table:table-cell table:style-name="ce33" table:formula="of:=IF(ISBLANK([$Result.A597]);&quot;&quot;; [$Result.A597])">
            <text:p/>
          </table:table-cell>
          <table:table-cell table:style-name="ce34" table:formula="of:=IF(ISBLANK([$Result.B597]);&quot;&quot;; [$Result.B597])">
            <text:p/>
          </table:table-cell>
          <table:table-cell table:content-validation-name="val1"/>
          <table:table-cell/>
        </table:table-row>
        <table:table-row table:style-name="ro6">
          <table:table-cell table:style-name="ce33" table:formula="of:=IF(ISBLANK([$Result.A598]);&quot;&quot;; [$Result.A598])">
            <text:p/>
          </table:table-cell>
          <table:table-cell table:style-name="ce34" table:formula="of:=IF(ISBLANK([$Result.B598]);&quot;&quot;; [$Result.B598])">
            <text:p/>
          </table:table-cell>
          <table:table-cell table:content-validation-name="val1"/>
          <table:table-cell/>
        </table:table-row>
        <table:table-row table:style-name="ro6">
          <table:table-cell table:style-name="ce33" table:formula="of:=IF(ISBLANK([$Result.A599]);&quot;&quot;; [$Result.A599])">
            <text:p/>
          </table:table-cell>
          <table:table-cell table:style-name="ce34" table:formula="of:=IF(ISBLANK([$Result.B599]);&quot;&quot;; [$Result.B599])">
            <text:p/>
          </table:table-cell>
          <table:table-cell table:content-validation-name="val1"/>
          <table:table-cell/>
        </table:table-row>
        <table:table-row table:style-name="ro6">
          <table:table-cell table:style-name="ce33" table:formula="of:=IF(ISBLANK([$Result.A600]);&quot;&quot;; [$Result.A600])">
            <text:p/>
          </table:table-cell>
          <table:table-cell table:style-name="ce34" table:formula="of:=IF(ISBLANK([$Result.B600]);&quot;&quot;; [$Result.B600])">
            <text:p/>
          </table:table-cell>
          <table:table-cell table:content-validation-name="val1"/>
          <table:table-cell/>
        </table:table-row>
        <table:table-row table:style-name="ro6">
          <table:table-cell table:style-name="ce33" table:formula="of:=IF(ISBLANK([$Result.A601]);&quot;&quot;; [$Result.A601])">
            <text:p/>
          </table:table-cell>
          <table:table-cell table:style-name="ce34" table:formula="of:=IF(ISBLANK([$Result.B601]);&quot;&quot;; [$Result.B601])">
            <text:p/>
          </table:table-cell>
          <table:table-cell table:content-validation-name="val1"/>
          <table:table-cell/>
        </table:table-row>
        <table:table-row table:style-name="ro6">
          <table:table-cell table:style-name="ce33" table:formula="of:=IF(ISBLANK([$Result.A602]);&quot;&quot;; [$Result.A602])">
            <text:p/>
          </table:table-cell>
          <table:table-cell table:style-name="ce34" table:formula="of:=IF(ISBLANK([$Result.B602]);&quot;&quot;; [$Result.B602])">
            <text:p/>
          </table:table-cell>
          <table:table-cell table:content-validation-name="val1"/>
          <table:table-cell/>
        </table:table-row>
        <table:table-row table:style-name="ro6">
          <table:table-cell table:style-name="ce33" table:formula="of:=IF(ISBLANK([$Result.A603]);&quot;&quot;; [$Result.A603])">
            <text:p/>
          </table:table-cell>
          <table:table-cell table:style-name="ce34" table:formula="of:=IF(ISBLANK([$Result.B603]);&quot;&quot;; [$Result.B603])">
            <text:p/>
          </table:table-cell>
          <table:table-cell table:content-validation-name="val1"/>
          <table:table-cell/>
        </table:table-row>
        <table:table-row table:style-name="ro6">
          <table:table-cell table:style-name="ce33" table:formula="of:=IF(ISBLANK([$Result.A604]);&quot;&quot;; [$Result.A604])">
            <text:p/>
          </table:table-cell>
          <table:table-cell table:style-name="ce34" table:formula="of:=IF(ISBLANK([$Result.B604]);&quot;&quot;; [$Result.B604])">
            <text:p/>
          </table:table-cell>
          <table:table-cell table:content-validation-name="val1"/>
          <table:table-cell/>
        </table:table-row>
        <table:table-row table:style-name="ro6">
          <table:table-cell table:style-name="ce33" table:formula="of:=IF(ISBLANK([$Result.A605]);&quot;&quot;; [$Result.A605])">
            <text:p/>
          </table:table-cell>
          <table:table-cell table:style-name="ce34" table:formula="of:=IF(ISBLANK([$Result.B605]);&quot;&quot;; [$Result.B605])">
            <text:p/>
          </table:table-cell>
          <table:table-cell table:content-validation-name="val1"/>
          <table:table-cell/>
        </table:table-row>
        <table:table-row table:style-name="ro6">
          <table:table-cell table:style-name="ce33" table:formula="of:=IF(ISBLANK([$Result.A606]);&quot;&quot;; [$Result.A606])">
            <text:p/>
          </table:table-cell>
          <table:table-cell table:style-name="ce34" table:formula="of:=IF(ISBLANK([$Result.B606]);&quot;&quot;; [$Result.B606])">
            <text:p/>
          </table:table-cell>
          <table:table-cell table:content-validation-name="val1"/>
          <table:table-cell/>
        </table:table-row>
        <table:table-row table:style-name="ro6">
          <table:table-cell table:style-name="ce33" table:formula="of:=IF(ISBLANK([$Result.A607]);&quot;&quot;; [$Result.A607])">
            <text:p/>
          </table:table-cell>
          <table:table-cell table:style-name="ce34" table:formula="of:=IF(ISBLANK([$Result.B607]);&quot;&quot;; [$Result.B607])">
            <text:p/>
          </table:table-cell>
          <table:table-cell table:content-validation-name="val1"/>
          <table:table-cell/>
        </table:table-row>
        <table:table-row table:style-name="ro6">
          <table:table-cell table:style-name="ce33" table:formula="of:=IF(ISBLANK([$Result.A608]);&quot;&quot;; [$Result.A608])">
            <text:p/>
          </table:table-cell>
          <table:table-cell table:style-name="ce34" table:formula="of:=IF(ISBLANK([$Result.B608]);&quot;&quot;; [$Result.B608])">
            <text:p/>
          </table:table-cell>
          <table:table-cell table:content-validation-name="val1"/>
          <table:table-cell/>
        </table:table-row>
        <table:table-row table:style-name="ro6">
          <table:table-cell table:style-name="ce33" table:formula="of:=IF(ISBLANK([$Result.A609]);&quot;&quot;; [$Result.A609])">
            <text:p/>
          </table:table-cell>
          <table:table-cell table:style-name="ce34" table:formula="of:=IF(ISBLANK([$Result.B609]);&quot;&quot;; [$Result.B609])">
            <text:p/>
          </table:table-cell>
          <table:table-cell table:content-validation-name="val1"/>
          <table:table-cell/>
        </table:table-row>
        <table:table-row table:style-name="ro6">
          <table:table-cell table:style-name="ce33" table:formula="of:=IF(ISBLANK([$Result.A610]);&quot;&quot;; [$Result.A610])">
            <text:p/>
          </table:table-cell>
          <table:table-cell table:style-name="ce34" table:formula="of:=IF(ISBLANK([$Result.B610]);&quot;&quot;; [$Result.B610])">
            <text:p/>
          </table:table-cell>
          <table:table-cell table:content-validation-name="val1"/>
          <table:table-cell/>
        </table:table-row>
        <table:table-row table:style-name="ro6">
          <table:table-cell table:style-name="ce33" table:formula="of:=IF(ISBLANK([$Result.A611]);&quot;&quot;; [$Result.A611])">
            <text:p/>
          </table:table-cell>
          <table:table-cell table:style-name="ce34" table:formula="of:=IF(ISBLANK([$Result.B611]);&quot;&quot;; [$Result.B611])">
            <text:p/>
          </table:table-cell>
          <table:table-cell table:content-validation-name="val1"/>
          <table:table-cell/>
        </table:table-row>
        <table:table-row table:style-name="ro6">
          <table:table-cell table:style-name="ce33" table:formula="of:=IF(ISBLANK([$Result.A612]);&quot;&quot;; [$Result.A612])">
            <text:p/>
          </table:table-cell>
          <table:table-cell table:style-name="ce34" table:formula="of:=IF(ISBLANK([$Result.B612]);&quot;&quot;; [$Result.B612])">
            <text:p/>
          </table:table-cell>
          <table:table-cell table:content-validation-name="val1"/>
          <table:table-cell/>
        </table:table-row>
        <table:table-row table:style-name="ro6">
          <table:table-cell table:style-name="ce33" table:formula="of:=IF(ISBLANK([$Result.A613]);&quot;&quot;; [$Result.A613])">
            <text:p/>
          </table:table-cell>
          <table:table-cell table:style-name="ce34" table:formula="of:=IF(ISBLANK([$Result.B613]);&quot;&quot;; [$Result.B613])">
            <text:p/>
          </table:table-cell>
          <table:table-cell table:content-validation-name="val1"/>
          <table:table-cell/>
        </table:table-row>
        <table:table-row table:style-name="ro6">
          <table:table-cell table:style-name="ce33" table:formula="of:=IF(ISBLANK([$Result.A614]);&quot;&quot;; [$Result.A614])">
            <text:p/>
          </table:table-cell>
          <table:table-cell table:style-name="ce34" table:formula="of:=IF(ISBLANK([$Result.B614]);&quot;&quot;; [$Result.B614])">
            <text:p/>
          </table:table-cell>
          <table:table-cell table:content-validation-name="val1"/>
          <table:table-cell/>
        </table:table-row>
        <table:table-row table:style-name="ro6">
          <table:table-cell table:style-name="ce33" table:formula="of:=IF(ISBLANK([$Result.A615]);&quot;&quot;; [$Result.A615])">
            <text:p/>
          </table:table-cell>
          <table:table-cell table:style-name="ce34" table:formula="of:=IF(ISBLANK([$Result.B615]);&quot;&quot;; [$Result.B615])">
            <text:p/>
          </table:table-cell>
          <table:table-cell table:content-validation-name="val1"/>
          <table:table-cell/>
        </table:table-row>
        <table:table-row table:style-name="ro6">
          <table:table-cell table:style-name="ce33" table:formula="of:=IF(ISBLANK([$Result.A616]);&quot;&quot;; [$Result.A616])">
            <text:p/>
          </table:table-cell>
          <table:table-cell table:style-name="ce34" table:formula="of:=IF(ISBLANK([$Result.B616]);&quot;&quot;; [$Result.B616])">
            <text:p/>
          </table:table-cell>
          <table:table-cell table:content-validation-name="val1"/>
          <table:table-cell/>
        </table:table-row>
        <table:table-row table:style-name="ro6">
          <table:table-cell table:style-name="ce33" table:formula="of:=IF(ISBLANK([$Result.A617]);&quot;&quot;; [$Result.A617])">
            <text:p/>
          </table:table-cell>
          <table:table-cell table:style-name="ce34" table:formula="of:=IF(ISBLANK([$Result.B617]);&quot;&quot;; [$Result.B617])">
            <text:p/>
          </table:table-cell>
          <table:table-cell table:content-validation-name="val1"/>
          <table:table-cell/>
        </table:table-row>
        <table:table-row table:style-name="ro6">
          <table:table-cell table:style-name="ce33" table:formula="of:=IF(ISBLANK([$Result.A618]);&quot;&quot;; [$Result.A618])">
            <text:p/>
          </table:table-cell>
          <table:table-cell table:style-name="ce34" table:formula="of:=IF(ISBLANK([$Result.B618]);&quot;&quot;; [$Result.B618])">
            <text:p/>
          </table:table-cell>
          <table:table-cell table:content-validation-name="val1"/>
          <table:table-cell/>
        </table:table-row>
        <table:table-row table:style-name="ro6">
          <table:table-cell table:style-name="ce33" table:formula="of:=IF(ISBLANK([$Result.A619]);&quot;&quot;; [$Result.A619])">
            <text:p/>
          </table:table-cell>
          <table:table-cell table:style-name="ce34" table:formula="of:=IF(ISBLANK([$Result.B619]);&quot;&quot;; [$Result.B619])">
            <text:p/>
          </table:table-cell>
          <table:table-cell table:content-validation-name="val1"/>
          <table:table-cell/>
        </table:table-row>
        <table:table-row table:style-name="ro6">
          <table:table-cell table:style-name="ce33" table:formula="of:=IF(ISBLANK([$Result.A620]);&quot;&quot;; [$Result.A620])">
            <text:p/>
          </table:table-cell>
          <table:table-cell table:style-name="ce34" table:formula="of:=IF(ISBLANK([$Result.B620]);&quot;&quot;; [$Result.B620])">
            <text:p/>
          </table:table-cell>
          <table:table-cell table:content-validation-name="val1"/>
          <table:table-cell/>
        </table:table-row>
        <table:table-row table:style-name="ro6">
          <table:table-cell table:style-name="ce33" table:formula="of:=IF(ISBLANK([$Result.A621]);&quot;&quot;; [$Result.A621])">
            <text:p/>
          </table:table-cell>
          <table:table-cell table:style-name="ce34" table:formula="of:=IF(ISBLANK([$Result.B621]);&quot;&quot;; [$Result.B621])">
            <text:p/>
          </table:table-cell>
          <table:table-cell table:content-validation-name="val1"/>
          <table:table-cell/>
        </table:table-row>
        <table:table-row table:style-name="ro6">
          <table:table-cell table:style-name="ce33" table:formula="of:=IF(ISBLANK([$Result.A622]);&quot;&quot;; [$Result.A622])">
            <text:p/>
          </table:table-cell>
          <table:table-cell table:style-name="ce34" table:formula="of:=IF(ISBLANK([$Result.B622]);&quot;&quot;; [$Result.B622])">
            <text:p/>
          </table:table-cell>
          <table:table-cell table:content-validation-name="val1"/>
          <table:table-cell/>
        </table:table-row>
        <table:table-row table:style-name="ro6">
          <table:table-cell table:style-name="ce33" table:formula="of:=IF(ISBLANK([$Result.A623]);&quot;&quot;; [$Result.A623])">
            <text:p/>
          </table:table-cell>
          <table:table-cell table:style-name="ce34" table:formula="of:=IF(ISBLANK([$Result.B623]);&quot;&quot;; [$Result.B623])">
            <text:p/>
          </table:table-cell>
          <table:table-cell table:content-validation-name="val1"/>
          <table:table-cell/>
        </table:table-row>
        <table:table-row table:style-name="ro6">
          <table:table-cell table:style-name="ce33" table:formula="of:=IF(ISBLANK([$Result.A624]);&quot;&quot;; [$Result.A624])">
            <text:p/>
          </table:table-cell>
          <table:table-cell table:style-name="ce34" table:formula="of:=IF(ISBLANK([$Result.B624]);&quot;&quot;; [$Result.B624])">
            <text:p/>
          </table:table-cell>
          <table:table-cell table:content-validation-name="val1"/>
          <table:table-cell/>
        </table:table-row>
        <table:table-row table:style-name="ro6">
          <table:table-cell table:style-name="ce33" table:formula="of:=IF(ISBLANK([$Result.A625]);&quot;&quot;; [$Result.A625])">
            <text:p/>
          </table:table-cell>
          <table:table-cell table:style-name="ce34" table:formula="of:=IF(ISBLANK([$Result.B625]);&quot;&quot;; [$Result.B625])">
            <text:p/>
          </table:table-cell>
          <table:table-cell table:content-validation-name="val1"/>
          <table:table-cell/>
        </table:table-row>
        <table:table-row table:style-name="ro6">
          <table:table-cell table:style-name="ce33" table:formula="of:=IF(ISBLANK([$Result.A626]);&quot;&quot;; [$Result.A626])">
            <text:p/>
          </table:table-cell>
          <table:table-cell table:style-name="ce34" table:formula="of:=IF(ISBLANK([$Result.B626]);&quot;&quot;; [$Result.B626])">
            <text:p/>
          </table:table-cell>
          <table:table-cell table:content-validation-name="val1"/>
          <table:table-cell/>
        </table:table-row>
        <table:table-row table:style-name="ro6">
          <table:table-cell table:style-name="ce33" table:formula="of:=IF(ISBLANK([$Result.A627]);&quot;&quot;; [$Result.A627])">
            <text:p/>
          </table:table-cell>
          <table:table-cell table:style-name="ce34" table:formula="of:=IF(ISBLANK([$Result.B627]);&quot;&quot;; [$Result.B627])">
            <text:p/>
          </table:table-cell>
          <table:table-cell table:content-validation-name="val1"/>
          <table:table-cell/>
        </table:table-row>
        <table:table-row table:style-name="ro6">
          <table:table-cell table:style-name="ce33" table:formula="of:=IF(ISBLANK([$Result.A628]);&quot;&quot;; [$Result.A628])">
            <text:p/>
          </table:table-cell>
          <table:table-cell table:style-name="ce34" table:formula="of:=IF(ISBLANK([$Result.B628]);&quot;&quot;; [$Result.B628])">
            <text:p/>
          </table:table-cell>
          <table:table-cell table:content-validation-name="val1"/>
          <table:table-cell/>
        </table:table-row>
        <table:table-row table:style-name="ro6">
          <table:table-cell table:style-name="ce33" table:formula="of:=IF(ISBLANK([$Result.A629]);&quot;&quot;; [$Result.A629])">
            <text:p/>
          </table:table-cell>
          <table:table-cell table:style-name="ce34" table:formula="of:=IF(ISBLANK([$Result.B629]);&quot;&quot;; [$Result.B629])">
            <text:p/>
          </table:table-cell>
          <table:table-cell table:content-validation-name="val1"/>
          <table:table-cell/>
        </table:table-row>
        <table:table-row table:style-name="ro6">
          <table:table-cell table:style-name="ce33" table:formula="of:=IF(ISBLANK([$Result.A630]);&quot;&quot;; [$Result.A630])">
            <text:p/>
          </table:table-cell>
          <table:table-cell table:style-name="ce34" table:formula="of:=IF(ISBLANK([$Result.B630]);&quot;&quot;; [$Result.B630])">
            <text:p/>
          </table:table-cell>
          <table:table-cell table:content-validation-name="val1"/>
          <table:table-cell/>
        </table:table-row>
        <table:table-row table:style-name="ro6">
          <table:table-cell table:style-name="ce33" table:formula="of:=IF(ISBLANK([$Result.A631]);&quot;&quot;; [$Result.A631])">
            <text:p/>
          </table:table-cell>
          <table:table-cell table:style-name="ce34" table:formula="of:=IF(ISBLANK([$Result.B631]);&quot;&quot;; [$Result.B631])">
            <text:p/>
          </table:table-cell>
          <table:table-cell table:content-validation-name="val1"/>
          <table:table-cell/>
        </table:table-row>
        <table:table-row table:style-name="ro6">
          <table:table-cell table:style-name="ce33" table:formula="of:=IF(ISBLANK([$Result.A632]);&quot;&quot;; [$Result.A632])">
            <text:p/>
          </table:table-cell>
          <table:table-cell table:style-name="ce34" table:formula="of:=IF(ISBLANK([$Result.B632]);&quot;&quot;; [$Result.B632])">
            <text:p/>
          </table:table-cell>
          <table:table-cell table:content-validation-name="val1"/>
          <table:table-cell/>
        </table:table-row>
        <table:table-row table:style-name="ro6">
          <table:table-cell table:style-name="ce33" table:formula="of:=IF(ISBLANK([$Result.A633]);&quot;&quot;; [$Result.A633])">
            <text:p/>
          </table:table-cell>
          <table:table-cell table:style-name="ce34" table:formula="of:=IF(ISBLANK([$Result.B633]);&quot;&quot;; [$Result.B633])">
            <text:p/>
          </table:table-cell>
          <table:table-cell table:content-validation-name="val1"/>
          <table:table-cell/>
        </table:table-row>
        <table:table-row table:style-name="ro6">
          <table:table-cell table:style-name="ce33" table:formula="of:=IF(ISBLANK([$Result.A634]);&quot;&quot;; [$Result.A634])">
            <text:p/>
          </table:table-cell>
          <table:table-cell table:style-name="ce34" table:formula="of:=IF(ISBLANK([$Result.B634]);&quot;&quot;; [$Result.B634])">
            <text:p/>
          </table:table-cell>
          <table:table-cell table:content-validation-name="val1"/>
          <table:table-cell/>
        </table:table-row>
        <table:table-row table:style-name="ro6">
          <table:table-cell table:style-name="ce33" table:formula="of:=IF(ISBLANK([$Result.A635]);&quot;&quot;; [$Result.A635])">
            <text:p/>
          </table:table-cell>
          <table:table-cell table:style-name="ce34" table:formula="of:=IF(ISBLANK([$Result.B635]);&quot;&quot;; [$Result.B635])">
            <text:p/>
          </table:table-cell>
          <table:table-cell table:content-validation-name="val1"/>
          <table:table-cell/>
        </table:table-row>
        <table:table-row table:style-name="ro6">
          <table:table-cell table:style-name="ce33" table:formula="of:=IF(ISBLANK([$Result.A636]);&quot;&quot;; [$Result.A636])">
            <text:p/>
          </table:table-cell>
          <table:table-cell table:style-name="ce34" table:formula="of:=IF(ISBLANK([$Result.B636]);&quot;&quot;; [$Result.B636])">
            <text:p/>
          </table:table-cell>
          <table:table-cell table:content-validation-name="val1"/>
          <table:table-cell/>
        </table:table-row>
        <table:table-row table:style-name="ro6">
          <table:table-cell table:style-name="ce33" table:formula="of:=IF(ISBLANK([$Result.A637]);&quot;&quot;; [$Result.A637])">
            <text:p/>
          </table:table-cell>
          <table:table-cell table:style-name="ce34" table:formula="of:=IF(ISBLANK([$Result.B637]);&quot;&quot;; [$Result.B637])">
            <text:p/>
          </table:table-cell>
          <table:table-cell table:content-validation-name="val1"/>
          <table:table-cell/>
        </table:table-row>
        <table:table-row table:style-name="ro6">
          <table:table-cell table:style-name="ce33" table:formula="of:=IF(ISBLANK([$Result.A638]);&quot;&quot;; [$Result.A638])">
            <text:p/>
          </table:table-cell>
          <table:table-cell table:style-name="ce34" table:formula="of:=IF(ISBLANK([$Result.B638]);&quot;&quot;; [$Result.B638])">
            <text:p/>
          </table:table-cell>
          <table:table-cell table:content-validation-name="val1"/>
          <table:table-cell/>
        </table:table-row>
        <table:table-row table:style-name="ro6">
          <table:table-cell table:style-name="ce33" table:formula="of:=IF(ISBLANK([$Result.A639]);&quot;&quot;; [$Result.A639])">
            <text:p/>
          </table:table-cell>
          <table:table-cell table:style-name="ce34" table:formula="of:=IF(ISBLANK([$Result.B639]);&quot;&quot;; [$Result.B639])">
            <text:p/>
          </table:table-cell>
          <table:table-cell table:content-validation-name="val1"/>
          <table:table-cell/>
        </table:table-row>
        <table:table-row table:style-name="ro6">
          <table:table-cell table:style-name="ce33" table:formula="of:=IF(ISBLANK([$Result.A640]);&quot;&quot;; [$Result.A640])">
            <text:p/>
          </table:table-cell>
          <table:table-cell table:style-name="ce34" table:formula="of:=IF(ISBLANK([$Result.B640]);&quot;&quot;; [$Result.B640])">
            <text:p/>
          </table:table-cell>
          <table:table-cell table:content-validation-name="val1"/>
          <table:table-cell/>
        </table:table-row>
        <table:table-row table:style-name="ro6">
          <table:table-cell table:style-name="ce33" table:formula="of:=IF(ISBLANK([$Result.A641]);&quot;&quot;; [$Result.A641])">
            <text:p/>
          </table:table-cell>
          <table:table-cell table:style-name="ce34" table:formula="of:=IF(ISBLANK([$Result.B641]);&quot;&quot;; [$Result.B641])">
            <text:p/>
          </table:table-cell>
          <table:table-cell table:content-validation-name="val1"/>
          <table:table-cell/>
        </table:table-row>
        <table:table-row table:style-name="ro6">
          <table:table-cell table:style-name="ce33" table:formula="of:=IF(ISBLANK([$Result.A642]);&quot;&quot;; [$Result.A642])">
            <text:p/>
          </table:table-cell>
          <table:table-cell table:style-name="ce34" table:formula="of:=IF(ISBLANK([$Result.B642]);&quot;&quot;; [$Result.B642])">
            <text:p/>
          </table:table-cell>
          <table:table-cell table:content-validation-name="val1"/>
          <table:table-cell/>
        </table:table-row>
        <table:table-row table:style-name="ro6">
          <table:table-cell table:style-name="ce33" table:formula="of:=IF(ISBLANK([$Result.A643]);&quot;&quot;; [$Result.A643])">
            <text:p/>
          </table:table-cell>
          <table:table-cell table:style-name="ce34" table:formula="of:=IF(ISBLANK([$Result.B643]);&quot;&quot;; [$Result.B643])">
            <text:p/>
          </table:table-cell>
          <table:table-cell table:content-validation-name="val1"/>
          <table:table-cell/>
        </table:table-row>
        <table:table-row table:style-name="ro6">
          <table:table-cell table:style-name="ce33" table:formula="of:=IF(ISBLANK([$Result.A644]);&quot;&quot;; [$Result.A644])">
            <text:p/>
          </table:table-cell>
          <table:table-cell table:style-name="ce34" table:formula="of:=IF(ISBLANK([$Result.B644]);&quot;&quot;; [$Result.B644])">
            <text:p/>
          </table:table-cell>
          <table:table-cell table:content-validation-name="val1"/>
          <table:table-cell/>
        </table:table-row>
        <table:table-row table:style-name="ro6">
          <table:table-cell table:style-name="ce33" table:formula="of:=IF(ISBLANK([$Result.A645]);&quot;&quot;; [$Result.A645])">
            <text:p/>
          </table:table-cell>
          <table:table-cell table:style-name="ce34" table:formula="of:=IF(ISBLANK([$Result.B645]);&quot;&quot;; [$Result.B645])">
            <text:p/>
          </table:table-cell>
          <table:table-cell table:content-validation-name="val1"/>
          <table:table-cell/>
        </table:table-row>
        <table:table-row table:style-name="ro6">
          <table:table-cell table:style-name="ce33" table:formula="of:=IF(ISBLANK([$Result.A646]);&quot;&quot;; [$Result.A646])">
            <text:p/>
          </table:table-cell>
          <table:table-cell table:style-name="ce34" table:formula="of:=IF(ISBLANK([$Result.B646]);&quot;&quot;; [$Result.B646])">
            <text:p/>
          </table:table-cell>
          <table:table-cell table:content-validation-name="val1"/>
          <table:table-cell/>
        </table:table-row>
        <table:table-row table:style-name="ro6">
          <table:table-cell table:style-name="ce33" table:formula="of:=IF(ISBLANK([$Result.A647]);&quot;&quot;; [$Result.A647])">
            <text:p/>
          </table:table-cell>
          <table:table-cell table:style-name="ce34" table:formula="of:=IF(ISBLANK([$Result.B647]);&quot;&quot;; [$Result.B647])">
            <text:p/>
          </table:table-cell>
          <table:table-cell table:content-validation-name="val1"/>
          <table:table-cell/>
        </table:table-row>
        <table:table-row table:style-name="ro6">
          <table:table-cell table:style-name="ce33" table:formula="of:=IF(ISBLANK([$Result.A648]);&quot;&quot;; [$Result.A648])">
            <text:p/>
          </table:table-cell>
          <table:table-cell table:style-name="ce34" table:formula="of:=IF(ISBLANK([$Result.B648]);&quot;&quot;; [$Result.B648])">
            <text:p/>
          </table:table-cell>
          <table:table-cell table:content-validation-name="val1"/>
          <table:table-cell/>
        </table:table-row>
        <table:table-row table:style-name="ro6">
          <table:table-cell table:style-name="ce33" table:formula="of:=IF(ISBLANK([$Result.A649]);&quot;&quot;; [$Result.A649])">
            <text:p/>
          </table:table-cell>
          <table:table-cell table:style-name="ce34" table:formula="of:=IF(ISBLANK([$Result.B649]);&quot;&quot;; [$Result.B649])">
            <text:p/>
          </table:table-cell>
          <table:table-cell table:content-validation-name="val1"/>
          <table:table-cell/>
        </table:table-row>
        <table:table-row table:style-name="ro6">
          <table:table-cell table:style-name="ce33" table:formula="of:=IF(ISBLANK([$Result.A650]);&quot;&quot;; [$Result.A650])">
            <text:p/>
          </table:table-cell>
          <table:table-cell table:style-name="ce34" table:formula="of:=IF(ISBLANK([$Result.B650]);&quot;&quot;; [$Result.B650])">
            <text:p/>
          </table:table-cell>
          <table:table-cell table:content-validation-name="val1"/>
          <table:table-cell/>
        </table:table-row>
        <table:table-row table:style-name="ro6">
          <table:table-cell table:style-name="ce33" table:formula="of:=IF(ISBLANK([$Result.A651]);&quot;&quot;; [$Result.A651])">
            <text:p/>
          </table:table-cell>
          <table:table-cell table:style-name="ce34" table:formula="of:=IF(ISBLANK([$Result.B651]);&quot;&quot;; [$Result.B651])">
            <text:p/>
          </table:table-cell>
          <table:table-cell table:content-validation-name="val1"/>
          <table:table-cell/>
        </table:table-row>
        <table:table-row table:style-name="ro6">
          <table:table-cell table:style-name="ce33" table:formula="of:=IF(ISBLANK([$Result.A652]);&quot;&quot;; [$Result.A652])">
            <text:p/>
          </table:table-cell>
          <table:table-cell table:style-name="ce34" table:formula="of:=IF(ISBLANK([$Result.B652]);&quot;&quot;; [$Result.B652])">
            <text:p/>
          </table:table-cell>
          <table:table-cell table:content-validation-name="val1"/>
          <table:table-cell/>
        </table:table-row>
        <table:table-row table:style-name="ro6">
          <table:table-cell table:style-name="ce33" table:formula="of:=IF(ISBLANK([$Result.A653]);&quot;&quot;; [$Result.A653])">
            <text:p/>
          </table:table-cell>
          <table:table-cell table:style-name="ce34" table:formula="of:=IF(ISBLANK([$Result.B653]);&quot;&quot;; [$Result.B653])">
            <text:p/>
          </table:table-cell>
          <table:table-cell table:content-validation-name="val1"/>
          <table:table-cell/>
        </table:table-row>
        <table:table-row table:style-name="ro6">
          <table:table-cell table:style-name="ce33" table:formula="of:=IF(ISBLANK([$Result.A654]);&quot;&quot;; [$Result.A654])">
            <text:p/>
          </table:table-cell>
          <table:table-cell table:style-name="ce34" table:formula="of:=IF(ISBLANK([$Result.B654]);&quot;&quot;; [$Result.B654])">
            <text:p/>
          </table:table-cell>
          <table:table-cell table:content-validation-name="val1"/>
          <table:table-cell/>
        </table:table-row>
        <table:table-row table:style-name="ro6">
          <table:table-cell table:style-name="ce33" table:formula="of:=IF(ISBLANK([$Result.A655]);&quot;&quot;; [$Result.A655])">
            <text:p/>
          </table:table-cell>
          <table:table-cell table:style-name="ce34" table:formula="of:=IF(ISBLANK([$Result.B655]);&quot;&quot;; [$Result.B655])">
            <text:p/>
          </table:table-cell>
          <table:table-cell table:content-validation-name="val1"/>
          <table:table-cell/>
        </table:table-row>
        <table:table-row table:style-name="ro6">
          <table:table-cell table:style-name="ce33" table:formula="of:=IF(ISBLANK([$Result.A656]);&quot;&quot;; [$Result.A656])">
            <text:p/>
          </table:table-cell>
          <table:table-cell table:style-name="ce34" table:formula="of:=IF(ISBLANK([$Result.B656]);&quot;&quot;; [$Result.B656])">
            <text:p/>
          </table:table-cell>
          <table:table-cell table:content-validation-name="val1"/>
          <table:table-cell/>
        </table:table-row>
        <table:table-row table:style-name="ro6">
          <table:table-cell table:style-name="ce33" table:formula="of:=IF(ISBLANK([$Result.A657]);&quot;&quot;; [$Result.A657])">
            <text:p/>
          </table:table-cell>
          <table:table-cell table:style-name="ce34" table:formula="of:=IF(ISBLANK([$Result.B657]);&quot;&quot;; [$Result.B657])">
            <text:p/>
          </table:table-cell>
          <table:table-cell table:content-validation-name="val1"/>
          <table:table-cell/>
        </table:table-row>
        <table:table-row table:style-name="ro6">
          <table:table-cell table:style-name="ce33" table:formula="of:=IF(ISBLANK([$Result.A658]);&quot;&quot;; [$Result.A658])">
            <text:p/>
          </table:table-cell>
          <table:table-cell table:style-name="ce34" table:formula="of:=IF(ISBLANK([$Result.B658]);&quot;&quot;; [$Result.B658])">
            <text:p/>
          </table:table-cell>
          <table:table-cell table:content-validation-name="val1"/>
          <table:table-cell/>
        </table:table-row>
        <table:table-row table:style-name="ro6">
          <table:table-cell table:style-name="ce33" table:formula="of:=IF(ISBLANK([$Result.A659]);&quot;&quot;; [$Result.A659])">
            <text:p/>
          </table:table-cell>
          <table:table-cell table:style-name="ce34" table:formula="of:=IF(ISBLANK([$Result.B659]);&quot;&quot;; [$Result.B659])">
            <text:p/>
          </table:table-cell>
          <table:table-cell table:content-validation-name="val1"/>
          <table:table-cell/>
        </table:table-row>
        <table:table-row table:style-name="ro6">
          <table:table-cell table:style-name="ce33" table:formula="of:=IF(ISBLANK([$Result.A660]);&quot;&quot;; [$Result.A660])">
            <text:p/>
          </table:table-cell>
          <table:table-cell table:style-name="ce34" table:formula="of:=IF(ISBLANK([$Result.B660]);&quot;&quot;; [$Result.B660])">
            <text:p/>
          </table:table-cell>
          <table:table-cell table:content-validation-name="val1"/>
          <table:table-cell/>
        </table:table-row>
        <table:table-row table:style-name="ro6">
          <table:table-cell table:style-name="ce33" table:formula="of:=IF(ISBLANK([$Result.A661]);&quot;&quot;; [$Result.A661])">
            <text:p/>
          </table:table-cell>
          <table:table-cell table:style-name="ce34" table:formula="of:=IF(ISBLANK([$Result.B661]);&quot;&quot;; [$Result.B661])">
            <text:p/>
          </table:table-cell>
          <table:table-cell table:content-validation-name="val1"/>
          <table:table-cell/>
        </table:table-row>
        <table:table-row table:style-name="ro6">
          <table:table-cell table:style-name="ce33" table:formula="of:=IF(ISBLANK([$Result.A662]);&quot;&quot;; [$Result.A662])">
            <text:p/>
          </table:table-cell>
          <table:table-cell table:style-name="ce34" table:formula="of:=IF(ISBLANK([$Result.B662]);&quot;&quot;; [$Result.B662])">
            <text:p/>
          </table:table-cell>
          <table:table-cell table:content-validation-name="val1"/>
          <table:table-cell/>
        </table:table-row>
        <table:table-row table:style-name="ro6">
          <table:table-cell table:style-name="ce33" table:formula="of:=IF(ISBLANK([$Result.A663]);&quot;&quot;; [$Result.A663])">
            <text:p/>
          </table:table-cell>
          <table:table-cell table:style-name="ce34" table:formula="of:=IF(ISBLANK([$Result.B663]);&quot;&quot;; [$Result.B663])">
            <text:p/>
          </table:table-cell>
          <table:table-cell table:content-validation-name="val1"/>
          <table:table-cell/>
        </table:table-row>
        <table:table-row table:style-name="ro6">
          <table:table-cell table:style-name="ce33" table:formula="of:=IF(ISBLANK([$Result.A664]);&quot;&quot;; [$Result.A664])">
            <text:p/>
          </table:table-cell>
          <table:table-cell table:style-name="ce34" table:formula="of:=IF(ISBLANK([$Result.B664]);&quot;&quot;; [$Result.B664])">
            <text:p/>
          </table:table-cell>
          <table:table-cell table:content-validation-name="val1"/>
          <table:table-cell/>
        </table:table-row>
        <table:table-row table:style-name="ro6">
          <table:table-cell table:style-name="ce33" table:formula="of:=IF(ISBLANK([$Result.A665]);&quot;&quot;; [$Result.A665])">
            <text:p/>
          </table:table-cell>
          <table:table-cell table:style-name="ce34" table:formula="of:=IF(ISBLANK([$Result.B665]);&quot;&quot;; [$Result.B665])">
            <text:p/>
          </table:table-cell>
          <table:table-cell table:content-validation-name="val1"/>
          <table:table-cell/>
        </table:table-row>
        <table:table-row table:style-name="ro6">
          <table:table-cell table:style-name="ce33" table:formula="of:=IF(ISBLANK([$Result.A666]);&quot;&quot;; [$Result.A666])">
            <text:p/>
          </table:table-cell>
          <table:table-cell table:style-name="ce34" table:formula="of:=IF(ISBLANK([$Result.B666]);&quot;&quot;; [$Result.B666])">
            <text:p/>
          </table:table-cell>
          <table:table-cell table:content-validation-name="val1"/>
          <table:table-cell/>
        </table:table-row>
        <table:table-row table:style-name="ro6">
          <table:table-cell table:style-name="ce33" table:formula="of:=IF(ISBLANK([$Result.A667]);&quot;&quot;; [$Result.A667])">
            <text:p/>
          </table:table-cell>
          <table:table-cell table:style-name="ce34" table:formula="of:=IF(ISBLANK([$Result.B667]);&quot;&quot;; [$Result.B667])">
            <text:p/>
          </table:table-cell>
          <table:table-cell table:content-validation-name="val1"/>
          <table:table-cell/>
        </table:table-row>
        <table:table-row table:style-name="ro6">
          <table:table-cell table:style-name="ce33" table:formula="of:=IF(ISBLANK([$Result.A668]);&quot;&quot;; [$Result.A668])">
            <text:p/>
          </table:table-cell>
          <table:table-cell table:style-name="ce34" table:formula="of:=IF(ISBLANK([$Result.B668]);&quot;&quot;; [$Result.B668])">
            <text:p/>
          </table:table-cell>
          <table:table-cell table:content-validation-name="val1"/>
          <table:table-cell/>
        </table:table-row>
        <table:table-row table:style-name="ro6">
          <table:table-cell table:style-name="ce33" table:formula="of:=IF(ISBLANK([$Result.A669]);&quot;&quot;; [$Result.A669])">
            <text:p/>
          </table:table-cell>
          <table:table-cell table:style-name="ce34" table:formula="of:=IF(ISBLANK([$Result.B669]);&quot;&quot;; [$Result.B669])">
            <text:p/>
          </table:table-cell>
          <table:table-cell table:content-validation-name="val1"/>
          <table:table-cell/>
        </table:table-row>
        <table:table-row table:style-name="ro6">
          <table:table-cell table:style-name="ce33" table:formula="of:=IF(ISBLANK([$Result.A670]);&quot;&quot;; [$Result.A670])">
            <text:p/>
          </table:table-cell>
          <table:table-cell table:style-name="ce34" table:formula="of:=IF(ISBLANK([$Result.B670]);&quot;&quot;; [$Result.B670])">
            <text:p/>
          </table:table-cell>
          <table:table-cell table:content-validation-name="val1"/>
          <table:table-cell/>
        </table:table-row>
        <table:table-row table:style-name="ro6">
          <table:table-cell table:style-name="ce33" table:formula="of:=IF(ISBLANK([$Result.A671]);&quot;&quot;; [$Result.A671])">
            <text:p/>
          </table:table-cell>
          <table:table-cell table:style-name="ce34" table:formula="of:=IF(ISBLANK([$Result.B671]);&quot;&quot;; [$Result.B671])">
            <text:p/>
          </table:table-cell>
          <table:table-cell table:content-validation-name="val1"/>
          <table:table-cell/>
        </table:table-row>
        <table:table-row table:style-name="ro6">
          <table:table-cell table:style-name="ce33" table:formula="of:=IF(ISBLANK([$Result.A672]);&quot;&quot;; [$Result.A672])">
            <text:p/>
          </table:table-cell>
          <table:table-cell table:style-name="ce34" table:formula="of:=IF(ISBLANK([$Result.B672]);&quot;&quot;; [$Result.B672])">
            <text:p/>
          </table:table-cell>
          <table:table-cell table:content-validation-name="val1"/>
          <table:table-cell/>
        </table:table-row>
        <table:table-row table:style-name="ro6">
          <table:table-cell table:style-name="ce33" table:formula="of:=IF(ISBLANK([$Result.A673]);&quot;&quot;; [$Result.A673])">
            <text:p/>
          </table:table-cell>
          <table:table-cell table:style-name="ce34" table:formula="of:=IF(ISBLANK([$Result.B673]);&quot;&quot;; [$Result.B673])">
            <text:p/>
          </table:table-cell>
          <table:table-cell table:content-validation-name="val1"/>
          <table:table-cell/>
        </table:table-row>
        <table:table-row table:style-name="ro6">
          <table:table-cell table:style-name="ce33" table:formula="of:=IF(ISBLANK([$Result.A674]);&quot;&quot;; [$Result.A674])">
            <text:p/>
          </table:table-cell>
          <table:table-cell table:style-name="ce34" table:formula="of:=IF(ISBLANK([$Result.B674]);&quot;&quot;; [$Result.B674])">
            <text:p/>
          </table:table-cell>
          <table:table-cell table:content-validation-name="val1"/>
          <table:table-cell/>
        </table:table-row>
        <table:table-row table:style-name="ro6">
          <table:table-cell table:style-name="ce33" table:formula="of:=IF(ISBLANK([$Result.A675]);&quot;&quot;; [$Result.A675])">
            <text:p/>
          </table:table-cell>
          <table:table-cell table:style-name="ce34" table:formula="of:=IF(ISBLANK([$Result.B675]);&quot;&quot;; [$Result.B675])">
            <text:p/>
          </table:table-cell>
          <table:table-cell table:content-validation-name="val1"/>
          <table:table-cell/>
        </table:table-row>
        <table:table-row table:style-name="ro6">
          <table:table-cell table:style-name="ce33" table:formula="of:=IF(ISBLANK([$Result.A676]);&quot;&quot;; [$Result.A676])">
            <text:p/>
          </table:table-cell>
          <table:table-cell table:style-name="ce34" table:formula="of:=IF(ISBLANK([$Result.B676]);&quot;&quot;; [$Result.B676])">
            <text:p/>
          </table:table-cell>
          <table:table-cell table:content-validation-name="val1"/>
          <table:table-cell/>
        </table:table-row>
        <table:table-row table:style-name="ro6">
          <table:table-cell table:style-name="ce33" table:formula="of:=IF(ISBLANK([$Result.A677]);&quot;&quot;; [$Result.A677])">
            <text:p/>
          </table:table-cell>
          <table:table-cell table:style-name="ce34" table:formula="of:=IF(ISBLANK([$Result.B677]);&quot;&quot;; [$Result.B677])">
            <text:p/>
          </table:table-cell>
          <table:table-cell table:content-validation-name="val1"/>
          <table:table-cell/>
        </table:table-row>
        <table:table-row table:style-name="ro6">
          <table:table-cell table:style-name="ce33" table:formula="of:=IF(ISBLANK([$Result.A678]);&quot;&quot;; [$Result.A678])">
            <text:p/>
          </table:table-cell>
          <table:table-cell table:style-name="ce34" table:formula="of:=IF(ISBLANK([$Result.B678]);&quot;&quot;; [$Result.B678])">
            <text:p/>
          </table:table-cell>
          <table:table-cell table:content-validation-name="val1"/>
          <table:table-cell/>
        </table:table-row>
        <table:table-row table:style-name="ro6">
          <table:table-cell table:style-name="ce33" table:formula="of:=IF(ISBLANK([$Result.A679]);&quot;&quot;; [$Result.A679])">
            <text:p/>
          </table:table-cell>
          <table:table-cell table:style-name="ce34" table:formula="of:=IF(ISBLANK([$Result.B679]);&quot;&quot;; [$Result.B679])">
            <text:p/>
          </table:table-cell>
          <table:table-cell table:content-validation-name="val1"/>
          <table:table-cell/>
        </table:table-row>
        <table:table-row table:style-name="ro6">
          <table:table-cell table:style-name="ce33" table:formula="of:=IF(ISBLANK([$Result.A680]);&quot;&quot;; [$Result.A680])">
            <text:p/>
          </table:table-cell>
          <table:table-cell table:style-name="ce34" table:formula="of:=IF(ISBLANK([$Result.B680]);&quot;&quot;; [$Result.B680])">
            <text:p/>
          </table:table-cell>
          <table:table-cell table:content-validation-name="val1"/>
          <table:table-cell/>
        </table:table-row>
        <table:table-row table:style-name="ro6">
          <table:table-cell table:style-name="ce33" table:formula="of:=IF(ISBLANK([$Result.A681]);&quot;&quot;; [$Result.A681])">
            <text:p/>
          </table:table-cell>
          <table:table-cell table:style-name="ce34" table:formula="of:=IF(ISBLANK([$Result.B681]);&quot;&quot;; [$Result.B681])">
            <text:p/>
          </table:table-cell>
          <table:table-cell table:content-validation-name="val1"/>
          <table:table-cell/>
        </table:table-row>
        <table:table-row table:style-name="ro6">
          <table:table-cell table:style-name="ce33" table:formula="of:=IF(ISBLANK([$Result.A682]);&quot;&quot;; [$Result.A682])">
            <text:p/>
          </table:table-cell>
          <table:table-cell table:style-name="ce34" table:formula="of:=IF(ISBLANK([$Result.B682]);&quot;&quot;; [$Result.B682])">
            <text:p/>
          </table:table-cell>
          <table:table-cell table:content-validation-name="val1"/>
          <table:table-cell/>
        </table:table-row>
        <table:table-row table:style-name="ro6">
          <table:table-cell table:style-name="ce33" table:formula="of:=IF(ISBLANK([$Result.A683]);&quot;&quot;; [$Result.A683])">
            <text:p/>
          </table:table-cell>
          <table:table-cell table:style-name="ce34" table:formula="of:=IF(ISBLANK([$Result.B683]);&quot;&quot;; [$Result.B683])">
            <text:p/>
          </table:table-cell>
          <table:table-cell table:content-validation-name="val1"/>
          <table:table-cell/>
        </table:table-row>
        <table:table-row table:style-name="ro6">
          <table:table-cell table:style-name="ce33" table:formula="of:=IF(ISBLANK([$Result.A684]);&quot;&quot;; [$Result.A684])">
            <text:p/>
          </table:table-cell>
          <table:table-cell table:style-name="ce34" table:formula="of:=IF(ISBLANK([$Result.B684]);&quot;&quot;; [$Result.B684])">
            <text:p/>
          </table:table-cell>
          <table:table-cell table:content-validation-name="val1"/>
          <table:table-cell/>
        </table:table-row>
        <table:table-row table:style-name="ro6">
          <table:table-cell table:style-name="ce33" table:formula="of:=IF(ISBLANK([$Result.A685]);&quot;&quot;; [$Result.A685])">
            <text:p/>
          </table:table-cell>
          <table:table-cell table:style-name="ce34" table:formula="of:=IF(ISBLANK([$Result.B685]);&quot;&quot;; [$Result.B685])">
            <text:p/>
          </table:table-cell>
          <table:table-cell table:content-validation-name="val1"/>
          <table:table-cell/>
        </table:table-row>
        <table:table-row table:style-name="ro6">
          <table:table-cell table:style-name="ce33" table:formula="of:=IF(ISBLANK([$Result.A686]);&quot;&quot;; [$Result.A686])">
            <text:p/>
          </table:table-cell>
          <table:table-cell table:style-name="ce34" table:formula="of:=IF(ISBLANK([$Result.B686]);&quot;&quot;; [$Result.B686])">
            <text:p/>
          </table:table-cell>
          <table:table-cell table:content-validation-name="val1"/>
          <table:table-cell/>
        </table:table-row>
        <table:table-row table:style-name="ro6">
          <table:table-cell table:style-name="ce33" table:formula="of:=IF(ISBLANK([$Result.A687]);&quot;&quot;; [$Result.A687])">
            <text:p/>
          </table:table-cell>
          <table:table-cell table:style-name="ce34" table:formula="of:=IF(ISBLANK([$Result.B687]);&quot;&quot;; [$Result.B687])">
            <text:p/>
          </table:table-cell>
          <table:table-cell table:content-validation-name="val1"/>
          <table:table-cell/>
        </table:table-row>
        <table:table-row table:style-name="ro6">
          <table:table-cell table:style-name="ce33" table:formula="of:=IF(ISBLANK([$Result.A688]);&quot;&quot;; [$Result.A688])">
            <text:p/>
          </table:table-cell>
          <table:table-cell table:style-name="ce34" table:formula="of:=IF(ISBLANK([$Result.B688]);&quot;&quot;; [$Result.B688])">
            <text:p/>
          </table:table-cell>
          <table:table-cell table:content-validation-name="val1"/>
          <table:table-cell/>
        </table:table-row>
        <table:table-row table:style-name="ro6">
          <table:table-cell table:style-name="ce33" table:formula="of:=IF(ISBLANK([$Result.A689]);&quot;&quot;; [$Result.A689])">
            <text:p/>
          </table:table-cell>
          <table:table-cell table:style-name="ce34" table:formula="of:=IF(ISBLANK([$Result.B689]);&quot;&quot;; [$Result.B689])">
            <text:p/>
          </table:table-cell>
          <table:table-cell table:content-validation-name="val1"/>
          <table:table-cell/>
        </table:table-row>
        <table:table-row table:style-name="ro6">
          <table:table-cell table:style-name="ce33" table:formula="of:=IF(ISBLANK([$Result.A690]);&quot;&quot;; [$Result.A690])">
            <text:p/>
          </table:table-cell>
          <table:table-cell table:style-name="ce34" table:formula="of:=IF(ISBLANK([$Result.B690]);&quot;&quot;; [$Result.B690])">
            <text:p/>
          </table:table-cell>
          <table:table-cell table:content-validation-name="val1"/>
          <table:table-cell/>
        </table:table-row>
        <table:table-row table:style-name="ro6">
          <table:table-cell table:style-name="ce33" table:formula="of:=IF(ISBLANK([$Result.A691]);&quot;&quot;; [$Result.A691])">
            <text:p/>
          </table:table-cell>
          <table:table-cell table:style-name="ce34" table:formula="of:=IF(ISBLANK([$Result.B691]);&quot;&quot;; [$Result.B691])">
            <text:p/>
          </table:table-cell>
          <table:table-cell table:content-validation-name="val1"/>
          <table:table-cell/>
        </table:table-row>
        <table:table-row table:style-name="ro6">
          <table:table-cell table:style-name="ce33" table:formula="of:=IF(ISBLANK([$Result.A692]);&quot;&quot;; [$Result.A692])">
            <text:p/>
          </table:table-cell>
          <table:table-cell table:style-name="ce34" table:formula="of:=IF(ISBLANK([$Result.B692]);&quot;&quot;; [$Result.B692])">
            <text:p/>
          </table:table-cell>
          <table:table-cell table:content-validation-name="val1"/>
          <table:table-cell/>
        </table:table-row>
        <table:table-row table:style-name="ro6">
          <table:table-cell table:style-name="ce33" table:formula="of:=IF(ISBLANK([$Result.A693]);&quot;&quot;; [$Result.A693])">
            <text:p/>
          </table:table-cell>
          <table:table-cell table:style-name="ce34" table:formula="of:=IF(ISBLANK([$Result.B693]);&quot;&quot;; [$Result.B693])">
            <text:p/>
          </table:table-cell>
          <table:table-cell table:content-validation-name="val1"/>
          <table:table-cell/>
        </table:table-row>
        <table:table-row table:style-name="ro6">
          <table:table-cell table:style-name="ce33" table:formula="of:=IF(ISBLANK([$Result.A694]);&quot;&quot;; [$Result.A694])">
            <text:p/>
          </table:table-cell>
          <table:table-cell table:style-name="ce34" table:formula="of:=IF(ISBLANK([$Result.B694]);&quot;&quot;; [$Result.B694])">
            <text:p/>
          </table:table-cell>
          <table:table-cell table:content-validation-name="val1"/>
          <table:table-cell/>
        </table:table-row>
        <table:table-row table:style-name="ro6">
          <table:table-cell table:style-name="ce33" table:formula="of:=IF(ISBLANK([$Result.A695]);&quot;&quot;; [$Result.A695])">
            <text:p/>
          </table:table-cell>
          <table:table-cell table:style-name="ce34" table:formula="of:=IF(ISBLANK([$Result.B695]);&quot;&quot;; [$Result.B695])">
            <text:p/>
          </table:table-cell>
          <table:table-cell table:content-validation-name="val1"/>
          <table:table-cell/>
        </table:table-row>
        <table:table-row table:style-name="ro6">
          <table:table-cell table:style-name="ce33" table:formula="of:=IF(ISBLANK([$Result.A696]);&quot;&quot;; [$Result.A696])">
            <text:p/>
          </table:table-cell>
          <table:table-cell table:style-name="ce34" table:formula="of:=IF(ISBLANK([$Result.B696]);&quot;&quot;; [$Result.B696])">
            <text:p/>
          </table:table-cell>
          <table:table-cell table:content-validation-name="val1"/>
          <table:table-cell/>
        </table:table-row>
        <table:table-row table:style-name="ro6">
          <table:table-cell table:style-name="ce33" table:formula="of:=IF(ISBLANK([$Result.A697]);&quot;&quot;; [$Result.A697])">
            <text:p/>
          </table:table-cell>
          <table:table-cell table:style-name="ce34" table:formula="of:=IF(ISBLANK([$Result.B697]);&quot;&quot;; [$Result.B697])">
            <text:p/>
          </table:table-cell>
          <table:table-cell table:content-validation-name="val1"/>
          <table:table-cell/>
        </table:table-row>
        <table:table-row table:style-name="ro6">
          <table:table-cell table:style-name="ce33" table:formula="of:=IF(ISBLANK([$Result.A698]);&quot;&quot;; [$Result.A698])">
            <text:p/>
          </table:table-cell>
          <table:table-cell table:style-name="ce34" table:formula="of:=IF(ISBLANK([$Result.B698]);&quot;&quot;; [$Result.B698])">
            <text:p/>
          </table:table-cell>
          <table:table-cell table:content-validation-name="val1"/>
          <table:table-cell/>
        </table:table-row>
        <table:table-row table:style-name="ro6">
          <table:table-cell table:style-name="ce33" table:formula="of:=IF(ISBLANK([$Result.A699]);&quot;&quot;; [$Result.A699])">
            <text:p/>
          </table:table-cell>
          <table:table-cell table:style-name="ce34" table:formula="of:=IF(ISBLANK([$Result.B699]);&quot;&quot;; [$Result.B699])">
            <text:p/>
          </table:table-cell>
          <table:table-cell table:content-validation-name="val1"/>
          <table:table-cell/>
        </table:table-row>
        <table:table-row table:style-name="ro6">
          <table:table-cell table:style-name="ce33" table:formula="of:=IF(ISBLANK([$Result.A700]);&quot;&quot;; [$Result.A700])">
            <text:p/>
          </table:table-cell>
          <table:table-cell table:style-name="ce34" table:formula="of:=IF(ISBLANK([$Result.B700]);&quot;&quot;; [$Result.B700])">
            <text:p/>
          </table:table-cell>
          <table:table-cell table:content-validation-name="val1"/>
          <table:table-cell/>
        </table:table-row>
        <table:table-row table:style-name="ro6">
          <table:table-cell table:style-name="ce33" table:formula="of:=IF(ISBLANK([$Result.A701]);&quot;&quot;; [$Result.A701])">
            <text:p/>
          </table:table-cell>
          <table:table-cell table:style-name="ce34" table:formula="of:=IF(ISBLANK([$Result.B701]);&quot;&quot;; [$Result.B701])">
            <text:p/>
          </table:table-cell>
          <table:table-cell table:content-validation-name="val1"/>
          <table:table-cell/>
        </table:table-row>
        <table:table-row table:style-name="ro6">
          <table:table-cell table:style-name="ce33" table:formula="of:=IF(ISBLANK([$Result.A702]);&quot;&quot;; [$Result.A702])">
            <text:p/>
          </table:table-cell>
          <table:table-cell table:style-name="ce34" table:formula="of:=IF(ISBLANK([$Result.B702]);&quot;&quot;; [$Result.B702])">
            <text:p/>
          </table:table-cell>
          <table:table-cell table:content-validation-name="val1"/>
          <table:table-cell/>
        </table:table-row>
        <table:table-row table:style-name="ro6">
          <table:table-cell table:style-name="ce33" table:formula="of:=IF(ISBLANK([$Result.A703]);&quot;&quot;; [$Result.A703])">
            <text:p/>
          </table:table-cell>
          <table:table-cell table:style-name="ce34" table:formula="of:=IF(ISBLANK([$Result.B703]);&quot;&quot;; [$Result.B703])">
            <text:p/>
          </table:table-cell>
          <table:table-cell table:content-validation-name="val1"/>
          <table:table-cell/>
        </table:table-row>
        <table:table-row table:style-name="ro6">
          <table:table-cell table:style-name="ce33" table:formula="of:=IF(ISBLANK([$Result.A704]);&quot;&quot;; [$Result.A704])">
            <text:p/>
          </table:table-cell>
          <table:table-cell table:style-name="ce34" table:formula="of:=IF(ISBLANK([$Result.B704]);&quot;&quot;; [$Result.B704])">
            <text:p/>
          </table:table-cell>
          <table:table-cell table:content-validation-name="val1"/>
          <table:table-cell/>
        </table:table-row>
        <table:table-row table:style-name="ro6">
          <table:table-cell table:style-name="ce33" table:formula="of:=IF(ISBLANK([$Result.A705]);&quot;&quot;; [$Result.A705])">
            <text:p/>
          </table:table-cell>
          <table:table-cell table:style-name="ce34" table:formula="of:=IF(ISBLANK([$Result.B705]);&quot;&quot;; [$Result.B705])">
            <text:p/>
          </table:table-cell>
          <table:table-cell table:content-validation-name="val1"/>
          <table:table-cell/>
        </table:table-row>
        <table:table-row table:style-name="ro6">
          <table:table-cell table:style-name="ce33" table:formula="of:=IF(ISBLANK([$Result.A706]);&quot;&quot;; [$Result.A706])">
            <text:p/>
          </table:table-cell>
          <table:table-cell table:style-name="ce34" table:formula="of:=IF(ISBLANK([$Result.B706]);&quot;&quot;; [$Result.B706])">
            <text:p/>
          </table:table-cell>
          <table:table-cell table:content-validation-name="val1"/>
          <table:table-cell/>
        </table:table-row>
        <table:table-row table:style-name="ro6">
          <table:table-cell table:style-name="ce33" table:formula="of:=IF(ISBLANK([$Result.A707]);&quot;&quot;; [$Result.A707])">
            <text:p/>
          </table:table-cell>
          <table:table-cell table:style-name="ce34" table:formula="of:=IF(ISBLANK([$Result.B707]);&quot;&quot;; [$Result.B707])">
            <text:p/>
          </table:table-cell>
          <table:table-cell table:content-validation-name="val1"/>
          <table:table-cell/>
        </table:table-row>
        <table:table-row table:style-name="ro6">
          <table:table-cell table:style-name="ce33" table:formula="of:=IF(ISBLANK([$Result.A708]);&quot;&quot;; [$Result.A708])">
            <text:p/>
          </table:table-cell>
          <table:table-cell table:style-name="ce34" table:formula="of:=IF(ISBLANK([$Result.B708]);&quot;&quot;; [$Result.B708])">
            <text:p/>
          </table:table-cell>
          <table:table-cell table:content-validation-name="val1"/>
          <table:table-cell/>
        </table:table-row>
        <table:table-row table:style-name="ro6">
          <table:table-cell table:style-name="ce33" table:formula="of:=IF(ISBLANK([$Result.A709]);&quot;&quot;; [$Result.A709])">
            <text:p/>
          </table:table-cell>
          <table:table-cell table:style-name="ce34" table:formula="of:=IF(ISBLANK([$Result.B709]);&quot;&quot;; [$Result.B709])">
            <text:p/>
          </table:table-cell>
          <table:table-cell table:content-validation-name="val1"/>
          <table:table-cell/>
        </table:table-row>
        <table:table-row table:style-name="ro6">
          <table:table-cell table:style-name="ce33" table:formula="of:=IF(ISBLANK([$Result.A710]);&quot;&quot;; [$Result.A710])">
            <text:p/>
          </table:table-cell>
          <table:table-cell table:style-name="ce34" table:formula="of:=IF(ISBLANK([$Result.B710]);&quot;&quot;; [$Result.B710])">
            <text:p/>
          </table:table-cell>
          <table:table-cell table:content-validation-name="val1"/>
          <table:table-cell/>
        </table:table-row>
        <table:table-row table:style-name="ro6">
          <table:table-cell table:style-name="ce33" table:formula="of:=IF(ISBLANK([$Result.A711]);&quot;&quot;; [$Result.A711])">
            <text:p/>
          </table:table-cell>
          <table:table-cell table:style-name="ce34" table:formula="of:=IF(ISBLANK([$Result.B711]);&quot;&quot;; [$Result.B711])">
            <text:p/>
          </table:table-cell>
          <table:table-cell table:content-validation-name="val1"/>
          <table:table-cell/>
        </table:table-row>
        <table:table-row table:style-name="ro6">
          <table:table-cell table:style-name="ce33" table:formula="of:=IF(ISBLANK([$Result.A712]);&quot;&quot;; [$Result.A712])">
            <text:p/>
          </table:table-cell>
          <table:table-cell table:style-name="ce34" table:formula="of:=IF(ISBLANK([$Result.B712]);&quot;&quot;; [$Result.B712])">
            <text:p/>
          </table:table-cell>
          <table:table-cell table:content-validation-name="val1"/>
          <table:table-cell/>
        </table:table-row>
        <table:table-row table:style-name="ro6">
          <table:table-cell table:style-name="ce33" table:formula="of:=IF(ISBLANK([$Result.A713]);&quot;&quot;; [$Result.A713])">
            <text:p/>
          </table:table-cell>
          <table:table-cell table:style-name="ce34" table:formula="of:=IF(ISBLANK([$Result.B713]);&quot;&quot;; [$Result.B713])">
            <text:p/>
          </table:table-cell>
          <table:table-cell table:content-validation-name="val1"/>
          <table:table-cell/>
        </table:table-row>
        <table:table-row table:style-name="ro6">
          <table:table-cell table:style-name="ce33" table:formula="of:=IF(ISBLANK([$Result.A714]);&quot;&quot;; [$Result.A714])">
            <text:p/>
          </table:table-cell>
          <table:table-cell table:style-name="ce34" table:formula="of:=IF(ISBLANK([$Result.B714]);&quot;&quot;; [$Result.B714])">
            <text:p/>
          </table:table-cell>
          <table:table-cell table:content-validation-name="val1"/>
          <table:table-cell/>
        </table:table-row>
        <table:table-row table:style-name="ro6">
          <table:table-cell table:style-name="ce33" table:formula="of:=IF(ISBLANK([$Result.A715]);&quot;&quot;; [$Result.A715])">
            <text:p/>
          </table:table-cell>
          <table:table-cell table:style-name="ce34" table:formula="of:=IF(ISBLANK([$Result.B715]);&quot;&quot;; [$Result.B715])">
            <text:p/>
          </table:table-cell>
          <table:table-cell table:content-validation-name="val1"/>
          <table:table-cell/>
        </table:table-row>
        <table:table-row table:style-name="ro6">
          <table:table-cell table:style-name="ce33" table:formula="of:=IF(ISBLANK([$Result.A716]);&quot;&quot;; [$Result.A716])">
            <text:p/>
          </table:table-cell>
          <table:table-cell table:style-name="ce34" table:formula="of:=IF(ISBLANK([$Result.B716]);&quot;&quot;; [$Result.B716])">
            <text:p/>
          </table:table-cell>
          <table:table-cell table:content-validation-name="val1"/>
          <table:table-cell/>
        </table:table-row>
        <table:table-row table:style-name="ro6">
          <table:table-cell table:style-name="ce33" table:formula="of:=IF(ISBLANK([$Result.A717]);&quot;&quot;; [$Result.A717])">
            <text:p/>
          </table:table-cell>
          <table:table-cell table:style-name="ce34" table:formula="of:=IF(ISBLANK([$Result.B717]);&quot;&quot;; [$Result.B717])">
            <text:p/>
          </table:table-cell>
          <table:table-cell table:content-validation-name="val1"/>
          <table:table-cell/>
        </table:table-row>
        <table:table-row table:style-name="ro6">
          <table:table-cell table:style-name="ce33" table:formula="of:=IF(ISBLANK([$Result.A718]);&quot;&quot;; [$Result.A718])">
            <text:p/>
          </table:table-cell>
          <table:table-cell table:style-name="ce34" table:formula="of:=IF(ISBLANK([$Result.B718]);&quot;&quot;; [$Result.B718])">
            <text:p/>
          </table:table-cell>
          <table:table-cell table:content-validation-name="val1"/>
          <table:table-cell/>
        </table:table-row>
        <table:table-row table:style-name="ro6">
          <table:table-cell table:style-name="ce33" table:formula="of:=IF(ISBLANK([$Result.A719]);&quot;&quot;; [$Result.A719])">
            <text:p/>
          </table:table-cell>
          <table:table-cell table:style-name="ce34" table:formula="of:=IF(ISBLANK([$Result.B719]);&quot;&quot;; [$Result.B719])">
            <text:p/>
          </table:table-cell>
          <table:table-cell table:content-validation-name="val1"/>
          <table:table-cell/>
        </table:table-row>
        <table:table-row table:style-name="ro6">
          <table:table-cell table:style-name="ce33" table:formula="of:=IF(ISBLANK([$Result.A720]);&quot;&quot;; [$Result.A720])">
            <text:p/>
          </table:table-cell>
          <table:table-cell table:style-name="ce34" table:formula="of:=IF(ISBLANK([$Result.B720]);&quot;&quot;; [$Result.B720])">
            <text:p/>
          </table:table-cell>
          <table:table-cell table:content-validation-name="val1"/>
          <table:table-cell/>
        </table:table-row>
        <table:table-row table:style-name="ro6">
          <table:table-cell table:style-name="ce33" table:formula="of:=IF(ISBLANK([$Result.A721]);&quot;&quot;; [$Result.A721])">
            <text:p/>
          </table:table-cell>
          <table:table-cell table:style-name="ce34" table:formula="of:=IF(ISBLANK([$Result.B721]);&quot;&quot;; [$Result.B721])">
            <text:p/>
          </table:table-cell>
          <table:table-cell table:content-validation-name="val1"/>
          <table:table-cell/>
        </table:table-row>
        <table:table-row table:style-name="ro6">
          <table:table-cell table:style-name="ce33" table:formula="of:=IF(ISBLANK([$Result.A722]);&quot;&quot;; [$Result.A722])">
            <text:p/>
          </table:table-cell>
          <table:table-cell table:style-name="ce34" table:formula="of:=IF(ISBLANK([$Result.B722]);&quot;&quot;; [$Result.B722])">
            <text:p/>
          </table:table-cell>
          <table:table-cell table:content-validation-name="val1"/>
          <table:table-cell/>
        </table:table-row>
        <table:table-row table:style-name="ro6">
          <table:table-cell table:style-name="ce33" table:formula="of:=IF(ISBLANK([$Result.A723]);&quot;&quot;; [$Result.A723])">
            <text:p/>
          </table:table-cell>
          <table:table-cell table:style-name="ce34" table:formula="of:=IF(ISBLANK([$Result.B723]);&quot;&quot;; [$Result.B723])">
            <text:p/>
          </table:table-cell>
          <table:table-cell table:content-validation-name="val1"/>
          <table:table-cell/>
        </table:table-row>
        <table:table-row table:style-name="ro6">
          <table:table-cell table:style-name="ce33" table:formula="of:=IF(ISBLANK([$Result.A724]);&quot;&quot;; [$Result.A724])">
            <text:p/>
          </table:table-cell>
          <table:table-cell table:style-name="ce34" table:formula="of:=IF(ISBLANK([$Result.B724]);&quot;&quot;; [$Result.B724])">
            <text:p/>
          </table:table-cell>
          <table:table-cell table:content-validation-name="val1"/>
          <table:table-cell/>
        </table:table-row>
        <table:table-row table:style-name="ro6">
          <table:table-cell table:style-name="ce33" table:formula="of:=IF(ISBLANK([$Result.A725]);&quot;&quot;; [$Result.A725])">
            <text:p/>
          </table:table-cell>
          <table:table-cell table:style-name="ce34" table:formula="of:=IF(ISBLANK([$Result.B725]);&quot;&quot;; [$Result.B725])">
            <text:p/>
          </table:table-cell>
          <table:table-cell table:content-validation-name="val1"/>
          <table:table-cell/>
        </table:table-row>
        <table:table-row table:style-name="ro6">
          <table:table-cell table:style-name="ce33" table:formula="of:=IF(ISBLANK([$Result.A726]);&quot;&quot;; [$Result.A726])">
            <text:p/>
          </table:table-cell>
          <table:table-cell table:style-name="ce34" table:formula="of:=IF(ISBLANK([$Result.B726]);&quot;&quot;; [$Result.B726])">
            <text:p/>
          </table:table-cell>
          <table:table-cell table:content-validation-name="val1"/>
          <table:table-cell/>
        </table:table-row>
        <table:table-row table:style-name="ro6">
          <table:table-cell table:style-name="ce33" table:formula="of:=IF(ISBLANK([$Result.A727]);&quot;&quot;; [$Result.A727])">
            <text:p/>
          </table:table-cell>
          <table:table-cell table:style-name="ce34" table:formula="of:=IF(ISBLANK([$Result.B727]);&quot;&quot;; [$Result.B727])">
            <text:p/>
          </table:table-cell>
          <table:table-cell table:content-validation-name="val1"/>
          <table:table-cell/>
        </table:table-row>
        <table:table-row table:style-name="ro6">
          <table:table-cell table:style-name="ce33" table:formula="of:=IF(ISBLANK([$Result.A728]);&quot;&quot;; [$Result.A728])">
            <text:p/>
          </table:table-cell>
          <table:table-cell table:style-name="ce34" table:formula="of:=IF(ISBLANK([$Result.B728]);&quot;&quot;; [$Result.B728])">
            <text:p/>
          </table:table-cell>
          <table:table-cell table:content-validation-name="val1"/>
          <table:table-cell/>
        </table:table-row>
        <table:table-row table:style-name="ro6">
          <table:table-cell table:style-name="ce33" table:formula="of:=IF(ISBLANK([$Result.A729]);&quot;&quot;; [$Result.A729])">
            <text:p/>
          </table:table-cell>
          <table:table-cell table:style-name="ce34" table:formula="of:=IF(ISBLANK([$Result.B729]);&quot;&quot;; [$Result.B729])">
            <text:p/>
          </table:table-cell>
          <table:table-cell table:content-validation-name="val1"/>
          <table:table-cell/>
        </table:table-row>
        <table:table-row table:style-name="ro6">
          <table:table-cell table:style-name="ce33" table:formula="of:=IF(ISBLANK([$Result.A730]);&quot;&quot;; [$Result.A730])">
            <text:p/>
          </table:table-cell>
          <table:table-cell table:style-name="ce34" table:formula="of:=IF(ISBLANK([$Result.B730]);&quot;&quot;; [$Result.B730])">
            <text:p/>
          </table:table-cell>
          <table:table-cell table:content-validation-name="val1"/>
          <table:table-cell/>
        </table:table-row>
        <table:table-row table:style-name="ro6">
          <table:table-cell table:style-name="ce33" table:formula="of:=IF(ISBLANK([$Result.A731]);&quot;&quot;; [$Result.A731])">
            <text:p/>
          </table:table-cell>
          <table:table-cell table:style-name="ce34" table:formula="of:=IF(ISBLANK([$Result.B731]);&quot;&quot;; [$Result.B731])">
            <text:p/>
          </table:table-cell>
          <table:table-cell table:content-validation-name="val1"/>
          <table:table-cell/>
        </table:table-row>
        <table:table-row table:style-name="ro6">
          <table:table-cell table:style-name="ce33" table:formula="of:=IF(ISBLANK([$Result.A732]);&quot;&quot;; [$Result.A732])">
            <text:p/>
          </table:table-cell>
          <table:table-cell table:style-name="ce34" table:formula="of:=IF(ISBLANK([$Result.B732]);&quot;&quot;; [$Result.B732])">
            <text:p/>
          </table:table-cell>
          <table:table-cell table:content-validation-name="val1"/>
          <table:table-cell/>
        </table:table-row>
        <table:table-row table:style-name="ro6">
          <table:table-cell table:style-name="ce33" table:formula="of:=IF(ISBLANK([$Result.A733]);&quot;&quot;; [$Result.A733])">
            <text:p/>
          </table:table-cell>
          <table:table-cell table:style-name="ce34" table:formula="of:=IF(ISBLANK([$Result.B733]);&quot;&quot;; [$Result.B733])">
            <text:p/>
          </table:table-cell>
          <table:table-cell table:content-validation-name="val1"/>
          <table:table-cell/>
        </table:table-row>
        <table:table-row table:style-name="ro6">
          <table:table-cell table:style-name="ce33" table:formula="of:=IF(ISBLANK([$Result.A734]);&quot;&quot;; [$Result.A734])">
            <text:p/>
          </table:table-cell>
          <table:table-cell table:style-name="ce34" table:formula="of:=IF(ISBLANK([$Result.B734]);&quot;&quot;; [$Result.B734])">
            <text:p/>
          </table:table-cell>
          <table:table-cell table:content-validation-name="val1"/>
          <table:table-cell/>
        </table:table-row>
        <table:table-row table:style-name="ro6">
          <table:table-cell table:style-name="ce33" table:formula="of:=IF(ISBLANK([$Result.A735]);&quot;&quot;; [$Result.A735])">
            <text:p/>
          </table:table-cell>
          <table:table-cell table:style-name="ce34" table:formula="of:=IF(ISBLANK([$Result.B735]);&quot;&quot;; [$Result.B735])">
            <text:p/>
          </table:table-cell>
          <table:table-cell table:content-validation-name="val1"/>
          <table:table-cell/>
        </table:table-row>
        <table:table-row table:style-name="ro6">
          <table:table-cell table:style-name="ce33" table:formula="of:=IF(ISBLANK([$Result.A736]);&quot;&quot;; [$Result.A736])">
            <text:p/>
          </table:table-cell>
          <table:table-cell table:style-name="ce34" table:formula="of:=IF(ISBLANK([$Result.B736]);&quot;&quot;; [$Result.B736])">
            <text:p/>
          </table:table-cell>
          <table:table-cell table:content-validation-name="val1"/>
          <table:table-cell/>
        </table:table-row>
        <table:table-row table:style-name="ro6">
          <table:table-cell table:style-name="ce33" table:formula="of:=IF(ISBLANK([$Result.A737]);&quot;&quot;; [$Result.A737])">
            <text:p/>
          </table:table-cell>
          <table:table-cell table:style-name="ce34" table:formula="of:=IF(ISBLANK([$Result.B737]);&quot;&quot;; [$Result.B737])">
            <text:p/>
          </table:table-cell>
          <table:table-cell table:content-validation-name="val1"/>
          <table:table-cell/>
        </table:table-row>
        <table:table-row table:style-name="ro6">
          <table:table-cell table:style-name="ce33" table:formula="of:=IF(ISBLANK([$Result.A738]);&quot;&quot;; [$Result.A738])">
            <text:p/>
          </table:table-cell>
          <table:table-cell table:style-name="ce34" table:formula="of:=IF(ISBLANK([$Result.B738]);&quot;&quot;; [$Result.B738])">
            <text:p/>
          </table:table-cell>
          <table:table-cell table:content-validation-name="val1"/>
          <table:table-cell/>
        </table:table-row>
        <table:table-row table:style-name="ro6">
          <table:table-cell table:style-name="ce33" table:formula="of:=IF(ISBLANK([$Result.A739]);&quot;&quot;; [$Result.A739])">
            <text:p/>
          </table:table-cell>
          <table:table-cell table:style-name="ce34" table:formula="of:=IF(ISBLANK([$Result.B739]);&quot;&quot;; [$Result.B739])">
            <text:p/>
          </table:table-cell>
          <table:table-cell table:content-validation-name="val1"/>
          <table:table-cell/>
        </table:table-row>
        <table:table-row table:style-name="ro6">
          <table:table-cell table:style-name="ce33" table:formula="of:=IF(ISBLANK([$Result.A740]);&quot;&quot;; [$Result.A740])">
            <text:p/>
          </table:table-cell>
          <table:table-cell table:style-name="ce34" table:formula="of:=IF(ISBLANK([$Result.B740]);&quot;&quot;; [$Result.B740])">
            <text:p/>
          </table:table-cell>
          <table:table-cell table:content-validation-name="val1"/>
          <table:table-cell/>
        </table:table-row>
        <table:table-row table:style-name="ro6">
          <table:table-cell table:style-name="ce33" table:formula="of:=IF(ISBLANK([$Result.A741]);&quot;&quot;; [$Result.A741])">
            <text:p/>
          </table:table-cell>
          <table:table-cell table:style-name="ce34" table:formula="of:=IF(ISBLANK([$Result.B741]);&quot;&quot;; [$Result.B741])">
            <text:p/>
          </table:table-cell>
          <table:table-cell table:content-validation-name="val1"/>
          <table:table-cell/>
        </table:table-row>
        <table:table-row table:style-name="ro6">
          <table:table-cell table:style-name="ce33" table:formula="of:=IF(ISBLANK([$Result.A742]);&quot;&quot;; [$Result.A742])">
            <text:p/>
          </table:table-cell>
          <table:table-cell table:style-name="ce34" table:formula="of:=IF(ISBLANK([$Result.B742]);&quot;&quot;; [$Result.B742])">
            <text:p/>
          </table:table-cell>
          <table:table-cell table:content-validation-name="val1"/>
          <table:table-cell/>
        </table:table-row>
        <table:table-row table:style-name="ro6">
          <table:table-cell table:style-name="ce33" table:formula="of:=IF(ISBLANK([$Result.A743]);&quot;&quot;; [$Result.A743])">
            <text:p/>
          </table:table-cell>
          <table:table-cell table:style-name="ce34" table:formula="of:=IF(ISBLANK([$Result.B743]);&quot;&quot;; [$Result.B743])">
            <text:p/>
          </table:table-cell>
          <table:table-cell table:content-validation-name="val1"/>
          <table:table-cell/>
        </table:table-row>
        <table:table-row table:style-name="ro6">
          <table:table-cell table:style-name="ce33" table:formula="of:=IF(ISBLANK([$Result.A744]);&quot;&quot;; [$Result.A744])">
            <text:p/>
          </table:table-cell>
          <table:table-cell table:style-name="ce34" table:formula="of:=IF(ISBLANK([$Result.B744]);&quot;&quot;; [$Result.B744])">
            <text:p/>
          </table:table-cell>
          <table:table-cell table:content-validation-name="val1"/>
          <table:table-cell/>
        </table:table-row>
        <table:table-row table:style-name="ro6">
          <table:table-cell table:style-name="ce33" table:formula="of:=IF(ISBLANK([$Result.A745]);&quot;&quot;; [$Result.A745])">
            <text:p/>
          </table:table-cell>
          <table:table-cell table:style-name="ce34" table:formula="of:=IF(ISBLANK([$Result.B745]);&quot;&quot;; [$Result.B745])">
            <text:p/>
          </table:table-cell>
          <table:table-cell table:content-validation-name="val1"/>
          <table:table-cell/>
        </table:table-row>
        <table:table-row table:style-name="ro6">
          <table:table-cell table:style-name="ce33" table:formula="of:=IF(ISBLANK([$Result.A746]);&quot;&quot;; [$Result.A746])">
            <text:p/>
          </table:table-cell>
          <table:table-cell table:style-name="ce34" table:formula="of:=IF(ISBLANK([$Result.B746]);&quot;&quot;; [$Result.B746])">
            <text:p/>
          </table:table-cell>
          <table:table-cell table:content-validation-name="val1"/>
          <table:table-cell/>
        </table:table-row>
        <table:table-row table:style-name="ro6">
          <table:table-cell table:style-name="ce33" table:formula="of:=IF(ISBLANK([$Result.A747]);&quot;&quot;; [$Result.A747])">
            <text:p/>
          </table:table-cell>
          <table:table-cell table:style-name="ce34" table:formula="of:=IF(ISBLANK([$Result.B747]);&quot;&quot;; [$Result.B747])">
            <text:p/>
          </table:table-cell>
          <table:table-cell table:content-validation-name="val1"/>
          <table:table-cell/>
        </table:table-row>
        <table:table-row table:style-name="ro6">
          <table:table-cell table:style-name="ce33" table:formula="of:=IF(ISBLANK([$Result.A748]);&quot;&quot;; [$Result.A748])">
            <text:p/>
          </table:table-cell>
          <table:table-cell table:style-name="ce34" table:formula="of:=IF(ISBLANK([$Result.B748]);&quot;&quot;; [$Result.B748])">
            <text:p/>
          </table:table-cell>
          <table:table-cell table:content-validation-name="val1"/>
          <table:table-cell/>
        </table:table-row>
        <table:table-row table:style-name="ro6">
          <table:table-cell table:style-name="ce33" table:formula="of:=IF(ISBLANK([$Result.A749]);&quot;&quot;; [$Result.A749])">
            <text:p/>
          </table:table-cell>
          <table:table-cell table:style-name="ce34" table:formula="of:=IF(ISBLANK([$Result.B749]);&quot;&quot;; [$Result.B749])">
            <text:p/>
          </table:table-cell>
          <table:table-cell table:content-validation-name="val1"/>
          <table:table-cell/>
        </table:table-row>
        <table:table-row table:style-name="ro6">
          <table:table-cell table:style-name="ce33" table:formula="of:=IF(ISBLANK([$Result.A750]);&quot;&quot;; [$Result.A750])">
            <text:p/>
          </table:table-cell>
          <table:table-cell table:style-name="ce34" table:formula="of:=IF(ISBLANK([$Result.B750]);&quot;&quot;; [$Result.B750])">
            <text:p/>
          </table:table-cell>
          <table:table-cell table:content-validation-name="val1"/>
          <table:table-cell/>
        </table:table-row>
        <table:table-row table:style-name="ro6">
          <table:table-cell table:style-name="ce33" table:formula="of:=IF(ISBLANK([$Result.A751]);&quot;&quot;; [$Result.A751])">
            <text:p/>
          </table:table-cell>
          <table:table-cell table:style-name="ce34" table:formula="of:=IF(ISBLANK([$Result.B751]);&quot;&quot;; [$Result.B751])">
            <text:p/>
          </table:table-cell>
          <table:table-cell table:content-validation-name="val1"/>
          <table:table-cell/>
        </table:table-row>
        <table:table-row table:style-name="ro6">
          <table:table-cell table:style-name="ce33" table:formula="of:=IF(ISBLANK([$Result.A752]);&quot;&quot;; [$Result.A752])">
            <text:p/>
          </table:table-cell>
          <table:table-cell table:style-name="ce34" table:formula="of:=IF(ISBLANK([$Result.B752]);&quot;&quot;; [$Result.B752])">
            <text:p/>
          </table:table-cell>
          <table:table-cell table:content-validation-name="val1"/>
          <table:table-cell/>
        </table:table-row>
        <table:table-row table:style-name="ro6">
          <table:table-cell table:style-name="ce33" table:formula="of:=IF(ISBLANK([$Result.A753]);&quot;&quot;; [$Result.A753])">
            <text:p/>
          </table:table-cell>
          <table:table-cell table:style-name="ce34" table:formula="of:=IF(ISBLANK([$Result.B753]);&quot;&quot;; [$Result.B753])">
            <text:p/>
          </table:table-cell>
          <table:table-cell table:content-validation-name="val1"/>
          <table:table-cell/>
        </table:table-row>
        <table:table-row table:style-name="ro6">
          <table:table-cell table:style-name="ce33" table:formula="of:=IF(ISBLANK([$Result.A754]);&quot;&quot;; [$Result.A754])">
            <text:p/>
          </table:table-cell>
          <table:table-cell table:style-name="ce34" table:formula="of:=IF(ISBLANK([$Result.B754]);&quot;&quot;; [$Result.B754])">
            <text:p/>
          </table:table-cell>
          <table:table-cell table:content-validation-name="val1"/>
          <table:table-cell/>
        </table:table-row>
        <table:table-row table:style-name="ro6">
          <table:table-cell table:style-name="ce33" table:formula="of:=IF(ISBLANK([$Result.A755]);&quot;&quot;; [$Result.A755])">
            <text:p/>
          </table:table-cell>
          <table:table-cell table:style-name="ce34" table:formula="of:=IF(ISBLANK([$Result.B755]);&quot;&quot;; [$Result.B755])">
            <text:p/>
          </table:table-cell>
          <table:table-cell table:content-validation-name="val1"/>
          <table:table-cell/>
        </table:table-row>
        <table:table-row table:style-name="ro6">
          <table:table-cell table:style-name="ce33" table:formula="of:=IF(ISBLANK([$Result.A756]);&quot;&quot;; [$Result.A756])">
            <text:p/>
          </table:table-cell>
          <table:table-cell table:style-name="ce34" table:formula="of:=IF(ISBLANK([$Result.B756]);&quot;&quot;; [$Result.B756])">
            <text:p/>
          </table:table-cell>
          <table:table-cell table:content-validation-name="val1"/>
          <table:table-cell/>
        </table:table-row>
        <table:table-row table:style-name="ro6">
          <table:table-cell table:style-name="ce33" table:formula="of:=IF(ISBLANK([$Result.A757]);&quot;&quot;; [$Result.A757])">
            <text:p/>
          </table:table-cell>
          <table:table-cell table:style-name="ce34" table:formula="of:=IF(ISBLANK([$Result.B757]);&quot;&quot;; [$Result.B757])">
            <text:p/>
          </table:table-cell>
          <table:table-cell table:content-validation-name="val1"/>
          <table:table-cell/>
        </table:table-row>
        <table:table-row table:style-name="ro6">
          <table:table-cell table:style-name="ce33" table:formula="of:=IF(ISBLANK([$Result.A758]);&quot;&quot;; [$Result.A758])">
            <text:p/>
          </table:table-cell>
          <table:table-cell table:style-name="ce34" table:formula="of:=IF(ISBLANK([$Result.B758]);&quot;&quot;; [$Result.B758])">
            <text:p/>
          </table:table-cell>
          <table:table-cell table:content-validation-name="val1"/>
          <table:table-cell/>
        </table:table-row>
        <table:table-row table:style-name="ro6">
          <table:table-cell table:style-name="ce33" table:formula="of:=IF(ISBLANK([$Result.A759]);&quot;&quot;; [$Result.A759])">
            <text:p/>
          </table:table-cell>
          <table:table-cell table:style-name="ce34" table:formula="of:=IF(ISBLANK([$Result.B759]);&quot;&quot;; [$Result.B759])">
            <text:p/>
          </table:table-cell>
          <table:table-cell table:content-validation-name="val1"/>
          <table:table-cell/>
        </table:table-row>
        <table:table-row table:style-name="ro6">
          <table:table-cell table:style-name="ce33" table:formula="of:=IF(ISBLANK([$Result.A760]);&quot;&quot;; [$Result.A760])">
            <text:p/>
          </table:table-cell>
          <table:table-cell table:style-name="ce34" table:formula="of:=IF(ISBLANK([$Result.B760]);&quot;&quot;; [$Result.B760])">
            <text:p/>
          </table:table-cell>
          <table:table-cell table:content-validation-name="val1"/>
          <table:table-cell/>
        </table:table-row>
        <table:table-row table:style-name="ro6">
          <table:table-cell table:style-name="ce33" table:formula="of:=IF(ISBLANK([$Result.A761]);&quot;&quot;; [$Result.A761])">
            <text:p/>
          </table:table-cell>
          <table:table-cell table:style-name="ce34" table:formula="of:=IF(ISBLANK([$Result.B761]);&quot;&quot;; [$Result.B761])">
            <text:p/>
          </table:table-cell>
          <table:table-cell table:content-validation-name="val1"/>
          <table:table-cell/>
        </table:table-row>
        <table:table-row table:style-name="ro6">
          <table:table-cell table:style-name="ce33" table:formula="of:=IF(ISBLANK([$Result.A762]);&quot;&quot;; [$Result.A762])">
            <text:p/>
          </table:table-cell>
          <table:table-cell table:style-name="ce34" table:formula="of:=IF(ISBLANK([$Result.B762]);&quot;&quot;; [$Result.B762])">
            <text:p/>
          </table:table-cell>
          <table:table-cell table:content-validation-name="val1"/>
          <table:table-cell/>
        </table:table-row>
        <table:table-row table:style-name="ro6">
          <table:table-cell table:style-name="ce33" table:formula="of:=IF(ISBLANK([$Result.A763]);&quot;&quot;; [$Result.A763])">
            <text:p/>
          </table:table-cell>
          <table:table-cell table:style-name="ce34" table:formula="of:=IF(ISBLANK([$Result.B763]);&quot;&quot;; [$Result.B763])">
            <text:p/>
          </table:table-cell>
          <table:table-cell table:content-validation-name="val1"/>
          <table:table-cell/>
        </table:table-row>
        <table:table-row table:style-name="ro6">
          <table:table-cell table:style-name="ce33" table:formula="of:=IF(ISBLANK([$Result.A764]);&quot;&quot;; [$Result.A764])">
            <text:p/>
          </table:table-cell>
          <table:table-cell table:style-name="ce34" table:formula="of:=IF(ISBLANK([$Result.B764]);&quot;&quot;; [$Result.B764])">
            <text:p/>
          </table:table-cell>
          <table:table-cell table:content-validation-name="val1"/>
          <table:table-cell/>
        </table:table-row>
        <table:table-row table:style-name="ro6">
          <table:table-cell table:style-name="ce33" table:formula="of:=IF(ISBLANK([$Result.A765]);&quot;&quot;; [$Result.A765])">
            <text:p/>
          </table:table-cell>
          <table:table-cell table:style-name="ce34" table:formula="of:=IF(ISBLANK([$Result.B765]);&quot;&quot;; [$Result.B765])">
            <text:p/>
          </table:table-cell>
          <table:table-cell table:content-validation-name="val1"/>
          <table:table-cell/>
        </table:table-row>
        <table:table-row table:style-name="ro6">
          <table:table-cell table:style-name="ce33" table:formula="of:=IF(ISBLANK([$Result.A766]);&quot;&quot;; [$Result.A766])">
            <text:p/>
          </table:table-cell>
          <table:table-cell table:style-name="ce34" table:formula="of:=IF(ISBLANK([$Result.B766]);&quot;&quot;; [$Result.B766])">
            <text:p/>
          </table:table-cell>
          <table:table-cell table:content-validation-name="val1"/>
          <table:table-cell/>
        </table:table-row>
        <table:table-row table:style-name="ro6">
          <table:table-cell table:style-name="ce33" table:formula="of:=IF(ISBLANK([$Result.A767]);&quot;&quot;; [$Result.A767])">
            <text:p/>
          </table:table-cell>
          <table:table-cell table:style-name="ce34" table:formula="of:=IF(ISBLANK([$Result.B767]);&quot;&quot;; [$Result.B767])">
            <text:p/>
          </table:table-cell>
          <table:table-cell table:content-validation-name="val1"/>
          <table:table-cell/>
        </table:table-row>
        <table:table-row table:style-name="ro6">
          <table:table-cell table:style-name="ce33" table:formula="of:=IF(ISBLANK([$Result.A768]);&quot;&quot;; [$Result.A768])">
            <text:p/>
          </table:table-cell>
          <table:table-cell table:style-name="ce34" table:formula="of:=IF(ISBLANK([$Result.B768]);&quot;&quot;; [$Result.B768])">
            <text:p/>
          </table:table-cell>
          <table:table-cell table:content-validation-name="val1"/>
          <table:table-cell/>
        </table:table-row>
        <table:table-row table:style-name="ro6">
          <table:table-cell table:style-name="ce33" table:formula="of:=IF(ISBLANK([$Result.A769]);&quot;&quot;; [$Result.A769])">
            <text:p/>
          </table:table-cell>
          <table:table-cell table:style-name="ce34" table:formula="of:=IF(ISBLANK([$Result.B769]);&quot;&quot;; [$Result.B769])">
            <text:p/>
          </table:table-cell>
          <table:table-cell table:content-validation-name="val1"/>
          <table:table-cell/>
        </table:table-row>
        <table:table-row table:style-name="ro6">
          <table:table-cell table:style-name="ce33" table:formula="of:=IF(ISBLANK([$Result.A770]);&quot;&quot;; [$Result.A770])">
            <text:p/>
          </table:table-cell>
          <table:table-cell table:style-name="ce34" table:formula="of:=IF(ISBLANK([$Result.B770]);&quot;&quot;; [$Result.B770])">
            <text:p/>
          </table:table-cell>
          <table:table-cell table:content-validation-name="val1"/>
          <table:table-cell/>
        </table:table-row>
        <table:table-row table:style-name="ro6">
          <table:table-cell table:style-name="ce33" table:formula="of:=IF(ISBLANK([$Result.A771]);&quot;&quot;; [$Result.A771])">
            <text:p/>
          </table:table-cell>
          <table:table-cell table:style-name="ce34" table:formula="of:=IF(ISBLANK([$Result.B771]);&quot;&quot;; [$Result.B771])">
            <text:p/>
          </table:table-cell>
          <table:table-cell table:content-validation-name="val1"/>
          <table:table-cell/>
        </table:table-row>
        <table:table-row table:style-name="ro6">
          <table:table-cell table:style-name="ce33" table:formula="of:=IF(ISBLANK([$Result.A772]);&quot;&quot;; [$Result.A772])">
            <text:p/>
          </table:table-cell>
          <table:table-cell table:style-name="ce34" table:formula="of:=IF(ISBLANK([$Result.B772]);&quot;&quot;; [$Result.B772])">
            <text:p/>
          </table:table-cell>
          <table:table-cell table:content-validation-name="val1"/>
          <table:table-cell/>
        </table:table-row>
        <table:table-row table:style-name="ro6">
          <table:table-cell table:style-name="ce33" table:formula="of:=IF(ISBLANK([$Result.A773]);&quot;&quot;; [$Result.A773])">
            <text:p/>
          </table:table-cell>
          <table:table-cell table:style-name="ce34" table:formula="of:=IF(ISBLANK([$Result.B773]);&quot;&quot;; [$Result.B773])">
            <text:p/>
          </table:table-cell>
          <table:table-cell table:content-validation-name="val1"/>
          <table:table-cell/>
        </table:table-row>
        <table:table-row table:style-name="ro6">
          <table:table-cell table:style-name="ce33" table:formula="of:=IF(ISBLANK([$Result.A774]);&quot;&quot;; [$Result.A774])">
            <text:p/>
          </table:table-cell>
          <table:table-cell table:style-name="ce34" table:formula="of:=IF(ISBLANK([$Result.B774]);&quot;&quot;; [$Result.B774])">
            <text:p/>
          </table:table-cell>
          <table:table-cell table:content-validation-name="val1"/>
          <table:table-cell/>
        </table:table-row>
        <table:table-row table:style-name="ro6">
          <table:table-cell table:style-name="ce33" table:formula="of:=IF(ISBLANK([$Result.A775]);&quot;&quot;; [$Result.A775])">
            <text:p/>
          </table:table-cell>
          <table:table-cell table:style-name="ce34" table:formula="of:=IF(ISBLANK([$Result.B775]);&quot;&quot;; [$Result.B775])">
            <text:p/>
          </table:table-cell>
          <table:table-cell table:content-validation-name="val1"/>
          <table:table-cell/>
        </table:table-row>
        <table:table-row table:style-name="ro6">
          <table:table-cell table:style-name="ce33" table:formula="of:=IF(ISBLANK([$Result.A776]);&quot;&quot;; [$Result.A776])">
            <text:p/>
          </table:table-cell>
          <table:table-cell table:style-name="ce34" table:formula="of:=IF(ISBLANK([$Result.B776]);&quot;&quot;; [$Result.B776])">
            <text:p/>
          </table:table-cell>
          <table:table-cell table:content-validation-name="val1"/>
          <table:table-cell/>
        </table:table-row>
        <table:table-row table:style-name="ro6">
          <table:table-cell table:style-name="ce33" table:formula="of:=IF(ISBLANK([$Result.A777]);&quot;&quot;; [$Result.A777])">
            <text:p/>
          </table:table-cell>
          <table:table-cell table:style-name="ce34" table:formula="of:=IF(ISBLANK([$Result.B777]);&quot;&quot;; [$Result.B777])">
            <text:p/>
          </table:table-cell>
          <table:table-cell table:content-validation-name="val1"/>
          <table:table-cell/>
        </table:table-row>
        <table:table-row table:style-name="ro6">
          <table:table-cell table:style-name="ce33" table:formula="of:=IF(ISBLANK([$Result.A778]);&quot;&quot;; [$Result.A778])">
            <text:p/>
          </table:table-cell>
          <table:table-cell table:style-name="ce34" table:formula="of:=IF(ISBLANK([$Result.B778]);&quot;&quot;; [$Result.B778])">
            <text:p/>
          </table:table-cell>
          <table:table-cell table:content-validation-name="val1"/>
          <table:table-cell/>
        </table:table-row>
        <table:table-row table:style-name="ro6">
          <table:table-cell table:style-name="ce33" table:formula="of:=IF(ISBLANK([$Result.A779]);&quot;&quot;; [$Result.A779])">
            <text:p/>
          </table:table-cell>
          <table:table-cell table:style-name="ce34" table:formula="of:=IF(ISBLANK([$Result.B779]);&quot;&quot;; [$Result.B779])">
            <text:p/>
          </table:table-cell>
          <table:table-cell table:content-validation-name="val1"/>
          <table:table-cell/>
        </table:table-row>
        <table:table-row table:style-name="ro6">
          <table:table-cell table:style-name="ce33" table:formula="of:=IF(ISBLANK([$Result.A780]);&quot;&quot;; [$Result.A780])">
            <text:p/>
          </table:table-cell>
          <table:table-cell table:style-name="ce34" table:formula="of:=IF(ISBLANK([$Result.B780]);&quot;&quot;; [$Result.B780])">
            <text:p/>
          </table:table-cell>
          <table:table-cell table:content-validation-name="val1"/>
          <table:table-cell/>
        </table:table-row>
        <table:table-row table:style-name="ro6">
          <table:table-cell table:style-name="ce33" table:formula="of:=IF(ISBLANK([$Result.A781]);&quot;&quot;; [$Result.A781])">
            <text:p/>
          </table:table-cell>
          <table:table-cell table:style-name="ce34" table:formula="of:=IF(ISBLANK([$Result.B781]);&quot;&quot;; [$Result.B781])">
            <text:p/>
          </table:table-cell>
          <table:table-cell table:content-validation-name="val1"/>
          <table:table-cell/>
        </table:table-row>
        <table:table-row table:style-name="ro6">
          <table:table-cell table:style-name="ce33" table:formula="of:=IF(ISBLANK([$Result.A782]);&quot;&quot;; [$Result.A782])">
            <text:p/>
          </table:table-cell>
          <table:table-cell table:style-name="ce34" table:formula="of:=IF(ISBLANK([$Result.B782]);&quot;&quot;; [$Result.B782])">
            <text:p/>
          </table:table-cell>
          <table:table-cell table:content-validation-name="val1"/>
          <table:table-cell/>
        </table:table-row>
        <table:table-row table:style-name="ro6">
          <table:table-cell table:style-name="ce33" table:formula="of:=IF(ISBLANK([$Result.A783]);&quot;&quot;; [$Result.A783])">
            <text:p/>
          </table:table-cell>
          <table:table-cell table:style-name="ce34" table:formula="of:=IF(ISBLANK([$Result.B783]);&quot;&quot;; [$Result.B783])">
            <text:p/>
          </table:table-cell>
          <table:table-cell table:content-validation-name="val1"/>
          <table:table-cell/>
        </table:table-row>
        <table:table-row table:style-name="ro6">
          <table:table-cell table:style-name="ce33" table:formula="of:=IF(ISBLANK([$Result.A784]);&quot;&quot;; [$Result.A784])">
            <text:p/>
          </table:table-cell>
          <table:table-cell table:style-name="ce34" table:formula="of:=IF(ISBLANK([$Result.B784]);&quot;&quot;; [$Result.B784])">
            <text:p/>
          </table:table-cell>
          <table:table-cell table:content-validation-name="val1"/>
          <table:table-cell/>
        </table:table-row>
        <table:table-row table:style-name="ro6">
          <table:table-cell table:style-name="ce33" table:formula="of:=IF(ISBLANK([$Result.A785]);&quot;&quot;; [$Result.A785])">
            <text:p/>
          </table:table-cell>
          <table:table-cell table:style-name="ce34" table:formula="of:=IF(ISBLANK([$Result.B785]);&quot;&quot;; [$Result.B785])">
            <text:p/>
          </table:table-cell>
          <table:table-cell table:content-validation-name="val1"/>
          <table:table-cell/>
        </table:table-row>
        <table:table-row table:style-name="ro6">
          <table:table-cell table:style-name="ce33" table:formula="of:=IF(ISBLANK([$Result.A786]);&quot;&quot;; [$Result.A786])">
            <text:p/>
          </table:table-cell>
          <table:table-cell table:style-name="ce34" table:formula="of:=IF(ISBLANK([$Result.B786]);&quot;&quot;; [$Result.B786])">
            <text:p/>
          </table:table-cell>
          <table:table-cell table:content-validation-name="val1"/>
          <table:table-cell/>
        </table:table-row>
        <table:table-row table:style-name="ro6">
          <table:table-cell table:style-name="ce33" table:formula="of:=IF(ISBLANK([$Result.A787]);&quot;&quot;; [$Result.A787])">
            <text:p/>
          </table:table-cell>
          <table:table-cell table:style-name="ce34" table:formula="of:=IF(ISBLANK([$Result.B787]);&quot;&quot;; [$Result.B787])">
            <text:p/>
          </table:table-cell>
          <table:table-cell table:content-validation-name="val1"/>
          <table:table-cell/>
        </table:table-row>
        <table:table-row table:style-name="ro6">
          <table:table-cell table:style-name="ce33" table:formula="of:=IF(ISBLANK([$Result.A788]);&quot;&quot;; [$Result.A788])">
            <text:p/>
          </table:table-cell>
          <table:table-cell table:style-name="ce34" table:formula="of:=IF(ISBLANK([$Result.B788]);&quot;&quot;; [$Result.B788])">
            <text:p/>
          </table:table-cell>
          <table:table-cell table:content-validation-name="val1"/>
          <table:table-cell/>
        </table:table-row>
        <table:table-row table:style-name="ro6">
          <table:table-cell table:style-name="ce33" table:formula="of:=IF(ISBLANK([$Result.A789]);&quot;&quot;; [$Result.A789])">
            <text:p/>
          </table:table-cell>
          <table:table-cell table:style-name="ce34" table:formula="of:=IF(ISBLANK([$Result.B789]);&quot;&quot;; [$Result.B789])">
            <text:p/>
          </table:table-cell>
          <table:table-cell table:content-validation-name="val1"/>
          <table:table-cell/>
        </table:table-row>
        <table:table-row table:style-name="ro6">
          <table:table-cell table:style-name="ce33" table:formula="of:=IF(ISBLANK([$Result.A790]);&quot;&quot;; [$Result.A790])">
            <text:p/>
          </table:table-cell>
          <table:table-cell table:style-name="ce34" table:formula="of:=IF(ISBLANK([$Result.B790]);&quot;&quot;; [$Result.B790])">
            <text:p/>
          </table:table-cell>
          <table:table-cell table:content-validation-name="val1"/>
          <table:table-cell/>
        </table:table-row>
        <table:table-row table:style-name="ro6">
          <table:table-cell table:style-name="ce33" table:formula="of:=IF(ISBLANK([$Result.A791]);&quot;&quot;; [$Result.A791])">
            <text:p/>
          </table:table-cell>
          <table:table-cell table:style-name="ce34" table:formula="of:=IF(ISBLANK([$Result.B791]);&quot;&quot;; [$Result.B791])">
            <text:p/>
          </table:table-cell>
          <table:table-cell table:content-validation-name="val1"/>
          <table:table-cell/>
        </table:table-row>
        <table:table-row table:style-name="ro6">
          <table:table-cell table:style-name="ce33" table:formula="of:=IF(ISBLANK([$Result.A792]);&quot;&quot;; [$Result.A792])">
            <text:p/>
          </table:table-cell>
          <table:table-cell table:style-name="ce34" table:formula="of:=IF(ISBLANK([$Result.B792]);&quot;&quot;; [$Result.B792])">
            <text:p/>
          </table:table-cell>
          <table:table-cell table:content-validation-name="val1"/>
          <table:table-cell/>
        </table:table-row>
        <table:table-row table:style-name="ro6">
          <table:table-cell table:style-name="ce33" table:formula="of:=IF(ISBLANK([$Result.A793]);&quot;&quot;; [$Result.A793])">
            <text:p/>
          </table:table-cell>
          <table:table-cell table:style-name="ce34" table:formula="of:=IF(ISBLANK([$Result.B793]);&quot;&quot;; [$Result.B793])">
            <text:p/>
          </table:table-cell>
          <table:table-cell table:content-validation-name="val1"/>
          <table:table-cell/>
        </table:table-row>
        <table:table-row table:style-name="ro6">
          <table:table-cell table:style-name="ce33" table:formula="of:=IF(ISBLANK([$Result.A794]);&quot;&quot;; [$Result.A794])">
            <text:p/>
          </table:table-cell>
          <table:table-cell table:style-name="ce34" table:formula="of:=IF(ISBLANK([$Result.B794]);&quot;&quot;; [$Result.B794])">
            <text:p/>
          </table:table-cell>
          <table:table-cell table:content-validation-name="val1"/>
          <table:table-cell/>
        </table:table-row>
        <table:table-row table:style-name="ro6">
          <table:table-cell table:style-name="ce33" table:formula="of:=IF(ISBLANK([$Result.A795]);&quot;&quot;; [$Result.A795])">
            <text:p/>
          </table:table-cell>
          <table:table-cell table:style-name="ce34" table:formula="of:=IF(ISBLANK([$Result.B795]);&quot;&quot;; [$Result.B795])">
            <text:p/>
          </table:table-cell>
          <table:table-cell table:content-validation-name="val1"/>
          <table:table-cell/>
        </table:table-row>
        <table:table-row table:style-name="ro6">
          <table:table-cell table:style-name="ce33" table:formula="of:=IF(ISBLANK([$Result.A796]);&quot;&quot;; [$Result.A796])">
            <text:p/>
          </table:table-cell>
          <table:table-cell table:style-name="ce34" table:formula="of:=IF(ISBLANK([$Result.B796]);&quot;&quot;; [$Result.B796])">
            <text:p/>
          </table:table-cell>
          <table:table-cell table:content-validation-name="val1"/>
          <table:table-cell/>
        </table:table-row>
        <table:table-row table:style-name="ro6">
          <table:table-cell table:style-name="ce33" table:formula="of:=IF(ISBLANK([$Result.A797]);&quot;&quot;; [$Result.A797])">
            <text:p/>
          </table:table-cell>
          <table:table-cell table:style-name="ce34" table:formula="of:=IF(ISBLANK([$Result.B797]);&quot;&quot;; [$Result.B797])">
            <text:p/>
          </table:table-cell>
          <table:table-cell table:content-validation-name="val1"/>
          <table:table-cell/>
        </table:table-row>
        <table:table-row table:style-name="ro6">
          <table:table-cell table:style-name="ce33" table:formula="of:=IF(ISBLANK([$Result.A798]);&quot;&quot;; [$Result.A798])">
            <text:p/>
          </table:table-cell>
          <table:table-cell table:style-name="ce34" table:formula="of:=IF(ISBLANK([$Result.B798]);&quot;&quot;; [$Result.B798])">
            <text:p/>
          </table:table-cell>
          <table:table-cell table:content-validation-name="val1"/>
          <table:table-cell/>
        </table:table-row>
        <table:table-row table:style-name="ro6">
          <table:table-cell table:style-name="ce33" table:formula="of:=IF(ISBLANK([$Result.A799]);&quot;&quot;; [$Result.A799])">
            <text:p/>
          </table:table-cell>
          <table:table-cell table:style-name="ce34" table:formula="of:=IF(ISBLANK([$Result.B799]);&quot;&quot;; [$Result.B799])">
            <text:p/>
          </table:table-cell>
          <table:table-cell table:content-validation-name="val1"/>
          <table:table-cell/>
        </table:table-row>
        <table:table-row table:style-name="ro6">
          <table:table-cell table:style-name="ce33" table:formula="of:=IF(ISBLANK([$Result.A800]);&quot;&quot;; [$Result.A800])">
            <text:p/>
          </table:table-cell>
          <table:table-cell table:style-name="ce34" table:formula="of:=IF(ISBLANK([$Result.B800]);&quot;&quot;; [$Result.B800])">
            <text:p/>
          </table:table-cell>
          <table:table-cell table:content-validation-name="val1"/>
          <table:table-cell/>
        </table:table-row>
        <table:table-row table:style-name="ro6">
          <table:table-cell table:style-name="ce33" table:formula="of:=IF(ISBLANK([$Result.A801]);&quot;&quot;; [$Result.A801])">
            <text:p/>
          </table:table-cell>
          <table:table-cell table:style-name="ce34" table:formula="of:=IF(ISBLANK([$Result.B801]);&quot;&quot;; [$Result.B801])">
            <text:p/>
          </table:table-cell>
          <table:table-cell table:content-validation-name="val1"/>
          <table:table-cell/>
        </table:table-row>
        <table:table-row table:style-name="ro6">
          <table:table-cell table:style-name="ce33" table:formula="of:=IF(ISBLANK([$Result.A802]);&quot;&quot;; [$Result.A802])">
            <text:p/>
          </table:table-cell>
          <table:table-cell table:style-name="ce34" table:formula="of:=IF(ISBLANK([$Result.B802]);&quot;&quot;; [$Result.B802])">
            <text:p/>
          </table:table-cell>
          <table:table-cell table:content-validation-name="val1"/>
          <table:table-cell/>
        </table:table-row>
        <table:table-row table:style-name="ro6">
          <table:table-cell table:style-name="ce33" table:formula="of:=IF(ISBLANK([$Result.A803]);&quot;&quot;; [$Result.A803])">
            <text:p/>
          </table:table-cell>
          <table:table-cell table:style-name="ce34" table:formula="of:=IF(ISBLANK([$Result.B803]);&quot;&quot;; [$Result.B803])">
            <text:p/>
          </table:table-cell>
          <table:table-cell table:content-validation-name="val1"/>
          <table:table-cell/>
        </table:table-row>
        <table:table-row table:style-name="ro6">
          <table:table-cell table:style-name="ce33" table:formula="of:=IF(ISBLANK([$Result.A804]);&quot;&quot;; [$Result.A804])">
            <text:p/>
          </table:table-cell>
          <table:table-cell table:style-name="ce34" table:formula="of:=IF(ISBLANK([$Result.B804]);&quot;&quot;; [$Result.B804])">
            <text:p/>
          </table:table-cell>
          <table:table-cell table:content-validation-name="val1"/>
          <table:table-cell/>
        </table:table-row>
        <table:table-row table:style-name="ro6">
          <table:table-cell table:style-name="ce33" table:formula="of:=IF(ISBLANK([$Result.A805]);&quot;&quot;; [$Result.A805])">
            <text:p/>
          </table:table-cell>
          <table:table-cell table:style-name="ce34" table:formula="of:=IF(ISBLANK([$Result.B805]);&quot;&quot;; [$Result.B805])">
            <text:p/>
          </table:table-cell>
          <table:table-cell table:content-validation-name="val1"/>
          <table:table-cell/>
        </table:table-row>
        <table:table-row table:style-name="ro6">
          <table:table-cell table:style-name="ce33" table:formula="of:=IF(ISBLANK([$Result.A806]);&quot;&quot;; [$Result.A806])">
            <text:p/>
          </table:table-cell>
          <table:table-cell table:style-name="ce34" table:formula="of:=IF(ISBLANK([$Result.B806]);&quot;&quot;; [$Result.B806])">
            <text:p/>
          </table:table-cell>
          <table:table-cell table:content-validation-name="val1"/>
          <table:table-cell/>
        </table:table-row>
        <table:table-row table:style-name="ro6">
          <table:table-cell table:style-name="ce33" table:formula="of:=IF(ISBLANK([$Result.A807]);&quot;&quot;; [$Result.A807])">
            <text:p/>
          </table:table-cell>
          <table:table-cell table:style-name="ce34" table:formula="of:=IF(ISBLANK([$Result.B807]);&quot;&quot;; [$Result.B807])">
            <text:p/>
          </table:table-cell>
          <table:table-cell table:content-validation-name="val1"/>
          <table:table-cell/>
        </table:table-row>
        <table:table-row table:style-name="ro6">
          <table:table-cell table:style-name="ce33" table:formula="of:=IF(ISBLANK([$Result.A808]);&quot;&quot;; [$Result.A808])">
            <text:p/>
          </table:table-cell>
          <table:table-cell table:style-name="ce34" table:formula="of:=IF(ISBLANK([$Result.B808]);&quot;&quot;; [$Result.B808])">
            <text:p/>
          </table:table-cell>
          <table:table-cell table:content-validation-name="val1"/>
          <table:table-cell/>
        </table:table-row>
        <table:table-row table:style-name="ro6">
          <table:table-cell table:style-name="ce33" table:formula="of:=IF(ISBLANK([$Result.A809]);&quot;&quot;; [$Result.A809])">
            <text:p/>
          </table:table-cell>
          <table:table-cell table:style-name="ce34" table:formula="of:=IF(ISBLANK([$Result.B809]);&quot;&quot;; [$Result.B809])">
            <text:p/>
          </table:table-cell>
          <table:table-cell table:content-validation-name="val1"/>
          <table:table-cell/>
        </table:table-row>
        <table:table-row table:style-name="ro6">
          <table:table-cell table:style-name="ce33" table:formula="of:=IF(ISBLANK([$Result.A810]);&quot;&quot;; [$Result.A810])">
            <text:p/>
          </table:table-cell>
          <table:table-cell table:style-name="ce34" table:formula="of:=IF(ISBLANK([$Result.B810]);&quot;&quot;; [$Result.B810])">
            <text:p/>
          </table:table-cell>
          <table:table-cell table:content-validation-name="val1"/>
          <table:table-cell/>
        </table:table-row>
        <table:table-row table:style-name="ro6">
          <table:table-cell table:style-name="ce33" table:formula="of:=IF(ISBLANK([$Result.A811]);&quot;&quot;; [$Result.A811])">
            <text:p/>
          </table:table-cell>
          <table:table-cell table:style-name="ce34" table:formula="of:=IF(ISBLANK([$Result.B811]);&quot;&quot;; [$Result.B811])">
            <text:p/>
          </table:table-cell>
          <table:table-cell table:content-validation-name="val1"/>
          <table:table-cell/>
        </table:table-row>
        <table:table-row table:style-name="ro6">
          <table:table-cell table:style-name="ce33" table:formula="of:=IF(ISBLANK([$Result.A812]);&quot;&quot;; [$Result.A812])">
            <text:p/>
          </table:table-cell>
          <table:table-cell table:style-name="ce34" table:formula="of:=IF(ISBLANK([$Result.B812]);&quot;&quot;; [$Result.B812])">
            <text:p/>
          </table:table-cell>
          <table:table-cell table:content-validation-name="val1"/>
          <table:table-cell/>
        </table:table-row>
        <table:table-row table:style-name="ro6">
          <table:table-cell table:style-name="ce33" table:formula="of:=IF(ISBLANK([$Result.A813]);&quot;&quot;; [$Result.A813])">
            <text:p/>
          </table:table-cell>
          <table:table-cell table:style-name="ce34" table:formula="of:=IF(ISBLANK([$Result.B813]);&quot;&quot;; [$Result.B813])">
            <text:p/>
          </table:table-cell>
          <table:table-cell table:content-validation-name="val1"/>
          <table:table-cell/>
        </table:table-row>
        <table:table-row table:style-name="ro6">
          <table:table-cell table:style-name="ce33" table:formula="of:=IF(ISBLANK([$Result.A814]);&quot;&quot;; [$Result.A814])">
            <text:p/>
          </table:table-cell>
          <table:table-cell table:style-name="ce34" table:formula="of:=IF(ISBLANK([$Result.B814]);&quot;&quot;; [$Result.B814])">
            <text:p/>
          </table:table-cell>
          <table:table-cell table:content-validation-name="val1"/>
          <table:table-cell/>
        </table:table-row>
        <table:table-row table:style-name="ro6">
          <table:table-cell table:style-name="ce33" table:formula="of:=IF(ISBLANK([$Result.A815]);&quot;&quot;; [$Result.A815])">
            <text:p/>
          </table:table-cell>
          <table:table-cell table:style-name="ce34" table:formula="of:=IF(ISBLANK([$Result.B815]);&quot;&quot;; [$Result.B815])">
            <text:p/>
          </table:table-cell>
          <table:table-cell table:content-validation-name="val1"/>
          <table:table-cell/>
        </table:table-row>
        <table:table-row table:style-name="ro6">
          <table:table-cell table:style-name="ce33" table:formula="of:=IF(ISBLANK([$Result.A816]);&quot;&quot;; [$Result.A816])">
            <text:p/>
          </table:table-cell>
          <table:table-cell table:style-name="ce34" table:formula="of:=IF(ISBLANK([$Result.B816]);&quot;&quot;; [$Result.B816])">
            <text:p/>
          </table:table-cell>
          <table:table-cell table:content-validation-name="val1"/>
          <table:table-cell/>
        </table:table-row>
        <table:table-row table:style-name="ro6">
          <table:table-cell table:style-name="ce33" table:formula="of:=IF(ISBLANK([$Result.A817]);&quot;&quot;; [$Result.A817])">
            <text:p/>
          </table:table-cell>
          <table:table-cell table:style-name="ce34" table:formula="of:=IF(ISBLANK([$Result.B817]);&quot;&quot;; [$Result.B817])">
            <text:p/>
          </table:table-cell>
          <table:table-cell table:content-validation-name="val1"/>
          <table:table-cell/>
        </table:table-row>
        <table:table-row table:style-name="ro6">
          <table:table-cell table:style-name="ce33" table:formula="of:=IF(ISBLANK([$Result.A818]);&quot;&quot;; [$Result.A818])">
            <text:p/>
          </table:table-cell>
          <table:table-cell table:style-name="ce34" table:formula="of:=IF(ISBLANK([$Result.B818]);&quot;&quot;; [$Result.B818])">
            <text:p/>
          </table:table-cell>
          <table:table-cell table:content-validation-name="val1"/>
          <table:table-cell/>
        </table:table-row>
        <table:table-row table:style-name="ro6">
          <table:table-cell table:style-name="ce33" table:formula="of:=IF(ISBLANK([$Result.A819]);&quot;&quot;; [$Result.A819])">
            <text:p/>
          </table:table-cell>
          <table:table-cell table:style-name="ce34" table:formula="of:=IF(ISBLANK([$Result.B819]);&quot;&quot;; [$Result.B819])">
            <text:p/>
          </table:table-cell>
          <table:table-cell table:content-validation-name="val1"/>
          <table:table-cell/>
        </table:table-row>
        <table:table-row table:style-name="ro6">
          <table:table-cell table:style-name="ce33" table:formula="of:=IF(ISBLANK([$Result.A820]);&quot;&quot;; [$Result.A820])">
            <text:p/>
          </table:table-cell>
          <table:table-cell table:style-name="ce34" table:formula="of:=IF(ISBLANK([$Result.B820]);&quot;&quot;; [$Result.B820])">
            <text:p/>
          </table:table-cell>
          <table:table-cell table:content-validation-name="val1"/>
          <table:table-cell/>
        </table:table-row>
        <table:table-row table:style-name="ro6">
          <table:table-cell table:style-name="ce33" table:formula="of:=IF(ISBLANK([$Result.A821]);&quot;&quot;; [$Result.A821])">
            <text:p/>
          </table:table-cell>
          <table:table-cell table:style-name="ce34" table:formula="of:=IF(ISBLANK([$Result.B821]);&quot;&quot;; [$Result.B821])">
            <text:p/>
          </table:table-cell>
          <table:table-cell table:content-validation-name="val1"/>
          <table:table-cell/>
        </table:table-row>
        <table:table-row table:style-name="ro6">
          <table:table-cell table:style-name="ce33" table:formula="of:=IF(ISBLANK([$Result.A822]);&quot;&quot;; [$Result.A822])">
            <text:p/>
          </table:table-cell>
          <table:table-cell table:style-name="ce34" table:formula="of:=IF(ISBLANK([$Result.B822]);&quot;&quot;; [$Result.B822])">
            <text:p/>
          </table:table-cell>
          <table:table-cell table:content-validation-name="val1"/>
          <table:table-cell/>
        </table:table-row>
        <table:table-row table:style-name="ro6">
          <table:table-cell table:style-name="ce33" table:formula="of:=IF(ISBLANK([$Result.A823]);&quot;&quot;; [$Result.A823])">
            <text:p/>
          </table:table-cell>
          <table:table-cell table:style-name="ce34" table:formula="of:=IF(ISBLANK([$Result.B823]);&quot;&quot;; [$Result.B823])">
            <text:p/>
          </table:table-cell>
          <table:table-cell table:content-validation-name="val1"/>
          <table:table-cell/>
        </table:table-row>
        <table:table-row table:style-name="ro6">
          <table:table-cell table:style-name="ce33" table:formula="of:=IF(ISBLANK([$Result.A824]);&quot;&quot;; [$Result.A824])">
            <text:p/>
          </table:table-cell>
          <table:table-cell table:style-name="ce34" table:formula="of:=IF(ISBLANK([$Result.B824]);&quot;&quot;; [$Result.B824])">
            <text:p/>
          </table:table-cell>
          <table:table-cell table:content-validation-name="val1"/>
          <table:table-cell/>
        </table:table-row>
        <table:table-row table:style-name="ro6">
          <table:table-cell table:style-name="ce33" table:formula="of:=IF(ISBLANK([$Result.A825]);&quot;&quot;; [$Result.A825])">
            <text:p/>
          </table:table-cell>
          <table:table-cell table:style-name="ce34" table:formula="of:=IF(ISBLANK([$Result.B825]);&quot;&quot;; [$Result.B825])">
            <text:p/>
          </table:table-cell>
          <table:table-cell table:content-validation-name="val1"/>
          <table:table-cell/>
        </table:table-row>
        <table:table-row table:style-name="ro6">
          <table:table-cell table:style-name="ce33" table:formula="of:=IF(ISBLANK([$Result.A826]);&quot;&quot;; [$Result.A826])">
            <text:p/>
          </table:table-cell>
          <table:table-cell table:style-name="ce34" table:formula="of:=IF(ISBLANK([$Result.B826]);&quot;&quot;; [$Result.B826])">
            <text:p/>
          </table:table-cell>
          <table:table-cell table:content-validation-name="val1"/>
          <table:table-cell/>
        </table:table-row>
        <table:table-row table:style-name="ro6">
          <table:table-cell table:style-name="ce33" table:formula="of:=IF(ISBLANK([$Result.A827]);&quot;&quot;; [$Result.A827])">
            <text:p/>
          </table:table-cell>
          <table:table-cell table:style-name="ce34" table:formula="of:=IF(ISBLANK([$Result.B827]);&quot;&quot;; [$Result.B827])">
            <text:p/>
          </table:table-cell>
          <table:table-cell table:content-validation-name="val1"/>
          <table:table-cell/>
        </table:table-row>
        <table:table-row table:style-name="ro6">
          <table:table-cell table:style-name="ce33" table:formula="of:=IF(ISBLANK([$Result.A828]);&quot;&quot;; [$Result.A828])">
            <text:p/>
          </table:table-cell>
          <table:table-cell table:style-name="ce34" table:formula="of:=IF(ISBLANK([$Result.B828]);&quot;&quot;; [$Result.B828])">
            <text:p/>
          </table:table-cell>
          <table:table-cell table:content-validation-name="val1"/>
          <table:table-cell/>
        </table:table-row>
        <table:table-row table:style-name="ro6">
          <table:table-cell table:style-name="ce33" table:formula="of:=IF(ISBLANK([$Result.A829]);&quot;&quot;; [$Result.A829])">
            <text:p/>
          </table:table-cell>
          <table:table-cell table:style-name="ce34" table:formula="of:=IF(ISBLANK([$Result.B829]);&quot;&quot;; [$Result.B829])">
            <text:p/>
          </table:table-cell>
          <table:table-cell table:content-validation-name="val1"/>
          <table:table-cell/>
        </table:table-row>
        <table:table-row table:style-name="ro6">
          <table:table-cell table:style-name="ce33" table:formula="of:=IF(ISBLANK([$Result.A830]);&quot;&quot;; [$Result.A830])">
            <text:p/>
          </table:table-cell>
          <table:table-cell table:style-name="ce34" table:formula="of:=IF(ISBLANK([$Result.B830]);&quot;&quot;; [$Result.B830])">
            <text:p/>
          </table:table-cell>
          <table:table-cell table:content-validation-name="val1"/>
          <table:table-cell/>
        </table:table-row>
        <table:table-row table:style-name="ro6">
          <table:table-cell table:style-name="ce33" table:formula="of:=IF(ISBLANK([$Result.A831]);&quot;&quot;; [$Result.A831])">
            <text:p/>
          </table:table-cell>
          <table:table-cell table:style-name="ce34" table:formula="of:=IF(ISBLANK([$Result.B831]);&quot;&quot;; [$Result.B831])">
            <text:p/>
          </table:table-cell>
          <table:table-cell table:content-validation-name="val1"/>
          <table:table-cell/>
        </table:table-row>
        <table:table-row table:style-name="ro6">
          <table:table-cell table:style-name="ce33" table:formula="of:=IF(ISBLANK([$Result.A832]);&quot;&quot;; [$Result.A832])">
            <text:p/>
          </table:table-cell>
          <table:table-cell table:style-name="ce34" table:formula="of:=IF(ISBLANK([$Result.B832]);&quot;&quot;; [$Result.B832])">
            <text:p/>
          </table:table-cell>
          <table:table-cell table:content-validation-name="val1"/>
          <table:table-cell/>
        </table:table-row>
        <table:table-row table:style-name="ro6">
          <table:table-cell table:style-name="ce33" table:formula="of:=IF(ISBLANK([$Result.A833]);&quot;&quot;; [$Result.A833])">
            <text:p/>
          </table:table-cell>
          <table:table-cell table:style-name="ce34" table:formula="of:=IF(ISBLANK([$Result.B833]);&quot;&quot;; [$Result.B833])">
            <text:p/>
          </table:table-cell>
          <table:table-cell table:content-validation-name="val1"/>
          <table:table-cell/>
        </table:table-row>
        <table:table-row table:style-name="ro6">
          <table:table-cell table:style-name="ce33" table:formula="of:=IF(ISBLANK([$Result.A834]);&quot;&quot;; [$Result.A834])">
            <text:p/>
          </table:table-cell>
          <table:table-cell table:style-name="ce34" table:formula="of:=IF(ISBLANK([$Result.B834]);&quot;&quot;; [$Result.B834])">
            <text:p/>
          </table:table-cell>
          <table:table-cell table:content-validation-name="val1"/>
          <table:table-cell/>
        </table:table-row>
        <table:table-row table:style-name="ro6">
          <table:table-cell table:style-name="ce33" table:formula="of:=IF(ISBLANK([$Result.A835]);&quot;&quot;; [$Result.A835])">
            <text:p/>
          </table:table-cell>
          <table:table-cell table:style-name="ce34" table:formula="of:=IF(ISBLANK([$Result.B835]);&quot;&quot;; [$Result.B835])">
            <text:p/>
          </table:table-cell>
          <table:table-cell table:content-validation-name="val1"/>
          <table:table-cell/>
        </table:table-row>
        <table:table-row table:style-name="ro6">
          <table:table-cell table:style-name="ce33" table:formula="of:=IF(ISBLANK([$Result.A836]);&quot;&quot;; [$Result.A836])">
            <text:p/>
          </table:table-cell>
          <table:table-cell table:style-name="ce34" table:formula="of:=IF(ISBLANK([$Result.B836]);&quot;&quot;; [$Result.B836])">
            <text:p/>
          </table:table-cell>
          <table:table-cell table:content-validation-name="val1"/>
          <table:table-cell/>
        </table:table-row>
        <table:table-row table:style-name="ro6">
          <table:table-cell table:style-name="ce33" table:formula="of:=IF(ISBLANK([$Result.A837]);&quot;&quot;; [$Result.A837])">
            <text:p/>
          </table:table-cell>
          <table:table-cell table:style-name="ce34" table:formula="of:=IF(ISBLANK([$Result.B837]);&quot;&quot;; [$Result.B837])">
            <text:p/>
          </table:table-cell>
          <table:table-cell table:content-validation-name="val1"/>
          <table:table-cell/>
        </table:table-row>
        <table:table-row table:style-name="ro6">
          <table:table-cell table:style-name="ce33" table:formula="of:=IF(ISBLANK([$Result.A838]);&quot;&quot;; [$Result.A838])">
            <text:p/>
          </table:table-cell>
          <table:table-cell table:style-name="ce34" table:formula="of:=IF(ISBLANK([$Result.B838]);&quot;&quot;; [$Result.B838])">
            <text:p/>
          </table:table-cell>
          <table:table-cell table:content-validation-name="val1"/>
          <table:table-cell/>
        </table:table-row>
        <table:table-row table:style-name="ro6">
          <table:table-cell table:style-name="ce33" table:formula="of:=IF(ISBLANK([$Result.A839]);&quot;&quot;; [$Result.A839])">
            <text:p/>
          </table:table-cell>
          <table:table-cell table:style-name="ce34" table:formula="of:=IF(ISBLANK([$Result.B839]);&quot;&quot;; [$Result.B839])">
            <text:p/>
          </table:table-cell>
          <table:table-cell table:content-validation-name="val1"/>
          <table:table-cell/>
        </table:table-row>
        <table:table-row table:style-name="ro6">
          <table:table-cell table:style-name="ce33" table:formula="of:=IF(ISBLANK([$Result.A840]);&quot;&quot;; [$Result.A840])">
            <text:p/>
          </table:table-cell>
          <table:table-cell table:style-name="ce34" table:formula="of:=IF(ISBLANK([$Result.B840]);&quot;&quot;; [$Result.B840])">
            <text:p/>
          </table:table-cell>
          <table:table-cell table:content-validation-name="val1"/>
          <table:table-cell/>
        </table:table-row>
        <table:table-row table:style-name="ro6">
          <table:table-cell table:style-name="ce33" table:formula="of:=IF(ISBLANK([$Result.A841]);&quot;&quot;; [$Result.A841])">
            <text:p/>
          </table:table-cell>
          <table:table-cell table:style-name="ce34" table:formula="of:=IF(ISBLANK([$Result.B841]);&quot;&quot;; [$Result.B841])">
            <text:p/>
          </table:table-cell>
          <table:table-cell table:content-validation-name="val1"/>
          <table:table-cell/>
        </table:table-row>
        <table:table-row table:style-name="ro6">
          <table:table-cell table:style-name="ce33" table:formula="of:=IF(ISBLANK([$Result.A842]);&quot;&quot;; [$Result.A842])">
            <text:p/>
          </table:table-cell>
          <table:table-cell table:style-name="ce34" table:formula="of:=IF(ISBLANK([$Result.B842]);&quot;&quot;; [$Result.B842])">
            <text:p/>
          </table:table-cell>
          <table:table-cell table:content-validation-name="val1"/>
          <table:table-cell/>
        </table:table-row>
        <table:table-row table:style-name="ro6">
          <table:table-cell table:style-name="ce33" table:formula="of:=IF(ISBLANK([$Result.A843]);&quot;&quot;; [$Result.A843])">
            <text:p/>
          </table:table-cell>
          <table:table-cell table:style-name="ce34" table:formula="of:=IF(ISBLANK([$Result.B843]);&quot;&quot;; [$Result.B843])">
            <text:p/>
          </table:table-cell>
          <table:table-cell table:content-validation-name="val1"/>
          <table:table-cell/>
        </table:table-row>
        <table:table-row table:style-name="ro6">
          <table:table-cell table:style-name="ce33" table:formula="of:=IF(ISBLANK([$Result.A844]);&quot;&quot;; [$Result.A844])">
            <text:p/>
          </table:table-cell>
          <table:table-cell table:style-name="ce34" table:formula="of:=IF(ISBLANK([$Result.B844]);&quot;&quot;; [$Result.B844])">
            <text:p/>
          </table:table-cell>
          <table:table-cell table:content-validation-name="val1"/>
          <table:table-cell/>
        </table:table-row>
        <table:table-row table:style-name="ro6">
          <table:table-cell table:style-name="ce33" table:formula="of:=IF(ISBLANK([$Result.A845]);&quot;&quot;; [$Result.A845])">
            <text:p/>
          </table:table-cell>
          <table:table-cell table:style-name="ce34" table:formula="of:=IF(ISBLANK([$Result.B845]);&quot;&quot;; [$Result.B845])">
            <text:p/>
          </table:table-cell>
          <table:table-cell table:content-validation-name="val1"/>
          <table:table-cell/>
        </table:table-row>
        <table:table-row table:style-name="ro6">
          <table:table-cell table:style-name="ce33" table:formula="of:=IF(ISBLANK([$Result.A846]);&quot;&quot;; [$Result.A846])">
            <text:p/>
          </table:table-cell>
          <table:table-cell table:style-name="ce34" table:formula="of:=IF(ISBLANK([$Result.B846]);&quot;&quot;; [$Result.B846])">
            <text:p/>
          </table:table-cell>
          <table:table-cell table:content-validation-name="val1"/>
          <table:table-cell/>
        </table:table-row>
        <table:table-row table:style-name="ro6">
          <table:table-cell table:style-name="ce33" table:formula="of:=IF(ISBLANK([$Result.A847]);&quot;&quot;; [$Result.A847])">
            <text:p/>
          </table:table-cell>
          <table:table-cell table:style-name="ce34" table:formula="of:=IF(ISBLANK([$Result.B847]);&quot;&quot;; [$Result.B847])">
            <text:p/>
          </table:table-cell>
          <table:table-cell table:content-validation-name="val1"/>
          <table:table-cell/>
        </table:table-row>
        <table:table-row table:style-name="ro6">
          <table:table-cell table:style-name="ce33" table:formula="of:=IF(ISBLANK([$Result.A848]);&quot;&quot;; [$Result.A848])">
            <text:p/>
          </table:table-cell>
          <table:table-cell table:style-name="ce34" table:formula="of:=IF(ISBLANK([$Result.B848]);&quot;&quot;; [$Result.B848])">
            <text:p/>
          </table:table-cell>
          <table:table-cell table:content-validation-name="val1"/>
          <table:table-cell/>
        </table:table-row>
        <table:table-row table:style-name="ro6">
          <table:table-cell table:style-name="ce33" table:formula="of:=IF(ISBLANK([$Result.A849]);&quot;&quot;; [$Result.A849])">
            <text:p/>
          </table:table-cell>
          <table:table-cell table:style-name="ce34" table:formula="of:=IF(ISBLANK([$Result.B849]);&quot;&quot;; [$Result.B849])">
            <text:p/>
          </table:table-cell>
          <table:table-cell table:content-validation-name="val1"/>
          <table:table-cell/>
        </table:table-row>
        <table:table-row table:style-name="ro6">
          <table:table-cell table:style-name="ce33" table:formula="of:=IF(ISBLANK([$Result.A850]);&quot;&quot;; [$Result.A850])">
            <text:p/>
          </table:table-cell>
          <table:table-cell table:style-name="ce34" table:formula="of:=IF(ISBLANK([$Result.B850]);&quot;&quot;; [$Result.B850])">
            <text:p/>
          </table:table-cell>
          <table:table-cell table:content-validation-name="val1"/>
          <table:table-cell/>
        </table:table-row>
        <table:table-row table:style-name="ro6">
          <table:table-cell table:style-name="ce33" table:formula="of:=IF(ISBLANK([$Result.A851]);&quot;&quot;; [$Result.A851])">
            <text:p/>
          </table:table-cell>
          <table:table-cell table:style-name="ce34" table:formula="of:=IF(ISBLANK([$Result.B851]);&quot;&quot;; [$Result.B851])">
            <text:p/>
          </table:table-cell>
          <table:table-cell table:content-validation-name="val1"/>
          <table:table-cell/>
        </table:table-row>
        <table:table-row table:style-name="ro6">
          <table:table-cell table:style-name="ce33" table:formula="of:=IF(ISBLANK([$Result.A852]);&quot;&quot;; [$Result.A852])">
            <text:p/>
          </table:table-cell>
          <table:table-cell table:style-name="ce34" table:formula="of:=IF(ISBLANK([$Result.B852]);&quot;&quot;; [$Result.B852])">
            <text:p/>
          </table:table-cell>
          <table:table-cell table:content-validation-name="val1"/>
          <table:table-cell/>
        </table:table-row>
        <table:table-row table:style-name="ro6">
          <table:table-cell table:style-name="ce33" table:formula="of:=IF(ISBLANK([$Result.A853]);&quot;&quot;; [$Result.A853])">
            <text:p/>
          </table:table-cell>
          <table:table-cell table:style-name="ce34" table:formula="of:=IF(ISBLANK([$Result.B853]);&quot;&quot;; [$Result.B853])">
            <text:p/>
          </table:table-cell>
          <table:table-cell table:content-validation-name="val1"/>
          <table:table-cell/>
        </table:table-row>
        <table:table-row table:style-name="ro6">
          <table:table-cell table:style-name="ce33" table:formula="of:=IF(ISBLANK([$Result.A854]);&quot;&quot;; [$Result.A854])">
            <text:p/>
          </table:table-cell>
          <table:table-cell table:style-name="ce34" table:formula="of:=IF(ISBLANK([$Result.B854]);&quot;&quot;; [$Result.B854])">
            <text:p/>
          </table:table-cell>
          <table:table-cell table:content-validation-name="val1"/>
          <table:table-cell/>
        </table:table-row>
        <table:table-row table:style-name="ro6">
          <table:table-cell table:style-name="ce33" table:formula="of:=IF(ISBLANK([$Result.A855]);&quot;&quot;; [$Result.A855])">
            <text:p/>
          </table:table-cell>
          <table:table-cell table:style-name="ce34" table:formula="of:=IF(ISBLANK([$Result.B855]);&quot;&quot;; [$Result.B855])">
            <text:p/>
          </table:table-cell>
          <table:table-cell table:content-validation-name="val1"/>
          <table:table-cell/>
        </table:table-row>
        <table:table-row table:style-name="ro6">
          <table:table-cell table:style-name="ce33" table:formula="of:=IF(ISBLANK([$Result.A856]);&quot;&quot;; [$Result.A856])">
            <text:p/>
          </table:table-cell>
          <table:table-cell table:style-name="ce34" table:formula="of:=IF(ISBLANK([$Result.B856]);&quot;&quot;; [$Result.B856])">
            <text:p/>
          </table:table-cell>
          <table:table-cell table:content-validation-name="val1"/>
          <table:table-cell/>
        </table:table-row>
        <table:table-row table:style-name="ro6">
          <table:table-cell table:style-name="ce33" table:formula="of:=IF(ISBLANK([$Result.A857]);&quot;&quot;; [$Result.A857])">
            <text:p/>
          </table:table-cell>
          <table:table-cell table:style-name="ce34" table:formula="of:=IF(ISBLANK([$Result.B857]);&quot;&quot;; [$Result.B857])">
            <text:p/>
          </table:table-cell>
          <table:table-cell table:content-validation-name="val1"/>
          <table:table-cell/>
        </table:table-row>
        <table:table-row table:style-name="ro6">
          <table:table-cell table:style-name="ce33" table:formula="of:=IF(ISBLANK([$Result.A858]);&quot;&quot;; [$Result.A858])">
            <text:p/>
          </table:table-cell>
          <table:table-cell table:style-name="ce34" table:formula="of:=IF(ISBLANK([$Result.B858]);&quot;&quot;; [$Result.B858])">
            <text:p/>
          </table:table-cell>
          <table:table-cell table:content-validation-name="val1"/>
          <table:table-cell/>
        </table:table-row>
        <table:table-row table:style-name="ro6">
          <table:table-cell table:style-name="ce33" table:formula="of:=IF(ISBLANK([$Result.A859]);&quot;&quot;; [$Result.A859])">
            <text:p/>
          </table:table-cell>
          <table:table-cell table:style-name="ce34" table:formula="of:=IF(ISBLANK([$Result.B859]);&quot;&quot;; [$Result.B859])">
            <text:p/>
          </table:table-cell>
          <table:table-cell table:content-validation-name="val1"/>
          <table:table-cell/>
        </table:table-row>
        <table:table-row table:style-name="ro6">
          <table:table-cell table:style-name="ce33" table:formula="of:=IF(ISBLANK([$Result.A860]);&quot;&quot;; [$Result.A860])">
            <text:p/>
          </table:table-cell>
          <table:table-cell table:style-name="ce34" table:formula="of:=IF(ISBLANK([$Result.B860]);&quot;&quot;; [$Result.B860])">
            <text:p/>
          </table:table-cell>
          <table:table-cell table:content-validation-name="val1"/>
          <table:table-cell/>
        </table:table-row>
        <table:table-row table:style-name="ro6">
          <table:table-cell table:style-name="ce33" table:formula="of:=IF(ISBLANK([$Result.A861]);&quot;&quot;; [$Result.A861])">
            <text:p/>
          </table:table-cell>
          <table:table-cell table:style-name="ce34" table:formula="of:=IF(ISBLANK([$Result.B861]);&quot;&quot;; [$Result.B861])">
            <text:p/>
          </table:table-cell>
          <table:table-cell table:content-validation-name="val1"/>
          <table:table-cell/>
        </table:table-row>
        <table:table-row table:style-name="ro6">
          <table:table-cell table:style-name="ce33" table:formula="of:=IF(ISBLANK([$Result.A862]);&quot;&quot;; [$Result.A862])">
            <text:p/>
          </table:table-cell>
          <table:table-cell table:style-name="ce34" table:formula="of:=IF(ISBLANK([$Result.B862]);&quot;&quot;; [$Result.B862])">
            <text:p/>
          </table:table-cell>
          <table:table-cell table:content-validation-name="val1"/>
          <table:table-cell/>
        </table:table-row>
        <table:table-row table:style-name="ro6">
          <table:table-cell table:style-name="ce33" table:formula="of:=IF(ISBLANK([$Result.A863]);&quot;&quot;; [$Result.A863])">
            <text:p/>
          </table:table-cell>
          <table:table-cell table:style-name="ce34" table:formula="of:=IF(ISBLANK([$Result.B863]);&quot;&quot;; [$Result.B863])">
            <text:p/>
          </table:table-cell>
          <table:table-cell table:content-validation-name="val1"/>
          <table:table-cell/>
        </table:table-row>
        <table:table-row table:style-name="ro6">
          <table:table-cell table:style-name="ce33" table:formula="of:=IF(ISBLANK([$Result.A864]);&quot;&quot;; [$Result.A864])">
            <text:p/>
          </table:table-cell>
          <table:table-cell table:style-name="ce34" table:formula="of:=IF(ISBLANK([$Result.B864]);&quot;&quot;; [$Result.B864])">
            <text:p/>
          </table:table-cell>
          <table:table-cell table:content-validation-name="val1"/>
          <table:table-cell/>
        </table:table-row>
        <table:table-row table:style-name="ro6">
          <table:table-cell table:style-name="ce33" table:formula="of:=IF(ISBLANK([$Result.A865]);&quot;&quot;; [$Result.A865])">
            <text:p/>
          </table:table-cell>
          <table:table-cell table:style-name="ce34" table:formula="of:=IF(ISBLANK([$Result.B865]);&quot;&quot;; [$Result.B865])">
            <text:p/>
          </table:table-cell>
          <table:table-cell table:content-validation-name="val1"/>
          <table:table-cell/>
        </table:table-row>
        <table:table-row table:style-name="ro6">
          <table:table-cell table:style-name="ce33" table:formula="of:=IF(ISBLANK([$Result.A866]);&quot;&quot;; [$Result.A866])">
            <text:p/>
          </table:table-cell>
          <table:table-cell table:style-name="ce34" table:formula="of:=IF(ISBLANK([$Result.B866]);&quot;&quot;; [$Result.B866])">
            <text:p/>
          </table:table-cell>
          <table:table-cell table:content-validation-name="val1"/>
          <table:table-cell/>
        </table:table-row>
        <table:table-row table:style-name="ro6">
          <table:table-cell table:style-name="ce33" table:formula="of:=IF(ISBLANK([$Result.A867]);&quot;&quot;; [$Result.A867])">
            <text:p/>
          </table:table-cell>
          <table:table-cell table:style-name="ce34" table:formula="of:=IF(ISBLANK([$Result.B867]);&quot;&quot;; [$Result.B867])">
            <text:p/>
          </table:table-cell>
          <table:table-cell table:content-validation-name="val1"/>
          <table:table-cell/>
        </table:table-row>
        <table:table-row table:style-name="ro6">
          <table:table-cell table:style-name="ce33" table:formula="of:=IF(ISBLANK([$Result.A868]);&quot;&quot;; [$Result.A868])">
            <text:p/>
          </table:table-cell>
          <table:table-cell table:style-name="ce34" table:formula="of:=IF(ISBLANK([$Result.B868]);&quot;&quot;; [$Result.B868])">
            <text:p/>
          </table:table-cell>
          <table:table-cell table:content-validation-name="val1"/>
          <table:table-cell/>
        </table:table-row>
        <table:table-row table:style-name="ro6">
          <table:table-cell table:style-name="ce33" table:formula="of:=IF(ISBLANK([$Result.A869]);&quot;&quot;; [$Result.A869])">
            <text:p/>
          </table:table-cell>
          <table:table-cell table:style-name="ce34" table:formula="of:=IF(ISBLANK([$Result.B869]);&quot;&quot;; [$Result.B869])">
            <text:p/>
          </table:table-cell>
          <table:table-cell table:content-validation-name="val1"/>
          <table:table-cell/>
        </table:table-row>
        <table:table-row table:style-name="ro6">
          <table:table-cell table:style-name="ce33" table:formula="of:=IF(ISBLANK([$Result.A870]);&quot;&quot;; [$Result.A870])">
            <text:p/>
          </table:table-cell>
          <table:table-cell table:style-name="ce34" table:formula="of:=IF(ISBLANK([$Result.B870]);&quot;&quot;; [$Result.B870])">
            <text:p/>
          </table:table-cell>
          <table:table-cell table:content-validation-name="val1"/>
          <table:table-cell/>
        </table:table-row>
        <table:table-row table:style-name="ro6">
          <table:table-cell table:style-name="ce33" table:formula="of:=IF(ISBLANK([$Result.A871]);&quot;&quot;; [$Result.A871])">
            <text:p/>
          </table:table-cell>
          <table:table-cell table:style-name="ce34" table:formula="of:=IF(ISBLANK([$Result.B871]);&quot;&quot;; [$Result.B871])">
            <text:p/>
          </table:table-cell>
          <table:table-cell table:content-validation-name="val1"/>
          <table:table-cell/>
        </table:table-row>
        <table:table-row table:style-name="ro6">
          <table:table-cell table:style-name="ce33" table:formula="of:=IF(ISBLANK([$Result.A872]);&quot;&quot;; [$Result.A872])">
            <text:p/>
          </table:table-cell>
          <table:table-cell table:style-name="ce34" table:formula="of:=IF(ISBLANK([$Result.B872]);&quot;&quot;; [$Result.B872])">
            <text:p/>
          </table:table-cell>
          <table:table-cell table:content-validation-name="val1"/>
          <table:table-cell/>
        </table:table-row>
        <table:table-row table:style-name="ro6">
          <table:table-cell table:style-name="ce33" table:formula="of:=IF(ISBLANK([$Result.A873]);&quot;&quot;; [$Result.A873])">
            <text:p/>
          </table:table-cell>
          <table:table-cell table:style-name="ce34" table:formula="of:=IF(ISBLANK([$Result.B873]);&quot;&quot;; [$Result.B873])">
            <text:p/>
          </table:table-cell>
          <table:table-cell table:content-validation-name="val1"/>
          <table:table-cell/>
        </table:table-row>
        <table:table-row table:style-name="ro6">
          <table:table-cell table:style-name="ce33" table:formula="of:=IF(ISBLANK([$Result.A874]);&quot;&quot;; [$Result.A874])">
            <text:p/>
          </table:table-cell>
          <table:table-cell table:style-name="ce34" table:formula="of:=IF(ISBLANK([$Result.B874]);&quot;&quot;; [$Result.B874])">
            <text:p/>
          </table:table-cell>
          <table:table-cell table:content-validation-name="val1"/>
          <table:table-cell/>
        </table:table-row>
        <table:table-row table:style-name="ro6">
          <table:table-cell table:style-name="ce33" table:formula="of:=IF(ISBLANK([$Result.A875]);&quot;&quot;; [$Result.A875])">
            <text:p/>
          </table:table-cell>
          <table:table-cell table:style-name="ce34" table:formula="of:=IF(ISBLANK([$Result.B875]);&quot;&quot;; [$Result.B875])">
            <text:p/>
          </table:table-cell>
          <table:table-cell table:content-validation-name="val1"/>
          <table:table-cell/>
        </table:table-row>
        <table:table-row table:style-name="ro6">
          <table:table-cell table:style-name="ce33" table:formula="of:=IF(ISBLANK([$Result.A876]);&quot;&quot;; [$Result.A876])">
            <text:p/>
          </table:table-cell>
          <table:table-cell table:style-name="ce34" table:formula="of:=IF(ISBLANK([$Result.B876]);&quot;&quot;; [$Result.B876])">
            <text:p/>
          </table:table-cell>
          <table:table-cell table:content-validation-name="val1"/>
          <table:table-cell/>
        </table:table-row>
        <table:table-row table:style-name="ro6">
          <table:table-cell table:style-name="ce33" table:formula="of:=IF(ISBLANK([$Result.A877]);&quot;&quot;; [$Result.A877])">
            <text:p/>
          </table:table-cell>
          <table:table-cell table:style-name="ce34" table:formula="of:=IF(ISBLANK([$Result.B877]);&quot;&quot;; [$Result.B877])">
            <text:p/>
          </table:table-cell>
          <table:table-cell table:content-validation-name="val1"/>
          <table:table-cell/>
        </table:table-row>
        <table:table-row table:style-name="ro6">
          <table:table-cell table:style-name="ce33" table:formula="of:=IF(ISBLANK([$Result.A878]);&quot;&quot;; [$Result.A878])">
            <text:p/>
          </table:table-cell>
          <table:table-cell table:style-name="ce34" table:formula="of:=IF(ISBLANK([$Result.B878]);&quot;&quot;; [$Result.B878])">
            <text:p/>
          </table:table-cell>
          <table:table-cell table:content-validation-name="val1"/>
          <table:table-cell/>
        </table:table-row>
        <table:table-row table:style-name="ro6">
          <table:table-cell table:style-name="ce33" table:formula="of:=IF(ISBLANK([$Result.A879]);&quot;&quot;; [$Result.A879])">
            <text:p/>
          </table:table-cell>
          <table:table-cell table:style-name="ce34" table:formula="of:=IF(ISBLANK([$Result.B879]);&quot;&quot;; [$Result.B879])">
            <text:p/>
          </table:table-cell>
          <table:table-cell table:content-validation-name="val1"/>
          <table:table-cell/>
        </table:table-row>
        <table:table-row table:style-name="ro6">
          <table:table-cell table:style-name="ce33" table:formula="of:=IF(ISBLANK([$Result.A880]);&quot;&quot;; [$Result.A880])">
            <text:p/>
          </table:table-cell>
          <table:table-cell table:style-name="ce34" table:formula="of:=IF(ISBLANK([$Result.B880]);&quot;&quot;; [$Result.B880])">
            <text:p/>
          </table:table-cell>
          <table:table-cell table:content-validation-name="val1"/>
          <table:table-cell/>
        </table:table-row>
        <table:table-row table:style-name="ro6">
          <table:table-cell table:style-name="ce33" table:formula="of:=IF(ISBLANK([$Result.A881]);&quot;&quot;; [$Result.A881])">
            <text:p/>
          </table:table-cell>
          <table:table-cell table:style-name="ce34" table:formula="of:=IF(ISBLANK([$Result.B881]);&quot;&quot;; [$Result.B881])">
            <text:p/>
          </table:table-cell>
          <table:table-cell table:content-validation-name="val1"/>
          <table:table-cell/>
        </table:table-row>
        <table:table-row table:style-name="ro6">
          <table:table-cell table:style-name="ce33" table:formula="of:=IF(ISBLANK([$Result.A882]);&quot;&quot;; [$Result.A882])">
            <text:p/>
          </table:table-cell>
          <table:table-cell table:style-name="ce34" table:formula="of:=IF(ISBLANK([$Result.B882]);&quot;&quot;; [$Result.B882])">
            <text:p/>
          </table:table-cell>
          <table:table-cell table:content-validation-name="val1"/>
          <table:table-cell/>
        </table:table-row>
        <table:table-row table:style-name="ro6">
          <table:table-cell table:style-name="ce33" table:formula="of:=IF(ISBLANK([$Result.A883]);&quot;&quot;; [$Result.A883])">
            <text:p/>
          </table:table-cell>
          <table:table-cell table:style-name="ce34" table:formula="of:=IF(ISBLANK([$Result.B883]);&quot;&quot;; [$Result.B883])">
            <text:p/>
          </table:table-cell>
          <table:table-cell table:content-validation-name="val1"/>
          <table:table-cell/>
        </table:table-row>
        <table:table-row table:style-name="ro6">
          <table:table-cell table:style-name="ce33" table:formula="of:=IF(ISBLANK([$Result.A884]);&quot;&quot;; [$Result.A884])">
            <text:p/>
          </table:table-cell>
          <table:table-cell table:style-name="ce34" table:formula="of:=IF(ISBLANK([$Result.B884]);&quot;&quot;; [$Result.B884])">
            <text:p/>
          </table:table-cell>
          <table:table-cell table:content-validation-name="val1"/>
          <table:table-cell/>
        </table:table-row>
        <table:table-row table:style-name="ro6">
          <table:table-cell table:style-name="ce33" table:formula="of:=IF(ISBLANK([$Result.A885]);&quot;&quot;; [$Result.A885])">
            <text:p/>
          </table:table-cell>
          <table:table-cell table:style-name="ce34" table:formula="of:=IF(ISBLANK([$Result.B885]);&quot;&quot;; [$Result.B885])">
            <text:p/>
          </table:table-cell>
          <table:table-cell table:content-validation-name="val1"/>
          <table:table-cell/>
        </table:table-row>
        <table:table-row table:style-name="ro6">
          <table:table-cell table:style-name="ce33" table:formula="of:=IF(ISBLANK([$Result.A886]);&quot;&quot;; [$Result.A886])">
            <text:p/>
          </table:table-cell>
          <table:table-cell table:style-name="ce34" table:formula="of:=IF(ISBLANK([$Result.B886]);&quot;&quot;; [$Result.B886])">
            <text:p/>
          </table:table-cell>
          <table:table-cell table:content-validation-name="val1"/>
          <table:table-cell/>
        </table:table-row>
        <table:table-row table:style-name="ro6">
          <table:table-cell table:style-name="ce33" table:formula="of:=IF(ISBLANK([$Result.A887]);&quot;&quot;; [$Result.A887])">
            <text:p/>
          </table:table-cell>
          <table:table-cell table:style-name="ce34" table:formula="of:=IF(ISBLANK([$Result.B887]);&quot;&quot;; [$Result.B887])">
            <text:p/>
          </table:table-cell>
          <table:table-cell table:content-validation-name="val1"/>
          <table:table-cell/>
        </table:table-row>
        <table:table-row table:style-name="ro6">
          <table:table-cell table:style-name="ce33" table:formula="of:=IF(ISBLANK([$Result.A888]);&quot;&quot;; [$Result.A888])">
            <text:p/>
          </table:table-cell>
          <table:table-cell table:style-name="ce34" table:formula="of:=IF(ISBLANK([$Result.B888]);&quot;&quot;; [$Result.B888])">
            <text:p/>
          </table:table-cell>
          <table:table-cell table:content-validation-name="val1"/>
          <table:table-cell/>
        </table:table-row>
        <table:table-row table:style-name="ro6">
          <table:table-cell table:style-name="ce33" table:formula="of:=IF(ISBLANK([$Result.A889]);&quot;&quot;; [$Result.A889])">
            <text:p/>
          </table:table-cell>
          <table:table-cell table:style-name="ce34" table:formula="of:=IF(ISBLANK([$Result.B889]);&quot;&quot;; [$Result.B889])">
            <text:p/>
          </table:table-cell>
          <table:table-cell table:content-validation-name="val1"/>
          <table:table-cell/>
        </table:table-row>
        <table:table-row table:style-name="ro6">
          <table:table-cell table:style-name="ce33" table:formula="of:=IF(ISBLANK([$Result.A890]);&quot;&quot;; [$Result.A890])">
            <text:p/>
          </table:table-cell>
          <table:table-cell table:style-name="ce34" table:formula="of:=IF(ISBLANK([$Result.B890]);&quot;&quot;; [$Result.B890])">
            <text:p/>
          </table:table-cell>
          <table:table-cell table:content-validation-name="val1"/>
          <table:table-cell/>
        </table:table-row>
        <table:table-row table:style-name="ro6">
          <table:table-cell table:style-name="ce33" table:formula="of:=IF(ISBLANK([$Result.A891]);&quot;&quot;; [$Result.A891])">
            <text:p/>
          </table:table-cell>
          <table:table-cell table:style-name="ce34" table:formula="of:=IF(ISBLANK([$Result.B891]);&quot;&quot;; [$Result.B891])">
            <text:p/>
          </table:table-cell>
          <table:table-cell table:content-validation-name="val1"/>
          <table:table-cell/>
        </table:table-row>
        <table:table-row table:style-name="ro6">
          <table:table-cell table:style-name="ce33" table:formula="of:=IF(ISBLANK([$Result.A892]);&quot;&quot;; [$Result.A892])">
            <text:p/>
          </table:table-cell>
          <table:table-cell table:style-name="ce34" table:formula="of:=IF(ISBLANK([$Result.B892]);&quot;&quot;; [$Result.B892])">
            <text:p/>
          </table:table-cell>
          <table:table-cell table:content-validation-name="val1"/>
          <table:table-cell/>
        </table:table-row>
        <table:table-row table:style-name="ro6">
          <table:table-cell table:style-name="ce33" table:formula="of:=IF(ISBLANK([$Result.A893]);&quot;&quot;; [$Result.A893])">
            <text:p/>
          </table:table-cell>
          <table:table-cell table:style-name="ce34" table:formula="of:=IF(ISBLANK([$Result.B893]);&quot;&quot;; [$Result.B893])">
            <text:p/>
          </table:table-cell>
          <table:table-cell table:content-validation-name="val1"/>
          <table:table-cell/>
        </table:table-row>
        <table:table-row table:style-name="ro6">
          <table:table-cell table:style-name="ce33" table:formula="of:=IF(ISBLANK([$Result.A894]);&quot;&quot;; [$Result.A894])">
            <text:p/>
          </table:table-cell>
          <table:table-cell table:style-name="ce34" table:formula="of:=IF(ISBLANK([$Result.B894]);&quot;&quot;; [$Result.B894])">
            <text:p/>
          </table:table-cell>
          <table:table-cell table:content-validation-name="val1"/>
          <table:table-cell/>
        </table:table-row>
        <table:table-row table:style-name="ro6">
          <table:table-cell table:style-name="ce33" table:formula="of:=IF(ISBLANK([$Result.A895]);&quot;&quot;; [$Result.A895])">
            <text:p/>
          </table:table-cell>
          <table:table-cell table:style-name="ce34" table:formula="of:=IF(ISBLANK([$Result.B895]);&quot;&quot;; [$Result.B895])">
            <text:p/>
          </table:table-cell>
          <table:table-cell table:content-validation-name="val1"/>
          <table:table-cell/>
        </table:table-row>
        <table:table-row table:style-name="ro6">
          <table:table-cell table:style-name="ce33" table:formula="of:=IF(ISBLANK([$Result.A896]);&quot;&quot;; [$Result.A896])">
            <text:p/>
          </table:table-cell>
          <table:table-cell table:style-name="ce34" table:formula="of:=IF(ISBLANK([$Result.B896]);&quot;&quot;; [$Result.B896])">
            <text:p/>
          </table:table-cell>
          <table:table-cell table:content-validation-name="val1"/>
          <table:table-cell/>
        </table:table-row>
        <table:table-row table:style-name="ro6">
          <table:table-cell table:style-name="ce33" table:formula="of:=IF(ISBLANK([$Result.A897]);&quot;&quot;; [$Result.A897])">
            <text:p/>
          </table:table-cell>
          <table:table-cell table:style-name="ce34" table:formula="of:=IF(ISBLANK([$Result.B897]);&quot;&quot;; [$Result.B897])">
            <text:p/>
          </table:table-cell>
          <table:table-cell table:content-validation-name="val1"/>
          <table:table-cell/>
        </table:table-row>
        <table:table-row table:style-name="ro6">
          <table:table-cell table:style-name="ce33" table:formula="of:=IF(ISBLANK([$Result.A898]);&quot;&quot;; [$Result.A898])">
            <text:p/>
          </table:table-cell>
          <table:table-cell table:style-name="ce34" table:formula="of:=IF(ISBLANK([$Result.B898]);&quot;&quot;; [$Result.B898])">
            <text:p/>
          </table:table-cell>
          <table:table-cell table:content-validation-name="val1"/>
          <table:table-cell/>
        </table:table-row>
        <table:table-row table:style-name="ro6">
          <table:table-cell table:style-name="ce33" table:formula="of:=IF(ISBLANK([$Result.A899]);&quot;&quot;; [$Result.A899])">
            <text:p/>
          </table:table-cell>
          <table:table-cell table:style-name="ce34" table:formula="of:=IF(ISBLANK([$Result.B899]);&quot;&quot;; [$Result.B899])">
            <text:p/>
          </table:table-cell>
          <table:table-cell table:content-validation-name="val1"/>
          <table:table-cell/>
        </table:table-row>
        <table:table-row table:style-name="ro6">
          <table:table-cell table:style-name="ce33" table:formula="of:=IF(ISBLANK([$Result.A900]);&quot;&quot;; [$Result.A900])">
            <text:p/>
          </table:table-cell>
          <table:table-cell table:style-name="ce34" table:formula="of:=IF(ISBLANK([$Result.B900]);&quot;&quot;; [$Result.B900])">
            <text:p/>
          </table:table-cell>
          <table:table-cell table:content-validation-name="val1"/>
          <table:table-cell/>
        </table:table-row>
        <table:table-row table:style-name="ro6">
          <table:table-cell table:style-name="ce33" table:formula="of:=IF(ISBLANK([$Result.A901]);&quot;&quot;; [$Result.A901])">
            <text:p/>
          </table:table-cell>
          <table:table-cell table:style-name="ce34" table:formula="of:=IF(ISBLANK([$Result.B901]);&quot;&quot;; [$Result.B901])">
            <text:p/>
          </table:table-cell>
          <table:table-cell table:content-validation-name="val1"/>
          <table:table-cell/>
        </table:table-row>
        <table:table-row table:style-name="ro6">
          <table:table-cell table:style-name="ce33" table:formula="of:=IF(ISBLANK([$Result.A902]);&quot;&quot;; [$Result.A902])">
            <text:p/>
          </table:table-cell>
          <table:table-cell table:style-name="ce34" table:formula="of:=IF(ISBLANK([$Result.B902]);&quot;&quot;; [$Result.B902])">
            <text:p/>
          </table:table-cell>
          <table:table-cell table:content-validation-name="val1"/>
          <table:table-cell/>
        </table:table-row>
        <table:table-row table:style-name="ro6">
          <table:table-cell table:style-name="ce33" table:formula="of:=IF(ISBLANK([$Result.A903]);&quot;&quot;; [$Result.A903])">
            <text:p/>
          </table:table-cell>
          <table:table-cell table:style-name="ce34" table:formula="of:=IF(ISBLANK([$Result.B903]);&quot;&quot;; [$Result.B903])">
            <text:p/>
          </table:table-cell>
          <table:table-cell table:content-validation-name="val1"/>
          <table:table-cell/>
        </table:table-row>
        <table:table-row table:style-name="ro6">
          <table:table-cell table:style-name="ce33" table:formula="of:=IF(ISBLANK([$Result.A904]);&quot;&quot;; [$Result.A904])">
            <text:p/>
          </table:table-cell>
          <table:table-cell table:style-name="ce34" table:formula="of:=IF(ISBLANK([$Result.B904]);&quot;&quot;; [$Result.B904])">
            <text:p/>
          </table:table-cell>
          <table:table-cell table:content-validation-name="val1"/>
          <table:table-cell/>
        </table:table-row>
        <table:table-row table:style-name="ro6">
          <table:table-cell table:style-name="ce33" table:formula="of:=IF(ISBLANK([$Result.A905]);&quot;&quot;; [$Result.A905])">
            <text:p/>
          </table:table-cell>
          <table:table-cell table:style-name="ce34" table:formula="of:=IF(ISBLANK([$Result.B905]);&quot;&quot;; [$Result.B905])">
            <text:p/>
          </table:table-cell>
          <table:table-cell table:content-validation-name="val1"/>
          <table:table-cell/>
        </table:table-row>
        <table:table-row table:style-name="ro6">
          <table:table-cell table:style-name="ce33" table:formula="of:=IF(ISBLANK([$Result.A906]);&quot;&quot;; [$Result.A906])">
            <text:p/>
          </table:table-cell>
          <table:table-cell table:style-name="ce34" table:formula="of:=IF(ISBLANK([$Result.B906]);&quot;&quot;; [$Result.B906])">
            <text:p/>
          </table:table-cell>
          <table:table-cell table:content-validation-name="val1"/>
          <table:table-cell/>
        </table:table-row>
        <table:table-row table:style-name="ro6">
          <table:table-cell table:style-name="ce33" table:formula="of:=IF(ISBLANK([$Result.A907]);&quot;&quot;; [$Result.A907])">
            <text:p/>
          </table:table-cell>
          <table:table-cell table:style-name="ce34" table:formula="of:=IF(ISBLANK([$Result.B907]);&quot;&quot;; [$Result.B907])">
            <text:p/>
          </table:table-cell>
          <table:table-cell table:content-validation-name="val1"/>
          <table:table-cell/>
        </table:table-row>
        <table:table-row table:style-name="ro6">
          <table:table-cell table:style-name="ce33" table:formula="of:=IF(ISBLANK([$Result.A908]);&quot;&quot;; [$Result.A908])">
            <text:p/>
          </table:table-cell>
          <table:table-cell table:style-name="ce34" table:formula="of:=IF(ISBLANK([$Result.B908]);&quot;&quot;; [$Result.B908])">
            <text:p/>
          </table:table-cell>
          <table:table-cell table:content-validation-name="val1"/>
          <table:table-cell/>
        </table:table-row>
        <table:table-row table:style-name="ro6">
          <table:table-cell table:style-name="ce33" table:formula="of:=IF(ISBLANK([$Result.A909]);&quot;&quot;; [$Result.A909])">
            <text:p/>
          </table:table-cell>
          <table:table-cell table:style-name="ce34" table:formula="of:=IF(ISBLANK([$Result.B909]);&quot;&quot;; [$Result.B909])">
            <text:p/>
          </table:table-cell>
          <table:table-cell table:content-validation-name="val1"/>
          <table:table-cell/>
        </table:table-row>
        <table:table-row table:style-name="ro6">
          <table:table-cell table:style-name="ce33" table:formula="of:=IF(ISBLANK([$Result.A910]);&quot;&quot;; [$Result.A910])">
            <text:p/>
          </table:table-cell>
          <table:table-cell table:style-name="ce34" table:formula="of:=IF(ISBLANK([$Result.B910]);&quot;&quot;; [$Result.B910])">
            <text:p/>
          </table:table-cell>
          <table:table-cell table:content-validation-name="val1"/>
          <table:table-cell/>
        </table:table-row>
        <table:table-row table:style-name="ro6">
          <table:table-cell table:style-name="ce33" table:formula="of:=IF(ISBLANK([$Result.A911]);&quot;&quot;; [$Result.A911])">
            <text:p/>
          </table:table-cell>
          <table:table-cell table:style-name="ce34" table:formula="of:=IF(ISBLANK([$Result.B911]);&quot;&quot;; [$Result.B911])">
            <text:p/>
          </table:table-cell>
          <table:table-cell table:content-validation-name="val1"/>
          <table:table-cell/>
        </table:table-row>
        <table:table-row table:style-name="ro6">
          <table:table-cell table:style-name="ce33" table:formula="of:=IF(ISBLANK([$Result.A912]);&quot;&quot;; [$Result.A912])">
            <text:p/>
          </table:table-cell>
          <table:table-cell table:style-name="ce34" table:formula="of:=IF(ISBLANK([$Result.B912]);&quot;&quot;; [$Result.B912])">
            <text:p/>
          </table:table-cell>
          <table:table-cell table:content-validation-name="val1"/>
          <table:table-cell/>
        </table:table-row>
        <table:table-row table:style-name="ro6">
          <table:table-cell table:style-name="ce33" table:formula="of:=IF(ISBLANK([$Result.A913]);&quot;&quot;; [$Result.A913])">
            <text:p/>
          </table:table-cell>
          <table:table-cell table:style-name="ce34" table:formula="of:=IF(ISBLANK([$Result.B913]);&quot;&quot;; [$Result.B913])">
            <text:p/>
          </table:table-cell>
          <table:table-cell table:content-validation-name="val1"/>
          <table:table-cell/>
        </table:table-row>
        <table:table-row table:style-name="ro6">
          <table:table-cell table:style-name="ce33" table:formula="of:=IF(ISBLANK([$Result.A914]);&quot;&quot;; [$Result.A914])">
            <text:p/>
          </table:table-cell>
          <table:table-cell table:style-name="ce34" table:formula="of:=IF(ISBLANK([$Result.B914]);&quot;&quot;; [$Result.B914])">
            <text:p/>
          </table:table-cell>
          <table:table-cell table:content-validation-name="val1"/>
          <table:table-cell/>
        </table:table-row>
        <table:table-row table:style-name="ro6">
          <table:table-cell table:style-name="ce33" table:formula="of:=IF(ISBLANK([$Result.A915]);&quot;&quot;; [$Result.A915])">
            <text:p/>
          </table:table-cell>
          <table:table-cell table:style-name="ce34" table:formula="of:=IF(ISBLANK([$Result.B915]);&quot;&quot;; [$Result.B915])">
            <text:p/>
          </table:table-cell>
          <table:table-cell table:content-validation-name="val1"/>
          <table:table-cell/>
        </table:table-row>
        <table:table-row table:style-name="ro6">
          <table:table-cell table:style-name="ce33" table:formula="of:=IF(ISBLANK([$Result.A916]);&quot;&quot;; [$Result.A916])">
            <text:p/>
          </table:table-cell>
          <table:table-cell table:style-name="ce34" table:formula="of:=IF(ISBLANK([$Result.B916]);&quot;&quot;; [$Result.B916])">
            <text:p/>
          </table:table-cell>
          <table:table-cell table:content-validation-name="val1"/>
          <table:table-cell/>
        </table:table-row>
        <table:table-row table:style-name="ro6">
          <table:table-cell table:style-name="ce33" table:formula="of:=IF(ISBLANK([$Result.A917]);&quot;&quot;; [$Result.A917])">
            <text:p/>
          </table:table-cell>
          <table:table-cell table:style-name="ce34" table:formula="of:=IF(ISBLANK([$Result.B917]);&quot;&quot;; [$Result.B917])">
            <text:p/>
          </table:table-cell>
          <table:table-cell table:content-validation-name="val1"/>
          <table:table-cell/>
        </table:table-row>
        <table:table-row table:style-name="ro6">
          <table:table-cell table:style-name="ce33" table:formula="of:=IF(ISBLANK([$Result.A918]);&quot;&quot;; [$Result.A918])">
            <text:p/>
          </table:table-cell>
          <table:table-cell table:style-name="ce34" table:formula="of:=IF(ISBLANK([$Result.B918]);&quot;&quot;; [$Result.B918])">
            <text:p/>
          </table:table-cell>
          <table:table-cell table:content-validation-name="val1"/>
          <table:table-cell/>
        </table:table-row>
        <table:table-row table:style-name="ro6">
          <table:table-cell table:style-name="ce33" table:formula="of:=IF(ISBLANK([$Result.A919]);&quot;&quot;; [$Result.A919])">
            <text:p/>
          </table:table-cell>
          <table:table-cell table:style-name="ce34" table:formula="of:=IF(ISBLANK([$Result.B919]);&quot;&quot;; [$Result.B919])">
            <text:p/>
          </table:table-cell>
          <table:table-cell table:content-validation-name="val1"/>
          <table:table-cell/>
        </table:table-row>
        <table:table-row table:style-name="ro6">
          <table:table-cell table:style-name="ce33" table:formula="of:=IF(ISBLANK([$Result.A920]);&quot;&quot;; [$Result.A920])">
            <text:p/>
          </table:table-cell>
          <table:table-cell table:style-name="ce34" table:formula="of:=IF(ISBLANK([$Result.B920]);&quot;&quot;; [$Result.B920])">
            <text:p/>
          </table:table-cell>
          <table:table-cell table:content-validation-name="val1"/>
          <table:table-cell/>
        </table:table-row>
        <table:table-row table:style-name="ro6">
          <table:table-cell table:style-name="ce33" table:formula="of:=IF(ISBLANK([$Result.A921]);&quot;&quot;; [$Result.A921])">
            <text:p/>
          </table:table-cell>
          <table:table-cell table:style-name="ce34" table:formula="of:=IF(ISBLANK([$Result.B921]);&quot;&quot;; [$Result.B921])">
            <text:p/>
          </table:table-cell>
          <table:table-cell table:content-validation-name="val1"/>
          <table:table-cell/>
        </table:table-row>
        <table:table-row table:style-name="ro6">
          <table:table-cell table:style-name="ce33" table:formula="of:=IF(ISBLANK([$Result.A922]);&quot;&quot;; [$Result.A922])">
            <text:p/>
          </table:table-cell>
          <table:table-cell table:style-name="ce34" table:formula="of:=IF(ISBLANK([$Result.B922]);&quot;&quot;; [$Result.B922])">
            <text:p/>
          </table:table-cell>
          <table:table-cell table:content-validation-name="val1"/>
          <table:table-cell/>
        </table:table-row>
        <table:table-row table:style-name="ro6">
          <table:table-cell table:style-name="ce33" table:formula="of:=IF(ISBLANK([$Result.A923]);&quot;&quot;; [$Result.A923])">
            <text:p/>
          </table:table-cell>
          <table:table-cell table:style-name="ce34" table:formula="of:=IF(ISBLANK([$Result.B923]);&quot;&quot;; [$Result.B923])">
            <text:p/>
          </table:table-cell>
          <table:table-cell table:content-validation-name="val1"/>
          <table:table-cell/>
        </table:table-row>
        <table:table-row table:style-name="ro6">
          <table:table-cell table:style-name="ce33" table:formula="of:=IF(ISBLANK([$Result.A924]);&quot;&quot;; [$Result.A924])">
            <text:p/>
          </table:table-cell>
          <table:table-cell table:style-name="ce34" table:formula="of:=IF(ISBLANK([$Result.B924]);&quot;&quot;; [$Result.B924])">
            <text:p/>
          </table:table-cell>
          <table:table-cell table:content-validation-name="val1"/>
          <table:table-cell/>
        </table:table-row>
        <table:table-row table:style-name="ro6">
          <table:table-cell table:style-name="ce33" table:formula="of:=IF(ISBLANK([$Result.A925]);&quot;&quot;; [$Result.A925])">
            <text:p/>
          </table:table-cell>
          <table:table-cell table:style-name="ce34" table:formula="of:=IF(ISBLANK([$Result.B925]);&quot;&quot;; [$Result.B925])">
            <text:p/>
          </table:table-cell>
          <table:table-cell table:content-validation-name="val1"/>
          <table:table-cell/>
        </table:table-row>
        <table:table-row table:style-name="ro6">
          <table:table-cell table:style-name="ce33" table:formula="of:=IF(ISBLANK([$Result.A926]);&quot;&quot;; [$Result.A926])">
            <text:p/>
          </table:table-cell>
          <table:table-cell table:style-name="ce34" table:formula="of:=IF(ISBLANK([$Result.B926]);&quot;&quot;; [$Result.B926])">
            <text:p/>
          </table:table-cell>
          <table:table-cell table:content-validation-name="val1"/>
          <table:table-cell/>
        </table:table-row>
        <table:table-row table:style-name="ro6">
          <table:table-cell table:style-name="ce33" table:formula="of:=IF(ISBLANK([$Result.A927]);&quot;&quot;; [$Result.A927])">
            <text:p/>
          </table:table-cell>
          <table:table-cell table:style-name="ce34" table:formula="of:=IF(ISBLANK([$Result.B927]);&quot;&quot;; [$Result.B927])">
            <text:p/>
          </table:table-cell>
          <table:table-cell table:content-validation-name="val1"/>
          <table:table-cell/>
        </table:table-row>
        <table:table-row table:style-name="ro6">
          <table:table-cell table:style-name="ce33" table:formula="of:=IF(ISBLANK([$Result.A928]);&quot;&quot;; [$Result.A928])">
            <text:p/>
          </table:table-cell>
          <table:table-cell table:style-name="ce34" table:formula="of:=IF(ISBLANK([$Result.B928]);&quot;&quot;; [$Result.B928])">
            <text:p/>
          </table:table-cell>
          <table:table-cell table:content-validation-name="val1"/>
          <table:table-cell/>
        </table:table-row>
        <table:table-row table:style-name="ro6">
          <table:table-cell table:style-name="ce33" table:formula="of:=IF(ISBLANK([$Result.A929]);&quot;&quot;; [$Result.A929])">
            <text:p/>
          </table:table-cell>
          <table:table-cell table:style-name="ce34" table:formula="of:=IF(ISBLANK([$Result.B929]);&quot;&quot;; [$Result.B929])">
            <text:p/>
          </table:table-cell>
          <table:table-cell table:content-validation-name="val1"/>
          <table:table-cell/>
        </table:table-row>
        <table:table-row table:style-name="ro6">
          <table:table-cell table:style-name="ce33" table:formula="of:=IF(ISBLANK([$Result.A930]);&quot;&quot;; [$Result.A930])">
            <text:p/>
          </table:table-cell>
          <table:table-cell table:style-name="ce34" table:formula="of:=IF(ISBLANK([$Result.B930]);&quot;&quot;; [$Result.B930])">
            <text:p/>
          </table:table-cell>
          <table:table-cell table:content-validation-name="val1"/>
          <table:table-cell/>
        </table:table-row>
        <table:table-row table:style-name="ro6">
          <table:table-cell table:style-name="ce33" table:formula="of:=IF(ISBLANK([$Result.A931]);&quot;&quot;; [$Result.A931])">
            <text:p/>
          </table:table-cell>
          <table:table-cell table:style-name="ce34" table:formula="of:=IF(ISBLANK([$Result.B931]);&quot;&quot;; [$Result.B931])">
            <text:p/>
          </table:table-cell>
          <table:table-cell table:content-validation-name="val1"/>
          <table:table-cell/>
        </table:table-row>
        <table:table-row table:style-name="ro6">
          <table:table-cell table:style-name="ce33" table:formula="of:=IF(ISBLANK([$Result.A932]);&quot;&quot;; [$Result.A932])">
            <text:p/>
          </table:table-cell>
          <table:table-cell table:style-name="ce34" table:formula="of:=IF(ISBLANK([$Result.B932]);&quot;&quot;; [$Result.B932])">
            <text:p/>
          </table:table-cell>
          <table:table-cell table:content-validation-name="val1"/>
          <table:table-cell/>
        </table:table-row>
        <table:table-row table:style-name="ro6">
          <table:table-cell table:style-name="ce33" table:formula="of:=IF(ISBLANK([$Result.A933]);&quot;&quot;; [$Result.A933])">
            <text:p/>
          </table:table-cell>
          <table:table-cell table:style-name="ce34" table:formula="of:=IF(ISBLANK([$Result.B933]);&quot;&quot;; [$Result.B933])">
            <text:p/>
          </table:table-cell>
          <table:table-cell table:content-validation-name="val1"/>
          <table:table-cell/>
        </table:table-row>
        <table:table-row table:style-name="ro6">
          <table:table-cell table:style-name="ce33" table:formula="of:=IF(ISBLANK([$Result.A934]);&quot;&quot;; [$Result.A934])">
            <text:p/>
          </table:table-cell>
          <table:table-cell table:style-name="ce34" table:formula="of:=IF(ISBLANK([$Result.B934]);&quot;&quot;; [$Result.B934])">
            <text:p/>
          </table:table-cell>
          <table:table-cell table:content-validation-name="val1"/>
          <table:table-cell/>
        </table:table-row>
        <table:table-row table:style-name="ro6">
          <table:table-cell table:style-name="ce33" table:formula="of:=IF(ISBLANK([$Result.A935]);&quot;&quot;; [$Result.A935])">
            <text:p/>
          </table:table-cell>
          <table:table-cell table:style-name="ce34" table:formula="of:=IF(ISBLANK([$Result.B935]);&quot;&quot;; [$Result.B935])">
            <text:p/>
          </table:table-cell>
          <table:table-cell table:content-validation-name="val1"/>
          <table:table-cell/>
        </table:table-row>
        <table:table-row table:style-name="ro6">
          <table:table-cell table:style-name="ce33" table:formula="of:=IF(ISBLANK([$Result.A936]);&quot;&quot;; [$Result.A936])">
            <text:p/>
          </table:table-cell>
          <table:table-cell table:style-name="ce34" table:formula="of:=IF(ISBLANK([$Result.B936]);&quot;&quot;; [$Result.B936])">
            <text:p/>
          </table:table-cell>
          <table:table-cell table:content-validation-name="val1"/>
          <table:table-cell/>
        </table:table-row>
        <table:table-row table:style-name="ro6">
          <table:table-cell table:style-name="ce33" table:formula="of:=IF(ISBLANK([$Result.A937]);&quot;&quot;; [$Result.A937])">
            <text:p/>
          </table:table-cell>
          <table:table-cell table:style-name="ce34" table:formula="of:=IF(ISBLANK([$Result.B937]);&quot;&quot;; [$Result.B937])">
            <text:p/>
          </table:table-cell>
          <table:table-cell table:content-validation-name="val1"/>
          <table:table-cell/>
        </table:table-row>
        <table:table-row table:style-name="ro6">
          <table:table-cell table:style-name="ce33" table:formula="of:=IF(ISBLANK([$Result.A938]);&quot;&quot;; [$Result.A938])">
            <text:p/>
          </table:table-cell>
          <table:table-cell table:style-name="ce34" table:formula="of:=IF(ISBLANK([$Result.B938]);&quot;&quot;; [$Result.B938])">
            <text:p/>
          </table:table-cell>
          <table:table-cell table:content-validation-name="val1"/>
          <table:table-cell/>
        </table:table-row>
        <table:table-row table:style-name="ro6">
          <table:table-cell table:style-name="ce33" table:formula="of:=IF(ISBLANK([$Result.A939]);&quot;&quot;; [$Result.A939])">
            <text:p/>
          </table:table-cell>
          <table:table-cell table:style-name="ce34" table:formula="of:=IF(ISBLANK([$Result.B939]);&quot;&quot;; [$Result.B939])">
            <text:p/>
          </table:table-cell>
          <table:table-cell table:content-validation-name="val1"/>
          <table:table-cell/>
        </table:table-row>
        <table:table-row table:style-name="ro6">
          <table:table-cell table:style-name="ce33" table:formula="of:=IF(ISBLANK([$Result.A940]);&quot;&quot;; [$Result.A940])">
            <text:p/>
          </table:table-cell>
          <table:table-cell table:style-name="ce34" table:formula="of:=IF(ISBLANK([$Result.B940]);&quot;&quot;; [$Result.B940])">
            <text:p/>
          </table:table-cell>
          <table:table-cell table:content-validation-name="val1"/>
          <table:table-cell/>
        </table:table-row>
        <table:table-row table:style-name="ro6">
          <table:table-cell table:style-name="ce33" table:formula="of:=IF(ISBLANK([$Result.A941]);&quot;&quot;; [$Result.A941])">
            <text:p/>
          </table:table-cell>
          <table:table-cell table:style-name="ce34" table:formula="of:=IF(ISBLANK([$Result.B941]);&quot;&quot;; [$Result.B941])">
            <text:p/>
          </table:table-cell>
          <table:table-cell table:content-validation-name="val1"/>
          <table:table-cell/>
        </table:table-row>
        <table:table-row table:style-name="ro6">
          <table:table-cell table:style-name="ce33" table:formula="of:=IF(ISBLANK([$Result.A942]);&quot;&quot;; [$Result.A942])">
            <text:p/>
          </table:table-cell>
          <table:table-cell table:style-name="ce34" table:formula="of:=IF(ISBLANK([$Result.B942]);&quot;&quot;; [$Result.B942])">
            <text:p/>
          </table:table-cell>
          <table:table-cell table:content-validation-name="val1"/>
          <table:table-cell/>
        </table:table-row>
        <table:table-row table:style-name="ro6">
          <table:table-cell table:style-name="ce33" table:formula="of:=IF(ISBLANK([$Result.A943]);&quot;&quot;; [$Result.A943])">
            <text:p/>
          </table:table-cell>
          <table:table-cell table:style-name="ce34" table:formula="of:=IF(ISBLANK([$Result.B943]);&quot;&quot;; [$Result.B943])">
            <text:p/>
          </table:table-cell>
          <table:table-cell table:content-validation-name="val1"/>
          <table:table-cell/>
        </table:table-row>
        <table:table-row table:style-name="ro6">
          <table:table-cell table:style-name="ce33" table:formula="of:=IF(ISBLANK([$Result.A944]);&quot;&quot;; [$Result.A944])">
            <text:p/>
          </table:table-cell>
          <table:table-cell table:style-name="ce34" table:formula="of:=IF(ISBLANK([$Result.B944]);&quot;&quot;; [$Result.B944])">
            <text:p/>
          </table:table-cell>
          <table:table-cell table:content-validation-name="val1"/>
          <table:table-cell/>
        </table:table-row>
        <table:table-row table:style-name="ro6">
          <table:table-cell table:style-name="ce33" table:formula="of:=IF(ISBLANK([$Result.A945]);&quot;&quot;; [$Result.A945])">
            <text:p/>
          </table:table-cell>
          <table:table-cell table:style-name="ce34" table:formula="of:=IF(ISBLANK([$Result.B945]);&quot;&quot;; [$Result.B945])">
            <text:p/>
          </table:table-cell>
          <table:table-cell table:content-validation-name="val1"/>
          <table:table-cell/>
        </table:table-row>
        <table:table-row table:style-name="ro6">
          <table:table-cell table:style-name="ce33" table:formula="of:=IF(ISBLANK([$Result.A946]);&quot;&quot;; [$Result.A946])">
            <text:p/>
          </table:table-cell>
          <table:table-cell table:style-name="ce34" table:formula="of:=IF(ISBLANK([$Result.B946]);&quot;&quot;; [$Result.B946])">
            <text:p/>
          </table:table-cell>
          <table:table-cell table:content-validation-name="val1"/>
          <table:table-cell/>
        </table:table-row>
        <table:table-row table:style-name="ro6">
          <table:table-cell table:style-name="ce33" table:formula="of:=IF(ISBLANK([$Result.A947]);&quot;&quot;; [$Result.A947])">
            <text:p/>
          </table:table-cell>
          <table:table-cell table:style-name="ce34" table:formula="of:=IF(ISBLANK([$Result.B947]);&quot;&quot;; [$Result.B947])">
            <text:p/>
          </table:table-cell>
          <table:table-cell table:content-validation-name="val1"/>
          <table:table-cell/>
        </table:table-row>
        <table:table-row table:style-name="ro6">
          <table:table-cell table:style-name="ce33" table:formula="of:=IF(ISBLANK([$Result.A948]);&quot;&quot;; [$Result.A948])">
            <text:p/>
          </table:table-cell>
          <table:table-cell table:style-name="ce34" table:formula="of:=IF(ISBLANK([$Result.B948]);&quot;&quot;; [$Result.B948])">
            <text:p/>
          </table:table-cell>
          <table:table-cell table:content-validation-name="val1"/>
          <table:table-cell/>
        </table:table-row>
        <table:table-row table:style-name="ro6">
          <table:table-cell table:style-name="ce33" table:formula="of:=IF(ISBLANK([$Result.A949]);&quot;&quot;; [$Result.A949])">
            <text:p/>
          </table:table-cell>
          <table:table-cell table:style-name="ce34" table:formula="of:=IF(ISBLANK([$Result.B949]);&quot;&quot;; [$Result.B949])">
            <text:p/>
          </table:table-cell>
          <table:table-cell table:content-validation-name="val1"/>
          <table:table-cell/>
        </table:table-row>
        <table:table-row table:style-name="ro6">
          <table:table-cell table:style-name="ce33" table:formula="of:=IF(ISBLANK([$Result.A950]);&quot;&quot;; [$Result.A950])">
            <text:p/>
          </table:table-cell>
          <table:table-cell table:style-name="ce34" table:formula="of:=IF(ISBLANK([$Result.B950]);&quot;&quot;; [$Result.B950])">
            <text:p/>
          </table:table-cell>
          <table:table-cell table:content-validation-name="val1"/>
          <table:table-cell/>
        </table:table-row>
        <table:table-row table:style-name="ro6">
          <table:table-cell table:style-name="ce33" table:formula="of:=IF(ISBLANK([$Result.A951]);&quot;&quot;; [$Result.A951])">
            <text:p/>
          </table:table-cell>
          <table:table-cell table:style-name="ce34" table:formula="of:=IF(ISBLANK([$Result.B951]);&quot;&quot;; [$Result.B951])">
            <text:p/>
          </table:table-cell>
          <table:table-cell table:content-validation-name="val1"/>
          <table:table-cell/>
        </table:table-row>
        <table:table-row table:style-name="ro6">
          <table:table-cell table:style-name="ce33" table:formula="of:=IF(ISBLANK([$Result.A952]);&quot;&quot;; [$Result.A952])">
            <text:p/>
          </table:table-cell>
          <table:table-cell table:style-name="ce34" table:formula="of:=IF(ISBLANK([$Result.B952]);&quot;&quot;; [$Result.B952])">
            <text:p/>
          </table:table-cell>
          <table:table-cell table:content-validation-name="val1"/>
          <table:table-cell/>
        </table:table-row>
        <table:table-row table:style-name="ro6">
          <table:table-cell table:style-name="ce33" table:formula="of:=IF(ISBLANK([$Result.A953]);&quot;&quot;; [$Result.A953])">
            <text:p/>
          </table:table-cell>
          <table:table-cell table:style-name="ce34" table:formula="of:=IF(ISBLANK([$Result.B953]);&quot;&quot;; [$Result.B953])">
            <text:p/>
          </table:table-cell>
          <table:table-cell table:content-validation-name="val1"/>
          <table:table-cell/>
        </table:table-row>
        <table:table-row table:style-name="ro6">
          <table:table-cell table:style-name="ce33" table:formula="of:=IF(ISBLANK([$Result.A954]);&quot;&quot;; [$Result.A954])">
            <text:p/>
          </table:table-cell>
          <table:table-cell table:style-name="ce34" table:formula="of:=IF(ISBLANK([$Result.B954]);&quot;&quot;; [$Result.B954])">
            <text:p/>
          </table:table-cell>
          <table:table-cell table:content-validation-name="val1"/>
          <table:table-cell/>
        </table:table-row>
        <table:table-row table:style-name="ro6">
          <table:table-cell table:style-name="ce33" table:formula="of:=IF(ISBLANK([$Result.A955]);&quot;&quot;; [$Result.A955])">
            <text:p/>
          </table:table-cell>
          <table:table-cell table:style-name="ce34" table:formula="of:=IF(ISBLANK([$Result.B955]);&quot;&quot;; [$Result.B955])">
            <text:p/>
          </table:table-cell>
          <table:table-cell table:content-validation-name="val1"/>
          <table:table-cell/>
        </table:table-row>
        <table:table-row table:style-name="ro6">
          <table:table-cell table:style-name="ce33" table:formula="of:=IF(ISBLANK([$Result.A956]);&quot;&quot;; [$Result.A956])">
            <text:p/>
          </table:table-cell>
          <table:table-cell table:style-name="ce34" table:formula="of:=IF(ISBLANK([$Result.B956]);&quot;&quot;; [$Result.B956])">
            <text:p/>
          </table:table-cell>
          <table:table-cell table:content-validation-name="val1"/>
          <table:table-cell/>
        </table:table-row>
        <table:table-row table:style-name="ro6">
          <table:table-cell table:style-name="ce33" table:formula="of:=IF(ISBLANK([$Result.A957]);&quot;&quot;; [$Result.A957])">
            <text:p/>
          </table:table-cell>
          <table:table-cell table:style-name="ce34" table:formula="of:=IF(ISBLANK([$Result.B957]);&quot;&quot;; [$Result.B957])">
            <text:p/>
          </table:table-cell>
          <table:table-cell table:content-validation-name="val1"/>
          <table:table-cell/>
        </table:table-row>
        <table:table-row table:style-name="ro6">
          <table:table-cell table:style-name="ce33" table:formula="of:=IF(ISBLANK([$Result.A958]);&quot;&quot;; [$Result.A958])">
            <text:p/>
          </table:table-cell>
          <table:table-cell table:style-name="ce34" table:formula="of:=IF(ISBLANK([$Result.B958]);&quot;&quot;; [$Result.B958])">
            <text:p/>
          </table:table-cell>
          <table:table-cell table:content-validation-name="val1"/>
          <table:table-cell/>
        </table:table-row>
        <table:table-row table:style-name="ro6">
          <table:table-cell table:style-name="ce33" table:formula="of:=IF(ISBLANK([$Result.A959]);&quot;&quot;; [$Result.A959])">
            <text:p/>
          </table:table-cell>
          <table:table-cell table:style-name="ce34" table:formula="of:=IF(ISBLANK([$Result.B959]);&quot;&quot;; [$Result.B959])">
            <text:p/>
          </table:table-cell>
          <table:table-cell table:content-validation-name="val1"/>
          <table:table-cell/>
        </table:table-row>
        <table:table-row table:style-name="ro6">
          <table:table-cell table:style-name="ce33" table:formula="of:=IF(ISBLANK([$Result.A960]);&quot;&quot;; [$Result.A960])">
            <text:p/>
          </table:table-cell>
          <table:table-cell table:style-name="ce34" table:formula="of:=IF(ISBLANK([$Result.B960]);&quot;&quot;; [$Result.B960])">
            <text:p/>
          </table:table-cell>
          <table:table-cell table:content-validation-name="val1"/>
          <table:table-cell/>
        </table:table-row>
        <table:table-row table:style-name="ro6">
          <table:table-cell table:style-name="ce33" table:formula="of:=IF(ISBLANK([$Result.A961]);&quot;&quot;; [$Result.A961])">
            <text:p/>
          </table:table-cell>
          <table:table-cell table:style-name="ce34" table:formula="of:=IF(ISBLANK([$Result.B961]);&quot;&quot;; [$Result.B961])">
            <text:p/>
          </table:table-cell>
          <table:table-cell table:content-validation-name="val1"/>
          <table:table-cell/>
        </table:table-row>
        <table:table-row table:style-name="ro6">
          <table:table-cell table:style-name="ce33" table:formula="of:=IF(ISBLANK([$Result.A962]);&quot;&quot;; [$Result.A962])">
            <text:p/>
          </table:table-cell>
          <table:table-cell table:style-name="ce34" table:formula="of:=IF(ISBLANK([$Result.B962]);&quot;&quot;; [$Result.B962])">
            <text:p/>
          </table:table-cell>
          <table:table-cell table:content-validation-name="val1"/>
          <table:table-cell/>
        </table:table-row>
        <table:table-row table:style-name="ro6">
          <table:table-cell table:style-name="ce33" table:formula="of:=IF(ISBLANK([$Result.A963]);&quot;&quot;; [$Result.A963])">
            <text:p/>
          </table:table-cell>
          <table:table-cell table:style-name="ce34" table:formula="of:=IF(ISBLANK([$Result.B963]);&quot;&quot;; [$Result.B963])">
            <text:p/>
          </table:table-cell>
          <table:table-cell table:content-validation-name="val1"/>
          <table:table-cell/>
        </table:table-row>
        <table:table-row table:style-name="ro6">
          <table:table-cell table:style-name="ce33" table:formula="of:=IF(ISBLANK([$Result.A964]);&quot;&quot;; [$Result.A964])">
            <text:p/>
          </table:table-cell>
          <table:table-cell table:style-name="ce34" table:formula="of:=IF(ISBLANK([$Result.B964]);&quot;&quot;; [$Result.B964])">
            <text:p/>
          </table:table-cell>
          <table:table-cell table:content-validation-name="val1"/>
          <table:table-cell/>
        </table:table-row>
        <table:table-row table:style-name="ro6">
          <table:table-cell table:style-name="ce33" table:formula="of:=IF(ISBLANK([$Result.A965]);&quot;&quot;; [$Result.A965])">
            <text:p/>
          </table:table-cell>
          <table:table-cell table:style-name="ce34" table:formula="of:=IF(ISBLANK([$Result.B965]);&quot;&quot;; [$Result.B965])">
            <text:p/>
          </table:table-cell>
          <table:table-cell table:content-validation-name="val1"/>
          <table:table-cell/>
        </table:table-row>
        <table:table-row table:style-name="ro6">
          <table:table-cell table:style-name="ce33" table:formula="of:=IF(ISBLANK([$Result.A966]);&quot;&quot;; [$Result.A966])">
            <text:p/>
          </table:table-cell>
          <table:table-cell table:style-name="ce34" table:formula="of:=IF(ISBLANK([$Result.B966]);&quot;&quot;; [$Result.B966])">
            <text:p/>
          </table:table-cell>
          <table:table-cell table:content-validation-name="val1"/>
          <table:table-cell/>
        </table:table-row>
        <table:table-row table:style-name="ro6">
          <table:table-cell table:style-name="ce33" table:formula="of:=IF(ISBLANK([$Result.A967]);&quot;&quot;; [$Result.A967])">
            <text:p/>
          </table:table-cell>
          <table:table-cell table:style-name="ce34" table:formula="of:=IF(ISBLANK([$Result.B967]);&quot;&quot;; [$Result.B967])">
            <text:p/>
          </table:table-cell>
          <table:table-cell table:content-validation-name="val1"/>
          <table:table-cell/>
        </table:table-row>
        <table:table-row table:style-name="ro6">
          <table:table-cell table:style-name="ce33" table:formula="of:=IF(ISBLANK([$Result.A968]);&quot;&quot;; [$Result.A968])">
            <text:p/>
          </table:table-cell>
          <table:table-cell table:style-name="ce34" table:formula="of:=IF(ISBLANK([$Result.B968]);&quot;&quot;; [$Result.B968])">
            <text:p/>
          </table:table-cell>
          <table:table-cell table:content-validation-name="val1"/>
          <table:table-cell/>
        </table:table-row>
        <table:table-row table:style-name="ro6">
          <table:table-cell table:style-name="ce33" table:formula="of:=IF(ISBLANK([$Result.A969]);&quot;&quot;; [$Result.A969])">
            <text:p/>
          </table:table-cell>
          <table:table-cell table:style-name="ce34" table:formula="of:=IF(ISBLANK([$Result.B969]);&quot;&quot;; [$Result.B969])">
            <text:p/>
          </table:table-cell>
          <table:table-cell table:content-validation-name="val1"/>
          <table:table-cell/>
        </table:table-row>
        <table:table-row table:style-name="ro6">
          <table:table-cell table:style-name="ce33" table:formula="of:=IF(ISBLANK([$Result.A970]);&quot;&quot;; [$Result.A970])">
            <text:p/>
          </table:table-cell>
          <table:table-cell table:style-name="ce34" table:formula="of:=IF(ISBLANK([$Result.B970]);&quot;&quot;; [$Result.B970])">
            <text:p/>
          </table:table-cell>
          <table:table-cell table:content-validation-name="val1"/>
          <table:table-cell/>
        </table:table-row>
        <table:table-row table:style-name="ro6">
          <table:table-cell table:style-name="ce33" table:formula="of:=IF(ISBLANK([$Result.A971]);&quot;&quot;; [$Result.A971])">
            <text:p/>
          </table:table-cell>
          <table:table-cell table:style-name="ce34" table:formula="of:=IF(ISBLANK([$Result.B971]);&quot;&quot;; [$Result.B971])">
            <text:p/>
          </table:table-cell>
          <table:table-cell table:content-validation-name="val1"/>
          <table:table-cell/>
        </table:table-row>
        <table:table-row table:style-name="ro6">
          <table:table-cell table:style-name="ce33" table:formula="of:=IF(ISBLANK([$Result.A972]);&quot;&quot;; [$Result.A972])">
            <text:p/>
          </table:table-cell>
          <table:table-cell table:style-name="ce34" table:formula="of:=IF(ISBLANK([$Result.B972]);&quot;&quot;; [$Result.B972])">
            <text:p/>
          </table:table-cell>
          <table:table-cell table:content-validation-name="val1"/>
          <table:table-cell/>
        </table:table-row>
        <table:table-row table:style-name="ro6">
          <table:table-cell table:style-name="ce33" table:formula="of:=IF(ISBLANK([$Result.A973]);&quot;&quot;; [$Result.A973])">
            <text:p/>
          </table:table-cell>
          <table:table-cell table:style-name="ce34" table:formula="of:=IF(ISBLANK([$Result.B973]);&quot;&quot;; [$Result.B973])">
            <text:p/>
          </table:table-cell>
          <table:table-cell table:content-validation-name="val1"/>
          <table:table-cell/>
        </table:table-row>
        <table:table-row table:style-name="ro6">
          <table:table-cell table:style-name="ce33" table:formula="of:=IF(ISBLANK([$Result.A974]);&quot;&quot;; [$Result.A974])">
            <text:p/>
          </table:table-cell>
          <table:table-cell table:style-name="ce34" table:formula="of:=IF(ISBLANK([$Result.B974]);&quot;&quot;; [$Result.B974])">
            <text:p/>
          </table:table-cell>
          <table:table-cell table:content-validation-name="val1"/>
          <table:table-cell/>
        </table:table-row>
        <table:table-row table:style-name="ro6">
          <table:table-cell table:style-name="ce33" table:formula="of:=IF(ISBLANK([$Result.A975]);&quot;&quot;; [$Result.A975])">
            <text:p/>
          </table:table-cell>
          <table:table-cell table:style-name="ce34" table:formula="of:=IF(ISBLANK([$Result.B975]);&quot;&quot;; [$Result.B975])">
            <text:p/>
          </table:table-cell>
          <table:table-cell table:content-validation-name="val1"/>
          <table:table-cell/>
        </table:table-row>
        <table:table-row table:style-name="ro6">
          <table:table-cell table:style-name="ce33" table:formula="of:=IF(ISBLANK([$Result.A976]);&quot;&quot;; [$Result.A976])">
            <text:p/>
          </table:table-cell>
          <table:table-cell table:style-name="ce34" table:formula="of:=IF(ISBLANK([$Result.B976]);&quot;&quot;; [$Result.B976])">
            <text:p/>
          </table:table-cell>
          <table:table-cell table:content-validation-name="val1"/>
          <table:table-cell/>
        </table:table-row>
        <table:table-row table:style-name="ro6">
          <table:table-cell table:style-name="ce33" table:formula="of:=IF(ISBLANK([$Result.A977]);&quot;&quot;; [$Result.A977])">
            <text:p/>
          </table:table-cell>
          <table:table-cell table:style-name="ce34" table:formula="of:=IF(ISBLANK([$Result.B977]);&quot;&quot;; [$Result.B977])">
            <text:p/>
          </table:table-cell>
          <table:table-cell table:content-validation-name="val1"/>
          <table:table-cell/>
        </table:table-row>
        <table:table-row table:style-name="ro6">
          <table:table-cell table:style-name="ce33" table:formula="of:=IF(ISBLANK([$Result.A978]);&quot;&quot;; [$Result.A978])">
            <text:p/>
          </table:table-cell>
          <table:table-cell table:style-name="ce34" table:formula="of:=IF(ISBLANK([$Result.B978]);&quot;&quot;; [$Result.B978])">
            <text:p/>
          </table:table-cell>
          <table:table-cell table:content-validation-name="val1"/>
          <table:table-cell/>
        </table:table-row>
        <table:table-row table:style-name="ro6">
          <table:table-cell table:style-name="ce33" table:formula="of:=IF(ISBLANK([$Result.A979]);&quot;&quot;; [$Result.A979])">
            <text:p/>
          </table:table-cell>
          <table:table-cell table:style-name="ce34" table:formula="of:=IF(ISBLANK([$Result.B979]);&quot;&quot;; [$Result.B979])">
            <text:p/>
          </table:table-cell>
          <table:table-cell table:content-validation-name="val1"/>
          <table:table-cell/>
        </table:table-row>
        <table:table-row table:style-name="ro6">
          <table:table-cell table:style-name="ce33" table:formula="of:=IF(ISBLANK([$Result.A980]);&quot;&quot;; [$Result.A980])">
            <text:p/>
          </table:table-cell>
          <table:table-cell table:style-name="ce34" table:formula="of:=IF(ISBLANK([$Result.B980]);&quot;&quot;; [$Result.B980])">
            <text:p/>
          </table:table-cell>
          <table:table-cell table:content-validation-name="val1"/>
          <table:table-cell/>
        </table:table-row>
        <table:table-row table:style-name="ro6">
          <table:table-cell table:style-name="ce33" table:formula="of:=IF(ISBLANK([$Result.A981]);&quot;&quot;; [$Result.A981])">
            <text:p/>
          </table:table-cell>
          <table:table-cell table:style-name="ce34" table:formula="of:=IF(ISBLANK([$Result.B981]);&quot;&quot;; [$Result.B981])">
            <text:p/>
          </table:table-cell>
          <table:table-cell table:content-validation-name="val1"/>
          <table:table-cell/>
        </table:table-row>
        <table:table-row table:style-name="ro6">
          <table:table-cell table:style-name="ce33" table:formula="of:=IF(ISBLANK([$Result.A982]);&quot;&quot;; [$Result.A982])">
            <text:p/>
          </table:table-cell>
          <table:table-cell table:style-name="ce34" table:formula="of:=IF(ISBLANK([$Result.B982]);&quot;&quot;; [$Result.B982])">
            <text:p/>
          </table:table-cell>
          <table:table-cell table:content-validation-name="val1"/>
          <table:table-cell/>
        </table:table-row>
        <table:table-row table:style-name="ro6">
          <table:table-cell table:style-name="ce33" table:formula="of:=IF(ISBLANK([$Result.A983]);&quot;&quot;; [$Result.A983])">
            <text:p/>
          </table:table-cell>
          <table:table-cell table:style-name="ce34" table:formula="of:=IF(ISBLANK([$Result.B983]);&quot;&quot;; [$Result.B983])">
            <text:p/>
          </table:table-cell>
          <table:table-cell table:content-validation-name="val1"/>
          <table:table-cell/>
        </table:table-row>
        <table:table-row table:style-name="ro6">
          <table:table-cell table:style-name="ce33" table:formula="of:=IF(ISBLANK([$Result.A984]);&quot;&quot;; [$Result.A984])">
            <text:p/>
          </table:table-cell>
          <table:table-cell table:style-name="ce34" table:formula="of:=IF(ISBLANK([$Result.B984]);&quot;&quot;; [$Result.B984])">
            <text:p/>
          </table:table-cell>
          <table:table-cell table:content-validation-name="val1"/>
          <table:table-cell/>
        </table:table-row>
        <table:table-row table:style-name="ro6">
          <table:table-cell table:style-name="ce33" table:formula="of:=IF(ISBLANK([$Result.A985]);&quot;&quot;; [$Result.A985])">
            <text:p/>
          </table:table-cell>
          <table:table-cell table:style-name="ce34" table:formula="of:=IF(ISBLANK([$Result.B985]);&quot;&quot;; [$Result.B985])">
            <text:p/>
          </table:table-cell>
          <table:table-cell table:content-validation-name="val1"/>
          <table:table-cell/>
        </table:table-row>
        <table:table-row table:style-name="ro6">
          <table:table-cell table:style-name="ce33" table:formula="of:=IF(ISBLANK([$Result.A986]);&quot;&quot;; [$Result.A986])">
            <text:p/>
          </table:table-cell>
          <table:table-cell table:style-name="ce34" table:formula="of:=IF(ISBLANK([$Result.B986]);&quot;&quot;; [$Result.B986])">
            <text:p/>
          </table:table-cell>
          <table:table-cell table:content-validation-name="val1"/>
          <table:table-cell/>
        </table:table-row>
        <table:table-row table:style-name="ro6">
          <table:table-cell table:style-name="ce33" table:formula="of:=IF(ISBLANK([$Result.A987]);&quot;&quot;; [$Result.A987])">
            <text:p/>
          </table:table-cell>
          <table:table-cell table:style-name="ce34" table:formula="of:=IF(ISBLANK([$Result.B987]);&quot;&quot;; [$Result.B987])">
            <text:p/>
          </table:table-cell>
          <table:table-cell table:content-validation-name="val1"/>
          <table:table-cell/>
        </table:table-row>
        <table:table-row table:style-name="ro6">
          <table:table-cell table:style-name="ce33" table:formula="of:=IF(ISBLANK([$Result.A988]);&quot;&quot;; [$Result.A988])">
            <text:p/>
          </table:table-cell>
          <table:table-cell table:style-name="ce34" table:formula="of:=IF(ISBLANK([$Result.B988]);&quot;&quot;; [$Result.B988])">
            <text:p/>
          </table:table-cell>
          <table:table-cell table:content-validation-name="val1"/>
          <table:table-cell/>
        </table:table-row>
        <table:table-row table:style-name="ro6">
          <table:table-cell table:style-name="ce33" table:formula="of:=IF(ISBLANK([$Result.A989]);&quot;&quot;; [$Result.A989])">
            <text:p/>
          </table:table-cell>
          <table:table-cell table:style-name="ce34" table:formula="of:=IF(ISBLANK([$Result.B989]);&quot;&quot;; [$Result.B989])">
            <text:p/>
          </table:table-cell>
          <table:table-cell table:content-validation-name="val1"/>
          <table:table-cell/>
        </table:table-row>
        <table:table-row table:style-name="ro6">
          <table:table-cell table:style-name="ce33" table:formula="of:=IF(ISBLANK([$Result.A990]);&quot;&quot;; [$Result.A990])">
            <text:p/>
          </table:table-cell>
          <table:table-cell table:style-name="ce34" table:formula="of:=IF(ISBLANK([$Result.B990]);&quot;&quot;; [$Result.B990])">
            <text:p/>
          </table:table-cell>
          <table:table-cell table:content-validation-name="val1"/>
          <table:table-cell/>
        </table:table-row>
        <table:table-row table:style-name="ro6">
          <table:table-cell table:style-name="ce33" table:formula="of:=IF(ISBLANK([$Result.A991]);&quot;&quot;; [$Result.A991])">
            <text:p/>
          </table:table-cell>
          <table:table-cell table:style-name="ce34" table:formula="of:=IF(ISBLANK([$Result.B991]);&quot;&quot;; [$Result.B991])">
            <text:p/>
          </table:table-cell>
          <table:table-cell table:content-validation-name="val1"/>
          <table:table-cell/>
        </table:table-row>
        <table:table-row table:style-name="ro6">
          <table:table-cell table:style-name="ce33" table:formula="of:=IF(ISBLANK([$Result.A992]);&quot;&quot;; [$Result.A992])">
            <text:p/>
          </table:table-cell>
          <table:table-cell table:style-name="ce34" table:formula="of:=IF(ISBLANK([$Result.B992]);&quot;&quot;; [$Result.B992])">
            <text:p/>
          </table:table-cell>
          <table:table-cell table:content-validation-name="val1"/>
          <table:table-cell/>
        </table:table-row>
        <table:table-row table:style-name="ro6">
          <table:table-cell table:style-name="ce33" table:formula="of:=IF(ISBLANK([$Result.A993]);&quot;&quot;; [$Result.A993])">
            <text:p/>
          </table:table-cell>
          <table:table-cell table:style-name="ce34" table:formula="of:=IF(ISBLANK([$Result.B993]);&quot;&quot;; [$Result.B993])">
            <text:p/>
          </table:table-cell>
          <table:table-cell table:content-validation-name="val1"/>
          <table:table-cell/>
        </table:table-row>
        <table:table-row table:style-name="ro6">
          <table:table-cell table:style-name="ce33" table:formula="of:=IF(ISBLANK([$Result.A994]);&quot;&quot;; [$Result.A994])">
            <text:p/>
          </table:table-cell>
          <table:table-cell table:style-name="ce34" table:formula="of:=IF(ISBLANK([$Result.B994]);&quot;&quot;; [$Result.B994])">
            <text:p/>
          </table:table-cell>
          <table:table-cell table:content-validation-name="val1"/>
          <table:table-cell/>
        </table:table-row>
        <table:table-row table:style-name="ro6">
          <table:table-cell table:style-name="ce33" table:formula="of:=IF(ISBLANK([$Result.A995]);&quot;&quot;; [$Result.A995])">
            <text:p/>
          </table:table-cell>
          <table:table-cell table:style-name="ce34" table:formula="of:=IF(ISBLANK([$Result.B995]);&quot;&quot;; [$Result.B995])">
            <text:p/>
          </table:table-cell>
          <table:table-cell table:content-validation-name="val1"/>
          <table:table-cell/>
        </table:table-row>
        <table:table-row table:style-name="ro6">
          <table:table-cell table:style-name="ce33" table:formula="of:=IF(ISBLANK([$Result.A996]);&quot;&quot;; [$Result.A996])">
            <text:p/>
          </table:table-cell>
          <table:table-cell table:style-name="ce34" table:formula="of:=IF(ISBLANK([$Result.B996]);&quot;&quot;; [$Result.B996])">
            <text:p/>
          </table:table-cell>
          <table:table-cell table:content-validation-name="val1"/>
          <table:table-cell/>
        </table:table-row>
        <table:table-row table:style-name="ro6">
          <table:table-cell table:style-name="ce33" table:formula="of:=IF(ISBLANK([$Result.A997]);&quot;&quot;; [$Result.A997])">
            <text:p/>
          </table:table-cell>
          <table:table-cell table:style-name="ce34" table:formula="of:=IF(ISBLANK([$Result.B997]);&quot;&quot;; [$Result.B997])">
            <text:p/>
          </table:table-cell>
          <table:table-cell table:content-validation-name="val1"/>
          <table:table-cell/>
        </table:table-row>
        <table:table-row table:style-name="ro6">
          <table:table-cell table:style-name="ce33" table:formula="of:=IF(ISBLANK([$Result.A998]);&quot;&quot;; [$Result.A998])">
            <text:p/>
          </table:table-cell>
          <table:table-cell table:style-name="ce34" table:formula="of:=IF(ISBLANK([$Result.B998]);&quot;&quot;; [$Result.B998])">
            <text:p/>
          </table:table-cell>
          <table:table-cell table:content-validation-name="val1"/>
          <table:table-cell/>
        </table:table-row>
        <table:table-row table:style-name="ro6">
          <table:table-cell table:style-name="ce33" table:formula="of:=IF(ISBLANK([$Result.A999]);&quot;&quot;; [$Result.A999])">
            <text:p/>
          </table:table-cell>
          <table:table-cell table:style-name="ce34" table:formula="of:=IF(ISBLANK([$Result.B999]);&quot;&quot;; [$Result.B999])">
            <text:p/>
          </table:table-cell>
          <table:table-cell table:content-validation-name="val1"/>
          <table:table-cell/>
        </table:table-row>
        <table:table-row table:style-name="ro6" table:number-rows-repeated="1047576">
          <table:table-cell table:number-columns-repeated="2"/>
          <table:table-cell table:content-validation-name="val1"/>
          <table:table-cell/>
        </table:table-row>
        <table:table-row table:style-name="ro6">
          <table:table-cell table:number-columns-repeated="2"/>
          <table:table-cell table:content-validation-name="val1"/>
          <table:table-cell/>
        </table:table-row>
      </table:table>
      <table:table table:name="LocalRelevance"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 form:id="control5" form:label="NEX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ngeSheets.FromLocalRelevanceToThankYou?language=Basic&amp;location=document" xlink:type="simple"/>
              </office:event-listeners>
            </form:button>
          </form:form>
        </office:forms>
        <table:table-column table:style-name="co3" table:number-columns-repeated="2" table:default-cell-style-name="ce38"/>
        <table:table-column table:style-name="co2" table:default-cell-style-name="ce7"/>
        <table:table-column table:style-name="co4" table:default-cell-style-name="Default"/>
        <table:table-row table:style-name="ro6">
          <table:table-cell table:style-name="ce37" office:value-type="string" calcext:value-type="string">
            <text:p>Sentence1</text:p>
          </table:table-cell>
          <table:table-cell table:style-name="ce37" office:value-type="string" calcext:value-type="string">
            <text:p>Sentence2</text:p>
          </table:table-cell>
          <table:table-cell table:style-name="ce21" office:value-type="string" calcext:value-type="string">
            <text:p>Answer</text:p>
          </table:table-cell>
          <table:table-cell>
            <draw:control table:end-cell-address="LocalRelevance.D1" table:end-x="34.59mm" table:end-y="4.51mm" draw:z-index="0" draw:style-name="gr1" draw:text-style-name="P1" svg:width="34.58mm" svg:height="4.51mm" svg:x="0mm" svg:y="0mm" draw:control="control5"/>
          </table:table-cell>
        </table:table-row>
        <table:table-row table:style-name="ro6">
          <table:table-cell table:style-name="ce33" table:formula="of:=IF(ISBLANK([$Result.A2]);&quot;&quot;; [$Result.A2])">
            <text:p/>
          </table:table-cell>
          <table:table-cell table:style-name="ce34" table:formula="of:=IF(ISBLANK([$Result.B2]);&quot;&quot;; [$Result.B2])">
            <text:p/>
          </table:table-cell>
          <table:table-cell table:content-validation-name="val1"/>
          <table:table-cell/>
        </table:table-row>
        <table:table-row table:style-name="ro6">
          <table:table-cell table:style-name="ce33" table:formula="of:=IF(ISBLANK([$Result.A3]);&quot;&quot;; [$Result.A3])">
            <text:p/>
          </table:table-cell>
          <table:table-cell table:style-name="ce34" table:formula="of:=IF(ISBLANK([$Result.B3]);&quot;&quot;; [$Result.B3])">
            <text:p/>
          </table:table-cell>
          <table:table-cell table:content-validation-name="val1"/>
          <table:table-cell/>
        </table:table-row>
        <table:table-row table:style-name="ro6">
          <table:table-cell table:style-name="ce33" table:formula="of:=IF(ISBLANK([$Result.A4]);&quot;&quot;; [$Result.A4])">
            <text:p/>
          </table:table-cell>
          <table:table-cell table:style-name="ce34" table:formula="of:=IF(ISBLANK([$Result.B4]);&quot;&quot;; [$Result.B4])">
            <text:p/>
          </table:table-cell>
          <table:table-cell table:content-validation-name="val1"/>
          <table:table-cell/>
        </table:table-row>
        <table:table-row table:style-name="ro6">
          <table:table-cell table:style-name="ce33" table:formula="of:=IF(ISBLANK([$Result.A5]);&quot;&quot;; [$Result.A5])">
            <text:p/>
          </table:table-cell>
          <table:table-cell table:style-name="ce34" table:formula="of:=IF(ISBLANK([$Result.B5]);&quot;&quot;; [$Result.B5])">
            <text:p/>
          </table:table-cell>
          <table:table-cell table:content-validation-name="val1"/>
          <table:table-cell/>
        </table:table-row>
        <table:table-row table:style-name="ro6">
          <table:table-cell table:style-name="ce33" table:formula="of:=IF(ISBLANK([$Result.A6]);&quot;&quot;; [$Result.A6])">
            <text:p/>
          </table:table-cell>
          <table:table-cell table:style-name="ce34" table:formula="of:=IF(ISBLANK([$Result.B6]);&quot;&quot;; [$Result.B6])">
            <text:p/>
          </table:table-cell>
          <table:table-cell table:content-validation-name="val1"/>
          <table:table-cell/>
        </table:table-row>
        <table:table-row table:style-name="ro6">
          <table:table-cell table:style-name="ce33" table:formula="of:=IF(ISBLANK([$Result.A7]);&quot;&quot;; [$Result.A7])">
            <text:p/>
          </table:table-cell>
          <table:table-cell table:style-name="ce34" table:formula="of:=IF(ISBLANK([$Result.B7]);&quot;&quot;; [$Result.B7])">
            <text:p/>
          </table:table-cell>
          <table:table-cell table:content-validation-name="val1"/>
          <table:table-cell/>
        </table:table-row>
        <table:table-row table:style-name="ro6">
          <table:table-cell table:style-name="ce33" table:formula="of:=IF(ISBLANK([$Result.A8]);&quot;&quot;; [$Result.A8])">
            <text:p/>
          </table:table-cell>
          <table:table-cell table:style-name="ce34" table:formula="of:=IF(ISBLANK([$Result.B8]);&quot;&quot;; [$Result.B8])">
            <text:p/>
          </table:table-cell>
          <table:table-cell table:content-validation-name="val1"/>
          <table:table-cell/>
        </table:table-row>
        <table:table-row table:style-name="ro6">
          <table:table-cell table:style-name="ce33" table:formula="of:=IF(ISBLANK([$Result.A9]);&quot;&quot;; [$Result.A9])">
            <text:p/>
          </table:table-cell>
          <table:table-cell table:style-name="ce34" table:formula="of:=IF(ISBLANK([$Result.B9]);&quot;&quot;; [$Result.B9])">
            <text:p/>
          </table:table-cell>
          <table:table-cell table:content-validation-name="val1"/>
          <table:table-cell/>
        </table:table-row>
        <table:table-row table:style-name="ro6">
          <table:table-cell table:style-name="ce33" table:formula="of:=IF(ISBLANK([$Result.A10]);&quot;&quot;; [$Result.A10])">
            <text:p/>
          </table:table-cell>
          <table:table-cell table:style-name="ce34" table:formula="of:=IF(ISBLANK([$Result.B10]);&quot;&quot;; [$Result.B10])">
            <text:p/>
          </table:table-cell>
          <table:table-cell table:content-validation-name="val1"/>
          <table:table-cell/>
        </table:table-row>
        <table:table-row table:style-name="ro6">
          <table:table-cell table:style-name="ce33" table:formula="of:=IF(ISBLANK([$Result.A11]);&quot;&quot;; [$Result.A11])">
            <text:p/>
          </table:table-cell>
          <table:table-cell table:style-name="ce34" table:formula="of:=IF(ISBLANK([$Result.B11]);&quot;&quot;; [$Result.B11])">
            <text:p/>
          </table:table-cell>
          <table:table-cell table:content-validation-name="val1"/>
          <table:table-cell/>
        </table:table-row>
        <table:table-row table:style-name="ro6">
          <table:table-cell table:style-name="ce33" table:formula="of:=IF(ISBLANK([$Result.A12]);&quot;&quot;; [$Result.A12])">
            <text:p/>
          </table:table-cell>
          <table:table-cell table:style-name="ce34" table:formula="of:=IF(ISBLANK([$Result.B12]);&quot;&quot;; [$Result.B12])">
            <text:p/>
          </table:table-cell>
          <table:table-cell table:content-validation-name="val1"/>
          <table:table-cell/>
        </table:table-row>
        <table:table-row table:style-name="ro6">
          <table:table-cell table:style-name="ce33" table:formula="of:=IF(ISBLANK([$Result.A13]);&quot;&quot;; [$Result.A13])">
            <text:p/>
          </table:table-cell>
          <table:table-cell table:style-name="ce34" table:formula="of:=IF(ISBLANK([$Result.B13]);&quot;&quot;; [$Result.B13])">
            <text:p/>
          </table:table-cell>
          <table:table-cell table:content-validation-name="val1"/>
          <table:table-cell/>
        </table:table-row>
        <table:table-row table:style-name="ro6">
          <table:table-cell table:style-name="ce33" table:formula="of:=IF(ISBLANK([$Result.A14]);&quot;&quot;; [$Result.A14])">
            <text:p/>
          </table:table-cell>
          <table:table-cell table:style-name="ce34" table:formula="of:=IF(ISBLANK([$Result.B14]);&quot;&quot;; [$Result.B14])">
            <text:p/>
          </table:table-cell>
          <table:table-cell table:content-validation-name="val1"/>
          <table:table-cell/>
        </table:table-row>
        <table:table-row table:style-name="ro6">
          <table:table-cell table:style-name="ce33" table:formula="of:=IF(ISBLANK([$Result.A15]);&quot;&quot;; [$Result.A15])">
            <text:p/>
          </table:table-cell>
          <table:table-cell table:style-name="ce34" table:formula="of:=IF(ISBLANK([$Result.B15]);&quot;&quot;; [$Result.B15])">
            <text:p/>
          </table:table-cell>
          <table:table-cell table:content-validation-name="val1"/>
          <table:table-cell/>
        </table:table-row>
        <table:table-row table:style-name="ro6">
          <table:table-cell table:style-name="ce33" table:formula="of:=IF(ISBLANK([$Result.A16]);&quot;&quot;; [$Result.A16])">
            <text:p/>
          </table:table-cell>
          <table:table-cell table:style-name="ce34" table:formula="of:=IF(ISBLANK([$Result.B16]);&quot;&quot;; [$Result.B16])">
            <text:p/>
          </table:table-cell>
          <table:table-cell table:content-validation-name="val1"/>
          <table:table-cell/>
        </table:table-row>
        <table:table-row table:style-name="ro6">
          <table:table-cell table:style-name="ce33" table:formula="of:=IF(ISBLANK([$Result.A17]);&quot;&quot;; [$Result.A17])">
            <text:p/>
          </table:table-cell>
          <table:table-cell table:style-name="ce34" table:formula="of:=IF(ISBLANK([$Result.B17]);&quot;&quot;; [$Result.B17])">
            <text:p/>
          </table:table-cell>
          <table:table-cell table:content-validation-name="val1"/>
          <table:table-cell/>
        </table:table-row>
        <table:table-row table:style-name="ro6">
          <table:table-cell table:style-name="ce33" table:formula="of:=IF(ISBLANK([$Result.A18]);&quot;&quot;; [$Result.A18])">
            <text:p/>
          </table:table-cell>
          <table:table-cell table:style-name="ce34" table:formula="of:=IF(ISBLANK([$Result.B18]);&quot;&quot;; [$Result.B18])">
            <text:p/>
          </table:table-cell>
          <table:table-cell table:content-validation-name="val1"/>
          <table:table-cell/>
        </table:table-row>
        <table:table-row table:style-name="ro6">
          <table:table-cell table:style-name="ce33" table:formula="of:=IF(ISBLANK([$Result.A19]);&quot;&quot;; [$Result.A19])">
            <text:p/>
          </table:table-cell>
          <table:table-cell table:style-name="ce34" table:formula="of:=IF(ISBLANK([$Result.B19]);&quot;&quot;; [$Result.B19])">
            <text:p/>
          </table:table-cell>
          <table:table-cell table:content-validation-name="val1"/>
          <table:table-cell/>
        </table:table-row>
        <table:table-row table:style-name="ro6">
          <table:table-cell table:style-name="ce33" table:formula="of:=IF(ISBLANK([$Result.A20]);&quot;&quot;; [$Result.A20])">
            <text:p/>
          </table:table-cell>
          <table:table-cell table:style-name="ce34" table:formula="of:=IF(ISBLANK([$Result.B20]);&quot;&quot;; [$Result.B20])">
            <text:p/>
          </table:table-cell>
          <table:table-cell table:content-validation-name="val1"/>
          <table:table-cell/>
        </table:table-row>
        <table:table-row table:style-name="ro6">
          <table:table-cell table:style-name="ce33" table:formula="of:=IF(ISBLANK([$Result.A21]);&quot;&quot;; [$Result.A21])">
            <text:p/>
          </table:table-cell>
          <table:table-cell table:style-name="ce34" table:formula="of:=IF(ISBLANK([$Result.B21]);&quot;&quot;; [$Result.B21])">
            <text:p/>
          </table:table-cell>
          <table:table-cell table:content-validation-name="val1"/>
          <table:table-cell/>
        </table:table-row>
        <table:table-row table:style-name="ro6">
          <table:table-cell table:style-name="ce33" table:formula="of:=IF(ISBLANK([$Result.A22]);&quot;&quot;; [$Result.A22])">
            <text:p/>
          </table:table-cell>
          <table:table-cell table:style-name="ce34" table:formula="of:=IF(ISBLANK([$Result.B22]);&quot;&quot;; [$Result.B22])">
            <text:p/>
          </table:table-cell>
          <table:table-cell table:content-validation-name="val1"/>
          <table:table-cell/>
        </table:table-row>
        <table:table-row table:style-name="ro6">
          <table:table-cell table:style-name="ce33" table:formula="of:=IF(ISBLANK([$Result.A23]);&quot;&quot;; [$Result.A23])">
            <text:p/>
          </table:table-cell>
          <table:table-cell table:style-name="ce34" table:formula="of:=IF(ISBLANK([$Result.B23]);&quot;&quot;; [$Result.B23])">
            <text:p/>
          </table:table-cell>
          <table:table-cell table:content-validation-name="val1"/>
          <table:table-cell/>
        </table:table-row>
        <table:table-row table:style-name="ro6">
          <table:table-cell table:style-name="ce33" table:formula="of:=IF(ISBLANK([$Result.A24]);&quot;&quot;; [$Result.A24])">
            <text:p/>
          </table:table-cell>
          <table:table-cell table:style-name="ce34" table:formula="of:=IF(ISBLANK([$Result.B24]);&quot;&quot;; [$Result.B24])">
            <text:p/>
          </table:table-cell>
          <table:table-cell table:content-validation-name="val1"/>
          <table:table-cell/>
        </table:table-row>
        <table:table-row table:style-name="ro6">
          <table:table-cell table:style-name="ce33" table:formula="of:=IF(ISBLANK([$Result.A25]);&quot;&quot;; [$Result.A25])">
            <text:p/>
          </table:table-cell>
          <table:table-cell table:style-name="ce34" table:formula="of:=IF(ISBLANK([$Result.B25]);&quot;&quot;; [$Result.B25])">
            <text:p/>
          </table:table-cell>
          <table:table-cell table:content-validation-name="val1"/>
          <table:table-cell/>
        </table:table-row>
        <table:table-row table:style-name="ro6">
          <table:table-cell table:style-name="ce33" table:formula="of:=IF(ISBLANK([$Result.A26]);&quot;&quot;; [$Result.A26])">
            <text:p/>
          </table:table-cell>
          <table:table-cell table:style-name="ce34" table:formula="of:=IF(ISBLANK([$Result.B26]);&quot;&quot;; [$Result.B26])">
            <text:p/>
          </table:table-cell>
          <table:table-cell table:content-validation-name="val1"/>
          <table:table-cell/>
        </table:table-row>
        <table:table-row table:style-name="ro6">
          <table:table-cell table:style-name="ce33" table:formula="of:=IF(ISBLANK([$Result.A27]);&quot;&quot;; [$Result.A27])">
            <text:p/>
          </table:table-cell>
          <table:table-cell table:style-name="ce34" table:formula="of:=IF(ISBLANK([$Result.B27]);&quot;&quot;; [$Result.B27])">
            <text:p/>
          </table:table-cell>
          <table:table-cell table:content-validation-name="val1"/>
          <table:table-cell/>
        </table:table-row>
        <table:table-row table:style-name="ro6">
          <table:table-cell table:style-name="ce33" table:formula="of:=IF(ISBLANK([$Result.A28]);&quot;&quot;; [$Result.A28])">
            <text:p/>
          </table:table-cell>
          <table:table-cell table:style-name="ce34" table:formula="of:=IF(ISBLANK([$Result.B28]);&quot;&quot;; [$Result.B28])">
            <text:p/>
          </table:table-cell>
          <table:table-cell table:content-validation-name="val1"/>
          <table:table-cell/>
        </table:table-row>
        <table:table-row table:style-name="ro6">
          <table:table-cell table:style-name="ce33" table:formula="of:=IF(ISBLANK([$Result.A29]);&quot;&quot;; [$Result.A29])">
            <text:p/>
          </table:table-cell>
          <table:table-cell table:style-name="ce34" table:formula="of:=IF(ISBLANK([$Result.B29]);&quot;&quot;; [$Result.B29])">
            <text:p/>
          </table:table-cell>
          <table:table-cell table:content-validation-name="val1"/>
          <table:table-cell/>
        </table:table-row>
        <table:table-row table:style-name="ro6">
          <table:table-cell table:style-name="ce33" table:formula="of:=IF(ISBLANK([$Result.A30]);&quot;&quot;; [$Result.A30])">
            <text:p/>
          </table:table-cell>
          <table:table-cell table:style-name="ce34" table:formula="of:=IF(ISBLANK([$Result.B30]);&quot;&quot;; [$Result.B30])">
            <text:p/>
          </table:table-cell>
          <table:table-cell table:content-validation-name="val1"/>
          <table:table-cell/>
        </table:table-row>
        <table:table-row table:style-name="ro6">
          <table:table-cell table:style-name="ce33" table:formula="of:=IF(ISBLANK([$Result.A31]);&quot;&quot;; [$Result.A31])">
            <text:p/>
          </table:table-cell>
          <table:table-cell table:style-name="ce34" table:formula="of:=IF(ISBLANK([$Result.B31]);&quot;&quot;; [$Result.B31])">
            <text:p/>
          </table:table-cell>
          <table:table-cell table:content-validation-name="val1"/>
          <table:table-cell/>
        </table:table-row>
        <table:table-row table:style-name="ro6">
          <table:table-cell table:style-name="ce33" table:formula="of:=IF(ISBLANK([$Result.A32]);&quot;&quot;; [$Result.A32])">
            <text:p/>
          </table:table-cell>
          <table:table-cell table:style-name="ce34" table:formula="of:=IF(ISBLANK([$Result.B32]);&quot;&quot;; [$Result.B32])">
            <text:p/>
          </table:table-cell>
          <table:table-cell table:content-validation-name="val1"/>
          <table:table-cell/>
        </table:table-row>
        <table:table-row table:style-name="ro6">
          <table:table-cell table:style-name="ce33" table:formula="of:=IF(ISBLANK([$Result.A33]);&quot;&quot;; [$Result.A33])">
            <text:p/>
          </table:table-cell>
          <table:table-cell table:style-name="ce34" table:formula="of:=IF(ISBLANK([$Result.B33]);&quot;&quot;; [$Result.B33])">
            <text:p/>
          </table:table-cell>
          <table:table-cell table:content-validation-name="val1"/>
          <table:table-cell/>
        </table:table-row>
        <table:table-row table:style-name="ro6">
          <table:table-cell table:style-name="ce33" table:formula="of:=IF(ISBLANK([$Result.A34]);&quot;&quot;; [$Result.A34])">
            <text:p/>
          </table:table-cell>
          <table:table-cell table:style-name="ce34" table:formula="of:=IF(ISBLANK([$Result.B34]);&quot;&quot;; [$Result.B34])">
            <text:p/>
          </table:table-cell>
          <table:table-cell table:content-validation-name="val1"/>
          <table:table-cell/>
        </table:table-row>
        <table:table-row table:style-name="ro6">
          <table:table-cell table:style-name="ce33" table:formula="of:=IF(ISBLANK([$Result.A35]);&quot;&quot;; [$Result.A35])">
            <text:p/>
          </table:table-cell>
          <table:table-cell table:style-name="ce34" table:formula="of:=IF(ISBLANK([$Result.B35]);&quot;&quot;; [$Result.B35])">
            <text:p/>
          </table:table-cell>
          <table:table-cell table:content-validation-name="val1"/>
          <table:table-cell/>
        </table:table-row>
        <table:table-row table:style-name="ro6">
          <table:table-cell table:style-name="ce33" table:formula="of:=IF(ISBLANK([$Result.A36]);&quot;&quot;; [$Result.A36])">
            <text:p/>
          </table:table-cell>
          <table:table-cell table:style-name="ce34" table:formula="of:=IF(ISBLANK([$Result.B36]);&quot;&quot;; [$Result.B36])">
            <text:p/>
          </table:table-cell>
          <table:table-cell table:content-validation-name="val1"/>
          <table:table-cell/>
        </table:table-row>
        <table:table-row table:style-name="ro6">
          <table:table-cell table:style-name="ce33" table:formula="of:=IF(ISBLANK([$Result.A37]);&quot;&quot;; [$Result.A37])">
            <text:p/>
          </table:table-cell>
          <table:table-cell table:style-name="ce34" table:formula="of:=IF(ISBLANK([$Result.B37]);&quot;&quot;; [$Result.B37])">
            <text:p/>
          </table:table-cell>
          <table:table-cell table:content-validation-name="val1"/>
          <table:table-cell/>
        </table:table-row>
        <table:table-row table:style-name="ro6">
          <table:table-cell table:style-name="ce33" table:formula="of:=IF(ISBLANK([$Result.A38]);&quot;&quot;; [$Result.A38])">
            <text:p/>
          </table:table-cell>
          <table:table-cell table:style-name="ce34" table:formula="of:=IF(ISBLANK([$Result.B38]);&quot;&quot;; [$Result.B38])">
            <text:p/>
          </table:table-cell>
          <table:table-cell table:content-validation-name="val1"/>
          <table:table-cell/>
        </table:table-row>
        <table:table-row table:style-name="ro6">
          <table:table-cell table:style-name="ce33" table:formula="of:=IF(ISBLANK([$Result.A39]);&quot;&quot;; [$Result.A39])">
            <text:p/>
          </table:table-cell>
          <table:table-cell table:style-name="ce34" table:formula="of:=IF(ISBLANK([$Result.B39]);&quot;&quot;; [$Result.B39])">
            <text:p/>
          </table:table-cell>
          <table:table-cell table:content-validation-name="val1"/>
          <table:table-cell/>
        </table:table-row>
        <table:table-row table:style-name="ro6">
          <table:table-cell table:style-name="ce33" table:formula="of:=IF(ISBLANK([$Result.A40]);&quot;&quot;; [$Result.A40])">
            <text:p/>
          </table:table-cell>
          <table:table-cell table:style-name="ce34" table:formula="of:=IF(ISBLANK([$Result.B40]);&quot;&quot;; [$Result.B40])">
            <text:p/>
          </table:table-cell>
          <table:table-cell table:content-validation-name="val1"/>
          <table:table-cell/>
        </table:table-row>
        <table:table-row table:style-name="ro6">
          <table:table-cell table:style-name="ce33" table:formula="of:=IF(ISBLANK([$Result.A41]);&quot;&quot;; [$Result.A41])">
            <text:p/>
          </table:table-cell>
          <table:table-cell table:style-name="ce34" table:formula="of:=IF(ISBLANK([$Result.B41]);&quot;&quot;; [$Result.B41])">
            <text:p/>
          </table:table-cell>
          <table:table-cell table:content-validation-name="val1"/>
          <table:table-cell/>
        </table:table-row>
        <table:table-row table:style-name="ro6">
          <table:table-cell table:style-name="ce33" table:formula="of:=IF(ISBLANK([$Result.A42]);&quot;&quot;; [$Result.A42])">
            <text:p/>
          </table:table-cell>
          <table:table-cell table:style-name="ce34" table:formula="of:=IF(ISBLANK([$Result.B42]);&quot;&quot;; [$Result.B42])">
            <text:p/>
          </table:table-cell>
          <table:table-cell table:content-validation-name="val1"/>
          <table:table-cell/>
        </table:table-row>
        <table:table-row table:style-name="ro6">
          <table:table-cell table:style-name="ce33" table:formula="of:=IF(ISBLANK([$Result.A43]);&quot;&quot;; [$Result.A43])">
            <text:p/>
          </table:table-cell>
          <table:table-cell table:style-name="ce34" table:formula="of:=IF(ISBLANK([$Result.B43]);&quot;&quot;; [$Result.B43])">
            <text:p/>
          </table:table-cell>
          <table:table-cell table:content-validation-name="val1"/>
          <table:table-cell/>
        </table:table-row>
        <table:table-row table:style-name="ro6">
          <table:table-cell table:style-name="ce33" table:formula="of:=IF(ISBLANK([$Result.A44]);&quot;&quot;; [$Result.A44])">
            <text:p/>
          </table:table-cell>
          <table:table-cell table:style-name="ce34" table:formula="of:=IF(ISBLANK([$Result.B44]);&quot;&quot;; [$Result.B44])">
            <text:p/>
          </table:table-cell>
          <table:table-cell table:content-validation-name="val1"/>
          <table:table-cell/>
        </table:table-row>
        <table:table-row table:style-name="ro6">
          <table:table-cell table:style-name="ce33" table:formula="of:=IF(ISBLANK([$Result.A45]);&quot;&quot;; [$Result.A45])">
            <text:p/>
          </table:table-cell>
          <table:table-cell table:style-name="ce34" table:formula="of:=IF(ISBLANK([$Result.B45]);&quot;&quot;; [$Result.B45])">
            <text:p/>
          </table:table-cell>
          <table:table-cell table:content-validation-name="val1"/>
          <table:table-cell/>
        </table:table-row>
        <table:table-row table:style-name="ro6">
          <table:table-cell table:style-name="ce33" table:formula="of:=IF(ISBLANK([$Result.A46]);&quot;&quot;; [$Result.A46])">
            <text:p/>
          </table:table-cell>
          <table:table-cell table:style-name="ce34" table:formula="of:=IF(ISBLANK([$Result.B46]);&quot;&quot;; [$Result.B46])">
            <text:p/>
          </table:table-cell>
          <table:table-cell table:content-validation-name="val1"/>
          <table:table-cell/>
        </table:table-row>
        <table:table-row table:style-name="ro6">
          <table:table-cell table:style-name="ce33" table:formula="of:=IF(ISBLANK([$Result.A47]);&quot;&quot;; [$Result.A47])">
            <text:p/>
          </table:table-cell>
          <table:table-cell table:style-name="ce34" table:formula="of:=IF(ISBLANK([$Result.B47]);&quot;&quot;; [$Result.B47])">
            <text:p/>
          </table:table-cell>
          <table:table-cell table:content-validation-name="val1"/>
          <table:table-cell/>
        </table:table-row>
        <table:table-row table:style-name="ro6">
          <table:table-cell table:style-name="ce33" table:formula="of:=IF(ISBLANK([$Result.A48]);&quot;&quot;; [$Result.A48])">
            <text:p/>
          </table:table-cell>
          <table:table-cell table:style-name="ce34" table:formula="of:=IF(ISBLANK([$Result.B48]);&quot;&quot;; [$Result.B48])">
            <text:p/>
          </table:table-cell>
          <table:table-cell table:content-validation-name="val1"/>
          <table:table-cell/>
        </table:table-row>
        <table:table-row table:style-name="ro6">
          <table:table-cell table:style-name="ce33" table:formula="of:=IF(ISBLANK([$Result.A49]);&quot;&quot;; [$Result.A49])">
            <text:p/>
          </table:table-cell>
          <table:table-cell table:style-name="ce34" table:formula="of:=IF(ISBLANK([$Result.B49]);&quot;&quot;; [$Result.B49])">
            <text:p/>
          </table:table-cell>
          <table:table-cell table:content-validation-name="val1"/>
          <table:table-cell/>
        </table:table-row>
        <table:table-row table:style-name="ro6">
          <table:table-cell table:style-name="ce33" table:formula="of:=IF(ISBLANK([$Result.A50]);&quot;&quot;; [$Result.A50])">
            <text:p/>
          </table:table-cell>
          <table:table-cell table:style-name="ce34" table:formula="of:=IF(ISBLANK([$Result.B50]);&quot;&quot;; [$Result.B50])">
            <text:p/>
          </table:table-cell>
          <table:table-cell table:content-validation-name="val1"/>
          <table:table-cell/>
        </table:table-row>
        <table:table-row table:style-name="ro6">
          <table:table-cell table:style-name="ce33" table:formula="of:=IF(ISBLANK([$Result.A51]);&quot;&quot;; [$Result.A51])">
            <text:p/>
          </table:table-cell>
          <table:table-cell table:style-name="ce34" table:formula="of:=IF(ISBLANK([$Result.B51]);&quot;&quot;; [$Result.B51])">
            <text:p/>
          </table:table-cell>
          <table:table-cell table:content-validation-name="val1"/>
          <table:table-cell/>
        </table:table-row>
        <table:table-row table:style-name="ro6">
          <table:table-cell table:style-name="ce33" table:formula="of:=IF(ISBLANK([$Result.A52]);&quot;&quot;; [$Result.A52])">
            <text:p/>
          </table:table-cell>
          <table:table-cell table:style-name="ce34" table:formula="of:=IF(ISBLANK([$Result.B52]);&quot;&quot;; [$Result.B52])">
            <text:p/>
          </table:table-cell>
          <table:table-cell table:content-validation-name="val1"/>
          <table:table-cell/>
        </table:table-row>
        <table:table-row table:style-name="ro6">
          <table:table-cell table:style-name="ce33" table:formula="of:=IF(ISBLANK([$Result.A53]);&quot;&quot;; [$Result.A53])">
            <text:p/>
          </table:table-cell>
          <table:table-cell table:style-name="ce34" table:formula="of:=IF(ISBLANK([$Result.B53]);&quot;&quot;; [$Result.B53])">
            <text:p/>
          </table:table-cell>
          <table:table-cell table:content-validation-name="val1"/>
          <table:table-cell/>
        </table:table-row>
        <table:table-row table:style-name="ro6">
          <table:table-cell table:style-name="ce33" table:formula="of:=IF(ISBLANK([$Result.A54]);&quot;&quot;; [$Result.A54])">
            <text:p/>
          </table:table-cell>
          <table:table-cell table:style-name="ce34" table:formula="of:=IF(ISBLANK([$Result.B54]);&quot;&quot;; [$Result.B54])">
            <text:p/>
          </table:table-cell>
          <table:table-cell table:content-validation-name="val1"/>
          <table:table-cell/>
        </table:table-row>
        <table:table-row table:style-name="ro6">
          <table:table-cell table:style-name="ce33" table:formula="of:=IF(ISBLANK([$Result.A55]);&quot;&quot;; [$Result.A55])">
            <text:p/>
          </table:table-cell>
          <table:table-cell table:style-name="ce34" table:formula="of:=IF(ISBLANK([$Result.B55]);&quot;&quot;; [$Result.B55])">
            <text:p/>
          </table:table-cell>
          <table:table-cell table:content-validation-name="val1"/>
          <table:table-cell/>
        </table:table-row>
        <table:table-row table:style-name="ro6">
          <table:table-cell table:style-name="ce33" table:formula="of:=IF(ISBLANK([$Result.A56]);&quot;&quot;; [$Result.A56])">
            <text:p/>
          </table:table-cell>
          <table:table-cell table:style-name="ce34" table:formula="of:=IF(ISBLANK([$Result.B56]);&quot;&quot;; [$Result.B56])">
            <text:p/>
          </table:table-cell>
          <table:table-cell table:content-validation-name="val1"/>
          <table:table-cell/>
        </table:table-row>
        <table:table-row table:style-name="ro6">
          <table:table-cell table:style-name="ce33" table:formula="of:=IF(ISBLANK([$Result.A57]);&quot;&quot;; [$Result.A57])">
            <text:p/>
          </table:table-cell>
          <table:table-cell table:style-name="ce34" table:formula="of:=IF(ISBLANK([$Result.B57]);&quot;&quot;; [$Result.B57])">
            <text:p/>
          </table:table-cell>
          <table:table-cell table:content-validation-name="val1"/>
          <table:table-cell/>
        </table:table-row>
        <table:table-row table:style-name="ro6">
          <table:table-cell table:style-name="ce33" table:formula="of:=IF(ISBLANK([$Result.A58]);&quot;&quot;; [$Result.A58])">
            <text:p/>
          </table:table-cell>
          <table:table-cell table:style-name="ce34" table:formula="of:=IF(ISBLANK([$Result.B58]);&quot;&quot;; [$Result.B58])">
            <text:p/>
          </table:table-cell>
          <table:table-cell table:content-validation-name="val1"/>
          <table:table-cell/>
        </table:table-row>
        <table:table-row table:style-name="ro6">
          <table:table-cell table:style-name="ce33" table:formula="of:=IF(ISBLANK([$Result.A59]);&quot;&quot;; [$Result.A59])">
            <text:p/>
          </table:table-cell>
          <table:table-cell table:style-name="ce34" table:formula="of:=IF(ISBLANK([$Result.B59]);&quot;&quot;; [$Result.B59])">
            <text:p/>
          </table:table-cell>
          <table:table-cell table:content-validation-name="val1"/>
          <table:table-cell/>
        </table:table-row>
        <table:table-row table:style-name="ro6">
          <table:table-cell table:style-name="ce33" table:formula="of:=IF(ISBLANK([$Result.A60]);&quot;&quot;; [$Result.A60])">
            <text:p/>
          </table:table-cell>
          <table:table-cell table:style-name="ce34" table:formula="of:=IF(ISBLANK([$Result.B60]);&quot;&quot;; [$Result.B60])">
            <text:p/>
          </table:table-cell>
          <table:table-cell table:content-validation-name="val1"/>
          <table:table-cell/>
        </table:table-row>
        <table:table-row table:style-name="ro6">
          <table:table-cell table:style-name="ce33" table:formula="of:=IF(ISBLANK([$Result.A61]);&quot;&quot;; [$Result.A61])">
            <text:p/>
          </table:table-cell>
          <table:table-cell table:style-name="ce34" table:formula="of:=IF(ISBLANK([$Result.B61]);&quot;&quot;; [$Result.B61])">
            <text:p/>
          </table:table-cell>
          <table:table-cell table:content-validation-name="val1"/>
          <table:table-cell/>
        </table:table-row>
        <table:table-row table:style-name="ro6">
          <table:table-cell table:style-name="ce33" table:formula="of:=IF(ISBLANK([$Result.A62]);&quot;&quot;; [$Result.A62])">
            <text:p/>
          </table:table-cell>
          <table:table-cell table:style-name="ce34" table:formula="of:=IF(ISBLANK([$Result.B62]);&quot;&quot;; [$Result.B62])">
            <text:p/>
          </table:table-cell>
          <table:table-cell table:content-validation-name="val1"/>
          <table:table-cell/>
        </table:table-row>
        <table:table-row table:style-name="ro6">
          <table:table-cell table:style-name="ce33" table:formula="of:=IF(ISBLANK([$Result.A63]);&quot;&quot;; [$Result.A63])">
            <text:p/>
          </table:table-cell>
          <table:table-cell table:style-name="ce34" table:formula="of:=IF(ISBLANK([$Result.B63]);&quot;&quot;; [$Result.B63])">
            <text:p/>
          </table:table-cell>
          <table:table-cell table:content-validation-name="val1"/>
          <table:table-cell/>
        </table:table-row>
        <table:table-row table:style-name="ro6">
          <table:table-cell table:style-name="ce33" table:formula="of:=IF(ISBLANK([$Result.A64]);&quot;&quot;; [$Result.A64])">
            <text:p/>
          </table:table-cell>
          <table:table-cell table:style-name="ce34" table:formula="of:=IF(ISBLANK([$Result.B64]);&quot;&quot;; [$Result.B64])">
            <text:p/>
          </table:table-cell>
          <table:table-cell table:content-validation-name="val1"/>
          <table:table-cell/>
        </table:table-row>
        <table:table-row table:style-name="ro6">
          <table:table-cell table:style-name="ce33" table:formula="of:=IF(ISBLANK([$Result.A65]);&quot;&quot;; [$Result.A65])">
            <text:p/>
          </table:table-cell>
          <table:table-cell table:style-name="ce34" table:formula="of:=IF(ISBLANK([$Result.B65]);&quot;&quot;; [$Result.B65])">
            <text:p/>
          </table:table-cell>
          <table:table-cell table:content-validation-name="val1"/>
          <table:table-cell/>
        </table:table-row>
        <table:table-row table:style-name="ro6">
          <table:table-cell table:style-name="ce33" table:formula="of:=IF(ISBLANK([$Result.A66]);&quot;&quot;; [$Result.A66])">
            <text:p/>
          </table:table-cell>
          <table:table-cell table:style-name="ce34" table:formula="of:=IF(ISBLANK([$Result.B66]);&quot;&quot;; [$Result.B66])">
            <text:p/>
          </table:table-cell>
          <table:table-cell table:content-validation-name="val1"/>
          <table:table-cell/>
        </table:table-row>
        <table:table-row table:style-name="ro6">
          <table:table-cell table:style-name="ce33" table:formula="of:=IF(ISBLANK([$Result.A67]);&quot;&quot;; [$Result.A67])">
            <text:p/>
          </table:table-cell>
          <table:table-cell table:style-name="ce34" table:formula="of:=IF(ISBLANK([$Result.B67]);&quot;&quot;; [$Result.B67])">
            <text:p/>
          </table:table-cell>
          <table:table-cell table:content-validation-name="val1"/>
          <table:table-cell/>
        </table:table-row>
        <table:table-row table:style-name="ro6">
          <table:table-cell table:style-name="ce33" table:formula="of:=IF(ISBLANK([$Result.A68]);&quot;&quot;; [$Result.A68])">
            <text:p/>
          </table:table-cell>
          <table:table-cell table:style-name="ce34" table:formula="of:=IF(ISBLANK([$Result.B68]);&quot;&quot;; [$Result.B68])">
            <text:p/>
          </table:table-cell>
          <table:table-cell table:content-validation-name="val1"/>
          <table:table-cell/>
        </table:table-row>
        <table:table-row table:style-name="ro6">
          <table:table-cell table:style-name="ce33" table:formula="of:=IF(ISBLANK([$Result.A69]);&quot;&quot;; [$Result.A69])">
            <text:p/>
          </table:table-cell>
          <table:table-cell table:style-name="ce34" table:formula="of:=IF(ISBLANK([$Result.B69]);&quot;&quot;; [$Result.B69])">
            <text:p/>
          </table:table-cell>
          <table:table-cell table:content-validation-name="val1"/>
          <table:table-cell/>
        </table:table-row>
        <table:table-row table:style-name="ro6">
          <table:table-cell table:style-name="ce33" table:formula="of:=IF(ISBLANK([$Result.A70]);&quot;&quot;; [$Result.A70])">
            <text:p/>
          </table:table-cell>
          <table:table-cell table:style-name="ce34" table:formula="of:=IF(ISBLANK([$Result.B70]);&quot;&quot;; [$Result.B70])">
            <text:p/>
          </table:table-cell>
          <table:table-cell table:content-validation-name="val1"/>
          <table:table-cell/>
        </table:table-row>
        <table:table-row table:style-name="ro6">
          <table:table-cell table:style-name="ce33" table:formula="of:=IF(ISBLANK([$Result.A71]);&quot;&quot;; [$Result.A71])">
            <text:p/>
          </table:table-cell>
          <table:table-cell table:style-name="ce34" table:formula="of:=IF(ISBLANK([$Result.B71]);&quot;&quot;; [$Result.B71])">
            <text:p/>
          </table:table-cell>
          <table:table-cell table:content-validation-name="val1"/>
          <table:table-cell/>
        </table:table-row>
        <table:table-row table:style-name="ro6">
          <table:table-cell table:style-name="ce33" table:formula="of:=IF(ISBLANK([$Result.A72]);&quot;&quot;; [$Result.A72])">
            <text:p/>
          </table:table-cell>
          <table:table-cell table:style-name="ce34" table:formula="of:=IF(ISBLANK([$Result.B72]);&quot;&quot;; [$Result.B72])">
            <text:p/>
          </table:table-cell>
          <table:table-cell table:content-validation-name="val1"/>
          <table:table-cell/>
        </table:table-row>
        <table:table-row table:style-name="ro6">
          <table:table-cell table:style-name="ce33" table:formula="of:=IF(ISBLANK([$Result.A73]);&quot;&quot;; [$Result.A73])">
            <text:p/>
          </table:table-cell>
          <table:table-cell table:style-name="ce34" table:formula="of:=IF(ISBLANK([$Result.B73]);&quot;&quot;; [$Result.B73])">
            <text:p/>
          </table:table-cell>
          <table:table-cell table:content-validation-name="val1"/>
          <table:table-cell/>
        </table:table-row>
        <table:table-row table:style-name="ro6">
          <table:table-cell table:style-name="ce33" table:formula="of:=IF(ISBLANK([$Result.A74]);&quot;&quot;; [$Result.A74])">
            <text:p/>
          </table:table-cell>
          <table:table-cell table:style-name="ce34" table:formula="of:=IF(ISBLANK([$Result.B74]);&quot;&quot;; [$Result.B74])">
            <text:p/>
          </table:table-cell>
          <table:table-cell table:content-validation-name="val1"/>
          <table:table-cell/>
        </table:table-row>
        <table:table-row table:style-name="ro6">
          <table:table-cell table:style-name="ce33" table:formula="of:=IF(ISBLANK([$Result.A75]);&quot;&quot;; [$Result.A75])">
            <text:p/>
          </table:table-cell>
          <table:table-cell table:style-name="ce34" table:formula="of:=IF(ISBLANK([$Result.B75]);&quot;&quot;; [$Result.B75])">
            <text:p/>
          </table:table-cell>
          <table:table-cell table:content-validation-name="val1"/>
          <table:table-cell/>
        </table:table-row>
        <table:table-row table:style-name="ro6">
          <table:table-cell table:style-name="ce33" table:formula="of:=IF(ISBLANK([$Result.A76]);&quot;&quot;; [$Result.A76])">
            <text:p/>
          </table:table-cell>
          <table:table-cell table:style-name="ce34" table:formula="of:=IF(ISBLANK([$Result.B76]);&quot;&quot;; [$Result.B76])">
            <text:p/>
          </table:table-cell>
          <table:table-cell table:content-validation-name="val1"/>
          <table:table-cell/>
        </table:table-row>
        <table:table-row table:style-name="ro6">
          <table:table-cell table:style-name="ce33" table:formula="of:=IF(ISBLANK([$Result.A77]);&quot;&quot;; [$Result.A77])">
            <text:p/>
          </table:table-cell>
          <table:table-cell table:style-name="ce34" table:formula="of:=IF(ISBLANK([$Result.B77]);&quot;&quot;; [$Result.B77])">
            <text:p/>
          </table:table-cell>
          <table:table-cell table:content-validation-name="val1"/>
          <table:table-cell/>
        </table:table-row>
        <table:table-row table:style-name="ro6">
          <table:table-cell table:style-name="ce33" table:formula="of:=IF(ISBLANK([$Result.A78]);&quot;&quot;; [$Result.A78])">
            <text:p/>
          </table:table-cell>
          <table:table-cell table:style-name="ce34" table:formula="of:=IF(ISBLANK([$Result.B78]);&quot;&quot;; [$Result.B78])">
            <text:p/>
          </table:table-cell>
          <table:table-cell table:content-validation-name="val1"/>
          <table:table-cell/>
        </table:table-row>
        <table:table-row table:style-name="ro6">
          <table:table-cell table:style-name="ce33" table:formula="of:=IF(ISBLANK([$Result.A79]);&quot;&quot;; [$Result.A79])">
            <text:p/>
          </table:table-cell>
          <table:table-cell table:style-name="ce34" table:formula="of:=IF(ISBLANK([$Result.B79]);&quot;&quot;; [$Result.B79])">
            <text:p/>
          </table:table-cell>
          <table:table-cell table:content-validation-name="val1"/>
          <table:table-cell/>
        </table:table-row>
        <table:table-row table:style-name="ro6">
          <table:table-cell table:style-name="ce33" table:formula="of:=IF(ISBLANK([$Result.A80]);&quot;&quot;; [$Result.A80])">
            <text:p/>
          </table:table-cell>
          <table:table-cell table:style-name="ce34" table:formula="of:=IF(ISBLANK([$Result.B80]);&quot;&quot;; [$Result.B80])">
            <text:p/>
          </table:table-cell>
          <table:table-cell table:content-validation-name="val1"/>
          <table:table-cell/>
        </table:table-row>
        <table:table-row table:style-name="ro6">
          <table:table-cell table:style-name="ce33" table:formula="of:=IF(ISBLANK([$Result.A81]);&quot;&quot;; [$Result.A81])">
            <text:p/>
          </table:table-cell>
          <table:table-cell table:style-name="ce34" table:formula="of:=IF(ISBLANK([$Result.B81]);&quot;&quot;; [$Result.B81])">
            <text:p/>
          </table:table-cell>
          <table:table-cell table:content-validation-name="val1"/>
          <table:table-cell/>
        </table:table-row>
        <table:table-row table:style-name="ro6">
          <table:table-cell table:style-name="ce33" table:formula="of:=IF(ISBLANK([$Result.A82]);&quot;&quot;; [$Result.A82])">
            <text:p/>
          </table:table-cell>
          <table:table-cell table:style-name="ce34" table:formula="of:=IF(ISBLANK([$Result.B82]);&quot;&quot;; [$Result.B82])">
            <text:p/>
          </table:table-cell>
          <table:table-cell table:content-validation-name="val1"/>
          <table:table-cell/>
        </table:table-row>
        <table:table-row table:style-name="ro6">
          <table:table-cell table:style-name="ce33" table:formula="of:=IF(ISBLANK([$Result.A83]);&quot;&quot;; [$Result.A83])">
            <text:p/>
          </table:table-cell>
          <table:table-cell table:style-name="ce34" table:formula="of:=IF(ISBLANK([$Result.B83]);&quot;&quot;; [$Result.B83])">
            <text:p/>
          </table:table-cell>
          <table:table-cell table:content-validation-name="val1"/>
          <table:table-cell/>
        </table:table-row>
        <table:table-row table:style-name="ro6">
          <table:table-cell table:style-name="ce33" table:formula="of:=IF(ISBLANK([$Result.A84]);&quot;&quot;; [$Result.A84])">
            <text:p/>
          </table:table-cell>
          <table:table-cell table:style-name="ce34" table:formula="of:=IF(ISBLANK([$Result.B84]);&quot;&quot;; [$Result.B84])">
            <text:p/>
          </table:table-cell>
          <table:table-cell table:content-validation-name="val1"/>
          <table:table-cell/>
        </table:table-row>
        <table:table-row table:style-name="ro6">
          <table:table-cell table:style-name="ce33" table:formula="of:=IF(ISBLANK([$Result.A85]);&quot;&quot;; [$Result.A85])">
            <text:p/>
          </table:table-cell>
          <table:table-cell table:style-name="ce34" table:formula="of:=IF(ISBLANK([$Result.B85]);&quot;&quot;; [$Result.B85])">
            <text:p/>
          </table:table-cell>
          <table:table-cell table:content-validation-name="val1"/>
          <table:table-cell/>
        </table:table-row>
        <table:table-row table:style-name="ro6">
          <table:table-cell table:style-name="ce33" table:formula="of:=IF(ISBLANK([$Result.A86]);&quot;&quot;; [$Result.A86])">
            <text:p/>
          </table:table-cell>
          <table:table-cell table:style-name="ce34" table:formula="of:=IF(ISBLANK([$Result.B86]);&quot;&quot;; [$Result.B86])">
            <text:p/>
          </table:table-cell>
          <table:table-cell table:content-validation-name="val1"/>
          <table:table-cell/>
        </table:table-row>
        <table:table-row table:style-name="ro6">
          <table:table-cell table:style-name="ce33" table:formula="of:=IF(ISBLANK([$Result.A87]);&quot;&quot;; [$Result.A87])">
            <text:p/>
          </table:table-cell>
          <table:table-cell table:style-name="ce34" table:formula="of:=IF(ISBLANK([$Result.B87]);&quot;&quot;; [$Result.B87])">
            <text:p/>
          </table:table-cell>
          <table:table-cell table:content-validation-name="val1"/>
          <table:table-cell/>
        </table:table-row>
        <table:table-row table:style-name="ro6">
          <table:table-cell table:style-name="ce33" table:formula="of:=IF(ISBLANK([$Result.A88]);&quot;&quot;; [$Result.A88])">
            <text:p/>
          </table:table-cell>
          <table:table-cell table:style-name="ce34" table:formula="of:=IF(ISBLANK([$Result.B88]);&quot;&quot;; [$Result.B88])">
            <text:p/>
          </table:table-cell>
          <table:table-cell table:content-validation-name="val1"/>
          <table:table-cell/>
        </table:table-row>
        <table:table-row table:style-name="ro6">
          <table:table-cell table:style-name="ce33" table:formula="of:=IF(ISBLANK([$Result.A89]);&quot;&quot;; [$Result.A89])">
            <text:p/>
          </table:table-cell>
          <table:table-cell table:style-name="ce34" table:formula="of:=IF(ISBLANK([$Result.B89]);&quot;&quot;; [$Result.B89])">
            <text:p/>
          </table:table-cell>
          <table:table-cell table:content-validation-name="val1"/>
          <table:table-cell/>
        </table:table-row>
        <table:table-row table:style-name="ro6">
          <table:table-cell table:style-name="ce33" table:formula="of:=IF(ISBLANK([$Result.A90]);&quot;&quot;; [$Result.A90])">
            <text:p/>
          </table:table-cell>
          <table:table-cell table:style-name="ce34" table:formula="of:=IF(ISBLANK([$Result.B90]);&quot;&quot;; [$Result.B90])">
            <text:p/>
          </table:table-cell>
          <table:table-cell table:content-validation-name="val1"/>
          <table:table-cell/>
        </table:table-row>
        <table:table-row table:style-name="ro6">
          <table:table-cell table:style-name="ce33" table:formula="of:=IF(ISBLANK([$Result.A91]);&quot;&quot;; [$Result.A91])">
            <text:p/>
          </table:table-cell>
          <table:table-cell table:style-name="ce34" table:formula="of:=IF(ISBLANK([$Result.B91]);&quot;&quot;; [$Result.B91])">
            <text:p/>
          </table:table-cell>
          <table:table-cell table:content-validation-name="val1"/>
          <table:table-cell/>
        </table:table-row>
        <table:table-row table:style-name="ro6">
          <table:table-cell table:style-name="ce33" table:formula="of:=IF(ISBLANK([$Result.A92]);&quot;&quot;; [$Result.A92])">
            <text:p/>
          </table:table-cell>
          <table:table-cell table:style-name="ce34" table:formula="of:=IF(ISBLANK([$Result.B92]);&quot;&quot;; [$Result.B92])">
            <text:p/>
          </table:table-cell>
          <table:table-cell table:content-validation-name="val1"/>
          <table:table-cell/>
        </table:table-row>
        <table:table-row table:style-name="ro6">
          <table:table-cell table:style-name="ce33" table:formula="of:=IF(ISBLANK([$Result.A93]);&quot;&quot;; [$Result.A93])">
            <text:p/>
          </table:table-cell>
          <table:table-cell table:style-name="ce34" table:formula="of:=IF(ISBLANK([$Result.B93]);&quot;&quot;; [$Result.B93])">
            <text:p/>
          </table:table-cell>
          <table:table-cell table:content-validation-name="val1"/>
          <table:table-cell/>
        </table:table-row>
        <table:table-row table:style-name="ro6">
          <table:table-cell table:style-name="ce33" table:formula="of:=IF(ISBLANK([$Result.A94]);&quot;&quot;; [$Result.A94])">
            <text:p/>
          </table:table-cell>
          <table:table-cell table:style-name="ce34" table:formula="of:=IF(ISBLANK([$Result.B94]);&quot;&quot;; [$Result.B94])">
            <text:p/>
          </table:table-cell>
          <table:table-cell table:content-validation-name="val1"/>
          <table:table-cell/>
        </table:table-row>
        <table:table-row table:style-name="ro6">
          <table:table-cell table:style-name="ce33" table:formula="of:=IF(ISBLANK([$Result.A95]);&quot;&quot;; [$Result.A95])">
            <text:p/>
          </table:table-cell>
          <table:table-cell table:style-name="ce34" table:formula="of:=IF(ISBLANK([$Result.B95]);&quot;&quot;; [$Result.B95])">
            <text:p/>
          </table:table-cell>
          <table:table-cell table:content-validation-name="val1"/>
          <table:table-cell/>
        </table:table-row>
        <table:table-row table:style-name="ro6">
          <table:table-cell table:style-name="ce33" table:formula="of:=IF(ISBLANK([$Result.A96]);&quot;&quot;; [$Result.A96])">
            <text:p/>
          </table:table-cell>
          <table:table-cell table:style-name="ce34" table:formula="of:=IF(ISBLANK([$Result.B96]);&quot;&quot;; [$Result.B96])">
            <text:p/>
          </table:table-cell>
          <table:table-cell table:content-validation-name="val1"/>
          <table:table-cell/>
        </table:table-row>
        <table:table-row table:style-name="ro6">
          <table:table-cell table:style-name="ce33" table:formula="of:=IF(ISBLANK([$Result.A97]);&quot;&quot;; [$Result.A97])">
            <text:p/>
          </table:table-cell>
          <table:table-cell table:style-name="ce34" table:formula="of:=IF(ISBLANK([$Result.B97]);&quot;&quot;; [$Result.B97])">
            <text:p/>
          </table:table-cell>
          <table:table-cell table:content-validation-name="val1"/>
          <table:table-cell/>
        </table:table-row>
        <table:table-row table:style-name="ro6">
          <table:table-cell table:style-name="ce33" table:formula="of:=IF(ISBLANK([$Result.A98]);&quot;&quot;; [$Result.A98])">
            <text:p/>
          </table:table-cell>
          <table:table-cell table:style-name="ce34" table:formula="of:=IF(ISBLANK([$Result.B98]);&quot;&quot;; [$Result.B98])">
            <text:p/>
          </table:table-cell>
          <table:table-cell table:content-validation-name="val1"/>
          <table:table-cell/>
        </table:table-row>
        <table:table-row table:style-name="ro6">
          <table:table-cell table:style-name="ce33" table:formula="of:=IF(ISBLANK([$Result.A99]);&quot;&quot;; [$Result.A99])">
            <text:p/>
          </table:table-cell>
          <table:table-cell table:style-name="ce34" table:formula="of:=IF(ISBLANK([$Result.B99]);&quot;&quot;; [$Result.B99])">
            <text:p/>
          </table:table-cell>
          <table:table-cell table:content-validation-name="val1"/>
          <table:table-cell/>
        </table:table-row>
        <table:table-row table:style-name="ro6">
          <table:table-cell table:style-name="ce33" table:formula="of:=IF(ISBLANK([$Result.A100]);&quot;&quot;; [$Result.A100])">
            <text:p/>
          </table:table-cell>
          <table:table-cell table:style-name="ce34" table:formula="of:=IF(ISBLANK([$Result.B100]);&quot;&quot;; [$Result.B100])">
            <text:p/>
          </table:table-cell>
          <table:table-cell table:content-validation-name="val1"/>
          <table:table-cell/>
        </table:table-row>
        <table:table-row table:style-name="ro6">
          <table:table-cell table:style-name="ce33" table:formula="of:=IF(ISBLANK([$Result.A101]);&quot;&quot;; [$Result.A101])">
            <text:p/>
          </table:table-cell>
          <table:table-cell table:style-name="ce34" table:formula="of:=IF(ISBLANK([$Result.B101]);&quot;&quot;; [$Result.B101])">
            <text:p/>
          </table:table-cell>
          <table:table-cell table:content-validation-name="val1"/>
          <table:table-cell/>
        </table:table-row>
        <table:table-row table:style-name="ro6">
          <table:table-cell table:style-name="ce33" table:formula="of:=IF(ISBLANK([$Result.A102]);&quot;&quot;; [$Result.A102])">
            <text:p/>
          </table:table-cell>
          <table:table-cell table:style-name="ce34" table:formula="of:=IF(ISBLANK([$Result.B102]);&quot;&quot;; [$Result.B102])">
            <text:p/>
          </table:table-cell>
          <table:table-cell table:content-validation-name="val1"/>
          <table:table-cell/>
        </table:table-row>
        <table:table-row table:style-name="ro6">
          <table:table-cell table:style-name="ce33" table:formula="of:=IF(ISBLANK([$Result.A103]);&quot;&quot;; [$Result.A103])">
            <text:p/>
          </table:table-cell>
          <table:table-cell table:style-name="ce34" table:formula="of:=IF(ISBLANK([$Result.B103]);&quot;&quot;; [$Result.B103])">
            <text:p/>
          </table:table-cell>
          <table:table-cell table:content-validation-name="val1"/>
          <table:table-cell/>
        </table:table-row>
        <table:table-row table:style-name="ro6">
          <table:table-cell table:style-name="ce33" table:formula="of:=IF(ISBLANK([$Result.A104]);&quot;&quot;; [$Result.A104])">
            <text:p/>
          </table:table-cell>
          <table:table-cell table:style-name="ce34" table:formula="of:=IF(ISBLANK([$Result.B104]);&quot;&quot;; [$Result.B104])">
            <text:p/>
          </table:table-cell>
          <table:table-cell table:content-validation-name="val1"/>
          <table:table-cell/>
        </table:table-row>
        <table:table-row table:style-name="ro6">
          <table:table-cell table:style-name="ce33" table:formula="of:=IF(ISBLANK([$Result.A105]);&quot;&quot;; [$Result.A105])">
            <text:p/>
          </table:table-cell>
          <table:table-cell table:style-name="ce34" table:formula="of:=IF(ISBLANK([$Result.B105]);&quot;&quot;; [$Result.B105])">
            <text:p/>
          </table:table-cell>
          <table:table-cell table:content-validation-name="val1"/>
          <table:table-cell/>
        </table:table-row>
        <table:table-row table:style-name="ro6">
          <table:table-cell table:style-name="ce33" table:formula="of:=IF(ISBLANK([$Result.A106]);&quot;&quot;; [$Result.A106])">
            <text:p/>
          </table:table-cell>
          <table:table-cell table:style-name="ce34" table:formula="of:=IF(ISBLANK([$Result.B106]);&quot;&quot;; [$Result.B106])">
            <text:p/>
          </table:table-cell>
          <table:table-cell table:content-validation-name="val1"/>
          <table:table-cell/>
        </table:table-row>
        <table:table-row table:style-name="ro6">
          <table:table-cell table:style-name="ce33" table:formula="of:=IF(ISBLANK([$Result.A107]);&quot;&quot;; [$Result.A107])">
            <text:p/>
          </table:table-cell>
          <table:table-cell table:style-name="ce34" table:formula="of:=IF(ISBLANK([$Result.B107]);&quot;&quot;; [$Result.B107])">
            <text:p/>
          </table:table-cell>
          <table:table-cell table:content-validation-name="val1"/>
          <table:table-cell/>
        </table:table-row>
        <table:table-row table:style-name="ro6">
          <table:table-cell table:style-name="ce33" table:formula="of:=IF(ISBLANK([$Result.A108]);&quot;&quot;; [$Result.A108])">
            <text:p/>
          </table:table-cell>
          <table:table-cell table:style-name="ce34" table:formula="of:=IF(ISBLANK([$Result.B108]);&quot;&quot;; [$Result.B108])">
            <text:p/>
          </table:table-cell>
          <table:table-cell table:content-validation-name="val1"/>
          <table:table-cell/>
        </table:table-row>
        <table:table-row table:style-name="ro6">
          <table:table-cell table:style-name="ce33" table:formula="of:=IF(ISBLANK([$Result.A109]);&quot;&quot;; [$Result.A109])">
            <text:p/>
          </table:table-cell>
          <table:table-cell table:style-name="ce34" table:formula="of:=IF(ISBLANK([$Result.B109]);&quot;&quot;; [$Result.B109])">
            <text:p/>
          </table:table-cell>
          <table:table-cell table:content-validation-name="val1"/>
          <table:table-cell/>
        </table:table-row>
        <table:table-row table:style-name="ro6">
          <table:table-cell table:style-name="ce33" table:formula="of:=IF(ISBLANK([$Result.A110]);&quot;&quot;; [$Result.A110])">
            <text:p/>
          </table:table-cell>
          <table:table-cell table:style-name="ce34" table:formula="of:=IF(ISBLANK([$Result.B110]);&quot;&quot;; [$Result.B110])">
            <text:p/>
          </table:table-cell>
          <table:table-cell table:content-validation-name="val1"/>
          <table:table-cell/>
        </table:table-row>
        <table:table-row table:style-name="ro6">
          <table:table-cell table:style-name="ce33" table:formula="of:=IF(ISBLANK([$Result.A111]);&quot;&quot;; [$Result.A111])">
            <text:p/>
          </table:table-cell>
          <table:table-cell table:style-name="ce34" table:formula="of:=IF(ISBLANK([$Result.B111]);&quot;&quot;; [$Result.B111])">
            <text:p/>
          </table:table-cell>
          <table:table-cell table:content-validation-name="val1"/>
          <table:table-cell/>
        </table:table-row>
        <table:table-row table:style-name="ro6">
          <table:table-cell table:style-name="ce33" table:formula="of:=IF(ISBLANK([$Result.A112]);&quot;&quot;; [$Result.A112])">
            <text:p/>
          </table:table-cell>
          <table:table-cell table:style-name="ce34" table:formula="of:=IF(ISBLANK([$Result.B112]);&quot;&quot;; [$Result.B112])">
            <text:p/>
          </table:table-cell>
          <table:table-cell table:content-validation-name="val1"/>
          <table:table-cell/>
        </table:table-row>
        <table:table-row table:style-name="ro6">
          <table:table-cell table:style-name="ce33" table:formula="of:=IF(ISBLANK([$Result.A113]);&quot;&quot;; [$Result.A113])">
            <text:p/>
          </table:table-cell>
          <table:table-cell table:style-name="ce34" table:formula="of:=IF(ISBLANK([$Result.B113]);&quot;&quot;; [$Result.B113])">
            <text:p/>
          </table:table-cell>
          <table:table-cell table:content-validation-name="val1"/>
          <table:table-cell/>
        </table:table-row>
        <table:table-row table:style-name="ro6">
          <table:table-cell table:style-name="ce33" table:formula="of:=IF(ISBLANK([$Result.A114]);&quot;&quot;; [$Result.A114])">
            <text:p/>
          </table:table-cell>
          <table:table-cell table:style-name="ce34" table:formula="of:=IF(ISBLANK([$Result.B114]);&quot;&quot;; [$Result.B114])">
            <text:p/>
          </table:table-cell>
          <table:table-cell table:content-validation-name="val1"/>
          <table:table-cell/>
        </table:table-row>
        <table:table-row table:style-name="ro6">
          <table:table-cell table:style-name="ce33" table:formula="of:=IF(ISBLANK([$Result.A115]);&quot;&quot;; [$Result.A115])">
            <text:p/>
          </table:table-cell>
          <table:table-cell table:style-name="ce34" table:formula="of:=IF(ISBLANK([$Result.B115]);&quot;&quot;; [$Result.B115])">
            <text:p/>
          </table:table-cell>
          <table:table-cell table:content-validation-name="val1"/>
          <table:table-cell/>
        </table:table-row>
        <table:table-row table:style-name="ro6">
          <table:table-cell table:style-name="ce33" table:formula="of:=IF(ISBLANK([$Result.A116]);&quot;&quot;; [$Result.A116])">
            <text:p/>
          </table:table-cell>
          <table:table-cell table:style-name="ce34" table:formula="of:=IF(ISBLANK([$Result.B116]);&quot;&quot;; [$Result.B116])">
            <text:p/>
          </table:table-cell>
          <table:table-cell table:content-validation-name="val1"/>
          <table:table-cell/>
        </table:table-row>
        <table:table-row table:style-name="ro6">
          <table:table-cell table:style-name="ce33" table:formula="of:=IF(ISBLANK([$Result.A117]);&quot;&quot;; [$Result.A117])">
            <text:p/>
          </table:table-cell>
          <table:table-cell table:style-name="ce34" table:formula="of:=IF(ISBLANK([$Result.B117]);&quot;&quot;; [$Result.B117])">
            <text:p/>
          </table:table-cell>
          <table:table-cell table:content-validation-name="val1"/>
          <table:table-cell/>
        </table:table-row>
        <table:table-row table:style-name="ro6">
          <table:table-cell table:style-name="ce33" table:formula="of:=IF(ISBLANK([$Result.A118]);&quot;&quot;; [$Result.A118])">
            <text:p/>
          </table:table-cell>
          <table:table-cell table:style-name="ce34" table:formula="of:=IF(ISBLANK([$Result.B118]);&quot;&quot;; [$Result.B118])">
            <text:p/>
          </table:table-cell>
          <table:table-cell table:content-validation-name="val1"/>
          <table:table-cell/>
        </table:table-row>
        <table:table-row table:style-name="ro6">
          <table:table-cell table:style-name="ce33" table:formula="of:=IF(ISBLANK([$Result.A119]);&quot;&quot;; [$Result.A119])">
            <text:p/>
          </table:table-cell>
          <table:table-cell table:style-name="ce34" table:formula="of:=IF(ISBLANK([$Result.B119]);&quot;&quot;; [$Result.B119])">
            <text:p/>
          </table:table-cell>
          <table:table-cell table:content-validation-name="val1"/>
          <table:table-cell/>
        </table:table-row>
        <table:table-row table:style-name="ro6">
          <table:table-cell table:style-name="ce33" table:formula="of:=IF(ISBLANK([$Result.A120]);&quot;&quot;; [$Result.A120])">
            <text:p/>
          </table:table-cell>
          <table:table-cell table:style-name="ce34" table:formula="of:=IF(ISBLANK([$Result.B120]);&quot;&quot;; [$Result.B120])">
            <text:p/>
          </table:table-cell>
          <table:table-cell table:content-validation-name="val1"/>
          <table:table-cell/>
        </table:table-row>
        <table:table-row table:style-name="ro6">
          <table:table-cell table:style-name="ce33" table:formula="of:=IF(ISBLANK([$Result.A121]);&quot;&quot;; [$Result.A121])">
            <text:p/>
          </table:table-cell>
          <table:table-cell table:style-name="ce34" table:formula="of:=IF(ISBLANK([$Result.B121]);&quot;&quot;; [$Result.B121])">
            <text:p/>
          </table:table-cell>
          <table:table-cell table:content-validation-name="val1"/>
          <table:table-cell/>
        </table:table-row>
        <table:table-row table:style-name="ro6">
          <table:table-cell table:style-name="ce33" table:formula="of:=IF(ISBLANK([$Result.A122]);&quot;&quot;; [$Result.A122])">
            <text:p/>
          </table:table-cell>
          <table:table-cell table:style-name="ce34" table:formula="of:=IF(ISBLANK([$Result.B122]);&quot;&quot;; [$Result.B122])">
            <text:p/>
          </table:table-cell>
          <table:table-cell table:content-validation-name="val1"/>
          <table:table-cell/>
        </table:table-row>
        <table:table-row table:style-name="ro6">
          <table:table-cell table:style-name="ce33" table:formula="of:=IF(ISBLANK([$Result.A123]);&quot;&quot;; [$Result.A123])">
            <text:p/>
          </table:table-cell>
          <table:table-cell table:style-name="ce34" table:formula="of:=IF(ISBLANK([$Result.B123]);&quot;&quot;; [$Result.B123])">
            <text:p/>
          </table:table-cell>
          <table:table-cell table:content-validation-name="val1"/>
          <table:table-cell/>
        </table:table-row>
        <table:table-row table:style-name="ro6">
          <table:table-cell table:style-name="ce33" table:formula="of:=IF(ISBLANK([$Result.A124]);&quot;&quot;; [$Result.A124])">
            <text:p/>
          </table:table-cell>
          <table:table-cell table:style-name="ce34" table:formula="of:=IF(ISBLANK([$Result.B124]);&quot;&quot;; [$Result.B124])">
            <text:p/>
          </table:table-cell>
          <table:table-cell table:content-validation-name="val1"/>
          <table:table-cell/>
        </table:table-row>
        <table:table-row table:style-name="ro6">
          <table:table-cell table:style-name="ce33" table:formula="of:=IF(ISBLANK([$Result.A125]);&quot;&quot;; [$Result.A125])">
            <text:p/>
          </table:table-cell>
          <table:table-cell table:style-name="ce34" table:formula="of:=IF(ISBLANK([$Result.B125]);&quot;&quot;; [$Result.B125])">
            <text:p/>
          </table:table-cell>
          <table:table-cell table:content-validation-name="val1"/>
          <table:table-cell/>
        </table:table-row>
        <table:table-row table:style-name="ro6">
          <table:table-cell table:style-name="ce33" table:formula="of:=IF(ISBLANK([$Result.A126]);&quot;&quot;; [$Result.A126])">
            <text:p/>
          </table:table-cell>
          <table:table-cell table:style-name="ce34" table:formula="of:=IF(ISBLANK([$Result.B126]);&quot;&quot;; [$Result.B126])">
            <text:p/>
          </table:table-cell>
          <table:table-cell table:content-validation-name="val1"/>
          <table:table-cell/>
        </table:table-row>
        <table:table-row table:style-name="ro6">
          <table:table-cell table:style-name="ce33" table:formula="of:=IF(ISBLANK([$Result.A127]);&quot;&quot;; [$Result.A127])">
            <text:p/>
          </table:table-cell>
          <table:table-cell table:style-name="ce34" table:formula="of:=IF(ISBLANK([$Result.B127]);&quot;&quot;; [$Result.B127])">
            <text:p/>
          </table:table-cell>
          <table:table-cell table:content-validation-name="val1"/>
          <table:table-cell/>
        </table:table-row>
        <table:table-row table:style-name="ro6">
          <table:table-cell table:style-name="ce33" table:formula="of:=IF(ISBLANK([$Result.A128]);&quot;&quot;; [$Result.A128])">
            <text:p/>
          </table:table-cell>
          <table:table-cell table:style-name="ce34" table:formula="of:=IF(ISBLANK([$Result.B128]);&quot;&quot;; [$Result.B128])">
            <text:p/>
          </table:table-cell>
          <table:table-cell table:content-validation-name="val1"/>
          <table:table-cell/>
        </table:table-row>
        <table:table-row table:style-name="ro6">
          <table:table-cell table:style-name="ce33" table:formula="of:=IF(ISBLANK([$Result.A129]);&quot;&quot;; [$Result.A129])">
            <text:p/>
          </table:table-cell>
          <table:table-cell table:style-name="ce34" table:formula="of:=IF(ISBLANK([$Result.B129]);&quot;&quot;; [$Result.B129])">
            <text:p/>
          </table:table-cell>
          <table:table-cell table:content-validation-name="val1"/>
          <table:table-cell/>
        </table:table-row>
        <table:table-row table:style-name="ro6">
          <table:table-cell table:style-name="ce33" table:formula="of:=IF(ISBLANK([$Result.A130]);&quot;&quot;; [$Result.A130])">
            <text:p/>
          </table:table-cell>
          <table:table-cell table:style-name="ce34" table:formula="of:=IF(ISBLANK([$Result.B130]);&quot;&quot;; [$Result.B130])">
            <text:p/>
          </table:table-cell>
          <table:table-cell table:content-validation-name="val1"/>
          <table:table-cell/>
        </table:table-row>
        <table:table-row table:style-name="ro6">
          <table:table-cell table:style-name="ce33" table:formula="of:=IF(ISBLANK([$Result.A131]);&quot;&quot;; [$Result.A131])">
            <text:p/>
          </table:table-cell>
          <table:table-cell table:style-name="ce34" table:formula="of:=IF(ISBLANK([$Result.B131]);&quot;&quot;; [$Result.B131])">
            <text:p/>
          </table:table-cell>
          <table:table-cell table:content-validation-name="val1"/>
          <table:table-cell/>
        </table:table-row>
        <table:table-row table:style-name="ro6">
          <table:table-cell table:style-name="ce33" table:formula="of:=IF(ISBLANK([$Result.A132]);&quot;&quot;; [$Result.A132])">
            <text:p/>
          </table:table-cell>
          <table:table-cell table:style-name="ce34" table:formula="of:=IF(ISBLANK([$Result.B132]);&quot;&quot;; [$Result.B132])">
            <text:p/>
          </table:table-cell>
          <table:table-cell table:content-validation-name="val1"/>
          <table:table-cell/>
        </table:table-row>
        <table:table-row table:style-name="ro6">
          <table:table-cell table:style-name="ce33" table:formula="of:=IF(ISBLANK([$Result.A133]);&quot;&quot;; [$Result.A133])">
            <text:p/>
          </table:table-cell>
          <table:table-cell table:style-name="ce34" table:formula="of:=IF(ISBLANK([$Result.B133]);&quot;&quot;; [$Result.B133])">
            <text:p/>
          </table:table-cell>
          <table:table-cell table:content-validation-name="val1"/>
          <table:table-cell/>
        </table:table-row>
        <table:table-row table:style-name="ro6">
          <table:table-cell table:style-name="ce33" table:formula="of:=IF(ISBLANK([$Result.A134]);&quot;&quot;; [$Result.A134])">
            <text:p/>
          </table:table-cell>
          <table:table-cell table:style-name="ce34" table:formula="of:=IF(ISBLANK([$Result.B134]);&quot;&quot;; [$Result.B134])">
            <text:p/>
          </table:table-cell>
          <table:table-cell table:content-validation-name="val1"/>
          <table:table-cell/>
        </table:table-row>
        <table:table-row table:style-name="ro6">
          <table:table-cell table:style-name="ce33" table:formula="of:=IF(ISBLANK([$Result.A135]);&quot;&quot;; [$Result.A135])">
            <text:p/>
          </table:table-cell>
          <table:table-cell table:style-name="ce34" table:formula="of:=IF(ISBLANK([$Result.B135]);&quot;&quot;; [$Result.B135])">
            <text:p/>
          </table:table-cell>
          <table:table-cell table:content-validation-name="val1"/>
          <table:table-cell/>
        </table:table-row>
        <table:table-row table:style-name="ro6">
          <table:table-cell table:style-name="ce33" table:formula="of:=IF(ISBLANK([$Result.A136]);&quot;&quot;; [$Result.A136])">
            <text:p/>
          </table:table-cell>
          <table:table-cell table:style-name="ce34" table:formula="of:=IF(ISBLANK([$Result.B136]);&quot;&quot;; [$Result.B136])">
            <text:p/>
          </table:table-cell>
          <table:table-cell table:content-validation-name="val1"/>
          <table:table-cell/>
        </table:table-row>
        <table:table-row table:style-name="ro6">
          <table:table-cell table:style-name="ce33" table:formula="of:=IF(ISBLANK([$Result.A137]);&quot;&quot;; [$Result.A137])">
            <text:p/>
          </table:table-cell>
          <table:table-cell table:style-name="ce34" table:formula="of:=IF(ISBLANK([$Result.B137]);&quot;&quot;; [$Result.B137])">
            <text:p/>
          </table:table-cell>
          <table:table-cell table:content-validation-name="val1"/>
          <table:table-cell/>
        </table:table-row>
        <table:table-row table:style-name="ro6">
          <table:table-cell table:style-name="ce33" table:formula="of:=IF(ISBLANK([$Result.A138]);&quot;&quot;; [$Result.A138])">
            <text:p/>
          </table:table-cell>
          <table:table-cell table:style-name="ce34" table:formula="of:=IF(ISBLANK([$Result.B138]);&quot;&quot;; [$Result.B138])">
            <text:p/>
          </table:table-cell>
          <table:table-cell table:content-validation-name="val1"/>
          <table:table-cell/>
        </table:table-row>
        <table:table-row table:style-name="ro6">
          <table:table-cell table:style-name="ce33" table:formula="of:=IF(ISBLANK([$Result.A139]);&quot;&quot;; [$Result.A139])">
            <text:p/>
          </table:table-cell>
          <table:table-cell table:style-name="ce34" table:formula="of:=IF(ISBLANK([$Result.B139]);&quot;&quot;; [$Result.B139])">
            <text:p/>
          </table:table-cell>
          <table:table-cell table:content-validation-name="val1"/>
          <table:table-cell/>
        </table:table-row>
        <table:table-row table:style-name="ro6">
          <table:table-cell table:style-name="ce33" table:formula="of:=IF(ISBLANK([$Result.A140]);&quot;&quot;; [$Result.A140])">
            <text:p/>
          </table:table-cell>
          <table:table-cell table:style-name="ce34" table:formula="of:=IF(ISBLANK([$Result.B140]);&quot;&quot;; [$Result.B140])">
            <text:p/>
          </table:table-cell>
          <table:table-cell table:content-validation-name="val1"/>
          <table:table-cell/>
        </table:table-row>
        <table:table-row table:style-name="ro6">
          <table:table-cell table:style-name="ce33" table:formula="of:=IF(ISBLANK([$Result.A141]);&quot;&quot;; [$Result.A141])">
            <text:p/>
          </table:table-cell>
          <table:table-cell table:style-name="ce34" table:formula="of:=IF(ISBLANK([$Result.B141]);&quot;&quot;; [$Result.B141])">
            <text:p/>
          </table:table-cell>
          <table:table-cell table:content-validation-name="val1"/>
          <table:table-cell/>
        </table:table-row>
        <table:table-row table:style-name="ro6">
          <table:table-cell table:style-name="ce33" table:formula="of:=IF(ISBLANK([$Result.A142]);&quot;&quot;; [$Result.A142])">
            <text:p/>
          </table:table-cell>
          <table:table-cell table:style-name="ce34" table:formula="of:=IF(ISBLANK([$Result.B142]);&quot;&quot;; [$Result.B142])">
            <text:p/>
          </table:table-cell>
          <table:table-cell table:content-validation-name="val1"/>
          <table:table-cell/>
        </table:table-row>
        <table:table-row table:style-name="ro6">
          <table:table-cell table:style-name="ce33" table:formula="of:=IF(ISBLANK([$Result.A143]);&quot;&quot;; [$Result.A143])">
            <text:p/>
          </table:table-cell>
          <table:table-cell table:style-name="ce34" table:formula="of:=IF(ISBLANK([$Result.B143]);&quot;&quot;; [$Result.B143])">
            <text:p/>
          </table:table-cell>
          <table:table-cell table:content-validation-name="val1"/>
          <table:table-cell/>
        </table:table-row>
        <table:table-row table:style-name="ro6">
          <table:table-cell table:style-name="ce33" table:formula="of:=IF(ISBLANK([$Result.A144]);&quot;&quot;; [$Result.A144])">
            <text:p/>
          </table:table-cell>
          <table:table-cell table:style-name="ce34" table:formula="of:=IF(ISBLANK([$Result.B144]);&quot;&quot;; [$Result.B144])">
            <text:p/>
          </table:table-cell>
          <table:table-cell table:content-validation-name="val1"/>
          <table:table-cell/>
        </table:table-row>
        <table:table-row table:style-name="ro6">
          <table:table-cell table:style-name="ce33" table:formula="of:=IF(ISBLANK([$Result.A145]);&quot;&quot;; [$Result.A145])">
            <text:p/>
          </table:table-cell>
          <table:table-cell table:style-name="ce34" table:formula="of:=IF(ISBLANK([$Result.B145]);&quot;&quot;; [$Result.B145])">
            <text:p/>
          </table:table-cell>
          <table:table-cell table:content-validation-name="val1"/>
          <table:table-cell/>
        </table:table-row>
        <table:table-row table:style-name="ro6">
          <table:table-cell table:style-name="ce33" table:formula="of:=IF(ISBLANK([$Result.A146]);&quot;&quot;; [$Result.A146])">
            <text:p/>
          </table:table-cell>
          <table:table-cell table:style-name="ce34" table:formula="of:=IF(ISBLANK([$Result.B146]);&quot;&quot;; [$Result.B146])">
            <text:p/>
          </table:table-cell>
          <table:table-cell table:content-validation-name="val1"/>
          <table:table-cell/>
        </table:table-row>
        <table:table-row table:style-name="ro6">
          <table:table-cell table:style-name="ce33" table:formula="of:=IF(ISBLANK([$Result.A147]);&quot;&quot;; [$Result.A147])">
            <text:p/>
          </table:table-cell>
          <table:table-cell table:style-name="ce34" table:formula="of:=IF(ISBLANK([$Result.B147]);&quot;&quot;; [$Result.B147])">
            <text:p/>
          </table:table-cell>
          <table:table-cell table:content-validation-name="val1"/>
          <table:table-cell/>
        </table:table-row>
        <table:table-row table:style-name="ro6">
          <table:table-cell table:style-name="ce33" table:formula="of:=IF(ISBLANK([$Result.A148]);&quot;&quot;; [$Result.A148])">
            <text:p/>
          </table:table-cell>
          <table:table-cell table:style-name="ce34" table:formula="of:=IF(ISBLANK([$Result.B148]);&quot;&quot;; [$Result.B148])">
            <text:p/>
          </table:table-cell>
          <table:table-cell table:content-validation-name="val1"/>
          <table:table-cell/>
        </table:table-row>
        <table:table-row table:style-name="ro6">
          <table:table-cell table:style-name="ce33" table:formula="of:=IF(ISBLANK([$Result.A149]);&quot;&quot;; [$Result.A149])">
            <text:p/>
          </table:table-cell>
          <table:table-cell table:style-name="ce34" table:formula="of:=IF(ISBLANK([$Result.B149]);&quot;&quot;; [$Result.B149])">
            <text:p/>
          </table:table-cell>
          <table:table-cell table:content-validation-name="val1"/>
          <table:table-cell/>
        </table:table-row>
        <table:table-row table:style-name="ro6">
          <table:table-cell table:style-name="ce33" table:formula="of:=IF(ISBLANK([$Result.A150]);&quot;&quot;; [$Result.A150])">
            <text:p/>
          </table:table-cell>
          <table:table-cell table:style-name="ce34" table:formula="of:=IF(ISBLANK([$Result.B150]);&quot;&quot;; [$Result.B150])">
            <text:p/>
          </table:table-cell>
          <table:table-cell table:content-validation-name="val1"/>
          <table:table-cell/>
        </table:table-row>
        <table:table-row table:style-name="ro6">
          <table:table-cell table:style-name="ce33" table:formula="of:=IF(ISBLANK([$Result.A151]);&quot;&quot;; [$Result.A151])">
            <text:p/>
          </table:table-cell>
          <table:table-cell table:style-name="ce34" table:formula="of:=IF(ISBLANK([$Result.B151]);&quot;&quot;; [$Result.B151])">
            <text:p/>
          </table:table-cell>
          <table:table-cell table:content-validation-name="val1"/>
          <table:table-cell/>
        </table:table-row>
        <table:table-row table:style-name="ro6">
          <table:table-cell table:style-name="ce33" table:formula="of:=IF(ISBLANK([$Result.A152]);&quot;&quot;; [$Result.A152])">
            <text:p/>
          </table:table-cell>
          <table:table-cell table:style-name="ce34" table:formula="of:=IF(ISBLANK([$Result.B152]);&quot;&quot;; [$Result.B152])">
            <text:p/>
          </table:table-cell>
          <table:table-cell table:content-validation-name="val1"/>
          <table:table-cell/>
        </table:table-row>
        <table:table-row table:style-name="ro6">
          <table:table-cell table:style-name="ce33" table:formula="of:=IF(ISBLANK([$Result.A153]);&quot;&quot;; [$Result.A153])">
            <text:p/>
          </table:table-cell>
          <table:table-cell table:style-name="ce34" table:formula="of:=IF(ISBLANK([$Result.B153]);&quot;&quot;; [$Result.B153])">
            <text:p/>
          </table:table-cell>
          <table:table-cell table:content-validation-name="val1"/>
          <table:table-cell/>
        </table:table-row>
        <table:table-row table:style-name="ro6">
          <table:table-cell table:style-name="ce33" table:formula="of:=IF(ISBLANK([$Result.A154]);&quot;&quot;; [$Result.A154])">
            <text:p/>
          </table:table-cell>
          <table:table-cell table:style-name="ce34" table:formula="of:=IF(ISBLANK([$Result.B154]);&quot;&quot;; [$Result.B154])">
            <text:p/>
          </table:table-cell>
          <table:table-cell table:content-validation-name="val1"/>
          <table:table-cell/>
        </table:table-row>
        <table:table-row table:style-name="ro6">
          <table:table-cell table:style-name="ce33" table:formula="of:=IF(ISBLANK([$Result.A155]);&quot;&quot;; [$Result.A155])">
            <text:p/>
          </table:table-cell>
          <table:table-cell table:style-name="ce34" table:formula="of:=IF(ISBLANK([$Result.B155]);&quot;&quot;; [$Result.B155])">
            <text:p/>
          </table:table-cell>
          <table:table-cell table:content-validation-name="val1"/>
          <table:table-cell/>
        </table:table-row>
        <table:table-row table:style-name="ro6">
          <table:table-cell table:style-name="ce33" table:formula="of:=IF(ISBLANK([$Result.A156]);&quot;&quot;; [$Result.A156])">
            <text:p/>
          </table:table-cell>
          <table:table-cell table:style-name="ce34" table:formula="of:=IF(ISBLANK([$Result.B156]);&quot;&quot;; [$Result.B156])">
            <text:p/>
          </table:table-cell>
          <table:table-cell table:content-validation-name="val1"/>
          <table:table-cell/>
        </table:table-row>
        <table:table-row table:style-name="ro6">
          <table:table-cell table:style-name="ce33" table:formula="of:=IF(ISBLANK([$Result.A157]);&quot;&quot;; [$Result.A157])">
            <text:p/>
          </table:table-cell>
          <table:table-cell table:style-name="ce34" table:formula="of:=IF(ISBLANK([$Result.B157]);&quot;&quot;; [$Result.B157])">
            <text:p/>
          </table:table-cell>
          <table:table-cell table:content-validation-name="val1"/>
          <table:table-cell/>
        </table:table-row>
        <table:table-row table:style-name="ro6">
          <table:table-cell table:style-name="ce33" table:formula="of:=IF(ISBLANK([$Result.A158]);&quot;&quot;; [$Result.A158])">
            <text:p/>
          </table:table-cell>
          <table:table-cell table:style-name="ce34" table:formula="of:=IF(ISBLANK([$Result.B158]);&quot;&quot;; [$Result.B158])">
            <text:p/>
          </table:table-cell>
          <table:table-cell table:content-validation-name="val1"/>
          <table:table-cell/>
        </table:table-row>
        <table:table-row table:style-name="ro6">
          <table:table-cell table:style-name="ce33" table:formula="of:=IF(ISBLANK([$Result.A159]);&quot;&quot;; [$Result.A159])">
            <text:p/>
          </table:table-cell>
          <table:table-cell table:style-name="ce34" table:formula="of:=IF(ISBLANK([$Result.B159]);&quot;&quot;; [$Result.B159])">
            <text:p/>
          </table:table-cell>
          <table:table-cell table:content-validation-name="val1"/>
          <table:table-cell/>
        </table:table-row>
        <table:table-row table:style-name="ro6">
          <table:table-cell table:style-name="ce33" table:formula="of:=IF(ISBLANK([$Result.A160]);&quot;&quot;; [$Result.A160])">
            <text:p/>
          </table:table-cell>
          <table:table-cell table:style-name="ce34" table:formula="of:=IF(ISBLANK([$Result.B160]);&quot;&quot;; [$Result.B160])">
            <text:p/>
          </table:table-cell>
          <table:table-cell table:content-validation-name="val1"/>
          <table:table-cell/>
        </table:table-row>
        <table:table-row table:style-name="ro6">
          <table:table-cell table:style-name="ce33" table:formula="of:=IF(ISBLANK([$Result.A161]);&quot;&quot;; [$Result.A161])">
            <text:p/>
          </table:table-cell>
          <table:table-cell table:style-name="ce34" table:formula="of:=IF(ISBLANK([$Result.B161]);&quot;&quot;; [$Result.B161])">
            <text:p/>
          </table:table-cell>
          <table:table-cell table:content-validation-name="val1"/>
          <table:table-cell/>
        </table:table-row>
        <table:table-row table:style-name="ro6">
          <table:table-cell table:style-name="ce33" table:formula="of:=IF(ISBLANK([$Result.A162]);&quot;&quot;; [$Result.A162])">
            <text:p/>
          </table:table-cell>
          <table:table-cell table:style-name="ce34" table:formula="of:=IF(ISBLANK([$Result.B162]);&quot;&quot;; [$Result.B162])">
            <text:p/>
          </table:table-cell>
          <table:table-cell table:content-validation-name="val1"/>
          <table:table-cell/>
        </table:table-row>
        <table:table-row table:style-name="ro6">
          <table:table-cell table:style-name="ce33" table:formula="of:=IF(ISBLANK([$Result.A163]);&quot;&quot;; [$Result.A163])">
            <text:p/>
          </table:table-cell>
          <table:table-cell table:style-name="ce34" table:formula="of:=IF(ISBLANK([$Result.B163]);&quot;&quot;; [$Result.B163])">
            <text:p/>
          </table:table-cell>
          <table:table-cell table:content-validation-name="val1"/>
          <table:table-cell/>
        </table:table-row>
        <table:table-row table:style-name="ro6">
          <table:table-cell table:style-name="ce33" table:formula="of:=IF(ISBLANK([$Result.A164]);&quot;&quot;; [$Result.A164])">
            <text:p/>
          </table:table-cell>
          <table:table-cell table:style-name="ce34" table:formula="of:=IF(ISBLANK([$Result.B164]);&quot;&quot;; [$Result.B164])">
            <text:p/>
          </table:table-cell>
          <table:table-cell table:content-validation-name="val1"/>
          <table:table-cell/>
        </table:table-row>
        <table:table-row table:style-name="ro6">
          <table:table-cell table:style-name="ce33" table:formula="of:=IF(ISBLANK([$Result.A165]);&quot;&quot;; [$Result.A165])">
            <text:p/>
          </table:table-cell>
          <table:table-cell table:style-name="ce34" table:formula="of:=IF(ISBLANK([$Result.B165]);&quot;&quot;; [$Result.B165])">
            <text:p/>
          </table:table-cell>
          <table:table-cell table:content-validation-name="val1"/>
          <table:table-cell/>
        </table:table-row>
        <table:table-row table:style-name="ro6">
          <table:table-cell table:style-name="ce33" table:formula="of:=IF(ISBLANK([$Result.A166]);&quot;&quot;; [$Result.A166])">
            <text:p/>
          </table:table-cell>
          <table:table-cell table:style-name="ce34" table:formula="of:=IF(ISBLANK([$Result.B166]);&quot;&quot;; [$Result.B166])">
            <text:p/>
          </table:table-cell>
          <table:table-cell table:content-validation-name="val1"/>
          <table:table-cell/>
        </table:table-row>
        <table:table-row table:style-name="ro6">
          <table:table-cell table:style-name="ce33" table:formula="of:=IF(ISBLANK([$Result.A167]);&quot;&quot;; [$Result.A167])">
            <text:p/>
          </table:table-cell>
          <table:table-cell table:style-name="ce34" table:formula="of:=IF(ISBLANK([$Result.B167]);&quot;&quot;; [$Result.B167])">
            <text:p/>
          </table:table-cell>
          <table:table-cell table:content-validation-name="val1"/>
          <table:table-cell/>
        </table:table-row>
        <table:table-row table:style-name="ro6">
          <table:table-cell table:style-name="ce33" table:formula="of:=IF(ISBLANK([$Result.A168]);&quot;&quot;; [$Result.A168])">
            <text:p/>
          </table:table-cell>
          <table:table-cell table:style-name="ce34" table:formula="of:=IF(ISBLANK([$Result.B168]);&quot;&quot;; [$Result.B168])">
            <text:p/>
          </table:table-cell>
          <table:table-cell table:content-validation-name="val1"/>
          <table:table-cell/>
        </table:table-row>
        <table:table-row table:style-name="ro6">
          <table:table-cell table:style-name="ce33" table:formula="of:=IF(ISBLANK([$Result.A169]);&quot;&quot;; [$Result.A169])">
            <text:p/>
          </table:table-cell>
          <table:table-cell table:style-name="ce34" table:formula="of:=IF(ISBLANK([$Result.B169]);&quot;&quot;; [$Result.B169])">
            <text:p/>
          </table:table-cell>
          <table:table-cell table:content-validation-name="val1"/>
          <table:table-cell/>
        </table:table-row>
        <table:table-row table:style-name="ro6">
          <table:table-cell table:style-name="ce33" table:formula="of:=IF(ISBLANK([$Result.A170]);&quot;&quot;; [$Result.A170])">
            <text:p/>
          </table:table-cell>
          <table:table-cell table:style-name="ce34" table:formula="of:=IF(ISBLANK([$Result.B170]);&quot;&quot;; [$Result.B170])">
            <text:p/>
          </table:table-cell>
          <table:table-cell table:content-validation-name="val1"/>
          <table:table-cell/>
        </table:table-row>
        <table:table-row table:style-name="ro6">
          <table:table-cell table:style-name="ce33" table:formula="of:=IF(ISBLANK([$Result.A171]);&quot;&quot;; [$Result.A171])">
            <text:p/>
          </table:table-cell>
          <table:table-cell table:style-name="ce34" table:formula="of:=IF(ISBLANK([$Result.B171]);&quot;&quot;; [$Result.B171])">
            <text:p/>
          </table:table-cell>
          <table:table-cell table:content-validation-name="val1"/>
          <table:table-cell/>
        </table:table-row>
        <table:table-row table:style-name="ro6">
          <table:table-cell table:style-name="ce33" table:formula="of:=IF(ISBLANK([$Result.A172]);&quot;&quot;; [$Result.A172])">
            <text:p/>
          </table:table-cell>
          <table:table-cell table:style-name="ce34" table:formula="of:=IF(ISBLANK([$Result.B172]);&quot;&quot;; [$Result.B172])">
            <text:p/>
          </table:table-cell>
          <table:table-cell table:content-validation-name="val1"/>
          <table:table-cell/>
        </table:table-row>
        <table:table-row table:style-name="ro6">
          <table:table-cell table:style-name="ce33" table:formula="of:=IF(ISBLANK([$Result.A173]);&quot;&quot;; [$Result.A173])">
            <text:p/>
          </table:table-cell>
          <table:table-cell table:style-name="ce34" table:formula="of:=IF(ISBLANK([$Result.B173]);&quot;&quot;; [$Result.B173])">
            <text:p/>
          </table:table-cell>
          <table:table-cell table:content-validation-name="val1"/>
          <table:table-cell/>
        </table:table-row>
        <table:table-row table:style-name="ro6">
          <table:table-cell table:style-name="ce33" table:formula="of:=IF(ISBLANK([$Result.A174]);&quot;&quot;; [$Result.A174])">
            <text:p/>
          </table:table-cell>
          <table:table-cell table:style-name="ce34" table:formula="of:=IF(ISBLANK([$Result.B174]);&quot;&quot;; [$Result.B174])">
            <text:p/>
          </table:table-cell>
          <table:table-cell table:content-validation-name="val1"/>
          <table:table-cell/>
        </table:table-row>
        <table:table-row table:style-name="ro6">
          <table:table-cell table:style-name="ce33" table:formula="of:=IF(ISBLANK([$Result.A175]);&quot;&quot;; [$Result.A175])">
            <text:p/>
          </table:table-cell>
          <table:table-cell table:style-name="ce34" table:formula="of:=IF(ISBLANK([$Result.B175]);&quot;&quot;; [$Result.B175])">
            <text:p/>
          </table:table-cell>
          <table:table-cell table:content-validation-name="val1"/>
          <table:table-cell/>
        </table:table-row>
        <table:table-row table:style-name="ro6">
          <table:table-cell table:style-name="ce33" table:formula="of:=IF(ISBLANK([$Result.A176]);&quot;&quot;; [$Result.A176])">
            <text:p/>
          </table:table-cell>
          <table:table-cell table:style-name="ce34" table:formula="of:=IF(ISBLANK([$Result.B176]);&quot;&quot;; [$Result.B176])">
            <text:p/>
          </table:table-cell>
          <table:table-cell table:content-validation-name="val1"/>
          <table:table-cell/>
        </table:table-row>
        <table:table-row table:style-name="ro6">
          <table:table-cell table:style-name="ce33" table:formula="of:=IF(ISBLANK([$Result.A177]);&quot;&quot;; [$Result.A177])">
            <text:p/>
          </table:table-cell>
          <table:table-cell table:style-name="ce34" table:formula="of:=IF(ISBLANK([$Result.B177]);&quot;&quot;; [$Result.B177])">
            <text:p/>
          </table:table-cell>
          <table:table-cell table:content-validation-name="val1"/>
          <table:table-cell/>
        </table:table-row>
        <table:table-row table:style-name="ro6">
          <table:table-cell table:style-name="ce33" table:formula="of:=IF(ISBLANK([$Result.A178]);&quot;&quot;; [$Result.A178])">
            <text:p/>
          </table:table-cell>
          <table:table-cell table:style-name="ce34" table:formula="of:=IF(ISBLANK([$Result.B178]);&quot;&quot;; [$Result.B178])">
            <text:p/>
          </table:table-cell>
          <table:table-cell table:content-validation-name="val1"/>
          <table:table-cell/>
        </table:table-row>
        <table:table-row table:style-name="ro6">
          <table:table-cell table:style-name="ce33" table:formula="of:=IF(ISBLANK([$Result.A179]);&quot;&quot;; [$Result.A179])">
            <text:p/>
          </table:table-cell>
          <table:table-cell table:style-name="ce34" table:formula="of:=IF(ISBLANK([$Result.B179]);&quot;&quot;; [$Result.B179])">
            <text:p/>
          </table:table-cell>
          <table:table-cell table:content-validation-name="val1"/>
          <table:table-cell/>
        </table:table-row>
        <table:table-row table:style-name="ro6">
          <table:table-cell table:style-name="ce33" table:formula="of:=IF(ISBLANK([$Result.A180]);&quot;&quot;; [$Result.A180])">
            <text:p/>
          </table:table-cell>
          <table:table-cell table:style-name="ce34" table:formula="of:=IF(ISBLANK([$Result.B180]);&quot;&quot;; [$Result.B180])">
            <text:p/>
          </table:table-cell>
          <table:table-cell table:content-validation-name="val1"/>
          <table:table-cell/>
        </table:table-row>
        <table:table-row table:style-name="ro6">
          <table:table-cell table:style-name="ce33" table:formula="of:=IF(ISBLANK([$Result.A181]);&quot;&quot;; [$Result.A181])">
            <text:p/>
          </table:table-cell>
          <table:table-cell table:style-name="ce34" table:formula="of:=IF(ISBLANK([$Result.B181]);&quot;&quot;; [$Result.B181])">
            <text:p/>
          </table:table-cell>
          <table:table-cell table:content-validation-name="val1"/>
          <table:table-cell/>
        </table:table-row>
        <table:table-row table:style-name="ro6">
          <table:table-cell table:style-name="ce33" table:formula="of:=IF(ISBLANK([$Result.A182]);&quot;&quot;; [$Result.A182])">
            <text:p/>
          </table:table-cell>
          <table:table-cell table:style-name="ce34" table:formula="of:=IF(ISBLANK([$Result.B182]);&quot;&quot;; [$Result.B182])">
            <text:p/>
          </table:table-cell>
          <table:table-cell table:content-validation-name="val1"/>
          <table:table-cell/>
        </table:table-row>
        <table:table-row table:style-name="ro6">
          <table:table-cell table:style-name="ce33" table:formula="of:=IF(ISBLANK([$Result.A183]);&quot;&quot;; [$Result.A183])">
            <text:p/>
          </table:table-cell>
          <table:table-cell table:style-name="ce34" table:formula="of:=IF(ISBLANK([$Result.B183]);&quot;&quot;; [$Result.B183])">
            <text:p/>
          </table:table-cell>
          <table:table-cell table:content-validation-name="val1"/>
          <table:table-cell/>
        </table:table-row>
        <table:table-row table:style-name="ro6">
          <table:table-cell table:style-name="ce33" table:formula="of:=IF(ISBLANK([$Result.A184]);&quot;&quot;; [$Result.A184])">
            <text:p/>
          </table:table-cell>
          <table:table-cell table:style-name="ce34" table:formula="of:=IF(ISBLANK([$Result.B184]);&quot;&quot;; [$Result.B184])">
            <text:p/>
          </table:table-cell>
          <table:table-cell table:content-validation-name="val1"/>
          <table:table-cell/>
        </table:table-row>
        <table:table-row table:style-name="ro6">
          <table:table-cell table:style-name="ce33" table:formula="of:=IF(ISBLANK([$Result.A185]);&quot;&quot;; [$Result.A185])">
            <text:p/>
          </table:table-cell>
          <table:table-cell table:style-name="ce34" table:formula="of:=IF(ISBLANK([$Result.B185]);&quot;&quot;; [$Result.B185])">
            <text:p/>
          </table:table-cell>
          <table:table-cell table:content-validation-name="val1"/>
          <table:table-cell/>
        </table:table-row>
        <table:table-row table:style-name="ro6">
          <table:table-cell table:style-name="ce33" table:formula="of:=IF(ISBLANK([$Result.A186]);&quot;&quot;; [$Result.A186])">
            <text:p/>
          </table:table-cell>
          <table:table-cell table:style-name="ce34" table:formula="of:=IF(ISBLANK([$Result.B186]);&quot;&quot;; [$Result.B186])">
            <text:p/>
          </table:table-cell>
          <table:table-cell table:content-validation-name="val1"/>
          <table:table-cell/>
        </table:table-row>
        <table:table-row table:style-name="ro6">
          <table:table-cell table:style-name="ce33" table:formula="of:=IF(ISBLANK([$Result.A187]);&quot;&quot;; [$Result.A187])">
            <text:p/>
          </table:table-cell>
          <table:table-cell table:style-name="ce34" table:formula="of:=IF(ISBLANK([$Result.B187]);&quot;&quot;; [$Result.B187])">
            <text:p/>
          </table:table-cell>
          <table:table-cell table:content-validation-name="val1"/>
          <table:table-cell/>
        </table:table-row>
        <table:table-row table:style-name="ro6">
          <table:table-cell table:style-name="ce33" table:formula="of:=IF(ISBLANK([$Result.A188]);&quot;&quot;; [$Result.A188])">
            <text:p/>
          </table:table-cell>
          <table:table-cell table:style-name="ce34" table:formula="of:=IF(ISBLANK([$Result.B188]);&quot;&quot;; [$Result.B188])">
            <text:p/>
          </table:table-cell>
          <table:table-cell table:content-validation-name="val1"/>
          <table:table-cell/>
        </table:table-row>
        <table:table-row table:style-name="ro6">
          <table:table-cell table:style-name="ce33" table:formula="of:=IF(ISBLANK([$Result.A189]);&quot;&quot;; [$Result.A189])">
            <text:p/>
          </table:table-cell>
          <table:table-cell table:style-name="ce34" table:formula="of:=IF(ISBLANK([$Result.B189]);&quot;&quot;; [$Result.B189])">
            <text:p/>
          </table:table-cell>
          <table:table-cell table:content-validation-name="val1"/>
          <table:table-cell/>
        </table:table-row>
        <table:table-row table:style-name="ro6">
          <table:table-cell table:style-name="ce33" table:formula="of:=IF(ISBLANK([$Result.A190]);&quot;&quot;; [$Result.A190])">
            <text:p/>
          </table:table-cell>
          <table:table-cell table:style-name="ce34" table:formula="of:=IF(ISBLANK([$Result.B190]);&quot;&quot;; [$Result.B190])">
            <text:p/>
          </table:table-cell>
          <table:table-cell table:content-validation-name="val1"/>
          <table:table-cell/>
        </table:table-row>
        <table:table-row table:style-name="ro6">
          <table:table-cell table:style-name="ce33" table:formula="of:=IF(ISBLANK([$Result.A191]);&quot;&quot;; [$Result.A191])">
            <text:p/>
          </table:table-cell>
          <table:table-cell table:style-name="ce34" table:formula="of:=IF(ISBLANK([$Result.B191]);&quot;&quot;; [$Result.B191])">
            <text:p/>
          </table:table-cell>
          <table:table-cell table:content-validation-name="val1"/>
          <table:table-cell/>
        </table:table-row>
        <table:table-row table:style-name="ro6">
          <table:table-cell table:style-name="ce33" table:formula="of:=IF(ISBLANK([$Result.A192]);&quot;&quot;; [$Result.A192])">
            <text:p/>
          </table:table-cell>
          <table:table-cell table:style-name="ce34" table:formula="of:=IF(ISBLANK([$Result.B192]);&quot;&quot;; [$Result.B192])">
            <text:p/>
          </table:table-cell>
          <table:table-cell table:content-validation-name="val1"/>
          <table:table-cell/>
        </table:table-row>
        <table:table-row table:style-name="ro6">
          <table:table-cell table:style-name="ce33" table:formula="of:=IF(ISBLANK([$Result.A193]);&quot;&quot;; [$Result.A193])">
            <text:p/>
          </table:table-cell>
          <table:table-cell table:style-name="ce34" table:formula="of:=IF(ISBLANK([$Result.B193]);&quot;&quot;; [$Result.B193])">
            <text:p/>
          </table:table-cell>
          <table:table-cell table:content-validation-name="val1"/>
          <table:table-cell/>
        </table:table-row>
        <table:table-row table:style-name="ro6">
          <table:table-cell table:style-name="ce33" table:formula="of:=IF(ISBLANK([$Result.A194]);&quot;&quot;; [$Result.A194])">
            <text:p/>
          </table:table-cell>
          <table:table-cell table:style-name="ce34" table:formula="of:=IF(ISBLANK([$Result.B194]);&quot;&quot;; [$Result.B194])">
            <text:p/>
          </table:table-cell>
          <table:table-cell table:content-validation-name="val1"/>
          <table:table-cell/>
        </table:table-row>
        <table:table-row table:style-name="ro6">
          <table:table-cell table:style-name="ce33" table:formula="of:=IF(ISBLANK([$Result.A195]);&quot;&quot;; [$Result.A195])">
            <text:p/>
          </table:table-cell>
          <table:table-cell table:style-name="ce34" table:formula="of:=IF(ISBLANK([$Result.B195]);&quot;&quot;; [$Result.B195])">
            <text:p/>
          </table:table-cell>
          <table:table-cell table:content-validation-name="val1"/>
          <table:table-cell/>
        </table:table-row>
        <table:table-row table:style-name="ro6">
          <table:table-cell table:style-name="ce33" table:formula="of:=IF(ISBLANK([$Result.A196]);&quot;&quot;; [$Result.A196])">
            <text:p/>
          </table:table-cell>
          <table:table-cell table:style-name="ce34" table:formula="of:=IF(ISBLANK([$Result.B196]);&quot;&quot;; [$Result.B196])">
            <text:p/>
          </table:table-cell>
          <table:table-cell table:content-validation-name="val1"/>
          <table:table-cell/>
        </table:table-row>
        <table:table-row table:style-name="ro6">
          <table:table-cell table:style-name="ce33" table:formula="of:=IF(ISBLANK([$Result.A197]);&quot;&quot;; [$Result.A197])">
            <text:p/>
          </table:table-cell>
          <table:table-cell table:style-name="ce34" table:formula="of:=IF(ISBLANK([$Result.B197]);&quot;&quot;; [$Result.B197])">
            <text:p/>
          </table:table-cell>
          <table:table-cell table:content-validation-name="val1"/>
          <table:table-cell/>
        </table:table-row>
        <table:table-row table:style-name="ro6">
          <table:table-cell table:style-name="ce33" table:formula="of:=IF(ISBLANK([$Result.A198]);&quot;&quot;; [$Result.A198])">
            <text:p/>
          </table:table-cell>
          <table:table-cell table:style-name="ce34" table:formula="of:=IF(ISBLANK([$Result.B198]);&quot;&quot;; [$Result.B198])">
            <text:p/>
          </table:table-cell>
          <table:table-cell table:content-validation-name="val1"/>
          <table:table-cell/>
        </table:table-row>
        <table:table-row table:style-name="ro6">
          <table:table-cell table:style-name="ce33" table:formula="of:=IF(ISBLANK([$Result.A199]);&quot;&quot;; [$Result.A199])">
            <text:p/>
          </table:table-cell>
          <table:table-cell table:style-name="ce34" table:formula="of:=IF(ISBLANK([$Result.B199]);&quot;&quot;; [$Result.B199])">
            <text:p/>
          </table:table-cell>
          <table:table-cell table:content-validation-name="val1"/>
          <table:table-cell/>
        </table:table-row>
        <table:table-row table:style-name="ro6">
          <table:table-cell table:style-name="ce33" table:formula="of:=IF(ISBLANK([$Result.A200]);&quot;&quot;; [$Result.A200])">
            <text:p/>
          </table:table-cell>
          <table:table-cell table:style-name="ce34" table:formula="of:=IF(ISBLANK([$Result.B200]);&quot;&quot;; [$Result.B200])">
            <text:p/>
          </table:table-cell>
          <table:table-cell table:content-validation-name="val1"/>
          <table:table-cell/>
        </table:table-row>
        <table:table-row table:style-name="ro6">
          <table:table-cell table:style-name="ce33" table:formula="of:=IF(ISBLANK([$Result.A201]);&quot;&quot;; [$Result.A201])">
            <text:p/>
          </table:table-cell>
          <table:table-cell table:style-name="ce34" table:formula="of:=IF(ISBLANK([$Result.B201]);&quot;&quot;; [$Result.B201])">
            <text:p/>
          </table:table-cell>
          <table:table-cell table:content-validation-name="val1"/>
          <table:table-cell/>
        </table:table-row>
        <table:table-row table:style-name="ro6">
          <table:table-cell table:style-name="ce33" table:formula="of:=IF(ISBLANK([$Result.A202]);&quot;&quot;; [$Result.A202])">
            <text:p/>
          </table:table-cell>
          <table:table-cell table:style-name="ce34" table:formula="of:=IF(ISBLANK([$Result.B202]);&quot;&quot;; [$Result.B202])">
            <text:p/>
          </table:table-cell>
          <table:table-cell table:content-validation-name="val1"/>
          <table:table-cell/>
        </table:table-row>
        <table:table-row table:style-name="ro6">
          <table:table-cell table:style-name="ce33" table:formula="of:=IF(ISBLANK([$Result.A203]);&quot;&quot;; [$Result.A203])">
            <text:p/>
          </table:table-cell>
          <table:table-cell table:style-name="ce34" table:formula="of:=IF(ISBLANK([$Result.B203]);&quot;&quot;; [$Result.B203])">
            <text:p/>
          </table:table-cell>
          <table:table-cell table:content-validation-name="val1"/>
          <table:table-cell/>
        </table:table-row>
        <table:table-row table:style-name="ro6">
          <table:table-cell table:style-name="ce33" table:formula="of:=IF(ISBLANK([$Result.A204]);&quot;&quot;; [$Result.A204])">
            <text:p/>
          </table:table-cell>
          <table:table-cell table:style-name="ce34" table:formula="of:=IF(ISBLANK([$Result.B204]);&quot;&quot;; [$Result.B204])">
            <text:p/>
          </table:table-cell>
          <table:table-cell table:content-validation-name="val1"/>
          <table:table-cell/>
        </table:table-row>
        <table:table-row table:style-name="ro6">
          <table:table-cell table:style-name="ce33" table:formula="of:=IF(ISBLANK([$Result.A205]);&quot;&quot;; [$Result.A205])">
            <text:p/>
          </table:table-cell>
          <table:table-cell table:style-name="ce34" table:formula="of:=IF(ISBLANK([$Result.B205]);&quot;&quot;; [$Result.B205])">
            <text:p/>
          </table:table-cell>
          <table:table-cell table:content-validation-name="val1"/>
          <table:table-cell/>
        </table:table-row>
        <table:table-row table:style-name="ro6">
          <table:table-cell table:style-name="ce33" table:formula="of:=IF(ISBLANK([$Result.A206]);&quot;&quot;; [$Result.A206])">
            <text:p/>
          </table:table-cell>
          <table:table-cell table:style-name="ce34" table:formula="of:=IF(ISBLANK([$Result.B206]);&quot;&quot;; [$Result.B206])">
            <text:p/>
          </table:table-cell>
          <table:table-cell table:content-validation-name="val1"/>
          <table:table-cell/>
        </table:table-row>
        <table:table-row table:style-name="ro6">
          <table:table-cell table:style-name="ce33" table:formula="of:=IF(ISBLANK([$Result.A207]);&quot;&quot;; [$Result.A207])">
            <text:p/>
          </table:table-cell>
          <table:table-cell table:style-name="ce34" table:formula="of:=IF(ISBLANK([$Result.B207]);&quot;&quot;; [$Result.B207])">
            <text:p/>
          </table:table-cell>
          <table:table-cell table:content-validation-name="val1"/>
          <table:table-cell/>
        </table:table-row>
        <table:table-row table:style-name="ro6">
          <table:table-cell table:style-name="ce33" table:formula="of:=IF(ISBLANK([$Result.A208]);&quot;&quot;; [$Result.A208])">
            <text:p/>
          </table:table-cell>
          <table:table-cell table:style-name="ce34" table:formula="of:=IF(ISBLANK([$Result.B208]);&quot;&quot;; [$Result.B208])">
            <text:p/>
          </table:table-cell>
          <table:table-cell table:content-validation-name="val1"/>
          <table:table-cell/>
        </table:table-row>
        <table:table-row table:style-name="ro6">
          <table:table-cell table:style-name="ce33" table:formula="of:=IF(ISBLANK([$Result.A209]);&quot;&quot;; [$Result.A209])">
            <text:p/>
          </table:table-cell>
          <table:table-cell table:style-name="ce34" table:formula="of:=IF(ISBLANK([$Result.B209]);&quot;&quot;; [$Result.B209])">
            <text:p/>
          </table:table-cell>
          <table:table-cell table:content-validation-name="val1"/>
          <table:table-cell/>
        </table:table-row>
        <table:table-row table:style-name="ro6">
          <table:table-cell table:style-name="ce33" table:formula="of:=IF(ISBLANK([$Result.A210]);&quot;&quot;; [$Result.A210])">
            <text:p/>
          </table:table-cell>
          <table:table-cell table:style-name="ce34" table:formula="of:=IF(ISBLANK([$Result.B210]);&quot;&quot;; [$Result.B210])">
            <text:p/>
          </table:table-cell>
          <table:table-cell table:content-validation-name="val1"/>
          <table:table-cell/>
        </table:table-row>
        <table:table-row table:style-name="ro6">
          <table:table-cell table:style-name="ce33" table:formula="of:=IF(ISBLANK([$Result.A211]);&quot;&quot;; [$Result.A211])">
            <text:p/>
          </table:table-cell>
          <table:table-cell table:style-name="ce34" table:formula="of:=IF(ISBLANK([$Result.B211]);&quot;&quot;; [$Result.B211])">
            <text:p/>
          </table:table-cell>
          <table:table-cell table:content-validation-name="val1"/>
          <table:table-cell/>
        </table:table-row>
        <table:table-row table:style-name="ro6">
          <table:table-cell table:style-name="ce33" table:formula="of:=IF(ISBLANK([$Result.A212]);&quot;&quot;; [$Result.A212])">
            <text:p/>
          </table:table-cell>
          <table:table-cell table:style-name="ce34" table:formula="of:=IF(ISBLANK([$Result.B212]);&quot;&quot;; [$Result.B212])">
            <text:p/>
          </table:table-cell>
          <table:table-cell table:content-validation-name="val1"/>
          <table:table-cell/>
        </table:table-row>
        <table:table-row table:style-name="ro6">
          <table:table-cell table:style-name="ce33" table:formula="of:=IF(ISBLANK([$Result.A213]);&quot;&quot;; [$Result.A213])">
            <text:p/>
          </table:table-cell>
          <table:table-cell table:style-name="ce34" table:formula="of:=IF(ISBLANK([$Result.B213]);&quot;&quot;; [$Result.B213])">
            <text:p/>
          </table:table-cell>
          <table:table-cell table:content-validation-name="val1"/>
          <table:table-cell/>
        </table:table-row>
        <table:table-row table:style-name="ro6">
          <table:table-cell table:style-name="ce33" table:formula="of:=IF(ISBLANK([$Result.A214]);&quot;&quot;; [$Result.A214])">
            <text:p/>
          </table:table-cell>
          <table:table-cell table:style-name="ce34" table:formula="of:=IF(ISBLANK([$Result.B214]);&quot;&quot;; [$Result.B214])">
            <text:p/>
          </table:table-cell>
          <table:table-cell table:content-validation-name="val1"/>
          <table:table-cell/>
        </table:table-row>
        <table:table-row table:style-name="ro6">
          <table:table-cell table:style-name="ce33" table:formula="of:=IF(ISBLANK([$Result.A215]);&quot;&quot;; [$Result.A215])">
            <text:p/>
          </table:table-cell>
          <table:table-cell table:style-name="ce34" table:formula="of:=IF(ISBLANK([$Result.B215]);&quot;&quot;; [$Result.B215])">
            <text:p/>
          </table:table-cell>
          <table:table-cell table:content-validation-name="val1"/>
          <table:table-cell/>
        </table:table-row>
        <table:table-row table:style-name="ro6">
          <table:table-cell table:style-name="ce33" table:formula="of:=IF(ISBLANK([$Result.A216]);&quot;&quot;; [$Result.A216])">
            <text:p/>
          </table:table-cell>
          <table:table-cell table:style-name="ce34" table:formula="of:=IF(ISBLANK([$Result.B216]);&quot;&quot;; [$Result.B216])">
            <text:p/>
          </table:table-cell>
          <table:table-cell table:content-validation-name="val1"/>
          <table:table-cell/>
        </table:table-row>
        <table:table-row table:style-name="ro6">
          <table:table-cell table:style-name="ce33" table:formula="of:=IF(ISBLANK([$Result.A217]);&quot;&quot;; [$Result.A217])">
            <text:p/>
          </table:table-cell>
          <table:table-cell table:style-name="ce34" table:formula="of:=IF(ISBLANK([$Result.B217]);&quot;&quot;; [$Result.B217])">
            <text:p/>
          </table:table-cell>
          <table:table-cell table:content-validation-name="val1"/>
          <table:table-cell/>
        </table:table-row>
        <table:table-row table:style-name="ro6">
          <table:table-cell table:style-name="ce33" table:formula="of:=IF(ISBLANK([$Result.A218]);&quot;&quot;; [$Result.A218])">
            <text:p/>
          </table:table-cell>
          <table:table-cell table:style-name="ce34" table:formula="of:=IF(ISBLANK([$Result.B218]);&quot;&quot;; [$Result.B218])">
            <text:p/>
          </table:table-cell>
          <table:table-cell table:content-validation-name="val1"/>
          <table:table-cell/>
        </table:table-row>
        <table:table-row table:style-name="ro6">
          <table:table-cell table:style-name="ce33" table:formula="of:=IF(ISBLANK([$Result.A219]);&quot;&quot;; [$Result.A219])">
            <text:p/>
          </table:table-cell>
          <table:table-cell table:style-name="ce34" table:formula="of:=IF(ISBLANK([$Result.B219]);&quot;&quot;; [$Result.B219])">
            <text:p/>
          </table:table-cell>
          <table:table-cell table:content-validation-name="val1"/>
          <table:table-cell/>
        </table:table-row>
        <table:table-row table:style-name="ro6">
          <table:table-cell table:style-name="ce33" table:formula="of:=IF(ISBLANK([$Result.A220]);&quot;&quot;; [$Result.A220])">
            <text:p/>
          </table:table-cell>
          <table:table-cell table:style-name="ce34" table:formula="of:=IF(ISBLANK([$Result.B220]);&quot;&quot;; [$Result.B220])">
            <text:p/>
          </table:table-cell>
          <table:table-cell table:content-validation-name="val1"/>
          <table:table-cell/>
        </table:table-row>
        <table:table-row table:style-name="ro6">
          <table:table-cell table:style-name="ce33" table:formula="of:=IF(ISBLANK([$Result.A221]);&quot;&quot;; [$Result.A221])">
            <text:p/>
          </table:table-cell>
          <table:table-cell table:style-name="ce34" table:formula="of:=IF(ISBLANK([$Result.B221]);&quot;&quot;; [$Result.B221])">
            <text:p/>
          </table:table-cell>
          <table:table-cell table:content-validation-name="val1"/>
          <table:table-cell/>
        </table:table-row>
        <table:table-row table:style-name="ro6">
          <table:table-cell table:style-name="ce33" table:formula="of:=IF(ISBLANK([$Result.A222]);&quot;&quot;; [$Result.A222])">
            <text:p/>
          </table:table-cell>
          <table:table-cell table:style-name="ce34" table:formula="of:=IF(ISBLANK([$Result.B222]);&quot;&quot;; [$Result.B222])">
            <text:p/>
          </table:table-cell>
          <table:table-cell table:content-validation-name="val1"/>
          <table:table-cell/>
        </table:table-row>
        <table:table-row table:style-name="ro6">
          <table:table-cell table:style-name="ce33" table:formula="of:=IF(ISBLANK([$Result.A223]);&quot;&quot;; [$Result.A223])">
            <text:p/>
          </table:table-cell>
          <table:table-cell table:style-name="ce34" table:formula="of:=IF(ISBLANK([$Result.B223]);&quot;&quot;; [$Result.B223])">
            <text:p/>
          </table:table-cell>
          <table:table-cell table:content-validation-name="val1"/>
          <table:table-cell/>
        </table:table-row>
        <table:table-row table:style-name="ro6">
          <table:table-cell table:style-name="ce33" table:formula="of:=IF(ISBLANK([$Result.A224]);&quot;&quot;; [$Result.A224])">
            <text:p/>
          </table:table-cell>
          <table:table-cell table:style-name="ce34" table:formula="of:=IF(ISBLANK([$Result.B224]);&quot;&quot;; [$Result.B224])">
            <text:p/>
          </table:table-cell>
          <table:table-cell table:content-validation-name="val1"/>
          <table:table-cell/>
        </table:table-row>
        <table:table-row table:style-name="ro6">
          <table:table-cell table:style-name="ce33" table:formula="of:=IF(ISBLANK([$Result.A225]);&quot;&quot;; [$Result.A225])">
            <text:p/>
          </table:table-cell>
          <table:table-cell table:style-name="ce34" table:formula="of:=IF(ISBLANK([$Result.B225]);&quot;&quot;; [$Result.B225])">
            <text:p/>
          </table:table-cell>
          <table:table-cell table:content-validation-name="val1"/>
          <table:table-cell/>
        </table:table-row>
        <table:table-row table:style-name="ro6">
          <table:table-cell table:style-name="ce33" table:formula="of:=IF(ISBLANK([$Result.A226]);&quot;&quot;; [$Result.A226])">
            <text:p/>
          </table:table-cell>
          <table:table-cell table:style-name="ce34" table:formula="of:=IF(ISBLANK([$Result.B226]);&quot;&quot;; [$Result.B226])">
            <text:p/>
          </table:table-cell>
          <table:table-cell table:content-validation-name="val1"/>
          <table:table-cell/>
        </table:table-row>
        <table:table-row table:style-name="ro6">
          <table:table-cell table:style-name="ce33" table:formula="of:=IF(ISBLANK([$Result.A227]);&quot;&quot;; [$Result.A227])">
            <text:p/>
          </table:table-cell>
          <table:table-cell table:style-name="ce34" table:formula="of:=IF(ISBLANK([$Result.B227]);&quot;&quot;; [$Result.B227])">
            <text:p/>
          </table:table-cell>
          <table:table-cell table:content-validation-name="val1"/>
          <table:table-cell/>
        </table:table-row>
        <table:table-row table:style-name="ro6">
          <table:table-cell table:style-name="ce33" table:formula="of:=IF(ISBLANK([$Result.A228]);&quot;&quot;; [$Result.A228])">
            <text:p/>
          </table:table-cell>
          <table:table-cell table:style-name="ce34" table:formula="of:=IF(ISBLANK([$Result.B228]);&quot;&quot;; [$Result.B228])">
            <text:p/>
          </table:table-cell>
          <table:table-cell table:content-validation-name="val1"/>
          <table:table-cell/>
        </table:table-row>
        <table:table-row table:style-name="ro6">
          <table:table-cell table:style-name="ce33" table:formula="of:=IF(ISBLANK([$Result.A229]);&quot;&quot;; [$Result.A229])">
            <text:p/>
          </table:table-cell>
          <table:table-cell table:style-name="ce34" table:formula="of:=IF(ISBLANK([$Result.B229]);&quot;&quot;; [$Result.B229])">
            <text:p/>
          </table:table-cell>
          <table:table-cell table:content-validation-name="val1"/>
          <table:table-cell/>
        </table:table-row>
        <table:table-row table:style-name="ro6">
          <table:table-cell table:style-name="ce33" table:formula="of:=IF(ISBLANK([$Result.A230]);&quot;&quot;; [$Result.A230])">
            <text:p/>
          </table:table-cell>
          <table:table-cell table:style-name="ce34" table:formula="of:=IF(ISBLANK([$Result.B230]);&quot;&quot;; [$Result.B230])">
            <text:p/>
          </table:table-cell>
          <table:table-cell table:content-validation-name="val1"/>
          <table:table-cell/>
        </table:table-row>
        <table:table-row table:style-name="ro6">
          <table:table-cell table:style-name="ce33" table:formula="of:=IF(ISBLANK([$Result.A231]);&quot;&quot;; [$Result.A231])">
            <text:p/>
          </table:table-cell>
          <table:table-cell table:style-name="ce34" table:formula="of:=IF(ISBLANK([$Result.B231]);&quot;&quot;; [$Result.B231])">
            <text:p/>
          </table:table-cell>
          <table:table-cell table:content-validation-name="val1"/>
          <table:table-cell/>
        </table:table-row>
        <table:table-row table:style-name="ro6">
          <table:table-cell table:style-name="ce33" table:formula="of:=IF(ISBLANK([$Result.A232]);&quot;&quot;; [$Result.A232])">
            <text:p/>
          </table:table-cell>
          <table:table-cell table:style-name="ce34" table:formula="of:=IF(ISBLANK([$Result.B232]);&quot;&quot;; [$Result.B232])">
            <text:p/>
          </table:table-cell>
          <table:table-cell table:content-validation-name="val1"/>
          <table:table-cell/>
        </table:table-row>
        <table:table-row table:style-name="ro6">
          <table:table-cell table:style-name="ce33" table:formula="of:=IF(ISBLANK([$Result.A233]);&quot;&quot;; [$Result.A233])">
            <text:p/>
          </table:table-cell>
          <table:table-cell table:style-name="ce34" table:formula="of:=IF(ISBLANK([$Result.B233]);&quot;&quot;; [$Result.B233])">
            <text:p/>
          </table:table-cell>
          <table:table-cell table:content-validation-name="val1"/>
          <table:table-cell/>
        </table:table-row>
        <table:table-row table:style-name="ro6">
          <table:table-cell table:style-name="ce33" table:formula="of:=IF(ISBLANK([$Result.A234]);&quot;&quot;; [$Result.A234])">
            <text:p/>
          </table:table-cell>
          <table:table-cell table:style-name="ce34" table:formula="of:=IF(ISBLANK([$Result.B234]);&quot;&quot;; [$Result.B234])">
            <text:p/>
          </table:table-cell>
          <table:table-cell table:content-validation-name="val1"/>
          <table:table-cell/>
        </table:table-row>
        <table:table-row table:style-name="ro6">
          <table:table-cell table:style-name="ce33" table:formula="of:=IF(ISBLANK([$Result.A235]);&quot;&quot;; [$Result.A235])">
            <text:p/>
          </table:table-cell>
          <table:table-cell table:style-name="ce34" table:formula="of:=IF(ISBLANK([$Result.B235]);&quot;&quot;; [$Result.B235])">
            <text:p/>
          </table:table-cell>
          <table:table-cell table:content-validation-name="val1"/>
          <table:table-cell/>
        </table:table-row>
        <table:table-row table:style-name="ro6">
          <table:table-cell table:style-name="ce33" table:formula="of:=IF(ISBLANK([$Result.A236]);&quot;&quot;; [$Result.A236])">
            <text:p/>
          </table:table-cell>
          <table:table-cell table:style-name="ce34" table:formula="of:=IF(ISBLANK([$Result.B236]);&quot;&quot;; [$Result.B236])">
            <text:p/>
          </table:table-cell>
          <table:table-cell table:content-validation-name="val1"/>
          <table:table-cell/>
        </table:table-row>
        <table:table-row table:style-name="ro6">
          <table:table-cell table:style-name="ce33" table:formula="of:=IF(ISBLANK([$Result.A237]);&quot;&quot;; [$Result.A237])">
            <text:p/>
          </table:table-cell>
          <table:table-cell table:style-name="ce34" table:formula="of:=IF(ISBLANK([$Result.B237]);&quot;&quot;; [$Result.B237])">
            <text:p/>
          </table:table-cell>
          <table:table-cell table:content-validation-name="val1"/>
          <table:table-cell/>
        </table:table-row>
        <table:table-row table:style-name="ro6">
          <table:table-cell table:style-name="ce33" table:formula="of:=IF(ISBLANK([$Result.A238]);&quot;&quot;; [$Result.A238])">
            <text:p/>
          </table:table-cell>
          <table:table-cell table:style-name="ce34" table:formula="of:=IF(ISBLANK([$Result.B238]);&quot;&quot;; [$Result.B238])">
            <text:p/>
          </table:table-cell>
          <table:table-cell table:content-validation-name="val1"/>
          <table:table-cell/>
        </table:table-row>
        <table:table-row table:style-name="ro6">
          <table:table-cell table:style-name="ce33" table:formula="of:=IF(ISBLANK([$Result.A239]);&quot;&quot;; [$Result.A239])">
            <text:p/>
          </table:table-cell>
          <table:table-cell table:style-name="ce34" table:formula="of:=IF(ISBLANK([$Result.B239]);&quot;&quot;; [$Result.B239])">
            <text:p/>
          </table:table-cell>
          <table:table-cell table:content-validation-name="val1"/>
          <table:table-cell/>
        </table:table-row>
        <table:table-row table:style-name="ro6">
          <table:table-cell table:style-name="ce33" table:formula="of:=IF(ISBLANK([$Result.A240]);&quot;&quot;; [$Result.A240])">
            <text:p/>
          </table:table-cell>
          <table:table-cell table:style-name="ce34" table:formula="of:=IF(ISBLANK([$Result.B240]);&quot;&quot;; [$Result.B240])">
            <text:p/>
          </table:table-cell>
          <table:table-cell table:content-validation-name="val1"/>
          <table:table-cell/>
        </table:table-row>
        <table:table-row table:style-name="ro6">
          <table:table-cell table:style-name="ce33" table:formula="of:=IF(ISBLANK([$Result.A241]);&quot;&quot;; [$Result.A241])">
            <text:p/>
          </table:table-cell>
          <table:table-cell table:style-name="ce34" table:formula="of:=IF(ISBLANK([$Result.B241]);&quot;&quot;; [$Result.B241])">
            <text:p/>
          </table:table-cell>
          <table:table-cell table:content-validation-name="val1"/>
          <table:table-cell/>
        </table:table-row>
        <table:table-row table:style-name="ro6">
          <table:table-cell table:style-name="ce33" table:formula="of:=IF(ISBLANK([$Result.A242]);&quot;&quot;; [$Result.A242])">
            <text:p/>
          </table:table-cell>
          <table:table-cell table:style-name="ce34" table:formula="of:=IF(ISBLANK([$Result.B242]);&quot;&quot;; [$Result.B242])">
            <text:p/>
          </table:table-cell>
          <table:table-cell table:content-validation-name="val1"/>
          <table:table-cell/>
        </table:table-row>
        <table:table-row table:style-name="ro6">
          <table:table-cell table:style-name="ce33" table:formula="of:=IF(ISBLANK([$Result.A243]);&quot;&quot;; [$Result.A243])">
            <text:p/>
          </table:table-cell>
          <table:table-cell table:style-name="ce34" table:formula="of:=IF(ISBLANK([$Result.B243]);&quot;&quot;; [$Result.B243])">
            <text:p/>
          </table:table-cell>
          <table:table-cell table:content-validation-name="val1"/>
          <table:table-cell/>
        </table:table-row>
        <table:table-row table:style-name="ro6">
          <table:table-cell table:style-name="ce33" table:formula="of:=IF(ISBLANK([$Result.A244]);&quot;&quot;; [$Result.A244])">
            <text:p/>
          </table:table-cell>
          <table:table-cell table:style-name="ce34" table:formula="of:=IF(ISBLANK([$Result.B244]);&quot;&quot;; [$Result.B244])">
            <text:p/>
          </table:table-cell>
          <table:table-cell table:content-validation-name="val1"/>
          <table:table-cell/>
        </table:table-row>
        <table:table-row table:style-name="ro6">
          <table:table-cell table:style-name="ce33" table:formula="of:=IF(ISBLANK([$Result.A245]);&quot;&quot;; [$Result.A245])">
            <text:p/>
          </table:table-cell>
          <table:table-cell table:style-name="ce34" table:formula="of:=IF(ISBLANK([$Result.B245]);&quot;&quot;; [$Result.B245])">
            <text:p/>
          </table:table-cell>
          <table:table-cell table:content-validation-name="val1"/>
          <table:table-cell/>
        </table:table-row>
        <table:table-row table:style-name="ro6">
          <table:table-cell table:style-name="ce33" table:formula="of:=IF(ISBLANK([$Result.A246]);&quot;&quot;; [$Result.A246])">
            <text:p/>
          </table:table-cell>
          <table:table-cell table:style-name="ce34" table:formula="of:=IF(ISBLANK([$Result.B246]);&quot;&quot;; [$Result.B246])">
            <text:p/>
          </table:table-cell>
          <table:table-cell table:content-validation-name="val1"/>
          <table:table-cell/>
        </table:table-row>
        <table:table-row table:style-name="ro6">
          <table:table-cell table:style-name="ce33" table:formula="of:=IF(ISBLANK([$Result.A247]);&quot;&quot;; [$Result.A247])">
            <text:p/>
          </table:table-cell>
          <table:table-cell table:style-name="ce34" table:formula="of:=IF(ISBLANK([$Result.B247]);&quot;&quot;; [$Result.B247])">
            <text:p/>
          </table:table-cell>
          <table:table-cell table:content-validation-name="val1"/>
          <table:table-cell/>
        </table:table-row>
        <table:table-row table:style-name="ro6">
          <table:table-cell table:style-name="ce33" table:formula="of:=IF(ISBLANK([$Result.A248]);&quot;&quot;; [$Result.A248])">
            <text:p/>
          </table:table-cell>
          <table:table-cell table:style-name="ce34" table:formula="of:=IF(ISBLANK([$Result.B248]);&quot;&quot;; [$Result.B248])">
            <text:p/>
          </table:table-cell>
          <table:table-cell table:content-validation-name="val1"/>
          <table:table-cell/>
        </table:table-row>
        <table:table-row table:style-name="ro6">
          <table:table-cell table:style-name="ce33" table:formula="of:=IF(ISBLANK([$Result.A249]);&quot;&quot;; [$Result.A249])">
            <text:p/>
          </table:table-cell>
          <table:table-cell table:style-name="ce34" table:formula="of:=IF(ISBLANK([$Result.B249]);&quot;&quot;; [$Result.B249])">
            <text:p/>
          </table:table-cell>
          <table:table-cell table:content-validation-name="val1"/>
          <table:table-cell/>
        </table:table-row>
        <table:table-row table:style-name="ro6">
          <table:table-cell table:style-name="ce33" table:formula="of:=IF(ISBLANK([$Result.A250]);&quot;&quot;; [$Result.A250])">
            <text:p/>
          </table:table-cell>
          <table:table-cell table:style-name="ce34" table:formula="of:=IF(ISBLANK([$Result.B250]);&quot;&quot;; [$Result.B250])">
            <text:p/>
          </table:table-cell>
          <table:table-cell table:content-validation-name="val1"/>
          <table:table-cell/>
        </table:table-row>
        <table:table-row table:style-name="ro6">
          <table:table-cell table:style-name="ce33" table:formula="of:=IF(ISBLANK([$Result.A251]);&quot;&quot;; [$Result.A251])">
            <text:p/>
          </table:table-cell>
          <table:table-cell table:style-name="ce34" table:formula="of:=IF(ISBLANK([$Result.B251]);&quot;&quot;; [$Result.B251])">
            <text:p/>
          </table:table-cell>
          <table:table-cell table:content-validation-name="val1"/>
          <table:table-cell/>
        </table:table-row>
        <table:table-row table:style-name="ro6">
          <table:table-cell table:style-name="ce33" table:formula="of:=IF(ISBLANK([$Result.A252]);&quot;&quot;; [$Result.A252])">
            <text:p/>
          </table:table-cell>
          <table:table-cell table:style-name="ce34" table:formula="of:=IF(ISBLANK([$Result.B252]);&quot;&quot;; [$Result.B252])">
            <text:p/>
          </table:table-cell>
          <table:table-cell table:content-validation-name="val1"/>
          <table:table-cell/>
        </table:table-row>
        <table:table-row table:style-name="ro6">
          <table:table-cell table:style-name="ce33" table:formula="of:=IF(ISBLANK([$Result.A253]);&quot;&quot;; [$Result.A253])">
            <text:p/>
          </table:table-cell>
          <table:table-cell table:style-name="ce34" table:formula="of:=IF(ISBLANK([$Result.B253]);&quot;&quot;; [$Result.B253])">
            <text:p/>
          </table:table-cell>
          <table:table-cell table:content-validation-name="val1"/>
          <table:table-cell/>
        </table:table-row>
        <table:table-row table:style-name="ro6">
          <table:table-cell table:style-name="ce33" table:formula="of:=IF(ISBLANK([$Result.A254]);&quot;&quot;; [$Result.A254])">
            <text:p/>
          </table:table-cell>
          <table:table-cell table:style-name="ce34" table:formula="of:=IF(ISBLANK([$Result.B254]);&quot;&quot;; [$Result.B254])">
            <text:p/>
          </table:table-cell>
          <table:table-cell table:content-validation-name="val1"/>
          <table:table-cell/>
        </table:table-row>
        <table:table-row table:style-name="ro6">
          <table:table-cell table:style-name="ce33" table:formula="of:=IF(ISBLANK([$Result.A255]);&quot;&quot;; [$Result.A255])">
            <text:p/>
          </table:table-cell>
          <table:table-cell table:style-name="ce34" table:formula="of:=IF(ISBLANK([$Result.B255]);&quot;&quot;; [$Result.B255])">
            <text:p/>
          </table:table-cell>
          <table:table-cell table:content-validation-name="val1"/>
          <table:table-cell/>
        </table:table-row>
        <table:table-row table:style-name="ro6">
          <table:table-cell table:style-name="ce33" table:formula="of:=IF(ISBLANK([$Result.A256]);&quot;&quot;; [$Result.A256])">
            <text:p/>
          </table:table-cell>
          <table:table-cell table:style-name="ce34" table:formula="of:=IF(ISBLANK([$Result.B256]);&quot;&quot;; [$Result.B256])">
            <text:p/>
          </table:table-cell>
          <table:table-cell table:content-validation-name="val1"/>
          <table:table-cell/>
        </table:table-row>
        <table:table-row table:style-name="ro6">
          <table:table-cell table:style-name="ce33" table:formula="of:=IF(ISBLANK([$Result.A257]);&quot;&quot;; [$Result.A257])">
            <text:p/>
          </table:table-cell>
          <table:table-cell table:style-name="ce34" table:formula="of:=IF(ISBLANK([$Result.B257]);&quot;&quot;; [$Result.B257])">
            <text:p/>
          </table:table-cell>
          <table:table-cell table:content-validation-name="val1"/>
          <table:table-cell/>
        </table:table-row>
        <table:table-row table:style-name="ro6">
          <table:table-cell table:style-name="ce33" table:formula="of:=IF(ISBLANK([$Result.A258]);&quot;&quot;; [$Result.A258])">
            <text:p/>
          </table:table-cell>
          <table:table-cell table:style-name="ce34" table:formula="of:=IF(ISBLANK([$Result.B258]);&quot;&quot;; [$Result.B258])">
            <text:p/>
          </table:table-cell>
          <table:table-cell table:content-validation-name="val1"/>
          <table:table-cell/>
        </table:table-row>
        <table:table-row table:style-name="ro6">
          <table:table-cell table:style-name="ce33" table:formula="of:=IF(ISBLANK([$Result.A259]);&quot;&quot;; [$Result.A259])">
            <text:p/>
          </table:table-cell>
          <table:table-cell table:style-name="ce34" table:formula="of:=IF(ISBLANK([$Result.B259]);&quot;&quot;; [$Result.B259])">
            <text:p/>
          </table:table-cell>
          <table:table-cell table:content-validation-name="val1"/>
          <table:table-cell/>
        </table:table-row>
        <table:table-row table:style-name="ro6">
          <table:table-cell table:style-name="ce33" table:formula="of:=IF(ISBLANK([$Result.A260]);&quot;&quot;; [$Result.A260])">
            <text:p/>
          </table:table-cell>
          <table:table-cell table:style-name="ce34" table:formula="of:=IF(ISBLANK([$Result.B260]);&quot;&quot;; [$Result.B260])">
            <text:p/>
          </table:table-cell>
          <table:table-cell table:content-validation-name="val1"/>
          <table:table-cell/>
        </table:table-row>
        <table:table-row table:style-name="ro6">
          <table:table-cell table:style-name="ce33" table:formula="of:=IF(ISBLANK([$Result.A261]);&quot;&quot;; [$Result.A261])">
            <text:p/>
          </table:table-cell>
          <table:table-cell table:style-name="ce34" table:formula="of:=IF(ISBLANK([$Result.B261]);&quot;&quot;; [$Result.B261])">
            <text:p/>
          </table:table-cell>
          <table:table-cell table:content-validation-name="val1"/>
          <table:table-cell/>
        </table:table-row>
        <table:table-row table:style-name="ro6">
          <table:table-cell table:style-name="ce33" table:formula="of:=IF(ISBLANK([$Result.A262]);&quot;&quot;; [$Result.A262])">
            <text:p/>
          </table:table-cell>
          <table:table-cell table:style-name="ce34" table:formula="of:=IF(ISBLANK([$Result.B262]);&quot;&quot;; [$Result.B262])">
            <text:p/>
          </table:table-cell>
          <table:table-cell table:content-validation-name="val1"/>
          <table:table-cell/>
        </table:table-row>
        <table:table-row table:style-name="ro6">
          <table:table-cell table:style-name="ce33" table:formula="of:=IF(ISBLANK([$Result.A263]);&quot;&quot;; [$Result.A263])">
            <text:p/>
          </table:table-cell>
          <table:table-cell table:style-name="ce34" table:formula="of:=IF(ISBLANK([$Result.B263]);&quot;&quot;; [$Result.B263])">
            <text:p/>
          </table:table-cell>
          <table:table-cell table:content-validation-name="val1"/>
          <table:table-cell/>
        </table:table-row>
        <table:table-row table:style-name="ro6">
          <table:table-cell table:style-name="ce33" table:formula="of:=IF(ISBLANK([$Result.A264]);&quot;&quot;; [$Result.A264])">
            <text:p/>
          </table:table-cell>
          <table:table-cell table:style-name="ce34" table:formula="of:=IF(ISBLANK([$Result.B264]);&quot;&quot;; [$Result.B264])">
            <text:p/>
          </table:table-cell>
          <table:table-cell table:content-validation-name="val1"/>
          <table:table-cell/>
        </table:table-row>
        <table:table-row table:style-name="ro6">
          <table:table-cell table:style-name="ce33" table:formula="of:=IF(ISBLANK([$Result.A265]);&quot;&quot;; [$Result.A265])">
            <text:p/>
          </table:table-cell>
          <table:table-cell table:style-name="ce34" table:formula="of:=IF(ISBLANK([$Result.B265]);&quot;&quot;; [$Result.B265])">
            <text:p/>
          </table:table-cell>
          <table:table-cell table:content-validation-name="val1"/>
          <table:table-cell/>
        </table:table-row>
        <table:table-row table:style-name="ro6">
          <table:table-cell table:style-name="ce33" table:formula="of:=IF(ISBLANK([$Result.A266]);&quot;&quot;; [$Result.A266])">
            <text:p/>
          </table:table-cell>
          <table:table-cell table:style-name="ce34" table:formula="of:=IF(ISBLANK([$Result.B266]);&quot;&quot;; [$Result.B266])">
            <text:p/>
          </table:table-cell>
          <table:table-cell table:content-validation-name="val1"/>
          <table:table-cell/>
        </table:table-row>
        <table:table-row table:style-name="ro6">
          <table:table-cell table:style-name="ce33" table:formula="of:=IF(ISBLANK([$Result.A267]);&quot;&quot;; [$Result.A267])">
            <text:p/>
          </table:table-cell>
          <table:table-cell table:style-name="ce34" table:formula="of:=IF(ISBLANK([$Result.B267]);&quot;&quot;; [$Result.B267])">
            <text:p/>
          </table:table-cell>
          <table:table-cell table:content-validation-name="val1"/>
          <table:table-cell/>
        </table:table-row>
        <table:table-row table:style-name="ro6">
          <table:table-cell table:style-name="ce33" table:formula="of:=IF(ISBLANK([$Result.A268]);&quot;&quot;; [$Result.A268])">
            <text:p/>
          </table:table-cell>
          <table:table-cell table:style-name="ce34" table:formula="of:=IF(ISBLANK([$Result.B268]);&quot;&quot;; [$Result.B268])">
            <text:p/>
          </table:table-cell>
          <table:table-cell table:content-validation-name="val1"/>
          <table:table-cell/>
        </table:table-row>
        <table:table-row table:style-name="ro6">
          <table:table-cell table:style-name="ce33" table:formula="of:=IF(ISBLANK([$Result.A269]);&quot;&quot;; [$Result.A269])">
            <text:p/>
          </table:table-cell>
          <table:table-cell table:style-name="ce34" table:formula="of:=IF(ISBLANK([$Result.B269]);&quot;&quot;; [$Result.B269])">
            <text:p/>
          </table:table-cell>
          <table:table-cell table:content-validation-name="val1"/>
          <table:table-cell/>
        </table:table-row>
        <table:table-row table:style-name="ro6">
          <table:table-cell table:style-name="ce33" table:formula="of:=IF(ISBLANK([$Result.A270]);&quot;&quot;; [$Result.A270])">
            <text:p/>
          </table:table-cell>
          <table:table-cell table:style-name="ce34" table:formula="of:=IF(ISBLANK([$Result.B270]);&quot;&quot;; [$Result.B270])">
            <text:p/>
          </table:table-cell>
          <table:table-cell table:content-validation-name="val1"/>
          <table:table-cell/>
        </table:table-row>
        <table:table-row table:style-name="ro6">
          <table:table-cell table:style-name="ce33" table:formula="of:=IF(ISBLANK([$Result.A271]);&quot;&quot;; [$Result.A271])">
            <text:p/>
          </table:table-cell>
          <table:table-cell table:style-name="ce34" table:formula="of:=IF(ISBLANK([$Result.B271]);&quot;&quot;; [$Result.B271])">
            <text:p/>
          </table:table-cell>
          <table:table-cell table:content-validation-name="val1"/>
          <table:table-cell/>
        </table:table-row>
        <table:table-row table:style-name="ro6">
          <table:table-cell table:style-name="ce33" table:formula="of:=IF(ISBLANK([$Result.A272]);&quot;&quot;; [$Result.A272])">
            <text:p/>
          </table:table-cell>
          <table:table-cell table:style-name="ce34" table:formula="of:=IF(ISBLANK([$Result.B272]);&quot;&quot;; [$Result.B272])">
            <text:p/>
          </table:table-cell>
          <table:table-cell table:content-validation-name="val1"/>
          <table:table-cell/>
        </table:table-row>
        <table:table-row table:style-name="ro6">
          <table:table-cell table:style-name="ce33" table:formula="of:=IF(ISBLANK([$Result.A273]);&quot;&quot;; [$Result.A273])">
            <text:p/>
          </table:table-cell>
          <table:table-cell table:style-name="ce34" table:formula="of:=IF(ISBLANK([$Result.B273]);&quot;&quot;; [$Result.B273])">
            <text:p/>
          </table:table-cell>
          <table:table-cell table:content-validation-name="val1"/>
          <table:table-cell/>
        </table:table-row>
        <table:table-row table:style-name="ro6">
          <table:table-cell table:style-name="ce33" table:formula="of:=IF(ISBLANK([$Result.A274]);&quot;&quot;; [$Result.A274])">
            <text:p/>
          </table:table-cell>
          <table:table-cell table:style-name="ce34" table:formula="of:=IF(ISBLANK([$Result.B274]);&quot;&quot;; [$Result.B274])">
            <text:p/>
          </table:table-cell>
          <table:table-cell table:content-validation-name="val1"/>
          <table:table-cell/>
        </table:table-row>
        <table:table-row table:style-name="ro6">
          <table:table-cell table:style-name="ce33" table:formula="of:=IF(ISBLANK([$Result.A275]);&quot;&quot;; [$Result.A275])">
            <text:p/>
          </table:table-cell>
          <table:table-cell table:style-name="ce34" table:formula="of:=IF(ISBLANK([$Result.B275]);&quot;&quot;; [$Result.B275])">
            <text:p/>
          </table:table-cell>
          <table:table-cell table:content-validation-name="val1"/>
          <table:table-cell/>
        </table:table-row>
        <table:table-row table:style-name="ro6">
          <table:table-cell table:style-name="ce33" table:formula="of:=IF(ISBLANK([$Result.A276]);&quot;&quot;; [$Result.A276])">
            <text:p/>
          </table:table-cell>
          <table:table-cell table:style-name="ce34" table:formula="of:=IF(ISBLANK([$Result.B276]);&quot;&quot;; [$Result.B276])">
            <text:p/>
          </table:table-cell>
          <table:table-cell table:content-validation-name="val1"/>
          <table:table-cell/>
        </table:table-row>
        <table:table-row table:style-name="ro6">
          <table:table-cell table:style-name="ce33" table:formula="of:=IF(ISBLANK([$Result.A277]);&quot;&quot;; [$Result.A277])">
            <text:p/>
          </table:table-cell>
          <table:table-cell table:style-name="ce34" table:formula="of:=IF(ISBLANK([$Result.B277]);&quot;&quot;; [$Result.B277])">
            <text:p/>
          </table:table-cell>
          <table:table-cell table:content-validation-name="val1"/>
          <table:table-cell/>
        </table:table-row>
        <table:table-row table:style-name="ro6">
          <table:table-cell table:style-name="ce33" table:formula="of:=IF(ISBLANK([$Result.A278]);&quot;&quot;; [$Result.A278])">
            <text:p/>
          </table:table-cell>
          <table:table-cell table:style-name="ce34" table:formula="of:=IF(ISBLANK([$Result.B278]);&quot;&quot;; [$Result.B278])">
            <text:p/>
          </table:table-cell>
          <table:table-cell table:content-validation-name="val1"/>
          <table:table-cell/>
        </table:table-row>
        <table:table-row table:style-name="ro6">
          <table:table-cell table:style-name="ce33" table:formula="of:=IF(ISBLANK([$Result.A279]);&quot;&quot;; [$Result.A279])">
            <text:p/>
          </table:table-cell>
          <table:table-cell table:style-name="ce34" table:formula="of:=IF(ISBLANK([$Result.B279]);&quot;&quot;; [$Result.B279])">
            <text:p/>
          </table:table-cell>
          <table:table-cell table:content-validation-name="val1"/>
          <table:table-cell/>
        </table:table-row>
        <table:table-row table:style-name="ro6">
          <table:table-cell table:style-name="ce33" table:formula="of:=IF(ISBLANK([$Result.A280]);&quot;&quot;; [$Result.A280])">
            <text:p/>
          </table:table-cell>
          <table:table-cell table:style-name="ce34" table:formula="of:=IF(ISBLANK([$Result.B280]);&quot;&quot;; [$Result.B280])">
            <text:p/>
          </table:table-cell>
          <table:table-cell table:content-validation-name="val1"/>
          <table:table-cell/>
        </table:table-row>
        <table:table-row table:style-name="ro6">
          <table:table-cell table:style-name="ce33" table:formula="of:=IF(ISBLANK([$Result.A281]);&quot;&quot;; [$Result.A281])">
            <text:p/>
          </table:table-cell>
          <table:table-cell table:style-name="ce34" table:formula="of:=IF(ISBLANK([$Result.B281]);&quot;&quot;; [$Result.B281])">
            <text:p/>
          </table:table-cell>
          <table:table-cell table:content-validation-name="val1"/>
          <table:table-cell/>
        </table:table-row>
        <table:table-row table:style-name="ro6">
          <table:table-cell table:style-name="ce33" table:formula="of:=IF(ISBLANK([$Result.A282]);&quot;&quot;; [$Result.A282])">
            <text:p/>
          </table:table-cell>
          <table:table-cell table:style-name="ce34" table:formula="of:=IF(ISBLANK([$Result.B282]);&quot;&quot;; [$Result.B282])">
            <text:p/>
          </table:table-cell>
          <table:table-cell table:content-validation-name="val1"/>
          <table:table-cell/>
        </table:table-row>
        <table:table-row table:style-name="ro6">
          <table:table-cell table:style-name="ce33" table:formula="of:=IF(ISBLANK([$Result.A283]);&quot;&quot;; [$Result.A283])">
            <text:p/>
          </table:table-cell>
          <table:table-cell table:style-name="ce34" table:formula="of:=IF(ISBLANK([$Result.B283]);&quot;&quot;; [$Result.B283])">
            <text:p/>
          </table:table-cell>
          <table:table-cell table:content-validation-name="val1"/>
          <table:table-cell/>
        </table:table-row>
        <table:table-row table:style-name="ro6">
          <table:table-cell table:style-name="ce33" table:formula="of:=IF(ISBLANK([$Result.A284]);&quot;&quot;; [$Result.A284])">
            <text:p/>
          </table:table-cell>
          <table:table-cell table:style-name="ce34" table:formula="of:=IF(ISBLANK([$Result.B284]);&quot;&quot;; [$Result.B284])">
            <text:p/>
          </table:table-cell>
          <table:table-cell table:content-validation-name="val1"/>
          <table:table-cell/>
        </table:table-row>
        <table:table-row table:style-name="ro6">
          <table:table-cell table:style-name="ce33" table:formula="of:=IF(ISBLANK([$Result.A285]);&quot;&quot;; [$Result.A285])">
            <text:p/>
          </table:table-cell>
          <table:table-cell table:style-name="ce34" table:formula="of:=IF(ISBLANK([$Result.B285]);&quot;&quot;; [$Result.B285])">
            <text:p/>
          </table:table-cell>
          <table:table-cell table:content-validation-name="val1"/>
          <table:table-cell/>
        </table:table-row>
        <table:table-row table:style-name="ro6">
          <table:table-cell table:style-name="ce33" table:formula="of:=IF(ISBLANK([$Result.A286]);&quot;&quot;; [$Result.A286])">
            <text:p/>
          </table:table-cell>
          <table:table-cell table:style-name="ce34" table:formula="of:=IF(ISBLANK([$Result.B286]);&quot;&quot;; [$Result.B286])">
            <text:p/>
          </table:table-cell>
          <table:table-cell table:content-validation-name="val1"/>
          <table:table-cell/>
        </table:table-row>
        <table:table-row table:style-name="ro6">
          <table:table-cell table:style-name="ce33" table:formula="of:=IF(ISBLANK([$Result.A287]);&quot;&quot;; [$Result.A287])">
            <text:p/>
          </table:table-cell>
          <table:table-cell table:style-name="ce34" table:formula="of:=IF(ISBLANK([$Result.B287]);&quot;&quot;; [$Result.B287])">
            <text:p/>
          </table:table-cell>
          <table:table-cell table:content-validation-name="val1"/>
          <table:table-cell/>
        </table:table-row>
        <table:table-row table:style-name="ro6">
          <table:table-cell table:style-name="ce33" table:formula="of:=IF(ISBLANK([$Result.A288]);&quot;&quot;; [$Result.A288])">
            <text:p/>
          </table:table-cell>
          <table:table-cell table:style-name="ce34" table:formula="of:=IF(ISBLANK([$Result.B288]);&quot;&quot;; [$Result.B288])">
            <text:p/>
          </table:table-cell>
          <table:table-cell table:content-validation-name="val1"/>
          <table:table-cell/>
        </table:table-row>
        <table:table-row table:style-name="ro6">
          <table:table-cell table:style-name="ce33" table:formula="of:=IF(ISBLANK([$Result.A289]);&quot;&quot;; [$Result.A289])">
            <text:p/>
          </table:table-cell>
          <table:table-cell table:style-name="ce34" table:formula="of:=IF(ISBLANK([$Result.B289]);&quot;&quot;; [$Result.B289])">
            <text:p/>
          </table:table-cell>
          <table:table-cell table:content-validation-name="val1"/>
          <table:table-cell/>
        </table:table-row>
        <table:table-row table:style-name="ro6">
          <table:table-cell table:style-name="ce33" table:formula="of:=IF(ISBLANK([$Result.A290]);&quot;&quot;; [$Result.A290])">
            <text:p/>
          </table:table-cell>
          <table:table-cell table:style-name="ce34" table:formula="of:=IF(ISBLANK([$Result.B290]);&quot;&quot;; [$Result.B290])">
            <text:p/>
          </table:table-cell>
          <table:table-cell table:content-validation-name="val1"/>
          <table:table-cell/>
        </table:table-row>
        <table:table-row table:style-name="ro6">
          <table:table-cell table:style-name="ce33" table:formula="of:=IF(ISBLANK([$Result.A291]);&quot;&quot;; [$Result.A291])">
            <text:p/>
          </table:table-cell>
          <table:table-cell table:style-name="ce34" table:formula="of:=IF(ISBLANK([$Result.B291]);&quot;&quot;; [$Result.B291])">
            <text:p/>
          </table:table-cell>
          <table:table-cell table:content-validation-name="val1"/>
          <table:table-cell/>
        </table:table-row>
        <table:table-row table:style-name="ro6">
          <table:table-cell table:style-name="ce33" table:formula="of:=IF(ISBLANK([$Result.A292]);&quot;&quot;; [$Result.A292])">
            <text:p/>
          </table:table-cell>
          <table:table-cell table:style-name="ce34" table:formula="of:=IF(ISBLANK([$Result.B292]);&quot;&quot;; [$Result.B292])">
            <text:p/>
          </table:table-cell>
          <table:table-cell table:content-validation-name="val1"/>
          <table:table-cell/>
        </table:table-row>
        <table:table-row table:style-name="ro6">
          <table:table-cell table:style-name="ce33" table:formula="of:=IF(ISBLANK([$Result.A293]);&quot;&quot;; [$Result.A293])">
            <text:p/>
          </table:table-cell>
          <table:table-cell table:style-name="ce34" table:formula="of:=IF(ISBLANK([$Result.B293]);&quot;&quot;; [$Result.B293])">
            <text:p/>
          </table:table-cell>
          <table:table-cell table:content-validation-name="val1"/>
          <table:table-cell/>
        </table:table-row>
        <table:table-row table:style-name="ro6">
          <table:table-cell table:style-name="ce33" table:formula="of:=IF(ISBLANK([$Result.A294]);&quot;&quot;; [$Result.A294])">
            <text:p/>
          </table:table-cell>
          <table:table-cell table:style-name="ce34" table:formula="of:=IF(ISBLANK([$Result.B294]);&quot;&quot;; [$Result.B294])">
            <text:p/>
          </table:table-cell>
          <table:table-cell table:content-validation-name="val1"/>
          <table:table-cell/>
        </table:table-row>
        <table:table-row table:style-name="ro6">
          <table:table-cell table:style-name="ce33" table:formula="of:=IF(ISBLANK([$Result.A295]);&quot;&quot;; [$Result.A295])">
            <text:p/>
          </table:table-cell>
          <table:table-cell table:style-name="ce34" table:formula="of:=IF(ISBLANK([$Result.B295]);&quot;&quot;; [$Result.B295])">
            <text:p/>
          </table:table-cell>
          <table:table-cell table:content-validation-name="val1"/>
          <table:table-cell/>
        </table:table-row>
        <table:table-row table:style-name="ro6">
          <table:table-cell table:style-name="ce33" table:formula="of:=IF(ISBLANK([$Result.A296]);&quot;&quot;; [$Result.A296])">
            <text:p/>
          </table:table-cell>
          <table:table-cell table:style-name="ce34" table:formula="of:=IF(ISBLANK([$Result.B296]);&quot;&quot;; [$Result.B296])">
            <text:p/>
          </table:table-cell>
          <table:table-cell table:content-validation-name="val1"/>
          <table:table-cell/>
        </table:table-row>
        <table:table-row table:style-name="ro6">
          <table:table-cell table:style-name="ce33" table:formula="of:=IF(ISBLANK([$Result.A297]);&quot;&quot;; [$Result.A297])">
            <text:p/>
          </table:table-cell>
          <table:table-cell table:style-name="ce34" table:formula="of:=IF(ISBLANK([$Result.B297]);&quot;&quot;; [$Result.B297])">
            <text:p/>
          </table:table-cell>
          <table:table-cell table:content-validation-name="val1"/>
          <table:table-cell/>
        </table:table-row>
        <table:table-row table:style-name="ro6">
          <table:table-cell table:style-name="ce33" table:formula="of:=IF(ISBLANK([$Result.A298]);&quot;&quot;; [$Result.A298])">
            <text:p/>
          </table:table-cell>
          <table:table-cell table:style-name="ce34" table:formula="of:=IF(ISBLANK([$Result.B298]);&quot;&quot;; [$Result.B298])">
            <text:p/>
          </table:table-cell>
          <table:table-cell table:content-validation-name="val1"/>
          <table:table-cell/>
        </table:table-row>
        <table:table-row table:style-name="ro6">
          <table:table-cell table:style-name="ce33" table:formula="of:=IF(ISBLANK([$Result.A299]);&quot;&quot;; [$Result.A299])">
            <text:p/>
          </table:table-cell>
          <table:table-cell table:style-name="ce34" table:formula="of:=IF(ISBLANK([$Result.B299]);&quot;&quot;; [$Result.B299])">
            <text:p/>
          </table:table-cell>
          <table:table-cell table:content-validation-name="val1"/>
          <table:table-cell/>
        </table:table-row>
        <table:table-row table:style-name="ro6">
          <table:table-cell table:style-name="ce33" table:formula="of:=IF(ISBLANK([$Result.A300]);&quot;&quot;; [$Result.A300])">
            <text:p/>
          </table:table-cell>
          <table:table-cell table:style-name="ce34" table:formula="of:=IF(ISBLANK([$Result.B300]);&quot;&quot;; [$Result.B300])">
            <text:p/>
          </table:table-cell>
          <table:table-cell table:content-validation-name="val1"/>
          <table:table-cell/>
        </table:table-row>
        <table:table-row table:style-name="ro6">
          <table:table-cell table:style-name="ce33" table:formula="of:=IF(ISBLANK([$Result.A301]);&quot;&quot;; [$Result.A301])">
            <text:p/>
          </table:table-cell>
          <table:table-cell table:style-name="ce34" table:formula="of:=IF(ISBLANK([$Result.B301]);&quot;&quot;; [$Result.B301])">
            <text:p/>
          </table:table-cell>
          <table:table-cell table:content-validation-name="val1"/>
          <table:table-cell/>
        </table:table-row>
        <table:table-row table:style-name="ro6">
          <table:table-cell table:style-name="ce33" table:formula="of:=IF(ISBLANK([$Result.A302]);&quot;&quot;; [$Result.A302])">
            <text:p/>
          </table:table-cell>
          <table:table-cell table:style-name="ce34" table:formula="of:=IF(ISBLANK([$Result.B302]);&quot;&quot;; [$Result.B302])">
            <text:p/>
          </table:table-cell>
          <table:table-cell table:content-validation-name="val1"/>
          <table:table-cell/>
        </table:table-row>
        <table:table-row table:style-name="ro6">
          <table:table-cell table:style-name="ce33" table:formula="of:=IF(ISBLANK([$Result.A303]);&quot;&quot;; [$Result.A303])">
            <text:p/>
          </table:table-cell>
          <table:table-cell table:style-name="ce34" table:formula="of:=IF(ISBLANK([$Result.B303]);&quot;&quot;; [$Result.B303])">
            <text:p/>
          </table:table-cell>
          <table:table-cell table:content-validation-name="val1"/>
          <table:table-cell/>
        </table:table-row>
        <table:table-row table:style-name="ro6">
          <table:table-cell table:style-name="ce33" table:formula="of:=IF(ISBLANK([$Result.A304]);&quot;&quot;; [$Result.A304])">
            <text:p/>
          </table:table-cell>
          <table:table-cell table:style-name="ce34" table:formula="of:=IF(ISBLANK([$Result.B304]);&quot;&quot;; [$Result.B304])">
            <text:p/>
          </table:table-cell>
          <table:table-cell table:content-validation-name="val1"/>
          <table:table-cell/>
        </table:table-row>
        <table:table-row table:style-name="ro6">
          <table:table-cell table:style-name="ce33" table:formula="of:=IF(ISBLANK([$Result.A305]);&quot;&quot;; [$Result.A305])">
            <text:p/>
          </table:table-cell>
          <table:table-cell table:style-name="ce34" table:formula="of:=IF(ISBLANK([$Result.B305]);&quot;&quot;; [$Result.B305])">
            <text:p/>
          </table:table-cell>
          <table:table-cell table:content-validation-name="val1"/>
          <table:table-cell/>
        </table:table-row>
        <table:table-row table:style-name="ro6">
          <table:table-cell table:style-name="ce33" table:formula="of:=IF(ISBLANK([$Result.A306]);&quot;&quot;; [$Result.A306])">
            <text:p/>
          </table:table-cell>
          <table:table-cell table:style-name="ce34" table:formula="of:=IF(ISBLANK([$Result.B306]);&quot;&quot;; [$Result.B306])">
            <text:p/>
          </table:table-cell>
          <table:table-cell table:content-validation-name="val1"/>
          <table:table-cell/>
        </table:table-row>
        <table:table-row table:style-name="ro6">
          <table:table-cell table:style-name="ce33" table:formula="of:=IF(ISBLANK([$Result.A307]);&quot;&quot;; [$Result.A307])">
            <text:p/>
          </table:table-cell>
          <table:table-cell table:style-name="ce34" table:formula="of:=IF(ISBLANK([$Result.B307]);&quot;&quot;; [$Result.B307])">
            <text:p/>
          </table:table-cell>
          <table:table-cell table:content-validation-name="val1"/>
          <table:table-cell/>
        </table:table-row>
        <table:table-row table:style-name="ro6">
          <table:table-cell table:style-name="ce33" table:formula="of:=IF(ISBLANK([$Result.A308]);&quot;&quot;; [$Result.A308])">
            <text:p/>
          </table:table-cell>
          <table:table-cell table:style-name="ce34" table:formula="of:=IF(ISBLANK([$Result.B308]);&quot;&quot;; [$Result.B308])">
            <text:p/>
          </table:table-cell>
          <table:table-cell table:content-validation-name="val1"/>
          <table:table-cell/>
        </table:table-row>
        <table:table-row table:style-name="ro6">
          <table:table-cell table:style-name="ce33" table:formula="of:=IF(ISBLANK([$Result.A309]);&quot;&quot;; [$Result.A309])">
            <text:p/>
          </table:table-cell>
          <table:table-cell table:style-name="ce34" table:formula="of:=IF(ISBLANK([$Result.B309]);&quot;&quot;; [$Result.B309])">
            <text:p/>
          </table:table-cell>
          <table:table-cell table:content-validation-name="val1"/>
          <table:table-cell/>
        </table:table-row>
        <table:table-row table:style-name="ro6">
          <table:table-cell table:style-name="ce33" table:formula="of:=IF(ISBLANK([$Result.A310]);&quot;&quot;; [$Result.A310])">
            <text:p/>
          </table:table-cell>
          <table:table-cell table:style-name="ce34" table:formula="of:=IF(ISBLANK([$Result.B310]);&quot;&quot;; [$Result.B310])">
            <text:p/>
          </table:table-cell>
          <table:table-cell table:content-validation-name="val1"/>
          <table:table-cell/>
        </table:table-row>
        <table:table-row table:style-name="ro6">
          <table:table-cell table:style-name="ce33" table:formula="of:=IF(ISBLANK([$Result.A311]);&quot;&quot;; [$Result.A311])">
            <text:p/>
          </table:table-cell>
          <table:table-cell table:style-name="ce34" table:formula="of:=IF(ISBLANK([$Result.B311]);&quot;&quot;; [$Result.B311])">
            <text:p/>
          </table:table-cell>
          <table:table-cell table:content-validation-name="val1"/>
          <table:table-cell/>
        </table:table-row>
        <table:table-row table:style-name="ro6">
          <table:table-cell table:style-name="ce33" table:formula="of:=IF(ISBLANK([$Result.A312]);&quot;&quot;; [$Result.A312])">
            <text:p/>
          </table:table-cell>
          <table:table-cell table:style-name="ce34" table:formula="of:=IF(ISBLANK([$Result.B312]);&quot;&quot;; [$Result.B312])">
            <text:p/>
          </table:table-cell>
          <table:table-cell table:content-validation-name="val1"/>
          <table:table-cell/>
        </table:table-row>
        <table:table-row table:style-name="ro6">
          <table:table-cell table:style-name="ce33" table:formula="of:=IF(ISBLANK([$Result.A313]);&quot;&quot;; [$Result.A313])">
            <text:p/>
          </table:table-cell>
          <table:table-cell table:style-name="ce34" table:formula="of:=IF(ISBLANK([$Result.B313]);&quot;&quot;; [$Result.B313])">
            <text:p/>
          </table:table-cell>
          <table:table-cell table:content-validation-name="val1"/>
          <table:table-cell/>
        </table:table-row>
        <table:table-row table:style-name="ro6">
          <table:table-cell table:style-name="ce33" table:formula="of:=IF(ISBLANK([$Result.A314]);&quot;&quot;; [$Result.A314])">
            <text:p/>
          </table:table-cell>
          <table:table-cell table:style-name="ce34" table:formula="of:=IF(ISBLANK([$Result.B314]);&quot;&quot;; [$Result.B314])">
            <text:p/>
          </table:table-cell>
          <table:table-cell table:content-validation-name="val1"/>
          <table:table-cell/>
        </table:table-row>
        <table:table-row table:style-name="ro6">
          <table:table-cell table:style-name="ce33" table:formula="of:=IF(ISBLANK([$Result.A315]);&quot;&quot;; [$Result.A315])">
            <text:p/>
          </table:table-cell>
          <table:table-cell table:style-name="ce34" table:formula="of:=IF(ISBLANK([$Result.B315]);&quot;&quot;; [$Result.B315])">
            <text:p/>
          </table:table-cell>
          <table:table-cell table:content-validation-name="val1"/>
          <table:table-cell/>
        </table:table-row>
        <table:table-row table:style-name="ro6">
          <table:table-cell table:style-name="ce33" table:formula="of:=IF(ISBLANK([$Result.A316]);&quot;&quot;; [$Result.A316])">
            <text:p/>
          </table:table-cell>
          <table:table-cell table:style-name="ce34" table:formula="of:=IF(ISBLANK([$Result.B316]);&quot;&quot;; [$Result.B316])">
            <text:p/>
          </table:table-cell>
          <table:table-cell table:content-validation-name="val1"/>
          <table:table-cell/>
        </table:table-row>
        <table:table-row table:style-name="ro6">
          <table:table-cell table:style-name="ce33" table:formula="of:=IF(ISBLANK([$Result.A317]);&quot;&quot;; [$Result.A317])">
            <text:p/>
          </table:table-cell>
          <table:table-cell table:style-name="ce34" table:formula="of:=IF(ISBLANK([$Result.B317]);&quot;&quot;; [$Result.B317])">
            <text:p/>
          </table:table-cell>
          <table:table-cell table:content-validation-name="val1"/>
          <table:table-cell/>
        </table:table-row>
        <table:table-row table:style-name="ro6">
          <table:table-cell table:style-name="ce33" table:formula="of:=IF(ISBLANK([$Result.A318]);&quot;&quot;; [$Result.A318])">
            <text:p/>
          </table:table-cell>
          <table:table-cell table:style-name="ce34" table:formula="of:=IF(ISBLANK([$Result.B318]);&quot;&quot;; [$Result.B318])">
            <text:p/>
          </table:table-cell>
          <table:table-cell table:content-validation-name="val1"/>
          <table:table-cell/>
        </table:table-row>
        <table:table-row table:style-name="ro6">
          <table:table-cell table:style-name="ce33" table:formula="of:=IF(ISBLANK([$Result.A319]);&quot;&quot;; [$Result.A319])">
            <text:p/>
          </table:table-cell>
          <table:table-cell table:style-name="ce34" table:formula="of:=IF(ISBLANK([$Result.B319]);&quot;&quot;; [$Result.B319])">
            <text:p/>
          </table:table-cell>
          <table:table-cell table:content-validation-name="val1"/>
          <table:table-cell/>
        </table:table-row>
        <table:table-row table:style-name="ro6">
          <table:table-cell table:style-name="ce33" table:formula="of:=IF(ISBLANK([$Result.A320]);&quot;&quot;; [$Result.A320])">
            <text:p/>
          </table:table-cell>
          <table:table-cell table:style-name="ce34" table:formula="of:=IF(ISBLANK([$Result.B320]);&quot;&quot;; [$Result.B320])">
            <text:p/>
          </table:table-cell>
          <table:table-cell table:content-validation-name="val1"/>
          <table:table-cell/>
        </table:table-row>
        <table:table-row table:style-name="ro6">
          <table:table-cell table:style-name="ce33" table:formula="of:=IF(ISBLANK([$Result.A321]);&quot;&quot;; [$Result.A321])">
            <text:p/>
          </table:table-cell>
          <table:table-cell table:style-name="ce34" table:formula="of:=IF(ISBLANK([$Result.B321]);&quot;&quot;; [$Result.B321])">
            <text:p/>
          </table:table-cell>
          <table:table-cell table:content-validation-name="val1"/>
          <table:table-cell/>
        </table:table-row>
        <table:table-row table:style-name="ro6">
          <table:table-cell table:style-name="ce33" table:formula="of:=IF(ISBLANK([$Result.A322]);&quot;&quot;; [$Result.A322])">
            <text:p/>
          </table:table-cell>
          <table:table-cell table:style-name="ce34" table:formula="of:=IF(ISBLANK([$Result.B322]);&quot;&quot;; [$Result.B322])">
            <text:p/>
          </table:table-cell>
          <table:table-cell table:content-validation-name="val1"/>
          <table:table-cell/>
        </table:table-row>
        <table:table-row table:style-name="ro6">
          <table:table-cell table:style-name="ce33" table:formula="of:=IF(ISBLANK([$Result.A323]);&quot;&quot;; [$Result.A323])">
            <text:p/>
          </table:table-cell>
          <table:table-cell table:style-name="ce34" table:formula="of:=IF(ISBLANK([$Result.B323]);&quot;&quot;; [$Result.B323])">
            <text:p/>
          </table:table-cell>
          <table:table-cell table:content-validation-name="val1"/>
          <table:table-cell/>
        </table:table-row>
        <table:table-row table:style-name="ro6">
          <table:table-cell table:style-name="ce33" table:formula="of:=IF(ISBLANK([$Result.A324]);&quot;&quot;; [$Result.A324])">
            <text:p/>
          </table:table-cell>
          <table:table-cell table:style-name="ce34" table:formula="of:=IF(ISBLANK([$Result.B324]);&quot;&quot;; [$Result.B324])">
            <text:p/>
          </table:table-cell>
          <table:table-cell table:content-validation-name="val1"/>
          <table:table-cell/>
        </table:table-row>
        <table:table-row table:style-name="ro6">
          <table:table-cell table:style-name="ce33" table:formula="of:=IF(ISBLANK([$Result.A325]);&quot;&quot;; [$Result.A325])">
            <text:p/>
          </table:table-cell>
          <table:table-cell table:style-name="ce34" table:formula="of:=IF(ISBLANK([$Result.B325]);&quot;&quot;; [$Result.B325])">
            <text:p/>
          </table:table-cell>
          <table:table-cell table:content-validation-name="val1"/>
          <table:table-cell/>
        </table:table-row>
        <table:table-row table:style-name="ro6">
          <table:table-cell table:style-name="ce33" table:formula="of:=IF(ISBLANK([$Result.A326]);&quot;&quot;; [$Result.A326])">
            <text:p/>
          </table:table-cell>
          <table:table-cell table:style-name="ce34" table:formula="of:=IF(ISBLANK([$Result.B326]);&quot;&quot;; [$Result.B326])">
            <text:p/>
          </table:table-cell>
          <table:table-cell table:content-validation-name="val1"/>
          <table:table-cell/>
        </table:table-row>
        <table:table-row table:style-name="ro6">
          <table:table-cell table:style-name="ce33" table:formula="of:=IF(ISBLANK([$Result.A327]);&quot;&quot;; [$Result.A327])">
            <text:p/>
          </table:table-cell>
          <table:table-cell table:style-name="ce34" table:formula="of:=IF(ISBLANK([$Result.B327]);&quot;&quot;; [$Result.B327])">
            <text:p/>
          </table:table-cell>
          <table:table-cell table:content-validation-name="val1"/>
          <table:table-cell/>
        </table:table-row>
        <table:table-row table:style-name="ro6">
          <table:table-cell table:style-name="ce33" table:formula="of:=IF(ISBLANK([$Result.A328]);&quot;&quot;; [$Result.A328])">
            <text:p/>
          </table:table-cell>
          <table:table-cell table:style-name="ce34" table:formula="of:=IF(ISBLANK([$Result.B328]);&quot;&quot;; [$Result.B328])">
            <text:p/>
          </table:table-cell>
          <table:table-cell table:content-validation-name="val1"/>
          <table:table-cell/>
        </table:table-row>
        <table:table-row table:style-name="ro6">
          <table:table-cell table:style-name="ce33" table:formula="of:=IF(ISBLANK([$Result.A329]);&quot;&quot;; [$Result.A329])">
            <text:p/>
          </table:table-cell>
          <table:table-cell table:style-name="ce34" table:formula="of:=IF(ISBLANK([$Result.B329]);&quot;&quot;; [$Result.B329])">
            <text:p/>
          </table:table-cell>
          <table:table-cell table:content-validation-name="val1"/>
          <table:table-cell/>
        </table:table-row>
        <table:table-row table:style-name="ro6">
          <table:table-cell table:style-name="ce33" table:formula="of:=IF(ISBLANK([$Result.A330]);&quot;&quot;; [$Result.A330])">
            <text:p/>
          </table:table-cell>
          <table:table-cell table:style-name="ce34" table:formula="of:=IF(ISBLANK([$Result.B330]);&quot;&quot;; [$Result.B330])">
            <text:p/>
          </table:table-cell>
          <table:table-cell table:content-validation-name="val1"/>
          <table:table-cell/>
        </table:table-row>
        <table:table-row table:style-name="ro6">
          <table:table-cell table:style-name="ce33" table:formula="of:=IF(ISBLANK([$Result.A331]);&quot;&quot;; [$Result.A331])">
            <text:p/>
          </table:table-cell>
          <table:table-cell table:style-name="ce34" table:formula="of:=IF(ISBLANK([$Result.B331]);&quot;&quot;; [$Result.B331])">
            <text:p/>
          </table:table-cell>
          <table:table-cell table:content-validation-name="val1"/>
          <table:table-cell/>
        </table:table-row>
        <table:table-row table:style-name="ro6">
          <table:table-cell table:style-name="ce33" table:formula="of:=IF(ISBLANK([$Result.A332]);&quot;&quot;; [$Result.A332])">
            <text:p/>
          </table:table-cell>
          <table:table-cell table:style-name="ce34" table:formula="of:=IF(ISBLANK([$Result.B332]);&quot;&quot;; [$Result.B332])">
            <text:p/>
          </table:table-cell>
          <table:table-cell table:content-validation-name="val1"/>
          <table:table-cell/>
        </table:table-row>
        <table:table-row table:style-name="ro6">
          <table:table-cell table:style-name="ce33" table:formula="of:=IF(ISBLANK([$Result.A333]);&quot;&quot;; [$Result.A333])">
            <text:p/>
          </table:table-cell>
          <table:table-cell table:style-name="ce34" table:formula="of:=IF(ISBLANK([$Result.B333]);&quot;&quot;; [$Result.B333])">
            <text:p/>
          </table:table-cell>
          <table:table-cell table:content-validation-name="val1"/>
          <table:table-cell/>
        </table:table-row>
        <table:table-row table:style-name="ro6">
          <table:table-cell table:style-name="ce33" table:formula="of:=IF(ISBLANK([$Result.A334]);&quot;&quot;; [$Result.A334])">
            <text:p/>
          </table:table-cell>
          <table:table-cell table:style-name="ce34" table:formula="of:=IF(ISBLANK([$Result.B334]);&quot;&quot;; [$Result.B334])">
            <text:p/>
          </table:table-cell>
          <table:table-cell table:content-validation-name="val1"/>
          <table:table-cell/>
        </table:table-row>
        <table:table-row table:style-name="ro6">
          <table:table-cell table:style-name="ce33" table:formula="of:=IF(ISBLANK([$Result.A335]);&quot;&quot;; [$Result.A335])">
            <text:p/>
          </table:table-cell>
          <table:table-cell table:style-name="ce34" table:formula="of:=IF(ISBLANK([$Result.B335]);&quot;&quot;; [$Result.B335])">
            <text:p/>
          </table:table-cell>
          <table:table-cell table:content-validation-name="val1"/>
          <table:table-cell/>
        </table:table-row>
        <table:table-row table:style-name="ro6">
          <table:table-cell table:style-name="ce33" table:formula="of:=IF(ISBLANK([$Result.A336]);&quot;&quot;; [$Result.A336])">
            <text:p/>
          </table:table-cell>
          <table:table-cell table:style-name="ce34" table:formula="of:=IF(ISBLANK([$Result.B336]);&quot;&quot;; [$Result.B336])">
            <text:p/>
          </table:table-cell>
          <table:table-cell table:content-validation-name="val1"/>
          <table:table-cell/>
        </table:table-row>
        <table:table-row table:style-name="ro6">
          <table:table-cell table:style-name="ce33" table:formula="of:=IF(ISBLANK([$Result.A337]);&quot;&quot;; [$Result.A337])">
            <text:p/>
          </table:table-cell>
          <table:table-cell table:style-name="ce34" table:formula="of:=IF(ISBLANK([$Result.B337]);&quot;&quot;; [$Result.B337])">
            <text:p/>
          </table:table-cell>
          <table:table-cell table:content-validation-name="val1"/>
          <table:table-cell/>
        </table:table-row>
        <table:table-row table:style-name="ro6">
          <table:table-cell table:style-name="ce33" table:formula="of:=IF(ISBLANK([$Result.A338]);&quot;&quot;; [$Result.A338])">
            <text:p/>
          </table:table-cell>
          <table:table-cell table:style-name="ce34" table:formula="of:=IF(ISBLANK([$Result.B338]);&quot;&quot;; [$Result.B338])">
            <text:p/>
          </table:table-cell>
          <table:table-cell table:content-validation-name="val1"/>
          <table:table-cell/>
        </table:table-row>
        <table:table-row table:style-name="ro6">
          <table:table-cell table:style-name="ce33" table:formula="of:=IF(ISBLANK([$Result.A339]);&quot;&quot;; [$Result.A339])">
            <text:p/>
          </table:table-cell>
          <table:table-cell table:style-name="ce34" table:formula="of:=IF(ISBLANK([$Result.B339]);&quot;&quot;; [$Result.B339])">
            <text:p/>
          </table:table-cell>
          <table:table-cell table:content-validation-name="val1"/>
          <table:table-cell/>
        </table:table-row>
        <table:table-row table:style-name="ro6">
          <table:table-cell table:style-name="ce33" table:formula="of:=IF(ISBLANK([$Result.A340]);&quot;&quot;; [$Result.A340])">
            <text:p/>
          </table:table-cell>
          <table:table-cell table:style-name="ce34" table:formula="of:=IF(ISBLANK([$Result.B340]);&quot;&quot;; [$Result.B340])">
            <text:p/>
          </table:table-cell>
          <table:table-cell table:content-validation-name="val1"/>
          <table:table-cell/>
        </table:table-row>
        <table:table-row table:style-name="ro6">
          <table:table-cell table:style-name="ce33" table:formula="of:=IF(ISBLANK([$Result.A341]);&quot;&quot;; [$Result.A341])">
            <text:p/>
          </table:table-cell>
          <table:table-cell table:style-name="ce34" table:formula="of:=IF(ISBLANK([$Result.B341]);&quot;&quot;; [$Result.B341])">
            <text:p/>
          </table:table-cell>
          <table:table-cell table:content-validation-name="val1"/>
          <table:table-cell/>
        </table:table-row>
        <table:table-row table:style-name="ro6">
          <table:table-cell table:style-name="ce33" table:formula="of:=IF(ISBLANK([$Result.A342]);&quot;&quot;; [$Result.A342])">
            <text:p/>
          </table:table-cell>
          <table:table-cell table:style-name="ce34" table:formula="of:=IF(ISBLANK([$Result.B342]);&quot;&quot;; [$Result.B342])">
            <text:p/>
          </table:table-cell>
          <table:table-cell table:content-validation-name="val1"/>
          <table:table-cell/>
        </table:table-row>
        <table:table-row table:style-name="ro6">
          <table:table-cell table:style-name="ce33" table:formula="of:=IF(ISBLANK([$Result.A343]);&quot;&quot;; [$Result.A343])">
            <text:p/>
          </table:table-cell>
          <table:table-cell table:style-name="ce34" table:formula="of:=IF(ISBLANK([$Result.B343]);&quot;&quot;; [$Result.B343])">
            <text:p/>
          </table:table-cell>
          <table:table-cell table:content-validation-name="val1"/>
          <table:table-cell/>
        </table:table-row>
        <table:table-row table:style-name="ro6">
          <table:table-cell table:style-name="ce33" table:formula="of:=IF(ISBLANK([$Result.A344]);&quot;&quot;; [$Result.A344])">
            <text:p/>
          </table:table-cell>
          <table:table-cell table:style-name="ce34" table:formula="of:=IF(ISBLANK([$Result.B344]);&quot;&quot;; [$Result.B344])">
            <text:p/>
          </table:table-cell>
          <table:table-cell table:content-validation-name="val1"/>
          <table:table-cell/>
        </table:table-row>
        <table:table-row table:style-name="ro6">
          <table:table-cell table:style-name="ce33" table:formula="of:=IF(ISBLANK([$Result.A345]);&quot;&quot;; [$Result.A345])">
            <text:p/>
          </table:table-cell>
          <table:table-cell table:style-name="ce34" table:formula="of:=IF(ISBLANK([$Result.B345]);&quot;&quot;; [$Result.B345])">
            <text:p/>
          </table:table-cell>
          <table:table-cell table:content-validation-name="val1"/>
          <table:table-cell/>
        </table:table-row>
        <table:table-row table:style-name="ro6">
          <table:table-cell table:style-name="ce33" table:formula="of:=IF(ISBLANK([$Result.A346]);&quot;&quot;; [$Result.A346])">
            <text:p/>
          </table:table-cell>
          <table:table-cell table:style-name="ce34" table:formula="of:=IF(ISBLANK([$Result.B346]);&quot;&quot;; [$Result.B346])">
            <text:p/>
          </table:table-cell>
          <table:table-cell table:content-validation-name="val1"/>
          <table:table-cell/>
        </table:table-row>
        <table:table-row table:style-name="ro6">
          <table:table-cell table:style-name="ce33" table:formula="of:=IF(ISBLANK([$Result.A347]);&quot;&quot;; [$Result.A347])">
            <text:p/>
          </table:table-cell>
          <table:table-cell table:style-name="ce34" table:formula="of:=IF(ISBLANK([$Result.B347]);&quot;&quot;; [$Result.B347])">
            <text:p/>
          </table:table-cell>
          <table:table-cell table:content-validation-name="val1"/>
          <table:table-cell/>
        </table:table-row>
        <table:table-row table:style-name="ro6">
          <table:table-cell table:style-name="ce33" table:formula="of:=IF(ISBLANK([$Result.A348]);&quot;&quot;; [$Result.A348])">
            <text:p/>
          </table:table-cell>
          <table:table-cell table:style-name="ce34" table:formula="of:=IF(ISBLANK([$Result.B348]);&quot;&quot;; [$Result.B348])">
            <text:p/>
          </table:table-cell>
          <table:table-cell table:content-validation-name="val1"/>
          <table:table-cell/>
        </table:table-row>
        <table:table-row table:style-name="ro6">
          <table:table-cell table:style-name="ce33" table:formula="of:=IF(ISBLANK([$Result.A349]);&quot;&quot;; [$Result.A349])">
            <text:p/>
          </table:table-cell>
          <table:table-cell table:style-name="ce34" table:formula="of:=IF(ISBLANK([$Result.B349]);&quot;&quot;; [$Result.B349])">
            <text:p/>
          </table:table-cell>
          <table:table-cell table:content-validation-name="val1"/>
          <table:table-cell/>
        </table:table-row>
        <table:table-row table:style-name="ro6">
          <table:table-cell table:style-name="ce33" table:formula="of:=IF(ISBLANK([$Result.A350]);&quot;&quot;; [$Result.A350])">
            <text:p/>
          </table:table-cell>
          <table:table-cell table:style-name="ce34" table:formula="of:=IF(ISBLANK([$Result.B350]);&quot;&quot;; [$Result.B350])">
            <text:p/>
          </table:table-cell>
          <table:table-cell table:content-validation-name="val1"/>
          <table:table-cell/>
        </table:table-row>
        <table:table-row table:style-name="ro6">
          <table:table-cell table:style-name="ce33" table:formula="of:=IF(ISBLANK([$Result.A351]);&quot;&quot;; [$Result.A351])">
            <text:p/>
          </table:table-cell>
          <table:table-cell table:style-name="ce34" table:formula="of:=IF(ISBLANK([$Result.B351]);&quot;&quot;; [$Result.B351])">
            <text:p/>
          </table:table-cell>
          <table:table-cell table:content-validation-name="val1"/>
          <table:table-cell/>
        </table:table-row>
        <table:table-row table:style-name="ro6">
          <table:table-cell table:style-name="ce33" table:formula="of:=IF(ISBLANK([$Result.A352]);&quot;&quot;; [$Result.A352])">
            <text:p/>
          </table:table-cell>
          <table:table-cell table:style-name="ce34" table:formula="of:=IF(ISBLANK([$Result.B352]);&quot;&quot;; [$Result.B352])">
            <text:p/>
          </table:table-cell>
          <table:table-cell table:content-validation-name="val1"/>
          <table:table-cell/>
        </table:table-row>
        <table:table-row table:style-name="ro6">
          <table:table-cell table:style-name="ce33" table:formula="of:=IF(ISBLANK([$Result.A353]);&quot;&quot;; [$Result.A353])">
            <text:p/>
          </table:table-cell>
          <table:table-cell table:style-name="ce34" table:formula="of:=IF(ISBLANK([$Result.B353]);&quot;&quot;; [$Result.B353])">
            <text:p/>
          </table:table-cell>
          <table:table-cell table:content-validation-name="val1"/>
          <table:table-cell/>
        </table:table-row>
        <table:table-row table:style-name="ro6">
          <table:table-cell table:style-name="ce33" table:formula="of:=IF(ISBLANK([$Result.A354]);&quot;&quot;; [$Result.A354])">
            <text:p/>
          </table:table-cell>
          <table:table-cell table:style-name="ce34" table:formula="of:=IF(ISBLANK([$Result.B354]);&quot;&quot;; [$Result.B354])">
            <text:p/>
          </table:table-cell>
          <table:table-cell table:content-validation-name="val1"/>
          <table:table-cell/>
        </table:table-row>
        <table:table-row table:style-name="ro6">
          <table:table-cell table:style-name="ce33" table:formula="of:=IF(ISBLANK([$Result.A355]);&quot;&quot;; [$Result.A355])">
            <text:p/>
          </table:table-cell>
          <table:table-cell table:style-name="ce34" table:formula="of:=IF(ISBLANK([$Result.B355]);&quot;&quot;; [$Result.B355])">
            <text:p/>
          </table:table-cell>
          <table:table-cell table:content-validation-name="val1"/>
          <table:table-cell/>
        </table:table-row>
        <table:table-row table:style-name="ro6">
          <table:table-cell table:style-name="ce33" table:formula="of:=IF(ISBLANK([$Result.A356]);&quot;&quot;; [$Result.A356])">
            <text:p/>
          </table:table-cell>
          <table:table-cell table:style-name="ce34" table:formula="of:=IF(ISBLANK([$Result.B356]);&quot;&quot;; [$Result.B356])">
            <text:p/>
          </table:table-cell>
          <table:table-cell table:content-validation-name="val1"/>
          <table:table-cell/>
        </table:table-row>
        <table:table-row table:style-name="ro6">
          <table:table-cell table:style-name="ce33" table:formula="of:=IF(ISBLANK([$Result.A357]);&quot;&quot;; [$Result.A357])">
            <text:p/>
          </table:table-cell>
          <table:table-cell table:style-name="ce34" table:formula="of:=IF(ISBLANK([$Result.B357]);&quot;&quot;; [$Result.B357])">
            <text:p/>
          </table:table-cell>
          <table:table-cell table:content-validation-name="val1"/>
          <table:table-cell/>
        </table:table-row>
        <table:table-row table:style-name="ro6">
          <table:table-cell table:style-name="ce33" table:formula="of:=IF(ISBLANK([$Result.A358]);&quot;&quot;; [$Result.A358])">
            <text:p/>
          </table:table-cell>
          <table:table-cell table:style-name="ce34" table:formula="of:=IF(ISBLANK([$Result.B358]);&quot;&quot;; [$Result.B358])">
            <text:p/>
          </table:table-cell>
          <table:table-cell table:content-validation-name="val1"/>
          <table:table-cell/>
        </table:table-row>
        <table:table-row table:style-name="ro6">
          <table:table-cell table:style-name="ce33" table:formula="of:=IF(ISBLANK([$Result.A359]);&quot;&quot;; [$Result.A359])">
            <text:p/>
          </table:table-cell>
          <table:table-cell table:style-name="ce34" table:formula="of:=IF(ISBLANK([$Result.B359]);&quot;&quot;; [$Result.B359])">
            <text:p/>
          </table:table-cell>
          <table:table-cell table:content-validation-name="val1"/>
          <table:table-cell/>
        </table:table-row>
        <table:table-row table:style-name="ro6">
          <table:table-cell table:style-name="ce33" table:formula="of:=IF(ISBLANK([$Result.A360]);&quot;&quot;; [$Result.A360])">
            <text:p/>
          </table:table-cell>
          <table:table-cell table:style-name="ce34" table:formula="of:=IF(ISBLANK([$Result.B360]);&quot;&quot;; [$Result.B360])">
            <text:p/>
          </table:table-cell>
          <table:table-cell table:content-validation-name="val1"/>
          <table:table-cell/>
        </table:table-row>
        <table:table-row table:style-name="ro6">
          <table:table-cell table:style-name="ce33" table:formula="of:=IF(ISBLANK([$Result.A361]);&quot;&quot;; [$Result.A361])">
            <text:p/>
          </table:table-cell>
          <table:table-cell table:style-name="ce34" table:formula="of:=IF(ISBLANK([$Result.B361]);&quot;&quot;; [$Result.B361])">
            <text:p/>
          </table:table-cell>
          <table:table-cell table:content-validation-name="val1"/>
          <table:table-cell/>
        </table:table-row>
        <table:table-row table:style-name="ro6">
          <table:table-cell table:style-name="ce33" table:formula="of:=IF(ISBLANK([$Result.A362]);&quot;&quot;; [$Result.A362])">
            <text:p/>
          </table:table-cell>
          <table:table-cell table:style-name="ce34" table:formula="of:=IF(ISBLANK([$Result.B362]);&quot;&quot;; [$Result.B362])">
            <text:p/>
          </table:table-cell>
          <table:table-cell table:content-validation-name="val1"/>
          <table:table-cell/>
        </table:table-row>
        <table:table-row table:style-name="ro6">
          <table:table-cell table:style-name="ce33" table:formula="of:=IF(ISBLANK([$Result.A363]);&quot;&quot;; [$Result.A363])">
            <text:p/>
          </table:table-cell>
          <table:table-cell table:style-name="ce34" table:formula="of:=IF(ISBLANK([$Result.B363]);&quot;&quot;; [$Result.B363])">
            <text:p/>
          </table:table-cell>
          <table:table-cell table:content-validation-name="val1"/>
          <table:table-cell/>
        </table:table-row>
        <table:table-row table:style-name="ro6">
          <table:table-cell table:style-name="ce33" table:formula="of:=IF(ISBLANK([$Result.A364]);&quot;&quot;; [$Result.A364])">
            <text:p/>
          </table:table-cell>
          <table:table-cell table:style-name="ce34" table:formula="of:=IF(ISBLANK([$Result.B364]);&quot;&quot;; [$Result.B364])">
            <text:p/>
          </table:table-cell>
          <table:table-cell table:content-validation-name="val1"/>
          <table:table-cell/>
        </table:table-row>
        <table:table-row table:style-name="ro6">
          <table:table-cell table:style-name="ce33" table:formula="of:=IF(ISBLANK([$Result.A365]);&quot;&quot;; [$Result.A365])">
            <text:p/>
          </table:table-cell>
          <table:table-cell table:style-name="ce34" table:formula="of:=IF(ISBLANK([$Result.B365]);&quot;&quot;; [$Result.B365])">
            <text:p/>
          </table:table-cell>
          <table:table-cell table:content-validation-name="val1"/>
          <table:table-cell/>
        </table:table-row>
        <table:table-row table:style-name="ro6">
          <table:table-cell table:style-name="ce33" table:formula="of:=IF(ISBLANK([$Result.A366]);&quot;&quot;; [$Result.A366])">
            <text:p/>
          </table:table-cell>
          <table:table-cell table:style-name="ce34" table:formula="of:=IF(ISBLANK([$Result.B366]);&quot;&quot;; [$Result.B366])">
            <text:p/>
          </table:table-cell>
          <table:table-cell table:content-validation-name="val1"/>
          <table:table-cell/>
        </table:table-row>
        <table:table-row table:style-name="ro6">
          <table:table-cell table:style-name="ce33" table:formula="of:=IF(ISBLANK([$Result.A367]);&quot;&quot;; [$Result.A367])">
            <text:p/>
          </table:table-cell>
          <table:table-cell table:style-name="ce34" table:formula="of:=IF(ISBLANK([$Result.B367]);&quot;&quot;; [$Result.B367])">
            <text:p/>
          </table:table-cell>
          <table:table-cell table:content-validation-name="val1"/>
          <table:table-cell/>
        </table:table-row>
        <table:table-row table:style-name="ro6">
          <table:table-cell table:style-name="ce33" table:formula="of:=IF(ISBLANK([$Result.A368]);&quot;&quot;; [$Result.A368])">
            <text:p/>
          </table:table-cell>
          <table:table-cell table:style-name="ce34" table:formula="of:=IF(ISBLANK([$Result.B368]);&quot;&quot;; [$Result.B368])">
            <text:p/>
          </table:table-cell>
          <table:table-cell table:content-validation-name="val1"/>
          <table:table-cell/>
        </table:table-row>
        <table:table-row table:style-name="ro6">
          <table:table-cell table:style-name="ce33" table:formula="of:=IF(ISBLANK([$Result.A369]);&quot;&quot;; [$Result.A369])">
            <text:p/>
          </table:table-cell>
          <table:table-cell table:style-name="ce34" table:formula="of:=IF(ISBLANK([$Result.B369]);&quot;&quot;; [$Result.B369])">
            <text:p/>
          </table:table-cell>
          <table:table-cell table:content-validation-name="val1"/>
          <table:table-cell/>
        </table:table-row>
        <table:table-row table:style-name="ro6">
          <table:table-cell table:style-name="ce33" table:formula="of:=IF(ISBLANK([$Result.A370]);&quot;&quot;; [$Result.A370])">
            <text:p/>
          </table:table-cell>
          <table:table-cell table:style-name="ce34" table:formula="of:=IF(ISBLANK([$Result.B370]);&quot;&quot;; [$Result.B370])">
            <text:p/>
          </table:table-cell>
          <table:table-cell table:content-validation-name="val1"/>
          <table:table-cell/>
        </table:table-row>
        <table:table-row table:style-name="ro6">
          <table:table-cell table:style-name="ce33" table:formula="of:=IF(ISBLANK([$Result.A371]);&quot;&quot;; [$Result.A371])">
            <text:p/>
          </table:table-cell>
          <table:table-cell table:style-name="ce34" table:formula="of:=IF(ISBLANK([$Result.B371]);&quot;&quot;; [$Result.B371])">
            <text:p/>
          </table:table-cell>
          <table:table-cell table:content-validation-name="val1"/>
          <table:table-cell/>
        </table:table-row>
        <table:table-row table:style-name="ro6">
          <table:table-cell table:style-name="ce33" table:formula="of:=IF(ISBLANK([$Result.A372]);&quot;&quot;; [$Result.A372])">
            <text:p/>
          </table:table-cell>
          <table:table-cell table:style-name="ce34" table:formula="of:=IF(ISBLANK([$Result.B372]);&quot;&quot;; [$Result.B372])">
            <text:p/>
          </table:table-cell>
          <table:table-cell table:content-validation-name="val1"/>
          <table:table-cell/>
        </table:table-row>
        <table:table-row table:style-name="ro6">
          <table:table-cell table:style-name="ce33" table:formula="of:=IF(ISBLANK([$Result.A373]);&quot;&quot;; [$Result.A373])">
            <text:p/>
          </table:table-cell>
          <table:table-cell table:style-name="ce34" table:formula="of:=IF(ISBLANK([$Result.B373]);&quot;&quot;; [$Result.B373])">
            <text:p/>
          </table:table-cell>
          <table:table-cell table:content-validation-name="val1"/>
          <table:table-cell/>
        </table:table-row>
        <table:table-row table:style-name="ro6">
          <table:table-cell table:style-name="ce33" table:formula="of:=IF(ISBLANK([$Result.A374]);&quot;&quot;; [$Result.A374])">
            <text:p/>
          </table:table-cell>
          <table:table-cell table:style-name="ce34" table:formula="of:=IF(ISBLANK([$Result.B374]);&quot;&quot;; [$Result.B374])">
            <text:p/>
          </table:table-cell>
          <table:table-cell table:content-validation-name="val1"/>
          <table:table-cell/>
        </table:table-row>
        <table:table-row table:style-name="ro6">
          <table:table-cell table:style-name="ce33" table:formula="of:=IF(ISBLANK([$Result.A375]);&quot;&quot;; [$Result.A375])">
            <text:p/>
          </table:table-cell>
          <table:table-cell table:style-name="ce34" table:formula="of:=IF(ISBLANK([$Result.B375]);&quot;&quot;; [$Result.B375])">
            <text:p/>
          </table:table-cell>
          <table:table-cell table:content-validation-name="val1"/>
          <table:table-cell/>
        </table:table-row>
        <table:table-row table:style-name="ro6">
          <table:table-cell table:style-name="ce33" table:formula="of:=IF(ISBLANK([$Result.A376]);&quot;&quot;; [$Result.A376])">
            <text:p/>
          </table:table-cell>
          <table:table-cell table:style-name="ce34" table:formula="of:=IF(ISBLANK([$Result.B376]);&quot;&quot;; [$Result.B376])">
            <text:p/>
          </table:table-cell>
          <table:table-cell table:content-validation-name="val1"/>
          <table:table-cell/>
        </table:table-row>
        <table:table-row table:style-name="ro6">
          <table:table-cell table:style-name="ce33" table:formula="of:=IF(ISBLANK([$Result.A377]);&quot;&quot;; [$Result.A377])">
            <text:p/>
          </table:table-cell>
          <table:table-cell table:style-name="ce34" table:formula="of:=IF(ISBLANK([$Result.B377]);&quot;&quot;; [$Result.B377])">
            <text:p/>
          </table:table-cell>
          <table:table-cell table:content-validation-name="val1"/>
          <table:table-cell/>
        </table:table-row>
        <table:table-row table:style-name="ro6">
          <table:table-cell table:style-name="ce33" table:formula="of:=IF(ISBLANK([$Result.A378]);&quot;&quot;; [$Result.A378])">
            <text:p/>
          </table:table-cell>
          <table:table-cell table:style-name="ce34" table:formula="of:=IF(ISBLANK([$Result.B378]);&quot;&quot;; [$Result.B378])">
            <text:p/>
          </table:table-cell>
          <table:table-cell table:content-validation-name="val1"/>
          <table:table-cell/>
        </table:table-row>
        <table:table-row table:style-name="ro6">
          <table:table-cell table:style-name="ce33" table:formula="of:=IF(ISBLANK([$Result.A379]);&quot;&quot;; [$Result.A379])">
            <text:p/>
          </table:table-cell>
          <table:table-cell table:style-name="ce34" table:formula="of:=IF(ISBLANK([$Result.B379]);&quot;&quot;; [$Result.B379])">
            <text:p/>
          </table:table-cell>
          <table:table-cell table:content-validation-name="val1"/>
          <table:table-cell/>
        </table:table-row>
        <table:table-row table:style-name="ro6">
          <table:table-cell table:style-name="ce33" table:formula="of:=IF(ISBLANK([$Result.A380]);&quot;&quot;; [$Result.A380])">
            <text:p/>
          </table:table-cell>
          <table:table-cell table:style-name="ce34" table:formula="of:=IF(ISBLANK([$Result.B380]);&quot;&quot;; [$Result.B380])">
            <text:p/>
          </table:table-cell>
          <table:table-cell table:content-validation-name="val1"/>
          <table:table-cell/>
        </table:table-row>
        <table:table-row table:style-name="ro6">
          <table:table-cell table:style-name="ce33" table:formula="of:=IF(ISBLANK([$Result.A381]);&quot;&quot;; [$Result.A381])">
            <text:p/>
          </table:table-cell>
          <table:table-cell table:style-name="ce34" table:formula="of:=IF(ISBLANK([$Result.B381]);&quot;&quot;; [$Result.B381])">
            <text:p/>
          </table:table-cell>
          <table:table-cell table:content-validation-name="val1"/>
          <table:table-cell/>
        </table:table-row>
        <table:table-row table:style-name="ro6">
          <table:table-cell table:style-name="ce33" table:formula="of:=IF(ISBLANK([$Result.A382]);&quot;&quot;; [$Result.A382])">
            <text:p/>
          </table:table-cell>
          <table:table-cell table:style-name="ce34" table:formula="of:=IF(ISBLANK([$Result.B382]);&quot;&quot;; [$Result.B382])">
            <text:p/>
          </table:table-cell>
          <table:table-cell table:content-validation-name="val1"/>
          <table:table-cell/>
        </table:table-row>
        <table:table-row table:style-name="ro6">
          <table:table-cell table:style-name="ce33" table:formula="of:=IF(ISBLANK([$Result.A383]);&quot;&quot;; [$Result.A383])">
            <text:p/>
          </table:table-cell>
          <table:table-cell table:style-name="ce34" table:formula="of:=IF(ISBLANK([$Result.B383]);&quot;&quot;; [$Result.B383])">
            <text:p/>
          </table:table-cell>
          <table:table-cell table:content-validation-name="val1"/>
          <table:table-cell/>
        </table:table-row>
        <table:table-row table:style-name="ro6">
          <table:table-cell table:style-name="ce33" table:formula="of:=IF(ISBLANK([$Result.A384]);&quot;&quot;; [$Result.A384])">
            <text:p/>
          </table:table-cell>
          <table:table-cell table:style-name="ce34" table:formula="of:=IF(ISBLANK([$Result.B384]);&quot;&quot;; [$Result.B384])">
            <text:p/>
          </table:table-cell>
          <table:table-cell table:content-validation-name="val1"/>
          <table:table-cell/>
        </table:table-row>
        <table:table-row table:style-name="ro6">
          <table:table-cell table:style-name="ce33" table:formula="of:=IF(ISBLANK([$Result.A385]);&quot;&quot;; [$Result.A385])">
            <text:p/>
          </table:table-cell>
          <table:table-cell table:style-name="ce34" table:formula="of:=IF(ISBLANK([$Result.B385]);&quot;&quot;; [$Result.B385])">
            <text:p/>
          </table:table-cell>
          <table:table-cell table:content-validation-name="val1"/>
          <table:table-cell/>
        </table:table-row>
        <table:table-row table:style-name="ro6">
          <table:table-cell table:style-name="ce33" table:formula="of:=IF(ISBLANK([$Result.A386]);&quot;&quot;; [$Result.A386])">
            <text:p/>
          </table:table-cell>
          <table:table-cell table:style-name="ce34" table:formula="of:=IF(ISBLANK([$Result.B386]);&quot;&quot;; [$Result.B386])">
            <text:p/>
          </table:table-cell>
          <table:table-cell table:content-validation-name="val1"/>
          <table:table-cell/>
        </table:table-row>
        <table:table-row table:style-name="ro6">
          <table:table-cell table:style-name="ce33" table:formula="of:=IF(ISBLANK([$Result.A387]);&quot;&quot;; [$Result.A387])">
            <text:p/>
          </table:table-cell>
          <table:table-cell table:style-name="ce34" table:formula="of:=IF(ISBLANK([$Result.B387]);&quot;&quot;; [$Result.B387])">
            <text:p/>
          </table:table-cell>
          <table:table-cell table:content-validation-name="val1"/>
          <table:table-cell/>
        </table:table-row>
        <table:table-row table:style-name="ro6">
          <table:table-cell table:style-name="ce33" table:formula="of:=IF(ISBLANK([$Result.A388]);&quot;&quot;; [$Result.A388])">
            <text:p/>
          </table:table-cell>
          <table:table-cell table:style-name="ce34" table:formula="of:=IF(ISBLANK([$Result.B388]);&quot;&quot;; [$Result.B388])">
            <text:p/>
          </table:table-cell>
          <table:table-cell table:content-validation-name="val1"/>
          <table:table-cell/>
        </table:table-row>
        <table:table-row table:style-name="ro6">
          <table:table-cell table:style-name="ce33" table:formula="of:=IF(ISBLANK([$Result.A389]);&quot;&quot;; [$Result.A389])">
            <text:p/>
          </table:table-cell>
          <table:table-cell table:style-name="ce34" table:formula="of:=IF(ISBLANK([$Result.B389]);&quot;&quot;; [$Result.B389])">
            <text:p/>
          </table:table-cell>
          <table:table-cell table:content-validation-name="val1"/>
          <table:table-cell/>
        </table:table-row>
        <table:table-row table:style-name="ro6">
          <table:table-cell table:style-name="ce33" table:formula="of:=IF(ISBLANK([$Result.A390]);&quot;&quot;; [$Result.A390])">
            <text:p/>
          </table:table-cell>
          <table:table-cell table:style-name="ce34" table:formula="of:=IF(ISBLANK([$Result.B390]);&quot;&quot;; [$Result.B390])">
            <text:p/>
          </table:table-cell>
          <table:table-cell table:content-validation-name="val1"/>
          <table:table-cell/>
        </table:table-row>
        <table:table-row table:style-name="ro6">
          <table:table-cell table:style-name="ce33" table:formula="of:=IF(ISBLANK([$Result.A391]);&quot;&quot;; [$Result.A391])">
            <text:p/>
          </table:table-cell>
          <table:table-cell table:style-name="ce34" table:formula="of:=IF(ISBLANK([$Result.B391]);&quot;&quot;; [$Result.B391])">
            <text:p/>
          </table:table-cell>
          <table:table-cell table:content-validation-name="val1"/>
          <table:table-cell/>
        </table:table-row>
        <table:table-row table:style-name="ro6">
          <table:table-cell table:style-name="ce33" table:formula="of:=IF(ISBLANK([$Result.A392]);&quot;&quot;; [$Result.A392])">
            <text:p/>
          </table:table-cell>
          <table:table-cell table:style-name="ce34" table:formula="of:=IF(ISBLANK([$Result.B392]);&quot;&quot;; [$Result.B392])">
            <text:p/>
          </table:table-cell>
          <table:table-cell table:content-validation-name="val1"/>
          <table:table-cell/>
        </table:table-row>
        <table:table-row table:style-name="ro6">
          <table:table-cell table:style-name="ce33" table:formula="of:=IF(ISBLANK([$Result.A393]);&quot;&quot;; [$Result.A393])">
            <text:p/>
          </table:table-cell>
          <table:table-cell table:style-name="ce34" table:formula="of:=IF(ISBLANK([$Result.B393]);&quot;&quot;; [$Result.B393])">
            <text:p/>
          </table:table-cell>
          <table:table-cell table:content-validation-name="val1"/>
          <table:table-cell/>
        </table:table-row>
        <table:table-row table:style-name="ro6">
          <table:table-cell table:style-name="ce33" table:formula="of:=IF(ISBLANK([$Result.A394]);&quot;&quot;; [$Result.A394])">
            <text:p/>
          </table:table-cell>
          <table:table-cell table:style-name="ce34" table:formula="of:=IF(ISBLANK([$Result.B394]);&quot;&quot;; [$Result.B394])">
            <text:p/>
          </table:table-cell>
          <table:table-cell table:content-validation-name="val1"/>
          <table:table-cell/>
        </table:table-row>
        <table:table-row table:style-name="ro6">
          <table:table-cell table:style-name="ce33" table:formula="of:=IF(ISBLANK([$Result.A395]);&quot;&quot;; [$Result.A395])">
            <text:p/>
          </table:table-cell>
          <table:table-cell table:style-name="ce34" table:formula="of:=IF(ISBLANK([$Result.B395]);&quot;&quot;; [$Result.B395])">
            <text:p/>
          </table:table-cell>
          <table:table-cell table:content-validation-name="val1"/>
          <table:table-cell/>
        </table:table-row>
        <table:table-row table:style-name="ro6">
          <table:table-cell table:style-name="ce33" table:formula="of:=IF(ISBLANK([$Result.A396]);&quot;&quot;; [$Result.A396])">
            <text:p/>
          </table:table-cell>
          <table:table-cell table:style-name="ce34" table:formula="of:=IF(ISBLANK([$Result.B396]);&quot;&quot;; [$Result.B396])">
            <text:p/>
          </table:table-cell>
          <table:table-cell table:content-validation-name="val1"/>
          <table:table-cell/>
        </table:table-row>
        <table:table-row table:style-name="ro6">
          <table:table-cell table:style-name="ce33" table:formula="of:=IF(ISBLANK([$Result.A397]);&quot;&quot;; [$Result.A397])">
            <text:p/>
          </table:table-cell>
          <table:table-cell table:style-name="ce34" table:formula="of:=IF(ISBLANK([$Result.B397]);&quot;&quot;; [$Result.B397])">
            <text:p/>
          </table:table-cell>
          <table:table-cell table:content-validation-name="val1"/>
          <table:table-cell/>
        </table:table-row>
        <table:table-row table:style-name="ro6">
          <table:table-cell table:style-name="ce33" table:formula="of:=IF(ISBLANK([$Result.A398]);&quot;&quot;; [$Result.A398])">
            <text:p/>
          </table:table-cell>
          <table:table-cell table:style-name="ce34" table:formula="of:=IF(ISBLANK([$Result.B398]);&quot;&quot;; [$Result.B398])">
            <text:p/>
          </table:table-cell>
          <table:table-cell table:content-validation-name="val1"/>
          <table:table-cell/>
        </table:table-row>
        <table:table-row table:style-name="ro6">
          <table:table-cell table:style-name="ce33" table:formula="of:=IF(ISBLANK([$Result.A399]);&quot;&quot;; [$Result.A399])">
            <text:p/>
          </table:table-cell>
          <table:table-cell table:style-name="ce34" table:formula="of:=IF(ISBLANK([$Result.B399]);&quot;&quot;; [$Result.B399])">
            <text:p/>
          </table:table-cell>
          <table:table-cell table:content-validation-name="val1"/>
          <table:table-cell/>
        </table:table-row>
        <table:table-row table:style-name="ro6">
          <table:table-cell table:style-name="ce33" table:formula="of:=IF(ISBLANK([$Result.A400]);&quot;&quot;; [$Result.A400])">
            <text:p/>
          </table:table-cell>
          <table:table-cell table:style-name="ce34" table:formula="of:=IF(ISBLANK([$Result.B400]);&quot;&quot;; [$Result.B400])">
            <text:p/>
          </table:table-cell>
          <table:table-cell table:content-validation-name="val1"/>
          <table:table-cell/>
        </table:table-row>
        <table:table-row table:style-name="ro6">
          <table:table-cell table:style-name="ce33" table:formula="of:=IF(ISBLANK([$Result.A401]);&quot;&quot;; [$Result.A401])">
            <text:p/>
          </table:table-cell>
          <table:table-cell table:style-name="ce34" table:formula="of:=IF(ISBLANK([$Result.B401]);&quot;&quot;; [$Result.B401])">
            <text:p/>
          </table:table-cell>
          <table:table-cell table:content-validation-name="val1"/>
          <table:table-cell/>
        </table:table-row>
        <table:table-row table:style-name="ro6">
          <table:table-cell table:style-name="ce33" table:formula="of:=IF(ISBLANK([$Result.A402]);&quot;&quot;; [$Result.A402])">
            <text:p/>
          </table:table-cell>
          <table:table-cell table:style-name="ce34" table:formula="of:=IF(ISBLANK([$Result.B402]);&quot;&quot;; [$Result.B402])">
            <text:p/>
          </table:table-cell>
          <table:table-cell table:content-validation-name="val1"/>
          <table:table-cell/>
        </table:table-row>
        <table:table-row table:style-name="ro6">
          <table:table-cell table:style-name="ce33" table:formula="of:=IF(ISBLANK([$Result.A403]);&quot;&quot;; [$Result.A403])">
            <text:p/>
          </table:table-cell>
          <table:table-cell table:style-name="ce34" table:formula="of:=IF(ISBLANK([$Result.B403]);&quot;&quot;; [$Result.B403])">
            <text:p/>
          </table:table-cell>
          <table:table-cell table:content-validation-name="val1"/>
          <table:table-cell/>
        </table:table-row>
        <table:table-row table:style-name="ro6">
          <table:table-cell table:style-name="ce33" table:formula="of:=IF(ISBLANK([$Result.A404]);&quot;&quot;; [$Result.A404])">
            <text:p/>
          </table:table-cell>
          <table:table-cell table:style-name="ce34" table:formula="of:=IF(ISBLANK([$Result.B404]);&quot;&quot;; [$Result.B404])">
            <text:p/>
          </table:table-cell>
          <table:table-cell table:content-validation-name="val1"/>
          <table:table-cell/>
        </table:table-row>
        <table:table-row table:style-name="ro6">
          <table:table-cell table:style-name="ce33" table:formula="of:=IF(ISBLANK([$Result.A405]);&quot;&quot;; [$Result.A405])">
            <text:p/>
          </table:table-cell>
          <table:table-cell table:style-name="ce34" table:formula="of:=IF(ISBLANK([$Result.B405]);&quot;&quot;; [$Result.B405])">
            <text:p/>
          </table:table-cell>
          <table:table-cell table:content-validation-name="val1"/>
          <table:table-cell/>
        </table:table-row>
        <table:table-row table:style-name="ro6">
          <table:table-cell table:style-name="ce33" table:formula="of:=IF(ISBLANK([$Result.A406]);&quot;&quot;; [$Result.A406])">
            <text:p/>
          </table:table-cell>
          <table:table-cell table:style-name="ce34" table:formula="of:=IF(ISBLANK([$Result.B406]);&quot;&quot;; [$Result.B406])">
            <text:p/>
          </table:table-cell>
          <table:table-cell table:content-validation-name="val1"/>
          <table:table-cell/>
        </table:table-row>
        <table:table-row table:style-name="ro6">
          <table:table-cell table:style-name="ce33" table:formula="of:=IF(ISBLANK([$Result.A407]);&quot;&quot;; [$Result.A407])">
            <text:p/>
          </table:table-cell>
          <table:table-cell table:style-name="ce34" table:formula="of:=IF(ISBLANK([$Result.B407]);&quot;&quot;; [$Result.B407])">
            <text:p/>
          </table:table-cell>
          <table:table-cell table:content-validation-name="val1"/>
          <table:table-cell/>
        </table:table-row>
        <table:table-row table:style-name="ro6">
          <table:table-cell table:style-name="ce33" table:formula="of:=IF(ISBLANK([$Result.A408]);&quot;&quot;; [$Result.A408])">
            <text:p/>
          </table:table-cell>
          <table:table-cell table:style-name="ce34" table:formula="of:=IF(ISBLANK([$Result.B408]);&quot;&quot;; [$Result.B408])">
            <text:p/>
          </table:table-cell>
          <table:table-cell table:content-validation-name="val1"/>
          <table:table-cell/>
        </table:table-row>
        <table:table-row table:style-name="ro6">
          <table:table-cell table:style-name="ce33" table:formula="of:=IF(ISBLANK([$Result.A409]);&quot;&quot;; [$Result.A409])">
            <text:p/>
          </table:table-cell>
          <table:table-cell table:style-name="ce34" table:formula="of:=IF(ISBLANK([$Result.B409]);&quot;&quot;; [$Result.B409])">
            <text:p/>
          </table:table-cell>
          <table:table-cell table:content-validation-name="val1"/>
          <table:table-cell/>
        </table:table-row>
        <table:table-row table:style-name="ro6">
          <table:table-cell table:style-name="ce33" table:formula="of:=IF(ISBLANK([$Result.A410]);&quot;&quot;; [$Result.A410])">
            <text:p/>
          </table:table-cell>
          <table:table-cell table:style-name="ce34" table:formula="of:=IF(ISBLANK([$Result.B410]);&quot;&quot;; [$Result.B410])">
            <text:p/>
          </table:table-cell>
          <table:table-cell table:content-validation-name="val1"/>
          <table:table-cell/>
        </table:table-row>
        <table:table-row table:style-name="ro6">
          <table:table-cell table:style-name="ce33" table:formula="of:=IF(ISBLANK([$Result.A411]);&quot;&quot;; [$Result.A411])">
            <text:p/>
          </table:table-cell>
          <table:table-cell table:style-name="ce34" table:formula="of:=IF(ISBLANK([$Result.B411]);&quot;&quot;; [$Result.B411])">
            <text:p/>
          </table:table-cell>
          <table:table-cell table:content-validation-name="val1"/>
          <table:table-cell/>
        </table:table-row>
        <table:table-row table:style-name="ro6">
          <table:table-cell table:style-name="ce33" table:formula="of:=IF(ISBLANK([$Result.A412]);&quot;&quot;; [$Result.A412])">
            <text:p/>
          </table:table-cell>
          <table:table-cell table:style-name="ce34" table:formula="of:=IF(ISBLANK([$Result.B412]);&quot;&quot;; [$Result.B412])">
            <text:p/>
          </table:table-cell>
          <table:table-cell table:content-validation-name="val1"/>
          <table:table-cell/>
        </table:table-row>
        <table:table-row table:style-name="ro6">
          <table:table-cell table:style-name="ce33" table:formula="of:=IF(ISBLANK([$Result.A413]);&quot;&quot;; [$Result.A413])">
            <text:p/>
          </table:table-cell>
          <table:table-cell table:style-name="ce34" table:formula="of:=IF(ISBLANK([$Result.B413]);&quot;&quot;; [$Result.B413])">
            <text:p/>
          </table:table-cell>
          <table:table-cell table:content-validation-name="val1"/>
          <table:table-cell/>
        </table:table-row>
        <table:table-row table:style-name="ro6">
          <table:table-cell table:style-name="ce33" table:formula="of:=IF(ISBLANK([$Result.A414]);&quot;&quot;; [$Result.A414])">
            <text:p/>
          </table:table-cell>
          <table:table-cell table:style-name="ce34" table:formula="of:=IF(ISBLANK([$Result.B414]);&quot;&quot;; [$Result.B414])">
            <text:p/>
          </table:table-cell>
          <table:table-cell table:content-validation-name="val1"/>
          <table:table-cell/>
        </table:table-row>
        <table:table-row table:style-name="ro6">
          <table:table-cell table:style-name="ce33" table:formula="of:=IF(ISBLANK([$Result.A415]);&quot;&quot;; [$Result.A415])">
            <text:p/>
          </table:table-cell>
          <table:table-cell table:style-name="ce34" table:formula="of:=IF(ISBLANK([$Result.B415]);&quot;&quot;; [$Result.B415])">
            <text:p/>
          </table:table-cell>
          <table:table-cell table:content-validation-name="val1"/>
          <table:table-cell/>
        </table:table-row>
        <table:table-row table:style-name="ro6">
          <table:table-cell table:style-name="ce33" table:formula="of:=IF(ISBLANK([$Result.A416]);&quot;&quot;; [$Result.A416])">
            <text:p/>
          </table:table-cell>
          <table:table-cell table:style-name="ce34" table:formula="of:=IF(ISBLANK([$Result.B416]);&quot;&quot;; [$Result.B416])">
            <text:p/>
          </table:table-cell>
          <table:table-cell table:content-validation-name="val1"/>
          <table:table-cell/>
        </table:table-row>
        <table:table-row table:style-name="ro6">
          <table:table-cell table:style-name="ce33" table:formula="of:=IF(ISBLANK([$Result.A417]);&quot;&quot;; [$Result.A417])">
            <text:p/>
          </table:table-cell>
          <table:table-cell table:style-name="ce34" table:formula="of:=IF(ISBLANK([$Result.B417]);&quot;&quot;; [$Result.B417])">
            <text:p/>
          </table:table-cell>
          <table:table-cell table:content-validation-name="val1"/>
          <table:table-cell/>
        </table:table-row>
        <table:table-row table:style-name="ro6">
          <table:table-cell table:style-name="ce33" table:formula="of:=IF(ISBLANK([$Result.A418]);&quot;&quot;; [$Result.A418])">
            <text:p/>
          </table:table-cell>
          <table:table-cell table:style-name="ce34" table:formula="of:=IF(ISBLANK([$Result.B418]);&quot;&quot;; [$Result.B418])">
            <text:p/>
          </table:table-cell>
          <table:table-cell table:content-validation-name="val1"/>
          <table:table-cell/>
        </table:table-row>
        <table:table-row table:style-name="ro6">
          <table:table-cell table:style-name="ce33" table:formula="of:=IF(ISBLANK([$Result.A419]);&quot;&quot;; [$Result.A419])">
            <text:p/>
          </table:table-cell>
          <table:table-cell table:style-name="ce34" table:formula="of:=IF(ISBLANK([$Result.B419]);&quot;&quot;; [$Result.B419])">
            <text:p/>
          </table:table-cell>
          <table:table-cell table:content-validation-name="val1"/>
          <table:table-cell/>
        </table:table-row>
        <table:table-row table:style-name="ro6">
          <table:table-cell table:style-name="ce33" table:formula="of:=IF(ISBLANK([$Result.A420]);&quot;&quot;; [$Result.A420])">
            <text:p/>
          </table:table-cell>
          <table:table-cell table:style-name="ce34" table:formula="of:=IF(ISBLANK([$Result.B420]);&quot;&quot;; [$Result.B420])">
            <text:p/>
          </table:table-cell>
          <table:table-cell table:content-validation-name="val1"/>
          <table:table-cell/>
        </table:table-row>
        <table:table-row table:style-name="ro6">
          <table:table-cell table:style-name="ce33" table:formula="of:=IF(ISBLANK([$Result.A421]);&quot;&quot;; [$Result.A421])">
            <text:p/>
          </table:table-cell>
          <table:table-cell table:style-name="ce34" table:formula="of:=IF(ISBLANK([$Result.B421]);&quot;&quot;; [$Result.B421])">
            <text:p/>
          </table:table-cell>
          <table:table-cell table:content-validation-name="val1"/>
          <table:table-cell/>
        </table:table-row>
        <table:table-row table:style-name="ro6">
          <table:table-cell table:style-name="ce33" table:formula="of:=IF(ISBLANK([$Result.A422]);&quot;&quot;; [$Result.A422])">
            <text:p/>
          </table:table-cell>
          <table:table-cell table:style-name="ce34" table:formula="of:=IF(ISBLANK([$Result.B422]);&quot;&quot;; [$Result.B422])">
            <text:p/>
          </table:table-cell>
          <table:table-cell table:content-validation-name="val1"/>
          <table:table-cell/>
        </table:table-row>
        <table:table-row table:style-name="ro6">
          <table:table-cell table:style-name="ce33" table:formula="of:=IF(ISBLANK([$Result.A423]);&quot;&quot;; [$Result.A423])">
            <text:p/>
          </table:table-cell>
          <table:table-cell table:style-name="ce34" table:formula="of:=IF(ISBLANK([$Result.B423]);&quot;&quot;; [$Result.B423])">
            <text:p/>
          </table:table-cell>
          <table:table-cell table:content-validation-name="val1"/>
          <table:table-cell/>
        </table:table-row>
        <table:table-row table:style-name="ro6">
          <table:table-cell table:style-name="ce33" table:formula="of:=IF(ISBLANK([$Result.A424]);&quot;&quot;; [$Result.A424])">
            <text:p/>
          </table:table-cell>
          <table:table-cell table:style-name="ce34" table:formula="of:=IF(ISBLANK([$Result.B424]);&quot;&quot;; [$Result.B424])">
            <text:p/>
          </table:table-cell>
          <table:table-cell table:content-validation-name="val1"/>
          <table:table-cell/>
        </table:table-row>
        <table:table-row table:style-name="ro6">
          <table:table-cell table:style-name="ce33" table:formula="of:=IF(ISBLANK([$Result.A425]);&quot;&quot;; [$Result.A425])">
            <text:p/>
          </table:table-cell>
          <table:table-cell table:style-name="ce34" table:formula="of:=IF(ISBLANK([$Result.B425]);&quot;&quot;; [$Result.B425])">
            <text:p/>
          </table:table-cell>
          <table:table-cell table:content-validation-name="val1"/>
          <table:table-cell/>
        </table:table-row>
        <table:table-row table:style-name="ro6">
          <table:table-cell table:style-name="ce33" table:formula="of:=IF(ISBLANK([$Result.A426]);&quot;&quot;; [$Result.A426])">
            <text:p/>
          </table:table-cell>
          <table:table-cell table:style-name="ce34" table:formula="of:=IF(ISBLANK([$Result.B426]);&quot;&quot;; [$Result.B426])">
            <text:p/>
          </table:table-cell>
          <table:table-cell table:content-validation-name="val1"/>
          <table:table-cell/>
        </table:table-row>
        <table:table-row table:style-name="ro6">
          <table:table-cell table:style-name="ce33" table:formula="of:=IF(ISBLANK([$Result.A427]);&quot;&quot;; [$Result.A427])">
            <text:p/>
          </table:table-cell>
          <table:table-cell table:style-name="ce34" table:formula="of:=IF(ISBLANK([$Result.B427]);&quot;&quot;; [$Result.B427])">
            <text:p/>
          </table:table-cell>
          <table:table-cell table:content-validation-name="val1"/>
          <table:table-cell/>
        </table:table-row>
        <table:table-row table:style-name="ro6">
          <table:table-cell table:style-name="ce33" table:formula="of:=IF(ISBLANK([$Result.A428]);&quot;&quot;; [$Result.A428])">
            <text:p/>
          </table:table-cell>
          <table:table-cell table:style-name="ce34" table:formula="of:=IF(ISBLANK([$Result.B428]);&quot;&quot;; [$Result.B428])">
            <text:p/>
          </table:table-cell>
          <table:table-cell table:content-validation-name="val1"/>
          <table:table-cell/>
        </table:table-row>
        <table:table-row table:style-name="ro6">
          <table:table-cell table:style-name="ce33" table:formula="of:=IF(ISBLANK([$Result.A429]);&quot;&quot;; [$Result.A429])">
            <text:p/>
          </table:table-cell>
          <table:table-cell table:style-name="ce34" table:formula="of:=IF(ISBLANK([$Result.B429]);&quot;&quot;; [$Result.B429])">
            <text:p/>
          </table:table-cell>
          <table:table-cell table:content-validation-name="val1"/>
          <table:table-cell/>
        </table:table-row>
        <table:table-row table:style-name="ro6">
          <table:table-cell table:style-name="ce33" table:formula="of:=IF(ISBLANK([$Result.A430]);&quot;&quot;; [$Result.A430])">
            <text:p/>
          </table:table-cell>
          <table:table-cell table:style-name="ce34" table:formula="of:=IF(ISBLANK([$Result.B430]);&quot;&quot;; [$Result.B430])">
            <text:p/>
          </table:table-cell>
          <table:table-cell table:content-validation-name="val1"/>
          <table:table-cell/>
        </table:table-row>
        <table:table-row table:style-name="ro6">
          <table:table-cell table:style-name="ce33" table:formula="of:=IF(ISBLANK([$Result.A431]);&quot;&quot;; [$Result.A431])">
            <text:p/>
          </table:table-cell>
          <table:table-cell table:style-name="ce34" table:formula="of:=IF(ISBLANK([$Result.B431]);&quot;&quot;; [$Result.B431])">
            <text:p/>
          </table:table-cell>
          <table:table-cell table:content-validation-name="val1"/>
          <table:table-cell/>
        </table:table-row>
        <table:table-row table:style-name="ro6">
          <table:table-cell table:style-name="ce33" table:formula="of:=IF(ISBLANK([$Result.A432]);&quot;&quot;; [$Result.A432])">
            <text:p/>
          </table:table-cell>
          <table:table-cell table:style-name="ce34" table:formula="of:=IF(ISBLANK([$Result.B432]);&quot;&quot;; [$Result.B432])">
            <text:p/>
          </table:table-cell>
          <table:table-cell table:content-validation-name="val1"/>
          <table:table-cell/>
        </table:table-row>
        <table:table-row table:style-name="ro6">
          <table:table-cell table:style-name="ce33" table:formula="of:=IF(ISBLANK([$Result.A433]);&quot;&quot;; [$Result.A433])">
            <text:p/>
          </table:table-cell>
          <table:table-cell table:style-name="ce34" table:formula="of:=IF(ISBLANK([$Result.B433]);&quot;&quot;; [$Result.B433])">
            <text:p/>
          </table:table-cell>
          <table:table-cell table:content-validation-name="val1"/>
          <table:table-cell/>
        </table:table-row>
        <table:table-row table:style-name="ro6">
          <table:table-cell table:style-name="ce33" table:formula="of:=IF(ISBLANK([$Result.A434]);&quot;&quot;; [$Result.A434])">
            <text:p/>
          </table:table-cell>
          <table:table-cell table:style-name="ce34" table:formula="of:=IF(ISBLANK([$Result.B434]);&quot;&quot;; [$Result.B434])">
            <text:p/>
          </table:table-cell>
          <table:table-cell table:content-validation-name="val1"/>
          <table:table-cell/>
        </table:table-row>
        <table:table-row table:style-name="ro6">
          <table:table-cell table:style-name="ce33" table:formula="of:=IF(ISBLANK([$Result.A435]);&quot;&quot;; [$Result.A435])">
            <text:p/>
          </table:table-cell>
          <table:table-cell table:style-name="ce34" table:formula="of:=IF(ISBLANK([$Result.B435]);&quot;&quot;; [$Result.B435])">
            <text:p/>
          </table:table-cell>
          <table:table-cell table:content-validation-name="val1"/>
          <table:table-cell/>
        </table:table-row>
        <table:table-row table:style-name="ro6">
          <table:table-cell table:style-name="ce33" table:formula="of:=IF(ISBLANK([$Result.A436]);&quot;&quot;; [$Result.A436])">
            <text:p/>
          </table:table-cell>
          <table:table-cell table:style-name="ce34" table:formula="of:=IF(ISBLANK([$Result.B436]);&quot;&quot;; [$Result.B436])">
            <text:p/>
          </table:table-cell>
          <table:table-cell table:content-validation-name="val1"/>
          <table:table-cell/>
        </table:table-row>
        <table:table-row table:style-name="ro6">
          <table:table-cell table:style-name="ce33" table:formula="of:=IF(ISBLANK([$Result.A437]);&quot;&quot;; [$Result.A437])">
            <text:p/>
          </table:table-cell>
          <table:table-cell table:style-name="ce34" table:formula="of:=IF(ISBLANK([$Result.B437]);&quot;&quot;; [$Result.B437])">
            <text:p/>
          </table:table-cell>
          <table:table-cell table:content-validation-name="val1"/>
          <table:table-cell/>
        </table:table-row>
        <table:table-row table:style-name="ro6">
          <table:table-cell table:style-name="ce33" table:formula="of:=IF(ISBLANK([$Result.A438]);&quot;&quot;; [$Result.A438])">
            <text:p/>
          </table:table-cell>
          <table:table-cell table:style-name="ce34" table:formula="of:=IF(ISBLANK([$Result.B438]);&quot;&quot;; [$Result.B438])">
            <text:p/>
          </table:table-cell>
          <table:table-cell table:content-validation-name="val1"/>
          <table:table-cell/>
        </table:table-row>
        <table:table-row table:style-name="ro6">
          <table:table-cell table:style-name="ce33" table:formula="of:=IF(ISBLANK([$Result.A439]);&quot;&quot;; [$Result.A439])">
            <text:p/>
          </table:table-cell>
          <table:table-cell table:style-name="ce34" table:formula="of:=IF(ISBLANK([$Result.B439]);&quot;&quot;; [$Result.B439])">
            <text:p/>
          </table:table-cell>
          <table:table-cell table:content-validation-name="val1"/>
          <table:table-cell/>
        </table:table-row>
        <table:table-row table:style-name="ro6">
          <table:table-cell table:style-name="ce33" table:formula="of:=IF(ISBLANK([$Result.A440]);&quot;&quot;; [$Result.A440])">
            <text:p/>
          </table:table-cell>
          <table:table-cell table:style-name="ce34" table:formula="of:=IF(ISBLANK([$Result.B440]);&quot;&quot;; [$Result.B440])">
            <text:p/>
          </table:table-cell>
          <table:table-cell table:content-validation-name="val1"/>
          <table:table-cell/>
        </table:table-row>
        <table:table-row table:style-name="ro6">
          <table:table-cell table:style-name="ce33" table:formula="of:=IF(ISBLANK([$Result.A441]);&quot;&quot;; [$Result.A441])">
            <text:p/>
          </table:table-cell>
          <table:table-cell table:style-name="ce34" table:formula="of:=IF(ISBLANK([$Result.B441]);&quot;&quot;; [$Result.B441])">
            <text:p/>
          </table:table-cell>
          <table:table-cell table:content-validation-name="val1"/>
          <table:table-cell/>
        </table:table-row>
        <table:table-row table:style-name="ro6">
          <table:table-cell table:style-name="ce33" table:formula="of:=IF(ISBLANK([$Result.A442]);&quot;&quot;; [$Result.A442])">
            <text:p/>
          </table:table-cell>
          <table:table-cell table:style-name="ce34" table:formula="of:=IF(ISBLANK([$Result.B442]);&quot;&quot;; [$Result.B442])">
            <text:p/>
          </table:table-cell>
          <table:table-cell table:content-validation-name="val1"/>
          <table:table-cell/>
        </table:table-row>
        <table:table-row table:style-name="ro6">
          <table:table-cell table:style-name="ce33" table:formula="of:=IF(ISBLANK([$Result.A443]);&quot;&quot;; [$Result.A443])">
            <text:p/>
          </table:table-cell>
          <table:table-cell table:style-name="ce34" table:formula="of:=IF(ISBLANK([$Result.B443]);&quot;&quot;; [$Result.B443])">
            <text:p/>
          </table:table-cell>
          <table:table-cell table:content-validation-name="val1"/>
          <table:table-cell/>
        </table:table-row>
        <table:table-row table:style-name="ro6">
          <table:table-cell table:style-name="ce33" table:formula="of:=IF(ISBLANK([$Result.A444]);&quot;&quot;; [$Result.A444])">
            <text:p/>
          </table:table-cell>
          <table:table-cell table:style-name="ce34" table:formula="of:=IF(ISBLANK([$Result.B444]);&quot;&quot;; [$Result.B444])">
            <text:p/>
          </table:table-cell>
          <table:table-cell table:content-validation-name="val1"/>
          <table:table-cell/>
        </table:table-row>
        <table:table-row table:style-name="ro6">
          <table:table-cell table:style-name="ce33" table:formula="of:=IF(ISBLANK([$Result.A445]);&quot;&quot;; [$Result.A445])">
            <text:p/>
          </table:table-cell>
          <table:table-cell table:style-name="ce34" table:formula="of:=IF(ISBLANK([$Result.B445]);&quot;&quot;; [$Result.B445])">
            <text:p/>
          </table:table-cell>
          <table:table-cell table:content-validation-name="val1"/>
          <table:table-cell/>
        </table:table-row>
        <table:table-row table:style-name="ro6">
          <table:table-cell table:style-name="ce33" table:formula="of:=IF(ISBLANK([$Result.A446]);&quot;&quot;; [$Result.A446])">
            <text:p/>
          </table:table-cell>
          <table:table-cell table:style-name="ce34" table:formula="of:=IF(ISBLANK([$Result.B446]);&quot;&quot;; [$Result.B446])">
            <text:p/>
          </table:table-cell>
          <table:table-cell table:content-validation-name="val1"/>
          <table:table-cell/>
        </table:table-row>
        <table:table-row table:style-name="ro6">
          <table:table-cell table:style-name="ce33" table:formula="of:=IF(ISBLANK([$Result.A447]);&quot;&quot;; [$Result.A447])">
            <text:p/>
          </table:table-cell>
          <table:table-cell table:style-name="ce34" table:formula="of:=IF(ISBLANK([$Result.B447]);&quot;&quot;; [$Result.B447])">
            <text:p/>
          </table:table-cell>
          <table:table-cell table:content-validation-name="val1"/>
          <table:table-cell/>
        </table:table-row>
        <table:table-row table:style-name="ro6">
          <table:table-cell table:style-name="ce33" table:formula="of:=IF(ISBLANK([$Result.A448]);&quot;&quot;; [$Result.A448])">
            <text:p/>
          </table:table-cell>
          <table:table-cell table:style-name="ce34" table:formula="of:=IF(ISBLANK([$Result.B448]);&quot;&quot;; [$Result.B448])">
            <text:p/>
          </table:table-cell>
          <table:table-cell table:content-validation-name="val1"/>
          <table:table-cell/>
        </table:table-row>
        <table:table-row table:style-name="ro6">
          <table:table-cell table:style-name="ce33" table:formula="of:=IF(ISBLANK([$Result.A449]);&quot;&quot;; [$Result.A449])">
            <text:p/>
          </table:table-cell>
          <table:table-cell table:style-name="ce34" table:formula="of:=IF(ISBLANK([$Result.B449]);&quot;&quot;; [$Result.B449])">
            <text:p/>
          </table:table-cell>
          <table:table-cell table:content-validation-name="val1"/>
          <table:table-cell/>
        </table:table-row>
        <table:table-row table:style-name="ro6">
          <table:table-cell table:style-name="ce33" table:formula="of:=IF(ISBLANK([$Result.A450]);&quot;&quot;; [$Result.A450])">
            <text:p/>
          </table:table-cell>
          <table:table-cell table:style-name="ce34" table:formula="of:=IF(ISBLANK([$Result.B450]);&quot;&quot;; [$Result.B450])">
            <text:p/>
          </table:table-cell>
          <table:table-cell table:content-validation-name="val1"/>
          <table:table-cell/>
        </table:table-row>
        <table:table-row table:style-name="ro6">
          <table:table-cell table:style-name="ce33" table:formula="of:=IF(ISBLANK([$Result.A451]);&quot;&quot;; [$Result.A451])">
            <text:p/>
          </table:table-cell>
          <table:table-cell table:style-name="ce34" table:formula="of:=IF(ISBLANK([$Result.B451]);&quot;&quot;; [$Result.B451])">
            <text:p/>
          </table:table-cell>
          <table:table-cell table:content-validation-name="val1"/>
          <table:table-cell/>
        </table:table-row>
        <table:table-row table:style-name="ro6">
          <table:table-cell table:style-name="ce33" table:formula="of:=IF(ISBLANK([$Result.A452]);&quot;&quot;; [$Result.A452])">
            <text:p/>
          </table:table-cell>
          <table:table-cell table:style-name="ce34" table:formula="of:=IF(ISBLANK([$Result.B452]);&quot;&quot;; [$Result.B452])">
            <text:p/>
          </table:table-cell>
          <table:table-cell table:content-validation-name="val1"/>
          <table:table-cell/>
        </table:table-row>
        <table:table-row table:style-name="ro6">
          <table:table-cell table:style-name="ce33" table:formula="of:=IF(ISBLANK([$Result.A453]);&quot;&quot;; [$Result.A453])">
            <text:p/>
          </table:table-cell>
          <table:table-cell table:style-name="ce34" table:formula="of:=IF(ISBLANK([$Result.B453]);&quot;&quot;; [$Result.B453])">
            <text:p/>
          </table:table-cell>
          <table:table-cell table:content-validation-name="val1"/>
          <table:table-cell/>
        </table:table-row>
        <table:table-row table:style-name="ro6">
          <table:table-cell table:style-name="ce33" table:formula="of:=IF(ISBLANK([$Result.A454]);&quot;&quot;; [$Result.A454])">
            <text:p/>
          </table:table-cell>
          <table:table-cell table:style-name="ce34" table:formula="of:=IF(ISBLANK([$Result.B454]);&quot;&quot;; [$Result.B454])">
            <text:p/>
          </table:table-cell>
          <table:table-cell table:content-validation-name="val1"/>
          <table:table-cell/>
        </table:table-row>
        <table:table-row table:style-name="ro6">
          <table:table-cell table:style-name="ce33" table:formula="of:=IF(ISBLANK([$Result.A455]);&quot;&quot;; [$Result.A455])">
            <text:p/>
          </table:table-cell>
          <table:table-cell table:style-name="ce34" table:formula="of:=IF(ISBLANK([$Result.B455]);&quot;&quot;; [$Result.B455])">
            <text:p/>
          </table:table-cell>
          <table:table-cell table:content-validation-name="val1"/>
          <table:table-cell/>
        </table:table-row>
        <table:table-row table:style-name="ro6">
          <table:table-cell table:style-name="ce33" table:formula="of:=IF(ISBLANK([$Result.A456]);&quot;&quot;; [$Result.A456])">
            <text:p/>
          </table:table-cell>
          <table:table-cell table:style-name="ce34" table:formula="of:=IF(ISBLANK([$Result.B456]);&quot;&quot;; [$Result.B456])">
            <text:p/>
          </table:table-cell>
          <table:table-cell table:content-validation-name="val1"/>
          <table:table-cell/>
        </table:table-row>
        <table:table-row table:style-name="ro6">
          <table:table-cell table:style-name="ce33" table:formula="of:=IF(ISBLANK([$Result.A457]);&quot;&quot;; [$Result.A457])">
            <text:p/>
          </table:table-cell>
          <table:table-cell table:style-name="ce34" table:formula="of:=IF(ISBLANK([$Result.B457]);&quot;&quot;; [$Result.B457])">
            <text:p/>
          </table:table-cell>
          <table:table-cell table:content-validation-name="val1"/>
          <table:table-cell/>
        </table:table-row>
        <table:table-row table:style-name="ro6">
          <table:table-cell table:style-name="ce33" table:formula="of:=IF(ISBLANK([$Result.A458]);&quot;&quot;; [$Result.A458])">
            <text:p/>
          </table:table-cell>
          <table:table-cell table:style-name="ce34" table:formula="of:=IF(ISBLANK([$Result.B458]);&quot;&quot;; [$Result.B458])">
            <text:p/>
          </table:table-cell>
          <table:table-cell table:content-validation-name="val1"/>
          <table:table-cell/>
        </table:table-row>
        <table:table-row table:style-name="ro6">
          <table:table-cell table:style-name="ce33" table:formula="of:=IF(ISBLANK([$Result.A459]);&quot;&quot;; [$Result.A459])">
            <text:p/>
          </table:table-cell>
          <table:table-cell table:style-name="ce34" table:formula="of:=IF(ISBLANK([$Result.B459]);&quot;&quot;; [$Result.B459])">
            <text:p/>
          </table:table-cell>
          <table:table-cell table:content-validation-name="val1"/>
          <table:table-cell/>
        </table:table-row>
        <table:table-row table:style-name="ro6">
          <table:table-cell table:style-name="ce33" table:formula="of:=IF(ISBLANK([$Result.A460]);&quot;&quot;; [$Result.A460])">
            <text:p/>
          </table:table-cell>
          <table:table-cell table:style-name="ce34" table:formula="of:=IF(ISBLANK([$Result.B460]);&quot;&quot;; [$Result.B460])">
            <text:p/>
          </table:table-cell>
          <table:table-cell table:content-validation-name="val1"/>
          <table:table-cell/>
        </table:table-row>
        <table:table-row table:style-name="ro6">
          <table:table-cell table:style-name="ce33" table:formula="of:=IF(ISBLANK([$Result.A461]);&quot;&quot;; [$Result.A461])">
            <text:p/>
          </table:table-cell>
          <table:table-cell table:style-name="ce34" table:formula="of:=IF(ISBLANK([$Result.B461]);&quot;&quot;; [$Result.B461])">
            <text:p/>
          </table:table-cell>
          <table:table-cell table:content-validation-name="val1"/>
          <table:table-cell/>
        </table:table-row>
        <table:table-row table:style-name="ro6">
          <table:table-cell table:style-name="ce33" table:formula="of:=IF(ISBLANK([$Result.A462]);&quot;&quot;; [$Result.A462])">
            <text:p/>
          </table:table-cell>
          <table:table-cell table:style-name="ce34" table:formula="of:=IF(ISBLANK([$Result.B462]);&quot;&quot;; [$Result.B462])">
            <text:p/>
          </table:table-cell>
          <table:table-cell table:content-validation-name="val1"/>
          <table:table-cell/>
        </table:table-row>
        <table:table-row table:style-name="ro6">
          <table:table-cell table:style-name="ce33" table:formula="of:=IF(ISBLANK([$Result.A463]);&quot;&quot;; [$Result.A463])">
            <text:p/>
          </table:table-cell>
          <table:table-cell table:style-name="ce34" table:formula="of:=IF(ISBLANK([$Result.B463]);&quot;&quot;; [$Result.B463])">
            <text:p/>
          </table:table-cell>
          <table:table-cell table:content-validation-name="val1"/>
          <table:table-cell/>
        </table:table-row>
        <table:table-row table:style-name="ro6">
          <table:table-cell table:style-name="ce33" table:formula="of:=IF(ISBLANK([$Result.A464]);&quot;&quot;; [$Result.A464])">
            <text:p/>
          </table:table-cell>
          <table:table-cell table:style-name="ce34" table:formula="of:=IF(ISBLANK([$Result.B464]);&quot;&quot;; [$Result.B464])">
            <text:p/>
          </table:table-cell>
          <table:table-cell table:content-validation-name="val1"/>
          <table:table-cell/>
        </table:table-row>
        <table:table-row table:style-name="ro6">
          <table:table-cell table:style-name="ce33" table:formula="of:=IF(ISBLANK([$Result.A465]);&quot;&quot;; [$Result.A465])">
            <text:p/>
          </table:table-cell>
          <table:table-cell table:style-name="ce34" table:formula="of:=IF(ISBLANK([$Result.B465]);&quot;&quot;; [$Result.B465])">
            <text:p/>
          </table:table-cell>
          <table:table-cell table:content-validation-name="val1"/>
          <table:table-cell/>
        </table:table-row>
        <table:table-row table:style-name="ro6">
          <table:table-cell table:style-name="ce33" table:formula="of:=IF(ISBLANK([$Result.A466]);&quot;&quot;; [$Result.A466])">
            <text:p/>
          </table:table-cell>
          <table:table-cell table:style-name="ce34" table:formula="of:=IF(ISBLANK([$Result.B466]);&quot;&quot;; [$Result.B466])">
            <text:p/>
          </table:table-cell>
          <table:table-cell table:content-validation-name="val1"/>
          <table:table-cell/>
        </table:table-row>
        <table:table-row table:style-name="ro6">
          <table:table-cell table:style-name="ce33" table:formula="of:=IF(ISBLANK([$Result.A467]);&quot;&quot;; [$Result.A467])">
            <text:p/>
          </table:table-cell>
          <table:table-cell table:style-name="ce34" table:formula="of:=IF(ISBLANK([$Result.B467]);&quot;&quot;; [$Result.B467])">
            <text:p/>
          </table:table-cell>
          <table:table-cell table:content-validation-name="val1"/>
          <table:table-cell/>
        </table:table-row>
        <table:table-row table:style-name="ro6">
          <table:table-cell table:style-name="ce33" table:formula="of:=IF(ISBLANK([$Result.A468]);&quot;&quot;; [$Result.A468])">
            <text:p/>
          </table:table-cell>
          <table:table-cell table:style-name="ce34" table:formula="of:=IF(ISBLANK([$Result.B468]);&quot;&quot;; [$Result.B468])">
            <text:p/>
          </table:table-cell>
          <table:table-cell table:content-validation-name="val1"/>
          <table:table-cell/>
        </table:table-row>
        <table:table-row table:style-name="ro6">
          <table:table-cell table:style-name="ce33" table:formula="of:=IF(ISBLANK([$Result.A469]);&quot;&quot;; [$Result.A469])">
            <text:p/>
          </table:table-cell>
          <table:table-cell table:style-name="ce34" table:formula="of:=IF(ISBLANK([$Result.B469]);&quot;&quot;; [$Result.B469])">
            <text:p/>
          </table:table-cell>
          <table:table-cell table:content-validation-name="val1"/>
          <table:table-cell/>
        </table:table-row>
        <table:table-row table:style-name="ro6">
          <table:table-cell table:style-name="ce33" table:formula="of:=IF(ISBLANK([$Result.A470]);&quot;&quot;; [$Result.A470])">
            <text:p/>
          </table:table-cell>
          <table:table-cell table:style-name="ce34" table:formula="of:=IF(ISBLANK([$Result.B470]);&quot;&quot;; [$Result.B470])">
            <text:p/>
          </table:table-cell>
          <table:table-cell table:content-validation-name="val1"/>
          <table:table-cell/>
        </table:table-row>
        <table:table-row table:style-name="ro6">
          <table:table-cell table:style-name="ce33" table:formula="of:=IF(ISBLANK([$Result.A471]);&quot;&quot;; [$Result.A471])">
            <text:p/>
          </table:table-cell>
          <table:table-cell table:style-name="ce34" table:formula="of:=IF(ISBLANK([$Result.B471]);&quot;&quot;; [$Result.B471])">
            <text:p/>
          </table:table-cell>
          <table:table-cell table:content-validation-name="val1"/>
          <table:table-cell/>
        </table:table-row>
        <table:table-row table:style-name="ro6">
          <table:table-cell table:style-name="ce33" table:formula="of:=IF(ISBLANK([$Result.A472]);&quot;&quot;; [$Result.A472])">
            <text:p/>
          </table:table-cell>
          <table:table-cell table:style-name="ce34" table:formula="of:=IF(ISBLANK([$Result.B472]);&quot;&quot;; [$Result.B472])">
            <text:p/>
          </table:table-cell>
          <table:table-cell table:content-validation-name="val1"/>
          <table:table-cell/>
        </table:table-row>
        <table:table-row table:style-name="ro6">
          <table:table-cell table:style-name="ce33" table:formula="of:=IF(ISBLANK([$Result.A473]);&quot;&quot;; [$Result.A473])">
            <text:p/>
          </table:table-cell>
          <table:table-cell table:style-name="ce34" table:formula="of:=IF(ISBLANK([$Result.B473]);&quot;&quot;; [$Result.B473])">
            <text:p/>
          </table:table-cell>
          <table:table-cell table:content-validation-name="val1"/>
          <table:table-cell/>
        </table:table-row>
        <table:table-row table:style-name="ro6">
          <table:table-cell table:style-name="ce33" table:formula="of:=IF(ISBLANK([$Result.A474]);&quot;&quot;; [$Result.A474])">
            <text:p/>
          </table:table-cell>
          <table:table-cell table:style-name="ce34" table:formula="of:=IF(ISBLANK([$Result.B474]);&quot;&quot;; [$Result.B474])">
            <text:p/>
          </table:table-cell>
          <table:table-cell table:content-validation-name="val1"/>
          <table:table-cell/>
        </table:table-row>
        <table:table-row table:style-name="ro6">
          <table:table-cell table:style-name="ce33" table:formula="of:=IF(ISBLANK([$Result.A475]);&quot;&quot;; [$Result.A475])">
            <text:p/>
          </table:table-cell>
          <table:table-cell table:style-name="ce34" table:formula="of:=IF(ISBLANK([$Result.B475]);&quot;&quot;; [$Result.B475])">
            <text:p/>
          </table:table-cell>
          <table:table-cell table:content-validation-name="val1"/>
          <table:table-cell/>
        </table:table-row>
        <table:table-row table:style-name="ro6">
          <table:table-cell table:style-name="ce33" table:formula="of:=IF(ISBLANK([$Result.A476]);&quot;&quot;; [$Result.A476])">
            <text:p/>
          </table:table-cell>
          <table:table-cell table:style-name="ce34" table:formula="of:=IF(ISBLANK([$Result.B476]);&quot;&quot;; [$Result.B476])">
            <text:p/>
          </table:table-cell>
          <table:table-cell table:content-validation-name="val1"/>
          <table:table-cell/>
        </table:table-row>
        <table:table-row table:style-name="ro6">
          <table:table-cell table:style-name="ce33" table:formula="of:=IF(ISBLANK([$Result.A477]);&quot;&quot;; [$Result.A477])">
            <text:p/>
          </table:table-cell>
          <table:table-cell table:style-name="ce34" table:formula="of:=IF(ISBLANK([$Result.B477]);&quot;&quot;; [$Result.B477])">
            <text:p/>
          </table:table-cell>
          <table:table-cell table:content-validation-name="val1"/>
          <table:table-cell/>
        </table:table-row>
        <table:table-row table:style-name="ro6">
          <table:table-cell table:style-name="ce33" table:formula="of:=IF(ISBLANK([$Result.A478]);&quot;&quot;; [$Result.A478])">
            <text:p/>
          </table:table-cell>
          <table:table-cell table:style-name="ce34" table:formula="of:=IF(ISBLANK([$Result.B478]);&quot;&quot;; [$Result.B478])">
            <text:p/>
          </table:table-cell>
          <table:table-cell table:content-validation-name="val1"/>
          <table:table-cell/>
        </table:table-row>
        <table:table-row table:style-name="ro6">
          <table:table-cell table:style-name="ce33" table:formula="of:=IF(ISBLANK([$Result.A479]);&quot;&quot;; [$Result.A479])">
            <text:p/>
          </table:table-cell>
          <table:table-cell table:style-name="ce34" table:formula="of:=IF(ISBLANK([$Result.B479]);&quot;&quot;; [$Result.B479])">
            <text:p/>
          </table:table-cell>
          <table:table-cell table:content-validation-name="val1"/>
          <table:table-cell/>
        </table:table-row>
        <table:table-row table:style-name="ro6">
          <table:table-cell table:style-name="ce33" table:formula="of:=IF(ISBLANK([$Result.A480]);&quot;&quot;; [$Result.A480])">
            <text:p/>
          </table:table-cell>
          <table:table-cell table:style-name="ce34" table:formula="of:=IF(ISBLANK([$Result.B480]);&quot;&quot;; [$Result.B480])">
            <text:p/>
          </table:table-cell>
          <table:table-cell table:content-validation-name="val1"/>
          <table:table-cell/>
        </table:table-row>
        <table:table-row table:style-name="ro6">
          <table:table-cell table:style-name="ce33" table:formula="of:=IF(ISBLANK([$Result.A481]);&quot;&quot;; [$Result.A481])">
            <text:p/>
          </table:table-cell>
          <table:table-cell table:style-name="ce34" table:formula="of:=IF(ISBLANK([$Result.B481]);&quot;&quot;; [$Result.B481])">
            <text:p/>
          </table:table-cell>
          <table:table-cell table:content-validation-name="val1"/>
          <table:table-cell/>
        </table:table-row>
        <table:table-row table:style-name="ro6">
          <table:table-cell table:style-name="ce33" table:formula="of:=IF(ISBLANK([$Result.A482]);&quot;&quot;; [$Result.A482])">
            <text:p/>
          </table:table-cell>
          <table:table-cell table:style-name="ce34" table:formula="of:=IF(ISBLANK([$Result.B482]);&quot;&quot;; [$Result.B482])">
            <text:p/>
          </table:table-cell>
          <table:table-cell table:content-validation-name="val1"/>
          <table:table-cell/>
        </table:table-row>
        <table:table-row table:style-name="ro6">
          <table:table-cell table:style-name="ce33" table:formula="of:=IF(ISBLANK([$Result.A483]);&quot;&quot;; [$Result.A483])">
            <text:p/>
          </table:table-cell>
          <table:table-cell table:style-name="ce34" table:formula="of:=IF(ISBLANK([$Result.B483]);&quot;&quot;; [$Result.B483])">
            <text:p/>
          </table:table-cell>
          <table:table-cell table:content-validation-name="val1"/>
          <table:table-cell/>
        </table:table-row>
        <table:table-row table:style-name="ro6">
          <table:table-cell table:style-name="ce33" table:formula="of:=IF(ISBLANK([$Result.A484]);&quot;&quot;; [$Result.A484])">
            <text:p/>
          </table:table-cell>
          <table:table-cell table:style-name="ce34" table:formula="of:=IF(ISBLANK([$Result.B484]);&quot;&quot;; [$Result.B484])">
            <text:p/>
          </table:table-cell>
          <table:table-cell table:content-validation-name="val1"/>
          <table:table-cell/>
        </table:table-row>
        <table:table-row table:style-name="ro6">
          <table:table-cell table:style-name="ce33" table:formula="of:=IF(ISBLANK([$Result.A485]);&quot;&quot;; [$Result.A485])">
            <text:p/>
          </table:table-cell>
          <table:table-cell table:style-name="ce34" table:formula="of:=IF(ISBLANK([$Result.B485]);&quot;&quot;; [$Result.B485])">
            <text:p/>
          </table:table-cell>
          <table:table-cell table:content-validation-name="val1"/>
          <table:table-cell/>
        </table:table-row>
        <table:table-row table:style-name="ro6">
          <table:table-cell table:style-name="ce33" table:formula="of:=IF(ISBLANK([$Result.A486]);&quot;&quot;; [$Result.A486])">
            <text:p/>
          </table:table-cell>
          <table:table-cell table:style-name="ce34" table:formula="of:=IF(ISBLANK([$Result.B486]);&quot;&quot;; [$Result.B486])">
            <text:p/>
          </table:table-cell>
          <table:table-cell table:content-validation-name="val1"/>
          <table:table-cell/>
        </table:table-row>
        <table:table-row table:style-name="ro6">
          <table:table-cell table:style-name="ce33" table:formula="of:=IF(ISBLANK([$Result.A487]);&quot;&quot;; [$Result.A487])">
            <text:p/>
          </table:table-cell>
          <table:table-cell table:style-name="ce34" table:formula="of:=IF(ISBLANK([$Result.B487]);&quot;&quot;; [$Result.B487])">
            <text:p/>
          </table:table-cell>
          <table:table-cell table:content-validation-name="val1"/>
          <table:table-cell/>
        </table:table-row>
        <table:table-row table:style-name="ro6">
          <table:table-cell table:style-name="ce33" table:formula="of:=IF(ISBLANK([$Result.A488]);&quot;&quot;; [$Result.A488])">
            <text:p/>
          </table:table-cell>
          <table:table-cell table:style-name="ce34" table:formula="of:=IF(ISBLANK([$Result.B488]);&quot;&quot;; [$Result.B488])">
            <text:p/>
          </table:table-cell>
          <table:table-cell table:content-validation-name="val1"/>
          <table:table-cell/>
        </table:table-row>
        <table:table-row table:style-name="ro6">
          <table:table-cell table:style-name="ce33" table:formula="of:=IF(ISBLANK([$Result.A489]);&quot;&quot;; [$Result.A489])">
            <text:p/>
          </table:table-cell>
          <table:table-cell table:style-name="ce34" table:formula="of:=IF(ISBLANK([$Result.B489]);&quot;&quot;; [$Result.B489])">
            <text:p/>
          </table:table-cell>
          <table:table-cell table:content-validation-name="val1"/>
          <table:table-cell/>
        </table:table-row>
        <table:table-row table:style-name="ro6">
          <table:table-cell table:style-name="ce33" table:formula="of:=IF(ISBLANK([$Result.A490]);&quot;&quot;; [$Result.A490])">
            <text:p/>
          </table:table-cell>
          <table:table-cell table:style-name="ce34" table:formula="of:=IF(ISBLANK([$Result.B490]);&quot;&quot;; [$Result.B490])">
            <text:p/>
          </table:table-cell>
          <table:table-cell table:content-validation-name="val1"/>
          <table:table-cell/>
        </table:table-row>
        <table:table-row table:style-name="ro6">
          <table:table-cell table:style-name="ce33" table:formula="of:=IF(ISBLANK([$Result.A491]);&quot;&quot;; [$Result.A491])">
            <text:p/>
          </table:table-cell>
          <table:table-cell table:style-name="ce34" table:formula="of:=IF(ISBLANK([$Result.B491]);&quot;&quot;; [$Result.B491])">
            <text:p/>
          </table:table-cell>
          <table:table-cell table:content-validation-name="val1"/>
          <table:table-cell/>
        </table:table-row>
        <table:table-row table:style-name="ro6">
          <table:table-cell table:style-name="ce33" table:formula="of:=IF(ISBLANK([$Result.A492]);&quot;&quot;; [$Result.A492])">
            <text:p/>
          </table:table-cell>
          <table:table-cell table:style-name="ce34" table:formula="of:=IF(ISBLANK([$Result.B492]);&quot;&quot;; [$Result.B492])">
            <text:p/>
          </table:table-cell>
          <table:table-cell table:content-validation-name="val1"/>
          <table:table-cell/>
        </table:table-row>
        <table:table-row table:style-name="ro6">
          <table:table-cell table:style-name="ce33" table:formula="of:=IF(ISBLANK([$Result.A493]);&quot;&quot;; [$Result.A493])">
            <text:p/>
          </table:table-cell>
          <table:table-cell table:style-name="ce34" table:formula="of:=IF(ISBLANK([$Result.B493]);&quot;&quot;; [$Result.B493])">
            <text:p/>
          </table:table-cell>
          <table:table-cell table:content-validation-name="val1"/>
          <table:table-cell/>
        </table:table-row>
        <table:table-row table:style-name="ro6">
          <table:table-cell table:style-name="ce33" table:formula="of:=IF(ISBLANK([$Result.A494]);&quot;&quot;; [$Result.A494])">
            <text:p/>
          </table:table-cell>
          <table:table-cell table:style-name="ce34" table:formula="of:=IF(ISBLANK([$Result.B494]);&quot;&quot;; [$Result.B494])">
            <text:p/>
          </table:table-cell>
          <table:table-cell table:content-validation-name="val1"/>
          <table:table-cell/>
        </table:table-row>
        <table:table-row table:style-name="ro6">
          <table:table-cell table:style-name="ce33" table:formula="of:=IF(ISBLANK([$Result.A495]);&quot;&quot;; [$Result.A495])">
            <text:p/>
          </table:table-cell>
          <table:table-cell table:style-name="ce34" table:formula="of:=IF(ISBLANK([$Result.B495]);&quot;&quot;; [$Result.B495])">
            <text:p/>
          </table:table-cell>
          <table:table-cell table:content-validation-name="val1"/>
          <table:table-cell/>
        </table:table-row>
        <table:table-row table:style-name="ro6">
          <table:table-cell table:style-name="ce33" table:formula="of:=IF(ISBLANK([$Result.A496]);&quot;&quot;; [$Result.A496])">
            <text:p/>
          </table:table-cell>
          <table:table-cell table:style-name="ce34" table:formula="of:=IF(ISBLANK([$Result.B496]);&quot;&quot;; [$Result.B496])">
            <text:p/>
          </table:table-cell>
          <table:table-cell table:content-validation-name="val1"/>
          <table:table-cell/>
        </table:table-row>
        <table:table-row table:style-name="ro6">
          <table:table-cell table:style-name="ce33" table:formula="of:=IF(ISBLANK([$Result.A497]);&quot;&quot;; [$Result.A497])">
            <text:p/>
          </table:table-cell>
          <table:table-cell table:style-name="ce34" table:formula="of:=IF(ISBLANK([$Result.B497]);&quot;&quot;; [$Result.B497])">
            <text:p/>
          </table:table-cell>
          <table:table-cell table:content-validation-name="val1"/>
          <table:table-cell/>
        </table:table-row>
        <table:table-row table:style-name="ro6">
          <table:table-cell table:style-name="ce33" table:formula="of:=IF(ISBLANK([$Result.A498]);&quot;&quot;; [$Result.A498])">
            <text:p/>
          </table:table-cell>
          <table:table-cell table:style-name="ce34" table:formula="of:=IF(ISBLANK([$Result.B498]);&quot;&quot;; [$Result.B498])">
            <text:p/>
          </table:table-cell>
          <table:table-cell table:content-validation-name="val1"/>
          <table:table-cell/>
        </table:table-row>
        <table:table-row table:style-name="ro6">
          <table:table-cell table:style-name="ce33" table:formula="of:=IF(ISBLANK([$Result.A499]);&quot;&quot;; [$Result.A499])">
            <text:p/>
          </table:table-cell>
          <table:table-cell table:style-name="ce34" table:formula="of:=IF(ISBLANK([$Result.B499]);&quot;&quot;; [$Result.B499])">
            <text:p/>
          </table:table-cell>
          <table:table-cell table:content-validation-name="val1"/>
          <table:table-cell/>
        </table:table-row>
        <table:table-row table:style-name="ro6">
          <table:table-cell table:style-name="ce33" table:formula="of:=IF(ISBLANK([$Result.A500]);&quot;&quot;; [$Result.A500])">
            <text:p/>
          </table:table-cell>
          <table:table-cell table:style-name="ce34" table:formula="of:=IF(ISBLANK([$Result.B500]);&quot;&quot;; [$Result.B500])">
            <text:p/>
          </table:table-cell>
          <table:table-cell table:content-validation-name="val1"/>
          <table:table-cell/>
        </table:table-row>
        <table:table-row table:style-name="ro6">
          <table:table-cell table:style-name="ce33" table:formula="of:=IF(ISBLANK([$Result.A501]);&quot;&quot;; [$Result.A501])">
            <text:p/>
          </table:table-cell>
          <table:table-cell table:style-name="ce34" table:formula="of:=IF(ISBLANK([$Result.B501]);&quot;&quot;; [$Result.B501])">
            <text:p/>
          </table:table-cell>
          <table:table-cell table:content-validation-name="val1"/>
          <table:table-cell/>
        </table:table-row>
        <table:table-row table:style-name="ro6">
          <table:table-cell table:style-name="ce33" table:formula="of:=IF(ISBLANK([$Result.A502]);&quot;&quot;; [$Result.A502])">
            <text:p/>
          </table:table-cell>
          <table:table-cell table:style-name="ce34" table:formula="of:=IF(ISBLANK([$Result.B502]);&quot;&quot;; [$Result.B502])">
            <text:p/>
          </table:table-cell>
          <table:table-cell table:content-validation-name="val1"/>
          <table:table-cell/>
        </table:table-row>
        <table:table-row table:style-name="ro6">
          <table:table-cell table:style-name="ce33" table:formula="of:=IF(ISBLANK([$Result.A503]);&quot;&quot;; [$Result.A503])">
            <text:p/>
          </table:table-cell>
          <table:table-cell table:style-name="ce34" table:formula="of:=IF(ISBLANK([$Result.B503]);&quot;&quot;; [$Result.B503])">
            <text:p/>
          </table:table-cell>
          <table:table-cell table:content-validation-name="val1"/>
          <table:table-cell/>
        </table:table-row>
        <table:table-row table:style-name="ro6">
          <table:table-cell table:style-name="ce33" table:formula="of:=IF(ISBLANK([$Result.A504]);&quot;&quot;; [$Result.A504])">
            <text:p/>
          </table:table-cell>
          <table:table-cell table:style-name="ce34" table:formula="of:=IF(ISBLANK([$Result.B504]);&quot;&quot;; [$Result.B504])">
            <text:p/>
          </table:table-cell>
          <table:table-cell table:content-validation-name="val1"/>
          <table:table-cell/>
        </table:table-row>
        <table:table-row table:style-name="ro6">
          <table:table-cell table:style-name="ce33" table:formula="of:=IF(ISBLANK([$Result.A505]);&quot;&quot;; [$Result.A505])">
            <text:p/>
          </table:table-cell>
          <table:table-cell table:style-name="ce34" table:formula="of:=IF(ISBLANK([$Result.B505]);&quot;&quot;; [$Result.B505])">
            <text:p/>
          </table:table-cell>
          <table:table-cell table:content-validation-name="val1"/>
          <table:table-cell/>
        </table:table-row>
        <table:table-row table:style-name="ro6">
          <table:table-cell table:style-name="ce33" table:formula="of:=IF(ISBLANK([$Result.A506]);&quot;&quot;; [$Result.A506])">
            <text:p/>
          </table:table-cell>
          <table:table-cell table:style-name="ce34" table:formula="of:=IF(ISBLANK([$Result.B506]);&quot;&quot;; [$Result.B506])">
            <text:p/>
          </table:table-cell>
          <table:table-cell table:content-validation-name="val1"/>
          <table:table-cell/>
        </table:table-row>
        <table:table-row table:style-name="ro6">
          <table:table-cell table:style-name="ce33" table:formula="of:=IF(ISBLANK([$Result.A507]);&quot;&quot;; [$Result.A507])">
            <text:p/>
          </table:table-cell>
          <table:table-cell table:style-name="ce34" table:formula="of:=IF(ISBLANK([$Result.B507]);&quot;&quot;; [$Result.B507])">
            <text:p/>
          </table:table-cell>
          <table:table-cell table:content-validation-name="val1"/>
          <table:table-cell/>
        </table:table-row>
        <table:table-row table:style-name="ro6">
          <table:table-cell table:style-name="ce33" table:formula="of:=IF(ISBLANK([$Result.A508]);&quot;&quot;; [$Result.A508])">
            <text:p/>
          </table:table-cell>
          <table:table-cell table:style-name="ce34" table:formula="of:=IF(ISBLANK([$Result.B508]);&quot;&quot;; [$Result.B508])">
            <text:p/>
          </table:table-cell>
          <table:table-cell table:content-validation-name="val1"/>
          <table:table-cell/>
        </table:table-row>
        <table:table-row table:style-name="ro6">
          <table:table-cell table:style-name="ce33" table:formula="of:=IF(ISBLANK([$Result.A509]);&quot;&quot;; [$Result.A509])">
            <text:p/>
          </table:table-cell>
          <table:table-cell table:style-name="ce34" table:formula="of:=IF(ISBLANK([$Result.B509]);&quot;&quot;; [$Result.B509])">
            <text:p/>
          </table:table-cell>
          <table:table-cell table:content-validation-name="val1"/>
          <table:table-cell/>
        </table:table-row>
        <table:table-row table:style-name="ro6">
          <table:table-cell table:style-name="ce33" table:formula="of:=IF(ISBLANK([$Result.A510]);&quot;&quot;; [$Result.A510])">
            <text:p/>
          </table:table-cell>
          <table:table-cell table:style-name="ce34" table:formula="of:=IF(ISBLANK([$Result.B510]);&quot;&quot;; [$Result.B510])">
            <text:p/>
          </table:table-cell>
          <table:table-cell table:content-validation-name="val1"/>
          <table:table-cell/>
        </table:table-row>
        <table:table-row table:style-name="ro6">
          <table:table-cell table:style-name="ce33" table:formula="of:=IF(ISBLANK([$Result.A511]);&quot;&quot;; [$Result.A511])">
            <text:p/>
          </table:table-cell>
          <table:table-cell table:style-name="ce34" table:formula="of:=IF(ISBLANK([$Result.B511]);&quot;&quot;; [$Result.B511])">
            <text:p/>
          </table:table-cell>
          <table:table-cell table:content-validation-name="val1"/>
          <table:table-cell/>
        </table:table-row>
        <table:table-row table:style-name="ro6">
          <table:table-cell table:style-name="ce33" table:formula="of:=IF(ISBLANK([$Result.A512]);&quot;&quot;; [$Result.A512])">
            <text:p/>
          </table:table-cell>
          <table:table-cell table:style-name="ce34" table:formula="of:=IF(ISBLANK([$Result.B512]);&quot;&quot;; [$Result.B512])">
            <text:p/>
          </table:table-cell>
          <table:table-cell table:content-validation-name="val1"/>
          <table:table-cell/>
        </table:table-row>
        <table:table-row table:style-name="ro6">
          <table:table-cell table:style-name="ce33" table:formula="of:=IF(ISBLANK([$Result.A513]);&quot;&quot;; [$Result.A513])">
            <text:p/>
          </table:table-cell>
          <table:table-cell table:style-name="ce34" table:formula="of:=IF(ISBLANK([$Result.B513]);&quot;&quot;; [$Result.B513])">
            <text:p/>
          </table:table-cell>
          <table:table-cell table:content-validation-name="val1"/>
          <table:table-cell/>
        </table:table-row>
        <table:table-row table:style-name="ro6">
          <table:table-cell table:style-name="ce33" table:formula="of:=IF(ISBLANK([$Result.A514]);&quot;&quot;; [$Result.A514])">
            <text:p/>
          </table:table-cell>
          <table:table-cell table:style-name="ce34" table:formula="of:=IF(ISBLANK([$Result.B514]);&quot;&quot;; [$Result.B514])">
            <text:p/>
          </table:table-cell>
          <table:table-cell table:content-validation-name="val1"/>
          <table:table-cell/>
        </table:table-row>
        <table:table-row table:style-name="ro6">
          <table:table-cell table:style-name="ce33" table:formula="of:=IF(ISBLANK([$Result.A515]);&quot;&quot;; [$Result.A515])">
            <text:p/>
          </table:table-cell>
          <table:table-cell table:style-name="ce34" table:formula="of:=IF(ISBLANK([$Result.B515]);&quot;&quot;; [$Result.B515])">
            <text:p/>
          </table:table-cell>
          <table:table-cell table:content-validation-name="val1"/>
          <table:table-cell/>
        </table:table-row>
        <table:table-row table:style-name="ro6">
          <table:table-cell table:style-name="ce33" table:formula="of:=IF(ISBLANK([$Result.A516]);&quot;&quot;; [$Result.A516])">
            <text:p/>
          </table:table-cell>
          <table:table-cell table:style-name="ce34" table:formula="of:=IF(ISBLANK([$Result.B516]);&quot;&quot;; [$Result.B516])">
            <text:p/>
          </table:table-cell>
          <table:table-cell table:content-validation-name="val1"/>
          <table:table-cell/>
        </table:table-row>
        <table:table-row table:style-name="ro6">
          <table:table-cell table:style-name="ce33" table:formula="of:=IF(ISBLANK([$Result.A517]);&quot;&quot;; [$Result.A517])">
            <text:p/>
          </table:table-cell>
          <table:table-cell table:style-name="ce34" table:formula="of:=IF(ISBLANK([$Result.B517]);&quot;&quot;; [$Result.B517])">
            <text:p/>
          </table:table-cell>
          <table:table-cell table:content-validation-name="val1"/>
          <table:table-cell/>
        </table:table-row>
        <table:table-row table:style-name="ro6">
          <table:table-cell table:style-name="ce33" table:formula="of:=IF(ISBLANK([$Result.A518]);&quot;&quot;; [$Result.A518])">
            <text:p/>
          </table:table-cell>
          <table:table-cell table:style-name="ce34" table:formula="of:=IF(ISBLANK([$Result.B518]);&quot;&quot;; [$Result.B518])">
            <text:p/>
          </table:table-cell>
          <table:table-cell table:content-validation-name="val1"/>
          <table:table-cell/>
        </table:table-row>
        <table:table-row table:style-name="ro6">
          <table:table-cell table:style-name="ce33" table:formula="of:=IF(ISBLANK([$Result.A519]);&quot;&quot;; [$Result.A519])">
            <text:p/>
          </table:table-cell>
          <table:table-cell table:style-name="ce34" table:formula="of:=IF(ISBLANK([$Result.B519]);&quot;&quot;; [$Result.B519])">
            <text:p/>
          </table:table-cell>
          <table:table-cell table:content-validation-name="val1"/>
          <table:table-cell/>
        </table:table-row>
        <table:table-row table:style-name="ro6">
          <table:table-cell table:style-name="ce33" table:formula="of:=IF(ISBLANK([$Result.A520]);&quot;&quot;; [$Result.A520])">
            <text:p/>
          </table:table-cell>
          <table:table-cell table:style-name="ce34" table:formula="of:=IF(ISBLANK([$Result.B520]);&quot;&quot;; [$Result.B520])">
            <text:p/>
          </table:table-cell>
          <table:table-cell table:content-validation-name="val1"/>
          <table:table-cell/>
        </table:table-row>
        <table:table-row table:style-name="ro6">
          <table:table-cell table:style-name="ce33" table:formula="of:=IF(ISBLANK([$Result.A521]);&quot;&quot;; [$Result.A521])">
            <text:p/>
          </table:table-cell>
          <table:table-cell table:style-name="ce34" table:formula="of:=IF(ISBLANK([$Result.B521]);&quot;&quot;; [$Result.B521])">
            <text:p/>
          </table:table-cell>
          <table:table-cell table:content-validation-name="val1"/>
          <table:table-cell/>
        </table:table-row>
        <table:table-row table:style-name="ro6">
          <table:table-cell table:style-name="ce33" table:formula="of:=IF(ISBLANK([$Result.A522]);&quot;&quot;; [$Result.A522])">
            <text:p/>
          </table:table-cell>
          <table:table-cell table:style-name="ce34" table:formula="of:=IF(ISBLANK([$Result.B522]);&quot;&quot;; [$Result.B522])">
            <text:p/>
          </table:table-cell>
          <table:table-cell table:content-validation-name="val1"/>
          <table:table-cell/>
        </table:table-row>
        <table:table-row table:style-name="ro6">
          <table:table-cell table:style-name="ce33" table:formula="of:=IF(ISBLANK([$Result.A523]);&quot;&quot;; [$Result.A523])">
            <text:p/>
          </table:table-cell>
          <table:table-cell table:style-name="ce34" table:formula="of:=IF(ISBLANK([$Result.B523]);&quot;&quot;; [$Result.B523])">
            <text:p/>
          </table:table-cell>
          <table:table-cell table:content-validation-name="val1"/>
          <table:table-cell/>
        </table:table-row>
        <table:table-row table:style-name="ro6">
          <table:table-cell table:style-name="ce33" table:formula="of:=IF(ISBLANK([$Result.A524]);&quot;&quot;; [$Result.A524])">
            <text:p/>
          </table:table-cell>
          <table:table-cell table:style-name="ce34" table:formula="of:=IF(ISBLANK([$Result.B524]);&quot;&quot;; [$Result.B524])">
            <text:p/>
          </table:table-cell>
          <table:table-cell table:content-validation-name="val1"/>
          <table:table-cell/>
        </table:table-row>
        <table:table-row table:style-name="ro6">
          <table:table-cell table:style-name="ce33" table:formula="of:=IF(ISBLANK([$Result.A525]);&quot;&quot;; [$Result.A525])">
            <text:p/>
          </table:table-cell>
          <table:table-cell table:style-name="ce34" table:formula="of:=IF(ISBLANK([$Result.B525]);&quot;&quot;; [$Result.B525])">
            <text:p/>
          </table:table-cell>
          <table:table-cell table:content-validation-name="val1"/>
          <table:table-cell/>
        </table:table-row>
        <table:table-row table:style-name="ro6">
          <table:table-cell table:style-name="ce33" table:formula="of:=IF(ISBLANK([$Result.A526]);&quot;&quot;; [$Result.A526])">
            <text:p/>
          </table:table-cell>
          <table:table-cell table:style-name="ce34" table:formula="of:=IF(ISBLANK([$Result.B526]);&quot;&quot;; [$Result.B526])">
            <text:p/>
          </table:table-cell>
          <table:table-cell table:content-validation-name="val1"/>
          <table:table-cell/>
        </table:table-row>
        <table:table-row table:style-name="ro6">
          <table:table-cell table:style-name="ce33" table:formula="of:=IF(ISBLANK([$Result.A527]);&quot;&quot;; [$Result.A527])">
            <text:p/>
          </table:table-cell>
          <table:table-cell table:style-name="ce34" table:formula="of:=IF(ISBLANK([$Result.B527]);&quot;&quot;; [$Result.B527])">
            <text:p/>
          </table:table-cell>
          <table:table-cell table:content-validation-name="val1"/>
          <table:table-cell/>
        </table:table-row>
        <table:table-row table:style-name="ro6">
          <table:table-cell table:style-name="ce33" table:formula="of:=IF(ISBLANK([$Result.A528]);&quot;&quot;; [$Result.A528])">
            <text:p/>
          </table:table-cell>
          <table:table-cell table:style-name="ce34" table:formula="of:=IF(ISBLANK([$Result.B528]);&quot;&quot;; [$Result.B528])">
            <text:p/>
          </table:table-cell>
          <table:table-cell table:content-validation-name="val1"/>
          <table:table-cell/>
        </table:table-row>
        <table:table-row table:style-name="ro6">
          <table:table-cell table:style-name="ce33" table:formula="of:=IF(ISBLANK([$Result.A529]);&quot;&quot;; [$Result.A529])">
            <text:p/>
          </table:table-cell>
          <table:table-cell table:style-name="ce34" table:formula="of:=IF(ISBLANK([$Result.B529]);&quot;&quot;; [$Result.B529])">
            <text:p/>
          </table:table-cell>
          <table:table-cell table:content-validation-name="val1"/>
          <table:table-cell/>
        </table:table-row>
        <table:table-row table:style-name="ro6">
          <table:table-cell table:style-name="ce33" table:formula="of:=IF(ISBLANK([$Result.A530]);&quot;&quot;; [$Result.A530])">
            <text:p/>
          </table:table-cell>
          <table:table-cell table:style-name="ce34" table:formula="of:=IF(ISBLANK([$Result.B530]);&quot;&quot;; [$Result.B530])">
            <text:p/>
          </table:table-cell>
          <table:table-cell table:content-validation-name="val1"/>
          <table:table-cell/>
        </table:table-row>
        <table:table-row table:style-name="ro6">
          <table:table-cell table:style-name="ce33" table:formula="of:=IF(ISBLANK([$Result.A531]);&quot;&quot;; [$Result.A531])">
            <text:p/>
          </table:table-cell>
          <table:table-cell table:style-name="ce34" table:formula="of:=IF(ISBLANK([$Result.B531]);&quot;&quot;; [$Result.B531])">
            <text:p/>
          </table:table-cell>
          <table:table-cell table:content-validation-name="val1"/>
          <table:table-cell/>
        </table:table-row>
        <table:table-row table:style-name="ro6">
          <table:table-cell table:style-name="ce33" table:formula="of:=IF(ISBLANK([$Result.A532]);&quot;&quot;; [$Result.A532])">
            <text:p/>
          </table:table-cell>
          <table:table-cell table:style-name="ce34" table:formula="of:=IF(ISBLANK([$Result.B532]);&quot;&quot;; [$Result.B532])">
            <text:p/>
          </table:table-cell>
          <table:table-cell table:content-validation-name="val1"/>
          <table:table-cell/>
        </table:table-row>
        <table:table-row table:style-name="ro6">
          <table:table-cell table:style-name="ce33" table:formula="of:=IF(ISBLANK([$Result.A533]);&quot;&quot;; [$Result.A533])">
            <text:p/>
          </table:table-cell>
          <table:table-cell table:style-name="ce34" table:formula="of:=IF(ISBLANK([$Result.B533]);&quot;&quot;; [$Result.B533])">
            <text:p/>
          </table:table-cell>
          <table:table-cell table:content-validation-name="val1"/>
          <table:table-cell/>
        </table:table-row>
        <table:table-row table:style-name="ro6">
          <table:table-cell table:style-name="ce33" table:formula="of:=IF(ISBLANK([$Result.A534]);&quot;&quot;; [$Result.A534])">
            <text:p/>
          </table:table-cell>
          <table:table-cell table:style-name="ce34" table:formula="of:=IF(ISBLANK([$Result.B534]);&quot;&quot;; [$Result.B534])">
            <text:p/>
          </table:table-cell>
          <table:table-cell table:content-validation-name="val1"/>
          <table:table-cell/>
        </table:table-row>
        <table:table-row table:style-name="ro6">
          <table:table-cell table:style-name="ce33" table:formula="of:=IF(ISBLANK([$Result.A535]);&quot;&quot;; [$Result.A535])">
            <text:p/>
          </table:table-cell>
          <table:table-cell table:style-name="ce34" table:formula="of:=IF(ISBLANK([$Result.B535]);&quot;&quot;; [$Result.B535])">
            <text:p/>
          </table:table-cell>
          <table:table-cell table:content-validation-name="val1"/>
          <table:table-cell/>
        </table:table-row>
        <table:table-row table:style-name="ro6">
          <table:table-cell table:style-name="ce33" table:formula="of:=IF(ISBLANK([$Result.A536]);&quot;&quot;; [$Result.A536])">
            <text:p/>
          </table:table-cell>
          <table:table-cell table:style-name="ce34" table:formula="of:=IF(ISBLANK([$Result.B536]);&quot;&quot;; [$Result.B536])">
            <text:p/>
          </table:table-cell>
          <table:table-cell table:content-validation-name="val1"/>
          <table:table-cell/>
        </table:table-row>
        <table:table-row table:style-name="ro6">
          <table:table-cell table:style-name="ce33" table:formula="of:=IF(ISBLANK([$Result.A537]);&quot;&quot;; [$Result.A537])">
            <text:p/>
          </table:table-cell>
          <table:table-cell table:style-name="ce34" table:formula="of:=IF(ISBLANK([$Result.B537]);&quot;&quot;; [$Result.B537])">
            <text:p/>
          </table:table-cell>
          <table:table-cell table:content-validation-name="val1"/>
          <table:table-cell/>
        </table:table-row>
        <table:table-row table:style-name="ro6">
          <table:table-cell table:style-name="ce33" table:formula="of:=IF(ISBLANK([$Result.A538]);&quot;&quot;; [$Result.A538])">
            <text:p/>
          </table:table-cell>
          <table:table-cell table:style-name="ce34" table:formula="of:=IF(ISBLANK([$Result.B538]);&quot;&quot;; [$Result.B538])">
            <text:p/>
          </table:table-cell>
          <table:table-cell table:content-validation-name="val1"/>
          <table:table-cell/>
        </table:table-row>
        <table:table-row table:style-name="ro6">
          <table:table-cell table:style-name="ce33" table:formula="of:=IF(ISBLANK([$Result.A539]);&quot;&quot;; [$Result.A539])">
            <text:p/>
          </table:table-cell>
          <table:table-cell table:style-name="ce34" table:formula="of:=IF(ISBLANK([$Result.B539]);&quot;&quot;; [$Result.B539])">
            <text:p/>
          </table:table-cell>
          <table:table-cell table:content-validation-name="val1"/>
          <table:table-cell/>
        </table:table-row>
        <table:table-row table:style-name="ro6">
          <table:table-cell table:style-name="ce33" table:formula="of:=IF(ISBLANK([$Result.A540]);&quot;&quot;; [$Result.A540])">
            <text:p/>
          </table:table-cell>
          <table:table-cell table:style-name="ce34" table:formula="of:=IF(ISBLANK([$Result.B540]);&quot;&quot;; [$Result.B540])">
            <text:p/>
          </table:table-cell>
          <table:table-cell table:content-validation-name="val1"/>
          <table:table-cell/>
        </table:table-row>
        <table:table-row table:style-name="ro6">
          <table:table-cell table:style-name="ce33" table:formula="of:=IF(ISBLANK([$Result.A541]);&quot;&quot;; [$Result.A541])">
            <text:p/>
          </table:table-cell>
          <table:table-cell table:style-name="ce34" table:formula="of:=IF(ISBLANK([$Result.B541]);&quot;&quot;; [$Result.B541])">
            <text:p/>
          </table:table-cell>
          <table:table-cell table:content-validation-name="val1"/>
          <table:table-cell/>
        </table:table-row>
        <table:table-row table:style-name="ro6">
          <table:table-cell table:style-name="ce33" table:formula="of:=IF(ISBLANK([$Result.A542]);&quot;&quot;; [$Result.A542])">
            <text:p/>
          </table:table-cell>
          <table:table-cell table:style-name="ce34" table:formula="of:=IF(ISBLANK([$Result.B542]);&quot;&quot;; [$Result.B542])">
            <text:p/>
          </table:table-cell>
          <table:table-cell table:content-validation-name="val1"/>
          <table:table-cell/>
        </table:table-row>
        <table:table-row table:style-name="ro6">
          <table:table-cell table:style-name="ce33" table:formula="of:=IF(ISBLANK([$Result.A543]);&quot;&quot;; [$Result.A543])">
            <text:p/>
          </table:table-cell>
          <table:table-cell table:style-name="ce34" table:formula="of:=IF(ISBLANK([$Result.B543]);&quot;&quot;; [$Result.B543])">
            <text:p/>
          </table:table-cell>
          <table:table-cell table:content-validation-name="val1"/>
          <table:table-cell/>
        </table:table-row>
        <table:table-row table:style-name="ro6">
          <table:table-cell table:style-name="ce33" table:formula="of:=IF(ISBLANK([$Result.A544]);&quot;&quot;; [$Result.A544])">
            <text:p/>
          </table:table-cell>
          <table:table-cell table:style-name="ce34" table:formula="of:=IF(ISBLANK([$Result.B544]);&quot;&quot;; [$Result.B544])">
            <text:p/>
          </table:table-cell>
          <table:table-cell table:content-validation-name="val1"/>
          <table:table-cell/>
        </table:table-row>
        <table:table-row table:style-name="ro6">
          <table:table-cell table:style-name="ce33" table:formula="of:=IF(ISBLANK([$Result.A545]);&quot;&quot;; [$Result.A545])">
            <text:p/>
          </table:table-cell>
          <table:table-cell table:style-name="ce34" table:formula="of:=IF(ISBLANK([$Result.B545]);&quot;&quot;; [$Result.B545])">
            <text:p/>
          </table:table-cell>
          <table:table-cell table:content-validation-name="val1"/>
          <table:table-cell/>
        </table:table-row>
        <table:table-row table:style-name="ro6">
          <table:table-cell table:style-name="ce33" table:formula="of:=IF(ISBLANK([$Result.A546]);&quot;&quot;; [$Result.A546])">
            <text:p/>
          </table:table-cell>
          <table:table-cell table:style-name="ce34" table:formula="of:=IF(ISBLANK([$Result.B546]);&quot;&quot;; [$Result.B546])">
            <text:p/>
          </table:table-cell>
          <table:table-cell table:content-validation-name="val1"/>
          <table:table-cell/>
        </table:table-row>
        <table:table-row table:style-name="ro6">
          <table:table-cell table:style-name="ce33" table:formula="of:=IF(ISBLANK([$Result.A547]);&quot;&quot;; [$Result.A547])">
            <text:p/>
          </table:table-cell>
          <table:table-cell table:style-name="ce34" table:formula="of:=IF(ISBLANK([$Result.B547]);&quot;&quot;; [$Result.B547])">
            <text:p/>
          </table:table-cell>
          <table:table-cell table:content-validation-name="val1"/>
          <table:table-cell/>
        </table:table-row>
        <table:table-row table:style-name="ro6">
          <table:table-cell table:style-name="ce33" table:formula="of:=IF(ISBLANK([$Result.A548]);&quot;&quot;; [$Result.A548])">
            <text:p/>
          </table:table-cell>
          <table:table-cell table:style-name="ce34" table:formula="of:=IF(ISBLANK([$Result.B548]);&quot;&quot;; [$Result.B548])">
            <text:p/>
          </table:table-cell>
          <table:table-cell table:content-validation-name="val1"/>
          <table:table-cell/>
        </table:table-row>
        <table:table-row table:style-name="ro6">
          <table:table-cell table:style-name="ce33" table:formula="of:=IF(ISBLANK([$Result.A549]);&quot;&quot;; [$Result.A549])">
            <text:p/>
          </table:table-cell>
          <table:table-cell table:style-name="ce34" table:formula="of:=IF(ISBLANK([$Result.B549]);&quot;&quot;; [$Result.B549])">
            <text:p/>
          </table:table-cell>
          <table:table-cell table:content-validation-name="val1"/>
          <table:table-cell/>
        </table:table-row>
        <table:table-row table:style-name="ro6">
          <table:table-cell table:style-name="ce33" table:formula="of:=IF(ISBLANK([$Result.A550]);&quot;&quot;; [$Result.A550])">
            <text:p/>
          </table:table-cell>
          <table:table-cell table:style-name="ce34" table:formula="of:=IF(ISBLANK([$Result.B550]);&quot;&quot;; [$Result.B550])">
            <text:p/>
          </table:table-cell>
          <table:table-cell table:content-validation-name="val1"/>
          <table:table-cell/>
        </table:table-row>
        <table:table-row table:style-name="ro6">
          <table:table-cell table:style-name="ce33" table:formula="of:=IF(ISBLANK([$Result.A551]);&quot;&quot;; [$Result.A551])">
            <text:p/>
          </table:table-cell>
          <table:table-cell table:style-name="ce34" table:formula="of:=IF(ISBLANK([$Result.B551]);&quot;&quot;; [$Result.B551])">
            <text:p/>
          </table:table-cell>
          <table:table-cell table:content-validation-name="val1"/>
          <table:table-cell/>
        </table:table-row>
        <table:table-row table:style-name="ro6">
          <table:table-cell table:style-name="ce33" table:formula="of:=IF(ISBLANK([$Result.A552]);&quot;&quot;; [$Result.A552])">
            <text:p/>
          </table:table-cell>
          <table:table-cell table:style-name="ce34" table:formula="of:=IF(ISBLANK([$Result.B552]);&quot;&quot;; [$Result.B552])">
            <text:p/>
          </table:table-cell>
          <table:table-cell table:content-validation-name="val1"/>
          <table:table-cell/>
        </table:table-row>
        <table:table-row table:style-name="ro6">
          <table:table-cell table:style-name="ce33" table:formula="of:=IF(ISBLANK([$Result.A553]);&quot;&quot;; [$Result.A553])">
            <text:p/>
          </table:table-cell>
          <table:table-cell table:style-name="ce34" table:formula="of:=IF(ISBLANK([$Result.B553]);&quot;&quot;; [$Result.B553])">
            <text:p/>
          </table:table-cell>
          <table:table-cell table:content-validation-name="val1"/>
          <table:table-cell/>
        </table:table-row>
        <table:table-row table:style-name="ro6">
          <table:table-cell table:style-name="ce33" table:formula="of:=IF(ISBLANK([$Result.A554]);&quot;&quot;; [$Result.A554])">
            <text:p/>
          </table:table-cell>
          <table:table-cell table:style-name="ce34" table:formula="of:=IF(ISBLANK([$Result.B554]);&quot;&quot;; [$Result.B554])">
            <text:p/>
          </table:table-cell>
          <table:table-cell table:content-validation-name="val1"/>
          <table:table-cell/>
        </table:table-row>
        <table:table-row table:style-name="ro6">
          <table:table-cell table:style-name="ce33" table:formula="of:=IF(ISBLANK([$Result.A555]);&quot;&quot;; [$Result.A555])">
            <text:p/>
          </table:table-cell>
          <table:table-cell table:style-name="ce34" table:formula="of:=IF(ISBLANK([$Result.B555]);&quot;&quot;; [$Result.B555])">
            <text:p/>
          </table:table-cell>
          <table:table-cell table:content-validation-name="val1"/>
          <table:table-cell/>
        </table:table-row>
        <table:table-row table:style-name="ro6">
          <table:table-cell table:style-name="ce33" table:formula="of:=IF(ISBLANK([$Result.A556]);&quot;&quot;; [$Result.A556])">
            <text:p/>
          </table:table-cell>
          <table:table-cell table:style-name="ce34" table:formula="of:=IF(ISBLANK([$Result.B556]);&quot;&quot;; [$Result.B556])">
            <text:p/>
          </table:table-cell>
          <table:table-cell table:content-validation-name="val1"/>
          <table:table-cell/>
        </table:table-row>
        <table:table-row table:style-name="ro6">
          <table:table-cell table:style-name="ce33" table:formula="of:=IF(ISBLANK([$Result.A557]);&quot;&quot;; [$Result.A557])">
            <text:p/>
          </table:table-cell>
          <table:table-cell table:style-name="ce34" table:formula="of:=IF(ISBLANK([$Result.B557]);&quot;&quot;; [$Result.B557])">
            <text:p/>
          </table:table-cell>
          <table:table-cell table:content-validation-name="val1"/>
          <table:table-cell/>
        </table:table-row>
        <table:table-row table:style-name="ro6">
          <table:table-cell table:style-name="ce33" table:formula="of:=IF(ISBLANK([$Result.A558]);&quot;&quot;; [$Result.A558])">
            <text:p/>
          </table:table-cell>
          <table:table-cell table:style-name="ce34" table:formula="of:=IF(ISBLANK([$Result.B558]);&quot;&quot;; [$Result.B558])">
            <text:p/>
          </table:table-cell>
          <table:table-cell table:content-validation-name="val1"/>
          <table:table-cell/>
        </table:table-row>
        <table:table-row table:style-name="ro6">
          <table:table-cell table:style-name="ce33" table:formula="of:=IF(ISBLANK([$Result.A559]);&quot;&quot;; [$Result.A559])">
            <text:p/>
          </table:table-cell>
          <table:table-cell table:style-name="ce34" table:formula="of:=IF(ISBLANK([$Result.B559]);&quot;&quot;; [$Result.B559])">
            <text:p/>
          </table:table-cell>
          <table:table-cell table:content-validation-name="val1"/>
          <table:table-cell/>
        </table:table-row>
        <table:table-row table:style-name="ro6">
          <table:table-cell table:style-name="ce33" table:formula="of:=IF(ISBLANK([$Result.A560]);&quot;&quot;; [$Result.A560])">
            <text:p/>
          </table:table-cell>
          <table:table-cell table:style-name="ce34" table:formula="of:=IF(ISBLANK([$Result.B560]);&quot;&quot;; [$Result.B560])">
            <text:p/>
          </table:table-cell>
          <table:table-cell table:content-validation-name="val1"/>
          <table:table-cell/>
        </table:table-row>
        <table:table-row table:style-name="ro6">
          <table:table-cell table:style-name="ce33" table:formula="of:=IF(ISBLANK([$Result.A561]);&quot;&quot;; [$Result.A561])">
            <text:p/>
          </table:table-cell>
          <table:table-cell table:style-name="ce34" table:formula="of:=IF(ISBLANK([$Result.B561]);&quot;&quot;; [$Result.B561])">
            <text:p/>
          </table:table-cell>
          <table:table-cell table:content-validation-name="val1"/>
          <table:table-cell/>
        </table:table-row>
        <table:table-row table:style-name="ro6">
          <table:table-cell table:style-name="ce33" table:formula="of:=IF(ISBLANK([$Result.A562]);&quot;&quot;; [$Result.A562])">
            <text:p/>
          </table:table-cell>
          <table:table-cell table:style-name="ce34" table:formula="of:=IF(ISBLANK([$Result.B562]);&quot;&quot;; [$Result.B562])">
            <text:p/>
          </table:table-cell>
          <table:table-cell table:content-validation-name="val1"/>
          <table:table-cell/>
        </table:table-row>
        <table:table-row table:style-name="ro6">
          <table:table-cell table:style-name="ce33" table:formula="of:=IF(ISBLANK([$Result.A563]);&quot;&quot;; [$Result.A563])">
            <text:p/>
          </table:table-cell>
          <table:table-cell table:style-name="ce34" table:formula="of:=IF(ISBLANK([$Result.B563]);&quot;&quot;; [$Result.B563])">
            <text:p/>
          </table:table-cell>
          <table:table-cell table:content-validation-name="val1"/>
          <table:table-cell/>
        </table:table-row>
        <table:table-row table:style-name="ro6">
          <table:table-cell table:style-name="ce33" table:formula="of:=IF(ISBLANK([$Result.A564]);&quot;&quot;; [$Result.A564])">
            <text:p/>
          </table:table-cell>
          <table:table-cell table:style-name="ce34" table:formula="of:=IF(ISBLANK([$Result.B564]);&quot;&quot;; [$Result.B564])">
            <text:p/>
          </table:table-cell>
          <table:table-cell table:content-validation-name="val1"/>
          <table:table-cell/>
        </table:table-row>
        <table:table-row table:style-name="ro6">
          <table:table-cell table:style-name="ce33" table:formula="of:=IF(ISBLANK([$Result.A565]);&quot;&quot;; [$Result.A565])">
            <text:p/>
          </table:table-cell>
          <table:table-cell table:style-name="ce34" table:formula="of:=IF(ISBLANK([$Result.B565]);&quot;&quot;; [$Result.B565])">
            <text:p/>
          </table:table-cell>
          <table:table-cell table:content-validation-name="val1"/>
          <table:table-cell/>
        </table:table-row>
        <table:table-row table:style-name="ro6">
          <table:table-cell table:style-name="ce33" table:formula="of:=IF(ISBLANK([$Result.A566]);&quot;&quot;; [$Result.A566])">
            <text:p/>
          </table:table-cell>
          <table:table-cell table:style-name="ce34" table:formula="of:=IF(ISBLANK([$Result.B566]);&quot;&quot;; [$Result.B566])">
            <text:p/>
          </table:table-cell>
          <table:table-cell table:content-validation-name="val1"/>
          <table:table-cell/>
        </table:table-row>
        <table:table-row table:style-name="ro6">
          <table:table-cell table:style-name="ce33" table:formula="of:=IF(ISBLANK([$Result.A567]);&quot;&quot;; [$Result.A567])">
            <text:p/>
          </table:table-cell>
          <table:table-cell table:style-name="ce34" table:formula="of:=IF(ISBLANK([$Result.B567]);&quot;&quot;; [$Result.B567])">
            <text:p/>
          </table:table-cell>
          <table:table-cell table:content-validation-name="val1"/>
          <table:table-cell/>
        </table:table-row>
        <table:table-row table:style-name="ro6">
          <table:table-cell table:style-name="ce33" table:formula="of:=IF(ISBLANK([$Result.A568]);&quot;&quot;; [$Result.A568])">
            <text:p/>
          </table:table-cell>
          <table:table-cell table:style-name="ce34" table:formula="of:=IF(ISBLANK([$Result.B568]);&quot;&quot;; [$Result.B568])">
            <text:p/>
          </table:table-cell>
          <table:table-cell table:content-validation-name="val1"/>
          <table:table-cell/>
        </table:table-row>
        <table:table-row table:style-name="ro6">
          <table:table-cell table:style-name="ce33" table:formula="of:=IF(ISBLANK([$Result.A569]);&quot;&quot;; [$Result.A569])">
            <text:p/>
          </table:table-cell>
          <table:table-cell table:style-name="ce34" table:formula="of:=IF(ISBLANK([$Result.B569]);&quot;&quot;; [$Result.B569])">
            <text:p/>
          </table:table-cell>
          <table:table-cell table:content-validation-name="val1"/>
          <table:table-cell/>
        </table:table-row>
        <table:table-row table:style-name="ro6">
          <table:table-cell table:style-name="ce33" table:formula="of:=IF(ISBLANK([$Result.A570]);&quot;&quot;; [$Result.A570])">
            <text:p/>
          </table:table-cell>
          <table:table-cell table:style-name="ce34" table:formula="of:=IF(ISBLANK([$Result.B570]);&quot;&quot;; [$Result.B570])">
            <text:p/>
          </table:table-cell>
          <table:table-cell table:content-validation-name="val1"/>
          <table:table-cell/>
        </table:table-row>
        <table:table-row table:style-name="ro6">
          <table:table-cell table:style-name="ce33" table:formula="of:=IF(ISBLANK([$Result.A571]);&quot;&quot;; [$Result.A571])">
            <text:p/>
          </table:table-cell>
          <table:table-cell table:style-name="ce34" table:formula="of:=IF(ISBLANK([$Result.B571]);&quot;&quot;; [$Result.B571])">
            <text:p/>
          </table:table-cell>
          <table:table-cell table:content-validation-name="val1"/>
          <table:table-cell/>
        </table:table-row>
        <table:table-row table:style-name="ro6">
          <table:table-cell table:style-name="ce33" table:formula="of:=IF(ISBLANK([$Result.A572]);&quot;&quot;; [$Result.A572])">
            <text:p/>
          </table:table-cell>
          <table:table-cell table:style-name="ce34" table:formula="of:=IF(ISBLANK([$Result.B572]);&quot;&quot;; [$Result.B572])">
            <text:p/>
          </table:table-cell>
          <table:table-cell table:content-validation-name="val1"/>
          <table:table-cell/>
        </table:table-row>
        <table:table-row table:style-name="ro6">
          <table:table-cell table:style-name="ce33" table:formula="of:=IF(ISBLANK([$Result.A573]);&quot;&quot;; [$Result.A573])">
            <text:p/>
          </table:table-cell>
          <table:table-cell table:style-name="ce34" table:formula="of:=IF(ISBLANK([$Result.B573]);&quot;&quot;; [$Result.B573])">
            <text:p/>
          </table:table-cell>
          <table:table-cell table:content-validation-name="val1"/>
          <table:table-cell/>
        </table:table-row>
        <table:table-row table:style-name="ro6">
          <table:table-cell table:style-name="ce33" table:formula="of:=IF(ISBLANK([$Result.A574]);&quot;&quot;; [$Result.A574])">
            <text:p/>
          </table:table-cell>
          <table:table-cell table:style-name="ce34" table:formula="of:=IF(ISBLANK([$Result.B574]);&quot;&quot;; [$Result.B574])">
            <text:p/>
          </table:table-cell>
          <table:table-cell table:content-validation-name="val1"/>
          <table:table-cell/>
        </table:table-row>
        <table:table-row table:style-name="ro6">
          <table:table-cell table:style-name="ce33" table:formula="of:=IF(ISBLANK([$Result.A575]);&quot;&quot;; [$Result.A575])">
            <text:p/>
          </table:table-cell>
          <table:table-cell table:style-name="ce34" table:formula="of:=IF(ISBLANK([$Result.B575]);&quot;&quot;; [$Result.B575])">
            <text:p/>
          </table:table-cell>
          <table:table-cell table:content-validation-name="val1"/>
          <table:table-cell/>
        </table:table-row>
        <table:table-row table:style-name="ro6">
          <table:table-cell table:style-name="ce33" table:formula="of:=IF(ISBLANK([$Result.A576]);&quot;&quot;; [$Result.A576])">
            <text:p/>
          </table:table-cell>
          <table:table-cell table:style-name="ce34" table:formula="of:=IF(ISBLANK([$Result.B576]);&quot;&quot;; [$Result.B576])">
            <text:p/>
          </table:table-cell>
          <table:table-cell table:content-validation-name="val1"/>
          <table:table-cell/>
        </table:table-row>
        <table:table-row table:style-name="ro6">
          <table:table-cell table:style-name="ce33" table:formula="of:=IF(ISBLANK([$Result.A577]);&quot;&quot;; [$Result.A577])">
            <text:p/>
          </table:table-cell>
          <table:table-cell table:style-name="ce34" table:formula="of:=IF(ISBLANK([$Result.B577]);&quot;&quot;; [$Result.B577])">
            <text:p/>
          </table:table-cell>
          <table:table-cell table:content-validation-name="val1"/>
          <table:table-cell/>
        </table:table-row>
        <table:table-row table:style-name="ro6">
          <table:table-cell table:style-name="ce33" table:formula="of:=IF(ISBLANK([$Result.A578]);&quot;&quot;; [$Result.A578])">
            <text:p/>
          </table:table-cell>
          <table:table-cell table:style-name="ce34" table:formula="of:=IF(ISBLANK([$Result.B578]);&quot;&quot;; [$Result.B578])">
            <text:p/>
          </table:table-cell>
          <table:table-cell table:content-validation-name="val1"/>
          <table:table-cell/>
        </table:table-row>
        <table:table-row table:style-name="ro6">
          <table:table-cell table:style-name="ce33" table:formula="of:=IF(ISBLANK([$Result.A579]);&quot;&quot;; [$Result.A579])">
            <text:p/>
          </table:table-cell>
          <table:table-cell table:style-name="ce34" table:formula="of:=IF(ISBLANK([$Result.B579]);&quot;&quot;; [$Result.B579])">
            <text:p/>
          </table:table-cell>
          <table:table-cell table:content-validation-name="val1"/>
          <table:table-cell/>
        </table:table-row>
        <table:table-row table:style-name="ro6">
          <table:table-cell table:style-name="ce33" table:formula="of:=IF(ISBLANK([$Result.A580]);&quot;&quot;; [$Result.A580])">
            <text:p/>
          </table:table-cell>
          <table:table-cell table:style-name="ce34" table:formula="of:=IF(ISBLANK([$Result.B580]);&quot;&quot;; [$Result.B580])">
            <text:p/>
          </table:table-cell>
          <table:table-cell table:content-validation-name="val1"/>
          <table:table-cell/>
        </table:table-row>
        <table:table-row table:style-name="ro6">
          <table:table-cell table:style-name="ce33" table:formula="of:=IF(ISBLANK([$Result.A581]);&quot;&quot;; [$Result.A581])">
            <text:p/>
          </table:table-cell>
          <table:table-cell table:style-name="ce34" table:formula="of:=IF(ISBLANK([$Result.B581]);&quot;&quot;; [$Result.B581])">
            <text:p/>
          </table:table-cell>
          <table:table-cell table:content-validation-name="val1"/>
          <table:table-cell/>
        </table:table-row>
        <table:table-row table:style-name="ro6">
          <table:table-cell table:style-name="ce33" table:formula="of:=IF(ISBLANK([$Result.A582]);&quot;&quot;; [$Result.A582])">
            <text:p/>
          </table:table-cell>
          <table:table-cell table:style-name="ce34" table:formula="of:=IF(ISBLANK([$Result.B582]);&quot;&quot;; [$Result.B582])">
            <text:p/>
          </table:table-cell>
          <table:table-cell table:content-validation-name="val1"/>
          <table:table-cell/>
        </table:table-row>
        <table:table-row table:style-name="ro6">
          <table:table-cell table:style-name="ce33" table:formula="of:=IF(ISBLANK([$Result.A583]);&quot;&quot;; [$Result.A583])">
            <text:p/>
          </table:table-cell>
          <table:table-cell table:style-name="ce34" table:formula="of:=IF(ISBLANK([$Result.B583]);&quot;&quot;; [$Result.B583])">
            <text:p/>
          </table:table-cell>
          <table:table-cell table:content-validation-name="val1"/>
          <table:table-cell/>
        </table:table-row>
        <table:table-row table:style-name="ro6">
          <table:table-cell table:style-name="ce33" table:formula="of:=IF(ISBLANK([$Result.A584]);&quot;&quot;; [$Result.A584])">
            <text:p/>
          </table:table-cell>
          <table:table-cell table:style-name="ce34" table:formula="of:=IF(ISBLANK([$Result.B584]);&quot;&quot;; [$Result.B584])">
            <text:p/>
          </table:table-cell>
          <table:table-cell table:content-validation-name="val1"/>
          <table:table-cell/>
        </table:table-row>
        <table:table-row table:style-name="ro6">
          <table:table-cell table:style-name="ce33" table:formula="of:=IF(ISBLANK([$Result.A585]);&quot;&quot;; [$Result.A585])">
            <text:p/>
          </table:table-cell>
          <table:table-cell table:style-name="ce34" table:formula="of:=IF(ISBLANK([$Result.B585]);&quot;&quot;; [$Result.B585])">
            <text:p/>
          </table:table-cell>
          <table:table-cell table:content-validation-name="val1"/>
          <table:table-cell/>
        </table:table-row>
        <table:table-row table:style-name="ro6">
          <table:table-cell table:style-name="ce33" table:formula="of:=IF(ISBLANK([$Result.A586]);&quot;&quot;; [$Result.A586])">
            <text:p/>
          </table:table-cell>
          <table:table-cell table:style-name="ce34" table:formula="of:=IF(ISBLANK([$Result.B586]);&quot;&quot;; [$Result.B586])">
            <text:p/>
          </table:table-cell>
          <table:table-cell table:content-validation-name="val1"/>
          <table:table-cell/>
        </table:table-row>
        <table:table-row table:style-name="ro6">
          <table:table-cell table:style-name="ce33" table:formula="of:=IF(ISBLANK([$Result.A587]);&quot;&quot;; [$Result.A587])">
            <text:p/>
          </table:table-cell>
          <table:table-cell table:style-name="ce34" table:formula="of:=IF(ISBLANK([$Result.B587]);&quot;&quot;; [$Result.B587])">
            <text:p/>
          </table:table-cell>
          <table:table-cell table:content-validation-name="val1"/>
          <table:table-cell/>
        </table:table-row>
        <table:table-row table:style-name="ro6">
          <table:table-cell table:style-name="ce33" table:formula="of:=IF(ISBLANK([$Result.A588]);&quot;&quot;; [$Result.A588])">
            <text:p/>
          </table:table-cell>
          <table:table-cell table:style-name="ce34" table:formula="of:=IF(ISBLANK([$Result.B588]);&quot;&quot;; [$Result.B588])">
            <text:p/>
          </table:table-cell>
          <table:table-cell table:content-validation-name="val1"/>
          <table:table-cell/>
        </table:table-row>
        <table:table-row table:style-name="ro6">
          <table:table-cell table:style-name="ce33" table:formula="of:=IF(ISBLANK([$Result.A589]);&quot;&quot;; [$Result.A589])">
            <text:p/>
          </table:table-cell>
          <table:table-cell table:style-name="ce34" table:formula="of:=IF(ISBLANK([$Result.B589]);&quot;&quot;; [$Result.B589])">
            <text:p/>
          </table:table-cell>
          <table:table-cell table:content-validation-name="val1"/>
          <table:table-cell/>
        </table:table-row>
        <table:table-row table:style-name="ro6">
          <table:table-cell table:style-name="ce33" table:formula="of:=IF(ISBLANK([$Result.A590]);&quot;&quot;; [$Result.A590])">
            <text:p/>
          </table:table-cell>
          <table:table-cell table:style-name="ce34" table:formula="of:=IF(ISBLANK([$Result.B590]);&quot;&quot;; [$Result.B590])">
            <text:p/>
          </table:table-cell>
          <table:table-cell table:content-validation-name="val1"/>
          <table:table-cell/>
        </table:table-row>
        <table:table-row table:style-name="ro6">
          <table:table-cell table:style-name="ce33" table:formula="of:=IF(ISBLANK([$Result.A591]);&quot;&quot;; [$Result.A591])">
            <text:p/>
          </table:table-cell>
          <table:table-cell table:style-name="ce34" table:formula="of:=IF(ISBLANK([$Result.B591]);&quot;&quot;; [$Result.B591])">
            <text:p/>
          </table:table-cell>
          <table:table-cell table:content-validation-name="val1"/>
          <table:table-cell/>
        </table:table-row>
        <table:table-row table:style-name="ro6">
          <table:table-cell table:style-name="ce33" table:formula="of:=IF(ISBLANK([$Result.A592]);&quot;&quot;; [$Result.A592])">
            <text:p/>
          </table:table-cell>
          <table:table-cell table:style-name="ce34" table:formula="of:=IF(ISBLANK([$Result.B592]);&quot;&quot;; [$Result.B592])">
            <text:p/>
          </table:table-cell>
          <table:table-cell table:content-validation-name="val1"/>
          <table:table-cell/>
        </table:table-row>
        <table:table-row table:style-name="ro6">
          <table:table-cell table:style-name="ce33" table:formula="of:=IF(ISBLANK([$Result.A593]);&quot;&quot;; [$Result.A593])">
            <text:p/>
          </table:table-cell>
          <table:table-cell table:style-name="ce34" table:formula="of:=IF(ISBLANK([$Result.B593]);&quot;&quot;; [$Result.B593])">
            <text:p/>
          </table:table-cell>
          <table:table-cell table:content-validation-name="val1"/>
          <table:table-cell/>
        </table:table-row>
        <table:table-row table:style-name="ro6">
          <table:table-cell table:style-name="ce33" table:formula="of:=IF(ISBLANK([$Result.A594]);&quot;&quot;; [$Result.A594])">
            <text:p/>
          </table:table-cell>
          <table:table-cell table:style-name="ce34" table:formula="of:=IF(ISBLANK([$Result.B594]);&quot;&quot;; [$Result.B594])">
            <text:p/>
          </table:table-cell>
          <table:table-cell table:content-validation-name="val1"/>
          <table:table-cell/>
        </table:table-row>
        <table:table-row table:style-name="ro6">
          <table:table-cell table:style-name="ce33" table:formula="of:=IF(ISBLANK([$Result.A595]);&quot;&quot;; [$Result.A595])">
            <text:p/>
          </table:table-cell>
          <table:table-cell table:style-name="ce34" table:formula="of:=IF(ISBLANK([$Result.B595]);&quot;&quot;; [$Result.B595])">
            <text:p/>
          </table:table-cell>
          <table:table-cell table:content-validation-name="val1"/>
          <table:table-cell/>
        </table:table-row>
        <table:table-row table:style-name="ro6">
          <table:table-cell table:style-name="ce33" table:formula="of:=IF(ISBLANK([$Result.A596]);&quot;&quot;; [$Result.A596])">
            <text:p/>
          </table:table-cell>
          <table:table-cell table:style-name="ce34" table:formula="of:=IF(ISBLANK([$Result.B596]);&quot;&quot;; [$Result.B596])">
            <text:p/>
          </table:table-cell>
          <table:table-cell table:content-validation-name="val1"/>
          <table:table-cell/>
        </table:table-row>
        <table:table-row table:style-name="ro6">
          <table:table-cell table:style-name="ce33" table:formula="of:=IF(ISBLANK([$Result.A597]);&quot;&quot;; [$Result.A597])">
            <text:p/>
          </table:table-cell>
          <table:table-cell table:style-name="ce34" table:formula="of:=IF(ISBLANK([$Result.B597]);&quot;&quot;; [$Result.B597])">
            <text:p/>
          </table:table-cell>
          <table:table-cell table:content-validation-name="val1"/>
          <table:table-cell/>
        </table:table-row>
        <table:table-row table:style-name="ro6">
          <table:table-cell table:style-name="ce33" table:formula="of:=IF(ISBLANK([$Result.A598]);&quot;&quot;; [$Result.A598])">
            <text:p/>
          </table:table-cell>
          <table:table-cell table:style-name="ce34" table:formula="of:=IF(ISBLANK([$Result.B598]);&quot;&quot;; [$Result.B598])">
            <text:p/>
          </table:table-cell>
          <table:table-cell table:content-validation-name="val1"/>
          <table:table-cell/>
        </table:table-row>
        <table:table-row table:style-name="ro6">
          <table:table-cell table:style-name="ce33" table:formula="of:=IF(ISBLANK([$Result.A599]);&quot;&quot;; [$Result.A599])">
            <text:p/>
          </table:table-cell>
          <table:table-cell table:style-name="ce34" table:formula="of:=IF(ISBLANK([$Result.B599]);&quot;&quot;; [$Result.B599])">
            <text:p/>
          </table:table-cell>
          <table:table-cell table:content-validation-name="val1"/>
          <table:table-cell/>
        </table:table-row>
        <table:table-row table:style-name="ro6">
          <table:table-cell table:style-name="ce33" table:formula="of:=IF(ISBLANK([$Result.A600]);&quot;&quot;; [$Result.A600])">
            <text:p/>
          </table:table-cell>
          <table:table-cell table:style-name="ce34" table:formula="of:=IF(ISBLANK([$Result.B600]);&quot;&quot;; [$Result.B600])">
            <text:p/>
          </table:table-cell>
          <table:table-cell table:content-validation-name="val1"/>
          <table:table-cell/>
        </table:table-row>
        <table:table-row table:style-name="ro6">
          <table:table-cell table:style-name="ce33" table:formula="of:=IF(ISBLANK([$Result.A601]);&quot;&quot;; [$Result.A601])">
            <text:p/>
          </table:table-cell>
          <table:table-cell table:style-name="ce34" table:formula="of:=IF(ISBLANK([$Result.B601]);&quot;&quot;; [$Result.B601])">
            <text:p/>
          </table:table-cell>
          <table:table-cell table:content-validation-name="val1"/>
          <table:table-cell/>
        </table:table-row>
        <table:table-row table:style-name="ro6">
          <table:table-cell table:style-name="ce33" table:formula="of:=IF(ISBLANK([$Result.A602]);&quot;&quot;; [$Result.A602])">
            <text:p/>
          </table:table-cell>
          <table:table-cell table:style-name="ce34" table:formula="of:=IF(ISBLANK([$Result.B602]);&quot;&quot;; [$Result.B602])">
            <text:p/>
          </table:table-cell>
          <table:table-cell table:content-validation-name="val1"/>
          <table:table-cell/>
        </table:table-row>
        <table:table-row table:style-name="ro6">
          <table:table-cell table:style-name="ce33" table:formula="of:=IF(ISBLANK([$Result.A603]);&quot;&quot;; [$Result.A603])">
            <text:p/>
          </table:table-cell>
          <table:table-cell table:style-name="ce34" table:formula="of:=IF(ISBLANK([$Result.B603]);&quot;&quot;; [$Result.B603])">
            <text:p/>
          </table:table-cell>
          <table:table-cell table:content-validation-name="val1"/>
          <table:table-cell/>
        </table:table-row>
        <table:table-row table:style-name="ro6">
          <table:table-cell table:style-name="ce33" table:formula="of:=IF(ISBLANK([$Result.A604]);&quot;&quot;; [$Result.A604])">
            <text:p/>
          </table:table-cell>
          <table:table-cell table:style-name="ce34" table:formula="of:=IF(ISBLANK([$Result.B604]);&quot;&quot;; [$Result.B604])">
            <text:p/>
          </table:table-cell>
          <table:table-cell table:content-validation-name="val1"/>
          <table:table-cell/>
        </table:table-row>
        <table:table-row table:style-name="ro6">
          <table:table-cell table:style-name="ce33" table:formula="of:=IF(ISBLANK([$Result.A605]);&quot;&quot;; [$Result.A605])">
            <text:p/>
          </table:table-cell>
          <table:table-cell table:style-name="ce34" table:formula="of:=IF(ISBLANK([$Result.B605]);&quot;&quot;; [$Result.B605])">
            <text:p/>
          </table:table-cell>
          <table:table-cell table:content-validation-name="val1"/>
          <table:table-cell/>
        </table:table-row>
        <table:table-row table:style-name="ro6">
          <table:table-cell table:style-name="ce33" table:formula="of:=IF(ISBLANK([$Result.A606]);&quot;&quot;; [$Result.A606])">
            <text:p/>
          </table:table-cell>
          <table:table-cell table:style-name="ce34" table:formula="of:=IF(ISBLANK([$Result.B606]);&quot;&quot;; [$Result.B606])">
            <text:p/>
          </table:table-cell>
          <table:table-cell table:content-validation-name="val1"/>
          <table:table-cell/>
        </table:table-row>
        <table:table-row table:style-name="ro6">
          <table:table-cell table:style-name="ce33" table:formula="of:=IF(ISBLANK([$Result.A607]);&quot;&quot;; [$Result.A607])">
            <text:p/>
          </table:table-cell>
          <table:table-cell table:style-name="ce34" table:formula="of:=IF(ISBLANK([$Result.B607]);&quot;&quot;; [$Result.B607])">
            <text:p/>
          </table:table-cell>
          <table:table-cell table:content-validation-name="val1"/>
          <table:table-cell/>
        </table:table-row>
        <table:table-row table:style-name="ro6">
          <table:table-cell table:style-name="ce33" table:formula="of:=IF(ISBLANK([$Result.A608]);&quot;&quot;; [$Result.A608])">
            <text:p/>
          </table:table-cell>
          <table:table-cell table:style-name="ce34" table:formula="of:=IF(ISBLANK([$Result.B608]);&quot;&quot;; [$Result.B608])">
            <text:p/>
          </table:table-cell>
          <table:table-cell table:content-validation-name="val1"/>
          <table:table-cell/>
        </table:table-row>
        <table:table-row table:style-name="ro6">
          <table:table-cell table:style-name="ce33" table:formula="of:=IF(ISBLANK([$Result.A609]);&quot;&quot;; [$Result.A609])">
            <text:p/>
          </table:table-cell>
          <table:table-cell table:style-name="ce34" table:formula="of:=IF(ISBLANK([$Result.B609]);&quot;&quot;; [$Result.B609])">
            <text:p/>
          </table:table-cell>
          <table:table-cell table:content-validation-name="val1"/>
          <table:table-cell/>
        </table:table-row>
        <table:table-row table:style-name="ro6">
          <table:table-cell table:style-name="ce33" table:formula="of:=IF(ISBLANK([$Result.A610]);&quot;&quot;; [$Result.A610])">
            <text:p/>
          </table:table-cell>
          <table:table-cell table:style-name="ce34" table:formula="of:=IF(ISBLANK([$Result.B610]);&quot;&quot;; [$Result.B610])">
            <text:p/>
          </table:table-cell>
          <table:table-cell table:content-validation-name="val1"/>
          <table:table-cell/>
        </table:table-row>
        <table:table-row table:style-name="ro6">
          <table:table-cell table:style-name="ce33" table:formula="of:=IF(ISBLANK([$Result.A611]);&quot;&quot;; [$Result.A611])">
            <text:p/>
          </table:table-cell>
          <table:table-cell table:style-name="ce34" table:formula="of:=IF(ISBLANK([$Result.B611]);&quot;&quot;; [$Result.B611])">
            <text:p/>
          </table:table-cell>
          <table:table-cell table:content-validation-name="val1"/>
          <table:table-cell/>
        </table:table-row>
        <table:table-row table:style-name="ro6">
          <table:table-cell table:style-name="ce33" table:formula="of:=IF(ISBLANK([$Result.A612]);&quot;&quot;; [$Result.A612])">
            <text:p/>
          </table:table-cell>
          <table:table-cell table:style-name="ce34" table:formula="of:=IF(ISBLANK([$Result.B612]);&quot;&quot;; [$Result.B612])">
            <text:p/>
          </table:table-cell>
          <table:table-cell table:content-validation-name="val1"/>
          <table:table-cell/>
        </table:table-row>
        <table:table-row table:style-name="ro6">
          <table:table-cell table:style-name="ce33" table:formula="of:=IF(ISBLANK([$Result.A613]);&quot;&quot;; [$Result.A613])">
            <text:p/>
          </table:table-cell>
          <table:table-cell table:style-name="ce34" table:formula="of:=IF(ISBLANK([$Result.B613]);&quot;&quot;; [$Result.B613])">
            <text:p/>
          </table:table-cell>
          <table:table-cell table:content-validation-name="val1"/>
          <table:table-cell/>
        </table:table-row>
        <table:table-row table:style-name="ro6">
          <table:table-cell table:style-name="ce33" table:formula="of:=IF(ISBLANK([$Result.A614]);&quot;&quot;; [$Result.A614])">
            <text:p/>
          </table:table-cell>
          <table:table-cell table:style-name="ce34" table:formula="of:=IF(ISBLANK([$Result.B614]);&quot;&quot;; [$Result.B614])">
            <text:p/>
          </table:table-cell>
          <table:table-cell table:content-validation-name="val1"/>
          <table:table-cell/>
        </table:table-row>
        <table:table-row table:style-name="ro6">
          <table:table-cell table:style-name="ce33" table:formula="of:=IF(ISBLANK([$Result.A615]);&quot;&quot;; [$Result.A615])">
            <text:p/>
          </table:table-cell>
          <table:table-cell table:style-name="ce34" table:formula="of:=IF(ISBLANK([$Result.B615]);&quot;&quot;; [$Result.B615])">
            <text:p/>
          </table:table-cell>
          <table:table-cell table:content-validation-name="val1"/>
          <table:table-cell/>
        </table:table-row>
        <table:table-row table:style-name="ro6">
          <table:table-cell table:style-name="ce33" table:formula="of:=IF(ISBLANK([$Result.A616]);&quot;&quot;; [$Result.A616])">
            <text:p/>
          </table:table-cell>
          <table:table-cell table:style-name="ce34" table:formula="of:=IF(ISBLANK([$Result.B616]);&quot;&quot;; [$Result.B616])">
            <text:p/>
          </table:table-cell>
          <table:table-cell table:content-validation-name="val1"/>
          <table:table-cell/>
        </table:table-row>
        <table:table-row table:style-name="ro6">
          <table:table-cell table:style-name="ce33" table:formula="of:=IF(ISBLANK([$Result.A617]);&quot;&quot;; [$Result.A617])">
            <text:p/>
          </table:table-cell>
          <table:table-cell table:style-name="ce34" table:formula="of:=IF(ISBLANK([$Result.B617]);&quot;&quot;; [$Result.B617])">
            <text:p/>
          </table:table-cell>
          <table:table-cell table:content-validation-name="val1"/>
          <table:table-cell/>
        </table:table-row>
        <table:table-row table:style-name="ro6">
          <table:table-cell table:style-name="ce33" table:formula="of:=IF(ISBLANK([$Result.A618]);&quot;&quot;; [$Result.A618])">
            <text:p/>
          </table:table-cell>
          <table:table-cell table:style-name="ce34" table:formula="of:=IF(ISBLANK([$Result.B618]);&quot;&quot;; [$Result.B618])">
            <text:p/>
          </table:table-cell>
          <table:table-cell table:content-validation-name="val1"/>
          <table:table-cell/>
        </table:table-row>
        <table:table-row table:style-name="ro6">
          <table:table-cell table:style-name="ce33" table:formula="of:=IF(ISBLANK([$Result.A619]);&quot;&quot;; [$Result.A619])">
            <text:p/>
          </table:table-cell>
          <table:table-cell table:style-name="ce34" table:formula="of:=IF(ISBLANK([$Result.B619]);&quot;&quot;; [$Result.B619])">
            <text:p/>
          </table:table-cell>
          <table:table-cell table:content-validation-name="val1"/>
          <table:table-cell/>
        </table:table-row>
        <table:table-row table:style-name="ro6">
          <table:table-cell table:style-name="ce33" table:formula="of:=IF(ISBLANK([$Result.A620]);&quot;&quot;; [$Result.A620])">
            <text:p/>
          </table:table-cell>
          <table:table-cell table:style-name="ce34" table:formula="of:=IF(ISBLANK([$Result.B620]);&quot;&quot;; [$Result.B620])">
            <text:p/>
          </table:table-cell>
          <table:table-cell table:content-validation-name="val1"/>
          <table:table-cell/>
        </table:table-row>
        <table:table-row table:style-name="ro6">
          <table:table-cell table:style-name="ce33" table:formula="of:=IF(ISBLANK([$Result.A621]);&quot;&quot;; [$Result.A621])">
            <text:p/>
          </table:table-cell>
          <table:table-cell table:style-name="ce34" table:formula="of:=IF(ISBLANK([$Result.B621]);&quot;&quot;; [$Result.B621])">
            <text:p/>
          </table:table-cell>
          <table:table-cell table:content-validation-name="val1"/>
          <table:table-cell/>
        </table:table-row>
        <table:table-row table:style-name="ro6">
          <table:table-cell table:style-name="ce33" table:formula="of:=IF(ISBLANK([$Result.A622]);&quot;&quot;; [$Result.A622])">
            <text:p/>
          </table:table-cell>
          <table:table-cell table:style-name="ce34" table:formula="of:=IF(ISBLANK([$Result.B622]);&quot;&quot;; [$Result.B622])">
            <text:p/>
          </table:table-cell>
          <table:table-cell table:content-validation-name="val1"/>
          <table:table-cell/>
        </table:table-row>
        <table:table-row table:style-name="ro6">
          <table:table-cell table:style-name="ce33" table:formula="of:=IF(ISBLANK([$Result.A623]);&quot;&quot;; [$Result.A623])">
            <text:p/>
          </table:table-cell>
          <table:table-cell table:style-name="ce34" table:formula="of:=IF(ISBLANK([$Result.B623]);&quot;&quot;; [$Result.B623])">
            <text:p/>
          </table:table-cell>
          <table:table-cell table:content-validation-name="val1"/>
          <table:table-cell/>
        </table:table-row>
        <table:table-row table:style-name="ro6">
          <table:table-cell table:style-name="ce33" table:formula="of:=IF(ISBLANK([$Result.A624]);&quot;&quot;; [$Result.A624])">
            <text:p/>
          </table:table-cell>
          <table:table-cell table:style-name="ce34" table:formula="of:=IF(ISBLANK([$Result.B624]);&quot;&quot;; [$Result.B624])">
            <text:p/>
          </table:table-cell>
          <table:table-cell table:content-validation-name="val1"/>
          <table:table-cell/>
        </table:table-row>
        <table:table-row table:style-name="ro6">
          <table:table-cell table:style-name="ce33" table:formula="of:=IF(ISBLANK([$Result.A625]);&quot;&quot;; [$Result.A625])">
            <text:p/>
          </table:table-cell>
          <table:table-cell table:style-name="ce34" table:formula="of:=IF(ISBLANK([$Result.B625]);&quot;&quot;; [$Result.B625])">
            <text:p/>
          </table:table-cell>
          <table:table-cell table:content-validation-name="val1"/>
          <table:table-cell/>
        </table:table-row>
        <table:table-row table:style-name="ro6">
          <table:table-cell table:style-name="ce33" table:formula="of:=IF(ISBLANK([$Result.A626]);&quot;&quot;; [$Result.A626])">
            <text:p/>
          </table:table-cell>
          <table:table-cell table:style-name="ce34" table:formula="of:=IF(ISBLANK([$Result.B626]);&quot;&quot;; [$Result.B626])">
            <text:p/>
          </table:table-cell>
          <table:table-cell table:content-validation-name="val1"/>
          <table:table-cell/>
        </table:table-row>
        <table:table-row table:style-name="ro6">
          <table:table-cell table:style-name="ce33" table:formula="of:=IF(ISBLANK([$Result.A627]);&quot;&quot;; [$Result.A627])">
            <text:p/>
          </table:table-cell>
          <table:table-cell table:style-name="ce34" table:formula="of:=IF(ISBLANK([$Result.B627]);&quot;&quot;; [$Result.B627])">
            <text:p/>
          </table:table-cell>
          <table:table-cell table:content-validation-name="val1"/>
          <table:table-cell/>
        </table:table-row>
        <table:table-row table:style-name="ro6">
          <table:table-cell table:style-name="ce33" table:formula="of:=IF(ISBLANK([$Result.A628]);&quot;&quot;; [$Result.A628])">
            <text:p/>
          </table:table-cell>
          <table:table-cell table:style-name="ce34" table:formula="of:=IF(ISBLANK([$Result.B628]);&quot;&quot;; [$Result.B628])">
            <text:p/>
          </table:table-cell>
          <table:table-cell table:content-validation-name="val1"/>
          <table:table-cell/>
        </table:table-row>
        <table:table-row table:style-name="ro6">
          <table:table-cell table:style-name="ce33" table:formula="of:=IF(ISBLANK([$Result.A629]);&quot;&quot;; [$Result.A629])">
            <text:p/>
          </table:table-cell>
          <table:table-cell table:style-name="ce34" table:formula="of:=IF(ISBLANK([$Result.B629]);&quot;&quot;; [$Result.B629])">
            <text:p/>
          </table:table-cell>
          <table:table-cell table:content-validation-name="val1"/>
          <table:table-cell/>
        </table:table-row>
        <table:table-row table:style-name="ro6">
          <table:table-cell table:style-name="ce33" table:formula="of:=IF(ISBLANK([$Result.A630]);&quot;&quot;; [$Result.A630])">
            <text:p/>
          </table:table-cell>
          <table:table-cell table:style-name="ce34" table:formula="of:=IF(ISBLANK([$Result.B630]);&quot;&quot;; [$Result.B630])">
            <text:p/>
          </table:table-cell>
          <table:table-cell table:content-validation-name="val1"/>
          <table:table-cell/>
        </table:table-row>
        <table:table-row table:style-name="ro6">
          <table:table-cell table:style-name="ce33" table:formula="of:=IF(ISBLANK([$Result.A631]);&quot;&quot;; [$Result.A631])">
            <text:p/>
          </table:table-cell>
          <table:table-cell table:style-name="ce34" table:formula="of:=IF(ISBLANK([$Result.B631]);&quot;&quot;; [$Result.B631])">
            <text:p/>
          </table:table-cell>
          <table:table-cell table:content-validation-name="val1"/>
          <table:table-cell/>
        </table:table-row>
        <table:table-row table:style-name="ro6">
          <table:table-cell table:style-name="ce33" table:formula="of:=IF(ISBLANK([$Result.A632]);&quot;&quot;; [$Result.A632])">
            <text:p/>
          </table:table-cell>
          <table:table-cell table:style-name="ce34" table:formula="of:=IF(ISBLANK([$Result.B632]);&quot;&quot;; [$Result.B632])">
            <text:p/>
          </table:table-cell>
          <table:table-cell table:content-validation-name="val1"/>
          <table:table-cell/>
        </table:table-row>
        <table:table-row table:style-name="ro6">
          <table:table-cell table:style-name="ce33" table:formula="of:=IF(ISBLANK([$Result.A633]);&quot;&quot;; [$Result.A633])">
            <text:p/>
          </table:table-cell>
          <table:table-cell table:style-name="ce34" table:formula="of:=IF(ISBLANK([$Result.B633]);&quot;&quot;; [$Result.B633])">
            <text:p/>
          </table:table-cell>
          <table:table-cell table:content-validation-name="val1"/>
          <table:table-cell/>
        </table:table-row>
        <table:table-row table:style-name="ro6">
          <table:table-cell table:style-name="ce33" table:formula="of:=IF(ISBLANK([$Result.A634]);&quot;&quot;; [$Result.A634])">
            <text:p/>
          </table:table-cell>
          <table:table-cell table:style-name="ce34" table:formula="of:=IF(ISBLANK([$Result.B634]);&quot;&quot;; [$Result.B634])">
            <text:p/>
          </table:table-cell>
          <table:table-cell table:content-validation-name="val1"/>
          <table:table-cell/>
        </table:table-row>
        <table:table-row table:style-name="ro6">
          <table:table-cell table:style-name="ce33" table:formula="of:=IF(ISBLANK([$Result.A635]);&quot;&quot;; [$Result.A635])">
            <text:p/>
          </table:table-cell>
          <table:table-cell table:style-name="ce34" table:formula="of:=IF(ISBLANK([$Result.B635]);&quot;&quot;; [$Result.B635])">
            <text:p/>
          </table:table-cell>
          <table:table-cell table:content-validation-name="val1"/>
          <table:table-cell/>
        </table:table-row>
        <table:table-row table:style-name="ro6">
          <table:table-cell table:style-name="ce33" table:formula="of:=IF(ISBLANK([$Result.A636]);&quot;&quot;; [$Result.A636])">
            <text:p/>
          </table:table-cell>
          <table:table-cell table:style-name="ce34" table:formula="of:=IF(ISBLANK([$Result.B636]);&quot;&quot;; [$Result.B636])">
            <text:p/>
          </table:table-cell>
          <table:table-cell table:content-validation-name="val1"/>
          <table:table-cell/>
        </table:table-row>
        <table:table-row table:style-name="ro6">
          <table:table-cell table:style-name="ce33" table:formula="of:=IF(ISBLANK([$Result.A637]);&quot;&quot;; [$Result.A637])">
            <text:p/>
          </table:table-cell>
          <table:table-cell table:style-name="ce34" table:formula="of:=IF(ISBLANK([$Result.B637]);&quot;&quot;; [$Result.B637])">
            <text:p/>
          </table:table-cell>
          <table:table-cell table:content-validation-name="val1"/>
          <table:table-cell/>
        </table:table-row>
        <table:table-row table:style-name="ro6">
          <table:table-cell table:style-name="ce33" table:formula="of:=IF(ISBLANK([$Result.A638]);&quot;&quot;; [$Result.A638])">
            <text:p/>
          </table:table-cell>
          <table:table-cell table:style-name="ce34" table:formula="of:=IF(ISBLANK([$Result.B638]);&quot;&quot;; [$Result.B638])">
            <text:p/>
          </table:table-cell>
          <table:table-cell table:content-validation-name="val1"/>
          <table:table-cell/>
        </table:table-row>
        <table:table-row table:style-name="ro6">
          <table:table-cell table:style-name="ce33" table:formula="of:=IF(ISBLANK([$Result.A639]);&quot;&quot;; [$Result.A639])">
            <text:p/>
          </table:table-cell>
          <table:table-cell table:style-name="ce34" table:formula="of:=IF(ISBLANK([$Result.B639]);&quot;&quot;; [$Result.B639])">
            <text:p/>
          </table:table-cell>
          <table:table-cell table:content-validation-name="val1"/>
          <table:table-cell/>
        </table:table-row>
        <table:table-row table:style-name="ro6">
          <table:table-cell table:style-name="ce33" table:formula="of:=IF(ISBLANK([$Result.A640]);&quot;&quot;; [$Result.A640])">
            <text:p/>
          </table:table-cell>
          <table:table-cell table:style-name="ce34" table:formula="of:=IF(ISBLANK([$Result.B640]);&quot;&quot;; [$Result.B640])">
            <text:p/>
          </table:table-cell>
          <table:table-cell table:content-validation-name="val1"/>
          <table:table-cell/>
        </table:table-row>
        <table:table-row table:style-name="ro6">
          <table:table-cell table:style-name="ce33" table:formula="of:=IF(ISBLANK([$Result.A641]);&quot;&quot;; [$Result.A641])">
            <text:p/>
          </table:table-cell>
          <table:table-cell table:style-name="ce34" table:formula="of:=IF(ISBLANK([$Result.B641]);&quot;&quot;; [$Result.B641])">
            <text:p/>
          </table:table-cell>
          <table:table-cell table:content-validation-name="val1"/>
          <table:table-cell/>
        </table:table-row>
        <table:table-row table:style-name="ro6">
          <table:table-cell table:style-name="ce33" table:formula="of:=IF(ISBLANK([$Result.A642]);&quot;&quot;; [$Result.A642])">
            <text:p/>
          </table:table-cell>
          <table:table-cell table:style-name="ce34" table:formula="of:=IF(ISBLANK([$Result.B642]);&quot;&quot;; [$Result.B642])">
            <text:p/>
          </table:table-cell>
          <table:table-cell table:content-validation-name="val1"/>
          <table:table-cell/>
        </table:table-row>
        <table:table-row table:style-name="ro6">
          <table:table-cell table:style-name="ce33" table:formula="of:=IF(ISBLANK([$Result.A643]);&quot;&quot;; [$Result.A643])">
            <text:p/>
          </table:table-cell>
          <table:table-cell table:style-name="ce34" table:formula="of:=IF(ISBLANK([$Result.B643]);&quot;&quot;; [$Result.B643])">
            <text:p/>
          </table:table-cell>
          <table:table-cell table:content-validation-name="val1"/>
          <table:table-cell/>
        </table:table-row>
        <table:table-row table:style-name="ro6">
          <table:table-cell table:style-name="ce33" table:formula="of:=IF(ISBLANK([$Result.A644]);&quot;&quot;; [$Result.A644])">
            <text:p/>
          </table:table-cell>
          <table:table-cell table:style-name="ce34" table:formula="of:=IF(ISBLANK([$Result.B644]);&quot;&quot;; [$Result.B644])">
            <text:p/>
          </table:table-cell>
          <table:table-cell table:content-validation-name="val1"/>
          <table:table-cell/>
        </table:table-row>
        <table:table-row table:style-name="ro6">
          <table:table-cell table:style-name="ce33" table:formula="of:=IF(ISBLANK([$Result.A645]);&quot;&quot;; [$Result.A645])">
            <text:p/>
          </table:table-cell>
          <table:table-cell table:style-name="ce34" table:formula="of:=IF(ISBLANK([$Result.B645]);&quot;&quot;; [$Result.B645])">
            <text:p/>
          </table:table-cell>
          <table:table-cell table:content-validation-name="val1"/>
          <table:table-cell/>
        </table:table-row>
        <table:table-row table:style-name="ro6">
          <table:table-cell table:style-name="ce33" table:formula="of:=IF(ISBLANK([$Result.A646]);&quot;&quot;; [$Result.A646])">
            <text:p/>
          </table:table-cell>
          <table:table-cell table:style-name="ce34" table:formula="of:=IF(ISBLANK([$Result.B646]);&quot;&quot;; [$Result.B646])">
            <text:p/>
          </table:table-cell>
          <table:table-cell table:content-validation-name="val1"/>
          <table:table-cell/>
        </table:table-row>
        <table:table-row table:style-name="ro6">
          <table:table-cell table:style-name="ce33" table:formula="of:=IF(ISBLANK([$Result.A647]);&quot;&quot;; [$Result.A647])">
            <text:p/>
          </table:table-cell>
          <table:table-cell table:style-name="ce34" table:formula="of:=IF(ISBLANK([$Result.B647]);&quot;&quot;; [$Result.B647])">
            <text:p/>
          </table:table-cell>
          <table:table-cell table:content-validation-name="val1"/>
          <table:table-cell/>
        </table:table-row>
        <table:table-row table:style-name="ro6">
          <table:table-cell table:style-name="ce33" table:formula="of:=IF(ISBLANK([$Result.A648]);&quot;&quot;; [$Result.A648])">
            <text:p/>
          </table:table-cell>
          <table:table-cell table:style-name="ce34" table:formula="of:=IF(ISBLANK([$Result.B648]);&quot;&quot;; [$Result.B648])">
            <text:p/>
          </table:table-cell>
          <table:table-cell table:content-validation-name="val1"/>
          <table:table-cell/>
        </table:table-row>
        <table:table-row table:style-name="ro6">
          <table:table-cell table:style-name="ce33" table:formula="of:=IF(ISBLANK([$Result.A649]);&quot;&quot;; [$Result.A649])">
            <text:p/>
          </table:table-cell>
          <table:table-cell table:style-name="ce34" table:formula="of:=IF(ISBLANK([$Result.B649]);&quot;&quot;; [$Result.B649])">
            <text:p/>
          </table:table-cell>
          <table:table-cell table:content-validation-name="val1"/>
          <table:table-cell/>
        </table:table-row>
        <table:table-row table:style-name="ro6">
          <table:table-cell table:style-name="ce33" table:formula="of:=IF(ISBLANK([$Result.A650]);&quot;&quot;; [$Result.A650])">
            <text:p/>
          </table:table-cell>
          <table:table-cell table:style-name="ce34" table:formula="of:=IF(ISBLANK([$Result.B650]);&quot;&quot;; [$Result.B650])">
            <text:p/>
          </table:table-cell>
          <table:table-cell table:content-validation-name="val1"/>
          <table:table-cell/>
        </table:table-row>
        <table:table-row table:style-name="ro6">
          <table:table-cell table:style-name="ce33" table:formula="of:=IF(ISBLANK([$Result.A651]);&quot;&quot;; [$Result.A651])">
            <text:p/>
          </table:table-cell>
          <table:table-cell table:style-name="ce34" table:formula="of:=IF(ISBLANK([$Result.B651]);&quot;&quot;; [$Result.B651])">
            <text:p/>
          </table:table-cell>
          <table:table-cell table:content-validation-name="val1"/>
          <table:table-cell/>
        </table:table-row>
        <table:table-row table:style-name="ro6">
          <table:table-cell table:style-name="ce33" table:formula="of:=IF(ISBLANK([$Result.A652]);&quot;&quot;; [$Result.A652])">
            <text:p/>
          </table:table-cell>
          <table:table-cell table:style-name="ce34" table:formula="of:=IF(ISBLANK([$Result.B652]);&quot;&quot;; [$Result.B652])">
            <text:p/>
          </table:table-cell>
          <table:table-cell table:content-validation-name="val1"/>
          <table:table-cell/>
        </table:table-row>
        <table:table-row table:style-name="ro6">
          <table:table-cell table:style-name="ce33" table:formula="of:=IF(ISBLANK([$Result.A653]);&quot;&quot;; [$Result.A653])">
            <text:p/>
          </table:table-cell>
          <table:table-cell table:style-name="ce34" table:formula="of:=IF(ISBLANK([$Result.B653]);&quot;&quot;; [$Result.B653])">
            <text:p/>
          </table:table-cell>
          <table:table-cell table:content-validation-name="val1"/>
          <table:table-cell/>
        </table:table-row>
        <table:table-row table:style-name="ro6">
          <table:table-cell table:style-name="ce33" table:formula="of:=IF(ISBLANK([$Result.A654]);&quot;&quot;; [$Result.A654])">
            <text:p/>
          </table:table-cell>
          <table:table-cell table:style-name="ce34" table:formula="of:=IF(ISBLANK([$Result.B654]);&quot;&quot;; [$Result.B654])">
            <text:p/>
          </table:table-cell>
          <table:table-cell table:content-validation-name="val1"/>
          <table:table-cell/>
        </table:table-row>
        <table:table-row table:style-name="ro6">
          <table:table-cell table:style-name="ce33" table:formula="of:=IF(ISBLANK([$Result.A655]);&quot;&quot;; [$Result.A655])">
            <text:p/>
          </table:table-cell>
          <table:table-cell table:style-name="ce34" table:formula="of:=IF(ISBLANK([$Result.B655]);&quot;&quot;; [$Result.B655])">
            <text:p/>
          </table:table-cell>
          <table:table-cell table:content-validation-name="val1"/>
          <table:table-cell/>
        </table:table-row>
        <table:table-row table:style-name="ro6">
          <table:table-cell table:style-name="ce33" table:formula="of:=IF(ISBLANK([$Result.A656]);&quot;&quot;; [$Result.A656])">
            <text:p/>
          </table:table-cell>
          <table:table-cell table:style-name="ce34" table:formula="of:=IF(ISBLANK([$Result.B656]);&quot;&quot;; [$Result.B656])">
            <text:p/>
          </table:table-cell>
          <table:table-cell table:content-validation-name="val1"/>
          <table:table-cell/>
        </table:table-row>
        <table:table-row table:style-name="ro6">
          <table:table-cell table:style-name="ce33" table:formula="of:=IF(ISBLANK([$Result.A657]);&quot;&quot;; [$Result.A657])">
            <text:p/>
          </table:table-cell>
          <table:table-cell table:style-name="ce34" table:formula="of:=IF(ISBLANK([$Result.B657]);&quot;&quot;; [$Result.B657])">
            <text:p/>
          </table:table-cell>
          <table:table-cell table:content-validation-name="val1"/>
          <table:table-cell/>
        </table:table-row>
        <table:table-row table:style-name="ro6">
          <table:table-cell table:style-name="ce33" table:formula="of:=IF(ISBLANK([$Result.A658]);&quot;&quot;; [$Result.A658])">
            <text:p/>
          </table:table-cell>
          <table:table-cell table:style-name="ce34" table:formula="of:=IF(ISBLANK([$Result.B658]);&quot;&quot;; [$Result.B658])">
            <text:p/>
          </table:table-cell>
          <table:table-cell table:content-validation-name="val1"/>
          <table:table-cell/>
        </table:table-row>
        <table:table-row table:style-name="ro6">
          <table:table-cell table:style-name="ce33" table:formula="of:=IF(ISBLANK([$Result.A659]);&quot;&quot;; [$Result.A659])">
            <text:p/>
          </table:table-cell>
          <table:table-cell table:style-name="ce34" table:formula="of:=IF(ISBLANK([$Result.B659]);&quot;&quot;; [$Result.B659])">
            <text:p/>
          </table:table-cell>
          <table:table-cell table:content-validation-name="val1"/>
          <table:table-cell/>
        </table:table-row>
        <table:table-row table:style-name="ro6">
          <table:table-cell table:style-name="ce33" table:formula="of:=IF(ISBLANK([$Result.A660]);&quot;&quot;; [$Result.A660])">
            <text:p/>
          </table:table-cell>
          <table:table-cell table:style-name="ce34" table:formula="of:=IF(ISBLANK([$Result.B660]);&quot;&quot;; [$Result.B660])">
            <text:p/>
          </table:table-cell>
          <table:table-cell table:content-validation-name="val1"/>
          <table:table-cell/>
        </table:table-row>
        <table:table-row table:style-name="ro6">
          <table:table-cell table:style-name="ce33" table:formula="of:=IF(ISBLANK([$Result.A661]);&quot;&quot;; [$Result.A661])">
            <text:p/>
          </table:table-cell>
          <table:table-cell table:style-name="ce34" table:formula="of:=IF(ISBLANK([$Result.B661]);&quot;&quot;; [$Result.B661])">
            <text:p/>
          </table:table-cell>
          <table:table-cell table:content-validation-name="val1"/>
          <table:table-cell/>
        </table:table-row>
        <table:table-row table:style-name="ro6">
          <table:table-cell table:style-name="ce33" table:formula="of:=IF(ISBLANK([$Result.A662]);&quot;&quot;; [$Result.A662])">
            <text:p/>
          </table:table-cell>
          <table:table-cell table:style-name="ce34" table:formula="of:=IF(ISBLANK([$Result.B662]);&quot;&quot;; [$Result.B662])">
            <text:p/>
          </table:table-cell>
          <table:table-cell table:content-validation-name="val1"/>
          <table:table-cell/>
        </table:table-row>
        <table:table-row table:style-name="ro6">
          <table:table-cell table:style-name="ce33" table:formula="of:=IF(ISBLANK([$Result.A663]);&quot;&quot;; [$Result.A663])">
            <text:p/>
          </table:table-cell>
          <table:table-cell table:style-name="ce34" table:formula="of:=IF(ISBLANK([$Result.B663]);&quot;&quot;; [$Result.B663])">
            <text:p/>
          </table:table-cell>
          <table:table-cell table:content-validation-name="val1"/>
          <table:table-cell/>
        </table:table-row>
        <table:table-row table:style-name="ro6">
          <table:table-cell table:style-name="ce33" table:formula="of:=IF(ISBLANK([$Result.A664]);&quot;&quot;; [$Result.A664])">
            <text:p/>
          </table:table-cell>
          <table:table-cell table:style-name="ce34" table:formula="of:=IF(ISBLANK([$Result.B664]);&quot;&quot;; [$Result.B664])">
            <text:p/>
          </table:table-cell>
          <table:table-cell table:content-validation-name="val1"/>
          <table:table-cell/>
        </table:table-row>
        <table:table-row table:style-name="ro6">
          <table:table-cell table:style-name="ce33" table:formula="of:=IF(ISBLANK([$Result.A665]);&quot;&quot;; [$Result.A665])">
            <text:p/>
          </table:table-cell>
          <table:table-cell table:style-name="ce34" table:formula="of:=IF(ISBLANK([$Result.B665]);&quot;&quot;; [$Result.B665])">
            <text:p/>
          </table:table-cell>
          <table:table-cell table:content-validation-name="val1"/>
          <table:table-cell/>
        </table:table-row>
        <table:table-row table:style-name="ro6">
          <table:table-cell table:style-name="ce33" table:formula="of:=IF(ISBLANK([$Result.A666]);&quot;&quot;; [$Result.A666])">
            <text:p/>
          </table:table-cell>
          <table:table-cell table:style-name="ce34" table:formula="of:=IF(ISBLANK([$Result.B666]);&quot;&quot;; [$Result.B666])">
            <text:p/>
          </table:table-cell>
          <table:table-cell table:content-validation-name="val1"/>
          <table:table-cell/>
        </table:table-row>
        <table:table-row table:style-name="ro6">
          <table:table-cell table:style-name="ce33" table:formula="of:=IF(ISBLANK([$Result.A667]);&quot;&quot;; [$Result.A667])">
            <text:p/>
          </table:table-cell>
          <table:table-cell table:style-name="ce34" table:formula="of:=IF(ISBLANK([$Result.B667]);&quot;&quot;; [$Result.B667])">
            <text:p/>
          </table:table-cell>
          <table:table-cell table:content-validation-name="val1"/>
          <table:table-cell/>
        </table:table-row>
        <table:table-row table:style-name="ro6">
          <table:table-cell table:style-name="ce33" table:formula="of:=IF(ISBLANK([$Result.A668]);&quot;&quot;; [$Result.A668])">
            <text:p/>
          </table:table-cell>
          <table:table-cell table:style-name="ce34" table:formula="of:=IF(ISBLANK([$Result.B668]);&quot;&quot;; [$Result.B668])">
            <text:p/>
          </table:table-cell>
          <table:table-cell table:content-validation-name="val1"/>
          <table:table-cell/>
        </table:table-row>
        <table:table-row table:style-name="ro6">
          <table:table-cell table:style-name="ce33" table:formula="of:=IF(ISBLANK([$Result.A669]);&quot;&quot;; [$Result.A669])">
            <text:p/>
          </table:table-cell>
          <table:table-cell table:style-name="ce34" table:formula="of:=IF(ISBLANK([$Result.B669]);&quot;&quot;; [$Result.B669])">
            <text:p/>
          </table:table-cell>
          <table:table-cell table:content-validation-name="val1"/>
          <table:table-cell/>
        </table:table-row>
        <table:table-row table:style-name="ro6">
          <table:table-cell table:style-name="ce33" table:formula="of:=IF(ISBLANK([$Result.A670]);&quot;&quot;; [$Result.A670])">
            <text:p/>
          </table:table-cell>
          <table:table-cell table:style-name="ce34" table:formula="of:=IF(ISBLANK([$Result.B670]);&quot;&quot;; [$Result.B670])">
            <text:p/>
          </table:table-cell>
          <table:table-cell table:content-validation-name="val1"/>
          <table:table-cell/>
        </table:table-row>
        <table:table-row table:style-name="ro6">
          <table:table-cell table:style-name="ce33" table:formula="of:=IF(ISBLANK([$Result.A671]);&quot;&quot;; [$Result.A671])">
            <text:p/>
          </table:table-cell>
          <table:table-cell table:style-name="ce34" table:formula="of:=IF(ISBLANK([$Result.B671]);&quot;&quot;; [$Result.B671])">
            <text:p/>
          </table:table-cell>
          <table:table-cell table:content-validation-name="val1"/>
          <table:table-cell/>
        </table:table-row>
        <table:table-row table:style-name="ro6">
          <table:table-cell table:style-name="ce33" table:formula="of:=IF(ISBLANK([$Result.A672]);&quot;&quot;; [$Result.A672])">
            <text:p/>
          </table:table-cell>
          <table:table-cell table:style-name="ce34" table:formula="of:=IF(ISBLANK([$Result.B672]);&quot;&quot;; [$Result.B672])">
            <text:p/>
          </table:table-cell>
          <table:table-cell table:content-validation-name="val1"/>
          <table:table-cell/>
        </table:table-row>
        <table:table-row table:style-name="ro6">
          <table:table-cell table:style-name="ce33" table:formula="of:=IF(ISBLANK([$Result.A673]);&quot;&quot;; [$Result.A673])">
            <text:p/>
          </table:table-cell>
          <table:table-cell table:style-name="ce34" table:formula="of:=IF(ISBLANK([$Result.B673]);&quot;&quot;; [$Result.B673])">
            <text:p/>
          </table:table-cell>
          <table:table-cell table:content-validation-name="val1"/>
          <table:table-cell/>
        </table:table-row>
        <table:table-row table:style-name="ro6">
          <table:table-cell table:style-name="ce33" table:formula="of:=IF(ISBLANK([$Result.A674]);&quot;&quot;; [$Result.A674])">
            <text:p/>
          </table:table-cell>
          <table:table-cell table:style-name="ce34" table:formula="of:=IF(ISBLANK([$Result.B674]);&quot;&quot;; [$Result.B674])">
            <text:p/>
          </table:table-cell>
          <table:table-cell table:content-validation-name="val1"/>
          <table:table-cell/>
        </table:table-row>
        <table:table-row table:style-name="ro6">
          <table:table-cell table:style-name="ce33" table:formula="of:=IF(ISBLANK([$Result.A675]);&quot;&quot;; [$Result.A675])">
            <text:p/>
          </table:table-cell>
          <table:table-cell table:style-name="ce34" table:formula="of:=IF(ISBLANK([$Result.B675]);&quot;&quot;; [$Result.B675])">
            <text:p/>
          </table:table-cell>
          <table:table-cell table:content-validation-name="val1"/>
          <table:table-cell/>
        </table:table-row>
        <table:table-row table:style-name="ro6">
          <table:table-cell table:style-name="ce33" table:formula="of:=IF(ISBLANK([$Result.A676]);&quot;&quot;; [$Result.A676])">
            <text:p/>
          </table:table-cell>
          <table:table-cell table:style-name="ce34" table:formula="of:=IF(ISBLANK([$Result.B676]);&quot;&quot;; [$Result.B676])">
            <text:p/>
          </table:table-cell>
          <table:table-cell table:content-validation-name="val1"/>
          <table:table-cell/>
        </table:table-row>
        <table:table-row table:style-name="ro6">
          <table:table-cell table:style-name="ce33" table:formula="of:=IF(ISBLANK([$Result.A677]);&quot;&quot;; [$Result.A677])">
            <text:p/>
          </table:table-cell>
          <table:table-cell table:style-name="ce34" table:formula="of:=IF(ISBLANK([$Result.B677]);&quot;&quot;; [$Result.B677])">
            <text:p/>
          </table:table-cell>
          <table:table-cell table:content-validation-name="val1"/>
          <table:table-cell/>
        </table:table-row>
        <table:table-row table:style-name="ro6">
          <table:table-cell table:style-name="ce33" table:formula="of:=IF(ISBLANK([$Result.A678]);&quot;&quot;; [$Result.A678])">
            <text:p/>
          </table:table-cell>
          <table:table-cell table:style-name="ce34" table:formula="of:=IF(ISBLANK([$Result.B678]);&quot;&quot;; [$Result.B678])">
            <text:p/>
          </table:table-cell>
          <table:table-cell table:content-validation-name="val1"/>
          <table:table-cell/>
        </table:table-row>
        <table:table-row table:style-name="ro6">
          <table:table-cell table:style-name="ce33" table:formula="of:=IF(ISBLANK([$Result.A679]);&quot;&quot;; [$Result.A679])">
            <text:p/>
          </table:table-cell>
          <table:table-cell table:style-name="ce34" table:formula="of:=IF(ISBLANK([$Result.B679]);&quot;&quot;; [$Result.B679])">
            <text:p/>
          </table:table-cell>
          <table:table-cell table:content-validation-name="val1"/>
          <table:table-cell/>
        </table:table-row>
        <table:table-row table:style-name="ro6">
          <table:table-cell table:style-name="ce33" table:formula="of:=IF(ISBLANK([$Result.A680]);&quot;&quot;; [$Result.A680])">
            <text:p/>
          </table:table-cell>
          <table:table-cell table:style-name="ce34" table:formula="of:=IF(ISBLANK([$Result.B680]);&quot;&quot;; [$Result.B680])">
            <text:p/>
          </table:table-cell>
          <table:table-cell table:content-validation-name="val1"/>
          <table:table-cell/>
        </table:table-row>
        <table:table-row table:style-name="ro6">
          <table:table-cell table:style-name="ce33" table:formula="of:=IF(ISBLANK([$Result.A681]);&quot;&quot;; [$Result.A681])">
            <text:p/>
          </table:table-cell>
          <table:table-cell table:style-name="ce34" table:formula="of:=IF(ISBLANK([$Result.B681]);&quot;&quot;; [$Result.B681])">
            <text:p/>
          </table:table-cell>
          <table:table-cell table:content-validation-name="val1"/>
          <table:table-cell/>
        </table:table-row>
        <table:table-row table:style-name="ro6">
          <table:table-cell table:style-name="ce33" table:formula="of:=IF(ISBLANK([$Result.A682]);&quot;&quot;; [$Result.A682])">
            <text:p/>
          </table:table-cell>
          <table:table-cell table:style-name="ce34" table:formula="of:=IF(ISBLANK([$Result.B682]);&quot;&quot;; [$Result.B682])">
            <text:p/>
          </table:table-cell>
          <table:table-cell table:content-validation-name="val1"/>
          <table:table-cell/>
        </table:table-row>
        <table:table-row table:style-name="ro6">
          <table:table-cell table:style-name="ce33" table:formula="of:=IF(ISBLANK([$Result.A683]);&quot;&quot;; [$Result.A683])">
            <text:p/>
          </table:table-cell>
          <table:table-cell table:style-name="ce34" table:formula="of:=IF(ISBLANK([$Result.B683]);&quot;&quot;; [$Result.B683])">
            <text:p/>
          </table:table-cell>
          <table:table-cell table:content-validation-name="val1"/>
          <table:table-cell/>
        </table:table-row>
        <table:table-row table:style-name="ro6">
          <table:table-cell table:style-name="ce33" table:formula="of:=IF(ISBLANK([$Result.A684]);&quot;&quot;; [$Result.A684])">
            <text:p/>
          </table:table-cell>
          <table:table-cell table:style-name="ce34" table:formula="of:=IF(ISBLANK([$Result.B684]);&quot;&quot;; [$Result.B684])">
            <text:p/>
          </table:table-cell>
          <table:table-cell table:content-validation-name="val1"/>
          <table:table-cell/>
        </table:table-row>
        <table:table-row table:style-name="ro6">
          <table:table-cell table:style-name="ce33" table:formula="of:=IF(ISBLANK([$Result.A685]);&quot;&quot;; [$Result.A685])">
            <text:p/>
          </table:table-cell>
          <table:table-cell table:style-name="ce34" table:formula="of:=IF(ISBLANK([$Result.B685]);&quot;&quot;; [$Result.B685])">
            <text:p/>
          </table:table-cell>
          <table:table-cell table:content-validation-name="val1"/>
          <table:table-cell/>
        </table:table-row>
        <table:table-row table:style-name="ro6">
          <table:table-cell table:style-name="ce33" table:formula="of:=IF(ISBLANK([$Result.A686]);&quot;&quot;; [$Result.A686])">
            <text:p/>
          </table:table-cell>
          <table:table-cell table:style-name="ce34" table:formula="of:=IF(ISBLANK([$Result.B686]);&quot;&quot;; [$Result.B686])">
            <text:p/>
          </table:table-cell>
          <table:table-cell table:content-validation-name="val1"/>
          <table:table-cell/>
        </table:table-row>
        <table:table-row table:style-name="ro6">
          <table:table-cell table:style-name="ce33" table:formula="of:=IF(ISBLANK([$Result.A687]);&quot;&quot;; [$Result.A687])">
            <text:p/>
          </table:table-cell>
          <table:table-cell table:style-name="ce34" table:formula="of:=IF(ISBLANK([$Result.B687]);&quot;&quot;; [$Result.B687])">
            <text:p/>
          </table:table-cell>
          <table:table-cell table:content-validation-name="val1"/>
          <table:table-cell/>
        </table:table-row>
        <table:table-row table:style-name="ro6">
          <table:table-cell table:style-name="ce33" table:formula="of:=IF(ISBLANK([$Result.A688]);&quot;&quot;; [$Result.A688])">
            <text:p/>
          </table:table-cell>
          <table:table-cell table:style-name="ce34" table:formula="of:=IF(ISBLANK([$Result.B688]);&quot;&quot;; [$Result.B688])">
            <text:p/>
          </table:table-cell>
          <table:table-cell table:content-validation-name="val1"/>
          <table:table-cell/>
        </table:table-row>
        <table:table-row table:style-name="ro6">
          <table:table-cell table:style-name="ce33" table:formula="of:=IF(ISBLANK([$Result.A689]);&quot;&quot;; [$Result.A689])">
            <text:p/>
          </table:table-cell>
          <table:table-cell table:style-name="ce34" table:formula="of:=IF(ISBLANK([$Result.B689]);&quot;&quot;; [$Result.B689])">
            <text:p/>
          </table:table-cell>
          <table:table-cell table:content-validation-name="val1"/>
          <table:table-cell/>
        </table:table-row>
        <table:table-row table:style-name="ro6">
          <table:table-cell table:style-name="ce33" table:formula="of:=IF(ISBLANK([$Result.A690]);&quot;&quot;; [$Result.A690])">
            <text:p/>
          </table:table-cell>
          <table:table-cell table:style-name="ce34" table:formula="of:=IF(ISBLANK([$Result.B690]);&quot;&quot;; [$Result.B690])">
            <text:p/>
          </table:table-cell>
          <table:table-cell table:content-validation-name="val1"/>
          <table:table-cell/>
        </table:table-row>
        <table:table-row table:style-name="ro6">
          <table:table-cell table:style-name="ce33" table:formula="of:=IF(ISBLANK([$Result.A691]);&quot;&quot;; [$Result.A691])">
            <text:p/>
          </table:table-cell>
          <table:table-cell table:style-name="ce34" table:formula="of:=IF(ISBLANK([$Result.B691]);&quot;&quot;; [$Result.B691])">
            <text:p/>
          </table:table-cell>
          <table:table-cell table:content-validation-name="val1"/>
          <table:table-cell/>
        </table:table-row>
        <table:table-row table:style-name="ro6">
          <table:table-cell table:style-name="ce33" table:formula="of:=IF(ISBLANK([$Result.A692]);&quot;&quot;; [$Result.A692])">
            <text:p/>
          </table:table-cell>
          <table:table-cell table:style-name="ce34" table:formula="of:=IF(ISBLANK([$Result.B692]);&quot;&quot;; [$Result.B692])">
            <text:p/>
          </table:table-cell>
          <table:table-cell table:content-validation-name="val1"/>
          <table:table-cell/>
        </table:table-row>
        <table:table-row table:style-name="ro6">
          <table:table-cell table:style-name="ce33" table:formula="of:=IF(ISBLANK([$Result.A693]);&quot;&quot;; [$Result.A693])">
            <text:p/>
          </table:table-cell>
          <table:table-cell table:style-name="ce34" table:formula="of:=IF(ISBLANK([$Result.B693]);&quot;&quot;; [$Result.B693])">
            <text:p/>
          </table:table-cell>
          <table:table-cell table:content-validation-name="val1"/>
          <table:table-cell/>
        </table:table-row>
        <table:table-row table:style-name="ro6">
          <table:table-cell table:style-name="ce33" table:formula="of:=IF(ISBLANK([$Result.A694]);&quot;&quot;; [$Result.A694])">
            <text:p/>
          </table:table-cell>
          <table:table-cell table:style-name="ce34" table:formula="of:=IF(ISBLANK([$Result.B694]);&quot;&quot;; [$Result.B694])">
            <text:p/>
          </table:table-cell>
          <table:table-cell table:content-validation-name="val1"/>
          <table:table-cell/>
        </table:table-row>
        <table:table-row table:style-name="ro6">
          <table:table-cell table:style-name="ce33" table:formula="of:=IF(ISBLANK([$Result.A695]);&quot;&quot;; [$Result.A695])">
            <text:p/>
          </table:table-cell>
          <table:table-cell table:style-name="ce34" table:formula="of:=IF(ISBLANK([$Result.B695]);&quot;&quot;; [$Result.B695])">
            <text:p/>
          </table:table-cell>
          <table:table-cell table:content-validation-name="val1"/>
          <table:table-cell/>
        </table:table-row>
        <table:table-row table:style-name="ro6">
          <table:table-cell table:style-name="ce33" table:formula="of:=IF(ISBLANK([$Result.A696]);&quot;&quot;; [$Result.A696])">
            <text:p/>
          </table:table-cell>
          <table:table-cell table:style-name="ce34" table:formula="of:=IF(ISBLANK([$Result.B696]);&quot;&quot;; [$Result.B696])">
            <text:p/>
          </table:table-cell>
          <table:table-cell table:content-validation-name="val1"/>
          <table:table-cell/>
        </table:table-row>
        <table:table-row table:style-name="ro6">
          <table:table-cell table:style-name="ce33" table:formula="of:=IF(ISBLANK([$Result.A697]);&quot;&quot;; [$Result.A697])">
            <text:p/>
          </table:table-cell>
          <table:table-cell table:style-name="ce34" table:formula="of:=IF(ISBLANK([$Result.B697]);&quot;&quot;; [$Result.B697])">
            <text:p/>
          </table:table-cell>
          <table:table-cell table:content-validation-name="val1"/>
          <table:table-cell/>
        </table:table-row>
        <table:table-row table:style-name="ro6">
          <table:table-cell table:style-name="ce33" table:formula="of:=IF(ISBLANK([$Result.A698]);&quot;&quot;; [$Result.A698])">
            <text:p/>
          </table:table-cell>
          <table:table-cell table:style-name="ce34" table:formula="of:=IF(ISBLANK([$Result.B698]);&quot;&quot;; [$Result.B698])">
            <text:p/>
          </table:table-cell>
          <table:table-cell table:content-validation-name="val1"/>
          <table:table-cell/>
        </table:table-row>
        <table:table-row table:style-name="ro6">
          <table:table-cell table:style-name="ce33" table:formula="of:=IF(ISBLANK([$Result.A699]);&quot;&quot;; [$Result.A699])">
            <text:p/>
          </table:table-cell>
          <table:table-cell table:style-name="ce34" table:formula="of:=IF(ISBLANK([$Result.B699]);&quot;&quot;; [$Result.B699])">
            <text:p/>
          </table:table-cell>
          <table:table-cell table:content-validation-name="val1"/>
          <table:table-cell/>
        </table:table-row>
        <table:table-row table:style-name="ro6">
          <table:table-cell table:style-name="ce33" table:formula="of:=IF(ISBLANK([$Result.A700]);&quot;&quot;; [$Result.A700])">
            <text:p/>
          </table:table-cell>
          <table:table-cell table:style-name="ce34" table:formula="of:=IF(ISBLANK([$Result.B700]);&quot;&quot;; [$Result.B700])">
            <text:p/>
          </table:table-cell>
          <table:table-cell table:content-validation-name="val1"/>
          <table:table-cell/>
        </table:table-row>
        <table:table-row table:style-name="ro6">
          <table:table-cell table:style-name="ce33" table:formula="of:=IF(ISBLANK([$Result.A701]);&quot;&quot;; [$Result.A701])">
            <text:p/>
          </table:table-cell>
          <table:table-cell table:style-name="ce34" table:formula="of:=IF(ISBLANK([$Result.B701]);&quot;&quot;; [$Result.B701])">
            <text:p/>
          </table:table-cell>
          <table:table-cell table:content-validation-name="val1"/>
          <table:table-cell/>
        </table:table-row>
        <table:table-row table:style-name="ro6">
          <table:table-cell table:style-name="ce33" table:formula="of:=IF(ISBLANK([$Result.A702]);&quot;&quot;; [$Result.A702])">
            <text:p/>
          </table:table-cell>
          <table:table-cell table:style-name="ce34" table:formula="of:=IF(ISBLANK([$Result.B702]);&quot;&quot;; [$Result.B702])">
            <text:p/>
          </table:table-cell>
          <table:table-cell table:content-validation-name="val1"/>
          <table:table-cell/>
        </table:table-row>
        <table:table-row table:style-name="ro6">
          <table:table-cell table:style-name="ce33" table:formula="of:=IF(ISBLANK([$Result.A703]);&quot;&quot;; [$Result.A703])">
            <text:p/>
          </table:table-cell>
          <table:table-cell table:style-name="ce34" table:formula="of:=IF(ISBLANK([$Result.B703]);&quot;&quot;; [$Result.B703])">
            <text:p/>
          </table:table-cell>
          <table:table-cell table:content-validation-name="val1"/>
          <table:table-cell/>
        </table:table-row>
        <table:table-row table:style-name="ro6">
          <table:table-cell table:style-name="ce33" table:formula="of:=IF(ISBLANK([$Result.A704]);&quot;&quot;; [$Result.A704])">
            <text:p/>
          </table:table-cell>
          <table:table-cell table:style-name="ce34" table:formula="of:=IF(ISBLANK([$Result.B704]);&quot;&quot;; [$Result.B704])">
            <text:p/>
          </table:table-cell>
          <table:table-cell table:content-validation-name="val1"/>
          <table:table-cell/>
        </table:table-row>
        <table:table-row table:style-name="ro6">
          <table:table-cell table:style-name="ce33" table:formula="of:=IF(ISBLANK([$Result.A705]);&quot;&quot;; [$Result.A705])">
            <text:p/>
          </table:table-cell>
          <table:table-cell table:style-name="ce34" table:formula="of:=IF(ISBLANK([$Result.B705]);&quot;&quot;; [$Result.B705])">
            <text:p/>
          </table:table-cell>
          <table:table-cell table:content-validation-name="val1"/>
          <table:table-cell/>
        </table:table-row>
        <table:table-row table:style-name="ro6">
          <table:table-cell table:style-name="ce33" table:formula="of:=IF(ISBLANK([$Result.A706]);&quot;&quot;; [$Result.A706])">
            <text:p/>
          </table:table-cell>
          <table:table-cell table:style-name="ce34" table:formula="of:=IF(ISBLANK([$Result.B706]);&quot;&quot;; [$Result.B706])">
            <text:p/>
          </table:table-cell>
          <table:table-cell table:content-validation-name="val1"/>
          <table:table-cell/>
        </table:table-row>
        <table:table-row table:style-name="ro6">
          <table:table-cell table:style-name="ce33" table:formula="of:=IF(ISBLANK([$Result.A707]);&quot;&quot;; [$Result.A707])">
            <text:p/>
          </table:table-cell>
          <table:table-cell table:style-name="ce34" table:formula="of:=IF(ISBLANK([$Result.B707]);&quot;&quot;; [$Result.B707])">
            <text:p/>
          </table:table-cell>
          <table:table-cell table:content-validation-name="val1"/>
          <table:table-cell/>
        </table:table-row>
        <table:table-row table:style-name="ro6">
          <table:table-cell table:style-name="ce33" table:formula="of:=IF(ISBLANK([$Result.A708]);&quot;&quot;; [$Result.A708])">
            <text:p/>
          </table:table-cell>
          <table:table-cell table:style-name="ce34" table:formula="of:=IF(ISBLANK([$Result.B708]);&quot;&quot;; [$Result.B708])">
            <text:p/>
          </table:table-cell>
          <table:table-cell table:content-validation-name="val1"/>
          <table:table-cell/>
        </table:table-row>
        <table:table-row table:style-name="ro6">
          <table:table-cell table:style-name="ce33" table:formula="of:=IF(ISBLANK([$Result.A709]);&quot;&quot;; [$Result.A709])">
            <text:p/>
          </table:table-cell>
          <table:table-cell table:style-name="ce34" table:formula="of:=IF(ISBLANK([$Result.B709]);&quot;&quot;; [$Result.B709])">
            <text:p/>
          </table:table-cell>
          <table:table-cell table:content-validation-name="val1"/>
          <table:table-cell/>
        </table:table-row>
        <table:table-row table:style-name="ro6">
          <table:table-cell table:style-name="ce33" table:formula="of:=IF(ISBLANK([$Result.A710]);&quot;&quot;; [$Result.A710])">
            <text:p/>
          </table:table-cell>
          <table:table-cell table:style-name="ce34" table:formula="of:=IF(ISBLANK([$Result.B710]);&quot;&quot;; [$Result.B710])">
            <text:p/>
          </table:table-cell>
          <table:table-cell table:content-validation-name="val1"/>
          <table:table-cell/>
        </table:table-row>
        <table:table-row table:style-name="ro6">
          <table:table-cell table:style-name="ce33" table:formula="of:=IF(ISBLANK([$Result.A711]);&quot;&quot;; [$Result.A711])">
            <text:p/>
          </table:table-cell>
          <table:table-cell table:style-name="ce34" table:formula="of:=IF(ISBLANK([$Result.B711]);&quot;&quot;; [$Result.B711])">
            <text:p/>
          </table:table-cell>
          <table:table-cell table:content-validation-name="val1"/>
          <table:table-cell/>
        </table:table-row>
        <table:table-row table:style-name="ro6">
          <table:table-cell table:style-name="ce33" table:formula="of:=IF(ISBLANK([$Result.A712]);&quot;&quot;; [$Result.A712])">
            <text:p/>
          </table:table-cell>
          <table:table-cell table:style-name="ce34" table:formula="of:=IF(ISBLANK([$Result.B712]);&quot;&quot;; [$Result.B712])">
            <text:p/>
          </table:table-cell>
          <table:table-cell table:content-validation-name="val1"/>
          <table:table-cell/>
        </table:table-row>
        <table:table-row table:style-name="ro6">
          <table:table-cell table:style-name="ce33" table:formula="of:=IF(ISBLANK([$Result.A713]);&quot;&quot;; [$Result.A713])">
            <text:p/>
          </table:table-cell>
          <table:table-cell table:style-name="ce34" table:formula="of:=IF(ISBLANK([$Result.B713]);&quot;&quot;; [$Result.B713])">
            <text:p/>
          </table:table-cell>
          <table:table-cell table:content-validation-name="val1"/>
          <table:table-cell/>
        </table:table-row>
        <table:table-row table:style-name="ro6">
          <table:table-cell table:style-name="ce33" table:formula="of:=IF(ISBLANK([$Result.A714]);&quot;&quot;; [$Result.A714])">
            <text:p/>
          </table:table-cell>
          <table:table-cell table:style-name="ce34" table:formula="of:=IF(ISBLANK([$Result.B714]);&quot;&quot;; [$Result.B714])">
            <text:p/>
          </table:table-cell>
          <table:table-cell table:content-validation-name="val1"/>
          <table:table-cell/>
        </table:table-row>
        <table:table-row table:style-name="ro6">
          <table:table-cell table:style-name="ce33" table:formula="of:=IF(ISBLANK([$Result.A715]);&quot;&quot;; [$Result.A715])">
            <text:p/>
          </table:table-cell>
          <table:table-cell table:style-name="ce34" table:formula="of:=IF(ISBLANK([$Result.B715]);&quot;&quot;; [$Result.B715])">
            <text:p/>
          </table:table-cell>
          <table:table-cell table:content-validation-name="val1"/>
          <table:table-cell/>
        </table:table-row>
        <table:table-row table:style-name="ro6">
          <table:table-cell table:style-name="ce33" table:formula="of:=IF(ISBLANK([$Result.A716]);&quot;&quot;; [$Result.A716])">
            <text:p/>
          </table:table-cell>
          <table:table-cell table:style-name="ce34" table:formula="of:=IF(ISBLANK([$Result.B716]);&quot;&quot;; [$Result.B716])">
            <text:p/>
          </table:table-cell>
          <table:table-cell table:content-validation-name="val1"/>
          <table:table-cell/>
        </table:table-row>
        <table:table-row table:style-name="ro6">
          <table:table-cell table:style-name="ce33" table:formula="of:=IF(ISBLANK([$Result.A717]);&quot;&quot;; [$Result.A717])">
            <text:p/>
          </table:table-cell>
          <table:table-cell table:style-name="ce34" table:formula="of:=IF(ISBLANK([$Result.B717]);&quot;&quot;; [$Result.B717])">
            <text:p/>
          </table:table-cell>
          <table:table-cell table:content-validation-name="val1"/>
          <table:table-cell/>
        </table:table-row>
        <table:table-row table:style-name="ro6">
          <table:table-cell table:style-name="ce33" table:formula="of:=IF(ISBLANK([$Result.A718]);&quot;&quot;; [$Result.A718])">
            <text:p/>
          </table:table-cell>
          <table:table-cell table:style-name="ce34" table:formula="of:=IF(ISBLANK([$Result.B718]);&quot;&quot;; [$Result.B718])">
            <text:p/>
          </table:table-cell>
          <table:table-cell table:content-validation-name="val1"/>
          <table:table-cell/>
        </table:table-row>
        <table:table-row table:style-name="ro6">
          <table:table-cell table:style-name="ce33" table:formula="of:=IF(ISBLANK([$Result.A719]);&quot;&quot;; [$Result.A719])">
            <text:p/>
          </table:table-cell>
          <table:table-cell table:style-name="ce34" table:formula="of:=IF(ISBLANK([$Result.B719]);&quot;&quot;; [$Result.B719])">
            <text:p/>
          </table:table-cell>
          <table:table-cell table:content-validation-name="val1"/>
          <table:table-cell/>
        </table:table-row>
        <table:table-row table:style-name="ro6">
          <table:table-cell table:style-name="ce33" table:formula="of:=IF(ISBLANK([$Result.A720]);&quot;&quot;; [$Result.A720])">
            <text:p/>
          </table:table-cell>
          <table:table-cell table:style-name="ce34" table:formula="of:=IF(ISBLANK([$Result.B720]);&quot;&quot;; [$Result.B720])">
            <text:p/>
          </table:table-cell>
          <table:table-cell table:content-validation-name="val1"/>
          <table:table-cell/>
        </table:table-row>
        <table:table-row table:style-name="ro6">
          <table:table-cell table:style-name="ce33" table:formula="of:=IF(ISBLANK([$Result.A721]);&quot;&quot;; [$Result.A721])">
            <text:p/>
          </table:table-cell>
          <table:table-cell table:style-name="ce34" table:formula="of:=IF(ISBLANK([$Result.B721]);&quot;&quot;; [$Result.B721])">
            <text:p/>
          </table:table-cell>
          <table:table-cell table:content-validation-name="val1"/>
          <table:table-cell/>
        </table:table-row>
        <table:table-row table:style-name="ro6">
          <table:table-cell table:style-name="ce33" table:formula="of:=IF(ISBLANK([$Result.A722]);&quot;&quot;; [$Result.A722])">
            <text:p/>
          </table:table-cell>
          <table:table-cell table:style-name="ce34" table:formula="of:=IF(ISBLANK([$Result.B722]);&quot;&quot;; [$Result.B722])">
            <text:p/>
          </table:table-cell>
          <table:table-cell table:content-validation-name="val1"/>
          <table:table-cell/>
        </table:table-row>
        <table:table-row table:style-name="ro6">
          <table:table-cell table:style-name="ce33" table:formula="of:=IF(ISBLANK([$Result.A723]);&quot;&quot;; [$Result.A723])">
            <text:p/>
          </table:table-cell>
          <table:table-cell table:style-name="ce34" table:formula="of:=IF(ISBLANK([$Result.B723]);&quot;&quot;; [$Result.B723])">
            <text:p/>
          </table:table-cell>
          <table:table-cell table:content-validation-name="val1"/>
          <table:table-cell/>
        </table:table-row>
        <table:table-row table:style-name="ro6">
          <table:table-cell table:style-name="ce33" table:formula="of:=IF(ISBLANK([$Result.A724]);&quot;&quot;; [$Result.A724])">
            <text:p/>
          </table:table-cell>
          <table:table-cell table:style-name="ce34" table:formula="of:=IF(ISBLANK([$Result.B724]);&quot;&quot;; [$Result.B724])">
            <text:p/>
          </table:table-cell>
          <table:table-cell table:content-validation-name="val1"/>
          <table:table-cell/>
        </table:table-row>
        <table:table-row table:style-name="ro6">
          <table:table-cell table:style-name="ce33" table:formula="of:=IF(ISBLANK([$Result.A725]);&quot;&quot;; [$Result.A725])">
            <text:p/>
          </table:table-cell>
          <table:table-cell table:style-name="ce34" table:formula="of:=IF(ISBLANK([$Result.B725]);&quot;&quot;; [$Result.B725])">
            <text:p/>
          </table:table-cell>
          <table:table-cell table:content-validation-name="val1"/>
          <table:table-cell/>
        </table:table-row>
        <table:table-row table:style-name="ro6">
          <table:table-cell table:style-name="ce33" table:formula="of:=IF(ISBLANK([$Result.A726]);&quot;&quot;; [$Result.A726])">
            <text:p/>
          </table:table-cell>
          <table:table-cell table:style-name="ce34" table:formula="of:=IF(ISBLANK([$Result.B726]);&quot;&quot;; [$Result.B726])">
            <text:p/>
          </table:table-cell>
          <table:table-cell table:content-validation-name="val1"/>
          <table:table-cell/>
        </table:table-row>
        <table:table-row table:style-name="ro6">
          <table:table-cell table:style-name="ce33" table:formula="of:=IF(ISBLANK([$Result.A727]);&quot;&quot;; [$Result.A727])">
            <text:p/>
          </table:table-cell>
          <table:table-cell table:style-name="ce34" table:formula="of:=IF(ISBLANK([$Result.B727]);&quot;&quot;; [$Result.B727])">
            <text:p/>
          </table:table-cell>
          <table:table-cell table:content-validation-name="val1"/>
          <table:table-cell/>
        </table:table-row>
        <table:table-row table:style-name="ro6">
          <table:table-cell table:style-name="ce33" table:formula="of:=IF(ISBLANK([$Result.A728]);&quot;&quot;; [$Result.A728])">
            <text:p/>
          </table:table-cell>
          <table:table-cell table:style-name="ce34" table:formula="of:=IF(ISBLANK([$Result.B728]);&quot;&quot;; [$Result.B728])">
            <text:p/>
          </table:table-cell>
          <table:table-cell table:content-validation-name="val1"/>
          <table:table-cell/>
        </table:table-row>
        <table:table-row table:style-name="ro6">
          <table:table-cell table:style-name="ce33" table:formula="of:=IF(ISBLANK([$Result.A729]);&quot;&quot;; [$Result.A729])">
            <text:p/>
          </table:table-cell>
          <table:table-cell table:style-name="ce34" table:formula="of:=IF(ISBLANK([$Result.B729]);&quot;&quot;; [$Result.B729])">
            <text:p/>
          </table:table-cell>
          <table:table-cell table:content-validation-name="val1"/>
          <table:table-cell/>
        </table:table-row>
        <table:table-row table:style-name="ro6">
          <table:table-cell table:style-name="ce33" table:formula="of:=IF(ISBLANK([$Result.A730]);&quot;&quot;; [$Result.A730])">
            <text:p/>
          </table:table-cell>
          <table:table-cell table:style-name="ce34" table:formula="of:=IF(ISBLANK([$Result.B730]);&quot;&quot;; [$Result.B730])">
            <text:p/>
          </table:table-cell>
          <table:table-cell table:content-validation-name="val1"/>
          <table:table-cell/>
        </table:table-row>
        <table:table-row table:style-name="ro6">
          <table:table-cell table:style-name="ce33" table:formula="of:=IF(ISBLANK([$Result.A731]);&quot;&quot;; [$Result.A731])">
            <text:p/>
          </table:table-cell>
          <table:table-cell table:style-name="ce34" table:formula="of:=IF(ISBLANK([$Result.B731]);&quot;&quot;; [$Result.B731])">
            <text:p/>
          </table:table-cell>
          <table:table-cell table:content-validation-name="val1"/>
          <table:table-cell/>
        </table:table-row>
        <table:table-row table:style-name="ro6">
          <table:table-cell table:style-name="ce33" table:formula="of:=IF(ISBLANK([$Result.A732]);&quot;&quot;; [$Result.A732])">
            <text:p/>
          </table:table-cell>
          <table:table-cell table:style-name="ce34" table:formula="of:=IF(ISBLANK([$Result.B732]);&quot;&quot;; [$Result.B732])">
            <text:p/>
          </table:table-cell>
          <table:table-cell table:content-validation-name="val1"/>
          <table:table-cell/>
        </table:table-row>
        <table:table-row table:style-name="ro6">
          <table:table-cell table:style-name="ce33" table:formula="of:=IF(ISBLANK([$Result.A733]);&quot;&quot;; [$Result.A733])">
            <text:p/>
          </table:table-cell>
          <table:table-cell table:style-name="ce34" table:formula="of:=IF(ISBLANK([$Result.B733]);&quot;&quot;; [$Result.B733])">
            <text:p/>
          </table:table-cell>
          <table:table-cell table:content-validation-name="val1"/>
          <table:table-cell/>
        </table:table-row>
        <table:table-row table:style-name="ro6">
          <table:table-cell table:style-name="ce33" table:formula="of:=IF(ISBLANK([$Result.A734]);&quot;&quot;; [$Result.A734])">
            <text:p/>
          </table:table-cell>
          <table:table-cell table:style-name="ce34" table:formula="of:=IF(ISBLANK([$Result.B734]);&quot;&quot;; [$Result.B734])">
            <text:p/>
          </table:table-cell>
          <table:table-cell table:content-validation-name="val1"/>
          <table:table-cell/>
        </table:table-row>
        <table:table-row table:style-name="ro6">
          <table:table-cell table:style-name="ce33" table:formula="of:=IF(ISBLANK([$Result.A735]);&quot;&quot;; [$Result.A735])">
            <text:p/>
          </table:table-cell>
          <table:table-cell table:style-name="ce34" table:formula="of:=IF(ISBLANK([$Result.B735]);&quot;&quot;; [$Result.B735])">
            <text:p/>
          </table:table-cell>
          <table:table-cell table:content-validation-name="val1"/>
          <table:table-cell/>
        </table:table-row>
        <table:table-row table:style-name="ro6">
          <table:table-cell table:style-name="ce33" table:formula="of:=IF(ISBLANK([$Result.A736]);&quot;&quot;; [$Result.A736])">
            <text:p/>
          </table:table-cell>
          <table:table-cell table:style-name="ce34" table:formula="of:=IF(ISBLANK([$Result.B736]);&quot;&quot;; [$Result.B736])">
            <text:p/>
          </table:table-cell>
          <table:table-cell table:content-validation-name="val1"/>
          <table:table-cell/>
        </table:table-row>
        <table:table-row table:style-name="ro6">
          <table:table-cell table:style-name="ce33" table:formula="of:=IF(ISBLANK([$Result.A737]);&quot;&quot;; [$Result.A737])">
            <text:p/>
          </table:table-cell>
          <table:table-cell table:style-name="ce34" table:formula="of:=IF(ISBLANK([$Result.B737]);&quot;&quot;; [$Result.B737])">
            <text:p/>
          </table:table-cell>
          <table:table-cell table:content-validation-name="val1"/>
          <table:table-cell/>
        </table:table-row>
        <table:table-row table:style-name="ro6">
          <table:table-cell table:style-name="ce33" table:formula="of:=IF(ISBLANK([$Result.A738]);&quot;&quot;; [$Result.A738])">
            <text:p/>
          </table:table-cell>
          <table:table-cell table:style-name="ce34" table:formula="of:=IF(ISBLANK([$Result.B738]);&quot;&quot;; [$Result.B738])">
            <text:p/>
          </table:table-cell>
          <table:table-cell table:content-validation-name="val1"/>
          <table:table-cell/>
        </table:table-row>
        <table:table-row table:style-name="ro6">
          <table:table-cell table:style-name="ce33" table:formula="of:=IF(ISBLANK([$Result.A739]);&quot;&quot;; [$Result.A739])">
            <text:p/>
          </table:table-cell>
          <table:table-cell table:style-name="ce34" table:formula="of:=IF(ISBLANK([$Result.B739]);&quot;&quot;; [$Result.B739])">
            <text:p/>
          </table:table-cell>
          <table:table-cell table:content-validation-name="val1"/>
          <table:table-cell/>
        </table:table-row>
        <table:table-row table:style-name="ro6">
          <table:table-cell table:style-name="ce33" table:formula="of:=IF(ISBLANK([$Result.A740]);&quot;&quot;; [$Result.A740])">
            <text:p/>
          </table:table-cell>
          <table:table-cell table:style-name="ce34" table:formula="of:=IF(ISBLANK([$Result.B740]);&quot;&quot;; [$Result.B740])">
            <text:p/>
          </table:table-cell>
          <table:table-cell table:content-validation-name="val1"/>
          <table:table-cell/>
        </table:table-row>
        <table:table-row table:style-name="ro6">
          <table:table-cell table:style-name="ce33" table:formula="of:=IF(ISBLANK([$Result.A741]);&quot;&quot;; [$Result.A741])">
            <text:p/>
          </table:table-cell>
          <table:table-cell table:style-name="ce34" table:formula="of:=IF(ISBLANK([$Result.B741]);&quot;&quot;; [$Result.B741])">
            <text:p/>
          </table:table-cell>
          <table:table-cell table:content-validation-name="val1"/>
          <table:table-cell/>
        </table:table-row>
        <table:table-row table:style-name="ro6">
          <table:table-cell table:style-name="ce33" table:formula="of:=IF(ISBLANK([$Result.A742]);&quot;&quot;; [$Result.A742])">
            <text:p/>
          </table:table-cell>
          <table:table-cell table:style-name="ce34" table:formula="of:=IF(ISBLANK([$Result.B742]);&quot;&quot;; [$Result.B742])">
            <text:p/>
          </table:table-cell>
          <table:table-cell table:content-validation-name="val1"/>
          <table:table-cell/>
        </table:table-row>
        <table:table-row table:style-name="ro6">
          <table:table-cell table:style-name="ce33" table:formula="of:=IF(ISBLANK([$Result.A743]);&quot;&quot;; [$Result.A743])">
            <text:p/>
          </table:table-cell>
          <table:table-cell table:style-name="ce34" table:formula="of:=IF(ISBLANK([$Result.B743]);&quot;&quot;; [$Result.B743])">
            <text:p/>
          </table:table-cell>
          <table:table-cell table:content-validation-name="val1"/>
          <table:table-cell/>
        </table:table-row>
        <table:table-row table:style-name="ro6">
          <table:table-cell table:style-name="ce33" table:formula="of:=IF(ISBLANK([$Result.A744]);&quot;&quot;; [$Result.A744])">
            <text:p/>
          </table:table-cell>
          <table:table-cell table:style-name="ce34" table:formula="of:=IF(ISBLANK([$Result.B744]);&quot;&quot;; [$Result.B744])">
            <text:p/>
          </table:table-cell>
          <table:table-cell table:content-validation-name="val1"/>
          <table:table-cell/>
        </table:table-row>
        <table:table-row table:style-name="ro6">
          <table:table-cell table:style-name="ce33" table:formula="of:=IF(ISBLANK([$Result.A745]);&quot;&quot;; [$Result.A745])">
            <text:p/>
          </table:table-cell>
          <table:table-cell table:style-name="ce34" table:formula="of:=IF(ISBLANK([$Result.B745]);&quot;&quot;; [$Result.B745])">
            <text:p/>
          </table:table-cell>
          <table:table-cell table:content-validation-name="val1"/>
          <table:table-cell/>
        </table:table-row>
        <table:table-row table:style-name="ro6">
          <table:table-cell table:style-name="ce33" table:formula="of:=IF(ISBLANK([$Result.A746]);&quot;&quot;; [$Result.A746])">
            <text:p/>
          </table:table-cell>
          <table:table-cell table:style-name="ce34" table:formula="of:=IF(ISBLANK([$Result.B746]);&quot;&quot;; [$Result.B746])">
            <text:p/>
          </table:table-cell>
          <table:table-cell table:content-validation-name="val1"/>
          <table:table-cell/>
        </table:table-row>
        <table:table-row table:style-name="ro6">
          <table:table-cell table:style-name="ce33" table:formula="of:=IF(ISBLANK([$Result.A747]);&quot;&quot;; [$Result.A747])">
            <text:p/>
          </table:table-cell>
          <table:table-cell table:style-name="ce34" table:formula="of:=IF(ISBLANK([$Result.B747]);&quot;&quot;; [$Result.B747])">
            <text:p/>
          </table:table-cell>
          <table:table-cell table:content-validation-name="val1"/>
          <table:table-cell/>
        </table:table-row>
        <table:table-row table:style-name="ro6">
          <table:table-cell table:style-name="ce33" table:formula="of:=IF(ISBLANK([$Result.A748]);&quot;&quot;; [$Result.A748])">
            <text:p/>
          </table:table-cell>
          <table:table-cell table:style-name="ce34" table:formula="of:=IF(ISBLANK([$Result.B748]);&quot;&quot;; [$Result.B748])">
            <text:p/>
          </table:table-cell>
          <table:table-cell table:content-validation-name="val1"/>
          <table:table-cell/>
        </table:table-row>
        <table:table-row table:style-name="ro6">
          <table:table-cell table:style-name="ce33" table:formula="of:=IF(ISBLANK([$Result.A749]);&quot;&quot;; [$Result.A749])">
            <text:p/>
          </table:table-cell>
          <table:table-cell table:style-name="ce34" table:formula="of:=IF(ISBLANK([$Result.B749]);&quot;&quot;; [$Result.B749])">
            <text:p/>
          </table:table-cell>
          <table:table-cell table:content-validation-name="val1"/>
          <table:table-cell/>
        </table:table-row>
        <table:table-row table:style-name="ro6">
          <table:table-cell table:style-name="ce33" table:formula="of:=IF(ISBLANK([$Result.A750]);&quot;&quot;; [$Result.A750])">
            <text:p/>
          </table:table-cell>
          <table:table-cell table:style-name="ce34" table:formula="of:=IF(ISBLANK([$Result.B750]);&quot;&quot;; [$Result.B750])">
            <text:p/>
          </table:table-cell>
          <table:table-cell table:content-validation-name="val1"/>
          <table:table-cell/>
        </table:table-row>
        <table:table-row table:style-name="ro6">
          <table:table-cell table:style-name="ce33" table:formula="of:=IF(ISBLANK([$Result.A751]);&quot;&quot;; [$Result.A751])">
            <text:p/>
          </table:table-cell>
          <table:table-cell table:style-name="ce34" table:formula="of:=IF(ISBLANK([$Result.B751]);&quot;&quot;; [$Result.B751])">
            <text:p/>
          </table:table-cell>
          <table:table-cell table:content-validation-name="val1"/>
          <table:table-cell/>
        </table:table-row>
        <table:table-row table:style-name="ro6">
          <table:table-cell table:style-name="ce33" table:formula="of:=IF(ISBLANK([$Result.A752]);&quot;&quot;; [$Result.A752])">
            <text:p/>
          </table:table-cell>
          <table:table-cell table:style-name="ce34" table:formula="of:=IF(ISBLANK([$Result.B752]);&quot;&quot;; [$Result.B752])">
            <text:p/>
          </table:table-cell>
          <table:table-cell table:content-validation-name="val1"/>
          <table:table-cell/>
        </table:table-row>
        <table:table-row table:style-name="ro6">
          <table:table-cell table:style-name="ce33" table:formula="of:=IF(ISBLANK([$Result.A753]);&quot;&quot;; [$Result.A753])">
            <text:p/>
          </table:table-cell>
          <table:table-cell table:style-name="ce34" table:formula="of:=IF(ISBLANK([$Result.B753]);&quot;&quot;; [$Result.B753])">
            <text:p/>
          </table:table-cell>
          <table:table-cell table:content-validation-name="val1"/>
          <table:table-cell/>
        </table:table-row>
        <table:table-row table:style-name="ro6">
          <table:table-cell table:style-name="ce33" table:formula="of:=IF(ISBLANK([$Result.A754]);&quot;&quot;; [$Result.A754])">
            <text:p/>
          </table:table-cell>
          <table:table-cell table:style-name="ce34" table:formula="of:=IF(ISBLANK([$Result.B754]);&quot;&quot;; [$Result.B754])">
            <text:p/>
          </table:table-cell>
          <table:table-cell table:content-validation-name="val1"/>
          <table:table-cell/>
        </table:table-row>
        <table:table-row table:style-name="ro6">
          <table:table-cell table:style-name="ce33" table:formula="of:=IF(ISBLANK([$Result.A755]);&quot;&quot;; [$Result.A755])">
            <text:p/>
          </table:table-cell>
          <table:table-cell table:style-name="ce34" table:formula="of:=IF(ISBLANK([$Result.B755]);&quot;&quot;; [$Result.B755])">
            <text:p/>
          </table:table-cell>
          <table:table-cell table:content-validation-name="val1"/>
          <table:table-cell/>
        </table:table-row>
        <table:table-row table:style-name="ro6">
          <table:table-cell table:style-name="ce33" table:formula="of:=IF(ISBLANK([$Result.A756]);&quot;&quot;; [$Result.A756])">
            <text:p/>
          </table:table-cell>
          <table:table-cell table:style-name="ce34" table:formula="of:=IF(ISBLANK([$Result.B756]);&quot;&quot;; [$Result.B756])">
            <text:p/>
          </table:table-cell>
          <table:table-cell table:content-validation-name="val1"/>
          <table:table-cell/>
        </table:table-row>
        <table:table-row table:style-name="ro6">
          <table:table-cell table:style-name="ce33" table:formula="of:=IF(ISBLANK([$Result.A757]);&quot;&quot;; [$Result.A757])">
            <text:p/>
          </table:table-cell>
          <table:table-cell table:style-name="ce34" table:formula="of:=IF(ISBLANK([$Result.B757]);&quot;&quot;; [$Result.B757])">
            <text:p/>
          </table:table-cell>
          <table:table-cell table:content-validation-name="val1"/>
          <table:table-cell/>
        </table:table-row>
        <table:table-row table:style-name="ro6">
          <table:table-cell table:style-name="ce33" table:formula="of:=IF(ISBLANK([$Result.A758]);&quot;&quot;; [$Result.A758])">
            <text:p/>
          </table:table-cell>
          <table:table-cell table:style-name="ce34" table:formula="of:=IF(ISBLANK([$Result.B758]);&quot;&quot;; [$Result.B758])">
            <text:p/>
          </table:table-cell>
          <table:table-cell table:content-validation-name="val1"/>
          <table:table-cell/>
        </table:table-row>
        <table:table-row table:style-name="ro6">
          <table:table-cell table:style-name="ce33" table:formula="of:=IF(ISBLANK([$Result.A759]);&quot;&quot;; [$Result.A759])">
            <text:p/>
          </table:table-cell>
          <table:table-cell table:style-name="ce34" table:formula="of:=IF(ISBLANK([$Result.B759]);&quot;&quot;; [$Result.B759])">
            <text:p/>
          </table:table-cell>
          <table:table-cell table:content-validation-name="val1"/>
          <table:table-cell/>
        </table:table-row>
        <table:table-row table:style-name="ro6">
          <table:table-cell table:style-name="ce33" table:formula="of:=IF(ISBLANK([$Result.A760]);&quot;&quot;; [$Result.A760])">
            <text:p/>
          </table:table-cell>
          <table:table-cell table:style-name="ce34" table:formula="of:=IF(ISBLANK([$Result.B760]);&quot;&quot;; [$Result.B760])">
            <text:p/>
          </table:table-cell>
          <table:table-cell table:content-validation-name="val1"/>
          <table:table-cell/>
        </table:table-row>
        <table:table-row table:style-name="ro6">
          <table:table-cell table:style-name="ce33" table:formula="of:=IF(ISBLANK([$Result.A761]);&quot;&quot;; [$Result.A761])">
            <text:p/>
          </table:table-cell>
          <table:table-cell table:style-name="ce34" table:formula="of:=IF(ISBLANK([$Result.B761]);&quot;&quot;; [$Result.B761])">
            <text:p/>
          </table:table-cell>
          <table:table-cell table:content-validation-name="val1"/>
          <table:table-cell/>
        </table:table-row>
        <table:table-row table:style-name="ro6">
          <table:table-cell table:style-name="ce33" table:formula="of:=IF(ISBLANK([$Result.A762]);&quot;&quot;; [$Result.A762])">
            <text:p/>
          </table:table-cell>
          <table:table-cell table:style-name="ce34" table:formula="of:=IF(ISBLANK([$Result.B762]);&quot;&quot;; [$Result.B762])">
            <text:p/>
          </table:table-cell>
          <table:table-cell table:content-validation-name="val1"/>
          <table:table-cell/>
        </table:table-row>
        <table:table-row table:style-name="ro6">
          <table:table-cell table:style-name="ce33" table:formula="of:=IF(ISBLANK([$Result.A763]);&quot;&quot;; [$Result.A763])">
            <text:p/>
          </table:table-cell>
          <table:table-cell table:style-name="ce34" table:formula="of:=IF(ISBLANK([$Result.B763]);&quot;&quot;; [$Result.B763])">
            <text:p/>
          </table:table-cell>
          <table:table-cell table:content-validation-name="val1"/>
          <table:table-cell/>
        </table:table-row>
        <table:table-row table:style-name="ro6">
          <table:table-cell table:style-name="ce33" table:formula="of:=IF(ISBLANK([$Result.A764]);&quot;&quot;; [$Result.A764])">
            <text:p/>
          </table:table-cell>
          <table:table-cell table:style-name="ce34" table:formula="of:=IF(ISBLANK([$Result.B764]);&quot;&quot;; [$Result.B764])">
            <text:p/>
          </table:table-cell>
          <table:table-cell table:content-validation-name="val1"/>
          <table:table-cell/>
        </table:table-row>
        <table:table-row table:style-name="ro6">
          <table:table-cell table:style-name="ce33" table:formula="of:=IF(ISBLANK([$Result.A765]);&quot;&quot;; [$Result.A765])">
            <text:p/>
          </table:table-cell>
          <table:table-cell table:style-name="ce34" table:formula="of:=IF(ISBLANK([$Result.B765]);&quot;&quot;; [$Result.B765])">
            <text:p/>
          </table:table-cell>
          <table:table-cell table:content-validation-name="val1"/>
          <table:table-cell/>
        </table:table-row>
        <table:table-row table:style-name="ro6">
          <table:table-cell table:style-name="ce33" table:formula="of:=IF(ISBLANK([$Result.A766]);&quot;&quot;; [$Result.A766])">
            <text:p/>
          </table:table-cell>
          <table:table-cell table:style-name="ce34" table:formula="of:=IF(ISBLANK([$Result.B766]);&quot;&quot;; [$Result.B766])">
            <text:p/>
          </table:table-cell>
          <table:table-cell table:content-validation-name="val1"/>
          <table:table-cell/>
        </table:table-row>
        <table:table-row table:style-name="ro6">
          <table:table-cell table:style-name="ce33" table:formula="of:=IF(ISBLANK([$Result.A767]);&quot;&quot;; [$Result.A767])">
            <text:p/>
          </table:table-cell>
          <table:table-cell table:style-name="ce34" table:formula="of:=IF(ISBLANK([$Result.B767]);&quot;&quot;; [$Result.B767])">
            <text:p/>
          </table:table-cell>
          <table:table-cell table:content-validation-name="val1"/>
          <table:table-cell/>
        </table:table-row>
        <table:table-row table:style-name="ro6">
          <table:table-cell table:style-name="ce33" table:formula="of:=IF(ISBLANK([$Result.A768]);&quot;&quot;; [$Result.A768])">
            <text:p/>
          </table:table-cell>
          <table:table-cell table:style-name="ce34" table:formula="of:=IF(ISBLANK([$Result.B768]);&quot;&quot;; [$Result.B768])">
            <text:p/>
          </table:table-cell>
          <table:table-cell table:content-validation-name="val1"/>
          <table:table-cell/>
        </table:table-row>
        <table:table-row table:style-name="ro6">
          <table:table-cell table:style-name="ce33" table:formula="of:=IF(ISBLANK([$Result.A769]);&quot;&quot;; [$Result.A769])">
            <text:p/>
          </table:table-cell>
          <table:table-cell table:style-name="ce34" table:formula="of:=IF(ISBLANK([$Result.B769]);&quot;&quot;; [$Result.B769])">
            <text:p/>
          </table:table-cell>
          <table:table-cell table:content-validation-name="val1"/>
          <table:table-cell/>
        </table:table-row>
        <table:table-row table:style-name="ro6">
          <table:table-cell table:style-name="ce33" table:formula="of:=IF(ISBLANK([$Result.A770]);&quot;&quot;; [$Result.A770])">
            <text:p/>
          </table:table-cell>
          <table:table-cell table:style-name="ce34" table:formula="of:=IF(ISBLANK([$Result.B770]);&quot;&quot;; [$Result.B770])">
            <text:p/>
          </table:table-cell>
          <table:table-cell table:content-validation-name="val1"/>
          <table:table-cell/>
        </table:table-row>
        <table:table-row table:style-name="ro6">
          <table:table-cell table:style-name="ce33" table:formula="of:=IF(ISBLANK([$Result.A771]);&quot;&quot;; [$Result.A771])">
            <text:p/>
          </table:table-cell>
          <table:table-cell table:style-name="ce34" table:formula="of:=IF(ISBLANK([$Result.B771]);&quot;&quot;; [$Result.B771])">
            <text:p/>
          </table:table-cell>
          <table:table-cell table:content-validation-name="val1"/>
          <table:table-cell/>
        </table:table-row>
        <table:table-row table:style-name="ro6">
          <table:table-cell table:style-name="ce33" table:formula="of:=IF(ISBLANK([$Result.A772]);&quot;&quot;; [$Result.A772])">
            <text:p/>
          </table:table-cell>
          <table:table-cell table:style-name="ce34" table:formula="of:=IF(ISBLANK([$Result.B772]);&quot;&quot;; [$Result.B772])">
            <text:p/>
          </table:table-cell>
          <table:table-cell table:content-validation-name="val1"/>
          <table:table-cell/>
        </table:table-row>
        <table:table-row table:style-name="ro6">
          <table:table-cell table:style-name="ce33" table:formula="of:=IF(ISBLANK([$Result.A773]);&quot;&quot;; [$Result.A773])">
            <text:p/>
          </table:table-cell>
          <table:table-cell table:style-name="ce34" table:formula="of:=IF(ISBLANK([$Result.B773]);&quot;&quot;; [$Result.B773])">
            <text:p/>
          </table:table-cell>
          <table:table-cell table:content-validation-name="val1"/>
          <table:table-cell/>
        </table:table-row>
        <table:table-row table:style-name="ro6">
          <table:table-cell table:style-name="ce33" table:formula="of:=IF(ISBLANK([$Result.A774]);&quot;&quot;; [$Result.A774])">
            <text:p/>
          </table:table-cell>
          <table:table-cell table:style-name="ce34" table:formula="of:=IF(ISBLANK([$Result.B774]);&quot;&quot;; [$Result.B774])">
            <text:p/>
          </table:table-cell>
          <table:table-cell table:content-validation-name="val1"/>
          <table:table-cell/>
        </table:table-row>
        <table:table-row table:style-name="ro6">
          <table:table-cell table:style-name="ce33" table:formula="of:=IF(ISBLANK([$Result.A775]);&quot;&quot;; [$Result.A775])">
            <text:p/>
          </table:table-cell>
          <table:table-cell table:style-name="ce34" table:formula="of:=IF(ISBLANK([$Result.B775]);&quot;&quot;; [$Result.B775])">
            <text:p/>
          </table:table-cell>
          <table:table-cell table:content-validation-name="val1"/>
          <table:table-cell/>
        </table:table-row>
        <table:table-row table:style-name="ro6">
          <table:table-cell table:style-name="ce33" table:formula="of:=IF(ISBLANK([$Result.A776]);&quot;&quot;; [$Result.A776])">
            <text:p/>
          </table:table-cell>
          <table:table-cell table:style-name="ce34" table:formula="of:=IF(ISBLANK([$Result.B776]);&quot;&quot;; [$Result.B776])">
            <text:p/>
          </table:table-cell>
          <table:table-cell table:content-validation-name="val1"/>
          <table:table-cell/>
        </table:table-row>
        <table:table-row table:style-name="ro6">
          <table:table-cell table:style-name="ce33" table:formula="of:=IF(ISBLANK([$Result.A777]);&quot;&quot;; [$Result.A777])">
            <text:p/>
          </table:table-cell>
          <table:table-cell table:style-name="ce34" table:formula="of:=IF(ISBLANK([$Result.B777]);&quot;&quot;; [$Result.B777])">
            <text:p/>
          </table:table-cell>
          <table:table-cell table:content-validation-name="val1"/>
          <table:table-cell/>
        </table:table-row>
        <table:table-row table:style-name="ro6">
          <table:table-cell table:style-name="ce33" table:formula="of:=IF(ISBLANK([$Result.A778]);&quot;&quot;; [$Result.A778])">
            <text:p/>
          </table:table-cell>
          <table:table-cell table:style-name="ce34" table:formula="of:=IF(ISBLANK([$Result.B778]);&quot;&quot;; [$Result.B778])">
            <text:p/>
          </table:table-cell>
          <table:table-cell table:content-validation-name="val1"/>
          <table:table-cell/>
        </table:table-row>
        <table:table-row table:style-name="ro6">
          <table:table-cell table:style-name="ce33" table:formula="of:=IF(ISBLANK([$Result.A779]);&quot;&quot;; [$Result.A779])">
            <text:p/>
          </table:table-cell>
          <table:table-cell table:style-name="ce34" table:formula="of:=IF(ISBLANK([$Result.B779]);&quot;&quot;; [$Result.B779])">
            <text:p/>
          </table:table-cell>
          <table:table-cell table:content-validation-name="val1"/>
          <table:table-cell/>
        </table:table-row>
        <table:table-row table:style-name="ro6">
          <table:table-cell table:style-name="ce33" table:formula="of:=IF(ISBLANK([$Result.A780]);&quot;&quot;; [$Result.A780])">
            <text:p/>
          </table:table-cell>
          <table:table-cell table:style-name="ce34" table:formula="of:=IF(ISBLANK([$Result.B780]);&quot;&quot;; [$Result.B780])">
            <text:p/>
          </table:table-cell>
          <table:table-cell table:content-validation-name="val1"/>
          <table:table-cell/>
        </table:table-row>
        <table:table-row table:style-name="ro6">
          <table:table-cell table:style-name="ce33" table:formula="of:=IF(ISBLANK([$Result.A781]);&quot;&quot;; [$Result.A781])">
            <text:p/>
          </table:table-cell>
          <table:table-cell table:style-name="ce34" table:formula="of:=IF(ISBLANK([$Result.B781]);&quot;&quot;; [$Result.B781])">
            <text:p/>
          </table:table-cell>
          <table:table-cell table:content-validation-name="val1"/>
          <table:table-cell/>
        </table:table-row>
        <table:table-row table:style-name="ro6">
          <table:table-cell table:style-name="ce33" table:formula="of:=IF(ISBLANK([$Result.A782]);&quot;&quot;; [$Result.A782])">
            <text:p/>
          </table:table-cell>
          <table:table-cell table:style-name="ce34" table:formula="of:=IF(ISBLANK([$Result.B782]);&quot;&quot;; [$Result.B782])">
            <text:p/>
          </table:table-cell>
          <table:table-cell table:content-validation-name="val1"/>
          <table:table-cell/>
        </table:table-row>
        <table:table-row table:style-name="ro6">
          <table:table-cell table:style-name="ce33" table:formula="of:=IF(ISBLANK([$Result.A783]);&quot;&quot;; [$Result.A783])">
            <text:p/>
          </table:table-cell>
          <table:table-cell table:style-name="ce34" table:formula="of:=IF(ISBLANK([$Result.B783]);&quot;&quot;; [$Result.B783])">
            <text:p/>
          </table:table-cell>
          <table:table-cell table:content-validation-name="val1"/>
          <table:table-cell/>
        </table:table-row>
        <table:table-row table:style-name="ro6">
          <table:table-cell table:style-name="ce33" table:formula="of:=IF(ISBLANK([$Result.A784]);&quot;&quot;; [$Result.A784])">
            <text:p/>
          </table:table-cell>
          <table:table-cell table:style-name="ce34" table:formula="of:=IF(ISBLANK([$Result.B784]);&quot;&quot;; [$Result.B784])">
            <text:p/>
          </table:table-cell>
          <table:table-cell table:content-validation-name="val1"/>
          <table:table-cell/>
        </table:table-row>
        <table:table-row table:style-name="ro6">
          <table:table-cell table:style-name="ce33" table:formula="of:=IF(ISBLANK([$Result.A785]);&quot;&quot;; [$Result.A785])">
            <text:p/>
          </table:table-cell>
          <table:table-cell table:style-name="ce34" table:formula="of:=IF(ISBLANK([$Result.B785]);&quot;&quot;; [$Result.B785])">
            <text:p/>
          </table:table-cell>
          <table:table-cell table:content-validation-name="val1"/>
          <table:table-cell/>
        </table:table-row>
        <table:table-row table:style-name="ro6">
          <table:table-cell table:style-name="ce33" table:formula="of:=IF(ISBLANK([$Result.A786]);&quot;&quot;; [$Result.A786])">
            <text:p/>
          </table:table-cell>
          <table:table-cell table:style-name="ce34" table:formula="of:=IF(ISBLANK([$Result.B786]);&quot;&quot;; [$Result.B786])">
            <text:p/>
          </table:table-cell>
          <table:table-cell table:content-validation-name="val1"/>
          <table:table-cell/>
        </table:table-row>
        <table:table-row table:style-name="ro6">
          <table:table-cell table:style-name="ce33" table:formula="of:=IF(ISBLANK([$Result.A787]);&quot;&quot;; [$Result.A787])">
            <text:p/>
          </table:table-cell>
          <table:table-cell table:style-name="ce34" table:formula="of:=IF(ISBLANK([$Result.B787]);&quot;&quot;; [$Result.B787])">
            <text:p/>
          </table:table-cell>
          <table:table-cell table:content-validation-name="val1"/>
          <table:table-cell/>
        </table:table-row>
        <table:table-row table:style-name="ro6">
          <table:table-cell table:style-name="ce33" table:formula="of:=IF(ISBLANK([$Result.A788]);&quot;&quot;; [$Result.A788])">
            <text:p/>
          </table:table-cell>
          <table:table-cell table:style-name="ce34" table:formula="of:=IF(ISBLANK([$Result.B788]);&quot;&quot;; [$Result.B788])">
            <text:p/>
          </table:table-cell>
          <table:table-cell table:content-validation-name="val1"/>
          <table:table-cell/>
        </table:table-row>
        <table:table-row table:style-name="ro6">
          <table:table-cell table:style-name="ce33" table:formula="of:=IF(ISBLANK([$Result.A789]);&quot;&quot;; [$Result.A789])">
            <text:p/>
          </table:table-cell>
          <table:table-cell table:style-name="ce34" table:formula="of:=IF(ISBLANK([$Result.B789]);&quot;&quot;; [$Result.B789])">
            <text:p/>
          </table:table-cell>
          <table:table-cell table:content-validation-name="val1"/>
          <table:table-cell/>
        </table:table-row>
        <table:table-row table:style-name="ro6">
          <table:table-cell table:style-name="ce33" table:formula="of:=IF(ISBLANK([$Result.A790]);&quot;&quot;; [$Result.A790])">
            <text:p/>
          </table:table-cell>
          <table:table-cell table:style-name="ce34" table:formula="of:=IF(ISBLANK([$Result.B790]);&quot;&quot;; [$Result.B790])">
            <text:p/>
          </table:table-cell>
          <table:table-cell table:content-validation-name="val1"/>
          <table:table-cell/>
        </table:table-row>
        <table:table-row table:style-name="ro6">
          <table:table-cell table:style-name="ce33" table:formula="of:=IF(ISBLANK([$Result.A791]);&quot;&quot;; [$Result.A791])">
            <text:p/>
          </table:table-cell>
          <table:table-cell table:style-name="ce34" table:formula="of:=IF(ISBLANK([$Result.B791]);&quot;&quot;; [$Result.B791])">
            <text:p/>
          </table:table-cell>
          <table:table-cell table:content-validation-name="val1"/>
          <table:table-cell/>
        </table:table-row>
        <table:table-row table:style-name="ro6">
          <table:table-cell table:style-name="ce33" table:formula="of:=IF(ISBLANK([$Result.A792]);&quot;&quot;; [$Result.A792])">
            <text:p/>
          </table:table-cell>
          <table:table-cell table:style-name="ce34" table:formula="of:=IF(ISBLANK([$Result.B792]);&quot;&quot;; [$Result.B792])">
            <text:p/>
          </table:table-cell>
          <table:table-cell table:content-validation-name="val1"/>
          <table:table-cell/>
        </table:table-row>
        <table:table-row table:style-name="ro6">
          <table:table-cell table:style-name="ce33" table:formula="of:=IF(ISBLANK([$Result.A793]);&quot;&quot;; [$Result.A793])">
            <text:p/>
          </table:table-cell>
          <table:table-cell table:style-name="ce34" table:formula="of:=IF(ISBLANK([$Result.B793]);&quot;&quot;; [$Result.B793])">
            <text:p/>
          </table:table-cell>
          <table:table-cell table:content-validation-name="val1"/>
          <table:table-cell/>
        </table:table-row>
        <table:table-row table:style-name="ro6">
          <table:table-cell table:style-name="ce33" table:formula="of:=IF(ISBLANK([$Result.A794]);&quot;&quot;; [$Result.A794])">
            <text:p/>
          </table:table-cell>
          <table:table-cell table:style-name="ce34" table:formula="of:=IF(ISBLANK([$Result.B794]);&quot;&quot;; [$Result.B794])">
            <text:p/>
          </table:table-cell>
          <table:table-cell table:content-validation-name="val1"/>
          <table:table-cell/>
        </table:table-row>
        <table:table-row table:style-name="ro6">
          <table:table-cell table:style-name="ce33" table:formula="of:=IF(ISBLANK([$Result.A795]);&quot;&quot;; [$Result.A795])">
            <text:p/>
          </table:table-cell>
          <table:table-cell table:style-name="ce34" table:formula="of:=IF(ISBLANK([$Result.B795]);&quot;&quot;; [$Result.B795])">
            <text:p/>
          </table:table-cell>
          <table:table-cell table:content-validation-name="val1"/>
          <table:table-cell/>
        </table:table-row>
        <table:table-row table:style-name="ro6">
          <table:table-cell table:style-name="ce33" table:formula="of:=IF(ISBLANK([$Result.A796]);&quot;&quot;; [$Result.A796])">
            <text:p/>
          </table:table-cell>
          <table:table-cell table:style-name="ce34" table:formula="of:=IF(ISBLANK([$Result.B796]);&quot;&quot;; [$Result.B796])">
            <text:p/>
          </table:table-cell>
          <table:table-cell table:content-validation-name="val1"/>
          <table:table-cell/>
        </table:table-row>
        <table:table-row table:style-name="ro6">
          <table:table-cell table:style-name="ce33" table:formula="of:=IF(ISBLANK([$Result.A797]);&quot;&quot;; [$Result.A797])">
            <text:p/>
          </table:table-cell>
          <table:table-cell table:style-name="ce34" table:formula="of:=IF(ISBLANK([$Result.B797]);&quot;&quot;; [$Result.B797])">
            <text:p/>
          </table:table-cell>
          <table:table-cell table:content-validation-name="val1"/>
          <table:table-cell/>
        </table:table-row>
        <table:table-row table:style-name="ro6">
          <table:table-cell table:style-name="ce33" table:formula="of:=IF(ISBLANK([$Result.A798]);&quot;&quot;; [$Result.A798])">
            <text:p/>
          </table:table-cell>
          <table:table-cell table:style-name="ce34" table:formula="of:=IF(ISBLANK([$Result.B798]);&quot;&quot;; [$Result.B798])">
            <text:p/>
          </table:table-cell>
          <table:table-cell table:content-validation-name="val1"/>
          <table:table-cell/>
        </table:table-row>
        <table:table-row table:style-name="ro6">
          <table:table-cell table:style-name="ce33" table:formula="of:=IF(ISBLANK([$Result.A799]);&quot;&quot;; [$Result.A799])">
            <text:p/>
          </table:table-cell>
          <table:table-cell table:style-name="ce34" table:formula="of:=IF(ISBLANK([$Result.B799]);&quot;&quot;; [$Result.B799])">
            <text:p/>
          </table:table-cell>
          <table:table-cell table:content-validation-name="val1"/>
          <table:table-cell/>
        </table:table-row>
        <table:table-row table:style-name="ro6">
          <table:table-cell table:style-name="ce33" table:formula="of:=IF(ISBLANK([$Result.A800]);&quot;&quot;; [$Result.A800])">
            <text:p/>
          </table:table-cell>
          <table:table-cell table:style-name="ce34" table:formula="of:=IF(ISBLANK([$Result.B800]);&quot;&quot;; [$Result.B800])">
            <text:p/>
          </table:table-cell>
          <table:table-cell table:content-validation-name="val1"/>
          <table:table-cell/>
        </table:table-row>
        <table:table-row table:style-name="ro6">
          <table:table-cell table:style-name="ce33" table:formula="of:=IF(ISBLANK([$Result.A801]);&quot;&quot;; [$Result.A801])">
            <text:p/>
          </table:table-cell>
          <table:table-cell table:style-name="ce34" table:formula="of:=IF(ISBLANK([$Result.B801]);&quot;&quot;; [$Result.B801])">
            <text:p/>
          </table:table-cell>
          <table:table-cell table:content-validation-name="val1"/>
          <table:table-cell/>
        </table:table-row>
        <table:table-row table:style-name="ro6">
          <table:table-cell table:style-name="ce33" table:formula="of:=IF(ISBLANK([$Result.A802]);&quot;&quot;; [$Result.A802])">
            <text:p/>
          </table:table-cell>
          <table:table-cell table:style-name="ce34" table:formula="of:=IF(ISBLANK([$Result.B802]);&quot;&quot;; [$Result.B802])">
            <text:p/>
          </table:table-cell>
          <table:table-cell table:content-validation-name="val1"/>
          <table:table-cell/>
        </table:table-row>
        <table:table-row table:style-name="ro6">
          <table:table-cell table:style-name="ce33" table:formula="of:=IF(ISBLANK([$Result.A803]);&quot;&quot;; [$Result.A803])">
            <text:p/>
          </table:table-cell>
          <table:table-cell table:style-name="ce34" table:formula="of:=IF(ISBLANK([$Result.B803]);&quot;&quot;; [$Result.B803])">
            <text:p/>
          </table:table-cell>
          <table:table-cell table:content-validation-name="val1"/>
          <table:table-cell/>
        </table:table-row>
        <table:table-row table:style-name="ro6">
          <table:table-cell table:style-name="ce33" table:formula="of:=IF(ISBLANK([$Result.A804]);&quot;&quot;; [$Result.A804])">
            <text:p/>
          </table:table-cell>
          <table:table-cell table:style-name="ce34" table:formula="of:=IF(ISBLANK([$Result.B804]);&quot;&quot;; [$Result.B804])">
            <text:p/>
          </table:table-cell>
          <table:table-cell table:content-validation-name="val1"/>
          <table:table-cell/>
        </table:table-row>
        <table:table-row table:style-name="ro6">
          <table:table-cell table:style-name="ce33" table:formula="of:=IF(ISBLANK([$Result.A805]);&quot;&quot;; [$Result.A805])">
            <text:p/>
          </table:table-cell>
          <table:table-cell table:style-name="ce34" table:formula="of:=IF(ISBLANK([$Result.B805]);&quot;&quot;; [$Result.B805])">
            <text:p/>
          </table:table-cell>
          <table:table-cell table:content-validation-name="val1"/>
          <table:table-cell/>
        </table:table-row>
        <table:table-row table:style-name="ro6">
          <table:table-cell table:style-name="ce33" table:formula="of:=IF(ISBLANK([$Result.A806]);&quot;&quot;; [$Result.A806])">
            <text:p/>
          </table:table-cell>
          <table:table-cell table:style-name="ce34" table:formula="of:=IF(ISBLANK([$Result.B806]);&quot;&quot;; [$Result.B806])">
            <text:p/>
          </table:table-cell>
          <table:table-cell table:content-validation-name="val1"/>
          <table:table-cell/>
        </table:table-row>
        <table:table-row table:style-name="ro6">
          <table:table-cell table:style-name="ce33" table:formula="of:=IF(ISBLANK([$Result.A807]);&quot;&quot;; [$Result.A807])">
            <text:p/>
          </table:table-cell>
          <table:table-cell table:style-name="ce34" table:formula="of:=IF(ISBLANK([$Result.B807]);&quot;&quot;; [$Result.B807])">
            <text:p/>
          </table:table-cell>
          <table:table-cell table:content-validation-name="val1"/>
          <table:table-cell/>
        </table:table-row>
        <table:table-row table:style-name="ro6">
          <table:table-cell table:style-name="ce33" table:formula="of:=IF(ISBLANK([$Result.A808]);&quot;&quot;; [$Result.A808])">
            <text:p/>
          </table:table-cell>
          <table:table-cell table:style-name="ce34" table:formula="of:=IF(ISBLANK([$Result.B808]);&quot;&quot;; [$Result.B808])">
            <text:p/>
          </table:table-cell>
          <table:table-cell table:content-validation-name="val1"/>
          <table:table-cell/>
        </table:table-row>
        <table:table-row table:style-name="ro6">
          <table:table-cell table:style-name="ce33" table:formula="of:=IF(ISBLANK([$Result.A809]);&quot;&quot;; [$Result.A809])">
            <text:p/>
          </table:table-cell>
          <table:table-cell table:style-name="ce34" table:formula="of:=IF(ISBLANK([$Result.B809]);&quot;&quot;; [$Result.B809])">
            <text:p/>
          </table:table-cell>
          <table:table-cell table:content-validation-name="val1"/>
          <table:table-cell/>
        </table:table-row>
        <table:table-row table:style-name="ro6">
          <table:table-cell table:style-name="ce33" table:formula="of:=IF(ISBLANK([$Result.A810]);&quot;&quot;; [$Result.A810])">
            <text:p/>
          </table:table-cell>
          <table:table-cell table:style-name="ce34" table:formula="of:=IF(ISBLANK([$Result.B810]);&quot;&quot;; [$Result.B810])">
            <text:p/>
          </table:table-cell>
          <table:table-cell table:content-validation-name="val1"/>
          <table:table-cell/>
        </table:table-row>
        <table:table-row table:style-name="ro6">
          <table:table-cell table:style-name="ce33" table:formula="of:=IF(ISBLANK([$Result.A811]);&quot;&quot;; [$Result.A811])">
            <text:p/>
          </table:table-cell>
          <table:table-cell table:style-name="ce34" table:formula="of:=IF(ISBLANK([$Result.B811]);&quot;&quot;; [$Result.B811])">
            <text:p/>
          </table:table-cell>
          <table:table-cell table:content-validation-name="val1"/>
          <table:table-cell/>
        </table:table-row>
        <table:table-row table:style-name="ro6">
          <table:table-cell table:style-name="ce33" table:formula="of:=IF(ISBLANK([$Result.A812]);&quot;&quot;; [$Result.A812])">
            <text:p/>
          </table:table-cell>
          <table:table-cell table:style-name="ce34" table:formula="of:=IF(ISBLANK([$Result.B812]);&quot;&quot;; [$Result.B812])">
            <text:p/>
          </table:table-cell>
          <table:table-cell table:content-validation-name="val1"/>
          <table:table-cell/>
        </table:table-row>
        <table:table-row table:style-name="ro6">
          <table:table-cell table:style-name="ce33" table:formula="of:=IF(ISBLANK([$Result.A813]);&quot;&quot;; [$Result.A813])">
            <text:p/>
          </table:table-cell>
          <table:table-cell table:style-name="ce34" table:formula="of:=IF(ISBLANK([$Result.B813]);&quot;&quot;; [$Result.B813])">
            <text:p/>
          </table:table-cell>
          <table:table-cell table:content-validation-name="val1"/>
          <table:table-cell/>
        </table:table-row>
        <table:table-row table:style-name="ro6">
          <table:table-cell table:style-name="ce33" table:formula="of:=IF(ISBLANK([$Result.A814]);&quot;&quot;; [$Result.A814])">
            <text:p/>
          </table:table-cell>
          <table:table-cell table:style-name="ce34" table:formula="of:=IF(ISBLANK([$Result.B814]);&quot;&quot;; [$Result.B814])">
            <text:p/>
          </table:table-cell>
          <table:table-cell table:content-validation-name="val1"/>
          <table:table-cell/>
        </table:table-row>
        <table:table-row table:style-name="ro6">
          <table:table-cell table:style-name="ce33" table:formula="of:=IF(ISBLANK([$Result.A815]);&quot;&quot;; [$Result.A815])">
            <text:p/>
          </table:table-cell>
          <table:table-cell table:style-name="ce34" table:formula="of:=IF(ISBLANK([$Result.B815]);&quot;&quot;; [$Result.B815])">
            <text:p/>
          </table:table-cell>
          <table:table-cell table:content-validation-name="val1"/>
          <table:table-cell/>
        </table:table-row>
        <table:table-row table:style-name="ro6">
          <table:table-cell table:style-name="ce33" table:formula="of:=IF(ISBLANK([$Result.A816]);&quot;&quot;; [$Result.A816])">
            <text:p/>
          </table:table-cell>
          <table:table-cell table:style-name="ce34" table:formula="of:=IF(ISBLANK([$Result.B816]);&quot;&quot;; [$Result.B816])">
            <text:p/>
          </table:table-cell>
          <table:table-cell table:content-validation-name="val1"/>
          <table:table-cell/>
        </table:table-row>
        <table:table-row table:style-name="ro6">
          <table:table-cell table:style-name="ce33" table:formula="of:=IF(ISBLANK([$Result.A817]);&quot;&quot;; [$Result.A817])">
            <text:p/>
          </table:table-cell>
          <table:table-cell table:style-name="ce34" table:formula="of:=IF(ISBLANK([$Result.B817]);&quot;&quot;; [$Result.B817])">
            <text:p/>
          </table:table-cell>
          <table:table-cell table:content-validation-name="val1"/>
          <table:table-cell/>
        </table:table-row>
        <table:table-row table:style-name="ro6">
          <table:table-cell table:style-name="ce33" table:formula="of:=IF(ISBLANK([$Result.A818]);&quot;&quot;; [$Result.A818])">
            <text:p/>
          </table:table-cell>
          <table:table-cell table:style-name="ce34" table:formula="of:=IF(ISBLANK([$Result.B818]);&quot;&quot;; [$Result.B818])">
            <text:p/>
          </table:table-cell>
          <table:table-cell table:content-validation-name="val1"/>
          <table:table-cell/>
        </table:table-row>
        <table:table-row table:style-name="ro6">
          <table:table-cell table:style-name="ce33" table:formula="of:=IF(ISBLANK([$Result.A819]);&quot;&quot;; [$Result.A819])">
            <text:p/>
          </table:table-cell>
          <table:table-cell table:style-name="ce34" table:formula="of:=IF(ISBLANK([$Result.B819]);&quot;&quot;; [$Result.B819])">
            <text:p/>
          </table:table-cell>
          <table:table-cell table:content-validation-name="val1"/>
          <table:table-cell/>
        </table:table-row>
        <table:table-row table:style-name="ro6">
          <table:table-cell table:style-name="ce33" table:formula="of:=IF(ISBLANK([$Result.A820]);&quot;&quot;; [$Result.A820])">
            <text:p/>
          </table:table-cell>
          <table:table-cell table:style-name="ce34" table:formula="of:=IF(ISBLANK([$Result.B820]);&quot;&quot;; [$Result.B820])">
            <text:p/>
          </table:table-cell>
          <table:table-cell table:content-validation-name="val1"/>
          <table:table-cell/>
        </table:table-row>
        <table:table-row table:style-name="ro6">
          <table:table-cell table:style-name="ce33" table:formula="of:=IF(ISBLANK([$Result.A821]);&quot;&quot;; [$Result.A821])">
            <text:p/>
          </table:table-cell>
          <table:table-cell table:style-name="ce34" table:formula="of:=IF(ISBLANK([$Result.B821]);&quot;&quot;; [$Result.B821])">
            <text:p/>
          </table:table-cell>
          <table:table-cell table:content-validation-name="val1"/>
          <table:table-cell/>
        </table:table-row>
        <table:table-row table:style-name="ro6">
          <table:table-cell table:style-name="ce33" table:formula="of:=IF(ISBLANK([$Result.A822]);&quot;&quot;; [$Result.A822])">
            <text:p/>
          </table:table-cell>
          <table:table-cell table:style-name="ce34" table:formula="of:=IF(ISBLANK([$Result.B822]);&quot;&quot;; [$Result.B822])">
            <text:p/>
          </table:table-cell>
          <table:table-cell table:content-validation-name="val1"/>
          <table:table-cell/>
        </table:table-row>
        <table:table-row table:style-name="ro6">
          <table:table-cell table:style-name="ce33" table:formula="of:=IF(ISBLANK([$Result.A823]);&quot;&quot;; [$Result.A823])">
            <text:p/>
          </table:table-cell>
          <table:table-cell table:style-name="ce34" table:formula="of:=IF(ISBLANK([$Result.B823]);&quot;&quot;; [$Result.B823])">
            <text:p/>
          </table:table-cell>
          <table:table-cell table:content-validation-name="val1"/>
          <table:table-cell/>
        </table:table-row>
        <table:table-row table:style-name="ro6">
          <table:table-cell table:style-name="ce33" table:formula="of:=IF(ISBLANK([$Result.A824]);&quot;&quot;; [$Result.A824])">
            <text:p/>
          </table:table-cell>
          <table:table-cell table:style-name="ce34" table:formula="of:=IF(ISBLANK([$Result.B824]);&quot;&quot;; [$Result.B824])">
            <text:p/>
          </table:table-cell>
          <table:table-cell table:content-validation-name="val1"/>
          <table:table-cell/>
        </table:table-row>
        <table:table-row table:style-name="ro6">
          <table:table-cell table:style-name="ce33" table:formula="of:=IF(ISBLANK([$Result.A825]);&quot;&quot;; [$Result.A825])">
            <text:p/>
          </table:table-cell>
          <table:table-cell table:style-name="ce34" table:formula="of:=IF(ISBLANK([$Result.B825]);&quot;&quot;; [$Result.B825])">
            <text:p/>
          </table:table-cell>
          <table:table-cell table:content-validation-name="val1"/>
          <table:table-cell/>
        </table:table-row>
        <table:table-row table:style-name="ro6">
          <table:table-cell table:style-name="ce33" table:formula="of:=IF(ISBLANK([$Result.A826]);&quot;&quot;; [$Result.A826])">
            <text:p/>
          </table:table-cell>
          <table:table-cell table:style-name="ce34" table:formula="of:=IF(ISBLANK([$Result.B826]);&quot;&quot;; [$Result.B826])">
            <text:p/>
          </table:table-cell>
          <table:table-cell table:content-validation-name="val1"/>
          <table:table-cell/>
        </table:table-row>
        <table:table-row table:style-name="ro6">
          <table:table-cell table:style-name="ce33" table:formula="of:=IF(ISBLANK([$Result.A827]);&quot;&quot;; [$Result.A827])">
            <text:p/>
          </table:table-cell>
          <table:table-cell table:style-name="ce34" table:formula="of:=IF(ISBLANK([$Result.B827]);&quot;&quot;; [$Result.B827])">
            <text:p/>
          </table:table-cell>
          <table:table-cell table:content-validation-name="val1"/>
          <table:table-cell/>
        </table:table-row>
        <table:table-row table:style-name="ro6">
          <table:table-cell table:style-name="ce33" table:formula="of:=IF(ISBLANK([$Result.A828]);&quot;&quot;; [$Result.A828])">
            <text:p/>
          </table:table-cell>
          <table:table-cell table:style-name="ce34" table:formula="of:=IF(ISBLANK([$Result.B828]);&quot;&quot;; [$Result.B828])">
            <text:p/>
          </table:table-cell>
          <table:table-cell table:content-validation-name="val1"/>
          <table:table-cell/>
        </table:table-row>
        <table:table-row table:style-name="ro6">
          <table:table-cell table:style-name="ce33" table:formula="of:=IF(ISBLANK([$Result.A829]);&quot;&quot;; [$Result.A829])">
            <text:p/>
          </table:table-cell>
          <table:table-cell table:style-name="ce34" table:formula="of:=IF(ISBLANK([$Result.B829]);&quot;&quot;; [$Result.B829])">
            <text:p/>
          </table:table-cell>
          <table:table-cell table:content-validation-name="val1"/>
          <table:table-cell/>
        </table:table-row>
        <table:table-row table:style-name="ro6">
          <table:table-cell table:style-name="ce33" table:formula="of:=IF(ISBLANK([$Result.A830]);&quot;&quot;; [$Result.A830])">
            <text:p/>
          </table:table-cell>
          <table:table-cell table:style-name="ce34" table:formula="of:=IF(ISBLANK([$Result.B830]);&quot;&quot;; [$Result.B830])">
            <text:p/>
          </table:table-cell>
          <table:table-cell table:content-validation-name="val1"/>
          <table:table-cell/>
        </table:table-row>
        <table:table-row table:style-name="ro6">
          <table:table-cell table:style-name="ce33" table:formula="of:=IF(ISBLANK([$Result.A831]);&quot;&quot;; [$Result.A831])">
            <text:p/>
          </table:table-cell>
          <table:table-cell table:style-name="ce34" table:formula="of:=IF(ISBLANK([$Result.B831]);&quot;&quot;; [$Result.B831])">
            <text:p/>
          </table:table-cell>
          <table:table-cell table:content-validation-name="val1"/>
          <table:table-cell/>
        </table:table-row>
        <table:table-row table:style-name="ro6">
          <table:table-cell table:style-name="ce33" table:formula="of:=IF(ISBLANK([$Result.A832]);&quot;&quot;; [$Result.A832])">
            <text:p/>
          </table:table-cell>
          <table:table-cell table:style-name="ce34" table:formula="of:=IF(ISBLANK([$Result.B832]);&quot;&quot;; [$Result.B832])">
            <text:p/>
          </table:table-cell>
          <table:table-cell table:content-validation-name="val1"/>
          <table:table-cell/>
        </table:table-row>
        <table:table-row table:style-name="ro6">
          <table:table-cell table:style-name="ce33" table:formula="of:=IF(ISBLANK([$Result.A833]);&quot;&quot;; [$Result.A833])">
            <text:p/>
          </table:table-cell>
          <table:table-cell table:style-name="ce34" table:formula="of:=IF(ISBLANK([$Result.B833]);&quot;&quot;; [$Result.B833])">
            <text:p/>
          </table:table-cell>
          <table:table-cell table:content-validation-name="val1"/>
          <table:table-cell/>
        </table:table-row>
        <table:table-row table:style-name="ro6">
          <table:table-cell table:style-name="ce33" table:formula="of:=IF(ISBLANK([$Result.A834]);&quot;&quot;; [$Result.A834])">
            <text:p/>
          </table:table-cell>
          <table:table-cell table:style-name="ce34" table:formula="of:=IF(ISBLANK([$Result.B834]);&quot;&quot;; [$Result.B834])">
            <text:p/>
          </table:table-cell>
          <table:table-cell table:content-validation-name="val1"/>
          <table:table-cell/>
        </table:table-row>
        <table:table-row table:style-name="ro6">
          <table:table-cell table:style-name="ce33" table:formula="of:=IF(ISBLANK([$Result.A835]);&quot;&quot;; [$Result.A835])">
            <text:p/>
          </table:table-cell>
          <table:table-cell table:style-name="ce34" table:formula="of:=IF(ISBLANK([$Result.B835]);&quot;&quot;; [$Result.B835])">
            <text:p/>
          </table:table-cell>
          <table:table-cell table:content-validation-name="val1"/>
          <table:table-cell/>
        </table:table-row>
        <table:table-row table:style-name="ro6">
          <table:table-cell table:style-name="ce33" table:formula="of:=IF(ISBLANK([$Result.A836]);&quot;&quot;; [$Result.A836])">
            <text:p/>
          </table:table-cell>
          <table:table-cell table:style-name="ce34" table:formula="of:=IF(ISBLANK([$Result.B836]);&quot;&quot;; [$Result.B836])">
            <text:p/>
          </table:table-cell>
          <table:table-cell table:content-validation-name="val1"/>
          <table:table-cell/>
        </table:table-row>
        <table:table-row table:style-name="ro6">
          <table:table-cell table:style-name="ce33" table:formula="of:=IF(ISBLANK([$Result.A837]);&quot;&quot;; [$Result.A837])">
            <text:p/>
          </table:table-cell>
          <table:table-cell table:style-name="ce34" table:formula="of:=IF(ISBLANK([$Result.B837]);&quot;&quot;; [$Result.B837])">
            <text:p/>
          </table:table-cell>
          <table:table-cell table:content-validation-name="val1"/>
          <table:table-cell/>
        </table:table-row>
        <table:table-row table:style-name="ro6">
          <table:table-cell table:style-name="ce33" table:formula="of:=IF(ISBLANK([$Result.A838]);&quot;&quot;; [$Result.A838])">
            <text:p/>
          </table:table-cell>
          <table:table-cell table:style-name="ce34" table:formula="of:=IF(ISBLANK([$Result.B838]);&quot;&quot;; [$Result.B838])">
            <text:p/>
          </table:table-cell>
          <table:table-cell table:content-validation-name="val1"/>
          <table:table-cell/>
        </table:table-row>
        <table:table-row table:style-name="ro6">
          <table:table-cell table:style-name="ce33" table:formula="of:=IF(ISBLANK([$Result.A839]);&quot;&quot;; [$Result.A839])">
            <text:p/>
          </table:table-cell>
          <table:table-cell table:style-name="ce34" table:formula="of:=IF(ISBLANK([$Result.B839]);&quot;&quot;; [$Result.B839])">
            <text:p/>
          </table:table-cell>
          <table:table-cell table:content-validation-name="val1"/>
          <table:table-cell/>
        </table:table-row>
        <table:table-row table:style-name="ro6">
          <table:table-cell table:style-name="ce33" table:formula="of:=IF(ISBLANK([$Result.A840]);&quot;&quot;; [$Result.A840])">
            <text:p/>
          </table:table-cell>
          <table:table-cell table:style-name="ce34" table:formula="of:=IF(ISBLANK([$Result.B840]);&quot;&quot;; [$Result.B840])">
            <text:p/>
          </table:table-cell>
          <table:table-cell table:content-validation-name="val1"/>
          <table:table-cell/>
        </table:table-row>
        <table:table-row table:style-name="ro6">
          <table:table-cell table:style-name="ce33" table:formula="of:=IF(ISBLANK([$Result.A841]);&quot;&quot;; [$Result.A841])">
            <text:p/>
          </table:table-cell>
          <table:table-cell table:style-name="ce34" table:formula="of:=IF(ISBLANK([$Result.B841]);&quot;&quot;; [$Result.B841])">
            <text:p/>
          </table:table-cell>
          <table:table-cell table:content-validation-name="val1"/>
          <table:table-cell/>
        </table:table-row>
        <table:table-row table:style-name="ro6">
          <table:table-cell table:style-name="ce33" table:formula="of:=IF(ISBLANK([$Result.A842]);&quot;&quot;; [$Result.A842])">
            <text:p/>
          </table:table-cell>
          <table:table-cell table:style-name="ce34" table:formula="of:=IF(ISBLANK([$Result.B842]);&quot;&quot;; [$Result.B842])">
            <text:p/>
          </table:table-cell>
          <table:table-cell table:content-validation-name="val1"/>
          <table:table-cell/>
        </table:table-row>
        <table:table-row table:style-name="ro6">
          <table:table-cell table:style-name="ce33" table:formula="of:=IF(ISBLANK([$Result.A843]);&quot;&quot;; [$Result.A843])">
            <text:p/>
          </table:table-cell>
          <table:table-cell table:style-name="ce34" table:formula="of:=IF(ISBLANK([$Result.B843]);&quot;&quot;; [$Result.B843])">
            <text:p/>
          </table:table-cell>
          <table:table-cell table:content-validation-name="val1"/>
          <table:table-cell/>
        </table:table-row>
        <table:table-row table:style-name="ro6">
          <table:table-cell table:style-name="ce33" table:formula="of:=IF(ISBLANK([$Result.A844]);&quot;&quot;; [$Result.A844])">
            <text:p/>
          </table:table-cell>
          <table:table-cell table:style-name="ce34" table:formula="of:=IF(ISBLANK([$Result.B844]);&quot;&quot;; [$Result.B844])">
            <text:p/>
          </table:table-cell>
          <table:table-cell table:content-validation-name="val1"/>
          <table:table-cell/>
        </table:table-row>
        <table:table-row table:style-name="ro6">
          <table:table-cell table:style-name="ce33" table:formula="of:=IF(ISBLANK([$Result.A845]);&quot;&quot;; [$Result.A845])">
            <text:p/>
          </table:table-cell>
          <table:table-cell table:style-name="ce34" table:formula="of:=IF(ISBLANK([$Result.B845]);&quot;&quot;; [$Result.B845])">
            <text:p/>
          </table:table-cell>
          <table:table-cell table:content-validation-name="val1"/>
          <table:table-cell/>
        </table:table-row>
        <table:table-row table:style-name="ro6">
          <table:table-cell table:style-name="ce33" table:formula="of:=IF(ISBLANK([$Result.A846]);&quot;&quot;; [$Result.A846])">
            <text:p/>
          </table:table-cell>
          <table:table-cell table:style-name="ce34" table:formula="of:=IF(ISBLANK([$Result.B846]);&quot;&quot;; [$Result.B846])">
            <text:p/>
          </table:table-cell>
          <table:table-cell table:content-validation-name="val1"/>
          <table:table-cell/>
        </table:table-row>
        <table:table-row table:style-name="ro6">
          <table:table-cell table:style-name="ce33" table:formula="of:=IF(ISBLANK([$Result.A847]);&quot;&quot;; [$Result.A847])">
            <text:p/>
          </table:table-cell>
          <table:table-cell table:style-name="ce34" table:formula="of:=IF(ISBLANK([$Result.B847]);&quot;&quot;; [$Result.B847])">
            <text:p/>
          </table:table-cell>
          <table:table-cell table:content-validation-name="val1"/>
          <table:table-cell/>
        </table:table-row>
        <table:table-row table:style-name="ro6">
          <table:table-cell table:style-name="ce33" table:formula="of:=IF(ISBLANK([$Result.A848]);&quot;&quot;; [$Result.A848])">
            <text:p/>
          </table:table-cell>
          <table:table-cell table:style-name="ce34" table:formula="of:=IF(ISBLANK([$Result.B848]);&quot;&quot;; [$Result.B848])">
            <text:p/>
          </table:table-cell>
          <table:table-cell table:content-validation-name="val1"/>
          <table:table-cell/>
        </table:table-row>
        <table:table-row table:style-name="ro6">
          <table:table-cell table:style-name="ce33" table:formula="of:=IF(ISBLANK([$Result.A849]);&quot;&quot;; [$Result.A849])">
            <text:p/>
          </table:table-cell>
          <table:table-cell table:style-name="ce34" table:formula="of:=IF(ISBLANK([$Result.B849]);&quot;&quot;; [$Result.B849])">
            <text:p/>
          </table:table-cell>
          <table:table-cell table:content-validation-name="val1"/>
          <table:table-cell/>
        </table:table-row>
        <table:table-row table:style-name="ro6">
          <table:table-cell table:style-name="ce33" table:formula="of:=IF(ISBLANK([$Result.A850]);&quot;&quot;; [$Result.A850])">
            <text:p/>
          </table:table-cell>
          <table:table-cell table:style-name="ce34" table:formula="of:=IF(ISBLANK([$Result.B850]);&quot;&quot;; [$Result.B850])">
            <text:p/>
          </table:table-cell>
          <table:table-cell table:content-validation-name="val1"/>
          <table:table-cell/>
        </table:table-row>
        <table:table-row table:style-name="ro6">
          <table:table-cell table:style-name="ce33" table:formula="of:=IF(ISBLANK([$Result.A851]);&quot;&quot;; [$Result.A851])">
            <text:p/>
          </table:table-cell>
          <table:table-cell table:style-name="ce34" table:formula="of:=IF(ISBLANK([$Result.B851]);&quot;&quot;; [$Result.B851])">
            <text:p/>
          </table:table-cell>
          <table:table-cell table:content-validation-name="val1"/>
          <table:table-cell/>
        </table:table-row>
        <table:table-row table:style-name="ro6">
          <table:table-cell table:style-name="ce33" table:formula="of:=IF(ISBLANK([$Result.A852]);&quot;&quot;; [$Result.A852])">
            <text:p/>
          </table:table-cell>
          <table:table-cell table:style-name="ce34" table:formula="of:=IF(ISBLANK([$Result.B852]);&quot;&quot;; [$Result.B852])">
            <text:p/>
          </table:table-cell>
          <table:table-cell table:content-validation-name="val1"/>
          <table:table-cell/>
        </table:table-row>
        <table:table-row table:style-name="ro6">
          <table:table-cell table:style-name="ce33" table:formula="of:=IF(ISBLANK([$Result.A853]);&quot;&quot;; [$Result.A853])">
            <text:p/>
          </table:table-cell>
          <table:table-cell table:style-name="ce34" table:formula="of:=IF(ISBLANK([$Result.B853]);&quot;&quot;; [$Result.B853])">
            <text:p/>
          </table:table-cell>
          <table:table-cell table:content-validation-name="val1"/>
          <table:table-cell/>
        </table:table-row>
        <table:table-row table:style-name="ro6">
          <table:table-cell table:style-name="ce33" table:formula="of:=IF(ISBLANK([$Result.A854]);&quot;&quot;; [$Result.A854])">
            <text:p/>
          </table:table-cell>
          <table:table-cell table:style-name="ce34" table:formula="of:=IF(ISBLANK([$Result.B854]);&quot;&quot;; [$Result.B854])">
            <text:p/>
          </table:table-cell>
          <table:table-cell table:content-validation-name="val1"/>
          <table:table-cell/>
        </table:table-row>
        <table:table-row table:style-name="ro6">
          <table:table-cell table:style-name="ce33" table:formula="of:=IF(ISBLANK([$Result.A855]);&quot;&quot;; [$Result.A855])">
            <text:p/>
          </table:table-cell>
          <table:table-cell table:style-name="ce34" table:formula="of:=IF(ISBLANK([$Result.B855]);&quot;&quot;; [$Result.B855])">
            <text:p/>
          </table:table-cell>
          <table:table-cell table:content-validation-name="val1"/>
          <table:table-cell/>
        </table:table-row>
        <table:table-row table:style-name="ro6">
          <table:table-cell table:style-name="ce33" table:formula="of:=IF(ISBLANK([$Result.A856]);&quot;&quot;; [$Result.A856])">
            <text:p/>
          </table:table-cell>
          <table:table-cell table:style-name="ce34" table:formula="of:=IF(ISBLANK([$Result.B856]);&quot;&quot;; [$Result.B856])">
            <text:p/>
          </table:table-cell>
          <table:table-cell table:content-validation-name="val1"/>
          <table:table-cell/>
        </table:table-row>
        <table:table-row table:style-name="ro6">
          <table:table-cell table:style-name="ce33" table:formula="of:=IF(ISBLANK([$Result.A857]);&quot;&quot;; [$Result.A857])">
            <text:p/>
          </table:table-cell>
          <table:table-cell table:style-name="ce34" table:formula="of:=IF(ISBLANK([$Result.B857]);&quot;&quot;; [$Result.B857])">
            <text:p/>
          </table:table-cell>
          <table:table-cell table:content-validation-name="val1"/>
          <table:table-cell/>
        </table:table-row>
        <table:table-row table:style-name="ro6">
          <table:table-cell table:style-name="ce33" table:formula="of:=IF(ISBLANK([$Result.A858]);&quot;&quot;; [$Result.A858])">
            <text:p/>
          </table:table-cell>
          <table:table-cell table:style-name="ce34" table:formula="of:=IF(ISBLANK([$Result.B858]);&quot;&quot;; [$Result.B858])">
            <text:p/>
          </table:table-cell>
          <table:table-cell table:content-validation-name="val1"/>
          <table:table-cell/>
        </table:table-row>
        <table:table-row table:style-name="ro6">
          <table:table-cell table:style-name="ce33" table:formula="of:=IF(ISBLANK([$Result.A859]);&quot;&quot;; [$Result.A859])">
            <text:p/>
          </table:table-cell>
          <table:table-cell table:style-name="ce34" table:formula="of:=IF(ISBLANK([$Result.B859]);&quot;&quot;; [$Result.B859])">
            <text:p/>
          </table:table-cell>
          <table:table-cell table:content-validation-name="val1"/>
          <table:table-cell/>
        </table:table-row>
        <table:table-row table:style-name="ro6">
          <table:table-cell table:style-name="ce33" table:formula="of:=IF(ISBLANK([$Result.A860]);&quot;&quot;; [$Result.A860])">
            <text:p/>
          </table:table-cell>
          <table:table-cell table:style-name="ce34" table:formula="of:=IF(ISBLANK([$Result.B860]);&quot;&quot;; [$Result.B860])">
            <text:p/>
          </table:table-cell>
          <table:table-cell table:content-validation-name="val1"/>
          <table:table-cell/>
        </table:table-row>
        <table:table-row table:style-name="ro6">
          <table:table-cell table:style-name="ce33" table:formula="of:=IF(ISBLANK([$Result.A861]);&quot;&quot;; [$Result.A861])">
            <text:p/>
          </table:table-cell>
          <table:table-cell table:style-name="ce34" table:formula="of:=IF(ISBLANK([$Result.B861]);&quot;&quot;; [$Result.B861])">
            <text:p/>
          </table:table-cell>
          <table:table-cell table:content-validation-name="val1"/>
          <table:table-cell/>
        </table:table-row>
        <table:table-row table:style-name="ro6">
          <table:table-cell table:style-name="ce33" table:formula="of:=IF(ISBLANK([$Result.A862]);&quot;&quot;; [$Result.A862])">
            <text:p/>
          </table:table-cell>
          <table:table-cell table:style-name="ce34" table:formula="of:=IF(ISBLANK([$Result.B862]);&quot;&quot;; [$Result.B862])">
            <text:p/>
          </table:table-cell>
          <table:table-cell table:content-validation-name="val1"/>
          <table:table-cell/>
        </table:table-row>
        <table:table-row table:style-name="ro6">
          <table:table-cell table:style-name="ce33" table:formula="of:=IF(ISBLANK([$Result.A863]);&quot;&quot;; [$Result.A863])">
            <text:p/>
          </table:table-cell>
          <table:table-cell table:style-name="ce34" table:formula="of:=IF(ISBLANK([$Result.B863]);&quot;&quot;; [$Result.B863])">
            <text:p/>
          </table:table-cell>
          <table:table-cell table:content-validation-name="val1"/>
          <table:table-cell/>
        </table:table-row>
        <table:table-row table:style-name="ro6">
          <table:table-cell table:style-name="ce33" table:formula="of:=IF(ISBLANK([$Result.A864]);&quot;&quot;; [$Result.A864])">
            <text:p/>
          </table:table-cell>
          <table:table-cell table:style-name="ce34" table:formula="of:=IF(ISBLANK([$Result.B864]);&quot;&quot;; [$Result.B864])">
            <text:p/>
          </table:table-cell>
          <table:table-cell table:content-validation-name="val1"/>
          <table:table-cell/>
        </table:table-row>
        <table:table-row table:style-name="ro6">
          <table:table-cell table:style-name="ce33" table:formula="of:=IF(ISBLANK([$Result.A865]);&quot;&quot;; [$Result.A865])">
            <text:p/>
          </table:table-cell>
          <table:table-cell table:style-name="ce34" table:formula="of:=IF(ISBLANK([$Result.B865]);&quot;&quot;; [$Result.B865])">
            <text:p/>
          </table:table-cell>
          <table:table-cell table:content-validation-name="val1"/>
          <table:table-cell/>
        </table:table-row>
        <table:table-row table:style-name="ro6">
          <table:table-cell table:style-name="ce33" table:formula="of:=IF(ISBLANK([$Result.A866]);&quot;&quot;; [$Result.A866])">
            <text:p/>
          </table:table-cell>
          <table:table-cell table:style-name="ce34" table:formula="of:=IF(ISBLANK([$Result.B866]);&quot;&quot;; [$Result.B866])">
            <text:p/>
          </table:table-cell>
          <table:table-cell table:content-validation-name="val1"/>
          <table:table-cell/>
        </table:table-row>
        <table:table-row table:style-name="ro6">
          <table:table-cell table:style-name="ce33" table:formula="of:=IF(ISBLANK([$Result.A867]);&quot;&quot;; [$Result.A867])">
            <text:p/>
          </table:table-cell>
          <table:table-cell table:style-name="ce34" table:formula="of:=IF(ISBLANK([$Result.B867]);&quot;&quot;; [$Result.B867])">
            <text:p/>
          </table:table-cell>
          <table:table-cell table:content-validation-name="val1"/>
          <table:table-cell/>
        </table:table-row>
        <table:table-row table:style-name="ro6">
          <table:table-cell table:style-name="ce33" table:formula="of:=IF(ISBLANK([$Result.A868]);&quot;&quot;; [$Result.A868])">
            <text:p/>
          </table:table-cell>
          <table:table-cell table:style-name="ce34" table:formula="of:=IF(ISBLANK([$Result.B868]);&quot;&quot;; [$Result.B868])">
            <text:p/>
          </table:table-cell>
          <table:table-cell table:content-validation-name="val1"/>
          <table:table-cell/>
        </table:table-row>
        <table:table-row table:style-name="ro6">
          <table:table-cell table:style-name="ce33" table:formula="of:=IF(ISBLANK([$Result.A869]);&quot;&quot;; [$Result.A869])">
            <text:p/>
          </table:table-cell>
          <table:table-cell table:style-name="ce34" table:formula="of:=IF(ISBLANK([$Result.B869]);&quot;&quot;; [$Result.B869])">
            <text:p/>
          </table:table-cell>
          <table:table-cell table:content-validation-name="val1"/>
          <table:table-cell/>
        </table:table-row>
        <table:table-row table:style-name="ro6">
          <table:table-cell table:style-name="ce33" table:formula="of:=IF(ISBLANK([$Result.A870]);&quot;&quot;; [$Result.A870])">
            <text:p/>
          </table:table-cell>
          <table:table-cell table:style-name="ce34" table:formula="of:=IF(ISBLANK([$Result.B870]);&quot;&quot;; [$Result.B870])">
            <text:p/>
          </table:table-cell>
          <table:table-cell table:content-validation-name="val1"/>
          <table:table-cell/>
        </table:table-row>
        <table:table-row table:style-name="ro6">
          <table:table-cell table:style-name="ce33" table:formula="of:=IF(ISBLANK([$Result.A871]);&quot;&quot;; [$Result.A871])">
            <text:p/>
          </table:table-cell>
          <table:table-cell table:style-name="ce34" table:formula="of:=IF(ISBLANK([$Result.B871]);&quot;&quot;; [$Result.B871])">
            <text:p/>
          </table:table-cell>
          <table:table-cell table:content-validation-name="val1"/>
          <table:table-cell/>
        </table:table-row>
        <table:table-row table:style-name="ro6">
          <table:table-cell table:style-name="ce33" table:formula="of:=IF(ISBLANK([$Result.A872]);&quot;&quot;; [$Result.A872])">
            <text:p/>
          </table:table-cell>
          <table:table-cell table:style-name="ce34" table:formula="of:=IF(ISBLANK([$Result.B872]);&quot;&quot;; [$Result.B872])">
            <text:p/>
          </table:table-cell>
          <table:table-cell table:content-validation-name="val1"/>
          <table:table-cell/>
        </table:table-row>
        <table:table-row table:style-name="ro6">
          <table:table-cell table:style-name="ce33" table:formula="of:=IF(ISBLANK([$Result.A873]);&quot;&quot;; [$Result.A873])">
            <text:p/>
          </table:table-cell>
          <table:table-cell table:style-name="ce34" table:formula="of:=IF(ISBLANK([$Result.B873]);&quot;&quot;; [$Result.B873])">
            <text:p/>
          </table:table-cell>
          <table:table-cell table:content-validation-name="val1"/>
          <table:table-cell/>
        </table:table-row>
        <table:table-row table:style-name="ro6">
          <table:table-cell table:style-name="ce33" table:formula="of:=IF(ISBLANK([$Result.A874]);&quot;&quot;; [$Result.A874])">
            <text:p/>
          </table:table-cell>
          <table:table-cell table:style-name="ce34" table:formula="of:=IF(ISBLANK([$Result.B874]);&quot;&quot;; [$Result.B874])">
            <text:p/>
          </table:table-cell>
          <table:table-cell table:content-validation-name="val1"/>
          <table:table-cell/>
        </table:table-row>
        <table:table-row table:style-name="ro6">
          <table:table-cell table:style-name="ce33" table:formula="of:=IF(ISBLANK([$Result.A875]);&quot;&quot;; [$Result.A875])">
            <text:p/>
          </table:table-cell>
          <table:table-cell table:style-name="ce34" table:formula="of:=IF(ISBLANK([$Result.B875]);&quot;&quot;; [$Result.B875])">
            <text:p/>
          </table:table-cell>
          <table:table-cell table:content-validation-name="val1"/>
          <table:table-cell/>
        </table:table-row>
        <table:table-row table:style-name="ro6">
          <table:table-cell table:style-name="ce33" table:formula="of:=IF(ISBLANK([$Result.A876]);&quot;&quot;; [$Result.A876])">
            <text:p/>
          </table:table-cell>
          <table:table-cell table:style-name="ce34" table:formula="of:=IF(ISBLANK([$Result.B876]);&quot;&quot;; [$Result.B876])">
            <text:p/>
          </table:table-cell>
          <table:table-cell table:content-validation-name="val1"/>
          <table:table-cell/>
        </table:table-row>
        <table:table-row table:style-name="ro6">
          <table:table-cell table:style-name="ce33" table:formula="of:=IF(ISBLANK([$Result.A877]);&quot;&quot;; [$Result.A877])">
            <text:p/>
          </table:table-cell>
          <table:table-cell table:style-name="ce34" table:formula="of:=IF(ISBLANK([$Result.B877]);&quot;&quot;; [$Result.B877])">
            <text:p/>
          </table:table-cell>
          <table:table-cell table:content-validation-name="val1"/>
          <table:table-cell/>
        </table:table-row>
        <table:table-row table:style-name="ro6">
          <table:table-cell table:style-name="ce33" table:formula="of:=IF(ISBLANK([$Result.A878]);&quot;&quot;; [$Result.A878])">
            <text:p/>
          </table:table-cell>
          <table:table-cell table:style-name="ce34" table:formula="of:=IF(ISBLANK([$Result.B878]);&quot;&quot;; [$Result.B878])">
            <text:p/>
          </table:table-cell>
          <table:table-cell table:content-validation-name="val1"/>
          <table:table-cell/>
        </table:table-row>
        <table:table-row table:style-name="ro6">
          <table:table-cell table:style-name="ce33" table:formula="of:=IF(ISBLANK([$Result.A879]);&quot;&quot;; [$Result.A879])">
            <text:p/>
          </table:table-cell>
          <table:table-cell table:style-name="ce34" table:formula="of:=IF(ISBLANK([$Result.B879]);&quot;&quot;; [$Result.B879])">
            <text:p/>
          </table:table-cell>
          <table:table-cell table:content-validation-name="val1"/>
          <table:table-cell/>
        </table:table-row>
        <table:table-row table:style-name="ro6">
          <table:table-cell table:style-name="ce33" table:formula="of:=IF(ISBLANK([$Result.A880]);&quot;&quot;; [$Result.A880])">
            <text:p/>
          </table:table-cell>
          <table:table-cell table:style-name="ce34" table:formula="of:=IF(ISBLANK([$Result.B880]);&quot;&quot;; [$Result.B880])">
            <text:p/>
          </table:table-cell>
          <table:table-cell table:content-validation-name="val1"/>
          <table:table-cell/>
        </table:table-row>
        <table:table-row table:style-name="ro6">
          <table:table-cell table:style-name="ce33" table:formula="of:=IF(ISBLANK([$Result.A881]);&quot;&quot;; [$Result.A881])">
            <text:p/>
          </table:table-cell>
          <table:table-cell table:style-name="ce34" table:formula="of:=IF(ISBLANK([$Result.B881]);&quot;&quot;; [$Result.B881])">
            <text:p/>
          </table:table-cell>
          <table:table-cell table:content-validation-name="val1"/>
          <table:table-cell/>
        </table:table-row>
        <table:table-row table:style-name="ro6">
          <table:table-cell table:style-name="ce33" table:formula="of:=IF(ISBLANK([$Result.A882]);&quot;&quot;; [$Result.A882])">
            <text:p/>
          </table:table-cell>
          <table:table-cell table:style-name="ce34" table:formula="of:=IF(ISBLANK([$Result.B882]);&quot;&quot;; [$Result.B882])">
            <text:p/>
          </table:table-cell>
          <table:table-cell table:content-validation-name="val1"/>
          <table:table-cell/>
        </table:table-row>
        <table:table-row table:style-name="ro6">
          <table:table-cell table:style-name="ce33" table:formula="of:=IF(ISBLANK([$Result.A883]);&quot;&quot;; [$Result.A883])">
            <text:p/>
          </table:table-cell>
          <table:table-cell table:style-name="ce34" table:formula="of:=IF(ISBLANK([$Result.B883]);&quot;&quot;; [$Result.B883])">
            <text:p/>
          </table:table-cell>
          <table:table-cell table:content-validation-name="val1"/>
          <table:table-cell/>
        </table:table-row>
        <table:table-row table:style-name="ro6">
          <table:table-cell table:style-name="ce33" table:formula="of:=IF(ISBLANK([$Result.A884]);&quot;&quot;; [$Result.A884])">
            <text:p/>
          </table:table-cell>
          <table:table-cell table:style-name="ce34" table:formula="of:=IF(ISBLANK([$Result.B884]);&quot;&quot;; [$Result.B884])">
            <text:p/>
          </table:table-cell>
          <table:table-cell table:content-validation-name="val1"/>
          <table:table-cell/>
        </table:table-row>
        <table:table-row table:style-name="ro6">
          <table:table-cell table:style-name="ce33" table:formula="of:=IF(ISBLANK([$Result.A885]);&quot;&quot;; [$Result.A885])">
            <text:p/>
          </table:table-cell>
          <table:table-cell table:style-name="ce34" table:formula="of:=IF(ISBLANK([$Result.B885]);&quot;&quot;; [$Result.B885])">
            <text:p/>
          </table:table-cell>
          <table:table-cell table:content-validation-name="val1"/>
          <table:table-cell/>
        </table:table-row>
        <table:table-row table:style-name="ro6">
          <table:table-cell table:style-name="ce33" table:formula="of:=IF(ISBLANK([$Result.A886]);&quot;&quot;; [$Result.A886])">
            <text:p/>
          </table:table-cell>
          <table:table-cell table:style-name="ce34" table:formula="of:=IF(ISBLANK([$Result.B886]);&quot;&quot;; [$Result.B886])">
            <text:p/>
          </table:table-cell>
          <table:table-cell table:content-validation-name="val1"/>
          <table:table-cell/>
        </table:table-row>
        <table:table-row table:style-name="ro6">
          <table:table-cell table:style-name="ce33" table:formula="of:=IF(ISBLANK([$Result.A887]);&quot;&quot;; [$Result.A887])">
            <text:p/>
          </table:table-cell>
          <table:table-cell table:style-name="ce34" table:formula="of:=IF(ISBLANK([$Result.B887]);&quot;&quot;; [$Result.B887])">
            <text:p/>
          </table:table-cell>
          <table:table-cell table:content-validation-name="val1"/>
          <table:table-cell/>
        </table:table-row>
        <table:table-row table:style-name="ro6">
          <table:table-cell table:style-name="ce33" table:formula="of:=IF(ISBLANK([$Result.A888]);&quot;&quot;; [$Result.A888])">
            <text:p/>
          </table:table-cell>
          <table:table-cell table:style-name="ce34" table:formula="of:=IF(ISBLANK([$Result.B888]);&quot;&quot;; [$Result.B888])">
            <text:p/>
          </table:table-cell>
          <table:table-cell table:content-validation-name="val1"/>
          <table:table-cell/>
        </table:table-row>
        <table:table-row table:style-name="ro6">
          <table:table-cell table:style-name="ce33" table:formula="of:=IF(ISBLANK([$Result.A889]);&quot;&quot;; [$Result.A889])">
            <text:p/>
          </table:table-cell>
          <table:table-cell table:style-name="ce34" table:formula="of:=IF(ISBLANK([$Result.B889]);&quot;&quot;; [$Result.B889])">
            <text:p/>
          </table:table-cell>
          <table:table-cell table:content-validation-name="val1"/>
          <table:table-cell/>
        </table:table-row>
        <table:table-row table:style-name="ro6">
          <table:table-cell table:style-name="ce33" table:formula="of:=IF(ISBLANK([$Result.A890]);&quot;&quot;; [$Result.A890])">
            <text:p/>
          </table:table-cell>
          <table:table-cell table:style-name="ce34" table:formula="of:=IF(ISBLANK([$Result.B890]);&quot;&quot;; [$Result.B890])">
            <text:p/>
          </table:table-cell>
          <table:table-cell table:content-validation-name="val1"/>
          <table:table-cell/>
        </table:table-row>
        <table:table-row table:style-name="ro6">
          <table:table-cell table:style-name="ce33" table:formula="of:=IF(ISBLANK([$Result.A891]);&quot;&quot;; [$Result.A891])">
            <text:p/>
          </table:table-cell>
          <table:table-cell table:style-name="ce34" table:formula="of:=IF(ISBLANK([$Result.B891]);&quot;&quot;; [$Result.B891])">
            <text:p/>
          </table:table-cell>
          <table:table-cell table:content-validation-name="val1"/>
          <table:table-cell/>
        </table:table-row>
        <table:table-row table:style-name="ro6">
          <table:table-cell table:style-name="ce33" table:formula="of:=IF(ISBLANK([$Result.A892]);&quot;&quot;; [$Result.A892])">
            <text:p/>
          </table:table-cell>
          <table:table-cell table:style-name="ce34" table:formula="of:=IF(ISBLANK([$Result.B892]);&quot;&quot;; [$Result.B892])">
            <text:p/>
          </table:table-cell>
          <table:table-cell table:content-validation-name="val1"/>
          <table:table-cell/>
        </table:table-row>
        <table:table-row table:style-name="ro6">
          <table:table-cell table:style-name="ce33" table:formula="of:=IF(ISBLANK([$Result.A893]);&quot;&quot;; [$Result.A893])">
            <text:p/>
          </table:table-cell>
          <table:table-cell table:style-name="ce34" table:formula="of:=IF(ISBLANK([$Result.B893]);&quot;&quot;; [$Result.B893])">
            <text:p/>
          </table:table-cell>
          <table:table-cell table:content-validation-name="val1"/>
          <table:table-cell/>
        </table:table-row>
        <table:table-row table:style-name="ro6">
          <table:table-cell table:style-name="ce33" table:formula="of:=IF(ISBLANK([$Result.A894]);&quot;&quot;; [$Result.A894])">
            <text:p/>
          </table:table-cell>
          <table:table-cell table:style-name="ce34" table:formula="of:=IF(ISBLANK([$Result.B894]);&quot;&quot;; [$Result.B894])">
            <text:p/>
          </table:table-cell>
          <table:table-cell table:content-validation-name="val1"/>
          <table:table-cell/>
        </table:table-row>
        <table:table-row table:style-name="ro6">
          <table:table-cell table:style-name="ce33" table:formula="of:=IF(ISBLANK([$Result.A895]);&quot;&quot;; [$Result.A895])">
            <text:p/>
          </table:table-cell>
          <table:table-cell table:style-name="ce34" table:formula="of:=IF(ISBLANK([$Result.B895]);&quot;&quot;; [$Result.B895])">
            <text:p/>
          </table:table-cell>
          <table:table-cell table:content-validation-name="val1"/>
          <table:table-cell/>
        </table:table-row>
        <table:table-row table:style-name="ro6">
          <table:table-cell table:style-name="ce33" table:formula="of:=IF(ISBLANK([$Result.A896]);&quot;&quot;; [$Result.A896])">
            <text:p/>
          </table:table-cell>
          <table:table-cell table:style-name="ce34" table:formula="of:=IF(ISBLANK([$Result.B896]);&quot;&quot;; [$Result.B896])">
            <text:p/>
          </table:table-cell>
          <table:table-cell table:content-validation-name="val1"/>
          <table:table-cell/>
        </table:table-row>
        <table:table-row table:style-name="ro6">
          <table:table-cell table:style-name="ce33" table:formula="of:=IF(ISBLANK([$Result.A897]);&quot;&quot;; [$Result.A897])">
            <text:p/>
          </table:table-cell>
          <table:table-cell table:style-name="ce34" table:formula="of:=IF(ISBLANK([$Result.B897]);&quot;&quot;; [$Result.B897])">
            <text:p/>
          </table:table-cell>
          <table:table-cell table:content-validation-name="val1"/>
          <table:table-cell/>
        </table:table-row>
        <table:table-row table:style-name="ro6">
          <table:table-cell table:style-name="ce33" table:formula="of:=IF(ISBLANK([$Result.A898]);&quot;&quot;; [$Result.A898])">
            <text:p/>
          </table:table-cell>
          <table:table-cell table:style-name="ce34" table:formula="of:=IF(ISBLANK([$Result.B898]);&quot;&quot;; [$Result.B898])">
            <text:p/>
          </table:table-cell>
          <table:table-cell table:content-validation-name="val1"/>
          <table:table-cell/>
        </table:table-row>
        <table:table-row table:style-name="ro6">
          <table:table-cell table:style-name="ce33" table:formula="of:=IF(ISBLANK([$Result.A899]);&quot;&quot;; [$Result.A899])">
            <text:p/>
          </table:table-cell>
          <table:table-cell table:style-name="ce34" table:formula="of:=IF(ISBLANK([$Result.B899]);&quot;&quot;; [$Result.B899])">
            <text:p/>
          </table:table-cell>
          <table:table-cell table:content-validation-name="val1"/>
          <table:table-cell/>
        </table:table-row>
        <table:table-row table:style-name="ro6">
          <table:table-cell table:style-name="ce33" table:formula="of:=IF(ISBLANK([$Result.A900]);&quot;&quot;; [$Result.A900])">
            <text:p/>
          </table:table-cell>
          <table:table-cell table:style-name="ce34" table:formula="of:=IF(ISBLANK([$Result.B900]);&quot;&quot;; [$Result.B900])">
            <text:p/>
          </table:table-cell>
          <table:table-cell table:content-validation-name="val1"/>
          <table:table-cell/>
        </table:table-row>
        <table:table-row table:style-name="ro6">
          <table:table-cell table:style-name="ce33" table:formula="of:=IF(ISBLANK([$Result.A901]);&quot;&quot;; [$Result.A901])">
            <text:p/>
          </table:table-cell>
          <table:table-cell table:style-name="ce34" table:formula="of:=IF(ISBLANK([$Result.B901]);&quot;&quot;; [$Result.B901])">
            <text:p/>
          </table:table-cell>
          <table:table-cell table:content-validation-name="val1"/>
          <table:table-cell/>
        </table:table-row>
        <table:table-row table:style-name="ro6">
          <table:table-cell table:style-name="ce33" table:formula="of:=IF(ISBLANK([$Result.A902]);&quot;&quot;; [$Result.A902])">
            <text:p/>
          </table:table-cell>
          <table:table-cell table:style-name="ce34" table:formula="of:=IF(ISBLANK([$Result.B902]);&quot;&quot;; [$Result.B902])">
            <text:p/>
          </table:table-cell>
          <table:table-cell table:content-validation-name="val1"/>
          <table:table-cell/>
        </table:table-row>
        <table:table-row table:style-name="ro6">
          <table:table-cell table:style-name="ce33" table:formula="of:=IF(ISBLANK([$Result.A903]);&quot;&quot;; [$Result.A903])">
            <text:p/>
          </table:table-cell>
          <table:table-cell table:style-name="ce34" table:formula="of:=IF(ISBLANK([$Result.B903]);&quot;&quot;; [$Result.B903])">
            <text:p/>
          </table:table-cell>
          <table:table-cell table:content-validation-name="val1"/>
          <table:table-cell/>
        </table:table-row>
        <table:table-row table:style-name="ro6">
          <table:table-cell table:style-name="ce33" table:formula="of:=IF(ISBLANK([$Result.A904]);&quot;&quot;; [$Result.A904])">
            <text:p/>
          </table:table-cell>
          <table:table-cell table:style-name="ce34" table:formula="of:=IF(ISBLANK([$Result.B904]);&quot;&quot;; [$Result.B904])">
            <text:p/>
          </table:table-cell>
          <table:table-cell table:content-validation-name="val1"/>
          <table:table-cell/>
        </table:table-row>
        <table:table-row table:style-name="ro6">
          <table:table-cell table:style-name="ce33" table:formula="of:=IF(ISBLANK([$Result.A905]);&quot;&quot;; [$Result.A905])">
            <text:p/>
          </table:table-cell>
          <table:table-cell table:style-name="ce34" table:formula="of:=IF(ISBLANK([$Result.B905]);&quot;&quot;; [$Result.B905])">
            <text:p/>
          </table:table-cell>
          <table:table-cell table:content-validation-name="val1"/>
          <table:table-cell/>
        </table:table-row>
        <table:table-row table:style-name="ro6">
          <table:table-cell table:style-name="ce33" table:formula="of:=IF(ISBLANK([$Result.A906]);&quot;&quot;; [$Result.A906])">
            <text:p/>
          </table:table-cell>
          <table:table-cell table:style-name="ce34" table:formula="of:=IF(ISBLANK([$Result.B906]);&quot;&quot;; [$Result.B906])">
            <text:p/>
          </table:table-cell>
          <table:table-cell table:content-validation-name="val1"/>
          <table:table-cell/>
        </table:table-row>
        <table:table-row table:style-name="ro6">
          <table:table-cell table:style-name="ce33" table:formula="of:=IF(ISBLANK([$Result.A907]);&quot;&quot;; [$Result.A907])">
            <text:p/>
          </table:table-cell>
          <table:table-cell table:style-name="ce34" table:formula="of:=IF(ISBLANK([$Result.B907]);&quot;&quot;; [$Result.B907])">
            <text:p/>
          </table:table-cell>
          <table:table-cell table:content-validation-name="val1"/>
          <table:table-cell/>
        </table:table-row>
        <table:table-row table:style-name="ro6">
          <table:table-cell table:style-name="ce33" table:formula="of:=IF(ISBLANK([$Result.A908]);&quot;&quot;; [$Result.A908])">
            <text:p/>
          </table:table-cell>
          <table:table-cell table:style-name="ce34" table:formula="of:=IF(ISBLANK([$Result.B908]);&quot;&quot;; [$Result.B908])">
            <text:p/>
          </table:table-cell>
          <table:table-cell table:content-validation-name="val1"/>
          <table:table-cell/>
        </table:table-row>
        <table:table-row table:style-name="ro6">
          <table:table-cell table:style-name="ce33" table:formula="of:=IF(ISBLANK([$Result.A909]);&quot;&quot;; [$Result.A909])">
            <text:p/>
          </table:table-cell>
          <table:table-cell table:style-name="ce34" table:formula="of:=IF(ISBLANK([$Result.B909]);&quot;&quot;; [$Result.B909])">
            <text:p/>
          </table:table-cell>
          <table:table-cell table:content-validation-name="val1"/>
          <table:table-cell/>
        </table:table-row>
        <table:table-row table:style-name="ro6">
          <table:table-cell table:style-name="ce33" table:formula="of:=IF(ISBLANK([$Result.A910]);&quot;&quot;; [$Result.A910])">
            <text:p/>
          </table:table-cell>
          <table:table-cell table:style-name="ce34" table:formula="of:=IF(ISBLANK([$Result.B910]);&quot;&quot;; [$Result.B910])">
            <text:p/>
          </table:table-cell>
          <table:table-cell table:content-validation-name="val1"/>
          <table:table-cell/>
        </table:table-row>
        <table:table-row table:style-name="ro6">
          <table:table-cell table:style-name="ce33" table:formula="of:=IF(ISBLANK([$Result.A911]);&quot;&quot;; [$Result.A911])">
            <text:p/>
          </table:table-cell>
          <table:table-cell table:style-name="ce34" table:formula="of:=IF(ISBLANK([$Result.B911]);&quot;&quot;; [$Result.B911])">
            <text:p/>
          </table:table-cell>
          <table:table-cell table:content-validation-name="val1"/>
          <table:table-cell/>
        </table:table-row>
        <table:table-row table:style-name="ro6">
          <table:table-cell table:style-name="ce33" table:formula="of:=IF(ISBLANK([$Result.A912]);&quot;&quot;; [$Result.A912])">
            <text:p/>
          </table:table-cell>
          <table:table-cell table:style-name="ce34" table:formula="of:=IF(ISBLANK([$Result.B912]);&quot;&quot;; [$Result.B912])">
            <text:p/>
          </table:table-cell>
          <table:table-cell table:content-validation-name="val1"/>
          <table:table-cell/>
        </table:table-row>
        <table:table-row table:style-name="ro6">
          <table:table-cell table:style-name="ce33" table:formula="of:=IF(ISBLANK([$Result.A913]);&quot;&quot;; [$Result.A913])">
            <text:p/>
          </table:table-cell>
          <table:table-cell table:style-name="ce34" table:formula="of:=IF(ISBLANK([$Result.B913]);&quot;&quot;; [$Result.B913])">
            <text:p/>
          </table:table-cell>
          <table:table-cell table:content-validation-name="val1"/>
          <table:table-cell/>
        </table:table-row>
        <table:table-row table:style-name="ro6">
          <table:table-cell table:style-name="ce33" table:formula="of:=IF(ISBLANK([$Result.A914]);&quot;&quot;; [$Result.A914])">
            <text:p/>
          </table:table-cell>
          <table:table-cell table:style-name="ce34" table:formula="of:=IF(ISBLANK([$Result.B914]);&quot;&quot;; [$Result.B914])">
            <text:p/>
          </table:table-cell>
          <table:table-cell table:content-validation-name="val1"/>
          <table:table-cell/>
        </table:table-row>
        <table:table-row table:style-name="ro6">
          <table:table-cell table:style-name="ce33" table:formula="of:=IF(ISBLANK([$Result.A915]);&quot;&quot;; [$Result.A915])">
            <text:p/>
          </table:table-cell>
          <table:table-cell table:style-name="ce34" table:formula="of:=IF(ISBLANK([$Result.B915]);&quot;&quot;; [$Result.B915])">
            <text:p/>
          </table:table-cell>
          <table:table-cell table:content-validation-name="val1"/>
          <table:table-cell/>
        </table:table-row>
        <table:table-row table:style-name="ro6">
          <table:table-cell table:style-name="ce33" table:formula="of:=IF(ISBLANK([$Result.A916]);&quot;&quot;; [$Result.A916])">
            <text:p/>
          </table:table-cell>
          <table:table-cell table:style-name="ce34" table:formula="of:=IF(ISBLANK([$Result.B916]);&quot;&quot;; [$Result.B916])">
            <text:p/>
          </table:table-cell>
          <table:table-cell table:content-validation-name="val1"/>
          <table:table-cell/>
        </table:table-row>
        <table:table-row table:style-name="ro6">
          <table:table-cell table:style-name="ce33" table:formula="of:=IF(ISBLANK([$Result.A917]);&quot;&quot;; [$Result.A917])">
            <text:p/>
          </table:table-cell>
          <table:table-cell table:style-name="ce34" table:formula="of:=IF(ISBLANK([$Result.B917]);&quot;&quot;; [$Result.B917])">
            <text:p/>
          </table:table-cell>
          <table:table-cell table:content-validation-name="val1"/>
          <table:table-cell/>
        </table:table-row>
        <table:table-row table:style-name="ro6">
          <table:table-cell table:style-name="ce33" table:formula="of:=IF(ISBLANK([$Result.A918]);&quot;&quot;; [$Result.A918])">
            <text:p/>
          </table:table-cell>
          <table:table-cell table:style-name="ce34" table:formula="of:=IF(ISBLANK([$Result.B918]);&quot;&quot;; [$Result.B918])">
            <text:p/>
          </table:table-cell>
          <table:table-cell table:content-validation-name="val1"/>
          <table:table-cell/>
        </table:table-row>
        <table:table-row table:style-name="ro6">
          <table:table-cell table:style-name="ce33" table:formula="of:=IF(ISBLANK([$Result.A919]);&quot;&quot;; [$Result.A919])">
            <text:p/>
          </table:table-cell>
          <table:table-cell table:style-name="ce34" table:formula="of:=IF(ISBLANK([$Result.B919]);&quot;&quot;; [$Result.B919])">
            <text:p/>
          </table:table-cell>
          <table:table-cell table:content-validation-name="val1"/>
          <table:table-cell/>
        </table:table-row>
        <table:table-row table:style-name="ro6">
          <table:table-cell table:style-name="ce33" table:formula="of:=IF(ISBLANK([$Result.A920]);&quot;&quot;; [$Result.A920])">
            <text:p/>
          </table:table-cell>
          <table:table-cell table:style-name="ce34" table:formula="of:=IF(ISBLANK([$Result.B920]);&quot;&quot;; [$Result.B920])">
            <text:p/>
          </table:table-cell>
          <table:table-cell table:content-validation-name="val1"/>
          <table:table-cell/>
        </table:table-row>
        <table:table-row table:style-name="ro6">
          <table:table-cell table:style-name="ce33" table:formula="of:=IF(ISBLANK([$Result.A921]);&quot;&quot;; [$Result.A921])">
            <text:p/>
          </table:table-cell>
          <table:table-cell table:style-name="ce34" table:formula="of:=IF(ISBLANK([$Result.B921]);&quot;&quot;; [$Result.B921])">
            <text:p/>
          </table:table-cell>
          <table:table-cell table:content-validation-name="val1"/>
          <table:table-cell/>
        </table:table-row>
        <table:table-row table:style-name="ro6">
          <table:table-cell table:style-name="ce33" table:formula="of:=IF(ISBLANK([$Result.A922]);&quot;&quot;; [$Result.A922])">
            <text:p/>
          </table:table-cell>
          <table:table-cell table:style-name="ce34" table:formula="of:=IF(ISBLANK([$Result.B922]);&quot;&quot;; [$Result.B922])">
            <text:p/>
          </table:table-cell>
          <table:table-cell table:content-validation-name="val1"/>
          <table:table-cell/>
        </table:table-row>
        <table:table-row table:style-name="ro6">
          <table:table-cell table:style-name="ce33" table:formula="of:=IF(ISBLANK([$Result.A923]);&quot;&quot;; [$Result.A923])">
            <text:p/>
          </table:table-cell>
          <table:table-cell table:style-name="ce34" table:formula="of:=IF(ISBLANK([$Result.B923]);&quot;&quot;; [$Result.B923])">
            <text:p/>
          </table:table-cell>
          <table:table-cell table:content-validation-name="val1"/>
          <table:table-cell/>
        </table:table-row>
        <table:table-row table:style-name="ro6">
          <table:table-cell table:style-name="ce33" table:formula="of:=IF(ISBLANK([$Result.A924]);&quot;&quot;; [$Result.A924])">
            <text:p/>
          </table:table-cell>
          <table:table-cell table:style-name="ce34" table:formula="of:=IF(ISBLANK([$Result.B924]);&quot;&quot;; [$Result.B924])">
            <text:p/>
          </table:table-cell>
          <table:table-cell table:content-validation-name="val1"/>
          <table:table-cell/>
        </table:table-row>
        <table:table-row table:style-name="ro6">
          <table:table-cell table:style-name="ce33" table:formula="of:=IF(ISBLANK([$Result.A925]);&quot;&quot;; [$Result.A925])">
            <text:p/>
          </table:table-cell>
          <table:table-cell table:style-name="ce34" table:formula="of:=IF(ISBLANK([$Result.B925]);&quot;&quot;; [$Result.B925])">
            <text:p/>
          </table:table-cell>
          <table:table-cell table:content-validation-name="val1"/>
          <table:table-cell/>
        </table:table-row>
        <table:table-row table:style-name="ro6">
          <table:table-cell table:style-name="ce33" table:formula="of:=IF(ISBLANK([$Result.A926]);&quot;&quot;; [$Result.A926])">
            <text:p/>
          </table:table-cell>
          <table:table-cell table:style-name="ce34" table:formula="of:=IF(ISBLANK([$Result.B926]);&quot;&quot;; [$Result.B926])">
            <text:p/>
          </table:table-cell>
          <table:table-cell table:content-validation-name="val1"/>
          <table:table-cell/>
        </table:table-row>
        <table:table-row table:style-name="ro6">
          <table:table-cell table:style-name="ce33" table:formula="of:=IF(ISBLANK([$Result.A927]);&quot;&quot;; [$Result.A927])">
            <text:p/>
          </table:table-cell>
          <table:table-cell table:style-name="ce34" table:formula="of:=IF(ISBLANK([$Result.B927]);&quot;&quot;; [$Result.B927])">
            <text:p/>
          </table:table-cell>
          <table:table-cell table:content-validation-name="val1"/>
          <table:table-cell/>
        </table:table-row>
        <table:table-row table:style-name="ro6">
          <table:table-cell table:style-name="ce33" table:formula="of:=IF(ISBLANK([$Result.A928]);&quot;&quot;; [$Result.A928])">
            <text:p/>
          </table:table-cell>
          <table:table-cell table:style-name="ce34" table:formula="of:=IF(ISBLANK([$Result.B928]);&quot;&quot;; [$Result.B928])">
            <text:p/>
          </table:table-cell>
          <table:table-cell table:content-validation-name="val1"/>
          <table:table-cell/>
        </table:table-row>
        <table:table-row table:style-name="ro6">
          <table:table-cell table:style-name="ce33" table:formula="of:=IF(ISBLANK([$Result.A929]);&quot;&quot;; [$Result.A929])">
            <text:p/>
          </table:table-cell>
          <table:table-cell table:style-name="ce34" table:formula="of:=IF(ISBLANK([$Result.B929]);&quot;&quot;; [$Result.B929])">
            <text:p/>
          </table:table-cell>
          <table:table-cell table:content-validation-name="val1"/>
          <table:table-cell/>
        </table:table-row>
        <table:table-row table:style-name="ro6">
          <table:table-cell table:style-name="ce33" table:formula="of:=IF(ISBLANK([$Result.A930]);&quot;&quot;; [$Result.A930])">
            <text:p/>
          </table:table-cell>
          <table:table-cell table:style-name="ce34" table:formula="of:=IF(ISBLANK([$Result.B930]);&quot;&quot;; [$Result.B930])">
            <text:p/>
          </table:table-cell>
          <table:table-cell table:content-validation-name="val1"/>
          <table:table-cell/>
        </table:table-row>
        <table:table-row table:style-name="ro6">
          <table:table-cell table:style-name="ce33" table:formula="of:=IF(ISBLANK([$Result.A931]);&quot;&quot;; [$Result.A931])">
            <text:p/>
          </table:table-cell>
          <table:table-cell table:style-name="ce34" table:formula="of:=IF(ISBLANK([$Result.B931]);&quot;&quot;; [$Result.B931])">
            <text:p/>
          </table:table-cell>
          <table:table-cell table:content-validation-name="val1"/>
          <table:table-cell/>
        </table:table-row>
        <table:table-row table:style-name="ro6">
          <table:table-cell table:style-name="ce33" table:formula="of:=IF(ISBLANK([$Result.A932]);&quot;&quot;; [$Result.A932])">
            <text:p/>
          </table:table-cell>
          <table:table-cell table:style-name="ce34" table:formula="of:=IF(ISBLANK([$Result.B932]);&quot;&quot;; [$Result.B932])">
            <text:p/>
          </table:table-cell>
          <table:table-cell table:content-validation-name="val1"/>
          <table:table-cell/>
        </table:table-row>
        <table:table-row table:style-name="ro6">
          <table:table-cell table:style-name="ce33" table:formula="of:=IF(ISBLANK([$Result.A933]);&quot;&quot;; [$Result.A933])">
            <text:p/>
          </table:table-cell>
          <table:table-cell table:style-name="ce34" table:formula="of:=IF(ISBLANK([$Result.B933]);&quot;&quot;; [$Result.B933])">
            <text:p/>
          </table:table-cell>
          <table:table-cell table:content-validation-name="val1"/>
          <table:table-cell/>
        </table:table-row>
        <table:table-row table:style-name="ro6">
          <table:table-cell table:style-name="ce33" table:formula="of:=IF(ISBLANK([$Result.A934]);&quot;&quot;; [$Result.A934])">
            <text:p/>
          </table:table-cell>
          <table:table-cell table:style-name="ce34" table:formula="of:=IF(ISBLANK([$Result.B934]);&quot;&quot;; [$Result.B934])">
            <text:p/>
          </table:table-cell>
          <table:table-cell table:content-validation-name="val1"/>
          <table:table-cell/>
        </table:table-row>
        <table:table-row table:style-name="ro6">
          <table:table-cell table:style-name="ce33" table:formula="of:=IF(ISBLANK([$Result.A935]);&quot;&quot;; [$Result.A935])">
            <text:p/>
          </table:table-cell>
          <table:table-cell table:style-name="ce34" table:formula="of:=IF(ISBLANK([$Result.B935]);&quot;&quot;; [$Result.B935])">
            <text:p/>
          </table:table-cell>
          <table:table-cell table:content-validation-name="val1"/>
          <table:table-cell/>
        </table:table-row>
        <table:table-row table:style-name="ro6">
          <table:table-cell table:style-name="ce33" table:formula="of:=IF(ISBLANK([$Result.A936]);&quot;&quot;; [$Result.A936])">
            <text:p/>
          </table:table-cell>
          <table:table-cell table:style-name="ce34" table:formula="of:=IF(ISBLANK([$Result.B936]);&quot;&quot;; [$Result.B936])">
            <text:p/>
          </table:table-cell>
          <table:table-cell table:content-validation-name="val1"/>
          <table:table-cell/>
        </table:table-row>
        <table:table-row table:style-name="ro6">
          <table:table-cell table:style-name="ce33" table:formula="of:=IF(ISBLANK([$Result.A937]);&quot;&quot;; [$Result.A937])">
            <text:p/>
          </table:table-cell>
          <table:table-cell table:style-name="ce34" table:formula="of:=IF(ISBLANK([$Result.B937]);&quot;&quot;; [$Result.B937])">
            <text:p/>
          </table:table-cell>
          <table:table-cell table:content-validation-name="val1"/>
          <table:table-cell/>
        </table:table-row>
        <table:table-row table:style-name="ro6">
          <table:table-cell table:style-name="ce33" table:formula="of:=IF(ISBLANK([$Result.A938]);&quot;&quot;; [$Result.A938])">
            <text:p/>
          </table:table-cell>
          <table:table-cell table:style-name="ce34" table:formula="of:=IF(ISBLANK([$Result.B938]);&quot;&quot;; [$Result.B938])">
            <text:p/>
          </table:table-cell>
          <table:table-cell table:content-validation-name="val1"/>
          <table:table-cell/>
        </table:table-row>
        <table:table-row table:style-name="ro6">
          <table:table-cell table:style-name="ce33" table:formula="of:=IF(ISBLANK([$Result.A939]);&quot;&quot;; [$Result.A939])">
            <text:p/>
          </table:table-cell>
          <table:table-cell table:style-name="ce34" table:formula="of:=IF(ISBLANK([$Result.B939]);&quot;&quot;; [$Result.B939])">
            <text:p/>
          </table:table-cell>
          <table:table-cell table:content-validation-name="val1"/>
          <table:table-cell/>
        </table:table-row>
        <table:table-row table:style-name="ro6">
          <table:table-cell table:style-name="ce33" table:formula="of:=IF(ISBLANK([$Result.A940]);&quot;&quot;; [$Result.A940])">
            <text:p/>
          </table:table-cell>
          <table:table-cell table:style-name="ce34" table:formula="of:=IF(ISBLANK([$Result.B940]);&quot;&quot;; [$Result.B940])">
            <text:p/>
          </table:table-cell>
          <table:table-cell table:content-validation-name="val1"/>
          <table:table-cell/>
        </table:table-row>
        <table:table-row table:style-name="ro6">
          <table:table-cell table:style-name="ce33" table:formula="of:=IF(ISBLANK([$Result.A941]);&quot;&quot;; [$Result.A941])">
            <text:p/>
          </table:table-cell>
          <table:table-cell table:style-name="ce34" table:formula="of:=IF(ISBLANK([$Result.B941]);&quot;&quot;; [$Result.B941])">
            <text:p/>
          </table:table-cell>
          <table:table-cell table:content-validation-name="val1"/>
          <table:table-cell/>
        </table:table-row>
        <table:table-row table:style-name="ro6">
          <table:table-cell table:style-name="ce33" table:formula="of:=IF(ISBLANK([$Result.A942]);&quot;&quot;; [$Result.A942])">
            <text:p/>
          </table:table-cell>
          <table:table-cell table:style-name="ce34" table:formula="of:=IF(ISBLANK([$Result.B942]);&quot;&quot;; [$Result.B942])">
            <text:p/>
          </table:table-cell>
          <table:table-cell table:content-validation-name="val1"/>
          <table:table-cell/>
        </table:table-row>
        <table:table-row table:style-name="ro6">
          <table:table-cell table:style-name="ce33" table:formula="of:=IF(ISBLANK([$Result.A943]);&quot;&quot;; [$Result.A943])">
            <text:p/>
          </table:table-cell>
          <table:table-cell table:style-name="ce34" table:formula="of:=IF(ISBLANK([$Result.B943]);&quot;&quot;; [$Result.B943])">
            <text:p/>
          </table:table-cell>
          <table:table-cell table:content-validation-name="val1"/>
          <table:table-cell/>
        </table:table-row>
        <table:table-row table:style-name="ro6">
          <table:table-cell table:style-name="ce33" table:formula="of:=IF(ISBLANK([$Result.A944]);&quot;&quot;; [$Result.A944])">
            <text:p/>
          </table:table-cell>
          <table:table-cell table:style-name="ce34" table:formula="of:=IF(ISBLANK([$Result.B944]);&quot;&quot;; [$Result.B944])">
            <text:p/>
          </table:table-cell>
          <table:table-cell table:content-validation-name="val1"/>
          <table:table-cell/>
        </table:table-row>
        <table:table-row table:style-name="ro6">
          <table:table-cell table:style-name="ce33" table:formula="of:=IF(ISBLANK([$Result.A945]);&quot;&quot;; [$Result.A945])">
            <text:p/>
          </table:table-cell>
          <table:table-cell table:style-name="ce34" table:formula="of:=IF(ISBLANK([$Result.B945]);&quot;&quot;; [$Result.B945])">
            <text:p/>
          </table:table-cell>
          <table:table-cell table:content-validation-name="val1"/>
          <table:table-cell/>
        </table:table-row>
        <table:table-row table:style-name="ro6">
          <table:table-cell table:style-name="ce33" table:formula="of:=IF(ISBLANK([$Result.A946]);&quot;&quot;; [$Result.A946])">
            <text:p/>
          </table:table-cell>
          <table:table-cell table:style-name="ce34" table:formula="of:=IF(ISBLANK([$Result.B946]);&quot;&quot;; [$Result.B946])">
            <text:p/>
          </table:table-cell>
          <table:table-cell table:content-validation-name="val1"/>
          <table:table-cell/>
        </table:table-row>
        <table:table-row table:style-name="ro6">
          <table:table-cell table:style-name="ce33" table:formula="of:=IF(ISBLANK([$Result.A947]);&quot;&quot;; [$Result.A947])">
            <text:p/>
          </table:table-cell>
          <table:table-cell table:style-name="ce34" table:formula="of:=IF(ISBLANK([$Result.B947]);&quot;&quot;; [$Result.B947])">
            <text:p/>
          </table:table-cell>
          <table:table-cell table:content-validation-name="val1"/>
          <table:table-cell/>
        </table:table-row>
        <table:table-row table:style-name="ro6">
          <table:table-cell table:style-name="ce33" table:formula="of:=IF(ISBLANK([$Result.A948]);&quot;&quot;; [$Result.A948])">
            <text:p/>
          </table:table-cell>
          <table:table-cell table:style-name="ce34" table:formula="of:=IF(ISBLANK([$Result.B948]);&quot;&quot;; [$Result.B948])">
            <text:p/>
          </table:table-cell>
          <table:table-cell table:content-validation-name="val1"/>
          <table:table-cell/>
        </table:table-row>
        <table:table-row table:style-name="ro6">
          <table:table-cell table:style-name="ce33" table:formula="of:=IF(ISBLANK([$Result.A949]);&quot;&quot;; [$Result.A949])">
            <text:p/>
          </table:table-cell>
          <table:table-cell table:style-name="ce34" table:formula="of:=IF(ISBLANK([$Result.B949]);&quot;&quot;; [$Result.B949])">
            <text:p/>
          </table:table-cell>
          <table:table-cell table:content-validation-name="val1"/>
          <table:table-cell/>
        </table:table-row>
        <table:table-row table:style-name="ro6">
          <table:table-cell table:style-name="ce33" table:formula="of:=IF(ISBLANK([$Result.A950]);&quot;&quot;; [$Result.A950])">
            <text:p/>
          </table:table-cell>
          <table:table-cell table:style-name="ce34" table:formula="of:=IF(ISBLANK([$Result.B950]);&quot;&quot;; [$Result.B950])">
            <text:p/>
          </table:table-cell>
          <table:table-cell table:content-validation-name="val1"/>
          <table:table-cell/>
        </table:table-row>
        <table:table-row table:style-name="ro6">
          <table:table-cell table:style-name="ce33" table:formula="of:=IF(ISBLANK([$Result.A951]);&quot;&quot;; [$Result.A951])">
            <text:p/>
          </table:table-cell>
          <table:table-cell table:style-name="ce34" table:formula="of:=IF(ISBLANK([$Result.B951]);&quot;&quot;; [$Result.B951])">
            <text:p/>
          </table:table-cell>
          <table:table-cell table:content-validation-name="val1"/>
          <table:table-cell/>
        </table:table-row>
        <table:table-row table:style-name="ro6">
          <table:table-cell table:style-name="ce33" table:formula="of:=IF(ISBLANK([$Result.A952]);&quot;&quot;; [$Result.A952])">
            <text:p/>
          </table:table-cell>
          <table:table-cell table:style-name="ce34" table:formula="of:=IF(ISBLANK([$Result.B952]);&quot;&quot;; [$Result.B952])">
            <text:p/>
          </table:table-cell>
          <table:table-cell table:content-validation-name="val1"/>
          <table:table-cell/>
        </table:table-row>
        <table:table-row table:style-name="ro6">
          <table:table-cell table:style-name="ce33" table:formula="of:=IF(ISBLANK([$Result.A953]);&quot;&quot;; [$Result.A953])">
            <text:p/>
          </table:table-cell>
          <table:table-cell table:style-name="ce34" table:formula="of:=IF(ISBLANK([$Result.B953]);&quot;&quot;; [$Result.B953])">
            <text:p/>
          </table:table-cell>
          <table:table-cell table:content-validation-name="val1"/>
          <table:table-cell/>
        </table:table-row>
        <table:table-row table:style-name="ro6">
          <table:table-cell table:style-name="ce33" table:formula="of:=IF(ISBLANK([$Result.A954]);&quot;&quot;; [$Result.A954])">
            <text:p/>
          </table:table-cell>
          <table:table-cell table:style-name="ce34" table:formula="of:=IF(ISBLANK([$Result.B954]);&quot;&quot;; [$Result.B954])">
            <text:p/>
          </table:table-cell>
          <table:table-cell table:content-validation-name="val1"/>
          <table:table-cell/>
        </table:table-row>
        <table:table-row table:style-name="ro6">
          <table:table-cell table:style-name="ce33" table:formula="of:=IF(ISBLANK([$Result.A955]);&quot;&quot;; [$Result.A955])">
            <text:p/>
          </table:table-cell>
          <table:table-cell table:style-name="ce34" table:formula="of:=IF(ISBLANK([$Result.B955]);&quot;&quot;; [$Result.B955])">
            <text:p/>
          </table:table-cell>
          <table:table-cell table:content-validation-name="val1"/>
          <table:table-cell/>
        </table:table-row>
        <table:table-row table:style-name="ro6">
          <table:table-cell table:style-name="ce33" table:formula="of:=IF(ISBLANK([$Result.A956]);&quot;&quot;; [$Result.A956])">
            <text:p/>
          </table:table-cell>
          <table:table-cell table:style-name="ce34" table:formula="of:=IF(ISBLANK([$Result.B956]);&quot;&quot;; [$Result.B956])">
            <text:p/>
          </table:table-cell>
          <table:table-cell table:content-validation-name="val1"/>
          <table:table-cell/>
        </table:table-row>
        <table:table-row table:style-name="ro6">
          <table:table-cell table:style-name="ce33" table:formula="of:=IF(ISBLANK([$Result.A957]);&quot;&quot;; [$Result.A957])">
            <text:p/>
          </table:table-cell>
          <table:table-cell table:style-name="ce34" table:formula="of:=IF(ISBLANK([$Result.B957]);&quot;&quot;; [$Result.B957])">
            <text:p/>
          </table:table-cell>
          <table:table-cell table:content-validation-name="val1"/>
          <table:table-cell/>
        </table:table-row>
        <table:table-row table:style-name="ro6">
          <table:table-cell table:style-name="ce33" table:formula="of:=IF(ISBLANK([$Result.A958]);&quot;&quot;; [$Result.A958])">
            <text:p/>
          </table:table-cell>
          <table:table-cell table:style-name="ce34" table:formula="of:=IF(ISBLANK([$Result.B958]);&quot;&quot;; [$Result.B958])">
            <text:p/>
          </table:table-cell>
          <table:table-cell table:content-validation-name="val1"/>
          <table:table-cell/>
        </table:table-row>
        <table:table-row table:style-name="ro6">
          <table:table-cell table:style-name="ce33" table:formula="of:=IF(ISBLANK([$Result.A959]);&quot;&quot;; [$Result.A959])">
            <text:p/>
          </table:table-cell>
          <table:table-cell table:style-name="ce34" table:formula="of:=IF(ISBLANK([$Result.B959]);&quot;&quot;; [$Result.B959])">
            <text:p/>
          </table:table-cell>
          <table:table-cell table:content-validation-name="val1"/>
          <table:table-cell/>
        </table:table-row>
        <table:table-row table:style-name="ro6">
          <table:table-cell table:style-name="ce33" table:formula="of:=IF(ISBLANK([$Result.A960]);&quot;&quot;; [$Result.A960])">
            <text:p/>
          </table:table-cell>
          <table:table-cell table:style-name="ce34" table:formula="of:=IF(ISBLANK([$Result.B960]);&quot;&quot;; [$Result.B960])">
            <text:p/>
          </table:table-cell>
          <table:table-cell table:content-validation-name="val1"/>
          <table:table-cell/>
        </table:table-row>
        <table:table-row table:style-name="ro6">
          <table:table-cell table:style-name="ce33" table:formula="of:=IF(ISBLANK([$Result.A961]);&quot;&quot;; [$Result.A961])">
            <text:p/>
          </table:table-cell>
          <table:table-cell table:style-name="ce34" table:formula="of:=IF(ISBLANK([$Result.B961]);&quot;&quot;; [$Result.B961])">
            <text:p/>
          </table:table-cell>
          <table:table-cell table:content-validation-name="val1"/>
          <table:table-cell/>
        </table:table-row>
        <table:table-row table:style-name="ro6">
          <table:table-cell table:style-name="ce33" table:formula="of:=IF(ISBLANK([$Result.A962]);&quot;&quot;; [$Result.A962])">
            <text:p/>
          </table:table-cell>
          <table:table-cell table:style-name="ce34" table:formula="of:=IF(ISBLANK([$Result.B962]);&quot;&quot;; [$Result.B962])">
            <text:p/>
          </table:table-cell>
          <table:table-cell table:content-validation-name="val1"/>
          <table:table-cell/>
        </table:table-row>
        <table:table-row table:style-name="ro6">
          <table:table-cell table:style-name="ce33" table:formula="of:=IF(ISBLANK([$Result.A963]);&quot;&quot;; [$Result.A963])">
            <text:p/>
          </table:table-cell>
          <table:table-cell table:style-name="ce34" table:formula="of:=IF(ISBLANK([$Result.B963]);&quot;&quot;; [$Result.B963])">
            <text:p/>
          </table:table-cell>
          <table:table-cell table:content-validation-name="val1"/>
          <table:table-cell/>
        </table:table-row>
        <table:table-row table:style-name="ro6">
          <table:table-cell table:style-name="ce33" table:formula="of:=IF(ISBLANK([$Result.A964]);&quot;&quot;; [$Result.A964])">
            <text:p/>
          </table:table-cell>
          <table:table-cell table:style-name="ce34" table:formula="of:=IF(ISBLANK([$Result.B964]);&quot;&quot;; [$Result.B964])">
            <text:p/>
          </table:table-cell>
          <table:table-cell table:content-validation-name="val1"/>
          <table:table-cell/>
        </table:table-row>
        <table:table-row table:style-name="ro6">
          <table:table-cell table:style-name="ce33" table:formula="of:=IF(ISBLANK([$Result.A965]);&quot;&quot;; [$Result.A965])">
            <text:p/>
          </table:table-cell>
          <table:table-cell table:style-name="ce34" table:formula="of:=IF(ISBLANK([$Result.B965]);&quot;&quot;; [$Result.B965])">
            <text:p/>
          </table:table-cell>
          <table:table-cell table:content-validation-name="val1"/>
          <table:table-cell/>
        </table:table-row>
        <table:table-row table:style-name="ro6">
          <table:table-cell table:style-name="ce33" table:formula="of:=IF(ISBLANK([$Result.A966]);&quot;&quot;; [$Result.A966])">
            <text:p/>
          </table:table-cell>
          <table:table-cell table:style-name="ce34" table:formula="of:=IF(ISBLANK([$Result.B966]);&quot;&quot;; [$Result.B966])">
            <text:p/>
          </table:table-cell>
          <table:table-cell table:content-validation-name="val1"/>
          <table:table-cell/>
        </table:table-row>
        <table:table-row table:style-name="ro6">
          <table:table-cell table:style-name="ce33" table:formula="of:=IF(ISBLANK([$Result.A967]);&quot;&quot;; [$Result.A967])">
            <text:p/>
          </table:table-cell>
          <table:table-cell table:style-name="ce34" table:formula="of:=IF(ISBLANK([$Result.B967]);&quot;&quot;; [$Result.B967])">
            <text:p/>
          </table:table-cell>
          <table:table-cell table:content-validation-name="val1"/>
          <table:table-cell/>
        </table:table-row>
        <table:table-row table:style-name="ro6">
          <table:table-cell table:style-name="ce33" table:formula="of:=IF(ISBLANK([$Result.A968]);&quot;&quot;; [$Result.A968])">
            <text:p/>
          </table:table-cell>
          <table:table-cell table:style-name="ce34" table:formula="of:=IF(ISBLANK([$Result.B968]);&quot;&quot;; [$Result.B968])">
            <text:p/>
          </table:table-cell>
          <table:table-cell table:content-validation-name="val1"/>
          <table:table-cell/>
        </table:table-row>
        <table:table-row table:style-name="ro6">
          <table:table-cell table:style-name="ce33" table:formula="of:=IF(ISBLANK([$Result.A969]);&quot;&quot;; [$Result.A969])">
            <text:p/>
          </table:table-cell>
          <table:table-cell table:style-name="ce34" table:formula="of:=IF(ISBLANK([$Result.B969]);&quot;&quot;; [$Result.B969])">
            <text:p/>
          </table:table-cell>
          <table:table-cell table:content-validation-name="val1"/>
          <table:table-cell/>
        </table:table-row>
        <table:table-row table:style-name="ro6">
          <table:table-cell table:style-name="ce33" table:formula="of:=IF(ISBLANK([$Result.A970]);&quot;&quot;; [$Result.A970])">
            <text:p/>
          </table:table-cell>
          <table:table-cell table:style-name="ce34" table:formula="of:=IF(ISBLANK([$Result.B970]);&quot;&quot;; [$Result.B970])">
            <text:p/>
          </table:table-cell>
          <table:table-cell table:content-validation-name="val1"/>
          <table:table-cell/>
        </table:table-row>
        <table:table-row table:style-name="ro6">
          <table:table-cell table:style-name="ce33" table:formula="of:=IF(ISBLANK([$Result.A971]);&quot;&quot;; [$Result.A971])">
            <text:p/>
          </table:table-cell>
          <table:table-cell table:style-name="ce34" table:formula="of:=IF(ISBLANK([$Result.B971]);&quot;&quot;; [$Result.B971])">
            <text:p/>
          </table:table-cell>
          <table:table-cell table:content-validation-name="val1"/>
          <table:table-cell/>
        </table:table-row>
        <table:table-row table:style-name="ro6">
          <table:table-cell table:style-name="ce33" table:formula="of:=IF(ISBLANK([$Result.A972]);&quot;&quot;; [$Result.A972])">
            <text:p/>
          </table:table-cell>
          <table:table-cell table:style-name="ce34" table:formula="of:=IF(ISBLANK([$Result.B972]);&quot;&quot;; [$Result.B972])">
            <text:p/>
          </table:table-cell>
          <table:table-cell table:content-validation-name="val1"/>
          <table:table-cell/>
        </table:table-row>
        <table:table-row table:style-name="ro6">
          <table:table-cell table:style-name="ce33" table:formula="of:=IF(ISBLANK([$Result.A973]);&quot;&quot;; [$Result.A973])">
            <text:p/>
          </table:table-cell>
          <table:table-cell table:style-name="ce34" table:formula="of:=IF(ISBLANK([$Result.B973]);&quot;&quot;; [$Result.B973])">
            <text:p/>
          </table:table-cell>
          <table:table-cell table:content-validation-name="val1"/>
          <table:table-cell/>
        </table:table-row>
        <table:table-row table:style-name="ro6">
          <table:table-cell table:style-name="ce33" table:formula="of:=IF(ISBLANK([$Result.A974]);&quot;&quot;; [$Result.A974])">
            <text:p/>
          </table:table-cell>
          <table:table-cell table:style-name="ce34" table:formula="of:=IF(ISBLANK([$Result.B974]);&quot;&quot;; [$Result.B974])">
            <text:p/>
          </table:table-cell>
          <table:table-cell table:content-validation-name="val1"/>
          <table:table-cell/>
        </table:table-row>
        <table:table-row table:style-name="ro6">
          <table:table-cell table:style-name="ce33" table:formula="of:=IF(ISBLANK([$Result.A975]);&quot;&quot;; [$Result.A975])">
            <text:p/>
          </table:table-cell>
          <table:table-cell table:style-name="ce34" table:formula="of:=IF(ISBLANK([$Result.B975]);&quot;&quot;; [$Result.B975])">
            <text:p/>
          </table:table-cell>
          <table:table-cell table:content-validation-name="val1"/>
          <table:table-cell/>
        </table:table-row>
        <table:table-row table:style-name="ro6">
          <table:table-cell table:style-name="ce33" table:formula="of:=IF(ISBLANK([$Result.A976]);&quot;&quot;; [$Result.A976])">
            <text:p/>
          </table:table-cell>
          <table:table-cell table:style-name="ce34" table:formula="of:=IF(ISBLANK([$Result.B976]);&quot;&quot;; [$Result.B976])">
            <text:p/>
          </table:table-cell>
          <table:table-cell table:content-validation-name="val1"/>
          <table:table-cell/>
        </table:table-row>
        <table:table-row table:style-name="ro6">
          <table:table-cell table:style-name="ce33" table:formula="of:=IF(ISBLANK([$Result.A977]);&quot;&quot;; [$Result.A977])">
            <text:p/>
          </table:table-cell>
          <table:table-cell table:style-name="ce34" table:formula="of:=IF(ISBLANK([$Result.B977]);&quot;&quot;; [$Result.B977])">
            <text:p/>
          </table:table-cell>
          <table:table-cell table:content-validation-name="val1"/>
          <table:table-cell/>
        </table:table-row>
        <table:table-row table:style-name="ro6">
          <table:table-cell table:style-name="ce33" table:formula="of:=IF(ISBLANK([$Result.A978]);&quot;&quot;; [$Result.A978])">
            <text:p/>
          </table:table-cell>
          <table:table-cell table:style-name="ce34" table:formula="of:=IF(ISBLANK([$Result.B978]);&quot;&quot;; [$Result.B978])">
            <text:p/>
          </table:table-cell>
          <table:table-cell table:content-validation-name="val1"/>
          <table:table-cell/>
        </table:table-row>
        <table:table-row table:style-name="ro6">
          <table:table-cell table:style-name="ce33" table:formula="of:=IF(ISBLANK([$Result.A979]);&quot;&quot;; [$Result.A979])">
            <text:p/>
          </table:table-cell>
          <table:table-cell table:style-name="ce34" table:formula="of:=IF(ISBLANK([$Result.B979]);&quot;&quot;; [$Result.B979])">
            <text:p/>
          </table:table-cell>
          <table:table-cell table:content-validation-name="val1"/>
          <table:table-cell/>
        </table:table-row>
        <table:table-row table:style-name="ro6">
          <table:table-cell table:style-name="ce33" table:formula="of:=IF(ISBLANK([$Result.A980]);&quot;&quot;; [$Result.A980])">
            <text:p/>
          </table:table-cell>
          <table:table-cell table:style-name="ce34" table:formula="of:=IF(ISBLANK([$Result.B980]);&quot;&quot;; [$Result.B980])">
            <text:p/>
          </table:table-cell>
          <table:table-cell table:content-validation-name="val1"/>
          <table:table-cell/>
        </table:table-row>
        <table:table-row table:style-name="ro6">
          <table:table-cell table:style-name="ce33" table:formula="of:=IF(ISBLANK([$Result.A981]);&quot;&quot;; [$Result.A981])">
            <text:p/>
          </table:table-cell>
          <table:table-cell table:style-name="ce34" table:formula="of:=IF(ISBLANK([$Result.B981]);&quot;&quot;; [$Result.B981])">
            <text:p/>
          </table:table-cell>
          <table:table-cell table:content-validation-name="val1"/>
          <table:table-cell/>
        </table:table-row>
        <table:table-row table:style-name="ro6">
          <table:table-cell table:style-name="ce33" table:formula="of:=IF(ISBLANK([$Result.A982]);&quot;&quot;; [$Result.A982])">
            <text:p/>
          </table:table-cell>
          <table:table-cell table:style-name="ce34" table:formula="of:=IF(ISBLANK([$Result.B982]);&quot;&quot;; [$Result.B982])">
            <text:p/>
          </table:table-cell>
          <table:table-cell table:content-validation-name="val1"/>
          <table:table-cell/>
        </table:table-row>
        <table:table-row table:style-name="ro6">
          <table:table-cell table:style-name="ce33" table:formula="of:=IF(ISBLANK([$Result.A983]);&quot;&quot;; [$Result.A983])">
            <text:p/>
          </table:table-cell>
          <table:table-cell table:style-name="ce34" table:formula="of:=IF(ISBLANK([$Result.B983]);&quot;&quot;; [$Result.B983])">
            <text:p/>
          </table:table-cell>
          <table:table-cell table:content-validation-name="val1"/>
          <table:table-cell/>
        </table:table-row>
        <table:table-row table:style-name="ro6">
          <table:table-cell table:style-name="ce33" table:formula="of:=IF(ISBLANK([$Result.A984]);&quot;&quot;; [$Result.A984])">
            <text:p/>
          </table:table-cell>
          <table:table-cell table:style-name="ce34" table:formula="of:=IF(ISBLANK([$Result.B984]);&quot;&quot;; [$Result.B984])">
            <text:p/>
          </table:table-cell>
          <table:table-cell table:content-validation-name="val1"/>
          <table:table-cell/>
        </table:table-row>
        <table:table-row table:style-name="ro6">
          <table:table-cell table:style-name="ce33" table:formula="of:=IF(ISBLANK([$Result.A985]);&quot;&quot;; [$Result.A985])">
            <text:p/>
          </table:table-cell>
          <table:table-cell table:style-name="ce34" table:formula="of:=IF(ISBLANK([$Result.B985]);&quot;&quot;; [$Result.B985])">
            <text:p/>
          </table:table-cell>
          <table:table-cell table:content-validation-name="val1"/>
          <table:table-cell/>
        </table:table-row>
        <table:table-row table:style-name="ro6">
          <table:table-cell table:style-name="ce33" table:formula="of:=IF(ISBLANK([$Result.A986]);&quot;&quot;; [$Result.A986])">
            <text:p/>
          </table:table-cell>
          <table:table-cell table:style-name="ce34" table:formula="of:=IF(ISBLANK([$Result.B986]);&quot;&quot;; [$Result.B986])">
            <text:p/>
          </table:table-cell>
          <table:table-cell table:content-validation-name="val1"/>
          <table:table-cell/>
        </table:table-row>
        <table:table-row table:style-name="ro6">
          <table:table-cell table:style-name="ce33" table:formula="of:=IF(ISBLANK([$Result.A987]);&quot;&quot;; [$Result.A987])">
            <text:p/>
          </table:table-cell>
          <table:table-cell table:style-name="ce34" table:formula="of:=IF(ISBLANK([$Result.B987]);&quot;&quot;; [$Result.B987])">
            <text:p/>
          </table:table-cell>
          <table:table-cell table:content-validation-name="val1"/>
          <table:table-cell/>
        </table:table-row>
        <table:table-row table:style-name="ro6">
          <table:table-cell table:style-name="ce33" table:formula="of:=IF(ISBLANK([$Result.A988]);&quot;&quot;; [$Result.A988])">
            <text:p/>
          </table:table-cell>
          <table:table-cell table:style-name="ce34" table:formula="of:=IF(ISBLANK([$Result.B988]);&quot;&quot;; [$Result.B988])">
            <text:p/>
          </table:table-cell>
          <table:table-cell table:content-validation-name="val1"/>
          <table:table-cell/>
        </table:table-row>
        <table:table-row table:style-name="ro6">
          <table:table-cell table:style-name="ce33" table:formula="of:=IF(ISBLANK([$Result.A989]);&quot;&quot;; [$Result.A989])">
            <text:p/>
          </table:table-cell>
          <table:table-cell table:style-name="ce34" table:formula="of:=IF(ISBLANK([$Result.B989]);&quot;&quot;; [$Result.B989])">
            <text:p/>
          </table:table-cell>
          <table:table-cell table:content-validation-name="val1"/>
          <table:table-cell/>
        </table:table-row>
        <table:table-row table:style-name="ro6">
          <table:table-cell table:style-name="ce33" table:formula="of:=IF(ISBLANK([$Result.A990]);&quot;&quot;; [$Result.A990])">
            <text:p/>
          </table:table-cell>
          <table:table-cell table:style-name="ce34" table:formula="of:=IF(ISBLANK([$Result.B990]);&quot;&quot;; [$Result.B990])">
            <text:p/>
          </table:table-cell>
          <table:table-cell table:content-validation-name="val1"/>
          <table:table-cell/>
        </table:table-row>
        <table:table-row table:style-name="ro6">
          <table:table-cell table:style-name="ce33" table:formula="of:=IF(ISBLANK([$Result.A991]);&quot;&quot;; [$Result.A991])">
            <text:p/>
          </table:table-cell>
          <table:table-cell table:style-name="ce34" table:formula="of:=IF(ISBLANK([$Result.B991]);&quot;&quot;; [$Result.B991])">
            <text:p/>
          </table:table-cell>
          <table:table-cell table:content-validation-name="val1"/>
          <table:table-cell/>
        </table:table-row>
        <table:table-row table:style-name="ro6">
          <table:table-cell table:style-name="ce33" table:formula="of:=IF(ISBLANK([$Result.A992]);&quot;&quot;; [$Result.A992])">
            <text:p/>
          </table:table-cell>
          <table:table-cell table:style-name="ce34" table:formula="of:=IF(ISBLANK([$Result.B992]);&quot;&quot;; [$Result.B992])">
            <text:p/>
          </table:table-cell>
          <table:table-cell table:content-validation-name="val1"/>
          <table:table-cell/>
        </table:table-row>
        <table:table-row table:style-name="ro6">
          <table:table-cell table:style-name="ce33" table:formula="of:=IF(ISBLANK([$Result.A993]);&quot;&quot;; [$Result.A993])">
            <text:p/>
          </table:table-cell>
          <table:table-cell table:style-name="ce34" table:formula="of:=IF(ISBLANK([$Result.B993]);&quot;&quot;; [$Result.B993])">
            <text:p/>
          </table:table-cell>
          <table:table-cell table:content-validation-name="val1"/>
          <table:table-cell/>
        </table:table-row>
        <table:table-row table:style-name="ro6">
          <table:table-cell table:style-name="ce33" table:formula="of:=IF(ISBLANK([$Result.A994]);&quot;&quot;; [$Result.A994])">
            <text:p/>
          </table:table-cell>
          <table:table-cell table:style-name="ce34" table:formula="of:=IF(ISBLANK([$Result.B994]);&quot;&quot;; [$Result.B994])">
            <text:p/>
          </table:table-cell>
          <table:table-cell table:content-validation-name="val1"/>
          <table:table-cell/>
        </table:table-row>
        <table:table-row table:style-name="ro6">
          <table:table-cell table:style-name="ce33" table:formula="of:=IF(ISBLANK([$Result.A995]);&quot;&quot;; [$Result.A995])">
            <text:p/>
          </table:table-cell>
          <table:table-cell table:style-name="ce34" table:formula="of:=IF(ISBLANK([$Result.B995]);&quot;&quot;; [$Result.B995])">
            <text:p/>
          </table:table-cell>
          <table:table-cell table:content-validation-name="val1"/>
          <table:table-cell/>
        </table:table-row>
        <table:table-row table:style-name="ro6">
          <table:table-cell table:style-name="ce33" table:formula="of:=IF(ISBLANK([$Result.A996]);&quot;&quot;; [$Result.A996])">
            <text:p/>
          </table:table-cell>
          <table:table-cell table:style-name="ce34" table:formula="of:=IF(ISBLANK([$Result.B996]);&quot;&quot;; [$Result.B996])">
            <text:p/>
          </table:table-cell>
          <table:table-cell table:content-validation-name="val1"/>
          <table:table-cell/>
        </table:table-row>
        <table:table-row table:style-name="ro6">
          <table:table-cell table:style-name="ce33" table:formula="of:=IF(ISBLANK([$Result.A997]);&quot;&quot;; [$Result.A997])">
            <text:p/>
          </table:table-cell>
          <table:table-cell table:style-name="ce34" table:formula="of:=IF(ISBLANK([$Result.B997]);&quot;&quot;; [$Result.B997])">
            <text:p/>
          </table:table-cell>
          <table:table-cell table:content-validation-name="val1"/>
          <table:table-cell/>
        </table:table-row>
        <table:table-row table:style-name="ro6">
          <table:table-cell table:style-name="ce33" table:formula="of:=IF(ISBLANK([$Result.A998]);&quot;&quot;; [$Result.A998])">
            <text:p/>
          </table:table-cell>
          <table:table-cell table:style-name="ce34" table:formula="of:=IF(ISBLANK([$Result.B998]);&quot;&quot;; [$Result.B998])">
            <text:p/>
          </table:table-cell>
          <table:table-cell table:content-validation-name="val1"/>
          <table:table-cell/>
        </table:table-row>
        <table:table-row table:style-name="ro6">
          <table:table-cell table:style-name="ce33" table:formula="of:=IF(ISBLANK([$Result.A999]);&quot;&quot;; [$Result.A999])">
            <text:p/>
          </table:table-cell>
          <table:table-cell table:style-name="ce34" table:formula="of:=IF(ISBLANK([$Result.B999]);&quot;&quot;; [$Result.B999])">
            <text:p/>
          </table:table-cell>
          <table:table-cell table:content-validation-name="val1"/>
          <table:table-cell/>
        </table:table-row>
        <table:table-row table:style-name="ro6" table:number-rows-repeated="1047576">
          <table:table-cell table:number-columns-repeated="2"/>
          <table:table-cell table:content-validation-name="val1"/>
          <table:table-cell/>
        </table:table-row>
        <table:table-row table:style-name="ro6">
          <table:table-cell table:number-columns-repeated="2"/>
          <table:table-cell table:content-validation-name="val1"/>
          <table:table-cell/>
        </table:table-row>
      </table:table>
      <table:table table:name="ThankYou" table:style-name="ta1" table:protected="true" table:protection-key="BtiRaAPc/f2nnxIvLy9gpw0jvZk="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 form:id="control6" form:label="E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ngeSheets.FromThankYouToExit?language=Basic&amp;location=document" xlink:type="simple"/>
              </office:event-listeners>
            </form:button>
          </form:form>
        </office:forms>
        <table:table-column table:style-name="co2" table:number-columns-repeated="2" table:default-cell-style-name="Default"/>
        <table:table-column table:style-name="co2" table:default-cell-style-name="ce9"/>
        <table:table-column table:style-name="co4" table:default-cell-style-name="Default"/>
        <table:table-row table:style-name="ro4">
          <table:table-cell table:style-name="ce21" office:value-type="string" calcext:value-type="string" table:number-columns-spanned="3" table:number-rows-spanned="1">
            <text:p>Thank you</text:p>
            <text:p>for supporting my bachelor thesis</text:p>
          </table:table-cell>
          <table:covered-table-cell table:style-name="ce21"/>
          <table:covered-table-cell table:style-name="ce8"/>
          <table:table-cell>
            <draw:control table:end-cell-address="ThankYou.D1" table:end-x="34.59mm" table:end-y="4.51mm" draw:z-index="0" draw:style-name="gr1" draw:text-style-name="P1" svg:width="34.58mm" svg:height="4.51mm" svg:x="0mm" svg:y="0mm" draw:control="control6"/>
          </table:table-cell>
        </table:table-row>
        <table:table-row table:style-name="ro6" table:number-rows-repeated="1048574">
          <table:table-cell table:number-columns-repeated="4"/>
        </table:table-row>
        <table:table-row table:style-name="ro6">
          <table:table-cell table:number-columns-repeated="4"/>
        </table:table-row>
      </table:table>
      <table:table table:name="Result" table:style-name="ta1" table:protected="true" table:protection-key="BtiRaAPc/f2nnxIvLy9gpw0jvZk=" table:protection-key-digest-algorithm="http://www.w3.org/2000/09/xmldsig#sha1">
        <loext:table-protection loext:select-protected-cells="true" loext:select-unprotected-cells="true"/>
        <table:table-column table:style-name="co3" table:number-columns-repeated="2" table:default-cell-style-name="ce38"/>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row table:style-name="ro6">
          <table:table-cell table:style-name="ce37" office:value-type="string" calcext:value-type="string">
            <text:p>Sentence1</text:p>
          </table:table-cell>
          <table:table-cell table:style-name="ce37" office:value-type="string" calcext:value-type="string">
            <text:p>Sentence2</text:p>
          </table:table-cell>
          <table:table-cell table:style-name="ce21" office:value-type="string" calcext:value-type="string">
            <text:p>Contradiction</text:p>
          </table:table-cell>
          <table:table-cell table:style-name="ce21" office:value-type="string" calcext:value-type="string">
            <text:p>Entailment</text:p>
          </table:table-cell>
          <table:table-cell table:style-name="ce21" office:value-type="string" calcext:value-type="string">
            <text:p>Specificity</text:p>
          </table:table-cell>
          <table:table-cell table:style-name="ce21" office:value-type="string" calcext:value-type="string">
            <text:p>Paraphrase</text:p>
          </table:table-cell>
          <table:table-cell table:style-name="ce21" office:value-type="string" calcext:value-type="string">
            <text:p>LocalRelevance</text:p>
          </table:table-cell>
          <table:table-cell table:style-name="ce21" office:value-type="string" calcext:value-type="string">
            <text:p>Relation ?</text:p>
          </table:table-cell>
        </table:table-row>
        <table:table-row table:style-name="ro6">
          <table:table-cell table:number-columns-repeated="2"/>
          <table:table-cell table:formula="of:=IF(ISBLANK([$Contradiction.C2]);&quot;&quot;; [$Contradiction.C2])">
            <text:p/>
          </table:table-cell>
          <table:table-cell table:formula="of:=IF(ISBLANK([$Entailment.C2]);&quot;&quot;; [$Entailment.C2])">
            <text:p/>
          </table:table-cell>
          <table:table-cell table:formula="of:=IF(ISBLANK([$Specificity.C2]);&quot;&quot;; [$Specificity.C2])">
            <text:p/>
          </table:table-cell>
          <table:table-cell table:formula="of:=IF(ISBLANK([$Paraphrase.C2]);&quot;&quot;; [$Paraphrase.C2])">
            <text:p/>
          </table:table-cell>
          <table:table-cell table:formula="of:=IF(ISBLANK([$LocalRelevance.C2]);&quot;&quot;; [$LocalRelevance.C2])">
            <text:p/>
          </table:table-cell>
          <table:table-cell table:formula="of:=IF(ISBLANK([.A2]); &quot;&quot;; IF(COUNTIF([.C2:.G2]; &quot;yes&quot;) &gt; 0; &quot;yes&quot;; &quot;no&quot;))">
            <text:p/>
          </table:table-cell>
        </table:table-row>
        <table:table-row table:style-name="ro6">
          <table:table-cell table:number-columns-repeated="2"/>
          <table:table-cell table:formula="of:=IF(ISBLANK([$Contradiction.C3]);&quot;&quot;; [$Contradiction.C3])">
            <text:p/>
          </table:table-cell>
          <table:table-cell table:formula="of:=IF(ISBLANK([$Entailment.C3]);&quot;&quot;; [$Entailment.C3])">
            <text:p/>
          </table:table-cell>
          <table:table-cell table:formula="of:=IF(ISBLANK([$Specificity.C3]);&quot;&quot;; [$Specificity.C3])">
            <text:p/>
          </table:table-cell>
          <table:table-cell table:formula="of:=IF(ISBLANK([$Paraphrase.C3]);&quot;&quot;; [$Paraphrase.C3])">
            <text:p/>
          </table:table-cell>
          <table:table-cell table:formula="of:=IF(ISBLANK([$LocalRelevance.C3]);&quot;&quot;; [$LocalRelevance.C3])">
            <text:p/>
          </table:table-cell>
          <table:table-cell table:formula="of:=IF(ISBLANK([.A3]); &quot;&quot;; IF(COUNTIF([.C3:.G3]; &quot;yes&quot;) &gt; 0; &quot;yes&quot;; &quot;no&quot;))">
            <text:p/>
          </table:table-cell>
        </table:table-row>
        <table:table-row table:style-name="ro6">
          <table:table-cell table:number-columns-repeated="2"/>
          <table:table-cell table:formula="of:=IF(ISBLANK([$Contradiction.C4]);&quot;&quot;; [$Contradiction.C4])">
            <text:p/>
          </table:table-cell>
          <table:table-cell table:formula="of:=IF(ISBLANK([$Entailment.C4]);&quot;&quot;; [$Entailment.C4])">
            <text:p/>
          </table:table-cell>
          <table:table-cell table:formula="of:=IF(ISBLANK([$Specificity.C4]);&quot;&quot;; [$Specificity.C4])">
            <text:p/>
          </table:table-cell>
          <table:table-cell table:formula="of:=IF(ISBLANK([$Paraphrase.C4]);&quot;&quot;; [$Paraphrase.C4])">
            <text:p/>
          </table:table-cell>
          <table:table-cell table:formula="of:=IF(ISBLANK([$LocalRelevance.C4]);&quot;&quot;; [$LocalRelevance.C4])">
            <text:p/>
          </table:table-cell>
          <table:table-cell table:formula="of:=IF(ISBLANK([.A4]); &quot;&quot;; IF(COUNTIF([.C4:.G4]; &quot;yes&quot;) &gt; 0; &quot;yes&quot;; &quot;no&quot;))">
            <text:p/>
          </table:table-cell>
        </table:table-row>
        <table:table-row table:style-name="ro6">
          <table:table-cell table:number-columns-repeated="2"/>
          <table:table-cell table:formula="of:=IF(ISBLANK([$Contradiction.C5]);&quot;&quot;; [$Contradiction.C5])">
            <text:p/>
          </table:table-cell>
          <table:table-cell table:formula="of:=IF(ISBLANK([$Entailment.C5]);&quot;&quot;; [$Entailment.C5])">
            <text:p/>
          </table:table-cell>
          <table:table-cell table:formula="of:=IF(ISBLANK([$Specificity.C5]);&quot;&quot;; [$Specificity.C5])">
            <text:p/>
          </table:table-cell>
          <table:table-cell table:formula="of:=IF(ISBLANK([$Paraphrase.C5]);&quot;&quot;; [$Paraphrase.C5])">
            <text:p/>
          </table:table-cell>
          <table:table-cell table:formula="of:=IF(ISBLANK([$LocalRelevance.C5]);&quot;&quot;; [$LocalRelevance.C5])">
            <text:p/>
          </table:table-cell>
          <table:table-cell table:formula="of:=IF(ISBLANK([.A5]); &quot;&quot;; IF(COUNTIF([.C5:.G5]; &quot;yes&quot;) &gt; 0; &quot;yes&quot;; &quot;no&quot;))">
            <text:p/>
          </table:table-cell>
        </table:table-row>
        <table:table-row table:style-name="ro6">
          <table:table-cell table:number-columns-repeated="2"/>
          <table:table-cell table:formula="of:=IF(ISBLANK([$Contradiction.C6]);&quot;&quot;; [$Contradiction.C6])">
            <text:p/>
          </table:table-cell>
          <table:table-cell table:formula="of:=IF(ISBLANK([$Entailment.C6]);&quot;&quot;; [$Entailment.C6])">
            <text:p/>
          </table:table-cell>
          <table:table-cell table:formula="of:=IF(ISBLANK([$Specificity.C6]);&quot;&quot;; [$Specificity.C6])">
            <text:p/>
          </table:table-cell>
          <table:table-cell table:formula="of:=IF(ISBLANK([$Paraphrase.C6]);&quot;&quot;; [$Paraphrase.C6])">
            <text:p/>
          </table:table-cell>
          <table:table-cell table:formula="of:=IF(ISBLANK([$LocalRelevance.C6]);&quot;&quot;; [$LocalRelevance.C6])">
            <text:p/>
          </table:table-cell>
          <table:table-cell table:formula="of:=IF(ISBLANK([.A6]); &quot;&quot;; IF(COUNTIF([.C6:.G6]; &quot;yes&quot;) &gt; 0; &quot;yes&quot;; &quot;no&quot;))">
            <text:p/>
          </table:table-cell>
        </table:table-row>
        <table:table-row table:style-name="ro6">
          <table:table-cell table:number-columns-repeated="2"/>
          <table:table-cell table:formula="of:=IF(ISBLANK([$Contradiction.C7]);&quot;&quot;; [$Contradiction.C7])">
            <text:p/>
          </table:table-cell>
          <table:table-cell table:formula="of:=IF(ISBLANK([$Entailment.C7]);&quot;&quot;; [$Entailment.C7])">
            <text:p/>
          </table:table-cell>
          <table:table-cell table:formula="of:=IF(ISBLANK([$Specificity.C7]);&quot;&quot;; [$Specificity.C7])">
            <text:p/>
          </table:table-cell>
          <table:table-cell table:formula="of:=IF(ISBLANK([$Paraphrase.C7]);&quot;&quot;; [$Paraphrase.C7])">
            <text:p/>
          </table:table-cell>
          <table:table-cell table:formula="of:=IF(ISBLANK([$LocalRelevance.C7]);&quot;&quot;; [$LocalRelevance.C7])">
            <text:p/>
          </table:table-cell>
          <table:table-cell table:formula="of:=IF(ISBLANK([.A7]); &quot;&quot;; IF(COUNTIF([.C7:.G7]; &quot;yes&quot;) &gt; 0; &quot;yes&quot;; &quot;no&quot;))">
            <text:p/>
          </table:table-cell>
        </table:table-row>
        <table:table-row table:style-name="ro6">
          <table:table-cell table:number-columns-repeated="2"/>
          <table:table-cell table:formula="of:=IF(ISBLANK([$Contradiction.C8]);&quot;&quot;; [$Contradiction.C8])">
            <text:p/>
          </table:table-cell>
          <table:table-cell table:formula="of:=IF(ISBLANK([$Entailment.C8]);&quot;&quot;; [$Entailment.C8])">
            <text:p/>
          </table:table-cell>
          <table:table-cell table:formula="of:=IF(ISBLANK([$Specificity.C8]);&quot;&quot;; [$Specificity.C8])">
            <text:p/>
          </table:table-cell>
          <table:table-cell table:formula="of:=IF(ISBLANK([$Paraphrase.C8]);&quot;&quot;; [$Paraphrase.C8])">
            <text:p/>
          </table:table-cell>
          <table:table-cell table:formula="of:=IF(ISBLANK([$LocalRelevance.C8]);&quot;&quot;; [$LocalRelevance.C8])">
            <text:p/>
          </table:table-cell>
          <table:table-cell table:formula="of:=IF(ISBLANK([.A8]); &quot;&quot;; IF(COUNTIF([.C8:.G8]; &quot;yes&quot;) &gt; 0; &quot;yes&quot;; &quot;no&quot;))">
            <text:p/>
          </table:table-cell>
        </table:table-row>
        <table:table-row table:style-name="ro6">
          <table:table-cell table:number-columns-repeated="2"/>
          <table:table-cell table:formula="of:=IF(ISBLANK([$Contradiction.C9]);&quot;&quot;; [$Contradiction.C9])">
            <text:p/>
          </table:table-cell>
          <table:table-cell table:formula="of:=IF(ISBLANK([$Entailment.C9]);&quot;&quot;; [$Entailment.C9])">
            <text:p/>
          </table:table-cell>
          <table:table-cell table:formula="of:=IF(ISBLANK([$Specificity.C9]);&quot;&quot;; [$Specificity.C9])">
            <text:p/>
          </table:table-cell>
          <table:table-cell table:formula="of:=IF(ISBLANK([$Paraphrase.C9]);&quot;&quot;; [$Paraphrase.C9])">
            <text:p/>
          </table:table-cell>
          <table:table-cell table:formula="of:=IF(ISBLANK([$LocalRelevance.C9]);&quot;&quot;; [$LocalRelevance.C9])">
            <text:p/>
          </table:table-cell>
          <table:table-cell table:formula="of:=IF(ISBLANK([.A9]); &quot;&quot;; IF(COUNTIF([.C9:.G9]; &quot;yes&quot;) &gt; 0; &quot;yes&quot;; &quot;no&quot;))">
            <text:p/>
          </table:table-cell>
        </table:table-row>
        <table:table-row table:style-name="ro6">
          <table:table-cell table:number-columns-repeated="2"/>
          <table:table-cell table:formula="of:=IF(ISBLANK([$Contradiction.C10]);&quot;&quot;; [$Contradiction.C10])">
            <text:p/>
          </table:table-cell>
          <table:table-cell table:formula="of:=IF(ISBLANK([$Entailment.C10]);&quot;&quot;; [$Entailment.C10])">
            <text:p/>
          </table:table-cell>
          <table:table-cell table:formula="of:=IF(ISBLANK([$Specificity.C10]);&quot;&quot;; [$Specificity.C10])">
            <text:p/>
          </table:table-cell>
          <table:table-cell table:formula="of:=IF(ISBLANK([$Paraphrase.C10]);&quot;&quot;; [$Paraphrase.C10])">
            <text:p/>
          </table:table-cell>
          <table:table-cell table:formula="of:=IF(ISBLANK([$LocalRelevance.C10]);&quot;&quot;; [$LocalRelevance.C10])">
            <text:p/>
          </table:table-cell>
          <table:table-cell table:formula="of:=IF(ISBLANK([.A10]); &quot;&quot;; IF(COUNTIF([.C10:.G10]; &quot;yes&quot;) &gt; 0; &quot;yes&quot;; &quot;no&quot;))">
            <text:p/>
          </table:table-cell>
        </table:table-row>
        <table:table-row table:style-name="ro6">
          <table:table-cell table:number-columns-repeated="2"/>
          <table:table-cell table:formula="of:=IF(ISBLANK([$Contradiction.C11]);&quot;&quot;; [$Contradiction.C11])">
            <text:p/>
          </table:table-cell>
          <table:table-cell table:formula="of:=IF(ISBLANK([$Entailment.C11]);&quot;&quot;; [$Entailment.C11])">
            <text:p/>
          </table:table-cell>
          <table:table-cell table:formula="of:=IF(ISBLANK([$Specificity.C11]);&quot;&quot;; [$Specificity.C11])">
            <text:p/>
          </table:table-cell>
          <table:table-cell table:formula="of:=IF(ISBLANK([$Paraphrase.C11]);&quot;&quot;; [$Paraphrase.C11])">
            <text:p/>
          </table:table-cell>
          <table:table-cell table:formula="of:=IF(ISBLANK([$LocalRelevance.C11]);&quot;&quot;; [$LocalRelevance.C11])">
            <text:p/>
          </table:table-cell>
          <table:table-cell table:formula="of:=IF(ISBLANK([.A11]); &quot;&quot;; IF(COUNTIF([.C11:.G11]; &quot;yes&quot;) &gt; 0; &quot;yes&quot;; &quot;no&quot;))">
            <text:p/>
          </table:table-cell>
        </table:table-row>
        <table:table-row table:style-name="ro6">
          <table:table-cell table:number-columns-repeated="2"/>
          <table:table-cell table:formula="of:=IF(ISBLANK([$Contradiction.C12]);&quot;&quot;; [$Contradiction.C12])">
            <text:p/>
          </table:table-cell>
          <table:table-cell table:formula="of:=IF(ISBLANK([$Entailment.C12]);&quot;&quot;; [$Entailment.C12])">
            <text:p/>
          </table:table-cell>
          <table:table-cell table:formula="of:=IF(ISBLANK([$Specificity.C12]);&quot;&quot;; [$Specificity.C12])">
            <text:p/>
          </table:table-cell>
          <table:table-cell table:formula="of:=IF(ISBLANK([$Paraphrase.C12]);&quot;&quot;; [$Paraphrase.C12])">
            <text:p/>
          </table:table-cell>
          <table:table-cell table:formula="of:=IF(ISBLANK([$LocalRelevance.C12]);&quot;&quot;; [$LocalRelevance.C12])">
            <text:p/>
          </table:table-cell>
          <table:table-cell table:formula="of:=IF(ISBLANK([.A12]); &quot;&quot;; IF(COUNTIF([.C12:.G12]; &quot;yes&quot;) &gt; 0; &quot;yes&quot;; &quot;no&quot;))">
            <text:p/>
          </table:table-cell>
        </table:table-row>
        <table:table-row table:style-name="ro6">
          <table:table-cell table:number-columns-repeated="2"/>
          <table:table-cell table:formula="of:=IF(ISBLANK([$Contradiction.C13]);&quot;&quot;; [$Contradiction.C13])">
            <text:p/>
          </table:table-cell>
          <table:table-cell table:formula="of:=IF(ISBLANK([$Entailment.C13]);&quot;&quot;; [$Entailment.C13])">
            <text:p/>
          </table:table-cell>
          <table:table-cell table:formula="of:=IF(ISBLANK([$Specificity.C13]);&quot;&quot;; [$Specificity.C13])">
            <text:p/>
          </table:table-cell>
          <table:table-cell table:formula="of:=IF(ISBLANK([$Paraphrase.C13]);&quot;&quot;; [$Paraphrase.C13])">
            <text:p/>
          </table:table-cell>
          <table:table-cell table:formula="of:=IF(ISBLANK([$LocalRelevance.C13]);&quot;&quot;; [$LocalRelevance.C13])">
            <text:p/>
          </table:table-cell>
          <table:table-cell table:formula="of:=IF(ISBLANK([.A13]); &quot;&quot;; IF(COUNTIF([.C13:.G13]; &quot;yes&quot;) &gt; 0; &quot;yes&quot;; &quot;no&quot;))">
            <text:p/>
          </table:table-cell>
        </table:table-row>
        <table:table-row table:style-name="ro6">
          <table:table-cell table:number-columns-repeated="2"/>
          <table:table-cell table:formula="of:=IF(ISBLANK([$Contradiction.C14]);&quot;&quot;; [$Contradiction.C14])">
            <text:p/>
          </table:table-cell>
          <table:table-cell table:formula="of:=IF(ISBLANK([$Entailment.C14]);&quot;&quot;; [$Entailment.C14])">
            <text:p/>
          </table:table-cell>
          <table:table-cell table:formula="of:=IF(ISBLANK([$Specificity.C14]);&quot;&quot;; [$Specificity.C14])">
            <text:p/>
          </table:table-cell>
          <table:table-cell table:formula="of:=IF(ISBLANK([$Paraphrase.C14]);&quot;&quot;; [$Paraphrase.C14])">
            <text:p/>
          </table:table-cell>
          <table:table-cell table:formula="of:=IF(ISBLANK([$LocalRelevance.C14]);&quot;&quot;; [$LocalRelevance.C14])">
            <text:p/>
          </table:table-cell>
          <table:table-cell table:formula="of:=IF(ISBLANK([.A14]); &quot;&quot;; IF(COUNTIF([.C14:.G14]; &quot;yes&quot;) &gt; 0; &quot;yes&quot;; &quot;no&quot;))">
            <text:p/>
          </table:table-cell>
        </table:table-row>
        <table:table-row table:style-name="ro6">
          <table:table-cell table:number-columns-repeated="2"/>
          <table:table-cell table:formula="of:=IF(ISBLANK([$Contradiction.C15]);&quot;&quot;; [$Contradiction.C15])">
            <text:p/>
          </table:table-cell>
          <table:table-cell table:formula="of:=IF(ISBLANK([$Entailment.C15]);&quot;&quot;; [$Entailment.C15])">
            <text:p/>
          </table:table-cell>
          <table:table-cell table:formula="of:=IF(ISBLANK([$Specificity.C15]);&quot;&quot;; [$Specificity.C15])">
            <text:p/>
          </table:table-cell>
          <table:table-cell table:formula="of:=IF(ISBLANK([$Paraphrase.C15]);&quot;&quot;; [$Paraphrase.C15])">
            <text:p/>
          </table:table-cell>
          <table:table-cell table:formula="of:=IF(ISBLANK([$LocalRelevance.C15]);&quot;&quot;; [$LocalRelevance.C15])">
            <text:p/>
          </table:table-cell>
          <table:table-cell table:formula="of:=IF(ISBLANK([.A15]); &quot;&quot;; IF(COUNTIF([.C15:.G15]; &quot;yes&quot;) &gt; 0; &quot;yes&quot;; &quot;no&quot;))">
            <text:p/>
          </table:table-cell>
        </table:table-row>
        <table:table-row table:style-name="ro6">
          <table:table-cell table:number-columns-repeated="2"/>
          <table:table-cell table:formula="of:=IF(ISBLANK([$Contradiction.C16]);&quot;&quot;; [$Contradiction.C16])">
            <text:p/>
          </table:table-cell>
          <table:table-cell table:formula="of:=IF(ISBLANK([$Entailment.C16]);&quot;&quot;; [$Entailment.C16])">
            <text:p/>
          </table:table-cell>
          <table:table-cell table:formula="of:=IF(ISBLANK([$Specificity.C16]);&quot;&quot;; [$Specificity.C16])">
            <text:p/>
          </table:table-cell>
          <table:table-cell table:formula="of:=IF(ISBLANK([$Paraphrase.C16]);&quot;&quot;; [$Paraphrase.C16])">
            <text:p/>
          </table:table-cell>
          <table:table-cell table:formula="of:=IF(ISBLANK([$LocalRelevance.C16]);&quot;&quot;; [$LocalRelevance.C16])">
            <text:p/>
          </table:table-cell>
          <table:table-cell table:formula="of:=IF(ISBLANK([.A16]); &quot;&quot;; IF(COUNTIF([.C16:.G16]; &quot;yes&quot;) &gt; 0; &quot;yes&quot;; &quot;no&quot;))">
            <text:p/>
          </table:table-cell>
        </table:table-row>
        <table:table-row table:style-name="ro6">
          <table:table-cell table:number-columns-repeated="2"/>
          <table:table-cell table:formula="of:=IF(ISBLANK([$Contradiction.C17]);&quot;&quot;; [$Contradiction.C17])">
            <text:p/>
          </table:table-cell>
          <table:table-cell table:formula="of:=IF(ISBLANK([$Entailment.C17]);&quot;&quot;; [$Entailment.C17])">
            <text:p/>
          </table:table-cell>
          <table:table-cell table:formula="of:=IF(ISBLANK([$Specificity.C17]);&quot;&quot;; [$Specificity.C17])">
            <text:p/>
          </table:table-cell>
          <table:table-cell table:formula="of:=IF(ISBLANK([$Paraphrase.C17]);&quot;&quot;; [$Paraphrase.C17])">
            <text:p/>
          </table:table-cell>
          <table:table-cell table:formula="of:=IF(ISBLANK([$LocalRelevance.C17]);&quot;&quot;; [$LocalRelevance.C17])">
            <text:p/>
          </table:table-cell>
          <table:table-cell table:formula="of:=IF(ISBLANK([.A17]); &quot;&quot;; IF(COUNTIF([.C17:.G17]; &quot;yes&quot;) &gt; 0; &quot;yes&quot;; &quot;no&quot;))">
            <text:p/>
          </table:table-cell>
        </table:table-row>
        <table:table-row table:style-name="ro6">
          <table:table-cell table:number-columns-repeated="2"/>
          <table:table-cell table:formula="of:=IF(ISBLANK([$Contradiction.C18]);&quot;&quot;; [$Contradiction.C18])">
            <text:p/>
          </table:table-cell>
          <table:table-cell table:formula="of:=IF(ISBLANK([$Entailment.C18]);&quot;&quot;; [$Entailment.C18])">
            <text:p/>
          </table:table-cell>
          <table:table-cell table:formula="of:=IF(ISBLANK([$Specificity.C18]);&quot;&quot;; [$Specificity.C18])">
            <text:p/>
          </table:table-cell>
          <table:table-cell table:formula="of:=IF(ISBLANK([$Paraphrase.C18]);&quot;&quot;; [$Paraphrase.C18])">
            <text:p/>
          </table:table-cell>
          <table:table-cell table:formula="of:=IF(ISBLANK([$LocalRelevance.C18]);&quot;&quot;; [$LocalRelevance.C18])">
            <text:p/>
          </table:table-cell>
          <table:table-cell table:formula="of:=IF(ISBLANK([.A18]); &quot;&quot;; IF(COUNTIF([.C18:.G18]; &quot;yes&quot;) &gt; 0; &quot;yes&quot;; &quot;no&quot;))">
            <text:p/>
          </table:table-cell>
        </table:table-row>
        <table:table-row table:style-name="ro6">
          <table:table-cell table:number-columns-repeated="2"/>
          <table:table-cell table:formula="of:=IF(ISBLANK([$Contradiction.C19]);&quot;&quot;; [$Contradiction.C19])">
            <text:p/>
          </table:table-cell>
          <table:table-cell table:formula="of:=IF(ISBLANK([$Entailment.C19]);&quot;&quot;; [$Entailment.C19])">
            <text:p/>
          </table:table-cell>
          <table:table-cell table:formula="of:=IF(ISBLANK([$Specificity.C19]);&quot;&quot;; [$Specificity.C19])">
            <text:p/>
          </table:table-cell>
          <table:table-cell table:formula="of:=IF(ISBLANK([$Paraphrase.C19]);&quot;&quot;; [$Paraphrase.C19])">
            <text:p/>
          </table:table-cell>
          <table:table-cell table:formula="of:=IF(ISBLANK([$LocalRelevance.C19]);&quot;&quot;; [$LocalRelevance.C19])">
            <text:p/>
          </table:table-cell>
          <table:table-cell table:formula="of:=IF(ISBLANK([.A19]); &quot;&quot;; IF(COUNTIF([.C19:.G19]; &quot;yes&quot;) &gt; 0; &quot;yes&quot;; &quot;no&quot;))">
            <text:p/>
          </table:table-cell>
        </table:table-row>
        <table:table-row table:style-name="ro6">
          <table:table-cell table:number-columns-repeated="2"/>
          <table:table-cell table:formula="of:=IF(ISBLANK([$Contradiction.C20]);&quot;&quot;; [$Contradiction.C20])">
            <text:p/>
          </table:table-cell>
          <table:table-cell table:formula="of:=IF(ISBLANK([$Entailment.C20]);&quot;&quot;; [$Entailment.C20])">
            <text:p/>
          </table:table-cell>
          <table:table-cell table:formula="of:=IF(ISBLANK([$Specificity.C20]);&quot;&quot;; [$Specificity.C20])">
            <text:p/>
          </table:table-cell>
          <table:table-cell table:formula="of:=IF(ISBLANK([$Paraphrase.C20]);&quot;&quot;; [$Paraphrase.C20])">
            <text:p/>
          </table:table-cell>
          <table:table-cell table:formula="of:=IF(ISBLANK([$LocalRelevance.C20]);&quot;&quot;; [$LocalRelevance.C20])">
            <text:p/>
          </table:table-cell>
          <table:table-cell table:formula="of:=IF(ISBLANK([.A20]); &quot;&quot;; IF(COUNTIF([.C20:.G20]; &quot;yes&quot;) &gt; 0; &quot;yes&quot;; &quot;no&quot;))">
            <text:p/>
          </table:table-cell>
        </table:table-row>
        <table:table-row table:style-name="ro6">
          <table:table-cell table:number-columns-repeated="2"/>
          <table:table-cell table:formula="of:=IF(ISBLANK([$Contradiction.C21]);&quot;&quot;; [$Contradiction.C21])">
            <text:p/>
          </table:table-cell>
          <table:table-cell table:formula="of:=IF(ISBLANK([$Entailment.C21]);&quot;&quot;; [$Entailment.C21])">
            <text:p/>
          </table:table-cell>
          <table:table-cell table:formula="of:=IF(ISBLANK([$Specificity.C21]);&quot;&quot;; [$Specificity.C21])">
            <text:p/>
          </table:table-cell>
          <table:table-cell table:formula="of:=IF(ISBLANK([$Paraphrase.C21]);&quot;&quot;; [$Paraphrase.C21])">
            <text:p/>
          </table:table-cell>
          <table:table-cell table:formula="of:=IF(ISBLANK([$LocalRelevance.C21]);&quot;&quot;; [$LocalRelevance.C21])">
            <text:p/>
          </table:table-cell>
          <table:table-cell table:formula="of:=IF(ISBLANK([.A21]); &quot;&quot;; IF(COUNTIF([.C21:.G21]; &quot;yes&quot;) &gt; 0; &quot;yes&quot;; &quot;no&quot;))">
            <text:p/>
          </table:table-cell>
        </table:table-row>
        <table:table-row table:style-name="ro6">
          <table:table-cell table:number-columns-repeated="2"/>
          <table:table-cell table:formula="of:=IF(ISBLANK([$Contradiction.C22]);&quot;&quot;; [$Contradiction.C22])">
            <text:p/>
          </table:table-cell>
          <table:table-cell table:formula="of:=IF(ISBLANK([$Entailment.C22]);&quot;&quot;; [$Entailment.C22])">
            <text:p/>
          </table:table-cell>
          <table:table-cell table:formula="of:=IF(ISBLANK([$Specificity.C22]);&quot;&quot;; [$Specificity.C22])">
            <text:p/>
          </table:table-cell>
          <table:table-cell table:formula="of:=IF(ISBLANK([$Paraphrase.C22]);&quot;&quot;; [$Paraphrase.C22])">
            <text:p/>
          </table:table-cell>
          <table:table-cell table:formula="of:=IF(ISBLANK([$LocalRelevance.C22]);&quot;&quot;; [$LocalRelevance.C22])">
            <text:p/>
          </table:table-cell>
          <table:table-cell table:formula="of:=IF(ISBLANK([.A22]); &quot;&quot;; IF(COUNTIF([.C22:.G22]; &quot;yes&quot;) &gt; 0; &quot;yes&quot;; &quot;no&quot;))">
            <text:p/>
          </table:table-cell>
        </table:table-row>
        <table:table-row table:style-name="ro6">
          <table:table-cell table:number-columns-repeated="2"/>
          <table:table-cell table:formula="of:=IF(ISBLANK([$Contradiction.C23]);&quot;&quot;; [$Contradiction.C23])">
            <text:p/>
          </table:table-cell>
          <table:table-cell table:formula="of:=IF(ISBLANK([$Entailment.C23]);&quot;&quot;; [$Entailment.C23])">
            <text:p/>
          </table:table-cell>
          <table:table-cell table:formula="of:=IF(ISBLANK([$Specificity.C23]);&quot;&quot;; [$Specificity.C23])">
            <text:p/>
          </table:table-cell>
          <table:table-cell table:formula="of:=IF(ISBLANK([$Paraphrase.C23]);&quot;&quot;; [$Paraphrase.C23])">
            <text:p/>
          </table:table-cell>
          <table:table-cell table:formula="of:=IF(ISBLANK([$LocalRelevance.C23]);&quot;&quot;; [$LocalRelevance.C23])">
            <text:p/>
          </table:table-cell>
          <table:table-cell table:formula="of:=IF(ISBLANK([.A23]); &quot;&quot;; IF(COUNTIF([.C23:.G23]; &quot;yes&quot;) &gt; 0; &quot;yes&quot;; &quot;no&quot;))">
            <text:p/>
          </table:table-cell>
        </table:table-row>
        <table:table-row table:style-name="ro6">
          <table:table-cell table:number-columns-repeated="2"/>
          <table:table-cell table:formula="of:=IF(ISBLANK([$Contradiction.C24]);&quot;&quot;; [$Contradiction.C24])">
            <text:p/>
          </table:table-cell>
          <table:table-cell table:formula="of:=IF(ISBLANK([$Entailment.C24]);&quot;&quot;; [$Entailment.C24])">
            <text:p/>
          </table:table-cell>
          <table:table-cell table:formula="of:=IF(ISBLANK([$Specificity.C24]);&quot;&quot;; [$Specificity.C24])">
            <text:p/>
          </table:table-cell>
          <table:table-cell table:formula="of:=IF(ISBLANK([$Paraphrase.C24]);&quot;&quot;; [$Paraphrase.C24])">
            <text:p/>
          </table:table-cell>
          <table:table-cell table:formula="of:=IF(ISBLANK([$LocalRelevance.C24]);&quot;&quot;; [$LocalRelevance.C24])">
            <text:p/>
          </table:table-cell>
          <table:table-cell table:formula="of:=IF(ISBLANK([.A24]); &quot;&quot;; IF(COUNTIF([.C24:.G24]; &quot;yes&quot;) &gt; 0; &quot;yes&quot;; &quot;no&quot;))">
            <text:p/>
          </table:table-cell>
        </table:table-row>
        <table:table-row table:style-name="ro6">
          <table:table-cell table:number-columns-repeated="2"/>
          <table:table-cell table:formula="of:=IF(ISBLANK([$Contradiction.C25]);&quot;&quot;; [$Contradiction.C25])">
            <text:p/>
          </table:table-cell>
          <table:table-cell table:formula="of:=IF(ISBLANK([$Entailment.C25]);&quot;&quot;; [$Entailment.C25])">
            <text:p/>
          </table:table-cell>
          <table:table-cell table:formula="of:=IF(ISBLANK([$Specificity.C25]);&quot;&quot;; [$Specificity.C25])">
            <text:p/>
          </table:table-cell>
          <table:table-cell table:formula="of:=IF(ISBLANK([$Paraphrase.C25]);&quot;&quot;; [$Paraphrase.C25])">
            <text:p/>
          </table:table-cell>
          <table:table-cell table:formula="of:=IF(ISBLANK([$LocalRelevance.C25]);&quot;&quot;; [$LocalRelevance.C25])">
            <text:p/>
          </table:table-cell>
          <table:table-cell table:formula="of:=IF(ISBLANK([.A25]); &quot;&quot;; IF(COUNTIF([.C25:.G25]; &quot;yes&quot;) &gt; 0; &quot;yes&quot;; &quot;no&quot;))">
            <text:p/>
          </table:table-cell>
        </table:table-row>
        <table:table-row table:style-name="ro6">
          <table:table-cell table:number-columns-repeated="2"/>
          <table:table-cell table:formula="of:=IF(ISBLANK([$Contradiction.C26]);&quot;&quot;; [$Contradiction.C26])">
            <text:p/>
          </table:table-cell>
          <table:table-cell table:formula="of:=IF(ISBLANK([$Entailment.C26]);&quot;&quot;; [$Entailment.C26])">
            <text:p/>
          </table:table-cell>
          <table:table-cell table:formula="of:=IF(ISBLANK([$Specificity.C26]);&quot;&quot;; [$Specificity.C26])">
            <text:p/>
          </table:table-cell>
          <table:table-cell table:formula="of:=IF(ISBLANK([$Paraphrase.C26]);&quot;&quot;; [$Paraphrase.C26])">
            <text:p/>
          </table:table-cell>
          <table:table-cell table:formula="of:=IF(ISBLANK([$LocalRelevance.C26]);&quot;&quot;; [$LocalRelevance.C26])">
            <text:p/>
          </table:table-cell>
          <table:table-cell table:formula="of:=IF(ISBLANK([.A26]); &quot;&quot;; IF(COUNTIF([.C26:.G26]; &quot;yes&quot;) &gt; 0; &quot;yes&quot;; &quot;no&quot;))">
            <text:p/>
          </table:table-cell>
        </table:table-row>
        <table:table-row table:style-name="ro6">
          <table:table-cell table:number-columns-repeated="2"/>
          <table:table-cell table:formula="of:=IF(ISBLANK([$Contradiction.C27]);&quot;&quot;; [$Contradiction.C27])">
            <text:p/>
          </table:table-cell>
          <table:table-cell table:formula="of:=IF(ISBLANK([$Entailment.C27]);&quot;&quot;; [$Entailment.C27])">
            <text:p/>
          </table:table-cell>
          <table:table-cell table:formula="of:=IF(ISBLANK([$Specificity.C27]);&quot;&quot;; [$Specificity.C27])">
            <text:p/>
          </table:table-cell>
          <table:table-cell table:formula="of:=IF(ISBLANK([$Paraphrase.C27]);&quot;&quot;; [$Paraphrase.C27])">
            <text:p/>
          </table:table-cell>
          <table:table-cell table:formula="of:=IF(ISBLANK([$LocalRelevance.C27]);&quot;&quot;; [$LocalRelevance.C27])">
            <text:p/>
          </table:table-cell>
          <table:table-cell table:formula="of:=IF(ISBLANK([.A27]); &quot;&quot;; IF(COUNTIF([.C27:.G27]; &quot;yes&quot;) &gt; 0; &quot;yes&quot;; &quot;no&quot;))">
            <text:p/>
          </table:table-cell>
        </table:table-row>
        <table:table-row table:style-name="ro6">
          <table:table-cell table:number-columns-repeated="2"/>
          <table:table-cell table:formula="of:=IF(ISBLANK([$Contradiction.C28]);&quot;&quot;; [$Contradiction.C28])">
            <text:p/>
          </table:table-cell>
          <table:table-cell table:formula="of:=IF(ISBLANK([$Entailment.C28]);&quot;&quot;; [$Entailment.C28])">
            <text:p/>
          </table:table-cell>
          <table:table-cell table:formula="of:=IF(ISBLANK([$Specificity.C28]);&quot;&quot;; [$Specificity.C28])">
            <text:p/>
          </table:table-cell>
          <table:table-cell table:formula="of:=IF(ISBLANK([$Paraphrase.C28]);&quot;&quot;; [$Paraphrase.C28])">
            <text:p/>
          </table:table-cell>
          <table:table-cell table:formula="of:=IF(ISBLANK([$LocalRelevance.C28]);&quot;&quot;; [$LocalRelevance.C28])">
            <text:p/>
          </table:table-cell>
          <table:table-cell table:formula="of:=IF(ISBLANK([.A28]); &quot;&quot;; IF(COUNTIF([.C28:.G28]; &quot;yes&quot;) &gt; 0; &quot;yes&quot;; &quot;no&quot;))">
            <text:p/>
          </table:table-cell>
        </table:table-row>
        <table:table-row table:style-name="ro6">
          <table:table-cell table:number-columns-repeated="2"/>
          <table:table-cell table:formula="of:=IF(ISBLANK([$Contradiction.C29]);&quot;&quot;; [$Contradiction.C29])">
            <text:p/>
          </table:table-cell>
          <table:table-cell table:formula="of:=IF(ISBLANK([$Entailment.C29]);&quot;&quot;; [$Entailment.C29])">
            <text:p/>
          </table:table-cell>
          <table:table-cell table:formula="of:=IF(ISBLANK([$Specificity.C29]);&quot;&quot;; [$Specificity.C29])">
            <text:p/>
          </table:table-cell>
          <table:table-cell table:formula="of:=IF(ISBLANK([$Paraphrase.C29]);&quot;&quot;; [$Paraphrase.C29])">
            <text:p/>
          </table:table-cell>
          <table:table-cell table:formula="of:=IF(ISBLANK([$LocalRelevance.C29]);&quot;&quot;; [$LocalRelevance.C29])">
            <text:p/>
          </table:table-cell>
          <table:table-cell table:formula="of:=IF(ISBLANK([.A29]); &quot;&quot;; IF(COUNTIF([.C29:.G29]; &quot;yes&quot;) &gt; 0; &quot;yes&quot;; &quot;no&quot;))">
            <text:p/>
          </table:table-cell>
        </table:table-row>
        <table:table-row table:style-name="ro6">
          <table:table-cell table:number-columns-repeated="2"/>
          <table:table-cell table:formula="of:=IF(ISBLANK([$Contradiction.C30]);&quot;&quot;; [$Contradiction.C30])">
            <text:p/>
          </table:table-cell>
          <table:table-cell table:formula="of:=IF(ISBLANK([$Entailment.C30]);&quot;&quot;; [$Entailment.C30])">
            <text:p/>
          </table:table-cell>
          <table:table-cell table:formula="of:=IF(ISBLANK([$Specificity.C30]);&quot;&quot;; [$Specificity.C30])">
            <text:p/>
          </table:table-cell>
          <table:table-cell table:formula="of:=IF(ISBLANK([$Paraphrase.C30]);&quot;&quot;; [$Paraphrase.C30])">
            <text:p/>
          </table:table-cell>
          <table:table-cell table:formula="of:=IF(ISBLANK([$LocalRelevance.C30]);&quot;&quot;; [$LocalRelevance.C30])">
            <text:p/>
          </table:table-cell>
          <table:table-cell table:formula="of:=IF(ISBLANK([.A30]); &quot;&quot;; IF(COUNTIF([.C30:.G30]; &quot;yes&quot;) &gt; 0; &quot;yes&quot;; &quot;no&quot;))">
            <text:p/>
          </table:table-cell>
        </table:table-row>
        <table:table-row table:style-name="ro6">
          <table:table-cell table:number-columns-repeated="2"/>
          <table:table-cell table:formula="of:=IF(ISBLANK([$Contradiction.C31]);&quot;&quot;; [$Contradiction.C31])">
            <text:p/>
          </table:table-cell>
          <table:table-cell table:formula="of:=IF(ISBLANK([$Entailment.C31]);&quot;&quot;; [$Entailment.C31])">
            <text:p/>
          </table:table-cell>
          <table:table-cell table:formula="of:=IF(ISBLANK([$Specificity.C31]);&quot;&quot;; [$Specificity.C31])">
            <text:p/>
          </table:table-cell>
          <table:table-cell table:formula="of:=IF(ISBLANK([$Paraphrase.C31]);&quot;&quot;; [$Paraphrase.C31])">
            <text:p/>
          </table:table-cell>
          <table:table-cell table:formula="of:=IF(ISBLANK([$LocalRelevance.C31]);&quot;&quot;; [$LocalRelevance.C31])">
            <text:p/>
          </table:table-cell>
          <table:table-cell table:formula="of:=IF(ISBLANK([.A31]); &quot;&quot;; IF(COUNTIF([.C31:.G31]; &quot;yes&quot;) &gt; 0; &quot;yes&quot;; &quot;no&quot;))">
            <text:p/>
          </table:table-cell>
        </table:table-row>
        <table:table-row table:style-name="ro6">
          <table:table-cell table:number-columns-repeated="2"/>
          <table:table-cell table:formula="of:=IF(ISBLANK([$Contradiction.C32]);&quot;&quot;; [$Contradiction.C32])">
            <text:p/>
          </table:table-cell>
          <table:table-cell table:formula="of:=IF(ISBLANK([$Entailment.C32]);&quot;&quot;; [$Entailment.C32])">
            <text:p/>
          </table:table-cell>
          <table:table-cell table:formula="of:=IF(ISBLANK([$Specificity.C32]);&quot;&quot;; [$Specificity.C32])">
            <text:p/>
          </table:table-cell>
          <table:table-cell table:formula="of:=IF(ISBLANK([$Paraphrase.C32]);&quot;&quot;; [$Paraphrase.C32])">
            <text:p/>
          </table:table-cell>
          <table:table-cell table:formula="of:=IF(ISBLANK([$LocalRelevance.C32]);&quot;&quot;; [$LocalRelevance.C32])">
            <text:p/>
          </table:table-cell>
          <table:table-cell table:formula="of:=IF(ISBLANK([.A32]); &quot;&quot;; IF(COUNTIF([.C32:.G32]; &quot;yes&quot;) &gt; 0; &quot;yes&quot;; &quot;no&quot;))">
            <text:p/>
          </table:table-cell>
        </table:table-row>
        <table:table-row table:style-name="ro6">
          <table:table-cell table:number-columns-repeated="2"/>
          <table:table-cell table:formula="of:=IF(ISBLANK([$Contradiction.C33]);&quot;&quot;; [$Contradiction.C33])">
            <text:p/>
          </table:table-cell>
          <table:table-cell table:formula="of:=IF(ISBLANK([$Entailment.C33]);&quot;&quot;; [$Entailment.C33])">
            <text:p/>
          </table:table-cell>
          <table:table-cell table:formula="of:=IF(ISBLANK([$Specificity.C33]);&quot;&quot;; [$Specificity.C33])">
            <text:p/>
          </table:table-cell>
          <table:table-cell table:formula="of:=IF(ISBLANK([$Paraphrase.C33]);&quot;&quot;; [$Paraphrase.C33])">
            <text:p/>
          </table:table-cell>
          <table:table-cell table:formula="of:=IF(ISBLANK([$LocalRelevance.C33]);&quot;&quot;; [$LocalRelevance.C33])">
            <text:p/>
          </table:table-cell>
          <table:table-cell table:formula="of:=IF(ISBLANK([.A33]); &quot;&quot;; IF(COUNTIF([.C33:.G33]; &quot;yes&quot;) &gt; 0; &quot;yes&quot;; &quot;no&quot;))">
            <text:p/>
          </table:table-cell>
        </table:table-row>
        <table:table-row table:style-name="ro6">
          <table:table-cell table:number-columns-repeated="2"/>
          <table:table-cell table:formula="of:=IF(ISBLANK([$Contradiction.C34]);&quot;&quot;; [$Contradiction.C34])">
            <text:p/>
          </table:table-cell>
          <table:table-cell table:formula="of:=IF(ISBLANK([$Entailment.C34]);&quot;&quot;; [$Entailment.C34])">
            <text:p/>
          </table:table-cell>
          <table:table-cell table:formula="of:=IF(ISBLANK([$Specificity.C34]);&quot;&quot;; [$Specificity.C34])">
            <text:p/>
          </table:table-cell>
          <table:table-cell table:formula="of:=IF(ISBLANK([$Paraphrase.C34]);&quot;&quot;; [$Paraphrase.C34])">
            <text:p/>
          </table:table-cell>
          <table:table-cell table:formula="of:=IF(ISBLANK([$LocalRelevance.C34]);&quot;&quot;; [$LocalRelevance.C34])">
            <text:p/>
          </table:table-cell>
          <table:table-cell table:formula="of:=IF(ISBLANK([.A34]); &quot;&quot;; IF(COUNTIF([.C34:.G34]; &quot;yes&quot;) &gt; 0; &quot;yes&quot;; &quot;no&quot;))">
            <text:p/>
          </table:table-cell>
        </table:table-row>
        <table:table-row table:style-name="ro6">
          <table:table-cell table:number-columns-repeated="2"/>
          <table:table-cell table:formula="of:=IF(ISBLANK([$Contradiction.C35]);&quot;&quot;; [$Contradiction.C35])">
            <text:p/>
          </table:table-cell>
          <table:table-cell table:formula="of:=IF(ISBLANK([$Entailment.C35]);&quot;&quot;; [$Entailment.C35])">
            <text:p/>
          </table:table-cell>
          <table:table-cell table:formula="of:=IF(ISBLANK([$Specificity.C35]);&quot;&quot;; [$Specificity.C35])">
            <text:p/>
          </table:table-cell>
          <table:table-cell table:formula="of:=IF(ISBLANK([$Paraphrase.C35]);&quot;&quot;; [$Paraphrase.C35])">
            <text:p/>
          </table:table-cell>
          <table:table-cell table:formula="of:=IF(ISBLANK([$LocalRelevance.C35]);&quot;&quot;; [$LocalRelevance.C35])">
            <text:p/>
          </table:table-cell>
          <table:table-cell table:formula="of:=IF(ISBLANK([.A35]); &quot;&quot;; IF(COUNTIF([.C35:.G35]; &quot;yes&quot;) &gt; 0; &quot;yes&quot;; &quot;no&quot;))">
            <text:p/>
          </table:table-cell>
        </table:table-row>
        <table:table-row table:style-name="ro6">
          <table:table-cell table:number-columns-repeated="2"/>
          <table:table-cell table:formula="of:=IF(ISBLANK([$Contradiction.C36]);&quot;&quot;; [$Contradiction.C36])">
            <text:p/>
          </table:table-cell>
          <table:table-cell table:formula="of:=IF(ISBLANK([$Entailment.C36]);&quot;&quot;; [$Entailment.C36])">
            <text:p/>
          </table:table-cell>
          <table:table-cell table:formula="of:=IF(ISBLANK([$Specificity.C36]);&quot;&quot;; [$Specificity.C36])">
            <text:p/>
          </table:table-cell>
          <table:table-cell table:formula="of:=IF(ISBLANK([$Paraphrase.C36]);&quot;&quot;; [$Paraphrase.C36])">
            <text:p/>
          </table:table-cell>
          <table:table-cell table:formula="of:=IF(ISBLANK([$LocalRelevance.C36]);&quot;&quot;; [$LocalRelevance.C36])">
            <text:p/>
          </table:table-cell>
          <table:table-cell table:formula="of:=IF(ISBLANK([.A36]); &quot;&quot;; IF(COUNTIF([.C36:.G36]; &quot;yes&quot;) &gt; 0; &quot;yes&quot;; &quot;no&quot;))">
            <text:p/>
          </table:table-cell>
        </table:table-row>
        <table:table-row table:style-name="ro6">
          <table:table-cell table:number-columns-repeated="2"/>
          <table:table-cell table:formula="of:=IF(ISBLANK([$Contradiction.C37]);&quot;&quot;; [$Contradiction.C37])">
            <text:p/>
          </table:table-cell>
          <table:table-cell table:formula="of:=IF(ISBLANK([$Entailment.C37]);&quot;&quot;; [$Entailment.C37])">
            <text:p/>
          </table:table-cell>
          <table:table-cell table:formula="of:=IF(ISBLANK([$Specificity.C37]);&quot;&quot;; [$Specificity.C37])">
            <text:p/>
          </table:table-cell>
          <table:table-cell table:formula="of:=IF(ISBLANK([$Paraphrase.C37]);&quot;&quot;; [$Paraphrase.C37])">
            <text:p/>
          </table:table-cell>
          <table:table-cell table:formula="of:=IF(ISBLANK([$LocalRelevance.C37]);&quot;&quot;; [$LocalRelevance.C37])">
            <text:p/>
          </table:table-cell>
          <table:table-cell table:formula="of:=IF(ISBLANK([.A37]); &quot;&quot;; IF(COUNTIF([.C37:.G37]; &quot;yes&quot;) &gt; 0; &quot;yes&quot;; &quot;no&quot;))">
            <text:p/>
          </table:table-cell>
        </table:table-row>
        <table:table-row table:style-name="ro6">
          <table:table-cell table:number-columns-repeated="2"/>
          <table:table-cell table:formula="of:=IF(ISBLANK([$Contradiction.C38]);&quot;&quot;; [$Contradiction.C38])">
            <text:p/>
          </table:table-cell>
          <table:table-cell table:formula="of:=IF(ISBLANK([$Entailment.C38]);&quot;&quot;; [$Entailment.C38])">
            <text:p/>
          </table:table-cell>
          <table:table-cell table:formula="of:=IF(ISBLANK([$Specificity.C38]);&quot;&quot;; [$Specificity.C38])">
            <text:p/>
          </table:table-cell>
          <table:table-cell table:formula="of:=IF(ISBLANK([$Paraphrase.C38]);&quot;&quot;; [$Paraphrase.C38])">
            <text:p/>
          </table:table-cell>
          <table:table-cell table:formula="of:=IF(ISBLANK([$LocalRelevance.C38]);&quot;&quot;; [$LocalRelevance.C38])">
            <text:p/>
          </table:table-cell>
          <table:table-cell table:formula="of:=IF(ISBLANK([.A38]); &quot;&quot;; IF(COUNTIF([.C38:.G38]; &quot;yes&quot;) &gt; 0; &quot;yes&quot;; &quot;no&quot;))">
            <text:p/>
          </table:table-cell>
        </table:table-row>
        <table:table-row table:style-name="ro6">
          <table:table-cell table:number-columns-repeated="2"/>
          <table:table-cell table:formula="of:=IF(ISBLANK([$Contradiction.C39]);&quot;&quot;; [$Contradiction.C39])">
            <text:p/>
          </table:table-cell>
          <table:table-cell table:formula="of:=IF(ISBLANK([$Entailment.C39]);&quot;&quot;; [$Entailment.C39])">
            <text:p/>
          </table:table-cell>
          <table:table-cell table:formula="of:=IF(ISBLANK([$Specificity.C39]);&quot;&quot;; [$Specificity.C39])">
            <text:p/>
          </table:table-cell>
          <table:table-cell table:formula="of:=IF(ISBLANK([$Paraphrase.C39]);&quot;&quot;; [$Paraphrase.C39])">
            <text:p/>
          </table:table-cell>
          <table:table-cell table:formula="of:=IF(ISBLANK([$LocalRelevance.C39]);&quot;&quot;; [$LocalRelevance.C39])">
            <text:p/>
          </table:table-cell>
          <table:table-cell table:formula="of:=IF(ISBLANK([.A39]); &quot;&quot;; IF(COUNTIF([.C39:.G39]; &quot;yes&quot;) &gt; 0; &quot;yes&quot;; &quot;no&quot;))">
            <text:p/>
          </table:table-cell>
        </table:table-row>
        <table:table-row table:style-name="ro6">
          <table:table-cell table:number-columns-repeated="2"/>
          <table:table-cell table:formula="of:=IF(ISBLANK([$Contradiction.C40]);&quot;&quot;; [$Contradiction.C40])">
            <text:p/>
          </table:table-cell>
          <table:table-cell table:formula="of:=IF(ISBLANK([$Entailment.C40]);&quot;&quot;; [$Entailment.C40])">
            <text:p/>
          </table:table-cell>
          <table:table-cell table:formula="of:=IF(ISBLANK([$Specificity.C40]);&quot;&quot;; [$Specificity.C40])">
            <text:p/>
          </table:table-cell>
          <table:table-cell table:formula="of:=IF(ISBLANK([$Paraphrase.C40]);&quot;&quot;; [$Paraphrase.C40])">
            <text:p/>
          </table:table-cell>
          <table:table-cell table:formula="of:=IF(ISBLANK([$LocalRelevance.C40]);&quot;&quot;; [$LocalRelevance.C40])">
            <text:p/>
          </table:table-cell>
          <table:table-cell table:formula="of:=IF(ISBLANK([.A40]); &quot;&quot;; IF(COUNTIF([.C40:.G40]; &quot;yes&quot;) &gt; 0; &quot;yes&quot;; &quot;no&quot;))">
            <text:p/>
          </table:table-cell>
        </table:table-row>
        <table:table-row table:style-name="ro6">
          <table:table-cell table:number-columns-repeated="2"/>
          <table:table-cell table:formula="of:=IF(ISBLANK([$Contradiction.C41]);&quot;&quot;; [$Contradiction.C41])">
            <text:p/>
          </table:table-cell>
          <table:table-cell table:formula="of:=IF(ISBLANK([$Entailment.C41]);&quot;&quot;; [$Entailment.C41])">
            <text:p/>
          </table:table-cell>
          <table:table-cell table:formula="of:=IF(ISBLANK([$Specificity.C41]);&quot;&quot;; [$Specificity.C41])">
            <text:p/>
          </table:table-cell>
          <table:table-cell table:formula="of:=IF(ISBLANK([$Paraphrase.C41]);&quot;&quot;; [$Paraphrase.C41])">
            <text:p/>
          </table:table-cell>
          <table:table-cell table:formula="of:=IF(ISBLANK([$LocalRelevance.C41]);&quot;&quot;; [$LocalRelevance.C41])">
            <text:p/>
          </table:table-cell>
          <table:table-cell table:formula="of:=IF(ISBLANK([.A41]); &quot;&quot;; IF(COUNTIF([.C41:.G41]; &quot;yes&quot;) &gt; 0; &quot;yes&quot;; &quot;no&quot;))">
            <text:p/>
          </table:table-cell>
        </table:table-row>
        <table:table-row table:style-name="ro6">
          <table:table-cell table:number-columns-repeated="2"/>
          <table:table-cell table:formula="of:=IF(ISBLANK([$Contradiction.C42]);&quot;&quot;; [$Contradiction.C42])">
            <text:p/>
          </table:table-cell>
          <table:table-cell table:formula="of:=IF(ISBLANK([$Entailment.C42]);&quot;&quot;; [$Entailment.C42])">
            <text:p/>
          </table:table-cell>
          <table:table-cell table:formula="of:=IF(ISBLANK([$Specificity.C42]);&quot;&quot;; [$Specificity.C42])">
            <text:p/>
          </table:table-cell>
          <table:table-cell table:formula="of:=IF(ISBLANK([$Paraphrase.C42]);&quot;&quot;; [$Paraphrase.C42])">
            <text:p/>
          </table:table-cell>
          <table:table-cell table:formula="of:=IF(ISBLANK([$LocalRelevance.C42]);&quot;&quot;; [$LocalRelevance.C42])">
            <text:p/>
          </table:table-cell>
          <table:table-cell table:formula="of:=IF(ISBLANK([.A42]); &quot;&quot;; IF(COUNTIF([.C42:.G42]; &quot;yes&quot;) &gt; 0; &quot;yes&quot;; &quot;no&quot;))">
            <text:p/>
          </table:table-cell>
        </table:table-row>
        <table:table-row table:style-name="ro6">
          <table:table-cell table:number-columns-repeated="2"/>
          <table:table-cell table:formula="of:=IF(ISBLANK([$Contradiction.C43]);&quot;&quot;; [$Contradiction.C43])">
            <text:p/>
          </table:table-cell>
          <table:table-cell table:formula="of:=IF(ISBLANK([$Entailment.C43]);&quot;&quot;; [$Entailment.C43])">
            <text:p/>
          </table:table-cell>
          <table:table-cell table:formula="of:=IF(ISBLANK([$Specificity.C43]);&quot;&quot;; [$Specificity.C43])">
            <text:p/>
          </table:table-cell>
          <table:table-cell table:formula="of:=IF(ISBLANK([$Paraphrase.C43]);&quot;&quot;; [$Paraphrase.C43])">
            <text:p/>
          </table:table-cell>
          <table:table-cell table:formula="of:=IF(ISBLANK([$LocalRelevance.C43]);&quot;&quot;; [$LocalRelevance.C43])">
            <text:p/>
          </table:table-cell>
          <table:table-cell table:formula="of:=IF(ISBLANK([.A43]); &quot;&quot;; IF(COUNTIF([.C43:.G43]; &quot;yes&quot;) &gt; 0; &quot;yes&quot;; &quot;no&quot;))">
            <text:p/>
          </table:table-cell>
        </table:table-row>
        <table:table-row table:style-name="ro6">
          <table:table-cell table:number-columns-repeated="2"/>
          <table:table-cell table:formula="of:=IF(ISBLANK([$Contradiction.C44]);&quot;&quot;; [$Contradiction.C44])">
            <text:p/>
          </table:table-cell>
          <table:table-cell table:formula="of:=IF(ISBLANK([$Entailment.C44]);&quot;&quot;; [$Entailment.C44])">
            <text:p/>
          </table:table-cell>
          <table:table-cell table:formula="of:=IF(ISBLANK([$Specificity.C44]);&quot;&quot;; [$Specificity.C44])">
            <text:p/>
          </table:table-cell>
          <table:table-cell table:formula="of:=IF(ISBLANK([$Paraphrase.C44]);&quot;&quot;; [$Paraphrase.C44])">
            <text:p/>
          </table:table-cell>
          <table:table-cell table:formula="of:=IF(ISBLANK([$LocalRelevance.C44]);&quot;&quot;; [$LocalRelevance.C44])">
            <text:p/>
          </table:table-cell>
          <table:table-cell table:formula="of:=IF(ISBLANK([.A44]); &quot;&quot;; IF(COUNTIF([.C44:.G44]; &quot;yes&quot;) &gt; 0; &quot;yes&quot;; &quot;no&quot;))">
            <text:p/>
          </table:table-cell>
        </table:table-row>
        <table:table-row table:style-name="ro6">
          <table:table-cell table:number-columns-repeated="2"/>
          <table:table-cell table:formula="of:=IF(ISBLANK([$Contradiction.C45]);&quot;&quot;; [$Contradiction.C45])">
            <text:p/>
          </table:table-cell>
          <table:table-cell table:formula="of:=IF(ISBLANK([$Entailment.C45]);&quot;&quot;; [$Entailment.C45])">
            <text:p/>
          </table:table-cell>
          <table:table-cell table:formula="of:=IF(ISBLANK([$Specificity.C45]);&quot;&quot;; [$Specificity.C45])">
            <text:p/>
          </table:table-cell>
          <table:table-cell table:formula="of:=IF(ISBLANK([$Paraphrase.C45]);&quot;&quot;; [$Paraphrase.C45])">
            <text:p/>
          </table:table-cell>
          <table:table-cell table:formula="of:=IF(ISBLANK([$LocalRelevance.C45]);&quot;&quot;; [$LocalRelevance.C45])">
            <text:p/>
          </table:table-cell>
          <table:table-cell table:formula="of:=IF(ISBLANK([.A45]); &quot;&quot;; IF(COUNTIF([.C45:.G45]; &quot;yes&quot;) &gt; 0; &quot;yes&quot;; &quot;no&quot;))">
            <text:p/>
          </table:table-cell>
        </table:table-row>
        <table:table-row table:style-name="ro6">
          <table:table-cell table:number-columns-repeated="2"/>
          <table:table-cell table:formula="of:=IF(ISBLANK([$Contradiction.C46]);&quot;&quot;; [$Contradiction.C46])">
            <text:p/>
          </table:table-cell>
          <table:table-cell table:formula="of:=IF(ISBLANK([$Entailment.C46]);&quot;&quot;; [$Entailment.C46])">
            <text:p/>
          </table:table-cell>
          <table:table-cell table:formula="of:=IF(ISBLANK([$Specificity.C46]);&quot;&quot;; [$Specificity.C46])">
            <text:p/>
          </table:table-cell>
          <table:table-cell table:formula="of:=IF(ISBLANK([$Paraphrase.C46]);&quot;&quot;; [$Paraphrase.C46])">
            <text:p/>
          </table:table-cell>
          <table:table-cell table:formula="of:=IF(ISBLANK([$LocalRelevance.C46]);&quot;&quot;; [$LocalRelevance.C46])">
            <text:p/>
          </table:table-cell>
          <table:table-cell table:formula="of:=IF(ISBLANK([.A46]); &quot;&quot;; IF(COUNTIF([.C46:.G46]; &quot;yes&quot;) &gt; 0; &quot;yes&quot;; &quot;no&quot;))">
            <text:p/>
          </table:table-cell>
        </table:table-row>
        <table:table-row table:style-name="ro6">
          <table:table-cell table:number-columns-repeated="2"/>
          <table:table-cell table:formula="of:=IF(ISBLANK([$Contradiction.C47]);&quot;&quot;; [$Contradiction.C47])">
            <text:p/>
          </table:table-cell>
          <table:table-cell table:formula="of:=IF(ISBLANK([$Entailment.C47]);&quot;&quot;; [$Entailment.C47])">
            <text:p/>
          </table:table-cell>
          <table:table-cell table:formula="of:=IF(ISBLANK([$Specificity.C47]);&quot;&quot;; [$Specificity.C47])">
            <text:p/>
          </table:table-cell>
          <table:table-cell table:formula="of:=IF(ISBLANK([$Paraphrase.C47]);&quot;&quot;; [$Paraphrase.C47])">
            <text:p/>
          </table:table-cell>
          <table:table-cell table:formula="of:=IF(ISBLANK([$LocalRelevance.C47]);&quot;&quot;; [$LocalRelevance.C47])">
            <text:p/>
          </table:table-cell>
          <table:table-cell table:formula="of:=IF(ISBLANK([.A47]); &quot;&quot;; IF(COUNTIF([.C47:.G47]; &quot;yes&quot;) &gt; 0; &quot;yes&quot;; &quot;no&quot;))">
            <text:p/>
          </table:table-cell>
        </table:table-row>
        <table:table-row table:style-name="ro6">
          <table:table-cell table:number-columns-repeated="2"/>
          <table:table-cell table:formula="of:=IF(ISBLANK([$Contradiction.C48]);&quot;&quot;; [$Contradiction.C48])">
            <text:p/>
          </table:table-cell>
          <table:table-cell table:formula="of:=IF(ISBLANK([$Entailment.C48]);&quot;&quot;; [$Entailment.C48])">
            <text:p/>
          </table:table-cell>
          <table:table-cell table:formula="of:=IF(ISBLANK([$Specificity.C48]);&quot;&quot;; [$Specificity.C48])">
            <text:p/>
          </table:table-cell>
          <table:table-cell table:formula="of:=IF(ISBLANK([$Paraphrase.C48]);&quot;&quot;; [$Paraphrase.C48])">
            <text:p/>
          </table:table-cell>
          <table:table-cell table:formula="of:=IF(ISBLANK([$LocalRelevance.C48]);&quot;&quot;; [$LocalRelevance.C48])">
            <text:p/>
          </table:table-cell>
          <table:table-cell table:formula="of:=IF(ISBLANK([.A48]); &quot;&quot;; IF(COUNTIF([.C48:.G48]; &quot;yes&quot;) &gt; 0; &quot;yes&quot;; &quot;no&quot;))">
            <text:p/>
          </table:table-cell>
        </table:table-row>
        <table:table-row table:style-name="ro6">
          <table:table-cell table:number-columns-repeated="2"/>
          <table:table-cell table:formula="of:=IF(ISBLANK([$Contradiction.C49]);&quot;&quot;; [$Contradiction.C49])">
            <text:p/>
          </table:table-cell>
          <table:table-cell table:formula="of:=IF(ISBLANK([$Entailment.C49]);&quot;&quot;; [$Entailment.C49])">
            <text:p/>
          </table:table-cell>
          <table:table-cell table:formula="of:=IF(ISBLANK([$Specificity.C49]);&quot;&quot;; [$Specificity.C49])">
            <text:p/>
          </table:table-cell>
          <table:table-cell table:formula="of:=IF(ISBLANK([$Paraphrase.C49]);&quot;&quot;; [$Paraphrase.C49])">
            <text:p/>
          </table:table-cell>
          <table:table-cell table:formula="of:=IF(ISBLANK([$LocalRelevance.C49]);&quot;&quot;; [$LocalRelevance.C49])">
            <text:p/>
          </table:table-cell>
          <table:table-cell table:formula="of:=IF(ISBLANK([.A49]); &quot;&quot;; IF(COUNTIF([.C49:.G49]; &quot;yes&quot;) &gt; 0; &quot;yes&quot;; &quot;no&quot;))">
            <text:p/>
          </table:table-cell>
        </table:table-row>
        <table:table-row table:style-name="ro6">
          <table:table-cell table:number-columns-repeated="2"/>
          <table:table-cell table:formula="of:=IF(ISBLANK([$Contradiction.C50]);&quot;&quot;; [$Contradiction.C50])">
            <text:p/>
          </table:table-cell>
          <table:table-cell table:formula="of:=IF(ISBLANK([$Entailment.C50]);&quot;&quot;; [$Entailment.C50])">
            <text:p/>
          </table:table-cell>
          <table:table-cell table:formula="of:=IF(ISBLANK([$Specificity.C50]);&quot;&quot;; [$Specificity.C50])">
            <text:p/>
          </table:table-cell>
          <table:table-cell table:formula="of:=IF(ISBLANK([$Paraphrase.C50]);&quot;&quot;; [$Paraphrase.C50])">
            <text:p/>
          </table:table-cell>
          <table:table-cell table:formula="of:=IF(ISBLANK([$LocalRelevance.C50]);&quot;&quot;; [$LocalRelevance.C50])">
            <text:p/>
          </table:table-cell>
          <table:table-cell table:formula="of:=IF(ISBLANK([.A50]); &quot;&quot;; IF(COUNTIF([.C50:.G50]; &quot;yes&quot;) &gt; 0; &quot;yes&quot;; &quot;no&quot;))">
            <text:p/>
          </table:table-cell>
        </table:table-row>
        <table:table-row table:style-name="ro6">
          <table:table-cell table:number-columns-repeated="2"/>
          <table:table-cell table:formula="of:=IF(ISBLANK([$Contradiction.C51]);&quot;&quot;; [$Contradiction.C51])">
            <text:p/>
          </table:table-cell>
          <table:table-cell table:formula="of:=IF(ISBLANK([$Entailment.C51]);&quot;&quot;; [$Entailment.C51])">
            <text:p/>
          </table:table-cell>
          <table:table-cell table:formula="of:=IF(ISBLANK([$Specificity.C51]);&quot;&quot;; [$Specificity.C51])">
            <text:p/>
          </table:table-cell>
          <table:table-cell table:formula="of:=IF(ISBLANK([$Paraphrase.C51]);&quot;&quot;; [$Paraphrase.C51])">
            <text:p/>
          </table:table-cell>
          <table:table-cell table:formula="of:=IF(ISBLANK([$LocalRelevance.C51]);&quot;&quot;; [$LocalRelevance.C51])">
            <text:p/>
          </table:table-cell>
          <table:table-cell table:formula="of:=IF(ISBLANK([.A51]); &quot;&quot;; IF(COUNTIF([.C51:.G51]; &quot;yes&quot;) &gt; 0; &quot;yes&quot;; &quot;no&quot;))">
            <text:p/>
          </table:table-cell>
        </table:table-row>
        <table:table-row table:style-name="ro6">
          <table:table-cell table:number-columns-repeated="2"/>
          <table:table-cell table:formula="of:=IF(ISBLANK([$Contradiction.C52]);&quot;&quot;; [$Contradiction.C52])">
            <text:p/>
          </table:table-cell>
          <table:table-cell table:formula="of:=IF(ISBLANK([$Entailment.C52]);&quot;&quot;; [$Entailment.C52])">
            <text:p/>
          </table:table-cell>
          <table:table-cell table:formula="of:=IF(ISBLANK([$Specificity.C52]);&quot;&quot;; [$Specificity.C52])">
            <text:p/>
          </table:table-cell>
          <table:table-cell table:formula="of:=IF(ISBLANK([$Paraphrase.C52]);&quot;&quot;; [$Paraphrase.C52])">
            <text:p/>
          </table:table-cell>
          <table:table-cell table:formula="of:=IF(ISBLANK([$LocalRelevance.C52]);&quot;&quot;; [$LocalRelevance.C52])">
            <text:p/>
          </table:table-cell>
          <table:table-cell table:formula="of:=IF(ISBLANK([.A52]); &quot;&quot;; IF(COUNTIF([.C52:.G52]; &quot;yes&quot;) &gt; 0; &quot;yes&quot;; &quot;no&quot;))">
            <text:p/>
          </table:table-cell>
        </table:table-row>
        <table:table-row table:style-name="ro6">
          <table:table-cell table:number-columns-repeated="2"/>
          <table:table-cell table:formula="of:=IF(ISBLANK([$Contradiction.C53]);&quot;&quot;; [$Contradiction.C53])">
            <text:p/>
          </table:table-cell>
          <table:table-cell table:formula="of:=IF(ISBLANK([$Entailment.C53]);&quot;&quot;; [$Entailment.C53])">
            <text:p/>
          </table:table-cell>
          <table:table-cell table:formula="of:=IF(ISBLANK([$Specificity.C53]);&quot;&quot;; [$Specificity.C53])">
            <text:p/>
          </table:table-cell>
          <table:table-cell table:formula="of:=IF(ISBLANK([$Paraphrase.C53]);&quot;&quot;; [$Paraphrase.C53])">
            <text:p/>
          </table:table-cell>
          <table:table-cell table:formula="of:=IF(ISBLANK([$LocalRelevance.C53]);&quot;&quot;; [$LocalRelevance.C53])">
            <text:p/>
          </table:table-cell>
          <table:table-cell table:formula="of:=IF(ISBLANK([.A53]); &quot;&quot;; IF(COUNTIF([.C53:.G53]; &quot;yes&quot;) &gt; 0; &quot;yes&quot;; &quot;no&quot;))">
            <text:p/>
          </table:table-cell>
        </table:table-row>
        <table:table-row table:style-name="ro6">
          <table:table-cell table:number-columns-repeated="2"/>
          <table:table-cell table:formula="of:=IF(ISBLANK([$Contradiction.C54]);&quot;&quot;; [$Contradiction.C54])">
            <text:p/>
          </table:table-cell>
          <table:table-cell table:formula="of:=IF(ISBLANK([$Entailment.C54]);&quot;&quot;; [$Entailment.C54])">
            <text:p/>
          </table:table-cell>
          <table:table-cell table:formula="of:=IF(ISBLANK([$Specificity.C54]);&quot;&quot;; [$Specificity.C54])">
            <text:p/>
          </table:table-cell>
          <table:table-cell table:formula="of:=IF(ISBLANK([$Paraphrase.C54]);&quot;&quot;; [$Paraphrase.C54])">
            <text:p/>
          </table:table-cell>
          <table:table-cell table:formula="of:=IF(ISBLANK([$LocalRelevance.C54]);&quot;&quot;; [$LocalRelevance.C54])">
            <text:p/>
          </table:table-cell>
          <table:table-cell table:formula="of:=IF(ISBLANK([.A54]); &quot;&quot;; IF(COUNTIF([.C54:.G54]; &quot;yes&quot;) &gt; 0; &quot;yes&quot;; &quot;no&quot;))">
            <text:p/>
          </table:table-cell>
        </table:table-row>
        <table:table-row table:style-name="ro6">
          <table:table-cell table:number-columns-repeated="2"/>
          <table:table-cell table:formula="of:=IF(ISBLANK([$Contradiction.C55]);&quot;&quot;; [$Contradiction.C55])">
            <text:p/>
          </table:table-cell>
          <table:table-cell table:formula="of:=IF(ISBLANK([$Entailment.C55]);&quot;&quot;; [$Entailment.C55])">
            <text:p/>
          </table:table-cell>
          <table:table-cell table:formula="of:=IF(ISBLANK([$Specificity.C55]);&quot;&quot;; [$Specificity.C55])">
            <text:p/>
          </table:table-cell>
          <table:table-cell table:formula="of:=IF(ISBLANK([$Paraphrase.C55]);&quot;&quot;; [$Paraphrase.C55])">
            <text:p/>
          </table:table-cell>
          <table:table-cell table:formula="of:=IF(ISBLANK([$LocalRelevance.C55]);&quot;&quot;; [$LocalRelevance.C55])">
            <text:p/>
          </table:table-cell>
          <table:table-cell table:formula="of:=IF(ISBLANK([.A55]); &quot;&quot;; IF(COUNTIF([.C55:.G55]; &quot;yes&quot;) &gt; 0; &quot;yes&quot;; &quot;no&quot;))">
            <text:p/>
          </table:table-cell>
        </table:table-row>
        <table:table-row table:style-name="ro6">
          <table:table-cell table:number-columns-repeated="2"/>
          <table:table-cell table:formula="of:=IF(ISBLANK([$Contradiction.C56]);&quot;&quot;; [$Contradiction.C56])">
            <text:p/>
          </table:table-cell>
          <table:table-cell table:formula="of:=IF(ISBLANK([$Entailment.C56]);&quot;&quot;; [$Entailment.C56])">
            <text:p/>
          </table:table-cell>
          <table:table-cell table:formula="of:=IF(ISBLANK([$Specificity.C56]);&quot;&quot;; [$Specificity.C56])">
            <text:p/>
          </table:table-cell>
          <table:table-cell table:formula="of:=IF(ISBLANK([$Paraphrase.C56]);&quot;&quot;; [$Paraphrase.C56])">
            <text:p/>
          </table:table-cell>
          <table:table-cell table:formula="of:=IF(ISBLANK([$LocalRelevance.C56]);&quot;&quot;; [$LocalRelevance.C56])">
            <text:p/>
          </table:table-cell>
          <table:table-cell table:formula="of:=IF(ISBLANK([.A56]); &quot;&quot;; IF(COUNTIF([.C56:.G56]; &quot;yes&quot;) &gt; 0; &quot;yes&quot;; &quot;no&quot;))">
            <text:p/>
          </table:table-cell>
        </table:table-row>
        <table:table-row table:style-name="ro6">
          <table:table-cell table:number-columns-repeated="2"/>
          <table:table-cell table:formula="of:=IF(ISBLANK([$Contradiction.C57]);&quot;&quot;; [$Contradiction.C57])">
            <text:p/>
          </table:table-cell>
          <table:table-cell table:formula="of:=IF(ISBLANK([$Entailment.C57]);&quot;&quot;; [$Entailment.C57])">
            <text:p/>
          </table:table-cell>
          <table:table-cell table:formula="of:=IF(ISBLANK([$Specificity.C57]);&quot;&quot;; [$Specificity.C57])">
            <text:p/>
          </table:table-cell>
          <table:table-cell table:formula="of:=IF(ISBLANK([$Paraphrase.C57]);&quot;&quot;; [$Paraphrase.C57])">
            <text:p/>
          </table:table-cell>
          <table:table-cell table:formula="of:=IF(ISBLANK([$LocalRelevance.C57]);&quot;&quot;; [$LocalRelevance.C57])">
            <text:p/>
          </table:table-cell>
          <table:table-cell table:formula="of:=IF(ISBLANK([.A57]); &quot;&quot;; IF(COUNTIF([.C57:.G57]; &quot;yes&quot;) &gt; 0; &quot;yes&quot;; &quot;no&quot;))">
            <text:p/>
          </table:table-cell>
        </table:table-row>
        <table:table-row table:style-name="ro6">
          <table:table-cell table:number-columns-repeated="2"/>
          <table:table-cell table:formula="of:=IF(ISBLANK([$Contradiction.C58]);&quot;&quot;; [$Contradiction.C58])">
            <text:p/>
          </table:table-cell>
          <table:table-cell table:formula="of:=IF(ISBLANK([$Entailment.C58]);&quot;&quot;; [$Entailment.C58])">
            <text:p/>
          </table:table-cell>
          <table:table-cell table:formula="of:=IF(ISBLANK([$Specificity.C58]);&quot;&quot;; [$Specificity.C58])">
            <text:p/>
          </table:table-cell>
          <table:table-cell table:formula="of:=IF(ISBLANK([$Paraphrase.C58]);&quot;&quot;; [$Paraphrase.C58])">
            <text:p/>
          </table:table-cell>
          <table:table-cell table:formula="of:=IF(ISBLANK([$LocalRelevance.C58]);&quot;&quot;; [$LocalRelevance.C58])">
            <text:p/>
          </table:table-cell>
          <table:table-cell table:formula="of:=IF(ISBLANK([.A58]); &quot;&quot;; IF(COUNTIF([.C58:.G58]; &quot;yes&quot;) &gt; 0; &quot;yes&quot;; &quot;no&quot;))">
            <text:p/>
          </table:table-cell>
        </table:table-row>
        <table:table-row table:style-name="ro6">
          <table:table-cell table:number-columns-repeated="2"/>
          <table:table-cell table:formula="of:=IF(ISBLANK([$Contradiction.C59]);&quot;&quot;; [$Contradiction.C59])">
            <text:p/>
          </table:table-cell>
          <table:table-cell table:formula="of:=IF(ISBLANK([$Entailment.C59]);&quot;&quot;; [$Entailment.C59])">
            <text:p/>
          </table:table-cell>
          <table:table-cell table:formula="of:=IF(ISBLANK([$Specificity.C59]);&quot;&quot;; [$Specificity.C59])">
            <text:p/>
          </table:table-cell>
          <table:table-cell table:formula="of:=IF(ISBLANK([$Paraphrase.C59]);&quot;&quot;; [$Paraphrase.C59])">
            <text:p/>
          </table:table-cell>
          <table:table-cell table:formula="of:=IF(ISBLANK([$LocalRelevance.C59]);&quot;&quot;; [$LocalRelevance.C59])">
            <text:p/>
          </table:table-cell>
          <table:table-cell table:formula="of:=IF(ISBLANK([.A59]); &quot;&quot;; IF(COUNTIF([.C59:.G59]; &quot;yes&quot;) &gt; 0; &quot;yes&quot;; &quot;no&quot;))">
            <text:p/>
          </table:table-cell>
        </table:table-row>
        <table:table-row table:style-name="ro6">
          <table:table-cell table:number-columns-repeated="2"/>
          <table:table-cell table:formula="of:=IF(ISBLANK([$Contradiction.C60]);&quot;&quot;; [$Contradiction.C60])">
            <text:p/>
          </table:table-cell>
          <table:table-cell table:formula="of:=IF(ISBLANK([$Entailment.C60]);&quot;&quot;; [$Entailment.C60])">
            <text:p/>
          </table:table-cell>
          <table:table-cell table:formula="of:=IF(ISBLANK([$Specificity.C60]);&quot;&quot;; [$Specificity.C60])">
            <text:p/>
          </table:table-cell>
          <table:table-cell table:formula="of:=IF(ISBLANK([$Paraphrase.C60]);&quot;&quot;; [$Paraphrase.C60])">
            <text:p/>
          </table:table-cell>
          <table:table-cell table:formula="of:=IF(ISBLANK([$LocalRelevance.C60]);&quot;&quot;; [$LocalRelevance.C60])">
            <text:p/>
          </table:table-cell>
          <table:table-cell table:formula="of:=IF(ISBLANK([.A60]); &quot;&quot;; IF(COUNTIF([.C60:.G60]; &quot;yes&quot;) &gt; 0; &quot;yes&quot;; &quot;no&quot;))">
            <text:p/>
          </table:table-cell>
        </table:table-row>
        <table:table-row table:style-name="ro6">
          <table:table-cell table:number-columns-repeated="2"/>
          <table:table-cell table:formula="of:=IF(ISBLANK([$Contradiction.C61]);&quot;&quot;; [$Contradiction.C61])">
            <text:p/>
          </table:table-cell>
          <table:table-cell table:formula="of:=IF(ISBLANK([$Entailment.C61]);&quot;&quot;; [$Entailment.C61])">
            <text:p/>
          </table:table-cell>
          <table:table-cell table:formula="of:=IF(ISBLANK([$Specificity.C61]);&quot;&quot;; [$Specificity.C61])">
            <text:p/>
          </table:table-cell>
          <table:table-cell table:formula="of:=IF(ISBLANK([$Paraphrase.C61]);&quot;&quot;; [$Paraphrase.C61])">
            <text:p/>
          </table:table-cell>
          <table:table-cell table:formula="of:=IF(ISBLANK([$LocalRelevance.C61]);&quot;&quot;; [$LocalRelevance.C61])">
            <text:p/>
          </table:table-cell>
          <table:table-cell table:formula="of:=IF(ISBLANK([.A61]); &quot;&quot;; IF(COUNTIF([.C61:.G61]; &quot;yes&quot;) &gt; 0; &quot;yes&quot;; &quot;no&quot;))">
            <text:p/>
          </table:table-cell>
        </table:table-row>
        <table:table-row table:style-name="ro6">
          <table:table-cell table:number-columns-repeated="2"/>
          <table:table-cell table:formula="of:=IF(ISBLANK([$Contradiction.C62]);&quot;&quot;; [$Contradiction.C62])">
            <text:p/>
          </table:table-cell>
          <table:table-cell table:formula="of:=IF(ISBLANK([$Entailment.C62]);&quot;&quot;; [$Entailment.C62])">
            <text:p/>
          </table:table-cell>
          <table:table-cell table:formula="of:=IF(ISBLANK([$Specificity.C62]);&quot;&quot;; [$Specificity.C62])">
            <text:p/>
          </table:table-cell>
          <table:table-cell table:formula="of:=IF(ISBLANK([$Paraphrase.C62]);&quot;&quot;; [$Paraphrase.C62])">
            <text:p/>
          </table:table-cell>
          <table:table-cell table:formula="of:=IF(ISBLANK([$LocalRelevance.C62]);&quot;&quot;; [$LocalRelevance.C62])">
            <text:p/>
          </table:table-cell>
          <table:table-cell table:formula="of:=IF(ISBLANK([.A62]); &quot;&quot;; IF(COUNTIF([.C62:.G62]; &quot;yes&quot;) &gt; 0; &quot;yes&quot;; &quot;no&quot;))">
            <text:p/>
          </table:table-cell>
        </table:table-row>
        <table:table-row table:style-name="ro6">
          <table:table-cell table:number-columns-repeated="2"/>
          <table:table-cell table:formula="of:=IF(ISBLANK([$Contradiction.C63]);&quot;&quot;; [$Contradiction.C63])">
            <text:p/>
          </table:table-cell>
          <table:table-cell table:formula="of:=IF(ISBLANK([$Entailment.C63]);&quot;&quot;; [$Entailment.C63])">
            <text:p/>
          </table:table-cell>
          <table:table-cell table:formula="of:=IF(ISBLANK([$Specificity.C63]);&quot;&quot;; [$Specificity.C63])">
            <text:p/>
          </table:table-cell>
          <table:table-cell table:formula="of:=IF(ISBLANK([$Paraphrase.C63]);&quot;&quot;; [$Paraphrase.C63])">
            <text:p/>
          </table:table-cell>
          <table:table-cell table:formula="of:=IF(ISBLANK([$LocalRelevance.C63]);&quot;&quot;; [$LocalRelevance.C63])">
            <text:p/>
          </table:table-cell>
          <table:table-cell table:formula="of:=IF(ISBLANK([.A63]); &quot;&quot;; IF(COUNTIF([.C63:.G63]; &quot;yes&quot;) &gt; 0; &quot;yes&quot;; &quot;no&quot;))">
            <text:p/>
          </table:table-cell>
        </table:table-row>
        <table:table-row table:style-name="ro6">
          <table:table-cell table:number-columns-repeated="2"/>
          <table:table-cell table:formula="of:=IF(ISBLANK([$Contradiction.C64]);&quot;&quot;; [$Contradiction.C64])">
            <text:p/>
          </table:table-cell>
          <table:table-cell table:formula="of:=IF(ISBLANK([$Entailment.C64]);&quot;&quot;; [$Entailment.C64])">
            <text:p/>
          </table:table-cell>
          <table:table-cell table:formula="of:=IF(ISBLANK([$Specificity.C64]);&quot;&quot;; [$Specificity.C64])">
            <text:p/>
          </table:table-cell>
          <table:table-cell table:formula="of:=IF(ISBLANK([$Paraphrase.C64]);&quot;&quot;; [$Paraphrase.C64])">
            <text:p/>
          </table:table-cell>
          <table:table-cell table:formula="of:=IF(ISBLANK([$LocalRelevance.C64]);&quot;&quot;; [$LocalRelevance.C64])">
            <text:p/>
          </table:table-cell>
          <table:table-cell table:formula="of:=IF(ISBLANK([.A64]); &quot;&quot;; IF(COUNTIF([.C64:.G64]; &quot;yes&quot;) &gt; 0; &quot;yes&quot;; &quot;no&quot;))">
            <text:p/>
          </table:table-cell>
        </table:table-row>
        <table:table-row table:style-name="ro6">
          <table:table-cell table:number-columns-repeated="2"/>
          <table:table-cell table:formula="of:=IF(ISBLANK([$Contradiction.C65]);&quot;&quot;; [$Contradiction.C65])">
            <text:p/>
          </table:table-cell>
          <table:table-cell table:formula="of:=IF(ISBLANK([$Entailment.C65]);&quot;&quot;; [$Entailment.C65])">
            <text:p/>
          </table:table-cell>
          <table:table-cell table:formula="of:=IF(ISBLANK([$Specificity.C65]);&quot;&quot;; [$Specificity.C65])">
            <text:p/>
          </table:table-cell>
          <table:table-cell table:formula="of:=IF(ISBLANK([$Paraphrase.C65]);&quot;&quot;; [$Paraphrase.C65])">
            <text:p/>
          </table:table-cell>
          <table:table-cell table:formula="of:=IF(ISBLANK([$LocalRelevance.C65]);&quot;&quot;; [$LocalRelevance.C65])">
            <text:p/>
          </table:table-cell>
          <table:table-cell table:formula="of:=IF(ISBLANK([.A65]); &quot;&quot;; IF(COUNTIF([.C65:.G65]; &quot;yes&quot;) &gt; 0; &quot;yes&quot;; &quot;no&quot;))">
            <text:p/>
          </table:table-cell>
        </table:table-row>
        <table:table-row table:style-name="ro6">
          <table:table-cell table:number-columns-repeated="2"/>
          <table:table-cell table:formula="of:=IF(ISBLANK([$Contradiction.C66]);&quot;&quot;; [$Contradiction.C66])">
            <text:p/>
          </table:table-cell>
          <table:table-cell table:formula="of:=IF(ISBLANK([$Entailment.C66]);&quot;&quot;; [$Entailment.C66])">
            <text:p/>
          </table:table-cell>
          <table:table-cell table:formula="of:=IF(ISBLANK([$Specificity.C66]);&quot;&quot;; [$Specificity.C66])">
            <text:p/>
          </table:table-cell>
          <table:table-cell table:formula="of:=IF(ISBLANK([$Paraphrase.C66]);&quot;&quot;; [$Paraphrase.C66])">
            <text:p/>
          </table:table-cell>
          <table:table-cell table:formula="of:=IF(ISBLANK([$LocalRelevance.C66]);&quot;&quot;; [$LocalRelevance.C66])">
            <text:p/>
          </table:table-cell>
          <table:table-cell table:formula="of:=IF(ISBLANK([.A66]); &quot;&quot;; IF(COUNTIF([.C66:.G66]; &quot;yes&quot;) &gt; 0; &quot;yes&quot;; &quot;no&quot;))">
            <text:p/>
          </table:table-cell>
        </table:table-row>
        <table:table-row table:style-name="ro6">
          <table:table-cell table:number-columns-repeated="2"/>
          <table:table-cell table:formula="of:=IF(ISBLANK([$Contradiction.C67]);&quot;&quot;; [$Contradiction.C67])">
            <text:p/>
          </table:table-cell>
          <table:table-cell table:formula="of:=IF(ISBLANK([$Entailment.C67]);&quot;&quot;; [$Entailment.C67])">
            <text:p/>
          </table:table-cell>
          <table:table-cell table:formula="of:=IF(ISBLANK([$Specificity.C67]);&quot;&quot;; [$Specificity.C67])">
            <text:p/>
          </table:table-cell>
          <table:table-cell table:formula="of:=IF(ISBLANK([$Paraphrase.C67]);&quot;&quot;; [$Paraphrase.C67])">
            <text:p/>
          </table:table-cell>
          <table:table-cell table:formula="of:=IF(ISBLANK([$LocalRelevance.C67]);&quot;&quot;; [$LocalRelevance.C67])">
            <text:p/>
          </table:table-cell>
          <table:table-cell table:formula="of:=IF(ISBLANK([.A67]); &quot;&quot;; IF(COUNTIF([.C67:.G67]; &quot;yes&quot;) &gt; 0; &quot;yes&quot;; &quot;no&quot;))">
            <text:p/>
          </table:table-cell>
        </table:table-row>
        <table:table-row table:style-name="ro6">
          <table:table-cell table:number-columns-repeated="2"/>
          <table:table-cell table:formula="of:=IF(ISBLANK([$Contradiction.C68]);&quot;&quot;; [$Contradiction.C68])">
            <text:p/>
          </table:table-cell>
          <table:table-cell table:formula="of:=IF(ISBLANK([$Entailment.C68]);&quot;&quot;; [$Entailment.C68])">
            <text:p/>
          </table:table-cell>
          <table:table-cell table:formula="of:=IF(ISBLANK([$Specificity.C68]);&quot;&quot;; [$Specificity.C68])">
            <text:p/>
          </table:table-cell>
          <table:table-cell table:formula="of:=IF(ISBLANK([$Paraphrase.C68]);&quot;&quot;; [$Paraphrase.C68])">
            <text:p/>
          </table:table-cell>
          <table:table-cell table:formula="of:=IF(ISBLANK([$LocalRelevance.C68]);&quot;&quot;; [$LocalRelevance.C68])">
            <text:p/>
          </table:table-cell>
          <table:table-cell table:formula="of:=IF(ISBLANK([.A68]); &quot;&quot;; IF(COUNTIF([.C68:.G68]; &quot;yes&quot;) &gt; 0; &quot;yes&quot;; &quot;no&quot;))">
            <text:p/>
          </table:table-cell>
        </table:table-row>
        <table:table-row table:style-name="ro6">
          <table:table-cell table:number-columns-repeated="2"/>
          <table:table-cell table:formula="of:=IF(ISBLANK([$Contradiction.C69]);&quot;&quot;; [$Contradiction.C69])">
            <text:p/>
          </table:table-cell>
          <table:table-cell table:formula="of:=IF(ISBLANK([$Entailment.C69]);&quot;&quot;; [$Entailment.C69])">
            <text:p/>
          </table:table-cell>
          <table:table-cell table:formula="of:=IF(ISBLANK([$Specificity.C69]);&quot;&quot;; [$Specificity.C69])">
            <text:p/>
          </table:table-cell>
          <table:table-cell table:formula="of:=IF(ISBLANK([$Paraphrase.C69]);&quot;&quot;; [$Paraphrase.C69])">
            <text:p/>
          </table:table-cell>
          <table:table-cell table:formula="of:=IF(ISBLANK([$LocalRelevance.C69]);&quot;&quot;; [$LocalRelevance.C69])">
            <text:p/>
          </table:table-cell>
          <table:table-cell table:formula="of:=IF(ISBLANK([.A69]); &quot;&quot;; IF(COUNTIF([.C69:.G69]; &quot;yes&quot;) &gt; 0; &quot;yes&quot;; &quot;no&quot;))">
            <text:p/>
          </table:table-cell>
        </table:table-row>
        <table:table-row table:style-name="ro6">
          <table:table-cell table:number-columns-repeated="2"/>
          <table:table-cell table:formula="of:=IF(ISBLANK([$Contradiction.C70]);&quot;&quot;; [$Contradiction.C70])">
            <text:p/>
          </table:table-cell>
          <table:table-cell table:formula="of:=IF(ISBLANK([$Entailment.C70]);&quot;&quot;; [$Entailment.C70])">
            <text:p/>
          </table:table-cell>
          <table:table-cell table:formula="of:=IF(ISBLANK([$Specificity.C70]);&quot;&quot;; [$Specificity.C70])">
            <text:p/>
          </table:table-cell>
          <table:table-cell table:formula="of:=IF(ISBLANK([$Paraphrase.C70]);&quot;&quot;; [$Paraphrase.C70])">
            <text:p/>
          </table:table-cell>
          <table:table-cell table:formula="of:=IF(ISBLANK([$LocalRelevance.C70]);&quot;&quot;; [$LocalRelevance.C70])">
            <text:p/>
          </table:table-cell>
          <table:table-cell table:formula="of:=IF(ISBLANK([.A70]); &quot;&quot;; IF(COUNTIF([.C70:.G70]; &quot;yes&quot;) &gt; 0; &quot;yes&quot;; &quot;no&quot;))">
            <text:p/>
          </table:table-cell>
        </table:table-row>
        <table:table-row table:style-name="ro6">
          <table:table-cell table:number-columns-repeated="2"/>
          <table:table-cell table:formula="of:=IF(ISBLANK([$Contradiction.C71]);&quot;&quot;; [$Contradiction.C71])">
            <text:p/>
          </table:table-cell>
          <table:table-cell table:formula="of:=IF(ISBLANK([$Entailment.C71]);&quot;&quot;; [$Entailment.C71])">
            <text:p/>
          </table:table-cell>
          <table:table-cell table:formula="of:=IF(ISBLANK([$Specificity.C71]);&quot;&quot;; [$Specificity.C71])">
            <text:p/>
          </table:table-cell>
          <table:table-cell table:formula="of:=IF(ISBLANK([$Paraphrase.C71]);&quot;&quot;; [$Paraphrase.C71])">
            <text:p/>
          </table:table-cell>
          <table:table-cell table:formula="of:=IF(ISBLANK([$LocalRelevance.C71]);&quot;&quot;; [$LocalRelevance.C71])">
            <text:p/>
          </table:table-cell>
          <table:table-cell table:formula="of:=IF(ISBLANK([.A71]); &quot;&quot;; IF(COUNTIF([.C71:.G71]; &quot;yes&quot;) &gt; 0; &quot;yes&quot;; &quot;no&quot;))">
            <text:p/>
          </table:table-cell>
        </table:table-row>
        <table:table-row table:style-name="ro6">
          <table:table-cell table:number-columns-repeated="2"/>
          <table:table-cell table:formula="of:=IF(ISBLANK([$Contradiction.C72]);&quot;&quot;; [$Contradiction.C72])">
            <text:p/>
          </table:table-cell>
          <table:table-cell table:formula="of:=IF(ISBLANK([$Entailment.C72]);&quot;&quot;; [$Entailment.C72])">
            <text:p/>
          </table:table-cell>
          <table:table-cell table:formula="of:=IF(ISBLANK([$Specificity.C72]);&quot;&quot;; [$Specificity.C72])">
            <text:p/>
          </table:table-cell>
          <table:table-cell table:formula="of:=IF(ISBLANK([$Paraphrase.C72]);&quot;&quot;; [$Paraphrase.C72])">
            <text:p/>
          </table:table-cell>
          <table:table-cell table:formula="of:=IF(ISBLANK([$LocalRelevance.C72]);&quot;&quot;; [$LocalRelevance.C72])">
            <text:p/>
          </table:table-cell>
          <table:table-cell table:formula="of:=IF(ISBLANK([.A72]); &quot;&quot;; IF(COUNTIF([.C72:.G72]; &quot;yes&quot;) &gt; 0; &quot;yes&quot;; &quot;no&quot;))">
            <text:p/>
          </table:table-cell>
        </table:table-row>
        <table:table-row table:style-name="ro6">
          <table:table-cell table:number-columns-repeated="2"/>
          <table:table-cell table:formula="of:=IF(ISBLANK([$Contradiction.C73]);&quot;&quot;; [$Contradiction.C73])">
            <text:p/>
          </table:table-cell>
          <table:table-cell table:formula="of:=IF(ISBLANK([$Entailment.C73]);&quot;&quot;; [$Entailment.C73])">
            <text:p/>
          </table:table-cell>
          <table:table-cell table:formula="of:=IF(ISBLANK([$Specificity.C73]);&quot;&quot;; [$Specificity.C73])">
            <text:p/>
          </table:table-cell>
          <table:table-cell table:formula="of:=IF(ISBLANK([$Paraphrase.C73]);&quot;&quot;; [$Paraphrase.C73])">
            <text:p/>
          </table:table-cell>
          <table:table-cell table:formula="of:=IF(ISBLANK([$LocalRelevance.C73]);&quot;&quot;; [$LocalRelevance.C73])">
            <text:p/>
          </table:table-cell>
          <table:table-cell table:formula="of:=IF(ISBLANK([.A73]); &quot;&quot;; IF(COUNTIF([.C73:.G73]; &quot;yes&quot;) &gt; 0; &quot;yes&quot;; &quot;no&quot;))">
            <text:p/>
          </table:table-cell>
        </table:table-row>
        <table:table-row table:style-name="ro6">
          <table:table-cell table:number-columns-repeated="2"/>
          <table:table-cell table:formula="of:=IF(ISBLANK([$Contradiction.C74]);&quot;&quot;; [$Contradiction.C74])">
            <text:p/>
          </table:table-cell>
          <table:table-cell table:formula="of:=IF(ISBLANK([$Entailment.C74]);&quot;&quot;; [$Entailment.C74])">
            <text:p/>
          </table:table-cell>
          <table:table-cell table:formula="of:=IF(ISBLANK([$Specificity.C74]);&quot;&quot;; [$Specificity.C74])">
            <text:p/>
          </table:table-cell>
          <table:table-cell table:formula="of:=IF(ISBLANK([$Paraphrase.C74]);&quot;&quot;; [$Paraphrase.C74])">
            <text:p/>
          </table:table-cell>
          <table:table-cell table:formula="of:=IF(ISBLANK([$LocalRelevance.C74]);&quot;&quot;; [$LocalRelevance.C74])">
            <text:p/>
          </table:table-cell>
          <table:table-cell table:formula="of:=IF(ISBLANK([.A74]); &quot;&quot;; IF(COUNTIF([.C74:.G74]; &quot;yes&quot;) &gt; 0; &quot;yes&quot;; &quot;no&quot;))">
            <text:p/>
          </table:table-cell>
        </table:table-row>
        <table:table-row table:style-name="ro6">
          <table:table-cell table:number-columns-repeated="2"/>
          <table:table-cell table:formula="of:=IF(ISBLANK([$Contradiction.C75]);&quot;&quot;; [$Contradiction.C75])">
            <text:p/>
          </table:table-cell>
          <table:table-cell table:formula="of:=IF(ISBLANK([$Entailment.C75]);&quot;&quot;; [$Entailment.C75])">
            <text:p/>
          </table:table-cell>
          <table:table-cell table:formula="of:=IF(ISBLANK([$Specificity.C75]);&quot;&quot;; [$Specificity.C75])">
            <text:p/>
          </table:table-cell>
          <table:table-cell table:formula="of:=IF(ISBLANK([$Paraphrase.C75]);&quot;&quot;; [$Paraphrase.C75])">
            <text:p/>
          </table:table-cell>
          <table:table-cell table:formula="of:=IF(ISBLANK([$LocalRelevance.C75]);&quot;&quot;; [$LocalRelevance.C75])">
            <text:p/>
          </table:table-cell>
          <table:table-cell table:formula="of:=IF(ISBLANK([.A75]); &quot;&quot;; IF(COUNTIF([.C75:.G75]; &quot;yes&quot;) &gt; 0; &quot;yes&quot;; &quot;no&quot;))">
            <text:p/>
          </table:table-cell>
        </table:table-row>
        <table:table-row table:style-name="ro6">
          <table:table-cell table:number-columns-repeated="2"/>
          <table:table-cell table:formula="of:=IF(ISBLANK([$Contradiction.C76]);&quot;&quot;; [$Contradiction.C76])">
            <text:p/>
          </table:table-cell>
          <table:table-cell table:formula="of:=IF(ISBLANK([$Entailment.C76]);&quot;&quot;; [$Entailment.C76])">
            <text:p/>
          </table:table-cell>
          <table:table-cell table:formula="of:=IF(ISBLANK([$Specificity.C76]);&quot;&quot;; [$Specificity.C76])">
            <text:p/>
          </table:table-cell>
          <table:table-cell table:formula="of:=IF(ISBLANK([$Paraphrase.C76]);&quot;&quot;; [$Paraphrase.C76])">
            <text:p/>
          </table:table-cell>
          <table:table-cell table:formula="of:=IF(ISBLANK([$LocalRelevance.C76]);&quot;&quot;; [$LocalRelevance.C76])">
            <text:p/>
          </table:table-cell>
          <table:table-cell table:formula="of:=IF(ISBLANK([.A76]); &quot;&quot;; IF(COUNTIF([.C76:.G76]; &quot;yes&quot;) &gt; 0; &quot;yes&quot;; &quot;no&quot;))">
            <text:p/>
          </table:table-cell>
        </table:table-row>
        <table:table-row table:style-name="ro6">
          <table:table-cell table:number-columns-repeated="2"/>
          <table:table-cell table:formula="of:=IF(ISBLANK([$Contradiction.C77]);&quot;&quot;; [$Contradiction.C77])">
            <text:p/>
          </table:table-cell>
          <table:table-cell table:formula="of:=IF(ISBLANK([$Entailment.C77]);&quot;&quot;; [$Entailment.C77])">
            <text:p/>
          </table:table-cell>
          <table:table-cell table:formula="of:=IF(ISBLANK([$Specificity.C77]);&quot;&quot;; [$Specificity.C77])">
            <text:p/>
          </table:table-cell>
          <table:table-cell table:formula="of:=IF(ISBLANK([$Paraphrase.C77]);&quot;&quot;; [$Paraphrase.C77])">
            <text:p/>
          </table:table-cell>
          <table:table-cell table:formula="of:=IF(ISBLANK([$LocalRelevance.C77]);&quot;&quot;; [$LocalRelevance.C77])">
            <text:p/>
          </table:table-cell>
          <table:table-cell table:formula="of:=IF(ISBLANK([.A77]); &quot;&quot;; IF(COUNTIF([.C77:.G77]; &quot;yes&quot;) &gt; 0; &quot;yes&quot;; &quot;no&quot;))">
            <text:p/>
          </table:table-cell>
        </table:table-row>
        <table:table-row table:style-name="ro6">
          <table:table-cell table:number-columns-repeated="2"/>
          <table:table-cell table:formula="of:=IF(ISBLANK([$Contradiction.C78]);&quot;&quot;; [$Contradiction.C78])">
            <text:p/>
          </table:table-cell>
          <table:table-cell table:formula="of:=IF(ISBLANK([$Entailment.C78]);&quot;&quot;; [$Entailment.C78])">
            <text:p/>
          </table:table-cell>
          <table:table-cell table:formula="of:=IF(ISBLANK([$Specificity.C78]);&quot;&quot;; [$Specificity.C78])">
            <text:p/>
          </table:table-cell>
          <table:table-cell table:formula="of:=IF(ISBLANK([$Paraphrase.C78]);&quot;&quot;; [$Paraphrase.C78])">
            <text:p/>
          </table:table-cell>
          <table:table-cell table:formula="of:=IF(ISBLANK([$LocalRelevance.C78]);&quot;&quot;; [$LocalRelevance.C78])">
            <text:p/>
          </table:table-cell>
          <table:table-cell table:formula="of:=IF(ISBLANK([.A78]); &quot;&quot;; IF(COUNTIF([.C78:.G78]; &quot;yes&quot;) &gt; 0; &quot;yes&quot;; &quot;no&quot;))">
            <text:p/>
          </table:table-cell>
        </table:table-row>
        <table:table-row table:style-name="ro6">
          <table:table-cell table:number-columns-repeated="2"/>
          <table:table-cell table:formula="of:=IF(ISBLANK([$Contradiction.C79]);&quot;&quot;; [$Contradiction.C79])">
            <text:p/>
          </table:table-cell>
          <table:table-cell table:formula="of:=IF(ISBLANK([$Entailment.C79]);&quot;&quot;; [$Entailment.C79])">
            <text:p/>
          </table:table-cell>
          <table:table-cell table:formula="of:=IF(ISBLANK([$Specificity.C79]);&quot;&quot;; [$Specificity.C79])">
            <text:p/>
          </table:table-cell>
          <table:table-cell table:formula="of:=IF(ISBLANK([$Paraphrase.C79]);&quot;&quot;; [$Paraphrase.C79])">
            <text:p/>
          </table:table-cell>
          <table:table-cell table:formula="of:=IF(ISBLANK([$LocalRelevance.C79]);&quot;&quot;; [$LocalRelevance.C79])">
            <text:p/>
          </table:table-cell>
          <table:table-cell table:formula="of:=IF(ISBLANK([.A79]); &quot;&quot;; IF(COUNTIF([.C79:.G79]; &quot;yes&quot;) &gt; 0; &quot;yes&quot;; &quot;no&quot;))">
            <text:p/>
          </table:table-cell>
        </table:table-row>
        <table:table-row table:style-name="ro6">
          <table:table-cell table:number-columns-repeated="2"/>
          <table:table-cell table:formula="of:=IF(ISBLANK([$Contradiction.C80]);&quot;&quot;; [$Contradiction.C80])">
            <text:p/>
          </table:table-cell>
          <table:table-cell table:formula="of:=IF(ISBLANK([$Entailment.C80]);&quot;&quot;; [$Entailment.C80])">
            <text:p/>
          </table:table-cell>
          <table:table-cell table:formula="of:=IF(ISBLANK([$Specificity.C80]);&quot;&quot;; [$Specificity.C80])">
            <text:p/>
          </table:table-cell>
          <table:table-cell table:formula="of:=IF(ISBLANK([$Paraphrase.C80]);&quot;&quot;; [$Paraphrase.C80])">
            <text:p/>
          </table:table-cell>
          <table:table-cell table:formula="of:=IF(ISBLANK([$LocalRelevance.C80]);&quot;&quot;; [$LocalRelevance.C80])">
            <text:p/>
          </table:table-cell>
          <table:table-cell table:formula="of:=IF(ISBLANK([.A80]); &quot;&quot;; IF(COUNTIF([.C80:.G80]; &quot;yes&quot;) &gt; 0; &quot;yes&quot;; &quot;no&quot;))">
            <text:p/>
          </table:table-cell>
        </table:table-row>
        <table:table-row table:style-name="ro6">
          <table:table-cell table:number-columns-repeated="2"/>
          <table:table-cell table:formula="of:=IF(ISBLANK([$Contradiction.C81]);&quot;&quot;; [$Contradiction.C81])">
            <text:p/>
          </table:table-cell>
          <table:table-cell table:formula="of:=IF(ISBLANK([$Entailment.C81]);&quot;&quot;; [$Entailment.C81])">
            <text:p/>
          </table:table-cell>
          <table:table-cell table:formula="of:=IF(ISBLANK([$Specificity.C81]);&quot;&quot;; [$Specificity.C81])">
            <text:p/>
          </table:table-cell>
          <table:table-cell table:formula="of:=IF(ISBLANK([$Paraphrase.C81]);&quot;&quot;; [$Paraphrase.C81])">
            <text:p/>
          </table:table-cell>
          <table:table-cell table:formula="of:=IF(ISBLANK([$LocalRelevance.C81]);&quot;&quot;; [$LocalRelevance.C81])">
            <text:p/>
          </table:table-cell>
          <table:table-cell table:formula="of:=IF(ISBLANK([.A81]); &quot;&quot;; IF(COUNTIF([.C81:.G81]; &quot;yes&quot;) &gt; 0; &quot;yes&quot;; &quot;no&quot;))">
            <text:p/>
          </table:table-cell>
        </table:table-row>
        <table:table-row table:style-name="ro6">
          <table:table-cell table:number-columns-repeated="2"/>
          <table:table-cell table:formula="of:=IF(ISBLANK([$Contradiction.C82]);&quot;&quot;; [$Contradiction.C82])">
            <text:p/>
          </table:table-cell>
          <table:table-cell table:formula="of:=IF(ISBLANK([$Entailment.C82]);&quot;&quot;; [$Entailment.C82])">
            <text:p/>
          </table:table-cell>
          <table:table-cell table:formula="of:=IF(ISBLANK([$Specificity.C82]);&quot;&quot;; [$Specificity.C82])">
            <text:p/>
          </table:table-cell>
          <table:table-cell table:formula="of:=IF(ISBLANK([$Paraphrase.C82]);&quot;&quot;; [$Paraphrase.C82])">
            <text:p/>
          </table:table-cell>
          <table:table-cell table:formula="of:=IF(ISBLANK([$LocalRelevance.C82]);&quot;&quot;; [$LocalRelevance.C82])">
            <text:p/>
          </table:table-cell>
          <table:table-cell table:formula="of:=IF(ISBLANK([.A82]); &quot;&quot;; IF(COUNTIF([.C82:.G82]; &quot;yes&quot;) &gt; 0; &quot;yes&quot;; &quot;no&quot;))">
            <text:p/>
          </table:table-cell>
        </table:table-row>
        <table:table-row table:style-name="ro6">
          <table:table-cell table:number-columns-repeated="2"/>
          <table:table-cell table:formula="of:=IF(ISBLANK([$Contradiction.C83]);&quot;&quot;; [$Contradiction.C83])">
            <text:p/>
          </table:table-cell>
          <table:table-cell table:formula="of:=IF(ISBLANK([$Entailment.C83]);&quot;&quot;; [$Entailment.C83])">
            <text:p/>
          </table:table-cell>
          <table:table-cell table:formula="of:=IF(ISBLANK([$Specificity.C83]);&quot;&quot;; [$Specificity.C83])">
            <text:p/>
          </table:table-cell>
          <table:table-cell table:formula="of:=IF(ISBLANK([$Paraphrase.C83]);&quot;&quot;; [$Paraphrase.C83])">
            <text:p/>
          </table:table-cell>
          <table:table-cell table:formula="of:=IF(ISBLANK([$LocalRelevance.C83]);&quot;&quot;; [$LocalRelevance.C83])">
            <text:p/>
          </table:table-cell>
          <table:table-cell table:formula="of:=IF(ISBLANK([.A83]); &quot;&quot;; IF(COUNTIF([.C83:.G83]; &quot;yes&quot;) &gt; 0; &quot;yes&quot;; &quot;no&quot;))">
            <text:p/>
          </table:table-cell>
        </table:table-row>
        <table:table-row table:style-name="ro6">
          <table:table-cell table:number-columns-repeated="2"/>
          <table:table-cell table:formula="of:=IF(ISBLANK([$Contradiction.C84]);&quot;&quot;; [$Contradiction.C84])">
            <text:p/>
          </table:table-cell>
          <table:table-cell table:formula="of:=IF(ISBLANK([$Entailment.C84]);&quot;&quot;; [$Entailment.C84])">
            <text:p/>
          </table:table-cell>
          <table:table-cell table:formula="of:=IF(ISBLANK([$Specificity.C84]);&quot;&quot;; [$Specificity.C84])">
            <text:p/>
          </table:table-cell>
          <table:table-cell table:formula="of:=IF(ISBLANK([$Paraphrase.C84]);&quot;&quot;; [$Paraphrase.C84])">
            <text:p/>
          </table:table-cell>
          <table:table-cell table:formula="of:=IF(ISBLANK([$LocalRelevance.C84]);&quot;&quot;; [$LocalRelevance.C84])">
            <text:p/>
          </table:table-cell>
          <table:table-cell table:formula="of:=IF(ISBLANK([.A84]); &quot;&quot;; IF(COUNTIF([.C84:.G84]; &quot;yes&quot;) &gt; 0; &quot;yes&quot;; &quot;no&quot;))">
            <text:p/>
          </table:table-cell>
        </table:table-row>
        <table:table-row table:style-name="ro6">
          <table:table-cell table:number-columns-repeated="2"/>
          <table:table-cell table:formula="of:=IF(ISBLANK([$Contradiction.C85]);&quot;&quot;; [$Contradiction.C85])">
            <text:p/>
          </table:table-cell>
          <table:table-cell table:formula="of:=IF(ISBLANK([$Entailment.C85]);&quot;&quot;; [$Entailment.C85])">
            <text:p/>
          </table:table-cell>
          <table:table-cell table:formula="of:=IF(ISBLANK([$Specificity.C85]);&quot;&quot;; [$Specificity.C85])">
            <text:p/>
          </table:table-cell>
          <table:table-cell table:formula="of:=IF(ISBLANK([$Paraphrase.C85]);&quot;&quot;; [$Paraphrase.C85])">
            <text:p/>
          </table:table-cell>
          <table:table-cell table:formula="of:=IF(ISBLANK([$LocalRelevance.C85]);&quot;&quot;; [$LocalRelevance.C85])">
            <text:p/>
          </table:table-cell>
          <table:table-cell table:formula="of:=IF(ISBLANK([.A85]); &quot;&quot;; IF(COUNTIF([.C85:.G85]; &quot;yes&quot;) &gt; 0; &quot;yes&quot;; &quot;no&quot;))">
            <text:p/>
          </table:table-cell>
        </table:table-row>
        <table:table-row table:style-name="ro6">
          <table:table-cell table:number-columns-repeated="2"/>
          <table:table-cell table:formula="of:=IF(ISBLANK([$Contradiction.C86]);&quot;&quot;; [$Contradiction.C86])">
            <text:p/>
          </table:table-cell>
          <table:table-cell table:formula="of:=IF(ISBLANK([$Entailment.C86]);&quot;&quot;; [$Entailment.C86])">
            <text:p/>
          </table:table-cell>
          <table:table-cell table:formula="of:=IF(ISBLANK([$Specificity.C86]);&quot;&quot;; [$Specificity.C86])">
            <text:p/>
          </table:table-cell>
          <table:table-cell table:formula="of:=IF(ISBLANK([$Paraphrase.C86]);&quot;&quot;; [$Paraphrase.C86])">
            <text:p/>
          </table:table-cell>
          <table:table-cell table:formula="of:=IF(ISBLANK([$LocalRelevance.C86]);&quot;&quot;; [$LocalRelevance.C86])">
            <text:p/>
          </table:table-cell>
          <table:table-cell table:formula="of:=IF(ISBLANK([.A86]); &quot;&quot;; IF(COUNTIF([.C86:.G86]; &quot;yes&quot;) &gt; 0; &quot;yes&quot;; &quot;no&quot;))">
            <text:p/>
          </table:table-cell>
        </table:table-row>
        <table:table-row table:style-name="ro6">
          <table:table-cell table:number-columns-repeated="2"/>
          <table:table-cell table:formula="of:=IF(ISBLANK([$Contradiction.C87]);&quot;&quot;; [$Contradiction.C87])">
            <text:p/>
          </table:table-cell>
          <table:table-cell table:formula="of:=IF(ISBLANK([$Entailment.C87]);&quot;&quot;; [$Entailment.C87])">
            <text:p/>
          </table:table-cell>
          <table:table-cell table:formula="of:=IF(ISBLANK([$Specificity.C87]);&quot;&quot;; [$Specificity.C87])">
            <text:p/>
          </table:table-cell>
          <table:table-cell table:formula="of:=IF(ISBLANK([$Paraphrase.C87]);&quot;&quot;; [$Paraphrase.C87])">
            <text:p/>
          </table:table-cell>
          <table:table-cell table:formula="of:=IF(ISBLANK([$LocalRelevance.C87]);&quot;&quot;; [$LocalRelevance.C87])">
            <text:p/>
          </table:table-cell>
          <table:table-cell table:formula="of:=IF(ISBLANK([.A87]); &quot;&quot;; IF(COUNTIF([.C87:.G87]; &quot;yes&quot;) &gt; 0; &quot;yes&quot;; &quot;no&quot;))">
            <text:p/>
          </table:table-cell>
        </table:table-row>
        <table:table-row table:style-name="ro6">
          <table:table-cell table:number-columns-repeated="2"/>
          <table:table-cell table:formula="of:=IF(ISBLANK([$Contradiction.C88]);&quot;&quot;; [$Contradiction.C88])">
            <text:p/>
          </table:table-cell>
          <table:table-cell table:formula="of:=IF(ISBLANK([$Entailment.C88]);&quot;&quot;; [$Entailment.C88])">
            <text:p/>
          </table:table-cell>
          <table:table-cell table:formula="of:=IF(ISBLANK([$Specificity.C88]);&quot;&quot;; [$Specificity.C88])">
            <text:p/>
          </table:table-cell>
          <table:table-cell table:formula="of:=IF(ISBLANK([$Paraphrase.C88]);&quot;&quot;; [$Paraphrase.C88])">
            <text:p/>
          </table:table-cell>
          <table:table-cell table:formula="of:=IF(ISBLANK([$LocalRelevance.C88]);&quot;&quot;; [$LocalRelevance.C88])">
            <text:p/>
          </table:table-cell>
          <table:table-cell table:formula="of:=IF(ISBLANK([.A88]); &quot;&quot;; IF(COUNTIF([.C88:.G88]; &quot;yes&quot;) &gt; 0; &quot;yes&quot;; &quot;no&quot;))">
            <text:p/>
          </table:table-cell>
        </table:table-row>
        <table:table-row table:style-name="ro6">
          <table:table-cell table:number-columns-repeated="2"/>
          <table:table-cell table:formula="of:=IF(ISBLANK([$Contradiction.C89]);&quot;&quot;; [$Contradiction.C89])">
            <text:p/>
          </table:table-cell>
          <table:table-cell table:formula="of:=IF(ISBLANK([$Entailment.C89]);&quot;&quot;; [$Entailment.C89])">
            <text:p/>
          </table:table-cell>
          <table:table-cell table:formula="of:=IF(ISBLANK([$Specificity.C89]);&quot;&quot;; [$Specificity.C89])">
            <text:p/>
          </table:table-cell>
          <table:table-cell table:formula="of:=IF(ISBLANK([$Paraphrase.C89]);&quot;&quot;; [$Paraphrase.C89])">
            <text:p/>
          </table:table-cell>
          <table:table-cell table:formula="of:=IF(ISBLANK([$LocalRelevance.C89]);&quot;&quot;; [$LocalRelevance.C89])">
            <text:p/>
          </table:table-cell>
          <table:table-cell table:formula="of:=IF(ISBLANK([.A89]); &quot;&quot;; IF(COUNTIF([.C89:.G89]; &quot;yes&quot;) &gt; 0; &quot;yes&quot;; &quot;no&quot;))">
            <text:p/>
          </table:table-cell>
        </table:table-row>
        <table:table-row table:style-name="ro6">
          <table:table-cell table:number-columns-repeated="2"/>
          <table:table-cell table:formula="of:=IF(ISBLANK([$Contradiction.C90]);&quot;&quot;; [$Contradiction.C90])">
            <text:p/>
          </table:table-cell>
          <table:table-cell table:formula="of:=IF(ISBLANK([$Entailment.C90]);&quot;&quot;; [$Entailment.C90])">
            <text:p/>
          </table:table-cell>
          <table:table-cell table:formula="of:=IF(ISBLANK([$Specificity.C90]);&quot;&quot;; [$Specificity.C90])">
            <text:p/>
          </table:table-cell>
          <table:table-cell table:formula="of:=IF(ISBLANK([$Paraphrase.C90]);&quot;&quot;; [$Paraphrase.C90])">
            <text:p/>
          </table:table-cell>
          <table:table-cell table:formula="of:=IF(ISBLANK([$LocalRelevance.C90]);&quot;&quot;; [$LocalRelevance.C90])">
            <text:p/>
          </table:table-cell>
          <table:table-cell table:formula="of:=IF(ISBLANK([.A90]); &quot;&quot;; IF(COUNTIF([.C90:.G90]; &quot;yes&quot;) &gt; 0; &quot;yes&quot;; &quot;no&quot;))">
            <text:p/>
          </table:table-cell>
        </table:table-row>
        <table:table-row table:style-name="ro6">
          <table:table-cell table:number-columns-repeated="2"/>
          <table:table-cell table:formula="of:=IF(ISBLANK([$Contradiction.C91]);&quot;&quot;; [$Contradiction.C91])">
            <text:p/>
          </table:table-cell>
          <table:table-cell table:formula="of:=IF(ISBLANK([$Entailment.C91]);&quot;&quot;; [$Entailment.C91])">
            <text:p/>
          </table:table-cell>
          <table:table-cell table:formula="of:=IF(ISBLANK([$Specificity.C91]);&quot;&quot;; [$Specificity.C91])">
            <text:p/>
          </table:table-cell>
          <table:table-cell table:formula="of:=IF(ISBLANK([$Paraphrase.C91]);&quot;&quot;; [$Paraphrase.C91])">
            <text:p/>
          </table:table-cell>
          <table:table-cell table:formula="of:=IF(ISBLANK([$LocalRelevance.C91]);&quot;&quot;; [$LocalRelevance.C91])">
            <text:p/>
          </table:table-cell>
          <table:table-cell table:formula="of:=IF(ISBLANK([.A91]); &quot;&quot;; IF(COUNTIF([.C91:.G91]; &quot;yes&quot;) &gt; 0; &quot;yes&quot;; &quot;no&quot;))">
            <text:p/>
          </table:table-cell>
        </table:table-row>
        <table:table-row table:style-name="ro6">
          <table:table-cell table:number-columns-repeated="2"/>
          <table:table-cell table:formula="of:=IF(ISBLANK([$Contradiction.C92]);&quot;&quot;; [$Contradiction.C92])">
            <text:p/>
          </table:table-cell>
          <table:table-cell table:formula="of:=IF(ISBLANK([$Entailment.C92]);&quot;&quot;; [$Entailment.C92])">
            <text:p/>
          </table:table-cell>
          <table:table-cell table:formula="of:=IF(ISBLANK([$Specificity.C92]);&quot;&quot;; [$Specificity.C92])">
            <text:p/>
          </table:table-cell>
          <table:table-cell table:formula="of:=IF(ISBLANK([$Paraphrase.C92]);&quot;&quot;; [$Paraphrase.C92])">
            <text:p/>
          </table:table-cell>
          <table:table-cell table:formula="of:=IF(ISBLANK([$LocalRelevance.C92]);&quot;&quot;; [$LocalRelevance.C92])">
            <text:p/>
          </table:table-cell>
          <table:table-cell table:formula="of:=IF(ISBLANK([.A92]); &quot;&quot;; IF(COUNTIF([.C92:.G92]; &quot;yes&quot;) &gt; 0; &quot;yes&quot;; &quot;no&quot;))">
            <text:p/>
          </table:table-cell>
        </table:table-row>
        <table:table-row table:style-name="ro6">
          <table:table-cell table:number-columns-repeated="2"/>
          <table:table-cell table:formula="of:=IF(ISBLANK([$Contradiction.C93]);&quot;&quot;; [$Contradiction.C93])">
            <text:p/>
          </table:table-cell>
          <table:table-cell table:formula="of:=IF(ISBLANK([$Entailment.C93]);&quot;&quot;; [$Entailment.C93])">
            <text:p/>
          </table:table-cell>
          <table:table-cell table:formula="of:=IF(ISBLANK([$Specificity.C93]);&quot;&quot;; [$Specificity.C93])">
            <text:p/>
          </table:table-cell>
          <table:table-cell table:formula="of:=IF(ISBLANK([$Paraphrase.C93]);&quot;&quot;; [$Paraphrase.C93])">
            <text:p/>
          </table:table-cell>
          <table:table-cell table:formula="of:=IF(ISBLANK([$LocalRelevance.C93]);&quot;&quot;; [$LocalRelevance.C93])">
            <text:p/>
          </table:table-cell>
          <table:table-cell table:formula="of:=IF(ISBLANK([.A93]); &quot;&quot;; IF(COUNTIF([.C93:.G93]; &quot;yes&quot;) &gt; 0; &quot;yes&quot;; &quot;no&quot;))">
            <text:p/>
          </table:table-cell>
        </table:table-row>
        <table:table-row table:style-name="ro6">
          <table:table-cell table:number-columns-repeated="2"/>
          <table:table-cell table:formula="of:=IF(ISBLANK([$Contradiction.C94]);&quot;&quot;; [$Contradiction.C94])">
            <text:p/>
          </table:table-cell>
          <table:table-cell table:formula="of:=IF(ISBLANK([$Entailment.C94]);&quot;&quot;; [$Entailment.C94])">
            <text:p/>
          </table:table-cell>
          <table:table-cell table:formula="of:=IF(ISBLANK([$Specificity.C94]);&quot;&quot;; [$Specificity.C94])">
            <text:p/>
          </table:table-cell>
          <table:table-cell table:formula="of:=IF(ISBLANK([$Paraphrase.C94]);&quot;&quot;; [$Paraphrase.C94])">
            <text:p/>
          </table:table-cell>
          <table:table-cell table:formula="of:=IF(ISBLANK([$LocalRelevance.C94]);&quot;&quot;; [$LocalRelevance.C94])">
            <text:p/>
          </table:table-cell>
          <table:table-cell table:formula="of:=IF(ISBLANK([.A94]); &quot;&quot;; IF(COUNTIF([.C94:.G94]; &quot;yes&quot;) &gt; 0; &quot;yes&quot;; &quot;no&quot;))">
            <text:p/>
          </table:table-cell>
        </table:table-row>
        <table:table-row table:style-name="ro6">
          <table:table-cell table:number-columns-repeated="2"/>
          <table:table-cell table:formula="of:=IF(ISBLANK([$Contradiction.C95]);&quot;&quot;; [$Contradiction.C95])">
            <text:p/>
          </table:table-cell>
          <table:table-cell table:formula="of:=IF(ISBLANK([$Entailment.C95]);&quot;&quot;; [$Entailment.C95])">
            <text:p/>
          </table:table-cell>
          <table:table-cell table:formula="of:=IF(ISBLANK([$Specificity.C95]);&quot;&quot;; [$Specificity.C95])">
            <text:p/>
          </table:table-cell>
          <table:table-cell table:formula="of:=IF(ISBLANK([$Paraphrase.C95]);&quot;&quot;; [$Paraphrase.C95])">
            <text:p/>
          </table:table-cell>
          <table:table-cell table:formula="of:=IF(ISBLANK([$LocalRelevance.C95]);&quot;&quot;; [$LocalRelevance.C95])">
            <text:p/>
          </table:table-cell>
          <table:table-cell table:formula="of:=IF(ISBLANK([.A95]); &quot;&quot;; IF(COUNTIF([.C95:.G95]; &quot;yes&quot;) &gt; 0; &quot;yes&quot;; &quot;no&quot;))">
            <text:p/>
          </table:table-cell>
        </table:table-row>
        <table:table-row table:style-name="ro6">
          <table:table-cell table:number-columns-repeated="2"/>
          <table:table-cell table:formula="of:=IF(ISBLANK([$Contradiction.C96]);&quot;&quot;; [$Contradiction.C96])">
            <text:p/>
          </table:table-cell>
          <table:table-cell table:formula="of:=IF(ISBLANK([$Entailment.C96]);&quot;&quot;; [$Entailment.C96])">
            <text:p/>
          </table:table-cell>
          <table:table-cell table:formula="of:=IF(ISBLANK([$Specificity.C96]);&quot;&quot;; [$Specificity.C96])">
            <text:p/>
          </table:table-cell>
          <table:table-cell table:formula="of:=IF(ISBLANK([$Paraphrase.C96]);&quot;&quot;; [$Paraphrase.C96])">
            <text:p/>
          </table:table-cell>
          <table:table-cell table:formula="of:=IF(ISBLANK([$LocalRelevance.C96]);&quot;&quot;; [$LocalRelevance.C96])">
            <text:p/>
          </table:table-cell>
          <table:table-cell table:formula="of:=IF(ISBLANK([.A96]); &quot;&quot;; IF(COUNTIF([.C96:.G96]; &quot;yes&quot;) &gt; 0; &quot;yes&quot;; &quot;no&quot;))">
            <text:p/>
          </table:table-cell>
        </table:table-row>
        <table:table-row table:style-name="ro6">
          <table:table-cell table:number-columns-repeated="2"/>
          <table:table-cell table:formula="of:=IF(ISBLANK([$Contradiction.C97]);&quot;&quot;; [$Contradiction.C97])">
            <text:p/>
          </table:table-cell>
          <table:table-cell table:formula="of:=IF(ISBLANK([$Entailment.C97]);&quot;&quot;; [$Entailment.C97])">
            <text:p/>
          </table:table-cell>
          <table:table-cell table:formula="of:=IF(ISBLANK([$Specificity.C97]);&quot;&quot;; [$Specificity.C97])">
            <text:p/>
          </table:table-cell>
          <table:table-cell table:formula="of:=IF(ISBLANK([$Paraphrase.C97]);&quot;&quot;; [$Paraphrase.C97])">
            <text:p/>
          </table:table-cell>
          <table:table-cell table:formula="of:=IF(ISBLANK([$LocalRelevance.C97]);&quot;&quot;; [$LocalRelevance.C97])">
            <text:p/>
          </table:table-cell>
          <table:table-cell table:formula="of:=IF(ISBLANK([.A97]); &quot;&quot;; IF(COUNTIF([.C97:.G97]; &quot;yes&quot;) &gt; 0; &quot;yes&quot;; &quot;no&quot;))">
            <text:p/>
          </table:table-cell>
        </table:table-row>
        <table:table-row table:style-name="ro6">
          <table:table-cell table:number-columns-repeated="2"/>
          <table:table-cell table:formula="of:=IF(ISBLANK([$Contradiction.C98]);&quot;&quot;; [$Contradiction.C98])">
            <text:p/>
          </table:table-cell>
          <table:table-cell table:formula="of:=IF(ISBLANK([$Entailment.C98]);&quot;&quot;; [$Entailment.C98])">
            <text:p/>
          </table:table-cell>
          <table:table-cell table:formula="of:=IF(ISBLANK([$Specificity.C98]);&quot;&quot;; [$Specificity.C98])">
            <text:p/>
          </table:table-cell>
          <table:table-cell table:formula="of:=IF(ISBLANK([$Paraphrase.C98]);&quot;&quot;; [$Paraphrase.C98])">
            <text:p/>
          </table:table-cell>
          <table:table-cell table:formula="of:=IF(ISBLANK([$LocalRelevance.C98]);&quot;&quot;; [$LocalRelevance.C98])">
            <text:p/>
          </table:table-cell>
          <table:table-cell table:formula="of:=IF(ISBLANK([.A98]); &quot;&quot;; IF(COUNTIF([.C98:.G98]; &quot;yes&quot;) &gt; 0; &quot;yes&quot;; &quot;no&quot;))">
            <text:p/>
          </table:table-cell>
        </table:table-row>
        <table:table-row table:style-name="ro6">
          <table:table-cell table:number-columns-repeated="2"/>
          <table:table-cell table:formula="of:=IF(ISBLANK([$Contradiction.C99]);&quot;&quot;; [$Contradiction.C99])">
            <text:p/>
          </table:table-cell>
          <table:table-cell table:formula="of:=IF(ISBLANK([$Entailment.C99]);&quot;&quot;; [$Entailment.C99])">
            <text:p/>
          </table:table-cell>
          <table:table-cell table:formula="of:=IF(ISBLANK([$Specificity.C99]);&quot;&quot;; [$Specificity.C99])">
            <text:p/>
          </table:table-cell>
          <table:table-cell table:formula="of:=IF(ISBLANK([$Paraphrase.C99]);&quot;&quot;; [$Paraphrase.C99])">
            <text:p/>
          </table:table-cell>
          <table:table-cell table:formula="of:=IF(ISBLANK([$LocalRelevance.C99]);&quot;&quot;; [$LocalRelevance.C99])">
            <text:p/>
          </table:table-cell>
          <table:table-cell table:formula="of:=IF(ISBLANK([.A99]); &quot;&quot;; IF(COUNTIF([.C99:.G99]; &quot;yes&quot;) &gt; 0; &quot;yes&quot;; &quot;no&quot;))">
            <text:p/>
          </table:table-cell>
        </table:table-row>
        <table:table-row table:style-name="ro6">
          <table:table-cell table:number-columns-repeated="2"/>
          <table:table-cell table:formula="of:=IF(ISBLANK([$Contradiction.C100]);&quot;&quot;; [$Contradiction.C100])">
            <text:p/>
          </table:table-cell>
          <table:table-cell table:formula="of:=IF(ISBLANK([$Entailment.C100]);&quot;&quot;; [$Entailment.C100])">
            <text:p/>
          </table:table-cell>
          <table:table-cell table:formula="of:=IF(ISBLANK([$Specificity.C100]);&quot;&quot;; [$Specificity.C100])">
            <text:p/>
          </table:table-cell>
          <table:table-cell table:formula="of:=IF(ISBLANK([$Paraphrase.C100]);&quot;&quot;; [$Paraphrase.C100])">
            <text:p/>
          </table:table-cell>
          <table:table-cell table:formula="of:=IF(ISBLANK([$LocalRelevance.C100]);&quot;&quot;; [$LocalRelevance.C100])">
            <text:p/>
          </table:table-cell>
          <table:table-cell table:formula="of:=IF(ISBLANK([.A100]); &quot;&quot;; IF(COUNTIF([.C100:.G100]; &quot;yes&quot;) &gt; 0; &quot;yes&quot;; &quot;no&quot;))">
            <text:p/>
          </table:table-cell>
        </table:table-row>
        <table:table-row table:style-name="ro6">
          <table:table-cell table:number-columns-repeated="2"/>
          <table:table-cell table:formula="of:=IF(ISBLANK([$Contradiction.C101]);&quot;&quot;; [$Contradiction.C101])">
            <text:p/>
          </table:table-cell>
          <table:table-cell table:formula="of:=IF(ISBLANK([$Entailment.C101]);&quot;&quot;; [$Entailment.C101])">
            <text:p/>
          </table:table-cell>
          <table:table-cell table:formula="of:=IF(ISBLANK([$Specificity.C101]);&quot;&quot;; [$Specificity.C101])">
            <text:p/>
          </table:table-cell>
          <table:table-cell table:formula="of:=IF(ISBLANK([$Paraphrase.C101]);&quot;&quot;; [$Paraphrase.C101])">
            <text:p/>
          </table:table-cell>
          <table:table-cell table:formula="of:=IF(ISBLANK([$LocalRelevance.C101]);&quot;&quot;; [$LocalRelevance.C101])">
            <text:p/>
          </table:table-cell>
          <table:table-cell table:formula="of:=IF(ISBLANK([.A101]); &quot;&quot;; IF(COUNTIF([.C101:.G101]; &quot;yes&quot;) &gt; 0; &quot;yes&quot;; &quot;no&quot;))">
            <text:p/>
          </table:table-cell>
        </table:table-row>
        <table:table-row table:style-name="ro6">
          <table:table-cell table:number-columns-repeated="2"/>
          <table:table-cell table:formula="of:=IF(ISBLANK([$Contradiction.C102]);&quot;&quot;; [$Contradiction.C102])">
            <text:p/>
          </table:table-cell>
          <table:table-cell table:formula="of:=IF(ISBLANK([$Entailment.C102]);&quot;&quot;; [$Entailment.C102])">
            <text:p/>
          </table:table-cell>
          <table:table-cell table:formula="of:=IF(ISBLANK([$Specificity.C102]);&quot;&quot;; [$Specificity.C102])">
            <text:p/>
          </table:table-cell>
          <table:table-cell table:formula="of:=IF(ISBLANK([$Paraphrase.C102]);&quot;&quot;; [$Paraphrase.C102])">
            <text:p/>
          </table:table-cell>
          <table:table-cell table:formula="of:=IF(ISBLANK([$LocalRelevance.C102]);&quot;&quot;; [$LocalRelevance.C102])">
            <text:p/>
          </table:table-cell>
          <table:table-cell table:formula="of:=IF(ISBLANK([.A102]); &quot;&quot;; IF(COUNTIF([.C102:.G102]; &quot;yes&quot;) &gt; 0; &quot;yes&quot;; &quot;no&quot;))">
            <text:p/>
          </table:table-cell>
        </table:table-row>
        <table:table-row table:style-name="ro6">
          <table:table-cell table:number-columns-repeated="2"/>
          <table:table-cell table:formula="of:=IF(ISBLANK([$Contradiction.C103]);&quot;&quot;; [$Contradiction.C103])">
            <text:p/>
          </table:table-cell>
          <table:table-cell table:formula="of:=IF(ISBLANK([$Entailment.C103]);&quot;&quot;; [$Entailment.C103])">
            <text:p/>
          </table:table-cell>
          <table:table-cell table:formula="of:=IF(ISBLANK([$Specificity.C103]);&quot;&quot;; [$Specificity.C103])">
            <text:p/>
          </table:table-cell>
          <table:table-cell table:formula="of:=IF(ISBLANK([$Paraphrase.C103]);&quot;&quot;; [$Paraphrase.C103])">
            <text:p/>
          </table:table-cell>
          <table:table-cell table:formula="of:=IF(ISBLANK([$LocalRelevance.C103]);&quot;&quot;; [$LocalRelevance.C103])">
            <text:p/>
          </table:table-cell>
          <table:table-cell table:formula="of:=IF(ISBLANK([.A103]); &quot;&quot;; IF(COUNTIF([.C103:.G103]; &quot;yes&quot;) &gt; 0; &quot;yes&quot;; &quot;no&quot;))">
            <text:p/>
          </table:table-cell>
        </table:table-row>
        <table:table-row table:style-name="ro6">
          <table:table-cell table:number-columns-repeated="2"/>
          <table:table-cell table:formula="of:=IF(ISBLANK([$Contradiction.C104]);&quot;&quot;; [$Contradiction.C104])">
            <text:p/>
          </table:table-cell>
          <table:table-cell table:formula="of:=IF(ISBLANK([$Entailment.C104]);&quot;&quot;; [$Entailment.C104])">
            <text:p/>
          </table:table-cell>
          <table:table-cell table:formula="of:=IF(ISBLANK([$Specificity.C104]);&quot;&quot;; [$Specificity.C104])">
            <text:p/>
          </table:table-cell>
          <table:table-cell table:formula="of:=IF(ISBLANK([$Paraphrase.C104]);&quot;&quot;; [$Paraphrase.C104])">
            <text:p/>
          </table:table-cell>
          <table:table-cell table:formula="of:=IF(ISBLANK([$LocalRelevance.C104]);&quot;&quot;; [$LocalRelevance.C104])">
            <text:p/>
          </table:table-cell>
          <table:table-cell table:formula="of:=IF(ISBLANK([.A104]); &quot;&quot;; IF(COUNTIF([.C104:.G104]; &quot;yes&quot;) &gt; 0; &quot;yes&quot;; &quot;no&quot;))">
            <text:p/>
          </table:table-cell>
        </table:table-row>
        <table:table-row table:style-name="ro6">
          <table:table-cell table:number-columns-repeated="2"/>
          <table:table-cell table:formula="of:=IF(ISBLANK([$Contradiction.C105]);&quot;&quot;; [$Contradiction.C105])">
            <text:p/>
          </table:table-cell>
          <table:table-cell table:formula="of:=IF(ISBLANK([$Entailment.C105]);&quot;&quot;; [$Entailment.C105])">
            <text:p/>
          </table:table-cell>
          <table:table-cell table:formula="of:=IF(ISBLANK([$Specificity.C105]);&quot;&quot;; [$Specificity.C105])">
            <text:p/>
          </table:table-cell>
          <table:table-cell table:formula="of:=IF(ISBLANK([$Paraphrase.C105]);&quot;&quot;; [$Paraphrase.C105])">
            <text:p/>
          </table:table-cell>
          <table:table-cell table:formula="of:=IF(ISBLANK([$LocalRelevance.C105]);&quot;&quot;; [$LocalRelevance.C105])">
            <text:p/>
          </table:table-cell>
          <table:table-cell table:formula="of:=IF(ISBLANK([.A105]); &quot;&quot;; IF(COUNTIF([.C105:.G105]; &quot;yes&quot;) &gt; 0; &quot;yes&quot;; &quot;no&quot;))">
            <text:p/>
          </table:table-cell>
        </table:table-row>
        <table:table-row table:style-name="ro6">
          <table:table-cell table:number-columns-repeated="2"/>
          <table:table-cell table:formula="of:=IF(ISBLANK([$Contradiction.C106]);&quot;&quot;; [$Contradiction.C106])">
            <text:p/>
          </table:table-cell>
          <table:table-cell table:formula="of:=IF(ISBLANK([$Entailment.C106]);&quot;&quot;; [$Entailment.C106])">
            <text:p/>
          </table:table-cell>
          <table:table-cell table:formula="of:=IF(ISBLANK([$Specificity.C106]);&quot;&quot;; [$Specificity.C106])">
            <text:p/>
          </table:table-cell>
          <table:table-cell table:formula="of:=IF(ISBLANK([$Paraphrase.C106]);&quot;&quot;; [$Paraphrase.C106])">
            <text:p/>
          </table:table-cell>
          <table:table-cell table:formula="of:=IF(ISBLANK([$LocalRelevance.C106]);&quot;&quot;; [$LocalRelevance.C106])">
            <text:p/>
          </table:table-cell>
          <table:table-cell table:formula="of:=IF(ISBLANK([.A106]); &quot;&quot;; IF(COUNTIF([.C106:.G106]; &quot;yes&quot;) &gt; 0; &quot;yes&quot;; &quot;no&quot;))">
            <text:p/>
          </table:table-cell>
        </table:table-row>
        <table:table-row table:style-name="ro6">
          <table:table-cell table:number-columns-repeated="2"/>
          <table:table-cell table:formula="of:=IF(ISBLANK([$Contradiction.C107]);&quot;&quot;; [$Contradiction.C107])">
            <text:p/>
          </table:table-cell>
          <table:table-cell table:formula="of:=IF(ISBLANK([$Entailment.C107]);&quot;&quot;; [$Entailment.C107])">
            <text:p/>
          </table:table-cell>
          <table:table-cell table:formula="of:=IF(ISBLANK([$Specificity.C107]);&quot;&quot;; [$Specificity.C107])">
            <text:p/>
          </table:table-cell>
          <table:table-cell table:formula="of:=IF(ISBLANK([$Paraphrase.C107]);&quot;&quot;; [$Paraphrase.C107])">
            <text:p/>
          </table:table-cell>
          <table:table-cell table:formula="of:=IF(ISBLANK([$LocalRelevance.C107]);&quot;&quot;; [$LocalRelevance.C107])">
            <text:p/>
          </table:table-cell>
          <table:table-cell table:formula="of:=IF(ISBLANK([.A107]); &quot;&quot;; IF(COUNTIF([.C107:.G107]; &quot;yes&quot;) &gt; 0; &quot;yes&quot;; &quot;no&quot;))">
            <text:p/>
          </table:table-cell>
        </table:table-row>
        <table:table-row table:style-name="ro6">
          <table:table-cell table:number-columns-repeated="2"/>
          <table:table-cell table:formula="of:=IF(ISBLANK([$Contradiction.C108]);&quot;&quot;; [$Contradiction.C108])">
            <text:p/>
          </table:table-cell>
          <table:table-cell table:formula="of:=IF(ISBLANK([$Entailment.C108]);&quot;&quot;; [$Entailment.C108])">
            <text:p/>
          </table:table-cell>
          <table:table-cell table:formula="of:=IF(ISBLANK([$Specificity.C108]);&quot;&quot;; [$Specificity.C108])">
            <text:p/>
          </table:table-cell>
          <table:table-cell table:formula="of:=IF(ISBLANK([$Paraphrase.C108]);&quot;&quot;; [$Paraphrase.C108])">
            <text:p/>
          </table:table-cell>
          <table:table-cell table:formula="of:=IF(ISBLANK([$LocalRelevance.C108]);&quot;&quot;; [$LocalRelevance.C108])">
            <text:p/>
          </table:table-cell>
          <table:table-cell table:formula="of:=IF(ISBLANK([.A108]); &quot;&quot;; IF(COUNTIF([.C108:.G108]; &quot;yes&quot;) &gt; 0; &quot;yes&quot;; &quot;no&quot;))">
            <text:p/>
          </table:table-cell>
        </table:table-row>
        <table:table-row table:style-name="ro6">
          <table:table-cell table:number-columns-repeated="2"/>
          <table:table-cell table:formula="of:=IF(ISBLANK([$Contradiction.C109]);&quot;&quot;; [$Contradiction.C109])">
            <text:p/>
          </table:table-cell>
          <table:table-cell table:formula="of:=IF(ISBLANK([$Entailment.C109]);&quot;&quot;; [$Entailment.C109])">
            <text:p/>
          </table:table-cell>
          <table:table-cell table:formula="of:=IF(ISBLANK([$Specificity.C109]);&quot;&quot;; [$Specificity.C109])">
            <text:p/>
          </table:table-cell>
          <table:table-cell table:formula="of:=IF(ISBLANK([$Paraphrase.C109]);&quot;&quot;; [$Paraphrase.C109])">
            <text:p/>
          </table:table-cell>
          <table:table-cell table:formula="of:=IF(ISBLANK([$LocalRelevance.C109]);&quot;&quot;; [$LocalRelevance.C109])">
            <text:p/>
          </table:table-cell>
          <table:table-cell table:formula="of:=IF(ISBLANK([.A109]); &quot;&quot;; IF(COUNTIF([.C109:.G109]; &quot;yes&quot;) &gt; 0; &quot;yes&quot;; &quot;no&quot;))">
            <text:p/>
          </table:table-cell>
        </table:table-row>
        <table:table-row table:style-name="ro6">
          <table:table-cell table:number-columns-repeated="2"/>
          <table:table-cell table:formula="of:=IF(ISBLANK([$Contradiction.C110]);&quot;&quot;; [$Contradiction.C110])">
            <text:p/>
          </table:table-cell>
          <table:table-cell table:formula="of:=IF(ISBLANK([$Entailment.C110]);&quot;&quot;; [$Entailment.C110])">
            <text:p/>
          </table:table-cell>
          <table:table-cell table:formula="of:=IF(ISBLANK([$Specificity.C110]);&quot;&quot;; [$Specificity.C110])">
            <text:p/>
          </table:table-cell>
          <table:table-cell table:formula="of:=IF(ISBLANK([$Paraphrase.C110]);&quot;&quot;; [$Paraphrase.C110])">
            <text:p/>
          </table:table-cell>
          <table:table-cell table:formula="of:=IF(ISBLANK([$LocalRelevance.C110]);&quot;&quot;; [$LocalRelevance.C110])">
            <text:p/>
          </table:table-cell>
          <table:table-cell table:formula="of:=IF(ISBLANK([.A110]); &quot;&quot;; IF(COUNTIF([.C110:.G110]; &quot;yes&quot;) &gt; 0; &quot;yes&quot;; &quot;no&quot;))">
            <text:p/>
          </table:table-cell>
        </table:table-row>
        <table:table-row table:style-name="ro6">
          <table:table-cell table:number-columns-repeated="2"/>
          <table:table-cell table:formula="of:=IF(ISBLANK([$Contradiction.C111]);&quot;&quot;; [$Contradiction.C111])">
            <text:p/>
          </table:table-cell>
          <table:table-cell table:formula="of:=IF(ISBLANK([$Entailment.C111]);&quot;&quot;; [$Entailment.C111])">
            <text:p/>
          </table:table-cell>
          <table:table-cell table:formula="of:=IF(ISBLANK([$Specificity.C111]);&quot;&quot;; [$Specificity.C111])">
            <text:p/>
          </table:table-cell>
          <table:table-cell table:formula="of:=IF(ISBLANK([$Paraphrase.C111]);&quot;&quot;; [$Paraphrase.C111])">
            <text:p/>
          </table:table-cell>
          <table:table-cell table:formula="of:=IF(ISBLANK([$LocalRelevance.C111]);&quot;&quot;; [$LocalRelevance.C111])">
            <text:p/>
          </table:table-cell>
          <table:table-cell table:formula="of:=IF(ISBLANK([.A111]); &quot;&quot;; IF(COUNTIF([.C111:.G111]; &quot;yes&quot;) &gt; 0; &quot;yes&quot;; &quot;no&quot;))">
            <text:p/>
          </table:table-cell>
        </table:table-row>
        <table:table-row table:style-name="ro6">
          <table:table-cell table:number-columns-repeated="2"/>
          <table:table-cell table:formula="of:=IF(ISBLANK([$Contradiction.C112]);&quot;&quot;; [$Contradiction.C112])">
            <text:p/>
          </table:table-cell>
          <table:table-cell table:formula="of:=IF(ISBLANK([$Entailment.C112]);&quot;&quot;; [$Entailment.C112])">
            <text:p/>
          </table:table-cell>
          <table:table-cell table:formula="of:=IF(ISBLANK([$Specificity.C112]);&quot;&quot;; [$Specificity.C112])">
            <text:p/>
          </table:table-cell>
          <table:table-cell table:formula="of:=IF(ISBLANK([$Paraphrase.C112]);&quot;&quot;; [$Paraphrase.C112])">
            <text:p/>
          </table:table-cell>
          <table:table-cell table:formula="of:=IF(ISBLANK([$LocalRelevance.C112]);&quot;&quot;; [$LocalRelevance.C112])">
            <text:p/>
          </table:table-cell>
          <table:table-cell table:formula="of:=IF(ISBLANK([.A112]); &quot;&quot;; IF(COUNTIF([.C112:.G112]; &quot;yes&quot;) &gt; 0; &quot;yes&quot;; &quot;no&quot;))">
            <text:p/>
          </table:table-cell>
        </table:table-row>
        <table:table-row table:style-name="ro6">
          <table:table-cell table:number-columns-repeated="2"/>
          <table:table-cell table:formula="of:=IF(ISBLANK([$Contradiction.C113]);&quot;&quot;; [$Contradiction.C113])">
            <text:p/>
          </table:table-cell>
          <table:table-cell table:formula="of:=IF(ISBLANK([$Entailment.C113]);&quot;&quot;; [$Entailment.C113])">
            <text:p/>
          </table:table-cell>
          <table:table-cell table:formula="of:=IF(ISBLANK([$Specificity.C113]);&quot;&quot;; [$Specificity.C113])">
            <text:p/>
          </table:table-cell>
          <table:table-cell table:formula="of:=IF(ISBLANK([$Paraphrase.C113]);&quot;&quot;; [$Paraphrase.C113])">
            <text:p/>
          </table:table-cell>
          <table:table-cell table:formula="of:=IF(ISBLANK([$LocalRelevance.C113]);&quot;&quot;; [$LocalRelevance.C113])">
            <text:p/>
          </table:table-cell>
          <table:table-cell table:formula="of:=IF(ISBLANK([.A113]); &quot;&quot;; IF(COUNTIF([.C113:.G113]; &quot;yes&quot;) &gt; 0; &quot;yes&quot;; &quot;no&quot;))">
            <text:p/>
          </table:table-cell>
        </table:table-row>
        <table:table-row table:style-name="ro6">
          <table:table-cell table:number-columns-repeated="2"/>
          <table:table-cell table:formula="of:=IF(ISBLANK([$Contradiction.C114]);&quot;&quot;; [$Contradiction.C114])">
            <text:p/>
          </table:table-cell>
          <table:table-cell table:formula="of:=IF(ISBLANK([$Entailment.C114]);&quot;&quot;; [$Entailment.C114])">
            <text:p/>
          </table:table-cell>
          <table:table-cell table:formula="of:=IF(ISBLANK([$Specificity.C114]);&quot;&quot;; [$Specificity.C114])">
            <text:p/>
          </table:table-cell>
          <table:table-cell table:formula="of:=IF(ISBLANK([$Paraphrase.C114]);&quot;&quot;; [$Paraphrase.C114])">
            <text:p/>
          </table:table-cell>
          <table:table-cell table:formula="of:=IF(ISBLANK([$LocalRelevance.C114]);&quot;&quot;; [$LocalRelevance.C114])">
            <text:p/>
          </table:table-cell>
          <table:table-cell table:formula="of:=IF(ISBLANK([.A114]); &quot;&quot;; IF(COUNTIF([.C114:.G114]; &quot;yes&quot;) &gt; 0; &quot;yes&quot;; &quot;no&quot;))">
            <text:p/>
          </table:table-cell>
        </table:table-row>
        <table:table-row table:style-name="ro6">
          <table:table-cell table:number-columns-repeated="2"/>
          <table:table-cell table:formula="of:=IF(ISBLANK([$Contradiction.C115]);&quot;&quot;; [$Contradiction.C115])">
            <text:p/>
          </table:table-cell>
          <table:table-cell table:formula="of:=IF(ISBLANK([$Entailment.C115]);&quot;&quot;; [$Entailment.C115])">
            <text:p/>
          </table:table-cell>
          <table:table-cell table:formula="of:=IF(ISBLANK([$Specificity.C115]);&quot;&quot;; [$Specificity.C115])">
            <text:p/>
          </table:table-cell>
          <table:table-cell table:formula="of:=IF(ISBLANK([$Paraphrase.C115]);&quot;&quot;; [$Paraphrase.C115])">
            <text:p/>
          </table:table-cell>
          <table:table-cell table:formula="of:=IF(ISBLANK([$LocalRelevance.C115]);&quot;&quot;; [$LocalRelevance.C115])">
            <text:p/>
          </table:table-cell>
          <table:table-cell table:formula="of:=IF(ISBLANK([.A115]); &quot;&quot;; IF(COUNTIF([.C115:.G115]; &quot;yes&quot;) &gt; 0; &quot;yes&quot;; &quot;no&quot;))">
            <text:p/>
          </table:table-cell>
        </table:table-row>
        <table:table-row table:style-name="ro6">
          <table:table-cell table:number-columns-repeated="2"/>
          <table:table-cell table:formula="of:=IF(ISBLANK([$Contradiction.C116]);&quot;&quot;; [$Contradiction.C116])">
            <text:p/>
          </table:table-cell>
          <table:table-cell table:formula="of:=IF(ISBLANK([$Entailment.C116]);&quot;&quot;; [$Entailment.C116])">
            <text:p/>
          </table:table-cell>
          <table:table-cell table:formula="of:=IF(ISBLANK([$Specificity.C116]);&quot;&quot;; [$Specificity.C116])">
            <text:p/>
          </table:table-cell>
          <table:table-cell table:formula="of:=IF(ISBLANK([$Paraphrase.C116]);&quot;&quot;; [$Paraphrase.C116])">
            <text:p/>
          </table:table-cell>
          <table:table-cell table:formula="of:=IF(ISBLANK([$LocalRelevance.C116]);&quot;&quot;; [$LocalRelevance.C116])">
            <text:p/>
          </table:table-cell>
          <table:table-cell table:formula="of:=IF(ISBLANK([.A116]); &quot;&quot;; IF(COUNTIF([.C116:.G116]; &quot;yes&quot;) &gt; 0; &quot;yes&quot;; &quot;no&quot;))">
            <text:p/>
          </table:table-cell>
        </table:table-row>
        <table:table-row table:style-name="ro6">
          <table:table-cell table:number-columns-repeated="2"/>
          <table:table-cell table:formula="of:=IF(ISBLANK([$Contradiction.C117]);&quot;&quot;; [$Contradiction.C117])">
            <text:p/>
          </table:table-cell>
          <table:table-cell table:formula="of:=IF(ISBLANK([$Entailment.C117]);&quot;&quot;; [$Entailment.C117])">
            <text:p/>
          </table:table-cell>
          <table:table-cell table:formula="of:=IF(ISBLANK([$Specificity.C117]);&quot;&quot;; [$Specificity.C117])">
            <text:p/>
          </table:table-cell>
          <table:table-cell table:formula="of:=IF(ISBLANK([$Paraphrase.C117]);&quot;&quot;; [$Paraphrase.C117])">
            <text:p/>
          </table:table-cell>
          <table:table-cell table:formula="of:=IF(ISBLANK([$LocalRelevance.C117]);&quot;&quot;; [$LocalRelevance.C117])">
            <text:p/>
          </table:table-cell>
          <table:table-cell table:formula="of:=IF(ISBLANK([.A117]); &quot;&quot;; IF(COUNTIF([.C117:.G117]; &quot;yes&quot;) &gt; 0; &quot;yes&quot;; &quot;no&quot;))">
            <text:p/>
          </table:table-cell>
        </table:table-row>
        <table:table-row table:style-name="ro6">
          <table:table-cell table:number-columns-repeated="2"/>
          <table:table-cell table:formula="of:=IF(ISBLANK([$Contradiction.C118]);&quot;&quot;; [$Contradiction.C118])">
            <text:p/>
          </table:table-cell>
          <table:table-cell table:formula="of:=IF(ISBLANK([$Entailment.C118]);&quot;&quot;; [$Entailment.C118])">
            <text:p/>
          </table:table-cell>
          <table:table-cell table:formula="of:=IF(ISBLANK([$Specificity.C118]);&quot;&quot;; [$Specificity.C118])">
            <text:p/>
          </table:table-cell>
          <table:table-cell table:formula="of:=IF(ISBLANK([$Paraphrase.C118]);&quot;&quot;; [$Paraphrase.C118])">
            <text:p/>
          </table:table-cell>
          <table:table-cell table:formula="of:=IF(ISBLANK([$LocalRelevance.C118]);&quot;&quot;; [$LocalRelevance.C118])">
            <text:p/>
          </table:table-cell>
          <table:table-cell table:formula="of:=IF(ISBLANK([.A118]); &quot;&quot;; IF(COUNTIF([.C118:.G118]; &quot;yes&quot;) &gt; 0; &quot;yes&quot;; &quot;no&quot;))">
            <text:p/>
          </table:table-cell>
        </table:table-row>
        <table:table-row table:style-name="ro6">
          <table:table-cell table:number-columns-repeated="2"/>
          <table:table-cell table:formula="of:=IF(ISBLANK([$Contradiction.C119]);&quot;&quot;; [$Contradiction.C119])">
            <text:p/>
          </table:table-cell>
          <table:table-cell table:formula="of:=IF(ISBLANK([$Entailment.C119]);&quot;&quot;; [$Entailment.C119])">
            <text:p/>
          </table:table-cell>
          <table:table-cell table:formula="of:=IF(ISBLANK([$Specificity.C119]);&quot;&quot;; [$Specificity.C119])">
            <text:p/>
          </table:table-cell>
          <table:table-cell table:formula="of:=IF(ISBLANK([$Paraphrase.C119]);&quot;&quot;; [$Paraphrase.C119])">
            <text:p/>
          </table:table-cell>
          <table:table-cell table:formula="of:=IF(ISBLANK([$LocalRelevance.C119]);&quot;&quot;; [$LocalRelevance.C119])">
            <text:p/>
          </table:table-cell>
          <table:table-cell table:formula="of:=IF(ISBLANK([.A119]); &quot;&quot;; IF(COUNTIF([.C119:.G119]; &quot;yes&quot;) &gt; 0; &quot;yes&quot;; &quot;no&quot;))">
            <text:p/>
          </table:table-cell>
        </table:table-row>
        <table:table-row table:style-name="ro6">
          <table:table-cell table:number-columns-repeated="2"/>
          <table:table-cell table:formula="of:=IF(ISBLANK([$Contradiction.C120]);&quot;&quot;; [$Contradiction.C120])">
            <text:p/>
          </table:table-cell>
          <table:table-cell table:formula="of:=IF(ISBLANK([$Entailment.C120]);&quot;&quot;; [$Entailment.C120])">
            <text:p/>
          </table:table-cell>
          <table:table-cell table:formula="of:=IF(ISBLANK([$Specificity.C120]);&quot;&quot;; [$Specificity.C120])">
            <text:p/>
          </table:table-cell>
          <table:table-cell table:formula="of:=IF(ISBLANK([$Paraphrase.C120]);&quot;&quot;; [$Paraphrase.C120])">
            <text:p/>
          </table:table-cell>
          <table:table-cell table:formula="of:=IF(ISBLANK([$LocalRelevance.C120]);&quot;&quot;; [$LocalRelevance.C120])">
            <text:p/>
          </table:table-cell>
          <table:table-cell table:formula="of:=IF(ISBLANK([.A120]); &quot;&quot;; IF(COUNTIF([.C120:.G120]; &quot;yes&quot;) &gt; 0; &quot;yes&quot;; &quot;no&quot;))">
            <text:p/>
          </table:table-cell>
        </table:table-row>
        <table:table-row table:style-name="ro6">
          <table:table-cell table:number-columns-repeated="2"/>
          <table:table-cell table:formula="of:=IF(ISBLANK([$Contradiction.C121]);&quot;&quot;; [$Contradiction.C121])">
            <text:p/>
          </table:table-cell>
          <table:table-cell table:formula="of:=IF(ISBLANK([$Entailment.C121]);&quot;&quot;; [$Entailment.C121])">
            <text:p/>
          </table:table-cell>
          <table:table-cell table:formula="of:=IF(ISBLANK([$Specificity.C121]);&quot;&quot;; [$Specificity.C121])">
            <text:p/>
          </table:table-cell>
          <table:table-cell table:formula="of:=IF(ISBLANK([$Paraphrase.C121]);&quot;&quot;; [$Paraphrase.C121])">
            <text:p/>
          </table:table-cell>
          <table:table-cell table:formula="of:=IF(ISBLANK([$LocalRelevance.C121]);&quot;&quot;; [$LocalRelevance.C121])">
            <text:p/>
          </table:table-cell>
          <table:table-cell table:formula="of:=IF(ISBLANK([.A121]); &quot;&quot;; IF(COUNTIF([.C121:.G121]; &quot;yes&quot;) &gt; 0; &quot;yes&quot;; &quot;no&quot;))">
            <text:p/>
          </table:table-cell>
        </table:table-row>
        <table:table-row table:style-name="ro6">
          <table:table-cell table:number-columns-repeated="2"/>
          <table:table-cell table:formula="of:=IF(ISBLANK([$Contradiction.C122]);&quot;&quot;; [$Contradiction.C122])">
            <text:p/>
          </table:table-cell>
          <table:table-cell table:formula="of:=IF(ISBLANK([$Entailment.C122]);&quot;&quot;; [$Entailment.C122])">
            <text:p/>
          </table:table-cell>
          <table:table-cell table:formula="of:=IF(ISBLANK([$Specificity.C122]);&quot;&quot;; [$Specificity.C122])">
            <text:p/>
          </table:table-cell>
          <table:table-cell table:formula="of:=IF(ISBLANK([$Paraphrase.C122]);&quot;&quot;; [$Paraphrase.C122])">
            <text:p/>
          </table:table-cell>
          <table:table-cell table:formula="of:=IF(ISBLANK([$LocalRelevance.C122]);&quot;&quot;; [$LocalRelevance.C122])">
            <text:p/>
          </table:table-cell>
          <table:table-cell table:formula="of:=IF(ISBLANK([.A122]); &quot;&quot;; IF(COUNTIF([.C122:.G122]; &quot;yes&quot;) &gt; 0; &quot;yes&quot;; &quot;no&quot;))">
            <text:p/>
          </table:table-cell>
        </table:table-row>
        <table:table-row table:style-name="ro6">
          <table:table-cell table:number-columns-repeated="2"/>
          <table:table-cell table:formula="of:=IF(ISBLANK([$Contradiction.C123]);&quot;&quot;; [$Contradiction.C123])">
            <text:p/>
          </table:table-cell>
          <table:table-cell table:formula="of:=IF(ISBLANK([$Entailment.C123]);&quot;&quot;; [$Entailment.C123])">
            <text:p/>
          </table:table-cell>
          <table:table-cell table:formula="of:=IF(ISBLANK([$Specificity.C123]);&quot;&quot;; [$Specificity.C123])">
            <text:p/>
          </table:table-cell>
          <table:table-cell table:formula="of:=IF(ISBLANK([$Paraphrase.C123]);&quot;&quot;; [$Paraphrase.C123])">
            <text:p/>
          </table:table-cell>
          <table:table-cell table:formula="of:=IF(ISBLANK([$LocalRelevance.C123]);&quot;&quot;; [$LocalRelevance.C123])">
            <text:p/>
          </table:table-cell>
          <table:table-cell table:formula="of:=IF(ISBLANK([.A123]); &quot;&quot;; IF(COUNTIF([.C123:.G123]; &quot;yes&quot;) &gt; 0; &quot;yes&quot;; &quot;no&quot;))">
            <text:p/>
          </table:table-cell>
        </table:table-row>
        <table:table-row table:style-name="ro6">
          <table:table-cell table:number-columns-repeated="2"/>
          <table:table-cell table:formula="of:=IF(ISBLANK([$Contradiction.C124]);&quot;&quot;; [$Contradiction.C124])">
            <text:p/>
          </table:table-cell>
          <table:table-cell table:formula="of:=IF(ISBLANK([$Entailment.C124]);&quot;&quot;; [$Entailment.C124])">
            <text:p/>
          </table:table-cell>
          <table:table-cell table:formula="of:=IF(ISBLANK([$Specificity.C124]);&quot;&quot;; [$Specificity.C124])">
            <text:p/>
          </table:table-cell>
          <table:table-cell table:formula="of:=IF(ISBLANK([$Paraphrase.C124]);&quot;&quot;; [$Paraphrase.C124])">
            <text:p/>
          </table:table-cell>
          <table:table-cell table:formula="of:=IF(ISBLANK([$LocalRelevance.C124]);&quot;&quot;; [$LocalRelevance.C124])">
            <text:p/>
          </table:table-cell>
          <table:table-cell table:formula="of:=IF(ISBLANK([.A124]); &quot;&quot;; IF(COUNTIF([.C124:.G124]; &quot;yes&quot;) &gt; 0; &quot;yes&quot;; &quot;no&quot;))">
            <text:p/>
          </table:table-cell>
        </table:table-row>
        <table:table-row table:style-name="ro6">
          <table:table-cell table:number-columns-repeated="2"/>
          <table:table-cell table:formula="of:=IF(ISBLANK([$Contradiction.C125]);&quot;&quot;; [$Contradiction.C125])">
            <text:p/>
          </table:table-cell>
          <table:table-cell table:formula="of:=IF(ISBLANK([$Entailment.C125]);&quot;&quot;; [$Entailment.C125])">
            <text:p/>
          </table:table-cell>
          <table:table-cell table:formula="of:=IF(ISBLANK([$Specificity.C125]);&quot;&quot;; [$Specificity.C125])">
            <text:p/>
          </table:table-cell>
          <table:table-cell table:formula="of:=IF(ISBLANK([$Paraphrase.C125]);&quot;&quot;; [$Paraphrase.C125])">
            <text:p/>
          </table:table-cell>
          <table:table-cell table:formula="of:=IF(ISBLANK([$LocalRelevance.C125]);&quot;&quot;; [$LocalRelevance.C125])">
            <text:p/>
          </table:table-cell>
          <table:table-cell table:formula="of:=IF(ISBLANK([.A125]); &quot;&quot;; IF(COUNTIF([.C125:.G125]; &quot;yes&quot;) &gt; 0; &quot;yes&quot;; &quot;no&quot;))">
            <text:p/>
          </table:table-cell>
        </table:table-row>
        <table:table-row table:style-name="ro6">
          <table:table-cell table:number-columns-repeated="2"/>
          <table:table-cell table:formula="of:=IF(ISBLANK([$Contradiction.C126]);&quot;&quot;; [$Contradiction.C126])">
            <text:p/>
          </table:table-cell>
          <table:table-cell table:formula="of:=IF(ISBLANK([$Entailment.C126]);&quot;&quot;; [$Entailment.C126])">
            <text:p/>
          </table:table-cell>
          <table:table-cell table:formula="of:=IF(ISBLANK([$Specificity.C126]);&quot;&quot;; [$Specificity.C126])">
            <text:p/>
          </table:table-cell>
          <table:table-cell table:formula="of:=IF(ISBLANK([$Paraphrase.C126]);&quot;&quot;; [$Paraphrase.C126])">
            <text:p/>
          </table:table-cell>
          <table:table-cell table:formula="of:=IF(ISBLANK([$LocalRelevance.C126]);&quot;&quot;; [$LocalRelevance.C126])">
            <text:p/>
          </table:table-cell>
          <table:table-cell table:formula="of:=IF(ISBLANK([.A126]); &quot;&quot;; IF(COUNTIF([.C126:.G126]; &quot;yes&quot;) &gt; 0; &quot;yes&quot;; &quot;no&quot;))">
            <text:p/>
          </table:table-cell>
        </table:table-row>
        <table:table-row table:style-name="ro6">
          <table:table-cell table:number-columns-repeated="2"/>
          <table:table-cell table:formula="of:=IF(ISBLANK([$Contradiction.C127]);&quot;&quot;; [$Contradiction.C127])">
            <text:p/>
          </table:table-cell>
          <table:table-cell table:formula="of:=IF(ISBLANK([$Entailment.C127]);&quot;&quot;; [$Entailment.C127])">
            <text:p/>
          </table:table-cell>
          <table:table-cell table:formula="of:=IF(ISBLANK([$Specificity.C127]);&quot;&quot;; [$Specificity.C127])">
            <text:p/>
          </table:table-cell>
          <table:table-cell table:formula="of:=IF(ISBLANK([$Paraphrase.C127]);&quot;&quot;; [$Paraphrase.C127])">
            <text:p/>
          </table:table-cell>
          <table:table-cell table:formula="of:=IF(ISBLANK([$LocalRelevance.C127]);&quot;&quot;; [$LocalRelevance.C127])">
            <text:p/>
          </table:table-cell>
          <table:table-cell table:formula="of:=IF(ISBLANK([.A127]); &quot;&quot;; IF(COUNTIF([.C127:.G127]; &quot;yes&quot;) &gt; 0; &quot;yes&quot;; &quot;no&quot;))">
            <text:p/>
          </table:table-cell>
        </table:table-row>
        <table:table-row table:style-name="ro6">
          <table:table-cell table:number-columns-repeated="2"/>
          <table:table-cell table:formula="of:=IF(ISBLANK([$Contradiction.C128]);&quot;&quot;; [$Contradiction.C128])">
            <text:p/>
          </table:table-cell>
          <table:table-cell table:formula="of:=IF(ISBLANK([$Entailment.C128]);&quot;&quot;; [$Entailment.C128])">
            <text:p/>
          </table:table-cell>
          <table:table-cell table:formula="of:=IF(ISBLANK([$Specificity.C128]);&quot;&quot;; [$Specificity.C128])">
            <text:p/>
          </table:table-cell>
          <table:table-cell table:formula="of:=IF(ISBLANK([$Paraphrase.C128]);&quot;&quot;; [$Paraphrase.C128])">
            <text:p/>
          </table:table-cell>
          <table:table-cell table:formula="of:=IF(ISBLANK([$LocalRelevance.C128]);&quot;&quot;; [$LocalRelevance.C128])">
            <text:p/>
          </table:table-cell>
          <table:table-cell table:formula="of:=IF(ISBLANK([.A128]); &quot;&quot;; IF(COUNTIF([.C128:.G128]; &quot;yes&quot;) &gt; 0; &quot;yes&quot;; &quot;no&quot;))">
            <text:p/>
          </table:table-cell>
        </table:table-row>
        <table:table-row table:style-name="ro6">
          <table:table-cell table:number-columns-repeated="2"/>
          <table:table-cell table:formula="of:=IF(ISBLANK([$Contradiction.C129]);&quot;&quot;; [$Contradiction.C129])">
            <text:p/>
          </table:table-cell>
          <table:table-cell table:formula="of:=IF(ISBLANK([$Entailment.C129]);&quot;&quot;; [$Entailment.C129])">
            <text:p/>
          </table:table-cell>
          <table:table-cell table:formula="of:=IF(ISBLANK([$Specificity.C129]);&quot;&quot;; [$Specificity.C129])">
            <text:p/>
          </table:table-cell>
          <table:table-cell table:formula="of:=IF(ISBLANK([$Paraphrase.C129]);&quot;&quot;; [$Paraphrase.C129])">
            <text:p/>
          </table:table-cell>
          <table:table-cell table:formula="of:=IF(ISBLANK([$LocalRelevance.C129]);&quot;&quot;; [$LocalRelevance.C129])">
            <text:p/>
          </table:table-cell>
          <table:table-cell table:formula="of:=IF(ISBLANK([.A129]); &quot;&quot;; IF(COUNTIF([.C129:.G129]; &quot;yes&quot;) &gt; 0; &quot;yes&quot;; &quot;no&quot;))">
            <text:p/>
          </table:table-cell>
        </table:table-row>
        <table:table-row table:style-name="ro6">
          <table:table-cell table:number-columns-repeated="2"/>
          <table:table-cell table:formula="of:=IF(ISBLANK([$Contradiction.C130]);&quot;&quot;; [$Contradiction.C130])">
            <text:p/>
          </table:table-cell>
          <table:table-cell table:formula="of:=IF(ISBLANK([$Entailment.C130]);&quot;&quot;; [$Entailment.C130])">
            <text:p/>
          </table:table-cell>
          <table:table-cell table:formula="of:=IF(ISBLANK([$Specificity.C130]);&quot;&quot;; [$Specificity.C130])">
            <text:p/>
          </table:table-cell>
          <table:table-cell table:formula="of:=IF(ISBLANK([$Paraphrase.C130]);&quot;&quot;; [$Paraphrase.C130])">
            <text:p/>
          </table:table-cell>
          <table:table-cell table:formula="of:=IF(ISBLANK([$LocalRelevance.C130]);&quot;&quot;; [$LocalRelevance.C130])">
            <text:p/>
          </table:table-cell>
          <table:table-cell table:formula="of:=IF(ISBLANK([.A130]); &quot;&quot;; IF(COUNTIF([.C130:.G130]; &quot;yes&quot;) &gt; 0; &quot;yes&quot;; &quot;no&quot;))">
            <text:p/>
          </table:table-cell>
        </table:table-row>
        <table:table-row table:style-name="ro6">
          <table:table-cell table:number-columns-repeated="2"/>
          <table:table-cell table:formula="of:=IF(ISBLANK([$Contradiction.C131]);&quot;&quot;; [$Contradiction.C131])">
            <text:p/>
          </table:table-cell>
          <table:table-cell table:formula="of:=IF(ISBLANK([$Entailment.C131]);&quot;&quot;; [$Entailment.C131])">
            <text:p/>
          </table:table-cell>
          <table:table-cell table:formula="of:=IF(ISBLANK([$Specificity.C131]);&quot;&quot;; [$Specificity.C131])">
            <text:p/>
          </table:table-cell>
          <table:table-cell table:formula="of:=IF(ISBLANK([$Paraphrase.C131]);&quot;&quot;; [$Paraphrase.C131])">
            <text:p/>
          </table:table-cell>
          <table:table-cell table:formula="of:=IF(ISBLANK([$LocalRelevance.C131]);&quot;&quot;; [$LocalRelevance.C131])">
            <text:p/>
          </table:table-cell>
          <table:table-cell table:formula="of:=IF(ISBLANK([.A131]); &quot;&quot;; IF(COUNTIF([.C131:.G131]; &quot;yes&quot;) &gt; 0; &quot;yes&quot;; &quot;no&quot;))">
            <text:p/>
          </table:table-cell>
        </table:table-row>
        <table:table-row table:style-name="ro6">
          <table:table-cell table:number-columns-repeated="2"/>
          <table:table-cell table:formula="of:=IF(ISBLANK([$Contradiction.C132]);&quot;&quot;; [$Contradiction.C132])">
            <text:p/>
          </table:table-cell>
          <table:table-cell table:formula="of:=IF(ISBLANK([$Entailment.C132]);&quot;&quot;; [$Entailment.C132])">
            <text:p/>
          </table:table-cell>
          <table:table-cell table:formula="of:=IF(ISBLANK([$Specificity.C132]);&quot;&quot;; [$Specificity.C132])">
            <text:p/>
          </table:table-cell>
          <table:table-cell table:formula="of:=IF(ISBLANK([$Paraphrase.C132]);&quot;&quot;; [$Paraphrase.C132])">
            <text:p/>
          </table:table-cell>
          <table:table-cell table:formula="of:=IF(ISBLANK([$LocalRelevance.C132]);&quot;&quot;; [$LocalRelevance.C132])">
            <text:p/>
          </table:table-cell>
          <table:table-cell table:formula="of:=IF(ISBLANK([.A132]); &quot;&quot;; IF(COUNTIF([.C132:.G132]; &quot;yes&quot;) &gt; 0; &quot;yes&quot;; &quot;no&quot;))">
            <text:p/>
          </table:table-cell>
        </table:table-row>
        <table:table-row table:style-name="ro6">
          <table:table-cell table:number-columns-repeated="2"/>
          <table:table-cell table:formula="of:=IF(ISBLANK([$Contradiction.C133]);&quot;&quot;; [$Contradiction.C133])">
            <text:p/>
          </table:table-cell>
          <table:table-cell table:formula="of:=IF(ISBLANK([$Entailment.C133]);&quot;&quot;; [$Entailment.C133])">
            <text:p/>
          </table:table-cell>
          <table:table-cell table:formula="of:=IF(ISBLANK([$Specificity.C133]);&quot;&quot;; [$Specificity.C133])">
            <text:p/>
          </table:table-cell>
          <table:table-cell table:formula="of:=IF(ISBLANK([$Paraphrase.C133]);&quot;&quot;; [$Paraphrase.C133])">
            <text:p/>
          </table:table-cell>
          <table:table-cell table:formula="of:=IF(ISBLANK([$LocalRelevance.C133]);&quot;&quot;; [$LocalRelevance.C133])">
            <text:p/>
          </table:table-cell>
          <table:table-cell table:formula="of:=IF(ISBLANK([.A133]); &quot;&quot;; IF(COUNTIF([.C133:.G133]; &quot;yes&quot;) &gt; 0; &quot;yes&quot;; &quot;no&quot;))">
            <text:p/>
          </table:table-cell>
        </table:table-row>
        <table:table-row table:style-name="ro6">
          <table:table-cell table:number-columns-repeated="2"/>
          <table:table-cell table:formula="of:=IF(ISBLANK([$Contradiction.C134]);&quot;&quot;; [$Contradiction.C134])">
            <text:p/>
          </table:table-cell>
          <table:table-cell table:formula="of:=IF(ISBLANK([$Entailment.C134]);&quot;&quot;; [$Entailment.C134])">
            <text:p/>
          </table:table-cell>
          <table:table-cell table:formula="of:=IF(ISBLANK([$Specificity.C134]);&quot;&quot;; [$Specificity.C134])">
            <text:p/>
          </table:table-cell>
          <table:table-cell table:formula="of:=IF(ISBLANK([$Paraphrase.C134]);&quot;&quot;; [$Paraphrase.C134])">
            <text:p/>
          </table:table-cell>
          <table:table-cell table:formula="of:=IF(ISBLANK([$LocalRelevance.C134]);&quot;&quot;; [$LocalRelevance.C134])">
            <text:p/>
          </table:table-cell>
          <table:table-cell table:formula="of:=IF(ISBLANK([.A134]); &quot;&quot;; IF(COUNTIF([.C134:.G134]; &quot;yes&quot;) &gt; 0; &quot;yes&quot;; &quot;no&quot;))">
            <text:p/>
          </table:table-cell>
        </table:table-row>
        <table:table-row table:style-name="ro6">
          <table:table-cell table:number-columns-repeated="2"/>
          <table:table-cell table:formula="of:=IF(ISBLANK([$Contradiction.C135]);&quot;&quot;; [$Contradiction.C135])">
            <text:p/>
          </table:table-cell>
          <table:table-cell table:formula="of:=IF(ISBLANK([$Entailment.C135]);&quot;&quot;; [$Entailment.C135])">
            <text:p/>
          </table:table-cell>
          <table:table-cell table:formula="of:=IF(ISBLANK([$Specificity.C135]);&quot;&quot;; [$Specificity.C135])">
            <text:p/>
          </table:table-cell>
          <table:table-cell table:formula="of:=IF(ISBLANK([$Paraphrase.C135]);&quot;&quot;; [$Paraphrase.C135])">
            <text:p/>
          </table:table-cell>
          <table:table-cell table:formula="of:=IF(ISBLANK([$LocalRelevance.C135]);&quot;&quot;; [$LocalRelevance.C135])">
            <text:p/>
          </table:table-cell>
          <table:table-cell table:formula="of:=IF(ISBLANK([.A135]); &quot;&quot;; IF(COUNTIF([.C135:.G135]; &quot;yes&quot;) &gt; 0; &quot;yes&quot;; &quot;no&quot;))">
            <text:p/>
          </table:table-cell>
        </table:table-row>
        <table:table-row table:style-name="ro6">
          <table:table-cell table:number-columns-repeated="2"/>
          <table:table-cell table:formula="of:=IF(ISBLANK([$Contradiction.C136]);&quot;&quot;; [$Contradiction.C136])">
            <text:p/>
          </table:table-cell>
          <table:table-cell table:formula="of:=IF(ISBLANK([$Entailment.C136]);&quot;&quot;; [$Entailment.C136])">
            <text:p/>
          </table:table-cell>
          <table:table-cell table:formula="of:=IF(ISBLANK([$Specificity.C136]);&quot;&quot;; [$Specificity.C136])">
            <text:p/>
          </table:table-cell>
          <table:table-cell table:formula="of:=IF(ISBLANK([$Paraphrase.C136]);&quot;&quot;; [$Paraphrase.C136])">
            <text:p/>
          </table:table-cell>
          <table:table-cell table:formula="of:=IF(ISBLANK([$LocalRelevance.C136]);&quot;&quot;; [$LocalRelevance.C136])">
            <text:p/>
          </table:table-cell>
          <table:table-cell table:formula="of:=IF(ISBLANK([.A136]); &quot;&quot;; IF(COUNTIF([.C136:.G136]; &quot;yes&quot;) &gt; 0; &quot;yes&quot;; &quot;no&quot;))">
            <text:p/>
          </table:table-cell>
        </table:table-row>
        <table:table-row table:style-name="ro6">
          <table:table-cell table:number-columns-repeated="2"/>
          <table:table-cell table:formula="of:=IF(ISBLANK([$Contradiction.C137]);&quot;&quot;; [$Contradiction.C137])">
            <text:p/>
          </table:table-cell>
          <table:table-cell table:formula="of:=IF(ISBLANK([$Entailment.C137]);&quot;&quot;; [$Entailment.C137])">
            <text:p/>
          </table:table-cell>
          <table:table-cell table:formula="of:=IF(ISBLANK([$Specificity.C137]);&quot;&quot;; [$Specificity.C137])">
            <text:p/>
          </table:table-cell>
          <table:table-cell table:formula="of:=IF(ISBLANK([$Paraphrase.C137]);&quot;&quot;; [$Paraphrase.C137])">
            <text:p/>
          </table:table-cell>
          <table:table-cell table:formula="of:=IF(ISBLANK([$LocalRelevance.C137]);&quot;&quot;; [$LocalRelevance.C137])">
            <text:p/>
          </table:table-cell>
          <table:table-cell table:formula="of:=IF(ISBLANK([.A137]); &quot;&quot;; IF(COUNTIF([.C137:.G137]; &quot;yes&quot;) &gt; 0; &quot;yes&quot;; &quot;no&quot;))">
            <text:p/>
          </table:table-cell>
        </table:table-row>
        <table:table-row table:style-name="ro6">
          <table:table-cell table:number-columns-repeated="2"/>
          <table:table-cell table:formula="of:=IF(ISBLANK([$Contradiction.C138]);&quot;&quot;; [$Contradiction.C138])">
            <text:p/>
          </table:table-cell>
          <table:table-cell table:formula="of:=IF(ISBLANK([$Entailment.C138]);&quot;&quot;; [$Entailment.C138])">
            <text:p/>
          </table:table-cell>
          <table:table-cell table:formula="of:=IF(ISBLANK([$Specificity.C138]);&quot;&quot;; [$Specificity.C138])">
            <text:p/>
          </table:table-cell>
          <table:table-cell table:formula="of:=IF(ISBLANK([$Paraphrase.C138]);&quot;&quot;; [$Paraphrase.C138])">
            <text:p/>
          </table:table-cell>
          <table:table-cell table:formula="of:=IF(ISBLANK([$LocalRelevance.C138]);&quot;&quot;; [$LocalRelevance.C138])">
            <text:p/>
          </table:table-cell>
          <table:table-cell table:formula="of:=IF(ISBLANK([.A138]); &quot;&quot;; IF(COUNTIF([.C138:.G138]; &quot;yes&quot;) &gt; 0; &quot;yes&quot;; &quot;no&quot;))">
            <text:p/>
          </table:table-cell>
        </table:table-row>
        <table:table-row table:style-name="ro6">
          <table:table-cell table:number-columns-repeated="2"/>
          <table:table-cell table:formula="of:=IF(ISBLANK([$Contradiction.C139]);&quot;&quot;; [$Contradiction.C139])">
            <text:p/>
          </table:table-cell>
          <table:table-cell table:formula="of:=IF(ISBLANK([$Entailment.C139]);&quot;&quot;; [$Entailment.C139])">
            <text:p/>
          </table:table-cell>
          <table:table-cell table:formula="of:=IF(ISBLANK([$Specificity.C139]);&quot;&quot;; [$Specificity.C139])">
            <text:p/>
          </table:table-cell>
          <table:table-cell table:formula="of:=IF(ISBLANK([$Paraphrase.C139]);&quot;&quot;; [$Paraphrase.C139])">
            <text:p/>
          </table:table-cell>
          <table:table-cell table:formula="of:=IF(ISBLANK([$LocalRelevance.C139]);&quot;&quot;; [$LocalRelevance.C139])">
            <text:p/>
          </table:table-cell>
          <table:table-cell table:formula="of:=IF(ISBLANK([.A139]); &quot;&quot;; IF(COUNTIF([.C139:.G139]; &quot;yes&quot;) &gt; 0; &quot;yes&quot;; &quot;no&quot;))">
            <text:p/>
          </table:table-cell>
        </table:table-row>
        <table:table-row table:style-name="ro6">
          <table:table-cell table:number-columns-repeated="2"/>
          <table:table-cell table:formula="of:=IF(ISBLANK([$Contradiction.C140]);&quot;&quot;; [$Contradiction.C140])">
            <text:p/>
          </table:table-cell>
          <table:table-cell table:formula="of:=IF(ISBLANK([$Entailment.C140]);&quot;&quot;; [$Entailment.C140])">
            <text:p/>
          </table:table-cell>
          <table:table-cell table:formula="of:=IF(ISBLANK([$Specificity.C140]);&quot;&quot;; [$Specificity.C140])">
            <text:p/>
          </table:table-cell>
          <table:table-cell table:formula="of:=IF(ISBLANK([$Paraphrase.C140]);&quot;&quot;; [$Paraphrase.C140])">
            <text:p/>
          </table:table-cell>
          <table:table-cell table:formula="of:=IF(ISBLANK([$LocalRelevance.C140]);&quot;&quot;; [$LocalRelevance.C140])">
            <text:p/>
          </table:table-cell>
          <table:table-cell table:formula="of:=IF(ISBLANK([.A140]); &quot;&quot;; IF(COUNTIF([.C140:.G140]; &quot;yes&quot;) &gt; 0; &quot;yes&quot;; &quot;no&quot;))">
            <text:p/>
          </table:table-cell>
        </table:table-row>
        <table:table-row table:style-name="ro6">
          <table:table-cell table:number-columns-repeated="2"/>
          <table:table-cell table:formula="of:=IF(ISBLANK([$Contradiction.C141]);&quot;&quot;; [$Contradiction.C141])">
            <text:p/>
          </table:table-cell>
          <table:table-cell table:formula="of:=IF(ISBLANK([$Entailment.C141]);&quot;&quot;; [$Entailment.C141])">
            <text:p/>
          </table:table-cell>
          <table:table-cell table:formula="of:=IF(ISBLANK([$Specificity.C141]);&quot;&quot;; [$Specificity.C141])">
            <text:p/>
          </table:table-cell>
          <table:table-cell table:formula="of:=IF(ISBLANK([$Paraphrase.C141]);&quot;&quot;; [$Paraphrase.C141])">
            <text:p/>
          </table:table-cell>
          <table:table-cell table:formula="of:=IF(ISBLANK([$LocalRelevance.C141]);&quot;&quot;; [$LocalRelevance.C141])">
            <text:p/>
          </table:table-cell>
          <table:table-cell table:formula="of:=IF(ISBLANK([.A141]); &quot;&quot;; IF(COUNTIF([.C141:.G141]; &quot;yes&quot;) &gt; 0; &quot;yes&quot;; &quot;no&quot;))">
            <text:p/>
          </table:table-cell>
        </table:table-row>
        <table:table-row table:style-name="ro6">
          <table:table-cell table:number-columns-repeated="2"/>
          <table:table-cell table:formula="of:=IF(ISBLANK([$Contradiction.C142]);&quot;&quot;; [$Contradiction.C142])">
            <text:p/>
          </table:table-cell>
          <table:table-cell table:formula="of:=IF(ISBLANK([$Entailment.C142]);&quot;&quot;; [$Entailment.C142])">
            <text:p/>
          </table:table-cell>
          <table:table-cell table:formula="of:=IF(ISBLANK([$Specificity.C142]);&quot;&quot;; [$Specificity.C142])">
            <text:p/>
          </table:table-cell>
          <table:table-cell table:formula="of:=IF(ISBLANK([$Paraphrase.C142]);&quot;&quot;; [$Paraphrase.C142])">
            <text:p/>
          </table:table-cell>
          <table:table-cell table:formula="of:=IF(ISBLANK([$LocalRelevance.C142]);&quot;&quot;; [$LocalRelevance.C142])">
            <text:p/>
          </table:table-cell>
          <table:table-cell table:formula="of:=IF(ISBLANK([.A142]); &quot;&quot;; IF(COUNTIF([.C142:.G142]; &quot;yes&quot;) &gt; 0; &quot;yes&quot;; &quot;no&quot;))">
            <text:p/>
          </table:table-cell>
        </table:table-row>
        <table:table-row table:style-name="ro6">
          <table:table-cell table:number-columns-repeated="2"/>
          <table:table-cell table:formula="of:=IF(ISBLANK([$Contradiction.C143]);&quot;&quot;; [$Contradiction.C143])">
            <text:p/>
          </table:table-cell>
          <table:table-cell table:formula="of:=IF(ISBLANK([$Entailment.C143]);&quot;&quot;; [$Entailment.C143])">
            <text:p/>
          </table:table-cell>
          <table:table-cell table:formula="of:=IF(ISBLANK([$Specificity.C143]);&quot;&quot;; [$Specificity.C143])">
            <text:p/>
          </table:table-cell>
          <table:table-cell table:formula="of:=IF(ISBLANK([$Paraphrase.C143]);&quot;&quot;; [$Paraphrase.C143])">
            <text:p/>
          </table:table-cell>
          <table:table-cell table:formula="of:=IF(ISBLANK([$LocalRelevance.C143]);&quot;&quot;; [$LocalRelevance.C143])">
            <text:p/>
          </table:table-cell>
          <table:table-cell table:formula="of:=IF(ISBLANK([.A143]); &quot;&quot;; IF(COUNTIF([.C143:.G143]; &quot;yes&quot;) &gt; 0; &quot;yes&quot;; &quot;no&quot;))">
            <text:p/>
          </table:table-cell>
        </table:table-row>
        <table:table-row table:style-name="ro6">
          <table:table-cell table:number-columns-repeated="2"/>
          <table:table-cell table:formula="of:=IF(ISBLANK([$Contradiction.C144]);&quot;&quot;; [$Contradiction.C144])">
            <text:p/>
          </table:table-cell>
          <table:table-cell table:formula="of:=IF(ISBLANK([$Entailment.C144]);&quot;&quot;; [$Entailment.C144])">
            <text:p/>
          </table:table-cell>
          <table:table-cell table:formula="of:=IF(ISBLANK([$Specificity.C144]);&quot;&quot;; [$Specificity.C144])">
            <text:p/>
          </table:table-cell>
          <table:table-cell table:formula="of:=IF(ISBLANK([$Paraphrase.C144]);&quot;&quot;; [$Paraphrase.C144])">
            <text:p/>
          </table:table-cell>
          <table:table-cell table:formula="of:=IF(ISBLANK([$LocalRelevance.C144]);&quot;&quot;; [$LocalRelevance.C144])">
            <text:p/>
          </table:table-cell>
          <table:table-cell table:formula="of:=IF(ISBLANK([.A144]); &quot;&quot;; IF(COUNTIF([.C144:.G144]; &quot;yes&quot;) &gt; 0; &quot;yes&quot;; &quot;no&quot;))">
            <text:p/>
          </table:table-cell>
        </table:table-row>
        <table:table-row table:style-name="ro6">
          <table:table-cell table:number-columns-repeated="2"/>
          <table:table-cell table:formula="of:=IF(ISBLANK([$Contradiction.C145]);&quot;&quot;; [$Contradiction.C145])">
            <text:p/>
          </table:table-cell>
          <table:table-cell table:formula="of:=IF(ISBLANK([$Entailment.C145]);&quot;&quot;; [$Entailment.C145])">
            <text:p/>
          </table:table-cell>
          <table:table-cell table:formula="of:=IF(ISBLANK([$Specificity.C145]);&quot;&quot;; [$Specificity.C145])">
            <text:p/>
          </table:table-cell>
          <table:table-cell table:formula="of:=IF(ISBLANK([$Paraphrase.C145]);&quot;&quot;; [$Paraphrase.C145])">
            <text:p/>
          </table:table-cell>
          <table:table-cell table:formula="of:=IF(ISBLANK([$LocalRelevance.C145]);&quot;&quot;; [$LocalRelevance.C145])">
            <text:p/>
          </table:table-cell>
          <table:table-cell table:formula="of:=IF(ISBLANK([.A145]); &quot;&quot;; IF(COUNTIF([.C145:.G145]; &quot;yes&quot;) &gt; 0; &quot;yes&quot;; &quot;no&quot;))">
            <text:p/>
          </table:table-cell>
        </table:table-row>
        <table:table-row table:style-name="ro6">
          <table:table-cell table:number-columns-repeated="2"/>
          <table:table-cell table:formula="of:=IF(ISBLANK([$Contradiction.C146]);&quot;&quot;; [$Contradiction.C146])">
            <text:p/>
          </table:table-cell>
          <table:table-cell table:formula="of:=IF(ISBLANK([$Entailment.C146]);&quot;&quot;; [$Entailment.C146])">
            <text:p/>
          </table:table-cell>
          <table:table-cell table:formula="of:=IF(ISBLANK([$Specificity.C146]);&quot;&quot;; [$Specificity.C146])">
            <text:p/>
          </table:table-cell>
          <table:table-cell table:formula="of:=IF(ISBLANK([$Paraphrase.C146]);&quot;&quot;; [$Paraphrase.C146])">
            <text:p/>
          </table:table-cell>
          <table:table-cell table:formula="of:=IF(ISBLANK([$LocalRelevance.C146]);&quot;&quot;; [$LocalRelevance.C146])">
            <text:p/>
          </table:table-cell>
          <table:table-cell table:formula="of:=IF(ISBLANK([.A146]); &quot;&quot;; IF(COUNTIF([.C146:.G146]; &quot;yes&quot;) &gt; 0; &quot;yes&quot;; &quot;no&quot;))">
            <text:p/>
          </table:table-cell>
        </table:table-row>
        <table:table-row table:style-name="ro6">
          <table:table-cell table:number-columns-repeated="2"/>
          <table:table-cell table:formula="of:=IF(ISBLANK([$Contradiction.C147]);&quot;&quot;; [$Contradiction.C147])">
            <text:p/>
          </table:table-cell>
          <table:table-cell table:formula="of:=IF(ISBLANK([$Entailment.C147]);&quot;&quot;; [$Entailment.C147])">
            <text:p/>
          </table:table-cell>
          <table:table-cell table:formula="of:=IF(ISBLANK([$Specificity.C147]);&quot;&quot;; [$Specificity.C147])">
            <text:p/>
          </table:table-cell>
          <table:table-cell table:formula="of:=IF(ISBLANK([$Paraphrase.C147]);&quot;&quot;; [$Paraphrase.C147])">
            <text:p/>
          </table:table-cell>
          <table:table-cell table:formula="of:=IF(ISBLANK([$LocalRelevance.C147]);&quot;&quot;; [$LocalRelevance.C147])">
            <text:p/>
          </table:table-cell>
          <table:table-cell table:formula="of:=IF(ISBLANK([.A147]); &quot;&quot;; IF(COUNTIF([.C147:.G147]; &quot;yes&quot;) &gt; 0; &quot;yes&quot;; &quot;no&quot;))">
            <text:p/>
          </table:table-cell>
        </table:table-row>
        <table:table-row table:style-name="ro6">
          <table:table-cell table:number-columns-repeated="2"/>
          <table:table-cell table:formula="of:=IF(ISBLANK([$Contradiction.C148]);&quot;&quot;; [$Contradiction.C148])">
            <text:p/>
          </table:table-cell>
          <table:table-cell table:formula="of:=IF(ISBLANK([$Entailment.C148]);&quot;&quot;; [$Entailment.C148])">
            <text:p/>
          </table:table-cell>
          <table:table-cell table:formula="of:=IF(ISBLANK([$Specificity.C148]);&quot;&quot;; [$Specificity.C148])">
            <text:p/>
          </table:table-cell>
          <table:table-cell table:formula="of:=IF(ISBLANK([$Paraphrase.C148]);&quot;&quot;; [$Paraphrase.C148])">
            <text:p/>
          </table:table-cell>
          <table:table-cell table:formula="of:=IF(ISBLANK([$LocalRelevance.C148]);&quot;&quot;; [$LocalRelevance.C148])">
            <text:p/>
          </table:table-cell>
          <table:table-cell table:formula="of:=IF(ISBLANK([.A148]); &quot;&quot;; IF(COUNTIF([.C148:.G148]; &quot;yes&quot;) &gt; 0; &quot;yes&quot;; &quot;no&quot;))">
            <text:p/>
          </table:table-cell>
        </table:table-row>
        <table:table-row table:style-name="ro6">
          <table:table-cell table:number-columns-repeated="2"/>
          <table:table-cell table:formula="of:=IF(ISBLANK([$Contradiction.C149]);&quot;&quot;; [$Contradiction.C149])">
            <text:p/>
          </table:table-cell>
          <table:table-cell table:formula="of:=IF(ISBLANK([$Entailment.C149]);&quot;&quot;; [$Entailment.C149])">
            <text:p/>
          </table:table-cell>
          <table:table-cell table:formula="of:=IF(ISBLANK([$Specificity.C149]);&quot;&quot;; [$Specificity.C149])">
            <text:p/>
          </table:table-cell>
          <table:table-cell table:formula="of:=IF(ISBLANK([$Paraphrase.C149]);&quot;&quot;; [$Paraphrase.C149])">
            <text:p/>
          </table:table-cell>
          <table:table-cell table:formula="of:=IF(ISBLANK([$LocalRelevance.C149]);&quot;&quot;; [$LocalRelevance.C149])">
            <text:p/>
          </table:table-cell>
          <table:table-cell table:formula="of:=IF(ISBLANK([.A149]); &quot;&quot;; IF(COUNTIF([.C149:.G149]; &quot;yes&quot;) &gt; 0; &quot;yes&quot;; &quot;no&quot;))">
            <text:p/>
          </table:table-cell>
        </table:table-row>
        <table:table-row table:style-name="ro6">
          <table:table-cell table:number-columns-repeated="2"/>
          <table:table-cell table:formula="of:=IF(ISBLANK([$Contradiction.C150]);&quot;&quot;; [$Contradiction.C150])">
            <text:p/>
          </table:table-cell>
          <table:table-cell table:formula="of:=IF(ISBLANK([$Entailment.C150]);&quot;&quot;; [$Entailment.C150])">
            <text:p/>
          </table:table-cell>
          <table:table-cell table:formula="of:=IF(ISBLANK([$Specificity.C150]);&quot;&quot;; [$Specificity.C150])">
            <text:p/>
          </table:table-cell>
          <table:table-cell table:formula="of:=IF(ISBLANK([$Paraphrase.C150]);&quot;&quot;; [$Paraphrase.C150])">
            <text:p/>
          </table:table-cell>
          <table:table-cell table:formula="of:=IF(ISBLANK([$LocalRelevance.C150]);&quot;&quot;; [$LocalRelevance.C150])">
            <text:p/>
          </table:table-cell>
          <table:table-cell table:formula="of:=IF(ISBLANK([.A150]); &quot;&quot;; IF(COUNTIF([.C150:.G150]; &quot;yes&quot;) &gt; 0; &quot;yes&quot;; &quot;no&quot;))">
            <text:p/>
          </table:table-cell>
        </table:table-row>
        <table:table-row table:style-name="ro6">
          <table:table-cell table:number-columns-repeated="2"/>
          <table:table-cell table:formula="of:=IF(ISBLANK([$Contradiction.C151]);&quot;&quot;; [$Contradiction.C151])">
            <text:p/>
          </table:table-cell>
          <table:table-cell table:formula="of:=IF(ISBLANK([$Entailment.C151]);&quot;&quot;; [$Entailment.C151])">
            <text:p/>
          </table:table-cell>
          <table:table-cell table:formula="of:=IF(ISBLANK([$Specificity.C151]);&quot;&quot;; [$Specificity.C151])">
            <text:p/>
          </table:table-cell>
          <table:table-cell table:formula="of:=IF(ISBLANK([$Paraphrase.C151]);&quot;&quot;; [$Paraphrase.C151])">
            <text:p/>
          </table:table-cell>
          <table:table-cell table:formula="of:=IF(ISBLANK([$LocalRelevance.C151]);&quot;&quot;; [$LocalRelevance.C151])">
            <text:p/>
          </table:table-cell>
          <table:table-cell table:formula="of:=IF(ISBLANK([.A151]); &quot;&quot;; IF(COUNTIF([.C151:.G151]; &quot;yes&quot;) &gt; 0; &quot;yes&quot;; &quot;no&quot;))">
            <text:p/>
          </table:table-cell>
        </table:table-row>
        <table:table-row table:style-name="ro6">
          <table:table-cell table:number-columns-repeated="2"/>
          <table:table-cell table:formula="of:=IF(ISBLANK([$Contradiction.C152]);&quot;&quot;; [$Contradiction.C152])">
            <text:p/>
          </table:table-cell>
          <table:table-cell table:formula="of:=IF(ISBLANK([$Entailment.C152]);&quot;&quot;; [$Entailment.C152])">
            <text:p/>
          </table:table-cell>
          <table:table-cell table:formula="of:=IF(ISBLANK([$Specificity.C152]);&quot;&quot;; [$Specificity.C152])">
            <text:p/>
          </table:table-cell>
          <table:table-cell table:formula="of:=IF(ISBLANK([$Paraphrase.C152]);&quot;&quot;; [$Paraphrase.C152])">
            <text:p/>
          </table:table-cell>
          <table:table-cell table:formula="of:=IF(ISBLANK([$LocalRelevance.C152]);&quot;&quot;; [$LocalRelevance.C152])">
            <text:p/>
          </table:table-cell>
          <table:table-cell table:formula="of:=IF(ISBLANK([.A152]); &quot;&quot;; IF(COUNTIF([.C152:.G152]; &quot;yes&quot;) &gt; 0; &quot;yes&quot;; &quot;no&quot;))">
            <text:p/>
          </table:table-cell>
        </table:table-row>
        <table:table-row table:style-name="ro6">
          <table:table-cell table:number-columns-repeated="2"/>
          <table:table-cell table:formula="of:=IF(ISBLANK([$Contradiction.C153]);&quot;&quot;; [$Contradiction.C153])">
            <text:p/>
          </table:table-cell>
          <table:table-cell table:formula="of:=IF(ISBLANK([$Entailment.C153]);&quot;&quot;; [$Entailment.C153])">
            <text:p/>
          </table:table-cell>
          <table:table-cell table:formula="of:=IF(ISBLANK([$Specificity.C153]);&quot;&quot;; [$Specificity.C153])">
            <text:p/>
          </table:table-cell>
          <table:table-cell table:formula="of:=IF(ISBLANK([$Paraphrase.C153]);&quot;&quot;; [$Paraphrase.C153])">
            <text:p/>
          </table:table-cell>
          <table:table-cell table:formula="of:=IF(ISBLANK([$LocalRelevance.C153]);&quot;&quot;; [$LocalRelevance.C153])">
            <text:p/>
          </table:table-cell>
          <table:table-cell table:formula="of:=IF(ISBLANK([.A153]); &quot;&quot;; IF(COUNTIF([.C153:.G153]; &quot;yes&quot;) &gt; 0; &quot;yes&quot;; &quot;no&quot;))">
            <text:p/>
          </table:table-cell>
        </table:table-row>
        <table:table-row table:style-name="ro6">
          <table:table-cell table:number-columns-repeated="2"/>
          <table:table-cell table:formula="of:=IF(ISBLANK([$Contradiction.C154]);&quot;&quot;; [$Contradiction.C154])">
            <text:p/>
          </table:table-cell>
          <table:table-cell table:formula="of:=IF(ISBLANK([$Entailment.C154]);&quot;&quot;; [$Entailment.C154])">
            <text:p/>
          </table:table-cell>
          <table:table-cell table:formula="of:=IF(ISBLANK([$Specificity.C154]);&quot;&quot;; [$Specificity.C154])">
            <text:p/>
          </table:table-cell>
          <table:table-cell table:formula="of:=IF(ISBLANK([$Paraphrase.C154]);&quot;&quot;; [$Paraphrase.C154])">
            <text:p/>
          </table:table-cell>
          <table:table-cell table:formula="of:=IF(ISBLANK([$LocalRelevance.C154]);&quot;&quot;; [$LocalRelevance.C154])">
            <text:p/>
          </table:table-cell>
          <table:table-cell table:formula="of:=IF(ISBLANK([.A154]); &quot;&quot;; IF(COUNTIF([.C154:.G154]; &quot;yes&quot;) &gt; 0; &quot;yes&quot;; &quot;no&quot;))">
            <text:p/>
          </table:table-cell>
        </table:table-row>
        <table:table-row table:style-name="ro6">
          <table:table-cell table:number-columns-repeated="2"/>
          <table:table-cell table:formula="of:=IF(ISBLANK([$Contradiction.C155]);&quot;&quot;; [$Contradiction.C155])">
            <text:p/>
          </table:table-cell>
          <table:table-cell table:formula="of:=IF(ISBLANK([$Entailment.C155]);&quot;&quot;; [$Entailment.C155])">
            <text:p/>
          </table:table-cell>
          <table:table-cell table:formula="of:=IF(ISBLANK([$Specificity.C155]);&quot;&quot;; [$Specificity.C155])">
            <text:p/>
          </table:table-cell>
          <table:table-cell table:formula="of:=IF(ISBLANK([$Paraphrase.C155]);&quot;&quot;; [$Paraphrase.C155])">
            <text:p/>
          </table:table-cell>
          <table:table-cell table:formula="of:=IF(ISBLANK([$LocalRelevance.C155]);&quot;&quot;; [$LocalRelevance.C155])">
            <text:p/>
          </table:table-cell>
          <table:table-cell table:formula="of:=IF(ISBLANK([.A155]); &quot;&quot;; IF(COUNTIF([.C155:.G155]; &quot;yes&quot;) &gt; 0; &quot;yes&quot;; &quot;no&quot;))">
            <text:p/>
          </table:table-cell>
        </table:table-row>
        <table:table-row table:style-name="ro6">
          <table:table-cell table:number-columns-repeated="2"/>
          <table:table-cell table:formula="of:=IF(ISBLANK([$Contradiction.C156]);&quot;&quot;; [$Contradiction.C156])">
            <text:p/>
          </table:table-cell>
          <table:table-cell table:formula="of:=IF(ISBLANK([$Entailment.C156]);&quot;&quot;; [$Entailment.C156])">
            <text:p/>
          </table:table-cell>
          <table:table-cell table:formula="of:=IF(ISBLANK([$Specificity.C156]);&quot;&quot;; [$Specificity.C156])">
            <text:p/>
          </table:table-cell>
          <table:table-cell table:formula="of:=IF(ISBLANK([$Paraphrase.C156]);&quot;&quot;; [$Paraphrase.C156])">
            <text:p/>
          </table:table-cell>
          <table:table-cell table:formula="of:=IF(ISBLANK([$LocalRelevance.C156]);&quot;&quot;; [$LocalRelevance.C156])">
            <text:p/>
          </table:table-cell>
          <table:table-cell table:formula="of:=IF(ISBLANK([.A156]); &quot;&quot;; IF(COUNTIF([.C156:.G156]; &quot;yes&quot;) &gt; 0; &quot;yes&quot;; &quot;no&quot;))">
            <text:p/>
          </table:table-cell>
        </table:table-row>
        <table:table-row table:style-name="ro6">
          <table:table-cell table:number-columns-repeated="2"/>
          <table:table-cell table:formula="of:=IF(ISBLANK([$Contradiction.C157]);&quot;&quot;; [$Contradiction.C157])">
            <text:p/>
          </table:table-cell>
          <table:table-cell table:formula="of:=IF(ISBLANK([$Entailment.C157]);&quot;&quot;; [$Entailment.C157])">
            <text:p/>
          </table:table-cell>
          <table:table-cell table:formula="of:=IF(ISBLANK([$Specificity.C157]);&quot;&quot;; [$Specificity.C157])">
            <text:p/>
          </table:table-cell>
          <table:table-cell table:formula="of:=IF(ISBLANK([$Paraphrase.C157]);&quot;&quot;; [$Paraphrase.C157])">
            <text:p/>
          </table:table-cell>
          <table:table-cell table:formula="of:=IF(ISBLANK([$LocalRelevance.C157]);&quot;&quot;; [$LocalRelevance.C157])">
            <text:p/>
          </table:table-cell>
          <table:table-cell table:formula="of:=IF(ISBLANK([.A157]); &quot;&quot;; IF(COUNTIF([.C157:.G157]; &quot;yes&quot;) &gt; 0; &quot;yes&quot;; &quot;no&quot;))">
            <text:p/>
          </table:table-cell>
        </table:table-row>
        <table:table-row table:style-name="ro6">
          <table:table-cell table:number-columns-repeated="2"/>
          <table:table-cell table:formula="of:=IF(ISBLANK([$Contradiction.C158]);&quot;&quot;; [$Contradiction.C158])">
            <text:p/>
          </table:table-cell>
          <table:table-cell table:formula="of:=IF(ISBLANK([$Entailment.C158]);&quot;&quot;; [$Entailment.C158])">
            <text:p/>
          </table:table-cell>
          <table:table-cell table:formula="of:=IF(ISBLANK([$Specificity.C158]);&quot;&quot;; [$Specificity.C158])">
            <text:p/>
          </table:table-cell>
          <table:table-cell table:formula="of:=IF(ISBLANK([$Paraphrase.C158]);&quot;&quot;; [$Paraphrase.C158])">
            <text:p/>
          </table:table-cell>
          <table:table-cell table:formula="of:=IF(ISBLANK([$LocalRelevance.C158]);&quot;&quot;; [$LocalRelevance.C158])">
            <text:p/>
          </table:table-cell>
          <table:table-cell table:formula="of:=IF(ISBLANK([.A158]); &quot;&quot;; IF(COUNTIF([.C158:.G158]; &quot;yes&quot;) &gt; 0; &quot;yes&quot;; &quot;no&quot;))">
            <text:p/>
          </table:table-cell>
        </table:table-row>
        <table:table-row table:style-name="ro6">
          <table:table-cell table:number-columns-repeated="2"/>
          <table:table-cell table:formula="of:=IF(ISBLANK([$Contradiction.C159]);&quot;&quot;; [$Contradiction.C159])">
            <text:p/>
          </table:table-cell>
          <table:table-cell table:formula="of:=IF(ISBLANK([$Entailment.C159]);&quot;&quot;; [$Entailment.C159])">
            <text:p/>
          </table:table-cell>
          <table:table-cell table:formula="of:=IF(ISBLANK([$Specificity.C159]);&quot;&quot;; [$Specificity.C159])">
            <text:p/>
          </table:table-cell>
          <table:table-cell table:formula="of:=IF(ISBLANK([$Paraphrase.C159]);&quot;&quot;; [$Paraphrase.C159])">
            <text:p/>
          </table:table-cell>
          <table:table-cell table:formula="of:=IF(ISBLANK([$LocalRelevance.C159]);&quot;&quot;; [$LocalRelevance.C159])">
            <text:p/>
          </table:table-cell>
          <table:table-cell table:formula="of:=IF(ISBLANK([.A159]); &quot;&quot;; IF(COUNTIF([.C159:.G159]; &quot;yes&quot;) &gt; 0; &quot;yes&quot;; &quot;no&quot;))">
            <text:p/>
          </table:table-cell>
        </table:table-row>
        <table:table-row table:style-name="ro6">
          <table:table-cell table:number-columns-repeated="2"/>
          <table:table-cell table:formula="of:=IF(ISBLANK([$Contradiction.C160]);&quot;&quot;; [$Contradiction.C160])">
            <text:p/>
          </table:table-cell>
          <table:table-cell table:formula="of:=IF(ISBLANK([$Entailment.C160]);&quot;&quot;; [$Entailment.C160])">
            <text:p/>
          </table:table-cell>
          <table:table-cell table:formula="of:=IF(ISBLANK([$Specificity.C160]);&quot;&quot;; [$Specificity.C160])">
            <text:p/>
          </table:table-cell>
          <table:table-cell table:formula="of:=IF(ISBLANK([$Paraphrase.C160]);&quot;&quot;; [$Paraphrase.C160])">
            <text:p/>
          </table:table-cell>
          <table:table-cell table:formula="of:=IF(ISBLANK([$LocalRelevance.C160]);&quot;&quot;; [$LocalRelevance.C160])">
            <text:p/>
          </table:table-cell>
          <table:table-cell table:formula="of:=IF(ISBLANK([.A160]); &quot;&quot;; IF(COUNTIF([.C160:.G160]; &quot;yes&quot;) &gt; 0; &quot;yes&quot;; &quot;no&quot;))">
            <text:p/>
          </table:table-cell>
        </table:table-row>
        <table:table-row table:style-name="ro6">
          <table:table-cell table:number-columns-repeated="2"/>
          <table:table-cell table:formula="of:=IF(ISBLANK([$Contradiction.C161]);&quot;&quot;; [$Contradiction.C161])">
            <text:p/>
          </table:table-cell>
          <table:table-cell table:formula="of:=IF(ISBLANK([$Entailment.C161]);&quot;&quot;; [$Entailment.C161])">
            <text:p/>
          </table:table-cell>
          <table:table-cell table:formula="of:=IF(ISBLANK([$Specificity.C161]);&quot;&quot;; [$Specificity.C161])">
            <text:p/>
          </table:table-cell>
          <table:table-cell table:formula="of:=IF(ISBLANK([$Paraphrase.C161]);&quot;&quot;; [$Paraphrase.C161])">
            <text:p/>
          </table:table-cell>
          <table:table-cell table:formula="of:=IF(ISBLANK([$LocalRelevance.C161]);&quot;&quot;; [$LocalRelevance.C161])">
            <text:p/>
          </table:table-cell>
          <table:table-cell table:formula="of:=IF(ISBLANK([.A161]); &quot;&quot;; IF(COUNTIF([.C161:.G161]; &quot;yes&quot;) &gt; 0; &quot;yes&quot;; &quot;no&quot;))">
            <text:p/>
          </table:table-cell>
        </table:table-row>
        <table:table-row table:style-name="ro6">
          <table:table-cell table:number-columns-repeated="2"/>
          <table:table-cell table:formula="of:=IF(ISBLANK([$Contradiction.C162]);&quot;&quot;; [$Contradiction.C162])">
            <text:p/>
          </table:table-cell>
          <table:table-cell table:formula="of:=IF(ISBLANK([$Entailment.C162]);&quot;&quot;; [$Entailment.C162])">
            <text:p/>
          </table:table-cell>
          <table:table-cell table:formula="of:=IF(ISBLANK([$Specificity.C162]);&quot;&quot;; [$Specificity.C162])">
            <text:p/>
          </table:table-cell>
          <table:table-cell table:formula="of:=IF(ISBLANK([$Paraphrase.C162]);&quot;&quot;; [$Paraphrase.C162])">
            <text:p/>
          </table:table-cell>
          <table:table-cell table:formula="of:=IF(ISBLANK([$LocalRelevance.C162]);&quot;&quot;; [$LocalRelevance.C162])">
            <text:p/>
          </table:table-cell>
          <table:table-cell table:formula="of:=IF(ISBLANK([.A162]); &quot;&quot;; IF(COUNTIF([.C162:.G162]; &quot;yes&quot;) &gt; 0; &quot;yes&quot;; &quot;no&quot;))">
            <text:p/>
          </table:table-cell>
        </table:table-row>
        <table:table-row table:style-name="ro6">
          <table:table-cell table:number-columns-repeated="2"/>
          <table:table-cell table:formula="of:=IF(ISBLANK([$Contradiction.C163]);&quot;&quot;; [$Contradiction.C163])">
            <text:p/>
          </table:table-cell>
          <table:table-cell table:formula="of:=IF(ISBLANK([$Entailment.C163]);&quot;&quot;; [$Entailment.C163])">
            <text:p/>
          </table:table-cell>
          <table:table-cell table:formula="of:=IF(ISBLANK([$Specificity.C163]);&quot;&quot;; [$Specificity.C163])">
            <text:p/>
          </table:table-cell>
          <table:table-cell table:formula="of:=IF(ISBLANK([$Paraphrase.C163]);&quot;&quot;; [$Paraphrase.C163])">
            <text:p/>
          </table:table-cell>
          <table:table-cell table:formula="of:=IF(ISBLANK([$LocalRelevance.C163]);&quot;&quot;; [$LocalRelevance.C163])">
            <text:p/>
          </table:table-cell>
          <table:table-cell table:formula="of:=IF(ISBLANK([.A163]); &quot;&quot;; IF(COUNTIF([.C163:.G163]; &quot;yes&quot;) &gt; 0; &quot;yes&quot;; &quot;no&quot;))">
            <text:p/>
          </table:table-cell>
        </table:table-row>
        <table:table-row table:style-name="ro6">
          <table:table-cell table:number-columns-repeated="2"/>
          <table:table-cell table:formula="of:=IF(ISBLANK([$Contradiction.C164]);&quot;&quot;; [$Contradiction.C164])">
            <text:p/>
          </table:table-cell>
          <table:table-cell table:formula="of:=IF(ISBLANK([$Entailment.C164]);&quot;&quot;; [$Entailment.C164])">
            <text:p/>
          </table:table-cell>
          <table:table-cell table:formula="of:=IF(ISBLANK([$Specificity.C164]);&quot;&quot;; [$Specificity.C164])">
            <text:p/>
          </table:table-cell>
          <table:table-cell table:formula="of:=IF(ISBLANK([$Paraphrase.C164]);&quot;&quot;; [$Paraphrase.C164])">
            <text:p/>
          </table:table-cell>
          <table:table-cell table:formula="of:=IF(ISBLANK([$LocalRelevance.C164]);&quot;&quot;; [$LocalRelevance.C164])">
            <text:p/>
          </table:table-cell>
          <table:table-cell table:formula="of:=IF(ISBLANK([.A164]); &quot;&quot;; IF(COUNTIF([.C164:.G164]; &quot;yes&quot;) &gt; 0; &quot;yes&quot;; &quot;no&quot;))">
            <text:p/>
          </table:table-cell>
        </table:table-row>
        <table:table-row table:style-name="ro6">
          <table:table-cell table:number-columns-repeated="2"/>
          <table:table-cell table:formula="of:=IF(ISBLANK([$Contradiction.C165]);&quot;&quot;; [$Contradiction.C165])">
            <text:p/>
          </table:table-cell>
          <table:table-cell table:formula="of:=IF(ISBLANK([$Entailment.C165]);&quot;&quot;; [$Entailment.C165])">
            <text:p/>
          </table:table-cell>
          <table:table-cell table:formula="of:=IF(ISBLANK([$Specificity.C165]);&quot;&quot;; [$Specificity.C165])">
            <text:p/>
          </table:table-cell>
          <table:table-cell table:formula="of:=IF(ISBLANK([$Paraphrase.C165]);&quot;&quot;; [$Paraphrase.C165])">
            <text:p/>
          </table:table-cell>
          <table:table-cell table:formula="of:=IF(ISBLANK([$LocalRelevance.C165]);&quot;&quot;; [$LocalRelevance.C165])">
            <text:p/>
          </table:table-cell>
          <table:table-cell table:formula="of:=IF(ISBLANK([.A165]); &quot;&quot;; IF(COUNTIF([.C165:.G165]; &quot;yes&quot;) &gt; 0; &quot;yes&quot;; &quot;no&quot;))">
            <text:p/>
          </table:table-cell>
        </table:table-row>
        <table:table-row table:style-name="ro6">
          <table:table-cell table:number-columns-repeated="2"/>
          <table:table-cell table:formula="of:=IF(ISBLANK([$Contradiction.C166]);&quot;&quot;; [$Contradiction.C166])">
            <text:p/>
          </table:table-cell>
          <table:table-cell table:formula="of:=IF(ISBLANK([$Entailment.C166]);&quot;&quot;; [$Entailment.C166])">
            <text:p/>
          </table:table-cell>
          <table:table-cell table:formula="of:=IF(ISBLANK([$Specificity.C166]);&quot;&quot;; [$Specificity.C166])">
            <text:p/>
          </table:table-cell>
          <table:table-cell table:formula="of:=IF(ISBLANK([$Paraphrase.C166]);&quot;&quot;; [$Paraphrase.C166])">
            <text:p/>
          </table:table-cell>
          <table:table-cell table:formula="of:=IF(ISBLANK([$LocalRelevance.C166]);&quot;&quot;; [$LocalRelevance.C166])">
            <text:p/>
          </table:table-cell>
          <table:table-cell table:formula="of:=IF(ISBLANK([.A166]); &quot;&quot;; IF(COUNTIF([.C166:.G166]; &quot;yes&quot;) &gt; 0; &quot;yes&quot;; &quot;no&quot;))">
            <text:p/>
          </table:table-cell>
        </table:table-row>
        <table:table-row table:style-name="ro6">
          <table:table-cell table:number-columns-repeated="2"/>
          <table:table-cell table:formula="of:=IF(ISBLANK([$Contradiction.C167]);&quot;&quot;; [$Contradiction.C167])">
            <text:p/>
          </table:table-cell>
          <table:table-cell table:formula="of:=IF(ISBLANK([$Entailment.C167]);&quot;&quot;; [$Entailment.C167])">
            <text:p/>
          </table:table-cell>
          <table:table-cell table:formula="of:=IF(ISBLANK([$Specificity.C167]);&quot;&quot;; [$Specificity.C167])">
            <text:p/>
          </table:table-cell>
          <table:table-cell table:formula="of:=IF(ISBLANK([$Paraphrase.C167]);&quot;&quot;; [$Paraphrase.C167])">
            <text:p/>
          </table:table-cell>
          <table:table-cell table:formula="of:=IF(ISBLANK([$LocalRelevance.C167]);&quot;&quot;; [$LocalRelevance.C167])">
            <text:p/>
          </table:table-cell>
          <table:table-cell table:formula="of:=IF(ISBLANK([.A167]); &quot;&quot;; IF(COUNTIF([.C167:.G167]; &quot;yes&quot;) &gt; 0; &quot;yes&quot;; &quot;no&quot;))">
            <text:p/>
          </table:table-cell>
        </table:table-row>
        <table:table-row table:style-name="ro6">
          <table:table-cell table:number-columns-repeated="2"/>
          <table:table-cell table:formula="of:=IF(ISBLANK([$Contradiction.C168]);&quot;&quot;; [$Contradiction.C168])">
            <text:p/>
          </table:table-cell>
          <table:table-cell table:formula="of:=IF(ISBLANK([$Entailment.C168]);&quot;&quot;; [$Entailment.C168])">
            <text:p/>
          </table:table-cell>
          <table:table-cell table:formula="of:=IF(ISBLANK([$Specificity.C168]);&quot;&quot;; [$Specificity.C168])">
            <text:p/>
          </table:table-cell>
          <table:table-cell table:formula="of:=IF(ISBLANK([$Paraphrase.C168]);&quot;&quot;; [$Paraphrase.C168])">
            <text:p/>
          </table:table-cell>
          <table:table-cell table:formula="of:=IF(ISBLANK([$LocalRelevance.C168]);&quot;&quot;; [$LocalRelevance.C168])">
            <text:p/>
          </table:table-cell>
          <table:table-cell table:formula="of:=IF(ISBLANK([.A168]); &quot;&quot;; IF(COUNTIF([.C168:.G168]; &quot;yes&quot;) &gt; 0; &quot;yes&quot;; &quot;no&quot;))">
            <text:p/>
          </table:table-cell>
        </table:table-row>
        <table:table-row table:style-name="ro6">
          <table:table-cell table:number-columns-repeated="2"/>
          <table:table-cell table:formula="of:=IF(ISBLANK([$Contradiction.C169]);&quot;&quot;; [$Contradiction.C169])">
            <text:p/>
          </table:table-cell>
          <table:table-cell table:formula="of:=IF(ISBLANK([$Entailment.C169]);&quot;&quot;; [$Entailment.C169])">
            <text:p/>
          </table:table-cell>
          <table:table-cell table:formula="of:=IF(ISBLANK([$Specificity.C169]);&quot;&quot;; [$Specificity.C169])">
            <text:p/>
          </table:table-cell>
          <table:table-cell table:formula="of:=IF(ISBLANK([$Paraphrase.C169]);&quot;&quot;; [$Paraphrase.C169])">
            <text:p/>
          </table:table-cell>
          <table:table-cell table:formula="of:=IF(ISBLANK([$LocalRelevance.C169]);&quot;&quot;; [$LocalRelevance.C169])">
            <text:p/>
          </table:table-cell>
          <table:table-cell table:formula="of:=IF(ISBLANK([.A169]); &quot;&quot;; IF(COUNTIF([.C169:.G169]; &quot;yes&quot;) &gt; 0; &quot;yes&quot;; &quot;no&quot;))">
            <text:p/>
          </table:table-cell>
        </table:table-row>
        <table:table-row table:style-name="ro6">
          <table:table-cell table:number-columns-repeated="2"/>
          <table:table-cell table:formula="of:=IF(ISBLANK([$Contradiction.C170]);&quot;&quot;; [$Contradiction.C170])">
            <text:p/>
          </table:table-cell>
          <table:table-cell table:formula="of:=IF(ISBLANK([$Entailment.C170]);&quot;&quot;; [$Entailment.C170])">
            <text:p/>
          </table:table-cell>
          <table:table-cell table:formula="of:=IF(ISBLANK([$Specificity.C170]);&quot;&quot;; [$Specificity.C170])">
            <text:p/>
          </table:table-cell>
          <table:table-cell table:formula="of:=IF(ISBLANK([$Paraphrase.C170]);&quot;&quot;; [$Paraphrase.C170])">
            <text:p/>
          </table:table-cell>
          <table:table-cell table:formula="of:=IF(ISBLANK([$LocalRelevance.C170]);&quot;&quot;; [$LocalRelevance.C170])">
            <text:p/>
          </table:table-cell>
          <table:table-cell table:formula="of:=IF(ISBLANK([.A170]); &quot;&quot;; IF(COUNTIF([.C170:.G170]; &quot;yes&quot;) &gt; 0; &quot;yes&quot;; &quot;no&quot;))">
            <text:p/>
          </table:table-cell>
        </table:table-row>
        <table:table-row table:style-name="ro6">
          <table:table-cell table:number-columns-repeated="2"/>
          <table:table-cell table:formula="of:=IF(ISBLANK([$Contradiction.C171]);&quot;&quot;; [$Contradiction.C171])">
            <text:p/>
          </table:table-cell>
          <table:table-cell table:formula="of:=IF(ISBLANK([$Entailment.C171]);&quot;&quot;; [$Entailment.C171])">
            <text:p/>
          </table:table-cell>
          <table:table-cell table:formula="of:=IF(ISBLANK([$Specificity.C171]);&quot;&quot;; [$Specificity.C171])">
            <text:p/>
          </table:table-cell>
          <table:table-cell table:formula="of:=IF(ISBLANK([$Paraphrase.C171]);&quot;&quot;; [$Paraphrase.C171])">
            <text:p/>
          </table:table-cell>
          <table:table-cell table:formula="of:=IF(ISBLANK([$LocalRelevance.C171]);&quot;&quot;; [$LocalRelevance.C171])">
            <text:p/>
          </table:table-cell>
          <table:table-cell table:formula="of:=IF(ISBLANK([.A171]); &quot;&quot;; IF(COUNTIF([.C171:.G171]; &quot;yes&quot;) &gt; 0; &quot;yes&quot;; &quot;no&quot;))">
            <text:p/>
          </table:table-cell>
        </table:table-row>
        <table:table-row table:style-name="ro6">
          <table:table-cell table:number-columns-repeated="2"/>
          <table:table-cell table:formula="of:=IF(ISBLANK([$Contradiction.C172]);&quot;&quot;; [$Contradiction.C172])">
            <text:p/>
          </table:table-cell>
          <table:table-cell table:formula="of:=IF(ISBLANK([$Entailment.C172]);&quot;&quot;; [$Entailment.C172])">
            <text:p/>
          </table:table-cell>
          <table:table-cell table:formula="of:=IF(ISBLANK([$Specificity.C172]);&quot;&quot;; [$Specificity.C172])">
            <text:p/>
          </table:table-cell>
          <table:table-cell table:formula="of:=IF(ISBLANK([$Paraphrase.C172]);&quot;&quot;; [$Paraphrase.C172])">
            <text:p/>
          </table:table-cell>
          <table:table-cell table:formula="of:=IF(ISBLANK([$LocalRelevance.C172]);&quot;&quot;; [$LocalRelevance.C172])">
            <text:p/>
          </table:table-cell>
          <table:table-cell table:formula="of:=IF(ISBLANK([.A172]); &quot;&quot;; IF(COUNTIF([.C172:.G172]; &quot;yes&quot;) &gt; 0; &quot;yes&quot;; &quot;no&quot;))">
            <text:p/>
          </table:table-cell>
        </table:table-row>
        <table:table-row table:style-name="ro6">
          <table:table-cell table:number-columns-repeated="2"/>
          <table:table-cell table:formula="of:=IF(ISBLANK([$Contradiction.C173]);&quot;&quot;; [$Contradiction.C173])">
            <text:p/>
          </table:table-cell>
          <table:table-cell table:formula="of:=IF(ISBLANK([$Entailment.C173]);&quot;&quot;; [$Entailment.C173])">
            <text:p/>
          </table:table-cell>
          <table:table-cell table:formula="of:=IF(ISBLANK([$Specificity.C173]);&quot;&quot;; [$Specificity.C173])">
            <text:p/>
          </table:table-cell>
          <table:table-cell table:formula="of:=IF(ISBLANK([$Paraphrase.C173]);&quot;&quot;; [$Paraphrase.C173])">
            <text:p/>
          </table:table-cell>
          <table:table-cell table:formula="of:=IF(ISBLANK([$LocalRelevance.C173]);&quot;&quot;; [$LocalRelevance.C173])">
            <text:p/>
          </table:table-cell>
          <table:table-cell table:formula="of:=IF(ISBLANK([.A173]); &quot;&quot;; IF(COUNTIF([.C173:.G173]; &quot;yes&quot;) &gt; 0; &quot;yes&quot;; &quot;no&quot;))">
            <text:p/>
          </table:table-cell>
        </table:table-row>
        <table:table-row table:style-name="ro6">
          <table:table-cell table:number-columns-repeated="2"/>
          <table:table-cell table:formula="of:=IF(ISBLANK([$Contradiction.C174]);&quot;&quot;; [$Contradiction.C174])">
            <text:p/>
          </table:table-cell>
          <table:table-cell table:formula="of:=IF(ISBLANK([$Entailment.C174]);&quot;&quot;; [$Entailment.C174])">
            <text:p/>
          </table:table-cell>
          <table:table-cell table:formula="of:=IF(ISBLANK([$Specificity.C174]);&quot;&quot;; [$Specificity.C174])">
            <text:p/>
          </table:table-cell>
          <table:table-cell table:formula="of:=IF(ISBLANK([$Paraphrase.C174]);&quot;&quot;; [$Paraphrase.C174])">
            <text:p/>
          </table:table-cell>
          <table:table-cell table:formula="of:=IF(ISBLANK([$LocalRelevance.C174]);&quot;&quot;; [$LocalRelevance.C174])">
            <text:p/>
          </table:table-cell>
          <table:table-cell table:formula="of:=IF(ISBLANK([.A174]); &quot;&quot;; IF(COUNTIF([.C174:.G174]; &quot;yes&quot;) &gt; 0; &quot;yes&quot;; &quot;no&quot;))">
            <text:p/>
          </table:table-cell>
        </table:table-row>
        <table:table-row table:style-name="ro6">
          <table:table-cell table:number-columns-repeated="2"/>
          <table:table-cell table:formula="of:=IF(ISBLANK([$Contradiction.C175]);&quot;&quot;; [$Contradiction.C175])">
            <text:p/>
          </table:table-cell>
          <table:table-cell table:formula="of:=IF(ISBLANK([$Entailment.C175]);&quot;&quot;; [$Entailment.C175])">
            <text:p/>
          </table:table-cell>
          <table:table-cell table:formula="of:=IF(ISBLANK([$Specificity.C175]);&quot;&quot;; [$Specificity.C175])">
            <text:p/>
          </table:table-cell>
          <table:table-cell table:formula="of:=IF(ISBLANK([$Paraphrase.C175]);&quot;&quot;; [$Paraphrase.C175])">
            <text:p/>
          </table:table-cell>
          <table:table-cell table:formula="of:=IF(ISBLANK([$LocalRelevance.C175]);&quot;&quot;; [$LocalRelevance.C175])">
            <text:p/>
          </table:table-cell>
          <table:table-cell table:formula="of:=IF(ISBLANK([.A175]); &quot;&quot;; IF(COUNTIF([.C175:.G175]; &quot;yes&quot;) &gt; 0; &quot;yes&quot;; &quot;no&quot;))">
            <text:p/>
          </table:table-cell>
        </table:table-row>
        <table:table-row table:style-name="ro6">
          <table:table-cell table:number-columns-repeated="2"/>
          <table:table-cell table:formula="of:=IF(ISBLANK([$Contradiction.C176]);&quot;&quot;; [$Contradiction.C176])">
            <text:p/>
          </table:table-cell>
          <table:table-cell table:formula="of:=IF(ISBLANK([$Entailment.C176]);&quot;&quot;; [$Entailment.C176])">
            <text:p/>
          </table:table-cell>
          <table:table-cell table:formula="of:=IF(ISBLANK([$Specificity.C176]);&quot;&quot;; [$Specificity.C176])">
            <text:p/>
          </table:table-cell>
          <table:table-cell table:formula="of:=IF(ISBLANK([$Paraphrase.C176]);&quot;&quot;; [$Paraphrase.C176])">
            <text:p/>
          </table:table-cell>
          <table:table-cell table:formula="of:=IF(ISBLANK([$LocalRelevance.C176]);&quot;&quot;; [$LocalRelevance.C176])">
            <text:p/>
          </table:table-cell>
          <table:table-cell table:formula="of:=IF(ISBLANK([.A176]); &quot;&quot;; IF(COUNTIF([.C176:.G176]; &quot;yes&quot;) &gt; 0; &quot;yes&quot;; &quot;no&quot;))">
            <text:p/>
          </table:table-cell>
        </table:table-row>
        <table:table-row table:style-name="ro6">
          <table:table-cell table:number-columns-repeated="2"/>
          <table:table-cell table:formula="of:=IF(ISBLANK([$Contradiction.C177]);&quot;&quot;; [$Contradiction.C177])">
            <text:p/>
          </table:table-cell>
          <table:table-cell table:formula="of:=IF(ISBLANK([$Entailment.C177]);&quot;&quot;; [$Entailment.C177])">
            <text:p/>
          </table:table-cell>
          <table:table-cell table:formula="of:=IF(ISBLANK([$Specificity.C177]);&quot;&quot;; [$Specificity.C177])">
            <text:p/>
          </table:table-cell>
          <table:table-cell table:formula="of:=IF(ISBLANK([$Paraphrase.C177]);&quot;&quot;; [$Paraphrase.C177])">
            <text:p/>
          </table:table-cell>
          <table:table-cell table:formula="of:=IF(ISBLANK([$LocalRelevance.C177]);&quot;&quot;; [$LocalRelevance.C177])">
            <text:p/>
          </table:table-cell>
          <table:table-cell table:formula="of:=IF(ISBLANK([.A177]); &quot;&quot;; IF(COUNTIF([.C177:.G177]; &quot;yes&quot;) &gt; 0; &quot;yes&quot;; &quot;no&quot;))">
            <text:p/>
          </table:table-cell>
        </table:table-row>
        <table:table-row table:style-name="ro6">
          <table:table-cell table:number-columns-repeated="2"/>
          <table:table-cell table:formula="of:=IF(ISBLANK([$Contradiction.C178]);&quot;&quot;; [$Contradiction.C178])">
            <text:p/>
          </table:table-cell>
          <table:table-cell table:formula="of:=IF(ISBLANK([$Entailment.C178]);&quot;&quot;; [$Entailment.C178])">
            <text:p/>
          </table:table-cell>
          <table:table-cell table:formula="of:=IF(ISBLANK([$Specificity.C178]);&quot;&quot;; [$Specificity.C178])">
            <text:p/>
          </table:table-cell>
          <table:table-cell table:formula="of:=IF(ISBLANK([$Paraphrase.C178]);&quot;&quot;; [$Paraphrase.C178])">
            <text:p/>
          </table:table-cell>
          <table:table-cell table:formula="of:=IF(ISBLANK([$LocalRelevance.C178]);&quot;&quot;; [$LocalRelevance.C178])">
            <text:p/>
          </table:table-cell>
          <table:table-cell table:formula="of:=IF(ISBLANK([.A178]); &quot;&quot;; IF(COUNTIF([.C178:.G178]; &quot;yes&quot;) &gt; 0; &quot;yes&quot;; &quot;no&quot;))">
            <text:p/>
          </table:table-cell>
        </table:table-row>
        <table:table-row table:style-name="ro6">
          <table:table-cell table:number-columns-repeated="2"/>
          <table:table-cell table:formula="of:=IF(ISBLANK([$Contradiction.C179]);&quot;&quot;; [$Contradiction.C179])">
            <text:p/>
          </table:table-cell>
          <table:table-cell table:formula="of:=IF(ISBLANK([$Entailment.C179]);&quot;&quot;; [$Entailment.C179])">
            <text:p/>
          </table:table-cell>
          <table:table-cell table:formula="of:=IF(ISBLANK([$Specificity.C179]);&quot;&quot;; [$Specificity.C179])">
            <text:p/>
          </table:table-cell>
          <table:table-cell table:formula="of:=IF(ISBLANK([$Paraphrase.C179]);&quot;&quot;; [$Paraphrase.C179])">
            <text:p/>
          </table:table-cell>
          <table:table-cell table:formula="of:=IF(ISBLANK([$LocalRelevance.C179]);&quot;&quot;; [$LocalRelevance.C179])">
            <text:p/>
          </table:table-cell>
          <table:table-cell table:formula="of:=IF(ISBLANK([.A179]); &quot;&quot;; IF(COUNTIF([.C179:.G179]; &quot;yes&quot;) &gt; 0; &quot;yes&quot;; &quot;no&quot;))">
            <text:p/>
          </table:table-cell>
        </table:table-row>
        <table:table-row table:style-name="ro6">
          <table:table-cell table:number-columns-repeated="2"/>
          <table:table-cell table:formula="of:=IF(ISBLANK([$Contradiction.C180]);&quot;&quot;; [$Contradiction.C180])">
            <text:p/>
          </table:table-cell>
          <table:table-cell table:formula="of:=IF(ISBLANK([$Entailment.C180]);&quot;&quot;; [$Entailment.C180])">
            <text:p/>
          </table:table-cell>
          <table:table-cell table:formula="of:=IF(ISBLANK([$Specificity.C180]);&quot;&quot;; [$Specificity.C180])">
            <text:p/>
          </table:table-cell>
          <table:table-cell table:formula="of:=IF(ISBLANK([$Paraphrase.C180]);&quot;&quot;; [$Paraphrase.C180])">
            <text:p/>
          </table:table-cell>
          <table:table-cell table:formula="of:=IF(ISBLANK([$LocalRelevance.C180]);&quot;&quot;; [$LocalRelevance.C180])">
            <text:p/>
          </table:table-cell>
          <table:table-cell table:formula="of:=IF(ISBLANK([.A180]); &quot;&quot;; IF(COUNTIF([.C180:.G180]; &quot;yes&quot;) &gt; 0; &quot;yes&quot;; &quot;no&quot;))">
            <text:p/>
          </table:table-cell>
        </table:table-row>
        <table:table-row table:style-name="ro6">
          <table:table-cell table:number-columns-repeated="2"/>
          <table:table-cell table:formula="of:=IF(ISBLANK([$Contradiction.C181]);&quot;&quot;; [$Contradiction.C181])">
            <text:p/>
          </table:table-cell>
          <table:table-cell table:formula="of:=IF(ISBLANK([$Entailment.C181]);&quot;&quot;; [$Entailment.C181])">
            <text:p/>
          </table:table-cell>
          <table:table-cell table:formula="of:=IF(ISBLANK([$Specificity.C181]);&quot;&quot;; [$Specificity.C181])">
            <text:p/>
          </table:table-cell>
          <table:table-cell table:formula="of:=IF(ISBLANK([$Paraphrase.C181]);&quot;&quot;; [$Paraphrase.C181])">
            <text:p/>
          </table:table-cell>
          <table:table-cell table:formula="of:=IF(ISBLANK([$LocalRelevance.C181]);&quot;&quot;; [$LocalRelevance.C181])">
            <text:p/>
          </table:table-cell>
          <table:table-cell table:formula="of:=IF(ISBLANK([.A181]); &quot;&quot;; IF(COUNTIF([.C181:.G181]; &quot;yes&quot;) &gt; 0; &quot;yes&quot;; &quot;no&quot;))">
            <text:p/>
          </table:table-cell>
        </table:table-row>
        <table:table-row table:style-name="ro6">
          <table:table-cell table:number-columns-repeated="2"/>
          <table:table-cell table:formula="of:=IF(ISBLANK([$Contradiction.C182]);&quot;&quot;; [$Contradiction.C182])">
            <text:p/>
          </table:table-cell>
          <table:table-cell table:formula="of:=IF(ISBLANK([$Entailment.C182]);&quot;&quot;; [$Entailment.C182])">
            <text:p/>
          </table:table-cell>
          <table:table-cell table:formula="of:=IF(ISBLANK([$Specificity.C182]);&quot;&quot;; [$Specificity.C182])">
            <text:p/>
          </table:table-cell>
          <table:table-cell table:formula="of:=IF(ISBLANK([$Paraphrase.C182]);&quot;&quot;; [$Paraphrase.C182])">
            <text:p/>
          </table:table-cell>
          <table:table-cell table:formula="of:=IF(ISBLANK([$LocalRelevance.C182]);&quot;&quot;; [$LocalRelevance.C182])">
            <text:p/>
          </table:table-cell>
          <table:table-cell table:formula="of:=IF(ISBLANK([.A182]); &quot;&quot;; IF(COUNTIF([.C182:.G182]; &quot;yes&quot;) &gt; 0; &quot;yes&quot;; &quot;no&quot;))">
            <text:p/>
          </table:table-cell>
        </table:table-row>
        <table:table-row table:style-name="ro6">
          <table:table-cell table:number-columns-repeated="2"/>
          <table:table-cell table:formula="of:=IF(ISBLANK([$Contradiction.C183]);&quot;&quot;; [$Contradiction.C183])">
            <text:p/>
          </table:table-cell>
          <table:table-cell table:formula="of:=IF(ISBLANK([$Entailment.C183]);&quot;&quot;; [$Entailment.C183])">
            <text:p/>
          </table:table-cell>
          <table:table-cell table:formula="of:=IF(ISBLANK([$Specificity.C183]);&quot;&quot;; [$Specificity.C183])">
            <text:p/>
          </table:table-cell>
          <table:table-cell table:formula="of:=IF(ISBLANK([$Paraphrase.C183]);&quot;&quot;; [$Paraphrase.C183])">
            <text:p/>
          </table:table-cell>
          <table:table-cell table:formula="of:=IF(ISBLANK([$LocalRelevance.C183]);&quot;&quot;; [$LocalRelevance.C183])">
            <text:p/>
          </table:table-cell>
          <table:table-cell table:formula="of:=IF(ISBLANK([.A183]); &quot;&quot;; IF(COUNTIF([.C183:.G183]; &quot;yes&quot;) &gt; 0; &quot;yes&quot;; &quot;no&quot;))">
            <text:p/>
          </table:table-cell>
        </table:table-row>
        <table:table-row table:style-name="ro6">
          <table:table-cell table:number-columns-repeated="2"/>
          <table:table-cell table:formula="of:=IF(ISBLANK([$Contradiction.C184]);&quot;&quot;; [$Contradiction.C184])">
            <text:p/>
          </table:table-cell>
          <table:table-cell table:formula="of:=IF(ISBLANK([$Entailment.C184]);&quot;&quot;; [$Entailment.C184])">
            <text:p/>
          </table:table-cell>
          <table:table-cell table:formula="of:=IF(ISBLANK([$Specificity.C184]);&quot;&quot;; [$Specificity.C184])">
            <text:p/>
          </table:table-cell>
          <table:table-cell table:formula="of:=IF(ISBLANK([$Paraphrase.C184]);&quot;&quot;; [$Paraphrase.C184])">
            <text:p/>
          </table:table-cell>
          <table:table-cell table:formula="of:=IF(ISBLANK([$LocalRelevance.C184]);&quot;&quot;; [$LocalRelevance.C184])">
            <text:p/>
          </table:table-cell>
          <table:table-cell table:formula="of:=IF(ISBLANK([.A184]); &quot;&quot;; IF(COUNTIF([.C184:.G184]; &quot;yes&quot;) &gt; 0; &quot;yes&quot;; &quot;no&quot;))">
            <text:p/>
          </table:table-cell>
        </table:table-row>
        <table:table-row table:style-name="ro6">
          <table:table-cell table:number-columns-repeated="2"/>
          <table:table-cell table:formula="of:=IF(ISBLANK([$Contradiction.C185]);&quot;&quot;; [$Contradiction.C185])">
            <text:p/>
          </table:table-cell>
          <table:table-cell table:formula="of:=IF(ISBLANK([$Entailment.C185]);&quot;&quot;; [$Entailment.C185])">
            <text:p/>
          </table:table-cell>
          <table:table-cell table:formula="of:=IF(ISBLANK([$Specificity.C185]);&quot;&quot;; [$Specificity.C185])">
            <text:p/>
          </table:table-cell>
          <table:table-cell table:formula="of:=IF(ISBLANK([$Paraphrase.C185]);&quot;&quot;; [$Paraphrase.C185])">
            <text:p/>
          </table:table-cell>
          <table:table-cell table:formula="of:=IF(ISBLANK([$LocalRelevance.C185]);&quot;&quot;; [$LocalRelevance.C185])">
            <text:p/>
          </table:table-cell>
          <table:table-cell table:formula="of:=IF(ISBLANK([.A185]); &quot;&quot;; IF(COUNTIF([.C185:.G185]; &quot;yes&quot;) &gt; 0; &quot;yes&quot;; &quot;no&quot;))">
            <text:p/>
          </table:table-cell>
        </table:table-row>
        <table:table-row table:style-name="ro6">
          <table:table-cell table:number-columns-repeated="2"/>
          <table:table-cell table:formula="of:=IF(ISBLANK([$Contradiction.C186]);&quot;&quot;; [$Contradiction.C186])">
            <text:p/>
          </table:table-cell>
          <table:table-cell table:formula="of:=IF(ISBLANK([$Entailment.C186]);&quot;&quot;; [$Entailment.C186])">
            <text:p/>
          </table:table-cell>
          <table:table-cell table:formula="of:=IF(ISBLANK([$Specificity.C186]);&quot;&quot;; [$Specificity.C186])">
            <text:p/>
          </table:table-cell>
          <table:table-cell table:formula="of:=IF(ISBLANK([$Paraphrase.C186]);&quot;&quot;; [$Paraphrase.C186])">
            <text:p/>
          </table:table-cell>
          <table:table-cell table:formula="of:=IF(ISBLANK([$LocalRelevance.C186]);&quot;&quot;; [$LocalRelevance.C186])">
            <text:p/>
          </table:table-cell>
          <table:table-cell table:formula="of:=IF(ISBLANK([.A186]); &quot;&quot;; IF(COUNTIF([.C186:.G186]; &quot;yes&quot;) &gt; 0; &quot;yes&quot;; &quot;no&quot;))">
            <text:p/>
          </table:table-cell>
        </table:table-row>
        <table:table-row table:style-name="ro6">
          <table:table-cell table:number-columns-repeated="2"/>
          <table:table-cell table:formula="of:=IF(ISBLANK([$Contradiction.C187]);&quot;&quot;; [$Contradiction.C187])">
            <text:p/>
          </table:table-cell>
          <table:table-cell table:formula="of:=IF(ISBLANK([$Entailment.C187]);&quot;&quot;; [$Entailment.C187])">
            <text:p/>
          </table:table-cell>
          <table:table-cell table:formula="of:=IF(ISBLANK([$Specificity.C187]);&quot;&quot;; [$Specificity.C187])">
            <text:p/>
          </table:table-cell>
          <table:table-cell table:formula="of:=IF(ISBLANK([$Paraphrase.C187]);&quot;&quot;; [$Paraphrase.C187])">
            <text:p/>
          </table:table-cell>
          <table:table-cell table:formula="of:=IF(ISBLANK([$LocalRelevance.C187]);&quot;&quot;; [$LocalRelevance.C187])">
            <text:p/>
          </table:table-cell>
          <table:table-cell table:formula="of:=IF(ISBLANK([.A187]); &quot;&quot;; IF(COUNTIF([.C187:.G187]; &quot;yes&quot;) &gt; 0; &quot;yes&quot;; &quot;no&quot;))">
            <text:p/>
          </table:table-cell>
        </table:table-row>
        <table:table-row table:style-name="ro6">
          <table:table-cell table:number-columns-repeated="2"/>
          <table:table-cell table:formula="of:=IF(ISBLANK([$Contradiction.C188]);&quot;&quot;; [$Contradiction.C188])">
            <text:p/>
          </table:table-cell>
          <table:table-cell table:formula="of:=IF(ISBLANK([$Entailment.C188]);&quot;&quot;; [$Entailment.C188])">
            <text:p/>
          </table:table-cell>
          <table:table-cell table:formula="of:=IF(ISBLANK([$Specificity.C188]);&quot;&quot;; [$Specificity.C188])">
            <text:p/>
          </table:table-cell>
          <table:table-cell table:formula="of:=IF(ISBLANK([$Paraphrase.C188]);&quot;&quot;; [$Paraphrase.C188])">
            <text:p/>
          </table:table-cell>
          <table:table-cell table:formula="of:=IF(ISBLANK([$LocalRelevance.C188]);&quot;&quot;; [$LocalRelevance.C188])">
            <text:p/>
          </table:table-cell>
          <table:table-cell table:formula="of:=IF(ISBLANK([.A188]); &quot;&quot;; IF(COUNTIF([.C188:.G188]; &quot;yes&quot;) &gt; 0; &quot;yes&quot;; &quot;no&quot;))">
            <text:p/>
          </table:table-cell>
        </table:table-row>
        <table:table-row table:style-name="ro6">
          <table:table-cell table:number-columns-repeated="2"/>
          <table:table-cell table:formula="of:=IF(ISBLANK([$Contradiction.C189]);&quot;&quot;; [$Contradiction.C189])">
            <text:p/>
          </table:table-cell>
          <table:table-cell table:formula="of:=IF(ISBLANK([$Entailment.C189]);&quot;&quot;; [$Entailment.C189])">
            <text:p/>
          </table:table-cell>
          <table:table-cell table:formula="of:=IF(ISBLANK([$Specificity.C189]);&quot;&quot;; [$Specificity.C189])">
            <text:p/>
          </table:table-cell>
          <table:table-cell table:formula="of:=IF(ISBLANK([$Paraphrase.C189]);&quot;&quot;; [$Paraphrase.C189])">
            <text:p/>
          </table:table-cell>
          <table:table-cell table:formula="of:=IF(ISBLANK([$LocalRelevance.C189]);&quot;&quot;; [$LocalRelevance.C189])">
            <text:p/>
          </table:table-cell>
          <table:table-cell table:formula="of:=IF(ISBLANK([.A189]); &quot;&quot;; IF(COUNTIF([.C189:.G189]; &quot;yes&quot;) &gt; 0; &quot;yes&quot;; &quot;no&quot;))">
            <text:p/>
          </table:table-cell>
        </table:table-row>
        <table:table-row table:style-name="ro6">
          <table:table-cell table:number-columns-repeated="2"/>
          <table:table-cell table:formula="of:=IF(ISBLANK([$Contradiction.C190]);&quot;&quot;; [$Contradiction.C190])">
            <text:p/>
          </table:table-cell>
          <table:table-cell table:formula="of:=IF(ISBLANK([$Entailment.C190]);&quot;&quot;; [$Entailment.C190])">
            <text:p/>
          </table:table-cell>
          <table:table-cell table:formula="of:=IF(ISBLANK([$Specificity.C190]);&quot;&quot;; [$Specificity.C190])">
            <text:p/>
          </table:table-cell>
          <table:table-cell table:formula="of:=IF(ISBLANK([$Paraphrase.C190]);&quot;&quot;; [$Paraphrase.C190])">
            <text:p/>
          </table:table-cell>
          <table:table-cell table:formula="of:=IF(ISBLANK([$LocalRelevance.C190]);&quot;&quot;; [$LocalRelevance.C190])">
            <text:p/>
          </table:table-cell>
          <table:table-cell table:formula="of:=IF(ISBLANK([.A190]); &quot;&quot;; IF(COUNTIF([.C190:.G190]; &quot;yes&quot;) &gt; 0; &quot;yes&quot;; &quot;no&quot;))">
            <text:p/>
          </table:table-cell>
        </table:table-row>
        <table:table-row table:style-name="ro6">
          <table:table-cell table:number-columns-repeated="2"/>
          <table:table-cell table:formula="of:=IF(ISBLANK([$Contradiction.C191]);&quot;&quot;; [$Contradiction.C191])">
            <text:p/>
          </table:table-cell>
          <table:table-cell table:formula="of:=IF(ISBLANK([$Entailment.C191]);&quot;&quot;; [$Entailment.C191])">
            <text:p/>
          </table:table-cell>
          <table:table-cell table:formula="of:=IF(ISBLANK([$Specificity.C191]);&quot;&quot;; [$Specificity.C191])">
            <text:p/>
          </table:table-cell>
          <table:table-cell table:formula="of:=IF(ISBLANK([$Paraphrase.C191]);&quot;&quot;; [$Paraphrase.C191])">
            <text:p/>
          </table:table-cell>
          <table:table-cell table:formula="of:=IF(ISBLANK([$LocalRelevance.C191]);&quot;&quot;; [$LocalRelevance.C191])">
            <text:p/>
          </table:table-cell>
          <table:table-cell table:formula="of:=IF(ISBLANK([.A191]); &quot;&quot;; IF(COUNTIF([.C191:.G191]; &quot;yes&quot;) &gt; 0; &quot;yes&quot;; &quot;no&quot;))">
            <text:p/>
          </table:table-cell>
        </table:table-row>
        <table:table-row table:style-name="ro6">
          <table:table-cell table:number-columns-repeated="2"/>
          <table:table-cell table:formula="of:=IF(ISBLANK([$Contradiction.C192]);&quot;&quot;; [$Contradiction.C192])">
            <text:p/>
          </table:table-cell>
          <table:table-cell table:formula="of:=IF(ISBLANK([$Entailment.C192]);&quot;&quot;; [$Entailment.C192])">
            <text:p/>
          </table:table-cell>
          <table:table-cell table:formula="of:=IF(ISBLANK([$Specificity.C192]);&quot;&quot;; [$Specificity.C192])">
            <text:p/>
          </table:table-cell>
          <table:table-cell table:formula="of:=IF(ISBLANK([$Paraphrase.C192]);&quot;&quot;; [$Paraphrase.C192])">
            <text:p/>
          </table:table-cell>
          <table:table-cell table:formula="of:=IF(ISBLANK([$LocalRelevance.C192]);&quot;&quot;; [$LocalRelevance.C192])">
            <text:p/>
          </table:table-cell>
          <table:table-cell table:formula="of:=IF(ISBLANK([.A192]); &quot;&quot;; IF(COUNTIF([.C192:.G192]; &quot;yes&quot;) &gt; 0; &quot;yes&quot;; &quot;no&quot;))">
            <text:p/>
          </table:table-cell>
        </table:table-row>
        <table:table-row table:style-name="ro6">
          <table:table-cell table:number-columns-repeated="2"/>
          <table:table-cell table:formula="of:=IF(ISBLANK([$Contradiction.C193]);&quot;&quot;; [$Contradiction.C193])">
            <text:p/>
          </table:table-cell>
          <table:table-cell table:formula="of:=IF(ISBLANK([$Entailment.C193]);&quot;&quot;; [$Entailment.C193])">
            <text:p/>
          </table:table-cell>
          <table:table-cell table:formula="of:=IF(ISBLANK([$Specificity.C193]);&quot;&quot;; [$Specificity.C193])">
            <text:p/>
          </table:table-cell>
          <table:table-cell table:formula="of:=IF(ISBLANK([$Paraphrase.C193]);&quot;&quot;; [$Paraphrase.C193])">
            <text:p/>
          </table:table-cell>
          <table:table-cell table:formula="of:=IF(ISBLANK([$LocalRelevance.C193]);&quot;&quot;; [$LocalRelevance.C193])">
            <text:p/>
          </table:table-cell>
          <table:table-cell table:formula="of:=IF(ISBLANK([.A193]); &quot;&quot;; IF(COUNTIF([.C193:.G193]; &quot;yes&quot;) &gt; 0; &quot;yes&quot;; &quot;no&quot;))">
            <text:p/>
          </table:table-cell>
        </table:table-row>
        <table:table-row table:style-name="ro6">
          <table:table-cell table:number-columns-repeated="2"/>
          <table:table-cell table:formula="of:=IF(ISBLANK([$Contradiction.C194]);&quot;&quot;; [$Contradiction.C194])">
            <text:p/>
          </table:table-cell>
          <table:table-cell table:formula="of:=IF(ISBLANK([$Entailment.C194]);&quot;&quot;; [$Entailment.C194])">
            <text:p/>
          </table:table-cell>
          <table:table-cell table:formula="of:=IF(ISBLANK([$Specificity.C194]);&quot;&quot;; [$Specificity.C194])">
            <text:p/>
          </table:table-cell>
          <table:table-cell table:formula="of:=IF(ISBLANK([$Paraphrase.C194]);&quot;&quot;; [$Paraphrase.C194])">
            <text:p/>
          </table:table-cell>
          <table:table-cell table:formula="of:=IF(ISBLANK([$LocalRelevance.C194]);&quot;&quot;; [$LocalRelevance.C194])">
            <text:p/>
          </table:table-cell>
          <table:table-cell table:formula="of:=IF(ISBLANK([.A194]); &quot;&quot;; IF(COUNTIF([.C194:.G194]; &quot;yes&quot;) &gt; 0; &quot;yes&quot;; &quot;no&quot;))">
            <text:p/>
          </table:table-cell>
        </table:table-row>
        <table:table-row table:style-name="ro6">
          <table:table-cell table:number-columns-repeated="2"/>
          <table:table-cell table:formula="of:=IF(ISBLANK([$Contradiction.C195]);&quot;&quot;; [$Contradiction.C195])">
            <text:p/>
          </table:table-cell>
          <table:table-cell table:formula="of:=IF(ISBLANK([$Entailment.C195]);&quot;&quot;; [$Entailment.C195])">
            <text:p/>
          </table:table-cell>
          <table:table-cell table:formula="of:=IF(ISBLANK([$Specificity.C195]);&quot;&quot;; [$Specificity.C195])">
            <text:p/>
          </table:table-cell>
          <table:table-cell table:formula="of:=IF(ISBLANK([$Paraphrase.C195]);&quot;&quot;; [$Paraphrase.C195])">
            <text:p/>
          </table:table-cell>
          <table:table-cell table:formula="of:=IF(ISBLANK([$LocalRelevance.C195]);&quot;&quot;; [$LocalRelevance.C195])">
            <text:p/>
          </table:table-cell>
          <table:table-cell table:formula="of:=IF(ISBLANK([.A195]); &quot;&quot;; IF(COUNTIF([.C195:.G195]; &quot;yes&quot;) &gt; 0; &quot;yes&quot;; &quot;no&quot;))">
            <text:p/>
          </table:table-cell>
        </table:table-row>
        <table:table-row table:style-name="ro6">
          <table:table-cell table:number-columns-repeated="2"/>
          <table:table-cell table:formula="of:=IF(ISBLANK([$Contradiction.C196]);&quot;&quot;; [$Contradiction.C196])">
            <text:p/>
          </table:table-cell>
          <table:table-cell table:formula="of:=IF(ISBLANK([$Entailment.C196]);&quot;&quot;; [$Entailment.C196])">
            <text:p/>
          </table:table-cell>
          <table:table-cell table:formula="of:=IF(ISBLANK([$Specificity.C196]);&quot;&quot;; [$Specificity.C196])">
            <text:p/>
          </table:table-cell>
          <table:table-cell table:formula="of:=IF(ISBLANK([$Paraphrase.C196]);&quot;&quot;; [$Paraphrase.C196])">
            <text:p/>
          </table:table-cell>
          <table:table-cell table:formula="of:=IF(ISBLANK([$LocalRelevance.C196]);&quot;&quot;; [$LocalRelevance.C196])">
            <text:p/>
          </table:table-cell>
          <table:table-cell table:formula="of:=IF(ISBLANK([.A196]); &quot;&quot;; IF(COUNTIF([.C196:.G196]; &quot;yes&quot;) &gt; 0; &quot;yes&quot;; &quot;no&quot;))">
            <text:p/>
          </table:table-cell>
        </table:table-row>
        <table:table-row table:style-name="ro6">
          <table:table-cell table:number-columns-repeated="2"/>
          <table:table-cell table:formula="of:=IF(ISBLANK([$Contradiction.C197]);&quot;&quot;; [$Contradiction.C197])">
            <text:p/>
          </table:table-cell>
          <table:table-cell table:formula="of:=IF(ISBLANK([$Entailment.C197]);&quot;&quot;; [$Entailment.C197])">
            <text:p/>
          </table:table-cell>
          <table:table-cell table:formula="of:=IF(ISBLANK([$Specificity.C197]);&quot;&quot;; [$Specificity.C197])">
            <text:p/>
          </table:table-cell>
          <table:table-cell table:formula="of:=IF(ISBLANK([$Paraphrase.C197]);&quot;&quot;; [$Paraphrase.C197])">
            <text:p/>
          </table:table-cell>
          <table:table-cell table:formula="of:=IF(ISBLANK([$LocalRelevance.C197]);&quot;&quot;; [$LocalRelevance.C197])">
            <text:p/>
          </table:table-cell>
          <table:table-cell table:formula="of:=IF(ISBLANK([.A197]); &quot;&quot;; IF(COUNTIF([.C197:.G197]; &quot;yes&quot;) &gt; 0; &quot;yes&quot;; &quot;no&quot;))">
            <text:p/>
          </table:table-cell>
        </table:table-row>
        <table:table-row table:style-name="ro6">
          <table:table-cell table:number-columns-repeated="2"/>
          <table:table-cell table:formula="of:=IF(ISBLANK([$Contradiction.C198]);&quot;&quot;; [$Contradiction.C198])">
            <text:p/>
          </table:table-cell>
          <table:table-cell table:formula="of:=IF(ISBLANK([$Entailment.C198]);&quot;&quot;; [$Entailment.C198])">
            <text:p/>
          </table:table-cell>
          <table:table-cell table:formula="of:=IF(ISBLANK([$Specificity.C198]);&quot;&quot;; [$Specificity.C198])">
            <text:p/>
          </table:table-cell>
          <table:table-cell table:formula="of:=IF(ISBLANK([$Paraphrase.C198]);&quot;&quot;; [$Paraphrase.C198])">
            <text:p/>
          </table:table-cell>
          <table:table-cell table:formula="of:=IF(ISBLANK([$LocalRelevance.C198]);&quot;&quot;; [$LocalRelevance.C198])">
            <text:p/>
          </table:table-cell>
          <table:table-cell table:formula="of:=IF(ISBLANK([.A198]); &quot;&quot;; IF(COUNTIF([.C198:.G198]; &quot;yes&quot;) &gt; 0; &quot;yes&quot;; &quot;no&quot;))">
            <text:p/>
          </table:table-cell>
        </table:table-row>
        <table:table-row table:style-name="ro6">
          <table:table-cell table:number-columns-repeated="2"/>
          <table:table-cell table:formula="of:=IF(ISBLANK([$Contradiction.C199]);&quot;&quot;; [$Contradiction.C199])">
            <text:p/>
          </table:table-cell>
          <table:table-cell table:formula="of:=IF(ISBLANK([$Entailment.C199]);&quot;&quot;; [$Entailment.C199])">
            <text:p/>
          </table:table-cell>
          <table:table-cell table:formula="of:=IF(ISBLANK([$Specificity.C199]);&quot;&quot;; [$Specificity.C199])">
            <text:p/>
          </table:table-cell>
          <table:table-cell table:formula="of:=IF(ISBLANK([$Paraphrase.C199]);&quot;&quot;; [$Paraphrase.C199])">
            <text:p/>
          </table:table-cell>
          <table:table-cell table:formula="of:=IF(ISBLANK([$LocalRelevance.C199]);&quot;&quot;; [$LocalRelevance.C199])">
            <text:p/>
          </table:table-cell>
          <table:table-cell table:formula="of:=IF(ISBLANK([.A199]); &quot;&quot;; IF(COUNTIF([.C199:.G199]; &quot;yes&quot;) &gt; 0; &quot;yes&quot;; &quot;no&quot;))">
            <text:p/>
          </table:table-cell>
        </table:table-row>
        <table:table-row table:style-name="ro6">
          <table:table-cell table:number-columns-repeated="2"/>
          <table:table-cell table:formula="of:=IF(ISBLANK([$Contradiction.C200]);&quot;&quot;; [$Contradiction.C200])">
            <text:p/>
          </table:table-cell>
          <table:table-cell table:formula="of:=IF(ISBLANK([$Entailment.C200]);&quot;&quot;; [$Entailment.C200])">
            <text:p/>
          </table:table-cell>
          <table:table-cell table:formula="of:=IF(ISBLANK([$Specificity.C200]);&quot;&quot;; [$Specificity.C200])">
            <text:p/>
          </table:table-cell>
          <table:table-cell table:formula="of:=IF(ISBLANK([$Paraphrase.C200]);&quot;&quot;; [$Paraphrase.C200])">
            <text:p/>
          </table:table-cell>
          <table:table-cell table:formula="of:=IF(ISBLANK([$LocalRelevance.C200]);&quot;&quot;; [$LocalRelevance.C200])">
            <text:p/>
          </table:table-cell>
          <table:table-cell table:formula="of:=IF(ISBLANK([.A200]); &quot;&quot;; IF(COUNTIF([.C200:.G200]; &quot;yes&quot;) &gt; 0; &quot;yes&quot;; &quot;no&quot;))">
            <text:p/>
          </table:table-cell>
        </table:table-row>
        <table:table-row table:style-name="ro6">
          <table:table-cell table:number-columns-repeated="2"/>
          <table:table-cell table:formula="of:=IF(ISBLANK([$Contradiction.C201]);&quot;&quot;; [$Contradiction.C201])">
            <text:p/>
          </table:table-cell>
          <table:table-cell table:formula="of:=IF(ISBLANK([$Entailment.C201]);&quot;&quot;; [$Entailment.C201])">
            <text:p/>
          </table:table-cell>
          <table:table-cell table:formula="of:=IF(ISBLANK([$Specificity.C201]);&quot;&quot;; [$Specificity.C201])">
            <text:p/>
          </table:table-cell>
          <table:table-cell table:formula="of:=IF(ISBLANK([$Paraphrase.C201]);&quot;&quot;; [$Paraphrase.C201])">
            <text:p/>
          </table:table-cell>
          <table:table-cell table:formula="of:=IF(ISBLANK([$LocalRelevance.C201]);&quot;&quot;; [$LocalRelevance.C201])">
            <text:p/>
          </table:table-cell>
          <table:table-cell table:formula="of:=IF(ISBLANK([.A201]); &quot;&quot;; IF(COUNTIF([.C201:.G201]; &quot;yes&quot;) &gt; 0; &quot;yes&quot;; &quot;no&quot;))">
            <text:p/>
          </table:table-cell>
        </table:table-row>
        <table:table-row table:style-name="ro6">
          <table:table-cell table:number-columns-repeated="2"/>
          <table:table-cell table:formula="of:=IF(ISBLANK([$Contradiction.C202]);&quot;&quot;; [$Contradiction.C202])">
            <text:p/>
          </table:table-cell>
          <table:table-cell table:formula="of:=IF(ISBLANK([$Entailment.C202]);&quot;&quot;; [$Entailment.C202])">
            <text:p/>
          </table:table-cell>
          <table:table-cell table:formula="of:=IF(ISBLANK([$Specificity.C202]);&quot;&quot;; [$Specificity.C202])">
            <text:p/>
          </table:table-cell>
          <table:table-cell table:formula="of:=IF(ISBLANK([$Paraphrase.C202]);&quot;&quot;; [$Paraphrase.C202])">
            <text:p/>
          </table:table-cell>
          <table:table-cell table:formula="of:=IF(ISBLANK([$LocalRelevance.C202]);&quot;&quot;; [$LocalRelevance.C202])">
            <text:p/>
          </table:table-cell>
          <table:table-cell table:formula="of:=IF(ISBLANK([.A202]); &quot;&quot;; IF(COUNTIF([.C202:.G202]; &quot;yes&quot;) &gt; 0; &quot;yes&quot;; &quot;no&quot;))">
            <text:p/>
          </table:table-cell>
        </table:table-row>
        <table:table-row table:style-name="ro6">
          <table:table-cell table:number-columns-repeated="2"/>
          <table:table-cell table:formula="of:=IF(ISBLANK([$Contradiction.C203]);&quot;&quot;; [$Contradiction.C203])">
            <text:p/>
          </table:table-cell>
          <table:table-cell table:formula="of:=IF(ISBLANK([$Entailment.C203]);&quot;&quot;; [$Entailment.C203])">
            <text:p/>
          </table:table-cell>
          <table:table-cell table:formula="of:=IF(ISBLANK([$Specificity.C203]);&quot;&quot;; [$Specificity.C203])">
            <text:p/>
          </table:table-cell>
          <table:table-cell table:formula="of:=IF(ISBLANK([$Paraphrase.C203]);&quot;&quot;; [$Paraphrase.C203])">
            <text:p/>
          </table:table-cell>
          <table:table-cell table:formula="of:=IF(ISBLANK([$LocalRelevance.C203]);&quot;&quot;; [$LocalRelevance.C203])">
            <text:p/>
          </table:table-cell>
          <table:table-cell table:formula="of:=IF(ISBLANK([.A203]); &quot;&quot;; IF(COUNTIF([.C203:.G203]; &quot;yes&quot;) &gt; 0; &quot;yes&quot;; &quot;no&quot;))">
            <text:p/>
          </table:table-cell>
        </table:table-row>
        <table:table-row table:style-name="ro6">
          <table:table-cell table:number-columns-repeated="2"/>
          <table:table-cell table:formula="of:=IF(ISBLANK([$Contradiction.C204]);&quot;&quot;; [$Contradiction.C204])">
            <text:p/>
          </table:table-cell>
          <table:table-cell table:formula="of:=IF(ISBLANK([$Entailment.C204]);&quot;&quot;; [$Entailment.C204])">
            <text:p/>
          </table:table-cell>
          <table:table-cell table:formula="of:=IF(ISBLANK([$Specificity.C204]);&quot;&quot;; [$Specificity.C204])">
            <text:p/>
          </table:table-cell>
          <table:table-cell table:formula="of:=IF(ISBLANK([$Paraphrase.C204]);&quot;&quot;; [$Paraphrase.C204])">
            <text:p/>
          </table:table-cell>
          <table:table-cell table:formula="of:=IF(ISBLANK([$LocalRelevance.C204]);&quot;&quot;; [$LocalRelevance.C204])">
            <text:p/>
          </table:table-cell>
          <table:table-cell table:formula="of:=IF(ISBLANK([.A204]); &quot;&quot;; IF(COUNTIF([.C204:.G204]; &quot;yes&quot;) &gt; 0; &quot;yes&quot;; &quot;no&quot;))">
            <text:p/>
          </table:table-cell>
        </table:table-row>
        <table:table-row table:style-name="ro6">
          <table:table-cell table:number-columns-repeated="2"/>
          <table:table-cell table:formula="of:=IF(ISBLANK([$Contradiction.C205]);&quot;&quot;; [$Contradiction.C205])">
            <text:p/>
          </table:table-cell>
          <table:table-cell table:formula="of:=IF(ISBLANK([$Entailment.C205]);&quot;&quot;; [$Entailment.C205])">
            <text:p/>
          </table:table-cell>
          <table:table-cell table:formula="of:=IF(ISBLANK([$Specificity.C205]);&quot;&quot;; [$Specificity.C205])">
            <text:p/>
          </table:table-cell>
          <table:table-cell table:formula="of:=IF(ISBLANK([$Paraphrase.C205]);&quot;&quot;; [$Paraphrase.C205])">
            <text:p/>
          </table:table-cell>
          <table:table-cell table:formula="of:=IF(ISBLANK([$LocalRelevance.C205]);&quot;&quot;; [$LocalRelevance.C205])">
            <text:p/>
          </table:table-cell>
          <table:table-cell table:formula="of:=IF(ISBLANK([.A205]); &quot;&quot;; IF(COUNTIF([.C205:.G205]; &quot;yes&quot;) &gt; 0; &quot;yes&quot;; &quot;no&quot;))">
            <text:p/>
          </table:table-cell>
        </table:table-row>
        <table:table-row table:style-name="ro6">
          <table:table-cell table:number-columns-repeated="2"/>
          <table:table-cell table:formula="of:=IF(ISBLANK([$Contradiction.C206]);&quot;&quot;; [$Contradiction.C206])">
            <text:p/>
          </table:table-cell>
          <table:table-cell table:formula="of:=IF(ISBLANK([$Entailment.C206]);&quot;&quot;; [$Entailment.C206])">
            <text:p/>
          </table:table-cell>
          <table:table-cell table:formula="of:=IF(ISBLANK([$Specificity.C206]);&quot;&quot;; [$Specificity.C206])">
            <text:p/>
          </table:table-cell>
          <table:table-cell table:formula="of:=IF(ISBLANK([$Paraphrase.C206]);&quot;&quot;; [$Paraphrase.C206])">
            <text:p/>
          </table:table-cell>
          <table:table-cell table:formula="of:=IF(ISBLANK([$LocalRelevance.C206]);&quot;&quot;; [$LocalRelevance.C206])">
            <text:p/>
          </table:table-cell>
          <table:table-cell table:formula="of:=IF(ISBLANK([.A206]); &quot;&quot;; IF(COUNTIF([.C206:.G206]; &quot;yes&quot;) &gt; 0; &quot;yes&quot;; &quot;no&quot;))">
            <text:p/>
          </table:table-cell>
        </table:table-row>
        <table:table-row table:style-name="ro6">
          <table:table-cell table:number-columns-repeated="2"/>
          <table:table-cell table:formula="of:=IF(ISBLANK([$Contradiction.C207]);&quot;&quot;; [$Contradiction.C207])">
            <text:p/>
          </table:table-cell>
          <table:table-cell table:formula="of:=IF(ISBLANK([$Entailment.C207]);&quot;&quot;; [$Entailment.C207])">
            <text:p/>
          </table:table-cell>
          <table:table-cell table:formula="of:=IF(ISBLANK([$Specificity.C207]);&quot;&quot;; [$Specificity.C207])">
            <text:p/>
          </table:table-cell>
          <table:table-cell table:formula="of:=IF(ISBLANK([$Paraphrase.C207]);&quot;&quot;; [$Paraphrase.C207])">
            <text:p/>
          </table:table-cell>
          <table:table-cell table:formula="of:=IF(ISBLANK([$LocalRelevance.C207]);&quot;&quot;; [$LocalRelevance.C207])">
            <text:p/>
          </table:table-cell>
          <table:table-cell table:formula="of:=IF(ISBLANK([.A207]); &quot;&quot;; IF(COUNTIF([.C207:.G207]; &quot;yes&quot;) &gt; 0; &quot;yes&quot;; &quot;no&quot;))">
            <text:p/>
          </table:table-cell>
        </table:table-row>
        <table:table-row table:style-name="ro6">
          <table:table-cell table:number-columns-repeated="2"/>
          <table:table-cell table:formula="of:=IF(ISBLANK([$Contradiction.C208]);&quot;&quot;; [$Contradiction.C208])">
            <text:p/>
          </table:table-cell>
          <table:table-cell table:formula="of:=IF(ISBLANK([$Entailment.C208]);&quot;&quot;; [$Entailment.C208])">
            <text:p/>
          </table:table-cell>
          <table:table-cell table:formula="of:=IF(ISBLANK([$Specificity.C208]);&quot;&quot;; [$Specificity.C208])">
            <text:p/>
          </table:table-cell>
          <table:table-cell table:formula="of:=IF(ISBLANK([$Paraphrase.C208]);&quot;&quot;; [$Paraphrase.C208])">
            <text:p/>
          </table:table-cell>
          <table:table-cell table:formula="of:=IF(ISBLANK([$LocalRelevance.C208]);&quot;&quot;; [$LocalRelevance.C208])">
            <text:p/>
          </table:table-cell>
          <table:table-cell table:formula="of:=IF(ISBLANK([.A208]); &quot;&quot;; IF(COUNTIF([.C208:.G208]; &quot;yes&quot;) &gt; 0; &quot;yes&quot;; &quot;no&quot;))">
            <text:p/>
          </table:table-cell>
        </table:table-row>
        <table:table-row table:style-name="ro6">
          <table:table-cell table:number-columns-repeated="2"/>
          <table:table-cell table:formula="of:=IF(ISBLANK([$Contradiction.C209]);&quot;&quot;; [$Contradiction.C209])">
            <text:p/>
          </table:table-cell>
          <table:table-cell table:formula="of:=IF(ISBLANK([$Entailment.C209]);&quot;&quot;; [$Entailment.C209])">
            <text:p/>
          </table:table-cell>
          <table:table-cell table:formula="of:=IF(ISBLANK([$Specificity.C209]);&quot;&quot;; [$Specificity.C209])">
            <text:p/>
          </table:table-cell>
          <table:table-cell table:formula="of:=IF(ISBLANK([$Paraphrase.C209]);&quot;&quot;; [$Paraphrase.C209])">
            <text:p/>
          </table:table-cell>
          <table:table-cell table:formula="of:=IF(ISBLANK([$LocalRelevance.C209]);&quot;&quot;; [$LocalRelevance.C209])">
            <text:p/>
          </table:table-cell>
          <table:table-cell table:formula="of:=IF(ISBLANK([.A209]); &quot;&quot;; IF(COUNTIF([.C209:.G209]; &quot;yes&quot;) &gt; 0; &quot;yes&quot;; &quot;no&quot;))">
            <text:p/>
          </table:table-cell>
        </table:table-row>
        <table:table-row table:style-name="ro6">
          <table:table-cell table:number-columns-repeated="2"/>
          <table:table-cell table:formula="of:=IF(ISBLANK([$Contradiction.C210]);&quot;&quot;; [$Contradiction.C210])">
            <text:p/>
          </table:table-cell>
          <table:table-cell table:formula="of:=IF(ISBLANK([$Entailment.C210]);&quot;&quot;; [$Entailment.C210])">
            <text:p/>
          </table:table-cell>
          <table:table-cell table:formula="of:=IF(ISBLANK([$Specificity.C210]);&quot;&quot;; [$Specificity.C210])">
            <text:p/>
          </table:table-cell>
          <table:table-cell table:formula="of:=IF(ISBLANK([$Paraphrase.C210]);&quot;&quot;; [$Paraphrase.C210])">
            <text:p/>
          </table:table-cell>
          <table:table-cell table:formula="of:=IF(ISBLANK([$LocalRelevance.C210]);&quot;&quot;; [$LocalRelevance.C210])">
            <text:p/>
          </table:table-cell>
          <table:table-cell table:formula="of:=IF(ISBLANK([.A210]); &quot;&quot;; IF(COUNTIF([.C210:.G210]; &quot;yes&quot;) &gt; 0; &quot;yes&quot;; &quot;no&quot;))">
            <text:p/>
          </table:table-cell>
        </table:table-row>
        <table:table-row table:style-name="ro6">
          <table:table-cell table:number-columns-repeated="2"/>
          <table:table-cell table:formula="of:=IF(ISBLANK([$Contradiction.C211]);&quot;&quot;; [$Contradiction.C211])">
            <text:p/>
          </table:table-cell>
          <table:table-cell table:formula="of:=IF(ISBLANK([$Entailment.C211]);&quot;&quot;; [$Entailment.C211])">
            <text:p/>
          </table:table-cell>
          <table:table-cell table:formula="of:=IF(ISBLANK([$Specificity.C211]);&quot;&quot;; [$Specificity.C211])">
            <text:p/>
          </table:table-cell>
          <table:table-cell table:formula="of:=IF(ISBLANK([$Paraphrase.C211]);&quot;&quot;; [$Paraphrase.C211])">
            <text:p/>
          </table:table-cell>
          <table:table-cell table:formula="of:=IF(ISBLANK([$LocalRelevance.C211]);&quot;&quot;; [$LocalRelevance.C211])">
            <text:p/>
          </table:table-cell>
          <table:table-cell table:formula="of:=IF(ISBLANK([.A211]); &quot;&quot;; IF(COUNTIF([.C211:.G211]; &quot;yes&quot;) &gt; 0; &quot;yes&quot;; &quot;no&quot;))">
            <text:p/>
          </table:table-cell>
        </table:table-row>
        <table:table-row table:style-name="ro6">
          <table:table-cell table:number-columns-repeated="2"/>
          <table:table-cell table:formula="of:=IF(ISBLANK([$Contradiction.C212]);&quot;&quot;; [$Contradiction.C212])">
            <text:p/>
          </table:table-cell>
          <table:table-cell table:formula="of:=IF(ISBLANK([$Entailment.C212]);&quot;&quot;; [$Entailment.C212])">
            <text:p/>
          </table:table-cell>
          <table:table-cell table:formula="of:=IF(ISBLANK([$Specificity.C212]);&quot;&quot;; [$Specificity.C212])">
            <text:p/>
          </table:table-cell>
          <table:table-cell table:formula="of:=IF(ISBLANK([$Paraphrase.C212]);&quot;&quot;; [$Paraphrase.C212])">
            <text:p/>
          </table:table-cell>
          <table:table-cell table:formula="of:=IF(ISBLANK([$LocalRelevance.C212]);&quot;&quot;; [$LocalRelevance.C212])">
            <text:p/>
          </table:table-cell>
          <table:table-cell table:formula="of:=IF(ISBLANK([.A212]); &quot;&quot;; IF(COUNTIF([.C212:.G212]; &quot;yes&quot;) &gt; 0; &quot;yes&quot;; &quot;no&quot;))">
            <text:p/>
          </table:table-cell>
        </table:table-row>
        <table:table-row table:style-name="ro6">
          <table:table-cell table:number-columns-repeated="2"/>
          <table:table-cell table:formula="of:=IF(ISBLANK([$Contradiction.C213]);&quot;&quot;; [$Contradiction.C213])">
            <text:p/>
          </table:table-cell>
          <table:table-cell table:formula="of:=IF(ISBLANK([$Entailment.C213]);&quot;&quot;; [$Entailment.C213])">
            <text:p/>
          </table:table-cell>
          <table:table-cell table:formula="of:=IF(ISBLANK([$Specificity.C213]);&quot;&quot;; [$Specificity.C213])">
            <text:p/>
          </table:table-cell>
          <table:table-cell table:formula="of:=IF(ISBLANK([$Paraphrase.C213]);&quot;&quot;; [$Paraphrase.C213])">
            <text:p/>
          </table:table-cell>
          <table:table-cell table:formula="of:=IF(ISBLANK([$LocalRelevance.C213]);&quot;&quot;; [$LocalRelevance.C213])">
            <text:p/>
          </table:table-cell>
          <table:table-cell table:formula="of:=IF(ISBLANK([.A213]); &quot;&quot;; IF(COUNTIF([.C213:.G213]; &quot;yes&quot;) &gt; 0; &quot;yes&quot;; &quot;no&quot;))">
            <text:p/>
          </table:table-cell>
        </table:table-row>
        <table:table-row table:style-name="ro6">
          <table:table-cell table:number-columns-repeated="2"/>
          <table:table-cell table:formula="of:=IF(ISBLANK([$Contradiction.C214]);&quot;&quot;; [$Contradiction.C214])">
            <text:p/>
          </table:table-cell>
          <table:table-cell table:formula="of:=IF(ISBLANK([$Entailment.C214]);&quot;&quot;; [$Entailment.C214])">
            <text:p/>
          </table:table-cell>
          <table:table-cell table:formula="of:=IF(ISBLANK([$Specificity.C214]);&quot;&quot;; [$Specificity.C214])">
            <text:p/>
          </table:table-cell>
          <table:table-cell table:formula="of:=IF(ISBLANK([$Paraphrase.C214]);&quot;&quot;; [$Paraphrase.C214])">
            <text:p/>
          </table:table-cell>
          <table:table-cell table:formula="of:=IF(ISBLANK([$LocalRelevance.C214]);&quot;&quot;; [$LocalRelevance.C214])">
            <text:p/>
          </table:table-cell>
          <table:table-cell table:formula="of:=IF(ISBLANK([.A214]); &quot;&quot;; IF(COUNTIF([.C214:.G214]; &quot;yes&quot;) &gt; 0; &quot;yes&quot;; &quot;no&quot;))">
            <text:p/>
          </table:table-cell>
        </table:table-row>
        <table:table-row table:style-name="ro6">
          <table:table-cell table:number-columns-repeated="2"/>
          <table:table-cell table:formula="of:=IF(ISBLANK([$Contradiction.C215]);&quot;&quot;; [$Contradiction.C215])">
            <text:p/>
          </table:table-cell>
          <table:table-cell table:formula="of:=IF(ISBLANK([$Entailment.C215]);&quot;&quot;; [$Entailment.C215])">
            <text:p/>
          </table:table-cell>
          <table:table-cell table:formula="of:=IF(ISBLANK([$Specificity.C215]);&quot;&quot;; [$Specificity.C215])">
            <text:p/>
          </table:table-cell>
          <table:table-cell table:formula="of:=IF(ISBLANK([$Paraphrase.C215]);&quot;&quot;; [$Paraphrase.C215])">
            <text:p/>
          </table:table-cell>
          <table:table-cell table:formula="of:=IF(ISBLANK([$LocalRelevance.C215]);&quot;&quot;; [$LocalRelevance.C215])">
            <text:p/>
          </table:table-cell>
          <table:table-cell table:formula="of:=IF(ISBLANK([.A215]); &quot;&quot;; IF(COUNTIF([.C215:.G215]; &quot;yes&quot;) &gt; 0; &quot;yes&quot;; &quot;no&quot;))">
            <text:p/>
          </table:table-cell>
        </table:table-row>
        <table:table-row table:style-name="ro6">
          <table:table-cell table:number-columns-repeated="2"/>
          <table:table-cell table:formula="of:=IF(ISBLANK([$Contradiction.C216]);&quot;&quot;; [$Contradiction.C216])">
            <text:p/>
          </table:table-cell>
          <table:table-cell table:formula="of:=IF(ISBLANK([$Entailment.C216]);&quot;&quot;; [$Entailment.C216])">
            <text:p/>
          </table:table-cell>
          <table:table-cell table:formula="of:=IF(ISBLANK([$Specificity.C216]);&quot;&quot;; [$Specificity.C216])">
            <text:p/>
          </table:table-cell>
          <table:table-cell table:formula="of:=IF(ISBLANK([$Paraphrase.C216]);&quot;&quot;; [$Paraphrase.C216])">
            <text:p/>
          </table:table-cell>
          <table:table-cell table:formula="of:=IF(ISBLANK([$LocalRelevance.C216]);&quot;&quot;; [$LocalRelevance.C216])">
            <text:p/>
          </table:table-cell>
          <table:table-cell table:formula="of:=IF(ISBLANK([.A216]); &quot;&quot;; IF(COUNTIF([.C216:.G216]; &quot;yes&quot;) &gt; 0; &quot;yes&quot;; &quot;no&quot;))">
            <text:p/>
          </table:table-cell>
        </table:table-row>
        <table:table-row table:style-name="ro6">
          <table:table-cell table:number-columns-repeated="2"/>
          <table:table-cell table:formula="of:=IF(ISBLANK([$Contradiction.C217]);&quot;&quot;; [$Contradiction.C217])">
            <text:p/>
          </table:table-cell>
          <table:table-cell table:formula="of:=IF(ISBLANK([$Entailment.C217]);&quot;&quot;; [$Entailment.C217])">
            <text:p/>
          </table:table-cell>
          <table:table-cell table:formula="of:=IF(ISBLANK([$Specificity.C217]);&quot;&quot;; [$Specificity.C217])">
            <text:p/>
          </table:table-cell>
          <table:table-cell table:formula="of:=IF(ISBLANK([$Paraphrase.C217]);&quot;&quot;; [$Paraphrase.C217])">
            <text:p/>
          </table:table-cell>
          <table:table-cell table:formula="of:=IF(ISBLANK([$LocalRelevance.C217]);&quot;&quot;; [$LocalRelevance.C217])">
            <text:p/>
          </table:table-cell>
          <table:table-cell table:formula="of:=IF(ISBLANK([.A217]); &quot;&quot;; IF(COUNTIF([.C217:.G217]; &quot;yes&quot;) &gt; 0; &quot;yes&quot;; &quot;no&quot;))">
            <text:p/>
          </table:table-cell>
        </table:table-row>
        <table:table-row table:style-name="ro6">
          <table:table-cell table:number-columns-repeated="2"/>
          <table:table-cell table:formula="of:=IF(ISBLANK([$Contradiction.C218]);&quot;&quot;; [$Contradiction.C218])">
            <text:p/>
          </table:table-cell>
          <table:table-cell table:formula="of:=IF(ISBLANK([$Entailment.C218]);&quot;&quot;; [$Entailment.C218])">
            <text:p/>
          </table:table-cell>
          <table:table-cell table:formula="of:=IF(ISBLANK([$Specificity.C218]);&quot;&quot;; [$Specificity.C218])">
            <text:p/>
          </table:table-cell>
          <table:table-cell table:formula="of:=IF(ISBLANK([$Paraphrase.C218]);&quot;&quot;; [$Paraphrase.C218])">
            <text:p/>
          </table:table-cell>
          <table:table-cell table:formula="of:=IF(ISBLANK([$LocalRelevance.C218]);&quot;&quot;; [$LocalRelevance.C218])">
            <text:p/>
          </table:table-cell>
          <table:table-cell table:formula="of:=IF(ISBLANK([.A218]); &quot;&quot;; IF(COUNTIF([.C218:.G218]; &quot;yes&quot;) &gt; 0; &quot;yes&quot;; &quot;no&quot;))">
            <text:p/>
          </table:table-cell>
        </table:table-row>
        <table:table-row table:style-name="ro6">
          <table:table-cell table:number-columns-repeated="2"/>
          <table:table-cell table:formula="of:=IF(ISBLANK([$Contradiction.C219]);&quot;&quot;; [$Contradiction.C219])">
            <text:p/>
          </table:table-cell>
          <table:table-cell table:formula="of:=IF(ISBLANK([$Entailment.C219]);&quot;&quot;; [$Entailment.C219])">
            <text:p/>
          </table:table-cell>
          <table:table-cell table:formula="of:=IF(ISBLANK([$Specificity.C219]);&quot;&quot;; [$Specificity.C219])">
            <text:p/>
          </table:table-cell>
          <table:table-cell table:formula="of:=IF(ISBLANK([$Paraphrase.C219]);&quot;&quot;; [$Paraphrase.C219])">
            <text:p/>
          </table:table-cell>
          <table:table-cell table:formula="of:=IF(ISBLANK([$LocalRelevance.C219]);&quot;&quot;; [$LocalRelevance.C219])">
            <text:p/>
          </table:table-cell>
          <table:table-cell table:formula="of:=IF(ISBLANK([.A219]); &quot;&quot;; IF(COUNTIF([.C219:.G219]; &quot;yes&quot;) &gt; 0; &quot;yes&quot;; &quot;no&quot;))">
            <text:p/>
          </table:table-cell>
        </table:table-row>
        <table:table-row table:style-name="ro6">
          <table:table-cell table:number-columns-repeated="2"/>
          <table:table-cell table:formula="of:=IF(ISBLANK([$Contradiction.C220]);&quot;&quot;; [$Contradiction.C220])">
            <text:p/>
          </table:table-cell>
          <table:table-cell table:formula="of:=IF(ISBLANK([$Entailment.C220]);&quot;&quot;; [$Entailment.C220])">
            <text:p/>
          </table:table-cell>
          <table:table-cell table:formula="of:=IF(ISBLANK([$Specificity.C220]);&quot;&quot;; [$Specificity.C220])">
            <text:p/>
          </table:table-cell>
          <table:table-cell table:formula="of:=IF(ISBLANK([$Paraphrase.C220]);&quot;&quot;; [$Paraphrase.C220])">
            <text:p/>
          </table:table-cell>
          <table:table-cell table:formula="of:=IF(ISBLANK([$LocalRelevance.C220]);&quot;&quot;; [$LocalRelevance.C220])">
            <text:p/>
          </table:table-cell>
          <table:table-cell table:formula="of:=IF(ISBLANK([.A220]); &quot;&quot;; IF(COUNTIF([.C220:.G220]; &quot;yes&quot;) &gt; 0; &quot;yes&quot;; &quot;no&quot;))">
            <text:p/>
          </table:table-cell>
        </table:table-row>
        <table:table-row table:style-name="ro6">
          <table:table-cell table:number-columns-repeated="2"/>
          <table:table-cell table:formula="of:=IF(ISBLANK([$Contradiction.C221]);&quot;&quot;; [$Contradiction.C221])">
            <text:p/>
          </table:table-cell>
          <table:table-cell table:formula="of:=IF(ISBLANK([$Entailment.C221]);&quot;&quot;; [$Entailment.C221])">
            <text:p/>
          </table:table-cell>
          <table:table-cell table:formula="of:=IF(ISBLANK([$Specificity.C221]);&quot;&quot;; [$Specificity.C221])">
            <text:p/>
          </table:table-cell>
          <table:table-cell table:formula="of:=IF(ISBLANK([$Paraphrase.C221]);&quot;&quot;; [$Paraphrase.C221])">
            <text:p/>
          </table:table-cell>
          <table:table-cell table:formula="of:=IF(ISBLANK([$LocalRelevance.C221]);&quot;&quot;; [$LocalRelevance.C221])">
            <text:p/>
          </table:table-cell>
          <table:table-cell table:formula="of:=IF(ISBLANK([.A221]); &quot;&quot;; IF(COUNTIF([.C221:.G221]; &quot;yes&quot;) &gt; 0; &quot;yes&quot;; &quot;no&quot;))">
            <text:p/>
          </table:table-cell>
        </table:table-row>
        <table:table-row table:style-name="ro6">
          <table:table-cell table:number-columns-repeated="2"/>
          <table:table-cell table:formula="of:=IF(ISBLANK([$Contradiction.C222]);&quot;&quot;; [$Contradiction.C222])">
            <text:p/>
          </table:table-cell>
          <table:table-cell table:formula="of:=IF(ISBLANK([$Entailment.C222]);&quot;&quot;; [$Entailment.C222])">
            <text:p/>
          </table:table-cell>
          <table:table-cell table:formula="of:=IF(ISBLANK([$Specificity.C222]);&quot;&quot;; [$Specificity.C222])">
            <text:p/>
          </table:table-cell>
          <table:table-cell table:formula="of:=IF(ISBLANK([$Paraphrase.C222]);&quot;&quot;; [$Paraphrase.C222])">
            <text:p/>
          </table:table-cell>
          <table:table-cell table:formula="of:=IF(ISBLANK([$LocalRelevance.C222]);&quot;&quot;; [$LocalRelevance.C222])">
            <text:p/>
          </table:table-cell>
          <table:table-cell table:formula="of:=IF(ISBLANK([.A222]); &quot;&quot;; IF(COUNTIF([.C222:.G222]; &quot;yes&quot;) &gt; 0; &quot;yes&quot;; &quot;no&quot;))">
            <text:p/>
          </table:table-cell>
        </table:table-row>
        <table:table-row table:style-name="ro6">
          <table:table-cell table:number-columns-repeated="2"/>
          <table:table-cell table:formula="of:=IF(ISBLANK([$Contradiction.C223]);&quot;&quot;; [$Contradiction.C223])">
            <text:p/>
          </table:table-cell>
          <table:table-cell table:formula="of:=IF(ISBLANK([$Entailment.C223]);&quot;&quot;; [$Entailment.C223])">
            <text:p/>
          </table:table-cell>
          <table:table-cell table:formula="of:=IF(ISBLANK([$Specificity.C223]);&quot;&quot;; [$Specificity.C223])">
            <text:p/>
          </table:table-cell>
          <table:table-cell table:formula="of:=IF(ISBLANK([$Paraphrase.C223]);&quot;&quot;; [$Paraphrase.C223])">
            <text:p/>
          </table:table-cell>
          <table:table-cell table:formula="of:=IF(ISBLANK([$LocalRelevance.C223]);&quot;&quot;; [$LocalRelevance.C223])">
            <text:p/>
          </table:table-cell>
          <table:table-cell table:formula="of:=IF(ISBLANK([.A223]); &quot;&quot;; IF(COUNTIF([.C223:.G223]; &quot;yes&quot;) &gt; 0; &quot;yes&quot;; &quot;no&quot;))">
            <text:p/>
          </table:table-cell>
        </table:table-row>
        <table:table-row table:style-name="ro6">
          <table:table-cell table:number-columns-repeated="2"/>
          <table:table-cell table:formula="of:=IF(ISBLANK([$Contradiction.C224]);&quot;&quot;; [$Contradiction.C224])">
            <text:p/>
          </table:table-cell>
          <table:table-cell table:formula="of:=IF(ISBLANK([$Entailment.C224]);&quot;&quot;; [$Entailment.C224])">
            <text:p/>
          </table:table-cell>
          <table:table-cell table:formula="of:=IF(ISBLANK([$Specificity.C224]);&quot;&quot;; [$Specificity.C224])">
            <text:p/>
          </table:table-cell>
          <table:table-cell table:formula="of:=IF(ISBLANK([$Paraphrase.C224]);&quot;&quot;; [$Paraphrase.C224])">
            <text:p/>
          </table:table-cell>
          <table:table-cell table:formula="of:=IF(ISBLANK([$LocalRelevance.C224]);&quot;&quot;; [$LocalRelevance.C224])">
            <text:p/>
          </table:table-cell>
          <table:table-cell table:formula="of:=IF(ISBLANK([.A224]); &quot;&quot;; IF(COUNTIF([.C224:.G224]; &quot;yes&quot;) &gt; 0; &quot;yes&quot;; &quot;no&quot;))">
            <text:p/>
          </table:table-cell>
        </table:table-row>
        <table:table-row table:style-name="ro6">
          <table:table-cell table:number-columns-repeated="2"/>
          <table:table-cell table:formula="of:=IF(ISBLANK([$Contradiction.C225]);&quot;&quot;; [$Contradiction.C225])">
            <text:p/>
          </table:table-cell>
          <table:table-cell table:formula="of:=IF(ISBLANK([$Entailment.C225]);&quot;&quot;; [$Entailment.C225])">
            <text:p/>
          </table:table-cell>
          <table:table-cell table:formula="of:=IF(ISBLANK([$Specificity.C225]);&quot;&quot;; [$Specificity.C225])">
            <text:p/>
          </table:table-cell>
          <table:table-cell table:formula="of:=IF(ISBLANK([$Paraphrase.C225]);&quot;&quot;; [$Paraphrase.C225])">
            <text:p/>
          </table:table-cell>
          <table:table-cell table:formula="of:=IF(ISBLANK([$LocalRelevance.C225]);&quot;&quot;; [$LocalRelevance.C225])">
            <text:p/>
          </table:table-cell>
          <table:table-cell table:formula="of:=IF(ISBLANK([.A225]); &quot;&quot;; IF(COUNTIF([.C225:.G225]; &quot;yes&quot;) &gt; 0; &quot;yes&quot;; &quot;no&quot;))">
            <text:p/>
          </table:table-cell>
        </table:table-row>
        <table:table-row table:style-name="ro6">
          <table:table-cell table:number-columns-repeated="2"/>
          <table:table-cell table:formula="of:=IF(ISBLANK([$Contradiction.C226]);&quot;&quot;; [$Contradiction.C226])">
            <text:p/>
          </table:table-cell>
          <table:table-cell table:formula="of:=IF(ISBLANK([$Entailment.C226]);&quot;&quot;; [$Entailment.C226])">
            <text:p/>
          </table:table-cell>
          <table:table-cell table:formula="of:=IF(ISBLANK([$Specificity.C226]);&quot;&quot;; [$Specificity.C226])">
            <text:p/>
          </table:table-cell>
          <table:table-cell table:formula="of:=IF(ISBLANK([$Paraphrase.C226]);&quot;&quot;; [$Paraphrase.C226])">
            <text:p/>
          </table:table-cell>
          <table:table-cell table:formula="of:=IF(ISBLANK([$LocalRelevance.C226]);&quot;&quot;; [$LocalRelevance.C226])">
            <text:p/>
          </table:table-cell>
          <table:table-cell table:formula="of:=IF(ISBLANK([.A226]); &quot;&quot;; IF(COUNTIF([.C226:.G226]; &quot;yes&quot;) &gt; 0; &quot;yes&quot;; &quot;no&quot;))">
            <text:p/>
          </table:table-cell>
        </table:table-row>
        <table:table-row table:style-name="ro6">
          <table:table-cell table:number-columns-repeated="2"/>
          <table:table-cell table:formula="of:=IF(ISBLANK([$Contradiction.C227]);&quot;&quot;; [$Contradiction.C227])">
            <text:p/>
          </table:table-cell>
          <table:table-cell table:formula="of:=IF(ISBLANK([$Entailment.C227]);&quot;&quot;; [$Entailment.C227])">
            <text:p/>
          </table:table-cell>
          <table:table-cell table:formula="of:=IF(ISBLANK([$Specificity.C227]);&quot;&quot;; [$Specificity.C227])">
            <text:p/>
          </table:table-cell>
          <table:table-cell table:formula="of:=IF(ISBLANK([$Paraphrase.C227]);&quot;&quot;; [$Paraphrase.C227])">
            <text:p/>
          </table:table-cell>
          <table:table-cell table:formula="of:=IF(ISBLANK([$LocalRelevance.C227]);&quot;&quot;; [$LocalRelevance.C227])">
            <text:p/>
          </table:table-cell>
          <table:table-cell table:formula="of:=IF(ISBLANK([.A227]); &quot;&quot;; IF(COUNTIF([.C227:.G227]; &quot;yes&quot;) &gt; 0; &quot;yes&quot;; &quot;no&quot;))">
            <text:p/>
          </table:table-cell>
        </table:table-row>
        <table:table-row table:style-name="ro6">
          <table:table-cell table:number-columns-repeated="2"/>
          <table:table-cell table:formula="of:=IF(ISBLANK([$Contradiction.C228]);&quot;&quot;; [$Contradiction.C228])">
            <text:p/>
          </table:table-cell>
          <table:table-cell table:formula="of:=IF(ISBLANK([$Entailment.C228]);&quot;&quot;; [$Entailment.C228])">
            <text:p/>
          </table:table-cell>
          <table:table-cell table:formula="of:=IF(ISBLANK([$Specificity.C228]);&quot;&quot;; [$Specificity.C228])">
            <text:p/>
          </table:table-cell>
          <table:table-cell table:formula="of:=IF(ISBLANK([$Paraphrase.C228]);&quot;&quot;; [$Paraphrase.C228])">
            <text:p/>
          </table:table-cell>
          <table:table-cell table:formula="of:=IF(ISBLANK([$LocalRelevance.C228]);&quot;&quot;; [$LocalRelevance.C228])">
            <text:p/>
          </table:table-cell>
          <table:table-cell table:formula="of:=IF(ISBLANK([.A228]); &quot;&quot;; IF(COUNTIF([.C228:.G228]; &quot;yes&quot;) &gt; 0; &quot;yes&quot;; &quot;no&quot;))">
            <text:p/>
          </table:table-cell>
        </table:table-row>
        <table:table-row table:style-name="ro6">
          <table:table-cell table:number-columns-repeated="2"/>
          <table:table-cell table:formula="of:=IF(ISBLANK([$Contradiction.C229]);&quot;&quot;; [$Contradiction.C229])">
            <text:p/>
          </table:table-cell>
          <table:table-cell table:formula="of:=IF(ISBLANK([$Entailment.C229]);&quot;&quot;; [$Entailment.C229])">
            <text:p/>
          </table:table-cell>
          <table:table-cell table:formula="of:=IF(ISBLANK([$Specificity.C229]);&quot;&quot;; [$Specificity.C229])">
            <text:p/>
          </table:table-cell>
          <table:table-cell table:formula="of:=IF(ISBLANK([$Paraphrase.C229]);&quot;&quot;; [$Paraphrase.C229])">
            <text:p/>
          </table:table-cell>
          <table:table-cell table:formula="of:=IF(ISBLANK([$LocalRelevance.C229]);&quot;&quot;; [$LocalRelevance.C229])">
            <text:p/>
          </table:table-cell>
          <table:table-cell table:formula="of:=IF(ISBLANK([.A229]); &quot;&quot;; IF(COUNTIF([.C229:.G229]; &quot;yes&quot;) &gt; 0; &quot;yes&quot;; &quot;no&quot;))">
            <text:p/>
          </table:table-cell>
        </table:table-row>
        <table:table-row table:style-name="ro6">
          <table:table-cell table:number-columns-repeated="2"/>
          <table:table-cell table:formula="of:=IF(ISBLANK([$Contradiction.C230]);&quot;&quot;; [$Contradiction.C230])">
            <text:p/>
          </table:table-cell>
          <table:table-cell table:formula="of:=IF(ISBLANK([$Entailment.C230]);&quot;&quot;; [$Entailment.C230])">
            <text:p/>
          </table:table-cell>
          <table:table-cell table:formula="of:=IF(ISBLANK([$Specificity.C230]);&quot;&quot;; [$Specificity.C230])">
            <text:p/>
          </table:table-cell>
          <table:table-cell table:formula="of:=IF(ISBLANK([$Paraphrase.C230]);&quot;&quot;; [$Paraphrase.C230])">
            <text:p/>
          </table:table-cell>
          <table:table-cell table:formula="of:=IF(ISBLANK([$LocalRelevance.C230]);&quot;&quot;; [$LocalRelevance.C230])">
            <text:p/>
          </table:table-cell>
          <table:table-cell table:formula="of:=IF(ISBLANK([.A230]); &quot;&quot;; IF(COUNTIF([.C230:.G230]; &quot;yes&quot;) &gt; 0; &quot;yes&quot;; &quot;no&quot;))">
            <text:p/>
          </table:table-cell>
        </table:table-row>
        <table:table-row table:style-name="ro6">
          <table:table-cell table:number-columns-repeated="2"/>
          <table:table-cell table:formula="of:=IF(ISBLANK([$Contradiction.C231]);&quot;&quot;; [$Contradiction.C231])">
            <text:p/>
          </table:table-cell>
          <table:table-cell table:formula="of:=IF(ISBLANK([$Entailment.C231]);&quot;&quot;; [$Entailment.C231])">
            <text:p/>
          </table:table-cell>
          <table:table-cell table:formula="of:=IF(ISBLANK([$Specificity.C231]);&quot;&quot;; [$Specificity.C231])">
            <text:p/>
          </table:table-cell>
          <table:table-cell table:formula="of:=IF(ISBLANK([$Paraphrase.C231]);&quot;&quot;; [$Paraphrase.C231])">
            <text:p/>
          </table:table-cell>
          <table:table-cell table:formula="of:=IF(ISBLANK([$LocalRelevance.C231]);&quot;&quot;; [$LocalRelevance.C231])">
            <text:p/>
          </table:table-cell>
          <table:table-cell table:formula="of:=IF(ISBLANK([.A231]); &quot;&quot;; IF(COUNTIF([.C231:.G231]; &quot;yes&quot;) &gt; 0; &quot;yes&quot;; &quot;no&quot;))">
            <text:p/>
          </table:table-cell>
        </table:table-row>
        <table:table-row table:style-name="ro6">
          <table:table-cell table:number-columns-repeated="2"/>
          <table:table-cell table:formula="of:=IF(ISBLANK([$Contradiction.C232]);&quot;&quot;; [$Contradiction.C232])">
            <text:p/>
          </table:table-cell>
          <table:table-cell table:formula="of:=IF(ISBLANK([$Entailment.C232]);&quot;&quot;; [$Entailment.C232])">
            <text:p/>
          </table:table-cell>
          <table:table-cell table:formula="of:=IF(ISBLANK([$Specificity.C232]);&quot;&quot;; [$Specificity.C232])">
            <text:p/>
          </table:table-cell>
          <table:table-cell table:formula="of:=IF(ISBLANK([$Paraphrase.C232]);&quot;&quot;; [$Paraphrase.C232])">
            <text:p/>
          </table:table-cell>
          <table:table-cell table:formula="of:=IF(ISBLANK([$LocalRelevance.C232]);&quot;&quot;; [$LocalRelevance.C232])">
            <text:p/>
          </table:table-cell>
          <table:table-cell table:formula="of:=IF(ISBLANK([.A232]); &quot;&quot;; IF(COUNTIF([.C232:.G232]; &quot;yes&quot;) &gt; 0; &quot;yes&quot;; &quot;no&quot;))">
            <text:p/>
          </table:table-cell>
        </table:table-row>
        <table:table-row table:style-name="ro6">
          <table:table-cell table:number-columns-repeated="2"/>
          <table:table-cell table:formula="of:=IF(ISBLANK([$Contradiction.C233]);&quot;&quot;; [$Contradiction.C233])">
            <text:p/>
          </table:table-cell>
          <table:table-cell table:formula="of:=IF(ISBLANK([$Entailment.C233]);&quot;&quot;; [$Entailment.C233])">
            <text:p/>
          </table:table-cell>
          <table:table-cell table:formula="of:=IF(ISBLANK([$Specificity.C233]);&quot;&quot;; [$Specificity.C233])">
            <text:p/>
          </table:table-cell>
          <table:table-cell table:formula="of:=IF(ISBLANK([$Paraphrase.C233]);&quot;&quot;; [$Paraphrase.C233])">
            <text:p/>
          </table:table-cell>
          <table:table-cell table:formula="of:=IF(ISBLANK([$LocalRelevance.C233]);&quot;&quot;; [$LocalRelevance.C233])">
            <text:p/>
          </table:table-cell>
          <table:table-cell table:formula="of:=IF(ISBLANK([.A233]); &quot;&quot;; IF(COUNTIF([.C233:.G233]; &quot;yes&quot;) &gt; 0; &quot;yes&quot;; &quot;no&quot;))">
            <text:p/>
          </table:table-cell>
        </table:table-row>
        <table:table-row table:style-name="ro6">
          <table:table-cell table:number-columns-repeated="2"/>
          <table:table-cell table:formula="of:=IF(ISBLANK([$Contradiction.C234]);&quot;&quot;; [$Contradiction.C234])">
            <text:p/>
          </table:table-cell>
          <table:table-cell table:formula="of:=IF(ISBLANK([$Entailment.C234]);&quot;&quot;; [$Entailment.C234])">
            <text:p/>
          </table:table-cell>
          <table:table-cell table:formula="of:=IF(ISBLANK([$Specificity.C234]);&quot;&quot;; [$Specificity.C234])">
            <text:p/>
          </table:table-cell>
          <table:table-cell table:formula="of:=IF(ISBLANK([$Paraphrase.C234]);&quot;&quot;; [$Paraphrase.C234])">
            <text:p/>
          </table:table-cell>
          <table:table-cell table:formula="of:=IF(ISBLANK([$LocalRelevance.C234]);&quot;&quot;; [$LocalRelevance.C234])">
            <text:p/>
          </table:table-cell>
          <table:table-cell table:formula="of:=IF(ISBLANK([.A234]); &quot;&quot;; IF(COUNTIF([.C234:.G234]; &quot;yes&quot;) &gt; 0; &quot;yes&quot;; &quot;no&quot;))">
            <text:p/>
          </table:table-cell>
        </table:table-row>
        <table:table-row table:style-name="ro6">
          <table:table-cell table:number-columns-repeated="2"/>
          <table:table-cell table:formula="of:=IF(ISBLANK([$Contradiction.C235]);&quot;&quot;; [$Contradiction.C235])">
            <text:p/>
          </table:table-cell>
          <table:table-cell table:formula="of:=IF(ISBLANK([$Entailment.C235]);&quot;&quot;; [$Entailment.C235])">
            <text:p/>
          </table:table-cell>
          <table:table-cell table:formula="of:=IF(ISBLANK([$Specificity.C235]);&quot;&quot;; [$Specificity.C235])">
            <text:p/>
          </table:table-cell>
          <table:table-cell table:formula="of:=IF(ISBLANK([$Paraphrase.C235]);&quot;&quot;; [$Paraphrase.C235])">
            <text:p/>
          </table:table-cell>
          <table:table-cell table:formula="of:=IF(ISBLANK([$LocalRelevance.C235]);&quot;&quot;; [$LocalRelevance.C235])">
            <text:p/>
          </table:table-cell>
          <table:table-cell table:formula="of:=IF(ISBLANK([.A235]); &quot;&quot;; IF(COUNTIF([.C235:.G235]; &quot;yes&quot;) &gt; 0; &quot;yes&quot;; &quot;no&quot;))">
            <text:p/>
          </table:table-cell>
        </table:table-row>
        <table:table-row table:style-name="ro6">
          <table:table-cell table:number-columns-repeated="2"/>
          <table:table-cell table:formula="of:=IF(ISBLANK([$Contradiction.C236]);&quot;&quot;; [$Contradiction.C236])">
            <text:p/>
          </table:table-cell>
          <table:table-cell table:formula="of:=IF(ISBLANK([$Entailment.C236]);&quot;&quot;; [$Entailment.C236])">
            <text:p/>
          </table:table-cell>
          <table:table-cell table:formula="of:=IF(ISBLANK([$Specificity.C236]);&quot;&quot;; [$Specificity.C236])">
            <text:p/>
          </table:table-cell>
          <table:table-cell table:formula="of:=IF(ISBLANK([$Paraphrase.C236]);&quot;&quot;; [$Paraphrase.C236])">
            <text:p/>
          </table:table-cell>
          <table:table-cell table:formula="of:=IF(ISBLANK([$LocalRelevance.C236]);&quot;&quot;; [$LocalRelevance.C236])">
            <text:p/>
          </table:table-cell>
          <table:table-cell table:formula="of:=IF(ISBLANK([.A236]); &quot;&quot;; IF(COUNTIF([.C236:.G236]; &quot;yes&quot;) &gt; 0; &quot;yes&quot;; &quot;no&quot;))">
            <text:p/>
          </table:table-cell>
        </table:table-row>
        <table:table-row table:style-name="ro6">
          <table:table-cell table:number-columns-repeated="2"/>
          <table:table-cell table:formula="of:=IF(ISBLANK([$Contradiction.C237]);&quot;&quot;; [$Contradiction.C237])">
            <text:p/>
          </table:table-cell>
          <table:table-cell table:formula="of:=IF(ISBLANK([$Entailment.C237]);&quot;&quot;; [$Entailment.C237])">
            <text:p/>
          </table:table-cell>
          <table:table-cell table:formula="of:=IF(ISBLANK([$Specificity.C237]);&quot;&quot;; [$Specificity.C237])">
            <text:p/>
          </table:table-cell>
          <table:table-cell table:formula="of:=IF(ISBLANK([$Paraphrase.C237]);&quot;&quot;; [$Paraphrase.C237])">
            <text:p/>
          </table:table-cell>
          <table:table-cell table:formula="of:=IF(ISBLANK([$LocalRelevance.C237]);&quot;&quot;; [$LocalRelevance.C237])">
            <text:p/>
          </table:table-cell>
          <table:table-cell table:formula="of:=IF(ISBLANK([.A237]); &quot;&quot;; IF(COUNTIF([.C237:.G237]; &quot;yes&quot;) &gt; 0; &quot;yes&quot;; &quot;no&quot;))">
            <text:p/>
          </table:table-cell>
        </table:table-row>
        <table:table-row table:style-name="ro6">
          <table:table-cell table:number-columns-repeated="2"/>
          <table:table-cell table:formula="of:=IF(ISBLANK([$Contradiction.C238]);&quot;&quot;; [$Contradiction.C238])">
            <text:p/>
          </table:table-cell>
          <table:table-cell table:formula="of:=IF(ISBLANK([$Entailment.C238]);&quot;&quot;; [$Entailment.C238])">
            <text:p/>
          </table:table-cell>
          <table:table-cell table:formula="of:=IF(ISBLANK([$Specificity.C238]);&quot;&quot;; [$Specificity.C238])">
            <text:p/>
          </table:table-cell>
          <table:table-cell table:formula="of:=IF(ISBLANK([$Paraphrase.C238]);&quot;&quot;; [$Paraphrase.C238])">
            <text:p/>
          </table:table-cell>
          <table:table-cell table:formula="of:=IF(ISBLANK([$LocalRelevance.C238]);&quot;&quot;; [$LocalRelevance.C238])">
            <text:p/>
          </table:table-cell>
          <table:table-cell table:formula="of:=IF(ISBLANK([.A238]); &quot;&quot;; IF(COUNTIF([.C238:.G238]; &quot;yes&quot;) &gt; 0; &quot;yes&quot;; &quot;no&quot;))">
            <text:p/>
          </table:table-cell>
        </table:table-row>
        <table:table-row table:style-name="ro6">
          <table:table-cell table:number-columns-repeated="2"/>
          <table:table-cell table:formula="of:=IF(ISBLANK([$Contradiction.C239]);&quot;&quot;; [$Contradiction.C239])">
            <text:p/>
          </table:table-cell>
          <table:table-cell table:formula="of:=IF(ISBLANK([$Entailment.C239]);&quot;&quot;; [$Entailment.C239])">
            <text:p/>
          </table:table-cell>
          <table:table-cell table:formula="of:=IF(ISBLANK([$Specificity.C239]);&quot;&quot;; [$Specificity.C239])">
            <text:p/>
          </table:table-cell>
          <table:table-cell table:formula="of:=IF(ISBLANK([$Paraphrase.C239]);&quot;&quot;; [$Paraphrase.C239])">
            <text:p/>
          </table:table-cell>
          <table:table-cell table:formula="of:=IF(ISBLANK([$LocalRelevance.C239]);&quot;&quot;; [$LocalRelevance.C239])">
            <text:p/>
          </table:table-cell>
          <table:table-cell table:formula="of:=IF(ISBLANK([.A239]); &quot;&quot;; IF(COUNTIF([.C239:.G239]; &quot;yes&quot;) &gt; 0; &quot;yes&quot;; &quot;no&quot;))">
            <text:p/>
          </table:table-cell>
        </table:table-row>
        <table:table-row table:style-name="ro6">
          <table:table-cell table:number-columns-repeated="2"/>
          <table:table-cell table:formula="of:=IF(ISBLANK([$Contradiction.C240]);&quot;&quot;; [$Contradiction.C240])">
            <text:p/>
          </table:table-cell>
          <table:table-cell table:formula="of:=IF(ISBLANK([$Entailment.C240]);&quot;&quot;; [$Entailment.C240])">
            <text:p/>
          </table:table-cell>
          <table:table-cell table:formula="of:=IF(ISBLANK([$Specificity.C240]);&quot;&quot;; [$Specificity.C240])">
            <text:p/>
          </table:table-cell>
          <table:table-cell table:formula="of:=IF(ISBLANK([$Paraphrase.C240]);&quot;&quot;; [$Paraphrase.C240])">
            <text:p/>
          </table:table-cell>
          <table:table-cell table:formula="of:=IF(ISBLANK([$LocalRelevance.C240]);&quot;&quot;; [$LocalRelevance.C240])">
            <text:p/>
          </table:table-cell>
          <table:table-cell table:formula="of:=IF(ISBLANK([.A240]); &quot;&quot;; IF(COUNTIF([.C240:.G240]; &quot;yes&quot;) &gt; 0; &quot;yes&quot;; &quot;no&quot;))">
            <text:p/>
          </table:table-cell>
        </table:table-row>
        <table:table-row table:style-name="ro6">
          <table:table-cell table:number-columns-repeated="2"/>
          <table:table-cell table:formula="of:=IF(ISBLANK([$Contradiction.C241]);&quot;&quot;; [$Contradiction.C241])">
            <text:p/>
          </table:table-cell>
          <table:table-cell table:formula="of:=IF(ISBLANK([$Entailment.C241]);&quot;&quot;; [$Entailment.C241])">
            <text:p/>
          </table:table-cell>
          <table:table-cell table:formula="of:=IF(ISBLANK([$Specificity.C241]);&quot;&quot;; [$Specificity.C241])">
            <text:p/>
          </table:table-cell>
          <table:table-cell table:formula="of:=IF(ISBLANK([$Paraphrase.C241]);&quot;&quot;; [$Paraphrase.C241])">
            <text:p/>
          </table:table-cell>
          <table:table-cell table:formula="of:=IF(ISBLANK([$LocalRelevance.C241]);&quot;&quot;; [$LocalRelevance.C241])">
            <text:p/>
          </table:table-cell>
          <table:table-cell table:formula="of:=IF(ISBLANK([.A241]); &quot;&quot;; IF(COUNTIF([.C241:.G241]; &quot;yes&quot;) &gt; 0; &quot;yes&quot;; &quot;no&quot;))">
            <text:p/>
          </table:table-cell>
        </table:table-row>
        <table:table-row table:style-name="ro6">
          <table:table-cell table:number-columns-repeated="2"/>
          <table:table-cell table:formula="of:=IF(ISBLANK([$Contradiction.C242]);&quot;&quot;; [$Contradiction.C242])">
            <text:p/>
          </table:table-cell>
          <table:table-cell table:formula="of:=IF(ISBLANK([$Entailment.C242]);&quot;&quot;; [$Entailment.C242])">
            <text:p/>
          </table:table-cell>
          <table:table-cell table:formula="of:=IF(ISBLANK([$Specificity.C242]);&quot;&quot;; [$Specificity.C242])">
            <text:p/>
          </table:table-cell>
          <table:table-cell table:formula="of:=IF(ISBLANK([$Paraphrase.C242]);&quot;&quot;; [$Paraphrase.C242])">
            <text:p/>
          </table:table-cell>
          <table:table-cell table:formula="of:=IF(ISBLANK([$LocalRelevance.C242]);&quot;&quot;; [$LocalRelevance.C242])">
            <text:p/>
          </table:table-cell>
          <table:table-cell table:formula="of:=IF(ISBLANK([.A242]); &quot;&quot;; IF(COUNTIF([.C242:.G242]; &quot;yes&quot;) &gt; 0; &quot;yes&quot;; &quot;no&quot;))">
            <text:p/>
          </table:table-cell>
        </table:table-row>
        <table:table-row table:style-name="ro6">
          <table:table-cell table:number-columns-repeated="2"/>
          <table:table-cell table:formula="of:=IF(ISBLANK([$Contradiction.C243]);&quot;&quot;; [$Contradiction.C243])">
            <text:p/>
          </table:table-cell>
          <table:table-cell table:formula="of:=IF(ISBLANK([$Entailment.C243]);&quot;&quot;; [$Entailment.C243])">
            <text:p/>
          </table:table-cell>
          <table:table-cell table:formula="of:=IF(ISBLANK([$Specificity.C243]);&quot;&quot;; [$Specificity.C243])">
            <text:p/>
          </table:table-cell>
          <table:table-cell table:formula="of:=IF(ISBLANK([$Paraphrase.C243]);&quot;&quot;; [$Paraphrase.C243])">
            <text:p/>
          </table:table-cell>
          <table:table-cell table:formula="of:=IF(ISBLANK([$LocalRelevance.C243]);&quot;&quot;; [$LocalRelevance.C243])">
            <text:p/>
          </table:table-cell>
          <table:table-cell table:formula="of:=IF(ISBLANK([.A243]); &quot;&quot;; IF(COUNTIF([.C243:.G243]; &quot;yes&quot;) &gt; 0; &quot;yes&quot;; &quot;no&quot;))">
            <text:p/>
          </table:table-cell>
        </table:table-row>
        <table:table-row table:style-name="ro6">
          <table:table-cell table:number-columns-repeated="2"/>
          <table:table-cell table:formula="of:=IF(ISBLANK([$Contradiction.C244]);&quot;&quot;; [$Contradiction.C244])">
            <text:p/>
          </table:table-cell>
          <table:table-cell table:formula="of:=IF(ISBLANK([$Entailment.C244]);&quot;&quot;; [$Entailment.C244])">
            <text:p/>
          </table:table-cell>
          <table:table-cell table:formula="of:=IF(ISBLANK([$Specificity.C244]);&quot;&quot;; [$Specificity.C244])">
            <text:p/>
          </table:table-cell>
          <table:table-cell table:formula="of:=IF(ISBLANK([$Paraphrase.C244]);&quot;&quot;; [$Paraphrase.C244])">
            <text:p/>
          </table:table-cell>
          <table:table-cell table:formula="of:=IF(ISBLANK([$LocalRelevance.C244]);&quot;&quot;; [$LocalRelevance.C244])">
            <text:p/>
          </table:table-cell>
          <table:table-cell table:formula="of:=IF(ISBLANK([.A244]); &quot;&quot;; IF(COUNTIF([.C244:.G244]; &quot;yes&quot;) &gt; 0; &quot;yes&quot;; &quot;no&quot;))">
            <text:p/>
          </table:table-cell>
        </table:table-row>
        <table:table-row table:style-name="ro6">
          <table:table-cell table:number-columns-repeated="2"/>
          <table:table-cell table:formula="of:=IF(ISBLANK([$Contradiction.C245]);&quot;&quot;; [$Contradiction.C245])">
            <text:p/>
          </table:table-cell>
          <table:table-cell table:formula="of:=IF(ISBLANK([$Entailment.C245]);&quot;&quot;; [$Entailment.C245])">
            <text:p/>
          </table:table-cell>
          <table:table-cell table:formula="of:=IF(ISBLANK([$Specificity.C245]);&quot;&quot;; [$Specificity.C245])">
            <text:p/>
          </table:table-cell>
          <table:table-cell table:formula="of:=IF(ISBLANK([$Paraphrase.C245]);&quot;&quot;; [$Paraphrase.C245])">
            <text:p/>
          </table:table-cell>
          <table:table-cell table:formula="of:=IF(ISBLANK([$LocalRelevance.C245]);&quot;&quot;; [$LocalRelevance.C245])">
            <text:p/>
          </table:table-cell>
          <table:table-cell table:formula="of:=IF(ISBLANK([.A245]); &quot;&quot;; IF(COUNTIF([.C245:.G245]; &quot;yes&quot;) &gt; 0; &quot;yes&quot;; &quot;no&quot;))">
            <text:p/>
          </table:table-cell>
        </table:table-row>
        <table:table-row table:style-name="ro6">
          <table:table-cell table:number-columns-repeated="2"/>
          <table:table-cell table:formula="of:=IF(ISBLANK([$Contradiction.C246]);&quot;&quot;; [$Contradiction.C246])">
            <text:p/>
          </table:table-cell>
          <table:table-cell table:formula="of:=IF(ISBLANK([$Entailment.C246]);&quot;&quot;; [$Entailment.C246])">
            <text:p/>
          </table:table-cell>
          <table:table-cell table:formula="of:=IF(ISBLANK([$Specificity.C246]);&quot;&quot;; [$Specificity.C246])">
            <text:p/>
          </table:table-cell>
          <table:table-cell table:formula="of:=IF(ISBLANK([$Paraphrase.C246]);&quot;&quot;; [$Paraphrase.C246])">
            <text:p/>
          </table:table-cell>
          <table:table-cell table:formula="of:=IF(ISBLANK([$LocalRelevance.C246]);&quot;&quot;; [$LocalRelevance.C246])">
            <text:p/>
          </table:table-cell>
          <table:table-cell table:formula="of:=IF(ISBLANK([.A246]); &quot;&quot;; IF(COUNTIF([.C246:.G246]; &quot;yes&quot;) &gt; 0; &quot;yes&quot;; &quot;no&quot;))">
            <text:p/>
          </table:table-cell>
        </table:table-row>
        <table:table-row table:style-name="ro6">
          <table:table-cell table:number-columns-repeated="2"/>
          <table:table-cell table:formula="of:=IF(ISBLANK([$Contradiction.C247]);&quot;&quot;; [$Contradiction.C247])">
            <text:p/>
          </table:table-cell>
          <table:table-cell table:formula="of:=IF(ISBLANK([$Entailment.C247]);&quot;&quot;; [$Entailment.C247])">
            <text:p/>
          </table:table-cell>
          <table:table-cell table:formula="of:=IF(ISBLANK([$Specificity.C247]);&quot;&quot;; [$Specificity.C247])">
            <text:p/>
          </table:table-cell>
          <table:table-cell table:formula="of:=IF(ISBLANK([$Paraphrase.C247]);&quot;&quot;; [$Paraphrase.C247])">
            <text:p/>
          </table:table-cell>
          <table:table-cell table:formula="of:=IF(ISBLANK([$LocalRelevance.C247]);&quot;&quot;; [$LocalRelevance.C247])">
            <text:p/>
          </table:table-cell>
          <table:table-cell table:formula="of:=IF(ISBLANK([.A247]); &quot;&quot;; IF(COUNTIF([.C247:.G247]; &quot;yes&quot;) &gt; 0; &quot;yes&quot;; &quot;no&quot;))">
            <text:p/>
          </table:table-cell>
        </table:table-row>
        <table:table-row table:style-name="ro6">
          <table:table-cell table:number-columns-repeated="2"/>
          <table:table-cell table:formula="of:=IF(ISBLANK([$Contradiction.C248]);&quot;&quot;; [$Contradiction.C248])">
            <text:p/>
          </table:table-cell>
          <table:table-cell table:formula="of:=IF(ISBLANK([$Entailment.C248]);&quot;&quot;; [$Entailment.C248])">
            <text:p/>
          </table:table-cell>
          <table:table-cell table:formula="of:=IF(ISBLANK([$Specificity.C248]);&quot;&quot;; [$Specificity.C248])">
            <text:p/>
          </table:table-cell>
          <table:table-cell table:formula="of:=IF(ISBLANK([$Paraphrase.C248]);&quot;&quot;; [$Paraphrase.C248])">
            <text:p/>
          </table:table-cell>
          <table:table-cell table:formula="of:=IF(ISBLANK([$LocalRelevance.C248]);&quot;&quot;; [$LocalRelevance.C248])">
            <text:p/>
          </table:table-cell>
          <table:table-cell table:formula="of:=IF(ISBLANK([.A248]); &quot;&quot;; IF(COUNTIF([.C248:.G248]; &quot;yes&quot;) &gt; 0; &quot;yes&quot;; &quot;no&quot;))">
            <text:p/>
          </table:table-cell>
        </table:table-row>
        <table:table-row table:style-name="ro6">
          <table:table-cell table:number-columns-repeated="2"/>
          <table:table-cell table:formula="of:=IF(ISBLANK([$Contradiction.C249]);&quot;&quot;; [$Contradiction.C249])">
            <text:p/>
          </table:table-cell>
          <table:table-cell table:formula="of:=IF(ISBLANK([$Entailment.C249]);&quot;&quot;; [$Entailment.C249])">
            <text:p/>
          </table:table-cell>
          <table:table-cell table:formula="of:=IF(ISBLANK([$Specificity.C249]);&quot;&quot;; [$Specificity.C249])">
            <text:p/>
          </table:table-cell>
          <table:table-cell table:formula="of:=IF(ISBLANK([$Paraphrase.C249]);&quot;&quot;; [$Paraphrase.C249])">
            <text:p/>
          </table:table-cell>
          <table:table-cell table:formula="of:=IF(ISBLANK([$LocalRelevance.C249]);&quot;&quot;; [$LocalRelevance.C249])">
            <text:p/>
          </table:table-cell>
          <table:table-cell table:formula="of:=IF(ISBLANK([.A249]); &quot;&quot;; IF(COUNTIF([.C249:.G249]; &quot;yes&quot;) &gt; 0; &quot;yes&quot;; &quot;no&quot;))">
            <text:p/>
          </table:table-cell>
        </table:table-row>
        <table:table-row table:style-name="ro6">
          <table:table-cell table:number-columns-repeated="2"/>
          <table:table-cell table:formula="of:=IF(ISBLANK([$Contradiction.C250]);&quot;&quot;; [$Contradiction.C250])">
            <text:p/>
          </table:table-cell>
          <table:table-cell table:formula="of:=IF(ISBLANK([$Entailment.C250]);&quot;&quot;; [$Entailment.C250])">
            <text:p/>
          </table:table-cell>
          <table:table-cell table:formula="of:=IF(ISBLANK([$Specificity.C250]);&quot;&quot;; [$Specificity.C250])">
            <text:p/>
          </table:table-cell>
          <table:table-cell table:formula="of:=IF(ISBLANK([$Paraphrase.C250]);&quot;&quot;; [$Paraphrase.C250])">
            <text:p/>
          </table:table-cell>
          <table:table-cell table:formula="of:=IF(ISBLANK([$LocalRelevance.C250]);&quot;&quot;; [$LocalRelevance.C250])">
            <text:p/>
          </table:table-cell>
          <table:table-cell table:formula="of:=IF(ISBLANK([.A250]); &quot;&quot;; IF(COUNTIF([.C250:.G250]; &quot;yes&quot;) &gt; 0; &quot;yes&quot;; &quot;no&quot;))">
            <text:p/>
          </table:table-cell>
        </table:table-row>
        <table:table-row table:style-name="ro6">
          <table:table-cell table:number-columns-repeated="2"/>
          <table:table-cell table:formula="of:=IF(ISBLANK([$Contradiction.C251]);&quot;&quot;; [$Contradiction.C251])">
            <text:p/>
          </table:table-cell>
          <table:table-cell table:formula="of:=IF(ISBLANK([$Entailment.C251]);&quot;&quot;; [$Entailment.C251])">
            <text:p/>
          </table:table-cell>
          <table:table-cell table:formula="of:=IF(ISBLANK([$Specificity.C251]);&quot;&quot;; [$Specificity.C251])">
            <text:p/>
          </table:table-cell>
          <table:table-cell table:formula="of:=IF(ISBLANK([$Paraphrase.C251]);&quot;&quot;; [$Paraphrase.C251])">
            <text:p/>
          </table:table-cell>
          <table:table-cell table:formula="of:=IF(ISBLANK([$LocalRelevance.C251]);&quot;&quot;; [$LocalRelevance.C251])">
            <text:p/>
          </table:table-cell>
          <table:table-cell table:formula="of:=IF(ISBLANK([.A251]); &quot;&quot;; IF(COUNTIF([.C251:.G251]; &quot;yes&quot;) &gt; 0; &quot;yes&quot;; &quot;no&quot;))">
            <text:p/>
          </table:table-cell>
        </table:table-row>
        <table:table-row table:style-name="ro6">
          <table:table-cell table:number-columns-repeated="2"/>
          <table:table-cell table:formula="of:=IF(ISBLANK([$Contradiction.C252]);&quot;&quot;; [$Contradiction.C252])">
            <text:p/>
          </table:table-cell>
          <table:table-cell table:formula="of:=IF(ISBLANK([$Entailment.C252]);&quot;&quot;; [$Entailment.C252])">
            <text:p/>
          </table:table-cell>
          <table:table-cell table:formula="of:=IF(ISBLANK([$Specificity.C252]);&quot;&quot;; [$Specificity.C252])">
            <text:p/>
          </table:table-cell>
          <table:table-cell table:formula="of:=IF(ISBLANK([$Paraphrase.C252]);&quot;&quot;; [$Paraphrase.C252])">
            <text:p/>
          </table:table-cell>
          <table:table-cell table:formula="of:=IF(ISBLANK([$LocalRelevance.C252]);&quot;&quot;; [$LocalRelevance.C252])">
            <text:p/>
          </table:table-cell>
          <table:table-cell table:formula="of:=IF(ISBLANK([.A252]); &quot;&quot;; IF(COUNTIF([.C252:.G252]; &quot;yes&quot;) &gt; 0; &quot;yes&quot;; &quot;no&quot;))">
            <text:p/>
          </table:table-cell>
        </table:table-row>
        <table:table-row table:style-name="ro6">
          <table:table-cell table:number-columns-repeated="2"/>
          <table:table-cell table:formula="of:=IF(ISBLANK([$Contradiction.C253]);&quot;&quot;; [$Contradiction.C253])">
            <text:p/>
          </table:table-cell>
          <table:table-cell table:formula="of:=IF(ISBLANK([$Entailment.C253]);&quot;&quot;; [$Entailment.C253])">
            <text:p/>
          </table:table-cell>
          <table:table-cell table:formula="of:=IF(ISBLANK([$Specificity.C253]);&quot;&quot;; [$Specificity.C253])">
            <text:p/>
          </table:table-cell>
          <table:table-cell table:formula="of:=IF(ISBLANK([$Paraphrase.C253]);&quot;&quot;; [$Paraphrase.C253])">
            <text:p/>
          </table:table-cell>
          <table:table-cell table:formula="of:=IF(ISBLANK([$LocalRelevance.C253]);&quot;&quot;; [$LocalRelevance.C253])">
            <text:p/>
          </table:table-cell>
          <table:table-cell table:formula="of:=IF(ISBLANK([.A253]); &quot;&quot;; IF(COUNTIF([.C253:.G253]; &quot;yes&quot;) &gt; 0; &quot;yes&quot;; &quot;no&quot;))">
            <text:p/>
          </table:table-cell>
        </table:table-row>
        <table:table-row table:style-name="ro6">
          <table:table-cell table:number-columns-repeated="2"/>
          <table:table-cell table:formula="of:=IF(ISBLANK([$Contradiction.C254]);&quot;&quot;; [$Contradiction.C254])">
            <text:p/>
          </table:table-cell>
          <table:table-cell table:formula="of:=IF(ISBLANK([$Entailment.C254]);&quot;&quot;; [$Entailment.C254])">
            <text:p/>
          </table:table-cell>
          <table:table-cell table:formula="of:=IF(ISBLANK([$Specificity.C254]);&quot;&quot;; [$Specificity.C254])">
            <text:p/>
          </table:table-cell>
          <table:table-cell table:formula="of:=IF(ISBLANK([$Paraphrase.C254]);&quot;&quot;; [$Paraphrase.C254])">
            <text:p/>
          </table:table-cell>
          <table:table-cell table:formula="of:=IF(ISBLANK([$LocalRelevance.C254]);&quot;&quot;; [$LocalRelevance.C254])">
            <text:p/>
          </table:table-cell>
          <table:table-cell table:formula="of:=IF(ISBLANK([.A254]); &quot;&quot;; IF(COUNTIF([.C254:.G254]; &quot;yes&quot;) &gt; 0; &quot;yes&quot;; &quot;no&quot;))">
            <text:p/>
          </table:table-cell>
        </table:table-row>
        <table:table-row table:style-name="ro6">
          <table:table-cell table:number-columns-repeated="2"/>
          <table:table-cell table:formula="of:=IF(ISBLANK([$Contradiction.C255]);&quot;&quot;; [$Contradiction.C255])">
            <text:p/>
          </table:table-cell>
          <table:table-cell table:formula="of:=IF(ISBLANK([$Entailment.C255]);&quot;&quot;; [$Entailment.C255])">
            <text:p/>
          </table:table-cell>
          <table:table-cell table:formula="of:=IF(ISBLANK([$Specificity.C255]);&quot;&quot;; [$Specificity.C255])">
            <text:p/>
          </table:table-cell>
          <table:table-cell table:formula="of:=IF(ISBLANK([$Paraphrase.C255]);&quot;&quot;; [$Paraphrase.C255])">
            <text:p/>
          </table:table-cell>
          <table:table-cell table:formula="of:=IF(ISBLANK([$LocalRelevance.C255]);&quot;&quot;; [$LocalRelevance.C255])">
            <text:p/>
          </table:table-cell>
          <table:table-cell table:formula="of:=IF(ISBLANK([.A255]); &quot;&quot;; IF(COUNTIF([.C255:.G255]; &quot;yes&quot;) &gt; 0; &quot;yes&quot;; &quot;no&quot;))">
            <text:p/>
          </table:table-cell>
        </table:table-row>
        <table:table-row table:style-name="ro6">
          <table:table-cell table:number-columns-repeated="2"/>
          <table:table-cell table:formula="of:=IF(ISBLANK([$Contradiction.C256]);&quot;&quot;; [$Contradiction.C256])">
            <text:p/>
          </table:table-cell>
          <table:table-cell table:formula="of:=IF(ISBLANK([$Entailment.C256]);&quot;&quot;; [$Entailment.C256])">
            <text:p/>
          </table:table-cell>
          <table:table-cell table:formula="of:=IF(ISBLANK([$Specificity.C256]);&quot;&quot;; [$Specificity.C256])">
            <text:p/>
          </table:table-cell>
          <table:table-cell table:formula="of:=IF(ISBLANK([$Paraphrase.C256]);&quot;&quot;; [$Paraphrase.C256])">
            <text:p/>
          </table:table-cell>
          <table:table-cell table:formula="of:=IF(ISBLANK([$LocalRelevance.C256]);&quot;&quot;; [$LocalRelevance.C256])">
            <text:p/>
          </table:table-cell>
          <table:table-cell table:formula="of:=IF(ISBLANK([.A256]); &quot;&quot;; IF(COUNTIF([.C256:.G256]; &quot;yes&quot;) &gt; 0; &quot;yes&quot;; &quot;no&quot;))">
            <text:p/>
          </table:table-cell>
        </table:table-row>
        <table:table-row table:style-name="ro6">
          <table:table-cell table:number-columns-repeated="2"/>
          <table:table-cell table:formula="of:=IF(ISBLANK([$Contradiction.C257]);&quot;&quot;; [$Contradiction.C257])">
            <text:p/>
          </table:table-cell>
          <table:table-cell table:formula="of:=IF(ISBLANK([$Entailment.C257]);&quot;&quot;; [$Entailment.C257])">
            <text:p/>
          </table:table-cell>
          <table:table-cell table:formula="of:=IF(ISBLANK([$Specificity.C257]);&quot;&quot;; [$Specificity.C257])">
            <text:p/>
          </table:table-cell>
          <table:table-cell table:formula="of:=IF(ISBLANK([$Paraphrase.C257]);&quot;&quot;; [$Paraphrase.C257])">
            <text:p/>
          </table:table-cell>
          <table:table-cell table:formula="of:=IF(ISBLANK([$LocalRelevance.C257]);&quot;&quot;; [$LocalRelevance.C257])">
            <text:p/>
          </table:table-cell>
          <table:table-cell table:formula="of:=IF(ISBLANK([.A257]); &quot;&quot;; IF(COUNTIF([.C257:.G257]; &quot;yes&quot;) &gt; 0; &quot;yes&quot;; &quot;no&quot;))">
            <text:p/>
          </table:table-cell>
        </table:table-row>
        <table:table-row table:style-name="ro6">
          <table:table-cell table:number-columns-repeated="2"/>
          <table:table-cell table:formula="of:=IF(ISBLANK([$Contradiction.C258]);&quot;&quot;; [$Contradiction.C258])">
            <text:p/>
          </table:table-cell>
          <table:table-cell table:formula="of:=IF(ISBLANK([$Entailment.C258]);&quot;&quot;; [$Entailment.C258])">
            <text:p/>
          </table:table-cell>
          <table:table-cell table:formula="of:=IF(ISBLANK([$Specificity.C258]);&quot;&quot;; [$Specificity.C258])">
            <text:p/>
          </table:table-cell>
          <table:table-cell table:formula="of:=IF(ISBLANK([$Paraphrase.C258]);&quot;&quot;; [$Paraphrase.C258])">
            <text:p/>
          </table:table-cell>
          <table:table-cell table:formula="of:=IF(ISBLANK([$LocalRelevance.C258]);&quot;&quot;; [$LocalRelevance.C258])">
            <text:p/>
          </table:table-cell>
          <table:table-cell table:formula="of:=IF(ISBLANK([.A258]); &quot;&quot;; IF(COUNTIF([.C258:.G258]; &quot;yes&quot;) &gt; 0; &quot;yes&quot;; &quot;no&quot;))">
            <text:p/>
          </table:table-cell>
        </table:table-row>
        <table:table-row table:style-name="ro6">
          <table:table-cell table:number-columns-repeated="2"/>
          <table:table-cell table:formula="of:=IF(ISBLANK([$Contradiction.C259]);&quot;&quot;; [$Contradiction.C259])">
            <text:p/>
          </table:table-cell>
          <table:table-cell table:formula="of:=IF(ISBLANK([$Entailment.C259]);&quot;&quot;; [$Entailment.C259])">
            <text:p/>
          </table:table-cell>
          <table:table-cell table:formula="of:=IF(ISBLANK([$Specificity.C259]);&quot;&quot;; [$Specificity.C259])">
            <text:p/>
          </table:table-cell>
          <table:table-cell table:formula="of:=IF(ISBLANK([$Paraphrase.C259]);&quot;&quot;; [$Paraphrase.C259])">
            <text:p/>
          </table:table-cell>
          <table:table-cell table:formula="of:=IF(ISBLANK([$LocalRelevance.C259]);&quot;&quot;; [$LocalRelevance.C259])">
            <text:p/>
          </table:table-cell>
          <table:table-cell table:formula="of:=IF(ISBLANK([.A259]); &quot;&quot;; IF(COUNTIF([.C259:.G259]; &quot;yes&quot;) &gt; 0; &quot;yes&quot;; &quot;no&quot;))">
            <text:p/>
          </table:table-cell>
        </table:table-row>
        <table:table-row table:style-name="ro6">
          <table:table-cell table:number-columns-repeated="2"/>
          <table:table-cell table:formula="of:=IF(ISBLANK([$Contradiction.C260]);&quot;&quot;; [$Contradiction.C260])">
            <text:p/>
          </table:table-cell>
          <table:table-cell table:formula="of:=IF(ISBLANK([$Entailment.C260]);&quot;&quot;; [$Entailment.C260])">
            <text:p/>
          </table:table-cell>
          <table:table-cell table:formula="of:=IF(ISBLANK([$Specificity.C260]);&quot;&quot;; [$Specificity.C260])">
            <text:p/>
          </table:table-cell>
          <table:table-cell table:formula="of:=IF(ISBLANK([$Paraphrase.C260]);&quot;&quot;; [$Paraphrase.C260])">
            <text:p/>
          </table:table-cell>
          <table:table-cell table:formula="of:=IF(ISBLANK([$LocalRelevance.C260]);&quot;&quot;; [$LocalRelevance.C260])">
            <text:p/>
          </table:table-cell>
          <table:table-cell table:formula="of:=IF(ISBLANK([.A260]); &quot;&quot;; IF(COUNTIF([.C260:.G260]; &quot;yes&quot;) &gt; 0; &quot;yes&quot;; &quot;no&quot;))">
            <text:p/>
          </table:table-cell>
        </table:table-row>
        <table:table-row table:style-name="ro6">
          <table:table-cell table:number-columns-repeated="2"/>
          <table:table-cell table:formula="of:=IF(ISBLANK([$Contradiction.C261]);&quot;&quot;; [$Contradiction.C261])">
            <text:p/>
          </table:table-cell>
          <table:table-cell table:formula="of:=IF(ISBLANK([$Entailment.C261]);&quot;&quot;; [$Entailment.C261])">
            <text:p/>
          </table:table-cell>
          <table:table-cell table:formula="of:=IF(ISBLANK([$Specificity.C261]);&quot;&quot;; [$Specificity.C261])">
            <text:p/>
          </table:table-cell>
          <table:table-cell table:formula="of:=IF(ISBLANK([$Paraphrase.C261]);&quot;&quot;; [$Paraphrase.C261])">
            <text:p/>
          </table:table-cell>
          <table:table-cell table:formula="of:=IF(ISBLANK([$LocalRelevance.C261]);&quot;&quot;; [$LocalRelevance.C261])">
            <text:p/>
          </table:table-cell>
          <table:table-cell table:formula="of:=IF(ISBLANK([.A261]); &quot;&quot;; IF(COUNTIF([.C261:.G261]; &quot;yes&quot;) &gt; 0; &quot;yes&quot;; &quot;no&quot;))">
            <text:p/>
          </table:table-cell>
        </table:table-row>
        <table:table-row table:style-name="ro6">
          <table:table-cell table:number-columns-repeated="2"/>
          <table:table-cell table:formula="of:=IF(ISBLANK([$Contradiction.C262]);&quot;&quot;; [$Contradiction.C262])">
            <text:p/>
          </table:table-cell>
          <table:table-cell table:formula="of:=IF(ISBLANK([$Entailment.C262]);&quot;&quot;; [$Entailment.C262])">
            <text:p/>
          </table:table-cell>
          <table:table-cell table:formula="of:=IF(ISBLANK([$Specificity.C262]);&quot;&quot;; [$Specificity.C262])">
            <text:p/>
          </table:table-cell>
          <table:table-cell table:formula="of:=IF(ISBLANK([$Paraphrase.C262]);&quot;&quot;; [$Paraphrase.C262])">
            <text:p/>
          </table:table-cell>
          <table:table-cell table:formula="of:=IF(ISBLANK([$LocalRelevance.C262]);&quot;&quot;; [$LocalRelevance.C262])">
            <text:p/>
          </table:table-cell>
          <table:table-cell table:formula="of:=IF(ISBLANK([.A262]); &quot;&quot;; IF(COUNTIF([.C262:.G262]; &quot;yes&quot;) &gt; 0; &quot;yes&quot;; &quot;no&quot;))">
            <text:p/>
          </table:table-cell>
        </table:table-row>
        <table:table-row table:style-name="ro6">
          <table:table-cell table:number-columns-repeated="2"/>
          <table:table-cell table:formula="of:=IF(ISBLANK([$Contradiction.C263]);&quot;&quot;; [$Contradiction.C263])">
            <text:p/>
          </table:table-cell>
          <table:table-cell table:formula="of:=IF(ISBLANK([$Entailment.C263]);&quot;&quot;; [$Entailment.C263])">
            <text:p/>
          </table:table-cell>
          <table:table-cell table:formula="of:=IF(ISBLANK([$Specificity.C263]);&quot;&quot;; [$Specificity.C263])">
            <text:p/>
          </table:table-cell>
          <table:table-cell table:formula="of:=IF(ISBLANK([$Paraphrase.C263]);&quot;&quot;; [$Paraphrase.C263])">
            <text:p/>
          </table:table-cell>
          <table:table-cell table:formula="of:=IF(ISBLANK([$LocalRelevance.C263]);&quot;&quot;; [$LocalRelevance.C263])">
            <text:p/>
          </table:table-cell>
          <table:table-cell table:formula="of:=IF(ISBLANK([.A263]); &quot;&quot;; IF(COUNTIF([.C263:.G263]; &quot;yes&quot;) &gt; 0; &quot;yes&quot;; &quot;no&quot;))">
            <text:p/>
          </table:table-cell>
        </table:table-row>
        <table:table-row table:style-name="ro6">
          <table:table-cell table:number-columns-repeated="2"/>
          <table:table-cell table:formula="of:=IF(ISBLANK([$Contradiction.C264]);&quot;&quot;; [$Contradiction.C264])">
            <text:p/>
          </table:table-cell>
          <table:table-cell table:formula="of:=IF(ISBLANK([$Entailment.C264]);&quot;&quot;; [$Entailment.C264])">
            <text:p/>
          </table:table-cell>
          <table:table-cell table:formula="of:=IF(ISBLANK([$Specificity.C264]);&quot;&quot;; [$Specificity.C264])">
            <text:p/>
          </table:table-cell>
          <table:table-cell table:formula="of:=IF(ISBLANK([$Paraphrase.C264]);&quot;&quot;; [$Paraphrase.C264])">
            <text:p/>
          </table:table-cell>
          <table:table-cell table:formula="of:=IF(ISBLANK([$LocalRelevance.C264]);&quot;&quot;; [$LocalRelevance.C264])">
            <text:p/>
          </table:table-cell>
          <table:table-cell table:formula="of:=IF(ISBLANK([.A264]); &quot;&quot;; IF(COUNTIF([.C264:.G264]; &quot;yes&quot;) &gt; 0; &quot;yes&quot;; &quot;no&quot;))">
            <text:p/>
          </table:table-cell>
        </table:table-row>
        <table:table-row table:style-name="ro6">
          <table:table-cell table:number-columns-repeated="2"/>
          <table:table-cell table:formula="of:=IF(ISBLANK([$Contradiction.C265]);&quot;&quot;; [$Contradiction.C265])">
            <text:p/>
          </table:table-cell>
          <table:table-cell table:formula="of:=IF(ISBLANK([$Entailment.C265]);&quot;&quot;; [$Entailment.C265])">
            <text:p/>
          </table:table-cell>
          <table:table-cell table:formula="of:=IF(ISBLANK([$Specificity.C265]);&quot;&quot;; [$Specificity.C265])">
            <text:p/>
          </table:table-cell>
          <table:table-cell table:formula="of:=IF(ISBLANK([$Paraphrase.C265]);&quot;&quot;; [$Paraphrase.C265])">
            <text:p/>
          </table:table-cell>
          <table:table-cell table:formula="of:=IF(ISBLANK([$LocalRelevance.C265]);&quot;&quot;; [$LocalRelevance.C265])">
            <text:p/>
          </table:table-cell>
          <table:table-cell table:formula="of:=IF(ISBLANK([.A265]); &quot;&quot;; IF(COUNTIF([.C265:.G265]; &quot;yes&quot;) &gt; 0; &quot;yes&quot;; &quot;no&quot;))">
            <text:p/>
          </table:table-cell>
        </table:table-row>
        <table:table-row table:style-name="ro6">
          <table:table-cell table:number-columns-repeated="2"/>
          <table:table-cell table:formula="of:=IF(ISBLANK([$Contradiction.C266]);&quot;&quot;; [$Contradiction.C266])">
            <text:p/>
          </table:table-cell>
          <table:table-cell table:formula="of:=IF(ISBLANK([$Entailment.C266]);&quot;&quot;; [$Entailment.C266])">
            <text:p/>
          </table:table-cell>
          <table:table-cell table:formula="of:=IF(ISBLANK([$Specificity.C266]);&quot;&quot;; [$Specificity.C266])">
            <text:p/>
          </table:table-cell>
          <table:table-cell table:formula="of:=IF(ISBLANK([$Paraphrase.C266]);&quot;&quot;; [$Paraphrase.C266])">
            <text:p/>
          </table:table-cell>
          <table:table-cell table:formula="of:=IF(ISBLANK([$LocalRelevance.C266]);&quot;&quot;; [$LocalRelevance.C266])">
            <text:p/>
          </table:table-cell>
          <table:table-cell table:formula="of:=IF(ISBLANK([.A266]); &quot;&quot;; IF(COUNTIF([.C266:.G266]; &quot;yes&quot;) &gt; 0; &quot;yes&quot;; &quot;no&quot;))">
            <text:p/>
          </table:table-cell>
        </table:table-row>
        <table:table-row table:style-name="ro6">
          <table:table-cell table:number-columns-repeated="2"/>
          <table:table-cell table:formula="of:=IF(ISBLANK([$Contradiction.C267]);&quot;&quot;; [$Contradiction.C267])">
            <text:p/>
          </table:table-cell>
          <table:table-cell table:formula="of:=IF(ISBLANK([$Entailment.C267]);&quot;&quot;; [$Entailment.C267])">
            <text:p/>
          </table:table-cell>
          <table:table-cell table:formula="of:=IF(ISBLANK([$Specificity.C267]);&quot;&quot;; [$Specificity.C267])">
            <text:p/>
          </table:table-cell>
          <table:table-cell table:formula="of:=IF(ISBLANK([$Paraphrase.C267]);&quot;&quot;; [$Paraphrase.C267])">
            <text:p/>
          </table:table-cell>
          <table:table-cell table:formula="of:=IF(ISBLANK([$LocalRelevance.C267]);&quot;&quot;; [$LocalRelevance.C267])">
            <text:p/>
          </table:table-cell>
          <table:table-cell table:formula="of:=IF(ISBLANK([.A267]); &quot;&quot;; IF(COUNTIF([.C267:.G267]; &quot;yes&quot;) &gt; 0; &quot;yes&quot;; &quot;no&quot;))">
            <text:p/>
          </table:table-cell>
        </table:table-row>
        <table:table-row table:style-name="ro6">
          <table:table-cell table:number-columns-repeated="2"/>
          <table:table-cell table:formula="of:=IF(ISBLANK([$Contradiction.C268]);&quot;&quot;; [$Contradiction.C268])">
            <text:p/>
          </table:table-cell>
          <table:table-cell table:formula="of:=IF(ISBLANK([$Entailment.C268]);&quot;&quot;; [$Entailment.C268])">
            <text:p/>
          </table:table-cell>
          <table:table-cell table:formula="of:=IF(ISBLANK([$Specificity.C268]);&quot;&quot;; [$Specificity.C268])">
            <text:p/>
          </table:table-cell>
          <table:table-cell table:formula="of:=IF(ISBLANK([$Paraphrase.C268]);&quot;&quot;; [$Paraphrase.C268])">
            <text:p/>
          </table:table-cell>
          <table:table-cell table:formula="of:=IF(ISBLANK([$LocalRelevance.C268]);&quot;&quot;; [$LocalRelevance.C268])">
            <text:p/>
          </table:table-cell>
          <table:table-cell table:formula="of:=IF(ISBLANK([.A268]); &quot;&quot;; IF(COUNTIF([.C268:.G268]; &quot;yes&quot;) &gt; 0; &quot;yes&quot;; &quot;no&quot;))">
            <text:p/>
          </table:table-cell>
        </table:table-row>
        <table:table-row table:style-name="ro6">
          <table:table-cell table:number-columns-repeated="2"/>
          <table:table-cell table:formula="of:=IF(ISBLANK([$Contradiction.C269]);&quot;&quot;; [$Contradiction.C269])">
            <text:p/>
          </table:table-cell>
          <table:table-cell table:formula="of:=IF(ISBLANK([$Entailment.C269]);&quot;&quot;; [$Entailment.C269])">
            <text:p/>
          </table:table-cell>
          <table:table-cell table:formula="of:=IF(ISBLANK([$Specificity.C269]);&quot;&quot;; [$Specificity.C269])">
            <text:p/>
          </table:table-cell>
          <table:table-cell table:formula="of:=IF(ISBLANK([$Paraphrase.C269]);&quot;&quot;; [$Paraphrase.C269])">
            <text:p/>
          </table:table-cell>
          <table:table-cell table:formula="of:=IF(ISBLANK([$LocalRelevance.C269]);&quot;&quot;; [$LocalRelevance.C269])">
            <text:p/>
          </table:table-cell>
          <table:table-cell table:formula="of:=IF(ISBLANK([.A269]); &quot;&quot;; IF(COUNTIF([.C269:.G269]; &quot;yes&quot;) &gt; 0; &quot;yes&quot;; &quot;no&quot;))">
            <text:p/>
          </table:table-cell>
        </table:table-row>
        <table:table-row table:style-name="ro6">
          <table:table-cell table:number-columns-repeated="2"/>
          <table:table-cell table:formula="of:=IF(ISBLANK([$Contradiction.C270]);&quot;&quot;; [$Contradiction.C270])">
            <text:p/>
          </table:table-cell>
          <table:table-cell table:formula="of:=IF(ISBLANK([$Entailment.C270]);&quot;&quot;; [$Entailment.C270])">
            <text:p/>
          </table:table-cell>
          <table:table-cell table:formula="of:=IF(ISBLANK([$Specificity.C270]);&quot;&quot;; [$Specificity.C270])">
            <text:p/>
          </table:table-cell>
          <table:table-cell table:formula="of:=IF(ISBLANK([$Paraphrase.C270]);&quot;&quot;; [$Paraphrase.C270])">
            <text:p/>
          </table:table-cell>
          <table:table-cell table:formula="of:=IF(ISBLANK([$LocalRelevance.C270]);&quot;&quot;; [$LocalRelevance.C270])">
            <text:p/>
          </table:table-cell>
          <table:table-cell table:formula="of:=IF(ISBLANK([.A270]); &quot;&quot;; IF(COUNTIF([.C270:.G270]; &quot;yes&quot;) &gt; 0; &quot;yes&quot;; &quot;no&quot;))">
            <text:p/>
          </table:table-cell>
        </table:table-row>
        <table:table-row table:style-name="ro6">
          <table:table-cell table:number-columns-repeated="2"/>
          <table:table-cell table:formula="of:=IF(ISBLANK([$Contradiction.C271]);&quot;&quot;; [$Contradiction.C271])">
            <text:p/>
          </table:table-cell>
          <table:table-cell table:formula="of:=IF(ISBLANK([$Entailment.C271]);&quot;&quot;; [$Entailment.C271])">
            <text:p/>
          </table:table-cell>
          <table:table-cell table:formula="of:=IF(ISBLANK([$Specificity.C271]);&quot;&quot;; [$Specificity.C271])">
            <text:p/>
          </table:table-cell>
          <table:table-cell table:formula="of:=IF(ISBLANK([$Paraphrase.C271]);&quot;&quot;; [$Paraphrase.C271])">
            <text:p/>
          </table:table-cell>
          <table:table-cell table:formula="of:=IF(ISBLANK([$LocalRelevance.C271]);&quot;&quot;; [$LocalRelevance.C271])">
            <text:p/>
          </table:table-cell>
          <table:table-cell table:formula="of:=IF(ISBLANK([.A271]); &quot;&quot;; IF(COUNTIF([.C271:.G271]; &quot;yes&quot;) &gt; 0; &quot;yes&quot;; &quot;no&quot;))">
            <text:p/>
          </table:table-cell>
        </table:table-row>
        <table:table-row table:style-name="ro6">
          <table:table-cell table:number-columns-repeated="2"/>
          <table:table-cell table:formula="of:=IF(ISBLANK([$Contradiction.C272]);&quot;&quot;; [$Contradiction.C272])">
            <text:p/>
          </table:table-cell>
          <table:table-cell table:formula="of:=IF(ISBLANK([$Entailment.C272]);&quot;&quot;; [$Entailment.C272])">
            <text:p/>
          </table:table-cell>
          <table:table-cell table:formula="of:=IF(ISBLANK([$Specificity.C272]);&quot;&quot;; [$Specificity.C272])">
            <text:p/>
          </table:table-cell>
          <table:table-cell table:formula="of:=IF(ISBLANK([$Paraphrase.C272]);&quot;&quot;; [$Paraphrase.C272])">
            <text:p/>
          </table:table-cell>
          <table:table-cell table:formula="of:=IF(ISBLANK([$LocalRelevance.C272]);&quot;&quot;; [$LocalRelevance.C272])">
            <text:p/>
          </table:table-cell>
          <table:table-cell table:formula="of:=IF(ISBLANK([.A272]); &quot;&quot;; IF(COUNTIF([.C272:.G272]; &quot;yes&quot;) &gt; 0; &quot;yes&quot;; &quot;no&quot;))">
            <text:p/>
          </table:table-cell>
        </table:table-row>
        <table:table-row table:style-name="ro6">
          <table:table-cell table:number-columns-repeated="2"/>
          <table:table-cell table:formula="of:=IF(ISBLANK([$Contradiction.C273]);&quot;&quot;; [$Contradiction.C273])">
            <text:p/>
          </table:table-cell>
          <table:table-cell table:formula="of:=IF(ISBLANK([$Entailment.C273]);&quot;&quot;; [$Entailment.C273])">
            <text:p/>
          </table:table-cell>
          <table:table-cell table:formula="of:=IF(ISBLANK([$Specificity.C273]);&quot;&quot;; [$Specificity.C273])">
            <text:p/>
          </table:table-cell>
          <table:table-cell table:formula="of:=IF(ISBLANK([$Paraphrase.C273]);&quot;&quot;; [$Paraphrase.C273])">
            <text:p/>
          </table:table-cell>
          <table:table-cell table:formula="of:=IF(ISBLANK([$LocalRelevance.C273]);&quot;&quot;; [$LocalRelevance.C273])">
            <text:p/>
          </table:table-cell>
          <table:table-cell table:formula="of:=IF(ISBLANK([.A273]); &quot;&quot;; IF(COUNTIF([.C273:.G273]; &quot;yes&quot;) &gt; 0; &quot;yes&quot;; &quot;no&quot;))">
            <text:p/>
          </table:table-cell>
        </table:table-row>
        <table:table-row table:style-name="ro6">
          <table:table-cell table:number-columns-repeated="2"/>
          <table:table-cell table:formula="of:=IF(ISBLANK([$Contradiction.C274]);&quot;&quot;; [$Contradiction.C274])">
            <text:p/>
          </table:table-cell>
          <table:table-cell table:formula="of:=IF(ISBLANK([$Entailment.C274]);&quot;&quot;; [$Entailment.C274])">
            <text:p/>
          </table:table-cell>
          <table:table-cell table:formula="of:=IF(ISBLANK([$Specificity.C274]);&quot;&quot;; [$Specificity.C274])">
            <text:p/>
          </table:table-cell>
          <table:table-cell table:formula="of:=IF(ISBLANK([$Paraphrase.C274]);&quot;&quot;; [$Paraphrase.C274])">
            <text:p/>
          </table:table-cell>
          <table:table-cell table:formula="of:=IF(ISBLANK([$LocalRelevance.C274]);&quot;&quot;; [$LocalRelevance.C274])">
            <text:p/>
          </table:table-cell>
          <table:table-cell table:formula="of:=IF(ISBLANK([.A274]); &quot;&quot;; IF(COUNTIF([.C274:.G274]; &quot;yes&quot;) &gt; 0; &quot;yes&quot;; &quot;no&quot;))">
            <text:p/>
          </table:table-cell>
        </table:table-row>
        <table:table-row table:style-name="ro6">
          <table:table-cell table:number-columns-repeated="2"/>
          <table:table-cell table:formula="of:=IF(ISBLANK([$Contradiction.C275]);&quot;&quot;; [$Contradiction.C275])">
            <text:p/>
          </table:table-cell>
          <table:table-cell table:formula="of:=IF(ISBLANK([$Entailment.C275]);&quot;&quot;; [$Entailment.C275])">
            <text:p/>
          </table:table-cell>
          <table:table-cell table:formula="of:=IF(ISBLANK([$Specificity.C275]);&quot;&quot;; [$Specificity.C275])">
            <text:p/>
          </table:table-cell>
          <table:table-cell table:formula="of:=IF(ISBLANK([$Paraphrase.C275]);&quot;&quot;; [$Paraphrase.C275])">
            <text:p/>
          </table:table-cell>
          <table:table-cell table:formula="of:=IF(ISBLANK([$LocalRelevance.C275]);&quot;&quot;; [$LocalRelevance.C275])">
            <text:p/>
          </table:table-cell>
          <table:table-cell table:formula="of:=IF(ISBLANK([.A275]); &quot;&quot;; IF(COUNTIF([.C275:.G275]; &quot;yes&quot;) &gt; 0; &quot;yes&quot;; &quot;no&quot;))">
            <text:p/>
          </table:table-cell>
        </table:table-row>
        <table:table-row table:style-name="ro6">
          <table:table-cell table:number-columns-repeated="2"/>
          <table:table-cell table:formula="of:=IF(ISBLANK([$Contradiction.C276]);&quot;&quot;; [$Contradiction.C276])">
            <text:p/>
          </table:table-cell>
          <table:table-cell table:formula="of:=IF(ISBLANK([$Entailment.C276]);&quot;&quot;; [$Entailment.C276])">
            <text:p/>
          </table:table-cell>
          <table:table-cell table:formula="of:=IF(ISBLANK([$Specificity.C276]);&quot;&quot;; [$Specificity.C276])">
            <text:p/>
          </table:table-cell>
          <table:table-cell table:formula="of:=IF(ISBLANK([$Paraphrase.C276]);&quot;&quot;; [$Paraphrase.C276])">
            <text:p/>
          </table:table-cell>
          <table:table-cell table:formula="of:=IF(ISBLANK([$LocalRelevance.C276]);&quot;&quot;; [$LocalRelevance.C276])">
            <text:p/>
          </table:table-cell>
          <table:table-cell table:formula="of:=IF(ISBLANK([.A276]); &quot;&quot;; IF(COUNTIF([.C276:.G276]; &quot;yes&quot;) &gt; 0; &quot;yes&quot;; &quot;no&quot;))">
            <text:p/>
          </table:table-cell>
        </table:table-row>
        <table:table-row table:style-name="ro6">
          <table:table-cell table:number-columns-repeated="2"/>
          <table:table-cell table:formula="of:=IF(ISBLANK([$Contradiction.C277]);&quot;&quot;; [$Contradiction.C277])">
            <text:p/>
          </table:table-cell>
          <table:table-cell table:formula="of:=IF(ISBLANK([$Entailment.C277]);&quot;&quot;; [$Entailment.C277])">
            <text:p/>
          </table:table-cell>
          <table:table-cell table:formula="of:=IF(ISBLANK([$Specificity.C277]);&quot;&quot;; [$Specificity.C277])">
            <text:p/>
          </table:table-cell>
          <table:table-cell table:formula="of:=IF(ISBLANK([$Paraphrase.C277]);&quot;&quot;; [$Paraphrase.C277])">
            <text:p/>
          </table:table-cell>
          <table:table-cell table:formula="of:=IF(ISBLANK([$LocalRelevance.C277]);&quot;&quot;; [$LocalRelevance.C277])">
            <text:p/>
          </table:table-cell>
          <table:table-cell table:formula="of:=IF(ISBLANK([.A277]); &quot;&quot;; IF(COUNTIF([.C277:.G277]; &quot;yes&quot;) &gt; 0; &quot;yes&quot;; &quot;no&quot;))">
            <text:p/>
          </table:table-cell>
        </table:table-row>
        <table:table-row table:style-name="ro6">
          <table:table-cell table:number-columns-repeated="2"/>
          <table:table-cell table:formula="of:=IF(ISBLANK([$Contradiction.C278]);&quot;&quot;; [$Contradiction.C278])">
            <text:p/>
          </table:table-cell>
          <table:table-cell table:formula="of:=IF(ISBLANK([$Entailment.C278]);&quot;&quot;; [$Entailment.C278])">
            <text:p/>
          </table:table-cell>
          <table:table-cell table:formula="of:=IF(ISBLANK([$Specificity.C278]);&quot;&quot;; [$Specificity.C278])">
            <text:p/>
          </table:table-cell>
          <table:table-cell table:formula="of:=IF(ISBLANK([$Paraphrase.C278]);&quot;&quot;; [$Paraphrase.C278])">
            <text:p/>
          </table:table-cell>
          <table:table-cell table:formula="of:=IF(ISBLANK([$LocalRelevance.C278]);&quot;&quot;; [$LocalRelevance.C278])">
            <text:p/>
          </table:table-cell>
          <table:table-cell table:formula="of:=IF(ISBLANK([.A278]); &quot;&quot;; IF(COUNTIF([.C278:.G278]; &quot;yes&quot;) &gt; 0; &quot;yes&quot;; &quot;no&quot;))">
            <text:p/>
          </table:table-cell>
        </table:table-row>
        <table:table-row table:style-name="ro6">
          <table:table-cell table:number-columns-repeated="2"/>
          <table:table-cell table:formula="of:=IF(ISBLANK([$Contradiction.C279]);&quot;&quot;; [$Contradiction.C279])">
            <text:p/>
          </table:table-cell>
          <table:table-cell table:formula="of:=IF(ISBLANK([$Entailment.C279]);&quot;&quot;; [$Entailment.C279])">
            <text:p/>
          </table:table-cell>
          <table:table-cell table:formula="of:=IF(ISBLANK([$Specificity.C279]);&quot;&quot;; [$Specificity.C279])">
            <text:p/>
          </table:table-cell>
          <table:table-cell table:formula="of:=IF(ISBLANK([$Paraphrase.C279]);&quot;&quot;; [$Paraphrase.C279])">
            <text:p/>
          </table:table-cell>
          <table:table-cell table:formula="of:=IF(ISBLANK([$LocalRelevance.C279]);&quot;&quot;; [$LocalRelevance.C279])">
            <text:p/>
          </table:table-cell>
          <table:table-cell table:formula="of:=IF(ISBLANK([.A279]); &quot;&quot;; IF(COUNTIF([.C279:.G279]; &quot;yes&quot;) &gt; 0; &quot;yes&quot;; &quot;no&quot;))">
            <text:p/>
          </table:table-cell>
        </table:table-row>
        <table:table-row table:style-name="ro6">
          <table:table-cell table:number-columns-repeated="2"/>
          <table:table-cell table:formula="of:=IF(ISBLANK([$Contradiction.C280]);&quot;&quot;; [$Contradiction.C280])">
            <text:p/>
          </table:table-cell>
          <table:table-cell table:formula="of:=IF(ISBLANK([$Entailment.C280]);&quot;&quot;; [$Entailment.C280])">
            <text:p/>
          </table:table-cell>
          <table:table-cell table:formula="of:=IF(ISBLANK([$Specificity.C280]);&quot;&quot;; [$Specificity.C280])">
            <text:p/>
          </table:table-cell>
          <table:table-cell table:formula="of:=IF(ISBLANK([$Paraphrase.C280]);&quot;&quot;; [$Paraphrase.C280])">
            <text:p/>
          </table:table-cell>
          <table:table-cell table:formula="of:=IF(ISBLANK([$LocalRelevance.C280]);&quot;&quot;; [$LocalRelevance.C280])">
            <text:p/>
          </table:table-cell>
          <table:table-cell table:formula="of:=IF(ISBLANK([.A280]); &quot;&quot;; IF(COUNTIF([.C280:.G280]; &quot;yes&quot;) &gt; 0; &quot;yes&quot;; &quot;no&quot;))">
            <text:p/>
          </table:table-cell>
        </table:table-row>
        <table:table-row table:style-name="ro6">
          <table:table-cell table:number-columns-repeated="2"/>
          <table:table-cell table:formula="of:=IF(ISBLANK([$Contradiction.C281]);&quot;&quot;; [$Contradiction.C281])">
            <text:p/>
          </table:table-cell>
          <table:table-cell table:formula="of:=IF(ISBLANK([$Entailment.C281]);&quot;&quot;; [$Entailment.C281])">
            <text:p/>
          </table:table-cell>
          <table:table-cell table:formula="of:=IF(ISBLANK([$Specificity.C281]);&quot;&quot;; [$Specificity.C281])">
            <text:p/>
          </table:table-cell>
          <table:table-cell table:formula="of:=IF(ISBLANK([$Paraphrase.C281]);&quot;&quot;; [$Paraphrase.C281])">
            <text:p/>
          </table:table-cell>
          <table:table-cell table:formula="of:=IF(ISBLANK([$LocalRelevance.C281]);&quot;&quot;; [$LocalRelevance.C281])">
            <text:p/>
          </table:table-cell>
          <table:table-cell table:formula="of:=IF(ISBLANK([.A281]); &quot;&quot;; IF(COUNTIF([.C281:.G281]; &quot;yes&quot;) &gt; 0; &quot;yes&quot;; &quot;no&quot;))">
            <text:p/>
          </table:table-cell>
        </table:table-row>
        <table:table-row table:style-name="ro6">
          <table:table-cell table:number-columns-repeated="2"/>
          <table:table-cell table:formula="of:=IF(ISBLANK([$Contradiction.C282]);&quot;&quot;; [$Contradiction.C282])">
            <text:p/>
          </table:table-cell>
          <table:table-cell table:formula="of:=IF(ISBLANK([$Entailment.C282]);&quot;&quot;; [$Entailment.C282])">
            <text:p/>
          </table:table-cell>
          <table:table-cell table:formula="of:=IF(ISBLANK([$Specificity.C282]);&quot;&quot;; [$Specificity.C282])">
            <text:p/>
          </table:table-cell>
          <table:table-cell table:formula="of:=IF(ISBLANK([$Paraphrase.C282]);&quot;&quot;; [$Paraphrase.C282])">
            <text:p/>
          </table:table-cell>
          <table:table-cell table:formula="of:=IF(ISBLANK([$LocalRelevance.C282]);&quot;&quot;; [$LocalRelevance.C282])">
            <text:p/>
          </table:table-cell>
          <table:table-cell table:formula="of:=IF(ISBLANK([.A282]); &quot;&quot;; IF(COUNTIF([.C282:.G282]; &quot;yes&quot;) &gt; 0; &quot;yes&quot;; &quot;no&quot;))">
            <text:p/>
          </table:table-cell>
        </table:table-row>
        <table:table-row table:style-name="ro6">
          <table:table-cell table:number-columns-repeated="2"/>
          <table:table-cell table:formula="of:=IF(ISBLANK([$Contradiction.C283]);&quot;&quot;; [$Contradiction.C283])">
            <text:p/>
          </table:table-cell>
          <table:table-cell table:formula="of:=IF(ISBLANK([$Entailment.C283]);&quot;&quot;; [$Entailment.C283])">
            <text:p/>
          </table:table-cell>
          <table:table-cell table:formula="of:=IF(ISBLANK([$Specificity.C283]);&quot;&quot;; [$Specificity.C283])">
            <text:p/>
          </table:table-cell>
          <table:table-cell table:formula="of:=IF(ISBLANK([$Paraphrase.C283]);&quot;&quot;; [$Paraphrase.C283])">
            <text:p/>
          </table:table-cell>
          <table:table-cell table:formula="of:=IF(ISBLANK([$LocalRelevance.C283]);&quot;&quot;; [$LocalRelevance.C283])">
            <text:p/>
          </table:table-cell>
          <table:table-cell table:formula="of:=IF(ISBLANK([.A283]); &quot;&quot;; IF(COUNTIF([.C283:.G283]; &quot;yes&quot;) &gt; 0; &quot;yes&quot;; &quot;no&quot;))">
            <text:p/>
          </table:table-cell>
        </table:table-row>
        <table:table-row table:style-name="ro6">
          <table:table-cell table:number-columns-repeated="2"/>
          <table:table-cell table:formula="of:=IF(ISBLANK([$Contradiction.C284]);&quot;&quot;; [$Contradiction.C284])">
            <text:p/>
          </table:table-cell>
          <table:table-cell table:formula="of:=IF(ISBLANK([$Entailment.C284]);&quot;&quot;; [$Entailment.C284])">
            <text:p/>
          </table:table-cell>
          <table:table-cell table:formula="of:=IF(ISBLANK([$Specificity.C284]);&quot;&quot;; [$Specificity.C284])">
            <text:p/>
          </table:table-cell>
          <table:table-cell table:formula="of:=IF(ISBLANK([$Paraphrase.C284]);&quot;&quot;; [$Paraphrase.C284])">
            <text:p/>
          </table:table-cell>
          <table:table-cell table:formula="of:=IF(ISBLANK([$LocalRelevance.C284]);&quot;&quot;; [$LocalRelevance.C284])">
            <text:p/>
          </table:table-cell>
          <table:table-cell table:formula="of:=IF(ISBLANK([.A284]); &quot;&quot;; IF(COUNTIF([.C284:.G284]; &quot;yes&quot;) &gt; 0; &quot;yes&quot;; &quot;no&quot;))">
            <text:p/>
          </table:table-cell>
        </table:table-row>
        <table:table-row table:style-name="ro6">
          <table:table-cell table:number-columns-repeated="2"/>
          <table:table-cell table:formula="of:=IF(ISBLANK([$Contradiction.C285]);&quot;&quot;; [$Contradiction.C285])">
            <text:p/>
          </table:table-cell>
          <table:table-cell table:formula="of:=IF(ISBLANK([$Entailment.C285]);&quot;&quot;; [$Entailment.C285])">
            <text:p/>
          </table:table-cell>
          <table:table-cell table:formula="of:=IF(ISBLANK([$Specificity.C285]);&quot;&quot;; [$Specificity.C285])">
            <text:p/>
          </table:table-cell>
          <table:table-cell table:formula="of:=IF(ISBLANK([$Paraphrase.C285]);&quot;&quot;; [$Paraphrase.C285])">
            <text:p/>
          </table:table-cell>
          <table:table-cell table:formula="of:=IF(ISBLANK([$LocalRelevance.C285]);&quot;&quot;; [$LocalRelevance.C285])">
            <text:p/>
          </table:table-cell>
          <table:table-cell table:formula="of:=IF(ISBLANK([.A285]); &quot;&quot;; IF(COUNTIF([.C285:.G285]; &quot;yes&quot;) &gt; 0; &quot;yes&quot;; &quot;no&quot;))">
            <text:p/>
          </table:table-cell>
        </table:table-row>
        <table:table-row table:style-name="ro6">
          <table:table-cell table:number-columns-repeated="2"/>
          <table:table-cell table:formula="of:=IF(ISBLANK([$Contradiction.C286]);&quot;&quot;; [$Contradiction.C286])">
            <text:p/>
          </table:table-cell>
          <table:table-cell table:formula="of:=IF(ISBLANK([$Entailment.C286]);&quot;&quot;; [$Entailment.C286])">
            <text:p/>
          </table:table-cell>
          <table:table-cell table:formula="of:=IF(ISBLANK([$Specificity.C286]);&quot;&quot;; [$Specificity.C286])">
            <text:p/>
          </table:table-cell>
          <table:table-cell table:formula="of:=IF(ISBLANK([$Paraphrase.C286]);&quot;&quot;; [$Paraphrase.C286])">
            <text:p/>
          </table:table-cell>
          <table:table-cell table:formula="of:=IF(ISBLANK([$LocalRelevance.C286]);&quot;&quot;; [$LocalRelevance.C286])">
            <text:p/>
          </table:table-cell>
          <table:table-cell table:formula="of:=IF(ISBLANK([.A286]); &quot;&quot;; IF(COUNTIF([.C286:.G286]; &quot;yes&quot;) &gt; 0; &quot;yes&quot;; &quot;no&quot;))">
            <text:p/>
          </table:table-cell>
        </table:table-row>
        <table:table-row table:style-name="ro6">
          <table:table-cell table:number-columns-repeated="2"/>
          <table:table-cell table:formula="of:=IF(ISBLANK([$Contradiction.C287]);&quot;&quot;; [$Contradiction.C287])">
            <text:p/>
          </table:table-cell>
          <table:table-cell table:formula="of:=IF(ISBLANK([$Entailment.C287]);&quot;&quot;; [$Entailment.C287])">
            <text:p/>
          </table:table-cell>
          <table:table-cell table:formula="of:=IF(ISBLANK([$Specificity.C287]);&quot;&quot;; [$Specificity.C287])">
            <text:p/>
          </table:table-cell>
          <table:table-cell table:formula="of:=IF(ISBLANK([$Paraphrase.C287]);&quot;&quot;; [$Paraphrase.C287])">
            <text:p/>
          </table:table-cell>
          <table:table-cell table:formula="of:=IF(ISBLANK([$LocalRelevance.C287]);&quot;&quot;; [$LocalRelevance.C287])">
            <text:p/>
          </table:table-cell>
          <table:table-cell table:formula="of:=IF(ISBLANK([.A287]); &quot;&quot;; IF(COUNTIF([.C287:.G287]; &quot;yes&quot;) &gt; 0; &quot;yes&quot;; &quot;no&quot;))">
            <text:p/>
          </table:table-cell>
        </table:table-row>
        <table:table-row table:style-name="ro6">
          <table:table-cell table:number-columns-repeated="2"/>
          <table:table-cell table:formula="of:=IF(ISBLANK([$Contradiction.C288]);&quot;&quot;; [$Contradiction.C288])">
            <text:p/>
          </table:table-cell>
          <table:table-cell table:formula="of:=IF(ISBLANK([$Entailment.C288]);&quot;&quot;; [$Entailment.C288])">
            <text:p/>
          </table:table-cell>
          <table:table-cell table:formula="of:=IF(ISBLANK([$Specificity.C288]);&quot;&quot;; [$Specificity.C288])">
            <text:p/>
          </table:table-cell>
          <table:table-cell table:formula="of:=IF(ISBLANK([$Paraphrase.C288]);&quot;&quot;; [$Paraphrase.C288])">
            <text:p/>
          </table:table-cell>
          <table:table-cell table:formula="of:=IF(ISBLANK([$LocalRelevance.C288]);&quot;&quot;; [$LocalRelevance.C288])">
            <text:p/>
          </table:table-cell>
          <table:table-cell table:formula="of:=IF(ISBLANK([.A288]); &quot;&quot;; IF(COUNTIF([.C288:.G288]; &quot;yes&quot;) &gt; 0; &quot;yes&quot;; &quot;no&quot;))">
            <text:p/>
          </table:table-cell>
        </table:table-row>
        <table:table-row table:style-name="ro6">
          <table:table-cell table:number-columns-repeated="2"/>
          <table:table-cell table:formula="of:=IF(ISBLANK([$Contradiction.C289]);&quot;&quot;; [$Contradiction.C289])">
            <text:p/>
          </table:table-cell>
          <table:table-cell table:formula="of:=IF(ISBLANK([$Entailment.C289]);&quot;&quot;; [$Entailment.C289])">
            <text:p/>
          </table:table-cell>
          <table:table-cell table:formula="of:=IF(ISBLANK([$Specificity.C289]);&quot;&quot;; [$Specificity.C289])">
            <text:p/>
          </table:table-cell>
          <table:table-cell table:formula="of:=IF(ISBLANK([$Paraphrase.C289]);&quot;&quot;; [$Paraphrase.C289])">
            <text:p/>
          </table:table-cell>
          <table:table-cell table:formula="of:=IF(ISBLANK([$LocalRelevance.C289]);&quot;&quot;; [$LocalRelevance.C289])">
            <text:p/>
          </table:table-cell>
          <table:table-cell table:formula="of:=IF(ISBLANK([.A289]); &quot;&quot;; IF(COUNTIF([.C289:.G289]; &quot;yes&quot;) &gt; 0; &quot;yes&quot;; &quot;no&quot;))">
            <text:p/>
          </table:table-cell>
        </table:table-row>
        <table:table-row table:style-name="ro6">
          <table:table-cell table:number-columns-repeated="2"/>
          <table:table-cell table:formula="of:=IF(ISBLANK([$Contradiction.C290]);&quot;&quot;; [$Contradiction.C290])">
            <text:p/>
          </table:table-cell>
          <table:table-cell table:formula="of:=IF(ISBLANK([$Entailment.C290]);&quot;&quot;; [$Entailment.C290])">
            <text:p/>
          </table:table-cell>
          <table:table-cell table:formula="of:=IF(ISBLANK([$Specificity.C290]);&quot;&quot;; [$Specificity.C290])">
            <text:p/>
          </table:table-cell>
          <table:table-cell table:formula="of:=IF(ISBLANK([$Paraphrase.C290]);&quot;&quot;; [$Paraphrase.C290])">
            <text:p/>
          </table:table-cell>
          <table:table-cell table:formula="of:=IF(ISBLANK([$LocalRelevance.C290]);&quot;&quot;; [$LocalRelevance.C290])">
            <text:p/>
          </table:table-cell>
          <table:table-cell table:formula="of:=IF(ISBLANK([.A290]); &quot;&quot;; IF(COUNTIF([.C290:.G290]; &quot;yes&quot;) &gt; 0; &quot;yes&quot;; &quot;no&quot;))">
            <text:p/>
          </table:table-cell>
        </table:table-row>
        <table:table-row table:style-name="ro6">
          <table:table-cell table:number-columns-repeated="2"/>
          <table:table-cell table:formula="of:=IF(ISBLANK([$Contradiction.C291]);&quot;&quot;; [$Contradiction.C291])">
            <text:p/>
          </table:table-cell>
          <table:table-cell table:formula="of:=IF(ISBLANK([$Entailment.C291]);&quot;&quot;; [$Entailment.C291])">
            <text:p/>
          </table:table-cell>
          <table:table-cell table:formula="of:=IF(ISBLANK([$Specificity.C291]);&quot;&quot;; [$Specificity.C291])">
            <text:p/>
          </table:table-cell>
          <table:table-cell table:formula="of:=IF(ISBLANK([$Paraphrase.C291]);&quot;&quot;; [$Paraphrase.C291])">
            <text:p/>
          </table:table-cell>
          <table:table-cell table:formula="of:=IF(ISBLANK([$LocalRelevance.C291]);&quot;&quot;; [$LocalRelevance.C291])">
            <text:p/>
          </table:table-cell>
          <table:table-cell table:formula="of:=IF(ISBLANK([.A291]); &quot;&quot;; IF(COUNTIF([.C291:.G291]; &quot;yes&quot;) &gt; 0; &quot;yes&quot;; &quot;no&quot;))">
            <text:p/>
          </table:table-cell>
        </table:table-row>
        <table:table-row table:style-name="ro6">
          <table:table-cell table:number-columns-repeated="2"/>
          <table:table-cell table:formula="of:=IF(ISBLANK([$Contradiction.C292]);&quot;&quot;; [$Contradiction.C292])">
            <text:p/>
          </table:table-cell>
          <table:table-cell table:formula="of:=IF(ISBLANK([$Entailment.C292]);&quot;&quot;; [$Entailment.C292])">
            <text:p/>
          </table:table-cell>
          <table:table-cell table:formula="of:=IF(ISBLANK([$Specificity.C292]);&quot;&quot;; [$Specificity.C292])">
            <text:p/>
          </table:table-cell>
          <table:table-cell table:formula="of:=IF(ISBLANK([$Paraphrase.C292]);&quot;&quot;; [$Paraphrase.C292])">
            <text:p/>
          </table:table-cell>
          <table:table-cell table:formula="of:=IF(ISBLANK([$LocalRelevance.C292]);&quot;&quot;; [$LocalRelevance.C292])">
            <text:p/>
          </table:table-cell>
          <table:table-cell table:formula="of:=IF(ISBLANK([.A292]); &quot;&quot;; IF(COUNTIF([.C292:.G292]; &quot;yes&quot;) &gt; 0; &quot;yes&quot;; &quot;no&quot;))">
            <text:p/>
          </table:table-cell>
        </table:table-row>
        <table:table-row table:style-name="ro6">
          <table:table-cell table:number-columns-repeated="2"/>
          <table:table-cell table:formula="of:=IF(ISBLANK([$Contradiction.C293]);&quot;&quot;; [$Contradiction.C293])">
            <text:p/>
          </table:table-cell>
          <table:table-cell table:formula="of:=IF(ISBLANK([$Entailment.C293]);&quot;&quot;; [$Entailment.C293])">
            <text:p/>
          </table:table-cell>
          <table:table-cell table:formula="of:=IF(ISBLANK([$Specificity.C293]);&quot;&quot;; [$Specificity.C293])">
            <text:p/>
          </table:table-cell>
          <table:table-cell table:formula="of:=IF(ISBLANK([$Paraphrase.C293]);&quot;&quot;; [$Paraphrase.C293])">
            <text:p/>
          </table:table-cell>
          <table:table-cell table:formula="of:=IF(ISBLANK([$LocalRelevance.C293]);&quot;&quot;; [$LocalRelevance.C293])">
            <text:p/>
          </table:table-cell>
          <table:table-cell table:formula="of:=IF(ISBLANK([.A293]); &quot;&quot;; IF(COUNTIF([.C293:.G293]; &quot;yes&quot;) &gt; 0; &quot;yes&quot;; &quot;no&quot;))">
            <text:p/>
          </table:table-cell>
        </table:table-row>
        <table:table-row table:style-name="ro6">
          <table:table-cell table:number-columns-repeated="2"/>
          <table:table-cell table:formula="of:=IF(ISBLANK([$Contradiction.C294]);&quot;&quot;; [$Contradiction.C294])">
            <text:p/>
          </table:table-cell>
          <table:table-cell table:formula="of:=IF(ISBLANK([$Entailment.C294]);&quot;&quot;; [$Entailment.C294])">
            <text:p/>
          </table:table-cell>
          <table:table-cell table:formula="of:=IF(ISBLANK([$Specificity.C294]);&quot;&quot;; [$Specificity.C294])">
            <text:p/>
          </table:table-cell>
          <table:table-cell table:formula="of:=IF(ISBLANK([$Paraphrase.C294]);&quot;&quot;; [$Paraphrase.C294])">
            <text:p/>
          </table:table-cell>
          <table:table-cell table:formula="of:=IF(ISBLANK([$LocalRelevance.C294]);&quot;&quot;; [$LocalRelevance.C294])">
            <text:p/>
          </table:table-cell>
          <table:table-cell table:formula="of:=IF(ISBLANK([.A294]); &quot;&quot;; IF(COUNTIF([.C294:.G294]; &quot;yes&quot;) &gt; 0; &quot;yes&quot;; &quot;no&quot;))">
            <text:p/>
          </table:table-cell>
        </table:table-row>
        <table:table-row table:style-name="ro6">
          <table:table-cell table:number-columns-repeated="2"/>
          <table:table-cell table:formula="of:=IF(ISBLANK([$Contradiction.C295]);&quot;&quot;; [$Contradiction.C295])">
            <text:p/>
          </table:table-cell>
          <table:table-cell table:formula="of:=IF(ISBLANK([$Entailment.C295]);&quot;&quot;; [$Entailment.C295])">
            <text:p/>
          </table:table-cell>
          <table:table-cell table:formula="of:=IF(ISBLANK([$Specificity.C295]);&quot;&quot;; [$Specificity.C295])">
            <text:p/>
          </table:table-cell>
          <table:table-cell table:formula="of:=IF(ISBLANK([$Paraphrase.C295]);&quot;&quot;; [$Paraphrase.C295])">
            <text:p/>
          </table:table-cell>
          <table:table-cell table:formula="of:=IF(ISBLANK([$LocalRelevance.C295]);&quot;&quot;; [$LocalRelevance.C295])">
            <text:p/>
          </table:table-cell>
          <table:table-cell table:formula="of:=IF(ISBLANK([.A295]); &quot;&quot;; IF(COUNTIF([.C295:.G295]; &quot;yes&quot;) &gt; 0; &quot;yes&quot;; &quot;no&quot;))">
            <text:p/>
          </table:table-cell>
        </table:table-row>
        <table:table-row table:style-name="ro6">
          <table:table-cell table:number-columns-repeated="2"/>
          <table:table-cell table:formula="of:=IF(ISBLANK([$Contradiction.C296]);&quot;&quot;; [$Contradiction.C296])">
            <text:p/>
          </table:table-cell>
          <table:table-cell table:formula="of:=IF(ISBLANK([$Entailment.C296]);&quot;&quot;; [$Entailment.C296])">
            <text:p/>
          </table:table-cell>
          <table:table-cell table:formula="of:=IF(ISBLANK([$Specificity.C296]);&quot;&quot;; [$Specificity.C296])">
            <text:p/>
          </table:table-cell>
          <table:table-cell table:formula="of:=IF(ISBLANK([$Paraphrase.C296]);&quot;&quot;; [$Paraphrase.C296])">
            <text:p/>
          </table:table-cell>
          <table:table-cell table:formula="of:=IF(ISBLANK([$LocalRelevance.C296]);&quot;&quot;; [$LocalRelevance.C296])">
            <text:p/>
          </table:table-cell>
          <table:table-cell table:formula="of:=IF(ISBLANK([.A296]); &quot;&quot;; IF(COUNTIF([.C296:.G296]; &quot;yes&quot;) &gt; 0; &quot;yes&quot;; &quot;no&quot;))">
            <text:p/>
          </table:table-cell>
        </table:table-row>
        <table:table-row table:style-name="ro6">
          <table:table-cell table:number-columns-repeated="2"/>
          <table:table-cell table:formula="of:=IF(ISBLANK([$Contradiction.C297]);&quot;&quot;; [$Contradiction.C297])">
            <text:p/>
          </table:table-cell>
          <table:table-cell table:formula="of:=IF(ISBLANK([$Entailment.C297]);&quot;&quot;; [$Entailment.C297])">
            <text:p/>
          </table:table-cell>
          <table:table-cell table:formula="of:=IF(ISBLANK([$Specificity.C297]);&quot;&quot;; [$Specificity.C297])">
            <text:p/>
          </table:table-cell>
          <table:table-cell table:formula="of:=IF(ISBLANK([$Paraphrase.C297]);&quot;&quot;; [$Paraphrase.C297])">
            <text:p/>
          </table:table-cell>
          <table:table-cell table:formula="of:=IF(ISBLANK([$LocalRelevance.C297]);&quot;&quot;; [$LocalRelevance.C297])">
            <text:p/>
          </table:table-cell>
          <table:table-cell table:formula="of:=IF(ISBLANK([.A297]); &quot;&quot;; IF(COUNTIF([.C297:.G297]; &quot;yes&quot;) &gt; 0; &quot;yes&quot;; &quot;no&quot;))">
            <text:p/>
          </table:table-cell>
        </table:table-row>
        <table:table-row table:style-name="ro6">
          <table:table-cell table:number-columns-repeated="2"/>
          <table:table-cell table:formula="of:=IF(ISBLANK([$Contradiction.C298]);&quot;&quot;; [$Contradiction.C298])">
            <text:p/>
          </table:table-cell>
          <table:table-cell table:formula="of:=IF(ISBLANK([$Entailment.C298]);&quot;&quot;; [$Entailment.C298])">
            <text:p/>
          </table:table-cell>
          <table:table-cell table:formula="of:=IF(ISBLANK([$Specificity.C298]);&quot;&quot;; [$Specificity.C298])">
            <text:p/>
          </table:table-cell>
          <table:table-cell table:formula="of:=IF(ISBLANK([$Paraphrase.C298]);&quot;&quot;; [$Paraphrase.C298])">
            <text:p/>
          </table:table-cell>
          <table:table-cell table:formula="of:=IF(ISBLANK([$LocalRelevance.C298]);&quot;&quot;; [$LocalRelevance.C298])">
            <text:p/>
          </table:table-cell>
          <table:table-cell table:formula="of:=IF(ISBLANK([.A298]); &quot;&quot;; IF(COUNTIF([.C298:.G298]; &quot;yes&quot;) &gt; 0; &quot;yes&quot;; &quot;no&quot;))">
            <text:p/>
          </table:table-cell>
        </table:table-row>
        <table:table-row table:style-name="ro6">
          <table:table-cell table:number-columns-repeated="2"/>
          <table:table-cell table:formula="of:=IF(ISBLANK([$Contradiction.C299]);&quot;&quot;; [$Contradiction.C299])">
            <text:p/>
          </table:table-cell>
          <table:table-cell table:formula="of:=IF(ISBLANK([$Entailment.C299]);&quot;&quot;; [$Entailment.C299])">
            <text:p/>
          </table:table-cell>
          <table:table-cell table:formula="of:=IF(ISBLANK([$Specificity.C299]);&quot;&quot;; [$Specificity.C299])">
            <text:p/>
          </table:table-cell>
          <table:table-cell table:formula="of:=IF(ISBLANK([$Paraphrase.C299]);&quot;&quot;; [$Paraphrase.C299])">
            <text:p/>
          </table:table-cell>
          <table:table-cell table:formula="of:=IF(ISBLANK([$LocalRelevance.C299]);&quot;&quot;; [$LocalRelevance.C299])">
            <text:p/>
          </table:table-cell>
          <table:table-cell table:formula="of:=IF(ISBLANK([.A299]); &quot;&quot;; IF(COUNTIF([.C299:.G299]; &quot;yes&quot;) &gt; 0; &quot;yes&quot;; &quot;no&quot;))">
            <text:p/>
          </table:table-cell>
        </table:table-row>
        <table:table-row table:style-name="ro6">
          <table:table-cell table:number-columns-repeated="2"/>
          <table:table-cell table:formula="of:=IF(ISBLANK([$Contradiction.C300]);&quot;&quot;; [$Contradiction.C300])">
            <text:p/>
          </table:table-cell>
          <table:table-cell table:formula="of:=IF(ISBLANK([$Entailment.C300]);&quot;&quot;; [$Entailment.C300])">
            <text:p/>
          </table:table-cell>
          <table:table-cell table:formula="of:=IF(ISBLANK([$Specificity.C300]);&quot;&quot;; [$Specificity.C300])">
            <text:p/>
          </table:table-cell>
          <table:table-cell table:formula="of:=IF(ISBLANK([$Paraphrase.C300]);&quot;&quot;; [$Paraphrase.C300])">
            <text:p/>
          </table:table-cell>
          <table:table-cell table:formula="of:=IF(ISBLANK([$LocalRelevance.C300]);&quot;&quot;; [$LocalRelevance.C300])">
            <text:p/>
          </table:table-cell>
          <table:table-cell table:formula="of:=IF(ISBLANK([.A300]); &quot;&quot;; IF(COUNTIF([.C300:.G300]; &quot;yes&quot;) &gt; 0; &quot;yes&quot;; &quot;no&quot;))">
            <text:p/>
          </table:table-cell>
        </table:table-row>
        <table:table-row table:style-name="ro6">
          <table:table-cell table:number-columns-repeated="2"/>
          <table:table-cell table:formula="of:=IF(ISBLANK([$Contradiction.C301]);&quot;&quot;; [$Contradiction.C301])">
            <text:p/>
          </table:table-cell>
          <table:table-cell table:formula="of:=IF(ISBLANK([$Entailment.C301]);&quot;&quot;; [$Entailment.C301])">
            <text:p/>
          </table:table-cell>
          <table:table-cell table:formula="of:=IF(ISBLANK([$Specificity.C301]);&quot;&quot;; [$Specificity.C301])">
            <text:p/>
          </table:table-cell>
          <table:table-cell table:formula="of:=IF(ISBLANK([$Paraphrase.C301]);&quot;&quot;; [$Paraphrase.C301])">
            <text:p/>
          </table:table-cell>
          <table:table-cell table:formula="of:=IF(ISBLANK([$LocalRelevance.C301]);&quot;&quot;; [$LocalRelevance.C301])">
            <text:p/>
          </table:table-cell>
          <table:table-cell table:formula="of:=IF(ISBLANK([.A301]); &quot;&quot;; IF(COUNTIF([.C301:.G301]; &quot;yes&quot;) &gt; 0; &quot;yes&quot;; &quot;no&quot;))">
            <text:p/>
          </table:table-cell>
        </table:table-row>
        <table:table-row table:style-name="ro6">
          <table:table-cell table:number-columns-repeated="2"/>
          <table:table-cell table:formula="of:=IF(ISBLANK([$Contradiction.C302]);&quot;&quot;; [$Contradiction.C302])">
            <text:p/>
          </table:table-cell>
          <table:table-cell table:formula="of:=IF(ISBLANK([$Entailment.C302]);&quot;&quot;; [$Entailment.C302])">
            <text:p/>
          </table:table-cell>
          <table:table-cell table:formula="of:=IF(ISBLANK([$Specificity.C302]);&quot;&quot;; [$Specificity.C302])">
            <text:p/>
          </table:table-cell>
          <table:table-cell table:formula="of:=IF(ISBLANK([$Paraphrase.C302]);&quot;&quot;; [$Paraphrase.C302])">
            <text:p/>
          </table:table-cell>
          <table:table-cell table:formula="of:=IF(ISBLANK([$LocalRelevance.C302]);&quot;&quot;; [$LocalRelevance.C302])">
            <text:p/>
          </table:table-cell>
          <table:table-cell table:formula="of:=IF(ISBLANK([.A302]); &quot;&quot;; IF(COUNTIF([.C302:.G302]; &quot;yes&quot;) &gt; 0; &quot;yes&quot;; &quot;no&quot;))">
            <text:p/>
          </table:table-cell>
        </table:table-row>
        <table:table-row table:style-name="ro6">
          <table:table-cell table:number-columns-repeated="2"/>
          <table:table-cell table:formula="of:=IF(ISBLANK([$Contradiction.C303]);&quot;&quot;; [$Contradiction.C303])">
            <text:p/>
          </table:table-cell>
          <table:table-cell table:formula="of:=IF(ISBLANK([$Entailment.C303]);&quot;&quot;; [$Entailment.C303])">
            <text:p/>
          </table:table-cell>
          <table:table-cell table:formula="of:=IF(ISBLANK([$Specificity.C303]);&quot;&quot;; [$Specificity.C303])">
            <text:p/>
          </table:table-cell>
          <table:table-cell table:formula="of:=IF(ISBLANK([$Paraphrase.C303]);&quot;&quot;; [$Paraphrase.C303])">
            <text:p/>
          </table:table-cell>
          <table:table-cell table:formula="of:=IF(ISBLANK([$LocalRelevance.C303]);&quot;&quot;; [$LocalRelevance.C303])">
            <text:p/>
          </table:table-cell>
          <table:table-cell table:formula="of:=IF(ISBLANK([.A303]); &quot;&quot;; IF(COUNTIF([.C303:.G303]; &quot;yes&quot;) &gt; 0; &quot;yes&quot;; &quot;no&quot;))">
            <text:p/>
          </table:table-cell>
        </table:table-row>
        <table:table-row table:style-name="ro6">
          <table:table-cell table:number-columns-repeated="2"/>
          <table:table-cell table:formula="of:=IF(ISBLANK([$Contradiction.C304]);&quot;&quot;; [$Contradiction.C304])">
            <text:p/>
          </table:table-cell>
          <table:table-cell table:formula="of:=IF(ISBLANK([$Entailment.C304]);&quot;&quot;; [$Entailment.C304])">
            <text:p/>
          </table:table-cell>
          <table:table-cell table:formula="of:=IF(ISBLANK([$Specificity.C304]);&quot;&quot;; [$Specificity.C304])">
            <text:p/>
          </table:table-cell>
          <table:table-cell table:formula="of:=IF(ISBLANK([$Paraphrase.C304]);&quot;&quot;; [$Paraphrase.C304])">
            <text:p/>
          </table:table-cell>
          <table:table-cell table:formula="of:=IF(ISBLANK([$LocalRelevance.C304]);&quot;&quot;; [$LocalRelevance.C304])">
            <text:p/>
          </table:table-cell>
          <table:table-cell table:formula="of:=IF(ISBLANK([.A304]); &quot;&quot;; IF(COUNTIF([.C304:.G304]; &quot;yes&quot;) &gt; 0; &quot;yes&quot;; &quot;no&quot;))">
            <text:p/>
          </table:table-cell>
        </table:table-row>
        <table:table-row table:style-name="ro6">
          <table:table-cell table:number-columns-repeated="2"/>
          <table:table-cell table:formula="of:=IF(ISBLANK([$Contradiction.C305]);&quot;&quot;; [$Contradiction.C305])">
            <text:p/>
          </table:table-cell>
          <table:table-cell table:formula="of:=IF(ISBLANK([$Entailment.C305]);&quot;&quot;; [$Entailment.C305])">
            <text:p/>
          </table:table-cell>
          <table:table-cell table:formula="of:=IF(ISBLANK([$Specificity.C305]);&quot;&quot;; [$Specificity.C305])">
            <text:p/>
          </table:table-cell>
          <table:table-cell table:formula="of:=IF(ISBLANK([$Paraphrase.C305]);&quot;&quot;; [$Paraphrase.C305])">
            <text:p/>
          </table:table-cell>
          <table:table-cell table:formula="of:=IF(ISBLANK([$LocalRelevance.C305]);&quot;&quot;; [$LocalRelevance.C305])">
            <text:p/>
          </table:table-cell>
          <table:table-cell table:formula="of:=IF(ISBLANK([.A305]); &quot;&quot;; IF(COUNTIF([.C305:.G305]; &quot;yes&quot;) &gt; 0; &quot;yes&quot;; &quot;no&quot;))">
            <text:p/>
          </table:table-cell>
        </table:table-row>
        <table:table-row table:style-name="ro6">
          <table:table-cell table:number-columns-repeated="2"/>
          <table:table-cell table:formula="of:=IF(ISBLANK([$Contradiction.C306]);&quot;&quot;; [$Contradiction.C306])">
            <text:p/>
          </table:table-cell>
          <table:table-cell table:formula="of:=IF(ISBLANK([$Entailment.C306]);&quot;&quot;; [$Entailment.C306])">
            <text:p/>
          </table:table-cell>
          <table:table-cell table:formula="of:=IF(ISBLANK([$Specificity.C306]);&quot;&quot;; [$Specificity.C306])">
            <text:p/>
          </table:table-cell>
          <table:table-cell table:formula="of:=IF(ISBLANK([$Paraphrase.C306]);&quot;&quot;; [$Paraphrase.C306])">
            <text:p/>
          </table:table-cell>
          <table:table-cell table:formula="of:=IF(ISBLANK([$LocalRelevance.C306]);&quot;&quot;; [$LocalRelevance.C306])">
            <text:p/>
          </table:table-cell>
          <table:table-cell table:formula="of:=IF(ISBLANK([.A306]); &quot;&quot;; IF(COUNTIF([.C306:.G306]; &quot;yes&quot;) &gt; 0; &quot;yes&quot;; &quot;no&quot;))">
            <text:p/>
          </table:table-cell>
        </table:table-row>
        <table:table-row table:style-name="ro6">
          <table:table-cell table:number-columns-repeated="2"/>
          <table:table-cell table:formula="of:=IF(ISBLANK([$Contradiction.C307]);&quot;&quot;; [$Contradiction.C307])">
            <text:p/>
          </table:table-cell>
          <table:table-cell table:formula="of:=IF(ISBLANK([$Entailment.C307]);&quot;&quot;; [$Entailment.C307])">
            <text:p/>
          </table:table-cell>
          <table:table-cell table:formula="of:=IF(ISBLANK([$Specificity.C307]);&quot;&quot;; [$Specificity.C307])">
            <text:p/>
          </table:table-cell>
          <table:table-cell table:formula="of:=IF(ISBLANK([$Paraphrase.C307]);&quot;&quot;; [$Paraphrase.C307])">
            <text:p/>
          </table:table-cell>
          <table:table-cell table:formula="of:=IF(ISBLANK([$LocalRelevance.C307]);&quot;&quot;; [$LocalRelevance.C307])">
            <text:p/>
          </table:table-cell>
          <table:table-cell table:formula="of:=IF(ISBLANK([.A307]); &quot;&quot;; IF(COUNTIF([.C307:.G307]; &quot;yes&quot;) &gt; 0; &quot;yes&quot;; &quot;no&quot;))">
            <text:p/>
          </table:table-cell>
        </table:table-row>
        <table:table-row table:style-name="ro6">
          <table:table-cell table:number-columns-repeated="2"/>
          <table:table-cell table:formula="of:=IF(ISBLANK([$Contradiction.C308]);&quot;&quot;; [$Contradiction.C308])">
            <text:p/>
          </table:table-cell>
          <table:table-cell table:formula="of:=IF(ISBLANK([$Entailment.C308]);&quot;&quot;; [$Entailment.C308])">
            <text:p/>
          </table:table-cell>
          <table:table-cell table:formula="of:=IF(ISBLANK([$Specificity.C308]);&quot;&quot;; [$Specificity.C308])">
            <text:p/>
          </table:table-cell>
          <table:table-cell table:formula="of:=IF(ISBLANK([$Paraphrase.C308]);&quot;&quot;; [$Paraphrase.C308])">
            <text:p/>
          </table:table-cell>
          <table:table-cell table:formula="of:=IF(ISBLANK([$LocalRelevance.C308]);&quot;&quot;; [$LocalRelevance.C308])">
            <text:p/>
          </table:table-cell>
          <table:table-cell table:formula="of:=IF(ISBLANK([.A308]); &quot;&quot;; IF(COUNTIF([.C308:.G308]; &quot;yes&quot;) &gt; 0; &quot;yes&quot;; &quot;no&quot;))">
            <text:p/>
          </table:table-cell>
        </table:table-row>
        <table:table-row table:style-name="ro6">
          <table:table-cell table:number-columns-repeated="2"/>
          <table:table-cell table:formula="of:=IF(ISBLANK([$Contradiction.C309]);&quot;&quot;; [$Contradiction.C309])">
            <text:p/>
          </table:table-cell>
          <table:table-cell table:formula="of:=IF(ISBLANK([$Entailment.C309]);&quot;&quot;; [$Entailment.C309])">
            <text:p/>
          </table:table-cell>
          <table:table-cell table:formula="of:=IF(ISBLANK([$Specificity.C309]);&quot;&quot;; [$Specificity.C309])">
            <text:p/>
          </table:table-cell>
          <table:table-cell table:formula="of:=IF(ISBLANK([$Paraphrase.C309]);&quot;&quot;; [$Paraphrase.C309])">
            <text:p/>
          </table:table-cell>
          <table:table-cell table:formula="of:=IF(ISBLANK([$LocalRelevance.C309]);&quot;&quot;; [$LocalRelevance.C309])">
            <text:p/>
          </table:table-cell>
          <table:table-cell table:formula="of:=IF(ISBLANK([.A309]); &quot;&quot;; IF(COUNTIF([.C309:.G309]; &quot;yes&quot;) &gt; 0; &quot;yes&quot;; &quot;no&quot;))">
            <text:p/>
          </table:table-cell>
        </table:table-row>
        <table:table-row table:style-name="ro6">
          <table:table-cell table:number-columns-repeated="2"/>
          <table:table-cell table:formula="of:=IF(ISBLANK([$Contradiction.C310]);&quot;&quot;; [$Contradiction.C310])">
            <text:p/>
          </table:table-cell>
          <table:table-cell table:formula="of:=IF(ISBLANK([$Entailment.C310]);&quot;&quot;; [$Entailment.C310])">
            <text:p/>
          </table:table-cell>
          <table:table-cell table:formula="of:=IF(ISBLANK([$Specificity.C310]);&quot;&quot;; [$Specificity.C310])">
            <text:p/>
          </table:table-cell>
          <table:table-cell table:formula="of:=IF(ISBLANK([$Paraphrase.C310]);&quot;&quot;; [$Paraphrase.C310])">
            <text:p/>
          </table:table-cell>
          <table:table-cell table:formula="of:=IF(ISBLANK([$LocalRelevance.C310]);&quot;&quot;; [$LocalRelevance.C310])">
            <text:p/>
          </table:table-cell>
          <table:table-cell table:formula="of:=IF(ISBLANK([.A310]); &quot;&quot;; IF(COUNTIF([.C310:.G310]; &quot;yes&quot;) &gt; 0; &quot;yes&quot;; &quot;no&quot;))">
            <text:p/>
          </table:table-cell>
        </table:table-row>
        <table:table-row table:style-name="ro6">
          <table:table-cell table:number-columns-repeated="2"/>
          <table:table-cell table:formula="of:=IF(ISBLANK([$Contradiction.C311]);&quot;&quot;; [$Contradiction.C311])">
            <text:p/>
          </table:table-cell>
          <table:table-cell table:formula="of:=IF(ISBLANK([$Entailment.C311]);&quot;&quot;; [$Entailment.C311])">
            <text:p/>
          </table:table-cell>
          <table:table-cell table:formula="of:=IF(ISBLANK([$Specificity.C311]);&quot;&quot;; [$Specificity.C311])">
            <text:p/>
          </table:table-cell>
          <table:table-cell table:formula="of:=IF(ISBLANK([$Paraphrase.C311]);&quot;&quot;; [$Paraphrase.C311])">
            <text:p/>
          </table:table-cell>
          <table:table-cell table:formula="of:=IF(ISBLANK([$LocalRelevance.C311]);&quot;&quot;; [$LocalRelevance.C311])">
            <text:p/>
          </table:table-cell>
          <table:table-cell table:formula="of:=IF(ISBLANK([.A311]); &quot;&quot;; IF(COUNTIF([.C311:.G311]; &quot;yes&quot;) &gt; 0; &quot;yes&quot;; &quot;no&quot;))">
            <text:p/>
          </table:table-cell>
        </table:table-row>
        <table:table-row table:style-name="ro6">
          <table:table-cell table:number-columns-repeated="2"/>
          <table:table-cell table:formula="of:=IF(ISBLANK([$Contradiction.C312]);&quot;&quot;; [$Contradiction.C312])">
            <text:p/>
          </table:table-cell>
          <table:table-cell table:formula="of:=IF(ISBLANK([$Entailment.C312]);&quot;&quot;; [$Entailment.C312])">
            <text:p/>
          </table:table-cell>
          <table:table-cell table:formula="of:=IF(ISBLANK([$Specificity.C312]);&quot;&quot;; [$Specificity.C312])">
            <text:p/>
          </table:table-cell>
          <table:table-cell table:formula="of:=IF(ISBLANK([$Paraphrase.C312]);&quot;&quot;; [$Paraphrase.C312])">
            <text:p/>
          </table:table-cell>
          <table:table-cell table:formula="of:=IF(ISBLANK([$LocalRelevance.C312]);&quot;&quot;; [$LocalRelevance.C312])">
            <text:p/>
          </table:table-cell>
          <table:table-cell table:formula="of:=IF(ISBLANK([.A312]); &quot;&quot;; IF(COUNTIF([.C312:.G312]; &quot;yes&quot;) &gt; 0; &quot;yes&quot;; &quot;no&quot;))">
            <text:p/>
          </table:table-cell>
        </table:table-row>
        <table:table-row table:style-name="ro6">
          <table:table-cell table:number-columns-repeated="2"/>
          <table:table-cell table:formula="of:=IF(ISBLANK([$Contradiction.C313]);&quot;&quot;; [$Contradiction.C313])">
            <text:p/>
          </table:table-cell>
          <table:table-cell table:formula="of:=IF(ISBLANK([$Entailment.C313]);&quot;&quot;; [$Entailment.C313])">
            <text:p/>
          </table:table-cell>
          <table:table-cell table:formula="of:=IF(ISBLANK([$Specificity.C313]);&quot;&quot;; [$Specificity.C313])">
            <text:p/>
          </table:table-cell>
          <table:table-cell table:formula="of:=IF(ISBLANK([$Paraphrase.C313]);&quot;&quot;; [$Paraphrase.C313])">
            <text:p/>
          </table:table-cell>
          <table:table-cell table:formula="of:=IF(ISBLANK([$LocalRelevance.C313]);&quot;&quot;; [$LocalRelevance.C313])">
            <text:p/>
          </table:table-cell>
          <table:table-cell table:formula="of:=IF(ISBLANK([.A313]); &quot;&quot;; IF(COUNTIF([.C313:.G313]; &quot;yes&quot;) &gt; 0; &quot;yes&quot;; &quot;no&quot;))">
            <text:p/>
          </table:table-cell>
        </table:table-row>
        <table:table-row table:style-name="ro6">
          <table:table-cell table:number-columns-repeated="2"/>
          <table:table-cell table:formula="of:=IF(ISBLANK([$Contradiction.C314]);&quot;&quot;; [$Contradiction.C314])">
            <text:p/>
          </table:table-cell>
          <table:table-cell table:formula="of:=IF(ISBLANK([$Entailment.C314]);&quot;&quot;; [$Entailment.C314])">
            <text:p/>
          </table:table-cell>
          <table:table-cell table:formula="of:=IF(ISBLANK([$Specificity.C314]);&quot;&quot;; [$Specificity.C314])">
            <text:p/>
          </table:table-cell>
          <table:table-cell table:formula="of:=IF(ISBLANK([$Paraphrase.C314]);&quot;&quot;; [$Paraphrase.C314])">
            <text:p/>
          </table:table-cell>
          <table:table-cell table:formula="of:=IF(ISBLANK([$LocalRelevance.C314]);&quot;&quot;; [$LocalRelevance.C314])">
            <text:p/>
          </table:table-cell>
          <table:table-cell table:formula="of:=IF(ISBLANK([.A314]); &quot;&quot;; IF(COUNTIF([.C314:.G314]; &quot;yes&quot;) &gt; 0; &quot;yes&quot;; &quot;no&quot;))">
            <text:p/>
          </table:table-cell>
        </table:table-row>
        <table:table-row table:style-name="ro6">
          <table:table-cell table:number-columns-repeated="2"/>
          <table:table-cell table:formula="of:=IF(ISBLANK([$Contradiction.C315]);&quot;&quot;; [$Contradiction.C315])">
            <text:p/>
          </table:table-cell>
          <table:table-cell table:formula="of:=IF(ISBLANK([$Entailment.C315]);&quot;&quot;; [$Entailment.C315])">
            <text:p/>
          </table:table-cell>
          <table:table-cell table:formula="of:=IF(ISBLANK([$Specificity.C315]);&quot;&quot;; [$Specificity.C315])">
            <text:p/>
          </table:table-cell>
          <table:table-cell table:formula="of:=IF(ISBLANK([$Paraphrase.C315]);&quot;&quot;; [$Paraphrase.C315])">
            <text:p/>
          </table:table-cell>
          <table:table-cell table:formula="of:=IF(ISBLANK([$LocalRelevance.C315]);&quot;&quot;; [$LocalRelevance.C315])">
            <text:p/>
          </table:table-cell>
          <table:table-cell table:formula="of:=IF(ISBLANK([.A315]); &quot;&quot;; IF(COUNTIF([.C315:.G315]; &quot;yes&quot;) &gt; 0; &quot;yes&quot;; &quot;no&quot;))">
            <text:p/>
          </table:table-cell>
        </table:table-row>
        <table:table-row table:style-name="ro6">
          <table:table-cell table:number-columns-repeated="2"/>
          <table:table-cell table:formula="of:=IF(ISBLANK([$Contradiction.C316]);&quot;&quot;; [$Contradiction.C316])">
            <text:p/>
          </table:table-cell>
          <table:table-cell table:formula="of:=IF(ISBLANK([$Entailment.C316]);&quot;&quot;; [$Entailment.C316])">
            <text:p/>
          </table:table-cell>
          <table:table-cell table:formula="of:=IF(ISBLANK([$Specificity.C316]);&quot;&quot;; [$Specificity.C316])">
            <text:p/>
          </table:table-cell>
          <table:table-cell table:formula="of:=IF(ISBLANK([$Paraphrase.C316]);&quot;&quot;; [$Paraphrase.C316])">
            <text:p/>
          </table:table-cell>
          <table:table-cell table:formula="of:=IF(ISBLANK([$LocalRelevance.C316]);&quot;&quot;; [$LocalRelevance.C316])">
            <text:p/>
          </table:table-cell>
          <table:table-cell table:formula="of:=IF(ISBLANK([.A316]); &quot;&quot;; IF(COUNTIF([.C316:.G316]; &quot;yes&quot;) &gt; 0; &quot;yes&quot;; &quot;no&quot;))">
            <text:p/>
          </table:table-cell>
        </table:table-row>
        <table:table-row table:style-name="ro6">
          <table:table-cell table:number-columns-repeated="2"/>
          <table:table-cell table:formula="of:=IF(ISBLANK([$Contradiction.C317]);&quot;&quot;; [$Contradiction.C317])">
            <text:p/>
          </table:table-cell>
          <table:table-cell table:formula="of:=IF(ISBLANK([$Entailment.C317]);&quot;&quot;; [$Entailment.C317])">
            <text:p/>
          </table:table-cell>
          <table:table-cell table:formula="of:=IF(ISBLANK([$Specificity.C317]);&quot;&quot;; [$Specificity.C317])">
            <text:p/>
          </table:table-cell>
          <table:table-cell table:formula="of:=IF(ISBLANK([$Paraphrase.C317]);&quot;&quot;; [$Paraphrase.C317])">
            <text:p/>
          </table:table-cell>
          <table:table-cell table:formula="of:=IF(ISBLANK([$LocalRelevance.C317]);&quot;&quot;; [$LocalRelevance.C317])">
            <text:p/>
          </table:table-cell>
          <table:table-cell table:formula="of:=IF(ISBLANK([.A317]); &quot;&quot;; IF(COUNTIF([.C317:.G317]; &quot;yes&quot;) &gt; 0; &quot;yes&quot;; &quot;no&quot;))">
            <text:p/>
          </table:table-cell>
        </table:table-row>
        <table:table-row table:style-name="ro6">
          <table:table-cell table:number-columns-repeated="2"/>
          <table:table-cell table:formula="of:=IF(ISBLANK([$Contradiction.C318]);&quot;&quot;; [$Contradiction.C318])">
            <text:p/>
          </table:table-cell>
          <table:table-cell table:formula="of:=IF(ISBLANK([$Entailment.C318]);&quot;&quot;; [$Entailment.C318])">
            <text:p/>
          </table:table-cell>
          <table:table-cell table:formula="of:=IF(ISBLANK([$Specificity.C318]);&quot;&quot;; [$Specificity.C318])">
            <text:p/>
          </table:table-cell>
          <table:table-cell table:formula="of:=IF(ISBLANK([$Paraphrase.C318]);&quot;&quot;; [$Paraphrase.C318])">
            <text:p/>
          </table:table-cell>
          <table:table-cell table:formula="of:=IF(ISBLANK([$LocalRelevance.C318]);&quot;&quot;; [$LocalRelevance.C318])">
            <text:p/>
          </table:table-cell>
          <table:table-cell table:formula="of:=IF(ISBLANK([.A318]); &quot;&quot;; IF(COUNTIF([.C318:.G318]; &quot;yes&quot;) &gt; 0; &quot;yes&quot;; &quot;no&quot;))">
            <text:p/>
          </table:table-cell>
        </table:table-row>
        <table:table-row table:style-name="ro6">
          <table:table-cell table:number-columns-repeated="2"/>
          <table:table-cell table:formula="of:=IF(ISBLANK([$Contradiction.C319]);&quot;&quot;; [$Contradiction.C319])">
            <text:p/>
          </table:table-cell>
          <table:table-cell table:formula="of:=IF(ISBLANK([$Entailment.C319]);&quot;&quot;; [$Entailment.C319])">
            <text:p/>
          </table:table-cell>
          <table:table-cell table:formula="of:=IF(ISBLANK([$Specificity.C319]);&quot;&quot;; [$Specificity.C319])">
            <text:p/>
          </table:table-cell>
          <table:table-cell table:formula="of:=IF(ISBLANK([$Paraphrase.C319]);&quot;&quot;; [$Paraphrase.C319])">
            <text:p/>
          </table:table-cell>
          <table:table-cell table:formula="of:=IF(ISBLANK([$LocalRelevance.C319]);&quot;&quot;; [$LocalRelevance.C319])">
            <text:p/>
          </table:table-cell>
          <table:table-cell table:formula="of:=IF(ISBLANK([.A319]); &quot;&quot;; IF(COUNTIF([.C319:.G319]; &quot;yes&quot;) &gt; 0; &quot;yes&quot;; &quot;no&quot;))">
            <text:p/>
          </table:table-cell>
        </table:table-row>
        <table:table-row table:style-name="ro6">
          <table:table-cell table:number-columns-repeated="2"/>
          <table:table-cell table:formula="of:=IF(ISBLANK([$Contradiction.C320]);&quot;&quot;; [$Contradiction.C320])">
            <text:p/>
          </table:table-cell>
          <table:table-cell table:formula="of:=IF(ISBLANK([$Entailment.C320]);&quot;&quot;; [$Entailment.C320])">
            <text:p/>
          </table:table-cell>
          <table:table-cell table:formula="of:=IF(ISBLANK([$Specificity.C320]);&quot;&quot;; [$Specificity.C320])">
            <text:p/>
          </table:table-cell>
          <table:table-cell table:formula="of:=IF(ISBLANK([$Paraphrase.C320]);&quot;&quot;; [$Paraphrase.C320])">
            <text:p/>
          </table:table-cell>
          <table:table-cell table:formula="of:=IF(ISBLANK([$LocalRelevance.C320]);&quot;&quot;; [$LocalRelevance.C320])">
            <text:p/>
          </table:table-cell>
          <table:table-cell table:formula="of:=IF(ISBLANK([.A320]); &quot;&quot;; IF(COUNTIF([.C320:.G320]; &quot;yes&quot;) &gt; 0; &quot;yes&quot;; &quot;no&quot;))">
            <text:p/>
          </table:table-cell>
        </table:table-row>
        <table:table-row table:style-name="ro6">
          <table:table-cell table:number-columns-repeated="2"/>
          <table:table-cell table:formula="of:=IF(ISBLANK([$Contradiction.C321]);&quot;&quot;; [$Contradiction.C321])">
            <text:p/>
          </table:table-cell>
          <table:table-cell table:formula="of:=IF(ISBLANK([$Entailment.C321]);&quot;&quot;; [$Entailment.C321])">
            <text:p/>
          </table:table-cell>
          <table:table-cell table:formula="of:=IF(ISBLANK([$Specificity.C321]);&quot;&quot;; [$Specificity.C321])">
            <text:p/>
          </table:table-cell>
          <table:table-cell table:formula="of:=IF(ISBLANK([$Paraphrase.C321]);&quot;&quot;; [$Paraphrase.C321])">
            <text:p/>
          </table:table-cell>
          <table:table-cell table:formula="of:=IF(ISBLANK([$LocalRelevance.C321]);&quot;&quot;; [$LocalRelevance.C321])">
            <text:p/>
          </table:table-cell>
          <table:table-cell table:formula="of:=IF(ISBLANK([.A321]); &quot;&quot;; IF(COUNTIF([.C321:.G321]; &quot;yes&quot;) &gt; 0; &quot;yes&quot;; &quot;no&quot;))">
            <text:p/>
          </table:table-cell>
        </table:table-row>
        <table:table-row table:style-name="ro6">
          <table:table-cell table:number-columns-repeated="2"/>
          <table:table-cell table:formula="of:=IF(ISBLANK([$Contradiction.C322]);&quot;&quot;; [$Contradiction.C322])">
            <text:p/>
          </table:table-cell>
          <table:table-cell table:formula="of:=IF(ISBLANK([$Entailment.C322]);&quot;&quot;; [$Entailment.C322])">
            <text:p/>
          </table:table-cell>
          <table:table-cell table:formula="of:=IF(ISBLANK([$Specificity.C322]);&quot;&quot;; [$Specificity.C322])">
            <text:p/>
          </table:table-cell>
          <table:table-cell table:formula="of:=IF(ISBLANK([$Paraphrase.C322]);&quot;&quot;; [$Paraphrase.C322])">
            <text:p/>
          </table:table-cell>
          <table:table-cell table:formula="of:=IF(ISBLANK([$LocalRelevance.C322]);&quot;&quot;; [$LocalRelevance.C322])">
            <text:p/>
          </table:table-cell>
          <table:table-cell table:formula="of:=IF(ISBLANK([.A322]); &quot;&quot;; IF(COUNTIF([.C322:.G322]; &quot;yes&quot;) &gt; 0; &quot;yes&quot;; &quot;no&quot;))">
            <text:p/>
          </table:table-cell>
        </table:table-row>
        <table:table-row table:style-name="ro6">
          <table:table-cell table:number-columns-repeated="2"/>
          <table:table-cell table:formula="of:=IF(ISBLANK([$Contradiction.C323]);&quot;&quot;; [$Contradiction.C323])">
            <text:p/>
          </table:table-cell>
          <table:table-cell table:formula="of:=IF(ISBLANK([$Entailment.C323]);&quot;&quot;; [$Entailment.C323])">
            <text:p/>
          </table:table-cell>
          <table:table-cell table:formula="of:=IF(ISBLANK([$Specificity.C323]);&quot;&quot;; [$Specificity.C323])">
            <text:p/>
          </table:table-cell>
          <table:table-cell table:formula="of:=IF(ISBLANK([$Paraphrase.C323]);&quot;&quot;; [$Paraphrase.C323])">
            <text:p/>
          </table:table-cell>
          <table:table-cell table:formula="of:=IF(ISBLANK([$LocalRelevance.C323]);&quot;&quot;; [$LocalRelevance.C323])">
            <text:p/>
          </table:table-cell>
          <table:table-cell table:formula="of:=IF(ISBLANK([.A323]); &quot;&quot;; IF(COUNTIF([.C323:.G323]; &quot;yes&quot;) &gt; 0; &quot;yes&quot;; &quot;no&quot;))">
            <text:p/>
          </table:table-cell>
        </table:table-row>
        <table:table-row table:style-name="ro6">
          <table:table-cell table:number-columns-repeated="2"/>
          <table:table-cell table:formula="of:=IF(ISBLANK([$Contradiction.C324]);&quot;&quot;; [$Contradiction.C324])">
            <text:p/>
          </table:table-cell>
          <table:table-cell table:formula="of:=IF(ISBLANK([$Entailment.C324]);&quot;&quot;; [$Entailment.C324])">
            <text:p/>
          </table:table-cell>
          <table:table-cell table:formula="of:=IF(ISBLANK([$Specificity.C324]);&quot;&quot;; [$Specificity.C324])">
            <text:p/>
          </table:table-cell>
          <table:table-cell table:formula="of:=IF(ISBLANK([$Paraphrase.C324]);&quot;&quot;; [$Paraphrase.C324])">
            <text:p/>
          </table:table-cell>
          <table:table-cell table:formula="of:=IF(ISBLANK([$LocalRelevance.C324]);&quot;&quot;; [$LocalRelevance.C324])">
            <text:p/>
          </table:table-cell>
          <table:table-cell table:formula="of:=IF(ISBLANK([.A324]); &quot;&quot;; IF(COUNTIF([.C324:.G324]; &quot;yes&quot;) &gt; 0; &quot;yes&quot;; &quot;no&quot;))">
            <text:p/>
          </table:table-cell>
        </table:table-row>
        <table:table-row table:style-name="ro6">
          <table:table-cell table:number-columns-repeated="2"/>
          <table:table-cell table:formula="of:=IF(ISBLANK([$Contradiction.C325]);&quot;&quot;; [$Contradiction.C325])">
            <text:p/>
          </table:table-cell>
          <table:table-cell table:formula="of:=IF(ISBLANK([$Entailment.C325]);&quot;&quot;; [$Entailment.C325])">
            <text:p/>
          </table:table-cell>
          <table:table-cell table:formula="of:=IF(ISBLANK([$Specificity.C325]);&quot;&quot;; [$Specificity.C325])">
            <text:p/>
          </table:table-cell>
          <table:table-cell table:formula="of:=IF(ISBLANK([$Paraphrase.C325]);&quot;&quot;; [$Paraphrase.C325])">
            <text:p/>
          </table:table-cell>
          <table:table-cell table:formula="of:=IF(ISBLANK([$LocalRelevance.C325]);&quot;&quot;; [$LocalRelevance.C325])">
            <text:p/>
          </table:table-cell>
          <table:table-cell table:formula="of:=IF(ISBLANK([.A325]); &quot;&quot;; IF(COUNTIF([.C325:.G325]; &quot;yes&quot;) &gt; 0; &quot;yes&quot;; &quot;no&quot;))">
            <text:p/>
          </table:table-cell>
        </table:table-row>
        <table:table-row table:style-name="ro6">
          <table:table-cell table:number-columns-repeated="2"/>
          <table:table-cell table:formula="of:=IF(ISBLANK([$Contradiction.C326]);&quot;&quot;; [$Contradiction.C326])">
            <text:p/>
          </table:table-cell>
          <table:table-cell table:formula="of:=IF(ISBLANK([$Entailment.C326]);&quot;&quot;; [$Entailment.C326])">
            <text:p/>
          </table:table-cell>
          <table:table-cell table:formula="of:=IF(ISBLANK([$Specificity.C326]);&quot;&quot;; [$Specificity.C326])">
            <text:p/>
          </table:table-cell>
          <table:table-cell table:formula="of:=IF(ISBLANK([$Paraphrase.C326]);&quot;&quot;; [$Paraphrase.C326])">
            <text:p/>
          </table:table-cell>
          <table:table-cell table:formula="of:=IF(ISBLANK([$LocalRelevance.C326]);&quot;&quot;; [$LocalRelevance.C326])">
            <text:p/>
          </table:table-cell>
          <table:table-cell table:formula="of:=IF(ISBLANK([.A326]); &quot;&quot;; IF(COUNTIF([.C326:.G326]; &quot;yes&quot;) &gt; 0; &quot;yes&quot;; &quot;no&quot;))">
            <text:p/>
          </table:table-cell>
        </table:table-row>
        <table:table-row table:style-name="ro6">
          <table:table-cell table:number-columns-repeated="2"/>
          <table:table-cell table:formula="of:=IF(ISBLANK([$Contradiction.C327]);&quot;&quot;; [$Contradiction.C327])">
            <text:p/>
          </table:table-cell>
          <table:table-cell table:formula="of:=IF(ISBLANK([$Entailment.C327]);&quot;&quot;; [$Entailment.C327])">
            <text:p/>
          </table:table-cell>
          <table:table-cell table:formula="of:=IF(ISBLANK([$Specificity.C327]);&quot;&quot;; [$Specificity.C327])">
            <text:p/>
          </table:table-cell>
          <table:table-cell table:formula="of:=IF(ISBLANK([$Paraphrase.C327]);&quot;&quot;; [$Paraphrase.C327])">
            <text:p/>
          </table:table-cell>
          <table:table-cell table:formula="of:=IF(ISBLANK([$LocalRelevance.C327]);&quot;&quot;; [$LocalRelevance.C327])">
            <text:p/>
          </table:table-cell>
          <table:table-cell table:formula="of:=IF(ISBLANK([.A327]); &quot;&quot;; IF(COUNTIF([.C327:.G327]; &quot;yes&quot;) &gt; 0; &quot;yes&quot;; &quot;no&quot;))">
            <text:p/>
          </table:table-cell>
        </table:table-row>
        <table:table-row table:style-name="ro6">
          <table:table-cell table:number-columns-repeated="2"/>
          <table:table-cell table:formula="of:=IF(ISBLANK([$Contradiction.C328]);&quot;&quot;; [$Contradiction.C328])">
            <text:p/>
          </table:table-cell>
          <table:table-cell table:formula="of:=IF(ISBLANK([$Entailment.C328]);&quot;&quot;; [$Entailment.C328])">
            <text:p/>
          </table:table-cell>
          <table:table-cell table:formula="of:=IF(ISBLANK([$Specificity.C328]);&quot;&quot;; [$Specificity.C328])">
            <text:p/>
          </table:table-cell>
          <table:table-cell table:formula="of:=IF(ISBLANK([$Paraphrase.C328]);&quot;&quot;; [$Paraphrase.C328])">
            <text:p/>
          </table:table-cell>
          <table:table-cell table:formula="of:=IF(ISBLANK([$LocalRelevance.C328]);&quot;&quot;; [$LocalRelevance.C328])">
            <text:p/>
          </table:table-cell>
          <table:table-cell table:formula="of:=IF(ISBLANK([.A328]); &quot;&quot;; IF(COUNTIF([.C328:.G328]; &quot;yes&quot;) &gt; 0; &quot;yes&quot;; &quot;no&quot;))">
            <text:p/>
          </table:table-cell>
        </table:table-row>
        <table:table-row table:style-name="ro6">
          <table:table-cell table:number-columns-repeated="2"/>
          <table:table-cell table:formula="of:=IF(ISBLANK([$Contradiction.C329]);&quot;&quot;; [$Contradiction.C329])">
            <text:p/>
          </table:table-cell>
          <table:table-cell table:formula="of:=IF(ISBLANK([$Entailment.C329]);&quot;&quot;; [$Entailment.C329])">
            <text:p/>
          </table:table-cell>
          <table:table-cell table:formula="of:=IF(ISBLANK([$Specificity.C329]);&quot;&quot;; [$Specificity.C329])">
            <text:p/>
          </table:table-cell>
          <table:table-cell table:formula="of:=IF(ISBLANK([$Paraphrase.C329]);&quot;&quot;; [$Paraphrase.C329])">
            <text:p/>
          </table:table-cell>
          <table:table-cell table:formula="of:=IF(ISBLANK([$LocalRelevance.C329]);&quot;&quot;; [$LocalRelevance.C329])">
            <text:p/>
          </table:table-cell>
          <table:table-cell table:formula="of:=IF(ISBLANK([.A329]); &quot;&quot;; IF(COUNTIF([.C329:.G329]; &quot;yes&quot;) &gt; 0; &quot;yes&quot;; &quot;no&quot;))">
            <text:p/>
          </table:table-cell>
        </table:table-row>
        <table:table-row table:style-name="ro6">
          <table:table-cell table:number-columns-repeated="2"/>
          <table:table-cell table:formula="of:=IF(ISBLANK([$Contradiction.C330]);&quot;&quot;; [$Contradiction.C330])">
            <text:p/>
          </table:table-cell>
          <table:table-cell table:formula="of:=IF(ISBLANK([$Entailment.C330]);&quot;&quot;; [$Entailment.C330])">
            <text:p/>
          </table:table-cell>
          <table:table-cell table:formula="of:=IF(ISBLANK([$Specificity.C330]);&quot;&quot;; [$Specificity.C330])">
            <text:p/>
          </table:table-cell>
          <table:table-cell table:formula="of:=IF(ISBLANK([$Paraphrase.C330]);&quot;&quot;; [$Paraphrase.C330])">
            <text:p/>
          </table:table-cell>
          <table:table-cell table:formula="of:=IF(ISBLANK([$LocalRelevance.C330]);&quot;&quot;; [$LocalRelevance.C330])">
            <text:p/>
          </table:table-cell>
          <table:table-cell table:formula="of:=IF(ISBLANK([.A330]); &quot;&quot;; IF(COUNTIF([.C330:.G330]; &quot;yes&quot;) &gt; 0; &quot;yes&quot;; &quot;no&quot;))">
            <text:p/>
          </table:table-cell>
        </table:table-row>
        <table:table-row table:style-name="ro6">
          <table:table-cell table:number-columns-repeated="2"/>
          <table:table-cell table:formula="of:=IF(ISBLANK([$Contradiction.C331]);&quot;&quot;; [$Contradiction.C331])">
            <text:p/>
          </table:table-cell>
          <table:table-cell table:formula="of:=IF(ISBLANK([$Entailment.C331]);&quot;&quot;; [$Entailment.C331])">
            <text:p/>
          </table:table-cell>
          <table:table-cell table:formula="of:=IF(ISBLANK([$Specificity.C331]);&quot;&quot;; [$Specificity.C331])">
            <text:p/>
          </table:table-cell>
          <table:table-cell table:formula="of:=IF(ISBLANK([$Paraphrase.C331]);&quot;&quot;; [$Paraphrase.C331])">
            <text:p/>
          </table:table-cell>
          <table:table-cell table:formula="of:=IF(ISBLANK([$LocalRelevance.C331]);&quot;&quot;; [$LocalRelevance.C331])">
            <text:p/>
          </table:table-cell>
          <table:table-cell table:formula="of:=IF(ISBLANK([.A331]); &quot;&quot;; IF(COUNTIF([.C331:.G331]; &quot;yes&quot;) &gt; 0; &quot;yes&quot;; &quot;no&quot;))">
            <text:p/>
          </table:table-cell>
        </table:table-row>
        <table:table-row table:style-name="ro6">
          <table:table-cell table:number-columns-repeated="2"/>
          <table:table-cell table:formula="of:=IF(ISBLANK([$Contradiction.C332]);&quot;&quot;; [$Contradiction.C332])">
            <text:p/>
          </table:table-cell>
          <table:table-cell table:formula="of:=IF(ISBLANK([$Entailment.C332]);&quot;&quot;; [$Entailment.C332])">
            <text:p/>
          </table:table-cell>
          <table:table-cell table:formula="of:=IF(ISBLANK([$Specificity.C332]);&quot;&quot;; [$Specificity.C332])">
            <text:p/>
          </table:table-cell>
          <table:table-cell table:formula="of:=IF(ISBLANK([$Paraphrase.C332]);&quot;&quot;; [$Paraphrase.C332])">
            <text:p/>
          </table:table-cell>
          <table:table-cell table:formula="of:=IF(ISBLANK([$LocalRelevance.C332]);&quot;&quot;; [$LocalRelevance.C332])">
            <text:p/>
          </table:table-cell>
          <table:table-cell table:formula="of:=IF(ISBLANK([.A332]); &quot;&quot;; IF(COUNTIF([.C332:.G332]; &quot;yes&quot;) &gt; 0; &quot;yes&quot;; &quot;no&quot;))">
            <text:p/>
          </table:table-cell>
        </table:table-row>
        <table:table-row table:style-name="ro6">
          <table:table-cell table:number-columns-repeated="2"/>
          <table:table-cell table:formula="of:=IF(ISBLANK([$Contradiction.C333]);&quot;&quot;; [$Contradiction.C333])">
            <text:p/>
          </table:table-cell>
          <table:table-cell table:formula="of:=IF(ISBLANK([$Entailment.C333]);&quot;&quot;; [$Entailment.C333])">
            <text:p/>
          </table:table-cell>
          <table:table-cell table:formula="of:=IF(ISBLANK([$Specificity.C333]);&quot;&quot;; [$Specificity.C333])">
            <text:p/>
          </table:table-cell>
          <table:table-cell table:formula="of:=IF(ISBLANK([$Paraphrase.C333]);&quot;&quot;; [$Paraphrase.C333])">
            <text:p/>
          </table:table-cell>
          <table:table-cell table:formula="of:=IF(ISBLANK([$LocalRelevance.C333]);&quot;&quot;; [$LocalRelevance.C333])">
            <text:p/>
          </table:table-cell>
          <table:table-cell table:formula="of:=IF(ISBLANK([.A333]); &quot;&quot;; IF(COUNTIF([.C333:.G333]; &quot;yes&quot;) &gt; 0; &quot;yes&quot;; &quot;no&quot;))">
            <text:p/>
          </table:table-cell>
        </table:table-row>
        <table:table-row table:style-name="ro6">
          <table:table-cell table:number-columns-repeated="2"/>
          <table:table-cell table:formula="of:=IF(ISBLANK([$Contradiction.C334]);&quot;&quot;; [$Contradiction.C334])">
            <text:p/>
          </table:table-cell>
          <table:table-cell table:formula="of:=IF(ISBLANK([$Entailment.C334]);&quot;&quot;; [$Entailment.C334])">
            <text:p/>
          </table:table-cell>
          <table:table-cell table:formula="of:=IF(ISBLANK([$Specificity.C334]);&quot;&quot;; [$Specificity.C334])">
            <text:p/>
          </table:table-cell>
          <table:table-cell table:formula="of:=IF(ISBLANK([$Paraphrase.C334]);&quot;&quot;; [$Paraphrase.C334])">
            <text:p/>
          </table:table-cell>
          <table:table-cell table:formula="of:=IF(ISBLANK([$LocalRelevance.C334]);&quot;&quot;; [$LocalRelevance.C334])">
            <text:p/>
          </table:table-cell>
          <table:table-cell table:formula="of:=IF(ISBLANK([.A334]); &quot;&quot;; IF(COUNTIF([.C334:.G334]; &quot;yes&quot;) &gt; 0; &quot;yes&quot;; &quot;no&quot;))">
            <text:p/>
          </table:table-cell>
        </table:table-row>
        <table:table-row table:style-name="ro6">
          <table:table-cell table:number-columns-repeated="2"/>
          <table:table-cell table:formula="of:=IF(ISBLANK([$Contradiction.C335]);&quot;&quot;; [$Contradiction.C335])">
            <text:p/>
          </table:table-cell>
          <table:table-cell table:formula="of:=IF(ISBLANK([$Entailment.C335]);&quot;&quot;; [$Entailment.C335])">
            <text:p/>
          </table:table-cell>
          <table:table-cell table:formula="of:=IF(ISBLANK([$Specificity.C335]);&quot;&quot;; [$Specificity.C335])">
            <text:p/>
          </table:table-cell>
          <table:table-cell table:formula="of:=IF(ISBLANK([$Paraphrase.C335]);&quot;&quot;; [$Paraphrase.C335])">
            <text:p/>
          </table:table-cell>
          <table:table-cell table:formula="of:=IF(ISBLANK([$LocalRelevance.C335]);&quot;&quot;; [$LocalRelevance.C335])">
            <text:p/>
          </table:table-cell>
          <table:table-cell table:formula="of:=IF(ISBLANK([.A335]); &quot;&quot;; IF(COUNTIF([.C335:.G335]; &quot;yes&quot;) &gt; 0; &quot;yes&quot;; &quot;no&quot;))">
            <text:p/>
          </table:table-cell>
        </table:table-row>
        <table:table-row table:style-name="ro6">
          <table:table-cell table:number-columns-repeated="2"/>
          <table:table-cell table:formula="of:=IF(ISBLANK([$Contradiction.C336]);&quot;&quot;; [$Contradiction.C336])">
            <text:p/>
          </table:table-cell>
          <table:table-cell table:formula="of:=IF(ISBLANK([$Entailment.C336]);&quot;&quot;; [$Entailment.C336])">
            <text:p/>
          </table:table-cell>
          <table:table-cell table:formula="of:=IF(ISBLANK([$Specificity.C336]);&quot;&quot;; [$Specificity.C336])">
            <text:p/>
          </table:table-cell>
          <table:table-cell table:formula="of:=IF(ISBLANK([$Paraphrase.C336]);&quot;&quot;; [$Paraphrase.C336])">
            <text:p/>
          </table:table-cell>
          <table:table-cell table:formula="of:=IF(ISBLANK([$LocalRelevance.C336]);&quot;&quot;; [$LocalRelevance.C336])">
            <text:p/>
          </table:table-cell>
          <table:table-cell table:formula="of:=IF(ISBLANK([.A336]); &quot;&quot;; IF(COUNTIF([.C336:.G336]; &quot;yes&quot;) &gt; 0; &quot;yes&quot;; &quot;no&quot;))">
            <text:p/>
          </table:table-cell>
        </table:table-row>
        <table:table-row table:style-name="ro6">
          <table:table-cell table:number-columns-repeated="2"/>
          <table:table-cell table:formula="of:=IF(ISBLANK([$Contradiction.C337]);&quot;&quot;; [$Contradiction.C337])">
            <text:p/>
          </table:table-cell>
          <table:table-cell table:formula="of:=IF(ISBLANK([$Entailment.C337]);&quot;&quot;; [$Entailment.C337])">
            <text:p/>
          </table:table-cell>
          <table:table-cell table:formula="of:=IF(ISBLANK([$Specificity.C337]);&quot;&quot;; [$Specificity.C337])">
            <text:p/>
          </table:table-cell>
          <table:table-cell table:formula="of:=IF(ISBLANK([$Paraphrase.C337]);&quot;&quot;; [$Paraphrase.C337])">
            <text:p/>
          </table:table-cell>
          <table:table-cell table:formula="of:=IF(ISBLANK([$LocalRelevance.C337]);&quot;&quot;; [$LocalRelevance.C337])">
            <text:p/>
          </table:table-cell>
          <table:table-cell table:formula="of:=IF(ISBLANK([.A337]); &quot;&quot;; IF(COUNTIF([.C337:.G337]; &quot;yes&quot;) &gt; 0; &quot;yes&quot;; &quot;no&quot;))">
            <text:p/>
          </table:table-cell>
        </table:table-row>
        <table:table-row table:style-name="ro6">
          <table:table-cell table:number-columns-repeated="2"/>
          <table:table-cell table:formula="of:=IF(ISBLANK([$Contradiction.C338]);&quot;&quot;; [$Contradiction.C338])">
            <text:p/>
          </table:table-cell>
          <table:table-cell table:formula="of:=IF(ISBLANK([$Entailment.C338]);&quot;&quot;; [$Entailment.C338])">
            <text:p/>
          </table:table-cell>
          <table:table-cell table:formula="of:=IF(ISBLANK([$Specificity.C338]);&quot;&quot;; [$Specificity.C338])">
            <text:p/>
          </table:table-cell>
          <table:table-cell table:formula="of:=IF(ISBLANK([$Paraphrase.C338]);&quot;&quot;; [$Paraphrase.C338])">
            <text:p/>
          </table:table-cell>
          <table:table-cell table:formula="of:=IF(ISBLANK([$LocalRelevance.C338]);&quot;&quot;; [$LocalRelevance.C338])">
            <text:p/>
          </table:table-cell>
          <table:table-cell table:formula="of:=IF(ISBLANK([.A338]); &quot;&quot;; IF(COUNTIF([.C338:.G338]; &quot;yes&quot;) &gt; 0; &quot;yes&quot;; &quot;no&quot;))">
            <text:p/>
          </table:table-cell>
        </table:table-row>
        <table:table-row table:style-name="ro6">
          <table:table-cell table:number-columns-repeated="2"/>
          <table:table-cell table:formula="of:=IF(ISBLANK([$Contradiction.C339]);&quot;&quot;; [$Contradiction.C339])">
            <text:p/>
          </table:table-cell>
          <table:table-cell table:formula="of:=IF(ISBLANK([$Entailment.C339]);&quot;&quot;; [$Entailment.C339])">
            <text:p/>
          </table:table-cell>
          <table:table-cell table:formula="of:=IF(ISBLANK([$Specificity.C339]);&quot;&quot;; [$Specificity.C339])">
            <text:p/>
          </table:table-cell>
          <table:table-cell table:formula="of:=IF(ISBLANK([$Paraphrase.C339]);&quot;&quot;; [$Paraphrase.C339])">
            <text:p/>
          </table:table-cell>
          <table:table-cell table:formula="of:=IF(ISBLANK([$LocalRelevance.C339]);&quot;&quot;; [$LocalRelevance.C339])">
            <text:p/>
          </table:table-cell>
          <table:table-cell table:formula="of:=IF(ISBLANK([.A339]); &quot;&quot;; IF(COUNTIF([.C339:.G339]; &quot;yes&quot;) &gt; 0; &quot;yes&quot;; &quot;no&quot;))">
            <text:p/>
          </table:table-cell>
        </table:table-row>
        <table:table-row table:style-name="ro6">
          <table:table-cell table:number-columns-repeated="2"/>
          <table:table-cell table:formula="of:=IF(ISBLANK([$Contradiction.C340]);&quot;&quot;; [$Contradiction.C340])">
            <text:p/>
          </table:table-cell>
          <table:table-cell table:formula="of:=IF(ISBLANK([$Entailment.C340]);&quot;&quot;; [$Entailment.C340])">
            <text:p/>
          </table:table-cell>
          <table:table-cell table:formula="of:=IF(ISBLANK([$Specificity.C340]);&quot;&quot;; [$Specificity.C340])">
            <text:p/>
          </table:table-cell>
          <table:table-cell table:formula="of:=IF(ISBLANK([$Paraphrase.C340]);&quot;&quot;; [$Paraphrase.C340])">
            <text:p/>
          </table:table-cell>
          <table:table-cell table:formula="of:=IF(ISBLANK([$LocalRelevance.C340]);&quot;&quot;; [$LocalRelevance.C340])">
            <text:p/>
          </table:table-cell>
          <table:table-cell table:formula="of:=IF(ISBLANK([.A340]); &quot;&quot;; IF(COUNTIF([.C340:.G340]; &quot;yes&quot;) &gt; 0; &quot;yes&quot;; &quot;no&quot;))">
            <text:p/>
          </table:table-cell>
        </table:table-row>
        <table:table-row table:style-name="ro6">
          <table:table-cell table:number-columns-repeated="2"/>
          <table:table-cell table:formula="of:=IF(ISBLANK([$Contradiction.C341]);&quot;&quot;; [$Contradiction.C341])">
            <text:p/>
          </table:table-cell>
          <table:table-cell table:formula="of:=IF(ISBLANK([$Entailment.C341]);&quot;&quot;; [$Entailment.C341])">
            <text:p/>
          </table:table-cell>
          <table:table-cell table:formula="of:=IF(ISBLANK([$Specificity.C341]);&quot;&quot;; [$Specificity.C341])">
            <text:p/>
          </table:table-cell>
          <table:table-cell table:formula="of:=IF(ISBLANK([$Paraphrase.C341]);&quot;&quot;; [$Paraphrase.C341])">
            <text:p/>
          </table:table-cell>
          <table:table-cell table:formula="of:=IF(ISBLANK([$LocalRelevance.C341]);&quot;&quot;; [$LocalRelevance.C341])">
            <text:p/>
          </table:table-cell>
          <table:table-cell table:formula="of:=IF(ISBLANK([.A341]); &quot;&quot;; IF(COUNTIF([.C341:.G341]; &quot;yes&quot;) &gt; 0; &quot;yes&quot;; &quot;no&quot;))">
            <text:p/>
          </table:table-cell>
        </table:table-row>
        <table:table-row table:style-name="ro6">
          <table:table-cell table:number-columns-repeated="2"/>
          <table:table-cell table:formula="of:=IF(ISBLANK([$Contradiction.C342]);&quot;&quot;; [$Contradiction.C342])">
            <text:p/>
          </table:table-cell>
          <table:table-cell table:formula="of:=IF(ISBLANK([$Entailment.C342]);&quot;&quot;; [$Entailment.C342])">
            <text:p/>
          </table:table-cell>
          <table:table-cell table:formula="of:=IF(ISBLANK([$Specificity.C342]);&quot;&quot;; [$Specificity.C342])">
            <text:p/>
          </table:table-cell>
          <table:table-cell table:formula="of:=IF(ISBLANK([$Paraphrase.C342]);&quot;&quot;; [$Paraphrase.C342])">
            <text:p/>
          </table:table-cell>
          <table:table-cell table:formula="of:=IF(ISBLANK([$LocalRelevance.C342]);&quot;&quot;; [$LocalRelevance.C342])">
            <text:p/>
          </table:table-cell>
          <table:table-cell table:formula="of:=IF(ISBLANK([.A342]); &quot;&quot;; IF(COUNTIF([.C342:.G342]; &quot;yes&quot;) &gt; 0; &quot;yes&quot;; &quot;no&quot;))">
            <text:p/>
          </table:table-cell>
        </table:table-row>
        <table:table-row table:style-name="ro6">
          <table:table-cell table:number-columns-repeated="2"/>
          <table:table-cell table:formula="of:=IF(ISBLANK([$Contradiction.C343]);&quot;&quot;; [$Contradiction.C343])">
            <text:p/>
          </table:table-cell>
          <table:table-cell table:formula="of:=IF(ISBLANK([$Entailment.C343]);&quot;&quot;; [$Entailment.C343])">
            <text:p/>
          </table:table-cell>
          <table:table-cell table:formula="of:=IF(ISBLANK([$Specificity.C343]);&quot;&quot;; [$Specificity.C343])">
            <text:p/>
          </table:table-cell>
          <table:table-cell table:formula="of:=IF(ISBLANK([$Paraphrase.C343]);&quot;&quot;; [$Paraphrase.C343])">
            <text:p/>
          </table:table-cell>
          <table:table-cell table:formula="of:=IF(ISBLANK([$LocalRelevance.C343]);&quot;&quot;; [$LocalRelevance.C343])">
            <text:p/>
          </table:table-cell>
          <table:table-cell table:formula="of:=IF(ISBLANK([.A343]); &quot;&quot;; IF(COUNTIF([.C343:.G343]; &quot;yes&quot;) &gt; 0; &quot;yes&quot;; &quot;no&quot;))">
            <text:p/>
          </table:table-cell>
        </table:table-row>
        <table:table-row table:style-name="ro6">
          <table:table-cell table:number-columns-repeated="2"/>
          <table:table-cell table:formula="of:=IF(ISBLANK([$Contradiction.C344]);&quot;&quot;; [$Contradiction.C344])">
            <text:p/>
          </table:table-cell>
          <table:table-cell table:formula="of:=IF(ISBLANK([$Entailment.C344]);&quot;&quot;; [$Entailment.C344])">
            <text:p/>
          </table:table-cell>
          <table:table-cell table:formula="of:=IF(ISBLANK([$Specificity.C344]);&quot;&quot;; [$Specificity.C344])">
            <text:p/>
          </table:table-cell>
          <table:table-cell table:formula="of:=IF(ISBLANK([$Paraphrase.C344]);&quot;&quot;; [$Paraphrase.C344])">
            <text:p/>
          </table:table-cell>
          <table:table-cell table:formula="of:=IF(ISBLANK([$LocalRelevance.C344]);&quot;&quot;; [$LocalRelevance.C344])">
            <text:p/>
          </table:table-cell>
          <table:table-cell table:formula="of:=IF(ISBLANK([.A344]); &quot;&quot;; IF(COUNTIF([.C344:.G344]; &quot;yes&quot;) &gt; 0; &quot;yes&quot;; &quot;no&quot;))">
            <text:p/>
          </table:table-cell>
        </table:table-row>
        <table:table-row table:style-name="ro6">
          <table:table-cell table:number-columns-repeated="2"/>
          <table:table-cell table:formula="of:=IF(ISBLANK([$Contradiction.C345]);&quot;&quot;; [$Contradiction.C345])">
            <text:p/>
          </table:table-cell>
          <table:table-cell table:formula="of:=IF(ISBLANK([$Entailment.C345]);&quot;&quot;; [$Entailment.C345])">
            <text:p/>
          </table:table-cell>
          <table:table-cell table:formula="of:=IF(ISBLANK([$Specificity.C345]);&quot;&quot;; [$Specificity.C345])">
            <text:p/>
          </table:table-cell>
          <table:table-cell table:formula="of:=IF(ISBLANK([$Paraphrase.C345]);&quot;&quot;; [$Paraphrase.C345])">
            <text:p/>
          </table:table-cell>
          <table:table-cell table:formula="of:=IF(ISBLANK([$LocalRelevance.C345]);&quot;&quot;; [$LocalRelevance.C345])">
            <text:p/>
          </table:table-cell>
          <table:table-cell table:formula="of:=IF(ISBLANK([.A345]); &quot;&quot;; IF(COUNTIF([.C345:.G345]; &quot;yes&quot;) &gt; 0; &quot;yes&quot;; &quot;no&quot;))">
            <text:p/>
          </table:table-cell>
        </table:table-row>
        <table:table-row table:style-name="ro6">
          <table:table-cell table:number-columns-repeated="2"/>
          <table:table-cell table:formula="of:=IF(ISBLANK([$Contradiction.C346]);&quot;&quot;; [$Contradiction.C346])">
            <text:p/>
          </table:table-cell>
          <table:table-cell table:formula="of:=IF(ISBLANK([$Entailment.C346]);&quot;&quot;; [$Entailment.C346])">
            <text:p/>
          </table:table-cell>
          <table:table-cell table:formula="of:=IF(ISBLANK([$Specificity.C346]);&quot;&quot;; [$Specificity.C346])">
            <text:p/>
          </table:table-cell>
          <table:table-cell table:formula="of:=IF(ISBLANK([$Paraphrase.C346]);&quot;&quot;; [$Paraphrase.C346])">
            <text:p/>
          </table:table-cell>
          <table:table-cell table:formula="of:=IF(ISBLANK([$LocalRelevance.C346]);&quot;&quot;; [$LocalRelevance.C346])">
            <text:p/>
          </table:table-cell>
          <table:table-cell table:formula="of:=IF(ISBLANK([.A346]); &quot;&quot;; IF(COUNTIF([.C346:.G346]; &quot;yes&quot;) &gt; 0; &quot;yes&quot;; &quot;no&quot;))">
            <text:p/>
          </table:table-cell>
        </table:table-row>
        <table:table-row table:style-name="ro6">
          <table:table-cell table:number-columns-repeated="2"/>
          <table:table-cell table:formula="of:=IF(ISBLANK([$Contradiction.C347]);&quot;&quot;; [$Contradiction.C347])">
            <text:p/>
          </table:table-cell>
          <table:table-cell table:formula="of:=IF(ISBLANK([$Entailment.C347]);&quot;&quot;; [$Entailment.C347])">
            <text:p/>
          </table:table-cell>
          <table:table-cell table:formula="of:=IF(ISBLANK([$Specificity.C347]);&quot;&quot;; [$Specificity.C347])">
            <text:p/>
          </table:table-cell>
          <table:table-cell table:formula="of:=IF(ISBLANK([$Paraphrase.C347]);&quot;&quot;; [$Paraphrase.C347])">
            <text:p/>
          </table:table-cell>
          <table:table-cell table:formula="of:=IF(ISBLANK([$LocalRelevance.C347]);&quot;&quot;; [$LocalRelevance.C347])">
            <text:p/>
          </table:table-cell>
          <table:table-cell table:formula="of:=IF(ISBLANK([.A347]); &quot;&quot;; IF(COUNTIF([.C347:.G347]; &quot;yes&quot;) &gt; 0; &quot;yes&quot;; &quot;no&quot;))">
            <text:p/>
          </table:table-cell>
        </table:table-row>
        <table:table-row table:style-name="ro6">
          <table:table-cell table:number-columns-repeated="2"/>
          <table:table-cell table:formula="of:=IF(ISBLANK([$Contradiction.C348]);&quot;&quot;; [$Contradiction.C348])">
            <text:p/>
          </table:table-cell>
          <table:table-cell table:formula="of:=IF(ISBLANK([$Entailment.C348]);&quot;&quot;; [$Entailment.C348])">
            <text:p/>
          </table:table-cell>
          <table:table-cell table:formula="of:=IF(ISBLANK([$Specificity.C348]);&quot;&quot;; [$Specificity.C348])">
            <text:p/>
          </table:table-cell>
          <table:table-cell table:formula="of:=IF(ISBLANK([$Paraphrase.C348]);&quot;&quot;; [$Paraphrase.C348])">
            <text:p/>
          </table:table-cell>
          <table:table-cell table:formula="of:=IF(ISBLANK([$LocalRelevance.C348]);&quot;&quot;; [$LocalRelevance.C348])">
            <text:p/>
          </table:table-cell>
          <table:table-cell table:formula="of:=IF(ISBLANK([.A348]); &quot;&quot;; IF(COUNTIF([.C348:.G348]; &quot;yes&quot;) &gt; 0; &quot;yes&quot;; &quot;no&quot;))">
            <text:p/>
          </table:table-cell>
        </table:table-row>
        <table:table-row table:style-name="ro6">
          <table:table-cell table:number-columns-repeated="2"/>
          <table:table-cell table:formula="of:=IF(ISBLANK([$Contradiction.C349]);&quot;&quot;; [$Contradiction.C349])">
            <text:p/>
          </table:table-cell>
          <table:table-cell table:formula="of:=IF(ISBLANK([$Entailment.C349]);&quot;&quot;; [$Entailment.C349])">
            <text:p/>
          </table:table-cell>
          <table:table-cell table:formula="of:=IF(ISBLANK([$Specificity.C349]);&quot;&quot;; [$Specificity.C349])">
            <text:p/>
          </table:table-cell>
          <table:table-cell table:formula="of:=IF(ISBLANK([$Paraphrase.C349]);&quot;&quot;; [$Paraphrase.C349])">
            <text:p/>
          </table:table-cell>
          <table:table-cell table:formula="of:=IF(ISBLANK([$LocalRelevance.C349]);&quot;&quot;; [$LocalRelevance.C349])">
            <text:p/>
          </table:table-cell>
          <table:table-cell table:formula="of:=IF(ISBLANK([.A349]); &quot;&quot;; IF(COUNTIF([.C349:.G349]; &quot;yes&quot;) &gt; 0; &quot;yes&quot;; &quot;no&quot;))">
            <text:p/>
          </table:table-cell>
        </table:table-row>
        <table:table-row table:style-name="ro6">
          <table:table-cell table:number-columns-repeated="2"/>
          <table:table-cell table:formula="of:=IF(ISBLANK([$Contradiction.C350]);&quot;&quot;; [$Contradiction.C350])">
            <text:p/>
          </table:table-cell>
          <table:table-cell table:formula="of:=IF(ISBLANK([$Entailment.C350]);&quot;&quot;; [$Entailment.C350])">
            <text:p/>
          </table:table-cell>
          <table:table-cell table:formula="of:=IF(ISBLANK([$Specificity.C350]);&quot;&quot;; [$Specificity.C350])">
            <text:p/>
          </table:table-cell>
          <table:table-cell table:formula="of:=IF(ISBLANK([$Paraphrase.C350]);&quot;&quot;; [$Paraphrase.C350])">
            <text:p/>
          </table:table-cell>
          <table:table-cell table:formula="of:=IF(ISBLANK([$LocalRelevance.C350]);&quot;&quot;; [$LocalRelevance.C350])">
            <text:p/>
          </table:table-cell>
          <table:table-cell table:formula="of:=IF(ISBLANK([.A350]); &quot;&quot;; IF(COUNTIF([.C350:.G350]; &quot;yes&quot;) &gt; 0; &quot;yes&quot;; &quot;no&quot;))">
            <text:p/>
          </table:table-cell>
        </table:table-row>
        <table:table-row table:style-name="ro6">
          <table:table-cell table:number-columns-repeated="2"/>
          <table:table-cell table:formula="of:=IF(ISBLANK([$Contradiction.C351]);&quot;&quot;; [$Contradiction.C351])">
            <text:p/>
          </table:table-cell>
          <table:table-cell table:formula="of:=IF(ISBLANK([$Entailment.C351]);&quot;&quot;; [$Entailment.C351])">
            <text:p/>
          </table:table-cell>
          <table:table-cell table:formula="of:=IF(ISBLANK([$Specificity.C351]);&quot;&quot;; [$Specificity.C351])">
            <text:p/>
          </table:table-cell>
          <table:table-cell table:formula="of:=IF(ISBLANK([$Paraphrase.C351]);&quot;&quot;; [$Paraphrase.C351])">
            <text:p/>
          </table:table-cell>
          <table:table-cell table:formula="of:=IF(ISBLANK([$LocalRelevance.C351]);&quot;&quot;; [$LocalRelevance.C351])">
            <text:p/>
          </table:table-cell>
          <table:table-cell table:formula="of:=IF(ISBLANK([.A351]); &quot;&quot;; IF(COUNTIF([.C351:.G351]; &quot;yes&quot;) &gt; 0; &quot;yes&quot;; &quot;no&quot;))">
            <text:p/>
          </table:table-cell>
        </table:table-row>
        <table:table-row table:style-name="ro6">
          <table:table-cell table:number-columns-repeated="2"/>
          <table:table-cell table:formula="of:=IF(ISBLANK([$Contradiction.C352]);&quot;&quot;; [$Contradiction.C352])">
            <text:p/>
          </table:table-cell>
          <table:table-cell table:formula="of:=IF(ISBLANK([$Entailment.C352]);&quot;&quot;; [$Entailment.C352])">
            <text:p/>
          </table:table-cell>
          <table:table-cell table:formula="of:=IF(ISBLANK([$Specificity.C352]);&quot;&quot;; [$Specificity.C352])">
            <text:p/>
          </table:table-cell>
          <table:table-cell table:formula="of:=IF(ISBLANK([$Paraphrase.C352]);&quot;&quot;; [$Paraphrase.C352])">
            <text:p/>
          </table:table-cell>
          <table:table-cell table:formula="of:=IF(ISBLANK([$LocalRelevance.C352]);&quot;&quot;; [$LocalRelevance.C352])">
            <text:p/>
          </table:table-cell>
          <table:table-cell table:formula="of:=IF(ISBLANK([.A352]); &quot;&quot;; IF(COUNTIF([.C352:.G352]; &quot;yes&quot;) &gt; 0; &quot;yes&quot;; &quot;no&quot;))">
            <text:p/>
          </table:table-cell>
        </table:table-row>
        <table:table-row table:style-name="ro6">
          <table:table-cell table:number-columns-repeated="2"/>
          <table:table-cell table:formula="of:=IF(ISBLANK([$Contradiction.C353]);&quot;&quot;; [$Contradiction.C353])">
            <text:p/>
          </table:table-cell>
          <table:table-cell table:formula="of:=IF(ISBLANK([$Entailment.C353]);&quot;&quot;; [$Entailment.C353])">
            <text:p/>
          </table:table-cell>
          <table:table-cell table:formula="of:=IF(ISBLANK([$Specificity.C353]);&quot;&quot;; [$Specificity.C353])">
            <text:p/>
          </table:table-cell>
          <table:table-cell table:formula="of:=IF(ISBLANK([$Paraphrase.C353]);&quot;&quot;; [$Paraphrase.C353])">
            <text:p/>
          </table:table-cell>
          <table:table-cell table:formula="of:=IF(ISBLANK([$LocalRelevance.C353]);&quot;&quot;; [$LocalRelevance.C353])">
            <text:p/>
          </table:table-cell>
          <table:table-cell table:formula="of:=IF(ISBLANK([.A353]); &quot;&quot;; IF(COUNTIF([.C353:.G353]; &quot;yes&quot;) &gt; 0; &quot;yes&quot;; &quot;no&quot;))">
            <text:p/>
          </table:table-cell>
        </table:table-row>
        <table:table-row table:style-name="ro6">
          <table:table-cell table:number-columns-repeated="2"/>
          <table:table-cell table:formula="of:=IF(ISBLANK([$Contradiction.C354]);&quot;&quot;; [$Contradiction.C354])">
            <text:p/>
          </table:table-cell>
          <table:table-cell table:formula="of:=IF(ISBLANK([$Entailment.C354]);&quot;&quot;; [$Entailment.C354])">
            <text:p/>
          </table:table-cell>
          <table:table-cell table:formula="of:=IF(ISBLANK([$Specificity.C354]);&quot;&quot;; [$Specificity.C354])">
            <text:p/>
          </table:table-cell>
          <table:table-cell table:formula="of:=IF(ISBLANK([$Paraphrase.C354]);&quot;&quot;; [$Paraphrase.C354])">
            <text:p/>
          </table:table-cell>
          <table:table-cell table:formula="of:=IF(ISBLANK([$LocalRelevance.C354]);&quot;&quot;; [$LocalRelevance.C354])">
            <text:p/>
          </table:table-cell>
          <table:table-cell table:formula="of:=IF(ISBLANK([.A354]); &quot;&quot;; IF(COUNTIF([.C354:.G354]; &quot;yes&quot;) &gt; 0; &quot;yes&quot;; &quot;no&quot;))">
            <text:p/>
          </table:table-cell>
        </table:table-row>
        <table:table-row table:style-name="ro6">
          <table:table-cell table:number-columns-repeated="2"/>
          <table:table-cell table:formula="of:=IF(ISBLANK([$Contradiction.C355]);&quot;&quot;; [$Contradiction.C355])">
            <text:p/>
          </table:table-cell>
          <table:table-cell table:formula="of:=IF(ISBLANK([$Entailment.C355]);&quot;&quot;; [$Entailment.C355])">
            <text:p/>
          </table:table-cell>
          <table:table-cell table:formula="of:=IF(ISBLANK([$Specificity.C355]);&quot;&quot;; [$Specificity.C355])">
            <text:p/>
          </table:table-cell>
          <table:table-cell table:formula="of:=IF(ISBLANK([$Paraphrase.C355]);&quot;&quot;; [$Paraphrase.C355])">
            <text:p/>
          </table:table-cell>
          <table:table-cell table:formula="of:=IF(ISBLANK([$LocalRelevance.C355]);&quot;&quot;; [$LocalRelevance.C355])">
            <text:p/>
          </table:table-cell>
          <table:table-cell table:formula="of:=IF(ISBLANK([.A355]); &quot;&quot;; IF(COUNTIF([.C355:.G355]; &quot;yes&quot;) &gt; 0; &quot;yes&quot;; &quot;no&quot;))">
            <text:p/>
          </table:table-cell>
        </table:table-row>
        <table:table-row table:style-name="ro6">
          <table:table-cell table:number-columns-repeated="2"/>
          <table:table-cell table:formula="of:=IF(ISBLANK([$Contradiction.C356]);&quot;&quot;; [$Contradiction.C356])">
            <text:p/>
          </table:table-cell>
          <table:table-cell table:formula="of:=IF(ISBLANK([$Entailment.C356]);&quot;&quot;; [$Entailment.C356])">
            <text:p/>
          </table:table-cell>
          <table:table-cell table:formula="of:=IF(ISBLANK([$Specificity.C356]);&quot;&quot;; [$Specificity.C356])">
            <text:p/>
          </table:table-cell>
          <table:table-cell table:formula="of:=IF(ISBLANK([$Paraphrase.C356]);&quot;&quot;; [$Paraphrase.C356])">
            <text:p/>
          </table:table-cell>
          <table:table-cell table:formula="of:=IF(ISBLANK([$LocalRelevance.C356]);&quot;&quot;; [$LocalRelevance.C356])">
            <text:p/>
          </table:table-cell>
          <table:table-cell table:formula="of:=IF(ISBLANK([.A356]); &quot;&quot;; IF(COUNTIF([.C356:.G356]; &quot;yes&quot;) &gt; 0; &quot;yes&quot;; &quot;no&quot;))">
            <text:p/>
          </table:table-cell>
        </table:table-row>
        <table:table-row table:style-name="ro6">
          <table:table-cell table:number-columns-repeated="2"/>
          <table:table-cell table:formula="of:=IF(ISBLANK([$Contradiction.C357]);&quot;&quot;; [$Contradiction.C357])">
            <text:p/>
          </table:table-cell>
          <table:table-cell table:formula="of:=IF(ISBLANK([$Entailment.C357]);&quot;&quot;; [$Entailment.C357])">
            <text:p/>
          </table:table-cell>
          <table:table-cell table:formula="of:=IF(ISBLANK([$Specificity.C357]);&quot;&quot;; [$Specificity.C357])">
            <text:p/>
          </table:table-cell>
          <table:table-cell table:formula="of:=IF(ISBLANK([$Paraphrase.C357]);&quot;&quot;; [$Paraphrase.C357])">
            <text:p/>
          </table:table-cell>
          <table:table-cell table:formula="of:=IF(ISBLANK([$LocalRelevance.C357]);&quot;&quot;; [$LocalRelevance.C357])">
            <text:p/>
          </table:table-cell>
          <table:table-cell table:formula="of:=IF(ISBLANK([.A357]); &quot;&quot;; IF(COUNTIF([.C357:.G357]; &quot;yes&quot;) &gt; 0; &quot;yes&quot;; &quot;no&quot;))">
            <text:p/>
          </table:table-cell>
        </table:table-row>
        <table:table-row table:style-name="ro6">
          <table:table-cell table:number-columns-repeated="2"/>
          <table:table-cell table:formula="of:=IF(ISBLANK([$Contradiction.C358]);&quot;&quot;; [$Contradiction.C358])">
            <text:p/>
          </table:table-cell>
          <table:table-cell table:formula="of:=IF(ISBLANK([$Entailment.C358]);&quot;&quot;; [$Entailment.C358])">
            <text:p/>
          </table:table-cell>
          <table:table-cell table:formula="of:=IF(ISBLANK([$Specificity.C358]);&quot;&quot;; [$Specificity.C358])">
            <text:p/>
          </table:table-cell>
          <table:table-cell table:formula="of:=IF(ISBLANK([$Paraphrase.C358]);&quot;&quot;; [$Paraphrase.C358])">
            <text:p/>
          </table:table-cell>
          <table:table-cell table:formula="of:=IF(ISBLANK([$LocalRelevance.C358]);&quot;&quot;; [$LocalRelevance.C358])">
            <text:p/>
          </table:table-cell>
          <table:table-cell table:formula="of:=IF(ISBLANK([.A358]); &quot;&quot;; IF(COUNTIF([.C358:.G358]; &quot;yes&quot;) &gt; 0; &quot;yes&quot;; &quot;no&quot;))">
            <text:p/>
          </table:table-cell>
        </table:table-row>
        <table:table-row table:style-name="ro6">
          <table:table-cell table:number-columns-repeated="2"/>
          <table:table-cell table:formula="of:=IF(ISBLANK([$Contradiction.C359]);&quot;&quot;; [$Contradiction.C359])">
            <text:p/>
          </table:table-cell>
          <table:table-cell table:formula="of:=IF(ISBLANK([$Entailment.C359]);&quot;&quot;; [$Entailment.C359])">
            <text:p/>
          </table:table-cell>
          <table:table-cell table:formula="of:=IF(ISBLANK([$Specificity.C359]);&quot;&quot;; [$Specificity.C359])">
            <text:p/>
          </table:table-cell>
          <table:table-cell table:formula="of:=IF(ISBLANK([$Paraphrase.C359]);&quot;&quot;; [$Paraphrase.C359])">
            <text:p/>
          </table:table-cell>
          <table:table-cell table:formula="of:=IF(ISBLANK([$LocalRelevance.C359]);&quot;&quot;; [$LocalRelevance.C359])">
            <text:p/>
          </table:table-cell>
          <table:table-cell table:formula="of:=IF(ISBLANK([.A359]); &quot;&quot;; IF(COUNTIF([.C359:.G359]; &quot;yes&quot;) &gt; 0; &quot;yes&quot;; &quot;no&quot;))">
            <text:p/>
          </table:table-cell>
        </table:table-row>
        <table:table-row table:style-name="ro6">
          <table:table-cell table:number-columns-repeated="2"/>
          <table:table-cell table:formula="of:=IF(ISBLANK([$Contradiction.C360]);&quot;&quot;; [$Contradiction.C360])">
            <text:p/>
          </table:table-cell>
          <table:table-cell table:formula="of:=IF(ISBLANK([$Entailment.C360]);&quot;&quot;; [$Entailment.C360])">
            <text:p/>
          </table:table-cell>
          <table:table-cell table:formula="of:=IF(ISBLANK([$Specificity.C360]);&quot;&quot;; [$Specificity.C360])">
            <text:p/>
          </table:table-cell>
          <table:table-cell table:formula="of:=IF(ISBLANK([$Paraphrase.C360]);&quot;&quot;; [$Paraphrase.C360])">
            <text:p/>
          </table:table-cell>
          <table:table-cell table:formula="of:=IF(ISBLANK([$LocalRelevance.C360]);&quot;&quot;; [$LocalRelevance.C360])">
            <text:p/>
          </table:table-cell>
          <table:table-cell table:formula="of:=IF(ISBLANK([.A360]); &quot;&quot;; IF(COUNTIF([.C360:.G360]; &quot;yes&quot;) &gt; 0; &quot;yes&quot;; &quot;no&quot;))">
            <text:p/>
          </table:table-cell>
        </table:table-row>
        <table:table-row table:style-name="ro6">
          <table:table-cell table:number-columns-repeated="2"/>
          <table:table-cell table:formula="of:=IF(ISBLANK([$Contradiction.C361]);&quot;&quot;; [$Contradiction.C361])">
            <text:p/>
          </table:table-cell>
          <table:table-cell table:formula="of:=IF(ISBLANK([$Entailment.C361]);&quot;&quot;; [$Entailment.C361])">
            <text:p/>
          </table:table-cell>
          <table:table-cell table:formula="of:=IF(ISBLANK([$Specificity.C361]);&quot;&quot;; [$Specificity.C361])">
            <text:p/>
          </table:table-cell>
          <table:table-cell table:formula="of:=IF(ISBLANK([$Paraphrase.C361]);&quot;&quot;; [$Paraphrase.C361])">
            <text:p/>
          </table:table-cell>
          <table:table-cell table:formula="of:=IF(ISBLANK([$LocalRelevance.C361]);&quot;&quot;; [$LocalRelevance.C361])">
            <text:p/>
          </table:table-cell>
          <table:table-cell table:formula="of:=IF(ISBLANK([.A361]); &quot;&quot;; IF(COUNTIF([.C361:.G361]; &quot;yes&quot;) &gt; 0; &quot;yes&quot;; &quot;no&quot;))">
            <text:p/>
          </table:table-cell>
        </table:table-row>
        <table:table-row table:style-name="ro6">
          <table:table-cell table:number-columns-repeated="2"/>
          <table:table-cell table:formula="of:=IF(ISBLANK([$Contradiction.C362]);&quot;&quot;; [$Contradiction.C362])">
            <text:p/>
          </table:table-cell>
          <table:table-cell table:formula="of:=IF(ISBLANK([$Entailment.C362]);&quot;&quot;; [$Entailment.C362])">
            <text:p/>
          </table:table-cell>
          <table:table-cell table:formula="of:=IF(ISBLANK([$Specificity.C362]);&quot;&quot;; [$Specificity.C362])">
            <text:p/>
          </table:table-cell>
          <table:table-cell table:formula="of:=IF(ISBLANK([$Paraphrase.C362]);&quot;&quot;; [$Paraphrase.C362])">
            <text:p/>
          </table:table-cell>
          <table:table-cell table:formula="of:=IF(ISBLANK([$LocalRelevance.C362]);&quot;&quot;; [$LocalRelevance.C362])">
            <text:p/>
          </table:table-cell>
          <table:table-cell table:formula="of:=IF(ISBLANK([.A362]); &quot;&quot;; IF(COUNTIF([.C362:.G362]; &quot;yes&quot;) &gt; 0; &quot;yes&quot;; &quot;no&quot;))">
            <text:p/>
          </table:table-cell>
        </table:table-row>
        <table:table-row table:style-name="ro6">
          <table:table-cell table:number-columns-repeated="2"/>
          <table:table-cell table:formula="of:=IF(ISBLANK([$Contradiction.C363]);&quot;&quot;; [$Contradiction.C363])">
            <text:p/>
          </table:table-cell>
          <table:table-cell table:formula="of:=IF(ISBLANK([$Entailment.C363]);&quot;&quot;; [$Entailment.C363])">
            <text:p/>
          </table:table-cell>
          <table:table-cell table:formula="of:=IF(ISBLANK([$Specificity.C363]);&quot;&quot;; [$Specificity.C363])">
            <text:p/>
          </table:table-cell>
          <table:table-cell table:formula="of:=IF(ISBLANK([$Paraphrase.C363]);&quot;&quot;; [$Paraphrase.C363])">
            <text:p/>
          </table:table-cell>
          <table:table-cell table:formula="of:=IF(ISBLANK([$LocalRelevance.C363]);&quot;&quot;; [$LocalRelevance.C363])">
            <text:p/>
          </table:table-cell>
          <table:table-cell table:formula="of:=IF(ISBLANK([.A363]); &quot;&quot;; IF(COUNTIF([.C363:.G363]; &quot;yes&quot;) &gt; 0; &quot;yes&quot;; &quot;no&quot;))">
            <text:p/>
          </table:table-cell>
        </table:table-row>
        <table:table-row table:style-name="ro6">
          <table:table-cell table:number-columns-repeated="2"/>
          <table:table-cell table:formula="of:=IF(ISBLANK([$Contradiction.C364]);&quot;&quot;; [$Contradiction.C364])">
            <text:p/>
          </table:table-cell>
          <table:table-cell table:formula="of:=IF(ISBLANK([$Entailment.C364]);&quot;&quot;; [$Entailment.C364])">
            <text:p/>
          </table:table-cell>
          <table:table-cell table:formula="of:=IF(ISBLANK([$Specificity.C364]);&quot;&quot;; [$Specificity.C364])">
            <text:p/>
          </table:table-cell>
          <table:table-cell table:formula="of:=IF(ISBLANK([$Paraphrase.C364]);&quot;&quot;; [$Paraphrase.C364])">
            <text:p/>
          </table:table-cell>
          <table:table-cell table:formula="of:=IF(ISBLANK([$LocalRelevance.C364]);&quot;&quot;; [$LocalRelevance.C364])">
            <text:p/>
          </table:table-cell>
          <table:table-cell table:formula="of:=IF(ISBLANK([.A364]); &quot;&quot;; IF(COUNTIF([.C364:.G364]; &quot;yes&quot;) &gt; 0; &quot;yes&quot;; &quot;no&quot;))">
            <text:p/>
          </table:table-cell>
        </table:table-row>
        <table:table-row table:style-name="ro6">
          <table:table-cell table:number-columns-repeated="2"/>
          <table:table-cell table:formula="of:=IF(ISBLANK([$Contradiction.C365]);&quot;&quot;; [$Contradiction.C365])">
            <text:p/>
          </table:table-cell>
          <table:table-cell table:formula="of:=IF(ISBLANK([$Entailment.C365]);&quot;&quot;; [$Entailment.C365])">
            <text:p/>
          </table:table-cell>
          <table:table-cell table:formula="of:=IF(ISBLANK([$Specificity.C365]);&quot;&quot;; [$Specificity.C365])">
            <text:p/>
          </table:table-cell>
          <table:table-cell table:formula="of:=IF(ISBLANK([$Paraphrase.C365]);&quot;&quot;; [$Paraphrase.C365])">
            <text:p/>
          </table:table-cell>
          <table:table-cell table:formula="of:=IF(ISBLANK([$LocalRelevance.C365]);&quot;&quot;; [$LocalRelevance.C365])">
            <text:p/>
          </table:table-cell>
          <table:table-cell table:formula="of:=IF(ISBLANK([.A365]); &quot;&quot;; IF(COUNTIF([.C365:.G365]; &quot;yes&quot;) &gt; 0; &quot;yes&quot;; &quot;no&quot;))">
            <text:p/>
          </table:table-cell>
        </table:table-row>
        <table:table-row table:style-name="ro6">
          <table:table-cell table:number-columns-repeated="2"/>
          <table:table-cell table:formula="of:=IF(ISBLANK([$Contradiction.C366]);&quot;&quot;; [$Contradiction.C366])">
            <text:p/>
          </table:table-cell>
          <table:table-cell table:formula="of:=IF(ISBLANK([$Entailment.C366]);&quot;&quot;; [$Entailment.C366])">
            <text:p/>
          </table:table-cell>
          <table:table-cell table:formula="of:=IF(ISBLANK([$Specificity.C366]);&quot;&quot;; [$Specificity.C366])">
            <text:p/>
          </table:table-cell>
          <table:table-cell table:formula="of:=IF(ISBLANK([$Paraphrase.C366]);&quot;&quot;; [$Paraphrase.C366])">
            <text:p/>
          </table:table-cell>
          <table:table-cell table:formula="of:=IF(ISBLANK([$LocalRelevance.C366]);&quot;&quot;; [$LocalRelevance.C366])">
            <text:p/>
          </table:table-cell>
          <table:table-cell table:formula="of:=IF(ISBLANK([.A366]); &quot;&quot;; IF(COUNTIF([.C366:.G366]; &quot;yes&quot;) &gt; 0; &quot;yes&quot;; &quot;no&quot;))">
            <text:p/>
          </table:table-cell>
        </table:table-row>
        <table:table-row table:style-name="ro6">
          <table:table-cell table:number-columns-repeated="2"/>
          <table:table-cell table:formula="of:=IF(ISBLANK([$Contradiction.C367]);&quot;&quot;; [$Contradiction.C367])">
            <text:p/>
          </table:table-cell>
          <table:table-cell table:formula="of:=IF(ISBLANK([$Entailment.C367]);&quot;&quot;; [$Entailment.C367])">
            <text:p/>
          </table:table-cell>
          <table:table-cell table:formula="of:=IF(ISBLANK([$Specificity.C367]);&quot;&quot;; [$Specificity.C367])">
            <text:p/>
          </table:table-cell>
          <table:table-cell table:formula="of:=IF(ISBLANK([$Paraphrase.C367]);&quot;&quot;; [$Paraphrase.C367])">
            <text:p/>
          </table:table-cell>
          <table:table-cell table:formula="of:=IF(ISBLANK([$LocalRelevance.C367]);&quot;&quot;; [$LocalRelevance.C367])">
            <text:p/>
          </table:table-cell>
          <table:table-cell table:formula="of:=IF(ISBLANK([.A367]); &quot;&quot;; IF(COUNTIF([.C367:.G367]; &quot;yes&quot;) &gt; 0; &quot;yes&quot;; &quot;no&quot;))">
            <text:p/>
          </table:table-cell>
        </table:table-row>
        <table:table-row table:style-name="ro6">
          <table:table-cell table:number-columns-repeated="2"/>
          <table:table-cell table:formula="of:=IF(ISBLANK([$Contradiction.C368]);&quot;&quot;; [$Contradiction.C368])">
            <text:p/>
          </table:table-cell>
          <table:table-cell table:formula="of:=IF(ISBLANK([$Entailment.C368]);&quot;&quot;; [$Entailment.C368])">
            <text:p/>
          </table:table-cell>
          <table:table-cell table:formula="of:=IF(ISBLANK([$Specificity.C368]);&quot;&quot;; [$Specificity.C368])">
            <text:p/>
          </table:table-cell>
          <table:table-cell table:formula="of:=IF(ISBLANK([$Paraphrase.C368]);&quot;&quot;; [$Paraphrase.C368])">
            <text:p/>
          </table:table-cell>
          <table:table-cell table:formula="of:=IF(ISBLANK([$LocalRelevance.C368]);&quot;&quot;; [$LocalRelevance.C368])">
            <text:p/>
          </table:table-cell>
          <table:table-cell table:formula="of:=IF(ISBLANK([.A368]); &quot;&quot;; IF(COUNTIF([.C368:.G368]; &quot;yes&quot;) &gt; 0; &quot;yes&quot;; &quot;no&quot;))">
            <text:p/>
          </table:table-cell>
        </table:table-row>
        <table:table-row table:style-name="ro6">
          <table:table-cell table:number-columns-repeated="2"/>
          <table:table-cell table:formula="of:=IF(ISBLANK([$Contradiction.C369]);&quot;&quot;; [$Contradiction.C369])">
            <text:p/>
          </table:table-cell>
          <table:table-cell table:formula="of:=IF(ISBLANK([$Entailment.C369]);&quot;&quot;; [$Entailment.C369])">
            <text:p/>
          </table:table-cell>
          <table:table-cell table:formula="of:=IF(ISBLANK([$Specificity.C369]);&quot;&quot;; [$Specificity.C369])">
            <text:p/>
          </table:table-cell>
          <table:table-cell table:formula="of:=IF(ISBLANK([$Paraphrase.C369]);&quot;&quot;; [$Paraphrase.C369])">
            <text:p/>
          </table:table-cell>
          <table:table-cell table:formula="of:=IF(ISBLANK([$LocalRelevance.C369]);&quot;&quot;; [$LocalRelevance.C369])">
            <text:p/>
          </table:table-cell>
          <table:table-cell table:formula="of:=IF(ISBLANK([.A369]); &quot;&quot;; IF(COUNTIF([.C369:.G369]; &quot;yes&quot;) &gt; 0; &quot;yes&quot;; &quot;no&quot;))">
            <text:p/>
          </table:table-cell>
        </table:table-row>
        <table:table-row table:style-name="ro6">
          <table:table-cell table:number-columns-repeated="2"/>
          <table:table-cell table:formula="of:=IF(ISBLANK([$Contradiction.C370]);&quot;&quot;; [$Contradiction.C370])">
            <text:p/>
          </table:table-cell>
          <table:table-cell table:formula="of:=IF(ISBLANK([$Entailment.C370]);&quot;&quot;; [$Entailment.C370])">
            <text:p/>
          </table:table-cell>
          <table:table-cell table:formula="of:=IF(ISBLANK([$Specificity.C370]);&quot;&quot;; [$Specificity.C370])">
            <text:p/>
          </table:table-cell>
          <table:table-cell table:formula="of:=IF(ISBLANK([$Paraphrase.C370]);&quot;&quot;; [$Paraphrase.C370])">
            <text:p/>
          </table:table-cell>
          <table:table-cell table:formula="of:=IF(ISBLANK([$LocalRelevance.C370]);&quot;&quot;; [$LocalRelevance.C370])">
            <text:p/>
          </table:table-cell>
          <table:table-cell table:formula="of:=IF(ISBLANK([.A370]); &quot;&quot;; IF(COUNTIF([.C370:.G370]; &quot;yes&quot;) &gt; 0; &quot;yes&quot;; &quot;no&quot;))">
            <text:p/>
          </table:table-cell>
        </table:table-row>
        <table:table-row table:style-name="ro6">
          <table:table-cell table:number-columns-repeated="2"/>
          <table:table-cell table:formula="of:=IF(ISBLANK([$Contradiction.C371]);&quot;&quot;; [$Contradiction.C371])">
            <text:p/>
          </table:table-cell>
          <table:table-cell table:formula="of:=IF(ISBLANK([$Entailment.C371]);&quot;&quot;; [$Entailment.C371])">
            <text:p/>
          </table:table-cell>
          <table:table-cell table:formula="of:=IF(ISBLANK([$Specificity.C371]);&quot;&quot;; [$Specificity.C371])">
            <text:p/>
          </table:table-cell>
          <table:table-cell table:formula="of:=IF(ISBLANK([$Paraphrase.C371]);&quot;&quot;; [$Paraphrase.C371])">
            <text:p/>
          </table:table-cell>
          <table:table-cell table:formula="of:=IF(ISBLANK([$LocalRelevance.C371]);&quot;&quot;; [$LocalRelevance.C371])">
            <text:p/>
          </table:table-cell>
          <table:table-cell table:formula="of:=IF(ISBLANK([.A371]); &quot;&quot;; IF(COUNTIF([.C371:.G371]; &quot;yes&quot;) &gt; 0; &quot;yes&quot;; &quot;no&quot;))">
            <text:p/>
          </table:table-cell>
        </table:table-row>
        <table:table-row table:style-name="ro6">
          <table:table-cell table:number-columns-repeated="2"/>
          <table:table-cell table:formula="of:=IF(ISBLANK([$Contradiction.C372]);&quot;&quot;; [$Contradiction.C372])">
            <text:p/>
          </table:table-cell>
          <table:table-cell table:formula="of:=IF(ISBLANK([$Entailment.C372]);&quot;&quot;; [$Entailment.C372])">
            <text:p/>
          </table:table-cell>
          <table:table-cell table:formula="of:=IF(ISBLANK([$Specificity.C372]);&quot;&quot;; [$Specificity.C372])">
            <text:p/>
          </table:table-cell>
          <table:table-cell table:formula="of:=IF(ISBLANK([$Paraphrase.C372]);&quot;&quot;; [$Paraphrase.C372])">
            <text:p/>
          </table:table-cell>
          <table:table-cell table:formula="of:=IF(ISBLANK([$LocalRelevance.C372]);&quot;&quot;; [$LocalRelevance.C372])">
            <text:p/>
          </table:table-cell>
          <table:table-cell table:formula="of:=IF(ISBLANK([.A372]); &quot;&quot;; IF(COUNTIF([.C372:.G372]; &quot;yes&quot;) &gt; 0; &quot;yes&quot;; &quot;no&quot;))">
            <text:p/>
          </table:table-cell>
        </table:table-row>
        <table:table-row table:style-name="ro6">
          <table:table-cell table:number-columns-repeated="2"/>
          <table:table-cell table:formula="of:=IF(ISBLANK([$Contradiction.C373]);&quot;&quot;; [$Contradiction.C373])">
            <text:p/>
          </table:table-cell>
          <table:table-cell table:formula="of:=IF(ISBLANK([$Entailment.C373]);&quot;&quot;; [$Entailment.C373])">
            <text:p/>
          </table:table-cell>
          <table:table-cell table:formula="of:=IF(ISBLANK([$Specificity.C373]);&quot;&quot;; [$Specificity.C373])">
            <text:p/>
          </table:table-cell>
          <table:table-cell table:formula="of:=IF(ISBLANK([$Paraphrase.C373]);&quot;&quot;; [$Paraphrase.C373])">
            <text:p/>
          </table:table-cell>
          <table:table-cell table:formula="of:=IF(ISBLANK([$LocalRelevance.C373]);&quot;&quot;; [$LocalRelevance.C373])">
            <text:p/>
          </table:table-cell>
          <table:table-cell table:formula="of:=IF(ISBLANK([.A373]); &quot;&quot;; IF(COUNTIF([.C373:.G373]; &quot;yes&quot;) &gt; 0; &quot;yes&quot;; &quot;no&quot;))">
            <text:p/>
          </table:table-cell>
        </table:table-row>
        <table:table-row table:style-name="ro6">
          <table:table-cell table:number-columns-repeated="2"/>
          <table:table-cell table:formula="of:=IF(ISBLANK([$Contradiction.C374]);&quot;&quot;; [$Contradiction.C374])">
            <text:p/>
          </table:table-cell>
          <table:table-cell table:formula="of:=IF(ISBLANK([$Entailment.C374]);&quot;&quot;; [$Entailment.C374])">
            <text:p/>
          </table:table-cell>
          <table:table-cell table:formula="of:=IF(ISBLANK([$Specificity.C374]);&quot;&quot;; [$Specificity.C374])">
            <text:p/>
          </table:table-cell>
          <table:table-cell table:formula="of:=IF(ISBLANK([$Paraphrase.C374]);&quot;&quot;; [$Paraphrase.C374])">
            <text:p/>
          </table:table-cell>
          <table:table-cell table:formula="of:=IF(ISBLANK([$LocalRelevance.C374]);&quot;&quot;; [$LocalRelevance.C374])">
            <text:p/>
          </table:table-cell>
          <table:table-cell table:formula="of:=IF(ISBLANK([.A374]); &quot;&quot;; IF(COUNTIF([.C374:.G374]; &quot;yes&quot;) &gt; 0; &quot;yes&quot;; &quot;no&quot;))">
            <text:p/>
          </table:table-cell>
        </table:table-row>
        <table:table-row table:style-name="ro6">
          <table:table-cell table:number-columns-repeated="2"/>
          <table:table-cell table:formula="of:=IF(ISBLANK([$Contradiction.C375]);&quot;&quot;; [$Contradiction.C375])">
            <text:p/>
          </table:table-cell>
          <table:table-cell table:formula="of:=IF(ISBLANK([$Entailment.C375]);&quot;&quot;; [$Entailment.C375])">
            <text:p/>
          </table:table-cell>
          <table:table-cell table:formula="of:=IF(ISBLANK([$Specificity.C375]);&quot;&quot;; [$Specificity.C375])">
            <text:p/>
          </table:table-cell>
          <table:table-cell table:formula="of:=IF(ISBLANK([$Paraphrase.C375]);&quot;&quot;; [$Paraphrase.C375])">
            <text:p/>
          </table:table-cell>
          <table:table-cell table:formula="of:=IF(ISBLANK([$LocalRelevance.C375]);&quot;&quot;; [$LocalRelevance.C375])">
            <text:p/>
          </table:table-cell>
          <table:table-cell table:formula="of:=IF(ISBLANK([.A375]); &quot;&quot;; IF(COUNTIF([.C375:.G375]; &quot;yes&quot;) &gt; 0; &quot;yes&quot;; &quot;no&quot;))">
            <text:p/>
          </table:table-cell>
        </table:table-row>
        <table:table-row table:style-name="ro6">
          <table:table-cell table:number-columns-repeated="2"/>
          <table:table-cell table:formula="of:=IF(ISBLANK([$Contradiction.C376]);&quot;&quot;; [$Contradiction.C376])">
            <text:p/>
          </table:table-cell>
          <table:table-cell table:formula="of:=IF(ISBLANK([$Entailment.C376]);&quot;&quot;; [$Entailment.C376])">
            <text:p/>
          </table:table-cell>
          <table:table-cell table:formula="of:=IF(ISBLANK([$Specificity.C376]);&quot;&quot;; [$Specificity.C376])">
            <text:p/>
          </table:table-cell>
          <table:table-cell table:formula="of:=IF(ISBLANK([$Paraphrase.C376]);&quot;&quot;; [$Paraphrase.C376])">
            <text:p/>
          </table:table-cell>
          <table:table-cell table:formula="of:=IF(ISBLANK([$LocalRelevance.C376]);&quot;&quot;; [$LocalRelevance.C376])">
            <text:p/>
          </table:table-cell>
          <table:table-cell table:formula="of:=IF(ISBLANK([.A376]); &quot;&quot;; IF(COUNTIF([.C376:.G376]; &quot;yes&quot;) &gt; 0; &quot;yes&quot;; &quot;no&quot;))">
            <text:p/>
          </table:table-cell>
        </table:table-row>
        <table:table-row table:style-name="ro6">
          <table:table-cell table:number-columns-repeated="2"/>
          <table:table-cell table:formula="of:=IF(ISBLANK([$Contradiction.C377]);&quot;&quot;; [$Contradiction.C377])">
            <text:p/>
          </table:table-cell>
          <table:table-cell table:formula="of:=IF(ISBLANK([$Entailment.C377]);&quot;&quot;; [$Entailment.C377])">
            <text:p/>
          </table:table-cell>
          <table:table-cell table:formula="of:=IF(ISBLANK([$Specificity.C377]);&quot;&quot;; [$Specificity.C377])">
            <text:p/>
          </table:table-cell>
          <table:table-cell table:formula="of:=IF(ISBLANK([$Paraphrase.C377]);&quot;&quot;; [$Paraphrase.C377])">
            <text:p/>
          </table:table-cell>
          <table:table-cell table:formula="of:=IF(ISBLANK([$LocalRelevance.C377]);&quot;&quot;; [$LocalRelevance.C377])">
            <text:p/>
          </table:table-cell>
          <table:table-cell table:formula="of:=IF(ISBLANK([.A377]); &quot;&quot;; IF(COUNTIF([.C377:.G377]; &quot;yes&quot;) &gt; 0; &quot;yes&quot;; &quot;no&quot;))">
            <text:p/>
          </table:table-cell>
        </table:table-row>
        <table:table-row table:style-name="ro6">
          <table:table-cell table:number-columns-repeated="2"/>
          <table:table-cell table:formula="of:=IF(ISBLANK([$Contradiction.C378]);&quot;&quot;; [$Contradiction.C378])">
            <text:p/>
          </table:table-cell>
          <table:table-cell table:formula="of:=IF(ISBLANK([$Entailment.C378]);&quot;&quot;; [$Entailment.C378])">
            <text:p/>
          </table:table-cell>
          <table:table-cell table:formula="of:=IF(ISBLANK([$Specificity.C378]);&quot;&quot;; [$Specificity.C378])">
            <text:p/>
          </table:table-cell>
          <table:table-cell table:formula="of:=IF(ISBLANK([$Paraphrase.C378]);&quot;&quot;; [$Paraphrase.C378])">
            <text:p/>
          </table:table-cell>
          <table:table-cell table:formula="of:=IF(ISBLANK([$LocalRelevance.C378]);&quot;&quot;; [$LocalRelevance.C378])">
            <text:p/>
          </table:table-cell>
          <table:table-cell table:formula="of:=IF(ISBLANK([.A378]); &quot;&quot;; IF(COUNTIF([.C378:.G378]; &quot;yes&quot;) &gt; 0; &quot;yes&quot;; &quot;no&quot;))">
            <text:p/>
          </table:table-cell>
        </table:table-row>
        <table:table-row table:style-name="ro6">
          <table:table-cell table:number-columns-repeated="2"/>
          <table:table-cell table:formula="of:=IF(ISBLANK([$Contradiction.C379]);&quot;&quot;; [$Contradiction.C379])">
            <text:p/>
          </table:table-cell>
          <table:table-cell table:formula="of:=IF(ISBLANK([$Entailment.C379]);&quot;&quot;; [$Entailment.C379])">
            <text:p/>
          </table:table-cell>
          <table:table-cell table:formula="of:=IF(ISBLANK([$Specificity.C379]);&quot;&quot;; [$Specificity.C379])">
            <text:p/>
          </table:table-cell>
          <table:table-cell table:formula="of:=IF(ISBLANK([$Paraphrase.C379]);&quot;&quot;; [$Paraphrase.C379])">
            <text:p/>
          </table:table-cell>
          <table:table-cell table:formula="of:=IF(ISBLANK([$LocalRelevance.C379]);&quot;&quot;; [$LocalRelevance.C379])">
            <text:p/>
          </table:table-cell>
          <table:table-cell table:formula="of:=IF(ISBLANK([.A379]); &quot;&quot;; IF(COUNTIF([.C379:.G379]; &quot;yes&quot;) &gt; 0; &quot;yes&quot;; &quot;no&quot;))">
            <text:p/>
          </table:table-cell>
        </table:table-row>
        <table:table-row table:style-name="ro6">
          <table:table-cell table:number-columns-repeated="2"/>
          <table:table-cell table:formula="of:=IF(ISBLANK([$Contradiction.C380]);&quot;&quot;; [$Contradiction.C380])">
            <text:p/>
          </table:table-cell>
          <table:table-cell table:formula="of:=IF(ISBLANK([$Entailment.C380]);&quot;&quot;; [$Entailment.C380])">
            <text:p/>
          </table:table-cell>
          <table:table-cell table:formula="of:=IF(ISBLANK([$Specificity.C380]);&quot;&quot;; [$Specificity.C380])">
            <text:p/>
          </table:table-cell>
          <table:table-cell table:formula="of:=IF(ISBLANK([$Paraphrase.C380]);&quot;&quot;; [$Paraphrase.C380])">
            <text:p/>
          </table:table-cell>
          <table:table-cell table:formula="of:=IF(ISBLANK([$LocalRelevance.C380]);&quot;&quot;; [$LocalRelevance.C380])">
            <text:p/>
          </table:table-cell>
          <table:table-cell table:formula="of:=IF(ISBLANK([.A380]); &quot;&quot;; IF(COUNTIF([.C380:.G380]; &quot;yes&quot;) &gt; 0; &quot;yes&quot;; &quot;no&quot;))">
            <text:p/>
          </table:table-cell>
        </table:table-row>
        <table:table-row table:style-name="ro6">
          <table:table-cell table:number-columns-repeated="2"/>
          <table:table-cell table:formula="of:=IF(ISBLANK([$Contradiction.C381]);&quot;&quot;; [$Contradiction.C381])">
            <text:p/>
          </table:table-cell>
          <table:table-cell table:formula="of:=IF(ISBLANK([$Entailment.C381]);&quot;&quot;; [$Entailment.C381])">
            <text:p/>
          </table:table-cell>
          <table:table-cell table:formula="of:=IF(ISBLANK([$Specificity.C381]);&quot;&quot;; [$Specificity.C381])">
            <text:p/>
          </table:table-cell>
          <table:table-cell table:formula="of:=IF(ISBLANK([$Paraphrase.C381]);&quot;&quot;; [$Paraphrase.C381])">
            <text:p/>
          </table:table-cell>
          <table:table-cell table:formula="of:=IF(ISBLANK([$LocalRelevance.C381]);&quot;&quot;; [$LocalRelevance.C381])">
            <text:p/>
          </table:table-cell>
          <table:table-cell table:formula="of:=IF(ISBLANK([.A381]); &quot;&quot;; IF(COUNTIF([.C381:.G381]; &quot;yes&quot;) &gt; 0; &quot;yes&quot;; &quot;no&quot;))">
            <text:p/>
          </table:table-cell>
        </table:table-row>
        <table:table-row table:style-name="ro6">
          <table:table-cell table:number-columns-repeated="2"/>
          <table:table-cell table:formula="of:=IF(ISBLANK([$Contradiction.C382]);&quot;&quot;; [$Contradiction.C382])">
            <text:p/>
          </table:table-cell>
          <table:table-cell table:formula="of:=IF(ISBLANK([$Entailment.C382]);&quot;&quot;; [$Entailment.C382])">
            <text:p/>
          </table:table-cell>
          <table:table-cell table:formula="of:=IF(ISBLANK([$Specificity.C382]);&quot;&quot;; [$Specificity.C382])">
            <text:p/>
          </table:table-cell>
          <table:table-cell table:formula="of:=IF(ISBLANK([$Paraphrase.C382]);&quot;&quot;; [$Paraphrase.C382])">
            <text:p/>
          </table:table-cell>
          <table:table-cell table:formula="of:=IF(ISBLANK([$LocalRelevance.C382]);&quot;&quot;; [$LocalRelevance.C382])">
            <text:p/>
          </table:table-cell>
          <table:table-cell table:formula="of:=IF(ISBLANK([.A382]); &quot;&quot;; IF(COUNTIF([.C382:.G382]; &quot;yes&quot;) &gt; 0; &quot;yes&quot;; &quot;no&quot;))">
            <text:p/>
          </table:table-cell>
        </table:table-row>
        <table:table-row table:style-name="ro6">
          <table:table-cell table:number-columns-repeated="2"/>
          <table:table-cell table:formula="of:=IF(ISBLANK([$Contradiction.C383]);&quot;&quot;; [$Contradiction.C383])">
            <text:p/>
          </table:table-cell>
          <table:table-cell table:formula="of:=IF(ISBLANK([$Entailment.C383]);&quot;&quot;; [$Entailment.C383])">
            <text:p/>
          </table:table-cell>
          <table:table-cell table:formula="of:=IF(ISBLANK([$Specificity.C383]);&quot;&quot;; [$Specificity.C383])">
            <text:p/>
          </table:table-cell>
          <table:table-cell table:formula="of:=IF(ISBLANK([$Paraphrase.C383]);&quot;&quot;; [$Paraphrase.C383])">
            <text:p/>
          </table:table-cell>
          <table:table-cell table:formula="of:=IF(ISBLANK([$LocalRelevance.C383]);&quot;&quot;; [$LocalRelevance.C383])">
            <text:p/>
          </table:table-cell>
          <table:table-cell table:formula="of:=IF(ISBLANK([.A383]); &quot;&quot;; IF(COUNTIF([.C383:.G383]; &quot;yes&quot;) &gt; 0; &quot;yes&quot;; &quot;no&quot;))">
            <text:p/>
          </table:table-cell>
        </table:table-row>
        <table:table-row table:style-name="ro6">
          <table:table-cell table:number-columns-repeated="2"/>
          <table:table-cell table:formula="of:=IF(ISBLANK([$Contradiction.C384]);&quot;&quot;; [$Contradiction.C384])">
            <text:p/>
          </table:table-cell>
          <table:table-cell table:formula="of:=IF(ISBLANK([$Entailment.C384]);&quot;&quot;; [$Entailment.C384])">
            <text:p/>
          </table:table-cell>
          <table:table-cell table:formula="of:=IF(ISBLANK([$Specificity.C384]);&quot;&quot;; [$Specificity.C384])">
            <text:p/>
          </table:table-cell>
          <table:table-cell table:formula="of:=IF(ISBLANK([$Paraphrase.C384]);&quot;&quot;; [$Paraphrase.C384])">
            <text:p/>
          </table:table-cell>
          <table:table-cell table:formula="of:=IF(ISBLANK([$LocalRelevance.C384]);&quot;&quot;; [$LocalRelevance.C384])">
            <text:p/>
          </table:table-cell>
          <table:table-cell table:formula="of:=IF(ISBLANK([.A384]); &quot;&quot;; IF(COUNTIF([.C384:.G384]; &quot;yes&quot;) &gt; 0; &quot;yes&quot;; &quot;no&quot;))">
            <text:p/>
          </table:table-cell>
        </table:table-row>
        <table:table-row table:style-name="ro6">
          <table:table-cell table:number-columns-repeated="2"/>
          <table:table-cell table:formula="of:=IF(ISBLANK([$Contradiction.C385]);&quot;&quot;; [$Contradiction.C385])">
            <text:p/>
          </table:table-cell>
          <table:table-cell table:formula="of:=IF(ISBLANK([$Entailment.C385]);&quot;&quot;; [$Entailment.C385])">
            <text:p/>
          </table:table-cell>
          <table:table-cell table:formula="of:=IF(ISBLANK([$Specificity.C385]);&quot;&quot;; [$Specificity.C385])">
            <text:p/>
          </table:table-cell>
          <table:table-cell table:formula="of:=IF(ISBLANK([$Paraphrase.C385]);&quot;&quot;; [$Paraphrase.C385])">
            <text:p/>
          </table:table-cell>
          <table:table-cell table:formula="of:=IF(ISBLANK([$LocalRelevance.C385]);&quot;&quot;; [$LocalRelevance.C385])">
            <text:p/>
          </table:table-cell>
          <table:table-cell table:formula="of:=IF(ISBLANK([.A385]); &quot;&quot;; IF(COUNTIF([.C385:.G385]; &quot;yes&quot;) &gt; 0; &quot;yes&quot;; &quot;no&quot;))">
            <text:p/>
          </table:table-cell>
        </table:table-row>
        <table:table-row table:style-name="ro6">
          <table:table-cell table:number-columns-repeated="2"/>
          <table:table-cell table:formula="of:=IF(ISBLANK([$Contradiction.C386]);&quot;&quot;; [$Contradiction.C386])">
            <text:p/>
          </table:table-cell>
          <table:table-cell table:formula="of:=IF(ISBLANK([$Entailment.C386]);&quot;&quot;; [$Entailment.C386])">
            <text:p/>
          </table:table-cell>
          <table:table-cell table:formula="of:=IF(ISBLANK([$Specificity.C386]);&quot;&quot;; [$Specificity.C386])">
            <text:p/>
          </table:table-cell>
          <table:table-cell table:formula="of:=IF(ISBLANK([$Paraphrase.C386]);&quot;&quot;; [$Paraphrase.C386])">
            <text:p/>
          </table:table-cell>
          <table:table-cell table:formula="of:=IF(ISBLANK([$LocalRelevance.C386]);&quot;&quot;; [$LocalRelevance.C386])">
            <text:p/>
          </table:table-cell>
          <table:table-cell table:formula="of:=IF(ISBLANK([.A386]); &quot;&quot;; IF(COUNTIF([.C386:.G386]; &quot;yes&quot;) &gt; 0; &quot;yes&quot;; &quot;no&quot;))">
            <text:p/>
          </table:table-cell>
        </table:table-row>
        <table:table-row table:style-name="ro6">
          <table:table-cell table:number-columns-repeated="2"/>
          <table:table-cell table:formula="of:=IF(ISBLANK([$Contradiction.C387]);&quot;&quot;; [$Contradiction.C387])">
            <text:p/>
          </table:table-cell>
          <table:table-cell table:formula="of:=IF(ISBLANK([$Entailment.C387]);&quot;&quot;; [$Entailment.C387])">
            <text:p/>
          </table:table-cell>
          <table:table-cell table:formula="of:=IF(ISBLANK([$Specificity.C387]);&quot;&quot;; [$Specificity.C387])">
            <text:p/>
          </table:table-cell>
          <table:table-cell table:formula="of:=IF(ISBLANK([$Paraphrase.C387]);&quot;&quot;; [$Paraphrase.C387])">
            <text:p/>
          </table:table-cell>
          <table:table-cell table:formula="of:=IF(ISBLANK([$LocalRelevance.C387]);&quot;&quot;; [$LocalRelevance.C387])">
            <text:p/>
          </table:table-cell>
          <table:table-cell table:formula="of:=IF(ISBLANK([.A387]); &quot;&quot;; IF(COUNTIF([.C387:.G387]; &quot;yes&quot;) &gt; 0; &quot;yes&quot;; &quot;no&quot;))">
            <text:p/>
          </table:table-cell>
        </table:table-row>
        <table:table-row table:style-name="ro6">
          <table:table-cell table:number-columns-repeated="2"/>
          <table:table-cell table:formula="of:=IF(ISBLANK([$Contradiction.C388]);&quot;&quot;; [$Contradiction.C388])">
            <text:p/>
          </table:table-cell>
          <table:table-cell table:formula="of:=IF(ISBLANK([$Entailment.C388]);&quot;&quot;; [$Entailment.C388])">
            <text:p/>
          </table:table-cell>
          <table:table-cell table:formula="of:=IF(ISBLANK([$Specificity.C388]);&quot;&quot;; [$Specificity.C388])">
            <text:p/>
          </table:table-cell>
          <table:table-cell table:formula="of:=IF(ISBLANK([$Paraphrase.C388]);&quot;&quot;; [$Paraphrase.C388])">
            <text:p/>
          </table:table-cell>
          <table:table-cell table:formula="of:=IF(ISBLANK([$LocalRelevance.C388]);&quot;&quot;; [$LocalRelevance.C388])">
            <text:p/>
          </table:table-cell>
          <table:table-cell table:formula="of:=IF(ISBLANK([.A388]); &quot;&quot;; IF(COUNTIF([.C388:.G388]; &quot;yes&quot;) &gt; 0; &quot;yes&quot;; &quot;no&quot;))">
            <text:p/>
          </table:table-cell>
        </table:table-row>
        <table:table-row table:style-name="ro6">
          <table:table-cell table:number-columns-repeated="2"/>
          <table:table-cell table:formula="of:=IF(ISBLANK([$Contradiction.C389]);&quot;&quot;; [$Contradiction.C389])">
            <text:p/>
          </table:table-cell>
          <table:table-cell table:formula="of:=IF(ISBLANK([$Entailment.C389]);&quot;&quot;; [$Entailment.C389])">
            <text:p/>
          </table:table-cell>
          <table:table-cell table:formula="of:=IF(ISBLANK([$Specificity.C389]);&quot;&quot;; [$Specificity.C389])">
            <text:p/>
          </table:table-cell>
          <table:table-cell table:formula="of:=IF(ISBLANK([$Paraphrase.C389]);&quot;&quot;; [$Paraphrase.C389])">
            <text:p/>
          </table:table-cell>
          <table:table-cell table:formula="of:=IF(ISBLANK([$LocalRelevance.C389]);&quot;&quot;; [$LocalRelevance.C389])">
            <text:p/>
          </table:table-cell>
          <table:table-cell table:formula="of:=IF(ISBLANK([.A389]); &quot;&quot;; IF(COUNTIF([.C389:.G389]; &quot;yes&quot;) &gt; 0; &quot;yes&quot;; &quot;no&quot;))">
            <text:p/>
          </table:table-cell>
        </table:table-row>
        <table:table-row table:style-name="ro6">
          <table:table-cell table:number-columns-repeated="2"/>
          <table:table-cell table:formula="of:=IF(ISBLANK([$Contradiction.C390]);&quot;&quot;; [$Contradiction.C390])">
            <text:p/>
          </table:table-cell>
          <table:table-cell table:formula="of:=IF(ISBLANK([$Entailment.C390]);&quot;&quot;; [$Entailment.C390])">
            <text:p/>
          </table:table-cell>
          <table:table-cell table:formula="of:=IF(ISBLANK([$Specificity.C390]);&quot;&quot;; [$Specificity.C390])">
            <text:p/>
          </table:table-cell>
          <table:table-cell table:formula="of:=IF(ISBLANK([$Paraphrase.C390]);&quot;&quot;; [$Paraphrase.C390])">
            <text:p/>
          </table:table-cell>
          <table:table-cell table:formula="of:=IF(ISBLANK([$LocalRelevance.C390]);&quot;&quot;; [$LocalRelevance.C390])">
            <text:p/>
          </table:table-cell>
          <table:table-cell table:formula="of:=IF(ISBLANK([.A390]); &quot;&quot;; IF(COUNTIF([.C390:.G390]; &quot;yes&quot;) &gt; 0; &quot;yes&quot;; &quot;no&quot;))">
            <text:p/>
          </table:table-cell>
        </table:table-row>
        <table:table-row table:style-name="ro6">
          <table:table-cell table:number-columns-repeated="2"/>
          <table:table-cell table:formula="of:=IF(ISBLANK([$Contradiction.C391]);&quot;&quot;; [$Contradiction.C391])">
            <text:p/>
          </table:table-cell>
          <table:table-cell table:formula="of:=IF(ISBLANK([$Entailment.C391]);&quot;&quot;; [$Entailment.C391])">
            <text:p/>
          </table:table-cell>
          <table:table-cell table:formula="of:=IF(ISBLANK([$Specificity.C391]);&quot;&quot;; [$Specificity.C391])">
            <text:p/>
          </table:table-cell>
          <table:table-cell table:formula="of:=IF(ISBLANK([$Paraphrase.C391]);&quot;&quot;; [$Paraphrase.C391])">
            <text:p/>
          </table:table-cell>
          <table:table-cell table:formula="of:=IF(ISBLANK([$LocalRelevance.C391]);&quot;&quot;; [$LocalRelevance.C391])">
            <text:p/>
          </table:table-cell>
          <table:table-cell table:formula="of:=IF(ISBLANK([.A391]); &quot;&quot;; IF(COUNTIF([.C391:.G391]; &quot;yes&quot;) &gt; 0; &quot;yes&quot;; &quot;no&quot;))">
            <text:p/>
          </table:table-cell>
        </table:table-row>
        <table:table-row table:style-name="ro6">
          <table:table-cell table:number-columns-repeated="2"/>
          <table:table-cell table:formula="of:=IF(ISBLANK([$Contradiction.C392]);&quot;&quot;; [$Contradiction.C392])">
            <text:p/>
          </table:table-cell>
          <table:table-cell table:formula="of:=IF(ISBLANK([$Entailment.C392]);&quot;&quot;; [$Entailment.C392])">
            <text:p/>
          </table:table-cell>
          <table:table-cell table:formula="of:=IF(ISBLANK([$Specificity.C392]);&quot;&quot;; [$Specificity.C392])">
            <text:p/>
          </table:table-cell>
          <table:table-cell table:formula="of:=IF(ISBLANK([$Paraphrase.C392]);&quot;&quot;; [$Paraphrase.C392])">
            <text:p/>
          </table:table-cell>
          <table:table-cell table:formula="of:=IF(ISBLANK([$LocalRelevance.C392]);&quot;&quot;; [$LocalRelevance.C392])">
            <text:p/>
          </table:table-cell>
          <table:table-cell table:formula="of:=IF(ISBLANK([.A392]); &quot;&quot;; IF(COUNTIF([.C392:.G392]; &quot;yes&quot;) &gt; 0; &quot;yes&quot;; &quot;no&quot;))">
            <text:p/>
          </table:table-cell>
        </table:table-row>
        <table:table-row table:style-name="ro6">
          <table:table-cell table:number-columns-repeated="2"/>
          <table:table-cell table:formula="of:=IF(ISBLANK([$Contradiction.C393]);&quot;&quot;; [$Contradiction.C393])">
            <text:p/>
          </table:table-cell>
          <table:table-cell table:formula="of:=IF(ISBLANK([$Entailment.C393]);&quot;&quot;; [$Entailment.C393])">
            <text:p/>
          </table:table-cell>
          <table:table-cell table:formula="of:=IF(ISBLANK([$Specificity.C393]);&quot;&quot;; [$Specificity.C393])">
            <text:p/>
          </table:table-cell>
          <table:table-cell table:formula="of:=IF(ISBLANK([$Paraphrase.C393]);&quot;&quot;; [$Paraphrase.C393])">
            <text:p/>
          </table:table-cell>
          <table:table-cell table:formula="of:=IF(ISBLANK([$LocalRelevance.C393]);&quot;&quot;; [$LocalRelevance.C393])">
            <text:p/>
          </table:table-cell>
          <table:table-cell table:formula="of:=IF(ISBLANK([.A393]); &quot;&quot;; IF(COUNTIF([.C393:.G393]; &quot;yes&quot;) &gt; 0; &quot;yes&quot;; &quot;no&quot;))">
            <text:p/>
          </table:table-cell>
        </table:table-row>
        <table:table-row table:style-name="ro6">
          <table:table-cell table:number-columns-repeated="2"/>
          <table:table-cell table:formula="of:=IF(ISBLANK([$Contradiction.C394]);&quot;&quot;; [$Contradiction.C394])">
            <text:p/>
          </table:table-cell>
          <table:table-cell table:formula="of:=IF(ISBLANK([$Entailment.C394]);&quot;&quot;; [$Entailment.C394])">
            <text:p/>
          </table:table-cell>
          <table:table-cell table:formula="of:=IF(ISBLANK([$Specificity.C394]);&quot;&quot;; [$Specificity.C394])">
            <text:p/>
          </table:table-cell>
          <table:table-cell table:formula="of:=IF(ISBLANK([$Paraphrase.C394]);&quot;&quot;; [$Paraphrase.C394])">
            <text:p/>
          </table:table-cell>
          <table:table-cell table:formula="of:=IF(ISBLANK([$LocalRelevance.C394]);&quot;&quot;; [$LocalRelevance.C394])">
            <text:p/>
          </table:table-cell>
          <table:table-cell table:formula="of:=IF(ISBLANK([.A394]); &quot;&quot;; IF(COUNTIF([.C394:.G394]; &quot;yes&quot;) &gt; 0; &quot;yes&quot;; &quot;no&quot;))">
            <text:p/>
          </table:table-cell>
        </table:table-row>
        <table:table-row table:style-name="ro6">
          <table:table-cell table:number-columns-repeated="2"/>
          <table:table-cell table:formula="of:=IF(ISBLANK([$Contradiction.C395]);&quot;&quot;; [$Contradiction.C395])">
            <text:p/>
          </table:table-cell>
          <table:table-cell table:formula="of:=IF(ISBLANK([$Entailment.C395]);&quot;&quot;; [$Entailment.C395])">
            <text:p/>
          </table:table-cell>
          <table:table-cell table:formula="of:=IF(ISBLANK([$Specificity.C395]);&quot;&quot;; [$Specificity.C395])">
            <text:p/>
          </table:table-cell>
          <table:table-cell table:formula="of:=IF(ISBLANK([$Paraphrase.C395]);&quot;&quot;; [$Paraphrase.C395])">
            <text:p/>
          </table:table-cell>
          <table:table-cell table:formula="of:=IF(ISBLANK([$LocalRelevance.C395]);&quot;&quot;; [$LocalRelevance.C395])">
            <text:p/>
          </table:table-cell>
          <table:table-cell table:formula="of:=IF(ISBLANK([.A395]); &quot;&quot;; IF(COUNTIF([.C395:.G395]; &quot;yes&quot;) &gt; 0; &quot;yes&quot;; &quot;no&quot;))">
            <text:p/>
          </table:table-cell>
        </table:table-row>
        <table:table-row table:style-name="ro6">
          <table:table-cell table:number-columns-repeated="2"/>
          <table:table-cell table:formula="of:=IF(ISBLANK([$Contradiction.C396]);&quot;&quot;; [$Contradiction.C396])">
            <text:p/>
          </table:table-cell>
          <table:table-cell table:formula="of:=IF(ISBLANK([$Entailment.C396]);&quot;&quot;; [$Entailment.C396])">
            <text:p/>
          </table:table-cell>
          <table:table-cell table:formula="of:=IF(ISBLANK([$Specificity.C396]);&quot;&quot;; [$Specificity.C396])">
            <text:p/>
          </table:table-cell>
          <table:table-cell table:formula="of:=IF(ISBLANK([$Paraphrase.C396]);&quot;&quot;; [$Paraphrase.C396])">
            <text:p/>
          </table:table-cell>
          <table:table-cell table:formula="of:=IF(ISBLANK([$LocalRelevance.C396]);&quot;&quot;; [$LocalRelevance.C396])">
            <text:p/>
          </table:table-cell>
          <table:table-cell table:formula="of:=IF(ISBLANK([.A396]); &quot;&quot;; IF(COUNTIF([.C396:.G396]; &quot;yes&quot;) &gt; 0; &quot;yes&quot;; &quot;no&quot;))">
            <text:p/>
          </table:table-cell>
        </table:table-row>
        <table:table-row table:style-name="ro6">
          <table:table-cell table:number-columns-repeated="2"/>
          <table:table-cell table:formula="of:=IF(ISBLANK([$Contradiction.C397]);&quot;&quot;; [$Contradiction.C397])">
            <text:p/>
          </table:table-cell>
          <table:table-cell table:formula="of:=IF(ISBLANK([$Entailment.C397]);&quot;&quot;; [$Entailment.C397])">
            <text:p/>
          </table:table-cell>
          <table:table-cell table:formula="of:=IF(ISBLANK([$Specificity.C397]);&quot;&quot;; [$Specificity.C397])">
            <text:p/>
          </table:table-cell>
          <table:table-cell table:formula="of:=IF(ISBLANK([$Paraphrase.C397]);&quot;&quot;; [$Paraphrase.C397])">
            <text:p/>
          </table:table-cell>
          <table:table-cell table:formula="of:=IF(ISBLANK([$LocalRelevance.C397]);&quot;&quot;; [$LocalRelevance.C397])">
            <text:p/>
          </table:table-cell>
          <table:table-cell table:formula="of:=IF(ISBLANK([.A397]); &quot;&quot;; IF(COUNTIF([.C397:.G397]; &quot;yes&quot;) &gt; 0; &quot;yes&quot;; &quot;no&quot;))">
            <text:p/>
          </table:table-cell>
        </table:table-row>
        <table:table-row table:style-name="ro6">
          <table:table-cell table:number-columns-repeated="2"/>
          <table:table-cell table:formula="of:=IF(ISBLANK([$Contradiction.C398]);&quot;&quot;; [$Contradiction.C398])">
            <text:p/>
          </table:table-cell>
          <table:table-cell table:formula="of:=IF(ISBLANK([$Entailment.C398]);&quot;&quot;; [$Entailment.C398])">
            <text:p/>
          </table:table-cell>
          <table:table-cell table:formula="of:=IF(ISBLANK([$Specificity.C398]);&quot;&quot;; [$Specificity.C398])">
            <text:p/>
          </table:table-cell>
          <table:table-cell table:formula="of:=IF(ISBLANK([$Paraphrase.C398]);&quot;&quot;; [$Paraphrase.C398])">
            <text:p/>
          </table:table-cell>
          <table:table-cell table:formula="of:=IF(ISBLANK([$LocalRelevance.C398]);&quot;&quot;; [$LocalRelevance.C398])">
            <text:p/>
          </table:table-cell>
          <table:table-cell table:formula="of:=IF(ISBLANK([.A398]); &quot;&quot;; IF(COUNTIF([.C398:.G398]; &quot;yes&quot;) &gt; 0; &quot;yes&quot;; &quot;no&quot;))">
            <text:p/>
          </table:table-cell>
        </table:table-row>
        <table:table-row table:style-name="ro6">
          <table:table-cell table:number-columns-repeated="2"/>
          <table:table-cell table:formula="of:=IF(ISBLANK([$Contradiction.C399]);&quot;&quot;; [$Contradiction.C399])">
            <text:p/>
          </table:table-cell>
          <table:table-cell table:formula="of:=IF(ISBLANK([$Entailment.C399]);&quot;&quot;; [$Entailment.C399])">
            <text:p/>
          </table:table-cell>
          <table:table-cell table:formula="of:=IF(ISBLANK([$Specificity.C399]);&quot;&quot;; [$Specificity.C399])">
            <text:p/>
          </table:table-cell>
          <table:table-cell table:formula="of:=IF(ISBLANK([$Paraphrase.C399]);&quot;&quot;; [$Paraphrase.C399])">
            <text:p/>
          </table:table-cell>
          <table:table-cell table:formula="of:=IF(ISBLANK([$LocalRelevance.C399]);&quot;&quot;; [$LocalRelevance.C399])">
            <text:p/>
          </table:table-cell>
          <table:table-cell table:formula="of:=IF(ISBLANK([.A399]); &quot;&quot;; IF(COUNTIF([.C399:.G399]; &quot;yes&quot;) &gt; 0; &quot;yes&quot;; &quot;no&quot;))">
            <text:p/>
          </table:table-cell>
        </table:table-row>
        <table:table-row table:style-name="ro6">
          <table:table-cell table:number-columns-repeated="2"/>
          <table:table-cell table:formula="of:=IF(ISBLANK([$Contradiction.C400]);&quot;&quot;; [$Contradiction.C400])">
            <text:p/>
          </table:table-cell>
          <table:table-cell table:formula="of:=IF(ISBLANK([$Entailment.C400]);&quot;&quot;; [$Entailment.C400])">
            <text:p/>
          </table:table-cell>
          <table:table-cell table:formula="of:=IF(ISBLANK([$Specificity.C400]);&quot;&quot;; [$Specificity.C400])">
            <text:p/>
          </table:table-cell>
          <table:table-cell table:formula="of:=IF(ISBLANK([$Paraphrase.C400]);&quot;&quot;; [$Paraphrase.C400])">
            <text:p/>
          </table:table-cell>
          <table:table-cell table:formula="of:=IF(ISBLANK([$LocalRelevance.C400]);&quot;&quot;; [$LocalRelevance.C400])">
            <text:p/>
          </table:table-cell>
          <table:table-cell table:formula="of:=IF(ISBLANK([.A400]); &quot;&quot;; IF(COUNTIF([.C400:.G400]; &quot;yes&quot;) &gt; 0; &quot;yes&quot;; &quot;no&quot;))">
            <text:p/>
          </table:table-cell>
        </table:table-row>
        <table:table-row table:style-name="ro6">
          <table:table-cell table:number-columns-repeated="2"/>
          <table:table-cell table:formula="of:=IF(ISBLANK([$Contradiction.C401]);&quot;&quot;; [$Contradiction.C401])">
            <text:p/>
          </table:table-cell>
          <table:table-cell table:formula="of:=IF(ISBLANK([$Entailment.C401]);&quot;&quot;; [$Entailment.C401])">
            <text:p/>
          </table:table-cell>
          <table:table-cell table:formula="of:=IF(ISBLANK([$Specificity.C401]);&quot;&quot;; [$Specificity.C401])">
            <text:p/>
          </table:table-cell>
          <table:table-cell table:formula="of:=IF(ISBLANK([$Paraphrase.C401]);&quot;&quot;; [$Paraphrase.C401])">
            <text:p/>
          </table:table-cell>
          <table:table-cell table:formula="of:=IF(ISBLANK([$LocalRelevance.C401]);&quot;&quot;; [$LocalRelevance.C401])">
            <text:p/>
          </table:table-cell>
          <table:table-cell table:formula="of:=IF(ISBLANK([.A401]); &quot;&quot;; IF(COUNTIF([.C401:.G401]; &quot;yes&quot;) &gt; 0; &quot;yes&quot;; &quot;no&quot;))">
            <text:p/>
          </table:table-cell>
        </table:table-row>
        <table:table-row table:style-name="ro6">
          <table:table-cell table:number-columns-repeated="2"/>
          <table:table-cell table:formula="of:=IF(ISBLANK([$Contradiction.C402]);&quot;&quot;; [$Contradiction.C402])">
            <text:p/>
          </table:table-cell>
          <table:table-cell table:formula="of:=IF(ISBLANK([$Entailment.C402]);&quot;&quot;; [$Entailment.C402])">
            <text:p/>
          </table:table-cell>
          <table:table-cell table:formula="of:=IF(ISBLANK([$Specificity.C402]);&quot;&quot;; [$Specificity.C402])">
            <text:p/>
          </table:table-cell>
          <table:table-cell table:formula="of:=IF(ISBLANK([$Paraphrase.C402]);&quot;&quot;; [$Paraphrase.C402])">
            <text:p/>
          </table:table-cell>
          <table:table-cell table:formula="of:=IF(ISBLANK([$LocalRelevance.C402]);&quot;&quot;; [$LocalRelevance.C402])">
            <text:p/>
          </table:table-cell>
          <table:table-cell table:formula="of:=IF(ISBLANK([.A402]); &quot;&quot;; IF(COUNTIF([.C402:.G402]; &quot;yes&quot;) &gt; 0; &quot;yes&quot;; &quot;no&quot;))">
            <text:p/>
          </table:table-cell>
        </table:table-row>
        <table:table-row table:style-name="ro6">
          <table:table-cell table:number-columns-repeated="2"/>
          <table:table-cell table:formula="of:=IF(ISBLANK([$Contradiction.C403]);&quot;&quot;; [$Contradiction.C403])">
            <text:p/>
          </table:table-cell>
          <table:table-cell table:formula="of:=IF(ISBLANK([$Entailment.C403]);&quot;&quot;; [$Entailment.C403])">
            <text:p/>
          </table:table-cell>
          <table:table-cell table:formula="of:=IF(ISBLANK([$Specificity.C403]);&quot;&quot;; [$Specificity.C403])">
            <text:p/>
          </table:table-cell>
          <table:table-cell table:formula="of:=IF(ISBLANK([$Paraphrase.C403]);&quot;&quot;; [$Paraphrase.C403])">
            <text:p/>
          </table:table-cell>
          <table:table-cell table:formula="of:=IF(ISBLANK([$LocalRelevance.C403]);&quot;&quot;; [$LocalRelevance.C403])">
            <text:p/>
          </table:table-cell>
          <table:table-cell table:formula="of:=IF(ISBLANK([.A403]); &quot;&quot;; IF(COUNTIF([.C403:.G403]; &quot;yes&quot;) &gt; 0; &quot;yes&quot;; &quot;no&quot;))">
            <text:p/>
          </table:table-cell>
        </table:table-row>
        <table:table-row table:style-name="ro6">
          <table:table-cell table:number-columns-repeated="2"/>
          <table:table-cell table:formula="of:=IF(ISBLANK([$Contradiction.C404]);&quot;&quot;; [$Contradiction.C404])">
            <text:p/>
          </table:table-cell>
          <table:table-cell table:formula="of:=IF(ISBLANK([$Entailment.C404]);&quot;&quot;; [$Entailment.C404])">
            <text:p/>
          </table:table-cell>
          <table:table-cell table:formula="of:=IF(ISBLANK([$Specificity.C404]);&quot;&quot;; [$Specificity.C404])">
            <text:p/>
          </table:table-cell>
          <table:table-cell table:formula="of:=IF(ISBLANK([$Paraphrase.C404]);&quot;&quot;; [$Paraphrase.C404])">
            <text:p/>
          </table:table-cell>
          <table:table-cell table:formula="of:=IF(ISBLANK([$LocalRelevance.C404]);&quot;&quot;; [$LocalRelevance.C404])">
            <text:p/>
          </table:table-cell>
          <table:table-cell table:formula="of:=IF(ISBLANK([.A404]); &quot;&quot;; IF(COUNTIF([.C404:.G404]; &quot;yes&quot;) &gt; 0; &quot;yes&quot;; &quot;no&quot;))">
            <text:p/>
          </table:table-cell>
        </table:table-row>
        <table:table-row table:style-name="ro6">
          <table:table-cell table:number-columns-repeated="2"/>
          <table:table-cell table:formula="of:=IF(ISBLANK([$Contradiction.C405]);&quot;&quot;; [$Contradiction.C405])">
            <text:p/>
          </table:table-cell>
          <table:table-cell table:formula="of:=IF(ISBLANK([$Entailment.C405]);&quot;&quot;; [$Entailment.C405])">
            <text:p/>
          </table:table-cell>
          <table:table-cell table:formula="of:=IF(ISBLANK([$Specificity.C405]);&quot;&quot;; [$Specificity.C405])">
            <text:p/>
          </table:table-cell>
          <table:table-cell table:formula="of:=IF(ISBLANK([$Paraphrase.C405]);&quot;&quot;; [$Paraphrase.C405])">
            <text:p/>
          </table:table-cell>
          <table:table-cell table:formula="of:=IF(ISBLANK([$LocalRelevance.C405]);&quot;&quot;; [$LocalRelevance.C405])">
            <text:p/>
          </table:table-cell>
          <table:table-cell table:formula="of:=IF(ISBLANK([.A405]); &quot;&quot;; IF(COUNTIF([.C405:.G405]; &quot;yes&quot;) &gt; 0; &quot;yes&quot;; &quot;no&quot;))">
            <text:p/>
          </table:table-cell>
        </table:table-row>
        <table:table-row table:style-name="ro6">
          <table:table-cell table:number-columns-repeated="2"/>
          <table:table-cell table:formula="of:=IF(ISBLANK([$Contradiction.C406]);&quot;&quot;; [$Contradiction.C406])">
            <text:p/>
          </table:table-cell>
          <table:table-cell table:formula="of:=IF(ISBLANK([$Entailment.C406]);&quot;&quot;; [$Entailment.C406])">
            <text:p/>
          </table:table-cell>
          <table:table-cell table:formula="of:=IF(ISBLANK([$Specificity.C406]);&quot;&quot;; [$Specificity.C406])">
            <text:p/>
          </table:table-cell>
          <table:table-cell table:formula="of:=IF(ISBLANK([$Paraphrase.C406]);&quot;&quot;; [$Paraphrase.C406])">
            <text:p/>
          </table:table-cell>
          <table:table-cell table:formula="of:=IF(ISBLANK([$LocalRelevance.C406]);&quot;&quot;; [$LocalRelevance.C406])">
            <text:p/>
          </table:table-cell>
          <table:table-cell table:formula="of:=IF(ISBLANK([.A406]); &quot;&quot;; IF(COUNTIF([.C406:.G406]; &quot;yes&quot;) &gt; 0; &quot;yes&quot;; &quot;no&quot;))">
            <text:p/>
          </table:table-cell>
        </table:table-row>
        <table:table-row table:style-name="ro6">
          <table:table-cell table:number-columns-repeated="2"/>
          <table:table-cell table:formula="of:=IF(ISBLANK([$Contradiction.C407]);&quot;&quot;; [$Contradiction.C407])">
            <text:p/>
          </table:table-cell>
          <table:table-cell table:formula="of:=IF(ISBLANK([$Entailment.C407]);&quot;&quot;; [$Entailment.C407])">
            <text:p/>
          </table:table-cell>
          <table:table-cell table:formula="of:=IF(ISBLANK([$Specificity.C407]);&quot;&quot;; [$Specificity.C407])">
            <text:p/>
          </table:table-cell>
          <table:table-cell table:formula="of:=IF(ISBLANK([$Paraphrase.C407]);&quot;&quot;; [$Paraphrase.C407])">
            <text:p/>
          </table:table-cell>
          <table:table-cell table:formula="of:=IF(ISBLANK([$LocalRelevance.C407]);&quot;&quot;; [$LocalRelevance.C407])">
            <text:p/>
          </table:table-cell>
          <table:table-cell table:formula="of:=IF(ISBLANK([.A407]); &quot;&quot;; IF(COUNTIF([.C407:.G407]; &quot;yes&quot;) &gt; 0; &quot;yes&quot;; &quot;no&quot;))">
            <text:p/>
          </table:table-cell>
        </table:table-row>
        <table:table-row table:style-name="ro6">
          <table:table-cell table:number-columns-repeated="2"/>
          <table:table-cell table:formula="of:=IF(ISBLANK([$Contradiction.C408]);&quot;&quot;; [$Contradiction.C408])">
            <text:p/>
          </table:table-cell>
          <table:table-cell table:formula="of:=IF(ISBLANK([$Entailment.C408]);&quot;&quot;; [$Entailment.C408])">
            <text:p/>
          </table:table-cell>
          <table:table-cell table:formula="of:=IF(ISBLANK([$Specificity.C408]);&quot;&quot;; [$Specificity.C408])">
            <text:p/>
          </table:table-cell>
          <table:table-cell table:formula="of:=IF(ISBLANK([$Paraphrase.C408]);&quot;&quot;; [$Paraphrase.C408])">
            <text:p/>
          </table:table-cell>
          <table:table-cell table:formula="of:=IF(ISBLANK([$LocalRelevance.C408]);&quot;&quot;; [$LocalRelevance.C408])">
            <text:p/>
          </table:table-cell>
          <table:table-cell table:formula="of:=IF(ISBLANK([.A408]); &quot;&quot;; IF(COUNTIF([.C408:.G408]; &quot;yes&quot;) &gt; 0; &quot;yes&quot;; &quot;no&quot;))">
            <text:p/>
          </table:table-cell>
        </table:table-row>
        <table:table-row table:style-name="ro6">
          <table:table-cell table:number-columns-repeated="2"/>
          <table:table-cell table:formula="of:=IF(ISBLANK([$Contradiction.C409]);&quot;&quot;; [$Contradiction.C409])">
            <text:p/>
          </table:table-cell>
          <table:table-cell table:formula="of:=IF(ISBLANK([$Entailment.C409]);&quot;&quot;; [$Entailment.C409])">
            <text:p/>
          </table:table-cell>
          <table:table-cell table:formula="of:=IF(ISBLANK([$Specificity.C409]);&quot;&quot;; [$Specificity.C409])">
            <text:p/>
          </table:table-cell>
          <table:table-cell table:formula="of:=IF(ISBLANK([$Paraphrase.C409]);&quot;&quot;; [$Paraphrase.C409])">
            <text:p/>
          </table:table-cell>
          <table:table-cell table:formula="of:=IF(ISBLANK([$LocalRelevance.C409]);&quot;&quot;; [$LocalRelevance.C409])">
            <text:p/>
          </table:table-cell>
          <table:table-cell table:formula="of:=IF(ISBLANK([.A409]); &quot;&quot;; IF(COUNTIF([.C409:.G409]; &quot;yes&quot;) &gt; 0; &quot;yes&quot;; &quot;no&quot;))">
            <text:p/>
          </table:table-cell>
        </table:table-row>
        <table:table-row table:style-name="ro6">
          <table:table-cell table:number-columns-repeated="2"/>
          <table:table-cell table:formula="of:=IF(ISBLANK([$Contradiction.C410]);&quot;&quot;; [$Contradiction.C410])">
            <text:p/>
          </table:table-cell>
          <table:table-cell table:formula="of:=IF(ISBLANK([$Entailment.C410]);&quot;&quot;; [$Entailment.C410])">
            <text:p/>
          </table:table-cell>
          <table:table-cell table:formula="of:=IF(ISBLANK([$Specificity.C410]);&quot;&quot;; [$Specificity.C410])">
            <text:p/>
          </table:table-cell>
          <table:table-cell table:formula="of:=IF(ISBLANK([$Paraphrase.C410]);&quot;&quot;; [$Paraphrase.C410])">
            <text:p/>
          </table:table-cell>
          <table:table-cell table:formula="of:=IF(ISBLANK([$LocalRelevance.C410]);&quot;&quot;; [$LocalRelevance.C410])">
            <text:p/>
          </table:table-cell>
          <table:table-cell table:formula="of:=IF(ISBLANK([.A410]); &quot;&quot;; IF(COUNTIF([.C410:.G410]; &quot;yes&quot;) &gt; 0; &quot;yes&quot;; &quot;no&quot;))">
            <text:p/>
          </table:table-cell>
        </table:table-row>
        <table:table-row table:style-name="ro6">
          <table:table-cell table:number-columns-repeated="2"/>
          <table:table-cell table:formula="of:=IF(ISBLANK([$Contradiction.C411]);&quot;&quot;; [$Contradiction.C411])">
            <text:p/>
          </table:table-cell>
          <table:table-cell table:formula="of:=IF(ISBLANK([$Entailment.C411]);&quot;&quot;; [$Entailment.C411])">
            <text:p/>
          </table:table-cell>
          <table:table-cell table:formula="of:=IF(ISBLANK([$Specificity.C411]);&quot;&quot;; [$Specificity.C411])">
            <text:p/>
          </table:table-cell>
          <table:table-cell table:formula="of:=IF(ISBLANK([$Paraphrase.C411]);&quot;&quot;; [$Paraphrase.C411])">
            <text:p/>
          </table:table-cell>
          <table:table-cell table:formula="of:=IF(ISBLANK([$LocalRelevance.C411]);&quot;&quot;; [$LocalRelevance.C411])">
            <text:p/>
          </table:table-cell>
          <table:table-cell table:formula="of:=IF(ISBLANK([.A411]); &quot;&quot;; IF(COUNTIF([.C411:.G411]; &quot;yes&quot;) &gt; 0; &quot;yes&quot;; &quot;no&quot;))">
            <text:p/>
          </table:table-cell>
        </table:table-row>
        <table:table-row table:style-name="ro6">
          <table:table-cell table:number-columns-repeated="2"/>
          <table:table-cell table:formula="of:=IF(ISBLANK([$Contradiction.C412]);&quot;&quot;; [$Contradiction.C412])">
            <text:p/>
          </table:table-cell>
          <table:table-cell table:formula="of:=IF(ISBLANK([$Entailment.C412]);&quot;&quot;; [$Entailment.C412])">
            <text:p/>
          </table:table-cell>
          <table:table-cell table:formula="of:=IF(ISBLANK([$Specificity.C412]);&quot;&quot;; [$Specificity.C412])">
            <text:p/>
          </table:table-cell>
          <table:table-cell table:formula="of:=IF(ISBLANK([$Paraphrase.C412]);&quot;&quot;; [$Paraphrase.C412])">
            <text:p/>
          </table:table-cell>
          <table:table-cell table:formula="of:=IF(ISBLANK([$LocalRelevance.C412]);&quot;&quot;; [$LocalRelevance.C412])">
            <text:p/>
          </table:table-cell>
          <table:table-cell table:formula="of:=IF(ISBLANK([.A412]); &quot;&quot;; IF(COUNTIF([.C412:.G412]; &quot;yes&quot;) &gt; 0; &quot;yes&quot;; &quot;no&quot;))">
            <text:p/>
          </table:table-cell>
        </table:table-row>
        <table:table-row table:style-name="ro6">
          <table:table-cell table:number-columns-repeated="2"/>
          <table:table-cell table:formula="of:=IF(ISBLANK([$Contradiction.C413]);&quot;&quot;; [$Contradiction.C413])">
            <text:p/>
          </table:table-cell>
          <table:table-cell table:formula="of:=IF(ISBLANK([$Entailment.C413]);&quot;&quot;; [$Entailment.C413])">
            <text:p/>
          </table:table-cell>
          <table:table-cell table:formula="of:=IF(ISBLANK([$Specificity.C413]);&quot;&quot;; [$Specificity.C413])">
            <text:p/>
          </table:table-cell>
          <table:table-cell table:formula="of:=IF(ISBLANK([$Paraphrase.C413]);&quot;&quot;; [$Paraphrase.C413])">
            <text:p/>
          </table:table-cell>
          <table:table-cell table:formula="of:=IF(ISBLANK([$LocalRelevance.C413]);&quot;&quot;; [$LocalRelevance.C413])">
            <text:p/>
          </table:table-cell>
          <table:table-cell table:formula="of:=IF(ISBLANK([.A413]); &quot;&quot;; IF(COUNTIF([.C413:.G413]; &quot;yes&quot;) &gt; 0; &quot;yes&quot;; &quot;no&quot;))">
            <text:p/>
          </table:table-cell>
        </table:table-row>
        <table:table-row table:style-name="ro6">
          <table:table-cell table:number-columns-repeated="2"/>
          <table:table-cell table:formula="of:=IF(ISBLANK([$Contradiction.C414]);&quot;&quot;; [$Contradiction.C414])">
            <text:p/>
          </table:table-cell>
          <table:table-cell table:formula="of:=IF(ISBLANK([$Entailment.C414]);&quot;&quot;; [$Entailment.C414])">
            <text:p/>
          </table:table-cell>
          <table:table-cell table:formula="of:=IF(ISBLANK([$Specificity.C414]);&quot;&quot;; [$Specificity.C414])">
            <text:p/>
          </table:table-cell>
          <table:table-cell table:formula="of:=IF(ISBLANK([$Paraphrase.C414]);&quot;&quot;; [$Paraphrase.C414])">
            <text:p/>
          </table:table-cell>
          <table:table-cell table:formula="of:=IF(ISBLANK([$LocalRelevance.C414]);&quot;&quot;; [$LocalRelevance.C414])">
            <text:p/>
          </table:table-cell>
          <table:table-cell table:formula="of:=IF(ISBLANK([.A414]); &quot;&quot;; IF(COUNTIF([.C414:.G414]; &quot;yes&quot;) &gt; 0; &quot;yes&quot;; &quot;no&quot;))">
            <text:p/>
          </table:table-cell>
        </table:table-row>
        <table:table-row table:style-name="ro6">
          <table:table-cell table:number-columns-repeated="2"/>
          <table:table-cell table:formula="of:=IF(ISBLANK([$Contradiction.C415]);&quot;&quot;; [$Contradiction.C415])">
            <text:p/>
          </table:table-cell>
          <table:table-cell table:formula="of:=IF(ISBLANK([$Entailment.C415]);&quot;&quot;; [$Entailment.C415])">
            <text:p/>
          </table:table-cell>
          <table:table-cell table:formula="of:=IF(ISBLANK([$Specificity.C415]);&quot;&quot;; [$Specificity.C415])">
            <text:p/>
          </table:table-cell>
          <table:table-cell table:formula="of:=IF(ISBLANK([$Paraphrase.C415]);&quot;&quot;; [$Paraphrase.C415])">
            <text:p/>
          </table:table-cell>
          <table:table-cell table:formula="of:=IF(ISBLANK([$LocalRelevance.C415]);&quot;&quot;; [$LocalRelevance.C415])">
            <text:p/>
          </table:table-cell>
          <table:table-cell table:formula="of:=IF(ISBLANK([.A415]); &quot;&quot;; IF(COUNTIF([.C415:.G415]; &quot;yes&quot;) &gt; 0; &quot;yes&quot;; &quot;no&quot;))">
            <text:p/>
          </table:table-cell>
        </table:table-row>
        <table:table-row table:style-name="ro6">
          <table:table-cell table:number-columns-repeated="2"/>
          <table:table-cell table:formula="of:=IF(ISBLANK([$Contradiction.C416]);&quot;&quot;; [$Contradiction.C416])">
            <text:p/>
          </table:table-cell>
          <table:table-cell table:formula="of:=IF(ISBLANK([$Entailment.C416]);&quot;&quot;; [$Entailment.C416])">
            <text:p/>
          </table:table-cell>
          <table:table-cell table:formula="of:=IF(ISBLANK([$Specificity.C416]);&quot;&quot;; [$Specificity.C416])">
            <text:p/>
          </table:table-cell>
          <table:table-cell table:formula="of:=IF(ISBLANK([$Paraphrase.C416]);&quot;&quot;; [$Paraphrase.C416])">
            <text:p/>
          </table:table-cell>
          <table:table-cell table:formula="of:=IF(ISBLANK([$LocalRelevance.C416]);&quot;&quot;; [$LocalRelevance.C416])">
            <text:p/>
          </table:table-cell>
          <table:table-cell table:formula="of:=IF(ISBLANK([.A416]); &quot;&quot;; IF(COUNTIF([.C416:.G416]; &quot;yes&quot;) &gt; 0; &quot;yes&quot;; &quot;no&quot;))">
            <text:p/>
          </table:table-cell>
        </table:table-row>
        <table:table-row table:style-name="ro6">
          <table:table-cell table:number-columns-repeated="2"/>
          <table:table-cell table:formula="of:=IF(ISBLANK([$Contradiction.C417]);&quot;&quot;; [$Contradiction.C417])">
            <text:p/>
          </table:table-cell>
          <table:table-cell table:formula="of:=IF(ISBLANK([$Entailment.C417]);&quot;&quot;; [$Entailment.C417])">
            <text:p/>
          </table:table-cell>
          <table:table-cell table:formula="of:=IF(ISBLANK([$Specificity.C417]);&quot;&quot;; [$Specificity.C417])">
            <text:p/>
          </table:table-cell>
          <table:table-cell table:formula="of:=IF(ISBLANK([$Paraphrase.C417]);&quot;&quot;; [$Paraphrase.C417])">
            <text:p/>
          </table:table-cell>
          <table:table-cell table:formula="of:=IF(ISBLANK([$LocalRelevance.C417]);&quot;&quot;; [$LocalRelevance.C417])">
            <text:p/>
          </table:table-cell>
          <table:table-cell table:formula="of:=IF(ISBLANK([.A417]); &quot;&quot;; IF(COUNTIF([.C417:.G417]; &quot;yes&quot;) &gt; 0; &quot;yes&quot;; &quot;no&quot;))">
            <text:p/>
          </table:table-cell>
        </table:table-row>
        <table:table-row table:style-name="ro6">
          <table:table-cell table:number-columns-repeated="2"/>
          <table:table-cell table:formula="of:=IF(ISBLANK([$Contradiction.C418]);&quot;&quot;; [$Contradiction.C418])">
            <text:p/>
          </table:table-cell>
          <table:table-cell table:formula="of:=IF(ISBLANK([$Entailment.C418]);&quot;&quot;; [$Entailment.C418])">
            <text:p/>
          </table:table-cell>
          <table:table-cell table:formula="of:=IF(ISBLANK([$Specificity.C418]);&quot;&quot;; [$Specificity.C418])">
            <text:p/>
          </table:table-cell>
          <table:table-cell table:formula="of:=IF(ISBLANK([$Paraphrase.C418]);&quot;&quot;; [$Paraphrase.C418])">
            <text:p/>
          </table:table-cell>
          <table:table-cell table:formula="of:=IF(ISBLANK([$LocalRelevance.C418]);&quot;&quot;; [$LocalRelevance.C418])">
            <text:p/>
          </table:table-cell>
          <table:table-cell table:formula="of:=IF(ISBLANK([.A418]); &quot;&quot;; IF(COUNTIF([.C418:.G418]; &quot;yes&quot;) &gt; 0; &quot;yes&quot;; &quot;no&quot;))">
            <text:p/>
          </table:table-cell>
        </table:table-row>
        <table:table-row table:style-name="ro6">
          <table:table-cell table:number-columns-repeated="2"/>
          <table:table-cell table:formula="of:=IF(ISBLANK([$Contradiction.C419]);&quot;&quot;; [$Contradiction.C419])">
            <text:p/>
          </table:table-cell>
          <table:table-cell table:formula="of:=IF(ISBLANK([$Entailment.C419]);&quot;&quot;; [$Entailment.C419])">
            <text:p/>
          </table:table-cell>
          <table:table-cell table:formula="of:=IF(ISBLANK([$Specificity.C419]);&quot;&quot;; [$Specificity.C419])">
            <text:p/>
          </table:table-cell>
          <table:table-cell table:formula="of:=IF(ISBLANK([$Paraphrase.C419]);&quot;&quot;; [$Paraphrase.C419])">
            <text:p/>
          </table:table-cell>
          <table:table-cell table:formula="of:=IF(ISBLANK([$LocalRelevance.C419]);&quot;&quot;; [$LocalRelevance.C419])">
            <text:p/>
          </table:table-cell>
          <table:table-cell table:formula="of:=IF(ISBLANK([.A419]); &quot;&quot;; IF(COUNTIF([.C419:.G419]; &quot;yes&quot;) &gt; 0; &quot;yes&quot;; &quot;no&quot;))">
            <text:p/>
          </table:table-cell>
        </table:table-row>
        <table:table-row table:style-name="ro6">
          <table:table-cell table:number-columns-repeated="2"/>
          <table:table-cell table:formula="of:=IF(ISBLANK([$Contradiction.C420]);&quot;&quot;; [$Contradiction.C420])">
            <text:p/>
          </table:table-cell>
          <table:table-cell table:formula="of:=IF(ISBLANK([$Entailment.C420]);&quot;&quot;; [$Entailment.C420])">
            <text:p/>
          </table:table-cell>
          <table:table-cell table:formula="of:=IF(ISBLANK([$Specificity.C420]);&quot;&quot;; [$Specificity.C420])">
            <text:p/>
          </table:table-cell>
          <table:table-cell table:formula="of:=IF(ISBLANK([$Paraphrase.C420]);&quot;&quot;; [$Paraphrase.C420])">
            <text:p/>
          </table:table-cell>
          <table:table-cell table:formula="of:=IF(ISBLANK([$LocalRelevance.C420]);&quot;&quot;; [$LocalRelevance.C420])">
            <text:p/>
          </table:table-cell>
          <table:table-cell table:formula="of:=IF(ISBLANK([.A420]); &quot;&quot;; IF(COUNTIF([.C420:.G420]; &quot;yes&quot;) &gt; 0; &quot;yes&quot;; &quot;no&quot;))">
            <text:p/>
          </table:table-cell>
        </table:table-row>
        <table:table-row table:style-name="ro6">
          <table:table-cell table:number-columns-repeated="2"/>
          <table:table-cell table:formula="of:=IF(ISBLANK([$Contradiction.C421]);&quot;&quot;; [$Contradiction.C421])">
            <text:p/>
          </table:table-cell>
          <table:table-cell table:formula="of:=IF(ISBLANK([$Entailment.C421]);&quot;&quot;; [$Entailment.C421])">
            <text:p/>
          </table:table-cell>
          <table:table-cell table:formula="of:=IF(ISBLANK([$Specificity.C421]);&quot;&quot;; [$Specificity.C421])">
            <text:p/>
          </table:table-cell>
          <table:table-cell table:formula="of:=IF(ISBLANK([$Paraphrase.C421]);&quot;&quot;; [$Paraphrase.C421])">
            <text:p/>
          </table:table-cell>
          <table:table-cell table:formula="of:=IF(ISBLANK([$LocalRelevance.C421]);&quot;&quot;; [$LocalRelevance.C421])">
            <text:p/>
          </table:table-cell>
          <table:table-cell table:formula="of:=IF(ISBLANK([.A421]); &quot;&quot;; IF(COUNTIF([.C421:.G421]; &quot;yes&quot;) &gt; 0; &quot;yes&quot;; &quot;no&quot;))">
            <text:p/>
          </table:table-cell>
        </table:table-row>
        <table:table-row table:style-name="ro6">
          <table:table-cell table:number-columns-repeated="2"/>
          <table:table-cell table:formula="of:=IF(ISBLANK([$Contradiction.C422]);&quot;&quot;; [$Contradiction.C422])">
            <text:p/>
          </table:table-cell>
          <table:table-cell table:formula="of:=IF(ISBLANK([$Entailment.C422]);&quot;&quot;; [$Entailment.C422])">
            <text:p/>
          </table:table-cell>
          <table:table-cell table:formula="of:=IF(ISBLANK([$Specificity.C422]);&quot;&quot;; [$Specificity.C422])">
            <text:p/>
          </table:table-cell>
          <table:table-cell table:formula="of:=IF(ISBLANK([$Paraphrase.C422]);&quot;&quot;; [$Paraphrase.C422])">
            <text:p/>
          </table:table-cell>
          <table:table-cell table:formula="of:=IF(ISBLANK([$LocalRelevance.C422]);&quot;&quot;; [$LocalRelevance.C422])">
            <text:p/>
          </table:table-cell>
          <table:table-cell table:formula="of:=IF(ISBLANK([.A422]); &quot;&quot;; IF(COUNTIF([.C422:.G422]; &quot;yes&quot;) &gt; 0; &quot;yes&quot;; &quot;no&quot;))">
            <text:p/>
          </table:table-cell>
        </table:table-row>
        <table:table-row table:style-name="ro6">
          <table:table-cell table:number-columns-repeated="2"/>
          <table:table-cell table:formula="of:=IF(ISBLANK([$Contradiction.C423]);&quot;&quot;; [$Contradiction.C423])">
            <text:p/>
          </table:table-cell>
          <table:table-cell table:formula="of:=IF(ISBLANK([$Entailment.C423]);&quot;&quot;; [$Entailment.C423])">
            <text:p/>
          </table:table-cell>
          <table:table-cell table:formula="of:=IF(ISBLANK([$Specificity.C423]);&quot;&quot;; [$Specificity.C423])">
            <text:p/>
          </table:table-cell>
          <table:table-cell table:formula="of:=IF(ISBLANK([$Paraphrase.C423]);&quot;&quot;; [$Paraphrase.C423])">
            <text:p/>
          </table:table-cell>
          <table:table-cell table:formula="of:=IF(ISBLANK([$LocalRelevance.C423]);&quot;&quot;; [$LocalRelevance.C423])">
            <text:p/>
          </table:table-cell>
          <table:table-cell table:formula="of:=IF(ISBLANK([.A423]); &quot;&quot;; IF(COUNTIF([.C423:.G423]; &quot;yes&quot;) &gt; 0; &quot;yes&quot;; &quot;no&quot;))">
            <text:p/>
          </table:table-cell>
        </table:table-row>
        <table:table-row table:style-name="ro6">
          <table:table-cell table:number-columns-repeated="2"/>
          <table:table-cell table:formula="of:=IF(ISBLANK([$Contradiction.C424]);&quot;&quot;; [$Contradiction.C424])">
            <text:p/>
          </table:table-cell>
          <table:table-cell table:formula="of:=IF(ISBLANK([$Entailment.C424]);&quot;&quot;; [$Entailment.C424])">
            <text:p/>
          </table:table-cell>
          <table:table-cell table:formula="of:=IF(ISBLANK([$Specificity.C424]);&quot;&quot;; [$Specificity.C424])">
            <text:p/>
          </table:table-cell>
          <table:table-cell table:formula="of:=IF(ISBLANK([$Paraphrase.C424]);&quot;&quot;; [$Paraphrase.C424])">
            <text:p/>
          </table:table-cell>
          <table:table-cell table:formula="of:=IF(ISBLANK([$LocalRelevance.C424]);&quot;&quot;; [$LocalRelevance.C424])">
            <text:p/>
          </table:table-cell>
          <table:table-cell table:formula="of:=IF(ISBLANK([.A424]); &quot;&quot;; IF(COUNTIF([.C424:.G424]; &quot;yes&quot;) &gt; 0; &quot;yes&quot;; &quot;no&quot;))">
            <text:p/>
          </table:table-cell>
        </table:table-row>
        <table:table-row table:style-name="ro6">
          <table:table-cell table:number-columns-repeated="2"/>
          <table:table-cell table:formula="of:=IF(ISBLANK([$Contradiction.C425]);&quot;&quot;; [$Contradiction.C425])">
            <text:p/>
          </table:table-cell>
          <table:table-cell table:formula="of:=IF(ISBLANK([$Entailment.C425]);&quot;&quot;; [$Entailment.C425])">
            <text:p/>
          </table:table-cell>
          <table:table-cell table:formula="of:=IF(ISBLANK([$Specificity.C425]);&quot;&quot;; [$Specificity.C425])">
            <text:p/>
          </table:table-cell>
          <table:table-cell table:formula="of:=IF(ISBLANK([$Paraphrase.C425]);&quot;&quot;; [$Paraphrase.C425])">
            <text:p/>
          </table:table-cell>
          <table:table-cell table:formula="of:=IF(ISBLANK([$LocalRelevance.C425]);&quot;&quot;; [$LocalRelevance.C425])">
            <text:p/>
          </table:table-cell>
          <table:table-cell table:formula="of:=IF(ISBLANK([.A425]); &quot;&quot;; IF(COUNTIF([.C425:.G425]; &quot;yes&quot;) &gt; 0; &quot;yes&quot;; &quot;no&quot;))">
            <text:p/>
          </table:table-cell>
        </table:table-row>
        <table:table-row table:style-name="ro6">
          <table:table-cell table:number-columns-repeated="2"/>
          <table:table-cell table:formula="of:=IF(ISBLANK([$Contradiction.C426]);&quot;&quot;; [$Contradiction.C426])">
            <text:p/>
          </table:table-cell>
          <table:table-cell table:formula="of:=IF(ISBLANK([$Entailment.C426]);&quot;&quot;; [$Entailment.C426])">
            <text:p/>
          </table:table-cell>
          <table:table-cell table:formula="of:=IF(ISBLANK([$Specificity.C426]);&quot;&quot;; [$Specificity.C426])">
            <text:p/>
          </table:table-cell>
          <table:table-cell table:formula="of:=IF(ISBLANK([$Paraphrase.C426]);&quot;&quot;; [$Paraphrase.C426])">
            <text:p/>
          </table:table-cell>
          <table:table-cell table:formula="of:=IF(ISBLANK([$LocalRelevance.C426]);&quot;&quot;; [$LocalRelevance.C426])">
            <text:p/>
          </table:table-cell>
          <table:table-cell table:formula="of:=IF(ISBLANK([.A426]); &quot;&quot;; IF(COUNTIF([.C426:.G426]; &quot;yes&quot;) &gt; 0; &quot;yes&quot;; &quot;no&quot;))">
            <text:p/>
          </table:table-cell>
        </table:table-row>
        <table:table-row table:style-name="ro6">
          <table:table-cell table:number-columns-repeated="2"/>
          <table:table-cell table:formula="of:=IF(ISBLANK([$Contradiction.C427]);&quot;&quot;; [$Contradiction.C427])">
            <text:p/>
          </table:table-cell>
          <table:table-cell table:formula="of:=IF(ISBLANK([$Entailment.C427]);&quot;&quot;; [$Entailment.C427])">
            <text:p/>
          </table:table-cell>
          <table:table-cell table:formula="of:=IF(ISBLANK([$Specificity.C427]);&quot;&quot;; [$Specificity.C427])">
            <text:p/>
          </table:table-cell>
          <table:table-cell table:formula="of:=IF(ISBLANK([$Paraphrase.C427]);&quot;&quot;; [$Paraphrase.C427])">
            <text:p/>
          </table:table-cell>
          <table:table-cell table:formula="of:=IF(ISBLANK([$LocalRelevance.C427]);&quot;&quot;; [$LocalRelevance.C427])">
            <text:p/>
          </table:table-cell>
          <table:table-cell table:formula="of:=IF(ISBLANK([.A427]); &quot;&quot;; IF(COUNTIF([.C427:.G427]; &quot;yes&quot;) &gt; 0; &quot;yes&quot;; &quot;no&quot;))">
            <text:p/>
          </table:table-cell>
        </table:table-row>
        <table:table-row table:style-name="ro6">
          <table:table-cell table:number-columns-repeated="2"/>
          <table:table-cell table:formula="of:=IF(ISBLANK([$Contradiction.C428]);&quot;&quot;; [$Contradiction.C428])">
            <text:p/>
          </table:table-cell>
          <table:table-cell table:formula="of:=IF(ISBLANK([$Entailment.C428]);&quot;&quot;; [$Entailment.C428])">
            <text:p/>
          </table:table-cell>
          <table:table-cell table:formula="of:=IF(ISBLANK([$Specificity.C428]);&quot;&quot;; [$Specificity.C428])">
            <text:p/>
          </table:table-cell>
          <table:table-cell table:formula="of:=IF(ISBLANK([$Paraphrase.C428]);&quot;&quot;; [$Paraphrase.C428])">
            <text:p/>
          </table:table-cell>
          <table:table-cell table:formula="of:=IF(ISBLANK([$LocalRelevance.C428]);&quot;&quot;; [$LocalRelevance.C428])">
            <text:p/>
          </table:table-cell>
          <table:table-cell table:formula="of:=IF(ISBLANK([.A428]); &quot;&quot;; IF(COUNTIF([.C428:.G428]; &quot;yes&quot;) &gt; 0; &quot;yes&quot;; &quot;no&quot;))">
            <text:p/>
          </table:table-cell>
        </table:table-row>
        <table:table-row table:style-name="ro6">
          <table:table-cell table:number-columns-repeated="2"/>
          <table:table-cell table:formula="of:=IF(ISBLANK([$Contradiction.C429]);&quot;&quot;; [$Contradiction.C429])">
            <text:p/>
          </table:table-cell>
          <table:table-cell table:formula="of:=IF(ISBLANK([$Entailment.C429]);&quot;&quot;; [$Entailment.C429])">
            <text:p/>
          </table:table-cell>
          <table:table-cell table:formula="of:=IF(ISBLANK([$Specificity.C429]);&quot;&quot;; [$Specificity.C429])">
            <text:p/>
          </table:table-cell>
          <table:table-cell table:formula="of:=IF(ISBLANK([$Paraphrase.C429]);&quot;&quot;; [$Paraphrase.C429])">
            <text:p/>
          </table:table-cell>
          <table:table-cell table:formula="of:=IF(ISBLANK([$LocalRelevance.C429]);&quot;&quot;; [$LocalRelevance.C429])">
            <text:p/>
          </table:table-cell>
          <table:table-cell table:formula="of:=IF(ISBLANK([.A429]); &quot;&quot;; IF(COUNTIF([.C429:.G429]; &quot;yes&quot;) &gt; 0; &quot;yes&quot;; &quot;no&quot;))">
            <text:p/>
          </table:table-cell>
        </table:table-row>
        <table:table-row table:style-name="ro6">
          <table:table-cell table:number-columns-repeated="2"/>
          <table:table-cell table:formula="of:=IF(ISBLANK([$Contradiction.C430]);&quot;&quot;; [$Contradiction.C430])">
            <text:p/>
          </table:table-cell>
          <table:table-cell table:formula="of:=IF(ISBLANK([$Entailment.C430]);&quot;&quot;; [$Entailment.C430])">
            <text:p/>
          </table:table-cell>
          <table:table-cell table:formula="of:=IF(ISBLANK([$Specificity.C430]);&quot;&quot;; [$Specificity.C430])">
            <text:p/>
          </table:table-cell>
          <table:table-cell table:formula="of:=IF(ISBLANK([$Paraphrase.C430]);&quot;&quot;; [$Paraphrase.C430])">
            <text:p/>
          </table:table-cell>
          <table:table-cell table:formula="of:=IF(ISBLANK([$LocalRelevance.C430]);&quot;&quot;; [$LocalRelevance.C430])">
            <text:p/>
          </table:table-cell>
          <table:table-cell table:formula="of:=IF(ISBLANK([.A430]); &quot;&quot;; IF(COUNTIF([.C430:.G430]; &quot;yes&quot;) &gt; 0; &quot;yes&quot;; &quot;no&quot;))">
            <text:p/>
          </table:table-cell>
        </table:table-row>
        <table:table-row table:style-name="ro6">
          <table:table-cell table:number-columns-repeated="2"/>
          <table:table-cell table:formula="of:=IF(ISBLANK([$Contradiction.C431]);&quot;&quot;; [$Contradiction.C431])">
            <text:p/>
          </table:table-cell>
          <table:table-cell table:formula="of:=IF(ISBLANK([$Entailment.C431]);&quot;&quot;; [$Entailment.C431])">
            <text:p/>
          </table:table-cell>
          <table:table-cell table:formula="of:=IF(ISBLANK([$Specificity.C431]);&quot;&quot;; [$Specificity.C431])">
            <text:p/>
          </table:table-cell>
          <table:table-cell table:formula="of:=IF(ISBLANK([$Paraphrase.C431]);&quot;&quot;; [$Paraphrase.C431])">
            <text:p/>
          </table:table-cell>
          <table:table-cell table:formula="of:=IF(ISBLANK([$LocalRelevance.C431]);&quot;&quot;; [$LocalRelevance.C431])">
            <text:p/>
          </table:table-cell>
          <table:table-cell table:formula="of:=IF(ISBLANK([.A431]); &quot;&quot;; IF(COUNTIF([.C431:.G431]; &quot;yes&quot;) &gt; 0; &quot;yes&quot;; &quot;no&quot;))">
            <text:p/>
          </table:table-cell>
        </table:table-row>
        <table:table-row table:style-name="ro6">
          <table:table-cell table:number-columns-repeated="2"/>
          <table:table-cell table:formula="of:=IF(ISBLANK([$Contradiction.C432]);&quot;&quot;; [$Contradiction.C432])">
            <text:p/>
          </table:table-cell>
          <table:table-cell table:formula="of:=IF(ISBLANK([$Entailment.C432]);&quot;&quot;; [$Entailment.C432])">
            <text:p/>
          </table:table-cell>
          <table:table-cell table:formula="of:=IF(ISBLANK([$Specificity.C432]);&quot;&quot;; [$Specificity.C432])">
            <text:p/>
          </table:table-cell>
          <table:table-cell table:formula="of:=IF(ISBLANK([$Paraphrase.C432]);&quot;&quot;; [$Paraphrase.C432])">
            <text:p/>
          </table:table-cell>
          <table:table-cell table:formula="of:=IF(ISBLANK([$LocalRelevance.C432]);&quot;&quot;; [$LocalRelevance.C432])">
            <text:p/>
          </table:table-cell>
          <table:table-cell table:formula="of:=IF(ISBLANK([.A432]); &quot;&quot;; IF(COUNTIF([.C432:.G432]; &quot;yes&quot;) &gt; 0; &quot;yes&quot;; &quot;no&quot;))">
            <text:p/>
          </table:table-cell>
        </table:table-row>
        <table:table-row table:style-name="ro6">
          <table:table-cell table:number-columns-repeated="2"/>
          <table:table-cell table:formula="of:=IF(ISBLANK([$Contradiction.C433]);&quot;&quot;; [$Contradiction.C433])">
            <text:p/>
          </table:table-cell>
          <table:table-cell table:formula="of:=IF(ISBLANK([$Entailment.C433]);&quot;&quot;; [$Entailment.C433])">
            <text:p/>
          </table:table-cell>
          <table:table-cell table:formula="of:=IF(ISBLANK([$Specificity.C433]);&quot;&quot;; [$Specificity.C433])">
            <text:p/>
          </table:table-cell>
          <table:table-cell table:formula="of:=IF(ISBLANK([$Paraphrase.C433]);&quot;&quot;; [$Paraphrase.C433])">
            <text:p/>
          </table:table-cell>
          <table:table-cell table:formula="of:=IF(ISBLANK([$LocalRelevance.C433]);&quot;&quot;; [$LocalRelevance.C433])">
            <text:p/>
          </table:table-cell>
          <table:table-cell table:formula="of:=IF(ISBLANK([.A433]); &quot;&quot;; IF(COUNTIF([.C433:.G433]; &quot;yes&quot;) &gt; 0; &quot;yes&quot;; &quot;no&quot;))">
            <text:p/>
          </table:table-cell>
        </table:table-row>
        <table:table-row table:style-name="ro6">
          <table:table-cell table:number-columns-repeated="2"/>
          <table:table-cell table:formula="of:=IF(ISBLANK([$Contradiction.C434]);&quot;&quot;; [$Contradiction.C434])">
            <text:p/>
          </table:table-cell>
          <table:table-cell table:formula="of:=IF(ISBLANK([$Entailment.C434]);&quot;&quot;; [$Entailment.C434])">
            <text:p/>
          </table:table-cell>
          <table:table-cell table:formula="of:=IF(ISBLANK([$Specificity.C434]);&quot;&quot;; [$Specificity.C434])">
            <text:p/>
          </table:table-cell>
          <table:table-cell table:formula="of:=IF(ISBLANK([$Paraphrase.C434]);&quot;&quot;; [$Paraphrase.C434])">
            <text:p/>
          </table:table-cell>
          <table:table-cell table:formula="of:=IF(ISBLANK([$LocalRelevance.C434]);&quot;&quot;; [$LocalRelevance.C434])">
            <text:p/>
          </table:table-cell>
          <table:table-cell table:formula="of:=IF(ISBLANK([.A434]); &quot;&quot;; IF(COUNTIF([.C434:.G434]; &quot;yes&quot;) &gt; 0; &quot;yes&quot;; &quot;no&quot;))">
            <text:p/>
          </table:table-cell>
        </table:table-row>
        <table:table-row table:style-name="ro6">
          <table:table-cell table:number-columns-repeated="2"/>
          <table:table-cell table:formula="of:=IF(ISBLANK([$Contradiction.C435]);&quot;&quot;; [$Contradiction.C435])">
            <text:p/>
          </table:table-cell>
          <table:table-cell table:formula="of:=IF(ISBLANK([$Entailment.C435]);&quot;&quot;; [$Entailment.C435])">
            <text:p/>
          </table:table-cell>
          <table:table-cell table:formula="of:=IF(ISBLANK([$Specificity.C435]);&quot;&quot;; [$Specificity.C435])">
            <text:p/>
          </table:table-cell>
          <table:table-cell table:formula="of:=IF(ISBLANK([$Paraphrase.C435]);&quot;&quot;; [$Paraphrase.C435])">
            <text:p/>
          </table:table-cell>
          <table:table-cell table:formula="of:=IF(ISBLANK([$LocalRelevance.C435]);&quot;&quot;; [$LocalRelevance.C435])">
            <text:p/>
          </table:table-cell>
          <table:table-cell table:formula="of:=IF(ISBLANK([.A435]); &quot;&quot;; IF(COUNTIF([.C435:.G435]; &quot;yes&quot;) &gt; 0; &quot;yes&quot;; &quot;no&quot;))">
            <text:p/>
          </table:table-cell>
        </table:table-row>
        <table:table-row table:style-name="ro6">
          <table:table-cell table:number-columns-repeated="2"/>
          <table:table-cell table:formula="of:=IF(ISBLANK([$Contradiction.C436]);&quot;&quot;; [$Contradiction.C436])">
            <text:p/>
          </table:table-cell>
          <table:table-cell table:formula="of:=IF(ISBLANK([$Entailment.C436]);&quot;&quot;; [$Entailment.C436])">
            <text:p/>
          </table:table-cell>
          <table:table-cell table:formula="of:=IF(ISBLANK([$Specificity.C436]);&quot;&quot;; [$Specificity.C436])">
            <text:p/>
          </table:table-cell>
          <table:table-cell table:formula="of:=IF(ISBLANK([$Paraphrase.C436]);&quot;&quot;; [$Paraphrase.C436])">
            <text:p/>
          </table:table-cell>
          <table:table-cell table:formula="of:=IF(ISBLANK([$LocalRelevance.C436]);&quot;&quot;; [$LocalRelevance.C436])">
            <text:p/>
          </table:table-cell>
          <table:table-cell table:formula="of:=IF(ISBLANK([.A436]); &quot;&quot;; IF(COUNTIF([.C436:.G436]; &quot;yes&quot;) &gt; 0; &quot;yes&quot;; &quot;no&quot;))">
            <text:p/>
          </table:table-cell>
        </table:table-row>
        <table:table-row table:style-name="ro6">
          <table:table-cell table:number-columns-repeated="2"/>
          <table:table-cell table:formula="of:=IF(ISBLANK([$Contradiction.C437]);&quot;&quot;; [$Contradiction.C437])">
            <text:p/>
          </table:table-cell>
          <table:table-cell table:formula="of:=IF(ISBLANK([$Entailment.C437]);&quot;&quot;; [$Entailment.C437])">
            <text:p/>
          </table:table-cell>
          <table:table-cell table:formula="of:=IF(ISBLANK([$Specificity.C437]);&quot;&quot;; [$Specificity.C437])">
            <text:p/>
          </table:table-cell>
          <table:table-cell table:formula="of:=IF(ISBLANK([$Paraphrase.C437]);&quot;&quot;; [$Paraphrase.C437])">
            <text:p/>
          </table:table-cell>
          <table:table-cell table:formula="of:=IF(ISBLANK([$LocalRelevance.C437]);&quot;&quot;; [$LocalRelevance.C437])">
            <text:p/>
          </table:table-cell>
          <table:table-cell table:formula="of:=IF(ISBLANK([.A437]); &quot;&quot;; IF(COUNTIF([.C437:.G437]; &quot;yes&quot;) &gt; 0; &quot;yes&quot;; &quot;no&quot;))">
            <text:p/>
          </table:table-cell>
        </table:table-row>
        <table:table-row table:style-name="ro6">
          <table:table-cell table:number-columns-repeated="2"/>
          <table:table-cell table:formula="of:=IF(ISBLANK([$Contradiction.C438]);&quot;&quot;; [$Contradiction.C438])">
            <text:p/>
          </table:table-cell>
          <table:table-cell table:formula="of:=IF(ISBLANK([$Entailment.C438]);&quot;&quot;; [$Entailment.C438])">
            <text:p/>
          </table:table-cell>
          <table:table-cell table:formula="of:=IF(ISBLANK([$Specificity.C438]);&quot;&quot;; [$Specificity.C438])">
            <text:p/>
          </table:table-cell>
          <table:table-cell table:formula="of:=IF(ISBLANK([$Paraphrase.C438]);&quot;&quot;; [$Paraphrase.C438])">
            <text:p/>
          </table:table-cell>
          <table:table-cell table:formula="of:=IF(ISBLANK([$LocalRelevance.C438]);&quot;&quot;; [$LocalRelevance.C438])">
            <text:p/>
          </table:table-cell>
          <table:table-cell table:formula="of:=IF(ISBLANK([.A438]); &quot;&quot;; IF(COUNTIF([.C438:.G438]; &quot;yes&quot;) &gt; 0; &quot;yes&quot;; &quot;no&quot;))">
            <text:p/>
          </table:table-cell>
        </table:table-row>
        <table:table-row table:style-name="ro6">
          <table:table-cell table:number-columns-repeated="2"/>
          <table:table-cell table:formula="of:=IF(ISBLANK([$Contradiction.C439]);&quot;&quot;; [$Contradiction.C439])">
            <text:p/>
          </table:table-cell>
          <table:table-cell table:formula="of:=IF(ISBLANK([$Entailment.C439]);&quot;&quot;; [$Entailment.C439])">
            <text:p/>
          </table:table-cell>
          <table:table-cell table:formula="of:=IF(ISBLANK([$Specificity.C439]);&quot;&quot;; [$Specificity.C439])">
            <text:p/>
          </table:table-cell>
          <table:table-cell table:formula="of:=IF(ISBLANK([$Paraphrase.C439]);&quot;&quot;; [$Paraphrase.C439])">
            <text:p/>
          </table:table-cell>
          <table:table-cell table:formula="of:=IF(ISBLANK([$LocalRelevance.C439]);&quot;&quot;; [$LocalRelevance.C439])">
            <text:p/>
          </table:table-cell>
          <table:table-cell table:formula="of:=IF(ISBLANK([.A439]); &quot;&quot;; IF(COUNTIF([.C439:.G439]; &quot;yes&quot;) &gt; 0; &quot;yes&quot;; &quot;no&quot;))">
            <text:p/>
          </table:table-cell>
        </table:table-row>
        <table:table-row table:style-name="ro6">
          <table:table-cell table:number-columns-repeated="2"/>
          <table:table-cell table:formula="of:=IF(ISBLANK([$Contradiction.C440]);&quot;&quot;; [$Contradiction.C440])">
            <text:p/>
          </table:table-cell>
          <table:table-cell table:formula="of:=IF(ISBLANK([$Entailment.C440]);&quot;&quot;; [$Entailment.C440])">
            <text:p/>
          </table:table-cell>
          <table:table-cell table:formula="of:=IF(ISBLANK([$Specificity.C440]);&quot;&quot;; [$Specificity.C440])">
            <text:p/>
          </table:table-cell>
          <table:table-cell table:formula="of:=IF(ISBLANK([$Paraphrase.C440]);&quot;&quot;; [$Paraphrase.C440])">
            <text:p/>
          </table:table-cell>
          <table:table-cell table:formula="of:=IF(ISBLANK([$LocalRelevance.C440]);&quot;&quot;; [$LocalRelevance.C440])">
            <text:p/>
          </table:table-cell>
          <table:table-cell table:formula="of:=IF(ISBLANK([.A440]); &quot;&quot;; IF(COUNTIF([.C440:.G440]; &quot;yes&quot;) &gt; 0; &quot;yes&quot;; &quot;no&quot;))">
            <text:p/>
          </table:table-cell>
        </table:table-row>
        <table:table-row table:style-name="ro6">
          <table:table-cell table:number-columns-repeated="2"/>
          <table:table-cell table:formula="of:=IF(ISBLANK([$Contradiction.C441]);&quot;&quot;; [$Contradiction.C441])">
            <text:p/>
          </table:table-cell>
          <table:table-cell table:formula="of:=IF(ISBLANK([$Entailment.C441]);&quot;&quot;; [$Entailment.C441])">
            <text:p/>
          </table:table-cell>
          <table:table-cell table:formula="of:=IF(ISBLANK([$Specificity.C441]);&quot;&quot;; [$Specificity.C441])">
            <text:p/>
          </table:table-cell>
          <table:table-cell table:formula="of:=IF(ISBLANK([$Paraphrase.C441]);&quot;&quot;; [$Paraphrase.C441])">
            <text:p/>
          </table:table-cell>
          <table:table-cell table:formula="of:=IF(ISBLANK([$LocalRelevance.C441]);&quot;&quot;; [$LocalRelevance.C441])">
            <text:p/>
          </table:table-cell>
          <table:table-cell table:formula="of:=IF(ISBLANK([.A441]); &quot;&quot;; IF(COUNTIF([.C441:.G441]; &quot;yes&quot;) &gt; 0; &quot;yes&quot;; &quot;no&quot;))">
            <text:p/>
          </table:table-cell>
        </table:table-row>
        <table:table-row table:style-name="ro6">
          <table:table-cell table:number-columns-repeated="2"/>
          <table:table-cell table:formula="of:=IF(ISBLANK([$Contradiction.C442]);&quot;&quot;; [$Contradiction.C442])">
            <text:p/>
          </table:table-cell>
          <table:table-cell table:formula="of:=IF(ISBLANK([$Entailment.C442]);&quot;&quot;; [$Entailment.C442])">
            <text:p/>
          </table:table-cell>
          <table:table-cell table:formula="of:=IF(ISBLANK([$Specificity.C442]);&quot;&quot;; [$Specificity.C442])">
            <text:p/>
          </table:table-cell>
          <table:table-cell table:formula="of:=IF(ISBLANK([$Paraphrase.C442]);&quot;&quot;; [$Paraphrase.C442])">
            <text:p/>
          </table:table-cell>
          <table:table-cell table:formula="of:=IF(ISBLANK([$LocalRelevance.C442]);&quot;&quot;; [$LocalRelevance.C442])">
            <text:p/>
          </table:table-cell>
          <table:table-cell table:formula="of:=IF(ISBLANK([.A442]); &quot;&quot;; IF(COUNTIF([.C442:.G442]; &quot;yes&quot;) &gt; 0; &quot;yes&quot;; &quot;no&quot;))">
            <text:p/>
          </table:table-cell>
        </table:table-row>
        <table:table-row table:style-name="ro6">
          <table:table-cell table:number-columns-repeated="2"/>
          <table:table-cell table:formula="of:=IF(ISBLANK([$Contradiction.C443]);&quot;&quot;; [$Contradiction.C443])">
            <text:p/>
          </table:table-cell>
          <table:table-cell table:formula="of:=IF(ISBLANK([$Entailment.C443]);&quot;&quot;; [$Entailment.C443])">
            <text:p/>
          </table:table-cell>
          <table:table-cell table:formula="of:=IF(ISBLANK([$Specificity.C443]);&quot;&quot;; [$Specificity.C443])">
            <text:p/>
          </table:table-cell>
          <table:table-cell table:formula="of:=IF(ISBLANK([$Paraphrase.C443]);&quot;&quot;; [$Paraphrase.C443])">
            <text:p/>
          </table:table-cell>
          <table:table-cell table:formula="of:=IF(ISBLANK([$LocalRelevance.C443]);&quot;&quot;; [$LocalRelevance.C443])">
            <text:p/>
          </table:table-cell>
          <table:table-cell table:formula="of:=IF(ISBLANK([.A443]); &quot;&quot;; IF(COUNTIF([.C443:.G443]; &quot;yes&quot;) &gt; 0; &quot;yes&quot;; &quot;no&quot;))">
            <text:p/>
          </table:table-cell>
        </table:table-row>
        <table:table-row table:style-name="ro6">
          <table:table-cell table:number-columns-repeated="2"/>
          <table:table-cell table:formula="of:=IF(ISBLANK([$Contradiction.C444]);&quot;&quot;; [$Contradiction.C444])">
            <text:p/>
          </table:table-cell>
          <table:table-cell table:formula="of:=IF(ISBLANK([$Entailment.C444]);&quot;&quot;; [$Entailment.C444])">
            <text:p/>
          </table:table-cell>
          <table:table-cell table:formula="of:=IF(ISBLANK([$Specificity.C444]);&quot;&quot;; [$Specificity.C444])">
            <text:p/>
          </table:table-cell>
          <table:table-cell table:formula="of:=IF(ISBLANK([$Paraphrase.C444]);&quot;&quot;; [$Paraphrase.C444])">
            <text:p/>
          </table:table-cell>
          <table:table-cell table:formula="of:=IF(ISBLANK([$LocalRelevance.C444]);&quot;&quot;; [$LocalRelevance.C444])">
            <text:p/>
          </table:table-cell>
          <table:table-cell table:formula="of:=IF(ISBLANK([.A444]); &quot;&quot;; IF(COUNTIF([.C444:.G444]; &quot;yes&quot;) &gt; 0; &quot;yes&quot;; &quot;no&quot;))">
            <text:p/>
          </table:table-cell>
        </table:table-row>
        <table:table-row table:style-name="ro6">
          <table:table-cell table:number-columns-repeated="2"/>
          <table:table-cell table:formula="of:=IF(ISBLANK([$Contradiction.C445]);&quot;&quot;; [$Contradiction.C445])">
            <text:p/>
          </table:table-cell>
          <table:table-cell table:formula="of:=IF(ISBLANK([$Entailment.C445]);&quot;&quot;; [$Entailment.C445])">
            <text:p/>
          </table:table-cell>
          <table:table-cell table:formula="of:=IF(ISBLANK([$Specificity.C445]);&quot;&quot;; [$Specificity.C445])">
            <text:p/>
          </table:table-cell>
          <table:table-cell table:formula="of:=IF(ISBLANK([$Paraphrase.C445]);&quot;&quot;; [$Paraphrase.C445])">
            <text:p/>
          </table:table-cell>
          <table:table-cell table:formula="of:=IF(ISBLANK([$LocalRelevance.C445]);&quot;&quot;; [$LocalRelevance.C445])">
            <text:p/>
          </table:table-cell>
          <table:table-cell table:formula="of:=IF(ISBLANK([.A445]); &quot;&quot;; IF(COUNTIF([.C445:.G445]; &quot;yes&quot;) &gt; 0; &quot;yes&quot;; &quot;no&quot;))">
            <text:p/>
          </table:table-cell>
        </table:table-row>
        <table:table-row table:style-name="ro6">
          <table:table-cell table:number-columns-repeated="2"/>
          <table:table-cell table:formula="of:=IF(ISBLANK([$Contradiction.C446]);&quot;&quot;; [$Contradiction.C446])">
            <text:p/>
          </table:table-cell>
          <table:table-cell table:formula="of:=IF(ISBLANK([$Entailment.C446]);&quot;&quot;; [$Entailment.C446])">
            <text:p/>
          </table:table-cell>
          <table:table-cell table:formula="of:=IF(ISBLANK([$Specificity.C446]);&quot;&quot;; [$Specificity.C446])">
            <text:p/>
          </table:table-cell>
          <table:table-cell table:formula="of:=IF(ISBLANK([$Paraphrase.C446]);&quot;&quot;; [$Paraphrase.C446])">
            <text:p/>
          </table:table-cell>
          <table:table-cell table:formula="of:=IF(ISBLANK([$LocalRelevance.C446]);&quot;&quot;; [$LocalRelevance.C446])">
            <text:p/>
          </table:table-cell>
          <table:table-cell table:formula="of:=IF(ISBLANK([.A446]); &quot;&quot;; IF(COUNTIF([.C446:.G446]; &quot;yes&quot;) &gt; 0; &quot;yes&quot;; &quot;no&quot;))">
            <text:p/>
          </table:table-cell>
        </table:table-row>
        <table:table-row table:style-name="ro6">
          <table:table-cell table:number-columns-repeated="2"/>
          <table:table-cell table:formula="of:=IF(ISBLANK([$Contradiction.C447]);&quot;&quot;; [$Contradiction.C447])">
            <text:p/>
          </table:table-cell>
          <table:table-cell table:formula="of:=IF(ISBLANK([$Entailment.C447]);&quot;&quot;; [$Entailment.C447])">
            <text:p/>
          </table:table-cell>
          <table:table-cell table:formula="of:=IF(ISBLANK([$Specificity.C447]);&quot;&quot;; [$Specificity.C447])">
            <text:p/>
          </table:table-cell>
          <table:table-cell table:formula="of:=IF(ISBLANK([$Paraphrase.C447]);&quot;&quot;; [$Paraphrase.C447])">
            <text:p/>
          </table:table-cell>
          <table:table-cell table:formula="of:=IF(ISBLANK([$LocalRelevance.C447]);&quot;&quot;; [$LocalRelevance.C447])">
            <text:p/>
          </table:table-cell>
          <table:table-cell table:formula="of:=IF(ISBLANK([.A447]); &quot;&quot;; IF(COUNTIF([.C447:.G447]; &quot;yes&quot;) &gt; 0; &quot;yes&quot;; &quot;no&quot;))">
            <text:p/>
          </table:table-cell>
        </table:table-row>
        <table:table-row table:style-name="ro6">
          <table:table-cell table:number-columns-repeated="2"/>
          <table:table-cell table:formula="of:=IF(ISBLANK([$Contradiction.C448]);&quot;&quot;; [$Contradiction.C448])">
            <text:p/>
          </table:table-cell>
          <table:table-cell table:formula="of:=IF(ISBLANK([$Entailment.C448]);&quot;&quot;; [$Entailment.C448])">
            <text:p/>
          </table:table-cell>
          <table:table-cell table:formula="of:=IF(ISBLANK([$Specificity.C448]);&quot;&quot;; [$Specificity.C448])">
            <text:p/>
          </table:table-cell>
          <table:table-cell table:formula="of:=IF(ISBLANK([$Paraphrase.C448]);&quot;&quot;; [$Paraphrase.C448])">
            <text:p/>
          </table:table-cell>
          <table:table-cell table:formula="of:=IF(ISBLANK([$LocalRelevance.C448]);&quot;&quot;; [$LocalRelevance.C448])">
            <text:p/>
          </table:table-cell>
          <table:table-cell table:formula="of:=IF(ISBLANK([.A448]); &quot;&quot;; IF(COUNTIF([.C448:.G448]; &quot;yes&quot;) &gt; 0; &quot;yes&quot;; &quot;no&quot;))">
            <text:p/>
          </table:table-cell>
        </table:table-row>
        <table:table-row table:style-name="ro6">
          <table:table-cell table:number-columns-repeated="2"/>
          <table:table-cell table:formula="of:=IF(ISBLANK([$Contradiction.C449]);&quot;&quot;; [$Contradiction.C449])">
            <text:p/>
          </table:table-cell>
          <table:table-cell table:formula="of:=IF(ISBLANK([$Entailment.C449]);&quot;&quot;; [$Entailment.C449])">
            <text:p/>
          </table:table-cell>
          <table:table-cell table:formula="of:=IF(ISBLANK([$Specificity.C449]);&quot;&quot;; [$Specificity.C449])">
            <text:p/>
          </table:table-cell>
          <table:table-cell table:formula="of:=IF(ISBLANK([$Paraphrase.C449]);&quot;&quot;; [$Paraphrase.C449])">
            <text:p/>
          </table:table-cell>
          <table:table-cell table:formula="of:=IF(ISBLANK([$LocalRelevance.C449]);&quot;&quot;; [$LocalRelevance.C449])">
            <text:p/>
          </table:table-cell>
          <table:table-cell table:formula="of:=IF(ISBLANK([.A449]); &quot;&quot;; IF(COUNTIF([.C449:.G449]; &quot;yes&quot;) &gt; 0; &quot;yes&quot;; &quot;no&quot;))">
            <text:p/>
          </table:table-cell>
        </table:table-row>
        <table:table-row table:style-name="ro6">
          <table:table-cell table:number-columns-repeated="2"/>
          <table:table-cell table:formula="of:=IF(ISBLANK([$Contradiction.C450]);&quot;&quot;; [$Contradiction.C450])">
            <text:p/>
          </table:table-cell>
          <table:table-cell table:formula="of:=IF(ISBLANK([$Entailment.C450]);&quot;&quot;; [$Entailment.C450])">
            <text:p/>
          </table:table-cell>
          <table:table-cell table:formula="of:=IF(ISBLANK([$Specificity.C450]);&quot;&quot;; [$Specificity.C450])">
            <text:p/>
          </table:table-cell>
          <table:table-cell table:formula="of:=IF(ISBLANK([$Paraphrase.C450]);&quot;&quot;; [$Paraphrase.C450])">
            <text:p/>
          </table:table-cell>
          <table:table-cell table:formula="of:=IF(ISBLANK([$LocalRelevance.C450]);&quot;&quot;; [$LocalRelevance.C450])">
            <text:p/>
          </table:table-cell>
          <table:table-cell table:formula="of:=IF(ISBLANK([.A450]); &quot;&quot;; IF(COUNTIF([.C450:.G450]; &quot;yes&quot;) &gt; 0; &quot;yes&quot;; &quot;no&quot;))">
            <text:p/>
          </table:table-cell>
        </table:table-row>
        <table:table-row table:style-name="ro6">
          <table:table-cell table:number-columns-repeated="2"/>
          <table:table-cell table:formula="of:=IF(ISBLANK([$Contradiction.C451]);&quot;&quot;; [$Contradiction.C451])">
            <text:p/>
          </table:table-cell>
          <table:table-cell table:formula="of:=IF(ISBLANK([$Entailment.C451]);&quot;&quot;; [$Entailment.C451])">
            <text:p/>
          </table:table-cell>
          <table:table-cell table:formula="of:=IF(ISBLANK([$Specificity.C451]);&quot;&quot;; [$Specificity.C451])">
            <text:p/>
          </table:table-cell>
          <table:table-cell table:formula="of:=IF(ISBLANK([$Paraphrase.C451]);&quot;&quot;; [$Paraphrase.C451])">
            <text:p/>
          </table:table-cell>
          <table:table-cell table:formula="of:=IF(ISBLANK([$LocalRelevance.C451]);&quot;&quot;; [$LocalRelevance.C451])">
            <text:p/>
          </table:table-cell>
          <table:table-cell table:formula="of:=IF(ISBLANK([.A451]); &quot;&quot;; IF(COUNTIF([.C451:.G451]; &quot;yes&quot;) &gt; 0; &quot;yes&quot;; &quot;no&quot;))">
            <text:p/>
          </table:table-cell>
        </table:table-row>
        <table:table-row table:style-name="ro6">
          <table:table-cell table:number-columns-repeated="2"/>
          <table:table-cell table:formula="of:=IF(ISBLANK([$Contradiction.C452]);&quot;&quot;; [$Contradiction.C452])">
            <text:p/>
          </table:table-cell>
          <table:table-cell table:formula="of:=IF(ISBLANK([$Entailment.C452]);&quot;&quot;; [$Entailment.C452])">
            <text:p/>
          </table:table-cell>
          <table:table-cell table:formula="of:=IF(ISBLANK([$Specificity.C452]);&quot;&quot;; [$Specificity.C452])">
            <text:p/>
          </table:table-cell>
          <table:table-cell table:formula="of:=IF(ISBLANK([$Paraphrase.C452]);&quot;&quot;; [$Paraphrase.C452])">
            <text:p/>
          </table:table-cell>
          <table:table-cell table:formula="of:=IF(ISBLANK([$LocalRelevance.C452]);&quot;&quot;; [$LocalRelevance.C452])">
            <text:p/>
          </table:table-cell>
          <table:table-cell table:formula="of:=IF(ISBLANK([.A452]); &quot;&quot;; IF(COUNTIF([.C452:.G452]; &quot;yes&quot;) &gt; 0; &quot;yes&quot;; &quot;no&quot;))">
            <text:p/>
          </table:table-cell>
        </table:table-row>
        <table:table-row table:style-name="ro6">
          <table:table-cell table:number-columns-repeated="2"/>
          <table:table-cell table:formula="of:=IF(ISBLANK([$Contradiction.C453]);&quot;&quot;; [$Contradiction.C453])">
            <text:p/>
          </table:table-cell>
          <table:table-cell table:formula="of:=IF(ISBLANK([$Entailment.C453]);&quot;&quot;; [$Entailment.C453])">
            <text:p/>
          </table:table-cell>
          <table:table-cell table:formula="of:=IF(ISBLANK([$Specificity.C453]);&quot;&quot;; [$Specificity.C453])">
            <text:p/>
          </table:table-cell>
          <table:table-cell table:formula="of:=IF(ISBLANK([$Paraphrase.C453]);&quot;&quot;; [$Paraphrase.C453])">
            <text:p/>
          </table:table-cell>
          <table:table-cell table:formula="of:=IF(ISBLANK([$LocalRelevance.C453]);&quot;&quot;; [$LocalRelevance.C453])">
            <text:p/>
          </table:table-cell>
          <table:table-cell table:formula="of:=IF(ISBLANK([.A453]); &quot;&quot;; IF(COUNTIF([.C453:.G453]; &quot;yes&quot;) &gt; 0; &quot;yes&quot;; &quot;no&quot;))">
            <text:p/>
          </table:table-cell>
        </table:table-row>
        <table:table-row table:style-name="ro6">
          <table:table-cell table:number-columns-repeated="2"/>
          <table:table-cell table:formula="of:=IF(ISBLANK([$Contradiction.C454]);&quot;&quot;; [$Contradiction.C454])">
            <text:p/>
          </table:table-cell>
          <table:table-cell table:formula="of:=IF(ISBLANK([$Entailment.C454]);&quot;&quot;; [$Entailment.C454])">
            <text:p/>
          </table:table-cell>
          <table:table-cell table:formula="of:=IF(ISBLANK([$Specificity.C454]);&quot;&quot;; [$Specificity.C454])">
            <text:p/>
          </table:table-cell>
          <table:table-cell table:formula="of:=IF(ISBLANK([$Paraphrase.C454]);&quot;&quot;; [$Paraphrase.C454])">
            <text:p/>
          </table:table-cell>
          <table:table-cell table:formula="of:=IF(ISBLANK([$LocalRelevance.C454]);&quot;&quot;; [$LocalRelevance.C454])">
            <text:p/>
          </table:table-cell>
          <table:table-cell table:formula="of:=IF(ISBLANK([.A454]); &quot;&quot;; IF(COUNTIF([.C454:.G454]; &quot;yes&quot;) &gt; 0; &quot;yes&quot;; &quot;no&quot;))">
            <text:p/>
          </table:table-cell>
        </table:table-row>
        <table:table-row table:style-name="ro6">
          <table:table-cell table:number-columns-repeated="2"/>
          <table:table-cell table:formula="of:=IF(ISBLANK([$Contradiction.C455]);&quot;&quot;; [$Contradiction.C455])">
            <text:p/>
          </table:table-cell>
          <table:table-cell table:formula="of:=IF(ISBLANK([$Entailment.C455]);&quot;&quot;; [$Entailment.C455])">
            <text:p/>
          </table:table-cell>
          <table:table-cell table:formula="of:=IF(ISBLANK([$Specificity.C455]);&quot;&quot;; [$Specificity.C455])">
            <text:p/>
          </table:table-cell>
          <table:table-cell table:formula="of:=IF(ISBLANK([$Paraphrase.C455]);&quot;&quot;; [$Paraphrase.C455])">
            <text:p/>
          </table:table-cell>
          <table:table-cell table:formula="of:=IF(ISBLANK([$LocalRelevance.C455]);&quot;&quot;; [$LocalRelevance.C455])">
            <text:p/>
          </table:table-cell>
          <table:table-cell table:formula="of:=IF(ISBLANK([.A455]); &quot;&quot;; IF(COUNTIF([.C455:.G455]; &quot;yes&quot;) &gt; 0; &quot;yes&quot;; &quot;no&quot;))">
            <text:p/>
          </table:table-cell>
        </table:table-row>
        <table:table-row table:style-name="ro6">
          <table:table-cell table:number-columns-repeated="2"/>
          <table:table-cell table:formula="of:=IF(ISBLANK([$Contradiction.C456]);&quot;&quot;; [$Contradiction.C456])">
            <text:p/>
          </table:table-cell>
          <table:table-cell table:formula="of:=IF(ISBLANK([$Entailment.C456]);&quot;&quot;; [$Entailment.C456])">
            <text:p/>
          </table:table-cell>
          <table:table-cell table:formula="of:=IF(ISBLANK([$Specificity.C456]);&quot;&quot;; [$Specificity.C456])">
            <text:p/>
          </table:table-cell>
          <table:table-cell table:formula="of:=IF(ISBLANK([$Paraphrase.C456]);&quot;&quot;; [$Paraphrase.C456])">
            <text:p/>
          </table:table-cell>
          <table:table-cell table:formula="of:=IF(ISBLANK([$LocalRelevance.C456]);&quot;&quot;; [$LocalRelevance.C456])">
            <text:p/>
          </table:table-cell>
          <table:table-cell table:formula="of:=IF(ISBLANK([.A456]); &quot;&quot;; IF(COUNTIF([.C456:.G456]; &quot;yes&quot;) &gt; 0; &quot;yes&quot;; &quot;no&quot;))">
            <text:p/>
          </table:table-cell>
        </table:table-row>
        <table:table-row table:style-name="ro6">
          <table:table-cell table:number-columns-repeated="2"/>
          <table:table-cell table:formula="of:=IF(ISBLANK([$Contradiction.C457]);&quot;&quot;; [$Contradiction.C457])">
            <text:p/>
          </table:table-cell>
          <table:table-cell table:formula="of:=IF(ISBLANK([$Entailment.C457]);&quot;&quot;; [$Entailment.C457])">
            <text:p/>
          </table:table-cell>
          <table:table-cell table:formula="of:=IF(ISBLANK([$Specificity.C457]);&quot;&quot;; [$Specificity.C457])">
            <text:p/>
          </table:table-cell>
          <table:table-cell table:formula="of:=IF(ISBLANK([$Paraphrase.C457]);&quot;&quot;; [$Paraphrase.C457])">
            <text:p/>
          </table:table-cell>
          <table:table-cell table:formula="of:=IF(ISBLANK([$LocalRelevance.C457]);&quot;&quot;; [$LocalRelevance.C457])">
            <text:p/>
          </table:table-cell>
          <table:table-cell table:formula="of:=IF(ISBLANK([.A457]); &quot;&quot;; IF(COUNTIF([.C457:.G457]; &quot;yes&quot;) &gt; 0; &quot;yes&quot;; &quot;no&quot;))">
            <text:p/>
          </table:table-cell>
        </table:table-row>
        <table:table-row table:style-name="ro6">
          <table:table-cell table:number-columns-repeated="2"/>
          <table:table-cell table:formula="of:=IF(ISBLANK([$Contradiction.C458]);&quot;&quot;; [$Contradiction.C458])">
            <text:p/>
          </table:table-cell>
          <table:table-cell table:formula="of:=IF(ISBLANK([$Entailment.C458]);&quot;&quot;; [$Entailment.C458])">
            <text:p/>
          </table:table-cell>
          <table:table-cell table:formula="of:=IF(ISBLANK([$Specificity.C458]);&quot;&quot;; [$Specificity.C458])">
            <text:p/>
          </table:table-cell>
          <table:table-cell table:formula="of:=IF(ISBLANK([$Paraphrase.C458]);&quot;&quot;; [$Paraphrase.C458])">
            <text:p/>
          </table:table-cell>
          <table:table-cell table:formula="of:=IF(ISBLANK([$LocalRelevance.C458]);&quot;&quot;; [$LocalRelevance.C458])">
            <text:p/>
          </table:table-cell>
          <table:table-cell table:formula="of:=IF(ISBLANK([.A458]); &quot;&quot;; IF(COUNTIF([.C458:.G458]; &quot;yes&quot;) &gt; 0; &quot;yes&quot;; &quot;no&quot;))">
            <text:p/>
          </table:table-cell>
        </table:table-row>
        <table:table-row table:style-name="ro6">
          <table:table-cell table:number-columns-repeated="2"/>
          <table:table-cell table:formula="of:=IF(ISBLANK([$Contradiction.C459]);&quot;&quot;; [$Contradiction.C459])">
            <text:p/>
          </table:table-cell>
          <table:table-cell table:formula="of:=IF(ISBLANK([$Entailment.C459]);&quot;&quot;; [$Entailment.C459])">
            <text:p/>
          </table:table-cell>
          <table:table-cell table:formula="of:=IF(ISBLANK([$Specificity.C459]);&quot;&quot;; [$Specificity.C459])">
            <text:p/>
          </table:table-cell>
          <table:table-cell table:formula="of:=IF(ISBLANK([$Paraphrase.C459]);&quot;&quot;; [$Paraphrase.C459])">
            <text:p/>
          </table:table-cell>
          <table:table-cell table:formula="of:=IF(ISBLANK([$LocalRelevance.C459]);&quot;&quot;; [$LocalRelevance.C459])">
            <text:p/>
          </table:table-cell>
          <table:table-cell table:formula="of:=IF(ISBLANK([.A459]); &quot;&quot;; IF(COUNTIF([.C459:.G459]; &quot;yes&quot;) &gt; 0; &quot;yes&quot;; &quot;no&quot;))">
            <text:p/>
          </table:table-cell>
        </table:table-row>
        <table:table-row table:style-name="ro6">
          <table:table-cell table:number-columns-repeated="2"/>
          <table:table-cell table:formula="of:=IF(ISBLANK([$Contradiction.C460]);&quot;&quot;; [$Contradiction.C460])">
            <text:p/>
          </table:table-cell>
          <table:table-cell table:formula="of:=IF(ISBLANK([$Entailment.C460]);&quot;&quot;; [$Entailment.C460])">
            <text:p/>
          </table:table-cell>
          <table:table-cell table:formula="of:=IF(ISBLANK([$Specificity.C460]);&quot;&quot;; [$Specificity.C460])">
            <text:p/>
          </table:table-cell>
          <table:table-cell table:formula="of:=IF(ISBLANK([$Paraphrase.C460]);&quot;&quot;; [$Paraphrase.C460])">
            <text:p/>
          </table:table-cell>
          <table:table-cell table:formula="of:=IF(ISBLANK([$LocalRelevance.C460]);&quot;&quot;; [$LocalRelevance.C460])">
            <text:p/>
          </table:table-cell>
          <table:table-cell table:formula="of:=IF(ISBLANK([.A460]); &quot;&quot;; IF(COUNTIF([.C460:.G460]; &quot;yes&quot;) &gt; 0; &quot;yes&quot;; &quot;no&quot;))">
            <text:p/>
          </table:table-cell>
        </table:table-row>
        <table:table-row table:style-name="ro6">
          <table:table-cell table:number-columns-repeated="2"/>
          <table:table-cell table:formula="of:=IF(ISBLANK([$Contradiction.C461]);&quot;&quot;; [$Contradiction.C461])">
            <text:p/>
          </table:table-cell>
          <table:table-cell table:formula="of:=IF(ISBLANK([$Entailment.C461]);&quot;&quot;; [$Entailment.C461])">
            <text:p/>
          </table:table-cell>
          <table:table-cell table:formula="of:=IF(ISBLANK([$Specificity.C461]);&quot;&quot;; [$Specificity.C461])">
            <text:p/>
          </table:table-cell>
          <table:table-cell table:formula="of:=IF(ISBLANK([$Paraphrase.C461]);&quot;&quot;; [$Paraphrase.C461])">
            <text:p/>
          </table:table-cell>
          <table:table-cell table:formula="of:=IF(ISBLANK([$LocalRelevance.C461]);&quot;&quot;; [$LocalRelevance.C461])">
            <text:p/>
          </table:table-cell>
          <table:table-cell table:formula="of:=IF(ISBLANK([.A461]); &quot;&quot;; IF(COUNTIF([.C461:.G461]; &quot;yes&quot;) &gt; 0; &quot;yes&quot;; &quot;no&quot;))">
            <text:p/>
          </table:table-cell>
        </table:table-row>
        <table:table-row table:style-name="ro6">
          <table:table-cell table:number-columns-repeated="2"/>
          <table:table-cell table:formula="of:=IF(ISBLANK([$Contradiction.C462]);&quot;&quot;; [$Contradiction.C462])">
            <text:p/>
          </table:table-cell>
          <table:table-cell table:formula="of:=IF(ISBLANK([$Entailment.C462]);&quot;&quot;; [$Entailment.C462])">
            <text:p/>
          </table:table-cell>
          <table:table-cell table:formula="of:=IF(ISBLANK([$Specificity.C462]);&quot;&quot;; [$Specificity.C462])">
            <text:p/>
          </table:table-cell>
          <table:table-cell table:formula="of:=IF(ISBLANK([$Paraphrase.C462]);&quot;&quot;; [$Paraphrase.C462])">
            <text:p/>
          </table:table-cell>
          <table:table-cell table:formula="of:=IF(ISBLANK([$LocalRelevance.C462]);&quot;&quot;; [$LocalRelevance.C462])">
            <text:p/>
          </table:table-cell>
          <table:table-cell table:formula="of:=IF(ISBLANK([.A462]); &quot;&quot;; IF(COUNTIF([.C462:.G462]; &quot;yes&quot;) &gt; 0; &quot;yes&quot;; &quot;no&quot;))">
            <text:p/>
          </table:table-cell>
        </table:table-row>
        <table:table-row table:style-name="ro6">
          <table:table-cell table:number-columns-repeated="2"/>
          <table:table-cell table:formula="of:=IF(ISBLANK([$Contradiction.C463]);&quot;&quot;; [$Contradiction.C463])">
            <text:p/>
          </table:table-cell>
          <table:table-cell table:formula="of:=IF(ISBLANK([$Entailment.C463]);&quot;&quot;; [$Entailment.C463])">
            <text:p/>
          </table:table-cell>
          <table:table-cell table:formula="of:=IF(ISBLANK([$Specificity.C463]);&quot;&quot;; [$Specificity.C463])">
            <text:p/>
          </table:table-cell>
          <table:table-cell table:formula="of:=IF(ISBLANK([$Paraphrase.C463]);&quot;&quot;; [$Paraphrase.C463])">
            <text:p/>
          </table:table-cell>
          <table:table-cell table:formula="of:=IF(ISBLANK([$LocalRelevance.C463]);&quot;&quot;; [$LocalRelevance.C463])">
            <text:p/>
          </table:table-cell>
          <table:table-cell table:formula="of:=IF(ISBLANK([.A463]); &quot;&quot;; IF(COUNTIF([.C463:.G463]; &quot;yes&quot;) &gt; 0; &quot;yes&quot;; &quot;no&quot;))">
            <text:p/>
          </table:table-cell>
        </table:table-row>
        <table:table-row table:style-name="ro6">
          <table:table-cell table:number-columns-repeated="2"/>
          <table:table-cell table:formula="of:=IF(ISBLANK([$Contradiction.C464]);&quot;&quot;; [$Contradiction.C464])">
            <text:p/>
          </table:table-cell>
          <table:table-cell table:formula="of:=IF(ISBLANK([$Entailment.C464]);&quot;&quot;; [$Entailment.C464])">
            <text:p/>
          </table:table-cell>
          <table:table-cell table:formula="of:=IF(ISBLANK([$Specificity.C464]);&quot;&quot;; [$Specificity.C464])">
            <text:p/>
          </table:table-cell>
          <table:table-cell table:formula="of:=IF(ISBLANK([$Paraphrase.C464]);&quot;&quot;; [$Paraphrase.C464])">
            <text:p/>
          </table:table-cell>
          <table:table-cell table:formula="of:=IF(ISBLANK([$LocalRelevance.C464]);&quot;&quot;; [$LocalRelevance.C464])">
            <text:p/>
          </table:table-cell>
          <table:table-cell table:formula="of:=IF(ISBLANK([.A464]); &quot;&quot;; IF(COUNTIF([.C464:.G464]; &quot;yes&quot;) &gt; 0; &quot;yes&quot;; &quot;no&quot;))">
            <text:p/>
          </table:table-cell>
        </table:table-row>
        <table:table-row table:style-name="ro6">
          <table:table-cell table:number-columns-repeated="2"/>
          <table:table-cell table:formula="of:=IF(ISBLANK([$Contradiction.C465]);&quot;&quot;; [$Contradiction.C465])">
            <text:p/>
          </table:table-cell>
          <table:table-cell table:formula="of:=IF(ISBLANK([$Entailment.C465]);&quot;&quot;; [$Entailment.C465])">
            <text:p/>
          </table:table-cell>
          <table:table-cell table:formula="of:=IF(ISBLANK([$Specificity.C465]);&quot;&quot;; [$Specificity.C465])">
            <text:p/>
          </table:table-cell>
          <table:table-cell table:formula="of:=IF(ISBLANK([$Paraphrase.C465]);&quot;&quot;; [$Paraphrase.C465])">
            <text:p/>
          </table:table-cell>
          <table:table-cell table:formula="of:=IF(ISBLANK([$LocalRelevance.C465]);&quot;&quot;; [$LocalRelevance.C465])">
            <text:p/>
          </table:table-cell>
          <table:table-cell table:formula="of:=IF(ISBLANK([.A465]); &quot;&quot;; IF(COUNTIF([.C465:.G465]; &quot;yes&quot;) &gt; 0; &quot;yes&quot;; &quot;no&quot;))">
            <text:p/>
          </table:table-cell>
        </table:table-row>
        <table:table-row table:style-name="ro6">
          <table:table-cell table:number-columns-repeated="2"/>
          <table:table-cell table:formula="of:=IF(ISBLANK([$Contradiction.C466]);&quot;&quot;; [$Contradiction.C466])">
            <text:p/>
          </table:table-cell>
          <table:table-cell table:formula="of:=IF(ISBLANK([$Entailment.C466]);&quot;&quot;; [$Entailment.C466])">
            <text:p/>
          </table:table-cell>
          <table:table-cell table:formula="of:=IF(ISBLANK([$Specificity.C466]);&quot;&quot;; [$Specificity.C466])">
            <text:p/>
          </table:table-cell>
          <table:table-cell table:formula="of:=IF(ISBLANK([$Paraphrase.C466]);&quot;&quot;; [$Paraphrase.C466])">
            <text:p/>
          </table:table-cell>
          <table:table-cell table:formula="of:=IF(ISBLANK([$LocalRelevance.C466]);&quot;&quot;; [$LocalRelevance.C466])">
            <text:p/>
          </table:table-cell>
          <table:table-cell table:formula="of:=IF(ISBLANK([.A466]); &quot;&quot;; IF(COUNTIF([.C466:.G466]; &quot;yes&quot;) &gt; 0; &quot;yes&quot;; &quot;no&quot;))">
            <text:p/>
          </table:table-cell>
        </table:table-row>
        <table:table-row table:style-name="ro6">
          <table:table-cell table:number-columns-repeated="2"/>
          <table:table-cell table:formula="of:=IF(ISBLANK([$Contradiction.C467]);&quot;&quot;; [$Contradiction.C467])">
            <text:p/>
          </table:table-cell>
          <table:table-cell table:formula="of:=IF(ISBLANK([$Entailment.C467]);&quot;&quot;; [$Entailment.C467])">
            <text:p/>
          </table:table-cell>
          <table:table-cell table:formula="of:=IF(ISBLANK([$Specificity.C467]);&quot;&quot;; [$Specificity.C467])">
            <text:p/>
          </table:table-cell>
          <table:table-cell table:formula="of:=IF(ISBLANK([$Paraphrase.C467]);&quot;&quot;; [$Paraphrase.C467])">
            <text:p/>
          </table:table-cell>
          <table:table-cell table:formula="of:=IF(ISBLANK([$LocalRelevance.C467]);&quot;&quot;; [$LocalRelevance.C467])">
            <text:p/>
          </table:table-cell>
          <table:table-cell table:formula="of:=IF(ISBLANK([.A467]); &quot;&quot;; IF(COUNTIF([.C467:.G467]; &quot;yes&quot;) &gt; 0; &quot;yes&quot;; &quot;no&quot;))">
            <text:p/>
          </table:table-cell>
        </table:table-row>
        <table:table-row table:style-name="ro6">
          <table:table-cell table:number-columns-repeated="2"/>
          <table:table-cell table:formula="of:=IF(ISBLANK([$Contradiction.C468]);&quot;&quot;; [$Contradiction.C468])">
            <text:p/>
          </table:table-cell>
          <table:table-cell table:formula="of:=IF(ISBLANK([$Entailment.C468]);&quot;&quot;; [$Entailment.C468])">
            <text:p/>
          </table:table-cell>
          <table:table-cell table:formula="of:=IF(ISBLANK([$Specificity.C468]);&quot;&quot;; [$Specificity.C468])">
            <text:p/>
          </table:table-cell>
          <table:table-cell table:formula="of:=IF(ISBLANK([$Paraphrase.C468]);&quot;&quot;; [$Paraphrase.C468])">
            <text:p/>
          </table:table-cell>
          <table:table-cell table:formula="of:=IF(ISBLANK([$LocalRelevance.C468]);&quot;&quot;; [$LocalRelevance.C468])">
            <text:p/>
          </table:table-cell>
          <table:table-cell table:formula="of:=IF(ISBLANK([.A468]); &quot;&quot;; IF(COUNTIF([.C468:.G468]; &quot;yes&quot;) &gt; 0; &quot;yes&quot;; &quot;no&quot;))">
            <text:p/>
          </table:table-cell>
        </table:table-row>
        <table:table-row table:style-name="ro6">
          <table:table-cell table:number-columns-repeated="2"/>
          <table:table-cell table:formula="of:=IF(ISBLANK([$Contradiction.C469]);&quot;&quot;; [$Contradiction.C469])">
            <text:p/>
          </table:table-cell>
          <table:table-cell table:formula="of:=IF(ISBLANK([$Entailment.C469]);&quot;&quot;; [$Entailment.C469])">
            <text:p/>
          </table:table-cell>
          <table:table-cell table:formula="of:=IF(ISBLANK([$Specificity.C469]);&quot;&quot;; [$Specificity.C469])">
            <text:p/>
          </table:table-cell>
          <table:table-cell table:formula="of:=IF(ISBLANK([$Paraphrase.C469]);&quot;&quot;; [$Paraphrase.C469])">
            <text:p/>
          </table:table-cell>
          <table:table-cell table:formula="of:=IF(ISBLANK([$LocalRelevance.C469]);&quot;&quot;; [$LocalRelevance.C469])">
            <text:p/>
          </table:table-cell>
          <table:table-cell table:formula="of:=IF(ISBLANK([.A469]); &quot;&quot;; IF(COUNTIF([.C469:.G469]; &quot;yes&quot;) &gt; 0; &quot;yes&quot;; &quot;no&quot;))">
            <text:p/>
          </table:table-cell>
        </table:table-row>
        <table:table-row table:style-name="ro6">
          <table:table-cell table:number-columns-repeated="2"/>
          <table:table-cell table:formula="of:=IF(ISBLANK([$Contradiction.C470]);&quot;&quot;; [$Contradiction.C470])">
            <text:p/>
          </table:table-cell>
          <table:table-cell table:formula="of:=IF(ISBLANK([$Entailment.C470]);&quot;&quot;; [$Entailment.C470])">
            <text:p/>
          </table:table-cell>
          <table:table-cell table:formula="of:=IF(ISBLANK([$Specificity.C470]);&quot;&quot;; [$Specificity.C470])">
            <text:p/>
          </table:table-cell>
          <table:table-cell table:formula="of:=IF(ISBLANK([$Paraphrase.C470]);&quot;&quot;; [$Paraphrase.C470])">
            <text:p/>
          </table:table-cell>
          <table:table-cell table:formula="of:=IF(ISBLANK([$LocalRelevance.C470]);&quot;&quot;; [$LocalRelevance.C470])">
            <text:p/>
          </table:table-cell>
          <table:table-cell table:formula="of:=IF(ISBLANK([.A470]); &quot;&quot;; IF(COUNTIF([.C470:.G470]; &quot;yes&quot;) &gt; 0; &quot;yes&quot;; &quot;no&quot;))">
            <text:p/>
          </table:table-cell>
        </table:table-row>
        <table:table-row table:style-name="ro6">
          <table:table-cell table:number-columns-repeated="2"/>
          <table:table-cell table:formula="of:=IF(ISBLANK([$Contradiction.C471]);&quot;&quot;; [$Contradiction.C471])">
            <text:p/>
          </table:table-cell>
          <table:table-cell table:formula="of:=IF(ISBLANK([$Entailment.C471]);&quot;&quot;; [$Entailment.C471])">
            <text:p/>
          </table:table-cell>
          <table:table-cell table:formula="of:=IF(ISBLANK([$Specificity.C471]);&quot;&quot;; [$Specificity.C471])">
            <text:p/>
          </table:table-cell>
          <table:table-cell table:formula="of:=IF(ISBLANK([$Paraphrase.C471]);&quot;&quot;; [$Paraphrase.C471])">
            <text:p/>
          </table:table-cell>
          <table:table-cell table:formula="of:=IF(ISBLANK([$LocalRelevance.C471]);&quot;&quot;; [$LocalRelevance.C471])">
            <text:p/>
          </table:table-cell>
          <table:table-cell table:formula="of:=IF(ISBLANK([.A471]); &quot;&quot;; IF(COUNTIF([.C471:.G471]; &quot;yes&quot;) &gt; 0; &quot;yes&quot;; &quot;no&quot;))">
            <text:p/>
          </table:table-cell>
        </table:table-row>
        <table:table-row table:style-name="ro6">
          <table:table-cell table:number-columns-repeated="2"/>
          <table:table-cell table:formula="of:=IF(ISBLANK([$Contradiction.C472]);&quot;&quot;; [$Contradiction.C472])">
            <text:p/>
          </table:table-cell>
          <table:table-cell table:formula="of:=IF(ISBLANK([$Entailment.C472]);&quot;&quot;; [$Entailment.C472])">
            <text:p/>
          </table:table-cell>
          <table:table-cell table:formula="of:=IF(ISBLANK([$Specificity.C472]);&quot;&quot;; [$Specificity.C472])">
            <text:p/>
          </table:table-cell>
          <table:table-cell table:formula="of:=IF(ISBLANK([$Paraphrase.C472]);&quot;&quot;; [$Paraphrase.C472])">
            <text:p/>
          </table:table-cell>
          <table:table-cell table:formula="of:=IF(ISBLANK([$LocalRelevance.C472]);&quot;&quot;; [$LocalRelevance.C472])">
            <text:p/>
          </table:table-cell>
          <table:table-cell table:formula="of:=IF(ISBLANK([.A472]); &quot;&quot;; IF(COUNTIF([.C472:.G472]; &quot;yes&quot;) &gt; 0; &quot;yes&quot;; &quot;no&quot;))">
            <text:p/>
          </table:table-cell>
        </table:table-row>
        <table:table-row table:style-name="ro6">
          <table:table-cell table:number-columns-repeated="2"/>
          <table:table-cell table:formula="of:=IF(ISBLANK([$Contradiction.C473]);&quot;&quot;; [$Contradiction.C473])">
            <text:p/>
          </table:table-cell>
          <table:table-cell table:formula="of:=IF(ISBLANK([$Entailment.C473]);&quot;&quot;; [$Entailment.C473])">
            <text:p/>
          </table:table-cell>
          <table:table-cell table:formula="of:=IF(ISBLANK([$Specificity.C473]);&quot;&quot;; [$Specificity.C473])">
            <text:p/>
          </table:table-cell>
          <table:table-cell table:formula="of:=IF(ISBLANK([$Paraphrase.C473]);&quot;&quot;; [$Paraphrase.C473])">
            <text:p/>
          </table:table-cell>
          <table:table-cell table:formula="of:=IF(ISBLANK([$LocalRelevance.C473]);&quot;&quot;; [$LocalRelevance.C473])">
            <text:p/>
          </table:table-cell>
          <table:table-cell table:formula="of:=IF(ISBLANK([.A473]); &quot;&quot;; IF(COUNTIF([.C473:.G473]; &quot;yes&quot;) &gt; 0; &quot;yes&quot;; &quot;no&quot;))">
            <text:p/>
          </table:table-cell>
        </table:table-row>
        <table:table-row table:style-name="ro6">
          <table:table-cell table:number-columns-repeated="2"/>
          <table:table-cell table:formula="of:=IF(ISBLANK([$Contradiction.C474]);&quot;&quot;; [$Contradiction.C474])">
            <text:p/>
          </table:table-cell>
          <table:table-cell table:formula="of:=IF(ISBLANK([$Entailment.C474]);&quot;&quot;; [$Entailment.C474])">
            <text:p/>
          </table:table-cell>
          <table:table-cell table:formula="of:=IF(ISBLANK([$Specificity.C474]);&quot;&quot;; [$Specificity.C474])">
            <text:p/>
          </table:table-cell>
          <table:table-cell table:formula="of:=IF(ISBLANK([$Paraphrase.C474]);&quot;&quot;; [$Paraphrase.C474])">
            <text:p/>
          </table:table-cell>
          <table:table-cell table:formula="of:=IF(ISBLANK([$LocalRelevance.C474]);&quot;&quot;; [$LocalRelevance.C474])">
            <text:p/>
          </table:table-cell>
          <table:table-cell table:formula="of:=IF(ISBLANK([.A474]); &quot;&quot;; IF(COUNTIF([.C474:.G474]; &quot;yes&quot;) &gt; 0; &quot;yes&quot;; &quot;no&quot;))">
            <text:p/>
          </table:table-cell>
        </table:table-row>
        <table:table-row table:style-name="ro6">
          <table:table-cell table:number-columns-repeated="2"/>
          <table:table-cell table:formula="of:=IF(ISBLANK([$Contradiction.C475]);&quot;&quot;; [$Contradiction.C475])">
            <text:p/>
          </table:table-cell>
          <table:table-cell table:formula="of:=IF(ISBLANK([$Entailment.C475]);&quot;&quot;; [$Entailment.C475])">
            <text:p/>
          </table:table-cell>
          <table:table-cell table:formula="of:=IF(ISBLANK([$Specificity.C475]);&quot;&quot;; [$Specificity.C475])">
            <text:p/>
          </table:table-cell>
          <table:table-cell table:formula="of:=IF(ISBLANK([$Paraphrase.C475]);&quot;&quot;; [$Paraphrase.C475])">
            <text:p/>
          </table:table-cell>
          <table:table-cell table:formula="of:=IF(ISBLANK([$LocalRelevance.C475]);&quot;&quot;; [$LocalRelevance.C475])">
            <text:p/>
          </table:table-cell>
          <table:table-cell table:formula="of:=IF(ISBLANK([.A475]); &quot;&quot;; IF(COUNTIF([.C475:.G475]; &quot;yes&quot;) &gt; 0; &quot;yes&quot;; &quot;no&quot;))">
            <text:p/>
          </table:table-cell>
        </table:table-row>
        <table:table-row table:style-name="ro6">
          <table:table-cell table:number-columns-repeated="2"/>
          <table:table-cell table:formula="of:=IF(ISBLANK([$Contradiction.C476]);&quot;&quot;; [$Contradiction.C476])">
            <text:p/>
          </table:table-cell>
          <table:table-cell table:formula="of:=IF(ISBLANK([$Entailment.C476]);&quot;&quot;; [$Entailment.C476])">
            <text:p/>
          </table:table-cell>
          <table:table-cell table:formula="of:=IF(ISBLANK([$Specificity.C476]);&quot;&quot;; [$Specificity.C476])">
            <text:p/>
          </table:table-cell>
          <table:table-cell table:formula="of:=IF(ISBLANK([$Paraphrase.C476]);&quot;&quot;; [$Paraphrase.C476])">
            <text:p/>
          </table:table-cell>
          <table:table-cell table:formula="of:=IF(ISBLANK([$LocalRelevance.C476]);&quot;&quot;; [$LocalRelevance.C476])">
            <text:p/>
          </table:table-cell>
          <table:table-cell table:formula="of:=IF(ISBLANK([.A476]); &quot;&quot;; IF(COUNTIF([.C476:.G476]; &quot;yes&quot;) &gt; 0; &quot;yes&quot;; &quot;no&quot;))">
            <text:p/>
          </table:table-cell>
        </table:table-row>
        <table:table-row table:style-name="ro6">
          <table:table-cell table:number-columns-repeated="2"/>
          <table:table-cell table:formula="of:=IF(ISBLANK([$Contradiction.C477]);&quot;&quot;; [$Contradiction.C477])">
            <text:p/>
          </table:table-cell>
          <table:table-cell table:formula="of:=IF(ISBLANK([$Entailment.C477]);&quot;&quot;; [$Entailment.C477])">
            <text:p/>
          </table:table-cell>
          <table:table-cell table:formula="of:=IF(ISBLANK([$Specificity.C477]);&quot;&quot;; [$Specificity.C477])">
            <text:p/>
          </table:table-cell>
          <table:table-cell table:formula="of:=IF(ISBLANK([$Paraphrase.C477]);&quot;&quot;; [$Paraphrase.C477])">
            <text:p/>
          </table:table-cell>
          <table:table-cell table:formula="of:=IF(ISBLANK([$LocalRelevance.C477]);&quot;&quot;; [$LocalRelevance.C477])">
            <text:p/>
          </table:table-cell>
          <table:table-cell table:formula="of:=IF(ISBLANK([.A477]); &quot;&quot;; IF(COUNTIF([.C477:.G477]; &quot;yes&quot;) &gt; 0; &quot;yes&quot;; &quot;no&quot;))">
            <text:p/>
          </table:table-cell>
        </table:table-row>
        <table:table-row table:style-name="ro6">
          <table:table-cell table:number-columns-repeated="2"/>
          <table:table-cell table:formula="of:=IF(ISBLANK([$Contradiction.C478]);&quot;&quot;; [$Contradiction.C478])">
            <text:p/>
          </table:table-cell>
          <table:table-cell table:formula="of:=IF(ISBLANK([$Entailment.C478]);&quot;&quot;; [$Entailment.C478])">
            <text:p/>
          </table:table-cell>
          <table:table-cell table:formula="of:=IF(ISBLANK([$Specificity.C478]);&quot;&quot;; [$Specificity.C478])">
            <text:p/>
          </table:table-cell>
          <table:table-cell table:formula="of:=IF(ISBLANK([$Paraphrase.C478]);&quot;&quot;; [$Paraphrase.C478])">
            <text:p/>
          </table:table-cell>
          <table:table-cell table:formula="of:=IF(ISBLANK([$LocalRelevance.C478]);&quot;&quot;; [$LocalRelevance.C478])">
            <text:p/>
          </table:table-cell>
          <table:table-cell table:formula="of:=IF(ISBLANK([.A478]); &quot;&quot;; IF(COUNTIF([.C478:.G478]; &quot;yes&quot;) &gt; 0; &quot;yes&quot;; &quot;no&quot;))">
            <text:p/>
          </table:table-cell>
        </table:table-row>
        <table:table-row table:style-name="ro6">
          <table:table-cell table:number-columns-repeated="2"/>
          <table:table-cell table:formula="of:=IF(ISBLANK([$Contradiction.C479]);&quot;&quot;; [$Contradiction.C479])">
            <text:p/>
          </table:table-cell>
          <table:table-cell table:formula="of:=IF(ISBLANK([$Entailment.C479]);&quot;&quot;; [$Entailment.C479])">
            <text:p/>
          </table:table-cell>
          <table:table-cell table:formula="of:=IF(ISBLANK([$Specificity.C479]);&quot;&quot;; [$Specificity.C479])">
            <text:p/>
          </table:table-cell>
          <table:table-cell table:formula="of:=IF(ISBLANK([$Paraphrase.C479]);&quot;&quot;; [$Paraphrase.C479])">
            <text:p/>
          </table:table-cell>
          <table:table-cell table:formula="of:=IF(ISBLANK([$LocalRelevance.C479]);&quot;&quot;; [$LocalRelevance.C479])">
            <text:p/>
          </table:table-cell>
          <table:table-cell table:formula="of:=IF(ISBLANK([.A479]); &quot;&quot;; IF(COUNTIF([.C479:.G479]; &quot;yes&quot;) &gt; 0; &quot;yes&quot;; &quot;no&quot;))">
            <text:p/>
          </table:table-cell>
        </table:table-row>
        <table:table-row table:style-name="ro6">
          <table:table-cell table:number-columns-repeated="2"/>
          <table:table-cell table:formula="of:=IF(ISBLANK([$Contradiction.C480]);&quot;&quot;; [$Contradiction.C480])">
            <text:p/>
          </table:table-cell>
          <table:table-cell table:formula="of:=IF(ISBLANK([$Entailment.C480]);&quot;&quot;; [$Entailment.C480])">
            <text:p/>
          </table:table-cell>
          <table:table-cell table:formula="of:=IF(ISBLANK([$Specificity.C480]);&quot;&quot;; [$Specificity.C480])">
            <text:p/>
          </table:table-cell>
          <table:table-cell table:formula="of:=IF(ISBLANK([$Paraphrase.C480]);&quot;&quot;; [$Paraphrase.C480])">
            <text:p/>
          </table:table-cell>
          <table:table-cell table:formula="of:=IF(ISBLANK([$LocalRelevance.C480]);&quot;&quot;; [$LocalRelevance.C480])">
            <text:p/>
          </table:table-cell>
          <table:table-cell table:formula="of:=IF(ISBLANK([.A480]); &quot;&quot;; IF(COUNTIF([.C480:.G480]; &quot;yes&quot;) &gt; 0; &quot;yes&quot;; &quot;no&quot;))">
            <text:p/>
          </table:table-cell>
        </table:table-row>
        <table:table-row table:style-name="ro6">
          <table:table-cell table:number-columns-repeated="2"/>
          <table:table-cell table:formula="of:=IF(ISBLANK([$Contradiction.C481]);&quot;&quot;; [$Contradiction.C481])">
            <text:p/>
          </table:table-cell>
          <table:table-cell table:formula="of:=IF(ISBLANK([$Entailment.C481]);&quot;&quot;; [$Entailment.C481])">
            <text:p/>
          </table:table-cell>
          <table:table-cell table:formula="of:=IF(ISBLANK([$Specificity.C481]);&quot;&quot;; [$Specificity.C481])">
            <text:p/>
          </table:table-cell>
          <table:table-cell table:formula="of:=IF(ISBLANK([$Paraphrase.C481]);&quot;&quot;; [$Paraphrase.C481])">
            <text:p/>
          </table:table-cell>
          <table:table-cell table:formula="of:=IF(ISBLANK([$LocalRelevance.C481]);&quot;&quot;; [$LocalRelevance.C481])">
            <text:p/>
          </table:table-cell>
          <table:table-cell table:formula="of:=IF(ISBLANK([.A481]); &quot;&quot;; IF(COUNTIF([.C481:.G481]; &quot;yes&quot;) &gt; 0; &quot;yes&quot;; &quot;no&quot;))">
            <text:p/>
          </table:table-cell>
        </table:table-row>
        <table:table-row table:style-name="ro6">
          <table:table-cell table:number-columns-repeated="2"/>
          <table:table-cell table:formula="of:=IF(ISBLANK([$Contradiction.C482]);&quot;&quot;; [$Contradiction.C482])">
            <text:p/>
          </table:table-cell>
          <table:table-cell table:formula="of:=IF(ISBLANK([$Entailment.C482]);&quot;&quot;; [$Entailment.C482])">
            <text:p/>
          </table:table-cell>
          <table:table-cell table:formula="of:=IF(ISBLANK([$Specificity.C482]);&quot;&quot;; [$Specificity.C482])">
            <text:p/>
          </table:table-cell>
          <table:table-cell table:formula="of:=IF(ISBLANK([$Paraphrase.C482]);&quot;&quot;; [$Paraphrase.C482])">
            <text:p/>
          </table:table-cell>
          <table:table-cell table:formula="of:=IF(ISBLANK([$LocalRelevance.C482]);&quot;&quot;; [$LocalRelevance.C482])">
            <text:p/>
          </table:table-cell>
          <table:table-cell table:formula="of:=IF(ISBLANK([.A482]); &quot;&quot;; IF(COUNTIF([.C482:.G482]; &quot;yes&quot;) &gt; 0; &quot;yes&quot;; &quot;no&quot;))">
            <text:p/>
          </table:table-cell>
        </table:table-row>
        <table:table-row table:style-name="ro6">
          <table:table-cell table:number-columns-repeated="2"/>
          <table:table-cell table:formula="of:=IF(ISBLANK([$Contradiction.C483]);&quot;&quot;; [$Contradiction.C483])">
            <text:p/>
          </table:table-cell>
          <table:table-cell table:formula="of:=IF(ISBLANK([$Entailment.C483]);&quot;&quot;; [$Entailment.C483])">
            <text:p/>
          </table:table-cell>
          <table:table-cell table:formula="of:=IF(ISBLANK([$Specificity.C483]);&quot;&quot;; [$Specificity.C483])">
            <text:p/>
          </table:table-cell>
          <table:table-cell table:formula="of:=IF(ISBLANK([$Paraphrase.C483]);&quot;&quot;; [$Paraphrase.C483])">
            <text:p/>
          </table:table-cell>
          <table:table-cell table:formula="of:=IF(ISBLANK([$LocalRelevance.C483]);&quot;&quot;; [$LocalRelevance.C483])">
            <text:p/>
          </table:table-cell>
          <table:table-cell table:formula="of:=IF(ISBLANK([.A483]); &quot;&quot;; IF(COUNTIF([.C483:.G483]; &quot;yes&quot;) &gt; 0; &quot;yes&quot;; &quot;no&quot;))">
            <text:p/>
          </table:table-cell>
        </table:table-row>
        <table:table-row table:style-name="ro6">
          <table:table-cell table:number-columns-repeated="2"/>
          <table:table-cell table:formula="of:=IF(ISBLANK([$Contradiction.C484]);&quot;&quot;; [$Contradiction.C484])">
            <text:p/>
          </table:table-cell>
          <table:table-cell table:formula="of:=IF(ISBLANK([$Entailment.C484]);&quot;&quot;; [$Entailment.C484])">
            <text:p/>
          </table:table-cell>
          <table:table-cell table:formula="of:=IF(ISBLANK([$Specificity.C484]);&quot;&quot;; [$Specificity.C484])">
            <text:p/>
          </table:table-cell>
          <table:table-cell table:formula="of:=IF(ISBLANK([$Paraphrase.C484]);&quot;&quot;; [$Paraphrase.C484])">
            <text:p/>
          </table:table-cell>
          <table:table-cell table:formula="of:=IF(ISBLANK([$LocalRelevance.C484]);&quot;&quot;; [$LocalRelevance.C484])">
            <text:p/>
          </table:table-cell>
          <table:table-cell table:formula="of:=IF(ISBLANK([.A484]); &quot;&quot;; IF(COUNTIF([.C484:.G484]; &quot;yes&quot;) &gt; 0; &quot;yes&quot;; &quot;no&quot;))">
            <text:p/>
          </table:table-cell>
        </table:table-row>
        <table:table-row table:style-name="ro6">
          <table:table-cell table:number-columns-repeated="2"/>
          <table:table-cell table:formula="of:=IF(ISBLANK([$Contradiction.C485]);&quot;&quot;; [$Contradiction.C485])">
            <text:p/>
          </table:table-cell>
          <table:table-cell table:formula="of:=IF(ISBLANK([$Entailment.C485]);&quot;&quot;; [$Entailment.C485])">
            <text:p/>
          </table:table-cell>
          <table:table-cell table:formula="of:=IF(ISBLANK([$Specificity.C485]);&quot;&quot;; [$Specificity.C485])">
            <text:p/>
          </table:table-cell>
          <table:table-cell table:formula="of:=IF(ISBLANK([$Paraphrase.C485]);&quot;&quot;; [$Paraphrase.C485])">
            <text:p/>
          </table:table-cell>
          <table:table-cell table:formula="of:=IF(ISBLANK([$LocalRelevance.C485]);&quot;&quot;; [$LocalRelevance.C485])">
            <text:p/>
          </table:table-cell>
          <table:table-cell table:formula="of:=IF(ISBLANK([.A485]); &quot;&quot;; IF(COUNTIF([.C485:.G485]; &quot;yes&quot;) &gt; 0; &quot;yes&quot;; &quot;no&quot;))">
            <text:p/>
          </table:table-cell>
        </table:table-row>
        <table:table-row table:style-name="ro6">
          <table:table-cell table:number-columns-repeated="2"/>
          <table:table-cell table:formula="of:=IF(ISBLANK([$Contradiction.C486]);&quot;&quot;; [$Contradiction.C486])">
            <text:p/>
          </table:table-cell>
          <table:table-cell table:formula="of:=IF(ISBLANK([$Entailment.C486]);&quot;&quot;; [$Entailment.C486])">
            <text:p/>
          </table:table-cell>
          <table:table-cell table:formula="of:=IF(ISBLANK([$Specificity.C486]);&quot;&quot;; [$Specificity.C486])">
            <text:p/>
          </table:table-cell>
          <table:table-cell table:formula="of:=IF(ISBLANK([$Paraphrase.C486]);&quot;&quot;; [$Paraphrase.C486])">
            <text:p/>
          </table:table-cell>
          <table:table-cell table:formula="of:=IF(ISBLANK([$LocalRelevance.C486]);&quot;&quot;; [$LocalRelevance.C486])">
            <text:p/>
          </table:table-cell>
          <table:table-cell table:formula="of:=IF(ISBLANK([.A486]); &quot;&quot;; IF(COUNTIF([.C486:.G486]; &quot;yes&quot;) &gt; 0; &quot;yes&quot;; &quot;no&quot;))">
            <text:p/>
          </table:table-cell>
        </table:table-row>
        <table:table-row table:style-name="ro6">
          <table:table-cell table:number-columns-repeated="2"/>
          <table:table-cell table:formula="of:=IF(ISBLANK([$Contradiction.C487]);&quot;&quot;; [$Contradiction.C487])">
            <text:p/>
          </table:table-cell>
          <table:table-cell table:formula="of:=IF(ISBLANK([$Entailment.C487]);&quot;&quot;; [$Entailment.C487])">
            <text:p/>
          </table:table-cell>
          <table:table-cell table:formula="of:=IF(ISBLANK([$Specificity.C487]);&quot;&quot;; [$Specificity.C487])">
            <text:p/>
          </table:table-cell>
          <table:table-cell table:formula="of:=IF(ISBLANK([$Paraphrase.C487]);&quot;&quot;; [$Paraphrase.C487])">
            <text:p/>
          </table:table-cell>
          <table:table-cell table:formula="of:=IF(ISBLANK([$LocalRelevance.C487]);&quot;&quot;; [$LocalRelevance.C487])">
            <text:p/>
          </table:table-cell>
          <table:table-cell table:formula="of:=IF(ISBLANK([.A487]); &quot;&quot;; IF(COUNTIF([.C487:.G487]; &quot;yes&quot;) &gt; 0; &quot;yes&quot;; &quot;no&quot;))">
            <text:p/>
          </table:table-cell>
        </table:table-row>
        <table:table-row table:style-name="ro6">
          <table:table-cell table:number-columns-repeated="2"/>
          <table:table-cell table:formula="of:=IF(ISBLANK([$Contradiction.C488]);&quot;&quot;; [$Contradiction.C488])">
            <text:p/>
          </table:table-cell>
          <table:table-cell table:formula="of:=IF(ISBLANK([$Entailment.C488]);&quot;&quot;; [$Entailment.C488])">
            <text:p/>
          </table:table-cell>
          <table:table-cell table:formula="of:=IF(ISBLANK([$Specificity.C488]);&quot;&quot;; [$Specificity.C488])">
            <text:p/>
          </table:table-cell>
          <table:table-cell table:formula="of:=IF(ISBLANK([$Paraphrase.C488]);&quot;&quot;; [$Paraphrase.C488])">
            <text:p/>
          </table:table-cell>
          <table:table-cell table:formula="of:=IF(ISBLANK([$LocalRelevance.C488]);&quot;&quot;; [$LocalRelevance.C488])">
            <text:p/>
          </table:table-cell>
          <table:table-cell table:formula="of:=IF(ISBLANK([.A488]); &quot;&quot;; IF(COUNTIF([.C488:.G488]; &quot;yes&quot;) &gt; 0; &quot;yes&quot;; &quot;no&quot;))">
            <text:p/>
          </table:table-cell>
        </table:table-row>
        <table:table-row table:style-name="ro6">
          <table:table-cell table:number-columns-repeated="2"/>
          <table:table-cell table:formula="of:=IF(ISBLANK([$Contradiction.C489]);&quot;&quot;; [$Contradiction.C489])">
            <text:p/>
          </table:table-cell>
          <table:table-cell table:formula="of:=IF(ISBLANK([$Entailment.C489]);&quot;&quot;; [$Entailment.C489])">
            <text:p/>
          </table:table-cell>
          <table:table-cell table:formula="of:=IF(ISBLANK([$Specificity.C489]);&quot;&quot;; [$Specificity.C489])">
            <text:p/>
          </table:table-cell>
          <table:table-cell table:formula="of:=IF(ISBLANK([$Paraphrase.C489]);&quot;&quot;; [$Paraphrase.C489])">
            <text:p/>
          </table:table-cell>
          <table:table-cell table:formula="of:=IF(ISBLANK([$LocalRelevance.C489]);&quot;&quot;; [$LocalRelevance.C489])">
            <text:p/>
          </table:table-cell>
          <table:table-cell table:formula="of:=IF(ISBLANK([.A489]); &quot;&quot;; IF(COUNTIF([.C489:.G489]; &quot;yes&quot;) &gt; 0; &quot;yes&quot;; &quot;no&quot;))">
            <text:p/>
          </table:table-cell>
        </table:table-row>
        <table:table-row table:style-name="ro6">
          <table:table-cell table:number-columns-repeated="2"/>
          <table:table-cell table:formula="of:=IF(ISBLANK([$Contradiction.C490]);&quot;&quot;; [$Contradiction.C490])">
            <text:p/>
          </table:table-cell>
          <table:table-cell table:formula="of:=IF(ISBLANK([$Entailment.C490]);&quot;&quot;; [$Entailment.C490])">
            <text:p/>
          </table:table-cell>
          <table:table-cell table:formula="of:=IF(ISBLANK([$Specificity.C490]);&quot;&quot;; [$Specificity.C490])">
            <text:p/>
          </table:table-cell>
          <table:table-cell table:formula="of:=IF(ISBLANK([$Paraphrase.C490]);&quot;&quot;; [$Paraphrase.C490])">
            <text:p/>
          </table:table-cell>
          <table:table-cell table:formula="of:=IF(ISBLANK([$LocalRelevance.C490]);&quot;&quot;; [$LocalRelevance.C490])">
            <text:p/>
          </table:table-cell>
          <table:table-cell table:formula="of:=IF(ISBLANK([.A490]); &quot;&quot;; IF(COUNTIF([.C490:.G490]; &quot;yes&quot;) &gt; 0; &quot;yes&quot;; &quot;no&quot;))">
            <text:p/>
          </table:table-cell>
        </table:table-row>
        <table:table-row table:style-name="ro6">
          <table:table-cell table:number-columns-repeated="2"/>
          <table:table-cell table:formula="of:=IF(ISBLANK([$Contradiction.C491]);&quot;&quot;; [$Contradiction.C491])">
            <text:p/>
          </table:table-cell>
          <table:table-cell table:formula="of:=IF(ISBLANK([$Entailment.C491]);&quot;&quot;; [$Entailment.C491])">
            <text:p/>
          </table:table-cell>
          <table:table-cell table:formula="of:=IF(ISBLANK([$Specificity.C491]);&quot;&quot;; [$Specificity.C491])">
            <text:p/>
          </table:table-cell>
          <table:table-cell table:formula="of:=IF(ISBLANK([$Paraphrase.C491]);&quot;&quot;; [$Paraphrase.C491])">
            <text:p/>
          </table:table-cell>
          <table:table-cell table:formula="of:=IF(ISBLANK([$LocalRelevance.C491]);&quot;&quot;; [$LocalRelevance.C491])">
            <text:p/>
          </table:table-cell>
          <table:table-cell table:formula="of:=IF(ISBLANK([.A491]); &quot;&quot;; IF(COUNTIF([.C491:.G491]; &quot;yes&quot;) &gt; 0; &quot;yes&quot;; &quot;no&quot;))">
            <text:p/>
          </table:table-cell>
        </table:table-row>
        <table:table-row table:style-name="ro6">
          <table:table-cell table:number-columns-repeated="2"/>
          <table:table-cell table:formula="of:=IF(ISBLANK([$Contradiction.C492]);&quot;&quot;; [$Contradiction.C492])">
            <text:p/>
          </table:table-cell>
          <table:table-cell table:formula="of:=IF(ISBLANK([$Entailment.C492]);&quot;&quot;; [$Entailment.C492])">
            <text:p/>
          </table:table-cell>
          <table:table-cell table:formula="of:=IF(ISBLANK([$Specificity.C492]);&quot;&quot;; [$Specificity.C492])">
            <text:p/>
          </table:table-cell>
          <table:table-cell table:formula="of:=IF(ISBLANK([$Paraphrase.C492]);&quot;&quot;; [$Paraphrase.C492])">
            <text:p/>
          </table:table-cell>
          <table:table-cell table:formula="of:=IF(ISBLANK([$LocalRelevance.C492]);&quot;&quot;; [$LocalRelevance.C492])">
            <text:p/>
          </table:table-cell>
          <table:table-cell table:formula="of:=IF(ISBLANK([.A492]); &quot;&quot;; IF(COUNTIF([.C492:.G492]; &quot;yes&quot;) &gt; 0; &quot;yes&quot;; &quot;no&quot;))">
            <text:p/>
          </table:table-cell>
        </table:table-row>
        <table:table-row table:style-name="ro6">
          <table:table-cell table:number-columns-repeated="2"/>
          <table:table-cell table:formula="of:=IF(ISBLANK([$Contradiction.C493]);&quot;&quot;; [$Contradiction.C493])">
            <text:p/>
          </table:table-cell>
          <table:table-cell table:formula="of:=IF(ISBLANK([$Entailment.C493]);&quot;&quot;; [$Entailment.C493])">
            <text:p/>
          </table:table-cell>
          <table:table-cell table:formula="of:=IF(ISBLANK([$Specificity.C493]);&quot;&quot;; [$Specificity.C493])">
            <text:p/>
          </table:table-cell>
          <table:table-cell table:formula="of:=IF(ISBLANK([$Paraphrase.C493]);&quot;&quot;; [$Paraphrase.C493])">
            <text:p/>
          </table:table-cell>
          <table:table-cell table:formula="of:=IF(ISBLANK([$LocalRelevance.C493]);&quot;&quot;; [$LocalRelevance.C493])">
            <text:p/>
          </table:table-cell>
          <table:table-cell table:formula="of:=IF(ISBLANK([.A493]); &quot;&quot;; IF(COUNTIF([.C493:.G493]; &quot;yes&quot;) &gt; 0; &quot;yes&quot;; &quot;no&quot;))">
            <text:p/>
          </table:table-cell>
        </table:table-row>
        <table:table-row table:style-name="ro6">
          <table:table-cell table:number-columns-repeated="2"/>
          <table:table-cell table:formula="of:=IF(ISBLANK([$Contradiction.C494]);&quot;&quot;; [$Contradiction.C494])">
            <text:p/>
          </table:table-cell>
          <table:table-cell table:formula="of:=IF(ISBLANK([$Entailment.C494]);&quot;&quot;; [$Entailment.C494])">
            <text:p/>
          </table:table-cell>
          <table:table-cell table:formula="of:=IF(ISBLANK([$Specificity.C494]);&quot;&quot;; [$Specificity.C494])">
            <text:p/>
          </table:table-cell>
          <table:table-cell table:formula="of:=IF(ISBLANK([$Paraphrase.C494]);&quot;&quot;; [$Paraphrase.C494])">
            <text:p/>
          </table:table-cell>
          <table:table-cell table:formula="of:=IF(ISBLANK([$LocalRelevance.C494]);&quot;&quot;; [$LocalRelevance.C494])">
            <text:p/>
          </table:table-cell>
          <table:table-cell table:formula="of:=IF(ISBLANK([.A494]); &quot;&quot;; IF(COUNTIF([.C494:.G494]; &quot;yes&quot;) &gt; 0; &quot;yes&quot;; &quot;no&quot;))">
            <text:p/>
          </table:table-cell>
        </table:table-row>
        <table:table-row table:style-name="ro6">
          <table:table-cell table:number-columns-repeated="2"/>
          <table:table-cell table:formula="of:=IF(ISBLANK([$Contradiction.C495]);&quot;&quot;; [$Contradiction.C495])">
            <text:p/>
          </table:table-cell>
          <table:table-cell table:formula="of:=IF(ISBLANK([$Entailment.C495]);&quot;&quot;; [$Entailment.C495])">
            <text:p/>
          </table:table-cell>
          <table:table-cell table:formula="of:=IF(ISBLANK([$Specificity.C495]);&quot;&quot;; [$Specificity.C495])">
            <text:p/>
          </table:table-cell>
          <table:table-cell table:formula="of:=IF(ISBLANK([$Paraphrase.C495]);&quot;&quot;; [$Paraphrase.C495])">
            <text:p/>
          </table:table-cell>
          <table:table-cell table:formula="of:=IF(ISBLANK([$LocalRelevance.C495]);&quot;&quot;; [$LocalRelevance.C495])">
            <text:p/>
          </table:table-cell>
          <table:table-cell table:formula="of:=IF(ISBLANK([.A495]); &quot;&quot;; IF(COUNTIF([.C495:.G495]; &quot;yes&quot;) &gt; 0; &quot;yes&quot;; &quot;no&quot;))">
            <text:p/>
          </table:table-cell>
        </table:table-row>
        <table:table-row table:style-name="ro6">
          <table:table-cell table:number-columns-repeated="2"/>
          <table:table-cell table:formula="of:=IF(ISBLANK([$Contradiction.C496]);&quot;&quot;; [$Contradiction.C496])">
            <text:p/>
          </table:table-cell>
          <table:table-cell table:formula="of:=IF(ISBLANK([$Entailment.C496]);&quot;&quot;; [$Entailment.C496])">
            <text:p/>
          </table:table-cell>
          <table:table-cell table:formula="of:=IF(ISBLANK([$Specificity.C496]);&quot;&quot;; [$Specificity.C496])">
            <text:p/>
          </table:table-cell>
          <table:table-cell table:formula="of:=IF(ISBLANK([$Paraphrase.C496]);&quot;&quot;; [$Paraphrase.C496])">
            <text:p/>
          </table:table-cell>
          <table:table-cell table:formula="of:=IF(ISBLANK([$LocalRelevance.C496]);&quot;&quot;; [$LocalRelevance.C496])">
            <text:p/>
          </table:table-cell>
          <table:table-cell table:formula="of:=IF(ISBLANK([.A496]); &quot;&quot;; IF(COUNTIF([.C496:.G496]; &quot;yes&quot;) &gt; 0; &quot;yes&quot;; &quot;no&quot;))">
            <text:p/>
          </table:table-cell>
        </table:table-row>
        <table:table-row table:style-name="ro6">
          <table:table-cell table:number-columns-repeated="2"/>
          <table:table-cell table:formula="of:=IF(ISBLANK([$Contradiction.C497]);&quot;&quot;; [$Contradiction.C497])">
            <text:p/>
          </table:table-cell>
          <table:table-cell table:formula="of:=IF(ISBLANK([$Entailment.C497]);&quot;&quot;; [$Entailment.C497])">
            <text:p/>
          </table:table-cell>
          <table:table-cell table:formula="of:=IF(ISBLANK([$Specificity.C497]);&quot;&quot;; [$Specificity.C497])">
            <text:p/>
          </table:table-cell>
          <table:table-cell table:formula="of:=IF(ISBLANK([$Paraphrase.C497]);&quot;&quot;; [$Paraphrase.C497])">
            <text:p/>
          </table:table-cell>
          <table:table-cell table:formula="of:=IF(ISBLANK([$LocalRelevance.C497]);&quot;&quot;; [$LocalRelevance.C497])">
            <text:p/>
          </table:table-cell>
          <table:table-cell table:formula="of:=IF(ISBLANK([.A497]); &quot;&quot;; IF(COUNTIF([.C497:.G497]; &quot;yes&quot;) &gt; 0; &quot;yes&quot;; &quot;no&quot;))">
            <text:p/>
          </table:table-cell>
        </table:table-row>
        <table:table-row table:style-name="ro6">
          <table:table-cell table:number-columns-repeated="2"/>
          <table:table-cell table:formula="of:=IF(ISBLANK([$Contradiction.C498]);&quot;&quot;; [$Contradiction.C498])">
            <text:p/>
          </table:table-cell>
          <table:table-cell table:formula="of:=IF(ISBLANK([$Entailment.C498]);&quot;&quot;; [$Entailment.C498])">
            <text:p/>
          </table:table-cell>
          <table:table-cell table:formula="of:=IF(ISBLANK([$Specificity.C498]);&quot;&quot;; [$Specificity.C498])">
            <text:p/>
          </table:table-cell>
          <table:table-cell table:formula="of:=IF(ISBLANK([$Paraphrase.C498]);&quot;&quot;; [$Paraphrase.C498])">
            <text:p/>
          </table:table-cell>
          <table:table-cell table:formula="of:=IF(ISBLANK([$LocalRelevance.C498]);&quot;&quot;; [$LocalRelevance.C498])">
            <text:p/>
          </table:table-cell>
          <table:table-cell table:formula="of:=IF(ISBLANK([.A498]); &quot;&quot;; IF(COUNTIF([.C498:.G498]; &quot;yes&quot;) &gt; 0; &quot;yes&quot;; &quot;no&quot;))">
            <text:p/>
          </table:table-cell>
        </table:table-row>
        <table:table-row table:style-name="ro6">
          <table:table-cell table:number-columns-repeated="2"/>
          <table:table-cell table:formula="of:=IF(ISBLANK([$Contradiction.C499]);&quot;&quot;; [$Contradiction.C499])">
            <text:p/>
          </table:table-cell>
          <table:table-cell table:formula="of:=IF(ISBLANK([$Entailment.C499]);&quot;&quot;; [$Entailment.C499])">
            <text:p/>
          </table:table-cell>
          <table:table-cell table:formula="of:=IF(ISBLANK([$Specificity.C499]);&quot;&quot;; [$Specificity.C499])">
            <text:p/>
          </table:table-cell>
          <table:table-cell table:formula="of:=IF(ISBLANK([$Paraphrase.C499]);&quot;&quot;; [$Paraphrase.C499])">
            <text:p/>
          </table:table-cell>
          <table:table-cell table:formula="of:=IF(ISBLANK([$LocalRelevance.C499]);&quot;&quot;; [$LocalRelevance.C499])">
            <text:p/>
          </table:table-cell>
          <table:table-cell table:formula="of:=IF(ISBLANK([.A499]); &quot;&quot;; IF(COUNTIF([.C499:.G499]; &quot;yes&quot;) &gt; 0; &quot;yes&quot;; &quot;no&quot;))">
            <text:p/>
          </table:table-cell>
        </table:table-row>
        <table:table-row table:style-name="ro6">
          <table:table-cell table:number-columns-repeated="2"/>
          <table:table-cell table:formula="of:=IF(ISBLANK([$Contradiction.C500]);&quot;&quot;; [$Contradiction.C500])">
            <text:p/>
          </table:table-cell>
          <table:table-cell table:formula="of:=IF(ISBLANK([$Entailment.C500]);&quot;&quot;; [$Entailment.C500])">
            <text:p/>
          </table:table-cell>
          <table:table-cell table:formula="of:=IF(ISBLANK([$Specificity.C500]);&quot;&quot;; [$Specificity.C500])">
            <text:p/>
          </table:table-cell>
          <table:table-cell table:formula="of:=IF(ISBLANK([$Paraphrase.C500]);&quot;&quot;; [$Paraphrase.C500])">
            <text:p/>
          </table:table-cell>
          <table:table-cell table:formula="of:=IF(ISBLANK([$LocalRelevance.C500]);&quot;&quot;; [$LocalRelevance.C500])">
            <text:p/>
          </table:table-cell>
          <table:table-cell table:formula="of:=IF(ISBLANK([.A500]); &quot;&quot;; IF(COUNTIF([.C500:.G500]; &quot;yes&quot;) &gt; 0; &quot;yes&quot;; &quot;no&quot;))">
            <text:p/>
          </table:table-cell>
        </table:table-row>
        <table:table-row table:style-name="ro6">
          <table:table-cell table:number-columns-repeated="2"/>
          <table:table-cell table:formula="of:=IF(ISBLANK([$Contradiction.C501]);&quot;&quot;; [$Contradiction.C501])">
            <text:p/>
          </table:table-cell>
          <table:table-cell table:formula="of:=IF(ISBLANK([$Entailment.C501]);&quot;&quot;; [$Entailment.C501])">
            <text:p/>
          </table:table-cell>
          <table:table-cell table:formula="of:=IF(ISBLANK([$Specificity.C501]);&quot;&quot;; [$Specificity.C501])">
            <text:p/>
          </table:table-cell>
          <table:table-cell table:formula="of:=IF(ISBLANK([$Paraphrase.C501]);&quot;&quot;; [$Paraphrase.C501])">
            <text:p/>
          </table:table-cell>
          <table:table-cell table:formula="of:=IF(ISBLANK([$LocalRelevance.C501]);&quot;&quot;; [$LocalRelevance.C501])">
            <text:p/>
          </table:table-cell>
          <table:table-cell table:formula="of:=IF(ISBLANK([.A501]); &quot;&quot;; IF(COUNTIF([.C501:.G501]; &quot;yes&quot;) &gt; 0; &quot;yes&quot;; &quot;no&quot;))">
            <text:p/>
          </table:table-cell>
        </table:table-row>
        <table:table-row table:style-name="ro6">
          <table:table-cell table:number-columns-repeated="2"/>
          <table:table-cell table:formula="of:=IF(ISBLANK([$Contradiction.C502]);&quot;&quot;; [$Contradiction.C502])">
            <text:p/>
          </table:table-cell>
          <table:table-cell table:formula="of:=IF(ISBLANK([$Entailment.C502]);&quot;&quot;; [$Entailment.C502])">
            <text:p/>
          </table:table-cell>
          <table:table-cell table:formula="of:=IF(ISBLANK([$Specificity.C502]);&quot;&quot;; [$Specificity.C502])">
            <text:p/>
          </table:table-cell>
          <table:table-cell table:formula="of:=IF(ISBLANK([$Paraphrase.C502]);&quot;&quot;; [$Paraphrase.C502])">
            <text:p/>
          </table:table-cell>
          <table:table-cell table:formula="of:=IF(ISBLANK([$LocalRelevance.C502]);&quot;&quot;; [$LocalRelevance.C502])">
            <text:p/>
          </table:table-cell>
          <table:table-cell table:formula="of:=IF(ISBLANK([.A502]); &quot;&quot;; IF(COUNTIF([.C502:.G502]; &quot;yes&quot;) &gt; 0; &quot;yes&quot;; &quot;no&quot;))">
            <text:p/>
          </table:table-cell>
        </table:table-row>
        <table:table-row table:style-name="ro6">
          <table:table-cell table:number-columns-repeated="2"/>
          <table:table-cell table:formula="of:=IF(ISBLANK([$Contradiction.C503]);&quot;&quot;; [$Contradiction.C503])">
            <text:p/>
          </table:table-cell>
          <table:table-cell table:formula="of:=IF(ISBLANK([$Entailment.C503]);&quot;&quot;; [$Entailment.C503])">
            <text:p/>
          </table:table-cell>
          <table:table-cell table:formula="of:=IF(ISBLANK([$Specificity.C503]);&quot;&quot;; [$Specificity.C503])">
            <text:p/>
          </table:table-cell>
          <table:table-cell table:formula="of:=IF(ISBLANK([$Paraphrase.C503]);&quot;&quot;; [$Paraphrase.C503])">
            <text:p/>
          </table:table-cell>
          <table:table-cell table:formula="of:=IF(ISBLANK([$LocalRelevance.C503]);&quot;&quot;; [$LocalRelevance.C503])">
            <text:p/>
          </table:table-cell>
          <table:table-cell table:formula="of:=IF(ISBLANK([.A503]); &quot;&quot;; IF(COUNTIF([.C503:.G503]; &quot;yes&quot;) &gt; 0; &quot;yes&quot;; &quot;no&quot;))">
            <text:p/>
          </table:table-cell>
        </table:table-row>
        <table:table-row table:style-name="ro6">
          <table:table-cell table:number-columns-repeated="2"/>
          <table:table-cell table:formula="of:=IF(ISBLANK([$Contradiction.C504]);&quot;&quot;; [$Contradiction.C504])">
            <text:p/>
          </table:table-cell>
          <table:table-cell table:formula="of:=IF(ISBLANK([$Entailment.C504]);&quot;&quot;; [$Entailment.C504])">
            <text:p/>
          </table:table-cell>
          <table:table-cell table:formula="of:=IF(ISBLANK([$Specificity.C504]);&quot;&quot;; [$Specificity.C504])">
            <text:p/>
          </table:table-cell>
          <table:table-cell table:formula="of:=IF(ISBLANK([$Paraphrase.C504]);&quot;&quot;; [$Paraphrase.C504])">
            <text:p/>
          </table:table-cell>
          <table:table-cell table:formula="of:=IF(ISBLANK([$LocalRelevance.C504]);&quot;&quot;; [$LocalRelevance.C504])">
            <text:p/>
          </table:table-cell>
          <table:table-cell table:formula="of:=IF(ISBLANK([.A504]); &quot;&quot;; IF(COUNTIF([.C504:.G504]; &quot;yes&quot;) &gt; 0; &quot;yes&quot;; &quot;no&quot;))">
            <text:p/>
          </table:table-cell>
        </table:table-row>
        <table:table-row table:style-name="ro6">
          <table:table-cell table:number-columns-repeated="2"/>
          <table:table-cell table:formula="of:=IF(ISBLANK([$Contradiction.C505]);&quot;&quot;; [$Contradiction.C505])">
            <text:p/>
          </table:table-cell>
          <table:table-cell table:formula="of:=IF(ISBLANK([$Entailment.C505]);&quot;&quot;; [$Entailment.C505])">
            <text:p/>
          </table:table-cell>
          <table:table-cell table:formula="of:=IF(ISBLANK([$Specificity.C505]);&quot;&quot;; [$Specificity.C505])">
            <text:p/>
          </table:table-cell>
          <table:table-cell table:formula="of:=IF(ISBLANK([$Paraphrase.C505]);&quot;&quot;; [$Paraphrase.C505])">
            <text:p/>
          </table:table-cell>
          <table:table-cell table:formula="of:=IF(ISBLANK([$LocalRelevance.C505]);&quot;&quot;; [$LocalRelevance.C505])">
            <text:p/>
          </table:table-cell>
          <table:table-cell table:formula="of:=IF(ISBLANK([.A505]); &quot;&quot;; IF(COUNTIF([.C505:.G505]; &quot;yes&quot;) &gt; 0; &quot;yes&quot;; &quot;no&quot;))">
            <text:p/>
          </table:table-cell>
        </table:table-row>
        <table:table-row table:style-name="ro6">
          <table:table-cell table:number-columns-repeated="2"/>
          <table:table-cell table:formula="of:=IF(ISBLANK([$Contradiction.C506]);&quot;&quot;; [$Contradiction.C506])">
            <text:p/>
          </table:table-cell>
          <table:table-cell table:formula="of:=IF(ISBLANK([$Entailment.C506]);&quot;&quot;; [$Entailment.C506])">
            <text:p/>
          </table:table-cell>
          <table:table-cell table:formula="of:=IF(ISBLANK([$Specificity.C506]);&quot;&quot;; [$Specificity.C506])">
            <text:p/>
          </table:table-cell>
          <table:table-cell table:formula="of:=IF(ISBLANK([$Paraphrase.C506]);&quot;&quot;; [$Paraphrase.C506])">
            <text:p/>
          </table:table-cell>
          <table:table-cell table:formula="of:=IF(ISBLANK([$LocalRelevance.C506]);&quot;&quot;; [$LocalRelevance.C506])">
            <text:p/>
          </table:table-cell>
          <table:table-cell table:formula="of:=IF(ISBLANK([.A506]); &quot;&quot;; IF(COUNTIF([.C506:.G506]; &quot;yes&quot;) &gt; 0; &quot;yes&quot;; &quot;no&quot;))">
            <text:p/>
          </table:table-cell>
        </table:table-row>
        <table:table-row table:style-name="ro6">
          <table:table-cell table:number-columns-repeated="2"/>
          <table:table-cell table:formula="of:=IF(ISBLANK([$Contradiction.C507]);&quot;&quot;; [$Contradiction.C507])">
            <text:p/>
          </table:table-cell>
          <table:table-cell table:formula="of:=IF(ISBLANK([$Entailment.C507]);&quot;&quot;; [$Entailment.C507])">
            <text:p/>
          </table:table-cell>
          <table:table-cell table:formula="of:=IF(ISBLANK([$Specificity.C507]);&quot;&quot;; [$Specificity.C507])">
            <text:p/>
          </table:table-cell>
          <table:table-cell table:formula="of:=IF(ISBLANK([$Paraphrase.C507]);&quot;&quot;; [$Paraphrase.C507])">
            <text:p/>
          </table:table-cell>
          <table:table-cell table:formula="of:=IF(ISBLANK([$LocalRelevance.C507]);&quot;&quot;; [$LocalRelevance.C507])">
            <text:p/>
          </table:table-cell>
          <table:table-cell table:formula="of:=IF(ISBLANK([.A507]); &quot;&quot;; IF(COUNTIF([.C507:.G507]; &quot;yes&quot;) &gt; 0; &quot;yes&quot;; &quot;no&quot;))">
            <text:p/>
          </table:table-cell>
        </table:table-row>
        <table:table-row table:style-name="ro6">
          <table:table-cell table:number-columns-repeated="2"/>
          <table:table-cell table:formula="of:=IF(ISBLANK([$Contradiction.C508]);&quot;&quot;; [$Contradiction.C508])">
            <text:p/>
          </table:table-cell>
          <table:table-cell table:formula="of:=IF(ISBLANK([$Entailment.C508]);&quot;&quot;; [$Entailment.C508])">
            <text:p/>
          </table:table-cell>
          <table:table-cell table:formula="of:=IF(ISBLANK([$Specificity.C508]);&quot;&quot;; [$Specificity.C508])">
            <text:p/>
          </table:table-cell>
          <table:table-cell table:formula="of:=IF(ISBLANK([$Paraphrase.C508]);&quot;&quot;; [$Paraphrase.C508])">
            <text:p/>
          </table:table-cell>
          <table:table-cell table:formula="of:=IF(ISBLANK([$LocalRelevance.C508]);&quot;&quot;; [$LocalRelevance.C508])">
            <text:p/>
          </table:table-cell>
          <table:table-cell table:formula="of:=IF(ISBLANK([.A508]); &quot;&quot;; IF(COUNTIF([.C508:.G508]; &quot;yes&quot;) &gt; 0; &quot;yes&quot;; &quot;no&quot;))">
            <text:p/>
          </table:table-cell>
        </table:table-row>
        <table:table-row table:style-name="ro6">
          <table:table-cell table:number-columns-repeated="2"/>
          <table:table-cell table:formula="of:=IF(ISBLANK([$Contradiction.C509]);&quot;&quot;; [$Contradiction.C509])">
            <text:p/>
          </table:table-cell>
          <table:table-cell table:formula="of:=IF(ISBLANK([$Entailment.C509]);&quot;&quot;; [$Entailment.C509])">
            <text:p/>
          </table:table-cell>
          <table:table-cell table:formula="of:=IF(ISBLANK([$Specificity.C509]);&quot;&quot;; [$Specificity.C509])">
            <text:p/>
          </table:table-cell>
          <table:table-cell table:formula="of:=IF(ISBLANK([$Paraphrase.C509]);&quot;&quot;; [$Paraphrase.C509])">
            <text:p/>
          </table:table-cell>
          <table:table-cell table:formula="of:=IF(ISBLANK([$LocalRelevance.C509]);&quot;&quot;; [$LocalRelevance.C509])">
            <text:p/>
          </table:table-cell>
          <table:table-cell table:formula="of:=IF(ISBLANK([.A509]); &quot;&quot;; IF(COUNTIF([.C509:.G509]; &quot;yes&quot;) &gt; 0; &quot;yes&quot;; &quot;no&quot;))">
            <text:p/>
          </table:table-cell>
        </table:table-row>
        <table:table-row table:style-name="ro6">
          <table:table-cell table:number-columns-repeated="2"/>
          <table:table-cell table:formula="of:=IF(ISBLANK([$Contradiction.C510]);&quot;&quot;; [$Contradiction.C510])">
            <text:p/>
          </table:table-cell>
          <table:table-cell table:formula="of:=IF(ISBLANK([$Entailment.C510]);&quot;&quot;; [$Entailment.C510])">
            <text:p/>
          </table:table-cell>
          <table:table-cell table:formula="of:=IF(ISBLANK([$Specificity.C510]);&quot;&quot;; [$Specificity.C510])">
            <text:p/>
          </table:table-cell>
          <table:table-cell table:formula="of:=IF(ISBLANK([$Paraphrase.C510]);&quot;&quot;; [$Paraphrase.C510])">
            <text:p/>
          </table:table-cell>
          <table:table-cell table:formula="of:=IF(ISBLANK([$LocalRelevance.C510]);&quot;&quot;; [$LocalRelevance.C510])">
            <text:p/>
          </table:table-cell>
          <table:table-cell table:formula="of:=IF(ISBLANK([.A510]); &quot;&quot;; IF(COUNTIF([.C510:.G510]; &quot;yes&quot;) &gt; 0; &quot;yes&quot;; &quot;no&quot;))">
            <text:p/>
          </table:table-cell>
        </table:table-row>
        <table:table-row table:style-name="ro6">
          <table:table-cell table:number-columns-repeated="2"/>
          <table:table-cell table:formula="of:=IF(ISBLANK([$Contradiction.C511]);&quot;&quot;; [$Contradiction.C511])">
            <text:p/>
          </table:table-cell>
          <table:table-cell table:formula="of:=IF(ISBLANK([$Entailment.C511]);&quot;&quot;; [$Entailment.C511])">
            <text:p/>
          </table:table-cell>
          <table:table-cell table:formula="of:=IF(ISBLANK([$Specificity.C511]);&quot;&quot;; [$Specificity.C511])">
            <text:p/>
          </table:table-cell>
          <table:table-cell table:formula="of:=IF(ISBLANK([$Paraphrase.C511]);&quot;&quot;; [$Paraphrase.C511])">
            <text:p/>
          </table:table-cell>
          <table:table-cell table:formula="of:=IF(ISBLANK([$LocalRelevance.C511]);&quot;&quot;; [$LocalRelevance.C511])">
            <text:p/>
          </table:table-cell>
          <table:table-cell table:formula="of:=IF(ISBLANK([.A511]); &quot;&quot;; IF(COUNTIF([.C511:.G511]; &quot;yes&quot;) &gt; 0; &quot;yes&quot;; &quot;no&quot;))">
            <text:p/>
          </table:table-cell>
        </table:table-row>
        <table:table-row table:style-name="ro6">
          <table:table-cell table:number-columns-repeated="2"/>
          <table:table-cell table:formula="of:=IF(ISBLANK([$Contradiction.C512]);&quot;&quot;; [$Contradiction.C512])">
            <text:p/>
          </table:table-cell>
          <table:table-cell table:formula="of:=IF(ISBLANK([$Entailment.C512]);&quot;&quot;; [$Entailment.C512])">
            <text:p/>
          </table:table-cell>
          <table:table-cell table:formula="of:=IF(ISBLANK([$Specificity.C512]);&quot;&quot;; [$Specificity.C512])">
            <text:p/>
          </table:table-cell>
          <table:table-cell table:formula="of:=IF(ISBLANK([$Paraphrase.C512]);&quot;&quot;; [$Paraphrase.C512])">
            <text:p/>
          </table:table-cell>
          <table:table-cell table:formula="of:=IF(ISBLANK([$LocalRelevance.C512]);&quot;&quot;; [$LocalRelevance.C512])">
            <text:p/>
          </table:table-cell>
          <table:table-cell table:formula="of:=IF(ISBLANK([.A512]); &quot;&quot;; IF(COUNTIF([.C512:.G512]; &quot;yes&quot;) &gt; 0; &quot;yes&quot;; &quot;no&quot;))">
            <text:p/>
          </table:table-cell>
        </table:table-row>
        <table:table-row table:style-name="ro6">
          <table:table-cell table:number-columns-repeated="2"/>
          <table:table-cell table:formula="of:=IF(ISBLANK([$Contradiction.C513]);&quot;&quot;; [$Contradiction.C513])">
            <text:p/>
          </table:table-cell>
          <table:table-cell table:formula="of:=IF(ISBLANK([$Entailment.C513]);&quot;&quot;; [$Entailment.C513])">
            <text:p/>
          </table:table-cell>
          <table:table-cell table:formula="of:=IF(ISBLANK([$Specificity.C513]);&quot;&quot;; [$Specificity.C513])">
            <text:p/>
          </table:table-cell>
          <table:table-cell table:formula="of:=IF(ISBLANK([$Paraphrase.C513]);&quot;&quot;; [$Paraphrase.C513])">
            <text:p/>
          </table:table-cell>
          <table:table-cell table:formula="of:=IF(ISBLANK([$LocalRelevance.C513]);&quot;&quot;; [$LocalRelevance.C513])">
            <text:p/>
          </table:table-cell>
          <table:table-cell table:formula="of:=IF(ISBLANK([.A513]); &quot;&quot;; IF(COUNTIF([.C513:.G513]; &quot;yes&quot;) &gt; 0; &quot;yes&quot;; &quot;no&quot;))">
            <text:p/>
          </table:table-cell>
        </table:table-row>
        <table:table-row table:style-name="ro6">
          <table:table-cell table:number-columns-repeated="2"/>
          <table:table-cell table:formula="of:=IF(ISBLANK([$Contradiction.C514]);&quot;&quot;; [$Contradiction.C514])">
            <text:p/>
          </table:table-cell>
          <table:table-cell table:formula="of:=IF(ISBLANK([$Entailment.C514]);&quot;&quot;; [$Entailment.C514])">
            <text:p/>
          </table:table-cell>
          <table:table-cell table:formula="of:=IF(ISBLANK([$Specificity.C514]);&quot;&quot;; [$Specificity.C514])">
            <text:p/>
          </table:table-cell>
          <table:table-cell table:formula="of:=IF(ISBLANK([$Paraphrase.C514]);&quot;&quot;; [$Paraphrase.C514])">
            <text:p/>
          </table:table-cell>
          <table:table-cell table:formula="of:=IF(ISBLANK([$LocalRelevance.C514]);&quot;&quot;; [$LocalRelevance.C514])">
            <text:p/>
          </table:table-cell>
          <table:table-cell table:formula="of:=IF(ISBLANK([.A514]); &quot;&quot;; IF(COUNTIF([.C514:.G514]; &quot;yes&quot;) &gt; 0; &quot;yes&quot;; &quot;no&quot;))">
            <text:p/>
          </table:table-cell>
        </table:table-row>
        <table:table-row table:style-name="ro6">
          <table:table-cell table:number-columns-repeated="2"/>
          <table:table-cell table:formula="of:=IF(ISBLANK([$Contradiction.C515]);&quot;&quot;; [$Contradiction.C515])">
            <text:p/>
          </table:table-cell>
          <table:table-cell table:formula="of:=IF(ISBLANK([$Entailment.C515]);&quot;&quot;; [$Entailment.C515])">
            <text:p/>
          </table:table-cell>
          <table:table-cell table:formula="of:=IF(ISBLANK([$Specificity.C515]);&quot;&quot;; [$Specificity.C515])">
            <text:p/>
          </table:table-cell>
          <table:table-cell table:formula="of:=IF(ISBLANK([$Paraphrase.C515]);&quot;&quot;; [$Paraphrase.C515])">
            <text:p/>
          </table:table-cell>
          <table:table-cell table:formula="of:=IF(ISBLANK([$LocalRelevance.C515]);&quot;&quot;; [$LocalRelevance.C515])">
            <text:p/>
          </table:table-cell>
          <table:table-cell table:formula="of:=IF(ISBLANK([.A515]); &quot;&quot;; IF(COUNTIF([.C515:.G515]; &quot;yes&quot;) &gt; 0; &quot;yes&quot;; &quot;no&quot;))">
            <text:p/>
          </table:table-cell>
        </table:table-row>
        <table:table-row table:style-name="ro6">
          <table:table-cell table:number-columns-repeated="2"/>
          <table:table-cell table:formula="of:=IF(ISBLANK([$Contradiction.C516]);&quot;&quot;; [$Contradiction.C516])">
            <text:p/>
          </table:table-cell>
          <table:table-cell table:formula="of:=IF(ISBLANK([$Entailment.C516]);&quot;&quot;; [$Entailment.C516])">
            <text:p/>
          </table:table-cell>
          <table:table-cell table:formula="of:=IF(ISBLANK([$Specificity.C516]);&quot;&quot;; [$Specificity.C516])">
            <text:p/>
          </table:table-cell>
          <table:table-cell table:formula="of:=IF(ISBLANK([$Paraphrase.C516]);&quot;&quot;; [$Paraphrase.C516])">
            <text:p/>
          </table:table-cell>
          <table:table-cell table:formula="of:=IF(ISBLANK([$LocalRelevance.C516]);&quot;&quot;; [$LocalRelevance.C516])">
            <text:p/>
          </table:table-cell>
          <table:table-cell table:formula="of:=IF(ISBLANK([.A516]); &quot;&quot;; IF(COUNTIF([.C516:.G516]; &quot;yes&quot;) &gt; 0; &quot;yes&quot;; &quot;no&quot;))">
            <text:p/>
          </table:table-cell>
        </table:table-row>
        <table:table-row table:style-name="ro6">
          <table:table-cell table:number-columns-repeated="2"/>
          <table:table-cell table:formula="of:=IF(ISBLANK([$Contradiction.C517]);&quot;&quot;; [$Contradiction.C517])">
            <text:p/>
          </table:table-cell>
          <table:table-cell table:formula="of:=IF(ISBLANK([$Entailment.C517]);&quot;&quot;; [$Entailment.C517])">
            <text:p/>
          </table:table-cell>
          <table:table-cell table:formula="of:=IF(ISBLANK([$Specificity.C517]);&quot;&quot;; [$Specificity.C517])">
            <text:p/>
          </table:table-cell>
          <table:table-cell table:formula="of:=IF(ISBLANK([$Paraphrase.C517]);&quot;&quot;; [$Paraphrase.C517])">
            <text:p/>
          </table:table-cell>
          <table:table-cell table:formula="of:=IF(ISBLANK([$LocalRelevance.C517]);&quot;&quot;; [$LocalRelevance.C517])">
            <text:p/>
          </table:table-cell>
          <table:table-cell table:formula="of:=IF(ISBLANK([.A517]); &quot;&quot;; IF(COUNTIF([.C517:.G517]; &quot;yes&quot;) &gt; 0; &quot;yes&quot;; &quot;no&quot;))">
            <text:p/>
          </table:table-cell>
        </table:table-row>
        <table:table-row table:style-name="ro6">
          <table:table-cell table:number-columns-repeated="2"/>
          <table:table-cell table:formula="of:=IF(ISBLANK([$Contradiction.C518]);&quot;&quot;; [$Contradiction.C518])">
            <text:p/>
          </table:table-cell>
          <table:table-cell table:formula="of:=IF(ISBLANK([$Entailment.C518]);&quot;&quot;; [$Entailment.C518])">
            <text:p/>
          </table:table-cell>
          <table:table-cell table:formula="of:=IF(ISBLANK([$Specificity.C518]);&quot;&quot;; [$Specificity.C518])">
            <text:p/>
          </table:table-cell>
          <table:table-cell table:formula="of:=IF(ISBLANK([$Paraphrase.C518]);&quot;&quot;; [$Paraphrase.C518])">
            <text:p/>
          </table:table-cell>
          <table:table-cell table:formula="of:=IF(ISBLANK([$LocalRelevance.C518]);&quot;&quot;; [$LocalRelevance.C518])">
            <text:p/>
          </table:table-cell>
          <table:table-cell table:formula="of:=IF(ISBLANK([.A518]); &quot;&quot;; IF(COUNTIF([.C518:.G518]; &quot;yes&quot;) &gt; 0; &quot;yes&quot;; &quot;no&quot;))">
            <text:p/>
          </table:table-cell>
        </table:table-row>
        <table:table-row table:style-name="ro6">
          <table:table-cell table:number-columns-repeated="2"/>
          <table:table-cell table:formula="of:=IF(ISBLANK([$Contradiction.C519]);&quot;&quot;; [$Contradiction.C519])">
            <text:p/>
          </table:table-cell>
          <table:table-cell table:formula="of:=IF(ISBLANK([$Entailment.C519]);&quot;&quot;; [$Entailment.C519])">
            <text:p/>
          </table:table-cell>
          <table:table-cell table:formula="of:=IF(ISBLANK([$Specificity.C519]);&quot;&quot;; [$Specificity.C519])">
            <text:p/>
          </table:table-cell>
          <table:table-cell table:formula="of:=IF(ISBLANK([$Paraphrase.C519]);&quot;&quot;; [$Paraphrase.C519])">
            <text:p/>
          </table:table-cell>
          <table:table-cell table:formula="of:=IF(ISBLANK([$LocalRelevance.C519]);&quot;&quot;; [$LocalRelevance.C519])">
            <text:p/>
          </table:table-cell>
          <table:table-cell table:formula="of:=IF(ISBLANK([.A519]); &quot;&quot;; IF(COUNTIF([.C519:.G519]; &quot;yes&quot;) &gt; 0; &quot;yes&quot;; &quot;no&quot;))">
            <text:p/>
          </table:table-cell>
        </table:table-row>
        <table:table-row table:style-name="ro6">
          <table:table-cell table:number-columns-repeated="2"/>
          <table:table-cell table:formula="of:=IF(ISBLANK([$Contradiction.C520]);&quot;&quot;; [$Contradiction.C520])">
            <text:p/>
          </table:table-cell>
          <table:table-cell table:formula="of:=IF(ISBLANK([$Entailment.C520]);&quot;&quot;; [$Entailment.C520])">
            <text:p/>
          </table:table-cell>
          <table:table-cell table:formula="of:=IF(ISBLANK([$Specificity.C520]);&quot;&quot;; [$Specificity.C520])">
            <text:p/>
          </table:table-cell>
          <table:table-cell table:formula="of:=IF(ISBLANK([$Paraphrase.C520]);&quot;&quot;; [$Paraphrase.C520])">
            <text:p/>
          </table:table-cell>
          <table:table-cell table:formula="of:=IF(ISBLANK([$LocalRelevance.C520]);&quot;&quot;; [$LocalRelevance.C520])">
            <text:p/>
          </table:table-cell>
          <table:table-cell table:formula="of:=IF(ISBLANK([.A520]); &quot;&quot;; IF(COUNTIF([.C520:.G520]; &quot;yes&quot;) &gt; 0; &quot;yes&quot;; &quot;no&quot;))">
            <text:p/>
          </table:table-cell>
        </table:table-row>
        <table:table-row table:style-name="ro6">
          <table:table-cell table:number-columns-repeated="2"/>
          <table:table-cell table:formula="of:=IF(ISBLANK([$Contradiction.C521]);&quot;&quot;; [$Contradiction.C521])">
            <text:p/>
          </table:table-cell>
          <table:table-cell table:formula="of:=IF(ISBLANK([$Entailment.C521]);&quot;&quot;; [$Entailment.C521])">
            <text:p/>
          </table:table-cell>
          <table:table-cell table:formula="of:=IF(ISBLANK([$Specificity.C521]);&quot;&quot;; [$Specificity.C521])">
            <text:p/>
          </table:table-cell>
          <table:table-cell table:formula="of:=IF(ISBLANK([$Paraphrase.C521]);&quot;&quot;; [$Paraphrase.C521])">
            <text:p/>
          </table:table-cell>
          <table:table-cell table:formula="of:=IF(ISBLANK([$LocalRelevance.C521]);&quot;&quot;; [$LocalRelevance.C521])">
            <text:p/>
          </table:table-cell>
          <table:table-cell table:formula="of:=IF(ISBLANK([.A521]); &quot;&quot;; IF(COUNTIF([.C521:.G521]; &quot;yes&quot;) &gt; 0; &quot;yes&quot;; &quot;no&quot;))">
            <text:p/>
          </table:table-cell>
        </table:table-row>
        <table:table-row table:style-name="ro6">
          <table:table-cell table:number-columns-repeated="2"/>
          <table:table-cell table:formula="of:=IF(ISBLANK([$Contradiction.C522]);&quot;&quot;; [$Contradiction.C522])">
            <text:p/>
          </table:table-cell>
          <table:table-cell table:formula="of:=IF(ISBLANK([$Entailment.C522]);&quot;&quot;; [$Entailment.C522])">
            <text:p/>
          </table:table-cell>
          <table:table-cell table:formula="of:=IF(ISBLANK([$Specificity.C522]);&quot;&quot;; [$Specificity.C522])">
            <text:p/>
          </table:table-cell>
          <table:table-cell table:formula="of:=IF(ISBLANK([$Paraphrase.C522]);&quot;&quot;; [$Paraphrase.C522])">
            <text:p/>
          </table:table-cell>
          <table:table-cell table:formula="of:=IF(ISBLANK([$LocalRelevance.C522]);&quot;&quot;; [$LocalRelevance.C522])">
            <text:p/>
          </table:table-cell>
          <table:table-cell table:formula="of:=IF(ISBLANK([.A522]); &quot;&quot;; IF(COUNTIF([.C522:.G522]; &quot;yes&quot;) &gt; 0; &quot;yes&quot;; &quot;no&quot;))">
            <text:p/>
          </table:table-cell>
        </table:table-row>
        <table:table-row table:style-name="ro6">
          <table:table-cell table:number-columns-repeated="2"/>
          <table:table-cell table:formula="of:=IF(ISBLANK([$Contradiction.C523]);&quot;&quot;; [$Contradiction.C523])">
            <text:p/>
          </table:table-cell>
          <table:table-cell table:formula="of:=IF(ISBLANK([$Entailment.C523]);&quot;&quot;; [$Entailment.C523])">
            <text:p/>
          </table:table-cell>
          <table:table-cell table:formula="of:=IF(ISBLANK([$Specificity.C523]);&quot;&quot;; [$Specificity.C523])">
            <text:p/>
          </table:table-cell>
          <table:table-cell table:formula="of:=IF(ISBLANK([$Paraphrase.C523]);&quot;&quot;; [$Paraphrase.C523])">
            <text:p/>
          </table:table-cell>
          <table:table-cell table:formula="of:=IF(ISBLANK([$LocalRelevance.C523]);&quot;&quot;; [$LocalRelevance.C523])">
            <text:p/>
          </table:table-cell>
          <table:table-cell table:formula="of:=IF(ISBLANK([.A523]); &quot;&quot;; IF(COUNTIF([.C523:.G523]; &quot;yes&quot;) &gt; 0; &quot;yes&quot;; &quot;no&quot;))">
            <text:p/>
          </table:table-cell>
        </table:table-row>
        <table:table-row table:style-name="ro6">
          <table:table-cell table:number-columns-repeated="2"/>
          <table:table-cell table:formula="of:=IF(ISBLANK([$Contradiction.C524]);&quot;&quot;; [$Contradiction.C524])">
            <text:p/>
          </table:table-cell>
          <table:table-cell table:formula="of:=IF(ISBLANK([$Entailment.C524]);&quot;&quot;; [$Entailment.C524])">
            <text:p/>
          </table:table-cell>
          <table:table-cell table:formula="of:=IF(ISBLANK([$Specificity.C524]);&quot;&quot;; [$Specificity.C524])">
            <text:p/>
          </table:table-cell>
          <table:table-cell table:formula="of:=IF(ISBLANK([$Paraphrase.C524]);&quot;&quot;; [$Paraphrase.C524])">
            <text:p/>
          </table:table-cell>
          <table:table-cell table:formula="of:=IF(ISBLANK([$LocalRelevance.C524]);&quot;&quot;; [$LocalRelevance.C524])">
            <text:p/>
          </table:table-cell>
          <table:table-cell table:formula="of:=IF(ISBLANK([.A524]); &quot;&quot;; IF(COUNTIF([.C524:.G524]; &quot;yes&quot;) &gt; 0; &quot;yes&quot;; &quot;no&quot;))">
            <text:p/>
          </table:table-cell>
        </table:table-row>
        <table:table-row table:style-name="ro6">
          <table:table-cell table:number-columns-repeated="2"/>
          <table:table-cell table:formula="of:=IF(ISBLANK([$Contradiction.C525]);&quot;&quot;; [$Contradiction.C525])">
            <text:p/>
          </table:table-cell>
          <table:table-cell table:formula="of:=IF(ISBLANK([$Entailment.C525]);&quot;&quot;; [$Entailment.C525])">
            <text:p/>
          </table:table-cell>
          <table:table-cell table:formula="of:=IF(ISBLANK([$Specificity.C525]);&quot;&quot;; [$Specificity.C525])">
            <text:p/>
          </table:table-cell>
          <table:table-cell table:formula="of:=IF(ISBLANK([$Paraphrase.C525]);&quot;&quot;; [$Paraphrase.C525])">
            <text:p/>
          </table:table-cell>
          <table:table-cell table:formula="of:=IF(ISBLANK([$LocalRelevance.C525]);&quot;&quot;; [$LocalRelevance.C525])">
            <text:p/>
          </table:table-cell>
          <table:table-cell table:formula="of:=IF(ISBLANK([.A525]); &quot;&quot;; IF(COUNTIF([.C525:.G525]; &quot;yes&quot;) &gt; 0; &quot;yes&quot;; &quot;no&quot;))">
            <text:p/>
          </table:table-cell>
        </table:table-row>
        <table:table-row table:style-name="ro6">
          <table:table-cell table:number-columns-repeated="2"/>
          <table:table-cell table:formula="of:=IF(ISBLANK([$Contradiction.C526]);&quot;&quot;; [$Contradiction.C526])">
            <text:p/>
          </table:table-cell>
          <table:table-cell table:formula="of:=IF(ISBLANK([$Entailment.C526]);&quot;&quot;; [$Entailment.C526])">
            <text:p/>
          </table:table-cell>
          <table:table-cell table:formula="of:=IF(ISBLANK([$Specificity.C526]);&quot;&quot;; [$Specificity.C526])">
            <text:p/>
          </table:table-cell>
          <table:table-cell table:formula="of:=IF(ISBLANK([$Paraphrase.C526]);&quot;&quot;; [$Paraphrase.C526])">
            <text:p/>
          </table:table-cell>
          <table:table-cell table:formula="of:=IF(ISBLANK([$LocalRelevance.C526]);&quot;&quot;; [$LocalRelevance.C526])">
            <text:p/>
          </table:table-cell>
          <table:table-cell table:formula="of:=IF(ISBLANK([.A526]); &quot;&quot;; IF(COUNTIF([.C526:.G526]; &quot;yes&quot;) &gt; 0; &quot;yes&quot;; &quot;no&quot;))">
            <text:p/>
          </table:table-cell>
        </table:table-row>
        <table:table-row table:style-name="ro6">
          <table:table-cell table:number-columns-repeated="2"/>
          <table:table-cell table:formula="of:=IF(ISBLANK([$Contradiction.C527]);&quot;&quot;; [$Contradiction.C527])">
            <text:p/>
          </table:table-cell>
          <table:table-cell table:formula="of:=IF(ISBLANK([$Entailment.C527]);&quot;&quot;; [$Entailment.C527])">
            <text:p/>
          </table:table-cell>
          <table:table-cell table:formula="of:=IF(ISBLANK([$Specificity.C527]);&quot;&quot;; [$Specificity.C527])">
            <text:p/>
          </table:table-cell>
          <table:table-cell table:formula="of:=IF(ISBLANK([$Paraphrase.C527]);&quot;&quot;; [$Paraphrase.C527])">
            <text:p/>
          </table:table-cell>
          <table:table-cell table:formula="of:=IF(ISBLANK([$LocalRelevance.C527]);&quot;&quot;; [$LocalRelevance.C527])">
            <text:p/>
          </table:table-cell>
          <table:table-cell table:formula="of:=IF(ISBLANK([.A527]); &quot;&quot;; IF(COUNTIF([.C527:.G527]; &quot;yes&quot;) &gt; 0; &quot;yes&quot;; &quot;no&quot;))">
            <text:p/>
          </table:table-cell>
        </table:table-row>
        <table:table-row table:style-name="ro6">
          <table:table-cell table:number-columns-repeated="2"/>
          <table:table-cell table:formula="of:=IF(ISBLANK([$Contradiction.C528]);&quot;&quot;; [$Contradiction.C528])">
            <text:p/>
          </table:table-cell>
          <table:table-cell table:formula="of:=IF(ISBLANK([$Entailment.C528]);&quot;&quot;; [$Entailment.C528])">
            <text:p/>
          </table:table-cell>
          <table:table-cell table:formula="of:=IF(ISBLANK([$Specificity.C528]);&quot;&quot;; [$Specificity.C528])">
            <text:p/>
          </table:table-cell>
          <table:table-cell table:formula="of:=IF(ISBLANK([$Paraphrase.C528]);&quot;&quot;; [$Paraphrase.C528])">
            <text:p/>
          </table:table-cell>
          <table:table-cell table:formula="of:=IF(ISBLANK([$LocalRelevance.C528]);&quot;&quot;; [$LocalRelevance.C528])">
            <text:p/>
          </table:table-cell>
          <table:table-cell table:formula="of:=IF(ISBLANK([.A528]); &quot;&quot;; IF(COUNTIF([.C528:.G528]; &quot;yes&quot;) &gt; 0; &quot;yes&quot;; &quot;no&quot;))">
            <text:p/>
          </table:table-cell>
        </table:table-row>
        <table:table-row table:style-name="ro6">
          <table:table-cell table:number-columns-repeated="2"/>
          <table:table-cell table:formula="of:=IF(ISBLANK([$Contradiction.C529]);&quot;&quot;; [$Contradiction.C529])">
            <text:p/>
          </table:table-cell>
          <table:table-cell table:formula="of:=IF(ISBLANK([$Entailment.C529]);&quot;&quot;; [$Entailment.C529])">
            <text:p/>
          </table:table-cell>
          <table:table-cell table:formula="of:=IF(ISBLANK([$Specificity.C529]);&quot;&quot;; [$Specificity.C529])">
            <text:p/>
          </table:table-cell>
          <table:table-cell table:formula="of:=IF(ISBLANK([$Paraphrase.C529]);&quot;&quot;; [$Paraphrase.C529])">
            <text:p/>
          </table:table-cell>
          <table:table-cell table:formula="of:=IF(ISBLANK([$LocalRelevance.C529]);&quot;&quot;; [$LocalRelevance.C529])">
            <text:p/>
          </table:table-cell>
          <table:table-cell table:formula="of:=IF(ISBLANK([.A529]); &quot;&quot;; IF(COUNTIF([.C529:.G529]; &quot;yes&quot;) &gt; 0; &quot;yes&quot;; &quot;no&quot;))">
            <text:p/>
          </table:table-cell>
        </table:table-row>
        <table:table-row table:style-name="ro6">
          <table:table-cell table:number-columns-repeated="2"/>
          <table:table-cell table:formula="of:=IF(ISBLANK([$Contradiction.C530]);&quot;&quot;; [$Contradiction.C530])">
            <text:p/>
          </table:table-cell>
          <table:table-cell table:formula="of:=IF(ISBLANK([$Entailment.C530]);&quot;&quot;; [$Entailment.C530])">
            <text:p/>
          </table:table-cell>
          <table:table-cell table:formula="of:=IF(ISBLANK([$Specificity.C530]);&quot;&quot;; [$Specificity.C530])">
            <text:p/>
          </table:table-cell>
          <table:table-cell table:formula="of:=IF(ISBLANK([$Paraphrase.C530]);&quot;&quot;; [$Paraphrase.C530])">
            <text:p/>
          </table:table-cell>
          <table:table-cell table:formula="of:=IF(ISBLANK([$LocalRelevance.C530]);&quot;&quot;; [$LocalRelevance.C530])">
            <text:p/>
          </table:table-cell>
          <table:table-cell table:formula="of:=IF(ISBLANK([.A530]); &quot;&quot;; IF(COUNTIF([.C530:.G530]; &quot;yes&quot;) &gt; 0; &quot;yes&quot;; &quot;no&quot;))">
            <text:p/>
          </table:table-cell>
        </table:table-row>
        <table:table-row table:style-name="ro6">
          <table:table-cell table:number-columns-repeated="2"/>
          <table:table-cell table:formula="of:=IF(ISBLANK([$Contradiction.C531]);&quot;&quot;; [$Contradiction.C531])">
            <text:p/>
          </table:table-cell>
          <table:table-cell table:formula="of:=IF(ISBLANK([$Entailment.C531]);&quot;&quot;; [$Entailment.C531])">
            <text:p/>
          </table:table-cell>
          <table:table-cell table:formula="of:=IF(ISBLANK([$Specificity.C531]);&quot;&quot;; [$Specificity.C531])">
            <text:p/>
          </table:table-cell>
          <table:table-cell table:formula="of:=IF(ISBLANK([$Paraphrase.C531]);&quot;&quot;; [$Paraphrase.C531])">
            <text:p/>
          </table:table-cell>
          <table:table-cell table:formula="of:=IF(ISBLANK([$LocalRelevance.C531]);&quot;&quot;; [$LocalRelevance.C531])">
            <text:p/>
          </table:table-cell>
          <table:table-cell table:formula="of:=IF(ISBLANK([.A531]); &quot;&quot;; IF(COUNTIF([.C531:.G531]; &quot;yes&quot;) &gt; 0; &quot;yes&quot;; &quot;no&quot;))">
            <text:p/>
          </table:table-cell>
        </table:table-row>
        <table:table-row table:style-name="ro6">
          <table:table-cell table:number-columns-repeated="2"/>
          <table:table-cell table:formula="of:=IF(ISBLANK([$Contradiction.C532]);&quot;&quot;; [$Contradiction.C532])">
            <text:p/>
          </table:table-cell>
          <table:table-cell table:formula="of:=IF(ISBLANK([$Entailment.C532]);&quot;&quot;; [$Entailment.C532])">
            <text:p/>
          </table:table-cell>
          <table:table-cell table:formula="of:=IF(ISBLANK([$Specificity.C532]);&quot;&quot;; [$Specificity.C532])">
            <text:p/>
          </table:table-cell>
          <table:table-cell table:formula="of:=IF(ISBLANK([$Paraphrase.C532]);&quot;&quot;; [$Paraphrase.C532])">
            <text:p/>
          </table:table-cell>
          <table:table-cell table:formula="of:=IF(ISBLANK([$LocalRelevance.C532]);&quot;&quot;; [$LocalRelevance.C532])">
            <text:p/>
          </table:table-cell>
          <table:table-cell table:formula="of:=IF(ISBLANK([.A532]); &quot;&quot;; IF(COUNTIF([.C532:.G532]; &quot;yes&quot;) &gt; 0; &quot;yes&quot;; &quot;no&quot;))">
            <text:p/>
          </table:table-cell>
        </table:table-row>
        <table:table-row table:style-name="ro6">
          <table:table-cell table:number-columns-repeated="2"/>
          <table:table-cell table:formula="of:=IF(ISBLANK([$Contradiction.C533]);&quot;&quot;; [$Contradiction.C533])">
            <text:p/>
          </table:table-cell>
          <table:table-cell table:formula="of:=IF(ISBLANK([$Entailment.C533]);&quot;&quot;; [$Entailment.C533])">
            <text:p/>
          </table:table-cell>
          <table:table-cell table:formula="of:=IF(ISBLANK([$Specificity.C533]);&quot;&quot;; [$Specificity.C533])">
            <text:p/>
          </table:table-cell>
          <table:table-cell table:formula="of:=IF(ISBLANK([$Paraphrase.C533]);&quot;&quot;; [$Paraphrase.C533])">
            <text:p/>
          </table:table-cell>
          <table:table-cell table:formula="of:=IF(ISBLANK([$LocalRelevance.C533]);&quot;&quot;; [$LocalRelevance.C533])">
            <text:p/>
          </table:table-cell>
          <table:table-cell table:formula="of:=IF(ISBLANK([.A533]); &quot;&quot;; IF(COUNTIF([.C533:.G533]; &quot;yes&quot;) &gt; 0; &quot;yes&quot;; &quot;no&quot;))">
            <text:p/>
          </table:table-cell>
        </table:table-row>
        <table:table-row table:style-name="ro6">
          <table:table-cell table:number-columns-repeated="2"/>
          <table:table-cell table:formula="of:=IF(ISBLANK([$Contradiction.C534]);&quot;&quot;; [$Contradiction.C534])">
            <text:p/>
          </table:table-cell>
          <table:table-cell table:formula="of:=IF(ISBLANK([$Entailment.C534]);&quot;&quot;; [$Entailment.C534])">
            <text:p/>
          </table:table-cell>
          <table:table-cell table:formula="of:=IF(ISBLANK([$Specificity.C534]);&quot;&quot;; [$Specificity.C534])">
            <text:p/>
          </table:table-cell>
          <table:table-cell table:formula="of:=IF(ISBLANK([$Paraphrase.C534]);&quot;&quot;; [$Paraphrase.C534])">
            <text:p/>
          </table:table-cell>
          <table:table-cell table:formula="of:=IF(ISBLANK([$LocalRelevance.C534]);&quot;&quot;; [$LocalRelevance.C534])">
            <text:p/>
          </table:table-cell>
          <table:table-cell table:formula="of:=IF(ISBLANK([.A534]); &quot;&quot;; IF(COUNTIF([.C534:.G534]; &quot;yes&quot;) &gt; 0; &quot;yes&quot;; &quot;no&quot;))">
            <text:p/>
          </table:table-cell>
        </table:table-row>
        <table:table-row table:style-name="ro6">
          <table:table-cell table:number-columns-repeated="2"/>
          <table:table-cell table:formula="of:=IF(ISBLANK([$Contradiction.C535]);&quot;&quot;; [$Contradiction.C535])">
            <text:p/>
          </table:table-cell>
          <table:table-cell table:formula="of:=IF(ISBLANK([$Entailment.C535]);&quot;&quot;; [$Entailment.C535])">
            <text:p/>
          </table:table-cell>
          <table:table-cell table:formula="of:=IF(ISBLANK([$Specificity.C535]);&quot;&quot;; [$Specificity.C535])">
            <text:p/>
          </table:table-cell>
          <table:table-cell table:formula="of:=IF(ISBLANK([$Paraphrase.C535]);&quot;&quot;; [$Paraphrase.C535])">
            <text:p/>
          </table:table-cell>
          <table:table-cell table:formula="of:=IF(ISBLANK([$LocalRelevance.C535]);&quot;&quot;; [$LocalRelevance.C535])">
            <text:p/>
          </table:table-cell>
          <table:table-cell table:formula="of:=IF(ISBLANK([.A535]); &quot;&quot;; IF(COUNTIF([.C535:.G535]; &quot;yes&quot;) &gt; 0; &quot;yes&quot;; &quot;no&quot;))">
            <text:p/>
          </table:table-cell>
        </table:table-row>
        <table:table-row table:style-name="ro6">
          <table:table-cell table:number-columns-repeated="2"/>
          <table:table-cell table:formula="of:=IF(ISBLANK([$Contradiction.C536]);&quot;&quot;; [$Contradiction.C536])">
            <text:p/>
          </table:table-cell>
          <table:table-cell table:formula="of:=IF(ISBLANK([$Entailment.C536]);&quot;&quot;; [$Entailment.C536])">
            <text:p/>
          </table:table-cell>
          <table:table-cell table:formula="of:=IF(ISBLANK([$Specificity.C536]);&quot;&quot;; [$Specificity.C536])">
            <text:p/>
          </table:table-cell>
          <table:table-cell table:formula="of:=IF(ISBLANK([$Paraphrase.C536]);&quot;&quot;; [$Paraphrase.C536])">
            <text:p/>
          </table:table-cell>
          <table:table-cell table:formula="of:=IF(ISBLANK([$LocalRelevance.C536]);&quot;&quot;; [$LocalRelevance.C536])">
            <text:p/>
          </table:table-cell>
          <table:table-cell table:formula="of:=IF(ISBLANK([.A536]); &quot;&quot;; IF(COUNTIF([.C536:.G536]; &quot;yes&quot;) &gt; 0; &quot;yes&quot;; &quot;no&quot;))">
            <text:p/>
          </table:table-cell>
        </table:table-row>
        <table:table-row table:style-name="ro6">
          <table:table-cell table:number-columns-repeated="2"/>
          <table:table-cell table:formula="of:=IF(ISBLANK([$Contradiction.C537]);&quot;&quot;; [$Contradiction.C537])">
            <text:p/>
          </table:table-cell>
          <table:table-cell table:formula="of:=IF(ISBLANK([$Entailment.C537]);&quot;&quot;; [$Entailment.C537])">
            <text:p/>
          </table:table-cell>
          <table:table-cell table:formula="of:=IF(ISBLANK([$Specificity.C537]);&quot;&quot;; [$Specificity.C537])">
            <text:p/>
          </table:table-cell>
          <table:table-cell table:formula="of:=IF(ISBLANK([$Paraphrase.C537]);&quot;&quot;; [$Paraphrase.C537])">
            <text:p/>
          </table:table-cell>
          <table:table-cell table:formula="of:=IF(ISBLANK([$LocalRelevance.C537]);&quot;&quot;; [$LocalRelevance.C537])">
            <text:p/>
          </table:table-cell>
          <table:table-cell table:formula="of:=IF(ISBLANK([.A537]); &quot;&quot;; IF(COUNTIF([.C537:.G537]; &quot;yes&quot;) &gt; 0; &quot;yes&quot;; &quot;no&quot;))">
            <text:p/>
          </table:table-cell>
        </table:table-row>
        <table:table-row table:style-name="ro6">
          <table:table-cell table:number-columns-repeated="2"/>
          <table:table-cell table:formula="of:=IF(ISBLANK([$Contradiction.C538]);&quot;&quot;; [$Contradiction.C538])">
            <text:p/>
          </table:table-cell>
          <table:table-cell table:formula="of:=IF(ISBLANK([$Entailment.C538]);&quot;&quot;; [$Entailment.C538])">
            <text:p/>
          </table:table-cell>
          <table:table-cell table:formula="of:=IF(ISBLANK([$Specificity.C538]);&quot;&quot;; [$Specificity.C538])">
            <text:p/>
          </table:table-cell>
          <table:table-cell table:formula="of:=IF(ISBLANK([$Paraphrase.C538]);&quot;&quot;; [$Paraphrase.C538])">
            <text:p/>
          </table:table-cell>
          <table:table-cell table:formula="of:=IF(ISBLANK([$LocalRelevance.C538]);&quot;&quot;; [$LocalRelevance.C538])">
            <text:p/>
          </table:table-cell>
          <table:table-cell table:formula="of:=IF(ISBLANK([.A538]); &quot;&quot;; IF(COUNTIF([.C538:.G538]; &quot;yes&quot;) &gt; 0; &quot;yes&quot;; &quot;no&quot;))">
            <text:p/>
          </table:table-cell>
        </table:table-row>
        <table:table-row table:style-name="ro6">
          <table:table-cell table:number-columns-repeated="2"/>
          <table:table-cell table:formula="of:=IF(ISBLANK([$Contradiction.C539]);&quot;&quot;; [$Contradiction.C539])">
            <text:p/>
          </table:table-cell>
          <table:table-cell table:formula="of:=IF(ISBLANK([$Entailment.C539]);&quot;&quot;; [$Entailment.C539])">
            <text:p/>
          </table:table-cell>
          <table:table-cell table:formula="of:=IF(ISBLANK([$Specificity.C539]);&quot;&quot;; [$Specificity.C539])">
            <text:p/>
          </table:table-cell>
          <table:table-cell table:formula="of:=IF(ISBLANK([$Paraphrase.C539]);&quot;&quot;; [$Paraphrase.C539])">
            <text:p/>
          </table:table-cell>
          <table:table-cell table:formula="of:=IF(ISBLANK([$LocalRelevance.C539]);&quot;&quot;; [$LocalRelevance.C539])">
            <text:p/>
          </table:table-cell>
          <table:table-cell table:formula="of:=IF(ISBLANK([.A539]); &quot;&quot;; IF(COUNTIF([.C539:.G539]; &quot;yes&quot;) &gt; 0; &quot;yes&quot;; &quot;no&quot;))">
            <text:p/>
          </table:table-cell>
        </table:table-row>
        <table:table-row table:style-name="ro6">
          <table:table-cell table:number-columns-repeated="2"/>
          <table:table-cell table:formula="of:=IF(ISBLANK([$Contradiction.C540]);&quot;&quot;; [$Contradiction.C540])">
            <text:p/>
          </table:table-cell>
          <table:table-cell table:formula="of:=IF(ISBLANK([$Entailment.C540]);&quot;&quot;; [$Entailment.C540])">
            <text:p/>
          </table:table-cell>
          <table:table-cell table:formula="of:=IF(ISBLANK([$Specificity.C540]);&quot;&quot;; [$Specificity.C540])">
            <text:p/>
          </table:table-cell>
          <table:table-cell table:formula="of:=IF(ISBLANK([$Paraphrase.C540]);&quot;&quot;; [$Paraphrase.C540])">
            <text:p/>
          </table:table-cell>
          <table:table-cell table:formula="of:=IF(ISBLANK([$LocalRelevance.C540]);&quot;&quot;; [$LocalRelevance.C540])">
            <text:p/>
          </table:table-cell>
          <table:table-cell table:formula="of:=IF(ISBLANK([.A540]); &quot;&quot;; IF(COUNTIF([.C540:.G540]; &quot;yes&quot;) &gt; 0; &quot;yes&quot;; &quot;no&quot;))">
            <text:p/>
          </table:table-cell>
        </table:table-row>
        <table:table-row table:style-name="ro6">
          <table:table-cell table:number-columns-repeated="2"/>
          <table:table-cell table:formula="of:=IF(ISBLANK([$Contradiction.C541]);&quot;&quot;; [$Contradiction.C541])">
            <text:p/>
          </table:table-cell>
          <table:table-cell table:formula="of:=IF(ISBLANK([$Entailment.C541]);&quot;&quot;; [$Entailment.C541])">
            <text:p/>
          </table:table-cell>
          <table:table-cell table:formula="of:=IF(ISBLANK([$Specificity.C541]);&quot;&quot;; [$Specificity.C541])">
            <text:p/>
          </table:table-cell>
          <table:table-cell table:formula="of:=IF(ISBLANK([$Paraphrase.C541]);&quot;&quot;; [$Paraphrase.C541])">
            <text:p/>
          </table:table-cell>
          <table:table-cell table:formula="of:=IF(ISBLANK([$LocalRelevance.C541]);&quot;&quot;; [$LocalRelevance.C541])">
            <text:p/>
          </table:table-cell>
          <table:table-cell table:formula="of:=IF(ISBLANK([.A541]); &quot;&quot;; IF(COUNTIF([.C541:.G541]; &quot;yes&quot;) &gt; 0; &quot;yes&quot;; &quot;no&quot;))">
            <text:p/>
          </table:table-cell>
        </table:table-row>
        <table:table-row table:style-name="ro6">
          <table:table-cell table:number-columns-repeated="2"/>
          <table:table-cell table:formula="of:=IF(ISBLANK([$Contradiction.C542]);&quot;&quot;; [$Contradiction.C542])">
            <text:p/>
          </table:table-cell>
          <table:table-cell table:formula="of:=IF(ISBLANK([$Entailment.C542]);&quot;&quot;; [$Entailment.C542])">
            <text:p/>
          </table:table-cell>
          <table:table-cell table:formula="of:=IF(ISBLANK([$Specificity.C542]);&quot;&quot;; [$Specificity.C542])">
            <text:p/>
          </table:table-cell>
          <table:table-cell table:formula="of:=IF(ISBLANK([$Paraphrase.C542]);&quot;&quot;; [$Paraphrase.C542])">
            <text:p/>
          </table:table-cell>
          <table:table-cell table:formula="of:=IF(ISBLANK([$LocalRelevance.C542]);&quot;&quot;; [$LocalRelevance.C542])">
            <text:p/>
          </table:table-cell>
          <table:table-cell table:formula="of:=IF(ISBLANK([.A542]); &quot;&quot;; IF(COUNTIF([.C542:.G542]; &quot;yes&quot;) &gt; 0; &quot;yes&quot;; &quot;no&quot;))">
            <text:p/>
          </table:table-cell>
        </table:table-row>
        <table:table-row table:style-name="ro6">
          <table:table-cell table:number-columns-repeated="2"/>
          <table:table-cell table:formula="of:=IF(ISBLANK([$Contradiction.C543]);&quot;&quot;; [$Contradiction.C543])">
            <text:p/>
          </table:table-cell>
          <table:table-cell table:formula="of:=IF(ISBLANK([$Entailment.C543]);&quot;&quot;; [$Entailment.C543])">
            <text:p/>
          </table:table-cell>
          <table:table-cell table:formula="of:=IF(ISBLANK([$Specificity.C543]);&quot;&quot;; [$Specificity.C543])">
            <text:p/>
          </table:table-cell>
          <table:table-cell table:formula="of:=IF(ISBLANK([$Paraphrase.C543]);&quot;&quot;; [$Paraphrase.C543])">
            <text:p/>
          </table:table-cell>
          <table:table-cell table:formula="of:=IF(ISBLANK([$LocalRelevance.C543]);&quot;&quot;; [$LocalRelevance.C543])">
            <text:p/>
          </table:table-cell>
          <table:table-cell table:formula="of:=IF(ISBLANK([.A543]); &quot;&quot;; IF(COUNTIF([.C543:.G543]; &quot;yes&quot;) &gt; 0; &quot;yes&quot;; &quot;no&quot;))">
            <text:p/>
          </table:table-cell>
        </table:table-row>
        <table:table-row table:style-name="ro6">
          <table:table-cell table:number-columns-repeated="2"/>
          <table:table-cell table:formula="of:=IF(ISBLANK([$Contradiction.C544]);&quot;&quot;; [$Contradiction.C544])">
            <text:p/>
          </table:table-cell>
          <table:table-cell table:formula="of:=IF(ISBLANK([$Entailment.C544]);&quot;&quot;; [$Entailment.C544])">
            <text:p/>
          </table:table-cell>
          <table:table-cell table:formula="of:=IF(ISBLANK([$Specificity.C544]);&quot;&quot;; [$Specificity.C544])">
            <text:p/>
          </table:table-cell>
          <table:table-cell table:formula="of:=IF(ISBLANK([$Paraphrase.C544]);&quot;&quot;; [$Paraphrase.C544])">
            <text:p/>
          </table:table-cell>
          <table:table-cell table:formula="of:=IF(ISBLANK([$LocalRelevance.C544]);&quot;&quot;; [$LocalRelevance.C544])">
            <text:p/>
          </table:table-cell>
          <table:table-cell table:formula="of:=IF(ISBLANK([.A544]); &quot;&quot;; IF(COUNTIF([.C544:.G544]; &quot;yes&quot;) &gt; 0; &quot;yes&quot;; &quot;no&quot;))">
            <text:p/>
          </table:table-cell>
        </table:table-row>
        <table:table-row table:style-name="ro6">
          <table:table-cell table:number-columns-repeated="2"/>
          <table:table-cell table:formula="of:=IF(ISBLANK([$Contradiction.C545]);&quot;&quot;; [$Contradiction.C545])">
            <text:p/>
          </table:table-cell>
          <table:table-cell table:formula="of:=IF(ISBLANK([$Entailment.C545]);&quot;&quot;; [$Entailment.C545])">
            <text:p/>
          </table:table-cell>
          <table:table-cell table:formula="of:=IF(ISBLANK([$Specificity.C545]);&quot;&quot;; [$Specificity.C545])">
            <text:p/>
          </table:table-cell>
          <table:table-cell table:formula="of:=IF(ISBLANK([$Paraphrase.C545]);&quot;&quot;; [$Paraphrase.C545])">
            <text:p/>
          </table:table-cell>
          <table:table-cell table:formula="of:=IF(ISBLANK([$LocalRelevance.C545]);&quot;&quot;; [$LocalRelevance.C545])">
            <text:p/>
          </table:table-cell>
          <table:table-cell table:formula="of:=IF(ISBLANK([.A545]); &quot;&quot;; IF(COUNTIF([.C545:.G545]; &quot;yes&quot;) &gt; 0; &quot;yes&quot;; &quot;no&quot;))">
            <text:p/>
          </table:table-cell>
        </table:table-row>
        <table:table-row table:style-name="ro6">
          <table:table-cell table:number-columns-repeated="2"/>
          <table:table-cell table:formula="of:=IF(ISBLANK([$Contradiction.C546]);&quot;&quot;; [$Contradiction.C546])">
            <text:p/>
          </table:table-cell>
          <table:table-cell table:formula="of:=IF(ISBLANK([$Entailment.C546]);&quot;&quot;; [$Entailment.C546])">
            <text:p/>
          </table:table-cell>
          <table:table-cell table:formula="of:=IF(ISBLANK([$Specificity.C546]);&quot;&quot;; [$Specificity.C546])">
            <text:p/>
          </table:table-cell>
          <table:table-cell table:formula="of:=IF(ISBLANK([$Paraphrase.C546]);&quot;&quot;; [$Paraphrase.C546])">
            <text:p/>
          </table:table-cell>
          <table:table-cell table:formula="of:=IF(ISBLANK([$LocalRelevance.C546]);&quot;&quot;; [$LocalRelevance.C546])">
            <text:p/>
          </table:table-cell>
          <table:table-cell table:formula="of:=IF(ISBLANK([.A546]); &quot;&quot;; IF(COUNTIF([.C546:.G546]; &quot;yes&quot;) &gt; 0; &quot;yes&quot;; &quot;no&quot;))">
            <text:p/>
          </table:table-cell>
        </table:table-row>
        <table:table-row table:style-name="ro6">
          <table:table-cell table:number-columns-repeated="2"/>
          <table:table-cell table:formula="of:=IF(ISBLANK([$Contradiction.C547]);&quot;&quot;; [$Contradiction.C547])">
            <text:p/>
          </table:table-cell>
          <table:table-cell table:formula="of:=IF(ISBLANK([$Entailment.C547]);&quot;&quot;; [$Entailment.C547])">
            <text:p/>
          </table:table-cell>
          <table:table-cell table:formula="of:=IF(ISBLANK([$Specificity.C547]);&quot;&quot;; [$Specificity.C547])">
            <text:p/>
          </table:table-cell>
          <table:table-cell table:formula="of:=IF(ISBLANK([$Paraphrase.C547]);&quot;&quot;; [$Paraphrase.C547])">
            <text:p/>
          </table:table-cell>
          <table:table-cell table:formula="of:=IF(ISBLANK([$LocalRelevance.C547]);&quot;&quot;; [$LocalRelevance.C547])">
            <text:p/>
          </table:table-cell>
          <table:table-cell table:formula="of:=IF(ISBLANK([.A547]); &quot;&quot;; IF(COUNTIF([.C547:.G547]; &quot;yes&quot;) &gt; 0; &quot;yes&quot;; &quot;no&quot;))">
            <text:p/>
          </table:table-cell>
        </table:table-row>
        <table:table-row table:style-name="ro6">
          <table:table-cell table:number-columns-repeated="2"/>
          <table:table-cell table:formula="of:=IF(ISBLANK([$Contradiction.C548]);&quot;&quot;; [$Contradiction.C548])">
            <text:p/>
          </table:table-cell>
          <table:table-cell table:formula="of:=IF(ISBLANK([$Entailment.C548]);&quot;&quot;; [$Entailment.C548])">
            <text:p/>
          </table:table-cell>
          <table:table-cell table:formula="of:=IF(ISBLANK([$Specificity.C548]);&quot;&quot;; [$Specificity.C548])">
            <text:p/>
          </table:table-cell>
          <table:table-cell table:formula="of:=IF(ISBLANK([$Paraphrase.C548]);&quot;&quot;; [$Paraphrase.C548])">
            <text:p/>
          </table:table-cell>
          <table:table-cell table:formula="of:=IF(ISBLANK([$LocalRelevance.C548]);&quot;&quot;; [$LocalRelevance.C548])">
            <text:p/>
          </table:table-cell>
          <table:table-cell table:formula="of:=IF(ISBLANK([.A548]); &quot;&quot;; IF(COUNTIF([.C548:.G548]; &quot;yes&quot;) &gt; 0; &quot;yes&quot;; &quot;no&quot;))">
            <text:p/>
          </table:table-cell>
        </table:table-row>
        <table:table-row table:style-name="ro6">
          <table:table-cell table:number-columns-repeated="2"/>
          <table:table-cell table:formula="of:=IF(ISBLANK([$Contradiction.C549]);&quot;&quot;; [$Contradiction.C549])">
            <text:p/>
          </table:table-cell>
          <table:table-cell table:formula="of:=IF(ISBLANK([$Entailment.C549]);&quot;&quot;; [$Entailment.C549])">
            <text:p/>
          </table:table-cell>
          <table:table-cell table:formula="of:=IF(ISBLANK([$Specificity.C549]);&quot;&quot;; [$Specificity.C549])">
            <text:p/>
          </table:table-cell>
          <table:table-cell table:formula="of:=IF(ISBLANK([$Paraphrase.C549]);&quot;&quot;; [$Paraphrase.C549])">
            <text:p/>
          </table:table-cell>
          <table:table-cell table:formula="of:=IF(ISBLANK([$LocalRelevance.C549]);&quot;&quot;; [$LocalRelevance.C549])">
            <text:p/>
          </table:table-cell>
          <table:table-cell table:formula="of:=IF(ISBLANK([.A549]); &quot;&quot;; IF(COUNTIF([.C549:.G549]; &quot;yes&quot;) &gt; 0; &quot;yes&quot;; &quot;no&quot;))">
            <text:p/>
          </table:table-cell>
        </table:table-row>
        <table:table-row table:style-name="ro6">
          <table:table-cell table:number-columns-repeated="2"/>
          <table:table-cell table:formula="of:=IF(ISBLANK([$Contradiction.C550]);&quot;&quot;; [$Contradiction.C550])">
            <text:p/>
          </table:table-cell>
          <table:table-cell table:formula="of:=IF(ISBLANK([$Entailment.C550]);&quot;&quot;; [$Entailment.C550])">
            <text:p/>
          </table:table-cell>
          <table:table-cell table:formula="of:=IF(ISBLANK([$Specificity.C550]);&quot;&quot;; [$Specificity.C550])">
            <text:p/>
          </table:table-cell>
          <table:table-cell table:formula="of:=IF(ISBLANK([$Paraphrase.C550]);&quot;&quot;; [$Paraphrase.C550])">
            <text:p/>
          </table:table-cell>
          <table:table-cell table:formula="of:=IF(ISBLANK([$LocalRelevance.C550]);&quot;&quot;; [$LocalRelevance.C550])">
            <text:p/>
          </table:table-cell>
          <table:table-cell table:formula="of:=IF(ISBLANK([.A550]); &quot;&quot;; IF(COUNTIF([.C550:.G550]; &quot;yes&quot;) &gt; 0; &quot;yes&quot;; &quot;no&quot;))">
            <text:p/>
          </table:table-cell>
        </table:table-row>
        <table:table-row table:style-name="ro6">
          <table:table-cell table:number-columns-repeated="2"/>
          <table:table-cell table:formula="of:=IF(ISBLANK([$Contradiction.C551]);&quot;&quot;; [$Contradiction.C551])">
            <text:p/>
          </table:table-cell>
          <table:table-cell table:formula="of:=IF(ISBLANK([$Entailment.C551]);&quot;&quot;; [$Entailment.C551])">
            <text:p/>
          </table:table-cell>
          <table:table-cell table:formula="of:=IF(ISBLANK([$Specificity.C551]);&quot;&quot;; [$Specificity.C551])">
            <text:p/>
          </table:table-cell>
          <table:table-cell table:formula="of:=IF(ISBLANK([$Paraphrase.C551]);&quot;&quot;; [$Paraphrase.C551])">
            <text:p/>
          </table:table-cell>
          <table:table-cell table:formula="of:=IF(ISBLANK([$LocalRelevance.C551]);&quot;&quot;; [$LocalRelevance.C551])">
            <text:p/>
          </table:table-cell>
          <table:table-cell table:formula="of:=IF(ISBLANK([.A551]); &quot;&quot;; IF(COUNTIF([.C551:.G551]; &quot;yes&quot;) &gt; 0; &quot;yes&quot;; &quot;no&quot;))">
            <text:p/>
          </table:table-cell>
        </table:table-row>
        <table:table-row table:style-name="ro6">
          <table:table-cell table:number-columns-repeated="2"/>
          <table:table-cell table:formula="of:=IF(ISBLANK([$Contradiction.C552]);&quot;&quot;; [$Contradiction.C552])">
            <text:p/>
          </table:table-cell>
          <table:table-cell table:formula="of:=IF(ISBLANK([$Entailment.C552]);&quot;&quot;; [$Entailment.C552])">
            <text:p/>
          </table:table-cell>
          <table:table-cell table:formula="of:=IF(ISBLANK([$Specificity.C552]);&quot;&quot;; [$Specificity.C552])">
            <text:p/>
          </table:table-cell>
          <table:table-cell table:formula="of:=IF(ISBLANK([$Paraphrase.C552]);&quot;&quot;; [$Paraphrase.C552])">
            <text:p/>
          </table:table-cell>
          <table:table-cell table:formula="of:=IF(ISBLANK([$LocalRelevance.C552]);&quot;&quot;; [$LocalRelevance.C552])">
            <text:p/>
          </table:table-cell>
          <table:table-cell table:formula="of:=IF(ISBLANK([.A552]); &quot;&quot;; IF(COUNTIF([.C552:.G552]; &quot;yes&quot;) &gt; 0; &quot;yes&quot;; &quot;no&quot;))">
            <text:p/>
          </table:table-cell>
        </table:table-row>
        <table:table-row table:style-name="ro6">
          <table:table-cell table:number-columns-repeated="2"/>
          <table:table-cell table:formula="of:=IF(ISBLANK([$Contradiction.C553]);&quot;&quot;; [$Contradiction.C553])">
            <text:p/>
          </table:table-cell>
          <table:table-cell table:formula="of:=IF(ISBLANK([$Entailment.C553]);&quot;&quot;; [$Entailment.C553])">
            <text:p/>
          </table:table-cell>
          <table:table-cell table:formula="of:=IF(ISBLANK([$Specificity.C553]);&quot;&quot;; [$Specificity.C553])">
            <text:p/>
          </table:table-cell>
          <table:table-cell table:formula="of:=IF(ISBLANK([$Paraphrase.C553]);&quot;&quot;; [$Paraphrase.C553])">
            <text:p/>
          </table:table-cell>
          <table:table-cell table:formula="of:=IF(ISBLANK([$LocalRelevance.C553]);&quot;&quot;; [$LocalRelevance.C553])">
            <text:p/>
          </table:table-cell>
          <table:table-cell table:formula="of:=IF(ISBLANK([.A553]); &quot;&quot;; IF(COUNTIF([.C553:.G553]; &quot;yes&quot;) &gt; 0; &quot;yes&quot;; &quot;no&quot;))">
            <text:p/>
          </table:table-cell>
        </table:table-row>
        <table:table-row table:style-name="ro6">
          <table:table-cell table:number-columns-repeated="2"/>
          <table:table-cell table:formula="of:=IF(ISBLANK([$Contradiction.C554]);&quot;&quot;; [$Contradiction.C554])">
            <text:p/>
          </table:table-cell>
          <table:table-cell table:formula="of:=IF(ISBLANK([$Entailment.C554]);&quot;&quot;; [$Entailment.C554])">
            <text:p/>
          </table:table-cell>
          <table:table-cell table:formula="of:=IF(ISBLANK([$Specificity.C554]);&quot;&quot;; [$Specificity.C554])">
            <text:p/>
          </table:table-cell>
          <table:table-cell table:formula="of:=IF(ISBLANK([$Paraphrase.C554]);&quot;&quot;; [$Paraphrase.C554])">
            <text:p/>
          </table:table-cell>
          <table:table-cell table:formula="of:=IF(ISBLANK([$LocalRelevance.C554]);&quot;&quot;; [$LocalRelevance.C554])">
            <text:p/>
          </table:table-cell>
          <table:table-cell table:formula="of:=IF(ISBLANK([.A554]); &quot;&quot;; IF(COUNTIF([.C554:.G554]; &quot;yes&quot;) &gt; 0; &quot;yes&quot;; &quot;no&quot;))">
            <text:p/>
          </table:table-cell>
        </table:table-row>
        <table:table-row table:style-name="ro6">
          <table:table-cell table:number-columns-repeated="2"/>
          <table:table-cell table:formula="of:=IF(ISBLANK([$Contradiction.C555]);&quot;&quot;; [$Contradiction.C555])">
            <text:p/>
          </table:table-cell>
          <table:table-cell table:formula="of:=IF(ISBLANK([$Entailment.C555]);&quot;&quot;; [$Entailment.C555])">
            <text:p/>
          </table:table-cell>
          <table:table-cell table:formula="of:=IF(ISBLANK([$Specificity.C555]);&quot;&quot;; [$Specificity.C555])">
            <text:p/>
          </table:table-cell>
          <table:table-cell table:formula="of:=IF(ISBLANK([$Paraphrase.C555]);&quot;&quot;; [$Paraphrase.C555])">
            <text:p/>
          </table:table-cell>
          <table:table-cell table:formula="of:=IF(ISBLANK([$LocalRelevance.C555]);&quot;&quot;; [$LocalRelevance.C555])">
            <text:p/>
          </table:table-cell>
          <table:table-cell table:formula="of:=IF(ISBLANK([.A555]); &quot;&quot;; IF(COUNTIF([.C555:.G555]; &quot;yes&quot;) &gt; 0; &quot;yes&quot;; &quot;no&quot;))">
            <text:p/>
          </table:table-cell>
        </table:table-row>
        <table:table-row table:style-name="ro6">
          <table:table-cell table:number-columns-repeated="2"/>
          <table:table-cell table:formula="of:=IF(ISBLANK([$Contradiction.C556]);&quot;&quot;; [$Contradiction.C556])">
            <text:p/>
          </table:table-cell>
          <table:table-cell table:formula="of:=IF(ISBLANK([$Entailment.C556]);&quot;&quot;; [$Entailment.C556])">
            <text:p/>
          </table:table-cell>
          <table:table-cell table:formula="of:=IF(ISBLANK([$Specificity.C556]);&quot;&quot;; [$Specificity.C556])">
            <text:p/>
          </table:table-cell>
          <table:table-cell table:formula="of:=IF(ISBLANK([$Paraphrase.C556]);&quot;&quot;; [$Paraphrase.C556])">
            <text:p/>
          </table:table-cell>
          <table:table-cell table:formula="of:=IF(ISBLANK([$LocalRelevance.C556]);&quot;&quot;; [$LocalRelevance.C556])">
            <text:p/>
          </table:table-cell>
          <table:table-cell table:formula="of:=IF(ISBLANK([.A556]); &quot;&quot;; IF(COUNTIF([.C556:.G556]; &quot;yes&quot;) &gt; 0; &quot;yes&quot;; &quot;no&quot;))">
            <text:p/>
          </table:table-cell>
        </table:table-row>
        <table:table-row table:style-name="ro6">
          <table:table-cell table:number-columns-repeated="2"/>
          <table:table-cell table:formula="of:=IF(ISBLANK([$Contradiction.C557]);&quot;&quot;; [$Contradiction.C557])">
            <text:p/>
          </table:table-cell>
          <table:table-cell table:formula="of:=IF(ISBLANK([$Entailment.C557]);&quot;&quot;; [$Entailment.C557])">
            <text:p/>
          </table:table-cell>
          <table:table-cell table:formula="of:=IF(ISBLANK([$Specificity.C557]);&quot;&quot;; [$Specificity.C557])">
            <text:p/>
          </table:table-cell>
          <table:table-cell table:formula="of:=IF(ISBLANK([$Paraphrase.C557]);&quot;&quot;; [$Paraphrase.C557])">
            <text:p/>
          </table:table-cell>
          <table:table-cell table:formula="of:=IF(ISBLANK([$LocalRelevance.C557]);&quot;&quot;; [$LocalRelevance.C557])">
            <text:p/>
          </table:table-cell>
          <table:table-cell table:formula="of:=IF(ISBLANK([.A557]); &quot;&quot;; IF(COUNTIF([.C557:.G557]; &quot;yes&quot;) &gt; 0; &quot;yes&quot;; &quot;no&quot;))">
            <text:p/>
          </table:table-cell>
        </table:table-row>
        <table:table-row table:style-name="ro6">
          <table:table-cell table:number-columns-repeated="2"/>
          <table:table-cell table:formula="of:=IF(ISBLANK([$Contradiction.C558]);&quot;&quot;; [$Contradiction.C558])">
            <text:p/>
          </table:table-cell>
          <table:table-cell table:formula="of:=IF(ISBLANK([$Entailment.C558]);&quot;&quot;; [$Entailment.C558])">
            <text:p/>
          </table:table-cell>
          <table:table-cell table:formula="of:=IF(ISBLANK([$Specificity.C558]);&quot;&quot;; [$Specificity.C558])">
            <text:p/>
          </table:table-cell>
          <table:table-cell table:formula="of:=IF(ISBLANK([$Paraphrase.C558]);&quot;&quot;; [$Paraphrase.C558])">
            <text:p/>
          </table:table-cell>
          <table:table-cell table:formula="of:=IF(ISBLANK([$LocalRelevance.C558]);&quot;&quot;; [$LocalRelevance.C558])">
            <text:p/>
          </table:table-cell>
          <table:table-cell table:formula="of:=IF(ISBLANK([.A558]); &quot;&quot;; IF(COUNTIF([.C558:.G558]; &quot;yes&quot;) &gt; 0; &quot;yes&quot;; &quot;no&quot;))">
            <text:p/>
          </table:table-cell>
        </table:table-row>
        <table:table-row table:style-name="ro6">
          <table:table-cell table:number-columns-repeated="2"/>
          <table:table-cell table:formula="of:=IF(ISBLANK([$Contradiction.C559]);&quot;&quot;; [$Contradiction.C559])">
            <text:p/>
          </table:table-cell>
          <table:table-cell table:formula="of:=IF(ISBLANK([$Entailment.C559]);&quot;&quot;; [$Entailment.C559])">
            <text:p/>
          </table:table-cell>
          <table:table-cell table:formula="of:=IF(ISBLANK([$Specificity.C559]);&quot;&quot;; [$Specificity.C559])">
            <text:p/>
          </table:table-cell>
          <table:table-cell table:formula="of:=IF(ISBLANK([$Paraphrase.C559]);&quot;&quot;; [$Paraphrase.C559])">
            <text:p/>
          </table:table-cell>
          <table:table-cell table:formula="of:=IF(ISBLANK([$LocalRelevance.C559]);&quot;&quot;; [$LocalRelevance.C559])">
            <text:p/>
          </table:table-cell>
          <table:table-cell table:formula="of:=IF(ISBLANK([.A559]); &quot;&quot;; IF(COUNTIF([.C559:.G559]; &quot;yes&quot;) &gt; 0; &quot;yes&quot;; &quot;no&quot;))">
            <text:p/>
          </table:table-cell>
        </table:table-row>
        <table:table-row table:style-name="ro6">
          <table:table-cell table:number-columns-repeated="2"/>
          <table:table-cell table:formula="of:=IF(ISBLANK([$Contradiction.C560]);&quot;&quot;; [$Contradiction.C560])">
            <text:p/>
          </table:table-cell>
          <table:table-cell table:formula="of:=IF(ISBLANK([$Entailment.C560]);&quot;&quot;; [$Entailment.C560])">
            <text:p/>
          </table:table-cell>
          <table:table-cell table:formula="of:=IF(ISBLANK([$Specificity.C560]);&quot;&quot;; [$Specificity.C560])">
            <text:p/>
          </table:table-cell>
          <table:table-cell table:formula="of:=IF(ISBLANK([$Paraphrase.C560]);&quot;&quot;; [$Paraphrase.C560])">
            <text:p/>
          </table:table-cell>
          <table:table-cell table:formula="of:=IF(ISBLANK([$LocalRelevance.C560]);&quot;&quot;; [$LocalRelevance.C560])">
            <text:p/>
          </table:table-cell>
          <table:table-cell table:formula="of:=IF(ISBLANK([.A560]); &quot;&quot;; IF(COUNTIF([.C560:.G560]; &quot;yes&quot;) &gt; 0; &quot;yes&quot;; &quot;no&quot;))">
            <text:p/>
          </table:table-cell>
        </table:table-row>
        <table:table-row table:style-name="ro6">
          <table:table-cell table:number-columns-repeated="2"/>
          <table:table-cell table:formula="of:=IF(ISBLANK([$Contradiction.C561]);&quot;&quot;; [$Contradiction.C561])">
            <text:p/>
          </table:table-cell>
          <table:table-cell table:formula="of:=IF(ISBLANK([$Entailment.C561]);&quot;&quot;; [$Entailment.C561])">
            <text:p/>
          </table:table-cell>
          <table:table-cell table:formula="of:=IF(ISBLANK([$Specificity.C561]);&quot;&quot;; [$Specificity.C561])">
            <text:p/>
          </table:table-cell>
          <table:table-cell table:formula="of:=IF(ISBLANK([$Paraphrase.C561]);&quot;&quot;; [$Paraphrase.C561])">
            <text:p/>
          </table:table-cell>
          <table:table-cell table:formula="of:=IF(ISBLANK([$LocalRelevance.C561]);&quot;&quot;; [$LocalRelevance.C561])">
            <text:p/>
          </table:table-cell>
          <table:table-cell table:formula="of:=IF(ISBLANK([.A561]); &quot;&quot;; IF(COUNTIF([.C561:.G561]; &quot;yes&quot;) &gt; 0; &quot;yes&quot;; &quot;no&quot;))">
            <text:p/>
          </table:table-cell>
        </table:table-row>
        <table:table-row table:style-name="ro6">
          <table:table-cell table:number-columns-repeated="2"/>
          <table:table-cell table:formula="of:=IF(ISBLANK([$Contradiction.C562]);&quot;&quot;; [$Contradiction.C562])">
            <text:p/>
          </table:table-cell>
          <table:table-cell table:formula="of:=IF(ISBLANK([$Entailment.C562]);&quot;&quot;; [$Entailment.C562])">
            <text:p/>
          </table:table-cell>
          <table:table-cell table:formula="of:=IF(ISBLANK([$Specificity.C562]);&quot;&quot;; [$Specificity.C562])">
            <text:p/>
          </table:table-cell>
          <table:table-cell table:formula="of:=IF(ISBLANK([$Paraphrase.C562]);&quot;&quot;; [$Paraphrase.C562])">
            <text:p/>
          </table:table-cell>
          <table:table-cell table:formula="of:=IF(ISBLANK([$LocalRelevance.C562]);&quot;&quot;; [$LocalRelevance.C562])">
            <text:p/>
          </table:table-cell>
          <table:table-cell table:formula="of:=IF(ISBLANK([.A562]); &quot;&quot;; IF(COUNTIF([.C562:.G562]; &quot;yes&quot;) &gt; 0; &quot;yes&quot;; &quot;no&quot;))">
            <text:p/>
          </table:table-cell>
        </table:table-row>
        <table:table-row table:style-name="ro6">
          <table:table-cell table:number-columns-repeated="2"/>
          <table:table-cell table:formula="of:=IF(ISBLANK([$Contradiction.C563]);&quot;&quot;; [$Contradiction.C563])">
            <text:p/>
          </table:table-cell>
          <table:table-cell table:formula="of:=IF(ISBLANK([$Entailment.C563]);&quot;&quot;; [$Entailment.C563])">
            <text:p/>
          </table:table-cell>
          <table:table-cell table:formula="of:=IF(ISBLANK([$Specificity.C563]);&quot;&quot;; [$Specificity.C563])">
            <text:p/>
          </table:table-cell>
          <table:table-cell table:formula="of:=IF(ISBLANK([$Paraphrase.C563]);&quot;&quot;; [$Paraphrase.C563])">
            <text:p/>
          </table:table-cell>
          <table:table-cell table:formula="of:=IF(ISBLANK([$LocalRelevance.C563]);&quot;&quot;; [$LocalRelevance.C563])">
            <text:p/>
          </table:table-cell>
          <table:table-cell table:formula="of:=IF(ISBLANK([.A563]); &quot;&quot;; IF(COUNTIF([.C563:.G563]; &quot;yes&quot;) &gt; 0; &quot;yes&quot;; &quot;no&quot;))">
            <text:p/>
          </table:table-cell>
        </table:table-row>
        <table:table-row table:style-name="ro6">
          <table:table-cell table:number-columns-repeated="2"/>
          <table:table-cell table:formula="of:=IF(ISBLANK([$Contradiction.C564]);&quot;&quot;; [$Contradiction.C564])">
            <text:p/>
          </table:table-cell>
          <table:table-cell table:formula="of:=IF(ISBLANK([$Entailment.C564]);&quot;&quot;; [$Entailment.C564])">
            <text:p/>
          </table:table-cell>
          <table:table-cell table:formula="of:=IF(ISBLANK([$Specificity.C564]);&quot;&quot;; [$Specificity.C564])">
            <text:p/>
          </table:table-cell>
          <table:table-cell table:formula="of:=IF(ISBLANK([$Paraphrase.C564]);&quot;&quot;; [$Paraphrase.C564])">
            <text:p/>
          </table:table-cell>
          <table:table-cell table:formula="of:=IF(ISBLANK([$LocalRelevance.C564]);&quot;&quot;; [$LocalRelevance.C564])">
            <text:p/>
          </table:table-cell>
          <table:table-cell table:formula="of:=IF(ISBLANK([.A564]); &quot;&quot;; IF(COUNTIF([.C564:.G564]; &quot;yes&quot;) &gt; 0; &quot;yes&quot;; &quot;no&quot;))">
            <text:p/>
          </table:table-cell>
        </table:table-row>
        <table:table-row table:style-name="ro6">
          <table:table-cell table:number-columns-repeated="2"/>
          <table:table-cell table:formula="of:=IF(ISBLANK([$Contradiction.C565]);&quot;&quot;; [$Contradiction.C565])">
            <text:p/>
          </table:table-cell>
          <table:table-cell table:formula="of:=IF(ISBLANK([$Entailment.C565]);&quot;&quot;; [$Entailment.C565])">
            <text:p/>
          </table:table-cell>
          <table:table-cell table:formula="of:=IF(ISBLANK([$Specificity.C565]);&quot;&quot;; [$Specificity.C565])">
            <text:p/>
          </table:table-cell>
          <table:table-cell table:formula="of:=IF(ISBLANK([$Paraphrase.C565]);&quot;&quot;; [$Paraphrase.C565])">
            <text:p/>
          </table:table-cell>
          <table:table-cell table:formula="of:=IF(ISBLANK([$LocalRelevance.C565]);&quot;&quot;; [$LocalRelevance.C565])">
            <text:p/>
          </table:table-cell>
          <table:table-cell table:formula="of:=IF(ISBLANK([.A565]); &quot;&quot;; IF(COUNTIF([.C565:.G565]; &quot;yes&quot;) &gt; 0; &quot;yes&quot;; &quot;no&quot;))">
            <text:p/>
          </table:table-cell>
        </table:table-row>
        <table:table-row table:style-name="ro6">
          <table:table-cell table:number-columns-repeated="2"/>
          <table:table-cell table:formula="of:=IF(ISBLANK([$Contradiction.C566]);&quot;&quot;; [$Contradiction.C566])">
            <text:p/>
          </table:table-cell>
          <table:table-cell table:formula="of:=IF(ISBLANK([$Entailment.C566]);&quot;&quot;; [$Entailment.C566])">
            <text:p/>
          </table:table-cell>
          <table:table-cell table:formula="of:=IF(ISBLANK([$Specificity.C566]);&quot;&quot;; [$Specificity.C566])">
            <text:p/>
          </table:table-cell>
          <table:table-cell table:formula="of:=IF(ISBLANK([$Paraphrase.C566]);&quot;&quot;; [$Paraphrase.C566])">
            <text:p/>
          </table:table-cell>
          <table:table-cell table:formula="of:=IF(ISBLANK([$LocalRelevance.C566]);&quot;&quot;; [$LocalRelevance.C566])">
            <text:p/>
          </table:table-cell>
          <table:table-cell table:formula="of:=IF(ISBLANK([.A566]); &quot;&quot;; IF(COUNTIF([.C566:.G566]; &quot;yes&quot;) &gt; 0; &quot;yes&quot;; &quot;no&quot;))">
            <text:p/>
          </table:table-cell>
        </table:table-row>
        <table:table-row table:style-name="ro6">
          <table:table-cell table:number-columns-repeated="2"/>
          <table:table-cell table:formula="of:=IF(ISBLANK([$Contradiction.C567]);&quot;&quot;; [$Contradiction.C567])">
            <text:p/>
          </table:table-cell>
          <table:table-cell table:formula="of:=IF(ISBLANK([$Entailment.C567]);&quot;&quot;; [$Entailment.C567])">
            <text:p/>
          </table:table-cell>
          <table:table-cell table:formula="of:=IF(ISBLANK([$Specificity.C567]);&quot;&quot;; [$Specificity.C567])">
            <text:p/>
          </table:table-cell>
          <table:table-cell table:formula="of:=IF(ISBLANK([$Paraphrase.C567]);&quot;&quot;; [$Paraphrase.C567])">
            <text:p/>
          </table:table-cell>
          <table:table-cell table:formula="of:=IF(ISBLANK([$LocalRelevance.C567]);&quot;&quot;; [$LocalRelevance.C567])">
            <text:p/>
          </table:table-cell>
          <table:table-cell table:formula="of:=IF(ISBLANK([.A567]); &quot;&quot;; IF(COUNTIF([.C567:.G567]; &quot;yes&quot;) &gt; 0; &quot;yes&quot;; &quot;no&quot;))">
            <text:p/>
          </table:table-cell>
        </table:table-row>
        <table:table-row table:style-name="ro6">
          <table:table-cell table:number-columns-repeated="2"/>
          <table:table-cell table:formula="of:=IF(ISBLANK([$Contradiction.C568]);&quot;&quot;; [$Contradiction.C568])">
            <text:p/>
          </table:table-cell>
          <table:table-cell table:formula="of:=IF(ISBLANK([$Entailment.C568]);&quot;&quot;; [$Entailment.C568])">
            <text:p/>
          </table:table-cell>
          <table:table-cell table:formula="of:=IF(ISBLANK([$Specificity.C568]);&quot;&quot;; [$Specificity.C568])">
            <text:p/>
          </table:table-cell>
          <table:table-cell table:formula="of:=IF(ISBLANK([$Paraphrase.C568]);&quot;&quot;; [$Paraphrase.C568])">
            <text:p/>
          </table:table-cell>
          <table:table-cell table:formula="of:=IF(ISBLANK([$LocalRelevance.C568]);&quot;&quot;; [$LocalRelevance.C568])">
            <text:p/>
          </table:table-cell>
          <table:table-cell table:formula="of:=IF(ISBLANK([.A568]); &quot;&quot;; IF(COUNTIF([.C568:.G568]; &quot;yes&quot;) &gt; 0; &quot;yes&quot;; &quot;no&quot;))">
            <text:p/>
          </table:table-cell>
        </table:table-row>
        <table:table-row table:style-name="ro6">
          <table:table-cell table:number-columns-repeated="2"/>
          <table:table-cell table:formula="of:=IF(ISBLANK([$Contradiction.C569]);&quot;&quot;; [$Contradiction.C569])">
            <text:p/>
          </table:table-cell>
          <table:table-cell table:formula="of:=IF(ISBLANK([$Entailment.C569]);&quot;&quot;; [$Entailment.C569])">
            <text:p/>
          </table:table-cell>
          <table:table-cell table:formula="of:=IF(ISBLANK([$Specificity.C569]);&quot;&quot;; [$Specificity.C569])">
            <text:p/>
          </table:table-cell>
          <table:table-cell table:formula="of:=IF(ISBLANK([$Paraphrase.C569]);&quot;&quot;; [$Paraphrase.C569])">
            <text:p/>
          </table:table-cell>
          <table:table-cell table:formula="of:=IF(ISBLANK([$LocalRelevance.C569]);&quot;&quot;; [$LocalRelevance.C569])">
            <text:p/>
          </table:table-cell>
          <table:table-cell table:formula="of:=IF(ISBLANK([.A569]); &quot;&quot;; IF(COUNTIF([.C569:.G569]; &quot;yes&quot;) &gt; 0; &quot;yes&quot;; &quot;no&quot;))">
            <text:p/>
          </table:table-cell>
        </table:table-row>
        <table:table-row table:style-name="ro6">
          <table:table-cell table:number-columns-repeated="2"/>
          <table:table-cell table:formula="of:=IF(ISBLANK([$Contradiction.C570]);&quot;&quot;; [$Contradiction.C570])">
            <text:p/>
          </table:table-cell>
          <table:table-cell table:formula="of:=IF(ISBLANK([$Entailment.C570]);&quot;&quot;; [$Entailment.C570])">
            <text:p/>
          </table:table-cell>
          <table:table-cell table:formula="of:=IF(ISBLANK([$Specificity.C570]);&quot;&quot;; [$Specificity.C570])">
            <text:p/>
          </table:table-cell>
          <table:table-cell table:formula="of:=IF(ISBLANK([$Paraphrase.C570]);&quot;&quot;; [$Paraphrase.C570])">
            <text:p/>
          </table:table-cell>
          <table:table-cell table:formula="of:=IF(ISBLANK([$LocalRelevance.C570]);&quot;&quot;; [$LocalRelevance.C570])">
            <text:p/>
          </table:table-cell>
          <table:table-cell table:formula="of:=IF(ISBLANK([.A570]); &quot;&quot;; IF(COUNTIF([.C570:.G570]; &quot;yes&quot;) &gt; 0; &quot;yes&quot;; &quot;no&quot;))">
            <text:p/>
          </table:table-cell>
        </table:table-row>
        <table:table-row table:style-name="ro6">
          <table:table-cell table:number-columns-repeated="2"/>
          <table:table-cell table:formula="of:=IF(ISBLANK([$Contradiction.C571]);&quot;&quot;; [$Contradiction.C571])">
            <text:p/>
          </table:table-cell>
          <table:table-cell table:formula="of:=IF(ISBLANK([$Entailment.C571]);&quot;&quot;; [$Entailment.C571])">
            <text:p/>
          </table:table-cell>
          <table:table-cell table:formula="of:=IF(ISBLANK([$Specificity.C571]);&quot;&quot;; [$Specificity.C571])">
            <text:p/>
          </table:table-cell>
          <table:table-cell table:formula="of:=IF(ISBLANK([$Paraphrase.C571]);&quot;&quot;; [$Paraphrase.C571])">
            <text:p/>
          </table:table-cell>
          <table:table-cell table:formula="of:=IF(ISBLANK([$LocalRelevance.C571]);&quot;&quot;; [$LocalRelevance.C571])">
            <text:p/>
          </table:table-cell>
          <table:table-cell table:formula="of:=IF(ISBLANK([.A571]); &quot;&quot;; IF(COUNTIF([.C571:.G571]; &quot;yes&quot;) &gt; 0; &quot;yes&quot;; &quot;no&quot;))">
            <text:p/>
          </table:table-cell>
        </table:table-row>
        <table:table-row table:style-name="ro6">
          <table:table-cell table:number-columns-repeated="2"/>
          <table:table-cell table:formula="of:=IF(ISBLANK([$Contradiction.C572]);&quot;&quot;; [$Contradiction.C572])">
            <text:p/>
          </table:table-cell>
          <table:table-cell table:formula="of:=IF(ISBLANK([$Entailment.C572]);&quot;&quot;; [$Entailment.C572])">
            <text:p/>
          </table:table-cell>
          <table:table-cell table:formula="of:=IF(ISBLANK([$Specificity.C572]);&quot;&quot;; [$Specificity.C572])">
            <text:p/>
          </table:table-cell>
          <table:table-cell table:formula="of:=IF(ISBLANK([$Paraphrase.C572]);&quot;&quot;; [$Paraphrase.C572])">
            <text:p/>
          </table:table-cell>
          <table:table-cell table:formula="of:=IF(ISBLANK([$LocalRelevance.C572]);&quot;&quot;; [$LocalRelevance.C572])">
            <text:p/>
          </table:table-cell>
          <table:table-cell table:formula="of:=IF(ISBLANK([.A572]); &quot;&quot;; IF(COUNTIF([.C572:.G572]; &quot;yes&quot;) &gt; 0; &quot;yes&quot;; &quot;no&quot;))">
            <text:p/>
          </table:table-cell>
        </table:table-row>
        <table:table-row table:style-name="ro6">
          <table:table-cell table:number-columns-repeated="2"/>
          <table:table-cell table:formula="of:=IF(ISBLANK([$Contradiction.C573]);&quot;&quot;; [$Contradiction.C573])">
            <text:p/>
          </table:table-cell>
          <table:table-cell table:formula="of:=IF(ISBLANK([$Entailment.C573]);&quot;&quot;; [$Entailment.C573])">
            <text:p/>
          </table:table-cell>
          <table:table-cell table:formula="of:=IF(ISBLANK([$Specificity.C573]);&quot;&quot;; [$Specificity.C573])">
            <text:p/>
          </table:table-cell>
          <table:table-cell table:formula="of:=IF(ISBLANK([$Paraphrase.C573]);&quot;&quot;; [$Paraphrase.C573])">
            <text:p/>
          </table:table-cell>
          <table:table-cell table:formula="of:=IF(ISBLANK([$LocalRelevance.C573]);&quot;&quot;; [$LocalRelevance.C573])">
            <text:p/>
          </table:table-cell>
          <table:table-cell table:formula="of:=IF(ISBLANK([.A573]); &quot;&quot;; IF(COUNTIF([.C573:.G573]; &quot;yes&quot;) &gt; 0; &quot;yes&quot;; &quot;no&quot;))">
            <text:p/>
          </table:table-cell>
        </table:table-row>
        <table:table-row table:style-name="ro6">
          <table:table-cell table:number-columns-repeated="2"/>
          <table:table-cell table:formula="of:=IF(ISBLANK([$Contradiction.C574]);&quot;&quot;; [$Contradiction.C574])">
            <text:p/>
          </table:table-cell>
          <table:table-cell table:formula="of:=IF(ISBLANK([$Entailment.C574]);&quot;&quot;; [$Entailment.C574])">
            <text:p/>
          </table:table-cell>
          <table:table-cell table:formula="of:=IF(ISBLANK([$Specificity.C574]);&quot;&quot;; [$Specificity.C574])">
            <text:p/>
          </table:table-cell>
          <table:table-cell table:formula="of:=IF(ISBLANK([$Paraphrase.C574]);&quot;&quot;; [$Paraphrase.C574])">
            <text:p/>
          </table:table-cell>
          <table:table-cell table:formula="of:=IF(ISBLANK([$LocalRelevance.C574]);&quot;&quot;; [$LocalRelevance.C574])">
            <text:p/>
          </table:table-cell>
          <table:table-cell table:formula="of:=IF(ISBLANK([.A574]); &quot;&quot;; IF(COUNTIF([.C574:.G574]; &quot;yes&quot;) &gt; 0; &quot;yes&quot;; &quot;no&quot;))">
            <text:p/>
          </table:table-cell>
        </table:table-row>
        <table:table-row table:style-name="ro6">
          <table:table-cell table:number-columns-repeated="2"/>
          <table:table-cell table:formula="of:=IF(ISBLANK([$Contradiction.C575]);&quot;&quot;; [$Contradiction.C575])">
            <text:p/>
          </table:table-cell>
          <table:table-cell table:formula="of:=IF(ISBLANK([$Entailment.C575]);&quot;&quot;; [$Entailment.C575])">
            <text:p/>
          </table:table-cell>
          <table:table-cell table:formula="of:=IF(ISBLANK([$Specificity.C575]);&quot;&quot;; [$Specificity.C575])">
            <text:p/>
          </table:table-cell>
          <table:table-cell table:formula="of:=IF(ISBLANK([$Paraphrase.C575]);&quot;&quot;; [$Paraphrase.C575])">
            <text:p/>
          </table:table-cell>
          <table:table-cell table:formula="of:=IF(ISBLANK([$LocalRelevance.C575]);&quot;&quot;; [$LocalRelevance.C575])">
            <text:p/>
          </table:table-cell>
          <table:table-cell table:formula="of:=IF(ISBLANK([.A575]); &quot;&quot;; IF(COUNTIF([.C575:.G575]; &quot;yes&quot;) &gt; 0; &quot;yes&quot;; &quot;no&quot;))">
            <text:p/>
          </table:table-cell>
        </table:table-row>
        <table:table-row table:style-name="ro6">
          <table:table-cell table:number-columns-repeated="2"/>
          <table:table-cell table:formula="of:=IF(ISBLANK([$Contradiction.C576]);&quot;&quot;; [$Contradiction.C576])">
            <text:p/>
          </table:table-cell>
          <table:table-cell table:formula="of:=IF(ISBLANK([$Entailment.C576]);&quot;&quot;; [$Entailment.C576])">
            <text:p/>
          </table:table-cell>
          <table:table-cell table:formula="of:=IF(ISBLANK([$Specificity.C576]);&quot;&quot;; [$Specificity.C576])">
            <text:p/>
          </table:table-cell>
          <table:table-cell table:formula="of:=IF(ISBLANK([$Paraphrase.C576]);&quot;&quot;; [$Paraphrase.C576])">
            <text:p/>
          </table:table-cell>
          <table:table-cell table:formula="of:=IF(ISBLANK([$LocalRelevance.C576]);&quot;&quot;; [$LocalRelevance.C576])">
            <text:p/>
          </table:table-cell>
          <table:table-cell table:formula="of:=IF(ISBLANK([.A576]); &quot;&quot;; IF(COUNTIF([.C576:.G576]; &quot;yes&quot;) &gt; 0; &quot;yes&quot;; &quot;no&quot;))">
            <text:p/>
          </table:table-cell>
        </table:table-row>
        <table:table-row table:style-name="ro6">
          <table:table-cell table:number-columns-repeated="2"/>
          <table:table-cell table:formula="of:=IF(ISBLANK([$Contradiction.C577]);&quot;&quot;; [$Contradiction.C577])">
            <text:p/>
          </table:table-cell>
          <table:table-cell table:formula="of:=IF(ISBLANK([$Entailment.C577]);&quot;&quot;; [$Entailment.C577])">
            <text:p/>
          </table:table-cell>
          <table:table-cell table:formula="of:=IF(ISBLANK([$Specificity.C577]);&quot;&quot;; [$Specificity.C577])">
            <text:p/>
          </table:table-cell>
          <table:table-cell table:formula="of:=IF(ISBLANK([$Paraphrase.C577]);&quot;&quot;; [$Paraphrase.C577])">
            <text:p/>
          </table:table-cell>
          <table:table-cell table:formula="of:=IF(ISBLANK([$LocalRelevance.C577]);&quot;&quot;; [$LocalRelevance.C577])">
            <text:p/>
          </table:table-cell>
          <table:table-cell table:formula="of:=IF(ISBLANK([.A577]); &quot;&quot;; IF(COUNTIF([.C577:.G577]; &quot;yes&quot;) &gt; 0; &quot;yes&quot;; &quot;no&quot;))">
            <text:p/>
          </table:table-cell>
        </table:table-row>
        <table:table-row table:style-name="ro6">
          <table:table-cell table:number-columns-repeated="2"/>
          <table:table-cell table:formula="of:=IF(ISBLANK([$Contradiction.C578]);&quot;&quot;; [$Contradiction.C578])">
            <text:p/>
          </table:table-cell>
          <table:table-cell table:formula="of:=IF(ISBLANK([$Entailment.C578]);&quot;&quot;; [$Entailment.C578])">
            <text:p/>
          </table:table-cell>
          <table:table-cell table:formula="of:=IF(ISBLANK([$Specificity.C578]);&quot;&quot;; [$Specificity.C578])">
            <text:p/>
          </table:table-cell>
          <table:table-cell table:formula="of:=IF(ISBLANK([$Paraphrase.C578]);&quot;&quot;; [$Paraphrase.C578])">
            <text:p/>
          </table:table-cell>
          <table:table-cell table:formula="of:=IF(ISBLANK([$LocalRelevance.C578]);&quot;&quot;; [$LocalRelevance.C578])">
            <text:p/>
          </table:table-cell>
          <table:table-cell table:formula="of:=IF(ISBLANK([.A578]); &quot;&quot;; IF(COUNTIF([.C578:.G578]; &quot;yes&quot;) &gt; 0; &quot;yes&quot;; &quot;no&quot;))">
            <text:p/>
          </table:table-cell>
        </table:table-row>
        <table:table-row table:style-name="ro6">
          <table:table-cell table:number-columns-repeated="2"/>
          <table:table-cell table:formula="of:=IF(ISBLANK([$Contradiction.C579]);&quot;&quot;; [$Contradiction.C579])">
            <text:p/>
          </table:table-cell>
          <table:table-cell table:formula="of:=IF(ISBLANK([$Entailment.C579]);&quot;&quot;; [$Entailment.C579])">
            <text:p/>
          </table:table-cell>
          <table:table-cell table:formula="of:=IF(ISBLANK([$Specificity.C579]);&quot;&quot;; [$Specificity.C579])">
            <text:p/>
          </table:table-cell>
          <table:table-cell table:formula="of:=IF(ISBLANK([$Paraphrase.C579]);&quot;&quot;; [$Paraphrase.C579])">
            <text:p/>
          </table:table-cell>
          <table:table-cell table:formula="of:=IF(ISBLANK([$LocalRelevance.C579]);&quot;&quot;; [$LocalRelevance.C579])">
            <text:p/>
          </table:table-cell>
          <table:table-cell table:formula="of:=IF(ISBLANK([.A579]); &quot;&quot;; IF(COUNTIF([.C579:.G579]; &quot;yes&quot;) &gt; 0; &quot;yes&quot;; &quot;no&quot;))">
            <text:p/>
          </table:table-cell>
        </table:table-row>
        <table:table-row table:style-name="ro6">
          <table:table-cell table:number-columns-repeated="2"/>
          <table:table-cell table:formula="of:=IF(ISBLANK([$Contradiction.C580]);&quot;&quot;; [$Contradiction.C580])">
            <text:p/>
          </table:table-cell>
          <table:table-cell table:formula="of:=IF(ISBLANK([$Entailment.C580]);&quot;&quot;; [$Entailment.C580])">
            <text:p/>
          </table:table-cell>
          <table:table-cell table:formula="of:=IF(ISBLANK([$Specificity.C580]);&quot;&quot;; [$Specificity.C580])">
            <text:p/>
          </table:table-cell>
          <table:table-cell table:formula="of:=IF(ISBLANK([$Paraphrase.C580]);&quot;&quot;; [$Paraphrase.C580])">
            <text:p/>
          </table:table-cell>
          <table:table-cell table:formula="of:=IF(ISBLANK([$LocalRelevance.C580]);&quot;&quot;; [$LocalRelevance.C580])">
            <text:p/>
          </table:table-cell>
          <table:table-cell table:formula="of:=IF(ISBLANK([.A580]); &quot;&quot;; IF(COUNTIF([.C580:.G580]; &quot;yes&quot;) &gt; 0; &quot;yes&quot;; &quot;no&quot;))">
            <text:p/>
          </table:table-cell>
        </table:table-row>
        <table:table-row table:style-name="ro6">
          <table:table-cell table:number-columns-repeated="2"/>
          <table:table-cell table:formula="of:=IF(ISBLANK([$Contradiction.C581]);&quot;&quot;; [$Contradiction.C581])">
            <text:p/>
          </table:table-cell>
          <table:table-cell table:formula="of:=IF(ISBLANK([$Entailment.C581]);&quot;&quot;; [$Entailment.C581])">
            <text:p/>
          </table:table-cell>
          <table:table-cell table:formula="of:=IF(ISBLANK([$Specificity.C581]);&quot;&quot;; [$Specificity.C581])">
            <text:p/>
          </table:table-cell>
          <table:table-cell table:formula="of:=IF(ISBLANK([$Paraphrase.C581]);&quot;&quot;; [$Paraphrase.C581])">
            <text:p/>
          </table:table-cell>
          <table:table-cell table:formula="of:=IF(ISBLANK([$LocalRelevance.C581]);&quot;&quot;; [$LocalRelevance.C581])">
            <text:p/>
          </table:table-cell>
          <table:table-cell table:formula="of:=IF(ISBLANK([.A581]); &quot;&quot;; IF(COUNTIF([.C581:.G581]; &quot;yes&quot;) &gt; 0; &quot;yes&quot;; &quot;no&quot;))">
            <text:p/>
          </table:table-cell>
        </table:table-row>
        <table:table-row table:style-name="ro6">
          <table:table-cell table:number-columns-repeated="2"/>
          <table:table-cell table:formula="of:=IF(ISBLANK([$Contradiction.C582]);&quot;&quot;; [$Contradiction.C582])">
            <text:p/>
          </table:table-cell>
          <table:table-cell table:formula="of:=IF(ISBLANK([$Entailment.C582]);&quot;&quot;; [$Entailment.C582])">
            <text:p/>
          </table:table-cell>
          <table:table-cell table:formula="of:=IF(ISBLANK([$Specificity.C582]);&quot;&quot;; [$Specificity.C582])">
            <text:p/>
          </table:table-cell>
          <table:table-cell table:formula="of:=IF(ISBLANK([$Paraphrase.C582]);&quot;&quot;; [$Paraphrase.C582])">
            <text:p/>
          </table:table-cell>
          <table:table-cell table:formula="of:=IF(ISBLANK([$LocalRelevance.C582]);&quot;&quot;; [$LocalRelevance.C582])">
            <text:p/>
          </table:table-cell>
          <table:table-cell table:formula="of:=IF(ISBLANK([.A582]); &quot;&quot;; IF(COUNTIF([.C582:.G582]; &quot;yes&quot;) &gt; 0; &quot;yes&quot;; &quot;no&quot;))">
            <text:p/>
          </table:table-cell>
        </table:table-row>
        <table:table-row table:style-name="ro6">
          <table:table-cell table:number-columns-repeated="2"/>
          <table:table-cell table:formula="of:=IF(ISBLANK([$Contradiction.C583]);&quot;&quot;; [$Contradiction.C583])">
            <text:p/>
          </table:table-cell>
          <table:table-cell table:formula="of:=IF(ISBLANK([$Entailment.C583]);&quot;&quot;; [$Entailment.C583])">
            <text:p/>
          </table:table-cell>
          <table:table-cell table:formula="of:=IF(ISBLANK([$Specificity.C583]);&quot;&quot;; [$Specificity.C583])">
            <text:p/>
          </table:table-cell>
          <table:table-cell table:formula="of:=IF(ISBLANK([$Paraphrase.C583]);&quot;&quot;; [$Paraphrase.C583])">
            <text:p/>
          </table:table-cell>
          <table:table-cell table:formula="of:=IF(ISBLANK([$LocalRelevance.C583]);&quot;&quot;; [$LocalRelevance.C583])">
            <text:p/>
          </table:table-cell>
          <table:table-cell table:formula="of:=IF(ISBLANK([.A583]); &quot;&quot;; IF(COUNTIF([.C583:.G583]; &quot;yes&quot;) &gt; 0; &quot;yes&quot;; &quot;no&quot;))">
            <text:p/>
          </table:table-cell>
        </table:table-row>
        <table:table-row table:style-name="ro6">
          <table:table-cell table:number-columns-repeated="2"/>
          <table:table-cell table:formula="of:=IF(ISBLANK([$Contradiction.C584]);&quot;&quot;; [$Contradiction.C584])">
            <text:p/>
          </table:table-cell>
          <table:table-cell table:formula="of:=IF(ISBLANK([$Entailment.C584]);&quot;&quot;; [$Entailment.C584])">
            <text:p/>
          </table:table-cell>
          <table:table-cell table:formula="of:=IF(ISBLANK([$Specificity.C584]);&quot;&quot;; [$Specificity.C584])">
            <text:p/>
          </table:table-cell>
          <table:table-cell table:formula="of:=IF(ISBLANK([$Paraphrase.C584]);&quot;&quot;; [$Paraphrase.C584])">
            <text:p/>
          </table:table-cell>
          <table:table-cell table:formula="of:=IF(ISBLANK([$LocalRelevance.C584]);&quot;&quot;; [$LocalRelevance.C584])">
            <text:p/>
          </table:table-cell>
          <table:table-cell table:formula="of:=IF(ISBLANK([.A584]); &quot;&quot;; IF(COUNTIF([.C584:.G584]; &quot;yes&quot;) &gt; 0; &quot;yes&quot;; &quot;no&quot;))">
            <text:p/>
          </table:table-cell>
        </table:table-row>
        <table:table-row table:style-name="ro6">
          <table:table-cell table:number-columns-repeated="2"/>
          <table:table-cell table:formula="of:=IF(ISBLANK([$Contradiction.C585]);&quot;&quot;; [$Contradiction.C585])">
            <text:p/>
          </table:table-cell>
          <table:table-cell table:formula="of:=IF(ISBLANK([$Entailment.C585]);&quot;&quot;; [$Entailment.C585])">
            <text:p/>
          </table:table-cell>
          <table:table-cell table:formula="of:=IF(ISBLANK([$Specificity.C585]);&quot;&quot;; [$Specificity.C585])">
            <text:p/>
          </table:table-cell>
          <table:table-cell table:formula="of:=IF(ISBLANK([$Paraphrase.C585]);&quot;&quot;; [$Paraphrase.C585])">
            <text:p/>
          </table:table-cell>
          <table:table-cell table:formula="of:=IF(ISBLANK([$LocalRelevance.C585]);&quot;&quot;; [$LocalRelevance.C585])">
            <text:p/>
          </table:table-cell>
          <table:table-cell table:formula="of:=IF(ISBLANK([.A585]); &quot;&quot;; IF(COUNTIF([.C585:.G585]; &quot;yes&quot;) &gt; 0; &quot;yes&quot;; &quot;no&quot;))">
            <text:p/>
          </table:table-cell>
        </table:table-row>
        <table:table-row table:style-name="ro6">
          <table:table-cell table:number-columns-repeated="2"/>
          <table:table-cell table:formula="of:=IF(ISBLANK([$Contradiction.C586]);&quot;&quot;; [$Contradiction.C586])">
            <text:p/>
          </table:table-cell>
          <table:table-cell table:formula="of:=IF(ISBLANK([$Entailment.C586]);&quot;&quot;; [$Entailment.C586])">
            <text:p/>
          </table:table-cell>
          <table:table-cell table:formula="of:=IF(ISBLANK([$Specificity.C586]);&quot;&quot;; [$Specificity.C586])">
            <text:p/>
          </table:table-cell>
          <table:table-cell table:formula="of:=IF(ISBLANK([$Paraphrase.C586]);&quot;&quot;; [$Paraphrase.C586])">
            <text:p/>
          </table:table-cell>
          <table:table-cell table:formula="of:=IF(ISBLANK([$LocalRelevance.C586]);&quot;&quot;; [$LocalRelevance.C586])">
            <text:p/>
          </table:table-cell>
          <table:table-cell table:formula="of:=IF(ISBLANK([.A586]); &quot;&quot;; IF(COUNTIF([.C586:.G586]; &quot;yes&quot;) &gt; 0; &quot;yes&quot;; &quot;no&quot;))">
            <text:p/>
          </table:table-cell>
        </table:table-row>
        <table:table-row table:style-name="ro6">
          <table:table-cell table:number-columns-repeated="2"/>
          <table:table-cell table:formula="of:=IF(ISBLANK([$Contradiction.C587]);&quot;&quot;; [$Contradiction.C587])">
            <text:p/>
          </table:table-cell>
          <table:table-cell table:formula="of:=IF(ISBLANK([$Entailment.C587]);&quot;&quot;; [$Entailment.C587])">
            <text:p/>
          </table:table-cell>
          <table:table-cell table:formula="of:=IF(ISBLANK([$Specificity.C587]);&quot;&quot;; [$Specificity.C587])">
            <text:p/>
          </table:table-cell>
          <table:table-cell table:formula="of:=IF(ISBLANK([$Paraphrase.C587]);&quot;&quot;; [$Paraphrase.C587])">
            <text:p/>
          </table:table-cell>
          <table:table-cell table:formula="of:=IF(ISBLANK([$LocalRelevance.C587]);&quot;&quot;; [$LocalRelevance.C587])">
            <text:p/>
          </table:table-cell>
          <table:table-cell table:formula="of:=IF(ISBLANK([.A587]); &quot;&quot;; IF(COUNTIF([.C587:.G587]; &quot;yes&quot;) &gt; 0; &quot;yes&quot;; &quot;no&quot;))">
            <text:p/>
          </table:table-cell>
        </table:table-row>
        <table:table-row table:style-name="ro6">
          <table:table-cell table:number-columns-repeated="2"/>
          <table:table-cell table:formula="of:=IF(ISBLANK([$Contradiction.C588]);&quot;&quot;; [$Contradiction.C588])">
            <text:p/>
          </table:table-cell>
          <table:table-cell table:formula="of:=IF(ISBLANK([$Entailment.C588]);&quot;&quot;; [$Entailment.C588])">
            <text:p/>
          </table:table-cell>
          <table:table-cell table:formula="of:=IF(ISBLANK([$Specificity.C588]);&quot;&quot;; [$Specificity.C588])">
            <text:p/>
          </table:table-cell>
          <table:table-cell table:formula="of:=IF(ISBLANK([$Paraphrase.C588]);&quot;&quot;; [$Paraphrase.C588])">
            <text:p/>
          </table:table-cell>
          <table:table-cell table:formula="of:=IF(ISBLANK([$LocalRelevance.C588]);&quot;&quot;; [$LocalRelevance.C588])">
            <text:p/>
          </table:table-cell>
          <table:table-cell table:formula="of:=IF(ISBLANK([.A588]); &quot;&quot;; IF(COUNTIF([.C588:.G588]; &quot;yes&quot;) &gt; 0; &quot;yes&quot;; &quot;no&quot;))">
            <text:p/>
          </table:table-cell>
        </table:table-row>
        <table:table-row table:style-name="ro6">
          <table:table-cell table:number-columns-repeated="2"/>
          <table:table-cell table:formula="of:=IF(ISBLANK([$Contradiction.C589]);&quot;&quot;; [$Contradiction.C589])">
            <text:p/>
          </table:table-cell>
          <table:table-cell table:formula="of:=IF(ISBLANK([$Entailment.C589]);&quot;&quot;; [$Entailment.C589])">
            <text:p/>
          </table:table-cell>
          <table:table-cell table:formula="of:=IF(ISBLANK([$Specificity.C589]);&quot;&quot;; [$Specificity.C589])">
            <text:p/>
          </table:table-cell>
          <table:table-cell table:formula="of:=IF(ISBLANK([$Paraphrase.C589]);&quot;&quot;; [$Paraphrase.C589])">
            <text:p/>
          </table:table-cell>
          <table:table-cell table:formula="of:=IF(ISBLANK([$LocalRelevance.C589]);&quot;&quot;; [$LocalRelevance.C589])">
            <text:p/>
          </table:table-cell>
          <table:table-cell table:formula="of:=IF(ISBLANK([.A589]); &quot;&quot;; IF(COUNTIF([.C589:.G589]; &quot;yes&quot;) &gt; 0; &quot;yes&quot;; &quot;no&quot;))">
            <text:p/>
          </table:table-cell>
        </table:table-row>
        <table:table-row table:style-name="ro6">
          <table:table-cell table:number-columns-repeated="2"/>
          <table:table-cell table:formula="of:=IF(ISBLANK([$Contradiction.C590]);&quot;&quot;; [$Contradiction.C590])">
            <text:p/>
          </table:table-cell>
          <table:table-cell table:formula="of:=IF(ISBLANK([$Entailment.C590]);&quot;&quot;; [$Entailment.C590])">
            <text:p/>
          </table:table-cell>
          <table:table-cell table:formula="of:=IF(ISBLANK([$Specificity.C590]);&quot;&quot;; [$Specificity.C590])">
            <text:p/>
          </table:table-cell>
          <table:table-cell table:formula="of:=IF(ISBLANK([$Paraphrase.C590]);&quot;&quot;; [$Paraphrase.C590])">
            <text:p/>
          </table:table-cell>
          <table:table-cell table:formula="of:=IF(ISBLANK([$LocalRelevance.C590]);&quot;&quot;; [$LocalRelevance.C590])">
            <text:p/>
          </table:table-cell>
          <table:table-cell table:formula="of:=IF(ISBLANK([.A590]); &quot;&quot;; IF(COUNTIF([.C590:.G590]; &quot;yes&quot;) &gt; 0; &quot;yes&quot;; &quot;no&quot;))">
            <text:p/>
          </table:table-cell>
        </table:table-row>
        <table:table-row table:style-name="ro6">
          <table:table-cell table:number-columns-repeated="2"/>
          <table:table-cell table:formula="of:=IF(ISBLANK([$Contradiction.C591]);&quot;&quot;; [$Contradiction.C591])">
            <text:p/>
          </table:table-cell>
          <table:table-cell table:formula="of:=IF(ISBLANK([$Entailment.C591]);&quot;&quot;; [$Entailment.C591])">
            <text:p/>
          </table:table-cell>
          <table:table-cell table:formula="of:=IF(ISBLANK([$Specificity.C591]);&quot;&quot;; [$Specificity.C591])">
            <text:p/>
          </table:table-cell>
          <table:table-cell table:formula="of:=IF(ISBLANK([$Paraphrase.C591]);&quot;&quot;; [$Paraphrase.C591])">
            <text:p/>
          </table:table-cell>
          <table:table-cell table:formula="of:=IF(ISBLANK([$LocalRelevance.C591]);&quot;&quot;; [$LocalRelevance.C591])">
            <text:p/>
          </table:table-cell>
          <table:table-cell table:formula="of:=IF(ISBLANK([.A591]); &quot;&quot;; IF(COUNTIF([.C591:.G591]; &quot;yes&quot;) &gt; 0; &quot;yes&quot;; &quot;no&quot;))">
            <text:p/>
          </table:table-cell>
        </table:table-row>
        <table:table-row table:style-name="ro6">
          <table:table-cell table:number-columns-repeated="2"/>
          <table:table-cell table:formula="of:=IF(ISBLANK([$Contradiction.C592]);&quot;&quot;; [$Contradiction.C592])">
            <text:p/>
          </table:table-cell>
          <table:table-cell table:formula="of:=IF(ISBLANK([$Entailment.C592]);&quot;&quot;; [$Entailment.C592])">
            <text:p/>
          </table:table-cell>
          <table:table-cell table:formula="of:=IF(ISBLANK([$Specificity.C592]);&quot;&quot;; [$Specificity.C592])">
            <text:p/>
          </table:table-cell>
          <table:table-cell table:formula="of:=IF(ISBLANK([$Paraphrase.C592]);&quot;&quot;; [$Paraphrase.C592])">
            <text:p/>
          </table:table-cell>
          <table:table-cell table:formula="of:=IF(ISBLANK([$LocalRelevance.C592]);&quot;&quot;; [$LocalRelevance.C592])">
            <text:p/>
          </table:table-cell>
          <table:table-cell table:formula="of:=IF(ISBLANK([.A592]); &quot;&quot;; IF(COUNTIF([.C592:.G592]; &quot;yes&quot;) &gt; 0; &quot;yes&quot;; &quot;no&quot;))">
            <text:p/>
          </table:table-cell>
        </table:table-row>
        <table:table-row table:style-name="ro6">
          <table:table-cell table:number-columns-repeated="2"/>
          <table:table-cell table:formula="of:=IF(ISBLANK([$Contradiction.C593]);&quot;&quot;; [$Contradiction.C593])">
            <text:p/>
          </table:table-cell>
          <table:table-cell table:formula="of:=IF(ISBLANK([$Entailment.C593]);&quot;&quot;; [$Entailment.C593])">
            <text:p/>
          </table:table-cell>
          <table:table-cell table:formula="of:=IF(ISBLANK([$Specificity.C593]);&quot;&quot;; [$Specificity.C593])">
            <text:p/>
          </table:table-cell>
          <table:table-cell table:formula="of:=IF(ISBLANK([$Paraphrase.C593]);&quot;&quot;; [$Paraphrase.C593])">
            <text:p/>
          </table:table-cell>
          <table:table-cell table:formula="of:=IF(ISBLANK([$LocalRelevance.C593]);&quot;&quot;; [$LocalRelevance.C593])">
            <text:p/>
          </table:table-cell>
          <table:table-cell table:formula="of:=IF(ISBLANK([.A593]); &quot;&quot;; IF(COUNTIF([.C593:.G593]; &quot;yes&quot;) &gt; 0; &quot;yes&quot;; &quot;no&quot;))">
            <text:p/>
          </table:table-cell>
        </table:table-row>
        <table:table-row table:style-name="ro6">
          <table:table-cell table:number-columns-repeated="2"/>
          <table:table-cell table:formula="of:=IF(ISBLANK([$Contradiction.C594]);&quot;&quot;; [$Contradiction.C594])">
            <text:p/>
          </table:table-cell>
          <table:table-cell table:formula="of:=IF(ISBLANK([$Entailment.C594]);&quot;&quot;; [$Entailment.C594])">
            <text:p/>
          </table:table-cell>
          <table:table-cell table:formula="of:=IF(ISBLANK([$Specificity.C594]);&quot;&quot;; [$Specificity.C594])">
            <text:p/>
          </table:table-cell>
          <table:table-cell table:formula="of:=IF(ISBLANK([$Paraphrase.C594]);&quot;&quot;; [$Paraphrase.C594])">
            <text:p/>
          </table:table-cell>
          <table:table-cell table:formula="of:=IF(ISBLANK([$LocalRelevance.C594]);&quot;&quot;; [$LocalRelevance.C594])">
            <text:p/>
          </table:table-cell>
          <table:table-cell table:formula="of:=IF(ISBLANK([.A594]); &quot;&quot;; IF(COUNTIF([.C594:.G594]; &quot;yes&quot;) &gt; 0; &quot;yes&quot;; &quot;no&quot;))">
            <text:p/>
          </table:table-cell>
        </table:table-row>
        <table:table-row table:style-name="ro6">
          <table:table-cell table:number-columns-repeated="2"/>
          <table:table-cell table:formula="of:=IF(ISBLANK([$Contradiction.C595]);&quot;&quot;; [$Contradiction.C595])">
            <text:p/>
          </table:table-cell>
          <table:table-cell table:formula="of:=IF(ISBLANK([$Entailment.C595]);&quot;&quot;; [$Entailment.C595])">
            <text:p/>
          </table:table-cell>
          <table:table-cell table:formula="of:=IF(ISBLANK([$Specificity.C595]);&quot;&quot;; [$Specificity.C595])">
            <text:p/>
          </table:table-cell>
          <table:table-cell table:formula="of:=IF(ISBLANK([$Paraphrase.C595]);&quot;&quot;; [$Paraphrase.C595])">
            <text:p/>
          </table:table-cell>
          <table:table-cell table:formula="of:=IF(ISBLANK([$LocalRelevance.C595]);&quot;&quot;; [$LocalRelevance.C595])">
            <text:p/>
          </table:table-cell>
          <table:table-cell table:formula="of:=IF(ISBLANK([.A595]); &quot;&quot;; IF(COUNTIF([.C595:.G595]; &quot;yes&quot;) &gt; 0; &quot;yes&quot;; &quot;no&quot;))">
            <text:p/>
          </table:table-cell>
        </table:table-row>
        <table:table-row table:style-name="ro6">
          <table:table-cell table:number-columns-repeated="2"/>
          <table:table-cell table:formula="of:=IF(ISBLANK([$Contradiction.C596]);&quot;&quot;; [$Contradiction.C596])">
            <text:p/>
          </table:table-cell>
          <table:table-cell table:formula="of:=IF(ISBLANK([$Entailment.C596]);&quot;&quot;; [$Entailment.C596])">
            <text:p/>
          </table:table-cell>
          <table:table-cell table:formula="of:=IF(ISBLANK([$Specificity.C596]);&quot;&quot;; [$Specificity.C596])">
            <text:p/>
          </table:table-cell>
          <table:table-cell table:formula="of:=IF(ISBLANK([$Paraphrase.C596]);&quot;&quot;; [$Paraphrase.C596])">
            <text:p/>
          </table:table-cell>
          <table:table-cell table:formula="of:=IF(ISBLANK([$LocalRelevance.C596]);&quot;&quot;; [$LocalRelevance.C596])">
            <text:p/>
          </table:table-cell>
          <table:table-cell table:formula="of:=IF(ISBLANK([.A596]); &quot;&quot;; IF(COUNTIF([.C596:.G596]; &quot;yes&quot;) &gt; 0; &quot;yes&quot;; &quot;no&quot;))">
            <text:p/>
          </table:table-cell>
        </table:table-row>
        <table:table-row table:style-name="ro6">
          <table:table-cell table:number-columns-repeated="2"/>
          <table:table-cell table:formula="of:=IF(ISBLANK([$Contradiction.C597]);&quot;&quot;; [$Contradiction.C597])">
            <text:p/>
          </table:table-cell>
          <table:table-cell table:formula="of:=IF(ISBLANK([$Entailment.C597]);&quot;&quot;; [$Entailment.C597])">
            <text:p/>
          </table:table-cell>
          <table:table-cell table:formula="of:=IF(ISBLANK([$Specificity.C597]);&quot;&quot;; [$Specificity.C597])">
            <text:p/>
          </table:table-cell>
          <table:table-cell table:formula="of:=IF(ISBLANK([$Paraphrase.C597]);&quot;&quot;; [$Paraphrase.C597])">
            <text:p/>
          </table:table-cell>
          <table:table-cell table:formula="of:=IF(ISBLANK([$LocalRelevance.C597]);&quot;&quot;; [$LocalRelevance.C597])">
            <text:p/>
          </table:table-cell>
          <table:table-cell table:formula="of:=IF(ISBLANK([.A597]); &quot;&quot;; IF(COUNTIF([.C597:.G597]; &quot;yes&quot;) &gt; 0; &quot;yes&quot;; &quot;no&quot;))">
            <text:p/>
          </table:table-cell>
        </table:table-row>
        <table:table-row table:style-name="ro6">
          <table:table-cell table:number-columns-repeated="2"/>
          <table:table-cell table:formula="of:=IF(ISBLANK([$Contradiction.C598]);&quot;&quot;; [$Contradiction.C598])">
            <text:p/>
          </table:table-cell>
          <table:table-cell table:formula="of:=IF(ISBLANK([$Entailment.C598]);&quot;&quot;; [$Entailment.C598])">
            <text:p/>
          </table:table-cell>
          <table:table-cell table:formula="of:=IF(ISBLANK([$Specificity.C598]);&quot;&quot;; [$Specificity.C598])">
            <text:p/>
          </table:table-cell>
          <table:table-cell table:formula="of:=IF(ISBLANK([$Paraphrase.C598]);&quot;&quot;; [$Paraphrase.C598])">
            <text:p/>
          </table:table-cell>
          <table:table-cell table:formula="of:=IF(ISBLANK([$LocalRelevance.C598]);&quot;&quot;; [$LocalRelevance.C598])">
            <text:p/>
          </table:table-cell>
          <table:table-cell table:formula="of:=IF(ISBLANK([.A598]); &quot;&quot;; IF(COUNTIF([.C598:.G598]; &quot;yes&quot;) &gt; 0; &quot;yes&quot;; &quot;no&quot;))">
            <text:p/>
          </table:table-cell>
        </table:table-row>
        <table:table-row table:style-name="ro6">
          <table:table-cell table:number-columns-repeated="2"/>
          <table:table-cell table:formula="of:=IF(ISBLANK([$Contradiction.C599]);&quot;&quot;; [$Contradiction.C599])">
            <text:p/>
          </table:table-cell>
          <table:table-cell table:formula="of:=IF(ISBLANK([$Entailment.C599]);&quot;&quot;; [$Entailment.C599])">
            <text:p/>
          </table:table-cell>
          <table:table-cell table:formula="of:=IF(ISBLANK([$Specificity.C599]);&quot;&quot;; [$Specificity.C599])">
            <text:p/>
          </table:table-cell>
          <table:table-cell table:formula="of:=IF(ISBLANK([$Paraphrase.C599]);&quot;&quot;; [$Paraphrase.C599])">
            <text:p/>
          </table:table-cell>
          <table:table-cell table:formula="of:=IF(ISBLANK([$LocalRelevance.C599]);&quot;&quot;; [$LocalRelevance.C599])">
            <text:p/>
          </table:table-cell>
          <table:table-cell table:formula="of:=IF(ISBLANK([.A599]); &quot;&quot;; IF(COUNTIF([.C599:.G599]; &quot;yes&quot;) &gt; 0; &quot;yes&quot;; &quot;no&quot;))">
            <text:p/>
          </table:table-cell>
        </table:table-row>
        <table:table-row table:style-name="ro6">
          <table:table-cell table:number-columns-repeated="2"/>
          <table:table-cell table:formula="of:=IF(ISBLANK([$Contradiction.C600]);&quot;&quot;; [$Contradiction.C600])">
            <text:p/>
          </table:table-cell>
          <table:table-cell table:formula="of:=IF(ISBLANK([$Entailment.C600]);&quot;&quot;; [$Entailment.C600])">
            <text:p/>
          </table:table-cell>
          <table:table-cell table:formula="of:=IF(ISBLANK([$Specificity.C600]);&quot;&quot;; [$Specificity.C600])">
            <text:p/>
          </table:table-cell>
          <table:table-cell table:formula="of:=IF(ISBLANK([$Paraphrase.C600]);&quot;&quot;; [$Paraphrase.C600])">
            <text:p/>
          </table:table-cell>
          <table:table-cell table:formula="of:=IF(ISBLANK([$LocalRelevance.C600]);&quot;&quot;; [$LocalRelevance.C600])">
            <text:p/>
          </table:table-cell>
          <table:table-cell table:formula="of:=IF(ISBLANK([.A600]); &quot;&quot;; IF(COUNTIF([.C600:.G600]; &quot;yes&quot;) &gt; 0; &quot;yes&quot;; &quot;no&quot;))">
            <text:p/>
          </table:table-cell>
        </table:table-row>
        <table:table-row table:style-name="ro6">
          <table:table-cell table:number-columns-repeated="2"/>
          <table:table-cell table:formula="of:=IF(ISBLANK([$Contradiction.C601]);&quot;&quot;; [$Contradiction.C601])">
            <text:p/>
          </table:table-cell>
          <table:table-cell table:formula="of:=IF(ISBLANK([$Entailment.C601]);&quot;&quot;; [$Entailment.C601])">
            <text:p/>
          </table:table-cell>
          <table:table-cell table:formula="of:=IF(ISBLANK([$Specificity.C601]);&quot;&quot;; [$Specificity.C601])">
            <text:p/>
          </table:table-cell>
          <table:table-cell table:formula="of:=IF(ISBLANK([$Paraphrase.C601]);&quot;&quot;; [$Paraphrase.C601])">
            <text:p/>
          </table:table-cell>
          <table:table-cell table:formula="of:=IF(ISBLANK([$LocalRelevance.C601]);&quot;&quot;; [$LocalRelevance.C601])">
            <text:p/>
          </table:table-cell>
          <table:table-cell table:formula="of:=IF(ISBLANK([.A601]); &quot;&quot;; IF(COUNTIF([.C601:.G601]; &quot;yes&quot;) &gt; 0; &quot;yes&quot;; &quot;no&quot;))">
            <text:p/>
          </table:table-cell>
        </table:table-row>
        <table:table-row table:style-name="ro6">
          <table:table-cell table:number-columns-repeated="2"/>
          <table:table-cell table:formula="of:=IF(ISBLANK([$Contradiction.C602]);&quot;&quot;; [$Contradiction.C602])">
            <text:p/>
          </table:table-cell>
          <table:table-cell table:formula="of:=IF(ISBLANK([$Entailment.C602]);&quot;&quot;; [$Entailment.C602])">
            <text:p/>
          </table:table-cell>
          <table:table-cell table:formula="of:=IF(ISBLANK([$Specificity.C602]);&quot;&quot;; [$Specificity.C602])">
            <text:p/>
          </table:table-cell>
          <table:table-cell table:formula="of:=IF(ISBLANK([$Paraphrase.C602]);&quot;&quot;; [$Paraphrase.C602])">
            <text:p/>
          </table:table-cell>
          <table:table-cell table:formula="of:=IF(ISBLANK([$LocalRelevance.C602]);&quot;&quot;; [$LocalRelevance.C602])">
            <text:p/>
          </table:table-cell>
          <table:table-cell table:formula="of:=IF(ISBLANK([.A602]); &quot;&quot;; IF(COUNTIF([.C602:.G602]; &quot;yes&quot;) &gt; 0; &quot;yes&quot;; &quot;no&quot;))">
            <text:p/>
          </table:table-cell>
        </table:table-row>
        <table:table-row table:style-name="ro6">
          <table:table-cell table:number-columns-repeated="2"/>
          <table:table-cell table:formula="of:=IF(ISBLANK([$Contradiction.C603]);&quot;&quot;; [$Contradiction.C603])">
            <text:p/>
          </table:table-cell>
          <table:table-cell table:formula="of:=IF(ISBLANK([$Entailment.C603]);&quot;&quot;; [$Entailment.C603])">
            <text:p/>
          </table:table-cell>
          <table:table-cell table:formula="of:=IF(ISBLANK([$Specificity.C603]);&quot;&quot;; [$Specificity.C603])">
            <text:p/>
          </table:table-cell>
          <table:table-cell table:formula="of:=IF(ISBLANK([$Paraphrase.C603]);&quot;&quot;; [$Paraphrase.C603])">
            <text:p/>
          </table:table-cell>
          <table:table-cell table:formula="of:=IF(ISBLANK([$LocalRelevance.C603]);&quot;&quot;; [$LocalRelevance.C603])">
            <text:p/>
          </table:table-cell>
          <table:table-cell table:formula="of:=IF(ISBLANK([.A603]); &quot;&quot;; IF(COUNTIF([.C603:.G603]; &quot;yes&quot;) &gt; 0; &quot;yes&quot;; &quot;no&quot;))">
            <text:p/>
          </table:table-cell>
        </table:table-row>
        <table:table-row table:style-name="ro6">
          <table:table-cell table:number-columns-repeated="2"/>
          <table:table-cell table:formula="of:=IF(ISBLANK([$Contradiction.C604]);&quot;&quot;; [$Contradiction.C604])">
            <text:p/>
          </table:table-cell>
          <table:table-cell table:formula="of:=IF(ISBLANK([$Entailment.C604]);&quot;&quot;; [$Entailment.C604])">
            <text:p/>
          </table:table-cell>
          <table:table-cell table:formula="of:=IF(ISBLANK([$Specificity.C604]);&quot;&quot;; [$Specificity.C604])">
            <text:p/>
          </table:table-cell>
          <table:table-cell table:formula="of:=IF(ISBLANK([$Paraphrase.C604]);&quot;&quot;; [$Paraphrase.C604])">
            <text:p/>
          </table:table-cell>
          <table:table-cell table:formula="of:=IF(ISBLANK([$LocalRelevance.C604]);&quot;&quot;; [$LocalRelevance.C604])">
            <text:p/>
          </table:table-cell>
          <table:table-cell table:formula="of:=IF(ISBLANK([.A604]); &quot;&quot;; IF(COUNTIF([.C604:.G604]; &quot;yes&quot;) &gt; 0; &quot;yes&quot;; &quot;no&quot;))">
            <text:p/>
          </table:table-cell>
        </table:table-row>
        <table:table-row table:style-name="ro6">
          <table:table-cell table:number-columns-repeated="2"/>
          <table:table-cell table:formula="of:=IF(ISBLANK([$Contradiction.C605]);&quot;&quot;; [$Contradiction.C605])">
            <text:p/>
          </table:table-cell>
          <table:table-cell table:formula="of:=IF(ISBLANK([$Entailment.C605]);&quot;&quot;; [$Entailment.C605])">
            <text:p/>
          </table:table-cell>
          <table:table-cell table:formula="of:=IF(ISBLANK([$Specificity.C605]);&quot;&quot;; [$Specificity.C605])">
            <text:p/>
          </table:table-cell>
          <table:table-cell table:formula="of:=IF(ISBLANK([$Paraphrase.C605]);&quot;&quot;; [$Paraphrase.C605])">
            <text:p/>
          </table:table-cell>
          <table:table-cell table:formula="of:=IF(ISBLANK([$LocalRelevance.C605]);&quot;&quot;; [$LocalRelevance.C605])">
            <text:p/>
          </table:table-cell>
          <table:table-cell table:formula="of:=IF(ISBLANK([.A605]); &quot;&quot;; IF(COUNTIF([.C605:.G605]; &quot;yes&quot;) &gt; 0; &quot;yes&quot;; &quot;no&quot;))">
            <text:p/>
          </table:table-cell>
        </table:table-row>
        <table:table-row table:style-name="ro6">
          <table:table-cell table:number-columns-repeated="2"/>
          <table:table-cell table:formula="of:=IF(ISBLANK([$Contradiction.C606]);&quot;&quot;; [$Contradiction.C606])">
            <text:p/>
          </table:table-cell>
          <table:table-cell table:formula="of:=IF(ISBLANK([$Entailment.C606]);&quot;&quot;; [$Entailment.C606])">
            <text:p/>
          </table:table-cell>
          <table:table-cell table:formula="of:=IF(ISBLANK([$Specificity.C606]);&quot;&quot;; [$Specificity.C606])">
            <text:p/>
          </table:table-cell>
          <table:table-cell table:formula="of:=IF(ISBLANK([$Paraphrase.C606]);&quot;&quot;; [$Paraphrase.C606])">
            <text:p/>
          </table:table-cell>
          <table:table-cell table:formula="of:=IF(ISBLANK([$LocalRelevance.C606]);&quot;&quot;; [$LocalRelevance.C606])">
            <text:p/>
          </table:table-cell>
          <table:table-cell table:formula="of:=IF(ISBLANK([.A606]); &quot;&quot;; IF(COUNTIF([.C606:.G606]; &quot;yes&quot;) &gt; 0; &quot;yes&quot;; &quot;no&quot;))">
            <text:p/>
          </table:table-cell>
        </table:table-row>
        <table:table-row table:style-name="ro6">
          <table:table-cell table:number-columns-repeated="2"/>
          <table:table-cell table:formula="of:=IF(ISBLANK([$Contradiction.C607]);&quot;&quot;; [$Contradiction.C607])">
            <text:p/>
          </table:table-cell>
          <table:table-cell table:formula="of:=IF(ISBLANK([$Entailment.C607]);&quot;&quot;; [$Entailment.C607])">
            <text:p/>
          </table:table-cell>
          <table:table-cell table:formula="of:=IF(ISBLANK([$Specificity.C607]);&quot;&quot;; [$Specificity.C607])">
            <text:p/>
          </table:table-cell>
          <table:table-cell table:formula="of:=IF(ISBLANK([$Paraphrase.C607]);&quot;&quot;; [$Paraphrase.C607])">
            <text:p/>
          </table:table-cell>
          <table:table-cell table:formula="of:=IF(ISBLANK([$LocalRelevance.C607]);&quot;&quot;; [$LocalRelevance.C607])">
            <text:p/>
          </table:table-cell>
          <table:table-cell table:formula="of:=IF(ISBLANK([.A607]); &quot;&quot;; IF(COUNTIF([.C607:.G607]; &quot;yes&quot;) &gt; 0; &quot;yes&quot;; &quot;no&quot;))">
            <text:p/>
          </table:table-cell>
        </table:table-row>
        <table:table-row table:style-name="ro6">
          <table:table-cell table:number-columns-repeated="2"/>
          <table:table-cell table:formula="of:=IF(ISBLANK([$Contradiction.C608]);&quot;&quot;; [$Contradiction.C608])">
            <text:p/>
          </table:table-cell>
          <table:table-cell table:formula="of:=IF(ISBLANK([$Entailment.C608]);&quot;&quot;; [$Entailment.C608])">
            <text:p/>
          </table:table-cell>
          <table:table-cell table:formula="of:=IF(ISBLANK([$Specificity.C608]);&quot;&quot;; [$Specificity.C608])">
            <text:p/>
          </table:table-cell>
          <table:table-cell table:formula="of:=IF(ISBLANK([$Paraphrase.C608]);&quot;&quot;; [$Paraphrase.C608])">
            <text:p/>
          </table:table-cell>
          <table:table-cell table:formula="of:=IF(ISBLANK([$LocalRelevance.C608]);&quot;&quot;; [$LocalRelevance.C608])">
            <text:p/>
          </table:table-cell>
          <table:table-cell table:formula="of:=IF(ISBLANK([.A608]); &quot;&quot;; IF(COUNTIF([.C608:.G608]; &quot;yes&quot;) &gt; 0; &quot;yes&quot;; &quot;no&quot;))">
            <text:p/>
          </table:table-cell>
        </table:table-row>
        <table:table-row table:style-name="ro6">
          <table:table-cell table:number-columns-repeated="2"/>
          <table:table-cell table:formula="of:=IF(ISBLANK([$Contradiction.C609]);&quot;&quot;; [$Contradiction.C609])">
            <text:p/>
          </table:table-cell>
          <table:table-cell table:formula="of:=IF(ISBLANK([$Entailment.C609]);&quot;&quot;; [$Entailment.C609])">
            <text:p/>
          </table:table-cell>
          <table:table-cell table:formula="of:=IF(ISBLANK([$Specificity.C609]);&quot;&quot;; [$Specificity.C609])">
            <text:p/>
          </table:table-cell>
          <table:table-cell table:formula="of:=IF(ISBLANK([$Paraphrase.C609]);&quot;&quot;; [$Paraphrase.C609])">
            <text:p/>
          </table:table-cell>
          <table:table-cell table:formula="of:=IF(ISBLANK([$LocalRelevance.C609]);&quot;&quot;; [$LocalRelevance.C609])">
            <text:p/>
          </table:table-cell>
          <table:table-cell table:formula="of:=IF(ISBLANK([.A609]); &quot;&quot;; IF(COUNTIF([.C609:.G609]; &quot;yes&quot;) &gt; 0; &quot;yes&quot;; &quot;no&quot;))">
            <text:p/>
          </table:table-cell>
        </table:table-row>
        <table:table-row table:style-name="ro6">
          <table:table-cell table:number-columns-repeated="2"/>
          <table:table-cell table:formula="of:=IF(ISBLANK([$Contradiction.C610]);&quot;&quot;; [$Contradiction.C610])">
            <text:p/>
          </table:table-cell>
          <table:table-cell table:formula="of:=IF(ISBLANK([$Entailment.C610]);&quot;&quot;; [$Entailment.C610])">
            <text:p/>
          </table:table-cell>
          <table:table-cell table:formula="of:=IF(ISBLANK([$Specificity.C610]);&quot;&quot;; [$Specificity.C610])">
            <text:p/>
          </table:table-cell>
          <table:table-cell table:formula="of:=IF(ISBLANK([$Paraphrase.C610]);&quot;&quot;; [$Paraphrase.C610])">
            <text:p/>
          </table:table-cell>
          <table:table-cell table:formula="of:=IF(ISBLANK([$LocalRelevance.C610]);&quot;&quot;; [$LocalRelevance.C610])">
            <text:p/>
          </table:table-cell>
          <table:table-cell table:formula="of:=IF(ISBLANK([.A610]); &quot;&quot;; IF(COUNTIF([.C610:.G610]; &quot;yes&quot;) &gt; 0; &quot;yes&quot;; &quot;no&quot;))">
            <text:p/>
          </table:table-cell>
        </table:table-row>
        <table:table-row table:style-name="ro6">
          <table:table-cell table:number-columns-repeated="2"/>
          <table:table-cell table:formula="of:=IF(ISBLANK([$Contradiction.C611]);&quot;&quot;; [$Contradiction.C611])">
            <text:p/>
          </table:table-cell>
          <table:table-cell table:formula="of:=IF(ISBLANK([$Entailment.C611]);&quot;&quot;; [$Entailment.C611])">
            <text:p/>
          </table:table-cell>
          <table:table-cell table:formula="of:=IF(ISBLANK([$Specificity.C611]);&quot;&quot;; [$Specificity.C611])">
            <text:p/>
          </table:table-cell>
          <table:table-cell table:formula="of:=IF(ISBLANK([$Paraphrase.C611]);&quot;&quot;; [$Paraphrase.C611])">
            <text:p/>
          </table:table-cell>
          <table:table-cell table:formula="of:=IF(ISBLANK([$LocalRelevance.C611]);&quot;&quot;; [$LocalRelevance.C611])">
            <text:p/>
          </table:table-cell>
          <table:table-cell table:formula="of:=IF(ISBLANK([.A611]); &quot;&quot;; IF(COUNTIF([.C611:.G611]; &quot;yes&quot;) &gt; 0; &quot;yes&quot;; &quot;no&quot;))">
            <text:p/>
          </table:table-cell>
        </table:table-row>
        <table:table-row table:style-name="ro6">
          <table:table-cell table:number-columns-repeated="2"/>
          <table:table-cell table:formula="of:=IF(ISBLANK([$Contradiction.C612]);&quot;&quot;; [$Contradiction.C612])">
            <text:p/>
          </table:table-cell>
          <table:table-cell table:formula="of:=IF(ISBLANK([$Entailment.C612]);&quot;&quot;; [$Entailment.C612])">
            <text:p/>
          </table:table-cell>
          <table:table-cell table:formula="of:=IF(ISBLANK([$Specificity.C612]);&quot;&quot;; [$Specificity.C612])">
            <text:p/>
          </table:table-cell>
          <table:table-cell table:formula="of:=IF(ISBLANK([$Paraphrase.C612]);&quot;&quot;; [$Paraphrase.C612])">
            <text:p/>
          </table:table-cell>
          <table:table-cell table:formula="of:=IF(ISBLANK([$LocalRelevance.C612]);&quot;&quot;; [$LocalRelevance.C612])">
            <text:p/>
          </table:table-cell>
          <table:table-cell table:formula="of:=IF(ISBLANK([.A612]); &quot;&quot;; IF(COUNTIF([.C612:.G612]; &quot;yes&quot;) &gt; 0; &quot;yes&quot;; &quot;no&quot;))">
            <text:p/>
          </table:table-cell>
        </table:table-row>
        <table:table-row table:style-name="ro6">
          <table:table-cell table:number-columns-repeated="2"/>
          <table:table-cell table:formula="of:=IF(ISBLANK([$Contradiction.C613]);&quot;&quot;; [$Contradiction.C613])">
            <text:p/>
          </table:table-cell>
          <table:table-cell table:formula="of:=IF(ISBLANK([$Entailment.C613]);&quot;&quot;; [$Entailment.C613])">
            <text:p/>
          </table:table-cell>
          <table:table-cell table:formula="of:=IF(ISBLANK([$Specificity.C613]);&quot;&quot;; [$Specificity.C613])">
            <text:p/>
          </table:table-cell>
          <table:table-cell table:formula="of:=IF(ISBLANK([$Paraphrase.C613]);&quot;&quot;; [$Paraphrase.C613])">
            <text:p/>
          </table:table-cell>
          <table:table-cell table:formula="of:=IF(ISBLANK([$LocalRelevance.C613]);&quot;&quot;; [$LocalRelevance.C613])">
            <text:p/>
          </table:table-cell>
          <table:table-cell table:formula="of:=IF(ISBLANK([.A613]); &quot;&quot;; IF(COUNTIF([.C613:.G613]; &quot;yes&quot;) &gt; 0; &quot;yes&quot;; &quot;no&quot;))">
            <text:p/>
          </table:table-cell>
        </table:table-row>
        <table:table-row table:style-name="ro6">
          <table:table-cell table:number-columns-repeated="2"/>
          <table:table-cell table:formula="of:=IF(ISBLANK([$Contradiction.C614]);&quot;&quot;; [$Contradiction.C614])">
            <text:p/>
          </table:table-cell>
          <table:table-cell table:formula="of:=IF(ISBLANK([$Entailment.C614]);&quot;&quot;; [$Entailment.C614])">
            <text:p/>
          </table:table-cell>
          <table:table-cell table:formula="of:=IF(ISBLANK([$Specificity.C614]);&quot;&quot;; [$Specificity.C614])">
            <text:p/>
          </table:table-cell>
          <table:table-cell table:formula="of:=IF(ISBLANK([$Paraphrase.C614]);&quot;&quot;; [$Paraphrase.C614])">
            <text:p/>
          </table:table-cell>
          <table:table-cell table:formula="of:=IF(ISBLANK([$LocalRelevance.C614]);&quot;&quot;; [$LocalRelevance.C614])">
            <text:p/>
          </table:table-cell>
          <table:table-cell table:formula="of:=IF(ISBLANK([.A614]); &quot;&quot;; IF(COUNTIF([.C614:.G614]; &quot;yes&quot;) &gt; 0; &quot;yes&quot;; &quot;no&quot;))">
            <text:p/>
          </table:table-cell>
        </table:table-row>
        <table:table-row table:style-name="ro6">
          <table:table-cell table:number-columns-repeated="2"/>
          <table:table-cell table:formula="of:=IF(ISBLANK([$Contradiction.C615]);&quot;&quot;; [$Contradiction.C615])">
            <text:p/>
          </table:table-cell>
          <table:table-cell table:formula="of:=IF(ISBLANK([$Entailment.C615]);&quot;&quot;; [$Entailment.C615])">
            <text:p/>
          </table:table-cell>
          <table:table-cell table:formula="of:=IF(ISBLANK([$Specificity.C615]);&quot;&quot;; [$Specificity.C615])">
            <text:p/>
          </table:table-cell>
          <table:table-cell table:formula="of:=IF(ISBLANK([$Paraphrase.C615]);&quot;&quot;; [$Paraphrase.C615])">
            <text:p/>
          </table:table-cell>
          <table:table-cell table:formula="of:=IF(ISBLANK([$LocalRelevance.C615]);&quot;&quot;; [$LocalRelevance.C615])">
            <text:p/>
          </table:table-cell>
          <table:table-cell table:formula="of:=IF(ISBLANK([.A615]); &quot;&quot;; IF(COUNTIF([.C615:.G615]; &quot;yes&quot;) &gt; 0; &quot;yes&quot;; &quot;no&quot;))">
            <text:p/>
          </table:table-cell>
        </table:table-row>
        <table:table-row table:style-name="ro6">
          <table:table-cell table:number-columns-repeated="2"/>
          <table:table-cell table:formula="of:=IF(ISBLANK([$Contradiction.C616]);&quot;&quot;; [$Contradiction.C616])">
            <text:p/>
          </table:table-cell>
          <table:table-cell table:formula="of:=IF(ISBLANK([$Entailment.C616]);&quot;&quot;; [$Entailment.C616])">
            <text:p/>
          </table:table-cell>
          <table:table-cell table:formula="of:=IF(ISBLANK([$Specificity.C616]);&quot;&quot;; [$Specificity.C616])">
            <text:p/>
          </table:table-cell>
          <table:table-cell table:formula="of:=IF(ISBLANK([$Paraphrase.C616]);&quot;&quot;; [$Paraphrase.C616])">
            <text:p/>
          </table:table-cell>
          <table:table-cell table:formula="of:=IF(ISBLANK([$LocalRelevance.C616]);&quot;&quot;; [$LocalRelevance.C616])">
            <text:p/>
          </table:table-cell>
          <table:table-cell table:formula="of:=IF(ISBLANK([.A616]); &quot;&quot;; IF(COUNTIF([.C616:.G616]; &quot;yes&quot;) &gt; 0; &quot;yes&quot;; &quot;no&quot;))">
            <text:p/>
          </table:table-cell>
        </table:table-row>
        <table:table-row table:style-name="ro6">
          <table:table-cell table:number-columns-repeated="2"/>
          <table:table-cell table:formula="of:=IF(ISBLANK([$Contradiction.C617]);&quot;&quot;; [$Contradiction.C617])">
            <text:p/>
          </table:table-cell>
          <table:table-cell table:formula="of:=IF(ISBLANK([$Entailment.C617]);&quot;&quot;; [$Entailment.C617])">
            <text:p/>
          </table:table-cell>
          <table:table-cell table:formula="of:=IF(ISBLANK([$Specificity.C617]);&quot;&quot;; [$Specificity.C617])">
            <text:p/>
          </table:table-cell>
          <table:table-cell table:formula="of:=IF(ISBLANK([$Paraphrase.C617]);&quot;&quot;; [$Paraphrase.C617])">
            <text:p/>
          </table:table-cell>
          <table:table-cell table:formula="of:=IF(ISBLANK([$LocalRelevance.C617]);&quot;&quot;; [$LocalRelevance.C617])">
            <text:p/>
          </table:table-cell>
          <table:table-cell table:formula="of:=IF(ISBLANK([.A617]); &quot;&quot;; IF(COUNTIF([.C617:.G617]; &quot;yes&quot;) &gt; 0; &quot;yes&quot;; &quot;no&quot;))">
            <text:p/>
          </table:table-cell>
        </table:table-row>
        <table:table-row table:style-name="ro6">
          <table:table-cell table:number-columns-repeated="2"/>
          <table:table-cell table:formula="of:=IF(ISBLANK([$Contradiction.C618]);&quot;&quot;; [$Contradiction.C618])">
            <text:p/>
          </table:table-cell>
          <table:table-cell table:formula="of:=IF(ISBLANK([$Entailment.C618]);&quot;&quot;; [$Entailment.C618])">
            <text:p/>
          </table:table-cell>
          <table:table-cell table:formula="of:=IF(ISBLANK([$Specificity.C618]);&quot;&quot;; [$Specificity.C618])">
            <text:p/>
          </table:table-cell>
          <table:table-cell table:formula="of:=IF(ISBLANK([$Paraphrase.C618]);&quot;&quot;; [$Paraphrase.C618])">
            <text:p/>
          </table:table-cell>
          <table:table-cell table:formula="of:=IF(ISBLANK([$LocalRelevance.C618]);&quot;&quot;; [$LocalRelevance.C618])">
            <text:p/>
          </table:table-cell>
          <table:table-cell table:formula="of:=IF(ISBLANK([.A618]); &quot;&quot;; IF(COUNTIF([.C618:.G618]; &quot;yes&quot;) &gt; 0; &quot;yes&quot;; &quot;no&quot;))">
            <text:p/>
          </table:table-cell>
        </table:table-row>
        <table:table-row table:style-name="ro6">
          <table:table-cell table:number-columns-repeated="2"/>
          <table:table-cell table:formula="of:=IF(ISBLANK([$Contradiction.C619]);&quot;&quot;; [$Contradiction.C619])">
            <text:p/>
          </table:table-cell>
          <table:table-cell table:formula="of:=IF(ISBLANK([$Entailment.C619]);&quot;&quot;; [$Entailment.C619])">
            <text:p/>
          </table:table-cell>
          <table:table-cell table:formula="of:=IF(ISBLANK([$Specificity.C619]);&quot;&quot;; [$Specificity.C619])">
            <text:p/>
          </table:table-cell>
          <table:table-cell table:formula="of:=IF(ISBLANK([$Paraphrase.C619]);&quot;&quot;; [$Paraphrase.C619])">
            <text:p/>
          </table:table-cell>
          <table:table-cell table:formula="of:=IF(ISBLANK([$LocalRelevance.C619]);&quot;&quot;; [$LocalRelevance.C619])">
            <text:p/>
          </table:table-cell>
          <table:table-cell table:formula="of:=IF(ISBLANK([.A619]); &quot;&quot;; IF(COUNTIF([.C619:.G619]; &quot;yes&quot;) &gt; 0; &quot;yes&quot;; &quot;no&quot;))">
            <text:p/>
          </table:table-cell>
        </table:table-row>
        <table:table-row table:style-name="ro6">
          <table:table-cell table:number-columns-repeated="2"/>
          <table:table-cell table:formula="of:=IF(ISBLANK([$Contradiction.C620]);&quot;&quot;; [$Contradiction.C620])">
            <text:p/>
          </table:table-cell>
          <table:table-cell table:formula="of:=IF(ISBLANK([$Entailment.C620]);&quot;&quot;; [$Entailment.C620])">
            <text:p/>
          </table:table-cell>
          <table:table-cell table:formula="of:=IF(ISBLANK([$Specificity.C620]);&quot;&quot;; [$Specificity.C620])">
            <text:p/>
          </table:table-cell>
          <table:table-cell table:formula="of:=IF(ISBLANK([$Paraphrase.C620]);&quot;&quot;; [$Paraphrase.C620])">
            <text:p/>
          </table:table-cell>
          <table:table-cell table:formula="of:=IF(ISBLANK([$LocalRelevance.C620]);&quot;&quot;; [$LocalRelevance.C620])">
            <text:p/>
          </table:table-cell>
          <table:table-cell table:formula="of:=IF(ISBLANK([.A620]); &quot;&quot;; IF(COUNTIF([.C620:.G620]; &quot;yes&quot;) &gt; 0; &quot;yes&quot;; &quot;no&quot;))">
            <text:p/>
          </table:table-cell>
        </table:table-row>
        <table:table-row table:style-name="ro6">
          <table:table-cell table:number-columns-repeated="2"/>
          <table:table-cell table:formula="of:=IF(ISBLANK([$Contradiction.C621]);&quot;&quot;; [$Contradiction.C621])">
            <text:p/>
          </table:table-cell>
          <table:table-cell table:formula="of:=IF(ISBLANK([$Entailment.C621]);&quot;&quot;; [$Entailment.C621])">
            <text:p/>
          </table:table-cell>
          <table:table-cell table:formula="of:=IF(ISBLANK([$Specificity.C621]);&quot;&quot;; [$Specificity.C621])">
            <text:p/>
          </table:table-cell>
          <table:table-cell table:formula="of:=IF(ISBLANK([$Paraphrase.C621]);&quot;&quot;; [$Paraphrase.C621])">
            <text:p/>
          </table:table-cell>
          <table:table-cell table:formula="of:=IF(ISBLANK([$LocalRelevance.C621]);&quot;&quot;; [$LocalRelevance.C621])">
            <text:p/>
          </table:table-cell>
          <table:table-cell table:formula="of:=IF(ISBLANK([.A621]); &quot;&quot;; IF(COUNTIF([.C621:.G621]; &quot;yes&quot;) &gt; 0; &quot;yes&quot;; &quot;no&quot;))">
            <text:p/>
          </table:table-cell>
        </table:table-row>
        <table:table-row table:style-name="ro6">
          <table:table-cell table:number-columns-repeated="2"/>
          <table:table-cell table:formula="of:=IF(ISBLANK([$Contradiction.C622]);&quot;&quot;; [$Contradiction.C622])">
            <text:p/>
          </table:table-cell>
          <table:table-cell table:formula="of:=IF(ISBLANK([$Entailment.C622]);&quot;&quot;; [$Entailment.C622])">
            <text:p/>
          </table:table-cell>
          <table:table-cell table:formula="of:=IF(ISBLANK([$Specificity.C622]);&quot;&quot;; [$Specificity.C622])">
            <text:p/>
          </table:table-cell>
          <table:table-cell table:formula="of:=IF(ISBLANK([$Paraphrase.C622]);&quot;&quot;; [$Paraphrase.C622])">
            <text:p/>
          </table:table-cell>
          <table:table-cell table:formula="of:=IF(ISBLANK([$LocalRelevance.C622]);&quot;&quot;; [$LocalRelevance.C622])">
            <text:p/>
          </table:table-cell>
          <table:table-cell table:formula="of:=IF(ISBLANK([.A622]); &quot;&quot;; IF(COUNTIF([.C622:.G622]; &quot;yes&quot;) &gt; 0; &quot;yes&quot;; &quot;no&quot;))">
            <text:p/>
          </table:table-cell>
        </table:table-row>
        <table:table-row table:style-name="ro6">
          <table:table-cell table:number-columns-repeated="2"/>
          <table:table-cell table:formula="of:=IF(ISBLANK([$Contradiction.C623]);&quot;&quot;; [$Contradiction.C623])">
            <text:p/>
          </table:table-cell>
          <table:table-cell table:formula="of:=IF(ISBLANK([$Entailment.C623]);&quot;&quot;; [$Entailment.C623])">
            <text:p/>
          </table:table-cell>
          <table:table-cell table:formula="of:=IF(ISBLANK([$Specificity.C623]);&quot;&quot;; [$Specificity.C623])">
            <text:p/>
          </table:table-cell>
          <table:table-cell table:formula="of:=IF(ISBLANK([$Paraphrase.C623]);&quot;&quot;; [$Paraphrase.C623])">
            <text:p/>
          </table:table-cell>
          <table:table-cell table:formula="of:=IF(ISBLANK([$LocalRelevance.C623]);&quot;&quot;; [$LocalRelevance.C623])">
            <text:p/>
          </table:table-cell>
          <table:table-cell table:formula="of:=IF(ISBLANK([.A623]); &quot;&quot;; IF(COUNTIF([.C623:.G623]; &quot;yes&quot;) &gt; 0; &quot;yes&quot;; &quot;no&quot;))">
            <text:p/>
          </table:table-cell>
        </table:table-row>
        <table:table-row table:style-name="ro6">
          <table:table-cell table:number-columns-repeated="2"/>
          <table:table-cell table:formula="of:=IF(ISBLANK([$Contradiction.C624]);&quot;&quot;; [$Contradiction.C624])">
            <text:p/>
          </table:table-cell>
          <table:table-cell table:formula="of:=IF(ISBLANK([$Entailment.C624]);&quot;&quot;; [$Entailment.C624])">
            <text:p/>
          </table:table-cell>
          <table:table-cell table:formula="of:=IF(ISBLANK([$Specificity.C624]);&quot;&quot;; [$Specificity.C624])">
            <text:p/>
          </table:table-cell>
          <table:table-cell table:formula="of:=IF(ISBLANK([$Paraphrase.C624]);&quot;&quot;; [$Paraphrase.C624])">
            <text:p/>
          </table:table-cell>
          <table:table-cell table:formula="of:=IF(ISBLANK([$LocalRelevance.C624]);&quot;&quot;; [$LocalRelevance.C624])">
            <text:p/>
          </table:table-cell>
          <table:table-cell table:formula="of:=IF(ISBLANK([.A624]); &quot;&quot;; IF(COUNTIF([.C624:.G624]; &quot;yes&quot;) &gt; 0; &quot;yes&quot;; &quot;no&quot;))">
            <text:p/>
          </table:table-cell>
        </table:table-row>
        <table:table-row table:style-name="ro6">
          <table:table-cell table:number-columns-repeated="2"/>
          <table:table-cell table:formula="of:=IF(ISBLANK([$Contradiction.C625]);&quot;&quot;; [$Contradiction.C625])">
            <text:p/>
          </table:table-cell>
          <table:table-cell table:formula="of:=IF(ISBLANK([$Entailment.C625]);&quot;&quot;; [$Entailment.C625])">
            <text:p/>
          </table:table-cell>
          <table:table-cell table:formula="of:=IF(ISBLANK([$Specificity.C625]);&quot;&quot;; [$Specificity.C625])">
            <text:p/>
          </table:table-cell>
          <table:table-cell table:formula="of:=IF(ISBLANK([$Paraphrase.C625]);&quot;&quot;; [$Paraphrase.C625])">
            <text:p/>
          </table:table-cell>
          <table:table-cell table:formula="of:=IF(ISBLANK([$LocalRelevance.C625]);&quot;&quot;; [$LocalRelevance.C625])">
            <text:p/>
          </table:table-cell>
          <table:table-cell table:formula="of:=IF(ISBLANK([.A625]); &quot;&quot;; IF(COUNTIF([.C625:.G625]; &quot;yes&quot;) &gt; 0; &quot;yes&quot;; &quot;no&quot;))">
            <text:p/>
          </table:table-cell>
        </table:table-row>
        <table:table-row table:style-name="ro6">
          <table:table-cell table:number-columns-repeated="2"/>
          <table:table-cell table:formula="of:=IF(ISBLANK([$Contradiction.C626]);&quot;&quot;; [$Contradiction.C626])">
            <text:p/>
          </table:table-cell>
          <table:table-cell table:formula="of:=IF(ISBLANK([$Entailment.C626]);&quot;&quot;; [$Entailment.C626])">
            <text:p/>
          </table:table-cell>
          <table:table-cell table:formula="of:=IF(ISBLANK([$Specificity.C626]);&quot;&quot;; [$Specificity.C626])">
            <text:p/>
          </table:table-cell>
          <table:table-cell table:formula="of:=IF(ISBLANK([$Paraphrase.C626]);&quot;&quot;; [$Paraphrase.C626])">
            <text:p/>
          </table:table-cell>
          <table:table-cell table:formula="of:=IF(ISBLANK([$LocalRelevance.C626]);&quot;&quot;; [$LocalRelevance.C626])">
            <text:p/>
          </table:table-cell>
          <table:table-cell table:formula="of:=IF(ISBLANK([.A626]); &quot;&quot;; IF(COUNTIF([.C626:.G626]; &quot;yes&quot;) &gt; 0; &quot;yes&quot;; &quot;no&quot;))">
            <text:p/>
          </table:table-cell>
        </table:table-row>
        <table:table-row table:style-name="ro6">
          <table:table-cell table:number-columns-repeated="2"/>
          <table:table-cell table:formula="of:=IF(ISBLANK([$Contradiction.C627]);&quot;&quot;; [$Contradiction.C627])">
            <text:p/>
          </table:table-cell>
          <table:table-cell table:formula="of:=IF(ISBLANK([$Entailment.C627]);&quot;&quot;; [$Entailment.C627])">
            <text:p/>
          </table:table-cell>
          <table:table-cell table:formula="of:=IF(ISBLANK([$Specificity.C627]);&quot;&quot;; [$Specificity.C627])">
            <text:p/>
          </table:table-cell>
          <table:table-cell table:formula="of:=IF(ISBLANK([$Paraphrase.C627]);&quot;&quot;; [$Paraphrase.C627])">
            <text:p/>
          </table:table-cell>
          <table:table-cell table:formula="of:=IF(ISBLANK([$LocalRelevance.C627]);&quot;&quot;; [$LocalRelevance.C627])">
            <text:p/>
          </table:table-cell>
          <table:table-cell table:formula="of:=IF(ISBLANK([.A627]); &quot;&quot;; IF(COUNTIF([.C627:.G627]; &quot;yes&quot;) &gt; 0; &quot;yes&quot;; &quot;no&quot;))">
            <text:p/>
          </table:table-cell>
        </table:table-row>
        <table:table-row table:style-name="ro6">
          <table:table-cell table:number-columns-repeated="2"/>
          <table:table-cell table:formula="of:=IF(ISBLANK([$Contradiction.C628]);&quot;&quot;; [$Contradiction.C628])">
            <text:p/>
          </table:table-cell>
          <table:table-cell table:formula="of:=IF(ISBLANK([$Entailment.C628]);&quot;&quot;; [$Entailment.C628])">
            <text:p/>
          </table:table-cell>
          <table:table-cell table:formula="of:=IF(ISBLANK([$Specificity.C628]);&quot;&quot;; [$Specificity.C628])">
            <text:p/>
          </table:table-cell>
          <table:table-cell table:formula="of:=IF(ISBLANK([$Paraphrase.C628]);&quot;&quot;; [$Paraphrase.C628])">
            <text:p/>
          </table:table-cell>
          <table:table-cell table:formula="of:=IF(ISBLANK([$LocalRelevance.C628]);&quot;&quot;; [$LocalRelevance.C628])">
            <text:p/>
          </table:table-cell>
          <table:table-cell table:formula="of:=IF(ISBLANK([.A628]); &quot;&quot;; IF(COUNTIF([.C628:.G628]; &quot;yes&quot;) &gt; 0; &quot;yes&quot;; &quot;no&quot;))">
            <text:p/>
          </table:table-cell>
        </table:table-row>
        <table:table-row table:style-name="ro6">
          <table:table-cell table:number-columns-repeated="2"/>
          <table:table-cell table:formula="of:=IF(ISBLANK([$Contradiction.C629]);&quot;&quot;; [$Contradiction.C629])">
            <text:p/>
          </table:table-cell>
          <table:table-cell table:formula="of:=IF(ISBLANK([$Entailment.C629]);&quot;&quot;; [$Entailment.C629])">
            <text:p/>
          </table:table-cell>
          <table:table-cell table:formula="of:=IF(ISBLANK([$Specificity.C629]);&quot;&quot;; [$Specificity.C629])">
            <text:p/>
          </table:table-cell>
          <table:table-cell table:formula="of:=IF(ISBLANK([$Paraphrase.C629]);&quot;&quot;; [$Paraphrase.C629])">
            <text:p/>
          </table:table-cell>
          <table:table-cell table:formula="of:=IF(ISBLANK([$LocalRelevance.C629]);&quot;&quot;; [$LocalRelevance.C629])">
            <text:p/>
          </table:table-cell>
          <table:table-cell table:formula="of:=IF(ISBLANK([.A629]); &quot;&quot;; IF(COUNTIF([.C629:.G629]; &quot;yes&quot;) &gt; 0; &quot;yes&quot;; &quot;no&quot;))">
            <text:p/>
          </table:table-cell>
        </table:table-row>
        <table:table-row table:style-name="ro6">
          <table:table-cell table:number-columns-repeated="2"/>
          <table:table-cell table:formula="of:=IF(ISBLANK([$Contradiction.C630]);&quot;&quot;; [$Contradiction.C630])">
            <text:p/>
          </table:table-cell>
          <table:table-cell table:formula="of:=IF(ISBLANK([$Entailment.C630]);&quot;&quot;; [$Entailment.C630])">
            <text:p/>
          </table:table-cell>
          <table:table-cell table:formula="of:=IF(ISBLANK([$Specificity.C630]);&quot;&quot;; [$Specificity.C630])">
            <text:p/>
          </table:table-cell>
          <table:table-cell table:formula="of:=IF(ISBLANK([$Paraphrase.C630]);&quot;&quot;; [$Paraphrase.C630])">
            <text:p/>
          </table:table-cell>
          <table:table-cell table:formula="of:=IF(ISBLANK([$LocalRelevance.C630]);&quot;&quot;; [$LocalRelevance.C630])">
            <text:p/>
          </table:table-cell>
          <table:table-cell table:formula="of:=IF(ISBLANK([.A630]); &quot;&quot;; IF(COUNTIF([.C630:.G630]; &quot;yes&quot;) &gt; 0; &quot;yes&quot;; &quot;no&quot;))">
            <text:p/>
          </table:table-cell>
        </table:table-row>
        <table:table-row table:style-name="ro6">
          <table:table-cell table:number-columns-repeated="2"/>
          <table:table-cell table:formula="of:=IF(ISBLANK([$Contradiction.C631]);&quot;&quot;; [$Contradiction.C631])">
            <text:p/>
          </table:table-cell>
          <table:table-cell table:formula="of:=IF(ISBLANK([$Entailment.C631]);&quot;&quot;; [$Entailment.C631])">
            <text:p/>
          </table:table-cell>
          <table:table-cell table:formula="of:=IF(ISBLANK([$Specificity.C631]);&quot;&quot;; [$Specificity.C631])">
            <text:p/>
          </table:table-cell>
          <table:table-cell table:formula="of:=IF(ISBLANK([$Paraphrase.C631]);&quot;&quot;; [$Paraphrase.C631])">
            <text:p/>
          </table:table-cell>
          <table:table-cell table:formula="of:=IF(ISBLANK([$LocalRelevance.C631]);&quot;&quot;; [$LocalRelevance.C631])">
            <text:p/>
          </table:table-cell>
          <table:table-cell table:formula="of:=IF(ISBLANK([.A631]); &quot;&quot;; IF(COUNTIF([.C631:.G631]; &quot;yes&quot;) &gt; 0; &quot;yes&quot;; &quot;no&quot;))">
            <text:p/>
          </table:table-cell>
        </table:table-row>
        <table:table-row table:style-name="ro6">
          <table:table-cell table:number-columns-repeated="2"/>
          <table:table-cell table:formula="of:=IF(ISBLANK([$Contradiction.C632]);&quot;&quot;; [$Contradiction.C632])">
            <text:p/>
          </table:table-cell>
          <table:table-cell table:formula="of:=IF(ISBLANK([$Entailment.C632]);&quot;&quot;; [$Entailment.C632])">
            <text:p/>
          </table:table-cell>
          <table:table-cell table:formula="of:=IF(ISBLANK([$Specificity.C632]);&quot;&quot;; [$Specificity.C632])">
            <text:p/>
          </table:table-cell>
          <table:table-cell table:formula="of:=IF(ISBLANK([$Paraphrase.C632]);&quot;&quot;; [$Paraphrase.C632])">
            <text:p/>
          </table:table-cell>
          <table:table-cell table:formula="of:=IF(ISBLANK([$LocalRelevance.C632]);&quot;&quot;; [$LocalRelevance.C632])">
            <text:p/>
          </table:table-cell>
          <table:table-cell table:formula="of:=IF(ISBLANK([.A632]); &quot;&quot;; IF(COUNTIF([.C632:.G632]; &quot;yes&quot;) &gt; 0; &quot;yes&quot;; &quot;no&quot;))">
            <text:p/>
          </table:table-cell>
        </table:table-row>
        <table:table-row table:style-name="ro6">
          <table:table-cell table:number-columns-repeated="2"/>
          <table:table-cell table:formula="of:=IF(ISBLANK([$Contradiction.C633]);&quot;&quot;; [$Contradiction.C633])">
            <text:p/>
          </table:table-cell>
          <table:table-cell table:formula="of:=IF(ISBLANK([$Entailment.C633]);&quot;&quot;; [$Entailment.C633])">
            <text:p/>
          </table:table-cell>
          <table:table-cell table:formula="of:=IF(ISBLANK([$Specificity.C633]);&quot;&quot;; [$Specificity.C633])">
            <text:p/>
          </table:table-cell>
          <table:table-cell table:formula="of:=IF(ISBLANK([$Paraphrase.C633]);&quot;&quot;; [$Paraphrase.C633])">
            <text:p/>
          </table:table-cell>
          <table:table-cell table:formula="of:=IF(ISBLANK([$LocalRelevance.C633]);&quot;&quot;; [$LocalRelevance.C633])">
            <text:p/>
          </table:table-cell>
          <table:table-cell table:formula="of:=IF(ISBLANK([.A633]); &quot;&quot;; IF(COUNTIF([.C633:.G633]; &quot;yes&quot;) &gt; 0; &quot;yes&quot;; &quot;no&quot;))">
            <text:p/>
          </table:table-cell>
        </table:table-row>
        <table:table-row table:style-name="ro6">
          <table:table-cell table:number-columns-repeated="2"/>
          <table:table-cell table:formula="of:=IF(ISBLANK([$Contradiction.C634]);&quot;&quot;; [$Contradiction.C634])">
            <text:p/>
          </table:table-cell>
          <table:table-cell table:formula="of:=IF(ISBLANK([$Entailment.C634]);&quot;&quot;; [$Entailment.C634])">
            <text:p/>
          </table:table-cell>
          <table:table-cell table:formula="of:=IF(ISBLANK([$Specificity.C634]);&quot;&quot;; [$Specificity.C634])">
            <text:p/>
          </table:table-cell>
          <table:table-cell table:formula="of:=IF(ISBLANK([$Paraphrase.C634]);&quot;&quot;; [$Paraphrase.C634])">
            <text:p/>
          </table:table-cell>
          <table:table-cell table:formula="of:=IF(ISBLANK([$LocalRelevance.C634]);&quot;&quot;; [$LocalRelevance.C634])">
            <text:p/>
          </table:table-cell>
          <table:table-cell table:formula="of:=IF(ISBLANK([.A634]); &quot;&quot;; IF(COUNTIF([.C634:.G634]; &quot;yes&quot;) &gt; 0; &quot;yes&quot;; &quot;no&quot;))">
            <text:p/>
          </table:table-cell>
        </table:table-row>
        <table:table-row table:style-name="ro6">
          <table:table-cell table:number-columns-repeated="2"/>
          <table:table-cell table:formula="of:=IF(ISBLANK([$Contradiction.C635]);&quot;&quot;; [$Contradiction.C635])">
            <text:p/>
          </table:table-cell>
          <table:table-cell table:formula="of:=IF(ISBLANK([$Entailment.C635]);&quot;&quot;; [$Entailment.C635])">
            <text:p/>
          </table:table-cell>
          <table:table-cell table:formula="of:=IF(ISBLANK([$Specificity.C635]);&quot;&quot;; [$Specificity.C635])">
            <text:p/>
          </table:table-cell>
          <table:table-cell table:formula="of:=IF(ISBLANK([$Paraphrase.C635]);&quot;&quot;; [$Paraphrase.C635])">
            <text:p/>
          </table:table-cell>
          <table:table-cell table:formula="of:=IF(ISBLANK([$LocalRelevance.C635]);&quot;&quot;; [$LocalRelevance.C635])">
            <text:p/>
          </table:table-cell>
          <table:table-cell table:formula="of:=IF(ISBLANK([.A635]); &quot;&quot;; IF(COUNTIF([.C635:.G635]; &quot;yes&quot;) &gt; 0; &quot;yes&quot;; &quot;no&quot;))">
            <text:p/>
          </table:table-cell>
        </table:table-row>
        <table:table-row table:style-name="ro6">
          <table:table-cell table:number-columns-repeated="2"/>
          <table:table-cell table:formula="of:=IF(ISBLANK([$Contradiction.C636]);&quot;&quot;; [$Contradiction.C636])">
            <text:p/>
          </table:table-cell>
          <table:table-cell table:formula="of:=IF(ISBLANK([$Entailment.C636]);&quot;&quot;; [$Entailment.C636])">
            <text:p/>
          </table:table-cell>
          <table:table-cell table:formula="of:=IF(ISBLANK([$Specificity.C636]);&quot;&quot;; [$Specificity.C636])">
            <text:p/>
          </table:table-cell>
          <table:table-cell table:formula="of:=IF(ISBLANK([$Paraphrase.C636]);&quot;&quot;; [$Paraphrase.C636])">
            <text:p/>
          </table:table-cell>
          <table:table-cell table:formula="of:=IF(ISBLANK([$LocalRelevance.C636]);&quot;&quot;; [$LocalRelevance.C636])">
            <text:p/>
          </table:table-cell>
          <table:table-cell table:formula="of:=IF(ISBLANK([.A636]); &quot;&quot;; IF(COUNTIF([.C636:.G636]; &quot;yes&quot;) &gt; 0; &quot;yes&quot;; &quot;no&quot;))">
            <text:p/>
          </table:table-cell>
        </table:table-row>
        <table:table-row table:style-name="ro6">
          <table:table-cell table:number-columns-repeated="2"/>
          <table:table-cell table:formula="of:=IF(ISBLANK([$Contradiction.C637]);&quot;&quot;; [$Contradiction.C637])">
            <text:p/>
          </table:table-cell>
          <table:table-cell table:formula="of:=IF(ISBLANK([$Entailment.C637]);&quot;&quot;; [$Entailment.C637])">
            <text:p/>
          </table:table-cell>
          <table:table-cell table:formula="of:=IF(ISBLANK([$Specificity.C637]);&quot;&quot;; [$Specificity.C637])">
            <text:p/>
          </table:table-cell>
          <table:table-cell table:formula="of:=IF(ISBLANK([$Paraphrase.C637]);&quot;&quot;; [$Paraphrase.C637])">
            <text:p/>
          </table:table-cell>
          <table:table-cell table:formula="of:=IF(ISBLANK([$LocalRelevance.C637]);&quot;&quot;; [$LocalRelevance.C637])">
            <text:p/>
          </table:table-cell>
          <table:table-cell table:formula="of:=IF(ISBLANK([.A637]); &quot;&quot;; IF(COUNTIF([.C637:.G637]; &quot;yes&quot;) &gt; 0; &quot;yes&quot;; &quot;no&quot;))">
            <text:p/>
          </table:table-cell>
        </table:table-row>
        <table:table-row table:style-name="ro6">
          <table:table-cell table:number-columns-repeated="2"/>
          <table:table-cell table:formula="of:=IF(ISBLANK([$Contradiction.C638]);&quot;&quot;; [$Contradiction.C638])">
            <text:p/>
          </table:table-cell>
          <table:table-cell table:formula="of:=IF(ISBLANK([$Entailment.C638]);&quot;&quot;; [$Entailment.C638])">
            <text:p/>
          </table:table-cell>
          <table:table-cell table:formula="of:=IF(ISBLANK([$Specificity.C638]);&quot;&quot;; [$Specificity.C638])">
            <text:p/>
          </table:table-cell>
          <table:table-cell table:formula="of:=IF(ISBLANK([$Paraphrase.C638]);&quot;&quot;; [$Paraphrase.C638])">
            <text:p/>
          </table:table-cell>
          <table:table-cell table:formula="of:=IF(ISBLANK([$LocalRelevance.C638]);&quot;&quot;; [$LocalRelevance.C638])">
            <text:p/>
          </table:table-cell>
          <table:table-cell table:formula="of:=IF(ISBLANK([.A638]); &quot;&quot;; IF(COUNTIF([.C638:.G638]; &quot;yes&quot;) &gt; 0; &quot;yes&quot;; &quot;no&quot;))">
            <text:p/>
          </table:table-cell>
        </table:table-row>
        <table:table-row table:style-name="ro6">
          <table:table-cell table:number-columns-repeated="2"/>
          <table:table-cell table:formula="of:=IF(ISBLANK([$Contradiction.C639]);&quot;&quot;; [$Contradiction.C639])">
            <text:p/>
          </table:table-cell>
          <table:table-cell table:formula="of:=IF(ISBLANK([$Entailment.C639]);&quot;&quot;; [$Entailment.C639])">
            <text:p/>
          </table:table-cell>
          <table:table-cell table:formula="of:=IF(ISBLANK([$Specificity.C639]);&quot;&quot;; [$Specificity.C639])">
            <text:p/>
          </table:table-cell>
          <table:table-cell table:formula="of:=IF(ISBLANK([$Paraphrase.C639]);&quot;&quot;; [$Paraphrase.C639])">
            <text:p/>
          </table:table-cell>
          <table:table-cell table:formula="of:=IF(ISBLANK([$LocalRelevance.C639]);&quot;&quot;; [$LocalRelevance.C639])">
            <text:p/>
          </table:table-cell>
          <table:table-cell table:formula="of:=IF(ISBLANK([.A639]); &quot;&quot;; IF(COUNTIF([.C639:.G639]; &quot;yes&quot;) &gt; 0; &quot;yes&quot;; &quot;no&quot;))">
            <text:p/>
          </table:table-cell>
        </table:table-row>
        <table:table-row table:style-name="ro6">
          <table:table-cell table:number-columns-repeated="2"/>
          <table:table-cell table:formula="of:=IF(ISBLANK([$Contradiction.C640]);&quot;&quot;; [$Contradiction.C640])">
            <text:p/>
          </table:table-cell>
          <table:table-cell table:formula="of:=IF(ISBLANK([$Entailment.C640]);&quot;&quot;; [$Entailment.C640])">
            <text:p/>
          </table:table-cell>
          <table:table-cell table:formula="of:=IF(ISBLANK([$Specificity.C640]);&quot;&quot;; [$Specificity.C640])">
            <text:p/>
          </table:table-cell>
          <table:table-cell table:formula="of:=IF(ISBLANK([$Paraphrase.C640]);&quot;&quot;; [$Paraphrase.C640])">
            <text:p/>
          </table:table-cell>
          <table:table-cell table:formula="of:=IF(ISBLANK([$LocalRelevance.C640]);&quot;&quot;; [$LocalRelevance.C640])">
            <text:p/>
          </table:table-cell>
          <table:table-cell table:formula="of:=IF(ISBLANK([.A640]); &quot;&quot;; IF(COUNTIF([.C640:.G640]; &quot;yes&quot;) &gt; 0; &quot;yes&quot;; &quot;no&quot;))">
            <text:p/>
          </table:table-cell>
        </table:table-row>
        <table:table-row table:style-name="ro6">
          <table:table-cell table:number-columns-repeated="2"/>
          <table:table-cell table:formula="of:=IF(ISBLANK([$Contradiction.C641]);&quot;&quot;; [$Contradiction.C641])">
            <text:p/>
          </table:table-cell>
          <table:table-cell table:formula="of:=IF(ISBLANK([$Entailment.C641]);&quot;&quot;; [$Entailment.C641])">
            <text:p/>
          </table:table-cell>
          <table:table-cell table:formula="of:=IF(ISBLANK([$Specificity.C641]);&quot;&quot;; [$Specificity.C641])">
            <text:p/>
          </table:table-cell>
          <table:table-cell table:formula="of:=IF(ISBLANK([$Paraphrase.C641]);&quot;&quot;; [$Paraphrase.C641])">
            <text:p/>
          </table:table-cell>
          <table:table-cell table:formula="of:=IF(ISBLANK([$LocalRelevance.C641]);&quot;&quot;; [$LocalRelevance.C641])">
            <text:p/>
          </table:table-cell>
          <table:table-cell table:formula="of:=IF(ISBLANK([.A641]); &quot;&quot;; IF(COUNTIF([.C641:.G641]; &quot;yes&quot;) &gt; 0; &quot;yes&quot;; &quot;no&quot;))">
            <text:p/>
          </table:table-cell>
        </table:table-row>
        <table:table-row table:style-name="ro6">
          <table:table-cell table:number-columns-repeated="2"/>
          <table:table-cell table:formula="of:=IF(ISBLANK([$Contradiction.C642]);&quot;&quot;; [$Contradiction.C642])">
            <text:p/>
          </table:table-cell>
          <table:table-cell table:formula="of:=IF(ISBLANK([$Entailment.C642]);&quot;&quot;; [$Entailment.C642])">
            <text:p/>
          </table:table-cell>
          <table:table-cell table:formula="of:=IF(ISBLANK([$Specificity.C642]);&quot;&quot;; [$Specificity.C642])">
            <text:p/>
          </table:table-cell>
          <table:table-cell table:formula="of:=IF(ISBLANK([$Paraphrase.C642]);&quot;&quot;; [$Paraphrase.C642])">
            <text:p/>
          </table:table-cell>
          <table:table-cell table:formula="of:=IF(ISBLANK([$LocalRelevance.C642]);&quot;&quot;; [$LocalRelevance.C642])">
            <text:p/>
          </table:table-cell>
          <table:table-cell table:formula="of:=IF(ISBLANK([.A642]); &quot;&quot;; IF(COUNTIF([.C642:.G642]; &quot;yes&quot;) &gt; 0; &quot;yes&quot;; &quot;no&quot;))">
            <text:p/>
          </table:table-cell>
        </table:table-row>
        <table:table-row table:style-name="ro6">
          <table:table-cell table:number-columns-repeated="2"/>
          <table:table-cell table:formula="of:=IF(ISBLANK([$Contradiction.C643]);&quot;&quot;; [$Contradiction.C643])">
            <text:p/>
          </table:table-cell>
          <table:table-cell table:formula="of:=IF(ISBLANK([$Entailment.C643]);&quot;&quot;; [$Entailment.C643])">
            <text:p/>
          </table:table-cell>
          <table:table-cell table:formula="of:=IF(ISBLANK([$Specificity.C643]);&quot;&quot;; [$Specificity.C643])">
            <text:p/>
          </table:table-cell>
          <table:table-cell table:formula="of:=IF(ISBLANK([$Paraphrase.C643]);&quot;&quot;; [$Paraphrase.C643])">
            <text:p/>
          </table:table-cell>
          <table:table-cell table:formula="of:=IF(ISBLANK([$LocalRelevance.C643]);&quot;&quot;; [$LocalRelevance.C643])">
            <text:p/>
          </table:table-cell>
          <table:table-cell table:formula="of:=IF(ISBLANK([.A643]); &quot;&quot;; IF(COUNTIF([.C643:.G643]; &quot;yes&quot;) &gt; 0; &quot;yes&quot;; &quot;no&quot;))">
            <text:p/>
          </table:table-cell>
        </table:table-row>
        <table:table-row table:style-name="ro6">
          <table:table-cell table:number-columns-repeated="2"/>
          <table:table-cell table:formula="of:=IF(ISBLANK([$Contradiction.C644]);&quot;&quot;; [$Contradiction.C644])">
            <text:p/>
          </table:table-cell>
          <table:table-cell table:formula="of:=IF(ISBLANK([$Entailment.C644]);&quot;&quot;; [$Entailment.C644])">
            <text:p/>
          </table:table-cell>
          <table:table-cell table:formula="of:=IF(ISBLANK([$Specificity.C644]);&quot;&quot;; [$Specificity.C644])">
            <text:p/>
          </table:table-cell>
          <table:table-cell table:formula="of:=IF(ISBLANK([$Paraphrase.C644]);&quot;&quot;; [$Paraphrase.C644])">
            <text:p/>
          </table:table-cell>
          <table:table-cell table:formula="of:=IF(ISBLANK([$LocalRelevance.C644]);&quot;&quot;; [$LocalRelevance.C644])">
            <text:p/>
          </table:table-cell>
          <table:table-cell table:formula="of:=IF(ISBLANK([.A644]); &quot;&quot;; IF(COUNTIF([.C644:.G644]; &quot;yes&quot;) &gt; 0; &quot;yes&quot;; &quot;no&quot;))">
            <text:p/>
          </table:table-cell>
        </table:table-row>
        <table:table-row table:style-name="ro6">
          <table:table-cell table:number-columns-repeated="2"/>
          <table:table-cell table:formula="of:=IF(ISBLANK([$Contradiction.C645]);&quot;&quot;; [$Contradiction.C645])">
            <text:p/>
          </table:table-cell>
          <table:table-cell table:formula="of:=IF(ISBLANK([$Entailment.C645]);&quot;&quot;; [$Entailment.C645])">
            <text:p/>
          </table:table-cell>
          <table:table-cell table:formula="of:=IF(ISBLANK([$Specificity.C645]);&quot;&quot;; [$Specificity.C645])">
            <text:p/>
          </table:table-cell>
          <table:table-cell table:formula="of:=IF(ISBLANK([$Paraphrase.C645]);&quot;&quot;; [$Paraphrase.C645])">
            <text:p/>
          </table:table-cell>
          <table:table-cell table:formula="of:=IF(ISBLANK([$LocalRelevance.C645]);&quot;&quot;; [$LocalRelevance.C645])">
            <text:p/>
          </table:table-cell>
          <table:table-cell table:formula="of:=IF(ISBLANK([.A645]); &quot;&quot;; IF(COUNTIF([.C645:.G645]; &quot;yes&quot;) &gt; 0; &quot;yes&quot;; &quot;no&quot;))">
            <text:p/>
          </table:table-cell>
        </table:table-row>
        <table:table-row table:style-name="ro6">
          <table:table-cell table:number-columns-repeated="2"/>
          <table:table-cell table:formula="of:=IF(ISBLANK([$Contradiction.C646]);&quot;&quot;; [$Contradiction.C646])">
            <text:p/>
          </table:table-cell>
          <table:table-cell table:formula="of:=IF(ISBLANK([$Entailment.C646]);&quot;&quot;; [$Entailment.C646])">
            <text:p/>
          </table:table-cell>
          <table:table-cell table:formula="of:=IF(ISBLANK([$Specificity.C646]);&quot;&quot;; [$Specificity.C646])">
            <text:p/>
          </table:table-cell>
          <table:table-cell table:formula="of:=IF(ISBLANK([$Paraphrase.C646]);&quot;&quot;; [$Paraphrase.C646])">
            <text:p/>
          </table:table-cell>
          <table:table-cell table:formula="of:=IF(ISBLANK([$LocalRelevance.C646]);&quot;&quot;; [$LocalRelevance.C646])">
            <text:p/>
          </table:table-cell>
          <table:table-cell table:formula="of:=IF(ISBLANK([.A646]); &quot;&quot;; IF(COUNTIF([.C646:.G646]; &quot;yes&quot;) &gt; 0; &quot;yes&quot;; &quot;no&quot;))">
            <text:p/>
          </table:table-cell>
        </table:table-row>
        <table:table-row table:style-name="ro6">
          <table:table-cell table:number-columns-repeated="2"/>
          <table:table-cell table:formula="of:=IF(ISBLANK([$Contradiction.C647]);&quot;&quot;; [$Contradiction.C647])">
            <text:p/>
          </table:table-cell>
          <table:table-cell table:formula="of:=IF(ISBLANK([$Entailment.C647]);&quot;&quot;; [$Entailment.C647])">
            <text:p/>
          </table:table-cell>
          <table:table-cell table:formula="of:=IF(ISBLANK([$Specificity.C647]);&quot;&quot;; [$Specificity.C647])">
            <text:p/>
          </table:table-cell>
          <table:table-cell table:formula="of:=IF(ISBLANK([$Paraphrase.C647]);&quot;&quot;; [$Paraphrase.C647])">
            <text:p/>
          </table:table-cell>
          <table:table-cell table:formula="of:=IF(ISBLANK([$LocalRelevance.C647]);&quot;&quot;; [$LocalRelevance.C647])">
            <text:p/>
          </table:table-cell>
          <table:table-cell table:formula="of:=IF(ISBLANK([.A647]); &quot;&quot;; IF(COUNTIF([.C647:.G647]; &quot;yes&quot;) &gt; 0; &quot;yes&quot;; &quot;no&quot;))">
            <text:p/>
          </table:table-cell>
        </table:table-row>
        <table:table-row table:style-name="ro6">
          <table:table-cell table:number-columns-repeated="2"/>
          <table:table-cell table:formula="of:=IF(ISBLANK([$Contradiction.C648]);&quot;&quot;; [$Contradiction.C648])">
            <text:p/>
          </table:table-cell>
          <table:table-cell table:formula="of:=IF(ISBLANK([$Entailment.C648]);&quot;&quot;; [$Entailment.C648])">
            <text:p/>
          </table:table-cell>
          <table:table-cell table:formula="of:=IF(ISBLANK([$Specificity.C648]);&quot;&quot;; [$Specificity.C648])">
            <text:p/>
          </table:table-cell>
          <table:table-cell table:formula="of:=IF(ISBLANK([$Paraphrase.C648]);&quot;&quot;; [$Paraphrase.C648])">
            <text:p/>
          </table:table-cell>
          <table:table-cell table:formula="of:=IF(ISBLANK([$LocalRelevance.C648]);&quot;&quot;; [$LocalRelevance.C648])">
            <text:p/>
          </table:table-cell>
          <table:table-cell table:formula="of:=IF(ISBLANK([.A648]); &quot;&quot;; IF(COUNTIF([.C648:.G648]; &quot;yes&quot;) &gt; 0; &quot;yes&quot;; &quot;no&quot;))">
            <text:p/>
          </table:table-cell>
        </table:table-row>
        <table:table-row table:style-name="ro6">
          <table:table-cell table:number-columns-repeated="2"/>
          <table:table-cell table:formula="of:=IF(ISBLANK([$Contradiction.C649]);&quot;&quot;; [$Contradiction.C649])">
            <text:p/>
          </table:table-cell>
          <table:table-cell table:formula="of:=IF(ISBLANK([$Entailment.C649]);&quot;&quot;; [$Entailment.C649])">
            <text:p/>
          </table:table-cell>
          <table:table-cell table:formula="of:=IF(ISBLANK([$Specificity.C649]);&quot;&quot;; [$Specificity.C649])">
            <text:p/>
          </table:table-cell>
          <table:table-cell table:formula="of:=IF(ISBLANK([$Paraphrase.C649]);&quot;&quot;; [$Paraphrase.C649])">
            <text:p/>
          </table:table-cell>
          <table:table-cell table:formula="of:=IF(ISBLANK([$LocalRelevance.C649]);&quot;&quot;; [$LocalRelevance.C649])">
            <text:p/>
          </table:table-cell>
          <table:table-cell table:formula="of:=IF(ISBLANK([.A649]); &quot;&quot;; IF(COUNTIF([.C649:.G649]; &quot;yes&quot;) &gt; 0; &quot;yes&quot;; &quot;no&quot;))">
            <text:p/>
          </table:table-cell>
        </table:table-row>
        <table:table-row table:style-name="ro6">
          <table:table-cell table:number-columns-repeated="2"/>
          <table:table-cell table:formula="of:=IF(ISBLANK([$Contradiction.C650]);&quot;&quot;; [$Contradiction.C650])">
            <text:p/>
          </table:table-cell>
          <table:table-cell table:formula="of:=IF(ISBLANK([$Entailment.C650]);&quot;&quot;; [$Entailment.C650])">
            <text:p/>
          </table:table-cell>
          <table:table-cell table:formula="of:=IF(ISBLANK([$Specificity.C650]);&quot;&quot;; [$Specificity.C650])">
            <text:p/>
          </table:table-cell>
          <table:table-cell table:formula="of:=IF(ISBLANK([$Paraphrase.C650]);&quot;&quot;; [$Paraphrase.C650])">
            <text:p/>
          </table:table-cell>
          <table:table-cell table:formula="of:=IF(ISBLANK([$LocalRelevance.C650]);&quot;&quot;; [$LocalRelevance.C650])">
            <text:p/>
          </table:table-cell>
          <table:table-cell table:formula="of:=IF(ISBLANK([.A650]); &quot;&quot;; IF(COUNTIF([.C650:.G650]; &quot;yes&quot;) &gt; 0; &quot;yes&quot;; &quot;no&quot;))">
            <text:p/>
          </table:table-cell>
        </table:table-row>
        <table:table-row table:style-name="ro6">
          <table:table-cell table:number-columns-repeated="2"/>
          <table:table-cell table:formula="of:=IF(ISBLANK([$Contradiction.C651]);&quot;&quot;; [$Contradiction.C651])">
            <text:p/>
          </table:table-cell>
          <table:table-cell table:formula="of:=IF(ISBLANK([$Entailment.C651]);&quot;&quot;; [$Entailment.C651])">
            <text:p/>
          </table:table-cell>
          <table:table-cell table:formula="of:=IF(ISBLANK([$Specificity.C651]);&quot;&quot;; [$Specificity.C651])">
            <text:p/>
          </table:table-cell>
          <table:table-cell table:formula="of:=IF(ISBLANK([$Paraphrase.C651]);&quot;&quot;; [$Paraphrase.C651])">
            <text:p/>
          </table:table-cell>
          <table:table-cell table:formula="of:=IF(ISBLANK([$LocalRelevance.C651]);&quot;&quot;; [$LocalRelevance.C651])">
            <text:p/>
          </table:table-cell>
          <table:table-cell table:formula="of:=IF(ISBLANK([.A651]); &quot;&quot;; IF(COUNTIF([.C651:.G651]; &quot;yes&quot;) &gt; 0; &quot;yes&quot;; &quot;no&quot;))">
            <text:p/>
          </table:table-cell>
        </table:table-row>
        <table:table-row table:style-name="ro6">
          <table:table-cell table:number-columns-repeated="2"/>
          <table:table-cell table:formula="of:=IF(ISBLANK([$Contradiction.C652]);&quot;&quot;; [$Contradiction.C652])">
            <text:p/>
          </table:table-cell>
          <table:table-cell table:formula="of:=IF(ISBLANK([$Entailment.C652]);&quot;&quot;; [$Entailment.C652])">
            <text:p/>
          </table:table-cell>
          <table:table-cell table:formula="of:=IF(ISBLANK([$Specificity.C652]);&quot;&quot;; [$Specificity.C652])">
            <text:p/>
          </table:table-cell>
          <table:table-cell table:formula="of:=IF(ISBLANK([$Paraphrase.C652]);&quot;&quot;; [$Paraphrase.C652])">
            <text:p/>
          </table:table-cell>
          <table:table-cell table:formula="of:=IF(ISBLANK([$LocalRelevance.C652]);&quot;&quot;; [$LocalRelevance.C652])">
            <text:p/>
          </table:table-cell>
          <table:table-cell table:formula="of:=IF(ISBLANK([.A652]); &quot;&quot;; IF(COUNTIF([.C652:.G652]; &quot;yes&quot;) &gt; 0; &quot;yes&quot;; &quot;no&quot;))">
            <text:p/>
          </table:table-cell>
        </table:table-row>
        <table:table-row table:style-name="ro6">
          <table:table-cell table:number-columns-repeated="2"/>
          <table:table-cell table:formula="of:=IF(ISBLANK([$Contradiction.C653]);&quot;&quot;; [$Contradiction.C653])">
            <text:p/>
          </table:table-cell>
          <table:table-cell table:formula="of:=IF(ISBLANK([$Entailment.C653]);&quot;&quot;; [$Entailment.C653])">
            <text:p/>
          </table:table-cell>
          <table:table-cell table:formula="of:=IF(ISBLANK([$Specificity.C653]);&quot;&quot;; [$Specificity.C653])">
            <text:p/>
          </table:table-cell>
          <table:table-cell table:formula="of:=IF(ISBLANK([$Paraphrase.C653]);&quot;&quot;; [$Paraphrase.C653])">
            <text:p/>
          </table:table-cell>
          <table:table-cell table:formula="of:=IF(ISBLANK([$LocalRelevance.C653]);&quot;&quot;; [$LocalRelevance.C653])">
            <text:p/>
          </table:table-cell>
          <table:table-cell table:formula="of:=IF(ISBLANK([.A653]); &quot;&quot;; IF(COUNTIF([.C653:.G653]; &quot;yes&quot;) &gt; 0; &quot;yes&quot;; &quot;no&quot;))">
            <text:p/>
          </table:table-cell>
        </table:table-row>
        <table:table-row table:style-name="ro6">
          <table:table-cell table:number-columns-repeated="2"/>
          <table:table-cell table:formula="of:=IF(ISBLANK([$Contradiction.C654]);&quot;&quot;; [$Contradiction.C654])">
            <text:p/>
          </table:table-cell>
          <table:table-cell table:formula="of:=IF(ISBLANK([$Entailment.C654]);&quot;&quot;; [$Entailment.C654])">
            <text:p/>
          </table:table-cell>
          <table:table-cell table:formula="of:=IF(ISBLANK([$Specificity.C654]);&quot;&quot;; [$Specificity.C654])">
            <text:p/>
          </table:table-cell>
          <table:table-cell table:formula="of:=IF(ISBLANK([$Paraphrase.C654]);&quot;&quot;; [$Paraphrase.C654])">
            <text:p/>
          </table:table-cell>
          <table:table-cell table:formula="of:=IF(ISBLANK([$LocalRelevance.C654]);&quot;&quot;; [$LocalRelevance.C654])">
            <text:p/>
          </table:table-cell>
          <table:table-cell table:formula="of:=IF(ISBLANK([.A654]); &quot;&quot;; IF(COUNTIF([.C654:.G654]; &quot;yes&quot;) &gt; 0; &quot;yes&quot;; &quot;no&quot;))">
            <text:p/>
          </table:table-cell>
        </table:table-row>
        <table:table-row table:style-name="ro6">
          <table:table-cell table:number-columns-repeated="2"/>
          <table:table-cell table:formula="of:=IF(ISBLANK([$Contradiction.C655]);&quot;&quot;; [$Contradiction.C655])">
            <text:p/>
          </table:table-cell>
          <table:table-cell table:formula="of:=IF(ISBLANK([$Entailment.C655]);&quot;&quot;; [$Entailment.C655])">
            <text:p/>
          </table:table-cell>
          <table:table-cell table:formula="of:=IF(ISBLANK([$Specificity.C655]);&quot;&quot;; [$Specificity.C655])">
            <text:p/>
          </table:table-cell>
          <table:table-cell table:formula="of:=IF(ISBLANK([$Paraphrase.C655]);&quot;&quot;; [$Paraphrase.C655])">
            <text:p/>
          </table:table-cell>
          <table:table-cell table:formula="of:=IF(ISBLANK([$LocalRelevance.C655]);&quot;&quot;; [$LocalRelevance.C655])">
            <text:p/>
          </table:table-cell>
          <table:table-cell table:formula="of:=IF(ISBLANK([.A655]); &quot;&quot;; IF(COUNTIF([.C655:.G655]; &quot;yes&quot;) &gt; 0; &quot;yes&quot;; &quot;no&quot;))">
            <text:p/>
          </table:table-cell>
        </table:table-row>
        <table:table-row table:style-name="ro6">
          <table:table-cell table:number-columns-repeated="2"/>
          <table:table-cell table:formula="of:=IF(ISBLANK([$Contradiction.C656]);&quot;&quot;; [$Contradiction.C656])">
            <text:p/>
          </table:table-cell>
          <table:table-cell table:formula="of:=IF(ISBLANK([$Entailment.C656]);&quot;&quot;; [$Entailment.C656])">
            <text:p/>
          </table:table-cell>
          <table:table-cell table:formula="of:=IF(ISBLANK([$Specificity.C656]);&quot;&quot;; [$Specificity.C656])">
            <text:p/>
          </table:table-cell>
          <table:table-cell table:formula="of:=IF(ISBLANK([$Paraphrase.C656]);&quot;&quot;; [$Paraphrase.C656])">
            <text:p/>
          </table:table-cell>
          <table:table-cell table:formula="of:=IF(ISBLANK([$LocalRelevance.C656]);&quot;&quot;; [$LocalRelevance.C656])">
            <text:p/>
          </table:table-cell>
          <table:table-cell table:formula="of:=IF(ISBLANK([.A656]); &quot;&quot;; IF(COUNTIF([.C656:.G656]; &quot;yes&quot;) &gt; 0; &quot;yes&quot;; &quot;no&quot;))">
            <text:p/>
          </table:table-cell>
        </table:table-row>
        <table:table-row table:style-name="ro6">
          <table:table-cell table:number-columns-repeated="2"/>
          <table:table-cell table:formula="of:=IF(ISBLANK([$Contradiction.C657]);&quot;&quot;; [$Contradiction.C657])">
            <text:p/>
          </table:table-cell>
          <table:table-cell table:formula="of:=IF(ISBLANK([$Entailment.C657]);&quot;&quot;; [$Entailment.C657])">
            <text:p/>
          </table:table-cell>
          <table:table-cell table:formula="of:=IF(ISBLANK([$Specificity.C657]);&quot;&quot;; [$Specificity.C657])">
            <text:p/>
          </table:table-cell>
          <table:table-cell table:formula="of:=IF(ISBLANK([$Paraphrase.C657]);&quot;&quot;; [$Paraphrase.C657])">
            <text:p/>
          </table:table-cell>
          <table:table-cell table:formula="of:=IF(ISBLANK([$LocalRelevance.C657]);&quot;&quot;; [$LocalRelevance.C657])">
            <text:p/>
          </table:table-cell>
          <table:table-cell table:formula="of:=IF(ISBLANK([.A657]); &quot;&quot;; IF(COUNTIF([.C657:.G657]; &quot;yes&quot;) &gt; 0; &quot;yes&quot;; &quot;no&quot;))">
            <text:p/>
          </table:table-cell>
        </table:table-row>
        <table:table-row table:style-name="ro6">
          <table:table-cell table:number-columns-repeated="2"/>
          <table:table-cell table:formula="of:=IF(ISBLANK([$Contradiction.C658]);&quot;&quot;; [$Contradiction.C658])">
            <text:p/>
          </table:table-cell>
          <table:table-cell table:formula="of:=IF(ISBLANK([$Entailment.C658]);&quot;&quot;; [$Entailment.C658])">
            <text:p/>
          </table:table-cell>
          <table:table-cell table:formula="of:=IF(ISBLANK([$Specificity.C658]);&quot;&quot;; [$Specificity.C658])">
            <text:p/>
          </table:table-cell>
          <table:table-cell table:formula="of:=IF(ISBLANK([$Paraphrase.C658]);&quot;&quot;; [$Paraphrase.C658])">
            <text:p/>
          </table:table-cell>
          <table:table-cell table:formula="of:=IF(ISBLANK([$LocalRelevance.C658]);&quot;&quot;; [$LocalRelevance.C658])">
            <text:p/>
          </table:table-cell>
          <table:table-cell table:formula="of:=IF(ISBLANK([.A658]); &quot;&quot;; IF(COUNTIF([.C658:.G658]; &quot;yes&quot;) &gt; 0; &quot;yes&quot;; &quot;no&quot;))">
            <text:p/>
          </table:table-cell>
        </table:table-row>
        <table:table-row table:style-name="ro6">
          <table:table-cell table:number-columns-repeated="2"/>
          <table:table-cell table:formula="of:=IF(ISBLANK([$Contradiction.C659]);&quot;&quot;; [$Contradiction.C659])">
            <text:p/>
          </table:table-cell>
          <table:table-cell table:formula="of:=IF(ISBLANK([$Entailment.C659]);&quot;&quot;; [$Entailment.C659])">
            <text:p/>
          </table:table-cell>
          <table:table-cell table:formula="of:=IF(ISBLANK([$Specificity.C659]);&quot;&quot;; [$Specificity.C659])">
            <text:p/>
          </table:table-cell>
          <table:table-cell table:formula="of:=IF(ISBLANK([$Paraphrase.C659]);&quot;&quot;; [$Paraphrase.C659])">
            <text:p/>
          </table:table-cell>
          <table:table-cell table:formula="of:=IF(ISBLANK([$LocalRelevance.C659]);&quot;&quot;; [$LocalRelevance.C659])">
            <text:p/>
          </table:table-cell>
          <table:table-cell table:formula="of:=IF(ISBLANK([.A659]); &quot;&quot;; IF(COUNTIF([.C659:.G659]; &quot;yes&quot;) &gt; 0; &quot;yes&quot;; &quot;no&quot;))">
            <text:p/>
          </table:table-cell>
        </table:table-row>
        <table:table-row table:style-name="ro6">
          <table:table-cell table:number-columns-repeated="2"/>
          <table:table-cell table:formula="of:=IF(ISBLANK([$Contradiction.C660]);&quot;&quot;; [$Contradiction.C660])">
            <text:p/>
          </table:table-cell>
          <table:table-cell table:formula="of:=IF(ISBLANK([$Entailment.C660]);&quot;&quot;; [$Entailment.C660])">
            <text:p/>
          </table:table-cell>
          <table:table-cell table:formula="of:=IF(ISBLANK([$Specificity.C660]);&quot;&quot;; [$Specificity.C660])">
            <text:p/>
          </table:table-cell>
          <table:table-cell table:formula="of:=IF(ISBLANK([$Paraphrase.C660]);&quot;&quot;; [$Paraphrase.C660])">
            <text:p/>
          </table:table-cell>
          <table:table-cell table:formula="of:=IF(ISBLANK([$LocalRelevance.C660]);&quot;&quot;; [$LocalRelevance.C660])">
            <text:p/>
          </table:table-cell>
          <table:table-cell table:formula="of:=IF(ISBLANK([.A660]); &quot;&quot;; IF(COUNTIF([.C660:.G660]; &quot;yes&quot;) &gt; 0; &quot;yes&quot;; &quot;no&quot;))">
            <text:p/>
          </table:table-cell>
        </table:table-row>
        <table:table-row table:style-name="ro6">
          <table:table-cell table:number-columns-repeated="2"/>
          <table:table-cell table:formula="of:=IF(ISBLANK([$Contradiction.C661]);&quot;&quot;; [$Contradiction.C661])">
            <text:p/>
          </table:table-cell>
          <table:table-cell table:formula="of:=IF(ISBLANK([$Entailment.C661]);&quot;&quot;; [$Entailment.C661])">
            <text:p/>
          </table:table-cell>
          <table:table-cell table:formula="of:=IF(ISBLANK([$Specificity.C661]);&quot;&quot;; [$Specificity.C661])">
            <text:p/>
          </table:table-cell>
          <table:table-cell table:formula="of:=IF(ISBLANK([$Paraphrase.C661]);&quot;&quot;; [$Paraphrase.C661])">
            <text:p/>
          </table:table-cell>
          <table:table-cell table:formula="of:=IF(ISBLANK([$LocalRelevance.C661]);&quot;&quot;; [$LocalRelevance.C661])">
            <text:p/>
          </table:table-cell>
          <table:table-cell table:formula="of:=IF(ISBLANK([.A661]); &quot;&quot;; IF(COUNTIF([.C661:.G661]; &quot;yes&quot;) &gt; 0; &quot;yes&quot;; &quot;no&quot;))">
            <text:p/>
          </table:table-cell>
        </table:table-row>
        <table:table-row table:style-name="ro6">
          <table:table-cell table:number-columns-repeated="2"/>
          <table:table-cell table:formula="of:=IF(ISBLANK([$Contradiction.C662]);&quot;&quot;; [$Contradiction.C662])">
            <text:p/>
          </table:table-cell>
          <table:table-cell table:formula="of:=IF(ISBLANK([$Entailment.C662]);&quot;&quot;; [$Entailment.C662])">
            <text:p/>
          </table:table-cell>
          <table:table-cell table:formula="of:=IF(ISBLANK([$Specificity.C662]);&quot;&quot;; [$Specificity.C662])">
            <text:p/>
          </table:table-cell>
          <table:table-cell table:formula="of:=IF(ISBLANK([$Paraphrase.C662]);&quot;&quot;; [$Paraphrase.C662])">
            <text:p/>
          </table:table-cell>
          <table:table-cell table:formula="of:=IF(ISBLANK([$LocalRelevance.C662]);&quot;&quot;; [$LocalRelevance.C662])">
            <text:p/>
          </table:table-cell>
          <table:table-cell table:formula="of:=IF(ISBLANK([.A662]); &quot;&quot;; IF(COUNTIF([.C662:.G662]; &quot;yes&quot;) &gt; 0; &quot;yes&quot;; &quot;no&quot;))">
            <text:p/>
          </table:table-cell>
        </table:table-row>
        <table:table-row table:style-name="ro6">
          <table:table-cell table:number-columns-repeated="2"/>
          <table:table-cell table:formula="of:=IF(ISBLANK([$Contradiction.C663]);&quot;&quot;; [$Contradiction.C663])">
            <text:p/>
          </table:table-cell>
          <table:table-cell table:formula="of:=IF(ISBLANK([$Entailment.C663]);&quot;&quot;; [$Entailment.C663])">
            <text:p/>
          </table:table-cell>
          <table:table-cell table:formula="of:=IF(ISBLANK([$Specificity.C663]);&quot;&quot;; [$Specificity.C663])">
            <text:p/>
          </table:table-cell>
          <table:table-cell table:formula="of:=IF(ISBLANK([$Paraphrase.C663]);&quot;&quot;; [$Paraphrase.C663])">
            <text:p/>
          </table:table-cell>
          <table:table-cell table:formula="of:=IF(ISBLANK([$LocalRelevance.C663]);&quot;&quot;; [$LocalRelevance.C663])">
            <text:p/>
          </table:table-cell>
          <table:table-cell table:formula="of:=IF(ISBLANK([.A663]); &quot;&quot;; IF(COUNTIF([.C663:.G663]; &quot;yes&quot;) &gt; 0; &quot;yes&quot;; &quot;no&quot;))">
            <text:p/>
          </table:table-cell>
        </table:table-row>
        <table:table-row table:style-name="ro6">
          <table:table-cell table:number-columns-repeated="2"/>
          <table:table-cell table:formula="of:=IF(ISBLANK([$Contradiction.C664]);&quot;&quot;; [$Contradiction.C664])">
            <text:p/>
          </table:table-cell>
          <table:table-cell table:formula="of:=IF(ISBLANK([$Entailment.C664]);&quot;&quot;; [$Entailment.C664])">
            <text:p/>
          </table:table-cell>
          <table:table-cell table:formula="of:=IF(ISBLANK([$Specificity.C664]);&quot;&quot;; [$Specificity.C664])">
            <text:p/>
          </table:table-cell>
          <table:table-cell table:formula="of:=IF(ISBLANK([$Paraphrase.C664]);&quot;&quot;; [$Paraphrase.C664])">
            <text:p/>
          </table:table-cell>
          <table:table-cell table:formula="of:=IF(ISBLANK([$LocalRelevance.C664]);&quot;&quot;; [$LocalRelevance.C664])">
            <text:p/>
          </table:table-cell>
          <table:table-cell table:formula="of:=IF(ISBLANK([.A664]); &quot;&quot;; IF(COUNTIF([.C664:.G664]; &quot;yes&quot;) &gt; 0; &quot;yes&quot;; &quot;no&quot;))">
            <text:p/>
          </table:table-cell>
        </table:table-row>
        <table:table-row table:style-name="ro6">
          <table:table-cell table:number-columns-repeated="2"/>
          <table:table-cell table:formula="of:=IF(ISBLANK([$Contradiction.C665]);&quot;&quot;; [$Contradiction.C665])">
            <text:p/>
          </table:table-cell>
          <table:table-cell table:formula="of:=IF(ISBLANK([$Entailment.C665]);&quot;&quot;; [$Entailment.C665])">
            <text:p/>
          </table:table-cell>
          <table:table-cell table:formula="of:=IF(ISBLANK([$Specificity.C665]);&quot;&quot;; [$Specificity.C665])">
            <text:p/>
          </table:table-cell>
          <table:table-cell table:formula="of:=IF(ISBLANK([$Paraphrase.C665]);&quot;&quot;; [$Paraphrase.C665])">
            <text:p/>
          </table:table-cell>
          <table:table-cell table:formula="of:=IF(ISBLANK([$LocalRelevance.C665]);&quot;&quot;; [$LocalRelevance.C665])">
            <text:p/>
          </table:table-cell>
          <table:table-cell table:formula="of:=IF(ISBLANK([.A665]); &quot;&quot;; IF(COUNTIF([.C665:.G665]; &quot;yes&quot;) &gt; 0; &quot;yes&quot;; &quot;no&quot;))">
            <text:p/>
          </table:table-cell>
        </table:table-row>
        <table:table-row table:style-name="ro6">
          <table:table-cell table:number-columns-repeated="2"/>
          <table:table-cell table:formula="of:=IF(ISBLANK([$Contradiction.C666]);&quot;&quot;; [$Contradiction.C666])">
            <text:p/>
          </table:table-cell>
          <table:table-cell table:formula="of:=IF(ISBLANK([$Entailment.C666]);&quot;&quot;; [$Entailment.C666])">
            <text:p/>
          </table:table-cell>
          <table:table-cell table:formula="of:=IF(ISBLANK([$Specificity.C666]);&quot;&quot;; [$Specificity.C666])">
            <text:p/>
          </table:table-cell>
          <table:table-cell table:formula="of:=IF(ISBLANK([$Paraphrase.C666]);&quot;&quot;; [$Paraphrase.C666])">
            <text:p/>
          </table:table-cell>
          <table:table-cell table:formula="of:=IF(ISBLANK([$LocalRelevance.C666]);&quot;&quot;; [$LocalRelevance.C666])">
            <text:p/>
          </table:table-cell>
          <table:table-cell table:formula="of:=IF(ISBLANK([.A666]); &quot;&quot;; IF(COUNTIF([.C666:.G666]; &quot;yes&quot;) &gt; 0; &quot;yes&quot;; &quot;no&quot;))">
            <text:p/>
          </table:table-cell>
        </table:table-row>
        <table:table-row table:style-name="ro6">
          <table:table-cell table:number-columns-repeated="2"/>
          <table:table-cell table:formula="of:=IF(ISBLANK([$Contradiction.C667]);&quot;&quot;; [$Contradiction.C667])">
            <text:p/>
          </table:table-cell>
          <table:table-cell table:formula="of:=IF(ISBLANK([$Entailment.C667]);&quot;&quot;; [$Entailment.C667])">
            <text:p/>
          </table:table-cell>
          <table:table-cell table:formula="of:=IF(ISBLANK([$Specificity.C667]);&quot;&quot;; [$Specificity.C667])">
            <text:p/>
          </table:table-cell>
          <table:table-cell table:formula="of:=IF(ISBLANK([$Paraphrase.C667]);&quot;&quot;; [$Paraphrase.C667])">
            <text:p/>
          </table:table-cell>
          <table:table-cell table:formula="of:=IF(ISBLANK([$LocalRelevance.C667]);&quot;&quot;; [$LocalRelevance.C667])">
            <text:p/>
          </table:table-cell>
          <table:table-cell table:formula="of:=IF(ISBLANK([.A667]); &quot;&quot;; IF(COUNTIF([.C667:.G667]; &quot;yes&quot;) &gt; 0; &quot;yes&quot;; &quot;no&quot;))">
            <text:p/>
          </table:table-cell>
        </table:table-row>
        <table:table-row table:style-name="ro6">
          <table:table-cell table:number-columns-repeated="2"/>
          <table:table-cell table:formula="of:=IF(ISBLANK([$Contradiction.C668]);&quot;&quot;; [$Contradiction.C668])">
            <text:p/>
          </table:table-cell>
          <table:table-cell table:formula="of:=IF(ISBLANK([$Entailment.C668]);&quot;&quot;; [$Entailment.C668])">
            <text:p/>
          </table:table-cell>
          <table:table-cell table:formula="of:=IF(ISBLANK([$Specificity.C668]);&quot;&quot;; [$Specificity.C668])">
            <text:p/>
          </table:table-cell>
          <table:table-cell table:formula="of:=IF(ISBLANK([$Paraphrase.C668]);&quot;&quot;; [$Paraphrase.C668])">
            <text:p/>
          </table:table-cell>
          <table:table-cell table:formula="of:=IF(ISBLANK([$LocalRelevance.C668]);&quot;&quot;; [$LocalRelevance.C668])">
            <text:p/>
          </table:table-cell>
          <table:table-cell table:formula="of:=IF(ISBLANK([.A668]); &quot;&quot;; IF(COUNTIF([.C668:.G668]; &quot;yes&quot;) &gt; 0; &quot;yes&quot;; &quot;no&quot;))">
            <text:p/>
          </table:table-cell>
        </table:table-row>
        <table:table-row table:style-name="ro6">
          <table:table-cell table:number-columns-repeated="2"/>
          <table:table-cell table:formula="of:=IF(ISBLANK([$Contradiction.C669]);&quot;&quot;; [$Contradiction.C669])">
            <text:p/>
          </table:table-cell>
          <table:table-cell table:formula="of:=IF(ISBLANK([$Entailment.C669]);&quot;&quot;; [$Entailment.C669])">
            <text:p/>
          </table:table-cell>
          <table:table-cell table:formula="of:=IF(ISBLANK([$Specificity.C669]);&quot;&quot;; [$Specificity.C669])">
            <text:p/>
          </table:table-cell>
          <table:table-cell table:formula="of:=IF(ISBLANK([$Paraphrase.C669]);&quot;&quot;; [$Paraphrase.C669])">
            <text:p/>
          </table:table-cell>
          <table:table-cell table:formula="of:=IF(ISBLANK([$LocalRelevance.C669]);&quot;&quot;; [$LocalRelevance.C669])">
            <text:p/>
          </table:table-cell>
          <table:table-cell table:formula="of:=IF(ISBLANK([.A669]); &quot;&quot;; IF(COUNTIF([.C669:.G669]; &quot;yes&quot;) &gt; 0; &quot;yes&quot;; &quot;no&quot;))">
            <text:p/>
          </table:table-cell>
        </table:table-row>
        <table:table-row table:style-name="ro6">
          <table:table-cell table:number-columns-repeated="2"/>
          <table:table-cell table:formula="of:=IF(ISBLANK([$Contradiction.C670]);&quot;&quot;; [$Contradiction.C670])">
            <text:p/>
          </table:table-cell>
          <table:table-cell table:formula="of:=IF(ISBLANK([$Entailment.C670]);&quot;&quot;; [$Entailment.C670])">
            <text:p/>
          </table:table-cell>
          <table:table-cell table:formula="of:=IF(ISBLANK([$Specificity.C670]);&quot;&quot;; [$Specificity.C670])">
            <text:p/>
          </table:table-cell>
          <table:table-cell table:formula="of:=IF(ISBLANK([$Paraphrase.C670]);&quot;&quot;; [$Paraphrase.C670])">
            <text:p/>
          </table:table-cell>
          <table:table-cell table:formula="of:=IF(ISBLANK([$LocalRelevance.C670]);&quot;&quot;; [$LocalRelevance.C670])">
            <text:p/>
          </table:table-cell>
          <table:table-cell table:formula="of:=IF(ISBLANK([.A670]); &quot;&quot;; IF(COUNTIF([.C670:.G670]; &quot;yes&quot;) &gt; 0; &quot;yes&quot;; &quot;no&quot;))">
            <text:p/>
          </table:table-cell>
        </table:table-row>
        <table:table-row table:style-name="ro6">
          <table:table-cell table:number-columns-repeated="2"/>
          <table:table-cell table:formula="of:=IF(ISBLANK([$Contradiction.C671]);&quot;&quot;; [$Contradiction.C671])">
            <text:p/>
          </table:table-cell>
          <table:table-cell table:formula="of:=IF(ISBLANK([$Entailment.C671]);&quot;&quot;; [$Entailment.C671])">
            <text:p/>
          </table:table-cell>
          <table:table-cell table:formula="of:=IF(ISBLANK([$Specificity.C671]);&quot;&quot;; [$Specificity.C671])">
            <text:p/>
          </table:table-cell>
          <table:table-cell table:formula="of:=IF(ISBLANK([$Paraphrase.C671]);&quot;&quot;; [$Paraphrase.C671])">
            <text:p/>
          </table:table-cell>
          <table:table-cell table:formula="of:=IF(ISBLANK([$LocalRelevance.C671]);&quot;&quot;; [$LocalRelevance.C671])">
            <text:p/>
          </table:table-cell>
          <table:table-cell table:formula="of:=IF(ISBLANK([.A671]); &quot;&quot;; IF(COUNTIF([.C671:.G671]; &quot;yes&quot;) &gt; 0; &quot;yes&quot;; &quot;no&quot;))">
            <text:p/>
          </table:table-cell>
        </table:table-row>
        <table:table-row table:style-name="ro6">
          <table:table-cell table:number-columns-repeated="2"/>
          <table:table-cell table:formula="of:=IF(ISBLANK([$Contradiction.C672]);&quot;&quot;; [$Contradiction.C672])">
            <text:p/>
          </table:table-cell>
          <table:table-cell table:formula="of:=IF(ISBLANK([$Entailment.C672]);&quot;&quot;; [$Entailment.C672])">
            <text:p/>
          </table:table-cell>
          <table:table-cell table:formula="of:=IF(ISBLANK([$Specificity.C672]);&quot;&quot;; [$Specificity.C672])">
            <text:p/>
          </table:table-cell>
          <table:table-cell table:formula="of:=IF(ISBLANK([$Paraphrase.C672]);&quot;&quot;; [$Paraphrase.C672])">
            <text:p/>
          </table:table-cell>
          <table:table-cell table:formula="of:=IF(ISBLANK([$LocalRelevance.C672]);&quot;&quot;; [$LocalRelevance.C672])">
            <text:p/>
          </table:table-cell>
          <table:table-cell table:formula="of:=IF(ISBLANK([.A672]); &quot;&quot;; IF(COUNTIF([.C672:.G672]; &quot;yes&quot;) &gt; 0; &quot;yes&quot;; &quot;no&quot;))">
            <text:p/>
          </table:table-cell>
        </table:table-row>
        <table:table-row table:style-name="ro6">
          <table:table-cell table:number-columns-repeated="2"/>
          <table:table-cell table:formula="of:=IF(ISBLANK([$Contradiction.C673]);&quot;&quot;; [$Contradiction.C673])">
            <text:p/>
          </table:table-cell>
          <table:table-cell table:formula="of:=IF(ISBLANK([$Entailment.C673]);&quot;&quot;; [$Entailment.C673])">
            <text:p/>
          </table:table-cell>
          <table:table-cell table:formula="of:=IF(ISBLANK([$Specificity.C673]);&quot;&quot;; [$Specificity.C673])">
            <text:p/>
          </table:table-cell>
          <table:table-cell table:formula="of:=IF(ISBLANK([$Paraphrase.C673]);&quot;&quot;; [$Paraphrase.C673])">
            <text:p/>
          </table:table-cell>
          <table:table-cell table:formula="of:=IF(ISBLANK([$LocalRelevance.C673]);&quot;&quot;; [$LocalRelevance.C673])">
            <text:p/>
          </table:table-cell>
          <table:table-cell table:formula="of:=IF(ISBLANK([.A673]); &quot;&quot;; IF(COUNTIF([.C673:.G673]; &quot;yes&quot;) &gt; 0; &quot;yes&quot;; &quot;no&quot;))">
            <text:p/>
          </table:table-cell>
        </table:table-row>
        <table:table-row table:style-name="ro6">
          <table:table-cell table:number-columns-repeated="2"/>
          <table:table-cell table:formula="of:=IF(ISBLANK([$Contradiction.C674]);&quot;&quot;; [$Contradiction.C674])">
            <text:p/>
          </table:table-cell>
          <table:table-cell table:formula="of:=IF(ISBLANK([$Entailment.C674]);&quot;&quot;; [$Entailment.C674])">
            <text:p/>
          </table:table-cell>
          <table:table-cell table:formula="of:=IF(ISBLANK([$Specificity.C674]);&quot;&quot;; [$Specificity.C674])">
            <text:p/>
          </table:table-cell>
          <table:table-cell table:formula="of:=IF(ISBLANK([$Paraphrase.C674]);&quot;&quot;; [$Paraphrase.C674])">
            <text:p/>
          </table:table-cell>
          <table:table-cell table:formula="of:=IF(ISBLANK([$LocalRelevance.C674]);&quot;&quot;; [$LocalRelevance.C674])">
            <text:p/>
          </table:table-cell>
          <table:table-cell table:formula="of:=IF(ISBLANK([.A674]); &quot;&quot;; IF(COUNTIF([.C674:.G674]; &quot;yes&quot;) &gt; 0; &quot;yes&quot;; &quot;no&quot;))">
            <text:p/>
          </table:table-cell>
        </table:table-row>
        <table:table-row table:style-name="ro6">
          <table:table-cell table:number-columns-repeated="2"/>
          <table:table-cell table:formula="of:=IF(ISBLANK([$Contradiction.C675]);&quot;&quot;; [$Contradiction.C675])">
            <text:p/>
          </table:table-cell>
          <table:table-cell table:formula="of:=IF(ISBLANK([$Entailment.C675]);&quot;&quot;; [$Entailment.C675])">
            <text:p/>
          </table:table-cell>
          <table:table-cell table:formula="of:=IF(ISBLANK([$Specificity.C675]);&quot;&quot;; [$Specificity.C675])">
            <text:p/>
          </table:table-cell>
          <table:table-cell table:formula="of:=IF(ISBLANK([$Paraphrase.C675]);&quot;&quot;; [$Paraphrase.C675])">
            <text:p/>
          </table:table-cell>
          <table:table-cell table:formula="of:=IF(ISBLANK([$LocalRelevance.C675]);&quot;&quot;; [$LocalRelevance.C675])">
            <text:p/>
          </table:table-cell>
          <table:table-cell table:formula="of:=IF(ISBLANK([.A675]); &quot;&quot;; IF(COUNTIF([.C675:.G675]; &quot;yes&quot;) &gt; 0; &quot;yes&quot;; &quot;no&quot;))">
            <text:p/>
          </table:table-cell>
        </table:table-row>
        <table:table-row table:style-name="ro6">
          <table:table-cell table:number-columns-repeated="2"/>
          <table:table-cell table:formula="of:=IF(ISBLANK([$Contradiction.C676]);&quot;&quot;; [$Contradiction.C676])">
            <text:p/>
          </table:table-cell>
          <table:table-cell table:formula="of:=IF(ISBLANK([$Entailment.C676]);&quot;&quot;; [$Entailment.C676])">
            <text:p/>
          </table:table-cell>
          <table:table-cell table:formula="of:=IF(ISBLANK([$Specificity.C676]);&quot;&quot;; [$Specificity.C676])">
            <text:p/>
          </table:table-cell>
          <table:table-cell table:formula="of:=IF(ISBLANK([$Paraphrase.C676]);&quot;&quot;; [$Paraphrase.C676])">
            <text:p/>
          </table:table-cell>
          <table:table-cell table:formula="of:=IF(ISBLANK([$LocalRelevance.C676]);&quot;&quot;; [$LocalRelevance.C676])">
            <text:p/>
          </table:table-cell>
          <table:table-cell table:formula="of:=IF(ISBLANK([.A676]); &quot;&quot;; IF(COUNTIF([.C676:.G676]; &quot;yes&quot;) &gt; 0; &quot;yes&quot;; &quot;no&quot;))">
            <text:p/>
          </table:table-cell>
        </table:table-row>
        <table:table-row table:style-name="ro6">
          <table:table-cell table:number-columns-repeated="2"/>
          <table:table-cell table:formula="of:=IF(ISBLANK([$Contradiction.C677]);&quot;&quot;; [$Contradiction.C677])">
            <text:p/>
          </table:table-cell>
          <table:table-cell table:formula="of:=IF(ISBLANK([$Entailment.C677]);&quot;&quot;; [$Entailment.C677])">
            <text:p/>
          </table:table-cell>
          <table:table-cell table:formula="of:=IF(ISBLANK([$Specificity.C677]);&quot;&quot;; [$Specificity.C677])">
            <text:p/>
          </table:table-cell>
          <table:table-cell table:formula="of:=IF(ISBLANK([$Paraphrase.C677]);&quot;&quot;; [$Paraphrase.C677])">
            <text:p/>
          </table:table-cell>
          <table:table-cell table:formula="of:=IF(ISBLANK([$LocalRelevance.C677]);&quot;&quot;; [$LocalRelevance.C677])">
            <text:p/>
          </table:table-cell>
          <table:table-cell table:formula="of:=IF(ISBLANK([.A677]); &quot;&quot;; IF(COUNTIF([.C677:.G677]; &quot;yes&quot;) &gt; 0; &quot;yes&quot;; &quot;no&quot;))">
            <text:p/>
          </table:table-cell>
        </table:table-row>
        <table:table-row table:style-name="ro6">
          <table:table-cell table:number-columns-repeated="2"/>
          <table:table-cell table:formula="of:=IF(ISBLANK([$Contradiction.C678]);&quot;&quot;; [$Contradiction.C678])">
            <text:p/>
          </table:table-cell>
          <table:table-cell table:formula="of:=IF(ISBLANK([$Entailment.C678]);&quot;&quot;; [$Entailment.C678])">
            <text:p/>
          </table:table-cell>
          <table:table-cell table:formula="of:=IF(ISBLANK([$Specificity.C678]);&quot;&quot;; [$Specificity.C678])">
            <text:p/>
          </table:table-cell>
          <table:table-cell table:formula="of:=IF(ISBLANK([$Paraphrase.C678]);&quot;&quot;; [$Paraphrase.C678])">
            <text:p/>
          </table:table-cell>
          <table:table-cell table:formula="of:=IF(ISBLANK([$LocalRelevance.C678]);&quot;&quot;; [$LocalRelevance.C678])">
            <text:p/>
          </table:table-cell>
          <table:table-cell table:formula="of:=IF(ISBLANK([.A678]); &quot;&quot;; IF(COUNTIF([.C678:.G678]; &quot;yes&quot;) &gt; 0; &quot;yes&quot;; &quot;no&quot;))">
            <text:p/>
          </table:table-cell>
        </table:table-row>
        <table:table-row table:style-name="ro6">
          <table:table-cell table:number-columns-repeated="2"/>
          <table:table-cell table:formula="of:=IF(ISBLANK([$Contradiction.C679]);&quot;&quot;; [$Contradiction.C679])">
            <text:p/>
          </table:table-cell>
          <table:table-cell table:formula="of:=IF(ISBLANK([$Entailment.C679]);&quot;&quot;; [$Entailment.C679])">
            <text:p/>
          </table:table-cell>
          <table:table-cell table:formula="of:=IF(ISBLANK([$Specificity.C679]);&quot;&quot;; [$Specificity.C679])">
            <text:p/>
          </table:table-cell>
          <table:table-cell table:formula="of:=IF(ISBLANK([$Paraphrase.C679]);&quot;&quot;; [$Paraphrase.C679])">
            <text:p/>
          </table:table-cell>
          <table:table-cell table:formula="of:=IF(ISBLANK([$LocalRelevance.C679]);&quot;&quot;; [$LocalRelevance.C679])">
            <text:p/>
          </table:table-cell>
          <table:table-cell table:formula="of:=IF(ISBLANK([.A679]); &quot;&quot;; IF(COUNTIF([.C679:.G679]; &quot;yes&quot;) &gt; 0; &quot;yes&quot;; &quot;no&quot;))">
            <text:p/>
          </table:table-cell>
        </table:table-row>
        <table:table-row table:style-name="ro6">
          <table:table-cell table:number-columns-repeated="2"/>
          <table:table-cell table:formula="of:=IF(ISBLANK([$Contradiction.C680]);&quot;&quot;; [$Contradiction.C680])">
            <text:p/>
          </table:table-cell>
          <table:table-cell table:formula="of:=IF(ISBLANK([$Entailment.C680]);&quot;&quot;; [$Entailment.C680])">
            <text:p/>
          </table:table-cell>
          <table:table-cell table:formula="of:=IF(ISBLANK([$Specificity.C680]);&quot;&quot;; [$Specificity.C680])">
            <text:p/>
          </table:table-cell>
          <table:table-cell table:formula="of:=IF(ISBLANK([$Paraphrase.C680]);&quot;&quot;; [$Paraphrase.C680])">
            <text:p/>
          </table:table-cell>
          <table:table-cell table:formula="of:=IF(ISBLANK([$LocalRelevance.C680]);&quot;&quot;; [$LocalRelevance.C680])">
            <text:p/>
          </table:table-cell>
          <table:table-cell table:formula="of:=IF(ISBLANK([.A680]); &quot;&quot;; IF(COUNTIF([.C680:.G680]; &quot;yes&quot;) &gt; 0; &quot;yes&quot;; &quot;no&quot;))">
            <text:p/>
          </table:table-cell>
        </table:table-row>
        <table:table-row table:style-name="ro6">
          <table:table-cell table:number-columns-repeated="2"/>
          <table:table-cell table:formula="of:=IF(ISBLANK([$Contradiction.C681]);&quot;&quot;; [$Contradiction.C681])">
            <text:p/>
          </table:table-cell>
          <table:table-cell table:formula="of:=IF(ISBLANK([$Entailment.C681]);&quot;&quot;; [$Entailment.C681])">
            <text:p/>
          </table:table-cell>
          <table:table-cell table:formula="of:=IF(ISBLANK([$Specificity.C681]);&quot;&quot;; [$Specificity.C681])">
            <text:p/>
          </table:table-cell>
          <table:table-cell table:formula="of:=IF(ISBLANK([$Paraphrase.C681]);&quot;&quot;; [$Paraphrase.C681])">
            <text:p/>
          </table:table-cell>
          <table:table-cell table:formula="of:=IF(ISBLANK([$LocalRelevance.C681]);&quot;&quot;; [$LocalRelevance.C681])">
            <text:p/>
          </table:table-cell>
          <table:table-cell table:formula="of:=IF(ISBLANK([.A681]); &quot;&quot;; IF(COUNTIF([.C681:.G681]; &quot;yes&quot;) &gt; 0; &quot;yes&quot;; &quot;no&quot;))">
            <text:p/>
          </table:table-cell>
        </table:table-row>
        <table:table-row table:style-name="ro6">
          <table:table-cell table:number-columns-repeated="2"/>
          <table:table-cell table:formula="of:=IF(ISBLANK([$Contradiction.C682]);&quot;&quot;; [$Contradiction.C682])">
            <text:p/>
          </table:table-cell>
          <table:table-cell table:formula="of:=IF(ISBLANK([$Entailment.C682]);&quot;&quot;; [$Entailment.C682])">
            <text:p/>
          </table:table-cell>
          <table:table-cell table:formula="of:=IF(ISBLANK([$Specificity.C682]);&quot;&quot;; [$Specificity.C682])">
            <text:p/>
          </table:table-cell>
          <table:table-cell table:formula="of:=IF(ISBLANK([$Paraphrase.C682]);&quot;&quot;; [$Paraphrase.C682])">
            <text:p/>
          </table:table-cell>
          <table:table-cell table:formula="of:=IF(ISBLANK([$LocalRelevance.C682]);&quot;&quot;; [$LocalRelevance.C682])">
            <text:p/>
          </table:table-cell>
          <table:table-cell table:formula="of:=IF(ISBLANK([.A682]); &quot;&quot;; IF(COUNTIF([.C682:.G682]; &quot;yes&quot;) &gt; 0; &quot;yes&quot;; &quot;no&quot;))">
            <text:p/>
          </table:table-cell>
        </table:table-row>
        <table:table-row table:style-name="ro6">
          <table:table-cell table:number-columns-repeated="2"/>
          <table:table-cell table:formula="of:=IF(ISBLANK([$Contradiction.C683]);&quot;&quot;; [$Contradiction.C683])">
            <text:p/>
          </table:table-cell>
          <table:table-cell table:formula="of:=IF(ISBLANK([$Entailment.C683]);&quot;&quot;; [$Entailment.C683])">
            <text:p/>
          </table:table-cell>
          <table:table-cell table:formula="of:=IF(ISBLANK([$Specificity.C683]);&quot;&quot;; [$Specificity.C683])">
            <text:p/>
          </table:table-cell>
          <table:table-cell table:formula="of:=IF(ISBLANK([$Paraphrase.C683]);&quot;&quot;; [$Paraphrase.C683])">
            <text:p/>
          </table:table-cell>
          <table:table-cell table:formula="of:=IF(ISBLANK([$LocalRelevance.C683]);&quot;&quot;; [$LocalRelevance.C683])">
            <text:p/>
          </table:table-cell>
          <table:table-cell table:formula="of:=IF(ISBLANK([.A683]); &quot;&quot;; IF(COUNTIF([.C683:.G683]; &quot;yes&quot;) &gt; 0; &quot;yes&quot;; &quot;no&quot;))">
            <text:p/>
          </table:table-cell>
        </table:table-row>
        <table:table-row table:style-name="ro6">
          <table:table-cell table:number-columns-repeated="2"/>
          <table:table-cell table:formula="of:=IF(ISBLANK([$Contradiction.C684]);&quot;&quot;; [$Contradiction.C684])">
            <text:p/>
          </table:table-cell>
          <table:table-cell table:formula="of:=IF(ISBLANK([$Entailment.C684]);&quot;&quot;; [$Entailment.C684])">
            <text:p/>
          </table:table-cell>
          <table:table-cell table:formula="of:=IF(ISBLANK([$Specificity.C684]);&quot;&quot;; [$Specificity.C684])">
            <text:p/>
          </table:table-cell>
          <table:table-cell table:formula="of:=IF(ISBLANK([$Paraphrase.C684]);&quot;&quot;; [$Paraphrase.C684])">
            <text:p/>
          </table:table-cell>
          <table:table-cell table:formula="of:=IF(ISBLANK([$LocalRelevance.C684]);&quot;&quot;; [$LocalRelevance.C684])">
            <text:p/>
          </table:table-cell>
          <table:table-cell table:formula="of:=IF(ISBLANK([.A684]); &quot;&quot;; IF(COUNTIF([.C684:.G684]; &quot;yes&quot;) &gt; 0; &quot;yes&quot;; &quot;no&quot;))">
            <text:p/>
          </table:table-cell>
        </table:table-row>
        <table:table-row table:style-name="ro6">
          <table:table-cell table:number-columns-repeated="2"/>
          <table:table-cell table:formula="of:=IF(ISBLANK([$Contradiction.C685]);&quot;&quot;; [$Contradiction.C685])">
            <text:p/>
          </table:table-cell>
          <table:table-cell table:formula="of:=IF(ISBLANK([$Entailment.C685]);&quot;&quot;; [$Entailment.C685])">
            <text:p/>
          </table:table-cell>
          <table:table-cell table:formula="of:=IF(ISBLANK([$Specificity.C685]);&quot;&quot;; [$Specificity.C685])">
            <text:p/>
          </table:table-cell>
          <table:table-cell table:formula="of:=IF(ISBLANK([$Paraphrase.C685]);&quot;&quot;; [$Paraphrase.C685])">
            <text:p/>
          </table:table-cell>
          <table:table-cell table:formula="of:=IF(ISBLANK([$LocalRelevance.C685]);&quot;&quot;; [$LocalRelevance.C685])">
            <text:p/>
          </table:table-cell>
          <table:table-cell table:formula="of:=IF(ISBLANK([.A685]); &quot;&quot;; IF(COUNTIF([.C685:.G685]; &quot;yes&quot;) &gt; 0; &quot;yes&quot;; &quot;no&quot;))">
            <text:p/>
          </table:table-cell>
        </table:table-row>
        <table:table-row table:style-name="ro6">
          <table:table-cell table:number-columns-repeated="2"/>
          <table:table-cell table:formula="of:=IF(ISBLANK([$Contradiction.C686]);&quot;&quot;; [$Contradiction.C686])">
            <text:p/>
          </table:table-cell>
          <table:table-cell table:formula="of:=IF(ISBLANK([$Entailment.C686]);&quot;&quot;; [$Entailment.C686])">
            <text:p/>
          </table:table-cell>
          <table:table-cell table:formula="of:=IF(ISBLANK([$Specificity.C686]);&quot;&quot;; [$Specificity.C686])">
            <text:p/>
          </table:table-cell>
          <table:table-cell table:formula="of:=IF(ISBLANK([$Paraphrase.C686]);&quot;&quot;; [$Paraphrase.C686])">
            <text:p/>
          </table:table-cell>
          <table:table-cell table:formula="of:=IF(ISBLANK([$LocalRelevance.C686]);&quot;&quot;; [$LocalRelevance.C686])">
            <text:p/>
          </table:table-cell>
          <table:table-cell table:formula="of:=IF(ISBLANK([.A686]); &quot;&quot;; IF(COUNTIF([.C686:.G686]; &quot;yes&quot;) &gt; 0; &quot;yes&quot;; &quot;no&quot;))">
            <text:p/>
          </table:table-cell>
        </table:table-row>
        <table:table-row table:style-name="ro6">
          <table:table-cell table:number-columns-repeated="2"/>
          <table:table-cell table:formula="of:=IF(ISBLANK([$Contradiction.C687]);&quot;&quot;; [$Contradiction.C687])">
            <text:p/>
          </table:table-cell>
          <table:table-cell table:formula="of:=IF(ISBLANK([$Entailment.C687]);&quot;&quot;; [$Entailment.C687])">
            <text:p/>
          </table:table-cell>
          <table:table-cell table:formula="of:=IF(ISBLANK([$Specificity.C687]);&quot;&quot;; [$Specificity.C687])">
            <text:p/>
          </table:table-cell>
          <table:table-cell table:formula="of:=IF(ISBLANK([$Paraphrase.C687]);&quot;&quot;; [$Paraphrase.C687])">
            <text:p/>
          </table:table-cell>
          <table:table-cell table:formula="of:=IF(ISBLANK([$LocalRelevance.C687]);&quot;&quot;; [$LocalRelevance.C687])">
            <text:p/>
          </table:table-cell>
          <table:table-cell table:formula="of:=IF(ISBLANK([.A687]); &quot;&quot;; IF(COUNTIF([.C687:.G687]; &quot;yes&quot;) &gt; 0; &quot;yes&quot;; &quot;no&quot;))">
            <text:p/>
          </table:table-cell>
        </table:table-row>
        <table:table-row table:style-name="ro6">
          <table:table-cell table:number-columns-repeated="2"/>
          <table:table-cell table:formula="of:=IF(ISBLANK([$Contradiction.C688]);&quot;&quot;; [$Contradiction.C688])">
            <text:p/>
          </table:table-cell>
          <table:table-cell table:formula="of:=IF(ISBLANK([$Entailment.C688]);&quot;&quot;; [$Entailment.C688])">
            <text:p/>
          </table:table-cell>
          <table:table-cell table:formula="of:=IF(ISBLANK([$Specificity.C688]);&quot;&quot;; [$Specificity.C688])">
            <text:p/>
          </table:table-cell>
          <table:table-cell table:formula="of:=IF(ISBLANK([$Paraphrase.C688]);&quot;&quot;; [$Paraphrase.C688])">
            <text:p/>
          </table:table-cell>
          <table:table-cell table:formula="of:=IF(ISBLANK([$LocalRelevance.C688]);&quot;&quot;; [$LocalRelevance.C688])">
            <text:p/>
          </table:table-cell>
          <table:table-cell table:formula="of:=IF(ISBLANK([.A688]); &quot;&quot;; IF(COUNTIF([.C688:.G688]; &quot;yes&quot;) &gt; 0; &quot;yes&quot;; &quot;no&quot;))">
            <text:p/>
          </table:table-cell>
        </table:table-row>
        <table:table-row table:style-name="ro6">
          <table:table-cell table:number-columns-repeated="2"/>
          <table:table-cell table:formula="of:=IF(ISBLANK([$Contradiction.C689]);&quot;&quot;; [$Contradiction.C689])">
            <text:p/>
          </table:table-cell>
          <table:table-cell table:formula="of:=IF(ISBLANK([$Entailment.C689]);&quot;&quot;; [$Entailment.C689])">
            <text:p/>
          </table:table-cell>
          <table:table-cell table:formula="of:=IF(ISBLANK([$Specificity.C689]);&quot;&quot;; [$Specificity.C689])">
            <text:p/>
          </table:table-cell>
          <table:table-cell table:formula="of:=IF(ISBLANK([$Paraphrase.C689]);&quot;&quot;; [$Paraphrase.C689])">
            <text:p/>
          </table:table-cell>
          <table:table-cell table:formula="of:=IF(ISBLANK([$LocalRelevance.C689]);&quot;&quot;; [$LocalRelevance.C689])">
            <text:p/>
          </table:table-cell>
          <table:table-cell table:formula="of:=IF(ISBLANK([.A689]); &quot;&quot;; IF(COUNTIF([.C689:.G689]; &quot;yes&quot;) &gt; 0; &quot;yes&quot;; &quot;no&quot;))">
            <text:p/>
          </table:table-cell>
        </table:table-row>
        <table:table-row table:style-name="ro6">
          <table:table-cell table:number-columns-repeated="2"/>
          <table:table-cell table:formula="of:=IF(ISBLANK([$Contradiction.C690]);&quot;&quot;; [$Contradiction.C690])">
            <text:p/>
          </table:table-cell>
          <table:table-cell table:formula="of:=IF(ISBLANK([$Entailment.C690]);&quot;&quot;; [$Entailment.C690])">
            <text:p/>
          </table:table-cell>
          <table:table-cell table:formula="of:=IF(ISBLANK([$Specificity.C690]);&quot;&quot;; [$Specificity.C690])">
            <text:p/>
          </table:table-cell>
          <table:table-cell table:formula="of:=IF(ISBLANK([$Paraphrase.C690]);&quot;&quot;; [$Paraphrase.C690])">
            <text:p/>
          </table:table-cell>
          <table:table-cell table:formula="of:=IF(ISBLANK([$LocalRelevance.C690]);&quot;&quot;; [$LocalRelevance.C690])">
            <text:p/>
          </table:table-cell>
          <table:table-cell table:formula="of:=IF(ISBLANK([.A690]); &quot;&quot;; IF(COUNTIF([.C690:.G690]; &quot;yes&quot;) &gt; 0; &quot;yes&quot;; &quot;no&quot;))">
            <text:p/>
          </table:table-cell>
        </table:table-row>
        <table:table-row table:style-name="ro6">
          <table:table-cell table:number-columns-repeated="2"/>
          <table:table-cell table:formula="of:=IF(ISBLANK([$Contradiction.C691]);&quot;&quot;; [$Contradiction.C691])">
            <text:p/>
          </table:table-cell>
          <table:table-cell table:formula="of:=IF(ISBLANK([$Entailment.C691]);&quot;&quot;; [$Entailment.C691])">
            <text:p/>
          </table:table-cell>
          <table:table-cell table:formula="of:=IF(ISBLANK([$Specificity.C691]);&quot;&quot;; [$Specificity.C691])">
            <text:p/>
          </table:table-cell>
          <table:table-cell table:formula="of:=IF(ISBLANK([$Paraphrase.C691]);&quot;&quot;; [$Paraphrase.C691])">
            <text:p/>
          </table:table-cell>
          <table:table-cell table:formula="of:=IF(ISBLANK([$LocalRelevance.C691]);&quot;&quot;; [$LocalRelevance.C691])">
            <text:p/>
          </table:table-cell>
          <table:table-cell table:formula="of:=IF(ISBLANK([.A691]); &quot;&quot;; IF(COUNTIF([.C691:.G691]; &quot;yes&quot;) &gt; 0; &quot;yes&quot;; &quot;no&quot;))">
            <text:p/>
          </table:table-cell>
        </table:table-row>
        <table:table-row table:style-name="ro6">
          <table:table-cell table:number-columns-repeated="2"/>
          <table:table-cell table:formula="of:=IF(ISBLANK([$Contradiction.C692]);&quot;&quot;; [$Contradiction.C692])">
            <text:p/>
          </table:table-cell>
          <table:table-cell table:formula="of:=IF(ISBLANK([$Entailment.C692]);&quot;&quot;; [$Entailment.C692])">
            <text:p/>
          </table:table-cell>
          <table:table-cell table:formula="of:=IF(ISBLANK([$Specificity.C692]);&quot;&quot;; [$Specificity.C692])">
            <text:p/>
          </table:table-cell>
          <table:table-cell table:formula="of:=IF(ISBLANK([$Paraphrase.C692]);&quot;&quot;; [$Paraphrase.C692])">
            <text:p/>
          </table:table-cell>
          <table:table-cell table:formula="of:=IF(ISBLANK([$LocalRelevance.C692]);&quot;&quot;; [$LocalRelevance.C692])">
            <text:p/>
          </table:table-cell>
          <table:table-cell table:formula="of:=IF(ISBLANK([.A692]); &quot;&quot;; IF(COUNTIF([.C692:.G692]; &quot;yes&quot;) &gt; 0; &quot;yes&quot;; &quot;no&quot;))">
            <text:p/>
          </table:table-cell>
        </table:table-row>
        <table:table-row table:style-name="ro6">
          <table:table-cell table:number-columns-repeated="2"/>
          <table:table-cell table:formula="of:=IF(ISBLANK([$Contradiction.C693]);&quot;&quot;; [$Contradiction.C693])">
            <text:p/>
          </table:table-cell>
          <table:table-cell table:formula="of:=IF(ISBLANK([$Entailment.C693]);&quot;&quot;; [$Entailment.C693])">
            <text:p/>
          </table:table-cell>
          <table:table-cell table:formula="of:=IF(ISBLANK([$Specificity.C693]);&quot;&quot;; [$Specificity.C693])">
            <text:p/>
          </table:table-cell>
          <table:table-cell table:formula="of:=IF(ISBLANK([$Paraphrase.C693]);&quot;&quot;; [$Paraphrase.C693])">
            <text:p/>
          </table:table-cell>
          <table:table-cell table:formula="of:=IF(ISBLANK([$LocalRelevance.C693]);&quot;&quot;; [$LocalRelevance.C693])">
            <text:p/>
          </table:table-cell>
          <table:table-cell table:formula="of:=IF(ISBLANK([.A693]); &quot;&quot;; IF(COUNTIF([.C693:.G693]; &quot;yes&quot;) &gt; 0; &quot;yes&quot;; &quot;no&quot;))">
            <text:p/>
          </table:table-cell>
        </table:table-row>
        <table:table-row table:style-name="ro6">
          <table:table-cell table:number-columns-repeated="2"/>
          <table:table-cell table:formula="of:=IF(ISBLANK([$Contradiction.C694]);&quot;&quot;; [$Contradiction.C694])">
            <text:p/>
          </table:table-cell>
          <table:table-cell table:formula="of:=IF(ISBLANK([$Entailment.C694]);&quot;&quot;; [$Entailment.C694])">
            <text:p/>
          </table:table-cell>
          <table:table-cell table:formula="of:=IF(ISBLANK([$Specificity.C694]);&quot;&quot;; [$Specificity.C694])">
            <text:p/>
          </table:table-cell>
          <table:table-cell table:formula="of:=IF(ISBLANK([$Paraphrase.C694]);&quot;&quot;; [$Paraphrase.C694])">
            <text:p/>
          </table:table-cell>
          <table:table-cell table:formula="of:=IF(ISBLANK([$LocalRelevance.C694]);&quot;&quot;; [$LocalRelevance.C694])">
            <text:p/>
          </table:table-cell>
          <table:table-cell table:formula="of:=IF(ISBLANK([.A694]); &quot;&quot;; IF(COUNTIF([.C694:.G694]; &quot;yes&quot;) &gt; 0; &quot;yes&quot;; &quot;no&quot;))">
            <text:p/>
          </table:table-cell>
        </table:table-row>
        <table:table-row table:style-name="ro6">
          <table:table-cell table:number-columns-repeated="2"/>
          <table:table-cell table:formula="of:=IF(ISBLANK([$Contradiction.C695]);&quot;&quot;; [$Contradiction.C695])">
            <text:p/>
          </table:table-cell>
          <table:table-cell table:formula="of:=IF(ISBLANK([$Entailment.C695]);&quot;&quot;; [$Entailment.C695])">
            <text:p/>
          </table:table-cell>
          <table:table-cell table:formula="of:=IF(ISBLANK([$Specificity.C695]);&quot;&quot;; [$Specificity.C695])">
            <text:p/>
          </table:table-cell>
          <table:table-cell table:formula="of:=IF(ISBLANK([$Paraphrase.C695]);&quot;&quot;; [$Paraphrase.C695])">
            <text:p/>
          </table:table-cell>
          <table:table-cell table:formula="of:=IF(ISBLANK([$LocalRelevance.C695]);&quot;&quot;; [$LocalRelevance.C695])">
            <text:p/>
          </table:table-cell>
          <table:table-cell table:formula="of:=IF(ISBLANK([.A695]); &quot;&quot;; IF(COUNTIF([.C695:.G695]; &quot;yes&quot;) &gt; 0; &quot;yes&quot;; &quot;no&quot;))">
            <text:p/>
          </table:table-cell>
        </table:table-row>
        <table:table-row table:style-name="ro6">
          <table:table-cell table:number-columns-repeated="2"/>
          <table:table-cell table:formula="of:=IF(ISBLANK([$Contradiction.C696]);&quot;&quot;; [$Contradiction.C696])">
            <text:p/>
          </table:table-cell>
          <table:table-cell table:formula="of:=IF(ISBLANK([$Entailment.C696]);&quot;&quot;; [$Entailment.C696])">
            <text:p/>
          </table:table-cell>
          <table:table-cell table:formula="of:=IF(ISBLANK([$Specificity.C696]);&quot;&quot;; [$Specificity.C696])">
            <text:p/>
          </table:table-cell>
          <table:table-cell table:formula="of:=IF(ISBLANK([$Paraphrase.C696]);&quot;&quot;; [$Paraphrase.C696])">
            <text:p/>
          </table:table-cell>
          <table:table-cell table:formula="of:=IF(ISBLANK([$LocalRelevance.C696]);&quot;&quot;; [$LocalRelevance.C696])">
            <text:p/>
          </table:table-cell>
          <table:table-cell table:formula="of:=IF(ISBLANK([.A696]); &quot;&quot;; IF(COUNTIF([.C696:.G696]; &quot;yes&quot;) &gt; 0; &quot;yes&quot;; &quot;no&quot;))">
            <text:p/>
          </table:table-cell>
        </table:table-row>
        <table:table-row table:style-name="ro6">
          <table:table-cell table:number-columns-repeated="2"/>
          <table:table-cell table:formula="of:=IF(ISBLANK([$Contradiction.C697]);&quot;&quot;; [$Contradiction.C697])">
            <text:p/>
          </table:table-cell>
          <table:table-cell table:formula="of:=IF(ISBLANK([$Entailment.C697]);&quot;&quot;; [$Entailment.C697])">
            <text:p/>
          </table:table-cell>
          <table:table-cell table:formula="of:=IF(ISBLANK([$Specificity.C697]);&quot;&quot;; [$Specificity.C697])">
            <text:p/>
          </table:table-cell>
          <table:table-cell table:formula="of:=IF(ISBLANK([$Paraphrase.C697]);&quot;&quot;; [$Paraphrase.C697])">
            <text:p/>
          </table:table-cell>
          <table:table-cell table:formula="of:=IF(ISBLANK([$LocalRelevance.C697]);&quot;&quot;; [$LocalRelevance.C697])">
            <text:p/>
          </table:table-cell>
          <table:table-cell table:formula="of:=IF(ISBLANK([.A697]); &quot;&quot;; IF(COUNTIF([.C697:.G697]; &quot;yes&quot;) &gt; 0; &quot;yes&quot;; &quot;no&quot;))">
            <text:p/>
          </table:table-cell>
        </table:table-row>
        <table:table-row table:style-name="ro6">
          <table:table-cell table:number-columns-repeated="2"/>
          <table:table-cell table:formula="of:=IF(ISBLANK([$Contradiction.C698]);&quot;&quot;; [$Contradiction.C698])">
            <text:p/>
          </table:table-cell>
          <table:table-cell table:formula="of:=IF(ISBLANK([$Entailment.C698]);&quot;&quot;; [$Entailment.C698])">
            <text:p/>
          </table:table-cell>
          <table:table-cell table:formula="of:=IF(ISBLANK([$Specificity.C698]);&quot;&quot;; [$Specificity.C698])">
            <text:p/>
          </table:table-cell>
          <table:table-cell table:formula="of:=IF(ISBLANK([$Paraphrase.C698]);&quot;&quot;; [$Paraphrase.C698])">
            <text:p/>
          </table:table-cell>
          <table:table-cell table:formula="of:=IF(ISBLANK([$LocalRelevance.C698]);&quot;&quot;; [$LocalRelevance.C698])">
            <text:p/>
          </table:table-cell>
          <table:table-cell table:formula="of:=IF(ISBLANK([.A698]); &quot;&quot;; IF(COUNTIF([.C698:.G698]; &quot;yes&quot;) &gt; 0; &quot;yes&quot;; &quot;no&quot;))">
            <text:p/>
          </table:table-cell>
        </table:table-row>
        <table:table-row table:style-name="ro6">
          <table:table-cell table:number-columns-repeated="2"/>
          <table:table-cell table:formula="of:=IF(ISBLANK([$Contradiction.C699]);&quot;&quot;; [$Contradiction.C699])">
            <text:p/>
          </table:table-cell>
          <table:table-cell table:formula="of:=IF(ISBLANK([$Entailment.C699]);&quot;&quot;; [$Entailment.C699])">
            <text:p/>
          </table:table-cell>
          <table:table-cell table:formula="of:=IF(ISBLANK([$Specificity.C699]);&quot;&quot;; [$Specificity.C699])">
            <text:p/>
          </table:table-cell>
          <table:table-cell table:formula="of:=IF(ISBLANK([$Paraphrase.C699]);&quot;&quot;; [$Paraphrase.C699])">
            <text:p/>
          </table:table-cell>
          <table:table-cell table:formula="of:=IF(ISBLANK([$LocalRelevance.C699]);&quot;&quot;; [$LocalRelevance.C699])">
            <text:p/>
          </table:table-cell>
          <table:table-cell table:formula="of:=IF(ISBLANK([.A699]); &quot;&quot;; IF(COUNTIF([.C699:.G699]; &quot;yes&quot;) &gt; 0; &quot;yes&quot;; &quot;no&quot;))">
            <text:p/>
          </table:table-cell>
        </table:table-row>
        <table:table-row table:style-name="ro6">
          <table:table-cell table:number-columns-repeated="2"/>
          <table:table-cell table:formula="of:=IF(ISBLANK([$Contradiction.C700]);&quot;&quot;; [$Contradiction.C700])">
            <text:p/>
          </table:table-cell>
          <table:table-cell table:formula="of:=IF(ISBLANK([$Entailment.C700]);&quot;&quot;; [$Entailment.C700])">
            <text:p/>
          </table:table-cell>
          <table:table-cell table:formula="of:=IF(ISBLANK([$Specificity.C700]);&quot;&quot;; [$Specificity.C700])">
            <text:p/>
          </table:table-cell>
          <table:table-cell table:formula="of:=IF(ISBLANK([$Paraphrase.C700]);&quot;&quot;; [$Paraphrase.C700])">
            <text:p/>
          </table:table-cell>
          <table:table-cell table:formula="of:=IF(ISBLANK([$LocalRelevance.C700]);&quot;&quot;; [$LocalRelevance.C700])">
            <text:p/>
          </table:table-cell>
          <table:table-cell table:formula="of:=IF(ISBLANK([.A700]); &quot;&quot;; IF(COUNTIF([.C700:.G700]; &quot;yes&quot;) &gt; 0; &quot;yes&quot;; &quot;no&quot;))">
            <text:p/>
          </table:table-cell>
        </table:table-row>
        <table:table-row table:style-name="ro6">
          <table:table-cell table:number-columns-repeated="2"/>
          <table:table-cell table:formula="of:=IF(ISBLANK([$Contradiction.C701]);&quot;&quot;; [$Contradiction.C701])">
            <text:p/>
          </table:table-cell>
          <table:table-cell table:formula="of:=IF(ISBLANK([$Entailment.C701]);&quot;&quot;; [$Entailment.C701])">
            <text:p/>
          </table:table-cell>
          <table:table-cell table:formula="of:=IF(ISBLANK([$Specificity.C701]);&quot;&quot;; [$Specificity.C701])">
            <text:p/>
          </table:table-cell>
          <table:table-cell table:formula="of:=IF(ISBLANK([$Paraphrase.C701]);&quot;&quot;; [$Paraphrase.C701])">
            <text:p/>
          </table:table-cell>
          <table:table-cell table:formula="of:=IF(ISBLANK([$LocalRelevance.C701]);&quot;&quot;; [$LocalRelevance.C701])">
            <text:p/>
          </table:table-cell>
          <table:table-cell table:formula="of:=IF(ISBLANK([.A701]); &quot;&quot;; IF(COUNTIF([.C701:.G701]; &quot;yes&quot;) &gt; 0; &quot;yes&quot;; &quot;no&quot;))">
            <text:p/>
          </table:table-cell>
        </table:table-row>
        <table:table-row table:style-name="ro6">
          <table:table-cell table:number-columns-repeated="2"/>
          <table:table-cell table:formula="of:=IF(ISBLANK([$Contradiction.C702]);&quot;&quot;; [$Contradiction.C702])">
            <text:p/>
          </table:table-cell>
          <table:table-cell table:formula="of:=IF(ISBLANK([$Entailment.C702]);&quot;&quot;; [$Entailment.C702])">
            <text:p/>
          </table:table-cell>
          <table:table-cell table:formula="of:=IF(ISBLANK([$Specificity.C702]);&quot;&quot;; [$Specificity.C702])">
            <text:p/>
          </table:table-cell>
          <table:table-cell table:formula="of:=IF(ISBLANK([$Paraphrase.C702]);&quot;&quot;; [$Paraphrase.C702])">
            <text:p/>
          </table:table-cell>
          <table:table-cell table:formula="of:=IF(ISBLANK([$LocalRelevance.C702]);&quot;&quot;; [$LocalRelevance.C702])">
            <text:p/>
          </table:table-cell>
          <table:table-cell table:formula="of:=IF(ISBLANK([.A702]); &quot;&quot;; IF(COUNTIF([.C702:.G702]; &quot;yes&quot;) &gt; 0; &quot;yes&quot;; &quot;no&quot;))">
            <text:p/>
          </table:table-cell>
        </table:table-row>
        <table:table-row table:style-name="ro6">
          <table:table-cell table:number-columns-repeated="2"/>
          <table:table-cell table:formula="of:=IF(ISBLANK([$Contradiction.C703]);&quot;&quot;; [$Contradiction.C703])">
            <text:p/>
          </table:table-cell>
          <table:table-cell table:formula="of:=IF(ISBLANK([$Entailment.C703]);&quot;&quot;; [$Entailment.C703])">
            <text:p/>
          </table:table-cell>
          <table:table-cell table:formula="of:=IF(ISBLANK([$Specificity.C703]);&quot;&quot;; [$Specificity.C703])">
            <text:p/>
          </table:table-cell>
          <table:table-cell table:formula="of:=IF(ISBLANK([$Paraphrase.C703]);&quot;&quot;; [$Paraphrase.C703])">
            <text:p/>
          </table:table-cell>
          <table:table-cell table:formula="of:=IF(ISBLANK([$LocalRelevance.C703]);&quot;&quot;; [$LocalRelevance.C703])">
            <text:p/>
          </table:table-cell>
          <table:table-cell table:formula="of:=IF(ISBLANK([.A703]); &quot;&quot;; IF(COUNTIF([.C703:.G703]; &quot;yes&quot;) &gt; 0; &quot;yes&quot;; &quot;no&quot;))">
            <text:p/>
          </table:table-cell>
        </table:table-row>
        <table:table-row table:style-name="ro6">
          <table:table-cell table:number-columns-repeated="2"/>
          <table:table-cell table:formula="of:=IF(ISBLANK([$Contradiction.C704]);&quot;&quot;; [$Contradiction.C704])">
            <text:p/>
          </table:table-cell>
          <table:table-cell table:formula="of:=IF(ISBLANK([$Entailment.C704]);&quot;&quot;; [$Entailment.C704])">
            <text:p/>
          </table:table-cell>
          <table:table-cell table:formula="of:=IF(ISBLANK([$Specificity.C704]);&quot;&quot;; [$Specificity.C704])">
            <text:p/>
          </table:table-cell>
          <table:table-cell table:formula="of:=IF(ISBLANK([$Paraphrase.C704]);&quot;&quot;; [$Paraphrase.C704])">
            <text:p/>
          </table:table-cell>
          <table:table-cell table:formula="of:=IF(ISBLANK([$LocalRelevance.C704]);&quot;&quot;; [$LocalRelevance.C704])">
            <text:p/>
          </table:table-cell>
          <table:table-cell table:formula="of:=IF(ISBLANK([.A704]); &quot;&quot;; IF(COUNTIF([.C704:.G704]; &quot;yes&quot;) &gt; 0; &quot;yes&quot;; &quot;no&quot;))">
            <text:p/>
          </table:table-cell>
        </table:table-row>
        <table:table-row table:style-name="ro6">
          <table:table-cell table:number-columns-repeated="2"/>
          <table:table-cell table:formula="of:=IF(ISBLANK([$Contradiction.C705]);&quot;&quot;; [$Contradiction.C705])">
            <text:p/>
          </table:table-cell>
          <table:table-cell table:formula="of:=IF(ISBLANK([$Entailment.C705]);&quot;&quot;; [$Entailment.C705])">
            <text:p/>
          </table:table-cell>
          <table:table-cell table:formula="of:=IF(ISBLANK([$Specificity.C705]);&quot;&quot;; [$Specificity.C705])">
            <text:p/>
          </table:table-cell>
          <table:table-cell table:formula="of:=IF(ISBLANK([$Paraphrase.C705]);&quot;&quot;; [$Paraphrase.C705])">
            <text:p/>
          </table:table-cell>
          <table:table-cell table:formula="of:=IF(ISBLANK([$LocalRelevance.C705]);&quot;&quot;; [$LocalRelevance.C705])">
            <text:p/>
          </table:table-cell>
          <table:table-cell table:formula="of:=IF(ISBLANK([.A705]); &quot;&quot;; IF(COUNTIF([.C705:.G705]; &quot;yes&quot;) &gt; 0; &quot;yes&quot;; &quot;no&quot;))">
            <text:p/>
          </table:table-cell>
        </table:table-row>
        <table:table-row table:style-name="ro6">
          <table:table-cell table:number-columns-repeated="2"/>
          <table:table-cell table:formula="of:=IF(ISBLANK([$Contradiction.C706]);&quot;&quot;; [$Contradiction.C706])">
            <text:p/>
          </table:table-cell>
          <table:table-cell table:formula="of:=IF(ISBLANK([$Entailment.C706]);&quot;&quot;; [$Entailment.C706])">
            <text:p/>
          </table:table-cell>
          <table:table-cell table:formula="of:=IF(ISBLANK([$Specificity.C706]);&quot;&quot;; [$Specificity.C706])">
            <text:p/>
          </table:table-cell>
          <table:table-cell table:formula="of:=IF(ISBLANK([$Paraphrase.C706]);&quot;&quot;; [$Paraphrase.C706])">
            <text:p/>
          </table:table-cell>
          <table:table-cell table:formula="of:=IF(ISBLANK([$LocalRelevance.C706]);&quot;&quot;; [$LocalRelevance.C706])">
            <text:p/>
          </table:table-cell>
          <table:table-cell table:formula="of:=IF(ISBLANK([.A706]); &quot;&quot;; IF(COUNTIF([.C706:.G706]; &quot;yes&quot;) &gt; 0; &quot;yes&quot;; &quot;no&quot;))">
            <text:p/>
          </table:table-cell>
        </table:table-row>
        <table:table-row table:style-name="ro6">
          <table:table-cell table:number-columns-repeated="2"/>
          <table:table-cell table:formula="of:=IF(ISBLANK([$Contradiction.C707]);&quot;&quot;; [$Contradiction.C707])">
            <text:p/>
          </table:table-cell>
          <table:table-cell table:formula="of:=IF(ISBLANK([$Entailment.C707]);&quot;&quot;; [$Entailment.C707])">
            <text:p/>
          </table:table-cell>
          <table:table-cell table:formula="of:=IF(ISBLANK([$Specificity.C707]);&quot;&quot;; [$Specificity.C707])">
            <text:p/>
          </table:table-cell>
          <table:table-cell table:formula="of:=IF(ISBLANK([$Paraphrase.C707]);&quot;&quot;; [$Paraphrase.C707])">
            <text:p/>
          </table:table-cell>
          <table:table-cell table:formula="of:=IF(ISBLANK([$LocalRelevance.C707]);&quot;&quot;; [$LocalRelevance.C707])">
            <text:p/>
          </table:table-cell>
          <table:table-cell table:formula="of:=IF(ISBLANK([.A707]); &quot;&quot;; IF(COUNTIF([.C707:.G707]; &quot;yes&quot;) &gt; 0; &quot;yes&quot;; &quot;no&quot;))">
            <text:p/>
          </table:table-cell>
        </table:table-row>
        <table:table-row table:style-name="ro6">
          <table:table-cell table:number-columns-repeated="2"/>
          <table:table-cell table:formula="of:=IF(ISBLANK([$Contradiction.C708]);&quot;&quot;; [$Contradiction.C708])">
            <text:p/>
          </table:table-cell>
          <table:table-cell table:formula="of:=IF(ISBLANK([$Entailment.C708]);&quot;&quot;; [$Entailment.C708])">
            <text:p/>
          </table:table-cell>
          <table:table-cell table:formula="of:=IF(ISBLANK([$Specificity.C708]);&quot;&quot;; [$Specificity.C708])">
            <text:p/>
          </table:table-cell>
          <table:table-cell table:formula="of:=IF(ISBLANK([$Paraphrase.C708]);&quot;&quot;; [$Paraphrase.C708])">
            <text:p/>
          </table:table-cell>
          <table:table-cell table:formula="of:=IF(ISBLANK([$LocalRelevance.C708]);&quot;&quot;; [$LocalRelevance.C708])">
            <text:p/>
          </table:table-cell>
          <table:table-cell table:formula="of:=IF(ISBLANK([.A708]); &quot;&quot;; IF(COUNTIF([.C708:.G708]; &quot;yes&quot;) &gt; 0; &quot;yes&quot;; &quot;no&quot;))">
            <text:p/>
          </table:table-cell>
        </table:table-row>
        <table:table-row table:style-name="ro6">
          <table:table-cell table:number-columns-repeated="2"/>
          <table:table-cell table:formula="of:=IF(ISBLANK([$Contradiction.C709]);&quot;&quot;; [$Contradiction.C709])">
            <text:p/>
          </table:table-cell>
          <table:table-cell table:formula="of:=IF(ISBLANK([$Entailment.C709]);&quot;&quot;; [$Entailment.C709])">
            <text:p/>
          </table:table-cell>
          <table:table-cell table:formula="of:=IF(ISBLANK([$Specificity.C709]);&quot;&quot;; [$Specificity.C709])">
            <text:p/>
          </table:table-cell>
          <table:table-cell table:formula="of:=IF(ISBLANK([$Paraphrase.C709]);&quot;&quot;; [$Paraphrase.C709])">
            <text:p/>
          </table:table-cell>
          <table:table-cell table:formula="of:=IF(ISBLANK([$LocalRelevance.C709]);&quot;&quot;; [$LocalRelevance.C709])">
            <text:p/>
          </table:table-cell>
          <table:table-cell table:formula="of:=IF(ISBLANK([.A709]); &quot;&quot;; IF(COUNTIF([.C709:.G709]; &quot;yes&quot;) &gt; 0; &quot;yes&quot;; &quot;no&quot;))">
            <text:p/>
          </table:table-cell>
        </table:table-row>
        <table:table-row table:style-name="ro6">
          <table:table-cell table:number-columns-repeated="2"/>
          <table:table-cell table:formula="of:=IF(ISBLANK([$Contradiction.C710]);&quot;&quot;; [$Contradiction.C710])">
            <text:p/>
          </table:table-cell>
          <table:table-cell table:formula="of:=IF(ISBLANK([$Entailment.C710]);&quot;&quot;; [$Entailment.C710])">
            <text:p/>
          </table:table-cell>
          <table:table-cell table:formula="of:=IF(ISBLANK([$Specificity.C710]);&quot;&quot;; [$Specificity.C710])">
            <text:p/>
          </table:table-cell>
          <table:table-cell table:formula="of:=IF(ISBLANK([$Paraphrase.C710]);&quot;&quot;; [$Paraphrase.C710])">
            <text:p/>
          </table:table-cell>
          <table:table-cell table:formula="of:=IF(ISBLANK([$LocalRelevance.C710]);&quot;&quot;; [$LocalRelevance.C710])">
            <text:p/>
          </table:table-cell>
          <table:table-cell table:formula="of:=IF(ISBLANK([.A710]); &quot;&quot;; IF(COUNTIF([.C710:.G710]; &quot;yes&quot;) &gt; 0; &quot;yes&quot;; &quot;no&quot;))">
            <text:p/>
          </table:table-cell>
        </table:table-row>
        <table:table-row table:style-name="ro6">
          <table:table-cell table:number-columns-repeated="2"/>
          <table:table-cell table:formula="of:=IF(ISBLANK([$Contradiction.C711]);&quot;&quot;; [$Contradiction.C711])">
            <text:p/>
          </table:table-cell>
          <table:table-cell table:formula="of:=IF(ISBLANK([$Entailment.C711]);&quot;&quot;; [$Entailment.C711])">
            <text:p/>
          </table:table-cell>
          <table:table-cell table:formula="of:=IF(ISBLANK([$Specificity.C711]);&quot;&quot;; [$Specificity.C711])">
            <text:p/>
          </table:table-cell>
          <table:table-cell table:formula="of:=IF(ISBLANK([$Paraphrase.C711]);&quot;&quot;; [$Paraphrase.C711])">
            <text:p/>
          </table:table-cell>
          <table:table-cell table:formula="of:=IF(ISBLANK([$LocalRelevance.C711]);&quot;&quot;; [$LocalRelevance.C711])">
            <text:p/>
          </table:table-cell>
          <table:table-cell table:formula="of:=IF(ISBLANK([.A711]); &quot;&quot;; IF(COUNTIF([.C711:.G711]; &quot;yes&quot;) &gt; 0; &quot;yes&quot;; &quot;no&quot;))">
            <text:p/>
          </table:table-cell>
        </table:table-row>
        <table:table-row table:style-name="ro6">
          <table:table-cell table:number-columns-repeated="2"/>
          <table:table-cell table:formula="of:=IF(ISBLANK([$Contradiction.C712]);&quot;&quot;; [$Contradiction.C712])">
            <text:p/>
          </table:table-cell>
          <table:table-cell table:formula="of:=IF(ISBLANK([$Entailment.C712]);&quot;&quot;; [$Entailment.C712])">
            <text:p/>
          </table:table-cell>
          <table:table-cell table:formula="of:=IF(ISBLANK([$Specificity.C712]);&quot;&quot;; [$Specificity.C712])">
            <text:p/>
          </table:table-cell>
          <table:table-cell table:formula="of:=IF(ISBLANK([$Paraphrase.C712]);&quot;&quot;; [$Paraphrase.C712])">
            <text:p/>
          </table:table-cell>
          <table:table-cell table:formula="of:=IF(ISBLANK([$LocalRelevance.C712]);&quot;&quot;; [$LocalRelevance.C712])">
            <text:p/>
          </table:table-cell>
          <table:table-cell table:formula="of:=IF(ISBLANK([.A712]); &quot;&quot;; IF(COUNTIF([.C712:.G712]; &quot;yes&quot;) &gt; 0; &quot;yes&quot;; &quot;no&quot;))">
            <text:p/>
          </table:table-cell>
        </table:table-row>
        <table:table-row table:style-name="ro6">
          <table:table-cell table:number-columns-repeated="2"/>
          <table:table-cell table:formula="of:=IF(ISBLANK([$Contradiction.C713]);&quot;&quot;; [$Contradiction.C713])">
            <text:p/>
          </table:table-cell>
          <table:table-cell table:formula="of:=IF(ISBLANK([$Entailment.C713]);&quot;&quot;; [$Entailment.C713])">
            <text:p/>
          </table:table-cell>
          <table:table-cell table:formula="of:=IF(ISBLANK([$Specificity.C713]);&quot;&quot;; [$Specificity.C713])">
            <text:p/>
          </table:table-cell>
          <table:table-cell table:formula="of:=IF(ISBLANK([$Paraphrase.C713]);&quot;&quot;; [$Paraphrase.C713])">
            <text:p/>
          </table:table-cell>
          <table:table-cell table:formula="of:=IF(ISBLANK([$LocalRelevance.C713]);&quot;&quot;; [$LocalRelevance.C713])">
            <text:p/>
          </table:table-cell>
          <table:table-cell table:formula="of:=IF(ISBLANK([.A713]); &quot;&quot;; IF(COUNTIF([.C713:.G713]; &quot;yes&quot;) &gt; 0; &quot;yes&quot;; &quot;no&quot;))">
            <text:p/>
          </table:table-cell>
        </table:table-row>
        <table:table-row table:style-name="ro6">
          <table:table-cell table:number-columns-repeated="2"/>
          <table:table-cell table:formula="of:=IF(ISBLANK([$Contradiction.C714]);&quot;&quot;; [$Contradiction.C714])">
            <text:p/>
          </table:table-cell>
          <table:table-cell table:formula="of:=IF(ISBLANK([$Entailment.C714]);&quot;&quot;; [$Entailment.C714])">
            <text:p/>
          </table:table-cell>
          <table:table-cell table:formula="of:=IF(ISBLANK([$Specificity.C714]);&quot;&quot;; [$Specificity.C714])">
            <text:p/>
          </table:table-cell>
          <table:table-cell table:formula="of:=IF(ISBLANK([$Paraphrase.C714]);&quot;&quot;; [$Paraphrase.C714])">
            <text:p/>
          </table:table-cell>
          <table:table-cell table:formula="of:=IF(ISBLANK([$LocalRelevance.C714]);&quot;&quot;; [$LocalRelevance.C714])">
            <text:p/>
          </table:table-cell>
          <table:table-cell table:formula="of:=IF(ISBLANK([.A714]); &quot;&quot;; IF(COUNTIF([.C714:.G714]; &quot;yes&quot;) &gt; 0; &quot;yes&quot;; &quot;no&quot;))">
            <text:p/>
          </table:table-cell>
        </table:table-row>
        <table:table-row table:style-name="ro6">
          <table:table-cell table:number-columns-repeated="2"/>
          <table:table-cell table:formula="of:=IF(ISBLANK([$Contradiction.C715]);&quot;&quot;; [$Contradiction.C715])">
            <text:p/>
          </table:table-cell>
          <table:table-cell table:formula="of:=IF(ISBLANK([$Entailment.C715]);&quot;&quot;; [$Entailment.C715])">
            <text:p/>
          </table:table-cell>
          <table:table-cell table:formula="of:=IF(ISBLANK([$Specificity.C715]);&quot;&quot;; [$Specificity.C715])">
            <text:p/>
          </table:table-cell>
          <table:table-cell table:formula="of:=IF(ISBLANK([$Paraphrase.C715]);&quot;&quot;; [$Paraphrase.C715])">
            <text:p/>
          </table:table-cell>
          <table:table-cell table:formula="of:=IF(ISBLANK([$LocalRelevance.C715]);&quot;&quot;; [$LocalRelevance.C715])">
            <text:p/>
          </table:table-cell>
          <table:table-cell table:formula="of:=IF(ISBLANK([.A715]); &quot;&quot;; IF(COUNTIF([.C715:.G715]; &quot;yes&quot;) &gt; 0; &quot;yes&quot;; &quot;no&quot;))">
            <text:p/>
          </table:table-cell>
        </table:table-row>
        <table:table-row table:style-name="ro6">
          <table:table-cell table:number-columns-repeated="2"/>
          <table:table-cell table:formula="of:=IF(ISBLANK([$Contradiction.C716]);&quot;&quot;; [$Contradiction.C716])">
            <text:p/>
          </table:table-cell>
          <table:table-cell table:formula="of:=IF(ISBLANK([$Entailment.C716]);&quot;&quot;; [$Entailment.C716])">
            <text:p/>
          </table:table-cell>
          <table:table-cell table:formula="of:=IF(ISBLANK([$Specificity.C716]);&quot;&quot;; [$Specificity.C716])">
            <text:p/>
          </table:table-cell>
          <table:table-cell table:formula="of:=IF(ISBLANK([$Paraphrase.C716]);&quot;&quot;; [$Paraphrase.C716])">
            <text:p/>
          </table:table-cell>
          <table:table-cell table:formula="of:=IF(ISBLANK([$LocalRelevance.C716]);&quot;&quot;; [$LocalRelevance.C716])">
            <text:p/>
          </table:table-cell>
          <table:table-cell table:formula="of:=IF(ISBLANK([.A716]); &quot;&quot;; IF(COUNTIF([.C716:.G716]; &quot;yes&quot;) &gt; 0; &quot;yes&quot;; &quot;no&quot;))">
            <text:p/>
          </table:table-cell>
        </table:table-row>
        <table:table-row table:style-name="ro6">
          <table:table-cell table:number-columns-repeated="2"/>
          <table:table-cell table:formula="of:=IF(ISBLANK([$Contradiction.C717]);&quot;&quot;; [$Contradiction.C717])">
            <text:p/>
          </table:table-cell>
          <table:table-cell table:formula="of:=IF(ISBLANK([$Entailment.C717]);&quot;&quot;; [$Entailment.C717])">
            <text:p/>
          </table:table-cell>
          <table:table-cell table:formula="of:=IF(ISBLANK([$Specificity.C717]);&quot;&quot;; [$Specificity.C717])">
            <text:p/>
          </table:table-cell>
          <table:table-cell table:formula="of:=IF(ISBLANK([$Paraphrase.C717]);&quot;&quot;; [$Paraphrase.C717])">
            <text:p/>
          </table:table-cell>
          <table:table-cell table:formula="of:=IF(ISBLANK([$LocalRelevance.C717]);&quot;&quot;; [$LocalRelevance.C717])">
            <text:p/>
          </table:table-cell>
          <table:table-cell table:formula="of:=IF(ISBLANK([.A717]); &quot;&quot;; IF(COUNTIF([.C717:.G717]; &quot;yes&quot;) &gt; 0; &quot;yes&quot;; &quot;no&quot;))">
            <text:p/>
          </table:table-cell>
        </table:table-row>
        <table:table-row table:style-name="ro6">
          <table:table-cell table:number-columns-repeated="2"/>
          <table:table-cell table:formula="of:=IF(ISBLANK([$Contradiction.C718]);&quot;&quot;; [$Contradiction.C718])">
            <text:p/>
          </table:table-cell>
          <table:table-cell table:formula="of:=IF(ISBLANK([$Entailment.C718]);&quot;&quot;; [$Entailment.C718])">
            <text:p/>
          </table:table-cell>
          <table:table-cell table:formula="of:=IF(ISBLANK([$Specificity.C718]);&quot;&quot;; [$Specificity.C718])">
            <text:p/>
          </table:table-cell>
          <table:table-cell table:formula="of:=IF(ISBLANK([$Paraphrase.C718]);&quot;&quot;; [$Paraphrase.C718])">
            <text:p/>
          </table:table-cell>
          <table:table-cell table:formula="of:=IF(ISBLANK([$LocalRelevance.C718]);&quot;&quot;; [$LocalRelevance.C718])">
            <text:p/>
          </table:table-cell>
          <table:table-cell table:formula="of:=IF(ISBLANK([.A718]); &quot;&quot;; IF(COUNTIF([.C718:.G718]; &quot;yes&quot;) &gt; 0; &quot;yes&quot;; &quot;no&quot;))">
            <text:p/>
          </table:table-cell>
        </table:table-row>
        <table:table-row table:style-name="ro6">
          <table:table-cell table:number-columns-repeated="2"/>
          <table:table-cell table:formula="of:=IF(ISBLANK([$Contradiction.C719]);&quot;&quot;; [$Contradiction.C719])">
            <text:p/>
          </table:table-cell>
          <table:table-cell table:formula="of:=IF(ISBLANK([$Entailment.C719]);&quot;&quot;; [$Entailment.C719])">
            <text:p/>
          </table:table-cell>
          <table:table-cell table:formula="of:=IF(ISBLANK([$Specificity.C719]);&quot;&quot;; [$Specificity.C719])">
            <text:p/>
          </table:table-cell>
          <table:table-cell table:formula="of:=IF(ISBLANK([$Paraphrase.C719]);&quot;&quot;; [$Paraphrase.C719])">
            <text:p/>
          </table:table-cell>
          <table:table-cell table:formula="of:=IF(ISBLANK([$LocalRelevance.C719]);&quot;&quot;; [$LocalRelevance.C719])">
            <text:p/>
          </table:table-cell>
          <table:table-cell table:formula="of:=IF(ISBLANK([.A719]); &quot;&quot;; IF(COUNTIF([.C719:.G719]; &quot;yes&quot;) &gt; 0; &quot;yes&quot;; &quot;no&quot;))">
            <text:p/>
          </table:table-cell>
        </table:table-row>
        <table:table-row table:style-name="ro6">
          <table:table-cell table:number-columns-repeated="2"/>
          <table:table-cell table:formula="of:=IF(ISBLANK([$Contradiction.C720]);&quot;&quot;; [$Contradiction.C720])">
            <text:p/>
          </table:table-cell>
          <table:table-cell table:formula="of:=IF(ISBLANK([$Entailment.C720]);&quot;&quot;; [$Entailment.C720])">
            <text:p/>
          </table:table-cell>
          <table:table-cell table:formula="of:=IF(ISBLANK([$Specificity.C720]);&quot;&quot;; [$Specificity.C720])">
            <text:p/>
          </table:table-cell>
          <table:table-cell table:formula="of:=IF(ISBLANK([$Paraphrase.C720]);&quot;&quot;; [$Paraphrase.C720])">
            <text:p/>
          </table:table-cell>
          <table:table-cell table:formula="of:=IF(ISBLANK([$LocalRelevance.C720]);&quot;&quot;; [$LocalRelevance.C720])">
            <text:p/>
          </table:table-cell>
          <table:table-cell table:formula="of:=IF(ISBLANK([.A720]); &quot;&quot;; IF(COUNTIF([.C720:.G720]; &quot;yes&quot;) &gt; 0; &quot;yes&quot;; &quot;no&quot;))">
            <text:p/>
          </table:table-cell>
        </table:table-row>
        <table:table-row table:style-name="ro6">
          <table:table-cell table:number-columns-repeated="2"/>
          <table:table-cell table:formula="of:=IF(ISBLANK([$Contradiction.C721]);&quot;&quot;; [$Contradiction.C721])">
            <text:p/>
          </table:table-cell>
          <table:table-cell table:formula="of:=IF(ISBLANK([$Entailment.C721]);&quot;&quot;; [$Entailment.C721])">
            <text:p/>
          </table:table-cell>
          <table:table-cell table:formula="of:=IF(ISBLANK([$Specificity.C721]);&quot;&quot;; [$Specificity.C721])">
            <text:p/>
          </table:table-cell>
          <table:table-cell table:formula="of:=IF(ISBLANK([$Paraphrase.C721]);&quot;&quot;; [$Paraphrase.C721])">
            <text:p/>
          </table:table-cell>
          <table:table-cell table:formula="of:=IF(ISBLANK([$LocalRelevance.C721]);&quot;&quot;; [$LocalRelevance.C721])">
            <text:p/>
          </table:table-cell>
          <table:table-cell table:formula="of:=IF(ISBLANK([.A721]); &quot;&quot;; IF(COUNTIF([.C721:.G721]; &quot;yes&quot;) &gt; 0; &quot;yes&quot;; &quot;no&quot;))">
            <text:p/>
          </table:table-cell>
        </table:table-row>
        <table:table-row table:style-name="ro6">
          <table:table-cell table:number-columns-repeated="2"/>
          <table:table-cell table:formula="of:=IF(ISBLANK([$Contradiction.C722]);&quot;&quot;; [$Contradiction.C722])">
            <text:p/>
          </table:table-cell>
          <table:table-cell table:formula="of:=IF(ISBLANK([$Entailment.C722]);&quot;&quot;; [$Entailment.C722])">
            <text:p/>
          </table:table-cell>
          <table:table-cell table:formula="of:=IF(ISBLANK([$Specificity.C722]);&quot;&quot;; [$Specificity.C722])">
            <text:p/>
          </table:table-cell>
          <table:table-cell table:formula="of:=IF(ISBLANK([$Paraphrase.C722]);&quot;&quot;; [$Paraphrase.C722])">
            <text:p/>
          </table:table-cell>
          <table:table-cell table:formula="of:=IF(ISBLANK([$LocalRelevance.C722]);&quot;&quot;; [$LocalRelevance.C722])">
            <text:p/>
          </table:table-cell>
          <table:table-cell table:formula="of:=IF(ISBLANK([.A722]); &quot;&quot;; IF(COUNTIF([.C722:.G722]; &quot;yes&quot;) &gt; 0; &quot;yes&quot;; &quot;no&quot;))">
            <text:p/>
          </table:table-cell>
        </table:table-row>
        <table:table-row table:style-name="ro6">
          <table:table-cell table:number-columns-repeated="2"/>
          <table:table-cell table:formula="of:=IF(ISBLANK([$Contradiction.C723]);&quot;&quot;; [$Contradiction.C723])">
            <text:p/>
          </table:table-cell>
          <table:table-cell table:formula="of:=IF(ISBLANK([$Entailment.C723]);&quot;&quot;; [$Entailment.C723])">
            <text:p/>
          </table:table-cell>
          <table:table-cell table:formula="of:=IF(ISBLANK([$Specificity.C723]);&quot;&quot;; [$Specificity.C723])">
            <text:p/>
          </table:table-cell>
          <table:table-cell table:formula="of:=IF(ISBLANK([$Paraphrase.C723]);&quot;&quot;; [$Paraphrase.C723])">
            <text:p/>
          </table:table-cell>
          <table:table-cell table:formula="of:=IF(ISBLANK([$LocalRelevance.C723]);&quot;&quot;; [$LocalRelevance.C723])">
            <text:p/>
          </table:table-cell>
          <table:table-cell table:formula="of:=IF(ISBLANK([.A723]); &quot;&quot;; IF(COUNTIF([.C723:.G723]; &quot;yes&quot;) &gt; 0; &quot;yes&quot;; &quot;no&quot;))">
            <text:p/>
          </table:table-cell>
        </table:table-row>
        <table:table-row table:style-name="ro6">
          <table:table-cell table:number-columns-repeated="2"/>
          <table:table-cell table:formula="of:=IF(ISBLANK([$Contradiction.C724]);&quot;&quot;; [$Contradiction.C724])">
            <text:p/>
          </table:table-cell>
          <table:table-cell table:formula="of:=IF(ISBLANK([$Entailment.C724]);&quot;&quot;; [$Entailment.C724])">
            <text:p/>
          </table:table-cell>
          <table:table-cell table:formula="of:=IF(ISBLANK([$Specificity.C724]);&quot;&quot;; [$Specificity.C724])">
            <text:p/>
          </table:table-cell>
          <table:table-cell table:formula="of:=IF(ISBLANK([$Paraphrase.C724]);&quot;&quot;; [$Paraphrase.C724])">
            <text:p/>
          </table:table-cell>
          <table:table-cell table:formula="of:=IF(ISBLANK([$LocalRelevance.C724]);&quot;&quot;; [$LocalRelevance.C724])">
            <text:p/>
          </table:table-cell>
          <table:table-cell table:formula="of:=IF(ISBLANK([.A724]); &quot;&quot;; IF(COUNTIF([.C724:.G724]; &quot;yes&quot;) &gt; 0; &quot;yes&quot;; &quot;no&quot;))">
            <text:p/>
          </table:table-cell>
        </table:table-row>
        <table:table-row table:style-name="ro6">
          <table:table-cell table:number-columns-repeated="2"/>
          <table:table-cell table:formula="of:=IF(ISBLANK([$Contradiction.C725]);&quot;&quot;; [$Contradiction.C725])">
            <text:p/>
          </table:table-cell>
          <table:table-cell table:formula="of:=IF(ISBLANK([$Entailment.C725]);&quot;&quot;; [$Entailment.C725])">
            <text:p/>
          </table:table-cell>
          <table:table-cell table:formula="of:=IF(ISBLANK([$Specificity.C725]);&quot;&quot;; [$Specificity.C725])">
            <text:p/>
          </table:table-cell>
          <table:table-cell table:formula="of:=IF(ISBLANK([$Paraphrase.C725]);&quot;&quot;; [$Paraphrase.C725])">
            <text:p/>
          </table:table-cell>
          <table:table-cell table:formula="of:=IF(ISBLANK([$LocalRelevance.C725]);&quot;&quot;; [$LocalRelevance.C725])">
            <text:p/>
          </table:table-cell>
          <table:table-cell table:formula="of:=IF(ISBLANK([.A725]); &quot;&quot;; IF(COUNTIF([.C725:.G725]; &quot;yes&quot;) &gt; 0; &quot;yes&quot;; &quot;no&quot;))">
            <text:p/>
          </table:table-cell>
        </table:table-row>
        <table:table-row table:style-name="ro6">
          <table:table-cell table:number-columns-repeated="2"/>
          <table:table-cell table:formula="of:=IF(ISBLANK([$Contradiction.C726]);&quot;&quot;; [$Contradiction.C726])">
            <text:p/>
          </table:table-cell>
          <table:table-cell table:formula="of:=IF(ISBLANK([$Entailment.C726]);&quot;&quot;; [$Entailment.C726])">
            <text:p/>
          </table:table-cell>
          <table:table-cell table:formula="of:=IF(ISBLANK([$Specificity.C726]);&quot;&quot;; [$Specificity.C726])">
            <text:p/>
          </table:table-cell>
          <table:table-cell table:formula="of:=IF(ISBLANK([$Paraphrase.C726]);&quot;&quot;; [$Paraphrase.C726])">
            <text:p/>
          </table:table-cell>
          <table:table-cell table:formula="of:=IF(ISBLANK([$LocalRelevance.C726]);&quot;&quot;; [$LocalRelevance.C726])">
            <text:p/>
          </table:table-cell>
          <table:table-cell table:formula="of:=IF(ISBLANK([.A726]); &quot;&quot;; IF(COUNTIF([.C726:.G726]; &quot;yes&quot;) &gt; 0; &quot;yes&quot;; &quot;no&quot;))">
            <text:p/>
          </table:table-cell>
        </table:table-row>
        <table:table-row table:style-name="ro6">
          <table:table-cell table:number-columns-repeated="2"/>
          <table:table-cell table:formula="of:=IF(ISBLANK([$Contradiction.C727]);&quot;&quot;; [$Contradiction.C727])">
            <text:p/>
          </table:table-cell>
          <table:table-cell table:formula="of:=IF(ISBLANK([$Entailment.C727]);&quot;&quot;; [$Entailment.C727])">
            <text:p/>
          </table:table-cell>
          <table:table-cell table:formula="of:=IF(ISBLANK([$Specificity.C727]);&quot;&quot;; [$Specificity.C727])">
            <text:p/>
          </table:table-cell>
          <table:table-cell table:formula="of:=IF(ISBLANK([$Paraphrase.C727]);&quot;&quot;; [$Paraphrase.C727])">
            <text:p/>
          </table:table-cell>
          <table:table-cell table:formula="of:=IF(ISBLANK([$LocalRelevance.C727]);&quot;&quot;; [$LocalRelevance.C727])">
            <text:p/>
          </table:table-cell>
          <table:table-cell table:formula="of:=IF(ISBLANK([.A727]); &quot;&quot;; IF(COUNTIF([.C727:.G727]; &quot;yes&quot;) &gt; 0; &quot;yes&quot;; &quot;no&quot;))">
            <text:p/>
          </table:table-cell>
        </table:table-row>
        <table:table-row table:style-name="ro6">
          <table:table-cell table:number-columns-repeated="2"/>
          <table:table-cell table:formula="of:=IF(ISBLANK([$Contradiction.C728]);&quot;&quot;; [$Contradiction.C728])">
            <text:p/>
          </table:table-cell>
          <table:table-cell table:formula="of:=IF(ISBLANK([$Entailment.C728]);&quot;&quot;; [$Entailment.C728])">
            <text:p/>
          </table:table-cell>
          <table:table-cell table:formula="of:=IF(ISBLANK([$Specificity.C728]);&quot;&quot;; [$Specificity.C728])">
            <text:p/>
          </table:table-cell>
          <table:table-cell table:formula="of:=IF(ISBLANK([$Paraphrase.C728]);&quot;&quot;; [$Paraphrase.C728])">
            <text:p/>
          </table:table-cell>
          <table:table-cell table:formula="of:=IF(ISBLANK([$LocalRelevance.C728]);&quot;&quot;; [$LocalRelevance.C728])">
            <text:p/>
          </table:table-cell>
          <table:table-cell table:formula="of:=IF(ISBLANK([.A728]); &quot;&quot;; IF(COUNTIF([.C728:.G728]; &quot;yes&quot;) &gt; 0; &quot;yes&quot;; &quot;no&quot;))">
            <text:p/>
          </table:table-cell>
        </table:table-row>
        <table:table-row table:style-name="ro6">
          <table:table-cell table:number-columns-repeated="2"/>
          <table:table-cell table:formula="of:=IF(ISBLANK([$Contradiction.C729]);&quot;&quot;; [$Contradiction.C729])">
            <text:p/>
          </table:table-cell>
          <table:table-cell table:formula="of:=IF(ISBLANK([$Entailment.C729]);&quot;&quot;; [$Entailment.C729])">
            <text:p/>
          </table:table-cell>
          <table:table-cell table:formula="of:=IF(ISBLANK([$Specificity.C729]);&quot;&quot;; [$Specificity.C729])">
            <text:p/>
          </table:table-cell>
          <table:table-cell table:formula="of:=IF(ISBLANK([$Paraphrase.C729]);&quot;&quot;; [$Paraphrase.C729])">
            <text:p/>
          </table:table-cell>
          <table:table-cell table:formula="of:=IF(ISBLANK([$LocalRelevance.C729]);&quot;&quot;; [$LocalRelevance.C729])">
            <text:p/>
          </table:table-cell>
          <table:table-cell table:formula="of:=IF(ISBLANK([.A729]); &quot;&quot;; IF(COUNTIF([.C729:.G729]; &quot;yes&quot;) &gt; 0; &quot;yes&quot;; &quot;no&quot;))">
            <text:p/>
          </table:table-cell>
        </table:table-row>
        <table:table-row table:style-name="ro6">
          <table:table-cell table:number-columns-repeated="2"/>
          <table:table-cell table:formula="of:=IF(ISBLANK([$Contradiction.C730]);&quot;&quot;; [$Contradiction.C730])">
            <text:p/>
          </table:table-cell>
          <table:table-cell table:formula="of:=IF(ISBLANK([$Entailment.C730]);&quot;&quot;; [$Entailment.C730])">
            <text:p/>
          </table:table-cell>
          <table:table-cell table:formula="of:=IF(ISBLANK([$Specificity.C730]);&quot;&quot;; [$Specificity.C730])">
            <text:p/>
          </table:table-cell>
          <table:table-cell table:formula="of:=IF(ISBLANK([$Paraphrase.C730]);&quot;&quot;; [$Paraphrase.C730])">
            <text:p/>
          </table:table-cell>
          <table:table-cell table:formula="of:=IF(ISBLANK([$LocalRelevance.C730]);&quot;&quot;; [$LocalRelevance.C730])">
            <text:p/>
          </table:table-cell>
          <table:table-cell table:formula="of:=IF(ISBLANK([.A730]); &quot;&quot;; IF(COUNTIF([.C730:.G730]; &quot;yes&quot;) &gt; 0; &quot;yes&quot;; &quot;no&quot;))">
            <text:p/>
          </table:table-cell>
        </table:table-row>
        <table:table-row table:style-name="ro6">
          <table:table-cell table:number-columns-repeated="2"/>
          <table:table-cell table:formula="of:=IF(ISBLANK([$Contradiction.C731]);&quot;&quot;; [$Contradiction.C731])">
            <text:p/>
          </table:table-cell>
          <table:table-cell table:formula="of:=IF(ISBLANK([$Entailment.C731]);&quot;&quot;; [$Entailment.C731])">
            <text:p/>
          </table:table-cell>
          <table:table-cell table:formula="of:=IF(ISBLANK([$Specificity.C731]);&quot;&quot;; [$Specificity.C731])">
            <text:p/>
          </table:table-cell>
          <table:table-cell table:formula="of:=IF(ISBLANK([$Paraphrase.C731]);&quot;&quot;; [$Paraphrase.C731])">
            <text:p/>
          </table:table-cell>
          <table:table-cell table:formula="of:=IF(ISBLANK([$LocalRelevance.C731]);&quot;&quot;; [$LocalRelevance.C731])">
            <text:p/>
          </table:table-cell>
          <table:table-cell table:formula="of:=IF(ISBLANK([.A731]); &quot;&quot;; IF(COUNTIF([.C731:.G731]; &quot;yes&quot;) &gt; 0; &quot;yes&quot;; &quot;no&quot;))">
            <text:p/>
          </table:table-cell>
        </table:table-row>
        <table:table-row table:style-name="ro6">
          <table:table-cell table:number-columns-repeated="2"/>
          <table:table-cell table:formula="of:=IF(ISBLANK([$Contradiction.C732]);&quot;&quot;; [$Contradiction.C732])">
            <text:p/>
          </table:table-cell>
          <table:table-cell table:formula="of:=IF(ISBLANK([$Entailment.C732]);&quot;&quot;; [$Entailment.C732])">
            <text:p/>
          </table:table-cell>
          <table:table-cell table:formula="of:=IF(ISBLANK([$Specificity.C732]);&quot;&quot;; [$Specificity.C732])">
            <text:p/>
          </table:table-cell>
          <table:table-cell table:formula="of:=IF(ISBLANK([$Paraphrase.C732]);&quot;&quot;; [$Paraphrase.C732])">
            <text:p/>
          </table:table-cell>
          <table:table-cell table:formula="of:=IF(ISBLANK([$LocalRelevance.C732]);&quot;&quot;; [$LocalRelevance.C732])">
            <text:p/>
          </table:table-cell>
          <table:table-cell table:formula="of:=IF(ISBLANK([.A732]); &quot;&quot;; IF(COUNTIF([.C732:.G732]; &quot;yes&quot;) &gt; 0; &quot;yes&quot;; &quot;no&quot;))">
            <text:p/>
          </table:table-cell>
        </table:table-row>
        <table:table-row table:style-name="ro6">
          <table:table-cell table:number-columns-repeated="2"/>
          <table:table-cell table:formula="of:=IF(ISBLANK([$Contradiction.C733]);&quot;&quot;; [$Contradiction.C733])">
            <text:p/>
          </table:table-cell>
          <table:table-cell table:formula="of:=IF(ISBLANK([$Entailment.C733]);&quot;&quot;; [$Entailment.C733])">
            <text:p/>
          </table:table-cell>
          <table:table-cell table:formula="of:=IF(ISBLANK([$Specificity.C733]);&quot;&quot;; [$Specificity.C733])">
            <text:p/>
          </table:table-cell>
          <table:table-cell table:formula="of:=IF(ISBLANK([$Paraphrase.C733]);&quot;&quot;; [$Paraphrase.C733])">
            <text:p/>
          </table:table-cell>
          <table:table-cell table:formula="of:=IF(ISBLANK([$LocalRelevance.C733]);&quot;&quot;; [$LocalRelevance.C733])">
            <text:p/>
          </table:table-cell>
          <table:table-cell table:formula="of:=IF(ISBLANK([.A733]); &quot;&quot;; IF(COUNTIF([.C733:.G733]; &quot;yes&quot;) &gt; 0; &quot;yes&quot;; &quot;no&quot;))">
            <text:p/>
          </table:table-cell>
        </table:table-row>
        <table:table-row table:style-name="ro6">
          <table:table-cell table:number-columns-repeated="2"/>
          <table:table-cell table:formula="of:=IF(ISBLANK([$Contradiction.C734]);&quot;&quot;; [$Contradiction.C734])">
            <text:p/>
          </table:table-cell>
          <table:table-cell table:formula="of:=IF(ISBLANK([$Entailment.C734]);&quot;&quot;; [$Entailment.C734])">
            <text:p/>
          </table:table-cell>
          <table:table-cell table:formula="of:=IF(ISBLANK([$Specificity.C734]);&quot;&quot;; [$Specificity.C734])">
            <text:p/>
          </table:table-cell>
          <table:table-cell table:formula="of:=IF(ISBLANK([$Paraphrase.C734]);&quot;&quot;; [$Paraphrase.C734])">
            <text:p/>
          </table:table-cell>
          <table:table-cell table:formula="of:=IF(ISBLANK([$LocalRelevance.C734]);&quot;&quot;; [$LocalRelevance.C734])">
            <text:p/>
          </table:table-cell>
          <table:table-cell table:formula="of:=IF(ISBLANK([.A734]); &quot;&quot;; IF(COUNTIF([.C734:.G734]; &quot;yes&quot;) &gt; 0; &quot;yes&quot;; &quot;no&quot;))">
            <text:p/>
          </table:table-cell>
        </table:table-row>
        <table:table-row table:style-name="ro6">
          <table:table-cell table:number-columns-repeated="2"/>
          <table:table-cell table:formula="of:=IF(ISBLANK([$Contradiction.C735]);&quot;&quot;; [$Contradiction.C735])">
            <text:p/>
          </table:table-cell>
          <table:table-cell table:formula="of:=IF(ISBLANK([$Entailment.C735]);&quot;&quot;; [$Entailment.C735])">
            <text:p/>
          </table:table-cell>
          <table:table-cell table:formula="of:=IF(ISBLANK([$Specificity.C735]);&quot;&quot;; [$Specificity.C735])">
            <text:p/>
          </table:table-cell>
          <table:table-cell table:formula="of:=IF(ISBLANK([$Paraphrase.C735]);&quot;&quot;; [$Paraphrase.C735])">
            <text:p/>
          </table:table-cell>
          <table:table-cell table:formula="of:=IF(ISBLANK([$LocalRelevance.C735]);&quot;&quot;; [$LocalRelevance.C735])">
            <text:p/>
          </table:table-cell>
          <table:table-cell table:formula="of:=IF(ISBLANK([.A735]); &quot;&quot;; IF(COUNTIF([.C735:.G735]; &quot;yes&quot;) &gt; 0; &quot;yes&quot;; &quot;no&quot;))">
            <text:p/>
          </table:table-cell>
        </table:table-row>
        <table:table-row table:style-name="ro6">
          <table:table-cell table:number-columns-repeated="2"/>
          <table:table-cell table:formula="of:=IF(ISBLANK([$Contradiction.C736]);&quot;&quot;; [$Contradiction.C736])">
            <text:p/>
          </table:table-cell>
          <table:table-cell table:formula="of:=IF(ISBLANK([$Entailment.C736]);&quot;&quot;; [$Entailment.C736])">
            <text:p/>
          </table:table-cell>
          <table:table-cell table:formula="of:=IF(ISBLANK([$Specificity.C736]);&quot;&quot;; [$Specificity.C736])">
            <text:p/>
          </table:table-cell>
          <table:table-cell table:formula="of:=IF(ISBLANK([$Paraphrase.C736]);&quot;&quot;; [$Paraphrase.C736])">
            <text:p/>
          </table:table-cell>
          <table:table-cell table:formula="of:=IF(ISBLANK([$LocalRelevance.C736]);&quot;&quot;; [$LocalRelevance.C736])">
            <text:p/>
          </table:table-cell>
          <table:table-cell table:formula="of:=IF(ISBLANK([.A736]); &quot;&quot;; IF(COUNTIF([.C736:.G736]; &quot;yes&quot;) &gt; 0; &quot;yes&quot;; &quot;no&quot;))">
            <text:p/>
          </table:table-cell>
        </table:table-row>
        <table:table-row table:style-name="ro6">
          <table:table-cell table:number-columns-repeated="2"/>
          <table:table-cell table:formula="of:=IF(ISBLANK([$Contradiction.C737]);&quot;&quot;; [$Contradiction.C737])">
            <text:p/>
          </table:table-cell>
          <table:table-cell table:formula="of:=IF(ISBLANK([$Entailment.C737]);&quot;&quot;; [$Entailment.C737])">
            <text:p/>
          </table:table-cell>
          <table:table-cell table:formula="of:=IF(ISBLANK([$Specificity.C737]);&quot;&quot;; [$Specificity.C737])">
            <text:p/>
          </table:table-cell>
          <table:table-cell table:formula="of:=IF(ISBLANK([$Paraphrase.C737]);&quot;&quot;; [$Paraphrase.C737])">
            <text:p/>
          </table:table-cell>
          <table:table-cell table:formula="of:=IF(ISBLANK([$LocalRelevance.C737]);&quot;&quot;; [$LocalRelevance.C737])">
            <text:p/>
          </table:table-cell>
          <table:table-cell table:formula="of:=IF(ISBLANK([.A737]); &quot;&quot;; IF(COUNTIF([.C737:.G737]; &quot;yes&quot;) &gt; 0; &quot;yes&quot;; &quot;no&quot;))">
            <text:p/>
          </table:table-cell>
        </table:table-row>
        <table:table-row table:style-name="ro6">
          <table:table-cell table:number-columns-repeated="2"/>
          <table:table-cell table:formula="of:=IF(ISBLANK([$Contradiction.C738]);&quot;&quot;; [$Contradiction.C738])">
            <text:p/>
          </table:table-cell>
          <table:table-cell table:formula="of:=IF(ISBLANK([$Entailment.C738]);&quot;&quot;; [$Entailment.C738])">
            <text:p/>
          </table:table-cell>
          <table:table-cell table:formula="of:=IF(ISBLANK([$Specificity.C738]);&quot;&quot;; [$Specificity.C738])">
            <text:p/>
          </table:table-cell>
          <table:table-cell table:formula="of:=IF(ISBLANK([$Paraphrase.C738]);&quot;&quot;; [$Paraphrase.C738])">
            <text:p/>
          </table:table-cell>
          <table:table-cell table:formula="of:=IF(ISBLANK([$LocalRelevance.C738]);&quot;&quot;; [$LocalRelevance.C738])">
            <text:p/>
          </table:table-cell>
          <table:table-cell table:formula="of:=IF(ISBLANK([.A738]); &quot;&quot;; IF(COUNTIF([.C738:.G738]; &quot;yes&quot;) &gt; 0; &quot;yes&quot;; &quot;no&quot;))">
            <text:p/>
          </table:table-cell>
        </table:table-row>
        <table:table-row table:style-name="ro6">
          <table:table-cell table:number-columns-repeated="2"/>
          <table:table-cell table:formula="of:=IF(ISBLANK([$Contradiction.C739]);&quot;&quot;; [$Contradiction.C739])">
            <text:p/>
          </table:table-cell>
          <table:table-cell table:formula="of:=IF(ISBLANK([$Entailment.C739]);&quot;&quot;; [$Entailment.C739])">
            <text:p/>
          </table:table-cell>
          <table:table-cell table:formula="of:=IF(ISBLANK([$Specificity.C739]);&quot;&quot;; [$Specificity.C739])">
            <text:p/>
          </table:table-cell>
          <table:table-cell table:formula="of:=IF(ISBLANK([$Paraphrase.C739]);&quot;&quot;; [$Paraphrase.C739])">
            <text:p/>
          </table:table-cell>
          <table:table-cell table:formula="of:=IF(ISBLANK([$LocalRelevance.C739]);&quot;&quot;; [$LocalRelevance.C739])">
            <text:p/>
          </table:table-cell>
          <table:table-cell table:formula="of:=IF(ISBLANK([.A739]); &quot;&quot;; IF(COUNTIF([.C739:.G739]; &quot;yes&quot;) &gt; 0; &quot;yes&quot;; &quot;no&quot;))">
            <text:p/>
          </table:table-cell>
        </table:table-row>
        <table:table-row table:style-name="ro6">
          <table:table-cell table:number-columns-repeated="2"/>
          <table:table-cell table:formula="of:=IF(ISBLANK([$Contradiction.C740]);&quot;&quot;; [$Contradiction.C740])">
            <text:p/>
          </table:table-cell>
          <table:table-cell table:formula="of:=IF(ISBLANK([$Entailment.C740]);&quot;&quot;; [$Entailment.C740])">
            <text:p/>
          </table:table-cell>
          <table:table-cell table:formula="of:=IF(ISBLANK([$Specificity.C740]);&quot;&quot;; [$Specificity.C740])">
            <text:p/>
          </table:table-cell>
          <table:table-cell table:formula="of:=IF(ISBLANK([$Paraphrase.C740]);&quot;&quot;; [$Paraphrase.C740])">
            <text:p/>
          </table:table-cell>
          <table:table-cell table:formula="of:=IF(ISBLANK([$LocalRelevance.C740]);&quot;&quot;; [$LocalRelevance.C740])">
            <text:p/>
          </table:table-cell>
          <table:table-cell table:formula="of:=IF(ISBLANK([.A740]); &quot;&quot;; IF(COUNTIF([.C740:.G740]; &quot;yes&quot;) &gt; 0; &quot;yes&quot;; &quot;no&quot;))">
            <text:p/>
          </table:table-cell>
        </table:table-row>
        <table:table-row table:style-name="ro6">
          <table:table-cell table:number-columns-repeated="2"/>
          <table:table-cell table:formula="of:=IF(ISBLANK([$Contradiction.C741]);&quot;&quot;; [$Contradiction.C741])">
            <text:p/>
          </table:table-cell>
          <table:table-cell table:formula="of:=IF(ISBLANK([$Entailment.C741]);&quot;&quot;; [$Entailment.C741])">
            <text:p/>
          </table:table-cell>
          <table:table-cell table:formula="of:=IF(ISBLANK([$Specificity.C741]);&quot;&quot;; [$Specificity.C741])">
            <text:p/>
          </table:table-cell>
          <table:table-cell table:formula="of:=IF(ISBLANK([$Paraphrase.C741]);&quot;&quot;; [$Paraphrase.C741])">
            <text:p/>
          </table:table-cell>
          <table:table-cell table:formula="of:=IF(ISBLANK([$LocalRelevance.C741]);&quot;&quot;; [$LocalRelevance.C741])">
            <text:p/>
          </table:table-cell>
          <table:table-cell table:formula="of:=IF(ISBLANK([.A741]); &quot;&quot;; IF(COUNTIF([.C741:.G741]; &quot;yes&quot;) &gt; 0; &quot;yes&quot;; &quot;no&quot;))">
            <text:p/>
          </table:table-cell>
        </table:table-row>
        <table:table-row table:style-name="ro6">
          <table:table-cell table:number-columns-repeated="2"/>
          <table:table-cell table:formula="of:=IF(ISBLANK([$Contradiction.C742]);&quot;&quot;; [$Contradiction.C742])">
            <text:p/>
          </table:table-cell>
          <table:table-cell table:formula="of:=IF(ISBLANK([$Entailment.C742]);&quot;&quot;; [$Entailment.C742])">
            <text:p/>
          </table:table-cell>
          <table:table-cell table:formula="of:=IF(ISBLANK([$Specificity.C742]);&quot;&quot;; [$Specificity.C742])">
            <text:p/>
          </table:table-cell>
          <table:table-cell table:formula="of:=IF(ISBLANK([$Paraphrase.C742]);&quot;&quot;; [$Paraphrase.C742])">
            <text:p/>
          </table:table-cell>
          <table:table-cell table:formula="of:=IF(ISBLANK([$LocalRelevance.C742]);&quot;&quot;; [$LocalRelevance.C742])">
            <text:p/>
          </table:table-cell>
          <table:table-cell table:formula="of:=IF(ISBLANK([.A742]); &quot;&quot;; IF(COUNTIF([.C742:.G742]; &quot;yes&quot;) &gt; 0; &quot;yes&quot;; &quot;no&quot;))">
            <text:p/>
          </table:table-cell>
        </table:table-row>
        <table:table-row table:style-name="ro6">
          <table:table-cell table:number-columns-repeated="2"/>
          <table:table-cell table:formula="of:=IF(ISBLANK([$Contradiction.C743]);&quot;&quot;; [$Contradiction.C743])">
            <text:p/>
          </table:table-cell>
          <table:table-cell table:formula="of:=IF(ISBLANK([$Entailment.C743]);&quot;&quot;; [$Entailment.C743])">
            <text:p/>
          </table:table-cell>
          <table:table-cell table:formula="of:=IF(ISBLANK([$Specificity.C743]);&quot;&quot;; [$Specificity.C743])">
            <text:p/>
          </table:table-cell>
          <table:table-cell table:formula="of:=IF(ISBLANK([$Paraphrase.C743]);&quot;&quot;; [$Paraphrase.C743])">
            <text:p/>
          </table:table-cell>
          <table:table-cell table:formula="of:=IF(ISBLANK([$LocalRelevance.C743]);&quot;&quot;; [$LocalRelevance.C743])">
            <text:p/>
          </table:table-cell>
          <table:table-cell table:formula="of:=IF(ISBLANK([.A743]); &quot;&quot;; IF(COUNTIF([.C743:.G743]; &quot;yes&quot;) &gt; 0; &quot;yes&quot;; &quot;no&quot;))">
            <text:p/>
          </table:table-cell>
        </table:table-row>
        <table:table-row table:style-name="ro6">
          <table:table-cell table:number-columns-repeated="2"/>
          <table:table-cell table:formula="of:=IF(ISBLANK([$Contradiction.C744]);&quot;&quot;; [$Contradiction.C744])">
            <text:p/>
          </table:table-cell>
          <table:table-cell table:formula="of:=IF(ISBLANK([$Entailment.C744]);&quot;&quot;; [$Entailment.C744])">
            <text:p/>
          </table:table-cell>
          <table:table-cell table:formula="of:=IF(ISBLANK([$Specificity.C744]);&quot;&quot;; [$Specificity.C744])">
            <text:p/>
          </table:table-cell>
          <table:table-cell table:formula="of:=IF(ISBLANK([$Paraphrase.C744]);&quot;&quot;; [$Paraphrase.C744])">
            <text:p/>
          </table:table-cell>
          <table:table-cell table:formula="of:=IF(ISBLANK([$LocalRelevance.C744]);&quot;&quot;; [$LocalRelevance.C744])">
            <text:p/>
          </table:table-cell>
          <table:table-cell table:formula="of:=IF(ISBLANK([.A744]); &quot;&quot;; IF(COUNTIF([.C744:.G744]; &quot;yes&quot;) &gt; 0; &quot;yes&quot;; &quot;no&quot;))">
            <text:p/>
          </table:table-cell>
        </table:table-row>
        <table:table-row table:style-name="ro6">
          <table:table-cell table:number-columns-repeated="2"/>
          <table:table-cell table:formula="of:=IF(ISBLANK([$Contradiction.C745]);&quot;&quot;; [$Contradiction.C745])">
            <text:p/>
          </table:table-cell>
          <table:table-cell table:formula="of:=IF(ISBLANK([$Entailment.C745]);&quot;&quot;; [$Entailment.C745])">
            <text:p/>
          </table:table-cell>
          <table:table-cell table:formula="of:=IF(ISBLANK([$Specificity.C745]);&quot;&quot;; [$Specificity.C745])">
            <text:p/>
          </table:table-cell>
          <table:table-cell table:formula="of:=IF(ISBLANK([$Paraphrase.C745]);&quot;&quot;; [$Paraphrase.C745])">
            <text:p/>
          </table:table-cell>
          <table:table-cell table:formula="of:=IF(ISBLANK([$LocalRelevance.C745]);&quot;&quot;; [$LocalRelevance.C745])">
            <text:p/>
          </table:table-cell>
          <table:table-cell table:formula="of:=IF(ISBLANK([.A745]); &quot;&quot;; IF(COUNTIF([.C745:.G745]; &quot;yes&quot;) &gt; 0; &quot;yes&quot;; &quot;no&quot;))">
            <text:p/>
          </table:table-cell>
        </table:table-row>
        <table:table-row table:style-name="ro6">
          <table:table-cell table:number-columns-repeated="2"/>
          <table:table-cell table:formula="of:=IF(ISBLANK([$Contradiction.C746]);&quot;&quot;; [$Contradiction.C746])">
            <text:p/>
          </table:table-cell>
          <table:table-cell table:formula="of:=IF(ISBLANK([$Entailment.C746]);&quot;&quot;; [$Entailment.C746])">
            <text:p/>
          </table:table-cell>
          <table:table-cell table:formula="of:=IF(ISBLANK([$Specificity.C746]);&quot;&quot;; [$Specificity.C746])">
            <text:p/>
          </table:table-cell>
          <table:table-cell table:formula="of:=IF(ISBLANK([$Paraphrase.C746]);&quot;&quot;; [$Paraphrase.C746])">
            <text:p/>
          </table:table-cell>
          <table:table-cell table:formula="of:=IF(ISBLANK([$LocalRelevance.C746]);&quot;&quot;; [$LocalRelevance.C746])">
            <text:p/>
          </table:table-cell>
          <table:table-cell table:formula="of:=IF(ISBLANK([.A746]); &quot;&quot;; IF(COUNTIF([.C746:.G746]; &quot;yes&quot;) &gt; 0; &quot;yes&quot;; &quot;no&quot;))">
            <text:p/>
          </table:table-cell>
        </table:table-row>
        <table:table-row table:style-name="ro6">
          <table:table-cell table:number-columns-repeated="2"/>
          <table:table-cell table:formula="of:=IF(ISBLANK([$Contradiction.C747]);&quot;&quot;; [$Contradiction.C747])">
            <text:p/>
          </table:table-cell>
          <table:table-cell table:formula="of:=IF(ISBLANK([$Entailment.C747]);&quot;&quot;; [$Entailment.C747])">
            <text:p/>
          </table:table-cell>
          <table:table-cell table:formula="of:=IF(ISBLANK([$Specificity.C747]);&quot;&quot;; [$Specificity.C747])">
            <text:p/>
          </table:table-cell>
          <table:table-cell table:formula="of:=IF(ISBLANK([$Paraphrase.C747]);&quot;&quot;; [$Paraphrase.C747])">
            <text:p/>
          </table:table-cell>
          <table:table-cell table:formula="of:=IF(ISBLANK([$LocalRelevance.C747]);&quot;&quot;; [$LocalRelevance.C747])">
            <text:p/>
          </table:table-cell>
          <table:table-cell table:formula="of:=IF(ISBLANK([.A747]); &quot;&quot;; IF(COUNTIF([.C747:.G747]; &quot;yes&quot;) &gt; 0; &quot;yes&quot;; &quot;no&quot;))">
            <text:p/>
          </table:table-cell>
        </table:table-row>
        <table:table-row table:style-name="ro6">
          <table:table-cell table:number-columns-repeated="2"/>
          <table:table-cell table:formula="of:=IF(ISBLANK([$Contradiction.C748]);&quot;&quot;; [$Contradiction.C748])">
            <text:p/>
          </table:table-cell>
          <table:table-cell table:formula="of:=IF(ISBLANK([$Entailment.C748]);&quot;&quot;; [$Entailment.C748])">
            <text:p/>
          </table:table-cell>
          <table:table-cell table:formula="of:=IF(ISBLANK([$Specificity.C748]);&quot;&quot;; [$Specificity.C748])">
            <text:p/>
          </table:table-cell>
          <table:table-cell table:formula="of:=IF(ISBLANK([$Paraphrase.C748]);&quot;&quot;; [$Paraphrase.C748])">
            <text:p/>
          </table:table-cell>
          <table:table-cell table:formula="of:=IF(ISBLANK([$LocalRelevance.C748]);&quot;&quot;; [$LocalRelevance.C748])">
            <text:p/>
          </table:table-cell>
          <table:table-cell table:formula="of:=IF(ISBLANK([.A748]); &quot;&quot;; IF(COUNTIF([.C748:.G748]; &quot;yes&quot;) &gt; 0; &quot;yes&quot;; &quot;no&quot;))">
            <text:p/>
          </table:table-cell>
        </table:table-row>
        <table:table-row table:style-name="ro6">
          <table:table-cell table:number-columns-repeated="2"/>
          <table:table-cell table:formula="of:=IF(ISBLANK([$Contradiction.C749]);&quot;&quot;; [$Contradiction.C749])">
            <text:p/>
          </table:table-cell>
          <table:table-cell table:formula="of:=IF(ISBLANK([$Entailment.C749]);&quot;&quot;; [$Entailment.C749])">
            <text:p/>
          </table:table-cell>
          <table:table-cell table:formula="of:=IF(ISBLANK([$Specificity.C749]);&quot;&quot;; [$Specificity.C749])">
            <text:p/>
          </table:table-cell>
          <table:table-cell table:formula="of:=IF(ISBLANK([$Paraphrase.C749]);&quot;&quot;; [$Paraphrase.C749])">
            <text:p/>
          </table:table-cell>
          <table:table-cell table:formula="of:=IF(ISBLANK([$LocalRelevance.C749]);&quot;&quot;; [$LocalRelevance.C749])">
            <text:p/>
          </table:table-cell>
          <table:table-cell table:formula="of:=IF(ISBLANK([.A749]); &quot;&quot;; IF(COUNTIF([.C749:.G749]; &quot;yes&quot;) &gt; 0; &quot;yes&quot;; &quot;no&quot;))">
            <text:p/>
          </table:table-cell>
        </table:table-row>
        <table:table-row table:style-name="ro6">
          <table:table-cell table:number-columns-repeated="2"/>
          <table:table-cell table:formula="of:=IF(ISBLANK([$Contradiction.C750]);&quot;&quot;; [$Contradiction.C750])">
            <text:p/>
          </table:table-cell>
          <table:table-cell table:formula="of:=IF(ISBLANK([$Entailment.C750]);&quot;&quot;; [$Entailment.C750])">
            <text:p/>
          </table:table-cell>
          <table:table-cell table:formula="of:=IF(ISBLANK([$Specificity.C750]);&quot;&quot;; [$Specificity.C750])">
            <text:p/>
          </table:table-cell>
          <table:table-cell table:formula="of:=IF(ISBLANK([$Paraphrase.C750]);&quot;&quot;; [$Paraphrase.C750])">
            <text:p/>
          </table:table-cell>
          <table:table-cell table:formula="of:=IF(ISBLANK([$LocalRelevance.C750]);&quot;&quot;; [$LocalRelevance.C750])">
            <text:p/>
          </table:table-cell>
          <table:table-cell table:formula="of:=IF(ISBLANK([.A750]); &quot;&quot;; IF(COUNTIF([.C750:.G750]; &quot;yes&quot;) &gt; 0; &quot;yes&quot;; &quot;no&quot;))">
            <text:p/>
          </table:table-cell>
        </table:table-row>
        <table:table-row table:style-name="ro6">
          <table:table-cell table:number-columns-repeated="2"/>
          <table:table-cell table:formula="of:=IF(ISBLANK([$Contradiction.C751]);&quot;&quot;; [$Contradiction.C751])">
            <text:p/>
          </table:table-cell>
          <table:table-cell table:formula="of:=IF(ISBLANK([$Entailment.C751]);&quot;&quot;; [$Entailment.C751])">
            <text:p/>
          </table:table-cell>
          <table:table-cell table:formula="of:=IF(ISBLANK([$Specificity.C751]);&quot;&quot;; [$Specificity.C751])">
            <text:p/>
          </table:table-cell>
          <table:table-cell table:formula="of:=IF(ISBLANK([$Paraphrase.C751]);&quot;&quot;; [$Paraphrase.C751])">
            <text:p/>
          </table:table-cell>
          <table:table-cell table:formula="of:=IF(ISBLANK([$LocalRelevance.C751]);&quot;&quot;; [$LocalRelevance.C751])">
            <text:p/>
          </table:table-cell>
          <table:table-cell table:formula="of:=IF(ISBLANK([.A751]); &quot;&quot;; IF(COUNTIF([.C751:.G751]; &quot;yes&quot;) &gt; 0; &quot;yes&quot;; &quot;no&quot;))">
            <text:p/>
          </table:table-cell>
        </table:table-row>
        <table:table-row table:style-name="ro6">
          <table:table-cell table:number-columns-repeated="2"/>
          <table:table-cell table:formula="of:=IF(ISBLANK([$Contradiction.C752]);&quot;&quot;; [$Contradiction.C752])">
            <text:p/>
          </table:table-cell>
          <table:table-cell table:formula="of:=IF(ISBLANK([$Entailment.C752]);&quot;&quot;; [$Entailment.C752])">
            <text:p/>
          </table:table-cell>
          <table:table-cell table:formula="of:=IF(ISBLANK([$Specificity.C752]);&quot;&quot;; [$Specificity.C752])">
            <text:p/>
          </table:table-cell>
          <table:table-cell table:formula="of:=IF(ISBLANK([$Paraphrase.C752]);&quot;&quot;; [$Paraphrase.C752])">
            <text:p/>
          </table:table-cell>
          <table:table-cell table:formula="of:=IF(ISBLANK([$LocalRelevance.C752]);&quot;&quot;; [$LocalRelevance.C752])">
            <text:p/>
          </table:table-cell>
          <table:table-cell table:formula="of:=IF(ISBLANK([.A752]); &quot;&quot;; IF(COUNTIF([.C752:.G752]; &quot;yes&quot;) &gt; 0; &quot;yes&quot;; &quot;no&quot;))">
            <text:p/>
          </table:table-cell>
        </table:table-row>
        <table:table-row table:style-name="ro6">
          <table:table-cell table:number-columns-repeated="2"/>
          <table:table-cell table:formula="of:=IF(ISBLANK([$Contradiction.C753]);&quot;&quot;; [$Contradiction.C753])">
            <text:p/>
          </table:table-cell>
          <table:table-cell table:formula="of:=IF(ISBLANK([$Entailment.C753]);&quot;&quot;; [$Entailment.C753])">
            <text:p/>
          </table:table-cell>
          <table:table-cell table:formula="of:=IF(ISBLANK([$Specificity.C753]);&quot;&quot;; [$Specificity.C753])">
            <text:p/>
          </table:table-cell>
          <table:table-cell table:formula="of:=IF(ISBLANK([$Paraphrase.C753]);&quot;&quot;; [$Paraphrase.C753])">
            <text:p/>
          </table:table-cell>
          <table:table-cell table:formula="of:=IF(ISBLANK([$LocalRelevance.C753]);&quot;&quot;; [$LocalRelevance.C753])">
            <text:p/>
          </table:table-cell>
          <table:table-cell table:formula="of:=IF(ISBLANK([.A753]); &quot;&quot;; IF(COUNTIF([.C753:.G753]; &quot;yes&quot;) &gt; 0; &quot;yes&quot;; &quot;no&quot;))">
            <text:p/>
          </table:table-cell>
        </table:table-row>
        <table:table-row table:style-name="ro6">
          <table:table-cell table:number-columns-repeated="2"/>
          <table:table-cell table:formula="of:=IF(ISBLANK([$Contradiction.C754]);&quot;&quot;; [$Contradiction.C754])">
            <text:p/>
          </table:table-cell>
          <table:table-cell table:formula="of:=IF(ISBLANK([$Entailment.C754]);&quot;&quot;; [$Entailment.C754])">
            <text:p/>
          </table:table-cell>
          <table:table-cell table:formula="of:=IF(ISBLANK([$Specificity.C754]);&quot;&quot;; [$Specificity.C754])">
            <text:p/>
          </table:table-cell>
          <table:table-cell table:formula="of:=IF(ISBLANK([$Paraphrase.C754]);&quot;&quot;; [$Paraphrase.C754])">
            <text:p/>
          </table:table-cell>
          <table:table-cell table:formula="of:=IF(ISBLANK([$LocalRelevance.C754]);&quot;&quot;; [$LocalRelevance.C754])">
            <text:p/>
          </table:table-cell>
          <table:table-cell table:formula="of:=IF(ISBLANK([.A754]); &quot;&quot;; IF(COUNTIF([.C754:.G754]; &quot;yes&quot;) &gt; 0; &quot;yes&quot;; &quot;no&quot;))">
            <text:p/>
          </table:table-cell>
        </table:table-row>
        <table:table-row table:style-name="ro6">
          <table:table-cell table:number-columns-repeated="2"/>
          <table:table-cell table:formula="of:=IF(ISBLANK([$Contradiction.C755]);&quot;&quot;; [$Contradiction.C755])">
            <text:p/>
          </table:table-cell>
          <table:table-cell table:formula="of:=IF(ISBLANK([$Entailment.C755]);&quot;&quot;; [$Entailment.C755])">
            <text:p/>
          </table:table-cell>
          <table:table-cell table:formula="of:=IF(ISBLANK([$Specificity.C755]);&quot;&quot;; [$Specificity.C755])">
            <text:p/>
          </table:table-cell>
          <table:table-cell table:formula="of:=IF(ISBLANK([$Paraphrase.C755]);&quot;&quot;; [$Paraphrase.C755])">
            <text:p/>
          </table:table-cell>
          <table:table-cell table:formula="of:=IF(ISBLANK([$LocalRelevance.C755]);&quot;&quot;; [$LocalRelevance.C755])">
            <text:p/>
          </table:table-cell>
          <table:table-cell table:formula="of:=IF(ISBLANK([.A755]); &quot;&quot;; IF(COUNTIF([.C755:.G755]; &quot;yes&quot;) &gt; 0; &quot;yes&quot;; &quot;no&quot;))">
            <text:p/>
          </table:table-cell>
        </table:table-row>
        <table:table-row table:style-name="ro6">
          <table:table-cell table:number-columns-repeated="2"/>
          <table:table-cell table:formula="of:=IF(ISBLANK([$Contradiction.C756]);&quot;&quot;; [$Contradiction.C756])">
            <text:p/>
          </table:table-cell>
          <table:table-cell table:formula="of:=IF(ISBLANK([$Entailment.C756]);&quot;&quot;; [$Entailment.C756])">
            <text:p/>
          </table:table-cell>
          <table:table-cell table:formula="of:=IF(ISBLANK([$Specificity.C756]);&quot;&quot;; [$Specificity.C756])">
            <text:p/>
          </table:table-cell>
          <table:table-cell table:formula="of:=IF(ISBLANK([$Paraphrase.C756]);&quot;&quot;; [$Paraphrase.C756])">
            <text:p/>
          </table:table-cell>
          <table:table-cell table:formula="of:=IF(ISBLANK([$LocalRelevance.C756]);&quot;&quot;; [$LocalRelevance.C756])">
            <text:p/>
          </table:table-cell>
          <table:table-cell table:formula="of:=IF(ISBLANK([.A756]); &quot;&quot;; IF(COUNTIF([.C756:.G756]; &quot;yes&quot;) &gt; 0; &quot;yes&quot;; &quot;no&quot;))">
            <text:p/>
          </table:table-cell>
        </table:table-row>
        <table:table-row table:style-name="ro6">
          <table:table-cell table:number-columns-repeated="2"/>
          <table:table-cell table:formula="of:=IF(ISBLANK([$Contradiction.C757]);&quot;&quot;; [$Contradiction.C757])">
            <text:p/>
          </table:table-cell>
          <table:table-cell table:formula="of:=IF(ISBLANK([$Entailment.C757]);&quot;&quot;; [$Entailment.C757])">
            <text:p/>
          </table:table-cell>
          <table:table-cell table:formula="of:=IF(ISBLANK([$Specificity.C757]);&quot;&quot;; [$Specificity.C757])">
            <text:p/>
          </table:table-cell>
          <table:table-cell table:formula="of:=IF(ISBLANK([$Paraphrase.C757]);&quot;&quot;; [$Paraphrase.C757])">
            <text:p/>
          </table:table-cell>
          <table:table-cell table:formula="of:=IF(ISBLANK([$LocalRelevance.C757]);&quot;&quot;; [$LocalRelevance.C757])">
            <text:p/>
          </table:table-cell>
          <table:table-cell table:formula="of:=IF(ISBLANK([.A757]); &quot;&quot;; IF(COUNTIF([.C757:.G757]; &quot;yes&quot;) &gt; 0; &quot;yes&quot;; &quot;no&quot;))">
            <text:p/>
          </table:table-cell>
        </table:table-row>
        <table:table-row table:style-name="ro6">
          <table:table-cell table:number-columns-repeated="2"/>
          <table:table-cell table:formula="of:=IF(ISBLANK([$Contradiction.C758]);&quot;&quot;; [$Contradiction.C758])">
            <text:p/>
          </table:table-cell>
          <table:table-cell table:formula="of:=IF(ISBLANK([$Entailment.C758]);&quot;&quot;; [$Entailment.C758])">
            <text:p/>
          </table:table-cell>
          <table:table-cell table:formula="of:=IF(ISBLANK([$Specificity.C758]);&quot;&quot;; [$Specificity.C758])">
            <text:p/>
          </table:table-cell>
          <table:table-cell table:formula="of:=IF(ISBLANK([$Paraphrase.C758]);&quot;&quot;; [$Paraphrase.C758])">
            <text:p/>
          </table:table-cell>
          <table:table-cell table:formula="of:=IF(ISBLANK([$LocalRelevance.C758]);&quot;&quot;; [$LocalRelevance.C758])">
            <text:p/>
          </table:table-cell>
          <table:table-cell table:formula="of:=IF(ISBLANK([.A758]); &quot;&quot;; IF(COUNTIF([.C758:.G758]; &quot;yes&quot;) &gt; 0; &quot;yes&quot;; &quot;no&quot;))">
            <text:p/>
          </table:table-cell>
        </table:table-row>
        <table:table-row table:style-name="ro6">
          <table:table-cell table:number-columns-repeated="2"/>
          <table:table-cell table:formula="of:=IF(ISBLANK([$Contradiction.C759]);&quot;&quot;; [$Contradiction.C759])">
            <text:p/>
          </table:table-cell>
          <table:table-cell table:formula="of:=IF(ISBLANK([$Entailment.C759]);&quot;&quot;; [$Entailment.C759])">
            <text:p/>
          </table:table-cell>
          <table:table-cell table:formula="of:=IF(ISBLANK([$Specificity.C759]);&quot;&quot;; [$Specificity.C759])">
            <text:p/>
          </table:table-cell>
          <table:table-cell table:formula="of:=IF(ISBLANK([$Paraphrase.C759]);&quot;&quot;; [$Paraphrase.C759])">
            <text:p/>
          </table:table-cell>
          <table:table-cell table:formula="of:=IF(ISBLANK([$LocalRelevance.C759]);&quot;&quot;; [$LocalRelevance.C759])">
            <text:p/>
          </table:table-cell>
          <table:table-cell table:formula="of:=IF(ISBLANK([.A759]); &quot;&quot;; IF(COUNTIF([.C759:.G759]; &quot;yes&quot;) &gt; 0; &quot;yes&quot;; &quot;no&quot;))">
            <text:p/>
          </table:table-cell>
        </table:table-row>
        <table:table-row table:style-name="ro6">
          <table:table-cell table:number-columns-repeated="2"/>
          <table:table-cell table:formula="of:=IF(ISBLANK([$Contradiction.C760]);&quot;&quot;; [$Contradiction.C760])">
            <text:p/>
          </table:table-cell>
          <table:table-cell table:formula="of:=IF(ISBLANK([$Entailment.C760]);&quot;&quot;; [$Entailment.C760])">
            <text:p/>
          </table:table-cell>
          <table:table-cell table:formula="of:=IF(ISBLANK([$Specificity.C760]);&quot;&quot;; [$Specificity.C760])">
            <text:p/>
          </table:table-cell>
          <table:table-cell table:formula="of:=IF(ISBLANK([$Paraphrase.C760]);&quot;&quot;; [$Paraphrase.C760])">
            <text:p/>
          </table:table-cell>
          <table:table-cell table:formula="of:=IF(ISBLANK([$LocalRelevance.C760]);&quot;&quot;; [$LocalRelevance.C760])">
            <text:p/>
          </table:table-cell>
          <table:table-cell table:formula="of:=IF(ISBLANK([.A760]); &quot;&quot;; IF(COUNTIF([.C760:.G760]; &quot;yes&quot;) &gt; 0; &quot;yes&quot;; &quot;no&quot;))">
            <text:p/>
          </table:table-cell>
        </table:table-row>
        <table:table-row table:style-name="ro6">
          <table:table-cell table:number-columns-repeated="2"/>
          <table:table-cell table:formula="of:=IF(ISBLANK([$Contradiction.C761]);&quot;&quot;; [$Contradiction.C761])">
            <text:p/>
          </table:table-cell>
          <table:table-cell table:formula="of:=IF(ISBLANK([$Entailment.C761]);&quot;&quot;; [$Entailment.C761])">
            <text:p/>
          </table:table-cell>
          <table:table-cell table:formula="of:=IF(ISBLANK([$Specificity.C761]);&quot;&quot;; [$Specificity.C761])">
            <text:p/>
          </table:table-cell>
          <table:table-cell table:formula="of:=IF(ISBLANK([$Paraphrase.C761]);&quot;&quot;; [$Paraphrase.C761])">
            <text:p/>
          </table:table-cell>
          <table:table-cell table:formula="of:=IF(ISBLANK([$LocalRelevance.C761]);&quot;&quot;; [$LocalRelevance.C761])">
            <text:p/>
          </table:table-cell>
          <table:table-cell table:formula="of:=IF(ISBLANK([.A761]); &quot;&quot;; IF(COUNTIF([.C761:.G761]; &quot;yes&quot;) &gt; 0; &quot;yes&quot;; &quot;no&quot;))">
            <text:p/>
          </table:table-cell>
        </table:table-row>
        <table:table-row table:style-name="ro6">
          <table:table-cell table:number-columns-repeated="2"/>
          <table:table-cell table:formula="of:=IF(ISBLANK([$Contradiction.C762]);&quot;&quot;; [$Contradiction.C762])">
            <text:p/>
          </table:table-cell>
          <table:table-cell table:formula="of:=IF(ISBLANK([$Entailment.C762]);&quot;&quot;; [$Entailment.C762])">
            <text:p/>
          </table:table-cell>
          <table:table-cell table:formula="of:=IF(ISBLANK([$Specificity.C762]);&quot;&quot;; [$Specificity.C762])">
            <text:p/>
          </table:table-cell>
          <table:table-cell table:formula="of:=IF(ISBLANK([$Paraphrase.C762]);&quot;&quot;; [$Paraphrase.C762])">
            <text:p/>
          </table:table-cell>
          <table:table-cell table:formula="of:=IF(ISBLANK([$LocalRelevance.C762]);&quot;&quot;; [$LocalRelevance.C762])">
            <text:p/>
          </table:table-cell>
          <table:table-cell table:formula="of:=IF(ISBLANK([.A762]); &quot;&quot;; IF(COUNTIF([.C762:.G762]; &quot;yes&quot;) &gt; 0; &quot;yes&quot;; &quot;no&quot;))">
            <text:p/>
          </table:table-cell>
        </table:table-row>
        <table:table-row table:style-name="ro6">
          <table:table-cell table:number-columns-repeated="2"/>
          <table:table-cell table:formula="of:=IF(ISBLANK([$Contradiction.C763]);&quot;&quot;; [$Contradiction.C763])">
            <text:p/>
          </table:table-cell>
          <table:table-cell table:formula="of:=IF(ISBLANK([$Entailment.C763]);&quot;&quot;; [$Entailment.C763])">
            <text:p/>
          </table:table-cell>
          <table:table-cell table:formula="of:=IF(ISBLANK([$Specificity.C763]);&quot;&quot;; [$Specificity.C763])">
            <text:p/>
          </table:table-cell>
          <table:table-cell table:formula="of:=IF(ISBLANK([$Paraphrase.C763]);&quot;&quot;; [$Paraphrase.C763])">
            <text:p/>
          </table:table-cell>
          <table:table-cell table:formula="of:=IF(ISBLANK([$LocalRelevance.C763]);&quot;&quot;; [$LocalRelevance.C763])">
            <text:p/>
          </table:table-cell>
          <table:table-cell table:formula="of:=IF(ISBLANK([.A763]); &quot;&quot;; IF(COUNTIF([.C763:.G763]; &quot;yes&quot;) &gt; 0; &quot;yes&quot;; &quot;no&quot;))">
            <text:p/>
          </table:table-cell>
        </table:table-row>
        <table:table-row table:style-name="ro6">
          <table:table-cell table:number-columns-repeated="2"/>
          <table:table-cell table:formula="of:=IF(ISBLANK([$Contradiction.C764]);&quot;&quot;; [$Contradiction.C764])">
            <text:p/>
          </table:table-cell>
          <table:table-cell table:formula="of:=IF(ISBLANK([$Entailment.C764]);&quot;&quot;; [$Entailment.C764])">
            <text:p/>
          </table:table-cell>
          <table:table-cell table:formula="of:=IF(ISBLANK([$Specificity.C764]);&quot;&quot;; [$Specificity.C764])">
            <text:p/>
          </table:table-cell>
          <table:table-cell table:formula="of:=IF(ISBLANK([$Paraphrase.C764]);&quot;&quot;; [$Paraphrase.C764])">
            <text:p/>
          </table:table-cell>
          <table:table-cell table:formula="of:=IF(ISBLANK([$LocalRelevance.C764]);&quot;&quot;; [$LocalRelevance.C764])">
            <text:p/>
          </table:table-cell>
          <table:table-cell table:formula="of:=IF(ISBLANK([.A764]); &quot;&quot;; IF(COUNTIF([.C764:.G764]; &quot;yes&quot;) &gt; 0; &quot;yes&quot;; &quot;no&quot;))">
            <text:p/>
          </table:table-cell>
        </table:table-row>
        <table:table-row table:style-name="ro6">
          <table:table-cell table:number-columns-repeated="2"/>
          <table:table-cell table:formula="of:=IF(ISBLANK([$Contradiction.C765]);&quot;&quot;; [$Contradiction.C765])">
            <text:p/>
          </table:table-cell>
          <table:table-cell table:formula="of:=IF(ISBLANK([$Entailment.C765]);&quot;&quot;; [$Entailment.C765])">
            <text:p/>
          </table:table-cell>
          <table:table-cell table:formula="of:=IF(ISBLANK([$Specificity.C765]);&quot;&quot;; [$Specificity.C765])">
            <text:p/>
          </table:table-cell>
          <table:table-cell table:formula="of:=IF(ISBLANK([$Paraphrase.C765]);&quot;&quot;; [$Paraphrase.C765])">
            <text:p/>
          </table:table-cell>
          <table:table-cell table:formula="of:=IF(ISBLANK([$LocalRelevance.C765]);&quot;&quot;; [$LocalRelevance.C765])">
            <text:p/>
          </table:table-cell>
          <table:table-cell table:formula="of:=IF(ISBLANK([.A765]); &quot;&quot;; IF(COUNTIF([.C765:.G765]; &quot;yes&quot;) &gt; 0; &quot;yes&quot;; &quot;no&quot;))">
            <text:p/>
          </table:table-cell>
        </table:table-row>
        <table:table-row table:style-name="ro6">
          <table:table-cell table:number-columns-repeated="2"/>
          <table:table-cell table:formula="of:=IF(ISBLANK([$Contradiction.C766]);&quot;&quot;; [$Contradiction.C766])">
            <text:p/>
          </table:table-cell>
          <table:table-cell table:formula="of:=IF(ISBLANK([$Entailment.C766]);&quot;&quot;; [$Entailment.C766])">
            <text:p/>
          </table:table-cell>
          <table:table-cell table:formula="of:=IF(ISBLANK([$Specificity.C766]);&quot;&quot;; [$Specificity.C766])">
            <text:p/>
          </table:table-cell>
          <table:table-cell table:formula="of:=IF(ISBLANK([$Paraphrase.C766]);&quot;&quot;; [$Paraphrase.C766])">
            <text:p/>
          </table:table-cell>
          <table:table-cell table:formula="of:=IF(ISBLANK([$LocalRelevance.C766]);&quot;&quot;; [$LocalRelevance.C766])">
            <text:p/>
          </table:table-cell>
          <table:table-cell table:formula="of:=IF(ISBLANK([.A766]); &quot;&quot;; IF(COUNTIF([.C766:.G766]; &quot;yes&quot;) &gt; 0; &quot;yes&quot;; &quot;no&quot;))">
            <text:p/>
          </table:table-cell>
        </table:table-row>
        <table:table-row table:style-name="ro6">
          <table:table-cell table:number-columns-repeated="2"/>
          <table:table-cell table:formula="of:=IF(ISBLANK([$Contradiction.C767]);&quot;&quot;; [$Contradiction.C767])">
            <text:p/>
          </table:table-cell>
          <table:table-cell table:formula="of:=IF(ISBLANK([$Entailment.C767]);&quot;&quot;; [$Entailment.C767])">
            <text:p/>
          </table:table-cell>
          <table:table-cell table:formula="of:=IF(ISBLANK([$Specificity.C767]);&quot;&quot;; [$Specificity.C767])">
            <text:p/>
          </table:table-cell>
          <table:table-cell table:formula="of:=IF(ISBLANK([$Paraphrase.C767]);&quot;&quot;; [$Paraphrase.C767])">
            <text:p/>
          </table:table-cell>
          <table:table-cell table:formula="of:=IF(ISBLANK([$LocalRelevance.C767]);&quot;&quot;; [$LocalRelevance.C767])">
            <text:p/>
          </table:table-cell>
          <table:table-cell table:formula="of:=IF(ISBLANK([.A767]); &quot;&quot;; IF(COUNTIF([.C767:.G767]; &quot;yes&quot;) &gt; 0; &quot;yes&quot;; &quot;no&quot;))">
            <text:p/>
          </table:table-cell>
        </table:table-row>
        <table:table-row table:style-name="ro6">
          <table:table-cell table:number-columns-repeated="2"/>
          <table:table-cell table:formula="of:=IF(ISBLANK([$Contradiction.C768]);&quot;&quot;; [$Contradiction.C768])">
            <text:p/>
          </table:table-cell>
          <table:table-cell table:formula="of:=IF(ISBLANK([$Entailment.C768]);&quot;&quot;; [$Entailment.C768])">
            <text:p/>
          </table:table-cell>
          <table:table-cell table:formula="of:=IF(ISBLANK([$Specificity.C768]);&quot;&quot;; [$Specificity.C768])">
            <text:p/>
          </table:table-cell>
          <table:table-cell table:formula="of:=IF(ISBLANK([$Paraphrase.C768]);&quot;&quot;; [$Paraphrase.C768])">
            <text:p/>
          </table:table-cell>
          <table:table-cell table:formula="of:=IF(ISBLANK([$LocalRelevance.C768]);&quot;&quot;; [$LocalRelevance.C768])">
            <text:p/>
          </table:table-cell>
          <table:table-cell table:formula="of:=IF(ISBLANK([.A768]); &quot;&quot;; IF(COUNTIF([.C768:.G768]; &quot;yes&quot;) &gt; 0; &quot;yes&quot;; &quot;no&quot;))">
            <text:p/>
          </table:table-cell>
        </table:table-row>
        <table:table-row table:style-name="ro6">
          <table:table-cell table:number-columns-repeated="2"/>
          <table:table-cell table:formula="of:=IF(ISBLANK([$Contradiction.C769]);&quot;&quot;; [$Contradiction.C769])">
            <text:p/>
          </table:table-cell>
          <table:table-cell table:formula="of:=IF(ISBLANK([$Entailment.C769]);&quot;&quot;; [$Entailment.C769])">
            <text:p/>
          </table:table-cell>
          <table:table-cell table:formula="of:=IF(ISBLANK([$Specificity.C769]);&quot;&quot;; [$Specificity.C769])">
            <text:p/>
          </table:table-cell>
          <table:table-cell table:formula="of:=IF(ISBLANK([$Paraphrase.C769]);&quot;&quot;; [$Paraphrase.C769])">
            <text:p/>
          </table:table-cell>
          <table:table-cell table:formula="of:=IF(ISBLANK([$LocalRelevance.C769]);&quot;&quot;; [$LocalRelevance.C769])">
            <text:p/>
          </table:table-cell>
          <table:table-cell table:formula="of:=IF(ISBLANK([.A769]); &quot;&quot;; IF(COUNTIF([.C769:.G769]; &quot;yes&quot;) &gt; 0; &quot;yes&quot;; &quot;no&quot;))">
            <text:p/>
          </table:table-cell>
        </table:table-row>
        <table:table-row table:style-name="ro6">
          <table:table-cell table:number-columns-repeated="2"/>
          <table:table-cell table:formula="of:=IF(ISBLANK([$Contradiction.C770]);&quot;&quot;; [$Contradiction.C770])">
            <text:p/>
          </table:table-cell>
          <table:table-cell table:formula="of:=IF(ISBLANK([$Entailment.C770]);&quot;&quot;; [$Entailment.C770])">
            <text:p/>
          </table:table-cell>
          <table:table-cell table:formula="of:=IF(ISBLANK([$Specificity.C770]);&quot;&quot;; [$Specificity.C770])">
            <text:p/>
          </table:table-cell>
          <table:table-cell table:formula="of:=IF(ISBLANK([$Paraphrase.C770]);&quot;&quot;; [$Paraphrase.C770])">
            <text:p/>
          </table:table-cell>
          <table:table-cell table:formula="of:=IF(ISBLANK([$LocalRelevance.C770]);&quot;&quot;; [$LocalRelevance.C770])">
            <text:p/>
          </table:table-cell>
          <table:table-cell table:formula="of:=IF(ISBLANK([.A770]); &quot;&quot;; IF(COUNTIF([.C770:.G770]; &quot;yes&quot;) &gt; 0; &quot;yes&quot;; &quot;no&quot;))">
            <text:p/>
          </table:table-cell>
        </table:table-row>
        <table:table-row table:style-name="ro6">
          <table:table-cell table:number-columns-repeated="2"/>
          <table:table-cell table:formula="of:=IF(ISBLANK([$Contradiction.C771]);&quot;&quot;; [$Contradiction.C771])">
            <text:p/>
          </table:table-cell>
          <table:table-cell table:formula="of:=IF(ISBLANK([$Entailment.C771]);&quot;&quot;; [$Entailment.C771])">
            <text:p/>
          </table:table-cell>
          <table:table-cell table:formula="of:=IF(ISBLANK([$Specificity.C771]);&quot;&quot;; [$Specificity.C771])">
            <text:p/>
          </table:table-cell>
          <table:table-cell table:formula="of:=IF(ISBLANK([$Paraphrase.C771]);&quot;&quot;; [$Paraphrase.C771])">
            <text:p/>
          </table:table-cell>
          <table:table-cell table:formula="of:=IF(ISBLANK([$LocalRelevance.C771]);&quot;&quot;; [$LocalRelevance.C771])">
            <text:p/>
          </table:table-cell>
          <table:table-cell table:formula="of:=IF(ISBLANK([.A771]); &quot;&quot;; IF(COUNTIF([.C771:.G771]; &quot;yes&quot;) &gt; 0; &quot;yes&quot;; &quot;no&quot;))">
            <text:p/>
          </table:table-cell>
        </table:table-row>
        <table:table-row table:style-name="ro6">
          <table:table-cell table:number-columns-repeated="2"/>
          <table:table-cell table:formula="of:=IF(ISBLANK([$Contradiction.C772]);&quot;&quot;; [$Contradiction.C772])">
            <text:p/>
          </table:table-cell>
          <table:table-cell table:formula="of:=IF(ISBLANK([$Entailment.C772]);&quot;&quot;; [$Entailment.C772])">
            <text:p/>
          </table:table-cell>
          <table:table-cell table:formula="of:=IF(ISBLANK([$Specificity.C772]);&quot;&quot;; [$Specificity.C772])">
            <text:p/>
          </table:table-cell>
          <table:table-cell table:formula="of:=IF(ISBLANK([$Paraphrase.C772]);&quot;&quot;; [$Paraphrase.C772])">
            <text:p/>
          </table:table-cell>
          <table:table-cell table:formula="of:=IF(ISBLANK([$LocalRelevance.C772]);&quot;&quot;; [$LocalRelevance.C772])">
            <text:p/>
          </table:table-cell>
          <table:table-cell table:formula="of:=IF(ISBLANK([.A772]); &quot;&quot;; IF(COUNTIF([.C772:.G772]; &quot;yes&quot;) &gt; 0; &quot;yes&quot;; &quot;no&quot;))">
            <text:p/>
          </table:table-cell>
        </table:table-row>
        <table:table-row table:style-name="ro6">
          <table:table-cell table:number-columns-repeated="2"/>
          <table:table-cell table:formula="of:=IF(ISBLANK([$Contradiction.C773]);&quot;&quot;; [$Contradiction.C773])">
            <text:p/>
          </table:table-cell>
          <table:table-cell table:formula="of:=IF(ISBLANK([$Entailment.C773]);&quot;&quot;; [$Entailment.C773])">
            <text:p/>
          </table:table-cell>
          <table:table-cell table:formula="of:=IF(ISBLANK([$Specificity.C773]);&quot;&quot;; [$Specificity.C773])">
            <text:p/>
          </table:table-cell>
          <table:table-cell table:formula="of:=IF(ISBLANK([$Paraphrase.C773]);&quot;&quot;; [$Paraphrase.C773])">
            <text:p/>
          </table:table-cell>
          <table:table-cell table:formula="of:=IF(ISBLANK([$LocalRelevance.C773]);&quot;&quot;; [$LocalRelevance.C773])">
            <text:p/>
          </table:table-cell>
          <table:table-cell table:formula="of:=IF(ISBLANK([.A773]); &quot;&quot;; IF(COUNTIF([.C773:.G773]; &quot;yes&quot;) &gt; 0; &quot;yes&quot;; &quot;no&quot;))">
            <text:p/>
          </table:table-cell>
        </table:table-row>
        <table:table-row table:style-name="ro6">
          <table:table-cell table:number-columns-repeated="2"/>
          <table:table-cell table:formula="of:=IF(ISBLANK([$Contradiction.C774]);&quot;&quot;; [$Contradiction.C774])">
            <text:p/>
          </table:table-cell>
          <table:table-cell table:formula="of:=IF(ISBLANK([$Entailment.C774]);&quot;&quot;; [$Entailment.C774])">
            <text:p/>
          </table:table-cell>
          <table:table-cell table:formula="of:=IF(ISBLANK([$Specificity.C774]);&quot;&quot;; [$Specificity.C774])">
            <text:p/>
          </table:table-cell>
          <table:table-cell table:formula="of:=IF(ISBLANK([$Paraphrase.C774]);&quot;&quot;; [$Paraphrase.C774])">
            <text:p/>
          </table:table-cell>
          <table:table-cell table:formula="of:=IF(ISBLANK([$LocalRelevance.C774]);&quot;&quot;; [$LocalRelevance.C774])">
            <text:p/>
          </table:table-cell>
          <table:table-cell table:formula="of:=IF(ISBLANK([.A774]); &quot;&quot;; IF(COUNTIF([.C774:.G774]; &quot;yes&quot;) &gt; 0; &quot;yes&quot;; &quot;no&quot;))">
            <text:p/>
          </table:table-cell>
        </table:table-row>
        <table:table-row table:style-name="ro6">
          <table:table-cell table:number-columns-repeated="2"/>
          <table:table-cell table:formula="of:=IF(ISBLANK([$Contradiction.C775]);&quot;&quot;; [$Contradiction.C775])">
            <text:p/>
          </table:table-cell>
          <table:table-cell table:formula="of:=IF(ISBLANK([$Entailment.C775]);&quot;&quot;; [$Entailment.C775])">
            <text:p/>
          </table:table-cell>
          <table:table-cell table:formula="of:=IF(ISBLANK([$Specificity.C775]);&quot;&quot;; [$Specificity.C775])">
            <text:p/>
          </table:table-cell>
          <table:table-cell table:formula="of:=IF(ISBLANK([$Paraphrase.C775]);&quot;&quot;; [$Paraphrase.C775])">
            <text:p/>
          </table:table-cell>
          <table:table-cell table:formula="of:=IF(ISBLANK([$LocalRelevance.C775]);&quot;&quot;; [$LocalRelevance.C775])">
            <text:p/>
          </table:table-cell>
          <table:table-cell table:formula="of:=IF(ISBLANK([.A775]); &quot;&quot;; IF(COUNTIF([.C775:.G775]; &quot;yes&quot;) &gt; 0; &quot;yes&quot;; &quot;no&quot;))">
            <text:p/>
          </table:table-cell>
        </table:table-row>
        <table:table-row table:style-name="ro6">
          <table:table-cell table:number-columns-repeated="2"/>
          <table:table-cell table:formula="of:=IF(ISBLANK([$Contradiction.C776]);&quot;&quot;; [$Contradiction.C776])">
            <text:p/>
          </table:table-cell>
          <table:table-cell table:formula="of:=IF(ISBLANK([$Entailment.C776]);&quot;&quot;; [$Entailment.C776])">
            <text:p/>
          </table:table-cell>
          <table:table-cell table:formula="of:=IF(ISBLANK([$Specificity.C776]);&quot;&quot;; [$Specificity.C776])">
            <text:p/>
          </table:table-cell>
          <table:table-cell table:formula="of:=IF(ISBLANK([$Paraphrase.C776]);&quot;&quot;; [$Paraphrase.C776])">
            <text:p/>
          </table:table-cell>
          <table:table-cell table:formula="of:=IF(ISBLANK([$LocalRelevance.C776]);&quot;&quot;; [$LocalRelevance.C776])">
            <text:p/>
          </table:table-cell>
          <table:table-cell table:formula="of:=IF(ISBLANK([.A776]); &quot;&quot;; IF(COUNTIF([.C776:.G776]; &quot;yes&quot;) &gt; 0; &quot;yes&quot;; &quot;no&quot;))">
            <text:p/>
          </table:table-cell>
        </table:table-row>
        <table:table-row table:style-name="ro6">
          <table:table-cell table:number-columns-repeated="2"/>
          <table:table-cell table:formula="of:=IF(ISBLANK([$Contradiction.C777]);&quot;&quot;; [$Contradiction.C777])">
            <text:p/>
          </table:table-cell>
          <table:table-cell table:formula="of:=IF(ISBLANK([$Entailment.C777]);&quot;&quot;; [$Entailment.C777])">
            <text:p/>
          </table:table-cell>
          <table:table-cell table:formula="of:=IF(ISBLANK([$Specificity.C777]);&quot;&quot;; [$Specificity.C777])">
            <text:p/>
          </table:table-cell>
          <table:table-cell table:formula="of:=IF(ISBLANK([$Paraphrase.C777]);&quot;&quot;; [$Paraphrase.C777])">
            <text:p/>
          </table:table-cell>
          <table:table-cell table:formula="of:=IF(ISBLANK([$LocalRelevance.C777]);&quot;&quot;; [$LocalRelevance.C777])">
            <text:p/>
          </table:table-cell>
          <table:table-cell table:formula="of:=IF(ISBLANK([.A777]); &quot;&quot;; IF(COUNTIF([.C777:.G777]; &quot;yes&quot;) &gt; 0; &quot;yes&quot;; &quot;no&quot;))">
            <text:p/>
          </table:table-cell>
        </table:table-row>
        <table:table-row table:style-name="ro6">
          <table:table-cell table:number-columns-repeated="2"/>
          <table:table-cell table:formula="of:=IF(ISBLANK([$Contradiction.C778]);&quot;&quot;; [$Contradiction.C778])">
            <text:p/>
          </table:table-cell>
          <table:table-cell table:formula="of:=IF(ISBLANK([$Entailment.C778]);&quot;&quot;; [$Entailment.C778])">
            <text:p/>
          </table:table-cell>
          <table:table-cell table:formula="of:=IF(ISBLANK([$Specificity.C778]);&quot;&quot;; [$Specificity.C778])">
            <text:p/>
          </table:table-cell>
          <table:table-cell table:formula="of:=IF(ISBLANK([$Paraphrase.C778]);&quot;&quot;; [$Paraphrase.C778])">
            <text:p/>
          </table:table-cell>
          <table:table-cell table:formula="of:=IF(ISBLANK([$LocalRelevance.C778]);&quot;&quot;; [$LocalRelevance.C778])">
            <text:p/>
          </table:table-cell>
          <table:table-cell table:formula="of:=IF(ISBLANK([.A778]); &quot;&quot;; IF(COUNTIF([.C778:.G778]; &quot;yes&quot;) &gt; 0; &quot;yes&quot;; &quot;no&quot;))">
            <text:p/>
          </table:table-cell>
        </table:table-row>
        <table:table-row table:style-name="ro6">
          <table:table-cell table:number-columns-repeated="2"/>
          <table:table-cell table:formula="of:=IF(ISBLANK([$Contradiction.C779]);&quot;&quot;; [$Contradiction.C779])">
            <text:p/>
          </table:table-cell>
          <table:table-cell table:formula="of:=IF(ISBLANK([$Entailment.C779]);&quot;&quot;; [$Entailment.C779])">
            <text:p/>
          </table:table-cell>
          <table:table-cell table:formula="of:=IF(ISBLANK([$Specificity.C779]);&quot;&quot;; [$Specificity.C779])">
            <text:p/>
          </table:table-cell>
          <table:table-cell table:formula="of:=IF(ISBLANK([$Paraphrase.C779]);&quot;&quot;; [$Paraphrase.C779])">
            <text:p/>
          </table:table-cell>
          <table:table-cell table:formula="of:=IF(ISBLANK([$LocalRelevance.C779]);&quot;&quot;; [$LocalRelevance.C779])">
            <text:p/>
          </table:table-cell>
          <table:table-cell table:formula="of:=IF(ISBLANK([.A779]); &quot;&quot;; IF(COUNTIF([.C779:.G779]; &quot;yes&quot;) &gt; 0; &quot;yes&quot;; &quot;no&quot;))">
            <text:p/>
          </table:table-cell>
        </table:table-row>
        <table:table-row table:style-name="ro6">
          <table:table-cell table:number-columns-repeated="2"/>
          <table:table-cell table:formula="of:=IF(ISBLANK([$Contradiction.C780]);&quot;&quot;; [$Contradiction.C780])">
            <text:p/>
          </table:table-cell>
          <table:table-cell table:formula="of:=IF(ISBLANK([$Entailment.C780]);&quot;&quot;; [$Entailment.C780])">
            <text:p/>
          </table:table-cell>
          <table:table-cell table:formula="of:=IF(ISBLANK([$Specificity.C780]);&quot;&quot;; [$Specificity.C780])">
            <text:p/>
          </table:table-cell>
          <table:table-cell table:formula="of:=IF(ISBLANK([$Paraphrase.C780]);&quot;&quot;; [$Paraphrase.C780])">
            <text:p/>
          </table:table-cell>
          <table:table-cell table:formula="of:=IF(ISBLANK([$LocalRelevance.C780]);&quot;&quot;; [$LocalRelevance.C780])">
            <text:p/>
          </table:table-cell>
          <table:table-cell table:formula="of:=IF(ISBLANK([.A780]); &quot;&quot;; IF(COUNTIF([.C780:.G780]; &quot;yes&quot;) &gt; 0; &quot;yes&quot;; &quot;no&quot;))">
            <text:p/>
          </table:table-cell>
        </table:table-row>
        <table:table-row table:style-name="ro6">
          <table:table-cell table:number-columns-repeated="2"/>
          <table:table-cell table:formula="of:=IF(ISBLANK([$Contradiction.C781]);&quot;&quot;; [$Contradiction.C781])">
            <text:p/>
          </table:table-cell>
          <table:table-cell table:formula="of:=IF(ISBLANK([$Entailment.C781]);&quot;&quot;; [$Entailment.C781])">
            <text:p/>
          </table:table-cell>
          <table:table-cell table:formula="of:=IF(ISBLANK([$Specificity.C781]);&quot;&quot;; [$Specificity.C781])">
            <text:p/>
          </table:table-cell>
          <table:table-cell table:formula="of:=IF(ISBLANK([$Paraphrase.C781]);&quot;&quot;; [$Paraphrase.C781])">
            <text:p/>
          </table:table-cell>
          <table:table-cell table:formula="of:=IF(ISBLANK([$LocalRelevance.C781]);&quot;&quot;; [$LocalRelevance.C781])">
            <text:p/>
          </table:table-cell>
          <table:table-cell table:formula="of:=IF(ISBLANK([.A781]); &quot;&quot;; IF(COUNTIF([.C781:.G781]; &quot;yes&quot;) &gt; 0; &quot;yes&quot;; &quot;no&quot;))">
            <text:p/>
          </table:table-cell>
        </table:table-row>
        <table:table-row table:style-name="ro6">
          <table:table-cell table:number-columns-repeated="2"/>
          <table:table-cell table:formula="of:=IF(ISBLANK([$Contradiction.C782]);&quot;&quot;; [$Contradiction.C782])">
            <text:p/>
          </table:table-cell>
          <table:table-cell table:formula="of:=IF(ISBLANK([$Entailment.C782]);&quot;&quot;; [$Entailment.C782])">
            <text:p/>
          </table:table-cell>
          <table:table-cell table:formula="of:=IF(ISBLANK([$Specificity.C782]);&quot;&quot;; [$Specificity.C782])">
            <text:p/>
          </table:table-cell>
          <table:table-cell table:formula="of:=IF(ISBLANK([$Paraphrase.C782]);&quot;&quot;; [$Paraphrase.C782])">
            <text:p/>
          </table:table-cell>
          <table:table-cell table:formula="of:=IF(ISBLANK([$LocalRelevance.C782]);&quot;&quot;; [$LocalRelevance.C782])">
            <text:p/>
          </table:table-cell>
          <table:table-cell table:formula="of:=IF(ISBLANK([.A782]); &quot;&quot;; IF(COUNTIF([.C782:.G782]; &quot;yes&quot;) &gt; 0; &quot;yes&quot;; &quot;no&quot;))">
            <text:p/>
          </table:table-cell>
        </table:table-row>
        <table:table-row table:style-name="ro6">
          <table:table-cell table:number-columns-repeated="2"/>
          <table:table-cell table:formula="of:=IF(ISBLANK([$Contradiction.C783]);&quot;&quot;; [$Contradiction.C783])">
            <text:p/>
          </table:table-cell>
          <table:table-cell table:formula="of:=IF(ISBLANK([$Entailment.C783]);&quot;&quot;; [$Entailment.C783])">
            <text:p/>
          </table:table-cell>
          <table:table-cell table:formula="of:=IF(ISBLANK([$Specificity.C783]);&quot;&quot;; [$Specificity.C783])">
            <text:p/>
          </table:table-cell>
          <table:table-cell table:formula="of:=IF(ISBLANK([$Paraphrase.C783]);&quot;&quot;; [$Paraphrase.C783])">
            <text:p/>
          </table:table-cell>
          <table:table-cell table:formula="of:=IF(ISBLANK([$LocalRelevance.C783]);&quot;&quot;; [$LocalRelevance.C783])">
            <text:p/>
          </table:table-cell>
          <table:table-cell table:formula="of:=IF(ISBLANK([.A783]); &quot;&quot;; IF(COUNTIF([.C783:.G783]; &quot;yes&quot;) &gt; 0; &quot;yes&quot;; &quot;no&quot;))">
            <text:p/>
          </table:table-cell>
        </table:table-row>
        <table:table-row table:style-name="ro6">
          <table:table-cell table:number-columns-repeated="2"/>
          <table:table-cell table:formula="of:=IF(ISBLANK([$Contradiction.C784]);&quot;&quot;; [$Contradiction.C784])">
            <text:p/>
          </table:table-cell>
          <table:table-cell table:formula="of:=IF(ISBLANK([$Entailment.C784]);&quot;&quot;; [$Entailment.C784])">
            <text:p/>
          </table:table-cell>
          <table:table-cell table:formula="of:=IF(ISBLANK([$Specificity.C784]);&quot;&quot;; [$Specificity.C784])">
            <text:p/>
          </table:table-cell>
          <table:table-cell table:formula="of:=IF(ISBLANK([$Paraphrase.C784]);&quot;&quot;; [$Paraphrase.C784])">
            <text:p/>
          </table:table-cell>
          <table:table-cell table:formula="of:=IF(ISBLANK([$LocalRelevance.C784]);&quot;&quot;; [$LocalRelevance.C784])">
            <text:p/>
          </table:table-cell>
          <table:table-cell table:formula="of:=IF(ISBLANK([.A784]); &quot;&quot;; IF(COUNTIF([.C784:.G784]; &quot;yes&quot;) &gt; 0; &quot;yes&quot;; &quot;no&quot;))">
            <text:p/>
          </table:table-cell>
        </table:table-row>
        <table:table-row table:style-name="ro6">
          <table:table-cell table:number-columns-repeated="2"/>
          <table:table-cell table:formula="of:=IF(ISBLANK([$Contradiction.C785]);&quot;&quot;; [$Contradiction.C785])">
            <text:p/>
          </table:table-cell>
          <table:table-cell table:formula="of:=IF(ISBLANK([$Entailment.C785]);&quot;&quot;; [$Entailment.C785])">
            <text:p/>
          </table:table-cell>
          <table:table-cell table:formula="of:=IF(ISBLANK([$Specificity.C785]);&quot;&quot;; [$Specificity.C785])">
            <text:p/>
          </table:table-cell>
          <table:table-cell table:formula="of:=IF(ISBLANK([$Paraphrase.C785]);&quot;&quot;; [$Paraphrase.C785])">
            <text:p/>
          </table:table-cell>
          <table:table-cell table:formula="of:=IF(ISBLANK([$LocalRelevance.C785]);&quot;&quot;; [$LocalRelevance.C785])">
            <text:p/>
          </table:table-cell>
          <table:table-cell table:formula="of:=IF(ISBLANK([.A785]); &quot;&quot;; IF(COUNTIF([.C785:.G785]; &quot;yes&quot;) &gt; 0; &quot;yes&quot;; &quot;no&quot;))">
            <text:p/>
          </table:table-cell>
        </table:table-row>
        <table:table-row table:style-name="ro6">
          <table:table-cell table:number-columns-repeated="2"/>
          <table:table-cell table:formula="of:=IF(ISBLANK([$Contradiction.C786]);&quot;&quot;; [$Contradiction.C786])">
            <text:p/>
          </table:table-cell>
          <table:table-cell table:formula="of:=IF(ISBLANK([$Entailment.C786]);&quot;&quot;; [$Entailment.C786])">
            <text:p/>
          </table:table-cell>
          <table:table-cell table:formula="of:=IF(ISBLANK([$Specificity.C786]);&quot;&quot;; [$Specificity.C786])">
            <text:p/>
          </table:table-cell>
          <table:table-cell table:formula="of:=IF(ISBLANK([$Paraphrase.C786]);&quot;&quot;; [$Paraphrase.C786])">
            <text:p/>
          </table:table-cell>
          <table:table-cell table:formula="of:=IF(ISBLANK([$LocalRelevance.C786]);&quot;&quot;; [$LocalRelevance.C786])">
            <text:p/>
          </table:table-cell>
          <table:table-cell table:formula="of:=IF(ISBLANK([.A786]); &quot;&quot;; IF(COUNTIF([.C786:.G786]; &quot;yes&quot;) &gt; 0; &quot;yes&quot;; &quot;no&quot;))">
            <text:p/>
          </table:table-cell>
        </table:table-row>
        <table:table-row table:style-name="ro6">
          <table:table-cell table:number-columns-repeated="2"/>
          <table:table-cell table:formula="of:=IF(ISBLANK([$Contradiction.C787]);&quot;&quot;; [$Contradiction.C787])">
            <text:p/>
          </table:table-cell>
          <table:table-cell table:formula="of:=IF(ISBLANK([$Entailment.C787]);&quot;&quot;; [$Entailment.C787])">
            <text:p/>
          </table:table-cell>
          <table:table-cell table:formula="of:=IF(ISBLANK([$Specificity.C787]);&quot;&quot;; [$Specificity.C787])">
            <text:p/>
          </table:table-cell>
          <table:table-cell table:formula="of:=IF(ISBLANK([$Paraphrase.C787]);&quot;&quot;; [$Paraphrase.C787])">
            <text:p/>
          </table:table-cell>
          <table:table-cell table:formula="of:=IF(ISBLANK([$LocalRelevance.C787]);&quot;&quot;; [$LocalRelevance.C787])">
            <text:p/>
          </table:table-cell>
          <table:table-cell table:formula="of:=IF(ISBLANK([.A787]); &quot;&quot;; IF(COUNTIF([.C787:.G787]; &quot;yes&quot;) &gt; 0; &quot;yes&quot;; &quot;no&quot;))">
            <text:p/>
          </table:table-cell>
        </table:table-row>
        <table:table-row table:style-name="ro6">
          <table:table-cell table:number-columns-repeated="2"/>
          <table:table-cell table:formula="of:=IF(ISBLANK([$Contradiction.C788]);&quot;&quot;; [$Contradiction.C788])">
            <text:p/>
          </table:table-cell>
          <table:table-cell table:formula="of:=IF(ISBLANK([$Entailment.C788]);&quot;&quot;; [$Entailment.C788])">
            <text:p/>
          </table:table-cell>
          <table:table-cell table:formula="of:=IF(ISBLANK([$Specificity.C788]);&quot;&quot;; [$Specificity.C788])">
            <text:p/>
          </table:table-cell>
          <table:table-cell table:formula="of:=IF(ISBLANK([$Paraphrase.C788]);&quot;&quot;; [$Paraphrase.C788])">
            <text:p/>
          </table:table-cell>
          <table:table-cell table:formula="of:=IF(ISBLANK([$LocalRelevance.C788]);&quot;&quot;; [$LocalRelevance.C788])">
            <text:p/>
          </table:table-cell>
          <table:table-cell table:formula="of:=IF(ISBLANK([.A788]); &quot;&quot;; IF(COUNTIF([.C788:.G788]; &quot;yes&quot;) &gt; 0; &quot;yes&quot;; &quot;no&quot;))">
            <text:p/>
          </table:table-cell>
        </table:table-row>
        <table:table-row table:style-name="ro6">
          <table:table-cell table:number-columns-repeated="2"/>
          <table:table-cell table:formula="of:=IF(ISBLANK([$Contradiction.C789]);&quot;&quot;; [$Contradiction.C789])">
            <text:p/>
          </table:table-cell>
          <table:table-cell table:formula="of:=IF(ISBLANK([$Entailment.C789]);&quot;&quot;; [$Entailment.C789])">
            <text:p/>
          </table:table-cell>
          <table:table-cell table:formula="of:=IF(ISBLANK([$Specificity.C789]);&quot;&quot;; [$Specificity.C789])">
            <text:p/>
          </table:table-cell>
          <table:table-cell table:formula="of:=IF(ISBLANK([$Paraphrase.C789]);&quot;&quot;; [$Paraphrase.C789])">
            <text:p/>
          </table:table-cell>
          <table:table-cell table:formula="of:=IF(ISBLANK([$LocalRelevance.C789]);&quot;&quot;; [$LocalRelevance.C789])">
            <text:p/>
          </table:table-cell>
          <table:table-cell table:formula="of:=IF(ISBLANK([.A789]); &quot;&quot;; IF(COUNTIF([.C789:.G789]; &quot;yes&quot;) &gt; 0; &quot;yes&quot;; &quot;no&quot;))">
            <text:p/>
          </table:table-cell>
        </table:table-row>
        <table:table-row table:style-name="ro6">
          <table:table-cell table:number-columns-repeated="2"/>
          <table:table-cell table:formula="of:=IF(ISBLANK([$Contradiction.C790]);&quot;&quot;; [$Contradiction.C790])">
            <text:p/>
          </table:table-cell>
          <table:table-cell table:formula="of:=IF(ISBLANK([$Entailment.C790]);&quot;&quot;; [$Entailment.C790])">
            <text:p/>
          </table:table-cell>
          <table:table-cell table:formula="of:=IF(ISBLANK([$Specificity.C790]);&quot;&quot;; [$Specificity.C790])">
            <text:p/>
          </table:table-cell>
          <table:table-cell table:formula="of:=IF(ISBLANK([$Paraphrase.C790]);&quot;&quot;; [$Paraphrase.C790])">
            <text:p/>
          </table:table-cell>
          <table:table-cell table:formula="of:=IF(ISBLANK([$LocalRelevance.C790]);&quot;&quot;; [$LocalRelevance.C790])">
            <text:p/>
          </table:table-cell>
          <table:table-cell table:formula="of:=IF(ISBLANK([.A790]); &quot;&quot;; IF(COUNTIF([.C790:.G790]; &quot;yes&quot;) &gt; 0; &quot;yes&quot;; &quot;no&quot;))">
            <text:p/>
          </table:table-cell>
        </table:table-row>
        <table:table-row table:style-name="ro6">
          <table:table-cell table:number-columns-repeated="2"/>
          <table:table-cell table:formula="of:=IF(ISBLANK([$Contradiction.C791]);&quot;&quot;; [$Contradiction.C791])">
            <text:p/>
          </table:table-cell>
          <table:table-cell table:formula="of:=IF(ISBLANK([$Entailment.C791]);&quot;&quot;; [$Entailment.C791])">
            <text:p/>
          </table:table-cell>
          <table:table-cell table:formula="of:=IF(ISBLANK([$Specificity.C791]);&quot;&quot;; [$Specificity.C791])">
            <text:p/>
          </table:table-cell>
          <table:table-cell table:formula="of:=IF(ISBLANK([$Paraphrase.C791]);&quot;&quot;; [$Paraphrase.C791])">
            <text:p/>
          </table:table-cell>
          <table:table-cell table:formula="of:=IF(ISBLANK([$LocalRelevance.C791]);&quot;&quot;; [$LocalRelevance.C791])">
            <text:p/>
          </table:table-cell>
          <table:table-cell table:formula="of:=IF(ISBLANK([.A791]); &quot;&quot;; IF(COUNTIF([.C791:.G791]; &quot;yes&quot;) &gt; 0; &quot;yes&quot;; &quot;no&quot;))">
            <text:p/>
          </table:table-cell>
        </table:table-row>
        <table:table-row table:style-name="ro6">
          <table:table-cell table:number-columns-repeated="2"/>
          <table:table-cell table:formula="of:=IF(ISBLANK([$Contradiction.C792]);&quot;&quot;; [$Contradiction.C792])">
            <text:p/>
          </table:table-cell>
          <table:table-cell table:formula="of:=IF(ISBLANK([$Entailment.C792]);&quot;&quot;; [$Entailment.C792])">
            <text:p/>
          </table:table-cell>
          <table:table-cell table:formula="of:=IF(ISBLANK([$Specificity.C792]);&quot;&quot;; [$Specificity.C792])">
            <text:p/>
          </table:table-cell>
          <table:table-cell table:formula="of:=IF(ISBLANK([$Paraphrase.C792]);&quot;&quot;; [$Paraphrase.C792])">
            <text:p/>
          </table:table-cell>
          <table:table-cell table:formula="of:=IF(ISBLANK([$LocalRelevance.C792]);&quot;&quot;; [$LocalRelevance.C792])">
            <text:p/>
          </table:table-cell>
          <table:table-cell table:formula="of:=IF(ISBLANK([.A792]); &quot;&quot;; IF(COUNTIF([.C792:.G792]; &quot;yes&quot;) &gt; 0; &quot;yes&quot;; &quot;no&quot;))">
            <text:p/>
          </table:table-cell>
        </table:table-row>
        <table:table-row table:style-name="ro6">
          <table:table-cell table:number-columns-repeated="2"/>
          <table:table-cell table:formula="of:=IF(ISBLANK([$Contradiction.C793]);&quot;&quot;; [$Contradiction.C793])">
            <text:p/>
          </table:table-cell>
          <table:table-cell table:formula="of:=IF(ISBLANK([$Entailment.C793]);&quot;&quot;; [$Entailment.C793])">
            <text:p/>
          </table:table-cell>
          <table:table-cell table:formula="of:=IF(ISBLANK([$Specificity.C793]);&quot;&quot;; [$Specificity.C793])">
            <text:p/>
          </table:table-cell>
          <table:table-cell table:formula="of:=IF(ISBLANK([$Paraphrase.C793]);&quot;&quot;; [$Paraphrase.C793])">
            <text:p/>
          </table:table-cell>
          <table:table-cell table:formula="of:=IF(ISBLANK([$LocalRelevance.C793]);&quot;&quot;; [$LocalRelevance.C793])">
            <text:p/>
          </table:table-cell>
          <table:table-cell table:formula="of:=IF(ISBLANK([.A793]); &quot;&quot;; IF(COUNTIF([.C793:.G793]; &quot;yes&quot;) &gt; 0; &quot;yes&quot;; &quot;no&quot;))">
            <text:p/>
          </table:table-cell>
        </table:table-row>
        <table:table-row table:style-name="ro6">
          <table:table-cell table:number-columns-repeated="2"/>
          <table:table-cell table:formula="of:=IF(ISBLANK([$Contradiction.C794]);&quot;&quot;; [$Contradiction.C794])">
            <text:p/>
          </table:table-cell>
          <table:table-cell table:formula="of:=IF(ISBLANK([$Entailment.C794]);&quot;&quot;; [$Entailment.C794])">
            <text:p/>
          </table:table-cell>
          <table:table-cell table:formula="of:=IF(ISBLANK([$Specificity.C794]);&quot;&quot;; [$Specificity.C794])">
            <text:p/>
          </table:table-cell>
          <table:table-cell table:formula="of:=IF(ISBLANK([$Paraphrase.C794]);&quot;&quot;; [$Paraphrase.C794])">
            <text:p/>
          </table:table-cell>
          <table:table-cell table:formula="of:=IF(ISBLANK([$LocalRelevance.C794]);&quot;&quot;; [$LocalRelevance.C794])">
            <text:p/>
          </table:table-cell>
          <table:table-cell table:formula="of:=IF(ISBLANK([.A794]); &quot;&quot;; IF(COUNTIF([.C794:.G794]; &quot;yes&quot;) &gt; 0; &quot;yes&quot;; &quot;no&quot;))">
            <text:p/>
          </table:table-cell>
        </table:table-row>
        <table:table-row table:style-name="ro6">
          <table:table-cell table:number-columns-repeated="2"/>
          <table:table-cell table:formula="of:=IF(ISBLANK([$Contradiction.C795]);&quot;&quot;; [$Contradiction.C795])">
            <text:p/>
          </table:table-cell>
          <table:table-cell table:formula="of:=IF(ISBLANK([$Entailment.C795]);&quot;&quot;; [$Entailment.C795])">
            <text:p/>
          </table:table-cell>
          <table:table-cell table:formula="of:=IF(ISBLANK([$Specificity.C795]);&quot;&quot;; [$Specificity.C795])">
            <text:p/>
          </table:table-cell>
          <table:table-cell table:formula="of:=IF(ISBLANK([$Paraphrase.C795]);&quot;&quot;; [$Paraphrase.C795])">
            <text:p/>
          </table:table-cell>
          <table:table-cell table:formula="of:=IF(ISBLANK([$LocalRelevance.C795]);&quot;&quot;; [$LocalRelevance.C795])">
            <text:p/>
          </table:table-cell>
          <table:table-cell table:formula="of:=IF(ISBLANK([.A795]); &quot;&quot;; IF(COUNTIF([.C795:.G795]; &quot;yes&quot;) &gt; 0; &quot;yes&quot;; &quot;no&quot;))">
            <text:p/>
          </table:table-cell>
        </table:table-row>
        <table:table-row table:style-name="ro6">
          <table:table-cell table:number-columns-repeated="2"/>
          <table:table-cell table:formula="of:=IF(ISBLANK([$Contradiction.C796]);&quot;&quot;; [$Contradiction.C796])">
            <text:p/>
          </table:table-cell>
          <table:table-cell table:formula="of:=IF(ISBLANK([$Entailment.C796]);&quot;&quot;; [$Entailment.C796])">
            <text:p/>
          </table:table-cell>
          <table:table-cell table:formula="of:=IF(ISBLANK([$Specificity.C796]);&quot;&quot;; [$Specificity.C796])">
            <text:p/>
          </table:table-cell>
          <table:table-cell table:formula="of:=IF(ISBLANK([$Paraphrase.C796]);&quot;&quot;; [$Paraphrase.C796])">
            <text:p/>
          </table:table-cell>
          <table:table-cell table:formula="of:=IF(ISBLANK([$LocalRelevance.C796]);&quot;&quot;; [$LocalRelevance.C796])">
            <text:p/>
          </table:table-cell>
          <table:table-cell table:formula="of:=IF(ISBLANK([.A796]); &quot;&quot;; IF(COUNTIF([.C796:.G796]; &quot;yes&quot;) &gt; 0; &quot;yes&quot;; &quot;no&quot;))">
            <text:p/>
          </table:table-cell>
        </table:table-row>
        <table:table-row table:style-name="ro6">
          <table:table-cell table:number-columns-repeated="2"/>
          <table:table-cell table:formula="of:=IF(ISBLANK([$Contradiction.C797]);&quot;&quot;; [$Contradiction.C797])">
            <text:p/>
          </table:table-cell>
          <table:table-cell table:formula="of:=IF(ISBLANK([$Entailment.C797]);&quot;&quot;; [$Entailment.C797])">
            <text:p/>
          </table:table-cell>
          <table:table-cell table:formula="of:=IF(ISBLANK([$Specificity.C797]);&quot;&quot;; [$Specificity.C797])">
            <text:p/>
          </table:table-cell>
          <table:table-cell table:formula="of:=IF(ISBLANK([$Paraphrase.C797]);&quot;&quot;; [$Paraphrase.C797])">
            <text:p/>
          </table:table-cell>
          <table:table-cell table:formula="of:=IF(ISBLANK([$LocalRelevance.C797]);&quot;&quot;; [$LocalRelevance.C797])">
            <text:p/>
          </table:table-cell>
          <table:table-cell table:formula="of:=IF(ISBLANK([.A797]); &quot;&quot;; IF(COUNTIF([.C797:.G797]; &quot;yes&quot;) &gt; 0; &quot;yes&quot;; &quot;no&quot;))">
            <text:p/>
          </table:table-cell>
        </table:table-row>
        <table:table-row table:style-name="ro6">
          <table:table-cell table:number-columns-repeated="2"/>
          <table:table-cell table:formula="of:=IF(ISBLANK([$Contradiction.C798]);&quot;&quot;; [$Contradiction.C798])">
            <text:p/>
          </table:table-cell>
          <table:table-cell table:formula="of:=IF(ISBLANK([$Entailment.C798]);&quot;&quot;; [$Entailment.C798])">
            <text:p/>
          </table:table-cell>
          <table:table-cell table:formula="of:=IF(ISBLANK([$Specificity.C798]);&quot;&quot;; [$Specificity.C798])">
            <text:p/>
          </table:table-cell>
          <table:table-cell table:formula="of:=IF(ISBLANK([$Paraphrase.C798]);&quot;&quot;; [$Paraphrase.C798])">
            <text:p/>
          </table:table-cell>
          <table:table-cell table:formula="of:=IF(ISBLANK([$LocalRelevance.C798]);&quot;&quot;; [$LocalRelevance.C798])">
            <text:p/>
          </table:table-cell>
          <table:table-cell table:formula="of:=IF(ISBLANK([.A798]); &quot;&quot;; IF(COUNTIF([.C798:.G798]; &quot;yes&quot;) &gt; 0; &quot;yes&quot;; &quot;no&quot;))">
            <text:p/>
          </table:table-cell>
        </table:table-row>
        <table:table-row table:style-name="ro6">
          <table:table-cell table:number-columns-repeated="2"/>
          <table:table-cell table:formula="of:=IF(ISBLANK([$Contradiction.C799]);&quot;&quot;; [$Contradiction.C799])">
            <text:p/>
          </table:table-cell>
          <table:table-cell table:formula="of:=IF(ISBLANK([$Entailment.C799]);&quot;&quot;; [$Entailment.C799])">
            <text:p/>
          </table:table-cell>
          <table:table-cell table:formula="of:=IF(ISBLANK([$Specificity.C799]);&quot;&quot;; [$Specificity.C799])">
            <text:p/>
          </table:table-cell>
          <table:table-cell table:formula="of:=IF(ISBLANK([$Paraphrase.C799]);&quot;&quot;; [$Paraphrase.C799])">
            <text:p/>
          </table:table-cell>
          <table:table-cell table:formula="of:=IF(ISBLANK([$LocalRelevance.C799]);&quot;&quot;; [$LocalRelevance.C799])">
            <text:p/>
          </table:table-cell>
          <table:table-cell table:formula="of:=IF(ISBLANK([.A799]); &quot;&quot;; IF(COUNTIF([.C799:.G799]; &quot;yes&quot;) &gt; 0; &quot;yes&quot;; &quot;no&quot;))">
            <text:p/>
          </table:table-cell>
        </table:table-row>
        <table:table-row table:style-name="ro6">
          <table:table-cell table:number-columns-repeated="2"/>
          <table:table-cell table:formula="of:=IF(ISBLANK([$Contradiction.C800]);&quot;&quot;; [$Contradiction.C800])">
            <text:p/>
          </table:table-cell>
          <table:table-cell table:formula="of:=IF(ISBLANK([$Entailment.C800]);&quot;&quot;; [$Entailment.C800])">
            <text:p/>
          </table:table-cell>
          <table:table-cell table:formula="of:=IF(ISBLANK([$Specificity.C800]);&quot;&quot;; [$Specificity.C800])">
            <text:p/>
          </table:table-cell>
          <table:table-cell table:formula="of:=IF(ISBLANK([$Paraphrase.C800]);&quot;&quot;; [$Paraphrase.C800])">
            <text:p/>
          </table:table-cell>
          <table:table-cell table:formula="of:=IF(ISBLANK([$LocalRelevance.C800]);&quot;&quot;; [$LocalRelevance.C800])">
            <text:p/>
          </table:table-cell>
          <table:table-cell table:formula="of:=IF(ISBLANK([.A800]); &quot;&quot;; IF(COUNTIF([.C800:.G800]; &quot;yes&quot;) &gt; 0; &quot;yes&quot;; &quot;no&quot;))">
            <text:p/>
          </table:table-cell>
        </table:table-row>
        <table:table-row table:style-name="ro6">
          <table:table-cell table:number-columns-repeated="2"/>
          <table:table-cell table:formula="of:=IF(ISBLANK([$Contradiction.C801]);&quot;&quot;; [$Contradiction.C801])">
            <text:p/>
          </table:table-cell>
          <table:table-cell table:formula="of:=IF(ISBLANK([$Entailment.C801]);&quot;&quot;; [$Entailment.C801])">
            <text:p/>
          </table:table-cell>
          <table:table-cell table:formula="of:=IF(ISBLANK([$Specificity.C801]);&quot;&quot;; [$Specificity.C801])">
            <text:p/>
          </table:table-cell>
          <table:table-cell table:formula="of:=IF(ISBLANK([$Paraphrase.C801]);&quot;&quot;; [$Paraphrase.C801])">
            <text:p/>
          </table:table-cell>
          <table:table-cell table:formula="of:=IF(ISBLANK([$LocalRelevance.C801]);&quot;&quot;; [$LocalRelevance.C801])">
            <text:p/>
          </table:table-cell>
          <table:table-cell table:formula="of:=IF(ISBLANK([.A801]); &quot;&quot;; IF(COUNTIF([.C801:.G801]; &quot;yes&quot;) &gt; 0; &quot;yes&quot;; &quot;no&quot;))">
            <text:p/>
          </table:table-cell>
        </table:table-row>
        <table:table-row table:style-name="ro6">
          <table:table-cell table:number-columns-repeated="2"/>
          <table:table-cell table:formula="of:=IF(ISBLANK([$Contradiction.C802]);&quot;&quot;; [$Contradiction.C802])">
            <text:p/>
          </table:table-cell>
          <table:table-cell table:formula="of:=IF(ISBLANK([$Entailment.C802]);&quot;&quot;; [$Entailment.C802])">
            <text:p/>
          </table:table-cell>
          <table:table-cell table:formula="of:=IF(ISBLANK([$Specificity.C802]);&quot;&quot;; [$Specificity.C802])">
            <text:p/>
          </table:table-cell>
          <table:table-cell table:formula="of:=IF(ISBLANK([$Paraphrase.C802]);&quot;&quot;; [$Paraphrase.C802])">
            <text:p/>
          </table:table-cell>
          <table:table-cell table:formula="of:=IF(ISBLANK([$LocalRelevance.C802]);&quot;&quot;; [$LocalRelevance.C802])">
            <text:p/>
          </table:table-cell>
          <table:table-cell table:formula="of:=IF(ISBLANK([.A802]); &quot;&quot;; IF(COUNTIF([.C802:.G802]; &quot;yes&quot;) &gt; 0; &quot;yes&quot;; &quot;no&quot;))">
            <text:p/>
          </table:table-cell>
        </table:table-row>
        <table:table-row table:style-name="ro6">
          <table:table-cell table:number-columns-repeated="2"/>
          <table:table-cell table:formula="of:=IF(ISBLANK([$Contradiction.C803]);&quot;&quot;; [$Contradiction.C803])">
            <text:p/>
          </table:table-cell>
          <table:table-cell table:formula="of:=IF(ISBLANK([$Entailment.C803]);&quot;&quot;; [$Entailment.C803])">
            <text:p/>
          </table:table-cell>
          <table:table-cell table:formula="of:=IF(ISBLANK([$Specificity.C803]);&quot;&quot;; [$Specificity.C803])">
            <text:p/>
          </table:table-cell>
          <table:table-cell table:formula="of:=IF(ISBLANK([$Paraphrase.C803]);&quot;&quot;; [$Paraphrase.C803])">
            <text:p/>
          </table:table-cell>
          <table:table-cell table:formula="of:=IF(ISBLANK([$LocalRelevance.C803]);&quot;&quot;; [$LocalRelevance.C803])">
            <text:p/>
          </table:table-cell>
          <table:table-cell table:formula="of:=IF(ISBLANK([.A803]); &quot;&quot;; IF(COUNTIF([.C803:.G803]; &quot;yes&quot;) &gt; 0; &quot;yes&quot;; &quot;no&quot;))">
            <text:p/>
          </table:table-cell>
        </table:table-row>
        <table:table-row table:style-name="ro6">
          <table:table-cell table:number-columns-repeated="2"/>
          <table:table-cell table:formula="of:=IF(ISBLANK([$Contradiction.C804]);&quot;&quot;; [$Contradiction.C804])">
            <text:p/>
          </table:table-cell>
          <table:table-cell table:formula="of:=IF(ISBLANK([$Entailment.C804]);&quot;&quot;; [$Entailment.C804])">
            <text:p/>
          </table:table-cell>
          <table:table-cell table:formula="of:=IF(ISBLANK([$Specificity.C804]);&quot;&quot;; [$Specificity.C804])">
            <text:p/>
          </table:table-cell>
          <table:table-cell table:formula="of:=IF(ISBLANK([$Paraphrase.C804]);&quot;&quot;; [$Paraphrase.C804])">
            <text:p/>
          </table:table-cell>
          <table:table-cell table:formula="of:=IF(ISBLANK([$LocalRelevance.C804]);&quot;&quot;; [$LocalRelevance.C804])">
            <text:p/>
          </table:table-cell>
          <table:table-cell table:formula="of:=IF(ISBLANK([.A804]); &quot;&quot;; IF(COUNTIF([.C804:.G804]; &quot;yes&quot;) &gt; 0; &quot;yes&quot;; &quot;no&quot;))">
            <text:p/>
          </table:table-cell>
        </table:table-row>
        <table:table-row table:style-name="ro6">
          <table:table-cell table:number-columns-repeated="2"/>
          <table:table-cell table:formula="of:=IF(ISBLANK([$Contradiction.C805]);&quot;&quot;; [$Contradiction.C805])">
            <text:p/>
          </table:table-cell>
          <table:table-cell table:formula="of:=IF(ISBLANK([$Entailment.C805]);&quot;&quot;; [$Entailment.C805])">
            <text:p/>
          </table:table-cell>
          <table:table-cell table:formula="of:=IF(ISBLANK([$Specificity.C805]);&quot;&quot;; [$Specificity.C805])">
            <text:p/>
          </table:table-cell>
          <table:table-cell table:formula="of:=IF(ISBLANK([$Paraphrase.C805]);&quot;&quot;; [$Paraphrase.C805])">
            <text:p/>
          </table:table-cell>
          <table:table-cell table:formula="of:=IF(ISBLANK([$LocalRelevance.C805]);&quot;&quot;; [$LocalRelevance.C805])">
            <text:p/>
          </table:table-cell>
          <table:table-cell table:formula="of:=IF(ISBLANK([.A805]); &quot;&quot;; IF(COUNTIF([.C805:.G805]; &quot;yes&quot;) &gt; 0; &quot;yes&quot;; &quot;no&quot;))">
            <text:p/>
          </table:table-cell>
        </table:table-row>
        <table:table-row table:style-name="ro6">
          <table:table-cell table:number-columns-repeated="2"/>
          <table:table-cell table:formula="of:=IF(ISBLANK([$Contradiction.C806]);&quot;&quot;; [$Contradiction.C806])">
            <text:p/>
          </table:table-cell>
          <table:table-cell table:formula="of:=IF(ISBLANK([$Entailment.C806]);&quot;&quot;; [$Entailment.C806])">
            <text:p/>
          </table:table-cell>
          <table:table-cell table:formula="of:=IF(ISBLANK([$Specificity.C806]);&quot;&quot;; [$Specificity.C806])">
            <text:p/>
          </table:table-cell>
          <table:table-cell table:formula="of:=IF(ISBLANK([$Paraphrase.C806]);&quot;&quot;; [$Paraphrase.C806])">
            <text:p/>
          </table:table-cell>
          <table:table-cell table:formula="of:=IF(ISBLANK([$LocalRelevance.C806]);&quot;&quot;; [$LocalRelevance.C806])">
            <text:p/>
          </table:table-cell>
          <table:table-cell table:formula="of:=IF(ISBLANK([.A806]); &quot;&quot;; IF(COUNTIF([.C806:.G806]; &quot;yes&quot;) &gt; 0; &quot;yes&quot;; &quot;no&quot;))">
            <text:p/>
          </table:table-cell>
        </table:table-row>
        <table:table-row table:style-name="ro6">
          <table:table-cell table:number-columns-repeated="2"/>
          <table:table-cell table:formula="of:=IF(ISBLANK([$Contradiction.C807]);&quot;&quot;; [$Contradiction.C807])">
            <text:p/>
          </table:table-cell>
          <table:table-cell table:formula="of:=IF(ISBLANK([$Entailment.C807]);&quot;&quot;; [$Entailment.C807])">
            <text:p/>
          </table:table-cell>
          <table:table-cell table:formula="of:=IF(ISBLANK([$Specificity.C807]);&quot;&quot;; [$Specificity.C807])">
            <text:p/>
          </table:table-cell>
          <table:table-cell table:formula="of:=IF(ISBLANK([$Paraphrase.C807]);&quot;&quot;; [$Paraphrase.C807])">
            <text:p/>
          </table:table-cell>
          <table:table-cell table:formula="of:=IF(ISBLANK([$LocalRelevance.C807]);&quot;&quot;; [$LocalRelevance.C807])">
            <text:p/>
          </table:table-cell>
          <table:table-cell table:formula="of:=IF(ISBLANK([.A807]); &quot;&quot;; IF(COUNTIF([.C807:.G807]; &quot;yes&quot;) &gt; 0; &quot;yes&quot;; &quot;no&quot;))">
            <text:p/>
          </table:table-cell>
        </table:table-row>
        <table:table-row table:style-name="ro6">
          <table:table-cell table:number-columns-repeated="2"/>
          <table:table-cell table:formula="of:=IF(ISBLANK([$Contradiction.C808]);&quot;&quot;; [$Contradiction.C808])">
            <text:p/>
          </table:table-cell>
          <table:table-cell table:formula="of:=IF(ISBLANK([$Entailment.C808]);&quot;&quot;; [$Entailment.C808])">
            <text:p/>
          </table:table-cell>
          <table:table-cell table:formula="of:=IF(ISBLANK([$Specificity.C808]);&quot;&quot;; [$Specificity.C808])">
            <text:p/>
          </table:table-cell>
          <table:table-cell table:formula="of:=IF(ISBLANK([$Paraphrase.C808]);&quot;&quot;; [$Paraphrase.C808])">
            <text:p/>
          </table:table-cell>
          <table:table-cell table:formula="of:=IF(ISBLANK([$LocalRelevance.C808]);&quot;&quot;; [$LocalRelevance.C808])">
            <text:p/>
          </table:table-cell>
          <table:table-cell table:formula="of:=IF(ISBLANK([.A808]); &quot;&quot;; IF(COUNTIF([.C808:.G808]; &quot;yes&quot;) &gt; 0; &quot;yes&quot;; &quot;no&quot;))">
            <text:p/>
          </table:table-cell>
        </table:table-row>
        <table:table-row table:style-name="ro6">
          <table:table-cell table:number-columns-repeated="2"/>
          <table:table-cell table:formula="of:=IF(ISBLANK([$Contradiction.C809]);&quot;&quot;; [$Contradiction.C809])">
            <text:p/>
          </table:table-cell>
          <table:table-cell table:formula="of:=IF(ISBLANK([$Entailment.C809]);&quot;&quot;; [$Entailment.C809])">
            <text:p/>
          </table:table-cell>
          <table:table-cell table:formula="of:=IF(ISBLANK([$Specificity.C809]);&quot;&quot;; [$Specificity.C809])">
            <text:p/>
          </table:table-cell>
          <table:table-cell table:formula="of:=IF(ISBLANK([$Paraphrase.C809]);&quot;&quot;; [$Paraphrase.C809])">
            <text:p/>
          </table:table-cell>
          <table:table-cell table:formula="of:=IF(ISBLANK([$LocalRelevance.C809]);&quot;&quot;; [$LocalRelevance.C809])">
            <text:p/>
          </table:table-cell>
          <table:table-cell table:formula="of:=IF(ISBLANK([.A809]); &quot;&quot;; IF(COUNTIF([.C809:.G809]; &quot;yes&quot;) &gt; 0; &quot;yes&quot;; &quot;no&quot;))">
            <text:p/>
          </table:table-cell>
        </table:table-row>
        <table:table-row table:style-name="ro6">
          <table:table-cell table:number-columns-repeated="2"/>
          <table:table-cell table:formula="of:=IF(ISBLANK([$Contradiction.C810]);&quot;&quot;; [$Contradiction.C810])">
            <text:p/>
          </table:table-cell>
          <table:table-cell table:formula="of:=IF(ISBLANK([$Entailment.C810]);&quot;&quot;; [$Entailment.C810])">
            <text:p/>
          </table:table-cell>
          <table:table-cell table:formula="of:=IF(ISBLANK([$Specificity.C810]);&quot;&quot;; [$Specificity.C810])">
            <text:p/>
          </table:table-cell>
          <table:table-cell table:formula="of:=IF(ISBLANK([$Paraphrase.C810]);&quot;&quot;; [$Paraphrase.C810])">
            <text:p/>
          </table:table-cell>
          <table:table-cell table:formula="of:=IF(ISBLANK([$LocalRelevance.C810]);&quot;&quot;; [$LocalRelevance.C810])">
            <text:p/>
          </table:table-cell>
          <table:table-cell table:formula="of:=IF(ISBLANK([.A810]); &quot;&quot;; IF(COUNTIF([.C810:.G810]; &quot;yes&quot;) &gt; 0; &quot;yes&quot;; &quot;no&quot;))">
            <text:p/>
          </table:table-cell>
        </table:table-row>
        <table:table-row table:style-name="ro6">
          <table:table-cell table:number-columns-repeated="2"/>
          <table:table-cell table:formula="of:=IF(ISBLANK([$Contradiction.C811]);&quot;&quot;; [$Contradiction.C811])">
            <text:p/>
          </table:table-cell>
          <table:table-cell table:formula="of:=IF(ISBLANK([$Entailment.C811]);&quot;&quot;; [$Entailment.C811])">
            <text:p/>
          </table:table-cell>
          <table:table-cell table:formula="of:=IF(ISBLANK([$Specificity.C811]);&quot;&quot;; [$Specificity.C811])">
            <text:p/>
          </table:table-cell>
          <table:table-cell table:formula="of:=IF(ISBLANK([$Paraphrase.C811]);&quot;&quot;; [$Paraphrase.C811])">
            <text:p/>
          </table:table-cell>
          <table:table-cell table:formula="of:=IF(ISBLANK([$LocalRelevance.C811]);&quot;&quot;; [$LocalRelevance.C811])">
            <text:p/>
          </table:table-cell>
          <table:table-cell table:formula="of:=IF(ISBLANK([.A811]); &quot;&quot;; IF(COUNTIF([.C811:.G811]; &quot;yes&quot;) &gt; 0; &quot;yes&quot;; &quot;no&quot;))">
            <text:p/>
          </table:table-cell>
        </table:table-row>
        <table:table-row table:style-name="ro6">
          <table:table-cell table:number-columns-repeated="2"/>
          <table:table-cell table:formula="of:=IF(ISBLANK([$Contradiction.C812]);&quot;&quot;; [$Contradiction.C812])">
            <text:p/>
          </table:table-cell>
          <table:table-cell table:formula="of:=IF(ISBLANK([$Entailment.C812]);&quot;&quot;; [$Entailment.C812])">
            <text:p/>
          </table:table-cell>
          <table:table-cell table:formula="of:=IF(ISBLANK([$Specificity.C812]);&quot;&quot;; [$Specificity.C812])">
            <text:p/>
          </table:table-cell>
          <table:table-cell table:formula="of:=IF(ISBLANK([$Paraphrase.C812]);&quot;&quot;; [$Paraphrase.C812])">
            <text:p/>
          </table:table-cell>
          <table:table-cell table:formula="of:=IF(ISBLANK([$LocalRelevance.C812]);&quot;&quot;; [$LocalRelevance.C812])">
            <text:p/>
          </table:table-cell>
          <table:table-cell table:formula="of:=IF(ISBLANK([.A812]); &quot;&quot;; IF(COUNTIF([.C812:.G812]; &quot;yes&quot;) &gt; 0; &quot;yes&quot;; &quot;no&quot;))">
            <text:p/>
          </table:table-cell>
        </table:table-row>
        <table:table-row table:style-name="ro6">
          <table:table-cell table:number-columns-repeated="2"/>
          <table:table-cell table:formula="of:=IF(ISBLANK([$Contradiction.C813]);&quot;&quot;; [$Contradiction.C813])">
            <text:p/>
          </table:table-cell>
          <table:table-cell table:formula="of:=IF(ISBLANK([$Entailment.C813]);&quot;&quot;; [$Entailment.C813])">
            <text:p/>
          </table:table-cell>
          <table:table-cell table:formula="of:=IF(ISBLANK([$Specificity.C813]);&quot;&quot;; [$Specificity.C813])">
            <text:p/>
          </table:table-cell>
          <table:table-cell table:formula="of:=IF(ISBLANK([$Paraphrase.C813]);&quot;&quot;; [$Paraphrase.C813])">
            <text:p/>
          </table:table-cell>
          <table:table-cell table:formula="of:=IF(ISBLANK([$LocalRelevance.C813]);&quot;&quot;; [$LocalRelevance.C813])">
            <text:p/>
          </table:table-cell>
          <table:table-cell table:formula="of:=IF(ISBLANK([.A813]); &quot;&quot;; IF(COUNTIF([.C813:.G813]; &quot;yes&quot;) &gt; 0; &quot;yes&quot;; &quot;no&quot;))">
            <text:p/>
          </table:table-cell>
        </table:table-row>
        <table:table-row table:style-name="ro6">
          <table:table-cell table:number-columns-repeated="2"/>
          <table:table-cell table:formula="of:=IF(ISBLANK([$Contradiction.C814]);&quot;&quot;; [$Contradiction.C814])">
            <text:p/>
          </table:table-cell>
          <table:table-cell table:formula="of:=IF(ISBLANK([$Entailment.C814]);&quot;&quot;; [$Entailment.C814])">
            <text:p/>
          </table:table-cell>
          <table:table-cell table:formula="of:=IF(ISBLANK([$Specificity.C814]);&quot;&quot;; [$Specificity.C814])">
            <text:p/>
          </table:table-cell>
          <table:table-cell table:formula="of:=IF(ISBLANK([$Paraphrase.C814]);&quot;&quot;; [$Paraphrase.C814])">
            <text:p/>
          </table:table-cell>
          <table:table-cell table:formula="of:=IF(ISBLANK([$LocalRelevance.C814]);&quot;&quot;; [$LocalRelevance.C814])">
            <text:p/>
          </table:table-cell>
          <table:table-cell table:formula="of:=IF(ISBLANK([.A814]); &quot;&quot;; IF(COUNTIF([.C814:.G814]; &quot;yes&quot;) &gt; 0; &quot;yes&quot;; &quot;no&quot;))">
            <text:p/>
          </table:table-cell>
        </table:table-row>
        <table:table-row table:style-name="ro6">
          <table:table-cell table:number-columns-repeated="2"/>
          <table:table-cell table:formula="of:=IF(ISBLANK([$Contradiction.C815]);&quot;&quot;; [$Contradiction.C815])">
            <text:p/>
          </table:table-cell>
          <table:table-cell table:formula="of:=IF(ISBLANK([$Entailment.C815]);&quot;&quot;; [$Entailment.C815])">
            <text:p/>
          </table:table-cell>
          <table:table-cell table:formula="of:=IF(ISBLANK([$Specificity.C815]);&quot;&quot;; [$Specificity.C815])">
            <text:p/>
          </table:table-cell>
          <table:table-cell table:formula="of:=IF(ISBLANK([$Paraphrase.C815]);&quot;&quot;; [$Paraphrase.C815])">
            <text:p/>
          </table:table-cell>
          <table:table-cell table:formula="of:=IF(ISBLANK([$LocalRelevance.C815]);&quot;&quot;; [$LocalRelevance.C815])">
            <text:p/>
          </table:table-cell>
          <table:table-cell table:formula="of:=IF(ISBLANK([.A815]); &quot;&quot;; IF(COUNTIF([.C815:.G815]; &quot;yes&quot;) &gt; 0; &quot;yes&quot;; &quot;no&quot;))">
            <text:p/>
          </table:table-cell>
        </table:table-row>
        <table:table-row table:style-name="ro6">
          <table:table-cell table:number-columns-repeated="2"/>
          <table:table-cell table:formula="of:=IF(ISBLANK([$Contradiction.C816]);&quot;&quot;; [$Contradiction.C816])">
            <text:p/>
          </table:table-cell>
          <table:table-cell table:formula="of:=IF(ISBLANK([$Entailment.C816]);&quot;&quot;; [$Entailment.C816])">
            <text:p/>
          </table:table-cell>
          <table:table-cell table:formula="of:=IF(ISBLANK([$Specificity.C816]);&quot;&quot;; [$Specificity.C816])">
            <text:p/>
          </table:table-cell>
          <table:table-cell table:formula="of:=IF(ISBLANK([$Paraphrase.C816]);&quot;&quot;; [$Paraphrase.C816])">
            <text:p/>
          </table:table-cell>
          <table:table-cell table:formula="of:=IF(ISBLANK([$LocalRelevance.C816]);&quot;&quot;; [$LocalRelevance.C816])">
            <text:p/>
          </table:table-cell>
          <table:table-cell table:formula="of:=IF(ISBLANK([.A816]); &quot;&quot;; IF(COUNTIF([.C816:.G816]; &quot;yes&quot;) &gt; 0; &quot;yes&quot;; &quot;no&quot;))">
            <text:p/>
          </table:table-cell>
        </table:table-row>
        <table:table-row table:style-name="ro6">
          <table:table-cell table:number-columns-repeated="2"/>
          <table:table-cell table:formula="of:=IF(ISBLANK([$Contradiction.C817]);&quot;&quot;; [$Contradiction.C817])">
            <text:p/>
          </table:table-cell>
          <table:table-cell table:formula="of:=IF(ISBLANK([$Entailment.C817]);&quot;&quot;; [$Entailment.C817])">
            <text:p/>
          </table:table-cell>
          <table:table-cell table:formula="of:=IF(ISBLANK([$Specificity.C817]);&quot;&quot;; [$Specificity.C817])">
            <text:p/>
          </table:table-cell>
          <table:table-cell table:formula="of:=IF(ISBLANK([$Paraphrase.C817]);&quot;&quot;; [$Paraphrase.C817])">
            <text:p/>
          </table:table-cell>
          <table:table-cell table:formula="of:=IF(ISBLANK([$LocalRelevance.C817]);&quot;&quot;; [$LocalRelevance.C817])">
            <text:p/>
          </table:table-cell>
          <table:table-cell table:formula="of:=IF(ISBLANK([.A817]); &quot;&quot;; IF(COUNTIF([.C817:.G817]; &quot;yes&quot;) &gt; 0; &quot;yes&quot;; &quot;no&quot;))">
            <text:p/>
          </table:table-cell>
        </table:table-row>
        <table:table-row table:style-name="ro6">
          <table:table-cell table:number-columns-repeated="2"/>
          <table:table-cell table:formula="of:=IF(ISBLANK([$Contradiction.C818]);&quot;&quot;; [$Contradiction.C818])">
            <text:p/>
          </table:table-cell>
          <table:table-cell table:formula="of:=IF(ISBLANK([$Entailment.C818]);&quot;&quot;; [$Entailment.C818])">
            <text:p/>
          </table:table-cell>
          <table:table-cell table:formula="of:=IF(ISBLANK([$Specificity.C818]);&quot;&quot;; [$Specificity.C818])">
            <text:p/>
          </table:table-cell>
          <table:table-cell table:formula="of:=IF(ISBLANK([$Paraphrase.C818]);&quot;&quot;; [$Paraphrase.C818])">
            <text:p/>
          </table:table-cell>
          <table:table-cell table:formula="of:=IF(ISBLANK([$LocalRelevance.C818]);&quot;&quot;; [$LocalRelevance.C818])">
            <text:p/>
          </table:table-cell>
          <table:table-cell table:formula="of:=IF(ISBLANK([.A818]); &quot;&quot;; IF(COUNTIF([.C818:.G818]; &quot;yes&quot;) &gt; 0; &quot;yes&quot;; &quot;no&quot;))">
            <text:p/>
          </table:table-cell>
        </table:table-row>
        <table:table-row table:style-name="ro6">
          <table:table-cell table:number-columns-repeated="2"/>
          <table:table-cell table:formula="of:=IF(ISBLANK([$Contradiction.C819]);&quot;&quot;; [$Contradiction.C819])">
            <text:p/>
          </table:table-cell>
          <table:table-cell table:formula="of:=IF(ISBLANK([$Entailment.C819]);&quot;&quot;; [$Entailment.C819])">
            <text:p/>
          </table:table-cell>
          <table:table-cell table:formula="of:=IF(ISBLANK([$Specificity.C819]);&quot;&quot;; [$Specificity.C819])">
            <text:p/>
          </table:table-cell>
          <table:table-cell table:formula="of:=IF(ISBLANK([$Paraphrase.C819]);&quot;&quot;; [$Paraphrase.C819])">
            <text:p/>
          </table:table-cell>
          <table:table-cell table:formula="of:=IF(ISBLANK([$LocalRelevance.C819]);&quot;&quot;; [$LocalRelevance.C819])">
            <text:p/>
          </table:table-cell>
          <table:table-cell table:formula="of:=IF(ISBLANK([.A819]); &quot;&quot;; IF(COUNTIF([.C819:.G819]; &quot;yes&quot;) &gt; 0; &quot;yes&quot;; &quot;no&quot;))">
            <text:p/>
          </table:table-cell>
        </table:table-row>
        <table:table-row table:style-name="ro6">
          <table:table-cell table:number-columns-repeated="2"/>
          <table:table-cell table:formula="of:=IF(ISBLANK([$Contradiction.C820]);&quot;&quot;; [$Contradiction.C820])">
            <text:p/>
          </table:table-cell>
          <table:table-cell table:formula="of:=IF(ISBLANK([$Entailment.C820]);&quot;&quot;; [$Entailment.C820])">
            <text:p/>
          </table:table-cell>
          <table:table-cell table:formula="of:=IF(ISBLANK([$Specificity.C820]);&quot;&quot;; [$Specificity.C820])">
            <text:p/>
          </table:table-cell>
          <table:table-cell table:formula="of:=IF(ISBLANK([$Paraphrase.C820]);&quot;&quot;; [$Paraphrase.C820])">
            <text:p/>
          </table:table-cell>
          <table:table-cell table:formula="of:=IF(ISBLANK([$LocalRelevance.C820]);&quot;&quot;; [$LocalRelevance.C820])">
            <text:p/>
          </table:table-cell>
          <table:table-cell table:formula="of:=IF(ISBLANK([.A820]); &quot;&quot;; IF(COUNTIF([.C820:.G820]; &quot;yes&quot;) &gt; 0; &quot;yes&quot;; &quot;no&quot;))">
            <text:p/>
          </table:table-cell>
        </table:table-row>
        <table:table-row table:style-name="ro6">
          <table:table-cell table:number-columns-repeated="2"/>
          <table:table-cell table:formula="of:=IF(ISBLANK([$Contradiction.C821]);&quot;&quot;; [$Contradiction.C821])">
            <text:p/>
          </table:table-cell>
          <table:table-cell table:formula="of:=IF(ISBLANK([$Entailment.C821]);&quot;&quot;; [$Entailment.C821])">
            <text:p/>
          </table:table-cell>
          <table:table-cell table:formula="of:=IF(ISBLANK([$Specificity.C821]);&quot;&quot;; [$Specificity.C821])">
            <text:p/>
          </table:table-cell>
          <table:table-cell table:formula="of:=IF(ISBLANK([$Paraphrase.C821]);&quot;&quot;; [$Paraphrase.C821])">
            <text:p/>
          </table:table-cell>
          <table:table-cell table:formula="of:=IF(ISBLANK([$LocalRelevance.C821]);&quot;&quot;; [$LocalRelevance.C821])">
            <text:p/>
          </table:table-cell>
          <table:table-cell table:formula="of:=IF(ISBLANK([.A821]); &quot;&quot;; IF(COUNTIF([.C821:.G821]; &quot;yes&quot;) &gt; 0; &quot;yes&quot;; &quot;no&quot;))">
            <text:p/>
          </table:table-cell>
        </table:table-row>
        <table:table-row table:style-name="ro6">
          <table:table-cell table:number-columns-repeated="2"/>
          <table:table-cell table:formula="of:=IF(ISBLANK([$Contradiction.C822]);&quot;&quot;; [$Contradiction.C822])">
            <text:p/>
          </table:table-cell>
          <table:table-cell table:formula="of:=IF(ISBLANK([$Entailment.C822]);&quot;&quot;; [$Entailment.C822])">
            <text:p/>
          </table:table-cell>
          <table:table-cell table:formula="of:=IF(ISBLANK([$Specificity.C822]);&quot;&quot;; [$Specificity.C822])">
            <text:p/>
          </table:table-cell>
          <table:table-cell table:formula="of:=IF(ISBLANK([$Paraphrase.C822]);&quot;&quot;; [$Paraphrase.C822])">
            <text:p/>
          </table:table-cell>
          <table:table-cell table:formula="of:=IF(ISBLANK([$LocalRelevance.C822]);&quot;&quot;; [$LocalRelevance.C822])">
            <text:p/>
          </table:table-cell>
          <table:table-cell table:formula="of:=IF(ISBLANK([.A822]); &quot;&quot;; IF(COUNTIF([.C822:.G822]; &quot;yes&quot;) &gt; 0; &quot;yes&quot;; &quot;no&quot;))">
            <text:p/>
          </table:table-cell>
        </table:table-row>
        <table:table-row table:style-name="ro6">
          <table:table-cell table:number-columns-repeated="2"/>
          <table:table-cell table:formula="of:=IF(ISBLANK([$Contradiction.C823]);&quot;&quot;; [$Contradiction.C823])">
            <text:p/>
          </table:table-cell>
          <table:table-cell table:formula="of:=IF(ISBLANK([$Entailment.C823]);&quot;&quot;; [$Entailment.C823])">
            <text:p/>
          </table:table-cell>
          <table:table-cell table:formula="of:=IF(ISBLANK([$Specificity.C823]);&quot;&quot;; [$Specificity.C823])">
            <text:p/>
          </table:table-cell>
          <table:table-cell table:formula="of:=IF(ISBLANK([$Paraphrase.C823]);&quot;&quot;; [$Paraphrase.C823])">
            <text:p/>
          </table:table-cell>
          <table:table-cell table:formula="of:=IF(ISBLANK([$LocalRelevance.C823]);&quot;&quot;; [$LocalRelevance.C823])">
            <text:p/>
          </table:table-cell>
          <table:table-cell table:formula="of:=IF(ISBLANK([.A823]); &quot;&quot;; IF(COUNTIF([.C823:.G823]; &quot;yes&quot;) &gt; 0; &quot;yes&quot;; &quot;no&quot;))">
            <text:p/>
          </table:table-cell>
        </table:table-row>
        <table:table-row table:style-name="ro6">
          <table:table-cell table:number-columns-repeated="2"/>
          <table:table-cell table:formula="of:=IF(ISBLANK([$Contradiction.C824]);&quot;&quot;; [$Contradiction.C824])">
            <text:p/>
          </table:table-cell>
          <table:table-cell table:formula="of:=IF(ISBLANK([$Entailment.C824]);&quot;&quot;; [$Entailment.C824])">
            <text:p/>
          </table:table-cell>
          <table:table-cell table:formula="of:=IF(ISBLANK([$Specificity.C824]);&quot;&quot;; [$Specificity.C824])">
            <text:p/>
          </table:table-cell>
          <table:table-cell table:formula="of:=IF(ISBLANK([$Paraphrase.C824]);&quot;&quot;; [$Paraphrase.C824])">
            <text:p/>
          </table:table-cell>
          <table:table-cell table:formula="of:=IF(ISBLANK([$LocalRelevance.C824]);&quot;&quot;; [$LocalRelevance.C824])">
            <text:p/>
          </table:table-cell>
          <table:table-cell table:formula="of:=IF(ISBLANK([.A824]); &quot;&quot;; IF(COUNTIF([.C824:.G824]; &quot;yes&quot;) &gt; 0; &quot;yes&quot;; &quot;no&quot;))">
            <text:p/>
          </table:table-cell>
        </table:table-row>
        <table:table-row table:style-name="ro6">
          <table:table-cell table:number-columns-repeated="2"/>
          <table:table-cell table:formula="of:=IF(ISBLANK([$Contradiction.C825]);&quot;&quot;; [$Contradiction.C825])">
            <text:p/>
          </table:table-cell>
          <table:table-cell table:formula="of:=IF(ISBLANK([$Entailment.C825]);&quot;&quot;; [$Entailment.C825])">
            <text:p/>
          </table:table-cell>
          <table:table-cell table:formula="of:=IF(ISBLANK([$Specificity.C825]);&quot;&quot;; [$Specificity.C825])">
            <text:p/>
          </table:table-cell>
          <table:table-cell table:formula="of:=IF(ISBLANK([$Paraphrase.C825]);&quot;&quot;; [$Paraphrase.C825])">
            <text:p/>
          </table:table-cell>
          <table:table-cell table:formula="of:=IF(ISBLANK([$LocalRelevance.C825]);&quot;&quot;; [$LocalRelevance.C825])">
            <text:p/>
          </table:table-cell>
          <table:table-cell table:formula="of:=IF(ISBLANK([.A825]); &quot;&quot;; IF(COUNTIF([.C825:.G825]; &quot;yes&quot;) &gt; 0; &quot;yes&quot;; &quot;no&quot;))">
            <text:p/>
          </table:table-cell>
        </table:table-row>
        <table:table-row table:style-name="ro6">
          <table:table-cell table:number-columns-repeated="2"/>
          <table:table-cell table:formula="of:=IF(ISBLANK([$Contradiction.C826]);&quot;&quot;; [$Contradiction.C826])">
            <text:p/>
          </table:table-cell>
          <table:table-cell table:formula="of:=IF(ISBLANK([$Entailment.C826]);&quot;&quot;; [$Entailment.C826])">
            <text:p/>
          </table:table-cell>
          <table:table-cell table:formula="of:=IF(ISBLANK([$Specificity.C826]);&quot;&quot;; [$Specificity.C826])">
            <text:p/>
          </table:table-cell>
          <table:table-cell table:formula="of:=IF(ISBLANK([$Paraphrase.C826]);&quot;&quot;; [$Paraphrase.C826])">
            <text:p/>
          </table:table-cell>
          <table:table-cell table:formula="of:=IF(ISBLANK([$LocalRelevance.C826]);&quot;&quot;; [$LocalRelevance.C826])">
            <text:p/>
          </table:table-cell>
          <table:table-cell table:formula="of:=IF(ISBLANK([.A826]); &quot;&quot;; IF(COUNTIF([.C826:.G826]; &quot;yes&quot;) &gt; 0; &quot;yes&quot;; &quot;no&quot;))">
            <text:p/>
          </table:table-cell>
        </table:table-row>
        <table:table-row table:style-name="ro6">
          <table:table-cell table:number-columns-repeated="2"/>
          <table:table-cell table:formula="of:=IF(ISBLANK([$Contradiction.C827]);&quot;&quot;; [$Contradiction.C827])">
            <text:p/>
          </table:table-cell>
          <table:table-cell table:formula="of:=IF(ISBLANK([$Entailment.C827]);&quot;&quot;; [$Entailment.C827])">
            <text:p/>
          </table:table-cell>
          <table:table-cell table:formula="of:=IF(ISBLANK([$Specificity.C827]);&quot;&quot;; [$Specificity.C827])">
            <text:p/>
          </table:table-cell>
          <table:table-cell table:formula="of:=IF(ISBLANK([$Paraphrase.C827]);&quot;&quot;; [$Paraphrase.C827])">
            <text:p/>
          </table:table-cell>
          <table:table-cell table:formula="of:=IF(ISBLANK([$LocalRelevance.C827]);&quot;&quot;; [$LocalRelevance.C827])">
            <text:p/>
          </table:table-cell>
          <table:table-cell table:formula="of:=IF(ISBLANK([.A827]); &quot;&quot;; IF(COUNTIF([.C827:.G827]; &quot;yes&quot;) &gt; 0; &quot;yes&quot;; &quot;no&quot;))">
            <text:p/>
          </table:table-cell>
        </table:table-row>
        <table:table-row table:style-name="ro6">
          <table:table-cell table:number-columns-repeated="2"/>
          <table:table-cell table:formula="of:=IF(ISBLANK([$Contradiction.C828]);&quot;&quot;; [$Contradiction.C828])">
            <text:p/>
          </table:table-cell>
          <table:table-cell table:formula="of:=IF(ISBLANK([$Entailment.C828]);&quot;&quot;; [$Entailment.C828])">
            <text:p/>
          </table:table-cell>
          <table:table-cell table:formula="of:=IF(ISBLANK([$Specificity.C828]);&quot;&quot;; [$Specificity.C828])">
            <text:p/>
          </table:table-cell>
          <table:table-cell table:formula="of:=IF(ISBLANK([$Paraphrase.C828]);&quot;&quot;; [$Paraphrase.C828])">
            <text:p/>
          </table:table-cell>
          <table:table-cell table:formula="of:=IF(ISBLANK([$LocalRelevance.C828]);&quot;&quot;; [$LocalRelevance.C828])">
            <text:p/>
          </table:table-cell>
          <table:table-cell table:formula="of:=IF(ISBLANK([.A828]); &quot;&quot;; IF(COUNTIF([.C828:.G828]; &quot;yes&quot;) &gt; 0; &quot;yes&quot;; &quot;no&quot;))">
            <text:p/>
          </table:table-cell>
        </table:table-row>
        <table:table-row table:style-name="ro6">
          <table:table-cell table:number-columns-repeated="2"/>
          <table:table-cell table:formula="of:=IF(ISBLANK([$Contradiction.C829]);&quot;&quot;; [$Contradiction.C829])">
            <text:p/>
          </table:table-cell>
          <table:table-cell table:formula="of:=IF(ISBLANK([$Entailment.C829]);&quot;&quot;; [$Entailment.C829])">
            <text:p/>
          </table:table-cell>
          <table:table-cell table:formula="of:=IF(ISBLANK([$Specificity.C829]);&quot;&quot;; [$Specificity.C829])">
            <text:p/>
          </table:table-cell>
          <table:table-cell table:formula="of:=IF(ISBLANK([$Paraphrase.C829]);&quot;&quot;; [$Paraphrase.C829])">
            <text:p/>
          </table:table-cell>
          <table:table-cell table:formula="of:=IF(ISBLANK([$LocalRelevance.C829]);&quot;&quot;; [$LocalRelevance.C829])">
            <text:p/>
          </table:table-cell>
          <table:table-cell table:formula="of:=IF(ISBLANK([.A829]); &quot;&quot;; IF(COUNTIF([.C829:.G829]; &quot;yes&quot;) &gt; 0; &quot;yes&quot;; &quot;no&quot;))">
            <text:p/>
          </table:table-cell>
        </table:table-row>
        <table:table-row table:style-name="ro6">
          <table:table-cell table:number-columns-repeated="2"/>
          <table:table-cell table:formula="of:=IF(ISBLANK([$Contradiction.C830]);&quot;&quot;; [$Contradiction.C830])">
            <text:p/>
          </table:table-cell>
          <table:table-cell table:formula="of:=IF(ISBLANK([$Entailment.C830]);&quot;&quot;; [$Entailment.C830])">
            <text:p/>
          </table:table-cell>
          <table:table-cell table:formula="of:=IF(ISBLANK([$Specificity.C830]);&quot;&quot;; [$Specificity.C830])">
            <text:p/>
          </table:table-cell>
          <table:table-cell table:formula="of:=IF(ISBLANK([$Paraphrase.C830]);&quot;&quot;; [$Paraphrase.C830])">
            <text:p/>
          </table:table-cell>
          <table:table-cell table:formula="of:=IF(ISBLANK([$LocalRelevance.C830]);&quot;&quot;; [$LocalRelevance.C830])">
            <text:p/>
          </table:table-cell>
          <table:table-cell table:formula="of:=IF(ISBLANK([.A830]); &quot;&quot;; IF(COUNTIF([.C830:.G830]; &quot;yes&quot;) &gt; 0; &quot;yes&quot;; &quot;no&quot;))">
            <text:p/>
          </table:table-cell>
        </table:table-row>
        <table:table-row table:style-name="ro6">
          <table:table-cell table:number-columns-repeated="2"/>
          <table:table-cell table:formula="of:=IF(ISBLANK([$Contradiction.C831]);&quot;&quot;; [$Contradiction.C831])">
            <text:p/>
          </table:table-cell>
          <table:table-cell table:formula="of:=IF(ISBLANK([$Entailment.C831]);&quot;&quot;; [$Entailment.C831])">
            <text:p/>
          </table:table-cell>
          <table:table-cell table:formula="of:=IF(ISBLANK([$Specificity.C831]);&quot;&quot;; [$Specificity.C831])">
            <text:p/>
          </table:table-cell>
          <table:table-cell table:formula="of:=IF(ISBLANK([$Paraphrase.C831]);&quot;&quot;; [$Paraphrase.C831])">
            <text:p/>
          </table:table-cell>
          <table:table-cell table:formula="of:=IF(ISBLANK([$LocalRelevance.C831]);&quot;&quot;; [$LocalRelevance.C831])">
            <text:p/>
          </table:table-cell>
          <table:table-cell table:formula="of:=IF(ISBLANK([.A831]); &quot;&quot;; IF(COUNTIF([.C831:.G831]; &quot;yes&quot;) &gt; 0; &quot;yes&quot;; &quot;no&quot;))">
            <text:p/>
          </table:table-cell>
        </table:table-row>
        <table:table-row table:style-name="ro6">
          <table:table-cell table:number-columns-repeated="2"/>
          <table:table-cell table:formula="of:=IF(ISBLANK([$Contradiction.C832]);&quot;&quot;; [$Contradiction.C832])">
            <text:p/>
          </table:table-cell>
          <table:table-cell table:formula="of:=IF(ISBLANK([$Entailment.C832]);&quot;&quot;; [$Entailment.C832])">
            <text:p/>
          </table:table-cell>
          <table:table-cell table:formula="of:=IF(ISBLANK([$Specificity.C832]);&quot;&quot;; [$Specificity.C832])">
            <text:p/>
          </table:table-cell>
          <table:table-cell table:formula="of:=IF(ISBLANK([$Paraphrase.C832]);&quot;&quot;; [$Paraphrase.C832])">
            <text:p/>
          </table:table-cell>
          <table:table-cell table:formula="of:=IF(ISBLANK([$LocalRelevance.C832]);&quot;&quot;; [$LocalRelevance.C832])">
            <text:p/>
          </table:table-cell>
          <table:table-cell table:formula="of:=IF(ISBLANK([.A832]); &quot;&quot;; IF(COUNTIF([.C832:.G832]; &quot;yes&quot;) &gt; 0; &quot;yes&quot;; &quot;no&quot;))">
            <text:p/>
          </table:table-cell>
        </table:table-row>
        <table:table-row table:style-name="ro6">
          <table:table-cell table:number-columns-repeated="2"/>
          <table:table-cell table:formula="of:=IF(ISBLANK([$Contradiction.C833]);&quot;&quot;; [$Contradiction.C833])">
            <text:p/>
          </table:table-cell>
          <table:table-cell table:formula="of:=IF(ISBLANK([$Entailment.C833]);&quot;&quot;; [$Entailment.C833])">
            <text:p/>
          </table:table-cell>
          <table:table-cell table:formula="of:=IF(ISBLANK([$Specificity.C833]);&quot;&quot;; [$Specificity.C833])">
            <text:p/>
          </table:table-cell>
          <table:table-cell table:formula="of:=IF(ISBLANK([$Paraphrase.C833]);&quot;&quot;; [$Paraphrase.C833])">
            <text:p/>
          </table:table-cell>
          <table:table-cell table:formula="of:=IF(ISBLANK([$LocalRelevance.C833]);&quot;&quot;; [$LocalRelevance.C833])">
            <text:p/>
          </table:table-cell>
          <table:table-cell table:formula="of:=IF(ISBLANK([.A833]); &quot;&quot;; IF(COUNTIF([.C833:.G833]; &quot;yes&quot;) &gt; 0; &quot;yes&quot;; &quot;no&quot;))">
            <text:p/>
          </table:table-cell>
        </table:table-row>
        <table:table-row table:style-name="ro6">
          <table:table-cell table:number-columns-repeated="2"/>
          <table:table-cell table:formula="of:=IF(ISBLANK([$Contradiction.C834]);&quot;&quot;; [$Contradiction.C834])">
            <text:p/>
          </table:table-cell>
          <table:table-cell table:formula="of:=IF(ISBLANK([$Entailment.C834]);&quot;&quot;; [$Entailment.C834])">
            <text:p/>
          </table:table-cell>
          <table:table-cell table:formula="of:=IF(ISBLANK([$Specificity.C834]);&quot;&quot;; [$Specificity.C834])">
            <text:p/>
          </table:table-cell>
          <table:table-cell table:formula="of:=IF(ISBLANK([$Paraphrase.C834]);&quot;&quot;; [$Paraphrase.C834])">
            <text:p/>
          </table:table-cell>
          <table:table-cell table:formula="of:=IF(ISBLANK([$LocalRelevance.C834]);&quot;&quot;; [$LocalRelevance.C834])">
            <text:p/>
          </table:table-cell>
          <table:table-cell table:formula="of:=IF(ISBLANK([.A834]); &quot;&quot;; IF(COUNTIF([.C834:.G834]; &quot;yes&quot;) &gt; 0; &quot;yes&quot;; &quot;no&quot;))">
            <text:p/>
          </table:table-cell>
        </table:table-row>
        <table:table-row table:style-name="ro6">
          <table:table-cell table:number-columns-repeated="2"/>
          <table:table-cell table:formula="of:=IF(ISBLANK([$Contradiction.C835]);&quot;&quot;; [$Contradiction.C835])">
            <text:p/>
          </table:table-cell>
          <table:table-cell table:formula="of:=IF(ISBLANK([$Entailment.C835]);&quot;&quot;; [$Entailment.C835])">
            <text:p/>
          </table:table-cell>
          <table:table-cell table:formula="of:=IF(ISBLANK([$Specificity.C835]);&quot;&quot;; [$Specificity.C835])">
            <text:p/>
          </table:table-cell>
          <table:table-cell table:formula="of:=IF(ISBLANK([$Paraphrase.C835]);&quot;&quot;; [$Paraphrase.C835])">
            <text:p/>
          </table:table-cell>
          <table:table-cell table:formula="of:=IF(ISBLANK([$LocalRelevance.C835]);&quot;&quot;; [$LocalRelevance.C835])">
            <text:p/>
          </table:table-cell>
          <table:table-cell table:formula="of:=IF(ISBLANK([.A835]); &quot;&quot;; IF(COUNTIF([.C835:.G835]; &quot;yes&quot;) &gt; 0; &quot;yes&quot;; &quot;no&quot;))">
            <text:p/>
          </table:table-cell>
        </table:table-row>
        <table:table-row table:style-name="ro6">
          <table:table-cell table:number-columns-repeated="2"/>
          <table:table-cell table:formula="of:=IF(ISBLANK([$Contradiction.C836]);&quot;&quot;; [$Contradiction.C836])">
            <text:p/>
          </table:table-cell>
          <table:table-cell table:formula="of:=IF(ISBLANK([$Entailment.C836]);&quot;&quot;; [$Entailment.C836])">
            <text:p/>
          </table:table-cell>
          <table:table-cell table:formula="of:=IF(ISBLANK([$Specificity.C836]);&quot;&quot;; [$Specificity.C836])">
            <text:p/>
          </table:table-cell>
          <table:table-cell table:formula="of:=IF(ISBLANK([$Paraphrase.C836]);&quot;&quot;; [$Paraphrase.C836])">
            <text:p/>
          </table:table-cell>
          <table:table-cell table:formula="of:=IF(ISBLANK([$LocalRelevance.C836]);&quot;&quot;; [$LocalRelevance.C836])">
            <text:p/>
          </table:table-cell>
          <table:table-cell table:formula="of:=IF(ISBLANK([.A836]); &quot;&quot;; IF(COUNTIF([.C836:.G836]; &quot;yes&quot;) &gt; 0; &quot;yes&quot;; &quot;no&quot;))">
            <text:p/>
          </table:table-cell>
        </table:table-row>
        <table:table-row table:style-name="ro6">
          <table:table-cell table:number-columns-repeated="2"/>
          <table:table-cell table:formula="of:=IF(ISBLANK([$Contradiction.C837]);&quot;&quot;; [$Contradiction.C837])">
            <text:p/>
          </table:table-cell>
          <table:table-cell table:formula="of:=IF(ISBLANK([$Entailment.C837]);&quot;&quot;; [$Entailment.C837])">
            <text:p/>
          </table:table-cell>
          <table:table-cell table:formula="of:=IF(ISBLANK([$Specificity.C837]);&quot;&quot;; [$Specificity.C837])">
            <text:p/>
          </table:table-cell>
          <table:table-cell table:formula="of:=IF(ISBLANK([$Paraphrase.C837]);&quot;&quot;; [$Paraphrase.C837])">
            <text:p/>
          </table:table-cell>
          <table:table-cell table:formula="of:=IF(ISBLANK([$LocalRelevance.C837]);&quot;&quot;; [$LocalRelevance.C837])">
            <text:p/>
          </table:table-cell>
          <table:table-cell table:formula="of:=IF(ISBLANK([.A837]); &quot;&quot;; IF(COUNTIF([.C837:.G837]; &quot;yes&quot;) &gt; 0; &quot;yes&quot;; &quot;no&quot;))">
            <text:p/>
          </table:table-cell>
        </table:table-row>
        <table:table-row table:style-name="ro6">
          <table:table-cell table:number-columns-repeated="2"/>
          <table:table-cell table:formula="of:=IF(ISBLANK([$Contradiction.C838]);&quot;&quot;; [$Contradiction.C838])">
            <text:p/>
          </table:table-cell>
          <table:table-cell table:formula="of:=IF(ISBLANK([$Entailment.C838]);&quot;&quot;; [$Entailment.C838])">
            <text:p/>
          </table:table-cell>
          <table:table-cell table:formula="of:=IF(ISBLANK([$Specificity.C838]);&quot;&quot;; [$Specificity.C838])">
            <text:p/>
          </table:table-cell>
          <table:table-cell table:formula="of:=IF(ISBLANK([$Paraphrase.C838]);&quot;&quot;; [$Paraphrase.C838])">
            <text:p/>
          </table:table-cell>
          <table:table-cell table:formula="of:=IF(ISBLANK([$LocalRelevance.C838]);&quot;&quot;; [$LocalRelevance.C838])">
            <text:p/>
          </table:table-cell>
          <table:table-cell table:formula="of:=IF(ISBLANK([.A838]); &quot;&quot;; IF(COUNTIF([.C838:.G838]; &quot;yes&quot;) &gt; 0; &quot;yes&quot;; &quot;no&quot;))">
            <text:p/>
          </table:table-cell>
        </table:table-row>
        <table:table-row table:style-name="ro6">
          <table:table-cell table:number-columns-repeated="2"/>
          <table:table-cell table:formula="of:=IF(ISBLANK([$Contradiction.C839]);&quot;&quot;; [$Contradiction.C839])">
            <text:p/>
          </table:table-cell>
          <table:table-cell table:formula="of:=IF(ISBLANK([$Entailment.C839]);&quot;&quot;; [$Entailment.C839])">
            <text:p/>
          </table:table-cell>
          <table:table-cell table:formula="of:=IF(ISBLANK([$Specificity.C839]);&quot;&quot;; [$Specificity.C839])">
            <text:p/>
          </table:table-cell>
          <table:table-cell table:formula="of:=IF(ISBLANK([$Paraphrase.C839]);&quot;&quot;; [$Paraphrase.C839])">
            <text:p/>
          </table:table-cell>
          <table:table-cell table:formula="of:=IF(ISBLANK([$LocalRelevance.C839]);&quot;&quot;; [$LocalRelevance.C839])">
            <text:p/>
          </table:table-cell>
          <table:table-cell table:formula="of:=IF(ISBLANK([.A839]); &quot;&quot;; IF(COUNTIF([.C839:.G839]; &quot;yes&quot;) &gt; 0; &quot;yes&quot;; &quot;no&quot;))">
            <text:p/>
          </table:table-cell>
        </table:table-row>
        <table:table-row table:style-name="ro6">
          <table:table-cell table:number-columns-repeated="2"/>
          <table:table-cell table:formula="of:=IF(ISBLANK([$Contradiction.C840]);&quot;&quot;; [$Contradiction.C840])">
            <text:p/>
          </table:table-cell>
          <table:table-cell table:formula="of:=IF(ISBLANK([$Entailment.C840]);&quot;&quot;; [$Entailment.C840])">
            <text:p/>
          </table:table-cell>
          <table:table-cell table:formula="of:=IF(ISBLANK([$Specificity.C840]);&quot;&quot;; [$Specificity.C840])">
            <text:p/>
          </table:table-cell>
          <table:table-cell table:formula="of:=IF(ISBLANK([$Paraphrase.C840]);&quot;&quot;; [$Paraphrase.C840])">
            <text:p/>
          </table:table-cell>
          <table:table-cell table:formula="of:=IF(ISBLANK([$LocalRelevance.C840]);&quot;&quot;; [$LocalRelevance.C840])">
            <text:p/>
          </table:table-cell>
          <table:table-cell table:formula="of:=IF(ISBLANK([.A840]); &quot;&quot;; IF(COUNTIF([.C840:.G840]; &quot;yes&quot;) &gt; 0; &quot;yes&quot;; &quot;no&quot;))">
            <text:p/>
          </table:table-cell>
        </table:table-row>
        <table:table-row table:style-name="ro6">
          <table:table-cell table:number-columns-repeated="2"/>
          <table:table-cell table:formula="of:=IF(ISBLANK([$Contradiction.C841]);&quot;&quot;; [$Contradiction.C841])">
            <text:p/>
          </table:table-cell>
          <table:table-cell table:formula="of:=IF(ISBLANK([$Entailment.C841]);&quot;&quot;; [$Entailment.C841])">
            <text:p/>
          </table:table-cell>
          <table:table-cell table:formula="of:=IF(ISBLANK([$Specificity.C841]);&quot;&quot;; [$Specificity.C841])">
            <text:p/>
          </table:table-cell>
          <table:table-cell table:formula="of:=IF(ISBLANK([$Paraphrase.C841]);&quot;&quot;; [$Paraphrase.C841])">
            <text:p/>
          </table:table-cell>
          <table:table-cell table:formula="of:=IF(ISBLANK([$LocalRelevance.C841]);&quot;&quot;; [$LocalRelevance.C841])">
            <text:p/>
          </table:table-cell>
          <table:table-cell table:formula="of:=IF(ISBLANK([.A841]); &quot;&quot;; IF(COUNTIF([.C841:.G841]; &quot;yes&quot;) &gt; 0; &quot;yes&quot;; &quot;no&quot;))">
            <text:p/>
          </table:table-cell>
        </table:table-row>
        <table:table-row table:style-name="ro6">
          <table:table-cell table:number-columns-repeated="2"/>
          <table:table-cell table:formula="of:=IF(ISBLANK([$Contradiction.C842]);&quot;&quot;; [$Contradiction.C842])">
            <text:p/>
          </table:table-cell>
          <table:table-cell table:formula="of:=IF(ISBLANK([$Entailment.C842]);&quot;&quot;; [$Entailment.C842])">
            <text:p/>
          </table:table-cell>
          <table:table-cell table:formula="of:=IF(ISBLANK([$Specificity.C842]);&quot;&quot;; [$Specificity.C842])">
            <text:p/>
          </table:table-cell>
          <table:table-cell table:formula="of:=IF(ISBLANK([$Paraphrase.C842]);&quot;&quot;; [$Paraphrase.C842])">
            <text:p/>
          </table:table-cell>
          <table:table-cell table:formula="of:=IF(ISBLANK([$LocalRelevance.C842]);&quot;&quot;; [$LocalRelevance.C842])">
            <text:p/>
          </table:table-cell>
          <table:table-cell table:formula="of:=IF(ISBLANK([.A842]); &quot;&quot;; IF(COUNTIF([.C842:.G842]; &quot;yes&quot;) &gt; 0; &quot;yes&quot;; &quot;no&quot;))">
            <text:p/>
          </table:table-cell>
        </table:table-row>
        <table:table-row table:style-name="ro6">
          <table:table-cell table:number-columns-repeated="2"/>
          <table:table-cell table:formula="of:=IF(ISBLANK([$Contradiction.C843]);&quot;&quot;; [$Contradiction.C843])">
            <text:p/>
          </table:table-cell>
          <table:table-cell table:formula="of:=IF(ISBLANK([$Entailment.C843]);&quot;&quot;; [$Entailment.C843])">
            <text:p/>
          </table:table-cell>
          <table:table-cell table:formula="of:=IF(ISBLANK([$Specificity.C843]);&quot;&quot;; [$Specificity.C843])">
            <text:p/>
          </table:table-cell>
          <table:table-cell table:formula="of:=IF(ISBLANK([$Paraphrase.C843]);&quot;&quot;; [$Paraphrase.C843])">
            <text:p/>
          </table:table-cell>
          <table:table-cell table:formula="of:=IF(ISBLANK([$LocalRelevance.C843]);&quot;&quot;; [$LocalRelevance.C843])">
            <text:p/>
          </table:table-cell>
          <table:table-cell table:formula="of:=IF(ISBLANK([.A843]); &quot;&quot;; IF(COUNTIF([.C843:.G843]; &quot;yes&quot;) &gt; 0; &quot;yes&quot;; &quot;no&quot;))">
            <text:p/>
          </table:table-cell>
        </table:table-row>
        <table:table-row table:style-name="ro6">
          <table:table-cell table:number-columns-repeated="2"/>
          <table:table-cell table:formula="of:=IF(ISBLANK([$Contradiction.C844]);&quot;&quot;; [$Contradiction.C844])">
            <text:p/>
          </table:table-cell>
          <table:table-cell table:formula="of:=IF(ISBLANK([$Entailment.C844]);&quot;&quot;; [$Entailment.C844])">
            <text:p/>
          </table:table-cell>
          <table:table-cell table:formula="of:=IF(ISBLANK([$Specificity.C844]);&quot;&quot;; [$Specificity.C844])">
            <text:p/>
          </table:table-cell>
          <table:table-cell table:formula="of:=IF(ISBLANK([$Paraphrase.C844]);&quot;&quot;; [$Paraphrase.C844])">
            <text:p/>
          </table:table-cell>
          <table:table-cell table:formula="of:=IF(ISBLANK([$LocalRelevance.C844]);&quot;&quot;; [$LocalRelevance.C844])">
            <text:p/>
          </table:table-cell>
          <table:table-cell table:formula="of:=IF(ISBLANK([.A844]); &quot;&quot;; IF(COUNTIF([.C844:.G844]; &quot;yes&quot;) &gt; 0; &quot;yes&quot;; &quot;no&quot;))">
            <text:p/>
          </table:table-cell>
        </table:table-row>
        <table:table-row table:style-name="ro6">
          <table:table-cell table:number-columns-repeated="2"/>
          <table:table-cell table:formula="of:=IF(ISBLANK([$Contradiction.C845]);&quot;&quot;; [$Contradiction.C845])">
            <text:p/>
          </table:table-cell>
          <table:table-cell table:formula="of:=IF(ISBLANK([$Entailment.C845]);&quot;&quot;; [$Entailment.C845])">
            <text:p/>
          </table:table-cell>
          <table:table-cell table:formula="of:=IF(ISBLANK([$Specificity.C845]);&quot;&quot;; [$Specificity.C845])">
            <text:p/>
          </table:table-cell>
          <table:table-cell table:formula="of:=IF(ISBLANK([$Paraphrase.C845]);&quot;&quot;; [$Paraphrase.C845])">
            <text:p/>
          </table:table-cell>
          <table:table-cell table:formula="of:=IF(ISBLANK([$LocalRelevance.C845]);&quot;&quot;; [$LocalRelevance.C845])">
            <text:p/>
          </table:table-cell>
          <table:table-cell table:formula="of:=IF(ISBLANK([.A845]); &quot;&quot;; IF(COUNTIF([.C845:.G845]; &quot;yes&quot;) &gt; 0; &quot;yes&quot;; &quot;no&quot;))">
            <text:p/>
          </table:table-cell>
        </table:table-row>
        <table:table-row table:style-name="ro6">
          <table:table-cell table:number-columns-repeated="2"/>
          <table:table-cell table:formula="of:=IF(ISBLANK([$Contradiction.C846]);&quot;&quot;; [$Contradiction.C846])">
            <text:p/>
          </table:table-cell>
          <table:table-cell table:formula="of:=IF(ISBLANK([$Entailment.C846]);&quot;&quot;; [$Entailment.C846])">
            <text:p/>
          </table:table-cell>
          <table:table-cell table:formula="of:=IF(ISBLANK([$Specificity.C846]);&quot;&quot;; [$Specificity.C846])">
            <text:p/>
          </table:table-cell>
          <table:table-cell table:formula="of:=IF(ISBLANK([$Paraphrase.C846]);&quot;&quot;; [$Paraphrase.C846])">
            <text:p/>
          </table:table-cell>
          <table:table-cell table:formula="of:=IF(ISBLANK([$LocalRelevance.C846]);&quot;&quot;; [$LocalRelevance.C846])">
            <text:p/>
          </table:table-cell>
          <table:table-cell table:formula="of:=IF(ISBLANK([.A846]); &quot;&quot;; IF(COUNTIF([.C846:.G846]; &quot;yes&quot;) &gt; 0; &quot;yes&quot;; &quot;no&quot;))">
            <text:p/>
          </table:table-cell>
        </table:table-row>
        <table:table-row table:style-name="ro6">
          <table:table-cell table:number-columns-repeated="2"/>
          <table:table-cell table:formula="of:=IF(ISBLANK([$Contradiction.C847]);&quot;&quot;; [$Contradiction.C847])">
            <text:p/>
          </table:table-cell>
          <table:table-cell table:formula="of:=IF(ISBLANK([$Entailment.C847]);&quot;&quot;; [$Entailment.C847])">
            <text:p/>
          </table:table-cell>
          <table:table-cell table:formula="of:=IF(ISBLANK([$Specificity.C847]);&quot;&quot;; [$Specificity.C847])">
            <text:p/>
          </table:table-cell>
          <table:table-cell table:formula="of:=IF(ISBLANK([$Paraphrase.C847]);&quot;&quot;; [$Paraphrase.C847])">
            <text:p/>
          </table:table-cell>
          <table:table-cell table:formula="of:=IF(ISBLANK([$LocalRelevance.C847]);&quot;&quot;; [$LocalRelevance.C847])">
            <text:p/>
          </table:table-cell>
          <table:table-cell table:formula="of:=IF(ISBLANK([.A847]); &quot;&quot;; IF(COUNTIF([.C847:.G847]; &quot;yes&quot;) &gt; 0; &quot;yes&quot;; &quot;no&quot;))">
            <text:p/>
          </table:table-cell>
        </table:table-row>
        <table:table-row table:style-name="ro6">
          <table:table-cell table:number-columns-repeated="2"/>
          <table:table-cell table:formula="of:=IF(ISBLANK([$Contradiction.C848]);&quot;&quot;; [$Contradiction.C848])">
            <text:p/>
          </table:table-cell>
          <table:table-cell table:formula="of:=IF(ISBLANK([$Entailment.C848]);&quot;&quot;; [$Entailment.C848])">
            <text:p/>
          </table:table-cell>
          <table:table-cell table:formula="of:=IF(ISBLANK([$Specificity.C848]);&quot;&quot;; [$Specificity.C848])">
            <text:p/>
          </table:table-cell>
          <table:table-cell table:formula="of:=IF(ISBLANK([$Paraphrase.C848]);&quot;&quot;; [$Paraphrase.C848])">
            <text:p/>
          </table:table-cell>
          <table:table-cell table:formula="of:=IF(ISBLANK([$LocalRelevance.C848]);&quot;&quot;; [$LocalRelevance.C848])">
            <text:p/>
          </table:table-cell>
          <table:table-cell table:formula="of:=IF(ISBLANK([.A848]); &quot;&quot;; IF(COUNTIF([.C848:.G848]; &quot;yes&quot;) &gt; 0; &quot;yes&quot;; &quot;no&quot;))">
            <text:p/>
          </table:table-cell>
        </table:table-row>
        <table:table-row table:style-name="ro6">
          <table:table-cell table:number-columns-repeated="2"/>
          <table:table-cell table:formula="of:=IF(ISBLANK([$Contradiction.C849]);&quot;&quot;; [$Contradiction.C849])">
            <text:p/>
          </table:table-cell>
          <table:table-cell table:formula="of:=IF(ISBLANK([$Entailment.C849]);&quot;&quot;; [$Entailment.C849])">
            <text:p/>
          </table:table-cell>
          <table:table-cell table:formula="of:=IF(ISBLANK([$Specificity.C849]);&quot;&quot;; [$Specificity.C849])">
            <text:p/>
          </table:table-cell>
          <table:table-cell table:formula="of:=IF(ISBLANK([$Paraphrase.C849]);&quot;&quot;; [$Paraphrase.C849])">
            <text:p/>
          </table:table-cell>
          <table:table-cell table:formula="of:=IF(ISBLANK([$LocalRelevance.C849]);&quot;&quot;; [$LocalRelevance.C849])">
            <text:p/>
          </table:table-cell>
          <table:table-cell table:formula="of:=IF(ISBLANK([.A849]); &quot;&quot;; IF(COUNTIF([.C849:.G849]; &quot;yes&quot;) &gt; 0; &quot;yes&quot;; &quot;no&quot;))">
            <text:p/>
          </table:table-cell>
        </table:table-row>
        <table:table-row table:style-name="ro6">
          <table:table-cell table:number-columns-repeated="2"/>
          <table:table-cell table:formula="of:=IF(ISBLANK([$Contradiction.C850]);&quot;&quot;; [$Contradiction.C850])">
            <text:p/>
          </table:table-cell>
          <table:table-cell table:formula="of:=IF(ISBLANK([$Entailment.C850]);&quot;&quot;; [$Entailment.C850])">
            <text:p/>
          </table:table-cell>
          <table:table-cell table:formula="of:=IF(ISBLANK([$Specificity.C850]);&quot;&quot;; [$Specificity.C850])">
            <text:p/>
          </table:table-cell>
          <table:table-cell table:formula="of:=IF(ISBLANK([$Paraphrase.C850]);&quot;&quot;; [$Paraphrase.C850])">
            <text:p/>
          </table:table-cell>
          <table:table-cell table:formula="of:=IF(ISBLANK([$LocalRelevance.C850]);&quot;&quot;; [$LocalRelevance.C850])">
            <text:p/>
          </table:table-cell>
          <table:table-cell table:formula="of:=IF(ISBLANK([.A850]); &quot;&quot;; IF(COUNTIF([.C850:.G850]; &quot;yes&quot;) &gt; 0; &quot;yes&quot;; &quot;no&quot;))">
            <text:p/>
          </table:table-cell>
        </table:table-row>
        <table:table-row table:style-name="ro6">
          <table:table-cell table:number-columns-repeated="2"/>
          <table:table-cell table:formula="of:=IF(ISBLANK([$Contradiction.C851]);&quot;&quot;; [$Contradiction.C851])">
            <text:p/>
          </table:table-cell>
          <table:table-cell table:formula="of:=IF(ISBLANK([$Entailment.C851]);&quot;&quot;; [$Entailment.C851])">
            <text:p/>
          </table:table-cell>
          <table:table-cell table:formula="of:=IF(ISBLANK([$Specificity.C851]);&quot;&quot;; [$Specificity.C851])">
            <text:p/>
          </table:table-cell>
          <table:table-cell table:formula="of:=IF(ISBLANK([$Paraphrase.C851]);&quot;&quot;; [$Paraphrase.C851])">
            <text:p/>
          </table:table-cell>
          <table:table-cell table:formula="of:=IF(ISBLANK([$LocalRelevance.C851]);&quot;&quot;; [$LocalRelevance.C851])">
            <text:p/>
          </table:table-cell>
          <table:table-cell table:formula="of:=IF(ISBLANK([.A851]); &quot;&quot;; IF(COUNTIF([.C851:.G851]; &quot;yes&quot;) &gt; 0; &quot;yes&quot;; &quot;no&quot;))">
            <text:p/>
          </table:table-cell>
        </table:table-row>
        <table:table-row table:style-name="ro6">
          <table:table-cell table:number-columns-repeated="2"/>
          <table:table-cell table:formula="of:=IF(ISBLANK([$Contradiction.C852]);&quot;&quot;; [$Contradiction.C852])">
            <text:p/>
          </table:table-cell>
          <table:table-cell table:formula="of:=IF(ISBLANK([$Entailment.C852]);&quot;&quot;; [$Entailment.C852])">
            <text:p/>
          </table:table-cell>
          <table:table-cell table:formula="of:=IF(ISBLANK([$Specificity.C852]);&quot;&quot;; [$Specificity.C852])">
            <text:p/>
          </table:table-cell>
          <table:table-cell table:formula="of:=IF(ISBLANK([$Paraphrase.C852]);&quot;&quot;; [$Paraphrase.C852])">
            <text:p/>
          </table:table-cell>
          <table:table-cell table:formula="of:=IF(ISBLANK([$LocalRelevance.C852]);&quot;&quot;; [$LocalRelevance.C852])">
            <text:p/>
          </table:table-cell>
          <table:table-cell table:formula="of:=IF(ISBLANK([.A852]); &quot;&quot;; IF(COUNTIF([.C852:.G852]; &quot;yes&quot;) &gt; 0; &quot;yes&quot;; &quot;no&quot;))">
            <text:p/>
          </table:table-cell>
        </table:table-row>
        <table:table-row table:style-name="ro6">
          <table:table-cell table:number-columns-repeated="2"/>
          <table:table-cell table:formula="of:=IF(ISBLANK([$Contradiction.C853]);&quot;&quot;; [$Contradiction.C853])">
            <text:p/>
          </table:table-cell>
          <table:table-cell table:formula="of:=IF(ISBLANK([$Entailment.C853]);&quot;&quot;; [$Entailment.C853])">
            <text:p/>
          </table:table-cell>
          <table:table-cell table:formula="of:=IF(ISBLANK([$Specificity.C853]);&quot;&quot;; [$Specificity.C853])">
            <text:p/>
          </table:table-cell>
          <table:table-cell table:formula="of:=IF(ISBLANK([$Paraphrase.C853]);&quot;&quot;; [$Paraphrase.C853])">
            <text:p/>
          </table:table-cell>
          <table:table-cell table:formula="of:=IF(ISBLANK([$LocalRelevance.C853]);&quot;&quot;; [$LocalRelevance.C853])">
            <text:p/>
          </table:table-cell>
          <table:table-cell table:formula="of:=IF(ISBLANK([.A853]); &quot;&quot;; IF(COUNTIF([.C853:.G853]; &quot;yes&quot;) &gt; 0; &quot;yes&quot;; &quot;no&quot;))">
            <text:p/>
          </table:table-cell>
        </table:table-row>
        <table:table-row table:style-name="ro6">
          <table:table-cell table:number-columns-repeated="2"/>
          <table:table-cell table:formula="of:=IF(ISBLANK([$Contradiction.C854]);&quot;&quot;; [$Contradiction.C854])">
            <text:p/>
          </table:table-cell>
          <table:table-cell table:formula="of:=IF(ISBLANK([$Entailment.C854]);&quot;&quot;; [$Entailment.C854])">
            <text:p/>
          </table:table-cell>
          <table:table-cell table:formula="of:=IF(ISBLANK([$Specificity.C854]);&quot;&quot;; [$Specificity.C854])">
            <text:p/>
          </table:table-cell>
          <table:table-cell table:formula="of:=IF(ISBLANK([$Paraphrase.C854]);&quot;&quot;; [$Paraphrase.C854])">
            <text:p/>
          </table:table-cell>
          <table:table-cell table:formula="of:=IF(ISBLANK([$LocalRelevance.C854]);&quot;&quot;; [$LocalRelevance.C854])">
            <text:p/>
          </table:table-cell>
          <table:table-cell table:formula="of:=IF(ISBLANK([.A854]); &quot;&quot;; IF(COUNTIF([.C854:.G854]; &quot;yes&quot;) &gt; 0; &quot;yes&quot;; &quot;no&quot;))">
            <text:p/>
          </table:table-cell>
        </table:table-row>
        <table:table-row table:style-name="ro6">
          <table:table-cell table:number-columns-repeated="2"/>
          <table:table-cell table:formula="of:=IF(ISBLANK([$Contradiction.C855]);&quot;&quot;; [$Contradiction.C855])">
            <text:p/>
          </table:table-cell>
          <table:table-cell table:formula="of:=IF(ISBLANK([$Entailment.C855]);&quot;&quot;; [$Entailment.C855])">
            <text:p/>
          </table:table-cell>
          <table:table-cell table:formula="of:=IF(ISBLANK([$Specificity.C855]);&quot;&quot;; [$Specificity.C855])">
            <text:p/>
          </table:table-cell>
          <table:table-cell table:formula="of:=IF(ISBLANK([$Paraphrase.C855]);&quot;&quot;; [$Paraphrase.C855])">
            <text:p/>
          </table:table-cell>
          <table:table-cell table:formula="of:=IF(ISBLANK([$LocalRelevance.C855]);&quot;&quot;; [$LocalRelevance.C855])">
            <text:p/>
          </table:table-cell>
          <table:table-cell table:formula="of:=IF(ISBLANK([.A855]); &quot;&quot;; IF(COUNTIF([.C855:.G855]; &quot;yes&quot;) &gt; 0; &quot;yes&quot;; &quot;no&quot;))">
            <text:p/>
          </table:table-cell>
        </table:table-row>
        <table:table-row table:style-name="ro6">
          <table:table-cell table:number-columns-repeated="2"/>
          <table:table-cell table:formula="of:=IF(ISBLANK([$Contradiction.C856]);&quot;&quot;; [$Contradiction.C856])">
            <text:p/>
          </table:table-cell>
          <table:table-cell table:formula="of:=IF(ISBLANK([$Entailment.C856]);&quot;&quot;; [$Entailment.C856])">
            <text:p/>
          </table:table-cell>
          <table:table-cell table:formula="of:=IF(ISBLANK([$Specificity.C856]);&quot;&quot;; [$Specificity.C856])">
            <text:p/>
          </table:table-cell>
          <table:table-cell table:formula="of:=IF(ISBLANK([$Paraphrase.C856]);&quot;&quot;; [$Paraphrase.C856])">
            <text:p/>
          </table:table-cell>
          <table:table-cell table:formula="of:=IF(ISBLANK([$LocalRelevance.C856]);&quot;&quot;; [$LocalRelevance.C856])">
            <text:p/>
          </table:table-cell>
          <table:table-cell table:formula="of:=IF(ISBLANK([.A856]); &quot;&quot;; IF(COUNTIF([.C856:.G856]; &quot;yes&quot;) &gt; 0; &quot;yes&quot;; &quot;no&quot;))">
            <text:p/>
          </table:table-cell>
        </table:table-row>
        <table:table-row table:style-name="ro6">
          <table:table-cell table:number-columns-repeated="2"/>
          <table:table-cell table:formula="of:=IF(ISBLANK([$Contradiction.C857]);&quot;&quot;; [$Contradiction.C857])">
            <text:p/>
          </table:table-cell>
          <table:table-cell table:formula="of:=IF(ISBLANK([$Entailment.C857]);&quot;&quot;; [$Entailment.C857])">
            <text:p/>
          </table:table-cell>
          <table:table-cell table:formula="of:=IF(ISBLANK([$Specificity.C857]);&quot;&quot;; [$Specificity.C857])">
            <text:p/>
          </table:table-cell>
          <table:table-cell table:formula="of:=IF(ISBLANK([$Paraphrase.C857]);&quot;&quot;; [$Paraphrase.C857])">
            <text:p/>
          </table:table-cell>
          <table:table-cell table:formula="of:=IF(ISBLANK([$LocalRelevance.C857]);&quot;&quot;; [$LocalRelevance.C857])">
            <text:p/>
          </table:table-cell>
          <table:table-cell table:formula="of:=IF(ISBLANK([.A857]); &quot;&quot;; IF(COUNTIF([.C857:.G857]; &quot;yes&quot;) &gt; 0; &quot;yes&quot;; &quot;no&quot;))">
            <text:p/>
          </table:table-cell>
        </table:table-row>
        <table:table-row table:style-name="ro6">
          <table:table-cell table:number-columns-repeated="2"/>
          <table:table-cell table:formula="of:=IF(ISBLANK([$Contradiction.C858]);&quot;&quot;; [$Contradiction.C858])">
            <text:p/>
          </table:table-cell>
          <table:table-cell table:formula="of:=IF(ISBLANK([$Entailment.C858]);&quot;&quot;; [$Entailment.C858])">
            <text:p/>
          </table:table-cell>
          <table:table-cell table:formula="of:=IF(ISBLANK([$Specificity.C858]);&quot;&quot;; [$Specificity.C858])">
            <text:p/>
          </table:table-cell>
          <table:table-cell table:formula="of:=IF(ISBLANK([$Paraphrase.C858]);&quot;&quot;; [$Paraphrase.C858])">
            <text:p/>
          </table:table-cell>
          <table:table-cell table:formula="of:=IF(ISBLANK([$LocalRelevance.C858]);&quot;&quot;; [$LocalRelevance.C858])">
            <text:p/>
          </table:table-cell>
          <table:table-cell table:formula="of:=IF(ISBLANK([.A858]); &quot;&quot;; IF(COUNTIF([.C858:.G858]; &quot;yes&quot;) &gt; 0; &quot;yes&quot;; &quot;no&quot;))">
            <text:p/>
          </table:table-cell>
        </table:table-row>
        <table:table-row table:style-name="ro6">
          <table:table-cell table:number-columns-repeated="2"/>
          <table:table-cell table:formula="of:=IF(ISBLANK([$Contradiction.C859]);&quot;&quot;; [$Contradiction.C859])">
            <text:p/>
          </table:table-cell>
          <table:table-cell table:formula="of:=IF(ISBLANK([$Entailment.C859]);&quot;&quot;; [$Entailment.C859])">
            <text:p/>
          </table:table-cell>
          <table:table-cell table:formula="of:=IF(ISBLANK([$Specificity.C859]);&quot;&quot;; [$Specificity.C859])">
            <text:p/>
          </table:table-cell>
          <table:table-cell table:formula="of:=IF(ISBLANK([$Paraphrase.C859]);&quot;&quot;; [$Paraphrase.C859])">
            <text:p/>
          </table:table-cell>
          <table:table-cell table:formula="of:=IF(ISBLANK([$LocalRelevance.C859]);&quot;&quot;; [$LocalRelevance.C859])">
            <text:p/>
          </table:table-cell>
          <table:table-cell table:formula="of:=IF(ISBLANK([.A859]); &quot;&quot;; IF(COUNTIF([.C859:.G859]; &quot;yes&quot;) &gt; 0; &quot;yes&quot;; &quot;no&quot;))">
            <text:p/>
          </table:table-cell>
        </table:table-row>
        <table:table-row table:style-name="ro6">
          <table:table-cell table:number-columns-repeated="2"/>
          <table:table-cell table:formula="of:=IF(ISBLANK([$Contradiction.C860]);&quot;&quot;; [$Contradiction.C860])">
            <text:p/>
          </table:table-cell>
          <table:table-cell table:formula="of:=IF(ISBLANK([$Entailment.C860]);&quot;&quot;; [$Entailment.C860])">
            <text:p/>
          </table:table-cell>
          <table:table-cell table:formula="of:=IF(ISBLANK([$Specificity.C860]);&quot;&quot;; [$Specificity.C860])">
            <text:p/>
          </table:table-cell>
          <table:table-cell table:formula="of:=IF(ISBLANK([$Paraphrase.C860]);&quot;&quot;; [$Paraphrase.C860])">
            <text:p/>
          </table:table-cell>
          <table:table-cell table:formula="of:=IF(ISBLANK([$LocalRelevance.C860]);&quot;&quot;; [$LocalRelevance.C860])">
            <text:p/>
          </table:table-cell>
          <table:table-cell table:formula="of:=IF(ISBLANK([.A860]); &quot;&quot;; IF(COUNTIF([.C860:.G860]; &quot;yes&quot;) &gt; 0; &quot;yes&quot;; &quot;no&quot;))">
            <text:p/>
          </table:table-cell>
        </table:table-row>
        <table:table-row table:style-name="ro6">
          <table:table-cell table:number-columns-repeated="2"/>
          <table:table-cell table:formula="of:=IF(ISBLANK([$Contradiction.C861]);&quot;&quot;; [$Contradiction.C861])">
            <text:p/>
          </table:table-cell>
          <table:table-cell table:formula="of:=IF(ISBLANK([$Entailment.C861]);&quot;&quot;; [$Entailment.C861])">
            <text:p/>
          </table:table-cell>
          <table:table-cell table:formula="of:=IF(ISBLANK([$Specificity.C861]);&quot;&quot;; [$Specificity.C861])">
            <text:p/>
          </table:table-cell>
          <table:table-cell table:formula="of:=IF(ISBLANK([$Paraphrase.C861]);&quot;&quot;; [$Paraphrase.C861])">
            <text:p/>
          </table:table-cell>
          <table:table-cell table:formula="of:=IF(ISBLANK([$LocalRelevance.C861]);&quot;&quot;; [$LocalRelevance.C861])">
            <text:p/>
          </table:table-cell>
          <table:table-cell table:formula="of:=IF(ISBLANK([.A861]); &quot;&quot;; IF(COUNTIF([.C861:.G861]; &quot;yes&quot;) &gt; 0; &quot;yes&quot;; &quot;no&quot;))">
            <text:p/>
          </table:table-cell>
        </table:table-row>
        <table:table-row table:style-name="ro6">
          <table:table-cell table:number-columns-repeated="2"/>
          <table:table-cell table:formula="of:=IF(ISBLANK([$Contradiction.C862]);&quot;&quot;; [$Contradiction.C862])">
            <text:p/>
          </table:table-cell>
          <table:table-cell table:formula="of:=IF(ISBLANK([$Entailment.C862]);&quot;&quot;; [$Entailment.C862])">
            <text:p/>
          </table:table-cell>
          <table:table-cell table:formula="of:=IF(ISBLANK([$Specificity.C862]);&quot;&quot;; [$Specificity.C862])">
            <text:p/>
          </table:table-cell>
          <table:table-cell table:formula="of:=IF(ISBLANK([$Paraphrase.C862]);&quot;&quot;; [$Paraphrase.C862])">
            <text:p/>
          </table:table-cell>
          <table:table-cell table:formula="of:=IF(ISBLANK([$LocalRelevance.C862]);&quot;&quot;; [$LocalRelevance.C862])">
            <text:p/>
          </table:table-cell>
          <table:table-cell table:formula="of:=IF(ISBLANK([.A862]); &quot;&quot;; IF(COUNTIF([.C862:.G862]; &quot;yes&quot;) &gt; 0; &quot;yes&quot;; &quot;no&quot;))">
            <text:p/>
          </table:table-cell>
        </table:table-row>
        <table:table-row table:style-name="ro6">
          <table:table-cell table:number-columns-repeated="2"/>
          <table:table-cell table:formula="of:=IF(ISBLANK([$Contradiction.C863]);&quot;&quot;; [$Contradiction.C863])">
            <text:p/>
          </table:table-cell>
          <table:table-cell table:formula="of:=IF(ISBLANK([$Entailment.C863]);&quot;&quot;; [$Entailment.C863])">
            <text:p/>
          </table:table-cell>
          <table:table-cell table:formula="of:=IF(ISBLANK([$Specificity.C863]);&quot;&quot;; [$Specificity.C863])">
            <text:p/>
          </table:table-cell>
          <table:table-cell table:formula="of:=IF(ISBLANK([$Paraphrase.C863]);&quot;&quot;; [$Paraphrase.C863])">
            <text:p/>
          </table:table-cell>
          <table:table-cell table:formula="of:=IF(ISBLANK([$LocalRelevance.C863]);&quot;&quot;; [$LocalRelevance.C863])">
            <text:p/>
          </table:table-cell>
          <table:table-cell table:formula="of:=IF(ISBLANK([.A863]); &quot;&quot;; IF(COUNTIF([.C863:.G863]; &quot;yes&quot;) &gt; 0; &quot;yes&quot;; &quot;no&quot;))">
            <text:p/>
          </table:table-cell>
        </table:table-row>
        <table:table-row table:style-name="ro6">
          <table:table-cell table:number-columns-repeated="2"/>
          <table:table-cell table:formula="of:=IF(ISBLANK([$Contradiction.C864]);&quot;&quot;; [$Contradiction.C864])">
            <text:p/>
          </table:table-cell>
          <table:table-cell table:formula="of:=IF(ISBLANK([$Entailment.C864]);&quot;&quot;; [$Entailment.C864])">
            <text:p/>
          </table:table-cell>
          <table:table-cell table:formula="of:=IF(ISBLANK([$Specificity.C864]);&quot;&quot;; [$Specificity.C864])">
            <text:p/>
          </table:table-cell>
          <table:table-cell table:formula="of:=IF(ISBLANK([$Paraphrase.C864]);&quot;&quot;; [$Paraphrase.C864])">
            <text:p/>
          </table:table-cell>
          <table:table-cell table:formula="of:=IF(ISBLANK([$LocalRelevance.C864]);&quot;&quot;; [$LocalRelevance.C864])">
            <text:p/>
          </table:table-cell>
          <table:table-cell table:formula="of:=IF(ISBLANK([.A864]); &quot;&quot;; IF(COUNTIF([.C864:.G864]; &quot;yes&quot;) &gt; 0; &quot;yes&quot;; &quot;no&quot;))">
            <text:p/>
          </table:table-cell>
        </table:table-row>
        <table:table-row table:style-name="ro6">
          <table:table-cell table:number-columns-repeated="2"/>
          <table:table-cell table:formula="of:=IF(ISBLANK([$Contradiction.C865]);&quot;&quot;; [$Contradiction.C865])">
            <text:p/>
          </table:table-cell>
          <table:table-cell table:formula="of:=IF(ISBLANK([$Entailment.C865]);&quot;&quot;; [$Entailment.C865])">
            <text:p/>
          </table:table-cell>
          <table:table-cell table:formula="of:=IF(ISBLANK([$Specificity.C865]);&quot;&quot;; [$Specificity.C865])">
            <text:p/>
          </table:table-cell>
          <table:table-cell table:formula="of:=IF(ISBLANK([$Paraphrase.C865]);&quot;&quot;; [$Paraphrase.C865])">
            <text:p/>
          </table:table-cell>
          <table:table-cell table:formula="of:=IF(ISBLANK([$LocalRelevance.C865]);&quot;&quot;; [$LocalRelevance.C865])">
            <text:p/>
          </table:table-cell>
          <table:table-cell table:formula="of:=IF(ISBLANK([.A865]); &quot;&quot;; IF(COUNTIF([.C865:.G865]; &quot;yes&quot;) &gt; 0; &quot;yes&quot;; &quot;no&quot;))">
            <text:p/>
          </table:table-cell>
        </table:table-row>
        <table:table-row table:style-name="ro6">
          <table:table-cell table:number-columns-repeated="2"/>
          <table:table-cell table:formula="of:=IF(ISBLANK([$Contradiction.C866]);&quot;&quot;; [$Contradiction.C866])">
            <text:p/>
          </table:table-cell>
          <table:table-cell table:formula="of:=IF(ISBLANK([$Entailment.C866]);&quot;&quot;; [$Entailment.C866])">
            <text:p/>
          </table:table-cell>
          <table:table-cell table:formula="of:=IF(ISBLANK([$Specificity.C866]);&quot;&quot;; [$Specificity.C866])">
            <text:p/>
          </table:table-cell>
          <table:table-cell table:formula="of:=IF(ISBLANK([$Paraphrase.C866]);&quot;&quot;; [$Paraphrase.C866])">
            <text:p/>
          </table:table-cell>
          <table:table-cell table:formula="of:=IF(ISBLANK([$LocalRelevance.C866]);&quot;&quot;; [$LocalRelevance.C866])">
            <text:p/>
          </table:table-cell>
          <table:table-cell table:formula="of:=IF(ISBLANK([.A866]); &quot;&quot;; IF(COUNTIF([.C866:.G866]; &quot;yes&quot;) &gt; 0; &quot;yes&quot;; &quot;no&quot;))">
            <text:p/>
          </table:table-cell>
        </table:table-row>
        <table:table-row table:style-name="ro6">
          <table:table-cell table:number-columns-repeated="2"/>
          <table:table-cell table:formula="of:=IF(ISBLANK([$Contradiction.C867]);&quot;&quot;; [$Contradiction.C867])">
            <text:p/>
          </table:table-cell>
          <table:table-cell table:formula="of:=IF(ISBLANK([$Entailment.C867]);&quot;&quot;; [$Entailment.C867])">
            <text:p/>
          </table:table-cell>
          <table:table-cell table:formula="of:=IF(ISBLANK([$Specificity.C867]);&quot;&quot;; [$Specificity.C867])">
            <text:p/>
          </table:table-cell>
          <table:table-cell table:formula="of:=IF(ISBLANK([$Paraphrase.C867]);&quot;&quot;; [$Paraphrase.C867])">
            <text:p/>
          </table:table-cell>
          <table:table-cell table:formula="of:=IF(ISBLANK([$LocalRelevance.C867]);&quot;&quot;; [$LocalRelevance.C867])">
            <text:p/>
          </table:table-cell>
          <table:table-cell table:formula="of:=IF(ISBLANK([.A867]); &quot;&quot;; IF(COUNTIF([.C867:.G867]; &quot;yes&quot;) &gt; 0; &quot;yes&quot;; &quot;no&quot;))">
            <text:p/>
          </table:table-cell>
        </table:table-row>
        <table:table-row table:style-name="ro6">
          <table:table-cell table:number-columns-repeated="2"/>
          <table:table-cell table:formula="of:=IF(ISBLANK([$Contradiction.C868]);&quot;&quot;; [$Contradiction.C868])">
            <text:p/>
          </table:table-cell>
          <table:table-cell table:formula="of:=IF(ISBLANK([$Entailment.C868]);&quot;&quot;; [$Entailment.C868])">
            <text:p/>
          </table:table-cell>
          <table:table-cell table:formula="of:=IF(ISBLANK([$Specificity.C868]);&quot;&quot;; [$Specificity.C868])">
            <text:p/>
          </table:table-cell>
          <table:table-cell table:formula="of:=IF(ISBLANK([$Paraphrase.C868]);&quot;&quot;; [$Paraphrase.C868])">
            <text:p/>
          </table:table-cell>
          <table:table-cell table:formula="of:=IF(ISBLANK([$LocalRelevance.C868]);&quot;&quot;; [$LocalRelevance.C868])">
            <text:p/>
          </table:table-cell>
          <table:table-cell table:formula="of:=IF(ISBLANK([.A868]); &quot;&quot;; IF(COUNTIF([.C868:.G868]; &quot;yes&quot;) &gt; 0; &quot;yes&quot;; &quot;no&quot;))">
            <text:p/>
          </table:table-cell>
        </table:table-row>
        <table:table-row table:style-name="ro6">
          <table:table-cell table:number-columns-repeated="2"/>
          <table:table-cell table:formula="of:=IF(ISBLANK([$Contradiction.C869]);&quot;&quot;; [$Contradiction.C869])">
            <text:p/>
          </table:table-cell>
          <table:table-cell table:formula="of:=IF(ISBLANK([$Entailment.C869]);&quot;&quot;; [$Entailment.C869])">
            <text:p/>
          </table:table-cell>
          <table:table-cell table:formula="of:=IF(ISBLANK([$Specificity.C869]);&quot;&quot;; [$Specificity.C869])">
            <text:p/>
          </table:table-cell>
          <table:table-cell table:formula="of:=IF(ISBLANK([$Paraphrase.C869]);&quot;&quot;; [$Paraphrase.C869])">
            <text:p/>
          </table:table-cell>
          <table:table-cell table:formula="of:=IF(ISBLANK([$LocalRelevance.C869]);&quot;&quot;; [$LocalRelevance.C869])">
            <text:p/>
          </table:table-cell>
          <table:table-cell table:formula="of:=IF(ISBLANK([.A869]); &quot;&quot;; IF(COUNTIF([.C869:.G869]; &quot;yes&quot;) &gt; 0; &quot;yes&quot;; &quot;no&quot;))">
            <text:p/>
          </table:table-cell>
        </table:table-row>
        <table:table-row table:style-name="ro6">
          <table:table-cell table:number-columns-repeated="2"/>
          <table:table-cell table:formula="of:=IF(ISBLANK([$Contradiction.C870]);&quot;&quot;; [$Contradiction.C870])">
            <text:p/>
          </table:table-cell>
          <table:table-cell table:formula="of:=IF(ISBLANK([$Entailment.C870]);&quot;&quot;; [$Entailment.C870])">
            <text:p/>
          </table:table-cell>
          <table:table-cell table:formula="of:=IF(ISBLANK([$Specificity.C870]);&quot;&quot;; [$Specificity.C870])">
            <text:p/>
          </table:table-cell>
          <table:table-cell table:formula="of:=IF(ISBLANK([$Paraphrase.C870]);&quot;&quot;; [$Paraphrase.C870])">
            <text:p/>
          </table:table-cell>
          <table:table-cell table:formula="of:=IF(ISBLANK([$LocalRelevance.C870]);&quot;&quot;; [$LocalRelevance.C870])">
            <text:p/>
          </table:table-cell>
          <table:table-cell table:formula="of:=IF(ISBLANK([.A870]); &quot;&quot;; IF(COUNTIF([.C870:.G870]; &quot;yes&quot;) &gt; 0; &quot;yes&quot;; &quot;no&quot;))">
            <text:p/>
          </table:table-cell>
        </table:table-row>
        <table:table-row table:style-name="ro6">
          <table:table-cell table:number-columns-repeated="2"/>
          <table:table-cell table:formula="of:=IF(ISBLANK([$Contradiction.C871]);&quot;&quot;; [$Contradiction.C871])">
            <text:p/>
          </table:table-cell>
          <table:table-cell table:formula="of:=IF(ISBLANK([$Entailment.C871]);&quot;&quot;; [$Entailment.C871])">
            <text:p/>
          </table:table-cell>
          <table:table-cell table:formula="of:=IF(ISBLANK([$Specificity.C871]);&quot;&quot;; [$Specificity.C871])">
            <text:p/>
          </table:table-cell>
          <table:table-cell table:formula="of:=IF(ISBLANK([$Paraphrase.C871]);&quot;&quot;; [$Paraphrase.C871])">
            <text:p/>
          </table:table-cell>
          <table:table-cell table:formula="of:=IF(ISBLANK([$LocalRelevance.C871]);&quot;&quot;; [$LocalRelevance.C871])">
            <text:p/>
          </table:table-cell>
          <table:table-cell table:formula="of:=IF(ISBLANK([.A871]); &quot;&quot;; IF(COUNTIF([.C871:.G871]; &quot;yes&quot;) &gt; 0; &quot;yes&quot;; &quot;no&quot;))">
            <text:p/>
          </table:table-cell>
        </table:table-row>
        <table:table-row table:style-name="ro6">
          <table:table-cell table:number-columns-repeated="2"/>
          <table:table-cell table:formula="of:=IF(ISBLANK([$Contradiction.C872]);&quot;&quot;; [$Contradiction.C872])">
            <text:p/>
          </table:table-cell>
          <table:table-cell table:formula="of:=IF(ISBLANK([$Entailment.C872]);&quot;&quot;; [$Entailment.C872])">
            <text:p/>
          </table:table-cell>
          <table:table-cell table:formula="of:=IF(ISBLANK([$Specificity.C872]);&quot;&quot;; [$Specificity.C872])">
            <text:p/>
          </table:table-cell>
          <table:table-cell table:formula="of:=IF(ISBLANK([$Paraphrase.C872]);&quot;&quot;; [$Paraphrase.C872])">
            <text:p/>
          </table:table-cell>
          <table:table-cell table:formula="of:=IF(ISBLANK([$LocalRelevance.C872]);&quot;&quot;; [$LocalRelevance.C872])">
            <text:p/>
          </table:table-cell>
          <table:table-cell table:formula="of:=IF(ISBLANK([.A872]); &quot;&quot;; IF(COUNTIF([.C872:.G872]; &quot;yes&quot;) &gt; 0; &quot;yes&quot;; &quot;no&quot;))">
            <text:p/>
          </table:table-cell>
        </table:table-row>
        <table:table-row table:style-name="ro6">
          <table:table-cell table:number-columns-repeated="2"/>
          <table:table-cell table:formula="of:=IF(ISBLANK([$Contradiction.C873]);&quot;&quot;; [$Contradiction.C873])">
            <text:p/>
          </table:table-cell>
          <table:table-cell table:formula="of:=IF(ISBLANK([$Entailment.C873]);&quot;&quot;; [$Entailment.C873])">
            <text:p/>
          </table:table-cell>
          <table:table-cell table:formula="of:=IF(ISBLANK([$Specificity.C873]);&quot;&quot;; [$Specificity.C873])">
            <text:p/>
          </table:table-cell>
          <table:table-cell table:formula="of:=IF(ISBLANK([$Paraphrase.C873]);&quot;&quot;; [$Paraphrase.C873])">
            <text:p/>
          </table:table-cell>
          <table:table-cell table:formula="of:=IF(ISBLANK([$LocalRelevance.C873]);&quot;&quot;; [$LocalRelevance.C873])">
            <text:p/>
          </table:table-cell>
          <table:table-cell table:formula="of:=IF(ISBLANK([.A873]); &quot;&quot;; IF(COUNTIF([.C873:.G873]; &quot;yes&quot;) &gt; 0; &quot;yes&quot;; &quot;no&quot;))">
            <text:p/>
          </table:table-cell>
        </table:table-row>
        <table:table-row table:style-name="ro6">
          <table:table-cell table:number-columns-repeated="2"/>
          <table:table-cell table:formula="of:=IF(ISBLANK([$Contradiction.C874]);&quot;&quot;; [$Contradiction.C874])">
            <text:p/>
          </table:table-cell>
          <table:table-cell table:formula="of:=IF(ISBLANK([$Entailment.C874]);&quot;&quot;; [$Entailment.C874])">
            <text:p/>
          </table:table-cell>
          <table:table-cell table:formula="of:=IF(ISBLANK([$Specificity.C874]);&quot;&quot;; [$Specificity.C874])">
            <text:p/>
          </table:table-cell>
          <table:table-cell table:formula="of:=IF(ISBLANK([$Paraphrase.C874]);&quot;&quot;; [$Paraphrase.C874])">
            <text:p/>
          </table:table-cell>
          <table:table-cell table:formula="of:=IF(ISBLANK([$LocalRelevance.C874]);&quot;&quot;; [$LocalRelevance.C874])">
            <text:p/>
          </table:table-cell>
          <table:table-cell table:formula="of:=IF(ISBLANK([.A874]); &quot;&quot;; IF(COUNTIF([.C874:.G874]; &quot;yes&quot;) &gt; 0; &quot;yes&quot;; &quot;no&quot;))">
            <text:p/>
          </table:table-cell>
        </table:table-row>
        <table:table-row table:style-name="ro6">
          <table:table-cell table:number-columns-repeated="2"/>
          <table:table-cell table:formula="of:=IF(ISBLANK([$Contradiction.C875]);&quot;&quot;; [$Contradiction.C875])">
            <text:p/>
          </table:table-cell>
          <table:table-cell table:formula="of:=IF(ISBLANK([$Entailment.C875]);&quot;&quot;; [$Entailment.C875])">
            <text:p/>
          </table:table-cell>
          <table:table-cell table:formula="of:=IF(ISBLANK([$Specificity.C875]);&quot;&quot;; [$Specificity.C875])">
            <text:p/>
          </table:table-cell>
          <table:table-cell table:formula="of:=IF(ISBLANK([$Paraphrase.C875]);&quot;&quot;; [$Paraphrase.C875])">
            <text:p/>
          </table:table-cell>
          <table:table-cell table:formula="of:=IF(ISBLANK([$LocalRelevance.C875]);&quot;&quot;; [$LocalRelevance.C875])">
            <text:p/>
          </table:table-cell>
          <table:table-cell table:formula="of:=IF(ISBLANK([.A875]); &quot;&quot;; IF(COUNTIF([.C875:.G875]; &quot;yes&quot;) &gt; 0; &quot;yes&quot;; &quot;no&quot;))">
            <text:p/>
          </table:table-cell>
        </table:table-row>
        <table:table-row table:style-name="ro6">
          <table:table-cell table:number-columns-repeated="2"/>
          <table:table-cell table:formula="of:=IF(ISBLANK([$Contradiction.C876]);&quot;&quot;; [$Contradiction.C876])">
            <text:p/>
          </table:table-cell>
          <table:table-cell table:formula="of:=IF(ISBLANK([$Entailment.C876]);&quot;&quot;; [$Entailment.C876])">
            <text:p/>
          </table:table-cell>
          <table:table-cell table:formula="of:=IF(ISBLANK([$Specificity.C876]);&quot;&quot;; [$Specificity.C876])">
            <text:p/>
          </table:table-cell>
          <table:table-cell table:formula="of:=IF(ISBLANK([$Paraphrase.C876]);&quot;&quot;; [$Paraphrase.C876])">
            <text:p/>
          </table:table-cell>
          <table:table-cell table:formula="of:=IF(ISBLANK([$LocalRelevance.C876]);&quot;&quot;; [$LocalRelevance.C876])">
            <text:p/>
          </table:table-cell>
          <table:table-cell table:formula="of:=IF(ISBLANK([.A876]); &quot;&quot;; IF(COUNTIF([.C876:.G876]; &quot;yes&quot;) &gt; 0; &quot;yes&quot;; &quot;no&quot;))">
            <text:p/>
          </table:table-cell>
        </table:table-row>
        <table:table-row table:style-name="ro6">
          <table:table-cell table:number-columns-repeated="2"/>
          <table:table-cell table:formula="of:=IF(ISBLANK([$Contradiction.C877]);&quot;&quot;; [$Contradiction.C877])">
            <text:p/>
          </table:table-cell>
          <table:table-cell table:formula="of:=IF(ISBLANK([$Entailment.C877]);&quot;&quot;; [$Entailment.C877])">
            <text:p/>
          </table:table-cell>
          <table:table-cell table:formula="of:=IF(ISBLANK([$Specificity.C877]);&quot;&quot;; [$Specificity.C877])">
            <text:p/>
          </table:table-cell>
          <table:table-cell table:formula="of:=IF(ISBLANK([$Paraphrase.C877]);&quot;&quot;; [$Paraphrase.C877])">
            <text:p/>
          </table:table-cell>
          <table:table-cell table:formula="of:=IF(ISBLANK([$LocalRelevance.C877]);&quot;&quot;; [$LocalRelevance.C877])">
            <text:p/>
          </table:table-cell>
          <table:table-cell table:formula="of:=IF(ISBLANK([.A877]); &quot;&quot;; IF(COUNTIF([.C877:.G877]; &quot;yes&quot;) &gt; 0; &quot;yes&quot;; &quot;no&quot;))">
            <text:p/>
          </table:table-cell>
        </table:table-row>
        <table:table-row table:style-name="ro6">
          <table:table-cell table:number-columns-repeated="2"/>
          <table:table-cell table:formula="of:=IF(ISBLANK([$Contradiction.C878]);&quot;&quot;; [$Contradiction.C878])">
            <text:p/>
          </table:table-cell>
          <table:table-cell table:formula="of:=IF(ISBLANK([$Entailment.C878]);&quot;&quot;; [$Entailment.C878])">
            <text:p/>
          </table:table-cell>
          <table:table-cell table:formula="of:=IF(ISBLANK([$Specificity.C878]);&quot;&quot;; [$Specificity.C878])">
            <text:p/>
          </table:table-cell>
          <table:table-cell table:formula="of:=IF(ISBLANK([$Paraphrase.C878]);&quot;&quot;; [$Paraphrase.C878])">
            <text:p/>
          </table:table-cell>
          <table:table-cell table:formula="of:=IF(ISBLANK([$LocalRelevance.C878]);&quot;&quot;; [$LocalRelevance.C878])">
            <text:p/>
          </table:table-cell>
          <table:table-cell table:formula="of:=IF(ISBLANK([.A878]); &quot;&quot;; IF(COUNTIF([.C878:.G878]; &quot;yes&quot;) &gt; 0; &quot;yes&quot;; &quot;no&quot;))">
            <text:p/>
          </table:table-cell>
        </table:table-row>
        <table:table-row table:style-name="ro6">
          <table:table-cell table:number-columns-repeated="2"/>
          <table:table-cell table:formula="of:=IF(ISBLANK([$Contradiction.C879]);&quot;&quot;; [$Contradiction.C879])">
            <text:p/>
          </table:table-cell>
          <table:table-cell table:formula="of:=IF(ISBLANK([$Entailment.C879]);&quot;&quot;; [$Entailment.C879])">
            <text:p/>
          </table:table-cell>
          <table:table-cell table:formula="of:=IF(ISBLANK([$Specificity.C879]);&quot;&quot;; [$Specificity.C879])">
            <text:p/>
          </table:table-cell>
          <table:table-cell table:formula="of:=IF(ISBLANK([$Paraphrase.C879]);&quot;&quot;; [$Paraphrase.C879])">
            <text:p/>
          </table:table-cell>
          <table:table-cell table:formula="of:=IF(ISBLANK([$LocalRelevance.C879]);&quot;&quot;; [$LocalRelevance.C879])">
            <text:p/>
          </table:table-cell>
          <table:table-cell table:formula="of:=IF(ISBLANK([.A879]); &quot;&quot;; IF(COUNTIF([.C879:.G879]; &quot;yes&quot;) &gt; 0; &quot;yes&quot;; &quot;no&quot;))">
            <text:p/>
          </table:table-cell>
        </table:table-row>
        <table:table-row table:style-name="ro6">
          <table:table-cell table:number-columns-repeated="2"/>
          <table:table-cell table:formula="of:=IF(ISBLANK([$Contradiction.C880]);&quot;&quot;; [$Contradiction.C880])">
            <text:p/>
          </table:table-cell>
          <table:table-cell table:formula="of:=IF(ISBLANK([$Entailment.C880]);&quot;&quot;; [$Entailment.C880])">
            <text:p/>
          </table:table-cell>
          <table:table-cell table:formula="of:=IF(ISBLANK([$Specificity.C880]);&quot;&quot;; [$Specificity.C880])">
            <text:p/>
          </table:table-cell>
          <table:table-cell table:formula="of:=IF(ISBLANK([$Paraphrase.C880]);&quot;&quot;; [$Paraphrase.C880])">
            <text:p/>
          </table:table-cell>
          <table:table-cell table:formula="of:=IF(ISBLANK([$LocalRelevance.C880]);&quot;&quot;; [$LocalRelevance.C880])">
            <text:p/>
          </table:table-cell>
          <table:table-cell table:formula="of:=IF(ISBLANK([.A880]); &quot;&quot;; IF(COUNTIF([.C880:.G880]; &quot;yes&quot;) &gt; 0; &quot;yes&quot;; &quot;no&quot;))">
            <text:p/>
          </table:table-cell>
        </table:table-row>
        <table:table-row table:style-name="ro6">
          <table:table-cell table:number-columns-repeated="2"/>
          <table:table-cell table:formula="of:=IF(ISBLANK([$Contradiction.C881]);&quot;&quot;; [$Contradiction.C881])">
            <text:p/>
          </table:table-cell>
          <table:table-cell table:formula="of:=IF(ISBLANK([$Entailment.C881]);&quot;&quot;; [$Entailment.C881])">
            <text:p/>
          </table:table-cell>
          <table:table-cell table:formula="of:=IF(ISBLANK([$Specificity.C881]);&quot;&quot;; [$Specificity.C881])">
            <text:p/>
          </table:table-cell>
          <table:table-cell table:formula="of:=IF(ISBLANK([$Paraphrase.C881]);&quot;&quot;; [$Paraphrase.C881])">
            <text:p/>
          </table:table-cell>
          <table:table-cell table:formula="of:=IF(ISBLANK([$LocalRelevance.C881]);&quot;&quot;; [$LocalRelevance.C881])">
            <text:p/>
          </table:table-cell>
          <table:table-cell table:formula="of:=IF(ISBLANK([.A881]); &quot;&quot;; IF(COUNTIF([.C881:.G881]; &quot;yes&quot;) &gt; 0; &quot;yes&quot;; &quot;no&quot;))">
            <text:p/>
          </table:table-cell>
        </table:table-row>
        <table:table-row table:style-name="ro6">
          <table:table-cell table:number-columns-repeated="2"/>
          <table:table-cell table:formula="of:=IF(ISBLANK([$Contradiction.C882]);&quot;&quot;; [$Contradiction.C882])">
            <text:p/>
          </table:table-cell>
          <table:table-cell table:formula="of:=IF(ISBLANK([$Entailment.C882]);&quot;&quot;; [$Entailment.C882])">
            <text:p/>
          </table:table-cell>
          <table:table-cell table:formula="of:=IF(ISBLANK([$Specificity.C882]);&quot;&quot;; [$Specificity.C882])">
            <text:p/>
          </table:table-cell>
          <table:table-cell table:formula="of:=IF(ISBLANK([$Paraphrase.C882]);&quot;&quot;; [$Paraphrase.C882])">
            <text:p/>
          </table:table-cell>
          <table:table-cell table:formula="of:=IF(ISBLANK([$LocalRelevance.C882]);&quot;&quot;; [$LocalRelevance.C882])">
            <text:p/>
          </table:table-cell>
          <table:table-cell table:formula="of:=IF(ISBLANK([.A882]); &quot;&quot;; IF(COUNTIF([.C882:.G882]; &quot;yes&quot;) &gt; 0; &quot;yes&quot;; &quot;no&quot;))">
            <text:p/>
          </table:table-cell>
        </table:table-row>
        <table:table-row table:style-name="ro6">
          <table:table-cell table:number-columns-repeated="2"/>
          <table:table-cell table:formula="of:=IF(ISBLANK([$Contradiction.C883]);&quot;&quot;; [$Contradiction.C883])">
            <text:p/>
          </table:table-cell>
          <table:table-cell table:formula="of:=IF(ISBLANK([$Entailment.C883]);&quot;&quot;; [$Entailment.C883])">
            <text:p/>
          </table:table-cell>
          <table:table-cell table:formula="of:=IF(ISBLANK([$Specificity.C883]);&quot;&quot;; [$Specificity.C883])">
            <text:p/>
          </table:table-cell>
          <table:table-cell table:formula="of:=IF(ISBLANK([$Paraphrase.C883]);&quot;&quot;; [$Paraphrase.C883])">
            <text:p/>
          </table:table-cell>
          <table:table-cell table:formula="of:=IF(ISBLANK([$LocalRelevance.C883]);&quot;&quot;; [$LocalRelevance.C883])">
            <text:p/>
          </table:table-cell>
          <table:table-cell table:formula="of:=IF(ISBLANK([.A883]); &quot;&quot;; IF(COUNTIF([.C883:.G883]; &quot;yes&quot;) &gt; 0; &quot;yes&quot;; &quot;no&quot;))">
            <text:p/>
          </table:table-cell>
        </table:table-row>
        <table:table-row table:style-name="ro6">
          <table:table-cell table:number-columns-repeated="2"/>
          <table:table-cell table:formula="of:=IF(ISBLANK([$Contradiction.C884]);&quot;&quot;; [$Contradiction.C884])">
            <text:p/>
          </table:table-cell>
          <table:table-cell table:formula="of:=IF(ISBLANK([$Entailment.C884]);&quot;&quot;; [$Entailment.C884])">
            <text:p/>
          </table:table-cell>
          <table:table-cell table:formula="of:=IF(ISBLANK([$Specificity.C884]);&quot;&quot;; [$Specificity.C884])">
            <text:p/>
          </table:table-cell>
          <table:table-cell table:formula="of:=IF(ISBLANK([$Paraphrase.C884]);&quot;&quot;; [$Paraphrase.C884])">
            <text:p/>
          </table:table-cell>
          <table:table-cell table:formula="of:=IF(ISBLANK([$LocalRelevance.C884]);&quot;&quot;; [$LocalRelevance.C884])">
            <text:p/>
          </table:table-cell>
          <table:table-cell table:formula="of:=IF(ISBLANK([.A884]); &quot;&quot;; IF(COUNTIF([.C884:.G884]; &quot;yes&quot;) &gt; 0; &quot;yes&quot;; &quot;no&quot;))">
            <text:p/>
          </table:table-cell>
        </table:table-row>
        <table:table-row table:style-name="ro6">
          <table:table-cell table:number-columns-repeated="2"/>
          <table:table-cell table:formula="of:=IF(ISBLANK([$Contradiction.C885]);&quot;&quot;; [$Contradiction.C885])">
            <text:p/>
          </table:table-cell>
          <table:table-cell table:formula="of:=IF(ISBLANK([$Entailment.C885]);&quot;&quot;; [$Entailment.C885])">
            <text:p/>
          </table:table-cell>
          <table:table-cell table:formula="of:=IF(ISBLANK([$Specificity.C885]);&quot;&quot;; [$Specificity.C885])">
            <text:p/>
          </table:table-cell>
          <table:table-cell table:formula="of:=IF(ISBLANK([$Paraphrase.C885]);&quot;&quot;; [$Paraphrase.C885])">
            <text:p/>
          </table:table-cell>
          <table:table-cell table:formula="of:=IF(ISBLANK([$LocalRelevance.C885]);&quot;&quot;; [$LocalRelevance.C885])">
            <text:p/>
          </table:table-cell>
          <table:table-cell table:formula="of:=IF(ISBLANK([.A885]); &quot;&quot;; IF(COUNTIF([.C885:.G885]; &quot;yes&quot;) &gt; 0; &quot;yes&quot;; &quot;no&quot;))">
            <text:p/>
          </table:table-cell>
        </table:table-row>
        <table:table-row table:style-name="ro6">
          <table:table-cell table:number-columns-repeated="2"/>
          <table:table-cell table:formula="of:=IF(ISBLANK([$Contradiction.C886]);&quot;&quot;; [$Contradiction.C886])">
            <text:p/>
          </table:table-cell>
          <table:table-cell table:formula="of:=IF(ISBLANK([$Entailment.C886]);&quot;&quot;; [$Entailment.C886])">
            <text:p/>
          </table:table-cell>
          <table:table-cell table:formula="of:=IF(ISBLANK([$Specificity.C886]);&quot;&quot;; [$Specificity.C886])">
            <text:p/>
          </table:table-cell>
          <table:table-cell table:formula="of:=IF(ISBLANK([$Paraphrase.C886]);&quot;&quot;; [$Paraphrase.C886])">
            <text:p/>
          </table:table-cell>
          <table:table-cell table:formula="of:=IF(ISBLANK([$LocalRelevance.C886]);&quot;&quot;; [$LocalRelevance.C886])">
            <text:p/>
          </table:table-cell>
          <table:table-cell table:formula="of:=IF(ISBLANK([.A886]); &quot;&quot;; IF(COUNTIF([.C886:.G886]; &quot;yes&quot;) &gt; 0; &quot;yes&quot;; &quot;no&quot;))">
            <text:p/>
          </table:table-cell>
        </table:table-row>
        <table:table-row table:style-name="ro6">
          <table:table-cell table:number-columns-repeated="2"/>
          <table:table-cell table:formula="of:=IF(ISBLANK([$Contradiction.C887]);&quot;&quot;; [$Contradiction.C887])">
            <text:p/>
          </table:table-cell>
          <table:table-cell table:formula="of:=IF(ISBLANK([$Entailment.C887]);&quot;&quot;; [$Entailment.C887])">
            <text:p/>
          </table:table-cell>
          <table:table-cell table:formula="of:=IF(ISBLANK([$Specificity.C887]);&quot;&quot;; [$Specificity.C887])">
            <text:p/>
          </table:table-cell>
          <table:table-cell table:formula="of:=IF(ISBLANK([$Paraphrase.C887]);&quot;&quot;; [$Paraphrase.C887])">
            <text:p/>
          </table:table-cell>
          <table:table-cell table:formula="of:=IF(ISBLANK([$LocalRelevance.C887]);&quot;&quot;; [$LocalRelevance.C887])">
            <text:p/>
          </table:table-cell>
          <table:table-cell table:formula="of:=IF(ISBLANK([.A887]); &quot;&quot;; IF(COUNTIF([.C887:.G887]; &quot;yes&quot;) &gt; 0; &quot;yes&quot;; &quot;no&quot;))">
            <text:p/>
          </table:table-cell>
        </table:table-row>
        <table:table-row table:style-name="ro6">
          <table:table-cell table:number-columns-repeated="2"/>
          <table:table-cell table:formula="of:=IF(ISBLANK([$Contradiction.C888]);&quot;&quot;; [$Contradiction.C888])">
            <text:p/>
          </table:table-cell>
          <table:table-cell table:formula="of:=IF(ISBLANK([$Entailment.C888]);&quot;&quot;; [$Entailment.C888])">
            <text:p/>
          </table:table-cell>
          <table:table-cell table:formula="of:=IF(ISBLANK([$Specificity.C888]);&quot;&quot;; [$Specificity.C888])">
            <text:p/>
          </table:table-cell>
          <table:table-cell table:formula="of:=IF(ISBLANK([$Paraphrase.C888]);&quot;&quot;; [$Paraphrase.C888])">
            <text:p/>
          </table:table-cell>
          <table:table-cell table:formula="of:=IF(ISBLANK([$LocalRelevance.C888]);&quot;&quot;; [$LocalRelevance.C888])">
            <text:p/>
          </table:table-cell>
          <table:table-cell table:formula="of:=IF(ISBLANK([.A888]); &quot;&quot;; IF(COUNTIF([.C888:.G888]; &quot;yes&quot;) &gt; 0; &quot;yes&quot;; &quot;no&quot;))">
            <text:p/>
          </table:table-cell>
        </table:table-row>
        <table:table-row table:style-name="ro6">
          <table:table-cell table:number-columns-repeated="2"/>
          <table:table-cell table:formula="of:=IF(ISBLANK([$Contradiction.C889]);&quot;&quot;; [$Contradiction.C889])">
            <text:p/>
          </table:table-cell>
          <table:table-cell table:formula="of:=IF(ISBLANK([$Entailment.C889]);&quot;&quot;; [$Entailment.C889])">
            <text:p/>
          </table:table-cell>
          <table:table-cell table:formula="of:=IF(ISBLANK([$Specificity.C889]);&quot;&quot;; [$Specificity.C889])">
            <text:p/>
          </table:table-cell>
          <table:table-cell table:formula="of:=IF(ISBLANK([$Paraphrase.C889]);&quot;&quot;; [$Paraphrase.C889])">
            <text:p/>
          </table:table-cell>
          <table:table-cell table:formula="of:=IF(ISBLANK([$LocalRelevance.C889]);&quot;&quot;; [$LocalRelevance.C889])">
            <text:p/>
          </table:table-cell>
          <table:table-cell table:formula="of:=IF(ISBLANK([.A889]); &quot;&quot;; IF(COUNTIF([.C889:.G889]; &quot;yes&quot;) &gt; 0; &quot;yes&quot;; &quot;no&quot;))">
            <text:p/>
          </table:table-cell>
        </table:table-row>
        <table:table-row table:style-name="ro6">
          <table:table-cell table:number-columns-repeated="2"/>
          <table:table-cell table:formula="of:=IF(ISBLANK([$Contradiction.C890]);&quot;&quot;; [$Contradiction.C890])">
            <text:p/>
          </table:table-cell>
          <table:table-cell table:formula="of:=IF(ISBLANK([$Entailment.C890]);&quot;&quot;; [$Entailment.C890])">
            <text:p/>
          </table:table-cell>
          <table:table-cell table:formula="of:=IF(ISBLANK([$Specificity.C890]);&quot;&quot;; [$Specificity.C890])">
            <text:p/>
          </table:table-cell>
          <table:table-cell table:formula="of:=IF(ISBLANK([$Paraphrase.C890]);&quot;&quot;; [$Paraphrase.C890])">
            <text:p/>
          </table:table-cell>
          <table:table-cell table:formula="of:=IF(ISBLANK([$LocalRelevance.C890]);&quot;&quot;; [$LocalRelevance.C890])">
            <text:p/>
          </table:table-cell>
          <table:table-cell table:formula="of:=IF(ISBLANK([.A890]); &quot;&quot;; IF(COUNTIF([.C890:.G890]; &quot;yes&quot;) &gt; 0; &quot;yes&quot;; &quot;no&quot;))">
            <text:p/>
          </table:table-cell>
        </table:table-row>
        <table:table-row table:style-name="ro6">
          <table:table-cell table:number-columns-repeated="2"/>
          <table:table-cell table:formula="of:=IF(ISBLANK([$Contradiction.C891]);&quot;&quot;; [$Contradiction.C891])">
            <text:p/>
          </table:table-cell>
          <table:table-cell table:formula="of:=IF(ISBLANK([$Entailment.C891]);&quot;&quot;; [$Entailment.C891])">
            <text:p/>
          </table:table-cell>
          <table:table-cell table:formula="of:=IF(ISBLANK([$Specificity.C891]);&quot;&quot;; [$Specificity.C891])">
            <text:p/>
          </table:table-cell>
          <table:table-cell table:formula="of:=IF(ISBLANK([$Paraphrase.C891]);&quot;&quot;; [$Paraphrase.C891])">
            <text:p/>
          </table:table-cell>
          <table:table-cell table:formula="of:=IF(ISBLANK([$LocalRelevance.C891]);&quot;&quot;; [$LocalRelevance.C891])">
            <text:p/>
          </table:table-cell>
          <table:table-cell table:formula="of:=IF(ISBLANK([.A891]); &quot;&quot;; IF(COUNTIF([.C891:.G891]; &quot;yes&quot;) &gt; 0; &quot;yes&quot;; &quot;no&quot;))">
            <text:p/>
          </table:table-cell>
        </table:table-row>
        <table:table-row table:style-name="ro6">
          <table:table-cell table:number-columns-repeated="2"/>
          <table:table-cell table:formula="of:=IF(ISBLANK([$Contradiction.C892]);&quot;&quot;; [$Contradiction.C892])">
            <text:p/>
          </table:table-cell>
          <table:table-cell table:formula="of:=IF(ISBLANK([$Entailment.C892]);&quot;&quot;; [$Entailment.C892])">
            <text:p/>
          </table:table-cell>
          <table:table-cell table:formula="of:=IF(ISBLANK([$Specificity.C892]);&quot;&quot;; [$Specificity.C892])">
            <text:p/>
          </table:table-cell>
          <table:table-cell table:formula="of:=IF(ISBLANK([$Paraphrase.C892]);&quot;&quot;; [$Paraphrase.C892])">
            <text:p/>
          </table:table-cell>
          <table:table-cell table:formula="of:=IF(ISBLANK([$LocalRelevance.C892]);&quot;&quot;; [$LocalRelevance.C892])">
            <text:p/>
          </table:table-cell>
          <table:table-cell table:formula="of:=IF(ISBLANK([.A892]); &quot;&quot;; IF(COUNTIF([.C892:.G892]; &quot;yes&quot;) &gt; 0; &quot;yes&quot;; &quot;no&quot;))">
            <text:p/>
          </table:table-cell>
        </table:table-row>
        <table:table-row table:style-name="ro6">
          <table:table-cell table:number-columns-repeated="2"/>
          <table:table-cell table:formula="of:=IF(ISBLANK([$Contradiction.C893]);&quot;&quot;; [$Contradiction.C893])">
            <text:p/>
          </table:table-cell>
          <table:table-cell table:formula="of:=IF(ISBLANK([$Entailment.C893]);&quot;&quot;; [$Entailment.C893])">
            <text:p/>
          </table:table-cell>
          <table:table-cell table:formula="of:=IF(ISBLANK([$Specificity.C893]);&quot;&quot;; [$Specificity.C893])">
            <text:p/>
          </table:table-cell>
          <table:table-cell table:formula="of:=IF(ISBLANK([$Paraphrase.C893]);&quot;&quot;; [$Paraphrase.C893])">
            <text:p/>
          </table:table-cell>
          <table:table-cell table:formula="of:=IF(ISBLANK([$LocalRelevance.C893]);&quot;&quot;; [$LocalRelevance.C893])">
            <text:p/>
          </table:table-cell>
          <table:table-cell table:formula="of:=IF(ISBLANK([.A893]); &quot;&quot;; IF(COUNTIF([.C893:.G893]; &quot;yes&quot;) &gt; 0; &quot;yes&quot;; &quot;no&quot;))">
            <text:p/>
          </table:table-cell>
        </table:table-row>
        <table:table-row table:style-name="ro6">
          <table:table-cell table:number-columns-repeated="2"/>
          <table:table-cell table:formula="of:=IF(ISBLANK([$Contradiction.C894]);&quot;&quot;; [$Contradiction.C894])">
            <text:p/>
          </table:table-cell>
          <table:table-cell table:formula="of:=IF(ISBLANK([$Entailment.C894]);&quot;&quot;; [$Entailment.C894])">
            <text:p/>
          </table:table-cell>
          <table:table-cell table:formula="of:=IF(ISBLANK([$Specificity.C894]);&quot;&quot;; [$Specificity.C894])">
            <text:p/>
          </table:table-cell>
          <table:table-cell table:formula="of:=IF(ISBLANK([$Paraphrase.C894]);&quot;&quot;; [$Paraphrase.C894])">
            <text:p/>
          </table:table-cell>
          <table:table-cell table:formula="of:=IF(ISBLANK([$LocalRelevance.C894]);&quot;&quot;; [$LocalRelevance.C894])">
            <text:p/>
          </table:table-cell>
          <table:table-cell table:formula="of:=IF(ISBLANK([.A894]); &quot;&quot;; IF(COUNTIF([.C894:.G894]; &quot;yes&quot;) &gt; 0; &quot;yes&quot;; &quot;no&quot;))">
            <text:p/>
          </table:table-cell>
        </table:table-row>
        <table:table-row table:style-name="ro6">
          <table:table-cell table:number-columns-repeated="2"/>
          <table:table-cell table:formula="of:=IF(ISBLANK([$Contradiction.C895]);&quot;&quot;; [$Contradiction.C895])">
            <text:p/>
          </table:table-cell>
          <table:table-cell table:formula="of:=IF(ISBLANK([$Entailment.C895]);&quot;&quot;; [$Entailment.C895])">
            <text:p/>
          </table:table-cell>
          <table:table-cell table:formula="of:=IF(ISBLANK([$Specificity.C895]);&quot;&quot;; [$Specificity.C895])">
            <text:p/>
          </table:table-cell>
          <table:table-cell table:formula="of:=IF(ISBLANK([$Paraphrase.C895]);&quot;&quot;; [$Paraphrase.C895])">
            <text:p/>
          </table:table-cell>
          <table:table-cell table:formula="of:=IF(ISBLANK([$LocalRelevance.C895]);&quot;&quot;; [$LocalRelevance.C895])">
            <text:p/>
          </table:table-cell>
          <table:table-cell table:formula="of:=IF(ISBLANK([.A895]); &quot;&quot;; IF(COUNTIF([.C895:.G895]; &quot;yes&quot;) &gt; 0; &quot;yes&quot;; &quot;no&quot;))">
            <text:p/>
          </table:table-cell>
        </table:table-row>
        <table:table-row table:style-name="ro6">
          <table:table-cell table:number-columns-repeated="2"/>
          <table:table-cell table:formula="of:=IF(ISBLANK([$Contradiction.C896]);&quot;&quot;; [$Contradiction.C896])">
            <text:p/>
          </table:table-cell>
          <table:table-cell table:formula="of:=IF(ISBLANK([$Entailment.C896]);&quot;&quot;; [$Entailment.C896])">
            <text:p/>
          </table:table-cell>
          <table:table-cell table:formula="of:=IF(ISBLANK([$Specificity.C896]);&quot;&quot;; [$Specificity.C896])">
            <text:p/>
          </table:table-cell>
          <table:table-cell table:formula="of:=IF(ISBLANK([$Paraphrase.C896]);&quot;&quot;; [$Paraphrase.C896])">
            <text:p/>
          </table:table-cell>
          <table:table-cell table:formula="of:=IF(ISBLANK([$LocalRelevance.C896]);&quot;&quot;; [$LocalRelevance.C896])">
            <text:p/>
          </table:table-cell>
          <table:table-cell table:formula="of:=IF(ISBLANK([.A896]); &quot;&quot;; IF(COUNTIF([.C896:.G896]; &quot;yes&quot;) &gt; 0; &quot;yes&quot;; &quot;no&quot;))">
            <text:p/>
          </table:table-cell>
        </table:table-row>
        <table:table-row table:style-name="ro6">
          <table:table-cell table:number-columns-repeated="2"/>
          <table:table-cell table:formula="of:=IF(ISBLANK([$Contradiction.C897]);&quot;&quot;; [$Contradiction.C897])">
            <text:p/>
          </table:table-cell>
          <table:table-cell table:formula="of:=IF(ISBLANK([$Entailment.C897]);&quot;&quot;; [$Entailment.C897])">
            <text:p/>
          </table:table-cell>
          <table:table-cell table:formula="of:=IF(ISBLANK([$Specificity.C897]);&quot;&quot;; [$Specificity.C897])">
            <text:p/>
          </table:table-cell>
          <table:table-cell table:formula="of:=IF(ISBLANK([$Paraphrase.C897]);&quot;&quot;; [$Paraphrase.C897])">
            <text:p/>
          </table:table-cell>
          <table:table-cell table:formula="of:=IF(ISBLANK([$LocalRelevance.C897]);&quot;&quot;; [$LocalRelevance.C897])">
            <text:p/>
          </table:table-cell>
          <table:table-cell table:formula="of:=IF(ISBLANK([.A897]); &quot;&quot;; IF(COUNTIF([.C897:.G897]; &quot;yes&quot;) &gt; 0; &quot;yes&quot;; &quot;no&quot;))">
            <text:p/>
          </table:table-cell>
        </table:table-row>
        <table:table-row table:style-name="ro6">
          <table:table-cell table:number-columns-repeated="2"/>
          <table:table-cell table:formula="of:=IF(ISBLANK([$Contradiction.C898]);&quot;&quot;; [$Contradiction.C898])">
            <text:p/>
          </table:table-cell>
          <table:table-cell table:formula="of:=IF(ISBLANK([$Entailment.C898]);&quot;&quot;; [$Entailment.C898])">
            <text:p/>
          </table:table-cell>
          <table:table-cell table:formula="of:=IF(ISBLANK([$Specificity.C898]);&quot;&quot;; [$Specificity.C898])">
            <text:p/>
          </table:table-cell>
          <table:table-cell table:formula="of:=IF(ISBLANK([$Paraphrase.C898]);&quot;&quot;; [$Paraphrase.C898])">
            <text:p/>
          </table:table-cell>
          <table:table-cell table:formula="of:=IF(ISBLANK([$LocalRelevance.C898]);&quot;&quot;; [$LocalRelevance.C898])">
            <text:p/>
          </table:table-cell>
          <table:table-cell table:formula="of:=IF(ISBLANK([.A898]); &quot;&quot;; IF(COUNTIF([.C898:.G898]; &quot;yes&quot;) &gt; 0; &quot;yes&quot;; &quot;no&quot;))">
            <text:p/>
          </table:table-cell>
        </table:table-row>
        <table:table-row table:style-name="ro6">
          <table:table-cell table:number-columns-repeated="2"/>
          <table:table-cell table:formula="of:=IF(ISBLANK([$Contradiction.C899]);&quot;&quot;; [$Contradiction.C899])">
            <text:p/>
          </table:table-cell>
          <table:table-cell table:formula="of:=IF(ISBLANK([$Entailment.C899]);&quot;&quot;; [$Entailment.C899])">
            <text:p/>
          </table:table-cell>
          <table:table-cell table:formula="of:=IF(ISBLANK([$Specificity.C899]);&quot;&quot;; [$Specificity.C899])">
            <text:p/>
          </table:table-cell>
          <table:table-cell table:formula="of:=IF(ISBLANK([$Paraphrase.C899]);&quot;&quot;; [$Paraphrase.C899])">
            <text:p/>
          </table:table-cell>
          <table:table-cell table:formula="of:=IF(ISBLANK([$LocalRelevance.C899]);&quot;&quot;; [$LocalRelevance.C899])">
            <text:p/>
          </table:table-cell>
          <table:table-cell table:formula="of:=IF(ISBLANK([.A899]); &quot;&quot;; IF(COUNTIF([.C899:.G899]; &quot;yes&quot;) &gt; 0; &quot;yes&quot;; &quot;no&quot;))">
            <text:p/>
          </table:table-cell>
        </table:table-row>
        <table:table-row table:style-name="ro6">
          <table:table-cell table:number-columns-repeated="2"/>
          <table:table-cell table:formula="of:=IF(ISBLANK([$Contradiction.C900]);&quot;&quot;; [$Contradiction.C900])">
            <text:p/>
          </table:table-cell>
          <table:table-cell table:formula="of:=IF(ISBLANK([$Entailment.C900]);&quot;&quot;; [$Entailment.C900])">
            <text:p/>
          </table:table-cell>
          <table:table-cell table:formula="of:=IF(ISBLANK([$Specificity.C900]);&quot;&quot;; [$Specificity.C900])">
            <text:p/>
          </table:table-cell>
          <table:table-cell table:formula="of:=IF(ISBLANK([$Paraphrase.C900]);&quot;&quot;; [$Paraphrase.C900])">
            <text:p/>
          </table:table-cell>
          <table:table-cell table:formula="of:=IF(ISBLANK([$LocalRelevance.C900]);&quot;&quot;; [$LocalRelevance.C900])">
            <text:p/>
          </table:table-cell>
          <table:table-cell table:formula="of:=IF(ISBLANK([.A900]); &quot;&quot;; IF(COUNTIF([.C900:.G900]; &quot;yes&quot;) &gt; 0; &quot;yes&quot;; &quot;no&quot;))">
            <text:p/>
          </table:table-cell>
        </table:table-row>
        <table:table-row table:style-name="ro6">
          <table:table-cell table:number-columns-repeated="2"/>
          <table:table-cell table:formula="of:=IF(ISBLANK([$Contradiction.C901]);&quot;&quot;; [$Contradiction.C901])">
            <text:p/>
          </table:table-cell>
          <table:table-cell table:formula="of:=IF(ISBLANK([$Entailment.C901]);&quot;&quot;; [$Entailment.C901])">
            <text:p/>
          </table:table-cell>
          <table:table-cell table:formula="of:=IF(ISBLANK([$Specificity.C901]);&quot;&quot;; [$Specificity.C901])">
            <text:p/>
          </table:table-cell>
          <table:table-cell table:formula="of:=IF(ISBLANK([$Paraphrase.C901]);&quot;&quot;; [$Paraphrase.C901])">
            <text:p/>
          </table:table-cell>
          <table:table-cell table:formula="of:=IF(ISBLANK([$LocalRelevance.C901]);&quot;&quot;; [$LocalRelevance.C901])">
            <text:p/>
          </table:table-cell>
          <table:table-cell table:formula="of:=IF(ISBLANK([.A901]); &quot;&quot;; IF(COUNTIF([.C901:.G901]; &quot;yes&quot;) &gt; 0; &quot;yes&quot;; &quot;no&quot;))">
            <text:p/>
          </table:table-cell>
        </table:table-row>
        <table:table-row table:style-name="ro6">
          <table:table-cell table:number-columns-repeated="2"/>
          <table:table-cell table:formula="of:=IF(ISBLANK([$Contradiction.C902]);&quot;&quot;; [$Contradiction.C902])">
            <text:p/>
          </table:table-cell>
          <table:table-cell table:formula="of:=IF(ISBLANK([$Entailment.C902]);&quot;&quot;; [$Entailment.C902])">
            <text:p/>
          </table:table-cell>
          <table:table-cell table:formula="of:=IF(ISBLANK([$Specificity.C902]);&quot;&quot;; [$Specificity.C902])">
            <text:p/>
          </table:table-cell>
          <table:table-cell table:formula="of:=IF(ISBLANK([$Paraphrase.C902]);&quot;&quot;; [$Paraphrase.C902])">
            <text:p/>
          </table:table-cell>
          <table:table-cell table:formula="of:=IF(ISBLANK([$LocalRelevance.C902]);&quot;&quot;; [$LocalRelevance.C902])">
            <text:p/>
          </table:table-cell>
          <table:table-cell table:formula="of:=IF(ISBLANK([.A902]); &quot;&quot;; IF(COUNTIF([.C902:.G902]; &quot;yes&quot;) &gt; 0; &quot;yes&quot;; &quot;no&quot;))">
            <text:p/>
          </table:table-cell>
        </table:table-row>
        <table:table-row table:style-name="ro6">
          <table:table-cell table:number-columns-repeated="2"/>
          <table:table-cell table:formula="of:=IF(ISBLANK([$Contradiction.C903]);&quot;&quot;; [$Contradiction.C903])">
            <text:p/>
          </table:table-cell>
          <table:table-cell table:formula="of:=IF(ISBLANK([$Entailment.C903]);&quot;&quot;; [$Entailment.C903])">
            <text:p/>
          </table:table-cell>
          <table:table-cell table:formula="of:=IF(ISBLANK([$Specificity.C903]);&quot;&quot;; [$Specificity.C903])">
            <text:p/>
          </table:table-cell>
          <table:table-cell table:formula="of:=IF(ISBLANK([$Paraphrase.C903]);&quot;&quot;; [$Paraphrase.C903])">
            <text:p/>
          </table:table-cell>
          <table:table-cell table:formula="of:=IF(ISBLANK([$LocalRelevance.C903]);&quot;&quot;; [$LocalRelevance.C903])">
            <text:p/>
          </table:table-cell>
          <table:table-cell table:formula="of:=IF(ISBLANK([.A903]); &quot;&quot;; IF(COUNTIF([.C903:.G903]; &quot;yes&quot;) &gt; 0; &quot;yes&quot;; &quot;no&quot;))">
            <text:p/>
          </table:table-cell>
        </table:table-row>
        <table:table-row table:style-name="ro6">
          <table:table-cell table:number-columns-repeated="2"/>
          <table:table-cell table:formula="of:=IF(ISBLANK([$Contradiction.C904]);&quot;&quot;; [$Contradiction.C904])">
            <text:p/>
          </table:table-cell>
          <table:table-cell table:formula="of:=IF(ISBLANK([$Entailment.C904]);&quot;&quot;; [$Entailment.C904])">
            <text:p/>
          </table:table-cell>
          <table:table-cell table:formula="of:=IF(ISBLANK([$Specificity.C904]);&quot;&quot;; [$Specificity.C904])">
            <text:p/>
          </table:table-cell>
          <table:table-cell table:formula="of:=IF(ISBLANK([$Paraphrase.C904]);&quot;&quot;; [$Paraphrase.C904])">
            <text:p/>
          </table:table-cell>
          <table:table-cell table:formula="of:=IF(ISBLANK([$LocalRelevance.C904]);&quot;&quot;; [$LocalRelevance.C904])">
            <text:p/>
          </table:table-cell>
          <table:table-cell table:formula="of:=IF(ISBLANK([.A904]); &quot;&quot;; IF(COUNTIF([.C904:.G904]; &quot;yes&quot;) &gt; 0; &quot;yes&quot;; &quot;no&quot;))">
            <text:p/>
          </table:table-cell>
        </table:table-row>
        <table:table-row table:style-name="ro6">
          <table:table-cell table:number-columns-repeated="2"/>
          <table:table-cell table:formula="of:=IF(ISBLANK([$Contradiction.C905]);&quot;&quot;; [$Contradiction.C905])">
            <text:p/>
          </table:table-cell>
          <table:table-cell table:formula="of:=IF(ISBLANK([$Entailment.C905]);&quot;&quot;; [$Entailment.C905])">
            <text:p/>
          </table:table-cell>
          <table:table-cell table:formula="of:=IF(ISBLANK([$Specificity.C905]);&quot;&quot;; [$Specificity.C905])">
            <text:p/>
          </table:table-cell>
          <table:table-cell table:formula="of:=IF(ISBLANK([$Paraphrase.C905]);&quot;&quot;; [$Paraphrase.C905])">
            <text:p/>
          </table:table-cell>
          <table:table-cell table:formula="of:=IF(ISBLANK([$LocalRelevance.C905]);&quot;&quot;; [$LocalRelevance.C905])">
            <text:p/>
          </table:table-cell>
          <table:table-cell table:formula="of:=IF(ISBLANK([.A905]); &quot;&quot;; IF(COUNTIF([.C905:.G905]; &quot;yes&quot;) &gt; 0; &quot;yes&quot;; &quot;no&quot;))">
            <text:p/>
          </table:table-cell>
        </table:table-row>
        <table:table-row table:style-name="ro6">
          <table:table-cell table:number-columns-repeated="2"/>
          <table:table-cell table:formula="of:=IF(ISBLANK([$Contradiction.C906]);&quot;&quot;; [$Contradiction.C906])">
            <text:p/>
          </table:table-cell>
          <table:table-cell table:formula="of:=IF(ISBLANK([$Entailment.C906]);&quot;&quot;; [$Entailment.C906])">
            <text:p/>
          </table:table-cell>
          <table:table-cell table:formula="of:=IF(ISBLANK([$Specificity.C906]);&quot;&quot;; [$Specificity.C906])">
            <text:p/>
          </table:table-cell>
          <table:table-cell table:formula="of:=IF(ISBLANK([$Paraphrase.C906]);&quot;&quot;; [$Paraphrase.C906])">
            <text:p/>
          </table:table-cell>
          <table:table-cell table:formula="of:=IF(ISBLANK([$LocalRelevance.C906]);&quot;&quot;; [$LocalRelevance.C906])">
            <text:p/>
          </table:table-cell>
          <table:table-cell table:formula="of:=IF(ISBLANK([.A906]); &quot;&quot;; IF(COUNTIF([.C906:.G906]; &quot;yes&quot;) &gt; 0; &quot;yes&quot;; &quot;no&quot;))">
            <text:p/>
          </table:table-cell>
        </table:table-row>
        <table:table-row table:style-name="ro6">
          <table:table-cell table:number-columns-repeated="2"/>
          <table:table-cell table:formula="of:=IF(ISBLANK([$Contradiction.C907]);&quot;&quot;; [$Contradiction.C907])">
            <text:p/>
          </table:table-cell>
          <table:table-cell table:formula="of:=IF(ISBLANK([$Entailment.C907]);&quot;&quot;; [$Entailment.C907])">
            <text:p/>
          </table:table-cell>
          <table:table-cell table:formula="of:=IF(ISBLANK([$Specificity.C907]);&quot;&quot;; [$Specificity.C907])">
            <text:p/>
          </table:table-cell>
          <table:table-cell table:formula="of:=IF(ISBLANK([$Paraphrase.C907]);&quot;&quot;; [$Paraphrase.C907])">
            <text:p/>
          </table:table-cell>
          <table:table-cell table:formula="of:=IF(ISBLANK([$LocalRelevance.C907]);&quot;&quot;; [$LocalRelevance.C907])">
            <text:p/>
          </table:table-cell>
          <table:table-cell table:formula="of:=IF(ISBLANK([.A907]); &quot;&quot;; IF(COUNTIF([.C907:.G907]; &quot;yes&quot;) &gt; 0; &quot;yes&quot;; &quot;no&quot;))">
            <text:p/>
          </table:table-cell>
        </table:table-row>
        <table:table-row table:style-name="ro6">
          <table:table-cell table:number-columns-repeated="2"/>
          <table:table-cell table:formula="of:=IF(ISBLANK([$Contradiction.C908]);&quot;&quot;; [$Contradiction.C908])">
            <text:p/>
          </table:table-cell>
          <table:table-cell table:formula="of:=IF(ISBLANK([$Entailment.C908]);&quot;&quot;; [$Entailment.C908])">
            <text:p/>
          </table:table-cell>
          <table:table-cell table:formula="of:=IF(ISBLANK([$Specificity.C908]);&quot;&quot;; [$Specificity.C908])">
            <text:p/>
          </table:table-cell>
          <table:table-cell table:formula="of:=IF(ISBLANK([$Paraphrase.C908]);&quot;&quot;; [$Paraphrase.C908])">
            <text:p/>
          </table:table-cell>
          <table:table-cell table:formula="of:=IF(ISBLANK([$LocalRelevance.C908]);&quot;&quot;; [$LocalRelevance.C908])">
            <text:p/>
          </table:table-cell>
          <table:table-cell table:formula="of:=IF(ISBLANK([.A908]); &quot;&quot;; IF(COUNTIF([.C908:.G908]; &quot;yes&quot;) &gt; 0; &quot;yes&quot;; &quot;no&quot;))">
            <text:p/>
          </table:table-cell>
        </table:table-row>
        <table:table-row table:style-name="ro6">
          <table:table-cell table:number-columns-repeated="2"/>
          <table:table-cell table:formula="of:=IF(ISBLANK([$Contradiction.C909]);&quot;&quot;; [$Contradiction.C909])">
            <text:p/>
          </table:table-cell>
          <table:table-cell table:formula="of:=IF(ISBLANK([$Entailment.C909]);&quot;&quot;; [$Entailment.C909])">
            <text:p/>
          </table:table-cell>
          <table:table-cell table:formula="of:=IF(ISBLANK([$Specificity.C909]);&quot;&quot;; [$Specificity.C909])">
            <text:p/>
          </table:table-cell>
          <table:table-cell table:formula="of:=IF(ISBLANK([$Paraphrase.C909]);&quot;&quot;; [$Paraphrase.C909])">
            <text:p/>
          </table:table-cell>
          <table:table-cell table:formula="of:=IF(ISBLANK([$LocalRelevance.C909]);&quot;&quot;; [$LocalRelevance.C909])">
            <text:p/>
          </table:table-cell>
          <table:table-cell table:formula="of:=IF(ISBLANK([.A909]); &quot;&quot;; IF(COUNTIF([.C909:.G909]; &quot;yes&quot;) &gt; 0; &quot;yes&quot;; &quot;no&quot;))">
            <text:p/>
          </table:table-cell>
        </table:table-row>
        <table:table-row table:style-name="ro6">
          <table:table-cell table:number-columns-repeated="2"/>
          <table:table-cell table:formula="of:=IF(ISBLANK([$Contradiction.C910]);&quot;&quot;; [$Contradiction.C910])">
            <text:p/>
          </table:table-cell>
          <table:table-cell table:formula="of:=IF(ISBLANK([$Entailment.C910]);&quot;&quot;; [$Entailment.C910])">
            <text:p/>
          </table:table-cell>
          <table:table-cell table:formula="of:=IF(ISBLANK([$Specificity.C910]);&quot;&quot;; [$Specificity.C910])">
            <text:p/>
          </table:table-cell>
          <table:table-cell table:formula="of:=IF(ISBLANK([$Paraphrase.C910]);&quot;&quot;; [$Paraphrase.C910])">
            <text:p/>
          </table:table-cell>
          <table:table-cell table:formula="of:=IF(ISBLANK([$LocalRelevance.C910]);&quot;&quot;; [$LocalRelevance.C910])">
            <text:p/>
          </table:table-cell>
          <table:table-cell table:formula="of:=IF(ISBLANK([.A910]); &quot;&quot;; IF(COUNTIF([.C910:.G910]; &quot;yes&quot;) &gt; 0; &quot;yes&quot;; &quot;no&quot;))">
            <text:p/>
          </table:table-cell>
        </table:table-row>
        <table:table-row table:style-name="ro6">
          <table:table-cell table:number-columns-repeated="2"/>
          <table:table-cell table:formula="of:=IF(ISBLANK([$Contradiction.C911]);&quot;&quot;; [$Contradiction.C911])">
            <text:p/>
          </table:table-cell>
          <table:table-cell table:formula="of:=IF(ISBLANK([$Entailment.C911]);&quot;&quot;; [$Entailment.C911])">
            <text:p/>
          </table:table-cell>
          <table:table-cell table:formula="of:=IF(ISBLANK([$Specificity.C911]);&quot;&quot;; [$Specificity.C911])">
            <text:p/>
          </table:table-cell>
          <table:table-cell table:formula="of:=IF(ISBLANK([$Paraphrase.C911]);&quot;&quot;; [$Paraphrase.C911])">
            <text:p/>
          </table:table-cell>
          <table:table-cell table:formula="of:=IF(ISBLANK([$LocalRelevance.C911]);&quot;&quot;; [$LocalRelevance.C911])">
            <text:p/>
          </table:table-cell>
          <table:table-cell table:formula="of:=IF(ISBLANK([.A911]); &quot;&quot;; IF(COUNTIF([.C911:.G911]; &quot;yes&quot;) &gt; 0; &quot;yes&quot;; &quot;no&quot;))">
            <text:p/>
          </table:table-cell>
        </table:table-row>
        <table:table-row table:style-name="ro6">
          <table:table-cell table:number-columns-repeated="2"/>
          <table:table-cell table:formula="of:=IF(ISBLANK([$Contradiction.C912]);&quot;&quot;; [$Contradiction.C912])">
            <text:p/>
          </table:table-cell>
          <table:table-cell table:formula="of:=IF(ISBLANK([$Entailment.C912]);&quot;&quot;; [$Entailment.C912])">
            <text:p/>
          </table:table-cell>
          <table:table-cell table:formula="of:=IF(ISBLANK([$Specificity.C912]);&quot;&quot;; [$Specificity.C912])">
            <text:p/>
          </table:table-cell>
          <table:table-cell table:formula="of:=IF(ISBLANK([$Paraphrase.C912]);&quot;&quot;; [$Paraphrase.C912])">
            <text:p/>
          </table:table-cell>
          <table:table-cell table:formula="of:=IF(ISBLANK([$LocalRelevance.C912]);&quot;&quot;; [$LocalRelevance.C912])">
            <text:p/>
          </table:table-cell>
          <table:table-cell table:formula="of:=IF(ISBLANK([.A912]); &quot;&quot;; IF(COUNTIF([.C912:.G912]; &quot;yes&quot;) &gt; 0; &quot;yes&quot;; &quot;no&quot;))">
            <text:p/>
          </table:table-cell>
        </table:table-row>
        <table:table-row table:style-name="ro6">
          <table:table-cell table:number-columns-repeated="2"/>
          <table:table-cell table:formula="of:=IF(ISBLANK([$Contradiction.C913]);&quot;&quot;; [$Contradiction.C913])">
            <text:p/>
          </table:table-cell>
          <table:table-cell table:formula="of:=IF(ISBLANK([$Entailment.C913]);&quot;&quot;; [$Entailment.C913])">
            <text:p/>
          </table:table-cell>
          <table:table-cell table:formula="of:=IF(ISBLANK([$Specificity.C913]);&quot;&quot;; [$Specificity.C913])">
            <text:p/>
          </table:table-cell>
          <table:table-cell table:formula="of:=IF(ISBLANK([$Paraphrase.C913]);&quot;&quot;; [$Paraphrase.C913])">
            <text:p/>
          </table:table-cell>
          <table:table-cell table:formula="of:=IF(ISBLANK([$LocalRelevance.C913]);&quot;&quot;; [$LocalRelevance.C913])">
            <text:p/>
          </table:table-cell>
          <table:table-cell table:formula="of:=IF(ISBLANK([.A913]); &quot;&quot;; IF(COUNTIF([.C913:.G913]; &quot;yes&quot;) &gt; 0; &quot;yes&quot;; &quot;no&quot;))">
            <text:p/>
          </table:table-cell>
        </table:table-row>
        <table:table-row table:style-name="ro6">
          <table:table-cell table:number-columns-repeated="2"/>
          <table:table-cell table:formula="of:=IF(ISBLANK([$Contradiction.C914]);&quot;&quot;; [$Contradiction.C914])">
            <text:p/>
          </table:table-cell>
          <table:table-cell table:formula="of:=IF(ISBLANK([$Entailment.C914]);&quot;&quot;; [$Entailment.C914])">
            <text:p/>
          </table:table-cell>
          <table:table-cell table:formula="of:=IF(ISBLANK([$Specificity.C914]);&quot;&quot;; [$Specificity.C914])">
            <text:p/>
          </table:table-cell>
          <table:table-cell table:formula="of:=IF(ISBLANK([$Paraphrase.C914]);&quot;&quot;; [$Paraphrase.C914])">
            <text:p/>
          </table:table-cell>
          <table:table-cell table:formula="of:=IF(ISBLANK([$LocalRelevance.C914]);&quot;&quot;; [$LocalRelevance.C914])">
            <text:p/>
          </table:table-cell>
          <table:table-cell table:formula="of:=IF(ISBLANK([.A914]); &quot;&quot;; IF(COUNTIF([.C914:.G914]; &quot;yes&quot;) &gt; 0; &quot;yes&quot;; &quot;no&quot;))">
            <text:p/>
          </table:table-cell>
        </table:table-row>
        <table:table-row table:style-name="ro6">
          <table:table-cell table:number-columns-repeated="2"/>
          <table:table-cell table:formula="of:=IF(ISBLANK([$Contradiction.C915]);&quot;&quot;; [$Contradiction.C915])">
            <text:p/>
          </table:table-cell>
          <table:table-cell table:formula="of:=IF(ISBLANK([$Entailment.C915]);&quot;&quot;; [$Entailment.C915])">
            <text:p/>
          </table:table-cell>
          <table:table-cell table:formula="of:=IF(ISBLANK([$Specificity.C915]);&quot;&quot;; [$Specificity.C915])">
            <text:p/>
          </table:table-cell>
          <table:table-cell table:formula="of:=IF(ISBLANK([$Paraphrase.C915]);&quot;&quot;; [$Paraphrase.C915])">
            <text:p/>
          </table:table-cell>
          <table:table-cell table:formula="of:=IF(ISBLANK([$LocalRelevance.C915]);&quot;&quot;; [$LocalRelevance.C915])">
            <text:p/>
          </table:table-cell>
          <table:table-cell table:formula="of:=IF(ISBLANK([.A915]); &quot;&quot;; IF(COUNTIF([.C915:.G915]; &quot;yes&quot;) &gt; 0; &quot;yes&quot;; &quot;no&quot;))">
            <text:p/>
          </table:table-cell>
        </table:table-row>
        <table:table-row table:style-name="ro6">
          <table:table-cell table:number-columns-repeated="2"/>
          <table:table-cell table:formula="of:=IF(ISBLANK([$Contradiction.C916]);&quot;&quot;; [$Contradiction.C916])">
            <text:p/>
          </table:table-cell>
          <table:table-cell table:formula="of:=IF(ISBLANK([$Entailment.C916]);&quot;&quot;; [$Entailment.C916])">
            <text:p/>
          </table:table-cell>
          <table:table-cell table:formula="of:=IF(ISBLANK([$Specificity.C916]);&quot;&quot;; [$Specificity.C916])">
            <text:p/>
          </table:table-cell>
          <table:table-cell table:formula="of:=IF(ISBLANK([$Paraphrase.C916]);&quot;&quot;; [$Paraphrase.C916])">
            <text:p/>
          </table:table-cell>
          <table:table-cell table:formula="of:=IF(ISBLANK([$LocalRelevance.C916]);&quot;&quot;; [$LocalRelevance.C916])">
            <text:p/>
          </table:table-cell>
          <table:table-cell table:formula="of:=IF(ISBLANK([.A916]); &quot;&quot;; IF(COUNTIF([.C916:.G916]; &quot;yes&quot;) &gt; 0; &quot;yes&quot;; &quot;no&quot;))">
            <text:p/>
          </table:table-cell>
        </table:table-row>
        <table:table-row table:style-name="ro6">
          <table:table-cell table:number-columns-repeated="2"/>
          <table:table-cell table:formula="of:=IF(ISBLANK([$Contradiction.C917]);&quot;&quot;; [$Contradiction.C917])">
            <text:p/>
          </table:table-cell>
          <table:table-cell table:formula="of:=IF(ISBLANK([$Entailment.C917]);&quot;&quot;; [$Entailment.C917])">
            <text:p/>
          </table:table-cell>
          <table:table-cell table:formula="of:=IF(ISBLANK([$Specificity.C917]);&quot;&quot;; [$Specificity.C917])">
            <text:p/>
          </table:table-cell>
          <table:table-cell table:formula="of:=IF(ISBLANK([$Paraphrase.C917]);&quot;&quot;; [$Paraphrase.C917])">
            <text:p/>
          </table:table-cell>
          <table:table-cell table:formula="of:=IF(ISBLANK([$LocalRelevance.C917]);&quot;&quot;; [$LocalRelevance.C917])">
            <text:p/>
          </table:table-cell>
          <table:table-cell table:formula="of:=IF(ISBLANK([.A917]); &quot;&quot;; IF(COUNTIF([.C917:.G917]; &quot;yes&quot;) &gt; 0; &quot;yes&quot;; &quot;no&quot;))">
            <text:p/>
          </table:table-cell>
        </table:table-row>
        <table:table-row table:style-name="ro6">
          <table:table-cell table:number-columns-repeated="2"/>
          <table:table-cell table:formula="of:=IF(ISBLANK([$Contradiction.C918]);&quot;&quot;; [$Contradiction.C918])">
            <text:p/>
          </table:table-cell>
          <table:table-cell table:formula="of:=IF(ISBLANK([$Entailment.C918]);&quot;&quot;; [$Entailment.C918])">
            <text:p/>
          </table:table-cell>
          <table:table-cell table:formula="of:=IF(ISBLANK([$Specificity.C918]);&quot;&quot;; [$Specificity.C918])">
            <text:p/>
          </table:table-cell>
          <table:table-cell table:formula="of:=IF(ISBLANK([$Paraphrase.C918]);&quot;&quot;; [$Paraphrase.C918])">
            <text:p/>
          </table:table-cell>
          <table:table-cell table:formula="of:=IF(ISBLANK([$LocalRelevance.C918]);&quot;&quot;; [$LocalRelevance.C918])">
            <text:p/>
          </table:table-cell>
          <table:table-cell table:formula="of:=IF(ISBLANK([.A918]); &quot;&quot;; IF(COUNTIF([.C918:.G918]; &quot;yes&quot;) &gt; 0; &quot;yes&quot;; &quot;no&quot;))">
            <text:p/>
          </table:table-cell>
        </table:table-row>
        <table:table-row table:style-name="ro6">
          <table:table-cell table:number-columns-repeated="2"/>
          <table:table-cell table:formula="of:=IF(ISBLANK([$Contradiction.C919]);&quot;&quot;; [$Contradiction.C919])">
            <text:p/>
          </table:table-cell>
          <table:table-cell table:formula="of:=IF(ISBLANK([$Entailment.C919]);&quot;&quot;; [$Entailment.C919])">
            <text:p/>
          </table:table-cell>
          <table:table-cell table:formula="of:=IF(ISBLANK([$Specificity.C919]);&quot;&quot;; [$Specificity.C919])">
            <text:p/>
          </table:table-cell>
          <table:table-cell table:formula="of:=IF(ISBLANK([$Paraphrase.C919]);&quot;&quot;; [$Paraphrase.C919])">
            <text:p/>
          </table:table-cell>
          <table:table-cell table:formula="of:=IF(ISBLANK([$LocalRelevance.C919]);&quot;&quot;; [$LocalRelevance.C919])">
            <text:p/>
          </table:table-cell>
          <table:table-cell table:formula="of:=IF(ISBLANK([.A919]); &quot;&quot;; IF(COUNTIF([.C919:.G919]; &quot;yes&quot;) &gt; 0; &quot;yes&quot;; &quot;no&quot;))">
            <text:p/>
          </table:table-cell>
        </table:table-row>
        <table:table-row table:style-name="ro6">
          <table:table-cell table:number-columns-repeated="2"/>
          <table:table-cell table:formula="of:=IF(ISBLANK([$Contradiction.C920]);&quot;&quot;; [$Contradiction.C920])">
            <text:p/>
          </table:table-cell>
          <table:table-cell table:formula="of:=IF(ISBLANK([$Entailment.C920]);&quot;&quot;; [$Entailment.C920])">
            <text:p/>
          </table:table-cell>
          <table:table-cell table:formula="of:=IF(ISBLANK([$Specificity.C920]);&quot;&quot;; [$Specificity.C920])">
            <text:p/>
          </table:table-cell>
          <table:table-cell table:formula="of:=IF(ISBLANK([$Paraphrase.C920]);&quot;&quot;; [$Paraphrase.C920])">
            <text:p/>
          </table:table-cell>
          <table:table-cell table:formula="of:=IF(ISBLANK([$LocalRelevance.C920]);&quot;&quot;; [$LocalRelevance.C920])">
            <text:p/>
          </table:table-cell>
          <table:table-cell table:formula="of:=IF(ISBLANK([.A920]); &quot;&quot;; IF(COUNTIF([.C920:.G920]; &quot;yes&quot;) &gt; 0; &quot;yes&quot;; &quot;no&quot;))">
            <text:p/>
          </table:table-cell>
        </table:table-row>
        <table:table-row table:style-name="ro6">
          <table:table-cell table:number-columns-repeated="2"/>
          <table:table-cell table:formula="of:=IF(ISBLANK([$Contradiction.C921]);&quot;&quot;; [$Contradiction.C921])">
            <text:p/>
          </table:table-cell>
          <table:table-cell table:formula="of:=IF(ISBLANK([$Entailment.C921]);&quot;&quot;; [$Entailment.C921])">
            <text:p/>
          </table:table-cell>
          <table:table-cell table:formula="of:=IF(ISBLANK([$Specificity.C921]);&quot;&quot;; [$Specificity.C921])">
            <text:p/>
          </table:table-cell>
          <table:table-cell table:formula="of:=IF(ISBLANK([$Paraphrase.C921]);&quot;&quot;; [$Paraphrase.C921])">
            <text:p/>
          </table:table-cell>
          <table:table-cell table:formula="of:=IF(ISBLANK([$LocalRelevance.C921]);&quot;&quot;; [$LocalRelevance.C921])">
            <text:p/>
          </table:table-cell>
          <table:table-cell table:formula="of:=IF(ISBLANK([.A921]); &quot;&quot;; IF(COUNTIF([.C921:.G921]; &quot;yes&quot;) &gt; 0; &quot;yes&quot;; &quot;no&quot;))">
            <text:p/>
          </table:table-cell>
        </table:table-row>
        <table:table-row table:style-name="ro6">
          <table:table-cell table:number-columns-repeated="2"/>
          <table:table-cell table:formula="of:=IF(ISBLANK([$Contradiction.C922]);&quot;&quot;; [$Contradiction.C922])">
            <text:p/>
          </table:table-cell>
          <table:table-cell table:formula="of:=IF(ISBLANK([$Entailment.C922]);&quot;&quot;; [$Entailment.C922])">
            <text:p/>
          </table:table-cell>
          <table:table-cell table:formula="of:=IF(ISBLANK([$Specificity.C922]);&quot;&quot;; [$Specificity.C922])">
            <text:p/>
          </table:table-cell>
          <table:table-cell table:formula="of:=IF(ISBLANK([$Paraphrase.C922]);&quot;&quot;; [$Paraphrase.C922])">
            <text:p/>
          </table:table-cell>
          <table:table-cell table:formula="of:=IF(ISBLANK([$LocalRelevance.C922]);&quot;&quot;; [$LocalRelevance.C922])">
            <text:p/>
          </table:table-cell>
          <table:table-cell table:formula="of:=IF(ISBLANK([.A922]); &quot;&quot;; IF(COUNTIF([.C922:.G922]; &quot;yes&quot;) &gt; 0; &quot;yes&quot;; &quot;no&quot;))">
            <text:p/>
          </table:table-cell>
        </table:table-row>
        <table:table-row table:style-name="ro6">
          <table:table-cell table:number-columns-repeated="2"/>
          <table:table-cell table:formula="of:=IF(ISBLANK([$Contradiction.C923]);&quot;&quot;; [$Contradiction.C923])">
            <text:p/>
          </table:table-cell>
          <table:table-cell table:formula="of:=IF(ISBLANK([$Entailment.C923]);&quot;&quot;; [$Entailment.C923])">
            <text:p/>
          </table:table-cell>
          <table:table-cell table:formula="of:=IF(ISBLANK([$Specificity.C923]);&quot;&quot;; [$Specificity.C923])">
            <text:p/>
          </table:table-cell>
          <table:table-cell table:formula="of:=IF(ISBLANK([$Paraphrase.C923]);&quot;&quot;; [$Paraphrase.C923])">
            <text:p/>
          </table:table-cell>
          <table:table-cell table:formula="of:=IF(ISBLANK([$LocalRelevance.C923]);&quot;&quot;; [$LocalRelevance.C923])">
            <text:p/>
          </table:table-cell>
          <table:table-cell table:formula="of:=IF(ISBLANK([.A923]); &quot;&quot;; IF(COUNTIF([.C923:.G923]; &quot;yes&quot;) &gt; 0; &quot;yes&quot;; &quot;no&quot;))">
            <text:p/>
          </table:table-cell>
        </table:table-row>
        <table:table-row table:style-name="ro6">
          <table:table-cell table:number-columns-repeated="2"/>
          <table:table-cell table:formula="of:=IF(ISBLANK([$Contradiction.C924]);&quot;&quot;; [$Contradiction.C924])">
            <text:p/>
          </table:table-cell>
          <table:table-cell table:formula="of:=IF(ISBLANK([$Entailment.C924]);&quot;&quot;; [$Entailment.C924])">
            <text:p/>
          </table:table-cell>
          <table:table-cell table:formula="of:=IF(ISBLANK([$Specificity.C924]);&quot;&quot;; [$Specificity.C924])">
            <text:p/>
          </table:table-cell>
          <table:table-cell table:formula="of:=IF(ISBLANK([$Paraphrase.C924]);&quot;&quot;; [$Paraphrase.C924])">
            <text:p/>
          </table:table-cell>
          <table:table-cell table:formula="of:=IF(ISBLANK([$LocalRelevance.C924]);&quot;&quot;; [$LocalRelevance.C924])">
            <text:p/>
          </table:table-cell>
          <table:table-cell table:formula="of:=IF(ISBLANK([.A924]); &quot;&quot;; IF(COUNTIF([.C924:.G924]; &quot;yes&quot;) &gt; 0; &quot;yes&quot;; &quot;no&quot;))">
            <text:p/>
          </table:table-cell>
        </table:table-row>
        <table:table-row table:style-name="ro6">
          <table:table-cell table:number-columns-repeated="2"/>
          <table:table-cell table:formula="of:=IF(ISBLANK([$Contradiction.C925]);&quot;&quot;; [$Contradiction.C925])">
            <text:p/>
          </table:table-cell>
          <table:table-cell table:formula="of:=IF(ISBLANK([$Entailment.C925]);&quot;&quot;; [$Entailment.C925])">
            <text:p/>
          </table:table-cell>
          <table:table-cell table:formula="of:=IF(ISBLANK([$Specificity.C925]);&quot;&quot;; [$Specificity.C925])">
            <text:p/>
          </table:table-cell>
          <table:table-cell table:formula="of:=IF(ISBLANK([$Paraphrase.C925]);&quot;&quot;; [$Paraphrase.C925])">
            <text:p/>
          </table:table-cell>
          <table:table-cell table:formula="of:=IF(ISBLANK([$LocalRelevance.C925]);&quot;&quot;; [$LocalRelevance.C925])">
            <text:p/>
          </table:table-cell>
          <table:table-cell table:formula="of:=IF(ISBLANK([.A925]); &quot;&quot;; IF(COUNTIF([.C925:.G925]; &quot;yes&quot;) &gt; 0; &quot;yes&quot;; &quot;no&quot;))">
            <text:p/>
          </table:table-cell>
        </table:table-row>
        <table:table-row table:style-name="ro6">
          <table:table-cell table:number-columns-repeated="2"/>
          <table:table-cell table:formula="of:=IF(ISBLANK([$Contradiction.C926]);&quot;&quot;; [$Contradiction.C926])">
            <text:p/>
          </table:table-cell>
          <table:table-cell table:formula="of:=IF(ISBLANK([$Entailment.C926]);&quot;&quot;; [$Entailment.C926])">
            <text:p/>
          </table:table-cell>
          <table:table-cell table:formula="of:=IF(ISBLANK([$Specificity.C926]);&quot;&quot;; [$Specificity.C926])">
            <text:p/>
          </table:table-cell>
          <table:table-cell table:formula="of:=IF(ISBLANK([$Paraphrase.C926]);&quot;&quot;; [$Paraphrase.C926])">
            <text:p/>
          </table:table-cell>
          <table:table-cell table:formula="of:=IF(ISBLANK([$LocalRelevance.C926]);&quot;&quot;; [$LocalRelevance.C926])">
            <text:p/>
          </table:table-cell>
          <table:table-cell table:formula="of:=IF(ISBLANK([.A926]); &quot;&quot;; IF(COUNTIF([.C926:.G926]; &quot;yes&quot;) &gt; 0; &quot;yes&quot;; &quot;no&quot;))">
            <text:p/>
          </table:table-cell>
        </table:table-row>
        <table:table-row table:style-name="ro6">
          <table:table-cell table:number-columns-repeated="2"/>
          <table:table-cell table:formula="of:=IF(ISBLANK([$Contradiction.C927]);&quot;&quot;; [$Contradiction.C927])">
            <text:p/>
          </table:table-cell>
          <table:table-cell table:formula="of:=IF(ISBLANK([$Entailment.C927]);&quot;&quot;; [$Entailment.C927])">
            <text:p/>
          </table:table-cell>
          <table:table-cell table:formula="of:=IF(ISBLANK([$Specificity.C927]);&quot;&quot;; [$Specificity.C927])">
            <text:p/>
          </table:table-cell>
          <table:table-cell table:formula="of:=IF(ISBLANK([$Paraphrase.C927]);&quot;&quot;; [$Paraphrase.C927])">
            <text:p/>
          </table:table-cell>
          <table:table-cell table:formula="of:=IF(ISBLANK([$LocalRelevance.C927]);&quot;&quot;; [$LocalRelevance.C927])">
            <text:p/>
          </table:table-cell>
          <table:table-cell table:formula="of:=IF(ISBLANK([.A927]); &quot;&quot;; IF(COUNTIF([.C927:.G927]; &quot;yes&quot;) &gt; 0; &quot;yes&quot;; &quot;no&quot;))">
            <text:p/>
          </table:table-cell>
        </table:table-row>
        <table:table-row table:style-name="ro6">
          <table:table-cell table:number-columns-repeated="2"/>
          <table:table-cell table:formula="of:=IF(ISBLANK([$Contradiction.C928]);&quot;&quot;; [$Contradiction.C928])">
            <text:p/>
          </table:table-cell>
          <table:table-cell table:formula="of:=IF(ISBLANK([$Entailment.C928]);&quot;&quot;; [$Entailment.C928])">
            <text:p/>
          </table:table-cell>
          <table:table-cell table:formula="of:=IF(ISBLANK([$Specificity.C928]);&quot;&quot;; [$Specificity.C928])">
            <text:p/>
          </table:table-cell>
          <table:table-cell table:formula="of:=IF(ISBLANK([$Paraphrase.C928]);&quot;&quot;; [$Paraphrase.C928])">
            <text:p/>
          </table:table-cell>
          <table:table-cell table:formula="of:=IF(ISBLANK([$LocalRelevance.C928]);&quot;&quot;; [$LocalRelevance.C928])">
            <text:p/>
          </table:table-cell>
          <table:table-cell table:formula="of:=IF(ISBLANK([.A928]); &quot;&quot;; IF(COUNTIF([.C928:.G928]; &quot;yes&quot;) &gt; 0; &quot;yes&quot;; &quot;no&quot;))">
            <text:p/>
          </table:table-cell>
        </table:table-row>
        <table:table-row table:style-name="ro6">
          <table:table-cell table:number-columns-repeated="2"/>
          <table:table-cell table:formula="of:=IF(ISBLANK([$Contradiction.C929]);&quot;&quot;; [$Contradiction.C929])">
            <text:p/>
          </table:table-cell>
          <table:table-cell table:formula="of:=IF(ISBLANK([$Entailment.C929]);&quot;&quot;; [$Entailment.C929])">
            <text:p/>
          </table:table-cell>
          <table:table-cell table:formula="of:=IF(ISBLANK([$Specificity.C929]);&quot;&quot;; [$Specificity.C929])">
            <text:p/>
          </table:table-cell>
          <table:table-cell table:formula="of:=IF(ISBLANK([$Paraphrase.C929]);&quot;&quot;; [$Paraphrase.C929])">
            <text:p/>
          </table:table-cell>
          <table:table-cell table:formula="of:=IF(ISBLANK([$LocalRelevance.C929]);&quot;&quot;; [$LocalRelevance.C929])">
            <text:p/>
          </table:table-cell>
          <table:table-cell table:formula="of:=IF(ISBLANK([.A929]); &quot;&quot;; IF(COUNTIF([.C929:.G929]; &quot;yes&quot;) &gt; 0; &quot;yes&quot;; &quot;no&quot;))">
            <text:p/>
          </table:table-cell>
        </table:table-row>
        <table:table-row table:style-name="ro6">
          <table:table-cell table:number-columns-repeated="2"/>
          <table:table-cell table:formula="of:=IF(ISBLANK([$Contradiction.C930]);&quot;&quot;; [$Contradiction.C930])">
            <text:p/>
          </table:table-cell>
          <table:table-cell table:formula="of:=IF(ISBLANK([$Entailment.C930]);&quot;&quot;; [$Entailment.C930])">
            <text:p/>
          </table:table-cell>
          <table:table-cell table:formula="of:=IF(ISBLANK([$Specificity.C930]);&quot;&quot;; [$Specificity.C930])">
            <text:p/>
          </table:table-cell>
          <table:table-cell table:formula="of:=IF(ISBLANK([$Paraphrase.C930]);&quot;&quot;; [$Paraphrase.C930])">
            <text:p/>
          </table:table-cell>
          <table:table-cell table:formula="of:=IF(ISBLANK([$LocalRelevance.C930]);&quot;&quot;; [$LocalRelevance.C930])">
            <text:p/>
          </table:table-cell>
          <table:table-cell table:formula="of:=IF(ISBLANK([.A930]); &quot;&quot;; IF(COUNTIF([.C930:.G930]; &quot;yes&quot;) &gt; 0; &quot;yes&quot;; &quot;no&quot;))">
            <text:p/>
          </table:table-cell>
        </table:table-row>
        <table:table-row table:style-name="ro6">
          <table:table-cell table:number-columns-repeated="2"/>
          <table:table-cell table:formula="of:=IF(ISBLANK([$Contradiction.C931]);&quot;&quot;; [$Contradiction.C931])">
            <text:p/>
          </table:table-cell>
          <table:table-cell table:formula="of:=IF(ISBLANK([$Entailment.C931]);&quot;&quot;; [$Entailment.C931])">
            <text:p/>
          </table:table-cell>
          <table:table-cell table:formula="of:=IF(ISBLANK([$Specificity.C931]);&quot;&quot;; [$Specificity.C931])">
            <text:p/>
          </table:table-cell>
          <table:table-cell table:formula="of:=IF(ISBLANK([$Paraphrase.C931]);&quot;&quot;; [$Paraphrase.C931])">
            <text:p/>
          </table:table-cell>
          <table:table-cell table:formula="of:=IF(ISBLANK([$LocalRelevance.C931]);&quot;&quot;; [$LocalRelevance.C931])">
            <text:p/>
          </table:table-cell>
          <table:table-cell table:formula="of:=IF(ISBLANK([.A931]); &quot;&quot;; IF(COUNTIF([.C931:.G931]; &quot;yes&quot;) &gt; 0; &quot;yes&quot;; &quot;no&quot;))">
            <text:p/>
          </table:table-cell>
        </table:table-row>
        <table:table-row table:style-name="ro6">
          <table:table-cell table:number-columns-repeated="2"/>
          <table:table-cell table:formula="of:=IF(ISBLANK([$Contradiction.C932]);&quot;&quot;; [$Contradiction.C932])">
            <text:p/>
          </table:table-cell>
          <table:table-cell table:formula="of:=IF(ISBLANK([$Entailment.C932]);&quot;&quot;; [$Entailment.C932])">
            <text:p/>
          </table:table-cell>
          <table:table-cell table:formula="of:=IF(ISBLANK([$Specificity.C932]);&quot;&quot;; [$Specificity.C932])">
            <text:p/>
          </table:table-cell>
          <table:table-cell table:formula="of:=IF(ISBLANK([$Paraphrase.C932]);&quot;&quot;; [$Paraphrase.C932])">
            <text:p/>
          </table:table-cell>
          <table:table-cell table:formula="of:=IF(ISBLANK([$LocalRelevance.C932]);&quot;&quot;; [$LocalRelevance.C932])">
            <text:p/>
          </table:table-cell>
          <table:table-cell table:formula="of:=IF(ISBLANK([.A932]); &quot;&quot;; IF(COUNTIF([.C932:.G932]; &quot;yes&quot;) &gt; 0; &quot;yes&quot;; &quot;no&quot;))">
            <text:p/>
          </table:table-cell>
        </table:table-row>
        <table:table-row table:style-name="ro6">
          <table:table-cell table:number-columns-repeated="2"/>
          <table:table-cell table:formula="of:=IF(ISBLANK([$Contradiction.C933]);&quot;&quot;; [$Contradiction.C933])">
            <text:p/>
          </table:table-cell>
          <table:table-cell table:formula="of:=IF(ISBLANK([$Entailment.C933]);&quot;&quot;; [$Entailment.C933])">
            <text:p/>
          </table:table-cell>
          <table:table-cell table:formula="of:=IF(ISBLANK([$Specificity.C933]);&quot;&quot;; [$Specificity.C933])">
            <text:p/>
          </table:table-cell>
          <table:table-cell table:formula="of:=IF(ISBLANK([$Paraphrase.C933]);&quot;&quot;; [$Paraphrase.C933])">
            <text:p/>
          </table:table-cell>
          <table:table-cell table:formula="of:=IF(ISBLANK([$LocalRelevance.C933]);&quot;&quot;; [$LocalRelevance.C933])">
            <text:p/>
          </table:table-cell>
          <table:table-cell table:formula="of:=IF(ISBLANK([.A933]); &quot;&quot;; IF(COUNTIF([.C933:.G933]; &quot;yes&quot;) &gt; 0; &quot;yes&quot;; &quot;no&quot;))">
            <text:p/>
          </table:table-cell>
        </table:table-row>
        <table:table-row table:style-name="ro6">
          <table:table-cell table:number-columns-repeated="2"/>
          <table:table-cell table:formula="of:=IF(ISBLANK([$Contradiction.C934]);&quot;&quot;; [$Contradiction.C934])">
            <text:p/>
          </table:table-cell>
          <table:table-cell table:formula="of:=IF(ISBLANK([$Entailment.C934]);&quot;&quot;; [$Entailment.C934])">
            <text:p/>
          </table:table-cell>
          <table:table-cell table:formula="of:=IF(ISBLANK([$Specificity.C934]);&quot;&quot;; [$Specificity.C934])">
            <text:p/>
          </table:table-cell>
          <table:table-cell table:formula="of:=IF(ISBLANK([$Paraphrase.C934]);&quot;&quot;; [$Paraphrase.C934])">
            <text:p/>
          </table:table-cell>
          <table:table-cell table:formula="of:=IF(ISBLANK([$LocalRelevance.C934]);&quot;&quot;; [$LocalRelevance.C934])">
            <text:p/>
          </table:table-cell>
          <table:table-cell table:formula="of:=IF(ISBLANK([.A934]); &quot;&quot;; IF(COUNTIF([.C934:.G934]; &quot;yes&quot;) &gt; 0; &quot;yes&quot;; &quot;no&quot;))">
            <text:p/>
          </table:table-cell>
        </table:table-row>
        <table:table-row table:style-name="ro6">
          <table:table-cell table:number-columns-repeated="2"/>
          <table:table-cell table:formula="of:=IF(ISBLANK([$Contradiction.C935]);&quot;&quot;; [$Contradiction.C935])">
            <text:p/>
          </table:table-cell>
          <table:table-cell table:formula="of:=IF(ISBLANK([$Entailment.C935]);&quot;&quot;; [$Entailment.C935])">
            <text:p/>
          </table:table-cell>
          <table:table-cell table:formula="of:=IF(ISBLANK([$Specificity.C935]);&quot;&quot;; [$Specificity.C935])">
            <text:p/>
          </table:table-cell>
          <table:table-cell table:formula="of:=IF(ISBLANK([$Paraphrase.C935]);&quot;&quot;; [$Paraphrase.C935])">
            <text:p/>
          </table:table-cell>
          <table:table-cell table:formula="of:=IF(ISBLANK([$LocalRelevance.C935]);&quot;&quot;; [$LocalRelevance.C935])">
            <text:p/>
          </table:table-cell>
          <table:table-cell table:formula="of:=IF(ISBLANK([.A935]); &quot;&quot;; IF(COUNTIF([.C935:.G935]; &quot;yes&quot;) &gt; 0; &quot;yes&quot;; &quot;no&quot;))">
            <text:p/>
          </table:table-cell>
        </table:table-row>
        <table:table-row table:style-name="ro6">
          <table:table-cell table:number-columns-repeated="2"/>
          <table:table-cell table:formula="of:=IF(ISBLANK([$Contradiction.C936]);&quot;&quot;; [$Contradiction.C936])">
            <text:p/>
          </table:table-cell>
          <table:table-cell table:formula="of:=IF(ISBLANK([$Entailment.C936]);&quot;&quot;; [$Entailment.C936])">
            <text:p/>
          </table:table-cell>
          <table:table-cell table:formula="of:=IF(ISBLANK([$Specificity.C936]);&quot;&quot;; [$Specificity.C936])">
            <text:p/>
          </table:table-cell>
          <table:table-cell table:formula="of:=IF(ISBLANK([$Paraphrase.C936]);&quot;&quot;; [$Paraphrase.C936])">
            <text:p/>
          </table:table-cell>
          <table:table-cell table:formula="of:=IF(ISBLANK([$LocalRelevance.C936]);&quot;&quot;; [$LocalRelevance.C936])">
            <text:p/>
          </table:table-cell>
          <table:table-cell table:formula="of:=IF(ISBLANK([.A936]); &quot;&quot;; IF(COUNTIF([.C936:.G936]; &quot;yes&quot;) &gt; 0; &quot;yes&quot;; &quot;no&quot;))">
            <text:p/>
          </table:table-cell>
        </table:table-row>
        <table:table-row table:style-name="ro6">
          <table:table-cell table:number-columns-repeated="2"/>
          <table:table-cell table:formula="of:=IF(ISBLANK([$Contradiction.C937]);&quot;&quot;; [$Contradiction.C937])">
            <text:p/>
          </table:table-cell>
          <table:table-cell table:formula="of:=IF(ISBLANK([$Entailment.C937]);&quot;&quot;; [$Entailment.C937])">
            <text:p/>
          </table:table-cell>
          <table:table-cell table:formula="of:=IF(ISBLANK([$Specificity.C937]);&quot;&quot;; [$Specificity.C937])">
            <text:p/>
          </table:table-cell>
          <table:table-cell table:formula="of:=IF(ISBLANK([$Paraphrase.C937]);&quot;&quot;; [$Paraphrase.C937])">
            <text:p/>
          </table:table-cell>
          <table:table-cell table:formula="of:=IF(ISBLANK([$LocalRelevance.C937]);&quot;&quot;; [$LocalRelevance.C937])">
            <text:p/>
          </table:table-cell>
          <table:table-cell table:formula="of:=IF(ISBLANK([.A937]); &quot;&quot;; IF(COUNTIF([.C937:.G937]; &quot;yes&quot;) &gt; 0; &quot;yes&quot;; &quot;no&quot;))">
            <text:p/>
          </table:table-cell>
        </table:table-row>
        <table:table-row table:style-name="ro6">
          <table:table-cell table:number-columns-repeated="2"/>
          <table:table-cell table:formula="of:=IF(ISBLANK([$Contradiction.C938]);&quot;&quot;; [$Contradiction.C938])">
            <text:p/>
          </table:table-cell>
          <table:table-cell table:formula="of:=IF(ISBLANK([$Entailment.C938]);&quot;&quot;; [$Entailment.C938])">
            <text:p/>
          </table:table-cell>
          <table:table-cell table:formula="of:=IF(ISBLANK([$Specificity.C938]);&quot;&quot;; [$Specificity.C938])">
            <text:p/>
          </table:table-cell>
          <table:table-cell table:formula="of:=IF(ISBLANK([$Paraphrase.C938]);&quot;&quot;; [$Paraphrase.C938])">
            <text:p/>
          </table:table-cell>
          <table:table-cell table:formula="of:=IF(ISBLANK([$LocalRelevance.C938]);&quot;&quot;; [$LocalRelevance.C938])">
            <text:p/>
          </table:table-cell>
          <table:table-cell table:formula="of:=IF(ISBLANK([.A938]); &quot;&quot;; IF(COUNTIF([.C938:.G938]; &quot;yes&quot;) &gt; 0; &quot;yes&quot;; &quot;no&quot;))">
            <text:p/>
          </table:table-cell>
        </table:table-row>
        <table:table-row table:style-name="ro6">
          <table:table-cell table:number-columns-repeated="2"/>
          <table:table-cell table:formula="of:=IF(ISBLANK([$Contradiction.C939]);&quot;&quot;; [$Contradiction.C939])">
            <text:p/>
          </table:table-cell>
          <table:table-cell table:formula="of:=IF(ISBLANK([$Entailment.C939]);&quot;&quot;; [$Entailment.C939])">
            <text:p/>
          </table:table-cell>
          <table:table-cell table:formula="of:=IF(ISBLANK([$Specificity.C939]);&quot;&quot;; [$Specificity.C939])">
            <text:p/>
          </table:table-cell>
          <table:table-cell table:formula="of:=IF(ISBLANK([$Paraphrase.C939]);&quot;&quot;; [$Paraphrase.C939])">
            <text:p/>
          </table:table-cell>
          <table:table-cell table:formula="of:=IF(ISBLANK([$LocalRelevance.C939]);&quot;&quot;; [$LocalRelevance.C939])">
            <text:p/>
          </table:table-cell>
          <table:table-cell table:formula="of:=IF(ISBLANK([.A939]); &quot;&quot;; IF(COUNTIF([.C939:.G939]; &quot;yes&quot;) &gt; 0; &quot;yes&quot;; &quot;no&quot;))">
            <text:p/>
          </table:table-cell>
        </table:table-row>
        <table:table-row table:style-name="ro6">
          <table:table-cell table:number-columns-repeated="2"/>
          <table:table-cell table:formula="of:=IF(ISBLANK([$Contradiction.C940]);&quot;&quot;; [$Contradiction.C940])">
            <text:p/>
          </table:table-cell>
          <table:table-cell table:formula="of:=IF(ISBLANK([$Entailment.C940]);&quot;&quot;; [$Entailment.C940])">
            <text:p/>
          </table:table-cell>
          <table:table-cell table:formula="of:=IF(ISBLANK([$Specificity.C940]);&quot;&quot;; [$Specificity.C940])">
            <text:p/>
          </table:table-cell>
          <table:table-cell table:formula="of:=IF(ISBLANK([$Paraphrase.C940]);&quot;&quot;; [$Paraphrase.C940])">
            <text:p/>
          </table:table-cell>
          <table:table-cell table:formula="of:=IF(ISBLANK([$LocalRelevance.C940]);&quot;&quot;; [$LocalRelevance.C940])">
            <text:p/>
          </table:table-cell>
          <table:table-cell table:formula="of:=IF(ISBLANK([.A940]); &quot;&quot;; IF(COUNTIF([.C940:.G940]; &quot;yes&quot;) &gt; 0; &quot;yes&quot;; &quot;no&quot;))">
            <text:p/>
          </table:table-cell>
        </table:table-row>
        <table:table-row table:style-name="ro6">
          <table:table-cell table:number-columns-repeated="2"/>
          <table:table-cell table:formula="of:=IF(ISBLANK([$Contradiction.C941]);&quot;&quot;; [$Contradiction.C941])">
            <text:p/>
          </table:table-cell>
          <table:table-cell table:formula="of:=IF(ISBLANK([$Entailment.C941]);&quot;&quot;; [$Entailment.C941])">
            <text:p/>
          </table:table-cell>
          <table:table-cell table:formula="of:=IF(ISBLANK([$Specificity.C941]);&quot;&quot;; [$Specificity.C941])">
            <text:p/>
          </table:table-cell>
          <table:table-cell table:formula="of:=IF(ISBLANK([$Paraphrase.C941]);&quot;&quot;; [$Paraphrase.C941])">
            <text:p/>
          </table:table-cell>
          <table:table-cell table:formula="of:=IF(ISBLANK([$LocalRelevance.C941]);&quot;&quot;; [$LocalRelevance.C941])">
            <text:p/>
          </table:table-cell>
          <table:table-cell table:formula="of:=IF(ISBLANK([.A941]); &quot;&quot;; IF(COUNTIF([.C941:.G941]; &quot;yes&quot;) &gt; 0; &quot;yes&quot;; &quot;no&quot;))">
            <text:p/>
          </table:table-cell>
        </table:table-row>
        <table:table-row table:style-name="ro6">
          <table:table-cell table:number-columns-repeated="2"/>
          <table:table-cell table:formula="of:=IF(ISBLANK([$Contradiction.C942]);&quot;&quot;; [$Contradiction.C942])">
            <text:p/>
          </table:table-cell>
          <table:table-cell table:formula="of:=IF(ISBLANK([$Entailment.C942]);&quot;&quot;; [$Entailment.C942])">
            <text:p/>
          </table:table-cell>
          <table:table-cell table:formula="of:=IF(ISBLANK([$Specificity.C942]);&quot;&quot;; [$Specificity.C942])">
            <text:p/>
          </table:table-cell>
          <table:table-cell table:formula="of:=IF(ISBLANK([$Paraphrase.C942]);&quot;&quot;; [$Paraphrase.C942])">
            <text:p/>
          </table:table-cell>
          <table:table-cell table:formula="of:=IF(ISBLANK([$LocalRelevance.C942]);&quot;&quot;; [$LocalRelevance.C942])">
            <text:p/>
          </table:table-cell>
          <table:table-cell table:formula="of:=IF(ISBLANK([.A942]); &quot;&quot;; IF(COUNTIF([.C942:.G942]; &quot;yes&quot;) &gt; 0; &quot;yes&quot;; &quot;no&quot;))">
            <text:p/>
          </table:table-cell>
        </table:table-row>
        <table:table-row table:style-name="ro6">
          <table:table-cell table:number-columns-repeated="2"/>
          <table:table-cell table:formula="of:=IF(ISBLANK([$Contradiction.C943]);&quot;&quot;; [$Contradiction.C943])">
            <text:p/>
          </table:table-cell>
          <table:table-cell table:formula="of:=IF(ISBLANK([$Entailment.C943]);&quot;&quot;; [$Entailment.C943])">
            <text:p/>
          </table:table-cell>
          <table:table-cell table:formula="of:=IF(ISBLANK([$Specificity.C943]);&quot;&quot;; [$Specificity.C943])">
            <text:p/>
          </table:table-cell>
          <table:table-cell table:formula="of:=IF(ISBLANK([$Paraphrase.C943]);&quot;&quot;; [$Paraphrase.C943])">
            <text:p/>
          </table:table-cell>
          <table:table-cell table:formula="of:=IF(ISBLANK([$LocalRelevance.C943]);&quot;&quot;; [$LocalRelevance.C943])">
            <text:p/>
          </table:table-cell>
          <table:table-cell table:formula="of:=IF(ISBLANK([.A943]); &quot;&quot;; IF(COUNTIF([.C943:.G943]; &quot;yes&quot;) &gt; 0; &quot;yes&quot;; &quot;no&quot;))">
            <text:p/>
          </table:table-cell>
        </table:table-row>
        <table:table-row table:style-name="ro6">
          <table:table-cell table:number-columns-repeated="2"/>
          <table:table-cell table:formula="of:=IF(ISBLANK([$Contradiction.C944]);&quot;&quot;; [$Contradiction.C944])">
            <text:p/>
          </table:table-cell>
          <table:table-cell table:formula="of:=IF(ISBLANK([$Entailment.C944]);&quot;&quot;; [$Entailment.C944])">
            <text:p/>
          </table:table-cell>
          <table:table-cell table:formula="of:=IF(ISBLANK([$Specificity.C944]);&quot;&quot;; [$Specificity.C944])">
            <text:p/>
          </table:table-cell>
          <table:table-cell table:formula="of:=IF(ISBLANK([$Paraphrase.C944]);&quot;&quot;; [$Paraphrase.C944])">
            <text:p/>
          </table:table-cell>
          <table:table-cell table:formula="of:=IF(ISBLANK([$LocalRelevance.C944]);&quot;&quot;; [$LocalRelevance.C944])">
            <text:p/>
          </table:table-cell>
          <table:table-cell table:formula="of:=IF(ISBLANK([.A944]); &quot;&quot;; IF(COUNTIF([.C944:.G944]; &quot;yes&quot;) &gt; 0; &quot;yes&quot;; &quot;no&quot;))">
            <text:p/>
          </table:table-cell>
        </table:table-row>
        <table:table-row table:style-name="ro6">
          <table:table-cell table:number-columns-repeated="2"/>
          <table:table-cell table:formula="of:=IF(ISBLANK([$Contradiction.C945]);&quot;&quot;; [$Contradiction.C945])">
            <text:p/>
          </table:table-cell>
          <table:table-cell table:formula="of:=IF(ISBLANK([$Entailment.C945]);&quot;&quot;; [$Entailment.C945])">
            <text:p/>
          </table:table-cell>
          <table:table-cell table:formula="of:=IF(ISBLANK([$Specificity.C945]);&quot;&quot;; [$Specificity.C945])">
            <text:p/>
          </table:table-cell>
          <table:table-cell table:formula="of:=IF(ISBLANK([$Paraphrase.C945]);&quot;&quot;; [$Paraphrase.C945])">
            <text:p/>
          </table:table-cell>
          <table:table-cell table:formula="of:=IF(ISBLANK([$LocalRelevance.C945]);&quot;&quot;; [$LocalRelevance.C945])">
            <text:p/>
          </table:table-cell>
          <table:table-cell table:formula="of:=IF(ISBLANK([.A945]); &quot;&quot;; IF(COUNTIF([.C945:.G945]; &quot;yes&quot;) &gt; 0; &quot;yes&quot;; &quot;no&quot;))">
            <text:p/>
          </table:table-cell>
        </table:table-row>
        <table:table-row table:style-name="ro6">
          <table:table-cell table:number-columns-repeated="2"/>
          <table:table-cell table:formula="of:=IF(ISBLANK([$Contradiction.C946]);&quot;&quot;; [$Contradiction.C946])">
            <text:p/>
          </table:table-cell>
          <table:table-cell table:formula="of:=IF(ISBLANK([$Entailment.C946]);&quot;&quot;; [$Entailment.C946])">
            <text:p/>
          </table:table-cell>
          <table:table-cell table:formula="of:=IF(ISBLANK([$Specificity.C946]);&quot;&quot;; [$Specificity.C946])">
            <text:p/>
          </table:table-cell>
          <table:table-cell table:formula="of:=IF(ISBLANK([$Paraphrase.C946]);&quot;&quot;; [$Paraphrase.C946])">
            <text:p/>
          </table:table-cell>
          <table:table-cell table:formula="of:=IF(ISBLANK([$LocalRelevance.C946]);&quot;&quot;; [$LocalRelevance.C946])">
            <text:p/>
          </table:table-cell>
          <table:table-cell table:formula="of:=IF(ISBLANK([.A946]); &quot;&quot;; IF(COUNTIF([.C946:.G946]; &quot;yes&quot;) &gt; 0; &quot;yes&quot;; &quot;no&quot;))">
            <text:p/>
          </table:table-cell>
        </table:table-row>
        <table:table-row table:style-name="ro6">
          <table:table-cell table:number-columns-repeated="2"/>
          <table:table-cell table:formula="of:=IF(ISBLANK([$Contradiction.C947]);&quot;&quot;; [$Contradiction.C947])">
            <text:p/>
          </table:table-cell>
          <table:table-cell table:formula="of:=IF(ISBLANK([$Entailment.C947]);&quot;&quot;; [$Entailment.C947])">
            <text:p/>
          </table:table-cell>
          <table:table-cell table:formula="of:=IF(ISBLANK([$Specificity.C947]);&quot;&quot;; [$Specificity.C947])">
            <text:p/>
          </table:table-cell>
          <table:table-cell table:formula="of:=IF(ISBLANK([$Paraphrase.C947]);&quot;&quot;; [$Paraphrase.C947])">
            <text:p/>
          </table:table-cell>
          <table:table-cell table:formula="of:=IF(ISBLANK([$LocalRelevance.C947]);&quot;&quot;; [$LocalRelevance.C947])">
            <text:p/>
          </table:table-cell>
          <table:table-cell table:formula="of:=IF(ISBLANK([.A947]); &quot;&quot;; IF(COUNTIF([.C947:.G947]; &quot;yes&quot;) &gt; 0; &quot;yes&quot;; &quot;no&quot;))">
            <text:p/>
          </table:table-cell>
        </table:table-row>
        <table:table-row table:style-name="ro6">
          <table:table-cell table:number-columns-repeated="2"/>
          <table:table-cell table:formula="of:=IF(ISBLANK([$Contradiction.C948]);&quot;&quot;; [$Contradiction.C948])">
            <text:p/>
          </table:table-cell>
          <table:table-cell table:formula="of:=IF(ISBLANK([$Entailment.C948]);&quot;&quot;; [$Entailment.C948])">
            <text:p/>
          </table:table-cell>
          <table:table-cell table:formula="of:=IF(ISBLANK([$Specificity.C948]);&quot;&quot;; [$Specificity.C948])">
            <text:p/>
          </table:table-cell>
          <table:table-cell table:formula="of:=IF(ISBLANK([$Paraphrase.C948]);&quot;&quot;; [$Paraphrase.C948])">
            <text:p/>
          </table:table-cell>
          <table:table-cell table:formula="of:=IF(ISBLANK([$LocalRelevance.C948]);&quot;&quot;; [$LocalRelevance.C948])">
            <text:p/>
          </table:table-cell>
          <table:table-cell table:formula="of:=IF(ISBLANK([.A948]); &quot;&quot;; IF(COUNTIF([.C948:.G948]; &quot;yes&quot;) &gt; 0; &quot;yes&quot;; &quot;no&quot;))">
            <text:p/>
          </table:table-cell>
        </table:table-row>
        <table:table-row table:style-name="ro6">
          <table:table-cell table:number-columns-repeated="2"/>
          <table:table-cell table:formula="of:=IF(ISBLANK([$Contradiction.C949]);&quot;&quot;; [$Contradiction.C949])">
            <text:p/>
          </table:table-cell>
          <table:table-cell table:formula="of:=IF(ISBLANK([$Entailment.C949]);&quot;&quot;; [$Entailment.C949])">
            <text:p/>
          </table:table-cell>
          <table:table-cell table:formula="of:=IF(ISBLANK([$Specificity.C949]);&quot;&quot;; [$Specificity.C949])">
            <text:p/>
          </table:table-cell>
          <table:table-cell table:formula="of:=IF(ISBLANK([$Paraphrase.C949]);&quot;&quot;; [$Paraphrase.C949])">
            <text:p/>
          </table:table-cell>
          <table:table-cell table:formula="of:=IF(ISBLANK([$LocalRelevance.C949]);&quot;&quot;; [$LocalRelevance.C949])">
            <text:p/>
          </table:table-cell>
          <table:table-cell table:formula="of:=IF(ISBLANK([.A949]); &quot;&quot;; IF(COUNTIF([.C949:.G949]; &quot;yes&quot;) &gt; 0; &quot;yes&quot;; &quot;no&quot;))">
            <text:p/>
          </table:table-cell>
        </table:table-row>
        <table:table-row table:style-name="ro6">
          <table:table-cell table:number-columns-repeated="2"/>
          <table:table-cell table:formula="of:=IF(ISBLANK([$Contradiction.C950]);&quot;&quot;; [$Contradiction.C950])">
            <text:p/>
          </table:table-cell>
          <table:table-cell table:formula="of:=IF(ISBLANK([$Entailment.C950]);&quot;&quot;; [$Entailment.C950])">
            <text:p/>
          </table:table-cell>
          <table:table-cell table:formula="of:=IF(ISBLANK([$Specificity.C950]);&quot;&quot;; [$Specificity.C950])">
            <text:p/>
          </table:table-cell>
          <table:table-cell table:formula="of:=IF(ISBLANK([$Paraphrase.C950]);&quot;&quot;; [$Paraphrase.C950])">
            <text:p/>
          </table:table-cell>
          <table:table-cell table:formula="of:=IF(ISBLANK([$LocalRelevance.C950]);&quot;&quot;; [$LocalRelevance.C950])">
            <text:p/>
          </table:table-cell>
          <table:table-cell table:formula="of:=IF(ISBLANK([.A950]); &quot;&quot;; IF(COUNTIF([.C950:.G950]; &quot;yes&quot;) &gt; 0; &quot;yes&quot;; &quot;no&quot;))">
            <text:p/>
          </table:table-cell>
        </table:table-row>
        <table:table-row table:style-name="ro6">
          <table:table-cell table:number-columns-repeated="2"/>
          <table:table-cell table:formula="of:=IF(ISBLANK([$Contradiction.C951]);&quot;&quot;; [$Contradiction.C951])">
            <text:p/>
          </table:table-cell>
          <table:table-cell table:formula="of:=IF(ISBLANK([$Entailment.C951]);&quot;&quot;; [$Entailment.C951])">
            <text:p/>
          </table:table-cell>
          <table:table-cell table:formula="of:=IF(ISBLANK([$Specificity.C951]);&quot;&quot;; [$Specificity.C951])">
            <text:p/>
          </table:table-cell>
          <table:table-cell table:formula="of:=IF(ISBLANK([$Paraphrase.C951]);&quot;&quot;; [$Paraphrase.C951])">
            <text:p/>
          </table:table-cell>
          <table:table-cell table:formula="of:=IF(ISBLANK([$LocalRelevance.C951]);&quot;&quot;; [$LocalRelevance.C951])">
            <text:p/>
          </table:table-cell>
          <table:table-cell table:formula="of:=IF(ISBLANK([.A951]); &quot;&quot;; IF(COUNTIF([.C951:.G951]; &quot;yes&quot;) &gt; 0; &quot;yes&quot;; &quot;no&quot;))">
            <text:p/>
          </table:table-cell>
        </table:table-row>
        <table:table-row table:style-name="ro6">
          <table:table-cell table:number-columns-repeated="2"/>
          <table:table-cell table:formula="of:=IF(ISBLANK([$Contradiction.C952]);&quot;&quot;; [$Contradiction.C952])">
            <text:p/>
          </table:table-cell>
          <table:table-cell table:formula="of:=IF(ISBLANK([$Entailment.C952]);&quot;&quot;; [$Entailment.C952])">
            <text:p/>
          </table:table-cell>
          <table:table-cell table:formula="of:=IF(ISBLANK([$Specificity.C952]);&quot;&quot;; [$Specificity.C952])">
            <text:p/>
          </table:table-cell>
          <table:table-cell table:formula="of:=IF(ISBLANK([$Paraphrase.C952]);&quot;&quot;; [$Paraphrase.C952])">
            <text:p/>
          </table:table-cell>
          <table:table-cell table:formula="of:=IF(ISBLANK([$LocalRelevance.C952]);&quot;&quot;; [$LocalRelevance.C952])">
            <text:p/>
          </table:table-cell>
          <table:table-cell table:formula="of:=IF(ISBLANK([.A952]); &quot;&quot;; IF(COUNTIF([.C952:.G952]; &quot;yes&quot;) &gt; 0; &quot;yes&quot;; &quot;no&quot;))">
            <text:p/>
          </table:table-cell>
        </table:table-row>
        <table:table-row table:style-name="ro6">
          <table:table-cell table:number-columns-repeated="2"/>
          <table:table-cell table:formula="of:=IF(ISBLANK([$Contradiction.C953]);&quot;&quot;; [$Contradiction.C953])">
            <text:p/>
          </table:table-cell>
          <table:table-cell table:formula="of:=IF(ISBLANK([$Entailment.C953]);&quot;&quot;; [$Entailment.C953])">
            <text:p/>
          </table:table-cell>
          <table:table-cell table:formula="of:=IF(ISBLANK([$Specificity.C953]);&quot;&quot;; [$Specificity.C953])">
            <text:p/>
          </table:table-cell>
          <table:table-cell table:formula="of:=IF(ISBLANK([$Paraphrase.C953]);&quot;&quot;; [$Paraphrase.C953])">
            <text:p/>
          </table:table-cell>
          <table:table-cell table:formula="of:=IF(ISBLANK([$LocalRelevance.C953]);&quot;&quot;; [$LocalRelevance.C953])">
            <text:p/>
          </table:table-cell>
          <table:table-cell table:formula="of:=IF(ISBLANK([.A953]); &quot;&quot;; IF(COUNTIF([.C953:.G953]; &quot;yes&quot;) &gt; 0; &quot;yes&quot;; &quot;no&quot;))">
            <text:p/>
          </table:table-cell>
        </table:table-row>
        <table:table-row table:style-name="ro6">
          <table:table-cell table:number-columns-repeated="2"/>
          <table:table-cell table:formula="of:=IF(ISBLANK([$Contradiction.C954]);&quot;&quot;; [$Contradiction.C954])">
            <text:p/>
          </table:table-cell>
          <table:table-cell table:formula="of:=IF(ISBLANK([$Entailment.C954]);&quot;&quot;; [$Entailment.C954])">
            <text:p/>
          </table:table-cell>
          <table:table-cell table:formula="of:=IF(ISBLANK([$Specificity.C954]);&quot;&quot;; [$Specificity.C954])">
            <text:p/>
          </table:table-cell>
          <table:table-cell table:formula="of:=IF(ISBLANK([$Paraphrase.C954]);&quot;&quot;; [$Paraphrase.C954])">
            <text:p/>
          </table:table-cell>
          <table:table-cell table:formula="of:=IF(ISBLANK([$LocalRelevance.C954]);&quot;&quot;; [$LocalRelevance.C954])">
            <text:p/>
          </table:table-cell>
          <table:table-cell table:formula="of:=IF(ISBLANK([.A954]); &quot;&quot;; IF(COUNTIF([.C954:.G954]; &quot;yes&quot;) &gt; 0; &quot;yes&quot;; &quot;no&quot;))">
            <text:p/>
          </table:table-cell>
        </table:table-row>
        <table:table-row table:style-name="ro6">
          <table:table-cell table:number-columns-repeated="2"/>
          <table:table-cell table:formula="of:=IF(ISBLANK([$Contradiction.C955]);&quot;&quot;; [$Contradiction.C955])">
            <text:p/>
          </table:table-cell>
          <table:table-cell table:formula="of:=IF(ISBLANK([$Entailment.C955]);&quot;&quot;; [$Entailment.C955])">
            <text:p/>
          </table:table-cell>
          <table:table-cell table:formula="of:=IF(ISBLANK([$Specificity.C955]);&quot;&quot;; [$Specificity.C955])">
            <text:p/>
          </table:table-cell>
          <table:table-cell table:formula="of:=IF(ISBLANK([$Paraphrase.C955]);&quot;&quot;; [$Paraphrase.C955])">
            <text:p/>
          </table:table-cell>
          <table:table-cell table:formula="of:=IF(ISBLANK([$LocalRelevance.C955]);&quot;&quot;; [$LocalRelevance.C955])">
            <text:p/>
          </table:table-cell>
          <table:table-cell table:formula="of:=IF(ISBLANK([.A955]); &quot;&quot;; IF(COUNTIF([.C955:.G955]; &quot;yes&quot;) &gt; 0; &quot;yes&quot;; &quot;no&quot;))">
            <text:p/>
          </table:table-cell>
        </table:table-row>
        <table:table-row table:style-name="ro6">
          <table:table-cell table:number-columns-repeated="2"/>
          <table:table-cell table:formula="of:=IF(ISBLANK([$Contradiction.C956]);&quot;&quot;; [$Contradiction.C956])">
            <text:p/>
          </table:table-cell>
          <table:table-cell table:formula="of:=IF(ISBLANK([$Entailment.C956]);&quot;&quot;; [$Entailment.C956])">
            <text:p/>
          </table:table-cell>
          <table:table-cell table:formula="of:=IF(ISBLANK([$Specificity.C956]);&quot;&quot;; [$Specificity.C956])">
            <text:p/>
          </table:table-cell>
          <table:table-cell table:formula="of:=IF(ISBLANK([$Paraphrase.C956]);&quot;&quot;; [$Paraphrase.C956])">
            <text:p/>
          </table:table-cell>
          <table:table-cell table:formula="of:=IF(ISBLANK([$LocalRelevance.C956]);&quot;&quot;; [$LocalRelevance.C956])">
            <text:p/>
          </table:table-cell>
          <table:table-cell table:formula="of:=IF(ISBLANK([.A956]); &quot;&quot;; IF(COUNTIF([.C956:.G956]; &quot;yes&quot;) &gt; 0; &quot;yes&quot;; &quot;no&quot;))">
            <text:p/>
          </table:table-cell>
        </table:table-row>
        <table:table-row table:style-name="ro6">
          <table:table-cell table:number-columns-repeated="2"/>
          <table:table-cell table:formula="of:=IF(ISBLANK([$Contradiction.C957]);&quot;&quot;; [$Contradiction.C957])">
            <text:p/>
          </table:table-cell>
          <table:table-cell table:formula="of:=IF(ISBLANK([$Entailment.C957]);&quot;&quot;; [$Entailment.C957])">
            <text:p/>
          </table:table-cell>
          <table:table-cell table:formula="of:=IF(ISBLANK([$Specificity.C957]);&quot;&quot;; [$Specificity.C957])">
            <text:p/>
          </table:table-cell>
          <table:table-cell table:formula="of:=IF(ISBLANK([$Paraphrase.C957]);&quot;&quot;; [$Paraphrase.C957])">
            <text:p/>
          </table:table-cell>
          <table:table-cell table:formula="of:=IF(ISBLANK([$LocalRelevance.C957]);&quot;&quot;; [$LocalRelevance.C957])">
            <text:p/>
          </table:table-cell>
          <table:table-cell table:formula="of:=IF(ISBLANK([.A957]); &quot;&quot;; IF(COUNTIF([.C957:.G957]; &quot;yes&quot;) &gt; 0; &quot;yes&quot;; &quot;no&quot;))">
            <text:p/>
          </table:table-cell>
        </table:table-row>
        <table:table-row table:style-name="ro6">
          <table:table-cell table:number-columns-repeated="2"/>
          <table:table-cell table:formula="of:=IF(ISBLANK([$Contradiction.C958]);&quot;&quot;; [$Contradiction.C958])">
            <text:p/>
          </table:table-cell>
          <table:table-cell table:formula="of:=IF(ISBLANK([$Entailment.C958]);&quot;&quot;; [$Entailment.C958])">
            <text:p/>
          </table:table-cell>
          <table:table-cell table:formula="of:=IF(ISBLANK([$Specificity.C958]);&quot;&quot;; [$Specificity.C958])">
            <text:p/>
          </table:table-cell>
          <table:table-cell table:formula="of:=IF(ISBLANK([$Paraphrase.C958]);&quot;&quot;; [$Paraphrase.C958])">
            <text:p/>
          </table:table-cell>
          <table:table-cell table:formula="of:=IF(ISBLANK([$LocalRelevance.C958]);&quot;&quot;; [$LocalRelevance.C958])">
            <text:p/>
          </table:table-cell>
          <table:table-cell table:formula="of:=IF(ISBLANK([.A958]); &quot;&quot;; IF(COUNTIF([.C958:.G958]; &quot;yes&quot;) &gt; 0; &quot;yes&quot;; &quot;no&quot;))">
            <text:p/>
          </table:table-cell>
        </table:table-row>
        <table:table-row table:style-name="ro6">
          <table:table-cell table:number-columns-repeated="2"/>
          <table:table-cell table:formula="of:=IF(ISBLANK([$Contradiction.C959]);&quot;&quot;; [$Contradiction.C959])">
            <text:p/>
          </table:table-cell>
          <table:table-cell table:formula="of:=IF(ISBLANK([$Entailment.C959]);&quot;&quot;; [$Entailment.C959])">
            <text:p/>
          </table:table-cell>
          <table:table-cell table:formula="of:=IF(ISBLANK([$Specificity.C959]);&quot;&quot;; [$Specificity.C959])">
            <text:p/>
          </table:table-cell>
          <table:table-cell table:formula="of:=IF(ISBLANK([$Paraphrase.C959]);&quot;&quot;; [$Paraphrase.C959])">
            <text:p/>
          </table:table-cell>
          <table:table-cell table:formula="of:=IF(ISBLANK([$LocalRelevance.C959]);&quot;&quot;; [$LocalRelevance.C959])">
            <text:p/>
          </table:table-cell>
          <table:table-cell table:formula="of:=IF(ISBLANK([.A959]); &quot;&quot;; IF(COUNTIF([.C959:.G959]; &quot;yes&quot;) &gt; 0; &quot;yes&quot;; &quot;no&quot;))">
            <text:p/>
          </table:table-cell>
        </table:table-row>
        <table:table-row table:style-name="ro6">
          <table:table-cell table:number-columns-repeated="2"/>
          <table:table-cell table:formula="of:=IF(ISBLANK([$Contradiction.C960]);&quot;&quot;; [$Contradiction.C960])">
            <text:p/>
          </table:table-cell>
          <table:table-cell table:formula="of:=IF(ISBLANK([$Entailment.C960]);&quot;&quot;; [$Entailment.C960])">
            <text:p/>
          </table:table-cell>
          <table:table-cell table:formula="of:=IF(ISBLANK([$Specificity.C960]);&quot;&quot;; [$Specificity.C960])">
            <text:p/>
          </table:table-cell>
          <table:table-cell table:formula="of:=IF(ISBLANK([$Paraphrase.C960]);&quot;&quot;; [$Paraphrase.C960])">
            <text:p/>
          </table:table-cell>
          <table:table-cell table:formula="of:=IF(ISBLANK([$LocalRelevance.C960]);&quot;&quot;; [$LocalRelevance.C960])">
            <text:p/>
          </table:table-cell>
          <table:table-cell table:formula="of:=IF(ISBLANK([.A960]); &quot;&quot;; IF(COUNTIF([.C960:.G960]; &quot;yes&quot;) &gt; 0; &quot;yes&quot;; &quot;no&quot;))">
            <text:p/>
          </table:table-cell>
        </table:table-row>
        <table:table-row table:style-name="ro6">
          <table:table-cell table:number-columns-repeated="2"/>
          <table:table-cell table:formula="of:=IF(ISBLANK([$Contradiction.C961]);&quot;&quot;; [$Contradiction.C961])">
            <text:p/>
          </table:table-cell>
          <table:table-cell table:formula="of:=IF(ISBLANK([$Entailment.C961]);&quot;&quot;; [$Entailment.C961])">
            <text:p/>
          </table:table-cell>
          <table:table-cell table:formula="of:=IF(ISBLANK([$Specificity.C961]);&quot;&quot;; [$Specificity.C961])">
            <text:p/>
          </table:table-cell>
          <table:table-cell table:formula="of:=IF(ISBLANK([$Paraphrase.C961]);&quot;&quot;; [$Paraphrase.C961])">
            <text:p/>
          </table:table-cell>
          <table:table-cell table:formula="of:=IF(ISBLANK([$LocalRelevance.C961]);&quot;&quot;; [$LocalRelevance.C961])">
            <text:p/>
          </table:table-cell>
          <table:table-cell table:formula="of:=IF(ISBLANK([.A961]); &quot;&quot;; IF(COUNTIF([.C961:.G961]; &quot;yes&quot;) &gt; 0; &quot;yes&quot;; &quot;no&quot;))">
            <text:p/>
          </table:table-cell>
        </table:table-row>
        <table:table-row table:style-name="ro6">
          <table:table-cell table:number-columns-repeated="2"/>
          <table:table-cell table:formula="of:=IF(ISBLANK([$Contradiction.C962]);&quot;&quot;; [$Contradiction.C962])">
            <text:p/>
          </table:table-cell>
          <table:table-cell table:formula="of:=IF(ISBLANK([$Entailment.C962]);&quot;&quot;; [$Entailment.C962])">
            <text:p/>
          </table:table-cell>
          <table:table-cell table:formula="of:=IF(ISBLANK([$Specificity.C962]);&quot;&quot;; [$Specificity.C962])">
            <text:p/>
          </table:table-cell>
          <table:table-cell table:formula="of:=IF(ISBLANK([$Paraphrase.C962]);&quot;&quot;; [$Paraphrase.C962])">
            <text:p/>
          </table:table-cell>
          <table:table-cell table:formula="of:=IF(ISBLANK([$LocalRelevance.C962]);&quot;&quot;; [$LocalRelevance.C962])">
            <text:p/>
          </table:table-cell>
          <table:table-cell table:formula="of:=IF(ISBLANK([.A962]); &quot;&quot;; IF(COUNTIF([.C962:.G962]; &quot;yes&quot;) &gt; 0; &quot;yes&quot;; &quot;no&quot;))">
            <text:p/>
          </table:table-cell>
        </table:table-row>
        <table:table-row table:style-name="ro6">
          <table:table-cell table:number-columns-repeated="2"/>
          <table:table-cell table:formula="of:=IF(ISBLANK([$Contradiction.C963]);&quot;&quot;; [$Contradiction.C963])">
            <text:p/>
          </table:table-cell>
          <table:table-cell table:formula="of:=IF(ISBLANK([$Entailment.C963]);&quot;&quot;; [$Entailment.C963])">
            <text:p/>
          </table:table-cell>
          <table:table-cell table:formula="of:=IF(ISBLANK([$Specificity.C963]);&quot;&quot;; [$Specificity.C963])">
            <text:p/>
          </table:table-cell>
          <table:table-cell table:formula="of:=IF(ISBLANK([$Paraphrase.C963]);&quot;&quot;; [$Paraphrase.C963])">
            <text:p/>
          </table:table-cell>
          <table:table-cell table:formula="of:=IF(ISBLANK([$LocalRelevance.C963]);&quot;&quot;; [$LocalRelevance.C963])">
            <text:p/>
          </table:table-cell>
          <table:table-cell table:formula="of:=IF(ISBLANK([.A963]); &quot;&quot;; IF(COUNTIF([.C963:.G963]; &quot;yes&quot;) &gt; 0; &quot;yes&quot;; &quot;no&quot;))">
            <text:p/>
          </table:table-cell>
        </table:table-row>
        <table:table-row table:style-name="ro6">
          <table:table-cell table:number-columns-repeated="2"/>
          <table:table-cell table:formula="of:=IF(ISBLANK([$Contradiction.C964]);&quot;&quot;; [$Contradiction.C964])">
            <text:p/>
          </table:table-cell>
          <table:table-cell table:formula="of:=IF(ISBLANK([$Entailment.C964]);&quot;&quot;; [$Entailment.C964])">
            <text:p/>
          </table:table-cell>
          <table:table-cell table:formula="of:=IF(ISBLANK([$Specificity.C964]);&quot;&quot;; [$Specificity.C964])">
            <text:p/>
          </table:table-cell>
          <table:table-cell table:formula="of:=IF(ISBLANK([$Paraphrase.C964]);&quot;&quot;; [$Paraphrase.C964])">
            <text:p/>
          </table:table-cell>
          <table:table-cell table:formula="of:=IF(ISBLANK([$LocalRelevance.C964]);&quot;&quot;; [$LocalRelevance.C964])">
            <text:p/>
          </table:table-cell>
          <table:table-cell table:formula="of:=IF(ISBLANK([.A964]); &quot;&quot;; IF(COUNTIF([.C964:.G964]; &quot;yes&quot;) &gt; 0; &quot;yes&quot;; &quot;no&quot;))">
            <text:p/>
          </table:table-cell>
        </table:table-row>
        <table:table-row table:style-name="ro6">
          <table:table-cell table:number-columns-repeated="2"/>
          <table:table-cell table:formula="of:=IF(ISBLANK([$Contradiction.C965]);&quot;&quot;; [$Contradiction.C965])">
            <text:p/>
          </table:table-cell>
          <table:table-cell table:formula="of:=IF(ISBLANK([$Entailment.C965]);&quot;&quot;; [$Entailment.C965])">
            <text:p/>
          </table:table-cell>
          <table:table-cell table:formula="of:=IF(ISBLANK([$Specificity.C965]);&quot;&quot;; [$Specificity.C965])">
            <text:p/>
          </table:table-cell>
          <table:table-cell table:formula="of:=IF(ISBLANK([$Paraphrase.C965]);&quot;&quot;; [$Paraphrase.C965])">
            <text:p/>
          </table:table-cell>
          <table:table-cell table:formula="of:=IF(ISBLANK([$LocalRelevance.C965]);&quot;&quot;; [$LocalRelevance.C965])">
            <text:p/>
          </table:table-cell>
          <table:table-cell table:formula="of:=IF(ISBLANK([.A965]); &quot;&quot;; IF(COUNTIF([.C965:.G965]; &quot;yes&quot;) &gt; 0; &quot;yes&quot;; &quot;no&quot;))">
            <text:p/>
          </table:table-cell>
        </table:table-row>
        <table:table-row table:style-name="ro6">
          <table:table-cell table:number-columns-repeated="2"/>
          <table:table-cell table:formula="of:=IF(ISBLANK([$Contradiction.C966]);&quot;&quot;; [$Contradiction.C966])">
            <text:p/>
          </table:table-cell>
          <table:table-cell table:formula="of:=IF(ISBLANK([$Entailment.C966]);&quot;&quot;; [$Entailment.C966])">
            <text:p/>
          </table:table-cell>
          <table:table-cell table:formula="of:=IF(ISBLANK([$Specificity.C966]);&quot;&quot;; [$Specificity.C966])">
            <text:p/>
          </table:table-cell>
          <table:table-cell table:formula="of:=IF(ISBLANK([$Paraphrase.C966]);&quot;&quot;; [$Paraphrase.C966])">
            <text:p/>
          </table:table-cell>
          <table:table-cell table:formula="of:=IF(ISBLANK([$LocalRelevance.C966]);&quot;&quot;; [$LocalRelevance.C966])">
            <text:p/>
          </table:table-cell>
          <table:table-cell table:formula="of:=IF(ISBLANK([.A966]); &quot;&quot;; IF(COUNTIF([.C966:.G966]; &quot;yes&quot;) &gt; 0; &quot;yes&quot;; &quot;no&quot;))">
            <text:p/>
          </table:table-cell>
        </table:table-row>
        <table:table-row table:style-name="ro6">
          <table:table-cell table:number-columns-repeated="2"/>
          <table:table-cell table:formula="of:=IF(ISBLANK([$Contradiction.C967]);&quot;&quot;; [$Contradiction.C967])">
            <text:p/>
          </table:table-cell>
          <table:table-cell table:formula="of:=IF(ISBLANK([$Entailment.C967]);&quot;&quot;; [$Entailment.C967])">
            <text:p/>
          </table:table-cell>
          <table:table-cell table:formula="of:=IF(ISBLANK([$Specificity.C967]);&quot;&quot;; [$Specificity.C967])">
            <text:p/>
          </table:table-cell>
          <table:table-cell table:formula="of:=IF(ISBLANK([$Paraphrase.C967]);&quot;&quot;; [$Paraphrase.C967])">
            <text:p/>
          </table:table-cell>
          <table:table-cell table:formula="of:=IF(ISBLANK([$LocalRelevance.C967]);&quot;&quot;; [$LocalRelevance.C967])">
            <text:p/>
          </table:table-cell>
          <table:table-cell table:formula="of:=IF(ISBLANK([.A967]); &quot;&quot;; IF(COUNTIF([.C967:.G967]; &quot;yes&quot;) &gt; 0; &quot;yes&quot;; &quot;no&quot;))">
            <text:p/>
          </table:table-cell>
        </table:table-row>
        <table:table-row table:style-name="ro6">
          <table:table-cell table:number-columns-repeated="2"/>
          <table:table-cell table:formula="of:=IF(ISBLANK([$Contradiction.C968]);&quot;&quot;; [$Contradiction.C968])">
            <text:p/>
          </table:table-cell>
          <table:table-cell table:formula="of:=IF(ISBLANK([$Entailment.C968]);&quot;&quot;; [$Entailment.C968])">
            <text:p/>
          </table:table-cell>
          <table:table-cell table:formula="of:=IF(ISBLANK([$Specificity.C968]);&quot;&quot;; [$Specificity.C968])">
            <text:p/>
          </table:table-cell>
          <table:table-cell table:formula="of:=IF(ISBLANK([$Paraphrase.C968]);&quot;&quot;; [$Paraphrase.C968])">
            <text:p/>
          </table:table-cell>
          <table:table-cell table:formula="of:=IF(ISBLANK([$LocalRelevance.C968]);&quot;&quot;; [$LocalRelevance.C968])">
            <text:p/>
          </table:table-cell>
          <table:table-cell table:formula="of:=IF(ISBLANK([.A968]); &quot;&quot;; IF(COUNTIF([.C968:.G968]; &quot;yes&quot;) &gt; 0; &quot;yes&quot;; &quot;no&quot;))">
            <text:p/>
          </table:table-cell>
        </table:table-row>
        <table:table-row table:style-name="ro6">
          <table:table-cell table:number-columns-repeated="2"/>
          <table:table-cell table:formula="of:=IF(ISBLANK([$Contradiction.C969]);&quot;&quot;; [$Contradiction.C969])">
            <text:p/>
          </table:table-cell>
          <table:table-cell table:formula="of:=IF(ISBLANK([$Entailment.C969]);&quot;&quot;; [$Entailment.C969])">
            <text:p/>
          </table:table-cell>
          <table:table-cell table:formula="of:=IF(ISBLANK([$Specificity.C969]);&quot;&quot;; [$Specificity.C969])">
            <text:p/>
          </table:table-cell>
          <table:table-cell table:formula="of:=IF(ISBLANK([$Paraphrase.C969]);&quot;&quot;; [$Paraphrase.C969])">
            <text:p/>
          </table:table-cell>
          <table:table-cell table:formula="of:=IF(ISBLANK([$LocalRelevance.C969]);&quot;&quot;; [$LocalRelevance.C969])">
            <text:p/>
          </table:table-cell>
          <table:table-cell table:formula="of:=IF(ISBLANK([.A969]); &quot;&quot;; IF(COUNTIF([.C969:.G969]; &quot;yes&quot;) &gt; 0; &quot;yes&quot;; &quot;no&quot;))">
            <text:p/>
          </table:table-cell>
        </table:table-row>
        <table:table-row table:style-name="ro6">
          <table:table-cell table:number-columns-repeated="2"/>
          <table:table-cell table:formula="of:=IF(ISBLANK([$Contradiction.C970]);&quot;&quot;; [$Contradiction.C970])">
            <text:p/>
          </table:table-cell>
          <table:table-cell table:formula="of:=IF(ISBLANK([$Entailment.C970]);&quot;&quot;; [$Entailment.C970])">
            <text:p/>
          </table:table-cell>
          <table:table-cell table:formula="of:=IF(ISBLANK([$Specificity.C970]);&quot;&quot;; [$Specificity.C970])">
            <text:p/>
          </table:table-cell>
          <table:table-cell table:formula="of:=IF(ISBLANK([$Paraphrase.C970]);&quot;&quot;; [$Paraphrase.C970])">
            <text:p/>
          </table:table-cell>
          <table:table-cell table:formula="of:=IF(ISBLANK([$LocalRelevance.C970]);&quot;&quot;; [$LocalRelevance.C970])">
            <text:p/>
          </table:table-cell>
          <table:table-cell table:formula="of:=IF(ISBLANK([.A970]); &quot;&quot;; IF(COUNTIF([.C970:.G970]; &quot;yes&quot;) &gt; 0; &quot;yes&quot;; &quot;no&quot;))">
            <text:p/>
          </table:table-cell>
        </table:table-row>
        <table:table-row table:style-name="ro6">
          <table:table-cell table:number-columns-repeated="2"/>
          <table:table-cell table:formula="of:=IF(ISBLANK([$Contradiction.C971]);&quot;&quot;; [$Contradiction.C971])">
            <text:p/>
          </table:table-cell>
          <table:table-cell table:formula="of:=IF(ISBLANK([$Entailment.C971]);&quot;&quot;; [$Entailment.C971])">
            <text:p/>
          </table:table-cell>
          <table:table-cell table:formula="of:=IF(ISBLANK([$Specificity.C971]);&quot;&quot;; [$Specificity.C971])">
            <text:p/>
          </table:table-cell>
          <table:table-cell table:formula="of:=IF(ISBLANK([$Paraphrase.C971]);&quot;&quot;; [$Paraphrase.C971])">
            <text:p/>
          </table:table-cell>
          <table:table-cell table:formula="of:=IF(ISBLANK([$LocalRelevance.C971]);&quot;&quot;; [$LocalRelevance.C971])">
            <text:p/>
          </table:table-cell>
          <table:table-cell table:formula="of:=IF(ISBLANK([.A971]); &quot;&quot;; IF(COUNTIF([.C971:.G971]; &quot;yes&quot;) &gt; 0; &quot;yes&quot;; &quot;no&quot;))">
            <text:p/>
          </table:table-cell>
        </table:table-row>
        <table:table-row table:style-name="ro6">
          <table:table-cell table:number-columns-repeated="2"/>
          <table:table-cell table:formula="of:=IF(ISBLANK([$Contradiction.C972]);&quot;&quot;; [$Contradiction.C972])">
            <text:p/>
          </table:table-cell>
          <table:table-cell table:formula="of:=IF(ISBLANK([$Entailment.C972]);&quot;&quot;; [$Entailment.C972])">
            <text:p/>
          </table:table-cell>
          <table:table-cell table:formula="of:=IF(ISBLANK([$Specificity.C972]);&quot;&quot;; [$Specificity.C972])">
            <text:p/>
          </table:table-cell>
          <table:table-cell table:formula="of:=IF(ISBLANK([$Paraphrase.C972]);&quot;&quot;; [$Paraphrase.C972])">
            <text:p/>
          </table:table-cell>
          <table:table-cell table:formula="of:=IF(ISBLANK([$LocalRelevance.C972]);&quot;&quot;; [$LocalRelevance.C972])">
            <text:p/>
          </table:table-cell>
          <table:table-cell table:formula="of:=IF(ISBLANK([.A972]); &quot;&quot;; IF(COUNTIF([.C972:.G972]; &quot;yes&quot;) &gt; 0; &quot;yes&quot;; &quot;no&quot;))">
            <text:p/>
          </table:table-cell>
        </table:table-row>
        <table:table-row table:style-name="ro6">
          <table:table-cell table:number-columns-repeated="2"/>
          <table:table-cell table:formula="of:=IF(ISBLANK([$Contradiction.C973]);&quot;&quot;; [$Contradiction.C973])">
            <text:p/>
          </table:table-cell>
          <table:table-cell table:formula="of:=IF(ISBLANK([$Entailment.C973]);&quot;&quot;; [$Entailment.C973])">
            <text:p/>
          </table:table-cell>
          <table:table-cell table:formula="of:=IF(ISBLANK([$Specificity.C973]);&quot;&quot;; [$Specificity.C973])">
            <text:p/>
          </table:table-cell>
          <table:table-cell table:formula="of:=IF(ISBLANK([$Paraphrase.C973]);&quot;&quot;; [$Paraphrase.C973])">
            <text:p/>
          </table:table-cell>
          <table:table-cell table:formula="of:=IF(ISBLANK([$LocalRelevance.C973]);&quot;&quot;; [$LocalRelevance.C973])">
            <text:p/>
          </table:table-cell>
          <table:table-cell table:formula="of:=IF(ISBLANK([.A973]); &quot;&quot;; IF(COUNTIF([.C973:.G973]; &quot;yes&quot;) &gt; 0; &quot;yes&quot;; &quot;no&quot;))">
            <text:p/>
          </table:table-cell>
        </table:table-row>
        <table:table-row table:style-name="ro6">
          <table:table-cell table:number-columns-repeated="2"/>
          <table:table-cell table:formula="of:=IF(ISBLANK([$Contradiction.C974]);&quot;&quot;; [$Contradiction.C974])">
            <text:p/>
          </table:table-cell>
          <table:table-cell table:formula="of:=IF(ISBLANK([$Entailment.C974]);&quot;&quot;; [$Entailment.C974])">
            <text:p/>
          </table:table-cell>
          <table:table-cell table:formula="of:=IF(ISBLANK([$Specificity.C974]);&quot;&quot;; [$Specificity.C974])">
            <text:p/>
          </table:table-cell>
          <table:table-cell table:formula="of:=IF(ISBLANK([$Paraphrase.C974]);&quot;&quot;; [$Paraphrase.C974])">
            <text:p/>
          </table:table-cell>
          <table:table-cell table:formula="of:=IF(ISBLANK([$LocalRelevance.C974]);&quot;&quot;; [$LocalRelevance.C974])">
            <text:p/>
          </table:table-cell>
          <table:table-cell table:formula="of:=IF(ISBLANK([.A974]); &quot;&quot;; IF(COUNTIF([.C974:.G974]; &quot;yes&quot;) &gt; 0; &quot;yes&quot;; &quot;no&quot;))">
            <text:p/>
          </table:table-cell>
        </table:table-row>
        <table:table-row table:style-name="ro6">
          <table:table-cell table:number-columns-repeated="2"/>
          <table:table-cell table:formula="of:=IF(ISBLANK([$Contradiction.C975]);&quot;&quot;; [$Contradiction.C975])">
            <text:p/>
          </table:table-cell>
          <table:table-cell table:formula="of:=IF(ISBLANK([$Entailment.C975]);&quot;&quot;; [$Entailment.C975])">
            <text:p/>
          </table:table-cell>
          <table:table-cell table:formula="of:=IF(ISBLANK([$Specificity.C975]);&quot;&quot;; [$Specificity.C975])">
            <text:p/>
          </table:table-cell>
          <table:table-cell table:formula="of:=IF(ISBLANK([$Paraphrase.C975]);&quot;&quot;; [$Paraphrase.C975])">
            <text:p/>
          </table:table-cell>
          <table:table-cell table:formula="of:=IF(ISBLANK([$LocalRelevance.C975]);&quot;&quot;; [$LocalRelevance.C975])">
            <text:p/>
          </table:table-cell>
          <table:table-cell table:formula="of:=IF(ISBLANK([.A975]); &quot;&quot;; IF(COUNTIF([.C975:.G975]; &quot;yes&quot;) &gt; 0; &quot;yes&quot;; &quot;no&quot;))">
            <text:p/>
          </table:table-cell>
        </table:table-row>
        <table:table-row table:style-name="ro6">
          <table:table-cell table:number-columns-repeated="2"/>
          <table:table-cell table:formula="of:=IF(ISBLANK([$Contradiction.C976]);&quot;&quot;; [$Contradiction.C976])">
            <text:p/>
          </table:table-cell>
          <table:table-cell table:formula="of:=IF(ISBLANK([$Entailment.C976]);&quot;&quot;; [$Entailment.C976])">
            <text:p/>
          </table:table-cell>
          <table:table-cell table:formula="of:=IF(ISBLANK([$Specificity.C976]);&quot;&quot;; [$Specificity.C976])">
            <text:p/>
          </table:table-cell>
          <table:table-cell table:formula="of:=IF(ISBLANK([$Paraphrase.C976]);&quot;&quot;; [$Paraphrase.C976])">
            <text:p/>
          </table:table-cell>
          <table:table-cell table:formula="of:=IF(ISBLANK([$LocalRelevance.C976]);&quot;&quot;; [$LocalRelevance.C976])">
            <text:p/>
          </table:table-cell>
          <table:table-cell table:formula="of:=IF(ISBLANK([.A976]); &quot;&quot;; IF(COUNTIF([.C976:.G976]; &quot;yes&quot;) &gt; 0; &quot;yes&quot;; &quot;no&quot;))">
            <text:p/>
          </table:table-cell>
        </table:table-row>
        <table:table-row table:style-name="ro6">
          <table:table-cell table:number-columns-repeated="2"/>
          <table:table-cell table:formula="of:=IF(ISBLANK([$Contradiction.C977]);&quot;&quot;; [$Contradiction.C977])">
            <text:p/>
          </table:table-cell>
          <table:table-cell table:formula="of:=IF(ISBLANK([$Entailment.C977]);&quot;&quot;; [$Entailment.C977])">
            <text:p/>
          </table:table-cell>
          <table:table-cell table:formula="of:=IF(ISBLANK([$Specificity.C977]);&quot;&quot;; [$Specificity.C977])">
            <text:p/>
          </table:table-cell>
          <table:table-cell table:formula="of:=IF(ISBLANK([$Paraphrase.C977]);&quot;&quot;; [$Paraphrase.C977])">
            <text:p/>
          </table:table-cell>
          <table:table-cell table:formula="of:=IF(ISBLANK([$LocalRelevance.C977]);&quot;&quot;; [$LocalRelevance.C977])">
            <text:p/>
          </table:table-cell>
          <table:table-cell table:formula="of:=IF(ISBLANK([.A977]); &quot;&quot;; IF(COUNTIF([.C977:.G977]; &quot;yes&quot;) &gt; 0; &quot;yes&quot;; &quot;no&quot;))">
            <text:p/>
          </table:table-cell>
        </table:table-row>
        <table:table-row table:style-name="ro6">
          <table:table-cell table:number-columns-repeated="2"/>
          <table:table-cell table:formula="of:=IF(ISBLANK([$Contradiction.C978]);&quot;&quot;; [$Contradiction.C978])">
            <text:p/>
          </table:table-cell>
          <table:table-cell table:formula="of:=IF(ISBLANK([$Entailment.C978]);&quot;&quot;; [$Entailment.C978])">
            <text:p/>
          </table:table-cell>
          <table:table-cell table:formula="of:=IF(ISBLANK([$Specificity.C978]);&quot;&quot;; [$Specificity.C978])">
            <text:p/>
          </table:table-cell>
          <table:table-cell table:formula="of:=IF(ISBLANK([$Paraphrase.C978]);&quot;&quot;; [$Paraphrase.C978])">
            <text:p/>
          </table:table-cell>
          <table:table-cell table:formula="of:=IF(ISBLANK([$LocalRelevance.C978]);&quot;&quot;; [$LocalRelevance.C978])">
            <text:p/>
          </table:table-cell>
          <table:table-cell table:formula="of:=IF(ISBLANK([.A978]); &quot;&quot;; IF(COUNTIF([.C978:.G978]; &quot;yes&quot;) &gt; 0; &quot;yes&quot;; &quot;no&quot;))">
            <text:p/>
          </table:table-cell>
        </table:table-row>
        <table:table-row table:style-name="ro6">
          <table:table-cell table:number-columns-repeated="2"/>
          <table:table-cell table:formula="of:=IF(ISBLANK([$Contradiction.C979]);&quot;&quot;; [$Contradiction.C979])">
            <text:p/>
          </table:table-cell>
          <table:table-cell table:formula="of:=IF(ISBLANK([$Entailment.C979]);&quot;&quot;; [$Entailment.C979])">
            <text:p/>
          </table:table-cell>
          <table:table-cell table:formula="of:=IF(ISBLANK([$Specificity.C979]);&quot;&quot;; [$Specificity.C979])">
            <text:p/>
          </table:table-cell>
          <table:table-cell table:formula="of:=IF(ISBLANK([$Paraphrase.C979]);&quot;&quot;; [$Paraphrase.C979])">
            <text:p/>
          </table:table-cell>
          <table:table-cell table:formula="of:=IF(ISBLANK([$LocalRelevance.C979]);&quot;&quot;; [$LocalRelevance.C979])">
            <text:p/>
          </table:table-cell>
          <table:table-cell table:formula="of:=IF(ISBLANK([.A979]); &quot;&quot;; IF(COUNTIF([.C979:.G979]; &quot;yes&quot;) &gt; 0; &quot;yes&quot;; &quot;no&quot;))">
            <text:p/>
          </table:table-cell>
        </table:table-row>
        <table:table-row table:style-name="ro6">
          <table:table-cell table:number-columns-repeated="2"/>
          <table:table-cell table:formula="of:=IF(ISBLANK([$Contradiction.C980]);&quot;&quot;; [$Contradiction.C980])">
            <text:p/>
          </table:table-cell>
          <table:table-cell table:formula="of:=IF(ISBLANK([$Entailment.C980]);&quot;&quot;; [$Entailment.C980])">
            <text:p/>
          </table:table-cell>
          <table:table-cell table:formula="of:=IF(ISBLANK([$Specificity.C980]);&quot;&quot;; [$Specificity.C980])">
            <text:p/>
          </table:table-cell>
          <table:table-cell table:formula="of:=IF(ISBLANK([$Paraphrase.C980]);&quot;&quot;; [$Paraphrase.C980])">
            <text:p/>
          </table:table-cell>
          <table:table-cell table:formula="of:=IF(ISBLANK([$LocalRelevance.C980]);&quot;&quot;; [$LocalRelevance.C980])">
            <text:p/>
          </table:table-cell>
          <table:table-cell table:formula="of:=IF(ISBLANK([.A980]); &quot;&quot;; IF(COUNTIF([.C980:.G980]; &quot;yes&quot;) &gt; 0; &quot;yes&quot;; &quot;no&quot;))">
            <text:p/>
          </table:table-cell>
        </table:table-row>
        <table:table-row table:style-name="ro6">
          <table:table-cell table:number-columns-repeated="2"/>
          <table:table-cell table:formula="of:=IF(ISBLANK([$Contradiction.C981]);&quot;&quot;; [$Contradiction.C981])">
            <text:p/>
          </table:table-cell>
          <table:table-cell table:formula="of:=IF(ISBLANK([$Entailment.C981]);&quot;&quot;; [$Entailment.C981])">
            <text:p/>
          </table:table-cell>
          <table:table-cell table:formula="of:=IF(ISBLANK([$Specificity.C981]);&quot;&quot;; [$Specificity.C981])">
            <text:p/>
          </table:table-cell>
          <table:table-cell table:formula="of:=IF(ISBLANK([$Paraphrase.C981]);&quot;&quot;; [$Paraphrase.C981])">
            <text:p/>
          </table:table-cell>
          <table:table-cell table:formula="of:=IF(ISBLANK([$LocalRelevance.C981]);&quot;&quot;; [$LocalRelevance.C981])">
            <text:p/>
          </table:table-cell>
          <table:table-cell table:formula="of:=IF(ISBLANK([.A981]); &quot;&quot;; IF(COUNTIF([.C981:.G981]; &quot;yes&quot;) &gt; 0; &quot;yes&quot;; &quot;no&quot;))">
            <text:p/>
          </table:table-cell>
        </table:table-row>
        <table:table-row table:style-name="ro6">
          <table:table-cell table:number-columns-repeated="2"/>
          <table:table-cell table:formula="of:=IF(ISBLANK([$Contradiction.C982]);&quot;&quot;; [$Contradiction.C982])">
            <text:p/>
          </table:table-cell>
          <table:table-cell table:formula="of:=IF(ISBLANK([$Entailment.C982]);&quot;&quot;; [$Entailment.C982])">
            <text:p/>
          </table:table-cell>
          <table:table-cell table:formula="of:=IF(ISBLANK([$Specificity.C982]);&quot;&quot;; [$Specificity.C982])">
            <text:p/>
          </table:table-cell>
          <table:table-cell table:formula="of:=IF(ISBLANK([$Paraphrase.C982]);&quot;&quot;; [$Paraphrase.C982])">
            <text:p/>
          </table:table-cell>
          <table:table-cell table:formula="of:=IF(ISBLANK([$LocalRelevance.C982]);&quot;&quot;; [$LocalRelevance.C982])">
            <text:p/>
          </table:table-cell>
          <table:table-cell table:formula="of:=IF(ISBLANK([.A982]); &quot;&quot;; IF(COUNTIF([.C982:.G982]; &quot;yes&quot;) &gt; 0; &quot;yes&quot;; &quot;no&quot;))">
            <text:p/>
          </table:table-cell>
        </table:table-row>
        <table:table-row table:style-name="ro6">
          <table:table-cell table:number-columns-repeated="2"/>
          <table:table-cell table:formula="of:=IF(ISBLANK([$Contradiction.C983]);&quot;&quot;; [$Contradiction.C983])">
            <text:p/>
          </table:table-cell>
          <table:table-cell table:formula="of:=IF(ISBLANK([$Entailment.C983]);&quot;&quot;; [$Entailment.C983])">
            <text:p/>
          </table:table-cell>
          <table:table-cell table:formula="of:=IF(ISBLANK([$Specificity.C983]);&quot;&quot;; [$Specificity.C983])">
            <text:p/>
          </table:table-cell>
          <table:table-cell table:formula="of:=IF(ISBLANK([$Paraphrase.C983]);&quot;&quot;; [$Paraphrase.C983])">
            <text:p/>
          </table:table-cell>
          <table:table-cell table:formula="of:=IF(ISBLANK([$LocalRelevance.C983]);&quot;&quot;; [$LocalRelevance.C983])">
            <text:p/>
          </table:table-cell>
          <table:table-cell table:formula="of:=IF(ISBLANK([.A983]); &quot;&quot;; IF(COUNTIF([.C983:.G983]; &quot;yes&quot;) &gt; 0; &quot;yes&quot;; &quot;no&quot;))">
            <text:p/>
          </table:table-cell>
        </table:table-row>
        <table:table-row table:style-name="ro6">
          <table:table-cell table:number-columns-repeated="2"/>
          <table:table-cell table:formula="of:=IF(ISBLANK([$Contradiction.C984]);&quot;&quot;; [$Contradiction.C984])">
            <text:p/>
          </table:table-cell>
          <table:table-cell table:formula="of:=IF(ISBLANK([$Entailment.C984]);&quot;&quot;; [$Entailment.C984])">
            <text:p/>
          </table:table-cell>
          <table:table-cell table:formula="of:=IF(ISBLANK([$Specificity.C984]);&quot;&quot;; [$Specificity.C984])">
            <text:p/>
          </table:table-cell>
          <table:table-cell table:formula="of:=IF(ISBLANK([$Paraphrase.C984]);&quot;&quot;; [$Paraphrase.C984])">
            <text:p/>
          </table:table-cell>
          <table:table-cell table:formula="of:=IF(ISBLANK([$LocalRelevance.C984]);&quot;&quot;; [$LocalRelevance.C984])">
            <text:p/>
          </table:table-cell>
          <table:table-cell table:formula="of:=IF(ISBLANK([.A984]); &quot;&quot;; IF(COUNTIF([.C984:.G984]; &quot;yes&quot;) &gt; 0; &quot;yes&quot;; &quot;no&quot;))">
            <text:p/>
          </table:table-cell>
        </table:table-row>
        <table:table-row table:style-name="ro6">
          <table:table-cell table:number-columns-repeated="2"/>
          <table:table-cell table:formula="of:=IF(ISBLANK([$Contradiction.C985]);&quot;&quot;; [$Contradiction.C985])">
            <text:p/>
          </table:table-cell>
          <table:table-cell table:formula="of:=IF(ISBLANK([$Entailment.C985]);&quot;&quot;; [$Entailment.C985])">
            <text:p/>
          </table:table-cell>
          <table:table-cell table:formula="of:=IF(ISBLANK([$Specificity.C985]);&quot;&quot;; [$Specificity.C985])">
            <text:p/>
          </table:table-cell>
          <table:table-cell table:formula="of:=IF(ISBLANK([$Paraphrase.C985]);&quot;&quot;; [$Paraphrase.C985])">
            <text:p/>
          </table:table-cell>
          <table:table-cell table:formula="of:=IF(ISBLANK([$LocalRelevance.C985]);&quot;&quot;; [$LocalRelevance.C985])">
            <text:p/>
          </table:table-cell>
          <table:table-cell table:formula="of:=IF(ISBLANK([.A985]); &quot;&quot;; IF(COUNTIF([.C985:.G985]; &quot;yes&quot;) &gt; 0; &quot;yes&quot;; &quot;no&quot;))">
            <text:p/>
          </table:table-cell>
        </table:table-row>
        <table:table-row table:style-name="ro6">
          <table:table-cell table:number-columns-repeated="2"/>
          <table:table-cell table:formula="of:=IF(ISBLANK([$Contradiction.C986]);&quot;&quot;; [$Contradiction.C986])">
            <text:p/>
          </table:table-cell>
          <table:table-cell table:formula="of:=IF(ISBLANK([$Entailment.C986]);&quot;&quot;; [$Entailment.C986])">
            <text:p/>
          </table:table-cell>
          <table:table-cell table:formula="of:=IF(ISBLANK([$Specificity.C986]);&quot;&quot;; [$Specificity.C986])">
            <text:p/>
          </table:table-cell>
          <table:table-cell table:formula="of:=IF(ISBLANK([$Paraphrase.C986]);&quot;&quot;; [$Paraphrase.C986])">
            <text:p/>
          </table:table-cell>
          <table:table-cell table:formula="of:=IF(ISBLANK([$LocalRelevance.C986]);&quot;&quot;; [$LocalRelevance.C986])">
            <text:p/>
          </table:table-cell>
          <table:table-cell table:formula="of:=IF(ISBLANK([.A986]); &quot;&quot;; IF(COUNTIF([.C986:.G986]; &quot;yes&quot;) &gt; 0; &quot;yes&quot;; &quot;no&quot;))">
            <text:p/>
          </table:table-cell>
        </table:table-row>
        <table:table-row table:style-name="ro6">
          <table:table-cell table:number-columns-repeated="2"/>
          <table:table-cell table:formula="of:=IF(ISBLANK([$Contradiction.C987]);&quot;&quot;; [$Contradiction.C987])">
            <text:p/>
          </table:table-cell>
          <table:table-cell table:formula="of:=IF(ISBLANK([$Entailment.C987]);&quot;&quot;; [$Entailment.C987])">
            <text:p/>
          </table:table-cell>
          <table:table-cell table:formula="of:=IF(ISBLANK([$Specificity.C987]);&quot;&quot;; [$Specificity.C987])">
            <text:p/>
          </table:table-cell>
          <table:table-cell table:formula="of:=IF(ISBLANK([$Paraphrase.C987]);&quot;&quot;; [$Paraphrase.C987])">
            <text:p/>
          </table:table-cell>
          <table:table-cell table:formula="of:=IF(ISBLANK([$LocalRelevance.C987]);&quot;&quot;; [$LocalRelevance.C987])">
            <text:p/>
          </table:table-cell>
          <table:table-cell table:formula="of:=IF(ISBLANK([.A987]); &quot;&quot;; IF(COUNTIF([.C987:.G987]; &quot;yes&quot;) &gt; 0; &quot;yes&quot;; &quot;no&quot;))">
            <text:p/>
          </table:table-cell>
        </table:table-row>
        <table:table-row table:style-name="ro6">
          <table:table-cell table:number-columns-repeated="2"/>
          <table:table-cell table:formula="of:=IF(ISBLANK([$Contradiction.C988]);&quot;&quot;; [$Contradiction.C988])">
            <text:p/>
          </table:table-cell>
          <table:table-cell table:formula="of:=IF(ISBLANK([$Entailment.C988]);&quot;&quot;; [$Entailment.C988])">
            <text:p/>
          </table:table-cell>
          <table:table-cell table:formula="of:=IF(ISBLANK([$Specificity.C988]);&quot;&quot;; [$Specificity.C988])">
            <text:p/>
          </table:table-cell>
          <table:table-cell table:formula="of:=IF(ISBLANK([$Paraphrase.C988]);&quot;&quot;; [$Paraphrase.C988])">
            <text:p/>
          </table:table-cell>
          <table:table-cell table:formula="of:=IF(ISBLANK([$LocalRelevance.C988]);&quot;&quot;; [$LocalRelevance.C988])">
            <text:p/>
          </table:table-cell>
          <table:table-cell table:formula="of:=IF(ISBLANK([.A988]); &quot;&quot;; IF(COUNTIF([.C988:.G988]; &quot;yes&quot;) &gt; 0; &quot;yes&quot;; &quot;no&quot;))">
            <text:p/>
          </table:table-cell>
        </table:table-row>
        <table:table-row table:style-name="ro6">
          <table:table-cell table:number-columns-repeated="2"/>
          <table:table-cell table:formula="of:=IF(ISBLANK([$Contradiction.C989]);&quot;&quot;; [$Contradiction.C989])">
            <text:p/>
          </table:table-cell>
          <table:table-cell table:formula="of:=IF(ISBLANK([$Entailment.C989]);&quot;&quot;; [$Entailment.C989])">
            <text:p/>
          </table:table-cell>
          <table:table-cell table:formula="of:=IF(ISBLANK([$Specificity.C989]);&quot;&quot;; [$Specificity.C989])">
            <text:p/>
          </table:table-cell>
          <table:table-cell table:formula="of:=IF(ISBLANK([$Paraphrase.C989]);&quot;&quot;; [$Paraphrase.C989])">
            <text:p/>
          </table:table-cell>
          <table:table-cell table:formula="of:=IF(ISBLANK([$LocalRelevance.C989]);&quot;&quot;; [$LocalRelevance.C989])">
            <text:p/>
          </table:table-cell>
          <table:table-cell table:formula="of:=IF(ISBLANK([.A989]); &quot;&quot;; IF(COUNTIF([.C989:.G989]; &quot;yes&quot;) &gt; 0; &quot;yes&quot;; &quot;no&quot;))">
            <text:p/>
          </table:table-cell>
        </table:table-row>
        <table:table-row table:style-name="ro6">
          <table:table-cell table:number-columns-repeated="2"/>
          <table:table-cell table:formula="of:=IF(ISBLANK([$Contradiction.C990]);&quot;&quot;; [$Contradiction.C990])">
            <text:p/>
          </table:table-cell>
          <table:table-cell table:formula="of:=IF(ISBLANK([$Entailment.C990]);&quot;&quot;; [$Entailment.C990])">
            <text:p/>
          </table:table-cell>
          <table:table-cell table:formula="of:=IF(ISBLANK([$Specificity.C990]);&quot;&quot;; [$Specificity.C990])">
            <text:p/>
          </table:table-cell>
          <table:table-cell table:formula="of:=IF(ISBLANK([$Paraphrase.C990]);&quot;&quot;; [$Paraphrase.C990])">
            <text:p/>
          </table:table-cell>
          <table:table-cell table:formula="of:=IF(ISBLANK([$LocalRelevance.C990]);&quot;&quot;; [$LocalRelevance.C990])">
            <text:p/>
          </table:table-cell>
          <table:table-cell table:formula="of:=IF(ISBLANK([.A990]); &quot;&quot;; IF(COUNTIF([.C990:.G990]; &quot;yes&quot;) &gt; 0; &quot;yes&quot;; &quot;no&quot;))">
            <text:p/>
          </table:table-cell>
        </table:table-row>
        <table:table-row table:style-name="ro6">
          <table:table-cell table:number-columns-repeated="2"/>
          <table:table-cell table:formula="of:=IF(ISBLANK([$Contradiction.C991]);&quot;&quot;; [$Contradiction.C991])">
            <text:p/>
          </table:table-cell>
          <table:table-cell table:formula="of:=IF(ISBLANK([$Entailment.C991]);&quot;&quot;; [$Entailment.C991])">
            <text:p/>
          </table:table-cell>
          <table:table-cell table:formula="of:=IF(ISBLANK([$Specificity.C991]);&quot;&quot;; [$Specificity.C991])">
            <text:p/>
          </table:table-cell>
          <table:table-cell table:formula="of:=IF(ISBLANK([$Paraphrase.C991]);&quot;&quot;; [$Paraphrase.C991])">
            <text:p/>
          </table:table-cell>
          <table:table-cell table:formula="of:=IF(ISBLANK([$LocalRelevance.C991]);&quot;&quot;; [$LocalRelevance.C991])">
            <text:p/>
          </table:table-cell>
          <table:table-cell table:formula="of:=IF(ISBLANK([.A991]); &quot;&quot;; IF(COUNTIF([.C991:.G991]; &quot;yes&quot;) &gt; 0; &quot;yes&quot;; &quot;no&quot;))">
            <text:p/>
          </table:table-cell>
        </table:table-row>
        <table:table-row table:style-name="ro6">
          <table:table-cell table:number-columns-repeated="2"/>
          <table:table-cell table:formula="of:=IF(ISBLANK([$Contradiction.C992]);&quot;&quot;; [$Contradiction.C992])">
            <text:p/>
          </table:table-cell>
          <table:table-cell table:formula="of:=IF(ISBLANK([$Entailment.C992]);&quot;&quot;; [$Entailment.C992])">
            <text:p/>
          </table:table-cell>
          <table:table-cell table:formula="of:=IF(ISBLANK([$Specificity.C992]);&quot;&quot;; [$Specificity.C992])">
            <text:p/>
          </table:table-cell>
          <table:table-cell table:formula="of:=IF(ISBLANK([$Paraphrase.C992]);&quot;&quot;; [$Paraphrase.C992])">
            <text:p/>
          </table:table-cell>
          <table:table-cell table:formula="of:=IF(ISBLANK([$LocalRelevance.C992]);&quot;&quot;; [$LocalRelevance.C992])">
            <text:p/>
          </table:table-cell>
          <table:table-cell table:formula="of:=IF(ISBLANK([.A992]); &quot;&quot;; IF(COUNTIF([.C992:.G992]; &quot;yes&quot;) &gt; 0; &quot;yes&quot;; &quot;no&quot;))">
            <text:p/>
          </table:table-cell>
        </table:table-row>
        <table:table-row table:style-name="ro6">
          <table:table-cell table:number-columns-repeated="2"/>
          <table:table-cell table:formula="of:=IF(ISBLANK([$Contradiction.C993]);&quot;&quot;; [$Contradiction.C993])">
            <text:p/>
          </table:table-cell>
          <table:table-cell table:formula="of:=IF(ISBLANK([$Entailment.C993]);&quot;&quot;; [$Entailment.C993])">
            <text:p/>
          </table:table-cell>
          <table:table-cell table:formula="of:=IF(ISBLANK([$Specificity.C993]);&quot;&quot;; [$Specificity.C993])">
            <text:p/>
          </table:table-cell>
          <table:table-cell table:formula="of:=IF(ISBLANK([$Paraphrase.C993]);&quot;&quot;; [$Paraphrase.C993])">
            <text:p/>
          </table:table-cell>
          <table:table-cell table:formula="of:=IF(ISBLANK([$LocalRelevance.C993]);&quot;&quot;; [$LocalRelevance.C993])">
            <text:p/>
          </table:table-cell>
          <table:table-cell table:formula="of:=IF(ISBLANK([.A993]); &quot;&quot;; IF(COUNTIF([.C993:.G993]; &quot;yes&quot;) &gt; 0; &quot;yes&quot;; &quot;no&quot;))">
            <text:p/>
          </table:table-cell>
        </table:table-row>
        <table:table-row table:style-name="ro6">
          <table:table-cell table:number-columns-repeated="2"/>
          <table:table-cell table:formula="of:=IF(ISBLANK([$Contradiction.C994]);&quot;&quot;; [$Contradiction.C994])">
            <text:p/>
          </table:table-cell>
          <table:table-cell table:formula="of:=IF(ISBLANK([$Entailment.C994]);&quot;&quot;; [$Entailment.C994])">
            <text:p/>
          </table:table-cell>
          <table:table-cell table:formula="of:=IF(ISBLANK([$Specificity.C994]);&quot;&quot;; [$Specificity.C994])">
            <text:p/>
          </table:table-cell>
          <table:table-cell table:formula="of:=IF(ISBLANK([$Paraphrase.C994]);&quot;&quot;; [$Paraphrase.C994])">
            <text:p/>
          </table:table-cell>
          <table:table-cell table:formula="of:=IF(ISBLANK([$LocalRelevance.C994]);&quot;&quot;; [$LocalRelevance.C994])">
            <text:p/>
          </table:table-cell>
          <table:table-cell table:formula="of:=IF(ISBLANK([.A994]); &quot;&quot;; IF(COUNTIF([.C994:.G994]; &quot;yes&quot;) &gt; 0; &quot;yes&quot;; &quot;no&quot;))">
            <text:p/>
          </table:table-cell>
        </table:table-row>
        <table:table-row table:style-name="ro6">
          <table:table-cell table:number-columns-repeated="2"/>
          <table:table-cell table:formula="of:=IF(ISBLANK([$Contradiction.C995]);&quot;&quot;; [$Contradiction.C995])">
            <text:p/>
          </table:table-cell>
          <table:table-cell table:formula="of:=IF(ISBLANK([$Entailment.C995]);&quot;&quot;; [$Entailment.C995])">
            <text:p/>
          </table:table-cell>
          <table:table-cell table:formula="of:=IF(ISBLANK([$Specificity.C995]);&quot;&quot;; [$Specificity.C995])">
            <text:p/>
          </table:table-cell>
          <table:table-cell table:formula="of:=IF(ISBLANK([$Paraphrase.C995]);&quot;&quot;; [$Paraphrase.C995])">
            <text:p/>
          </table:table-cell>
          <table:table-cell table:formula="of:=IF(ISBLANK([$LocalRelevance.C995]);&quot;&quot;; [$LocalRelevance.C995])">
            <text:p/>
          </table:table-cell>
          <table:table-cell table:formula="of:=IF(ISBLANK([.A995]); &quot;&quot;; IF(COUNTIF([.C995:.G995]; &quot;yes&quot;) &gt; 0; &quot;yes&quot;; &quot;no&quot;))">
            <text:p/>
          </table:table-cell>
        </table:table-row>
        <table:table-row table:style-name="ro6">
          <table:table-cell table:number-columns-repeated="2"/>
          <table:table-cell table:formula="of:=IF(ISBLANK([$Contradiction.C996]);&quot;&quot;; [$Contradiction.C996])">
            <text:p/>
          </table:table-cell>
          <table:table-cell table:formula="of:=IF(ISBLANK([$Entailment.C996]);&quot;&quot;; [$Entailment.C996])">
            <text:p/>
          </table:table-cell>
          <table:table-cell table:formula="of:=IF(ISBLANK([$Specificity.C996]);&quot;&quot;; [$Specificity.C996])">
            <text:p/>
          </table:table-cell>
          <table:table-cell table:formula="of:=IF(ISBLANK([$Paraphrase.C996]);&quot;&quot;; [$Paraphrase.C996])">
            <text:p/>
          </table:table-cell>
          <table:table-cell table:formula="of:=IF(ISBLANK([$LocalRelevance.C996]);&quot;&quot;; [$LocalRelevance.C996])">
            <text:p/>
          </table:table-cell>
          <table:table-cell table:formula="of:=IF(ISBLANK([.A996]); &quot;&quot;; IF(COUNTIF([.C996:.G996]; &quot;yes&quot;) &gt; 0; &quot;yes&quot;; &quot;no&quot;))">
            <text:p/>
          </table:table-cell>
        </table:table-row>
        <table:table-row table:style-name="ro6">
          <table:table-cell table:number-columns-repeated="2"/>
          <table:table-cell table:formula="of:=IF(ISBLANK([$Contradiction.C997]);&quot;&quot;; [$Contradiction.C997])">
            <text:p/>
          </table:table-cell>
          <table:table-cell table:formula="of:=IF(ISBLANK([$Entailment.C997]);&quot;&quot;; [$Entailment.C997])">
            <text:p/>
          </table:table-cell>
          <table:table-cell table:formula="of:=IF(ISBLANK([$Specificity.C997]);&quot;&quot;; [$Specificity.C997])">
            <text:p/>
          </table:table-cell>
          <table:table-cell table:formula="of:=IF(ISBLANK([$Paraphrase.C997]);&quot;&quot;; [$Paraphrase.C997])">
            <text:p/>
          </table:table-cell>
          <table:table-cell table:formula="of:=IF(ISBLANK([$LocalRelevance.C997]);&quot;&quot;; [$LocalRelevance.C997])">
            <text:p/>
          </table:table-cell>
          <table:table-cell table:formula="of:=IF(ISBLANK([.A997]); &quot;&quot;; IF(COUNTIF([.C997:.G997]; &quot;yes&quot;) &gt; 0; &quot;yes&quot;; &quot;no&quot;))">
            <text:p/>
          </table:table-cell>
        </table:table-row>
        <table:table-row table:style-name="ro6">
          <table:table-cell table:number-columns-repeated="2"/>
          <table:table-cell table:formula="of:=IF(ISBLANK([$Contradiction.C998]);&quot;&quot;; [$Contradiction.C998])">
            <text:p/>
          </table:table-cell>
          <table:table-cell table:formula="of:=IF(ISBLANK([$Entailment.C998]);&quot;&quot;; [$Entailment.C998])">
            <text:p/>
          </table:table-cell>
          <table:table-cell table:formula="of:=IF(ISBLANK([$Specificity.C998]);&quot;&quot;; [$Specificity.C998])">
            <text:p/>
          </table:table-cell>
          <table:table-cell table:formula="of:=IF(ISBLANK([$Paraphrase.C998]);&quot;&quot;; [$Paraphrase.C998])">
            <text:p/>
          </table:table-cell>
          <table:table-cell table:formula="of:=IF(ISBLANK([$LocalRelevance.C998]);&quot;&quot;; [$LocalRelevance.C998])">
            <text:p/>
          </table:table-cell>
          <table:table-cell table:formula="of:=IF(ISBLANK([.A998]); &quot;&quot;; IF(COUNTIF([.C998:.G998]; &quot;yes&quot;) &gt; 0; &quot;yes&quot;; &quot;no&quot;))">
            <text:p/>
          </table:table-cell>
        </table:table-row>
        <table:table-row table:style-name="ro6">
          <table:table-cell table:number-columns-repeated="2"/>
          <table:table-cell table:formula="of:=IF(ISBLANK([$Contradiction.C999]);&quot;&quot;; [$Contradiction.C999])">
            <text:p/>
          </table:table-cell>
          <table:table-cell table:formula="of:=IF(ISBLANK([$Entailment.C999]);&quot;&quot;; [$Entailment.C999])">
            <text:p/>
          </table:table-cell>
          <table:table-cell table:formula="of:=IF(ISBLANK([$Specificity.C999]);&quot;&quot;; [$Specificity.C999])">
            <text:p/>
          </table:table-cell>
          <table:table-cell table:formula="of:=IF(ISBLANK([$Paraphrase.C999]);&quot;&quot;; [$Paraphrase.C999])">
            <text:p/>
          </table:table-cell>
          <table:table-cell table:formula="of:=IF(ISBLANK([$LocalRelevance.C999]);&quot;&quot;; [$LocalRelevance.C999])">
            <text:p/>
          </table:table-cell>
          <table:table-cell table:formula="of:=IF(ISBLANK([.A999]); &quot;&quot;; IF(COUNTIF([.C999:.G999]; &quot;yes&quot;) &gt; 0; &quot;yes&quot;; &quot;no&quot;))">
            <text:p/>
          </table:table-cell>
        </table:table-row>
        <table:table-row table:style-name="ro6" table:number-rows-repeated="1047576">
          <table:table-cell table:number-columns-repeated="8"/>
        </table:table-row>
        <table:table-row table:style-name="ro6">
          <table:table-cell table:number-columns-repeated="8"/>
        </table:table-row>
      </table:table>
      <table:named-expressions/>
      <table:database-ranges>
        <table:database-range table:name="__Anonymous_Sheet_DB__0" table:target-range-address="Guidelines.A9:Guidelines.A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 svg:font-family="'Nachlieli CLM'"/>
    <style:font-face style:name="Lucida Sans" svg:font-family="'Lucida Sans'"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1">00.00.0000</text:date>, <text:time style:data-style-name="N2" text:time-value="21:33:46.60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lin Schindler</meta:initial-creator>
    <meta:creation-date>2020-06-15T19:32:56.240000000</meta:creation-date>
    <meta:generator>LibreOffice/6.1.5.2$Windows_X86_64 LibreOffice_project/90f8dcf33c87b3705e78202e3df5142b201bd805</meta:generator>
    <dc:date>2020-09-21T21:34:42.622000000</dc:date>
    <dc:creator>Carolin Schindler</dc:creator>
    <meta:editing-duration>PT3H48M49S</meta:editing-duration>
    <meta:editing-cycles>131</meta:editing-cycles>
    <meta:document-statistic meta:table-count="8" meta:cell-count="16083" meta:object-count="6"/>
  </office:meta>
</office:document-meta>
</file>

<file path=Basic/Standard/ChangeSheet.xml><?xml version="1.0" encoding="utf-8"?>
<!DOCTYPE module  PUBLIC '-//OpenOffice.org//DTD OfficeDocument 1.0//EN'  'module.dtd'>
<script:module xmlns:script="http://openoffice.org/2000/script" script:name="ChangeSheet" script:language="StarBasic" script:moduleType="normal">REM  *****  BASIC  *****

Sub Main

End Sub


sub FromXToY(x, y)
rem ----------------------------------------------------------------------
rem define variables
dim document   as object
dim dispatcher as object
dim sheet as Variant
dim fun as Variant
dim pairs as Long
dim answers as Long
rem ----------------------------------------------------------------------
rem get access to the document
document   = ThisComponent.CurrentController.Frame
dispatcher = createUnoService("com.sun.star.frame.DispatchHelper")

sheet = ThisComponent.getSheets().getByName(x)
fun = createUnoService("com.sun.star.sheet.FunctionAccess")

dim arg(0) as Variant
arg(0) = sheet.getCellRangeByName("A:A")
pairs = fun.callFunction("COUNTA", arg())

arg(0) = sheet.getCellRangeByName("C1:C" + pairs)
answers = fun.callFunction("COUNTA", arg())

If pairs = answers Then
	rem ----------------------------------------------------------------------
	rem dispatch from
	dim argFrom(0) as new com.sun.star.beans.PropertyValue
	argFrom(0).Name = "aTableName"
	argFrom(0).Value = x
	dispatcher.executeDispatch(document, ".uno:Hide", "", 0, argFrom())
	rem ----------------------------------------------------------------------
	rem dispatch to
	dim argTo(0) as new com.sun.star.beans.PropertyValue
	argTo(0).Name = "aTableName"
	argTo(0).Value = y
	dispatcher.executeDispatch(document, ".uno:Show", "", 0, argTo())
Else
	MsgBox ("You have not answered all sentence pairs" + Chr(13) + "Please check and try again." ,MB_OK , "next failed")
End If
 
end sub
</script:module>
</file>

<file path=Basic/Standard/ChangeSheets.xml><?xml version="1.0" encoding="utf-8"?>
<!DOCTYPE module  PUBLIC '-//OpenOffice.org//DTD OfficeDocument 1.0//EN'  'module.dtd'>
<script:module xmlns:script="http://openoffice.org/2000/script" script:name="ChangeSheets" script:language="StarBasic" script:moduleType="normal">sub FromContradictionToEntailment
Save.save()
ChangeSheet.FromXToY("Contradiction", "Entailment")
Save.save()
end sub


sub FromEntailmentToSpecificity
Save.save()
ChangeSheet.FromXToY("Entailment", "Specificity")
Save.save()
end sub



sub FromSpecificityToParaphrase
Save.save()
ChangeSheet.FromXToY("Specificity", "Paraphrase")
Save.save()
end sub



sub FromParaphraseToLocalRelevance
Save.save()
ChangeSheet.FromXToY("Paraphrase", "LocalRelevance")
Save.save()
end sub



sub FromLocalRelevanceToThankYou
Save.save()
ChangeSheet.FromXToY("LocalRelevance", "ThankYou")
Save.save()
end sub



sub FromThankYouToExit
rem ----------------------------------------------------------------------
rem define variables
dim document   as object
rem ----------------------------------------------------------------------
rem get access to the document
document   = ThisComponent.CurrentController.Frame

Save.save()
document.close(true)

end sub
</script:module>
</file>

<file path=Basic/Standard/Save.xml><?xml version="1.0" encoding="utf-8"?>
<!DOCTYPE module  PUBLIC '-//OpenOffice.org//DTD OfficeDocument 1.0//EN'  'module.dtd'>
<script:module xmlns:script="http://openoffice.org/2000/script" script:name="Save" script:language="StarBasic" script:moduleType="normal">REM  *****  BASIC  *****

Sub Main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hangeSheets"/>
  <library:element library:name="Save"/>
  <library:element library:name="Change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